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3mm"/>
    </style:style>
    <style:style style:name="co2" style:family="table-column">
      <style:table-column-properties fo:break-before="auto" style:column-width="22.79mm"/>
    </style:style>
    <style:style style:name="co3" style:family="table-column">
      <style:table-column-properties fo:break-before="auto" style:column-width="22.91mm"/>
    </style:style>
    <style:style style:name="co4" style:family="table-column">
      <style:table-column-properties fo:break-before="auto" style:column-width="436.2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6mm" fo:break-before="auto" style:use-optimal-row-height="true"/>
    </style:style>
    <style:style style:name="ro3" style:family="table-row">
      <style:table-row-properties style:row-height="11.89mm" fo:break-before="auto" style:use-optimal-row-height="true"/>
    </style:style>
    <style:style style:name="ro4" style:family="table-row">
      <style:table-row-properties style:row-height="27.2mm" fo:break-before="auto" style:use-optimal-row-height="true"/>
    </style:style>
    <style:style style:name="ro5" style:family="table-row">
      <style:table-row-properties style:row-height="15.72mm" fo:break-before="auto" style:use-optimal-row-height="true"/>
    </style:style>
    <style:style style:name="ro6" style:family="table-row">
      <style:table-row-properties style:row-height="19.54mm" fo:break-before="auto" style:use-optimal-row-height="true"/>
    </style:style>
    <style:style style:name="ro7" style:family="table-row">
      <style:table-row-properties style:row-height="38.66mm" fo:break-before="auto" style:use-optimal-row-height="true"/>
    </style:style>
    <style:style style:name="ro8" style:family="table-row">
      <style:table-row-properties style:row-height="103.91mm" fo:break-before="auto" style:use-optimal-row-height="true"/>
    </style:style>
    <style:style style:name="ro9" style:family="table-row">
      <style:table-row-properties style:row-height="77.13mm" fo:break-before="auto" style:use-optimal-row-height="true"/>
    </style:style>
    <style:style style:name="ro10" style:family="table-row">
      <style:table-row-properties style:row-height="23.37mm" fo:break-before="auto" style:use-optimal-row-height="true"/>
    </style:style>
    <style:style style:name="ro11" style:family="table-row">
      <style:table-row-properties style:row-height="31.03mm" fo:break-before="auto" style:use-optimal-row-height="true"/>
    </style:style>
    <style:style style:name="ro12" style:family="table-row">
      <style:table-row-properties style:row-height="203.8mm" fo:break-before="auto" style:use-optimal-row-height="true"/>
    </style:style>
    <style:style style:name="ro13" style:family="table-row">
      <style:table-row-properties style:row-height="188.28mm" fo:break-before="auto" style:use-optimal-row-height="true"/>
    </style:style>
    <style:style style:name="ro14" style:family="table-row">
      <style:table-row-properties style:row-height="42.7mm" fo:break-before="auto" style:use-optimal-row-height="true"/>
    </style:style>
    <style:style style:name="ro15" style:family="table-row">
      <style:table-row-properties style:row-height="84.79mm" fo:break-before="auto" style:use-optimal-row-height="true"/>
    </style:style>
    <style:style style:name="ro16" style:family="table-row">
      <style:table-row-properties style:row-height="54.19mm" fo:break-before="auto" style:use-optimal-row-height="true"/>
    </style:style>
    <style:style style:name="ro17" style:family="table-row">
      <style:table-row-properties style:row-height="34.84mm" fo:break-before="auto" style:use-optimal-row-height="true"/>
    </style:style>
    <style:style style:name="ro18" style:family="table-row">
      <style:table-row-properties style:row-height="65.65mm" fo:break-before="auto" style:use-optimal-row-height="true"/>
    </style:style>
    <style:style style:name="ro19" style:family="table-row">
      <style:table-row-properties style:row-height="88.62mm" fo:break-before="auto" style:use-optimal-row-height="true"/>
    </style:style>
    <style:style style:name="ro20" style:family="table-row">
      <style:table-row-properties style:row-height="46.53mm" fo:break-before="auto" style:use-optimal-row-height="true"/>
    </style:style>
    <style:style style:name="ro21" style:family="table-row">
      <style:table-row-properties style:row-height="11.8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xism_medus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Post_id</text:p>
          </table:table-cell>
          <table:table-cell office:value-type="string" calcext:value-type="string">
            <text:p>Comment_id</text:p>
          </table:table-cell>
          <table:table-cell office:value-type="string" calcext:value-type="string">
            <text:p>Label</text:p>
          </table:table-cell>
          <table:table-cell office:value-type="string" calcext:value-type="string">
            <text:p>Text</text:p>
          </table:table-cell>
        </table:table-row>
        <table:table-row table:style-name="ro1">
          <table:table-cell office:value-type="float" office:value="1750155" calcext:value-type="float">
            <text:p>1750155</text:p>
          </table:table-cell>
          <table:table-cell office:value-type="float" office:value="1750156" calcext:value-type="float">
            <text:p>1750156</text:p>
          </table:table-cell>
          <table:table-cell office:value-type="string" calcext:value-type="string">
            <text:p>non_sexist</text:p>
          </table:table-cell>
          <table:table-cell office:value-type="string" calcext:value-type="string">
            <text:p>И всё равно никому не нужен</text:p>
          </table:table-cell>
        </table:table-row>
        <table:table-row table:style-name="ro1">
          <table:table-cell office:value-type="float" office:value="1750155" calcext:value-type="float">
            <text:p>1750155</text:p>
          </table:table-cell>
          <table:table-cell office:value-type="float" office:value="1750159" calcext:value-type="float">
            <text:p>1750159</text:p>
          </table:table-cell>
          <table:table-cell office:value-type="string" calcext:value-type="string">
            <text:p>non_sexist</text:p>
          </table:table-cell>
          <table:table-cell office:value-type="string" calcext:value-type="string">
            <text:p>Про Приходько лучше сними)))</text:p>
          </table:table-cell>
        </table:table-row>
        <table:table-row table:style-name="ro1">
          <table:table-cell office:value-type="float" office:value="1750155" calcext:value-type="float">
            <text:p>1750155</text:p>
          </table:table-cell>
          <table:table-cell office:value-type="float" office:value="1750161" calcext:value-type="float">
            <text:p>1750161</text:p>
          </table:table-cell>
          <table:table-cell office:value-type="string" calcext:value-type="string">
            <text:p>non_sexist</text:p>
          </table:table-cell>
          <table:table-cell office:value-type="string" calcext:value-type="string">
            <text:p>надеюсь малахов который лечит травками, покажет как чертополохом залечить оторванную снарядом апача ногу.</text:p>
          </table:table-cell>
        </table:table-row>
        <table:table-row table:style-name="ro1">
          <table:table-cell office:value-type="float" office:value="1750155" calcext:value-type="float">
            <text:p>1750155</text:p>
          </table:table-cell>
          <table:table-cell office:value-type="float" office:value="1750162" calcext:value-type="float">
            <text:p>1750162</text:p>
          </table:table-cell>
          <table:table-cell office:value-type="string" calcext:value-type="string">
            <text:p>non_sexist</text:p>
          </table:table-cell>
          <table:table-cell office:value-type="string" calcext:value-type="string">
            <text:p>А сотни погибших ребят из чвк "вагнер" - преданны и забыты.</text:p>
          </table:table-cell>
        </table:table-row>
        <table:table-row table:style-name="ro1">
          <table:table-cell office:value-type="float" office:value="1750155" calcext:value-type="float">
            <text:p>1750155</text:p>
          </table:table-cell>
          <table:table-cell office:value-type="float" office:value="1750163" calcext:value-type="float">
            <text:p>1750163</text:p>
          </table:table-cell>
          <table:table-cell office:value-type="string" calcext:value-type="string">
            <text:p>non_sexist</text:p>
          </table:table-cell>
          <table:table-cell office:value-type="string" calcext:value-type="string">
            <text:p>[id186163476|Павел], 👍👍👍</text:p>
          </table:table-cell>
        </table:table-row>
        <table:table-row table:style-name="ro1">
          <table:table-cell office:value-type="float" office:value="1750155" calcext:value-type="float">
            <text:p>1750155</text:p>
          </table:table-cell>
          <table:table-cell office:value-type="float" office:value="1750165" calcext:value-type="float">
            <text:p>1750165</text:p>
          </table:table-cell>
          <table:table-cell office:value-type="string" calcext:value-type="string">
            <text:p>non_sexist</text:p>
          </table:table-cell>
          <table:table-cell office:value-type="string" calcext:value-type="string">
            <text:p>Ну руки-базуки и талант Бузовой ещё не надоели! А вот Сирия уже подза××ала</text:p>
          </table:table-cell>
        </table:table-row>
        <table:table-row table:style-name="ro1">
          <table:table-cell office:value-type="float" office:value="1750155" calcext:value-type="float">
            <text:p>1750155</text:p>
          </table:table-cell>
          <table:table-cell office:value-type="float" office:value="1750170" calcext:value-type="float">
            <text:p>1750170</text:p>
          </table:table-cell>
          <table:table-cell office:value-type="string" calcext:value-type="string">
            <text:p>non_sexist</text:p>
          </table:table-cell>
          <table:table-cell office:value-type="string" calcext:value-type="string">
            <text:p>в ютубе введите фразу "Он вам не герой" , и посмотрите первое видео😄</text:p>
          </table:table-cell>
        </table:table-row>
        <table:table-row table:style-name="ro1">
          <table:table-cell office:value-type="float" office:value="1750155" calcext:value-type="float">
            <text:p>1750155</text:p>
          </table:table-cell>
          <table:table-cell office:value-type="float" office:value="1750181" calcext:value-type="float">
            <text:p>1750181</text:p>
          </table:table-cell>
          <table:table-cell office:value-type="string" calcext:value-type="string">
            <text:p>non_sexist</text:p>
          </table:table-cell>
          <table:table-cell office:value-type="string" calcext:value-type="string">
            <text:p>[id354205777|Nikola], А ребята туда поехали по зову сердца или за длинным рублем? Скорее второе. Так что никто никого не предавал. Жаль их. Но мозгом надо думать, куда суваться и за кого там погибать.</text:p>
          </table:table-cell>
        </table:table-row>
        <table:table-row table:style-name="ro1">
          <table:table-cell office:value-type="float" office:value="1750155" calcext:value-type="float">
            <text:p>1750155</text:p>
          </table:table-cell>
          <table:table-cell office:value-type="float" office:value="1750185" calcext:value-type="float">
            <text:p>1750185</text:p>
          </table:table-cell>
          <table:table-cell office:value-type="string" calcext:value-type="string">
            <text:p>non_sexist</text:p>
          </table:table-cell>
          <table:table-cell office:value-type="string" calcext:value-type="string">
            <text:p>[id353140040|Владислав], как вы, мне уже надоели, ссаные кремлеботы, одно и тоже строчите, как под коппирку, сволочи.</text:p>
          </table:table-cell>
        </table:table-row>
        <table:table-row table:style-name="ro1">
          <table:table-cell office:value-type="float" office:value="1750155" calcext:value-type="float">
            <text:p>1750155</text:p>
          </table:table-cell>
          <table:table-cell office:value-type="float" office:value="1750187" calcext:value-type="float">
            <text:p>1750187</text:p>
          </table:table-cell>
          <table:table-cell office:value-type="string" calcext:value-type="string">
            <text:p>non_sexist</text:p>
          </table:table-cell>
          <table:table-cell office:value-type="string" calcext:value-type="string">
            <text:p>[id354205777|Nikola], откуда "сотни"? В приведенном посту говорится "факт", но при этом без ссылок. Очень сомнительно.</text:p>
          </table:table-cell>
        </table:table-row>
        <table:table-row table:style-name="ro1">
          <table:table-cell office:value-type="float" office:value="1750155" calcext:value-type="float">
            <text:p>1750155</text:p>
          </table:table-cell>
          <table:table-cell office:value-type="float" office:value="1750188" calcext:value-type="float">
            <text:p>1750188</text:p>
          </table:table-cell>
          <table:table-cell office:value-type="string" calcext:value-type="string">
            <text:p>non_sexist</text:p>
          </table:table-cell>
          <table:table-cell office:value-type="string" calcext:value-type="string">
            <text:p>[id354205777|Nikola], а про кишлаки вообще отпад, ты там был?</text:p>
          </table:table-cell>
        </table:table-row>
        <table:table-row table:style-name="ro1">
          <table:table-cell office:value-type="float" office:value="1750155" calcext:value-type="float">
            <text:p>1750155</text:p>
          </table:table-cell>
          <table:table-cell office:value-type="float" office:value="1750192" calcext:value-type="float">
            <text:p>1750192</text:p>
          </table:table-cell>
          <table:table-cell office:value-type="string" calcext:value-type="string">
            <text:p>non_sexist</text:p>
          </table:table-cell>
          <table:table-cell office:value-type="string" calcext:value-type="string">
            <text:p>[id241672536|Леонид], тебя ебет?</text:p>
          </table:table-cell>
        </table:table-row>
        <table:table-row table:style-name="ro1">
          <table:table-cell office:value-type="float" office:value="1750155" calcext:value-type="float">
            <text:p>1750155</text:p>
          </table:table-cell>
          <table:table-cell office:value-type="float" office:value="1750193" calcext:value-type="float">
            <text:p>1750193</text:p>
          </table:table-cell>
          <table:table-cell office:value-type="string" calcext:value-type="string">
            <text:p>non_sexist</text:p>
          </table:table-cell>
          <table:table-cell office:value-type="string" calcext:value-type="string">
            <text:p>[id368220364|Отец Борис], один жирик сказал правду.</text:p>
          </table:table-cell>
        </table:table-row>
        <table:table-row table:style-name="ro1">
          <table:table-cell office:value-type="float" office:value="1750155" calcext:value-type="float">
            <text:p>1750155</text:p>
          </table:table-cell>
          <table:table-cell office:value-type="float" office:value="1750196" calcext:value-type="float">
            <text:p>1750196</text:p>
          </table:table-cell>
          <table:table-cell office:value-type="string" calcext:value-type="string">
            <text:p>non_sexist</text:p>
          </table:table-cell>
          <table:table-cell office:value-type="string" calcext:value-type="string">
            <text:p>[id354205777|Nikola], обосрался - не пищи.</text:p>
          </table:table-cell>
        </table:table-row>
        <table:table-row table:style-name="ro1">
          <table:table-cell office:value-type="float" office:value="1750155" calcext:value-type="float">
            <text:p>1750155</text:p>
          </table:table-cell>
          <table:table-cell office:value-type="float" office:value="1750198" calcext:value-type="float">
            <text:p>1750198</text:p>
          </table:table-cell>
          <table:table-cell office:value-type="string" calcext:value-type="string">
            <text:p>non_sexist</text:p>
          </table:table-cell>
          <table:table-cell office:value-type="string" calcext:value-type="string">
            <text:p>[id241672536|Леонид], ты даже в армейке еще небыл, черт ебаный, чтобы тут умничать за войну.</text:p>
          </table:table-cell>
        </table:table-row>
        <table:table-row table:style-name="ro1">
          <table:table-cell office:value-type="float" office:value="1750155" calcext:value-type="float">
            <text:p>1750155</text:p>
          </table:table-cell>
          <table:table-cell office:value-type="float" office:value="1750199" calcext:value-type="float">
            <text:p>1750199</text:p>
          </table:table-cell>
          <table:table-cell office:value-type="string" calcext:value-type="string">
            <text:p>non_sexist</text:p>
          </table:table-cell>
          <table:table-cell office:value-type="string" calcext:value-type="string">
            <text:p>[id354205777|Nikola], тебе в армейке рассказали про сотни вагнеровцев? Клоун подзалупный</text:p>
          </table:table-cell>
        </table:table-row>
        <table:table-row table:style-name="ro2">
          <table:table-cell office:value-type="float" office:value="1750155" calcext:value-type="float">
            <text:p>1750155</text:p>
          </table:table-cell>
          <table:table-cell office:value-type="float" office:value="1750202" calcext:value-type="float">
            <text:p>1750202</text:p>
          </table:table-cell>
          <table:table-cell office:value-type="string" calcext:value-type="string">
            <text:p>non_sexist</text:p>
          </table:table-cell>
          <table:table-cell office:value-type="string" calcext:value-type="string">
            <text:p>А что если аннулировать Малахову трудовой стаж и лишить его пенсии?</text:p>
            <text:p>Поди не загнётся?</text:p>
          </table:table-cell>
        </table:table-row>
        <table:table-row table:style-name="ro1">
          <table:table-cell office:value-type="float" office:value="1750155" calcext:value-type="float">
            <text:p>1750155</text:p>
          </table:table-cell>
          <table:table-cell office:value-type="float" office:value="1750211" calcext:value-type="float">
            <text:p>1750211</text:p>
          </table:table-cell>
          <table:table-cell office:value-type="string" calcext:value-type="string">
            <text:p>non_sexist</text:p>
          </table:table-cell>
          <table:table-cell office:value-type="string" calcext:value-type="string">
            <text:p>[id354205777|Nikola], да чотам 20 , КаМАзами вывозили)))</text:p>
          </table:table-cell>
        </table:table-row>
        <table:table-row table:style-name="ro1">
          <table:table-cell office:value-type="float" office:value="1750155" calcext:value-type="float">
            <text:p>1750155</text:p>
          </table:table-cell>
          <table:table-cell office:value-type="float" office:value="1750212" calcext:value-type="float">
            <text:p>1750212</text:p>
          </table:table-cell>
          <table:table-cell office:value-type="string" calcext:value-type="string">
            <text:p>non_sexist</text:p>
          </table:table-cell>
          <table:table-cell office:value-type="string" calcext:value-type="string">
            <text:p>Этот лётчик кроме самоубийства ничего же <text:s/>не сделал , сбили и сбили , че из этого по тв устраивают патриотический вброс <text:s/>словно он 20 человек от пулемётной очереди спас не понятно . Так что он как и шурыгина тоже не всрался, да простят меня его родные( хотя за что , ведь он знал на что подписывался )</text:p>
          </table:table-cell>
        </table:table-row>
        <table:table-row table:style-name="ro1">
          <table:table-cell office:value-type="float" office:value="1750155" calcext:value-type="float">
            <text:p>1750155</text:p>
          </table:table-cell>
          <table:table-cell office:value-type="float" office:value="1750218" calcext:value-type="float">
            <text:p>1750218</text:p>
          </table:table-cell>
          <table:table-cell office:value-type="string" calcext:value-type="string">
            <text:p>non_sexist</text:p>
          </table:table-cell>
          <table:table-cell office:value-type="string" calcext:value-type="string">
            <text:p>Феминистка</text:p>
          </table:table-cell>
        </table:table-row>
        <table:table-row table:style-name="ro1">
          <table:table-cell office:value-type="float" office:value="1750155" calcext:value-type="float">
            <text:p>1750155</text:p>
          </table:table-cell>
          <table:table-cell office:value-type="float" office:value="1750220" calcext:value-type="float">
            <text:p>1750220</text:p>
          </table:table-cell>
          <table:table-cell office:value-type="string" calcext:value-type="string">
            <text:p>non_sexist</text:p>
          </table:table-cell>
          <table:table-cell office:value-type="string" calcext:value-type="string">
            <text:p>И 2 по дороговизне. А теперь угадайте, какой первый...</text:p>
          </table:table-cell>
        </table:table-row>
        <table:table-row table:style-name="ro1">
          <table:table-cell office:value-type="float" office:value="1750155" calcext:value-type="float">
            <text:p>1750155</text:p>
          </table:table-cell>
          <table:table-cell office:value-type="float" office:value="1750221" calcext:value-type="float">
            <text:p>1750221</text:p>
          </table:table-cell>
          <table:table-cell office:value-type="string" calcext:value-type="string">
            <text:p>non_sexist</text:p>
          </table:table-cell>
          <table:table-cell office:value-type="string" calcext:value-type="string">
            <text:p>Почему не было авиаудара когда там Малахов был?!</text:p>
          </table:table-cell>
        </table:table-row>
        <table:table-row table:style-name="ro1">
          <table:table-cell office:value-type="float" office:value="1750155" calcext:value-type="float">
            <text:p>1750155</text:p>
          </table:table-cell>
          <table:table-cell office:value-type="float" office:value="1750227" calcext:value-type="float">
            <text:p>1750227</text:p>
          </table:table-cell>
          <table:table-cell office:value-type="string" calcext:value-type="string">
            <text:p>non_sexist</text:p>
          </table:table-cell>
          <table:table-cell office:value-type="string" calcext:value-type="string">
            <text:p>[id85652833|Евгений], вот вот, героя рф получить можно тупо создав инфоповод</text:p>
          </table:table-cell>
        </table:table-row>
        <table:table-row table:style-name="ro1">
          <table:table-cell office:value-type="float" office:value="1750155" calcext:value-type="float">
            <text:p>1750155</text:p>
          </table:table-cell>
          <table:table-cell office:value-type="float" office:value="1750230" calcext:value-type="float">
            <text:p>1750230</text:p>
          </table:table-cell>
          <table:table-cell office:value-type="string" calcext:value-type="string">
            <text:p>non_sexist</text:p>
          </table:table-cell>
          <table:table-cell office:value-type="string" calcext:value-type="string">
            <text:p>Заставляют Малахова лизнуть скрепы...</text:p>
          </table:table-cell>
        </table:table-row>
        <table:table-row table:style-name="ro1">
          <table:table-cell office:value-type="float" office:value="1750155" calcext:value-type="float">
            <text:p>1750155</text:p>
          </table:table-cell>
          <table:table-cell office:value-type="float" office:value="1750253" calcext:value-type="float">
            <text:p>1750253</text:p>
          </table:table-cell>
          <table:table-cell office:value-type="string" calcext:value-type="string">
            <text:p>non_sexist</text:p>
          </table:table-cell>
          <table:table-cell office:value-type="string" calcext:value-type="string">
            <text:p>"Обществу" просто нужен товарищ Огилви.</text:p>
          </table:table-cell>
        </table:table-row>
        <table:table-row table:style-name="ro2">
          <table:table-cell office:value-type="float" office:value="1750155" calcext:value-type="float">
            <text:p>1750155</text:p>
          </table:table-cell>
          <table:table-cell office:value-type="float" office:value="1750263" calcext:value-type="float">
            <text:p>1750263</text:p>
          </table:table-cell>
          <table:table-cell office:value-type="string" calcext:value-type="string">
            <text:p>non_sexist</text:p>
          </table:table-cell>
          <table:table-cell office:value-type="string" calcext:value-type="string">
            <text:p>[id354205777|Nikola], классная инфа из бубликов вк. Подтвердили, правда, только шестерых, и один из них воевал составе сирийского подразделения. </text:p>
            <text:p>С чего кто-то вообще взял, что вагнеровцы воюют увеличенными аж в два раза ротами, а не небольшими формациями вроде групп/отделений/расчетов в рядах сирийской армии, как всю жизнь совки в прокси-войнах?</text:p>
          </table:table-cell>
        </table:table-row>
        <table:table-row table:style-name="ro1">
          <table:table-cell office:value-type="float" office:value="1750155" calcext:value-type="float">
            <text:p>1750155</text:p>
          </table:table-cell>
          <table:table-cell office:value-type="float" office:value="1750270" calcext:value-type="float">
            <text:p>1750270</text:p>
          </table:table-cell>
          <table:table-cell office:value-type="string" calcext:value-type="string">
            <text:p>non_sexist</text:p>
          </table:table-cell>
          <table:table-cell office:value-type="string" calcext:value-type="string">
            <text:p>Рыбку скоро пригласит</text:p>
          </table:table-cell>
        </table:table-row>
        <table:table-row table:style-name="ro1">
          <table:table-cell office:value-type="float" office:value="1750155" calcext:value-type="float">
            <text:p>1750155</text:p>
          </table:table-cell>
          <table:table-cell office:value-type="float" office:value="1750288" calcext:value-type="float">
            <text:p>1750288</text:p>
          </table:table-cell>
          <table:table-cell office:value-type="string" calcext:value-type="string">
            <text:p>non_sexist</text:p>
          </table:table-cell>
          <table:table-cell office:value-type="string" calcext:value-type="string">
            <text:p>То есть, Малахов сравнил военных и Шурыгину 🤔</text:p>
          </table:table-cell>
        </table:table-row>
        <table:table-row table:style-name="ro1">
          <table:table-cell office:value-type="float" office:value="1750155" calcext:value-type="float">
            <text:p>1750155</text:p>
          </table:table-cell>
          <table:table-cell office:value-type="float" office:value="1750313" calcext:value-type="float">
            <text:p>1750313</text:p>
          </table:table-cell>
          <table:table-cell office:value-type="string" calcext:value-type="string">
            <text:p>non_sexist</text:p>
          </table:table-cell>
          <table:table-cell office:value-type="string" calcext:value-type="string">
            <text:p>Земля стекловатой лётчику</text:p>
          </table:table-cell>
        </table:table-row>
        <table:table-row table:style-name="ro1">
          <table:table-cell office:value-type="float" office:value="1750155" calcext:value-type="float">
            <text:p>1750155</text:p>
          </table:table-cell>
          <table:table-cell office:value-type="float" office:value="1750391" calcext:value-type="float">
            <text:p>1750391</text:p>
          </table:table-cell>
          <table:table-cell office:value-type="string" calcext:value-type="string">
            <text:p>non_sexist</text:p>
          </table:table-cell>
          <table:table-cell office:value-type="string" calcext:value-type="string">
            <text:p>Малахов делал вид, что ушёл там с какого то канала, потому что устал от политических установок сверху. Теперь очевидно что он из себя представляет.</text:p>
          </table:table-cell>
        </table:table-row>
        <table:table-row table:style-name="ro1">
          <table:table-cell office:value-type="float" office:value="1750155" calcext:value-type="float">
            <text:p>1750155</text:p>
          </table:table-cell>
          <table:table-cell office:value-type="float" office:value="1750436" calcext:value-type="float">
            <text:p>1750436</text:p>
          </table:table-cell>
          <table:table-cell office:value-type="string" calcext:value-type="string">
            <text:p>non_sexist</text:p>
          </table:table-cell>
          <table:table-cell office:value-type="string" calcext:value-type="string">
            <text:p>Dich</text:p>
          </table:table-cell>
        </table:table-row>
        <table:table-row table:style-name="ro1">
          <table:table-cell office:value-type="float" office:value="1750155" calcext:value-type="float">
            <text:p>1750155</text:p>
          </table:table-cell>
          <table:table-cell office:value-type="float" office:value="1750457" calcext:value-type="float">
            <text:p>1750457</text:p>
          </table:table-cell>
          <table:table-cell office:value-type="string" calcext:value-type="string">
            <text:p>non_sexist</text:p>
          </table:table-cell>
          <table:table-cell office:value-type="string" calcext:value-type="string">
            <text:p>Наконец то он это понял</text:p>
          </table:table-cell>
        </table:table-row>
        <table:table-row table:style-name="ro1">
          <table:table-cell office:value-type="float" office:value="1750155" calcext:value-type="float">
            <text:p>1750155</text:p>
          </table:table-cell>
          <table:table-cell office:value-type="float" office:value="1750496" calcext:value-type="float">
            <text:p>1750496</text:p>
          </table:table-cell>
          <table:table-cell office:value-type="string" calcext:value-type="string">
            <text:p>sexist</text:p>
          </table:table-cell>
          <table:table-cell office:value-type="string" calcext:value-type="string">
            <text:p>Выпуск будет посвящен внебрачным детям летчика и всем его блядям.😄</text:p>
          </table:table-cell>
        </table:table-row>
        <table:table-row table:style-name="ro1">
          <table:table-cell office:value-type="float" office:value="1750155" calcext:value-type="float">
            <text:p>1750155</text:p>
          </table:table-cell>
          <table:table-cell office:value-type="float" office:value="1750516" calcext:value-type="float">
            <text:p>1750516</text:p>
          </table:table-cell>
          <table:table-cell office:value-type="string" calcext:value-type="string">
            <text:p>non_sexist</text:p>
          </table:table-cell>
          <table:table-cell office:value-type="string" calcext:value-type="string">
            <text:p>[id382303609|Ян], в чем прикол?</text:p>
          </table:table-cell>
        </table:table-row>
        <table:table-row table:style-name="ro1">
          <table:table-cell office:value-type="float" office:value="1750155" calcext:value-type="float">
            <text:p>1750155</text:p>
          </table:table-cell>
          <table:table-cell office:value-type="float" office:value="1750517" calcext:value-type="float">
            <text:p>1750517</text:p>
          </table:table-cell>
          <table:table-cell office:value-type="string" calcext:value-type="string">
            <text:p>non_sexist</text:p>
          </table:table-cell>
          <table:table-cell office:value-type="string" calcext:value-type="string">
            <text:p>Так вт почему прогнали прочь с первого</text:p>
          </table:table-cell>
        </table:table-row>
        <table:table-row table:style-name="ro1">
          <table:table-cell office:value-type="float" office:value="1750155" calcext:value-type="float">
            <text:p>1750155</text:p>
          </table:table-cell>
          <table:table-cell office:value-type="float" office:value="1750558" calcext:value-type="float">
            <text:p>1750558</text:p>
          </table:table-cell>
          <table:table-cell office:value-type="string" calcext:value-type="string">
            <text:p>non_sexist</text:p>
          </table:table-cell>
          <table:table-cell office:value-type="string" calcext:value-type="string">
            <text:p>Да уж лучше про летчика. Чем в сотый раз про Шурыгину или Дану Борисову</text:p>
          </table:table-cell>
        </table:table-row>
        <table:table-row table:style-name="ro1">
          <table:table-cell office:value-type="float" office:value="1750155" calcext:value-type="float">
            <text:p>1750155</text:p>
          </table:table-cell>
          <table:table-cell office:value-type="float" office:value="1750569" calcext:value-type="float">
            <text:p>1750569</text:p>
          </table:table-cell>
          <table:table-cell office:value-type="string" calcext:value-type="string">
            <text:p>non_sexist</text:p>
          </table:table-cell>
          <table:table-cell office:value-type="string" calcext:value-type="string">
            <text:p>Nikola, А типо нужно помнить наемников? Может еще о наемников что ходили на донбабве против украинцев воевать предлагаешь помнить?</text:p>
          </table:table-cell>
        </table:table-row>
        <table:table-row table:style-name="ro1">
          <table:table-cell office:value-type="float" office:value="1750155" calcext:value-type="float">
            <text:p>1750155</text:p>
          </table:table-cell>
          <table:table-cell office:value-type="float" office:value="1750590" calcext:value-type="float">
            <text:p>1750590</text:p>
          </table:table-cell>
          <table:table-cell office:value-type="string" calcext:value-type="string">
            <text:p>non_sexist</text:p>
          </table:table-cell>
          <table:table-cell office:value-type="string" calcext:value-type="string">
            <text:p>[id116301292|Никита], те что ходили в Украину мочить славян - не есть хорошие люди.</text:p>
          </table:table-cell>
        </table:table-row>
        <table:table-row table:style-name="ro1">
          <table:table-cell office:value-type="float" office:value="1750155" calcext:value-type="float">
            <text:p>1750155</text:p>
          </table:table-cell>
          <table:table-cell office:value-type="float" office:value="1750721" calcext:value-type="float">
            <text:p>1750721</text:p>
          </table:table-cell>
          <table:table-cell office:value-type="string" calcext:value-type="string">
            <text:p>non_sexist</text:p>
          </table:table-cell>
          <table:table-cell office:value-type="string" calcext:value-type="string">
            <text:p>[id354205777|Nikola], так в Сирии они и были же). Те, что до этого были на Донбассе. Хотя да, принципиальных отличий с тем летчиком я не вижу. Вот когда бы скорбеть и чествовать. Столько героев стразу, а некоторые даже живы.</text:p>
          </table:table-cell>
        </table:table-row>
        <table:table-row table:style-name="ro1">
          <table:table-cell office:value-type="float" office:value="1750155" calcext:value-type="float">
            <text:p>1750155</text:p>
          </table:table-cell>
          <table:table-cell office:value-type="float" office:value="1750733" calcext:value-type="float">
            <text:p>1750733</text:p>
          </table:table-cell>
          <table:table-cell office:value-type="string" calcext:value-type="string">
            <text:p>non_sexist</text:p>
          </table:table-cell>
          <table:table-cell office:value-type="string" calcext:value-type="string">
            <text:p>а что с Джигарханяном?</text:p>
          </table:table-cell>
        </table:table-row>
        <table:table-row table:style-name="ro1">
          <table:table-cell office:value-type="float" office:value="1750155" calcext:value-type="float">
            <text:p>1750155</text:p>
          </table:table-cell>
          <table:table-cell office:value-type="float" office:value="1750737" calcext:value-type="float">
            <text:p>1750737</text:p>
          </table:table-cell>
          <table:table-cell office:value-type="string" calcext:value-type="string">
            <text:p>non_sexist</text:p>
          </table:table-cell>
          <table:table-cell office:value-type="string" calcext:value-type="string">
            <text:p>[id354205777|Nikola], Любые наемники так себе люди ибо за бабло любой приказ на раз,кто сказал что эти например не могли мирных жителей убивать?</text:p>
          </table:table-cell>
        </table:table-row>
        <table:table-row table:style-name="ro1">
          <table:table-cell office:value-type="float" office:value="1750155" calcext:value-type="float">
            <text:p>1750155</text:p>
          </table:table-cell>
          <table:table-cell office:value-type="float" office:value="1750771" calcext:value-type="float">
            <text:p>1750771</text:p>
          </table:table-cell>
          <table:table-cell office:value-type="string" calcext:value-type="string">
            <text:p>non_sexist</text:p>
          </table:table-cell>
          <table:table-cell office:value-type="string" calcext:value-type="string">
            <text:p>По стопам Дудя?</text:p>
          </table:table-cell>
        </table:table-row>
        <table:table-row table:style-name="ro1">
          <table:table-cell office:value-type="float" office:value="1750155" calcext:value-type="float">
            <text:p>1750155</text:p>
          </table:table-cell>
          <table:table-cell office:value-type="float" office:value="1750849" calcext:value-type="float">
            <text:p>1750849</text:p>
          </table:table-cell>
          <table:table-cell office:value-type="string" calcext:value-type="string">
            <text:p>non_sexist</text:p>
          </table:table-cell>
          <table:table-cell office:value-type="string" calcext:value-type="string">
            <text:p>Джигарханян Шурыгин?</text:p>
          </table:table-cell>
        </table:table-row>
        <table:table-row table:style-name="ro1">
          <table:table-cell office:value-type="float" office:value="1750155" calcext:value-type="float">
            <text:p>1750155</text:p>
          </table:table-cell>
          <table:table-cell office:value-type="float" office:value="1750920" calcext:value-type="float">
            <text:p>1750920</text:p>
          </table:table-cell>
          <table:table-cell office:value-type="string" calcext:value-type="string">
            <text:p>non_sexist</text:p>
          </table:table-cell>
          <table:table-cell office:value-type="string" calcext:value-type="string">
            <text:p>А завтра снова Шурыгинв?</text:p>
          </table:table-cell>
        </table:table-row>
        <table:table-row table:style-name="ro1">
          <table:table-cell office:value-type="float" office:value="1750155" calcext:value-type="float">
            <text:p>1750155</text:p>
          </table:table-cell>
          <table:table-cell office:value-type="float" office:value="1750921" calcext:value-type="float">
            <text:p>1750921</text:p>
          </table:table-cell>
          <table:table-cell office:value-type="string" calcext:value-type="string">
            <text:p>non_sexist</text:p>
          </table:table-cell>
          <table:table-cell office:value-type="string" calcext:value-type="string">
            <text:p>Войска Асада вступили в бой у Африна с турецкими агрессорами, убивающими курдское население Сирии.Вояки брандмейстера Шойгу ("союзнички " Сирии) -отважно попрятались и просятся домой.</text:p>
          </table:table-cell>
        </table:table-row>
        <table:table-row table:style-name="ro1">
          <table:table-cell office:value-type="float" office:value="1750155" calcext:value-type="float">
            <text:p>1750155</text:p>
          </table:table-cell>
          <table:table-cell office:value-type="float" office:value="1750924" calcext:value-type="float">
            <text:p>1750924</text:p>
          </table:table-cell>
          <table:table-cell office:value-type="string" calcext:value-type="string">
            <text:p>non_sexist</text:p>
          </table:table-cell>
          <table:table-cell office:value-type="string" calcext:value-type="string">
            <text:p>Интересно расскажет ,как штурмовики в том районе оказались и как один умудрились <text:s/>басмачи сбить при отсутствии своей пво?почему второй штурмовик не прикрыл?псо не прибыл?и кто выдал тело летчика через пару дней?и почему самолёты вкс как на учениях сбивают?</text:p>
          </table:table-cell>
        </table:table-row>
        <table:table-row table:style-name="ro1">
          <table:table-cell office:value-type="float" office:value="1750155" calcext:value-type="float">
            <text:p>1750155</text:p>
          </table:table-cell>
          <table:table-cell office:value-type="float" office:value="1750930" calcext:value-type="float">
            <text:p>1750930</text:p>
          </table:table-cell>
          <table:table-cell office:value-type="string" calcext:value-type="string">
            <text:p>non_sexist</text:p>
          </table:table-cell>
          <table:table-cell office:value-type="string" calcext:value-type="string">
            <text:p>На федеральном канале уже не один месяц идет сериал из жизни престарелого ловеласа Джигарханяна,на подходе,сериал о <text:s/>любовницах и внебрачных детях еще одного ,уже давно забытого актера,С.Мишулина,настоящий триллер! До чего докатились,на хрен все насущные проблемы!</text:p>
          </table:table-cell>
        </table:table-row>
        <table:table-row table:style-name="ro1">
          <table:table-cell office:value-type="float" office:value="1750155" calcext:value-type="float">
            <text:p>1750155</text:p>
          </table:table-cell>
          <table:table-cell office:value-type="float" office:value="1751003" calcext:value-type="float">
            <text:p>1751003</text:p>
          </table:table-cell>
          <table:table-cell office:value-type="string" calcext:value-type="string">
            <text:p>non_sexist</text:p>
          </table:table-cell>
          <table:table-cell office:value-type="string" calcext:value-type="string">
            <text:p>Вот с..ки.</text:p>
          </table:table-cell>
        </table:table-row>
        <table:table-row table:style-name="ro1">
          <table:table-cell office:value-type="float" office:value="1750155" calcext:value-type="float">
            <text:p>1750155</text:p>
          </table:table-cell>
          <table:table-cell office:value-type="float" office:value="1751122" calcext:value-type="float">
            <text:p>1751122</text:p>
          </table:table-cell>
          <table:table-cell office:value-type="string" calcext:value-type="string">
            <text:p>non_sexist</text:p>
          </table:table-cell>
          <table:table-cell office:value-type="string" calcext:value-type="string">
            <text:p>Да ладно,Шурыгины закончились?</text:p>
          </table:table-cell>
        </table:table-row>
        <table:table-row table:style-name="ro1">
          <table:table-cell office:value-type="float" office:value="1750155" calcext:value-type="float">
            <text:p>1750155</text:p>
          </table:table-cell>
          <table:table-cell office:value-type="float" office:value="1751501" calcext:value-type="float">
            <text:p>1751501</text:p>
          </table:table-cell>
          <table:table-cell office:value-type="string" calcext:value-type="string">
            <text:p>sexist_in_co</text:p>
          </table:table-cell>
          <table:table-cell office:value-type="string" calcext:value-type="string">
            <text:p>жалко Филиппова, типа герой РФ, а поставили на одну доску с шуригиной и всеми этими товарищами...🤢 он этого не заслужил...</text:p>
          </table:table-cell>
        </table:table-row>
        <table:table-row table:style-name="ro1">
          <table:table-cell office:value-type="float" office:value="1750155" calcext:value-type="float">
            <text:p>1750155</text:p>
          </table:table-cell>
          <table:table-cell office:value-type="float" office:value="1751513" calcext:value-type="float">
            <text:p>1751513</text:p>
          </table:table-cell>
          <table:table-cell office:value-type="string" calcext:value-type="string">
            <text:p>non_sexist</text:p>
          </table:table-cell>
          <table:table-cell office:value-type="string" calcext:value-type="string">
            <text:p>))) ждемс новых героев России...</text:p>
          </table:table-cell>
        </table:table-row>
        <table:table-row table:style-name="ro1">
          <table:table-cell office:value-type="float" office:value="1750155" calcext:value-type="float">
            <text:p>1750155</text:p>
          </table:table-cell>
          <table:table-cell office:value-type="float" office:value="1751582" calcext:value-type="float">
            <text:p>1751582</text:p>
          </table:table-cell>
          <table:table-cell office:value-type="string" calcext:value-type="string">
            <text:p>non_sexist</text:p>
          </table:table-cell>
          <table:table-cell office:value-type="string" calcext:value-type="string">
            <text:p>[id253506582|Алла], точно еще по 2-му дети а.серова.по всем каналам сериал про Украину <text:s/>загнивающий запад,крах доллара и пр....А у нас стране проблем ведь нет 😉все растет,развивается,увеличивается и.....</text:p>
          </table:table-cell>
        </table:table-row>
        <table:table-row table:style-name="ro1">
          <table:table-cell office:value-type="float" office:value="1750155" calcext:value-type="float">
            <text:p>1750155</text:p>
          </table:table-cell>
          <table:table-cell office:value-type="float" office:value="1751808" calcext:value-type="float">
            <text:p>1751808</text:p>
          </table:table-cell>
          <table:table-cell office:value-type="string" calcext:value-type="string">
            <text:p>non_sexist</text:p>
          </table:table-cell>
          <table:table-cell office:value-type="string" calcext:value-type="string">
            <text:p>... и стал Малахов одной из кремлёвских телешлюх <text:s/>...</text:p>
          </table:table-cell>
        </table:table-row>
        <table:table-row table:style-name="ro1">
          <table:table-cell office:value-type="float" office:value="1750155" calcext:value-type="float">
            <text:p>1750155</text:p>
          </table:table-cell>
          <table:table-cell office:value-type="float" office:value="1752013" calcext:value-type="float">
            <text:p>1752013</text:p>
          </table:table-cell>
          <table:table-cell office:value-type="string" calcext:value-type="string">
            <text:p>non_sexist</text:p>
          </table:table-cell>
          <table:table-cell office:value-type="string" calcext:value-type="string">
            <text:p>[id263168558|Сергей], он им и был!</text:p>
          </table:table-cell>
        </table:table-row>
        <table:table-row table:style-name="ro1">
          <table:table-cell office:value-type="float" office:value="1750155" calcext:value-type="float">
            <text:p>1750155</text:p>
          </table:table-cell>
          <table:table-cell office:value-type="float" office:value="1752705" calcext:value-type="float">
            <text:p>1752705</text:p>
          </table:table-cell>
          <table:table-cell office:value-type="string" calcext:value-type="string">
            <text:p>non_sexist</text:p>
          </table:table-cell>
          <table:table-cell office:value-type="string" calcext:value-type="string">
            <text:p>Nikola, Лол, сам ты кремлебот, у тебя паранойя, дядь. Они погибли абсолютно по своей вине, сами полезли туда, ещё нарожают таких же не сцы.</text:p>
          </table:table-cell>
        </table:table-row>
        <table:table-row table:style-name="ro1">
          <table:table-cell office:value-type="float" office:value="1659828" calcext:value-type="float">
            <text:p>1659828</text:p>
          </table:table-cell>
          <table:table-cell office:value-type="float" office:value="1659831" calcext:value-type="float">
            <text:p>1659831</text:p>
          </table:table-cell>
          <table:table-cell office:value-type="string" calcext:value-type="string">
            <text:p>non_sexist</text:p>
          </table:table-cell>
          <table:table-cell office:value-type="string" calcext:value-type="string">
            <text:p>Когда это кончится?</text:p>
          </table:table-cell>
        </table:table-row>
        <table:table-row table:style-name="ro1">
          <table:table-cell office:value-type="float" office:value="1659828" calcext:value-type="float">
            <text:p>1659828</text:p>
          </table:table-cell>
          <table:table-cell office:value-type="float" office:value="1659832" calcext:value-type="float">
            <text:p>1659832</text:p>
          </table:table-cell>
          <table:table-cell office:value-type="string" calcext:value-type="string">
            <text:p>non_sexist</text:p>
          </table:table-cell>
          <table:table-cell office:value-type="string" calcext:value-type="string">
            <text:p>Ну медуза,ну хватит</text:p>
          </table:table-cell>
        </table:table-row>
        <table:table-row table:style-name="ro1">
          <table:table-cell office:value-type="float" office:value="1659828" calcext:value-type="float">
            <text:p>1659828</text:p>
          </table:table-cell>
          <table:table-cell office:value-type="float" office:value="1659833" calcext:value-type="float">
            <text:p>1659833</text:p>
          </table:table-cell>
          <table:table-cell office:value-type="string" calcext:value-type="string">
            <text:p>non_sexist</text:p>
          </table:table-cell>
          <table:table-cell office:value-type="string" calcext:value-type="string">
            <text:p>Сначала Семёнов насиловал Шурыгину. Теперь Медуза насилует подписчиков.</text:p>
          </table:table-cell>
        </table:table-row>
        <table:table-row table:style-name="ro1">
          <table:table-cell office:value-type="float" office:value="1659828" calcext:value-type="float">
            <text:p>1659828</text:p>
          </table:table-cell>
          <table:table-cell office:value-type="float" office:value="1659836" calcext:value-type="float">
            <text:p>1659836</text:p>
          </table:table-cell>
          <table:table-cell office:value-type="string" calcext:value-type="string">
            <text:p>non_sexist</text:p>
          </table:table-cell>
          <table:table-cell office:value-type="string" calcext:value-type="string">
            <text:p>Медуза, вы скатились. Печально. Отписываюсь.</text:p>
          </table:table-cell>
        </table:table-row>
        <table:table-row table:style-name="ro1">
          <table:table-cell office:value-type="float" office:value="1659828" calcext:value-type="float">
            <text:p>1659828</text:p>
          </table:table-cell>
          <table:table-cell office:value-type="float" office:value="1659837" calcext:value-type="float">
            <text:p>1659837</text:p>
          </table:table-cell>
          <table:table-cell office:value-type="string" calcext:value-type="string">
            <text:p>non_sexist</text:p>
          </table:table-cell>
          <table:table-cell office:value-type="string" calcext:value-type="string">
            <text:p>Блин, в стране куча острых тем, по которым можно делать репортажи, а вы дрочильней занимаетесь</text:p>
          </table:table-cell>
        </table:table-row>
        <table:table-row table:style-name="ro1">
          <table:table-cell office:value-type="float" office:value="1659828" calcext:value-type="float">
            <text:p>1659828</text:p>
          </table:table-cell>
          <table:table-cell office:value-type="float" office:value="1659838" calcext:value-type="float">
            <text:p>1659838</text:p>
          </table:table-cell>
          <table:table-cell office:value-type="string" calcext:value-type="string">
            <text:p>non_sexist</text:p>
          </table:table-cell>
          <table:table-cell office:value-type="string" calcext:value-type="string">
            <text:p>Сначала Шурыгина насиловала Семенова, потом Первый канал насиловал Шурыгиной полстраны, теперь Медуза насилует своих подписчиков</text:p>
          </table:table-cell>
        </table:table-row>
        <table:table-row table:style-name="ro1">
          <table:table-cell office:value-type="float" office:value="1659828" calcext:value-type="float">
            <text:p>1659828</text:p>
          </table:table-cell>
          <table:table-cell office:value-type="float" office:value="1659839" calcext:value-type="float">
            <text:p>1659839</text:p>
          </table:table-cell>
          <table:table-cell office:value-type="string" calcext:value-type="string">
            <text:p>non_sexist</text:p>
          </table:table-cell>
          <table:table-cell office:value-type="string" calcext:value-type="string">
            <text:p>[id26774811|Михаил], это не дрочильня, это уже сериал, за которым вся страна почему-то наблюдает с интересом, пока всех ебут по самые гланды</text:p>
          </table:table-cell>
        </table:table-row>
        <table:table-row table:style-name="ro1">
          <table:table-cell office:value-type="float" office:value="1659828" calcext:value-type="float">
            <text:p>1659828</text:p>
          </table:table-cell>
          <table:table-cell office:value-type="float" office:value="1659840" calcext:value-type="float">
            <text:p>1659840</text:p>
          </table:table-cell>
          <table:table-cell office:value-type="string" calcext:value-type="string">
            <text:p>non_sexist</text:p>
          </table:table-cell>
          <table:table-cell office:value-type="string" calcext:value-type="string">
            <text:p>главная новость Страны за гаражом еб...щихся собак...</text:p>
          </table:table-cell>
        </table:table-row>
        <table:table-row table:style-name="ro1">
          <table:table-cell office:value-type="float" office:value="1659828" calcext:value-type="float">
            <text:p>1659828</text:p>
          </table:table-cell>
          <table:table-cell office:value-type="float" office:value="1659841" calcext:value-type="float">
            <text:p>1659841</text:p>
          </table:table-cell>
          <table:table-cell office:value-type="string" calcext:value-type="string">
            <text:p>non_sexist</text:p>
          </table:table-cell>
          <table:table-cell office:value-type="string" calcext:value-type="string">
            <text:p>А медуза сразу написала об этом, несколько раз 🤔</text:p>
          </table:table-cell>
        </table:table-row>
        <table:table-row table:style-name="ro1">
          <table:table-cell office:value-type="float" office:value="1659828" calcext:value-type="float">
            <text:p>1659828</text:p>
          </table:table-cell>
          <table:table-cell office:value-type="float" office:value="1659842" calcext:value-type="float">
            <text:p>1659842</text:p>
          </table:table-cell>
          <table:table-cell office:value-type="string" calcext:value-type="string">
            <text:p>non_sexist</text:p>
          </table:table-cell>
          <table:table-cell office:value-type="string" calcext:value-type="string">
            <text:p>Давайте, ребят, на созвоне</text:p>
          </table:table-cell>
        </table:table-row>
        <table:table-row table:style-name="ro1">
          <table:table-cell office:value-type="float" office:value="1659828" calcext:value-type="float">
            <text:p>1659828</text:p>
          </table:table-cell>
          <table:table-cell office:value-type="float" office:value="1659845" calcext:value-type="float">
            <text:p>1659845</text:p>
          </table:table-cell>
          <table:table-cell office:value-type="string" calcext:value-type="string">
            <text:p>non_sexist</text:p>
          </table:table-cell>
          <table:table-cell office:value-type="string" calcext:value-type="string">
            <text:p>следующая их встреча будет на браззерс</text:p>
          </table:table-cell>
        </table:table-row>
        <table:table-row table:style-name="ro1">
          <table:table-cell office:value-type="float" office:value="1659828" calcext:value-type="float">
            <text:p>1659828</text:p>
          </table:table-cell>
          <table:table-cell office:value-type="float" office:value="1659846" calcext:value-type="float">
            <text:p>1659846</text:p>
          </table:table-cell>
          <table:table-cell office:value-type="string" calcext:value-type="string">
            <text:p>non_sexist</text:p>
          </table:table-cell>
          <table:table-cell office:value-type="string" calcext:value-type="string">
            <text:p>Инфоблядошлюшки</text:p>
          </table:table-cell>
        </table:table-row>
        <table:table-row table:style-name="ro1">
          <table:table-cell office:value-type="float" office:value="1659828" calcext:value-type="float">
            <text:p>1659828</text:p>
          </table:table-cell>
          <table:table-cell office:value-type="float" office:value="1659847" calcext:value-type="float">
            <text:p>1659847</text:p>
          </table:table-cell>
          <table:table-cell office:value-type="string" calcext:value-type="string">
            <text:p>non_sexist</text:p>
          </table:table-cell>
          <table:table-cell office:value-type="string" calcext:value-type="string">
            <text:p>Медуза...что происходит?! Отписка...</text:p>
          </table:table-cell>
        </table:table-row>
        <table:table-row table:style-name="ro1">
          <table:table-cell office:value-type="float" office:value="1659828" calcext:value-type="float">
            <text:p>1659828</text:p>
          </table:table-cell>
          <table:table-cell office:value-type="float" office:value="1659849" calcext:value-type="float">
            <text:p>1659849</text:p>
          </table:table-cell>
          <table:table-cell office:value-type="string" calcext:value-type="string">
            <text:p>non_sexist</text:p>
          </table:table-cell>
          <table:table-cell office:value-type="string" calcext:value-type="string">
            <text:p>Медуза, оставь это для «России 1» и «Life», им это интересно, интересно, кто кого из них там трахнул и сколько выпил, кто кому что скажет, выйдя из тюрьмы и всё такое, нам — нет.</text:p>
          </table:table-cell>
        </table:table-row>
        <table:table-row table:style-name="ro1">
          <table:table-cell office:value-type="float" office:value="1659828" calcext:value-type="float">
            <text:p>1659828</text:p>
          </table:table-cell>
          <table:table-cell office:value-type="float" office:value="1659850" calcext:value-type="float">
            <text:p>1659850</text:p>
          </table:table-cell>
          <table:table-cell office:value-type="string" calcext:value-type="string">
            <text:p>non_sexist</text:p>
          </table:table-cell>
          <table:table-cell office:value-type="string" calcext:value-type="string">
            <text:p>медийную карьеру ребятам сделали:)))</text:p>
          </table:table-cell>
        </table:table-row>
        <table:table-row table:style-name="ro1">
          <table:table-cell office:value-type="float" office:value="1659828" calcext:value-type="float">
            <text:p>1659828</text:p>
          </table:table-cell>
          <table:table-cell office:value-type="float" office:value="1659851" calcext:value-type="float">
            <text:p>1659851</text:p>
          </table:table-cell>
          <table:table-cell office:value-type="string" calcext:value-type="string">
            <text:p>non_sexist</text:p>
          </table:table-cell>
          <table:table-cell office:value-type="string" calcext:value-type="string">
            <text:p>Спасибо, отписываюсь.</text:p>
          </table:table-cell>
        </table:table-row>
        <table:table-row table:style-name="ro1">
          <table:table-cell office:value-type="float" office:value="1659828" calcext:value-type="float">
            <text:p>1659828</text:p>
          </table:table-cell>
          <table:table-cell office:value-type="float" office:value="1659853" calcext:value-type="float">
            <text:p>1659853</text:p>
          </table:table-cell>
          <table:table-cell office:value-type="string" calcext:value-type="string">
            <text:p>sexist</text:p>
          </table:table-cell>
          <table:table-cell office:value-type="string" calcext:value-type="string">
            <text:p>У Шкурыгиной был первый кАнал? 😄</text:p>
          </table:table-cell>
        </table:table-row>
        <table:table-row table:style-name="ro1">
          <table:table-cell office:value-type="float" office:value="1659828" calcext:value-type="float">
            <text:p>1659828</text:p>
          </table:table-cell>
          <table:table-cell office:value-type="float" office:value="1659857" calcext:value-type="float">
            <text:p>1659857</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659828" calcext:value-type="float">
            <text:p>1659828</text:p>
          </table:table-cell>
          <table:table-cell office:value-type="float" office:value="1659858" calcext:value-type="float">
            <text:p>1659858</text:p>
          </table:table-cell>
          <table:table-cell office:value-type="string" calcext:value-type="string">
            <text:p>non_sexist</text:p>
          </table:table-cell>
          <table:table-cell office:value-type="string" calcext:value-type="string">
            <text:p>Тоже отписываюсь. Не понимаю, зачем мусолить эту идиотскую тему. Только все забыли и вздохнули с облегчением... нахер такие медиа.</text:p>
          </table:table-cell>
        </table:table-row>
        <table:table-row table:style-name="ro1">
          <table:table-cell office:value-type="float" office:value="1659828" calcext:value-type="float">
            <text:p>1659828</text:p>
          </table:table-cell>
          <table:table-cell office:value-type="float" office:value="1659859" calcext:value-type="float">
            <text:p>1659859</text:p>
          </table:table-cell>
          <table:table-cell office:value-type="string" calcext:value-type="string">
            <text:p>non_sexist</text:p>
          </table:table-cell>
          <table:table-cell office:value-type="string" calcext:value-type="string">
            <text:p>Ребята, интересная новость!!!! 😃😃😃😃 Давайте мы скорее обсудим, что выпустили того самого Сергея, который был обвинен в изнасиловании Шурыгиной!!! 😃😃😃😃 Но чтобы было что обсуждать, да и вообще, обсуждать ИНТЕРЕСНЕЕ - давайте все навернём чан с гавном и хорошенько обмажемся свежим дерьмецом!!!! 👍👍👍👍 Иначе ТАКОЕ важное событие и не обсудить нормально!!!!! 👍👍👍👍😃😃😃😃😎😎😎 Не забудьте делиться ГАВНОМ со своими знакомыми ,которые хотят с вами это обсудить!!!! 😍😍😍😍</text:p>
          </table:table-cell>
        </table:table-row>
        <table:table-row table:style-name="ro1">
          <table:table-cell office:value-type="float" office:value="1659828" calcext:value-type="float">
            <text:p>1659828</text:p>
          </table:table-cell>
          <table:table-cell office:value-type="float" office:value="1659862" calcext:value-type="float">
            <text:p>1659862</text:p>
          </table:table-cell>
          <table:table-cell office:value-type="string" calcext:value-type="string">
            <text:p>non_sexist</text:p>
          </table:table-cell>
          <table:table-cell office:value-type="string" calcext:value-type="string">
            <text:p>Было такое выражение,, пипал хавает,, увы это про нас.</text:p>
          </table:table-cell>
        </table:table-row>
        <table:table-row table:style-name="ro1">
          <table:table-cell office:value-type="float" office:value="1659828" calcext:value-type="float">
            <text:p>1659828</text:p>
          </table:table-cell>
          <table:table-cell office:value-type="float" office:value="1659864" calcext:value-type="float">
            <text:p>1659864</text:p>
          </table:table-cell>
          <table:table-cell office:value-type="string" calcext:value-type="string">
            <text:p>non_sexist</text:p>
          </table:table-cell>
          <table:table-cell office:value-type="string" calcext:value-type="string">
            <text:p>Вообще непонятно зачем и почему людям должно быть интересна вся эта шурыгня</text:p>
          </table:table-cell>
        </table:table-row>
        <table:table-row table:style-name="ro1">
          <table:table-cell office:value-type="float" office:value="1659828" calcext:value-type="float">
            <text:p>1659828</text:p>
          </table:table-cell>
          <table:table-cell office:value-type="float" office:value="1659865" calcext:value-type="float">
            <text:p>1659865</text:p>
          </table:table-cell>
          <table:table-cell office:value-type="string" calcext:value-type="string">
            <text:p>non_sexist</text:p>
          </table:table-cell>
          <table:table-cell office:value-type="string" calcext:value-type="string">
            <text:p>Ору</text:p>
          </table:table-cell>
        </table:table-row>
        <table:table-row table:style-name="ro1">
          <table:table-cell office:value-type="float" office:value="1659828" calcext:value-type="float">
            <text:p>1659828</text:p>
          </table:table-cell>
          <table:table-cell office:value-type="float" office:value="1659868" calcext:value-type="float">
            <text:p>1659868</text:p>
          </table:table-cell>
          <table:table-cell office:value-type="string" calcext:value-type="string">
            <text:p>non_sexist</text:p>
          </table:table-cell>
          <table:table-cell office:value-type="string" calcext:value-type="string">
            <text:p>Ведь больше не о чём писать!?</text:p>
          </table:table-cell>
        </table:table-row>
        <table:table-row table:style-name="ro1">
          <table:table-cell office:value-type="float" office:value="1659828" calcext:value-type="float">
            <text:p>1659828</text:p>
          </table:table-cell>
          <table:table-cell office:value-type="float" office:value="1659869" calcext:value-type="float">
            <text:p>1659869</text:p>
          </table:table-cell>
          <table:table-cell office:value-type="string" calcext:value-type="string">
            <text:p>non_sexist</text:p>
          </table:table-cell>
          <table:table-cell office:value-type="string" calcext:value-type="string">
            <text:p>Медуза хайпажоры еще те. Иногда кажется что Ленту не зря разогнали.</text:p>
          </table:table-cell>
        </table:table-row>
        <table:table-row table:style-name="ro1">
          <table:table-cell office:value-type="float" office:value="1659828" calcext:value-type="float">
            <text:p>1659828</text:p>
          </table:table-cell>
          <table:table-cell office:value-type="float" office:value="1659870" calcext:value-type="float">
            <text:p>1659870</text:p>
          </table:table-cell>
          <table:table-cell office:value-type="string" calcext:value-type="string">
            <text:p>sexist</text:p>
          </table:table-cell>
          <table:table-cell office:value-type="string" calcext:value-type="string">
            <text:p>Вроде сначала было сочувствие к парню, а как полез он, не успев выйти из тюрьмы, на ток шоу, как рукой сняло. Даже впечатление сложилось, что вся история выдумана, что все это происходило не то чтобы даже по согласию, но и по сговору, с целью втянуть в это дерьмо всех окружающих.</text:p>
          </table:table-cell>
        </table:table-row>
        <table:table-row table:style-name="ro1">
          <table:table-cell office:value-type="float" office:value="1659828" calcext:value-type="float">
            <text:p>1659828</text:p>
          </table:table-cell>
          <table:table-cell office:value-type="float" office:value="1659871" calcext:value-type="float">
            <text:p>1659871</text:p>
          </table:table-cell>
          <table:table-cell office:value-type="string" calcext:value-type="string">
            <text:p>non_sexist</text:p>
          </table:table-cell>
          <table:table-cell office:value-type="string" calcext:value-type="string">
            <text:p>Чем больше в стране писец,тем больше передач про всякую куйню.</text:p>
          </table:table-cell>
        </table:table-row>
        <table:table-row table:style-name="ro1">
          <table:table-cell office:value-type="float" office:value="1659828" calcext:value-type="float">
            <text:p>1659828</text:p>
          </table:table-cell>
          <table:table-cell office:value-type="float" office:value="1659872" calcext:value-type="float">
            <text:p>1659872</text:p>
          </table:table-cell>
          <table:table-cell office:value-type="string" calcext:value-type="string">
            <text:p>non_sexist</text:p>
          </table:table-cell>
          <table:table-cell office:value-type="string" calcext:value-type="string">
            <text:p>Странные люди в комментариях. Это по сути такая же новость как и другие. А здесь вроде как бы новостной портал. Не? Или я ошибаюсь? Единственный косяк в медузе это многочисленные повторы. А если новость не по душе - попустите, а то ощущение что вам только про Навального новости нужны и Путина) как вы жить после 18 марта то будете?</text:p>
          </table:table-cell>
        </table:table-row>
        <table:table-row table:style-name="ro1">
          <table:table-cell office:value-type="float" office:value="1659828" calcext:value-type="float">
            <text:p>1659828</text:p>
          </table:table-cell>
          <table:table-cell office:value-type="float" office:value="1659873" calcext:value-type="float">
            <text:p>1659873</text:p>
          </table:table-cell>
          <table:table-cell office:value-type="string" calcext:value-type="string">
            <text:p>non_sexist</text:p>
          </table:table-cell>
          <table:table-cell office:value-type="string" calcext:value-type="string">
            <text:p>Ну постят, да постят, листайте дальше. Будто с воронкой эту новость заливают, ей богу</text:p>
          </table:table-cell>
        </table:table-row>
        <table:table-row table:style-name="ro1">
          <table:table-cell office:value-type="float" office:value="1659828" calcext:value-type="float">
            <text:p>1659828</text:p>
          </table:table-cell>
          <table:table-cell office:value-type="float" office:value="1659876" calcext:value-type="float">
            <text:p>1659876</text:p>
          </table:table-cell>
          <table:table-cell office:value-type="string" calcext:value-type="string">
            <text:p>non_sexist</text:p>
          </table:table-cell>
          <table:table-cell office:value-type="string" calcext:value-type="string">
            <text:p>[id383578274|Юлия], вполне возможно что это хорошие актеры)))</text:p>
          </table:table-cell>
        </table:table-row>
        <table:table-row table:style-name="ro1">
          <table:table-cell office:value-type="float" office:value="1659828" calcext:value-type="float">
            <text:p>1659828</text:p>
          </table:table-cell>
          <table:table-cell office:value-type="float" office:value="1659878" calcext:value-type="float">
            <text:p>1659878</text:p>
          </table:table-cell>
          <table:table-cell office:value-type="string" calcext:value-type="string">
            <text:p>non_sexist</text:p>
          </table:table-cell>
          <table:table-cell office:value-type="string" calcext:value-type="string">
            <text:p>[id383578274|Юлия], бабосики никому не помешают и междупрочим они миллионы на ток шоу зарабатывают ,надо дипилом полным быть чтоб после тюрячки и вообще отказаться от таких легких честных денег - пацан хату и тачку сможет себе купить просто поторговав лицом на федеральных каналах.</text:p>
          </table:table-cell>
        </table:table-row>
        <table:table-row table:style-name="ro1">
          <table:table-cell office:value-type="float" office:value="1659828" calcext:value-type="float">
            <text:p>1659828</text:p>
          </table:table-cell>
          <table:table-cell office:value-type="float" office:value="1659881" calcext:value-type="float">
            <text:p>1659881</text:p>
          </table:table-cell>
          <table:table-cell office:value-type="string" calcext:value-type="string">
            <text:p>non_sexist</text:p>
          </table:table-cell>
          <table:table-cell office:value-type="string" calcext:value-type="string">
            <text:p>[id18456597|Євген],</text:p>
          </table:table-cell>
        </table:table-row>
        <table:table-row table:style-name="ro1">
          <table:table-cell office:value-type="float" office:value="1659828" calcext:value-type="float">
            <text:p>1659828</text:p>
          </table:table-cell>
          <table:table-cell office:value-type="float" office:value="1659886" calcext:value-type="float">
            <text:p>1659886</text:p>
          </table:table-cell>
          <table:table-cell office:value-type="string" calcext:value-type="string">
            <text:p>non_sexist</text:p>
          </table:table-cell>
          <table:table-cell office:value-type="string" calcext:value-type="string">
            <text:p>[id12276178|Сергей], слишком преувеличиваешь их гонорары</text:p>
          </table:table-cell>
        </table:table-row>
        <table:table-row table:style-name="ro1">
          <table:table-cell office:value-type="float" office:value="1659828" calcext:value-type="float">
            <text:p>1659828</text:p>
          </table:table-cell>
          <table:table-cell office:value-type="float" office:value="1659887" calcext:value-type="float">
            <text:p>1659887</text:p>
          </table:table-cell>
          <table:table-cell office:value-type="string" calcext:value-type="string">
            <text:p>non_sexist</text:p>
          </table:table-cell>
          <table:table-cell office:value-type="string" calcext:value-type="string">
            <text:p>даже не знаю, что хуже: новостная лента в шурыгиной или переигрывающе брезгливые комментаторы с криками об отписке?</text:p>
          </table:table-cell>
        </table:table-row>
        <table:table-row table:style-name="ro1">
          <table:table-cell office:value-type="float" office:value="1659828" calcext:value-type="float">
            <text:p>1659828</text:p>
          </table:table-cell>
          <table:table-cell office:value-type="float" office:value="1659889" calcext:value-type="float">
            <text:p>1659889</text:p>
          </table:table-cell>
          <table:table-cell office:value-type="string" calcext:value-type="string">
            <text:p>non_sexist</text:p>
          </table:table-cell>
          <table:table-cell office:value-type="string" calcext:value-type="string">
            <text:p>[id16772704|Влад], Многие СМИ приводят приблизительные цены за работу героев в «Пусть говорят», также сообщают, что девушка заключила контракт с Первым каналом. Поэтому чаще говорят о сумме около 100 тысяч рублей за участие в программе, тогда как, по непроверенной информации, за небольшое интервью она может попросить 30 тысяч. Один из популярных видеоблогеров Евгений Чудновец, проследив за изменениями моделей айфонов девушки, даже высказал предположение, что один эфир с участием ключевого гостя рейтингового шоу стоит от 600 тысяч до 1 млн рублей. Он же сказал, что Диана Шурыгина подписала контракт с Первым каналом и, возможно, будет появляться в других популярных программах.</text:p>
          </table:table-cell>
        </table:table-row>
        <table:table-row table:style-name="ro2">
          <table:table-cell office:value-type="float" office:value="1659828" calcext:value-type="float">
            <text:p>1659828</text:p>
          </table:table-cell>
          <table:table-cell office:value-type="float" office:value="1659890" calcext:value-type="float">
            <text:p>1659890</text:p>
          </table:table-cell>
          <table:table-cell office:value-type="string" calcext:value-type="string">
            <text:p>non_sexist</text:p>
          </table:table-cell>
          <table:table-cell office:value-type="string" calcext:value-type="string">
            <text:p>Люди отказываются от телека и берут всю информацию и развлечения в сети, чтобы не видеть всякое дерьмо. </text:p>
            <text:p>А вы тащите это дерьмо сюда 😡😡😡</text:p>
          </table:table-cell>
        </table:table-row>
        <table:table-row table:style-name="ro1">
          <table:table-cell office:value-type="float" office:value="1659828" calcext:value-type="float">
            <text:p>1659828</text:p>
          </table:table-cell>
          <table:table-cell office:value-type="float" office:value="1659894" calcext:value-type="float">
            <text:p>1659894</text:p>
          </table:table-cell>
          <table:table-cell office:value-type="string" calcext:value-type="string">
            <text:p>non_sexist</text:p>
          </table:table-cell>
          <table:table-cell office:value-type="string" calcext:value-type="string">
            <text:p>Вообще, [club76982440|Медуза] могла бы и написать про Долорес. Ах, да, она же не читала рэп.</text:p>
          </table:table-cell>
        </table:table-row>
        <table:table-row table:style-name="ro1">
          <table:table-cell office:value-type="float" office:value="1659828" calcext:value-type="float">
            <text:p>1659828</text:p>
          </table:table-cell>
          <table:table-cell office:value-type="float" office:value="1659895" calcext:value-type="float">
            <text:p>1659895</text:p>
          </table:table-cell>
          <table:table-cell office:value-type="string" calcext:value-type="string">
            <text:p>non_sexist</text:p>
          </table:table-cell>
          <table:table-cell office:value-type="string" calcext:value-type="string">
            <text:p>Ребят, я только недавно перешел сюда из новостника медузы (потому что там закрыли комменты), скажите, это нормально, что я вижу тут одни и те же новости по несколько раз? зачем это делается вообюще?</text:p>
          </table:table-cell>
        </table:table-row>
        <table:table-row table:style-name="ro1">
          <table:table-cell office:value-type="float" office:value="1659828" calcext:value-type="float">
            <text:p>1659828</text:p>
          </table:table-cell>
          <table:table-cell office:value-type="float" office:value="1659898" calcext:value-type="float">
            <text:p>1659898</text:p>
          </table:table-cell>
          <table:table-cell office:value-type="string" calcext:value-type="string">
            <text:p>non_sexist</text:p>
          </table:table-cell>
          <table:table-cell office:value-type="string" calcext:value-type="string">
            <text:p>Медуза, у вас Константин Эрнст редактором стал? На хера вы желтуху сюда тащите. Вы потеряете своих читателей скоро. Ещё одна такая новость и я отписываюсь.</text:p>
          </table:table-cell>
        </table:table-row>
        <table:table-row table:style-name="ro1">
          <table:table-cell office:value-type="float" office:value="1659828" calcext:value-type="float">
            <text:p>1659828</text:p>
          </table:table-cell>
          <table:table-cell office:value-type="float" office:value="1659902" calcext:value-type="float">
            <text:p>1659902</text:p>
          </table:table-cell>
          <table:table-cell office:value-type="string" calcext:value-type="string">
            <text:p>non_sexist</text:p>
          </table:table-cell>
          <table:table-cell office:value-type="string" calcext:value-type="string">
            <text:p>Ха-ха, лол</text:p>
          </table:table-cell>
        </table:table-row>
        <table:table-row table:style-name="ro1">
          <table:table-cell office:value-type="float" office:value="1659828" calcext:value-type="float">
            <text:p>1659828</text:p>
          </table:table-cell>
          <table:table-cell office:value-type="float" office:value="1659907" calcext:value-type="float">
            <text:p>1659907</text:p>
          </table:table-cell>
          <table:table-cell office:value-type="string" calcext:value-type="string">
            <text:p>non_sexist</text:p>
          </table:table-cell>
          <table:table-cell office:value-type="string" calcext:value-type="string">
            <text:p>МОЛЧАТЬ.</text:p>
          </table:table-cell>
        </table:table-row>
        <table:table-row table:style-name="ro1">
          <table:table-cell office:value-type="float" office:value="1659828" calcext:value-type="float">
            <text:p>1659828</text:p>
          </table:table-cell>
          <table:table-cell office:value-type="float" office:value="1659919" calcext:value-type="float">
            <text:p>1659919</text:p>
          </table:table-cell>
          <table:table-cell office:value-type="string" calcext:value-type="string">
            <text:p>non_sexist</text:p>
          </table:table-cell>
          <table:table-cell office:value-type="string" calcext:value-type="string">
            <text:p>[id59095337|Вадим], два поста про Риордан было. Причем, разного содержания</text:p>
          </table:table-cell>
        </table:table-row>
        <table:table-row table:style-name="ro1">
          <table:table-cell office:value-type="float" office:value="1659828" calcext:value-type="float">
            <text:p>1659828</text:p>
          </table:table-cell>
          <table:table-cell office:value-type="float" office:value="1659920" calcext:value-type="float">
            <text:p>1659920</text:p>
          </table:table-cell>
          <table:table-cell office:value-type="string" calcext:value-type="string">
            <text:p>non_sexist</text:p>
          </table:table-cell>
          <table:table-cell office:value-type="string" calcext:value-type="string">
            <text:p>[id311149763|Rem], втф. хамлобот с обратной стороны?</text:p>
          </table:table-cell>
        </table:table-row>
        <table:table-row table:style-name="ro1">
          <table:table-cell office:value-type="float" office:value="1659828" calcext:value-type="float">
            <text:p>1659828</text:p>
          </table:table-cell>
          <table:table-cell office:value-type="float" office:value="1659921" calcext:value-type="float">
            <text:p>1659921</text:p>
          </table:table-cell>
          <table:table-cell office:value-type="string" calcext:value-type="string">
            <text:p>sexist_in_co</text:p>
          </table:table-cell>
          <table:table-cell office:value-type="string" calcext:value-type="string">
            <text:p>такая комедия, хоть книгу пиши</text:p>
          </table:table-cell>
        </table:table-row>
        <table:table-row table:style-name="ro1">
          <table:table-cell office:value-type="float" office:value="1659828" calcext:value-type="float">
            <text:p>1659828</text:p>
          </table:table-cell>
          <table:table-cell office:value-type="float" office:value="1659922" calcext:value-type="float">
            <text:p>1659922</text:p>
          </table:table-cell>
          <table:table-cell office:value-type="string" calcext:value-type="string">
            <text:p>non_sexist</text:p>
          </table:table-cell>
          <table:table-cell office:value-type="string" calcext:value-type="string">
            <text:p>[id250977535|Lex], ок, никак не могу привыкнуть, что они их удаляют (сейчас их нет), претензия снята.</text:p>
          </table:table-cell>
        </table:table-row>
        <table:table-row table:style-name="ro1">
          <table:table-cell office:value-type="float" office:value="1659828" calcext:value-type="float">
            <text:p>1659828</text:p>
          </table:table-cell>
          <table:table-cell office:value-type="float" office:value="1659928" calcext:value-type="float">
            <text:p>1659928</text:p>
          </table:table-cell>
          <table:table-cell table:style-name="ce1" office:value-type="string" calcext:value-type="string">
            <text:p>non_sexist</text:p>
          </table:table-cell>
          <table:table-cell office:value-type="string" calcext:value-type="string">
            <text:p>[id59095337|Вадим], есть они, ты чего. Вон пост "какой нам запомнилась Долорес" https://vk.com/wall-76982440_1659075 а ниже про ее смерть. https://vk.com/wall-76982440_1658909</text:p>
          </table:table-cell>
        </table:table-row>
        <table:table-row table:style-name="ro1">
          <table:table-cell office:value-type="float" office:value="1659828" calcext:value-type="float">
            <text:p>1659828</text:p>
          </table:table-cell>
          <table:table-cell office:value-type="float" office:value="1659932" calcext:value-type="float">
            <text:p>1659932</text:p>
          </table:table-cell>
          <table:table-cell office:value-type="string" calcext:value-type="string">
            <text:p>non_sexist</text:p>
          </table:table-cell>
          <table:table-cell office:value-type="string" calcext:value-type="string">
            <text:p>[id250977535|Lex], я слепой.</text:p>
          </table:table-cell>
        </table:table-row>
        <table:table-row table:style-name="ro1">
          <table:table-cell office:value-type="float" office:value="1659828" calcext:value-type="float">
            <text:p>1659828</text:p>
          </table:table-cell>
          <table:table-cell office:value-type="float" office:value="1659934" calcext:value-type="float">
            <text:p>1659934</text:p>
          </table:table-cell>
          <table:table-cell office:value-type="string" calcext:value-type="string">
            <text:p>non_sexist</text:p>
          </table:table-cell>
          <table:table-cell office:value-type="string" calcext:value-type="string">
            <text:p>[id2060157|Николай], потеря, так потеря((</text:p>
          </table:table-cell>
        </table:table-row>
        <table:table-row table:style-name="ro1">
          <table:table-cell office:value-type="float" office:value="1659828" calcext:value-type="float">
            <text:p>1659828</text:p>
          </table:table-cell>
          <table:table-cell office:value-type="float" office:value="1659943" calcext:value-type="float">
            <text:p>1659943</text:p>
          </table:table-cell>
          <table:table-cell office:value-type="string" calcext:value-type="string">
            <text:p>non_sexist</text:p>
          </table:table-cell>
          <table:table-cell office:value-type="string" calcext:value-type="string">
            <text:p>[id383578274|Юлия], я в этом более <text:s/>чем уверена, что это все актеры. И вообще, когда людей нужно отвлечь от проблем в стране, <text:s/>начинаются всякие отвлекающие маневры: введение <text:s/>идиотских законов или выдуманные скандальные новости типа этой.</text:p>
          </table:table-cell>
        </table:table-row>
        <table:table-row table:style-name="ro1">
          <table:table-cell office:value-type="float" office:value="1659828" calcext:value-type="float">
            <text:p>1659828</text:p>
          </table:table-cell>
          <table:table-cell office:value-type="float" office:value="1659947" calcext:value-type="float">
            <text:p>1659947</text:p>
          </table:table-cell>
          <table:table-cell office:value-type="string" calcext:value-type="string">
            <text:p>non_sexist</text:p>
          </table:table-cell>
          <table:table-cell office:value-type="string" calcext:value-type="string">
            <text:p>Если ещё раз запостите, то ваша аудитория станет зрителями тв</text:p>
          </table:table-cell>
        </table:table-row>
        <table:table-row table:style-name="ro1">
          <table:table-cell office:value-type="float" office:value="1659828" calcext:value-type="float">
            <text:p>1659828</text:p>
          </table:table-cell>
          <table:table-cell office:value-type="float" office:value="1659948" calcext:value-type="float">
            <text:p>1659948</text:p>
          </table:table-cell>
          <table:table-cell office:value-type="string" calcext:value-type="string">
            <text:p>non_sexist</text:p>
          </table:table-cell>
          <table:table-cell office:value-type="string" calcext:value-type="string">
            <text:p>Долбаебы</text:p>
          </table:table-cell>
        </table:table-row>
        <table:table-row table:style-name="ro1">
          <table:table-cell office:value-type="float" office:value="1659828" calcext:value-type="float">
            <text:p>1659828</text:p>
          </table:table-cell>
          <table:table-cell office:value-type="float" office:value="1659949" calcext:value-type="float">
            <text:p>1659949</text:p>
          </table:table-cell>
          <table:table-cell office:value-type="string" calcext:value-type="string">
            <text:p>non_sexist</text:p>
          </table:table-cell>
          <table:table-cell office:value-type="string" calcext:value-type="string">
            <text:p>[id353823193|Тимур], Фейспалм 100 уровня😄</text:p>
          </table:table-cell>
        </table:table-row>
        <table:table-row table:style-name="ro1">
          <table:table-cell office:value-type="float" office:value="1659828" calcext:value-type="float">
            <text:p>1659828</text:p>
          </table:table-cell>
          <table:table-cell office:value-type="float" office:value="1659950" calcext:value-type="float">
            <text:p>1659950</text:p>
          </table:table-cell>
          <table:table-cell office:value-type="string" calcext:value-type="string">
            <text:p>non_sexist</text:p>
          </table:table-cell>
          <table:table-cell office:value-type="string" calcext:value-type="string">
            <text:p>о великий фрик всех сми</text:p>
          </table:table-cell>
        </table:table-row>
        <table:table-row table:style-name="ro3">
          <table:table-cell office:value-type="float" office:value="1659828" calcext:value-type="float">
            <text:p>1659828</text:p>
          </table:table-cell>
          <table:table-cell office:value-type="float" office:value="1659995" calcext:value-type="float">
            <text:p>1659995</text:p>
          </table:table-cell>
          <table:table-cell office:value-type="string" calcext:value-type="string">
            <text:p>non_sexist</text:p>
          </table:table-cell>
          <table:table-cell office:value-type="string" calcext:value-type="string">
            <text:p>Суккккк</text:p>
            <text:p>Какие же люди иногда камни </text:p>
            <text:p>Это новостной портал, а это новость, если вам не нравится, ленту дальше смотрите, нет надо зайти коммент оставить, мол, ууууу, скатились, атписка!1!!11!</text:p>
          </table:table-cell>
        </table:table-row>
        <table:table-row table:style-name="ro1">
          <table:table-cell office:value-type="float" office:value="1659828" calcext:value-type="float">
            <text:p>1659828</text:p>
          </table:table-cell>
          <table:table-cell office:value-type="float" office:value="1660006" calcext:value-type="float">
            <text:p>1660006</text:p>
          </table:table-cell>
          <table:table-cell office:value-type="string" calcext:value-type="string">
            <text:p>non_sexist</text:p>
          </table:table-cell>
          <table:table-cell office:value-type="string" calcext:value-type="string">
            <text:p>Не нравится такое - отписывайтесь. Зачем об этом писать в комментариях, остальным то какое дело?</text:p>
          </table:table-cell>
        </table:table-row>
        <table:table-row table:style-name="ro1">
          <table:table-cell office:value-type="float" office:value="1659828" calcext:value-type="float">
            <text:p>1659828</text:p>
          </table:table-cell>
          <table:table-cell office:value-type="float" office:value="1660032" calcext:value-type="float">
            <text:p>1660032</text:p>
          </table:table-cell>
          <table:table-cell office:value-type="string" calcext:value-type="string">
            <text:p>non_sexist</text:p>
          </table:table-cell>
          <table:table-cell office:value-type="string" calcext:value-type="string">
            <text:p>[id154465894|Паша], не нравятся комментарии - не читай комментарии. Зачем об этом читать в комментариях, тебе-то какое дело?</text:p>
          </table:table-cell>
        </table:table-row>
        <table:table-row table:style-name="ro1">
          <table:table-cell office:value-type="float" office:value="1659828" calcext:value-type="float">
            <text:p>1659828</text:p>
          </table:table-cell>
          <table:table-cell office:value-type="float" office:value="1660072" calcext:value-type="float">
            <text:p>1660072</text:p>
          </table:table-cell>
          <table:table-cell office:value-type="string" calcext:value-type="string">
            <text:p>non_sexist</text:p>
          </table:table-cell>
          <table:table-cell office:value-type="string" calcext:value-type="string">
            <text:p>[id681165|Игорь], а кто сказал, что они мне не нравятся? Я написал, почему люди это делают, а не свое к ним отношение.</text:p>
          </table:table-cell>
        </table:table-row>
        <table:table-row table:style-name="ro1">
          <table:table-cell office:value-type="float" office:value="1659828" calcext:value-type="float">
            <text:p>1659828</text:p>
          </table:table-cell>
          <table:table-cell office:value-type="float" office:value="1660073" calcext:value-type="float">
            <text:p>1660073</text:p>
          </table:table-cell>
          <table:table-cell office:value-type="string" calcext:value-type="string">
            <text:p>non_sexist</text:p>
          </table:table-cell>
          <table:table-cell office:value-type="string" calcext:value-type="string">
            <text:p>Hypeнём немножко)</text:p>
          </table:table-cell>
        </table:table-row>
        <table:table-row table:style-name="ro1">
          <table:table-cell office:value-type="float" office:value="1659828" calcext:value-type="float">
            <text:p>1659828</text:p>
          </table:table-cell>
          <table:table-cell office:value-type="float" office:value="1660083" calcext:value-type="float">
            <text:p>1660083</text:p>
          </table:table-cell>
          <table:table-cell office:value-type="string" calcext:value-type="string">
            <text:p>non_sexist</text:p>
          </table:table-cell>
          <table:table-cell office:value-type="string" calcext:value-type="string">
            <text:p>Каеф</text:p>
          </table:table-cell>
        </table:table-row>
        <table:table-row table:style-name="ro1">
          <table:table-cell office:value-type="float" office:value="1659828" calcext:value-type="float">
            <text:p>1659828</text:p>
          </table:table-cell>
          <table:table-cell office:value-type="float" office:value="1660098" calcext:value-type="float">
            <text:p>1660098</text:p>
          </table:table-cell>
          <table:table-cell office:value-type="string" calcext:value-type="string">
            <text:p>non_sexist</text:p>
          </table:table-cell>
          <table:table-cell office:value-type="string" calcext:value-type="string">
            <text:p>расея</text:p>
          </table:table-cell>
        </table:table-row>
        <table:table-row table:style-name="ro1">
          <table:table-cell office:value-type="float" office:value="1659828" calcext:value-type="float">
            <text:p>1659828</text:p>
          </table:table-cell>
          <table:table-cell office:value-type="float" office:value="1660154" calcext:value-type="float">
            <text:p>1660154</text:p>
          </table:table-cell>
          <table:table-cell office:value-type="string" calcext:value-type="string">
            <text:p>non_sexist</text:p>
          </table:table-cell>
          <table:table-cell office:value-type="string" calcext:value-type="string">
            <text:p>насратъ</text:p>
          </table:table-cell>
        </table:table-row>
        <table:table-row table:style-name="ro1">
          <table:table-cell office:value-type="float" office:value="1659828" calcext:value-type="float">
            <text:p>1659828</text:p>
          </table:table-cell>
          <table:table-cell office:value-type="float" office:value="1660170" calcext:value-type="float">
            <text:p>1660170</text:p>
          </table:table-cell>
          <table:table-cell office:value-type="string" calcext:value-type="string">
            <text:p>non_sexist</text:p>
          </table:table-cell>
          <table:table-cell office:value-type="string" calcext:value-type="string">
            <text:p>малахов, ты наше все, первый канал дно</text:p>
          </table:table-cell>
        </table:table-row>
        <table:table-row table:style-name="ro1">
          <table:table-cell office:value-type="float" office:value="1659828" calcext:value-type="float">
            <text:p>1659828</text:p>
          </table:table-cell>
          <table:table-cell office:value-type="float" office:value="1660181" calcext:value-type="float">
            <text:p>1660181</text:p>
          </table:table-cell>
          <table:table-cell office:value-type="string" calcext:value-type="string">
            <text:p>non_sexist</text:p>
          </table:table-cell>
          <table:table-cell office:value-type="string" calcext:value-type="string">
            <text:p>какая же блевотина у нас по фед каналам крутится</text:p>
          </table:table-cell>
        </table:table-row>
        <table:table-row table:style-name="ro1">
          <table:table-cell office:value-type="float" office:value="1659828" calcext:value-type="float">
            <text:p>1659828</text:p>
          </table:table-cell>
          <table:table-cell office:value-type="float" office:value="1660203" calcext:value-type="float">
            <text:p>1660203</text:p>
          </table:table-cell>
          <table:table-cell office:value-type="string" calcext:value-type="string">
            <text:p>non_sexist</text:p>
          </table:table-cell>
          <table:table-cell office:value-type="string" calcext:value-type="string">
            <text:p>[id220377358|Американский-Футбол], главное народ цепляет</text:p>
          </table:table-cell>
        </table:table-row>
        <table:table-row table:style-name="ro1">
          <table:table-cell office:value-type="float" office:value="1659828" calcext:value-type="float">
            <text:p>1659828</text:p>
          </table:table-cell>
          <table:table-cell office:value-type="float" office:value="1660232" calcext:value-type="float">
            <text:p>1660232</text:p>
          </table:table-cell>
          <table:table-cell office:value-type="string" calcext:value-type="string">
            <text:p>non_sexist</text:p>
          </table:table-cell>
          <table:table-cell office:value-type="string" calcext:value-type="string">
            <text:p>Новость про то, какое е-баное днище наши главные федеральные телеканалы.</text:p>
          </table:table-cell>
        </table:table-row>
        <table:table-row table:style-name="ro1">
          <table:table-cell office:value-type="float" office:value="1659828" calcext:value-type="float">
            <text:p>1659828</text:p>
          </table:table-cell>
          <table:table-cell office:value-type="float" office:value="1660261" calcext:value-type="float">
            <text:p>1660261</text:p>
          </table:table-cell>
          <table:table-cell office:value-type="string" calcext:value-type="string">
            <text:p>sexist</text:p>
          </table:table-cell>
          <table:table-cell office:value-type="string" calcext:value-type="string">
            <text:p>Очень познавательно, шлюх по телеку смотреть.</text:p>
          </table:table-cell>
        </table:table-row>
        <table:table-row table:style-name="ro1">
          <table:table-cell office:value-type="float" office:value="1659828" calcext:value-type="float">
            <text:p>1659828</text:p>
          </table:table-cell>
          <table:table-cell office:value-type="float" office:value="1660263" calcext:value-type="float">
            <text:p>1660263</text:p>
          </table:table-cell>
          <table:table-cell office:value-type="string" calcext:value-type="string">
            <text:p>non_sexist</text:p>
          </table:table-cell>
          <table:table-cell office:value-type="string" calcext:value-type="string">
            <text:p>Между прочим, не удивлюсь, если количество переходов по этой новости у Медузы раза в два-три больше, чем в среднем по другим новостям.</text:p>
          </table:table-cell>
        </table:table-row>
        <table:table-row table:style-name="ro4">
          <table:table-cell office:value-type="float" office:value="1659828" calcext:value-type="float">
            <text:p>1659828</text:p>
          </table:table-cell>
          <table:table-cell office:value-type="float" office:value="1660325" calcext:value-type="float">
            <text:p>1660325</text:p>
          </table:table-cell>
          <table:table-cell office:value-type="string" calcext:value-type="string">
            <text:p>sexist</text:p>
          </table:table-cell>
          <table:table-cell office:value-type="string" calcext:value-type="string">
            <text:p>Да всем давно понятно, что Шкурыгина шаболда.</text:p>
            <text:p>Мне лично вообще не ясно, за что его закрыли и на основании чего?</text:p>
            <text:p>Т.е. чувак занялся сексом с бухой телкой, после чего его корешь проделал тоже самое, а она потом заяву кинула на первого?</text:p>
            <text:p>Норм такое изнасилование получилось.😃😃😃😃</text:p>
            <text:p>Мне кажется, что изнасилование это когда кто-то напал в подъезде и силой поимел.При этом есть порванная одежда, побои и т.д.</text:p>
            <text:p>Тут я ничего не увидел.</text:p>
            <text:p>Да и чего там говорить, если она себя вела мягко говоря отвязно на собственных видосах и бухала на вписках.😂😂😂😂</text:p>
          </table:table-cell>
        </table:table-row>
        <table:table-row table:style-name="ro1">
          <table:table-cell office:value-type="float" office:value="1659828" calcext:value-type="float">
            <text:p>1659828</text:p>
          </table:table-cell>
          <table:table-cell office:value-type="float" office:value="1660352" calcext:value-type="float">
            <text:p>1660352</text:p>
          </table:table-cell>
          <table:table-cell office:value-type="string" calcext:value-type="string">
            <text:p>non_sexist</text:p>
          </table:table-cell>
          <table:table-cell office:value-type="string" calcext:value-type="string">
            <text:p>[id1979464|Андрей],</text:p>
          </table:table-cell>
        </table:table-row>
        <table:table-row table:style-name="ro1">
          <table:table-cell office:value-type="float" office:value="1659828" calcext:value-type="float">
            <text:p>1659828</text:p>
          </table:table-cell>
          <table:table-cell office:value-type="float" office:value="1660384" calcext:value-type="float">
            <text:p>1660384</text:p>
          </table:table-cell>
          <table:table-cell office:value-type="string" calcext:value-type="string">
            <text:p>non_sexist</text:p>
          </table:table-cell>
          <table:table-cell office:value-type="string" calcext:value-type="string">
            <text:p>[id349618409|Александр], за то, что даже шаболд нельзя насиловать. Это тяжело для россиян видимо понять, что к женщинам уважительно относиться надо. Так же у Куприна, японского шпиона раскрыли, благодаря тому что он с проституткой нежен был, а обычно ее все били</text:p>
          </table:table-cell>
        </table:table-row>
        <table:table-row table:style-name="ro5">
          <table:table-cell office:value-type="float" office:value="1659828" calcext:value-type="float">
            <text:p>1659828</text:p>
          </table:table-cell>
          <table:table-cell office:value-type="float" office:value="1660434" calcext:value-type="float">
            <text:p>1660434</text:p>
          </table:table-cell>
          <table:table-cell office:value-type="string" calcext:value-type="string">
            <text:p>sexist</text:p>
          </table:table-cell>
          <table:table-cell office:value-type="string" calcext:value-type="string">
            <text:p>[id2253528|Анатолий], это ясно, что нельзя.Только тут нужно понимать, что подразумевается под изнасилованием?</text:p>
            <text:p>Насильственные действия так? Тогда где синяки, где порванная одежда?</text:p>
            <text:p>Я вот кроме картины, где бухая телка дала двум чувакам на вписке больше ничего не вижу из фактов.</text:p>
            <text:p>По этому мне и не ясно, за что отсидел чувак?</text:p>
          </table:table-cell>
        </table:table-row>
        <table:table-row table:style-name="ro1">
          <table:table-cell office:value-type="float" office:value="1659828" calcext:value-type="float">
            <text:p>1659828</text:p>
          </table:table-cell>
          <table:table-cell office:value-type="float" office:value="1660457" calcext:value-type="float">
            <text:p>1660457</text:p>
          </table:table-cell>
          <table:table-cell office:value-type="string" calcext:value-type="string">
            <text:p>non_sexist</text:p>
          </table:table-cell>
          <table:table-cell office:value-type="string" calcext:value-type="string">
            <text:p>[id349618409|Александр], ну раз не понятно, то плохо</text:p>
          </table:table-cell>
        </table:table-row>
        <table:table-row table:style-name="ro1">
          <table:table-cell office:value-type="float" office:value="1659828" calcext:value-type="float">
            <text:p>1659828</text:p>
          </table:table-cell>
          <table:table-cell office:value-type="float" office:value="1660501" calcext:value-type="float">
            <text:p>1660501</text:p>
          </table:table-cell>
          <table:table-cell office:value-type="string" calcext:value-type="string">
            <text:p>non_sexist</text:p>
          </table:table-cell>
          <table:table-cell office:value-type="string" calcext:value-type="string">
            <text:p>Начинается вторая волна шурыгинщины!!!</text:p>
          </table:table-cell>
        </table:table-row>
        <table:table-row table:style-name="ro1">
          <table:table-cell office:value-type="float" office:value="1659828" calcext:value-type="float">
            <text:p>1659828</text:p>
          </table:table-cell>
          <table:table-cell office:value-type="float" office:value="1660538" calcext:value-type="float">
            <text:p>1660538</text:p>
          </table:table-cell>
          <table:table-cell office:value-type="string" calcext:value-type="string">
            <text:p>non_sexist</text:p>
          </table:table-cell>
          <table:table-cell office:value-type="string" calcext:value-type="string">
            <text:p>[id2253528|Анатолий], а кто сказал что надо кого-либо уважать?</text:p>
          </table:table-cell>
        </table:table-row>
        <table:table-row table:style-name="ro1">
          <table:table-cell office:value-type="float" office:value="1659828" calcext:value-type="float">
            <text:p>1659828</text:p>
          </table:table-cell>
          <table:table-cell office:value-type="float" office:value="1660961" calcext:value-type="float">
            <text:p>1660961</text:p>
          </table:table-cell>
          <table:table-cell office:value-type="string" calcext:value-type="string">
            <text:p>non_sexist</text:p>
          </table:table-cell>
          <table:table-cell office:value-type="string" calcext:value-type="string">
            <text:p>[id349618409|Александр], ты потенциальный насильник !!!!!!! Мразь , подонок, что бы с твоими детьми такое же случилось !!!!!!!!!!!</text:p>
          </table:table-cell>
        </table:table-row>
        <table:table-row table:style-name="ro1">
          <table:table-cell office:value-type="float" office:value="1659828" calcext:value-type="float">
            <text:p>1659828</text:p>
          </table:table-cell>
          <table:table-cell office:value-type="float" office:value="1661048" calcext:value-type="float">
            <text:p>1661048</text:p>
          </table:table-cell>
          <table:table-cell office:value-type="string" calcext:value-type="string">
            <text:p>non_sexist</text:p>
          </table:table-cell>
          <table:table-cell office:value-type="string" calcext:value-type="string">
            <text:p>[id314703580|Мрачное], ахаха пнх больное существо.</text:p>
          </table:table-cell>
        </table:table-row>
        <table:table-row table:style-name="ro1">
          <table:table-cell office:value-type="float" office:value="1658381" calcext:value-type="float">
            <text:p>1658381</text:p>
          </table:table-cell>
          <table:table-cell office:value-type="float" office:value="1658385" calcext:value-type="float">
            <text:p>1658385</text:p>
          </table:table-cell>
          <table:table-cell office:value-type="string" calcext:value-type="string">
            <text:p>non_sexist</text:p>
          </table:table-cell>
          <table:table-cell office:value-type="string" calcext:value-type="string">
            <text:p>Медуза, за что? Мы весь год вели себя хорошо!</text:p>
          </table:table-cell>
        </table:table-row>
        <table:table-row table:style-name="ro1">
          <table:table-cell office:value-type="float" office:value="1658381" calcext:value-type="float">
            <text:p>1658381</text:p>
          </table:table-cell>
          <table:table-cell office:value-type="float" office:value="1658390" calcext:value-type="float">
            <text:p>1658390</text:p>
          </table:table-cell>
          <table:table-cell office:value-type="string" calcext:value-type="string">
            <text:p>non_sexist</text:p>
          </table:table-cell>
          <table:table-cell office:value-type="string" calcext:value-type="string">
            <text:p>похоже, это судьба - до конца жизни каждый день узнавать важные и интересные новости об этих двух даунах</text:p>
          </table:table-cell>
        </table:table-row>
        <table:table-row table:style-name="ro1">
          <table:table-cell office:value-type="float" office:value="1658381" calcext:value-type="float">
            <text:p>1658381</text:p>
          </table:table-cell>
          <table:table-cell office:value-type="float" office:value="1658392" calcext:value-type="float">
            <text:p>1658392</text:p>
          </table:table-cell>
          <table:table-cell office:value-type="string" calcext:value-type="string">
            <text:p>non_sexist</text:p>
          </table:table-cell>
          <table:table-cell office:value-type="string" calcext:value-type="string">
            <text:p>Медуза,мы же любим тебя,Что ты делаешь?</text:p>
          </table:table-cell>
        </table:table-row>
        <table:table-row table:style-name="ro1">
          <table:table-cell office:value-type="float" office:value="1658381" calcext:value-type="float">
            <text:p>1658381</text:p>
          </table:table-cell>
          <table:table-cell office:value-type="float" office:value="1658394" calcext:value-type="float">
            <text:p>1658394</text:p>
          </table:table-cell>
          <table:table-cell office:value-type="string" calcext:value-type="string">
            <text:p>non_sexist</text:p>
          </table:table-cell>
          <table:table-cell office:value-type="string" calcext:value-type="string">
            <text:p>Когда они поженятся?</text:p>
          </table:table-cell>
        </table:table-row>
        <table:table-row table:style-name="ro6">
          <table:table-cell office:value-type="float" office:value="1658381" calcext:value-type="float">
            <text:p>1658381</text:p>
          </table:table-cell>
          <table:table-cell office:value-type="float" office:value="1658397" calcext:value-type="float">
            <text:p>1658397</text:p>
          </table:table-cell>
          <table:table-cell office:value-type="string" calcext:value-type="string">
            <text:p>non_sexist</text:p>
          </table:table-cell>
          <table:table-cell office:value-type="string" calcext:value-type="string">
            <text:p>Конкуренция на мировом телевидении: телеканалы спонсируют высокобюджетные проекты с качественным актерским составом и соревнуются в качестве контента.</text:p>
            <text:p/>
            <text:p>Конкуренция на российском телевидении: Шурыгина приходит на "Первый", ее протеже - на "Россию". </text:p>
            <text:p/>
            <text:p>Занавес.</text:p>
          </table:table-cell>
        </table:table-row>
        <table:table-row table:style-name="ro1">
          <table:table-cell office:value-type="float" office:value="1658381" calcext:value-type="float">
            <text:p>1658381</text:p>
          </table:table-cell>
          <table:table-cell office:value-type="float" office:value="1658399" calcext:value-type="float">
            <text:p>1658399</text:p>
          </table:table-cell>
          <table:table-cell office:value-type="string" calcext:value-type="string">
            <text:p>non_sexist</text:p>
          </table:table-cell>
          <table:table-cell office:value-type="string" calcext:value-type="string">
            <text:p>знаете,с каким кайфом это хавают в провинциях?) и потом обсуждают месяц всем населённым пунктом,будто родственников) контент на тв подгоняется под запросы общества)</text:p>
          </table:table-cell>
        </table:table-row>
        <table:table-row table:style-name="ro1">
          <table:table-cell office:value-type="float" office:value="1658381" calcext:value-type="float">
            <text:p>1658381</text:p>
          </table:table-cell>
          <table:table-cell office:value-type="float" office:value="1658403" calcext:value-type="float">
            <text:p>1658403</text:p>
          </table:table-cell>
          <table:table-cell office:value-type="string" calcext:value-type="string">
            <text:p>non_sexist</text:p>
          </table:table-cell>
          <table:table-cell office:value-type="string" calcext:value-type="string">
            <text:p>Вы бы сказали хоть, что вечером немножко деграднём, я бы себе какой-нибудь ссанины взял и семечек. Для усиления аффекта.</text:p>
          </table:table-cell>
        </table:table-row>
        <table:table-row table:style-name="ro1">
          <table:table-cell office:value-type="float" office:value="1658381" calcext:value-type="float">
            <text:p>1658381</text:p>
          </table:table-cell>
          <table:table-cell office:value-type="float" office:value="1658408" calcext:value-type="float">
            <text:p>1658408</text:p>
          </table:table-cell>
          <table:table-cell office:value-type="string" calcext:value-type="string">
            <text:p>non_sexist</text:p>
          </table:table-cell>
          <table:table-cell office:value-type="string" calcext:value-type="string">
            <text:p>Обоже</text:p>
          </table:table-cell>
        </table:table-row>
        <table:table-row table:style-name="ro1">
          <table:table-cell office:value-type="float" office:value="1658381" calcext:value-type="float">
            <text:p>1658381</text:p>
          </table:table-cell>
          <table:table-cell office:value-type="float" office:value="1658410" calcext:value-type="float">
            <text:p>1658410</text:p>
          </table:table-cell>
          <table:table-cell office:value-type="string" calcext:value-type="string">
            <text:p>non_sexist</text:p>
          </table:table-cell>
          <table:table-cell office:value-type="string" calcext:value-type="string">
            <text:p>Они у Малахова в прямом эфире поженились или подрались, неохота смотреть?</text:p>
          </table:table-cell>
        </table:table-row>
        <table:table-row table:style-name="ro1">
          <table:table-cell office:value-type="float" office:value="1658381" calcext:value-type="float">
            <text:p>1658381</text:p>
          </table:table-cell>
          <table:table-cell office:value-type="float" office:value="1658413" calcext:value-type="float">
            <text:p>1658413</text:p>
          </table:table-cell>
          <table:table-cell office:value-type="string" calcext:value-type="string">
            <text:p>non_sexist</text:p>
          </table:table-cell>
          <table:table-cell office:value-type="string" calcext:value-type="string">
            <text:p>Спасибо</text:p>
          </table:table-cell>
        </table:table-row>
        <table:table-row table:style-name="ro1">
          <table:table-cell office:value-type="float" office:value="1658381" calcext:value-type="float">
            <text:p>1658381</text:p>
          </table:table-cell>
          <table:table-cell office:value-type="float" office:value="1658419" calcext:value-type="float">
            <text:p>1658419</text:p>
          </table:table-cell>
          <table:table-cell office:value-type="string" calcext:value-type="string">
            <text:p>non_sexist</text:p>
          </table:table-cell>
          <table:table-cell office:value-type="string" calcext:value-type="string">
            <text:p>Озвучьте тарифы?</text:p>
          </table:table-cell>
        </table:table-row>
        <table:table-row table:style-name="ro3">
          <table:table-cell office:value-type="float" office:value="1658381" calcext:value-type="float">
            <text:p>1658381</text:p>
          </table:table-cell>
          <table:table-cell office:value-type="float" office:value="1658421" calcext:value-type="float">
            <text:p>1658421</text:p>
          </table:table-cell>
          <table:table-cell office:value-type="string" calcext:value-type="string">
            <text:p>sexist</text:p>
          </table:table-cell>
          <table:table-cell office:value-type="string" calcext:value-type="string">
            <text:p>«Наталья Шурыгина, мать Дианы: Я ознакомилась с делом и считаю, что изнасилование было спланировано. Потому что на одежде Дианы были его слюна и сперма. А на одежде Семенова ничего не было, хотя Диану на него вырвало. Значит он сразу ушел из того дома и все постирал.»</text:p>
            <text:p/>
            <text:p>Не,  бл*, ему облёванным надо было ходить</text:p>
          </table:table-cell>
        </table:table-row>
        <table:table-row table:style-name="ro1">
          <table:table-cell office:value-type="float" office:value="1658381" calcext:value-type="float">
            <text:p>1658381</text:p>
          </table:table-cell>
          <table:table-cell office:value-type="float" office:value="1658422" calcext:value-type="float">
            <text:p>1658422</text:p>
          </table:table-cell>
          <table:table-cell office:value-type="string" calcext:value-type="string">
            <text:p>non_sexist</text:p>
          </table:table-cell>
          <table:table-cell office:value-type="string" calcext:value-type="string">
            <text:p>ну все, сексизм и виктимблейминг снова льется через край в быдло-парашии.</text:p>
          </table:table-cell>
        </table:table-row>
        <table:table-row table:style-name="ro1">
          <table:table-cell office:value-type="float" office:value="1658381" calcext:value-type="float">
            <text:p>1658381</text:p>
          </table:table-cell>
          <table:table-cell office:value-type="float" office:value="1658425" calcext:value-type="float">
            <text:p>1658425</text:p>
          </table:table-cell>
          <table:table-cell office:value-type="string" calcext:value-type="string">
            <text:p>sexist</text:p>
          </table:table-cell>
          <table:table-cell office:value-type="string" calcext:value-type="string">
            <text:p>[id395817910|Антон], так большинство и не виктимблеймит пацана. Тут же все адекватные, как-никак</text:p>
          </table:table-cell>
        </table:table-row>
        <table:table-row table:style-name="ro1">
          <table:table-cell office:value-type="float" office:value="1658381" calcext:value-type="float">
            <text:p>1658381</text:p>
          </table:table-cell>
          <table:table-cell office:value-type="float" office:value="1658429" calcext:value-type="float">
            <text:p>1658429</text:p>
          </table:table-cell>
          <table:table-cell office:value-type="string" calcext:value-type="string">
            <text:p>sexist</text:p>
          </table:table-cell>
          <table:table-cell office:value-type="string" calcext:value-type="string">
            <text:p>[id395817910|Антон], так быдлоeблан из либеpacтноотпендошенных , ушлёпок-всёпропальщик или скачущая кастрюля из быдлoбандерии ?🌈</text:p>
          </table:table-cell>
        </table:table-row>
        <table:table-row table:style-name="ro1">
          <table:table-cell office:value-type="float" office:value="1658381" calcext:value-type="float">
            <text:p>1658381</text:p>
          </table:table-cell>
          <table:table-cell office:value-type="float" office:value="1658430" calcext:value-type="float">
            <text:p>1658430</text:p>
          </table:table-cell>
          <table:table-cell office:value-type="string" calcext:value-type="string">
            <text:p>non_sexist</text:p>
          </table:table-cell>
          <table:table-cell office:value-type="string" calcext:value-type="string">
            <text:p>Подонки по Первому не сказали про нападение на школу в Перми. Значит, автоматически слухи про целенаправленное нападение на учеников и учительницу правда</text:p>
          </table:table-cell>
        </table:table-row>
        <table:table-row table:style-name="ro1">
          <table:table-cell office:value-type="float" office:value="1658381" calcext:value-type="float">
            <text:p>1658381</text:p>
          </table:table-cell>
          <table:table-cell office:value-type="float" office:value="1658434" calcext:value-type="float">
            <text:p>1658434</text:p>
          </table:table-cell>
          <table:table-cell office:value-type="string" calcext:value-type="string">
            <text:p>non_sexist</text:p>
          </table:table-cell>
          <table:table-cell office:value-type="string" calcext:value-type="string">
            <text:p>Ну отлично, что хавают. Нормальные люди, тащемта, телевизор не смотрят именно потому, что контент там подгоняется под запросы говноедов. Вопрос лишь в том, почему это на Медузе? Держат ли они свою аудиторию за даунов или действительно считают эту хуиту важным событием?</text:p>
          </table:table-cell>
        </table:table-row>
        <table:table-row table:style-name="ro1">
          <table:table-cell office:value-type="float" office:value="1658381" calcext:value-type="float">
            <text:p>1658381</text:p>
          </table:table-cell>
          <table:table-cell office:value-type="float" office:value="1658436" calcext:value-type="float">
            <text:p>1658436</text:p>
          </table:table-cell>
          <table:table-cell office:value-type="string" calcext:value-type="string">
            <text:p>non_sexist</text:p>
          </table:table-cell>
          <table:table-cell office:value-type="string" calcext:value-type="string">
            <text:p>[id10048397|Дима], знаю москвичей какие хавают малаховщину за обе щёки причмокивая.</text:p>
          </table:table-cell>
        </table:table-row>
        <table:table-row table:style-name="ro1">
          <table:table-cell office:value-type="float" office:value="1658381" calcext:value-type="float">
            <text:p>1658381</text:p>
          </table:table-cell>
          <table:table-cell office:value-type="float" office:value="1658438" calcext:value-type="float">
            <text:p>1658438</text:p>
          </table:table-cell>
          <table:table-cell office:value-type="string" calcext:value-type="string">
            <text:p>non_sexist</text:p>
          </table:table-cell>
          <table:table-cell office:value-type="string" calcext:value-type="string">
            <text:p>Итак, началось.</text:p>
          </table:table-cell>
        </table:table-row>
        <table:table-row table:style-name="ro1">
          <table:table-cell office:value-type="float" office:value="1658381" calcext:value-type="float">
            <text:p>1658381</text:p>
          </table:table-cell>
          <table:table-cell office:value-type="float" office:value="1658439" calcext:value-type="float">
            <text:p>1658439</text:p>
          </table:table-cell>
          <table:table-cell office:value-type="string" calcext:value-type="string">
            <text:p>non_sexist</text:p>
          </table:table-cell>
          <table:table-cell office:value-type="string" calcext:value-type="string">
            <text:p>[id91276767|Александр], это вопрос редакторам медузы)</text:p>
          </table:table-cell>
        </table:table-row>
        <table:table-row table:style-name="ro1">
          <table:table-cell office:value-type="float" office:value="1658381" calcext:value-type="float">
            <text:p>1658381</text:p>
          </table:table-cell>
          <table:table-cell office:value-type="float" office:value="1658440" calcext:value-type="float">
            <text:p>1658440</text:p>
          </table:table-cell>
          <table:table-cell office:value-type="string" calcext:value-type="string">
            <text:p>non_sexist</text:p>
          </table:table-cell>
          <table:table-cell office:value-type="string" calcext:value-type="string">
            <text:p>Новости, которые мы заслужили...</text:p>
          </table:table-cell>
        </table:table-row>
        <table:table-row table:style-name="ro1">
          <table:table-cell office:value-type="float" office:value="1658381" calcext:value-type="float">
            <text:p>1658381</text:p>
          </table:table-cell>
          <table:table-cell office:value-type="float" office:value="1658445" calcext:value-type="float">
            <text:p>1658445</text:p>
          </table:table-cell>
          <table:table-cell office:value-type="string" calcext:value-type="string">
            <text:p>non_sexist</text:p>
          </table:table-cell>
          <table:table-cell office:value-type="string" calcext:value-type="string">
            <text:p>[id2026536|Pall], ну это исключение,мне кажется</text:p>
          </table:table-cell>
        </table:table-row>
        <table:table-row table:style-name="ro7">
          <table:table-cell office:value-type="float" office:value="1658381" calcext:value-type="float">
            <text:p>1658381</text:p>
          </table:table-cell>
          <table:table-cell office:value-type="float" office:value="1658446" calcext:value-type="float">
            <text:p>1658446</text:p>
          </table:table-cell>
          <table:table-cell office:value-type="string" calcext:value-type="string">
            <text:p>sexist</text:p>
          </table:table-cell>
          <table:table-cell office:value-type="string" calcext:value-type="string">
            <text:p>Борисов: Но ты не сама заявила об изнасиловании тогда?</text:p>
            <text:p/>
            <text:p>Шурыгина: Да, меня оттуда забрали родители. А потом мама спрашивает, может тебя изнасиловали. «И я такая: „Мам, по ходу [да]“».</text:p>
            <text:p/>
            <text:p>Борисов: Ты не была уверена?</text:p>
            <text:p/>
            <text:p>Шурыгина: Я была пьяная, с похмелья. Не все понимала.</text:p>
            <text:p/>
            <text:p>Все что надо знать</text:p>
            <text:p/>
          </table:table-cell>
        </table:table-row>
        <table:table-row table:style-name="ro1">
          <table:table-cell office:value-type="float" office:value="1658381" calcext:value-type="float">
            <text:p>1658381</text:p>
          </table:table-cell>
          <table:table-cell office:value-type="float" office:value="1658447" calcext:value-type="float">
            <text:p>1658447</text:p>
          </table:table-cell>
          <table:table-cell office:value-type="string" calcext:value-type="string">
            <text:p>sexist</text:p>
          </table:table-cell>
          <table:table-cell office:value-type="string" calcext:value-type="string">
            <text:p>[id452185691|Andrey], давайте тут не будем либералов трогать , я либерал, но полностью за парня, это пьяная хз как ее назвать сама сказала "мам походу" это пипец прям цитата всех жертв насилия: "скажите , вас изнасиловали ?" " Походу" ну о..уеть теперь.</text:p>
          </table:table-cell>
        </table:table-row>
        <table:table-row table:style-name="ro1">
          <table:table-cell office:value-type="float" office:value="1658381" calcext:value-type="float">
            <text:p>1658381</text:p>
          </table:table-cell>
          <table:table-cell office:value-type="float" office:value="1658450" calcext:value-type="float">
            <text:p>1658450</text:p>
          </table:table-cell>
          <table:table-cell office:value-type="string" calcext:value-type="string">
            <text:p>non_sexist</text:p>
          </table:table-cell>
          <table:table-cell office:value-type="string" calcext:value-type="string">
            <text:p>Я думал, у них очная ставка будет.</text:p>
          </table:table-cell>
        </table:table-row>
        <table:table-row table:style-name="ro1">
          <table:table-cell office:value-type="float" office:value="1658381" calcext:value-type="float">
            <text:p>1658381</text:p>
          </table:table-cell>
          <table:table-cell office:value-type="float" office:value="1658451" calcext:value-type="float">
            <text:p>1658451</text:p>
          </table:table-cell>
          <table:table-cell office:value-type="string" calcext:value-type="string">
            <text:p>non_sexist</text:p>
          </table:table-cell>
          <table:table-cell office:value-type="string" calcext:value-type="string">
            <text:p>[id10048397|Дима], наверняка не скажешь. Говноедов везде хватает.</text:p>
          </table:table-cell>
        </table:table-row>
        <table:table-row table:style-name="ro1">
          <table:table-cell office:value-type="float" office:value="1658381" calcext:value-type="float">
            <text:p>1658381</text:p>
          </table:table-cell>
          <table:table-cell office:value-type="float" office:value="1658454" calcext:value-type="float">
            <text:p>1658454</text:p>
          </table:table-cell>
          <table:table-cell office:value-type="string" calcext:value-type="string">
            <text:p>non_sexist</text:p>
          </table:table-cell>
          <table:table-cell office:value-type="string" calcext:value-type="string">
            <text:p>[id4343435|Карен], так этот быдлоeблан , про мою страну что то кукарекнул ...</text:p>
          </table:table-cell>
        </table:table-row>
        <table:table-row table:style-name="ro1">
          <table:table-cell office:value-type="float" office:value="1658381" calcext:value-type="float">
            <text:p>1658381</text:p>
          </table:table-cell>
          <table:table-cell office:value-type="float" office:value="1658455" calcext:value-type="float">
            <text:p>1658455</text:p>
          </table:table-cell>
          <table:table-cell office:value-type="string" calcext:value-type="string">
            <text:p>non_sexist</text:p>
          </table:table-cell>
          <table:table-cell office:value-type="string" calcext:value-type="string">
            <text:p>Как это было, нам очень ВАЖНО знать, спасибо, что держите в курсе!</text:p>
          </table:table-cell>
        </table:table-row>
        <table:table-row table:style-name="ro1">
          <table:table-cell office:value-type="float" office:value="1658381" calcext:value-type="float">
            <text:p>1658381</text:p>
          </table:table-cell>
          <table:table-cell office:value-type="float" office:value="1658456" calcext:value-type="float">
            <text:p>1658456</text:p>
          </table:table-cell>
          <table:table-cell office:value-type="string" calcext:value-type="string">
            <text:p>non_sexist</text:p>
          </table:table-cell>
          <table:table-cell office:value-type="string" calcext:value-type="string">
            <text:p>[id2026536|Pall], да и это печально</text:p>
          </table:table-cell>
        </table:table-row>
        <table:table-row table:style-name="ro1">
          <table:table-cell office:value-type="float" office:value="1658381" calcext:value-type="float">
            <text:p>1658381</text:p>
          </table:table-cell>
          <table:table-cell office:value-type="float" office:value="1658458" calcext:value-type="float">
            <text:p>1658458</text:p>
          </table:table-cell>
          <table:table-cell office:value-type="string" calcext:value-type="string">
            <text:p>non_sexist</text:p>
          </table:table-cell>
          <table:table-cell office:value-type="string" calcext:value-type="string">
            <text:p>[id91276767|Александр], они как бы напоминают нам, почему не стоит включать телевизор.</text:p>
          </table:table-cell>
        </table:table-row>
        <table:table-row table:style-name="ro3">
          <table:table-cell office:value-type="float" office:value="1658381" calcext:value-type="float">
            <text:p>1658381</text:p>
          </table:table-cell>
          <table:table-cell office:value-type="float" office:value="1658463" calcext:value-type="float">
            <text:p>1658463</text:p>
          </table:table-cell>
          <table:table-cell office:value-type="string" calcext:value-type="string">
            <text:p>sexist</text:p>
          </table:table-cell>
          <table:table-cell office:value-type="string" calcext:value-type="string">
            <text:p>"Он все-таки насильник, а не убийца. Что его бояться"</text:p>
            <text:p/>
            <text:p>Насильников она вскрывает как шампанское, чего их бояться</text:p>
          </table:table-cell>
        </table:table-row>
        <table:table-row table:style-name="ro1">
          <table:table-cell office:value-type="float" office:value="1658381" calcext:value-type="float">
            <text:p>1658381</text:p>
          </table:table-cell>
          <table:table-cell office:value-type="float" office:value="1658467" calcext:value-type="float">
            <text:p>1658467</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658381" calcext:value-type="float">
            <text:p>1658381</text:p>
          </table:table-cell>
          <table:table-cell office:value-type="float" office:value="1658469" calcext:value-type="float">
            <text:p>1658469</text:p>
          </table:table-cell>
          <table:table-cell office:value-type="string" calcext:value-type="string">
            <text:p>non_sexist</text:p>
          </table:table-cell>
          <table:table-cell office:value-type="string" calcext:value-type="string">
            <text:p>[id452185691|Andrey], ну он просто шизик, это и моя страна так-то , на шизиков лучше не обращать внимания, а уж тем более не приписывать их к большому числу либералов, а также не судить нас по ним, иначе мы никогда не придем к диалогу, а либерал будет все также каким то странным оскорблением.</text:p>
          </table:table-cell>
        </table:table-row>
        <table:table-row table:style-name="ro1">
          <table:table-cell office:value-type="float" office:value="1658381" calcext:value-type="float">
            <text:p>1658381</text:p>
          </table:table-cell>
          <table:table-cell office:value-type="float" office:value="1658470" calcext:value-type="float">
            <text:p>1658470</text:p>
          </table:table-cell>
          <table:table-cell office:value-type="string" calcext:value-type="string">
            <text:p>non_sexist</text:p>
          </table:table-cell>
          <table:table-cell office:value-type="string" calcext:value-type="string">
            <text:p>[id78116848|Ruslan], 😂😂😂👍</text:p>
          </table:table-cell>
        </table:table-row>
        <table:table-row table:style-name="ro1">
          <table:table-cell office:value-type="float" office:value="1658381" calcext:value-type="float">
            <text:p>1658381</text:p>
          </table:table-cell>
          <table:table-cell office:value-type="float" office:value="1658472" calcext:value-type="float">
            <text:p>1658472</text:p>
          </table:table-cell>
          <table:table-cell office:value-type="string" calcext:value-type="string">
            <text:p>non_sexist</text:p>
          </table:table-cell>
          <table:table-cell office:value-type="string" calcext:value-type="string">
            <text:p>Когда решили встретиться у метро, но забыли, что там два выхода</text:p>
          </table:table-cell>
        </table:table-row>
        <table:table-row table:style-name="ro1">
          <table:table-cell office:value-type="float" office:value="1658381" calcext:value-type="float">
            <text:p>1658381</text:p>
          </table:table-cell>
          <table:table-cell office:value-type="float" office:value="1658477" calcext:value-type="float">
            <text:p>1658477</text:p>
          </table:table-cell>
          <table:table-cell office:value-type="string" calcext:value-type="string">
            <text:p>non_sexist</text:p>
          </table:table-cell>
          <table:table-cell office:value-type="string" calcext:value-type="string">
            <text:p>Как же мля надоела эта порнуха</text:p>
          </table:table-cell>
        </table:table-row>
        <table:table-row table:style-name="ro1">
          <table:table-cell office:value-type="float" office:value="1658381" calcext:value-type="float">
            <text:p>1658381</text:p>
          </table:table-cell>
          <table:table-cell office:value-type="float" office:value="1658483" calcext:value-type="float">
            <text:p>1658483</text:p>
          </table:table-cell>
          <table:table-cell office:value-type="string" calcext:value-type="string">
            <text:p>non_sexist</text:p>
          </table:table-cell>
          <table:table-cell office:value-type="string" calcext:value-type="string">
            <text:p>На до ело</text:p>
          </table:table-cell>
        </table:table-row>
        <table:table-row table:style-name="ro1">
          <table:table-cell office:value-type="float" office:value="1658381" calcext:value-type="float">
            <text:p>1658381</text:p>
          </table:table-cell>
          <table:table-cell office:value-type="float" office:value="1658486" calcext:value-type="float">
            <text:p>1658486</text:p>
          </table:table-cell>
          <table:table-cell office:value-type="string" calcext:value-type="string">
            <text:p>non_sexist</text:p>
          </table:table-cell>
          <table:table-cell office:value-type="string" calcext:value-type="string">
            <text:p>Зачем постоянно про них новости 😠 тогда раздули тему вселенских масштабов, и опять началось</text:p>
          </table:table-cell>
        </table:table-row>
        <table:table-row table:style-name="ro2">
          <table:table-cell office:value-type="float" office:value="1658381" calcext:value-type="float">
            <text:p>1658381</text:p>
          </table:table-cell>
          <table:table-cell office:value-type="float" office:value="1658488" calcext:value-type="float">
            <text:p>1658488</text:p>
          </table:table-cell>
          <table:table-cell office:value-type="string" calcext:value-type="string">
            <text:p>non_sexist</text:p>
          </table:table-cell>
          <table:table-cell office:value-type="string" calcext:value-type="string">
            <text:p>Отсидел год: 40к за интервью, миллион за съёмки. </text:p>
            <text:p>Россия - это то место, где за статью и год отсидки ты сможешь ещё и поднять.</text:p>
          </table:table-cell>
        </table:table-row>
        <table:table-row table:style-name="ro1">
          <table:table-cell office:value-type="float" office:value="1658381" calcext:value-type="float">
            <text:p>1658381</text:p>
          </table:table-cell>
          <table:table-cell office:value-type="float" office:value="1658506" calcext:value-type="float">
            <text:p>1658506</text:p>
          </table:table-cell>
          <table:table-cell office:value-type="string" calcext:value-type="string">
            <text:p>sexist</text:p>
          </table:table-cell>
          <table:table-cell office:value-type="string" calcext:value-type="string">
            <text:p>Переживаю за отношения этих дырки и куна больше , чем за свои</text:p>
          </table:table-cell>
        </table:table-row>
        <table:table-row table:style-name="ro1">
          <table:table-cell office:value-type="float" office:value="1658381" calcext:value-type="float">
            <text:p>1658381</text:p>
          </table:table-cell>
          <table:table-cell office:value-type="float" office:value="1658586" calcext:value-type="float">
            <text:p>1658586</text:p>
          </table:table-cell>
          <table:table-cell office:value-type="string" calcext:value-type="string">
            <text:p>sexist</text:p>
          </table:table-cell>
          <table:table-cell office:value-type="string" calcext:value-type="string">
            <text:p>Бухая деваха потрахалась с бухим парнем. О божечки, теперь их винят в этом. Виктимблейминг процветает в этой стране недолюдей, однозначно</text:p>
          </table:table-cell>
        </table:table-row>
        <table:table-row table:style-name="ro1">
          <table:table-cell office:value-type="float" office:value="1658381" calcext:value-type="float">
            <text:p>1658381</text:p>
          </table:table-cell>
          <table:table-cell office:value-type="float" office:value="1658590" calcext:value-type="float">
            <text:p>1658590</text:p>
          </table:table-cell>
          <table:table-cell office:value-type="string" calcext:value-type="string">
            <text:p>non_sexist</text:p>
          </table:table-cell>
          <table:table-cell office:value-type="string" calcext:value-type="string">
            <text:p>[id10048397|Дима], ты шо, дебил? Причем тут провинции? Говноедов и в неризиновой хватает.</text:p>
          </table:table-cell>
        </table:table-row>
        <table:table-row table:style-name="ro1">
          <table:table-cell office:value-type="float" office:value="1658381" calcext:value-type="float">
            <text:p>1658381</text:p>
          </table:table-cell>
          <table:table-cell office:value-type="float" office:value="1658594" calcext:value-type="float">
            <text:p>1658594</text:p>
          </table:table-cell>
          <table:table-cell office:value-type="string" calcext:value-type="string">
            <text:p>non_sexist</text:p>
          </table:table-cell>
          <table:table-cell office:value-type="string" calcext:value-type="string">
            <text:p>[id295785583|Екатерина], я дебил?)сказал человек с овцой на аве</text:p>
          </table:table-cell>
        </table:table-row>
        <table:table-row table:style-name="ro1">
          <table:table-cell office:value-type="float" office:value="1658381" calcext:value-type="float">
            <text:p>1658381</text:p>
          </table:table-cell>
          <table:table-cell office:value-type="float" office:value="1658599" calcext:value-type="float">
            <text:p>1658599</text:p>
          </table:table-cell>
          <table:table-cell office:value-type="string" calcext:value-type="string">
            <text:p>non_sexist</text:p>
          </table:table-cell>
          <table:table-cell office:value-type="string" calcext:value-type="string">
            <text:p>[id10048397|Дима], ты ещё и в логику не можешь, да?) К тому же, это коза -_-</text:p>
          </table:table-cell>
        </table:table-row>
        <table:table-row table:style-name="ro1">
          <table:table-cell office:value-type="float" office:value="1658381" calcext:value-type="float">
            <text:p>1658381</text:p>
          </table:table-cell>
          <table:table-cell office:value-type="float" office:value="1658647" calcext:value-type="float">
            <text:p>1658647</text:p>
          </table:table-cell>
          <table:table-cell office:value-type="string" calcext:value-type="string">
            <text:p>non_sexist</text:p>
          </table:table-cell>
          <table:table-cell office:value-type="string" calcext:value-type="string">
            <text:p>Какой то позор для правосудия получается.</text:p>
          </table:table-cell>
        </table:table-row>
        <table:table-row table:style-name="ro1">
          <table:table-cell office:value-type="float" office:value="1658381" calcext:value-type="float">
            <text:p>1658381</text:p>
          </table:table-cell>
          <table:table-cell office:value-type="float" office:value="1658678" calcext:value-type="float">
            <text:p>1658678</text:p>
          </table:table-cell>
          <table:table-cell office:value-type="string" calcext:value-type="string">
            <text:p>non_sexist</text:p>
          </table:table-cell>
          <table:table-cell office:value-type="string" calcext:value-type="string">
            <text:p>Что еще раз как-бы намекает нет денег тебя посадят. И да гендерного равенства нет.</text:p>
          </table:table-cell>
        </table:table-row>
        <table:table-row table:style-name="ro1">
          <table:table-cell office:value-type="float" office:value="1658381" calcext:value-type="float">
            <text:p>1658381</text:p>
          </table:table-cell>
          <table:table-cell office:value-type="float" office:value="1658680" calcext:value-type="float">
            <text:p>1658680</text:p>
          </table:table-cell>
          <table:table-cell office:value-type="string" calcext:value-type="string">
            <text:p>non_sexist</text:p>
          </table:table-cell>
          <table:table-cell office:value-type="string" calcext:value-type="string">
            <text:p>[id295785583|Екатерина], дак дебил же,откуда у меня логика?)</text:p>
          </table:table-cell>
        </table:table-row>
        <table:table-row table:style-name="ro1">
          <table:table-cell office:value-type="float" office:value="1658381" calcext:value-type="float">
            <text:p>1658381</text:p>
          </table:table-cell>
          <table:table-cell office:value-type="float" office:value="1658699" calcext:value-type="float">
            <text:p>1658699</text:p>
          </table:table-cell>
          <table:table-cell office:value-type="string" calcext:value-type="string">
            <text:p>non_sexist</text:p>
          </table:table-cell>
          <table:table-cell office:value-type="string" calcext:value-type="string">
            <text:p>какое адище</text:p>
          </table:table-cell>
        </table:table-row>
        <table:table-row table:style-name="ro1">
          <table:table-cell office:value-type="float" office:value="1658381" calcext:value-type="float">
            <text:p>1658381</text:p>
          </table:table-cell>
          <table:table-cell office:value-type="float" office:value="1658704" calcext:value-type="float">
            <text:p>1658704</text:p>
          </table:table-cell>
          <table:table-cell office:value-type="string" calcext:value-type="string">
            <text:p>non_sexist</text:p>
          </table:table-cell>
          <table:table-cell office:value-type="string" calcext:value-type="string">
            <text:p>Что? Опять?😢😭😭 достали уже с этим!</text:p>
          </table:table-cell>
        </table:table-row>
        <table:table-row table:style-name="ro1">
          <table:table-cell office:value-type="float" office:value="1658381" calcext:value-type="float">
            <text:p>1658381</text:p>
          </table:table-cell>
          <table:table-cell office:value-type="float" office:value="1658710" calcext:value-type="float">
            <text:p>1658710</text:p>
          </table:table-cell>
          <table:table-cell office:value-type="string" calcext:value-type="string">
            <text:p>non_sexist</text:p>
          </table:table-cell>
          <table:table-cell office:value-type="string" calcext:value-type="string">
            <text:p>и тренды ютуба опять заполнились хайпожорскими видосами про всем надоевшую шурыгину</text:p>
          </table:table-cell>
        </table:table-row>
        <table:table-row table:style-name="ro1">
          <table:table-cell office:value-type="float" office:value="1658381" calcext:value-type="float">
            <text:p>1658381</text:p>
          </table:table-cell>
          <table:table-cell office:value-type="float" office:value="1658717" calcext:value-type="float">
            <text:p>1658717</text:p>
          </table:table-cell>
          <table:table-cell office:value-type="string" calcext:value-type="string">
            <text:p>non_sexist</text:p>
          </table:table-cell>
          <table:table-cell office:value-type="string" calcext:value-type="string">
            <text:p>держись, это только начало</text:p>
          </table:table-cell>
        </table:table-row>
        <table:table-row table:style-name="ro1">
          <table:table-cell office:value-type="float" office:value="1658381" calcext:value-type="float">
            <text:p>1658381</text:p>
          </table:table-cell>
          <table:table-cell office:value-type="float" office:value="1658719" calcext:value-type="float">
            <text:p>1658719</text:p>
          </table:table-cell>
          <table:table-cell office:value-type="string" calcext:value-type="string">
            <text:p>non_sexist</text:p>
          </table:table-cell>
          <table:table-cell office:value-type="string" calcext:value-type="string">
            <text:p>Аккуратнее, а то говноед Соболев прочитает</text:p>
          </table:table-cell>
        </table:table-row>
        <table:table-row table:style-name="ro1">
          <table:table-cell office:value-type="float" office:value="1658381" calcext:value-type="float">
            <text:p>1658381</text:p>
          </table:table-cell>
          <table:table-cell office:value-type="float" office:value="1658753" calcext:value-type="float">
            <text:p>1658753</text:p>
          </table:table-cell>
          <table:table-cell office:value-type="string" calcext:value-type="string">
            <text:p>non_sexist</text:p>
          </table:table-cell>
          <table:table-cell office:value-type="string" calcext:value-type="string">
            <text:p>[id10048397|Дима], а ты откуда знаешь?</text:p>
          </table:table-cell>
        </table:table-row>
        <table:table-row table:style-name="ro1">
          <table:table-cell office:value-type="float" office:value="1658381" calcext:value-type="float">
            <text:p>1658381</text:p>
          </table:table-cell>
          <table:table-cell office:value-type="float" office:value="1658755" calcext:value-type="float">
            <text:p>1658755</text:p>
          </table:table-cell>
          <table:table-cell office:value-type="string" calcext:value-type="string">
            <text:p>non_sexist</text:p>
          </table:table-cell>
          <table:table-cell office:value-type="string" calcext:value-type="string">
            <text:p>[id203887279|Александр], а тебе не всё равно?)</text:p>
          </table:table-cell>
        </table:table-row>
        <table:table-row table:style-name="ro1">
          <table:table-cell office:value-type="float" office:value="1658381" calcext:value-type="float">
            <text:p>1658381</text:p>
          </table:table-cell>
          <table:table-cell office:value-type="float" office:value="1658757" calcext:value-type="float">
            <text:p>1658757</text:p>
          </table:table-cell>
          <table:table-cell office:value-type="string" calcext:value-type="string">
            <text:p>non_sexist</text:p>
          </table:table-cell>
          <table:table-cell office:value-type="string" calcext:value-type="string">
            <text:p>[id10048397|Дима], нет</text:p>
          </table:table-cell>
        </table:table-row>
        <table:table-row table:style-name="ro1">
          <table:table-cell office:value-type="float" office:value="1658381" calcext:value-type="float">
            <text:p>1658381</text:p>
          </table:table-cell>
          <table:table-cell office:value-type="float" office:value="1658763" calcext:value-type="float">
            <text:p>1658763</text:p>
          </table:table-cell>
          <table:table-cell office:value-type="string" calcext:value-type="string">
            <text:p>non_sexist</text:p>
          </table:table-cell>
          <table:table-cell office:value-type="string" calcext:value-type="string">
            <text:p>[id203887279|Александр], я никогда не говорю о том,чего не знаю,или не понимаю..</text:p>
          </table:table-cell>
        </table:table-row>
        <table:table-row table:style-name="ro1">
          <table:table-cell office:value-type="float" office:value="1658381" calcext:value-type="float">
            <text:p>1658381</text:p>
          </table:table-cell>
          <table:table-cell office:value-type="float" office:value="1658765" calcext:value-type="float">
            <text:p>1658765</text:p>
          </table:table-cell>
          <table:table-cell office:value-type="string" calcext:value-type="string">
            <text:p>non_sexist</text:p>
          </table:table-cell>
          <table:table-cell office:value-type="string" calcext:value-type="string">
            <text:p>[id10048397|Дима], ну так скажи, откуда знаешь?</text:p>
          </table:table-cell>
        </table:table-row>
        <table:table-row table:style-name="ro1">
          <table:table-cell office:value-type="float" office:value="1658381" calcext:value-type="float">
            <text:p>1658381</text:p>
          </table:table-cell>
          <table:table-cell office:value-type="float" office:value="1658766" calcext:value-type="float">
            <text:p>1658766</text:p>
          </table:table-cell>
          <table:table-cell office:value-type="string" calcext:value-type="string">
            <text:p>non_sexist</text:p>
          </table:table-cell>
          <table:table-cell office:value-type="string" calcext:value-type="string">
            <text:p>[id203887279|Александр], допустим,рассказывали)</text:p>
          </table:table-cell>
        </table:table-row>
        <table:table-row table:style-name="ro1">
          <table:table-cell office:value-type="float" office:value="1658381" calcext:value-type="float">
            <text:p>1658381</text:p>
          </table:table-cell>
          <table:table-cell office:value-type="float" office:value="1658768" calcext:value-type="float">
            <text:p>1658768</text:p>
          </table:table-cell>
          <table:table-cell office:value-type="string" calcext:value-type="string">
            <text:p>non_sexist</text:p>
          </table:table-cell>
          <table:table-cell office:value-type="string" calcext:value-type="string">
            <text:p>[id10048397|Дима], все люди из провинции? хуясе</text:p>
          </table:table-cell>
        </table:table-row>
        <table:table-row table:style-name="ro1">
          <table:table-cell office:value-type="float" office:value="1658381" calcext:value-type="float">
            <text:p>1658381</text:p>
          </table:table-cell>
          <table:table-cell office:value-type="float" office:value="1658780" calcext:value-type="float">
            <text:p>1658780</text:p>
          </table:table-cell>
          <table:table-cell office:value-type="string" calcext:value-type="string">
            <text:p>non_sexist</text:p>
          </table:table-cell>
          <table:table-cell office:value-type="string" calcext:value-type="string">
            <text:p>[id203887279|Александр], причём тут все?)</text:p>
          </table:table-cell>
        </table:table-row>
        <table:table-row table:style-name="ro1">
          <table:table-cell office:value-type="float" office:value="1658381" calcext:value-type="float">
            <text:p>1658381</text:p>
          </table:table-cell>
          <table:table-cell office:value-type="float" office:value="1658793" calcext:value-type="float">
            <text:p>1658793</text:p>
          </table:table-cell>
          <table:table-cell office:value-type="string" calcext:value-type="string">
            <text:p>non_sexist</text:p>
          </table:table-cell>
          <table:table-cell office:value-type="string" calcext:value-type="string">
            <text:p>Redkostnaya mraz’</text:p>
          </table:table-cell>
        </table:table-row>
        <table:table-row table:style-name="ro1">
          <table:table-cell office:value-type="float" office:value="1658381" calcext:value-type="float">
            <text:p>1658381</text:p>
          </table:table-cell>
          <table:table-cell office:value-type="float" office:value="1658818" calcext:value-type="float">
            <text:p>1658818</text:p>
          </table:table-cell>
          <table:table-cell office:value-type="string" calcext:value-type="string">
            <text:p>sexist</text:p>
          </table:table-cell>
          <table:table-cell office:value-type="string" calcext:value-type="string">
            <text:p>Господиии, телевизор включила, там про Шурыгину шманделку и здесь то же самое. Вот звезда то.</text:p>
          </table:table-cell>
        </table:table-row>
        <table:table-row table:style-name="ro1">
          <table:table-cell office:value-type="float" office:value="1658381" calcext:value-type="float">
            <text:p>1658381</text:p>
          </table:table-cell>
          <table:table-cell office:value-type="float" office:value="1658848" calcext:value-type="float">
            <text:p>1658848</text:p>
          </table:table-cell>
          <table:table-cell office:value-type="string" calcext:value-type="string">
            <text:p>non_sexist</text:p>
          </table:table-cell>
          <table:table-cell office:value-type="string" calcext:value-type="string">
            <text:p>это просто рак головы и фимоз головного мозга в одном флаконе.</text:p>
          </table:table-cell>
        </table:table-row>
        <table:table-row table:style-name="ro1">
          <table:table-cell office:value-type="float" office:value="1658381" calcext:value-type="float">
            <text:p>1658381</text:p>
          </table:table-cell>
          <table:table-cell office:value-type="float" office:value="1659013" calcext:value-type="float">
            <text:p>1659013</text:p>
          </table:table-cell>
          <table:table-cell office:value-type="string" calcext:value-type="string">
            <text:p>sexist</text:p>
          </table:table-cell>
          <table:table-cell office:value-type="string" calcext:value-type="string">
            <text:p>Классно жить в манямире, где нет федеральных аналов и всей этой шоблы.</text:p>
          </table:table-cell>
        </table:table-row>
        <table:table-row table:style-name="ro1">
          <table:table-cell office:value-type="float" office:value="1658381" calcext:value-type="float">
            <text:p>1658381</text:p>
          </table:table-cell>
          <table:table-cell office:value-type="float" office:value="1659017" calcext:value-type="float">
            <text:p>1659017</text:p>
          </table:table-cell>
          <table:table-cell office:value-type="string" calcext:value-type="string">
            <text:p>non_sexist</text:p>
          </table:table-cell>
          <table:table-cell office:value-type="string" calcext:value-type="string">
            <text:p>Осталось посмотреть ещё 4 эфира</text:p>
          </table:table-cell>
        </table:table-row>
        <table:table-row table:style-name="ro1">
          <table:table-cell office:value-type="float" office:value="1658381" calcext:value-type="float">
            <text:p>1658381</text:p>
          </table:table-cell>
          <table:table-cell office:value-type="float" office:value="1659201" calcext:value-type="float">
            <text:p>1659201</text:p>
          </table:table-cell>
          <table:table-cell office:value-type="string" calcext:value-type="string">
            <text:p>non_sexist</text:p>
          </table:table-cell>
          <table:table-cell office:value-type="string" calcext:value-type="string">
            <text:p>NO GOD PLEASE NOOOOOO</text:p>
          </table:table-cell>
        </table:table-row>
        <table:table-row table:style-name="ro1">
          <table:table-cell office:value-type="float" office:value="1658381" calcext:value-type="float">
            <text:p>1658381</text:p>
          </table:table-cell>
          <table:table-cell office:value-type="float" office:value="1659216" calcext:value-type="float">
            <text:p>1659216</text:p>
          </table:table-cell>
          <table:table-cell office:value-type="string" calcext:value-type="string">
            <text:p>non_sexist</text:p>
          </table:table-cell>
          <table:table-cell office:value-type="string" calcext:value-type="string">
            <text:p>Блэт,Медуза,и вы туда же...😐</text:p>
          </table:table-cell>
        </table:table-row>
        <table:table-row table:style-name="ro1">
          <table:table-cell office:value-type="float" office:value="1658381" calcext:value-type="float">
            <text:p>1658381</text:p>
          </table:table-cell>
          <table:table-cell office:value-type="float" office:value="1659231" calcext:value-type="float">
            <text:p>1659231</text:p>
          </table:table-cell>
          <table:table-cell office:value-type="string" calcext:value-type="string">
            <text:p>non_sexist</text:p>
          </table:table-cell>
          <table:table-cell office:value-type="string" calcext:value-type="string">
            <text:p>Да мерзопокостно смотреть на это. Одни за Шурыгину. Голубятня у Малахова за симпатичного насильника.</text:p>
          </table:table-cell>
        </table:table-row>
        <table:table-row table:style-name="ro1">
          <table:table-cell office:value-type="float" office:value="1658381" calcext:value-type="float">
            <text:p>1658381</text:p>
          </table:table-cell>
          <table:table-cell office:value-type="float" office:value="1659379" calcext:value-type="float">
            <text:p>1659379</text:p>
          </table:table-cell>
          <table:table-cell office:value-type="string" calcext:value-type="string">
            <text:p>non_sexist</text:p>
          </table:table-cell>
          <table:table-cell office:value-type="string" calcext:value-type="string">
            <text:p>[id391355413|Vanja], это Вам собственный опыт подсказывает?</text:p>
          </table:table-cell>
        </table:table-row>
        <table:table-row table:style-name="ro8">
          <table:table-cell office:value-type="float" office:value="1658381" calcext:value-type="float">
            <text:p>1658381</text:p>
          </table:table-cell>
          <table:table-cell office:value-type="float" office:value="1659386" calcext:value-type="float">
            <text:p>1659386</text:p>
          </table:table-cell>
          <table:table-cell office:value-type="string" calcext:value-type="string">
            <text:p>non_sexist</text:p>
          </table:table-cell>
          <table:table-cell office:value-type="string" calcext:value-type="string">
            <text:p>[id8600566|Дмитрий], закатываю рукава.</text:p>
            <text:p>&gt; «побои какие то нелепые - кровоподтек на шее (внимание от поцелуя - так пишет суд) и полосовидные полосы на щеке».</text:p>
            <text:p> </text:p>
            <text:p>Во-первых, вы почему-то умалчиваете, что помимо перечисленных повреждений у Дианы имелись кровоподтеки в области нижнего угла левой лопатки. Эксперты утверждают, что они могли образоваться при обстоятельствах, описываемых Дианой. Даже если Диану ударил отец (разумеется, эксперты не могли определить, кто конкретно ее бил), согласно показаниям свидетелей со стороны Семенова (обратите на это внимание), он ударил ее только один раз — по лицу. Кровоподтеки под лопаткой это не объясняет. Намеки на то, что “в добровольном сексе чего только не бывает” выглядят здесь очень неубедительно. </text:p>
            <text:p> </text:p>
            <text:p>Во-вторых, к счастью, уголовный закон не требует от потерпевшей, чтобы ее покалечили или убили для того, чтобы доказать применение насилия. Пленум ВС РФ по этому поводу говорит следующее: «под насилием в статьях 131 и 132 УК РФ следует понимать как опасное, так и неопасное для жизни или здоровья насилие, ВКЛЮЧАЯ ПОБОИ или совершение ИНЫХ НАСИЛЬСТВЕННЫХ ДЕЙСТВИЙ, связанных с причинением потерпевшему лицу физической боли либо с ограничением его свободы». </text:p>
            <text:p> </text:p>
            <text:p>В-третьих, в ходе осмотра места происшествия (дома) была изъята кофта, на которой позже обнаружили кровь Дианы. То есть согласно версии защитников Семенова, отец, видимо, ударил девушку, после чего снял с нее кофту и закинул в дом. Просто если до встречи с отцом у Дианы не было повреждений (никто из друзей Семенова их не видел), то откуда же следы крови на кофте, оставшейся в доме? </text:p>
            <text:p> </text:p>
            <text:p>&gt; «Дальше опять её показания, оглашённые со следствия (подчёркиваю её, никто за язык не тянул, не Семёнова) опять (стр. 5 приговора) Цитирую - " Её стошнило, а Семёнов схватил её (как и за что не указано - прим. моё) и поставил на колени на кровати, ввёл член в задний проход, но она закричала от боли, оттолкнув и он перестал это делать" </text:p>
            <text:p>- У меня два вопроса сразу. А до этого ты что не кричала и не отталкивала его?»</text:p>
            <text:p/>
            <text:p>Если внимательно читать приговор суда — то да, отталкивала. И еще, тот же Верховный Суд настаивает, что «изнасилование и насильственные действия сексуального характера следует считать оконченными соответственно с момента начала полового сношения, мужеложства, лесбиянства и иных действий сексуального характера». Следовательно, упомянутого введения члена помимо ее воли уже достаточно для определения ситуации “изнасилованием или насильственными действиями сексуального характера”. </text:p>
            <text:p/>
            <text:p>Стоит также отметить, что сама Диана, похоже, не понимает таких тонкостей УК. А именно, что деяние квалифицируется как изнасилование с момента начала полового акта. По всей видимости, именно поэтому Диана и не подала в суд на Рухлина (а вовсе не из-за мифического "откупа"): потому что не отдает себе отчета в том, что совершенное Рухлиным тоже является преступлением. Убедиться в этом можно, просмотрев телепрограмму "На самом деле" с тестом на полиграфе. </text:p>
            <text:p> </text:p>
            <text:p>&gt; «Есть чёткие правила прохождения полиграфа и один из них - Наличие у тестируемого лица психического расстройства или умственной отсталости, а так же различного характера поражения ЦНС» </text:p>
            <text:p/>
            <text:p>Тут нужно немного предыстории. Диана прошла тестирование, и полиграф подтвердил, что девушка не врет. Шурыгина действительно страдает от социализированного расстройства поведения (СРП). Только вот СРП не является психиатрическим диагнозом, хоть и является психическим расстройством. Противопоказания к применению полиграфа описаны довольно абстрактно и невозможно установить их первоисточник — каждая организация, проводящая процедуру, приводит один и тот же список без обоснования. Также нет никакой информации о том, насколько сильно каждое противопоказание может исказить результаты процедуры, поэтому решение о допуске до процедуры принимает полиграфолог в индивидуальном порядке.</text:p>
            <text:p> </text:p>
            <text:p>Эксперты также отмечают, что Диана не страдает хроническим психическим расстройством (ее расстройство в эту категорию не попадает) или слабоумием. А еще они же отмечают, что Диана не склонна к фантазиям. </text:p>
            <text:p/>
            <text:p>&gt;«20 ЭКСПЕРТИЗ Уже говорил ранее, что все экспертизы косвенные и не доказывают насилия , не указывают как потерпевшая получила травмы или повреждения, говорят только о времени и характере получения. Все они отвечают на вопрос - "да могло быть...", "не исключено", "эксперт допускает возможность" - то есть предположения. Что мы и видим в заключениях...»</text:p>
            <text:p> </text:p>
            <text:p>Это стандартная формулировка таких экспертиз. Возьмите любой приговор, например, по убийству. </text:p>
            <text:p/>
            <text:p>«Заключением эксперта № 174 от 30.03.2015 года, из которого следует, что имеющиеся колото-резаные повреждения на представленных препаратах кожи могли быть причинены представленным на экспертизу клинком, либо клинком ножа со схожими конструктивными особенностями (, том 1 л.д. 180-185)»</text:p>
          </table:table-cell>
        </table:table-row>
        <table:table-row table:style-name="ro9">
          <table:table-cell office:value-type="float" office:value="1658381" calcext:value-type="float">
            <text:p>1658381</text:p>
          </table:table-cell>
          <table:table-cell office:value-type="float" office:value="1659393" calcext:value-type="float">
            <text:p>1659393</text:p>
          </table:table-cell>
          <table:table-cell office:value-type="string" calcext:value-type="string">
            <text:p>non_sexist</text:p>
          </table:table-cell>
          <table:table-cell office:value-type="string" calcext:value-type="string">
            <text:p>[id8600566|Дмитрий], </text:p>
            <text:p>&gt; «И у меня вопрос - ты пьяная, засыпаешь когда тебя насилуют и насильник рядом? По моему бред. А где стресс? где шок? где всплеск адреналина, который отрезвляет? Нет! Она в расслабленном состоянии – засыпает»</text:p>
            <text:p/>
            <text:p>Эти слова выдают отсутствие у вас элементарного понимания биологии. Этанол — наркотическое вещество, подавляющее нервную систему. Состояние опьянения может продолжаться долго. Концентрация этанола в крови зависит от многих факторов, но, если упростить, то по графику зависимости между массой человека (Диана довольно легкая) и количеством выпитого спиртного видно, что уровень этанола в крови у нее должен был подняться достаточно резко и держаться на высоком уровне долго. </text:p>
            <text:p> </text:p>
            <text:p>Все это время человек находится в состоянии опьянения (что может продолжаться несколько часов), не всегда различает внешние стимулы, но при этом может оценивать общую ситуацию и, соответственно, понять впоследствии, что произошло изнасилование. Тем не менее, после этого он все равно может глубоко заснуть.</text:p>
            <text:p> </text:p>
            <text:p>Более того, даже у жертв, находящихся в трезвом состоянии, часто бывают состояния вроде танатоза (ступор, расслабление тела под силой ужаса и стресса). Вот недавнее исследование[1], описывающее подобную реакцию. Около 70% женщин при изнасиловании впадали в ступор, который не позволял им сопротивляться, причем у 48% он был выражен в крайней степени. </text:p>
            <text:p/>
            <text:p>&gt;«отвергая показания ШЕСТЕРЫХ свидетелей и признавая их ложными, Суд не выносит определения о привлечении их к ответственности за дачу ложных показаний по ст. 307 УК РФ, тогда как обязан это сделать». </text:p>
            <text:p> </text:p>
            <text:p>Не обязан. Для привлечения к ответственности необходимо доказать наличие умысла, т.е. доказать, что свидетель именно сознательно, с умыслом лгал, а не добросовестно заблуждался. В этом разница между неверными и ложными показаниями. Если показания не признаны истинными, это вовсе не значит, что они признаны ложными: иначе почти всех свидетелей необходимо было бы осудить за ложные показания, так как путаница, ошибки, искажения – нормальное явление для показаний. Настолько нормальное, что отсутствие каких-либо расхождений в показаниях нескольких свидетелей скорее говорит о сговоре, нежели об истинности показаний. </text:p>
            <text:p/>
            <text:p>Можно посмотреть эксперимент Штерна. Собственно, эта информация также является возражением против комментариев о путанице в показаниях Шурыгиной. </text:p>
            <text:p/>
            <text:p>Меня тревожит сложившаяся в обществе опасная тенденция считать изнасилованием лишь те случаи, когда жертва оказывала серьезное сопротивление, получила серьезные травмы, и когда в ее прошлом не находится никаких компрометирующих ее фактов. Проблема изнасилований, после которых насильники остаются безнаказанными, распространена очень широко и сильно.</text:p>
            <text:p/>
            <text:p>Каким бы ни был моральный облик девушки, это не дает никакого права насиловать ее. Ваша аргументация откровенно слаба. Семенов заслужил наказание и общественное порицание.</text:p>
            <text:p/>
            <text:p>1- Möller A., Söndergaard H. P., Helström L. Tonic immobility during sexual assault–a common reaction predicting posttraumatic stress disorder and severe depression //Acta obstetricia et gynecologica Scandinavica. – 2017. (ULR: http://onlinelibrary.wiley.com/doi/10.1111/aogs.13174/abstract)</text:p>
          </table:table-cell>
        </table:table-row>
        <table:table-row table:style-name="ro1">
          <table:table-cell office:value-type="float" office:value="1658381" calcext:value-type="float">
            <text:p>1658381</text:p>
          </table:table-cell>
          <table:table-cell office:value-type="float" office:value="1659626" calcext:value-type="float">
            <text:p>1659626</text:p>
          </table:table-cell>
          <table:table-cell office:value-type="string" calcext:value-type="string">
            <text:p>sexist</text:p>
          </table:table-cell>
          <table:table-cell office:value-type="string" calcext:value-type="string">
            <text:p>Всм закончилась история? История должна закончиться, когда посадят шурыгину</text:p>
          </table:table-cell>
        </table:table-row>
        <table:table-row table:style-name="ro1">
          <table:table-cell office:value-type="float" office:value="1658381" calcext:value-type="float">
            <text:p>1658381</text:p>
          </table:table-cell>
          <table:table-cell office:value-type="float" office:value="1659630" calcext:value-type="float">
            <text:p>1659630</text:p>
          </table:table-cell>
          <table:table-cell office:value-type="string" calcext:value-type="string">
            <text:p>non_sexist</text:p>
          </table:table-cell>
          <table:table-cell office:value-type="string" calcext:value-type="string">
            <text:p>*шапито</text:p>
          </table:table-cell>
        </table:table-row>
        <table:table-row table:style-name="ro1">
          <table:table-cell office:value-type="float" office:value="1658381" calcext:value-type="float">
            <text:p>1658381</text:p>
          </table:table-cell>
          <table:table-cell office:value-type="float" office:value="1659683" calcext:value-type="float">
            <text:p>1659683</text:p>
          </table:table-cell>
          <table:table-cell office:value-type="string" calcext:value-type="string">
            <text:p>non_sexist</text:p>
          </table:table-cell>
          <table:table-cell office:value-type="string" calcext:value-type="string">
            <text:p>[id391355413|Vanja], ну тебе Иван ответил.</text:p>
          </table:table-cell>
        </table:table-row>
        <table:table-row table:style-name="ro1">
          <table:table-cell office:value-type="float" office:value="1658381" calcext:value-type="float">
            <text:p>1658381</text:p>
          </table:table-cell>
          <table:table-cell office:value-type="float" office:value="1659815" calcext:value-type="float">
            <text:p>1659815</text:p>
          </table:table-cell>
          <table:table-cell office:value-type="string" calcext:value-type="string">
            <text:p>non_sexist</text:p>
          </table:table-cell>
          <table:table-cell office:value-type="string" calcext:value-type="string">
            <text:p>[id391355413|Vanja], тогда и не решай, кто как себя ведет.</text:p>
          </table:table-cell>
        </table:table-row>
        <table:table-row table:style-name="ro1">
          <table:table-cell office:value-type="float" office:value="1658381" calcext:value-type="float">
            <text:p>1658381</text:p>
          </table:table-cell>
          <table:table-cell office:value-type="float" office:value="1751685" calcext:value-type="float">
            <text:p>1751685</text:p>
          </table:table-cell>
          <table:table-cell office:value-type="string" calcext:value-type="string">
            <text:p>non_sexist</text:p>
          </table:table-cell>
          <table:table-cell office:value-type="string" calcext:value-type="string">
            <text:p>[id391355413|Vanja], а ты, судя по аватарке, голубь или баклан</text:p>
          </table:table-cell>
        </table:table-row>
        <table:table-row table:style-name="ro2">
          <table:table-cell office:value-type="float" office:value="1643546" calcext:value-type="float">
            <text:p>1643546</text:p>
          </table:table-cell>
          <table:table-cell office:value-type="float" office:value="1643547" calcext:value-type="float">
            <text:p>1643547</text:p>
          </table:table-cell>
          <table:table-cell office:value-type="string" calcext:value-type="string">
            <text:p>non_sexist</text:p>
          </table:table-cell>
          <table:table-cell office:value-type="string" calcext:value-type="string">
            <text:p>Да-да, молодец</text:p>
            <text:p>Давайте похлопаем *clap-clap*</text:p>
          </table:table-cell>
        </table:table-row>
        <table:table-row table:style-name="ro1">
          <table:table-cell office:value-type="float" office:value="1643546" calcext:value-type="float">
            <text:p>1643546</text:p>
          </table:table-cell>
          <table:table-cell office:value-type="float" office:value="1643551" calcext:value-type="float">
            <text:p>1643551</text:p>
          </table:table-cell>
          <table:table-cell office:value-type="string" calcext:value-type="string">
            <text:p>sexist_in_co</text:p>
          </table:table-cell>
          <table:table-cell office:value-type="string" calcext:value-type="string">
            <text:p>рада за него, справедливость восторжествовала</text:p>
          </table:table-cell>
        </table:table-row>
        <table:table-row table:style-name="ro1">
          <table:table-cell office:value-type="float" office:value="1643546" calcext:value-type="float">
            <text:p>1643546</text:p>
          </table:table-cell>
          <table:table-cell office:value-type="float" office:value="1643554" calcext:value-type="float">
            <text:p>1643554</text:p>
          </table:table-cell>
          <table:table-cell office:value-type="string" calcext:value-type="string">
            <text:p>non_sexist</text:p>
          </table:table-cell>
          <table:table-cell office:value-type="string" calcext:value-type="string">
            <text:p>[id347191801|Елена], как то она неправильно торжествует.</text:p>
          </table:table-cell>
        </table:table-row>
        <table:table-row table:style-name="ro1">
          <table:table-cell office:value-type="float" office:value="1643546" calcext:value-type="float">
            <text:p>1643546</text:p>
          </table:table-cell>
          <table:table-cell office:value-type="float" office:value="1643555" calcext:value-type="float">
            <text:p>1643555</text:p>
          </table:table-cell>
          <table:table-cell office:value-type="string" calcext:value-type="string">
            <text:p>non_sexist</text:p>
          </table:table-cell>
          <table:table-cell office:value-type="string" calcext:value-type="string">
            <text:p>Только кто вернёт пацану три года жизни?</text:p>
          </table:table-cell>
        </table:table-row>
        <table:table-row table:style-name="ro1">
          <table:table-cell office:value-type="float" office:value="1643546" calcext:value-type="float">
            <text:p>1643546</text:p>
          </table:table-cell>
          <table:table-cell office:value-type="float" office:value="1643556" calcext:value-type="float">
            <text:p>1643556</text:p>
          </table:table-cell>
          <table:table-cell office:value-type="string" calcext:value-type="string">
            <text:p>non_sexist</text:p>
          </table:table-cell>
          <table:table-cell office:value-type="string" calcext:value-type="string">
            <text:p>Теперь федеральные каналы будут драться за эфиры. Поди уже сразу у ворот встречали.</text:p>
          </table:table-cell>
        </table:table-row>
        <table:table-row table:style-name="ro1">
          <table:table-cell office:value-type="float" office:value="1643546" calcext:value-type="float">
            <text:p>1643546</text:p>
          </table:table-cell>
          <table:table-cell office:value-type="float" office:value="1643558" calcext:value-type="float">
            <text:p>1643558</text:p>
          </table:table-cell>
          <table:table-cell office:value-type="string" calcext:value-type="string">
            <text:p>non_sexist</text:p>
          </table:table-cell>
          <table:table-cell office:value-type="string" calcext:value-type="string">
            <text:p>[id347191801|Елена], В чём справедливость?он не вернёт то время которое провёл в заключении</text:p>
          </table:table-cell>
        </table:table-row>
        <table:table-row table:style-name="ro1">
          <table:table-cell office:value-type="float" office:value="1643546" calcext:value-type="float">
            <text:p>1643546</text:p>
          </table:table-cell>
          <table:table-cell office:value-type="float" office:value="1643559" calcext:value-type="float">
            <text:p>1643559</text:p>
          </table:table-cell>
          <table:table-cell office:value-type="string" calcext:value-type="string">
            <text:p>non_sexist</text:p>
          </table:table-cell>
          <table:table-cell office:value-type="string" calcext:value-type="string">
            <text:p>Ждём у Малахова!)</text:p>
          </table:table-cell>
        </table:table-row>
        <table:table-row table:style-name="ro1">
          <table:table-cell office:value-type="float" office:value="1643546" calcext:value-type="float">
            <text:p>1643546</text:p>
          </table:table-cell>
          <table:table-cell office:value-type="float" office:value="1643561" calcext:value-type="float">
            <text:p>1643561</text:p>
          </table:table-cell>
          <table:table-cell office:value-type="string" calcext:value-type="string">
            <text:p>non_sexist</text:p>
          </table:table-cell>
          <table:table-cell office:value-type="string" calcext:value-type="string">
            <text:p>[id12729853|Денис], какие 3 года лол</text:p>
          </table:table-cell>
        </table:table-row>
        <table:table-row table:style-name="ro1">
          <table:table-cell office:value-type="float" office:value="1643546" calcext:value-type="float">
            <text:p>1643546</text:p>
          </table:table-cell>
          <table:table-cell office:value-type="float" office:value="1643563" calcext:value-type="float">
            <text:p>1643563</text:p>
          </table:table-cell>
          <table:table-cell office:value-type="string" calcext:value-type="string">
            <text:p>non_sexist</text:p>
          </table:table-cell>
          <table:table-cell office:value-type="string" calcext:value-type="string">
            <text:p>Надоела эта история. Если честно, так ему и надо, нечего несовершеннолетних трахать.</text:p>
          </table:table-cell>
        </table:table-row>
        <table:table-row table:style-name="ro1">
          <table:table-cell office:value-type="float" office:value="1643546" calcext:value-type="float">
            <text:p>1643546</text:p>
          </table:table-cell>
          <table:table-cell office:value-type="float" office:value="1643564" calcext:value-type="float">
            <text:p>1643564</text:p>
          </table:table-cell>
          <table:table-cell office:value-type="string" calcext:value-type="string">
            <text:p>non_sexist</text:p>
          </table:table-cell>
          <table:table-cell office:value-type="string" calcext:value-type="string">
            <text:p>[id12729853|Денис], на эфирах отобъет! За 3 года на свободе хрен бы так заработал! Здоровье только жалко.</text:p>
          </table:table-cell>
        </table:table-row>
        <table:table-row table:style-name="ro1">
          <table:table-cell office:value-type="float" office:value="1643546" calcext:value-type="float">
            <text:p>1643546</text:p>
          </table:table-cell>
          <table:table-cell office:value-type="float" office:value="1643566" calcext:value-type="float">
            <text:p>1643566</text:p>
          </table:table-cell>
          <table:table-cell office:value-type="string" calcext:value-type="string">
            <text:p>non_sexist</text:p>
          </table:table-cell>
          <table:table-cell office:value-type="string" calcext:value-type="string">
            <text:p>[id347191801|Елена], ага, восторжествовала... правда потерянные месяцы не вернёшь.</text:p>
          </table:table-cell>
        </table:table-row>
        <table:table-row table:style-name="ro1">
          <table:table-cell office:value-type="float" office:value="1643546" calcext:value-type="float">
            <text:p>1643546</text:p>
          </table:table-cell>
          <table:table-cell office:value-type="float" office:value="1643567" calcext:value-type="float">
            <text:p>1643567</text:p>
          </table:table-cell>
          <table:table-cell office:value-type="string" calcext:value-type="string">
            <text:p>sexist</text:p>
          </table:table-cell>
          <table:table-cell office:value-type="string" calcext:value-type="string">
            <text:p>Справедливость? Шкура все еще на свободе и не будет у нее проблем при устройстве на работу.</text:p>
          </table:table-cell>
        </table:table-row>
        <table:table-row table:style-name="ro1">
          <table:table-cell office:value-type="float" office:value="1643546" calcext:value-type="float">
            <text:p>1643546</text:p>
          </table:table-cell>
          <table:table-cell office:value-type="float" office:value="1643568" calcext:value-type="float">
            <text:p>1643568</text:p>
          </table:table-cell>
          <table:table-cell office:value-type="string" calcext:value-type="string">
            <text:p>non_sexist</text:p>
          </table:table-cell>
          <table:table-cell office:value-type="string" calcext:value-type="string">
            <text:p>Да это же один и тот же человек</text:p>
          </table:table-cell>
        </table:table-row>
        <table:table-row table:style-name="ro1">
          <table:table-cell office:value-type="float" office:value="1643546" calcext:value-type="float">
            <text:p>1643546</text:p>
          </table:table-cell>
          <table:table-cell office:value-type="float" office:value="1643570" calcext:value-type="float">
            <text:p>1643570</text:p>
          </table:table-cell>
          <table:table-cell office:value-type="string" calcext:value-type="string">
            <text:p>non_sexist</text:p>
          </table:table-cell>
          <table:table-cell office:value-type="string" calcext:value-type="string">
            <text:p>[id302984513|Женя], ну пардон, криво прочитал, там в статьях разных шла речь о сроке в три с небольшим года</text:p>
          </table:table-cell>
        </table:table-row>
        <table:table-row table:style-name="ro1">
          <table:table-cell office:value-type="float" office:value="1643546" calcext:value-type="float">
            <text:p>1643546</text:p>
          </table:table-cell>
          <table:table-cell office:value-type="float" office:value="1643571" calcext:value-type="float">
            <text:p>1643571</text:p>
          </table:table-cell>
          <table:table-cell office:value-type="string" calcext:value-type="string">
            <text:p>non_sexist</text:p>
          </table:table-cell>
          <table:table-cell office:value-type="string" calcext:value-type="string">
            <text:p>Ждём новое шоу</text:p>
          </table:table-cell>
        </table:table-row>
        <table:table-row table:style-name="ro1">
          <table:table-cell office:value-type="float" office:value="1643546" calcext:value-type="float">
            <text:p>1643546</text:p>
          </table:table-cell>
          <table:table-cell office:value-type="float" office:value="1643572" calcext:value-type="float">
            <text:p>1643572</text:p>
          </table:table-cell>
          <table:table-cell office:value-type="string" calcext:value-type="string">
            <text:p>non_sexist</text:p>
          </table:table-cell>
          <table:table-cell office:value-type="string" calcext:value-type="string">
            <text:p>[id347191801|Елена], какая нахер справедливость? Он изнасиловал несовершеннолетнюю</text:p>
          </table:table-cell>
        </table:table-row>
        <table:table-row table:style-name="ro1">
          <table:table-cell office:value-type="float" office:value="1643546" calcext:value-type="float">
            <text:p>1643546</text:p>
          </table:table-cell>
          <table:table-cell office:value-type="float" office:value="1643574" calcext:value-type="float">
            <text:p>1643574</text:p>
          </table:table-cell>
          <table:table-cell office:value-type="string" calcext:value-type="string">
            <text:p>non_sexist</text:p>
          </table:table-cell>
          <table:table-cell office:value-type="string" calcext:value-type="string">
            <text:p>[id346164743|Якуб], ох ты и дура дурная</text:p>
          </table:table-cell>
        </table:table-row>
        <table:table-row table:style-name="ro1">
          <table:table-cell office:value-type="float" office:value="1643546" calcext:value-type="float">
            <text:p>1643546</text:p>
          </table:table-cell>
          <table:table-cell office:value-type="float" office:value="1643577" calcext:value-type="float">
            <text:p>1643577</text:p>
          </table:table-cell>
          <table:table-cell office:value-type="string" calcext:value-type="string">
            <text:p>sexist</text:p>
          </table:table-cell>
          <table:table-cell office:value-type="string" calcext:value-type="string">
            <text:p>[id194815098|Иван], а мог бы десятки лет потерять. Еще бы Шурыгину за ложное обвинение посадить</text:p>
          </table:table-cell>
        </table:table-row>
        <table:table-row table:style-name="ro1">
          <table:table-cell office:value-type="float" office:value="1643546" calcext:value-type="float">
            <text:p>1643546</text:p>
          </table:table-cell>
          <table:table-cell office:value-type="float" office:value="1643580" calcext:value-type="float">
            <text:p>1643580</text:p>
          </table:table-cell>
          <table:table-cell office:value-type="string" calcext:value-type="string">
            <text:p>sexist</text:p>
          </table:table-cell>
          <table:table-cell office:value-type="string" calcext:value-type="string">
            <text:p>[id346164743|Якуб], ага, конечно, а то что она уже второго парня так подставила, так это просто совпадение по-вашему</text:p>
          </table:table-cell>
        </table:table-row>
        <table:table-row table:style-name="ro1">
          <table:table-cell office:value-type="float" office:value="1643546" calcext:value-type="float">
            <text:p>1643546</text:p>
          </table:table-cell>
          <table:table-cell office:value-type="float" office:value="1643581" calcext:value-type="float">
            <text:p>1643581</text:p>
          </table:table-cell>
          <table:table-cell office:value-type="string" calcext:value-type="string">
            <text:p>sexist_in_co</text:p>
          </table:table-cell>
          <table:table-cell office:value-type="string" calcext:value-type="string">
            <text:p>Минутка юмора</text:p>
          </table:table-cell>
        </table:table-row>
        <table:table-row table:style-name="ro1">
          <table:table-cell office:value-type="float" office:value="1643546" calcext:value-type="float">
            <text:p>1643546</text:p>
          </table:table-cell>
          <table:table-cell office:value-type="float" office:value="1643582" calcext:value-type="float">
            <text:p>1643582</text:p>
          </table:table-cell>
          <table:table-cell office:value-type="string" calcext:value-type="string">
            <text:p>sexist</text:p>
          </table:table-cell>
          <table:table-cell office:value-type="string" calcext:value-type="string">
            <text:p>[id346164743|Якуб], посмотри на лицо этой несовершеннолетней ещё раз! То что несовершеннолетняя это ёб@ная формальность, бл@ть!</text:p>
          </table:table-cell>
        </table:table-row>
        <table:table-row table:style-name="ro1">
          <table:table-cell office:value-type="float" office:value="1643546" calcext:value-type="float">
            <text:p>1643546</text:p>
          </table:table-cell>
          <table:table-cell office:value-type="float" office:value="1643584" calcext:value-type="float">
            <text:p>1643584</text:p>
          </table:table-cell>
          <table:table-cell office:value-type="string" calcext:value-type="string">
            <text:p>sexist</text:p>
          </table:table-cell>
          <table:table-cell office:value-type="string" calcext:value-type="string">
            <text:p>[id12729853|Денис], и снимет судимость... А это клеймо на всю жизнь... Зато дианочка себе жизнь устроила....вот где справедливость? ((</text:p>
          </table:table-cell>
        </table:table-row>
        <table:table-row table:style-name="ro1">
          <table:table-cell office:value-type="float" office:value="1643546" calcext:value-type="float">
            <text:p>1643546</text:p>
          </table:table-cell>
          <table:table-cell office:value-type="float" office:value="1643592" calcext:value-type="float">
            <text:p>1643592</text:p>
          </table:table-cell>
          <table:table-cell office:value-type="string" calcext:value-type="string">
            <text:p>non_sexist</text:p>
          </table:table-cell>
          <table:table-cell office:value-type="string" calcext:value-type="string">
            <text:p>[id347191801|Елена], это не совпадение, а необразованность парней, которые лезут под юбку к семнадцатилетним</text:p>
          </table:table-cell>
        </table:table-row>
        <table:table-row table:style-name="ro1">
          <table:table-cell office:value-type="float" office:value="1643546" calcext:value-type="float">
            <text:p>1643546</text:p>
          </table:table-cell>
          <table:table-cell office:value-type="float" office:value="1643593" calcext:value-type="float">
            <text:p>1643593</text:p>
          </table:table-cell>
          <table:table-cell office:value-type="string" calcext:value-type="string">
            <text:p>non_sexist</text:p>
          </table:table-cell>
          <table:table-cell office:value-type="string" calcext:value-type="string">
            <text:p>[id105812135|Кристина], да вообще баб трахать не надо. Я думаю секс нужно запретить</text:p>
          </table:table-cell>
        </table:table-row>
        <table:table-row table:style-name="ro2">
          <table:table-cell office:value-type="float" office:value="1643546" calcext:value-type="float">
            <text:p>1643546</text:p>
          </table:table-cell>
          <table:table-cell office:value-type="float" office:value="1643597" calcext:value-type="float">
            <text:p>1643597</text:p>
          </table:table-cell>
          <table:table-cell office:value-type="string" calcext:value-type="string">
            <text:p>non_sexist</text:p>
          </table:table-cell>
          <table:table-cell office:value-type="string" calcext:value-type="string">
            <text:p>Диана милосердная!!!!!!!!!!!!!!!!!😻😻😻😻</text:p>
            <text:p>Такой реакции она ждала?)</text:p>
          </table:table-cell>
        </table:table-row>
        <table:table-row table:style-name="ro1">
          <table:table-cell office:value-type="float" office:value="1643546" calcext:value-type="float">
            <text:p>1643546</text:p>
          </table:table-cell>
          <table:table-cell office:value-type="float" office:value="1643598" calcext:value-type="float">
            <text:p>1643598</text:p>
          </table:table-cell>
          <table:table-cell office:value-type="string" calcext:value-type="string">
            <text:p>non_sexist</text:p>
          </table:table-cell>
          <table:table-cell office:value-type="string" calcext:value-type="string">
            <text:p>[id12729853|Денис], наплевать на года. Тут проблема в клейме судимости.</text:p>
          </table:table-cell>
        </table:table-row>
        <table:table-row table:style-name="ro5">
          <table:table-cell office:value-type="float" office:value="1643546" calcext:value-type="float">
            <text:p>1643546</text:p>
          </table:table-cell>
          <table:table-cell office:value-type="float" office:value="1643599" calcext:value-type="float">
            <text:p>1643599</text:p>
          </table:table-cell>
          <table:table-cell office:value-type="string" calcext:value-type="string">
            <text:p>non_sexist</text:p>
          </table:table-cell>
          <table:table-cell office:value-type="string" calcext:value-type="string">
            <text:p>Медуза?...</text:p>
            <text:p>"Когда именно Семенов выйдет на свободу, пока не уточняется. Какой суд и когда принял решение о его освобождении, не сообщается".</text:p>
            <text:p/>
            <text:p>И при этом отмечено "надежный источник".</text:p>
          </table:table-cell>
        </table:table-row>
        <table:table-row table:style-name="ro1">
          <table:table-cell office:value-type="float" office:value="1643546" calcext:value-type="float">
            <text:p>1643546</text:p>
          </table:table-cell>
          <table:table-cell office:value-type="float" office:value="1643601" calcext:value-type="float">
            <text:p>1643601</text:p>
          </table:table-cell>
          <table:table-cell office:value-type="string" calcext:value-type="string">
            <text:p>sexist_in_co</text:p>
          </table:table-cell>
          <table:table-cell office:value-type="string" calcext:value-type="string">
            <text:p>Если введут наказание за злоупотребление своей дырой, то посмотрю на вас)</text:p>
          </table:table-cell>
        </table:table-row>
        <table:table-row table:style-name="ro1">
          <table:table-cell office:value-type="float" office:value="1643546" calcext:value-type="float">
            <text:p>1643546</text:p>
          </table:table-cell>
          <table:table-cell office:value-type="float" office:value="1643602" calcext:value-type="float">
            <text:p>1643602</text:p>
          </table:table-cell>
          <table:table-cell office:value-type="string" calcext:value-type="string">
            <text:p>non_sexist</text:p>
          </table:table-cell>
          <table:table-cell office:value-type="string" calcext:value-type="string">
            <text:p>[id21326291|Варвара], хорошее замечание, тоже порой это бесит)</text:p>
          </table:table-cell>
        </table:table-row>
        <table:table-row table:style-name="ro1">
          <table:table-cell office:value-type="float" office:value="1643546" calcext:value-type="float">
            <text:p>1643546</text:p>
          </table:table-cell>
          <table:table-cell office:value-type="float" office:value="1643603" calcext:value-type="float">
            <text:p>1643603</text:p>
          </table:table-cell>
          <table:table-cell office:value-type="string" calcext:value-type="string">
            <text:p>sexist_in_co</text:p>
          </table:table-cell>
          <table:table-cell office:value-type="string" calcext:value-type="string">
            <text:p>Вся страна за него рада</text:p>
          </table:table-cell>
        </table:table-row>
        <table:table-row table:style-name="ro1">
          <table:table-cell office:value-type="float" office:value="1643546" calcext:value-type="float">
            <text:p>1643546</text:p>
          </table:table-cell>
          <table:table-cell office:value-type="float" office:value="1643604" calcext:value-type="float">
            <text:p>1643604</text:p>
          </table:table-cell>
          <table:table-cell office:value-type="string" calcext:value-type="string">
            <text:p>non_sexist</text:p>
          </table:table-cell>
          <table:table-cell office:value-type="string" calcext:value-type="string">
            <text:p>Какие злые пацаны. Ужс</text:p>
          </table:table-cell>
        </table:table-row>
        <table:table-row table:style-name="ro1">
          <table:table-cell office:value-type="float" office:value="1643546" calcext:value-type="float">
            <text:p>1643546</text:p>
          </table:table-cell>
          <table:table-cell office:value-type="float" office:value="1643605" calcext:value-type="float">
            <text:p>1643605</text:p>
          </table:table-cell>
          <table:table-cell office:value-type="string" calcext:value-type="string">
            <text:p>non_sexist</text:p>
          </table:table-cell>
          <table:table-cell office:value-type="string" calcext:value-type="string">
            <text:p>[id105812135|Кристина], где ты видишь "вас баб"? И на чем основан твой вывод о уровне моего интеллекта?</text:p>
          </table:table-cell>
        </table:table-row>
        <table:table-row table:style-name="ro1">
          <table:table-cell office:value-type="float" office:value="1643546" calcext:value-type="float">
            <text:p>1643546</text:p>
          </table:table-cell>
          <table:table-cell office:value-type="float" office:value="1643606" calcext:value-type="float">
            <text:p>1643606</text:p>
          </table:table-cell>
          <table:table-cell office:value-type="string" calcext:value-type="string">
            <text:p>non_sexist</text:p>
          </table:table-cell>
          <table:table-cell office:value-type="string" calcext:value-type="string">
            <text:p>[id346164743|Якуб], деточка, у нас в стране возраст согласия - 16 лет</text:p>
          </table:table-cell>
        </table:table-row>
        <table:table-row table:style-name="ro1">
          <table:table-cell office:value-type="float" office:value="1643546" calcext:value-type="float">
            <text:p>1643546</text:p>
          </table:table-cell>
          <table:table-cell office:value-type="float" office:value="1643607" calcext:value-type="float">
            <text:p>1643607</text:p>
          </table:table-cell>
          <table:table-cell office:value-type="string" calcext:value-type="string">
            <text:p>non_sexist</text:p>
          </table:table-cell>
          <table:table-cell office:value-type="string" calcext:value-type="string">
            <text:p>[id38426439|Вячеслав], без согласия все совершалось</text:p>
          </table:table-cell>
        </table:table-row>
        <table:table-row table:style-name="ro2">
          <table:table-cell office:value-type="float" office:value="1643546" calcext:value-type="float">
            <text:p>1643546</text:p>
          </table:table-cell>
          <table:table-cell office:value-type="float" office:value="1643608" calcext:value-type="float">
            <text:p>1643608</text:p>
          </table:table-cell>
          <table:table-cell office:value-type="string" calcext:value-type="string">
            <text:p>sexist</text:p>
          </table:table-cell>
          <table:table-cell office:value-type="string" calcext:value-type="string">
            <text:p>&gt;Что первое сделаешь?</text:p>
            <text:p>&gt;Вдую тебе в туалете, на КПП</text:p>
          </table:table-cell>
        </table:table-row>
        <table:table-row table:style-name="ro1">
          <table:table-cell office:value-type="float" office:value="1643546" calcext:value-type="float">
            <text:p>1643546</text:p>
          </table:table-cell>
          <table:table-cell office:value-type="float" office:value="1643609" calcext:value-type="float">
            <text:p>1643609</text:p>
          </table:table-cell>
          <table:table-cell office:value-type="string" calcext:value-type="string">
            <text:p>non_sexist</text:p>
          </table:table-cell>
          <table:table-cell office:value-type="string" calcext:value-type="string">
            <text:p>[id81149905|Александр], я обобщила. Не трахай баб, трахай кого-нибудь другого, если стесняешься про возраст спросить.</text:p>
          </table:table-cell>
        </table:table-row>
        <table:table-row table:style-name="ro1">
          <table:table-cell office:value-type="float" office:value="1643546" calcext:value-type="float">
            <text:p>1643546</text:p>
          </table:table-cell>
          <table:table-cell office:value-type="float" office:value="1643611" calcext:value-type="float">
            <text:p>1643611</text:p>
          </table:table-cell>
          <table:table-cell office:value-type="string" calcext:value-type="string">
            <text:p>non_sexist</text:p>
          </table:table-cell>
          <table:table-cell office:value-type="string" calcext:value-type="string">
            <text:p>[id346164743|Якуб], ну необразованность тут только у тебя. Возраст согласия в РФ 16 лет, икспер херов.</text:p>
          </table:table-cell>
        </table:table-row>
        <table:table-row table:style-name="ro2">
          <table:table-cell office:value-type="float" office:value="1643546" calcext:value-type="float">
            <text:p>1643546</text:p>
          </table:table-cell>
          <table:table-cell office:value-type="float" office:value="1643612" calcext:value-type="float">
            <text:p>1643612</text:p>
          </table:table-cell>
          <table:table-cell office:value-type="string" calcext:value-type="string">
            <text:p>non_sexist</text:p>
          </table:table-cell>
          <table:table-cell office:value-type="string" calcext:value-type="string">
            <text:p>[id346164743|Якуб], угу, а 17ти-летние паспорта все время с собой носят. </text:p>
            <text:p>Сейчас среди малолеток столько акселератов развелось, что уже и 13ти-летняя выглядит на 18-20, что уж про 17ти-летних говорть</text:p>
          </table:table-cell>
        </table:table-row>
        <table:table-row table:style-name="ro1">
          <table:table-cell office:value-type="float" office:value="1643546" calcext:value-type="float">
            <text:p>1643546</text:p>
          </table:table-cell>
          <table:table-cell office:value-type="float" office:value="1643614" calcext:value-type="float">
            <text:p>1643614</text:p>
          </table:table-cell>
          <table:table-cell office:value-type="string" calcext:value-type="string">
            <text:p>non_sexist</text:p>
          </table:table-cell>
          <table:table-cell office:value-type="string" calcext:value-type="string">
            <text:p>[id135934239|Владислав], ну узнавай возраст или рискни присесть, все просто же</text:p>
          </table:table-cell>
        </table:table-row>
        <table:table-row table:style-name="ro1">
          <table:table-cell office:value-type="float" office:value="1643546" calcext:value-type="float">
            <text:p>1643546</text:p>
          </table:table-cell>
          <table:table-cell office:value-type="float" office:value="1643616" calcext:value-type="float">
            <text:p>1643616</text:p>
          </table:table-cell>
          <table:table-cell office:value-type="string" calcext:value-type="string">
            <text:p>sexist_in_co</text:p>
          </table:table-cell>
          <table:table-cell office:value-type="string" calcext:value-type="string">
            <text:p>[id190601120|Михаил], дак соврет и не покраснеет. Сколько на разных имиджбордах историй о том было.</text:p>
          </table:table-cell>
        </table:table-row>
        <table:table-row table:style-name="ro1">
          <table:table-cell office:value-type="float" office:value="1643546" calcext:value-type="float">
            <text:p>1643546</text:p>
          </table:table-cell>
          <table:table-cell office:value-type="float" office:value="1643619" calcext:value-type="float">
            <text:p>1643619</text:p>
          </table:table-cell>
          <table:table-cell office:value-type="string" calcext:value-type="string">
            <text:p>non_sexist</text:p>
          </table:table-cell>
          <table:table-cell office:value-type="string" calcext:value-type="string">
            <text:p>[id135934239|Владислав], вот коварные то!</text:p>
          </table:table-cell>
        </table:table-row>
        <table:table-row table:style-name="ro1">
          <table:table-cell office:value-type="float" office:value="1643546" calcext:value-type="float">
            <text:p>1643546</text:p>
          </table:table-cell>
          <table:table-cell office:value-type="float" office:value="1643623" calcext:value-type="float">
            <text:p>1643623</text:p>
          </table:table-cell>
          <table:table-cell office:value-type="string" calcext:value-type="string">
            <text:p>non_sexist</text:p>
          </table:table-cell>
          <table:table-cell office:value-type="string" calcext:value-type="string">
            <text:p>[id44093217|Руслан], может там все фанаты Урганта (или к кому там Шурыгина на педерачу ходила)</text:p>
          </table:table-cell>
        </table:table-row>
        <table:table-row table:style-name="ro1">
          <table:table-cell office:value-type="float" office:value="1643546" calcext:value-type="float">
            <text:p>1643546</text:p>
          </table:table-cell>
          <table:table-cell office:value-type="float" office:value="1643625" calcext:value-type="float">
            <text:p>1643625</text:p>
          </table:table-cell>
          <table:table-cell office:value-type="string" calcext:value-type="string">
            <text:p>sexist</text:p>
          </table:table-cell>
          <table:table-cell office:value-type="string" calcext:value-type="string">
            <text:p>[id105812135|Кристина], ну если сейчас любая девушка(которая запросто может оказаться бл@дью) может засадить тебя после обычного секса(!!), ради денег(или может славы) это очень закономерная злость! Действие-противодействие - не слышала?</text:p>
          </table:table-cell>
        </table:table-row>
        <table:table-row table:style-name="ro1">
          <table:table-cell office:value-type="float" office:value="1643546" calcext:value-type="float">
            <text:p>1643546</text:p>
          </table:table-cell>
          <table:table-cell office:value-type="float" office:value="1643626" calcext:value-type="float">
            <text:p>1643626</text:p>
          </table:table-cell>
          <table:table-cell office:value-type="string" calcext:value-type="string">
            <text:p>non_sexist</text:p>
          </table:table-cell>
          <table:table-cell office:value-type="string" calcext:value-type="string">
            <text:p>Надеюсь его изнасилуют</text:p>
          </table:table-cell>
        </table:table-row>
        <table:table-row table:style-name="ro1">
          <table:table-cell office:value-type="float" office:value="1643546" calcext:value-type="float">
            <text:p>1643546</text:p>
          </table:table-cell>
          <table:table-cell office:value-type="float" office:value="1643627" calcext:value-type="float">
            <text:p>1643627</text:p>
          </table:table-cell>
          <table:table-cell office:value-type="string" calcext:value-type="string">
            <text:p>sexist</text:p>
          </table:table-cell>
          <table:table-cell office:value-type="string" calcext:value-type="string">
            <text:p>Наконец-то хорошие новости. Теперь бы Шурыгину засадить в тюрьму на пару лет за мошенничество, клевету и проституцию, и справедливость восторжествует!</text:p>
          </table:table-cell>
        </table:table-row>
        <table:table-row table:style-name="ro1">
          <table:table-cell office:value-type="float" office:value="1643546" calcext:value-type="float">
            <text:p>1643546</text:p>
          </table:table-cell>
          <table:table-cell office:value-type="float" office:value="1643628" calcext:value-type="float">
            <text:p>1643628</text:p>
          </table:table-cell>
          <table:table-cell office:value-type="string" calcext:value-type="string">
            <text:p>non_sexist</text:p>
          </table:table-cell>
          <table:table-cell office:value-type="string" calcext:value-type="string">
            <text:p>[id204544808|Алексей], вы понятия не имеете, как доказывается состав износа. Там должны быть физ повреждения блин. НЕ любой секс можно объявить износом!</text:p>
          </table:table-cell>
        </table:table-row>
        <table:table-row table:style-name="ro1">
          <table:table-cell office:value-type="float" office:value="1643546" calcext:value-type="float">
            <text:p>1643546</text:p>
          </table:table-cell>
          <table:table-cell office:value-type="float" office:value="1643630" calcext:value-type="float">
            <text:p>1643630</text:p>
          </table:table-cell>
          <table:table-cell office:value-type="string" calcext:value-type="string">
            <text:p>sexist_in_co</text:p>
          </table:table-cell>
          <table:table-cell office:value-type="string" calcext:value-type="string">
            <text:p>Искренне рада за него ^^</text:p>
          </table:table-cell>
        </table:table-row>
        <table:table-row table:style-name="ro1">
          <table:table-cell office:value-type="float" office:value="1643546" calcext:value-type="float">
            <text:p>1643546</text:p>
          </table:table-cell>
          <table:table-cell office:value-type="float" office:value="1643631" calcext:value-type="float">
            <text:p>1643631</text:p>
          </table:table-cell>
          <table:table-cell office:value-type="string" calcext:value-type="string">
            <text:p>non_sexist</text:p>
          </table:table-cell>
          <table:table-cell office:value-type="string" calcext:value-type="string">
            <text:p>[id204544808|Алексей], е---есь после свадьбы👌</text:p>
          </table:table-cell>
        </table:table-row>
        <table:table-row table:style-name="ro1">
          <table:table-cell office:value-type="float" office:value="1643546" calcext:value-type="float">
            <text:p>1643546</text:p>
          </table:table-cell>
          <table:table-cell office:value-type="float" office:value="1643633" calcext:value-type="float">
            <text:p>1643633</text:p>
          </table:table-cell>
          <table:table-cell office:value-type="string" calcext:value-type="string">
            <text:p>non_sexist</text:p>
          </table:table-cell>
          <table:table-cell office:value-type="string" calcext:value-type="string">
            <text:p>[id105812135|Кристина], мда. Думал говорю с вменяемой.</text:p>
          </table:table-cell>
        </table:table-row>
        <table:table-row table:style-name="ro1">
          <table:table-cell office:value-type="float" office:value="1643546" calcext:value-type="float">
            <text:p>1643546</text:p>
          </table:table-cell>
          <table:table-cell office:value-type="float" office:value="1643634" calcext:value-type="float">
            <text:p>1643634</text:p>
          </table:table-cell>
          <table:table-cell office:value-type="string" calcext:value-type="string">
            <text:p>non_sexist</text:p>
          </table:table-cell>
          <table:table-cell office:value-type="string" calcext:value-type="string">
            <text:p>Люди, вы слепые, что ли? Этот человек присунул несоображающей пьяной девчонке, вы реально считаете, что если женщина без сознания - все можно? Ппц.</text:p>
          </table:table-cell>
        </table:table-row>
        <table:table-row table:style-name="ro1">
          <table:table-cell office:value-type="float" office:value="1643546" calcext:value-type="float">
            <text:p>1643546</text:p>
          </table:table-cell>
          <table:table-cell office:value-type="float" office:value="1643635" calcext:value-type="float">
            <text:p>1643635</text:p>
          </table:table-cell>
          <table:table-cell office:value-type="string" calcext:value-type="string">
            <text:p>non_sexist</text:p>
          </table:table-cell>
          <table:table-cell office:value-type="string" calcext:value-type="string">
            <text:p>Больше не будет трогать пьяных малолеток (надеюсь многие парни задумаются перед подобными выходками)</text:p>
          </table:table-cell>
        </table:table-row>
        <table:table-row table:style-name="ro1">
          <table:table-cell office:value-type="float" office:value="1643546" calcext:value-type="float">
            <text:p>1643546</text:p>
          </table:table-cell>
          <table:table-cell office:value-type="float" office:value="1643637" calcext:value-type="float">
            <text:p>1643637</text:p>
          </table:table-cell>
          <table:table-cell office:value-type="string" calcext:value-type="string">
            <text:p>non_sexist</text:p>
          </table:table-cell>
          <table:table-cell office:value-type="string" calcext:value-type="string">
            <text:p>[id204544808|Алексей], вы сами говорите, что есть опасность нарваться, но это ваши проблемы. Так что ухо в остро держать именно вам.</text:p>
          </table:table-cell>
        </table:table-row>
        <table:table-row table:style-name="ro1">
          <table:table-cell office:value-type="float" office:value="1643546" calcext:value-type="float">
            <text:p>1643546</text:p>
          </table:table-cell>
          <table:table-cell office:value-type="float" office:value="1643638" calcext:value-type="float">
            <text:p>1643638</text:p>
          </table:table-cell>
          <table:table-cell office:value-type="string" calcext:value-type="string">
            <text:p>sexist_in_co</text:p>
          </table:table-cell>
          <table:table-cell office:value-type="string" calcext:value-type="string">
            <text:p>[id19354823|Вероника], жаль, что ты 23 года назад не застряла в презервативе, если мошенницу оправдываешь</text:p>
          </table:table-cell>
        </table:table-row>
        <table:table-row table:style-name="ro1">
          <table:table-cell office:value-type="float" office:value="1643546" calcext:value-type="float">
            <text:p>1643546</text:p>
          </table:table-cell>
          <table:table-cell office:value-type="float" office:value="1643639" calcext:value-type="float">
            <text:p>1643639</text:p>
          </table:table-cell>
          <table:table-cell office:value-type="string" calcext:value-type="string">
            <text:p>non_sexist</text:p>
          </table:table-cell>
          <table:table-cell office:value-type="string" calcext:value-type="string">
            <text:p>[id329544033|Яна], да я так понимаю что у многих тут была такая ситуация и поэтому они считают это нормой.</text:p>
          </table:table-cell>
        </table:table-row>
        <table:table-row table:style-name="ro1">
          <table:table-cell office:value-type="float" office:value="1643546" calcext:value-type="float">
            <text:p>1643546</text:p>
          </table:table-cell>
          <table:table-cell office:value-type="float" office:value="1643640" calcext:value-type="float">
            <text:p>1643640</text:p>
          </table:table-cell>
          <table:table-cell office:value-type="string" calcext:value-type="string">
            <text:p>non_sexist</text:p>
          </table:table-cell>
          <table:table-cell office:value-type="string" calcext:value-type="string">
            <text:p>[id224800673|Анатолий], судя по комментам и вообще резонансу, мало кто задумается. Необучаемый народ, а ведь это единственный урок, который можно было бы вынести из всей истории (а не чушь про "несправедливость")</text:p>
          </table:table-cell>
        </table:table-row>
        <table:table-row table:style-name="ro1">
          <table:table-cell office:value-type="float" office:value="1643546" calcext:value-type="float">
            <text:p>1643546</text:p>
          </table:table-cell>
          <table:table-cell office:value-type="float" office:value="1643641" calcext:value-type="float">
            <text:p>1643641</text:p>
          </table:table-cell>
          <table:table-cell office:value-type="string" calcext:value-type="string">
            <text:p>non_sexist</text:p>
          </table:table-cell>
          <table:table-cell office:value-type="string" calcext:value-type="string">
            <text:p>[id329544033|Яна], чо тогда второй не сел ?</text:p>
          </table:table-cell>
        </table:table-row>
        <table:table-row table:style-name="ro1">
          <table:table-cell office:value-type="float" office:value="1643546" calcext:value-type="float">
            <text:p>1643546</text:p>
          </table:table-cell>
          <table:table-cell office:value-type="float" office:value="1643643" calcext:value-type="float">
            <text:p>1643643</text:p>
          </table:table-cell>
          <table:table-cell office:value-type="string" calcext:value-type="string">
            <text:p>sexist_in_co</text:p>
          </table:table-cell>
          <table:table-cell office:value-type="string" calcext:value-type="string">
            <text:p>[id329544033|Яна], недаром же говорят, что молчание - знак согласия!</text:p>
          </table:table-cell>
        </table:table-row>
        <table:table-row table:style-name="ro1">
          <table:table-cell office:value-type="float" office:value="1643546" calcext:value-type="float">
            <text:p>1643546</text:p>
          </table:table-cell>
          <table:table-cell office:value-type="float" office:value="1643646" calcext:value-type="float">
            <text:p>1643646</text:p>
          </table:table-cell>
          <table:table-cell office:value-type="string" calcext:value-type="string">
            <text:p>non_sexist</text:p>
          </table:table-cell>
          <table:table-cell office:value-type="string" calcext:value-type="string">
            <text:p>[id38426439|Вячеслав], она не мошенница. Чем она смошенничала, тем, что напилась? или тем, что посмела озвучить то, что ей не нравится, что ею бессознательной воспользовались?</text:p>
          </table:table-cell>
        </table:table-row>
        <table:table-row table:style-name="ro1">
          <table:table-cell office:value-type="float" office:value="1643546" calcext:value-type="float">
            <text:p>1643546</text:p>
          </table:table-cell>
          <table:table-cell office:value-type="float" office:value="1643647" calcext:value-type="float">
            <text:p>1643647</text:p>
          </table:table-cell>
          <table:table-cell office:value-type="string" calcext:value-type="string">
            <text:p>sexist</text:p>
          </table:table-cell>
          <table:table-cell office:value-type="string" calcext:value-type="string">
            <text:p>[id329544033|Яна], а девке бухать в обществе пьяных парней до потери сознания? В той истории были все "хороши".</text:p>
          </table:table-cell>
        </table:table-row>
        <table:table-row table:style-name="ro1">
          <table:table-cell office:value-type="float" office:value="1643546" calcext:value-type="float">
            <text:p>1643546</text:p>
          </table:table-cell>
          <table:table-cell office:value-type="float" office:value="1643648" calcext:value-type="float">
            <text:p>1643648</text:p>
          </table:table-cell>
          <table:table-cell office:value-type="string" calcext:value-type="string">
            <text:p>sexist</text:p>
          </table:table-cell>
          <table:table-cell office:value-type="string" calcext:value-type="string">
            <text:p>[id105812135|Кристина], чтоб быть уверенным в возрасте, нужно просить паспорт. Да и 25 летней не трудно обвинить тебя в изнасиловании, так что еще не помешало бы договор заключать и нотариусом заверить, если потрахаться хочешь.</text:p>
          </table:table-cell>
        </table:table-row>
        <table:table-row table:style-name="ro1">
          <table:table-cell office:value-type="float" office:value="1643546" calcext:value-type="float">
            <text:p>1643546</text:p>
          </table:table-cell>
          <table:table-cell office:value-type="float" office:value="1643649" calcext:value-type="float">
            <text:p>1643649</text:p>
          </table:table-cell>
          <table:table-cell office:value-type="string" calcext:value-type="string">
            <text:p>non_sexist</text:p>
          </table:table-cell>
          <table:table-cell office:value-type="string" calcext:value-type="string">
            <text:p>[id135934239|Владислав], это как-то разрешает пользоваться такой ситуацией? Вы бы так же поступили?</text:p>
          </table:table-cell>
        </table:table-row>
        <table:table-row table:style-name="ro1">
          <table:table-cell office:value-type="float" office:value="1643546" calcext:value-type="float">
            <text:p>1643546</text:p>
          </table:table-cell>
          <table:table-cell office:value-type="float" office:value="1643650" calcext:value-type="float">
            <text:p>1643650</text:p>
          </table:table-cell>
          <table:table-cell office:value-type="string" calcext:value-type="string">
            <text:p>non_sexist</text:p>
          </table:table-cell>
          <table:table-cell office:value-type="string" calcext:value-type="string">
            <text:p>[id3050429|Иван], "а чо второй не сел" - экспертизу замяли, закатили ментам, первичное освидетельствование подправили, да там что угодно могло быть. Состав сложно доказуемый, там НЕ посадить - как раз плюнуть.</text:p>
          </table:table-cell>
        </table:table-row>
        <table:table-row table:style-name="ro1">
          <table:table-cell office:value-type="float" office:value="1643546" calcext:value-type="float">
            <text:p>1643546</text:p>
          </table:table-cell>
          <table:table-cell office:value-type="float" office:value="1643651" calcext:value-type="float">
            <text:p>1643651</text:p>
          </table:table-cell>
          <table:table-cell office:value-type="string" calcext:value-type="string">
            <text:p>non_sexist</text:p>
          </table:table-cell>
          <table:table-cell office:value-type="string" calcext:value-type="string">
            <text:p>[id190601120|Михаил], это да. Все видят несправедливость, лживую Шурыгину, святого парня. Но почему-то никто не понимает что спать с пьяной несовершеннолетней девочкой это не айс. Но кому оно надо, лучше же хейт во все стороны пустить и холивар</text:p>
          </table:table-cell>
        </table:table-row>
        <table:table-row table:style-name="ro1">
          <table:table-cell office:value-type="float" office:value="1643546" calcext:value-type="float">
            <text:p>1643546</text:p>
          </table:table-cell>
          <table:table-cell office:value-type="float" office:value="1643653" calcext:value-type="float">
            <text:p>1643653</text:p>
          </table:table-cell>
          <table:table-cell office:value-type="string" calcext:value-type="string">
            <text:p>non_sexist</text:p>
          </table:table-cell>
          <table:table-cell office:value-type="string" calcext:value-type="string">
            <text:p>[id329544033|Яна], а вроде на того она заяву и не писала же?</text:p>
          </table:table-cell>
        </table:table-row>
        <table:table-row table:style-name="ro1">
          <table:table-cell office:value-type="float" office:value="1643546" calcext:value-type="float">
            <text:p>1643546</text:p>
          </table:table-cell>
          <table:table-cell office:value-type="float" office:value="1643654" calcext:value-type="float">
            <text:p>1643654</text:p>
          </table:table-cell>
          <table:table-cell office:value-type="string" calcext:value-type="string">
            <text:p>non_sexist</text:p>
          </table:table-cell>
          <table:table-cell office:value-type="string" calcext:value-type="string">
            <text:p>[id1772072|Роман], ну раз молчание знак согласия, тогда вы же понимаете, что пьяный мужик - попе не хозяин. Не забывайте об этом везде напоминать.</text:p>
          </table:table-cell>
        </table:table-row>
        <table:table-row table:style-name="ro1">
          <table:table-cell office:value-type="float" office:value="1643546" calcext:value-type="float">
            <text:p>1643546</text:p>
          </table:table-cell>
          <table:table-cell office:value-type="float" office:value="1643655" calcext:value-type="float">
            <text:p>1643655</text:p>
          </table:table-cell>
          <table:table-cell office:value-type="string" calcext:value-type="string">
            <text:p>non_sexist</text:p>
          </table:table-cell>
          <table:table-cell office:value-type="string" calcext:value-type="string">
            <text:p>[id38426439|Вячеслав], тебе пусть тоже анал порвут , псина, напильников оправдываешь</text:p>
          </table:table-cell>
        </table:table-row>
        <table:table-row table:style-name="ro2">
          <table:table-cell office:value-type="float" office:value="1643546" calcext:value-type="float">
            <text:p>1643546</text:p>
          </table:table-cell>
          <table:table-cell office:value-type="float" office:value="1643658" calcext:value-type="float">
            <text:p>1643658</text:p>
          </table:table-cell>
          <table:table-cell office:value-type="string" calcext:value-type="string">
            <text:p>sexist</text:p>
          </table:table-cell>
          <table:table-cell office:value-type="string" calcext:value-type="string">
            <text:p>[id329544033|Яна], тем, что требовала миллион с парня, а по факту претензий у неё не было. И тем, что таких случаев с ней было минимум двое, но в первом случае ей бабла отвалили. </text:p>
            <text:p>Просто напивалась, тра#лась и пыталась заработать на шантаже</text:p>
          </table:table-cell>
        </table:table-row>
        <table:table-row table:style-name="ro1">
          <table:table-cell office:value-type="float" office:value="1643546" calcext:value-type="float">
            <text:p>1643546</text:p>
          </table:table-cell>
          <table:table-cell office:value-type="float" office:value="1643660" calcext:value-type="float">
            <text:p>1643660</text:p>
          </table:table-cell>
          <table:table-cell office:value-type="string" calcext:value-type="string">
            <text:p>non_sexist</text:p>
          </table:table-cell>
          <table:table-cell office:value-type="string" calcext:value-type="string">
            <text:p>[id81149905|Александр], если ты боишься, что после секса тебя обвинят в изнасиловании, может дело в тебе?</text:p>
          </table:table-cell>
        </table:table-row>
        <table:table-row table:style-name="ro1">
          <table:table-cell office:value-type="float" office:value="1643546" calcext:value-type="float">
            <text:p>1643546</text:p>
          </table:table-cell>
          <table:table-cell office:value-type="float" office:value="1643661" calcext:value-type="float">
            <text:p>1643661</text:p>
          </table:table-cell>
          <table:table-cell table:style-name="ce1" office:value-type="string" calcext:value-type="string">
            <text:p>non_sexist</text:p>
          </table:table-cell>
          <table:table-cell office:value-type="string" calcext:value-type="string">
            <text:p>[id81149905|Александр], и? Такое может случиться. Мужчины тут ни чем не защищены. Так что ухо в остро.</text:p>
          </table:table-cell>
        </table:table-row>
        <table:table-row table:style-name="ro1">
          <table:table-cell office:value-type="float" office:value="1643546" calcext:value-type="float">
            <text:p>1643546</text:p>
          </table:table-cell>
          <table:table-cell office:value-type="float" office:value="1643663" calcext:value-type="float">
            <text:p>1643663</text:p>
          </table:table-cell>
          <table:table-cell office:value-type="string" calcext:value-type="string">
            <text:p>sexist</text:p>
          </table:table-cell>
          <table:table-cell office:value-type="string" calcext:value-type="string">
            <text:p>[id105812135|Кристина], ну да, надо, но это как раз из-за того что огромное количество баб(и ты в том числе) еб@нутые. А отсюда и злость у парней! Ты ведь тоже начнёшь злится, если образно говоря будешь идти по дороге и на КАЖДОМ(!) шагу можно будет вляпаться в говно.</text:p>
          </table:table-cell>
        </table:table-row>
        <table:table-row table:style-name="ro1">
          <table:table-cell office:value-type="float" office:value="1643546" calcext:value-type="float">
            <text:p>1643546</text:p>
          </table:table-cell>
          <table:table-cell office:value-type="float" office:value="1643664" calcext:value-type="float">
            <text:p>1643664</text:p>
          </table:table-cell>
          <table:table-cell office:value-type="string" calcext:value-type="string">
            <text:p>non_sexist</text:p>
          </table:table-cell>
          <table:table-cell office:value-type="string" calcext:value-type="string">
            <text:p>[id38426439|Вячеслав], как факт запроса миллионов влияет на то, что нельзя совать бессознательным девушкам?</text:p>
          </table:table-cell>
        </table:table-row>
        <table:table-row table:style-name="ro1">
          <table:table-cell office:value-type="float" office:value="1643546" calcext:value-type="float">
            <text:p>1643546</text:p>
          </table:table-cell>
          <table:table-cell office:value-type="float" office:value="1643666" calcext:value-type="float">
            <text:p>1643666</text:p>
          </table:table-cell>
          <table:table-cell office:value-type="string" calcext:value-type="string">
            <text:p>non_sexist</text:p>
          </table:table-cell>
          <table:table-cell office:value-type="string" calcext:value-type="string">
            <text:p>[id329544033|Яна], да я разве против?</text:p>
          </table:table-cell>
        </table:table-row>
        <table:table-row table:style-name="ro5">
          <table:table-cell office:value-type="float" office:value="1643546" calcext:value-type="float">
            <text:p>1643546</text:p>
          </table:table-cell>
          <table:table-cell office:value-type="float" office:value="1643668" calcext:value-type="float">
            <text:p>1643668</text:p>
          </table:table-cell>
          <table:table-cell office:value-type="string" calcext:value-type="string">
            <text:p>sexist</text:p>
          </table:table-cell>
          <table:table-cell office:value-type="string" calcext:value-type="string">
            <text:p>[id105812135|Кристина], а причем здесь я? Нет, конечно.</text:p>
            <text:p>Речь о том, что малолетняя *лядь поехала бухать со своей компашкой в загородний дом. Она малолетка, но пила алкоголь до потери сознания. Далее- давно уже существует практика "вписок", которые, как правило, оканчиваются одинаково у молодежи- все бухают и едят, а потом по парам расходятся по комнатам. </text:p>
            <text:p/>
            <text:p>Речь здесь о том, что эта самая Шурыга знала куда и зачем едет. А если она не хотела секса, то не нужно было не то что пить, но вообще ехать.</text:p>
          </table:table-cell>
        </table:table-row>
        <table:table-row table:style-name="ro1">
          <table:table-cell office:value-type="float" office:value="1643546" calcext:value-type="float">
            <text:p>1643546</text:p>
          </table:table-cell>
          <table:table-cell office:value-type="float" office:value="1643672" calcext:value-type="float">
            <text:p>1643672</text:p>
          </table:table-cell>
          <table:table-cell office:value-type="string" calcext:value-type="string">
            <text:p>sexist</text:p>
          </table:table-cell>
          <table:table-cell office:value-type="string" calcext:value-type="string">
            <text:p>[id329544033|Яна], это показывает Ее истинную цель, сама лезла в постель, чтобы заработать на шантаже</text:p>
          </table:table-cell>
        </table:table-row>
        <table:table-row table:style-name="ro1">
          <table:table-cell office:value-type="float" office:value="1643546" calcext:value-type="float">
            <text:p>1643546</text:p>
          </table:table-cell>
          <table:table-cell office:value-type="float" office:value="1643673" calcext:value-type="float">
            <text:p>1643673</text:p>
          </table:table-cell>
          <table:table-cell office:value-type="string" calcext:value-type="string">
            <text:p>non_sexist</text:p>
          </table:table-cell>
          <table:table-cell office:value-type="string" calcext:value-type="string">
            <text:p>[id135934239|Владислав], бухала, и? К ней теперь человеческие нормы неприменимы? Можно насиловать?</text:p>
          </table:table-cell>
        </table:table-row>
        <table:table-row table:style-name="ro1">
          <table:table-cell office:value-type="float" office:value="1643546" calcext:value-type="float">
            <text:p>1643546</text:p>
          </table:table-cell>
          <table:table-cell office:value-type="float" office:value="1643677" calcext:value-type="float">
            <text:p>1643677</text:p>
          </table:table-cell>
          <table:table-cell office:value-type="string" calcext:value-type="string">
            <text:p>non_sexist</text:p>
          </table:table-cell>
          <table:table-cell office:value-type="string" calcext:value-type="string">
            <text:p>[id38426439|Вячеслав], человече, но полезли-то к ней, пока она была пьяна.</text:p>
          </table:table-cell>
        </table:table-row>
        <table:table-row table:style-name="ro1">
          <table:table-cell office:value-type="float" office:value="1643546" calcext:value-type="float">
            <text:p>1643546</text:p>
          </table:table-cell>
          <table:table-cell office:value-type="float" office:value="1643678" calcext:value-type="float">
            <text:p>1643678</text:p>
          </table:table-cell>
          <table:table-cell office:value-type="string" calcext:value-type="string">
            <text:p>non_sexist</text:p>
          </table:table-cell>
          <table:table-cell office:value-type="string" calcext:value-type="string">
            <text:p>[id190601120|Михаил], явно не во мне</text:p>
          </table:table-cell>
        </table:table-row>
        <table:table-row table:style-name="ro1">
          <table:table-cell office:value-type="float" office:value="1643546" calcext:value-type="float">
            <text:p>1643546</text:p>
          </table:table-cell>
          <table:table-cell office:value-type="float" office:value="1643680" calcext:value-type="float">
            <text:p>1643680</text:p>
          </table:table-cell>
          <table:table-cell office:value-type="string" calcext:value-type="string">
            <text:p>non_sexist</text:p>
          </table:table-cell>
          <table:table-cell office:value-type="string" calcext:value-type="string">
            <text:p>[id105812135|Кристина], я про то же и говорю</text:p>
          </table:table-cell>
        </table:table-row>
        <table:table-row table:style-name="ro1">
          <table:table-cell office:value-type="float" office:value="1643546" calcext:value-type="float">
            <text:p>1643546</text:p>
          </table:table-cell>
          <table:table-cell office:value-type="float" office:value="1643682" calcext:value-type="float">
            <text:p>1643682</text:p>
          </table:table-cell>
          <table:table-cell office:value-type="string" calcext:value-type="string">
            <text:p>sexist_in_co</text:p>
          </table:table-cell>
          <table:table-cell office:value-type="string" calcext:value-type="string">
            <text:p>[id329544033|Яна], я уже написал выше на 2 коммента. Нехрен было ездить, если не хотела разврата и порока.</text:p>
          </table:table-cell>
        </table:table-row>
        <table:table-row table:style-name="ro1">
          <table:table-cell office:value-type="float" office:value="1643546" calcext:value-type="float">
            <text:p>1643546</text:p>
          </table:table-cell>
          <table:table-cell office:value-type="float" office:value="1643686" calcext:value-type="float">
            <text:p>1643686</text:p>
          </table:table-cell>
          <table:table-cell office:value-type="string" calcext:value-type="string">
            <text:p>non_sexist</text:p>
          </table:table-cell>
          <table:table-cell office:value-type="string" calcext:value-type="string">
            <text:p>Вячеслав, понял, сука, не оправдывай тут НАПИЛЬНИКОВ!!!!!!!! 🤣🤣🤣</text:p>
          </table:table-cell>
        </table:table-row>
        <table:table-row table:style-name="ro1">
          <table:table-cell office:value-type="float" office:value="1643546" calcext:value-type="float">
            <text:p>1643546</text:p>
          </table:table-cell>
          <table:table-cell office:value-type="float" office:value="1643687" calcext:value-type="float">
            <text:p>1643687</text:p>
          </table:table-cell>
          <table:table-cell office:value-type="string" calcext:value-type="string">
            <text:p>non_sexist</text:p>
          </table:table-cell>
          <table:table-cell office:value-type="string" calcext:value-type="string">
            <text:p>[id135934239|Владислав], уже давно существует практика, что если на вписке суешь бухой малолетке, то может уехать в тюрячку за изнасилование. Но тот чел поехал. Так может если он не хотел в тюрьму, то ему не стоило не только трахать Шурыгину, но и вообще ехать. А так знал на что идет</text:p>
          </table:table-cell>
        </table:table-row>
        <table:table-row table:style-name="ro1">
          <table:table-cell office:value-type="float" office:value="1643546" calcext:value-type="float">
            <text:p>1643546</text:p>
          </table:table-cell>
          <table:table-cell office:value-type="float" office:value="1643688" calcext:value-type="float">
            <text:p>1643688</text:p>
          </table:table-cell>
          <table:table-cell office:value-type="string" calcext:value-type="string">
            <text:p>non_sexist</text:p>
          </table:table-cell>
          <table:table-cell office:value-type="string" calcext:value-type="string">
            <text:p>[id329544033|Яна], нехрен бухать пока тебе нет 18</text:p>
          </table:table-cell>
        </table:table-row>
        <table:table-row table:style-name="ro1">
          <table:table-cell office:value-type="float" office:value="1643546" calcext:value-type="float">
            <text:p>1643546</text:p>
          </table:table-cell>
          <table:table-cell office:value-type="float" office:value="1643690" calcext:value-type="float">
            <text:p>1643690</text:p>
          </table:table-cell>
          <table:table-cell office:value-type="string" calcext:value-type="string">
            <text:p>non_sexist</text:p>
          </table:table-cell>
          <table:table-cell office:value-type="string" calcext:value-type="string">
            <text:p>Народ, какая разница какие у нее цели были? Сам факт секса с бессознательным телом уже гниль. За такое уже наказывать надо. А есть масса девушек, которые оказываются в такой же ситуации но без всяких мотивов, а потом обнаруживают что их шпехали. Как такое то оправдывать можно? Тем что она пришла и набухалась? Серьезно?</text:p>
          </table:table-cell>
        </table:table-row>
        <table:table-row table:style-name="ro1">
          <table:table-cell office:value-type="float" office:value="1643546" calcext:value-type="float">
            <text:p>1643546</text:p>
          </table:table-cell>
          <table:table-cell office:value-type="float" office:value="1643691" calcext:value-type="float">
            <text:p>1643691</text:p>
          </table:table-cell>
          <table:table-cell office:value-type="string" calcext:value-type="string">
            <text:p>non_sexist</text:p>
          </table:table-cell>
          <table:table-cell office:value-type="string" calcext:value-type="string">
            <text:p>Алексей, сам еб@нутый, это во-первых, во-вторых это всё твои проблемы, не женщин. Так что смотри внимательно, куда наступаешь. Всем плевать что ты там себе думаешь. Как и тебе плевать на мысли и чувства других людей.</text:p>
          </table:table-cell>
        </table:table-row>
        <table:table-row table:style-name="ro1">
          <table:table-cell office:value-type="float" office:value="1643546" calcext:value-type="float">
            <text:p>1643546</text:p>
          </table:table-cell>
          <table:table-cell office:value-type="float" office:value="1643692" calcext:value-type="float">
            <text:p>1643692</text:p>
          </table:table-cell>
          <table:table-cell office:value-type="string" calcext:value-type="string">
            <text:p>non_sexist</text:p>
          </table:table-cell>
          <table:table-cell office:value-type="string" calcext:value-type="string">
            <text:p>[id135934239|Владислав], ну т е пьяная женщина = все можно. Молодцом вы, чоужтам. Кошельки срезая у пьяных, мобилки таскаете?</text:p>
          </table:table-cell>
        </table:table-row>
        <table:table-row table:style-name="ro1">
          <table:table-cell office:value-type="float" office:value="1643546" calcext:value-type="float">
            <text:p>1643546</text:p>
          </table:table-cell>
          <table:table-cell office:value-type="float" office:value="1643701" calcext:value-type="float">
            <text:p>1643701</text:p>
          </table:table-cell>
          <table:table-cell office:value-type="string" calcext:value-type="string">
            <text:p>non_sexist</text:p>
          </table:table-cell>
          <table:table-cell office:value-type="string" calcext:value-type="string">
            <text:p>[id190601120|Михаил], один не поехал, а второй поехал. Какое избирательное правило и правосудие.</text:p>
          </table:table-cell>
        </table:table-row>
        <table:table-row table:style-name="ro1">
          <table:table-cell office:value-type="float" office:value="1643546" calcext:value-type="float">
            <text:p>1643546</text:p>
          </table:table-cell>
          <table:table-cell office:value-type="float" office:value="1643702" calcext:value-type="float">
            <text:p>1643702</text:p>
          </table:table-cell>
          <table:table-cell office:value-type="string" calcext:value-type="string">
            <text:p>non_sexist</text:p>
          </table:table-cell>
          <table:table-cell office:value-type="string" calcext:value-type="string">
            <text:p>[id38426439|Вячеслав], "нехрен бухать" - это мышиный писк. Нехрен бесчувственным девушкам совать. Бухать не преступление, а износ - очень даже.</text:p>
          </table:table-cell>
        </table:table-row>
        <table:table-row table:style-name="ro1">
          <table:table-cell office:value-type="float" office:value="1643546" calcext:value-type="float">
            <text:p>1643546</text:p>
          </table:table-cell>
          <table:table-cell office:value-type="float" office:value="1643704" calcext:value-type="float">
            <text:p>1643704</text:p>
          </table:table-cell>
          <table:table-cell office:value-type="string" calcext:value-type="string">
            <text:p>non_sexist</text:p>
          </table:table-cell>
          <table:table-cell office:value-type="string" calcext:value-type="string">
            <text:p>[id329544033|Яна], конечно таскают</text:p>
          </table:table-cell>
        </table:table-row>
        <table:table-row table:style-name="ro1">
          <table:table-cell office:value-type="float" office:value="1643546" calcext:value-type="float">
            <text:p>1643546</text:p>
          </table:table-cell>
          <table:table-cell office:value-type="float" office:value="1643705" calcext:value-type="float">
            <text:p>1643705</text:p>
          </table:table-cell>
          <table:table-cell office:value-type="string" calcext:value-type="string">
            <text:p>non_sexist</text:p>
          </table:table-cell>
          <table:table-cell office:value-type="string" calcext:value-type="string">
            <text:p>[id135934239|Владислав], то есть обоих нужно было посадить? ну в принципе да, согласен, не очень система сработала</text:p>
          </table:table-cell>
        </table:table-row>
        <table:table-row table:style-name="ro1">
          <table:table-cell office:value-type="float" office:value="1643546" calcext:value-type="float">
            <text:p>1643546</text:p>
          </table:table-cell>
          <table:table-cell office:value-type="float" office:value="1643706" calcext:value-type="float">
            <text:p>1643706</text:p>
          </table:table-cell>
          <table:table-cell office:value-type="string" calcext:value-type="string">
            <text:p>sexist</text:p>
          </table:table-cell>
          <table:table-cell office:value-type="string" calcext:value-type="string">
            <text:p>[id329544033|Яна], перечитайте еще раз тот коммент и не несите ПМСный бред.</text:p>
          </table:table-cell>
        </table:table-row>
        <table:table-row table:style-name="ro1">
          <table:table-cell office:value-type="float" office:value="1643546" calcext:value-type="float">
            <text:p>1643546</text:p>
          </table:table-cell>
          <table:table-cell office:value-type="float" office:value="1643710" calcext:value-type="float">
            <text:p>1643710</text:p>
          </table:table-cell>
          <table:table-cell office:value-type="string" calcext:value-type="string">
            <text:p>non_sexist</text:p>
          </table:table-cell>
          <table:table-cell office:value-type="string" calcext:value-type="string">
            <text:p>[id329544033|Яна], это не писк. Употребление алкоголя до 18 запрещено законом. (Косвено)</text:p>
          </table:table-cell>
        </table:table-row>
        <table:table-row table:style-name="ro1">
          <table:table-cell office:value-type="float" office:value="1643546" calcext:value-type="float">
            <text:p>1643546</text:p>
          </table:table-cell>
          <table:table-cell office:value-type="float" office:value="1643712" calcext:value-type="float">
            <text:p>1643712</text:p>
          </table:table-cell>
          <table:table-cell office:value-type="string" calcext:value-type="string">
            <text:p>non_sexist</text:p>
          </table:table-cell>
          <table:table-cell office:value-type="string" calcext:value-type="string">
            <text:p>[id190601120|Михаил], система всегда не идеальна. Давайте выпустим всех их тюрем, по большинству эпизодов не все сочельники получают сроки.</text:p>
          </table:table-cell>
        </table:table-row>
        <table:table-row table:style-name="ro1">
          <table:table-cell office:value-type="float" office:value="1643546" calcext:value-type="float">
            <text:p>1643546</text:p>
          </table:table-cell>
          <table:table-cell office:value-type="float" office:value="1643714" calcext:value-type="float">
            <text:p>1643714</text:p>
          </table:table-cell>
          <table:table-cell office:value-type="string" calcext:value-type="string">
            <text:p>non_sexist</text:p>
          </table:table-cell>
          <table:table-cell office:value-type="string" calcext:value-type="string">
            <text:p>[id329544033|Яна], я про обоих парней</text:p>
          </table:table-cell>
        </table:table-row>
        <table:table-row table:style-name="ro1">
          <table:table-cell office:value-type="float" office:value="1643546" calcext:value-type="float">
            <text:p>1643546</text:p>
          </table:table-cell>
          <table:table-cell office:value-type="float" office:value="1643716" calcext:value-type="float">
            <text:p>1643716</text:p>
          </table:table-cell>
          <table:table-cell office:value-type="string" calcext:value-type="string">
            <text:p>non_sexist</text:p>
          </table:table-cell>
          <table:table-cell office:value-type="string" calcext:value-type="string">
            <text:p>[id135934239|Владислав], ну, если опьянение = согласию на секс, то уж не знаю что вам тут ответить.</text:p>
          </table:table-cell>
        </table:table-row>
        <table:table-row table:style-name="ro1">
          <table:table-cell office:value-type="float" office:value="1643546" calcext:value-type="float">
            <text:p>1643546</text:p>
          </table:table-cell>
          <table:table-cell office:value-type="float" office:value="1643719" calcext:value-type="float">
            <text:p>1643719</text:p>
          </table:table-cell>
          <table:table-cell office:value-type="string" calcext:value-type="string">
            <text:p>non_sexist</text:p>
          </table:table-cell>
          <table:table-cell office:value-type="string" calcext:value-type="string">
            <text:p>[id135934239|Vladislav], если вы не согласны с девушкой, не обязательно говорить про ПМС :------D</text:p>
          </table:table-cell>
        </table:table-row>
        <table:table-row table:style-name="ro1">
          <table:table-cell office:value-type="float" office:value="1643546" calcext:value-type="float">
            <text:p>1643546</text:p>
          </table:table-cell>
          <table:table-cell office:value-type="float" office:value="1643720" calcext:value-type="float">
            <text:p>1643720</text:p>
          </table:table-cell>
          <table:table-cell office:value-type="string" calcext:value-type="string">
            <text:p>non_sexist</text:p>
          </table:table-cell>
          <table:table-cell office:value-type="string" calcext:value-type="string">
            <text:p>[id190601120|Михаил], либо обоих, либо никого. Тут на решение судьи/присяжных/Шурыги/Промысла</text:p>
          </table:table-cell>
        </table:table-row>
        <table:table-row table:style-name="ro1">
          <table:table-cell office:value-type="float" office:value="1643546" calcext:value-type="float">
            <text:p>1643546</text:p>
          </table:table-cell>
          <table:table-cell office:value-type="float" office:value="1643723" calcext:value-type="float">
            <text:p>1643723</text:p>
          </table:table-cell>
          <table:table-cell office:value-type="string" calcext:value-type="string">
            <text:p>non_sexist</text:p>
          </table:table-cell>
          <table:table-cell office:value-type="string" calcext:value-type="string">
            <text:p>[id135934239|Владислав], ну проникнитесь разницей между своим выдуманным *косвенно* и статьей УК РФ.</text:p>
          </table:table-cell>
        </table:table-row>
        <table:table-row table:style-name="ro1">
          <table:table-cell office:value-type="float" office:value="1643546" calcext:value-type="float">
            <text:p>1643546</text:p>
          </table:table-cell>
          <table:table-cell office:value-type="float" office:value="1643726" calcext:value-type="float">
            <text:p>1643726</text:p>
          </table:table-cell>
          <table:table-cell office:value-type="string" calcext:value-type="string">
            <text:p>non_sexist</text:p>
          </table:table-cell>
          <table:table-cell office:value-type="string" calcext:value-type="string">
            <text:p>Забавный момент. А если бы с вами подобное происходило? Ну прикинь, уснул парень бухой, а проснулся отшпеханый другим парнем) збс было бы? А оправдать все это можно тем что он сам сюда пришел, сам набухался, да и сам задницу повернул 😄так что ли?</text:p>
          </table:table-cell>
        </table:table-row>
        <table:table-row table:style-name="ro1">
          <table:table-cell office:value-type="float" office:value="1643546" calcext:value-type="float">
            <text:p>1643546</text:p>
          </table:table-cell>
          <table:table-cell office:value-type="float" office:value="1643727" calcext:value-type="float">
            <text:p>1643727</text:p>
          </table:table-cell>
          <table:table-cell office:value-type="string" calcext:value-type="string">
            <text:p>non_sexist</text:p>
          </table:table-cell>
          <table:table-cell office:value-type="string" calcext:value-type="string">
            <text:p>[id458572152|Hue], ну если других аргументов нет - можно и про ПМС на самом деле)))))</text:p>
          </table:table-cell>
        </table:table-row>
        <table:table-row table:style-name="ro1">
          <table:table-cell office:value-type="float" office:value="1643546" calcext:value-type="float">
            <text:p>1643546</text:p>
          </table:table-cell>
          <table:table-cell office:value-type="float" office:value="1643728" calcext:value-type="float">
            <text:p>1643728</text:p>
          </table:table-cell>
          <table:table-cell office:value-type="string" calcext:value-type="string">
            <text:p>sexist_in_co</text:p>
          </table:table-cell>
          <table:table-cell office:value-type="string" calcext:value-type="string">
            <text:p>[id105812135|Кристина], сознательная поездка на вечеринку, которая окончится опьянением и сексом- это что?</text:p>
          </table:table-cell>
        </table:table-row>
        <table:table-row table:style-name="ro1">
          <table:table-cell office:value-type="float" office:value="1642929" calcext:value-type="float">
            <text:p>1642929</text:p>
          </table:table-cell>
          <table:table-cell office:value-type="float" office:value="1642930" calcext:value-type="float">
            <text:p>1642930</text:p>
          </table:table-cell>
          <table:table-cell office:value-type="string" calcext:value-type="string">
            <text:p>non_sexist</text:p>
          </table:table-cell>
          <table:table-cell office:value-type="string" calcext:value-type="string">
            <text:p>выйдет досрочно выйдет поправьте</text:p>
          </table:table-cell>
        </table:table-row>
        <table:table-row table:style-name="ro1">
          <table:table-cell office:value-type="float" office:value="1642929" calcext:value-type="float">
            <text:p>1642929</text:p>
          </table:table-cell>
          <table:table-cell office:value-type="float" office:value="1642931" calcext:value-type="float">
            <text:p>1642931</text:p>
          </table:table-cell>
          <table:table-cell office:value-type="string" calcext:value-type="string">
            <text:p>non_sexist</text:p>
          </table:table-cell>
          <table:table-cell office:value-type="string" calcext:value-type="string">
            <text:p>Но есть и хорошие новости</text:p>
          </table:table-cell>
        </table:table-row>
        <table:table-row table:style-name="ro1">
          <table:table-cell office:value-type="float" office:value="1642929" calcext:value-type="float">
            <text:p>1642929</text:p>
          </table:table-cell>
          <table:table-cell office:value-type="float" office:value="1642932" calcext:value-type="float">
            <text:p>1642932</text:p>
          </table:table-cell>
          <table:table-cell office:value-type="string" calcext:value-type="string">
            <text:p>sexist_in_co</text:p>
          </table:table-cell>
          <table:table-cell office:value-type="string" calcext:value-type="string">
            <text:p>У вас "изнасилование" не выделено кавычками</text:p>
          </table:table-cell>
        </table:table-row>
        <table:table-row table:style-name="ro1">
          <table:table-cell office:value-type="float" office:value="1642929" calcext:value-type="float">
            <text:p>1642929</text:p>
          </table:table-cell>
          <table:table-cell office:value-type="float" office:value="1642937" calcext:value-type="float">
            <text:p>1642937</text:p>
          </table:table-cell>
          <table:table-cell office:value-type="string" calcext:value-type="string">
            <text:p>non_sexist</text:p>
          </table:table-cell>
          <table:table-cell office:value-type="string" calcext:value-type="string">
            <text:p>а вот был бы он в худи от H&amp;M то хана бы ему была</text:p>
          </table:table-cell>
        </table:table-row>
        <table:table-row table:style-name="ro1">
          <table:table-cell office:value-type="float" office:value="1642929" calcext:value-type="float">
            <text:p>1642929</text:p>
          </table:table-cell>
          <table:table-cell office:value-type="float" office:value="1642943" calcext:value-type="float">
            <text:p>1642943</text:p>
          </table:table-cell>
          <table:table-cell office:value-type="string" calcext:value-type="string">
            <text:p>non_sexist</text:p>
          </table:table-cell>
          <table:table-cell office:value-type="string" calcext:value-type="string">
            <text:p>А карпа в пакете ему с собой дадут или на выходе получит?</text:p>
          </table:table-cell>
        </table:table-row>
        <table:table-row table:style-name="ro3">
          <table:table-cell office:value-type="float" office:value="1642929" calcext:value-type="float">
            <text:p>1642929</text:p>
          </table:table-cell>
          <table:table-cell office:value-type="float" office:value="1642949" calcext:value-type="float">
            <text:p>1642949</text:p>
          </table:table-cell>
          <table:table-cell office:value-type="string" calcext:value-type="string">
            <text:p>sexist</text:p>
          </table:table-cell>
          <table:table-cell office:value-type="string" calcext:value-type="string">
            <text:p>Теперь осталось " жертву зверского надругательства, свет- солнце Шкурыгину" посадить на бутылку и дело точно закончено будет. </text:p>
            <text:p>А парню хочется пожелать держать себя в руках, чтобы не поехал к этой особи и не харкнул в лицо. </text:p>
            <text:p>Ну его нафиг Сережа. Оставь этот мусор тому Оленю.</text:p>
          </table:table-cell>
        </table:table-row>
        <table:table-row table:style-name="ro1">
          <table:table-cell office:value-type="float" office:value="1642929" calcext:value-type="float">
            <text:p>1642929</text:p>
          </table:table-cell>
          <table:table-cell office:value-type="float" office:value="1642951" calcext:value-type="float">
            <text:p>1642951</text:p>
          </table:table-cell>
          <table:table-cell office:value-type="string" calcext:value-type="string">
            <text:p>non_sexist</text:p>
          </table:table-cell>
          <table:table-cell office:value-type="string" calcext:value-type="string">
            <text:p>красава парень, создал контента больше чем медуза</text:p>
          </table:table-cell>
        </table:table-row>
        <table:table-row table:style-name="ro1">
          <table:table-cell office:value-type="float" office:value="1642929" calcext:value-type="float">
            <text:p>1642929</text:p>
          </table:table-cell>
          <table:table-cell office:value-type="float" office:value="1642959" calcext:value-type="float">
            <text:p>1642959</text:p>
          </table:table-cell>
          <table:table-cell office:value-type="string" calcext:value-type="string">
            <text:p>non_sexist</text:p>
          </table:table-cell>
          <table:table-cell office:value-type="string" calcext:value-type="string">
            <text:p>[id204691|Павел], нельзя осудить за "изнасилование", даже если это реально было "изнасилование".</text:p>
          </table:table-cell>
        </table:table-row>
        <table:table-row table:style-name="ro1">
          <table:table-cell office:value-type="float" office:value="1642929" calcext:value-type="float">
            <text:p>1642929</text:p>
          </table:table-cell>
          <table:table-cell office:value-type="float" office:value="1642961" calcext:value-type="float">
            <text:p>1642961</text:p>
          </table:table-cell>
          <table:table-cell office:value-type="string" calcext:value-type="string">
            <text:p>non_sexist</text:p>
          </table:table-cell>
          <table:table-cell office:value-type="string" calcext:value-type="string">
            <text:p>Надеюсь не заменят колонией поселением</text:p>
          </table:table-cell>
        </table:table-row>
        <table:table-row table:style-name="ro1">
          <table:table-cell office:value-type="float" office:value="1642929" calcext:value-type="float">
            <text:p>1642929</text:p>
          </table:table-cell>
          <table:table-cell office:value-type="float" office:value="1642963" calcext:value-type="float">
            <text:p>1642963</text:p>
          </table:table-cell>
          <table:table-cell office:value-type="string" calcext:value-type="string">
            <text:p>non_sexist</text:p>
          </table:table-cell>
          <table:table-cell office:value-type="string" calcext:value-type="string">
            <text:p>[id417819944|Gordon], Просто у тебя их нету бро</text:p>
          </table:table-cell>
        </table:table-row>
        <table:table-row table:style-name="ro1">
          <table:table-cell office:value-type="float" office:value="1642929" calcext:value-type="float">
            <text:p>1642929</text:p>
          </table:table-cell>
          <table:table-cell office:value-type="float" office:value="1642967" calcext:value-type="float">
            <text:p>1642967</text:p>
          </table:table-cell>
          <table:table-cell office:value-type="string" calcext:value-type="string">
            <text:p>non_sexist</text:p>
          </table:table-cell>
          <table:table-cell office:value-type="string" calcext:value-type="string">
            <text:p>Новые выпуски "Пусть говорят" надеюсь выйдут?</text:p>
          </table:table-cell>
        </table:table-row>
        <table:table-row table:style-name="ro1">
          <table:table-cell office:value-type="float" office:value="1642929" calcext:value-type="float">
            <text:p>1642929</text:p>
          </table:table-cell>
          <table:table-cell office:value-type="float" office:value="1642968" calcext:value-type="float">
            <text:p>1642968</text:p>
          </table:table-cell>
          <table:table-cell office:value-type="string" calcext:value-type="string">
            <text:p>sexist_in_co</text:p>
          </table:table-cell>
          <table:table-cell office:value-type="string" calcext:value-type="string">
            <text:p>Ну славбоку</text:p>
          </table:table-cell>
        </table:table-row>
        <table:table-row table:style-name="ro1">
          <table:table-cell office:value-type="float" office:value="1642929" calcext:value-type="float">
            <text:p>1642929</text:p>
          </table:table-cell>
          <table:table-cell office:value-type="float" office:value="1642976" calcext:value-type="float">
            <text:p>1642976</text:p>
          </table:table-cell>
          <table:table-cell office:value-type="string" calcext:value-type="string">
            <text:p>non_sexist</text:p>
          </table:table-cell>
          <table:table-cell office:value-type="string" calcext:value-type="string">
            <text:p>аж два раза выйдет</text:p>
          </table:table-cell>
        </table:table-row>
        <table:table-row table:style-name="ro1">
          <table:table-cell office:value-type="float" office:value="1642929" calcext:value-type="float">
            <text:p>1642929</text:p>
          </table:table-cell>
          <table:table-cell office:value-type="float" office:value="1642983" calcext:value-type="float">
            <text:p>1642983</text:p>
          </table:table-cell>
          <table:table-cell office:value-type="string" calcext:value-type="string">
            <text:p>non_sexist</text:p>
          </table:table-cell>
          <table:table-cell office:value-type="string" calcext:value-type="string">
            <text:p>Корректора в студию!</text:p>
          </table:table-cell>
        </table:table-row>
        <table:table-row table:style-name="ro1">
          <table:table-cell office:value-type="float" office:value="1642929" calcext:value-type="float">
            <text:p>1642929</text:p>
          </table:table-cell>
          <table:table-cell office:value-type="float" office:value="1642984" calcext:value-type="float">
            <text:p>1642984</text:p>
          </table:table-cell>
          <table:table-cell office:value-type="string" calcext:value-type="string">
            <text:p>non_sexist</text:p>
          </table:table-cell>
          <table:table-cell office:value-type="string" calcext:value-type="string">
            <text:p>В пакете карп в пакете.</text:p>
          </table:table-cell>
        </table:table-row>
        <table:table-row table:style-name="ro1">
          <table:table-cell office:value-type="float" office:value="1642929" calcext:value-type="float">
            <text:p>1642929</text:p>
          </table:table-cell>
          <table:table-cell office:value-type="float" office:value="1642991" calcext:value-type="float">
            <text:p>1642991</text:p>
          </table:table-cell>
          <table:table-cell office:value-type="string" calcext:value-type="string">
            <text:p>non_sexist</text:p>
          </table:table-cell>
          <table:table-cell office:value-type="string" calcext:value-type="string">
            <text:p>Выйдет и побежит как Гамп! 2 раза выйдет)</text:p>
          </table:table-cell>
        </table:table-row>
        <table:table-row table:style-name="ro1">
          <table:table-cell office:value-type="float" office:value="1642929" calcext:value-type="float">
            <text:p>1642929</text:p>
          </table:table-cell>
          <table:table-cell office:value-type="float" office:value="1642993" calcext:value-type="float">
            <text:p>1642993</text:p>
          </table:table-cell>
          <table:table-cell office:value-type="string" calcext:value-type="string">
            <text:p>sexist_in_co</text:p>
          </table:table-cell>
          <table:table-cell office:value-type="string" calcext:value-type="string">
            <text:p>Выйдет, но судимость то останется, -жизнь из-за шлюхи</text:p>
          </table:table-cell>
        </table:table-row>
        <table:table-row table:style-name="ro1">
          <table:table-cell office:value-type="float" office:value="1642929" calcext:value-type="float">
            <text:p>1642929</text:p>
          </table:table-cell>
          <table:table-cell office:value-type="float" office:value="1642995" calcext:value-type="float">
            <text:p>1642995</text:p>
          </table:table-cell>
          <table:table-cell office:value-type="string" calcext:value-type="string">
            <text:p>non_sexist</text:p>
          </table:table-cell>
          <table:table-cell office:value-type="string" calcext:value-type="string">
            <text:p>Вот так вот, больше насильников в нашем обществе, кайф</text:p>
          </table:table-cell>
        </table:table-row>
        <table:table-row table:style-name="ro1">
          <table:table-cell office:value-type="float" office:value="1642929" calcext:value-type="float">
            <text:p>1642929</text:p>
          </table:table-cell>
          <table:table-cell office:value-type="float" office:value="1642996" calcext:value-type="float">
            <text:p>1642996</text:p>
          </table:table-cell>
          <table:table-cell office:value-type="string" calcext:value-type="string">
            <text:p>non_sexist</text:p>
          </table:table-cell>
          <table:table-cell office:value-type="string" calcext:value-type="string">
            <text:p>Вы выйдет написали досрочно, видимо! ;)</text:p>
          </table:table-cell>
        </table:table-row>
        <table:table-row table:style-name="ro2">
          <table:table-cell office:value-type="float" office:value="1642929" calcext:value-type="float">
            <text:p>1642929</text:p>
          </table:table-cell>
          <table:table-cell office:value-type="float" office:value="1643003" calcext:value-type="float">
            <text:p>1643003</text:p>
          </table:table-cell>
          <table:table-cell office:value-type="string" calcext:value-type="string">
            <text:p>non_sexist</text:p>
          </table:table-cell>
          <table:table-cell office:value-type="string" calcext:value-type="string">
            <text:p>- Бармен, мне хайп двухлетней выдержки!</text:p>
            <text:p>- Ни слова больше!</text:p>
          </table:table-cell>
        </table:table-row>
        <table:table-row table:style-name="ro1">
          <table:table-cell office:value-type="float" office:value="1642929" calcext:value-type="float">
            <text:p>1642929</text:p>
          </table:table-cell>
          <table:table-cell office:value-type="float" office:value="1643006" calcext:value-type="float">
            <text:p>1643006</text:p>
          </table:table-cell>
          <table:table-cell office:value-type="string" calcext:value-type="string">
            <text:p>sexist</text:p>
          </table:table-cell>
          <table:table-cell office:value-type="string" calcext:value-type="string">
            <text:p>Шваль показала себя во всей красе, какая она по сущности ш.....ха.</text:p>
          </table:table-cell>
        </table:table-row>
        <table:table-row table:style-name="ro1">
          <table:table-cell office:value-type="float" office:value="1642929" calcext:value-type="float">
            <text:p>1642929</text:p>
          </table:table-cell>
          <table:table-cell office:value-type="float" office:value="1643012" calcext:value-type="float">
            <text:p>1643012</text:p>
          </table:table-cell>
          <table:table-cell office:value-type="string" calcext:value-type="string">
            <text:p>sexist_in_co</text:p>
          </table:table-cell>
          <table:table-cell office:value-type="string" calcext:value-type="string">
            <text:p>шкурыгина я надеюсь уже готова?</text:p>
          </table:table-cell>
        </table:table-row>
        <table:table-row table:style-name="ro1">
          <table:table-cell office:value-type="float" office:value="1642929" calcext:value-type="float">
            <text:p>1642929</text:p>
          </table:table-cell>
          <table:table-cell office:value-type="float" office:value="1643014" calcext:value-type="float">
            <text:p>1643014</text:p>
          </table:table-cell>
          <table:table-cell office:value-type="string" calcext:value-type="string">
            <text:p>non_sexist</text:p>
          </table:table-cell>
          <table:table-cell office:value-type="string" calcext:value-type="string">
            <text:p>Кто такая Шурыгина?</text:p>
          </table:table-cell>
        </table:table-row>
        <table:table-row table:style-name="ro1">
          <table:table-cell office:value-type="float" office:value="1642929" calcext:value-type="float">
            <text:p>1642929</text:p>
          </table:table-cell>
          <table:table-cell office:value-type="float" office:value="1643015" calcext:value-type="float">
            <text:p>1643015</text:p>
          </table:table-cell>
          <table:table-cell office:value-type="string" calcext:value-type="string">
            <text:p>sexist</text:p>
          </table:table-cell>
          <table:table-cell office:value-type="string" calcext:value-type="string">
            <text:p>Серёга, время ЕСПЧ.</text:p>
          </table:table-cell>
        </table:table-row>
        <table:table-row table:style-name="ro1">
          <table:table-cell office:value-type="float" office:value="1642929" calcext:value-type="float">
            <text:p>1642929</text:p>
          </table:table-cell>
          <table:table-cell office:value-type="float" office:value="1643029" calcext:value-type="float">
            <text:p>1643029</text:p>
          </table:table-cell>
          <table:table-cell office:value-type="string" calcext:value-type="string">
            <text:p>non_sexist</text:p>
          </table:table-cell>
          <table:table-cell office:value-type="string" calcext:value-type="string">
            <text:p>so nice; за изнасилование - год, а за покемонов - 3,5 года нервотрёпки, при этом из тебя ещё и террориста сделают</text:p>
          </table:table-cell>
        </table:table-row>
        <table:table-row table:style-name="ro1">
          <table:table-cell office:value-type="float" office:value="1642929" calcext:value-type="float">
            <text:p>1642929</text:p>
          </table:table-cell>
          <table:table-cell office:value-type="float" office:value="1643034" calcext:value-type="float">
            <text:p>1643034</text:p>
          </table:table-cell>
          <table:table-cell office:value-type="string" calcext:value-type="string">
            <text:p>non_sexist</text:p>
          </table:table-cell>
          <table:table-cell office:value-type="string" calcext:value-type="string">
            <text:p>да, все изнасилованые женщины в россии сами виноваты, мы это давно поняли</text:p>
          </table:table-cell>
        </table:table-row>
        <table:table-row table:style-name="ro1">
          <table:table-cell office:value-type="float" office:value="1642929" calcext:value-type="float">
            <text:p>1642929</text:p>
          </table:table-cell>
          <table:table-cell office:value-type="float" office:value="1643037" calcext:value-type="float">
            <text:p>1643037</text:p>
          </table:table-cell>
          <table:table-cell office:value-type="string" calcext:value-type="string">
            <text:p>non_sexist</text:p>
          </table:table-cell>
          <table:table-cell office:value-type="string" calcext:value-type="string">
            <text:p>ставлю на то что вернется обратно. Теперь за убийство</text:p>
          </table:table-cell>
        </table:table-row>
        <table:table-row table:style-name="ro1">
          <table:table-cell office:value-type="float" office:value="1642929" calcext:value-type="float">
            <text:p>1642929</text:p>
          </table:table-cell>
          <table:table-cell office:value-type="float" office:value="1643040" calcext:value-type="float">
            <text:p>1643040</text:p>
          </table:table-cell>
          <table:table-cell office:value-type="string" calcext:value-type="string">
            <text:p>non_sexist</text:p>
          </table:table-cell>
          <table:table-cell office:value-type="string" calcext:value-type="string">
            <text:p>Ещё бы судимость парню сняли бы. А то жизнь все равно испоганили</text:p>
          </table:table-cell>
        </table:table-row>
        <table:table-row table:style-name="ro6">
          <table:table-cell office:value-type="float" office:value="1642929" calcext:value-type="float">
            <text:p>1642929</text:p>
          </table:table-cell>
          <table:table-cell office:value-type="float" office:value="1643045" calcext:value-type="float">
            <text:p>1643045</text:p>
          </table:table-cell>
          <table:table-cell office:value-type="string" calcext:value-type="string">
            <text:p>non_sexist</text:p>
          </table:table-cell>
          <table:table-cell office:value-type="string" calcext:value-type="string">
            <text:p>Ой, я уверена выйдет и опять начнутся программы аля "Пусть говорят" и т.п. Распиарится и заработает денег, может ютубером станет. </text:p>
            <text:p>Надеюсь, сможет из лимонов сделать лимонад.</text:p>
            <text:p>А там глядишь и до правозащитника известность доведет.</text:p>
            <text:p>P.S. Судимость в РФ уже мало что значит, больше половины населения не верит в честный суд и приговор. </text:p>
            <text:p>Плюс, личность он публичная, не думаю, что судимость ему испортит жизнь, скорее наоборот.</text:p>
          </table:table-cell>
        </table:table-row>
        <table:table-row table:style-name="ro1">
          <table:table-cell office:value-type="float" office:value="1642929" calcext:value-type="float">
            <text:p>1642929</text:p>
          </table:table-cell>
          <table:table-cell office:value-type="float" office:value="1643052" calcext:value-type="float">
            <text:p>1643052</text:p>
          </table:table-cell>
          <table:table-cell office:value-type="string" calcext:value-type="string">
            <text:p>non_sexist</text:p>
          </table:table-cell>
          <table:table-cell office:value-type="string" calcext:value-type="string">
            <text:p>Ну хоть где то в этом мире есть справедливость</text:p>
          </table:table-cell>
        </table:table-row>
        <table:table-row table:style-name="ro3">
          <table:table-cell office:value-type="float" office:value="1642929" calcext:value-type="float">
            <text:p>1642929</text:p>
          </table:table-cell>
          <table:table-cell office:value-type="float" office:value="1643067" calcext:value-type="float">
            <text:p>1643067</text:p>
          </table:table-cell>
          <table:table-cell office:value-type="string" calcext:value-type="string">
            <text:p>non_sexist</text:p>
          </table:table-cell>
          <table:table-cell office:value-type="string" calcext:value-type="string">
            <text:p>Наверно, сочли, что этому козлу уже достаточно, ахаха</text:p>
            <text:p>Проучила его Диана, молодчина. И не только его, все козлы с одной извилиной призадумались. </text:p>
            <text:p>Девчонки сделают ему "буу!" и он сам в полицию кинется😂😂😂</text:p>
          </table:table-cell>
        </table:table-row>
        <table:table-row table:style-name="ro1">
          <table:table-cell office:value-type="float" office:value="1642929" calcext:value-type="float">
            <text:p>1642929</text:p>
          </table:table-cell>
          <table:table-cell office:value-type="float" office:value="1643074" calcext:value-type="float">
            <text:p>1643074</text:p>
          </table:table-cell>
          <table:table-cell office:value-type="string" calcext:value-type="string">
            <text:p>non_sexist</text:p>
          </table:table-cell>
          <table:table-cell office:value-type="string" calcext:value-type="string">
            <text:p>👆 боже, что за бред написан выше</text:p>
          </table:table-cell>
        </table:table-row>
        <table:table-row table:style-name="ro1">
          <table:table-cell office:value-type="float" office:value="1642929" calcext:value-type="float">
            <text:p>1642929</text:p>
          </table:table-cell>
          <table:table-cell office:value-type="float" office:value="1643076" calcext:value-type="float">
            <text:p>1643076</text:p>
          </table:table-cell>
          <table:table-cell office:value-type="string" calcext:value-type="string">
            <text:p>non_sexist</text:p>
          </table:table-cell>
          <table:table-cell office:value-type="string" calcext:value-type="string">
            <text:p>"выйдет досрочно выйдет"</text:p>
          </table:table-cell>
        </table:table-row>
        <table:table-row table:style-name="ro1">
          <table:table-cell office:value-type="float" office:value="1642929" calcext:value-type="float">
            <text:p>1642929</text:p>
          </table:table-cell>
          <table:table-cell office:value-type="float" office:value="1643080" calcext:value-type="float">
            <text:p>1643080</text:p>
          </table:table-cell>
          <table:table-cell office:value-type="string" calcext:value-type="string">
            <text:p>non_sexist</text:p>
          </table:table-cell>
          <table:table-cell office:value-type="string" calcext:value-type="string">
            <text:p>Малахов и Соболев уже выехали к колонии?)</text:p>
          </table:table-cell>
        </table:table-row>
        <table:table-row table:style-name="ro1">
          <table:table-cell office:value-type="float" office:value="1642929" calcext:value-type="float">
            <text:p>1642929</text:p>
          </table:table-cell>
          <table:table-cell office:value-type="float" office:value="1643097" calcext:value-type="float">
            <text:p>1643097</text:p>
          </table:table-cell>
          <table:table-cell office:value-type="string" calcext:value-type="string">
            <text:p>non_sexist</text:p>
          </table:table-cell>
          <table:table-cell office:value-type="string" calcext:value-type="string">
            <text:p>Карп в пакете карп.</text:p>
          </table:table-cell>
        </table:table-row>
        <table:table-row table:style-name="ro1">
          <table:table-cell office:value-type="float" office:value="1642929" calcext:value-type="float">
            <text:p>1642929</text:p>
          </table:table-cell>
          <table:table-cell office:value-type="float" office:value="1643100" calcext:value-type="float">
            <text:p>1643100</text:p>
          </table:table-cell>
          <table:table-cell office:value-type="string" calcext:value-type="string">
            <text:p>non_sexist</text:p>
          </table:table-cell>
          <table:table-cell office:value-type="string" calcext:value-type="string">
            <text:p>[id101082835|Артём], что здесь говорить...) все и так понятно</text:p>
          </table:table-cell>
        </table:table-row>
        <table:table-row table:style-name="ro1">
          <table:table-cell office:value-type="float" office:value="1642929" calcext:value-type="float">
            <text:p>1642929</text:p>
          </table:table-cell>
          <table:table-cell office:value-type="float" office:value="1643101" calcext:value-type="float">
            <text:p>1643101</text:p>
          </table:table-cell>
          <table:table-cell office:value-type="string" calcext:value-type="string">
            <text:p>non_sexist</text:p>
          </table:table-cell>
          <table:table-cell office:value-type="string" calcext:value-type="string">
            <text:p>Привет, антончик. Тут такое дело. Лучше бы мой брат умер. Он пьяный пришел домой. Зашел на кухню. А там на столе в пакете карп в пакете. Еще живой. Мама купила только что. Казалось бы - ну лежит себе и лежит. Еще жив и потому еще шевелится в пакете. Так вот мой брат его забил кулаками досмерти. В кашу. Вся кухня в крови. Руки брата тоже. Истерика мамы. Такая картина - словами не передать. Брату 39. Мне - 24. Мама - в шоке. Весело живем, товарищи.</text:p>
          </table:table-cell>
        </table:table-row>
        <table:table-row table:style-name="ro3">
          <table:table-cell office:value-type="float" office:value="1642929" calcext:value-type="float">
            <text:p>1642929</text:p>
          </table:table-cell>
          <table:table-cell office:value-type="float" office:value="1643108" calcext:value-type="float">
            <text:p>1643108</text:p>
          </table:table-cell>
          <table:table-cell office:value-type="string" calcext:value-type="string">
            <text:p>non_sexist</text:p>
          </table:table-cell>
          <table:table-cell office:value-type="string" calcext:value-type="string">
            <text:p>[id8850197|Влад], и с тобой тоже.</text:p>
            <text:p>маньячина на выезде</text:p>
            <text:p>😂😂</text:p>
          </table:table-cell>
        </table:table-row>
        <table:table-row table:style-name="ro1">
          <table:table-cell office:value-type="float" office:value="1642929" calcext:value-type="float">
            <text:p>1642929</text:p>
          </table:table-cell>
          <table:table-cell office:value-type="float" office:value="1643115" calcext:value-type="float">
            <text:p>1643115</text:p>
          </table:table-cell>
          <table:table-cell office:value-type="string" calcext:value-type="string">
            <text:p>non_sexist</text:p>
          </table:table-cell>
          <table:table-cell office:value-type="string" calcext:value-type="string">
            <text:p>[id136509437|Любовь], я выехал. Звоните Малахову</text:p>
          </table:table-cell>
        </table:table-row>
        <table:table-row table:style-name="ro1">
          <table:table-cell office:value-type="float" office:value="1642929" calcext:value-type="float">
            <text:p>1642929</text:p>
          </table:table-cell>
          <table:table-cell office:value-type="float" office:value="1643116" calcext:value-type="float">
            <text:p>1643116</text:p>
          </table:table-cell>
          <table:table-cell office:value-type="string" calcext:value-type="string">
            <text:p>non_sexist</text:p>
          </table:table-cell>
          <table:table-cell office:value-type="string" calcext:value-type="string">
            <text:p>А не насрать ли всем уже 🤔</text:p>
          </table:table-cell>
        </table:table-row>
        <table:table-row table:style-name="ro1">
          <table:table-cell office:value-type="float" office:value="1642929" calcext:value-type="float">
            <text:p>1642929</text:p>
          </table:table-cell>
          <table:table-cell office:value-type="float" office:value="1643123" calcext:value-type="float">
            <text:p>1643123</text:p>
          </table:table-cell>
          <table:table-cell office:value-type="string" calcext:value-type="string">
            <text:p>non_sexist</text:p>
          </table:table-cell>
          <table:table-cell office:value-type="string" calcext:value-type="string">
            <text:p>[id8850197|Влад], позвонила Урганту))</text:p>
          </table:table-cell>
        </table:table-row>
        <table:table-row table:style-name="ro1">
          <table:table-cell office:value-type="float" office:value="1642929" calcext:value-type="float">
            <text:p>1642929</text:p>
          </table:table-cell>
          <table:table-cell office:value-type="float" office:value="1643127" calcext:value-type="float">
            <text:p>1643127</text:p>
          </table:table-cell>
          <table:table-cell office:value-type="string" calcext:value-type="string">
            <text:p>non_sexist</text:p>
          </table:table-cell>
          <table:table-cell office:value-type="string" calcext:value-type="string">
            <text:p>[id136509437|Любовь], я знаю... и кстати зря - он рядом, и говорит что поедет со мной.</text:p>
          </table:table-cell>
        </table:table-row>
        <table:table-row table:style-name="ro3">
          <table:table-cell office:value-type="float" office:value="1642929" calcext:value-type="float">
            <text:p>1642929</text:p>
          </table:table-cell>
          <table:table-cell office:value-type="float" office:value="1643150" calcext:value-type="float">
            <text:p>1643150</text:p>
          </table:table-cell>
          <table:table-cell office:value-type="string" calcext:value-type="string">
            <text:p>non_sexist</text:p>
          </table:table-cell>
          <table:table-cell office:value-type="string" calcext:value-type="string">
            <text:p>Выйдет</text:p>
            <text:p>Досрочно</text:p>
            <text:p>Выйдет из колонии</text:p>
          </table:table-cell>
        </table:table-row>
        <table:table-row table:style-name="ro1">
          <table:table-cell office:value-type="float" office:value="1642929" calcext:value-type="float">
            <text:p>1642929</text:p>
          </table:table-cell>
          <table:table-cell office:value-type="float" office:value="1643158" calcext:value-type="float">
            <text:p>1643158</text:p>
          </table:table-cell>
          <table:table-cell office:value-type="string" calcext:value-type="string">
            <text:p>non_sexist</text:p>
          </table:table-cell>
          <table:table-cell office:value-type="string" calcext:value-type="string">
            <text:p>[id270311086|Алексей], Я им про редактора уже писал</text:p>
          </table:table-cell>
        </table:table-row>
        <table:table-row table:style-name="ro1">
          <table:table-cell office:value-type="float" office:value="1642929" calcext:value-type="float">
            <text:p>1642929</text:p>
          </table:table-cell>
          <table:table-cell office:value-type="float" office:value="1643172" calcext:value-type="float">
            <text:p>1643172</text:p>
          </table:table-cell>
          <table:table-cell office:value-type="string" calcext:value-type="string">
            <text:p>non_sexist</text:p>
          </table:table-cell>
          <table:table-cell office:value-type="string" calcext:value-type="string">
            <text:p>А месть Шурыгиной в исполнении этого парня наверняка будет такой</text:p>
          </table:table-cell>
        </table:table-row>
        <table:table-row table:style-name="ro1">
          <table:table-cell office:value-type="float" office:value="1642929" calcext:value-type="float">
            <text:p>1642929</text:p>
          </table:table-cell>
          <table:table-cell office:value-type="float" office:value="1643177" calcext:value-type="float">
            <text:p>1643177</text:p>
          </table:table-cell>
          <table:table-cell office:value-type="string" calcext:value-type="string">
            <text:p>sexist_in_co</text:p>
          </table:table-cell>
          <table:table-cell office:value-type="string" calcext:value-type="string">
            <text:p>У вас "феминистки" кавычками не выделено</text:p>
          </table:table-cell>
        </table:table-row>
        <table:table-row table:style-name="ro1">
          <table:table-cell office:value-type="float" office:value="1642929" calcext:value-type="float">
            <text:p>1642929</text:p>
          </table:table-cell>
          <table:table-cell office:value-type="float" office:value="1643183" calcext:value-type="float">
            <text:p>1643183</text:p>
          </table:table-cell>
          <table:table-cell office:value-type="string" calcext:value-type="string">
            <text:p>non_sexist</text:p>
          </table:table-cell>
          <table:table-cell office:value-type="string" calcext:value-type="string">
            <text:p>[id136509437|Любовь], тролль из вас не очень хороший</text:p>
          </table:table-cell>
        </table:table-row>
        <table:table-row table:style-name="ro1">
          <table:table-cell office:value-type="float" office:value="1642929" calcext:value-type="float">
            <text:p>1642929</text:p>
          </table:table-cell>
          <table:table-cell office:value-type="float" office:value="1643187" calcext:value-type="float">
            <text:p>1643187</text:p>
          </table:table-cell>
          <table:table-cell office:value-type="string" calcext:value-type="string">
            <text:p>non_sexist</text:p>
          </table:table-cell>
          <table:table-cell office:value-type="string" calcext:value-type="string">
            <text:p>[id288199207|Николай], я не тролль.Таковы мои взгляды. Я действительно считаю, что насильникам место в тюрьме и каждое насилие должно быть наказано. А вы считаете, что некто, посягнувший на вашу сестру, или дочь, или любимую должен разгуливать на свободе?</text:p>
          </table:table-cell>
        </table:table-row>
        <table:table-row table:style-name="ro1">
          <table:table-cell office:value-type="float" office:value="1642929" calcext:value-type="float">
            <text:p>1642929</text:p>
          </table:table-cell>
          <table:table-cell office:value-type="float" office:value="1643188" calcext:value-type="float">
            <text:p>1643188</text:p>
          </table:table-cell>
          <table:table-cell office:value-type="string" calcext:value-type="string">
            <text:p>sexist_in_co</text:p>
          </table:table-cell>
          <table:table-cell office:value-type="string" calcext:value-type="string">
            <text:p>[id136509437|Любовь], но ведь она сама согласилась, вы же сами ее видели</text:p>
          </table:table-cell>
        </table:table-row>
        <table:table-row table:style-name="ro1">
          <table:table-cell office:value-type="float" office:value="1642929" calcext:value-type="float">
            <text:p>1642929</text:p>
          </table:table-cell>
          <table:table-cell office:value-type="float" office:value="1643201" calcext:value-type="float">
            <text:p>1643201</text:p>
          </table:table-cell>
          <table:table-cell office:value-type="string" calcext:value-type="string">
            <text:p>non_sexist</text:p>
          </table:table-cell>
          <table:table-cell office:value-type="string" calcext:value-type="string">
            <text:p>И сядет за убийство 🤣</text:p>
          </table:table-cell>
        </table:table-row>
        <table:table-row table:style-name="ro1">
          <table:table-cell office:value-type="float" office:value="1642929" calcext:value-type="float">
            <text:p>1642929</text:p>
          </table:table-cell>
          <table:table-cell office:value-type="float" office:value="1643205" calcext:value-type="float">
            <text:p>1643205</text:p>
          </table:table-cell>
          <table:table-cell office:value-type="string" calcext:value-type="string">
            <text:p>non_sexist</text:p>
          </table:table-cell>
          <table:table-cell office:value-type="string" calcext:value-type="string">
            <text:p>[id214496791|Сергей], ЛЯЖЕТ👌💀</text:p>
          </table:table-cell>
        </table:table-row>
        <table:table-row table:style-name="ro1">
          <table:table-cell office:value-type="float" office:value="1642929" calcext:value-type="float">
            <text:p>1642929</text:p>
          </table:table-cell>
          <table:table-cell office:value-type="float" office:value="1643209" calcext:value-type="float">
            <text:p>1643209</text:p>
          </table:table-cell>
          <table:table-cell office:value-type="string" calcext:value-type="string">
            <text:p>non_sexist</text:p>
          </table:table-cell>
          <table:table-cell office:value-type="string" calcext:value-type="string">
            <text:p>два раза "выйдет" написали. значит точно выйдет.</text:p>
          </table:table-cell>
        </table:table-row>
        <table:table-row table:style-name="ro1">
          <table:table-cell office:value-type="float" office:value="1642929" calcext:value-type="float">
            <text:p>1642929</text:p>
          </table:table-cell>
          <table:table-cell office:value-type="float" office:value="1643232" calcext:value-type="float">
            <text:p>1643232</text:p>
          </table:table-cell>
          <table:table-cell office:value-type="string" calcext:value-type="string">
            <text:p>non_sexist</text:p>
          </table:table-cell>
          <table:table-cell office:value-type="string" calcext:value-type="string">
            <text:p>2016 год. Эх, сколько мемов пацан пропустил.</text:p>
          </table:table-cell>
        </table:table-row>
        <table:table-row table:style-name="ro1">
          <table:table-cell office:value-type="float" office:value="1642929" calcext:value-type="float">
            <text:p>1642929</text:p>
          </table:table-cell>
          <table:table-cell office:value-type="float" office:value="1643242" calcext:value-type="float">
            <text:p>1643242</text:p>
          </table:table-cell>
          <table:table-cell office:value-type="string" calcext:value-type="string">
            <text:p>non_sexist</text:p>
          </table:table-cell>
          <table:table-cell office:value-type="string" calcext:value-type="string">
            <text:p>♥️Наконец-то</text:p>
          </table:table-cell>
        </table:table-row>
        <table:table-row table:style-name="ro1">
          <table:table-cell office:value-type="float" office:value="1642929" calcext:value-type="float">
            <text:p>1642929</text:p>
          </table:table-cell>
          <table:table-cell office:value-type="float" office:value="1643245" calcext:value-type="float">
            <text:p>1643245</text:p>
          </table:table-cell>
          <table:table-cell office:value-type="string" calcext:value-type="string">
            <text:p>non_sexist</text:p>
          </table:table-cell>
          <table:table-cell office:value-type="string" calcext:value-type="string">
            <text:p>Сколько лицемерия 😄у ведь сплошь мужское население. Такое ощущение что каждый шпехал пьяных малолеток и считает это нормой (ау, Алёши, это как бы в любом случае незаконно). Посмотрим что будет когда ваших дочерей начнут на писюнах тоскать до совершеннолетия))) и нет, я не фанат Шурыгиной, просто забавно как столько борцов за закон поддерживают его нарушение (по закону парень был виновен, как не крути)</text:p>
          </table:table-cell>
        </table:table-row>
        <table:table-row table:style-name="ro1">
          <table:table-cell office:value-type="float" office:value="1642929" calcext:value-type="float">
            <text:p>1642929</text:p>
          </table:table-cell>
          <table:table-cell office:value-type="float" office:value="1643252" calcext:value-type="float">
            <text:p>1643252</text:p>
          </table:table-cell>
          <table:table-cell office:value-type="string" calcext:value-type="string">
            <text:p>non_sexist</text:p>
          </table:table-cell>
          <table:table-cell office:value-type="string" calcext:value-type="string">
            <text:p>[id26425213|Владимир], не набежали, ты абасрался, видимо у тебя какая та травма связанная с феминизмом))</text:p>
          </table:table-cell>
        </table:table-row>
        <table:table-row table:style-name="ro1">
          <table:table-cell office:value-type="float" office:value="1642929" calcext:value-type="float">
            <text:p>1642929</text:p>
          </table:table-cell>
          <table:table-cell office:value-type="float" office:value="1643255" calcext:value-type="float">
            <text:p>1643255</text:p>
          </table:table-cell>
          <table:table-cell office:value-type="string" calcext:value-type="string">
            <text:p>non_sexist</text:p>
          </table:table-cell>
          <table:table-cell office:value-type="string" calcext:value-type="string">
            <text:p>Зря, вряд ли его заключение хоть чему то научило.</text:p>
          </table:table-cell>
        </table:table-row>
        <table:table-row table:style-name="ro2">
          <table:table-cell office:value-type="float" office:value="1642929" calcext:value-type="float">
            <text:p>1642929</text:p>
          </table:table-cell>
          <table:table-cell office:value-type="float" office:value="1643277" calcext:value-type="float">
            <text:p>1643277</text:p>
          </table:table-cell>
          <table:table-cell office:value-type="string" calcext:value-type="string">
            <text:p>non_sexist</text:p>
          </table:table-cell>
          <table:table-cell office:value-type="string" calcext:value-type="string">
            <text:p>"выйдет досрочно выйдет"? камон, вы же СМИ 😂</text:p>
            <text:p>да и харэ уже на эту тему</text:p>
          </table:table-cell>
        </table:table-row>
        <table:table-row table:style-name="ro1">
          <table:table-cell office:value-type="float" office:value="1642929" calcext:value-type="float">
            <text:p>1642929</text:p>
          </table:table-cell>
          <table:table-cell office:value-type="float" office:value="1643297" calcext:value-type="float">
            <text:p>1643297</text:p>
          </table:table-cell>
          <table:table-cell office:value-type="string" calcext:value-type="string">
            <text:p>sexist</text:p>
          </table:table-cell>
          <table:table-cell office:value-type="string" calcext:value-type="string">
            <text:p>Правильно если шалава сядет. Как же государство активно пиарит бл@дство....для чего?</text:p>
          </table:table-cell>
        </table:table-row>
        <table:table-row table:style-name="ro1">
          <table:table-cell office:value-type="float" office:value="1642929" calcext:value-type="float">
            <text:p>1642929</text:p>
          </table:table-cell>
          <table:table-cell office:value-type="float" office:value="1643298" calcext:value-type="float">
            <text:p>1643298</text:p>
          </table:table-cell>
          <table:table-cell office:value-type="string" calcext:value-type="string">
            <text:p>non_sexist</text:p>
          </table:table-cell>
          <table:table-cell office:value-type="string" calcext:value-type="string">
            <text:p>[id446468501|El], бабы это второй эшелон власти</text:p>
          </table:table-cell>
        </table:table-row>
        <table:table-row table:style-name="ro1">
          <table:table-cell office:value-type="float" office:value="1642929" calcext:value-type="float">
            <text:p>1642929</text:p>
          </table:table-cell>
          <table:table-cell office:value-type="float" office:value="1643302" calcext:value-type="float">
            <text:p>1643302</text:p>
          </table:table-cell>
          <table:table-cell office:value-type="string" calcext:value-type="string">
            <text:p>non_sexist</text:p>
          </table:table-cell>
          <table:table-cell office:value-type="string" calcext:value-type="string">
            <text:p>[id45921180|Рон], А ты, когда сидел на бутылке, чему-нибудь научился? А то ты, как я вижу, разбираешься где отсидка учит чему-то, а где нет (да, зона же для того чтобы чему-нибудь научиться, фигурки из мякиша там лепить)</text:p>
          </table:table-cell>
        </table:table-row>
        <table:table-row table:style-name="ro1">
          <table:table-cell office:value-type="float" office:value="1642929" calcext:value-type="float">
            <text:p>1642929</text:p>
          </table:table-cell>
          <table:table-cell office:value-type="float" office:value="1643303" calcext:value-type="float">
            <text:p>1643303</text:p>
          </table:table-cell>
          <table:table-cell office:value-type="string" calcext:value-type="string">
            <text:p>non_sexist</text:p>
          </table:table-cell>
          <table:table-cell office:value-type="string" calcext:value-type="string">
            <text:p>[id136509437|Любовь], если это будет чеченец то в тюрьму не сядет) все статьи для русских</text:p>
          </table:table-cell>
        </table:table-row>
        <table:table-row table:style-name="ro1">
          <table:table-cell office:value-type="float" office:value="1642929" calcext:value-type="float">
            <text:p>1642929</text:p>
          </table:table-cell>
          <table:table-cell office:value-type="float" office:value="1643306" calcext:value-type="float">
            <text:p>1643306</text:p>
          </table:table-cell>
          <table:table-cell office:value-type="string" calcext:value-type="string">
            <text:p>non_sexist</text:p>
          </table:table-cell>
          <table:table-cell office:value-type="string" calcext:value-type="string">
            <text:p>[id136509437|Любовь], почему вы мне ее напомнили???🤣🤣</text:p>
          </table:table-cell>
        </table:table-row>
        <table:table-row table:style-name="ro1">
          <table:table-cell office:value-type="float" office:value="1642929" calcext:value-type="float">
            <text:p>1642929</text:p>
          </table:table-cell>
          <table:table-cell office:value-type="float" office:value="1643311" calcext:value-type="float">
            <text:p>1643311</text:p>
          </table:table-cell>
          <table:table-cell office:value-type="string" calcext:value-type="string">
            <text:p>non_sexist</text:p>
          </table:table-cell>
          <table:table-cell office:value-type="string" calcext:value-type="string">
            <text:p>Сверстник из академии Можайского никогда не выйдет, потому что НЕ ПРЕСТУПНИК. Преступники пригодятся на "свободе".</text:p>
          </table:table-cell>
        </table:table-row>
        <table:table-row table:style-name="ro3">
          <table:table-cell office:value-type="float" office:value="1642929" calcext:value-type="float">
            <text:p>1642929</text:p>
          </table:table-cell>
          <table:table-cell office:value-type="float" office:value="1643333" calcext:value-type="float">
            <text:p>1643333</text:p>
          </table:table-cell>
          <table:table-cell office:value-type="string" calcext:value-type="string">
            <text:p>sexist</text:p>
          </table:table-cell>
          <table:table-cell office:value-type="string" calcext:value-type="string">
            <text:p>Пересчёт ублюдков, поддерживающих ш...ху Шурыгину, начат? Сколько вас там поехавших и упоротых? 😏</text:p>
            <text:p>Только последнему шизоиду не было видно всю ублюдочность самой Шурыгиной и её семейки. Тот случай, когда чёрное прямо кричит о том, что оно чёрное. </text:p>
            <text:p>За парня рад. Адекватным людям понятно, что никакого изнасилования не было.</text:p>
          </table:table-cell>
        </table:table-row>
        <table:table-row table:style-name="ro1">
          <table:table-cell office:value-type="float" office:value="1642929" calcext:value-type="float">
            <text:p>1642929</text:p>
          </table:table-cell>
          <table:table-cell office:value-type="float" office:value="1643400" calcext:value-type="float">
            <text:p>1643400</text:p>
          </table:table-cell>
          <table:table-cell office:value-type="string" calcext:value-type="string">
            <text:p>non_sexist</text:p>
          </table:table-cell>
          <table:table-cell office:value-type="string" calcext:value-type="string">
            <text:p>то чувство, когда не нужно возвращать мой 2016, пуканы горят как тогда</text:p>
          </table:table-cell>
        </table:table-row>
        <table:table-row table:style-name="ro1">
          <table:table-cell office:value-type="float" office:value="1642929" calcext:value-type="float">
            <text:p>1642929</text:p>
          </table:table-cell>
          <table:table-cell office:value-type="float" office:value="1643426" calcext:value-type="float">
            <text:p>1643426</text:p>
          </table:table-cell>
          <table:table-cell office:value-type="string" calcext:value-type="string">
            <text:p>non_sexist</text:p>
          </table:table-cell>
          <table:table-cell office:value-type="string" calcext:value-type="string">
            <text:p>Осуждённый, но не виноватый.</text:p>
          </table:table-cell>
        </table:table-row>
        <table:table-row table:style-name="ro1">
          <table:table-cell office:value-type="float" office:value="1642929" calcext:value-type="float">
            <text:p>1642929</text:p>
          </table:table-cell>
          <table:table-cell office:value-type="float" office:value="1643481" calcext:value-type="float">
            <text:p>1643481</text:p>
          </table:table-cell>
          <table:table-cell office:value-type="string" calcext:value-type="string">
            <text:p>non_sexist</text:p>
          </table:table-cell>
          <table:table-cell office:value-type="string" calcext:value-type="string">
            <text:p>Нельзя снять судимость. Погасить можно, а вот сам факт останется</text:p>
          </table:table-cell>
        </table:table-row>
        <table:table-row table:style-name="ro1">
          <table:table-cell office:value-type="float" office:value="1642929" calcext:value-type="float">
            <text:p>1642929</text:p>
          </table:table-cell>
          <table:table-cell office:value-type="float" office:value="1643484" calcext:value-type="float">
            <text:p>1643484</text:p>
          </table:table-cell>
          <table:table-cell office:value-type="string" calcext:value-type="string">
            <text:p>non_sexist</text:p>
          </table:table-cell>
          <table:table-cell office:value-type="string" calcext:value-type="string">
            <text:p>[id31710694|Даниил], ну как вариант добиться от высшей судебной инстанции оправдания</text:p>
          </table:table-cell>
        </table:table-row>
        <table:table-row table:style-name="ro1">
          <table:table-cell office:value-type="float" office:value="1642929" calcext:value-type="float">
            <text:p>1642929</text:p>
          </table:table-cell>
          <table:table-cell office:value-type="float" office:value="1643486" calcext:value-type="float">
            <text:p>1643486</text:p>
          </table:table-cell>
          <table:table-cell office:value-type="string" calcext:value-type="string">
            <text:p>non_sexist</text:p>
          </table:table-cell>
          <table:table-cell office:value-type="string" calcext:value-type="string">
            <text:p>[id34377364|Дмитрий], факт останется фактом. Чистым уже не стать</text:p>
          </table:table-cell>
        </table:table-row>
        <table:table-row table:style-name="ro1">
          <table:table-cell office:value-type="float" office:value="1642929" calcext:value-type="float">
            <text:p>1642929</text:p>
          </table:table-cell>
          <table:table-cell office:value-type="float" office:value="1643522" calcext:value-type="float">
            <text:p>1643522</text:p>
          </table:table-cell>
          <table:table-cell office:value-type="string" calcext:value-type="string">
            <text:p>non_sexist</text:p>
          </table:table-cell>
          <table:table-cell office:value-type="string" calcext:value-type="string">
            <text:p>[id324285235|Paranormal], ага, спасибо, так и сделаю</text:p>
          </table:table-cell>
        </table:table-row>
        <table:table-row table:style-name="ro1">
          <table:table-cell office:value-type="float" office:value="1642929" calcext:value-type="float">
            <text:p>1642929</text:p>
          </table:table-cell>
          <table:table-cell office:value-type="float" office:value="1643526" calcext:value-type="float">
            <text:p>1643526</text:p>
          </table:table-cell>
          <table:table-cell office:value-type="string" calcext:value-type="string">
            <text:p>non_sexist</text:p>
          </table:table-cell>
          <table:table-cell office:value-type="string" calcext:value-type="string">
            <text:p>[id224800673|Анатолий], половая свобода с 16 лет, ты не прав.</text:p>
          </table:table-cell>
        </table:table-row>
        <table:table-row table:style-name="ro1">
          <table:table-cell office:value-type="float" office:value="1642929" calcext:value-type="float">
            <text:p>1642929</text:p>
          </table:table-cell>
          <table:table-cell office:value-type="float" office:value="1643543" calcext:value-type="float">
            <text:p>1643543</text:p>
          </table:table-cell>
          <table:table-cell office:value-type="string" calcext:value-type="string">
            <text:p>non_sexist</text:p>
          </table:table-cell>
          <table:table-cell office:value-type="string" calcext:value-type="string">
            <text:p>Вов, если так этого хочешь, то мог бы попросить. 😌</text:p>
          </table:table-cell>
        </table:table-row>
        <table:table-row table:style-name="ro1">
          <table:table-cell office:value-type="float" office:value="1642929" calcext:value-type="float">
            <text:p>1642929</text:p>
          </table:table-cell>
          <table:table-cell office:value-type="float" office:value="1643545" calcext:value-type="float">
            <text:p>1643545</text:p>
          </table:table-cell>
          <table:table-cell office:value-type="string" calcext:value-type="string">
            <text:p>non_sexist</text:p>
          </table:table-cell>
          <table:table-cell office:value-type="string" calcext:value-type="string">
            <text:p>[id150958388|Сергей], ну а как докажешь это согласие? В целом никак. С 18 летней мадам проблем бы столько не было.</text:p>
          </table:table-cell>
        </table:table-row>
        <table:table-row table:style-name="ro1">
          <table:table-cell office:value-type="float" office:value="1642929" calcext:value-type="float">
            <text:p>1642929</text:p>
          </table:table-cell>
          <table:table-cell office:value-type="float" office:value="1643548" calcext:value-type="float">
            <text:p>1643548</text:p>
          </table:table-cell>
          <table:table-cell office:value-type="string" calcext:value-type="string">
            <text:p>non_sexist</text:p>
          </table:table-cell>
          <table:table-cell office:value-type="string" calcext:value-type="string">
            <text:p>Видимо не зря волну изнасилований и домогательств пиндосы подняли. Ой не зря. Проблематично лишь в плане отсутствия доказательств, но не зря.</text:p>
          </table:table-cell>
        </table:table-row>
        <table:table-row table:style-name="ro1">
          <table:table-cell office:value-type="float" office:value="1642929" calcext:value-type="float">
            <text:p>1642929</text:p>
          </table:table-cell>
          <table:table-cell office:value-type="float" office:value="1643557" calcext:value-type="float">
            <text:p>1643557</text:p>
          </table:table-cell>
          <table:table-cell office:value-type="string" calcext:value-type="string">
            <text:p>non_sexist</text:p>
          </table:table-cell>
          <table:table-cell office:value-type="string" calcext:value-type="string">
            <text:p>Слатшейминг головного мозга</text:p>
          </table:table-cell>
        </table:table-row>
        <table:table-row table:style-name="ro1">
          <table:table-cell office:value-type="float" office:value="1642929" calcext:value-type="float">
            <text:p>1642929</text:p>
          </table:table-cell>
          <table:table-cell office:value-type="float" office:value="1643562" calcext:value-type="float">
            <text:p>1643562</text:p>
          </table:table-cell>
          <table:table-cell office:value-type="string" calcext:value-type="string">
            <text:p>non_sexist</text:p>
          </table:table-cell>
          <table:table-cell office:value-type="string" calcext:value-type="string">
            <text:p>[id198053350|Антон], ну так может нехрен малолеток пьяных шпехать, не? В чем проблема? Пьяный человек адекватностью редко отличается, и воспринимать согласие такого человек бред, не? Сейчас бы совращать малолеток и считать это нормой👍пьяных малолеток👍которые себя то не помнят протрезвев</text:p>
          </table:table-cell>
        </table:table-row>
        <table:table-row table:style-name="ro1">
          <table:table-cell office:value-type="float" office:value="1642929" calcext:value-type="float">
            <text:p>1642929</text:p>
          </table:table-cell>
          <table:table-cell office:value-type="float" office:value="1643565" calcext:value-type="float">
            <text:p>1643565</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642929" calcext:value-type="float">
            <text:p>1642929</text:p>
          </table:table-cell>
          <table:table-cell office:value-type="float" office:value="1643587" calcext:value-type="float">
            <text:p>1643587</text:p>
          </table:table-cell>
          <table:table-cell office:value-type="string" calcext:value-type="string">
            <text:p>non_sexist</text:p>
          </table:table-cell>
          <table:table-cell office:value-type="string" calcext:value-type="string">
            <text:p>[id224800673|Анатолий], также как и с 18 летней.</text:p>
          </table:table-cell>
        </table:table-row>
        <table:table-row table:style-name="ro1">
          <table:table-cell office:value-type="float" office:value="1642929" calcext:value-type="float">
            <text:p>1642929</text:p>
          </table:table-cell>
          <table:table-cell office:value-type="float" office:value="1643885" calcext:value-type="float">
            <text:p>1643885</text:p>
          </table:table-cell>
          <table:table-cell office:value-type="string" calcext:value-type="string">
            <text:p>sexist</text:p>
          </table:table-cell>
          <table:table-cell office:value-type="string" calcext:value-type="string">
            <text:p>[id224800673|Анатолий], тебе уже ответили, что с 16 лет это согласие. Если 18-летняя ш...ха подаст на тебя в полицию - шансы будут примерно такими же, как и с 16-летней.</text:p>
          </table:table-cell>
        </table:table-row>
        <table:table-row table:style-name="ro1">
          <table:table-cell office:value-type="float" office:value="1642929" calcext:value-type="float">
            <text:p>1642929</text:p>
          </table:table-cell>
          <table:table-cell office:value-type="float" office:value="1643899" calcext:value-type="float">
            <text:p>1643899</text:p>
          </table:table-cell>
          <table:table-cell office:value-type="string" calcext:value-type="string">
            <text:p>non_sexist</text:p>
          </table:table-cell>
          <table:table-cell office:value-type="string" calcext:value-type="string">
            <text:p>Он точно выйдет?</text:p>
          </table:table-cell>
        </table:table-row>
        <table:table-row table:style-name="ro1">
          <table:table-cell office:value-type="float" office:value="1642929" calcext:value-type="float">
            <text:p>1642929</text:p>
          </table:table-cell>
          <table:table-cell office:value-type="float" office:value="1643939" calcext:value-type="float">
            <text:p>1643939</text:p>
          </table:table-cell>
          <table:table-cell office:value-type="string" calcext:value-type="string">
            <text:p>non_sexist</text:p>
          </table:table-cell>
          <table:table-cell office:value-type="string" calcext:value-type="string">
            <text:p>[id26425213|Vladimir],</text:p>
          </table:table-cell>
        </table:table-row>
        <table:table-row table:style-name="ro1">
          <table:table-cell office:value-type="float" office:value="1642929" calcext:value-type="float">
            <text:p>1642929</text:p>
          </table:table-cell>
          <table:table-cell office:value-type="float" office:value="1643943" calcext:value-type="float">
            <text:p>1643943</text:p>
          </table:table-cell>
          <table:table-cell office:value-type="string" calcext:value-type="string">
            <text:p>non_sexist</text:p>
          </table:table-cell>
          <table:table-cell office:value-type="string" calcext:value-type="string">
            <text:p>Походу наши депутаты педофилы активно мусолят эту тему чтобы упростить секс с детьми в нашей стране . Ну ОЧЕНЬ сильно ее пиарят. Какое правительство такие и герои телепередач</text:p>
          </table:table-cell>
        </table:table-row>
        <table:table-row table:style-name="ro2">
          <table:table-cell office:value-type="float" office:value="1642929" calcext:value-type="float">
            <text:p>1642929</text:p>
          </table:table-cell>
          <table:table-cell office:value-type="float" office:value="1644539" calcext:value-type="float">
            <text:p>1644539</text:p>
          </table:table-cell>
          <table:table-cell office:value-type="string" calcext:value-type="string">
            <text:p>non_sexist</text:p>
          </table:table-cell>
          <table:table-cell office:value-type="string" calcext:value-type="string">
            <text:p>[id446468501|El], спасибо за комплимент, мне приятно, что я напоминаю тебе женщин, в компании которых звезды Голливуда.</text:p>
            <text:p>К сожалению, не могу ответить тебе тем же, потому как ОНО без гендерных признаков трудно с кем-то идентифицировать(если не знаешь значения этих слов, посмотри в словаре) и в твоей компании здесь куча таких же ноунейм😂</text:p>
          </table:table-cell>
        </table:table-row>
        <table:table-row table:style-name="ro1">
          <table:table-cell office:value-type="float" office:value="1642929" calcext:value-type="float">
            <text:p>1642929</text:p>
          </table:table-cell>
          <table:table-cell office:value-type="float" office:value="1644540" calcext:value-type="float">
            <text:p>1644540</text:p>
          </table:table-cell>
          <table:table-cell office:value-type="string" calcext:value-type="string">
            <text:p>sexist_in_co</text:p>
          </table:table-cell>
          <table:table-cell office:value-type="string" calcext:value-type="string">
            <text:p>Любовь, я ща расплачусь от обиды...хватит...не мучай меня суслик гендерный 😱😰😨😭</text:p>
          </table:table-cell>
        </table:table-row>
        <table:table-row table:style-name="ro1">
          <table:table-cell office:value-type="float" office:value="1642929" calcext:value-type="float">
            <text:p>1642929</text:p>
          </table:table-cell>
          <table:table-cell office:value-type="float" office:value="1644543" calcext:value-type="float">
            <text:p>1644543</text:p>
          </table:table-cell>
          <table:table-cell office:value-type="string" calcext:value-type="string">
            <text:p>non_sexist</text:p>
          </table:table-cell>
          <table:table-cell office:value-type="string" calcext:value-type="string">
            <text:p>[id446468501|El], зачем плакать, я же не хотела тебя обидеть, это всего лишь мое спасибо. Скажи громко "пожалуйста"😂</text:p>
          </table:table-cell>
        </table:table-row>
        <table:table-row table:style-name="ro1">
          <table:table-cell office:value-type="float" office:value="1642929" calcext:value-type="float">
            <text:p>1642929</text:p>
          </table:table-cell>
          <table:table-cell office:value-type="float" office:value="1644547" calcext:value-type="float">
            <text:p>1644547</text:p>
          </table:table-cell>
          <table:table-cell office:value-type="string" calcext:value-type="string">
            <text:p>sexist</text:p>
          </table:table-cell>
          <table:table-cell office:value-type="string" calcext:value-type="string">
            <text:p>Любовь, 🖕 может пососешь? По еб@льнику видно что давно не чепушили . Аж вся перевозбудилась от темы насилия 🤣размечталось чудо юдо 🤣🤣🤣🤣🤣🖕</text:p>
          </table:table-cell>
        </table:table-row>
        <table:table-row table:style-name="ro1">
          <table:table-cell office:value-type="float" office:value="1642929" calcext:value-type="float">
            <text:p>1642929</text:p>
          </table:table-cell>
          <table:table-cell office:value-type="float" office:value="1644554" calcext:value-type="float">
            <text:p>1644554</text:p>
          </table:table-cell>
          <table:table-cell office:value-type="string" calcext:value-type="string">
            <text:p>non_sexist</text:p>
          </table:table-cell>
          <table:table-cell office:value-type="string" calcext:value-type="string">
            <text:p>[id446468501|El], я радуюсь твоим комментам, а ты на мат перешлО, сердишься што ле? Давай, ржу от души, как приятно затроллить тролля😂</text:p>
          </table:table-cell>
        </table:table-row>
        <table:table-row table:style-name="ro1">
          <table:table-cell office:value-type="float" office:value="1642929" calcext:value-type="float">
            <text:p>1642929</text:p>
          </table:table-cell>
          <table:table-cell office:value-type="float" office:value="1644556" calcext:value-type="float">
            <text:p>1644556</text:p>
          </table:table-cell>
          <table:table-cell office:value-type="string" calcext:value-type="string">
            <text:p>non_sexist</text:p>
          </table:table-cell>
          <table:table-cell office:value-type="string" calcext:value-type="string">
            <text:p>[id139123718|Тёма],</text:p>
          </table:table-cell>
        </table:table-row>
        <table:table-row table:style-name="ro1">
          <table:table-cell office:value-type="float" office:value="1642929" calcext:value-type="float">
            <text:p>1642929</text:p>
          </table:table-cell>
          <table:table-cell office:value-type="float" office:value="1644650" calcext:value-type="float">
            <text:p>1644650</text:p>
          </table:table-cell>
          <table:table-cell office:value-type="string" calcext:value-type="string">
            <text:p>non_sexist</text:p>
          </table:table-cell>
          <table:table-cell office:value-type="string" calcext:value-type="string">
            <text:p>О, а ты снова здесь, ссыкунишка.</text:p>
          </table:table-cell>
        </table:table-row>
        <table:table-row table:style-name="ro1">
          <table:table-cell office:value-type="float" office:value="1642929" calcext:value-type="float">
            <text:p>1642929</text:p>
          </table:table-cell>
          <table:table-cell office:value-type="float" office:value="1644710" calcext:value-type="float">
            <text:p>1644710</text:p>
          </table:table-cell>
          <table:table-cell office:value-type="string" calcext:value-type="string">
            <text:p>sexist</text:p>
          </table:table-cell>
          <table:table-cell office:value-type="string" calcext:value-type="string">
            <text:p>[id136509437|Любовь], да просто ничего приличного, глядя на твою кривую рожу ,в голову не приходит 🤣</text:p>
          </table:table-cell>
        </table:table-row>
        <table:table-row table:style-name="ro1">
          <table:table-cell office:value-type="float" office:value="1642929" calcext:value-type="float">
            <text:p>1642929</text:p>
          </table:table-cell>
          <table:table-cell office:value-type="float" office:value="1644754" calcext:value-type="float">
            <text:p>1644754</text:p>
          </table:table-cell>
          <table:table-cell office:value-type="string" calcext:value-type="string">
            <text:p>non_sexist</text:p>
          </table:table-cell>
          <table:table-cell office:value-type="string" calcext:value-type="string">
            <text:p>Бутилин всё не научился кадрить парней:</text:p>
          </table:table-cell>
        </table:table-row>
        <table:table-row table:style-name="ro1">
          <table:table-cell office:value-type="float" office:value="1642929" calcext:value-type="float">
            <text:p>1642929</text:p>
          </table:table-cell>
          <table:table-cell office:value-type="float" office:value="1644868" calcext:value-type="float">
            <text:p>1644868</text:p>
          </table:table-cell>
          <table:table-cell office:value-type="string" calcext:value-type="string">
            <text:p>non_sexist</text:p>
          </table:table-cell>
          <table:table-cell office:value-type="string" calcext:value-type="string">
            <text:p>кто б сомневался что именно этого насильника отмажут пораньше по удо. Хозяину видимо хорошо таскали за своего выродка, тк редко какие суды по условно-досрочному <text:s/>для насильников дают положительное решение</text:p>
          </table:table-cell>
        </table:table-row>
        <table:table-row table:style-name="ro1">
          <table:table-cell office:value-type="float" office:value="1642929" calcext:value-type="float">
            <text:p>1642929</text:p>
          </table:table-cell>
          <table:table-cell office:value-type="float" office:value="1644877" calcext:value-type="float">
            <text:p>1644877</text:p>
          </table:table-cell>
          <table:table-cell office:value-type="string" calcext:value-type="string">
            <text:p>non_sexist</text:p>
          </table:table-cell>
          <table:table-cell office:value-type="string" calcext:value-type="string">
            <text:p>[id88004893|Александра], у него давненько такие траблы.</text:p>
          </table:table-cell>
        </table:table-row>
        <table:table-row table:style-name="ro1">
          <table:table-cell office:value-type="float" office:value="1642929" calcext:value-type="float">
            <text:p>1642929</text:p>
          </table:table-cell>
          <table:table-cell office:value-type="float" office:value="1644891" calcext:value-type="float">
            <text:p>1644891</text:p>
          </table:table-cell>
          <table:table-cell office:value-type="string" calcext:value-type="string">
            <text:p>sexist</text:p>
          </table:table-cell>
          <table:table-cell office:value-type="string" calcext:value-type="string">
            <text:p>[id170953236|Vasilisa], зато не бабораб☝☝</text:p>
          </table:table-cell>
        </table:table-row>
        <table:table-row table:style-name="ro1">
          <table:table-cell office:value-type="float" office:value="1642929" calcext:value-type="float">
            <text:p>1642929</text:p>
          </table:table-cell>
          <table:table-cell office:value-type="float" office:value="1644894" calcext:value-type="float">
            <text:p>1644894</text:p>
          </table:table-cell>
          <table:table-cell office:value-type="string" calcext:value-type="string">
            <text:p>non_sexist</text:p>
          </table:table-cell>
          <table:table-cell office:value-type="string" calcext:value-type="string">
            <text:p>[id446468501|El], вижу, рожи - твоя больная тема. Ты однообразнО, это скучно. Прощай, убогОЕ</text:p>
          </table:table-cell>
        </table:table-row>
        <table:table-row table:style-name="ro1">
          <table:table-cell office:value-type="float" office:value="1641498" calcext:value-type="float">
            <text:p>1641498</text:p>
          </table:table-cell>
          <table:table-cell office:value-type="float" office:value="1641502" calcext:value-type="float">
            <text:p>1641502</text:p>
          </table:table-cell>
          <table:table-cell office:value-type="string" calcext:value-type="string">
            <text:p>non_sexist</text:p>
          </table:table-cell>
          <table:table-cell office:value-type="string" calcext:value-type="string">
            <text:p>Пожалуйста хватит</text:p>
          </table:table-cell>
        </table:table-row>
        <table:table-row table:style-name="ro1">
          <table:table-cell office:value-type="float" office:value="1641498" calcext:value-type="float">
            <text:p>1641498</text:p>
          </table:table-cell>
          <table:table-cell office:value-type="float" office:value="1641506" calcext:value-type="float">
            <text:p>1641506</text:p>
          </table:table-cell>
          <table:table-cell office:value-type="string" calcext:value-type="string">
            <text:p>non_sexist</text:p>
          </table:table-cell>
          <table:table-cell office:value-type="string" calcext:value-type="string">
            <text:p>Медуза, лезть в чужое белье - уже как-то недостойно.</text:p>
          </table:table-cell>
        </table:table-row>
        <table:table-row table:style-name="ro2">
          <table:table-cell office:value-type="float" office:value="1641498" calcext:value-type="float">
            <text:p>1641498</text:p>
          </table:table-cell>
          <table:table-cell office:value-type="float" office:value="1641507" calcext:value-type="float">
            <text:p>1641507</text:p>
          </table:table-cell>
          <table:table-cell office:value-type="string" calcext:value-type="string">
            <text:p>non_sexist</text:p>
          </table:table-cell>
          <table:table-cell office:value-type="string" calcext:value-type="string">
            <text:p>з а с и р а н и е </text:p>
            <text:p>м о з г а</text:p>
          </table:table-cell>
        </table:table-row>
        <table:table-row table:style-name="ro1">
          <table:table-cell office:value-type="float" office:value="1641498" calcext:value-type="float">
            <text:p>1641498</text:p>
          </table:table-cell>
          <table:table-cell office:value-type="float" office:value="1641508" calcext:value-type="float">
            <text:p>1641508</text:p>
          </table:table-cell>
          <table:table-cell office:value-type="string" calcext:value-type="string">
            <text:p>non_sexist</text:p>
          </table:table-cell>
          <table:table-cell office:value-type="string" calcext:value-type="string">
            <text:p>Медуза очнись ты обосрался</text:p>
          </table:table-cell>
        </table:table-row>
        <table:table-row table:style-name="ro1">
          <table:table-cell office:value-type="float" office:value="1641498" calcext:value-type="float">
            <text:p>1641498</text:p>
          </table:table-cell>
          <table:table-cell office:value-type="float" office:value="1641510" calcext:value-type="float">
            <text:p>1641510</text:p>
          </table:table-cell>
          <table:table-cell office:value-type="string" calcext:value-type="string">
            <text:p>non_sexist</text:p>
          </table:table-cell>
          <table:table-cell office:value-type="string" calcext:value-type="string">
            <text:p>КОгда порезали медузу</text:p>
          </table:table-cell>
        </table:table-row>
        <table:table-row table:style-name="ro1">
          <table:table-cell office:value-type="float" office:value="1641498" calcext:value-type="float">
            <text:p>1641498</text:p>
          </table:table-cell>
          <table:table-cell office:value-type="float" office:value="1641512" calcext:value-type="float">
            <text:p>1641512</text:p>
          </table:table-cell>
          <table:table-cell office:value-type="string" calcext:value-type="string">
            <text:p>non_sexist</text:p>
          </table:table-cell>
          <table:table-cell office:value-type="string" calcext:value-type="string">
            <text:p>Забыли ещё одного своего кумира- Павленского</text:p>
          </table:table-cell>
        </table:table-row>
        <table:table-row table:style-name="ro1">
          <table:table-cell office:value-type="float" office:value="1641498" calcext:value-type="float">
            <text:p>1641498</text:p>
          </table:table-cell>
          <table:table-cell office:value-type="float" office:value="1641518" calcext:value-type="float">
            <text:p>1641518</text:p>
          </table:table-cell>
          <table:table-cell office:value-type="string" calcext:value-type="string">
            <text:p>non_sexist</text:p>
          </table:table-cell>
          <table:table-cell office:value-type="string" calcext:value-type="string">
            <text:p>У ботов чё праздники закончились</text:p>
          </table:table-cell>
        </table:table-row>
        <table:table-row table:style-name="ro1">
          <table:table-cell office:value-type="float" office:value="1641498" calcext:value-type="float">
            <text:p>1641498</text:p>
          </table:table-cell>
          <table:table-cell office:value-type="float" office:value="1641532" calcext:value-type="float">
            <text:p>1641532</text:p>
          </table:table-cell>
          <table:table-cell office:value-type="string" calcext:value-type="string">
            <text:p>non_sexist</text:p>
          </table:table-cell>
          <table:table-cell office:value-type="string" calcext:value-type="string">
            <text:p>😒...бред</text:p>
          </table:table-cell>
        </table:table-row>
        <table:table-row table:style-name="ro2">
          <table:table-cell office:value-type="float" office:value="1641498" calcext:value-type="float">
            <text:p>1641498</text:p>
          </table:table-cell>
          <table:table-cell office:value-type="float" office:value="1641533" calcext:value-type="float">
            <text:p>1641533</text:p>
          </table:table-cell>
          <table:table-cell office:value-type="string" calcext:value-type="string">
            <text:p>non_sexist</text:p>
          </table:table-cell>
          <table:table-cell office:value-type="string" calcext:value-type="string">
            <text:p>А руки-базуки тоже забыли</text:p>
            <text:p>💪💪</text:p>
          </table:table-cell>
        </table:table-row>
        <table:table-row table:style-name="ro1">
          <table:table-cell office:value-type="float" office:value="1641498" calcext:value-type="float">
            <text:p>1641498</text:p>
          </table:table-cell>
          <table:table-cell office:value-type="float" office:value="1641536" calcext:value-type="float">
            <text:p>1641536</text:p>
          </table:table-cell>
          <table:table-cell office:value-type="string" calcext:value-type="string">
            <text:p>non_sexist</text:p>
          </table:table-cell>
          <table:table-cell office:value-type="string" calcext:value-type="string">
            <text:p>Это зе квесчен дизайн так поменял да?</text:p>
          </table:table-cell>
        </table:table-row>
        <table:table-row table:style-name="ro1">
          <table:table-cell office:value-type="float" office:value="1641498" calcext:value-type="float">
            <text:p>1641498</text:p>
          </table:table-cell>
          <table:table-cell office:value-type="float" office:value="1641569" calcext:value-type="float">
            <text:p>1641569</text:p>
          </table:table-cell>
          <table:table-cell office:value-type="string" calcext:value-type="string">
            <text:p>non_sexist</text:p>
          </table:table-cell>
          <table:table-cell office:value-type="string" calcext:value-type="string">
            <text:p>Гнойный, Дудь... Ну же, Медуза, смелее!</text:p>
          </table:table-cell>
        </table:table-row>
        <table:table-row table:style-name="ro1">
          <table:table-cell office:value-type="float" office:value="1641498" calcext:value-type="float">
            <text:p>1641498</text:p>
          </table:table-cell>
          <table:table-cell office:value-type="float" office:value="1641675" calcext:value-type="float">
            <text:p>1641675</text:p>
          </table:table-cell>
          <table:table-cell office:value-type="string" calcext:value-type="string">
            <text:p>non_sexist</text:p>
          </table:table-cell>
          <table:table-cell office:value-type="string" calcext:value-type="string">
            <text:p>400k подписчиков это нормальное количество.</text:p>
          </table:table-cell>
        </table:table-row>
        <table:table-row table:style-name="ro1">
          <table:table-cell office:value-type="float" office:value="1641498" calcext:value-type="float">
            <text:p>1641498</text:p>
          </table:table-cell>
          <table:table-cell office:value-type="float" office:value="1642181" calcext:value-type="float">
            <text:p>1642181</text:p>
          </table:table-cell>
          <table:table-cell office:value-type="string" calcext:value-type="string">
            <text:p>non_sexist</text:p>
          </table:table-cell>
          <table:table-cell office:value-type="string" calcext:value-type="string">
            <text:p>Решили, что, раз "Такие дела" вспомнили о героях своих историй прошлого года, надо тоже свой шлак перелопатить?</text:p>
          </table:table-cell>
        </table:table-row>
        <table:table-row table:style-name="ro1">
          <table:table-cell office:value-type="float" office:value="1641294" calcext:value-type="float">
            <text:p>1641294</text:p>
          </table:table-cell>
          <table:table-cell office:value-type="float" office:value="1641295" calcext:value-type="float">
            <text:p>1641295</text:p>
          </table:table-cell>
          <table:table-cell office:value-type="string" calcext:value-type="string">
            <text:p>non_sexist</text:p>
          </table:table-cell>
          <table:table-cell office:value-type="string" calcext:value-type="string">
            <text:p>Надеюсь умерли</text:p>
          </table:table-cell>
        </table:table-row>
        <table:table-row table:style-name="ro1">
          <table:table-cell office:value-type="float" office:value="1641294" calcext:value-type="float">
            <text:p>1641294</text:p>
          </table:table-cell>
          <table:table-cell office:value-type="float" office:value="1641296" calcext:value-type="float">
            <text:p>1641296</text:p>
          </table:table-cell>
          <table:table-cell office:value-type="string" calcext:value-type="string">
            <text:p>non_sexist</text:p>
          </table:table-cell>
          <table:table-cell office:value-type="string" calcext:value-type="string">
            <text:p>На донышке...</text:p>
          </table:table-cell>
        </table:table-row>
        <table:table-row table:style-name="ro1">
          <table:table-cell office:value-type="float" office:value="1641294" calcext:value-type="float">
            <text:p>1641294</text:p>
          </table:table-cell>
          <table:table-cell office:value-type="float" office:value="1641305" calcext:value-type="float">
            <text:p>1641305</text:p>
          </table:table-cell>
          <table:table-cell office:value-type="string" calcext:value-type="string">
            <text:p>non_sexist</text:p>
          </table:table-cell>
          <table:table-cell office:value-type="string" calcext:value-type="string">
            <text:p>С «Лигой школ» ничего не случилось, потому что расследование, которое мне поначалу очень понравилось, как оказалось, высосано из пальца. Если бы были реальные доказательства, то либо СК завёл бы дело, либо «Медуза» и другие СМИ уже полгода трубили о следственном беспределе. Но все молчат.</text:p>
          </table:table-cell>
        </table:table-row>
        <table:table-row table:style-name="ro1">
          <table:table-cell office:value-type="float" office:value="1641294" calcext:value-type="float">
            <text:p>1641294</text:p>
          </table:table-cell>
          <table:table-cell office:value-type="float" office:value="1641311" calcext:value-type="float">
            <text:p>1641311</text:p>
          </table:table-cell>
          <table:table-cell office:value-type="string" calcext:value-type="string">
            <text:p>non_sexist</text:p>
          </table:table-cell>
          <table:table-cell office:value-type="string" calcext:value-type="string">
            <text:p>Спасибо, не стоит....</text:p>
          </table:table-cell>
        </table:table-row>
        <table:table-row table:style-name="ro1">
          <table:table-cell office:value-type="float" office:value="1641294" calcext:value-type="float">
            <text:p>1641294</text:p>
          </table:table-cell>
          <table:table-cell office:value-type="float" office:value="1641312" calcext:value-type="float">
            <text:p>1641312</text:p>
          </table:table-cell>
          <table:table-cell office:value-type="string" calcext:value-type="string">
            <text:p>non_sexist</text:p>
          </table:table-cell>
          <table:table-cell office:value-type="string" calcext:value-type="string">
            <text:p>Продолжения</text:p>
          </table:table-cell>
        </table:table-row>
        <table:table-row table:style-name="ro1">
          <table:table-cell office:value-type="float" office:value="1641294" calcext:value-type="float">
            <text:p>1641294</text:p>
          </table:table-cell>
          <table:table-cell office:value-type="float" office:value="1641313" calcext:value-type="float">
            <text:p>1641313</text:p>
          </table:table-cell>
          <table:table-cell office:value-type="string" calcext:value-type="string">
            <text:p>non_sexist</text:p>
          </table:table-cell>
          <table:table-cell office:value-type="string" calcext:value-type="string">
            <text:p>Пожалуйста</text:p>
          </table:table-cell>
        </table:table-row>
        <table:table-row table:style-name="ro1">
          <table:table-cell office:value-type="float" office:value="1641294" calcext:value-type="float">
            <text:p>1641294</text:p>
          </table:table-cell>
          <table:table-cell office:value-type="float" office:value="1641315" calcext:value-type="float">
            <text:p>1641315</text:p>
          </table:table-cell>
          <table:table-cell office:value-type="string" calcext:value-type="string">
            <text:p>non_sexist</text:p>
          </table:table-cell>
          <table:table-cell office:value-type="string" calcext:value-type="string">
            <text:p>что случилось с медузой в 2017, вот где печаль...</text:p>
          </table:table-cell>
        </table:table-row>
        <table:table-row table:style-name="ro1">
          <table:table-cell office:value-type="float" office:value="1641294" calcext:value-type="float">
            <text:p>1641294</text:p>
          </table:table-cell>
          <table:table-cell office:value-type="float" office:value="1641319" calcext:value-type="float">
            <text:p>1641319</text:p>
          </table:table-cell>
          <table:table-cell office:value-type="string" calcext:value-type="string">
            <text:p>non_sexist</text:p>
          </table:table-cell>
          <table:table-cell office:value-type="string" calcext:value-type="string">
            <text:p>Медуза до 2019-го будет итоги 2017-го подводить</text:p>
          </table:table-cell>
        </table:table-row>
        <table:table-row table:style-name="ro1">
          <table:table-cell office:value-type="float" office:value="1641294" calcext:value-type="float">
            <text:p>1641294</text:p>
          </table:table-cell>
          <table:table-cell office:value-type="float" office:value="1641327" calcext:value-type="float">
            <text:p>1641327</text:p>
          </table:table-cell>
          <table:table-cell office:value-type="string" calcext:value-type="string">
            <text:p>non_sexist</text:p>
          </table:table-cell>
          <table:table-cell office:value-type="string" calcext:value-type="string">
            <text:p>Вот герои 2017, а не эти ваши Шурыгины</text:p>
          </table:table-cell>
        </table:table-row>
        <table:table-row table:style-name="ro1">
          <table:table-cell office:value-type="float" office:value="1641294" calcext:value-type="float">
            <text:p>1641294</text:p>
          </table:table-cell>
          <table:table-cell office:value-type="float" office:value="1641328" calcext:value-type="float">
            <text:p>1641328</text:p>
          </table:table-cell>
          <table:table-cell office:value-type="string" calcext:value-type="string">
            <text:p>non_sexist</text:p>
          </table:table-cell>
          <table:table-cell office:value-type="string" calcext:value-type="string">
            <text:p>Что случилось с моими просьбами не повторять пост по 5 раз, которые я писал в комментариях, повторяя их по 3 раза??</text:p>
          </table:table-cell>
        </table:table-row>
        <table:table-row table:style-name="ro1">
          <table:table-cell office:value-type="float" office:value="1641294" calcext:value-type="float">
            <text:p>1641294</text:p>
          </table:table-cell>
          <table:table-cell office:value-type="float" office:value="1641334" calcext:value-type="float">
            <text:p>1641334</text:p>
          </table:table-cell>
          <table:table-cell office:value-type="string" calcext:value-type="string">
            <text:p>non_sexist</text:p>
          </table:table-cell>
          <table:table-cell office:value-type="string" calcext:value-type="string">
            <text:p>[id212796104|Семён], Их повторно удалили</text:p>
          </table:table-cell>
        </table:table-row>
        <table:table-row table:style-name="ro1">
          <table:table-cell office:value-type="float" office:value="1641294" calcext:value-type="float">
            <text:p>1641294</text:p>
          </table:table-cell>
          <table:table-cell office:value-type="float" office:value="1641372" calcext:value-type="float">
            <text:p>1641372</text:p>
          </table:table-cell>
          <table:table-cell office:value-type="string" calcext:value-type="string">
            <text:p>non_sexist</text:p>
          </table:table-cell>
          <table:table-cell office:value-type="string" calcext:value-type="string">
            <text:p>Что случилось с героями notka_muse и radiohead?</text:p>
          </table:table-cell>
        </table:table-row>
        <table:table-row table:style-name="ro6">
          <table:table-cell office:value-type="float" office:value="1641294" calcext:value-type="float">
            <text:p>1641294</text:p>
          </table:table-cell>
          <table:table-cell office:value-type="float" office:value="1641637" calcext:value-type="float">
            <text:p>1641637</text:p>
          </table:table-cell>
          <table:table-cell office:value-type="string" calcext:value-type="string">
            <text:p>non_sexist</text:p>
          </table:table-cell>
          <table:table-cell office:value-type="string" calcext:value-type="string">
            <text:p>Что случилось с "героями", что бы дальше писать что случилось с "героями", пока не найдутся новые "герои", что бы обсасывать дальше судьбы "героев". </text:p>
            <text:p/>
            <text:p>Соц.сети создавались для отвода дел реальных, в виртуальные, то что можно было решить или не допустить за 10 дней, то сейчас эти темы заезживают годами, стебаясь над происходящим с постепенным его затирание до привычного, необходимого, неизбежного.</text:p>
            <text:p/>
            <text:p>В любой непонятной ситуации... спи крч пока тебя грабят.</text:p>
          </table:table-cell>
        </table:table-row>
        <table:table-row table:style-name="ro1">
          <table:table-cell office:value-type="float" office:value="1639863" calcext:value-type="float">
            <text:p>1639863</text:p>
          </table:table-cell>
          <table:table-cell office:value-type="float" office:value="1639869" calcext:value-type="float">
            <text:p>1639869</text:p>
          </table:table-cell>
          <table:table-cell office:value-type="string" calcext:value-type="string">
            <text:p>non_sexist</text:p>
          </table:table-cell>
          <table:table-cell office:value-type="string" calcext:value-type="string">
            <text:p>Шкурыгина подалась в распутство...</text:p>
          </table:table-cell>
        </table:table-row>
        <table:table-row table:style-name="ro1">
          <table:table-cell office:value-type="float" office:value="1639863" calcext:value-type="float">
            <text:p>1639863</text:p>
          </table:table-cell>
          <table:table-cell office:value-type="float" office:value="1639870" calcext:value-type="float">
            <text:p>1639870</text:p>
          </table:table-cell>
          <table:table-cell office:value-type="string" calcext:value-type="string">
            <text:p>non_sexist</text:p>
          </table:table-cell>
          <table:table-cell office:value-type="string" calcext:value-type="string">
            <text:p>чё там с оксимироном и гнойным?</text:p>
          </table:table-cell>
        </table:table-row>
        <table:table-row table:style-name="ro1">
          <table:table-cell office:value-type="float" office:value="1639863" calcext:value-type="float">
            <text:p>1639863</text:p>
          </table:table-cell>
          <table:table-cell office:value-type="float" office:value="1639871" calcext:value-type="float">
            <text:p>1639871</text:p>
          </table:table-cell>
          <table:table-cell office:value-type="string" calcext:value-type="string">
            <text:p>non_sexist</text:p>
          </table:table-cell>
          <table:table-cell office:value-type="string" calcext:value-type="string">
            <text:p>Нет-нет-нет. Не хочу знать</text:p>
          </table:table-cell>
        </table:table-row>
        <table:table-row table:style-name="ro1">
          <table:table-cell office:value-type="float" office:value="1639863" calcext:value-type="float">
            <text:p>1639863</text:p>
          </table:table-cell>
          <table:table-cell office:value-type="float" office:value="1639878" calcext:value-type="float">
            <text:p>1639878</text:p>
          </table:table-cell>
          <table:table-cell office:value-type="string" calcext:value-type="string">
            <text:p>non_sexist</text:p>
          </table:table-cell>
          <table:table-cell office:value-type="string" calcext:value-type="string">
            <text:p>красивая девка всё-таки)</text:p>
          </table:table-cell>
        </table:table-row>
        <table:table-row table:style-name="ro3">
          <table:table-cell office:value-type="float" office:value="1639863" calcext:value-type="float">
            <text:p>1639863</text:p>
          </table:table-cell>
          <table:table-cell office:value-type="float" office:value="1639882" calcext:value-type="float">
            <text:p>1639882</text:p>
          </table:table-cell>
          <table:table-cell office:value-type="string" calcext:value-type="string">
            <text:p>non_sexist</text:p>
          </table:table-cell>
          <table:table-cell office:value-type="string" calcext:value-type="string">
            <text:p>Вот так вот людей и приучают жрать говно.</text:p>
            <text:p>Монополия на качественный контент в интернете позволяет производителям этого контента сдабривать его говном, а потребитель возмутится, конечно, но не отпишется - больше идти некуда. Тут уж как повезёт с монополистом, либо уважает он свою аудиторию, либо не уважает.</text:p>
            <text:p>Спасибо, Медуза, за Шурыгину, очень важно было знать это.</text:p>
          </table:table-cell>
        </table:table-row>
        <table:table-row table:style-name="ro1">
          <table:table-cell office:value-type="float" office:value="1639863" calcext:value-type="float">
            <text:p>1639863</text:p>
          </table:table-cell>
          <table:table-cell office:value-type="float" office:value="1639883" calcext:value-type="float">
            <text:p>1639883</text:p>
          </table:table-cell>
          <table:table-cell office:value-type="string" calcext:value-type="string">
            <text:p>non_sexist</text:p>
          </table:table-cell>
          <table:table-cell office:value-type="string" calcext:value-type="string">
            <text:p>малахов от эбист, пожалуйста</text:p>
          </table:table-cell>
        </table:table-row>
        <table:table-row table:style-name="ro1">
          <table:table-cell office:value-type="float" office:value="1639863" calcext:value-type="float">
            <text:p>1639863</text:p>
          </table:table-cell>
          <table:table-cell office:value-type="float" office:value="1639936" calcext:value-type="float">
            <text:p>1639936</text:p>
          </table:table-cell>
          <table:table-cell office:value-type="string" calcext:value-type="string">
            <text:p>non_sexist</text:p>
          </table:table-cell>
          <table:table-cell office:value-type="string" calcext:value-type="string">
            <text:p>Медузе,на мой взгляд,более подходит название рассеянство.Но такой паблик,к сожалению уже существует.Продолжайте смаковать говно.А я пожалуй пойду отседова.</text:p>
          </table:table-cell>
        </table:table-row>
        <table:table-row table:style-name="ro1">
          <table:table-cell office:value-type="float" office:value="1639863" calcext:value-type="float">
            <text:p>1639863</text:p>
          </table:table-cell>
          <table:table-cell office:value-type="float" office:value="1639968" calcext:value-type="float">
            <text:p>1639968</text:p>
          </table:table-cell>
          <table:table-cell office:value-type="string" calcext:value-type="string">
            <text:p>non_sexist</text:p>
          </table:table-cell>
          <table:table-cell office:value-type="string" calcext:value-type="string">
            <text:p>классика)</text:p>
          </table:table-cell>
        </table:table-row>
        <table:table-row table:style-name="ro3">
          <table:table-cell office:value-type="float" office:value="1639863" calcext:value-type="float">
            <text:p>1639863</text:p>
          </table:table-cell>
          <table:table-cell office:value-type="float" office:value="1639998" calcext:value-type="float">
            <text:p>1639998</text:p>
          </table:table-cell>
          <table:table-cell office:value-type="string" calcext:value-type="string">
            <text:p>non_sexist</text:p>
          </table:table-cell>
          <table:table-cell office:value-type="string" calcext:value-type="string">
            <text:p>Пока некоторые комментаторы выше не видят ничего дальше Шурыгиной, хотел бы поблагодарить всё-таки Медузу за качественные материалы. Было интересно узнать о других обвиняемых сочинцах и о судьбе вич-диссидентки, а также о том, как мэрия Москвы меняла тендеры после ваших материалов.</text:p>
            <text:p/>
            <text:p>Из других интересных материалов вспоминаются недавние про голод в Башкирии 70 лет назад и о телезрителях ЧГК. Надеюсь, в 2018 продолжите радовать длинными историями.</text:p>
          </table:table-cell>
        </table:table-row>
        <table:table-row table:style-name="ro2">
          <table:table-cell office:value-type="float" office:value="1639863" calcext:value-type="float">
            <text:p>1639863</text:p>
          </table:table-cell>
          <table:table-cell office:value-type="float" office:value="1640065" calcext:value-type="float">
            <text:p>1640065</text:p>
          </table:table-cell>
          <table:table-cell office:value-type="string" calcext:value-type="string">
            <text:p>non_sexist</text:p>
          </table:table-cell>
          <table:table-cell office:value-type="string" calcext:value-type="string">
            <text:p>12 июня Диане Шурыгиной исполнилось 18 лет, в конце августа она прошла проверку на полиграфе в телешоу «На самом деле» с Дмитрием Шепелевым. Он показал, что она не лжет, утверждая, что пыталась выйти из комнаты, где оказалась наедине со своим насильником Сергеем Семеновым (но не смогла, так как была слишком пьяна).</text:p>
            <text:p>Ну что, хейтеры, соснули?)))</text:p>
          </table:table-cell>
        </table:table-row>
        <table:table-row table:style-name="ro1">
          <table:table-cell office:value-type="float" office:value="1639863" calcext:value-type="float">
            <text:p>1639863</text:p>
          </table:table-cell>
          <table:table-cell office:value-type="float" office:value="1640086" calcext:value-type="float">
            <text:p>1640086</text:p>
          </table:table-cell>
          <table:table-cell office:value-type="string" calcext:value-type="string">
            <text:p>sexist</text:p>
          </table:table-cell>
          <table:table-cell office:value-type="string" calcext:value-type="string">
            <text:p>[id224800673|Анатолий], да плевать всем уже на эту проститутку. все уже забыли.</text:p>
          </table:table-cell>
        </table:table-row>
        <table:table-row table:style-name="ro1">
          <table:table-cell office:value-type="float" office:value="1639863" calcext:value-type="float">
            <text:p>1639863</text:p>
          </table:table-cell>
          <table:table-cell office:value-type="float" office:value="1640089" calcext:value-type="float">
            <text:p>1640089</text:p>
          </table:table-cell>
          <table:table-cell office:value-type="string" calcext:value-type="string">
            <text:p>non_sexist</text:p>
          </table:table-cell>
          <table:table-cell office:value-type="string" calcext:value-type="string">
            <text:p>[id107718668|Георгий], это да, на носу выборы) это тема еще на несколько месяцев)))</text:p>
          </table:table-cell>
        </table:table-row>
        <table:table-row table:style-name="ro1">
          <table:table-cell office:value-type="float" office:value="1639863" calcext:value-type="float">
            <text:p>1639863</text:p>
          </table:table-cell>
          <table:table-cell office:value-type="float" office:value="1640097" calcext:value-type="float">
            <text:p>1640097</text:p>
          </table:table-cell>
          <table:table-cell office:value-type="string" calcext:value-type="string">
            <text:p>non_sexist</text:p>
          </table:table-cell>
          <table:table-cell office:value-type="string" calcext:value-type="string">
            <text:p>[id14851954|Ivan], если она прошла полиграф, и он показал что она не обманула, то как она соснула то?)</text:p>
          </table:table-cell>
        </table:table-row>
        <table:table-row table:style-name="ro1">
          <table:table-cell office:value-type="float" office:value="1639863" calcext:value-type="float">
            <text:p>1639863</text:p>
          </table:table-cell>
          <table:table-cell office:value-type="float" office:value="1640239" calcext:value-type="float">
            <text:p>1640239</text:p>
          </table:table-cell>
          <table:table-cell office:value-type="string" calcext:value-type="string">
            <text:p>non_sexist</text:p>
          </table:table-cell>
          <table:table-cell office:value-type="string" calcext:value-type="string">
            <text:p>Медуза молодцы! ) чаще просматривайте сайт госзакупок ;)</text:p>
          </table:table-cell>
        </table:table-row>
        <table:table-row table:style-name="ro1">
          <table:table-cell office:value-type="float" office:value="1639863" calcext:value-type="float">
            <text:p>1639863</text:p>
          </table:table-cell>
          <table:table-cell office:value-type="float" office:value="1640612" calcext:value-type="float">
            <text:p>1640612</text:p>
          </table:table-cell>
          <table:table-cell office:value-type="string" calcext:value-type="string">
            <text:p>non_sexist</text:p>
          </table:table-cell>
          <table:table-cell office:value-type="string" calcext:value-type="string">
            <text:p>Лайк за Ковех.</text:p>
          </table:table-cell>
        </table:table-row>
        <table:table-row table:style-name="ro1">
          <table:table-cell office:value-type="float" office:value="1639863" calcext:value-type="float">
            <text:p>1639863</text:p>
          </table:table-cell>
          <table:table-cell office:value-type="float" office:value="1640896" calcext:value-type="float">
            <text:p>1640896</text:p>
          </table:table-cell>
          <table:table-cell office:value-type="string" calcext:value-type="string">
            <text:p>non_sexist</text:p>
          </table:table-cell>
          <table:table-cell office:value-type="string" calcext:value-type="string">
            <text:p>а про девушку, насильно возвращённую в чечню из минского аэропорта не хотите продолжение рассказать?!</text:p>
          </table:table-cell>
        </table:table-row>
        <table:table-row table:style-name="ro6">
          <table:table-cell office:value-type="float" office:value="1639863" calcext:value-type="float">
            <text:p>1639863</text:p>
          </table:table-cell>
          <table:table-cell office:value-type="float" office:value="1641016" calcext:value-type="float">
            <text:p>1641016</text:p>
          </table:table-cell>
          <table:table-cell office:value-type="string" calcext:value-type="string">
            <text:p>sexist</text:p>
          </table:table-cell>
          <table:table-cell office:value-type="string" calcext:value-type="string">
            <text:p>&gt;Диане Шурыгиной </text:p>
            <text:p>&gt;ставшей жертвой изнасилования</text:p>
            <text:p>&gt;оказалась наедине со своим насильником</text:p>
            <text:p/>
            <text:p>Медуза, прекрати распространять непроверенную инфу. Чем вы тогда лучше того же вгтрк?</text:p>
          </table:table-cell>
        </table:table-row>
        <table:table-row table:style-name="ro1">
          <table:table-cell office:value-type="float" office:value="1639863" calcext:value-type="float">
            <text:p>1639863</text:p>
          </table:table-cell>
          <table:table-cell office:value-type="float" office:value="1641105" calcext:value-type="float">
            <text:p>1641105</text:p>
          </table:table-cell>
          <table:table-cell office:value-type="string" calcext:value-type="string">
            <text:p>non_sexist</text:p>
          </table:table-cell>
          <table:table-cell office:value-type="string" calcext:value-type="string">
            <text:p>[id20002962|Серж], кстати да, присоединяюсь. Много случаев, когда после того, как кого-то показывали на телеканале "Грозный" извиняющимся за неверность, гомосексуальность или слова против Кадырова, больше инфы о них не появлялось.</text:p>
          </table:table-cell>
        </table:table-row>
        <table:table-row table:style-name="ro1">
          <table:table-cell office:value-type="float" office:value="1637059" calcext:value-type="float">
            <text:p>1637059</text:p>
          </table:table-cell>
          <table:table-cell office:value-type="float" office:value="1637060" calcext:value-type="float">
            <text:p>1637060</text:p>
          </table:table-cell>
          <table:table-cell office:value-type="string" calcext:value-type="string">
            <text:p>non_sexist</text:p>
          </table:table-cell>
          <table:table-cell office:value-type="string" calcext:value-type="string">
            <text:p>Зачем?</text:p>
          </table:table-cell>
        </table:table-row>
        <table:table-row table:style-name="ro1">
          <table:table-cell office:value-type="float" office:value="1637059" calcext:value-type="float">
            <text:p>1637059</text:p>
          </table:table-cell>
          <table:table-cell office:value-type="float" office:value="1637061" calcext:value-type="float">
            <text:p>1637061</text:p>
          </table:table-cell>
          <table:table-cell office:value-type="string" calcext:value-type="string">
            <text:p>non_sexist</text:p>
          </table:table-cell>
          <table:table-cell office:value-type="string" calcext:value-type="string">
            <text:p>хватит, медузааааааааааааааааааааа</text:p>
          </table:table-cell>
        </table:table-row>
        <table:table-row table:style-name="ro1">
          <table:table-cell office:value-type="float" office:value="1637059" calcext:value-type="float">
            <text:p>1637059</text:p>
          </table:table-cell>
          <table:table-cell office:value-type="float" office:value="1637062" calcext:value-type="float">
            <text:p>1637062</text:p>
          </table:table-cell>
          <table:table-cell office:value-type="string" calcext:value-type="string">
            <text:p>non_sexist</text:p>
          </table:table-cell>
          <table:table-cell office:value-type="string" calcext:value-type="string">
            <text:p>Кому она нужна?</text:p>
          </table:table-cell>
        </table:table-row>
        <table:table-row table:style-name="ro1">
          <table:table-cell office:value-type="float" office:value="1637059" calcext:value-type="float">
            <text:p>1637059</text:p>
          </table:table-cell>
          <table:table-cell office:value-type="float" office:value="1637063" calcext:value-type="float">
            <text:p>1637063</text:p>
          </table:table-cell>
          <table:table-cell office:value-type="string" calcext:value-type="string">
            <text:p>non_sexist</text:p>
          </table:table-cell>
          <table:table-cell office:value-type="string" calcext:value-type="string">
            <text:p>Ртом на мой член упади, одмен.</text:p>
          </table:table-cell>
        </table:table-row>
        <table:table-row table:style-name="ro1">
          <table:table-cell office:value-type="float" office:value="1637059" calcext:value-type="float">
            <text:p>1637059</text:p>
          </table:table-cell>
          <table:table-cell office:value-type="float" office:value="1637064" calcext:value-type="float">
            <text:p>1637064</text:p>
          </table:table-cell>
          <table:table-cell office:value-type="string" calcext:value-type="string">
            <text:p>non_sexist</text:p>
          </table:table-cell>
          <table:table-cell office:value-type="string" calcext:value-type="string">
            <text:p>Ну хоть предупредили в этот раз.</text:p>
          </table:table-cell>
        </table:table-row>
        <table:table-row table:style-name="ro1">
          <table:table-cell office:value-type="float" office:value="1637059" calcext:value-type="float">
            <text:p>1637059</text:p>
          </table:table-cell>
          <table:table-cell office:value-type="float" office:value="1637065" calcext:value-type="float">
            <text:p>1637065</text:p>
          </table:table-cell>
          <table:table-cell office:value-type="string" calcext:value-type="string">
            <text:p>non_sexist</text:p>
          </table:table-cell>
          <table:table-cell office:value-type="string" calcext:value-type="string">
            <text:p>Пошла нахй</text:p>
          </table:table-cell>
        </table:table-row>
        <table:table-row table:style-name="ro3">
          <table:table-cell office:value-type="float" office:value="1637059" calcext:value-type="float">
            <text:p>1637059</text:p>
          </table:table-cell>
          <table:table-cell office:value-type="float" office:value="1637067" calcext:value-type="float">
            <text:p>1637067</text:p>
          </table:table-cell>
          <table:table-cell office:value-type="string" calcext:value-type="string">
            <text:p>non_sexist</text:p>
          </table:table-cell>
          <table:table-cell office:value-type="string" calcext:value-type="string">
            <text:p>&gt; О дальнейших событиях в жизни Шурыгиной тоже скоро расскажем.</text:p>
            <text:p/>
            <text:p>Мало того, что вы некропостите, так вы ещё и угрожаете?</text:p>
          </table:table-cell>
        </table:table-row>
        <table:table-row table:style-name="ro1">
          <table:table-cell office:value-type="float" office:value="1637059" calcext:value-type="float">
            <text:p>1637059</text:p>
          </table:table-cell>
          <table:table-cell office:value-type="float" office:value="1637069" calcext:value-type="float">
            <text:p>1637069</text:p>
          </table:table-cell>
          <table:table-cell office:value-type="string" calcext:value-type="string">
            <text:p>non_sexist</text:p>
          </table:table-cell>
          <table:table-cell office:value-type="string" calcext:value-type="string">
            <text:p>Спасибо, не надо</text:p>
          </table:table-cell>
        </table:table-row>
        <table:table-row table:style-name="ro1">
          <table:table-cell office:value-type="float" office:value="1637059" calcext:value-type="float">
            <text:p>1637059</text:p>
          </table:table-cell>
          <table:table-cell office:value-type="float" office:value="1637070" calcext:value-type="float">
            <text:p>1637070</text:p>
          </table:table-cell>
          <table:table-cell office:value-type="string" calcext:value-type="string">
            <text:p>non_sexist</text:p>
          </table:table-cell>
          <table:table-cell office:value-type="string" calcext:value-type="string">
            <text:p>Кому-то реально это интересно?</text:p>
          </table:table-cell>
        </table:table-row>
        <table:table-row table:style-name="ro1">
          <table:table-cell office:value-type="float" office:value="1637059" calcext:value-type="float">
            <text:p>1637059</text:p>
          </table:table-cell>
          <table:table-cell office:value-type="float" office:value="1637071" calcext:value-type="float">
            <text:p>1637071</text:p>
          </table:table-cell>
          <table:table-cell office:value-type="string" calcext:value-type="string">
            <text:p>non_sexist</text:p>
          </table:table-cell>
          <table:table-cell office:value-type="string" calcext:value-type="string">
            <text:p>Когда хайп прошел, но что-то постить надо.</text:p>
          </table:table-cell>
        </table:table-row>
        <table:table-row table:style-name="ro1">
          <table:table-cell office:value-type="float" office:value="1637059" calcext:value-type="float">
            <text:p>1637059</text:p>
          </table:table-cell>
          <table:table-cell office:value-type="float" office:value="1637072" calcext:value-type="float">
            <text:p>1637072</text:p>
          </table:table-cell>
          <table:table-cell office:value-type="string" calcext:value-type="string">
            <text:p>non_sexist</text:p>
          </table:table-cell>
          <table:table-cell office:value-type="string" calcext:value-type="string">
            <text:p>Meduza, подумой</text:p>
          </table:table-cell>
        </table:table-row>
        <table:table-row table:style-name="ro1">
          <table:table-cell office:value-type="float" office:value="1637059" calcext:value-type="float">
            <text:p>1637059</text:p>
          </table:table-cell>
          <table:table-cell office:value-type="float" office:value="1637073" calcext:value-type="float">
            <text:p>1637073</text:p>
          </table:table-cell>
          <table:table-cell office:value-type="string" calcext:value-type="string">
            <text:p>non_sexist</text:p>
          </table:table-cell>
          <table:table-cell office:value-type="string" calcext:value-type="string">
            <text:p>После Шурыниной, государственному россиянскому ТВ в принципе больше падать некуда, впрочем, я могу ошибаться, нет предела совершенству идиотизма и дегенерации.</text:p>
          </table:table-cell>
        </table:table-row>
        <table:table-row table:style-name="ro1">
          <table:table-cell office:value-type="float" office:value="1637059" calcext:value-type="float">
            <text:p>1637059</text:p>
          </table:table-cell>
          <table:table-cell office:value-type="float" office:value="1637074" calcext:value-type="float">
            <text:p>1637074</text:p>
          </table:table-cell>
          <table:table-cell office:value-type="string" calcext:value-type="string">
            <text:p>non_sexist</text:p>
          </table:table-cell>
          <table:table-cell office:value-type="string" calcext:value-type="string">
            <text:p>Помним и ненавидим</text:p>
          </table:table-cell>
        </table:table-row>
        <table:table-row table:style-name="ro1">
          <table:table-cell office:value-type="float" office:value="1637059" calcext:value-type="float">
            <text:p>1637059</text:p>
          </table:table-cell>
          <table:table-cell office:value-type="float" office:value="1637077" calcext:value-type="float">
            <text:p>1637077</text:p>
          </table:table-cell>
          <table:table-cell office:value-type="string" calcext:value-type="string">
            <text:p>non_sexist</text:p>
          </table:table-cell>
          <table:table-cell office:value-type="string" calcext:value-type="string">
            <text:p>Одни обсуждают дерьмище, другие великих людей</text:p>
          </table:table-cell>
        </table:table-row>
        <table:table-row table:style-name="ro1">
          <table:table-cell office:value-type="float" office:value="1637059" calcext:value-type="float">
            <text:p>1637059</text:p>
          </table:table-cell>
          <table:table-cell office:value-type="float" office:value="1637079" calcext:value-type="float">
            <text:p>1637079</text:p>
          </table:table-cell>
          <table:table-cell office:value-type="string" calcext:value-type="string">
            <text:p>non_sexist</text:p>
          </table:table-cell>
          <table:table-cell office:value-type="string" calcext:value-type="string">
            <text:p>Когда нет новостей...</text:p>
          </table:table-cell>
        </table:table-row>
        <table:table-row table:style-name="ro1">
          <table:table-cell office:value-type="float" office:value="1637059" calcext:value-type="float">
            <text:p>1637059</text:p>
          </table:table-cell>
          <table:table-cell office:value-type="float" office:value="1637082" calcext:value-type="float">
            <text:p>1637082</text:p>
          </table:table-cell>
          <table:table-cell office:value-type="string" calcext:value-type="string">
            <text:p>non_sexist</text:p>
          </table:table-cell>
          <table:table-cell office:value-type="string" calcext:value-type="string">
            <text:p>Зачем</text:p>
          </table:table-cell>
        </table:table-row>
        <table:table-row table:style-name="ro1">
          <table:table-cell office:value-type="float" office:value="1637059" calcext:value-type="float">
            <text:p>1637059</text:p>
          </table:table-cell>
          <table:table-cell office:value-type="float" office:value="1637083" calcext:value-type="float">
            <text:p>1637083</text:p>
          </table:table-cell>
          <table:table-cell office:value-type="string" calcext:value-type="string">
            <text:p>non_sexist</text:p>
          </table:table-cell>
          <table:table-cell office:value-type="string" calcext:value-type="string">
            <text:p>Зачем старые новости постить? Вы тупые? Алсо, как дислайк поставить?</text:p>
          </table:table-cell>
        </table:table-row>
        <table:table-row table:style-name="ro1">
          <table:table-cell office:value-type="float" office:value="1637059" calcext:value-type="float">
            <text:p>1637059</text:p>
          </table:table-cell>
          <table:table-cell office:value-type="float" office:value="1637084" calcext:value-type="float">
            <text:p>1637084</text:p>
          </table:table-cell>
          <table:table-cell office:value-type="string" calcext:value-type="string">
            <text:p>non_sexist</text:p>
          </table:table-cell>
          <table:table-cell office:value-type="string" calcext:value-type="string">
            <text:p>и к чему она здесь вообще? такое ощущение, что на the question попала</text:p>
          </table:table-cell>
        </table:table-row>
        <table:table-row table:style-name="ro1">
          <table:table-cell office:value-type="float" office:value="1637059" calcext:value-type="float">
            <text:p>1637059</text:p>
          </table:table-cell>
          <table:table-cell office:value-type="float" office:value="1637085" calcext:value-type="float">
            <text:p>1637085</text:p>
          </table:table-cell>
          <table:table-cell office:value-type="string" calcext:value-type="string">
            <text:p>non_sexist</text:p>
          </table:table-cell>
          <table:table-cell office:value-type="string" calcext:value-type="string">
            <text:p>Чья была идея?</text:p>
          </table:table-cell>
        </table:table-row>
        <table:table-row table:style-name="ro1">
          <table:table-cell office:value-type="float" office:value="1637059" calcext:value-type="float">
            <text:p>1637059</text:p>
          </table:table-cell>
          <table:table-cell office:value-type="float" office:value="1637087" calcext:value-type="float">
            <text:p>1637087</text:p>
          </table:table-cell>
          <table:table-cell office:value-type="string" calcext:value-type="string">
            <text:p>non_sexist</text:p>
          </table:table-cell>
          <table:table-cell office:value-type="string" calcext:value-type="string">
            <text:p>Эта новость лучше🤣👍</text:p>
          </table:table-cell>
        </table:table-row>
        <table:table-row table:style-name="ro2">
          <table:table-cell office:value-type="float" office:value="1637059" calcext:value-type="float">
            <text:p>1637059</text:p>
          </table:table-cell>
          <table:table-cell office:value-type="float" office:value="1637088" calcext:value-type="float">
            <text:p>1637088</text:p>
          </table:table-cell>
          <table:table-cell office:value-type="string" calcext:value-type="string">
            <text:p>non_sexist</text:p>
          </table:table-cell>
          <table:table-cell office:value-type="string" calcext:value-type="string">
            <text:p>Вот зачем, медуза, зачем?</text:p>
            <text:p>Отписываюсь</text:p>
          </table:table-cell>
        </table:table-row>
        <table:table-row table:style-name="ro1">
          <table:table-cell office:value-type="float" office:value="1637059" calcext:value-type="float">
            <text:p>1637059</text:p>
          </table:table-cell>
          <table:table-cell office:value-type="float" office:value="1637089" calcext:value-type="float">
            <text:p>1637089</text:p>
          </table:table-cell>
          <table:table-cell office:value-type="string" calcext:value-type="string">
            <text:p>non_sexist</text:p>
          </table:table-cell>
          <table:table-cell office:value-type="string" calcext:value-type="string">
            <text:p>уж лучше, Янг Трэппа, чем это</text:p>
          </table:table-cell>
        </table:table-row>
        <table:table-row table:style-name="ro1">
          <table:table-cell office:value-type="float" office:value="1637059" calcext:value-type="float">
            <text:p>1637059</text:p>
          </table:table-cell>
          <table:table-cell office:value-type="float" office:value="1637091" calcext:value-type="float">
            <text:p>1637091</text:p>
          </table:table-cell>
          <table:table-cell office:value-type="string" calcext:value-type="string">
            <text:p>non_sexist</text:p>
          </table:table-cell>
          <table:table-cell office:value-type="string" calcext:value-type="string">
            <text:p>Ну это отписка.</text:p>
          </table:table-cell>
        </table:table-row>
        <table:table-row table:style-name="ro1">
          <table:table-cell office:value-type="float" office:value="1637059" calcext:value-type="float">
            <text:p>1637059</text:p>
          </table:table-cell>
          <table:table-cell office:value-type="float" office:value="1637092" calcext:value-type="float">
            <text:p>1637092</text:p>
          </table:table-cell>
          <table:table-cell office:value-type="string" calcext:value-type="string">
            <text:p>non_sexist</text:p>
          </table:table-cell>
          <table:table-cell office:value-type="string" calcext:value-type="string">
            <text:p>Прекрати так топово шутить, Дима, иначе я подумаю что ты наконец научился это делать.</text:p>
          </table:table-cell>
        </table:table-row>
        <table:table-row table:style-name="ro1">
          <table:table-cell office:value-type="float" office:value="1637059" calcext:value-type="float">
            <text:p>1637059</text:p>
          </table:table-cell>
          <table:table-cell office:value-type="float" office:value="1637094" calcext:value-type="float">
            <text:p>1637094</text:p>
          </table:table-cell>
          <table:table-cell office:value-type="string" calcext:value-type="string">
            <text:p>non_sexist</text:p>
          </table:table-cell>
          <table:table-cell office:value-type="string" calcext:value-type="string">
            <text:p>Может не стоит о таком упоминать ?</text:p>
          </table:table-cell>
        </table:table-row>
        <table:table-row table:style-name="ro1">
          <table:table-cell office:value-type="float" office:value="1637059" calcext:value-type="float">
            <text:p>1637059</text:p>
          </table:table-cell>
          <table:table-cell office:value-type="float" office:value="1637095" calcext:value-type="float">
            <text:p>1637095</text:p>
          </table:table-cell>
          <table:table-cell office:value-type="string" calcext:value-type="string">
            <text:p>non_sexist</text:p>
          </table:table-cell>
          <table:table-cell office:value-type="string" calcext:value-type="string">
            <text:p>Господи, серьезно?</text:p>
          </table:table-cell>
        </table:table-row>
        <table:table-row table:style-name="ro1">
          <table:table-cell office:value-type="float" office:value="1637059" calcext:value-type="float">
            <text:p>1637059</text:p>
          </table:table-cell>
          <table:table-cell office:value-type="float" office:value="1637096" calcext:value-type="float">
            <text:p>1637096</text:p>
          </table:table-cell>
          <table:table-cell office:value-type="string" calcext:value-type="string">
            <text:p>non_sexist</text:p>
          </table:table-cell>
          <table:table-cell office:value-type="string" calcext:value-type="string">
            <text:p>Настолько всё плохо с новостями?!</text:p>
          </table:table-cell>
        </table:table-row>
        <table:table-row table:style-name="ro1">
          <table:table-cell office:value-type="float" office:value="1637059" calcext:value-type="float">
            <text:p>1637059</text:p>
          </table:table-cell>
          <table:table-cell office:value-type="float" office:value="1637097" calcext:value-type="float">
            <text:p>1637097</text:p>
          </table:table-cell>
          <table:table-cell office:value-type="string" calcext:value-type="string">
            <text:p>non_sexist</text:p>
          </table:table-cell>
          <table:table-cell office:value-type="string" calcext:value-type="string">
            <text:p>И до какого числа будет продолжаться упоминание новостей с 2017?</text:p>
          </table:table-cell>
        </table:table-row>
        <table:table-row table:style-name="ro1">
          <table:table-cell office:value-type="float" office:value="1637059" calcext:value-type="float">
            <text:p>1637059</text:p>
          </table:table-cell>
          <table:table-cell office:value-type="float" office:value="1637099" calcext:value-type="float">
            <text:p>1637099</text:p>
          </table:table-cell>
          <table:table-cell office:value-type="string" calcext:value-type="string">
            <text:p>non_sexist</text:p>
          </table:table-cell>
          <table:table-cell office:value-type="string" calcext:value-type="string">
            <text:p>Да мне год назад этого говна хватило, зачем эти повторы</text:p>
          </table:table-cell>
        </table:table-row>
        <table:table-row table:style-name="ro1">
          <table:table-cell office:value-type="float" office:value="1637059" calcext:value-type="float">
            <text:p>1637059</text:p>
          </table:table-cell>
          <table:table-cell office:value-type="float" office:value="1637100" calcext:value-type="float">
            <text:p>1637100</text:p>
          </table:table-cell>
          <table:table-cell office:value-type="string" calcext:value-type="string">
            <text:p>non_sexist</text:p>
          </table:table-cell>
          <table:table-cell office:value-type="string" calcext:value-type="string">
            <text:p>шо, опять?</text:p>
          </table:table-cell>
        </table:table-row>
        <table:table-row table:style-name="ro1">
          <table:table-cell office:value-type="float" office:value="1637059" calcext:value-type="float">
            <text:p>1637059</text:p>
          </table:table-cell>
          <table:table-cell office:value-type="float" office:value="1637101" calcext:value-type="float">
            <text:p>1637101</text:p>
          </table:table-cell>
          <table:table-cell office:value-type="string" calcext:value-type="string">
            <text:p>non_sexist</text:p>
          </table:table-cell>
          <table:table-cell office:value-type="string" calcext:value-type="string">
            <text:p>какая разница что с ней?</text:p>
          </table:table-cell>
        </table:table-row>
        <table:table-row table:style-name="ro1">
          <table:table-cell office:value-type="float" office:value="1637059" calcext:value-type="float">
            <text:p>1637059</text:p>
          </table:table-cell>
          <table:table-cell office:value-type="float" office:value="1637105" calcext:value-type="float">
            <text:p>1637105</text:p>
          </table:table-cell>
          <table:table-cell office:value-type="string" calcext:value-type="string">
            <text:p>non_sexist</text:p>
          </table:table-cell>
          <table:table-cell office:value-type="string" calcext:value-type="string">
            <text:p>Мне интересно. Даже не столько что с ней, а в целом как дальше развивались события</text:p>
          </table:table-cell>
        </table:table-row>
        <table:table-row table:style-name="ro1">
          <table:table-cell office:value-type="float" office:value="1637059" calcext:value-type="float">
            <text:p>1637059</text:p>
          </table:table-cell>
          <table:table-cell office:value-type="float" office:value="1637106" calcext:value-type="float">
            <text:p>1637106</text:p>
          </table:table-cell>
          <table:table-cell office:value-type="string" calcext:value-type="string">
            <text:p>non_sexist</text:p>
          </table:table-cell>
          <table:table-cell office:value-type="string" calcext:value-type="string">
            <text:p>Чуть чуть опоздали</text:p>
          </table:table-cell>
        </table:table-row>
        <table:table-row table:style-name="ro1">
          <table:table-cell office:value-type="float" office:value="1637059" calcext:value-type="float">
            <text:p>1637059</text:p>
          </table:table-cell>
          <table:table-cell office:value-type="float" office:value="1637107" calcext:value-type="float">
            <text:p>1637107</text:p>
          </table:table-cell>
          <table:table-cell office:value-type="string" calcext:value-type="string">
            <text:p>non_sexist</text:p>
          </table:table-cell>
          <table:table-cell office:value-type="string" calcext:value-type="string">
            <text:p>Можно не рассказывать, пожалуйста?</text:p>
          </table:table-cell>
        </table:table-row>
        <table:table-row table:style-name="ro1">
          <table:table-cell office:value-type="float" office:value="1637059" calcext:value-type="float">
            <text:p>1637059</text:p>
          </table:table-cell>
          <table:table-cell office:value-type="float" office:value="1637108" calcext:value-type="float">
            <text:p>1637108</text:p>
          </table:table-cell>
          <table:table-cell office:value-type="string" calcext:value-type="string">
            <text:p>non_sexist</text:p>
          </table:table-cell>
          <table:table-cell office:value-type="string" calcext:value-type="string">
            <text:p>Ну вам же больше нехуй делать "корреспонденты"</text:p>
          </table:table-cell>
        </table:table-row>
        <table:table-row table:style-name="ro1">
          <table:table-cell office:value-type="float" office:value="1637059" calcext:value-type="float">
            <text:p>1637059</text:p>
          </table:table-cell>
          <table:table-cell office:value-type="float" office:value="1637109" calcext:value-type="float">
            <text:p>1637109</text:p>
          </table:table-cell>
          <table:table-cell office:value-type="string" calcext:value-type="string">
            <text:p>non_sexist</text:p>
          </table:table-cell>
          <table:table-cell office:value-type="string" calcext:value-type="string">
            <text:p>Медуза молодец,знает как нагнать трафик)))</text:p>
          </table:table-cell>
        </table:table-row>
        <table:table-row table:style-name="ro1">
          <table:table-cell office:value-type="float" office:value="1637059" calcext:value-type="float">
            <text:p>1637059</text:p>
          </table:table-cell>
          <table:table-cell office:value-type="float" office:value="1637110" calcext:value-type="float">
            <text:p>1637110</text:p>
          </table:table-cell>
          <table:table-cell office:value-type="string" calcext:value-type="string">
            <text:p>non_sexist</text:p>
          </table:table-cell>
          <table:table-cell office:value-type="string" calcext:value-type="string">
            <text:p>ладно первый канал это дерьмо обсасывает, вы-то куда лезете?</text:p>
          </table:table-cell>
        </table:table-row>
        <table:table-row table:style-name="ro1">
          <table:table-cell office:value-type="float" office:value="1637059" calcext:value-type="float">
            <text:p>1637059</text:p>
          </table:table-cell>
          <table:table-cell office:value-type="float" office:value="1637111" calcext:value-type="float">
            <text:p>1637111</text:p>
          </table:table-cell>
          <table:table-cell office:value-type="string" calcext:value-type="string">
            <text:p>non_sexist</text:p>
          </table:table-cell>
          <table:table-cell office:value-type="string" calcext:value-type="string">
            <text:p>судя по комментариям, админу совсем пофигу))</text:p>
          </table:table-cell>
        </table:table-row>
        <table:table-row table:style-name="ro1">
          <table:table-cell office:value-type="float" office:value="1637059" calcext:value-type="float">
            <text:p>1637059</text:p>
          </table:table-cell>
          <table:table-cell office:value-type="float" office:value="1637113" calcext:value-type="float">
            <text:p>1637113</text:p>
          </table:table-cell>
          <table:table-cell office:value-type="string" calcext:value-type="string">
            <text:p>non_sexist</text:p>
          </table:table-cell>
          <table:table-cell office:value-type="string" calcext:value-type="string">
            <text:p>вы же не малахов, а медуза((</text:p>
          </table:table-cell>
        </table:table-row>
        <table:table-row table:style-name="ro1">
          <table:table-cell office:value-type="float" office:value="1637059" calcext:value-type="float">
            <text:p>1637059</text:p>
          </table:table-cell>
          <table:table-cell office:value-type="float" office:value="1637114" calcext:value-type="float">
            <text:p>1637114</text:p>
          </table:table-cell>
          <table:table-cell office:value-type="string" calcext:value-type="string">
            <text:p>non_sexist</text:p>
          </table:table-cell>
          <table:table-cell office:value-type="string" calcext:value-type="string">
            <text:p>Медуза, ты ебанулась, какач, блять, Шурыгина?</text:p>
          </table:table-cell>
        </table:table-row>
        <table:table-row table:style-name="ro2">
          <table:table-cell office:value-type="float" office:value="1637059" calcext:value-type="float">
            <text:p>1637059</text:p>
          </table:table-cell>
          <table:table-cell office:value-type="float" office:value="1637117" calcext:value-type="float">
            <text:p>1637117</text:p>
          </table:table-cell>
          <table:table-cell office:value-type="string" calcext:value-type="string">
            <text:p>non_sexist</text:p>
          </table:table-cell>
          <table:table-cell office:value-type="string" calcext:value-type="string">
            <text:p>блджад, "так много ее обсуждают"!!!</text:p>
            <text:p>Медузцы, Вы где, вообще, трётесь, в свободное от работы время?</text:p>
          </table:table-cell>
        </table:table-row>
        <table:table-row table:style-name="ro1">
          <table:table-cell office:value-type="float" office:value="1637059" calcext:value-type="float">
            <text:p>1637059</text:p>
          </table:table-cell>
          <table:table-cell office:value-type="float" office:value="1637119" calcext:value-type="float">
            <text:p>1637119</text:p>
          </table:table-cell>
          <table:table-cell office:value-type="string" calcext:value-type="string">
            <text:p>non_sexist</text:p>
          </table:table-cell>
          <table:table-cell office:value-type="string" calcext:value-type="string">
            <text:p>Блин. Отписываться теперь что ли?</text:p>
          </table:table-cell>
        </table:table-row>
        <table:table-row table:style-name="ro1">
          <table:table-cell office:value-type="float" office:value="1637059" calcext:value-type="float">
            <text:p>1637059</text:p>
          </table:table-cell>
          <table:table-cell office:value-type="float" office:value="1637121" calcext:value-type="float">
            <text:p>1637121</text:p>
          </table:table-cell>
          <table:table-cell office:value-type="string" calcext:value-type="string">
            <text:p>non_sexist</text:p>
          </table:table-cell>
          <table:table-cell office:value-type="string" calcext:value-type="string">
            <text:p>Краткое содержание, ежели кто не в курсе😂</text:p>
          </table:table-cell>
        </table:table-row>
        <table:table-row table:style-name="ro1">
          <table:table-cell office:value-type="float" office:value="1637059" calcext:value-type="float">
            <text:p>1637059</text:p>
          </table:table-cell>
          <table:table-cell office:value-type="float" office:value="1637122" calcext:value-type="float">
            <text:p>1637122</text:p>
          </table:table-cell>
          <table:table-cell office:value-type="string" calcext:value-type="string">
            <text:p>non_sexist</text:p>
          </table:table-cell>
          <table:table-cell office:value-type="string" calcext:value-type="string">
            <text:p>Хватит эту хуйню форсить, закопать и забыть это говно.</text:p>
          </table:table-cell>
        </table:table-row>
        <table:table-row table:style-name="ro1">
          <table:table-cell office:value-type="float" office:value="1637059" calcext:value-type="float">
            <text:p>1637059</text:p>
          </table:table-cell>
          <table:table-cell office:value-type="float" office:value="1637123" calcext:value-type="float">
            <text:p>1637123</text:p>
          </table:table-cell>
          <table:table-cell office:value-type="string" calcext:value-type="string">
            <text:p>non_sexist</text:p>
          </table:table-cell>
          <table:table-cell office:value-type="string" calcext:value-type="string">
            <text:p>[id2155334|Григорий], а дальше будет так - чувиха попала в инфополе и будет искать возможности там остаться любым способом, может песенку споет, может еще один скандал мутнет, может будут интересненькие фоточки и не успокоится пока более менее удачно не выйдет замуш или типа того</text:p>
          </table:table-cell>
        </table:table-row>
        <table:table-row table:style-name="ro1">
          <table:table-cell office:value-type="float" office:value="1637059" calcext:value-type="float">
            <text:p>1637059</text:p>
          </table:table-cell>
          <table:table-cell office:value-type="float" office:value="1637124" calcext:value-type="float">
            <text:p>1637124</text:p>
          </table:table-cell>
          <table:table-cell office:value-type="string" calcext:value-type="string">
            <text:p>non_sexist</text:p>
          </table:table-cell>
          <table:table-cell office:value-type="string" calcext:value-type="string">
            <text:p>Вангую обеление этой шмары в статье</text:p>
          </table:table-cell>
        </table:table-row>
        <table:table-row table:style-name="ro1">
          <table:table-cell office:value-type="float" office:value="1637059" calcext:value-type="float">
            <text:p>1637059</text:p>
          </table:table-cell>
          <table:table-cell office:value-type="float" office:value="1637125" calcext:value-type="float">
            <text:p>1637125</text:p>
          </table:table-cell>
          <table:table-cell office:value-type="string" calcext:value-type="string">
            <text:p>non_sexist</text:p>
          </table:table-cell>
          <table:table-cell office:value-type="string" calcext:value-type="string">
            <text:p>Бунт</text:p>
          </table:table-cell>
        </table:table-row>
        <table:table-row table:style-name="ro1">
          <table:table-cell office:value-type="float" office:value="1637059" calcext:value-type="float">
            <text:p>1637059</text:p>
          </table:table-cell>
          <table:table-cell office:value-type="float" office:value="1637126" calcext:value-type="float">
            <text:p>1637126</text:p>
          </table:table-cell>
          <table:table-cell office:value-type="string" calcext:value-type="string">
            <text:p>non_sexist</text:p>
          </table:table-cell>
          <table:table-cell office:value-type="string" calcext:value-type="string">
            <text:p>Щас бы шурыгину в 2к18 пообсуждать</text:p>
          </table:table-cell>
        </table:table-row>
        <table:table-row table:style-name="ro1">
          <table:table-cell office:value-type="float" office:value="1637059" calcext:value-type="float">
            <text:p>1637059</text:p>
          </table:table-cell>
          <table:table-cell office:value-type="float" office:value="1637127" calcext:value-type="float">
            <text:p>1637127</text:p>
          </table:table-cell>
          <table:table-cell office:value-type="string" calcext:value-type="string">
            <text:p>non_sexist</text:p>
          </table:table-cell>
          <table:table-cell office:value-type="string" calcext:value-type="string">
            <text:p>[id182444048|Fin], она то тут причем. Что с парнем?</text:p>
          </table:table-cell>
        </table:table-row>
        <table:table-row table:style-name="ro1">
          <table:table-cell office:value-type="float" office:value="1637059" calcext:value-type="float">
            <text:p>1637059</text:p>
          </table:table-cell>
          <table:table-cell office:value-type="float" office:value="1637129" calcext:value-type="float">
            <text:p>1637129</text:p>
          </table:table-cell>
          <table:table-cell office:value-type="string" calcext:value-type="string">
            <text:p>non_sexist</text:p>
          </table:table-cell>
          <table:table-cell office:value-type="string" calcext:value-type="string">
            <text:p>У государства нет денег, что бы лечить подобные головы!</text:p>
          </table:table-cell>
        </table:table-row>
        <table:table-row table:style-name="ro1">
          <table:table-cell office:value-type="float" office:value="1637059" calcext:value-type="float">
            <text:p>1637059</text:p>
          </table:table-cell>
          <table:table-cell office:value-type="float" office:value="1637130" calcext:value-type="float">
            <text:p>1637130</text:p>
          </table:table-cell>
          <table:table-cell office:value-type="string" calcext:value-type="string">
            <text:p>non_sexist</text:p>
          </table:table-cell>
          <table:table-cell office:value-type="string" calcext:value-type="string">
            <text:p>[id2155334|Григорий], он был трупом через который перешагивают</text:p>
          </table:table-cell>
        </table:table-row>
        <table:table-row table:style-name="ro1">
          <table:table-cell office:value-type="float" office:value="1637059" calcext:value-type="float">
            <text:p>1637059</text:p>
          </table:table-cell>
          <table:table-cell office:value-type="float" office:value="1637131" calcext:value-type="float">
            <text:p>1637131</text:p>
          </table:table-cell>
          <table:table-cell office:value-type="string" calcext:value-type="string">
            <text:p>sexist</text:p>
          </table:table-cell>
          <table:table-cell office:value-type="string" calcext:value-type="string">
            <text:p>Её уже никто не обсуждает, потому что в ней нет ничего интересного, её "подвиг" может повторить любая шалава. Но даже шалаве это не интересно. Даже не интересно, сколько вложено в её раскрутку в СМИ, что её кому-то приходит в голову её приглашать в передачи или даже "спрашивать совета" у неё. Дайте этому отстою упасть на дно и стать основой нового месторождения углеводородов. Покойся с миром, память о Диане Шурыгиной. 😷</text:p>
          </table:table-cell>
        </table:table-row>
        <table:table-row table:style-name="ro1">
          <table:table-cell office:value-type="float" office:value="1637059" calcext:value-type="float">
            <text:p>1637059</text:p>
          </table:table-cell>
          <table:table-cell office:value-type="float" office:value="1637133" calcext:value-type="float">
            <text:p>1637133</text:p>
          </table:table-cell>
          <table:table-cell office:value-type="string" calcext:value-type="string">
            <text:p>non_sexist</text:p>
          </table:table-cell>
          <table:table-cell office:value-type="string" calcext:value-type="string">
            <text:p>Всем по....</text:p>
          </table:table-cell>
        </table:table-row>
        <table:table-row table:style-name="ro2">
          <table:table-cell office:value-type="float" office:value="1637059" calcext:value-type="float">
            <text:p>1637059</text:p>
          </table:table-cell>
          <table:table-cell office:value-type="float" office:value="1637134" calcext:value-type="float">
            <text:p>1637134</text:p>
          </table:table-cell>
          <table:table-cell office:value-type="string" calcext:value-type="string">
            <text:p>non_sexist</text:p>
          </table:table-cell>
          <table:table-cell office:value-type="string" calcext:value-type="string">
            <text:p>В любом обществе придурков около 10%</text:p>
            <text:p>Пусть они обсуждают все что угодно</text:p>
          </table:table-cell>
        </table:table-row>
        <table:table-row table:style-name="ro1">
          <table:table-cell office:value-type="float" office:value="1637059" calcext:value-type="float">
            <text:p>1637059</text:p>
          </table:table-cell>
          <table:table-cell office:value-type="float" office:value="1637135" calcext:value-type="float">
            <text:p>1637135</text:p>
          </table:table-cell>
          <table:table-cell office:value-type="string" calcext:value-type="string">
            <text:p>non_sexist</text:p>
          </table:table-cell>
          <table:table-cell office:value-type="string" calcext:value-type="string">
            <text:p>[id8652392|Леонид], ты хотел сказать 90)))</text:p>
          </table:table-cell>
        </table:table-row>
        <table:table-row table:style-name="ro1">
          <table:table-cell office:value-type="float" office:value="1637059" calcext:value-type="float">
            <text:p>1637059</text:p>
          </table:table-cell>
          <table:table-cell office:value-type="float" office:value="1637137" calcext:value-type="float">
            <text:p>1637137</text:p>
          </table:table-cell>
          <table:table-cell office:value-type="string" calcext:value-type="string">
            <text:p>non_sexist</text:p>
          </table:table-cell>
          <table:table-cell office:value-type="string" calcext:value-type="string">
            <text:p>То Лентач постит #лучщее2017 (гори оно в аду), то теперь Медуза...:с</text:p>
          </table:table-cell>
        </table:table-row>
        <table:table-row table:style-name="ro2">
          <table:table-cell office:value-type="float" office:value="1637059" calcext:value-type="float">
            <text:p>1637059</text:p>
          </table:table-cell>
          <table:table-cell office:value-type="float" office:value="1637138" calcext:value-type="float">
            <text:p>1637138</text:p>
          </table:table-cell>
          <table:table-cell office:value-type="string" calcext:value-type="string">
            <text:p>non_sexist</text:p>
          </table:table-cell>
          <table:table-cell office:value-type="string" calcext:value-type="string">
            <text:p>Третий коммент - "Кому она нужна?".</text:p>
            <text:p>Всего 63 комментария от людей, которым она не нужна.</text:p>
          </table:table-cell>
        </table:table-row>
        <table:table-row table:style-name="ro1">
          <table:table-cell office:value-type="float" office:value="1637059" calcext:value-type="float">
            <text:p>1637059</text:p>
          </table:table-cell>
          <table:table-cell office:value-type="float" office:value="1637140" calcext:value-type="float">
            <text:p>1637140</text:p>
          </table:table-cell>
          <table:table-cell office:value-type="string" calcext:value-type="string">
            <text:p>non_sexist</text:p>
          </table:table-cell>
          <table:table-cell office:value-type="string" calcext:value-type="string">
            <text:p>А можно смм штрафовать за такое? Куда написать?</text:p>
          </table:table-cell>
        </table:table-row>
        <table:table-row table:style-name="ro1">
          <table:table-cell office:value-type="float" office:value="1637059" calcext:value-type="float">
            <text:p>1637059</text:p>
          </table:table-cell>
          <table:table-cell office:value-type="float" office:value="1637141" calcext:value-type="float">
            <text:p>1637141</text:p>
          </table:table-cell>
          <table:table-cell office:value-type="string" calcext:value-type="string">
            <text:p>non_sexist</text:p>
          </table:table-cell>
          <table:table-cell office:value-type="string" calcext:value-type="string">
            <text:p>[id253295629|Dante], так и есть, новость не отныне открывал даже, по названию понятно, что это можно не читать, а посмотреть на фото с котиками, например.</text:p>
          </table:table-cell>
        </table:table-row>
        <table:table-row table:style-name="ro1">
          <table:table-cell office:value-type="float" office:value="1637059" calcext:value-type="float">
            <text:p>1637059</text:p>
          </table:table-cell>
          <table:table-cell office:value-type="float" office:value="1637143" calcext:value-type="float">
            <text:p>1637143</text:p>
          </table:table-cell>
          <table:table-cell office:value-type="string" calcext:value-type="string">
            <text:p>non_sexist</text:p>
          </table:table-cell>
          <table:table-cell office:value-type="string" calcext:value-type="string">
            <text:p>А Шурыгина лапа и красотка🤘</text:p>
          </table:table-cell>
        </table:table-row>
        <table:table-row table:style-name="ro1">
          <table:table-cell office:value-type="float" office:value="1637059" calcext:value-type="float">
            <text:p>1637059</text:p>
          </table:table-cell>
          <table:table-cell office:value-type="float" office:value="1637149" calcext:value-type="float">
            <text:p>1637149</text:p>
          </table:table-cell>
          <table:table-cell office:value-type="string" calcext:value-type="string">
            <text:p>non_sexist</text:p>
          </table:table-cell>
          <table:table-cell office:value-type="string" calcext:value-type="string">
            <text:p>[id3299606|Алексей], как толсто, но я не поведусь, пидор ты дырявый</text:p>
          </table:table-cell>
        </table:table-row>
        <table:table-row table:style-name="ro1">
          <table:table-cell office:value-type="float" office:value="1637059" calcext:value-type="float">
            <text:p>1637059</text:p>
          </table:table-cell>
          <table:table-cell office:value-type="float" office:value="1637152" calcext:value-type="float">
            <text:p>1637152</text:p>
          </table:table-cell>
          <table:table-cell office:value-type="string" calcext:value-type="string">
            <text:p>non_sexist</text:p>
          </table:table-cell>
          <table:table-cell office:value-type="string" calcext:value-type="string">
            <text:p>[id3299606|Алексей], маму твою того</text:p>
          </table:table-cell>
        </table:table-row>
        <table:table-row table:style-name="ro1">
          <table:table-cell office:value-type="float" office:value="1637059" calcext:value-type="float">
            <text:p>1637059</text:p>
          </table:table-cell>
          <table:table-cell office:value-type="float" office:value="1637155" calcext:value-type="float">
            <text:p>1637155</text:p>
          </table:table-cell>
          <table:table-cell office:value-type="string" calcext:value-type="string">
            <text:p>non_sexist</text:p>
          </table:table-cell>
          <table:table-cell office:value-type="string" calcext:value-type="string">
            <text:p>Всех мам ебали, но твою ебал спидозный бомж</text:p>
          </table:table-cell>
        </table:table-row>
        <table:table-row table:style-name="ro1">
          <table:table-cell office:value-type="float" office:value="1637059" calcext:value-type="float">
            <text:p>1637059</text:p>
          </table:table-cell>
          <table:table-cell office:value-type="float" office:value="1637159" calcext:value-type="float">
            <text:p>1637159</text:p>
          </table:table-cell>
          <table:table-cell office:value-type="string" calcext:value-type="string">
            <text:p>non_sexist</text:p>
          </table:table-cell>
          <table:table-cell office:value-type="string" calcext:value-type="string">
            <text:p>ну все сучка , готовься отвечать за оскорбление чувств верующих</text:p>
          </table:table-cell>
        </table:table-row>
        <table:table-row table:style-name="ro2">
          <table:table-cell office:value-type="float" office:value="1637059" calcext:value-type="float">
            <text:p>1637059</text:p>
          </table:table-cell>
          <table:table-cell office:value-type="float" office:value="1637160" calcext:value-type="float">
            <text:p>1637160</text:p>
          </table:table-cell>
          <table:table-cell office:value-type="string" calcext:value-type="string">
            <text:p>non_sexist</text:p>
          </table:table-cell>
          <table:table-cell office:value-type="string" calcext:value-type="string">
            <text:p>[id386969505|Васек], ой, ПРОСТИТЕ люди добрые, а хотя...  идитека вы на хуй.</text:p>
            <text:p>Пс Путин наш президент!!!😆😆😆</text:p>
          </table:table-cell>
        </table:table-row>
        <table:table-row table:style-name="ro1">
          <table:table-cell office:value-type="float" office:value="1637059" calcext:value-type="float">
            <text:p>1637059</text:p>
          </table:table-cell>
          <table:table-cell office:value-type="float" office:value="1637163" calcext:value-type="float">
            <text:p>1637163</text:p>
          </table:table-cell>
          <table:table-cell office:value-type="string" calcext:value-type="string">
            <text:p>non_sexist</text:p>
          </table:table-cell>
          <table:table-cell office:value-type="string" calcext:value-type="string">
            <text:p>Мой путин твоего путина выебет, так что офнись ,гандоун использованный</text:p>
          </table:table-cell>
        </table:table-row>
        <table:table-row table:style-name="ro1">
          <table:table-cell office:value-type="float" office:value="1637059" calcext:value-type="float">
            <text:p>1637059</text:p>
          </table:table-cell>
          <table:table-cell office:value-type="float" office:value="1637165" calcext:value-type="float">
            <text:p>1637165</text:p>
          </table:table-cell>
          <table:table-cell office:value-type="string" calcext:value-type="string">
            <text:p>non_sexist</text:p>
          </table:table-cell>
          <table:table-cell office:value-type="string" calcext:value-type="string">
            <text:p>Не говорите о той о ком нельзя говорить</text:p>
          </table:table-cell>
        </table:table-row>
        <table:table-row table:style-name="ro1">
          <table:table-cell office:value-type="float" office:value="1637059" calcext:value-type="float">
            <text:p>1637059</text:p>
          </table:table-cell>
          <table:table-cell office:value-type="float" office:value="1637171" calcext:value-type="float">
            <text:p>1637171</text:p>
          </table:table-cell>
          <table:table-cell office:value-type="string" calcext:value-type="string">
            <text:p>non_sexist</text:p>
          </table:table-cell>
          <table:table-cell office:value-type="string" calcext:value-type="string">
            <text:p>Медуза, не разочаровывай так больше 🤦‍♂️</text:p>
          </table:table-cell>
        </table:table-row>
        <table:table-row table:style-name="ro1">
          <table:table-cell office:value-type="float" office:value="1637059" calcext:value-type="float">
            <text:p>1637059</text:p>
          </table:table-cell>
          <table:table-cell office:value-type="float" office:value="1637173" calcext:value-type="float">
            <text:p>1637173</text:p>
          </table:table-cell>
          <table:table-cell office:value-type="string" calcext:value-type="string">
            <text:p>non_sexist</text:p>
          </table:table-cell>
          <table:table-cell office:value-type="string" calcext:value-type="string">
            <text:p>спасибо, что предупредили, отпишусь-ка я от вас пока</text:p>
          </table:table-cell>
        </table:table-row>
        <table:table-row table:style-name="ro1">
          <table:table-cell office:value-type="float" office:value="1637059" calcext:value-type="float">
            <text:p>1637059</text:p>
          </table:table-cell>
          <table:table-cell office:value-type="float" office:value="1637180" calcext:value-type="float">
            <text:p>1637180</text:p>
          </table:table-cell>
          <table:table-cell office:value-type="string" calcext:value-type="string">
            <text:p>non_sexist</text:p>
          </table:table-cell>
          <table:table-cell office:value-type="string" calcext:value-type="string">
            <text:p>[id386969505|Васек], Угомонились бы уже...Пусть разбираются, хватит угрожать- она тоже человек-просто глуповатый человек.</text:p>
          </table:table-cell>
        </table:table-row>
        <table:table-row table:style-name="ro1">
          <table:table-cell office:value-type="float" office:value="1637059" calcext:value-type="float">
            <text:p>1637059</text:p>
          </table:table-cell>
          <table:table-cell office:value-type="float" office:value="1637183" calcext:value-type="float">
            <text:p>1637183</text:p>
          </table:table-cell>
          <table:table-cell office:value-type="string" calcext:value-type="string">
            <text:p>non_sexist</text:p>
          </table:table-cell>
          <table:table-cell office:value-type="string" calcext:value-type="string">
            <text:p>Да почему вы ее вспомнили</text:p>
          </table:table-cell>
        </table:table-row>
        <table:table-row table:style-name="ro1">
          <table:table-cell office:value-type="float" office:value="1637059" calcext:value-type="float">
            <text:p>1637059</text:p>
          </table:table-cell>
          <table:table-cell office:value-type="float" office:value="1637184" calcext:value-type="float">
            <text:p>1637184</text:p>
          </table:table-cell>
          <table:table-cell office:value-type="string" calcext:value-type="string">
            <text:p>non_sexist</text:p>
          </table:table-cell>
          <table:table-cell office:value-type="string" calcext:value-type="string">
            <text:p>Спокойно, 9 января все на работу и новости будут...какие ни какие....</text:p>
          </table:table-cell>
        </table:table-row>
        <table:table-row table:style-name="ro1">
          <table:table-cell office:value-type="float" office:value="1637059" calcext:value-type="float">
            <text:p>1637059</text:p>
          </table:table-cell>
          <table:table-cell office:value-type="float" office:value="1637186" calcext:value-type="float">
            <text:p>1637186</text:p>
          </table:table-cell>
          <table:table-cell office:value-type="string" calcext:value-type="string">
            <text:p>sexist</text:p>
          </table:table-cell>
          <table:table-cell office:value-type="string" calcext:value-type="string">
            <text:p>Кстати, эта новость очень даже вписывается в повестку медузы о sexual harassment: что тут «жертва» корчит из себя жертву, что там. Что-что, а тайм менеджмент у медузы неплох.</text:p>
          </table:table-cell>
        </table:table-row>
        <table:table-row table:style-name="ro1">
          <table:table-cell office:value-type="float" office:value="1637059" calcext:value-type="float">
            <text:p>1637059</text:p>
          </table:table-cell>
          <table:table-cell office:value-type="float" office:value="1637187" calcext:value-type="float">
            <text:p>1637187</text:p>
          </table:table-cell>
          <table:table-cell office:value-type="string" calcext:value-type="string">
            <text:p>non_sexist</text:p>
          </table:table-cell>
          <table:table-cell office:value-type="string" calcext:value-type="string">
            <text:p>Зачем же рассказывать о ней, если она - никто? Она выдающаяся личность? Нет. Умная? Тоже не похоже. Зарабатывает на пустом месте? Вот это да.. Так зачем о ней столько писать, тем более, спустя столько времени, когда все уже забыли о ней (или почти забыли)?</text:p>
          </table:table-cell>
        </table:table-row>
        <table:table-row table:style-name="ro1">
          <table:table-cell office:value-type="float" office:value="1637059" calcext:value-type="float">
            <text:p>1637059</text:p>
          </table:table-cell>
          <table:table-cell office:value-type="float" office:value="1637188" calcext:value-type="float">
            <text:p>1637188</text:p>
          </table:table-cell>
          <table:table-cell office:value-type="string" calcext:value-type="string">
            <text:p>non_sexist</text:p>
          </table:table-cell>
          <table:table-cell office:value-type="string" calcext:value-type="string">
            <text:p>[id1706999|Даниил], видимо,чтобы популярность её не упала и она не перестала зарабатывать на рекламе и эфирах...</text:p>
          </table:table-cell>
        </table:table-row>
        <table:table-row table:style-name="ro1">
          <table:table-cell office:value-type="float" office:value="1637059" calcext:value-type="float">
            <text:p>1637059</text:p>
          </table:table-cell>
          <table:table-cell office:value-type="float" office:value="1637190" calcext:value-type="float">
            <text:p>1637190</text:p>
          </table:table-cell>
          <table:table-cell office:value-type="string" calcext:value-type="string">
            <text:p>non_sexist</text:p>
          </table:table-cell>
          <table:table-cell office:value-type="string" calcext:value-type="string">
            <text:p>Это разве может быть кому то интересно?</text:p>
          </table:table-cell>
        </table:table-row>
        <table:table-row table:style-name="ro1">
          <table:table-cell office:value-type="float" office:value="1637059" calcext:value-type="float">
            <text:p>1637059</text:p>
          </table:table-cell>
          <table:table-cell office:value-type="float" office:value="1637191" calcext:value-type="float">
            <text:p>1637191</text:p>
          </table:table-cell>
          <table:table-cell office:value-type="string" calcext:value-type="string">
            <text:p>non_sexist</text:p>
          </table:table-cell>
          <table:table-cell office:value-type="string" calcext:value-type="string">
            <text:p>чё ебанутые? вы после ее смерти материал тоже будете форсить?</text:p>
          </table:table-cell>
        </table:table-row>
        <table:table-row table:style-name="ro1">
          <table:table-cell office:value-type="float" office:value="1637059" calcext:value-type="float">
            <text:p>1637059</text:p>
          </table:table-cell>
          <table:table-cell office:value-type="float" office:value="1637192" calcext:value-type="float">
            <text:p>1637192</text:p>
          </table:table-cell>
          <table:table-cell office:value-type="string" calcext:value-type="string">
            <text:p>non_sexist</text:p>
          </table:table-cell>
          <table:table-cell office:value-type="string" calcext:value-type="string">
            <text:p>Хватит.</text:p>
          </table:table-cell>
        </table:table-row>
        <table:table-row table:style-name="ro1">
          <table:table-cell office:value-type="float" office:value="1637059" calcext:value-type="float">
            <text:p>1637059</text:p>
          </table:table-cell>
          <table:table-cell office:value-type="float" office:value="1637193" calcext:value-type="float">
            <text:p>1637193</text:p>
          </table:table-cell>
          <table:table-cell office:value-type="string" calcext:value-type="string">
            <text:p>non_sexist</text:p>
          </table:table-cell>
          <table:table-cell office:value-type="string" calcext:value-type="string">
            <text:p>Наконец-то что-то интересное. А что с ней сейчас кто знает? Я слышал она замуж вышла! Так не хватает новостей про нее(</text:p>
          </table:table-cell>
        </table:table-row>
        <table:table-row table:style-name="ro2">
          <table:table-cell office:value-type="float" office:value="1637059" calcext:value-type="float">
            <text:p>1637059</text:p>
          </table:table-cell>
          <table:table-cell office:value-type="float" office:value="1637196" calcext:value-type="float">
            <text:p>1637196</text:p>
          </table:table-cell>
          <table:table-cell office:value-type="string" calcext:value-type="string">
            <text:p>non_sexist</text:p>
          </table:table-cell>
          <table:table-cell office:value-type="string" calcext:value-type="string">
            <text:p>Блядский Казахстан</text:p>
            <text:p>Как же прочесть эту замечательную новость????</text:p>
          </table:table-cell>
        </table:table-row>
        <table:table-row table:style-name="ro4">
          <table:table-cell office:value-type="float" office:value="1637059" calcext:value-type="float">
            <text:p>1637059</text:p>
          </table:table-cell>
          <table:table-cell office:value-type="float" office:value="1637205" calcext:value-type="float">
            <text:p>1637205</text:p>
          </table:table-cell>
          <table:table-cell office:value-type="string" calcext:value-type="string">
            <text:p>non_sexist</text:p>
          </table:table-cell>
          <table:table-cell office:value-type="string" calcext:value-type="string">
            <text:p>А на самом деле ,если бы многоуважаемая медуза не писала бы желтуху, а провела бы журналистское расследование, было бы круто, ибо остался ряд темных пятен в этой истории. </text:p>
            <text:p>1. Кто вытеснял семью Шурыгиных из их родного города?</text:p>
            <text:p>2.Каким образом второй насильник избежал наказания?</text:p>
            <text:p>3.Почему Семенову изменили часть статьи, ведь есть явка с повинной из которой следует что он точно знал что Диана несовершеннолетняя?</text:p>
            <text:p>4.что за менты приезжали в этот коттедж до приезда следственной группы?</text:p>
            <text:p>5. Где был Семёнов после изнасилования, ( он утверждает что спал в машине, но температура воздуха была 2 градуса, так что это полная лажа)</text:p>
            <text:p>😏</text:p>
          </table:table-cell>
        </table:table-row>
        <table:table-row table:style-name="ro1">
          <table:table-cell office:value-type="float" office:value="1637059" calcext:value-type="float">
            <text:p>1637059</text:p>
          </table:table-cell>
          <table:table-cell office:value-type="float" office:value="1637220" calcext:value-type="float">
            <text:p>1637220</text:p>
          </table:table-cell>
          <table:table-cell office:value-type="string" calcext:value-type="string">
            <text:p>non_sexist</text:p>
          </table:table-cell>
          <table:table-cell office:value-type="string" calcext:value-type="string">
            <text:p>Так она уже год на хайпе? Неглупая телка, что сказать.</text:p>
          </table:table-cell>
        </table:table-row>
        <table:table-row table:style-name="ro2">
          <table:table-cell office:value-type="float" office:value="1637059" calcext:value-type="float">
            <text:p>1637059</text:p>
          </table:table-cell>
          <table:table-cell office:value-type="float" office:value="1637221" calcext:value-type="float">
            <text:p>1637221</text:p>
          </table:table-cell>
          <table:table-cell office:value-type="string" calcext:value-type="string">
            <text:p>non_sexist</text:p>
          </table:table-cell>
          <table:table-cell office:value-type="string" calcext:value-type="string">
            <text:p>Кому-то действительно интересны быдлопроблемы?</text:p>
            <text:p>Отпишусь-ка я от вас тоже</text:p>
          </table:table-cell>
        </table:table-row>
        <table:table-row table:style-name="ro1">
          <table:table-cell office:value-type="float" office:value="1637059" calcext:value-type="float">
            <text:p>1637059</text:p>
          </table:table-cell>
          <table:table-cell office:value-type="float" office:value="1637229" calcext:value-type="float">
            <text:p>1637229</text:p>
          </table:table-cell>
          <table:table-cell office:value-type="string" calcext:value-type="string">
            <text:p>non_sexist</text:p>
          </table:table-cell>
          <table:table-cell office:value-type="string" calcext:value-type="string">
            <text:p>Насрать</text:p>
          </table:table-cell>
        </table:table-row>
        <table:table-row table:style-name="ro1">
          <table:table-cell office:value-type="float" office:value="1637059" calcext:value-type="float">
            <text:p>1637059</text:p>
          </table:table-cell>
          <table:table-cell office:value-type="float" office:value="1637230" calcext:value-type="float">
            <text:p>1637230</text:p>
          </table:table-cell>
          <table:table-cell office:value-type="string" calcext:value-type="string">
            <text:p>non_sexist</text:p>
          </table:table-cell>
          <table:table-cell office:value-type="string" calcext:value-type="string">
            <text:p>Да всем уже поебать, завязывайте</text:p>
          </table:table-cell>
        </table:table-row>
        <table:table-row table:style-name="ro1">
          <table:table-cell office:value-type="float" office:value="1637059" calcext:value-type="float">
            <text:p>1637059</text:p>
          </table:table-cell>
          <table:table-cell office:value-type="float" office:value="1637236" calcext:value-type="float">
            <text:p>1637236</text:p>
          </table:table-cell>
          <table:table-cell office:value-type="string" calcext:value-type="string">
            <text:p>non_sexist</text:p>
          </table:table-cell>
          <table:table-cell office:value-type="string" calcext:value-type="string">
            <text:p>Шурымурыгина!!! По ебалу видно сука</text:p>
          </table:table-cell>
        </table:table-row>
        <table:table-row table:style-name="ro1">
          <table:table-cell office:value-type="float" office:value="1637059" calcext:value-type="float">
            <text:p>1637059</text:p>
          </table:table-cell>
          <table:table-cell office:value-type="float" office:value="1637241" calcext:value-type="float">
            <text:p>1637241</text:p>
          </table:table-cell>
          <table:table-cell office:value-type="string" calcext:value-type="string">
            <text:p>non_sexist</text:p>
          </table:table-cell>
          <table:table-cell office:value-type="string" calcext:value-type="string">
            <text:p>Да кому она нужна, вы что с ума сошли! Других тем нет, что-ли?</text:p>
          </table:table-cell>
        </table:table-row>
        <table:table-row table:style-name="ro1">
          <table:table-cell office:value-type="float" office:value="1637059" calcext:value-type="float">
            <text:p>1637059</text:p>
          </table:table-cell>
          <table:table-cell office:value-type="float" office:value="1637244" calcext:value-type="float">
            <text:p>1637244</text:p>
          </table:table-cell>
          <table:table-cell office:value-type="string" calcext:value-type="string">
            <text:p>non_sexist</text:p>
          </table:table-cell>
          <table:table-cell office:value-type="string" calcext:value-type="string">
            <text:p>Забавно, что когда речь заходит о Шурыгиной начинают активно работать боты, 😎😎😎</text:p>
          </table:table-cell>
        </table:table-row>
        <table:table-row table:style-name="ro1">
          <table:table-cell office:value-type="float" office:value="1621900" calcext:value-type="float">
            <text:p>1621900</text:p>
          </table:table-cell>
          <table:table-cell office:value-type="float" office:value="1621903" calcext:value-type="float">
            <text:p>1621903</text:p>
          </table:table-cell>
          <table:table-cell office:value-type="string" calcext:value-type="string">
            <text:p>non_sexist</text:p>
          </table:table-cell>
          <table:table-cell office:value-type="string" calcext:value-type="string">
            <text:p>Кретины</text:p>
          </table:table-cell>
        </table:table-row>
        <table:table-row table:style-name="ro1">
          <table:table-cell office:value-type="float" office:value="1621900" calcext:value-type="float">
            <text:p>1621900</text:p>
          </table:table-cell>
          <table:table-cell office:value-type="float" office:value="1621907" calcext:value-type="float">
            <text:p>1621907</text:p>
          </table:table-cell>
          <table:table-cell office:value-type="string" calcext:value-type="string">
            <text:p>non_sexist</text:p>
          </table:table-cell>
          <table:table-cell office:value-type="string" calcext:value-type="string">
            <text:p>А у нас в квартире газ.</text:p>
          </table:table-cell>
        </table:table-row>
        <table:table-row table:style-name="ro1">
          <table:table-cell office:value-type="float" office:value="1621900" calcext:value-type="float">
            <text:p>1621900</text:p>
          </table:table-cell>
          <table:table-cell office:value-type="float" office:value="1621908" calcext:value-type="float">
            <text:p>1621908</text:p>
          </table:table-cell>
          <table:table-cell office:value-type="string" calcext:value-type="string">
            <text:p>non_sexist</text:p>
          </table:table-cell>
          <table:table-cell office:value-type="string" calcext:value-type="string">
            <text:p>Что мы заслуживаем</text:p>
          </table:table-cell>
        </table:table-row>
        <table:table-row table:style-name="ro1">
          <table:table-cell office:value-type="float" office:value="1621900" calcext:value-type="float">
            <text:p>1621900</text:p>
          </table:table-cell>
          <table:table-cell office:value-type="float" office:value="1621910" calcext:value-type="float">
            <text:p>1621910</text:p>
          </table:table-cell>
          <table:table-cell office:value-type="string" calcext:value-type="string">
            <text:p>non_sexist</text:p>
          </table:table-cell>
          <table:table-cell office:value-type="string" calcext:value-type="string">
            <text:p>Два абсолютных говноеда. Позор.</text:p>
          </table:table-cell>
        </table:table-row>
        <table:table-row table:style-name="ro1">
          <table:table-cell office:value-type="float" office:value="1621900" calcext:value-type="float">
            <text:p>1621900</text:p>
          </table:table-cell>
          <table:table-cell office:value-type="float" office:value="1621911" calcext:value-type="float">
            <text:p>1621911</text:p>
          </table:table-cell>
          <table:table-cell office:value-type="string" calcext:value-type="string">
            <text:p>non_sexist</text:p>
          </table:table-cell>
          <table:table-cell office:value-type="string" calcext:value-type="string">
            <text:p>Че та дерьмо какое-то, даже слушать сложно🤔</text:p>
          </table:table-cell>
        </table:table-row>
        <table:table-row table:style-name="ro1">
          <table:table-cell office:value-type="float" office:value="1621900" calcext:value-type="float">
            <text:p>1621900</text:p>
          </table:table-cell>
          <table:table-cell office:value-type="float" office:value="1621914" calcext:value-type="float">
            <text:p>1621914</text:p>
          </table:table-cell>
          <table:table-cell office:value-type="string" calcext:value-type="string">
            <text:p>non_sexist</text:p>
          </table:table-cell>
          <table:table-cell office:value-type="string" calcext:value-type="string">
            <text:p>а ST расшифровывается как SUKA TUPAYA?</text:p>
          </table:table-cell>
        </table:table-row>
        <table:table-row table:style-name="ro1">
          <table:table-cell office:value-type="float" office:value="1621900" calcext:value-type="float">
            <text:p>1621900</text:p>
          </table:table-cell>
          <table:table-cell office:value-type="float" office:value="1621917" calcext:value-type="float">
            <text:p>1621917</text:p>
          </table:table-cell>
          <table:table-cell office:value-type="string" calcext:value-type="string">
            <text:p>non_sexist</text:p>
          </table:table-cell>
          <table:table-cell office:value-type="string" calcext:value-type="string">
            <text:p>[id12276178|Сергей], это не тот гнойный, даун</text:p>
          </table:table-cell>
        </table:table-row>
        <table:table-row table:style-name="ro1">
          <table:table-cell office:value-type="float" office:value="1621900" calcext:value-type="float">
            <text:p>1621900</text:p>
          </table:table-cell>
          <table:table-cell office:value-type="float" office:value="1621922" calcext:value-type="float">
            <text:p>1621922</text:p>
          </table:table-cell>
          <table:table-cell office:value-type="string" calcext:value-type="string">
            <text:p>non_sexist</text:p>
          </table:table-cell>
          <table:table-cell office:value-type="string" calcext:value-type="string">
            <text:p>Перепись укушенных Евгением Вагановичем ИТТ объявляется открытой.</text:p>
          </table:table-cell>
        </table:table-row>
        <table:table-row table:style-name="ro1">
          <table:table-cell office:value-type="float" office:value="1621900" calcext:value-type="float">
            <text:p>1621900</text:p>
          </table:table-cell>
          <table:table-cell office:value-type="float" office:value="1621923" calcext:value-type="float">
            <text:p>1621923</text:p>
          </table:table-cell>
          <table:table-cell office:value-type="string" calcext:value-type="string">
            <text:p>non_sexist</text:p>
          </table:table-cell>
          <table:table-cell office:value-type="string" calcext:value-type="string">
            <text:p>НЕ историческая хуйня</text:p>
          </table:table-cell>
        </table:table-row>
        <table:table-row table:style-name="ro1">
          <table:table-cell office:value-type="float" office:value="1621900" calcext:value-type="float">
            <text:p>1621900</text:p>
          </table:table-cell>
          <table:table-cell office:value-type="float" office:value="1621924" calcext:value-type="float">
            <text:p>1621924</text:p>
          </table:table-cell>
          <table:table-cell office:value-type="string" calcext:value-type="string">
            <text:p>non_sexist</text:p>
          </table:table-cell>
          <table:table-cell office:value-type="string" calcext:value-type="string">
            <text:p>Очень крутое битло....удивился но ST вынес гнойник)</text:p>
          </table:table-cell>
        </table:table-row>
        <table:table-row table:style-name="ro1">
          <table:table-cell office:value-type="float" office:value="1621900" calcext:value-type="float">
            <text:p>1621900</text:p>
          </table:table-cell>
          <table:table-cell office:value-type="float" office:value="1621926" calcext:value-type="float">
            <text:p>1621926</text:p>
          </table:table-cell>
          <table:table-cell office:value-type="string" calcext:value-type="string">
            <text:p>non_sexist</text:p>
          </table:table-cell>
          <table:table-cell office:value-type="string" calcext:value-type="string">
            <text:p>А ведь красиво снято.</text:p>
          </table:table-cell>
        </table:table-row>
        <table:table-row table:style-name="ro1">
          <table:table-cell office:value-type="float" office:value="1621900" calcext:value-type="float">
            <text:p>1621900</text:p>
          </table:table-cell>
          <table:table-cell office:value-type="float" office:value="1621928" calcext:value-type="float">
            <text:p>1621928</text:p>
          </table:table-cell>
          <table:table-cell office:value-type="string" calcext:value-type="string">
            <text:p>non_sexist</text:p>
          </table:table-cell>
          <table:table-cell office:value-type="string" calcext:value-type="string">
            <text:p>какой же кoнчeнный музыкальный вкус у жителей России... да и СНГ в целом</text:p>
          </table:table-cell>
        </table:table-row>
        <table:table-row table:style-name="ro1">
          <table:table-cell office:value-type="float" office:value="1621900" calcext:value-type="float">
            <text:p>1621900</text:p>
          </table:table-cell>
          <table:table-cell office:value-type="float" office:value="1621933" calcext:value-type="float">
            <text:p>1621933</text:p>
          </table:table-cell>
          <table:table-cell office:value-type="string" calcext:value-type="string">
            <text:p>non_sexist</text:p>
          </table:table-cell>
          <table:table-cell office:value-type="string" calcext:value-type="string">
            <text:p>У вас для этого шапито есть, животные</text:p>
          </table:table-cell>
        </table:table-row>
        <table:table-row table:style-name="ro1">
          <table:table-cell office:value-type="float" office:value="1621900" calcext:value-type="float">
            <text:p>1621900</text:p>
          </table:table-cell>
          <table:table-cell office:value-type="float" office:value="1621935" calcext:value-type="float">
            <text:p>1621935</text:p>
          </table:table-cell>
          <table:table-cell office:value-type="string" calcext:value-type="string">
            <text:p>non_sexist</text:p>
          </table:table-cell>
          <table:table-cell office:value-type="string" calcext:value-type="string">
            <text:p>КТО ЭТО ВООБЩЕ ТАКИЕ???</text:p>
          </table:table-cell>
        </table:table-row>
        <table:table-row table:style-name="ro1">
          <table:table-cell office:value-type="float" office:value="1621900" calcext:value-type="float">
            <text:p>1621900</text:p>
          </table:table-cell>
          <table:table-cell office:value-type="float" office:value="1621938" calcext:value-type="float">
            <text:p>1621938</text:p>
          </table:table-cell>
          <table:table-cell office:value-type="string" calcext:value-type="string">
            <text:p>non_sexist</text:p>
          </table:table-cell>
          <table:table-cell office:value-type="string" calcext:value-type="string">
            <text:p>Дебилизм.</text:p>
          </table:table-cell>
        </table:table-row>
        <table:table-row table:style-name="ro1">
          <table:table-cell office:value-type="float" office:value="1621900" calcext:value-type="float">
            <text:p>1621900</text:p>
          </table:table-cell>
          <table:table-cell office:value-type="float" office:value="1621939" calcext:value-type="float">
            <text:p>1621939</text:p>
          </table:table-cell>
          <table:table-cell office:value-type="string" calcext:value-type="string">
            <text:p>non_sexist</text:p>
          </table:table-cell>
          <table:table-cell office:value-type="string" calcext:value-type="string">
            <text:p>яндекс делает всё, чтобы люди начали пользоваться Гуглом</text:p>
          </table:table-cell>
        </table:table-row>
        <table:table-row table:style-name="ro1">
          <table:table-cell office:value-type="float" office:value="1621900" calcext:value-type="float">
            <text:p>1621900</text:p>
          </table:table-cell>
          <table:table-cell office:value-type="float" office:value="1621941" calcext:value-type="float">
            <text:p>1621941</text:p>
          </table:table-cell>
          <table:table-cell office:value-type="string" calcext:value-type="string">
            <text:p>non_sexist</text:p>
          </table:table-cell>
          <table:table-cell office:value-type="string" calcext:value-type="string">
            <text:p>Зачем это здесь?</text:p>
          </table:table-cell>
        </table:table-row>
        <table:table-row table:style-name="ro1">
          <table:table-cell office:value-type="float" office:value="1621900" calcext:value-type="float">
            <text:p>1621900</text:p>
          </table:table-cell>
          <table:table-cell office:value-type="float" office:value="1621943" calcext:value-type="float">
            <text:p>1621943</text:p>
          </table:table-cell>
          <table:table-cell office:value-type="string" calcext:value-type="string">
            <text:p>non_sexist</text:p>
          </table:table-cell>
          <table:table-cell office:value-type="string" calcext:value-type="string">
            <text:p>Две бездарности. Поймите уже наконец, не нужно абсолютно никакого таланта, чтобы создавать подобное "творчество"</text:p>
          </table:table-cell>
        </table:table-row>
        <table:table-row table:style-name="ro1">
          <table:table-cell office:value-type="float" office:value="1621900" calcext:value-type="float">
            <text:p>1621900</text:p>
          </table:table-cell>
          <table:table-cell office:value-type="float" office:value="1621944" calcext:value-type="float">
            <text:p>1621944</text:p>
          </table:table-cell>
          <table:table-cell office:value-type="string" calcext:value-type="string">
            <text:p>sexist</text:p>
          </table:table-cell>
          <table:table-cell office:value-type="string" calcext:value-type="string">
            <text:p>ждем новых треков от гнойного,а пока...</text:p>
          </table:table-cell>
        </table:table-row>
        <table:table-row table:style-name="ro1">
          <table:table-cell office:value-type="float" office:value="1621900" calcext:value-type="float">
            <text:p>1621900</text:p>
          </table:table-cell>
          <table:table-cell office:value-type="float" office:value="1621953" calcext:value-type="float">
            <text:p>1621953</text:p>
          </table:table-cell>
          <table:table-cell office:value-type="string" calcext:value-type="string">
            <text:p>non_sexist</text:p>
          </table:table-cell>
          <table:table-cell office:value-type="string" calcext:value-type="string">
            <text:p>А медуза опять форсит всякое гoVнo 😏</text:p>
          </table:table-cell>
        </table:table-row>
        <table:table-row table:style-name="ro1">
          <table:table-cell office:value-type="float" office:value="1621900" calcext:value-type="float">
            <text:p>1621900</text:p>
          </table:table-cell>
          <table:table-cell office:value-type="float" office:value="1621956" calcext:value-type="float">
            <text:p>1621956</text:p>
          </table:table-cell>
          <table:table-cell office:value-type="string" calcext:value-type="string">
            <text:p>non_sexist</text:p>
          </table:table-cell>
          <table:table-cell office:value-type="string" calcext:value-type="string">
            <text:p>дешевая пародия на гугл с кастой</text:p>
          </table:table-cell>
        </table:table-row>
        <table:table-row table:style-name="ro1">
          <table:table-cell office:value-type="float" office:value="1621900" calcext:value-type="float">
            <text:p>1621900</text:p>
          </table:table-cell>
          <table:table-cell office:value-type="float" office:value="1621960" calcext:value-type="float">
            <text:p>1621960</text:p>
          </table:table-cell>
          <table:table-cell office:value-type="string" calcext:value-type="string">
            <text:p>sexist</text:p>
          </table:table-cell>
          <table:table-cell office:value-type="string" calcext:value-type="string">
            <text:p>1 русский рэпер высказался о современном рэпе</text:p>
          </table:table-cell>
        </table:table-row>
        <table:table-row table:style-name="ro1">
          <table:table-cell office:value-type="float" office:value="1621900" calcext:value-type="float">
            <text:p>1621900</text:p>
          </table:table-cell>
          <table:table-cell office:value-type="float" office:value="1621961" calcext:value-type="float">
            <text:p>1621961</text:p>
          </table:table-cell>
          <table:table-cell office:value-type="string" calcext:value-type="string">
            <text:p>non_sexist</text:p>
          </table:table-cell>
          <table:table-cell office:value-type="string" calcext:value-type="string">
            <text:p>Такая хуйня</text:p>
          </table:table-cell>
        </table:table-row>
        <table:table-row table:style-name="ro1">
          <table:table-cell office:value-type="float" office:value="1621900" calcext:value-type="float">
            <text:p>1621900</text:p>
          </table:table-cell>
          <table:table-cell office:value-type="float" office:value="1621976" calcext:value-type="float">
            <text:p>1621976</text:p>
          </table:table-cell>
          <table:table-cell office:value-type="string" calcext:value-type="string">
            <text:p>non_sexist</text:p>
          </table:table-cell>
          <table:table-cell office:value-type="string" calcext:value-type="string">
            <text:p>[id3606592|Dmitry], не такая, как Линкин Парк</text:p>
          </table:table-cell>
        </table:table-row>
        <table:table-row table:style-name="ro1">
          <table:table-cell office:value-type="float" office:value="1621900" calcext:value-type="float">
            <text:p>1621900</text:p>
          </table:table-cell>
          <table:table-cell office:value-type="float" office:value="1622008" calcext:value-type="float">
            <text:p>1622008</text:p>
          </table:table-cell>
          <table:table-cell office:value-type="string" calcext:value-type="string">
            <text:p>non_sexist</text:p>
          </table:table-cell>
          <table:table-cell office:value-type="string" calcext:value-type="string">
            <text:p>Что это за пидоры?</text:p>
          </table:table-cell>
        </table:table-row>
        <table:table-row table:style-name="ro1">
          <table:table-cell office:value-type="float" office:value="1621900" calcext:value-type="float">
            <text:p>1621900</text:p>
          </table:table-cell>
          <table:table-cell office:value-type="float" office:value="1622018" calcext:value-type="float">
            <text:p>1622018</text:p>
          </table:table-cell>
          <table:table-cell office:value-type="string" calcext:value-type="string">
            <text:p>non_sexist</text:p>
          </table:table-cell>
          <table:table-cell office:value-type="string" calcext:value-type="string">
            <text:p>[id443805524|Баир], сравнить это с линкин парком - 10/10 говна в голове, чувак</text:p>
          </table:table-cell>
        </table:table-row>
        <table:table-row table:style-name="ro1">
          <table:table-cell office:value-type="float" office:value="1621900" calcext:value-type="float">
            <text:p>1621900</text:p>
          </table:table-cell>
          <table:table-cell office:value-type="float" office:value="1622025" calcext:value-type="float">
            <text:p>1622025</text:p>
          </table:table-cell>
          <table:table-cell office:value-type="string" calcext:value-type="string">
            <text:p>non_sexist</text:p>
          </table:table-cell>
          <table:table-cell office:value-type="string" calcext:value-type="string">
            <text:p>[id322583626|Миша], 10/10 говна у тех, кто его слушает</text:p>
          </table:table-cell>
        </table:table-row>
        <table:table-row table:style-name="ro1">
          <table:table-cell office:value-type="float" office:value="1621900" calcext:value-type="float">
            <text:p>1621900</text:p>
          </table:table-cell>
          <table:table-cell office:value-type="float" office:value="1622027" calcext:value-type="float">
            <text:p>1622027</text:p>
          </table:table-cell>
          <table:table-cell office:value-type="string" calcext:value-type="string">
            <text:p>non_sexist</text:p>
          </table:table-cell>
          <table:table-cell office:value-type="string" calcext:value-type="string">
            <text:p>А нам зачем про это знать...???</text:p>
          </table:table-cell>
        </table:table-row>
        <table:table-row table:style-name="ro1">
          <table:table-cell office:value-type="float" office:value="1621900" calcext:value-type="float">
            <text:p>1621900</text:p>
          </table:table-cell>
          <table:table-cell office:value-type="float" office:value="1622032" calcext:value-type="float">
            <text:p>1622032</text:p>
          </table:table-cell>
          <table:table-cell office:value-type="string" calcext:value-type="string">
            <text:p>non_sexist</text:p>
          </table:table-cell>
          <table:table-cell office:value-type="string" calcext:value-type="string">
            <text:p>[id443805524|Баир], обоснуй. Ты сравнил группу со статусом легенд с русскими мс хд</text:p>
          </table:table-cell>
        </table:table-row>
        <table:table-row table:style-name="ro1">
          <table:table-cell office:value-type="float" office:value="1621900" calcext:value-type="float">
            <text:p>1621900</text:p>
          </table:table-cell>
          <table:table-cell office:value-type="float" office:value="1622033" calcext:value-type="float">
            <text:p>1622033</text:p>
          </table:table-cell>
          <table:table-cell office:value-type="string" calcext:value-type="string">
            <text:p>non_sexist</text:p>
          </table:table-cell>
          <table:table-cell office:value-type="string" calcext:value-type="string">
            <text:p>[id443805524|Баир], ахахахха всё, я понял, забудь)</text:p>
          </table:table-cell>
        </table:table-row>
        <table:table-row table:style-name="ro1">
          <table:table-cell office:value-type="float" office:value="1621900" calcext:value-type="float">
            <text:p>1621900</text:p>
          </table:table-cell>
          <table:table-cell office:value-type="float" office:value="1622041" calcext:value-type="float">
            <text:p>1622041</text:p>
          </table:table-cell>
          <table:table-cell office:value-type="string" calcext:value-type="string">
            <text:p>non_sexist</text:p>
          </table:table-cell>
          <table:table-cell office:value-type="string" calcext:value-type="string">
            <text:p>бит говно, а ст говно вдвойне</text:p>
          </table:table-cell>
        </table:table-row>
        <table:table-row table:style-name="ro1">
          <table:table-cell office:value-type="float" office:value="1621900" calcext:value-type="float">
            <text:p>1621900</text:p>
          </table:table-cell>
          <table:table-cell office:value-type="float" office:value="1622046" calcext:value-type="float">
            <text:p>1622046</text:p>
          </table:table-cell>
          <table:table-cell office:value-type="string" calcext:value-type="string">
            <text:p>non_sexist</text:p>
          </table:table-cell>
          <table:table-cell office:value-type="string" calcext:value-type="string">
            <text:p>У Гнойного все еще есть фанаты? А то он как-то старательно пытается их терять.</text:p>
          </table:table-cell>
        </table:table-row>
        <table:table-row table:style-name="ro1">
          <table:table-cell office:value-type="float" office:value="1621900" calcext:value-type="float">
            <text:p>1621900</text:p>
          </table:table-cell>
          <table:table-cell office:value-type="float" office:value="1622049" calcext:value-type="float">
            <text:p>1622049</text:p>
          </table:table-cell>
          <table:table-cell office:value-type="string" calcext:value-type="string">
            <text:p>non_sexist</text:p>
          </table:table-cell>
          <table:table-cell office:value-type="string" calcext:value-type="string">
            <text:p>Гнойный держит марку, как всегда говно</text:p>
          </table:table-cell>
        </table:table-row>
        <table:table-row table:style-name="ro1">
          <table:table-cell office:value-type="float" office:value="1621900" calcext:value-type="float">
            <text:p>1621900</text:p>
          </table:table-cell>
          <table:table-cell office:value-type="float" office:value="1622052" calcext:value-type="float">
            <text:p>1622052</text:p>
          </table:table-cell>
          <table:table-cell office:value-type="string" calcext:value-type="string">
            <text:p>non_sexist</text:p>
          </table:table-cell>
          <table:table-cell office:value-type="string" calcext:value-type="string">
            <text:p>[id322583626|Миша], ну легенды они только для тебя, у всех есть своё мнение</text:p>
          </table:table-cell>
        </table:table-row>
        <table:table-row table:style-name="ro1">
          <table:table-cell office:value-type="float" office:value="1621900" calcext:value-type="float">
            <text:p>1621900</text:p>
          </table:table-cell>
          <table:table-cell office:value-type="float" office:value="1622060" calcext:value-type="float">
            <text:p>1622060</text:p>
          </table:table-cell>
          <table:table-cell office:value-type="string" calcext:value-type="string">
            <text:p>non_sexist</text:p>
          </table:table-cell>
          <table:table-cell office:value-type="string" calcext:value-type="string">
            <text:p>[id443805524|Баир], легенды они по мировому статусу, а не для меня. Каким бы твоё или моё мнение не было, они ими останутся</text:p>
          </table:table-cell>
        </table:table-row>
        <table:table-row table:style-name="ro1">
          <table:table-cell office:value-type="float" office:value="1621900" calcext:value-type="float">
            <text:p>1621900</text:p>
          </table:table-cell>
          <table:table-cell office:value-type="float" office:value="1622067" calcext:value-type="float">
            <text:p>1622067</text:p>
          </table:table-cell>
          <table:table-cell office:value-type="string" calcext:value-type="string">
            <text:p>non_sexist</text:p>
          </table:table-cell>
          <table:table-cell office:value-type="string" calcext:value-type="string">
            <text:p>[id322583626|Миша], легенды живут в сердцах, а не в мировом статусе</text:p>
          </table:table-cell>
        </table:table-row>
        <table:table-row table:style-name="ro1">
          <table:table-cell office:value-type="float" office:value="1621900" calcext:value-type="float">
            <text:p>1621900</text:p>
          </table:table-cell>
          <table:table-cell office:value-type="float" office:value="1622079" calcext:value-type="float">
            <text:p>1622079</text:p>
          </table:table-cell>
          <table:table-cell office:value-type="string" calcext:value-type="string">
            <text:p>non_sexist</text:p>
          </table:table-cell>
          <table:table-cell office:value-type="string" calcext:value-type="string">
            <text:p>Всегда будет две точки зрения, как на расследования ФБК.</text:p>
          </table:table-cell>
        </table:table-row>
        <table:table-row table:style-name="ro1">
          <table:table-cell office:value-type="float" office:value="1621900" calcext:value-type="float">
            <text:p>1621900</text:p>
          </table:table-cell>
          <table:table-cell office:value-type="float" office:value="1622082" calcext:value-type="float">
            <text:p>1622082</text:p>
          </table:table-cell>
          <table:table-cell office:value-type="string" calcext:value-type="string">
            <text:p>non_sexist</text:p>
          </table:table-cell>
          <table:table-cell office:value-type="string" calcext:value-type="string">
            <text:p>Гнойного теперь Филя "продвигает"?</text:p>
          </table:table-cell>
        </table:table-row>
        <table:table-row table:style-name="ro1">
          <table:table-cell office:value-type="float" office:value="1621900" calcext:value-type="float">
            <text:p>1621900</text:p>
          </table:table-cell>
          <table:table-cell office:value-type="float" office:value="1622266" calcext:value-type="float">
            <text:p>1622266</text:p>
          </table:table-cell>
          <table:table-cell office:value-type="string" calcext:value-type="string">
            <text:p>non_sexist</text:p>
          </table:table-cell>
          <table:table-cell office:value-type="string" calcext:value-type="string">
            <text:p>Бит создала нейросеть походу.</text:p>
          </table:table-cell>
        </table:table-row>
        <table:table-row table:style-name="ro1">
          <table:table-cell office:value-type="float" office:value="1621900" calcext:value-type="float">
            <text:p>1621900</text:p>
          </table:table-cell>
          <table:table-cell office:value-type="float" office:value="1622487" calcext:value-type="float">
            <text:p>1622487</text:p>
          </table:table-cell>
          <table:table-cell office:value-type="string" calcext:value-type="string">
            <text:p>non_sexist</text:p>
          </table:table-cell>
          <table:table-cell office:value-type="string" calcext:value-type="string">
            <text:p>У Касты и гугла как-то душевнее.</text:p>
          </table:table-cell>
        </table:table-row>
        <table:table-row table:style-name="ro1">
          <table:table-cell office:value-type="float" office:value="1306597" calcext:value-type="float">
            <text:p>1306597</text:p>
          </table:table-cell>
          <table:table-cell office:value-type="float" office:value="1306600" calcext:value-type="float">
            <text:p>1306600</text:p>
          </table:table-cell>
          <table:table-cell office:value-type="string" calcext:value-type="string">
            <text:p>non_sexist</text:p>
          </table:table-cell>
          <table:table-cell office:value-type="string" calcext:value-type="string">
            <text:p>История Дианы Шурыгиной поставила окончательный диагноз российскому обществу, а факт возникновения дискуссии — это симптом.</text:p>
          </table:table-cell>
        </table:table-row>
        <table:table-row table:style-name="ro1">
          <table:table-cell office:value-type="float" office:value="1306597" calcext:value-type="float">
            <text:p>1306597</text:p>
          </table:table-cell>
          <table:table-cell office:value-type="float" office:value="1306601" calcext:value-type="float">
            <text:p>1306601</text:p>
          </table:table-cell>
          <table:table-cell office:value-type="string" calcext:value-type="string">
            <text:p>non_sexist</text:p>
          </table:table-cell>
          <table:table-cell office:value-type="string" calcext:value-type="string">
            <text:p>[id155991748|Alexey], и какой же диагноз?</text:p>
          </table:table-cell>
        </table:table-row>
        <table:table-row table:style-name="ro1">
          <table:table-cell office:value-type="float" office:value="1306597" calcext:value-type="float">
            <text:p>1306597</text:p>
          </table:table-cell>
          <table:table-cell office:value-type="float" office:value="1306602" calcext:value-type="float">
            <text:p>1306602</text:p>
          </table:table-cell>
          <table:table-cell office:value-type="string" calcext:value-type="string">
            <text:p>non_sexist</text:p>
          </table:table-cell>
          <table:table-cell office:value-type="string" calcext:value-type="string">
            <text:p>Называть шурыгину жертвой - это уже отдельная история про то, как люди не умеют отличать истину от имитации. Даже от очень плохой имитации.</text:p>
          </table:table-cell>
        </table:table-row>
        <table:table-row table:style-name="ro1">
          <table:table-cell office:value-type="float" office:value="1306597" calcext:value-type="float">
            <text:p>1306597</text:p>
          </table:table-cell>
          <table:table-cell office:value-type="float" office:value="1306603" calcext:value-type="float">
            <text:p>1306603</text:p>
          </table:table-cell>
          <table:table-cell office:value-type="string" calcext:value-type="string">
            <text:p>non_sexist</text:p>
          </table:table-cell>
          <table:table-cell office:value-type="string" calcext:value-type="string">
            <text:p>Жертва априори не может быть виновата. Да, она может вести себя глупо/неправильно , но выбор, совершать насилие или нет - всегда остаётся за насильником.</text:p>
          </table:table-cell>
        </table:table-row>
        <table:table-row table:style-name="ro1">
          <table:table-cell office:value-type="float" office:value="1306597" calcext:value-type="float">
            <text:p>1306597</text:p>
          </table:table-cell>
          <table:table-cell office:value-type="float" office:value="1306604" calcext:value-type="float">
            <text:p>1306604</text:p>
          </table:table-cell>
          <table:table-cell office:value-type="string" calcext:value-type="string">
            <text:p>non_sexist</text:p>
          </table:table-cell>
          <table:table-cell office:value-type="string" calcext:value-type="string">
            <text:p>[id4558559|Анатолий], если кратко, то обширные быдлостазы во всех возрастных и социальных группах с высыпаниями в виде повышенной жестокости и общим оскотиниванием. 😔</text:p>
          </table:table-cell>
        </table:table-row>
        <table:table-row table:style-name="ro1">
          <table:table-cell office:value-type="float" office:value="1306597" calcext:value-type="float">
            <text:p>1306597</text:p>
          </table:table-cell>
          <table:table-cell office:value-type="float" office:value="1306607" calcext:value-type="float">
            <text:p>1306607</text:p>
          </table:table-cell>
          <table:table-cell office:value-type="string" calcext:value-type="string">
            <text:p>non_sexist</text:p>
          </table:table-cell>
          <table:table-cell office:value-type="string" calcext:value-type="string">
            <text:p>[id155991748|Alexey], спасибо тебе, доктор Вконтачов!</text:p>
          </table:table-cell>
        </table:table-row>
        <table:table-row table:style-name="ro1">
          <table:table-cell office:value-type="float" office:value="1306597" calcext:value-type="float">
            <text:p>1306597</text:p>
          </table:table-cell>
          <table:table-cell office:value-type="float" office:value="1306608" calcext:value-type="float">
            <text:p>1306608</text:p>
          </table:table-cell>
          <table:table-cell office:value-type="string" calcext:value-type="string">
            <text:p>sexist</text:p>
          </table:table-cell>
          <table:table-cell office:value-type="string" calcext:value-type="string">
            <text:p>[id57822361|Alima], выбор "провоцировать или нет" – тоже остаётся за потенциальной жертвой. Если жертва ведёт себя глупо, то логично, что она за это наказывается.</text:p>
          </table:table-cell>
        </table:table-row>
        <table:table-row table:style-name="ro1">
          <table:table-cell office:value-type="float" office:value="1306597" calcext:value-type="float">
            <text:p>1306597</text:p>
          </table:table-cell>
          <table:table-cell office:value-type="float" office:value="1306609" calcext:value-type="float">
            <text:p>1306609</text:p>
          </table:table-cell>
          <table:table-cell office:value-type="string" calcext:value-type="string">
            <text:p>non_sexist</text:p>
          </table:table-cell>
          <table:table-cell office:value-type="string" calcext:value-type="string">
            <text:p>Никому. Наивные дети кому-то кроме близких верят. Остальные проверяют со всех точек зрения.</text:p>
          </table:table-cell>
        </table:table-row>
        <table:table-row table:style-name="ro3">
          <table:table-cell office:value-type="float" office:value="1306597" calcext:value-type="float">
            <text:p>1306597</text:p>
          </table:table-cell>
          <table:table-cell office:value-type="float" office:value="1306610" calcext:value-type="float">
            <text:p>1306610</text:p>
          </table:table-cell>
          <table:table-cell office:value-type="string" calcext:value-type="string">
            <text:p>sexist</text:p>
          </table:table-cell>
          <table:table-cell office:value-type="string" calcext:value-type="string">
            <text:p>Тема частично раскрыта в фильме "Кто там?" С Киануривзом.</text:p>
            <text:p/>
            <text:p>Только не нужно кричать:"Эта кино!!111 Так не бывает!1!1!1" С закапыванием в землю - возможно, что не бывает. С "незапланированной" беременностью, шантажом и угрозами выложить в соцсети компромат - бывает сплошь и рядом.</text:p>
          </table:table-cell>
        </table:table-row>
        <table:table-row table:style-name="ro1">
          <table:table-cell office:value-type="float" office:value="1306597" calcext:value-type="float">
            <text:p>1306597</text:p>
          </table:table-cell>
          <table:table-cell office:value-type="float" office:value="1306613" calcext:value-type="float">
            <text:p>1306613</text:p>
          </table:table-cell>
          <table:table-cell office:value-type="string" calcext:value-type="string">
            <text:p>non_sexist</text:p>
          </table:table-cell>
          <table:table-cell office:value-type="string" calcext:value-type="string">
            <text:p>[id8592828|Евгений], вот ты сейчас такую глупость сделал, написав эту мерзость, а по причудливому закону вселенной "накажут" девушку с твоей аватарки. Пара гопников в подъезде, например.</text:p>
          </table:table-cell>
        </table:table-row>
        <table:table-row table:style-name="ro1">
          <table:table-cell office:value-type="float" office:value="1306597" calcext:value-type="float">
            <text:p>1306597</text:p>
          </table:table-cell>
          <table:table-cell office:value-type="float" office:value="1306614" calcext:value-type="float">
            <text:p>1306614</text:p>
          </table:table-cell>
          <table:table-cell office:value-type="string" calcext:value-type="string">
            <text:p>non_sexist</text:p>
          </table:table-cell>
          <table:table-cell office:value-type="string" calcext:value-type="string">
            <text:p>Кто такая эта Диана Шурыгина?</text:p>
          </table:table-cell>
        </table:table-row>
        <table:table-row table:style-name="ro1">
          <table:table-cell office:value-type="float" office:value="1306597" calcext:value-type="float">
            <text:p>1306597</text:p>
          </table:table-cell>
          <table:table-cell office:value-type="float" office:value="1306615" calcext:value-type="float">
            <text:p>1306615</text:p>
          </table:table-cell>
          <table:table-cell office:value-type="string" calcext:value-type="string">
            <text:p>non_sexist</text:p>
          </table:table-cell>
          <table:table-cell office:value-type="string" calcext:value-type="string">
            <text:p>[id8592828|Евгений], если ты достаешь телефон в темной подворотне, то тебя логично накажут и украдут его. Ты переходишь дорогу на красный свет, добрый дядя-водитель покажет тебе что ты не прав и собьет тебя. Ты нахамишь кому-то на улице, тебя изобьют и все эти люди будут правы, ты же ведешь себя глупо, а они тебя наказывают за это.</text:p>
          </table:table-cell>
        </table:table-row>
        <table:table-row table:style-name="ro10">
          <table:table-cell office:value-type="float" office:value="1306597" calcext:value-type="float">
            <text:p>1306597</text:p>
          </table:table-cell>
          <table:table-cell office:value-type="float" office:value="1306616" calcext:value-type="float">
            <text:p>1306616</text:p>
          </table:table-cell>
          <table:table-cell office:value-type="string" calcext:value-type="string">
            <text:p>non_sexist</text:p>
          </table:table-cell>
          <table:table-cell office:value-type="string" calcext:value-type="string">
            <text:p>[id3859712|Иван], о, а ты типа великий психуелог?</text:p>
            <text:p>Имеется:</text:p>
            <text:p>1) Доказанное в суде преступление.</text:p>
            <text:p>2) Мать насильника, которая заказала передачу понятно с какой целью.</text:p>
            <text:p/>
            <text:p>Посмотри на ситуацию с другой стороны, а не с той, которую навязало тебе общественное сознание.</text:p>
          </table:table-cell>
        </table:table-row>
        <table:table-row table:style-name="ro1">
          <table:table-cell office:value-type="float" office:value="1306597" calcext:value-type="float">
            <text:p>1306597</text:p>
          </table:table-cell>
          <table:table-cell office:value-type="float" office:value="1306617" calcext:value-type="float">
            <text:p>1306617</text:p>
          </table:table-cell>
          <table:table-cell office:value-type="string" calcext:value-type="string">
            <text:p>non_sexist</text:p>
          </table:table-cell>
          <table:table-cell office:value-type="string" calcext:value-type="string">
            <text:p>[id8592828|Евгений], понимаешь, на провокацию можно списать все, что угодно. Даже симпатичное лицо - провокация для насильника. А чем, например, провоцируют пятилетние мальчики? Раз их тоже насилуют. Де факто, даже если поведение жертвы вписывается в понятие "провокация", оно никому вреда не причиняет. А вот насилие - причиняет. Во всяких мусульманских странах даже голая лодыжка женщины - повод для изнасилования . Вот тебе и провокация.</text:p>
          </table:table-cell>
        </table:table-row>
        <table:table-row table:style-name="ro1">
          <table:table-cell office:value-type="float" office:value="1306597" calcext:value-type="float">
            <text:p>1306597</text:p>
          </table:table-cell>
          <table:table-cell office:value-type="float" office:value="1306618" calcext:value-type="float">
            <text:p>1306618</text:p>
          </table:table-cell>
          <table:table-cell office:value-type="string" calcext:value-type="string">
            <text:p>non_sexist</text:p>
          </table:table-cell>
          <table:table-cell office:value-type="string" calcext:value-type="string">
            <text:p>[id57822361|Алима], из крайности в крайности</text:p>
          </table:table-cell>
        </table:table-row>
        <table:table-row table:style-name="ro1">
          <table:table-cell office:value-type="float" office:value="1306597" calcext:value-type="float">
            <text:p>1306597</text:p>
          </table:table-cell>
          <table:table-cell office:value-type="float" office:value="1306619" calcext:value-type="float">
            <text:p>1306619</text:p>
          </table:table-cell>
          <table:table-cell office:value-type="string" calcext:value-type="string">
            <text:p>non_sexist</text:p>
          </table:table-cell>
          <table:table-cell office:value-type="string" calcext:value-type="string">
            <text:p>[id8592828|Евгений], а ты кто? Сам судишь и сам же приводишь приговор в исполнение: наказывать или нет? Если ума хватит, с пьяной девкой связываться не будешь, а не присунешь при любом удобном случае, ссылаясь на ее глупое поведение и твое "наказание" за него.</text:p>
          </table:table-cell>
        </table:table-row>
        <table:table-row table:style-name="ro1">
          <table:table-cell office:value-type="float" office:value="1306597" calcext:value-type="float">
            <text:p>1306597</text:p>
          </table:table-cell>
          <table:table-cell office:value-type="float" office:value="1306622" calcext:value-type="float">
            <text:p>1306622</text:p>
          </table:table-cell>
          <table:table-cell office:value-type="string" calcext:value-type="string">
            <text:p>non_sexist</text:p>
          </table:table-cell>
          <table:table-cell office:value-type="string" calcext:value-type="string">
            <text:p>[id151211199|Дарья], а мне вот интересно если девушка на парне попрыгает когда он спит , и потом скажет что ее изнасиловал он, то его по нашему законодательству посадят? (другая крайность) ))</text:p>
          </table:table-cell>
        </table:table-row>
        <table:table-row table:style-name="ro6">
          <table:table-cell office:value-type="float" office:value="1306597" calcext:value-type="float">
            <text:p>1306597</text:p>
          </table:table-cell>
          <table:table-cell office:value-type="float" office:value="1306623" calcext:value-type="float">
            <text:p>1306623</text:p>
          </table:table-cell>
          <table:table-cell office:value-type="string" calcext:value-type="string">
            <text:p>non_sexist</text:p>
          </table:table-cell>
          <table:table-cell office:value-type="string" calcext:value-type="string">
            <text:p>[id1831966|Vitya], совершенно верно. </text:p>
            <text:p>Если ты не понимаешь конъюктуру происходящего, если ты не можешь предвидеть негативные последствия своего поведения – ты должен умереть (утрирую, конечно). </text:p>
            <text:p>Это, чёрт возьми, естественный отбор, и только благодаря ему мы с вами живы.</text:p>
            <text:p/>
            <text:p>Я ни в коем случае не оправдываю насилие, но в первую очередь человек должен сам заботиться о своей безопасности, а не требовать этого от окружающего мира.</text:p>
          </table:table-cell>
        </table:table-row>
        <table:table-row table:style-name="ro1">
          <table:table-cell office:value-type="float" office:value="1306597" calcext:value-type="float">
            <text:p>1306597</text:p>
          </table:table-cell>
          <table:table-cell office:value-type="float" office:value="1306624" calcext:value-type="float">
            <text:p>1306624</text:p>
          </table:table-cell>
          <table:table-cell office:value-type="string" calcext:value-type="string">
            <text:p>non_sexist</text:p>
          </table:table-cell>
          <table:table-cell office:value-type="string" calcext:value-type="string">
            <text:p>[id57822361|Alima], везде нужно понимать рамки допустимого поведения, рамки безопасного поведения. Если ты неспособна отбиться от насильника – сделай с этим что-нибудь! Перцовый балончик, курсы самбо, персонального провожателя, да мало ли способов, чёрт возьми.</text:p>
          </table:table-cell>
        </table:table-row>
        <table:table-row table:style-name="ro1">
          <table:table-cell office:value-type="float" office:value="1306597" calcext:value-type="float">
            <text:p>1306597</text:p>
          </table:table-cell>
          <table:table-cell office:value-type="float" office:value="1306625" calcext:value-type="float">
            <text:p>1306625</text:p>
          </table:table-cell>
          <table:table-cell office:value-type="string" calcext:value-type="string">
            <text:p>non_sexist</text:p>
          </table:table-cell>
          <table:table-cell office:value-type="string" calcext:value-type="string">
            <text:p>[id239565181|Захар], да</text:p>
          </table:table-cell>
        </table:table-row>
        <table:table-row table:style-name="ro1">
          <table:table-cell office:value-type="float" office:value="1306597" calcext:value-type="float">
            <text:p>1306597</text:p>
          </table:table-cell>
          <table:table-cell office:value-type="float" office:value="1306626" calcext:value-type="float">
            <text:p>1306626</text:p>
          </table:table-cell>
          <table:table-cell office:value-type="string" calcext:value-type="string">
            <text:p>non_sexist</text:p>
          </table:table-cell>
          <table:table-cell office:value-type="string" calcext:value-type="string">
            <text:p>[id8592828|Jewgeni], еееее илита с античеловеческими теориями 19 века подъехала</text:p>
          </table:table-cell>
        </table:table-row>
        <table:table-row table:style-name="ro1">
          <table:table-cell office:value-type="float" office:value="1306597" calcext:value-type="float">
            <text:p>1306597</text:p>
          </table:table-cell>
          <table:table-cell office:value-type="float" office:value="1306629" calcext:value-type="float">
            <text:p>1306629</text:p>
          </table:table-cell>
          <table:table-cell office:value-type="string" calcext:value-type="string">
            <text:p>non_sexist</text:p>
          </table:table-cell>
          <table:table-cell office:value-type="string" calcext:value-type="string">
            <text:p>Шурыгина станет порно звездой ,она не жертва .</text:p>
          </table:table-cell>
        </table:table-row>
        <table:table-row table:style-name="ro2">
          <table:table-cell office:value-type="float" office:value="1306597" calcext:value-type="float">
            <text:p>1306597</text:p>
          </table:table-cell>
          <table:table-cell office:value-type="float" office:value="1306630" calcext:value-type="float">
            <text:p>1306630</text:p>
          </table:table-cell>
          <table:table-cell office:value-type="string" calcext:value-type="string">
            <text:p>non_sexist</text:p>
          </table:table-cell>
          <table:table-cell office:value-type="string" calcext:value-type="string">
            <text:p>[id151211199|Darya], я никого не сужу и никаких наказаний не осуществляю, я лишь адекватно рассуждаю. Может, мне повезло в моей жизни, но я жил не в самых благоприятных районах, причём их постоянно менял. И там была преступность на улицах. Тем не менее, у меня ни разу ни деньги не отобрали, ни телефон, ни избили просто так, ничего такого. Просто потому что нужно думать головой, уметь выбирать маршруты и время, уметь выбирать компанию для прогулок, уметь разговаривать с людьми и быстро соображать в опасной ситуации.</text:p>
            <text:p>Это всё – дары эволюционного развития, которыми люди сейчас пренебрегают, опираясь на законы, правила безопасности и тому подобное. Всё это и приводит к тому, что люди умирают глупыми смертями. Инстинкт самосохранения атрофируется.</text:p>
          </table:table-cell>
        </table:table-row>
        <table:table-row table:style-name="ro1">
          <table:table-cell office:value-type="float" office:value="1306597" calcext:value-type="float">
            <text:p>1306597</text:p>
          </table:table-cell>
          <table:table-cell office:value-type="float" office:value="1306631" calcext:value-type="float">
            <text:p>1306631</text:p>
          </table:table-cell>
          <table:table-cell office:value-type="string" calcext:value-type="string">
            <text:p>non_sexist</text:p>
          </table:table-cell>
          <table:table-cell office:value-type="string" calcext:value-type="string">
            <text:p>[id239565181|Захар], будущея порно звезда</text:p>
          </table:table-cell>
        </table:table-row>
        <table:table-row table:style-name="ro1">
          <table:table-cell office:value-type="float" office:value="1306597" calcext:value-type="float">
            <text:p>1306597</text:p>
          </table:table-cell>
          <table:table-cell office:value-type="float" office:value="1306633" calcext:value-type="float">
            <text:p>1306633</text:p>
          </table:table-cell>
          <table:table-cell office:value-type="string" calcext:value-type="string">
            <text:p>non_sexist</text:p>
          </table:table-cell>
          <table:table-cell office:value-type="string" calcext:value-type="string">
            <text:p>[id106565008|Андрей], будет на порнхабе?</text:p>
          </table:table-cell>
        </table:table-row>
        <table:table-row table:style-name="ro1">
          <table:table-cell office:value-type="float" office:value="1306597" calcext:value-type="float">
            <text:p>1306597</text:p>
          </table:table-cell>
          <table:table-cell office:value-type="float" office:value="1306636" calcext:value-type="float">
            <text:p>1306636</text:p>
          </table:table-cell>
          <table:table-cell office:value-type="string" calcext:value-type="string">
            <text:p>non_sexist</text:p>
          </table:table-cell>
          <table:table-cell office:value-type="string" calcext:value-type="string">
            <text:p>[id8592828|Евгений], то есть, если вы однажды после пьянки с друзьями очнетесь без почки, например, вы тоже примете это как справедливое возмездие за вашу беспечность?</text:p>
          </table:table-cell>
        </table:table-row>
        <table:table-row table:style-name="ro1">
          <table:table-cell office:value-type="float" office:value="1306597" calcext:value-type="float">
            <text:p>1306597</text:p>
          </table:table-cell>
          <table:table-cell office:value-type="float" office:value="1306637" calcext:value-type="float">
            <text:p>1306637</text:p>
          </table:table-cell>
          <table:table-cell office:value-type="string" calcext:value-type="string">
            <text:p>non_sexist</text:p>
          </table:table-cell>
          <table:table-cell office:value-type="string" calcext:value-type="string">
            <text:p>[id8592828|Евгений], полностью согласен. Плохо, что человечество в безопасности теряет иногие навыки. Вот например умение убить и скушать сородича - отличная же штука). А все безопасность и цивилизация виновата.</text:p>
          </table:table-cell>
        </table:table-row>
        <table:table-row table:style-name="ro1">
          <table:table-cell office:value-type="float" office:value="1306597" calcext:value-type="float">
            <text:p>1306597</text:p>
          </table:table-cell>
          <table:table-cell office:value-type="float" office:value="1306638" calcext:value-type="float">
            <text:p>1306638</text:p>
          </table:table-cell>
          <table:table-cell office:value-type="string" calcext:value-type="string">
            <text:p>non_sexist</text:p>
          </table:table-cell>
          <table:table-cell office:value-type="string" calcext:value-type="string">
            <text:p>[id8592828|Евгений], персональный провожатель будет с тобой 24 часа в сутки? перцовый баллончик или курсы самбо помогут тебе, если ты девушка весом 50 кг, а на тебя напали трое мужиков?</text:p>
          </table:table-cell>
        </table:table-row>
        <table:table-row table:style-name="ro2">
          <table:table-cell office:value-type="float" office:value="1306597" calcext:value-type="float">
            <text:p>1306597</text:p>
          </table:table-cell>
          <table:table-cell office:value-type="float" office:value="1306639" calcext:value-type="float">
            <text:p>1306639</text:p>
          </table:table-cell>
          <table:table-cell office:value-type="string" calcext:value-type="string">
            <text:p>non_sexist</text:p>
          </table:table-cell>
          <table:table-cell office:value-type="string" calcext:value-type="string">
            <text:p>Судя по лайкам, люди считают, что потенциальная жертва имеет право вести себя "глупо/неправильно". </text:p>
            <text:p>Весёлый социум, и моральные устои интересные.</text:p>
          </table:table-cell>
        </table:table-row>
        <table:table-row table:style-name="ro3">
          <table:table-cell office:value-type="float" office:value="1306597" calcext:value-type="float">
            <text:p>1306597</text:p>
          </table:table-cell>
          <table:table-cell office:value-type="float" office:value="1306641" calcext:value-type="float">
            <text:p>1306641</text:p>
          </table:table-cell>
          <table:table-cell office:value-type="string" calcext:value-type="string">
            <text:p>non_sexist</text:p>
          </table:table-cell>
          <table:table-cell office:value-type="string" calcext:value-type="string">
            <text:p>[id22904484|Ksyusha], преувеличивая – да :) </text:p>
            <text:p>Значит, не в том месте и не с теми людьми пил.</text:p>
            <text:p>Понятно, что я с этим не смирюсь, но, тем не менее, я признаю свою ошибку.</text:p>
          </table:table-cell>
        </table:table-row>
        <table:table-row table:style-name="ro1">
          <table:table-cell office:value-type="float" office:value="1306597" calcext:value-type="float">
            <text:p>1306597</text:p>
          </table:table-cell>
          <table:table-cell office:value-type="float" office:value="1306642" calcext:value-type="float">
            <text:p>1306642</text:p>
          </table:table-cell>
          <table:table-cell office:value-type="string" calcext:value-type="string">
            <text:p>sexist</text:p>
          </table:table-cell>
          <table:table-cell office:value-type="string" calcext:value-type="string">
            <text:p>[id151211199|Дарья], правы, правы вы... Вот помню в детстве - пьяная подруга ко мне приставала, я ей хм.. А теперь думаю - как же я плохо поступил. Никто ж не видел, что она сама лезла. Надо было сначала нотариально заверенное соглачие на соитие затребовать...</text:p>
          </table:table-cell>
        </table:table-row>
        <table:table-row table:style-name="ro5">
          <table:table-cell office:value-type="float" office:value="1306597" calcext:value-type="float">
            <text:p>1306597</text:p>
          </table:table-cell>
          <table:table-cell office:value-type="float" office:value="1306643" calcext:value-type="float">
            <text:p>1306643</text:p>
          </table:table-cell>
          <table:table-cell office:value-type="string" calcext:value-type="string">
            <text:p>non_sexist</text:p>
          </table:table-cell>
          <table:table-cell office:value-type="string" calcext:value-type="string">
            <text:p>[id8592828|Евгений], в какой-то мере я могу с тобой согласиться и понять</text:p>
            <text:p>Но все же мы живем в государстве, которое, хоть многие про это и забывают, существует для блага граждан, в том числе для их защиты</text:p>
            <text:p>Соответственно закон джунглей в нем действовать не должен, хотя чисто по-человечески понятно что потерпевший может быть виноват в том что с ним случилось. Но глупость жертвы не может служить оправданием совершению преступления.</text:p>
            <text:p>Ну и на это можно смотреть по-разному. Откровенно одетая девушка виновата в том что ее изнасиловали? С одной стороны на бытовом уровне можно сказать что да, взяла блин и спровоцировала. А что если она считала что это ее право одеваться как она хочет и вообще сейчас жарко, а живет она не в лесу, а в городе, где люди цивилизованные, есть некий порядок и закон. Что ей, не выходить из дома пока все мужчины не вымрут или пока не будет уверена что любого в любой ситуации сможет положить на лопатки? Ну это бред.</text:p>
          </table:table-cell>
        </table:table-row>
        <table:table-row table:style-name="ro1">
          <table:table-cell office:value-type="float" office:value="1306597" calcext:value-type="float">
            <text:p>1306597</text:p>
          </table:table-cell>
          <table:table-cell office:value-type="float" office:value="1306645" calcext:value-type="float">
            <text:p>1306645</text:p>
          </table:table-cell>
          <table:table-cell office:value-type="string" calcext:value-type="string">
            <text:p>non_sexist</text:p>
          </table:table-cell>
          <table:table-cell office:value-type="string" calcext:value-type="string">
            <text:p>[id588378|Igor], умение убить и скушать относится к инстинкту самосохранения? Вы не умеете в троллинг, перестаньте)</text:p>
          </table:table-cell>
        </table:table-row>
        <table:table-row table:style-name="ro1">
          <table:table-cell office:value-type="float" office:value="1306597" calcext:value-type="float">
            <text:p>1306597</text:p>
          </table:table-cell>
          <table:table-cell office:value-type="float" office:value="1306651" calcext:value-type="float">
            <text:p>1306651</text:p>
          </table:table-cell>
          <table:table-cell office:value-type="string" calcext:value-type="string">
            <text:p>non_sexist</text:p>
          </table:table-cell>
          <table:table-cell office:value-type="string" calcext:value-type="string">
            <text:p>[id8592828|Евгений], очень сомневаюсь, что если у вас будет возможность наказать этих людей законодательно, вы скажете: "Ребят, я вам всё прощаю, я сам был виноват. Дарю вам свою почку на память!" Про всё остальное я молчу.</text:p>
          </table:table-cell>
        </table:table-row>
        <table:table-row table:style-name="ro2">
          <table:table-cell office:value-type="float" office:value="1306597" calcext:value-type="float">
            <text:p>1306597</text:p>
          </table:table-cell>
          <table:table-cell office:value-type="float" office:value="1306652" calcext:value-type="float">
            <text:p>1306652</text:p>
          </table:table-cell>
          <table:table-cell office:value-type="string" calcext:value-type="string">
            <text:p>sexist</text:p>
          </table:table-cell>
          <table:table-cell office:value-type="string" calcext:value-type="string">
            <text:p>[id1831966|Vitya], я и не оправдываю насилие, уже писал выше. </text:p>
            <text:p>Но мы с вами живём в обществе, в котором ЕСТЬ НАСИЛИЕ, увы. Это просто нужно ЗНАТЬ и ПОНИМАТЬ. Конкретная девушка эту ситуацию в одночасье не поменяет. Поэтому я считаю, что она должна понимать, что лишний раз провоцировать кого-либо не нужно. В целях своей же собственной безопасности, блин.</text:p>
          </table:table-cell>
        </table:table-row>
        <table:table-row table:style-name="ro1">
          <table:table-cell office:value-type="float" office:value="1306597" calcext:value-type="float">
            <text:p>1306597</text:p>
          </table:table-cell>
          <table:table-cell office:value-type="float" office:value="1306653" calcext:value-type="float">
            <text:p>1306653</text:p>
          </table:table-cell>
          <table:table-cell office:value-type="string" calcext:value-type="string">
            <text:p>non_sexist</text:p>
          </table:table-cell>
          <table:table-cell office:value-type="string" calcext:value-type="string">
            <text:p>[id22904484|Ksyusha], закон есть закон, я ведь не про законы речь веду.</text:p>
          </table:table-cell>
        </table:table-row>
        <table:table-row table:style-name="ro3">
          <table:table-cell office:value-type="float" office:value="1306597" calcext:value-type="float">
            <text:p>1306597</text:p>
          </table:table-cell>
          <table:table-cell office:value-type="float" office:value="1306658" calcext:value-type="float">
            <text:p>1306658</text:p>
          </table:table-cell>
          <table:table-cell office:value-type="string" calcext:value-type="string">
            <text:p>sexist</text:p>
          </table:table-cell>
          <table:table-cell office:value-type="string" calcext:value-type="string">
            <text:p>Основной вектор моего спича в этих комментариях – о том, что люди привыкли обвинять других в своих бедах, хотя они могли бы просто их не допускать, подумав головой. Это не только насилия касается.</text:p>
            <text:p/>
            <text:p>И меня возмущает, что общество всегда обвиняет насильника и забывает про то, что вина жертвы в этом преступлении всегда есть. Не с законодательной точки зрения, а чисто с человеческой.</text:p>
          </table:table-cell>
        </table:table-row>
        <table:table-row table:style-name="ro1">
          <table:table-cell office:value-type="float" office:value="1306597" calcext:value-type="float">
            <text:p>1306597</text:p>
          </table:table-cell>
          <table:table-cell office:value-type="float" office:value="1306660" calcext:value-type="float">
            <text:p>1306660</text:p>
          </table:table-cell>
          <table:table-cell office:value-type="string" calcext:value-type="string">
            <text:p>non_sexist</text:p>
          </table:table-cell>
          <table:table-cell office:value-type="string" calcext:value-type="string">
            <text:p>[id11990015|Юлия], если напали трое мужиков и ты с балончиком, при правильном использование они полягут все трое , если самооборона то тоже, не важен вес, а важно использование своего веса )(конечно если вес не ниже 40 😂)</text:p>
          </table:table-cell>
        </table:table-row>
        <table:table-row table:style-name="ro1">
          <table:table-cell office:value-type="float" office:value="1306597" calcext:value-type="float">
            <text:p>1306597</text:p>
          </table:table-cell>
          <table:table-cell office:value-type="float" office:value="1306661" calcext:value-type="float">
            <text:p>1306661</text:p>
          </table:table-cell>
          <table:table-cell office:value-type="string" calcext:value-type="string">
            <text:p>non_sexist</text:p>
          </table:table-cell>
          <table:table-cell office:value-type="string" calcext:value-type="string">
            <text:p>[id8592828|Евгений], в принципе согласен</text:p>
          </table:table-cell>
        </table:table-row>
        <table:table-row table:style-name="ro1">
          <table:table-cell office:value-type="float" office:value="1306597" calcext:value-type="float">
            <text:p>1306597</text:p>
          </table:table-cell>
          <table:table-cell office:value-type="float" office:value="1306662" calcext:value-type="float">
            <text:p>1306662</text:p>
          </table:table-cell>
          <table:table-cell office:value-type="string" calcext:value-type="string">
            <text:p>non_sexist</text:p>
          </table:table-cell>
          <table:table-cell office:value-type="string" calcext:value-type="string">
            <text:p>[id8592828|Евгений], девушки, которые делают всё, чтобы не провоцировать, зачастую, вызывают обратную реакцию у лиц противоположного пола.</text:p>
          </table:table-cell>
        </table:table-row>
        <table:table-row table:style-name="ro1">
          <table:table-cell office:value-type="float" office:value="1306597" calcext:value-type="float">
            <text:p>1306597</text:p>
          </table:table-cell>
          <table:table-cell office:value-type="float" office:value="1306663" calcext:value-type="float">
            <text:p>1306663</text:p>
          </table:table-cell>
          <table:table-cell office:value-type="string" calcext:value-type="string">
            <text:p>non_sexist</text:p>
          </table:table-cell>
          <table:table-cell office:value-type="string" calcext:value-type="string">
            <text:p>[id8592828|Евгений], правильно, ведь у нас люди руководствуются инстинктами, а не законами и правилами безопасности.</text:p>
          </table:table-cell>
        </table:table-row>
        <table:table-row table:style-name="ro1">
          <table:table-cell office:value-type="float" office:value="1306597" calcext:value-type="float">
            <text:p>1306597</text:p>
          </table:table-cell>
          <table:table-cell office:value-type="float" office:value="1306664" calcext:value-type="float">
            <text:p>1306664</text:p>
          </table:table-cell>
          <table:table-cell office:value-type="string" calcext:value-type="string">
            <text:p>non_sexist</text:p>
          </table:table-cell>
          <table:table-cell office:value-type="string" calcext:value-type="string">
            <text:p>У людей разве есть инстинкты?)</text:p>
          </table:table-cell>
        </table:table-row>
        <table:table-row table:style-name="ro1">
          <table:table-cell office:value-type="float" office:value="1306597" calcext:value-type="float">
            <text:p>1306597</text:p>
          </table:table-cell>
          <table:table-cell office:value-type="float" office:value="1306667" calcext:value-type="float">
            <text:p>1306667</text:p>
          </table:table-cell>
          <table:table-cell office:value-type="string" calcext:value-type="string">
            <text:p>non_sexist</text:p>
          </table:table-cell>
          <table:table-cell office:value-type="string" calcext:value-type="string">
            <text:p>[id239565181|Захар], да 😉 и на первом канале</text:p>
          </table:table-cell>
        </table:table-row>
        <table:table-row table:style-name="ro1">
          <table:table-cell office:value-type="float" office:value="1306597" calcext:value-type="float">
            <text:p>1306597</text:p>
          </table:table-cell>
          <table:table-cell office:value-type="float" office:value="1306668" calcext:value-type="float">
            <text:p>1306668</text:p>
          </table:table-cell>
          <table:table-cell office:value-type="string" calcext:value-type="string">
            <text:p>non_sexist</text:p>
          </table:table-cell>
          <table:table-cell office:value-type="string" calcext:value-type="string">
            <text:p>[id59987067|Dmitry], руководствоваться инстинктами невозможно, что за чушь :)</text:p>
          </table:table-cell>
        </table:table-row>
        <table:table-row table:style-name="ro1">
          <table:table-cell office:value-type="float" office:value="1306597" calcext:value-type="float">
            <text:p>1306597</text:p>
          </table:table-cell>
          <table:table-cell office:value-type="float" office:value="1306671" calcext:value-type="float">
            <text:p>1306671</text:p>
          </table:table-cell>
          <table:table-cell office:value-type="string" calcext:value-type="string">
            <text:p>non_sexist</text:p>
          </table:table-cell>
          <table:table-cell office:value-type="string" calcext:value-type="string">
            <text:p>[id8592828|Евгений], в вашем "спиче" нет ничего нового. ноют, в первую очередь, насильники (непосредственные виновники любого другого происшествия). вместо того, чтобы нести ответственность за содеянное, они переводят стрелки на жертв.</text:p>
          </table:table-cell>
        </table:table-row>
        <table:table-row table:style-name="ro1">
          <table:table-cell office:value-type="float" office:value="1306597" calcext:value-type="float">
            <text:p>1306597</text:p>
          </table:table-cell>
          <table:table-cell office:value-type="float" office:value="1306685" calcext:value-type="float">
            <text:p>1306685</text:p>
          </table:table-cell>
          <table:table-cell office:value-type="string" calcext:value-type="string">
            <text:p>non_sexist</text:p>
          </table:table-cell>
          <table:table-cell office:value-type="string" calcext:value-type="string">
            <text:p>[id22904484|Ксюша], так как насильники люди, а людям свойственно переводит стрелки )</text:p>
          </table:table-cell>
        </table:table-row>
        <table:table-row table:style-name="ro6">
          <table:table-cell office:value-type="float" office:value="1306597" calcext:value-type="float">
            <text:p>1306597</text:p>
          </table:table-cell>
          <table:table-cell office:value-type="float" office:value="1306688" calcext:value-type="float">
            <text:p>1306688</text:p>
          </table:table-cell>
          <table:table-cell office:value-type="string" calcext:value-type="string">
            <text:p>sexist</text:p>
          </table:table-cell>
          <table:table-cell office:value-type="string" calcext:value-type="string">
            <text:p>[id22904484|Ксюша], придти на дачу, где ты никого не знаешь, к черту за куличики. Соврать о своем возрасте. Нажраться в хлам.</text:p>
            <text:p/>
            <text:p>На что она рассчитывала? Где хоть какой-то здравый смысл? Это могли быть не простые ребята, которые там долбались наркотой, а вообще сектанты и етс.</text:p>
            <text:p/>
            <text:p>Вы когда из дома уходите, дверь же закрываете? Не рассчитываете на порядочность людей?</text:p>
          </table:table-cell>
        </table:table-row>
        <table:table-row table:style-name="ro1">
          <table:table-cell office:value-type="float" office:value="1306597" calcext:value-type="float">
            <text:p>1306597</text:p>
          </table:table-cell>
          <table:table-cell office:value-type="float" office:value="1306693" calcext:value-type="float">
            <text:p>1306693</text:p>
          </table:table-cell>
          <table:table-cell office:value-type="string" calcext:value-type="string">
            <text:p>non_sexist</text:p>
          </table:table-cell>
          <table:table-cell office:value-type="string" calcext:value-type="string">
            <text:p>[id145972687|Александр], Евгений несколько шире формулировал свою мысль.</text:p>
          </table:table-cell>
        </table:table-row>
        <table:table-row table:style-name="ro5">
          <table:table-cell office:value-type="float" office:value="1306597" calcext:value-type="float">
            <text:p>1306597</text:p>
          </table:table-cell>
          <table:table-cell office:value-type="float" office:value="1306709" calcext:value-type="float">
            <text:p>1306709</text:p>
          </table:table-cell>
          <table:table-cell office:value-type="string" calcext:value-type="string">
            <text:p>non_sexist</text:p>
          </table:table-cell>
          <table:table-cell office:value-type="string" calcext:value-type="string">
            <text:p>[id22904484|Ксюша], в любом случае - сейчас мужчина никак не защищен законодательством. Девушки в любой момент могут нести заявление. </text:p>
            <text:p/>
            <text:p>И с этим нужно что-то делать. </text:p>
            <text:p>Но я даже не представляю что</text:p>
          </table:table-cell>
        </table:table-row>
        <table:table-row table:style-name="ro1">
          <table:table-cell office:value-type="float" office:value="1306597" calcext:value-type="float">
            <text:p>1306597</text:p>
          </table:table-cell>
          <table:table-cell office:value-type="float" office:value="1306711" calcext:value-type="float">
            <text:p>1306711</text:p>
          </table:table-cell>
          <table:table-cell office:value-type="string" calcext:value-type="string">
            <text:p>non_sexist</text:p>
          </table:table-cell>
          <table:table-cell office:value-type="string" calcext:value-type="string">
            <text:p>[id145972687|Александр], вы правы. нужно забивать всех жертв изнасилований камнями, как это делают в некоторых мусульманских странах.</text:p>
          </table:table-cell>
        </table:table-row>
        <table:table-row table:style-name="ro2">
          <table:table-cell office:value-type="float" office:value="1306597" calcext:value-type="float">
            <text:p>1306597</text:p>
          </table:table-cell>
          <table:table-cell office:value-type="float" office:value="1306713" calcext:value-type="float">
            <text:p>1306713</text:p>
          </table:table-cell>
          <table:table-cell office:value-type="string" calcext:value-type="string">
            <text:p>non_sexist</text:p>
          </table:table-cell>
          <table:table-cell office:value-type="string" calcext:value-type="string">
            <text:p>Почитайте что такое "вера в справедливый мир и обвинение жертвы" и прекращайте верить. Мир НЕ справедлив. Нужно учить людей не постоянно бояться и что-то не делать а то НЕДАЙБОХ, нужно учить, что НЕЛЬЗЯ абьюзить другого человека как бы не хотелось, что нет значит нет, что нельзя спровоцировать на преступление, ВСЕГДА в этом виноват преступник и то, что он "спровоцировался" это только его вина, что он не до конца эволюционировал и не может свою животную сущность держать под контролем.</text:p>
            <text:p>UPD: картиночка с дельфина</text:p>
          </table:table-cell>
        </table:table-row>
        <table:table-row table:style-name="ro11">
          <table:table-cell office:value-type="float" office:value="1306597" calcext:value-type="float">
            <text:p>1306597</text:p>
          </table:table-cell>
          <table:table-cell office:value-type="float" office:value="1306714" calcext:value-type="float">
            <text:p>1306714</text:p>
          </table:table-cell>
          <table:table-cell office:value-type="string" calcext:value-type="string">
            <text:p>sexist</text:p>
          </table:table-cell>
          <table:table-cell office:value-type="string" calcext:value-type="string">
            <text:p>[id22904484|Ксюша], причем тут это? Интересное решение строить конструктивный диалог, переходя на практически другую тему. </text:p>
            <text:p>Может перед камнями все же введем паранджу?</text:p>
            <text:p/>
            <text:p>Все же маленькие дианы не должны по судам бегать, заявляя об изнасиловании с 14 лет. </text:p>
            <text:p/>
            <text:p>Один раз жертва, второй раз уже намекает на определенные мысли. Но мы будем говорить, что она жертва) пусть еще нескольких парней отправит/деньги соберет, все равно жертва.</text:p>
            <text:p/>
            <text:p>Почитайте, как закон об изнасиловании использовали в Италии. Девушка два раза подряд отправила парня в тюрьму и жила в его квартире с новым хахалем.</text:p>
          </table:table-cell>
        </table:table-row>
        <table:table-row table:style-name="ro1">
          <table:table-cell office:value-type="float" office:value="1306597" calcext:value-type="float">
            <text:p>1306597</text:p>
          </table:table-cell>
          <table:table-cell office:value-type="float" office:value="1306715" calcext:value-type="float">
            <text:p>1306715</text:p>
          </table:table-cell>
          <table:table-cell office:value-type="string" calcext:value-type="string">
            <text:p>non_sexist</text:p>
          </table:table-cell>
          <table:table-cell office:value-type="string" calcext:value-type="string">
            <text:p>[id145972687|Александр], я ответила абсурдом на абсурд.</text:p>
          </table:table-cell>
        </table:table-row>
        <table:table-row table:style-name="ro1">
          <table:table-cell office:value-type="float" office:value="1306597" calcext:value-type="float">
            <text:p>1306597</text:p>
          </table:table-cell>
          <table:table-cell office:value-type="float" office:value="1306716" calcext:value-type="float">
            <text:p>1306716</text:p>
          </table:table-cell>
          <table:table-cell office:value-type="string" calcext:value-type="string">
            <text:p>sexist</text:p>
          </table:table-cell>
          <table:table-cell office:value-type="string" calcext:value-type="string">
            <text:p>[id22904484|Ксюша], ну это же их традиции , нужно быть толерантнее(сарказм). Конечно это дикость , но вы не поняли суть, если женщина изнасилует мужчину то она будет права, как скажет что ее этот мужчина изнасиловал <text:s/>и все мужчина насильник кек ( в Рф).</text:p>
          </table:table-cell>
        </table:table-row>
        <table:table-row table:style-name="ro1">
          <table:table-cell office:value-type="float" office:value="1306597" calcext:value-type="float">
            <text:p>1306597</text:p>
          </table:table-cell>
          <table:table-cell office:value-type="float" office:value="1306717" calcext:value-type="float">
            <text:p>1306717</text:p>
          </table:table-cell>
          <table:table-cell office:value-type="string" calcext:value-type="string">
            <text:p>non_sexist</text:p>
          </table:table-cell>
          <table:table-cell office:value-type="string" calcext:value-type="string">
            <text:p>[id52844950|Полина], насколько я знаю, более широко подобный ход мыслей в психологии называют "рационализация". плохо, что, на первый взгляд, такие рассуждения выглядят логичными и убедительными.</text:p>
          </table:table-cell>
        </table:table-row>
        <table:table-row table:style-name="ro1">
          <table:table-cell office:value-type="float" office:value="1306597" calcext:value-type="float">
            <text:p>1306597</text:p>
          </table:table-cell>
          <table:table-cell office:value-type="float" office:value="1306720" calcext:value-type="float">
            <text:p>1306720</text:p>
          </table:table-cell>
          <table:table-cell office:value-type="string" calcext:value-type="string">
            <text:p>non_sexist</text:p>
          </table:table-cell>
          <table:table-cell office:value-type="string" calcext:value-type="string">
            <text:p>Это какой-то зомби-апакалипсис. Чтобы вас мужики не изнасиловали не выходите из дома, живите женскими общинами (до 11 лет с разнополыми детьми, а после - выгнать насильника). Выходите за продуктами человека по 4-5, полностью вооружены, при появлении мужика стреляйте в голову. Не выходите одной без оружия и физ подготовки, не говорите и не отвечайте им, не ходите в места обитания зомби, ой мужиков, не пускайте мужиков к себе. Помните каждый мужик насильник, а одно ваше наличие -это провокация агрессии с его стороны. Нитакие- это манипуляция, обман, внутри они все зомби. (чтобы проверить можете спросить про шурыгину или солевую, ни один зомби не пройдёт проверку) Вы выживаете в жестоком постапокалиптическом мире с зомби, не расслабляйтесь и не пытайтесь увидите в них людей. Иначе сами виноваты.</text:p>
          </table:table-cell>
        </table:table-row>
        <table:table-row table:style-name="ro4">
          <table:table-cell office:value-type="float" office:value="1306597" calcext:value-type="float">
            <text:p>1306597</text:p>
          </table:table-cell>
          <table:table-cell office:value-type="float" office:value="1306721" calcext:value-type="float">
            <text:p>1306721</text:p>
          </table:table-cell>
          <table:table-cell office:value-type="string" calcext:value-type="string">
            <text:p>sexist</text:p>
          </table:table-cell>
          <table:table-cell office:value-type="string" calcext:value-type="string">
            <text:p>[id22904484|Ксюша], абсурд? </text:p>
            <text:p>Возьмем типичную ситуацию для клуба - парочка едет в отель. Делает дело. И тут девушка утром уходит и звонит через 15 мин - с тебя 50к+, или я иду заявляю об изнасиловании. </text:p>
            <text:p>И МУЖЧИНА НИЧЕГО НЕ СМОЖЕТ ДОКАЗАТЬ. Он будет виноват. Он не может защититься, разве что камерой. Вот только в комнатах отелей их нет.</text:p>
            <text:p/>
            <text:p>Я не считаю, что жертва виновата. Нет.</text:p>
            <text:p>Но есть те, кто и использует роль жертвы. И с этим нужно что то делать. </text:p>
            <text:p>Не понимаю, почему вас это задевает</text:p>
          </table:table-cell>
        </table:table-row>
        <table:table-row table:style-name="ro3">
          <table:table-cell office:value-type="float" office:value="1306597" calcext:value-type="float">
            <text:p>1306597</text:p>
          </table:table-cell>
          <table:table-cell office:value-type="float" office:value="1306724" calcext:value-type="float">
            <text:p>1306724</text:p>
          </table:table-cell>
          <table:table-cell office:value-type="string" calcext:value-type="string">
            <text:p>non_sexist</text:p>
          </table:table-cell>
          <table:table-cell office:value-type="string" calcext:value-type="string">
            <text:p>[id239565181|Захар], мне нужно ещё раз ответить абсурдом на абсурд?</text:p>
            <text:p/>
            <text:p>если женщина насилует мужчину, то она должна нести за это ответственность. но такие случаи встречаются не часто, хотя бы потому, что практически это слабо осуществимо.</text:p>
          </table:table-cell>
        </table:table-row>
        <table:table-row table:style-name="ro1">
          <table:table-cell office:value-type="float" office:value="1306597" calcext:value-type="float">
            <text:p>1306597</text:p>
          </table:table-cell>
          <table:table-cell office:value-type="float" office:value="1306727" calcext:value-type="float">
            <text:p>1306727</text:p>
          </table:table-cell>
          <table:table-cell office:value-type="string" calcext:value-type="string">
            <text:p>non_sexist</text:p>
          </table:table-cell>
          <table:table-cell office:value-type="string" calcext:value-type="string">
            <text:p>[id22904484|Ксюша], но она не понесет ответственность , за нее понесет изнасилованный мужчина 😂</text:p>
          </table:table-cell>
        </table:table-row>
        <table:table-row table:style-name="ro1">
          <table:table-cell office:value-type="float" office:value="1306597" calcext:value-type="float">
            <text:p>1306597</text:p>
          </table:table-cell>
          <table:table-cell office:value-type="float" office:value="1306728" calcext:value-type="float">
            <text:p>1306728</text:p>
          </table:table-cell>
          <table:table-cell office:value-type="string" calcext:value-type="string">
            <text:p>non_sexist</text:p>
          </table:table-cell>
          <table:table-cell office:value-type="string" calcext:value-type="string">
            <text:p>[id22904484|Ксюша], ну так я на ваш абсурд ответил абсурдом.</text:p>
          </table:table-cell>
        </table:table-row>
        <table:table-row table:style-name="ro6">
          <table:table-cell office:value-type="float" office:value="1306597" calcext:value-type="float">
            <text:p>1306597</text:p>
          </table:table-cell>
          <table:table-cell office:value-type="float" office:value="1306730" calcext:value-type="float">
            <text:p>1306730</text:p>
          </table:table-cell>
          <table:table-cell office:value-type="string" calcext:value-type="string">
            <text:p>non_sexist</text:p>
          </table:table-cell>
          <table:table-cell office:value-type="string" calcext:value-type="string">
            <text:p>[id22904484|Ксюша], дело идет не только о насилии. </text:p>
            <text:p>И знаете, редкости тоже должны учитываться законом. Что там по равенству для обоих полов?</text:p>
            <text:p/>
            <text:p>По поводу редкости - думаете мужчины заявляют о таком? Конечно нет. Их не защити закон и они не могут доказать. </text:p>
            <text:p>"Если синяков нет, не значит, что драки не было"</text:p>
          </table:table-cell>
        </table:table-row>
        <table:table-row table:style-name="ro1">
          <table:table-cell office:value-type="float" office:value="1306597" calcext:value-type="float">
            <text:p>1306597</text:p>
          </table:table-cell>
          <table:table-cell office:value-type="float" office:value="1306731" calcext:value-type="float">
            <text:p>1306731</text:p>
          </table:table-cell>
          <table:table-cell office:value-type="string" calcext:value-type="string">
            <text:p>non_sexist</text:p>
          </table:table-cell>
          <table:table-cell office:value-type="string" calcext:value-type="string">
            <text:p>[id22904484|Ксюша], если это маловероятно , не значит что не должно учитываться😉</text:p>
          </table:table-cell>
        </table:table-row>
        <table:table-row table:style-name="ro3">
          <table:table-cell office:value-type="float" office:value="1306597" calcext:value-type="float">
            <text:p>1306597</text:p>
          </table:table-cell>
          <table:table-cell office:value-type="float" office:value="1306732" calcext:value-type="float">
            <text:p>1306732</text:p>
          </table:table-cell>
          <table:table-cell office:value-type="string" calcext:value-type="string">
            <text:p>non_sexist</text:p>
          </table:table-cell>
          <table:table-cell office:value-type="string" calcext:value-type="string">
            <text:p>[id145972687|Александр], какова вероятность (если строишь нормальные отношения с девушкой), что она напишет заявление? </text:p>
            <text:p>Очень маленькая прямо скажем. </text:p>
            <text:p>Из этого надо сделать прекрасный вывод - не надо лезть к пьяным малознакомым барышням.</text:p>
          </table:table-cell>
        </table:table-row>
        <table:table-row table:style-name="ro1">
          <table:table-cell office:value-type="float" office:value="1306597" calcext:value-type="float">
            <text:p>1306597</text:p>
          </table:table-cell>
          <table:table-cell office:value-type="float" office:value="1306733" calcext:value-type="float">
            <text:p>1306733</text:p>
          </table:table-cell>
          <table:table-cell office:value-type="string" calcext:value-type="string">
            <text:p>non_sexist</text:p>
          </table:table-cell>
          <table:table-cell office:value-type="string" calcext:value-type="string">
            <text:p>[id145972687|Александр], вы живете в диснейленде, если думаете, что женщинам очень легко доказать факт сексуального насилия.</text:p>
          </table:table-cell>
        </table:table-row>
        <table:table-row table:style-name="ro1">
          <table:table-cell office:value-type="float" office:value="1306597" calcext:value-type="float">
            <text:p>1306597</text:p>
          </table:table-cell>
          <table:table-cell office:value-type="float" office:value="1306734" calcext:value-type="float">
            <text:p>1306734</text:p>
          </table:table-cell>
          <table:table-cell office:value-type="string" calcext:value-type="string">
            <text:p>non_sexist</text:p>
          </table:table-cell>
          <table:table-cell office:value-type="string" calcext:value-type="string">
            <text:p>[id8592828|Jewgeni], а почему тебя это так возмущает-то? Что за солидарность такая с насильниками? Нарушил закон, посягнул на другого человека — марш в тюрячку, а жертва ничего не нарушала, поэтому заслуживает только сострадания, это и есть чисто человеческая точка зрения. Так и работает естественный отбор, братишка — общество с первобытных времен наказывает неблагонадежных и чрезмерно агрессивных своих членов и поощряет сострадание и взаимопомощь, благодаря чему мы вместо живущих инстинктом самосохранения воюющих племен имеем цивилизацию и в том числе интернетик, в котором социал-дарвинисты вроде тебя могут писать комменты о том, как в животные времена люди правильнее жили.</text:p>
          </table:table-cell>
        </table:table-row>
        <table:table-row table:style-name="ro1">
          <table:table-cell office:value-type="float" office:value="1306597" calcext:value-type="float">
            <text:p>1306597</text:p>
          </table:table-cell>
          <table:table-cell office:value-type="float" office:value="1306736" calcext:value-type="float">
            <text:p>1306736</text:p>
          </table:table-cell>
          <table:table-cell office:value-type="string" calcext:value-type="string">
            <text:p>sexist</text:p>
          </table:table-cell>
          <table:table-cell office:value-type="string" calcext:value-type="string">
            <text:p>[id330655851|Елена], лучше не строит отношение с девушками <text:s/>и пользоваться услугами древней профессии 😂</text:p>
          </table:table-cell>
        </table:table-row>
        <table:table-row table:style-name="ro1">
          <table:table-cell office:value-type="float" office:value="1306597" calcext:value-type="float">
            <text:p>1306597</text:p>
          </table:table-cell>
          <table:table-cell office:value-type="float" office:value="1306737" calcext:value-type="float">
            <text:p>1306737</text:p>
          </table:table-cell>
          <table:table-cell office:value-type="string" calcext:value-type="string">
            <text:p>non_sexist</text:p>
          </table:table-cell>
          <table:table-cell office:value-type="string" calcext:value-type="string">
            <text:p>[id22904484|Ксюша], нет мы вроде в России)</text:p>
          </table:table-cell>
        </table:table-row>
        <table:table-row table:style-name="ro1">
          <table:table-cell office:value-type="float" office:value="1306597" calcext:value-type="float">
            <text:p>1306597</text:p>
          </table:table-cell>
          <table:table-cell office:value-type="float" office:value="1306740" calcext:value-type="float">
            <text:p>1306740</text:p>
          </table:table-cell>
          <table:table-cell office:value-type="string" calcext:value-type="string">
            <text:p>non_sexist</text:p>
          </table:table-cell>
          <table:table-cell office:value-type="string" calcext:value-type="string">
            <text:p>[id15532470|Кирилл], ну цивилизация стала гуманней <text:s/>и отошла от воздействия естественного отбора , но естественный отбор не ушел)</text:p>
          </table:table-cell>
        </table:table-row>
        <table:table-row table:style-name="ro2">
          <table:table-cell office:value-type="float" office:value="1306597" calcext:value-type="float">
            <text:p>1306597</text:p>
          </table:table-cell>
          <table:table-cell office:value-type="float" office:value="1306742" calcext:value-type="float">
            <text:p>1306742</text:p>
          </table:table-cell>
          <table:table-cell office:value-type="string" calcext:value-type="string">
            <text:p>non_sexist</text:p>
          </table:table-cell>
          <table:table-cell office:value-type="string" calcext:value-type="string">
            <text:p>[id239565181|Захар], ну тоже вариант. </text:p>
            <text:p>Хотя она тоже может написать заявление за неуплату...</text:p>
          </table:table-cell>
        </table:table-row>
        <table:table-row table:style-name="ro1">
          <table:table-cell office:value-type="float" office:value="1306597" calcext:value-type="float">
            <text:p>1306597</text:p>
          </table:table-cell>
          <table:table-cell office:value-type="float" office:value="1306743" calcext:value-type="float">
            <text:p>1306743</text:p>
          </table:table-cell>
          <table:table-cell office:value-type="string" calcext:value-type="string">
            <text:p>non_sexist</text:p>
          </table:table-cell>
          <table:table-cell office:value-type="string" calcext:value-type="string">
            <text:p>[id330655851|Елена], и здесь небезопасно ((</text:p>
          </table:table-cell>
        </table:table-row>
        <table:table-row table:style-name="ro1">
          <table:table-cell office:value-type="float" office:value="1306597" calcext:value-type="float">
            <text:p>1306597</text:p>
          </table:table-cell>
          <table:table-cell office:value-type="float" office:value="1306750" calcext:value-type="float">
            <text:p>1306750</text:p>
          </table:table-cell>
          <table:table-cell office:value-type="string" calcext:value-type="string">
            <text:p>non_sexist</text:p>
          </table:table-cell>
          <table:table-cell office:value-type="string" calcext:value-type="string">
            <text:p>[id330655851|Елена], не является преступлением)</text:p>
          </table:table-cell>
        </table:table-row>
        <table:table-row table:style-name="ro1">
          <table:table-cell office:value-type="float" office:value="1306597" calcext:value-type="float">
            <text:p>1306597</text:p>
          </table:table-cell>
          <table:table-cell office:value-type="float" office:value="1306752" calcext:value-type="float">
            <text:p>1306752</text:p>
          </table:table-cell>
          <table:table-cell office:value-type="string" calcext:value-type="string">
            <text:p>non_sexist</text:p>
          </table:table-cell>
          <table:table-cell office:value-type="string" calcext:value-type="string">
            <text:p>Саму мысль не могут люди понять , что вина бывает разной , напримере <text:s/>малазийского боинга: <text:s/>Авиалинии виноваты что пустили самолет по этому пути , Украина что не закрыло небо, но главная вина лежит на том кто запустил ракету.</text:p>
          </table:table-cell>
        </table:table-row>
        <table:table-row table:style-name="ro7">
          <table:table-cell office:value-type="float" office:value="1306597" calcext:value-type="float">
            <text:p>1306597</text:p>
          </table:table-cell>
          <table:table-cell office:value-type="float" office:value="1306764" calcext:value-type="float">
            <text:p>1306764</text:p>
          </table:table-cell>
          <table:table-cell office:value-type="string" calcext:value-type="string">
            <text:p>non_sexist</text:p>
          </table:table-cell>
          <table:table-cell office:value-type="string" calcext:value-type="string">
            <text:p>Краткое содержание мужских комментариев под любой публикацией о сексуальном насилии по отношению к женщинам:</text:p>
            <text:p>- А вот нас тожа носилуют иногда :3</text:p>
            <text:p>- Сичас мусчины в большой апаснасти, ведь их стали привлекать к ответствиннасти за паступки. С этим нада чтота делать!!!!111</text:p>
            <text:p>- Ита ни я, ита Машка паровозик сломала.</text:p>
            <text:p/>
            <text:p>В церкви мужчины говорят, что их соблазняют брюки, в арабских странах - лодыжки. </text:p>
            <text:p/>
            <text:p>Уххх, дети лазят в коротких шортиках везде. Провокация! Животные, вообще, бегают и голой задницей сверкают. А мертвые-то как бесстыдно голые в морге лежат, раскинув ноги!!!</text:p>
            <text:p/>
            <text:p>Не, ребят, не в провокации тут дело.</text:p>
          </table:table-cell>
        </table:table-row>
        <table:table-row table:style-name="ro1">
          <table:table-cell office:value-type="float" office:value="1306597" calcext:value-type="float">
            <text:p>1306597</text:p>
          </table:table-cell>
          <table:table-cell office:value-type="float" office:value="1306765" calcext:value-type="float">
            <text:p>1306765</text:p>
          </table:table-cell>
          <table:table-cell office:value-type="string" calcext:value-type="string">
            <text:p>non_sexist</text:p>
          </table:table-cell>
          <table:table-cell office:value-type="string" calcext:value-type="string">
            <text:p>[id239565181|Захар], на том, кто приказал запустить*</text:p>
          </table:table-cell>
        </table:table-row>
        <table:table-row table:style-name="ro7">
          <table:table-cell office:value-type="float" office:value="1306597" calcext:value-type="float">
            <text:p>1306597</text:p>
          </table:table-cell>
          <table:table-cell office:value-type="float" office:value="1306767" calcext:value-type="float">
            <text:p>1306767</text:p>
          </table:table-cell>
          <table:table-cell office:value-type="string" calcext:value-type="string">
            <text:p>sexist</text:p>
          </table:table-cell>
          <table:table-cell office:value-type="string" calcext:value-type="string">
            <text:p>[id22904484|Ксюша], походу у вас явно с восприятием информации проблема.</text:p>
            <text:p/>
            <text:p>Содержание женских комментов:</text:p>
            <text:p>- ааа, опять винят жертву</text:p>
            <text:p>- давайте камнями забивать</text:p>
            <text:p>- опять мужики ноют</text:p>
            <text:p>- все мужики козлы</text:p>
            <text:p>- закон и так хорошо прописан, зачем его улучшать</text:p>
            <text:p/>
            <text:p>Вопрос, чего кудахчут женщины, если вас и так защищают и вы во всем пока правы?</text:p>
          </table:table-cell>
        </table:table-row>
        <table:table-row table:style-name="ro1">
          <table:table-cell office:value-type="float" office:value="1306597" calcext:value-type="float">
            <text:p>1306597</text:p>
          </table:table-cell>
          <table:table-cell office:value-type="float" office:value="1306768" calcext:value-type="float">
            <text:p>1306768</text:p>
          </table:table-cell>
          <table:table-cell office:value-type="string" calcext:value-type="string">
            <text:p>non_sexist</text:p>
          </table:table-cell>
          <table:table-cell office:value-type="string" calcext:value-type="string">
            <text:p>[id145972687|Александр], ну да</text:p>
          </table:table-cell>
        </table:table-row>
        <table:table-row table:style-name="ro3">
          <table:table-cell office:value-type="float" office:value="1306597" calcext:value-type="float">
            <text:p>1306597</text:p>
          </table:table-cell>
          <table:table-cell office:value-type="float" office:value="1306775" calcext:value-type="float">
            <text:p>1306775</text:p>
          </table:table-cell>
          <table:table-cell office:value-type="string" calcext:value-type="string">
            <text:p>non_sexist</text:p>
          </table:table-cell>
          <table:table-cell office:value-type="string" calcext:value-type="string">
            <text:p>[id145972687|Александр], ещё раз 10 отредактируйте.</text:p>
            <text:p/>
            <text:p>ни одна женщина адекватная в здравом уме вам не скажет, что у нас классное законодательство. в противном случае, огромное количество насильников (не только по отношению к женщинам, кстати) не избегали бы ответственности за свои поступки.</text:p>
          </table:table-cell>
        </table:table-row>
        <table:table-row table:style-name="ro1">
          <table:table-cell office:value-type="float" office:value="1306597" calcext:value-type="float">
            <text:p>1306597</text:p>
          </table:table-cell>
          <table:table-cell office:value-type="float" office:value="1306777" calcext:value-type="float">
            <text:p>1306777</text:p>
          </table:table-cell>
          <table:table-cell office:value-type="string" calcext:value-type="string">
            <text:p>sexist</text:p>
          </table:table-cell>
          <table:table-cell office:value-type="string" calcext:value-type="string">
            <text:p>[id22904484|Ксюша], краткое содержание женских комментариев " во всем виноваты мужчины ". Но понять что вина насильника и вина жертвы это два разных понятия это трудно, если жертва шла на вписку и знала что там может случится, знала что делает алкоголь делает с организмом, все равно пошла , а перекладывать всю вину на "насильника" в таких случаях неправильно,те случаи в которых можно утверждать что жертва невиновата , то тогда вся вина на насильнике.</text:p>
          </table:table-cell>
        </table:table-row>
        <table:table-row table:style-name="ro1">
          <table:table-cell office:value-type="float" office:value="1306597" calcext:value-type="float">
            <text:p>1306597</text:p>
          </table:table-cell>
          <table:table-cell office:value-type="float" office:value="1306778" calcext:value-type="float">
            <text:p>1306778</text:p>
          </table:table-cell>
          <table:table-cell office:value-type="string" calcext:value-type="string">
            <text:p>non_sexist</text:p>
          </table:table-cell>
          <table:table-cell office:value-type="string" calcext:value-type="string">
            <text:p>[id22904484|Ксюша], ну так с чего вы не согласны со мной, что закон нужно улучшать? причем в обе стороны?</text:p>
          </table:table-cell>
        </table:table-row>
        <table:table-row table:style-name="ro1">
          <table:table-cell office:value-type="float" office:value="1306597" calcext:value-type="float">
            <text:p>1306597</text:p>
          </table:table-cell>
          <table:table-cell office:value-type="float" office:value="1306779" calcext:value-type="float">
            <text:p>1306779</text:p>
          </table:table-cell>
          <table:table-cell office:value-type="string" calcext:value-type="string">
            <text:p>non_sexist</text:p>
          </table:table-cell>
          <table:table-cell office:value-type="string" calcext:value-type="string">
            <text:p>[id145972687|Александр], а где тут женщин защищают? Я пока не заметила.</text:p>
          </table:table-cell>
        </table:table-row>
        <table:table-row table:style-name="ro1">
          <table:table-cell office:value-type="float" office:value="1306597" calcext:value-type="float">
            <text:p>1306597</text:p>
          </table:table-cell>
          <table:table-cell office:value-type="float" office:value="1306780" calcext:value-type="float">
            <text:p>1306780</text:p>
          </table:table-cell>
          <table:table-cell office:value-type="string" calcext:value-type="string">
            <text:p>non_sexist</text:p>
          </table:table-cell>
          <table:table-cell office:value-type="string" calcext:value-type="string">
            <text:p>и никто не пишет про то что можно просто напиздеть и подкупить экспертизу, темболее когда тебе забашляли за другого "насильника"</text:p>
          </table:table-cell>
        </table:table-row>
        <table:table-row table:style-name="ro1">
          <table:table-cell office:value-type="float" office:value="1306597" calcext:value-type="float">
            <text:p>1306597</text:p>
          </table:table-cell>
          <table:table-cell office:value-type="float" office:value="1306783" calcext:value-type="float">
            <text:p>1306783</text:p>
          </table:table-cell>
          <table:table-cell office:value-type="string" calcext:value-type="string">
            <text:p>non_sexist</text:p>
          </table:table-cell>
          <table:table-cell office:value-type="string" calcext:value-type="string">
            <text:p>[id330655851|Елена], а кто тут насильников защищает?</text:p>
          </table:table-cell>
        </table:table-row>
        <table:table-row table:style-name="ro1">
          <table:table-cell office:value-type="float" office:value="1306597" calcext:value-type="float">
            <text:p>1306597</text:p>
          </table:table-cell>
          <table:table-cell office:value-type="float" office:value="1306789" calcext:value-type="float">
            <text:p>1306789</text:p>
          </table:table-cell>
          <table:table-cell office:value-type="string" calcext:value-type="string">
            <text:p>non_sexist</text:p>
          </table:table-cell>
          <table:table-cell office:value-type="string" calcext:value-type="string">
            <text:p>[id239565181|Захар], то есть Любой человек который идёт в компанию друзей выпивать, даёт таким образом согласие на насилие, по вашему?</text:p>
          </table:table-cell>
        </table:table-row>
        <table:table-row table:style-name="ro2">
          <table:table-cell office:value-type="float" office:value="1306597" calcext:value-type="float">
            <text:p>1306597</text:p>
          </table:table-cell>
          <table:table-cell office:value-type="float" office:value="1306790" calcext:value-type="float">
            <text:p>1306790</text:p>
          </table:table-cell>
          <table:table-cell office:value-type="string" calcext:value-type="string">
            <text:p>non_sexist</text:p>
          </table:table-cell>
          <table:table-cell office:value-type="string" calcext:value-type="string">
            <text:p>[id330655851|Елена], а чего защищать вас? У меня претензия к закону лишь в том, что его могут использовать аферистки. </text:p>
            <text:p>Все остальное меня устраивает - если у вас какие-то дельные предложение - выдавайте</text:p>
          </table:table-cell>
        </table:table-row>
        <table:table-row table:style-name="ro1">
          <table:table-cell office:value-type="float" office:value="1306597" calcext:value-type="float">
            <text:p>1306597</text:p>
          </table:table-cell>
          <table:table-cell office:value-type="float" office:value="1306792" calcext:value-type="float">
            <text:p>1306792</text:p>
          </table:table-cell>
          <table:table-cell office:value-type="string" calcext:value-type="string">
            <text:p>non_sexist</text:p>
          </table:table-cell>
          <table:table-cell office:value-type="string" calcext:value-type="string">
            <text:p>Латентные насильнички в медузе.</text:p>
          </table:table-cell>
        </table:table-row>
        <table:table-row table:style-name="ro1">
          <table:table-cell office:value-type="float" office:value="1306597" calcext:value-type="float">
            <text:p>1306597</text:p>
          </table:table-cell>
          <table:table-cell office:value-type="float" office:value="1306793" calcext:value-type="float">
            <text:p>1306793</text:p>
          </table:table-cell>
          <table:table-cell office:value-type="string" calcext:value-type="string">
            <text:p>non_sexist</text:p>
          </table:table-cell>
          <table:table-cell office:value-type="string" calcext:value-type="string">
            <text:p>[id152980053|Людмила], он дает согласие <text:s/>на произвол, когда я зная что в лесу медведь , пошел в лес без оружия пьяный , то я конечно жертва медведя , но я виноват.</text:p>
          </table:table-cell>
        </table:table-row>
        <table:table-row table:style-name="ro3">
          <table:table-cell office:value-type="float" office:value="1306597" calcext:value-type="float">
            <text:p>1306597</text:p>
          </table:table-cell>
          <table:table-cell office:value-type="float" office:value="1306795" calcext:value-type="float">
            <text:p>1306795</text:p>
          </table:table-cell>
          <table:table-cell office:value-type="string" calcext:value-type="string">
            <text:p>non_sexist</text:p>
          </table:table-cell>
          <table:table-cell office:value-type="string" calcext:value-type="string">
            <text:p>[id145972687|Александр], откуда вы знаете, что его могут использовать аферистки? </text:p>
            <text:p>И почему вы автоматически делаете вывод, что все его так используют.</text:p>
            <text:p>Человек, у которого украли вещи, тоже не доказывает, что они у него были, что дает большой простор для манипуляций, но это почему-то возмущения не вызывает.</text:p>
          </table:table-cell>
        </table:table-row>
        <table:table-row table:style-name="ro1">
          <table:table-cell office:value-type="float" office:value="1306597" calcext:value-type="float">
            <text:p>1306597</text:p>
          </table:table-cell>
          <table:table-cell office:value-type="float" office:value="1306798" calcext:value-type="float">
            <text:p>1306798</text:p>
          </table:table-cell>
          <table:table-cell office:value-type="string" calcext:value-type="string">
            <text:p>non_sexist</text:p>
          </table:table-cell>
          <table:table-cell office:value-type="string" calcext:value-type="string">
            <text:p>[id239565181|Захар], так вот животное, которое не контролирует свои инстинкты, должно сидеть в клетке, так как оно опасно для окружающих. Все правильно.</text:p>
          </table:table-cell>
        </table:table-row>
        <table:table-row table:style-name="ro1">
          <table:table-cell office:value-type="float" office:value="1306597" calcext:value-type="float">
            <text:p>1306597</text:p>
          </table:table-cell>
          <table:table-cell office:value-type="float" office:value="1306799" calcext:value-type="float">
            <text:p>1306799</text:p>
          </table:table-cell>
          <table:table-cell office:value-type="string" calcext:value-type="string">
            <text:p>non_sexist</text:p>
          </table:table-cell>
          <table:table-cell office:value-type="string" calcext:value-type="string">
            <text:p>[id152980053|Людмила], в ситуации с дианой - это были малознакомые люди, они не знали ее возраст. Парней она вообще не знала.</text:p>
          </table:table-cell>
        </table:table-row>
        <table:table-row table:style-name="ro1">
          <table:table-cell office:value-type="float" office:value="1306597" calcext:value-type="float">
            <text:p>1306597</text:p>
          </table:table-cell>
          <table:table-cell office:value-type="float" office:value="1306800" calcext:value-type="float">
            <text:p>1306800</text:p>
          </table:table-cell>
          <table:table-cell office:value-type="string" calcext:value-type="string">
            <text:p>non_sexist</text:p>
          </table:table-cell>
          <table:table-cell office:value-type="string" calcext:value-type="string">
            <text:p>[id152980053|Людмила], ну и опять не поняли что вина насильника не уходит никуда.</text:p>
          </table:table-cell>
        </table:table-row>
        <table:table-row table:style-name="ro2">
          <table:table-cell office:value-type="float" office:value="1306597" calcext:value-type="float">
            <text:p>1306597</text:p>
          </table:table-cell>
          <table:table-cell office:value-type="float" office:value="1306802" calcext:value-type="float">
            <text:p>1306802</text:p>
          </table:table-cell>
          <table:table-cell office:value-type="string" calcext:value-type="string">
            <text:p>non_sexist</text:p>
          </table:table-cell>
          <table:table-cell office:value-type="string" calcext:value-type="string">
            <text:p>[id330655851|Елена], мне не о чем с вами разговаривать. </text:p>
            <text:p>Вот так и начинаешь соглашаться с сексистами</text:p>
          </table:table-cell>
        </table:table-row>
        <table:table-row table:style-name="ro1">
          <table:table-cell office:value-type="float" office:value="1306597" calcext:value-type="float">
            <text:p>1306597</text:p>
          </table:table-cell>
          <table:table-cell office:value-type="float" office:value="1306808" calcext:value-type="float">
            <text:p>1306808</text:p>
          </table:table-cell>
          <table:table-cell office:value-type="string" calcext:value-type="string">
            <text:p>non_sexist</text:p>
          </table:table-cell>
          <table:table-cell office:value-type="string" calcext:value-type="string">
            <text:p>[id145972687|Александр], по статистике, 70 процентов насильников- те, кто были знакомы с жертвой</text:p>
          </table:table-cell>
        </table:table-row>
        <table:table-row table:style-name="ro1">
          <table:table-cell office:value-type="float" office:value="1306597" calcext:value-type="float">
            <text:p>1306597</text:p>
          </table:table-cell>
          <table:table-cell office:value-type="float" office:value="1306810" calcext:value-type="float">
            <text:p>1306810</text:p>
          </table:table-cell>
          <table:table-cell office:value-type="string" calcext:value-type="string">
            <text:p>non_sexist</text:p>
          </table:table-cell>
          <table:table-cell office:value-type="string" calcext:value-type="string">
            <text:p>[id152980053|Людмила], женщины и мужчины оба пола животные, пьяные мужчина и женщина не контролируют свои инстинкты, хоть у человека спорно существование инстинктов</text:p>
          </table:table-cell>
        </table:table-row>
        <table:table-row table:style-name="ro1">
          <table:table-cell office:value-type="float" office:value="1306597" calcext:value-type="float">
            <text:p>1306597</text:p>
          </table:table-cell>
          <table:table-cell office:value-type="float" office:value="1306812" calcext:value-type="float">
            <text:p>1306812</text:p>
          </table:table-cell>
          <table:table-cell office:value-type="string" calcext:value-type="string">
            <text:p>non_sexist</text:p>
          </table:table-cell>
          <table:table-cell office:value-type="string" calcext:value-type="string">
            <text:p>[id152980053|Людмила], и?</text:p>
          </table:table-cell>
        </table:table-row>
        <table:table-row table:style-name="ro1">
          <table:table-cell office:value-type="float" office:value="1306597" calcext:value-type="float">
            <text:p>1306597</text:p>
          </table:table-cell>
          <table:table-cell office:value-type="float" office:value="1306815" calcext:value-type="float">
            <text:p>1306815</text:p>
          </table:table-cell>
          <table:table-cell office:value-type="string" calcext:value-type="string">
            <text:p>non_sexist</text:p>
          </table:table-cell>
          <table:table-cell office:value-type="string" calcext:value-type="string">
            <text:p>[id145972687|Александр], как говорится, слив засчитан).</text:p>
          </table:table-cell>
        </table:table-row>
        <table:table-row table:style-name="ro3">
          <table:table-cell office:value-type="float" office:value="1306597" calcext:value-type="float">
            <text:p>1306597</text:p>
          </table:table-cell>
          <table:table-cell office:value-type="float" office:value="1306816" calcext:value-type="float">
            <text:p>1306816</text:p>
          </table:table-cell>
          <table:table-cell office:value-type="string" calcext:value-type="string">
            <text:p>non_sexist</text:p>
          </table:table-cell>
          <table:table-cell office:value-type="string" calcext:value-type="string">
            <text:p>Хороший подкаст, спасибо.</text:p>
            <text:p>Андрея безумно приятно и интересно слушать.</text:p>
            <text:p>Хотя воды всё же многовато, а на вопрос поставленный так и не ответили. Да и вообще по итогам практически ни к чему не пришли..</text:p>
          </table:table-cell>
        </table:table-row>
        <table:table-row table:style-name="ro1">
          <table:table-cell office:value-type="float" office:value="1306597" calcext:value-type="float">
            <text:p>1306597</text:p>
          </table:table-cell>
          <table:table-cell office:value-type="float" office:value="1306819" calcext:value-type="float">
            <text:p>1306819</text:p>
          </table:table-cell>
          <table:table-cell office:value-type="string" calcext:value-type="string">
            <text:p>non_sexist</text:p>
          </table:table-cell>
          <table:table-cell office:value-type="string" calcext:value-type="string">
            <text:p>[id330655851|Елена], как тебе угодно. Абсолютно плевать на тебя и твое мнение. Тут адекватнее люди есть</text:p>
          </table:table-cell>
        </table:table-row>
        <table:table-row table:style-name="ro1">
          <table:table-cell office:value-type="float" office:value="1306597" calcext:value-type="float">
            <text:p>1306597</text:p>
          </table:table-cell>
          <table:table-cell office:value-type="float" office:value="1306820" calcext:value-type="float">
            <text:p>1306820</text:p>
          </table:table-cell>
          <table:table-cell office:value-type="string" calcext:value-type="string">
            <text:p>sexist</text:p>
          </table:table-cell>
          <table:table-cell office:value-type="string" calcext:value-type="string">
            <text:p>Людмила, если 70% знакомы , то почему делается вывод по этой статистике на все случаи с изнасилованием, а как же остальные 30%? Каждый отдельный случай нужно разбирать и делать с него выводы о нем , а не со статистики, у нас 86% по статистике Путина поддерживают)))</text:p>
          </table:table-cell>
        </table:table-row>
        <table:table-row table:style-name="ro1">
          <table:table-cell office:value-type="float" office:value="1064152" calcext:value-type="float">
            <text:p>1064152</text:p>
          </table:table-cell>
          <table:table-cell office:value-type="float" office:value="1064158" calcext:value-type="float">
            <text:p>1064158</text:p>
          </table:table-cell>
          <table:table-cell office:value-type="string" calcext:value-type="string">
            <text:p>non_sexist</text:p>
          </table:table-cell>
          <table:table-cell office:value-type="string" calcext:value-type="string">
            <text:p>При чем здесь Шурыгина?</text:p>
          </table:table-cell>
        </table:table-row>
        <table:table-row table:style-name="ro1">
          <table:table-cell office:value-type="float" office:value="1064152" calcext:value-type="float">
            <text:p>1064152</text:p>
          </table:table-cell>
          <table:table-cell office:value-type="float" office:value="1064161" calcext:value-type="float">
            <text:p>1064161</text:p>
          </table:table-cell>
          <table:table-cell office:value-type="string" calcext:value-type="string">
            <text:p>non_sexist</text:p>
          </table:table-cell>
          <table:table-cell office:value-type="string" calcext:value-type="string">
            <text:p>Проблемы белых людей</text:p>
          </table:table-cell>
        </table:table-row>
        <table:table-row table:style-name="ro1">
          <table:table-cell office:value-type="float" office:value="1064152" calcext:value-type="float">
            <text:p>1064152</text:p>
          </table:table-cell>
          <table:table-cell office:value-type="float" office:value="1064162" calcext:value-type="float">
            <text:p>1064162</text:p>
          </table:table-cell>
          <table:table-cell office:value-type="string" calcext:value-type="string">
            <text:p>non_sexist</text:p>
          </table:table-cell>
          <table:table-cell office:value-type="string" calcext:value-type="string">
            <text:p>[id62684507|Лев], уже не знают, откуда высосать</text:p>
          </table:table-cell>
        </table:table-row>
        <table:table-row table:style-name="ro1">
          <table:table-cell office:value-type="float" office:value="1064152" calcext:value-type="float">
            <text:p>1064152</text:p>
          </table:table-cell>
          <table:table-cell office:value-type="float" office:value="1064163" calcext:value-type="float">
            <text:p>1064163</text:p>
          </table:table-cell>
          <table:table-cell office:value-type="string" calcext:value-type="string">
            <text:p>non_sexist</text:p>
          </table:table-cell>
          <table:table-cell office:value-type="string" calcext:value-type="string">
            <text:p>[id62684507|Лев], у бургера была реклама с Шурыгиной</text:p>
          </table:table-cell>
        </table:table-row>
        <table:table-row table:style-name="ro3">
          <table:table-cell office:value-type="float" office:value="1064152" calcext:value-type="float">
            <text:p>1064152</text:p>
          </table:table-cell>
          <table:table-cell office:value-type="float" office:value="1064164" calcext:value-type="float">
            <text:p>1064164</text:p>
          </table:table-cell>
          <table:table-cell office:value-type="string" calcext:value-type="string">
            <text:p>non_sexist</text:p>
          </table:table-cell>
          <table:table-cell office:value-type="string" calcext:value-type="string">
            <text:p>[id62684507|Лев], у бк была реклама с образом шурыгиной</text:p>
            <text:p>Изи гуглится:</text:p>
            <text:p>http://www.wonderzine.com/wonderzine/life/news/224376-burger-king</text:p>
          </table:table-cell>
        </table:table-row>
        <table:table-row table:style-name="ro1">
          <table:table-cell office:value-type="float" office:value="1064152" calcext:value-type="float">
            <text:p>1064152</text:p>
          </table:table-cell>
          <table:table-cell office:value-type="float" office:value="1064171" calcext:value-type="float">
            <text:p>1064171</text:p>
          </table:table-cell>
          <table:table-cell office:value-type="string" calcext:value-type="string">
            <text:p>non_sexist</text:p>
          </table:table-cell>
          <table:table-cell office:value-type="string" calcext:value-type="string">
            <text:p>Шкурыгина тупая и умеет зарабатывать только междуножьем, были бы мозги, отсудила бы у БК много чего)</text:p>
          </table:table-cell>
        </table:table-row>
        <table:table-row table:style-name="ro1">
          <table:table-cell office:value-type="float" office:value="1064152" calcext:value-type="float">
            <text:p>1064152</text:p>
          </table:table-cell>
          <table:table-cell office:value-type="float" office:value="1064177" calcext:value-type="float">
            <text:p>1064177</text:p>
          </table:table-cell>
          <table:table-cell office:value-type="string" calcext:value-type="string">
            <text:p>non_sexist</text:p>
          </table:table-cell>
          <table:table-cell office:value-type="string" calcext:value-type="string">
            <text:p>Да и к тому же, че это у людишек бомбит, если кто угодно может "взломать" их технику фразой?🌝</text:p>
          </table:table-cell>
        </table:table-row>
        <table:table-row table:style-name="ro1">
          <table:table-cell office:value-type="float" office:value="1064152" calcext:value-type="float">
            <text:p>1064152</text:p>
          </table:table-cell>
          <table:table-cell office:value-type="float" office:value="1064178" calcext:value-type="float">
            <text:p>1064178</text:p>
          </table:table-cell>
          <table:table-cell office:value-type="string" calcext:value-type="string">
            <text:p>non_sexist</text:p>
          </table:table-cell>
          <table:table-cell office:value-type="string" calcext:value-type="string">
            <text:p>[id6137016|Иван], и то верно 😄</text:p>
          </table:table-cell>
        </table:table-row>
        <table:table-row table:style-name="ro1">
          <table:table-cell office:value-type="float" office:value="1064152" calcext:value-type="float">
            <text:p>1064152</text:p>
          </table:table-cell>
          <table:table-cell office:value-type="float" office:value="1064182" calcext:value-type="float">
            <text:p>1064182</text:p>
          </table:table-cell>
          <table:table-cell office:value-type="string" calcext:value-type="string">
            <text:p>non_sexist</text:p>
          </table:table-cell>
          <table:table-cell office:value-type="string" calcext:value-type="string">
            <text:p>[id62684507|Lev], спроси об этом гуру SMM из медузы🙃</text:p>
          </table:table-cell>
        </table:table-row>
        <table:table-row table:style-name="ro1">
          <table:table-cell office:value-type="float" office:value="1064152" calcext:value-type="float">
            <text:p>1064152</text:p>
          </table:table-cell>
          <table:table-cell office:value-type="float" office:value="1064191" calcext:value-type="float">
            <text:p>1064191</text:p>
          </table:table-cell>
          <table:table-cell office:value-type="string" calcext:value-type="string">
            <text:p>non_sexist</text:p>
          </table:table-cell>
          <table:table-cell office:value-type="string" calcext:value-type="string">
            <text:p>Вот с рекламой у них всегда все в порядке было,круто сработали,чертовы гении)</text:p>
          </table:table-cell>
        </table:table-row>
        <table:table-row table:style-name="ro1">
          <table:table-cell office:value-type="float" office:value="1064152" calcext:value-type="float">
            <text:p>1064152</text:p>
          </table:table-cell>
          <table:table-cell office:value-type="float" office:value="1064229" calcext:value-type="float">
            <text:p>1064229</text:p>
          </table:table-cell>
          <table:table-cell office:value-type="string" calcext:value-type="string">
            <text:p>non_sexist</text:p>
          </table:table-cell>
          <table:table-cell office:value-type="string" calcext:value-type="string">
            <text:p>Да вроде прикольно.</text:p>
          </table:table-cell>
        </table:table-row>
        <table:table-row table:style-name="ro2">
          <table:table-cell office:value-type="float" office:value="1064152" calcext:value-type="float">
            <text:p>1064152</text:p>
          </table:table-cell>
          <table:table-cell office:value-type="float" office:value="1064254" calcext:value-type="float">
            <text:p>1064254</text:p>
          </table:table-cell>
          <table:table-cell office:value-type="string" calcext:value-type="string">
            <text:p>non_sexist</text:p>
          </table:table-cell>
          <table:table-cell office:value-type="string" calcext:value-type="string">
            <text:p>Я думаю, все уже догадались, что будет дальше. </text:p>
            <text:p>Ждем рекламу БК с командой "активировать приказ 66" для Google</text:p>
          </table:table-cell>
        </table:table-row>
        <table:table-row table:style-name="ro1">
          <table:table-cell office:value-type="float" office:value="1064152" calcext:value-type="float">
            <text:p>1064152</text:p>
          </table:table-cell>
          <table:table-cell office:value-type="float" office:value="1064314" calcext:value-type="float">
            <text:p>1064314</text:p>
          </table:table-cell>
          <table:table-cell office:value-type="string" calcext:value-type="string">
            <text:p>non_sexist</text:p>
          </table:table-cell>
          <table:table-cell office:value-type="string" calcext:value-type="string">
            <text:p>Хуже всего пришлось герою ролика, голос которого Гугл теперь не воспринимает.</text:p>
          </table:table-cell>
        </table:table-row>
        <table:table-row table:style-name="ro1">
          <table:table-cell office:value-type="float" office:value="1064152" calcext:value-type="float">
            <text:p>1064152</text:p>
          </table:table-cell>
          <table:table-cell office:value-type="float" office:value="1064361" calcext:value-type="float">
            <text:p>1064361</text:p>
          </table:table-cell>
          <table:table-cell office:value-type="string" calcext:value-type="string">
            <text:p>non_sexist</text:p>
          </table:table-cell>
          <table:table-cell office:value-type="string" calcext:value-type="string">
            <text:p>Да ну, интересная идея для рекламы</text:p>
          </table:table-cell>
        </table:table-row>
        <table:table-row table:style-name="ro1">
          <table:table-cell office:value-type="float" office:value="1064152" calcext:value-type="float">
            <text:p>1064152</text:p>
          </table:table-cell>
          <table:table-cell office:value-type="float" office:value="1064370" calcext:value-type="float">
            <text:p>1064370</text:p>
          </table:table-cell>
          <table:table-cell office:value-type="string" calcext:value-type="string">
            <text:p>non_sexist</text:p>
          </table:table-cell>
          <table:table-cell office:value-type="string" calcext:value-type="string">
            <text:p>Появилось лысое <text:s/>еблоо в телевизоре россиян,сказало пару кодовых фраз..Дальше сами придумайте про то как сработали тупые устройства made in ussr, болванчики китайские😝</text:p>
          </table:table-cell>
        </table:table-row>
        <table:table-row table:style-name="ro1">
          <table:table-cell office:value-type="float" office:value="1064152" calcext:value-type="float">
            <text:p>1064152</text:p>
          </table:table-cell>
          <table:table-cell office:value-type="float" office:value="1065085" calcext:value-type="float">
            <text:p>1065085</text:p>
          </table:table-cell>
          <table:table-cell office:value-type="string" calcext:value-type="string">
            <text:p>non_sexist</text:p>
          </table:table-cell>
          <table:table-cell office:value-type="string" calcext:value-type="string">
            <text:p>блин,гамбургера захотелось...</text:p>
          </table:table-cell>
        </table:table-row>
        <table:table-row table:style-name="ro1">
          <table:table-cell office:value-type="float" office:value="1064152" calcext:value-type="float">
            <text:p>1064152</text:p>
          </table:table-cell>
          <table:table-cell office:value-type="float" office:value="1065416" calcext:value-type="float">
            <text:p>1065416</text:p>
          </table:table-cell>
          <table:table-cell office:value-type="string" calcext:value-type="string">
            <text:p>non_sexist</text:p>
          </table:table-cell>
          <table:table-cell office:value-type="string" calcext:value-type="string">
            <text:p>В РФ не знают за что дали Нобелевскую премию Жоресу Алфёрову, зато все в курсе кто такая Шурыгина и чем она знаменита...</text:p>
          </table:table-cell>
        </table:table-row>
        <table:table-row table:style-name="ro1">
          <table:table-cell office:value-type="float" office:value="1059947" calcext:value-type="float">
            <text:p>1059947</text:p>
          </table:table-cell>
          <table:table-cell office:value-type="float" office:value="1059950" calcext:value-type="float">
            <text:p>1059950</text:p>
          </table:table-cell>
          <table:table-cell office:value-type="string" calcext:value-type="string">
            <text:p>non_sexist</text:p>
          </table:table-cell>
          <table:table-cell office:value-type="string" calcext:value-type="string">
            <text:p>В смысле сразу?</text:p>
          </table:table-cell>
        </table:table-row>
        <table:table-row table:style-name="ro1">
          <table:table-cell office:value-type="float" office:value="1059947" calcext:value-type="float">
            <text:p>1059947</text:p>
          </table:table-cell>
          <table:table-cell office:value-type="float" office:value="1059951" calcext:value-type="float">
            <text:p>1059951</text:p>
          </table:table-cell>
          <table:table-cell office:value-type="string" calcext:value-type="string">
            <text:p>non_sexist</text:p>
          </table:table-cell>
          <table:table-cell office:value-type="string" calcext:value-type="string">
            <text:p>Да кто это такая вообще, эта ваша Шурыгина?</text:p>
          </table:table-cell>
        </table:table-row>
        <table:table-row table:style-name="ro1">
          <table:table-cell office:value-type="float" office:value="1059947" calcext:value-type="float">
            <text:p>1059947</text:p>
          </table:table-cell>
          <table:table-cell office:value-type="float" office:value="1059955" calcext:value-type="float">
            <text:p>1059955</text:p>
          </table:table-cell>
          <table:table-cell office:value-type="string" calcext:value-type="string">
            <text:p>non_sexist</text:p>
          </table:table-cell>
          <table:table-cell office:value-type="string" calcext:value-type="string">
            <text:p>Обэмэ остановэсь</text:p>
          </table:table-cell>
        </table:table-row>
        <table:table-row table:style-name="ro1">
          <table:table-cell office:value-type="float" office:value="1059947" calcext:value-type="float">
            <text:p>1059947</text:p>
          </table:table-cell>
          <table:table-cell office:value-type="float" office:value="1059956" calcext:value-type="float">
            <text:p>1059956</text:p>
          </table:table-cell>
          <table:table-cell office:value-type="string" calcext:value-type="string">
            <text:p>non_sexist</text:p>
          </table:table-cell>
          <table:table-cell office:value-type="string" calcext:value-type="string">
            <text:p>Не посмотрел ниодного с ней ролика</text:p>
          </table:table-cell>
        </table:table-row>
        <table:table-row table:style-name="ro1">
          <table:table-cell office:value-type="float" office:value="1059947" calcext:value-type="float">
            <text:p>1059947</text:p>
          </table:table-cell>
          <table:table-cell office:value-type="float" office:value="1059958" calcext:value-type="float">
            <text:p>1059958</text:p>
          </table:table-cell>
          <table:table-cell office:value-type="string" calcext:value-type="string">
            <text:p>non_sexist</text:p>
          </table:table-cell>
          <table:table-cell office:value-type="string" calcext:value-type="string">
            <text:p>Шурыгину еще и информационно все уже изнасиловали</text:p>
          </table:table-cell>
        </table:table-row>
        <table:table-row table:style-name="ro1">
          <table:table-cell office:value-type="float" office:value="1059947" calcext:value-type="float">
            <text:p>1059947</text:p>
          </table:table-cell>
          <table:table-cell office:value-type="float" office:value="1059959" calcext:value-type="float">
            <text:p>1059959</text:p>
          </table:table-cell>
          <table:table-cell office:value-type="string" calcext:value-type="string">
            <text:p>non_sexist</text:p>
          </table:table-cell>
          <table:table-cell office:value-type="string" calcext:value-type="string">
            <text:p>Могу</text:p>
          </table:table-cell>
        </table:table-row>
        <table:table-row table:style-name="ro1">
          <table:table-cell office:value-type="float" office:value="1059947" calcext:value-type="float">
            <text:p>1059947</text:p>
          </table:table-cell>
          <table:table-cell office:value-type="float" office:value="1059962" calcext:value-type="float">
            <text:p>1059962</text:p>
          </table:table-cell>
          <table:table-cell office:value-type="string" calcext:value-type="string">
            <text:p>non_sexist</text:p>
          </table:table-cell>
          <table:table-cell office:value-type="string" calcext:value-type="string">
            <text:p>а больше ничего их на первом не смущает?</text:p>
          </table:table-cell>
        </table:table-row>
        <table:table-row table:style-name="ro1">
          <table:table-cell office:value-type="float" office:value="1059947" calcext:value-type="float">
            <text:p>1059947</text:p>
          </table:table-cell>
          <table:table-cell office:value-type="float" office:value="1059963" calcext:value-type="float">
            <text:p>1059963</text:p>
          </table:table-cell>
          <table:table-cell office:value-type="string" calcext:value-type="string">
            <text:p>non_sexist</text:p>
          </table:table-cell>
          <table:table-cell office:value-type="string" calcext:value-type="string">
            <text:p>У кого то из депутатов есть мозг? Вот это поворот событий!! Неожиданно!</text:p>
          </table:table-cell>
        </table:table-row>
        <table:table-row table:style-name="ro1">
          <table:table-cell office:value-type="float" office:value="1059947" calcext:value-type="float">
            <text:p>1059947</text:p>
          </table:table-cell>
          <table:table-cell office:value-type="float" office:value="1059965" calcext:value-type="float">
            <text:p>1059965</text:p>
          </table:table-cell>
          <table:table-cell office:value-type="string" calcext:value-type="string">
            <text:p>non_sexist</text:p>
          </table:table-cell>
          <table:table-cell office:value-type="string" calcext:value-type="string">
            <text:p>Ща буит мясо)</text:p>
          </table:table-cell>
        </table:table-row>
        <table:table-row table:style-name="ro1">
          <table:table-cell office:value-type="float" office:value="1059947" calcext:value-type="float">
            <text:p>1059947</text:p>
          </table:table-cell>
          <table:table-cell office:value-type="float" office:value="1059967" calcext:value-type="float">
            <text:p>1059967</text:p>
          </table:table-cell>
          <table:table-cell office:value-type="string" calcext:value-type="string">
            <text:p>non_sexist</text:p>
          </table:table-cell>
          <table:table-cell office:value-type="string" calcext:value-type="string">
            <text:p>[id15686161|Николай], один таки, стоит посмотреть)))))</text:p>
          </table:table-cell>
        </table:table-row>
        <table:table-row table:style-name="ro1">
          <table:table-cell office:value-type="float" office:value="1059947" calcext:value-type="float">
            <text:p>1059947</text:p>
          </table:table-cell>
          <table:table-cell office:value-type="float" office:value="1059968" calcext:value-type="float">
            <text:p>1059968</text:p>
          </table:table-cell>
          <table:table-cell office:value-type="string" calcext:value-type="string">
            <text:p>non_sexist</text:p>
          </table:table-cell>
          <table:table-cell office:value-type="string" calcext:value-type="string">
            <text:p>Лучше бы эти депутаты с коррупцией боролись</text:p>
          </table:table-cell>
        </table:table-row>
        <table:table-row table:style-name="ro1">
          <table:table-cell office:value-type="float" office:value="1059947" calcext:value-type="float">
            <text:p>1059947</text:p>
          </table:table-cell>
          <table:table-cell office:value-type="float" office:value="1059969" calcext:value-type="float">
            <text:p>1059969</text:p>
          </table:table-cell>
          <table:table-cell office:value-type="string" calcext:value-type="string">
            <text:p>non_sexist</text:p>
          </table:table-cell>
          <table:table-cell office:value-type="string" calcext:value-type="string">
            <text:p>[id643030|Evgeny], какой именно, кинь в реплай?</text:p>
          </table:table-cell>
        </table:table-row>
        <table:table-row table:style-name="ro1">
          <table:table-cell office:value-type="float" office:value="1059947" calcext:value-type="float">
            <text:p>1059947</text:p>
          </table:table-cell>
          <table:table-cell office:value-type="float" office:value="1059970" calcext:value-type="float">
            <text:p>1059970</text:p>
          </table:table-cell>
          <table:table-cell office:value-type="string" calcext:value-type="string">
            <text:p>non_sexist</text:p>
          </table:table-cell>
          <table:table-cell office:value-type="string" calcext:value-type="string">
            <text:p>На федеральные каналы оказывают административное давление? ДА ЛАДНО?!</text:p>
          </table:table-cell>
        </table:table-row>
        <table:table-row table:style-name="ro1">
          <table:table-cell office:value-type="float" office:value="1059947" calcext:value-type="float">
            <text:p>1059947</text:p>
          </table:table-cell>
          <table:table-cell office:value-type="float" office:value="1059971" calcext:value-type="float">
            <text:p>1059971</text:p>
          </table:table-cell>
          <table:table-cell office:value-type="string" calcext:value-type="string">
            <text:p>non_sexist</text:p>
          </table:table-cell>
          <table:table-cell office:value-type="string" calcext:value-type="string">
            <text:p>Рашкин - единственный адекватных <text:s/>парламентарий ГД</text:p>
          </table:table-cell>
        </table:table-row>
        <table:table-row table:style-name="ro1">
          <table:table-cell office:value-type="float" office:value="1059947" calcext:value-type="float">
            <text:p>1059947</text:p>
          </table:table-cell>
          <table:table-cell office:value-type="float" office:value="1059973" calcext:value-type="float">
            <text:p>1059973</text:p>
          </table:table-cell>
          <table:table-cell office:value-type="string" calcext:value-type="string">
            <text:p>non_sexist</text:p>
          </table:table-cell>
          <table:table-cell office:value-type="string" calcext:value-type="string">
            <text:p>Они так классно отвлекли народ от насущных проблем и митингов, а их сейчас еще и ругают за это? 😒</text:p>
          </table:table-cell>
        </table:table-row>
        <table:table-row table:style-name="ro1">
          <table:table-cell office:value-type="float" office:value="1059947" calcext:value-type="float">
            <text:p>1059947</text:p>
          </table:table-cell>
          <table:table-cell office:value-type="float" office:value="1059974" calcext:value-type="float">
            <text:p>1059974</text:p>
          </table:table-cell>
          <table:table-cell office:value-type="string" calcext:value-type="string">
            <text:p>non_sexist</text:p>
          </table:table-cell>
          <table:table-cell office:value-type="string" calcext:value-type="string">
            <text:p>слоупоки, 6л9дь</text:p>
          </table:table-cell>
        </table:table-row>
        <table:table-row table:style-name="ro1">
          <table:table-cell office:value-type="float" office:value="1059947" calcext:value-type="float">
            <text:p>1059947</text:p>
          </table:table-cell>
          <table:table-cell office:value-type="float" office:value="1059976" calcext:value-type="float">
            <text:p>1059976</text:p>
          </table:table-cell>
          <table:table-cell office:value-type="string" calcext:value-type="string">
            <text:p>non_sexist</text:p>
          </table:table-cell>
          <table:table-cell office:value-type="string" calcext:value-type="string">
            <text:p>сами с собой?как-то нереально...</text:p>
          </table:table-cell>
        </table:table-row>
        <table:table-row table:style-name="ro1">
          <table:table-cell office:value-type="float" office:value="1059947" calcext:value-type="float">
            <text:p>1059947</text:p>
          </table:table-cell>
          <table:table-cell office:value-type="float" office:value="1059978" calcext:value-type="float">
            <text:p>1059978</text:p>
          </table:table-cell>
          <table:table-cell office:value-type="string" calcext:value-type="string">
            <text:p>non_sexist</text:p>
          </table:table-cell>
          <table:table-cell office:value-type="string" calcext:value-type="string">
            <text:p>[id302590123|Людмила], ну не самоубийцы же они</text:p>
          </table:table-cell>
        </table:table-row>
        <table:table-row table:style-name="ro1">
          <table:table-cell office:value-type="float" office:value="1059947" calcext:value-type="float">
            <text:p>1059947</text:p>
          </table:table-cell>
          <table:table-cell office:value-type="float" office:value="1059980" calcext:value-type="float">
            <text:p>1059980</text:p>
          </table:table-cell>
          <table:table-cell office:value-type="string" calcext:value-type="string">
            <text:p>non_sexist</text:p>
          </table:table-cell>
          <table:table-cell office:value-type="string" calcext:value-type="string">
            <text:p>[id15686161|Николай], который без цензуры, не могу с телефона найти)</text:p>
          </table:table-cell>
        </table:table-row>
        <table:table-row table:style-name="ro1">
          <table:table-cell office:value-type="float" office:value="1059947" calcext:value-type="float">
            <text:p>1059947</text:p>
          </table:table-cell>
          <table:table-cell office:value-type="float" office:value="1059981" calcext:value-type="float">
            <text:p>1059981</text:p>
          </table:table-cell>
          <table:table-cell office:value-type="string" calcext:value-type="string">
            <text:p>non_sexist</text:p>
          </table:table-cell>
          <table:table-cell office:value-type="string" calcext:value-type="string">
            <text:p>В общем, заходит жаба к змее и говорит: "А какие у тебя планы....</text:p>
          </table:table-cell>
        </table:table-row>
        <table:table-row table:style-name="ro1">
          <table:table-cell office:value-type="float" office:value="1059947" calcext:value-type="float">
            <text:p>1059947</text:p>
          </table:table-cell>
          <table:table-cell office:value-type="float" office:value="1059982" calcext:value-type="float">
            <text:p>1059982</text:p>
          </table:table-cell>
          <table:table-cell office:value-type="string" calcext:value-type="string">
            <text:p>non_sexist</text:p>
          </table:table-cell>
          <table:table-cell office:value-type="string" calcext:value-type="string">
            <text:p>[id643030|Evgeny], хорошо, будет минутка, закинь, я хочу смотреть только проверенное, не хочу смотреть тонны этого дерьма</text:p>
          </table:table-cell>
        </table:table-row>
        <table:table-row table:style-name="ro1">
          <table:table-cell office:value-type="float" office:value="1059947" calcext:value-type="float">
            <text:p>1059947</text:p>
          </table:table-cell>
          <table:table-cell office:value-type="float" office:value="1059983" calcext:value-type="float">
            <text:p>1059983</text:p>
          </table:table-cell>
          <table:table-cell office:value-type="string" calcext:value-type="string">
            <text:p>non_sexist</text:p>
          </table:table-cell>
          <table:table-cell office:value-type="string" calcext:value-type="string">
            <text:p>он бы еще через год на них пожаловался)</text:p>
          </table:table-cell>
        </table:table-row>
        <table:table-row table:style-name="ro2">
          <table:table-cell office:value-type="float" office:value="1059947" calcext:value-type="float">
            <text:p>1059947</text:p>
          </table:table-cell>
          <table:table-cell office:value-type="float" office:value="1059987" calcext:value-type="float">
            <text:p>1059987</text:p>
          </table:table-cell>
          <table:table-cell office:value-type="string" calcext:value-type="string">
            <text:p>sexist</text:p>
          </table:table-cell>
          <table:table-cell office:value-type="string" calcext:value-type="string">
            <text:p>[id43909964|Илья], Шурыгина </text:p>
            <text:p>это та гражданка России что ебалась и в рот брала, но не за деньги</text:p>
          </table:table-cell>
        </table:table-row>
        <table:table-row table:style-name="ro1">
          <table:table-cell office:value-type="float" office:value="1059947" calcext:value-type="float">
            <text:p>1059947</text:p>
          </table:table-cell>
          <table:table-cell office:value-type="float" office:value="1059991" calcext:value-type="float">
            <text:p>1059991</text:p>
          </table:table-cell>
          <table:table-cell office:value-type="string" calcext:value-type="string">
            <text:p>non_sexist</text:p>
          </table:table-cell>
          <table:table-cell office:value-type="string" calcext:value-type="string">
            <text:p>[id11459487|Мумбарек], ну я понял уже что с ней какой-то сексуальный скандал связан, но что там такое произошло, что вся страна уже гудит не первый месяц? Стоит ли реально разобраться в этой теме, начать смотреть какие-то передачи про нее на ютубе?</text:p>
          </table:table-cell>
        </table:table-row>
        <table:table-row table:style-name="ro1">
          <table:table-cell office:value-type="float" office:value="1059947" calcext:value-type="float">
            <text:p>1059947</text:p>
          </table:table-cell>
          <table:table-cell office:value-type="float" office:value="1059993" calcext:value-type="float">
            <text:p>1059993</text:p>
          </table:table-cell>
          <table:table-cell office:value-type="string" calcext:value-type="string">
            <text:p>non_sexist</text:p>
          </table:table-cell>
          <table:table-cell office:value-type="string" calcext:value-type="string">
            <text:p>[id43909964|Илья], лучше перечитайте томик Бродского. 📚</text:p>
          </table:table-cell>
        </table:table-row>
        <table:table-row table:style-name="ro1">
          <table:table-cell office:value-type="float" office:value="1059947" calcext:value-type="float">
            <text:p>1059947</text:p>
          </table:table-cell>
          <table:table-cell office:value-type="float" office:value="1059994" calcext:value-type="float">
            <text:p>1059994</text:p>
          </table:table-cell>
          <table:table-cell office:value-type="string" calcext:value-type="string">
            <text:p>non_sexist</text:p>
          </table:table-cell>
          <table:table-cell office:value-type="string" calcext:value-type="string">
            <text:p>[id43909964|Илья], фотки Поклонской пересмотри лучше</text:p>
          </table:table-cell>
        </table:table-row>
        <table:table-row table:style-name="ro1">
          <table:table-cell office:value-type="float" office:value="1059947" calcext:value-type="float">
            <text:p>1059947</text:p>
          </table:table-cell>
          <table:table-cell office:value-type="float" office:value="1059995" calcext:value-type="float">
            <text:p>1059995</text:p>
          </table:table-cell>
          <table:table-cell office:value-type="string" calcext:value-type="string">
            <text:p>non_sexist</text:p>
          </table:table-cell>
          <table:table-cell office:value-type="string" calcext:value-type="string">
            <text:p>[id270735056|Кирилл], так я и думал, спасибо</text:p>
          </table:table-cell>
        </table:table-row>
        <table:table-row table:style-name="ro1">
          <table:table-cell office:value-type="float" office:value="1059947" calcext:value-type="float">
            <text:p>1059947</text:p>
          </table:table-cell>
          <table:table-cell office:value-type="float" office:value="1059996" calcext:value-type="float">
            <text:p>1059996</text:p>
          </table:table-cell>
          <table:table-cell office:value-type="string" calcext:value-type="string">
            <text:p>non_sexist</text:p>
          </table:table-cell>
          <table:table-cell office:value-type="string" calcext:value-type="string">
            <text:p>Говно ест ссанину</text:p>
          </table:table-cell>
        </table:table-row>
        <table:table-row table:style-name="ro1">
          <table:table-cell office:value-type="float" office:value="1059947" calcext:value-type="float">
            <text:p>1059947</text:p>
          </table:table-cell>
          <table:table-cell office:value-type="float" office:value="1059998" calcext:value-type="float">
            <text:p>1059998</text:p>
          </table:table-cell>
          <table:table-cell office:value-type="string" calcext:value-type="string">
            <text:p>non_sexist</text:p>
          </table:table-cell>
          <table:table-cell office:value-type="string" calcext:value-type="string">
            <text:p>[id11459487|Мумбарек], от нее у меня тошнота и разочарование в Хомо сапиенс.</text:p>
          </table:table-cell>
        </table:table-row>
        <table:table-row table:style-name="ro1">
          <table:table-cell office:value-type="float" office:value="1059947" calcext:value-type="float">
            <text:p>1059947</text:p>
          </table:table-cell>
          <table:table-cell office:value-type="float" office:value="1060000" calcext:value-type="float">
            <text:p>1060000</text:p>
          </table:table-cell>
          <table:table-cell office:value-type="string" calcext:value-type="string">
            <text:p>non_sexist</text:p>
          </table:table-cell>
          <table:table-cell office:value-type="string" calcext:value-type="string">
            <text:p>но все равно бывают монголки карасивые</text:p>
          </table:table-cell>
        </table:table-row>
        <table:table-row table:style-name="ro1">
          <table:table-cell office:value-type="float" office:value="1059947" calcext:value-type="float">
            <text:p>1059947</text:p>
          </table:table-cell>
          <table:table-cell office:value-type="float" office:value="1060004" calcext:value-type="float">
            <text:p>1060004</text:p>
          </table:table-cell>
          <table:table-cell office:value-type="string" calcext:value-type="string">
            <text:p>non_sexist</text:p>
          </table:table-cell>
          <table:table-cell office:value-type="string" calcext:value-type="string">
            <text:p>штраф заплатят и всё 😑</text:p>
          </table:table-cell>
        </table:table-row>
        <table:table-row table:style-name="ro1">
          <table:table-cell office:value-type="float" office:value="1059947" calcext:value-type="float">
            <text:p>1059947</text:p>
          </table:table-cell>
          <table:table-cell office:value-type="float" office:value="1060005" calcext:value-type="float">
            <text:p>1060005</text:p>
          </table:table-cell>
          <table:table-cell office:value-type="string" calcext:value-type="string">
            <text:p>non_sexist</text:p>
          </table:table-cell>
          <table:table-cell office:value-type="string" calcext:value-type="string">
            <text:p>Давно пора.</text:p>
          </table:table-cell>
        </table:table-row>
        <table:table-row table:style-name="ro1">
          <table:table-cell office:value-type="float" office:value="1059947" calcext:value-type="float">
            <text:p>1059947</text:p>
          </table:table-cell>
          <table:table-cell office:value-type="float" office:value="1060019" calcext:value-type="float">
            <text:p>1060019</text:p>
          </table:table-cell>
          <table:table-cell office:value-type="string" calcext:value-type="string">
            <text:p>non_sexist</text:p>
          </table:table-cell>
          <table:table-cell office:value-type="string" calcext:value-type="string">
            <text:p>1 канал на 101 км)))))))))))))))))))))</text:p>
          </table:table-cell>
        </table:table-row>
        <table:table-row table:style-name="ro1">
          <table:table-cell office:value-type="float" office:value="1059947" calcext:value-type="float">
            <text:p>1059947</text:p>
          </table:table-cell>
          <table:table-cell office:value-type="float" office:value="1060026" calcext:value-type="float">
            <text:p>1060026</text:p>
          </table:table-cell>
          <table:table-cell office:value-type="string" calcext:value-type="string">
            <text:p>non_sexist</text:p>
          </table:table-cell>
          <table:table-cell office:value-type="string" calcext:value-type="string">
            <text:p>[id643030|Евгений], заинтриговал! Ишь ты, хитрец!</text:p>
          </table:table-cell>
        </table:table-row>
        <table:table-row table:style-name="ro1">
          <table:table-cell office:value-type="float" office:value="1059947" calcext:value-type="float">
            <text:p>1059947</text:p>
          </table:table-cell>
          <table:table-cell office:value-type="float" office:value="1060084" calcext:value-type="float">
            <text:p>1060084</text:p>
          </table:table-cell>
          <table:table-cell office:value-type="string" calcext:value-type="string">
            <text:p>non_sexist</text:p>
          </table:table-cell>
          <table:table-cell office:value-type="string" calcext:value-type="string">
            <text:p>Пиарят героиню, как могут.</text:p>
          </table:table-cell>
        </table:table-row>
        <table:table-row table:style-name="ro1">
          <table:table-cell office:value-type="float" office:value="1059947" calcext:value-type="float">
            <text:p>1059947</text:p>
          </table:table-cell>
          <table:table-cell office:value-type="float" office:value="1060090" calcext:value-type="float">
            <text:p>1060090</text:p>
          </table:table-cell>
          <table:table-cell office:value-type="string" calcext:value-type="string">
            <text:p>non_sexist</text:p>
          </table:table-cell>
          <table:table-cell office:value-type="string" calcext:value-type="string">
            <text:p>Ахахаха</text:p>
          </table:table-cell>
        </table:table-row>
        <table:table-row table:style-name="ro1">
          <table:table-cell office:value-type="float" office:value="1059947" calcext:value-type="float">
            <text:p>1059947</text:p>
          </table:table-cell>
          <table:table-cell office:value-type="float" office:value="1060097" calcext:value-type="float">
            <text:p>1060097</text:p>
          </table:table-cell>
          <table:table-cell office:value-type="string" calcext:value-type="string">
            <text:p>non_sexist</text:p>
          </table:table-cell>
          <table:table-cell office:value-type="string" calcext:value-type="string">
            <text:p>[id43909964|Илья], Шурыгину изнасиловали на вечеринке, насильника посадили, ее позвали на первый канал, после чего ее затравил весь интернет с подачи говноблогеров и школоты с мдк, ее мать избили на улице, квартиру закидали камнями, родственникам угрожают убийством, и ее семье пришлось уехать из города.</text:p>
          </table:table-cell>
        </table:table-row>
        <table:table-row table:style-name="ro1">
          <table:table-cell office:value-type="float" office:value="1059947" calcext:value-type="float">
            <text:p>1059947</text:p>
          </table:table-cell>
          <table:table-cell office:value-type="float" office:value="1060112" calcext:value-type="float">
            <text:p>1060112</text:p>
          </table:table-cell>
          <table:table-cell office:value-type="string" calcext:value-type="string">
            <text:p>non_sexist</text:p>
          </table:table-cell>
          <table:table-cell office:value-type="string" calcext:value-type="string">
            <text:p>[id351857677|Oko], теперь расскажи по какой причине начали травить</text:p>
          </table:table-cell>
        </table:table-row>
        <table:table-row table:style-name="ro1">
          <table:table-cell office:value-type="float" office:value="1059947" calcext:value-type="float">
            <text:p>1059947</text:p>
          </table:table-cell>
          <table:table-cell office:value-type="float" office:value="1060142" calcext:value-type="float">
            <text:p>1060142</text:p>
          </table:table-cell>
          <table:table-cell office:value-type="string" calcext:value-type="string">
            <text:p>non_sexist</text:p>
          </table:table-cell>
          <table:table-cell office:value-type="string" calcext:value-type="string">
            <text:p>[id351857677|Oko], откуда ты знаешь что ее изнасиловали ?</text:p>
          </table:table-cell>
        </table:table-row>
        <table:table-row table:style-name="ro1">
          <table:table-cell office:value-type="float" office:value="1059947" calcext:value-type="float">
            <text:p>1059947</text:p>
          </table:table-cell>
          <table:table-cell office:value-type="float" office:value="1060149" calcext:value-type="float">
            <text:p>1060149</text:p>
          </table:table-cell>
          <table:table-cell office:value-type="string" calcext:value-type="string">
            <text:p>non_sexist</text:p>
          </table:table-cell>
          <table:table-cell office:value-type="string" calcext:value-type="string">
            <text:p>[id270604115|Олег], дык доки же выложили наканецта. Теперь всё по ним очевидненько. И не только насиловали ещё и избили так-то..</text:p>
          </table:table-cell>
        </table:table-row>
        <table:table-row table:style-name="ro1">
          <table:table-cell office:value-type="float" office:value="1059947" calcext:value-type="float">
            <text:p>1059947</text:p>
          </table:table-cell>
          <table:table-cell office:value-type="float" office:value="1060151" calcext:value-type="float">
            <text:p>1060151</text:p>
          </table:table-cell>
          <table:table-cell office:value-type="string" calcext:value-type="string">
            <text:p>non_sexist</text:p>
          </table:table-cell>
          <table:table-cell office:value-type="string" calcext:value-type="string">
            <text:p>[id408137306|Игорь], какие доки , она набухалась и чпокалась с первым встречным на самом донышке , вот и все доки</text:p>
          </table:table-cell>
        </table:table-row>
        <table:table-row table:style-name="ro1">
          <table:table-cell office:value-type="float" office:value="1059947" calcext:value-type="float">
            <text:p>1059947</text:p>
          </table:table-cell>
          <table:table-cell office:value-type="float" office:value="1060155" calcext:value-type="float">
            <text:p>1060155</text:p>
          </table:table-cell>
          <table:table-cell office:value-type="string" calcext:value-type="string">
            <text:p>non_sexist</text:p>
          </table:table-cell>
          <table:table-cell office:value-type="string" calcext:value-type="string">
            <text:p>[id351857677|Oko], а по телевизору это зачем показывают? Какой-то особый случай? Или это впервые?</text:p>
          </table:table-cell>
        </table:table-row>
        <table:table-row table:style-name="ro1">
          <table:table-cell office:value-type="float" office:value="1059947" calcext:value-type="float">
            <text:p>1059947</text:p>
          </table:table-cell>
          <table:table-cell office:value-type="float" office:value="1060156" calcext:value-type="float">
            <text:p>1060156</text:p>
          </table:table-cell>
          <table:table-cell office:value-type="string" calcext:value-type="string">
            <text:p>non_sexist</text:p>
          </table:table-cell>
          <table:table-cell office:value-type="string" calcext:value-type="string">
            <text:p>[id408137306|Игорь], кидай их сюда</text:p>
          </table:table-cell>
        </table:table-row>
        <table:table-row table:style-name="ro1">
          <table:table-cell office:value-type="float" office:value="1059947" calcext:value-type="float">
            <text:p>1059947</text:p>
          </table:table-cell>
          <table:table-cell office:value-type="float" office:value="1060180" calcext:value-type="float">
            <text:p>1060180</text:p>
          </table:table-cell>
          <table:table-cell office:value-type="string" calcext:value-type="string">
            <text:p>non_sexist</text:p>
          </table:table-cell>
          <table:table-cell office:value-type="string" calcext:value-type="string">
            <text:p>[id268199721|Елена], в "Пусть говорят" часто поднимают громкие провинциальные скандалы. Конкретно Шурыгина вызвала такой эмоциональный отклик своей фотогеничной внешностью, а также тем, что вела себя уверенно, не плакала, не падала в обморок, и защищалась, когда ее обливали грязью.</text:p>
          </table:table-cell>
        </table:table-row>
        <table:table-row table:style-name="ro1">
          <table:table-cell office:value-type="float" office:value="1059947" calcext:value-type="float">
            <text:p>1059947</text:p>
          </table:table-cell>
          <table:table-cell office:value-type="float" office:value="1060184" calcext:value-type="float">
            <text:p>1060184</text:p>
          </table:table-cell>
          <table:table-cell office:value-type="string" calcext:value-type="string">
            <text:p>non_sexist</text:p>
          </table:table-cell>
          <table:table-cell office:value-type="string" calcext:value-type="string">
            <text:p>[id15686161|Николай], только enjoykin'а.</text:p>
          </table:table-cell>
        </table:table-row>
        <table:table-row table:style-name="ro1">
          <table:table-cell office:value-type="float" office:value="1059947" calcext:value-type="float">
            <text:p>1059947</text:p>
          </table:table-cell>
          <table:table-cell office:value-type="float" office:value="1060187" calcext:value-type="float">
            <text:p>1060187</text:p>
          </table:table-cell>
          <table:table-cell office:value-type="string" calcext:value-type="string">
            <text:p>non_sexist</text:p>
          </table:table-cell>
          <table:table-cell office:value-type="string" calcext:value-type="string">
            <text:p>[id351857677|Oko], разве не отсутствие убедительных доказательств вызвало такой отклик? Если она, что довольно вероятно, врет, она, по сути, человека другого убила, срок большой ему дали.</text:p>
          </table:table-cell>
        </table:table-row>
        <table:table-row table:style-name="ro1">
          <table:table-cell office:value-type="float" office:value="1059947" calcext:value-type="float">
            <text:p>1059947</text:p>
          </table:table-cell>
          <table:table-cell office:value-type="float" office:value="1060199" calcext:value-type="float">
            <text:p>1060199</text:p>
          </table:table-cell>
          <table:table-cell office:value-type="string" calcext:value-type="string">
            <text:p>non_sexist</text:p>
          </table:table-cell>
          <table:table-cell office:value-type="string" calcext:value-type="string">
            <text:p>Это же святое "Пусть говорят!" Как у них рука только поднимается!</text:p>
          </table:table-cell>
        </table:table-row>
        <table:table-row table:style-name="ro1">
          <table:table-cell office:value-type="float" office:value="1059947" calcext:value-type="float">
            <text:p>1059947</text:p>
          </table:table-cell>
          <table:table-cell office:value-type="float" office:value="1060200" calcext:value-type="float">
            <text:p>1060200</text:p>
          </table:table-cell>
          <table:table-cell office:value-type="string" calcext:value-type="string">
            <text:p>non_sexist</text:p>
          </table:table-cell>
          <table:table-cell office:value-type="string" calcext:value-type="string">
            <text:p>[id41890037|Nara], рашкованский суд - самый гуманный суд в мире.</text:p>
          </table:table-cell>
        </table:table-row>
        <table:table-row table:style-name="ro1">
          <table:table-cell office:value-type="float" office:value="1059947" calcext:value-type="float">
            <text:p>1059947</text:p>
          </table:table-cell>
          <table:table-cell office:value-type="float" office:value="1060207" calcext:value-type="float">
            <text:p>1060207</text:p>
          </table:table-cell>
          <table:table-cell office:value-type="string" calcext:value-type="string">
            <text:p>non_sexist</text:p>
          </table:table-cell>
          <table:table-cell office:value-type="string" calcext:value-type="string">
            <text:p>[id41890037|Нара], без убедительных доказательств мальчонку бы не посадили на несколько лет, одним словам изнасилованной женщины никто не поверит. Большинство зрителей приняли глупость и провинциальность Шурыгиной за хитрость.</text:p>
          </table:table-cell>
        </table:table-row>
        <table:table-row table:style-name="ro1">
          <table:table-cell office:value-type="float" office:value="1059947" calcext:value-type="float">
            <text:p>1059947</text:p>
          </table:table-cell>
          <table:table-cell office:value-type="float" office:value="1060208" calcext:value-type="float">
            <text:p>1060208</text:p>
          </table:table-cell>
          <table:table-cell office:value-type="string" calcext:value-type="string">
            <text:p>non_sexist</text:p>
          </table:table-cell>
          <table:table-cell office:value-type="string" calcext:value-type="string">
            <text:p>[id270604115|Олег], вот, правильным направлением идёшь) всё верно, было сильное а.о., на что указали свидетели вот и почти 131.1, так как доказательств "по взаимному" - нет.</text:p>
          </table:table-cell>
        </table:table-row>
        <table:table-row table:style-name="ro1">
          <table:table-cell office:value-type="float" office:value="1059947" calcext:value-type="float">
            <text:p>1059947</text:p>
          </table:table-cell>
          <table:table-cell office:value-type="float" office:value="1060211" calcext:value-type="float">
            <text:p>1060211</text:p>
          </table:table-cell>
          <table:table-cell office:value-type="string" calcext:value-type="string">
            <text:p>non_sexist</text:p>
          </table:table-cell>
          <table:table-cell office:value-type="string" calcext:value-type="string">
            <text:p>[id408137306|Игорь], ну то что он переспал с несовершеннолетней это да преступление , но то что никакого изнасилования не было это очевидно и она все придумала или мамаша ей подсказала</text:p>
          </table:table-cell>
        </table:table-row>
        <table:table-row table:style-name="ro1">
          <table:table-cell office:value-type="float" office:value="1059947" calcext:value-type="float">
            <text:p>1059947</text:p>
          </table:table-cell>
          <table:table-cell office:value-type="float" office:value="1060212" calcext:value-type="float">
            <text:p>1060212</text:p>
          </table:table-cell>
          <table:table-cell office:value-type="string" calcext:value-type="string">
            <text:p>non_sexist</text:p>
          </table:table-cell>
          <table:table-cell office:value-type="string" calcext:value-type="string">
            <text:p>[id132388778|Данил], не знаю, насколько это уместно здесь, но это моё любимое: да, да, слова про свидетельство следов избиения от второго подозреваемого суд и следствие воспринимает однозначно, так как если бы он ничего не видел бы, сказал бы просто: "нет". А ещё и явочка была. Так что дело настолько чисто, что и обсуждать нечего, ему сильно смягчили приговор. Хайп был "огромный" на пустом месте.</text:p>
          </table:table-cell>
        </table:table-row>
        <table:table-row table:style-name="ro1">
          <table:table-cell office:value-type="float" office:value="1059947" calcext:value-type="float">
            <text:p>1059947</text:p>
          </table:table-cell>
          <table:table-cell office:value-type="float" office:value="1060215" calcext:value-type="float">
            <text:p>1060215</text:p>
          </table:table-cell>
          <table:table-cell office:value-type="string" calcext:value-type="string">
            <text:p>non_sexist</text:p>
          </table:table-cell>
          <table:table-cell office:value-type="string" calcext:value-type="string">
            <text:p>Диану хотят загнобить до того,чтоб она сама себя оклеветала.Но она сказала пойдет до конца.Так что смерть девочки будет на совести всей страны.</text:p>
          </table:table-cell>
        </table:table-row>
        <table:table-row table:style-name="ro1">
          <table:table-cell office:value-type="float" office:value="1059947" calcext:value-type="float">
            <text:p>1059947</text:p>
          </table:table-cell>
          <table:table-cell office:value-type="float" office:value="1060217" calcext:value-type="float">
            <text:p>1060217</text:p>
          </table:table-cell>
          <table:table-cell office:value-type="string" calcext:value-type="string">
            <text:p>non_sexist</text:p>
          </table:table-cell>
          <table:table-cell office:value-type="string" calcext:value-type="string">
            <text:p>[id270604115|Олег], опять двадцать пять..откуда вы берётесь? В 16 лет спи сколько душе угодно. Там явное изнасилование и ещё 132-я, да с избиением. Про возраст так орали его защитники дабы статью со 131.3 за изнасилование несовершеннолетней сменили на 131.1 и скостили годики.</text:p>
          </table:table-cell>
        </table:table-row>
        <table:table-row table:style-name="ro1">
          <table:table-cell office:value-type="float" office:value="1059947" calcext:value-type="float">
            <text:p>1059947</text:p>
          </table:table-cell>
          <table:table-cell office:value-type="float" office:value="1060219" calcext:value-type="float">
            <text:p>1060219</text:p>
          </table:table-cell>
          <table:table-cell office:value-type="string" calcext:value-type="string">
            <text:p>non_sexist</text:p>
          </table:table-cell>
          <table:table-cell office:value-type="string" calcext:value-type="string">
            <text:p>[id408137306|Игорь], да с чего ты взял что было изнасилование ???</text:p>
          </table:table-cell>
        </table:table-row>
        <table:table-row table:style-name="ro1">
          <table:table-cell office:value-type="float" office:value="1059947" calcext:value-type="float">
            <text:p>1059947</text:p>
          </table:table-cell>
          <table:table-cell office:value-type="float" office:value="1060221" calcext:value-type="float">
            <text:p>1060221</text:p>
          </table:table-cell>
          <table:table-cell office:value-type="string" calcext:value-type="string">
            <text:p>non_sexist</text:p>
          </table:table-cell>
          <table:table-cell office:value-type="string" calcext:value-type="string">
            <text:p>[id270604115|Олег], по закону секс с человеком, находящимся в измененном состоянии, это и есть изнасилование.</text:p>
          </table:table-cell>
        </table:table-row>
        <table:table-row table:style-name="ro1">
          <table:table-cell office:value-type="float" office:value="1059947" calcext:value-type="float">
            <text:p>1059947</text:p>
          </table:table-cell>
          <table:table-cell office:value-type="float" office:value="1060222" calcext:value-type="float">
            <text:p>1060222</text:p>
          </table:table-cell>
          <table:table-cell office:value-type="string" calcext:value-type="string">
            <text:p>non_sexist</text:p>
          </table:table-cell>
          <table:table-cell office:value-type="string" calcext:value-type="string">
            <text:p>а что там за меры административного наказания? лень в кодекс лезть</text:p>
          </table:table-cell>
        </table:table-row>
        <table:table-row table:style-name="ro1">
          <table:table-cell office:value-type="float" office:value="1059947" calcext:value-type="float">
            <text:p>1059947</text:p>
          </table:table-cell>
          <table:table-cell office:value-type="float" office:value="1060223" calcext:value-type="float">
            <text:p>1060223</text:p>
          </table:table-cell>
          <table:table-cell office:value-type="string" calcext:value-type="string">
            <text:p>non_sexist</text:p>
          </table:table-cell>
          <table:table-cell office:value-type="string" calcext:value-type="string">
            <text:p>[id351857677|Oko], по какому закону ? статья какая ?</text:p>
          </table:table-cell>
        </table:table-row>
        <table:table-row table:style-name="ro1">
          <table:table-cell office:value-type="float" office:value="1059947" calcext:value-type="float">
            <text:p>1059947</text:p>
          </table:table-cell>
          <table:table-cell office:value-type="float" office:value="1060224" calcext:value-type="float">
            <text:p>1060224</text:p>
          </table:table-cell>
          <table:table-cell office:value-type="string" calcext:value-type="string">
            <text:p>non_sexist</text:p>
          </table:table-cell>
          <table:table-cell office:value-type="string" calcext:value-type="string">
            <text:p>[id270604115|Олег], это не я взял, а суд и следствие, дружок. На это указали улики и показания всех участников + явка с повинной. Предъяви доказательства, что этого не было, и хороши уже воду мутить в истории, которая раздута на пустом месте.</text:p>
          </table:table-cell>
        </table:table-row>
        <table:table-row table:style-name="ro1">
          <table:table-cell office:value-type="float" office:value="1059947" calcext:value-type="float">
            <text:p>1059947</text:p>
          </table:table-cell>
          <table:table-cell office:value-type="float" office:value="1060225" calcext:value-type="float">
            <text:p>1060225</text:p>
          </table:table-cell>
          <table:table-cell office:value-type="string" calcext:value-type="string">
            <text:p>non_sexist</text:p>
          </table:table-cell>
          <table:table-cell office:value-type="string" calcext:value-type="string">
            <text:p>[id270604115|Олег], читай 131.1 и 132.1</text:p>
          </table:table-cell>
        </table:table-row>
        <table:table-row table:style-name="ro1">
          <table:table-cell office:value-type="float" office:value="1059947" calcext:value-type="float">
            <text:p>1059947</text:p>
          </table:table-cell>
          <table:table-cell office:value-type="float" office:value="1060227" calcext:value-type="float">
            <text:p>1060227</text:p>
          </table:table-cell>
          <table:table-cell office:value-type="string" calcext:value-type="string">
            <text:p>sexist</text:p>
          </table:table-cell>
          <table:table-cell office:value-type="string" calcext:value-type="string">
            <text:p>[id408137306|Игорь], а что следствие установило что тот парень проник в нее членом ? так это никто не отрицает а вот факт изнасилования можно накрутить , да и поведение шмурыгиной говорит о том что это типичная шлюха и тп</text:p>
          </table:table-cell>
        </table:table-row>
        <table:table-row table:style-name="ro1">
          <table:table-cell office:value-type="float" office:value="1059947" calcext:value-type="float">
            <text:p>1059947</text:p>
          </table:table-cell>
          <table:table-cell office:value-type="float" office:value="1060228" calcext:value-type="float">
            <text:p>1060228</text:p>
          </table:table-cell>
          <table:table-cell office:value-type="string" calcext:value-type="string">
            <text:p>sexist</text:p>
          </table:table-cell>
          <table:table-cell office:value-type="string" calcext:value-type="string">
            <text:p>[id408137306|Игорь], даже бабы в возрасте после изнасилований замыкаются в себе и бояться в полицию идти , а тут на первый канал пришла на всю страну какая то сопля , которая после изнасилования каталась в тачке с мужиками , слушала песнб про секс и наркотики и кривлялась как типичная прошмандовка на свой телефон ) бля какие же вы упоротые что верите в такую хуйню</text:p>
          </table:table-cell>
        </table:table-row>
        <table:table-row table:style-name="ro1">
          <table:table-cell office:value-type="float" office:value="1059947" calcext:value-type="float">
            <text:p>1059947</text:p>
          </table:table-cell>
          <table:table-cell office:value-type="float" office:value="1060229" calcext:value-type="float">
            <text:p>1060229</text:p>
          </table:table-cell>
          <table:table-cell office:value-type="string" calcext:value-type="string">
            <text:p>non_sexist</text:p>
          </table:table-cell>
          <table:table-cell office:value-type="string" calcext:value-type="string">
            <text:p>[id351857677|Oko], нет, заниматься сексом можно при любом состоянии, если он соображает и согласен, бить и насиловать нельзя)</text:p>
          </table:table-cell>
        </table:table-row>
        <table:table-row table:style-name="ro1">
          <table:table-cell office:value-type="float" office:value="1059947" calcext:value-type="float">
            <text:p>1059947</text:p>
          </table:table-cell>
          <table:table-cell office:value-type="float" office:value="1060235" calcext:value-type="float">
            <text:p>1060235</text:p>
          </table:table-cell>
          <table:table-cell office:value-type="string" calcext:value-type="string">
            <text:p>non_sexist</text:p>
          </table:table-cell>
          <table:table-cell office:value-type="string" calcext:value-type="string">
            <text:p>[id351857677|Oko], разве не все доказательства о насилии основаны на словах?</text:p>
          </table:table-cell>
        </table:table-row>
        <table:table-row table:style-name="ro1">
          <table:table-cell office:value-type="float" office:value="1059947" calcext:value-type="float">
            <text:p>1059947</text:p>
          </table:table-cell>
          <table:table-cell office:value-type="float" office:value="1060236" calcext:value-type="float">
            <text:p>1060236</text:p>
          </table:table-cell>
          <table:table-cell office:value-type="string" calcext:value-type="string">
            <text:p>non_sexist</text:p>
          </table:table-cell>
          <table:table-cell office:value-type="string" calcext:value-type="string">
            <text:p>[id270604115|Олег], не имеет значение поведение до совершения преступления и после. Ты так оправдаешь и коррупцию, и убийство, и теракт, у закона на это иной взгляд. И привели статистику поведения женщин/мужчин после насилия. Всё совершенно по разному, люди себя ведут по-разному, приход на тв был спровоцирован другой стороной, плюс прошло дофига времени. меня заебал ваш голословный абсурдный бред, этот ебливый писк для оправдания мерзкого преступника уже не смешон. Если он вам так нравится - минет оформите ему, как откинется, мальчик ведь после воздержания будет, надо пожалеть.</text:p>
          </table:table-cell>
        </table:table-row>
        <table:table-row table:style-name="ro1">
          <table:table-cell office:value-type="float" office:value="1059947" calcext:value-type="float">
            <text:p>1059947</text:p>
          </table:table-cell>
          <table:table-cell office:value-type="float" office:value="1060240" calcext:value-type="float">
            <text:p>1060240</text:p>
          </table:table-cell>
          <table:table-cell office:value-type="string" calcext:value-type="string">
            <text:p>sexist</text:p>
          </table:table-cell>
          <table:table-cell office:value-type="string" calcext:value-type="string">
            <text:p>[id408137306|Игорь], почему ты защищаешь шлюху которая набухалась водяры и переспала с первым встречным ?</text:p>
          </table:table-cell>
        </table:table-row>
        <table:table-row table:style-name="ro1">
          <table:table-cell office:value-type="float" office:value="1059947" calcext:value-type="float">
            <text:p>1059947</text:p>
          </table:table-cell>
          <table:table-cell office:value-type="float" office:value="1060242" calcext:value-type="float">
            <text:p>1060242</text:p>
          </table:table-cell>
          <table:table-cell office:value-type="string" calcext:value-type="string">
            <text:p>non_sexist</text:p>
          </table:table-cell>
          <table:table-cell office:value-type="string" calcext:value-type="string">
            <text:p>[id270604115|Олег], в конце концов родственники преступника против приговора не возражают: по-моему, дальше защищать его в суд и пытаться оправдать они не шли.</text:p>
          </table:table-cell>
        </table:table-row>
        <table:table-row table:style-name="ro1">
          <table:table-cell office:value-type="float" office:value="1059947" calcext:value-type="float">
            <text:p>1059947</text:p>
          </table:table-cell>
          <table:table-cell office:value-type="float" office:value="1060243" calcext:value-type="float">
            <text:p>1060243</text:p>
          </table:table-cell>
          <table:table-cell office:value-type="string" calcext:value-type="string">
            <text:p>non_sexist</text:p>
          </table:table-cell>
          <table:table-cell office:value-type="string" calcext:value-type="string">
            <text:p>Игорь, есть свидетели, что отец ударил (я специально включил пусть говорят первый выпуск 16:35 там об этом говорят)</text:p>
          </table:table-cell>
        </table:table-row>
        <table:table-row table:style-name="ro1">
          <table:table-cell office:value-type="float" office:value="1059947" calcext:value-type="float">
            <text:p>1059947</text:p>
          </table:table-cell>
          <table:table-cell office:value-type="float" office:value="1060248" calcext:value-type="float">
            <text:p>1060248</text:p>
          </table:table-cell>
          <table:table-cell office:value-type="string" calcext:value-type="string">
            <text:p>sexist</text:p>
          </table:table-cell>
          <table:table-cell office:value-type="string" calcext:value-type="string">
            <text:p>[id408137306|Игорь], она в тот притон пришла добровольно , водяру жрала добровольно , ее никто не похищал , никто водку ей насильно не заливал , кроме нее там были еще бабы а изнасиловали шурыгину )</text:p>
          </table:table-cell>
        </table:table-row>
        <table:table-row table:style-name="ro1">
          <table:table-cell office:value-type="float" office:value="1059947" calcext:value-type="float">
            <text:p>1059947</text:p>
          </table:table-cell>
          <table:table-cell office:value-type="float" office:value="1060250" calcext:value-type="float">
            <text:p>1060250</text:p>
          </table:table-cell>
          <table:table-cell office:value-type="string" calcext:value-type="string">
            <text:p>non_sexist</text:p>
          </table:table-cell>
          <table:table-cell office:value-type="string" calcext:value-type="string">
            <text:p>[id270604115|Олег], я защищаю здравый смысл, нравственность, рациональность и закон: по закону не имеет значения ни поведение жертвы, ни то шлюха она (опять нет доказухи лишь сплетни) или нет: нельзя бить и насиловать человека. Вот смирись. Нельзя.</text:p>
          </table:table-cell>
        </table:table-row>
        <table:table-row table:style-name="ro1">
          <table:table-cell office:value-type="float" office:value="1059947" calcext:value-type="float">
            <text:p>1059947</text:p>
          </table:table-cell>
          <table:table-cell office:value-type="float" office:value="1060254" calcext:value-type="float">
            <text:p>1060254</text:p>
          </table:table-cell>
          <table:table-cell office:value-type="string" calcext:value-type="string">
            <text:p>non_sexist</text:p>
          </table:table-cell>
          <table:table-cell office:value-type="string" calcext:value-type="string">
            <text:p>[id351857677|Oko], всё равно не вижу смысла. Она хочет стать звездой потому что фотогенична? Ей нужен фан-клуб? У неё не принимает заявление полиция? Она не может определиться с требованиями? Или расследование проходит в открытом режиме? Или это шоу такое?</text:p>
          </table:table-cell>
        </table:table-row>
        <table:table-row table:style-name="ro1">
          <table:table-cell office:value-type="float" office:value="1059947" calcext:value-type="float">
            <text:p>1059947</text:p>
          </table:table-cell>
          <table:table-cell office:value-type="float" office:value="1060255" calcext:value-type="float">
            <text:p>1060255</text:p>
          </table:table-cell>
          <table:table-cell office:value-type="string" calcext:value-type="string">
            <text:p>non_sexist</text:p>
          </table:table-cell>
          <table:table-cell office:value-type="string" calcext:value-type="string">
            <text:p>[id408137306|Игорь], нельзя , только нет весомых доказательств что ее били и насиловали</text:p>
          </table:table-cell>
        </table:table-row>
        <table:table-row table:style-name="ro1">
          <table:table-cell office:value-type="float" office:value="1059947" calcext:value-type="float">
            <text:p>1059947</text:p>
          </table:table-cell>
          <table:table-cell office:value-type="float" office:value="1060259" calcext:value-type="float">
            <text:p>1060259</text:p>
          </table:table-cell>
          <table:table-cell office:value-type="string" calcext:value-type="string">
            <text:p>non_sexist</text:p>
          </table:table-cell>
          <table:table-cell office:value-type="string" calcext:value-type="string">
            <text:p>[id270604115|Олег], то есть, если тебя гопники убьют - они будут правы?) это ведь их район, ёпта!) съезди уже к насильнику в тюрьму и отсоси, задолбал чушь нести..</text:p>
          </table:table-cell>
        </table:table-row>
        <table:table-row table:style-name="ro1">
          <table:table-cell office:value-type="float" office:value="1059947" calcext:value-type="float">
            <text:p>1059947</text:p>
          </table:table-cell>
          <table:table-cell office:value-type="float" office:value="1060267" calcext:value-type="float">
            <text:p>1060267</text:p>
          </table:table-cell>
          <table:table-cell office:value-type="string" calcext:value-type="string">
            <text:p>non_sexist</text:p>
          </table:table-cell>
          <table:table-cell office:value-type="string" calcext:value-type="string">
            <text:p>[id408137306|Игорь], чушь несешь ты и все время об отсосе думаешь , ты сравниваешь хуйню полную при чем тут убийство и перепихон по пьяни , ты дебил ?</text:p>
          </table:table-cell>
        </table:table-row>
        <table:table-row table:style-name="ro1">
          <table:table-cell office:value-type="float" office:value="1059947" calcext:value-type="float">
            <text:p>1059947</text:p>
          </table:table-cell>
          <table:table-cell office:value-type="float" office:value="1060273" calcext:value-type="float">
            <text:p>1060273</text:p>
          </table:table-cell>
          <table:table-cell office:value-type="string" calcext:value-type="string">
            <text:p>non_sexist</text:p>
          </table:table-cell>
          <table:table-cell office:value-type="string" calcext:value-type="string">
            <text:p>[id270604115|Олег], есть. Более того, даже если она скажет, что отговорила - его не выпустят. Второй подозреваемый указал на то, что видел следы избиения, показания свидетелей, сам преступник признался + ещё куча доказухи, которую нельзя выкладывать, так как нарушен будет закон о защиты детей от информации. Здесь суд России оказался внезапно прав, на удивление)</text:p>
          </table:table-cell>
        </table:table-row>
        <table:table-row table:style-name="ro1">
          <table:table-cell office:value-type="float" office:value="1059947" calcext:value-type="float">
            <text:p>1059947</text:p>
          </table:table-cell>
          <table:table-cell office:value-type="float" office:value="1060276" calcext:value-type="float">
            <text:p>1060276</text:p>
          </table:table-cell>
          <table:table-cell office:value-type="string" calcext:value-type="string">
            <text:p>non_sexist</text:p>
          </table:table-cell>
          <table:table-cell office:value-type="string" calcext:value-type="string">
            <text:p>[id408137306|Игорь], а че второго насильника не посадили а ?</text:p>
          </table:table-cell>
        </table:table-row>
        <table:table-row table:style-name="ro1">
          <table:table-cell office:value-type="float" office:value="1059947" calcext:value-type="float">
            <text:p>1059947</text:p>
          </table:table-cell>
          <table:table-cell office:value-type="float" office:value="1060280" calcext:value-type="float">
            <text:p>1060280</text:p>
          </table:table-cell>
          <table:table-cell office:value-type="string" calcext:value-type="string">
            <text:p>non_sexist</text:p>
          </table:table-cell>
          <table:table-cell office:value-type="string" calcext:value-type="string">
            <text:p>[id270604115|Олег], был бы перепихон по пьяне - никто бы не сидел. Изнасилование - тяжкое преступление. Не нравится - беги в касацию, защищай своего кумира. Чо на диване-то сидишь?)</text:p>
          </table:table-cell>
        </table:table-row>
        <table:table-row table:style-name="ro1">
          <table:table-cell office:value-type="float" office:value="1059947" calcext:value-type="float">
            <text:p>1059947</text:p>
          </table:table-cell>
          <table:table-cell office:value-type="float" office:value="1060281" calcext:value-type="float">
            <text:p>1060281</text:p>
          </table:table-cell>
          <table:table-cell office:value-type="string" calcext:value-type="string">
            <text:p>non_sexist</text:p>
          </table:table-cell>
          <table:table-cell office:value-type="string" calcext:value-type="string">
            <text:p>[id408137306|Игорь], че второго насильника не посадили ?</text:p>
          </table:table-cell>
        </table:table-row>
        <table:table-row table:style-name="ro1">
          <table:table-cell office:value-type="float" office:value="1059947" calcext:value-type="float">
            <text:p>1059947</text:p>
          </table:table-cell>
          <table:table-cell office:value-type="float" office:value="1060284" calcext:value-type="float">
            <text:p>1060284</text:p>
          </table:table-cell>
          <table:table-cell office:value-type="string" calcext:value-type="string">
            <text:p>non_sexist</text:p>
          </table:table-cell>
          <table:table-cell office:value-type="string" calcext:value-type="string">
            <text:p>[id270604115|Олег], не было состава преступления, по закону, из допроса всё сходится. И он не избивал.</text:p>
          </table:table-cell>
        </table:table-row>
        <table:table-row table:style-name="ro1">
          <table:table-cell office:value-type="float" office:value="1059947" calcext:value-type="float">
            <text:p>1059947</text:p>
          </table:table-cell>
          <table:table-cell office:value-type="float" office:value="1060285" calcext:value-type="float">
            <text:p>1060285</text:p>
          </table:table-cell>
          <table:table-cell office:value-type="string" calcext:value-type="string">
            <text:p>non_sexist</text:p>
          </table:table-cell>
          <table:table-cell office:value-type="string" calcext:value-type="string">
            <text:p>[id268199721|Елена], обычно на шоу приходят, чтобы получить огласку, добиться справедливости и не дать местным властям замять дело за взятку.</text:p>
          </table:table-cell>
        </table:table-row>
        <table:table-row table:style-name="ro1">
          <table:table-cell office:value-type="float" office:value="1059947" calcext:value-type="float">
            <text:p>1059947</text:p>
          </table:table-cell>
          <table:table-cell office:value-type="float" office:value="1060287" calcext:value-type="float">
            <text:p>1060287</text:p>
          </table:table-cell>
          <table:table-cell office:value-type="string" calcext:value-type="string">
            <text:p>non_sexist</text:p>
          </table:table-cell>
          <table:table-cell office:value-type="string" calcext:value-type="string">
            <text:p>[id408137306|Игорь], мда ну ты и дятел пистец</text:p>
          </table:table-cell>
        </table:table-row>
        <table:table-row table:style-name="ro1">
          <table:table-cell office:value-type="float" office:value="1059947" calcext:value-type="float">
            <text:p>1059947</text:p>
          </table:table-cell>
          <table:table-cell office:value-type="float" office:value="1060290" calcext:value-type="float">
            <text:p>1060290</text:p>
          </table:table-cell>
          <table:table-cell office:value-type="string" calcext:value-type="string">
            <text:p>non_sexist</text:p>
          </table:table-cell>
          <table:table-cell office:value-type="string" calcext:value-type="string">
            <text:p>[id270604115|Олег], все бумажки есть, так что и дурак склеит одно с другим, кого интересовал этот треш - тот бы уже во всем разобрался.</text:p>
          </table:table-cell>
        </table:table-row>
        <table:table-row table:style-name="ro1">
          <table:table-cell office:value-type="float" office:value="1059947" calcext:value-type="float">
            <text:p>1059947</text:p>
          </table:table-cell>
          <table:table-cell office:value-type="float" office:value="1060292" calcext:value-type="float">
            <text:p>1060292</text:p>
          </table:table-cell>
          <table:table-cell office:value-type="string" calcext:value-type="string">
            <text:p>non_sexist</text:p>
          </table:table-cell>
          <table:table-cell office:value-type="string" calcext:value-type="string">
            <text:p>[id351857677|Oko], в первый раз слышу. Обычно на шоу приходят развлекаться. Ну или развлекать.</text:p>
          </table:table-cell>
        </table:table-row>
        <table:table-row table:style-name="ro1">
          <table:table-cell office:value-type="float" office:value="1059947" calcext:value-type="float">
            <text:p>1059947</text:p>
          </table:table-cell>
          <table:table-cell office:value-type="float" office:value="1060295" calcext:value-type="float">
            <text:p>1060295</text:p>
          </table:table-cell>
          <table:table-cell office:value-type="string" calcext:value-type="string">
            <text:p>sexist</text:p>
          </table:table-cell>
          <table:table-cell office:value-type="string" calcext:value-type="string">
            <text:p>[id408137306|Игорь], пиздежь , шлюха переспала по пьяни с первым встречным а потом ей мамаша нашептала что можно бабла срубить и сказать что ее изнасиловали , денег не дали и парень поехал на зону , вот и все а такие как ты дятлы будут верить в дичайшую хуйню и защищать шлюх</text:p>
          </table:table-cell>
        </table:table-row>
        <table:table-row table:style-name="ro1">
          <table:table-cell office:value-type="float" office:value="1059947" calcext:value-type="float">
            <text:p>1059947</text:p>
          </table:table-cell>
          <table:table-cell office:value-type="float" office:value="1060302" calcext:value-type="float">
            <text:p>1060302</text:p>
          </table:table-cell>
          <table:table-cell office:value-type="string" calcext:value-type="string">
            <text:p>non_sexist</text:p>
          </table:table-cell>
          <table:table-cell office:value-type="string" calcext:value-type="string">
            <text:p>[id270604115|Олег], ну отсоси ему уже)) он так тебе понравился, видимо) а в суд не побежишь, не?) у тебя и доказуха есть наверное) ну будет сидеть пацан, некому его защитить, эх...никому дела нет, все только пиздеть в тырнетах горазды..</text:p>
          </table:table-cell>
        </table:table-row>
        <table:table-row table:style-name="ro1">
          <table:table-cell office:value-type="float" office:value="1059947" calcext:value-type="float">
            <text:p>1059947</text:p>
          </table:table-cell>
          <table:table-cell office:value-type="float" office:value="1060303" calcext:value-type="float">
            <text:p>1060303</text:p>
          </table:table-cell>
          <table:table-cell office:value-type="string" calcext:value-type="string">
            <text:p>non_sexist</text:p>
          </table:table-cell>
          <table:table-cell office:value-type="string" calcext:value-type="string">
            <text:p>[id408137306|Игорь], ну у тебя только отсос в голове это и понятно когда против логики и здравого смысла нечем крыть такие как ты дятлы об отсосе и очке думают )</text:p>
          </table:table-cell>
        </table:table-row>
        <table:table-row table:style-name="ro1">
          <table:table-cell office:value-type="float" office:value="1059947" calcext:value-type="float">
            <text:p>1059947</text:p>
          </table:table-cell>
          <table:table-cell office:value-type="float" office:value="1060311" calcext:value-type="float">
            <text:p>1060311</text:p>
          </table:table-cell>
          <table:table-cell office:value-type="string" calcext:value-type="string">
            <text:p>non_sexist</text:p>
          </table:table-cell>
          <table:table-cell office:value-type="string" calcext:value-type="string">
            <text:p>[id270604115|Олег], давай, покрой своей логикой. Я взгляну. Пока никому не удалось. Анищенко и этот в беседе <text:s/>со мной сдулся и постыдно бежал. Чёт больше не появляется. Может у тебя получится?)) ахах (нет)</text:p>
          </table:table-cell>
        </table:table-row>
        <table:table-row table:style-name="ro1">
          <table:table-cell office:value-type="float" office:value="1059947" calcext:value-type="float">
            <text:p>1059947</text:p>
          </table:table-cell>
          <table:table-cell office:value-type="float" office:value="1060314" calcext:value-type="float">
            <text:p>1060314</text:p>
          </table:table-cell>
          <table:table-cell office:value-type="string" calcext:value-type="string">
            <text:p>non_sexist</text:p>
          </table:table-cell>
          <table:table-cell office:value-type="string" calcext:value-type="string">
            <text:p>[id408137306|Игорь], уже покрыл ))</text:p>
          </table:table-cell>
        </table:table-row>
        <table:table-row table:style-name="ro1">
          <table:table-cell office:value-type="float" office:value="1059947" calcext:value-type="float">
            <text:p>1059947</text:p>
          </table:table-cell>
          <table:table-cell office:value-type="float" office:value="1060321" calcext:value-type="float">
            <text:p>1060321</text:p>
          </table:table-cell>
          <table:table-cell office:value-type="string" calcext:value-type="string">
            <text:p>non_sexist</text:p>
          </table:table-cell>
          <table:table-cell office:value-type="string" calcext:value-type="string">
            <text:p>[id270604115|Олег], где..?) в иллюзиях живём, юноша) лечиться надо...</text:p>
          </table:table-cell>
        </table:table-row>
        <table:table-row table:style-name="ro1">
          <table:table-cell office:value-type="float" office:value="1059947" calcext:value-type="float">
            <text:p>1059947</text:p>
          </table:table-cell>
          <table:table-cell office:value-type="float" office:value="1060322" calcext:value-type="float">
            <text:p>1060322</text:p>
          </table:table-cell>
          <table:table-cell office:value-type="string" calcext:value-type="string">
            <text:p>non_sexist</text:p>
          </table:table-cell>
          <table:table-cell office:value-type="string" calcext:value-type="string">
            <text:p>[id408137306|Игорь], методичку поменяй защитник проституток</text:p>
          </table:table-cell>
        </table:table-row>
        <table:table-row table:style-name="ro1">
          <table:table-cell office:value-type="float" office:value="1059947" calcext:value-type="float">
            <text:p>1059947</text:p>
          </table:table-cell>
          <table:table-cell office:value-type="float" office:value="1060323" calcext:value-type="float">
            <text:p>1060323</text:p>
          </table:table-cell>
          <table:table-cell office:value-type="string" calcext:value-type="string">
            <text:p>non_sexist</text:p>
          </table:table-cell>
          <table:table-cell office:value-type="string" calcext:value-type="string">
            <text:p>[id268199721|Елена], в "пусть говорят" часто разбирают серьезные и тяжелые ситуации, с которыми самостоятельно справиться не получается, редакторы приглашают местных чиновников, которые обязуются решить проблему. После передач про Шурыгину как минимум кто-то должен зашевелиться и прикрыть притон в квартире, которую сдают малолетним подросткам под вписки.</text:p>
          </table:table-cell>
        </table:table-row>
        <table:table-row table:style-name="ro1">
          <table:table-cell office:value-type="float" office:value="1059947" calcext:value-type="float">
            <text:p>1059947</text:p>
          </table:table-cell>
          <table:table-cell office:value-type="float" office:value="1060328" calcext:value-type="float">
            <text:p>1060328</text:p>
          </table:table-cell>
          <table:table-cell office:value-type="string" calcext:value-type="string">
            <text:p>non_sexist</text:p>
          </table:table-cell>
          <table:table-cell office:value-type="string" calcext:value-type="string">
            <text:p>[id351857677|Oko], спасибо, но мне не нужны такие подробности. Я шоу не очень люблю.</text:p>
          </table:table-cell>
        </table:table-row>
        <table:table-row table:style-name="ro1">
          <table:table-cell office:value-type="float" office:value="1059947" calcext:value-type="float">
            <text:p>1059947</text:p>
          </table:table-cell>
          <table:table-cell office:value-type="float" office:value="1060334" calcext:value-type="float">
            <text:p>1060334</text:p>
          </table:table-cell>
          <table:table-cell office:value-type="string" calcext:value-type="string">
            <text:p>non_sexist</text:p>
          </table:table-cell>
          <table:table-cell office:value-type="string" calcext:value-type="string">
            <text:p>[id270604115|Олег], пардон, ее не я защитил, а государство - суд там, полиция и прочее) (слабо против государства попереть, да?)). я даже его не сажал - это его друзья и второй подозреваемый своими показаниями сделали) так что опять мимо. как ты, пардон, дамам попадаешь с таким прицелом-то?) а.. видимо, поэтому, так за зеков-деревенщин и заступаешься, хочешь быть на месте жертвы? Оу.. ну обратись к насильнику, может выйдет и осуществит твою мечту. Всё, свободен.</text:p>
          </table:table-cell>
        </table:table-row>
        <table:table-row table:style-name="ro1">
          <table:table-cell office:value-type="float" office:value="1059947" calcext:value-type="float">
            <text:p>1059947</text:p>
          </table:table-cell>
          <table:table-cell office:value-type="float" office:value="1060339" calcext:value-type="float">
            <text:p>1060339</text:p>
          </table:table-cell>
          <table:table-cell office:value-type="string" calcext:value-type="string">
            <text:p>non_sexist</text:p>
          </table:table-cell>
          <table:table-cell office:value-type="string" calcext:value-type="string">
            <text:p>[id408137306|Игорь], ты херню не неси как бабка которая пусть говорят посмотрела и вышла сплетничать , второго насильника че не посадили , насиловали двое сидит один , вот и иди думай дятел</text:p>
          </table:table-cell>
        </table:table-row>
        <table:table-row table:style-name="ro1">
          <table:table-cell office:value-type="float" office:value="1059947" calcext:value-type="float">
            <text:p>1059947</text:p>
          </table:table-cell>
          <table:table-cell office:value-type="float" office:value="1060341" calcext:value-type="float">
            <text:p>1060341</text:p>
          </table:table-cell>
          <table:table-cell office:value-type="string" calcext:value-type="string">
            <text:p>non_sexist</text:p>
          </table:table-cell>
          <table:table-cell office:value-type="string" calcext:value-type="string">
            <text:p>про эту шкуру давно забыли</text:p>
          </table:table-cell>
        </table:table-row>
        <table:table-row table:style-name="ro6">
          <table:table-cell office:value-type="float" office:value="1059947" calcext:value-type="float">
            <text:p>1059947</text:p>
          </table:table-cell>
          <table:table-cell office:value-type="float" office:value="1060377" calcext:value-type="float">
            <text:p>1060377</text:p>
          </table:table-cell>
          <table:table-cell office:value-type="string" calcext:value-type="string">
            <text:p>non_sexist</text:p>
          </table:table-cell>
          <table:table-cell office:value-type="string" calcext:value-type="string">
            <text:p>[id270604115|Олег], ответ тебе уже был дан, научись читать.</text:p>
            <text:p>Дублирую:</text:p>
            <text:p>"не было состава преступления, по закону, из допроса всё сходится. И он не избивал."</text:p>
            <text:p>И он стал свидетелем в результате.</text:p>
            <text:p>Ничего против ты не сказал, никакой логики-доказательств не привёл, никаких ссылок на закон, опять ровным счетом ничего.  логичного объяснения такой безумной топки за насильника с твоей стороны найти не могу..</text:p>
          </table:table-cell>
        </table:table-row>
        <table:table-row table:style-name="ro1">
          <table:table-cell office:value-type="float" office:value="1059947" calcext:value-type="float">
            <text:p>1059947</text:p>
          </table:table-cell>
          <table:table-cell office:value-type="float" office:value="1060398" calcext:value-type="float">
            <text:p>1060398</text:p>
          </table:table-cell>
          <table:table-cell office:value-type="string" calcext:value-type="string">
            <text:p>non_sexist</text:p>
          </table:table-cell>
          <table:table-cell office:value-type="string" calcext:value-type="string">
            <text:p>[id408137306|Игорь], суд в любой стране ошибается иногда. Что ж ты злой такой, а?</text:p>
          </table:table-cell>
        </table:table-row>
        <table:table-row table:style-name="ro1">
          <table:table-cell office:value-type="float" office:value="1059947" calcext:value-type="float">
            <text:p>1059947</text:p>
          </table:table-cell>
          <table:table-cell office:value-type="float" office:value="1060400" calcext:value-type="float">
            <text:p>1060400</text:p>
          </table:table-cell>
          <table:table-cell office:value-type="string" calcext:value-type="string">
            <text:p>non_sexist</text:p>
          </table:table-cell>
          <table:table-cell office:value-type="string" calcext:value-type="string">
            <text:p>[id41890037|Нара], согласен. Ошибается. Но пока я не могу ни к чему придраться. И никто против следствия/суда ничего не говорил вообще. Пусть идут в кассацию те, кто считает, что суд ошибся, дело не политическое, да ещё и с общественной поддержкой. Но никто не пошёл и вряд ли пойдёт, потому что дадут ещё больше. Всех всё устраивает. К чему шум тогда ?</text:p>
          </table:table-cell>
        </table:table-row>
        <table:table-row table:style-name="ro1">
          <table:table-cell office:value-type="float" office:value="1055600" calcext:value-type="float">
            <text:p>1055600</text:p>
          </table:table-cell>
          <table:table-cell office:value-type="float" office:value="1055601" calcext:value-type="float">
            <text:p>1055601</text:p>
          </table:table-cell>
          <table:table-cell office:value-type="string" calcext:value-type="string">
            <text:p>non_sexist</text:p>
          </table:table-cell>
          <table:table-cell office:value-type="string" calcext:value-type="string">
            <text:p>тот самый случай, когда прогресс пошел во вред...</text:p>
          </table:table-cell>
        </table:table-row>
        <table:table-row table:style-name="ro1">
          <table:table-cell office:value-type="float" office:value="1055600" calcext:value-type="float">
            <text:p>1055600</text:p>
          </table:table-cell>
          <table:table-cell office:value-type="float" office:value="1055602" calcext:value-type="float">
            <text:p>1055602</text:p>
          </table:table-cell>
          <table:table-cell office:value-type="string" calcext:value-type="string">
            <text:p>non_sexist</text:p>
          </table:table-cell>
          <table:table-cell office:value-type="string" calcext:value-type="string">
            <text:p>Щас школьники с фейков начнут писать тут кипятком.</text:p>
          </table:table-cell>
        </table:table-row>
        <table:table-row table:style-name="ro1">
          <table:table-cell office:value-type="float" office:value="1055600" calcext:value-type="float">
            <text:p>1055600</text:p>
          </table:table-cell>
          <table:table-cell office:value-type="float" office:value="1055603" calcext:value-type="float">
            <text:p>1055603</text:p>
          </table:table-cell>
          <table:table-cell office:value-type="string" calcext:value-type="string">
            <text:p>non_sexist</text:p>
          </table:table-cell>
          <table:table-cell office:value-type="string" calcext:value-type="string">
            <text:p>сука мрази!</text:p>
          </table:table-cell>
        </table:table-row>
        <table:table-row table:style-name="ro1">
          <table:table-cell office:value-type="float" office:value="1055600" calcext:value-type="float">
            <text:p>1055600</text:p>
          </table:table-cell>
          <table:table-cell office:value-type="float" office:value="1055604" calcext:value-type="float">
            <text:p>1055604</text:p>
          </table:table-cell>
          <table:table-cell office:value-type="string" calcext:value-type="string">
            <text:p>non_sexist</text:p>
          </table:table-cell>
          <table:table-cell office:value-type="string" calcext:value-type="string">
            <text:p>да не будет, конечно. уже все сказали, что это бредовый закон, который на практике реализовать не получится.</text:p>
          </table:table-cell>
        </table:table-row>
        <table:table-row table:style-name="ro1">
          <table:table-cell office:value-type="float" office:value="1055600" calcext:value-type="float">
            <text:p>1055600</text:p>
          </table:table-cell>
          <table:table-cell office:value-type="float" office:value="1055605" calcext:value-type="float">
            <text:p>1055605</text:p>
          </table:table-cell>
          <table:table-cell office:value-type="string" calcext:value-type="string">
            <text:p>non_sexist</text:p>
          </table:table-cell>
          <table:table-cell office:value-type="string" calcext:value-type="string">
            <text:p>Да не примут его, спокойно</text:p>
          </table:table-cell>
        </table:table-row>
        <table:table-row table:style-name="ro1">
          <table:table-cell office:value-type="float" office:value="1055600" calcext:value-type="float">
            <text:p>1055600</text:p>
          </table:table-cell>
          <table:table-cell office:value-type="float" office:value="1055606" calcext:value-type="float">
            <text:p>1055606</text:p>
          </table:table-cell>
          <table:table-cell office:value-type="string" calcext:value-type="string">
            <text:p>non_sexist</text:p>
          </table:table-cell>
          <table:table-cell office:value-type="string" calcext:value-type="string">
            <text:p>Мне интересно при помощи каких небесных сил это можно будет реализовать</text:p>
          </table:table-cell>
        </table:table-row>
        <table:table-row table:style-name="ro1">
          <table:table-cell office:value-type="float" office:value="1055600" calcext:value-type="float">
            <text:p>1055600</text:p>
          </table:table-cell>
          <table:table-cell office:value-type="float" office:value="1055609" calcext:value-type="float">
            <text:p>1055609</text:p>
          </table:table-cell>
          <table:table-cell office:value-type="string" calcext:value-type="string">
            <text:p>non_sexist</text:p>
          </table:table-cell>
          <table:table-cell office:value-type="string" calcext:value-type="string">
            <text:p>Ответ Пескова слышали? "Маловероятно, что пункты законопроекта могут быть реализованы, поэтому Кремль воздержится от позиции по этому вопросу")</text:p>
          </table:table-cell>
        </table:table-row>
        <table:table-row table:style-name="ro1">
          <table:table-cell office:value-type="float" office:value="1055600" calcext:value-type="float">
            <text:p>1055600</text:p>
          </table:table-cell>
          <table:table-cell office:value-type="float" office:value="1055610" calcext:value-type="float">
            <text:p>1055610</text:p>
          </table:table-cell>
          <table:table-cell office:value-type="string" calcext:value-type="string">
            <text:p>non_sexist</text:p>
          </table:table-cell>
          <table:table-cell office:value-type="string" calcext:value-type="string">
            <text:p>Милонова в президенты! Я хочу больше угара и треша!</text:p>
          </table:table-cell>
        </table:table-row>
        <table:table-row table:style-name="ro1">
          <table:table-cell office:value-type="float" office:value="1055600" calcext:value-type="float">
            <text:p>1055600</text:p>
          </table:table-cell>
          <table:table-cell office:value-type="float" office:value="1055611" calcext:value-type="float">
            <text:p>1055611</text:p>
          </table:table-cell>
          <table:table-cell office:value-type="string" calcext:value-type="string">
            <text:p>non_sexist</text:p>
          </table:table-cell>
          <table:table-cell office:value-type="string" calcext:value-type="string">
            <text:p>Регистрация по паспорту - это огонь) Твой ВК ломанули - у взомщика есть выход на твои паспортные данные+твое фото. Взломщик пишет от твоего имени что-то вроде "Нах*й Иисуса! В печь православных!" - ты садишься на 8 годков. Profit.</text:p>
          </table:table-cell>
        </table:table-row>
        <table:table-row table:style-name="ro1">
          <table:table-cell office:value-type="float" office:value="1055600" calcext:value-type="float">
            <text:p>1055600</text:p>
          </table:table-cell>
          <table:table-cell office:value-type="float" office:value="1055612" calcext:value-type="float">
            <text:p>1055612</text:p>
          </table:table-cell>
          <table:table-cell office:value-type="string" calcext:value-type="string">
            <text:p>non_sexist</text:p>
          </table:table-cell>
          <table:table-cell office:value-type="string" calcext:value-type="string">
            <text:p>Мне есть 18, поэтому похер</text:p>
          </table:table-cell>
        </table:table-row>
        <table:table-row table:style-name="ro1">
          <table:table-cell office:value-type="float" office:value="1055600" calcext:value-type="float">
            <text:p>1055600</text:p>
          </table:table-cell>
          <table:table-cell office:value-type="float" office:value="1055613" calcext:value-type="float">
            <text:p>1055613</text:p>
          </table:table-cell>
          <table:table-cell office:value-type="string" calcext:value-type="string">
            <text:p>non_sexist</text:p>
          </table:table-cell>
          <table:table-cell office:value-type="string" calcext:value-type="string">
            <text:p>Ольгинские троли этого не допустят))</text:p>
          </table:table-cell>
        </table:table-row>
        <table:table-row table:style-name="ro1">
          <table:table-cell office:value-type="float" office:value="1055600" calcext:value-type="float">
            <text:p>1055600</text:p>
          </table:table-cell>
          <table:table-cell office:value-type="float" office:value="1055614" calcext:value-type="float">
            <text:p>1055614</text:p>
          </table:table-cell>
          <table:table-cell office:value-type="string" calcext:value-type="string">
            <text:p>non_sexist</text:p>
          </table:table-cell>
          <table:table-cell office:value-type="string" calcext:value-type="string">
            <text:p>Просто патриот России ,просто покупает еду,правда в Финляндии)</text:p>
          </table:table-cell>
        </table:table-row>
        <table:table-row table:style-name="ro1">
          <table:table-cell office:value-type="float" office:value="1055600" calcext:value-type="float">
            <text:p>1055600</text:p>
          </table:table-cell>
          <table:table-cell office:value-type="float" office:value="1055616" calcext:value-type="float">
            <text:p>1055616</text:p>
          </table:table-cell>
          <table:table-cell office:value-type="string" calcext:value-type="string">
            <text:p>non_sexist</text:p>
          </table:table-cell>
          <table:table-cell office:value-type="string" calcext:value-type="string">
            <text:p>то есть, спекулирует на теме изнасилования и плохого воспитания федеральное телевидение, а аморальная все-таки Диана Шурыгина?</text:p>
          </table:table-cell>
        </table:table-row>
        <table:table-row table:style-name="ro1">
          <table:table-cell office:value-type="float" office:value="1055600" calcext:value-type="float">
            <text:p>1055600</text:p>
          </table:table-cell>
          <table:table-cell office:value-type="float" office:value="1055617" calcext:value-type="float">
            <text:p>1055617</text:p>
          </table:table-cell>
          <table:table-cell office:value-type="string" calcext:value-type="string">
            <text:p>non_sexist</text:p>
          </table:table-cell>
          <table:table-cell office:value-type="string" calcext:value-type="string">
            <text:p>Примите уже, пожалуйста, его кто-нибудь в психушку, это весеннее обострение.</text:p>
          </table:table-cell>
        </table:table-row>
        <table:table-row table:style-name="ro1">
          <table:table-cell office:value-type="float" office:value="1055600" calcext:value-type="float">
            <text:p>1055600</text:p>
          </table:table-cell>
          <table:table-cell office:value-type="float" office:value="1055619" calcext:value-type="float">
            <text:p>1055619</text:p>
          </table:table-cell>
          <table:table-cell office:value-type="string" calcext:value-type="string">
            <text:p>non_sexist</text:p>
          </table:table-cell>
          <table:table-cell office:value-type="string" calcext:value-type="string">
            <text:p>Мне кажется, закон этот раскритиковали не потому что он бредовый. Мало чтоль у нас всякого безумия стало законами? Просто они прикинули, что в следующий раз весь рунет может выйти прогуляться в какое-нибудь солнечное прекрасное воскресенье, если такой закон всё же примут. А на фоне дешёвой нефти, всяких митингов и забастовок такой многомиллионный движняк может боком выйти :))</text:p>
          </table:table-cell>
        </table:table-row>
        <table:table-row table:style-name="ro1">
          <table:table-cell office:value-type="float" office:value="1055600" calcext:value-type="float">
            <text:p>1055600</text:p>
          </table:table-cell>
          <table:table-cell office:value-type="float" office:value="1055621" calcext:value-type="float">
            <text:p>1055621</text:p>
          </table:table-cell>
          <table:table-cell office:value-type="string" calcext:value-type="string">
            <text:p>non_sexist</text:p>
          </table:table-cell>
          <table:table-cell office:value-type="string" calcext:value-type="string">
            <text:p>Если госдума не примет закон, или если Путин его не подпишет, будет ли Милонов называть их пятой колонной?</text:p>
          </table:table-cell>
        </table:table-row>
        <table:table-row table:style-name="ro1">
          <table:table-cell office:value-type="float" office:value="1055600" calcext:value-type="float">
            <text:p>1055600</text:p>
          </table:table-cell>
          <table:table-cell office:value-type="float" office:value="1055623" calcext:value-type="float">
            <text:p>1055623</text:p>
          </table:table-cell>
          <table:table-cell office:value-type="string" calcext:value-type="string">
            <text:p>non_sexist</text:p>
          </table:table-cell>
          <table:table-cell office:value-type="string" calcext:value-type="string">
            <text:p>ещё и сажать будут за интырнет</text:p>
          </table:table-cell>
        </table:table-row>
        <table:table-row table:style-name="ro1">
          <table:table-cell office:value-type="float" office:value="1055600" calcext:value-type="float">
            <text:p>1055600</text:p>
          </table:table-cell>
          <table:table-cell office:value-type="float" office:value="1055624" calcext:value-type="float">
            <text:p>1055624</text:p>
          </table:table-cell>
          <table:table-cell office:value-type="string" calcext:value-type="string">
            <text:p>non_sexist</text:p>
          </table:table-cell>
          <table:table-cell office:value-type="string" calcext:value-type="string">
            <text:p>[id131678617|Евгений], а у нас много законов на практике получается реализовывать?))</text:p>
          </table:table-cell>
        </table:table-row>
        <table:table-row table:style-name="ro1">
          <table:table-cell office:value-type="float" office:value="1055600" calcext:value-type="float">
            <text:p>1055600</text:p>
          </table:table-cell>
          <table:table-cell office:value-type="float" office:value="1055625" calcext:value-type="float">
            <text:p>1055625</text:p>
          </table:table-cell>
          <table:table-cell office:value-type="string" calcext:value-type="string">
            <text:p>non_sexist</text:p>
          </table:table-cell>
          <table:table-cell office:value-type="string" calcext:value-type="string">
            <text:p>Опять милонова школота затроллила в соц. сети, вот и бесится!</text:p>
          </table:table-cell>
        </table:table-row>
        <table:table-row table:style-name="ro1">
          <table:table-cell office:value-type="float" office:value="1055600" calcext:value-type="float">
            <text:p>1055600</text:p>
          </table:table-cell>
          <table:table-cell office:value-type="float" office:value="1055626" calcext:value-type="float">
            <text:p>1055626</text:p>
          </table:table-cell>
          <table:table-cell office:value-type="string" calcext:value-type="string">
            <text:p>non_sexist</text:p>
          </table:table-cell>
          <table:table-cell office:value-type="string" calcext:value-type="string">
            <text:p>да успокойтесь уже , не примут его , смотрят на реакцию , а мы своими истериками только помогаем этому</text:p>
          </table:table-cell>
        </table:table-row>
        <table:table-row table:style-name="ro1">
          <table:table-cell office:value-type="float" office:value="1055600" calcext:value-type="float">
            <text:p>1055600</text:p>
          </table:table-cell>
          <table:table-cell office:value-type="float" office:value="1055630" calcext:value-type="float">
            <text:p>1055630</text:p>
          </table:table-cell>
          <table:table-cell office:value-type="string" calcext:value-type="string">
            <text:p>non_sexist</text:p>
          </table:table-cell>
          <table:table-cell office:value-type="string" calcext:value-type="string">
            <text:p>Papers please</text:p>
          </table:table-cell>
        </table:table-row>
        <table:table-row table:style-name="ro1">
          <table:table-cell office:value-type="float" office:value="1055600" calcext:value-type="float">
            <text:p>1055600</text:p>
          </table:table-cell>
          <table:table-cell office:value-type="float" office:value="1055631" calcext:value-type="float">
            <text:p>1055631</text:p>
          </table:table-cell>
          <table:table-cell office:value-type="string" calcext:value-type="string">
            <text:p>non_sexist</text:p>
          </table:table-cell>
          <table:table-cell office:value-type="string" calcext:value-type="string">
            <text:p>[id421630694|Best], из тех, которые предлагает Милонов или вообще в целом?</text:p>
          </table:table-cell>
        </table:table-row>
        <table:table-row table:style-name="ro1">
          <table:table-cell office:value-type="float" office:value="1055600" calcext:value-type="float">
            <text:p>1055600</text:p>
          </table:table-cell>
          <table:table-cell office:value-type="float" office:value="1055632" calcext:value-type="float">
            <text:p>1055632</text:p>
          </table:table-cell>
          <table:table-cell office:value-type="string" calcext:value-type="string">
            <text:p>non_sexist</text:p>
          </table:table-cell>
          <table:table-cell office:value-type="string" calcext:value-type="string">
            <text:p>Денис,у вас просрочена, сейчас 2017г</text:p>
          </table:table-cell>
        </table:table-row>
        <table:table-row table:style-name="ro1">
          <table:table-cell office:value-type="float" office:value="1055600" calcext:value-type="float">
            <text:p>1055600</text:p>
          </table:table-cell>
          <table:table-cell office:value-type="float" office:value="1055634" calcext:value-type="float">
            <text:p>1055634</text:p>
          </table:table-cell>
          <table:table-cell office:value-type="string" calcext:value-type="string">
            <text:p>non_sexist</text:p>
          </table:table-cell>
          <table:table-cell office:value-type="string" calcext:value-type="string">
            <text:p>[id2551193|Денис], странно такой мущина и без охраны ( если что)</text:p>
          </table:table-cell>
        </table:table-row>
        <table:table-row table:style-name="ro1">
          <table:table-cell office:value-type="float" office:value="1055600" calcext:value-type="float">
            <text:p>1055600</text:p>
          </table:table-cell>
          <table:table-cell office:value-type="float" office:value="1055635" calcext:value-type="float">
            <text:p>1055635</text:p>
          </table:table-cell>
          <table:table-cell office:value-type="string" calcext:value-type="string">
            <text:p>non_sexist</text:p>
          </table:table-cell>
          <table:table-cell office:value-type="string" calcext:value-type="string">
            <text:p>[id236571330|Всеволод], я подобные комментарии про "Пакет Яровой" читал годика 2 назад. Что его не примут и т.д.) С 18 года вся твоя переписка будет храниться на серваках провайдеров+будешь платить за связь вдвое больше)</text:p>
          </table:table-cell>
        </table:table-row>
        <table:table-row table:style-name="ro1">
          <table:table-cell office:value-type="float" office:value="1055600" calcext:value-type="float">
            <text:p>1055600</text:p>
          </table:table-cell>
          <table:table-cell office:value-type="float" office:value="1055638" calcext:value-type="float">
            <text:p>1055638</text:p>
          </table:table-cell>
          <table:table-cell office:value-type="string" calcext:value-type="string">
            <text:p>non_sexist</text:p>
          </table:table-cell>
          <table:table-cell office:value-type="string" calcext:value-type="string">
            <text:p>сначала решили весь интернет чебурахнуть, не получилось, теперь соцсети... ну удачи</text:p>
          </table:table-cell>
        </table:table-row>
        <table:table-row table:style-name="ro1">
          <table:table-cell office:value-type="float" office:value="1055600" calcext:value-type="float">
            <text:p>1055600</text:p>
          </table:table-cell>
          <table:table-cell office:value-type="float" office:value="1055639" calcext:value-type="float">
            <text:p>1055639</text:p>
          </table:table-cell>
          <table:table-cell office:value-type="string" calcext:value-type="string">
            <text:p>non_sexist</text:p>
          </table:table-cell>
          <table:table-cell office:value-type="string" calcext:value-type="string">
            <text:p>Понятно)) Вопросов больше нет))</text:p>
          </table:table-cell>
        </table:table-row>
        <table:table-row table:style-name="ro1">
          <table:table-cell office:value-type="float" office:value="1055600" calcext:value-type="float">
            <text:p>1055600</text:p>
          </table:table-cell>
          <table:table-cell office:value-type="float" office:value="1055640" calcext:value-type="float">
            <text:p>1055640</text:p>
          </table:table-cell>
          <table:table-cell office:value-type="string" calcext:value-type="string">
            <text:p>non_sexist</text:p>
          </table:table-cell>
          <table:table-cell office:value-type="string" calcext:value-type="string">
            <text:p>[id144919184|Вэл], закон яровой это совершенно другое и разрабатывалось совершенно другими людьми , даже одна фамилия милонов уже говорит о том что его не примут , ибо все уже знают кто он такой</text:p>
          </table:table-cell>
        </table:table-row>
        <table:table-row table:style-name="ro1">
          <table:table-cell office:value-type="float" office:value="1055600" calcext:value-type="float">
            <text:p>1055600</text:p>
          </table:table-cell>
          <table:table-cell office:value-type="float" office:value="1055641" calcext:value-type="float">
            <text:p>1055641</text:p>
          </table:table-cell>
          <table:table-cell office:value-type="string" calcext:value-type="string">
            <text:p>non_sexist</text:p>
          </table:table-cell>
          <table:table-cell office:value-type="string" calcext:value-type="string">
            <text:p>[id2551193|Денис], это стандартная практика для жителей Питера "откатать шенген". Суть не в том, чтобы съездить за продуктами, а в том, чтобы выехать за границу и поставить штамп.</text:p>
          </table:table-cell>
        </table:table-row>
        <table:table-row table:style-name="ro1">
          <table:table-cell office:value-type="float" office:value="1055600" calcext:value-type="float">
            <text:p>1055600</text:p>
          </table:table-cell>
          <table:table-cell office:value-type="float" office:value="1055648" calcext:value-type="float">
            <text:p>1055648</text:p>
          </table:table-cell>
          <table:table-cell office:value-type="string" calcext:value-type="string">
            <text:p>non_sexist</text:p>
          </table:table-cell>
          <table:table-cell office:value-type="string" calcext:value-type="string">
            <text:p>враги</text:p>
          </table:table-cell>
        </table:table-row>
        <table:table-row table:style-name="ro1">
          <table:table-cell office:value-type="float" office:value="1055600" calcext:value-type="float">
            <text:p>1055600</text:p>
          </table:table-cell>
          <table:table-cell office:value-type="float" office:value="1055650" calcext:value-type="float">
            <text:p>1055650</text:p>
          </table:table-cell>
          <table:table-cell office:value-type="string" calcext:value-type="string">
            <text:p>non_sexist</text:p>
          </table:table-cell>
          <table:table-cell office:value-type="string" calcext:value-type="string">
            <text:p>я знаю наперед, зря Милонов свою фамилию лишает будущего...</text:p>
          </table:table-cell>
        </table:table-row>
        <table:table-row table:style-name="ro1">
          <table:table-cell office:value-type="float" office:value="1055600" calcext:value-type="float">
            <text:p>1055600</text:p>
          </table:table-cell>
          <table:table-cell office:value-type="float" office:value="1055651" calcext:value-type="float">
            <text:p>1055651</text:p>
          </table:table-cell>
          <table:table-cell office:value-type="string" calcext:value-type="string">
            <text:p>non_sexist</text:p>
          </table:table-cell>
          <table:table-cell office:value-type="string" calcext:value-type="string">
            <text:p>Тогда пусть начнут с дома-2!</text:p>
          </table:table-cell>
        </table:table-row>
        <table:table-row table:style-name="ro1">
          <table:table-cell office:value-type="float" office:value="1055600" calcext:value-type="float">
            <text:p>1055600</text:p>
          </table:table-cell>
          <table:table-cell office:value-type="float" office:value="1055652" calcext:value-type="float">
            <text:p>1055652</text:p>
          </table:table-cell>
          <table:table-cell office:value-type="string" calcext:value-type="string">
            <text:p>non_sexist</text:p>
          </table:table-cell>
          <table:table-cell office:value-type="string" calcext:value-type="string">
            <text:p>[id144919184|Вэл], да не построят они дата центры ни а жизнь 10 трл рублей нада и по сути десятки тысяч километров магестралей</text:p>
          </table:table-cell>
        </table:table-row>
        <table:table-row table:style-name="ro1">
          <table:table-cell office:value-type="float" office:value="1055600" calcext:value-type="float">
            <text:p>1055600</text:p>
          </table:table-cell>
          <table:table-cell office:value-type="float" office:value="1055656" calcext:value-type="float">
            <text:p>1055656</text:p>
          </table:table-cell>
          <table:table-cell office:value-type="string" calcext:value-type="string">
            <text:p>non_sexist</text:p>
          </table:table-cell>
          <table:table-cell office:value-type="string" calcext:value-type="string">
            <text:p>Это нормально,ездить в Финку)сам частенько там бываю)но я не ору везде про христианство и патриотизм.Если считаешь себя патриотом будь патриотом до конца!</text:p>
          </table:table-cell>
        </table:table-row>
        <table:table-row table:style-name="ro1">
          <table:table-cell office:value-type="float" office:value="1055600" calcext:value-type="float">
            <text:p>1055600</text:p>
          </table:table-cell>
          <table:table-cell office:value-type="float" office:value="1055658" calcext:value-type="float">
            <text:p>1055658</text:p>
          </table:table-cell>
          <table:table-cell office:value-type="string" calcext:value-type="string">
            <text:p>non_sexist</text:p>
          </table:table-cell>
          <table:table-cell office:value-type="string" calcext:value-type="string">
            <text:p>[id18897767|Александр], не беспокойтесь о Милонове. Будет плохо, он возьмёт свою семью и уедет на ПМЖ в Майами.</text:p>
          </table:table-cell>
        </table:table-row>
        <table:table-row table:style-name="ro1">
          <table:table-cell office:value-type="float" office:value="1055600" calcext:value-type="float">
            <text:p>1055600</text:p>
          </table:table-cell>
          <table:table-cell office:value-type="float" office:value="1055662" calcext:value-type="float">
            <text:p>1055662</text:p>
          </table:table-cell>
          <table:table-cell office:value-type="string" calcext:value-type="string">
            <text:p>non_sexist</text:p>
          </table:table-cell>
          <table:table-cell office:value-type="string" calcext:value-type="string">
            <text:p>Мде.. У Виталика крыша совсем потекла, чинить надо</text:p>
          </table:table-cell>
        </table:table-row>
        <table:table-row table:style-name="ro1">
          <table:table-cell office:value-type="float" office:value="1055600" calcext:value-type="float">
            <text:p>1055600</text:p>
          </table:table-cell>
          <table:table-cell office:value-type="float" office:value="1055710" calcext:value-type="float">
            <text:p>1055710</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055600" calcext:value-type="float">
            <text:p>1055600</text:p>
          </table:table-cell>
          <table:table-cell office:value-type="float" office:value="1055719" calcext:value-type="float">
            <text:p>1055719</text:p>
          </table:table-cell>
          <table:table-cell office:value-type="string" calcext:value-type="string">
            <text:p>non_sexist</text:p>
          </table:table-cell>
          <table:table-cell office:value-type="string" calcext:value-type="string">
            <text:p>Песков его уже обосрал. К тому же последнее время Милонов уже начал подзадалбывать самые верхи... Хотя "это неточно", могут и одобрить, ибо все обделались от школьников на митинге.</text:p>
          </table:table-cell>
        </table:table-row>
        <table:table-row table:style-name="ro1">
          <table:table-cell office:value-type="float" office:value="1055600" calcext:value-type="float">
            <text:p>1055600</text:p>
          </table:table-cell>
          <table:table-cell office:value-type="float" office:value="1055722" calcext:value-type="float">
            <text:p>1055722</text:p>
          </table:table-cell>
          <table:table-cell office:value-type="string" calcext:value-type="string">
            <text:p>non_sexist</text:p>
          </table:table-cell>
          <table:table-cell office:value-type="string" calcext:value-type="string">
            <text:p>Эта картинка идеально подходит к этой новости</text:p>
          </table:table-cell>
        </table:table-row>
        <table:table-row table:style-name="ro1">
          <table:table-cell office:value-type="float" office:value="1055600" calcext:value-type="float">
            <text:p>1055600</text:p>
          </table:table-cell>
          <table:table-cell office:value-type="float" office:value="1055723" calcext:value-type="float">
            <text:p>1055723</text:p>
          </table:table-cell>
          <table:table-cell office:value-type="string" calcext:value-type="string">
            <text:p>non_sexist</text:p>
          </table:table-cell>
          <table:table-cell office:value-type="string" calcext:value-type="string">
            <text:p>[id210723978|Алексей], если ты думаешь, что регистрация в соц. сетях по паспорту даст хоть что-то обычным гражданам и их хоть как-то защитит, то обратить по месту жительства к психиатру. Используя паспортные данные при регистрации в сети, ты, по большому счету, будешь выкладывать их в открытый доступ. От твоего имени могут написать что угодно и ты НЕ докажешь свою непричастность. Доступ К ТВОИМ паспортным данным будет у неограниченного круга лиц. Если ты этого не понимаешь, то мне жаль тебя.</text:p>
          </table:table-cell>
        </table:table-row>
        <table:table-row table:style-name="ro1">
          <table:table-cell office:value-type="float" office:value="1055600" calcext:value-type="float">
            <text:p>1055600</text:p>
          </table:table-cell>
          <table:table-cell office:value-type="float" office:value="1055727" calcext:value-type="float">
            <text:p>1055727</text:p>
          </table:table-cell>
          <table:table-cell office:value-type="string" calcext:value-type="string">
            <text:p>non_sexist</text:p>
          </table:table-cell>
          <table:table-cell office:value-type="string" calcext:value-type="string">
            <text:p>[id210723978|Alexey], фантазёр, ишь, чего удумал.</text:p>
          </table:table-cell>
        </table:table-row>
        <table:table-row table:style-name="ro1">
          <table:table-cell office:value-type="float" office:value="1055600" calcext:value-type="float">
            <text:p>1055600</text:p>
          </table:table-cell>
          <table:table-cell office:value-type="float" office:value="1055728" calcext:value-type="float">
            <text:p>1055728</text:p>
          </table:table-cell>
          <table:table-cell office:value-type="string" calcext:value-type="string">
            <text:p>non_sexist</text:p>
          </table:table-cell>
          <table:table-cell office:value-type="string" calcext:value-type="string">
            <text:p>Что делает политик, когда он не умный, не креативный, не думает о последствиях ! - правильно, выпускает запрещающий закон.</text:p>
          </table:table-cell>
        </table:table-row>
        <table:table-row table:style-name="ro1">
          <table:table-cell office:value-type="float" office:value="1055600" calcext:value-type="float">
            <text:p>1055600</text:p>
          </table:table-cell>
          <table:table-cell office:value-type="float" office:value="1055735" calcext:value-type="float">
            <text:p>1055735</text:p>
          </table:table-cell>
          <table:table-cell office:value-type="string" calcext:value-type="string">
            <text:p>non_sexist</text:p>
          </table:table-cell>
          <table:table-cell office:value-type="string" calcext:value-type="string">
            <text:p>Ну безумный пакет Яровой приняли же, не поморщились.</text:p>
          </table:table-cell>
        </table:table-row>
        <table:table-row table:style-name="ro1">
          <table:table-cell office:value-type="float" office:value="1055600" calcext:value-type="float">
            <text:p>1055600</text:p>
          </table:table-cell>
          <table:table-cell office:value-type="float" office:value="1055738" calcext:value-type="float">
            <text:p>1055738</text:p>
          </table:table-cell>
          <table:table-cell office:value-type="string" calcext:value-type="string">
            <text:p>non_sexist</text:p>
          </table:table-cell>
          <table:table-cell office:value-type="string" calcext:value-type="string">
            <text:p>Кек, пятый пост за день про Милонова и его законопроект. Всё-таки классно Дума работает: запускает шута(якобы), который всякие мемы выдаёт. А крутые либеральные газеты ( нет) подхватывают и начинают мусолить, то ли думая, что это всерьёз, то ли писать больше не о чем, хотя наверное и то и другое. А их читатели, как ни странно,( хотя нет закономерно), не все, конечно же, это понятно, начинают так же всерьёз это воспринимать.</text:p>
          </table:table-cell>
        </table:table-row>
        <table:table-row table:style-name="ro1">
          <table:table-cell office:value-type="float" office:value="1055600" calcext:value-type="float">
            <text:p>1055600</text:p>
          </table:table-cell>
          <table:table-cell office:value-type="float" office:value="1055745" calcext:value-type="float">
            <text:p>1055745</text:p>
          </table:table-cell>
          <table:table-cell office:value-type="string" calcext:value-type="string">
            <text:p>non_sexist</text:p>
          </table:table-cell>
          <table:table-cell office:value-type="string" calcext:value-type="string">
            <text:p>Млять, когда же этот дебилизм закончится?!?</text:p>
          </table:table-cell>
        </table:table-row>
        <table:table-row table:style-name="ro1">
          <table:table-cell office:value-type="float" office:value="1055600" calcext:value-type="float">
            <text:p>1055600</text:p>
          </table:table-cell>
          <table:table-cell office:value-type="float" office:value="1055749" calcext:value-type="float">
            <text:p>1055749</text:p>
          </table:table-cell>
          <table:table-cell office:value-type="string" calcext:value-type="string">
            <text:p>non_sexist</text:p>
          </table:table-cell>
          <table:table-cell office:value-type="string" calcext:value-type="string">
            <text:p>[id210723978|Alexey], это утопия. У органов нет совести, есть только формальные инструкции.</text:p>
          </table:table-cell>
        </table:table-row>
        <table:table-row table:style-name="ro1">
          <table:table-cell office:value-type="float" office:value="1055600" calcext:value-type="float">
            <text:p>1055600</text:p>
          </table:table-cell>
          <table:table-cell office:value-type="float" office:value="1055756" calcext:value-type="float">
            <text:p>1055756</text:p>
          </table:table-cell>
          <table:table-cell office:value-type="string" calcext:value-type="string">
            <text:p>non_sexist</text:p>
          </table:table-cell>
          <table:table-cell office:value-type="string" calcext:value-type="string">
            <text:p>[id210723978|Alexey], ты заместитель Петросяна?</text:p>
          </table:table-cell>
        </table:table-row>
        <table:table-row table:style-name="ro1">
          <table:table-cell office:value-type="float" office:value="1055600" calcext:value-type="float">
            <text:p>1055600</text:p>
          </table:table-cell>
          <table:table-cell office:value-type="float" office:value="1055759" calcext:value-type="float">
            <text:p>1055759</text:p>
          </table:table-cell>
          <table:table-cell office:value-type="string" calcext:value-type="string">
            <text:p>non_sexist</text:p>
          </table:table-cell>
          <table:table-cell office:value-type="string" calcext:value-type="string">
            <text:p>[id210723978|Алексей], вся информация о всех действиях пользователя вк сохраняется на серверах. Вся активность и все данные. Особо важная информация (о пользователе) также сохраняется на сервере. В случае вступления этого закона в силу, хотя бы частично, (части об использовании паспортных данных) данная информация может использоваться в части доказательной базы вины. Т.е. Она хранится на серверах. Для тупеньких: получаем доступ к серверам вк и получаем паспортные данные лица. (Добраться до сервера можно будет путем взлома, либо, что более вероятно, просто выкупить эту информацию у сотрудников вк). Если эта информация хотя бы частично будет отображена в пользовательских настройках (т.е. только ты ее видишь в своем профиле в настройках) то будет достаточно получить доступ к аккаунту, чтобы получить твои паспортные данные. Зная серию и номер паспорта гражданина, а также хотя бы частично фото подписи - можно такого наворотить от имени гражданина, что тебе и не снилось. Добрый вечер. Граждане оставляющие свои паспортные данные где бы то ни было должны проверять пункт:""О нераспространении предоставленной информации 3-им лицам" иначе их паспортные данные также могут куда-либо утекать.</text:p>
          </table:table-cell>
        </table:table-row>
        <table:table-row table:style-name="ro1">
          <table:table-cell office:value-type="float" office:value="1055600" calcext:value-type="float">
            <text:p>1055600</text:p>
          </table:table-cell>
          <table:table-cell office:value-type="float" office:value="1055760" calcext:value-type="float">
            <text:p>1055760</text:p>
          </table:table-cell>
          <table:table-cell office:value-type="string" calcext:value-type="string">
            <text:p>non_sexist</text:p>
          </table:table-cell>
          <table:table-cell office:value-type="string" calcext:value-type="string">
            <text:p>[id210723978|Алексей], хватит придуриваться. Это прямое нарушение прав на персональные данные. Надо показать этот законопроект профессиональному юристу, пусть скажет, сколько нарушений в конституции там имеются</text:p>
          </table:table-cell>
        </table:table-row>
        <table:table-row table:style-name="ro1">
          <table:table-cell office:value-type="float" office:value="1055600" calcext:value-type="float">
            <text:p>1055600</text:p>
          </table:table-cell>
          <table:table-cell office:value-type="float" office:value="1055764" calcext:value-type="float">
            <text:p>1055764</text:p>
          </table:table-cell>
          <table:table-cell office:value-type="string" calcext:value-type="string">
            <text:p>non_sexist</text:p>
          </table:table-cell>
          <table:table-cell office:value-type="string" calcext:value-type="string">
            <text:p>[id210723978|Алексей], круто, чувак. Ты тогда скинь свои серию и номер паспорта с фоточкой в любое крупное сообщество в вк. Через месяц-два будешь коллекторам рассказывать, что не ты брал этот кредит, что это не твоя подпись и что:"Кому нечего бояться, тот ничего не боится..."</text:p>
          </table:table-cell>
        </table:table-row>
        <table:table-row table:style-name="ro1">
          <table:table-cell office:value-type="float" office:value="1055600" calcext:value-type="float">
            <text:p>1055600</text:p>
          </table:table-cell>
          <table:table-cell office:value-type="float" office:value="1055770" calcext:value-type="float">
            <text:p>1055770</text:p>
          </table:table-cell>
          <table:table-cell office:value-type="string" calcext:value-type="string">
            <text:p>non_sexist</text:p>
          </table:table-cell>
          <table:table-cell office:value-type="string" calcext:value-type="string">
            <text:p>маразм крепчал</text:p>
          </table:table-cell>
        </table:table-row>
        <table:table-row table:style-name="ro1">
          <table:table-cell office:value-type="float" office:value="1055600" calcext:value-type="float">
            <text:p>1055600</text:p>
          </table:table-cell>
          <table:table-cell office:value-type="float" office:value="1055772" calcext:value-type="float">
            <text:p>1055772</text:p>
          </table:table-cell>
          <table:table-cell office:value-type="string" calcext:value-type="string">
            <text:p>non_sexist</text:p>
          </table:table-cell>
          <table:table-cell office:value-type="string" calcext:value-type="string">
            <text:p>[id210723978|Alexey], я исключительно про практическую работу конторы и других, без философии про "обычных людей, единую систему".</text:p>
          </table:table-cell>
        </table:table-row>
        <table:table-row table:style-name="ro1">
          <table:table-cell office:value-type="float" office:value="1055600" calcext:value-type="float">
            <text:p>1055600</text:p>
          </table:table-cell>
          <table:table-cell office:value-type="float" office:value="1055781" calcext:value-type="float">
            <text:p>1055781</text:p>
          </table:table-cell>
          <table:table-cell office:value-type="string" calcext:value-type="string">
            <text:p>non_sexist</text:p>
          </table:table-cell>
          <table:table-cell office:value-type="string" calcext:value-type="string">
            <text:p>А смена IP поможет?</text:p>
          </table:table-cell>
        </table:table-row>
        <table:table-row table:style-name="ro1">
          <table:table-cell office:value-type="float" office:value="1055600" calcext:value-type="float">
            <text:p>1055600</text:p>
          </table:table-cell>
          <table:table-cell office:value-type="float" office:value="1055791" calcext:value-type="float">
            <text:p>1055791</text:p>
          </table:table-cell>
          <table:table-cell office:value-type="string" calcext:value-type="string">
            <text:p>non_sexist</text:p>
          </table:table-cell>
          <table:table-cell office:value-type="string" calcext:value-type="string">
            <text:p>[id166142441|Юля], твои паспортные данные при смене IP не пропадут</text:p>
          </table:table-cell>
        </table:table-row>
        <table:table-row table:style-name="ro1">
          <table:table-cell office:value-type="float" office:value="1055600" calcext:value-type="float">
            <text:p>1055600</text:p>
          </table:table-cell>
          <table:table-cell office:value-type="float" office:value="1055795" calcext:value-type="float">
            <text:p>1055795</text:p>
          </table:table-cell>
          <table:table-cell office:value-type="string" calcext:value-type="string">
            <text:p>non_sexist</text:p>
          </table:table-cell>
          <table:table-cell office:value-type="string" calcext:value-type="string">
            <text:p>[id210723978|Алексей], иди прожуй пару статей об информации в сети и it безопасности. Может и мозг заработает.</text:p>
          </table:table-cell>
        </table:table-row>
        <table:table-row table:style-name="ro2">
          <table:table-cell office:value-type="float" office:value="1055600" calcext:value-type="float">
            <text:p>1055600</text:p>
          </table:table-cell>
          <table:table-cell office:value-type="float" office:value="1055796" calcext:value-type="float">
            <text:p>1055796</text:p>
          </table:table-cell>
          <table:table-cell office:value-type="string" calcext:value-type="string">
            <text:p>non_sexist</text:p>
          </table:table-cell>
          <table:table-cell office:value-type="string" calcext:value-type="string">
            <text:p>Интересно. А как предлагается общаться с людьми без российского паспорта? Запретить иностранные соцсети или обособить российских пользователей от других? Поголовный паспортный контроль во всех международных соцсетях явно не введешь. </text:p>
            <text:p>В таком случае что мне помешает при регистрации указать, что я гражданин другого государства?</text:p>
          </table:table-cell>
        </table:table-row>
        <table:table-row table:style-name="ro1">
          <table:table-cell office:value-type="float" office:value="1055600" calcext:value-type="float">
            <text:p>1055600</text:p>
          </table:table-cell>
          <table:table-cell office:value-type="float" office:value="1055799" calcext:value-type="float">
            <text:p>1055799</text:p>
          </table:table-cell>
          <table:table-cell office:value-type="string" calcext:value-type="string">
            <text:p>non_sexist</text:p>
          </table:table-cell>
          <table:table-cell office:value-type="string" calcext:value-type="string">
            <text:p>[id210723978|Алексей], ты бот</text:p>
          </table:table-cell>
        </table:table-row>
        <table:table-row table:style-name="ro1">
          <table:table-cell office:value-type="float" office:value="1055600" calcext:value-type="float">
            <text:p>1055600</text:p>
          </table:table-cell>
          <table:table-cell office:value-type="float" office:value="1055824" calcext:value-type="float">
            <text:p>1055824</text:p>
          </table:table-cell>
          <table:table-cell office:value-type="string" calcext:value-type="string">
            <text:p>non_sexist</text:p>
          </table:table-cell>
          <table:table-cell office:value-type="string" calcext:value-type="string">
            <text:p>[id210723978|Алексей], вот и сделай миру одолжение в виде вазэктомии. Останови распространение паразита тупости)</text:p>
          </table:table-cell>
        </table:table-row>
        <table:table-row table:style-name="ro1">
          <table:table-cell office:value-type="float" office:value="1055600" calcext:value-type="float">
            <text:p>1055600</text:p>
          </table:table-cell>
          <table:table-cell office:value-type="float" office:value="1055878" calcext:value-type="float">
            <text:p>1055878</text:p>
          </table:table-cell>
          <table:table-cell office:value-type="string" calcext:value-type="string">
            <text:p>non_sexist</text:p>
          </table:table-cell>
          <table:table-cell office:value-type="string" calcext:value-type="string">
            <text:p>Закон Яровой же приняли</text:p>
          </table:table-cell>
        </table:table-row>
        <table:table-row table:style-name="ro1">
          <table:table-cell office:value-type="float" office:value="1055600" calcext:value-type="float">
            <text:p>1055600</text:p>
          </table:table-cell>
          <table:table-cell office:value-type="float" office:value="1055882" calcext:value-type="float">
            <text:p>1055882</text:p>
          </table:table-cell>
          <table:table-cell office:value-type="string" calcext:value-type="string">
            <text:p>non_sexist</text:p>
          </table:table-cell>
          <table:table-cell office:value-type="string" calcext:value-type="string">
            <text:p>Я за, если они отключат первый канал где ШУрыгину и распиарили.</text:p>
          </table:table-cell>
        </table:table-row>
        <table:table-row table:style-name="ro1">
          <table:table-cell office:value-type="float" office:value="1055600" calcext:value-type="float">
            <text:p>1055600</text:p>
          </table:table-cell>
          <table:table-cell office:value-type="float" office:value="1055900" calcext:value-type="float">
            <text:p>1055900</text:p>
          </table:table-cell>
          <table:table-cell office:value-type="string" calcext:value-type="string">
            <text:p>non_sexist</text:p>
          </table:table-cell>
          <table:table-cell office:value-type="string" calcext:value-type="string">
            <text:p>боже, да успокойтесь вы, никто его не примет, все же выяснили вроде)</text:p>
          </table:table-cell>
        </table:table-row>
        <table:table-row table:style-name="ro1">
          <table:table-cell office:value-type="float" office:value="1055600" calcext:value-type="float">
            <text:p>1055600</text:p>
          </table:table-cell>
          <table:table-cell office:value-type="float" office:value="1055935" calcext:value-type="float">
            <text:p>1055935</text:p>
          </table:table-cell>
          <table:table-cell office:value-type="string" calcext:value-type="string">
            <text:p>non_sexist</text:p>
          </table:table-cell>
          <table:table-cell office:value-type="string" calcext:value-type="string">
            <text:p>он что нибудь нормальное предлагал вообще? или годами стиль держит</text:p>
          </table:table-cell>
        </table:table-row>
        <table:table-row table:style-name="ro1">
          <table:table-cell office:value-type="float" office:value="1055600" calcext:value-type="float">
            <text:p>1055600</text:p>
          </table:table-cell>
          <table:table-cell office:value-type="float" office:value="1055946" calcext:value-type="float">
            <text:p>1055946</text:p>
          </table:table-cell>
          <table:table-cell office:value-type="string" calcext:value-type="string">
            <text:p>non_sexist</text:p>
          </table:table-cell>
          <table:table-cell office:value-type="string" calcext:value-type="string">
            <text:p>[id3018549|Света], примут, примут.... они все примут, лишь бы их не трогали...до срока....</text:p>
          </table:table-cell>
        </table:table-row>
        <table:table-row table:style-name="ro2">
          <table:table-cell office:value-type="float" office:value="1055600" calcext:value-type="float">
            <text:p>1055600</text:p>
          </table:table-cell>
          <table:table-cell office:value-type="float" office:value="1055947" calcext:value-type="float">
            <text:p>1055947</text:p>
          </table:table-cell>
          <table:table-cell office:value-type="string" calcext:value-type="string">
            <text:p>non_sexist</text:p>
          </table:table-cell>
          <table:table-cell office:value-type="string" calcext:value-type="string">
            <text:p>ну хоть что то нормальное предложил</text:p>
            <text:p>меньше малолеток в сети будет</text:p>
          </table:table-cell>
        </table:table-row>
        <table:table-row table:style-name="ro1">
          <table:table-cell office:value-type="float" office:value="1055600" calcext:value-type="float">
            <text:p>1055600</text:p>
          </table:table-cell>
          <table:table-cell office:value-type="float" office:value="1055970" calcext:value-type="float">
            <text:p>1055970</text:p>
          </table:table-cell>
          <table:table-cell office:value-type="string" calcext:value-type="string">
            <text:p>non_sexist</text:p>
          </table:table-cell>
          <table:table-cell office:value-type="string" calcext:value-type="string">
            <text:p>[id123239161|Орхан], этот проект предлагает принудить всех регистрироваться в соцсетях по паспорту, запретить ники и еще кучу ограничений. А это значит, что выражать свое мнение, не совпадающее с мнением "партии", станет опаснее, пиратский контент будет возможно не просто банить, а привлекать к ответственности загрузившего его. Это ударит по всей аудитории ВК, а не только по "малолеткам".</text:p>
          </table:table-cell>
        </table:table-row>
        <table:table-row table:style-name="ro1">
          <table:table-cell office:value-type="float" office:value="1055600" calcext:value-type="float">
            <text:p>1055600</text:p>
          </table:table-cell>
          <table:table-cell office:value-type="float" office:value="1055973" calcext:value-type="float">
            <text:p>1055973</text:p>
          </table:table-cell>
          <table:table-cell office:value-type="string" calcext:value-type="string">
            <text:p>non_sexist</text:p>
          </table:table-cell>
          <table:table-cell office:value-type="string" calcext:value-type="string">
            <text:p>Идиотам не место в законотворчестве</text:p>
          </table:table-cell>
        </table:table-row>
        <table:table-row table:style-name="ro5">
          <table:table-cell office:value-type="float" office:value="1055600" calcext:value-type="float">
            <text:p>1055600</text:p>
          </table:table-cell>
          <table:table-cell office:value-type="float" office:value="1055976" calcext:value-type="float">
            <text:p>1055976</text:p>
          </table:table-cell>
          <table:table-cell office:value-type="string" calcext:value-type="string">
            <text:p>non_sexist</text:p>
          </table:table-cell>
          <table:table-cell office:value-type="string" calcext:value-type="string">
            <text:p>[id138418854|Настя], ВК уже давно не тот, что был прежде</text:p>
            <text:p>зато меньше фейков, троллей и прочих</text:p>
            <text:p>будет идентификационная привязка</text:p>
            <text:p>и да, придеться за свой "базар" отвечать перед глав. командующим</text:p>
          </table:table-cell>
        </table:table-row>
        <table:table-row table:style-name="ro1">
          <table:table-cell office:value-type="float" office:value="1055600" calcext:value-type="float">
            <text:p>1055600</text:p>
          </table:table-cell>
          <table:table-cell office:value-type="float" office:value="1056011" calcext:value-type="float">
            <text:p>1056011</text:p>
          </table:table-cell>
          <table:table-cell office:value-type="string" calcext:value-type="string">
            <text:p>non_sexist</text:p>
          </table:table-cell>
          <table:table-cell office:value-type="string" calcext:value-type="string">
            <text:p>Видимо, настает время новых соцсетей?</text:p>
          </table:table-cell>
        </table:table-row>
        <table:table-row table:style-name="ro1">
          <table:table-cell office:value-type="float" office:value="1055600" calcext:value-type="float">
            <text:p>1055600</text:p>
          </table:table-cell>
          <table:table-cell office:value-type="float" office:value="1056017" calcext:value-type="float">
            <text:p>1056017</text:p>
          </table:table-cell>
          <table:table-cell office:value-type="string" calcext:value-type="string">
            <text:p>non_sexist</text:p>
          </table:table-cell>
          <table:table-cell office:value-type="string" calcext:value-type="string">
            <text:p>[id7160094|Сергей], просто в ссаный фейсбук все перейдут и все) Он не имеет ру домена и не должен подчиняться этим правилам)</text:p>
          </table:table-cell>
        </table:table-row>
        <table:table-row table:style-name="ro1">
          <table:table-cell office:value-type="float" office:value="1055600" calcext:value-type="float">
            <text:p>1055600</text:p>
          </table:table-cell>
          <table:table-cell office:value-type="float" office:value="1056132" calcext:value-type="float">
            <text:p>1056132</text:p>
          </table:table-cell>
          <table:table-cell office:value-type="string" calcext:value-type="string">
            <text:p>non_sexist</text:p>
          </table:table-cell>
          <table:table-cell office:value-type="string" calcext:value-type="string">
            <text:p>Заграница нам поможет) и можно нонстоп х...ть все подряд.</text:p>
          </table:table-cell>
        </table:table-row>
        <table:table-row table:style-name="ro1">
          <table:table-cell office:value-type="float" office:value="1055600" calcext:value-type="float">
            <text:p>1055600</text:p>
          </table:table-cell>
          <table:table-cell office:value-type="float" office:value="1056151" calcext:value-type="float">
            <text:p>1056151</text:p>
          </table:table-cell>
          <table:table-cell office:value-type="string" calcext:value-type="string">
            <text:p>non_sexist</text:p>
          </table:table-cell>
          <table:table-cell office:value-type="string" calcext:value-type="string">
            <text:p>придворные шуты, конечно, нужны, но не такие же</text:p>
          </table:table-cell>
        </table:table-row>
        <table:table-row table:style-name="ro12">
          <table:table-cell office:value-type="float" office:value="1055600" calcext:value-type="float">
            <text:p>1055600</text:p>
          </table:table-cell>
          <table:table-cell office:value-type="float" office:value="1056176" calcext:value-type="float">
            <text:p>1056176</text:p>
          </table:table-cell>
          <table:table-cell office:value-type="string" calcext:value-type="string">
            <text:p>non_sexist</text:p>
          </table:table-cell>
          <table:table-cell office:value-type="string" calcext:value-type="string">
            <text:p>" Порой, когда я читаю новости, мне кажется, что вся современная Россия и наша жизнь в ней — это один масштабный телевизионный розыгрыш.</text:p>
            <text:p>Знаете, возможно, однажды наступит день, когда все чиновники страны начнут одновременно ржать, с неба посыпется конфетти, а облака выстроятся в огромные буквы: «РОЗЫГРЫШ».</text:p>
            <text:p/>
            <text:p>Путин выскочит из Кремля с букетом цветов, обнимет первого встречного, мол: «Прости, братан, мы не думали, что ты так легко поведёшься, ахахах». Политзаключенных выпустят из клеток смеющиеся работники тюрьм со словами: «Боже, ребят, ну вы и доверчивые, поверили в такой беспредел, ахах, выходите давайте».</text:p>
            <text:p/>
            <text:p>Кадыров у себя в инстаграме: «Боже, я чуть не разоржался в конце, когда про фильм объявил, ну вы и шайтаны, ахаха #чечня #юмор #розыгрыш #жиесть».</text:p>
            <text:p/>
            <text:p>И мы все такие:</text:p>
            <text:p>— АААА, Вован, разыгра-ал, ну ты и сволочь! Ахахах.</text:p>
            <text:p/>
            <text:p>А Путин такой:</text:p>
            <text:p/>
            <text:p>— Ахахах, блин ребят, честно, это была идея Димона, я ему сразу говорил, что слишком жёстко! Ахах.</text:p>
            <text:p/>
            <text:p>А Медведев:</text:p>
            <text:p/>
            <text:p>— Да круто же получилось! Мы в конце специально уже переигрывали, все эти законы тупые принимали, думали, вы поймёте, а вы ведётесь и ведётесь — пришлось раскрываться, ахах.</text:p>
            <text:p/>
            <text:p>Россияне:</text:p>
            <text:p/>
            <text:p>— Подожди, то есть все эти дебильные законы, санкции, тупые ограничения…</text:p>
            <text:p/>
            <text:p>— Ну конечно, боже, это всё липа, ради смеха, ахахах. Никакой юридической силы весь этот бред не имеет.</text:p>
            <text:p/>
            <text:p>— Ааа, господи, а мы велись все эти годы! Ахахах.</text:p>
            <text:p/>
            <text:p>Чувак из толпы:</text:p>
            <text:p/>
            <text:p>— А я вот ещё когда закон об оскорблении чувств верующих приняли, стал подозревать, что это какой-то прикол! А вы меня не слушали, ахах.</text:p>
            <text:p/>
            <text:p>Тут патриарх Кирилл срывает свою рясу:</text:p>
            <text:p/>
            <text:p>— Хотите прикол? Я вообще не крещёный, ахахах. Слава Сатане!</text:p>
            <text:p/>
            <text:p>Астахов:</text:p>
            <text:p/>
            <text:p>— А я на самом деле хороший юрист!</text:p>
            <text:p/>
            <text:p>Все в стране начинают дико ржать, отовсюду выкатываются камеры с операторами, звучат аплодисменты.</text:p>
            <text:p/>
            <text:p>Всем раздают воздушные шарики и цветы, нормальную работу и достойные зарплаты, отменяют ненастоящие законы, возвращают курс доллара, из правительства и Госдумы уходят все подставные актёры типа Жириновского, на их места приходят компетентные политики, профессионалы своего дела, а на огромном экране показывают самые смешные моменты последних лет.</text:p>
            <text:p/>
            <text:p>Счастливые россияне, вздохнув с облегчением от того, что весь этот сюрреализм оказался шуткой, смеются и говорят:</text:p>
            <text:p/>
            <text:p>— Ааахахах. Чёрт, как же мы тупили! Как минимум по Милонову и Мизулиной можно было догадаться, что это всё прикол.</text:p>
            <text:p/>
            <text:p>А Путин отвечает:</text:p>
            <text:p/>
            <text:p>— Нет, вообще-то эти двое реально ёб#утые.</text:p>
            <text:p/>
            <text:p>— Лол.</text:p>
            <text:p/>
            <text:p>— Лол. "</text:p>
          </table:table-cell>
        </table:table-row>
        <table:table-row table:style-name="ro1">
          <table:table-cell office:value-type="float" office:value="1055600" calcext:value-type="float">
            <text:p>1055600</text:p>
          </table:table-cell>
          <table:table-cell office:value-type="float" office:value="1056198" calcext:value-type="float">
            <text:p>1056198</text:p>
          </table:table-cell>
          <table:table-cell office:value-type="string" calcext:value-type="string">
            <text:p>non_sexist</text:p>
          </table:table-cell>
          <table:table-cell office:value-type="string" calcext:value-type="string">
            <text:p>Милонова заебали хейтеры</text:p>
          </table:table-cell>
        </table:table-row>
        <table:table-row table:style-name="ro1">
          <table:table-cell office:value-type="float" office:value="1055600" calcext:value-type="float">
            <text:p>1055600</text:p>
          </table:table-cell>
          <table:table-cell office:value-type="float" office:value="1056268" calcext:value-type="float">
            <text:p>1056268</text:p>
          </table:table-cell>
          <table:table-cell office:value-type="string" calcext:value-type="string">
            <text:p>non_sexist</text:p>
          </table:table-cell>
          <table:table-cell office:value-type="string" calcext:value-type="string">
            <text:p>С другой стороны этот закон запретит кремлеботов. Только представьте на минуту как это прекрасно.</text:p>
          </table:table-cell>
        </table:table-row>
        <table:table-row table:style-name="ro1">
          <table:table-cell office:value-type="float" office:value="1055600" calcext:value-type="float">
            <text:p>1055600</text:p>
          </table:table-cell>
          <table:table-cell office:value-type="float" office:value="1056276" calcext:value-type="float">
            <text:p>1056276</text:p>
          </table:table-cell>
          <table:table-cell office:value-type="string" calcext:value-type="string">
            <text:p>non_sexist</text:p>
          </table:table-cell>
          <table:table-cell office:value-type="string" calcext:value-type="string">
            <text:p>[id144919184|Вэл], по твоему паспортные данные это очень важная и засекреченная информация, которую при необходимости нельзя получить другими незаконными способами? Ничего, что их хранит у себя целая куча организаций, включая банки, в которых к ней имеют практически все сотрудники, которые получают куда как меньше сотрудников ВК, у которых, как ты писал, можно попробовать её выкупить? Да и что ты вообще можешь сделать, получив чужие паспортные данные? Ах, точно. Ничего. Кстати, можно запретить просматривать собственные паспортные данные в ВК и, если твою страничку взломают, они никуда не утекут.</text:p>
          </table:table-cell>
        </table:table-row>
        <table:table-row table:style-name="ro1">
          <table:table-cell office:value-type="float" office:value="1055600" calcext:value-type="float">
            <text:p>1055600</text:p>
          </table:table-cell>
          <table:table-cell office:value-type="float" office:value="1056333" calcext:value-type="float">
            <text:p>1056333</text:p>
          </table:table-cell>
          <table:table-cell office:value-type="string" calcext:value-type="string">
            <text:p>non_sexist</text:p>
          </table:table-cell>
          <table:table-cell office:value-type="string" calcext:value-type="string">
            <text:p>[id270431977|Владимир],</text:p>
          </table:table-cell>
        </table:table-row>
        <table:table-row table:style-name="ro1">
          <table:table-cell office:value-type="float" office:value="1055600" calcext:value-type="float">
            <text:p>1055600</text:p>
          </table:table-cell>
          <table:table-cell office:value-type="float" office:value="1056335" calcext:value-type="float">
            <text:p>1056335</text:p>
          </table:table-cell>
          <table:table-cell office:value-type="string" calcext:value-type="string">
            <text:p>non_sexist</text:p>
          </table:table-cell>
          <table:table-cell office:value-type="string" calcext:value-type="string">
            <text:p>ну впринципе верно, нехрен школоте в соцсетях сидеть, нихай учатся , занимаются спортом, больше с друзьями проводят время в реалии на природе в кафе и парках, книги читают , развиваются, а то вырастили поколение тупарей</text:p>
          </table:table-cell>
        </table:table-row>
        <table:table-row table:style-name="ro1">
          <table:table-cell office:value-type="float" office:value="1055600" calcext:value-type="float">
            <text:p>1055600</text:p>
          </table:table-cell>
          <table:table-cell office:value-type="float" office:value="1056342" calcext:value-type="float">
            <text:p>1056342</text:p>
          </table:table-cell>
          <table:table-cell office:value-type="string" calcext:value-type="string">
            <text:p>non_sexist</text:p>
          </table:table-cell>
          <table:table-cell office:value-type="string" calcext:value-type="string">
            <text:p>Вообще в законопроекте есть некоторые дельные предложения типа запрета публиковать личную переписку, сколько ЯЖМАТЕРЕЙ и Шкуродефенсов на этом погорят. Запретить рекламу всяких экстрасенсов, БАДов и прочей антинаучной херни - что с этим не так? Правила ВК да и вообще закон РФ сейчас нарушаются целыми группами совершенно без последствий (открытая пропаганда насилия и розни, содержание сведений о совершении преступлений - читайте подслушано у мошенников, и так далее), поддержке на всё насрать, такое ощущение, что политика руководства контакта - избегать блокировки любых групп до конца. Это дерьмо давно пора расшевелить и сделать ВК чем-то вроде Фэйсбука. Там тоже жесткие правила. Надеюсь, из законопроекта уберут регистрацию по паспорту, а остальные положения примут.</text:p>
          </table:table-cell>
        </table:table-row>
        <table:table-row table:style-name="ro1">
          <table:table-cell office:value-type="float" office:value="1055600" calcext:value-type="float">
            <text:p>1055600</text:p>
          </table:table-cell>
          <table:table-cell office:value-type="float" office:value="1056363" calcext:value-type="float">
            <text:p>1056363</text:p>
          </table:table-cell>
          <table:table-cell office:value-type="string" calcext:value-type="string">
            <text:p>non_sexist</text:p>
          </table:table-cell>
          <table:table-cell office:value-type="string" calcext:value-type="string">
            <text:p>чисто по русской пословице поступает наша Дума - "заставь ...... молиться . он и лоб расшибет". Ничего нельзя сделать запретами,да и все запреты можно обойти, мы смекалистые.</text:p>
          </table:table-cell>
        </table:table-row>
        <table:table-row table:style-name="ro1">
          <table:table-cell office:value-type="float" office:value="1055600" calcext:value-type="float">
            <text:p>1055600</text:p>
          </table:table-cell>
          <table:table-cell office:value-type="float" office:value="1056370" calcext:value-type="float">
            <text:p>1056370</text:p>
          </table:table-cell>
          <table:table-cell office:value-type="string" calcext:value-type="string">
            <text:p>non_sexist</text:p>
          </table:table-cell>
          <table:table-cell office:value-type="string" calcext:value-type="string">
            <text:p>Ботам придется по 10 паспортов делать тогда</text:p>
          </table:table-cell>
        </table:table-row>
        <table:table-row table:style-name="ro1">
          <table:table-cell office:value-type="float" office:value="1055600" calcext:value-type="float">
            <text:p>1055600</text:p>
          </table:table-cell>
          <table:table-cell office:value-type="float" office:value="1056680" calcext:value-type="float">
            <text:p>1056680</text:p>
          </table:table-cell>
          <table:table-cell office:value-type="string" calcext:value-type="string">
            <text:p>non_sexist</text:p>
          </table:table-cell>
          <table:table-cell office:value-type="string" calcext:value-type="string">
            <text:p>Дума, избранная Великим народом. Запрет на запрете, да запретом погоняет. Недовольные! Соотечественников своих благодарите.</text:p>
          </table:table-cell>
        </table:table-row>
        <table:table-row table:style-name="ro1">
          <table:table-cell office:value-type="float" office:value="1055600" calcext:value-type="float">
            <text:p>1055600</text:p>
          </table:table-cell>
          <table:table-cell office:value-type="float" office:value="1057190" calcext:value-type="float">
            <text:p>1057190</text:p>
          </table:table-cell>
          <table:table-cell office:value-type="string" calcext:value-type="string">
            <text:p>non_sexist</text:p>
          </table:table-cell>
          <table:table-cell office:value-type="string" calcext:value-type="string">
            <text:p>да, пусть. когда, тем кому запретят, стукнет 18, они своё слово скажут.</text:p>
          </table:table-cell>
        </table:table-row>
        <table:table-row table:style-name="ro1">
          <table:table-cell office:value-type="float" office:value="1055600" calcext:value-type="float">
            <text:p>1055600</text:p>
          </table:table-cell>
          <table:table-cell office:value-type="float" office:value="1057201" calcext:value-type="float">
            <text:p>1057201</text:p>
          </table:table-cell>
          <table:table-cell office:value-type="string" calcext:value-type="string">
            <text:p>non_sexist</text:p>
          </table:table-cell>
          <table:table-cell office:value-type="string" calcext:value-type="string">
            <text:p>[id299588126|Сергей], К избранию в Думу народ в России, к сожалению, не имеет никакого отношения (</text:p>
          </table:table-cell>
        </table:table-row>
        <table:table-row table:style-name="ro1">
          <table:table-cell office:value-type="float" office:value="1029046" calcext:value-type="float">
            <text:p>1029046</text:p>
          </table:table-cell>
          <table:table-cell office:value-type="float" office:value="1029049" calcext:value-type="float">
            <text:p>1029049</text:p>
          </table:table-cell>
          <table:table-cell office:value-type="string" calcext:value-type="string">
            <text:p>non_sexist</text:p>
          </table:table-cell>
          <table:table-cell office:value-type="string" calcext:value-type="string">
            <text:p>Хочешь что-то продать - продавай секс.</text:p>
          </table:table-cell>
        </table:table-row>
        <table:table-row table:style-name="ro1">
          <table:table-cell office:value-type="float" office:value="1029046" calcext:value-type="float">
            <text:p>1029046</text:p>
          </table:table-cell>
          <table:table-cell office:value-type="float" office:value="1029051" calcext:value-type="float">
            <text:p>1029051</text:p>
          </table:table-cell>
          <table:table-cell office:value-type="string" calcext:value-type="string">
            <text:p>non_sexist</text:p>
          </table:table-cell>
          <table:table-cell office:value-type="string" calcext:value-type="string">
            <text:p>"Зачем они это делают" — вопрос какой-то глупый. Разве не очевидно, зачем?</text:p>
          </table:table-cell>
        </table:table-row>
        <table:table-row table:style-name="ro1">
          <table:table-cell office:value-type="float" office:value="1029046" calcext:value-type="float">
            <text:p>1029046</text:p>
          </table:table-cell>
          <table:table-cell office:value-type="float" office:value="1029054" calcext:value-type="float">
            <text:p>1029054</text:p>
          </table:table-cell>
          <table:table-cell office:value-type="string" calcext:value-type="string">
            <text:p>sexist</text:p>
          </table:table-cell>
          <table:table-cell office:value-type="string" calcext:value-type="string">
            <text:p>Щас бы жаловаться на сексизм в России.</text:p>
          </table:table-cell>
        </table:table-row>
        <table:table-row table:style-name="ro1">
          <table:table-cell office:value-type="float" office:value="1029046" calcext:value-type="float">
            <text:p>1029046</text:p>
          </table:table-cell>
          <table:table-cell office:value-type="float" office:value="1029059" calcext:value-type="float">
            <text:p>1029059</text:p>
          </table:table-cell>
          <table:table-cell office:value-type="string" calcext:value-type="string">
            <text:p>non_sexist</text:p>
          </table:table-cell>
          <table:table-cell office:value-type="string" calcext:value-type="string">
            <text:p>В России разработали законопроект о запрете работы гипермаркетов по выходным ( Лисовский внёс)</text:p>
          </table:table-cell>
        </table:table-row>
        <table:table-row table:style-name="ro1">
          <table:table-cell office:value-type="float" office:value="1029046" calcext:value-type="float">
            <text:p>1029046</text:p>
          </table:table-cell>
          <table:table-cell office:value-type="float" office:value="1029060" calcext:value-type="float">
            <text:p>1029060</text:p>
          </table:table-cell>
          <table:table-cell office:value-type="string" calcext:value-type="string">
            <text:p>non_sexist</text:p>
          </table:table-cell>
          <table:table-cell office:value-type="string" calcext:value-type="string">
            <text:p>Мне очень нравится реклама на билборде, которую вижу, когда на работу иду. На ней изображена девушка, которая сидит на траве и наслаждается отдыхом. Сверху большая надпись "Я свободка" со звездочкой. А в самом низу примечание "*рекламная поверхность". Они как бы говорят: "Ха! Ты че, правда подумал, что женщина может быть свободной? Вот дурак, мы про рекламную поверхность"</text:p>
          </table:table-cell>
        </table:table-row>
        <table:table-row table:style-name="ro1">
          <table:table-cell office:value-type="float" office:value="1029046" calcext:value-type="float">
            <text:p>1029046</text:p>
          </table:table-cell>
          <table:table-cell office:value-type="float" office:value="1029061" calcext:value-type="float">
            <text:p>1029061</text:p>
          </table:table-cell>
          <table:table-cell office:value-type="string" calcext:value-type="string">
            <text:p>non_sexist</text:p>
          </table:table-cell>
          <table:table-cell office:value-type="string" calcext:value-type="string">
            <text:p>Демографическая яма 90-х годов и повальный разврат.</text:p>
          </table:table-cell>
        </table:table-row>
        <table:table-row table:style-name="ro1">
          <table:table-cell office:value-type="float" office:value="1029046" calcext:value-type="float">
            <text:p>1029046</text:p>
          </table:table-cell>
          <table:table-cell office:value-type="float" office:value="1029062" calcext:value-type="float">
            <text:p>1029062</text:p>
          </table:table-cell>
          <table:table-cell office:value-type="string" calcext:value-type="string">
            <text:p>non_sexist</text:p>
          </table:table-cell>
          <table:table-cell office:value-type="string" calcext:value-type="string">
            <text:p>Всем арктический привет!</text:p>
          </table:table-cell>
        </table:table-row>
        <table:table-row table:style-name="ro1">
          <table:table-cell office:value-type="float" office:value="1029046" calcext:value-type="float">
            <text:p>1029046</text:p>
          </table:table-cell>
          <table:table-cell office:value-type="float" office:value="1029065" calcext:value-type="float">
            <text:p>1029065</text:p>
          </table:table-cell>
          <table:table-cell office:value-type="string" calcext:value-type="string">
            <text:p>non_sexist</text:p>
          </table:table-cell>
          <table:table-cell office:value-type="string" calcext:value-type="string">
            <text:p>Видать считают, что всяческие маргиналы - это их основные покупатели, как это ещё объяснить.</text:p>
          </table:table-cell>
        </table:table-row>
        <table:table-row table:style-name="ro1">
          <table:table-cell office:value-type="float" office:value="1029046" calcext:value-type="float">
            <text:p>1029046</text:p>
          </table:table-cell>
          <table:table-cell office:value-type="float" office:value="1029066" calcext:value-type="float">
            <text:p>1029066</text:p>
          </table:table-cell>
          <table:table-cell office:value-type="string" calcext:value-type="string">
            <text:p>sexist</text:p>
          </table:table-cell>
          <table:table-cell office:value-type="string" calcext:value-type="string">
            <text:p>сексизм - ужасная проблема, требующая внимания в современной России (нет)</text:p>
          </table:table-cell>
        </table:table-row>
        <table:table-row table:style-name="ro1">
          <table:table-cell office:value-type="float" office:value="1029046" calcext:value-type="float">
            <text:p>1029046</text:p>
          </table:table-cell>
          <table:table-cell office:value-type="float" office:value="1029068" calcext:value-type="float">
            <text:p>1029068</text:p>
          </table:table-cell>
          <table:table-cell office:value-type="string" calcext:value-type="string">
            <text:p>non_sexist</text:p>
          </table:table-cell>
          <table:table-cell office:value-type="string" calcext:value-type="string">
            <text:p>Эталон сексистской рекламы недвижки, который хранится в палате мер и весов.</text:p>
          </table:table-cell>
        </table:table-row>
        <table:table-row table:style-name="ro1">
          <table:table-cell office:value-type="float" office:value="1029046" calcext:value-type="float">
            <text:p>1029046</text:p>
          </table:table-cell>
          <table:table-cell office:value-type="float" office:value="1029073" calcext:value-type="float">
            <text:p>1029073</text:p>
          </table:table-cell>
          <table:table-cell office:value-type="string" calcext:value-type="string">
            <text:p>non_sexist</text:p>
          </table:table-cell>
          <table:table-cell office:value-type="string" calcext:value-type="string">
            <text:p>Потому что это работает, зачем изобретать велосипед?</text:p>
          </table:table-cell>
        </table:table-row>
        <table:table-row table:style-name="ro1">
          <table:table-cell office:value-type="float" office:value="1029046" calcext:value-type="float">
            <text:p>1029046</text:p>
          </table:table-cell>
          <table:table-cell office:value-type="float" office:value="1029075" calcext:value-type="float">
            <text:p>1029075</text:p>
          </table:table-cell>
          <table:table-cell office:value-type="string" calcext:value-type="string">
            <text:p>non_sexist</text:p>
          </table:table-cell>
          <table:table-cell office:value-type="string" calcext:value-type="string">
            <text:p>отрадно, что хоть одно сми обращает внимание на проблему на постоянной основе</text:p>
          </table:table-cell>
        </table:table-row>
        <table:table-row table:style-name="ro1">
          <table:table-cell office:value-type="float" office:value="1029046" calcext:value-type="float">
            <text:p>1029046</text:p>
          </table:table-cell>
          <table:table-cell office:value-type="float" office:value="1029089" calcext:value-type="float">
            <text:p>1029089</text:p>
          </table:table-cell>
          <table:table-cell office:value-type="string" calcext:value-type="string">
            <text:p>sexist_in_co</text:p>
          </table:table-cell>
          <table:table-cell office:value-type="string" calcext:value-type="string">
            <text:p>Ой, медуза, может хватит уже этих твоих феминистических заигрываний?</text:p>
          </table:table-cell>
        </table:table-row>
        <table:table-row table:style-name="ro1">
          <table:table-cell office:value-type="float" office:value="1029046" calcext:value-type="float">
            <text:p>1029046</text:p>
          </table:table-cell>
          <table:table-cell office:value-type="float" office:value="1029090" calcext:value-type="float">
            <text:p>1029090</text:p>
          </table:table-cell>
          <table:table-cell office:value-type="string" calcext:value-type="string">
            <text:p>sexist</text:p>
          </table:table-cell>
          <table:table-cell office:value-type="string" calcext:value-type="string">
            <text:p>[id18089329|Sergey], я не против такой рекламы, но мне кажется что мне там не квартиру пытаются продать. 😸</text:p>
          </table:table-cell>
        </table:table-row>
        <table:table-row table:style-name="ro1">
          <table:table-cell office:value-type="float" office:value="1029046" calcext:value-type="float">
            <text:p>1029046</text:p>
          </table:table-cell>
          <table:table-cell office:value-type="float" office:value="1029091" calcext:value-type="float">
            <text:p>1029091</text:p>
          </table:table-cell>
          <table:table-cell office:value-type="string" calcext:value-type="string">
            <text:p>sexist</text:p>
          </table:table-cell>
          <table:table-cell office:value-type="string" calcext:value-type="string">
            <text:p>В соотношении с воспитанием русских женщин - они вполне заслужили сексизм и такую рекламу</text:p>
          </table:table-cell>
        </table:table-row>
        <table:table-row table:style-name="ro1">
          <table:table-cell office:value-type="float" office:value="1029046" calcext:value-type="float">
            <text:p>1029046</text:p>
          </table:table-cell>
          <table:table-cell office:value-type="float" office:value="1029093" calcext:value-type="float">
            <text:p>1029093</text:p>
          </table:table-cell>
          <table:table-cell office:value-type="string" calcext:value-type="string">
            <text:p>non_sexist</text:p>
          </table:table-cell>
          <table:table-cell office:value-type="string" calcext:value-type="string">
            <text:p>[id174605532|Mangusta], ага, край демографической бездны.</text:p>
          </table:table-cell>
        </table:table-row>
        <table:table-row table:style-name="ro1">
          <table:table-cell office:value-type="float" office:value="1029046" calcext:value-type="float">
            <text:p>1029046</text:p>
          </table:table-cell>
          <table:table-cell office:value-type="float" office:value="1029096" calcext:value-type="float">
            <text:p>1029096</text:p>
          </table:table-cell>
          <table:table-cell office:value-type="string" calcext:value-type="string">
            <text:p>non_sexist</text:p>
          </table:table-cell>
          <table:table-cell office:value-type="string" calcext:value-type="string">
            <text:p>[id36460918|Данила], у вас причина со следствием перепутались.</text:p>
          </table:table-cell>
        </table:table-row>
        <table:table-row table:style-name="ro1">
          <table:table-cell office:value-type="float" office:value="1029046" calcext:value-type="float">
            <text:p>1029046</text:p>
          </table:table-cell>
          <table:table-cell office:value-type="float" office:value="1029097" calcext:value-type="float">
            <text:p>1029097</text:p>
          </table:table-cell>
          <table:table-cell office:value-type="string" calcext:value-type="string">
            <text:p>non_sexist</text:p>
          </table:table-cell>
          <table:table-cell office:value-type="string" calcext:value-type="string">
            <text:p>[id18089329|Sergey], и если вы не видите в этой рекламе секса, то боюсь что «глубокие проблемы» как раз-таки у вас.</text:p>
          </table:table-cell>
        </table:table-row>
        <table:table-row table:style-name="ro1">
          <table:table-cell office:value-type="float" office:value="1029046" calcext:value-type="float">
            <text:p>1029046</text:p>
          </table:table-cell>
          <table:table-cell office:value-type="float" office:value="1029098" calcext:value-type="float">
            <text:p>1029098</text:p>
          </table:table-cell>
          <table:table-cell office:value-type="string" calcext:value-type="string">
            <text:p>non_sexist</text:p>
          </table:table-cell>
          <table:table-cell office:value-type="string" calcext:value-type="string">
            <text:p>Если человек хочет обидеться - он найдёт повод</text:p>
          </table:table-cell>
        </table:table-row>
        <table:table-row table:style-name="ro1">
          <table:table-cell office:value-type="float" office:value="1029046" calcext:value-type="float">
            <text:p>1029046</text:p>
          </table:table-cell>
          <table:table-cell office:value-type="float" office:value="1029099" calcext:value-type="float">
            <text:p>1029099</text:p>
          </table:table-cell>
          <table:table-cell office:value-type="string" calcext:value-type="string">
            <text:p>non_sexist</text:p>
          </table:table-cell>
          <table:table-cell office:value-type="string" calcext:value-type="string">
            <text:p>Ну, в общем-то да</text:p>
          </table:table-cell>
        </table:table-row>
        <table:table-row table:style-name="ro1">
          <table:table-cell office:value-type="float" office:value="1029046" calcext:value-type="float">
            <text:p>1029046</text:p>
          </table:table-cell>
          <table:table-cell office:value-type="float" office:value="1029107" calcext:value-type="float">
            <text:p>1029107</text:p>
          </table:table-cell>
          <table:table-cell office:value-type="string" calcext:value-type="string">
            <text:p>non_sexist</text:p>
          </table:table-cell>
          <table:table-cell office:value-type="string" calcext:value-type="string">
            <text:p>Пока есть спрос, будет и предложение.</text:p>
          </table:table-cell>
        </table:table-row>
        <table:table-row table:style-name="ro1">
          <table:table-cell office:value-type="float" office:value="1029046" calcext:value-type="float">
            <text:p>1029046</text:p>
          </table:table-cell>
          <table:table-cell office:value-type="float" office:value="1029108" calcext:value-type="float">
            <text:p>1029108</text:p>
          </table:table-cell>
          <table:table-cell office:value-type="string" calcext:value-type="string">
            <text:p>non_sexist</text:p>
          </table:table-cell>
          <table:table-cell office:value-type="string" calcext:value-type="string">
            <text:p>[id18089329|Sergey], как раз-таки нет. На тех фотографиях на которые вы намекаете никакого секса я не вижу. И не нужно свои домыслы и фантазии приписывать другим. У вас безудержная тяга ставить незнакомым людям диагнозы. Это, возможно, симптом.</text:p>
          </table:table-cell>
        </table:table-row>
        <table:table-row table:style-name="ro1">
          <table:table-cell office:value-type="float" office:value="1029046" calcext:value-type="float">
            <text:p>1029046</text:p>
          </table:table-cell>
          <table:table-cell office:value-type="float" office:value="1029110" calcext:value-type="float">
            <text:p>1029110</text:p>
          </table:table-cell>
          <table:table-cell office:value-type="string" calcext:value-type="string">
            <text:p>non_sexist</text:p>
          </table:table-cell>
          <table:table-cell office:value-type="string" calcext:value-type="string">
            <text:p>У нас это считается нормальным потому что как не крути а шовинизм зашкаливает, а его еще и усиленно подстегивают. В той же Германии мужчина побрезгует покупать что то с рекламой унижающей женщин, просто потому что так воспитан. Русские мужчины и сами то не брезгуют обижать женщин а если еще и рекламаааа...это ж для них как стакан залудить и на сайте матом пофлудить- вечный кайф.</text:p>
          </table:table-cell>
        </table:table-row>
        <table:table-row table:style-name="ro1">
          <table:table-cell office:value-type="float" office:value="1029046" calcext:value-type="float">
            <text:p>1029046</text:p>
          </table:table-cell>
          <table:table-cell office:value-type="float" office:value="1029120" calcext:value-type="float">
            <text:p>1029120</text:p>
          </table:table-cell>
          <table:table-cell office:value-type="string" calcext:value-type="string">
            <text:p>non_sexist</text:p>
          </table:table-cell>
          <table:table-cell office:value-type="string" calcext:value-type="string">
            <text:p>[id151320971|Юрий], боже мой какой же вы мелкочленный тип.... но я уверена вы же не нашли повода на меня обидеться? Правда?😁</text:p>
          </table:table-cell>
        </table:table-row>
        <table:table-row table:style-name="ro1">
          <table:table-cell office:value-type="float" office:value="1029046" calcext:value-type="float">
            <text:p>1029046</text:p>
          </table:table-cell>
          <table:table-cell office:value-type="float" office:value="1029121" calcext:value-type="float">
            <text:p>1029121</text:p>
          </table:table-cell>
          <table:table-cell office:value-type="string" calcext:value-type="string">
            <text:p>non_sexist</text:p>
          </table:table-cell>
          <table:table-cell office:value-type="string" calcext:value-type="string">
            <text:p>[id18089329|Sergey], без доморощенных «психиаторов» разберусь где мне находиться. Не нервничай так.</text:p>
          </table:table-cell>
        </table:table-row>
        <table:table-row table:style-name="ro1">
          <table:table-cell office:value-type="float" office:value="1029046" calcext:value-type="float">
            <text:p>1029046</text:p>
          </table:table-cell>
          <table:table-cell office:value-type="float" office:value="1029127" calcext:value-type="float">
            <text:p>1029127</text:p>
          </table:table-cell>
          <table:table-cell office:value-type="string" calcext:value-type="string">
            <text:p>non_sexist</text:p>
          </table:table-cell>
          <table:table-cell office:value-type="string" calcext:value-type="string">
            <text:p>[id174605532|Mangusta], мужчинам тоже, ога.</text:p>
          </table:table-cell>
        </table:table-row>
        <table:table-row table:style-name="ro1">
          <table:table-cell office:value-type="float" office:value="1029046" calcext:value-type="float">
            <text:p>1029046</text:p>
          </table:table-cell>
          <table:table-cell office:value-type="float" office:value="1029132" calcext:value-type="float">
            <text:p>1029132</text:p>
          </table:table-cell>
          <table:table-cell office:value-type="string" calcext:value-type="string">
            <text:p>non_sexist</text:p>
          </table:table-cell>
          <table:table-cell office:value-type="string" calcext:value-type="string">
            <text:p>[id174605532|Mangusta], нет права выбора - плохо. Есть право выбора - плохо.</text:p>
          </table:table-cell>
        </table:table-row>
        <table:table-row table:style-name="ro1">
          <table:table-cell office:value-type="float" office:value="1029046" calcext:value-type="float">
            <text:p>1029046</text:p>
          </table:table-cell>
          <table:table-cell office:value-type="float" office:value="1029134" calcext:value-type="float">
            <text:p>1029134</text:p>
          </table:table-cell>
          <table:table-cell office:value-type="string" calcext:value-type="string">
            <text:p>non_sexist</text:p>
          </table:table-cell>
          <table:table-cell office:value-type="string" calcext:value-type="string">
            <text:p>[id6684226|Вячеслав], тоже видела такую и о том же подумала :\</text:p>
          </table:table-cell>
        </table:table-row>
        <table:table-row table:style-name="ro1">
          <table:table-cell office:value-type="float" office:value="1029046" calcext:value-type="float">
            <text:p>1029046</text:p>
          </table:table-cell>
          <table:table-cell office:value-type="float" office:value="1029141" calcext:value-type="float">
            <text:p>1029141</text:p>
          </table:table-cell>
          <table:table-cell office:value-type="string" calcext:value-type="string">
            <text:p>non_sexist</text:p>
          </table:table-cell>
          <table:table-cell office:value-type="string" calcext:value-type="string">
            <text:p>[id174605532|Mangusta], это не возможно , ало. Ты не сможешь усидеть на двух стульях, как бы ты не старалась</text:p>
          </table:table-cell>
        </table:table-row>
        <table:table-row table:style-name="ro1">
          <table:table-cell office:value-type="float" office:value="1029046" calcext:value-type="float">
            <text:p>1029046</text:p>
          </table:table-cell>
          <table:table-cell office:value-type="float" office:value="1029142" calcext:value-type="float">
            <text:p>1029142</text:p>
          </table:table-cell>
          <table:table-cell office:value-type="string" calcext:value-type="string">
            <text:p>non_sexist</text:p>
          </table:table-cell>
          <table:table-cell office:value-type="string" calcext:value-type="string">
            <text:p>Да потому что это отлично работает!</text:p>
          </table:table-cell>
        </table:table-row>
        <table:table-row table:style-name="ro2">
          <table:table-cell office:value-type="float" office:value="1029046" calcext:value-type="float">
            <text:p>1029046</text:p>
          </table:table-cell>
          <table:table-cell office:value-type="float" office:value="1029143" calcext:value-type="float">
            <text:p>1029143</text:p>
          </table:table-cell>
          <table:table-cell office:value-type="string" calcext:value-type="string">
            <text:p>non_sexist</text:p>
          </table:table-cell>
          <table:table-cell office:value-type="string" calcext:value-type="string">
            <text:p>Статья хорошая, но я согласен лишь отчасти. С "застрахуй её полностью" это перегиб. но вот с билайном сексизма в рекламе не вижу </text:p>
            <text:p> а видит её наверное прежде всего самый ярый сексист. так же как я уверен что громче всех орут "почему у вас в фильме/компании/оргии нет ни одного черного/желтого/инвалида/рептилойда самый настоящие махровые расисты</text:p>
          </table:table-cell>
        </table:table-row>
        <table:table-row table:style-name="ro1">
          <table:table-cell office:value-type="float" office:value="1029046" calcext:value-type="float">
            <text:p>1029046</text:p>
          </table:table-cell>
          <table:table-cell office:value-type="float" office:value="1029144" calcext:value-type="float">
            <text:p>1029144</text:p>
          </table:table-cell>
          <table:table-cell office:value-type="string" calcext:value-type="string">
            <text:p>non_sexist</text:p>
          </table:table-cell>
          <table:table-cell office:value-type="string" calcext:value-type="string">
            <text:p>[id174605532|Mangusta], и декрет.. я бы не отказалсяот дикрета.</text:p>
          </table:table-cell>
        </table:table-row>
        <table:table-row table:style-name="ro1">
          <table:table-cell office:value-type="float" office:value="1029046" calcext:value-type="float">
            <text:p>1029046</text:p>
          </table:table-cell>
          <table:table-cell office:value-type="float" office:value="1029148" calcext:value-type="float">
            <text:p>1029148</text:p>
          </table:table-cell>
          <table:table-cell office:value-type="string" calcext:value-type="string">
            <text:p>non_sexist</text:p>
          </table:table-cell>
          <table:table-cell office:value-type="string" calcext:value-type="string">
            <text:p>[id174605532|Mangusta], вы глупый​ человек. Вы думаете у мужчин не так?</text:p>
          </table:table-cell>
        </table:table-row>
        <table:table-row table:style-name="ro1">
          <table:table-cell office:value-type="float" office:value="1029046" calcext:value-type="float">
            <text:p>1029046</text:p>
          </table:table-cell>
          <table:table-cell office:value-type="float" office:value="1029151" calcext:value-type="float">
            <text:p>1029151</text:p>
          </table:table-cell>
          <table:table-cell office:value-type="string" calcext:value-type="string">
            <text:p>non_sexist</text:p>
          </table:table-cell>
          <table:table-cell office:value-type="string" calcext:value-type="string">
            <text:p>а вы думали в XXI веке реклама станет видом изобразительного искусства</text:p>
          </table:table-cell>
        </table:table-row>
        <table:table-row table:style-name="ro1">
          <table:table-cell office:value-type="float" office:value="1029046" calcext:value-type="float">
            <text:p>1029046</text:p>
          </table:table-cell>
          <table:table-cell office:value-type="float" office:value="1029154" calcext:value-type="float">
            <text:p>1029154</text:p>
          </table:table-cell>
          <table:table-cell office:value-type="string" calcext:value-type="string">
            <text:p>non_sexist</text:p>
          </table:table-cell>
          <table:table-cell office:value-type="string" calcext:value-type="string">
            <text:p>Использовать жертву изнасилования для рекламы больше, чем просто мерзко</text:p>
          </table:table-cell>
        </table:table-row>
        <table:table-row table:style-name="ro1">
          <table:table-cell office:value-type="float" office:value="1029046" calcext:value-type="float">
            <text:p>1029046</text:p>
          </table:table-cell>
          <table:table-cell office:value-type="float" office:value="1029155" calcext:value-type="float">
            <text:p>1029155</text:p>
          </table:table-cell>
          <table:table-cell office:value-type="string" calcext:value-type="string">
            <text:p>sexist</text:p>
          </table:table-cell>
          <table:table-cell office:value-type="string" calcext:value-type="string">
            <text:p>и да я считаю, что женщина с бритыми ногами действительно выглядит женственнее</text:p>
          </table:table-cell>
        </table:table-row>
        <table:table-row table:style-name="ro1">
          <table:table-cell office:value-type="float" office:value="1029046" calcext:value-type="float">
            <text:p>1029046</text:p>
          </table:table-cell>
          <table:table-cell office:value-type="float" office:value="1029157" calcext:value-type="float">
            <text:p>1029157</text:p>
          </table:table-cell>
          <table:table-cell office:value-type="string" calcext:value-type="string">
            <text:p>non_sexist</text:p>
          </table:table-cell>
          <table:table-cell office:value-type="string" calcext:value-type="string">
            <text:p>[id174605532|Mangusta], ога, а что если я хочу сидеть дома с ребенком? Кормить его из бутылочки, ухаживать? Вы глупая и мыслите стериотипами</text:p>
          </table:table-cell>
        </table:table-row>
        <table:table-row table:style-name="ro1">
          <table:table-cell office:value-type="float" office:value="1029046" calcext:value-type="float">
            <text:p>1029046</text:p>
          </table:table-cell>
          <table:table-cell office:value-type="float" office:value="1029158" calcext:value-type="float">
            <text:p>1029158</text:p>
          </table:table-cell>
          <table:table-cell office:value-type="string" calcext:value-type="string">
            <text:p>sexist</text:p>
          </table:table-cell>
          <table:table-cell office:value-type="string" calcext:value-type="string">
            <text:p>[id309737177|Анна], да она такая же жертва как я папа римский</text:p>
          </table:table-cell>
        </table:table-row>
        <table:table-row table:style-name="ro1">
          <table:table-cell office:value-type="float" office:value="1029046" calcext:value-type="float">
            <text:p>1029046</text:p>
          </table:table-cell>
          <table:table-cell office:value-type="float" office:value="1029161" calcext:value-type="float">
            <text:p>1029161</text:p>
          </table:table-cell>
          <table:table-cell office:value-type="string" calcext:value-type="string">
            <text:p>non_sexist</text:p>
          </table:table-cell>
          <table:table-cell office:value-type="string" calcext:value-type="string">
            <text:p>[id151544943|Юрий], как можно принимать на веру версию, преподнесенную федеральным каналом ради высоких рейтингов</text:p>
          </table:table-cell>
        </table:table-row>
        <table:table-row table:style-name="ro1">
          <table:table-cell office:value-type="float" office:value="1029046" calcext:value-type="float">
            <text:p>1029046</text:p>
          </table:table-cell>
          <table:table-cell office:value-type="float" office:value="1029165" calcext:value-type="float">
            <text:p>1029165</text:p>
          </table:table-cell>
          <table:table-cell office:value-type="string" calcext:value-type="string">
            <text:p>non_sexist</text:p>
          </table:table-cell>
          <table:table-cell office:value-type="string" calcext:value-type="string">
            <text:p>[id309737177|Анна], моё мнение сформировалось исключительно с её слов и образа поведения</text:p>
          </table:table-cell>
        </table:table-row>
        <table:table-row table:style-name="ro1">
          <table:table-cell office:value-type="float" office:value="1029046" calcext:value-type="float">
            <text:p>1029046</text:p>
          </table:table-cell>
          <table:table-cell office:value-type="float" office:value="1029166" calcext:value-type="float">
            <text:p>1029166</text:p>
          </table:table-cell>
          <table:table-cell office:value-type="string" calcext:value-type="string">
            <text:p>non_sexist</text:p>
          </table:table-cell>
          <table:table-cell office:value-type="string" calcext:value-type="string">
            <text:p>Уберите эту тетю из вандерзина, молю.</text:p>
          </table:table-cell>
        </table:table-row>
        <table:table-row table:style-name="ro1">
          <table:table-cell office:value-type="float" office:value="1029046" calcext:value-type="float">
            <text:p>1029046</text:p>
          </table:table-cell>
          <table:table-cell office:value-type="float" office:value="1029170" calcext:value-type="float">
            <text:p>1029170</text:p>
          </table:table-cell>
          <table:table-cell office:value-type="string" calcext:value-type="string">
            <text:p>non_sexist</text:p>
          </table:table-cell>
          <table:table-cell office:value-type="string" calcext:value-type="string">
            <text:p>[id174605532|Mangusta], ой, правда что ли? Что то я сомневаюсь. Я же без матери жил пеовые полгода (всю жизнь) и ничего. Поверь, сейчас мать ребенку нужна так же , как и отец.</text:p>
          </table:table-cell>
        </table:table-row>
        <table:table-row table:style-name="ro1">
          <table:table-cell office:value-type="float" office:value="1029046" calcext:value-type="float">
            <text:p>1029046</text:p>
          </table:table-cell>
          <table:table-cell office:value-type="float" office:value="1029175" calcext:value-type="float">
            <text:p>1029175</text:p>
          </table:table-cell>
          <table:table-cell office:value-type="string" calcext:value-type="string">
            <text:p>non_sexist</text:p>
          </table:table-cell>
          <table:table-cell office:value-type="string" calcext:value-type="string">
            <text:p>[id295954952|Marya], 😂😂😂</text:p>
          </table:table-cell>
        </table:table-row>
        <table:table-row table:style-name="ro1">
          <table:table-cell office:value-type="float" office:value="1029046" calcext:value-type="float">
            <text:p>1029046</text:p>
          </table:table-cell>
          <table:table-cell office:value-type="float" office:value="1029178" calcext:value-type="float">
            <text:p>1029178</text:p>
          </table:table-cell>
          <table:table-cell office:value-type="string" calcext:value-type="string">
            <text:p>non_sexist</text:p>
          </table:table-cell>
          <table:table-cell office:value-type="string" calcext:value-type="string">
            <text:p>Данил, в чем проблемы?! Есть пары где именно так и поступают если ребенок на искуственном вскармливании! Сидите...но у меня подруга хочет на работу но муж работая получает больше нее хотя они оба бугалтера. Все знают что мужчины в нашей стране за тот же самый труд получают бОльшую зарплату. Один работодатель мило сказал на вопрос о неравенстве "ему же надо на что то девочек в кино водить" в лицо и радостно ржал.</text:p>
          </table:table-cell>
        </table:table-row>
        <table:table-row table:style-name="ro1">
          <table:table-cell office:value-type="float" office:value="1029046" calcext:value-type="float">
            <text:p>1029046</text:p>
          </table:table-cell>
          <table:table-cell office:value-type="float" office:value="1029180" calcext:value-type="float">
            <text:p>1029180</text:p>
          </table:table-cell>
          <table:table-cell office:value-type="string" calcext:value-type="string">
            <text:p>non_sexist</text:p>
          </table:table-cell>
          <table:table-cell office:value-type="string" calcext:value-type="string">
            <text:p>спасибо, интересный пост</text:p>
          </table:table-cell>
        </table:table-row>
        <table:table-row table:style-name="ro2">
          <table:table-cell office:value-type="float" office:value="1029046" calcext:value-type="float">
            <text:p>1029046</text:p>
          </table:table-cell>
          <table:table-cell office:value-type="float" office:value="1029185" calcext:value-type="float">
            <text:p>1029185</text:p>
          </table:table-cell>
          <table:table-cell office:value-type="string" calcext:value-type="string">
            <text:p>sexist</text:p>
          </table:table-cell>
          <table:table-cell office:value-type="string" calcext:value-type="string">
            <text:p>[id295954952|Marya], ой , опять ПОЛУЧАЮТ БОЛЬШЕ ЗА ОДНУ И ТУ ЖЕ РАБОТУ</text:p>
            <text:p>Мда, с вами даде разговаривать не буду.</text:p>
          </table:table-cell>
        </table:table-row>
        <table:table-row table:style-name="ro1">
          <table:table-cell office:value-type="float" office:value="1029046" calcext:value-type="float">
            <text:p>1029046</text:p>
          </table:table-cell>
          <table:table-cell office:value-type="float" office:value="1029190" calcext:value-type="float">
            <text:p>1029190</text:p>
          </table:table-cell>
          <table:table-cell office:value-type="string" calcext:value-type="string">
            <text:p>sexist</text:p>
          </table:table-cell>
          <table:table-cell office:value-type="string" calcext:value-type="string">
            <text:p>херня всё...я уверен большинство женщин в нашей стране мечтают выйти за муж так, что бы потом рожать детей и не работать ни дня больше в своей жизни...</text:p>
          </table:table-cell>
        </table:table-row>
        <table:table-row table:style-name="ro1">
          <table:table-cell office:value-type="float" office:value="1029046" calcext:value-type="float">
            <text:p>1029046</text:p>
          </table:table-cell>
          <table:table-cell office:value-type="float" office:value="1029198" calcext:value-type="float">
            <text:p>1029198</text:p>
          </table:table-cell>
          <table:table-cell office:value-type="string" calcext:value-type="string">
            <text:p>non_sexist</text:p>
          </table:table-cell>
          <table:table-cell office:value-type="string" calcext:value-type="string">
            <text:p>почему мировая попса не может избавиться от поющих трусов и лифчиков?</text:p>
          </table:table-cell>
        </table:table-row>
        <table:table-row table:style-name="ro1">
          <table:table-cell office:value-type="float" office:value="1029046" calcext:value-type="float">
            <text:p>1029046</text:p>
          </table:table-cell>
          <table:table-cell office:value-type="float" office:value="1029200" calcext:value-type="float">
            <text:p>1029200</text:p>
          </table:table-cell>
          <table:table-cell office:value-type="string" calcext:value-type="string">
            <text:p>non_sexist</text:p>
          </table:table-cell>
          <table:table-cell office:value-type="string" calcext:value-type="string">
            <text:p>[id151544943|Юрий], конечно, и такие есть но ведь всех гребут под одну гребенку.</text:p>
          </table:table-cell>
        </table:table-row>
        <table:table-row table:style-name="ro1">
          <table:table-cell office:value-type="float" office:value="1029046" calcext:value-type="float">
            <text:p>1029046</text:p>
          </table:table-cell>
          <table:table-cell office:value-type="float" office:value="1029205" calcext:value-type="float">
            <text:p>1029205</text:p>
          </table:table-cell>
          <table:table-cell office:value-type="string" calcext:value-type="string">
            <text:p>non_sexist</text:p>
          </table:table-cell>
          <table:table-cell office:value-type="string" calcext:value-type="string">
            <text:p>просто с этой охотой на сексизм будет так же как и с толерантностью к другим расам. "как так в фашем фильме нет черных? ну и что, что англия? ну и что что средние века?"...или " а пусть слуга его будет геем? похеру что детский фильм"...</text:p>
          </table:table-cell>
        </table:table-row>
        <table:table-row table:style-name="ro1">
          <table:table-cell office:value-type="float" office:value="1029046" calcext:value-type="float">
            <text:p>1029046</text:p>
          </table:table-cell>
          <table:table-cell office:value-type="float" office:value="1029206" calcext:value-type="float">
            <text:p>1029206</text:p>
          </table:table-cell>
          <table:table-cell office:value-type="string" calcext:value-type="string">
            <text:p>non_sexist</text:p>
          </table:table-cell>
          <table:table-cell office:value-type="string" calcext:value-type="string">
            <text:p>как будто только в России такие приемы.</text:p>
          </table:table-cell>
        </table:table-row>
        <table:table-row table:style-name="ro1">
          <table:table-cell office:value-type="float" office:value="1029046" calcext:value-type="float">
            <text:p>1029046</text:p>
          </table:table-cell>
          <table:table-cell office:value-type="float" office:value="1029217" calcext:value-type="float">
            <text:p>1029217</text:p>
          </table:table-cell>
          <table:table-cell office:value-type="string" calcext:value-type="string">
            <text:p>non_sexist</text:p>
          </table:table-cell>
          <table:table-cell office:value-type="string" calcext:value-type="string">
            <text:p>[id309737177|Анна], это вы про Шурыгину? Так она уже сама неплохо монетизирует своё "изнасилование". Почему другим нельзя?!</text:p>
          </table:table-cell>
        </table:table-row>
        <table:table-row table:style-name="ro1">
          <table:table-cell office:value-type="float" office:value="1029046" calcext:value-type="float">
            <text:p>1029046</text:p>
          </table:table-cell>
          <table:table-cell office:value-type="float" office:value="1029219" calcext:value-type="float">
            <text:p>1029219</text:p>
          </table:table-cell>
          <table:table-cell office:value-type="string" calcext:value-type="string">
            <text:p>non_sexist</text:p>
          </table:table-cell>
          <table:table-cell office:value-type="string" calcext:value-type="string">
            <text:p>да и уже начинается...михеева с плохим приёмом да еще и с лестницы упала - сексизм... ну и в таком духе</text:p>
          </table:table-cell>
        </table:table-row>
        <table:table-row table:style-name="ro1">
          <table:table-cell office:value-type="float" office:value="1029046" calcext:value-type="float">
            <text:p>1029046</text:p>
          </table:table-cell>
          <table:table-cell office:value-type="float" office:value="1029222" calcext:value-type="float">
            <text:p>1029222</text:p>
          </table:table-cell>
          <table:table-cell office:value-type="string" calcext:value-type="string">
            <text:p>non_sexist</text:p>
          </table:table-cell>
          <table:table-cell office:value-type="string" calcext:value-type="string">
            <text:p>&gt;стоячая овация</text:p>
          </table:table-cell>
        </table:table-row>
        <table:table-row table:style-name="ro3">
          <table:table-cell office:value-type="float" office:value="1029046" calcext:value-type="float">
            <text:p>1029046</text:p>
          </table:table-cell>
          <table:table-cell office:value-type="float" office:value="1029228" calcext:value-type="float">
            <text:p>1029228</text:p>
          </table:table-cell>
          <table:table-cell office:value-type="string" calcext:value-type="string">
            <text:p>sexist</text:p>
          </table:table-cell>
          <table:table-cell office:value-type="string" calcext:value-type="string">
            <text:p>Сексизм, конечно, существует, но малая часть феминисток реально с ним борится. Большая часть   паразитирует на политике политкорректности, пытаясь заклеймить и обвинить всех и вся в своих проблемах и комплексах.</text:p>
            <text:p>Возьмем ту же рекламу банка. Всем плевать, что реклама сама по себе несет преступную мораль и оправдывает насилие. Ведь важнее, что в кадре есть девушка, а значит это отличный повод написать какие все сексисты.</text:p>
            <text:p>А так абсолютно все можно свести к сексизму. Реклама средства для мойки посуды, где ее моет девушка - сексизм (женщина не посудомойка). Реклама купальников - сексизм (игра на сексуальной привлекательности женщины), реклама авиакомпании - сексизм (образ стюардессы как обслуги/пассивная роль женщины) и тд по шаблону. А реклама, где женщин в кадре нет еще в 100 раз более сексистская</text:p>
          </table:table-cell>
        </table:table-row>
        <table:table-row table:style-name="ro1">
          <table:table-cell office:value-type="float" office:value="1029046" calcext:value-type="float">
            <text:p>1029046</text:p>
          </table:table-cell>
          <table:table-cell office:value-type="float" office:value="1029231" calcext:value-type="float">
            <text:p>1029231</text:p>
          </table:table-cell>
          <table:table-cell office:value-type="string" calcext:value-type="string">
            <text:p>sexist</text:p>
          </table:table-cell>
          <table:table-cell office:value-type="string" calcext:value-type="string">
            <text:p>Потому что секс и торговля, так сказать, онтологически идентичны. Секс-это обладание, и продажи-это игра на желании обладать. В норме(точнее, по умолчанию так сказать) мужчина обладает женщиной, и поэтому эксплуатация именно женщин в качестве объекта (ТРИГГЕРЕД.ЖПГ) совершенно естественна.</text:p>
          </table:table-cell>
        </table:table-row>
        <table:table-row table:style-name="ro1">
          <table:table-cell office:value-type="float" office:value="1029046" calcext:value-type="float">
            <text:p>1029046</text:p>
          </table:table-cell>
          <table:table-cell office:value-type="float" office:value="1029233" calcext:value-type="float">
            <text:p>1029233</text:p>
          </table:table-cell>
          <table:table-cell office:value-type="string" calcext:value-type="string">
            <text:p>sexist_in_co</text:p>
          </table:table-cell>
          <table:table-cell office:value-type="string" calcext:value-type="string">
            <text:p>Потому что это круто!</text:p>
          </table:table-cell>
        </table:table-row>
        <table:table-row table:style-name="ro1">
          <table:table-cell office:value-type="float" office:value="1029046" calcext:value-type="float">
            <text:p>1029046</text:p>
          </table:table-cell>
          <table:table-cell office:value-type="float" office:value="1029239" calcext:value-type="float">
            <text:p>1029239</text:p>
          </table:table-cell>
          <table:table-cell office:value-type="string" calcext:value-type="string">
            <text:p>non_sexist</text:p>
          </table:table-cell>
          <table:table-cell office:value-type="string" calcext:value-type="string">
            <text:p>[id151544943|Юрий], кто то видимо не смотрел мульт, и не заметил гейского поведения данного персонажа.</text:p>
          </table:table-cell>
        </table:table-row>
        <table:table-row table:style-name="ro1">
          <table:table-cell office:value-type="float" office:value="1029046" calcext:value-type="float">
            <text:p>1029046</text:p>
          </table:table-cell>
          <table:table-cell office:value-type="float" office:value="1029240" calcext:value-type="float">
            <text:p>1029240</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029046" calcext:value-type="float">
            <text:p>1029046</text:p>
          </table:table-cell>
          <table:table-cell office:value-type="float" office:value="1029242" calcext:value-type="float">
            <text:p>1029242</text:p>
          </table:table-cell>
          <table:table-cell office:value-type="string" calcext:value-type="string">
            <text:p>sexist</text:p>
          </table:table-cell>
          <table:table-cell office:value-type="string" calcext:value-type="string">
            <text:p>[id151544943|Yury], ага, и именно поэтому в стране, согласно последней переписи населения, женщин с ВО больше, чем мужчин. Зачем женщине, которая мечтает жить на иждивении мужа, профессия вообще?</text:p>
          </table:table-cell>
        </table:table-row>
        <table:table-row table:style-name="ro1">
          <table:table-cell office:value-type="float" office:value="1029046" calcext:value-type="float">
            <text:p>1029046</text:p>
          </table:table-cell>
          <table:table-cell office:value-type="float" office:value="1029245" calcext:value-type="float">
            <text:p>1029245</text:p>
          </table:table-cell>
          <table:table-cell office:value-type="string" calcext:value-type="string">
            <text:p>non_sexist</text:p>
          </table:table-cell>
          <table:table-cell office:value-type="string" calcext:value-type="string">
            <text:p>[id19793759|Елена], высшее образование в России-это массовая мистификация. Даже не профанация, а именно мистификация.</text:p>
          </table:table-cell>
        </table:table-row>
        <table:table-row table:style-name="ro1">
          <table:table-cell office:value-type="float" office:value="1029046" calcext:value-type="float">
            <text:p>1029046</text:p>
          </table:table-cell>
          <table:table-cell office:value-type="float" office:value="1029246" calcext:value-type="float">
            <text:p>1029246</text:p>
          </table:table-cell>
          <table:table-cell office:value-type="string" calcext:value-type="string">
            <text:p>non_sexist</text:p>
          </table:table-cell>
          <table:table-cell office:value-type="string" calcext:value-type="string">
            <text:p>Люблю Медузу так же сильно, как и ненавижу комментарии под профеминистскими постами</text:p>
          </table:table-cell>
        </table:table-row>
        <table:table-row table:style-name="ro1">
          <table:table-cell office:value-type="float" office:value="1029046" calcext:value-type="float">
            <text:p>1029046</text:p>
          </table:table-cell>
          <table:table-cell office:value-type="float" office:value="1029247" calcext:value-type="float">
            <text:p>1029247</text:p>
          </table:table-cell>
          <table:table-cell office:value-type="string" calcext:value-type="string">
            <text:p>non_sexist</text:p>
          </table:table-cell>
          <table:table-cell office:value-type="string" calcext:value-type="string">
            <text:p>[id174605532|Mangusta], А вот и сексизм)</text:p>
          </table:table-cell>
        </table:table-row>
        <table:table-row table:style-name="ro1">
          <table:table-cell office:value-type="float" office:value="1029046" calcext:value-type="float">
            <text:p>1029046</text:p>
          </table:table-cell>
          <table:table-cell office:value-type="float" office:value="1029254" calcext:value-type="float">
            <text:p>1029254</text:p>
          </table:table-cell>
          <table:table-cell office:value-type="string" calcext:value-type="string">
            <text:p>non_sexist</text:p>
          </table:table-cell>
          <table:table-cell office:value-type="string" calcext:value-type="string">
            <text:p>[id140134144|Viktor], может и так, только эта мистификация много значит для работодателя. Я занимаюсь частной практикой, и пока не было клиентов, которые не спросили бы о моем образовании (диплом показать почти нигде не просят, но на словах интересуются), хотя, казалось бы, моё портфолио гораздо больше расскажет о моих навыках, нежели корочка.</text:p>
          </table:table-cell>
        </table:table-row>
        <table:table-row table:style-name="ro1">
          <table:table-cell office:value-type="float" office:value="1029046" calcext:value-type="float">
            <text:p>1029046</text:p>
          </table:table-cell>
          <table:table-cell office:value-type="float" office:value="1029258" calcext:value-type="float">
            <text:p>1029258</text:p>
          </table:table-cell>
          <table:table-cell office:value-type="string" calcext:value-type="string">
            <text:p>sexist</text:p>
          </table:table-cell>
          <table:table-cell office:value-type="string" calcext:value-type="string">
            <text:p>[id6684226|Вячеслав], мне кажется вы ищете что-то там, где этого нет. Я видел эту рекламу - в ней нет ничего сексистского. Девушка сидит спиной к вам на фоне идиллической картинки, она нормально одета, нет ничего похотливого или провоцирующего ни в ее позе, ни в ней самой. Картинка вызывает лишь мысли о природе, молодости, свободе итд. На мой взгляд-просто оригинальный рекламный ход.</text:p>
          </table:table-cell>
        </table:table-row>
        <table:table-row table:style-name="ro1">
          <table:table-cell office:value-type="float" office:value="1029046" calcext:value-type="float">
            <text:p>1029046</text:p>
          </table:table-cell>
          <table:table-cell office:value-type="float" office:value="1029259" calcext:value-type="float">
            <text:p>1029259</text:p>
          </table:table-cell>
          <table:table-cell office:value-type="string" calcext:value-type="string">
            <text:p>non_sexist</text:p>
          </table:table-cell>
          <table:table-cell office:value-type="string" calcext:value-type="string">
            <text:p>Бесит использование женских тел, для привлечения к товарам или услугам. Это не только сексизм, но и непрофессионализм рекламщиков. Не могут без сисек что то интересное придумать. Примитивно и пошло. 😒</text:p>
          </table:table-cell>
        </table:table-row>
        <table:table-row table:style-name="ro6">
          <table:table-cell office:value-type="float" office:value="1029046" calcext:value-type="float">
            <text:p>1029046</text:p>
          </table:table-cell>
          <table:table-cell office:value-type="float" office:value="1029261" calcext:value-type="float">
            <text:p>1029261</text:p>
          </table:table-cell>
          <table:table-cell office:value-type="string" calcext:value-type="string">
            <text:p>non_sexist</text:p>
          </table:table-cell>
          <table:table-cell office:value-type="string" calcext:value-type="string">
            <text:p>спасибо за то, что пишете об этом. надоело это банальное, безвкусное, пошлое говно. </text:p>
            <text:p/>
            <text:p>возможно, однажды и комментаторы "медузы", из последних сил защищающие этот горе-маркетинг и туалетный юмор от жестоких Феминацек, Мужикобаб, Редакторов-из-Вондерзина и Безграничной Толерастии, прозреют и поймут, что реклама с сиськами-письками - это такой же, пардон, зашквар, что и современные российские фильмы, предлагающие смеяться над словом "жопа".</text:p>
            <text:p/>
            <text:p>http://i1.i.ua/prikol/pic/5/8/596785.jpg</text:p>
          </table:table-cell>
        </table:table-row>
        <table:table-row table:style-name="ro1">
          <table:table-cell office:value-type="float" office:value="1029046" calcext:value-type="float">
            <text:p>1029046</text:p>
          </table:table-cell>
          <table:table-cell office:value-type="float" office:value="1029262" calcext:value-type="float">
            <text:p>1029262</text:p>
          </table:table-cell>
          <table:table-cell office:value-type="string" calcext:value-type="string">
            <text:p>non_sexist</text:p>
          </table:table-cell>
          <table:table-cell office:value-type="string" calcext:value-type="string">
            <text:p>[id19793759|Елена], верно. Но этот аргумент я привёл только в контексте вашего замечания, что мол, наличие высшего образования что-то нам говорит о том, планирует ли женщина строить карьеру или хочет замуж сесть на иждивение . Я утверждаю, что связи между этими двумя явлениями нет почти никакой, или она незначительна статистически.</text:p>
          </table:table-cell>
        </table:table-row>
        <table:table-row table:style-name="ro1">
          <table:table-cell office:value-type="float" office:value="1029046" calcext:value-type="float">
            <text:p>1029046</text:p>
          </table:table-cell>
          <table:table-cell office:value-type="float" office:value="1029266" calcext:value-type="float">
            <text:p>1029266</text:p>
          </table:table-cell>
          <table:table-cell office:value-type="string" calcext:value-type="string">
            <text:p>non_sexist</text:p>
          </table:table-cell>
          <table:table-cell office:value-type="string" calcext:value-type="string">
            <text:p>Опять у страховской обострение</text:p>
          </table:table-cell>
        </table:table-row>
        <table:table-row table:style-name="ro1">
          <table:table-cell office:value-type="float" office:value="1029046" calcext:value-type="float">
            <text:p>1029046</text:p>
          </table:table-cell>
          <table:table-cell office:value-type="float" office:value="1029267" calcext:value-type="float">
            <text:p>1029267</text:p>
          </table:table-cell>
          <table:table-cell office:value-type="string" calcext:value-type="string">
            <text:p>non_sexist</text:p>
          </table:table-cell>
          <table:table-cell office:value-type="string" calcext:value-type="string">
            <text:p>[id399848743|Roman], у вас лично много знакомых домохозяек? Прям вот таких, которые сами это выбрали и получают удовольствие? У меня таких знакомых нет, честно говоря. *Само собой, и в вашем и в моем случае выборка не будет такой уж репрезентативной, и это ни о чем не говорит в масштабах страны.</text:p>
          </table:table-cell>
        </table:table-row>
        <table:table-row table:style-name="ro2">
          <table:table-cell office:value-type="float" office:value="1029046" calcext:value-type="float">
            <text:p>1029046</text:p>
          </table:table-cell>
          <table:table-cell office:value-type="float" office:value="1029271" calcext:value-type="float">
            <text:p>1029271</text:p>
          </table:table-cell>
          <table:table-cell office:value-type="string" calcext:value-type="string">
            <text:p>non_sexist</text:p>
          </table:table-cell>
          <table:table-cell office:value-type="string" calcext:value-type="string">
            <text:p>почитайте Бодрийяра и вопрос отпадает</text:p>
            <text:p>женщина в рекламе, которая ждет - это образ матери</text:p>
          </table:table-cell>
        </table:table-row>
        <table:table-row table:style-name="ro1">
          <table:table-cell office:value-type="float" office:value="1029046" calcext:value-type="float">
            <text:p>1029046</text:p>
          </table:table-cell>
          <table:table-cell office:value-type="float" office:value="1029278" calcext:value-type="float">
            <text:p>1029278</text:p>
          </table:table-cell>
          <table:table-cell office:value-type="string" calcext:value-type="string">
            <text:p>non_sexist</text:p>
          </table:table-cell>
          <table:table-cell office:value-type="string" calcext:value-type="string">
            <text:p>Наталия, оттого что об этом написали на медузе ничего не изменится. Потому что безвкусное <text:s/>пошлое говно помогает удачно продавать пельмешки. И действительно, ваш БАБАХ по поводу ОБЪЕКТИВАЦИИ- куда смешнее всех русских комедий, вместе взятых) Потому что вы отрицаете объективную реальность.</text:p>
          </table:table-cell>
        </table:table-row>
        <table:table-row table:style-name="ro1">
          <table:table-cell office:value-type="float" office:value="1029046" calcext:value-type="float">
            <text:p>1029046</text:p>
          </table:table-cell>
          <table:table-cell office:value-type="float" office:value="1029289" calcext:value-type="float">
            <text:p>1029289</text:p>
          </table:table-cell>
          <table:table-cell office:value-type="string" calcext:value-type="string">
            <text:p>non_sexist</text:p>
          </table:table-cell>
          <table:table-cell office:value-type="string" calcext:value-type="string">
            <text:p>[id6037355|Наталия], те, кому нужно доказывать зашкварность подобной рекламы, вряд ли читают медузу</text:p>
          </table:table-cell>
        </table:table-row>
        <table:table-row table:style-name="ro2">
          <table:table-cell office:value-type="float" office:value="1029046" calcext:value-type="float">
            <text:p>1029046</text:p>
          </table:table-cell>
          <table:table-cell office:value-type="float" office:value="1029291" calcext:value-type="float">
            <text:p>1029291</text:p>
          </table:table-cell>
          <table:table-cell office:value-type="string" calcext:value-type="string">
            <text:p>non_sexist</text:p>
          </table:table-cell>
          <table:table-cell office:value-type="string" calcext:value-type="string">
            <text:p>знаете, как еще говорят? </text:p>
            <text:p>"от того, что вы выйдете на митинг, ничего не изменится", "от того, что ты сходишь на выборы и проголосуешь, ничего не изменится" и так далее. объективная реальность изменяется, если на нее влиять.</text:p>
          </table:table-cell>
        </table:table-row>
        <table:table-row table:style-name="ro1">
          <table:table-cell office:value-type="float" office:value="1029046" calcext:value-type="float">
            <text:p>1029046</text:p>
          </table:table-cell>
          <table:table-cell office:value-type="float" office:value="1029295" calcext:value-type="float">
            <text:p>1029295</text:p>
          </table:table-cell>
          <table:table-cell office:value-type="string" calcext:value-type="string">
            <text:p>non_sexist</text:p>
          </table:table-cell>
          <table:table-cell office:value-type="string" calcext:value-type="string">
            <text:p>[id6037355|Наталия], хороший прием, но боюсь, вы сравниваете несравнимое. Биологическое изменить невозможно или оно меняется несопоставимо медленно. Маркетологи и рекламщики юзают эту тему только потому, что это даёт результат и прибыль</text:p>
          </table:table-cell>
        </table:table-row>
        <table:table-row table:style-name="ro1">
          <table:table-cell office:value-type="float" office:value="1029046" calcext:value-type="float">
            <text:p>1029046</text:p>
          </table:table-cell>
          <table:table-cell office:value-type="float" office:value="1029306" calcext:value-type="float">
            <text:p>1029306</text:p>
          </table:table-cell>
          <table:table-cell office:value-type="string" calcext:value-type="string">
            <text:p>non_sexist</text:p>
          </table:table-cell>
          <table:table-cell office:value-type="string" calcext:value-type="string">
            <text:p>мимо. ханжество - это прикрытый кепкой половой член статуи Давида в Петербурге, чтобы нидайбох дети не увидели его срам. а умение отличить наскоро слепленную рекламу, прибегающую к банальному и глупому приему с оголением сисек, от годного материала - это несколько другое. для того, чтобы продать товар, будь то фильм, чебурек или автомобиль, вовсе не обязательно использовать голое тело и замшелые стереотипы.</text:p>
          </table:table-cell>
        </table:table-row>
        <table:table-row table:style-name="ro1">
          <table:table-cell office:value-type="float" office:value="1029046" calcext:value-type="float">
            <text:p>1029046</text:p>
          </table:table-cell>
          <table:table-cell office:value-type="float" office:value="1029308" calcext:value-type="float">
            <text:p>1029308</text:p>
          </table:table-cell>
          <table:table-cell office:value-type="string" calcext:value-type="string">
            <text:p>non_sexist</text:p>
          </table:table-cell>
          <table:table-cell office:value-type="string" calcext:value-type="string">
            <text:p>[id120855|Дмитрий], наверно, потому что она не давала согласие на использование ее образа в коммерческих целях</text:p>
          </table:table-cell>
        </table:table-row>
        <table:table-row table:style-name="ro1">
          <table:table-cell office:value-type="float" office:value="1029046" calcext:value-type="float">
            <text:p>1029046</text:p>
          </table:table-cell>
          <table:table-cell office:value-type="float" office:value="1029309" calcext:value-type="float">
            <text:p>1029309</text:p>
          </table:table-cell>
          <table:table-cell office:value-type="string" calcext:value-type="string">
            <text:p>non_sexist</text:p>
          </table:table-cell>
          <table:table-cell office:value-type="string" calcext:value-type="string">
            <text:p>[id140134144|Viktor], я вас умоляю. Образ мужчины и женщины в рекламе - это социальный конструкт, а не что-то биологическое. Он меняется чуть ли не каждое поколение.</text:p>
          </table:table-cell>
        </table:table-row>
        <table:table-row table:style-name="ro1">
          <table:table-cell office:value-type="float" office:value="1029046" calcext:value-type="float">
            <text:p>1029046</text:p>
          </table:table-cell>
          <table:table-cell office:value-type="float" office:value="1029314" calcext:value-type="float">
            <text:p>1029314</text:p>
          </table:table-cell>
          <table:table-cell office:value-type="string" calcext:value-type="string">
            <text:p>non_sexist</text:p>
          </table:table-cell>
          <table:table-cell office:value-type="string" calcext:value-type="string">
            <text:p>[id19793759|Елена], покажите мне поколение, когда нагота мужчины использовалась в качестве маркетинговой основы.</text:p>
          </table:table-cell>
        </table:table-row>
        <table:table-row table:style-name="ro1">
          <table:table-cell office:value-type="float" office:value="1029046" calcext:value-type="float">
            <text:p>1029046</text:p>
          </table:table-cell>
          <table:table-cell office:value-type="float" office:value="1029332" calcext:value-type="float">
            <text:p>1029332</text:p>
          </table:table-cell>
          <table:table-cell office:value-type="string" calcext:value-type="string">
            <text:p>non_sexist</text:p>
          </table:table-cell>
          <table:table-cell office:value-type="string" calcext:value-type="string">
            <text:p>[id140134144|Виктор], 😁</text:p>
          </table:table-cell>
        </table:table-row>
        <table:table-row table:style-name="ro1">
          <table:table-cell office:value-type="float" office:value="1029046" calcext:value-type="float">
            <text:p>1029046</text:p>
          </table:table-cell>
          <table:table-cell office:value-type="float" office:value="1029341" calcext:value-type="float">
            <text:p>1029341</text:p>
          </table:table-cell>
          <table:table-cell office:value-type="string" calcext:value-type="string">
            <text:p>non_sexist</text:p>
          </table:table-cell>
          <table:table-cell office:value-type="string" calcext:value-type="string">
            <text:p>[id140134144|Viktor], ну, если бы в Древней Греции была реклама, молодые юноши использовались бы для этих целей)</text:p>
          </table:table-cell>
        </table:table-row>
        <table:table-row table:style-name="ro1">
          <table:table-cell office:value-type="float" office:value="1029046" calcext:value-type="float">
            <text:p>1029046</text:p>
          </table:table-cell>
          <table:table-cell office:value-type="float" office:value="1029354" calcext:value-type="float">
            <text:p>1029354</text:p>
          </table:table-cell>
          <table:table-cell office:value-type="string" calcext:value-type="string">
            <text:p>non_sexist</text:p>
          </table:table-cell>
          <table:table-cell office:value-type="string" calcext:value-type="string">
            <text:p>уже достли сиськи и похабщина на плакатах! хоть кто-то взялся</text:p>
          </table:table-cell>
        </table:table-row>
        <table:table-row table:style-name="ro2">
          <table:table-cell office:value-type="float" office:value="1029046" calcext:value-type="float">
            <text:p>1029046</text:p>
          </table:table-cell>
          <table:table-cell office:value-type="float" office:value="1029355" calcext:value-type="float">
            <text:p>1029355</text:p>
          </table:table-cell>
          <table:table-cell office:value-type="string" calcext:value-type="string">
            <text:p>sexist</text:p>
          </table:table-cell>
          <table:table-cell office:value-type="string" calcext:value-type="string">
            <text:p>Ви таки хотите модельный бизнес прикрыть?</text:p>
            <text:p>А давайте девчонок в паранджи оденем, чтобы никто не видел их милых лиц и половых признаков? Тогда они не будут друг другу завидовать и устраивать феменистские  клоунады.. И не будут их в рекламах использовать, да, а то как же так бедных несчастных красавиц по телеку показывают.</text:p>
          </table:table-cell>
        </table:table-row>
        <table:table-row table:style-name="ro1">
          <table:table-cell office:value-type="float" office:value="1029046" calcext:value-type="float">
            <text:p>1029046</text:p>
          </table:table-cell>
          <table:table-cell office:value-type="float" office:value="1029359" calcext:value-type="float">
            <text:p>1029359</text:p>
          </table:table-cell>
          <table:table-cell office:value-type="string" calcext:value-type="string">
            <text:p>non_sexist</text:p>
          </table:table-cell>
          <table:table-cell office:value-type="string" calcext:value-type="string">
            <text:p>[id19793759|Елена], верно) Да только те самые юноши <text:s/>и играли роль женщин фактически(опять же, в определённые периоды только)-точнее, деление было не по биологическому полу, а по пассивному/активному началу. Ну и боюсь, пример древней Греции-не совсем "каждое поколение".</text:p>
          </table:table-cell>
        </table:table-row>
        <table:table-row table:style-name="ro1">
          <table:table-cell office:value-type="float" office:value="1029046" calcext:value-type="float">
            <text:p>1029046</text:p>
          </table:table-cell>
          <table:table-cell office:value-type="float" office:value="1029375" calcext:value-type="float">
            <text:p>1029375</text:p>
          </table:table-cell>
          <table:table-cell office:value-type="string" calcext:value-type="string">
            <text:p>non_sexist</text:p>
          </table:table-cell>
          <table:table-cell office:value-type="string" calcext:value-type="string">
            <text:p>[id140134144|Viktor], вообще, я вела речь не о сексуализации, а гендерных стереотипах, эксплуатируемых в рекламе. Так вот, эти стереотипы у каждого поколения немного отличаются: прошлое поколение относилось нормально к волосам на лобке женщины, а в начале 20 века у моделей никого не смущали волосы в подмышках. Стереотипный образ современной девушки отличается от стереотипного образа комсомолки середины прошлого века. А "правильная" женщина с точки зрения викторианского общества не должна была быть сексуальной вообще, в то время как с точки зрения современного общества женщина обязана быть сексуальной.</text:p>
          </table:table-cell>
        </table:table-row>
        <table:table-row table:style-name="ro1">
          <table:table-cell office:value-type="float" office:value="1029046" calcext:value-type="float">
            <text:p>1029046</text:p>
          </table:table-cell>
          <table:table-cell office:value-type="float" office:value="1029376" calcext:value-type="float">
            <text:p>1029376</text:p>
          </table:table-cell>
          <table:table-cell office:value-type="string" calcext:value-type="string">
            <text:p>sexist</text:p>
          </table:table-cell>
          <table:table-cell office:value-type="string" calcext:value-type="string">
            <text:p>[id140134144|Виктор], о, для вас быть "пассивным" телом, которым "владеет мужчина" - это роль женщины... понятно</text:p>
          </table:table-cell>
        </table:table-row>
        <table:table-row table:style-name="ro1">
          <table:table-cell office:value-type="float" office:value="1029046" calcext:value-type="float">
            <text:p>1029046</text:p>
          </table:table-cell>
          <table:table-cell office:value-type="float" office:value="1029379" calcext:value-type="float">
            <text:p>1029379</text:p>
          </table:table-cell>
          <table:table-cell office:value-type="string" calcext:value-type="string">
            <text:p>sexist</text:p>
          </table:table-cell>
          <table:table-cell office:value-type="string" calcext:value-type="string">
            <text:p>[id19793759|Елена], согласен, хорошее замечание. Но боюсь, всё это время как была объектом желания/обладания, так и будет далее. Надеюсь)</text:p>
          </table:table-cell>
        </table:table-row>
        <table:table-row table:style-name="ro1">
          <table:table-cell office:value-type="float" office:value="1029046" calcext:value-type="float">
            <text:p>1029046</text:p>
          </table:table-cell>
          <table:table-cell office:value-type="float" office:value="1029381" calcext:value-type="float">
            <text:p>1029381</text:p>
          </table:table-cell>
          <table:table-cell office:value-type="string" calcext:value-type="string">
            <text:p>sexist</text:p>
          </table:table-cell>
          <table:table-cell office:value-type="string" calcext:value-type="string">
            <text:p>[id142939722|Екатерина], совершенно верно. Биология вида устроена так, что обладает мужчина.</text:p>
          </table:table-cell>
        </table:table-row>
        <table:table-row table:style-name="ro1">
          <table:table-cell office:value-type="float" office:value="1029046" calcext:value-type="float">
            <text:p>1029046</text:p>
          </table:table-cell>
          <table:table-cell office:value-type="float" office:value="1029384" calcext:value-type="float">
            <text:p>1029384</text:p>
          </table:table-cell>
          <table:table-cell office:value-type="string" calcext:value-type="string">
            <text:p>sexist</text:p>
          </table:table-cell>
          <table:table-cell office:value-type="string" calcext:value-type="string">
            <text:p>Другое дело, что с помощью тех самых "социальных конструктов" женщина может неслабо так отомстить за обладание(см. дети при разводах, например), но это уже другой разговор.</text:p>
          </table:table-cell>
        </table:table-row>
        <table:table-row table:style-name="ro1">
          <table:table-cell office:value-type="float" office:value="1029046" calcext:value-type="float">
            <text:p>1029046</text:p>
          </table:table-cell>
          <table:table-cell office:value-type="float" office:value="1029393" calcext:value-type="float">
            <text:p>1029393</text:p>
          </table:table-cell>
          <table:table-cell office:value-type="string" calcext:value-type="string">
            <text:p>non_sexist</text:p>
          </table:table-cell>
          <table:table-cell office:value-type="string" calcext:value-type="string">
            <text:p>[id140134144|Viktor], попробуйте посмотреть на это иначе: мужчина дает женщине свой член, она "обхватывает" его вагиной и не отпускает до окончания процесса. Женщина обладает конкретным объектом - членом, чем в данном случае обладает мужчина? Отверстием? Вам не кажется, что мысль об обладании берет свое начало в тех временах, когда женщина не имела прав и ею распоряжались, как собственностью?</text:p>
          </table:table-cell>
        </table:table-row>
        <table:table-row table:style-name="ro1">
          <table:table-cell office:value-type="float" office:value="1029046" calcext:value-type="float">
            <text:p>1029046</text:p>
          </table:table-cell>
          <table:table-cell office:value-type="float" office:value="1029395" calcext:value-type="float">
            <text:p>1029395</text:p>
          </table:table-cell>
          <table:table-cell office:value-type="string" calcext:value-type="string">
            <text:p>non_sexist</text:p>
          </table:table-cell>
          <table:table-cell office:value-type="string" calcext:value-type="string">
            <text:p>Потому что в России основной контингент рекламы жить не может без упоминания ху*в. Для них это вершина креативности, их воздух.</text:p>
          </table:table-cell>
        </table:table-row>
        <table:table-row table:style-name="ro1">
          <table:table-cell office:value-type="float" office:value="1029046" calcext:value-type="float">
            <text:p>1029046</text:p>
          </table:table-cell>
          <table:table-cell office:value-type="float" office:value="1029399" calcext:value-type="float">
            <text:p>1029399</text:p>
          </table:table-cell>
          <table:table-cell office:value-type="string" calcext:value-type="string">
            <text:p>sexist</text:p>
          </table:table-cell>
          <table:table-cell office:value-type="string" calcext:value-type="string">
            <text:p>[id19793759|Елена], вы извините, я из тех людей, кто такие вещи сразу визуализирует, поэтому я только рассмеяться могу от такого рода дискуссий). Если бы каждая, хм, <text:s/>обхватывала, я б может феминистом стал даже...</text:p>
          </table:table-cell>
        </table:table-row>
        <table:table-row table:style-name="ro1">
          <table:table-cell office:value-type="float" office:value="1029046" calcext:value-type="float">
            <text:p>1029046</text:p>
          </table:table-cell>
          <table:table-cell office:value-type="float" office:value="1029412" calcext:value-type="float">
            <text:p>1029412</text:p>
          </table:table-cell>
          <table:table-cell office:value-type="string" calcext:value-type="string">
            <text:p>sexist</text:p>
          </table:table-cell>
          <table:table-cell office:value-type="string" calcext:value-type="string">
            <text:p>[id140134144|Viktor], у вас секса по согласию вообще не было, я извиняюсь? А то по вашему мнению, кажется, все женщины исключительно пассивная, принимающая, сторона.</text:p>
          </table:table-cell>
        </table:table-row>
        <table:table-row table:style-name="ro1">
          <table:table-cell office:value-type="float" office:value="1029046" calcext:value-type="float">
            <text:p>1029046</text:p>
          </table:table-cell>
          <table:table-cell office:value-type="float" office:value="1029418" calcext:value-type="float">
            <text:p>1029418</text:p>
          </table:table-cell>
          <table:table-cell office:value-type="string" calcext:value-type="string">
            <text:p>sexist</text:p>
          </table:table-cell>
          <table:table-cell office:value-type="string" calcext:value-type="string">
            <text:p>[id19793759|Елена], переход на личности- очень плохая идея. Женщина принимающая сторона по своей природе, биологической. Пользуясь вашей же риторикой-"вы детей что ли не рожали, раз не знаете, кого "заправляют" для вынашивания плода"? Эти вопросы вы не мне адресуйте, а эволюции или там создателю. На это откланяюсь, пожалуй.</text:p>
          </table:table-cell>
        </table:table-row>
        <table:table-row table:style-name="ro1">
          <table:table-cell office:value-type="float" office:value="1029046" calcext:value-type="float">
            <text:p>1029046</text:p>
          </table:table-cell>
          <table:table-cell office:value-type="float" office:value="1029420" calcext:value-type="float">
            <text:p>1029420</text:p>
          </table:table-cell>
          <table:table-cell office:value-type="string" calcext:value-type="string">
            <text:p>non_sexist</text:p>
          </table:table-cell>
          <table:table-cell office:value-type="string" calcext:value-type="string">
            <text:p>Зато такая реклама хорошо конвертируется. Будь я на месте бизнесменов - делал бы точно также.</text:p>
          </table:table-cell>
        </table:table-row>
        <table:table-row table:style-name="ro1">
          <table:table-cell office:value-type="float" office:value="1029046" calcext:value-type="float">
            <text:p>1029046</text:p>
          </table:table-cell>
          <table:table-cell office:value-type="float" office:value="1029425" calcext:value-type="float">
            <text:p>1029425</text:p>
          </table:table-cell>
          <table:table-cell office:value-type="string" calcext:value-type="string">
            <text:p>non_sexist</text:p>
          </table:table-cell>
          <table:table-cell office:value-type="string" calcext:value-type="string">
            <text:p>Только не рассказывайте мне, что на самом деле женщина мощью своей мышечной трубки "выжимает" из мужчины генетический материал, а он при этом пассивный наблюдатель, а то я от смеха умру.</text:p>
          </table:table-cell>
        </table:table-row>
        <table:table-row table:style-name="ro1">
          <table:table-cell office:value-type="float" office:value="1029046" calcext:value-type="float">
            <text:p>1029046</text:p>
          </table:table-cell>
          <table:table-cell office:value-type="float" office:value="1029429" calcext:value-type="float">
            <text:p>1029429</text:p>
          </table:table-cell>
          <table:table-cell office:value-type="string" calcext:value-type="string">
            <text:p>non_sexist</text:p>
          </table:table-cell>
          <table:table-cell office:value-type="string" calcext:value-type="string">
            <text:p>[id140134144|Виктор], 🙊😁</text:p>
          </table:table-cell>
        </table:table-row>
        <table:table-row table:style-name="ro1">
          <table:table-cell office:value-type="float" office:value="1029046" calcext:value-type="float">
            <text:p>1029046</text:p>
          </table:table-cell>
          <table:table-cell office:value-type="float" office:value="1029430" calcext:value-type="float">
            <text:p>1029430</text:p>
          </table:table-cell>
          <table:table-cell office:value-type="string" calcext:value-type="string">
            <text:p>non_sexist</text:p>
          </table:table-cell>
          <table:table-cell office:value-type="string" calcext:value-type="string">
            <text:p>[id36460918|Данила], о чем и разговор. Очевидно, что производители такого рода контента не задаются вопросами философии и эстетики, а имеют в виду исключительно потенциальную прибыль.</text:p>
          </table:table-cell>
        </table:table-row>
        <table:table-row table:style-name="ro1">
          <table:table-cell office:value-type="float" office:value="1029046" calcext:value-type="float">
            <text:p>1029046</text:p>
          </table:table-cell>
          <table:table-cell office:value-type="float" office:value="1029431" calcext:value-type="float">
            <text:p>1029431</text:p>
          </table:table-cell>
          <table:table-cell office:value-type="string" calcext:value-type="string">
            <text:p>non_sexist</text:p>
          </table:table-cell>
          <table:table-cell office:value-type="string" calcext:value-type="string">
            <text:p>И это хорошо! Когда я вижу отвратительную рекламу, то первая мысль у меня всегда - какие хуевые потребители, а не какой хуевый бизнес.</text:p>
          </table:table-cell>
        </table:table-row>
        <table:table-row table:style-name="ro1">
          <table:table-cell office:value-type="float" office:value="1029046" calcext:value-type="float">
            <text:p>1029046</text:p>
          </table:table-cell>
          <table:table-cell office:value-type="float" office:value="1029436" calcext:value-type="float">
            <text:p>1029436</text:p>
          </table:table-cell>
          <table:table-cell office:value-type="string" calcext:value-type="string">
            <text:p>non_sexist</text:p>
          </table:table-cell>
          <table:table-cell office:value-type="string" calcext:value-type="string">
            <text:p>[id140134144|Viktor], простите за несдержанность: сорвалась из-за того, что пыталась разговаривать серьезно, а вы высказали насмешку. Я хотела бы продолжить и пояснить свою мысль. Я ведь о том и говорю, ё-моё! Кто в сексе "даёт", а кто "берёт"? Мужчина даёт член и сперму, женщина их берет. Чем обладает мужчина в сексе - вы так и не ответили. Он обладает только возможностью продолжить род, но женщина этой возможностью тоже обладает.</text:p>
          </table:table-cell>
        </table:table-row>
        <table:table-row table:style-name="ro1">
          <table:table-cell office:value-type="float" office:value="1017057" calcext:value-type="float">
            <text:p>1017057</text:p>
          </table:table-cell>
          <table:table-cell office:value-type="float" office:value="1017058" calcext:value-type="float">
            <text:p>1017058</text:p>
          </table:table-cell>
          <table:table-cell office:value-type="string" calcext:value-type="string">
            <text:p>non_sexist</text:p>
          </table:table-cell>
          <table:table-cell office:value-type="string" calcext:value-type="string">
            <text:p>Хоть как-то!</text:p>
          </table:table-cell>
        </table:table-row>
        <table:table-row table:style-name="ro3">
          <table:table-cell office:value-type="float" office:value="1017057" calcext:value-type="float">
            <text:p>1017057</text:p>
          </table:table-cell>
          <table:table-cell office:value-type="float" office:value="1017062" calcext:value-type="float">
            <text:p>1017062</text:p>
          </table:table-cell>
          <table:table-cell office:value-type="string" calcext:value-type="string">
            <text:p>non_sexist</text:p>
          </table:table-cell>
          <table:table-cell office:value-type="string" calcext:value-type="string">
            <text:p>&gt;В России отмечают День Росгвардии. </text:p>
            <text:p/>
            <text:p>Что, простите?</text:p>
          </table:table-cell>
        </table:table-row>
        <table:table-row table:style-name="ro1">
          <table:table-cell office:value-type="float" office:value="1017057" calcext:value-type="float">
            <text:p>1017057</text:p>
          </table:table-cell>
          <table:table-cell office:value-type="float" office:value="1017066" calcext:value-type="float">
            <text:p>1017066</text:p>
          </table:table-cell>
          <table:table-cell office:value-type="string" calcext:value-type="string">
            <text:p>non_sexist</text:p>
          </table:table-cell>
          <table:table-cell office:value-type="string" calcext:value-type="string">
            <text:p>В донбасе но зато НА Украине</text:p>
          </table:table-cell>
        </table:table-row>
        <table:table-row table:style-name="ro1">
          <table:table-cell office:value-type="float" office:value="1017057" calcext:value-type="float">
            <text:p>1017057</text:p>
          </table:table-cell>
          <table:table-cell office:value-type="float" office:value="1017067" calcext:value-type="float">
            <text:p>1017067</text:p>
          </table:table-cell>
          <table:table-cell office:value-type="string" calcext:value-type="string">
            <text:p>non_sexist</text:p>
          </table:table-cell>
          <table:table-cell office:value-type="string" calcext:value-type="string">
            <text:p>Максимально ко-ко-ко</text:p>
          </table:table-cell>
        </table:table-row>
        <table:table-row table:style-name="ro1">
          <table:table-cell office:value-type="float" office:value="1017057" calcext:value-type="float">
            <text:p>1017057</text:p>
          </table:table-cell>
          <table:table-cell office:value-type="float" office:value="1017068" calcext:value-type="float">
            <text:p>1017068</text:p>
          </table:table-cell>
          <table:table-cell office:value-type="string" calcext:value-type="string">
            <text:p>non_sexist</text:p>
          </table:table-cell>
          <table:table-cell office:value-type="string" calcext:value-type="string">
            <text:p>[id9045158|Филипп], да вчера одного уже ногой в голову поздравили</text:p>
          </table:table-cell>
        </table:table-row>
        <table:table-row table:style-name="ro1">
          <table:table-cell office:value-type="float" office:value="1017057" calcext:value-type="float">
            <text:p>1017057</text:p>
          </table:table-cell>
          <table:table-cell office:value-type="float" office:value="1017072" calcext:value-type="float">
            <text:p>1017072</text:p>
          </table:table-cell>
          <table:table-cell office:value-type="string" calcext:value-type="string">
            <text:p>non_sexist</text:p>
          </table:table-cell>
          <table:table-cell office:value-type="string" calcext:value-type="string">
            <text:p>Филипп, вчера на улице менты устроили торжественные мероприятия</text:p>
          </table:table-cell>
        </table:table-row>
        <table:table-row table:style-name="ro1">
          <table:table-cell office:value-type="float" office:value="1017057" calcext:value-type="float">
            <text:p>1017057</text:p>
          </table:table-cell>
          <table:table-cell office:value-type="float" office:value="1017075" calcext:value-type="float">
            <text:p>1017075</text:p>
          </table:table-cell>
          <table:table-cell office:value-type="string" calcext:value-type="string">
            <text:p>non_sexist</text:p>
          </table:table-cell>
          <table:table-cell office:value-type="string" calcext:value-type="string">
            <text:p>Снег - это хорошо! Озимые не померзнут. и на лыжах можно покататься.</text:p>
          </table:table-cell>
        </table:table-row>
        <table:table-row table:style-name="ro1">
          <table:table-cell office:value-type="float" office:value="1017057" calcext:value-type="float">
            <text:p>1017057</text:p>
          </table:table-cell>
          <table:table-cell office:value-type="float" office:value="1017083" calcext:value-type="float">
            <text:p>1017083</text:p>
          </table:table-cell>
          <table:table-cell office:value-type="string" calcext:value-type="string">
            <text:p>non_sexist</text:p>
          </table:table-cell>
          <table:table-cell office:value-type="string" calcext:value-type="string">
            <text:p>Вот кто космонавту промял скафандр и лампочку стрёс</text:p>
          </table:table-cell>
        </table:table-row>
        <table:table-row table:style-name="ro1">
          <table:table-cell office:value-type="float" office:value="1017057" calcext:value-type="float">
            <text:p>1017057</text:p>
          </table:table-cell>
          <table:table-cell office:value-type="float" office:value="1017084" calcext:value-type="float">
            <text:p>1017084</text:p>
          </table:table-cell>
          <table:table-cell office:value-type="string" calcext:value-type="string">
            <text:p>non_sexist</text:p>
          </table:table-cell>
          <table:table-cell office:value-type="string" calcext:value-type="string">
            <text:p>онижедети -пора эту сволочь снайперами отстреливать по хохлятскому сценарию</text:p>
          </table:table-cell>
        </table:table-row>
        <table:table-row table:style-name="ro1">
          <table:table-cell office:value-type="float" office:value="1017057" calcext:value-type="float">
            <text:p>1017057</text:p>
          </table:table-cell>
          <table:table-cell office:value-type="float" office:value="1017092" calcext:value-type="float">
            <text:p>1017092</text:p>
          </table:table-cell>
          <table:table-cell office:value-type="string" calcext:value-type="string">
            <text:p>non_sexist</text:p>
          </table:table-cell>
          <table:table-cell office:value-type="string" calcext:value-type="string">
            <text:p>[id360031775|Иван], вот это молодец бабка</text:p>
          </table:table-cell>
        </table:table-row>
        <table:table-row table:style-name="ro1">
          <table:table-cell office:value-type="float" office:value="1017057" calcext:value-type="float">
            <text:p>1017057</text:p>
          </table:table-cell>
          <table:table-cell office:value-type="float" office:value="1017105" calcext:value-type="float">
            <text:p>1017105</text:p>
          </table:table-cell>
          <table:table-cell office:value-type="string" calcext:value-type="string">
            <text:p>non_sexist</text:p>
          </table:table-cell>
          <table:table-cell office:value-type="string" calcext:value-type="string">
            <text:p>[id398674929|Игорь], вы дурак?</text:p>
          </table:table-cell>
        </table:table-row>
        <table:table-row table:style-name="ro2">
          <table:table-cell office:value-type="float" office:value="1017057" calcext:value-type="float">
            <text:p>1017057</text:p>
          </table:table-cell>
          <table:table-cell office:value-type="float" office:value="1017106" calcext:value-type="float">
            <text:p>1017106</text:p>
          </table:table-cell>
          <table:table-cell office:value-type="string" calcext:value-type="string">
            <text:p>non_sexist</text:p>
          </table:table-cell>
          <table:table-cell office:value-type="string" calcext:value-type="string">
            <text:p>Вот настоящая полиция которая защищает граждан.Тайланд.</text:p>
            <text:p>А не воров, в сверхдержаве.</text:p>
          </table:table-cell>
        </table:table-row>
        <table:table-row table:style-name="ro1">
          <table:table-cell office:value-type="float" office:value="1017057" calcext:value-type="float">
            <text:p>1017057</text:p>
          </table:table-cell>
          <table:table-cell office:value-type="float" office:value="1017108" calcext:value-type="float">
            <text:p>1017108</text:p>
          </table:table-cell>
          <table:table-cell office:value-type="string" calcext:value-type="string">
            <text:p>non_sexist</text:p>
          </table:table-cell>
          <table:table-cell office:value-type="string" calcext:value-type="string">
            <text:p>Соловьев отреагировал</text:p>
          </table:table-cell>
        </table:table-row>
        <table:table-row table:style-name="ro1">
          <table:table-cell office:value-type="float" office:value="1017057" calcext:value-type="float">
            <text:p>1017057</text:p>
          </table:table-cell>
          <table:table-cell office:value-type="float" office:value="1017119" calcext:value-type="float">
            <text:p>1017119</text:p>
          </table:table-cell>
          <table:table-cell office:value-type="string" calcext:value-type="string">
            <text:p>non_sexist</text:p>
          </table:table-cell>
          <table:table-cell office:value-type="string" calcext:value-type="string">
            <text:p>[id135642033|Viktor], да</text:p>
          </table:table-cell>
        </table:table-row>
        <table:table-row table:style-name="ro1">
          <table:table-cell office:value-type="float" office:value="1017057" calcext:value-type="float">
            <text:p>1017057</text:p>
          </table:table-cell>
          <table:table-cell office:value-type="float" office:value="1017121" calcext:value-type="float">
            <text:p>1017121</text:p>
          </table:table-cell>
          <table:table-cell office:value-type="string" calcext:value-type="string">
            <text:p>non_sexist</text:p>
          </table:table-cell>
          <table:table-cell office:value-type="string" calcext:value-type="string">
            <text:p>"Школьники могут только обсуждать Шурыгину" - что простите? Что за предвзятое отношение? Получается, они вышли на улицы обсуждать Диану, но полиция им помешала. Браво!</text:p>
          </table:table-cell>
        </table:table-row>
        <table:table-row table:style-name="ro1">
          <table:table-cell office:value-type="float" office:value="1017057" calcext:value-type="float">
            <text:p>1017057</text:p>
          </table:table-cell>
          <table:table-cell office:value-type="float" office:value="1017128" calcext:value-type="float">
            <text:p>1017128</text:p>
          </table:table-cell>
          <table:table-cell office:value-type="string" calcext:value-type="string">
            <text:p>non_sexist</text:p>
          </table:table-cell>
          <table:table-cell office:value-type="string" calcext:value-type="string">
            <text:p>[id193393|Джаник], убили последнюю надежду на свободу слова в этой стране</text:p>
          </table:table-cell>
        </table:table-row>
        <table:table-row table:style-name="ro1">
          <table:table-cell office:value-type="float" office:value="1017057" calcext:value-type="float">
            <text:p>1017057</text:p>
          </table:table-cell>
          <table:table-cell office:value-type="float" office:value="1017137" calcext:value-type="float">
            <text:p>1017137</text:p>
          </table:table-cell>
          <table:table-cell office:value-type="string" calcext:value-type="string">
            <text:p>non_sexist</text:p>
          </table:table-cell>
          <table:table-cell office:value-type="string" calcext:value-type="string">
            <text:p>Школьники понимают больше,чем их родители д.лбоебы,которые дожились до того что дети вынуждены выходить на митинги против власти которая убивает их перспективы и надежду на лучшую жизнь.</text:p>
          </table:table-cell>
        </table:table-row>
        <table:table-row table:style-name="ro1">
          <table:table-cell office:value-type="float" office:value="1017057" calcext:value-type="float">
            <text:p>1017057</text:p>
          </table:table-cell>
          <table:table-cell office:value-type="float" office:value="1017142" calcext:value-type="float">
            <text:p>1017142</text:p>
          </table:table-cell>
          <table:table-cell office:value-type="string" calcext:value-type="string">
            <text:p>non_sexist</text:p>
          </table:table-cell>
          <table:table-cell office:value-type="string" calcext:value-type="string">
            <text:p>пусть киевские снайперы помогут навальному взять власть в россии</text:p>
          </table:table-cell>
        </table:table-row>
        <table:table-row table:style-name="ro1">
          <table:table-cell office:value-type="float" office:value="1017057" calcext:value-type="float">
            <text:p>1017057</text:p>
          </table:table-cell>
          <table:table-cell office:value-type="float" office:value="1017145" calcext:value-type="float">
            <text:p>1017145</text:p>
          </table:table-cell>
          <table:table-cell office:value-type="string" calcext:value-type="string">
            <text:p>non_sexist</text:p>
          </table:table-cell>
          <table:table-cell office:value-type="string" calcext:value-type="string">
            <text:p>А что телек молчит? Боятся?! Пока ..)))</text:p>
          </table:table-cell>
        </table:table-row>
        <table:table-row table:style-name="ro1">
          <table:table-cell office:value-type="float" office:value="1017057" calcext:value-type="float">
            <text:p>1017057</text:p>
          </table:table-cell>
          <table:table-cell office:value-type="float" office:value="1017147" calcext:value-type="float">
            <text:p>1017147</text:p>
          </table:table-cell>
          <table:table-cell office:value-type="string" calcext:value-type="string">
            <text:p>non_sexist</text:p>
          </table:table-cell>
          <table:table-cell office:value-type="string" calcext:value-type="string">
            <text:p>[id398674929|Игорь], типун вам на язык.</text:p>
          </table:table-cell>
        </table:table-row>
        <table:table-row table:style-name="ro1">
          <table:table-cell office:value-type="float" office:value="1017057" calcext:value-type="float">
            <text:p>1017057</text:p>
          </table:table-cell>
          <table:table-cell office:value-type="float" office:value="1017149" calcext:value-type="float">
            <text:p>1017149</text:p>
          </table:table-cell>
          <table:table-cell office:value-type="string" calcext:value-type="string">
            <text:p>non_sexist</text:p>
          </table:table-cell>
          <table:table-cell office:value-type="string" calcext:value-type="string">
            <text:p>Давайте устроим свою акцию против СМИ таких? Никаких шествий и массовых собраний. Просто на следующих выходных в любое время каждый может принести траурные ленточки или два цветочка к любому зданию таких СМИ. Вчера они умерли окончательно, а мы их помянем.</text:p>
          </table:table-cell>
        </table:table-row>
        <table:table-row table:style-name="ro1">
          <table:table-cell office:value-type="float" office:value="1017057" calcext:value-type="float">
            <text:p>1017057</text:p>
          </table:table-cell>
          <table:table-cell office:value-type="float" office:value="1017150" calcext:value-type="float">
            <text:p>1017150</text:p>
          </table:table-cell>
          <table:table-cell office:value-type="string" calcext:value-type="string">
            <text:p>non_sexist</text:p>
          </table:table-cell>
          <table:table-cell office:value-type="string" calcext:value-type="string">
            <text:p>«в деревне гадюкино дожди» ...</text:p>
          </table:table-cell>
        </table:table-row>
        <table:table-row table:style-name="ro1">
          <table:table-cell office:value-type="float" office:value="1017057" calcext:value-type="float">
            <text:p>1017057</text:p>
          </table:table-cell>
          <table:table-cell office:value-type="float" office:value="1017159" calcext:value-type="float">
            <text:p>1017159</text:p>
          </table:table-cell>
          <table:table-cell office:value-type="string" calcext:value-type="string">
            <text:p>non_sexist</text:p>
          </table:table-cell>
          <table:table-cell office:value-type="string" calcext:value-type="string">
            <text:p>"школьникам пообещали деньги если из арестуют" - чет бред какой то. Ммлмции тоже деньги пообещали? или школьники сказали что их в долю возьмут? какой смысл в обещании школьникам, если задержать или нет решает милиция?</text:p>
          </table:table-cell>
        </table:table-row>
        <table:table-row table:style-name="ro1">
          <table:table-cell office:value-type="float" office:value="1017057" calcext:value-type="float">
            <text:p>1017057</text:p>
          </table:table-cell>
          <table:table-cell office:value-type="float" office:value="1017166" calcext:value-type="float">
            <text:p>1017166</text:p>
          </table:table-cell>
          <table:table-cell office:value-type="string" calcext:value-type="string">
            <text:p>non_sexist</text:p>
          </table:table-cell>
          <table:table-cell office:value-type="string" calcext:value-type="string">
            <text:p>[id398674929|Игорь], пусть хоть мадагаскарские сумчатые летяги помогут Путину взять власть в Царствии Небесном, если вы меня понимаете.</text:p>
          </table:table-cell>
        </table:table-row>
        <table:table-row table:style-name="ro1">
          <table:table-cell office:value-type="float" office:value="1017057" calcext:value-type="float">
            <text:p>1017057</text:p>
          </table:table-cell>
          <table:table-cell office:value-type="float" office:value="1017174" calcext:value-type="float">
            <text:p>1017174</text:p>
          </table:table-cell>
          <table:table-cell office:value-type="string" calcext:value-type="string">
            <text:p>non_sexist</text:p>
          </table:table-cell>
          <table:table-cell office:value-type="string" calcext:value-type="string">
            <text:p>[id14166426|Константин], мальчик вовочка и прочая шпана выходит на арену полит борьбы за лучшее будущее всех двоечников и прогульщиков -потеха</text:p>
          </table:table-cell>
        </table:table-row>
        <table:table-row table:style-name="ro1">
          <table:table-cell office:value-type="float" office:value="1017057" calcext:value-type="float">
            <text:p>1017057</text:p>
          </table:table-cell>
          <table:table-cell office:value-type="float" office:value="1017175" calcext:value-type="float">
            <text:p>1017175</text:p>
          </table:table-cell>
          <table:table-cell office:value-type="string" calcext:value-type="string">
            <text:p>non_sexist</text:p>
          </table:table-cell>
          <table:table-cell office:value-type="string" calcext:value-type="string">
            <text:p>Вот ведь пидорасы, пошалить видите ли хотели. Ну ничего, ничего</text:p>
          </table:table-cell>
        </table:table-row>
        <table:table-row table:style-name="ro1">
          <table:table-cell office:value-type="float" office:value="1017057" calcext:value-type="float">
            <text:p>1017057</text:p>
          </table:table-cell>
          <table:table-cell office:value-type="float" office:value="1017176" calcext:value-type="float">
            <text:p>1017176</text:p>
          </table:table-cell>
          <table:table-cell office:value-type="string" calcext:value-type="string">
            <text:p>non_sexist</text:p>
          </table:table-cell>
          <table:table-cell office:value-type="string" calcext:value-type="string">
            <text:p>[id398674929|Игорь], мальчику Вовочке пора в следующий этап взросления переходить, ближе к земле.</text:p>
          </table:table-cell>
        </table:table-row>
        <table:table-row table:style-name="ro1">
          <table:table-cell office:value-type="float" office:value="1017057" calcext:value-type="float">
            <text:p>1017057</text:p>
          </table:table-cell>
          <table:table-cell office:value-type="float" office:value="1017186" calcext:value-type="float">
            <text:p>1017186</text:p>
          </table:table-cell>
          <table:table-cell office:value-type="string" calcext:value-type="string">
            <text:p>non_sexist</text:p>
          </table:table-cell>
          <table:table-cell office:value-type="string" calcext:value-type="string">
            <text:p>Прошел слух что повысят зарплату. Кто нибудь об этом слышал?</text:p>
          </table:table-cell>
        </table:table-row>
        <table:table-row table:style-name="ro1">
          <table:table-cell office:value-type="float" office:value="1017057" calcext:value-type="float">
            <text:p>1017057</text:p>
          </table:table-cell>
          <table:table-cell office:value-type="float" office:value="1017192" calcext:value-type="float">
            <text:p>1017192</text:p>
          </table:table-cell>
          <table:table-cell office:value-type="string" calcext:value-type="string">
            <text:p>non_sexist</text:p>
          </table:table-cell>
          <table:table-cell office:value-type="string" calcext:value-type="string">
            <text:p>[id62098264|Роман], ну читал</text:p>
          </table:table-cell>
        </table:table-row>
        <table:table-row table:style-name="ro2">
          <table:table-cell office:value-type="float" office:value="1017057" calcext:value-type="float">
            <text:p>1017057</text:p>
          </table:table-cell>
          <table:table-cell office:value-type="float" office:value="1017193" calcext:value-type="float">
            <text:p>1017193</text:p>
          </table:table-cell>
          <table:table-cell office:value-type="string" calcext:value-type="string">
            <text:p>non_sexist</text:p>
          </table:table-cell>
          <table:table-cell office:value-type="string" calcext:value-type="string">
            <text:p>2 апреля на Красной площади митинг перед Кремлем. Требование: отставка правительства и принесение людям извинений за массовые задержания и кровавые разгоны мирных митингов. Помогите распространить информацию. </text:p>
            <text:p>https://vk.com/downforpremier</text:p>
          </table:table-cell>
        </table:table-row>
        <table:table-row table:style-name="ro1">
          <table:table-cell office:value-type="float" office:value="1017057" calcext:value-type="float">
            <text:p>1017057</text:p>
          </table:table-cell>
          <table:table-cell office:value-type="float" office:value="1017194" calcext:value-type="float">
            <text:p>1017194</text:p>
          </table:table-cell>
          <table:table-cell office:value-type="string" calcext:value-type="string">
            <text:p>non_sexist</text:p>
          </table:table-cell>
          <table:table-cell office:value-type="string" calcext:value-type="string">
            <text:p>[id172540217|Алина], оче годно</text:p>
          </table:table-cell>
        </table:table-row>
        <table:table-row table:style-name="ro13">
          <table:table-cell office:value-type="float" office:value="1017057" calcext:value-type="float">
            <text:p>1017057</text:p>
          </table:table-cell>
          <table:table-cell office:value-type="float" office:value="1017199" calcext:value-type="float">
            <text:p>1017199</text:p>
          </table:table-cell>
          <table:table-cell office:value-type="string" calcext:value-type="string">
            <text:p>non_sexist</text:p>
          </table:table-cell>
          <table:table-cell office:value-type="string" calcext:value-type="string">
            <text:p>"Агония власти" </text:p>
            <text:p>АРЕСТ НАВАЛЬНОГО. Судья вынесла приговор 15 суток! Очередное преступление "в законе"? Ложь - стала правдой? Ситуация накалена до предела! </text:p>
            <text:p> </text:p>
            <text:p>Весь мир прикован к происходящему в России. Центральные каналы, ведущие газетные и журнальные издания мира и конечно интернет издания пестрят заголовками об аресте Алексея Навального и о прошедших митингах в 99 городах России от Владивостока до Петербурга. Также "волна" митингов накрыла Белоруссию, Чехию и другие страны бывшего советского блока. Кстати упоминается и фабрикации дел против Навального, и об "отвратительном и беззаконном" аресте на 15 суток. Настоящие "битвы" на форумах, пабликах и соц. сетях. Комментарии льются сотнями. Митингующие борются с так называемыми "кремлевскими ботами", людьми которые оставляют комментарии провокационного содержания, некоторые из которых сообщают что такие "услуги" их либо заставляют делать через угрозы, либо "проплачивают" непосредственно деньгами, причём в основном этим занимаются гос-структуры Кремля. </text:p>
            <text:p> </text:p>
            <text:p>Что сказать, естественно негодование людей достигло предела. </text:p>
            <text:p> </text:p>
            <text:p>К примеру CNN пишет "Putin tsar of corruption". "Путин - царь коррупции" </text:p>
            <text:p>Ссылка на CNN: </text:p>
            <text:p>http://edition.cnn.com/2017/03/26/world/russia-corruption-protests/index.html </text:p>
            <text:p> </text:p>
            <text:p>BBC сообщает. Цитата: </text:p>
            <text:p>"...Силой препятствовали осуществлению основных свобод выражения, и мирных собраний, которые кстати являются основными правами, закрепленными в российской конституции ». Сообщает госсекретарь Англии. </text:p>
            <text:p>Ссылка на BBC: </text:p>
            <text:p>http://www.bbc.com/news/world-europe-39404985 </text:p>
            <text:p> </text:p>
            <text:p>Первая полоса The Wall Street Journal. </text:p>
            <text:p>"Путин, это успех. Приблизительно, как утонуть в говне" </text:p>
            <text:p>https://www.wsj.com/articles/russian-opposition-leader-alexei-navalny-returns-to-court-after-anti-corruption-protests-1490611019 </text:p>
            <text:p> </text:p>
            <text:p>Вашингтон и Евро-союз требуют немедленно освободить Навального и всех незаконно захваченных в офисе ФБК, а также митингующих против тоталитарной диктатуры Путина, задержанных вчера совершенно наглым, незаконным и омерзительным образом. Отдельно упоминается о циничном и бесчеловечной "великой тишине" средств массовой информации. Как долго выдержит "плотина" Путина? Когда телевизионные каналы наконец осознают прелесть настоящей журналистики? И кто в конце концов наберётся смелости и заберёт себе пулицевскиую премию не говоря о немыслимом взлёте карьеры? </text:p>
            <text:p> </text:p>
            <text:p>Дональд Трамп пишет в своём твиттер: </text:p>
            <text:p>"Арестованы уже 1000 человек. Осталось всего 140 миллионов и Путин в безопасности." </text:p>
            <text:p> </text:p>
            <text:p>От ответcтвенности им уже не уйти. </text:p>
            <text:p> </text:p>
            <text:p>Каждый шаг ещё более топит всех , ошибка за ошибкой, ошибка за ошибкой. </text:p>
            <text:p> </text:p>
            <text:p>Цинизм средств массовой информации просто не поддаётся осознанию. </text:p>
            <text:p>Поступки больше похожие на шизофренический бред. Аресты без протоколов и обвинений, полиция полностью потерявшая своё лицо превратившаяся в оружие террора и беззаконной преступной власти. Что дальше? Аресты мирных граждан? Принудительное просматривание Первого Канала? </text:p>
            <text:p> </text:p>
            <text:p>Свободное интернет сообщество борется против телевизионной блокады. </text:p>
            <text:p> </text:p>
            <text:p>Попытка "незаметно проскочить"? Право господа, это даже не смешно. </text:p>
            <text:p> </text:p>
            <text:p>Центральные каналы всего мира демонстрируют одно за другим десятки совершенно потрясающих воображение расследований, знаменитой команды Фонда Борьбы С Коррупцией, посвящённых каким-то немыслимым преступлениям премьер-министра Дмитрия "Димона" Медведева, а также президента В.В. Путина и целой плеяды из сотен административных лиц начиная от генерального прокурора Чайки и заканчивая директорами крупнейших банков Англии. Такого резонанса ещё не было никогда в истории новейшей России, ни пожалуй в истории вообще. Скандал неслыханных масштабов, где "Watergate" вместе со всей Wiki-leaks покажется детской сказкой на ночь! </text:p>
            <text:p> </text:p>
            <text:p>Напряжение достигло такого уровня что начинают вибрировать стекла. </text:p>
            <text:p> </text:p>
            <text:p>Появилось также расследование которое вели с 2011 года в Англии где выяснилось что 17 самых крупных банков Англии отмывали Российские деньги на общую сумму больше 78 миллиардов долларов в течении 5 лет. Непосредственно верхушка страны выводила из России чудовищные суммы российских рублей через банки Англии. Этот немыслимый заговор банкиров вошел в историю под названием "Всемирная Прачечная". </text:p>
            <text:p> </text:p>
            <text:p>Ссылка на новость и цитаты из неё: </text:p>
            <text:p> </text:p>
            <text:p>"...И еще один момент — происхождение выведенных средств. The Guardian ограничиваются кратким «криминальные деньги из Москвы». А дальше область фантазий: оружие, наркотики, взятки, а, вероятно, и украденные средства из банков. То есть не какие-то абстрактные десятки миллиардов долларов, а деньги законопослушных граждан Российской Федерации. И за каждым выведенным рублем стоит корпорация, которую СМИ назвали «всемирной прачечной». А это 500 человек, среди которых банкиры, крупные бизнесмены, силовики..." </text:p>
            <text:p> </text:p>
            <text:p>https://www.bfm.ru/news/349761 </text:p>
            <text:p> </text:p>
            <text:p>Максимальный РЕПОСТ!</text:p>
          </table:table-cell>
        </table:table-row>
        <table:table-row table:style-name="ro1">
          <table:table-cell office:value-type="float" office:value="1017057" calcext:value-type="float">
            <text:p>1017057</text:p>
          </table:table-cell>
          <table:table-cell office:value-type="float" office:value="1017200" calcext:value-type="float">
            <text:p>1017200</text:p>
          </table:table-cell>
          <table:table-cell office:value-type="string" calcext:value-type="string">
            <text:p>non_sexist</text:p>
          </table:table-cell>
          <table:table-cell office:value-type="string" calcext:value-type="string">
            <text:p>[id398674929|Игорь], какую сволочь?</text:p>
          </table:table-cell>
        </table:table-row>
        <table:table-row table:style-name="ro1">
          <table:table-cell office:value-type="float" office:value="1017057" calcext:value-type="float">
            <text:p>1017057</text:p>
          </table:table-cell>
          <table:table-cell office:value-type="float" office:value="1017204" calcext:value-type="float">
            <text:p>1017204</text:p>
          </table:table-cell>
          <table:table-cell office:value-type="string" calcext:value-type="string">
            <text:p>non_sexist</text:p>
          </table:table-cell>
          <table:table-cell office:value-type="string" calcext:value-type="string">
            <text:p>[id13919841|Владислав], кто nuдарасы то?</text:p>
          </table:table-cell>
        </table:table-row>
        <table:table-row table:style-name="ro1">
          <table:table-cell office:value-type="float" office:value="1017057" calcext:value-type="float">
            <text:p>1017057</text:p>
          </table:table-cell>
          <table:table-cell office:value-type="float" office:value="1017208" calcext:value-type="float">
            <text:p>1017208</text:p>
          </table:table-cell>
          <table:table-cell office:value-type="string" calcext:value-type="string">
            <text:p>non_sexist</text:p>
          </table:table-cell>
          <table:table-cell office:value-type="string" calcext:value-type="string">
            <text:p>[id135642033|Viktor], как говорила бабушка покойница ,,и два под язык,,))</text:p>
          </table:table-cell>
        </table:table-row>
        <table:table-row table:style-name="ro1">
          <table:table-cell office:value-type="float" office:value="1017057" calcext:value-type="float">
            <text:p>1017057</text:p>
          </table:table-cell>
          <table:table-cell office:value-type="float" office:value="1017212" calcext:value-type="float">
            <text:p>1017212</text:p>
          </table:table-cell>
          <table:table-cell office:value-type="string" calcext:value-type="string">
            <text:p>non_sexist</text:p>
          </table:table-cell>
          <table:table-cell office:value-type="string" calcext:value-type="string">
            <text:p>[id218482628|Андрей], как на майдане снайперы стреляли в обе стороны чтобы свергнуть ненавистную власть . сволочи это весь русский народ для западных кураторов фашиста навального</text:p>
          </table:table-cell>
        </table:table-row>
        <table:table-row table:style-name="ro1">
          <table:table-cell office:value-type="float" office:value="1017057" calcext:value-type="float">
            <text:p>1017057</text:p>
          </table:table-cell>
          <table:table-cell office:value-type="float" office:value="1017213" calcext:value-type="float">
            <text:p>1017213</text:p>
          </table:table-cell>
          <table:table-cell office:value-type="string" calcext:value-type="string">
            <text:p>non_sexist</text:p>
          </table:table-cell>
          <table:table-cell office:value-type="string" calcext:value-type="string">
            <text:p>Так чо там у хохлов-то?</text:p>
          </table:table-cell>
        </table:table-row>
        <table:table-row table:style-name="ro1">
          <table:table-cell office:value-type="float" office:value="1017057" calcext:value-type="float">
            <text:p>1017057</text:p>
          </table:table-cell>
          <table:table-cell office:value-type="float" office:value="1017217" calcext:value-type="float">
            <text:p>1017217</text:p>
          </table:table-cell>
          <table:table-cell office:value-type="string" calcext:value-type="string">
            <text:p>non_sexist</text:p>
          </table:table-cell>
          <table:table-cell office:value-type="string" calcext:value-type="string">
            <text:p>[id398674929|Игорь], одно из самых подлых преступлений нынешней власти - вбивание в головы доверчивых граждан мысли о том, что любая критика этой власти непременно оплачена Америкой.</text:p>
          </table:table-cell>
        </table:table-row>
        <table:table-row table:style-name="ro1">
          <table:table-cell office:value-type="float" office:value="1017057" calcext:value-type="float">
            <text:p>1017057</text:p>
          </table:table-cell>
          <table:table-cell office:value-type="float" office:value="1017222" calcext:value-type="float">
            <text:p>1017222</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017057" calcext:value-type="float">
            <text:p>1017057</text:p>
          </table:table-cell>
          <table:table-cell office:value-type="float" office:value="1017223" calcext:value-type="float">
            <text:p>1017223</text:p>
          </table:table-cell>
          <table:table-cell office:value-type="string" calcext:value-type="string">
            <text:p>non_sexist</text:p>
          </table:table-cell>
          <table:table-cell office:value-type="string" calcext:value-type="string">
            <text:p>[id218482628|Андрей], америкой правят русские хакеры . эта страна уже конченная —печалька</text:p>
          </table:table-cell>
        </table:table-row>
        <table:table-row table:style-name="ro1">
          <table:table-cell office:value-type="float" office:value="1017057" calcext:value-type="float">
            <text:p>1017057</text:p>
          </table:table-cell>
          <table:table-cell office:value-type="float" office:value="1017232" calcext:value-type="float">
            <text:p>1017232</text:p>
          </table:table-cell>
          <table:table-cell office:value-type="string" calcext:value-type="string">
            <text:p>non_sexist</text:p>
          </table:table-cell>
          <table:table-cell office:value-type="string" calcext:value-type="string">
            <text:p>ядерный чемоданчик президента трампа неизлечимо заражён вирусами и уже путём не фунциклирует —потеха</text:p>
          </table:table-cell>
        </table:table-row>
        <table:table-row table:style-name="ro5">
          <table:table-cell office:value-type="float" office:value="1017057" calcext:value-type="float">
            <text:p>1017057</text:p>
          </table:table-cell>
          <table:table-cell office:value-type="float" office:value="1017249" calcext:value-type="float">
            <text:p>1017249</text:p>
          </table:table-cell>
          <table:table-cell office:value-type="string" calcext:value-type="string">
            <text:p>non_sexist</text:p>
          </table:table-cell>
          <table:table-cell office:value-type="string" calcext:value-type="string">
            <text:p>[id85948775|Денис], бесполезно.</text:p>
            <text:p>Они(молодежь)-другие..</text:p>
            <text:p>Сужу по своим детям..</text:p>
            <text:p>Бесполезна их  пропаганда..и это хорошо!</text:p>
          </table:table-cell>
        </table:table-row>
        <table:table-row table:style-name="ro1">
          <table:table-cell office:value-type="float" office:value="1017057" calcext:value-type="float">
            <text:p>1017057</text:p>
          </table:table-cell>
          <table:table-cell office:value-type="float" office:value="1017250" calcext:value-type="float">
            <text:p>1017250</text:p>
          </table:table-cell>
          <table:table-cell office:value-type="string" calcext:value-type="string">
            <text:p>non_sexist</text:p>
          </table:table-cell>
          <table:table-cell office:value-type="string" calcext:value-type="string">
            <text:p>[id398674929|Игорь], похоже, Вы поехавший))</text:p>
          </table:table-cell>
        </table:table-row>
        <table:table-row table:style-name="ro1">
          <table:table-cell office:value-type="float" office:value="1017057" calcext:value-type="float">
            <text:p>1017057</text:p>
          </table:table-cell>
          <table:table-cell office:value-type="float" office:value="1017252" calcext:value-type="float">
            <text:p>1017252</text:p>
          </table:table-cell>
          <table:table-cell office:value-type="string" calcext:value-type="string">
            <text:p>non_sexist</text:p>
          </table:table-cell>
          <table:table-cell office:value-type="string" calcext:value-type="string">
            <text:p>Зачем тут донецкие боевые шизоиды? Им то чего надо?))</text:p>
          </table:table-cell>
        </table:table-row>
        <table:table-row table:style-name="ro1">
          <table:table-cell office:value-type="float" office:value="1017057" calcext:value-type="float">
            <text:p>1017057</text:p>
          </table:table-cell>
          <table:table-cell office:value-type="float" office:value="1017254" calcext:value-type="float">
            <text:p>1017254</text:p>
          </table:table-cell>
          <table:table-cell office:value-type="string" calcext:value-type="string">
            <text:p>non_sexist</text:p>
          </table:table-cell>
          <table:table-cell office:value-type="string" calcext:value-type="string">
            <text:p>[id172540217|Alina], так в Турции делают, но идея хороша)</text:p>
          </table:table-cell>
        </table:table-row>
        <table:table-row table:style-name="ro1">
          <table:table-cell office:value-type="float" office:value="1017057" calcext:value-type="float">
            <text:p>1017057</text:p>
          </table:table-cell>
          <table:table-cell office:value-type="float" office:value="1017258" calcext:value-type="float">
            <text:p>1017258</text:p>
          </table:table-cell>
          <table:table-cell office:value-type="string" calcext:value-type="string">
            <text:p>non_sexist</text:p>
          </table:table-cell>
          <table:table-cell office:value-type="string" calcext:value-type="string">
            <text:p>[id399763555|Виктория], не палитесь вы так явно,создайте лучше чат в сами знаете где</text:p>
          </table:table-cell>
        </table:table-row>
        <table:table-row table:style-name="ro1">
          <table:table-cell office:value-type="float" office:value="1017057" calcext:value-type="float">
            <text:p>1017057</text:p>
          </table:table-cell>
          <table:table-cell office:value-type="float" office:value="1017294" calcext:value-type="float">
            <text:p>1017294</text:p>
          </table:table-cell>
          <table:table-cell office:value-type="string" calcext:value-type="string">
            <text:p>non_sexist</text:p>
          </table:table-cell>
          <table:table-cell office:value-type="string" calcext:value-type="string">
            <text:p>[id371947913|Сергей], во первых я питерский паренёк, а во вторых, шли бы вы отсюда. Вам тут не рады, фекалии ваши лицезреть)</text:p>
          </table:table-cell>
        </table:table-row>
        <table:table-row table:style-name="ro1">
          <table:table-cell office:value-type="float" office:value="1017057" calcext:value-type="float">
            <text:p>1017057</text:p>
          </table:table-cell>
          <table:table-cell office:value-type="float" office:value="1017317" calcext:value-type="float">
            <text:p>1017317</text:p>
          </table:table-cell>
          <table:table-cell office:value-type="string" calcext:value-type="string">
            <text:p>non_sexist</text:p>
          </table:table-cell>
          <table:table-cell office:value-type="string" calcext:value-type="string">
            <text:p>[id371947913|Сергей], очередная реинкарнация сашабелый, дюдетрамп и прочая? Болезненное выcupание оскорблений? Надеюсь, модер тебя забанит, животное)</text:p>
          </table:table-cell>
        </table:table-row>
        <table:table-row table:style-name="ro1">
          <table:table-cell office:value-type="float" office:value="1017057" calcext:value-type="float">
            <text:p>1017057</text:p>
          </table:table-cell>
          <table:table-cell office:value-type="float" office:value="1017331" calcext:value-type="float">
            <text:p>1017331</text:p>
          </table:table-cell>
          <table:table-cell office:value-type="string" calcext:value-type="string">
            <text:p>non_sexist</text:p>
          </table:table-cell>
          <table:table-cell office:value-type="string" calcext:value-type="string">
            <text:p>Шизофазия с Донбасса, что то распыляют там штоле? Это не первый синдром Туретта именно с тех мест? Контузии может?</text:p>
          </table:table-cell>
        </table:table-row>
        <table:table-row table:style-name="ro1">
          <table:table-cell office:value-type="float" office:value="1017057" calcext:value-type="float">
            <text:p>1017057</text:p>
          </table:table-cell>
          <table:table-cell office:value-type="float" office:value="1017336" calcext:value-type="float">
            <text:p>1017336</text:p>
          </table:table-cell>
          <table:table-cell office:value-type="string" calcext:value-type="string">
            <text:p>non_sexist</text:p>
          </table:table-cell>
          <table:table-cell office:value-type="string" calcext:value-type="string">
            <text:p>Мне нравиться как все требуют отпустить беременных детейинвалидов, а на самом деле все давно отпущены, получив штраф в 500 рублей, а за решеткой только 2 человека осталось и то на 2 недели, такие штрафы даже не сняться людям в западных странах, даже в отношении к зп это смешно</text:p>
          </table:table-cell>
        </table:table-row>
        <table:table-row table:style-name="ro1">
          <table:table-cell office:value-type="float" office:value="1017057" calcext:value-type="float">
            <text:p>1017057</text:p>
          </table:table-cell>
          <table:table-cell office:value-type="float" office:value="1017347" calcext:value-type="float">
            <text:p>1017347</text:p>
          </table:table-cell>
          <table:table-cell office:value-type="string" calcext:value-type="string">
            <text:p>non_sexist</text:p>
          </table:table-cell>
          <table:table-cell office:value-type="string" calcext:value-type="string">
            <text:p>И кстати заметили что не молчащие западные и либеральные СМИ об этом не пишут))</text:p>
          </table:table-cell>
        </table:table-row>
        <table:table-row table:style-name="ro1">
          <table:table-cell office:value-type="float" office:value="1017057" calcext:value-type="float">
            <text:p>1017057</text:p>
          </table:table-cell>
          <table:table-cell office:value-type="float" office:value="1017381" calcext:value-type="float">
            <text:p>1017381</text:p>
          </table:table-cell>
          <table:table-cell office:value-type="string" calcext:value-type="string">
            <text:p>non_sexist</text:p>
          </table:table-cell>
          <table:table-cell office:value-type="string" calcext:value-type="string">
            <text:p>[id3927519|Огромный], это по какой статье им штраф в 500 рублей выдали?</text:p>
          </table:table-cell>
        </table:table-row>
        <table:table-row table:style-name="ro1">
          <table:table-cell office:value-type="float" office:value="1017057" calcext:value-type="float">
            <text:p>1017057</text:p>
          </table:table-cell>
          <table:table-cell office:value-type="float" office:value="1017394" calcext:value-type="float">
            <text:p>1017394</text:p>
          </table:table-cell>
          <table:table-cell office:value-type="string" calcext:value-type="string">
            <text:p>non_sexist</text:p>
          </table:table-cell>
          <table:table-cell office:value-type="string" calcext:value-type="string">
            <text:p>[id104226687|Сергей], ну да 20.2 10 000 минимум, ну в любом случае посыл западных СМИ в том что Путин так испугался что посадил 1000 человек, а на деле <text:s/>был административный арест на срок не больше суток, сомневаюсь что 16 летним детям штраф такой впаяют... Это участие довольно сложно доказать, можно ж сказать что просто гулял</text:p>
          </table:table-cell>
        </table:table-row>
        <table:table-row table:style-name="ro3">
          <table:table-cell office:value-type="float" office:value="1017057" calcext:value-type="float">
            <text:p>1017057</text:p>
          </table:table-cell>
          <table:table-cell office:value-type="float" office:value="1017408" calcext:value-type="float">
            <text:p>1017408</text:p>
          </table:table-cell>
          <table:table-cell office:value-type="string" calcext:value-type="string">
            <text:p>non_sexist</text:p>
          </table:table-cell>
          <table:table-cell office:value-type="string" calcext:value-type="string">
            <text:p>[id3927519|Огромный], </text:p>
            <text:p>&gt;Это участие довольно сложно доказать, можно ж сказать что просто гулял</text:p>
            <text:p>Никому не нужны твои доказательства, что будет написано в протоколе на столе у судьи, за то тебе и влепят. Никто даже слушать тебя не будет.</text:p>
          </table:table-cell>
        </table:table-row>
        <table:table-row table:style-name="ro1">
          <table:table-cell office:value-type="float" office:value="1017057" calcext:value-type="float">
            <text:p>1017057</text:p>
          </table:table-cell>
          <table:table-cell office:value-type="float" office:value="1017420" calcext:value-type="float">
            <text:p>1017420</text:p>
          </table:table-cell>
          <table:table-cell office:value-type="string" calcext:value-type="string">
            <text:p>non_sexist</text:p>
          </table:table-cell>
          <table:table-cell office:value-type="string" calcext:value-type="string">
            <text:p>[id220789419|Антон], ой не несите глупости, вы в суде никогда не были, тебя же не Медведев судит), да и сам дурак если подписался под протоколом где тебя во всех смертных грехах обвиняют</text:p>
          </table:table-cell>
        </table:table-row>
        <table:table-row table:style-name="ro1">
          <table:table-cell office:value-type="float" office:value="1017057" calcext:value-type="float">
            <text:p>1017057</text:p>
          </table:table-cell>
          <table:table-cell office:value-type="float" office:value="1017435" calcext:value-type="float">
            <text:p>1017435</text:p>
          </table:table-cell>
          <table:table-cell office:value-type="string" calcext:value-type="string">
            <text:p>non_sexist</text:p>
          </table:table-cell>
          <table:table-cell office:value-type="string" calcext:value-type="string">
            <text:p>Я была на митинге, где взять денег?</text:p>
          </table:table-cell>
        </table:table-row>
        <table:table-row table:style-name="ro2">
          <table:table-cell office:value-type="float" office:value="1017057" calcext:value-type="float">
            <text:p>1017057</text:p>
          </table:table-cell>
          <table:table-cell office:value-type="float" office:value="1017438" calcext:value-type="float">
            <text:p>1017438</text:p>
          </table:table-cell>
          <table:table-cell office:value-type="string" calcext:value-type="string">
            <text:p>non_sexist</text:p>
          </table:table-cell>
          <table:table-cell office:value-type="string" calcext:value-type="string">
            <text:p>[id3927519|Огромный], https://meduza.io/news/2017/03/27/sud-arestoval-navalnogo-na-15-sutok-za-nepovinovenie-politsii</text:p>
            <text:p>И этот человек был с адвокатом, которого не будет у обычного смертного задержанного. Было куча видеозаписей и показаний очевидцев, но никому они не сдались. Что мусор скажет, который тебя под ручку вёл, то и будет.</text:p>
          </table:table-cell>
        </table:table-row>
        <table:table-row table:style-name="ro1">
          <table:table-cell office:value-type="float" office:value="1017057" calcext:value-type="float">
            <text:p>1017057</text:p>
          </table:table-cell>
          <table:table-cell office:value-type="float" office:value="1017461" calcext:value-type="float">
            <text:p>1017461</text:p>
          </table:table-cell>
          <table:table-cell office:value-type="string" calcext:value-type="string">
            <text:p>non_sexist</text:p>
          </table:table-cell>
          <table:table-cell office:value-type="string" calcext:value-type="string">
            <text:p>[id220789419|Антон], ну то что организаторов засудили это понятно, я сейчас явно не про них.</text:p>
          </table:table-cell>
        </table:table-row>
        <table:table-row table:style-name="ro1">
          <table:table-cell office:value-type="float" office:value="1017057" calcext:value-type="float">
            <text:p>1017057</text:p>
          </table:table-cell>
          <table:table-cell office:value-type="float" office:value="1017476" calcext:value-type="float">
            <text:p>1017476</text:p>
          </table:table-cell>
          <table:table-cell office:value-type="string" calcext:value-type="string">
            <text:p>non_sexist</text:p>
          </table:table-cell>
          <table:table-cell office:value-type="string" calcext:value-type="string">
            <text:p>[id3927519|Огромный], Ты хоть открой ссылку, блаженный, за организацию штраф 20к ему дали, а 15 суток за неповиновение. Такое ощущение, что ты не в России живешь, в который даже за пикеты увозят и штрафуют, а в другой стране с единорогами и пони.</text:p>
          </table:table-cell>
        </table:table-row>
        <table:table-row table:style-name="ro1">
          <table:table-cell office:value-type="float" office:value="1017057" calcext:value-type="float">
            <text:p>1017057</text:p>
          </table:table-cell>
          <table:table-cell office:value-type="float" office:value="1017537" calcext:value-type="float">
            <text:p>1017537</text:p>
          </table:table-cell>
          <table:table-cell office:value-type="string" calcext:value-type="string">
            <text:p>non_sexist</text:p>
          </table:table-cell>
          <table:table-cell office:value-type="string" calcext:value-type="string">
            <text:p>https://vk.com/event143632413</text:p>
          </table:table-cell>
        </table:table-row>
        <table:table-row table:style-name="ro1">
          <table:table-cell office:value-type="float" office:value="1017057" calcext:value-type="float">
            <text:p>1017057</text:p>
          </table:table-cell>
          <table:table-cell office:value-type="float" office:value="1017538" calcext:value-type="float">
            <text:p>1017538</text:p>
          </table:table-cell>
          <table:table-cell office:value-type="string" calcext:value-type="string">
            <text:p>non_sexist</text:p>
          </table:table-cell>
          <table:table-cell office:value-type="string" calcext:value-type="string">
            <text:p>[club76982440|Медуза], где-то с полчаса назад по телеканалу «Санкт-Петербург» (принадлежащему администрации СПб) в рамках передачи «Петербургский дневник» была беседа с политологом Юрием Световым, озаглавленная как «Борьба с коррупцией». Я, к сожалению, только на концовку попал, но про митинг говорили и фрагменты показывали. Насколько я сумел понять из контекста, события по крайней мере не были выставлены в однозначно негативном свете.</text:p>
          </table:table-cell>
        </table:table-row>
        <table:table-row table:style-name="ro1">
          <table:table-cell office:value-type="float" office:value="1017057" calcext:value-type="float">
            <text:p>1017057</text:p>
          </table:table-cell>
          <table:table-cell office:value-type="float" office:value="1017539" calcext:value-type="float">
            <text:p>1017539</text:p>
          </table:table-cell>
          <table:table-cell office:value-type="string" calcext:value-type="string">
            <text:p>non_sexist</text:p>
          </table:table-cell>
          <table:table-cell office:value-type="string" calcext:value-type="string">
            <text:p>Приглашаю выразить свое мнение к данному отношению Российских СМИ</text:p>
          </table:table-cell>
        </table:table-row>
        <table:table-row table:style-name="ro1">
          <table:table-cell office:value-type="float" office:value="1017057" calcext:value-type="float">
            <text:p>1017057</text:p>
          </table:table-cell>
          <table:table-cell office:value-type="float" office:value="1017561" calcext:value-type="float">
            <text:p>1017561</text:p>
          </table:table-cell>
          <table:table-cell office:value-type="string" calcext:value-type="string">
            <text:p>non_sexist</text:p>
          </table:table-cell>
          <table:table-cell office:value-type="string" calcext:value-type="string">
            <text:p>[id3428996|Сергей], https://vk.com/event143632413 попытка - не пытка</text:p>
          </table:table-cell>
        </table:table-row>
        <table:table-row table:style-name="ro1">
          <table:table-cell office:value-type="float" office:value="1017057" calcext:value-type="float">
            <text:p>1017057</text:p>
          </table:table-cell>
          <table:table-cell office:value-type="float" office:value="1017562" calcext:value-type="float">
            <text:p>1017562</text:p>
          </table:table-cell>
          <table:table-cell office:value-type="string" calcext:value-type="string">
            <text:p>non_sexist</text:p>
          </table:table-cell>
          <table:table-cell office:value-type="string" calcext:value-type="string">
            <text:p>[id319004295|Лиза], https://vk.com/event143632413</text:p>
          </table:table-cell>
        </table:table-row>
        <table:table-row table:style-name="ro1">
          <table:table-cell office:value-type="float" office:value="1017057" calcext:value-type="float">
            <text:p>1017057</text:p>
          </table:table-cell>
          <table:table-cell office:value-type="float" office:value="1017566" calcext:value-type="float">
            <text:p>1017566</text:p>
          </table:table-cell>
          <table:table-cell office:value-type="string" calcext:value-type="string">
            <text:p>non_sexist</text:p>
          </table:table-cell>
          <table:table-cell office:value-type="string" calcext:value-type="string">
            <text:p>Как же я зол, сука, просто невыносимо</text:p>
          </table:table-cell>
        </table:table-row>
        <table:table-row table:style-name="ro1">
          <table:table-cell office:value-type="float" office:value="1017057" calcext:value-type="float">
            <text:p>1017057</text:p>
          </table:table-cell>
          <table:table-cell office:value-type="float" office:value="1018234" calcext:value-type="float">
            <text:p>1018234</text:p>
          </table:table-cell>
          <table:table-cell office:value-type="string" calcext:value-type="string">
            <text:p>non_sexist</text:p>
          </table:table-cell>
          <table:table-cell office:value-type="string" calcext:value-type="string">
            <text:p>[id316453580|Bure], заведите кабеля.</text:p>
          </table:table-cell>
        </table:table-row>
        <table:table-row table:style-name="ro1">
          <table:table-cell office:value-type="float" office:value="1017057" calcext:value-type="float">
            <text:p>1017057</text:p>
          </table:table-cell>
          <table:table-cell office:value-type="float" office:value="1018424" calcext:value-type="float">
            <text:p>1018424</text:p>
          </table:table-cell>
          <table:table-cell office:value-type="string" calcext:value-type="string">
            <text:p>non_sexist</text:p>
          </table:table-cell>
          <table:table-cell office:value-type="string" calcext:value-type="string">
            <text:p>Сегодня, целый день, события вчерашнего дня, очень подробно освещал канал РБК. Мне стало скучно. Много школьников и студентов, которые явно плохо понимали за что "кричат", много "я мимо шёл, решил полюбопытствовать" и т.д.</text:p>
          </table:table-cell>
        </table:table-row>
        <table:table-row table:style-name="ro1">
          <table:table-cell office:value-type="float" office:value="1017057" calcext:value-type="float">
            <text:p>1017057</text:p>
          </table:table-cell>
          <table:table-cell office:value-type="float" office:value="1018447" calcext:value-type="float">
            <text:p>1018447</text:p>
          </table:table-cell>
          <table:table-cell office:value-type="string" calcext:value-type="string">
            <text:p>non_sexist</text:p>
          </table:table-cell>
          <table:table-cell office:value-type="string" calcext:value-type="string">
            <text:p>[id220789419|Антон], про единорогов мощно!)) Два чаю)</text:p>
          </table:table-cell>
        </table:table-row>
        <table:table-row table:style-name="ro1">
          <table:table-cell office:value-type="float" office:value="1017057" calcext:value-type="float">
            <text:p>1017057</text:p>
          </table:table-cell>
          <table:table-cell office:value-type="float" office:value="1018534" calcext:value-type="float">
            <text:p>1018534</text:p>
          </table:table-cell>
          <table:table-cell office:value-type="string" calcext:value-type="string">
            <text:p>non_sexist</text:p>
          </table:table-cell>
          <table:table-cell office:value-type="string" calcext:value-type="string">
            <text:p>[id62098264|Роман], КОМУ?</text:p>
          </table:table-cell>
        </table:table-row>
        <table:table-row table:style-name="ro1">
          <table:table-cell office:value-type="float" office:value="1017057" calcext:value-type="float">
            <text:p>1017057</text:p>
          </table:table-cell>
          <table:table-cell office:value-type="float" office:value="1018535" calcext:value-type="float">
            <text:p>1018535</text:p>
          </table:table-cell>
          <table:table-cell office:value-type="string" calcext:value-type="string">
            <text:p>non_sexist</text:p>
          </table:table-cell>
          <table:table-cell office:value-type="string" calcext:value-type="string">
            <text:p>[id398277015|Лиза], не знаю. вроде речь о учителях шла. Я просто ответил, что снова какие то обещания кто то там дает.</text:p>
          </table:table-cell>
        </table:table-row>
        <table:table-row table:style-name="ro1">
          <table:table-cell office:value-type="float" office:value="1017057" calcext:value-type="float">
            <text:p>1017057</text:p>
          </table:table-cell>
          <table:table-cell office:value-type="float" office:value="1018542" calcext:value-type="float">
            <text:p>1018542</text:p>
          </table:table-cell>
          <table:table-cell office:value-type="string" calcext:value-type="string">
            <text:p>non_sexist</text:p>
          </table:table-cell>
          <table:table-cell office:value-type="string" calcext:value-type="string">
            <text:p>[id175629361|Анна], ВЫ ЗНАЕТЕ Я В СВОИ18 ТОЖЕ НЕ ВСЕ ПОНИМАЛА НО ЧУВСТВО НЕПРИЯТИЯ ВОЗМУЩЕНИЯ УЖЕ ТОГДА БЫЛИ! И ЭТО НОРМАЛЬНО ДЛЯ БОЛЕЕ МЕНЕЕ АДЕКВАТНОГО ЧЕЛОВЕКА</text:p>
          </table:table-cell>
        </table:table-row>
        <table:table-row table:style-name="ro1">
          <table:table-cell office:value-type="float" office:value="1017057" calcext:value-type="float">
            <text:p>1017057</text:p>
          </table:table-cell>
          <table:table-cell office:value-type="float" office:value="1018545" calcext:value-type="float">
            <text:p>1018545</text:p>
          </table:table-cell>
          <table:table-cell office:value-type="string" calcext:value-type="string">
            <text:p>non_sexist</text:p>
          </table:table-cell>
          <table:table-cell office:value-type="string" calcext:value-type="string">
            <text:p>[id175629361|Анна], ВЫ НАВЕРНОЕ ДАЖЕ НЕ ПРЕДСТАВЛЯЕТЕ КАКОЕ ЭТОСЧАСТЬЕ ХОТЯ БЫ ЭЛЮЗИЯ СВОБОДЫ😊</text:p>
          </table:table-cell>
        </table:table-row>
        <table:table-row table:style-name="ro1">
          <table:table-cell office:value-type="float" office:value="1017057" calcext:value-type="float">
            <text:p>1017057</text:p>
          </table:table-cell>
          <table:table-cell office:value-type="float" office:value="1020134" calcext:value-type="float">
            <text:p>1020134</text:p>
          </table:table-cell>
          <table:table-cell office:value-type="string" calcext:value-type="string">
            <text:p>non_sexist</text:p>
          </table:table-cell>
          <table:table-cell office:value-type="string" calcext:value-type="string">
            <text:p>А в конце выпуска про какого-нибудь енотика упавшего с кроватки</text:p>
          </table:table-cell>
        </table:table-row>
        <table:table-row table:style-name="ro1">
          <table:table-cell office:value-type="float" office:value="1017057" calcext:value-type="float">
            <text:p>1017057</text:p>
          </table:table-cell>
          <table:table-cell office:value-type="float" office:value="1020568" calcext:value-type="float">
            <text:p>1020568</text:p>
          </table:table-cell>
          <table:table-cell office:value-type="string" calcext:value-type="string">
            <text:p>non_sexist</text:p>
          </table:table-cell>
          <table:table-cell office:value-type="string" calcext:value-type="string">
            <text:p>[id193393|Джаник], а кто от этой гниды чего-нибудь другого ждал?</text:p>
          </table:table-cell>
        </table:table-row>
        <table:table-row table:style-name="ro1">
          <table:table-cell office:value-type="float" office:value="1003071" calcext:value-type="float">
            <text:p>1003071</text:p>
          </table:table-cell>
          <table:table-cell office:value-type="float" office:value="1003074" calcext:value-type="float">
            <text:p>1003074</text:p>
          </table:table-cell>
          <table:table-cell office:value-type="string" calcext:value-type="string">
            <text:p>non_sexist</text:p>
          </table:table-cell>
          <table:table-cell office:value-type="string" calcext:value-type="string">
            <text:p>Хватит уже наверное</text:p>
          </table:table-cell>
        </table:table-row>
        <table:table-row table:style-name="ro1">
          <table:table-cell office:value-type="float" office:value="1003071" calcext:value-type="float">
            <text:p>1003071</text:p>
          </table:table-cell>
          <table:table-cell office:value-type="float" office:value="1003075" calcext:value-type="float">
            <text:p>1003075</text:p>
          </table:table-cell>
          <table:table-cell office:value-type="string" calcext:value-type="string">
            <text:p>non_sexist</text:p>
          </table:table-cell>
          <table:table-cell office:value-type="string" calcext:value-type="string">
            <text:p>хватит уже, задолбало.</text:p>
          </table:table-cell>
        </table:table-row>
        <table:table-row table:style-name="ro1">
          <table:table-cell office:value-type="float" office:value="1003071" calcext:value-type="float">
            <text:p>1003071</text:p>
          </table:table-cell>
          <table:table-cell office:value-type="float" office:value="1003076" calcext:value-type="float">
            <text:p>1003076</text:p>
          </table:table-cell>
          <table:table-cell office:value-type="string" calcext:value-type="string">
            <text:p>non_sexist</text:p>
          </table:table-cell>
          <table:table-cell office:value-type="string" calcext:value-type="string">
            <text:p>Медуза, ты была мне как брат</text:p>
          </table:table-cell>
        </table:table-row>
        <table:table-row table:style-name="ro1">
          <table:table-cell office:value-type="float" office:value="1003071" calcext:value-type="float">
            <text:p>1003071</text:p>
          </table:table-cell>
          <table:table-cell office:value-type="float" office:value="1003079" calcext:value-type="float">
            <text:p>1003079</text:p>
          </table:table-cell>
          <table:table-cell office:value-type="string" calcext:value-type="string">
            <text:p>non_sexist</text:p>
          </table:table-cell>
          <table:table-cell office:value-type="string" calcext:value-type="string">
            <text:p>Кому то это ещё интересно?</text:p>
          </table:table-cell>
        </table:table-row>
        <table:table-row table:style-name="ro1">
          <table:table-cell office:value-type="float" office:value="1003071" calcext:value-type="float">
            <text:p>1003071</text:p>
          </table:table-cell>
          <table:table-cell office:value-type="float" office:value="1003080" calcext:value-type="float">
            <text:p>1003080</text:p>
          </table:table-cell>
          <table:table-cell office:value-type="string" calcext:value-type="string">
            <text:p>non_sexist</text:p>
          </table:table-cell>
          <table:table-cell office:value-type="string" calcext:value-type="string">
            <text:p>Уже как-то даже читать не хочется</text:p>
          </table:table-cell>
        </table:table-row>
        <table:table-row table:style-name="ro1">
          <table:table-cell office:value-type="float" office:value="1003071" calcext:value-type="float">
            <text:p>1003071</text:p>
          </table:table-cell>
          <table:table-cell office:value-type="float" office:value="1003082" calcext:value-type="float">
            <text:p>1003082</text:p>
          </table:table-cell>
          <table:table-cell office:value-type="string" calcext:value-type="string">
            <text:p>non_sexist</text:p>
          </table:table-cell>
          <table:table-cell office:value-type="string" calcext:value-type="string">
            <text:p>Ну серьезно. Я только забыл про это вот все</text:p>
          </table:table-cell>
        </table:table-row>
        <table:table-row table:style-name="ro1">
          <table:table-cell office:value-type="float" office:value="1003071" calcext:value-type="float">
            <text:p>1003071</text:p>
          </table:table-cell>
          <table:table-cell office:value-type="float" office:value="1003083" calcext:value-type="float">
            <text:p>1003083</text:p>
          </table:table-cell>
          <table:table-cell office:value-type="string" calcext:value-type="string">
            <text:p>non_sexist</text:p>
          </table:table-cell>
          <table:table-cell office:value-type="string" calcext:value-type="string">
            <text:p>Всем уже плевать, интернет её забыл</text:p>
          </table:table-cell>
        </table:table-row>
        <table:table-row table:style-name="ro1">
          <table:table-cell office:value-type="float" office:value="1003071" calcext:value-type="float">
            <text:p>1003071</text:p>
          </table:table-cell>
          <table:table-cell office:value-type="float" office:value="1003084" calcext:value-type="float">
            <text:p>1003084</text:p>
          </table:table-cell>
          <table:table-cell office:value-type="string" calcext:value-type="string">
            <text:p>non_sexist</text:p>
          </table:table-cell>
          <table:table-cell office:value-type="string" calcext:value-type="string">
            <text:p>Да ну хватит уже форсить её, Медузач!</text:p>
          </table:table-cell>
        </table:table-row>
        <table:table-row table:style-name="ro1">
          <table:table-cell office:value-type="float" office:value="1003071" calcext:value-type="float">
            <text:p>1003071</text:p>
          </table:table-cell>
          <table:table-cell office:value-type="float" office:value="1003085" calcext:value-type="float">
            <text:p>1003085</text:p>
          </table:table-cell>
          <table:table-cell office:value-type="string" calcext:value-type="string">
            <text:p>non_sexist</text:p>
          </table:table-cell>
          <table:table-cell office:value-type="string" calcext:value-type="string">
            <text:p>Медуза, реально достала, прощай.</text:p>
          </table:table-cell>
        </table:table-row>
        <table:table-row table:style-name="ro1">
          <table:table-cell office:value-type="float" office:value="1003071" calcext:value-type="float">
            <text:p>1003071</text:p>
          </table:table-cell>
          <table:table-cell office:value-type="float" office:value="1003086" calcext:value-type="float">
            <text:p>1003086</text:p>
          </table:table-cell>
          <table:table-cell office:value-type="string" calcext:value-type="string">
            <text:p>non_sexist</text:p>
          </table:table-cell>
          <table:table-cell office:value-type="string" calcext:value-type="string">
            <text:p>Ну и зачем?</text:p>
          </table:table-cell>
        </table:table-row>
        <table:table-row table:style-name="ro1">
          <table:table-cell office:value-type="float" office:value="1003071" calcext:value-type="float">
            <text:p>1003071</text:p>
          </table:table-cell>
          <table:table-cell office:value-type="float" office:value="1003089" calcext:value-type="float">
            <text:p>1003089</text:p>
          </table:table-cell>
          <table:table-cell office:value-type="string" calcext:value-type="string">
            <text:p>non_sexist</text:p>
          </table:table-cell>
          <table:table-cell office:value-type="string" calcext:value-type="string">
            <text:p>Медуза.. Шурыгина.. Занавес..</text:p>
          </table:table-cell>
        </table:table-row>
        <table:table-row table:style-name="ro1">
          <table:table-cell office:value-type="float" office:value="1003071" calcext:value-type="float">
            <text:p>1003071</text:p>
          </table:table-cell>
          <table:table-cell office:value-type="float" office:value="1003090" calcext:value-type="float">
            <text:p>1003090</text:p>
          </table:table-cell>
          <table:table-cell office:value-type="string" calcext:value-type="string">
            <text:p>non_sexist</text:p>
          </table:table-cell>
          <table:table-cell office:value-type="string" calcext:value-type="string">
            <text:p>Пусть говорят ver3.0</text:p>
          </table:table-cell>
        </table:table-row>
        <table:table-row table:style-name="ro1">
          <table:table-cell office:value-type="float" office:value="1003071" calcext:value-type="float">
            <text:p>1003071</text:p>
          </table:table-cell>
          <table:table-cell office:value-type="float" office:value="1003091" calcext:value-type="float">
            <text:p>1003091</text:p>
          </table:table-cell>
          <table:table-cell office:value-type="string" calcext:value-type="string">
            <text:p>non_sexist</text:p>
          </table:table-cell>
          <table:table-cell office:value-type="string" calcext:value-type="string">
            <text:p>Держите в курсе</text:p>
          </table:table-cell>
        </table:table-row>
        <table:table-row table:style-name="ro1">
          <table:table-cell office:value-type="float" office:value="1003071" calcext:value-type="float">
            <text:p>1003071</text:p>
          </table:table-cell>
          <table:table-cell office:value-type="float" office:value="1003092" calcext:value-type="float">
            <text:p>1003092</text:p>
          </table:table-cell>
          <table:table-cell office:value-type="string" calcext:value-type="string">
            <text:p>non_sexist</text:p>
          </table:table-cell>
          <table:table-cell office:value-type="string" calcext:value-type="string">
            <text:p>А что если это шурыгина заплатила медузе, чтобы её дальше форсили и не забывали?</text:p>
          </table:table-cell>
        </table:table-row>
        <table:table-row table:style-name="ro2">
          <table:table-cell office:value-type="float" office:value="1003071" calcext:value-type="float">
            <text:p>1003071</text:p>
          </table:table-cell>
          <table:table-cell office:value-type="float" office:value="1003094" calcext:value-type="float">
            <text:p>1003094</text:p>
          </table:table-cell>
          <table:table-cell office:value-type="string" calcext:value-type="string">
            <text:p>non_sexist</text:p>
          </table:table-cell>
          <table:table-cell office:value-type="string" calcext:value-type="string">
            <text:p>Какие привередливые комментаторы сверху</text:p>
            <text:p>А я вот прочту как-нибудь</text:p>
          </table:table-cell>
        </table:table-row>
        <table:table-row table:style-name="ro1">
          <table:table-cell office:value-type="float" office:value="1003071" calcext:value-type="float">
            <text:p>1003071</text:p>
          </table:table-cell>
          <table:table-cell office:value-type="float" office:value="1003096" calcext:value-type="float">
            <text:p>1003096</text:p>
          </table:table-cell>
          <table:table-cell office:value-type="string" calcext:value-type="string">
            <text:p>non_sexist</text:p>
          </table:table-cell>
          <table:table-cell office:value-type="string" calcext:value-type="string">
            <text:p>Общенациональная драма</text:p>
          </table:table-cell>
        </table:table-row>
        <table:table-row table:style-name="ro4">
          <table:table-cell office:value-type="float" office:value="1003071" calcext:value-type="float">
            <text:p>1003071</text:p>
          </table:table-cell>
          <table:table-cell office:value-type="float" office:value="1003097" calcext:value-type="float">
            <text:p>1003097</text:p>
          </table:table-cell>
          <table:table-cell office:value-type="string" calcext:value-type="string">
            <text:p>non_sexist</text:p>
          </table:table-cell>
          <table:table-cell office:value-type="string" calcext:value-type="string">
            <text:p>-друзья, мы прогрессивное современное оппозиционное издание, но наш трафик совсем не растет. Что делать?</text:p>
            <text:p>-может напишем про ждуна?</text:p>
            <text:p>-и так уже про него 12 статей.</text:p>
            <text:p>-тогда про шурыгину</text:p>
            <text:p>-о нет, только не про неё.</text:p>
            <text:p>-а вы видели сколько она дает трафика?</text:p>
            <text:p>-ебааать</text:p>
          </table:table-cell>
        </table:table-row>
        <table:table-row table:style-name="ro1">
          <table:table-cell office:value-type="float" office:value="1003071" calcext:value-type="float">
            <text:p>1003071</text:p>
          </table:table-cell>
          <table:table-cell office:value-type="float" office:value="1003101" calcext:value-type="float">
            <text:p>1003101</text:p>
          </table:table-cell>
          <table:table-cell office:value-type="string" calcext:value-type="string">
            <text:p>non_sexist</text:p>
          </table:table-cell>
          <table:table-cell office:value-type="string" calcext:value-type="string">
            <text:p>Так, на донышке ведь!!!!</text:p>
          </table:table-cell>
        </table:table-row>
        <table:table-row table:style-name="ro5">
          <table:table-cell office:value-type="float" office:value="1003071" calcext:value-type="float">
            <text:p>1003071</text:p>
          </table:table-cell>
          <table:table-cell office:value-type="float" office:value="1003102" calcext:value-type="float">
            <text:p>1003102</text:p>
          </table:table-cell>
          <table:table-cell office:value-type="string" calcext:value-type="string">
            <text:p>non_sexist</text:p>
          </table:table-cell>
          <table:table-cell office:value-type="string" calcext:value-type="string">
            <text:p>чот помню как популярные герои "за стеклом" соизволили потрахаться ради хайпа. девка залетела, их забыли через 2 недели, через месяц ведущим приходилось пояснять кто это такие.</text:p>
            <text:p/>
            <text:p>а тут даже этого нет, и память у интернета в разы короче))</text:p>
            <text:p>медузко сворачивай, тема остыла еще позавчера</text:p>
          </table:table-cell>
        </table:table-row>
        <table:table-row table:style-name="ro1">
          <table:table-cell office:value-type="float" office:value="1003071" calcext:value-type="float">
            <text:p>1003071</text:p>
          </table:table-cell>
          <table:table-cell office:value-type="float" office:value="1003103" calcext:value-type="float">
            <text:p>1003103</text:p>
          </table:table-cell>
          <table:table-cell office:value-type="string" calcext:value-type="string">
            <text:p>non_sexist</text:p>
          </table:table-cell>
          <table:table-cell office:value-type="string" calcext:value-type="string">
            <text:p>Беда подкралась незаметно, да, Медуза?</text:p>
          </table:table-cell>
        </table:table-row>
        <table:table-row table:style-name="ro1">
          <table:table-cell office:value-type="float" office:value="1003071" calcext:value-type="float">
            <text:p>1003071</text:p>
          </table:table-cell>
          <table:table-cell office:value-type="float" office:value="1003104" calcext:value-type="float">
            <text:p>1003104</text:p>
          </table:table-cell>
          <table:table-cell office:value-type="string" calcext:value-type="string">
            <text:p>non_sexist</text:p>
          </table:table-cell>
          <table:table-cell office:value-type="string" calcext:value-type="string">
            <text:p>Выбор как между Хилари и Трампом. ( может уже хватит? )</text:p>
          </table:table-cell>
        </table:table-row>
        <table:table-row table:style-name="ro1">
          <table:table-cell office:value-type="float" office:value="1003071" calcext:value-type="float">
            <text:p>1003071</text:p>
          </table:table-cell>
          <table:table-cell office:value-type="float" office:value="1003105" calcext:value-type="float">
            <text:p>1003105</text:p>
          </table:table-cell>
          <table:table-cell office:value-type="string" calcext:value-type="string">
            <text:p>non_sexist</text:p>
          </table:table-cell>
          <table:table-cell office:value-type="string" calcext:value-type="string">
            <text:p>Пожаловаться - &gt; спам</text:p>
          </table:table-cell>
        </table:table-row>
        <table:table-row table:style-name="ro1">
          <table:table-cell office:value-type="float" office:value="1003071" calcext:value-type="float">
            <text:p>1003071</text:p>
          </table:table-cell>
          <table:table-cell office:value-type="float" office:value="1003107" calcext:value-type="float">
            <text:p>1003107</text:p>
          </table:table-cell>
          <table:table-cell office:value-type="string" calcext:value-type="string">
            <text:p>non_sexist</text:p>
          </table:table-cell>
          <table:table-cell office:value-type="string" calcext:value-type="string">
            <text:p>Первый канал кормит дерьмом людей, медуза не отстаёт</text:p>
          </table:table-cell>
        </table:table-row>
        <table:table-row table:style-name="ro1">
          <table:table-cell office:value-type="float" office:value="1003071" calcext:value-type="float">
            <text:p>1003071</text:p>
          </table:table-cell>
          <table:table-cell office:value-type="float" office:value="1003112" calcext:value-type="float">
            <text:p>1003112</text:p>
          </table:table-cell>
          <table:table-cell office:value-type="string" calcext:value-type="string">
            <text:p>non_sexist</text:p>
          </table:table-cell>
          <table:table-cell office:value-type="string" calcext:value-type="string">
            <text:p>Смотрел я эти скрины с его группами. Если Академия Порядочных Парней-это пошло, то я уже не знаю</text:p>
          </table:table-cell>
        </table:table-row>
        <table:table-row table:style-name="ro1">
          <table:table-cell office:value-type="float" office:value="1003071" calcext:value-type="float">
            <text:p>1003071</text:p>
          </table:table-cell>
          <table:table-cell office:value-type="float" office:value="1003113" calcext:value-type="float">
            <text:p>1003113</text:p>
          </table:table-cell>
          <table:table-cell office:value-type="string" calcext:value-type="string">
            <text:p>non_sexist</text:p>
          </table:table-cell>
          <table:table-cell office:value-type="string" calcext:value-type="string">
            <text:p>Кул стори, медуза</text:p>
          </table:table-cell>
        </table:table-row>
        <table:table-row table:style-name="ro1">
          <table:table-cell office:value-type="float" office:value="1003071" calcext:value-type="float">
            <text:p>1003071</text:p>
          </table:table-cell>
          <table:table-cell office:value-type="float" office:value="1003114" calcext:value-type="float">
            <text:p>1003114</text:p>
          </table:table-cell>
          <table:table-cell office:value-type="string" calcext:value-type="string">
            <text:p>non_sexist</text:p>
          </table:table-cell>
          <table:table-cell office:value-type="string" calcext:value-type="string">
            <text:p>Как главред сменился, так медуза пошла под откос #галинатимченковернись</text:p>
          </table:table-cell>
        </table:table-row>
        <table:table-row table:style-name="ro1">
          <table:table-cell office:value-type="float" office:value="1003071" calcext:value-type="float">
            <text:p>1003071</text:p>
          </table:table-cell>
          <table:table-cell office:value-type="float" office:value="1003116" calcext:value-type="float">
            <text:p>1003116</text:p>
          </table:table-cell>
          <table:table-cell office:value-type="string" calcext:value-type="string">
            <text:p>non_sexist</text:p>
          </table:table-cell>
          <table:table-cell office:value-type="string" calcext:value-type="string">
            <text:p>Бл*ть, ну сколько можно-то, а(</text:p>
          </table:table-cell>
        </table:table-row>
        <table:table-row table:style-name="ro1">
          <table:table-cell office:value-type="float" office:value="1003071" calcext:value-type="float">
            <text:p>1003071</text:p>
          </table:table-cell>
          <table:table-cell office:value-type="float" office:value="1003119" calcext:value-type="float">
            <text:p>1003119</text:p>
          </table:table-cell>
          <table:table-cell office:value-type="string" calcext:value-type="string">
            <text:p>non_sexist</text:p>
          </table:table-cell>
          <table:table-cell office:value-type="string" calcext:value-type="string">
            <text:p>Медуза опаздывает на хайпопоезд</text:p>
          </table:table-cell>
        </table:table-row>
        <table:table-row table:style-name="ro1">
          <table:table-cell office:value-type="float" office:value="1003071" calcext:value-type="float">
            <text:p>1003071</text:p>
          </table:table-cell>
          <table:table-cell office:value-type="float" office:value="1003123" calcext:value-type="float">
            <text:p>1003123</text:p>
          </table:table-cell>
          <table:table-cell office:value-type="string" calcext:value-type="string">
            <text:p>non_sexist</text:p>
          </table:table-cell>
          <table:table-cell office:value-type="string" calcext:value-type="string">
            <text:p>Вот и плоды работ редактор_ки-феменистки.</text:p>
          </table:table-cell>
        </table:table-row>
        <table:table-row table:style-name="ro1">
          <table:table-cell office:value-type="float" office:value="1003071" calcext:value-type="float">
            <text:p>1003071</text:p>
          </table:table-cell>
          <table:table-cell office:value-type="float" office:value="1003125" calcext:value-type="float">
            <text:p>1003125</text:p>
          </table:table-cell>
          <table:table-cell office:value-type="string" calcext:value-type="string">
            <text:p>non_sexist</text:p>
          </table:table-cell>
          <table:table-cell office:value-type="string" calcext:value-type="string">
            <text:p>[id6856461|Иван], редактор_ки ващет</text:p>
          </table:table-cell>
        </table:table-row>
        <table:table-row table:style-name="ro1">
          <table:table-cell office:value-type="float" office:value="1003071" calcext:value-type="float">
            <text:p>1003071</text:p>
          </table:table-cell>
          <table:table-cell office:value-type="float" office:value="1003128" calcext:value-type="float">
            <text:p>1003128</text:p>
          </table:table-cell>
          <table:table-cell office:value-type="string" calcext:value-type="string">
            <text:p>non_sexist</text:p>
          </table:table-cell>
          <table:table-cell office:value-type="string" calcext:value-type="string">
            <text:p>[id24107972|Юрий], точно.</text:p>
          </table:table-cell>
        </table:table-row>
        <table:table-row table:style-name="ro1">
          <table:table-cell office:value-type="float" office:value="1003071" calcext:value-type="float">
            <text:p>1003071</text:p>
          </table:table-cell>
          <table:table-cell office:value-type="float" office:value="1003130" calcext:value-type="float">
            <text:p>1003130</text:p>
          </table:table-cell>
          <table:table-cell office:value-type="string" calcext:value-type="string">
            <text:p>sexist</text:p>
          </table:table-cell>
          <table:table-cell office:value-type="string" calcext:value-type="string">
            <text:p>ТП , как общенациональная скрепа))</text:p>
          </table:table-cell>
        </table:table-row>
        <table:table-row table:style-name="ro1">
          <table:table-cell office:value-type="float" office:value="1003071" calcext:value-type="float">
            <text:p>1003071</text:p>
          </table:table-cell>
          <table:table-cell office:value-type="float" office:value="1003131" calcext:value-type="float">
            <text:p>1003131</text:p>
          </table:table-cell>
          <table:table-cell office:value-type="string" calcext:value-type="string">
            <text:p>non_sexist</text:p>
          </table:table-cell>
          <table:table-cell office:value-type="string" calcext:value-type="string">
            <text:p>У Шурыгиной больше просмотров чем у Димона.</text:p>
          </table:table-cell>
        </table:table-row>
        <table:table-row table:style-name="ro1">
          <table:table-cell office:value-type="float" office:value="1003071" calcext:value-type="float">
            <text:p>1003071</text:p>
          </table:table-cell>
          <table:table-cell office:value-type="float" office:value="1003133" calcext:value-type="float">
            <text:p>1003133</text:p>
          </table:table-cell>
          <table:table-cell office:value-type="string" calcext:value-type="string">
            <text:p>non_sexist</text:p>
          </table:table-cell>
          <table:table-cell office:value-type="string" calcext:value-type="string">
            <text:p>оба придурки</text:p>
          </table:table-cell>
        </table:table-row>
        <table:table-row table:style-name="ro1">
          <table:table-cell office:value-type="float" office:value="1003071" calcext:value-type="float">
            <text:p>1003071</text:p>
          </table:table-cell>
          <table:table-cell office:value-type="float" office:value="1003136" calcext:value-type="float">
            <text:p>1003136</text:p>
          </table:table-cell>
          <table:table-cell office:value-type="string" calcext:value-type="string">
            <text:p>non_sexist</text:p>
          </table:table-cell>
          <table:table-cell office:value-type="string" calcext:value-type="string">
            <text:p>Ну не с утра же(</text:p>
          </table:table-cell>
        </table:table-row>
        <table:table-row table:style-name="ro1">
          <table:table-cell office:value-type="float" office:value="1003071" calcext:value-type="float">
            <text:p>1003071</text:p>
          </table:table-cell>
          <table:table-cell office:value-type="float" office:value="1003137" calcext:value-type="float">
            <text:p>1003137</text:p>
          </table:table-cell>
          <table:table-cell office:value-type="string" calcext:value-type="string">
            <text:p>non_sexist</text:p>
          </table:table-cell>
          <table:table-cell office:value-type="string" calcext:value-type="string">
            <text:p>блять. и вы туда же. хоть где-то этого говна не было видно</text:p>
          </table:table-cell>
        </table:table-row>
        <table:table-row table:style-name="ro1">
          <table:table-cell office:value-type="float" office:value="1003071" calcext:value-type="float">
            <text:p>1003071</text:p>
          </table:table-cell>
          <table:table-cell office:value-type="float" office:value="1003139" calcext:value-type="float">
            <text:p>1003139</text:p>
          </table:table-cell>
          <table:table-cell office:value-type="string" calcext:value-type="string">
            <text:p>non_sexist</text:p>
          </table:table-cell>
          <table:table-cell office:value-type="string" calcext:value-type="string">
            <text:p>С добрым утром</text:p>
          </table:table-cell>
        </table:table-row>
        <table:table-row table:style-name="ro3">
          <table:table-cell office:value-type="float" office:value="1003071" calcext:value-type="float">
            <text:p>1003071</text:p>
          </table:table-cell>
          <table:table-cell office:value-type="float" office:value="1003141" calcext:value-type="float">
            <text:p>1003141</text:p>
          </table:table-cell>
          <table:table-cell office:value-type="string" calcext:value-type="string">
            <text:p>non_sexist</text:p>
          </table:table-cell>
          <table:table-cell office:value-type="string" calcext:value-type="string">
            <text:p>Я с некоторой грустью вспоминаю времена, когда клипы комбинации и Валерии поражали своей смелостью, а группа Виагра еще клеила в тетрадки фото Агилеры. Тогда это вонючее грязное бельё ну никак бы не попало на голубые экраны тель-авизоров.</text:p>
            <text:p/>
            <text:p>А сейчас пипл кушает и просит ещё))</text:p>
          </table:table-cell>
        </table:table-row>
        <table:table-row table:style-name="ro1">
          <table:table-cell office:value-type="float" office:value="1003071" calcext:value-type="float">
            <text:p>1003071</text:p>
          </table:table-cell>
          <table:table-cell office:value-type="float" office:value="1003142" calcext:value-type="float">
            <text:p>1003142</text:p>
          </table:table-cell>
          <table:table-cell office:value-type="string" calcext:value-type="string">
            <text:p>non_sexist</text:p>
          </table:table-cell>
          <table:table-cell office:value-type="string" calcext:value-type="string">
            <text:p>Если один ключ проходит к многим замкам, то это хороший ключ!..😏</text:p>
          </table:table-cell>
        </table:table-row>
        <table:table-row table:style-name="ro1">
          <table:table-cell office:value-type="float" office:value="1003071" calcext:value-type="float">
            <text:p>1003071</text:p>
          </table:table-cell>
          <table:table-cell office:value-type="float" office:value="1003147" calcext:value-type="float">
            <text:p>1003147</text:p>
          </table:table-cell>
          <table:table-cell office:value-type="string" calcext:value-type="string">
            <text:p>non_sexist</text:p>
          </table:table-cell>
          <table:table-cell office:value-type="string" calcext:value-type="string">
            <text:p>О, ну вот и отличный повод свалить с этой скатившейся группы...</text:p>
          </table:table-cell>
        </table:table-row>
        <table:table-row table:style-name="ro1">
          <table:table-cell office:value-type="float" office:value="1003071" calcext:value-type="float">
            <text:p>1003071</text:p>
          </table:table-cell>
          <table:table-cell office:value-type="float" office:value="1003153" calcext:value-type="float">
            <text:p>1003153</text:p>
          </table:table-cell>
          <table:table-cell office:value-type="string" calcext:value-type="string">
            <text:p>non_sexist</text:p>
          </table:table-cell>
          <table:table-cell office:value-type="string" calcext:value-type="string">
            <text:p>оралово</text:p>
          </table:table-cell>
        </table:table-row>
        <table:table-row table:style-name="ro1">
          <table:table-cell office:value-type="float" office:value="1003071" calcext:value-type="float">
            <text:p>1003071</text:p>
          </table:table-cell>
          <table:table-cell office:value-type="float" office:value="1003156" calcext:value-type="float">
            <text:p>1003156</text:p>
          </table:table-cell>
          <table:table-cell office:value-type="string" calcext:value-type="string">
            <text:p>non_sexist</text:p>
          </table:table-cell>
          <table:table-cell office:value-type="string" calcext:value-type="string">
            <text:p>Как вы заебали, просто пиздец. Султан, у вас там чо, журналисты кончились?</text:p>
          </table:table-cell>
        </table:table-row>
        <table:table-row table:style-name="ro1">
          <table:table-cell office:value-type="float" office:value="1003071" calcext:value-type="float">
            <text:p>1003071</text:p>
          </table:table-cell>
          <table:table-cell office:value-type="float" office:value="1003158" calcext:value-type="float">
            <text:p>1003158</text:p>
          </table:table-cell>
          <table:table-cell office:value-type="string" calcext:value-type="string">
            <text:p>non_sexist</text:p>
          </table:table-cell>
          <table:table-cell office:value-type="string" calcext:value-type="string">
            <text:p>Медуза троллит своих подписчиков</text:p>
          </table:table-cell>
        </table:table-row>
        <table:table-row table:style-name="ro1">
          <table:table-cell office:value-type="float" office:value="1003071" calcext:value-type="float">
            <text:p>1003071</text:p>
          </table:table-cell>
          <table:table-cell office:value-type="float" office:value="1003159" calcext:value-type="float">
            <text:p>1003159</text:p>
          </table:table-cell>
          <table:table-cell office:value-type="string" calcext:value-type="string">
            <text:p>non_sexist</text:p>
          </table:table-cell>
          <table:table-cell office:value-type="string" calcext:value-type="string">
            <text:p>Ск можно то а</text:p>
          </table:table-cell>
        </table:table-row>
        <table:table-row table:style-name="ro1">
          <table:table-cell office:value-type="float" office:value="1003071" calcext:value-type="float">
            <text:p>1003071</text:p>
          </table:table-cell>
          <table:table-cell office:value-type="float" office:value="1003160" calcext:value-type="float">
            <text:p>1003160</text:p>
          </table:table-cell>
          <table:table-cell office:value-type="string" calcext:value-type="string">
            <text:p>non_sexist</text:p>
          </table:table-cell>
          <table:table-cell office:value-type="string" calcext:value-type="string">
            <text:p>А кто такая Шурыгина?</text:p>
          </table:table-cell>
        </table:table-row>
        <table:table-row table:style-name="ro1">
          <table:table-cell office:value-type="float" office:value="1003071" calcext:value-type="float">
            <text:p>1003071</text:p>
          </table:table-cell>
          <table:table-cell office:value-type="float" office:value="1003168" calcext:value-type="float">
            <text:p>1003168</text:p>
          </table:table-cell>
          <table:table-cell office:value-type="string" calcext:value-type="string">
            <text:p>non_sexist</text:p>
          </table:table-cell>
          <table:table-cell office:value-type="string" calcext:value-type="string">
            <text:p>[id417820234|Артем], солевая</text:p>
          </table:table-cell>
        </table:table-row>
        <table:table-row table:style-name="ro1">
          <table:table-cell office:value-type="float" office:value="1003071" calcext:value-type="float">
            <text:p>1003071</text:p>
          </table:table-cell>
          <table:table-cell office:value-type="float" office:value="1003171" calcext:value-type="float">
            <text:p>1003171</text:p>
          </table:table-cell>
          <table:table-cell office:value-type="string" calcext:value-type="string">
            <text:p>non_sexist</text:p>
          </table:table-cell>
          <table:table-cell office:value-type="string" calcext:value-type="string">
            <text:p>про - пиз - дос</text:p>
          </table:table-cell>
        </table:table-row>
        <table:table-row table:style-name="ro1">
          <table:table-cell office:value-type="float" office:value="1003071" calcext:value-type="float">
            <text:p>1003071</text:p>
          </table:table-cell>
          <table:table-cell office:value-type="float" office:value="1003179" calcext:value-type="float">
            <text:p>1003179</text:p>
          </table:table-cell>
          <table:table-cell office:value-type="string" calcext:value-type="string">
            <text:p>non_sexist</text:p>
          </table:table-cell>
          <table:table-cell office:value-type="string" calcext:value-type="string">
            <text:p>МОЖЕТ, ХВАТИТ УЖЕ?!</text:p>
          </table:table-cell>
        </table:table-row>
        <table:table-row table:style-name="ro2">
          <table:table-cell office:value-type="float" office:value="1003071" calcext:value-type="float">
            <text:p>1003071</text:p>
          </table:table-cell>
          <table:table-cell office:value-type="float" office:value="1003188" calcext:value-type="float">
            <text:p>1003188</text:p>
          </table:table-cell>
          <table:table-cell office:value-type="string" calcext:value-type="string">
            <text:p>non_sexist</text:p>
          </table:table-cell>
          <table:table-cell office:value-type="string" calcext:value-type="string">
            <text:p>[id245047644|Гордей], может, не может хватить, Медуза ж ещё не писала статьи по этой теме. </text:p>
            <text:p>Улыбаемся и плачем. :)</text:p>
          </table:table-cell>
        </table:table-row>
        <table:table-row table:style-name="ro1">
          <table:table-cell office:value-type="float" office:value="1003071" calcext:value-type="float">
            <text:p>1003071</text:p>
          </table:table-cell>
          <table:table-cell office:value-type="float" office:value="1003199" calcext:value-type="float">
            <text:p>1003199</text:p>
          </table:table-cell>
          <table:table-cell office:value-type="string" calcext:value-type="string">
            <text:p>non_sexist</text:p>
          </table:table-cell>
          <table:table-cell office:value-type="string" calcext:value-type="string">
            <text:p>ДА КАК ЖЕ ВЫ ЗАЕБ.....</text:p>
          </table:table-cell>
        </table:table-row>
        <table:table-row table:style-name="ro1">
          <table:table-cell office:value-type="float" office:value="1003071" calcext:value-type="float">
            <text:p>1003071</text:p>
          </table:table-cell>
          <table:table-cell office:value-type="float" office:value="1003202" calcext:value-type="float">
            <text:p>1003202</text:p>
          </table:table-cell>
          <table:table-cell office:value-type="string" calcext:value-type="string">
            <text:p>non_sexist</text:p>
          </table:table-cell>
          <table:table-cell office:value-type="string" calcext:value-type="string">
            <text:p>Остановись</text:p>
          </table:table-cell>
        </table:table-row>
        <table:table-row table:style-name="ro1">
          <table:table-cell office:value-type="float" office:value="1003071" calcext:value-type="float">
            <text:p>1003071</text:p>
          </table:table-cell>
          <table:table-cell office:value-type="float" office:value="1003204" calcext:value-type="float">
            <text:p>1003204</text:p>
          </table:table-cell>
          <table:table-cell office:value-type="string" calcext:value-type="string">
            <text:p>non_sexist</text:p>
          </table:table-cell>
          <table:table-cell office:value-type="string" calcext:value-type="string">
            <text:p>Блин, а когда же, наконец, при очередном обсасывании этой лабуды, начнут ставить пометку "на донышке"? Вроде бы нормальное СМИ, зачем первому каналу уподобляться?</text:p>
          </table:table-cell>
        </table:table-row>
        <table:table-row table:style-name="ro2">
          <table:table-cell office:value-type="float" office:value="1003071" calcext:value-type="float">
            <text:p>1003071</text:p>
          </table:table-cell>
          <table:table-cell office:value-type="float" office:value="1003206" calcext:value-type="float">
            <text:p>1003206</text:p>
          </table:table-cell>
          <table:table-cell office:value-type="string" calcext:value-type="string">
            <text:p>non_sexist</text:p>
          </table:table-cell>
          <table:table-cell office:value-type="string" calcext:value-type="string">
            <text:p>Парнишка сам напросился на проблемы конечно, про эту леди даже писать уже противно. </text:p>
            <text:p>Кстати самое тяжелое испытание за 35 лет своей жизни, мне пришлость поройти когда нужно было все 5 выпусков программы Малахова посмотреть. Да лучше бы меня синий кит забрал блин 😒</text:p>
          </table:table-cell>
        </table:table-row>
        <table:table-row table:style-name="ro1">
          <table:table-cell office:value-type="float" office:value="1003071" calcext:value-type="float">
            <text:p>1003071</text:p>
          </table:table-cell>
          <table:table-cell office:value-type="float" office:value="1003212" calcext:value-type="float">
            <text:p>1003212</text:p>
          </table:table-cell>
          <table:table-cell office:value-type="string" calcext:value-type="string">
            <text:p>non_sexist</text:p>
          </table:table-cell>
          <table:table-cell office:value-type="string" calcext:value-type="string">
            <text:p>Медуза 2017</text:p>
          </table:table-cell>
        </table:table-row>
        <table:table-row table:style-name="ro1">
          <table:table-cell office:value-type="float" office:value="1003071" calcext:value-type="float">
            <text:p>1003071</text:p>
          </table:table-cell>
          <table:table-cell office:value-type="float" office:value="1003213" calcext:value-type="float">
            <text:p>1003213</text:p>
          </table:table-cell>
          <table:table-cell office:value-type="string" calcext:value-type="string">
            <text:p>non_sexist</text:p>
          </table:table-cell>
          <table:table-cell office:value-type="string" calcext:value-type="string">
            <text:p>[id374688252|Александр], зачем так над собой издеваться? Я имею в виду смотреть эту муть</text:p>
          </table:table-cell>
        </table:table-row>
        <table:table-row table:style-name="ro1">
          <table:table-cell office:value-type="float" office:value="1003071" calcext:value-type="float">
            <text:p>1003071</text:p>
          </table:table-cell>
          <table:table-cell office:value-type="float" office:value="1003217" calcext:value-type="float">
            <text:p>1003217</text:p>
          </table:table-cell>
          <table:table-cell office:value-type="string" calcext:value-type="string">
            <text:p>non_sexist</text:p>
          </table:table-cell>
          <table:table-cell office:value-type="string" calcext:value-type="string">
            <text:p>Медуза тоже решила хайпнуться на этой истории?</text:p>
          </table:table-cell>
        </table:table-row>
        <table:table-row table:style-name="ro1">
          <table:table-cell office:value-type="float" office:value="1003071" calcext:value-type="float">
            <text:p>1003071</text:p>
          </table:table-cell>
          <table:table-cell office:value-type="float" office:value="1003223" calcext:value-type="float">
            <text:p>1003223</text:p>
          </table:table-cell>
          <table:table-cell office:value-type="string" calcext:value-type="string">
            <text:p>non_sexist</text:p>
          </table:table-cell>
          <table:table-cell office:value-type="string" calcext:value-type="string">
            <text:p>Надоело. Из каждого утюга уже вещают про эту совсем обычную историю про малолетную шкуру и дурачка который не имеет держать свои половые органы в штанах. Дофорситесь себе же на голову.</text:p>
          </table:table-cell>
        </table:table-row>
        <table:table-row table:style-name="ro1">
          <table:table-cell office:value-type="float" office:value="1003071" calcext:value-type="float">
            <text:p>1003071</text:p>
          </table:table-cell>
          <table:table-cell office:value-type="float" office:value="1003228" calcext:value-type="float">
            <text:p>1003228</text:p>
          </table:table-cell>
          <table:table-cell office:value-type="string" calcext:value-type="string">
            <text:p>non_sexist</text:p>
          </table:table-cell>
          <table:table-cell office:value-type="string" calcext:value-type="string">
            <text:p>До чего же ущербно наше общество, если подобная чушь становится предметом обсуждения всей страны в сми, на тв, в сети, в соц. сетях...</text:p>
          </table:table-cell>
        </table:table-row>
        <table:table-row table:style-name="ro1">
          <table:table-cell office:value-type="float" office:value="1003071" calcext:value-type="float">
            <text:p>1003071</text:p>
          </table:table-cell>
          <table:table-cell office:value-type="float" office:value="1003243" calcext:value-type="float">
            <text:p>1003243</text:p>
          </table:table-cell>
          <table:table-cell office:value-type="string" calcext:value-type="string">
            <text:p>non_sexist</text:p>
          </table:table-cell>
          <table:table-cell office:value-type="string" calcext:value-type="string">
            <text:p>[id13206462|Юрий], что бы быть в теме, ну и так как несколько лет <text:s/>не смотрел телек вообще, то интересно узнать что сейчас там показывают. Оказывается ничего интересного. И программа Малахова очень отвратительная. Жалко людей которым это нравится смотреть. Так же как и участников. Удивляют люди которым так легко выносить сор из избы и унижаться на всю страну. Общество еще более порочно, чем я думал.</text:p>
          </table:table-cell>
        </table:table-row>
        <table:table-row table:style-name="ro1">
          <table:table-cell office:value-type="float" office:value="1003071" calcext:value-type="float">
            <text:p>1003071</text:p>
          </table:table-cell>
          <table:table-cell office:value-type="float" office:value="1003253" calcext:value-type="float">
            <text:p>1003253</text:p>
          </table:table-cell>
          <table:table-cell office:value-type="string" calcext:value-type="string">
            <text:p>non_sexist</text:p>
          </table:table-cell>
          <table:table-cell office:value-type="string" calcext:value-type="string">
            <text:p>[id374688252|Александр], не бережете вы себя. Мне бы и одной передачи хватило )</text:p>
          </table:table-cell>
        </table:table-row>
        <table:table-row table:style-name="ro1">
          <table:table-cell office:value-type="float" office:value="1003071" calcext:value-type="float">
            <text:p>1003071</text:p>
          </table:table-cell>
          <table:table-cell office:value-type="float" office:value="1003261" calcext:value-type="float">
            <text:p>1003261</text:p>
          </table:table-cell>
          <table:table-cell office:value-type="string" calcext:value-type="string">
            <text:p>non_sexist</text:p>
          </table:table-cell>
          <table:table-cell office:value-type="string" calcext:value-type="string">
            <text:p>Лежал бы труп спокойно, да нет, все пинают и пинают</text:p>
          </table:table-cell>
        </table:table-row>
        <table:table-row table:style-name="ro1">
          <table:table-cell office:value-type="float" office:value="1003071" calcext:value-type="float">
            <text:p>1003071</text:p>
          </table:table-cell>
          <table:table-cell office:value-type="float" office:value="1003290" calcext:value-type="float">
            <text:p>1003290</text:p>
          </table:table-cell>
          <table:table-cell office:value-type="string" calcext:value-type="string">
            <text:p>non_sexist</text:p>
          </table:table-cell>
          <table:table-cell office:value-type="string" calcext:value-type="string">
            <text:p>обоих казнить, именно таких животных в будущем будет большинство,</text:p>
          </table:table-cell>
        </table:table-row>
        <table:table-row table:style-name="ro1">
          <table:table-cell office:value-type="float" office:value="1003071" calcext:value-type="float">
            <text:p>1003071</text:p>
          </table:table-cell>
          <table:table-cell office:value-type="float" office:value="1003315" calcext:value-type="float">
            <text:p>1003315</text:p>
          </table:table-cell>
          <table:table-cell office:value-type="string" calcext:value-type="string">
            <text:p>non_sexist</text:p>
          </table:table-cell>
          <table:table-cell office:value-type="string" calcext:value-type="string">
            <text:p>Ш - школьница. Шучу, шлюха)</text:p>
          </table:table-cell>
        </table:table-row>
        <table:table-row table:style-name="ro1">
          <table:table-cell office:value-type="float" office:value="1003071" calcext:value-type="float">
            <text:p>1003071</text:p>
          </table:table-cell>
          <table:table-cell office:value-type="float" office:value="1003320" calcext:value-type="float">
            <text:p>1003320</text:p>
          </table:table-cell>
          <table:table-cell office:value-type="string" calcext:value-type="string">
            <text:p>non_sexist</text:p>
          </table:table-cell>
          <table:table-cell office:value-type="string" calcext:value-type="string">
            <text:p>Медуза, как говорится, поломалась. Принесите другую.</text:p>
          </table:table-cell>
        </table:table-row>
        <table:table-row table:style-name="ro1">
          <table:table-cell office:value-type="float" office:value="1003071" calcext:value-type="float">
            <text:p>1003071</text:p>
          </table:table-cell>
          <table:table-cell office:value-type="float" office:value="1003321" calcext:value-type="float">
            <text:p>1003321</text:p>
          </table:table-cell>
          <table:table-cell office:value-type="string" calcext:value-type="string">
            <text:p>non_sexist</text:p>
          </table:table-cell>
          <table:table-cell office:value-type="string" calcext:value-type="string">
            <text:p>Шлюха и идиот — отличная могла бы получиться пара.</text:p>
          </table:table-cell>
        </table:table-row>
        <table:table-row table:style-name="ro1">
          <table:table-cell office:value-type="float" office:value="1003071" calcext:value-type="float">
            <text:p>1003071</text:p>
          </table:table-cell>
          <table:table-cell office:value-type="float" office:value="1003324" calcext:value-type="float">
            <text:p>1003324</text:p>
          </table:table-cell>
          <table:table-cell office:value-type="string" calcext:value-type="string">
            <text:p>non_sexist</text:p>
          </table:table-cell>
          <table:table-cell office:value-type="string" calcext:value-type="string">
            <text:p>Медуза, ты болеешь???</text:p>
          </table:table-cell>
        </table:table-row>
        <table:table-row table:style-name="ro1">
          <table:table-cell office:value-type="float" office:value="1003071" calcext:value-type="float">
            <text:p>1003071</text:p>
          </table:table-cell>
          <table:table-cell office:value-type="float" office:value="1003344" calcext:value-type="float">
            <text:p>1003344</text:p>
          </table:table-cell>
          <table:table-cell office:value-type="string" calcext:value-type="string">
            <text:p>non_sexist</text:p>
          </table:table-cell>
          <table:table-cell office:value-type="string" calcext:value-type="string">
            <text:p>Что... опять? 😐</text:p>
          </table:table-cell>
        </table:table-row>
        <table:table-row table:style-name="ro1">
          <table:table-cell office:value-type="float" office:value="1003071" calcext:value-type="float">
            <text:p>1003071</text:p>
          </table:table-cell>
          <table:table-cell office:value-type="float" office:value="1003356" calcext:value-type="float">
            <text:p>1003356</text:p>
          </table:table-cell>
          <table:table-cell office:value-type="string" calcext:value-type="string">
            <text:p>non_sexist</text:p>
          </table:table-cell>
          <table:table-cell office:value-type="string" calcext:value-type="string">
            <text:p>заканчивайте..</text:p>
          </table:table-cell>
        </table:table-row>
        <table:table-row table:style-name="ro1">
          <table:table-cell office:value-type="float" office:value="1003071" calcext:value-type="float">
            <text:p>1003071</text:p>
          </table:table-cell>
          <table:table-cell office:value-type="float" office:value="1003360" calcext:value-type="float">
            <text:p>1003360</text:p>
          </table:table-cell>
          <table:table-cell office:value-type="string" calcext:value-type="string">
            <text:p>non_sexist</text:p>
          </table:table-cell>
          <table:table-cell office:value-type="string" calcext:value-type="string">
            <text:p>Боже, Медуза, за что?</text:p>
          </table:table-cell>
        </table:table-row>
        <table:table-row table:style-name="ro1">
          <table:table-cell office:value-type="float" office:value="1003071" calcext:value-type="float">
            <text:p>1003071</text:p>
          </table:table-cell>
          <table:table-cell office:value-type="float" office:value="1003372" calcext:value-type="float">
            <text:p>1003372</text:p>
          </table:table-cell>
          <table:table-cell office:value-type="string" calcext:value-type="string">
            <text:p>non_sexist</text:p>
          </table:table-cell>
          <table:table-cell office:value-type="string" calcext:value-type="string">
            <text:p>Отписываюсь</text:p>
          </table:table-cell>
        </table:table-row>
        <table:table-row table:style-name="ro1">
          <table:table-cell office:value-type="float" office:value="1003071" calcext:value-type="float">
            <text:p>1003071</text:p>
          </table:table-cell>
          <table:table-cell office:value-type="float" office:value="1003374" calcext:value-type="float">
            <text:p>1003374</text:p>
          </table:table-cell>
          <table:table-cell office:value-type="string" calcext:value-type="string">
            <text:p>non_sexist</text:p>
          </table:table-cell>
          <table:table-cell office:value-type="string" calcext:value-type="string">
            <text:p>Куплю плагин для скрытия новостей про шурыгину. Дорого.</text:p>
          </table:table-cell>
        </table:table-row>
        <table:table-row table:style-name="ro1">
          <table:table-cell office:value-type="float" office:value="1003071" calcext:value-type="float">
            <text:p>1003071</text:p>
          </table:table-cell>
          <table:table-cell office:value-type="float" office:value="1003386" calcext:value-type="float">
            <text:p>1003386</text:p>
          </table:table-cell>
          <table:table-cell office:value-type="string" calcext:value-type="string">
            <text:p>non_sexist</text:p>
          </table:table-cell>
          <table:table-cell office:value-type="string" calcext:value-type="string">
            <text:p>Да ладно вам. Ну написали, ну подвели итог. Что такого? В целом нет тут никакого форса. Задача СМИ писать о резонансах, а они, в общем-то <text:s/>имелись. Это же не мемесы про нее, просто журналистский итог. Что за вскукареки?</text:p>
          </table:table-cell>
        </table:table-row>
        <table:table-row table:style-name="ro1">
          <table:table-cell office:value-type="float" office:value="1003071" calcext:value-type="float">
            <text:p>1003071</text:p>
          </table:table-cell>
          <table:table-cell office:value-type="float" office:value="1003397" calcext:value-type="float">
            <text:p>1003397</text:p>
          </table:table-cell>
          <table:table-cell office:value-type="string" calcext:value-type="string">
            <text:p>non_sexist</text:p>
          </table:table-cell>
          <table:table-cell office:value-type="string" calcext:value-type="string">
            <text:p>Со статьёй все нормально. Но почему не публикуют материалы о том, что в большинстве изнасилований никто не кричит и не зовёт на помощь, про ступор жертвы и т.д. Большинство комментариев под новостями об этой истории в любом паблике оставляют люди, которые не пытаются критически мыслить. Удивительно видеть таких людей на Медузе.</text:p>
          </table:table-cell>
        </table:table-row>
        <table:table-row table:style-name="ro1">
          <table:table-cell office:value-type="float" office:value="1003071" calcext:value-type="float">
            <text:p>1003071</text:p>
          </table:table-cell>
          <table:table-cell office:value-type="float" office:value="1003422" calcext:value-type="float">
            <text:p>1003422</text:p>
          </table:table-cell>
          <table:table-cell office:value-type="string" calcext:value-type="string">
            <text:p>non_sexist</text:p>
          </table:table-cell>
          <table:table-cell office:value-type="string" calcext:value-type="string">
            <text:p>[id1751647|Бурулсун], ты путаешь понятия "мыслить критично" и "мыслить кретинично"</text:p>
          </table:table-cell>
        </table:table-row>
        <table:table-row table:style-name="ro1">
          <table:table-cell office:value-type="float" office:value="1003071" calcext:value-type="float">
            <text:p>1003071</text:p>
          </table:table-cell>
          <table:table-cell office:value-type="float" office:value="1003424" calcext:value-type="float">
            <text:p>1003424</text:p>
          </table:table-cell>
          <table:table-cell office:value-type="string" calcext:value-type="string">
            <text:p>non_sexist</text:p>
          </table:table-cell>
          <table:table-cell office:value-type="string" calcext:value-type="string">
            <text:p>Медуза прям нос в нос идет с Малаховым в количестве внимания к этой истории. Вот ты листаешь свою ленту, которую так тщательно пытался сделать пространством, свободным от скользких хайпов мастодонтов типа "Первого" - и на тебе...</text:p>
          </table:table-cell>
        </table:table-row>
        <table:table-row table:style-name="ro1">
          <table:table-cell office:value-type="float" office:value="1003071" calcext:value-type="float">
            <text:p>1003071</text:p>
          </table:table-cell>
          <table:table-cell office:value-type="float" office:value="1003457" calcext:value-type="float">
            <text:p>1003457</text:p>
          </table:table-cell>
          <table:table-cell office:value-type="string" calcext:value-type="string">
            <text:p>sexist_in_co</text:p>
          </table:table-cell>
          <table:table-cell office:value-type="string" calcext:value-type="string">
            <text:p>Ну вот, и тут шкуриные истории...</text:p>
          </table:table-cell>
        </table:table-row>
        <table:table-row table:style-name="ro2">
          <table:table-cell office:value-type="float" office:value="1003071" calcext:value-type="float">
            <text:p>1003071</text:p>
          </table:table-cell>
          <table:table-cell office:value-type="float" office:value="1003500" calcext:value-type="float">
            <text:p>1003500</text:p>
          </table:table-cell>
          <table:table-cell office:value-type="string" calcext:value-type="string">
            <text:p>non_sexist</text:p>
          </table:table-cell>
          <table:table-cell office:value-type="string" calcext:value-type="string">
            <text:p>Заебать она конечно заебала, но пацан то  сидит. </text:p>
            <text:p>И когда это мерзкий акк в вкаше и поблядунство стали аргументом для уголовных наказаний!?</text:p>
          </table:table-cell>
        </table:table-row>
        <table:table-row table:style-name="ro1">
          <table:table-cell office:value-type="float" office:value="1003071" calcext:value-type="float">
            <text:p>1003071</text:p>
          </table:table-cell>
          <table:table-cell office:value-type="float" office:value="1003522" calcext:value-type="float">
            <text:p>1003522</text:p>
          </table:table-cell>
          <table:table-cell office:value-type="string" calcext:value-type="string">
            <text:p>non_sexist</text:p>
          </table:table-cell>
          <table:table-cell office:value-type="string" calcext:value-type="string">
            <text:p>А в Чите не сработало</text:p>
          </table:table-cell>
        </table:table-row>
        <table:table-row table:style-name="ro1">
          <table:table-cell office:value-type="float" office:value="1003071" calcext:value-type="float">
            <text:p>1003071</text:p>
          </table:table-cell>
          <table:table-cell office:value-type="float" office:value="1003552" calcext:value-type="float">
            <text:p>1003552</text:p>
          </table:table-cell>
          <table:table-cell office:value-type="string" calcext:value-type="string">
            <text:p>non_sexist</text:p>
          </table:table-cell>
          <table:table-cell office:value-type="string" calcext:value-type="string">
            <text:p>НУ ХОТЬ ПРЕДОХРАНЯЛИСЬ</text:p>
          </table:table-cell>
        </table:table-row>
        <table:table-row table:style-name="ro1">
          <table:table-cell office:value-type="float" office:value="1003071" calcext:value-type="float">
            <text:p>1003071</text:p>
          </table:table-cell>
          <table:table-cell office:value-type="float" office:value="1003628" calcext:value-type="float">
            <text:p>1003628</text:p>
          </table:table-cell>
          <table:table-cell office:value-type="string" calcext:value-type="string">
            <text:p>non_sexist</text:p>
          </table:table-cell>
          <table:table-cell office:value-type="string" calcext:value-type="string">
            <text:p>Причём тут эта шлюхв дело в парне который сидит</text:p>
          </table:table-cell>
        </table:table-row>
        <table:table-row table:style-name="ro1">
          <table:table-cell office:value-type="float" office:value="1003071" calcext:value-type="float">
            <text:p>1003071</text:p>
          </table:table-cell>
          <table:table-cell office:value-type="float" office:value="1003675" calcext:value-type="float">
            <text:p>1003675</text:p>
          </table:table-cell>
          <table:table-cell office:value-type="string" calcext:value-type="string">
            <text:p>non_sexist</text:p>
          </table:table-cell>
          <table:table-cell office:value-type="string" calcext:value-type="string">
            <text:p>они придумают что угодно, лишь бы защитить своего засранца..</text:p>
          </table:table-cell>
        </table:table-row>
        <table:table-row table:style-name="ro1">
          <table:table-cell office:value-type="float" office:value="1003071" calcext:value-type="float">
            <text:p>1003071</text:p>
          </table:table-cell>
          <table:table-cell office:value-type="float" office:value="1003907" calcext:value-type="float">
            <text:p>1003907</text:p>
          </table:table-cell>
          <table:table-cell office:value-type="string" calcext:value-type="string">
            <text:p>non_sexist</text:p>
          </table:table-cell>
          <table:table-cell office:value-type="string" calcext:value-type="string">
            <text:p>Мерзость и насильник,и эта патоскушка,и родаки этих обоих. Быдло настоящее все они.</text:p>
          </table:table-cell>
        </table:table-row>
        <table:table-row table:style-name="ro1">
          <table:table-cell office:value-type="float" office:value="1003071" calcext:value-type="float">
            <text:p>1003071</text:p>
          </table:table-cell>
          <table:table-cell office:value-type="float" office:value="1003915" calcext:value-type="float">
            <text:p>1003915</text:p>
          </table:table-cell>
          <table:table-cell office:value-type="string" calcext:value-type="string">
            <text:p>non_sexist</text:p>
          </table:table-cell>
          <table:table-cell office:value-type="string" calcext:value-type="string">
            <text:p>Да блять сколько можно форсить гавно ?!</text:p>
          </table:table-cell>
        </table:table-row>
        <table:table-row table:style-name="ro1">
          <table:table-cell office:value-type="float" office:value="1003071" calcext:value-type="float">
            <text:p>1003071</text:p>
          </table:table-cell>
          <table:table-cell office:value-type="float" office:value="1003916" calcext:value-type="float">
            <text:p>1003916</text:p>
          </table:table-cell>
          <table:table-cell office:value-type="string" calcext:value-type="string">
            <text:p>non_sexist</text:p>
          </table:table-cell>
          <table:table-cell office:value-type="string" calcext:value-type="string">
            <text:p>Традиционно: <text:s/>кого-нибудь изнасилуют и всегда жертва сама виновата.</text:p>
          </table:table-cell>
        </table:table-row>
        <table:table-row table:style-name="ro1">
          <table:table-cell office:value-type="float" office:value="1003071" calcext:value-type="float">
            <text:p>1003071</text:p>
          </table:table-cell>
          <table:table-cell office:value-type="float" office:value="1003951" calcext:value-type="float">
            <text:p>1003951</text:p>
          </table:table-cell>
          <table:table-cell office:value-type="string" calcext:value-type="string">
            <text:p>non_sexist</text:p>
          </table:table-cell>
          <table:table-cell office:value-type="string" calcext:value-type="string">
            <text:p>Зачем мусолить эту тему? Они и их семьи друг друга стоят. Хватит уже подобные истории пиарить, неужели нет чего-то интереснее?</text:p>
          </table:table-cell>
        </table:table-row>
        <table:table-row table:style-name="ro1">
          <table:table-cell office:value-type="float" office:value="1003071" calcext:value-type="float">
            <text:p>1003071</text:p>
          </table:table-cell>
          <table:table-cell office:value-type="float" office:value="1004120" calcext:value-type="float">
            <text:p>1004120</text:p>
          </table:table-cell>
          <table:table-cell office:value-type="string" calcext:value-type="string">
            <text:p>non_sexist</text:p>
          </table:table-cell>
          <table:table-cell office:value-type="string" calcext:value-type="string">
            <text:p>Это какой-то адский трэш</text:p>
          </table:table-cell>
        </table:table-row>
        <table:table-row table:style-name="ro1">
          <table:table-cell office:value-type="float" office:value="1003071" calcext:value-type="float">
            <text:p>1003071</text:p>
          </table:table-cell>
          <table:table-cell office:value-type="float" office:value="1004205" calcext:value-type="float">
            <text:p>1004205</text:p>
          </table:table-cell>
          <table:table-cell office:value-type="string" calcext:value-type="string">
            <text:p>non_sexist</text:p>
          </table:table-cell>
          <table:table-cell office:value-type="string" calcext:value-type="string">
            <text:p>до этой статьи особо новостью не интересовалась, решила таки узнать что это за хайп такой. пиздец жабагадюкино! и если вовлеченность участников истории понять можно, то что заставляет людей ковыряться в чужом белье ???</text:p>
          </table:table-cell>
        </table:table-row>
        <table:table-row table:style-name="ro1">
          <table:table-cell office:value-type="float" office:value="1003071" calcext:value-type="float">
            <text:p>1003071</text:p>
          </table:table-cell>
          <table:table-cell office:value-type="float" office:value="1005382" calcext:value-type="float">
            <text:p>1005382</text:p>
          </table:table-cell>
          <table:table-cell office:value-type="string" calcext:value-type="string">
            <text:p>non_sexist</text:p>
          </table:table-cell>
          <table:table-cell office:value-type="string" calcext:value-type="string">
            <text:p>когда ж уже с этой птушницей все успокоятся то</text:p>
          </table:table-cell>
        </table:table-row>
        <table:table-row table:style-name="ro1">
          <table:table-cell office:value-type="float" office:value="1002525" calcext:value-type="float">
            <text:p>1002525</text:p>
          </table:table-cell>
          <table:table-cell office:value-type="float" office:value="1002528" calcext:value-type="float">
            <text:p>1002528</text:p>
          </table:table-cell>
          <table:table-cell office:value-type="string" calcext:value-type="string">
            <text:p>non_sexist</text:p>
          </table:table-cell>
          <table:table-cell office:value-type="string" calcext:value-type="string">
            <text:p>вы угораете чтоль</text:p>
          </table:table-cell>
        </table:table-row>
        <table:table-row table:style-name="ro6">
          <table:table-cell office:value-type="float" office:value="1002525" calcext:value-type="float">
            <text:p>1002525</text:p>
          </table:table-cell>
          <table:table-cell office:value-type="float" office:value="1002529" calcext:value-type="float">
            <text:p>1002529</text:p>
          </table:table-cell>
          <table:table-cell office:value-type="string" calcext:value-type="string">
            <text:p>non_sexist</text:p>
          </table:table-cell>
          <table:table-cell office:value-type="string" calcext:value-type="string">
            <text:p>20 марта Наталья Шурыгина сама связалась с корреспондентом «Медузы» и пообещала передать показания Александра Рухлина, который зашел в комнату к Диане после Семенова.</text:p>
            <text:p/>
            <text:p>После этого Наталья Шурыгина забанила страницу корреспондента «Медузы» во «ВКонтакте.</text:p>
            <text:p/>
            <text:p>😆😆😆</text:p>
          </table:table-cell>
        </table:table-row>
        <table:table-row table:style-name="ro1">
          <table:table-cell office:value-type="float" office:value="1002525" calcext:value-type="float">
            <text:p>1002525</text:p>
          </table:table-cell>
          <table:table-cell office:value-type="float" office:value="1002530" calcext:value-type="float">
            <text:p>1002530</text:p>
          </table:table-cell>
          <table:table-cell office:value-type="string" calcext:value-type="string">
            <text:p>non_sexist</text:p>
          </table:table-cell>
          <table:table-cell office:value-type="string" calcext:value-type="string">
            <text:p>Журналистика, которую мы заслужили</text:p>
          </table:table-cell>
        </table:table-row>
        <table:table-row table:style-name="ro1">
          <table:table-cell office:value-type="float" office:value="1002525" calcext:value-type="float">
            <text:p>1002525</text:p>
          </table:table-cell>
          <table:table-cell office:value-type="float" office:value="1002532" calcext:value-type="float">
            <text:p>1002532</text:p>
          </table:table-cell>
          <table:table-cell office:value-type="string" calcext:value-type="string">
            <text:p>non_sexist</text:p>
          </table:table-cell>
          <table:table-cell office:value-type="string" calcext:value-type="string">
            <text:p>Сами уже на донышке</text:p>
          </table:table-cell>
        </table:table-row>
        <table:table-row table:style-name="ro1">
          <table:table-cell office:value-type="float" office:value="1002525" calcext:value-type="float">
            <text:p>1002525</text:p>
          </table:table-cell>
          <table:table-cell office:value-type="float" office:value="1002533" calcext:value-type="float">
            <text:p>1002533</text:p>
          </table:table-cell>
          <table:table-cell office:value-type="string" calcext:value-type="string">
            <text:p>non_sexist</text:p>
          </table:table-cell>
          <table:table-cell office:value-type="string" calcext:value-type="string">
            <text:p>Cколько можно это обсасывать?</text:p>
          </table:table-cell>
        </table:table-row>
        <table:table-row table:style-name="ro1">
          <table:table-cell office:value-type="float" office:value="1002525" calcext:value-type="float">
            <text:p>1002525</text:p>
          </table:table-cell>
          <table:table-cell office:value-type="float" office:value="1002534" calcext:value-type="float">
            <text:p>1002534</text:p>
          </table:table-cell>
          <table:table-cell office:value-type="string" calcext:value-type="string">
            <text:p>non_sexist</text:p>
          </table:table-cell>
          <table:table-cell office:value-type="string" calcext:value-type="string">
            <text:p>отписка</text:p>
          </table:table-cell>
        </table:table-row>
        <table:table-row table:style-name="ro1">
          <table:table-cell office:value-type="float" office:value="1002525" calcext:value-type="float">
            <text:p>1002525</text:p>
          </table:table-cell>
          <table:table-cell office:value-type="float" office:value="1002536" calcext:value-type="float">
            <text:p>1002536</text:p>
          </table:table-cell>
          <table:table-cell office:value-type="string" calcext:value-type="string">
            <text:p>non_sexist</text:p>
          </table:table-cell>
          <table:table-cell office:value-type="string" calcext:value-type="string">
            <text:p>один вопрос</text:p>
          </table:table-cell>
        </table:table-row>
        <table:table-row table:style-name="ro1">
          <table:table-cell office:value-type="float" office:value="1002525" calcext:value-type="float">
            <text:p>1002525</text:p>
          </table:table-cell>
          <table:table-cell office:value-type="float" office:value="1002537" calcext:value-type="float">
            <text:p>1002537</text:p>
          </table:table-cell>
          <table:table-cell office:value-type="string" calcext:value-type="string">
            <text:p>non_sexist</text:p>
          </table:table-cell>
          <table:table-cell office:value-type="string" calcext:value-type="string">
            <text:p>щас ваша репутация будет #надонышке</text:p>
          </table:table-cell>
        </table:table-row>
        <table:table-row table:style-name="ro1">
          <table:table-cell office:value-type="float" office:value="1002525" calcext:value-type="float">
            <text:p>1002525</text:p>
          </table:table-cell>
          <table:table-cell office:value-type="float" office:value="1002538" calcext:value-type="float">
            <text:p>1002538</text:p>
          </table:table-cell>
          <table:table-cell office:value-type="string" calcext:value-type="string">
            <text:p>non_sexist</text:p>
          </table:table-cell>
          <table:table-cell office:value-type="string" calcext:value-type="string">
            <text:p>Без #надонышке считаю расследование не объективным</text:p>
          </table:table-cell>
        </table:table-row>
        <table:table-row table:style-name="ro1">
          <table:table-cell office:value-type="float" office:value="1002525" calcext:value-type="float">
            <text:p>1002525</text:p>
          </table:table-cell>
          <table:table-cell office:value-type="float" office:value="1002539" calcext:value-type="float">
            <text:p>1002539</text:p>
          </table:table-cell>
          <table:table-cell office:value-type="string" calcext:value-type="string">
            <text:p>non_sexist</text:p>
          </table:table-cell>
          <table:table-cell office:value-type="string" calcext:value-type="string">
            <text:p>Может хватит, пожалуйста?</text:p>
          </table:table-cell>
        </table:table-row>
        <table:table-row table:style-name="ro1">
          <table:table-cell office:value-type="float" office:value="1002525" calcext:value-type="float">
            <text:p>1002525</text:p>
          </table:table-cell>
          <table:table-cell office:value-type="float" office:value="1002540" calcext:value-type="float">
            <text:p>1002540</text:p>
          </table:table-cell>
          <table:table-cell office:value-type="string" calcext:value-type="string">
            <text:p>non_sexist</text:p>
          </table:table-cell>
          <table:table-cell office:value-type="string" calcext:value-type="string">
            <text:p>Вы сами же раскручиваете её.</text:p>
          </table:table-cell>
        </table:table-row>
        <table:table-row table:style-name="ro1">
          <table:table-cell office:value-type="float" office:value="1002525" calcext:value-type="float">
            <text:p>1002525</text:p>
          </table:table-cell>
          <table:table-cell office:value-type="float" office:value="1002541" calcext:value-type="float">
            <text:p>1002541</text:p>
          </table:table-cell>
          <table:table-cell office:value-type="string" calcext:value-type="string">
            <text:p>non_sexist</text:p>
          </table:table-cell>
          <table:table-cell office:value-type="string" calcext:value-type="string">
            <text:p>Больше хайпа богу хайпа!</text:p>
          </table:table-cell>
        </table:table-row>
        <table:table-row table:style-name="ro1">
          <table:table-cell office:value-type="float" office:value="1002525" calcext:value-type="float">
            <text:p>1002525</text:p>
          </table:table-cell>
          <table:table-cell office:value-type="float" office:value="1002543" calcext:value-type="float">
            <text:p>1002543</text:p>
          </table:table-cell>
          <table:table-cell office:value-type="string" calcext:value-type="string">
            <text:p>non_sexist</text:p>
          </table:table-cell>
          <table:table-cell office:value-type="string" calcext:value-type="string">
            <text:p>А че нормальных журналистов в медузе не осталось? Были ведь</text:p>
          </table:table-cell>
        </table:table-row>
        <table:table-row table:style-name="ro1">
          <table:table-cell office:value-type="float" office:value="1002525" calcext:value-type="float">
            <text:p>1002525</text:p>
          </table:table-cell>
          <table:table-cell office:value-type="float" office:value="1002548" calcext:value-type="float">
            <text:p>1002548</text:p>
          </table:table-cell>
          <table:table-cell office:value-type="string" calcext:value-type="string">
            <text:p>non_sexist</text:p>
          </table:table-cell>
          <table:table-cell office:value-type="string" calcext:value-type="string">
            <text:p>Не надо, молю</text:p>
          </table:table-cell>
        </table:table-row>
        <table:table-row table:style-name="ro5">
          <table:table-cell office:value-type="float" office:value="1002525" calcext:value-type="float">
            <text:p>1002525</text:p>
          </table:table-cell>
          <table:table-cell office:value-type="float" office:value="1002555" calcext:value-type="float">
            <text:p>1002555</text:p>
          </table:table-cell>
          <table:table-cell office:value-type="string" calcext:value-type="string">
            <text:p>non_sexist</text:p>
          </table:table-cell>
          <table:table-cell office:value-type="string" calcext:value-type="string">
            <text:p>Не слежу за историей и не интересно все что тащат в ящик. </text:p>
            <text:p>Но просто коробит про то что никто не слышал криков.</text:p>
            <text:p>Запомните! Никто и никогда ничего не слышит и не услышит никогда! </text:p>
            <text:p>По собственному опыту знаю, как не услышали, что происходит за тоненькой перегородкой. Добро пожаловать в реальность.</text:p>
          </table:table-cell>
        </table:table-row>
        <table:table-row table:style-name="ro1">
          <table:table-cell office:value-type="float" office:value="1002525" calcext:value-type="float">
            <text:p>1002525</text:p>
          </table:table-cell>
          <table:table-cell office:value-type="float" office:value="1002560" calcext:value-type="float">
            <text:p>1002560</text:p>
          </table:table-cell>
          <table:table-cell office:value-type="string" calcext:value-type="string">
            <text:p>non_sexist</text:p>
          </table:table-cell>
          <table:table-cell office:value-type="string" calcext:value-type="string">
            <text:p>[id419200788|Никита], да это все из-за той барышни из вондерзина.</text:p>
          </table:table-cell>
        </table:table-row>
        <table:table-row table:style-name="ro1">
          <table:table-cell office:value-type="float" office:value="1002525" calcext:value-type="float">
            <text:p>1002525</text:p>
          </table:table-cell>
          <table:table-cell office:value-type="float" office:value="1002566" calcext:value-type="float">
            <text:p>1002566</text:p>
          </table:table-cell>
          <table:table-cell office:value-type="string" calcext:value-type="string">
            <text:p>non_sexist</text:p>
          </table:table-cell>
          <table:table-cell office:value-type="string" calcext:value-type="string">
            <text:p>"репортаж медузы".. вы ебнулись или что?</text:p>
          </table:table-cell>
        </table:table-row>
        <table:table-row table:style-name="ro1">
          <table:table-cell office:value-type="float" office:value="1002525" calcext:value-type="float">
            <text:p>1002525</text:p>
          </table:table-cell>
          <table:table-cell office:value-type="float" office:value="1002568" calcext:value-type="float">
            <text:p>1002568</text:p>
          </table:table-cell>
          <table:table-cell office:value-type="string" calcext:value-type="string">
            <text:p>non_sexist</text:p>
          </table:table-cell>
          <table:table-cell office:value-type="string" calcext:value-type="string">
            <text:p>Лучше бы вы съездили в ближайший детский дом, фруктов да сладостей детям отвезли, вот это было бы доброе дело для по-настоящему обездоленных, обиженных взрослыми, детей</text:p>
          </table:table-cell>
        </table:table-row>
        <table:table-row table:style-name="ro1">
          <table:table-cell office:value-type="float" office:value="1002525" calcext:value-type="float">
            <text:p>1002525</text:p>
          </table:table-cell>
          <table:table-cell office:value-type="float" office:value="1002570" calcext:value-type="float">
            <text:p>1002570</text:p>
          </table:table-cell>
          <table:table-cell office:value-type="string" calcext:value-type="string">
            <text:p>non_sexist</text:p>
          </table:table-cell>
          <table:table-cell office:value-type="string" calcext:value-type="string">
            <text:p>Вся эта история (подробностей которой я так и не узнал) у меня почему-то ассоциируется с 200 рублями в коммунальных счетах за антенну: вроде бы, тебе и нафиг не надо, потому как телевизор все равно не смотришь, а вроде как и отключать ее - лень и вообще геморрой.</text:p>
          </table:table-cell>
        </table:table-row>
        <table:table-row table:style-name="ro1">
          <table:table-cell office:value-type="float" office:value="1002525" calcext:value-type="float">
            <text:p>1002525</text:p>
          </table:table-cell>
          <table:table-cell office:value-type="float" office:value="1002571" calcext:value-type="float">
            <text:p>1002571</text:p>
          </table:table-cell>
          <table:table-cell office:value-type="string" calcext:value-type="string">
            <text:p>non_sexist</text:p>
          </table:table-cell>
          <table:table-cell office:value-type="string" calcext:value-type="string">
            <text:p>Блин, только пропали мемасы с ней, и вы тут как тут</text:p>
          </table:table-cell>
        </table:table-row>
        <table:table-row table:style-name="ro1">
          <table:table-cell office:value-type="float" office:value="1002525" calcext:value-type="float">
            <text:p>1002525</text:p>
          </table:table-cell>
          <table:table-cell office:value-type="float" office:value="1002572" calcext:value-type="float">
            <text:p>1002572</text:p>
          </table:table-cell>
          <table:table-cell office:value-type="string" calcext:value-type="string">
            <text:p>non_sexist</text:p>
          </table:table-cell>
          <table:table-cell office:value-type="string" calcext:value-type="string">
            <text:p>Ору с комментов, спасибо, доставили</text:p>
          </table:table-cell>
        </table:table-row>
        <table:table-row table:style-name="ro1">
          <table:table-cell office:value-type="float" office:value="1002525" calcext:value-type="float">
            <text:p>1002525</text:p>
          </table:table-cell>
          <table:table-cell office:value-type="float" office:value="1002573" calcext:value-type="float">
            <text:p>1002573</text:p>
          </table:table-cell>
          <table:table-cell office:value-type="string" calcext:value-type="string">
            <text:p>non_sexist</text:p>
          </table:table-cell>
          <table:table-cell office:value-type="string" calcext:value-type="string">
            <text:p>Даже читать не буду, задолбали ею</text:p>
          </table:table-cell>
        </table:table-row>
        <table:table-row table:style-name="ro1">
          <table:table-cell office:value-type="float" office:value="1002525" calcext:value-type="float">
            <text:p>1002525</text:p>
          </table:table-cell>
          <table:table-cell office:value-type="float" office:value="1002575" calcext:value-type="float">
            <text:p>1002575</text:p>
          </table:table-cell>
          <table:table-cell office:value-type="string" calcext:value-type="string">
            <text:p>non_sexist</text:p>
          </table:table-cell>
          <table:table-cell office:value-type="string" calcext:value-type="string">
            <text:p>Медуза прорядила грядку гундосой подписоты. 10 эсэсмэмов из 10</text:p>
          </table:table-cell>
        </table:table-row>
        <table:table-row table:style-name="ro1">
          <table:table-cell office:value-type="float" office:value="1002525" calcext:value-type="float">
            <text:p>1002525</text:p>
          </table:table-cell>
          <table:table-cell office:value-type="float" office:value="1002577" calcext:value-type="float">
            <text:p>1002577</text:p>
          </table:table-cell>
          <table:table-cell office:value-type="string" calcext:value-type="string">
            <text:p>non_sexist</text:p>
          </table:table-cell>
          <table:table-cell office:value-type="string" calcext:value-type="string">
            <text:p>Отписка нах</text:p>
          </table:table-cell>
        </table:table-row>
        <table:table-row table:style-name="ro1">
          <table:table-cell office:value-type="float" office:value="1002525" calcext:value-type="float">
            <text:p>1002525</text:p>
          </table:table-cell>
          <table:table-cell office:value-type="float" office:value="1002581" calcext:value-type="float">
            <text:p>1002581</text:p>
          </table:table-cell>
          <table:table-cell office:value-type="string" calcext:value-type="string">
            <text:p>sexist</text:p>
          </table:table-cell>
          <table:table-cell office:value-type="string" calcext:value-type="string">
            <text:p>Теперь все ляди будут с нее пример брать. Какая лядь не хочет популярности и денег? Ей за каждое шоу платят+просмотры и подписчики на Ютубе да и еще реклама.</text:p>
          </table:table-cell>
        </table:table-row>
        <table:table-row table:style-name="ro1">
          <table:table-cell office:value-type="float" office:value="1002525" calcext:value-type="float">
            <text:p>1002525</text:p>
          </table:table-cell>
          <table:table-cell office:value-type="float" office:value="1002585" calcext:value-type="float">
            <text:p>1002585</text:p>
          </table:table-cell>
          <table:table-cell office:value-type="string" calcext:value-type="string">
            <text:p>non_sexist</text:p>
          </table:table-cell>
          <table:table-cell office:value-type="string" calcext:value-type="string">
            <text:p>Как хитро вы всунули хештег #надонышке, красавцы прям</text:p>
          </table:table-cell>
        </table:table-row>
        <table:table-row table:style-name="ro1">
          <table:table-cell office:value-type="float" office:value="1002525" calcext:value-type="float">
            <text:p>1002525</text:p>
          </table:table-cell>
          <table:table-cell office:value-type="float" office:value="1002586" calcext:value-type="float">
            <text:p>1002586</text:p>
          </table:table-cell>
          <table:table-cell office:value-type="string" calcext:value-type="string">
            <text:p>non_sexist</text:p>
          </table:table-cell>
          <table:table-cell office:value-type="string" calcext:value-type="string">
            <text:p>Только порадовалась, что все начали забывать про неё. И - оп! Спасибо, медуза, за быстрое реагирование ;3</text:p>
          </table:table-cell>
        </table:table-row>
        <table:table-row table:style-name="ro1">
          <table:table-cell office:value-type="float" office:value="1002525" calcext:value-type="float">
            <text:p>1002525</text:p>
          </table:table-cell>
          <table:table-cell office:value-type="float" office:value="1002587" calcext:value-type="float">
            <text:p>1002587</text:p>
          </table:table-cell>
          <table:table-cell office:value-type="string" calcext:value-type="string">
            <text:p>non_sexist</text:p>
          </table:table-cell>
          <table:table-cell office:value-type="string" calcext:value-type="string">
            <text:p>Может через месяц и про Дурова напишут.</text:p>
          </table:table-cell>
        </table:table-row>
        <table:table-row table:style-name="ro1">
          <table:table-cell office:value-type="float" office:value="1002525" calcext:value-type="float">
            <text:p>1002525</text:p>
          </table:table-cell>
          <table:table-cell office:value-type="float" office:value="1002588" calcext:value-type="float">
            <text:p>1002588</text:p>
          </table:table-cell>
          <table:table-cell office:value-type="string" calcext:value-type="string">
            <text:p>non_sexist</text:p>
          </table:table-cell>
          <table:table-cell office:value-type="string" calcext:value-type="string">
            <text:p>Потому что больше не о чем?</text:p>
          </table:table-cell>
        </table:table-row>
        <table:table-row table:style-name="ro1">
          <table:table-cell office:value-type="float" office:value="1002525" calcext:value-type="float">
            <text:p>1002525</text:p>
          </table:table-cell>
          <table:table-cell office:value-type="float" office:value="1002591" calcext:value-type="float">
            <text:p>1002591</text:p>
          </table:table-cell>
          <table:table-cell office:value-type="string" calcext:value-type="string">
            <text:p>non_sexist</text:p>
          </table:table-cell>
          <table:table-cell office:value-type="string" calcext:value-type="string">
            <text:p>Сегодня, ващета, день Багдасарян вся новостная лента бьётся в истерике - Мару лишили прав НАВСИГДААА!!! Вроде, как, есть повод /выпить\порадоваться, ан нет, Шурыгина опять в тренде!!!))</text:p>
          </table:table-cell>
        </table:table-row>
        <table:table-row table:style-name="ro1">
          <table:table-cell office:value-type="float" office:value="1002525" calcext:value-type="float">
            <text:p>1002525</text:p>
          </table:table-cell>
          <table:table-cell office:value-type="float" office:value="1002593" calcext:value-type="float">
            <text:p>1002593</text:p>
          </table:table-cell>
          <table:table-cell office:value-type="string" calcext:value-type="string">
            <text:p>non_sexist</text:p>
          </table:table-cell>
          <table:table-cell office:value-type="string" calcext:value-type="string">
            <text:p>медуза встает с колен</text:p>
          </table:table-cell>
        </table:table-row>
        <table:table-row table:style-name="ro1">
          <table:table-cell office:value-type="float" office:value="1002525" calcext:value-type="float">
            <text:p>1002525</text:p>
          </table:table-cell>
          <table:table-cell office:value-type="float" office:value="1002597" calcext:value-type="float">
            <text:p>1002597</text:p>
          </table:table-cell>
          <table:table-cell office:value-type="string" calcext:value-type="string">
            <text:p>non_sexist</text:p>
          </table:table-cell>
          <table:table-cell office:value-type="string" calcext:value-type="string">
            <text:p>Уважаемый редактор, Может лучше про реактор, Про любимый лунный трактор...</text:p>
          </table:table-cell>
        </table:table-row>
        <table:table-row table:style-name="ro1">
          <table:table-cell office:value-type="float" office:value="1002525" calcext:value-type="float">
            <text:p>1002525</text:p>
          </table:table-cell>
          <table:table-cell office:value-type="float" office:value="1002599" calcext:value-type="float">
            <text:p>1002599</text:p>
          </table:table-cell>
          <table:table-cell office:value-type="string" calcext:value-type="string">
            <text:p>sexist</text:p>
          </table:table-cell>
          <table:table-cell office:value-type="string" calcext:value-type="string">
            <text:p>Она уже всем надоела, скоро ей на улице еба лла начнут бить</text:p>
          </table:table-cell>
        </table:table-row>
        <table:table-row table:style-name="ro1">
          <table:table-cell office:value-type="float" office:value="1002525" calcext:value-type="float">
            <text:p>1002525</text:p>
          </table:table-cell>
          <table:table-cell office:value-type="float" office:value="1002603" calcext:value-type="float">
            <text:p>1002603</text:p>
          </table:table-cell>
          <table:table-cell office:value-type="string" calcext:value-type="string">
            <text:p>non_sexist</text:p>
          </table:table-cell>
          <table:table-cell office:value-type="string" calcext:value-type="string">
            <text:p>Принципиально читать не буду😐</text:p>
          </table:table-cell>
        </table:table-row>
        <table:table-row table:style-name="ro1">
          <table:table-cell office:value-type="float" office:value="1002525" calcext:value-type="float">
            <text:p>1002525</text:p>
          </table:table-cell>
          <table:table-cell office:value-type="float" office:value="1002609" calcext:value-type="float">
            <text:p>1002609</text:p>
          </table:table-cell>
          <table:table-cell office:value-type="string" calcext:value-type="string">
            <text:p>non_sexist</text:p>
          </table:table-cell>
          <table:table-cell office:value-type="string" calcext:value-type="string">
            <text:p>комиссию по этике возглавляет кот Сулейманова</text:p>
          </table:table-cell>
        </table:table-row>
        <table:table-row table:style-name="ro1">
          <table:table-cell office:value-type="float" office:value="1002525" calcext:value-type="float">
            <text:p>1002525</text:p>
          </table:table-cell>
          <table:table-cell office:value-type="float" office:value="1002615" calcext:value-type="float">
            <text:p>1002615</text:p>
          </table:table-cell>
          <table:table-cell office:value-type="string" calcext:value-type="string">
            <text:p>non_sexist</text:p>
          </table:table-cell>
          <table:table-cell office:value-type="string" calcext:value-type="string">
            <text:p>Редактор медузы.</text:p>
          </table:table-cell>
        </table:table-row>
        <table:table-row table:style-name="ro3">
          <table:table-cell office:value-type="float" office:value="1002525" calcext:value-type="float">
            <text:p>1002525</text:p>
          </table:table-cell>
          <table:table-cell office:value-type="float" office:value="1002616" calcext:value-type="float">
            <text:p>1002616</text:p>
          </table:table-cell>
          <table:table-cell office:value-type="string" calcext:value-type="string">
            <text:p>non_sexist</text:p>
          </table:table-cell>
          <table:table-cell office:value-type="string" calcext:value-type="string">
            <text:p>БЕЗ ХЕШТЕГА</text:p>
            <text:p>@</text:p>
            <text:p>ХЕХШТЕГ ПРИВЕДЕН СЛЕДУЮЩИМ СЛОВОМ</text:p>
          </table:table-cell>
        </table:table-row>
        <table:table-row table:style-name="ro1">
          <table:table-cell office:value-type="float" office:value="1002525" calcext:value-type="float">
            <text:p>1002525</text:p>
          </table:table-cell>
          <table:table-cell office:value-type="float" office:value="1002623" calcext:value-type="float">
            <text:p>1002623</text:p>
          </table:table-cell>
          <table:table-cell office:value-type="string" calcext:value-type="string">
            <text:p>non_sexist</text:p>
          </table:table-cell>
          <table:table-cell office:value-type="string" calcext:value-type="string">
            <text:p>Дело тела..</text:p>
          </table:table-cell>
        </table:table-row>
        <table:table-row table:style-name="ro1">
          <table:table-cell office:value-type="float" office:value="1002525" calcext:value-type="float">
            <text:p>1002525</text:p>
          </table:table-cell>
          <table:table-cell office:value-type="float" office:value="1002628" calcext:value-type="float">
            <text:p>1002628</text:p>
          </table:table-cell>
          <table:table-cell office:value-type="string" calcext:value-type="string">
            <text:p>non_sexist</text:p>
          </table:table-cell>
          <table:table-cell office:value-type="string" calcext:value-type="string">
            <text:p>А помните, сериал про Амура и Тимура? Держали интригу, доводили до сведения зрителей, кто из них покакал, и кто кого лягнул, дело дошло до секаса, Амура обвинили в сексуальных домогательствах к козлу, козёл гордо отказал, за что был жестоко отп...жен тигром..)) Потом их разлучили, интернеты рыдали, это была такая драма...))) Народ надо отвлекать от цен и тарифов, кто не понял, тот поймёт, крч..))</text:p>
          </table:table-cell>
        </table:table-row>
        <table:table-row table:style-name="ro1">
          <table:table-cell office:value-type="float" office:value="1002525" calcext:value-type="float">
            <text:p>1002525</text:p>
          </table:table-cell>
          <table:table-cell office:value-type="float" office:value="1002633" calcext:value-type="float">
            <text:p>1002633</text:p>
          </table:table-cell>
          <table:table-cell office:value-type="string" calcext:value-type="string">
            <text:p>non_sexist</text:p>
          </table:table-cell>
          <table:table-cell office:value-type="string" calcext:value-type="string">
            <text:p>Мм, комменты ванлав.</text:p>
          </table:table-cell>
        </table:table-row>
        <table:table-row table:style-name="ro1">
          <table:table-cell office:value-type="float" office:value="1002525" calcext:value-type="float">
            <text:p>1002525</text:p>
          </table:table-cell>
          <table:table-cell office:value-type="float" office:value="1002635" calcext:value-type="float">
            <text:p>1002635</text:p>
          </table:table-cell>
          <table:table-cell office:value-type="string" calcext:value-type="string">
            <text:p>non_sexist</text:p>
          </table:table-cell>
          <table:table-cell office:value-type="string" calcext:value-type="string">
            <text:p>Диана Шурыгина – лучший представитель своего поколения. По-моему, это всем понятно.</text:p>
          </table:table-cell>
        </table:table-row>
        <table:table-row table:style-name="ro1">
          <table:table-cell office:value-type="float" office:value="1002525" calcext:value-type="float">
            <text:p>1002525</text:p>
          </table:table-cell>
          <table:table-cell office:value-type="float" office:value="1002643" calcext:value-type="float">
            <text:p>1002643</text:p>
          </table:table-cell>
          <table:table-cell office:value-type="string" calcext:value-type="string">
            <text:p>non_sexist</text:p>
          </table:table-cell>
          <table:table-cell office:value-type="string" calcext:value-type="string">
            <text:p>[id415009925|Pxan], это просто народ российский в два раза здоровее стал!</text:p>
          </table:table-cell>
        </table:table-row>
        <table:table-row table:style-name="ro3">
          <table:table-cell office:value-type="float" office:value="1002525" calcext:value-type="float">
            <text:p>1002525</text:p>
          </table:table-cell>
          <table:table-cell office:value-type="float" office:value="1002650" calcext:value-type="float">
            <text:p>1002650</text:p>
          </table:table-cell>
          <table:table-cell office:value-type="string" calcext:value-type="string">
            <text:p>non_sexist</text:p>
          </table:table-cell>
          <table:table-cell office:value-type="string" calcext:value-type="string">
            <text:p>Очень странно у вас ссылка оформлена</text:p>
            <text:p>Что за amp.gs ?</text:p>
            <text:p>Раньше же meduza.io было</text:p>
          </table:table-cell>
        </table:table-row>
        <table:table-row table:style-name="ro2">
          <table:table-cell office:value-type="float" office:value="1002525" calcext:value-type="float">
            <text:p>1002525</text:p>
          </table:table-cell>
          <table:table-cell office:value-type="float" office:value="1002654" calcext:value-type="float">
            <text:p>1002654</text:p>
          </table:table-cell>
          <table:table-cell office:value-type="string" calcext:value-type="string">
            <text:p>sexist_in_co</text:p>
          </table:table-cell>
          <table:table-cell office:value-type="string" calcext:value-type="string">
            <text:p>Не следил за историей, прочитал, кажется она шалава, которая запуталась в оправданиях перед родителями, затем и в показаниях.</text:p>
            <text:p>По этой статье заявление забрать нельзя, так что...понеслась история.</text:p>
          </table:table-cell>
        </table:table-row>
        <table:table-row table:style-name="ro1">
          <table:table-cell office:value-type="float" office:value="1002525" calcext:value-type="float">
            <text:p>1002525</text:p>
          </table:table-cell>
          <table:table-cell office:value-type="float" office:value="1002655" calcext:value-type="float">
            <text:p>1002655</text:p>
          </table:table-cell>
          <table:table-cell office:value-type="string" calcext:value-type="string">
            <text:p>non_sexist</text:p>
          </table:table-cell>
          <table:table-cell office:value-type="string" calcext:value-type="string">
            <text:p>"АСТАНАВИТЕСЬ!"</text:p>
          </table:table-cell>
        </table:table-row>
        <table:table-row table:style-name="ro1">
          <table:table-cell office:value-type="float" office:value="1002525" calcext:value-type="float">
            <text:p>1002525</text:p>
          </table:table-cell>
          <table:table-cell office:value-type="float" office:value="1002656" calcext:value-type="float">
            <text:p>1002656</text:p>
          </table:table-cell>
          <table:table-cell office:value-type="string" calcext:value-type="string">
            <text:p>non_sexist</text:p>
          </table:table-cell>
          <table:table-cell office:value-type="string" calcext:value-type="string">
            <text:p>Тошнит уже от этой темы, нет желания читать, не смотря на огромный труд авторов и редакторов статьи.</text:p>
          </table:table-cell>
        </table:table-row>
        <table:table-row table:style-name="ro1">
          <table:table-cell office:value-type="float" office:value="1002525" calcext:value-type="float">
            <text:p>1002525</text:p>
          </table:table-cell>
          <table:table-cell office:value-type="float" office:value="1002657" calcext:value-type="float">
            <text:p>1002657</text:p>
          </table:table-cell>
          <table:table-cell office:value-type="string" calcext:value-type="string">
            <text:p>non_sexist</text:p>
          </table:table-cell>
          <table:table-cell office:value-type="string" calcext:value-type="string">
            <text:p>Ну и что там? Чпокнули её хотя бы? Или зря сьездили?</text:p>
          </table:table-cell>
        </table:table-row>
        <table:table-row table:style-name="ro1">
          <table:table-cell office:value-type="float" office:value="1002525" calcext:value-type="float">
            <text:p>1002525</text:p>
          </table:table-cell>
          <table:table-cell office:value-type="float" office:value="1002659" calcext:value-type="float">
            <text:p>1002659</text:p>
          </table:table-cell>
          <table:table-cell office:value-type="string" calcext:value-type="string">
            <text:p>non_sexist</text:p>
          </table:table-cell>
          <table:table-cell office:value-type="string" calcext:value-type="string">
            <text:p>Спасибо за повод. Давно хотел отписаться.</text:p>
          </table:table-cell>
        </table:table-row>
        <table:table-row table:style-name="ro1">
          <table:table-cell office:value-type="float" office:value="1002525" calcext:value-type="float">
            <text:p>1002525</text:p>
          </table:table-cell>
          <table:table-cell office:value-type="float" office:value="1002664" calcext:value-type="float">
            <text:p>1002664</text:p>
          </table:table-cell>
          <table:table-cell office:value-type="string" calcext:value-type="string">
            <text:p>non_sexist</text:p>
          </table:table-cell>
          <table:table-cell office:value-type="string" calcext:value-type="string">
            <text:p>Вот вам делать нехер</text:p>
          </table:table-cell>
        </table:table-row>
        <table:table-row table:style-name="ro2">
          <table:table-cell office:value-type="float" office:value="1002525" calcext:value-type="float">
            <text:p>1002525</text:p>
          </table:table-cell>
          <table:table-cell office:value-type="float" office:value="1002665" calcext:value-type="float">
            <text:p>1002665</text:p>
          </table:table-cell>
          <table:table-cell office:value-type="string" calcext:value-type="string">
            <text:p>non_sexist</text:p>
          </table:table-cell>
          <table:table-cell office:value-type="string" calcext:value-type="string">
            <text:p>Надеюсь это последнее что на медузе будет про нее, </text:p>
            <text:p>еплище шурыгиной на картинках действует не хуже рвотного уже.</text:p>
          </table:table-cell>
        </table:table-row>
        <table:table-row table:style-name="ro1">
          <table:table-cell office:value-type="float" office:value="1002525" calcext:value-type="float">
            <text:p>1002525</text:p>
          </table:table-cell>
          <table:table-cell office:value-type="float" office:value="1002672" calcext:value-type="float">
            <text:p>1002672</text:p>
          </table:table-cell>
          <table:table-cell office:value-type="string" calcext:value-type="string">
            <text:p>non_sexist</text:p>
          </table:table-cell>
          <table:table-cell office:value-type="string" calcext:value-type="string">
            <text:p>Отписываюсь нахуй, сил нет уже это дерьмо читать</text:p>
          </table:table-cell>
        </table:table-row>
        <table:table-row table:style-name="ro1">
          <table:table-cell office:value-type="float" office:value="1002525" calcext:value-type="float">
            <text:p>1002525</text:p>
          </table:table-cell>
          <table:table-cell office:value-type="float" office:value="1002676" calcext:value-type="float">
            <text:p>1002676</text:p>
          </table:table-cell>
          <table:table-cell office:value-type="string" calcext:value-type="string">
            <text:p>non_sexist</text:p>
          </table:table-cell>
          <table:table-cell office:value-type="string" calcext:value-type="string">
            <text:p>Ждём теста от медузы "Насколько хорошо ты знаешь историю Дианы Шурыгиной"</text:p>
          </table:table-cell>
        </table:table-row>
        <table:table-row table:style-name="ro1">
          <table:table-cell office:value-type="float" office:value="1002525" calcext:value-type="float">
            <text:p>1002525</text:p>
          </table:table-cell>
          <table:table-cell office:value-type="float" office:value="1002683" calcext:value-type="float">
            <text:p>1002683</text:p>
          </table:table-cell>
          <table:table-cell office:value-type="string" calcext:value-type="string">
            <text:p>non_sexist</text:p>
          </table:table-cell>
          <table:table-cell office:value-type="string" calcext:value-type="string">
            <text:p>Это кто такая?</text:p>
          </table:table-cell>
        </table:table-row>
        <table:table-row table:style-name="ro3">
          <table:table-cell office:value-type="float" office:value="1002525" calcext:value-type="float">
            <text:p>1002525</text:p>
          </table:table-cell>
          <table:table-cell office:value-type="float" office:value="1002685" calcext:value-type="float">
            <text:p>1002685</text:p>
          </table:table-cell>
          <table:table-cell office:value-type="string" calcext:value-type="string">
            <text:p>non_sexist</text:p>
          </table:table-cell>
          <table:table-cell office:value-type="string" calcext:value-type="string">
            <text:p>Ну вы нытики кабздец.</text:p>
            <text:p>То жаловались на первую статью о том, что рассмотрено однобоко и редакция отчетливо находится на одной стороне, то, когда вышла более-менее детальная непридвзятая  статья с хорошим разбором полётов - жалуйтесь, что история всех достала (да, достала, ок). Но ваше нытьё достало ещё больше.</text:p>
            <text:p>Впору Медузе от вас отписаться, чесслово.</text:p>
          </table:table-cell>
        </table:table-row>
        <table:table-row table:style-name="ro1">
          <table:table-cell office:value-type="float" office:value="1002525" calcext:value-type="float">
            <text:p>1002525</text:p>
          </table:table-cell>
          <table:table-cell office:value-type="float" office:value="1002688" calcext:value-type="float">
            <text:p>1002688</text:p>
          </table:table-cell>
          <table:table-cell office:value-type="string" calcext:value-type="string">
            <text:p>sexist</text:p>
          </table:table-cell>
          <table:table-cell office:value-type="string" calcext:value-type="string">
            <text:p>вся эта ситуация яркий показатель нынешнего состояния российского общества, большей его части. надо признаться, люди всегда с особым интересом смаковали истории о грязном бельишке, но в этой стране это обрело какие-то немыслимые масштабы, вошло в традицию, своего рода досуг номер 1, любовь к которому закладывается с детства. и я бы еще понимал тех, кто судачит об этом 24/7, сидя где-нибудь в швеции или норвегии. весь парадокс как раз в том, что в россии, булькая в дерьме, люди утешают/развлекают себя подобным же; действительно, других остросоциальных вопросов и проблем у нас нет. то что эта девушка обделена хоть каким-то маломальским интеллектом - видно невооруженным глазом. а ещё больше бросается в глаза, что она врет. врет очень бесталанно. в наше время славить легкую славу и монетизировать ее можно в два счета. это раньше тебе нужно было что-то вроде - открыть базон хиггса, слетать в космос, записать альбом десятилетия, спасти человека и прочая "ерунда". но вот, если ты взялся за эту славу, которую не можешь подкрепить своими талантами, которая построена на тупом хайпе и таких же тупых особях - ври хотя бы убедительно, придумай себе красивую историю и продумай ее, ну чтоб хоть как-то смахивать на жертву, звезду тв и интернета и даже на символ феминизма (помнится, недавно кто-то продвигал эту идею). вся беда в том, что такие тп дискредитируют реальных жертв изнасилований. всех тех женщин, чьи права, честь и свобода были нарушены. думаю, осужденный молодой человек уже понял, что думать лучше все-таки надо мозгами, а не хуем. даже если все по обоюдному согласию (а в этом случае все факты говорят, что оно так и было) - подумать лишний раз с кем ты ложишься в постель, потому что не ровен час, какая-нибудь тщеславная потаскуха ткнет в тебя пальцем и посадит за решетку.</text:p>
          </table:table-cell>
        </table:table-row>
        <table:table-row table:style-name="ro1">
          <table:table-cell office:value-type="float" office:value="1002525" calcext:value-type="float">
            <text:p>1002525</text:p>
          </table:table-cell>
          <table:table-cell office:value-type="float" office:value="1002691" calcext:value-type="float">
            <text:p>1002691</text:p>
          </table:table-cell>
          <table:table-cell office:value-type="string" calcext:value-type="string">
            <text:p>non_sexist</text:p>
          </table:table-cell>
          <table:table-cell office:value-type="string" calcext:value-type="string">
            <text:p>Карма рано или поздно настигнет эту семейку.</text:p>
          </table:table-cell>
        </table:table-row>
        <table:table-row table:style-name="ro1">
          <table:table-cell office:value-type="float" office:value="1002525" calcext:value-type="float">
            <text:p>1002525</text:p>
          </table:table-cell>
          <table:table-cell office:value-type="float" office:value="1002700" calcext:value-type="float">
            <text:p>1002700</text:p>
          </table:table-cell>
          <table:table-cell office:value-type="string" calcext:value-type="string">
            <text:p>non_sexist</text:p>
          </table:table-cell>
          <table:table-cell office:value-type="string" calcext:value-type="string">
            <text:p>Где конец статьи ?</text:p>
          </table:table-cell>
        </table:table-row>
        <table:table-row table:style-name="ro1">
          <table:table-cell office:value-type="float" office:value="1002525" calcext:value-type="float">
            <text:p>1002525</text:p>
          </table:table-cell>
          <table:table-cell office:value-type="float" office:value="1002704" calcext:value-type="float">
            <text:p>1002704</text:p>
          </table:table-cell>
          <table:table-cell office:value-type="string" calcext:value-type="string">
            <text:p>non_sexist</text:p>
          </table:table-cell>
          <table:table-cell office:value-type="string" calcext:value-type="string">
            <text:p>[id9922987|Денис],</text:p>
          </table:table-cell>
        </table:table-row>
        <table:table-row table:style-name="ro1">
          <table:table-cell office:value-type="float" office:value="1002525" calcext:value-type="float">
            <text:p>1002525</text:p>
          </table:table-cell>
          <table:table-cell office:value-type="float" office:value="1002712" calcext:value-type="float">
            <text:p>1002712</text:p>
          </table:table-cell>
          <table:table-cell office:value-type="string" calcext:value-type="string">
            <text:p>sexist</text:p>
          </table:table-cell>
          <table:table-cell office:value-type="string" calcext:value-type="string">
            <text:p>[id309642360|Евгений], на мой взгляд, не постановка. по крайне мере, хорошие постановки по другому устроены и не так работают. просто так вышло, что выстрелила именно эта история - лживая, посредственная, глупая. повторюсь, только у нас в стране сельская потаскуха, которая еле слова связывает, может получить 5 праймтаймов на главном федеральном канале. каким-нибудь парням и девчонкам, ахуительно танцующим, поющим, играющим, подающим надежды молодым ученым и т.п. только мечтать о таком.</text:p>
          </table:table-cell>
        </table:table-row>
        <table:table-row table:style-name="ro1">
          <table:table-cell office:value-type="float" office:value="1002525" calcext:value-type="float">
            <text:p>1002525</text:p>
          </table:table-cell>
          <table:table-cell office:value-type="float" office:value="1002745" calcext:value-type="float">
            <text:p>1002745</text:p>
          </table:table-cell>
          <table:table-cell office:value-type="string" calcext:value-type="string">
            <text:p>non_sexist</text:p>
          </table:table-cell>
          <table:table-cell office:value-type="string" calcext:value-type="string">
            <text:p>[id309642360|Евгений], это всё Рокфеллер перед смертью замутил</text:p>
          </table:table-cell>
        </table:table-row>
        <table:table-row table:style-name="ro1">
          <table:table-cell office:value-type="float" office:value="1002525" calcext:value-type="float">
            <text:p>1002525</text:p>
          </table:table-cell>
          <table:table-cell office:value-type="float" office:value="1002746" calcext:value-type="float">
            <text:p>1002746</text:p>
          </table:table-cell>
          <table:table-cell office:value-type="string" calcext:value-type="string">
            <text:p>non_sexist</text:p>
          </table:table-cell>
          <table:table-cell office:value-type="string" calcext:value-type="string">
            <text:p>Скоро на эту тему в школах сочинения писать начнут</text:p>
          </table:table-cell>
        </table:table-row>
        <table:table-row table:style-name="ro1">
          <table:table-cell office:value-type="float" office:value="1002525" calcext:value-type="float">
            <text:p>1002525</text:p>
          </table:table-cell>
          <table:table-cell office:value-type="float" office:value="1002759" calcext:value-type="float">
            <text:p>1002759</text:p>
          </table:table-cell>
          <table:table-cell office:value-type="string" calcext:value-type="string">
            <text:p>non_sexist</text:p>
          </table:table-cell>
          <table:table-cell office:value-type="string" calcext:value-type="string">
            <text:p>Специально оставил в подписках, только адекватные паблики, чтобы не натыкаться на такое вот. но и медуза туда же.</text:p>
          </table:table-cell>
        </table:table-row>
        <table:table-row table:style-name="ro1">
          <table:table-cell office:value-type="float" office:value="1002525" calcext:value-type="float">
            <text:p>1002525</text:p>
          </table:table-cell>
          <table:table-cell office:value-type="float" office:value="1002760" calcext:value-type="float">
            <text:p>1002760</text:p>
          </table:table-cell>
          <table:table-cell office:value-type="string" calcext:value-type="string">
            <text:p>non_sexist</text:p>
          </table:table-cell>
          <table:table-cell office:value-type="string" calcext:value-type="string">
            <text:p>В любом случае - парень виноват сам, синька + с незнакомой чикой на вписке, не зная о ней ничего и тд...будет уроком для остальных, спите со своими девушками и не будет подобных историй</text:p>
          </table:table-cell>
        </table:table-row>
        <table:table-row table:style-name="ro1">
          <table:table-cell office:value-type="float" office:value="1002525" calcext:value-type="float">
            <text:p>1002525</text:p>
          </table:table-cell>
          <table:table-cell office:value-type="float" office:value="1002761" calcext:value-type="float">
            <text:p>1002761</text:p>
          </table:table-cell>
          <table:table-cell office:value-type="string" calcext:value-type="string">
            <text:p>non_sexist</text:p>
          </table:table-cell>
          <table:table-cell office:value-type="string" calcext:value-type="string">
            <text:p>ФУ, МЕДУЗА, НЕ НАДО! УБЕРИТЕ ЭТО!</text:p>
          </table:table-cell>
        </table:table-row>
        <table:table-row table:style-name="ro1">
          <table:table-cell office:value-type="float" office:value="1002525" calcext:value-type="float">
            <text:p>1002525</text:p>
          </table:table-cell>
          <table:table-cell office:value-type="float" office:value="1002768" calcext:value-type="float">
            <text:p>1002768</text:p>
          </table:table-cell>
          <table:table-cell office:value-type="string" calcext:value-type="string">
            <text:p>non_sexist</text:p>
          </table:table-cell>
          <table:table-cell office:value-type="string" calcext:value-type="string">
            <text:p>[id56344785|Анастасия], в миниатюре ваш образ напомнил образ шурыгиной</text:p>
          </table:table-cell>
        </table:table-row>
        <table:table-row table:style-name="ro1">
          <table:table-cell office:value-type="float" office:value="1002525" calcext:value-type="float">
            <text:p>1002525</text:p>
          </table:table-cell>
          <table:table-cell office:value-type="float" office:value="1002778" calcext:value-type="float">
            <text:p>1002778</text:p>
          </table:table-cell>
          <table:table-cell office:value-type="string" calcext:value-type="string">
            <text:p>sexist</text:p>
          </table:table-cell>
          <table:table-cell office:value-type="string" calcext:value-type="string">
            <text:p>Приехать за 150 км на вписку и по приходу жрать водяру, всем же ясно для чего шмара туда шла</text:p>
          </table:table-cell>
        </table:table-row>
        <table:table-row table:style-name="ro1">
          <table:table-cell office:value-type="float" office:value="1002525" calcext:value-type="float">
            <text:p>1002525</text:p>
          </table:table-cell>
          <table:table-cell office:value-type="float" office:value="1002780" calcext:value-type="float">
            <text:p>1002780</text:p>
          </table:table-cell>
          <table:table-cell office:value-type="string" calcext:value-type="string">
            <text:p>non_sexist</text:p>
          </table:table-cell>
          <table:table-cell office:value-type="string" calcext:value-type="string">
            <text:p>ура, снова про это говно, какая, блядь, радость</text:p>
          </table:table-cell>
        </table:table-row>
        <table:table-row table:style-name="ro1">
          <table:table-cell office:value-type="float" office:value="1002525" calcext:value-type="float">
            <text:p>1002525</text:p>
          </table:table-cell>
          <table:table-cell office:value-type="float" office:value="1002786" calcext:value-type="float">
            <text:p>1002786</text:p>
          </table:table-cell>
          <table:table-cell office:value-type="string" calcext:value-type="string">
            <text:p>non_sexist</text:p>
          </table:table-cell>
          <table:table-cell office:value-type="string" calcext:value-type="string">
            <text:p>Хотели без хэштегов, но не вышло... эх!</text:p>
          </table:table-cell>
        </table:table-row>
        <table:table-row table:style-name="ro2">
          <table:table-cell office:value-type="float" office:value="1002525" calcext:value-type="float">
            <text:p>1002525</text:p>
          </table:table-cell>
          <table:table-cell office:value-type="float" office:value="1002854" calcext:value-type="float">
            <text:p>1002854</text:p>
          </table:table-cell>
          <table:table-cell office:value-type="string" calcext:value-type="string">
            <text:p>non_sexist</text:p>
          </table:table-cell>
          <table:table-cell office:value-type="string" calcext:value-type="string">
            <text:p>почитал, что тут пишут местные комментаторы. И чем вы отличаетесь от ватных быдланов, орущих "сжечь ее" ? Поддерживаете насилие несовершеннолетних и травлю девушки за ее хорошее настроение или сексуальные фото? </text:p>
            <text:p>После этого говорите, что стремитесь к ЕвроСоюзу</text:p>
          </table:table-cell>
        </table:table-row>
        <table:table-row table:style-name="ro1">
          <table:table-cell office:value-type="float" office:value="1002525" calcext:value-type="float">
            <text:p>1002525</text:p>
          </table:table-cell>
          <table:table-cell office:value-type="float" office:value="1002862" calcext:value-type="float">
            <text:p>1002862</text:p>
          </table:table-cell>
          <table:table-cell office:value-type="string" calcext:value-type="string">
            <text:p>non_sexist</text:p>
          </table:table-cell>
          <table:table-cell office:value-type="string" calcext:value-type="string">
            <text:p>Интересно, Дэвид Линч будет сериал снимать?</text:p>
          </table:table-cell>
        </table:table-row>
        <table:table-row table:style-name="ro1">
          <table:table-cell office:value-type="float" office:value="1002525" calcext:value-type="float">
            <text:p>1002525</text:p>
          </table:table-cell>
          <table:table-cell office:value-type="float" office:value="1002875" calcext:value-type="float">
            <text:p>1002875</text:p>
          </table:table-cell>
          <table:table-cell office:value-type="string" calcext:value-type="string">
            <text:p>non_sexist</text:p>
          </table:table-cell>
          <table:table-cell office:value-type="string" calcext:value-type="string">
            <text:p>[id52054978|Вячеслав], будет Твин Чикс 😊</text:p>
          </table:table-cell>
        </table:table-row>
        <table:table-row table:style-name="ro1">
          <table:table-cell office:value-type="float" office:value="1002525" calcext:value-type="float">
            <text:p>1002525</text:p>
          </table:table-cell>
          <table:table-cell office:value-type="float" office:value="1002903" calcext:value-type="float">
            <text:p>1002903</text:p>
          </table:table-cell>
          <table:table-cell office:value-type="string" calcext:value-type="string">
            <text:p>non_sexist</text:p>
          </table:table-cell>
          <table:table-cell office:value-type="string" calcext:value-type="string">
            <text:p>Шлюха ещё та (((</text:p>
          </table:table-cell>
        </table:table-row>
        <table:table-row table:style-name="ro2">
          <table:table-cell office:value-type="float" office:value="1002525" calcext:value-type="float">
            <text:p>1002525</text:p>
          </table:table-cell>
          <table:table-cell office:value-type="float" office:value="1002940" calcext:value-type="float">
            <text:p>1002940</text:p>
          </table:table-cell>
          <table:table-cell office:value-type="string" calcext:value-type="string">
            <text:p>non_sexist</text:p>
          </table:table-cell>
          <table:table-cell office:value-type="string" calcext:value-type="string">
            <text:p>Господи ну зачем продолжать ее форсить неужели ее судьба все еще</text:p>
            <text:p> правда интересует так много людей?</text:p>
          </table:table-cell>
        </table:table-row>
        <table:table-row table:style-name="ro1">
          <table:table-cell office:value-type="float" office:value="1002525" calcext:value-type="float">
            <text:p>1002525</text:p>
          </table:table-cell>
          <table:table-cell office:value-type="float" office:value="1002952" calcext:value-type="float">
            <text:p>1002952</text:p>
          </table:table-cell>
          <table:table-cell office:value-type="string" calcext:value-type="string">
            <text:p>non_sexist</text:p>
          </table:table-cell>
          <table:table-cell office:value-type="string" calcext:value-type="string">
            <text:p>Идите нахуй</text:p>
          </table:table-cell>
        </table:table-row>
        <table:table-row table:style-name="ro1">
          <table:table-cell office:value-type="float" office:value="1002525" calcext:value-type="float">
            <text:p>1002525</text:p>
          </table:table-cell>
          <table:table-cell office:value-type="float" office:value="1002955" calcext:value-type="float">
            <text:p>1002955</text:p>
          </table:table-cell>
          <table:table-cell office:value-type="string" calcext:value-type="string">
            <text:p>non_sexist</text:p>
          </table:table-cell>
          <table:table-cell office:value-type="string" calcext:value-type="string">
            <text:p>Медуза официально всё</text:p>
          </table:table-cell>
        </table:table-row>
        <table:table-row table:style-name="ro1">
          <table:table-cell office:value-type="float" office:value="1002525" calcext:value-type="float">
            <text:p>1002525</text:p>
          </table:table-cell>
          <table:table-cell office:value-type="float" office:value="1002978" calcext:value-type="float">
            <text:p>1002978</text:p>
          </table:table-cell>
          <table:table-cell office:value-type="string" calcext:value-type="string">
            <text:p>non_sexist</text:p>
          </table:table-cell>
          <table:table-cell office:value-type="string" calcext:value-type="string">
            <text:p>Вы все возмущаетесь так сильно, оскорбленные, а "Медузе" надо привлекать новую аудиторию и рекламодателей. Не нравится — не читайте этот материал. Но вот эти эмоциональные выпады вообще ни к чему, ребячество!</text:p>
          </table:table-cell>
        </table:table-row>
        <table:table-row table:style-name="ro1">
          <table:table-cell office:value-type="float" office:value="1002525" calcext:value-type="float">
            <text:p>1002525</text:p>
          </table:table-cell>
          <table:table-cell office:value-type="float" office:value="1002990" calcext:value-type="float">
            <text:p>1002990</text:p>
          </table:table-cell>
          <table:table-cell office:value-type="string" calcext:value-type="string">
            <text:p>non_sexist</text:p>
          </table:table-cell>
          <table:table-cell office:value-type="string" calcext:value-type="string">
            <text:p>Один из самых адекватных материалов на эту тему. Чего ноете-то?</text:p>
          </table:table-cell>
        </table:table-row>
        <table:table-row table:style-name="ro1">
          <table:table-cell office:value-type="float" office:value="1002525" calcext:value-type="float">
            <text:p>1002525</text:p>
          </table:table-cell>
          <table:table-cell office:value-type="float" office:value="1003014" calcext:value-type="float">
            <text:p>1003014</text:p>
          </table:table-cell>
          <table:table-cell office:value-type="string" calcext:value-type="string">
            <text:p>non_sexist</text:p>
          </table:table-cell>
          <table:table-cell office:value-type="string" calcext:value-type="string">
            <text:p>Соглашусь, что материал неплохой, но вся эта история настолько мутная, что рыться в ней совершенно бессмысленно.</text:p>
          </table:table-cell>
        </table:table-row>
        <table:table-row table:style-name="ro1">
          <table:table-cell office:value-type="float" office:value="1002525" calcext:value-type="float">
            <text:p>1002525</text:p>
          </table:table-cell>
          <table:table-cell office:value-type="float" office:value="1003275" calcext:value-type="float">
            <text:p>1003275</text:p>
          </table:table-cell>
          <table:table-cell office:value-type="string" calcext:value-type="string">
            <text:p>non_sexist</text:p>
          </table:table-cell>
          <table:table-cell office:value-type="string" calcext:value-type="string">
            <text:p>Зомбяшник способен из ничтожества сделать героинью. Не зря игнорирую центральные каналы. Берегу психику.</text:p>
          </table:table-cell>
        </table:table-row>
        <table:table-row table:style-name="ro2">
          <table:table-cell office:value-type="float" office:value="1002525" calcext:value-type="float">
            <text:p>1002525</text:p>
          </table:table-cell>
          <table:table-cell office:value-type="float" office:value="1003285" calcext:value-type="float">
            <text:p>1003285</text:p>
          </table:table-cell>
          <table:table-cell office:value-type="string" calcext:value-type="string">
            <text:p>non_sexist</text:p>
          </table:table-cell>
          <table:table-cell office:value-type="string" calcext:value-type="string">
            <text:p>Медуза выпустила наконец хороший материал по теме, но немного опоздала. После её предыдущих, зааганжированных в пользу Дианы статей, новую народ принял в штыки уже не глядя. Безоглядное доверие к даме из вондерзина вышло боком.</text:p>
            <text:p>Надеюсь, Медуза учтет это на будущее и прочие материалы, создаваемые с её участием, будет сразу отправлять в свою комиссию по этике. Или наймет более адекватную феминистку на её место, чтобы избежать дальнейшей дискредитации.</text:p>
          </table:table-cell>
        </table:table-row>
        <table:table-row table:style-name="ro1">
          <table:table-cell office:value-type="float" office:value="1002525" calcext:value-type="float">
            <text:p>1002525</text:p>
          </table:table-cell>
          <table:table-cell office:value-type="float" office:value="1003310" calcext:value-type="float">
            <text:p>1003310</text:p>
          </table:table-cell>
          <table:table-cell office:value-type="string" calcext:value-type="string">
            <text:p>non_sexist</text:p>
          </table:table-cell>
          <table:table-cell office:value-type="string" calcext:value-type="string">
            <text:p>[id303695154|Xeno], абсолютно ничем. Альфачи просто проецируют себя на место того парня и, соответственная реакция.</text:p>
          </table:table-cell>
        </table:table-row>
        <table:table-row table:style-name="ro1">
          <table:table-cell office:value-type="float" office:value="1002525" calcext:value-type="float">
            <text:p>1002525</text:p>
          </table:table-cell>
          <table:table-cell office:value-type="float" office:value="1003342" calcext:value-type="float">
            <text:p>1003342</text:p>
          </table:table-cell>
          <table:table-cell office:value-type="string" calcext:value-type="string">
            <text:p>non_sexist</text:p>
          </table:table-cell>
          <table:table-cell office:value-type="string" calcext:value-type="string">
            <text:p>[id26723611|Руслан], а я бы себя на место насильника не смог спроецировать. У меня границы дозволенного и понятие о том, что можно делать, а что нельзя - присутствуют.</text:p>
          </table:table-cell>
        </table:table-row>
        <table:table-row table:style-name="ro1">
          <table:table-cell office:value-type="float" office:value="1002525" calcext:value-type="float">
            <text:p>1002525</text:p>
          </table:table-cell>
          <table:table-cell office:value-type="float" office:value="1003346" calcext:value-type="float">
            <text:p>1003346</text:p>
          </table:table-cell>
          <table:table-cell office:value-type="string" calcext:value-type="string">
            <text:p>non_sexist</text:p>
          </table:table-cell>
          <table:table-cell office:value-type="string" calcext:value-type="string">
            <text:p>[id303695154|Xeno], в том то и дело, большинство считает, что изнасилования не было и все было по согласию, проецируют себя на место парня именно при таких обстоятельствах, отсюда столько ненависти. Даже, если изнасилования не было - доказать это будет очень сложно, в любом случае. Отсюда парень сам виноват.</text:p>
          </table:table-cell>
        </table:table-row>
        <table:table-row table:style-name="ro1">
          <table:table-cell office:value-type="float" office:value="1002525" calcext:value-type="float">
            <text:p>1002525</text:p>
          </table:table-cell>
          <table:table-cell office:value-type="float" office:value="1003348" calcext:value-type="float">
            <text:p>1003348</text:p>
          </table:table-cell>
          <table:table-cell office:value-type="string" calcext:value-type="string">
            <text:p>non_sexist</text:p>
          </table:table-cell>
          <table:table-cell office:value-type="string" calcext:value-type="string">
            <text:p>[id26723611|Руслан], ну тогда такие люди - это тупо биомусор, ничем не отличающийся от обычного ватника и прочих обитателей животного мира. Ибо делать какие-то выводы и умозаключения, оскорбления и даже пожелание смерти человеку на основании домыслов после просмотра ток-шоу - это реально ущербно. Было 2 суда, все доказательства и улики в деле есть, все было освещено и в публикациях КП и вот теперь Медузы. А они судят по тому, что девочка ведет себя не по траурному шаблону изнасилованной, еще и выглядит сексуально</text:p>
          </table:table-cell>
        </table:table-row>
        <table:table-row table:style-name="ro1">
          <table:table-cell office:value-type="float" office:value="1002525" calcext:value-type="float">
            <text:p>1002525</text:p>
          </table:table-cell>
          <table:table-cell office:value-type="float" office:value="1003366" calcext:value-type="float">
            <text:p>1003366</text:p>
          </table:table-cell>
          <table:table-cell office:value-type="string" calcext:value-type="string">
            <text:p>non_sexist</text:p>
          </table:table-cell>
          <table:table-cell office:value-type="string" calcext:value-type="string">
            <text:p>Xeno, а теперь вспомни в какой стране происходили суды, помаши ручкой палочной системе, коррупции и своячеству... Почитай о делах по этой статье, где дела не засекречены и где единственным доказательством вины стали слова "потерпевшей". Хм... Действительно страааанно, почему же люди не доверяют решению суда... Тупые наверное... Хорошо, что в стране есть такие умные люди как ты.</text:p>
          </table:table-cell>
        </table:table-row>
        <table:table-row table:style-name="ro1">
          <table:table-cell office:value-type="float" office:value="1002525" calcext:value-type="float">
            <text:p>1002525</text:p>
          </table:table-cell>
          <table:table-cell office:value-type="float" office:value="1004031" calcext:value-type="float">
            <text:p>1004031</text:p>
          </table:table-cell>
          <table:table-cell office:value-type="string" calcext:value-type="string">
            <text:p>non_sexist</text:p>
          </table:table-cell>
          <table:table-cell office:value-type="string" calcext:value-type="string">
            <text:p>[id13296371|Александр], за..бли нах</text:p>
          </table:table-cell>
        </table:table-row>
        <table:table-row table:style-name="ro1">
          <table:table-cell office:value-type="float" office:value="1002525" calcext:value-type="float">
            <text:p>1002525</text:p>
          </table:table-cell>
          <table:table-cell office:value-type="float" office:value="1004189" calcext:value-type="float">
            <text:p>1004189</text:p>
          </table:table-cell>
          <table:table-cell office:value-type="string" calcext:value-type="string">
            <text:p>non_sexist</text:p>
          </table:table-cell>
          <table:table-cell office:value-type="string" calcext:value-type="string">
            <text:p>[id26723611|Руслан], На самом то деле, доказать изнасилование был очень сложно . Я даже не знаю чем руководствовался суд когда выносил приговор. Показаний потерпевшей слишком мало, для того чтобы признавать человека насильником.</text:p>
          </table:table-cell>
        </table:table-row>
        <table:table-row table:style-name="ro1">
          <table:table-cell office:value-type="float" office:value="1002525" calcext:value-type="float">
            <text:p>1002525</text:p>
          </table:table-cell>
          <table:table-cell office:value-type="float" office:value="1004194" calcext:value-type="float">
            <text:p>1004194</text:p>
          </table:table-cell>
          <table:table-cell office:value-type="string" calcext:value-type="string">
            <text:p>non_sexist</text:p>
          </table:table-cell>
          <table:table-cell office:value-type="string" calcext:value-type="string">
            <text:p>[id303695154|Xeno], А там были сняты с шурыгиной побои и зафиксированы повреждения половых органов(основные доказательства) для преступления такого рода?</text:p>
          </table:table-cell>
        </table:table-row>
        <table:table-row table:style-name="ro1">
          <table:table-cell office:value-type="float" office:value="1002525" calcext:value-type="float">
            <text:p>1002525</text:p>
          </table:table-cell>
          <table:table-cell office:value-type="float" office:value="1004199" calcext:value-type="float">
            <text:p>1004199</text:p>
          </table:table-cell>
          <table:table-cell office:value-type="string" calcext:value-type="string">
            <text:p>non_sexist</text:p>
          </table:table-cell>
          <table:table-cell office:value-type="string" calcext:value-type="string">
            <text:p>[id3645176|Игорь], естетсвенно. А как по твоему следствие то велось и как обвинительные приговоры получились. Читай комсомолку там обзор этой истории есть доскональный. И интервью со следаком по этому делу в том числе. Все улики и экспертизы, все имеется</text:p>
          </table:table-cell>
        </table:table-row>
        <table:table-row table:style-name="ro1">
          <table:table-cell office:value-type="float" office:value="1002525" calcext:value-type="float">
            <text:p>1002525</text:p>
          </table:table-cell>
          <table:table-cell office:value-type="float" office:value="1004203" calcext:value-type="float">
            <text:p>1004203</text:p>
          </table:table-cell>
          <table:table-cell office:value-type="string" calcext:value-type="string">
            <text:p>non_sexist</text:p>
          </table:table-cell>
          <table:table-cell office:value-type="string" calcext:value-type="string">
            <text:p>[id303695154|Xeno], Можешь дать ссылку?</text:p>
          </table:table-cell>
        </table:table-row>
        <table:table-row table:style-name="ro1">
          <table:table-cell office:value-type="float" office:value="1002525" calcext:value-type="float">
            <text:p>1002525</text:p>
          </table:table-cell>
          <table:table-cell office:value-type="float" office:value="1004209" calcext:value-type="float">
            <text:p>1004209</text:p>
          </table:table-cell>
          <table:table-cell office:value-type="string" calcext:value-type="string">
            <text:p>non_sexist</text:p>
          </table:table-cell>
          <table:table-cell office:value-type="string" calcext:value-type="string">
            <text:p>[id3645176|Игорь], http://www.kp.ru/daily/26650.7/3669353/</text:p>
          </table:table-cell>
        </table:table-row>
        <table:table-row table:style-name="ro1">
          <table:table-cell office:value-type="float" office:value="1002525" calcext:value-type="float">
            <text:p>1002525</text:p>
          </table:table-cell>
          <table:table-cell office:value-type="float" office:value="1004247" calcext:value-type="float">
            <text:p>1004247</text:p>
          </table:table-cell>
          <table:table-cell office:value-type="string" calcext:value-type="string">
            <text:p>non_sexist</text:p>
          </table:table-cell>
          <table:table-cell office:value-type="string" calcext:value-type="string">
            <text:p>[id303695154|Xeno], Ну в принципе выходит да, таки этот Семёнов заслужил. Только нигде я не нашел судебно-медицинской экспертизы обследования половых органов потерпевшей. При изнасиловании там все порвано должно быть.</text:p>
          </table:table-cell>
        </table:table-row>
        <table:table-row table:style-name="ro1">
          <table:table-cell office:value-type="float" office:value="1002525" calcext:value-type="float">
            <text:p>1002525</text:p>
          </table:table-cell>
          <table:table-cell office:value-type="float" office:value="1005637" calcext:value-type="float">
            <text:p>1005637</text:p>
          </table:table-cell>
          <table:table-cell office:value-type="string" calcext:value-type="string">
            <text:p>non_sexist</text:p>
          </table:table-cell>
          <table:table-cell office:value-type="string" calcext:value-type="string">
            <text:p>[id3645176|Игорь], значит если я вас застану в бессознательном состоянии и изнасилую так аккуратненько, не сильно, чтобы не порвать - мне можно, да 😏</text:p>
          </table:table-cell>
        </table:table-row>
        <table:table-row table:style-name="ro1">
          <table:table-cell office:value-type="float" office:value="986724" calcext:value-type="float">
            <text:p>986724</text:p>
          </table:table-cell>
          <table:table-cell office:value-type="float" office:value="986725" calcext:value-type="float">
            <text:p>986725</text:p>
          </table:table-cell>
          <table:table-cell office:value-type="string" calcext:value-type="string">
            <text:p>non_sexist</text:p>
          </table:table-cell>
          <table:table-cell office:value-type="string" calcext:value-type="string">
            <text:p>хватит хайпить суки</text:p>
          </table:table-cell>
        </table:table-row>
        <table:table-row table:style-name="ro1">
          <table:table-cell office:value-type="float" office:value="986724" calcext:value-type="float">
            <text:p>986724</text:p>
          </table:table-cell>
          <table:table-cell office:value-type="float" office:value="986726" calcext:value-type="float">
            <text:p>986726</text:p>
          </table:table-cell>
          <table:table-cell office:value-type="string" calcext:value-type="string">
            <text:p>non_sexist</text:p>
          </table:table-cell>
          <table:table-cell office:value-type="string" calcext:value-type="string">
            <text:p>Да сколько можно?</text:p>
          </table:table-cell>
        </table:table-row>
        <table:table-row table:style-name="ro1">
          <table:table-cell office:value-type="float" office:value="986724" calcext:value-type="float">
            <text:p>986724</text:p>
          </table:table-cell>
          <table:table-cell office:value-type="float" office:value="986727" calcext:value-type="float">
            <text:p>986727</text:p>
          </table:table-cell>
          <table:table-cell office:value-type="string" calcext:value-type="string">
            <text:p>non_sexist</text:p>
          </table:table-cell>
          <table:table-cell office:value-type="string" calcext:value-type="string">
            <text:p>Ну может хватит уже?</text:p>
          </table:table-cell>
        </table:table-row>
        <table:table-row table:style-name="ro1">
          <table:table-cell office:value-type="float" office:value="986724" calcext:value-type="float">
            <text:p>986724</text:p>
          </table:table-cell>
          <table:table-cell office:value-type="float" office:value="986728" calcext:value-type="float">
            <text:p>986728</text:p>
          </table:table-cell>
          <table:table-cell office:value-type="string" calcext:value-type="string">
            <text:p>non_sexist</text:p>
          </table:table-cell>
          <table:table-cell office:value-type="string" calcext:value-type="string">
            <text:p>А давайте ещё раз 5 это выложите, а то вдруг кто не видел</text:p>
          </table:table-cell>
        </table:table-row>
        <table:table-row table:style-name="ro1">
          <table:table-cell office:value-type="float" office:value="986724" calcext:value-type="float">
            <text:p>986724</text:p>
          </table:table-cell>
          <table:table-cell office:value-type="float" office:value="986729" calcext:value-type="float">
            <text:p>986729</text:p>
          </table:table-cell>
          <table:table-cell office:value-type="string" calcext:value-type="string">
            <text:p>non_sexist</text:p>
          </table:table-cell>
          <table:table-cell office:value-type="string" calcext:value-type="string">
            <text:p>За последние 10 минут я этого не видел!</text:p>
          </table:table-cell>
        </table:table-row>
        <table:table-row table:style-name="ro1">
          <table:table-cell office:value-type="float" office:value="986724" calcext:value-type="float">
            <text:p>986724</text:p>
          </table:table-cell>
          <table:table-cell office:value-type="float" office:value="986731" calcext:value-type="float">
            <text:p>986731</text:p>
          </table:table-cell>
          <table:table-cell office:value-type="string" calcext:value-type="string">
            <text:p>non_sexist</text:p>
          </table:table-cell>
          <table:table-cell office:value-type="string" calcext:value-type="string">
            <text:p>актуальная тема, всем интересно. с удовольствием еще раз перечитаю статью</text:p>
          </table:table-cell>
        </table:table-row>
        <table:table-row table:style-name="ro1">
          <table:table-cell office:value-type="float" office:value="986724" calcext:value-type="float">
            <text:p>986724</text:p>
          </table:table-cell>
          <table:table-cell office:value-type="float" office:value="986734" calcext:value-type="float">
            <text:p>986734</text:p>
          </table:table-cell>
          <table:table-cell office:value-type="string" calcext:value-type="string">
            <text:p>non_sexist</text:p>
          </table:table-cell>
          <table:table-cell office:value-type="string" calcext:value-type="string">
            <text:p>офигенные статьи и комменты интересные</text:p>
          </table:table-cell>
        </table:table-row>
        <table:table-row table:style-name="ro1">
          <table:table-cell office:value-type="float" office:value="986724" calcext:value-type="float">
            <text:p>986724</text:p>
          </table:table-cell>
          <table:table-cell office:value-type="float" office:value="986735" calcext:value-type="float">
            <text:p>986735</text:p>
          </table:table-cell>
          <table:table-cell office:value-type="string" calcext:value-type="string">
            <text:p>non_sexist</text:p>
          </table:table-cell>
          <table:table-cell office:value-type="string" calcext:value-type="string">
            <text:p>Например, да.</text:p>
          </table:table-cell>
        </table:table-row>
        <table:table-row table:style-name="ro1">
          <table:table-cell office:value-type="float" office:value="986724" calcext:value-type="float">
            <text:p>986724</text:p>
          </table:table-cell>
          <table:table-cell office:value-type="float" office:value="986736" calcext:value-type="float">
            <text:p>986736</text:p>
          </table:table-cell>
          <table:table-cell office:value-type="string" calcext:value-type="string">
            <text:p>non_sexist</text:p>
          </table:table-cell>
          <table:table-cell office:value-type="string" calcext:value-type="string">
            <text:p>Да всем похеру блять,але.</text:p>
          </table:table-cell>
        </table:table-row>
        <table:table-row table:style-name="ro1">
          <table:table-cell office:value-type="float" office:value="986724" calcext:value-type="float">
            <text:p>986724</text:p>
          </table:table-cell>
          <table:table-cell office:value-type="float" office:value="986737" calcext:value-type="float">
            <text:p>986737</text:p>
          </table:table-cell>
          <table:table-cell office:value-type="string" calcext:value-type="string">
            <text:p>non_sexist</text:p>
          </table:table-cell>
          <table:table-cell office:value-type="string" calcext:value-type="string">
            <text:p>Как же стыдно, что подобная хуита вообще становится инфоповодом</text:p>
          </table:table-cell>
        </table:table-row>
        <table:table-row table:style-name="ro1">
          <table:table-cell office:value-type="float" office:value="986724" calcext:value-type="float">
            <text:p>986724</text:p>
          </table:table-cell>
          <table:table-cell office:value-type="float" office:value="986738" calcext:value-type="float">
            <text:p>986738</text:p>
          </table:table-cell>
          <table:table-cell office:value-type="string" calcext:value-type="string">
            <text:p>non_sexist</text:p>
          </table:table-cell>
          <table:table-cell office:value-type="string" calcext:value-type="string">
            <text:p>На что подписаться, чтобы не читать медузу?</text:p>
          </table:table-cell>
        </table:table-row>
        <table:table-row table:style-name="ro1">
          <table:table-cell office:value-type="float" office:value="986724" calcext:value-type="float">
            <text:p>986724</text:p>
          </table:table-cell>
          <table:table-cell office:value-type="float" office:value="986741" calcext:value-type="float">
            <text:p>986741</text:p>
          </table:table-cell>
          <table:table-cell office:value-type="string" calcext:value-type="string">
            <text:p>non_sexist</text:p>
          </table:table-cell>
          <table:table-cell office:value-type="string" calcext:value-type="string">
            <text:p>😇 о, господи</text:p>
          </table:table-cell>
        </table:table-row>
        <table:table-row table:style-name="ro1">
          <table:table-cell office:value-type="float" office:value="986724" calcext:value-type="float">
            <text:p>986724</text:p>
          </table:table-cell>
          <table:table-cell office:value-type="float" office:value="986742" calcext:value-type="float">
            <text:p>986742</text:p>
          </table:table-cell>
          <table:table-cell office:value-type="string" calcext:value-type="string">
            <text:p>non_sexist</text:p>
          </table:table-cell>
          <table:table-cell office:value-type="string" calcext:value-type="string">
            <text:p>А что опять кого-то посадили из-за неё, к чему эти новые выпуски?</text:p>
          </table:table-cell>
        </table:table-row>
        <table:table-row table:style-name="ro1">
          <table:table-cell office:value-type="float" office:value="986724" calcext:value-type="float">
            <text:p>986724</text:p>
          </table:table-cell>
          <table:table-cell office:value-type="float" office:value="986750" calcext:value-type="float">
            <text:p>986750</text:p>
          </table:table-cell>
          <table:table-cell office:value-type="string" calcext:value-type="string">
            <text:p>non_sexist</text:p>
          </table:table-cell>
          <table:table-cell office:value-type="string" calcext:value-type="string">
            <text:p>Из той же серии.</text:p>
          </table:table-cell>
        </table:table-row>
        <table:table-row table:style-name="ro1">
          <table:table-cell office:value-type="float" office:value="986724" calcext:value-type="float">
            <text:p>986724</text:p>
          </table:table-cell>
          <table:table-cell office:value-type="float" office:value="986751" calcext:value-type="float">
            <text:p>986751</text:p>
          </table:table-cell>
          <table:table-cell office:value-type="string" calcext:value-type="string">
            <text:p>non_sexist</text:p>
          </table:table-cell>
          <table:table-cell office:value-type="string" calcext:value-type="string">
            <text:p>Медуза завязывай, хватит, довольно</text:p>
          </table:table-cell>
        </table:table-row>
        <table:table-row table:style-name="ro1">
          <table:table-cell office:value-type="float" office:value="986724" calcext:value-type="float">
            <text:p>986724</text:p>
          </table:table-cell>
          <table:table-cell office:value-type="float" office:value="986752" calcext:value-type="float">
            <text:p>986752</text:p>
          </table:table-cell>
          <table:table-cell office:value-type="string" calcext:value-type="string">
            <text:p>sexist</text:p>
          </table:table-cell>
          <table:table-cell office:value-type="string" calcext:value-type="string">
            <text:p>Я уверен, что это та редакторка. Женский пол же унизили.</text:p>
          </table:table-cell>
        </table:table-row>
        <table:table-row table:style-name="ro1">
          <table:table-cell office:value-type="float" office:value="986724" calcext:value-type="float">
            <text:p>986724</text:p>
          </table:table-cell>
          <table:table-cell office:value-type="float" office:value="986754" calcext:value-type="float">
            <text:p>986754</text:p>
          </table:table-cell>
          <table:table-cell office:value-type="string" calcext:value-type="string">
            <text:p>non_sexist</text:p>
          </table:table-cell>
          <table:table-cell office:value-type="string" calcext:value-type="string">
            <text:p>Знаете, Медуза, я до определенного момента, к счастью, вообще не знал кто это такая - Шурыгина. Это результат того, что я отписался от всяких говнопабликов, раковых мест и прочего. Даже обоим Лентачам хватило ума не форсить ее. Но оказалось, что есть одно СМИ, которое решило рассказать мне об этой Шурыгиной. Это Медуза, да. И теперь вы чуть ли не каждый день репостите одно и то же абсолютно бессмысленное и никому не нужное интервью с Малаховым. Один вопрос. Зачем? Если я хочу узнать о Шурыгиной, я пойду на всякие паблосы с мемасами. Но я этого не хочу. Если я захочу узнать что-нибудь о Малахове, я пойду смотреть Первый канал. Но я не хочу смотреть его. Зачем вы упорно продолжаете пихать мне в ленту это дерьмо?</text:p>
          </table:table-cell>
        </table:table-row>
        <table:table-row table:style-name="ro1">
          <table:table-cell office:value-type="float" office:value="986724" calcext:value-type="float">
            <text:p>986724</text:p>
          </table:table-cell>
          <table:table-cell office:value-type="float" office:value="986755" calcext:value-type="float">
            <text:p>986755</text:p>
          </table:table-cell>
          <table:table-cell office:value-type="string" calcext:value-type="string">
            <text:p>non_sexist</text:p>
          </table:table-cell>
          <table:table-cell office:value-type="string" calcext:value-type="string">
            <text:p>Мне непонятны родители этой барышни, с ее дочкой так получилось. По хорошему сидите тихо да переваривайте случившиеся. Но нет, нужно на дочке бабосов поднять. Ладно она дура-дурой, но родители еще те...</text:p>
          </table:table-cell>
        </table:table-row>
        <table:table-row table:style-name="ro1">
          <table:table-cell office:value-type="float" office:value="986724" calcext:value-type="float">
            <text:p>986724</text:p>
          </table:table-cell>
          <table:table-cell office:value-type="float" office:value="986756" calcext:value-type="float">
            <text:p>986756</text:p>
          </table:table-cell>
          <table:table-cell office:value-type="string" calcext:value-type="string">
            <text:p>non_sexist</text:p>
          </table:table-cell>
          <table:table-cell office:value-type="string" calcext:value-type="string">
            <text:p>А можно уже начать говорить, что Медуза скатилась?</text:p>
          </table:table-cell>
        </table:table-row>
        <table:table-row table:style-name="ro1">
          <table:table-cell office:value-type="float" office:value="986724" calcext:value-type="float">
            <text:p>986724</text:p>
          </table:table-cell>
          <table:table-cell office:value-type="float" office:value="986758" calcext:value-type="float">
            <text:p>986758</text:p>
          </table:table-cell>
          <table:table-cell office:value-type="string" calcext:value-type="string">
            <text:p>sexist</text:p>
          </table:table-cell>
          <table:table-cell office:value-type="string" calcext:value-type="string">
            <text:p>власть издевается над людьми , сажает невиновных , откровенную мра.зь выставляет как героев.</text:p>
          </table:table-cell>
        </table:table-row>
        <table:table-row table:style-name="ro1">
          <table:table-cell office:value-type="float" office:value="986724" calcext:value-type="float">
            <text:p>986724</text:p>
          </table:table-cell>
          <table:table-cell office:value-type="float" office:value="986759" calcext:value-type="float">
            <text:p>986759</text:p>
          </table:table-cell>
          <table:table-cell office:value-type="string" calcext:value-type="string">
            <text:p>non_sexist</text:p>
          </table:table-cell>
          <table:table-cell office:value-type="string" calcext:value-type="string">
            <text:p>Однажды я отписался от медузы из-за того, что тут по сто раз постили одно и тоже. Прошло время, а ничего не поменялось... Придется снова отписаться.</text:p>
          </table:table-cell>
        </table:table-row>
        <table:table-row table:style-name="ro1">
          <table:table-cell office:value-type="float" office:value="986724" calcext:value-type="float">
            <text:p>986724</text:p>
          </table:table-cell>
          <table:table-cell office:value-type="float" office:value="986760" calcext:value-type="float">
            <text:p>986760</text:p>
          </table:table-cell>
          <table:table-cell office:value-type="string" calcext:value-type="string">
            <text:p>non_sexist</text:p>
          </table:table-cell>
          <table:table-cell office:value-type="string" calcext:value-type="string">
            <text:p>Maxim, привыкай. У нас тут равноправие. https://vc.ru/n/strakhovskaya-meduza</text:p>
          </table:table-cell>
        </table:table-row>
        <table:table-row table:style-name="ro1">
          <table:table-cell office:value-type="float" office:value="986724" calcext:value-type="float">
            <text:p>986724</text:p>
          </table:table-cell>
          <table:table-cell office:value-type="float" office:value="986761" calcext:value-type="float">
            <text:p>986761</text:p>
          </table:table-cell>
          <table:table-cell office:value-type="string" calcext:value-type="string">
            <text:p>non_sexist</text:p>
          </table:table-cell>
          <table:table-cell office:value-type="string" calcext:value-type="string">
            <text:p>О, теперь можно и отписаться.</text:p>
          </table:table-cell>
        </table:table-row>
        <table:table-row table:style-name="ro1">
          <table:table-cell office:value-type="float" office:value="986724" calcext:value-type="float">
            <text:p>986724</text:p>
          </table:table-cell>
          <table:table-cell office:value-type="float" office:value="986762" calcext:value-type="float">
            <text:p>986762</text:p>
          </table:table-cell>
          <table:table-cell office:value-type="string" calcext:value-type="string">
            <text:p>non_sexist</text:p>
          </table:table-cell>
          <table:table-cell office:value-type="string" calcext:value-type="string">
            <text:p>Досвиданьица</text:p>
          </table:table-cell>
        </table:table-row>
        <table:table-row table:style-name="ro1">
          <table:table-cell office:value-type="float" office:value="986724" calcext:value-type="float">
            <text:p>986724</text:p>
          </table:table-cell>
          <table:table-cell office:value-type="float" office:value="986763" calcext:value-type="float">
            <text:p>986763</text:p>
          </table:table-cell>
          <table:table-cell office:value-type="string" calcext:value-type="string">
            <text:p>non_sexist</text:p>
          </table:table-cell>
          <table:table-cell office:value-type="string" calcext:value-type="string">
            <text:p>хуй знает о чём речь, но осуждаю</text:p>
          </table:table-cell>
        </table:table-row>
        <table:table-row table:style-name="ro1">
          <table:table-cell office:value-type="float" office:value="986724" calcext:value-type="float">
            <text:p>986724</text:p>
          </table:table-cell>
          <table:table-cell office:value-type="float" office:value="986764" calcext:value-type="float">
            <text:p>986764</text:p>
          </table:table-cell>
          <table:table-cell office:value-type="string" calcext:value-type="string">
            <text:p>non_sexist</text:p>
          </table:table-cell>
          <table:table-cell office:value-type="string" calcext:value-type="string">
            <text:p>Заебали</text:p>
          </table:table-cell>
        </table:table-row>
        <table:table-row table:style-name="ro1">
          <table:table-cell office:value-type="float" office:value="986724" calcext:value-type="float">
            <text:p>986724</text:p>
          </table:table-cell>
          <table:table-cell office:value-type="float" office:value="986765" calcext:value-type="float">
            <text:p>986765</text:p>
          </table:table-cell>
          <table:table-cell office:value-type="string" calcext:value-type="string">
            <text:p>non_sexist</text:p>
          </table:table-cell>
          <table:table-cell office:value-type="string" calcext:value-type="string">
            <text:p>Такое ощущение уже, что "Медуза" заключила какое-то почти инфоспонсорское соглашение с Первым каналом. Не знаю, как иначе объяснить такое оргроменное внимание к шоу Малахова, "Минуте славы" и "Прожекторуперисхилтон". Что дальше? Малышева сделала очередную смешную херню? "Модный приговор" кого-то так/не так одел? Новый сериал после программы "Время" оказался не так уж плох, а вот вам мемасик по мотивам этого сериала?</text:p>
          </table:table-cell>
        </table:table-row>
        <table:table-row table:style-name="ro1">
          <table:table-cell office:value-type="float" office:value="986724" calcext:value-type="float">
            <text:p>986724</text:p>
          </table:table-cell>
          <table:table-cell office:value-type="float" office:value="986766" calcext:value-type="float">
            <text:p>986766</text:p>
          </table:table-cell>
          <table:table-cell office:value-type="string" calcext:value-type="string">
            <text:p>non_sexist</text:p>
          </table:table-cell>
          <table:table-cell office:value-type="string" calcext:value-type="string">
            <text:p>шуригиных всю семейку разорвать на куски мало.</text:p>
          </table:table-cell>
        </table:table-row>
        <table:table-row table:style-name="ro1">
          <table:table-cell office:value-type="float" office:value="986724" calcext:value-type="float">
            <text:p>986724</text:p>
          </table:table-cell>
          <table:table-cell office:value-type="float" office:value="986767" calcext:value-type="float">
            <text:p>986767</text:p>
          </table:table-cell>
          <table:table-cell office:value-type="string" calcext:value-type="string">
            <text:p>non_sexist</text:p>
          </table:table-cell>
          <table:table-cell office:value-type="string" calcext:value-type="string">
            <text:p>чуваки и тут шурыгина</text:p>
          </table:table-cell>
        </table:table-row>
        <table:table-row table:style-name="ro1">
          <table:table-cell office:value-type="float" office:value="986724" calcext:value-type="float">
            <text:p>986724</text:p>
          </table:table-cell>
          <table:table-cell office:value-type="float" office:value="986770" calcext:value-type="float">
            <text:p>986770</text:p>
          </table:table-cell>
          <table:table-cell office:value-type="string" calcext:value-type="string">
            <text:p>non_sexist</text:p>
          </table:table-cell>
          <table:table-cell office:value-type="string" calcext:value-type="string">
            <text:p>Джигурды не хватает...</text:p>
          </table:table-cell>
        </table:table-row>
        <table:table-row table:style-name="ro1">
          <table:table-cell office:value-type="float" office:value="986724" calcext:value-type="float">
            <text:p>986724</text:p>
          </table:table-cell>
          <table:table-cell office:value-type="float" office:value="986772" calcext:value-type="float">
            <text:p>986772</text:p>
          </table:table-cell>
          <table:table-cell office:value-type="string" calcext:value-type="string">
            <text:p>non_sexist</text:p>
          </table:table-cell>
          <table:table-cell office:value-type="string" calcext:value-type="string">
            <text:p>Опять все пиздоболят. Спасибо, Медуза. Очень неожиданно посмотреть на это глазами Малахова, он оказался намного адекватнее, чем я думал</text:p>
          </table:table-cell>
        </table:table-row>
        <table:table-row table:style-name="ro1">
          <table:table-cell office:value-type="float" office:value="986724" calcext:value-type="float">
            <text:p>986724</text:p>
          </table:table-cell>
          <table:table-cell office:value-type="float" office:value="986773" calcext:value-type="float">
            <text:p>986773</text:p>
          </table:table-cell>
          <table:table-cell office:value-type="string" calcext:value-type="string">
            <text:p>non_sexist</text:p>
          </table:table-cell>
          <table:table-cell office:value-type="string" calcext:value-type="string">
            <text:p>Чтоб уж совсем дискредитировать это движение.</text:p>
          </table:table-cell>
        </table:table-row>
        <table:table-row table:style-name="ro1">
          <table:table-cell office:value-type="float" office:value="986724" calcext:value-type="float">
            <text:p>986724</text:p>
          </table:table-cell>
          <table:table-cell office:value-type="float" office:value="986774" calcext:value-type="float">
            <text:p>986774</text:p>
          </table:table-cell>
          <table:table-cell office:value-type="string" calcext:value-type="string">
            <text:p>non_sexist</text:p>
          </table:table-cell>
          <table:table-cell office:value-type="string" calcext:value-type="string">
            <text:p>Да что вам Медуза!?Сядьте и засохните!. Кто бы рассказал о феномене Андрея Малахова? Вот уж мастер разыскивать всяческое говно и поднимать его на вилы...</text:p>
          </table:table-cell>
        </table:table-row>
        <table:table-row table:style-name="ro1">
          <table:table-cell office:value-type="float" office:value="986724" calcext:value-type="float">
            <text:p>986724</text:p>
          </table:table-cell>
          <table:table-cell office:value-type="float" office:value="986775" calcext:value-type="float">
            <text:p>986775</text:p>
          </table:table-cell>
          <table:table-cell office:value-type="string" calcext:value-type="string">
            <text:p>non_sexist</text:p>
          </table:table-cell>
          <table:table-cell office:value-type="string" calcext:value-type="string">
            <text:p>Мне вот так и представляется, как они там в редакции сидят и стебутся над угрозами отписаться каждый раз, когда происходит такая хуйня, и люди недовольны. Никто же ведь обычно не отписывается, просто повозмущаются в комментариях, и все. Вот только, постя такую херню, вы раз за разом разочаровываете своих адекватных читателей, их отношение к любой последующей информации от вас меняется. И это не потому, что люди вечно чем-то надводны и любят выебываться в комментариях, а потому, что в нашей стране и так с относительно адекватными СМИ беда, так тут ещё и такое дермо постоянно . Да, можно не читать, никто не заставляет, бла бла, но это просто разочарование от СМИ, от которого ты ждёшь большего</text:p>
          </table:table-cell>
        </table:table-row>
        <table:table-row table:style-name="ro1">
          <table:table-cell office:value-type="float" office:value="986724" calcext:value-type="float">
            <text:p>986724</text:p>
          </table:table-cell>
          <table:table-cell office:value-type="float" office:value="986776" calcext:value-type="float">
            <text:p>986776</text:p>
          </table:table-cell>
          <table:table-cell office:value-type="string" calcext:value-type="string">
            <text:p>non_sexist</text:p>
          </table:table-cell>
          <table:table-cell office:value-type="string" calcext:value-type="string">
            <text:p>малах олицетворение быдла</text:p>
          </table:table-cell>
        </table:table-row>
        <table:table-row table:style-name="ro1">
          <table:table-cell office:value-type="float" office:value="986724" calcext:value-type="float">
            <text:p>986724</text:p>
          </table:table-cell>
          <table:table-cell office:value-type="float" office:value="986777" calcext:value-type="float">
            <text:p>986777</text:p>
          </table:table-cell>
          <table:table-cell office:value-type="string" calcext:value-type="string">
            <text:p>non_sexist</text:p>
          </table:table-cell>
          <table:table-cell office:value-type="string" calcext:value-type="string">
            <text:p>Пожаловался</text:p>
          </table:table-cell>
        </table:table-row>
        <table:table-row table:style-name="ro1">
          <table:table-cell office:value-type="float" office:value="986724" calcext:value-type="float">
            <text:p>986724</text:p>
          </table:table-cell>
          <table:table-cell office:value-type="float" office:value="986782" calcext:value-type="float">
            <text:p>986782</text:p>
          </table:table-cell>
          <table:table-cell office:value-type="string" calcext:value-type="string">
            <text:p>non_sexist</text:p>
          </table:table-cell>
          <table:table-cell office:value-type="string" calcext:value-type="string">
            <text:p>Какой там "феномен". Разве что феноменальная тупость народа который жрет подобные истории после работы перед тв каждый день</text:p>
          </table:table-cell>
        </table:table-row>
        <table:table-row table:style-name="ro1">
          <table:table-cell office:value-type="float" office:value="986724" calcext:value-type="float">
            <text:p>986724</text:p>
          </table:table-cell>
          <table:table-cell office:value-type="float" office:value="986788" calcext:value-type="float">
            <text:p>986788</text:p>
          </table:table-cell>
          <table:table-cell office:value-type="string" calcext:value-type="string">
            <text:p>non_sexist</text:p>
          </table:table-cell>
          <table:table-cell office:value-type="string" calcext:value-type="string">
            <text:p>Будто бы никто не успел привыкнуть к тому, что на выходных Медуза постит повторы новостей, которые чем-то выделились на этой неделе. Да, иногда повторов очень много, но для недовольных комментаторов есть один очень хороший совет: читайте Медузу на сайте и/или в мобильном приложении. Там повторов нет, новости появляются гораздо раньше, чем в паблике, нет никаких "ААААА" и прочего</text:p>
          </table:table-cell>
        </table:table-row>
        <table:table-row table:style-name="ro2">
          <table:table-cell office:value-type="float" office:value="986724" calcext:value-type="float">
            <text:p>986724</text:p>
          </table:table-cell>
          <table:table-cell office:value-type="float" office:value="986790" calcext:value-type="float">
            <text:p>986790</text:p>
          </table:table-cell>
          <table:table-cell office:value-type="string" calcext:value-type="string">
            <text:p>non_sexist</text:p>
          </table:table-cell>
          <table:table-cell office:value-type="string" calcext:value-type="string">
            <text:p>Если начинать, то с этих еб...ных журналюг! Что Малахов, что Медуза - куча беспринципных тварей, готовых на всё ради рейтинга!😡</text:p>
            <text:p>Отписка!</text:p>
          </table:table-cell>
        </table:table-row>
        <table:table-row table:style-name="ro1">
          <table:table-cell office:value-type="float" office:value="986724" calcext:value-type="float">
            <text:p>986724</text:p>
          </table:table-cell>
          <table:table-cell office:value-type="float" office:value="986794" calcext:value-type="float">
            <text:p>986794</text:p>
          </table:table-cell>
          <table:table-cell office:value-type="string" calcext:value-type="string">
            <text:p>non_sexist</text:p>
          </table:table-cell>
          <table:table-cell office:value-type="string" calcext:value-type="string">
            <text:p>отписываюсь от медузы хотя бы потому что достала эта шурыгин и малахов!! и вы тута же!!</text:p>
          </table:table-cell>
        </table:table-row>
        <table:table-row table:style-name="ro1">
          <table:table-cell office:value-type="float" office:value="986724" calcext:value-type="float">
            <text:p>986724</text:p>
          </table:table-cell>
          <table:table-cell office:value-type="float" office:value="986796" calcext:value-type="float">
            <text:p>986796</text:p>
          </table:table-cell>
          <table:table-cell office:value-type="string" calcext:value-type="string">
            <text:p>non_sexist</text:p>
          </table:table-cell>
          <table:table-cell office:value-type="string" calcext:value-type="string">
            <text:p>Теорема шурыгиной</text:p>
          </table:table-cell>
        </table:table-row>
        <table:table-row table:style-name="ro1">
          <table:table-cell office:value-type="float" office:value="986724" calcext:value-type="float">
            <text:p>986724</text:p>
          </table:table-cell>
          <table:table-cell office:value-type="float" office:value="986799" calcext:value-type="float">
            <text:p>986799</text:p>
          </table:table-cell>
          <table:table-cell office:value-type="string" calcext:value-type="string">
            <text:p>non_sexist</text:p>
          </table:table-cell>
          <table:table-cell office:value-type="string" calcext:value-type="string">
            <text:p>Всё обсудили уже, кроме того, в какие места ей присовывали.</text:p>
          </table:table-cell>
        </table:table-row>
        <table:table-row table:style-name="ro1">
          <table:table-cell office:value-type="float" office:value="986724" calcext:value-type="float">
            <text:p>986724</text:p>
          </table:table-cell>
          <table:table-cell office:value-type="float" office:value="986800" calcext:value-type="float">
            <text:p>986800</text:p>
          </table:table-cell>
          <table:table-cell office:value-type="string" calcext:value-type="string">
            <text:p>non_sexist</text:p>
          </table:table-cell>
          <table:table-cell office:value-type="string" calcext:value-type="string">
            <text:p>[id77368855|Михаил], давно уже, лол. Примерно после ухода Тимченко с поста главреда.</text:p>
          </table:table-cell>
        </table:table-row>
        <table:table-row table:style-name="ro1">
          <table:table-cell office:value-type="float" office:value="986724" calcext:value-type="float">
            <text:p>986724</text:p>
          </table:table-cell>
          <table:table-cell office:value-type="float" office:value="986801" calcext:value-type="float">
            <text:p>986801</text:p>
          </table:table-cell>
          <table:table-cell office:value-type="string" calcext:value-type="string">
            <text:p>non_sexist</text:p>
          </table:table-cell>
          <table:table-cell office:value-type="string" calcext:value-type="string">
            <text:p>Бля, уже третий раз скрываю. Она еще до этой статьи с малаховым успела всех заебать.Только забудешь про это говнище, так медуза напомнит.</text:p>
          </table:table-cell>
        </table:table-row>
        <table:table-row table:style-name="ro1">
          <table:table-cell office:value-type="float" office:value="986724" calcext:value-type="float">
            <text:p>986724</text:p>
          </table:table-cell>
          <table:table-cell office:value-type="float" office:value="986802" calcext:value-type="float">
            <text:p>986802</text:p>
          </table:table-cell>
          <table:table-cell office:value-type="string" calcext:value-type="string">
            <text:p>non_sexist</text:p>
          </table:table-cell>
          <table:table-cell office:value-type="string" calcext:value-type="string">
            <text:p>А что Он скажет - Мы на этой дуре делаем деньги 🤣🤣🤣 но Я осуждаю всё это</text:p>
          </table:table-cell>
        </table:table-row>
        <table:table-row table:style-name="ro1">
          <table:table-cell office:value-type="float" office:value="986724" calcext:value-type="float">
            <text:p>986724</text:p>
          </table:table-cell>
          <table:table-cell office:value-type="float" office:value="986806" calcext:value-type="float">
            <text:p>986806</text:p>
          </table:table-cell>
          <table:table-cell office:value-type="string" calcext:value-type="string">
            <text:p>non_sexist</text:p>
          </table:table-cell>
          <table:table-cell office:value-type="string" calcext:value-type="string">
            <text:p>Демагогия сплошная, медиапроститутка продвигает в массы малолетних шлюх</text:p>
          </table:table-cell>
        </table:table-row>
        <table:table-row table:style-name="ro1">
          <table:table-cell office:value-type="float" office:value="986724" calcext:value-type="float">
            <text:p>986724</text:p>
          </table:table-cell>
          <table:table-cell office:value-type="float" office:value="986809" calcext:value-type="float">
            <text:p>986809</text:p>
          </table:table-cell>
          <table:table-cell office:value-type="string" calcext:value-type="string">
            <text:p>non_sexist</text:p>
          </table:table-cell>
          <table:table-cell office:value-type="string" calcext:value-type="string">
            <text:p>[id47898173|Олег], да все уже "отхайпились" на этой теме. Массе обывателей, как правило малообразованной, нравятся подобные темы, перемалывание косточек, руководствуясь <text:s/>якобы "высокоморальными" <text:s/>принципами, вторя осуждающей студии и получая моральное наслаждение. Не было бы спроса- не было бы и предложения. Фед каналам удобно, политику не задевают , вопросы соц и эконом сферы тоже, народ доволен, все "счастливы", а меж тем деградация плавно течет дальше</text:p>
          </table:table-cell>
        </table:table-row>
        <table:table-row table:style-name="ro14">
          <table:table-cell office:value-type="float" office:value="986724" calcext:value-type="float">
            <text:p>986724</text:p>
          </table:table-cell>
          <table:table-cell office:value-type="float" office:value="986814" calcext:value-type="float">
            <text:p>986814</text:p>
          </table:table-cell>
          <table:table-cell office:value-type="string" calcext:value-type="string">
            <text:p>non_sexist</text:p>
          </table:table-cell>
          <table:table-cell office:value-type="string" calcext:value-type="string">
            <text:p>Достали уже форсить мнимую жертву. А вот об этом фемло молчит, как рыба об лед:</text:p>
            <text:p>" В Москве несколько мигрантов изнасиловали девятиклассницу в машине. </text:p>
            <text:p> </text:p>
            <text:p>По горячим следам удалось задержать двоих подозреваемых. </text:p>
            <text:p>На западе российской столицы совершено изнасилование ученицы девятого класса. Над школьницей надругались в салоне автомобиля, задержаны двое подозреваемых. </text:p>
            <text:p> </text:p>
            <text:p>Инцидент произошел возле одного из жилых домов на улице Наташи Ковшовой в районе Очаково-Матвеевское. В полицию обратились мать потерпевшей: по ее словам, несколько неизвестных изнасиловали ее дочь в салоне ВАЗ-2106, после чего скрылись. </text:p>
            <text:p> </text:p>
            <text:p>Спустя некоторое время на той же улице был задержан владелец "шестерки", спустя некоторое время поймали еще одного подозреваемого - 24-летнего уроженцы Узбекистана. Уточняется, что он совершил в отношении школьницынасильственные действия сексуального характера, сообщает агентство "Москва". </text:p>
            <text:p> </text:p>
            <text:p>В конце февраля столичные оперативники задержали мужчин, совершивших групповое изнасилование двух уборщиц. Выяснилось, что перед этим они вызвали сотрудниц клининговой фирмы в квартиру, в которой делали ремонт."</text:p>
          </table:table-cell>
        </table:table-row>
        <table:table-row table:style-name="ro1">
          <table:table-cell office:value-type="float" office:value="986724" calcext:value-type="float">
            <text:p>986724</text:p>
          </table:table-cell>
          <table:table-cell office:value-type="float" office:value="986820" calcext:value-type="float">
            <text:p>986820</text:p>
          </table:table-cell>
          <table:table-cell office:value-type="string" calcext:value-type="string">
            <text:p>non_sexist</text:p>
          </table:table-cell>
          <table:table-cell office:value-type="string" calcext:value-type="string">
            <text:p>[id357051886|Denny], понравилось особенно "в салоне ВАЗ-2106", вы как себе это представляете, мой феноменальный друг? Это не "жып")</text:p>
          </table:table-cell>
        </table:table-row>
        <table:table-row table:style-name="ro1">
          <table:table-cell office:value-type="float" office:value="986724" calcext:value-type="float">
            <text:p>986724</text:p>
          </table:table-cell>
          <table:table-cell office:value-type="float" office:value="986821" calcext:value-type="float">
            <text:p>986821</text:p>
          </table:table-cell>
          <table:table-cell office:value-type="string" calcext:value-type="string">
            <text:p>non_sexist</text:p>
          </table:table-cell>
          <table:table-cell office:value-type="string" calcext:value-type="string">
            <text:p>Какой феномен блин? Дебилы повелись на очередную жвачку.</text:p>
          </table:table-cell>
        </table:table-row>
        <table:table-row table:style-name="ro1">
          <table:table-cell office:value-type="float" office:value="986724" calcext:value-type="float">
            <text:p>986724</text:p>
          </table:table-cell>
          <table:table-cell office:value-type="float" office:value="986823" calcext:value-type="float">
            <text:p>986823</text:p>
          </table:table-cell>
          <table:table-cell office:value-type="string" calcext:value-type="string">
            <text:p>non_sexist</text:p>
          </table:table-cell>
          <table:table-cell office:value-type="string" calcext:value-type="string">
            <text:p>Шурыгина норм. Насильники должны сидеть.</text:p>
          </table:table-cell>
        </table:table-row>
        <table:table-row table:style-name="ro1">
          <table:table-cell office:value-type="float" office:value="986724" calcext:value-type="float">
            <text:p>986724</text:p>
          </table:table-cell>
          <table:table-cell office:value-type="float" office:value="986824" calcext:value-type="float">
            <text:p>986824</text:p>
          </table:table-cell>
          <table:table-cell office:value-type="string" calcext:value-type="string">
            <text:p>non_sexist</text:p>
          </table:table-cell>
          <table:table-cell office:value-type="string" calcext:value-type="string">
            <text:p>хуехуехуемрази уже провели собственное расследование с экспертизами и вынесли вердикт?</text:p>
          </table:table-cell>
        </table:table-row>
        <table:table-row table:style-name="ro1">
          <table:table-cell office:value-type="float" office:value="986724" calcext:value-type="float">
            <text:p>986724</text:p>
          </table:table-cell>
          <table:table-cell office:value-type="float" office:value="986826" calcext:value-type="float">
            <text:p>986826</text:p>
          </table:table-cell>
          <table:table-cell office:value-type="string" calcext:value-type="string">
            <text:p>non_sexist</text:p>
          </table:table-cell>
          <table:table-cell office:value-type="string" calcext:value-type="string">
            <text:p>Говнокопатель этот Махалов</text:p>
          </table:table-cell>
        </table:table-row>
        <table:table-row table:style-name="ro1">
          <table:table-cell office:value-type="float" office:value="986724" calcext:value-type="float">
            <text:p>986724</text:p>
          </table:table-cell>
          <table:table-cell office:value-type="float" office:value="986828" calcext:value-type="float">
            <text:p>986828</text:p>
          </table:table-cell>
          <table:table-cell office:value-type="string" calcext:value-type="string">
            <text:p>sexist</text:p>
          </table:table-cell>
          <table:table-cell office:value-type="string" calcext:value-type="string">
            <text:p>БЛЯ серьезна ? борьба за права женщин от шурыгиной ......от шлюшки ..ну да ..</text:p>
          </table:table-cell>
        </table:table-row>
        <table:table-row table:style-name="ro1">
          <table:table-cell office:value-type="float" office:value="986724" calcext:value-type="float">
            <text:p>986724</text:p>
          </table:table-cell>
          <table:table-cell office:value-type="float" office:value="986830" calcext:value-type="float">
            <text:p>986830</text:p>
          </table:table-cell>
          <table:table-cell office:value-type="string" calcext:value-type="string">
            <text:p>non_sexist</text:p>
          </table:table-cell>
          <table:table-cell office:value-type="string" calcext:value-type="string">
            <text:p>8(929)999-99-99 смелые есть ?</text:p>
          </table:table-cell>
        </table:table-row>
        <table:table-row table:style-name="ro1">
          <table:table-cell office:value-type="float" office:value="986724" calcext:value-type="float">
            <text:p>986724</text:p>
          </table:table-cell>
          <table:table-cell office:value-type="float" office:value="986834" calcext:value-type="float">
            <text:p>986834</text:p>
          </table:table-cell>
          <table:table-cell office:value-type="string" calcext:value-type="string">
            <text:p>non_sexist</text:p>
          </table:table-cell>
          <table:table-cell office:value-type="string" calcext:value-type="string">
            <text:p>[id182516993|Максим], есть предположение, что медуза "ловит хайп" с хэйтеров этой тематики и набивает активность на комметах таковых.</text:p>
          </table:table-cell>
        </table:table-row>
        <table:table-row table:style-name="ro1">
          <table:table-cell office:value-type="float" office:value="986724" calcext:value-type="float">
            <text:p>986724</text:p>
          </table:table-cell>
          <table:table-cell office:value-type="float" office:value="986841" calcext:value-type="float">
            <text:p>986841</text:p>
          </table:table-cell>
          <table:table-cell office:value-type="string" calcext:value-type="string">
            <text:p>non_sexist</text:p>
          </table:table-cell>
          <table:table-cell office:value-type="string" calcext:value-type="string">
            <text:p>[id266748182|Саша], это что ?</text:p>
          </table:table-cell>
        </table:table-row>
        <table:table-row table:style-name="ro1">
          <table:table-cell office:value-type="float" office:value="986724" calcext:value-type="float">
            <text:p>986724</text:p>
          </table:table-cell>
          <table:table-cell office:value-type="float" office:value="986842" calcext:value-type="float">
            <text:p>986842</text:p>
          </table:table-cell>
          <table:table-cell office:value-type="string" calcext:value-type="string">
            <text:p>non_sexist</text:p>
          </table:table-cell>
          <table:table-cell office:value-type="string" calcext:value-type="string">
            <text:p>[id390001901|Камбис], позвони мне</text:p>
          </table:table-cell>
        </table:table-row>
        <table:table-row table:style-name="ro1">
          <table:table-cell office:value-type="float" office:value="986724" calcext:value-type="float">
            <text:p>986724</text:p>
          </table:table-cell>
          <table:table-cell office:value-type="float" office:value="986844" calcext:value-type="float">
            <text:p>986844</text:p>
          </table:table-cell>
          <table:table-cell office:value-type="string" calcext:value-type="string">
            <text:p>non_sexist</text:p>
          </table:table-cell>
          <table:table-cell office:value-type="string" calcext:value-type="string">
            <text:p>[id1755689|Александр], вполне себе получается, представьте себе.</text:p>
          </table:table-cell>
        </table:table-row>
        <table:table-row table:style-name="ro1">
          <table:table-cell office:value-type="float" office:value="986724" calcext:value-type="float">
            <text:p>986724</text:p>
          </table:table-cell>
          <table:table-cell office:value-type="float" office:value="986847" calcext:value-type="float">
            <text:p>986847</text:p>
          </table:table-cell>
          <table:table-cell office:value-type="string" calcext:value-type="string">
            <text:p>non_sexist</text:p>
          </table:table-cell>
          <table:table-cell office:value-type="string" calcext:value-type="string">
            <text:p>[id266748182|Саша], нах ты мне нужен ? )</text:p>
          </table:table-cell>
        </table:table-row>
        <table:table-row table:style-name="ro1">
          <table:table-cell office:value-type="float" office:value="986724" calcext:value-type="float">
            <text:p>986724</text:p>
          </table:table-cell>
          <table:table-cell office:value-type="float" office:value="986848" calcext:value-type="float">
            <text:p>986848</text:p>
          </table:table-cell>
          <table:table-cell office:value-type="string" calcext:value-type="string">
            <text:p>non_sexist</text:p>
          </table:table-cell>
          <table:table-cell office:value-type="string" calcext:value-type="string">
            <text:p>[id390001901|Камбис], позвони выебу рот</text:p>
          </table:table-cell>
        </table:table-row>
        <table:table-row table:style-name="ro1">
          <table:table-cell office:value-type="float" office:value="986724" calcext:value-type="float">
            <text:p>986724</text:p>
          </table:table-cell>
          <table:table-cell office:value-type="float" office:value="986851" calcext:value-type="float">
            <text:p>986851</text:p>
          </table:table-cell>
          <table:table-cell office:value-type="string" calcext:value-type="string">
            <text:p>sexist</text:p>
          </table:table-cell>
          <table:table-cell office:value-type="string" calcext:value-type="string">
            <text:p>[id357051886|Denny], вы, видимо, либо не представляете себе этот автомобиль, либо верите всем современным СМИ, либо - корнет, вы женщина?!)</text:p>
          </table:table-cell>
        </table:table-row>
        <table:table-row table:style-name="ro1">
          <table:table-cell office:value-type="float" office:value="986724" calcext:value-type="float">
            <text:p>986724</text:p>
          </table:table-cell>
          <table:table-cell office:value-type="float" office:value="986852" calcext:value-type="float">
            <text:p>986852</text:p>
          </table:table-cell>
          <table:table-cell office:value-type="string" calcext:value-type="string">
            <text:p>non_sexist</text:p>
          </table:table-cell>
          <table:table-cell office:value-type="string" calcext:value-type="string">
            <text:p>[id266748182|Саша], совсем дикий ? интернет недавно освоил , деревенщина? ))</text:p>
          </table:table-cell>
        </table:table-row>
        <table:table-row table:style-name="ro1">
          <table:table-cell office:value-type="float" office:value="986724" calcext:value-type="float">
            <text:p>986724</text:p>
          </table:table-cell>
          <table:table-cell office:value-type="float" office:value="986854" calcext:value-type="float">
            <text:p>986854</text:p>
          </table:table-cell>
          <table:table-cell office:value-type="string" calcext:value-type="string">
            <text:p>non_sexist</text:p>
          </table:table-cell>
          <table:table-cell office:value-type="string" calcext:value-type="string">
            <text:p>Да, боже мой, если вам не нравится публикация, лучший способ - это игнорировать ее, а не устраивать хайп.</text:p>
          </table:table-cell>
        </table:table-row>
        <table:table-row table:style-name="ro1">
          <table:table-cell office:value-type="float" office:value="986724" calcext:value-type="float">
            <text:p>986724</text:p>
          </table:table-cell>
          <table:table-cell office:value-type="float" office:value="986855" calcext:value-type="float">
            <text:p>986855</text:p>
          </table:table-cell>
          <table:table-cell office:value-type="string" calcext:value-type="string">
            <text:p>non_sexist</text:p>
          </table:table-cell>
          <table:table-cell office:value-type="string" calcext:value-type="string">
            <text:p>[id1755689|Александр], ебацца, сударь, умудрялись и в восьмерке, а там всё ещё печальнее.</text:p>
          </table:table-cell>
        </table:table-row>
        <table:table-row table:style-name="ro1">
          <table:table-cell office:value-type="float" office:value="986724" calcext:value-type="float">
            <text:p>986724</text:p>
          </table:table-cell>
          <table:table-cell office:value-type="float" office:value="986856" calcext:value-type="float">
            <text:p>986856</text:p>
          </table:table-cell>
          <table:table-cell office:value-type="string" calcext:value-type="string">
            <text:p>non_sexist</text:p>
          </table:table-cell>
          <table:table-cell office:value-type="string" calcext:value-type="string">
            <text:p>[id392326753|Марк], публикация вполне актуальна ,. этот циничный режим не нравится , за подобное должны ответить каратели..</text:p>
          </table:table-cell>
        </table:table-row>
        <table:table-row table:style-name="ro1">
          <table:table-cell office:value-type="float" office:value="986724" calcext:value-type="float">
            <text:p>986724</text:p>
          </table:table-cell>
          <table:table-cell office:value-type="float" office:value="986858" calcext:value-type="float">
            <text:p>986858</text:p>
          </table:table-cell>
          <table:table-cell office:value-type="string" calcext:value-type="string">
            <text:p>non_sexist</text:p>
          </table:table-cell>
          <table:table-cell office:value-type="string" calcext:value-type="string">
            <text:p>[id357051886|Denny], однако, мой феноменальный друг, вы еще и извращенец)</text:p>
          </table:table-cell>
        </table:table-row>
        <table:table-row table:style-name="ro1">
          <table:table-cell office:value-type="float" office:value="986724" calcext:value-type="float">
            <text:p>986724</text:p>
          </table:table-cell>
          <table:table-cell office:value-type="float" office:value="986874" calcext:value-type="float">
            <text:p>986874</text:p>
          </table:table-cell>
          <table:table-cell office:value-type="string" calcext:value-type="string">
            <text:p>non_sexist</text:p>
          </table:table-cell>
          <table:table-cell office:value-type="string" calcext:value-type="string">
            <text:p>[id2092014|Ян], поиск по сообществам -&gt; Настоящее Время</text:p>
          </table:table-cell>
        </table:table-row>
        <table:table-row table:style-name="ro1">
          <table:table-cell office:value-type="float" office:value="986724" calcext:value-type="float">
            <text:p>986724</text:p>
          </table:table-cell>
          <table:table-cell office:value-type="float" office:value="986877" calcext:value-type="float">
            <text:p>986877</text:p>
          </table:table-cell>
          <table:table-cell office:value-type="string" calcext:value-type="string">
            <text:p>non_sexist</text:p>
          </table:table-cell>
          <table:table-cell office:value-type="string" calcext:value-type="string">
            <text:p>[id260402896|Hybrid], попробую его, спасибо</text:p>
          </table:table-cell>
        </table:table-row>
        <table:table-row table:style-name="ro1">
          <table:table-cell office:value-type="float" office:value="986724" calcext:value-type="float">
            <text:p>986724</text:p>
          </table:table-cell>
          <table:table-cell office:value-type="float" office:value="986887" calcext:value-type="float">
            <text:p>986887</text:p>
          </table:table-cell>
          <table:table-cell office:value-type="string" calcext:value-type="string">
            <text:p>non_sexist</text:p>
          </table:table-cell>
          <table:table-cell office:value-type="string" calcext:value-type="string">
            <text:p>Первый канал прикалывается что ли?</text:p>
          </table:table-cell>
        </table:table-row>
        <table:table-row table:style-name="ro1">
          <table:table-cell office:value-type="float" office:value="986724" calcext:value-type="float">
            <text:p>986724</text:p>
          </table:table-cell>
          <table:table-cell office:value-type="float" office:value="986914" calcext:value-type="float">
            <text:p>986914</text:p>
          </table:table-cell>
          <table:table-cell office:value-type="string" calcext:value-type="string">
            <text:p>non_sexist</text:p>
          </table:table-cell>
          <table:table-cell office:value-type="string" calcext:value-type="string">
            <text:p>[id392326753|Mark], чего бл*ть не устраивать? Хахахах 😆</text:p>
          </table:table-cell>
        </table:table-row>
        <table:table-row table:style-name="ro1">
          <table:table-cell office:value-type="float" office:value="986724" calcext:value-type="float">
            <text:p>986724</text:p>
          </table:table-cell>
          <table:table-cell office:value-type="float" office:value="986921" calcext:value-type="float">
            <text:p>986921</text:p>
          </table:table-cell>
          <table:table-cell office:value-type="string" calcext:value-type="string">
            <text:p>non_sexist</text:p>
          </table:table-cell>
          <table:table-cell office:value-type="string" calcext:value-type="string">
            <text:p>Омг, вот бы щас аX👀iт3льных новостей почитать</text:p>
          </table:table-cell>
        </table:table-row>
        <table:table-row table:style-name="ro1">
          <table:table-cell office:value-type="float" office:value="986724" calcext:value-type="float">
            <text:p>986724</text:p>
          </table:table-cell>
          <table:table-cell office:value-type="float" office:value="986940" calcext:value-type="float">
            <text:p>986940</text:p>
          </table:table-cell>
          <table:table-cell office:value-type="string" calcext:value-type="string">
            <text:p>non_sexist</text:p>
          </table:table-cell>
          <table:table-cell office:value-type="string" calcext:value-type="string">
            <text:p>Этой Дианой уже всех изнасиловали</text:p>
          </table:table-cell>
        </table:table-row>
        <table:table-row table:style-name="ro1">
          <table:table-cell office:value-type="float" office:value="986724" calcext:value-type="float">
            <text:p>986724</text:p>
          </table:table-cell>
          <table:table-cell office:value-type="float" office:value="986942" calcext:value-type="float">
            <text:p>986942</text:p>
          </table:table-cell>
          <table:table-cell office:value-type="string" calcext:value-type="string">
            <text:p>non_sexist</text:p>
          </table:table-cell>
          <table:table-cell office:value-type="string" calcext:value-type="string">
            <text:p>Кто такая Шурыгина. Медуза, не грузи с утра, объясняй хоть.</text:p>
          </table:table-cell>
        </table:table-row>
        <table:table-row table:style-name="ro1">
          <table:table-cell office:value-type="float" office:value="986724" calcext:value-type="float">
            <text:p>986724</text:p>
          </table:table-cell>
          <table:table-cell office:value-type="float" office:value="986946" calcext:value-type="float">
            <text:p>986946</text:p>
          </table:table-cell>
          <table:table-cell office:value-type="string" calcext:value-type="string">
            <text:p>non_sexist</text:p>
          </table:table-cell>
          <table:table-cell office:value-type="string" calcext:value-type="string">
            <text:p>Зачем это ровно постить?</text:p>
          </table:table-cell>
        </table:table-row>
        <table:table-row table:style-name="ro1">
          <table:table-cell office:value-type="float" office:value="986724" calcext:value-type="float">
            <text:p>986724</text:p>
          </table:table-cell>
          <table:table-cell office:value-type="float" office:value="986949" calcext:value-type="float">
            <text:p>986949</text:p>
          </table:table-cell>
          <table:table-cell office:value-type="string" calcext:value-type="string">
            <text:p>sexist_in_co</text:p>
          </table:table-cell>
          <table:table-cell office:value-type="string" calcext:value-type="string">
            <text:p>Если она станет символом борьбы за женские права, то я думаю женские права только пострадают от этого.</text:p>
          </table:table-cell>
        </table:table-row>
        <table:table-row table:style-name="ro1">
          <table:table-cell office:value-type="float" office:value="986724" calcext:value-type="float">
            <text:p>986724</text:p>
          </table:table-cell>
          <table:table-cell office:value-type="float" office:value="986950" calcext:value-type="float">
            <text:p>986950</text:p>
          </table:table-cell>
          <table:table-cell office:value-type="string" calcext:value-type="string">
            <text:p>non_sexist</text:p>
          </table:table-cell>
          <table:table-cell office:value-type="string" calcext:value-type="string">
            <text:p>МЕДУЗА ХВАТИТ!</text:p>
          </table:table-cell>
        </table:table-row>
        <table:table-row table:style-name="ro1">
          <table:table-cell office:value-type="float" office:value="986724" calcext:value-type="float">
            <text:p>986724</text:p>
          </table:table-cell>
          <table:table-cell office:value-type="float" office:value="986954" calcext:value-type="float">
            <text:p>986954</text:p>
          </table:table-cell>
          <table:table-cell office:value-type="string" calcext:value-type="string">
            <text:p>non_sexist</text:p>
          </table:table-cell>
          <table:table-cell office:value-type="string" calcext:value-type="string">
            <text:p>МОЛОХов</text:p>
          </table:table-cell>
        </table:table-row>
        <table:table-row table:style-name="ro1">
          <table:table-cell office:value-type="float" office:value="986724" calcext:value-type="float">
            <text:p>986724</text:p>
          </table:table-cell>
          <table:table-cell office:value-type="float" office:value="986959" calcext:value-type="float">
            <text:p>986959</text:p>
          </table:table-cell>
          <table:table-cell office:value-type="string" calcext:value-type="string">
            <text:p>non_sexist</text:p>
          </table:table-cell>
          <table:table-cell office:value-type="string" calcext:value-type="string">
            <text:p>ГОРШОЧЕК НЕ ВАРИ</text:p>
          </table:table-cell>
        </table:table-row>
        <table:table-row table:style-name="ro1">
          <table:table-cell office:value-type="float" office:value="986724" calcext:value-type="float">
            <text:p>986724</text:p>
          </table:table-cell>
          <table:table-cell office:value-type="float" office:value="986995" calcext:value-type="float">
            <text:p>986995</text:p>
          </table:table-cell>
          <table:table-cell office:value-type="string" calcext:value-type="string">
            <text:p>sexist_in_co</text:p>
          </table:table-cell>
          <table:table-cell office:value-type="string" calcext:value-type="string">
            <text:p>О да, если бы она стала символом борьбы за женские права, это была бы вершина сладкой иронии происходящего... Госспади, да я только за то чтобы она ей стала, ведь это очередной повод для феминизма дескредетировать самого себя.</text:p>
          </table:table-cell>
        </table:table-row>
        <table:table-row table:style-name="ro1">
          <table:table-cell office:value-type="float" office:value="986724" calcext:value-type="float">
            <text:p>986724</text:p>
          </table:table-cell>
          <table:table-cell office:value-type="float" office:value="987132" calcext:value-type="float">
            <text:p>987132</text:p>
          </table:table-cell>
          <table:table-cell office:value-type="string" calcext:value-type="string">
            <text:p>non_sexist</text:p>
          </table:table-cell>
          <table:table-cell office:value-type="string" calcext:value-type="string">
            <text:p>интернет газетка форсит одни и те же посты</text:p>
          </table:table-cell>
        </table:table-row>
        <table:table-row table:style-name="ro1">
          <table:table-cell office:value-type="float" office:value="986724" calcext:value-type="float">
            <text:p>986724</text:p>
          </table:table-cell>
          <table:table-cell office:value-type="float" office:value="987156" calcext:value-type="float">
            <text:p>987156</text:p>
          </table:table-cell>
          <table:table-cell office:value-type="string" calcext:value-type="string">
            <text:p>non_sexist</text:p>
          </table:table-cell>
          <table:table-cell office:value-type="string" calcext:value-type="string">
            <text:p>Потом снимут сериал (7-10 серией) основанный на реальных событиях и покажут на том же канале.</text:p>
          </table:table-cell>
        </table:table-row>
        <table:table-row table:style-name="ro1">
          <table:table-cell office:value-type="float" office:value="986724" calcext:value-type="float">
            <text:p>986724</text:p>
          </table:table-cell>
          <table:table-cell office:value-type="float" office:value="987165" calcext:value-type="float">
            <text:p>987165</text:p>
          </table:table-cell>
          <table:table-cell office:value-type="string" calcext:value-type="string">
            <text:p>non_sexist</text:p>
          </table:table-cell>
          <table:table-cell office:value-type="string" calcext:value-type="string">
            <text:p>Гениально! Вся страна эту парашу обсуждает а школьники фанатеют. O tempora o mores.</text:p>
          </table:table-cell>
        </table:table-row>
        <table:table-row table:style-name="ro1">
          <table:table-cell office:value-type="float" office:value="986724" calcext:value-type="float">
            <text:p>986724</text:p>
          </table:table-cell>
          <table:table-cell office:value-type="float" office:value="987248" calcext:value-type="float">
            <text:p>987248</text:p>
          </table:table-cell>
          <table:table-cell office:value-type="string" calcext:value-type="string">
            <text:p>non_sexist</text:p>
          </table:table-cell>
          <table:table-cell office:value-type="string" calcext:value-type="string">
            <text:p>СВАДЬБА АХАХААХАХХАХАХХХ</text:p>
          </table:table-cell>
        </table:table-row>
        <table:table-row table:style-name="ro1">
          <table:table-cell office:value-type="float" office:value="986724" calcext:value-type="float">
            <text:p>986724</text:p>
          </table:table-cell>
          <table:table-cell office:value-type="float" office:value="987249" calcext:value-type="float">
            <text:p>987249</text:p>
          </table:table-cell>
          <table:table-cell office:value-type="string" calcext:value-type="string">
            <text:p>non_sexist</text:p>
          </table:table-cell>
          <table:table-cell office:value-type="string" calcext:value-type="string">
            <text:p>ПИЗДЕЦ СЮЖЕТИК</text:p>
          </table:table-cell>
        </table:table-row>
        <table:table-row table:style-name="ro1">
          <table:table-cell office:value-type="float" office:value="986724" calcext:value-type="float">
            <text:p>986724</text:p>
          </table:table-cell>
          <table:table-cell office:value-type="float" office:value="987648" calcext:value-type="float">
            <text:p>987648</text:p>
          </table:table-cell>
          <table:table-cell office:value-type="string" calcext:value-type="string">
            <text:p>non_sexist</text:p>
          </table:table-cell>
          <table:table-cell office:value-type="string" calcext:value-type="string">
            <text:p>Чето как то не. Я не очень хочу чтобы символом борьбы за мою свободу была маленькая, тупая и лживая шлюшка.</text:p>
          </table:table-cell>
        </table:table-row>
        <table:table-row table:style-name="ro1">
          <table:table-cell office:value-type="float" office:value="986724" calcext:value-type="float">
            <text:p>986724</text:p>
          </table:table-cell>
          <table:table-cell office:value-type="float" office:value="988902" calcext:value-type="float">
            <text:p>988902</text:p>
          </table:table-cell>
          <table:table-cell office:value-type="string" calcext:value-type="string">
            <text:p>non_sexist</text:p>
          </table:table-cell>
          <table:table-cell office:value-type="string" calcext:value-type="string">
            <text:p>Ну так "тупая шлюшка" и не будет символом вашей свободы, прост потому, что Шурыгина не проститутка. Вы можете быть спокойны.</text:p>
          </table:table-cell>
        </table:table-row>
        <table:table-row table:style-name="ro1">
          <table:table-cell office:value-type="float" office:value="986724" calcext:value-type="float">
            <text:p>986724</text:p>
          </table:table-cell>
          <table:table-cell office:value-type="float" office:value="988921" calcext:value-type="float">
            <text:p>988921</text:p>
          </table:table-cell>
          <table:table-cell office:value-type="string" calcext:value-type="string">
            <text:p>non_sexist</text:p>
          </table:table-cell>
          <table:table-cell office:value-type="string" calcext:value-type="string">
            <text:p>[id387231366|Карл], как тонко и искрометно. Я восхищена. (НЕТ)</text:p>
          </table:table-cell>
        </table:table-row>
        <table:table-row table:style-name="ro1">
          <table:table-cell office:value-type="float" office:value="986724" calcext:value-type="float">
            <text:p>986724</text:p>
          </table:table-cell>
          <table:table-cell office:value-type="float" office:value="988970" calcext:value-type="float">
            <text:p>988970</text:p>
          </table:table-cell>
          <table:table-cell office:value-type="string" calcext:value-type="string">
            <text:p>non_sexist</text:p>
          </table:table-cell>
          <table:table-cell office:value-type="string" calcext:value-type="string">
            <text:p>Так же тонко, как и называть "шлюхой" не заслуживающего этого человека.</text:p>
          </table:table-cell>
        </table:table-row>
        <table:table-row table:style-name="ro1">
          <table:table-cell office:value-type="float" office:value="986724" calcext:value-type="float">
            <text:p>986724</text:p>
          </table:table-cell>
          <table:table-cell office:value-type="float" office:value="989244" calcext:value-type="float">
            <text:p>989244</text:p>
          </table:table-cell>
          <table:table-cell office:value-type="string" calcext:value-type="string">
            <text:p>non_sexist</text:p>
          </table:table-cell>
          <table:table-cell office:value-type="string" calcext:value-type="string">
            <text:p>Так зашкварить феминизм ещё никто не умудрялся...</text:p>
          </table:table-cell>
        </table:table-row>
        <table:table-row table:style-name="ro1">
          <table:table-cell office:value-type="float" office:value="985577" calcext:value-type="float">
            <text:p>985577</text:p>
          </table:table-cell>
          <table:table-cell office:value-type="float" office:value="985579" calcext:value-type="float">
            <text:p>985579</text:p>
          </table:table-cell>
          <table:table-cell office:value-type="string" calcext:value-type="string">
            <text:p>non_sexist</text:p>
          </table:table-cell>
          <table:table-cell office:value-type="string" calcext:value-type="string">
            <text:p>Об ситуации ?</text:p>
          </table:table-cell>
        </table:table-row>
        <table:table-row table:style-name="ro1">
          <table:table-cell office:value-type="float" office:value="985577" calcext:value-type="float">
            <text:p>985577</text:p>
          </table:table-cell>
          <table:table-cell office:value-type="float" office:value="985580" calcext:value-type="float">
            <text:p>985580</text:p>
          </table:table-cell>
          <table:table-cell office:value-type="string" calcext:value-type="string">
            <text:p>non_sexist</text:p>
          </table:table-cell>
          <table:table-cell office:value-type="string" calcext:value-type="string">
            <text:p>А ее сожгут на костре в последней передаче?</text:p>
          </table:table-cell>
        </table:table-row>
        <table:table-row table:style-name="ro1">
          <table:table-cell office:value-type="float" office:value="985577" calcext:value-type="float">
            <text:p>985577</text:p>
          </table:table-cell>
          <table:table-cell office:value-type="float" office:value="985581" calcext:value-type="float">
            <text:p>985581</text:p>
          </table:table-cell>
          <table:table-cell office:value-type="string" calcext:value-type="string">
            <text:p>non_sexist</text:p>
          </table:table-cell>
          <table:table-cell office:value-type="string" calcext:value-type="string">
            <text:p>А был бы рейд, то он бы не смог пять передач подряд кататься на волнах хайпа и зарабатывать свои рейтинги.</text:p>
          </table:table-cell>
        </table:table-row>
        <table:table-row table:style-name="ro1">
          <table:table-cell office:value-type="float" office:value="985577" calcext:value-type="float">
            <text:p>985577</text:p>
          </table:table-cell>
          <table:table-cell office:value-type="float" office:value="985582" calcext:value-type="float">
            <text:p>985582</text:p>
          </table:table-cell>
          <table:table-cell office:value-type="string" calcext:value-type="string">
            <text:p>non_sexist</text:p>
          </table:table-cell>
          <table:table-cell office:value-type="string" calcext:value-type="string">
            <text:p>Лайк, если это лучший сериал 2017 года.</text:p>
          </table:table-cell>
        </table:table-row>
        <table:table-row table:style-name="ro1">
          <table:table-cell office:value-type="float" office:value="985577" calcext:value-type="float">
            <text:p>985577</text:p>
          </table:table-cell>
          <table:table-cell office:value-type="float" office:value="985585" calcext:value-type="float">
            <text:p>985585</text:p>
          </table:table-cell>
          <table:table-cell office:value-type="string" calcext:value-type="string">
            <text:p>non_sexist</text:p>
          </table:table-cell>
          <table:table-cell office:value-type="string" calcext:value-type="string">
            <text:p>Слишком много Шурыгиной</text:p>
          </table:table-cell>
        </table:table-row>
        <table:table-row table:style-name="ro1">
          <table:table-cell office:value-type="float" office:value="985577" calcext:value-type="float">
            <text:p>985577</text:p>
          </table:table-cell>
          <table:table-cell office:value-type="float" office:value="985586" calcext:value-type="float">
            <text:p>985586</text:p>
          </table:table-cell>
          <table:table-cell office:value-type="string" calcext:value-type="string">
            <text:p>non_sexist</text:p>
          </table:table-cell>
          <table:table-cell office:value-type="string" calcext:value-type="string">
            <text:p>Бля..дь да обычный дом,который сдается по суточно,таких в России тысячи,удивляет его.</text:p>
          </table:table-cell>
        </table:table-row>
        <table:table-row table:style-name="ro1">
          <table:table-cell office:value-type="float" office:value="985577" calcext:value-type="float">
            <text:p>985577</text:p>
          </table:table-cell>
          <table:table-cell office:value-type="float" office:value="985587" calcext:value-type="float">
            <text:p>985587</text:p>
          </table:table-cell>
          <table:table-cell office:value-type="string" calcext:value-type="string">
            <text:p>non_sexist</text:p>
          </table:table-cell>
          <table:table-cell office:value-type="string" calcext:value-type="string">
            <text:p>Школьники откатывают ульяновской полиции, в следующем выпуске, не пропустите, вписочная мафия</text:p>
          </table:table-cell>
        </table:table-row>
        <table:table-row table:style-name="ro1">
          <table:table-cell office:value-type="float" office:value="985577" calcext:value-type="float">
            <text:p>985577</text:p>
          </table:table-cell>
          <table:table-cell office:value-type="float" office:value="985588" calcext:value-type="float">
            <text:p>985588</text:p>
          </table:table-cell>
          <table:table-cell office:value-type="string" calcext:value-type="string">
            <text:p>non_sexist</text:p>
          </table:table-cell>
          <table:table-cell office:value-type="string" calcext:value-type="string">
            <text:p>На откатах у студентов)) бгг</text:p>
          </table:table-cell>
        </table:table-row>
        <table:table-row table:style-name="ro1">
          <table:table-cell office:value-type="float" office:value="985577" calcext:value-type="float">
            <text:p>985577</text:p>
          </table:table-cell>
          <table:table-cell office:value-type="float" office:value="985591" calcext:value-type="float">
            <text:p>985591</text:p>
          </table:table-cell>
          <table:table-cell office:value-type="string" calcext:value-type="string">
            <text:p>non_sexist</text:p>
          </table:table-cell>
          <table:table-cell office:value-type="string" calcext:value-type="string">
            <text:p>А Малахов канал на ютубе еще не создал?</text:p>
          </table:table-cell>
        </table:table-row>
        <table:table-row table:style-name="ro1">
          <table:table-cell office:value-type="float" office:value="985577" calcext:value-type="float">
            <text:p>985577</text:p>
          </table:table-cell>
          <table:table-cell office:value-type="float" office:value="985593" calcext:value-type="float">
            <text:p>985593</text:p>
          </table:table-cell>
          <table:table-cell office:value-type="string" calcext:value-type="string">
            <text:p>non_sexist</text:p>
          </table:table-cell>
          <table:table-cell office:value-type="string" calcext:value-type="string">
            <text:p>Да нормальный, просторный дом, сами туда с ребятами вписывались. Что незаконного-то в этом?) Ещё из-за какой-то малолетней бляди-оленёнка весь кайф обломают.</text:p>
          </table:table-cell>
        </table:table-row>
        <table:table-row table:style-name="ro1">
          <table:table-cell office:value-type="float" office:value="985577" calcext:value-type="float">
            <text:p>985577</text:p>
          </table:table-cell>
          <table:table-cell office:value-type="float" office:value="985596" calcext:value-type="float">
            <text:p>985596</text:p>
          </table:table-cell>
          <table:table-cell office:value-type="string" calcext:value-type="string">
            <text:p>non_sexist</text:p>
          </table:table-cell>
          <table:table-cell office:value-type="string" calcext:value-type="string">
            <text:p>Медуза, что с тобой?</text:p>
          </table:table-cell>
        </table:table-row>
        <table:table-row table:style-name="ro1">
          <table:table-cell office:value-type="float" office:value="985577" calcext:value-type="float">
            <text:p>985577</text:p>
          </table:table-cell>
          <table:table-cell office:value-type="float" office:value="985598" calcext:value-type="float">
            <text:p>985598</text:p>
          </table:table-cell>
          <table:table-cell office:value-type="string" calcext:value-type="string">
            <text:p>non_sexist</text:p>
          </table:table-cell>
          <table:table-cell office:value-type="string" calcext:value-type="string">
            <text:p>Вот просто показатель, насколько медиа оторваны от современной настоящей культуры общества. Он уже который раз уделяет внимание дому, как будто не понимая, что его просто сдают посуточно, что это обычная, естественная практика. Зачем? Он правда настолько недалек или просто хочет выглядеть недалеким?</text:p>
          </table:table-cell>
        </table:table-row>
        <table:table-row table:style-name="ro1">
          <table:table-cell office:value-type="float" office:value="985577" calcext:value-type="float">
            <text:p>985577</text:p>
          </table:table-cell>
          <table:table-cell office:value-type="float" office:value="985599" calcext:value-type="float">
            <text:p>985599</text:p>
          </table:table-cell>
          <table:table-cell office:value-type="string" calcext:value-type="string">
            <text:p>non_sexist</text:p>
          </table:table-cell>
          <table:table-cell office:value-type="string" calcext:value-type="string">
            <text:p>Меня больше всего в этой истории возмущает Первый канал, который знает прекрасно дом, где живет уточка, где виноградники, алкоголь и наверно даже секс. Там все продолжается. Хоть один рейд был журналистов туда? Нет. Это о чем говорит? Что кто-то сидит на „откатах“. Все повязаны между собой, и все делают вид, что все так прекрасно.</text:p>
          </table:table-cell>
        </table:table-row>
        <table:table-row table:style-name="ro1">
          <table:table-cell office:value-type="float" office:value="985577" calcext:value-type="float">
            <text:p>985577</text:p>
          </table:table-cell>
          <table:table-cell office:value-type="float" office:value="985601" calcext:value-type="float">
            <text:p>985601</text:p>
          </table:table-cell>
          <table:table-cell office:value-type="string" calcext:value-type="string">
            <text:p>non_sexist</text:p>
          </table:table-cell>
          <table:table-cell office:value-type="string" calcext:value-type="string">
            <text:p>Смело</text:p>
          </table:table-cell>
        </table:table-row>
        <table:table-row table:style-name="ro1">
          <table:table-cell office:value-type="float" office:value="985577" calcext:value-type="float">
            <text:p>985577</text:p>
          </table:table-cell>
          <table:table-cell office:value-type="float" office:value="985602" calcext:value-type="float">
            <text:p>985602</text:p>
          </table:table-cell>
          <table:table-cell office:value-type="string" calcext:value-type="string">
            <text:p>non_sexist</text:p>
          </table:table-cell>
          <table:table-cell office:value-type="string" calcext:value-type="string">
            <text:p>Неужели лапицкий и мейл.ру и медузе заплатили, чтобы и тут Ее пиарили?</text:p>
          </table:table-cell>
        </table:table-row>
        <table:table-row table:style-name="ro1">
          <table:table-cell office:value-type="float" office:value="985577" calcext:value-type="float">
            <text:p>985577</text:p>
          </table:table-cell>
          <table:table-cell office:value-type="float" office:value="985605" calcext:value-type="float">
            <text:p>985605</text:p>
          </table:table-cell>
          <table:table-cell office:value-type="string" calcext:value-type="string">
            <text:p>non_sexist</text:p>
          </table:table-cell>
          <table:table-cell office:value-type="string" calcext:value-type="string">
            <text:p>[id44158187|Dmitry], бухать до 18 незаконно же</text:p>
          </table:table-cell>
        </table:table-row>
        <table:table-row table:style-name="ro1">
          <table:table-cell office:value-type="float" office:value="985577" calcext:value-type="float">
            <text:p>985577</text:p>
          </table:table-cell>
          <table:table-cell office:value-type="float" office:value="985608" calcext:value-type="float">
            <text:p>985608</text:p>
          </table:table-cell>
          <table:table-cell office:value-type="string" calcext:value-type="string">
            <text:p>non_sexist</text:p>
          </table:table-cell>
          <table:table-cell office:value-type="string" calcext:value-type="string">
            <text:p>Рейд журналистов туда был, но во внутрь они не имеют права заходить, частная собственность же.)</text:p>
          </table:table-cell>
        </table:table-row>
        <table:table-row table:style-name="ro1">
          <table:table-cell office:value-type="float" office:value="985577" calcext:value-type="float">
            <text:p>985577</text:p>
          </table:table-cell>
          <table:table-cell office:value-type="float" office:value="985609" calcext:value-type="float">
            <text:p>985609</text:p>
          </table:table-cell>
          <table:table-cell office:value-type="string" calcext:value-type="string">
            <text:p>non_sexist</text:p>
          </table:table-cell>
          <table:table-cell office:value-type="string" calcext:value-type="string">
            <text:p>[id44158187|Dmitry], имеются в виду с 1 канала)</text:p>
          </table:table-cell>
        </table:table-row>
        <table:table-row table:style-name="ro1">
          <table:table-cell office:value-type="float" office:value="985577" calcext:value-type="float">
            <text:p>985577</text:p>
          </table:table-cell>
          <table:table-cell office:value-type="float" office:value="985610" calcext:value-type="float">
            <text:p>985610</text:p>
          </table:table-cell>
          <table:table-cell office:value-type="string" calcext:value-type="string">
            <text:p>non_sexist</text:p>
          </table:table-cell>
          <table:table-cell office:value-type="string" calcext:value-type="string">
            <text:p>Так это единичный случай. Права не имеют ничего прикрывать из-за одной малолетней бляди.</text:p>
          </table:table-cell>
        </table:table-row>
        <table:table-row table:style-name="ro1">
          <table:table-cell office:value-type="float" office:value="985577" calcext:value-type="float">
            <text:p>985577</text:p>
          </table:table-cell>
          <table:table-cell office:value-type="float" office:value="985611" calcext:value-type="float">
            <text:p>985611</text:p>
          </table:table-cell>
          <table:table-cell office:value-type="string" calcext:value-type="string">
            <text:p>non_sexist</text:p>
          </table:table-cell>
          <table:table-cell office:value-type="string" calcext:value-type="string">
            <text:p>[id44158187|Дмитрий], но не «журналистов» Первого канала</text:p>
          </table:table-cell>
        </table:table-row>
        <table:table-row table:style-name="ro1">
          <table:table-cell office:value-type="float" office:value="985577" calcext:value-type="float">
            <text:p>985577</text:p>
          </table:table-cell>
          <table:table-cell office:value-type="float" office:value="985612" calcext:value-type="float">
            <text:p>985612</text:p>
          </table:table-cell>
          <table:table-cell office:value-type="string" calcext:value-type="string">
            <text:p>non_sexist</text:p>
          </table:table-cell>
          <table:table-cell office:value-type="string" calcext:value-type="string">
            <text:p>Ну да, во второй части с первого канала туда вроде ездили и опрашивали пьяных ребят, которые там тусовались.</text:p>
          </table:table-cell>
        </table:table-row>
        <table:table-row table:style-name="ro1">
          <table:table-cell office:value-type="float" office:value="985577" calcext:value-type="float">
            <text:p>985577</text:p>
          </table:table-cell>
          <table:table-cell office:value-type="float" office:value="985613" calcext:value-type="float">
            <text:p>985613</text:p>
          </table:table-cell>
          <table:table-cell office:value-type="string" calcext:value-type="string">
            <text:p>non_sexist</text:p>
          </table:table-cell>
          <table:table-cell office:value-type="string" calcext:value-type="string">
            <text:p>Малахов отмазку нашёл? Борец за чистоту полиции...😄😄 Брось, Андрюша. Ты накручиваешь себе рейтинги, ибо в стране полно людей, в основном женщин, которые с восторгом смакуют твою гадость(</text:p>
          </table:table-cell>
        </table:table-row>
        <table:table-row table:style-name="ro1">
          <table:table-cell office:value-type="float" office:value="985577" calcext:value-type="float">
            <text:p>985577</text:p>
          </table:table-cell>
          <table:table-cell office:value-type="float" office:value="985615" calcext:value-type="float">
            <text:p>985615</text:p>
          </table:table-cell>
          <table:table-cell office:value-type="string" calcext:value-type="string">
            <text:p>non_sexist</text:p>
          </table:table-cell>
          <table:table-cell office:value-type="string" calcext:value-type="string">
            <text:p>У нас в городе пацан уже намутил экскурсии по местам шурыгиной и зарабатывает на этом. Мир ебанулся.</text:p>
          </table:table-cell>
        </table:table-row>
        <table:table-row table:style-name="ro1">
          <table:table-cell office:value-type="float" office:value="985577" calcext:value-type="float">
            <text:p>985577</text:p>
          </table:table-cell>
          <table:table-cell office:value-type="float" office:value="985616" calcext:value-type="float">
            <text:p>985616</text:p>
          </table:table-cell>
          <table:table-cell office:value-type="string" calcext:value-type="string">
            <text:p>non_sexist</text:p>
          </table:table-cell>
          <table:table-cell office:value-type="string" calcext:value-type="string">
            <text:p>[id44158187|Dmitry], (на ушко: имелся ввиду домик для уточки)</text:p>
          </table:table-cell>
        </table:table-row>
        <table:table-row table:style-name="ro1">
          <table:table-cell office:value-type="float" office:value="985577" calcext:value-type="float">
            <text:p>985577</text:p>
          </table:table-cell>
          <table:table-cell office:value-type="float" office:value="985618" calcext:value-type="float">
            <text:p>985618</text:p>
          </table:table-cell>
          <table:table-cell office:value-type="string" calcext:value-type="string">
            <text:p>non_sexist</text:p>
          </table:table-cell>
          <table:table-cell office:value-type="string" calcext:value-type="string">
            <text:p>Медуза втф?</text:p>
          </table:table-cell>
        </table:table-row>
        <table:table-row table:style-name="ro1">
          <table:table-cell office:value-type="float" office:value="985577" calcext:value-type="float">
            <text:p>985577</text:p>
          </table:table-cell>
          <table:table-cell office:value-type="float" office:value="985619" calcext:value-type="float">
            <text:p>985619</text:p>
          </table:table-cell>
          <table:table-cell office:value-type="string" calcext:value-type="string">
            <text:p>non_sexist</text:p>
          </table:table-cell>
          <table:table-cell office:value-type="string" calcext:value-type="string">
            <text:p>об ситуации? медуза, не болей</text:p>
          </table:table-cell>
        </table:table-row>
        <table:table-row table:style-name="ro1">
          <table:table-cell office:value-type="float" office:value="985577" calcext:value-type="float">
            <text:p>985577</text:p>
          </table:table-cell>
          <table:table-cell office:value-type="float" office:value="985621" calcext:value-type="float">
            <text:p>985621</text:p>
          </table:table-cell>
          <table:table-cell office:value-type="string" calcext:value-type="string">
            <text:p>non_sexist</text:p>
          </table:table-cell>
          <table:table-cell office:value-type="string" calcext:value-type="string">
            <text:p>То есть только одного меня бесит что Медуза как и остальные медиа набирает просмотры на этом грязном хайпе?</text:p>
          </table:table-cell>
        </table:table-row>
        <table:table-row table:style-name="ro1">
          <table:table-cell office:value-type="float" office:value="985577" calcext:value-type="float">
            <text:p>985577</text:p>
          </table:table-cell>
          <table:table-cell office:value-type="float" office:value="985626" calcext:value-type="float">
            <text:p>985626</text:p>
          </table:table-cell>
          <table:table-cell office:value-type="string" calcext:value-type="string">
            <text:p>non_sexist</text:p>
          </table:table-cell>
          <table:table-cell office:value-type="string" calcext:value-type="string">
            <text:p>З - заебали!!!</text:p>
          </table:table-cell>
        </table:table-row>
        <table:table-row table:style-name="ro1">
          <table:table-cell office:value-type="float" office:value="985577" calcext:value-type="float">
            <text:p>985577</text:p>
          </table:table-cell>
          <table:table-cell office:value-type="float" office:value="985627" calcext:value-type="float">
            <text:p>985627</text:p>
          </table:table-cell>
          <table:table-cell office:value-type="string" calcext:value-type="string">
            <text:p>non_sexist</text:p>
          </table:table-cell>
          <table:table-cell office:value-type="string" calcext:value-type="string">
            <text:p>[id367112002|Timofey], меньше остальных. И обсуждать надо. Не Шурыгину (а медуза пишет не о шуригиной), а пусть говорят, которая выходит в Прайм тайм, и имеет огромную аудиторию</text:p>
          </table:table-cell>
        </table:table-row>
        <table:table-row table:style-name="ro1">
          <table:table-cell office:value-type="float" office:value="985577" calcext:value-type="float">
            <text:p>985577</text:p>
          </table:table-cell>
          <table:table-cell office:value-type="float" office:value="985628" calcext:value-type="float">
            <text:p>985628</text:p>
          </table:table-cell>
          <table:table-cell office:value-type="string" calcext:value-type="string">
            <text:p>non_sexist</text:p>
          </table:table-cell>
          <table:table-cell office:value-type="string" calcext:value-type="string">
            <text:p>[id29629954|Саня], почему это надо обсуждать, какая у этого на самом деле социальная значимость? Программа для маргиналов и прочего пролетариата</text:p>
          </table:table-cell>
        </table:table-row>
        <table:table-row table:style-name="ro1">
          <table:table-cell office:value-type="float" office:value="985577" calcext:value-type="float">
            <text:p>985577</text:p>
          </table:table-cell>
          <table:table-cell office:value-type="float" office:value="985631" calcext:value-type="float">
            <text:p>985631</text:p>
          </table:table-cell>
          <table:table-cell office:value-type="string" calcext:value-type="string">
            <text:p>non_sexist</text:p>
          </table:table-cell>
          <table:table-cell office:value-type="string" calcext:value-type="string">
            <text:p>[id367112002|Timofey], огромная аудитория =&gt; огромная значимость. (Я понимаю, что до пролов никому дела нет, но как бы только они могут в революцию)</text:p>
          </table:table-cell>
        </table:table-row>
        <table:table-row table:style-name="ro1">
          <table:table-cell office:value-type="float" office:value="985577" calcext:value-type="float">
            <text:p>985577</text:p>
          </table:table-cell>
          <table:table-cell office:value-type="float" office:value="985637" calcext:value-type="float">
            <text:p>985637</text:p>
          </table:table-cell>
          <table:table-cell office:value-type="string" calcext:value-type="string">
            <text:p>non_sexist</text:p>
          </table:table-cell>
          <table:table-cell office:value-type="string" calcext:value-type="string">
            <text:p>[id29629954|Саня], в Ульяновске про такое не слышали ;)</text:p>
          </table:table-cell>
        </table:table-row>
        <table:table-row table:style-name="ro1">
          <table:table-cell office:value-type="float" office:value="985577" calcext:value-type="float">
            <text:p>985577</text:p>
          </table:table-cell>
          <table:table-cell office:value-type="float" office:value="985638" calcext:value-type="float">
            <text:p>985638</text:p>
          </table:table-cell>
          <table:table-cell office:value-type="string" calcext:value-type="string">
            <text:p>non_sexist</text:p>
          </table:table-cell>
          <table:table-cell office:value-type="string" calcext:value-type="string">
            <text:p>Toni, интернет есть? Есть! Так в чём проблема?)</text:p>
          </table:table-cell>
        </table:table-row>
        <table:table-row table:style-name="ro1">
          <table:table-cell office:value-type="float" office:value="985577" calcext:value-type="float">
            <text:p>985577</text:p>
          </table:table-cell>
          <table:table-cell office:value-type="float" office:value="985640" calcext:value-type="float">
            <text:p>985640</text:p>
          </table:table-cell>
          <table:table-cell office:value-type="string" calcext:value-type="string">
            <text:p>non_sexist</text:p>
          </table:table-cell>
          <table:table-cell office:value-type="string" calcext:value-type="string">
            <text:p>Просто дом в аренду сдают, о чем он вообще...</text:p>
          </table:table-cell>
        </table:table-row>
        <table:table-row table:style-name="ro1">
          <table:table-cell office:value-type="float" office:value="985577" calcext:value-type="float">
            <text:p>985577</text:p>
          </table:table-cell>
          <table:table-cell office:value-type="float" office:value="985641" calcext:value-type="float">
            <text:p>985641</text:p>
          </table:table-cell>
          <table:table-cell office:value-type="string" calcext:value-type="string">
            <text:p>non_sexist</text:p>
          </table:table-cell>
          <table:table-cell office:value-type="string" calcext:value-type="string">
            <text:p>[id29629954|Саня], в том, для чего он используется)) в интернете там одна молодежь, а у них только вписки на уме 😊</text:p>
          </table:table-cell>
        </table:table-row>
        <table:table-row table:style-name="ro1">
          <table:table-cell office:value-type="float" office:value="985577" calcext:value-type="float">
            <text:p>985577</text:p>
          </table:table-cell>
          <table:table-cell office:value-type="float" office:value="985642" calcext:value-type="float">
            <text:p>985642</text:p>
          </table:table-cell>
          <table:table-cell office:value-type="string" calcext:value-type="string">
            <text:p>non_sexist</text:p>
          </table:table-cell>
          <table:table-cell office:value-type="string" calcext:value-type="string">
            <text:p>[id323401|Toni], ну я вроде тоже не старый)</text:p>
          </table:table-cell>
        </table:table-row>
        <table:table-row table:style-name="ro1">
          <table:table-cell office:value-type="float" office:value="985577" calcext:value-type="float">
            <text:p>985577</text:p>
          </table:table-cell>
          <table:table-cell office:value-type="float" office:value="985644" calcext:value-type="float">
            <text:p>985644</text:p>
          </table:table-cell>
          <table:table-cell office:value-type="string" calcext:value-type="string">
            <text:p>non_sexist</text:p>
          </table:table-cell>
          <table:table-cell office:value-type="string" calcext:value-type="string">
            <text:p>Я вот одного не пойму, Малахов на полной уверенности говорит, что Шурыгина будет наказана вот эти все кармические истории... но... за что? У него есть какие-то обвинения? Какая-то конкретная информация? Тк все, что было сказано против нее на передаче какая-то ересь из разряда "я вижу как вы себя ведете", <text:s/>"у меня от этой херни друг умер"</text:p>
          </table:table-cell>
        </table:table-row>
        <table:table-row table:style-name="ro1">
          <table:table-cell office:value-type="float" office:value="985577" calcext:value-type="float">
            <text:p>985577</text:p>
          </table:table-cell>
          <table:table-cell office:value-type="float" office:value="985645" calcext:value-type="float">
            <text:p>985645</text:p>
          </table:table-cell>
          <table:table-cell office:value-type="string" calcext:value-type="string">
            <text:p>non_sexist</text:p>
          </table:table-cell>
          <table:table-cell office:value-type="string" calcext:value-type="string">
            <text:p>[id29629954|Саня], но ты и не в Ульяновске</text:p>
          </table:table-cell>
        </table:table-row>
        <table:table-row table:style-name="ro1">
          <table:table-cell office:value-type="float" office:value="985577" calcext:value-type="float">
            <text:p>985577</text:p>
          </table:table-cell>
          <table:table-cell office:value-type="float" office:value="985646" calcext:value-type="float">
            <text:p>985646</text:p>
          </table:table-cell>
          <table:table-cell office:value-type="string" calcext:value-type="string">
            <text:p>non_sexist</text:p>
          </table:table-cell>
          <table:table-cell office:value-type="string" calcext:value-type="string">
            <text:p>[id29629954|Саня], а что такое пролы?</text:p>
          </table:table-cell>
        </table:table-row>
        <table:table-row table:style-name="ro1">
          <table:table-cell office:value-type="float" office:value="985577" calcext:value-type="float">
            <text:p>985577</text:p>
          </table:table-cell>
          <table:table-cell office:value-type="float" office:value="985648" calcext:value-type="float">
            <text:p>985648</text:p>
          </table:table-cell>
          <table:table-cell office:value-type="string" calcext:value-type="string">
            <text:p>non_sexist</text:p>
          </table:table-cell>
          <table:table-cell office:value-type="string" calcext:value-type="string">
            <text:p>[id29629954|Саня], ну блин, сериал Ходячие мертвецы имеет огромную аудиторию, но это никак не влияет на социальную значимость, это другое понятие</text:p>
          </table:table-cell>
        </table:table-row>
        <table:table-row table:style-name="ro1">
          <table:table-cell office:value-type="float" office:value="985577" calcext:value-type="float">
            <text:p>985577</text:p>
          </table:table-cell>
          <table:table-cell office:value-type="float" office:value="985651" calcext:value-type="float">
            <text:p>985651</text:p>
          </table:table-cell>
          <table:table-cell office:value-type="string" calcext:value-type="string">
            <text:p>non_sexist</text:p>
          </table:table-cell>
          <table:table-cell office:value-type="string" calcext:value-type="string">
            <text:p>[id367112002|Timofey], мне кажется что нельзя сериал и пг сравнивать.</text:p>
          </table:table-cell>
        </table:table-row>
        <table:table-row table:style-name="ro1">
          <table:table-cell office:value-type="float" office:value="985577" calcext:value-type="float">
            <text:p>985577</text:p>
          </table:table-cell>
          <table:table-cell office:value-type="float" office:value="985653" calcext:value-type="float">
            <text:p>985653</text:p>
          </table:table-cell>
          <table:table-cell office:value-type="string" calcext:value-type="string">
            <text:p>non_sexist</text:p>
          </table:table-cell>
          <table:table-cell office:value-type="string" calcext:value-type="string">
            <text:p>[id367112002|Timofey], сокращение от пролетариата. (См. 1984)</text:p>
          </table:table-cell>
        </table:table-row>
        <table:table-row table:style-name="ro1">
          <table:table-cell office:value-type="float" office:value="985577" calcext:value-type="float">
            <text:p>985577</text:p>
          </table:table-cell>
          <table:table-cell office:value-type="float" office:value="985654" calcext:value-type="float">
            <text:p>985654</text:p>
          </table:table-cell>
          <table:table-cell office:value-type="string" calcext:value-type="string">
            <text:p>non_sexist</text:p>
          </table:table-cell>
          <table:table-cell office:value-type="string" calcext:value-type="string">
            <text:p>Малахов в своём мире живёт</text:p>
          </table:table-cell>
        </table:table-row>
        <table:table-row table:style-name="ro1">
          <table:table-cell office:value-type="float" office:value="985577" calcext:value-type="float">
            <text:p>985577</text:p>
          </table:table-cell>
          <table:table-cell office:value-type="float" office:value="985655" calcext:value-type="float">
            <text:p>985655</text:p>
          </table:table-cell>
          <table:table-cell office:value-type="string" calcext:value-type="string">
            <text:p>non_sexist</text:p>
          </table:table-cell>
          <table:table-cell office:value-type="string" calcext:value-type="string">
            <text:p>Медуза неееет!!!! Не лезь в это...!!!!))))</text:p>
          </table:table-cell>
        </table:table-row>
        <table:table-row table:style-name="ro1">
          <table:table-cell office:value-type="float" office:value="985577" calcext:value-type="float">
            <text:p>985577</text:p>
          </table:table-cell>
          <table:table-cell office:value-type="float" office:value="985657" calcext:value-type="float">
            <text:p>985657</text:p>
          </table:table-cell>
          <table:table-cell office:value-type="string" calcext:value-type="string">
            <text:p>non_sexist</text:p>
          </table:table-cell>
          <table:table-cell office:value-type="string" calcext:value-type="string">
            <text:p>Внимание-то привлекли, но к чему? Вместо обсуждения закона, обсуждали, кто как хайпанул. Вместо обсуждения, о том как доказать было ли согласие в сексе, обсуждали, какая шурыгина мразь. Хотя ничего никто не мог сказать, кроме, разве что: "нет, ну будет так себя вести жертва изнасилования?". В общем, скандал ради скандала. Впрочем на первом канале всегда так</text:p>
          </table:table-cell>
        </table:table-row>
        <table:table-row table:style-name="ro1">
          <table:table-cell office:value-type="float" office:value="985577" calcext:value-type="float">
            <text:p>985577</text:p>
          </table:table-cell>
          <table:table-cell office:value-type="float" office:value="985658" calcext:value-type="float">
            <text:p>985658</text:p>
          </table:table-cell>
          <table:table-cell office:value-type="string" calcext:value-type="string">
            <text:p>non_sexist</text:p>
          </table:table-cell>
          <table:table-cell office:value-type="string" calcext:value-type="string">
            <text:p>Малахов, открой газету и ты ооочень удивишься! Помещения не то что посуточно, а даже на час сдаются! Как же бесит! 😤</text:p>
          </table:table-cell>
        </table:table-row>
        <table:table-row table:style-name="ro1">
          <table:table-cell office:value-type="float" office:value="985577" calcext:value-type="float">
            <text:p>985577</text:p>
          </table:table-cell>
          <table:table-cell office:value-type="float" office:value="985665" calcext:value-type="float">
            <text:p>985665</text:p>
          </table:table-cell>
          <table:table-cell office:value-type="string" calcext:value-type="string">
            <text:p>non_sexist</text:p>
          </table:table-cell>
          <table:table-cell office:value-type="string" calcext:value-type="string">
            <text:p>[id393268914|Елена], так да, самое смешное, что вот сидит жертва изнасилования (доказано двумя судами), а все остальные делают выводы на основании домыслов. Особенно хороши были актриса "я актриса, я знаю, когда человек играет" и Погребняк со своим свистком на половину лица "если бы ты вела себя как леди, такого бы не случилось".</text:p>
          </table:table-cell>
        </table:table-row>
        <table:table-row table:style-name="ro1">
          <table:table-cell office:value-type="float" office:value="985577" calcext:value-type="float">
            <text:p>985577</text:p>
          </table:table-cell>
          <table:table-cell office:value-type="float" office:value="985668" calcext:value-type="float">
            <text:p>985668</text:p>
          </table:table-cell>
          <table:table-cell office:value-type="string" calcext:value-type="string">
            <text:p>non_sexist</text:p>
          </table:table-cell>
          <table:table-cell office:value-type="string" calcext:value-type="string">
            <text:p>[id323401|Тони], неужели же есть люди, которые адекватно воспринимают эту ситуацию! Приятно слышать</text:p>
          </table:table-cell>
        </table:table-row>
        <table:table-row table:style-name="ro1">
          <table:table-cell office:value-type="float" office:value="985577" calcext:value-type="float">
            <text:p>985577</text:p>
          </table:table-cell>
          <table:table-cell office:value-type="float" office:value="985672" calcext:value-type="float">
            <text:p>985672</text:p>
          </table:table-cell>
          <table:table-cell office:value-type="string" calcext:value-type="string">
            <text:p>non_sexist</text:p>
          </table:table-cell>
          <table:table-cell office:value-type="string" calcext:value-type="string">
            <text:p>[id323401|Тони], согласна, против закона, какой бы он ни был не попрешь</text:p>
          </table:table-cell>
        </table:table-row>
        <table:table-row table:style-name="ro1">
          <table:table-cell office:value-type="float" office:value="985577" calcext:value-type="float">
            <text:p>985577</text:p>
          </table:table-cell>
          <table:table-cell office:value-type="float" office:value="985673" calcext:value-type="float">
            <text:p>985673</text:p>
          </table:table-cell>
          <table:table-cell office:value-type="string" calcext:value-type="string">
            <text:p>non_sexist</text:p>
          </table:table-cell>
          <table:table-cell office:value-type="string" calcext:value-type="string">
            <text:p>[id393268914|Елена], закон об изнасилованиях это палка о двух концах. Но, простите, суд выносил решение не на основании "мне кажется, что ты себя ведешь как жертва изнасилования" или "у тебя такие светлые глаза, ты не можешь врать".</text:p>
          </table:table-cell>
        </table:table-row>
        <table:table-row table:style-name="ro1">
          <table:table-cell office:value-type="float" office:value="985577" calcext:value-type="float">
            <text:p>985577</text:p>
          </table:table-cell>
          <table:table-cell office:value-type="float" office:value="985677" calcext:value-type="float">
            <text:p>985677</text:p>
          </table:table-cell>
          <table:table-cell office:value-type="string" calcext:value-type="string">
            <text:p>non_sexist</text:p>
          </table:table-cell>
          <table:table-cell office:value-type="string" calcext:value-type="string">
            <text:p>Медуза скурвилась. Фу.</text:p>
          </table:table-cell>
        </table:table-row>
        <table:table-row table:style-name="ro1">
          <table:table-cell office:value-type="float" office:value="985577" calcext:value-type="float">
            <text:p>985577</text:p>
          </table:table-cell>
          <table:table-cell office:value-type="float" office:value="985680" calcext:value-type="float">
            <text:p>985680</text:p>
          </table:table-cell>
          <table:table-cell office:value-type="string" calcext:value-type="string">
            <text:p>non_sexist</text:p>
          </table:table-cell>
          <table:table-cell office:value-type="string" calcext:value-type="string">
            <text:p>Ага, виноват дом, у него злая аура, дом заставляет всех там бухать, пора запретить дома!</text:p>
          </table:table-cell>
        </table:table-row>
        <table:table-row table:style-name="ro1">
          <table:table-cell office:value-type="float" office:value="985577" calcext:value-type="float">
            <text:p>985577</text:p>
          </table:table-cell>
          <table:table-cell office:value-type="float" office:value="985682" calcext:value-type="float">
            <text:p>985682</text:p>
          </table:table-cell>
          <table:table-cell office:value-type="string" calcext:value-type="string">
            <text:p>non_sexist</text:p>
          </table:table-cell>
          <table:table-cell office:value-type="string" calcext:value-type="string">
            <text:p>[id323401|Тони], может Вы ещё скажите "да здравствует наш суд, самый гуманный суд в мире"? У нас в стране еле набирается 1% оправдательных приговоров. Наверное, все виновные 🤔</text:p>
          </table:table-cell>
        </table:table-row>
        <table:table-row table:style-name="ro2">
          <table:table-cell office:value-type="float" office:value="985577" calcext:value-type="float">
            <text:p>985577</text:p>
          </table:table-cell>
          <table:table-cell office:value-type="float" office:value="985683" calcext:value-type="float">
            <text:p>985683</text:p>
          </table:table-cell>
          <table:table-cell office:value-type="string" calcext:value-type="string">
            <text:p>sexist</text:p>
          </table:table-cell>
          <table:table-cell office:value-type="string" calcext:value-type="string">
            <text:p>[id393268914|Елена], по Шуригиной и её мамашке даже подслеповатым взглядом видно, что они мрази. Никакого изнасилования там не было даже рядом. </text:p>
            <text:p>Каблук Андрюша Малахов переобулся вместо того, чтобы помочь парню освободиться, начал страстно подлизывать Шурыгиной.</text:p>
          </table:table-cell>
        </table:table-row>
        <table:table-row table:style-name="ro1">
          <table:table-cell office:value-type="float" office:value="985577" calcext:value-type="float">
            <text:p>985577</text:p>
          </table:table-cell>
          <table:table-cell office:value-type="float" office:value="985684" calcext:value-type="float">
            <text:p>985684</text:p>
          </table:table-cell>
          <table:table-cell office:value-type="string" calcext:value-type="string">
            <text:p>non_sexist</text:p>
          </table:table-cell>
          <table:table-cell office:value-type="string" calcext:value-type="string">
            <text:p>[id323401|Toni], Суд выносил вердикт по фактам это правда. Но вот проблема в том, что некоторые факты невозможно доказать. Допустим как я выше писала, о согласии сторон. Если одна сторона заявляет, что согласие было, а другая нет и если у вас нет "договора" или свидетелей, то доказать, что мы оба согласна невозможно. Опять же, произошел половой акт, девушка, грубо говоря, пошла об косяк побилась ), а потом сказала, что её изнасиловали, вот тоже проблема</text:p>
          </table:table-cell>
        </table:table-row>
        <table:table-row table:style-name="ro1">
          <table:table-cell office:value-type="float" office:value="985577" calcext:value-type="float">
            <text:p>985577</text:p>
          </table:table-cell>
          <table:table-cell office:value-type="float" office:value="985686" calcext:value-type="float">
            <text:p>985686</text:p>
          </table:table-cell>
          <table:table-cell office:value-type="string" calcext:value-type="string">
            <text:p>non_sexist</text:p>
          </table:table-cell>
          <table:table-cell office:value-type="string" calcext:value-type="string">
            <text:p>О, карликовый каблук Тони Грин отметился в комментариях )</text:p>
          </table:table-cell>
        </table:table-row>
        <table:table-row table:style-name="ro1">
          <table:table-cell office:value-type="float" office:value="985577" calcext:value-type="float">
            <text:p>985577</text:p>
          </table:table-cell>
          <table:table-cell office:value-type="float" office:value="985687" calcext:value-type="float">
            <text:p>985687</text:p>
          </table:table-cell>
          <table:table-cell office:value-type="string" calcext:value-type="string">
            <text:p>non_sexist</text:p>
          </table:table-cell>
          <table:table-cell office:value-type="string" calcext:value-type="string">
            <text:p>[id6148060|Иван], это опять словоблудие. Доказательства какие? И что-то на орт не помню, чтоб вспоминали про "наш честный суд" в делах Дадина, Навального, пусси райат, Севастиди, Ходорковского...</text:p>
          </table:table-cell>
        </table:table-row>
        <table:table-row table:style-name="ro1">
          <table:table-cell office:value-type="float" office:value="985577" calcext:value-type="float">
            <text:p>985577</text:p>
          </table:table-cell>
          <table:table-cell office:value-type="float" office:value="985688" calcext:value-type="float">
            <text:p>985688</text:p>
          </table:table-cell>
          <table:table-cell office:value-type="string" calcext:value-type="string">
            <text:p>non_sexist</text:p>
          </table:table-cell>
          <table:table-cell office:value-type="string" calcext:value-type="string">
            <text:p>[id198053350|Антон], чувака все равно правильно,что посадили</text:p>
          </table:table-cell>
        </table:table-row>
        <table:table-row table:style-name="ro1">
          <table:table-cell office:value-type="float" office:value="985577" calcext:value-type="float">
            <text:p>985577</text:p>
          </table:table-cell>
          <table:table-cell office:value-type="float" office:value="985689" calcext:value-type="float">
            <text:p>985689</text:p>
          </table:table-cell>
          <table:table-cell office:value-type="string" calcext:value-type="string">
            <text:p>non_sexist</text:p>
          </table:table-cell>
          <table:table-cell office:value-type="string" calcext:value-type="string">
            <text:p>[id198053350|Антон] Дамский, плакал на ла-ла-лэнде?</text:p>
          </table:table-cell>
        </table:table-row>
        <table:table-row table:style-name="ro1">
          <table:table-cell office:value-type="float" office:value="985577" calcext:value-type="float">
            <text:p>985577</text:p>
          </table:table-cell>
          <table:table-cell office:value-type="float" office:value="985690" calcext:value-type="float">
            <text:p>985690</text:p>
          </table:table-cell>
          <table:table-cell office:value-type="string" calcext:value-type="string">
            <text:p>non_sexist</text:p>
          </table:table-cell>
          <table:table-cell office:value-type="string" calcext:value-type="string">
            <text:p>[id198053350|Anton], Да черт бы с ним, как они выглядят. Просто понимаете, если общественность права, то значит, что закон хреновый, да и явно защищает одну сторону</text:p>
          </table:table-cell>
        </table:table-row>
        <table:table-row table:style-name="ro1">
          <table:table-cell office:value-type="float" office:value="985577" calcext:value-type="float">
            <text:p>985577</text:p>
          </table:table-cell>
          <table:table-cell office:value-type="float" office:value="985691" calcext:value-type="float">
            <text:p>985691</text:p>
          </table:table-cell>
          <table:table-cell office:value-type="string" calcext:value-type="string">
            <text:p>non_sexist</text:p>
          </table:table-cell>
          <table:table-cell office:value-type="string" calcext:value-type="string">
            <text:p>[id232095959|Дмитрий], ещё один каблук ) Вас много )</text:p>
          </table:table-cell>
        </table:table-row>
        <table:table-row table:style-name="ro2">
          <table:table-cell office:value-type="float" office:value="985577" calcext:value-type="float">
            <text:p>985577</text:p>
          </table:table-cell>
          <table:table-cell office:value-type="float" office:value="985694" calcext:value-type="float">
            <text:p>985694</text:p>
          </table:table-cell>
          <table:table-cell office:value-type="string" calcext:value-type="string">
            <text:p>non_sexist</text:p>
          </table:table-cell>
          <table:table-cell office:value-type="string" calcext:value-type="string">
            <text:p>[id323401|Тони], какой у тебя рост? 165-170 наберётся? ) Давно прислуживаешь женщинам? )</text:p>
            <text:p>Борода не растёт? Тестостерона мало? )</text:p>
          </table:table-cell>
        </table:table-row>
        <table:table-row table:style-name="ro1">
          <table:table-cell office:value-type="float" office:value="985577" calcext:value-type="float">
            <text:p>985577</text:p>
          </table:table-cell>
          <table:table-cell office:value-type="float" office:value="985695" calcext:value-type="float">
            <text:p>985695</text:p>
          </table:table-cell>
          <table:table-cell office:value-type="string" calcext:value-type="string">
            <text:p>non_sexist</text:p>
          </table:table-cell>
          <table:table-cell office:value-type="string" calcext:value-type="string">
            <text:p>[id393268914|Elena], просто хочется сказать, что я безумна рада, что есть такие люди как Вы. А то столько грязи вокруг этой истории, столько оскорблений</text:p>
          </table:table-cell>
        </table:table-row>
        <table:table-row table:style-name="ro1">
          <table:table-cell office:value-type="float" office:value="985577" calcext:value-type="float">
            <text:p>985577</text:p>
          </table:table-cell>
          <table:table-cell office:value-type="float" office:value="985696" calcext:value-type="float">
            <text:p>985696</text:p>
          </table:table-cell>
          <table:table-cell office:value-type="string" calcext:value-type="string">
            <text:p>non_sexist</text:p>
          </table:table-cell>
          <table:table-cell office:value-type="string" calcext:value-type="string">
            <text:p>[id393268914|Елена], но вот намного чаще бывает полностью обратная ситуация, когда изнасиловали, свидетелей нет, и девушка сразу бегом в душ смывать с себя весь ужас, потом через стыд и боль идет к ментам, а над ней ржут и говорят, что ж ты дурочка мыться пошла, ну сама виновата.</text:p>
          </table:table-cell>
        </table:table-row>
        <table:table-row table:style-name="ro1">
          <table:table-cell office:value-type="float" office:value="985577" calcext:value-type="float">
            <text:p>985577</text:p>
          </table:table-cell>
          <table:table-cell office:value-type="float" office:value="985698" calcext:value-type="float">
            <text:p>985698</text:p>
          </table:table-cell>
          <table:table-cell office:value-type="string" calcext:value-type="string">
            <text:p>non_sexist</text:p>
          </table:table-cell>
          <table:table-cell office:value-type="string" calcext:value-type="string">
            <text:p>[id198053350|Антон], смешной ты, но фактов ноль, мог бы вместо солнцева сидеть там.</text:p>
          </table:table-cell>
        </table:table-row>
        <table:table-row table:style-name="ro1">
          <table:table-cell office:value-type="float" office:value="985577" calcext:value-type="float">
            <text:p>985577</text:p>
          </table:table-cell>
          <table:table-cell office:value-type="float" office:value="985700" calcext:value-type="float">
            <text:p>985700</text:p>
          </table:table-cell>
          <table:table-cell office:value-type="string" calcext:value-type="string">
            <text:p>non_sexist</text:p>
          </table:table-cell>
          <table:table-cell office:value-type="string" calcext:value-type="string">
            <text:p>[id29629954|Саня], можно если смотреть с точки зрения размера аудитории. И я о том, что размер аудитории не позволяет поднимаемым вопросам автоматически становится соц-значимыми</text:p>
          </table:table-cell>
        </table:table-row>
        <table:table-row table:style-name="ro1">
          <table:table-cell office:value-type="float" office:value="985577" calcext:value-type="float">
            <text:p>985577</text:p>
          </table:table-cell>
          <table:table-cell office:value-type="float" office:value="985701" calcext:value-type="float">
            <text:p>985701</text:p>
          </table:table-cell>
          <table:table-cell office:value-type="string" calcext:value-type="string">
            <text:p>non_sexist</text:p>
          </table:table-cell>
          <table:table-cell office:value-type="string" calcext:value-type="string">
            <text:p>[id323401|Toni], Ну тут скорее психологический аспект играет роль, стыдно, страшно и прочее. А если следы останутся то и закон защитит</text:p>
          </table:table-cell>
        </table:table-row>
        <table:table-row table:style-name="ro1">
          <table:table-cell office:value-type="float" office:value="985577" calcext:value-type="float">
            <text:p>985577</text:p>
          </table:table-cell>
          <table:table-cell office:value-type="float" office:value="985702" calcext:value-type="float">
            <text:p>985702</text:p>
          </table:table-cell>
          <table:table-cell office:value-type="string" calcext:value-type="string">
            <text:p>non_sexist</text:p>
          </table:table-cell>
          <table:table-cell office:value-type="string" calcext:value-type="string">
            <text:p>[id342755385|Kamilla], Да самой надоело, никто ничего толкового не говорит. Так сказать объективного</text:p>
          </table:table-cell>
        </table:table-row>
        <table:table-row table:style-name="ro1">
          <table:table-cell office:value-type="float" office:value="985577" calcext:value-type="float">
            <text:p>985577</text:p>
          </table:table-cell>
          <table:table-cell office:value-type="float" office:value="985703" calcext:value-type="float">
            <text:p>985703</text:p>
          </table:table-cell>
          <table:table-cell office:value-type="string" calcext:value-type="string">
            <text:p>non_sexist</text:p>
          </table:table-cell>
          <table:table-cell office:value-type="string" calcext:value-type="string">
            <text:p>[id323401|Тони], это статистика, интернет открой. Вон Маркин в 2015 заявил, что доля оправдательных приговоров составляет 0,4%, нормально по Вашему? А что у нас на ОРТ говорят о Навальном, серьёзно?</text:p>
          </table:table-cell>
        </table:table-row>
        <table:table-row table:style-name="ro1">
          <table:table-cell office:value-type="float" office:value="985577" calcext:value-type="float">
            <text:p>985577</text:p>
          </table:table-cell>
          <table:table-cell office:value-type="float" office:value="985704" calcext:value-type="float">
            <text:p>985704</text:p>
          </table:table-cell>
          <table:table-cell office:value-type="string" calcext:value-type="string">
            <text:p>sexist</text:p>
          </table:table-cell>
          <table:table-cell office:value-type="string" calcext:value-type="string">
            <text:p>[id6148060|Иван], я это знаю, но сейчас у нас разговор о другом. У вас есть статистика изнасилований и поданых/выиграных исков в этом случае? На основании чего, конкретно в этом случае, вы сделали вывод, что человек невиновен? Вуаля. Домыслы.</text:p>
          </table:table-cell>
        </table:table-row>
        <table:table-row table:style-name="ro1">
          <table:table-cell office:value-type="float" office:value="985577" calcext:value-type="float">
            <text:p>985577</text:p>
          </table:table-cell>
          <table:table-cell office:value-type="float" office:value="985705" calcext:value-type="float">
            <text:p>985705</text:p>
          </table:table-cell>
          <table:table-cell office:value-type="string" calcext:value-type="string">
            <text:p>sexist</text:p>
          </table:table-cell>
          <table:table-cell office:value-type="string" calcext:value-type="string">
            <text:p>Да говори откровенно, что НЕБЫВАЛЫЕ РЕЙТИНГИ на передаче с этой шкурой. Вот и всё.</text:p>
          </table:table-cell>
        </table:table-row>
        <table:table-row table:style-name="ro2">
          <table:table-cell office:value-type="float" office:value="985577" calcext:value-type="float">
            <text:p>985577</text:p>
          </table:table-cell>
          <table:table-cell office:value-type="float" office:value="985706" calcext:value-type="float">
            <text:p>985706</text:p>
          </table:table-cell>
          <table:table-cell office:value-type="string" calcext:value-type="string">
            <text:p>non_sexist</text:p>
          </table:table-cell>
          <table:table-cell office:value-type="string" calcext:value-type="string">
            <text:p>Это ведь уже было.</text:p>
            <text:p>Точно помню, что около недели назад видел статью с этим же название, да и начало у нее точно такое же 😆</text:p>
          </table:table-cell>
        </table:table-row>
        <table:table-row table:style-name="ro1">
          <table:table-cell office:value-type="float" office:value="985577" calcext:value-type="float">
            <text:p>985577</text:p>
          </table:table-cell>
          <table:table-cell office:value-type="float" office:value="985707" calcext:value-type="float">
            <text:p>985707</text:p>
          </table:table-cell>
          <table:table-cell office:value-type="string" calcext:value-type="string">
            <text:p>non_sexist</text:p>
          </table:table-cell>
          <table:table-cell office:value-type="string" calcext:value-type="string">
            <text:p>"об ситуации" мда)))))</text:p>
          </table:table-cell>
        </table:table-row>
        <table:table-row table:style-name="ro6">
          <table:table-cell office:value-type="float" office:value="985577" calcext:value-type="float">
            <text:p>985577</text:p>
          </table:table-cell>
          <table:table-cell office:value-type="float" office:value="985710" calcext:value-type="float">
            <text:p>985710</text:p>
          </table:table-cell>
          <table:table-cell office:value-type="string" calcext:value-type="string">
            <text:p>sexist</text:p>
          </table:table-cell>
          <table:table-cell office:value-type="string" calcext:value-type="string">
            <text:p>[id323401|Тони], я тебе скажу один факт. У суда были только показания Шурыгиной и результаты судмедэкспертизы, которая нашла небольшие ранки в её вагине. </text:p>
            <text:p>Тебе ли, каблуку, объяснять, что после алкоголя у женщин ТАМ часто бывает очень сухо. Соответственно, любой даже самый безобидный контакт может оставить там микротравмы. </text:p>
            <text:p>Ну а с побоями вообще легко. В любой драке, если она без свидетелей, ты можешь сам себе набить пару гематом, симулировать сотряс - и как минимум ты уже на равных с оппонентом. </text:p>
            <text:p>Были люди, которые видели, что Шурыгину ударил сам отец. Но потом все синяки было очень удобно списать на парня. </text:p>
            <text:p>Каблук, я понимаю, что у тебя то ли лишняя хромосома, то ли просто затуманен разум. Но не видеть в Шурыгиной и её семейке откровенно омерзительных, подлых людей может только полный идиот.</text:p>
          </table:table-cell>
        </table:table-row>
        <table:table-row table:style-name="ro1">
          <table:table-cell office:value-type="float" office:value="985577" calcext:value-type="float">
            <text:p>985577</text:p>
          </table:table-cell>
          <table:table-cell office:value-type="float" office:value="985716" calcext:value-type="float">
            <text:p>985716</text:p>
          </table:table-cell>
          <table:table-cell office:value-type="string" calcext:value-type="string">
            <text:p>non_sexist</text:p>
          </table:table-cell>
          <table:table-cell office:value-type="string" calcext:value-type="string">
            <text:p>[id323401|Тони], а при чём тут именно изнасилования? Вы же заявили, что два суда доказали и бла-бла-бла! Я Вам про это говорю. У нас суды доказывают, что и репост это экстремизм.</text:p>
          </table:table-cell>
        </table:table-row>
        <table:table-row table:style-name="ro1">
          <table:table-cell office:value-type="float" office:value="985577" calcext:value-type="float">
            <text:p>985577</text:p>
          </table:table-cell>
          <table:table-cell office:value-type="float" office:value="985720" calcext:value-type="float">
            <text:p>985720</text:p>
          </table:table-cell>
          <table:table-cell office:value-type="string" calcext:value-type="string">
            <text:p>non_sexist</text:p>
          </table:table-cell>
          <table:table-cell office:value-type="string" calcext:value-type="string">
            <text:p>Или у меня дежавю или это постят уже не первый раз😶😑</text:p>
          </table:table-cell>
        </table:table-row>
        <table:table-row table:style-name="ro1">
          <table:table-cell office:value-type="float" office:value="985577" calcext:value-type="float">
            <text:p>985577</text:p>
          </table:table-cell>
          <table:table-cell office:value-type="float" office:value="985723" calcext:value-type="float">
            <text:p>985723</text:p>
          </table:table-cell>
          <table:table-cell office:value-type="string" calcext:value-type="string">
            <text:p>non_sexist</text:p>
          </table:table-cell>
          <table:table-cell office:value-type="string" calcext:value-type="string">
            <text:p>Один из немногих интересных и информативных материалов про нее. Что забавно, Малахов ведь правильные вещи говорит, что из этой истории надо вывести поучительный вывод, как-то грамотно ее использовать на пользу, но на это никто толком и внимания не обратит, что печально.</text:p>
          </table:table-cell>
        </table:table-row>
        <table:table-row table:style-name="ro1">
          <table:table-cell office:value-type="float" office:value="985577" calcext:value-type="float">
            <text:p>985577</text:p>
          </table:table-cell>
          <table:table-cell office:value-type="float" office:value="985725" calcext:value-type="float">
            <text:p>985725</text:p>
          </table:table-cell>
          <table:table-cell office:value-type="string" calcext:value-type="string">
            <text:p>non_sexist</text:p>
          </table:table-cell>
          <table:table-cell office:value-type="string" calcext:value-type="string">
            <text:p>[id6148060|Иван], но в тоже время суды у нас и нормальные приговоры выносят, не только за репосты. Суды я вспоминал в ключе того, что там основываются на доказательствах (ну ок, должны по крайней мере), на основании чего и вынесли приговор. На основании чего вы с товарищем выше и кучей людей считаете, что Семенов невиновен?</text:p>
          </table:table-cell>
        </table:table-row>
        <table:table-row table:style-name="ro1">
          <table:table-cell office:value-type="float" office:value="985577" calcext:value-type="float">
            <text:p>985577</text:p>
          </table:table-cell>
          <table:table-cell office:value-type="float" office:value="985726" calcext:value-type="float">
            <text:p>985726</text:p>
          </table:table-cell>
          <table:table-cell office:value-type="string" calcext:value-type="string">
            <text:p>non_sexist</text:p>
          </table:table-cell>
          <table:table-cell office:value-type="string" calcext:value-type="string">
            <text:p>Антон Дамский, отбросив всю х*ню, которую ты несешь, останется вот что - я ВИЖУ, что Шурыгина подлый человек, а Семенов светлый и добрый пацан. Доказательства будут? Основания какие? Домыслы.</text:p>
          </table:table-cell>
        </table:table-row>
        <table:table-row table:style-name="ro1">
          <table:table-cell office:value-type="float" office:value="985577" calcext:value-type="float">
            <text:p>985577</text:p>
          </table:table-cell>
          <table:table-cell office:value-type="float" office:value="985727" calcext:value-type="float">
            <text:p>985727</text:p>
          </table:table-cell>
          <table:table-cell office:value-type="string" calcext:value-type="string">
            <text:p>sexist</text:p>
          </table:table-cell>
          <table:table-cell office:value-type="string" calcext:value-type="string">
            <text:p>Он издевается?! Шурыгина символ борьбы за женские права?! Уму непостижимо..</text:p>
          </table:table-cell>
        </table:table-row>
        <table:table-row table:style-name="ro1">
          <table:table-cell office:value-type="float" office:value="985577" calcext:value-type="float">
            <text:p>985577</text:p>
          </table:table-cell>
          <table:table-cell office:value-type="float" office:value="985728" calcext:value-type="float">
            <text:p>985728</text:p>
          </table:table-cell>
          <table:table-cell office:value-type="string" calcext:value-type="string">
            <text:p>sexist</text:p>
          </table:table-cell>
          <table:table-cell office:value-type="string" calcext:value-type="string">
            <text:p>По-моему, Шурыгина достойна попасть только в "Шапито"</text:p>
          </table:table-cell>
        </table:table-row>
        <table:table-row table:style-name="ro1">
          <table:table-cell office:value-type="float" office:value="985577" calcext:value-type="float">
            <text:p>985577</text:p>
          </table:table-cell>
          <table:table-cell office:value-type="float" office:value="985731" calcext:value-type="float">
            <text:p>985731</text:p>
          </table:table-cell>
          <table:table-cell office:value-type="string" calcext:value-type="string">
            <text:p>non_sexist</text:p>
          </table:table-cell>
          <table:table-cell office:value-type="string" calcext:value-type="string">
            <text:p>Неприкосновенность частной собственности</text:p>
          </table:table-cell>
        </table:table-row>
        <table:table-row table:style-name="ro2">
          <table:table-cell office:value-type="float" office:value="985577" calcext:value-type="float">
            <text:p>985577</text:p>
          </table:table-cell>
          <table:table-cell office:value-type="float" office:value="985732" calcext:value-type="float">
            <text:p>985732</text:p>
          </table:table-cell>
          <table:table-cell office:value-type="string" calcext:value-type="string">
            <text:p>non_sexist</text:p>
          </table:table-cell>
          <table:table-cell office:value-type="string" calcext:value-type="string">
            <text:p>[id323401|Тони], карлик, переиначивая мою фамилию, ты выглядишь максимально нелепо. Сколько тебе лет? 16? </text:p>
            <text:p>У тебя-то что? Только решение суда? У моей жены сестра работает федеральным судьёй. Тебе рассказать, дурачок, сколько несправедливых решений выносится ежегодно?</text:p>
          </table:table-cell>
        </table:table-row>
        <table:table-row table:style-name="ro1">
          <table:table-cell office:value-type="float" office:value="985577" calcext:value-type="float">
            <text:p>985577</text:p>
          </table:table-cell>
          <table:table-cell office:value-type="float" office:value="985736" calcext:value-type="float">
            <text:p>985736</text:p>
          </table:table-cell>
          <table:table-cell office:value-type="string" calcext:value-type="string">
            <text:p>non_sexist</text:p>
          </table:table-cell>
          <table:table-cell office:value-type="string" calcext:value-type="string">
            <text:p>[id198053350|Антон], мне расскажи пожалуйста, на самом деле интересно без сарказма</text:p>
          </table:table-cell>
        </table:table-row>
        <table:table-row table:style-name="ro3">
          <table:table-cell office:value-type="float" office:value="985577" calcext:value-type="float">
            <text:p>985577</text:p>
          </table:table-cell>
          <table:table-cell office:value-type="float" office:value="985737" calcext:value-type="float">
            <text:p>985737</text:p>
          </table:table-cell>
          <table:table-cell office:value-type="string" calcext:value-type="string">
            <text:p>sexist</text:p>
          </table:table-cell>
          <table:table-cell office:value-type="string" calcext:value-type="string">
            <text:p>[id323401|Тони], хотя бы на основании того, что было два насильника и сидит только один. Это каким образом? Вспомните историю Сычевой, которую тоже "изнасиловали" и там было два парня, при чём второй даже не принимал участие и только снимал. Так вот ему дали даже больше. А где в этой истории второй? Кстати, вот Вам ещё история https://m.realnoevremya.ru/articles/58501-shurygina-po-kazanski-studentka-posadila-parnya-za-nasilie</text:p>
            <text:p> </text:p>
            <text:p>Чувствую она скоро будет на первом, а Вы нам тут потом будете писать, что суууд доказал!</text:p>
          </table:table-cell>
        </table:table-row>
        <table:table-row table:style-name="ro1">
          <table:table-cell office:value-type="float" office:value="985577" calcext:value-type="float">
            <text:p>985577</text:p>
          </table:table-cell>
          <table:table-cell office:value-type="float" office:value="985738" calcext:value-type="float">
            <text:p>985738</text:p>
          </table:table-cell>
          <table:table-cell office:value-type="string" calcext:value-type="string">
            <text:p>non_sexist</text:p>
          </table:table-cell>
          <table:table-cell office:value-type="string" calcext:value-type="string">
            <text:p>Антон Дамский, сестра брата подруги товарища тещи выдуманной жены.</text:p>
          </table:table-cell>
        </table:table-row>
        <table:table-row table:style-name="ro1">
          <table:table-cell office:value-type="float" office:value="985577" calcext:value-type="float">
            <text:p>985577</text:p>
          </table:table-cell>
          <table:table-cell office:value-type="float" office:value="985739" calcext:value-type="float">
            <text:p>985739</text:p>
          </table:table-cell>
          <table:table-cell office:value-type="string" calcext:value-type="string">
            <text:p>non_sexist</text:p>
          </table:table-cell>
          <table:table-cell office:value-type="string" calcext:value-type="string">
            <text:p>[id367112002|Тимофей], очень много взяток, очень много некомпетентных и неадекватных судей.</text:p>
          </table:table-cell>
        </table:table-row>
        <table:table-row table:style-name="ro1">
          <table:table-cell office:value-type="float" office:value="985577" calcext:value-type="float">
            <text:p>985577</text:p>
          </table:table-cell>
          <table:table-cell office:value-type="float" office:value="985744" calcext:value-type="float">
            <text:p>985744</text:p>
          </table:table-cell>
          <table:table-cell office:value-type="string" calcext:value-type="string">
            <text:p>non_sexist</text:p>
          </table:table-cell>
          <table:table-cell office:value-type="string" calcext:value-type="string">
            <text:p>[id323401|Тони], карлик, поколи себе тестостерон. Ты реально жалок.</text:p>
          </table:table-cell>
        </table:table-row>
        <table:table-row table:style-name="ro1">
          <table:table-cell office:value-type="float" office:value="985577" calcext:value-type="float">
            <text:p>985577</text:p>
          </table:table-cell>
          <table:table-cell office:value-type="float" office:value="985745" calcext:value-type="float">
            <text:p>985745</text:p>
          </table:table-cell>
          <table:table-cell office:value-type="string" calcext:value-type="string">
            <text:p>non_sexist</text:p>
          </table:table-cell>
          <table:table-cell office:value-type="string" calcext:value-type="string">
            <text:p>[id198053350|Антон], это же ужасно. В каком плане не компетентных? И что прямо в открытую дают деньги?</text:p>
          </table:table-cell>
        </table:table-row>
        <table:table-row table:style-name="ro1">
          <table:table-cell office:value-type="float" office:value="985577" calcext:value-type="float">
            <text:p>985577</text:p>
          </table:table-cell>
          <table:table-cell office:value-type="float" office:value="985746" calcext:value-type="float">
            <text:p>985746</text:p>
          </table:table-cell>
          <table:table-cell office:value-type="string" calcext:value-type="string">
            <text:p>non_sexist</text:p>
          </table:table-cell>
          <table:table-cell office:value-type="string" calcext:value-type="string">
            <text:p>[id198053350|Антон], нехуй на вписки ездить. быдло и деградант короче этот пацан</text:p>
          </table:table-cell>
        </table:table-row>
        <table:table-row table:style-name="ro3">
          <table:table-cell office:value-type="float" office:value="985577" calcext:value-type="float">
            <text:p>985577</text:p>
          </table:table-cell>
          <table:table-cell office:value-type="float" office:value="985748" calcext:value-type="float">
            <text:p>985748</text:p>
          </table:table-cell>
          <table:table-cell office:value-type="string" calcext:value-type="string">
            <text:p>sexist</text:p>
          </table:table-cell>
          <table:table-cell office:value-type="string" calcext:value-type="string">
            <text:p>[id6148060|Иван], я не понимаю зачем перекидываться ссылками, когда мы говорим о конкретном деле. https://meduza.io/feature/2017/01/23/25-let-nasiliya. Ну вот к примеру, обратный пример вам. </text:p>
            <text:p/>
            <text:p>По поводу второго уже сто раз говорилось - доказательной базы против него нет, ну и опять же - со слов "он услышал - нет и прекратил", так что факта изнасилования в данном случае для суда нет.</text:p>
          </table:table-cell>
        </table:table-row>
        <table:table-row table:style-name="ro1">
          <table:table-cell office:value-type="float" office:value="985577" calcext:value-type="float">
            <text:p>985577</text:p>
          </table:table-cell>
          <table:table-cell office:value-type="float" office:value="985750" calcext:value-type="float">
            <text:p>985750</text:p>
          </table:table-cell>
          <table:table-cell office:value-type="string" calcext:value-type="string">
            <text:p>non_sexist</text:p>
          </table:table-cell>
          <table:table-cell office:value-type="string" calcext:value-type="string">
            <text:p>[id323401|Тони], ахах. Как Дадин, Сенцов, Пусси и Навальные - так суд у нас никакой, садится без доказательств по шитым делам. А как тут - так сразу "суд доказал, все согласно приговору суда" и даже никто не допускает, что в данном случае суд также мог ошибиться.</text:p>
          </table:table-cell>
        </table:table-row>
        <table:table-row table:style-name="ro1">
          <table:table-cell office:value-type="float" office:value="985577" calcext:value-type="float">
            <text:p>985577</text:p>
          </table:table-cell>
          <table:table-cell office:value-type="float" office:value="985751" calcext:value-type="float">
            <text:p>985751</text:p>
          </table:table-cell>
          <table:table-cell office:value-type="string" calcext:value-type="string">
            <text:p>non_sexist</text:p>
          </table:table-cell>
          <table:table-cell office:value-type="string" calcext:value-type="string">
            <text:p>Антон Дамский, имя сестры жены - федеральной судьи и конкретные несправедливые решения, которые она вынесла в студию? Как у вас, школьников, говорится - пруф или слив?</text:p>
          </table:table-cell>
        </table:table-row>
        <table:table-row table:style-name="ro1">
          <table:table-cell office:value-type="float" office:value="985577" calcext:value-type="float">
            <text:p>985577</text:p>
          </table:table-cell>
          <table:table-cell office:value-type="float" office:value="985753" calcext:value-type="float">
            <text:p>985753</text:p>
          </table:table-cell>
          <table:table-cell office:value-type="string" calcext:value-type="string">
            <text:p>non_sexist</text:p>
          </table:table-cell>
          <table:table-cell office:value-type="string" calcext:value-type="string">
            <text:p>[id323401|Тони], по поводу второго было немного по другому. Она просто сказала, что была не в состоянии отказать, формально не отказывала, поэтому он невиновен.</text:p>
          </table:table-cell>
        </table:table-row>
        <table:table-row table:style-name="ro1">
          <table:table-cell office:value-type="float" office:value="985577" calcext:value-type="float">
            <text:p>985577</text:p>
          </table:table-cell>
          <table:table-cell office:value-type="float" office:value="985755" calcext:value-type="float">
            <text:p>985755</text:p>
          </table:table-cell>
          <table:table-cell office:value-type="string" calcext:value-type="string">
            <text:p>non_sexist</text:p>
          </table:table-cell>
          <table:table-cell office:value-type="string" calcext:value-type="string">
            <text:p>Вот еще придумали они рейды какие то🤦‍♂️ в этом доме все прекрасно: секс, нарко..ки, рок-н-ролл 🎸, не мешайте людям жить</text:p>
          </table:table-cell>
        </table:table-row>
        <table:table-row table:style-name="ro1">
          <table:table-cell office:value-type="float" office:value="985577" calcext:value-type="float">
            <text:p>985577</text:p>
          </table:table-cell>
          <table:table-cell office:value-type="float" office:value="985756" calcext:value-type="float">
            <text:p>985756</text:p>
          </table:table-cell>
          <table:table-cell office:value-type="string" calcext:value-type="string">
            <text:p>non_sexist</text:p>
          </table:table-cell>
          <table:table-cell office:value-type="string" calcext:value-type="string">
            <text:p>[id2070148|Артём], так вот я о том же, просто не доказать, сказанула на допросе что-нибудь типа - я была не в состоянии и все.</text:p>
          </table:table-cell>
        </table:table-row>
        <table:table-row table:style-name="ro1">
          <table:table-cell office:value-type="float" office:value="985577" calcext:value-type="float">
            <text:p>985577</text:p>
          </table:table-cell>
          <table:table-cell office:value-type="float" office:value="985758" calcext:value-type="float">
            <text:p>985758</text:p>
          </table:table-cell>
          <table:table-cell office:value-type="string" calcext:value-type="string">
            <text:p>sexist</text:p>
          </table:table-cell>
          <table:table-cell office:value-type="string" calcext:value-type="string">
            <text:p>[id323401|Тони], zashita Shkyriginoy mode on</text:p>
          </table:table-cell>
        </table:table-row>
        <table:table-row table:style-name="ro1">
          <table:table-cell office:value-type="float" office:value="985577" calcext:value-type="float">
            <text:p>985577</text:p>
          </table:table-cell>
          <table:table-cell office:value-type="float" office:value="985759" calcext:value-type="float">
            <text:p>985759</text:p>
          </table:table-cell>
          <table:table-cell office:value-type="string" calcext:value-type="string">
            <text:p>non_sexist</text:p>
          </table:table-cell>
          <table:table-cell office:value-type="string" calcext:value-type="string">
            <text:p>[id323401|Тони], то есть вы считаете вполне справедливым всю историю со вторым парнем? Просто не могла сказать нет, поэтому это не изнасилование типа? Ну ок.</text:p>
          </table:table-cell>
        </table:table-row>
        <table:table-row table:style-name="ro2">
          <table:table-cell office:value-type="float" office:value="2907812" calcext:value-type="float">
            <text:p>2907812</text:p>
          </table:table-cell>
          <table:table-cell office:value-type="float" office:value="2907815" calcext:value-type="float">
            <text:p>2907815</text:p>
          </table:table-cell>
          <table:table-cell office:value-type="string" calcext:value-type="string">
            <text:p>non_sexist</text:p>
          </table:table-cell>
          <table:table-cell office:value-type="string" calcext:value-type="string">
            <text:p>Увольнительное комбо</text:p>
            <text:p>Когда хорошо работаешь и знаешь слишком много секретов, и вдруг понадобилось тебя сократить :D</text:p>
          </table:table-cell>
        </table:table-row>
        <table:table-row table:style-name="ro1">
          <table:table-cell office:value-type="float" office:value="2907812" calcext:value-type="float">
            <text:p>2907812</text:p>
          </table:table-cell>
          <table:table-cell office:value-type="float" office:value="2907816" calcext:value-type="float">
            <text:p>2907816</text:p>
          </table:table-cell>
          <table:table-cell office:value-type="string" calcext:value-type="string">
            <text:p>sexist_in_co</text:p>
          </table:table-cell>
          <table:table-cell office:value-type="string" calcext:value-type="string">
            <text:p>Кто ж так насилует то? Насилие - это когда пробиваешь девке в ебасосину так, что она потом неделю глаза открыть не может, от того что всё лицо гематомами заплыло. Сексуальное насилие - это когда после жёсткой половой ебли, берёшь арматуру и разбиваешь весь anal девке так, что она потом год нормально срать не может, вот что такое сексуальное насилие, а тут лёгкий харассмент, не более внатуре.</text:p>
          </table:table-cell>
        </table:table-row>
        <table:table-row table:style-name="ro1">
          <table:table-cell office:value-type="float" office:value="2907812" calcext:value-type="float">
            <text:p>2907812</text:p>
          </table:table-cell>
          <table:table-cell office:value-type="float" office:value="2907817" calcext:value-type="float">
            <text:p>2907817</text:p>
          </table:table-cell>
          <table:table-cell office:value-type="string" calcext:value-type="string">
            <text:p>non_sexist</text:p>
          </table:table-cell>
          <table:table-cell office:value-type="string" calcext:value-type="string">
            <text:p>И в семи смертных грехах</text:p>
          </table:table-cell>
        </table:table-row>
        <table:table-row table:style-name="ro1">
          <table:table-cell office:value-type="float" office:value="2907812" calcext:value-type="float">
            <text:p>2907812</text:p>
          </table:table-cell>
          <table:table-cell office:value-type="float" office:value="2907821" calcext:value-type="float">
            <text:p>2907821</text:p>
          </table:table-cell>
          <table:table-cell office:value-type="string" calcext:value-type="string">
            <text:p>non_sexist</text:p>
          </table:table-cell>
          <table:table-cell office:value-type="string" calcext:value-type="string">
            <text:p>худший человек на свете ))))</text:p>
          </table:table-cell>
        </table:table-row>
        <table:table-row table:style-name="ro1">
          <table:table-cell office:value-type="float" office:value="2907812" calcext:value-type="float">
            <text:p>2907812</text:p>
          </table:table-cell>
          <table:table-cell office:value-type="float" office:value="2907826" calcext:value-type="float">
            <text:p>2907826</text:p>
          </table:table-cell>
          <table:table-cell office:value-type="string" calcext:value-type="string">
            <text:p>non_sexist</text:p>
          </table:table-cell>
          <table:table-cell office:value-type="string" calcext:value-type="string">
            <text:p>А гомофобия это разве минус?</text:p>
          </table:table-cell>
        </table:table-row>
        <table:table-row table:style-name="ro1">
          <table:table-cell office:value-type="float" office:value="2907812" calcext:value-type="float">
            <text:p>2907812</text:p>
          </table:table-cell>
          <table:table-cell office:value-type="float" office:value="2907833" calcext:value-type="float">
            <text:p>2907833</text:p>
          </table:table-cell>
          <table:table-cell office:value-type="string" calcext:value-type="string">
            <text:p>non_sexist</text:p>
          </table:table-cell>
          <table:table-cell office:value-type="string" calcext:value-type="string">
            <text:p>набор «типичный русеянен во время застолья»</text:p>
          </table:table-cell>
        </table:table-row>
        <table:table-row table:style-name="ro1">
          <table:table-cell office:value-type="float" office:value="2907812" calcext:value-type="float">
            <text:p>2907812</text:p>
          </table:table-cell>
          <table:table-cell office:value-type="float" office:value="2907889" calcext:value-type="float">
            <text:p>2907889</text:p>
          </table:table-cell>
          <table:table-cell office:value-type="string" calcext:value-type="string">
            <text:p>non_sexist</text:p>
          </table:table-cell>
          <table:table-cell office:value-type="string" calcext:value-type="string">
            <text:p>Как же так - пользователей модерируют по полной, включая политическую цензуру, а среди своих такого проглядели? Не первый же месяц работает.</text:p>
          </table:table-cell>
        </table:table-row>
        <table:table-row table:style-name="ro1">
          <table:table-cell office:value-type="float" office:value="2907812" calcext:value-type="float">
            <text:p>2907812</text:p>
          </table:table-cell>
          <table:table-cell office:value-type="float" office:value="2907894" calcext:value-type="float">
            <text:p>2907894</text:p>
          </table:table-cell>
          <table:table-cell office:value-type="string" calcext:value-type="string">
            <text:p>non_sexist</text:p>
          </table:table-cell>
          <table:table-cell office:value-type="string" calcext:value-type="string">
            <text:p>Не особо люблю Фейсбук как корпорацию, но тут поддерживаю: гомофобных анацефалов и расистов нужно гнать.</text:p>
          </table:table-cell>
        </table:table-row>
        <table:table-row table:style-name="ro1">
          <table:table-cell office:value-type="float" office:value="2907812" calcext:value-type="float">
            <text:p>2907812</text:p>
          </table:table-cell>
          <table:table-cell office:value-type="float" office:value="2908327" calcext:value-type="float">
            <text:p>2908327</text:p>
          </table:table-cell>
          <table:table-cell office:value-type="string" calcext:value-type="string">
            <text:p>non_sexist</text:p>
          </table:table-cell>
          <table:table-cell office:value-type="string" calcext:value-type="string">
            <text:p>Да, это не главредом быть..</text:p>
          </table:table-cell>
        </table:table-row>
        <table:table-row table:style-name="ro1">
          <table:table-cell office:value-type="float" office:value="2907812" calcext:value-type="float">
            <text:p>2907812</text:p>
          </table:table-cell>
          <table:table-cell office:value-type="float" office:value="2908765" calcext:value-type="float">
            <text:p>2908765</text:p>
          </table:table-cell>
          <table:table-cell office:value-type="string" calcext:value-type="string">
            <text:p>sexist</text:p>
          </table:table-cell>
          <table:table-cell office:value-type="string" calcext:value-type="string">
            <text:p>Обвинения в харассменте это Mallēus Maleficārum (Молот ведьм) для неугодных нашего времени. Фем-гомо-инквизиция</text:p>
          </table:table-cell>
        </table:table-row>
        <table:table-row table:style-name="ro1">
          <table:table-cell office:value-type="float" office:value="2890623" calcext:value-type="float">
            <text:p>2890623</text:p>
          </table:table-cell>
          <table:table-cell office:value-type="float" office:value="2890624" calcext:value-type="float">
            <text:p>2890624</text:p>
          </table:table-cell>
          <table:table-cell office:value-type="string" calcext:value-type="string">
            <text:p>non_sexist</text:p>
          </table:table-cell>
          <table:table-cell office:value-type="string" calcext:value-type="string">
            <text:p>Слишком жирно для недоказанных истерик.</text:p>
          </table:table-cell>
        </table:table-row>
        <table:table-row table:style-name="ro1">
          <table:table-cell office:value-type="float" office:value="2890623" calcext:value-type="float">
            <text:p>2890623</text:p>
          </table:table-cell>
          <table:table-cell office:value-type="float" office:value="2890625" calcext:value-type="float">
            <text:p>2890625</text:p>
          </table:table-cell>
          <table:table-cell office:value-type="string" calcext:value-type="string">
            <text:p>non_sexist</text:p>
          </table:table-cell>
          <table:table-cell office:value-type="string" calcext:value-type="string">
            <text:p>Слуцкий хрюкнул после этой новости.</text:p>
          </table:table-cell>
        </table:table-row>
        <table:table-row table:style-name="ro1">
          <table:table-cell office:value-type="float" office:value="2890623" calcext:value-type="float">
            <text:p>2890623</text:p>
          </table:table-cell>
          <table:table-cell office:value-type="float" office:value="2890626" calcext:value-type="float">
            <text:p>2890626</text:p>
          </table:table-cell>
          <table:table-cell office:value-type="string" calcext:value-type="string">
            <text:p>sexist</text:p>
          </table:table-cell>
          <table:table-cell office:value-type="string" calcext:value-type="string">
            <text:p>Дожили,что бы бабам еще и деньги платили,за то что им на ногу руку положил,и ведь у этого всего пи3дeцa есть свои "Спонсоры" я не верю что бы вся это левацкая помойка имела такую власть без денег,даже xyeво становится от мысли,что кучка шизойдов с деньгами могут сделать с миром</text:p>
          </table:table-cell>
        </table:table-row>
        <table:table-row table:style-name="ro1">
          <table:table-cell office:value-type="float" office:value="2890623" calcext:value-type="float">
            <text:p>2890623</text:p>
          </table:table-cell>
          <table:table-cell office:value-type="float" office:value="2890627" calcext:value-type="float">
            <text:p>2890627</text:p>
          </table:table-cell>
          <table:table-cell office:value-type="string" calcext:value-type="string">
            <text:p>sexist_in_co</text:p>
          </table:table-cell>
          <table:table-cell office:value-type="string" calcext:value-type="string">
            <text:p>Для чего всё и затевалось.</text:p>
          </table:table-cell>
        </table:table-row>
        <table:table-row table:style-name="ro1">
          <table:table-cell office:value-type="float" office:value="2890623" calcext:value-type="float">
            <text:p>2890623</text:p>
          </table:table-cell>
          <table:table-cell office:value-type="float" office:value="2890628" calcext:value-type="float">
            <text:p>2890628</text:p>
          </table:table-cell>
          <table:table-cell office:value-type="string" calcext:value-type="string">
            <text:p>non_sexist</text:p>
          </table:table-cell>
          <table:table-cell office:value-type="string" calcext:value-type="string">
            <text:p>блин надо было тоже заявить!</text:p>
          </table:table-cell>
        </table:table-row>
        <table:table-row table:style-name="ro1">
          <table:table-cell office:value-type="float" office:value="2890623" calcext:value-type="float">
            <text:p>2890623</text:p>
          </table:table-cell>
          <table:table-cell office:value-type="float" office:value="2890629" calcext:value-type="float">
            <text:p>2890629</text:p>
          </table:table-cell>
          <table:table-cell office:value-type="string" calcext:value-type="string">
            <text:p>sexist</text:p>
          </table:table-cell>
          <table:table-cell office:value-type="string" calcext:value-type="string">
            <text:p>насосали не только для быстрой выгоды, но и с прицелом на будущее</text:p>
          </table:table-cell>
        </table:table-row>
        <table:table-row table:style-name="ro1">
          <table:table-cell office:value-type="float" office:value="2890623" calcext:value-type="float">
            <text:p>2890623</text:p>
          </table:table-cell>
          <table:table-cell office:value-type="float" office:value="2890634" calcext:value-type="float">
            <text:p>2890634</text:p>
          </table:table-cell>
          <table:table-cell office:value-type="string" calcext:value-type="string">
            <text:p>non_sexist</text:p>
          </table:table-cell>
          <table:table-cell office:value-type="string" calcext:value-type="string">
            <text:p>Самое смешное, что по всем рассказам получается, что он до всех домагивался, но так никто ему и не дал🤣</text:p>
          </table:table-cell>
        </table:table-row>
        <table:table-row table:style-name="ro1">
          <table:table-cell office:value-type="float" office:value="2890623" calcext:value-type="float">
            <text:p>2890623</text:p>
          </table:table-cell>
          <table:table-cell office:value-type="float" office:value="2890635" calcext:value-type="float">
            <text:p>2890635</text:p>
          </table:table-cell>
          <table:table-cell office:value-type="string" calcext:value-type="string">
            <text:p>non_sexist</text:p>
          </table:table-cell>
          <table:table-cell office:value-type="string" calcext:value-type="string">
            <text:p>А где же местные соплежуи с их стонами о Колпакове?!</text:p>
          </table:table-cell>
        </table:table-row>
        <table:table-row table:style-name="ro1">
          <table:table-cell office:value-type="float" office:value="2890623" calcext:value-type="float">
            <text:p>2890623</text:p>
          </table:table-cell>
          <table:table-cell office:value-type="float" office:value="2890638" calcext:value-type="float">
            <text:p>2890638</text:p>
          </table:table-cell>
          <table:table-cell office:value-type="string" calcext:value-type="string">
            <text:p>sexist</text:p>
          </table:table-cell>
          <table:table-cell office:value-type="string" calcext:value-type="string">
            <text:p>А как же "жертвы" которые через постель с Вайнштейном получили роли и многомиллионные спонсорские контракты? Они создали специальный фонд помощи актрисам не получившим главные роли, но которые были талантливее их и отказались спать с Вайнштейном?Эти актрисы переспавшие с Вайнштейном отдали как минимум 50% своего состояния в этот фонд? Эти актрисы извинились за то, что пошли на поводу у похотливого говн*ка ради своей выгоды?</text:p>
          </table:table-cell>
        </table:table-row>
        <table:table-row table:style-name="ro1">
          <table:table-cell office:value-type="float" office:value="2890623" calcext:value-type="float">
            <text:p>2890623</text:p>
          </table:table-cell>
          <table:table-cell office:value-type="float" office:value="2890643" calcext:value-type="float">
            <text:p>2890643</text:p>
          </table:table-cell>
          <table:table-cell office:value-type="string" calcext:value-type="string">
            <text:p>sexist_in_co</text:p>
          </table:table-cell>
          <table:table-cell office:value-type="string" calcext:value-type="string">
            <text:p>Он конечно домогался, но 20 баксов это 20 баксов</text:p>
          </table:table-cell>
        </table:table-row>
        <table:table-row table:style-name="ro1">
          <table:table-cell office:value-type="float" office:value="2890623" calcext:value-type="float">
            <text:p>2890623</text:p>
          </table:table-cell>
          <table:table-cell office:value-type="float" office:value="2890644" calcext:value-type="float">
            <text:p>2890644</text:p>
          </table:table-cell>
          <table:table-cell office:value-type="string" calcext:value-type="string">
            <text:p>sexist_in_co</text:p>
          </table:table-cell>
          <table:table-cell office:value-type="string" calcext:value-type="string">
            <text:p>"предполагаемые жертвы"</text:p>
          </table:table-cell>
        </table:table-row>
        <table:table-row table:style-name="ro1">
          <table:table-cell office:value-type="float" office:value="2890623" calcext:value-type="float">
            <text:p>2890623</text:p>
          </table:table-cell>
          <table:table-cell office:value-type="float" office:value="2890645" calcext:value-type="float">
            <text:p>2890645</text:p>
          </table:table-cell>
          <table:table-cell office:value-type="string" calcext:value-type="string">
            <text:p>sexist</text:p>
          </table:table-cell>
          <table:table-cell office:value-type="string" calcext:value-type="string">
            <text:p>То есть сексуальное домогательство имеет свою цену? Заплати деньжат и можно считать, что не насиловал?</text:p>
          </table:table-cell>
        </table:table-row>
        <table:table-row table:style-name="ro1">
          <table:table-cell office:value-type="float" office:value="2890623" calcext:value-type="float">
            <text:p>2890623</text:p>
          </table:table-cell>
          <table:table-cell office:value-type="float" office:value="2890650" calcext:value-type="float">
            <text:p>2890650</text:p>
          </table:table-cell>
          <table:table-cell office:value-type="string" calcext:value-type="string">
            <text:p>non_sexist</text:p>
          </table:table-cell>
          <table:table-cell office:value-type="string" calcext:value-type="string">
            <text:p>колпаков</text:p>
          </table:table-cell>
        </table:table-row>
        <table:table-row table:style-name="ro1">
          <table:table-cell office:value-type="float" office:value="2890623" calcext:value-type="float">
            <text:p>2890623</text:p>
          </table:table-cell>
          <table:table-cell office:value-type="float" office:value="2890652" calcext:value-type="float">
            <text:p>2890652</text:p>
          </table:table-cell>
          <table:table-cell office:value-type="string" calcext:value-type="string">
            <text:p>sexist</text:p>
          </table:table-cell>
          <table:table-cell office:value-type="string" calcext:value-type="string">
            <text:p>Вопиющая безнаказанность шлюх. Под суд их за клевету</text:p>
          </table:table-cell>
        </table:table-row>
        <table:table-row table:style-name="ro1">
          <table:table-cell office:value-type="float" office:value="2890623" calcext:value-type="float">
            <text:p>2890623</text:p>
          </table:table-cell>
          <table:table-cell office:value-type="float" office:value="2890653" calcext:value-type="float">
            <text:p>2890653</text:p>
          </table:table-cell>
          <table:table-cell office:value-type="string" calcext:value-type="string">
            <text:p>non_sexist</text:p>
          </table:table-cell>
          <table:table-cell office:value-type="string" calcext:value-type="string">
            <text:p>подставился как простецЪ, ну кто так ведет себя имея такие деньги, такую известность ... и такую внешность</text:p>
          </table:table-cell>
        </table:table-row>
        <table:table-row table:style-name="ro1">
          <table:table-cell office:value-type="float" office:value="2890623" calcext:value-type="float">
            <text:p>2890623</text:p>
          </table:table-cell>
          <table:table-cell office:value-type="float" office:value="2890667" calcext:value-type="float">
            <text:p>2890667</text:p>
          </table:table-cell>
          <table:table-cell office:value-type="string" calcext:value-type="string">
            <text:p>sexist</text:p>
          </table:table-cell>
          <table:table-cell office:value-type="string" calcext:value-type="string">
            <text:p>Шмары назвали свою цену, собственно ради чего всё и затевалось!</text:p>
          </table:table-cell>
        </table:table-row>
        <table:table-row table:style-name="ro6">
          <table:table-cell office:value-type="float" office:value="2890623" calcext:value-type="float">
            <text:p>2890623</text:p>
          </table:table-cell>
          <table:table-cell office:value-type="float" office:value="2890691" calcext:value-type="float">
            <text:p>2890691</text:p>
          </table:table-cell>
          <table:table-cell office:value-type="string" calcext:value-type="string">
            <text:p>sexist</text:p>
          </table:table-cell>
          <table:table-cell office:value-type="string" calcext:value-type="string">
            <text:p>- Ты переспишь со мной за сотку?</text:p>
            <text:p>- Нет, да как ты смеешь, ни за что!!!</text:p>
            <text:p>- А за $40 млн??</text:p>
            <text:p>- Ну, эээ...</text:p>
            <text:p>- Отлично, предложение тебя устраивает, осталось сойтись в цене))</text:p>
          </table:table-cell>
        </table:table-row>
        <table:table-row table:style-name="ro1">
          <table:table-cell office:value-type="float" office:value="2890623" calcext:value-type="float">
            <text:p>2890623</text:p>
          </table:table-cell>
          <table:table-cell office:value-type="float" office:value="2890710" calcext:value-type="float">
            <text:p>2890710</text:p>
          </table:table-cell>
          <table:table-cell office:value-type="string" calcext:value-type="string">
            <text:p>non_sexist</text:p>
          </table:table-cell>
          <table:table-cell office:value-type="string" calcext:value-type="string">
            <text:p>Это только гражданские иски. "Сделка не затронет уголовные обвинения в сексуальном насилии против Вайнштейна — только гражданские иски о сексуальных домогательствах". Так что рано радуетесь о своем Вайнштейне и новость не читаете.</text:p>
          </table:table-cell>
        </table:table-row>
        <table:table-row table:style-name="ro1">
          <table:table-cell office:value-type="float" office:value="2890623" calcext:value-type="float">
            <text:p>2890623</text:p>
          </table:table-cell>
          <table:table-cell office:value-type="float" office:value="2890777" calcext:value-type="float">
            <text:p>2890777</text:p>
          </table:table-cell>
          <table:table-cell office:value-type="string" calcext:value-type="string">
            <text:p>sexist</text:p>
          </table:table-cell>
          <table:table-cell office:value-type="string" calcext:value-type="string">
            <text:p>Война игуан против патриархии и хуемразей набирает обороты))</text:p>
          </table:table-cell>
        </table:table-row>
        <table:table-row table:style-name="ro1">
          <table:table-cell office:value-type="float" office:value="2890623" calcext:value-type="float">
            <text:p>2890623</text:p>
          </table:table-cell>
          <table:table-cell office:value-type="float" office:value="2891081" calcext:value-type="float">
            <text:p>2891081</text:p>
          </table:table-cell>
          <table:table-cell office:value-type="string" calcext:value-type="string">
            <text:p>non_sexist</text:p>
          </table:table-cell>
          <table:table-cell office:value-type="string" calcext:value-type="string">
            <text:p>Если неуиновен, зачем платить? Хотя я не сомневалась, что у него рыло в пуху, да еще и в каком.</text:p>
          </table:table-cell>
        </table:table-row>
        <table:table-row table:style-name="ro1">
          <table:table-cell office:value-type="float" office:value="2890623" calcext:value-type="float">
            <text:p>2890623</text:p>
          </table:table-cell>
          <table:table-cell office:value-type="float" office:value="2891521" calcext:value-type="float">
            <text:p>2891521</text:p>
          </table:table-cell>
          <table:table-cell office:value-type="string" calcext:value-type="string">
            <text:p>sexist_in_co</text:p>
          </table:table-cell>
          <table:table-cell office:value-type="string" calcext:value-type="string">
            <text:p>Я бы с такими деньгами свалил из США, стебал этих прошмандовок до конца жизни в твиттере 😀</text:p>
          </table:table-cell>
        </table:table-row>
        <table:table-row table:style-name="ro1">
          <table:table-cell office:value-type="float" office:value="2890623" calcext:value-type="float">
            <text:p>2890623</text:p>
          </table:table-cell>
          <table:table-cell office:value-type="float" office:value="2893346" calcext:value-type="float">
            <text:p>2893346</text:p>
          </table:table-cell>
          <table:table-cell office:value-type="string" calcext:value-type="string">
            <text:p>sexist_in_co</text:p>
          </table:table-cell>
          <table:table-cell office:value-type="string" calcext:value-type="string">
            <text:p>Цена женской гордости и достоинства.</text:p>
          </table:table-cell>
        </table:table-row>
        <table:table-row table:style-name="ro1">
          <table:table-cell office:value-type="float" office:value="2876709" calcext:value-type="float">
            <text:p>2876709</text:p>
          </table:table-cell>
          <table:table-cell office:value-type="float" office:value="2876711" calcext:value-type="float">
            <text:p>2876711</text:p>
          </table:table-cell>
          <table:table-cell office:value-type="string" calcext:value-type="string">
            <text:p>non_sexist</text:p>
          </table:table-cell>
          <table:table-cell office:value-type="string" calcext:value-type="string">
            <text:p>ФУУУУУУ ЗАГНИВАЮЩАЙ ГЕЙРОПА</text:p>
          </table:table-cell>
        </table:table-row>
        <table:table-row table:style-name="ro1">
          <table:table-cell office:value-type="float" office:value="2876709" calcext:value-type="float">
            <text:p>2876709</text:p>
          </table:table-cell>
          <table:table-cell office:value-type="float" office:value="2876714" calcext:value-type="float">
            <text:p>2876714</text:p>
          </table:table-cell>
          <table:table-cell office:value-type="string" calcext:value-type="string">
            <text:p>non_sexist</text:p>
          </table:table-cell>
          <table:table-cell office:value-type="string" calcext:value-type="string">
            <text:p>Ты смотри наш фашизм ряженый отметился</text:p>
          </table:table-cell>
        </table:table-row>
        <table:table-row table:style-name="ro1">
          <table:table-cell office:value-type="float" office:value="2876709" calcext:value-type="float">
            <text:p>2876709</text:p>
          </table:table-cell>
          <table:table-cell office:value-type="float" office:value="2876715" calcext:value-type="float">
            <text:p>2876715</text:p>
          </table:table-cell>
          <table:table-cell office:value-type="string" calcext:value-type="string">
            <text:p>non_sexist</text:p>
          </table:table-cell>
          <table:table-cell office:value-type="string" calcext:value-type="string">
            <text:p>Важный материал, лучше бы в прайм выкладывали</text:p>
          </table:table-cell>
        </table:table-row>
        <table:table-row table:style-name="ro1">
          <table:table-cell office:value-type="float" office:value="2876709" calcext:value-type="float">
            <text:p>2876709</text:p>
          </table:table-cell>
          <table:table-cell office:value-type="float" office:value="2876719" calcext:value-type="float">
            <text:p>2876719</text:p>
          </table:table-cell>
          <table:table-cell office:value-type="string" calcext:value-type="string">
            <text:p>non_sexist</text:p>
          </table:table-cell>
          <table:table-cell office:value-type="string" calcext:value-type="string">
            <text:p>В девочку бес вселился, она врёт её надо сжечь на костре, раньше так бы и сделали.</text:p>
          </table:table-cell>
        </table:table-row>
        <table:table-row table:style-name="ro3">
          <table:table-cell office:value-type="float" office:value="2876709" calcext:value-type="float">
            <text:p>2876709</text:p>
          </table:table-cell>
          <table:table-cell office:value-type="float" office:value="2876722" calcext:value-type="float">
            <text:p>2876722</text:p>
          </table:table-cell>
          <table:table-cell office:value-type="string" calcext:value-type="string">
            <text:p>sexist</text:p>
          </table:table-cell>
          <table:table-cell office:value-type="string" calcext:value-type="string">
            <text:p>Как это разрушило её жизнь?!? То есть я понимаю, что то, что делал священник отвратительно, как впрочем и многое из того чем они занимаются, но он же не отрезал ей эти руки, не лишил зрения итд. </text:p>
            <text:p/>
            <text:p>Этой взрослой бабе сейчас 39, возраст когда уже вполне можно перешагнуть детские воспоминания</text:p>
          </table:table-cell>
        </table:table-row>
        <table:table-row table:style-name="ro1">
          <table:table-cell office:value-type="float" office:value="2876709" calcext:value-type="float">
            <text:p>2876709</text:p>
          </table:table-cell>
          <table:table-cell office:value-type="float" office:value="2876728" calcext:value-type="float">
            <text:p>2876728</text:p>
          </table:table-cell>
          <table:table-cell office:value-type="string" calcext:value-type="string">
            <text:p>non_sexist</text:p>
          </table:table-cell>
          <table:table-cell office:value-type="string" calcext:value-type="string">
            <text:p>У нас такое не покажут</text:p>
          </table:table-cell>
        </table:table-row>
        <table:table-row table:style-name="ro1">
          <table:table-cell office:value-type="float" office:value="2876709" calcext:value-type="float">
            <text:p>2876709</text:p>
          </table:table-cell>
          <table:table-cell office:value-type="float" office:value="2876747" calcext:value-type="float">
            <text:p>2876747</text:p>
          </table:table-cell>
          <table:table-cell office:value-type="string" calcext:value-type="string">
            <text:p>non_sexist</text:p>
          </table:table-cell>
          <table:table-cell office:value-type="string" calcext:value-type="string">
            <text:p>Фильм про православного священника-педофила в России не разрешат показывать, скрепы треснут)))</text:p>
          </table:table-cell>
        </table:table-row>
        <table:table-row table:style-name="ro1">
          <table:table-cell office:value-type="float" office:value="2876709" calcext:value-type="float">
            <text:p>2876709</text:p>
          </table:table-cell>
          <table:table-cell office:value-type="float" office:value="2876750" calcext:value-type="float">
            <text:p>2876750</text:p>
          </table:table-cell>
          <table:table-cell office:value-type="string" calcext:value-type="string">
            <text:p>sexist</text:p>
          </table:table-cell>
          <table:table-cell office:value-type="string" calcext:value-type="string">
            <text:p>Очередной психоз из цикла домогательств. Повылазиют фемениздки и лезбеянки сейчас.</text:p>
          </table:table-cell>
        </table:table-row>
        <table:table-row table:style-name="ro1">
          <table:table-cell office:value-type="float" office:value="2876709" calcext:value-type="float">
            <text:p>2876709</text:p>
          </table:table-cell>
          <table:table-cell office:value-type="float" office:value="2876779" calcext:value-type="float">
            <text:p>2876779</text:p>
          </table:table-cell>
          <table:table-cell office:value-type="string" calcext:value-type="string">
            <text:p>non_sexist</text:p>
          </table:table-cell>
          <table:table-cell office:value-type="string" calcext:value-type="string">
            <text:p>Гундяев тоже с девочками на лодке развлекался . Есть фотки , запилите народу</text:p>
          </table:table-cell>
        </table:table-row>
        <table:table-row table:style-name="ro1">
          <table:table-cell office:value-type="float" office:value="2876709" calcext:value-type="float">
            <text:p>2876709</text:p>
          </table:table-cell>
          <table:table-cell office:value-type="float" office:value="2876840" calcext:value-type="float">
            <text:p>2876840</text:p>
          </table:table-cell>
          <table:table-cell office:value-type="string" calcext:value-type="string">
            <text:p>non_sexist</text:p>
          </table:table-cell>
          <table:table-cell office:value-type="string" calcext:value-type="string">
            <text:p>курвы</text:p>
          </table:table-cell>
        </table:table-row>
        <table:table-row table:style-name="ro1">
          <table:table-cell office:value-type="float" office:value="2876709" calcext:value-type="float">
            <text:p>2876709</text:p>
          </table:table-cell>
          <table:table-cell office:value-type="float" office:value="2876850" calcext:value-type="float">
            <text:p>2876850</text:p>
          </table:table-cell>
          <table:table-cell office:value-type="string" calcext:value-type="string">
            <text:p>non_sexist</text:p>
          </table:table-cell>
          <table:table-cell office:value-type="string" calcext:value-type="string">
            <text:p>Значит, хороший фильм. Правящая в Польше партия - то ещё дерьмо, пусть провалится на выборах.</text:p>
          </table:table-cell>
        </table:table-row>
        <table:table-row table:style-name="ro1">
          <table:table-cell office:value-type="float" office:value="2876709" calcext:value-type="float">
            <text:p>2876709</text:p>
          </table:table-cell>
          <table:table-cell office:value-type="float" office:value="2876860" calcext:value-type="float">
            <text:p>2876860</text:p>
          </table:table-cell>
          <table:table-cell office:value-type="string" calcext:value-type="string">
            <text:p>non_sexist</text:p>
          </table:table-cell>
          <table:table-cell office:value-type="string" calcext:value-type="string">
            <text:p>Перевод или субтитры когда ждать?</text:p>
          </table:table-cell>
        </table:table-row>
        <table:table-row table:style-name="ro2">
          <table:table-cell office:value-type="float" office:value="2876709" calcext:value-type="float">
            <text:p>2876709</text:p>
          </table:table-cell>
          <table:table-cell office:value-type="float" office:value="2876867" calcext:value-type="float">
            <text:p>2876867</text:p>
          </table:table-cell>
          <table:table-cell office:value-type="string" calcext:value-type="string">
            <text:p>sexist</text:p>
          </table:table-cell>
          <table:table-cell office:value-type="string" calcext:value-type="string">
            <text:p>Признавать малолетними детей до 18 а не до 15 тоже, конечно, такое себе.</text:p>
            <text:p>А то будут потом шурыгины всякие, и там уже на 30 лет присядешь за секс с 17летней</text:p>
          </table:table-cell>
        </table:table-row>
        <table:table-row table:style-name="ro1">
          <table:table-cell office:value-type="float" office:value="2876709" calcext:value-type="float">
            <text:p>2876709</text:p>
          </table:table-cell>
          <table:table-cell office:value-type="float" office:value="2876934" calcext:value-type="float">
            <text:p>2876934</text:p>
          </table:table-cell>
          <table:table-cell office:value-type="string" calcext:value-type="string">
            <text:p>non_sexist</text:p>
          </table:table-cell>
          <table:table-cell office:value-type="string" calcext:value-type="string">
            <text:p>Хм... Подрыв позиций католицизма Польше очень нужен.</text:p>
          </table:table-cell>
        </table:table-row>
        <table:table-row table:style-name="ro1">
          <table:table-cell office:value-type="float" office:value="2876709" calcext:value-type="float">
            <text:p>2876709</text:p>
          </table:table-cell>
          <table:table-cell office:value-type="float" office:value="2877011" calcext:value-type="float">
            <text:p>2877011</text:p>
          </table:table-cell>
          <table:table-cell office:value-type="string" calcext:value-type="string">
            <text:p>non_sexist</text:p>
          </table:table-cell>
          <table:table-cell office:value-type="string" calcext:value-type="string">
            <text:p>надо качиньского раскопать</text:p>
          </table:table-cell>
        </table:table-row>
        <table:table-row table:style-name="ro1">
          <table:table-cell office:value-type="float" office:value="2876709" calcext:value-type="float">
            <text:p>2876709</text:p>
          </table:table-cell>
          <table:table-cell office:value-type="float" office:value="2877037" calcext:value-type="float">
            <text:p>2877037</text:p>
          </table:table-cell>
          <table:table-cell office:value-type="string" calcext:value-type="string">
            <text:p>non_sexist</text:p>
          </table:table-cell>
          <table:table-cell office:value-type="string" calcext:value-type="string">
            <text:p>Да нормальные у нас священики,просто жадные .</text:p>
          </table:table-cell>
        </table:table-row>
        <table:table-row table:style-name="ro1">
          <table:table-cell office:value-type="float" office:value="2876709" calcext:value-type="float">
            <text:p>2876709</text:p>
          </table:table-cell>
          <table:table-cell office:value-type="float" office:value="2877151" calcext:value-type="float">
            <text:p>2877151</text:p>
          </table:table-cell>
          <table:table-cell office:value-type="string" calcext:value-type="string">
            <text:p>non_sexist</text:p>
          </table:table-cell>
          <table:table-cell office:value-type="string" calcext:value-type="string">
            <text:p>Давайте продолжать! Напишем репортаж о 9-летних невестах в исламских странах. Медуза, напишете?</text:p>
          </table:table-cell>
        </table:table-row>
        <table:table-row table:style-name="ro1">
          <table:table-cell office:value-type="float" office:value="2876709" calcext:value-type="float">
            <text:p>2876709</text:p>
          </table:table-cell>
          <table:table-cell office:value-type="float" office:value="2877510" calcext:value-type="float">
            <text:p>2877510</text:p>
          </table:table-cell>
          <table:table-cell office:value-type="string" calcext:value-type="string">
            <text:p>non_sexist</text:p>
          </table:table-cell>
          <table:table-cell office:value-type="string" calcext:value-type="string">
            <text:p>Этот фильм похож на другой фильм «В центе внимания»?</text:p>
          </table:table-cell>
        </table:table-row>
        <table:table-row table:style-name="ro1">
          <table:table-cell office:value-type="float" office:value="2876709" calcext:value-type="float">
            <text:p>2876709</text:p>
          </table:table-cell>
          <table:table-cell office:value-type="float" office:value="2877783" calcext:value-type="float">
            <text:p>2877783</text:p>
          </table:table-cell>
          <table:table-cell office:value-type="string" calcext:value-type="string">
            <text:p>non_sexist</text:p>
          </table:table-cell>
          <table:table-cell office:value-type="string" calcext:value-type="string">
            <text:p>А в Польше, оказывается, звездец еще тот</text:p>
          </table:table-cell>
        </table:table-row>
        <table:table-row table:style-name="ro1">
          <table:table-cell office:value-type="float" office:value="2876709" calcext:value-type="float">
            <text:p>2876709</text:p>
          </table:table-cell>
          <table:table-cell office:value-type="float" office:value="2878248" calcext:value-type="float">
            <text:p>2878248</text:p>
          </table:table-cell>
          <table:table-cell office:value-type="string" calcext:value-type="string">
            <text:p>non_sexist</text:p>
          </table:table-cell>
          <table:table-cell office:value-type="string" calcext:value-type="string">
            <text:p>Дьявол - удобно.</text:p>
          </table:table-cell>
        </table:table-row>
        <table:table-row table:style-name="ro1">
          <table:table-cell office:value-type="float" office:value="2876709" calcext:value-type="float">
            <text:p>2876709</text:p>
          </table:table-cell>
          <table:table-cell office:value-type="float" office:value="2878538" calcext:value-type="float">
            <text:p>2878538</text:p>
          </table:table-cell>
          <table:table-cell office:value-type="string" calcext:value-type="string">
            <text:p>non_sexist</text:p>
          </table:table-cell>
          <table:table-cell office:value-type="string" calcext:value-type="string">
            <text:p>"брал её руки, чтобы помастурбировать"... Ну, так себе насилие, на мой взгляд.</text:p>
          </table:table-cell>
        </table:table-row>
        <table:table-row table:style-name="ro1">
          <table:table-cell office:value-type="float" office:value="2873352" calcext:value-type="float">
            <text:p>2873352</text:p>
          </table:table-cell>
          <table:table-cell office:value-type="float" office:value="2873356" calcext:value-type="float">
            <text:p>2873356</text:p>
          </table:table-cell>
          <table:table-cell office:value-type="string" calcext:value-type="string">
            <text:p>non_sexist</text:p>
          </table:table-cell>
          <table:table-cell office:value-type="string" calcext:value-type="string">
            <text:p>Очередной фарс от SJW</text:p>
          </table:table-cell>
        </table:table-row>
        <table:table-row table:style-name="ro1">
          <table:table-cell office:value-type="float" office:value="2873352" calcext:value-type="float">
            <text:p>2873352</text:p>
          </table:table-cell>
          <table:table-cell office:value-type="float" office:value="2873359" calcext:value-type="float">
            <text:p>2873359</text:p>
          </table:table-cell>
          <table:table-cell office:value-type="string" calcext:value-type="string">
            <text:p>non_sexist</text:p>
          </table:table-cell>
          <table:table-cell office:value-type="string" calcext:value-type="string">
            <text:p>https://vk.com/uti_boze?w=wall165649905_1122</text:p>
          </table:table-cell>
        </table:table-row>
        <table:table-row table:style-name="ro1">
          <table:table-cell office:value-type="float" office:value="2873352" calcext:value-type="float">
            <text:p>2873352</text:p>
          </table:table-cell>
          <table:table-cell office:value-type="float" office:value="2873360" calcext:value-type="float">
            <text:p>2873360</text:p>
          </table:table-cell>
          <table:table-cell office:value-type="string" calcext:value-type="string">
            <text:p>non_sexist</text:p>
          </table:table-cell>
          <table:table-cell office:value-type="string" calcext:value-type="string">
            <text:p>У него улыбка как у маньяка, они на это намекают?</text:p>
          </table:table-cell>
        </table:table-row>
        <table:table-row table:style-name="ro1">
          <table:table-cell office:value-type="float" office:value="2873352" calcext:value-type="float">
            <text:p>2873352</text:p>
          </table:table-cell>
          <table:table-cell office:value-type="float" office:value="2873361" calcext:value-type="float">
            <text:p>2873361</text:p>
          </table:table-cell>
          <table:table-cell office:value-type="string" calcext:value-type="string">
            <text:p>non_sexist</text:p>
          </table:table-cell>
          <table:table-cell office:value-type="string" calcext:value-type="string">
            <text:p>Ну он многих поимел недавно в Олимпийском</text:p>
          </table:table-cell>
        </table:table-row>
        <table:table-row table:style-name="ro1">
          <table:table-cell office:value-type="float" office:value="2873352" calcext:value-type="float">
            <text:p>2873352</text:p>
          </table:table-cell>
          <table:table-cell office:value-type="float" office:value="2873370" calcext:value-type="float">
            <text:p>2873370</text:p>
          </table:table-cell>
          <table:table-cell office:value-type="string" calcext:value-type="string">
            <text:p>non_sexist</text:p>
          </table:table-cell>
          <table:table-cell office:value-type="string" calcext:value-type="string">
            <text:p>Если в ряде других историй в голове не укладывается, что эти люди могли такое себе позволять, то здесь новость воспринимается как что-то вполне логичное и гармоничное.</text:p>
          </table:table-cell>
        </table:table-row>
        <table:table-row table:style-name="ro1">
          <table:table-cell office:value-type="float" office:value="2873352" calcext:value-type="float">
            <text:p>2873352</text:p>
          </table:table-cell>
          <table:table-cell office:value-type="float" office:value="2873371" calcext:value-type="float">
            <text:p>2873371</text:p>
          </table:table-cell>
          <table:table-cell office:value-type="string" calcext:value-type="string">
            <text:p>non_sexist</text:p>
          </table:table-cell>
          <table:table-cell office:value-type="string" calcext:value-type="string">
            <text:p>Нужно следовать за мечтой. Поставить цель и быть настойчивым в ее достижении.</text:p>
          </table:table-cell>
        </table:table-row>
        <table:table-row table:style-name="ro1">
          <table:table-cell office:value-type="float" office:value="2873352" calcext:value-type="float">
            <text:p>2873352</text:p>
          </table:table-cell>
          <table:table-cell office:value-type="float" office:value="2873374" calcext:value-type="float">
            <text:p>2873374</text:p>
          </table:table-cell>
          <table:table-cell office:value-type="string" calcext:value-type="string">
            <text:p>non_sexist</text:p>
          </table:table-cell>
          <table:table-cell office:value-type="string" calcext:value-type="string">
            <text:p>Все(( шоу конец(</text:p>
          </table:table-cell>
        </table:table-row>
        <table:table-row table:style-name="ro1">
          <table:table-cell office:value-type="float" office:value="2873352" calcext:value-type="float">
            <text:p>2873352</text:p>
          </table:table-cell>
          <table:table-cell office:value-type="float" office:value="2873375" calcext:value-type="float">
            <text:p>2873375</text:p>
          </table:table-cell>
          <table:table-cell office:value-type="string" calcext:value-type="string">
            <text:p>non_sexist</text:p>
          </table:table-cell>
          <table:table-cell office:value-type="string" calcext:value-type="string">
            <text:p>через 10--20 лет ? ..пока не забыли ?</text:p>
          </table:table-cell>
        </table:table-row>
        <table:table-row table:style-name="ro1">
          <table:table-cell office:value-type="float" office:value="2873352" calcext:value-type="float">
            <text:p>2873352</text:p>
          </table:table-cell>
          <table:table-cell office:value-type="float" office:value="2873376" calcext:value-type="float">
            <text:p>2873376</text:p>
          </table:table-cell>
          <table:table-cell office:value-type="string" calcext:value-type="string">
            <text:p>non_sexist</text:p>
          </table:table-cell>
          <table:table-cell office:value-type="string" calcext:value-type="string">
            <text:p>Они просто не смогли стать лидерами 🤣</text:p>
          </table:table-cell>
        </table:table-row>
        <table:table-row table:style-name="ro1">
          <table:table-cell office:value-type="float" office:value="2873352" calcext:value-type="float">
            <text:p>2873352</text:p>
          </table:table-cell>
          <table:table-cell office:value-type="float" office:value="2873381" calcext:value-type="float">
            <text:p>2873381</text:p>
          </table:table-cell>
          <table:table-cell office:value-type="string" calcext:value-type="string">
            <text:p>non_sexist</text:p>
          </table:table-cell>
          <table:table-cell office:value-type="string" calcext:value-type="string">
            <text:p>Интересно, а почему его еще не обвинили в наебалове?</text:p>
          </table:table-cell>
        </table:table-row>
        <table:table-row table:style-name="ro1">
          <table:table-cell office:value-type="float" office:value="2873352" calcext:value-type="float">
            <text:p>2873352</text:p>
          </table:table-cell>
          <table:table-cell office:value-type="float" office:value="2873388" calcext:value-type="float">
            <text:p>2873388</text:p>
          </table:table-cell>
          <table:table-cell office:value-type="string" calcext:value-type="string">
            <text:p>non_sexist</text:p>
          </table:table-cell>
          <table:table-cell office:value-type="string" calcext:value-type="string">
            <text:p>Напомнило.</text:p>
          </table:table-cell>
        </table:table-row>
        <table:table-row table:style-name="ro1">
          <table:table-cell office:value-type="float" office:value="2873352" calcext:value-type="float">
            <text:p>2873352</text:p>
          </table:table-cell>
          <table:table-cell office:value-type="float" office:value="2873398" calcext:value-type="float">
            <text:p>2873398</text:p>
          </table:table-cell>
          <table:table-cell office:value-type="string" calcext:value-type="string">
            <text:p>non_sexist</text:p>
          </table:table-cell>
          <table:table-cell office:value-type="string" calcext:value-type="string">
            <text:p>Оооо. Тот еще пацан. Смотрел как-то один Тэд ток с ним. Болтовни много, дела 0. Гуманитарий одним словом!</text:p>
          </table:table-cell>
        </table:table-row>
        <table:table-row table:style-name="ro1">
          <table:table-cell office:value-type="float" office:value="2873352" calcext:value-type="float">
            <text:p>2873352</text:p>
          </table:table-cell>
          <table:table-cell office:value-type="float" office:value="2873400" calcext:value-type="float">
            <text:p>2873400</text:p>
          </table:table-cell>
          <table:table-cell office:value-type="string" calcext:value-type="string">
            <text:p>non_sexist</text:p>
          </table:table-cell>
          <table:table-cell office:value-type="string" calcext:value-type="string">
            <text:p>Алё? Тони Роббинс, череда мотиваций, ёбта.</text:p>
          </table:table-cell>
        </table:table-row>
        <table:table-row table:style-name="ro1">
          <table:table-cell office:value-type="float" office:value="2873352" calcext:value-type="float">
            <text:p>2873352</text:p>
          </table:table-cell>
          <table:table-cell office:value-type="float" office:value="2873426" calcext:value-type="float">
            <text:p>2873426</text:p>
          </table:table-cell>
          <table:table-cell office:value-type="string" calcext:value-type="string">
            <text:p>non_sexist</text:p>
          </table:table-cell>
          <table:table-cell office:value-type="string" calcext:value-type="string">
            <text:p>Когда сам собой восхищаешься, это не сексуальное домогательство.</text:p>
          </table:table-cell>
        </table:table-row>
        <table:table-row table:style-name="ro1">
          <table:table-cell office:value-type="float" office:value="2873352" calcext:value-type="float">
            <text:p>2873352</text:p>
          </table:table-cell>
          <table:table-cell office:value-type="float" office:value="2873429" calcext:value-type="float">
            <text:p>2873429</text:p>
          </table:table-cell>
          <table:table-cell office:value-type="string" calcext:value-type="string">
            <text:p>non_sexist</text:p>
          </table:table-cell>
          <table:table-cell office:value-type="string" calcext:value-type="string">
            <text:p>Спустя десять лет</text:p>
          </table:table-cell>
        </table:table-row>
        <table:table-row table:style-name="ro1">
          <table:table-cell office:value-type="float" office:value="2873352" calcext:value-type="float">
            <text:p>2873352</text:p>
          </table:table-cell>
          <table:table-cell office:value-type="float" office:value="2873433" calcext:value-type="float">
            <text:p>2873433</text:p>
          </table:table-cell>
          <table:table-cell office:value-type="string" calcext:value-type="string">
            <text:p>non_sexist</text:p>
          </table:table-cell>
          <table:table-cell office:value-type="string" calcext:value-type="string">
            <text:p>Главреду Медузы надо на его лекции сходить.</text:p>
          </table:table-cell>
        </table:table-row>
        <table:table-row table:style-name="ro1">
          <table:table-cell office:value-type="float" office:value="2873352" calcext:value-type="float">
            <text:p>2873352</text:p>
          </table:table-cell>
          <table:table-cell office:value-type="float" office:value="2873480" calcext:value-type="float">
            <text:p>2873480</text:p>
          </table:table-cell>
          <table:table-cell office:value-type="string" calcext:value-type="string">
            <text:p>sexist</text:p>
          </table:table-cell>
          <table:table-cell office:value-type="string" calcext:value-type="string">
            <text:p>Идет война. Женщины против мужчин. Вырубают и преследуют самых активных.😎</text:p>
          </table:table-cell>
        </table:table-row>
        <table:table-row table:style-name="ro1">
          <table:table-cell office:value-type="float" office:value="2873352" calcext:value-type="float">
            <text:p>2873352</text:p>
          </table:table-cell>
          <table:table-cell office:value-type="float" office:value="2873784" calcext:value-type="float">
            <text:p>2873784</text:p>
          </table:table-cell>
          <table:table-cell office:value-type="string" calcext:value-type="string">
            <text:p>non_sexist</text:p>
          </table:table-cell>
          <table:table-cell office:value-type="string" calcext:value-type="string">
            <text:p>Борьба мочи и говна</text:p>
          </table:table-cell>
        </table:table-row>
        <table:table-row table:style-name="ro1">
          <table:table-cell office:value-type="float" office:value="2873352" calcext:value-type="float">
            <text:p>2873352</text:p>
          </table:table-cell>
          <table:table-cell office:value-type="float" office:value="2873797" calcext:value-type="float">
            <text:p>2873797</text:p>
          </table:table-cell>
          <table:table-cell office:value-type="string" calcext:value-type="string">
            <text:p>non_sexist</text:p>
          </table:table-cell>
          <table:table-cell office:value-type="string" calcext:value-type="string">
            <text:p>допрыгался хд</text:p>
          </table:table-cell>
        </table:table-row>
        <table:table-row table:style-name="ro1">
          <table:table-cell office:value-type="float" office:value="2873352" calcext:value-type="float">
            <text:p>2873352</text:p>
          </table:table-cell>
          <table:table-cell office:value-type="float" office:value="2876148" calcext:value-type="float">
            <text:p>2876148</text:p>
          </table:table-cell>
          <table:table-cell office:value-type="string" calcext:value-type="string">
            <text:p>non_sexist</text:p>
          </table:table-cell>
          <table:table-cell office:value-type="string" calcext:value-type="string">
            <text:p>Попал парнишка))) Давай, делись баблом с униженными и оскорблёнными))) Экспроприация)))</text:p>
          </table:table-cell>
        </table:table-row>
        <table:table-row table:style-name="ro1">
          <table:table-cell office:value-type="float" office:value="2869077" calcext:value-type="float">
            <text:p>2869077</text:p>
          </table:table-cell>
          <table:table-cell office:value-type="float" office:value="2869078" calcext:value-type="float">
            <text:p>2869078</text:p>
          </table:table-cell>
          <table:table-cell office:value-type="string" calcext:value-type="string">
            <text:p>non_sexist</text:p>
          </table:table-cell>
          <table:table-cell office:value-type="string" calcext:value-type="string">
            <text:p>Вот те раз священники и вдруг извращенцы !</text:p>
          </table:table-cell>
        </table:table-row>
        <table:table-row table:style-name="ro1">
          <table:table-cell office:value-type="float" office:value="2869077" calcext:value-type="float">
            <text:p>2869077</text:p>
          </table:table-cell>
          <table:table-cell office:value-type="float" office:value="2869082" calcext:value-type="float">
            <text:p>2869082</text:p>
          </table:table-cell>
          <table:table-cell office:value-type="string" calcext:value-type="string">
            <text:p>non_sexist</text:p>
          </table:table-cell>
          <table:table-cell office:value-type="string" calcext:value-type="string">
            <text:p>15 миллионов просмотров - не значит 15 миллионов посмотревших людей</text:p>
          </table:table-cell>
        </table:table-row>
        <table:table-row table:style-name="ro2">
          <table:table-cell office:value-type="float" office:value="2869077" calcext:value-type="float">
            <text:p>2869077</text:p>
          </table:table-cell>
          <table:table-cell office:value-type="float" office:value="2869092" calcext:value-type="float">
            <text:p>2869092</text:p>
          </table:table-cell>
          <table:table-cell office:value-type="string" calcext:value-type="string">
            <text:p>non_sexist</text:p>
          </table:table-cell>
          <table:table-cell office:value-type="string" calcext:value-type="string">
            <text:p>То что среди священников есть педофилы это верно, но не значит что они все педофилы.</text:p>
            <text:p>Это такой же стереотип, что и  библиотекари это зализанные тихони и ботаники</text:p>
          </table:table-cell>
        </table:table-row>
        <table:table-row table:style-name="ro1">
          <table:table-cell office:value-type="float" office:value="2869077" calcext:value-type="float">
            <text:p>2869077</text:p>
          </table:table-cell>
          <table:table-cell office:value-type="float" office:value="2869096" calcext:value-type="float">
            <text:p>2869096</text:p>
          </table:table-cell>
          <table:table-cell office:value-type="string" calcext:value-type="string">
            <text:p>non_sexist</text:p>
          </table:table-cell>
          <table:table-cell office:value-type="string" calcext:value-type="string">
            <text:p>А чо они просто не запретили этот фильм, а автора за экстремизм не посадили? У нас так можно)</text:p>
          </table:table-cell>
        </table:table-row>
        <table:table-row table:style-name="ro1">
          <table:table-cell office:value-type="float" office:value="2869077" calcext:value-type="float">
            <text:p>2869077</text:p>
          </table:table-cell>
          <table:table-cell office:value-type="float" office:value="2869099" calcext:value-type="float">
            <text:p>2869099</text:p>
          </table:table-cell>
          <table:table-cell office:value-type="string" calcext:value-type="string">
            <text:p>non_sexist</text:p>
          </table:table-cell>
          <table:table-cell office:value-type="string" calcext:value-type="string">
            <text:p>Это вам не Димон. Ему после фильма с 30 миллионами просмотров ничего не угрожает.</text:p>
          </table:table-cell>
        </table:table-row>
        <table:table-row table:style-name="ro6">
          <table:table-cell office:value-type="float" office:value="2869077" calcext:value-type="float">
            <text:p>2869077</text:p>
          </table:table-cell>
          <table:table-cell office:value-type="float" office:value="2869103" calcext:value-type="float">
            <text:p>2869103</text:p>
          </table:table-cell>
          <table:table-cell office:value-type="string" calcext:value-type="string">
            <text:p>non_sexist</text:p>
          </table:table-cell>
          <table:table-cell office:value-type="string" calcext:value-type="string">
            <text:p>ючб</text:p>
            <text:p>живо </text:p>
            <text:p>бич</text:p>
            <text:p/>
            <text:p> v</text:p>
          </table:table-cell>
        </table:table-row>
        <table:table-row table:style-name="ro1">
          <table:table-cell office:value-type="float" office:value="2869077" calcext:value-type="float">
            <text:p>2869077</text:p>
          </table:table-cell>
          <table:table-cell office:value-type="float" office:value="2869104" calcext:value-type="float">
            <text:p>2869104</text:p>
          </table:table-cell>
          <table:table-cell office:value-type="string" calcext:value-type="string">
            <text:p>non_sexist</text:p>
          </table:table-cell>
          <table:table-cell office:value-type="string" calcext:value-type="string">
            <text:p>Бл@ть у нас бы режиссёра сразу завинтили за оскорбление чувств кого то там</text:p>
          </table:table-cell>
        </table:table-row>
        <table:table-row table:style-name="ro1">
          <table:table-cell office:value-type="float" office:value="2869077" calcext:value-type="float">
            <text:p>2869077</text:p>
          </table:table-cell>
          <table:table-cell office:value-type="float" office:value="2869108" calcext:value-type="float">
            <text:p>2869108</text:p>
          </table:table-cell>
          <table:table-cell office:value-type="string" calcext:value-type="string">
            <text:p>non_sexist</text:p>
          </table:table-cell>
          <table:table-cell office:value-type="string" calcext:value-type="string">
            <text:p>Давно пора этих дремучих мракобесов вытурить из власти... Позорят прекрасную Польшу</text:p>
          </table:table-cell>
        </table:table-row>
        <table:table-row table:style-name="ro1">
          <table:table-cell office:value-type="float" office:value="2869077" calcext:value-type="float">
            <text:p>2869077</text:p>
          </table:table-cell>
          <table:table-cell office:value-type="float" office:value="2869113" calcext:value-type="float">
            <text:p>2869113</text:p>
          </table:table-cell>
          <table:table-cell office:value-type="string" calcext:value-type="string">
            <text:p>non_sexist</text:p>
          </table:table-cell>
          <table:table-cell office:value-type="string" calcext:value-type="string">
            <text:p>"Вы что, хотите как в польше?"</text:p>
          </table:table-cell>
        </table:table-row>
        <table:table-row table:style-name="ro3">
          <table:table-cell office:value-type="float" office:value="2869077" calcext:value-type="float">
            <text:p>2869077</text:p>
          </table:table-cell>
          <table:table-cell office:value-type="float" office:value="2869114" calcext:value-type="float">
            <text:p>2869114</text:p>
          </table:table-cell>
          <table:table-cell office:value-type="string" calcext:value-type="string">
            <text:p>non_sexist</text:p>
          </table:table-cell>
          <table:table-cell office:value-type="string" calcext:value-type="string">
            <text:p>https://vk.me/join/AJQ1d/v58wjrWKoXCTG1QTSK</text:p>
            <text:p>Всех будем рады видеть в нашей оппозиционной беседе)) оскорбления в беседе запрещены!! </text:p>
            <text:p>Так же есть правила которые нельзя нарушать)</text:p>
          </table:table-cell>
        </table:table-row>
        <table:table-row table:style-name="ro1">
          <table:table-cell office:value-type="float" office:value="2869077" calcext:value-type="float">
            <text:p>2869077</text:p>
          </table:table-cell>
          <table:table-cell office:value-type="float" office:value="2869144" calcext:value-type="float">
            <text:p>2869144</text:p>
          </table:table-cell>
          <table:table-cell office:value-type="string" calcext:value-type="string">
            <text:p>non_sexist</text:p>
          </table:table-cell>
          <table:table-cell office:value-type="string" calcext:value-type="string">
            <text:p>Эта проблема легко решаема. Ввести пожизненное за растление священниками малолетних, раз в год обязательная проверка у психологов и психиатров и вуаля. Не будет больше ни одного подобного случая. Для человека существует только один мотиватор- это страх. Перед лицом страха все "святыми" мигом станут. Ну и да- обложить церковь налогами на любую прибыль и пожертвования и запретить вести свою деятельность в дет.садах и школах. Спутник Хаббл не нашел в космосе бородатого дядьку и люди должны наукой заниматься, а не списывать свою тупость на высшие силы. То у них гром и молния из-за гнева богов, то Солнце светит потому что Бог захотел, то Луна с Солнцем борется и прочая ересь. Любое незнание списывают на Бога.</text:p>
          </table:table-cell>
        </table:table-row>
        <table:table-row table:style-name="ro1">
          <table:table-cell office:value-type="float" office:value="2869077" calcext:value-type="float">
            <text:p>2869077</text:p>
          </table:table-cell>
          <table:table-cell office:value-type="float" office:value="2869147" calcext:value-type="float">
            <text:p>2869147</text:p>
          </table:table-cell>
          <table:table-cell office:value-type="string" calcext:value-type="string">
            <text:p>non_sexist</text:p>
          </table:table-cell>
          <table:table-cell office:value-type="string" calcext:value-type="string">
            <text:p>"священники-глобаллисты", как это креативно звучит</text:p>
          </table:table-cell>
        </table:table-row>
        <table:table-row table:style-name="ro1">
          <table:table-cell office:value-type="float" office:value="2869077" calcext:value-type="float">
            <text:p>2869077</text:p>
          </table:table-cell>
          <table:table-cell office:value-type="float" office:value="2869636" calcext:value-type="float">
            <text:p>2869636</text:p>
          </table:table-cell>
          <table:table-cell office:value-type="string" calcext:value-type="string">
            <text:p>non_sexist</text:p>
          </table:table-cell>
          <table:table-cell office:value-type="string" calcext:value-type="string">
            <text:p>Страшный сон гундяя🤣</text:p>
          </table:table-cell>
        </table:table-row>
        <table:table-row table:style-name="ro1">
          <table:table-cell office:value-type="float" office:value="2869077" calcext:value-type="float">
            <text:p>2869077</text:p>
          </table:table-cell>
          <table:table-cell office:value-type="float" office:value="2869872" calcext:value-type="float">
            <text:p>2869872</text:p>
          </table:table-cell>
          <table:table-cell office:value-type="string" calcext:value-type="string">
            <text:p>non_sexist</text:p>
          </table:table-cell>
          <table:table-cell office:value-type="string" calcext:value-type="string">
            <text:p>. За несколько дней фильм собрал более 15 миллионов просмотров (население Польши — около 38 миллионов человек). https://www.youtube.com/watch?v=BrUvQ3W3nV4</text:p>
          </table:table-cell>
        </table:table-row>
        <table:table-row table:style-name="ro1">
          <table:table-cell office:value-type="float" office:value="2869077" calcext:value-type="float">
            <text:p>2869077</text:p>
          </table:table-cell>
          <table:table-cell office:value-type="float" office:value="2870563" calcext:value-type="float">
            <text:p>2870563</text:p>
          </table:table-cell>
          <table:table-cell office:value-type="string" calcext:value-type="string">
            <text:p>non_sexist</text:p>
          </table:table-cell>
          <table:table-cell office:value-type="string" calcext:value-type="string">
            <text:p>To est bardzo zaebiśće, kurwo</text:p>
          </table:table-cell>
        </table:table-row>
        <table:table-row table:style-name="ro1">
          <table:table-cell office:value-type="float" office:value="2860796" calcext:value-type="float">
            <text:p>2860796</text:p>
          </table:table-cell>
          <table:table-cell office:value-type="float" office:value="2860800" calcext:value-type="float">
            <text:p>2860800</text:p>
          </table:table-cell>
          <table:table-cell office:value-type="string" calcext:value-type="string">
            <text:p>non_sexist</text:p>
          </table:table-cell>
          <table:table-cell office:value-type="string" calcext:value-type="string">
            <text:p>Передайте меня США)</text:p>
          </table:table-cell>
        </table:table-row>
        <table:table-row table:style-name="ro2">
          <table:table-cell office:value-type="float" office:value="2860796" calcext:value-type="float">
            <text:p>2860796</text:p>
          </table:table-cell>
          <table:table-cell office:value-type="float" office:value="2860812" calcext:value-type="float">
            <text:p>2860812</text:p>
          </table:table-cell>
          <table:table-cell office:value-type="string" calcext:value-type="string">
            <text:p>non_sexist</text:p>
          </table:table-cell>
          <table:table-cell office:value-type="string" calcext:value-type="string">
            <text:p>"Демократия vs Свобода слова"</text:p>
            <text:p>Я ставлю на победу "демократии".</text:p>
          </table:table-cell>
        </table:table-row>
        <table:table-row table:style-name="ro1">
          <table:table-cell office:value-type="float" office:value="2860796" calcext:value-type="float">
            <text:p>2860796</text:p>
          </table:table-cell>
          <table:table-cell office:value-type="float" office:value="2860925" calcext:value-type="float">
            <text:p>2860925</text:p>
          </table:table-cell>
          <table:table-cell office:value-type="string" calcext:value-type="string">
            <text:p>non_sexist</text:p>
          </table:table-cell>
          <table:table-cell office:value-type="string" calcext:value-type="string">
            <text:p>Эмилии Новак опять знатно нассали в уши😄</text:p>
          </table:table-cell>
        </table:table-row>
        <table:table-row table:style-name="ro1">
          <table:table-cell office:value-type="float" office:value="2860796" calcext:value-type="float">
            <text:p>2860796</text:p>
          </table:table-cell>
          <table:table-cell office:value-type="float" office:value="2861078" calcext:value-type="float">
            <text:p>2861078</text:p>
          </table:table-cell>
          <table:table-cell office:value-type="string" calcext:value-type="string">
            <text:p>non_sexist</text:p>
          </table:table-cell>
          <table:table-cell office:value-type="string" calcext:value-type="string">
            <text:p>По окончании срока в Англии он имеет право на полит-убежище.</text:p>
          </table:table-cell>
        </table:table-row>
        <table:table-row table:style-name="ro1">
          <table:table-cell office:value-type="float" office:value="2860796" calcext:value-type="float">
            <text:p>2860796</text:p>
          </table:table-cell>
          <table:table-cell office:value-type="float" office:value="2861143" calcext:value-type="float">
            <text:p>2861143</text:p>
          </table:table-cell>
          <table:table-cell office:value-type="string" calcext:value-type="string">
            <text:p>non_sexist</text:p>
          </table:table-cell>
          <table:table-cell office:value-type="string" calcext:value-type="string">
            <text:p>Вверху 2 брата по разуму общаются</text:p>
          </table:table-cell>
        </table:table-row>
        <table:table-row table:style-name="ro1">
          <table:table-cell office:value-type="float" office:value="2860796" calcext:value-type="float">
            <text:p>2860796</text:p>
          </table:table-cell>
          <table:table-cell office:value-type="float" office:value="2861147" calcext:value-type="float">
            <text:p>2861147</text:p>
          </table:table-cell>
          <table:table-cell office:value-type="string" calcext:value-type="string">
            <text:p>non_sexist</text:p>
          </table:table-cell>
          <table:table-cell office:value-type="string" calcext:value-type="string">
            <text:p>Андрейка и Василек - братья на век🌷</text:p>
          </table:table-cell>
        </table:table-row>
        <table:table-row table:style-name="ro1">
          <table:table-cell office:value-type="float" office:value="2860796" calcext:value-type="float">
            <text:p>2860796</text:p>
          </table:table-cell>
          <table:table-cell office:value-type="float" office:value="2861200" calcext:value-type="float">
            <text:p>2861200</text:p>
          </table:table-cell>
          <table:table-cell office:value-type="string" calcext:value-type="string">
            <text:p>non_sexist</text:p>
          </table:table-cell>
          <table:table-cell office:value-type="string" calcext:value-type="string">
            <text:p>А где скулеж по Ассанжу?Где свобода слова,госпада либерасты где плачь Ярославны?😝😝😝</text:p>
          </table:table-cell>
        </table:table-row>
        <table:table-row table:style-name="ro1">
          <table:table-cell office:value-type="float" office:value="2860796" calcext:value-type="float">
            <text:p>2860796</text:p>
          </table:table-cell>
          <table:table-cell office:value-type="float" office:value="2861505" calcext:value-type="float">
            <text:p>2861505</text:p>
          </table:table-cell>
          <table:table-cell office:value-type="string" calcext:value-type="string">
            <text:p>non_sexist</text:p>
          </table:table-cell>
          <table:table-cell office:value-type="string" calcext:value-type="string">
            <text:p>Герой, страдающий за свободу. Нет на западе прав человека, свободы слова и тд. Запомните уже.</text:p>
          </table:table-cell>
        </table:table-row>
        <table:table-row table:style-name="ro1">
          <table:table-cell office:value-type="float" office:value="2860796" calcext:value-type="float">
            <text:p>2860796</text:p>
          </table:table-cell>
          <table:table-cell office:value-type="float" office:value="2862818" calcext:value-type="float">
            <text:p>2862818</text:p>
          </table:table-cell>
          <table:table-cell office:value-type="string" calcext:value-type="string">
            <text:p>non_sexist</text:p>
          </table:table-cell>
          <table:table-cell office:value-type="string" calcext:value-type="string">
            <text:p>Спойлер - смогут</text:p>
          </table:table-cell>
        </table:table-row>
        <table:table-row table:style-name="ro1">
          <table:table-cell office:value-type="float" office:value="2822977" calcext:value-type="float">
            <text:p>2822977</text:p>
          </table:table-cell>
          <table:table-cell office:value-type="float" office:value="2822978" calcext:value-type="float">
            <text:p>2822978</text:p>
          </table:table-cell>
          <table:table-cell office:value-type="string" calcext:value-type="string">
            <text:p>non_sexist</text:p>
          </table:table-cell>
          <table:table-cell office:value-type="string" calcext:value-type="string">
            <text:p>Иначе бы это сделали солдаты НАТО.</text:p>
          </table:table-cell>
        </table:table-row>
        <table:table-row table:style-name="ro1">
          <table:table-cell office:value-type="float" office:value="2822977" calcext:value-type="float">
            <text:p>2822977</text:p>
          </table:table-cell>
          <table:table-cell office:value-type="float" office:value="2822979" calcext:value-type="float">
            <text:p>2822979</text:p>
          </table:table-cell>
          <table:table-cell office:value-type="string" calcext:value-type="string">
            <text:p>non_sexist</text:p>
          </table:table-cell>
          <table:table-cell office:value-type="string" calcext:value-type="string">
            <text:p>"за что боролись"</text:p>
          </table:table-cell>
        </table:table-row>
        <table:table-row table:style-name="ro1">
          <table:table-cell office:value-type="float" office:value="2822977" calcext:value-type="float">
            <text:p>2822977</text:p>
          </table:table-cell>
          <table:table-cell office:value-type="float" office:value="2822980" calcext:value-type="float">
            <text:p>2822980</text:p>
          </table:table-cell>
          <table:table-cell office:value-type="string" calcext:value-type="string">
            <text:p>non_sexist</text:p>
          </table:table-cell>
          <table:table-cell office:value-type="string" calcext:value-type="string">
            <text:p>Не получилось девочку патриотом воспитать, скрепы треснули</text:p>
          </table:table-cell>
        </table:table-row>
        <table:table-row table:style-name="ro1">
          <table:table-cell office:value-type="float" office:value="2822977" calcext:value-type="float">
            <text:p>2822977</text:p>
          </table:table-cell>
          <table:table-cell office:value-type="float" office:value="2822981" calcext:value-type="float">
            <text:p>2822981</text:p>
          </table:table-cell>
          <table:table-cell office:value-type="string" calcext:value-type="string">
            <text:p>non_sexist</text:p>
          </table:table-cell>
          <table:table-cell office:value-type="string" calcext:value-type="string">
            <text:p>В наше время такого не было..</text:p>
          </table:table-cell>
        </table:table-row>
        <table:table-row table:style-name="ro1">
          <table:table-cell office:value-type="float" office:value="2822977" calcext:value-type="float">
            <text:p>2822977</text:p>
          </table:table-cell>
          <table:table-cell office:value-type="float" office:value="2822982" calcext:value-type="float">
            <text:p>2822982</text:p>
          </table:table-cell>
          <table:table-cell office:value-type="string" calcext:value-type="string">
            <text:p>non_sexist</text:p>
          </table:table-cell>
          <table:table-cell office:value-type="string" calcext:value-type="string">
            <text:p>Чем отличается педагог от педофила? Педофил действительно любит детей.</text:p>
          </table:table-cell>
        </table:table-row>
        <table:table-row table:style-name="ro1">
          <table:table-cell office:value-type="float" office:value="2822977" calcext:value-type="float">
            <text:p>2822977</text:p>
          </table:table-cell>
          <table:table-cell office:value-type="float" office:value="2822983" calcext:value-type="float">
            <text:p>2822983</text:p>
          </table:table-cell>
          <table:table-cell office:value-type="string" calcext:value-type="string">
            <text:p>sexist</text:p>
          </table:table-cell>
          <table:table-cell office:value-type="string" calcext:value-type="string">
            <text:p>Да 17 лет уже взрослая кобылица. Уже во всю можно чпокаться. Сами вспомните себя, в 15 лет мы уже с чиками мутили. А вспомните 40-летнего Толстого, который ухлестывал за своей женой, когда той 16 было, а Левин и Кетти в "Анне Карениной"? А 60-ти летний Фрэнк Каупервуд <text:s/>12-ти летняя девочка, будующая жена? Устроили из мухи слона🤦🤦</text:p>
          </table:table-cell>
        </table:table-row>
        <table:table-row table:style-name="ro1">
          <table:table-cell office:value-type="float" office:value="2822977" calcext:value-type="float">
            <text:p>2822977</text:p>
          </table:table-cell>
          <table:table-cell office:value-type="float" office:value="2822985" calcext:value-type="float">
            <text:p>2822985</text:p>
          </table:table-cell>
          <table:table-cell office:value-type="string" calcext:value-type="string">
            <text:p>non_sexist</text:p>
          </table:table-cell>
          <table:table-cell office:value-type="string" calcext:value-type="string">
            <text:p>Заберите своих детей из гитлерюгенда</text:p>
          </table:table-cell>
        </table:table-row>
        <table:table-row table:style-name="ro1">
          <table:table-cell office:value-type="float" office:value="2822977" calcext:value-type="float">
            <text:p>2822977</text:p>
          </table:table-cell>
          <table:table-cell office:value-type="float" office:value="2822986" calcext:value-type="float">
            <text:p>2822986</text:p>
          </table:table-cell>
          <table:table-cell office:value-type="string" calcext:value-type="string">
            <text:p>non_sexist</text:p>
          </table:table-cell>
          <table:table-cell office:value-type="string" calcext:value-type="string">
            <text:p>А кто обещал, что в Юнармии будет легко?</text:p>
          </table:table-cell>
        </table:table-row>
        <table:table-row table:style-name="ro1">
          <table:table-cell office:value-type="float" office:value="2822977" calcext:value-type="float">
            <text:p>2822977</text:p>
          </table:table-cell>
          <table:table-cell office:value-type="float" office:value="2822989" calcext:value-type="float">
            <text:p>2822989</text:p>
          </table:table-cell>
          <table:table-cell office:value-type="string" calcext:value-type="string">
            <text:p>non_sexist</text:p>
          </table:table-cell>
          <table:table-cell office:value-type="string" calcext:value-type="string">
            <text:p>один из тех случаев, когда шобла поедает шоблу</text:p>
          </table:table-cell>
        </table:table-row>
        <table:table-row table:style-name="ro1">
          <table:table-cell office:value-type="float" office:value="2822977" calcext:value-type="float">
            <text:p>2822977</text:p>
          </table:table-cell>
          <table:table-cell office:value-type="float" office:value="2822991" calcext:value-type="float">
            <text:p>2822991</text:p>
          </table:table-cell>
          <table:table-cell office:value-type="string" calcext:value-type="string">
            <text:p>non_sexist</text:p>
          </table:table-cell>
          <table:table-cell office:value-type="string" calcext:value-type="string">
            <text:p>Да ладно ,путэнЮгент не чисты</text:p>
          </table:table-cell>
        </table:table-row>
        <table:table-row table:style-name="ro1">
          <table:table-cell office:value-type="float" office:value="2822977" calcext:value-type="float">
            <text:p>2822977</text:p>
          </table:table-cell>
          <table:table-cell office:value-type="float" office:value="2822993" calcext:value-type="float">
            <text:p>2822993</text:p>
          </table:table-cell>
          <table:table-cell office:value-type="string" calcext:value-type="string">
            <text:p>non_sexist</text:p>
          </table:table-cell>
          <table:table-cell office:value-type="string" calcext:value-type="string">
            <text:p>);47587;65?₽98887777777777777777777777777777777777777777</text:p>
          </table:table-cell>
        </table:table-row>
        <table:table-row table:style-name="ro1">
          <table:table-cell office:value-type="float" office:value="2822977" calcext:value-type="float">
            <text:p>2822977</text:p>
          </table:table-cell>
          <table:table-cell office:value-type="float" office:value="2822995" calcext:value-type="float">
            <text:p>2822995</text:p>
          </table:table-cell>
          <table:table-cell office:value-type="string" calcext:value-type="string">
            <text:p>sexist</text:p>
          </table:table-cell>
          <table:table-cell office:value-type="string" calcext:value-type="string">
            <text:p>Ну а чо, скабеева просто так что ли продаёт себя? в детстве воспитали таким образом, и сейчас таких готовят.</text:p>
          </table:table-cell>
        </table:table-row>
        <table:table-row table:style-name="ro1">
          <table:table-cell office:value-type="float" office:value="2822977" calcext:value-type="float">
            <text:p>2822977</text:p>
          </table:table-cell>
          <table:table-cell office:value-type="float" office:value="2822996" calcext:value-type="float">
            <text:p>2822996</text:p>
          </table:table-cell>
          <table:table-cell office:value-type="string" calcext:value-type="string">
            <text:p>non_sexist</text:p>
          </table:table-cell>
          <table:table-cell office:value-type="string" calcext:value-type="string">
            <text:p>Президент целует мальчиков в пупок, в чем разница?</text:p>
          </table:table-cell>
        </table:table-row>
        <table:table-row table:style-name="ro1">
          <table:table-cell office:value-type="float" office:value="2822977" calcext:value-type="float">
            <text:p>2822977</text:p>
          </table:table-cell>
          <table:table-cell office:value-type="float" office:value="2822998" calcext:value-type="float">
            <text:p>2822998</text:p>
          </table:table-cell>
          <table:table-cell office:value-type="string" calcext:value-type="string">
            <text:p>non_sexist</text:p>
          </table:table-cell>
          <table:table-cell office:value-type="string" calcext:value-type="string">
            <text:p>А можно для понимания ситуации, сколько из юнармейцев уже занимались сексом к 17 годам?</text:p>
          </table:table-cell>
        </table:table-row>
        <table:table-row table:style-name="ro1">
          <table:table-cell office:value-type="float" office:value="2822977" calcext:value-type="float">
            <text:p>2822977</text:p>
          </table:table-cell>
          <table:table-cell office:value-type="float" office:value="2823001" calcext:value-type="float">
            <text:p>2823001</text:p>
          </table:table-cell>
          <table:table-cell office:value-type="string" calcext:value-type="string">
            <text:p>non_sexist</text:p>
          </table:table-cell>
          <table:table-cell office:value-type="string" calcext:value-type="string">
            <text:p>В секте Лехи Нахального все домогаются друг друга</text:p>
          </table:table-cell>
        </table:table-row>
        <table:table-row table:style-name="ro1">
          <table:table-cell office:value-type="float" office:value="2822977" calcext:value-type="float">
            <text:p>2822977</text:p>
          </table:table-cell>
          <table:table-cell office:value-type="float" office:value="2823005" calcext:value-type="float">
            <text:p>2823005</text:p>
          </table:table-cell>
          <table:table-cell office:value-type="string" calcext:value-type="string">
            <text:p>non_sexist</text:p>
          </table:table-cell>
          <table:table-cell office:value-type="string" calcext:value-type="string">
            <text:p>Для того эта помойка и создавалась.</text:p>
          </table:table-cell>
        </table:table-row>
        <table:table-row table:style-name="ro1">
          <table:table-cell office:value-type="float" office:value="2822977" calcext:value-type="float">
            <text:p>2822977</text:p>
          </table:table-cell>
          <table:table-cell office:value-type="float" office:value="2823008" calcext:value-type="float">
            <text:p>2823008</text:p>
          </table:table-cell>
          <table:table-cell office:value-type="string" calcext:value-type="string">
            <text:p>non_sexist</text:p>
          </table:table-cell>
          <table:table-cell office:value-type="string" calcext:value-type="string">
            <text:p>В топку его!</text:p>
          </table:table-cell>
        </table:table-row>
        <table:table-row table:style-name="ro1">
          <table:table-cell office:value-type="float" office:value="2822977" calcext:value-type="float">
            <text:p>2822977</text:p>
          </table:table-cell>
          <table:table-cell office:value-type="float" office:value="2823009" calcext:value-type="float">
            <text:p>2823009</text:p>
          </table:table-cell>
          <table:table-cell office:value-type="string" calcext:value-type="string">
            <text:p>non_sexist</text:p>
          </table:table-cell>
          <table:table-cell office:value-type="string" calcext:value-type="string">
            <text:p>Так это же армия! Приказы не обсуждаются. Требует вышестоящий по званию секс - выполняй приказ. А она жаловаться! Не скрепно, нет прочтения, нет жертвенности и покорности. Никак не скрепно.</text:p>
          </table:table-cell>
        </table:table-row>
        <table:table-row table:style-name="ro1">
          <table:table-cell office:value-type="float" office:value="2822977" calcext:value-type="float">
            <text:p>2822977</text:p>
          </table:table-cell>
          <table:table-cell office:value-type="float" office:value="2823010" calcext:value-type="float">
            <text:p>2823010</text:p>
          </table:table-cell>
          <table:table-cell office:value-type="string" calcext:value-type="string">
            <text:p>non_sexist</text:p>
          </table:table-cell>
          <table:table-cell office:value-type="string" calcext:value-type="string">
            <text:p>Хэх Юнармия да еще в магадане ,да там уже все бабло давно разворовали ,а молодые девки в самом соку это пожалуй единственное что держит 30 летних начальников в этой юнармии , все остальное в ней полная профанация ))</text:p>
          </table:table-cell>
        </table:table-row>
        <table:table-row table:style-name="ro1">
          <table:table-cell office:value-type="float" office:value="2822977" calcext:value-type="float">
            <text:p>2822977</text:p>
          </table:table-cell>
          <table:table-cell office:value-type="float" office:value="2823015" calcext:value-type="float">
            <text:p>2823015</text:p>
          </table:table-cell>
          <table:table-cell office:value-type="string" calcext:value-type="string">
            <text:p>non_sexist</text:p>
          </table:table-cell>
          <table:table-cell office:value-type="string" calcext:value-type="string">
            <text:p>Куда все катится? Скоро людям нужно будет ходить, и проверять за всеми: воспитателями детсада, учителями, поварами, преподавателями, ментами, прокурорами, депутатами, врачами... Просто за всеми... Когда уже начнут гасить крыс среди своих, которые позорят <text:s/>профессии и людей в этих профессиях? Время толерантности должно уже закончится</text:p>
          </table:table-cell>
        </table:table-row>
        <table:table-row table:style-name="ro1">
          <table:table-cell office:value-type="float" office:value="2822977" calcext:value-type="float">
            <text:p>2822977</text:p>
          </table:table-cell>
          <table:table-cell office:value-type="float" office:value="2823016" calcext:value-type="float">
            <text:p>2823016</text:p>
          </table:table-cell>
          <table:table-cell office:value-type="string" calcext:value-type="string">
            <text:p>non_sexist</text:p>
          </table:table-cell>
          <table:table-cell office:value-type="string" calcext:value-type="string">
            <text:p>Так у Навалы одни Геи работают!</text:p>
          </table:table-cell>
        </table:table-row>
        <table:table-row table:style-name="ro1">
          <table:table-cell office:value-type="float" office:value="2822977" calcext:value-type="float">
            <text:p>2822977</text:p>
          </table:table-cell>
          <table:table-cell office:value-type="float" office:value="2823017" calcext:value-type="float">
            <text:p>2823017</text:p>
          </table:table-cell>
          <table:table-cell office:value-type="string" calcext:value-type="string">
            <text:p>non_sexist</text:p>
          </table:table-cell>
          <table:table-cell office:value-type="string" calcext:value-type="string">
            <text:p>Где-то в комментах грустит одна Потупчик :)</text:p>
          </table:table-cell>
        </table:table-row>
        <table:table-row table:style-name="ro1">
          <table:table-cell office:value-type="float" office:value="2822977" calcext:value-type="float">
            <text:p>2822977</text:p>
          </table:table-cell>
          <table:table-cell office:value-type="float" office:value="2823021" calcext:value-type="float">
            <text:p>2823021</text:p>
          </table:table-cell>
          <table:table-cell office:value-type="string" calcext:value-type="string">
            <text:p>non_sexist</text:p>
          </table:table-cell>
          <table:table-cell office:value-type="string" calcext:value-type="string">
            <text:p>[id51466400|Сергей], чёт вспомнила фильм "Красный воробей" 😏</text:p>
          </table:table-cell>
        </table:table-row>
        <table:table-row table:style-name="ro1">
          <table:table-cell office:value-type="float" office:value="2822977" calcext:value-type="float">
            <text:p>2822977</text:p>
          </table:table-cell>
          <table:table-cell office:value-type="float" office:value="2823024" calcext:value-type="float">
            <text:p>2823024</text:p>
          </table:table-cell>
          <table:table-cell office:value-type="string" calcext:value-type="string">
            <text:p>non_sexist</text:p>
          </table:table-cell>
          <table:table-cell office:value-type="string" calcext:value-type="string">
            <text:p>Одни родители уже отправили своих детей в Суворовское училище в Ульяновске ,теперь локти кусают ,отправили здоровых детей получили инвалидов ,думаю тоже не стоит детей записывать в такие сомнительные организации как Юнармия где из них будут готовить защитников правящего режима .</text:p>
          </table:table-cell>
        </table:table-row>
        <table:table-row table:style-name="ro1">
          <table:table-cell office:value-type="float" office:value="2822977" calcext:value-type="float">
            <text:p>2822977</text:p>
          </table:table-cell>
          <table:table-cell office:value-type="float" office:value="2823041" calcext:value-type="float">
            <text:p>2823041</text:p>
          </table:table-cell>
          <table:table-cell office:value-type="string" calcext:value-type="string">
            <text:p>non_sexist</text:p>
          </table:table-cell>
          <table:table-cell office:value-type="string" calcext:value-type="string">
            <text:p>От Селигерских оргий недалеко ушли.</text:p>
          </table:table-cell>
        </table:table-row>
        <table:table-row table:style-name="ro1">
          <table:table-cell office:value-type="float" office:value="2822977" calcext:value-type="float">
            <text:p>2822977</text:p>
          </table:table-cell>
          <table:table-cell office:value-type="float" office:value="2823043" calcext:value-type="float">
            <text:p>2823043</text:p>
          </table:table-cell>
          <table:table-cell office:value-type="string" calcext:value-type="string">
            <text:p>non_sexist</text:p>
          </table:table-cell>
          <table:table-cell office:value-type="string" calcext:value-type="string">
            <text:p>Дальше Магадана все равно не отошлют</text:p>
          </table:table-cell>
        </table:table-row>
        <table:table-row table:style-name="ro1">
          <table:table-cell office:value-type="float" office:value="2822977" calcext:value-type="float">
            <text:p>2822977</text:p>
          </table:table-cell>
          <table:table-cell office:value-type="float" office:value="2823046" calcext:value-type="float">
            <text:p>2823046</text:p>
          </table:table-cell>
          <table:table-cell office:value-type="string" calcext:value-type="string">
            <text:p>non_sexist</text:p>
          </table:table-cell>
          <table:table-cell office:value-type="string" calcext:value-type="string">
            <text:p>Израиль тянка рассказывала как они в армии лесби оргии устраивали</text:p>
          </table:table-cell>
        </table:table-row>
        <table:table-row table:style-name="ro1">
          <table:table-cell office:value-type="float" office:value="2822977" calcext:value-type="float">
            <text:p>2822977</text:p>
          </table:table-cell>
          <table:table-cell office:value-type="float" office:value="2823047" calcext:value-type="float">
            <text:p>2823047</text:p>
          </table:table-cell>
          <table:table-cell office:value-type="string" calcext:value-type="string">
            <text:p>non_sexist</text:p>
          </table:table-cell>
          <table:table-cell office:value-type="string" calcext:value-type="string">
            <text:p>Единорос маленький</text:p>
          </table:table-cell>
        </table:table-row>
        <table:table-row table:style-name="ro1">
          <table:table-cell office:value-type="float" office:value="2822977" calcext:value-type="float">
            <text:p>2822977</text:p>
          </table:table-cell>
          <table:table-cell office:value-type="float" office:value="2823054" calcext:value-type="float">
            <text:p>2823054</text:p>
          </table:table-cell>
          <table:table-cell office:value-type="string" calcext:value-type="string">
            <text:p>non_sexist</text:p>
          </table:table-cell>
          <table:table-cell office:value-type="string" calcext:value-type="string">
            <text:p>Глава магаданской Юнармии. Фото не в цвете. Наши дни</text:p>
          </table:table-cell>
        </table:table-row>
        <table:table-row table:style-name="ro1">
          <table:table-cell office:value-type="float" office:value="2822977" calcext:value-type="float">
            <text:p>2822977</text:p>
          </table:table-cell>
          <table:table-cell office:value-type="float" office:value="2823061" calcext:value-type="float">
            <text:p>2823061</text:p>
          </table:table-cell>
          <table:table-cell office:value-type="string" calcext:value-type="string">
            <text:p>non_sexist</text:p>
          </table:table-cell>
          <table:table-cell office:value-type="string" calcext:value-type="string">
            <text:p>А для чего ж ещё туда глупое мясо идёт? Отдать себя Родине</text:p>
          </table:table-cell>
        </table:table-row>
        <table:table-row table:style-name="ro1">
          <table:table-cell office:value-type="float" office:value="2822977" calcext:value-type="float">
            <text:p>2822977</text:p>
          </table:table-cell>
          <table:table-cell office:value-type="float" office:value="2823074" calcext:value-type="float">
            <text:p>2823074</text:p>
          </table:table-cell>
          <table:table-cell office:value-type="string" calcext:value-type="string">
            <text:p>non_sexist</text:p>
          </table:table-cell>
          <table:table-cell office:value-type="string" calcext:value-type="string">
            <text:p>Щас им телефоны запретят (как в школе) <text:s/>и не кто ничего не узнает</text:p>
          </table:table-cell>
        </table:table-row>
        <table:table-row table:style-name="ro1">
          <table:table-cell office:value-type="float" office:value="2822977" calcext:value-type="float">
            <text:p>2822977</text:p>
          </table:table-cell>
          <table:table-cell office:value-type="float" office:value="2823079" calcext:value-type="float">
            <text:p>2823079</text:p>
          </table:table-cell>
          <table:table-cell office:value-type="string" calcext:value-type="string">
            <text:p>non_sexist</text:p>
          </table:table-cell>
          <table:table-cell office:value-type="string" calcext:value-type="string">
            <text:p>Терпеть лишения и трудности воинской службы</text:p>
          </table:table-cell>
        </table:table-row>
        <table:table-row table:style-name="ro1">
          <table:table-cell office:value-type="float" office:value="2822977" calcext:value-type="float">
            <text:p>2822977</text:p>
          </table:table-cell>
          <table:table-cell office:value-type="float" office:value="2823083" calcext:value-type="float">
            <text:p>2823083</text:p>
          </table:table-cell>
          <table:table-cell office:value-type="string" calcext:value-type="string">
            <text:p>non_sexist</text:p>
          </table:table-cell>
          <table:table-cell office:value-type="string" calcext:value-type="string">
            <text:p>Разве юнармия не для этого существует?</text:p>
          </table:table-cell>
        </table:table-row>
        <table:table-row table:style-name="ro1">
          <table:table-cell office:value-type="float" office:value="2822977" calcext:value-type="float">
            <text:p>2822977</text:p>
          </table:table-cell>
          <table:table-cell office:value-type="float" office:value="2823107" calcext:value-type="float">
            <text:p>2823107</text:p>
          </table:table-cell>
          <table:table-cell office:value-type="string" calcext:value-type="string">
            <text:p>non_sexist</text:p>
          </table:table-cell>
          <table:table-cell office:value-type="string" calcext:value-type="string">
            <text:p>А кто-то действительно думал, что в руководство этого путлерюгенда идут из высоких патриотических чувств?</text:p>
          </table:table-cell>
        </table:table-row>
        <table:table-row table:style-name="ro1">
          <table:table-cell office:value-type="float" office:value="2822977" calcext:value-type="float">
            <text:p>2822977</text:p>
          </table:table-cell>
          <table:table-cell office:value-type="float" office:value="2823121" calcext:value-type="float">
            <text:p>2823121</text:p>
          </table:table-cell>
          <table:table-cell office:value-type="string" calcext:value-type="string">
            <text:p>non_sexist</text:p>
          </table:table-cell>
          <table:table-cell office:value-type="string" calcext:value-type="string">
            <text:p>Как-то она не патриотично поступила.</text:p>
          </table:table-cell>
        </table:table-row>
        <table:table-row table:style-name="ro1">
          <table:table-cell office:value-type="float" office:value="2822977" calcext:value-type="float">
            <text:p>2822977</text:p>
          </table:table-cell>
          <table:table-cell office:value-type="float" office:value="2823180" calcext:value-type="float">
            <text:p>2823180</text:p>
          </table:table-cell>
          <table:table-cell office:value-type="string" calcext:value-type="string">
            <text:p>sexist</text:p>
          </table:table-cell>
          <table:table-cell office:value-type="string" calcext:value-type="string">
            <text:p>Их только вчера состряпали и уже позором покрылись. И откуда там баба взялась вообще?</text:p>
          </table:table-cell>
        </table:table-row>
        <table:table-row table:style-name="ro1">
          <table:table-cell office:value-type="float" office:value="2822977" calcext:value-type="float">
            <text:p>2822977</text:p>
          </table:table-cell>
          <table:table-cell office:value-type="float" office:value="2823285" calcext:value-type="float">
            <text:p>2823285</text:p>
          </table:table-cell>
          <table:table-cell office:value-type="string" calcext:value-type="string">
            <text:p>non_sexist</text:p>
          </table:table-cell>
          <table:table-cell office:value-type="string" calcext:value-type="string">
            <text:p>Родители -берегите детей от наркотиков ,Юнармии, педофилов и суицидников...</text:p>
          </table:table-cell>
        </table:table-row>
        <table:table-row table:style-name="ro1">
          <table:table-cell office:value-type="float" office:value="2822977" calcext:value-type="float">
            <text:p>2822977</text:p>
          </table:table-cell>
          <table:table-cell office:value-type="float" office:value="2823437" calcext:value-type="float">
            <text:p>2823437</text:p>
          </table:table-cell>
          <table:table-cell office:value-type="string" calcext:value-type="string">
            <text:p>non_sexist</text:p>
          </table:table-cell>
          <table:table-cell office:value-type="string" calcext:value-type="string">
            <text:p>К юнармейцу или юнармейке?</text:p>
          </table:table-cell>
        </table:table-row>
        <table:table-row table:style-name="ro1">
          <table:table-cell office:value-type="float" office:value="2822977" calcext:value-type="float">
            <text:p>2822977</text:p>
          </table:table-cell>
          <table:table-cell office:value-type="float" office:value="2823466" calcext:value-type="float">
            <text:p>2823466</text:p>
          </table:table-cell>
          <table:table-cell office:value-type="string" calcext:value-type="string">
            <text:p>non_sexist</text:p>
          </table:table-cell>
          <table:table-cell office:value-type="string" calcext:value-type="string">
            <text:p>Приучают стойко переносить все тяготы</text:p>
          </table:table-cell>
        </table:table-row>
        <table:table-row table:style-name="ro3">
          <table:table-cell office:value-type="float" office:value="2822977" calcext:value-type="float">
            <text:p>2822977</text:p>
          </table:table-cell>
          <table:table-cell office:value-type="float" office:value="2823606" calcext:value-type="float">
            <text:p>2823606</text:p>
          </table:table-cell>
          <table:table-cell office:value-type="string" calcext:value-type="string">
            <text:p>sexist</text:p>
          </table:table-cell>
          <table:table-cell office:value-type="string" calcext:value-type="string">
            <text:p>Честно говоря не понял в чем проблема? Ей 16 уже исполнилось. Возраст согласия в РФ 16 лет. Статьи за "домогательство" в России (на мой взгляд слава богу) нет. Он что то нарушил? О какой педофилии может вообще идти речь?</text:p>
            <text:p/>
            <text:p>P s При всей моей нелюбви к юнармии поддерживать педоистерию и феминисткий угар про харасмент я не готов. Как и в случае со Слуцким и Берлускони.</text:p>
          </table:table-cell>
        </table:table-row>
        <table:table-row table:style-name="ro1">
          <table:table-cell office:value-type="float" office:value="2814248" calcext:value-type="float">
            <text:p>2814248</text:p>
          </table:table-cell>
          <table:table-cell office:value-type="float" office:value="2814260" calcext:value-type="float">
            <text:p>2814260</text:p>
          </table:table-cell>
          <table:table-cell office:value-type="string" calcext:value-type="string">
            <text:p>sexist_in_co</text:p>
          </table:table-cell>
          <table:table-cell office:value-type="string" calcext:value-type="string">
            <text:p>И правильно сделал</text:p>
          </table:table-cell>
        </table:table-row>
        <table:table-row table:style-name="ro1">
          <table:table-cell office:value-type="float" office:value="2814248" calcext:value-type="float">
            <text:p>2814248</text:p>
          </table:table-cell>
          <table:table-cell office:value-type="float" office:value="2814263" calcext:value-type="float">
            <text:p>2814263</text:p>
          </table:table-cell>
          <table:table-cell office:value-type="string" calcext:value-type="string">
            <text:p>sexist_in_co</text:p>
          </table:table-cell>
          <table:table-cell office:value-type="string" calcext:value-type="string">
            <text:p>Правильно. Пустое движение сломало много жизней замечательных людей.</text:p>
          </table:table-cell>
        </table:table-row>
        <table:table-row table:style-name="ro1">
          <table:table-cell office:value-type="float" office:value="2814248" calcext:value-type="float">
            <text:p>2814248</text:p>
          </table:table-cell>
          <table:table-cell office:value-type="float" office:value="2814267" calcext:value-type="float">
            <text:p>2814267</text:p>
          </table:table-cell>
          <table:table-cell office:value-type="string" calcext:value-type="string">
            <text:p>non_sexist</text:p>
          </table:table-cell>
          <table:table-cell office:value-type="string" calcext:value-type="string">
            <text:p>Пониёб, твой выход</text:p>
          </table:table-cell>
        </table:table-row>
        <table:table-row table:style-name="ro2">
          <table:table-cell office:value-type="float" office:value="2814248" calcext:value-type="float">
            <text:p>2814248</text:p>
          </table:table-cell>
          <table:table-cell office:value-type="float" office:value="2814269" calcext:value-type="float">
            <text:p>2814269</text:p>
          </table:table-cell>
          <table:table-cell office:value-type="string" calcext:value-type="string">
            <text:p>sexist</text:p>
          </table:table-cell>
          <table:table-cell office:value-type="string" calcext:value-type="string">
            <text:p>Ладно ещё если просто какая-то неизвестная сук@ лезет в постель к влиятельному мужику ради роли, а через 30 лет, добившись таким образом славы, начинает вопить, что это "харассмент"..</text:p>
            <text:p>Так нет же, есть ещё и такие СУКN, которые при этом и а постели не были, а лишь "считают, что он об этом думал"...</text:p>
          </table:table-cell>
        </table:table-row>
        <table:table-row table:style-name="ro1">
          <table:table-cell office:value-type="float" office:value="2814248" calcext:value-type="float">
            <text:p>2814248</text:p>
          </table:table-cell>
          <table:table-cell office:value-type="float" office:value="2814318" calcext:value-type="float">
            <text:p>2814318</text:p>
          </table:table-cell>
          <table:table-cell office:value-type="string" calcext:value-type="string">
            <text:p>non_sexist</text:p>
          </table:table-cell>
          <table:table-cell office:value-type="string" calcext:value-type="string">
            <text:p>Сейчас бы насильника и педофила восстанавливать.</text:p>
          </table:table-cell>
        </table:table-row>
        <table:table-row table:style-name="ro1">
          <table:table-cell office:value-type="float" office:value="2814248" calcext:value-type="float">
            <text:p>2814248</text:p>
          </table:table-cell>
          <table:table-cell office:value-type="float" office:value="2814596" calcext:value-type="float">
            <text:p>2814596</text:p>
          </table:table-cell>
          <table:table-cell office:value-type="string" calcext:value-type="string">
            <text:p>non_sexist</text:p>
          </table:table-cell>
          <table:table-cell office:value-type="string" calcext:value-type="string">
            <text:p>Его 9 врата <text:s/>это 👌</text:p>
          </table:table-cell>
        </table:table-row>
        <table:table-row table:style-name="ro1">
          <table:table-cell office:value-type="float" office:value="2814248" calcext:value-type="float">
            <text:p>2814248</text:p>
          </table:table-cell>
          <table:table-cell office:value-type="float" office:value="2816974" calcext:value-type="float">
            <text:p>2816974</text:p>
          </table:table-cell>
          <table:table-cell office:value-type="string" calcext:value-type="string">
            <text:p>non_sexist</text:p>
          </table:table-cell>
          <table:table-cell office:value-type="string" calcext:value-type="string">
            <text:p>Не восстановят. Слишком уж скандальный персонаж.</text:p>
          </table:table-cell>
        </table:table-row>
        <table:table-row table:style-name="ro2">
          <table:table-cell office:value-type="float" office:value="2808657" calcext:value-type="float">
            <text:p>2808657</text:p>
          </table:table-cell>
          <table:table-cell office:value-type="float" office:value="2808661" calcext:value-type="float">
            <text:p>2808661</text:p>
          </table:table-cell>
          <table:table-cell office:value-type="string" calcext:value-type="string">
            <text:p>non_sexist</text:p>
          </table:table-cell>
          <table:table-cell office:value-type="string" calcext:value-type="string">
            <text:p>Нушо посоны сёдня валим фейсбук? 😂</text:p>
            <text:p>Откуда пошла эта ленивая дичь накидывать в одну статью сразу весь мелкий мусор?</text:p>
          </table:table-cell>
        </table:table-row>
        <table:table-row table:style-name="ro1">
          <table:table-cell office:value-type="float" office:value="2808657" calcext:value-type="float">
            <text:p>2808657</text:p>
          </table:table-cell>
          <table:table-cell office:value-type="float" office:value="2808663" calcext:value-type="float">
            <text:p>2808663</text:p>
          </table:table-cell>
          <table:table-cell office:value-type="string" calcext:value-type="string">
            <text:p>non_sexist</text:p>
          </table:table-cell>
          <table:table-cell office:value-type="string" calcext:value-type="string">
            <text:p>Назначат министром информации..КНР, <text:s/>как их зятя..))</text:p>
          </table:table-cell>
        </table:table-row>
        <table:table-row table:style-name="ro1">
          <table:table-cell office:value-type="float" office:value="2808657" calcext:value-type="float">
            <text:p>2808657</text:p>
          </table:table-cell>
          <table:table-cell office:value-type="float" office:value="2808670" calcext:value-type="float">
            <text:p>2808670</text:p>
          </table:table-cell>
          <table:table-cell office:value-type="string" calcext:value-type="string">
            <text:p>non_sexist</text:p>
          </table:table-cell>
          <table:table-cell office:value-type="string" calcext:value-type="string">
            <text:p>Народ валите из фейсбука и инстаграма, <text:s/>нечего там больше делать, Марк работает на правительство и сливает ваши данные вообще всем. 😡</text:p>
          </table:table-cell>
        </table:table-row>
        <table:table-row table:style-name="ro3">
          <table:table-cell office:value-type="float" office:value="2808657" calcext:value-type="float">
            <text:p>2808657</text:p>
          </table:table-cell>
          <table:table-cell office:value-type="float" office:value="2808763" calcext:value-type="float">
            <text:p>2808763</text:p>
          </table:table-cell>
          <table:table-cell office:value-type="string" calcext:value-type="string">
            <text:p>non_sexist</text:p>
          </table:table-cell>
          <table:table-cell office:value-type="string" calcext:value-type="string">
            <text:p>» Несмотря на то, что Каплан присутствовал на заседании как частное лицо и не делал никаких публичных выступлений, его поддержка в адрес человека, обвиняемого в сексуальных домогательствах, вызвала недовольство многих сотрудников Facebook.</text:p>
            <text:p/>
            <text:p>Разве это не край?</text:p>
          </table:table-cell>
        </table:table-row>
        <table:table-row table:style-name="ro2">
          <table:table-cell office:value-type="float" office:value="2808657" calcext:value-type="float">
            <text:p>2808657</text:p>
          </table:table-cell>
          <table:table-cell office:value-type="float" office:value="2808796" calcext:value-type="float">
            <text:p>2808796</text:p>
          </table:table-cell>
          <table:table-cell office:value-type="string" calcext:value-type="string">
            <text:p>non_sexist</text:p>
          </table:table-cell>
          <table:table-cell office:value-type="string" calcext:value-type="string">
            <text:p>Фэйсбук стал таким отстойником, типа каклостанской рады, где дерутся и мужиков м.а.ц.а.ю.т. с цветами. </text:p>
            <text:p>Вообще, вацап всё изменил, вацап-и никаких фэйсбуков не надо. Разве не так?</text:p>
          </table:table-cell>
        </table:table-row>
        <table:table-row table:style-name="ro1">
          <table:table-cell office:value-type="float" office:value="2808657" calcext:value-type="float">
            <text:p>2808657</text:p>
          </table:table-cell>
          <table:table-cell office:value-type="float" office:value="2808809" calcext:value-type="float">
            <text:p>2808809</text:p>
          </table:table-cell>
          <table:table-cell office:value-type="string" calcext:value-type="string">
            <text:p>sexist</text:p>
          </table:table-cell>
          <table:table-cell office:value-type="string" calcext:value-type="string">
            <text:p>'Обвиняемый в сексуальных домогательствах' нынче хуже серийного убийцы, эх.</text:p>
          </table:table-cell>
        </table:table-row>
        <table:table-row table:style-name="ro1">
          <table:table-cell office:value-type="float" office:value="2808657" calcext:value-type="float">
            <text:p>2808657</text:p>
          </table:table-cell>
          <table:table-cell office:value-type="float" office:value="2808878" calcext:value-type="float">
            <text:p>2808878</text:p>
          </table:table-cell>
          <table:table-cell office:value-type="string" calcext:value-type="string">
            <text:p>non_sexist</text:p>
          </table:table-cell>
          <table:table-cell office:value-type="string" calcext:value-type="string">
            <text:p>Про Фейсбук только и слышно в контексте постоянных скандалов, новости про утечки данных уже никого не удивляют, они там уже даже в открытую признают, что передают информацию другим компаниям...</text:p>
          </table:table-cell>
        </table:table-row>
        <table:table-row table:style-name="ro1">
          <table:table-cell office:value-type="float" office:value="2808657" calcext:value-type="float">
            <text:p>2808657</text:p>
          </table:table-cell>
          <table:table-cell office:value-type="float" office:value="2808999" calcext:value-type="float">
            <text:p>2808999</text:p>
          </table:table-cell>
          <table:table-cell office:value-type="string" calcext:value-type="string">
            <text:p>non_sexist</text:p>
          </table:table-cell>
          <table:table-cell office:value-type="string" calcext:value-type="string">
            <text:p>Фейсбук, гугл и прочие уже давно открыто заявляют о полном сливе данных пользователей правительству. Я уже молчу, что цензура там дикая, блок можно словить на ровном месте, даже за случайный набор символов и ждать разблокировки придет не один месяц.</text:p>
          </table:table-cell>
        </table:table-row>
        <table:table-row table:style-name="ro1">
          <table:table-cell office:value-type="float" office:value="2808657" calcext:value-type="float">
            <text:p>2808657</text:p>
          </table:table-cell>
          <table:table-cell office:value-type="float" office:value="2809005" calcext:value-type="float">
            <text:p>2809005</text:p>
          </table:table-cell>
          <table:table-cell office:value-type="string" calcext:value-type="string">
            <text:p>non_sexist</text:p>
          </table:table-cell>
          <table:table-cell office:value-type="string" calcext:value-type="string">
            <text:p>А Васька слушает... и ест.</text:p>
          </table:table-cell>
        </table:table-row>
        <table:table-row table:style-name="ro1">
          <table:table-cell office:value-type="float" office:value="2777052" calcext:value-type="float">
            <text:p>2777052</text:p>
          </table:table-cell>
          <table:table-cell office:value-type="float" office:value="2777055" calcext:value-type="float">
            <text:p>2777055</text:p>
          </table:table-cell>
          <table:table-cell office:value-type="string" calcext:value-type="string">
            <text:p>non_sexist</text:p>
          </table:table-cell>
          <table:table-cell office:value-type="string" calcext:value-type="string">
            <text:p>В эту игру могут играть двое, Джо...</text:p>
          </table:table-cell>
        </table:table-row>
        <table:table-row table:style-name="ro1">
          <table:table-cell office:value-type="float" office:value="2777052" calcext:value-type="float">
            <text:p>2777052</text:p>
          </table:table-cell>
          <table:table-cell office:value-type="float" office:value="2777056" calcext:value-type="float">
            <text:p>2777056</text:p>
          </table:table-cell>
          <table:table-cell office:value-type="string" calcext:value-type="string">
            <text:p>sexist</text:p>
          </table:table-cell>
          <table:table-cell office:value-type="string" calcext:value-type="string">
            <text:p>да идите в п"зду. захотел и тронул, чего вспомнили через несколько лет и сразу одновременно</text:p>
          </table:table-cell>
        </table:table-row>
        <table:table-row table:style-name="ro1">
          <table:table-cell office:value-type="float" office:value="2777052" calcext:value-type="float">
            <text:p>2777052</text:p>
          </table:table-cell>
          <table:table-cell office:value-type="float" office:value="2777059" calcext:value-type="float">
            <text:p>2777059</text:p>
          </table:table-cell>
          <table:table-cell office:value-type="string" calcext:value-type="string">
            <text:p>non_sexist</text:p>
          </table:table-cell>
          <table:table-cell office:value-type="string" calcext:value-type="string">
            <text:p>Расплата визгливым левачным демократам</text:p>
          </table:table-cell>
        </table:table-row>
        <table:table-row table:style-name="ro1">
          <table:table-cell office:value-type="float" office:value="2777052" calcext:value-type="float">
            <text:p>2777052</text:p>
          </table:table-cell>
          <table:table-cell office:value-type="float" office:value="2777063" calcext:value-type="float">
            <text:p>2777063</text:p>
          </table:table-cell>
          <table:table-cell office:value-type="string" calcext:value-type="string">
            <text:p>non_sexist</text:p>
          </table:table-cell>
          <table:table-cell office:value-type="string" calcext:value-type="string">
            <text:p>Они в метро с утра не ездили</text:p>
          </table:table-cell>
        </table:table-row>
        <table:table-row table:style-name="ro1">
          <table:table-cell office:value-type="float" office:value="2777052" calcext:value-type="float">
            <text:p>2777052</text:p>
          </table:table-cell>
          <table:table-cell office:value-type="float" office:value="2777064" calcext:value-type="float">
            <text:p>2777064</text:p>
          </table:table-cell>
          <table:table-cell office:value-type="string" calcext:value-type="string">
            <text:p>non_sexist</text:p>
          </table:table-cell>
          <table:table-cell office:value-type="string" calcext:value-type="string">
            <text:p>ой как совпало то, ай яй яй</text:p>
          </table:table-cell>
        </table:table-row>
        <table:table-row table:style-name="ro1">
          <table:table-cell office:value-type="float" office:value="2777052" calcext:value-type="float">
            <text:p>2777052</text:p>
          </table:table-cell>
          <table:table-cell office:value-type="float" office:value="2777065" calcext:value-type="float">
            <text:p>2777065</text:p>
          </table:table-cell>
          <table:table-cell office:value-type="string" calcext:value-type="string">
            <text:p>non_sexist</text:p>
          </table:table-cell>
          <table:table-cell office:value-type="string" calcext:value-type="string">
            <text:p>Вначале такой "ко-ко-ко, феминизм равноправие миту", а потом бамс - и ответочка. Супер. Мне из Барнаула по нраву.</text:p>
          </table:table-cell>
        </table:table-row>
        <table:table-row table:style-name="ro1">
          <table:table-cell office:value-type="float" office:value="2777052" calcext:value-type="float">
            <text:p>2777052</text:p>
          </table:table-cell>
          <table:table-cell office:value-type="float" office:value="2777075" calcext:value-type="float">
            <text:p>2777075</text:p>
          </table:table-cell>
          <table:table-cell office:value-type="string" calcext:value-type="string">
            <text:p>non_sexist</text:p>
          </table:table-cell>
          <table:table-cell office:value-type="string" calcext:value-type="string">
            <text:p>За что боролись, на то и.</text:p>
          </table:table-cell>
        </table:table-row>
        <table:table-row table:style-name="ro1">
          <table:table-cell office:value-type="float" office:value="2777052" calcext:value-type="float">
            <text:p>2777052</text:p>
          </table:table-cell>
          <table:table-cell office:value-type="float" office:value="2777078" calcext:value-type="float">
            <text:p>2777078</text:p>
          </table:table-cell>
          <table:table-cell office:value-type="string" calcext:value-type="string">
            <text:p>non_sexist</text:p>
          </table:table-cell>
          <table:table-cell office:value-type="string" calcext:value-type="string">
            <text:p>Джо в сделку не входил</text:p>
          </table:table-cell>
        </table:table-row>
        <table:table-row table:style-name="ro1">
          <table:table-cell office:value-type="float" office:value="2777052" calcext:value-type="float">
            <text:p>2777052</text:p>
          </table:table-cell>
          <table:table-cell office:value-type="float" office:value="2777086" calcext:value-type="float">
            <text:p>2777086</text:p>
          </table:table-cell>
          <table:table-cell office:value-type="string" calcext:value-type="string">
            <text:p>sexist</text:p>
          </table:table-cell>
          <table:table-cell office:value-type="string" calcext:value-type="string">
            <text:p>Проституткам пофиг на чём бабла срубить. И чем значительнее фигурант,тем больше их 'труды' оплачиваются.</text:p>
          </table:table-cell>
        </table:table-row>
        <table:table-row table:style-name="ro1">
          <table:table-cell office:value-type="float" office:value="2777052" calcext:value-type="float">
            <text:p>2777052</text:p>
          </table:table-cell>
          <table:table-cell office:value-type="float" office:value="2777088" calcext:value-type="float">
            <text:p>2777088</text:p>
          </table:table-cell>
          <table:table-cell office:value-type="string" calcext:value-type="string">
            <text:p>sexist</text:p>
          </table:table-cell>
          <table:table-cell office:value-type="string" calcext:value-type="string">
            <text:p>все эти сообщения выглядят идиотизмом, только почитайте «утверждает писательница, Байден положил руку ей на плечо, а затем опустил ее на спину, из-за чего Хилл испытала «сильное стеснение»»</text:p>
          </table:table-cell>
        </table:table-row>
        <table:table-row table:style-name="ro1">
          <table:table-cell office:value-type="float" office:value="2777052" calcext:value-type="float">
            <text:p>2777052</text:p>
          </table:table-cell>
          <table:table-cell office:value-type="float" office:value="2777097" calcext:value-type="float">
            <text:p>2777097</text:p>
          </table:table-cell>
          <table:table-cell office:value-type="string" calcext:value-type="string">
            <text:p>sexist_in_co</text:p>
          </table:table-cell>
          <table:table-cell office:value-type="string" calcext:value-type="string">
            <text:p>Больные идиотки.</text:p>
          </table:table-cell>
        </table:table-row>
        <table:table-row table:style-name="ro1">
          <table:table-cell office:value-type="float" office:value="2777052" calcext:value-type="float">
            <text:p>2777052</text:p>
          </table:table-cell>
          <table:table-cell office:value-type="float" office:value="2777173" calcext:value-type="float">
            <text:p>2777173</text:p>
          </table:table-cell>
          <table:table-cell office:value-type="string" calcext:value-type="string">
            <text:p>non_sexist</text:p>
          </table:table-cell>
          <table:table-cell office:value-type="string" calcext:value-type="string">
            <text:p>Даже Медуза стала обращать внимание, что такие заявления появляются, когда наступает время подсекать</text:p>
          </table:table-cell>
        </table:table-row>
        <table:table-row table:style-name="ro1">
          <table:table-cell office:value-type="float" office:value="2777052" calcext:value-type="float">
            <text:p>2777052</text:p>
          </table:table-cell>
          <table:table-cell office:value-type="float" office:value="2777432" calcext:value-type="float">
            <text:p>2777432</text:p>
          </table:table-cell>
          <table:table-cell office:value-type="string" calcext:value-type="string">
            <text:p>non_sexist</text:p>
          </table:table-cell>
          <table:table-cell office:value-type="string" calcext:value-type="string">
            <text:p>Когда-нибудь всё будет по другому 😄</text:p>
          </table:table-cell>
        </table:table-row>
        <table:table-row table:style-name="ro1">
          <table:table-cell office:value-type="float" office:value="2777052" calcext:value-type="float">
            <text:p>2777052</text:p>
          </table:table-cell>
          <table:table-cell office:value-type="float" office:value="2778359" calcext:value-type="float">
            <text:p>2778359</text:p>
          </table:table-cell>
          <table:table-cell office:value-type="string" calcext:value-type="string">
            <text:p>non_sexist</text:p>
          </table:table-cell>
          <table:table-cell office:value-type="string" calcext:value-type="string">
            <text:p>Отменять нужно такие законы, ну нельзя домогается до общественных женщин это же смешно</text:p>
          </table:table-cell>
        </table:table-row>
        <table:table-row table:style-name="ro1">
          <table:table-cell office:value-type="float" office:value="2777052" calcext:value-type="float">
            <text:p>2777052</text:p>
          </table:table-cell>
          <table:table-cell office:value-type="float" office:value="2778371" calcext:value-type="float">
            <text:p>2778371</text:p>
          </table:table-cell>
          <table:table-cell office:value-type="string" calcext:value-type="string">
            <text:p>non_sexist</text:p>
          </table:table-cell>
          <table:table-cell office:value-type="string" calcext:value-type="string">
            <text:p>Демократы кололись, плакали, но продолжали обвинять Байдена.</text:p>
          </table:table-cell>
        </table:table-row>
        <table:table-row table:style-name="ro1">
          <table:table-cell office:value-type="float" office:value="2777052" calcext:value-type="float">
            <text:p>2777052</text:p>
          </table:table-cell>
          <table:table-cell office:value-type="float" office:value="2778583" calcext:value-type="float">
            <text:p>2778583</text:p>
          </table:table-cell>
          <table:table-cell office:value-type="string" calcext:value-type="string">
            <text:p>non_sexist</text:p>
          </table:table-cell>
          <table:table-cell office:value-type="string" calcext:value-type="string">
            <text:p>Неуместные. Охренеть термин)))</text:p>
          </table:table-cell>
        </table:table-row>
        <table:table-row table:style-name="ro1">
          <table:table-cell office:value-type="float" office:value="2769677" calcext:value-type="float">
            <text:p>2769677</text:p>
          </table:table-cell>
          <table:table-cell office:value-type="float" office:value="2769678" calcext:value-type="float">
            <text:p>2769678</text:p>
          </table:table-cell>
          <table:table-cell office:value-type="string" calcext:value-type="string">
            <text:p>non_sexist</text:p>
          </table:table-cell>
          <table:table-cell office:value-type="string" calcext:value-type="string">
            <text:p>Перегибов главное чтобы не было. С сожжением ведьм после ложных обвинений</text:p>
          </table:table-cell>
        </table:table-row>
        <table:table-row table:style-name="ro1">
          <table:table-cell office:value-type="float" office:value="2769677" calcext:value-type="float">
            <text:p>2769677</text:p>
          </table:table-cell>
          <table:table-cell office:value-type="float" office:value="2769687" calcext:value-type="float">
            <text:p>2769687</text:p>
          </table:table-cell>
          <table:table-cell office:value-type="string" calcext:value-type="string">
            <text:p>non_sexist</text:p>
          </table:table-cell>
          <table:table-cell office:value-type="string" calcext:value-type="string">
            <text:p>Либерда! Фас! РПЦ!😂😂😂</text:p>
          </table:table-cell>
        </table:table-row>
        <table:table-row table:style-name="ro1">
          <table:table-cell office:value-type="float" office:value="2769677" calcext:value-type="float">
            <text:p>2769677</text:p>
          </table:table-cell>
          <table:table-cell office:value-type="float" office:value="2770061" calcext:value-type="float">
            <text:p>2770061</text:p>
          </table:table-cell>
          <table:table-cell office:value-type="string" calcext:value-type="string">
            <text:p>non_sexist</text:p>
          </table:table-cell>
          <table:table-cell office:value-type="string" calcext:value-type="string">
            <text:p>А так им Иисус разве не велит делать то же?</text:p>
          </table:table-cell>
        </table:table-row>
        <table:table-row table:style-name="ro1">
          <table:table-cell office:value-type="float" office:value="2769677" calcext:value-type="float">
            <text:p>2769677</text:p>
          </table:table-cell>
          <table:table-cell office:value-type="float" office:value="2770233" calcext:value-type="float">
            <text:p>2770233</text:p>
          </table:table-cell>
          <table:table-cell office:value-type="string" calcext:value-type="string">
            <text:p>non_sexist</text:p>
          </table:table-cell>
          <table:table-cell office:value-type="string" calcext:value-type="string">
            <text:p>Передать дело светским властям! Это же то средневековый мем</text:p>
          </table:table-cell>
        </table:table-row>
        <table:table-row table:style-name="ro2">
          <table:table-cell office:value-type="float" office:value="2769677" calcext:value-type="float">
            <text:p>2769677</text:p>
          </table:table-cell>
          <table:table-cell office:value-type="float" office:value="2770601" calcext:value-type="float">
            <text:p>2770601</text:p>
          </table:table-cell>
          <table:table-cell office:value-type="string" calcext:value-type="string">
            <text:p>non_sexist</text:p>
          </table:table-cell>
          <table:table-cell office:value-type="string" calcext:value-type="string">
            <text:p>Конгрегация доктрины веры (между прочим, прямая наследница священной Инквизиции) возьмется за нарушителей гораздо серьезнее любой "светской власти".</text:p>
            <text:p>Жгите, мистер Джакомо, вероотступники-педофилы не отделаются одной лишь итальянской тюрьмой</text:p>
          </table:table-cell>
        </table:table-row>
        <table:table-row table:style-name="ro1">
          <table:table-cell office:value-type="float" office:value="2733812" calcext:value-type="float">
            <text:p>2733812</text:p>
          </table:table-cell>
          <table:table-cell office:value-type="float" office:value="2733813" calcext:value-type="float">
            <text:p>2733813</text:p>
          </table:table-cell>
          <table:table-cell office:value-type="string" calcext:value-type="string">
            <text:p>non_sexist</text:p>
          </table:table-cell>
          <table:table-cell office:value-type="string" calcext:value-type="string">
            <text:p>вот же русофоб! (с)</text:p>
          </table:table-cell>
        </table:table-row>
        <table:table-row table:style-name="ro1">
          <table:table-cell office:value-type="float" office:value="2733812" calcext:value-type="float">
            <text:p>2733812</text:p>
          </table:table-cell>
          <table:table-cell office:value-type="float" office:value="2733820" calcext:value-type="float">
            <text:p>2733820</text:p>
          </table:table-cell>
          <table:table-cell office:value-type="string" calcext:value-type="string">
            <text:p>non_sexist</text:p>
          </table:table-cell>
          <table:table-cell office:value-type="string" calcext:value-type="string">
            <text:p>напересаживают себе кожи, и ябут там дитей в жопы!</text:p>
          </table:table-cell>
        </table:table-row>
        <table:table-row table:style-name="ro1">
          <table:table-cell office:value-type="float" office:value="2733812" calcext:value-type="float">
            <text:p>2733812</text:p>
          </table:table-cell>
          <table:table-cell office:value-type="float" office:value="2733822" calcext:value-type="float">
            <text:p>2733822</text:p>
          </table:table-cell>
          <table:table-cell office:value-type="string" calcext:value-type="string">
            <text:p>non_sexist</text:p>
          </table:table-cell>
          <table:table-cell office:value-type="string" calcext:value-type="string">
            <text:p>а в инторнете ни сторонников ни противников фильма нет?🤔🤔🤔</text:p>
          </table:table-cell>
        </table:table-row>
        <table:table-row table:style-name="ro1">
          <table:table-cell office:value-type="float" office:value="2733812" calcext:value-type="float">
            <text:p>2733812</text:p>
          </table:table-cell>
          <table:table-cell office:value-type="float" office:value="2733824" calcext:value-type="float">
            <text:p>2733824</text:p>
          </table:table-cell>
          <table:table-cell office:value-type="string" calcext:value-type="string">
            <text:p>non_sexist</text:p>
          </table:table-cell>
          <table:table-cell office:value-type="string" calcext:value-type="string">
            <text:p>Просто больная тема для Путина</text:p>
          </table:table-cell>
        </table:table-row>
        <table:table-row table:style-name="ro2">
          <table:table-cell office:value-type="float" office:value="2733812" calcext:value-type="float">
            <text:p>2733812</text:p>
          </table:table-cell>
          <table:table-cell office:value-type="float" office:value="2733825" calcext:value-type="float">
            <text:p>2733825</text:p>
          </table:table-cell>
          <table:table-cell office:value-type="string" calcext:value-type="string">
            <text:p>non_sexist</text:p>
          </table:table-cell>
          <table:table-cell office:value-type="string" calcext:value-type="string">
            <text:p>Почему паблики разные, а шутки в комментариях у всех одинаковые 🤦🏽‍♂️ </text:p>
            <text:p>Похоже, интернет маринует мозги не хуже телека.</text:p>
          </table:table-cell>
        </table:table-row>
        <table:table-row table:style-name="ro1">
          <table:table-cell office:value-type="float" office:value="2733812" calcext:value-type="float">
            <text:p>2733812</text:p>
          </table:table-cell>
          <table:table-cell office:value-type="float" office:value="2733831" calcext:value-type="float">
            <text:p>2733831</text:p>
          </table:table-cell>
          <table:table-cell office:value-type="string" calcext:value-type="string">
            <text:p>non_sexist</text:p>
          </table:table-cell>
          <table:table-cell office:value-type="string" calcext:value-type="string">
            <text:p>Считается ли такой поступок лицемерием?🤔</text:p>
          </table:table-cell>
        </table:table-row>
        <table:table-row table:style-name="ro1">
          <table:table-cell office:value-type="float" office:value="2733812" calcext:value-type="float">
            <text:p>2733812</text:p>
          </table:table-cell>
          <table:table-cell office:value-type="float" office:value="2733832" calcext:value-type="float">
            <text:p>2733832</text:p>
          </table:table-cell>
          <table:table-cell office:value-type="string" calcext:value-type="string">
            <text:p>non_sexist</text:p>
          </table:table-cell>
          <table:table-cell office:value-type="string" calcext:value-type="string">
            <text:p>Фейкньюз, заблокировать</text:p>
          </table:table-cell>
        </table:table-row>
        <table:table-row table:style-name="ro1">
          <table:table-cell office:value-type="float" office:value="2733812" calcext:value-type="float">
            <text:p>2733812</text:p>
          </table:table-cell>
          <table:table-cell office:value-type="float" office:value="2733836" calcext:value-type="float">
            <text:p>2733836</text:p>
          </table:table-cell>
          <table:table-cell office:value-type="string" calcext:value-type="string">
            <text:p>non_sexist</text:p>
          </table:table-cell>
          <table:table-cell office:value-type="string" calcext:value-type="string">
            <text:p>Добрый дядя, любил детей</text:p>
          </table:table-cell>
        </table:table-row>
        <table:table-row table:style-name="ro1">
          <table:table-cell office:value-type="float" office:value="2733812" calcext:value-type="float">
            <text:p>2733812</text:p>
          </table:table-cell>
          <table:table-cell office:value-type="float" office:value="2733837" calcext:value-type="float">
            <text:p>2733837</text:p>
          </table:table-cell>
          <table:table-cell office:value-type="string" calcext:value-type="string">
            <text:p>non_sexist</text:p>
          </table:table-cell>
          <table:table-cell office:value-type="string" calcext:value-type="string">
            <text:p>И где вскукареки про уязвленную свободу слова?</text:p>
          </table:table-cell>
        </table:table-row>
        <table:table-row table:style-name="ro1">
          <table:table-cell office:value-type="float" office:value="2733812" calcext:value-type="float">
            <text:p>2733812</text:p>
          </table:table-cell>
          <table:table-cell office:value-type="float" office:value="2733841" calcext:value-type="float">
            <text:p>2733841</text:p>
          </table:table-cell>
          <table:table-cell office:value-type="string" calcext:value-type="string">
            <text:p>non_sexist</text:p>
          </table:table-cell>
          <table:table-cell office:value-type="string" calcext:value-type="string">
            <text:p>про сотрудников штабов навального кино....</text:p>
          </table:table-cell>
        </table:table-row>
        <table:table-row table:style-name="ro1">
          <table:table-cell office:value-type="float" office:value="2733812" calcext:value-type="float">
            <text:p>2733812</text:p>
          </table:table-cell>
          <table:table-cell office:value-type="float" office:value="2733843" calcext:value-type="float">
            <text:p>2733843</text:p>
          </table:table-cell>
          <table:table-cell office:value-type="string" calcext:value-type="string">
            <text:p>non_sexist</text:p>
          </table:table-cell>
          <table:table-cell office:value-type="string" calcext:value-type="string">
            <text:p>Так ведь ради этого фильмы как документальные, так и художественные и создаются, ради обсуждения, критики, одобрения или не одобрения. Разве нет? Ах да, российскому телезрителю ведь противопоказанно развивать критическое мышление, а то чего доброго ещё думать начнут</text:p>
          </table:table-cell>
        </table:table-row>
        <table:table-row table:style-name="ro1">
          <table:table-cell office:value-type="float" office:value="2733812" calcext:value-type="float">
            <text:p>2733812</text:p>
          </table:table-cell>
          <table:table-cell office:value-type="float" office:value="2733845" calcext:value-type="float">
            <text:p>2733845</text:p>
          </table:table-cell>
          <table:table-cell office:value-type="string" calcext:value-type="string">
            <text:p>non_sexist</text:p>
          </table:table-cell>
          <table:table-cell office:value-type="string" calcext:value-type="string">
            <text:p>А о домогательствах правительства до населения - не показал.</text:p>
          </table:table-cell>
        </table:table-row>
        <table:table-row table:style-name="ro1">
          <table:table-cell office:value-type="float" office:value="2733812" calcext:value-type="float">
            <text:p>2733812</text:p>
          </table:table-cell>
          <table:table-cell office:value-type="float" office:value="2733849" calcext:value-type="float">
            <text:p>2733849</text:p>
          </table:table-cell>
          <table:table-cell office:value-type="string" calcext:value-type="string">
            <text:p>non_sexist</text:p>
          </table:table-cell>
          <table:table-cell office:value-type="string" calcext:value-type="string">
            <text:p>А чем интернет-публикация фильма хуже (лучше), чем в эфире?</text:p>
          </table:table-cell>
        </table:table-row>
        <table:table-row table:style-name="ro1">
          <table:table-cell office:value-type="float" office:value="2733812" calcext:value-type="float">
            <text:p>2733812</text:p>
          </table:table-cell>
          <table:table-cell office:value-type="float" office:value="2733863" calcext:value-type="float">
            <text:p>2733863</text:p>
          </table:table-cell>
          <table:table-cell office:value-type="string" calcext:value-type="string">
            <text:p>non_sexist</text:p>
          </table:table-cell>
          <table:table-cell office:value-type="string" calcext:value-type="string">
            <text:p>вот видите, все талантливые люди домогаются. А кто против тупо завидуют.</text:p>
          </table:table-cell>
        </table:table-row>
        <table:table-row table:style-name="ro1">
          <table:table-cell office:value-type="float" office:value="2733812" calcext:value-type="float">
            <text:p>2733812</text:p>
          </table:table-cell>
          <table:table-cell office:value-type="float" office:value="2733864" calcext:value-type="float">
            <text:p>2733864</text:p>
          </table:table-cell>
          <table:table-cell office:value-type="string" calcext:value-type="string">
            <text:p>non_sexist</text:p>
          </table:table-cell>
          <table:table-cell office:value-type="string" calcext:value-type="string">
            <text:p>Про колпакова когда покажут)</text:p>
          </table:table-cell>
        </table:table-row>
        <table:table-row table:style-name="ro1">
          <table:table-cell office:value-type="float" office:value="2733812" calcext:value-type="float">
            <text:p>2733812</text:p>
          </table:table-cell>
          <table:table-cell office:value-type="float" office:value="2733876" calcext:value-type="float">
            <text:p>2733876</text:p>
          </table:table-cell>
          <table:table-cell office:value-type="string" calcext:value-type="string">
            <text:p>non_sexist</text:p>
          </table:table-cell>
          <table:table-cell office:value-type="string" calcext:value-type="string">
            <text:p>Я думал они любят истории про мальчиков. Распятых, например.</text:p>
          </table:table-cell>
        </table:table-row>
        <table:table-row table:style-name="ro1">
          <table:table-cell office:value-type="float" office:value="2733812" calcext:value-type="float">
            <text:p>2733812</text:p>
          </table:table-cell>
          <table:table-cell office:value-type="float" office:value="2733919" calcext:value-type="float">
            <text:p>2733919</text:p>
          </table:table-cell>
          <table:table-cell office:value-type="string" calcext:value-type="string">
            <text:p>non_sexist</text:p>
          </table:table-cell>
          <table:table-cell office:value-type="string" calcext:value-type="string">
            <text:p>Могли бы не оправдываться: давно известно, что на Первом запрещено показывать правду.</text:p>
          </table:table-cell>
        </table:table-row>
        <table:table-row table:style-name="ro1">
          <table:table-cell office:value-type="float" office:value="2733812" calcext:value-type="float">
            <text:p>2733812</text:p>
          </table:table-cell>
          <table:table-cell office:value-type="float" office:value="2733923" calcext:value-type="float">
            <text:p>2733923</text:p>
          </table:table-cell>
          <table:table-cell office:value-type="string" calcext:value-type="string">
            <text:p>non_sexist</text:p>
          </table:table-cell>
          <table:table-cell office:value-type="string" calcext:value-type="string">
            <text:p>Его оправдали. <text:s text:c="2"/>Так что не виновен.</text:p>
          </table:table-cell>
        </table:table-row>
        <table:table-row table:style-name="ro1">
          <table:table-cell office:value-type="float" office:value="2733812" calcext:value-type="float">
            <text:p>2733812</text:p>
          </table:table-cell>
          <table:table-cell office:value-type="float" office:value="2733945" calcext:value-type="float">
            <text:p>2733945</text:p>
          </table:table-cell>
          <table:table-cell office:value-type="string" calcext:value-type="string">
            <text:p>non_sexist</text:p>
          </table:table-cell>
          <table:table-cell office:value-type="string" calcext:value-type="string">
            <text:p>Фэндом Джексона таки постарался на отлично!</text:p>
          </table:table-cell>
        </table:table-row>
        <table:table-row table:style-name="ro5">
          <table:table-cell office:value-type="float" office:value="2733812" calcext:value-type="float">
            <text:p>2733812</text:p>
          </table:table-cell>
          <table:table-cell office:value-type="float" office:value="2734020" calcext:value-type="float">
            <text:p>2734020</text:p>
          </table:table-cell>
          <table:table-cell office:value-type="string" calcext:value-type="string">
            <text:p>non_sexist</text:p>
          </table:table-cell>
          <table:table-cell office:value-type="string" calcext:value-type="string">
            <text:p>Ну не может взрослый мужик "любить так детей мальчиков" </text:p>
            <text:p>Это с самого начала было подозрительно🤔 </text:p>
            <text:p/>
            <text:p>Сейчас все наши СМИ будут об этом голосить, когда в государственной думе таких полно</text:p>
          </table:table-cell>
        </table:table-row>
        <table:table-row table:style-name="ro1">
          <table:table-cell office:value-type="float" office:value="2733812" calcext:value-type="float">
            <text:p>2733812</text:p>
          </table:table-cell>
          <table:table-cell office:value-type="float" office:value="2734542" calcext:value-type="float">
            <text:p>2734542</text:p>
          </table:table-cell>
          <table:table-cell office:value-type="string" calcext:value-type="string">
            <text:p>non_sexist</text:p>
          </table:table-cell>
          <table:table-cell office:value-type="string" calcext:value-type="string">
            <text:p>Некропостеры, хайпят на костях великого человека</text:p>
          </table:table-cell>
        </table:table-row>
        <table:table-row table:style-name="ro1">
          <table:table-cell office:value-type="float" office:value="2733812" calcext:value-type="float">
            <text:p>2733812</text:p>
          </table:table-cell>
          <table:table-cell office:value-type="float" office:value="2736696" calcext:value-type="float">
            <text:p>2736696</text:p>
          </table:table-cell>
          <table:table-cell office:value-type="string" calcext:value-type="string">
            <text:p>non_sexist</text:p>
          </table:table-cell>
          <table:table-cell office:value-type="string" calcext:value-type="string">
            <text:p>Может отклонили, потому что документальная смахивает на клевету? Не было доказательств того, то Джексон педофил. Но были доказательства, что он больной <text:s/>инфантилизмом человек, которого в детстве избивал отец и этого самого детства лишил.</text:p>
          </table:table-cell>
        </table:table-row>
        <table:table-row table:style-name="ro1">
          <table:table-cell office:value-type="float" office:value="2733636" calcext:value-type="float">
            <text:p>2733636</text:p>
          </table:table-cell>
          <table:table-cell office:value-type="float" office:value="2733638" calcext:value-type="float">
            <text:p>2733638</text:p>
          </table:table-cell>
          <table:table-cell office:value-type="string" calcext:value-type="string">
            <text:p>non_sexist</text:p>
          </table:table-cell>
          <table:table-cell office:value-type="string" calcext:value-type="string">
            <text:p>Когда выйдет фильм про колпакова?</text:p>
          </table:table-cell>
        </table:table-row>
        <table:table-row table:style-name="ro1">
          <table:table-cell office:value-type="float" office:value="2733636" calcext:value-type="float">
            <text:p>2733636</text:p>
          </table:table-cell>
          <table:table-cell office:value-type="float" office:value="2733640" calcext:value-type="float">
            <text:p>2733640</text:p>
          </table:table-cell>
          <table:table-cell office:value-type="string" calcext:value-type="string">
            <text:p>non_sexist</text:p>
          </table:table-cell>
          <table:table-cell office:value-type="string" calcext:value-type="string">
            <text:p>майкл джексон против</text:p>
          </table:table-cell>
        </table:table-row>
        <table:table-row table:style-name="ro1">
          <table:table-cell office:value-type="float" office:value="2733636" calcext:value-type="float">
            <text:p>2733636</text:p>
          </table:table-cell>
          <table:table-cell office:value-type="float" office:value="2733642" calcext:value-type="float">
            <text:p>2733642</text:p>
          </table:table-cell>
          <table:table-cell office:value-type="string" calcext:value-type="string">
            <text:p>non_sexist</text:p>
          </table:table-cell>
          <table:table-cell office:value-type="string" calcext:value-type="string">
            <text:p>педофильское лобби рулз</text:p>
          </table:table-cell>
        </table:table-row>
        <table:table-row table:style-name="ro1">
          <table:table-cell office:value-type="float" office:value="2733636" calcext:value-type="float">
            <text:p>2733636</text:p>
          </table:table-cell>
          <table:table-cell office:value-type="float" office:value="2733643" calcext:value-type="float">
            <text:p>2733643</text:p>
          </table:table-cell>
          <table:table-cell office:value-type="string" calcext:value-type="string">
            <text:p>non_sexist</text:p>
          </table:table-cell>
          <table:table-cell office:value-type="string" calcext:value-type="string">
            <text:p>IS Kolpakov delete post</text:p>
          </table:table-cell>
        </table:table-row>
        <table:table-row table:style-name="ro2">
          <table:table-cell office:value-type="float" office:value="2733636" calcext:value-type="float">
            <text:p>2733636</text:p>
          </table:table-cell>
          <table:table-cell office:value-type="float" office:value="2733645" calcext:value-type="float">
            <text:p>2733645</text:p>
          </table:table-cell>
          <table:table-cell office:value-type="string" calcext:value-type="string">
            <text:p>non_sexist</text:p>
          </table:table-cell>
          <table:table-cell office:value-type="string" calcext:value-type="string">
            <text:p>Майкл Джексон = Колпаков? </text:p>
            <text:p>Медуза = Первый канал?</text:p>
          </table:table-cell>
        </table:table-row>
        <table:table-row table:style-name="ro1">
          <table:table-cell office:value-type="float" office:value="2733636" calcext:value-type="float">
            <text:p>2733636</text:p>
          </table:table-cell>
          <table:table-cell office:value-type="float" office:value="2733647" calcext:value-type="float">
            <text:p>2733647</text:p>
          </table:table-cell>
          <table:table-cell office:value-type="string" calcext:value-type="string">
            <text:p>non_sexist</text:p>
          </table:table-cell>
          <table:table-cell office:value-type="string" calcext:value-type="string">
            <text:p>я минут 20 посмотрел и бросил. все понятно, а подробности мне не нужны.</text:p>
          </table:table-cell>
        </table:table-row>
        <table:table-row table:style-name="ro1">
          <table:table-cell office:value-type="float" office:value="2733636" calcext:value-type="float">
            <text:p>2733636</text:p>
          </table:table-cell>
          <table:table-cell office:value-type="float" office:value="2733649" calcext:value-type="float">
            <text:p>2733649</text:p>
          </table:table-cell>
          <table:table-cell office:value-type="string" calcext:value-type="string">
            <text:p>non_sexist</text:p>
          </table:table-cell>
          <table:table-cell office:value-type="string" calcext:value-type="string">
            <text:p>Вам бы не 3,14здеть про домогательства лишний раз. Сами же заморались в этом не слабо</text:p>
          </table:table-cell>
        </table:table-row>
        <table:table-row table:style-name="ro1">
          <table:table-cell office:value-type="float" office:value="2733636" calcext:value-type="float">
            <text:p>2733636</text:p>
          </table:table-cell>
          <table:table-cell office:value-type="float" office:value="2733650" calcext:value-type="float">
            <text:p>2733650</text:p>
          </table:table-cell>
          <table:table-cell office:value-type="string" calcext:value-type="string">
            <text:p>non_sexist</text:p>
          </table:table-cell>
          <table:table-cell office:value-type="string" calcext:value-type="string">
            <text:p>Господи, да отпишитесь уже, возмущённые, что не пост, так в комментариях этот колпаков</text:p>
          </table:table-cell>
        </table:table-row>
        <table:table-row table:style-name="ro1">
          <table:table-cell office:value-type="float" office:value="2733636" calcext:value-type="float">
            <text:p>2733636</text:p>
          </table:table-cell>
          <table:table-cell office:value-type="float" office:value="2733652" calcext:value-type="float">
            <text:p>2733652</text:p>
          </table:table-cell>
          <table:table-cell office:value-type="string" calcext:value-type="string">
            <text:p>non_sexist</text:p>
          </table:table-cell>
          <table:table-cell office:value-type="string" calcext:value-type="string">
            <text:p>Гигиенично.</text:p>
          </table:table-cell>
        </table:table-row>
        <table:table-row table:style-name="ro1">
          <table:table-cell office:value-type="float" office:value="2733636" calcext:value-type="float">
            <text:p>2733636</text:p>
          </table:table-cell>
          <table:table-cell office:value-type="float" office:value="2733654" calcext:value-type="float">
            <text:p>2733654</text:p>
          </table:table-cell>
          <table:table-cell office:value-type="string" calcext:value-type="string">
            <text:p>non_sexist</text:p>
          </table:table-cell>
          <table:table-cell office:value-type="string" calcext:value-type="string">
            <text:p>вот майки урод</text:p>
          </table:table-cell>
        </table:table-row>
        <table:table-row table:style-name="ro1">
          <table:table-cell office:value-type="float" office:value="2733636" calcext:value-type="float">
            <text:p>2733636</text:p>
          </table:table-cell>
          <table:table-cell office:value-type="float" office:value="2733656" calcext:value-type="float">
            <text:p>2733656</text:p>
          </table:table-cell>
          <table:table-cell office:value-type="string" calcext:value-type="string">
            <text:p>non_sexist</text:p>
          </table:table-cell>
          <table:table-cell office:value-type="string" calcext:value-type="string">
            <text:p>Поговаривают что фильм "Смерть Сталина" запретили к показу из-за того что змеиное окружение советского вождя напоминает российским чиновникам их самих. Может и в этом случае истина где-то рядом</text:p>
          </table:table-cell>
        </table:table-row>
        <table:table-row table:style-name="ro2">
          <table:table-cell office:value-type="float" office:value="2733636" calcext:value-type="float">
            <text:p>2733636</text:p>
          </table:table-cell>
          <table:table-cell office:value-type="float" office:value="2733657" calcext:value-type="float">
            <text:p>2733657</text:p>
          </table:table-cell>
          <table:table-cell office:value-type="string" calcext:value-type="string">
            <text:p>non_sexist</text:p>
          </table:table-cell>
          <table:table-cell office:value-type="string" calcext:value-type="string">
            <text:p>Почему Россия должна что-то показывать , если оно не имеет отношения к РФ и её гражданам вообще никаким боком?</text:p>
            <text:p>Либо поможет поднять рейтинги канала или заработать денег.</text:p>
          </table:table-cell>
        </table:table-row>
        <table:table-row table:style-name="ro1">
          <table:table-cell office:value-type="float" office:value="2733636" calcext:value-type="float">
            <text:p>2733636</text:p>
          </table:table-cell>
          <table:table-cell office:value-type="float" office:value="2733660" calcext:value-type="float">
            <text:p>2733660</text:p>
          </table:table-cell>
          <table:table-cell office:value-type="string" calcext:value-type="string">
            <text:p>non_sexist</text:p>
          </table:table-cell>
          <table:table-cell office:value-type="string" calcext:value-type="string">
            <text:p>Похер на мертвого негра и музыка у него авно!</text:p>
          </table:table-cell>
        </table:table-row>
        <table:table-row table:style-name="ro1">
          <table:table-cell office:value-type="float" office:value="2733636" calcext:value-type="float">
            <text:p>2733636</text:p>
          </table:table-cell>
          <table:table-cell office:value-type="float" office:value="2733662" calcext:value-type="float">
            <text:p>2733662</text:p>
          </table:table-cell>
          <table:table-cell office:value-type="string" calcext:value-type="string">
            <text:p>non_sexist</text:p>
          </table:table-cell>
          <table:table-cell office:value-type="string" calcext:value-type="string">
            <text:p>Скорее всего хабиб был против</text:p>
          </table:table-cell>
        </table:table-row>
        <table:table-row table:style-name="ro1">
          <table:table-cell office:value-type="float" office:value="2733636" calcext:value-type="float">
            <text:p>2733636</text:p>
          </table:table-cell>
          <table:table-cell office:value-type="float" office:value="2733666" calcext:value-type="float">
            <text:p>2733666</text:p>
          </table:table-cell>
          <table:table-cell office:value-type="string" calcext:value-type="string">
            <text:p>non_sexist</text:p>
          </table:table-cell>
          <table:table-cell office:value-type="string" calcext:value-type="string">
            <text:p>...Потому что этот фильм может оскорбить чувства майклов джексонов...</text:p>
          </table:table-cell>
        </table:table-row>
        <table:table-row table:style-name="ro1">
          <table:table-cell office:value-type="float" office:value="2733636" calcext:value-type="float">
            <text:p>2733636</text:p>
          </table:table-cell>
          <table:table-cell office:value-type="float" office:value="2733667" calcext:value-type="float">
            <text:p>2733667</text:p>
          </table:table-cell>
          <table:table-cell office:value-type="string" calcext:value-type="string">
            <text:p>non_sexist</text:p>
          </table:table-cell>
          <table:table-cell office:value-type="string" calcext:value-type="string">
            <text:p>Кажется, некто Эрнст жидко наделал в штанишки.</text:p>
          </table:table-cell>
        </table:table-row>
        <table:table-row table:style-name="ro1">
          <table:table-cell office:value-type="float" office:value="2733636" calcext:value-type="float">
            <text:p>2733636</text:p>
          </table:table-cell>
          <table:table-cell office:value-type="float" office:value="2733669" calcext:value-type="float">
            <text:p>2733669</text:p>
          </table:table-cell>
          <table:table-cell office:value-type="string" calcext:value-type="string">
            <text:p>non_sexist</text:p>
          </table:table-cell>
          <table:table-cell office:value-type="string" calcext:value-type="string">
            <text:p>ого новости про домогательства от пердузы, как самоиронично</text:p>
          </table:table-cell>
        </table:table-row>
        <table:table-row table:style-name="ro1">
          <table:table-cell office:value-type="float" office:value="2733636" calcext:value-type="float">
            <text:p>2733636</text:p>
          </table:table-cell>
          <table:table-cell office:value-type="float" office:value="2733670" calcext:value-type="float">
            <text:p>2733670</text:p>
          </table:table-cell>
          <table:table-cell office:value-type="string" calcext:value-type="string">
            <text:p>non_sexist</text:p>
          </table:table-cell>
          <table:table-cell office:value-type="string" calcext:value-type="string">
            <text:p>Те же мальчики на суде ранее под присягой отрицали факты домогательств. Зачем им делать обратное сейчас? Деньги-тема после смерти продаваема))</text:p>
          </table:table-cell>
        </table:table-row>
        <table:table-row table:style-name="ro1">
          <table:table-cell office:value-type="float" office:value="2733636" calcext:value-type="float">
            <text:p>2733636</text:p>
          </table:table-cell>
          <table:table-cell office:value-type="float" office:value="2733671" calcext:value-type="float">
            <text:p>2733671</text:p>
          </table:table-cell>
          <table:table-cell office:value-type="string" calcext:value-type="string">
            <text:p>non_sexist</text:p>
          </table:table-cell>
          <table:table-cell office:value-type="string" calcext:value-type="string">
            <text:p>Подумаешь, оступился человек. Он ведь раньше в таком замечен не был, раскаялся, извинился и вообще умер.</text:p>
          </table:table-cell>
        </table:table-row>
        <table:table-row table:style-name="ro1">
          <table:table-cell office:value-type="float" office:value="2733636" calcext:value-type="float">
            <text:p>2733636</text:p>
          </table:table-cell>
          <table:table-cell office:value-type="float" office:value="2733675" calcext:value-type="float">
            <text:p>2733675</text:p>
          </table:table-cell>
          <table:table-cell office:value-type="string" calcext:value-type="string">
            <text:p>non_sexist</text:p>
          </table:table-cell>
          <table:table-cell office:value-type="string" calcext:value-type="string">
            <text:p>Ох уж эта раскопка могил....😌😏</text:p>
          </table:table-cell>
        </table:table-row>
        <table:table-row table:style-name="ro1">
          <table:table-cell office:value-type="float" office:value="2733636" calcext:value-type="float">
            <text:p>2733636</text:p>
          </table:table-cell>
          <table:table-cell office:value-type="float" office:value="2733709" calcext:value-type="float">
            <text:p>2733709</text:p>
          </table:table-cell>
          <table:table-cell office:value-type="string" calcext:value-type="string">
            <text:p>non_sexist</text:p>
          </table:table-cell>
          <table:table-cell office:value-type="string" calcext:value-type="string">
            <text:p>Ссыкухи) Переобулись по быстрому.</text:p>
          </table:table-cell>
        </table:table-row>
        <table:table-row table:style-name="ro1">
          <table:table-cell office:value-type="float" office:value="2733636" calcext:value-type="float">
            <text:p>2733636</text:p>
          </table:table-cell>
          <table:table-cell office:value-type="float" office:value="2733719" calcext:value-type="float">
            <text:p>2733719</text:p>
          </table:table-cell>
          <table:table-cell office:value-type="string" calcext:value-type="string">
            <text:p>non_sexist</text:p>
          </table:table-cell>
          <table:table-cell office:value-type="string" calcext:value-type="string">
            <text:p>Лучше про попов снимите фильм , там хоть история правдивая будет</text:p>
          </table:table-cell>
        </table:table-row>
        <table:table-row table:style-name="ro1">
          <table:table-cell office:value-type="float" office:value="2733636" calcext:value-type="float">
            <text:p>2733636</text:p>
          </table:table-cell>
          <table:table-cell office:value-type="float" office:value="2733722" calcext:value-type="float">
            <text:p>2733722</text:p>
          </table:table-cell>
          <table:table-cell office:value-type="string" calcext:value-type="string">
            <text:p>non_sexist</text:p>
          </table:table-cell>
          <table:table-cell office:value-type="string" calcext:value-type="string">
            <text:p>Отставьте Мишу в покое</text:p>
          </table:table-cell>
        </table:table-row>
        <table:table-row table:style-name="ro1">
          <table:table-cell office:value-type="float" office:value="2733636" calcext:value-type="float">
            <text:p>2733636</text:p>
          </table:table-cell>
          <table:table-cell office:value-type="float" office:value="2733747" calcext:value-type="float">
            <text:p>2733747</text:p>
          </table:table-cell>
          <table:table-cell office:value-type="string" calcext:value-type="string">
            <text:p>non_sexist</text:p>
          </table:table-cell>
          <table:table-cell office:value-type="string" calcext:value-type="string">
            <text:p>правильно! Развращать молодое поколение зачем? Что вообще происходит, у нас вот тут конторка пельменная одна что выкладывает гляньте</text:p>
          </table:table-cell>
        </table:table-row>
        <table:table-row table:style-name="ro1">
          <table:table-cell office:value-type="float" office:value="2733636" calcext:value-type="float">
            <text:p>2733636</text:p>
          </table:table-cell>
          <table:table-cell office:value-type="float" office:value="2733767" calcext:value-type="float">
            <text:p>2733767</text:p>
          </table:table-cell>
          <table:table-cell office:value-type="string" calcext:value-type="string">
            <text:p>non_sexist</text:p>
          </table:table-cell>
          <table:table-cell office:value-type="string" calcext:value-type="string">
            <text:p>Не смогли оценить на пользу это нашему стаду или нет в контексте нынешней полит ситуации 😏</text:p>
          </table:table-cell>
        </table:table-row>
        <table:table-row table:style-name="ro1">
          <table:table-cell office:value-type="float" office:value="2733636" calcext:value-type="float">
            <text:p>2733636</text:p>
          </table:table-cell>
          <table:table-cell office:value-type="float" office:value="2733805" calcext:value-type="float">
            <text:p>2733805</text:p>
          </table:table-cell>
          <table:table-cell office:value-type="string" calcext:value-type="string">
            <text:p>non_sexist</text:p>
          </table:table-cell>
          <table:table-cell office:value-type="string" calcext:value-type="string">
            <text:p>Прямо сейчас у них на сайте смотрю. Хм</text:p>
          </table:table-cell>
        </table:table-row>
        <table:table-row table:style-name="ro1">
          <table:table-cell office:value-type="float" office:value="2733636" calcext:value-type="float">
            <text:p>2733636</text:p>
          </table:table-cell>
          <table:table-cell office:value-type="float" office:value="2733992" calcext:value-type="float">
            <text:p>2733992</text:p>
          </table:table-cell>
          <table:table-cell office:value-type="string" calcext:value-type="string">
            <text:p>non_sexist</text:p>
          </table:table-cell>
          <table:table-cell office:value-type="string" calcext:value-type="string">
            <text:p>Какую ответственность понесут герои фильма за ложные показания в суде?</text:p>
          </table:table-cell>
        </table:table-row>
        <table:table-row table:style-name="ro1">
          <table:table-cell office:value-type="float" office:value="2733636" calcext:value-type="float">
            <text:p>2733636</text:p>
          </table:table-cell>
          <table:table-cell office:value-type="float" office:value="2735002" calcext:value-type="float">
            <text:p>2735002</text:p>
          </table:table-cell>
          <table:table-cell office:value-type="string" calcext:value-type="string">
            <text:p>non_sexist</text:p>
          </table:table-cell>
          <table:table-cell office:value-type="string" calcext:value-type="string">
            <text:p>Дальновидно как,это ж забота о наших стариках.....бабушки-фанатки травиться начнут,где их спасать....медучреждений все меньше,вон в городском поселении Акулово врачи на забастовку собрались,жуть..... в пору их самих из петли доставать придется....(((а еще говорят,власть о людях не думает?!?!?!СЛАВА ЭРНСТУ,СЛАВА НАШИМ ВРАЧАМ!!!!СЛАВА НАМ ВСЕМ!!!!!</text:p>
          </table:table-cell>
        </table:table-row>
        <table:table-row table:style-name="ro1">
          <table:table-cell office:value-type="float" office:value="2733636" calcext:value-type="float">
            <text:p>2733636</text:p>
          </table:table-cell>
          <table:table-cell office:value-type="float" office:value="2735395" calcext:value-type="float">
            <text:p>2735395</text:p>
          </table:table-cell>
          <table:table-cell office:value-type="string" calcext:value-type="string">
            <text:p>non_sexist</text:p>
          </table:table-cell>
          <table:table-cell office:value-type="string" calcext:value-type="string">
            <text:p>Слуцкий не одобрил)</text:p>
          </table:table-cell>
        </table:table-row>
        <table:table-row table:style-name="ro1">
          <table:table-cell office:value-type="float" office:value="2728435" calcext:value-type="float">
            <text:p>2728435</text:p>
          </table:table-cell>
          <table:table-cell office:value-type="float" office:value="2728436" calcext:value-type="float">
            <text:p>2728436</text:p>
          </table:table-cell>
          <table:table-cell office:value-type="string" calcext:value-type="string">
            <text:p>non_sexist</text:p>
          </table:table-cell>
          <table:table-cell office:value-type="string" calcext:value-type="string">
            <text:p>медузААА медузаА!!</text:p>
          </table:table-cell>
        </table:table-row>
        <table:table-row table:style-name="ro1">
          <table:table-cell office:value-type="float" office:value="2728435" calcext:value-type="float">
            <text:p>2728435</text:p>
          </table:table-cell>
          <table:table-cell office:value-type="float" office:value="2728437" calcext:value-type="float">
            <text:p>2728437</text:p>
          </table:table-cell>
          <table:table-cell office:value-type="string" calcext:value-type="string">
            <text:p>non_sexist</text:p>
          </table:table-cell>
          <table:table-cell office:value-type="string" calcext:value-type="string">
            <text:p>я чилю и делаю флекss одновременно</text:p>
          </table:table-cell>
        </table:table-row>
        <table:table-row table:style-name="ro1">
          <table:table-cell office:value-type="float" office:value="2728435" calcext:value-type="float">
            <text:p>2728435</text:p>
          </table:table-cell>
          <table:table-cell office:value-type="float" office:value="2728438" calcext:value-type="float">
            <text:p>2728438</text:p>
          </table:table-cell>
          <table:table-cell office:value-type="string" calcext:value-type="string">
            <text:p>non_sexist</text:p>
          </table:table-cell>
          <table:table-cell office:value-type="string" calcext:value-type="string">
            <text:p>альянс сосат</text:p>
          </table:table-cell>
        </table:table-row>
        <table:table-row table:style-name="ro1">
          <table:table-cell office:value-type="float" office:value="2728435" calcext:value-type="float">
            <text:p>2728435</text:p>
          </table:table-cell>
          <table:table-cell office:value-type="float" office:value="2728440" calcext:value-type="float">
            <text:p>2728440</text:p>
          </table:table-cell>
          <table:table-cell office:value-type="string" calcext:value-type="string">
            <text:p>non_sexist</text:p>
          </table:table-cell>
          <table:table-cell office:value-type="string" calcext:value-type="string">
            <text:p>ахах</text:p>
          </table:table-cell>
        </table:table-row>
        <table:table-row table:style-name="ro1">
          <table:table-cell office:value-type="float" office:value="2728435" calcext:value-type="float">
            <text:p>2728435</text:p>
          </table:table-cell>
          <table:table-cell office:value-type="float" office:value="2728442" calcext:value-type="float">
            <text:p>2728442</text:p>
          </table:table-cell>
          <table:table-cell office:value-type="string" calcext:value-type="string">
            <text:p>non_sexist</text:p>
          </table:table-cell>
          <table:table-cell office:value-type="string" calcext:value-type="string">
            <text:p>Сколько Колпакову заплатили?</text:p>
          </table:table-cell>
        </table:table-row>
        <table:table-row table:style-name="ro1">
          <table:table-cell office:value-type="float" office:value="2728435" calcext:value-type="float">
            <text:p>2728435</text:p>
          </table:table-cell>
          <table:table-cell office:value-type="float" office:value="2728443" calcext:value-type="float">
            <text:p>2728443</text:p>
          </table:table-cell>
          <table:table-cell office:value-type="string" calcext:value-type="string">
            <text:p>non_sexist</text:p>
          </table:table-cell>
          <table:table-cell office:value-type="string" calcext:value-type="string">
            <text:p>А вы вплатили пособие или просто дали оплачиваемый отпуск на пол года?</text:p>
          </table:table-cell>
        </table:table-row>
        <table:table-row table:style-name="ro2">
          <table:table-cell office:value-type="float" office:value="2728435" calcext:value-type="float">
            <text:p>2728435</text:p>
          </table:table-cell>
          <table:table-cell office:value-type="float" office:value="2728445" calcext:value-type="float">
            <text:p>2728445</text:p>
          </table:table-cell>
          <table:table-cell office:value-type="string" calcext:value-type="string">
            <text:p>non_sexist</text:p>
          </table:table-cell>
          <table:table-cell office:value-type="string" calcext:value-type="string">
            <text:p>Эту новость попросил запостить главред?</text:p>
            <text:p>Тебя ждет только х*й без соли )))</text:p>
          </table:table-cell>
        </table:table-row>
        <table:table-row table:style-name="ro1">
          <table:table-cell office:value-type="float" office:value="2728435" calcext:value-type="float">
            <text:p>2728435</text:p>
          </table:table-cell>
          <table:table-cell office:value-type="float" office:value="2728447" calcext:value-type="float">
            <text:p>2728447</text:p>
          </table:table-cell>
          <table:table-cell office:value-type="string" calcext:value-type="string">
            <text:p>sexist</text:p>
          </table:table-cell>
          <table:table-cell office:value-type="string" calcext:value-type="string">
            <text:p>Насколько же опасны женщины в западном обществе!😨</text:p>
          </table:table-cell>
        </table:table-row>
        <table:table-row table:style-name="ro1">
          <table:table-cell office:value-type="float" office:value="2728435" calcext:value-type="float">
            <text:p>2728435</text:p>
          </table:table-cell>
          <table:table-cell office:value-type="float" office:value="2728448" calcext:value-type="float">
            <text:p>2728448</text:p>
          </table:table-cell>
          <table:table-cell office:value-type="string" calcext:value-type="string">
            <text:p>non_sexist</text:p>
          </table:table-cell>
          <table:table-cell office:value-type="string" calcext:value-type="string">
            <text:p>Эта новость в связи с возвращением колпакова ?)</text:p>
          </table:table-cell>
        </table:table-row>
        <table:table-row table:style-name="ro1">
          <table:table-cell office:value-type="float" office:value="2728435" calcext:value-type="float">
            <text:p>2728435</text:p>
          </table:table-cell>
          <table:table-cell office:value-type="float" office:value="2728451" calcext:value-type="float">
            <text:p>2728451</text:p>
          </table:table-cell>
          <table:table-cell office:value-type="string" calcext:value-type="string">
            <text:p>non_sexist</text:p>
          </table:table-cell>
          <table:table-cell office:value-type="string" calcext:value-type="string">
            <text:p>Глупые пиндосы, надо всех обвинять в харрасменте, а потом своих же снова назначать на те же должности, когда все утихнет. Так все прогрессивные ребята и делают. Верно?</text:p>
          </table:table-cell>
        </table:table-row>
        <table:table-row table:style-name="ro1">
          <table:table-cell office:value-type="float" office:value="2728435" calcext:value-type="float">
            <text:p>2728435</text:p>
          </table:table-cell>
          <table:table-cell office:value-type="float" office:value="2728452" calcext:value-type="float">
            <text:p>2728452</text:p>
          </table:table-cell>
          <table:table-cell office:value-type="string" calcext:value-type="string">
            <text:p>non_sexist</text:p>
          </table:table-cell>
          <table:table-cell office:value-type="string" calcext:value-type="string">
            <text:p>А про главреда забыли</text:p>
          </table:table-cell>
        </table:table-row>
        <table:table-row table:style-name="ro1">
          <table:table-cell office:value-type="float" office:value="2728435" calcext:value-type="float">
            <text:p>2728435</text:p>
          </table:table-cell>
          <table:table-cell office:value-type="float" office:value="2728455" calcext:value-type="float">
            <text:p>2728455</text:p>
          </table:table-cell>
          <table:table-cell office:value-type="string" calcext:value-type="string">
            <text:p>non_sexist</text:p>
          </table:table-cell>
          <table:table-cell office:value-type="string" calcext:value-type="string">
            <text:p>Пипец, медуза, как вас только не коробит. Постите такие новости на фоне восстановления своего блядовитого главреда в должности. Нормально вам там, а ?</text:p>
          </table:table-cell>
        </table:table-row>
        <table:table-row table:style-name="ro1">
          <table:table-cell office:value-type="float" office:value="2728435" calcext:value-type="float">
            <text:p>2728435</text:p>
          </table:table-cell>
          <table:table-cell office:value-type="float" office:value="2728457" calcext:value-type="float">
            <text:p>2728457</text:p>
          </table:table-cell>
          <table:table-cell office:value-type="string" calcext:value-type="string">
            <text:p>sexist</text:p>
          </table:table-cell>
          <table:table-cell office:value-type="string" calcext:value-type="string">
            <text:p>Благодаря какой-то шкуре он заработал 45 млн$ не плохо шо тут сказать</text:p>
          </table:table-cell>
        </table:table-row>
        <table:table-row table:style-name="ro1">
          <table:table-cell office:value-type="float" office:value="2728435" calcext:value-type="float">
            <text:p>2728435</text:p>
          </table:table-cell>
          <table:table-cell office:value-type="float" office:value="2728464" calcext:value-type="float">
            <text:p>2728464</text:p>
          </table:table-cell>
          <table:table-cell office:value-type="string" calcext:value-type="string">
            <text:p>non_sexist</text:p>
          </table:table-cell>
          <table:table-cell office:value-type="string" calcext:value-type="string">
            <text:p>Редактор Колпаков наказан?</text:p>
          </table:table-cell>
        </table:table-row>
        <table:table-row table:style-name="ro3">
          <table:table-cell office:value-type="float" office:value="2728435" calcext:value-type="float">
            <text:p>2728435</text:p>
          </table:table-cell>
          <table:table-cell office:value-type="float" office:value="2728466" calcext:value-type="float">
            <text:p>2728466</text:p>
          </table:table-cell>
          <table:table-cell office:value-type="string" calcext:value-type="string">
            <text:p>non_sexist</text:p>
          </table:table-cell>
          <table:table-cell office:value-type="string" calcext:value-type="string">
            <text:p>Схватил за жопу</text:p>
            <text:p>Гейшу главный самурай.</text:p>
            <text:p>Ронин уволен.</text:p>
          </table:table-cell>
        </table:table-row>
        <table:table-row table:style-name="ro1">
          <table:table-cell office:value-type="float" office:value="2728435" calcext:value-type="float">
            <text:p>2728435</text:p>
          </table:table-cell>
          <table:table-cell office:value-type="float" office:value="2728467" calcext:value-type="float">
            <text:p>2728467</text:p>
          </table:table-cell>
          <table:table-cell office:value-type="string" calcext:value-type="string">
            <text:p>sexist</text:p>
          </table:table-cell>
          <table:table-cell office:value-type="string" calcext:value-type="string">
            <text:p>"Обвинения в домогательствах" становится на поток, как вполне состоявшийся бизнес.</text:p>
          </table:table-cell>
        </table:table-row>
        <table:table-row table:style-name="ro1">
          <table:table-cell office:value-type="float" office:value="2728435" calcext:value-type="float">
            <text:p>2728435</text:p>
          </table:table-cell>
          <table:table-cell office:value-type="float" office:value="2728468" calcext:value-type="float">
            <text:p>2728468</text:p>
          </table:table-cell>
          <table:table-cell office:value-type="string" calcext:value-type="string">
            <text:p>non_sexist</text:p>
          </table:table-cell>
          <table:table-cell office:value-type="string" calcext:value-type="string">
            <text:p>Для Гугла это копейки . В Газпроме бы и то больше заплатили ))</text:p>
          </table:table-cell>
        </table:table-row>
        <table:table-row table:style-name="ro2">
          <table:table-cell office:value-type="float" office:value="2728435" calcext:value-type="float">
            <text:p>2728435</text:p>
          </table:table-cell>
          <table:table-cell office:value-type="float" office:value="2728469" calcext:value-type="float">
            <text:p>2728469</text:p>
          </table:table-cell>
          <table:table-cell office:value-type="string" calcext:value-type="string">
            <text:p>non_sexist</text:p>
          </table:table-cell>
          <table:table-cell office:value-type="string" calcext:value-type="string">
            <text:p>Понапридумывают...</text:p>
            <text:p>Лишь бы не платить!</text:p>
          </table:table-cell>
        </table:table-row>
        <table:table-row table:style-name="ro1">
          <table:table-cell office:value-type="float" office:value="2728435" calcext:value-type="float">
            <text:p>2728435</text:p>
          </table:table-cell>
          <table:table-cell office:value-type="float" office:value="2728490" calcext:value-type="float">
            <text:p>2728490</text:p>
          </table:table-cell>
          <table:table-cell office:value-type="string" calcext:value-type="string">
            <text:p>non_sexist</text:p>
          </table:table-cell>
          <table:table-cell office:value-type="string" calcext:value-type="string">
            <text:p>Ну я думаю медуза тут возмущается, что их вооьще уволили. Надо было сказать, что это милые друзья и вообще все в порядке.</text:p>
          </table:table-cell>
        </table:table-row>
        <table:table-row table:style-name="ro1">
          <table:table-cell office:value-type="float" office:value="2728435" calcext:value-type="float">
            <text:p>2728435</text:p>
          </table:table-cell>
          <table:table-cell office:value-type="float" office:value="2728500" calcext:value-type="float">
            <text:p>2728500</text:p>
          </table:table-cell>
          <table:table-cell office:value-type="string" calcext:value-type="string">
            <text:p>sexist</text:p>
          </table:table-cell>
          <table:table-cell office:value-type="string" calcext:value-type="string">
            <text:p>Кобель не вскочит, если баба не захочет</text:p>
          </table:table-cell>
        </table:table-row>
        <table:table-row table:style-name="ro1">
          <table:table-cell office:value-type="float" office:value="2728435" calcext:value-type="float">
            <text:p>2728435</text:p>
          </table:table-cell>
          <table:table-cell office:value-type="float" office:value="2728503" calcext:value-type="float">
            <text:p>2728503</text:p>
          </table:table-cell>
          <table:table-cell office:value-type="string" calcext:value-type="string">
            <text:p>non_sexist</text:p>
          </table:table-cell>
          <table:table-cell office:value-type="string" calcext:value-type="string">
            <text:p>ТЕМ ВРЕМЕНЕМ ГЛАВРЕД МЕДУЗЫ</text:p>
          </table:table-cell>
        </table:table-row>
        <table:table-row table:style-name="ro1">
          <table:table-cell office:value-type="float" office:value="2728435" calcext:value-type="float">
            <text:p>2728435</text:p>
          </table:table-cell>
          <table:table-cell office:value-type="float" office:value="2728510" calcext:value-type="float">
            <text:p>2728510</text:p>
          </table:table-cell>
          <table:table-cell office:value-type="string" calcext:value-type="string">
            <text:p>non_sexist</text:p>
          </table:table-cell>
          <table:table-cell office:value-type="string" calcext:value-type="string">
            <text:p>Медуза вообще не имеет права писать о домогательствах, пока колпаков главред</text:p>
          </table:table-cell>
        </table:table-row>
        <table:table-row table:style-name="ro2">
          <table:table-cell office:value-type="float" office:value="2728435" calcext:value-type="float">
            <text:p>2728435</text:p>
          </table:table-cell>
          <table:table-cell office:value-type="float" office:value="2728521" calcext:value-type="float">
            <text:p>2728521</text:p>
          </table:table-cell>
          <table:table-cell office:value-type="string" calcext:value-type="string">
            <text:p>non_sexist</text:p>
          </table:table-cell>
          <table:table-cell office:value-type="string" calcext:value-type="string">
            <text:p>Эй Клоп_ак!</text:p>
            <text:p>Твое е6ало в зоне риска!</text:p>
          </table:table-cell>
        </table:table-row>
        <table:table-row table:style-name="ro1">
          <table:table-cell office:value-type="float" office:value="2728435" calcext:value-type="float">
            <text:p>2728435</text:p>
          </table:table-cell>
          <table:table-cell office:value-type="float" office:value="2728528" calcext:value-type="float">
            <text:p>2728528</text:p>
          </table:table-cell>
          <table:table-cell office:value-type="string" calcext:value-type="string">
            <text:p>non_sexist</text:p>
          </table:table-cell>
          <table:table-cell office:value-type="string" calcext:value-type="string">
            <text:p>Толпа феменисток в комментах.</text:p>
          </table:table-cell>
        </table:table-row>
        <table:table-row table:style-name="ro1">
          <table:table-cell office:value-type="float" office:value="2728435" calcext:value-type="float">
            <text:p>2728435</text:p>
          </table:table-cell>
          <table:table-cell office:value-type="float" office:value="2728552" calcext:value-type="float">
            <text:p>2728552</text:p>
          </table:table-cell>
          <table:table-cell office:value-type="string" calcext:value-type="string">
            <text:p>non_sexist</text:p>
          </table:table-cell>
          <table:table-cell office:value-type="string" calcext:value-type="string">
            <text:p>Не, ну это уже просто какой-то трэшняк. Это уже настолько позорно для медузы, что походит на какой-то концептуальный арт-перформанс.</text:p>
          </table:table-cell>
        </table:table-row>
        <table:table-row table:style-name="ro1">
          <table:table-cell office:value-type="float" office:value="2728435" calcext:value-type="float">
            <text:p>2728435</text:p>
          </table:table-cell>
          <table:table-cell office:value-type="float" office:value="2728587" calcext:value-type="float">
            <text:p>2728587</text:p>
          </table:table-cell>
          <table:table-cell office:value-type="string" calcext:value-type="string">
            <text:p>non_sexist</text:p>
          </table:table-cell>
          <table:table-cell office:value-type="string" calcext:value-type="string">
            <text:p>Аутисты знают насколько слов "главред медузы", "колпаков" и харрасмент"</text:p>
          </table:table-cell>
        </table:table-row>
        <table:table-row table:style-name="ro1">
          <table:table-cell office:value-type="float" office:value="2728435" calcext:value-type="float">
            <text:p>2728435</text:p>
          </table:table-cell>
          <table:table-cell office:value-type="float" office:value="2728608" calcext:value-type="float">
            <text:p>2728608</text:p>
          </table:table-cell>
          <table:table-cell office:value-type="string" calcext:value-type="string">
            <text:p>sexist_in_co</text:p>
          </table:table-cell>
          <table:table-cell office:value-type="string" calcext:value-type="string">
            <text:p>дефки, го на завод</text:p>
          </table:table-cell>
        </table:table-row>
        <table:table-row table:style-name="ro1">
          <table:table-cell office:value-type="float" office:value="2728435" calcext:value-type="float">
            <text:p>2728435</text:p>
          </table:table-cell>
          <table:table-cell office:value-type="float" office:value="2728634" calcext:value-type="float">
            <text:p>2728634</text:p>
          </table:table-cell>
          <table:table-cell office:value-type="string" calcext:value-type="string">
            <text:p>non_sexist</text:p>
          </table:table-cell>
          <table:table-cell office:value-type="string" calcext:value-type="string">
            <text:p>Медуза нас троллит</text:p>
          </table:table-cell>
        </table:table-row>
        <table:table-row table:style-name="ro1">
          <table:table-cell office:value-type="float" office:value="2728435" calcext:value-type="float">
            <text:p>2728435</text:p>
          </table:table-cell>
          <table:table-cell office:value-type="float" office:value="2728646" calcext:value-type="float">
            <text:p>2728646</text:p>
          </table:table-cell>
          <table:table-cell office:value-type="string" calcext:value-type="string">
            <text:p>non_sexist</text:p>
          </table:table-cell>
          <table:table-cell office:value-type="string" calcext:value-type="string">
            <text:p>Ушёл отсюда.</text:p>
          </table:table-cell>
        </table:table-row>
        <table:table-row table:style-name="ro1">
          <table:table-cell office:value-type="float" office:value="2728435" calcext:value-type="float">
            <text:p>2728435</text:p>
          </table:table-cell>
          <table:table-cell office:value-type="float" office:value="2728673" calcext:value-type="float">
            <text:p>2728673</text:p>
          </table:table-cell>
          <table:table-cell office:value-type="string" calcext:value-type="string">
            <text:p>non_sexist</text:p>
          </table:table-cell>
          <table:table-cell office:value-type="string" calcext:value-type="string">
            <text:p>Весеннее обострение у буйных в комментах медузы.</text:p>
          </table:table-cell>
        </table:table-row>
        <table:table-row table:style-name="ro1">
          <table:table-cell office:value-type="float" office:value="2728435" calcext:value-type="float">
            <text:p>2728435</text:p>
          </table:table-cell>
          <table:table-cell office:value-type="float" office:value="2728691" calcext:value-type="float">
            <text:p>2728691</text:p>
          </table:table-cell>
          <table:table-cell office:value-type="string" calcext:value-type="string">
            <text:p>non_sexist</text:p>
          </table:table-cell>
          <table:table-cell office:value-type="string" calcext:value-type="string">
            <text:p>ахахаха👍🏻 как сказал кот скрипаля давеча во взгляде, вы тоже откопали стюардессу и снова её юзаете. мммм? вы теперь заповедник имени харви ванштейна😘</text:p>
          </table:table-cell>
        </table:table-row>
        <table:table-row table:style-name="ro1">
          <table:table-cell office:value-type="float" office:value="2728435" calcext:value-type="float">
            <text:p>2728435</text:p>
          </table:table-cell>
          <table:table-cell office:value-type="float" office:value="2728809" calcext:value-type="float">
            <text:p>2728809</text:p>
          </table:table-cell>
          <table:table-cell office:value-type="string" calcext:value-type="string">
            <text:p>non_sexist</text:p>
          </table:table-cell>
          <table:table-cell office:value-type="string" calcext:value-type="string">
            <text:p>Шуригина 3.0</text:p>
          </table:table-cell>
        </table:table-row>
        <table:table-row table:style-name="ro1">
          <table:table-cell office:value-type="float" office:value="2728435" calcext:value-type="float">
            <text:p>2728435</text:p>
          </table:table-cell>
          <table:table-cell office:value-type="float" office:value="2728878" calcext:value-type="float">
            <text:p>2728878</text:p>
          </table:table-cell>
          <table:table-cell office:value-type="string" calcext:value-type="string">
            <text:p>sexist</text:p>
          </table:table-cell>
          <table:table-cell office:value-type="string" calcext:value-type="string">
            <text:p>Молодец Колпаков!) Нагибай и трахай!)</text:p>
          </table:table-cell>
        </table:table-row>
        <table:table-row table:style-name="ro1">
          <table:table-cell office:value-type="float" office:value="2728435" calcext:value-type="float">
            <text:p>2728435</text:p>
          </table:table-cell>
          <table:table-cell office:value-type="float" office:value="2729014" calcext:value-type="float">
            <text:p>2729014</text:p>
          </table:table-cell>
          <table:table-cell office:value-type="string" calcext:value-type="string">
            <text:p>non_sexist</text:p>
          </table:table-cell>
          <table:table-cell office:value-type="string" calcext:value-type="string">
            <text:p>Вообще в Google, без особых проблем могли бы уволить всех этих бастующих, а на их место моментально набрать из огромной очереди желающих. После такого, возможно, и в других местах желающих ерундой заниматься поубавилось бы. Они вообще могли бы в контракт внести обязательство никогда не бастовать и ничуть бы от этого не пострадали.</text:p>
          </table:table-cell>
        </table:table-row>
        <table:table-row table:style-name="ro1">
          <table:table-cell office:value-type="float" office:value="2728435" calcext:value-type="float">
            <text:p>2728435</text:p>
          </table:table-cell>
          <table:table-cell office:value-type="float" office:value="2729298" calcext:value-type="float">
            <text:p>2729298</text:p>
          </table:table-cell>
          <table:table-cell office:value-type="string" calcext:value-type="string">
            <text:p>non_sexist</text:p>
          </table:table-cell>
          <table:table-cell office:value-type="string" calcext:value-type="string">
            <text:p>норм чё</text:p>
          </table:table-cell>
        </table:table-row>
        <table:table-row table:style-name="ro1">
          <table:table-cell office:value-type="float" office:value="2728435" calcext:value-type="float">
            <text:p>2728435</text:p>
          </table:table-cell>
          <table:table-cell office:value-type="float" office:value="2729331" calcext:value-type="float">
            <text:p>2729331</text:p>
          </table:table-cell>
          <table:table-cell office:value-type="string" calcext:value-type="string">
            <text:p>non_sexist</text:p>
          </table:table-cell>
          <table:table-cell office:value-type="string" calcext:value-type="string">
            <text:p>Колпаков никого не трогал. На себя посмотрите, жирные морды!</text:p>
          </table:table-cell>
        </table:table-row>
        <table:table-row table:style-name="ro1">
          <table:table-cell office:value-type="float" office:value="2728435" calcext:value-type="float">
            <text:p>2728435</text:p>
          </table:table-cell>
          <table:table-cell office:value-type="float" office:value="2729730" calcext:value-type="float">
            <text:p>2729730</text:p>
          </table:table-cell>
          <table:table-cell office:value-type="string" calcext:value-type="string">
            <text:p>non_sexist</text:p>
          </table:table-cell>
          <table:table-cell office:value-type="string" calcext:value-type="string">
            <text:p>А Колпаков всего лишь опять стал редактором</text:p>
          </table:table-cell>
        </table:table-row>
        <table:table-row table:style-name="ro1">
          <table:table-cell office:value-type="float" office:value="2719358" calcext:value-type="float">
            <text:p>2719358</text:p>
          </table:table-cell>
          <table:table-cell office:value-type="float" office:value="2719360" calcext:value-type="float">
            <text:p>2719360</text:p>
          </table:table-cell>
          <table:table-cell office:value-type="string" calcext:value-type="string">
            <text:p>non_sexist</text:p>
          </table:table-cell>
          <table:table-cell office:value-type="string" calcext:value-type="string">
            <text:p>как удобно нападать на человека, который и ответить уже ничем не может</text:p>
          </table:table-cell>
        </table:table-row>
        <table:table-row table:style-name="ro1">
          <table:table-cell office:value-type="float" office:value="2719358" calcext:value-type="float">
            <text:p>2719358</text:p>
          </table:table-cell>
          <table:table-cell office:value-type="float" office:value="2719361" calcext:value-type="float">
            <text:p>2719361</text:p>
          </table:table-cell>
          <table:table-cell office:value-type="string" calcext:value-type="string">
            <text:p>non_sexist</text:p>
          </table:table-cell>
          <table:table-cell office:value-type="string" calcext:value-type="string">
            <text:p>Надо еще собрать все сотни миллионов проданных им дисков, и устроить из них гигантский костер во имя антипедофилии</text:p>
          </table:table-cell>
        </table:table-row>
        <table:table-row table:style-name="ro1">
          <table:table-cell office:value-type="float" office:value="2719358" calcext:value-type="float">
            <text:p>2719358</text:p>
          </table:table-cell>
          <table:table-cell office:value-type="float" office:value="2719363" calcext:value-type="float">
            <text:p>2719363</text:p>
          </table:table-cell>
          <table:table-cell office:value-type="string" calcext:value-type="string">
            <text:p>non_sexist</text:p>
          </table:table-cell>
          <table:table-cell office:value-type="string" calcext:value-type="string">
            <text:p>Глядишь, скоро и у "Триллера" его вечный рекорд отнимут.</text:p>
          </table:table-cell>
        </table:table-row>
        <table:table-row table:style-name="ro2">
          <table:table-cell office:value-type="float" office:value="2719358" calcext:value-type="float">
            <text:p>2719358</text:p>
          </table:table-cell>
          <table:table-cell office:value-type="float" office:value="2719364" calcext:value-type="float">
            <text:p>2719364</text:p>
          </table:table-cell>
          <table:table-cell office:value-type="string" calcext:value-type="string">
            <text:p>non_sexist</text:p>
          </table:table-cell>
          <table:table-cell office:value-type="string" calcext:value-type="string">
            <text:p>Кретинизм толерастии. Или просто кретинизм? Тенденция...</text:p>
            <text:p>Скоро запретят "Ромео и Джульетту", а заодно и всего Чаплина - его счастливый союз с Уной начался, когда ему было за 50, а ей - 16.</text:p>
          </table:table-cell>
        </table:table-row>
        <table:table-row table:style-name="ro1">
          <table:table-cell office:value-type="float" office:value="2719358" calcext:value-type="float">
            <text:p>2719358</text:p>
          </table:table-cell>
          <table:table-cell office:value-type="float" office:value="2719368" calcext:value-type="float">
            <text:p>2719368</text:p>
          </table:table-cell>
          <table:table-cell office:value-type="string" calcext:value-type="string">
            <text:p>non_sexist</text:p>
          </table:table-cell>
          <table:table-cell office:value-type="string" calcext:value-type="string">
            <text:p>Мда, на этом симпсоны закончились</text:p>
          </table:table-cell>
        </table:table-row>
        <table:table-row table:style-name="ro1">
          <table:table-cell office:value-type="float" office:value="2719358" calcext:value-type="float">
            <text:p>2719358</text:p>
          </table:table-cell>
          <table:table-cell office:value-type="float" office:value="2719370" calcext:value-type="float">
            <text:p>2719370</text:p>
          </table:table-cell>
          <table:table-cell office:value-type="string" calcext:value-type="string">
            <text:p>non_sexist</text:p>
          </table:table-cell>
          <table:table-cell office:value-type="string" calcext:value-type="string">
            <text:p>Здорово когда пытаются нажиться на имени легенды</text:p>
          </table:table-cell>
        </table:table-row>
        <table:table-row table:style-name="ro1">
          <table:table-cell office:value-type="float" office:value="2719358" calcext:value-type="float">
            <text:p>2719358</text:p>
          </table:table-cell>
          <table:table-cell office:value-type="float" office:value="2719371" calcext:value-type="float">
            <text:p>2719371</text:p>
          </table:table-cell>
          <table:table-cell office:value-type="string" calcext:value-type="string">
            <text:p>non_sexist</text:p>
          </table:table-cell>
          <table:table-cell office:value-type="string" calcext:value-type="string">
            <text:p>Этот эпизод на 2х2 чуть ли не каждую неделю показывают, я его наизусть знаю. Странное решение для "Симпсонов".</text:p>
          </table:table-cell>
        </table:table-row>
        <table:table-row table:style-name="ro1">
          <table:table-cell office:value-type="float" office:value="2719358" calcext:value-type="float">
            <text:p>2719358</text:p>
          </table:table-cell>
          <table:table-cell office:value-type="float" office:value="2719378" calcext:value-type="float">
            <text:p>2719378</text:p>
          </table:table-cell>
          <table:table-cell office:value-type="string" calcext:value-type="string">
            <text:p>non_sexist</text:p>
          </table:table-cell>
          <table:table-cell office:value-type="string" calcext:value-type="string">
            <text:p>🤦‍♂️</text:p>
          </table:table-cell>
        </table:table-row>
        <table:table-row table:style-name="ro2">
          <table:table-cell office:value-type="float" office:value="2719358" calcext:value-type="float">
            <text:p>2719358</text:p>
          </table:table-cell>
          <table:table-cell office:value-type="float" office:value="2719379" calcext:value-type="float">
            <text:p>2719379</text:p>
          </table:table-cell>
          <table:table-cell office:value-type="string" calcext:value-type="string">
            <text:p>non_sexist</text:p>
          </table:table-cell>
          <table:table-cell office:value-type="string" calcext:value-type="string">
            <text:p>Правильно, вот кто-нибудь посмотрит Симпсонов с озвучкой Джексона и пойдёт парнишек в подворотнях шпилить.</text:p>
            <text:p>Если серьёзно, то их идиотизм ничуть не отстает от российского, просто в разных сферах всё происходит.</text:p>
          </table:table-cell>
        </table:table-row>
        <table:table-row table:style-name="ro1">
          <table:table-cell office:value-type="float" office:value="2719358" calcext:value-type="float">
            <text:p>2719358</text:p>
          </table:table-cell>
          <table:table-cell office:value-type="float" office:value="2719394" calcext:value-type="float">
            <text:p>2719394</text:p>
          </table:table-cell>
          <table:table-cell office:value-type="string" calcext:value-type="string">
            <text:p>non_sexist</text:p>
          </table:table-cell>
          <table:table-cell office:value-type="string" calcext:value-type="string">
            <text:p>Да и пусть. Теперь этот эпизод посмотрят даже те, кто Симпсонов в глаза не видел))</text:p>
          </table:table-cell>
        </table:table-row>
        <table:table-row table:style-name="ro1">
          <table:table-cell office:value-type="float" office:value="2719358" calcext:value-type="float">
            <text:p>2719358</text:p>
          </table:table-cell>
          <table:table-cell office:value-type="float" office:value="2719397" calcext:value-type="float">
            <text:p>2719397</text:p>
          </table:table-cell>
          <table:table-cell office:value-type="string" calcext:value-type="string">
            <text:p>non_sexist</text:p>
          </table:table-cell>
          <table:table-cell office:value-type="string" calcext:value-type="string">
            <text:p>А как же aut bene aut nihil</text:p>
          </table:table-cell>
        </table:table-row>
        <table:table-row table:style-name="ro2">
          <table:table-cell office:value-type="float" office:value="2719358" calcext:value-type="float">
            <text:p>2719358</text:p>
          </table:table-cell>
          <table:table-cell office:value-type="float" office:value="2719431" calcext:value-type="float">
            <text:p>2719431</text:p>
          </table:table-cell>
          <table:table-cell office:value-type="string" calcext:value-type="string">
            <text:p>non_sexist</text:p>
          </table:table-cell>
          <table:table-cell office:value-type="string" calcext:value-type="string">
            <text:p>Два пидорга рекламу себе устроили.</text:p>
            <text:p>Теперь два самых  дорогих очка в мире.</text:p>
          </table:table-cell>
        </table:table-row>
        <table:table-row table:style-name="ro1">
          <table:table-cell office:value-type="float" office:value="2719358" calcext:value-type="float">
            <text:p>2719358</text:p>
          </table:table-cell>
          <table:table-cell office:value-type="float" office:value="2719447" calcext:value-type="float">
            <text:p>2719447</text:p>
          </table:table-cell>
          <table:table-cell office:value-type="string" calcext:value-type="string">
            <text:p>non_sexist</text:p>
          </table:table-cell>
          <table:table-cell office:value-type="string" calcext:value-type="string">
            <text:p>Создатели Симпсонов упали в глазах цивилизованных людей.</text:p>
          </table:table-cell>
        </table:table-row>
        <table:table-row table:style-name="ro2">
          <table:table-cell office:value-type="float" office:value="2719358" calcext:value-type="float">
            <text:p>2719358</text:p>
          </table:table-cell>
          <table:table-cell office:value-type="float" office:value="2719460" calcext:value-type="float">
            <text:p>2719460</text:p>
          </table:table-cell>
          <table:table-cell office:value-type="string" calcext:value-type="string">
            <text:p>non_sexist</text:p>
          </table:table-cell>
          <table:table-cell office:value-type="string" calcext:value-type="string">
            <text:p>Ага. Изъять. Из сети.</text:p>
            <text:p>Необучаемые!</text:p>
          </table:table-cell>
        </table:table-row>
        <table:table-row table:style-name="ro1">
          <table:table-cell office:value-type="float" office:value="2719358" calcext:value-type="float">
            <text:p>2719358</text:p>
          </table:table-cell>
          <table:table-cell office:value-type="float" office:value="2719466" calcext:value-type="float">
            <text:p>2719466</text:p>
          </table:table-cell>
          <table:table-cell office:value-type="string" calcext:value-type="string">
            <text:p>non_sexist</text:p>
          </table:table-cell>
          <table:table-cell office:value-type="string" calcext:value-type="string">
            <text:p>Эх симсоныы.. лучше бы вы давно закрылись как футурама. Все таки закрытие лучше, чем наблюдать стагнацию. После 8 сезона вообще нельзя смотреть.</text:p>
          </table:table-cell>
        </table:table-row>
        <table:table-row table:style-name="ro1">
          <table:table-cell office:value-type="float" office:value="2719358" calcext:value-type="float">
            <text:p>2719358</text:p>
          </table:table-cell>
          <table:table-cell office:value-type="float" office:value="2719559" calcext:value-type="float">
            <text:p>2719559</text:p>
          </table:table-cell>
          <table:table-cell office:value-type="string" calcext:value-type="string">
            <text:p>non_sexist</text:p>
          </table:table-cell>
          <table:table-cell office:value-type="string" calcext:value-type="string">
            <text:p>Billie jean is not my lover..</text:p>
          </table:table-cell>
        </table:table-row>
        <table:table-row table:style-name="ro1">
          <table:table-cell office:value-type="float" office:value="2719358" calcext:value-type="float">
            <text:p>2719358</text:p>
          </table:table-cell>
          <table:table-cell office:value-type="float" office:value="2720557" calcext:value-type="float">
            <text:p>2720557</text:p>
          </table:table-cell>
          <table:table-cell office:value-type="string" calcext:value-type="string">
            <text:p>non_sexist</text:p>
          </table:table-cell>
          <table:table-cell office:value-type="string" calcext:value-type="string">
            <text:p>Ахазахахс</text:p>
          </table:table-cell>
        </table:table-row>
        <table:table-row table:style-name="ro1">
          <table:table-cell office:value-type="float" office:value="2719358" calcext:value-type="float">
            <text:p>2719358</text:p>
          </table:table-cell>
          <table:table-cell office:value-type="float" office:value="2720955" calcext:value-type="float">
            <text:p>2720955</text:p>
          </table:table-cell>
          <table:table-cell office:value-type="string" calcext:value-type="string">
            <text:p>non_sexist</text:p>
          </table:table-cell>
          <table:table-cell office:value-type="string" calcext:value-type="string">
            <text:p>Симсоны стали тем, над чем всегда смеялись и иронизировали...</text:p>
          </table:table-cell>
        </table:table-row>
        <table:table-row table:style-name="ro1">
          <table:table-cell office:value-type="float" office:value="2712445" calcext:value-type="float">
            <text:p>2712445</text:p>
          </table:table-cell>
          <table:table-cell office:value-type="float" office:value="2712448" calcext:value-type="float">
            <text:p>2712448</text:p>
          </table:table-cell>
          <table:table-cell office:value-type="string" calcext:value-type="string">
            <text:p>non_sexist</text:p>
          </table:table-cell>
          <table:table-cell office:value-type="string" calcext:value-type="string">
            <text:p>Очень люблю Россию, страна любви и мира</text:p>
          </table:table-cell>
        </table:table-row>
        <table:table-row table:style-name="ro1">
          <table:table-cell office:value-type="float" office:value="2712445" calcext:value-type="float">
            <text:p>2712445</text:p>
          </table:table-cell>
          <table:table-cell office:value-type="float" office:value="2712449" calcext:value-type="float">
            <text:p>2712449</text:p>
          </table:table-cell>
          <table:table-cell office:value-type="string" calcext:value-type="string">
            <text:p>non_sexist</text:p>
          </table:table-cell>
          <table:table-cell office:value-type="string" calcext:value-type="string">
            <text:p>бога нет но молюсь ведь бог един</text:p>
          </table:table-cell>
        </table:table-row>
        <table:table-row table:style-name="ro1">
          <table:table-cell office:value-type="float" office:value="2712445" calcext:value-type="float">
            <text:p>2712445</text:p>
          </table:table-cell>
          <table:table-cell office:value-type="float" office:value="2712455" calcext:value-type="float">
            <text:p>2712455</text:p>
          </table:table-cell>
          <table:table-cell office:value-type="string" calcext:value-type="string">
            <text:p>non_sexist</text:p>
          </table:table-cell>
          <table:table-cell office:value-type="string" calcext:value-type="string">
            <text:p>Все правильно. Педофилов надо ловить на маленьких мальчиков, а девочкам, я бы и сам с удовольствием засадил.</text:p>
          </table:table-cell>
        </table:table-row>
        <table:table-row table:style-name="ro1">
          <table:table-cell office:value-type="float" office:value="2712445" calcext:value-type="float">
            <text:p>2712445</text:p>
          </table:table-cell>
          <table:table-cell office:value-type="float" office:value="2712456" calcext:value-type="float">
            <text:p>2712456</text:p>
          </table:table-cell>
          <table:table-cell office:value-type="string" calcext:value-type="string">
            <text:p>non_sexist</text:p>
          </table:table-cell>
          <table:table-cell office:value-type="string" calcext:value-type="string">
            <text:p>Есть версия что Майкл Джексон был химически кастрирован родителями чтобы сохранить уникальный <text:s/>высокий голос. Если это допустить, то его жизнь была адом</text:p>
          </table:table-cell>
        </table:table-row>
        <table:table-row table:style-name="ro1">
          <table:table-cell office:value-type="float" office:value="2712445" calcext:value-type="float">
            <text:p>2712445</text:p>
          </table:table-cell>
          <table:table-cell office:value-type="float" office:value="2712457" calcext:value-type="float">
            <text:p>2712457</text:p>
          </table:table-cell>
          <table:table-cell office:value-type="string" calcext:value-type="string">
            <text:p>non_sexist</text:p>
          </table:table-cell>
          <table:table-cell office:value-type="string" calcext:value-type="string">
            <text:p>моргенштерна жалко</text:p>
          </table:table-cell>
        </table:table-row>
        <table:table-row table:style-name="ro1">
          <table:table-cell office:value-type="float" office:value="2712445" calcext:value-type="float">
            <text:p>2712445</text:p>
          </table:table-cell>
          <table:table-cell office:value-type="float" office:value="2712459" calcext:value-type="float">
            <text:p>2712459</text:p>
          </table:table-cell>
          <table:table-cell office:value-type="string" calcext:value-type="string">
            <text:p>non_sexist</text:p>
          </table:table-cell>
          <table:table-cell office:value-type="string" calcext:value-type="string">
            <text:p>Ага так удобно. Сейчас он им никак не ответит. Стервятники.</text:p>
          </table:table-cell>
        </table:table-row>
        <table:table-row table:style-name="ro1">
          <table:table-cell office:value-type="float" office:value="2712445" calcext:value-type="float">
            <text:p>2712445</text:p>
          </table:table-cell>
          <table:table-cell office:value-type="float" office:value="2712463" calcext:value-type="float">
            <text:p>2712463</text:p>
          </table:table-cell>
          <table:table-cell office:value-type="string" calcext:value-type="string">
            <text:p>non_sexist</text:p>
          </table:table-cell>
          <table:table-cell office:value-type="string" calcext:value-type="string">
            <text:p>В истерии с Вайнштейном - 15 лет, тут - 20. Соревнования начались? Предлагаю Чарлза Чаплина расстрелять посмертно. Чего мелочиться? Толерастнутые ублюдки...</text:p>
          </table:table-cell>
        </table:table-row>
        <table:table-row table:style-name="ro2">
          <table:table-cell office:value-type="float" office:value="2712445" calcext:value-type="float">
            <text:p>2712445</text:p>
          </table:table-cell>
          <table:table-cell office:value-type="float" office:value="2712467" calcext:value-type="float">
            <text:p>2712467</text:p>
          </table:table-cell>
          <table:table-cell office:value-type="string" calcext:value-type="string">
            <text:p>non_sexist</text:p>
          </table:table-cell>
          <table:table-cell office:value-type="string" calcext:value-type="string">
            <text:p>Где там шутка из "Очень страшное кино"?</text:p>
            <text:p>- Ей ничего не грозит! Она же девочка. Он так любил детей, странно девочки не гостили у него.</text:p>
          </table:table-cell>
        </table:table-row>
        <table:table-row table:style-name="ro1">
          <table:table-cell office:value-type="float" office:value="2712445" calcext:value-type="float">
            <text:p>2712445</text:p>
          </table:table-cell>
          <table:table-cell office:value-type="float" office:value="2712480" calcext:value-type="float">
            <text:p>2712480</text:p>
          </table:table-cell>
          <table:table-cell office:value-type="string" calcext:value-type="string">
            <text:p>non_sexist</text:p>
          </table:table-cell>
          <table:table-cell office:value-type="string" calcext:value-type="string">
            <text:p>в коментах парад деградантов.. неудивительно что в стране такой бардак..</text:p>
          </table:table-cell>
        </table:table-row>
        <table:table-row table:style-name="ro1">
          <table:table-cell office:value-type="float" office:value="2712445" calcext:value-type="float">
            <text:p>2712445</text:p>
          </table:table-cell>
          <table:table-cell office:value-type="float" office:value="2712482" calcext:value-type="float">
            <text:p>2712482</text:p>
          </table:table-cell>
          <table:table-cell office:value-type="string" calcext:value-type="string">
            <text:p>non_sexist</text:p>
          </table:table-cell>
          <table:table-cell office:value-type="string" calcext:value-type="string">
            <text:p>Лживые ничтожества.</text:p>
          </table:table-cell>
        </table:table-row>
        <table:table-row table:style-name="ro10">
          <table:table-cell office:value-type="float" office:value="2712445" calcext:value-type="float">
            <text:p>2712445</text:p>
          </table:table-cell>
          <table:table-cell office:value-type="float" office:value="2713169" calcext:value-type="float">
            <text:p>2713169</text:p>
          </table:table-cell>
          <table:table-cell office:value-type="string" calcext:value-type="string">
            <text:p>sexist</text:p>
          </table:table-cell>
          <table:table-cell office:value-type="string" calcext:value-type="string">
            <text:p>Своих родителей (журнал Vanity Fair писал, что они получили в подарок от Джексона новый дом и автомобили) Сейфчак тоже просил не давать показаний в суде. Его мать Стефани вспоминает, что в 2009 году, когда музыкант умер, она пустилась в пляс  с мыслью, что он «больше не может причинить вред ее детям».</text:p>
            <text:p>_________</text:p>
            <text:p>😆</text:p>
            <text:p>Так переживала за своих детей, что молча смотрела, как им "причиняют вред" и получала дорогущие откупные. </text:p>
            <text:p>Проще говоря, сдавала детишек напрокат, якобы, педофилу. </text:p>
            <text:p>Образцовая мать!</text:p>
          </table:table-cell>
        </table:table-row>
        <table:table-row table:style-name="ro1">
          <table:table-cell office:value-type="float" office:value="2712445" calcext:value-type="float">
            <text:p>2712445</text:p>
          </table:table-cell>
          <table:table-cell office:value-type="float" office:value="2713179" calcext:value-type="float">
            <text:p>2713179</text:p>
          </table:table-cell>
          <table:table-cell office:value-type="string" calcext:value-type="string">
            <text:p>non_sexist</text:p>
          </table:table-cell>
          <table:table-cell office:value-type="string" calcext:value-type="string">
            <text:p>Хайпожоры позорные.</text:p>
          </table:table-cell>
        </table:table-row>
        <table:table-row table:style-name="ro1">
          <table:table-cell office:value-type="float" office:value="2712445" calcext:value-type="float">
            <text:p>2712445</text:p>
          </table:table-cell>
          <table:table-cell office:value-type="float" office:value="2713739" calcext:value-type="float">
            <text:p>2713739</text:p>
          </table:table-cell>
          <table:table-cell office:value-type="string" calcext:value-type="string">
            <text:p>non_sexist</text:p>
          </table:table-cell>
          <table:table-cell office:value-type="string" calcext:value-type="string">
            <text:p>почему вы не пишите о том, что сам Джордан Чандлер признался после смерти Джексона, что оклеветал его под влиянием отца?</text:p>
          </table:table-cell>
        </table:table-row>
        <table:table-row table:style-name="ro1">
          <table:table-cell office:value-type="float" office:value="2710607" calcext:value-type="float">
            <text:p>2710607</text:p>
          </table:table-cell>
          <table:table-cell office:value-type="float" office:value="2710609" calcext:value-type="float">
            <text:p>2710609</text:p>
          </table:table-cell>
          <table:table-cell office:value-type="string" calcext:value-type="string">
            <text:p>non_sexist</text:p>
          </table:table-cell>
          <table:table-cell office:value-type="string" calcext:value-type="string">
            <text:p>Если они эти 100 миллионов не на выплаты пострадавшим детям пустят - ради чего это всё?</text:p>
          </table:table-cell>
        </table:table-row>
        <table:table-row table:style-name="ro1">
          <table:table-cell office:value-type="float" office:value="2710607" calcext:value-type="float">
            <text:p>2710607</text:p>
          </table:table-cell>
          <table:table-cell office:value-type="float" office:value="2710613" calcext:value-type="float">
            <text:p>2710613</text:p>
          </table:table-cell>
          <table:table-cell office:value-type="string" calcext:value-type="string">
            <text:p>non_sexist</text:p>
          </table:table-cell>
          <table:table-cell office:value-type="string" calcext:value-type="string">
            <text:p>Кто-то попал на оху*тельные бабки!</text:p>
          </table:table-cell>
        </table:table-row>
        <table:table-row table:style-name="ro1">
          <table:table-cell office:value-type="float" office:value="2710607" calcext:value-type="float">
            <text:p>2710607</text:p>
          </table:table-cell>
          <table:table-cell office:value-type="float" office:value="2710618" calcext:value-type="float">
            <text:p>2710618</text:p>
          </table:table-cell>
          <table:table-cell office:value-type="string" calcext:value-type="string">
            <text:p>non_sexist</text:p>
          </table:table-cell>
          <table:table-cell office:value-type="string" calcext:value-type="string">
            <text:p>Майкл Джексон святой человек!</text:p>
          </table:table-cell>
        </table:table-row>
        <table:table-row table:style-name="ro1">
          <table:table-cell office:value-type="float" office:value="2710607" calcext:value-type="float">
            <text:p>2710607</text:p>
          </table:table-cell>
          <table:table-cell office:value-type="float" office:value="2710620" calcext:value-type="float">
            <text:p>2710620</text:p>
          </table:table-cell>
          <table:table-cell office:value-type="string" calcext:value-type="string">
            <text:p>non_sexist</text:p>
          </table:table-cell>
          <table:table-cell office:value-type="string" calcext:value-type="string">
            <text:p>HBO совсем мудаки оказывается</text:p>
          </table:table-cell>
        </table:table-row>
        <table:table-row table:style-name="ro1">
          <table:table-cell office:value-type="float" office:value="2710607" calcext:value-type="float">
            <text:p>2710607</text:p>
          </table:table-cell>
          <table:table-cell office:value-type="float" office:value="2710624" calcext:value-type="float">
            <text:p>2710624</text:p>
          </table:table-cell>
          <table:table-cell office:value-type="string" calcext:value-type="string">
            <text:p>non_sexist</text:p>
          </table:table-cell>
          <table:table-cell office:value-type="string" calcext:value-type="string">
            <text:p>HBO пробивает дно, им пора на НТВ работать.</text:p>
          </table:table-cell>
        </table:table-row>
        <table:table-row table:style-name="ro2">
          <table:table-cell office:value-type="float" office:value="2710607" calcext:value-type="float">
            <text:p>2710607</text:p>
          </table:table-cell>
          <table:table-cell office:value-type="float" office:value="2710630" calcext:value-type="float">
            <text:p>2710630</text:p>
          </table:table-cell>
          <table:table-cell office:value-type="string" calcext:value-type="string">
            <text:p>non_sexist</text:p>
          </table:table-cell>
          <table:table-cell office:value-type="string" calcext:value-type="string">
            <text:p>Откуда у людей такая абсолютна уверенность в его невиновности? </text:p>
            <text:p>Меня это удивляет и пугает.</text:p>
          </table:table-cell>
        </table:table-row>
        <table:table-row table:style-name="ro2">
          <table:table-cell office:value-type="float" office:value="2710607" calcext:value-type="float">
            <text:p>2710607</text:p>
          </table:table-cell>
          <table:table-cell office:value-type="float" office:value="2710637" calcext:value-type="float">
            <text:p>2710637</text:p>
          </table:table-cell>
          <table:table-cell office:value-type="string" calcext:value-type="string">
            <text:p>non_sexist</text:p>
          </table:table-cell>
          <table:table-cell office:value-type="string" calcext:value-type="string">
            <text:p>они его защищали в суде когда им было 22 и 25 лет.сейчас они сказали что тогда соврали потому что "Майкл сказал что нас обоих посадят" и "мы были влюблены"</text:p>
            <text:p>кстати они назвали ещё 2 мужчин которых якобы насиловал Майкл, они уже подали на них в суд</text:p>
          </table:table-cell>
        </table:table-row>
        <table:table-row table:style-name="ro1">
          <table:table-cell office:value-type="float" office:value="2710607" calcext:value-type="float">
            <text:p>2710607</text:p>
          </table:table-cell>
          <table:table-cell office:value-type="float" office:value="2710639" calcext:value-type="float">
            <text:p>2710639</text:p>
          </table:table-cell>
          <table:table-cell office:value-type="string" calcext:value-type="string">
            <text:p>non_sexist</text:p>
          </table:table-cell>
          <table:table-cell office:value-type="string" calcext:value-type="string">
            <text:p>Все правильно, педофилов надо ловить на маленьких мальчиков, а девочкам, я бы и сам с удовольствием засадил.</text:p>
          </table:table-cell>
        </table:table-row>
        <table:table-row table:style-name="ro1">
          <table:table-cell office:value-type="float" office:value="2710607" calcext:value-type="float">
            <text:p>2710607</text:p>
          </table:table-cell>
          <table:table-cell office:value-type="float" office:value="2710662" calcext:value-type="float">
            <text:p>2710662</text:p>
          </table:table-cell>
          <table:table-cell office:value-type="string" calcext:value-type="string">
            <text:p>non_sexist</text:p>
          </table:table-cell>
          <table:table-cell office:value-type="string" calcext:value-type="string">
            <text:p>У HBO классные сериалы обычно</text:p>
          </table:table-cell>
        </table:table-row>
        <table:table-row table:style-name="ro1">
          <table:table-cell office:value-type="float" office:value="2710607" calcext:value-type="float">
            <text:p>2710607</text:p>
          </table:table-cell>
          <table:table-cell office:value-type="float" office:value="2710670" calcext:value-type="float">
            <text:p>2710670</text:p>
          </table:table-cell>
          <table:table-cell office:value-type="string" calcext:value-type="string">
            <text:p>non_sexist</text:p>
          </table:table-cell>
          <table:table-cell office:value-type="string" calcext:value-type="string">
            <text:p>понравилась фраза "утром 5 марта по московскому времени"</text:p>
          </table:table-cell>
        </table:table-row>
        <table:table-row table:style-name="ro1">
          <table:table-cell office:value-type="float" office:value="2710607" calcext:value-type="float">
            <text:p>2710607</text:p>
          </table:table-cell>
          <table:table-cell office:value-type="float" office:value="2710675" calcext:value-type="float">
            <text:p>2710675</text:p>
          </table:table-cell>
          <table:table-cell office:value-type="string" calcext:value-type="string">
            <text:p>non_sexist</text:p>
          </table:table-cell>
          <table:table-cell office:value-type="string" calcext:value-type="string">
            <text:p>Понятно, что у HBO юристы не хуже, чем у наследников Майкла Джексона: к таким судам они готовы, и, если бы у них не было конкретных фактов, они не начали бы съёмки. Это - SOP для любого фильма... Суды против Джексона уже были, он заплатил стороне обвинения 23 миллиона долларов компенсации за молчание. Если наследникам Майкла Джексона хочется, чтобы это все опять попало в суды, то флаг им в руки, конечно, но КМК это не лучшая стратегия.</text:p>
          </table:table-cell>
        </table:table-row>
        <table:table-row table:style-name="ro1">
          <table:table-cell office:value-type="float" office:value="2710607" calcext:value-type="float">
            <text:p>2710607</text:p>
          </table:table-cell>
          <table:table-cell office:value-type="float" office:value="2710687" calcext:value-type="float">
            <text:p>2710687</text:p>
          </table:table-cell>
          <table:table-cell office:value-type="string" calcext:value-type="string">
            <text:p>non_sexist</text:p>
          </table:table-cell>
          <table:table-cell office:value-type="string" calcext:value-type="string">
            <text:p>У Джексона совершенно определено крыша съехала на теме детей. Думаю даже самые ярые его фанаты не смогут это отрицать. А была ли там сексуальная подоплека или нет, это вопрос. И HBO пытается на него ответить, думаю прекрасно просчитав все риски.</text:p>
          </table:table-cell>
        </table:table-row>
        <table:table-row table:style-name="ro1">
          <table:table-cell office:value-type="float" office:value="2710607" calcext:value-type="float">
            <text:p>2710607</text:p>
          </table:table-cell>
          <table:table-cell office:value-type="float" office:value="2710697" calcext:value-type="float">
            <text:p>2710697</text:p>
          </table:table-cell>
          <table:table-cell office:value-type="string" calcext:value-type="string">
            <text:p>non_sexist</text:p>
          </table:table-cell>
          <table:table-cell office:value-type="string" calcext:value-type="string">
            <text:p>НВО если вы это читаете, то предлагаю вам идею для 4 сезона настоящего детектива: два подждарых детектива расследуют преступления гей-поп-педо-домогательной секты, главой которой будет Джексон. В конце они потрахаются, но потеряют память а Джексона заберут инопланетяне. Номер карты, чтобы перечислить деньги узнавайте в ЛС. Спасибо</text:p>
          </table:table-cell>
        </table:table-row>
        <table:table-row table:style-name="ro1">
          <table:table-cell office:value-type="float" office:value="2710607" calcext:value-type="float">
            <text:p>2710607</text:p>
          </table:table-cell>
          <table:table-cell office:value-type="float" office:value="2710705" calcext:value-type="float">
            <text:p>2710705</text:p>
          </table:table-cell>
          <table:table-cell office:value-type="string" calcext:value-type="string">
            <text:p>non_sexist</text:p>
          </table:table-cell>
          <table:table-cell office:value-type="string" calcext:value-type="string">
            <text:p>странные люди - на себя плевать, но жизнь мужика который жил и умер в стране, в которой большинство не бывали и вряд ли побыват, так интересна))))</text:p>
          </table:table-cell>
        </table:table-row>
        <table:table-row table:style-name="ro1">
          <table:table-cell office:value-type="float" office:value="2710607" calcext:value-type="float">
            <text:p>2710607</text:p>
          </table:table-cell>
          <table:table-cell office:value-type="float" office:value="2710707" calcext:value-type="float">
            <text:p>2710707</text:p>
          </table:table-cell>
          <table:table-cell office:value-type="string" calcext:value-type="string">
            <text:p>non_sexist</text:p>
          </table:table-cell>
          <table:table-cell office:value-type="string" calcext:value-type="string">
            <text:p>HBO не переплюнет))</text:p>
          </table:table-cell>
        </table:table-row>
        <table:table-row table:style-name="ro1">
          <table:table-cell office:value-type="float" office:value="2710607" calcext:value-type="float">
            <text:p>2710607</text:p>
          </table:table-cell>
          <table:table-cell office:value-type="float" office:value="2710708" calcext:value-type="float">
            <text:p>2710708</text:p>
          </table:table-cell>
          <table:table-cell office:value-type="string" calcext:value-type="string">
            <text:p>non_sexist</text:p>
          </table:table-cell>
          <table:table-cell office:value-type="string" calcext:value-type="string">
            <text:p>Не имея никаких доказательств ничего не выпустили бы. Сьемки фильмов и сериалов имеют страховые риски, тем более документалки. Значит юристы компании были уверены либо в том что суд ничего не сможет пришить HBO либо имеются доказательства что джексон был педофилом и остановила его только смерть.</text:p>
          </table:table-cell>
        </table:table-row>
        <table:table-row table:style-name="ro1">
          <table:table-cell office:value-type="float" office:value="2710607" calcext:value-type="float">
            <text:p>2710607</text:p>
          </table:table-cell>
          <table:table-cell office:value-type="float" office:value="2710724" calcext:value-type="float">
            <text:p>2710724</text:p>
          </table:table-cell>
          <table:table-cell office:value-type="string" calcext:value-type="string">
            <text:p>non_sexist</text:p>
          </table:table-cell>
          <table:table-cell office:value-type="string" calcext:value-type="string">
            <text:p>Йобаная педаристическая америка((</text:p>
          </table:table-cell>
        </table:table-row>
        <table:table-row table:style-name="ro1">
          <table:table-cell office:value-type="float" office:value="2710607" calcext:value-type="float">
            <text:p>2710607</text:p>
          </table:table-cell>
          <table:table-cell office:value-type="float" office:value="2710739" calcext:value-type="float">
            <text:p>2710739</text:p>
          </table:table-cell>
          <table:table-cell office:value-type="string" calcext:value-type="string">
            <text:p>non_sexist</text:p>
          </table:table-cell>
          <table:table-cell office:value-type="string" calcext:value-type="string">
            <text:p>Ну и нафига это? Если выяснится, что Джексон виноват, его из под земли достанут и арестуют? Достала эта педоистерия</text:p>
          </table:table-cell>
        </table:table-row>
        <table:table-row table:style-name="ro1">
          <table:table-cell office:value-type="float" office:value="2710607" calcext:value-type="float">
            <text:p>2710607</text:p>
          </table:table-cell>
          <table:table-cell office:value-type="float" office:value="2710766" calcext:value-type="float">
            <text:p>2710766</text:p>
          </table:table-cell>
          <table:table-cell office:value-type="string" calcext:value-type="string">
            <text:p>non_sexist</text:p>
          </table:table-cell>
          <table:table-cell office:value-type="string" calcext:value-type="string">
            <text:p>ОПЯТЬ ПОРНУХА КАКАЯ-ТО</text:p>
          </table:table-cell>
        </table:table-row>
        <table:table-row table:style-name="ro1">
          <table:table-cell office:value-type="float" office:value="2710607" calcext:value-type="float">
            <text:p>2710607</text:p>
          </table:table-cell>
          <table:table-cell office:value-type="float" office:value="2710791" calcext:value-type="float">
            <text:p>2710791</text:p>
          </table:table-cell>
          <table:table-cell office:value-type="string" calcext:value-type="string">
            <text:p>non_sexist</text:p>
          </table:table-cell>
          <table:table-cell office:value-type="string" calcext:value-type="string">
            <text:p>М.Джексон радостно потирает ладошки где-то там в Гандурасе</text:p>
          </table:table-cell>
        </table:table-row>
        <table:table-row table:style-name="ro1">
          <table:table-cell office:value-type="float" office:value="2710607" calcext:value-type="float">
            <text:p>2710607</text:p>
          </table:table-cell>
          <table:table-cell office:value-type="float" office:value="2710795" calcext:value-type="float">
            <text:p>2710795</text:p>
          </table:table-cell>
          <table:table-cell office:value-type="string" calcext:value-type="string">
            <text:p>non_sexist</text:p>
          </table:table-cell>
          <table:table-cell office:value-type="string" calcext:value-type="string">
            <text:p>Хабиб бы еще извиняться заставил</text:p>
          </table:table-cell>
        </table:table-row>
        <table:table-row table:style-name="ro1">
          <table:table-cell office:value-type="float" office:value="2710607" calcext:value-type="float">
            <text:p>2710607</text:p>
          </table:table-cell>
          <table:table-cell office:value-type="float" office:value="2710797" calcext:value-type="float">
            <text:p>2710797</text:p>
          </table:table-cell>
          <table:table-cell office:value-type="string" calcext:value-type="string">
            <text:p>non_sexist</text:p>
          </table:table-cell>
          <table:table-cell office:value-type="string" calcext:value-type="string">
            <text:p>Я не понял. Эти дети пострадали? Их семьи пострадали? Репутация? Психологические травмы получили?</text:p>
          </table:table-cell>
        </table:table-row>
        <table:table-row table:style-name="ro1">
          <table:table-cell office:value-type="float" office:value="2710607" calcext:value-type="float">
            <text:p>2710607</text:p>
          </table:table-cell>
          <table:table-cell office:value-type="float" office:value="2711006" calcext:value-type="float">
            <text:p>2711006</text:p>
          </table:table-cell>
          <table:table-cell office:value-type="string" calcext:value-type="string">
            <text:p>non_sexist</text:p>
          </table:table-cell>
          <table:table-cell office:value-type="string" calcext:value-type="string">
            <text:p>Страшно представить, что он с ними проделывал(( старый педофил нигер</text:p>
          </table:table-cell>
        </table:table-row>
        <table:table-row table:style-name="ro1">
          <table:table-cell office:value-type="float" office:value="2710607" calcext:value-type="float">
            <text:p>2710607</text:p>
          </table:table-cell>
          <table:table-cell office:value-type="float" office:value="2711202" calcext:value-type="float">
            <text:p>2711202</text:p>
          </table:table-cell>
          <table:table-cell office:value-type="string" calcext:value-type="string">
            <text:p>non_sexist</text:p>
          </table:table-cell>
          <table:table-cell office:value-type="string" calcext:value-type="string">
            <text:p>Где моня посмотреть</text:p>
          </table:table-cell>
        </table:table-row>
        <table:table-row table:style-name="ro1">
          <table:table-cell office:value-type="float" office:value="2708841" calcext:value-type="float">
            <text:p>2708841</text:p>
          </table:table-cell>
          <table:table-cell office:value-type="float" office:value="2708842" calcext:value-type="float">
            <text:p>2708842</text:p>
          </table:table-cell>
          <table:table-cell office:value-type="string" calcext:value-type="string">
            <text:p>non_sexist</text:p>
          </table:table-cell>
          <table:table-cell office:value-type="string" calcext:value-type="string">
            <text:p>"Девиации"</text:p>
          </table:table-cell>
        </table:table-row>
        <table:table-row table:style-name="ro2">
          <table:table-cell office:value-type="float" office:value="2708841" calcext:value-type="float">
            <text:p>2708841</text:p>
          </table:table-cell>
          <table:table-cell office:value-type="float" office:value="2708844" calcext:value-type="float">
            <text:p>2708844</text:p>
          </table:table-cell>
          <table:table-cell office:value-type="string" calcext:value-type="string">
            <text:p>non_sexist</text:p>
          </table:table-cell>
          <table:table-cell office:value-type="string" calcext:value-type="string">
            <text:p>Смотрела фильм один, где как раз журналисты пытаются предать огласку таким преступлениям.</text:p>
            <text:p>И там сказали, что мальчиков выбирают потому что у ребёнка стыд настолько велик будет, что вероятность того,что мальчики что-то кому-то расскажут минимальная.</text:p>
          </table:table-cell>
        </table:table-row>
        <table:table-row table:style-name="ro1">
          <table:table-cell office:value-type="float" office:value="2708841" calcext:value-type="float">
            <text:p>2708841</text:p>
          </table:table-cell>
          <table:table-cell office:value-type="float" office:value="2708845" calcext:value-type="float">
            <text:p>2708845</text:p>
          </table:table-cell>
          <table:table-cell office:value-type="string" calcext:value-type="string">
            <text:p>non_sexist</text:p>
          </table:table-cell>
          <table:table-cell office:value-type="string" calcext:value-type="string">
            <text:p>Сам Иисус любил детей, говорил: пускайте их всегда ко мне,- в ответ на протесты изумлённых учеников.</text:p>
          </table:table-cell>
        </table:table-row>
        <table:table-row table:style-name="ro1">
          <table:table-cell office:value-type="float" office:value="2708841" calcext:value-type="float">
            <text:p>2708841</text:p>
          </table:table-cell>
          <table:table-cell office:value-type="float" office:value="2708848" calcext:value-type="float">
            <text:p>2708848</text:p>
          </table:table-cell>
          <table:table-cell office:value-type="string" calcext:value-type="string">
            <text:p>non_sexist</text:p>
          </table:table-cell>
          <table:table-cell office:value-type="string" calcext:value-type="string">
            <text:p>Гейропа, одним словом. Разлагаются от бездуховности</text:p>
          </table:table-cell>
        </table:table-row>
        <table:table-row table:style-name="ro1">
          <table:table-cell office:value-type="float" office:value="2708841" calcext:value-type="float">
            <text:p>2708841</text:p>
          </table:table-cell>
          <table:table-cell office:value-type="float" office:value="2708860" calcext:value-type="float">
            <text:p>2708860</text:p>
          </table:table-cell>
          <table:table-cell office:value-type="string" calcext:value-type="string">
            <text:p>non_sexist</text:p>
          </table:table-cell>
          <table:table-cell office:value-type="string" calcext:value-type="string">
            <text:p>а что, если они распространены не больше, чем в других сферах, только об этом меньше говорится? 🤔</text:p>
          </table:table-cell>
        </table:table-row>
        <table:table-row table:style-name="ro1">
          <table:table-cell office:value-type="float" office:value="2708841" calcext:value-type="float">
            <text:p>2708841</text:p>
          </table:table-cell>
          <table:table-cell office:value-type="float" office:value="2708862" calcext:value-type="float">
            <text:p>2708862</text:p>
          </table:table-cell>
          <table:table-cell office:value-type="string" calcext:value-type="string">
            <text:p>non_sexist</text:p>
          </table:table-cell>
          <table:table-cell office:value-type="string" calcext:value-type="string">
            <text:p>Раз пошла такая пьянка , бесконечные разговоры на тему заднеприводных священников . То можно сказать , что <text:s/>средневековые сказки себя изжили. <text:s/>Долбите там друг дружку за алтарем , пейте кровь , вкушайте его тело , целуйте фрагменты трупов . Только вот не надо толкать вашу байду детям . Дедушка Ленин был абсолютно прав по поводу опиума для народа . Заколоченный храм как символ прогресса.</text:p>
          </table:table-cell>
        </table:table-row>
        <table:table-row table:style-name="ro1">
          <table:table-cell office:value-type="float" office:value="2708841" calcext:value-type="float">
            <text:p>2708841</text:p>
          </table:table-cell>
          <table:table-cell office:value-type="float" office:value="2708863" calcext:value-type="float">
            <text:p>2708863</text:p>
          </table:table-cell>
          <table:table-cell office:value-type="string" calcext:value-type="string">
            <text:p>non_sexist</text:p>
          </table:table-cell>
          <table:table-cell office:value-type="string" calcext:value-type="string">
            <text:p>Слава Богу в РПЦ таких проблем нет 🙏</text:p>
          </table:table-cell>
        </table:table-row>
        <table:table-row table:style-name="ro1">
          <table:table-cell office:value-type="float" office:value="2708841" calcext:value-type="float">
            <text:p>2708841</text:p>
          </table:table-cell>
          <table:table-cell office:value-type="float" office:value="2708870" calcext:value-type="float">
            <text:p>2708870</text:p>
          </table:table-cell>
          <table:table-cell office:value-type="string" calcext:value-type="string">
            <text:p>non_sexist</text:p>
          </table:table-cell>
          <table:table-cell office:value-type="string" calcext:value-type="string">
            <text:p>За невежество, и тупость, надо платить ! Перефразирую, за веру в сказки,в том числе религиозные, надо платить,ну прежде своим изуродованным образом жизни,а заодно и <text:s/>тем кто эти сказки рассказывает ! А сказочники они по разному берут , кто-то деньгами, а кто-то натурой !</text:p>
          </table:table-cell>
        </table:table-row>
        <table:table-row table:style-name="ro1">
          <table:table-cell office:value-type="float" office:value="2708841" calcext:value-type="float">
            <text:p>2708841</text:p>
          </table:table-cell>
          <table:table-cell office:value-type="float" office:value="2708873" calcext:value-type="float">
            <text:p>2708873</text:p>
          </table:table-cell>
          <table:table-cell office:value-type="string" calcext:value-type="string">
            <text:p>non_sexist</text:p>
          </table:table-cell>
          <table:table-cell office:value-type="string" calcext:value-type="string">
            <text:p>Потому что РЕЛИГИЯ МИРА</text:p>
          </table:table-cell>
        </table:table-row>
        <table:table-row table:style-name="ro1">
          <table:table-cell office:value-type="float" office:value="2708841" calcext:value-type="float">
            <text:p>2708841</text:p>
          </table:table-cell>
          <table:table-cell office:value-type="float" office:value="2708874" calcext:value-type="float">
            <text:p>2708874</text:p>
          </table:table-cell>
          <table:table-cell office:value-type="string" calcext:value-type="string">
            <text:p>non_sexist</text:p>
          </table:table-cell>
          <table:table-cell office:value-type="string" calcext:value-type="string">
            <text:p>Отказываться от простых человеческих радостей ради воображаемых друзей - ну такое</text:p>
          </table:table-cell>
        </table:table-row>
        <table:table-row table:style-name="ro1">
          <table:table-cell office:value-type="float" office:value="2708841" calcext:value-type="float">
            <text:p>2708841</text:p>
          </table:table-cell>
          <table:table-cell office:value-type="float" office:value="2708877" calcext:value-type="float">
            <text:p>2708877</text:p>
          </table:table-cell>
          <table:table-cell office:value-type="string" calcext:value-type="string">
            <text:p>non_sexist</text:p>
          </table:table-cell>
          <table:table-cell office:value-type="string" calcext:value-type="string">
            <text:p>Вроде как уже и в РПЦ постепенно начали выявлять и наказывать педофилов. Аж духовника питерского "Зенита" в тюрьму отправили.</text:p>
          </table:table-cell>
        </table:table-row>
        <table:table-row table:style-name="ro1">
          <table:table-cell office:value-type="float" office:value="2708841" calcext:value-type="float">
            <text:p>2708841</text:p>
          </table:table-cell>
          <table:table-cell office:value-type="float" office:value="2708880" calcext:value-type="float">
            <text:p>2708880</text:p>
          </table:table-cell>
          <table:table-cell office:value-type="string" calcext:value-type="string">
            <text:p>non_sexist</text:p>
          </table:table-cell>
          <table:table-cell office:value-type="string" calcext:value-type="string">
            <text:p>В оскароносном "В центре внимания" хорошо тема раскрывается, рекомендую к просмотру</text:p>
          </table:table-cell>
        </table:table-row>
        <table:table-row table:style-name="ro1">
          <table:table-cell office:value-type="float" office:value="2708841" calcext:value-type="float">
            <text:p>2708841</text:p>
          </table:table-cell>
          <table:table-cell office:value-type="float" office:value="2708881" calcext:value-type="float">
            <text:p>2708881</text:p>
          </table:table-cell>
          <table:table-cell office:value-type="string" calcext:value-type="string">
            <text:p>non_sexist</text:p>
          </table:table-cell>
          <table:table-cell office:value-type="string" calcext:value-type="string">
            <text:p>РПЦ в этом вопросе ничем не отличается.</text:p>
          </table:table-cell>
        </table:table-row>
        <table:table-row table:style-name="ro1">
          <table:table-cell office:value-type="float" office:value="2708841" calcext:value-type="float">
            <text:p>2708841</text:p>
          </table:table-cell>
          <table:table-cell office:value-type="float" office:value="2708885" calcext:value-type="float">
            <text:p>2708885</text:p>
          </table:table-cell>
          <table:table-cell office:value-type="string" calcext:value-type="string">
            <text:p>sexist</text:p>
          </table:table-cell>
          <table:table-cell office:value-type="string" calcext:value-type="string">
            <text:p>Тема раздута как и харассмент. Внезапно вспомнили об изнасилованиях 20 летней давности. Конечно они были, но не в таких количествах.</text:p>
          </table:table-cell>
        </table:table-row>
        <table:table-row table:style-name="ro1">
          <table:table-cell office:value-type="float" office:value="2708841" calcext:value-type="float">
            <text:p>2708841</text:p>
          </table:table-cell>
          <table:table-cell office:value-type="float" office:value="2708890" calcext:value-type="float">
            <text:p>2708890</text:p>
          </table:table-cell>
          <table:table-cell office:value-type="string" calcext:value-type="string">
            <text:p>non_sexist</text:p>
          </table:table-cell>
          <table:table-cell office:value-type="string" calcext:value-type="string">
            <text:p>а какая вам разница? свои проблемы решайте. вас от них отвлекают. а те сами разберутся.</text:p>
          </table:table-cell>
        </table:table-row>
        <table:table-row table:style-name="ro2">
          <table:table-cell office:value-type="float" office:value="2708841" calcext:value-type="float">
            <text:p>2708841</text:p>
          </table:table-cell>
          <table:table-cell office:value-type="float" office:value="2708904" calcext:value-type="float">
            <text:p>2708904</text:p>
          </table:table-cell>
          <table:table-cell office:value-type="string" calcext:value-type="string">
            <text:p>non_sexist</text:p>
          </table:table-cell>
          <table:table-cell office:value-type="string" calcext:value-type="string">
            <text:p>Хоть в чем-то мы от Европы не отстаем!</text:p>
            <text:p>https://rupres.com/religiya/87-pedo-epizodov-i-pobeg-v-tailand-svyashhennik-pedofil-iz-gimnazii-poluchil-17-let</text:p>
          </table:table-cell>
        </table:table-row>
        <table:table-row table:style-name="ro1">
          <table:table-cell office:value-type="float" office:value="2708841" calcext:value-type="float">
            <text:p>2708841</text:p>
          </table:table-cell>
          <table:table-cell office:value-type="float" office:value="2708947" calcext:value-type="float">
            <text:p>2708947</text:p>
          </table:table-cell>
          <table:table-cell office:value-type="string" calcext:value-type="string">
            <text:p>non_sexist</text:p>
          </table:table-cell>
          <table:table-cell office:value-type="string" calcext:value-type="string">
            <text:p>от семитов пошло</text:p>
          </table:table-cell>
        </table:table-row>
        <table:table-row table:style-name="ro1">
          <table:table-cell office:value-type="float" office:value="2708841" calcext:value-type="float">
            <text:p>2708841</text:p>
          </table:table-cell>
          <table:table-cell office:value-type="float" office:value="2708956" calcext:value-type="float">
            <text:p>2708956</text:p>
          </table:table-cell>
          <table:table-cell office:value-type="string" calcext:value-type="string">
            <text:p>non_sexist</text:p>
          </table:table-cell>
          <table:table-cell office:value-type="string" calcext:value-type="string">
            <text:p>это дегенерация... можно климова посмотреть-почитать. просто и доступно объясняет мужик</text:p>
          </table:table-cell>
        </table:table-row>
        <table:table-row table:style-name="ro1">
          <table:table-cell office:value-type="float" office:value="2708841" calcext:value-type="float">
            <text:p>2708841</text:p>
          </table:table-cell>
          <table:table-cell office:value-type="float" office:value="2708988" calcext:value-type="float">
            <text:p>2708988</text:p>
          </table:table-cell>
          <table:table-cell office:value-type="string" calcext:value-type="string">
            <text:p>non_sexist</text:p>
          </table:table-cell>
          <table:table-cell office:value-type="string" calcext:value-type="string">
            <text:p>"Люди, склонные к сексуальным девиациям, выбирают священство и принимают целибат" - лучшее объяснение ))</text:p>
          </table:table-cell>
        </table:table-row>
        <table:table-row table:style-name="ro1">
          <table:table-cell office:value-type="float" office:value="2708841" calcext:value-type="float">
            <text:p>2708841</text:p>
          </table:table-cell>
          <table:table-cell office:value-type="float" office:value="2709291" calcext:value-type="float">
            <text:p>2709291</text:p>
          </table:table-cell>
          <table:table-cell office:value-type="string" calcext:value-type="string">
            <text:p>non_sexist</text:p>
          </table:table-cell>
          <table:table-cell office:value-type="string" calcext:value-type="string">
            <text:p>В общем, религия и целибат <text:s/>зло, ломает психику.</text:p>
          </table:table-cell>
        </table:table-row>
        <table:table-row table:style-name="ro1">
          <table:table-cell office:value-type="float" office:value="2708841" calcext:value-type="float">
            <text:p>2708841</text:p>
          </table:table-cell>
          <table:table-cell office:value-type="float" office:value="2709385" calcext:value-type="float">
            <text:p>2709385</text:p>
          </table:table-cell>
          <table:table-cell office:value-type="string" calcext:value-type="string">
            <text:p>non_sexist</text:p>
          </table:table-cell>
          <table:table-cell office:value-type="string" calcext:value-type="string">
            <text:p>А почему российские детдома сдают детей на оргии депутатам?</text:p>
          </table:table-cell>
        </table:table-row>
        <table:table-row table:style-name="ro1">
          <table:table-cell office:value-type="float" office:value="2708841" calcext:value-type="float">
            <text:p>2708841</text:p>
          </table:table-cell>
          <table:table-cell office:value-type="float" office:value="2709733" calcext:value-type="float">
            <text:p>2709733</text:p>
          </table:table-cell>
          <table:table-cell office:value-type="string" calcext:value-type="string">
            <text:p>non_sexist</text:p>
          </table:table-cell>
          <table:table-cell office:value-type="string" calcext:value-type="string">
            <text:p>Какая дубина писала разбор! И как редактор пропустил это! О. Глеба приплели, недоучки!</text:p>
          </table:table-cell>
        </table:table-row>
        <table:table-row table:style-name="ro1">
          <table:table-cell office:value-type="float" office:value="2708841" calcext:value-type="float">
            <text:p>2708841</text:p>
          </table:table-cell>
          <table:table-cell office:value-type="float" office:value="2710652" calcext:value-type="float">
            <text:p>2710652</text:p>
          </table:table-cell>
          <table:table-cell office:value-type="string" calcext:value-type="string">
            <text:p>non_sexist</text:p>
          </table:table-cell>
          <table:table-cell office:value-type="string" calcext:value-type="string">
            <text:p>А то в России такого нет.)</text:p>
          </table:table-cell>
        </table:table-row>
        <table:table-row table:style-name="ro1">
          <table:table-cell office:value-type="float" office:value="2705838" calcext:value-type="float">
            <text:p>2705838</text:p>
          </table:table-cell>
          <table:table-cell office:value-type="float" office:value="2705841" calcext:value-type="float">
            <text:p>2705841</text:p>
          </table:table-cell>
          <table:table-cell office:value-type="string" calcext:value-type="string">
            <text:p>non_sexist</text:p>
          </table:table-cell>
          <table:table-cell office:value-type="string" calcext:value-type="string">
            <text:p>хохочу</text:p>
          </table:table-cell>
        </table:table-row>
        <table:table-row table:style-name="ro1">
          <table:table-cell office:value-type="float" office:value="2705838" calcext:value-type="float">
            <text:p>2705838</text:p>
          </table:table-cell>
          <table:table-cell office:value-type="float" office:value="2705842" calcext:value-type="float">
            <text:p>2705842</text:p>
          </table:table-cell>
          <table:table-cell office:value-type="string" calcext:value-type="string">
            <text:p>non_sexist</text:p>
          </table:table-cell>
          <table:table-cell office:value-type="string" calcext:value-type="string">
            <text:p>ого постирония</text:p>
          </table:table-cell>
        </table:table-row>
        <table:table-row table:style-name="ro1">
          <table:table-cell office:value-type="float" office:value="2705838" calcext:value-type="float">
            <text:p>2705838</text:p>
          </table:table-cell>
          <table:table-cell office:value-type="float" office:value="2705856" calcext:value-type="float">
            <text:p>2705856</text:p>
          </table:table-cell>
          <table:table-cell office:value-type="string" calcext:value-type="string">
            <text:p>sexist</text:p>
          </table:table-cell>
          <table:table-cell office:value-type="string" calcext:value-type="string">
            <text:p>Кто ж так насилует то? Насилие - это когда бабе в ебасосину пробиваешь так, что она потом неделю глаза открыть не может, от того что все лицо в гематомах. Изнасилование - это когда после жесткой половой ебли, берешь арматуру раздвигаешь полужопие и дичайше разбиваешь весь anal так, что девка потом год не может нормально срать - вот это изнасилование, а так это безобидный харассмент не более.</text:p>
          </table:table-cell>
        </table:table-row>
        <table:table-row table:style-name="ro1">
          <table:table-cell office:value-type="float" office:value="2705838" calcext:value-type="float">
            <text:p>2705838</text:p>
          </table:table-cell>
          <table:table-cell office:value-type="float" office:value="2705886" calcext:value-type="float">
            <text:p>2705886</text:p>
          </table:table-cell>
          <table:table-cell office:value-type="string" calcext:value-type="string">
            <text:p>sexist_in_co</text:p>
          </table:table-cell>
          <table:table-cell office:value-type="string" calcext:value-type="string">
            <text:p>Что, опять домогательства?</text:p>
          </table:table-cell>
        </table:table-row>
        <table:table-row table:style-name="ro1">
          <table:table-cell office:value-type="float" office:value="2705838" calcext:value-type="float">
            <text:p>2705838</text:p>
          </table:table-cell>
          <table:table-cell office:value-type="float" office:value="2705913" calcext:value-type="float">
            <text:p>2705913</text:p>
          </table:table-cell>
          <table:table-cell office:value-type="string" calcext:value-type="string">
            <text:p>non_sexist</text:p>
          </table:table-cell>
          <table:table-cell office:value-type="string" calcext:value-type="string">
            <text:p>Андрей Демидов Россиянский пляжhttps://www.youtube.com/watch?v=aGdIAulqdw4&amp;list=UUZQTfXZRh9O5ymGTqUf5J2w&amp;index=16</text:p>
          </table:table-cell>
        </table:table-row>
        <table:table-row table:style-name="ro1">
          <table:table-cell office:value-type="float" office:value="2705838" calcext:value-type="float">
            <text:p>2705838</text:p>
          </table:table-cell>
          <table:table-cell office:value-type="float" office:value="2705916" calcext:value-type="float">
            <text:p>2705916</text:p>
          </table:table-cell>
          <table:table-cell office:value-type="string" calcext:value-type="string">
            <text:p>non_sexist</text:p>
          </table:table-cell>
          <table:table-cell office:value-type="string" calcext:value-type="string">
            <text:p>В самой статье вообще ничего не было о том, чтобы актрису кто-то домогался, она просто высказала своё мнение по поводу этой темы в Америке. Причём сама статья вообще не об этом...Такое впечатление, что комментаторы выше даже не удосужились прочитать.</text:p>
          </table:table-cell>
        </table:table-row>
        <table:table-row table:style-name="ro6">
          <table:table-cell office:value-type="float" office:value="2705838" calcext:value-type="float">
            <text:p>2705838</text:p>
          </table:table-cell>
          <table:table-cell office:value-type="float" office:value="2706845" calcext:value-type="float">
            <text:p>2706845</text:p>
          </table:table-cell>
          <table:table-cell office:value-type="string" calcext:value-type="string">
            <text:p>sexist</text:p>
          </table:table-cell>
          <table:table-cell office:value-type="string" calcext:value-type="string">
            <text:p>Поначалу я недоумевала, как женщины могут публично говорить о домогательствах, об изнасилованиях, это казалось мне чем-то запредельно жестким. Но сейчас я начинаю думать, что, может быть, нам надо пройти этот тяжелый этап, пережить его, чтобы достичь определенного уровня равенства.</text:p>
            <text:p/>
            <text:p>Но все же я в замешательстве, потому что порой кажется, в этой борьбе так много жестокости — и совсем нет самоиронии. Я начинаю думать, куда же делось американское чувство юмора?»</text:p>
            <text:p>даже навальному </text:p>
            <text:p>задавали вопрос о подобном</text:p>
          </table:table-cell>
        </table:table-row>
        <table:table-row table:style-name="ro1">
          <table:table-cell office:value-type="float" office:value="2705838" calcext:value-type="float">
            <text:p>2705838</text:p>
          </table:table-cell>
          <table:table-cell office:value-type="float" office:value="2707582" calcext:value-type="float">
            <text:p>2707582</text:p>
          </table:table-cell>
          <table:table-cell office:value-type="string" calcext:value-type="string">
            <text:p>non_sexist</text:p>
          </table:table-cell>
          <table:table-cell office:value-type="string" calcext:value-type="string">
            <text:p>Всегда знал что она охуенна</text:p>
          </table:table-cell>
        </table:table-row>
        <table:table-row table:style-name="ro1">
          <table:table-cell office:value-type="float" office:value="2683763" calcext:value-type="float">
            <text:p>2683763</text:p>
          </table:table-cell>
          <table:table-cell office:value-type="float" office:value="2683770" calcext:value-type="float">
            <text:p>2683770</text:p>
          </table:table-cell>
          <table:table-cell office:value-type="string" calcext:value-type="string">
            <text:p>non_sexist</text:p>
          </table:table-cell>
          <table:table-cell office:value-type="string" calcext:value-type="string">
            <text:p>сексисты и анти-феминисты = ваш выход кукарекать.</text:p>
          </table:table-cell>
        </table:table-row>
        <table:table-row table:style-name="ro1">
          <table:table-cell office:value-type="float" office:value="2683763" calcext:value-type="float">
            <text:p>2683763</text:p>
          </table:table-cell>
          <table:table-cell office:value-type="float" office:value="2683773" calcext:value-type="float">
            <text:p>2683773</text:p>
          </table:table-cell>
          <table:table-cell office:value-type="string" calcext:value-type="string">
            <text:p>non_sexist</text:p>
          </table:table-cell>
          <table:table-cell office:value-type="string" calcext:value-type="string">
            <text:p>🤦🏻‍♀️</text:p>
          </table:table-cell>
        </table:table-row>
        <table:table-row table:style-name="ro2">
          <table:table-cell office:value-type="float" office:value="2683763" calcext:value-type="float">
            <text:p>2683763</text:p>
          </table:table-cell>
          <table:table-cell office:value-type="float" office:value="2683776" calcext:value-type="float">
            <text:p>2683776</text:p>
          </table:table-cell>
          <table:table-cell office:value-type="string" calcext:value-type="string">
            <text:p>non_sexist</text:p>
          </table:table-cell>
          <table:table-cell office:value-type="string" calcext:value-type="string">
            <text:p>Кого-то не отпускает, совсем ипанулись.</text:p>
            <text:p>Он её целовал на радостях, а не из-за сексуального влечения.</text:p>
          </table:table-cell>
        </table:table-row>
        <table:table-row table:style-name="ro1">
          <table:table-cell office:value-type="float" office:value="2683763" calcext:value-type="float">
            <text:p>2683763</text:p>
          </table:table-cell>
          <table:table-cell office:value-type="float" office:value="2683781" calcext:value-type="float">
            <text:p>2683781</text:p>
          </table:table-cell>
          <table:table-cell office:value-type="string" calcext:value-type="string">
            <text:p>sexist_in_co</text:p>
          </table:table-cell>
          <table:table-cell office:value-type="string" calcext:value-type="string">
            <text:p>Не все женщины понимают что такое конец войны...</text:p>
          </table:table-cell>
        </table:table-row>
        <table:table-row table:style-name="ro1">
          <table:table-cell office:value-type="float" office:value="2683763" calcext:value-type="float">
            <text:p>2683763</text:p>
          </table:table-cell>
          <table:table-cell office:value-type="float" office:value="2683790" calcext:value-type="float">
            <text:p>2683790</text:p>
          </table:table-cell>
          <table:table-cell office:value-type="string" calcext:value-type="string">
            <text:p>sexist</text:p>
          </table:table-cell>
          <table:table-cell office:value-type="string" calcext:value-type="string">
            <text:p>Всё правильно сделали. Жаль, что эта пaдлa уже cдoxлa. И вообще, почему этот извращенец приставал только к женщине, он что, гомофоб?</text:p>
          </table:table-cell>
        </table:table-row>
        <table:table-row table:style-name="ro1">
          <table:table-cell office:value-type="float" office:value="2683763" calcext:value-type="float">
            <text:p>2683763</text:p>
          </table:table-cell>
          <table:table-cell office:value-type="float" office:value="2683805" calcext:value-type="float">
            <text:p>2683805</text:p>
          </table:table-cell>
          <table:table-cell office:value-type="string" calcext:value-type="string">
            <text:p>sexist_in_co</text:p>
          </table:table-cell>
          <table:table-cell office:value-type="string" calcext:value-type="string">
            <text:p>Исключительные рассказывают о пережитых домогательствах и сексуальном насилии)</text:p>
          </table:table-cell>
        </table:table-row>
        <table:table-row table:style-name="ro1">
          <table:table-cell office:value-type="float" office:value="2683763" calcext:value-type="float">
            <text:p>2683763</text:p>
          </table:table-cell>
          <table:table-cell office:value-type="float" office:value="2683818" calcext:value-type="float">
            <text:p>2683818</text:p>
          </table:table-cell>
          <table:table-cell office:value-type="string" calcext:value-type="string">
            <text:p>non_sexist</text:p>
          </table:table-cell>
          <table:table-cell office:value-type="string" calcext:value-type="string">
            <text:p>Учитывая, что медсестра говорила о том поцелуе - надпись вполне в тему🤔</text:p>
          </table:table-cell>
        </table:table-row>
        <table:table-row table:style-name="ro1">
          <table:table-cell office:value-type="float" office:value="2683763" calcext:value-type="float">
            <text:p>2683763</text:p>
          </table:table-cell>
          <table:table-cell office:value-type="float" office:value="2683824" calcext:value-type="float">
            <text:p>2683824</text:p>
          </table:table-cell>
          <table:table-cell office:value-type="string" calcext:value-type="string">
            <text:p>non_sexist</text:p>
          </table:table-cell>
          <table:table-cell office:value-type="string" calcext:value-type="string">
            <text:p>Больные люди</text:p>
          </table:table-cell>
        </table:table-row>
        <table:table-row table:style-name="ro1">
          <table:table-cell office:value-type="float" office:value="2683763" calcext:value-type="float">
            <text:p>2683763</text:p>
          </table:table-cell>
          <table:table-cell office:value-type="float" office:value="2683850" calcext:value-type="float">
            <text:p>2683850</text:p>
          </table:table-cell>
          <table:table-cell office:value-type="string" calcext:value-type="string">
            <text:p>non_sexist</text:p>
          </table:table-cell>
          <table:table-cell office:value-type="string" calcext:value-type="string">
            <text:p>Знаете что забавно, у нас окончание войны отмечают танками на красной площади, а в США на Таймс-Сквер сотни людей воссоздают этот поцелуй, в честь победы</text:p>
          </table:table-cell>
        </table:table-row>
        <table:table-row table:style-name="ro1">
          <table:table-cell office:value-type="float" office:value="2683763" calcext:value-type="float">
            <text:p>2683763</text:p>
          </table:table-cell>
          <table:table-cell office:value-type="float" office:value="2683882" calcext:value-type="float">
            <text:p>2683882</text:p>
          </table:table-cell>
          <table:table-cell office:value-type="string" calcext:value-type="string">
            <text:p>non_sexist</text:p>
          </table:table-cell>
          <table:table-cell office:value-type="string" calcext:value-type="string">
            <text:p>Токсичная сцена. В 21 веке стоит пересмотреть гетеросексуальные сцены и отношения в целом. По сути гетеросексуальность - это замаскированная дискриминация гомо- и пансексуалов</text:p>
          </table:table-cell>
        </table:table-row>
        <table:table-row table:style-name="ro3">
          <table:table-cell office:value-type="float" office:value="2683763" calcext:value-type="float">
            <text:p>2683763</text:p>
          </table:table-cell>
          <table:table-cell office:value-type="float" office:value="2683898" calcext:value-type="float">
            <text:p>2683898</text:p>
          </table:table-cell>
          <table:table-cell office:value-type="string" calcext:value-type="string">
            <text:p>sexist</text:p>
          </table:table-cell>
          <table:table-cell office:value-type="string" calcext:value-type="string">
            <text:p>Какой вопиющий харассмент! Да как этот мерзкий абьюзер посмел обмениваться бактериями без письменного нотариально заверенного согласия несчастной женщины?! Доколе?! Срочно поднять в ООН вопрос о внесении в Декларацию прав человека пункта о превентивной кастрации отвратительных цисгендерных членоносцев!</text:p>
            <text:p/>
            <text:p>Это примерное направление для дальнейшего полёта мысли фемо-гомо-активистов(к) и т.п. левачья. Не благодарите.</text:p>
          </table:table-cell>
        </table:table-row>
        <table:table-row table:style-name="ro1">
          <table:table-cell office:value-type="float" office:value="2683763" calcext:value-type="float">
            <text:p>2683763</text:p>
          </table:table-cell>
          <table:table-cell office:value-type="float" office:value="2683906" calcext:value-type="float">
            <text:p>2683906</text:p>
          </table:table-cell>
          <table:table-cell office:value-type="string" calcext:value-type="string">
            <text:p>non_sexist</text:p>
          </table:table-cell>
          <table:table-cell office:value-type="string" calcext:value-type="string">
            <text:p>Целуйте людей своего пола и претензий не будет</text:p>
          </table:table-cell>
        </table:table-row>
        <table:table-row table:style-name="ro1">
          <table:table-cell office:value-type="float" office:value="2683763" calcext:value-type="float">
            <text:p>2683763</text:p>
          </table:table-cell>
          <table:table-cell office:value-type="float" office:value="2683947" calcext:value-type="float">
            <text:p>2683947</text:p>
          </table:table-cell>
          <table:table-cell office:value-type="string" calcext:value-type="string">
            <text:p>non_sexist</text:p>
          </table:table-cell>
          <table:table-cell office:value-type="string" calcext:value-type="string">
            <text:p>Очередной наглядный пример деградации общества и несостоятельности "угнетаемых", которые никак не могут вписаться в социум</text:p>
          </table:table-cell>
        </table:table-row>
        <table:table-row table:style-name="ro1">
          <table:table-cell office:value-type="float" office:value="2683763" calcext:value-type="float">
            <text:p>2683763</text:p>
          </table:table-cell>
          <table:table-cell office:value-type="float" office:value="2683963" calcext:value-type="float">
            <text:p>2683963</text:p>
          </table:table-cell>
          <table:table-cell office:value-type="string" calcext:value-type="string">
            <text:p>non_sexist</text:p>
          </table:table-cell>
          <table:table-cell office:value-type="string" calcext:value-type="string">
            <text:p>В Украине вандалы массово поразрушали памятники и кладбища и полиция не кого не ищет, ибо власть и народ вандалы, дикари.</text:p>
          </table:table-cell>
        </table:table-row>
        <table:table-row table:style-name="ro1">
          <table:table-cell office:value-type="float" office:value="2683763" calcext:value-type="float">
            <text:p>2683763</text:p>
          </table:table-cell>
          <table:table-cell office:value-type="float" office:value="2684156" calcext:value-type="float">
            <text:p>2684156</text:p>
          </table:table-cell>
          <table:table-cell office:value-type="string" calcext:value-type="string">
            <text:p>non_sexist</text:p>
          </table:table-cell>
          <table:table-cell office:value-type="string" calcext:value-type="string">
            <text:p>Подзадостали эти деятельные натуры, надо сказать</text:p>
          </table:table-cell>
        </table:table-row>
        <table:table-row table:style-name="ro1">
          <table:table-cell office:value-type="float" office:value="2683763" calcext:value-type="float">
            <text:p>2683763</text:p>
          </table:table-cell>
          <table:table-cell office:value-type="float" office:value="2684201" calcext:value-type="float">
            <text:p>2684201</text:p>
          </table:table-cell>
          <table:table-cell office:value-type="string" calcext:value-type="string">
            <text:p>non_sexist</text:p>
          </table:table-cell>
          <table:table-cell office:value-type="string" calcext:value-type="string">
            <text:p>Уверена, что надпись оставил какой-нибудь мужик, чтобы дискредитировать движение. На большее то ума не хватит.</text:p>
          </table:table-cell>
        </table:table-row>
        <table:table-row table:style-name="ro1">
          <table:table-cell office:value-type="float" office:value="2683763" calcext:value-type="float">
            <text:p>2683763</text:p>
          </table:table-cell>
          <table:table-cell office:value-type="float" office:value="2684277" calcext:value-type="float">
            <text:p>2684277</text:p>
          </table:table-cell>
          <table:table-cell office:value-type="string" calcext:value-type="string">
            <text:p>non_sexist</text:p>
          </table:table-cell>
          <table:table-cell office:value-type="string" calcext:value-type="string">
            <text:p>Теперь секса нет в Европе и США.</text:p>
          </table:table-cell>
        </table:table-row>
        <table:table-row table:style-name="ro1">
          <table:table-cell office:value-type="float" office:value="2683763" calcext:value-type="float">
            <text:p>2683763</text:p>
          </table:table-cell>
          <table:table-cell office:value-type="float" office:value="2684355" calcext:value-type="float">
            <text:p>2684355</text:p>
          </table:table-cell>
          <table:table-cell office:value-type="string" calcext:value-type="string">
            <text:p>non_sexist</text:p>
          </table:table-cell>
          <table:table-cell office:value-type="string" calcext:value-type="string">
            <text:p>«В 2005 году Фридман рассказала, что не соглашалась на поцелуй: «Меня внезапно схватил моряк. Это был не столько поцелуй, а скорее радость от того, что ему не придётся возвращаться на войну. Он просто крепко обнял меня. Это было не романтично»</text:p>
          </table:table-cell>
        </table:table-row>
        <table:table-row table:style-name="ro1">
          <table:table-cell office:value-type="float" office:value="2683763" calcext:value-type="float">
            <text:p>2683763</text:p>
          </table:table-cell>
          <table:table-cell office:value-type="float" office:value="2684509" calcext:value-type="float">
            <text:p>2684509</text:p>
          </table:table-cell>
          <table:table-cell office:value-type="string" calcext:value-type="string">
            <text:p>non_sexist</text:p>
          </table:table-cell>
          <table:table-cell office:value-type="string" calcext:value-type="string">
            <text:p>6 символов, а вони на пол интернета... Это перформанс запомнят на долго</text:p>
          </table:table-cell>
        </table:table-row>
        <table:table-row table:style-name="ro1">
          <table:table-cell office:value-type="float" office:value="2958536" calcext:value-type="float">
            <text:p>2958536</text:p>
          </table:table-cell>
          <table:table-cell office:value-type="float" office:value="2958538" calcext:value-type="float">
            <text:p>2958538</text:p>
          </table:table-cell>
          <table:table-cell office:value-type="string" calcext:value-type="string">
            <text:p>non_sexist</text:p>
          </table:table-cell>
          <table:table-cell office:value-type="string" calcext:value-type="string">
            <text:p>Главное, чтобы 90-е не вернулись!</text:p>
          </table:table-cell>
        </table:table-row>
        <table:table-row table:style-name="ro1">
          <table:table-cell office:value-type="float" office:value="2958536" calcext:value-type="float">
            <text:p>2958536</text:p>
          </table:table-cell>
          <table:table-cell office:value-type="float" office:value="2958539" calcext:value-type="float">
            <text:p>2958539</text:p>
          </table:table-cell>
          <table:table-cell office:value-type="string" calcext:value-type="string">
            <text:p>non_sexist</text:p>
          </table:table-cell>
          <table:table-cell office:value-type="string" calcext:value-type="string">
            <text:p>Абама прекрати стравливать народ!</text:p>
          </table:table-cell>
        </table:table-row>
        <table:table-row table:style-name="ro2">
          <table:table-cell office:value-type="float" office:value="2958536" calcext:value-type="float">
            <text:p>2958536</text:p>
          </table:table-cell>
          <table:table-cell office:value-type="float" office:value="2958540" calcext:value-type="float">
            <text:p>2958540</text:p>
          </table:table-cell>
          <table:table-cell office:value-type="string" calcext:value-type="string">
            <text:p>non_sexist</text:p>
          </table:table-cell>
          <table:table-cell office:value-type="string" calcext:value-type="string">
            <text:p>Цы́ган, не охай, не ахай, бери коня под узду,</text:p>
            <text:p>Табор уходит не в Небо, табор уходит в пи.ду!!!</text:p>
          </table:table-cell>
        </table:table-row>
        <table:table-row table:style-name="ro1">
          <table:table-cell office:value-type="float" office:value="2958536" calcext:value-type="float">
            <text:p>2958536</text:p>
          </table:table-cell>
          <table:table-cell office:value-type="float" office:value="2958543" calcext:value-type="float">
            <text:p>2958543</text:p>
          </table:table-cell>
          <table:table-cell office:value-type="string" calcext:value-type="string">
            <text:p>non_sexist</text:p>
          </table:table-cell>
          <table:table-cell office:value-type="string" calcext:value-type="string">
            <text:p>Трамп оказывается ещё и цыганский баро?</text:p>
          </table:table-cell>
        </table:table-row>
        <table:table-row table:style-name="ro1">
          <table:table-cell office:value-type="float" office:value="2958536" calcext:value-type="float">
            <text:p>2958536</text:p>
          </table:table-cell>
          <table:table-cell office:value-type="float" office:value="2958548" calcext:value-type="float">
            <text:p>2958548</text:p>
          </table:table-cell>
          <table:table-cell office:value-type="string" calcext:value-type="string">
            <text:p>non_sexist</text:p>
          </table:table-cell>
          <table:table-cell office:value-type="string" calcext:value-type="string">
            <text:p>Гоните понаехавших цыган в шею.</text:p>
          </table:table-cell>
        </table:table-row>
        <table:table-row table:style-name="ro1">
          <table:table-cell office:value-type="float" office:value="2958536" calcext:value-type="float">
            <text:p>2958536</text:p>
          </table:table-cell>
          <table:table-cell office:value-type="float" office:value="2958552" calcext:value-type="float">
            <text:p>2958552</text:p>
          </table:table-cell>
          <table:table-cell office:value-type="string" calcext:value-type="string">
            <text:p>non_sexist</text:p>
          </table:table-cell>
          <table:table-cell office:value-type="string" calcext:value-type="string">
            <text:p>Это Омерика скидывает нам цыган в банках с клещами</text:p>
          </table:table-cell>
        </table:table-row>
        <table:table-row table:style-name="ro1">
          <table:table-cell office:value-type="float" office:value="2958536" calcext:value-type="float">
            <text:p>2958536</text:p>
          </table:table-cell>
          <table:table-cell office:value-type="float" office:value="2958574" calcext:value-type="float">
            <text:p>2958574</text:p>
          </table:table-cell>
          <table:table-cell office:value-type="string" calcext:value-type="string">
            <text:p>non_sexist</text:p>
          </table:table-cell>
          <table:table-cell office:value-type="string" calcext:value-type="string">
            <text:p>Трамп, прекрати уже. Пожалей русских!</text:p>
          </table:table-cell>
        </table:table-row>
        <table:table-row table:style-name="ro1">
          <table:table-cell office:value-type="float" office:value="2958536" calcext:value-type="float">
            <text:p>2958536</text:p>
          </table:table-cell>
          <table:table-cell office:value-type="float" office:value="2958576" calcext:value-type="float">
            <text:p>2958576</text:p>
          </table:table-cell>
          <table:table-cell office:value-type="string" calcext:value-type="string">
            <text:p>non_sexist</text:p>
          </table:table-cell>
          <table:table-cell office:value-type="string" calcext:value-type="string">
            <text:p>А цыгане могут регаться в ВК и тут комментировать?</text:p>
          </table:table-cell>
        </table:table-row>
        <table:table-row table:style-name="ro1">
          <table:table-cell office:value-type="float" office:value="2958536" calcext:value-type="float">
            <text:p>2958536</text:p>
          </table:table-cell>
          <table:table-cell office:value-type="float" office:value="2958577" calcext:value-type="float">
            <text:p>2958577</text:p>
          </table:table-cell>
          <table:table-cell office:value-type="string" calcext:value-type="string">
            <text:p>non_sexist</text:p>
          </table:table-cell>
          <table:table-cell office:value-type="string" calcext:value-type="string">
            <text:p>Опять агенты госдепа, наверное, виноваты. Под видом цыган на девочек напали и местного жителя убили. А цыгане, конечно ни в чём не виноваты. Ну где это видно было, чтобы цыгане не работали, попрошайничали, мошенничали, воровали и наркотиками торговали? Никогда такого не было. Это всё Обама! Ну или Трамп, неважно!</text:p>
          </table:table-cell>
        </table:table-row>
        <table:table-row table:style-name="ro1">
          <table:table-cell office:value-type="float" office:value="2958536" calcext:value-type="float">
            <text:p>2958536</text:p>
          </table:table-cell>
          <table:table-cell office:value-type="float" office:value="2958578" calcext:value-type="float">
            <text:p>2958578</text:p>
          </table:table-cell>
          <table:table-cell office:value-type="string" calcext:value-type="string">
            <text:p>non_sexist</text:p>
          </table:table-cell>
          <table:table-cell office:value-type="string" calcext:value-type="string">
            <text:p>Стабильность чувствуется и экономический подъём (рывок). Спасибо ВВ</text:p>
          </table:table-cell>
        </table:table-row>
        <table:table-row table:style-name="ro1">
          <table:table-cell office:value-type="float" office:value="2958536" calcext:value-type="float">
            <text:p>2958536</text:p>
          </table:table-cell>
          <table:table-cell office:value-type="float" office:value="2958579" calcext:value-type="float">
            <text:p>2958579</text:p>
          </table:table-cell>
          <table:table-cell office:value-type="string" calcext:value-type="string">
            <text:p>non_sexist</text:p>
          </table:table-cell>
          <table:table-cell office:value-type="string" calcext:value-type="string">
            <text:p>да это уже по телеку говорил и пупку доложили...там ментовской участок будет и все утихнет</text:p>
          </table:table-cell>
        </table:table-row>
        <table:table-row table:style-name="ro1">
          <table:table-cell office:value-type="float" office:value="2958536" calcext:value-type="float">
            <text:p>2958536</text:p>
          </table:table-cell>
          <table:table-cell office:value-type="float" office:value="2958580" calcext:value-type="float">
            <text:p>2958580</text:p>
          </table:table-cell>
          <table:table-cell office:value-type="string" calcext:value-type="string">
            <text:p>non_sexist</text:p>
          </table:table-cell>
          <table:table-cell office:value-type="string" calcext:value-type="string">
            <text:p>Автор ранее не писал книги S.T.A.L.K.E.R?</text:p>
          </table:table-cell>
        </table:table-row>
        <table:table-row table:style-name="ro1">
          <table:table-cell office:value-type="float" office:value="2958536" calcext:value-type="float">
            <text:p>2958536</text:p>
          </table:table-cell>
          <table:table-cell office:value-type="float" office:value="2958582" calcext:value-type="float">
            <text:p>2958582</text:p>
          </table:table-cell>
          <table:table-cell office:value-type="string" calcext:value-type="string">
            <text:p>non_sexist</text:p>
          </table:table-cell>
          <table:table-cell office:value-type="string" calcext:value-type="string">
            <text:p>"Америка загоняет огромные деньги в чемодановку" - или это самая тупая и фантастическая трата денег в мире или деменция</text:p>
          </table:table-cell>
        </table:table-row>
        <table:table-row table:style-name="ro1">
          <table:table-cell office:value-type="float" office:value="2958536" calcext:value-type="float">
            <text:p>2958536</text:p>
          </table:table-cell>
          <table:table-cell office:value-type="float" office:value="2958583" calcext:value-type="float">
            <text:p>2958583</text:p>
          </table:table-cell>
          <table:table-cell office:value-type="string" calcext:value-type="string">
            <text:p>non_sexist</text:p>
          </table:table-cell>
          <table:table-cell office:value-type="string" calcext:value-type="string">
            <text:p>Не содержательно! Что там происходит - непонятно. Описаны поминки и все!</text:p>
          </table:table-cell>
        </table:table-row>
        <table:table-row table:style-name="ro1">
          <table:table-cell office:value-type="float" office:value="2958536" calcext:value-type="float">
            <text:p>2958536</text:p>
          </table:table-cell>
          <table:table-cell office:value-type="float" office:value="2958589" calcext:value-type="float">
            <text:p>2958589</text:p>
          </table:table-cell>
          <table:table-cell office:value-type="string" calcext:value-type="string">
            <text:p>non_sexist</text:p>
          </table:table-cell>
          <table:table-cell office:value-type="string" calcext:value-type="string">
            <text:p>Дралось 150 человек, но умерший и в реанимации не дрались, а вот просто случайно мимо стояли</text:p>
          </table:table-cell>
        </table:table-row>
        <table:table-row table:style-name="ro1">
          <table:table-cell office:value-type="float" office:value="2958536" calcext:value-type="float">
            <text:p>2958536</text:p>
          </table:table-cell>
          <table:table-cell office:value-type="float" office:value="2958595" calcext:value-type="float">
            <text:p>2958595</text:p>
          </table:table-cell>
          <table:table-cell office:value-type="string" calcext:value-type="string">
            <text:p>non_sexist</text:p>
          </table:table-cell>
          <table:table-cell office:value-type="string" calcext:value-type="string">
            <text:p>Ремесленники и делали рыболовные крючки, да ладно, ни разу в жизни не видел, что бы цыгане торговали чем то своим. Неееееее, у них это в западло, купи-продай это да</text:p>
          </table:table-cell>
        </table:table-row>
        <table:table-row table:style-name="ro1">
          <table:table-cell office:value-type="float" office:value="2958536" calcext:value-type="float">
            <text:p>2958536</text:p>
          </table:table-cell>
          <table:table-cell office:value-type="float" office:value="2958597" calcext:value-type="float">
            <text:p>2958597</text:p>
          </table:table-cell>
          <table:table-cell office:value-type="string" calcext:value-type="string">
            <text:p>non_sexist</text:p>
          </table:table-cell>
          <table:table-cell office:value-type="string" calcext:value-type="string">
            <text:p>" И теперь мы оказались в положении еще хуже того, что было в самом начале. На следующий день мы отправились в кемпинг. Ночью цыгане исчезли. Наверно, это было к лучшему, ...учитывая то, что где-то здесь они закопали 12 человек." (с)</text:p>
          </table:table-cell>
        </table:table-row>
        <table:table-row table:style-name="ro1">
          <table:table-cell office:value-type="float" office:value="2958536" calcext:value-type="float">
            <text:p>2958536</text:p>
          </table:table-cell>
          <table:table-cell office:value-type="float" office:value="2958598" calcext:value-type="float">
            <text:p>2958598</text:p>
          </table:table-cell>
          <table:table-cell office:value-type="string" calcext:value-type="string">
            <text:p>non_sexist</text:p>
          </table:table-cell>
          <table:table-cell office:value-type="string" calcext:value-type="string">
            <text:p>"Большой куш" по-русски</text:p>
          </table:table-cell>
        </table:table-row>
        <table:table-row table:style-name="ro1">
          <table:table-cell office:value-type="float" office:value="2958536" calcext:value-type="float">
            <text:p>2958536</text:p>
          </table:table-cell>
          <table:table-cell office:value-type="float" office:value="2958606" calcext:value-type="float">
            <text:p>2958606</text:p>
          </table:table-cell>
          <table:table-cell office:value-type="string" calcext:value-type="string">
            <text:p>non_sexist</text:p>
          </table:table-cell>
          <table:table-cell office:value-type="string" calcext:value-type="string">
            <text:p>Страйк не прилетит от РКН?</text:p>
          </table:table-cell>
        </table:table-row>
        <table:table-row table:style-name="ro1">
          <table:table-cell office:value-type="float" office:value="2958536" calcext:value-type="float">
            <text:p>2958536</text:p>
          </table:table-cell>
          <table:table-cell office:value-type="float" office:value="2958613" calcext:value-type="float">
            <text:p>2958613</text:p>
          </table:table-cell>
          <table:table-cell office:value-type="string" calcext:value-type="string">
            <text:p>non_sexist</text:p>
          </table:table-cell>
          <table:table-cell office:value-type="string" calcext:value-type="string">
            <text:p>Надо извиниться перед цыганами и к тем 17 млн, что им заплатил губернатор за переезд, еще 50 выдать))</text:p>
          </table:table-cell>
        </table:table-row>
        <table:table-row table:style-name="ro1">
          <table:table-cell office:value-type="float" office:value="2958536" calcext:value-type="float">
            <text:p>2958536</text:p>
          </table:table-cell>
          <table:table-cell office:value-type="float" office:value="2958630" calcext:value-type="float">
            <text:p>2958630</text:p>
          </table:table-cell>
          <table:table-cell office:value-type="string" calcext:value-type="string">
            <text:p>non_sexist</text:p>
          </table:table-cell>
          <table:table-cell office:value-type="string" calcext:value-type="string">
            <text:p>Почему автор статьи скептически относится к словам наших граждан? Неужто на стороне айнене?</text:p>
          </table:table-cell>
        </table:table-row>
        <table:table-row table:style-name="ro1">
          <table:table-cell office:value-type="float" office:value="2958536" calcext:value-type="float">
            <text:p>2958536</text:p>
          </table:table-cell>
          <table:table-cell office:value-type="float" office:value="2958642" calcext:value-type="float">
            <text:p>2958642</text:p>
          </table:table-cell>
          <table:table-cell office:value-type="string" calcext:value-type="string">
            <text:p>non_sexist</text:p>
          </table:table-cell>
          <table:table-cell office:value-type="string" calcext:value-type="string">
            <text:p>Началось в колхозе утро</text:p>
          </table:table-cell>
        </table:table-row>
        <table:table-row table:style-name="ro2">
          <table:table-cell office:value-type="float" office:value="2958536" calcext:value-type="float">
            <text:p>2958536</text:p>
          </table:table-cell>
          <table:table-cell office:value-type="float" office:value="2958679" calcext:value-type="float">
            <text:p>2958679</text:p>
          </table:table-cell>
          <table:table-cell office:value-type="string" calcext:value-type="string">
            <text:p>non_sexist</text:p>
          </table:table-cell>
          <table:table-cell office:value-type="string" calcext:value-type="string">
            <text:p>Не было бы счастья, да несчастье помогло.</text:p>
            <text:p>Повезло чемодановке.</text:p>
          </table:table-cell>
        </table:table-row>
        <table:table-row table:style-name="ro1">
          <table:table-cell office:value-type="float" office:value="2958536" calcext:value-type="float">
            <text:p>2958536</text:p>
          </table:table-cell>
          <table:table-cell office:value-type="float" office:value="2958687" calcext:value-type="float">
            <text:p>2958687</text:p>
          </table:table-cell>
          <table:table-cell office:value-type="string" calcext:value-type="string">
            <text:p>non_sexist</text:p>
          </table:table-cell>
          <table:table-cell office:value-type="string" calcext:value-type="string">
            <text:p>Кто-нибудь видел в армии цыган? А работающих на заводах; фабриках или в шахтах? Привилегированная нация. А мы работали по 40 лет и ни хрена не заработали.</text:p>
          </table:table-cell>
        </table:table-row>
        <table:table-row table:style-name="ro1">
          <table:table-cell office:value-type="float" office:value="2958536" calcext:value-type="float">
            <text:p>2958536</text:p>
          </table:table-cell>
          <table:table-cell office:value-type="float" office:value="2958694" calcext:value-type="float">
            <text:p>2958694</text:p>
          </table:table-cell>
          <table:table-cell office:value-type="string" calcext:value-type="string">
            <text:p>non_sexist</text:p>
          </table:table-cell>
          <table:table-cell office:value-type="string" calcext:value-type="string">
            <text:p>Сейчас нам объяснят, какие цыгане бедные и несчастные</text:p>
          </table:table-cell>
        </table:table-row>
        <table:table-row table:style-name="ro1">
          <table:table-cell office:value-type="float" office:value="2958536" calcext:value-type="float">
            <text:p>2958536</text:p>
          </table:table-cell>
          <table:table-cell office:value-type="float" office:value="2958703" calcext:value-type="float">
            <text:p>2958703</text:p>
          </table:table-cell>
          <table:table-cell office:value-type="string" calcext:value-type="string">
            <text:p>non_sexist</text:p>
          </table:table-cell>
          <table:table-cell office:value-type="string" calcext:value-type="string">
            <text:p>А интерсекциональные леволибералы уже высказались? Или раз РОМЫ, то нельзя?</text:p>
          </table:table-cell>
        </table:table-row>
        <table:table-row table:style-name="ro1">
          <table:table-cell office:value-type="float" office:value="2958536" calcext:value-type="float">
            <text:p>2958536</text:p>
          </table:table-cell>
          <table:table-cell office:value-type="float" office:value="2958726" calcext:value-type="float">
            <text:p>2958726</text:p>
          </table:table-cell>
          <table:table-cell office:value-type="string" calcext:value-type="string">
            <text:p>non_sexist</text:p>
          </table:table-cell>
          <table:table-cell office:value-type="string" calcext:value-type="string">
            <text:p>Русский народ должен объединиться чтобы их уважали и боялись</text:p>
          </table:table-cell>
        </table:table-row>
        <table:table-row table:style-name="ro6">
          <table:table-cell office:value-type="float" office:value="2958536" calcext:value-type="float">
            <text:p>2958536</text:p>
          </table:table-cell>
          <table:table-cell office:value-type="float" office:value="2958757" calcext:value-type="float">
            <text:p>2958757</text:p>
          </table:table-cell>
          <table:table-cell office:value-type="string" calcext:value-type="string">
            <text:p>non_sexist</text:p>
          </table:table-cell>
          <table:table-cell office:value-type="string" calcext:value-type="string">
            <text:p>Неприятные ощущения от данного репортажа остались. Будто у корреспондента было изначально предвязтое недоверчивое отношение к жителям, либо это стиль такой. Это не репордаж с места событий, это "приехал в толпу слухи послушать", что неоднократно повторяется в статье. </text:p>
            <text:p>..."вздохнув, начинает пересказывать явно не в первый раз историю, в которой лично не участвовал",</text:p>
            <text:p>..."в толпе не знает, хотя история у всех одинаковая",</text:p>
            <text:p>несколько раз проскакивало, что, вроде, как жителей уж очень волнует, что у цыган пенсия больше. И как вишенка на этом гадком торте слова какой-то женщины, которая защищала по цыганам кандидатскую и которую расстроили гадкие слова об этом "древнем промысловом народе", который на самом деле не наркотиками торгует, а занимается изделиями по металлу и крючками рыболовными (ржу).</text:p>
            <text:p>В общем, не репортаж, а насмешка над жителями, которых теперь еще и массово сажают, что землю свою отстаивали.</text:p>
          </table:table-cell>
        </table:table-row>
        <table:table-row table:style-name="ro1">
          <table:table-cell office:value-type="float" office:value="2958536" calcext:value-type="float">
            <text:p>2958536</text:p>
          </table:table-cell>
          <table:table-cell office:value-type="float" office:value="2958764" calcext:value-type="float">
            <text:p>2958764</text:p>
          </table:table-cell>
          <table:table-cell office:value-type="string" calcext:value-type="string">
            <text:p>non_sexist</text:p>
          </table:table-cell>
          <table:table-cell office:value-type="string" calcext:value-type="string">
            <text:p>В заявлении губернатора ничего странного нет. Как думал, так и говорил. По-другому думать он не умеет. Да и вообще, думать - это не его.</text:p>
          </table:table-cell>
        </table:table-row>
        <table:table-row table:style-name="ro1">
          <table:table-cell office:value-type="float" office:value="2958536" calcext:value-type="float">
            <text:p>2958536</text:p>
          </table:table-cell>
          <table:table-cell office:value-type="float" office:value="2958796" calcext:value-type="float">
            <text:p>2958796</text:p>
          </table:table-cell>
          <table:table-cell office:value-type="string" calcext:value-type="string">
            <text:p>non_sexist</text:p>
          </table:table-cell>
          <table:table-cell office:value-type="string" calcext:value-type="string">
            <text:p>Нахер я опять медузу читаю? Одно расстройство</text:p>
          </table:table-cell>
        </table:table-row>
        <table:table-row table:style-name="ro1">
          <table:table-cell office:value-type="float" office:value="2958536" calcext:value-type="float">
            <text:p>2958536</text:p>
          </table:table-cell>
          <table:table-cell office:value-type="float" office:value="2958819" calcext:value-type="float">
            <text:p>2958819</text:p>
          </table:table-cell>
          <table:table-cell office:value-type="string" calcext:value-type="string">
            <text:p>non_sexist</text:p>
          </table:table-cell>
          <table:table-cell office:value-type="string" calcext:value-type="string">
            <text:p>Когда-нибудь можно услышать что-то хорошее о цыганах? «Сверхлюди» какие-то)</text:p>
          </table:table-cell>
        </table:table-row>
        <table:table-row table:style-name="ro1">
          <table:table-cell office:value-type="float" office:value="2958536" calcext:value-type="float">
            <text:p>2958536</text:p>
          </table:table-cell>
          <table:table-cell office:value-type="float" office:value="2958844" calcext:value-type="float">
            <text:p>2958844</text:p>
          </table:table-cell>
          <table:table-cell office:value-type="string" calcext:value-type="string">
            <text:p>non_sexist</text:p>
          </table:table-cell>
          <table:table-cell office:value-type="string" calcext:value-type="string">
            <text:p>это просто говорит о том ккем нас представляет наши лорды .тупыми и безвольными рабами как в СССР которым можно любой банан в ухо вколотить.когда инет отключат тогда готовьте к зомбированию</text:p>
          </table:table-cell>
        </table:table-row>
        <table:table-row table:style-name="ro1">
          <table:table-cell office:value-type="float" office:value="2958536" calcext:value-type="float">
            <text:p>2958536</text:p>
          </table:table-cell>
          <table:table-cell office:value-type="float" office:value="2959016" calcext:value-type="float">
            <text:p>2959016</text:p>
          </table:table-cell>
          <table:table-cell office:value-type="string" calcext:value-type="string">
            <text:p>non_sexist</text:p>
          </table:table-cell>
          <table:table-cell office:value-type="string" calcext:value-type="string">
            <text:p>А цыганят как то можно вообще выселить снашей территории?? Это ж ппц... пережитки прошлого, грабежи и разврат.</text:p>
          </table:table-cell>
        </table:table-row>
        <table:table-row table:style-name="ro1">
          <table:table-cell office:value-type="float" office:value="2958536" calcext:value-type="float">
            <text:p>2958536</text:p>
          </table:table-cell>
          <table:table-cell office:value-type="float" office:value="2959036" calcext:value-type="float">
            <text:p>2959036</text:p>
          </table:table-cell>
          <table:table-cell office:value-type="string" calcext:value-type="string">
            <text:p>non_sexist</text:p>
          </table:table-cell>
          <table:table-cell office:value-type="string" calcext:value-type="string">
            <text:p>Сжигать дома пока пустые..</text:p>
          </table:table-cell>
        </table:table-row>
        <table:table-row table:style-name="ro1">
          <table:table-cell office:value-type="float" office:value="2958536" calcext:value-type="float">
            <text:p>2958536</text:p>
          </table:table-cell>
          <table:table-cell office:value-type="float" office:value="2959104" calcext:value-type="float">
            <text:p>2959104</text:p>
          </table:table-cell>
          <table:table-cell office:value-type="string" calcext:value-type="string">
            <text:p>non_sexist</text:p>
          </table:table-cell>
          <table:table-cell office:value-type="string" calcext:value-type="string">
            <text:p>Мнение автора статьи может казаться предвзятым, скептически настроенным, но крайне сложно смотреть на ситуацию обьективно, когда берешь интервью лишь у одной стороны враждующих.</text:p>
          </table:table-cell>
        </table:table-row>
        <table:table-row table:style-name="ro3">
          <table:table-cell office:value-type="float" office:value="2958536" calcext:value-type="float">
            <text:p>2958536</text:p>
          </table:table-cell>
          <table:table-cell office:value-type="float" office:value="2960809" calcext:value-type="float">
            <text:p>2960809</text:p>
          </table:table-cell>
          <table:table-cell office:value-type="string" calcext:value-type="string">
            <text:p>non_sexist</text:p>
          </table:table-cell>
          <table:table-cell office:value-type="string" calcext:value-type="string">
            <text:p>Замечательный репортаж.</text:p>
            <text:p>Русские - сволочи, лгуны, завидуют успешным цыганам, высоким пенсиям. Цыган не любят, потому что ксенофобы. Мужика убили случайно. </text:p>
            <text:p>Цыгане - хороший, честный, промысловый народ, рыболовные крючки. Главная проблема - пропаганда фашизма в стране.</text:p>
          </table:table-cell>
        </table:table-row>
        <table:table-row table:style-name="ro1">
          <table:table-cell office:value-type="float" office:value="2947609" calcext:value-type="float">
            <text:p>2947609</text:p>
          </table:table-cell>
          <table:table-cell office:value-type="float" office:value="2947612" calcext:value-type="float">
            <text:p>2947612</text:p>
          </table:table-cell>
          <table:table-cell office:value-type="string" calcext:value-type="string">
            <text:p>non_sexist</text:p>
          </table:table-cell>
          <table:table-cell office:value-type="string" calcext:value-type="string">
            <text:p>А когда гражданам России кооператив "Озеро" за изнасилование заплатит?</text:p>
          </table:table-cell>
        </table:table-row>
        <table:table-row table:style-name="ro1">
          <table:table-cell office:value-type="float" office:value="2947609" calcext:value-type="float">
            <text:p>2947609</text:p>
          </table:table-cell>
          <table:table-cell office:value-type="float" office:value="2947613" calcext:value-type="float">
            <text:p>2947613</text:p>
          </table:table-cell>
          <table:table-cell office:value-type="string" calcext:value-type="string">
            <text:p>sexist</text:p>
          </table:table-cell>
          <table:table-cell office:value-type="string" calcext:value-type="string">
            <text:p>Нормальные леди (и джентльмены) довольны, когда их насилуют режиссеры Богемской рапсодии, а эта еще и бабла хочет</text:p>
          </table:table-cell>
        </table:table-row>
        <table:table-row table:style-name="ro1">
          <table:table-cell office:value-type="float" office:value="2947609" calcext:value-type="float">
            <text:p>2947609</text:p>
          </table:table-cell>
          <table:table-cell office:value-type="float" office:value="2947616" calcext:value-type="float">
            <text:p>2947616</text:p>
          </table:table-cell>
          <table:table-cell office:value-type="string" calcext:value-type="string">
            <text:p>non_sexist</text:p>
          </table:table-cell>
          <table:table-cell office:value-type="string" calcext:value-type="string">
            <text:p>Я свидетель , а что случилось 🤔?</text:p>
          </table:table-cell>
        </table:table-row>
        <table:table-row table:style-name="ro1">
          <table:table-cell office:value-type="float" office:value="2947609" calcext:value-type="float">
            <text:p>2947609</text:p>
          </table:table-cell>
          <table:table-cell office:value-type="float" office:value="2947624" calcext:value-type="float">
            <text:p>2947624</text:p>
          </table:table-cell>
          <table:table-cell office:value-type="string" calcext:value-type="string">
            <text:p>non_sexist</text:p>
          </table:table-cell>
          <table:table-cell office:value-type="string" calcext:value-type="string">
            <text:p>Въедливые сволочи!</text:p>
          </table:table-cell>
        </table:table-row>
        <table:table-row table:style-name="ro1">
          <table:table-cell office:value-type="float" office:value="2947609" calcext:value-type="float">
            <text:p>2947609</text:p>
          </table:table-cell>
          <table:table-cell office:value-type="float" office:value="2947640" calcext:value-type="float">
            <text:p>2947640</text:p>
          </table:table-cell>
          <table:table-cell office:value-type="string" calcext:value-type="string">
            <text:p>non_sexist</text:p>
          </table:table-cell>
          <table:table-cell office:value-type="string" calcext:value-type="string">
            <text:p>ИМХО, было бы правильнее назвать его режиссёром Людей Икс. Ибо Рапсодию он так и не доснял.</text:p>
          </table:table-cell>
        </table:table-row>
        <table:table-row table:style-name="ro3">
          <table:table-cell office:value-type="float" office:value="2947609" calcext:value-type="float">
            <text:p>2947609</text:p>
          </table:table-cell>
          <table:table-cell office:value-type="float" office:value="2947689" calcext:value-type="float">
            <text:p>2947689</text:p>
          </table:table-cell>
          <table:table-cell office:value-type="string" calcext:value-type="string">
            <text:p>non_sexist</text:p>
          </table:table-cell>
          <table:table-cell office:value-type="string" calcext:value-type="string">
            <text:p>Когда медузный Колпаков раскошелится? </text:p>
            <text:p/>
            <text:p>https://roem.ru/08-11-2018/274915/nikita-komarkov/</text:p>
          </table:table-cell>
        </table:table-row>
        <table:table-row table:style-name="ro1">
          <table:table-cell office:value-type="float" office:value="2947609" calcext:value-type="float">
            <text:p>2947609</text:p>
          </table:table-cell>
          <table:table-cell office:value-type="float" office:value="2947720" calcext:value-type="float">
            <text:p>2947720</text:p>
          </table:table-cell>
          <table:table-cell office:value-type="string" calcext:value-type="string">
            <text:p>sexist</text:p>
          </table:table-cell>
          <table:table-cell office:value-type="string" calcext:value-type="string">
            <text:p>Шкуры атакуэ.</text:p>
          </table:table-cell>
        </table:table-row>
        <table:table-row table:style-name="ro2">
          <table:table-cell office:value-type="float" office:value="2947609" calcext:value-type="float">
            <text:p>2947609</text:p>
          </table:table-cell>
          <table:table-cell office:value-type="float" office:value="2947729" calcext:value-type="float">
            <text:p>2947729</text:p>
          </table:table-cell>
          <table:table-cell office:value-type="string" calcext:value-type="string">
            <text:p>non_sexist</text:p>
          </table:table-cell>
          <table:table-cell office:value-type="string" calcext:value-type="string">
            <text:p>&gt;как актив</text:p>
            <text:p>😏</text:p>
          </table:table-cell>
        </table:table-row>
        <table:table-row table:style-name="ro1">
          <table:table-cell office:value-type="float" office:value="2918845" calcext:value-type="float">
            <text:p>2918845</text:p>
          </table:table-cell>
          <table:table-cell office:value-type="float" office:value="2918846" calcext:value-type="float">
            <text:p>2918846</text:p>
          </table:table-cell>
          <table:table-cell office:value-type="string" calcext:value-type="string">
            <text:p>non_sexist</text:p>
          </table:table-cell>
          <table:table-cell office:value-type="string" calcext:value-type="string">
            <text:p>Нехрена было с левыми бабами мутить.</text:p>
          </table:table-cell>
        </table:table-row>
        <table:table-row table:style-name="ro1">
          <table:table-cell office:value-type="float" office:value="2918845" calcext:value-type="float">
            <text:p>2918845</text:p>
          </table:table-cell>
          <table:table-cell office:value-type="float" office:value="2918848" calcext:value-type="float">
            <text:p>2918848</text:p>
          </table:table-cell>
          <table:table-cell office:value-type="string" calcext:value-type="string">
            <text:p>non_sexist</text:p>
          </table:table-cell>
          <table:table-cell office:value-type="string" calcext:value-type="string">
            <text:p>«неисповедимы пути господни»</text:p>
          </table:table-cell>
        </table:table-row>
        <table:table-row table:style-name="ro6">
          <table:table-cell office:value-type="float" office:value="2918845" calcext:value-type="float">
            <text:p>2918845</text:p>
          </table:table-cell>
          <table:table-cell office:value-type="float" office:value="2918849" calcext:value-type="float">
            <text:p>2918849</text:p>
          </table:table-cell>
          <table:table-cell office:value-type="string" calcext:value-type="string">
            <text:p>sexist</text:p>
          </table:table-cell>
          <table:table-cell office:value-type="string" calcext:value-type="string">
            <text:p>Der Spiegel: Дело Роналду об изнасиловании не закрыто, его перенесли в другой суд </text:p>
            <text:p> </text:p>
            <text:p>Агенство деловых новостей Bloomberg опубликовало информацию о том, что дело Криштиану Роналду об изнасиловании американки Кэтрин Майорги закрыто. Однако журналисты издания Der Spiegel, которое первым сообщило о данном скандале, опубликовали опровержение появившейся информации. </text:p>
            <text:p> </text:p>
            <text:p>Оказывается, дело не закрыто, а просто перенесено в другой суд из-за сложностей с уведомлением обвиняемого.</text:p>
          </table:table-cell>
        </table:table-row>
        <table:table-row table:style-name="ro1">
          <table:table-cell office:value-type="float" office:value="2918845" calcext:value-type="float">
            <text:p>2918845</text:p>
          </table:table-cell>
          <table:table-cell office:value-type="float" office:value="2918857" calcext:value-type="float">
            <text:p>2918857</text:p>
          </table:table-cell>
          <table:table-cell office:value-type="string" calcext:value-type="string">
            <text:p>sexist</text:p>
          </table:table-cell>
          <table:table-cell office:value-type="string" calcext:value-type="string">
            <text:p>Да она просто после хет-трика сегодняшнего поняла что неправа</text:p>
          </table:table-cell>
        </table:table-row>
        <table:table-row table:style-name="ro1">
          <table:table-cell office:value-type="float" office:value="2918845" calcext:value-type="float">
            <text:p>2918845</text:p>
          </table:table-cell>
          <table:table-cell office:value-type="float" office:value="2918865" calcext:value-type="float">
            <text:p>2918865</text:p>
          </table:table-cell>
          <table:table-cell office:value-type="string" calcext:value-type="string">
            <text:p>non_sexist</text:p>
          </table:table-cell>
          <table:table-cell office:value-type="string" calcext:value-type="string">
            <text:p>Что за чушь?! Весь мир знает, что Рональду - голубой!</text:p>
          </table:table-cell>
        </table:table-row>
        <table:table-row table:style-name="ro1">
          <table:table-cell office:value-type="float" office:value="2918845" calcext:value-type="float">
            <text:p>2918845</text:p>
          </table:table-cell>
          <table:table-cell office:value-type="float" office:value="2918950" calcext:value-type="float">
            <text:p>2918950</text:p>
          </table:table-cell>
          <table:table-cell office:value-type="string" calcext:value-type="string">
            <text:p>sexist</text:p>
          </table:table-cell>
          <table:table-cell office:value-type="string" calcext:value-type="string">
            <text:p>Он ей лавешки накинул просто вот и все)</text:p>
          </table:table-cell>
        </table:table-row>
        <table:table-row table:style-name="ro1">
          <table:table-cell office:value-type="float" office:value="2918845" calcext:value-type="float">
            <text:p>2918845</text:p>
          </table:table-cell>
          <table:table-cell office:value-type="float" office:value="2919045" calcext:value-type="float">
            <text:p>2919045</text:p>
          </table:table-cell>
          <table:table-cell office:value-type="string" calcext:value-type="string">
            <text:p>sexist</text:p>
          </table:table-cell>
          <table:table-cell office:value-type="string" calcext:value-type="string">
            <text:p>После изнасилования сборной Швейцарии она поняла, что её изнасилование было ещё по любви.</text:p>
          </table:table-cell>
        </table:table-row>
        <table:table-row table:style-name="ro1">
          <table:table-cell office:value-type="float" office:value="2918845" calcext:value-type="float">
            <text:p>2918845</text:p>
          </table:table-cell>
          <table:table-cell office:value-type="float" office:value="2920258" calcext:value-type="float">
            <text:p>2920258</text:p>
          </table:table-cell>
          <table:table-cell office:value-type="string" calcext:value-type="string">
            <text:p>sexist</text:p>
          </table:table-cell>
          <table:table-cell office:value-type="string" calcext:value-type="string">
            <text:p>Представляете, какая такса будет у проститутки, если у неё на визитке запись "До вас я переспала с самим Роналду" Наверное, так выгоднее, решила Катя...и отозвала иск</text:p>
          </table:table-cell>
        </table:table-row>
        <table:table-row table:style-name="ro1">
          <table:table-cell office:value-type="float" office:value="2913923" calcext:value-type="float">
            <text:p>2913923</text:p>
          </table:table-cell>
          <table:table-cell office:value-type="float" office:value="2913925" calcext:value-type="float">
            <text:p>2913925</text:p>
          </table:table-cell>
          <table:table-cell office:value-type="string" calcext:value-type="string">
            <text:p>non_sexist</text:p>
          </table:table-cell>
          <table:table-cell office:value-type="string" calcext:value-type="string">
            <text:p>Чёртовы Баласы!</text:p>
          </table:table-cell>
        </table:table-row>
        <table:table-row table:style-name="ro1">
          <table:table-cell office:value-type="float" office:value="2913923" calcext:value-type="float">
            <text:p>2913923</text:p>
          </table:table-cell>
          <table:table-cell office:value-type="float" office:value="2913929" calcext:value-type="float">
            <text:p>2913929</text:p>
          </table:table-cell>
          <table:table-cell office:value-type="string" calcext:value-type="string">
            <text:p>non_sexist</text:p>
          </table:table-cell>
          <table:table-cell office:value-type="string" calcext:value-type="string">
            <text:p>Давайте-ка ещё один храм построим, может что-то изменится</text:p>
          </table:table-cell>
        </table:table-row>
        <table:table-row table:style-name="ro1">
          <table:table-cell office:value-type="float" office:value="2913923" calcext:value-type="float">
            <text:p>2913923</text:p>
          </table:table-cell>
          <table:table-cell office:value-type="float" office:value="2913932" calcext:value-type="float">
            <text:p>2913932</text:p>
          </table:table-cell>
          <table:table-cell office:value-type="string" calcext:value-type="string">
            <text:p>non_sexist</text:p>
          </table:table-cell>
          <table:table-cell office:value-type="string" calcext:value-type="string">
            <text:p>Было бы эпично, если б он был Николай)</text:p>
          </table:table-cell>
        </table:table-row>
        <table:table-row table:style-name="ro1">
          <table:table-cell office:value-type="float" office:value="2913923" calcext:value-type="float">
            <text:p>2913923</text:p>
          </table:table-cell>
          <table:table-cell office:value-type="float" office:value="2913935" calcext:value-type="float">
            <text:p>2913935</text:p>
          </table:table-cell>
          <table:table-cell office:value-type="string" calcext:value-type="string">
            <text:p>non_sexist</text:p>
          </table:table-cell>
          <table:table-cell office:value-type="string" calcext:value-type="string">
            <text:p>Отличная система: отсидел 15 лет, вышел - продолжил.</text:p>
          </table:table-cell>
        </table:table-row>
        <table:table-row table:style-name="ro1">
          <table:table-cell office:value-type="float" office:value="2913923" calcext:value-type="float">
            <text:p>2913923</text:p>
          </table:table-cell>
          <table:table-cell office:value-type="float" office:value="2913937" calcext:value-type="float">
            <text:p>2913937</text:p>
          </table:table-cell>
          <table:table-cell office:value-type="string" calcext:value-type="string">
            <text:p>non_sexist</text:p>
          </table:table-cell>
          <table:table-cell office:value-type="string" calcext:value-type="string">
            <text:p>Вот почему там Храмы строят так активно! Грехи замаливать ему подобным Баласам</text:p>
          </table:table-cell>
        </table:table-row>
        <table:table-row table:style-name="ro1">
          <table:table-cell office:value-type="float" office:value="2913923" calcext:value-type="float">
            <text:p>2913923</text:p>
          </table:table-cell>
          <table:table-cell office:value-type="float" office:value="2913945" calcext:value-type="float">
            <text:p>2913945</text:p>
          </table:table-cell>
          <table:table-cell office:value-type="string" calcext:value-type="string">
            <text:p>non_sexist</text:p>
          </table:table-cell>
          <table:table-cell office:value-type="string" calcext:value-type="string">
            <text:p>отлично, теперь его содержать всей страной до конца его поганой жизни</text:p>
          </table:table-cell>
        </table:table-row>
        <table:table-row table:style-name="ro1">
          <table:table-cell office:value-type="float" office:value="2913923" calcext:value-type="float">
            <text:p>2913923</text:p>
          </table:table-cell>
          <table:table-cell office:value-type="float" office:value="2913961" calcext:value-type="float">
            <text:p>2913961</text:p>
          </table:table-cell>
          <table:table-cell office:value-type="string" calcext:value-type="string">
            <text:p>non_sexist</text:p>
          </table:table-cell>
          <table:table-cell office:value-type="string" calcext:value-type="string">
            <text:p>Повесили бы и всем бы было хорошо и уютно</text:p>
          </table:table-cell>
        </table:table-row>
        <table:table-row table:style-name="ro1">
          <table:table-cell office:value-type="float" office:value="2913923" calcext:value-type="float">
            <text:p>2913923</text:p>
          </table:table-cell>
          <table:table-cell office:value-type="float" office:value="2913969" calcext:value-type="float">
            <text:p>2913969</text:p>
          </table:table-cell>
          <table:table-cell office:value-type="string" calcext:value-type="string">
            <text:p>non_sexist</text:p>
          </table:table-cell>
          <table:table-cell office:value-type="string" calcext:value-type="string">
            <text:p>12 успел ограбить, быстро работаете, может ему нужно было после 10 прийти и сказать Эй я тут🤦🤷</text:p>
          </table:table-cell>
        </table:table-row>
        <table:table-row table:style-name="ro1">
          <table:table-cell office:value-type="float" office:value="2913923" calcext:value-type="float">
            <text:p>2913923</text:p>
          </table:table-cell>
          <table:table-cell office:value-type="float" office:value="2914003" calcext:value-type="float">
            <text:p>2914003</text:p>
          </table:table-cell>
          <table:table-cell office:value-type="string" calcext:value-type="string">
            <text:p>non_sexist</text:p>
          </table:table-cell>
          <table:table-cell office:value-type="string" calcext:value-type="string">
            <text:p>Пичушкин, конечно, покруче маньяк)</text:p>
          </table:table-cell>
        </table:table-row>
        <table:table-row table:style-name="ro1">
          <table:table-cell office:value-type="float" office:value="2913923" calcext:value-type="float">
            <text:p>2913923</text:p>
          </table:table-cell>
          <table:table-cell office:value-type="float" office:value="2914005" calcext:value-type="float">
            <text:p>2914005</text:p>
          </table:table-cell>
          <table:table-cell office:value-type="string" calcext:value-type="string">
            <text:p>non_sexist</text:p>
          </table:table-cell>
          <table:table-cell office:value-type="string" calcext:value-type="string">
            <text:p>На органы бы его, а то он теперь ещё и жрать будет на наши деньги.</text:p>
          </table:table-cell>
        </table:table-row>
        <table:table-row table:style-name="ro1">
          <table:table-cell office:value-type="float" office:value="2913923" calcext:value-type="float">
            <text:p>2913923</text:p>
          </table:table-cell>
          <table:table-cell office:value-type="float" office:value="2914014" calcext:value-type="float">
            <text:p>2914014</text:p>
          </table:table-cell>
          <table:table-cell office:value-type="string" calcext:value-type="string">
            <text:p>non_sexist</text:p>
          </table:table-cell>
          <table:table-cell office:value-type="string" calcext:value-type="string">
            <text:p>Да знаем мы эти колонии: пасха, "жизнь ворам!", ништяки от Арсена Ереванского...</text:p>
          </table:table-cell>
        </table:table-row>
        <table:table-row table:style-name="ro1">
          <table:table-cell office:value-type="float" office:value="2913923" calcext:value-type="float">
            <text:p>2913923</text:p>
          </table:table-cell>
          <table:table-cell office:value-type="float" office:value="2914029" calcext:value-type="float">
            <text:p>2914029</text:p>
          </table:table-cell>
          <table:table-cell office:value-type="string" calcext:value-type="string">
            <text:p>non_sexist</text:p>
          </table:table-cell>
          <table:table-cell office:value-type="string" calcext:value-type="string">
            <text:p>Они его спровоцировали</text:p>
          </table:table-cell>
        </table:table-row>
        <table:table-row table:style-name="ro1">
          <table:table-cell office:value-type="float" office:value="2913923" calcext:value-type="float">
            <text:p>2913923</text:p>
          </table:table-cell>
          <table:table-cell office:value-type="float" office:value="2914044" calcext:value-type="float">
            <text:p>2914044</text:p>
          </table:table-cell>
          <table:table-cell office:value-type="string" calcext:value-type="string">
            <text:p>non_sexist</text:p>
          </table:table-cell>
          <table:table-cell office:value-type="string" calcext:value-type="string">
            <text:p>Интересно, а когда поймают маньяка или группу людей, которые похищают детей в Нижнем Новгороде? Проблема о которой молчат</text:p>
          </table:table-cell>
        </table:table-row>
        <table:table-row table:style-name="ro1">
          <table:table-cell office:value-type="float" office:value="2913923" calcext:value-type="float">
            <text:p>2913923</text:p>
          </table:table-cell>
          <table:table-cell office:value-type="float" office:value="2914086" calcext:value-type="float">
            <text:p>2914086</text:p>
          </table:table-cell>
          <table:table-cell office:value-type="string" calcext:value-type="string">
            <text:p>non_sexist</text:p>
          </table:table-cell>
          <table:table-cell office:value-type="string" calcext:value-type="string">
            <text:p>зато за 228 всё еще могут посадить до 10ти и по 282 до 6ти, выставляем приоритеты правильно, главное тюрьмы забить и выполнить квоты</text:p>
          </table:table-cell>
        </table:table-row>
        <table:table-row table:style-name="ro1">
          <table:table-cell office:value-type="float" office:value="2913923" calcext:value-type="float">
            <text:p>2913923</text:p>
          </table:table-cell>
          <table:table-cell office:value-type="float" office:value="2914106" calcext:value-type="float">
            <text:p>2914106</text:p>
          </table:table-cell>
          <table:table-cell office:value-type="string" calcext:value-type="string">
            <text:p>non_sexist</text:p>
          </table:table-cell>
          <table:table-cell office:value-type="string" calcext:value-type="string">
            <text:p>Кстати, он был волонтёром Навального и активно скакал в севере. Оппозиционер</text:p>
          </table:table-cell>
        </table:table-row>
        <table:table-row table:style-name="ro1">
          <table:table-cell office:value-type="float" office:value="2913923" calcext:value-type="float">
            <text:p>2913923</text:p>
          </table:table-cell>
          <table:table-cell office:value-type="float" office:value="2914108" calcext:value-type="float">
            <text:p>2914108</text:p>
          </table:table-cell>
          <table:table-cell office:value-type="string" calcext:value-type="string">
            <text:p>non_sexist</text:p>
          </table:table-cell>
          <table:table-cell office:value-type="string" calcext:value-type="string">
            <text:p>А в какой колонии?</text:p>
          </table:table-cell>
        </table:table-row>
        <table:table-row table:style-name="ro1">
          <table:table-cell office:value-type="float" office:value="2913923" calcext:value-type="float">
            <text:p>2913923</text:p>
          </table:table-cell>
          <table:table-cell office:value-type="float" office:value="2914214" calcext:value-type="float">
            <text:p>2914214</text:p>
          </table:table-cell>
          <table:table-cell office:value-type="string" calcext:value-type="string">
            <text:p>non_sexist</text:p>
          </table:table-cell>
          <table:table-cell office:value-type="string" calcext:value-type="string">
            <text:p>Спорим если он был бы единоросом то отсидел год под домашним арестом</text:p>
          </table:table-cell>
        </table:table-row>
        <table:table-row table:style-name="ro1">
          <table:table-cell office:value-type="float" office:value="2913923" calcext:value-type="float">
            <text:p>2913923</text:p>
          </table:table-cell>
          <table:table-cell office:value-type="float" office:value="2914307" calcext:value-type="float">
            <text:p>2914307</text:p>
          </table:table-cell>
          <table:table-cell office:value-type="string" calcext:value-type="string">
            <text:p>non_sexist</text:p>
          </table:table-cell>
          <table:table-cell office:value-type="string" calcext:value-type="string">
            <text:p>Особого режима😄</text:p>
          </table:table-cell>
        </table:table-row>
        <table:table-row table:style-name="ro1">
          <table:table-cell office:value-type="float" office:value="2913923" calcext:value-type="float">
            <text:p>2913923</text:p>
          </table:table-cell>
          <table:table-cell office:value-type="float" office:value="2914413" calcext:value-type="float">
            <text:p>2914413</text:p>
          </table:table-cell>
          <table:table-cell office:value-type="string" calcext:value-type="string">
            <text:p>non_sexist</text:p>
          </table:table-cell>
          <table:table-cell office:value-type="string" calcext:value-type="string">
            <text:p>Колония особого режима для особых господ. Омары, икра, фуа-гра, девочки, интернет 1Гбит/с по особому выделенному каналу, идущему в обход северного рунета...</text:p>
          </table:table-cell>
        </table:table-row>
        <table:table-row table:style-name="ro1">
          <table:table-cell office:value-type="float" office:value="2913923" calcext:value-type="float">
            <text:p>2913923</text:p>
          </table:table-cell>
          <table:table-cell office:value-type="float" office:value="2915198" calcext:value-type="float">
            <text:p>2915198</text:p>
          </table:table-cell>
          <table:table-cell office:value-type="string" calcext:value-type="string">
            <text:p>non_sexist</text:p>
          </table:table-cell>
          <table:table-cell office:value-type="string" calcext:value-type="string">
            <text:p>А четвертовать на площади прилюдно????</text:p>
          </table:table-cell>
        </table:table-row>
        <table:table-row table:style-name="ro1">
          <table:table-cell office:value-type="float" office:value="2913923" calcext:value-type="float">
            <text:p>2913923</text:p>
          </table:table-cell>
          <table:table-cell office:value-type="float" office:value="2916361" calcext:value-type="float">
            <text:p>2916361</text:p>
          </table:table-cell>
          <table:table-cell office:value-type="string" calcext:value-type="string">
            <text:p>non_sexist</text:p>
          </table:table-cell>
          <table:table-cell office:value-type="string" calcext:value-type="string">
            <text:p>отличный кандидат в едро</text:p>
          </table:table-cell>
        </table:table-row>
        <table:table-row table:style-name="ro1">
          <table:table-cell office:value-type="float" office:value="2910627" calcext:value-type="float">
            <text:p>2910627</text:p>
          </table:table-cell>
          <table:table-cell office:value-type="float" office:value="2910628" calcext:value-type="float">
            <text:p>2910628</text:p>
          </table:table-cell>
          <table:table-cell office:value-type="string" calcext:value-type="string">
            <text:p>non_sexist</text:p>
          </table:table-cell>
          <table:table-cell office:value-type="string" calcext:value-type="string">
            <text:p>Сам всё подстроил ,чтобы наивные гои думали что он гетеросексуал</text:p>
          </table:table-cell>
        </table:table-row>
        <table:table-row table:style-name="ro1">
          <table:table-cell office:value-type="float" office:value="2910627" calcext:value-type="float">
            <text:p>2910627</text:p>
          </table:table-cell>
          <table:table-cell office:value-type="float" office:value="2910633" calcext:value-type="float">
            <text:p>2910633</text:p>
          </table:table-cell>
          <table:table-cell office:value-type="string" calcext:value-type="string">
            <text:p>sexist</text:p>
          </table:table-cell>
          <table:table-cell office:value-type="string" calcext:value-type="string">
            <text:p>У фемок вообще кукуха поехала. Кто ж так насилует то? Насилие - это когда после жесткой половой е б л и берешь арматуру и разбиваешь девке весь anal так, что она потом год срать нормально не может, вот что такое изнасилование, а тут вагина сама на х у й упала.</text:p>
          </table:table-cell>
        </table:table-row>
        <table:table-row table:style-name="ro1">
          <table:table-cell office:value-type="float" office:value="2910627" calcext:value-type="float">
            <text:p>2910627</text:p>
          </table:table-cell>
          <table:table-cell office:value-type="float" office:value="2910639" calcext:value-type="float">
            <text:p>2910639</text:p>
          </table:table-cell>
          <table:table-cell office:value-type="string" calcext:value-type="string">
            <text:p>sexist</text:p>
          </table:table-cell>
          <table:table-cell office:value-type="string" calcext:value-type="string">
            <text:p>Когда уже вымрут дебилы, которые знакомятся по интернету. Трудно было догадаться, что будучи миллионером ты в интернете найдешь не проблидь. а любофф. В общем не жалко, пока жив лох... как говорится. (=</text:p>
          </table:table-cell>
        </table:table-row>
        <table:table-row table:style-name="ro1">
          <table:table-cell office:value-type="float" office:value="2910627" calcext:value-type="float">
            <text:p>2910627</text:p>
          </table:table-cell>
          <table:table-cell office:value-type="float" office:value="2910681" calcext:value-type="float">
            <text:p>2910681</text:p>
          </table:table-cell>
          <table:table-cell office:value-type="string" calcext:value-type="string">
            <text:p>non_sexist</text:p>
          </table:table-cell>
          <table:table-cell office:value-type="string" calcext:value-type="string">
            <text:p>Слуцкому на заметку!</text:p>
          </table:table-cell>
        </table:table-row>
        <table:table-row table:style-name="ro1">
          <table:table-cell office:value-type="float" office:value="2910627" calcext:value-type="float">
            <text:p>2910627</text:p>
          </table:table-cell>
          <table:table-cell office:value-type="float" office:value="2910737" calcext:value-type="float">
            <text:p>2910737</text:p>
          </table:table-cell>
          <table:table-cell office:value-type="string" calcext:value-type="string">
            <text:p>sexist</text:p>
          </table:table-cell>
          <table:table-cell office:value-type="string" calcext:value-type="string">
            <text:p>Эм, разве женщина может шантажировать и лгать по поводу изнасилования? О_о</text:p>
          </table:table-cell>
        </table:table-row>
        <table:table-row table:style-name="ro1">
          <table:table-cell office:value-type="float" office:value="2910627" calcext:value-type="float">
            <text:p>2910627</text:p>
          </table:table-cell>
          <table:table-cell office:value-type="float" office:value="2910792" calcext:value-type="float">
            <text:p>2910792</text:p>
          </table:table-cell>
          <table:table-cell office:value-type="string" calcext:value-type="string">
            <text:p>non_sexist</text:p>
          </table:table-cell>
          <table:table-cell office:value-type="string" calcext:value-type="string">
            <text:p>Никогда такого не было и вот опять</text:p>
          </table:table-cell>
        </table:table-row>
        <table:table-row table:style-name="ro1">
          <table:table-cell office:value-type="float" office:value="2910627" calcext:value-type="float">
            <text:p>2910627</text:p>
          </table:table-cell>
          <table:table-cell office:value-type="float" office:value="2910807" calcext:value-type="float">
            <text:p>2910807</text:p>
          </table:table-cell>
          <table:table-cell office:value-type="string" calcext:value-type="string">
            <text:p>non_sexist</text:p>
          </table:table-cell>
          <table:table-cell office:value-type="string" calcext:value-type="string">
            <text:p>Симулянт Неймар</text:p>
          </table:table-cell>
        </table:table-row>
        <table:table-row table:style-name="ro1">
          <table:table-cell office:value-type="float" office:value="2910627" calcext:value-type="float">
            <text:p>2910627</text:p>
          </table:table-cell>
          <table:table-cell office:value-type="float" office:value="2910821" calcext:value-type="float">
            <text:p>2910821</text:p>
          </table:table-cell>
          <table:table-cell office:value-type="string" calcext:value-type="string">
            <text:p>non_sexist</text:p>
          </table:table-cell>
          <table:table-cell office:value-type="string" calcext:value-type="string">
            <text:p>Мне кажется, или все известные футболисты насильники???</text:p>
          </table:table-cell>
        </table:table-row>
        <table:table-row table:style-name="ro1">
          <table:table-cell office:value-type="float" office:value="2910627" calcext:value-type="float">
            <text:p>2910627</text:p>
          </table:table-cell>
          <table:table-cell office:value-type="float" office:value="2910966" calcext:value-type="float">
            <text:p>2910966</text:p>
          </table:table-cell>
          <table:table-cell office:value-type="string" calcext:value-type="string">
            <text:p>sexist</text:p>
          </table:table-cell>
          <table:table-cell office:value-type="string" calcext:value-type="string">
            <text:p>Вообще удивительно, как это еще столько времени, и ни кто из носителей юбок, от его "пирога" откусить ни чего не пытался. Это же так модно нынче, как во времена Игнатия де Лойолы , обвинить бабу в колдовстве, без доказательно, а просто так памятью навеяло, спустя 10-15-20 лет. И главное срабатывает также. ТЫ ....и все уже "распят", или "сожжён"</text:p>
          </table:table-cell>
        </table:table-row>
        <table:table-row table:style-name="ro1">
          <table:table-cell office:value-type="float" office:value="2910627" calcext:value-type="float">
            <text:p>2910627</text:p>
          </table:table-cell>
          <table:table-cell office:value-type="float" office:value="2911081" calcext:value-type="float">
            <text:p>2911081</text:p>
          </table:table-cell>
          <table:table-cell office:value-type="string" calcext:value-type="string">
            <text:p>sexist_in_co</text:p>
          </table:table-cell>
          <table:table-cell office:value-type="string" calcext:value-type="string">
            <text:p>Как и в недавнем случае с Роналду. Только с Криштиану скандал быстро как-то погас, угас, забылся</text:p>
          </table:table-cell>
        </table:table-row>
        <table:table-row table:style-name="ro1">
          <table:table-cell office:value-type="float" office:value="2910627" calcext:value-type="float">
            <text:p>2910627</text:p>
          </table:table-cell>
          <table:table-cell office:value-type="float" office:value="2911227" calcext:value-type="float">
            <text:p>2911227</text:p>
          </table:table-cell>
          <table:table-cell office:value-type="string" calcext:value-type="string">
            <text:p>sexist</text:p>
          </table:table-cell>
          <table:table-cell office:value-type="string" calcext:value-type="string">
            <text:p>И снова обвиняют успешного мужчину чтобы выбить денег. Монетизация влагалища</text:p>
          </table:table-cell>
        </table:table-row>
        <table:table-row table:style-name="ro1">
          <table:table-cell office:value-type="float" office:value="2884454" calcext:value-type="float">
            <text:p>2884454</text:p>
          </table:table-cell>
          <table:table-cell office:value-type="float" office:value="2884455" calcext:value-type="float">
            <text:p>2884455</text:p>
          </table:table-cell>
          <table:table-cell office:value-type="string" calcext:value-type="string">
            <text:p>sexist_in_co</text:p>
          </table:table-cell>
          <table:table-cell office:value-type="string" calcext:value-type="string">
            <text:p>Нормально</text:p>
          </table:table-cell>
        </table:table-row>
        <table:table-row table:style-name="ro1">
          <table:table-cell office:value-type="float" office:value="2884454" calcext:value-type="float">
            <text:p>2884454</text:p>
          </table:table-cell>
          <table:table-cell office:value-type="float" office:value="2884461" calcext:value-type="float">
            <text:p>2884461</text:p>
          </table:table-cell>
          <table:table-cell office:value-type="string" calcext:value-type="string">
            <text:p>sexist</text:p>
          </table:table-cell>
          <table:table-cell office:value-type="string" calcext:value-type="string">
            <text:p>Норм, чё. И похаррасил, и деньги получит с неё, и ничего ему за это не будет. 😏</text:p>
          </table:table-cell>
        </table:table-row>
        <table:table-row table:style-name="ro2">
          <table:table-cell office:value-type="float" office:value="2884454" calcext:value-type="float">
            <text:p>2884454</text:p>
          </table:table-cell>
          <table:table-cell office:value-type="float" office:value="2884465" calcext:value-type="float">
            <text:p>2884465</text:p>
          </table:table-cell>
          <table:table-cell office:value-type="string" calcext:value-type="string">
            <text:p>sexist</text:p>
          </table:table-cell>
          <table:table-cell office:value-type="string" calcext:value-type="string">
            <text:p>А вина доказана его?</text:p>
            <text:p>Ведь у нас "прекрасный" пол никогда не подавал ложные заявления об изнасиловании.</text:p>
          </table:table-cell>
        </table:table-row>
        <table:table-row table:style-name="ro1">
          <table:table-cell office:value-type="float" office:value="2884454" calcext:value-type="float">
            <text:p>2884454</text:p>
          </table:table-cell>
          <table:table-cell office:value-type="float" office:value="2884467" calcext:value-type="float">
            <text:p>2884467</text:p>
          </table:table-cell>
          <table:table-cell office:value-type="string" calcext:value-type="string">
            <text:p>sexist</text:p>
          </table:table-cell>
          <table:table-cell office:value-type="string" calcext:value-type="string">
            <text:p>И женщины могут себя вести вызывающе, провоцировать. Не нужно навязывать чью-то сторону. Женщины любят под флагом "я же женщина" свою версию событий излагать.</text:p>
          </table:table-cell>
        </table:table-row>
        <table:table-row table:style-name="ro1">
          <table:table-cell office:value-type="float" office:value="2884454" calcext:value-type="float">
            <text:p>2884454</text:p>
          </table:table-cell>
          <table:table-cell office:value-type="float" office:value="2884481" calcext:value-type="float">
            <text:p>2884481</text:p>
          </table:table-cell>
          <table:table-cell office:value-type="string" calcext:value-type="string">
            <text:p>sexist</text:p>
          </table:table-cell>
          <table:table-cell office:value-type="string" calcext:value-type="string">
            <text:p>Шкура обломалась!</text:p>
          </table:table-cell>
        </table:table-row>
        <table:table-row table:style-name="ro1">
          <table:table-cell office:value-type="float" office:value="2884454" calcext:value-type="float">
            <text:p>2884454</text:p>
          </table:table-cell>
          <table:table-cell office:value-type="float" office:value="2884486" calcext:value-type="float">
            <text:p>2884486</text:p>
          </table:table-cell>
          <table:table-cell office:value-type="string" calcext:value-type="string">
            <text:p>sexist_in_co</text:p>
          </table:table-cell>
          <table:table-cell office:value-type="string" calcext:value-type="string">
            <text:p>😆😆😆</text:p>
          </table:table-cell>
        </table:table-row>
        <table:table-row table:style-name="ro1">
          <table:table-cell office:value-type="float" office:value="2884454" calcext:value-type="float">
            <text:p>2884454</text:p>
          </table:table-cell>
          <table:table-cell office:value-type="float" office:value="2884563" calcext:value-type="float">
            <text:p>2884563</text:p>
          </table:table-cell>
          <table:table-cell office:value-type="string" calcext:value-type="string">
            <text:p>non_sexist</text:p>
          </table:table-cell>
          <table:table-cell office:value-type="string" calcext:value-type="string">
            <text:p>Какие же уроды в комментариях, господи.</text:p>
          </table:table-cell>
        </table:table-row>
        <table:table-row table:style-name="ro2">
          <table:table-cell office:value-type="float" office:value="2884454" calcext:value-type="float">
            <text:p>2884454</text:p>
          </table:table-cell>
          <table:table-cell office:value-type="float" office:value="2884587" calcext:value-type="float">
            <text:p>2884587</text:p>
          </table:table-cell>
          <table:table-cell office:value-type="string" calcext:value-type="string">
            <text:p>non_sexist</text:p>
          </table:table-cell>
          <table:table-cell office:value-type="string" calcext:value-type="string">
            <text:p>25000? 250 000 должно быть минимум.</text:p>
            <text:p>Судьи сами не понимают что ли, что достаточно одного прецедента на хорошую сумму и им станет меньше работы?</text:p>
          </table:table-cell>
        </table:table-row>
        <table:table-row table:style-name="ro1">
          <table:table-cell office:value-type="float" office:value="2884454" calcext:value-type="float">
            <text:p>2884454</text:p>
          </table:table-cell>
          <table:table-cell office:value-type="float" office:value="2884652" calcext:value-type="float">
            <text:p>2884652</text:p>
          </table:table-cell>
          <table:table-cell office:value-type="string" calcext:value-type="string">
            <text:p>sexist_in_co</text:p>
          </table:table-cell>
          <table:table-cell office:value-type="string" calcext:value-type="string">
            <text:p>Мало отсудил, за такие вещи надо присуживать миллионы, но судьи у нас женщины...</text:p>
          </table:table-cell>
        </table:table-row>
        <table:table-row table:style-name="ro1">
          <table:table-cell office:value-type="float" office:value="2884454" calcext:value-type="float">
            <text:p>2884454</text:p>
          </table:table-cell>
          <table:table-cell office:value-type="float" office:value="2884937" calcext:value-type="float">
            <text:p>2884937</text:p>
          </table:table-cell>
          <table:table-cell office:value-type="string" calcext:value-type="string">
            <text:p>non_sexist</text:p>
          </table:table-cell>
          <table:table-cell office:value-type="string" calcext:value-type="string">
            <text:p>Лал</text:p>
          </table:table-cell>
        </table:table-row>
        <table:table-row table:style-name="ro1">
          <table:table-cell office:value-type="float" office:value="2884454" calcext:value-type="float">
            <text:p>2884454</text:p>
          </table:table-cell>
          <table:table-cell office:value-type="float" office:value="2886264" calcext:value-type="float">
            <text:p>2886264</text:p>
          </table:table-cell>
          <table:table-cell office:value-type="string" calcext:value-type="string">
            <text:p>sexist</text:p>
          </table:table-cell>
          <table:table-cell office:value-type="string" calcext:value-type="string">
            <text:p>Фемскам опять соснул</text:p>
          </table:table-cell>
        </table:table-row>
        <table:table-row table:style-name="ro1">
          <table:table-cell office:value-type="float" office:value="2862631" calcext:value-type="float">
            <text:p>2862631</text:p>
          </table:table-cell>
          <table:table-cell office:value-type="float" office:value="2862632" calcext:value-type="float">
            <text:p>2862632</text:p>
          </table:table-cell>
          <table:table-cell office:value-type="string" calcext:value-type="string">
            <text:p>non_sexist</text:p>
          </table:table-cell>
          <table:table-cell office:value-type="string" calcext:value-type="string">
            <text:p>Боже мой, как же мне жутко стало😰 бррр</text:p>
          </table:table-cell>
        </table:table-row>
        <table:table-row table:style-name="ro1">
          <table:table-cell office:value-type="float" office:value="2862631" calcext:value-type="float">
            <text:p>2862631</text:p>
          </table:table-cell>
          <table:table-cell office:value-type="float" office:value="2862633" calcext:value-type="float">
            <text:p>2862633</text:p>
          </table:table-cell>
          <table:table-cell office:value-type="string" calcext:value-type="string">
            <text:p>non_sexist</text:p>
          </table:table-cell>
          <table:table-cell office:value-type="string" calcext:value-type="string">
            <text:p>админ какие мемы в 3 часа ночи?</text:p>
          </table:table-cell>
        </table:table-row>
        <table:table-row table:style-name="ro1">
          <table:table-cell office:value-type="float" office:value="2862631" calcext:value-type="float">
            <text:p>2862631</text:p>
          </table:table-cell>
          <table:table-cell office:value-type="float" office:value="2862634" calcext:value-type="float">
            <text:p>2862634</text:p>
          </table:table-cell>
          <table:table-cell office:value-type="string" calcext:value-type="string">
            <text:p>non_sexist</text:p>
          </table:table-cell>
          <table:table-cell office:value-type="string" calcext:value-type="string">
            <text:p>Зачем вообще таким давать волю? Или к стенке или пожизненное, все выходцы с мест не столь отдалённых имеют около 80% рецидива</text:p>
          </table:table-cell>
        </table:table-row>
        <table:table-row table:style-name="ro1">
          <table:table-cell office:value-type="float" office:value="2862631" calcext:value-type="float">
            <text:p>2862631</text:p>
          </table:table-cell>
          <table:table-cell office:value-type="float" office:value="2862636" calcext:value-type="float">
            <text:p>2862636</text:p>
          </table:table-cell>
          <table:table-cell office:value-type="string" calcext:value-type="string">
            <text:p>non_sexist</text:p>
          </table:table-cell>
          <table:table-cell office:value-type="string" calcext:value-type="string">
            <text:p>За изнасилования сажать пожизненно ? вы серьёзно ? Это обычное преступление небольшой-средней тяжести .</text:p>
          </table:table-cell>
        </table:table-row>
        <table:table-row table:style-name="ro1">
          <table:table-cell office:value-type="float" office:value="2862631" calcext:value-type="float">
            <text:p>2862631</text:p>
          </table:table-cell>
          <table:table-cell office:value-type="float" office:value="2862640" calcext:value-type="float">
            <text:p>2862640</text:p>
          </table:table-cell>
          <table:table-cell office:value-type="string" calcext:value-type="string">
            <text:p>non_sexist</text:p>
          </table:table-cell>
          <table:table-cell office:value-type="string" calcext:value-type="string">
            <text:p>обычный больной. че это я..</text:p>
          </table:table-cell>
        </table:table-row>
        <table:table-row table:style-name="ro1">
          <table:table-cell office:value-type="float" office:value="2862631" calcext:value-type="float">
            <text:p>2862631</text:p>
          </table:table-cell>
          <table:table-cell office:value-type="float" office:value="2862641" calcext:value-type="float">
            <text:p>2862641</text:p>
          </table:table-cell>
          <table:table-cell office:value-type="string" calcext:value-type="string">
            <text:p>non_sexist</text:p>
          </table:table-cell>
          <table:table-cell office:value-type="string" calcext:value-type="string">
            <text:p>Правильно! Зато меньше таких "индивидуумов" тогда будут.</text:p>
          </table:table-cell>
        </table:table-row>
        <table:table-row table:style-name="ro1">
          <table:table-cell office:value-type="float" office:value="2862631" calcext:value-type="float">
            <text:p>2862631</text:p>
          </table:table-cell>
          <table:table-cell office:value-type="float" office:value="2862644" calcext:value-type="float">
            <text:p>2862644</text:p>
          </table:table-cell>
          <table:table-cell office:value-type="string" calcext:value-type="string">
            <text:p>non_sexist</text:p>
          </table:table-cell>
          <table:table-cell office:value-type="string" calcext:value-type="string">
            <text:p>Мрачная история. И непонятно, почему не пишут имя и фамилию обвиняемого? Это какая-то тайна?</text:p>
          </table:table-cell>
        </table:table-row>
        <table:table-row table:style-name="ro1">
          <table:table-cell office:value-type="float" office:value="2862631" calcext:value-type="float">
            <text:p>2862631</text:p>
          </table:table-cell>
          <table:table-cell office:value-type="float" office:value="2862663" calcext:value-type="float">
            <text:p>2862663</text:p>
          </table:table-cell>
          <table:table-cell office:value-type="string" calcext:value-type="string">
            <text:p>non_sexist</text:p>
          </table:table-cell>
          <table:table-cell office:value-type="string" calcext:value-type="string">
            <text:p>Кастрировать таких надо принудительно и садить на пожизненно</text:p>
          </table:table-cell>
        </table:table-row>
        <table:table-row table:style-name="ro1">
          <table:table-cell office:value-type="float" office:value="2862631" calcext:value-type="float">
            <text:p>2862631</text:p>
          </table:table-cell>
          <table:table-cell office:value-type="float" office:value="2862682" calcext:value-type="float">
            <text:p>2862682</text:p>
          </table:table-cell>
          <table:table-cell office:value-type="string" calcext:value-type="string">
            <text:p>non_sexist</text:p>
          </table:table-cell>
          <table:table-cell office:value-type="string" calcext:value-type="string">
            <text:p>А че не престрелить прям в зале суда? Пенсионерам на пенсии наших налогов не хватает а тут еще его всю жизнь корми, одевай, охраняй...</text:p>
          </table:table-cell>
        </table:table-row>
        <table:table-row table:style-name="ro1">
          <table:table-cell office:value-type="float" office:value="2862631" calcext:value-type="float">
            <text:p>2862631</text:p>
          </table:table-cell>
          <table:table-cell office:value-type="float" office:value="2862905" calcext:value-type="float">
            <text:p>2862905</text:p>
          </table:table-cell>
          <table:table-cell office:value-type="string" calcext:value-type="string">
            <text:p>non_sexist</text:p>
          </table:table-cell>
          <table:table-cell office:value-type="string" calcext:value-type="string">
            <text:p>О пeдик со своей групкой про соседа🤣😀🐓</text:p>
          </table:table-cell>
        </table:table-row>
        <table:table-row table:style-name="ro1">
          <table:table-cell office:value-type="float" office:value="2862631" calcext:value-type="float">
            <text:p>2862631</text:p>
          </table:table-cell>
          <table:table-cell office:value-type="float" office:value="2863376" calcext:value-type="float">
            <text:p>2863376</text:p>
          </table:table-cell>
          <table:table-cell office:value-type="string" calcext:value-type="string">
            <text:p>non_sexist</text:p>
          </table:table-cell>
          <table:table-cell office:value-type="string" calcext:value-type="string">
            <text:p>Бойцы мма лучше бы отловом вот таких вот занялись, чем разгонов митинга против храма.</text:p>
          </table:table-cell>
        </table:table-row>
        <table:table-row table:style-name="ro1">
          <table:table-cell office:value-type="float" office:value="2820348" calcext:value-type="float">
            <text:p>2820348</text:p>
          </table:table-cell>
          <table:table-cell office:value-type="float" office:value="2820352" calcext:value-type="float">
            <text:p>2820352</text:p>
          </table:table-cell>
          <table:table-cell office:value-type="string" calcext:value-type="string">
            <text:p>non_sexist</text:p>
          </table:table-cell>
          <table:table-cell office:value-type="string" calcext:value-type="string">
            <text:p>Все европейские леваки против Трампа. С ними кашу не сваришь!</text:p>
          </table:table-cell>
        </table:table-row>
        <table:table-row table:style-name="ro1">
          <table:table-cell office:value-type="float" office:value="2820348" calcext:value-type="float">
            <text:p>2820348</text:p>
          </table:table-cell>
          <table:table-cell office:value-type="float" office:value="2820357" calcext:value-type="float">
            <text:p>2820357</text:p>
          </table:table-cell>
          <table:table-cell office:value-type="string" calcext:value-type="string">
            <text:p>non_sexist</text:p>
          </table:table-cell>
          <table:table-cell office:value-type="string" calcext:value-type="string">
            <text:p>Ну да, пусть женщина мучается и носит ребёнка от урода, который изнасиловал её, а потом совершит суицид изза горечи, а не просто прервёт эту ненужную никому беременность.</text:p>
          </table:table-cell>
        </table:table-row>
        <table:table-row table:style-name="ro1">
          <table:table-cell office:value-type="float" office:value="2820348" calcext:value-type="float">
            <text:p>2820348</text:p>
          </table:table-cell>
          <table:table-cell office:value-type="float" office:value="2820361" calcext:value-type="float">
            <text:p>2820361</text:p>
          </table:table-cell>
          <table:table-cell office:value-type="string" calcext:value-type="string">
            <text:p>non_sexist</text:p>
          </table:table-cell>
          <table:table-cell office:value-type="string" calcext:value-type="string">
            <text:p>Такие новости ожидаешь про какую-нибудь Саудовскую Аравию, а не про США. Сраные религиозные правые.</text:p>
          </table:table-cell>
        </table:table-row>
        <table:table-row table:style-name="ro1">
          <table:table-cell office:value-type="float" office:value="2820348" calcext:value-type="float">
            <text:p>2820348</text:p>
          </table:table-cell>
          <table:table-cell office:value-type="float" office:value="2820365" calcext:value-type="float">
            <text:p>2820365</text:p>
          </table:table-cell>
          <table:table-cell office:value-type="string" calcext:value-type="string">
            <text:p>non_sexist</text:p>
          </table:table-cell>
          <table:table-cell office:value-type="string" calcext:value-type="string">
            <text:p>Досадно, что такому идиоту дали руководить страной и от него зависят миллионы жизней. Впрочем, рецепт известен: organize, resist, impeach.</text:p>
          </table:table-cell>
        </table:table-row>
        <table:table-row table:style-name="ro1">
          <table:table-cell office:value-type="float" office:value="2820348" calcext:value-type="float">
            <text:p>2820348</text:p>
          </table:table-cell>
          <table:table-cell office:value-type="float" office:value="2820373" calcext:value-type="float">
            <text:p>2820373</text:p>
          </table:table-cell>
          <table:table-cell office:value-type="string" calcext:value-type="string">
            <text:p>non_sexist</text:p>
          </table:table-cell>
          <table:table-cell office:value-type="string" calcext:value-type="string">
            <text:p>Да эти резолюции почти бессмысленны. Да ООН это просто сборище бюрократов, которые почти ничего не делают. По сути, это арена, где крупные игроки меряются письками, и стараются любым способом вставить конкурентам палки в колёса. И всё. Многие глобальные проблемы даже не обсуждаются.</text:p>
          </table:table-cell>
        </table:table-row>
        <table:table-row table:style-name="ro1">
          <table:table-cell office:value-type="float" office:value="2820348" calcext:value-type="float">
            <text:p>2820348</text:p>
          </table:table-cell>
          <table:table-cell office:value-type="float" office:value="2820409" calcext:value-type="float">
            <text:p>2820409</text:p>
          </table:table-cell>
          <table:table-cell office:value-type="string" calcext:value-type="string">
            <text:p>non_sexist</text:p>
          </table:table-cell>
          <table:table-cell office:value-type="string" calcext:value-type="string">
            <text:p>........всё, что шевелится.</text:p>
          </table:table-cell>
        </table:table-row>
        <table:table-row table:style-name="ro2">
          <table:table-cell office:value-type="float" office:value="2820348" calcext:value-type="float">
            <text:p>2820348</text:p>
          </table:table-cell>
          <table:table-cell office:value-type="float" office:value="2820453" calcext:value-type="float">
            <text:p>2820453</text:p>
          </table:table-cell>
          <table:table-cell office:value-type="string" calcext:value-type="string">
            <text:p>non_sexist</text:p>
          </table:table-cell>
          <table:table-cell office:value-type="string" calcext:value-type="string">
            <text:p>А вы представьте себе, сколько аборты спасли жизней.</text:p>
            <text:p>Ведь среди абортированных плодов по любому были будущие маньяки, убийцы или насильники</text:p>
          </table:table-cell>
        </table:table-row>
        <table:table-row table:style-name="ro1">
          <table:table-cell office:value-type="float" office:value="2820348" calcext:value-type="float">
            <text:p>2820348</text:p>
          </table:table-cell>
          <table:table-cell office:value-type="float" office:value="2820484" calcext:value-type="float">
            <text:p>2820484</text:p>
          </table:table-cell>
          <table:table-cell office:value-type="string" calcext:value-type="string">
            <text:p>non_sexist</text:p>
          </table:table-cell>
          <table:table-cell office:value-type="string" calcext:value-type="string">
            <text:p>Идиоты.</text:p>
          </table:table-cell>
        </table:table-row>
        <table:table-row table:style-name="ro5">
          <table:table-cell office:value-type="float" office:value="2820348" calcext:value-type="float">
            <text:p>2820348</text:p>
          </table:table-cell>
          <table:table-cell office:value-type="float" office:value="2820586" calcext:value-type="float">
            <text:p>2820586</text:p>
          </table:table-cell>
          <table:table-cell office:value-type="string" calcext:value-type="string">
            <text:p>non_sexist</text:p>
          </table:table-cell>
          <table:table-cell office:value-type="string" calcext:value-type="string">
            <text:p>Вседоступность абортов это плохо. Абрты за счёт государства это плохо.</text:p>
            <text:p>Аборт по своему действию ничем не отличается от убийства.</text:p>
            <text:p/>
            <text:p>Но впадать в крайности, и пытаться полностью и стопроцентно искоренить аботры - это шиза  и клиника.</text:p>
          </table:table-cell>
        </table:table-row>
        <table:table-row table:style-name="ro1">
          <table:table-cell office:value-type="float" office:value="2820348" calcext:value-type="float">
            <text:p>2820348</text:p>
          </table:table-cell>
          <table:table-cell office:value-type="float" office:value="2820969" calcext:value-type="float">
            <text:p>2820969</text:p>
          </table:table-cell>
          <table:table-cell office:value-type="string" calcext:value-type="string">
            <text:p>non_sexist</text:p>
          </table:table-cell>
          <table:table-cell office:value-type="string" calcext:value-type="string">
            <text:p>Левые лезут в кошелек, правые - в постель.</text:p>
          </table:table-cell>
        </table:table-row>
        <table:table-row table:style-name="ro6">
          <table:table-cell office:value-type="float" office:value="2788082" calcext:value-type="float">
            <text:p>2788082</text:p>
          </table:table-cell>
          <table:table-cell office:value-type="float" office:value="2788084" calcext:value-type="float">
            <text:p>2788084</text:p>
          </table:table-cell>
          <table:table-cell office:value-type="string" calcext:value-type="string">
            <text:p>non_sexist</text:p>
          </table:table-cell>
          <table:table-cell office:value-type="string" calcext:value-type="string">
            <text:p>Единая Россия это прям показатель.</text:p>
            <text:p>Прям сборище самых мерзких бл@дей, такое ощущение, что у них при вступление спрашивают</text:p>
            <text:p>- Воруете, убиваете, гусей е.б.ё.т.е?</text:p>
            <text:p>- Да</text:p>
            <text:p>- Добро пожаловать</text:p>
          </table:table-cell>
        </table:table-row>
        <table:table-row table:style-name="ro1">
          <table:table-cell office:value-type="float" office:value="2788082" calcext:value-type="float">
            <text:p>2788082</text:p>
          </table:table-cell>
          <table:table-cell office:value-type="float" office:value="2788085" calcext:value-type="float">
            <text:p>2788085</text:p>
          </table:table-cell>
          <table:table-cell office:value-type="string" calcext:value-type="string">
            <text:p>non_sexist</text:p>
          </table:table-cell>
          <table:table-cell office:value-type="string" calcext:value-type="string">
            <text:p>Опять неуважение к власти? Опять про депутатов Единой России гадости пишете?😡</text:p>
          </table:table-cell>
        </table:table-row>
        <table:table-row table:style-name="ro1">
          <table:table-cell office:value-type="float" office:value="2788082" calcext:value-type="float">
            <text:p>2788082</text:p>
          </table:table-cell>
          <table:table-cell office:value-type="float" office:value="2788086" calcext:value-type="float">
            <text:p>2788086</text:p>
          </table:table-cell>
          <table:table-cell office:value-type="string" calcext:value-type="string">
            <text:p>non_sexist</text:p>
          </table:table-cell>
          <table:table-cell office:value-type="string" calcext:value-type="string">
            <text:p>Но мы всё-равно должны их уважать.</text:p>
          </table:table-cell>
        </table:table-row>
        <table:table-row table:style-name="ro1">
          <table:table-cell office:value-type="float" office:value="2788082" calcext:value-type="float">
            <text:p>2788082</text:p>
          </table:table-cell>
          <table:table-cell office:value-type="float" office:value="2788087" calcext:value-type="float">
            <text:p>2788087</text:p>
          </table:table-cell>
          <table:table-cell office:value-type="string" calcext:value-type="string">
            <text:p>non_sexist</text:p>
          </table:table-cell>
          <table:table-cell office:value-type="string" calcext:value-type="string">
            <text:p>Хотел бы я быть одним из текх детей, которых насиловал Майкл Джексон</text:p>
          </table:table-cell>
        </table:table-row>
        <table:table-row table:style-name="ro1">
          <table:table-cell office:value-type="float" office:value="2788082" calcext:value-type="float">
            <text:p>2788082</text:p>
          </table:table-cell>
          <table:table-cell office:value-type="float" office:value="2788089" calcext:value-type="float">
            <text:p>2788089</text:p>
          </table:table-cell>
          <table:table-cell office:value-type="string" calcext:value-type="string">
            <text:p>non_sexist</text:p>
          </table:table-cell>
          <table:table-cell office:value-type="string" calcext:value-type="string">
            <text:p>я думаю что даже Путен eбeт детей....в Единой России так принято. Обряд инициации</text:p>
          </table:table-cell>
        </table:table-row>
        <table:table-row table:style-name="ro2">
          <table:table-cell office:value-type="float" office:value="2788082" calcext:value-type="float">
            <text:p>2788082</text:p>
          </table:table-cell>
          <table:table-cell office:value-type="float" office:value="2788090" calcext:value-type="float">
            <text:p>2788090</text:p>
          </table:table-cell>
          <table:table-cell office:value-type="string" calcext:value-type="string">
            <text:p>non_sexist</text:p>
          </table:table-cell>
          <table:table-cell office:value-type="string" calcext:value-type="string">
            <text:p>Фейкньюз!!! </text:p>
            <text:p>Оскорбления депутатов!!!</text:p>
          </table:table-cell>
        </table:table-row>
        <table:table-row table:style-name="ro1">
          <table:table-cell office:value-type="float" office:value="2788082" calcext:value-type="float">
            <text:p>2788082</text:p>
          </table:table-cell>
          <table:table-cell office:value-type="float" office:value="2788091" calcext:value-type="float">
            <text:p>2788091</text:p>
          </table:table-cell>
          <table:table-cell office:value-type="string" calcext:value-type="string">
            <text:p>non_sexist</text:p>
          </table:table-cell>
          <table:table-cell office:value-type="string" calcext:value-type="string">
            <text:p>Опять внезапно прозрели?</text:p>
          </table:table-cell>
        </table:table-row>
        <table:table-row table:style-name="ro1">
          <table:table-cell office:value-type="float" office:value="2788082" calcext:value-type="float">
            <text:p>2788082</text:p>
          </table:table-cell>
          <table:table-cell office:value-type="float" office:value="2788095" calcext:value-type="float">
            <text:p>2788095</text:p>
          </table:table-cell>
          <table:table-cell office:value-type="string" calcext:value-type="string">
            <text:p>non_sexist</text:p>
          </table:table-cell>
          <table:table-cell office:value-type="string" calcext:value-type="string">
            <text:p>Они не со зла.. Просто готовили детей к суровой жизни в России.</text:p>
          </table:table-cell>
        </table:table-row>
        <table:table-row table:style-name="ro1">
          <table:table-cell office:value-type="float" office:value="2788082" calcext:value-type="float">
            <text:p>2788082</text:p>
          </table:table-cell>
          <table:table-cell office:value-type="float" office:value="2788099" calcext:value-type="float">
            <text:p>2788099</text:p>
          </table:table-cell>
          <table:table-cell office:value-type="string" calcext:value-type="string">
            <text:p>non_sexist</text:p>
          </table:table-cell>
          <table:table-cell office:value-type="string" calcext:value-type="string">
            <text:p>Не верю, видео есть?</text:p>
          </table:table-cell>
        </table:table-row>
        <table:table-row table:style-name="ro1">
          <table:table-cell office:value-type="float" office:value="2788082" calcext:value-type="float">
            <text:p>2788082</text:p>
          </table:table-cell>
          <table:table-cell office:value-type="float" office:value="2788103" calcext:value-type="float">
            <text:p>2788103</text:p>
          </table:table-cell>
          <table:table-cell office:value-type="string" calcext:value-type="string">
            <text:p>non_sexist</text:p>
          </table:table-cell>
          <table:table-cell office:value-type="string" calcext:value-type="string">
            <text:p>Скиньте пруфы в лс</text:p>
          </table:table-cell>
        </table:table-row>
        <table:table-row table:style-name="ro1">
          <table:table-cell office:value-type="float" office:value="2788082" calcext:value-type="float">
            <text:p>2788082</text:p>
          </table:table-cell>
          <table:table-cell office:value-type="float" office:value="2788105" calcext:value-type="float">
            <text:p>2788105</text:p>
          </table:table-cell>
          <table:table-cell office:value-type="string" calcext:value-type="string">
            <text:p>non_sexist</text:p>
          </table:table-cell>
          <table:table-cell office:value-type="string" calcext:value-type="string">
            <text:p>Химической кастрацией этих ублюдков наказать, и анальным фистингом от черных парней</text:p>
          </table:table-cell>
        </table:table-row>
        <table:table-row table:style-name="ro1">
          <table:table-cell office:value-type="float" office:value="2788082" calcext:value-type="float">
            <text:p>2788082</text:p>
          </table:table-cell>
          <table:table-cell office:value-type="float" office:value="2788108" calcext:value-type="float">
            <text:p>2788108</text:p>
          </table:table-cell>
          <table:table-cell office:value-type="string" calcext:value-type="string">
            <text:p>sexist</text:p>
          </table:table-cell>
          <table:table-cell office:value-type="string" calcext:value-type="string">
            <text:p>Приглашали и те шли. К тому же, сейчас девочкам 16 лет палец в рот не клади, готовы на всё.</text:p>
          </table:table-cell>
        </table:table-row>
        <table:table-row table:style-name="ro1">
          <table:table-cell office:value-type="float" office:value="2788082" calcext:value-type="float">
            <text:p>2788082</text:p>
          </table:table-cell>
          <table:table-cell office:value-type="float" office:value="2788110" calcext:value-type="float">
            <text:p>2788110</text:p>
          </table:table-cell>
          <table:table-cell office:value-type="string" calcext:value-type="string">
            <text:p>non_sexist</text:p>
          </table:table-cell>
          <table:table-cell office:value-type="string" calcext:value-type="string">
            <text:p>Ура!!!</text:p>
          </table:table-cell>
        </table:table-row>
        <table:table-row table:style-name="ro1">
          <table:table-cell office:value-type="float" office:value="2788082" calcext:value-type="float">
            <text:p>2788082</text:p>
          </table:table-cell>
          <table:table-cell office:value-type="float" office:value="2788113" calcext:value-type="float">
            <text:p>2788113</text:p>
          </table:table-cell>
          <table:table-cell office:value-type="string" calcext:value-type="string">
            <text:p>non_sexist</text:p>
          </table:table-cell>
          <table:table-cell office:value-type="string" calcext:value-type="string">
            <text:p>Есть видео?</text:p>
          </table:table-cell>
        </table:table-row>
        <table:table-row table:style-name="ro1">
          <table:table-cell office:value-type="float" office:value="2788082" calcext:value-type="float">
            <text:p>2788082</text:p>
          </table:table-cell>
          <table:table-cell office:value-type="float" office:value="2788116" calcext:value-type="float">
            <text:p>2788116</text:p>
          </table:table-cell>
          <table:table-cell office:value-type="string" calcext:value-type="string">
            <text:p>non_sexist</text:p>
          </table:table-cell>
          <table:table-cell office:value-type="string" calcext:value-type="string">
            <text:p>Маловато будет</text:p>
          </table:table-cell>
        </table:table-row>
        <table:table-row table:style-name="ro1">
          <table:table-cell office:value-type="float" office:value="2788082" calcext:value-type="float">
            <text:p>2788082</text:p>
          </table:table-cell>
          <table:table-cell office:value-type="float" office:value="2788118" calcext:value-type="float">
            <text:p>2788118</text:p>
          </table:table-cell>
          <table:table-cell office:value-type="string" calcext:value-type="string">
            <text:p>non_sexist</text:p>
          </table:table-cell>
          <table:table-cell office:value-type="string" calcext:value-type="string">
            <text:p>Не хочешь чтобы тебя посадили за закладки спайса, гоу к нам «Кдиная Россия» партия возможностей</text:p>
          </table:table-cell>
        </table:table-row>
        <table:table-row table:style-name="ro1">
          <table:table-cell office:value-type="float" office:value="2788082" calcext:value-type="float">
            <text:p>2788082</text:p>
          </table:table-cell>
          <table:table-cell office:value-type="float" office:value="2788119" calcext:value-type="float">
            <text:p>2788119</text:p>
          </table:table-cell>
          <table:table-cell office:value-type="string" calcext:value-type="string">
            <text:p>non_sexist</text:p>
          </table:table-cell>
          <table:table-cell office:value-type="string" calcext:value-type="string">
            <text:p>Но штаб педофилов все равно у Навального</text:p>
          </table:table-cell>
        </table:table-row>
        <table:table-row table:style-name="ro1">
          <table:table-cell office:value-type="float" office:value="2788082" calcext:value-type="float">
            <text:p>2788082</text:p>
          </table:table-cell>
          <table:table-cell office:value-type="float" office:value="2788120" calcext:value-type="float">
            <text:p>2788120</text:p>
          </table:table-cell>
          <table:table-cell office:value-type="string" calcext:value-type="string">
            <text:p>non_sexist</text:p>
          </table:table-cell>
          <table:table-cell office:value-type="string" calcext:value-type="string">
            <text:p>Единились, в единении сила</text:p>
          </table:table-cell>
        </table:table-row>
        <table:table-row table:style-name="ro1">
          <table:table-cell office:value-type="float" office:value="2788082" calcext:value-type="float">
            <text:p>2788082</text:p>
          </table:table-cell>
          <table:table-cell office:value-type="float" office:value="2788124" calcext:value-type="float">
            <text:p>2788124</text:p>
          </table:table-cell>
          <table:table-cell office:value-type="string" calcext:value-type="string">
            <text:p>non_sexist</text:p>
          </table:table-cell>
          <table:table-cell office:value-type="string" calcext:value-type="string">
            <text:p>Вы идиоты? При чем здесь вся власть и все единоросы. Есть уроды и из наказали или вы видите что партия их отмазывает?</text:p>
          </table:table-cell>
        </table:table-row>
        <table:table-row table:style-name="ro1">
          <table:table-cell office:value-type="float" office:value="2788082" calcext:value-type="float">
            <text:p>2788082</text:p>
          </table:table-cell>
          <table:table-cell office:value-type="float" office:value="2788129" calcext:value-type="float">
            <text:p>2788129</text:p>
          </table:table-cell>
          <table:table-cell office:value-type="string" calcext:value-type="string">
            <text:p>non_sexist</text:p>
          </table:table-cell>
          <table:table-cell office:value-type="string" calcext:value-type="string">
            <text:p>А какого пола были дети?</text:p>
          </table:table-cell>
        </table:table-row>
        <table:table-row table:style-name="ro1">
          <table:table-cell office:value-type="float" office:value="2788082" calcext:value-type="float">
            <text:p>2788082</text:p>
          </table:table-cell>
          <table:table-cell office:value-type="float" office:value="2788135" calcext:value-type="float">
            <text:p>2788135</text:p>
          </table:table-cell>
          <table:table-cell office:value-type="string" calcext:value-type="string">
            <text:p>non_sexist</text:p>
          </table:table-cell>
          <table:table-cell office:value-type="string" calcext:value-type="string">
            <text:p>Единая Россия любит детей!</text:p>
          </table:table-cell>
        </table:table-row>
        <table:table-row table:style-name="ro1">
          <table:table-cell office:value-type="float" office:value="2788082" calcext:value-type="float">
            <text:p>2788082</text:p>
          </table:table-cell>
          <table:table-cell office:value-type="float" office:value="2788152" calcext:value-type="float">
            <text:p>2788152</text:p>
          </table:table-cell>
          <table:table-cell office:value-type="string" calcext:value-type="string">
            <text:p>non_sexist</text:p>
          </table:table-cell>
          <table:table-cell office:value-type="string" calcext:value-type="string">
            <text:p>Андрейки Романова кореша)</text:p>
          </table:table-cell>
        </table:table-row>
        <table:table-row table:style-name="ro1">
          <table:table-cell office:value-type="float" office:value="2788082" calcext:value-type="float">
            <text:p>2788082</text:p>
          </table:table-cell>
          <table:table-cell office:value-type="float" office:value="2788159" calcext:value-type="float">
            <text:p>2788159</text:p>
          </table:table-cell>
          <table:table-cell office:value-type="string" calcext:value-type="string">
            <text:p>non_sexist</text:p>
          </table:table-cell>
          <table:table-cell office:value-type="string" calcext:value-type="string">
            <text:p>Видимо туда ведётся тщательный отбор😕</text:p>
          </table:table-cell>
        </table:table-row>
        <table:table-row table:style-name="ro1">
          <table:table-cell office:value-type="float" office:value="2788082" calcext:value-type="float">
            <text:p>2788082</text:p>
          </table:table-cell>
          <table:table-cell office:value-type="float" office:value="2788171" calcext:value-type="float">
            <text:p>2788171</text:p>
          </table:table-cell>
          <table:table-cell office:value-type="string" calcext:value-type="string">
            <text:p>non_sexist</text:p>
          </table:table-cell>
          <table:table-cell office:value-type="string" calcext:value-type="string">
            <text:p>Они думали, что подражать фюреру в пристрастиях безопасно)</text:p>
          </table:table-cell>
        </table:table-row>
        <table:table-row table:style-name="ro3">
          <table:table-cell office:value-type="float" office:value="2788082" calcext:value-type="float">
            <text:p>2788082</text:p>
          </table:table-cell>
          <table:table-cell office:value-type="float" office:value="2788172" calcext:value-type="float">
            <text:p>2788172</text:p>
          </table:table-cell>
          <table:table-cell office:value-type="string" calcext:value-type="string">
            <text:p>non_sexist</text:p>
          </table:table-cell>
          <table:table-cell office:value-type="string" calcext:value-type="string">
            <text:p>Нужно реально смотреть на ситуацию. Членство в единой России никак не помогло избежать уголовного преследования. А партия исключила этих людей и ясно и чётко сказала о своём отношении. </text:p>
            <text:p>Что случилось с активистами в питере? Вроде бы организация политическая сказала, что личная жизнь из не касается. Но дальше как обычно: это все подстроили, это враги подговорили  девушку. А 14 лет не так уж и мало, а вообще активист хороший человек </text:p>
            <text:p>Это все жульничество. Даже Единая Россия не выгораживает педофилов. Значит в данном случае нет претензий а ней. А законы она принимает плохие? Конечно. На дак спорь по законам</text:p>
          </table:table-cell>
        </table:table-row>
        <table:table-row table:style-name="ro1">
          <table:table-cell office:value-type="float" office:value="2788082" calcext:value-type="float">
            <text:p>2788082</text:p>
          </table:table-cell>
          <table:table-cell office:value-type="float" office:value="2788195" calcext:value-type="float">
            <text:p>2788195</text:p>
          </table:table-cell>
          <table:table-cell office:value-type="string" calcext:value-type="string">
            <text:p>non_sexist</text:p>
          </table:table-cell>
          <table:table-cell office:value-type="string" calcext:value-type="string">
            <text:p>Тэк, медуза щас сядет на 15 лет за оскорбление</text:p>
          </table:table-cell>
        </table:table-row>
        <table:table-row table:style-name="ro1">
          <table:table-cell office:value-type="float" office:value="2788082" calcext:value-type="float">
            <text:p>2788082</text:p>
          </table:table-cell>
          <table:table-cell office:value-type="float" office:value="2788198" calcext:value-type="float">
            <text:p>2788198</text:p>
          </table:table-cell>
          <table:table-cell office:value-type="string" calcext:value-type="string">
            <text:p>non_sexist</text:p>
          </table:table-cell>
          <table:table-cell office:value-type="string" calcext:value-type="string">
            <text:p>ПРИГЛАШАЛИ?????</text:p>
          </table:table-cell>
        </table:table-row>
        <table:table-row table:style-name="ro1">
          <table:table-cell office:value-type="float" office:value="2788082" calcext:value-type="float">
            <text:p>2788082</text:p>
          </table:table-cell>
          <table:table-cell office:value-type="float" office:value="2788221" calcext:value-type="float">
            <text:p>2788221</text:p>
          </table:table-cell>
          <table:table-cell office:value-type="string" calcext:value-type="string">
            <text:p>non_sexist</text:p>
          </table:table-cell>
          <table:table-cell office:value-type="string" calcext:value-type="string">
            <text:p>а боты сверху через себя перепрыгнут в состязании по вылизыванию жирных жоп пгавящей партии</text:p>
          </table:table-cell>
        </table:table-row>
        <table:table-row table:style-name="ro1">
          <table:table-cell office:value-type="float" office:value="2788082" calcext:value-type="float">
            <text:p>2788082</text:p>
          </table:table-cell>
          <table:table-cell office:value-type="float" office:value="2788241" calcext:value-type="float">
            <text:p>2788241</text:p>
          </table:table-cell>
          <table:table-cell office:value-type="string" calcext:value-type="string">
            <text:p>non_sexist</text:p>
          </table:table-cell>
          <table:table-cell office:value-type="string" calcext:value-type="string">
            <text:p>Владимир Буковский выступит в их защиту. И попросит поделиться видео.</text:p>
          </table:table-cell>
        </table:table-row>
        <table:table-row table:style-name="ro1">
          <table:table-cell office:value-type="float" office:value="2788082" calcext:value-type="float">
            <text:p>2788082</text:p>
          </table:table-cell>
          <table:table-cell office:value-type="float" office:value="2788247" calcext:value-type="float">
            <text:p>2788247</text:p>
          </table:table-cell>
          <table:table-cell office:value-type="string" calcext:value-type="string">
            <text:p>non_sexist</text:p>
          </table:table-cell>
          <table:table-cell office:value-type="string" calcext:value-type="string">
            <text:p>Содомиты проклятые</text:p>
          </table:table-cell>
        </table:table-row>
        <table:table-row table:style-name="ro1">
          <table:table-cell office:value-type="float" office:value="2788082" calcext:value-type="float">
            <text:p>2788082</text:p>
          </table:table-cell>
          <table:table-cell office:value-type="float" office:value="2788276" calcext:value-type="float">
            <text:p>2788276</text:p>
          </table:table-cell>
          <table:table-cell office:value-type="string" calcext:value-type="string">
            <text:p>non_sexist</text:p>
          </table:table-cell>
          <table:table-cell office:value-type="string" calcext:value-type="string">
            <text:p>Единая Россия впердит</text:p>
          </table:table-cell>
        </table:table-row>
        <table:table-row table:style-name="ro1">
          <table:table-cell office:value-type="float" office:value="2788082" calcext:value-type="float">
            <text:p>2788082</text:p>
          </table:table-cell>
          <table:table-cell office:value-type="float" office:value="2788281" calcext:value-type="float">
            <text:p>2788281</text:p>
          </table:table-cell>
          <table:table-cell office:value-type="string" calcext:value-type="string">
            <text:p>non_sexist</text:p>
          </table:table-cell>
          <table:table-cell office:value-type="string" calcext:value-type="string">
            <text:p>вот мне интересно . два депутата работают вместе просто -как они признались друг другу ,что они педофилы? Наверное было ,что то где они увидели друг друга за этим занятием .твари.</text:p>
          </table:table-cell>
        </table:table-row>
        <table:table-row table:style-name="ro1">
          <table:table-cell office:value-type="float" office:value="2788082" calcext:value-type="float">
            <text:p>2788082</text:p>
          </table:table-cell>
          <table:table-cell office:value-type="float" office:value="2788358" calcext:value-type="float">
            <text:p>2788358</text:p>
          </table:table-cell>
          <table:table-cell office:value-type="string" calcext:value-type="string">
            <text:p>non_sexist</text:p>
          </table:table-cell>
          <table:table-cell office:value-type="string" calcext:value-type="string">
            <text:p>2 года за инцидент, а ты сядешь на 3 за репост😏</text:p>
          </table:table-cell>
        </table:table-row>
        <table:table-row table:style-name="ro1">
          <table:table-cell office:value-type="float" office:value="2788082" calcext:value-type="float">
            <text:p>2788082</text:p>
          </table:table-cell>
          <table:table-cell office:value-type="float" office:value="2788360" calcext:value-type="float">
            <text:p>2788360</text:p>
          </table:table-cell>
          <table:table-cell office:value-type="string" calcext:value-type="string">
            <text:p>non_sexist</text:p>
          </table:table-cell>
          <table:table-cell office:value-type="string" calcext:value-type="string">
            <text:p>Не все то батюшка(патриарх) что педофил</text:p>
          </table:table-cell>
        </table:table-row>
        <table:table-row table:style-name="ro1">
          <table:table-cell office:value-type="float" office:value="2788082" calcext:value-type="float">
            <text:p>2788082</text:p>
          </table:table-cell>
          <table:table-cell office:value-type="float" office:value="2788404" calcext:value-type="float">
            <text:p>2788404</text:p>
          </table:table-cell>
          <table:table-cell office:value-type="string" calcext:value-type="string">
            <text:p>non_sexist</text:p>
          </table:table-cell>
          <table:table-cell office:value-type="string" calcext:value-type="string">
            <text:p>Надо было сук этих расстрелять...</text:p>
          </table:table-cell>
        </table:table-row>
        <table:table-row table:style-name="ro1">
          <table:table-cell office:value-type="float" office:value="2788082" calcext:value-type="float">
            <text:p>2788082</text:p>
          </table:table-cell>
          <table:table-cell office:value-type="float" office:value="2788418" calcext:value-type="float">
            <text:p>2788418</text:p>
          </table:table-cell>
          <table:table-cell office:value-type="string" calcext:value-type="string">
            <text:p>non_sexist</text:p>
          </table:table-cell>
          <table:table-cell office:value-type="string" calcext:value-type="string">
            <text:p>Партия жуликов и педофилов.</text:p>
          </table:table-cell>
        </table:table-row>
        <table:table-row table:style-name="ro1">
          <table:table-cell office:value-type="float" office:value="2788082" calcext:value-type="float">
            <text:p>2788082</text:p>
          </table:table-cell>
          <table:table-cell office:value-type="float" office:value="2788503" calcext:value-type="float">
            <text:p>2788503</text:p>
          </table:table-cell>
          <table:table-cell office:value-type="string" calcext:value-type="string">
            <text:p>non_sexist</text:p>
          </table:table-cell>
          <table:table-cell office:value-type="string" calcext:value-type="string">
            <text:p>Не надо думать шо все члены путинской партии Едро- педофилы и извращенцы. Димон например не похож на педофила.</text:p>
          </table:table-cell>
        </table:table-row>
        <table:table-row table:style-name="ro1">
          <table:table-cell office:value-type="float" office:value="2788082" calcext:value-type="float">
            <text:p>2788082</text:p>
          </table:table-cell>
          <table:table-cell office:value-type="float" office:value="2788511" calcext:value-type="float">
            <text:p>2788511</text:p>
          </table:table-cell>
          <table:table-cell office:value-type="string" calcext:value-type="string">
            <text:p>non_sexist</text:p>
          </table:table-cell>
          <table:table-cell office:value-type="string" calcext:value-type="string">
            <text:p>Надо для таких ублюдков смертную казнь назначать!</text:p>
          </table:table-cell>
        </table:table-row>
        <table:table-row table:style-name="ro1">
          <table:table-cell office:value-type="float" office:value="2788082" calcext:value-type="float">
            <text:p>2788082</text:p>
          </table:table-cell>
          <table:table-cell office:value-type="float" office:value="2788520" calcext:value-type="float">
            <text:p>2788520</text:p>
          </table:table-cell>
          <table:table-cell office:value-type="string" calcext:value-type="string">
            <text:p>non_sexist</text:p>
          </table:table-cell>
          <table:table-cell office:value-type="string" calcext:value-type="string">
            <text:p>Блединая Россия )))) от же суки , спалились , щас начнут про оговор блеять</text:p>
          </table:table-cell>
        </table:table-row>
        <table:table-row table:style-name="ro1">
          <table:table-cell office:value-type="float" office:value="2788082" calcext:value-type="float">
            <text:p>2788082</text:p>
          </table:table-cell>
          <table:table-cell office:value-type="float" office:value="2788523" calcext:value-type="float">
            <text:p>2788523</text:p>
          </table:table-cell>
          <table:table-cell office:value-type="string" calcext:value-type="string">
            <text:p>non_sexist</text:p>
          </table:table-cell>
          <table:table-cell office:value-type="string" calcext:value-type="string">
            <text:p>Каков лидер, таковы и челены...</text:p>
          </table:table-cell>
        </table:table-row>
        <table:table-row table:style-name="ro1">
          <table:table-cell office:value-type="float" office:value="2788082" calcext:value-type="float">
            <text:p>2788082</text:p>
          </table:table-cell>
          <table:table-cell office:value-type="float" office:value="2788677" calcext:value-type="float">
            <text:p>2788677</text:p>
          </table:table-cell>
          <table:table-cell office:value-type="string" calcext:value-type="string">
            <text:p>non_sexist</text:p>
          </table:table-cell>
          <table:table-cell office:value-type="string" calcext:value-type="string">
            <text:p>Партия педофилов</text:p>
          </table:table-cell>
        </table:table-row>
        <table:table-row table:style-name="ro1">
          <table:table-cell office:value-type="float" office:value="2788082" calcext:value-type="float">
            <text:p>2788082</text:p>
          </table:table-cell>
          <table:table-cell office:value-type="float" office:value="2788999" calcext:value-type="float">
            <text:p>2788999</text:p>
          </table:table-cell>
          <table:table-cell office:value-type="string" calcext:value-type="string">
            <text:p>non_sexist</text:p>
          </table:table-cell>
          <table:table-cell office:value-type="string" calcext:value-type="string">
            <text:p>И такие изверги управляют странной. Утопия.</text:p>
          </table:table-cell>
        </table:table-row>
        <table:table-row table:style-name="ro1">
          <table:table-cell office:value-type="float" office:value="2788082" calcext:value-type="float">
            <text:p>2788082</text:p>
          </table:table-cell>
          <table:table-cell office:value-type="float" office:value="2789063" calcext:value-type="float">
            <text:p>2789063</text:p>
          </table:table-cell>
          <table:table-cell office:value-type="string" calcext:value-type="string">
            <text:p>non_sexist</text:p>
          </table:table-cell>
          <table:table-cell office:value-type="string" calcext:value-type="string">
            <text:p>экс-депутаты вчерашним числом?)</text:p>
          </table:table-cell>
        </table:table-row>
        <table:table-row table:style-name="ro1">
          <table:table-cell office:value-type="float" office:value="2788082" calcext:value-type="float">
            <text:p>2788082</text:p>
          </table:table-cell>
          <table:table-cell office:value-type="float" office:value="2789131" calcext:value-type="float">
            <text:p>2789131</text:p>
          </table:table-cell>
          <table:table-cell office:value-type="string" calcext:value-type="string">
            <text:p>non_sexist</text:p>
          </table:table-cell>
          <table:table-cell office:value-type="string" calcext:value-type="string">
            <text:p>Игорь xxx пидофил !!! Смотрю его здесь нет,а где новость про трансгендора там жопу рвёт,значит пидофил</text:p>
          </table:table-cell>
        </table:table-row>
        <table:table-row table:style-name="ro1">
          <table:table-cell office:value-type="float" office:value="2788082" calcext:value-type="float">
            <text:p>2788082</text:p>
          </table:table-cell>
          <table:table-cell office:value-type="float" office:value="2790119" calcext:value-type="float">
            <text:p>2790119</text:p>
          </table:table-cell>
          <table:table-cell office:value-type="string" calcext:value-type="string">
            <text:p>non_sexist</text:p>
          </table:table-cell>
          <table:table-cell office:value-type="string" calcext:value-type="string">
            <text:p>Едросня одним словом</text:p>
          </table:table-cell>
        </table:table-row>
        <table:table-row table:style-name="ro1">
          <table:table-cell office:value-type="float" office:value="2765044" calcext:value-type="float">
            <text:p>2765044</text:p>
          </table:table-cell>
          <table:table-cell office:value-type="float" office:value="2765048" calcext:value-type="float">
            <text:p>2765048</text:p>
          </table:table-cell>
          <table:table-cell office:value-type="string" calcext:value-type="string">
            <text:p>non_sexist</text:p>
          </table:table-cell>
          <table:table-cell office:value-type="string" calcext:value-type="string">
            <text:p>Нет? и потом сразу опровержение:"указ абсолютно законный"</text:p>
          </table:table-cell>
        </table:table-row>
        <table:table-row table:style-name="ro3">
          <table:table-cell office:value-type="float" office:value="2765044" calcext:value-type="float">
            <text:p>2765044</text:p>
          </table:table-cell>
          <table:table-cell office:value-type="float" office:value="2765051" calcext:value-type="float">
            <text:p>2765051</text:p>
          </table:table-cell>
          <table:table-cell office:value-type="string" calcext:value-type="string">
            <text:p>non_sexist</text:p>
          </table:table-cell>
          <table:table-cell office:value-type="string" calcext:value-type="string">
            <text:p>Медуза: Это вообще законно?</text:p>
            <text:p>Same Медуза: Нет</text:p>
            <text:p>Same Медуза: Указ абсолютно законный</text:p>
          </table:table-cell>
        </table:table-row>
        <table:table-row table:style-name="ro1">
          <table:table-cell office:value-type="float" office:value="2765044" calcext:value-type="float">
            <text:p>2765044</text:p>
          </table:table-cell>
          <table:table-cell office:value-type="float" office:value="2765052" calcext:value-type="float">
            <text:p>2765052</text:p>
          </table:table-cell>
          <table:table-cell office:value-type="string" calcext:value-type="string">
            <text:p>non_sexist</text:p>
          </table:table-cell>
          <table:table-cell office:value-type="string" calcext:value-type="string">
            <text:p>Незаконная нео-нацистская xyeта.</text:p>
          </table:table-cell>
        </table:table-row>
        <table:table-row table:style-name="ro3">
          <table:table-cell office:value-type="float" office:value="2765044" calcext:value-type="float">
            <text:p>2765044</text:p>
          </table:table-cell>
          <table:table-cell office:value-type="float" office:value="2765057" calcext:value-type="float">
            <text:p>2765057</text:p>
          </table:table-cell>
          <table:table-cell office:value-type="string" calcext:value-type="string">
            <text:p>non_sexist</text:p>
          </table:table-cell>
          <table:table-cell office:value-type="string" calcext:value-type="string">
            <text:p>Абсолютно законный </text:p>
            <text:p>Абсолютно бесполезный</text:p>
            <text:p>Имитация бурной деятельности</text:p>
          </table:table-cell>
        </table:table-row>
        <table:table-row table:style-name="ro1">
          <table:table-cell office:value-type="float" office:value="2765044" calcext:value-type="float">
            <text:p>2765044</text:p>
          </table:table-cell>
          <table:table-cell office:value-type="float" office:value="2765070" calcext:value-type="float">
            <text:p>2765070</text:p>
          </table:table-cell>
          <table:table-cell office:value-type="string" calcext:value-type="string">
            <text:p>non_sexist</text:p>
          </table:table-cell>
          <table:table-cell office:value-type="string" calcext:value-type="string">
            <text:p>И конечно же нашёлся чернильник из агоры</text:p>
          </table:table-cell>
        </table:table-row>
        <table:table-row table:style-name="ro6">
          <table:table-cell office:value-type="float" office:value="2765044" calcext:value-type="float">
            <text:p>2765044</text:p>
          </table:table-cell>
          <table:table-cell office:value-type="float" office:value="2765072" calcext:value-type="float">
            <text:p>2765072</text:p>
          </table:table-cell>
          <table:table-cell office:value-type="string" calcext:value-type="string">
            <text:p>non_sexist</text:p>
          </table:table-cell>
          <table:table-cell office:value-type="string" calcext:value-type="string">
            <text:p>Эти узкоглазые оленеводы выступали против киргизов. Теперь пострадают узбеки и таджики😆</text:p>
            <text:p/>
            <text:p>Логика в чем?</text:p>
            <text:p/>
            <text:p>Лишь бы кого нибудь наказать</text:p>
          </table:table-cell>
        </table:table-row>
        <table:table-row table:style-name="ro1">
          <table:table-cell office:value-type="float" office:value="2765044" calcext:value-type="float">
            <text:p>2765044</text:p>
          </table:table-cell>
          <table:table-cell office:value-type="float" office:value="2765081" calcext:value-type="float">
            <text:p>2765081</text:p>
          </table:table-cell>
          <table:table-cell office:value-type="string" calcext:value-type="string">
            <text:p>non_sexist</text:p>
          </table:table-cell>
          <table:table-cell office:value-type="string" calcext:value-type="string">
            <text:p>ПРИГОЖИНСКИЕ СВИНОБОТЫ — ФАС!!</text:p>
          </table:table-cell>
        </table:table-row>
        <table:table-row table:style-name="ro1">
          <table:table-cell office:value-type="float" office:value="2765044" calcext:value-type="float">
            <text:p>2765044</text:p>
          </table:table-cell>
          <table:table-cell office:value-type="float" office:value="2765089" calcext:value-type="float">
            <text:p>2765089</text:p>
          </table:table-cell>
          <table:table-cell office:value-type="string" calcext:value-type="string">
            <text:p>non_sexist</text:p>
          </table:table-cell>
          <table:table-cell office:value-type="string" calcext:value-type="string">
            <text:p>Побольшебы таких мэров</text:p>
          </table:table-cell>
        </table:table-row>
        <table:table-row table:style-name="ro1">
          <table:table-cell office:value-type="float" office:value="2765044" calcext:value-type="float">
            <text:p>2765044</text:p>
          </table:table-cell>
          <table:table-cell office:value-type="float" office:value="2765095" calcext:value-type="float">
            <text:p>2765095</text:p>
          </table:table-cell>
          <table:table-cell office:value-type="string" calcext:value-type="string">
            <text:p>non_sexist</text:p>
          </table:table-cell>
          <table:table-cell office:value-type="string" calcext:value-type="string">
            <text:p>это лапша на уши))) указ имеет рекомендательный характер</text:p>
          </table:table-cell>
        </table:table-row>
        <table:table-row table:style-name="ro1">
          <table:table-cell office:value-type="float" office:value="2765044" calcext:value-type="float">
            <text:p>2765044</text:p>
          </table:table-cell>
          <table:table-cell office:value-type="float" office:value="2765107" calcext:value-type="float">
            <text:p>2765107</text:p>
          </table:table-cell>
          <table:table-cell office:value-type="string" calcext:value-type="string">
            <text:p>non_sexist</text:p>
          </table:table-cell>
          <table:table-cell office:value-type="string" calcext:value-type="string">
            <text:p>Касается-касается..</text:p>
          </table:table-cell>
        </table:table-row>
        <table:table-row table:style-name="ro1">
          <table:table-cell office:value-type="float" office:value="2765044" calcext:value-type="float">
            <text:p>2765044</text:p>
          </table:table-cell>
          <table:table-cell office:value-type="float" office:value="2765115" calcext:value-type="float">
            <text:p>2765115</text:p>
          </table:table-cell>
          <table:table-cell office:value-type="string" calcext:value-type="string">
            <text:p>non_sexist</text:p>
          </table:table-cell>
          <table:table-cell office:value-type="string" calcext:value-type="string">
            <text:p>Закон это всего лишь права населения , если население против то закон отменяется</text:p>
          </table:table-cell>
        </table:table-row>
        <table:table-row table:style-name="ro1">
          <table:table-cell office:value-type="float" office:value="2762124" calcext:value-type="float">
            <text:p>2762124</text:p>
          </table:table-cell>
          <table:table-cell office:value-type="float" office:value="2762128" calcext:value-type="float">
            <text:p>2762128</text:p>
          </table:table-cell>
          <table:table-cell office:value-type="string" calcext:value-type="string">
            <text:p>non_sexist</text:p>
          </table:table-cell>
          <table:table-cell office:value-type="string" calcext:value-type="string">
            <text:p>они называли себя правительством)</text:p>
          </table:table-cell>
        </table:table-row>
        <table:table-row table:style-name="ro1">
          <table:table-cell office:value-type="float" office:value="2762124" calcext:value-type="float">
            <text:p>2762124</text:p>
          </table:table-cell>
          <table:table-cell office:value-type="float" office:value="2762133" calcext:value-type="float">
            <text:p>2762133</text:p>
          </table:table-cell>
          <table:table-cell office:value-type="string" calcext:value-type="string">
            <text:p>non_sexist</text:p>
          </table:table-cell>
          <table:table-cell office:value-type="string" calcext:value-type="string">
            <text:p>классика</text:p>
          </table:table-cell>
        </table:table-row>
        <table:table-row table:style-name="ro1">
          <table:table-cell office:value-type="float" office:value="2762124" calcext:value-type="float">
            <text:p>2762124</text:p>
          </table:table-cell>
          <table:table-cell office:value-type="float" office:value="2762135" calcext:value-type="float">
            <text:p>2762135</text:p>
          </table:table-cell>
          <table:table-cell office:value-type="string" calcext:value-type="string">
            <text:p>non_sexist</text:p>
          </table:table-cell>
          <table:table-cell office:value-type="string" calcext:value-type="string">
            <text:p>Йог-сатот что-ли?</text:p>
          </table:table-cell>
        </table:table-row>
        <table:table-row table:style-name="ro1">
          <table:table-cell office:value-type="float" office:value="2762124" calcext:value-type="float">
            <text:p>2762124</text:p>
          </table:table-cell>
          <table:table-cell office:value-type="float" office:value="2762146" calcext:value-type="float">
            <text:p>2762146</text:p>
          </table:table-cell>
          <table:table-cell office:value-type="string" calcext:value-type="string">
            <text:p>non_sexist</text:p>
          </table:table-cell>
          <table:table-cell office:value-type="string" calcext:value-type="string">
            <text:p>Два абзаца не противоречят друг другу.</text:p>
          </table:table-cell>
        </table:table-row>
        <table:table-row table:style-name="ro1">
          <table:table-cell office:value-type="float" office:value="2762124" calcext:value-type="float">
            <text:p>2762124</text:p>
          </table:table-cell>
          <table:table-cell office:value-type="float" office:value="2762154" calcext:value-type="float">
            <text:p>2762154</text:p>
          </table:table-cell>
          <table:table-cell office:value-type="string" calcext:value-type="string">
            <text:p>non_sexist</text:p>
          </table:table-cell>
          <table:table-cell office:value-type="string" calcext:value-type="string">
            <text:p>Главное что он не перестал их понимать.</text:p>
          </table:table-cell>
        </table:table-row>
        <table:table-row table:style-name="ro1">
          <table:table-cell office:value-type="float" office:value="2762124" calcext:value-type="float">
            <text:p>2762124</text:p>
          </table:table-cell>
          <table:table-cell office:value-type="float" office:value="2762160" calcext:value-type="float">
            <text:p>2762160</text:p>
          </table:table-cell>
          <table:table-cell office:value-type="string" calcext:value-type="string">
            <text:p>non_sexist</text:p>
          </table:table-cell>
          <table:table-cell office:value-type="string" calcext:value-type="string">
            <text:p>А Сардана что?</text:p>
          </table:table-cell>
        </table:table-row>
        <table:table-row table:style-name="ro1">
          <table:table-cell office:value-type="float" office:value="2762124" calcext:value-type="float">
            <text:p>2762124</text:p>
          </table:table-cell>
          <table:table-cell office:value-type="float" office:value="2762168" calcext:value-type="float">
            <text:p>2762168</text:p>
          </table:table-cell>
          <table:table-cell office:value-type="string" calcext:value-type="string">
            <text:p>non_sexist</text:p>
          </table:table-cell>
          <table:table-cell office:value-type="string" calcext:value-type="string">
            <text:p>Не, ну опять что ли этот внешний Нэвэльный виноват? Ну скока можно то ну</text:p>
          </table:table-cell>
        </table:table-row>
        <table:table-row table:style-name="ro1">
          <table:table-cell office:value-type="float" office:value="2762124" calcext:value-type="float">
            <text:p>2762124</text:p>
          </table:table-cell>
          <table:table-cell office:value-type="float" office:value="2762170" calcext:value-type="float">
            <text:p>2762170</text:p>
          </table:table-cell>
          <table:table-cell office:value-type="string" calcext:value-type="string">
            <text:p>non_sexist</text:p>
          </table:table-cell>
          <table:table-cell office:value-type="string" calcext:value-type="string">
            <text:p>когда рука не якута дала по шапке</text:p>
          </table:table-cell>
        </table:table-row>
        <table:table-row table:style-name="ro1">
          <table:table-cell office:value-type="float" office:value="2762124" calcext:value-type="float">
            <text:p>2762124</text:p>
          </table:table-cell>
          <table:table-cell office:value-type="float" office:value="2762174" calcext:value-type="float">
            <text:p>2762174</text:p>
          </table:table-cell>
          <table:table-cell office:value-type="string" calcext:value-type="string">
            <text:p>non_sexist</text:p>
          </table:table-cell>
          <table:table-cell office:value-type="string" calcext:value-type="string">
            <text:p>Проклятые пиндосы, прекратить свозить пьяных людей на митинги💪</text:p>
          </table:table-cell>
        </table:table-row>
        <table:table-row table:style-name="ro1">
          <table:table-cell office:value-type="float" office:value="2762124" calcext:value-type="float">
            <text:p>2762124</text:p>
          </table:table-cell>
          <table:table-cell office:value-type="float" office:value="2762176" calcext:value-type="float">
            <text:p>2762176</text:p>
          </table:table-cell>
          <table:table-cell office:value-type="string" calcext:value-type="string">
            <text:p>non_sexist</text:p>
          </table:table-cell>
          <table:table-cell office:value-type="string" calcext:value-type="string">
            <text:p>Ну супер это все пендосы трахают детей на наши их выпускают из под стражи</text:p>
          </table:table-cell>
        </table:table-row>
        <table:table-row table:style-name="ro1">
          <table:table-cell office:value-type="float" office:value="2762124" calcext:value-type="float">
            <text:p>2762124</text:p>
          </table:table-cell>
          <table:table-cell office:value-type="float" office:value="2762191" calcext:value-type="float">
            <text:p>2762191</text:p>
          </table:table-cell>
          <table:table-cell office:value-type="string" calcext:value-type="string">
            <text:p>non_sexist</text:p>
          </table:table-cell>
          <table:table-cell office:value-type="string" calcext:value-type="string">
            <text:p>Интересно, каким это внешним силам выгодно, чтобы в России не любили мигрантов?🤔</text:p>
          </table:table-cell>
        </table:table-row>
        <table:table-row table:style-name="ro1">
          <table:table-cell office:value-type="float" office:value="2762124" calcext:value-type="float">
            <text:p>2762124</text:p>
          </table:table-cell>
          <table:table-cell office:value-type="float" office:value="2762258" calcext:value-type="float">
            <text:p>2762258</text:p>
          </table:table-cell>
          <table:table-cell office:value-type="string" calcext:value-type="string">
            <text:p>non_sexist</text:p>
          </table:table-cell>
          <table:table-cell office:value-type="string" calcext:value-type="string">
            <text:p>свозить в якутию пьяных по силам только трампу</text:p>
          </table:table-cell>
        </table:table-row>
        <table:table-row table:style-name="ro1">
          <table:table-cell office:value-type="float" office:value="2762124" calcext:value-type="float">
            <text:p>2762124</text:p>
          </table:table-cell>
          <table:table-cell office:value-type="float" office:value="2762285" calcext:value-type="float">
            <text:p>2762285</text:p>
          </table:table-cell>
          <table:table-cell office:value-type="string" calcext:value-type="string">
            <text:p>non_sexist</text:p>
          </table:table-cell>
          <table:table-cell office:value-type="string" calcext:value-type="string">
            <text:p>Короч, я погуглил и разгадал, что за внешние силы. Это либо: чукотский ао, магаданскчя обл, или есть варик что это иркутская область или хабаровский край...</text:p>
          </table:table-cell>
        </table:table-row>
        <table:table-row table:style-name="ro1">
          <table:table-cell office:value-type="float" office:value="2762124" calcext:value-type="float">
            <text:p>2762124</text:p>
          </table:table-cell>
          <table:table-cell office:value-type="float" office:value="2762401" calcext:value-type="float">
            <text:p>2762401</text:p>
          </table:table-cell>
          <table:table-cell office:value-type="string" calcext:value-type="string">
            <text:p>non_sexist</text:p>
          </table:table-cell>
          <table:table-cell office:value-type="string" calcext:value-type="string">
            <text:p>Обама приказал?)))</text:p>
          </table:table-cell>
        </table:table-row>
        <table:table-row table:style-name="ro1">
          <table:table-cell office:value-type="float" office:value="2762124" calcext:value-type="float">
            <text:p>2762124</text:p>
          </table:table-cell>
          <table:table-cell office:value-type="float" office:value="2763121" calcext:value-type="float">
            <text:p>2763121</text:p>
          </table:table-cell>
          <table:table-cell office:value-type="string" calcext:value-type="string">
            <text:p>non_sexist</text:p>
          </table:table-cell>
          <table:table-cell office:value-type="string" calcext:value-type="string">
            <text:p>Биполярочка</text:p>
          </table:table-cell>
        </table:table-row>
        <table:table-row table:style-name="ro1">
          <table:table-cell office:value-type="float" office:value="2747829" calcext:value-type="float">
            <text:p>2747829</text:p>
          </table:table-cell>
          <table:table-cell office:value-type="float" office:value="2747832" calcext:value-type="float">
            <text:p>2747832</text:p>
          </table:table-cell>
          <table:table-cell office:value-type="string" calcext:value-type="string">
            <text:p>non_sexist</text:p>
          </table:table-cell>
          <table:table-cell office:value-type="string" calcext:value-type="string">
            <text:p>Wildeast</text:p>
          </table:table-cell>
        </table:table-row>
        <table:table-row table:style-name="ro1">
          <table:table-cell office:value-type="float" office:value="2747829" calcext:value-type="float">
            <text:p>2747829</text:p>
          </table:table-cell>
          <table:table-cell office:value-type="float" office:value="2747834" calcext:value-type="float">
            <text:p>2747834</text:p>
          </table:table-cell>
          <table:table-cell office:value-type="string" calcext:value-type="string">
            <text:p>non_sexist</text:p>
          </table:table-cell>
          <table:table-cell office:value-type="string" calcext:value-type="string">
            <text:p>Якутия рулит.</text:p>
          </table:table-cell>
        </table:table-row>
        <table:table-row table:style-name="ro1">
          <table:table-cell office:value-type="float" office:value="2747829" calcext:value-type="float">
            <text:p>2747829</text:p>
          </table:table-cell>
          <table:table-cell office:value-type="float" office:value="2747836" calcext:value-type="float">
            <text:p>2747836</text:p>
          </table:table-cell>
          <table:table-cell office:value-type="string" calcext:value-type="string">
            <text:p>non_sexist</text:p>
          </table:table-cell>
          <table:table-cell office:value-type="string" calcext:value-type="string">
            <text:p>обвинили) но он конечно же этого не делал</text:p>
          </table:table-cell>
        </table:table-row>
        <table:table-row table:style-name="ro1">
          <table:table-cell office:value-type="float" office:value="2747829" calcext:value-type="float">
            <text:p>2747829</text:p>
          </table:table-cell>
          <table:table-cell office:value-type="float" office:value="2747844" calcext:value-type="float">
            <text:p>2747844</text:p>
          </table:table-cell>
          <table:table-cell office:value-type="string" calcext:value-type="string">
            <text:p>non_sexist</text:p>
          </table:table-cell>
          <table:table-cell office:value-type="string" calcext:value-type="string">
            <text:p>ну и хорошо, что задержали</text:p>
          </table:table-cell>
        </table:table-row>
        <table:table-row table:style-name="ro1">
          <table:table-cell office:value-type="float" office:value="2747829" calcext:value-type="float">
            <text:p>2747829</text:p>
          </table:table-cell>
          <table:table-cell office:value-type="float" office:value="2747851" calcext:value-type="float">
            <text:p>2747851</text:p>
          </table:table-cell>
          <table:table-cell office:value-type="string" calcext:value-type="string">
            <text:p>non_sexist</text:p>
          </table:table-cell>
          <table:table-cell office:value-type="string" calcext:value-type="string">
            <text:p>Хорошо!</text:p>
          </table:table-cell>
        </table:table-row>
        <table:table-row table:style-name="ro1">
          <table:table-cell office:value-type="float" office:value="2747829" calcext:value-type="float">
            <text:p>2747829</text:p>
          </table:table-cell>
          <table:table-cell office:value-type="float" office:value="2747852" calcext:value-type="float">
            <text:p>2747852</text:p>
          </table:table-cell>
          <table:table-cell office:value-type="string" calcext:value-type="string">
            <text:p>non_sexist</text:p>
          </table:table-cell>
          <table:table-cell office:value-type="string" calcext:value-type="string">
            <text:p>Жаль что якутчан затравили, вместо того чтобы навести порядок и <text:s/>выдворить мигрантов, которые вероятно в большинстве своем не законно находяться на территории Якутии и ведут скорее всего незаконную предпринимательскую деятельность. Они даже создали какой то профсоюз, который являеться иностранным агентом. В список нежелательных организаций этот профсоюз.</text:p>
          </table:table-cell>
        </table:table-row>
        <table:table-row table:style-name="ro1">
          <table:table-cell office:value-type="float" office:value="2747829" calcext:value-type="float">
            <text:p>2747829</text:p>
          </table:table-cell>
          <table:table-cell office:value-type="float" office:value="2747856" calcext:value-type="float">
            <text:p>2747856</text:p>
          </table:table-cell>
          <table:table-cell office:value-type="string" calcext:value-type="string">
            <text:p>non_sexist</text:p>
          </table:table-cell>
          <table:table-cell office:value-type="string" calcext:value-type="string">
            <text:p>Кремлеботы уже активно работают.</text:p>
          </table:table-cell>
        </table:table-row>
        <table:table-row table:style-name="ro1">
          <table:table-cell office:value-type="float" office:value="2747829" calcext:value-type="float">
            <text:p>2747829</text:p>
          </table:table-cell>
          <table:table-cell office:value-type="float" office:value="2747858" calcext:value-type="float">
            <text:p>2747858</text:p>
          </table:table-cell>
          <table:table-cell office:value-type="string" calcext:value-type="string">
            <text:p>non_sexist</text:p>
          </table:table-cell>
          <table:table-cell office:value-type="string" calcext:value-type="string">
            <text:p>хорошо у них там</text:p>
          </table:table-cell>
        </table:table-row>
        <table:table-row table:style-name="ro1">
          <table:table-cell office:value-type="float" office:value="2747829" calcext:value-type="float">
            <text:p>2747829</text:p>
          </table:table-cell>
          <table:table-cell office:value-type="float" office:value="2747860" calcext:value-type="float">
            <text:p>2747860</text:p>
          </table:table-cell>
          <table:table-cell office:value-type="string" calcext:value-type="string">
            <text:p>non_sexist</text:p>
          </table:table-cell>
          <table:table-cell office:value-type="string" calcext:value-type="string">
            <text:p>Если бы я был киргизом, я бы не поехал в Якутию торговать овощами.</text:p>
          </table:table-cell>
        </table:table-row>
        <table:table-row table:style-name="ro1">
          <table:table-cell office:value-type="float" office:value="2747829" calcext:value-type="float">
            <text:p>2747829</text:p>
          </table:table-cell>
          <table:table-cell office:value-type="float" office:value="2747867" calcext:value-type="float">
            <text:p>2747867</text:p>
          </table:table-cell>
          <table:table-cell office:value-type="string" calcext:value-type="string">
            <text:p>non_sexist</text:p>
          </table:table-cell>
          <table:table-cell office:value-type="string" calcext:value-type="string">
            <text:p>Пацаны сами себя посадили, лол</text:p>
          </table:table-cell>
        </table:table-row>
        <table:table-row table:style-name="ro1">
          <table:table-cell office:value-type="float" office:value="2747829" calcext:value-type="float">
            <text:p>2747829</text:p>
          </table:table-cell>
          <table:table-cell office:value-type="float" office:value="2747869" calcext:value-type="float">
            <text:p>2747869</text:p>
          </table:table-cell>
          <table:table-cell office:value-type="string" calcext:value-type="string">
            <text:p>non_sexist</text:p>
          </table:table-cell>
          <table:table-cell office:value-type="string" calcext:value-type="string">
            <text:p>Якутия и правда рулит же, ну</text:p>
          </table:table-cell>
        </table:table-row>
        <table:table-row table:style-name="ro1">
          <table:table-cell office:value-type="float" office:value="2747829" calcext:value-type="float">
            <text:p>2747829</text:p>
          </table:table-cell>
          <table:table-cell office:value-type="float" office:value="2747872" calcext:value-type="float">
            <text:p>2747872</text:p>
          </table:table-cell>
          <table:table-cell office:value-type="string" calcext:value-type="string">
            <text:p>non_sexist</text:p>
          </table:table-cell>
          <table:table-cell office:value-type="string" calcext:value-type="string">
            <text:p>В Якутске бунтуют против мигрантов из-за одного изнасилования киргизом. А они посмотрели статистику, сколько раз насилуют сами якуты? 🤔</text:p>
          </table:table-cell>
        </table:table-row>
        <table:table-row table:style-name="ro1">
          <table:table-cell office:value-type="float" office:value="2747829" calcext:value-type="float">
            <text:p>2747829</text:p>
          </table:table-cell>
          <table:table-cell office:value-type="float" office:value="2747873" calcext:value-type="float">
            <text:p>2747873</text:p>
          </table:table-cell>
          <table:table-cell office:value-type="string" calcext:value-type="string">
            <text:p>non_sexist</text:p>
          </table:table-cell>
          <table:table-cell office:value-type="string" calcext:value-type="string">
            <text:p>эххх, жаль что так в Германии не происходит</text:p>
          </table:table-cell>
        </table:table-row>
        <table:table-row table:style-name="ro1">
          <table:table-cell office:value-type="float" office:value="2747829" calcext:value-type="float">
            <text:p>2747829</text:p>
          </table:table-cell>
          <table:table-cell office:value-type="float" office:value="2747888" calcext:value-type="float">
            <text:p>2747888</text:p>
          </table:table-cell>
          <table:table-cell office:value-type="string" calcext:value-type="string">
            <text:p>non_sexist</text:p>
          </table:table-cell>
          <table:table-cell office:value-type="string" calcext:value-type="string">
            <text:p>Русские с якутами!</text:p>
          </table:table-cell>
        </table:table-row>
        <table:table-row table:style-name="ro1">
          <table:table-cell office:value-type="float" office:value="2747829" calcext:value-type="float">
            <text:p>2747829</text:p>
          </table:table-cell>
          <table:table-cell office:value-type="float" office:value="2747893" calcext:value-type="float">
            <text:p>2747893</text:p>
          </table:table-cell>
          <table:table-cell office:value-type="string" calcext:value-type="string">
            <text:p>non_sexist</text:p>
          </table:table-cell>
          <table:table-cell office:value-type="string" calcext:value-type="string">
            <text:p>ЯКУТСКИЕ ВПЕРЁД!</text:p>
          </table:table-cell>
        </table:table-row>
        <table:table-row table:style-name="ro1">
          <table:table-cell office:value-type="float" office:value="2747829" calcext:value-type="float">
            <text:p>2747829</text:p>
          </table:table-cell>
          <table:table-cell office:value-type="float" office:value="2747903" calcext:value-type="float">
            <text:p>2747903</text:p>
          </table:table-cell>
          <table:table-cell office:value-type="string" calcext:value-type="string">
            <text:p>non_sexist</text:p>
          </table:table-cell>
          <table:table-cell office:value-type="string" calcext:value-type="string">
            <text:p>Правительство Рф насилует Якутию каждый день по несколько раз не вынимая, что в итоге? все сидят дома и ворчат</text:p>
          </table:table-cell>
        </table:table-row>
        <table:table-row table:style-name="ro1">
          <table:table-cell office:value-type="float" office:value="2747829" calcext:value-type="float">
            <text:p>2747829</text:p>
          </table:table-cell>
          <table:table-cell office:value-type="float" office:value="2747905" calcext:value-type="float">
            <text:p>2747905</text:p>
          </table:table-cell>
          <table:table-cell office:value-type="string" calcext:value-type="string">
            <text:p>non_sexist</text:p>
          </table:table-cell>
          <table:table-cell office:value-type="string" calcext:value-type="string">
            <text:p>То что они делают конечно не очень , но организовались и выступили , молодцы ! Зато все сразу зашуршали , поверки и ТД</text:p>
          </table:table-cell>
        </table:table-row>
        <table:table-row table:style-name="ro1">
          <table:table-cell office:value-type="float" office:value="2747829" calcext:value-type="float">
            <text:p>2747829</text:p>
          </table:table-cell>
          <table:table-cell office:value-type="float" office:value="2747906" calcext:value-type="float">
            <text:p>2747906</text:p>
          </table:table-cell>
          <table:table-cell office:value-type="string" calcext:value-type="string">
            <text:p>non_sexist</text:p>
          </table:table-cell>
          <table:table-cell office:value-type="string" calcext:value-type="string">
            <text:p>Интересно, как они своих от чужих отличили</text:p>
          </table:table-cell>
        </table:table-row>
        <table:table-row table:style-name="ro1">
          <table:table-cell office:value-type="float" office:value="2747829" calcext:value-type="float">
            <text:p>2747829</text:p>
          </table:table-cell>
          <table:table-cell office:value-type="float" office:value="2747913" calcext:value-type="float">
            <text:p>2747913</text:p>
          </table:table-cell>
          <table:table-cell office:value-type="string" calcext:value-type="string">
            <text:p>non_sexist</text:p>
          </table:table-cell>
          <table:table-cell office:value-type="string" calcext:value-type="string">
            <text:p>А у нас молчат, вот в Волгограде на днях узбек изнасиловал беременную на 6 месяце девушку</text:p>
          </table:table-cell>
        </table:table-row>
        <table:table-row table:style-name="ro2">
          <table:table-cell office:value-type="float" office:value="2747829" calcext:value-type="float">
            <text:p>2747829</text:p>
          </table:table-cell>
          <table:table-cell office:value-type="float" office:value="2747920" calcext:value-type="float">
            <text:p>2747920</text:p>
          </table:table-cell>
          <table:table-cell office:value-type="string" calcext:value-type="string">
            <text:p>non_sexist</text:p>
          </table:table-cell>
          <table:table-cell office:value-type="string" calcext:value-type="string">
            <text:p>#ЯКУТИЯРУЛИТ</text:p>
            <text:p>https://youtu.be/eiiy_CK5PeE</text:p>
          </table:table-cell>
        </table:table-row>
        <table:table-row table:style-name="ro1">
          <table:table-cell office:value-type="float" office:value="2747829" calcext:value-type="float">
            <text:p>2747829</text:p>
          </table:table-cell>
          <table:table-cell office:value-type="float" office:value="2747984" calcext:value-type="float">
            <text:p>2747984</text:p>
          </table:table-cell>
          <table:table-cell office:value-type="string" calcext:value-type="string">
            <text:p>non_sexist</text:p>
          </table:table-cell>
          <table:table-cell office:value-type="string" calcext:value-type="string">
            <text:p>Якутия новая столица РФ?</text:p>
          </table:table-cell>
        </table:table-row>
        <table:table-row table:style-name="ro3">
          <table:table-cell office:value-type="float" office:value="2747829" calcext:value-type="float">
            <text:p>2747829</text:p>
          </table:table-cell>
          <table:table-cell office:value-type="float" office:value="2748050" calcext:value-type="float">
            <text:p>2748050</text:p>
          </table:table-cell>
          <table:table-cell office:value-type="string" calcext:value-type="string">
            <text:p>non_sexist</text:p>
          </table:table-cell>
          <table:table-cell office:value-type="string" calcext:value-type="string">
            <text:p>Просто сложились множество причин. 1. Накопившаяся злость (это не единственный случай насилия со стороны мигрантов, и сколько случаев осталось без огласки? К тому же мигранты сами тоже устраивают демонстрацию силы: регулярно в свой рамадан и т.д. наполняют улицы около мечети, это раздражает конечно местных; суверенитет республики упразднили, обучение родного языка ограничивают, Алроса загадила реку Вилюй и не отвечает за это толком и т.д.), 2. Социальные сети показали эффективность: в нескольких тематических группах бросили клич - все собрались. 3. Весна: эмоции зашкаливают) </text:p>
            <text:p>К тому же, митинг имел, можно сказать "политический" смысл - показал что народ может быстро мобилизоваться и сплачиваться если что, а это очень важно для народа с численностью меньше миллиона. Все приехали поддержать свой народ. </text:p>
            <text:p>На мой взгляд, если бы Ил Дархан и мэр Авксентьева не успокоили толпу, то последствия могли быть по-серьезнее. В этом плане, считаю, руководство республики сработало грамотно.</text:p>
          </table:table-cell>
        </table:table-row>
        <table:table-row table:style-name="ro1">
          <table:table-cell office:value-type="float" office:value="2747829" calcext:value-type="float">
            <text:p>2747829</text:p>
          </table:table-cell>
          <table:table-cell office:value-type="float" office:value="2748053" calcext:value-type="float">
            <text:p>2748053</text:p>
          </table:table-cell>
          <table:table-cell office:value-type="string" calcext:value-type="string">
            <text:p>non_sexist</text:p>
          </table:table-cell>
          <table:table-cell office:value-type="string" calcext:value-type="string">
            <text:p>Корень проблемы не в самих мигрантах и, тем более не в национальности, а в несовершенстве миграционной политики. Мигрируют из всей Средней Азии. Какой это контингент сами знаете: в основном приезжают те, кто по каким-то причинам не смог трудоустроиться на родине или вовсе от чего-то сбежал. Очень много приезжает малограмотного люда. Не говоря уже о нелегальных мигрантах. Вот такие кадры-нелегалы в основном и совершают противоправные действия, подставляя под удар своих же соплеменников. Поэтому, думаю, нужно решать корень проблемы - совершенствовать миграционную политику.</text:p>
          </table:table-cell>
        </table:table-row>
        <table:table-row table:style-name="ro3">
          <table:table-cell office:value-type="float" office:value="2747829" calcext:value-type="float">
            <text:p>2747829</text:p>
          </table:table-cell>
          <table:table-cell office:value-type="float" office:value="2748095" calcext:value-type="float">
            <text:p>2748095</text:p>
          </table:table-cell>
          <table:table-cell office:value-type="string" calcext:value-type="string">
            <text:p>non_sexist</text:p>
          </table:table-cell>
          <table:table-cell office:value-type="string" calcext:value-type="string">
            <text:p>ну а реально что связывает </text:p>
            <text:p>якутию и например чечню?</text:p>
            <text:p>или адыгею и приморье....</text:p>
          </table:table-cell>
        </table:table-row>
        <table:table-row table:style-name="ro1">
          <table:table-cell office:value-type="float" office:value="2747829" calcext:value-type="float">
            <text:p>2747829</text:p>
          </table:table-cell>
          <table:table-cell office:value-type="float" office:value="2748114" calcext:value-type="float">
            <text:p>2748114</text:p>
          </table:table-cell>
          <table:table-cell office:value-type="string" calcext:value-type="string">
            <text:p>non_sexist</text:p>
          </table:table-cell>
          <table:table-cell office:value-type="string" calcext:value-type="string">
            <text:p>Разыгрывают националистическую карту, классика. Все нормально у якутов, только киргизов выгони, Путин, пожалуйста.</text:p>
          </table:table-cell>
        </table:table-row>
        <table:table-row table:style-name="ro1">
          <table:table-cell office:value-type="float" office:value="2747829" calcext:value-type="float">
            <text:p>2747829</text:p>
          </table:table-cell>
          <table:table-cell office:value-type="float" office:value="2748129" calcext:value-type="float">
            <text:p>2748129</text:p>
          </table:table-cell>
          <table:table-cell office:value-type="string" calcext:value-type="string">
            <text:p>non_sexist</text:p>
          </table:table-cell>
          <table:table-cell office:value-type="string" calcext:value-type="string">
            <text:p>Якутия рулит !!!</text:p>
          </table:table-cell>
        </table:table-row>
        <table:table-row table:style-name="ro1">
          <table:table-cell office:value-type="float" office:value="2747829" calcext:value-type="float">
            <text:p>2747829</text:p>
          </table:table-cell>
          <table:table-cell office:value-type="float" office:value="2748162" calcext:value-type="float">
            <text:p>2748162</text:p>
          </table:table-cell>
          <table:table-cell office:value-type="string" calcext:value-type="string">
            <text:p>non_sexist</text:p>
          </table:table-cell>
          <table:table-cell office:value-type="string" calcext:value-type="string">
            <text:p>Привет из Тагила</text:p>
          </table:table-cell>
        </table:table-row>
        <table:table-row table:style-name="ro1">
          <table:table-cell office:value-type="float" office:value="2747829" calcext:value-type="float">
            <text:p>2747829</text:p>
          </table:table-cell>
          <table:table-cell office:value-type="float" office:value="2748183" calcext:value-type="float">
            <text:p>2748183</text:p>
          </table:table-cell>
          <table:table-cell office:value-type="string" calcext:value-type="string">
            <text:p>non_sexist</text:p>
          </table:table-cell>
          <table:table-cell office:value-type="string" calcext:value-type="string">
            <text:p>Расизм в якутии - это прям треш)</text:p>
          </table:table-cell>
        </table:table-row>
        <table:table-row table:style-name="ro1">
          <table:table-cell office:value-type="float" office:value="2747829" calcext:value-type="float">
            <text:p>2747829</text:p>
          </table:table-cell>
          <table:table-cell office:value-type="float" office:value="2748233" calcext:value-type="float">
            <text:p>2748233</text:p>
          </table:table-cell>
          <table:table-cell office:value-type="string" calcext:value-type="string">
            <text:p>non_sexist</text:p>
          </table:table-cell>
          <table:table-cell office:value-type="string" calcext:value-type="string">
            <text:p>Если бы Якутия отделилась от Раши в 1991 году,то сейчас жила бы как Южная Корея</text:p>
          </table:table-cell>
        </table:table-row>
        <table:table-row table:style-name="ro1">
          <table:table-cell office:value-type="float" office:value="2747829" calcext:value-type="float">
            <text:p>2747829</text:p>
          </table:table-cell>
          <table:table-cell office:value-type="float" office:value="2748322" calcext:value-type="float">
            <text:p>2748322</text:p>
          </table:table-cell>
          <table:table-cell office:value-type="string" calcext:value-type="string">
            <text:p>non_sexist</text:p>
          </table:table-cell>
          <table:table-cell office:value-type="string" calcext:value-type="string">
            <text:p>Якутия рулит</text:p>
          </table:table-cell>
        </table:table-row>
        <table:table-row table:style-name="ro1">
          <table:table-cell office:value-type="float" office:value="2747829" calcext:value-type="float">
            <text:p>2747829</text:p>
          </table:table-cell>
          <table:table-cell office:value-type="float" office:value="2748463" calcext:value-type="float">
            <text:p>2748463</text:p>
          </table:table-cell>
          <table:table-cell office:value-type="string" calcext:value-type="string">
            <text:p>non_sexist</text:p>
          </table:table-cell>
          <table:table-cell office:value-type="string" calcext:value-type="string">
            <text:p>Красавцы)))</text:p>
          </table:table-cell>
        </table:table-row>
        <table:table-row table:style-name="ro15">
          <table:table-cell office:value-type="float" office:value="2747829" calcext:value-type="float">
            <text:p>2747829</text:p>
          </table:table-cell>
          <table:table-cell office:value-type="float" office:value="2753674" calcext:value-type="float">
            <text:p>2753674</text:p>
          </table:table-cell>
          <table:table-cell office:value-type="string" calcext:value-type="string">
            <text:p>non_sexist</text:p>
          </table:table-cell>
          <table:table-cell office:value-type="string" calcext:value-type="string">
            <text:p>Межэтнический конфликт в Якутии. Как власть в РФ пытается обмануть людей</text:p>
            <text:p>#ВремяСопротивления #КодексНационалиста</text:p>
            <text:p/>
            <text:p>В ночь на 17 марта мигрант из Киргизии изнасиловал мать-одиночку.</text:p>
            <text:p>Вечером 17 марта жители Якутска вышли на стихийный народный сход, и потребовали выселения мигрантов из региона. Им удалось собраться, поскольку один из жителей города, узнав о произошедшем преступлении, по собственной инициативе назначил место и время схода, а затем разослал информацию-призыв по всем своим контактам через интернет в одном из мессенджеров, попросив получателей разослать его дальше уже по всем своим контактам, что люди и сделали. В результате чего анонс акции протеста быстро разлетелся по всему городу за считанные часы. В тот же день, в другом регионе, мигрантом была изнасилована беременная жительница Волгограда, но в этом городе не нашлось никого, кто бы инициировал такой же сход, как в Якутске.</text:p>
            <text:p/>
            <text:p>18 марта прошла официальная встреча с властями Якутии, на которую пришло около 7 000 человек. Большинство участников встречи - этнические якуты. Встреча была организована чиновниками, чтобы снизить градус возмущения в городе.</text:p>
            <text:p/>
            <text:p>Глава Якутии пообещал взять все этнопреступления на особый контроль, а также разобраться с нелегальными иммигрантами, и решить проблемы с незаконным предпринимательством в регионе.</text:p>
            <text:p/>
            <text:p>Почему это не решит проблему? По нескольким простым причинам.</text:p>
            <text:p>Путиным подписан в последние годы целый пакет изменений в законодательство, в результате чего большинство мигрантов в РФ уже не являются никакими «нелегальными иммигрантами». Этот факт, и его последствия, пока не осознали многие граждане РФ, поэтому чиновникам их легко обманывать. Многие из тех, кто несколько лет назад протестовал против планов принять такие законы, видя в них явное нарушение интересов большинства населения страны, подверглись репрессиям, были отправлены властями РФ в тюрьмы, или оказались в эмиграции.</text:p>
            <text:p/>
            <text:p>Но даже те мигранты, кто не имеет необходимых документов (самые ленивые), без проблем сегодня оперативно решают эти вопросы. 19 марта мигранты, работающие водителями в Якутске, не вышли на маршруты. По разным оценкам ими управляются от 80 до 90 автобусов (из 430) в городе. По данным журналистов мигранты заняты срочным улаживанием бюрократических процедур, постановкой на учёт, оформлением разрешительных документов и пр. И делают это, чтобы избежать депортации, а не из-за того, что опасаются погромов или чего-то подобного. Ведь легализоваться в РФ не просто, а очень просто.</text:p>
            <text:p/>
            <text:p>Проверив 600 объектов, власти наскребли всего 8 нелегалов для депортации, при этом в регионе более 70 000 легальных мигрантов. Напомним, что глава Якутии Глава Айсен Николаев пообещал защищать «права легальных мигрантов».</text:p>
            <text:p/>
            <text:p>20 марта задержан подозреваемый в изнасиловании, давший признательные показания. Скоро люди успокоятся, и забудут о произошедшем. Возможно даже пару десятков нерасторопных нелегалов, затянувших с легализаций, отправят в Киргизию до очередной мигрантской амнистии, регулярно проводимой Кремлём. А между тем, Кремль будет продолжать завозить мигрантов миллионами, делая межэтнические конфликты постоянными и неизбежными. Только коренным жителям будет всё сложнее и сложнее самоорганизовываться для давления на власть с требованием их защитить, - ведь свободный интернет запрещают, а на неравнодушных граждан заводят уголовные дела.</text:p>
            <text:p/>
            <text:p>Миграционная проблема, которую сознательно, долго и упорно создает нам правительство Путина, неизбежно приводит к снижению зарплат (за счёт демпинга на рынке труда), росту коррупции, безработицы, и этнопреступности. Сегодня каждый человек понимает, что в наших городах становится небезопасно жить. Вы, ваши близкие, ваши дети, ваши родители, в любую минуту можете подвергнуться нападению на улице. Криминальная хроника из-за дня в день пестрит жуткими преступлениями, к которым начинает привыкать наше общество, переставая ценить человеческую жизнь, как таковую. Мы не утверждаем, что все мигранты – преступники, равно как и не стремимся обвинить их во всех бедах общества. В конце концов, МВД может депортировать пару сотен злостных нарушителей закона, а вот десятки миллионов «трудолюбивых мигрантов» – это может быть навсегда. За последние годы Путин и его подельники превратили некогда нашу страну в проходной двор, фактически осуществляя замену населения, и сейчас наша задача - отправить эту антинародную клику узурпаторов в отставку, после чего, изменив законодательство в соответствии с национальными интересами, полностью отказаться от политики замещающей миграции, годами насаждаемой Кремлём. Только так мы можем спасти наш народ от этнического замещения.</text:p>
            <text:p/>
            <text:p>Только вперёд, и ни шагу назад! За Нацию и Свободу!</text:p>
          </table:table-cell>
        </table:table-row>
        <table:table-row table:style-name="ro1">
          <table:table-cell office:value-type="float" office:value="2745665" calcext:value-type="float">
            <text:p>2745665</text:p>
          </table:table-cell>
          <table:table-cell office:value-type="float" office:value="2745670" calcext:value-type="float">
            <text:p>2745670</text:p>
          </table:table-cell>
          <table:table-cell office:value-type="string" calcext:value-type="string">
            <text:p>non_sexist</text:p>
          </table:table-cell>
          <table:table-cell office:value-type="string" calcext:value-type="string">
            <text:p>Странно, Назарбаев ведь не киргиз.</text:p>
          </table:table-cell>
        </table:table-row>
        <table:table-row table:style-name="ro1">
          <table:table-cell office:value-type="float" office:value="2745665" calcext:value-type="float">
            <text:p>2745665</text:p>
          </table:table-cell>
          <table:table-cell office:value-type="float" office:value="2745673" calcext:value-type="float">
            <text:p>2745673</text:p>
          </table:table-cell>
          <table:table-cell office:value-type="string" calcext:value-type="string">
            <text:p>non_sexist</text:p>
          </table:table-cell>
          <table:table-cell office:value-type="string" calcext:value-type="string">
            <text:p>Фашистские 6лять свиньи со своими обобщениями зае6али.</text:p>
          </table:table-cell>
        </table:table-row>
        <table:table-row table:style-name="ro1">
          <table:table-cell office:value-type="float" office:value="2745665" calcext:value-type="float">
            <text:p>2745665</text:p>
          </table:table-cell>
          <table:table-cell office:value-type="float" office:value="2745677" calcext:value-type="float">
            <text:p>2745677</text:p>
          </table:table-cell>
          <table:table-cell office:value-type="string" calcext:value-type="string">
            <text:p>non_sexist</text:p>
          </table:table-cell>
          <table:table-cell office:value-type="string" calcext:value-type="string">
            <text:p>Ромашков опять порвался👌 с фейка "Эмилия Новак" зайди и подкукарекай себе 😂</text:p>
          </table:table-cell>
        </table:table-row>
        <table:table-row table:style-name="ro1">
          <table:table-cell office:value-type="float" office:value="2745665" calcext:value-type="float">
            <text:p>2745665</text:p>
          </table:table-cell>
          <table:table-cell office:value-type="float" office:value="2745678" calcext:value-type="float">
            <text:p>2745678</text:p>
          </table:table-cell>
          <table:table-cell office:value-type="string" calcext:value-type="string">
            <text:p>non_sexist</text:p>
          </table:table-cell>
          <table:table-cell office:value-type="string" calcext:value-type="string">
            <text:p>Сколько людей закроют по 282? Правильно, ноль.</text:p>
          </table:table-cell>
        </table:table-row>
        <table:table-row table:style-name="ro1">
          <table:table-cell office:value-type="float" office:value="2745665" calcext:value-type="float">
            <text:p>2745665</text:p>
          </table:table-cell>
          <table:table-cell office:value-type="float" office:value="2745680" calcext:value-type="float">
            <text:p>2745680</text:p>
          </table:table-cell>
          <table:table-cell office:value-type="string" calcext:value-type="string">
            <text:p>non_sexist</text:p>
          </table:table-cell>
          <table:table-cell office:value-type="string" calcext:value-type="string">
            <text:p>Отлично, могут ехать домой</text:p>
          </table:table-cell>
        </table:table-row>
        <table:table-row table:style-name="ro1">
          <table:table-cell office:value-type="float" office:value="2745665" calcext:value-type="float">
            <text:p>2745665</text:p>
          </table:table-cell>
          <table:table-cell office:value-type="float" office:value="2745681" calcext:value-type="float">
            <text:p>2745681</text:p>
          </table:table-cell>
          <table:table-cell office:value-type="string" calcext:value-type="string">
            <text:p>non_sexist</text:p>
          </table:table-cell>
          <table:table-cell office:value-type="string" calcext:value-type="string">
            <text:p>Это правильно. Я так считаю</text:p>
          </table:table-cell>
        </table:table-row>
        <table:table-row table:style-name="ro1">
          <table:table-cell office:value-type="float" office:value="2745665" calcext:value-type="float">
            <text:p>2745665</text:p>
          </table:table-cell>
          <table:table-cell office:value-type="float" office:value="2745684" calcext:value-type="float">
            <text:p>2745684</text:p>
          </table:table-cell>
          <table:table-cell office:value-type="string" calcext:value-type="string">
            <text:p>non_sexist</text:p>
          </table:table-cell>
          <table:table-cell office:value-type="string" calcext:value-type="string">
            <text:p>Видимо, чтобы нелегалы делали регистрацию и начали соблюдать закон, нужно обязательно открывать бирюлёвский филиал, без этого никак</text:p>
          </table:table-cell>
        </table:table-row>
        <table:table-row table:style-name="ro1">
          <table:table-cell office:value-type="float" office:value="2745665" calcext:value-type="float">
            <text:p>2745665</text:p>
          </table:table-cell>
          <table:table-cell office:value-type="float" office:value="2745697" calcext:value-type="float">
            <text:p>2745697</text:p>
          </table:table-cell>
          <table:table-cell office:value-type="string" calcext:value-type="string">
            <text:p>non_sexist</text:p>
          </table:table-cell>
          <table:table-cell office:value-type="string" calcext:value-type="string">
            <text:p>Якуты против кыргызов... Что?</text:p>
          </table:table-cell>
        </table:table-row>
        <table:table-row table:style-name="ro1">
          <table:table-cell office:value-type="float" office:value="2745665" calcext:value-type="float">
            <text:p>2745665</text:p>
          </table:table-cell>
          <table:table-cell office:value-type="float" office:value="2745707" calcext:value-type="float">
            <text:p>2745707</text:p>
          </table:table-cell>
          <table:table-cell office:value-type="string" calcext:value-type="string">
            <text:p>non_sexist</text:p>
          </table:table-cell>
          <table:table-cell office:value-type="string" calcext:value-type="string">
            <text:p>Ээээё блэт тьуох дигиин дээээ!</text:p>
          </table:table-cell>
        </table:table-row>
        <table:table-row table:style-name="ro1">
          <table:table-cell office:value-type="float" office:value="2745665" calcext:value-type="float">
            <text:p>2745665</text:p>
          </table:table-cell>
          <table:table-cell office:value-type="float" office:value="2745725" calcext:value-type="float">
            <text:p>2745725</text:p>
          </table:table-cell>
          <table:table-cell office:value-type="string" calcext:value-type="string">
            <text:p>non_sexist</text:p>
          </table:table-cell>
          <table:table-cell office:value-type="string" calcext:value-type="string">
            <text:p>Якуты бьют киргизов фильм года</text:p>
          </table:table-cell>
        </table:table-row>
        <table:table-row table:style-name="ro2">
          <table:table-cell office:value-type="float" office:value="2745665" calcext:value-type="float">
            <text:p>2745665</text:p>
          </table:table-cell>
          <table:table-cell office:value-type="float" office:value="2745734" calcext:value-type="float">
            <text:p>2745734</text:p>
          </table:table-cell>
          <table:table-cell office:value-type="string" calcext:value-type="string">
            <text:p>non_sexist</text:p>
          </table:table-cell>
          <table:table-cell office:value-type="string" calcext:value-type="string">
            <text:p>Какой бред просто избивать людей по национальному признаку</text:p>
            <text:p>Те кто избивал ничем не лучше тех, кто насиловал</text:p>
          </table:table-cell>
        </table:table-row>
        <table:table-row table:style-name="ro1">
          <table:table-cell office:value-type="float" office:value="2745665" calcext:value-type="float">
            <text:p>2745665</text:p>
          </table:table-cell>
          <table:table-cell office:value-type="float" office:value="2745747" calcext:value-type="float">
            <text:p>2745747</text:p>
          </table:table-cell>
          <table:table-cell office:value-type="string" calcext:value-type="string">
            <text:p>non_sexist</text:p>
          </table:table-cell>
          <table:table-cell office:value-type="string" calcext:value-type="string">
            <text:p>акуенно!гнать накуй</text:p>
          </table:table-cell>
        </table:table-row>
        <table:table-row table:style-name="ro1">
          <table:table-cell office:value-type="float" office:value="2745665" calcext:value-type="float">
            <text:p>2745665</text:p>
          </table:table-cell>
          <table:table-cell office:value-type="float" office:value="2745749" calcext:value-type="float">
            <text:p>2745749</text:p>
          </table:table-cell>
          <table:table-cell office:value-type="string" calcext:value-type="string">
            <text:p>non_sexist</text:p>
          </table:table-cell>
          <table:table-cell office:value-type="string" calcext:value-type="string">
            <text:p>Они заслужили 😡 Годоны</text:p>
          </table:table-cell>
        </table:table-row>
        <table:table-row table:style-name="ro2">
          <table:table-cell office:value-type="float" office:value="2745665" calcext:value-type="float">
            <text:p>2745665</text:p>
          </table:table-cell>
          <table:table-cell office:value-type="float" office:value="2745752" calcext:value-type="float">
            <text:p>2745752</text:p>
          </table:table-cell>
          <table:table-cell office:value-type="string" calcext:value-type="string">
            <text:p>non_sexist</text:p>
          </table:table-cell>
          <table:table-cell office:value-type="string" calcext:value-type="string">
            <text:p>Очень простая система. Люди в Якутске живут не очень хорошо. И с зарплатами не хорошо и коммунальные платежи растут и вообще все ухудшается. Но не хватает иЛи ума или организованности выступить против реальных виновников и ответственных за проблемы. Но тут под руку попадают мигранты. Непонятные люди, фруктами торгуют и работают дворниками и водителями. Кто во всем виноват? Ну конечно мигранты. Не власть, не владельцы бизнеса, которые берут на работу нелегалов. Не полиция, которая прикрывает. Самое простое это бить мигранта. </text:p>
            <text:p>Но как один мигрант отвечает за преступление другого? Если один русский совершил изнасилование, разве можно бить другого? Связь то какая? Кто совершил того и наказывают.</text:p>
          </table:table-cell>
        </table:table-row>
        <table:table-row table:style-name="ro1">
          <table:table-cell office:value-type="float" office:value="2745665" calcext:value-type="float">
            <text:p>2745665</text:p>
          </table:table-cell>
          <table:table-cell office:value-type="float" office:value="2745765" calcext:value-type="float">
            <text:p>2745765</text:p>
          </table:table-cell>
          <table:table-cell office:value-type="string" calcext:value-type="string">
            <text:p>non_sexist</text:p>
          </table:table-cell>
          <table:table-cell office:value-type="string" calcext:value-type="string">
            <text:p>не вышла половина маршруток</text:p>
          </table:table-cell>
        </table:table-row>
        <table:table-row table:style-name="ro1">
          <table:table-cell office:value-type="float" office:value="2745665" calcext:value-type="float">
            <text:p>2745665</text:p>
          </table:table-cell>
          <table:table-cell office:value-type="float" office:value="2745841" calcext:value-type="float">
            <text:p>2745841</text:p>
          </table:table-cell>
          <table:table-cell office:value-type="string" calcext:value-type="string">
            <text:p>non_sexist</text:p>
          </table:table-cell>
          <table:table-cell office:value-type="string" calcext:value-type="string">
            <text:p>Нашли врагов, тупые</text:p>
          </table:table-cell>
        </table:table-row>
        <table:table-row table:style-name="ro1">
          <table:table-cell office:value-type="float" office:value="2745665" calcext:value-type="float">
            <text:p>2745665</text:p>
          </table:table-cell>
          <table:table-cell office:value-type="float" office:value="2745844" calcext:value-type="float">
            <text:p>2745844</text:p>
          </table:table-cell>
          <table:table-cell office:value-type="string" calcext:value-type="string">
            <text:p>non_sexist</text:p>
          </table:table-cell>
          <table:table-cell office:value-type="string" calcext:value-type="string">
            <text:p>Был уже коммент: «Вы что хотите как в Якутии»?</text:p>
          </table:table-cell>
        </table:table-row>
        <table:table-row table:style-name="ro1">
          <table:table-cell office:value-type="float" office:value="2745665" calcext:value-type="float">
            <text:p>2745665</text:p>
          </table:table-cell>
          <table:table-cell office:value-type="float" office:value="2745870" calcext:value-type="float">
            <text:p>2745870</text:p>
          </table:table-cell>
          <table:table-cell office:value-type="string" calcext:value-type="string">
            <text:p>non_sexist</text:p>
          </table:table-cell>
          <table:table-cell office:value-type="string" calcext:value-type="string">
            <text:p>Это конечно печально,но народ хотя бы друг за друга стоит!и поставьте себя на место родителей девушки!</text:p>
          </table:table-cell>
        </table:table-row>
        <table:table-row table:style-name="ro1">
          <table:table-cell office:value-type="float" office:value="2745665" calcext:value-type="float">
            <text:p>2745665</text:p>
          </table:table-cell>
          <table:table-cell office:value-type="float" office:value="2745995" calcext:value-type="float">
            <text:p>2745995</text:p>
          </table:table-cell>
          <table:table-cell office:value-type="string" calcext:value-type="string">
            <text:p>non_sexist</text:p>
          </table:table-cell>
          <table:table-cell office:value-type="string" calcext:value-type="string">
            <text:p>Прекрасно решили проблему 👌🏻 васторк</text:p>
          </table:table-cell>
        </table:table-row>
        <table:table-row table:style-name="ro1">
          <table:table-cell office:value-type="float" office:value="2745665" calcext:value-type="float">
            <text:p>2745665</text:p>
          </table:table-cell>
          <table:table-cell office:value-type="float" office:value="2746372" calcext:value-type="float">
            <text:p>2746372</text:p>
          </table:table-cell>
          <table:table-cell office:value-type="string" calcext:value-type="string">
            <text:p>non_sexist</text:p>
          </table:table-cell>
          <table:table-cell office:value-type="string" calcext:value-type="string">
            <text:p>страна-лузер</text:p>
          </table:table-cell>
        </table:table-row>
        <table:table-row table:style-name="ro1">
          <table:table-cell office:value-type="float" office:value="2745665" calcext:value-type="float">
            <text:p>2745665</text:p>
          </table:table-cell>
          <table:table-cell office:value-type="float" office:value="2746492" calcext:value-type="float">
            <text:p>2746492</text:p>
          </table:table-cell>
          <table:table-cell office:value-type="string" calcext:value-type="string">
            <text:p>non_sexist</text:p>
          </table:table-cell>
          <table:table-cell office:value-type="string" calcext:value-type="string">
            <text:p>Животные радостно бегут избивать людей другой национальности, прикрывая свою жажду издевательств под маской чести. Был бы в данной ситуации на месте насильника любой другой русский насильник, общественность бы даже пальцем не пошевелила, скорее бы саму несчастную бабу затравили по стандарту))</text:p>
          </table:table-cell>
        </table:table-row>
        <table:table-row table:style-name="ro1">
          <table:table-cell office:value-type="float" office:value="2745665" calcext:value-type="float">
            <text:p>2745665</text:p>
          </table:table-cell>
          <table:table-cell office:value-type="float" office:value="2747575" calcext:value-type="float">
            <text:p>2747575</text:p>
          </table:table-cell>
          <table:table-cell office:value-type="string" calcext:value-type="string">
            <text:p>non_sexist</text:p>
          </table:table-cell>
          <table:table-cell office:value-type="string" calcext:value-type="string">
            <text:p>сожрите друг друга</text:p>
          </table:table-cell>
        </table:table-row>
        <table:table-row table:style-name="ro1">
          <table:table-cell office:value-type="float" office:value="2743517" calcext:value-type="float">
            <text:p>2743517</text:p>
          </table:table-cell>
          <table:table-cell office:value-type="float" office:value="2743518" calcext:value-type="float">
            <text:p>2743518</text:p>
          </table:table-cell>
          <table:table-cell office:value-type="string" calcext:value-type="string">
            <text:p>non_sexist</text:p>
          </table:table-cell>
          <table:table-cell office:value-type="string" calcext:value-type="string">
            <text:p>1 износ 2 митинга, а то что вас уже 20 лет плешивый ебет в рот и в жопу всем вообще ровно, лол</text:p>
          </table:table-cell>
        </table:table-row>
        <table:table-row table:style-name="ro1">
          <table:table-cell office:value-type="float" office:value="2743517" calcext:value-type="float">
            <text:p>2743517</text:p>
          </table:table-cell>
          <table:table-cell office:value-type="float" office:value="2743522" calcext:value-type="float">
            <text:p>2743522</text:p>
          </table:table-cell>
          <table:table-cell office:value-type="string" calcext:value-type="string">
            <text:p>non_sexist</text:p>
          </table:table-cell>
          <table:table-cell office:value-type="string" calcext:value-type="string">
            <text:p>Панислась!</text:p>
          </table:table-cell>
        </table:table-row>
        <table:table-row table:style-name="ro1">
          <table:table-cell office:value-type="float" office:value="2743517" calcext:value-type="float">
            <text:p>2743517</text:p>
          </table:table-cell>
          <table:table-cell office:value-type="float" office:value="2743527" calcext:value-type="float">
            <text:p>2743527</text:p>
          </table:table-cell>
          <table:table-cell office:value-type="string" calcext:value-type="string">
            <text:p>non_sexist</text:p>
          </table:table-cell>
          <table:table-cell office:value-type="string" calcext:value-type="string">
            <text:p>Очевидно что мигранты виноваты.</text:p>
          </table:table-cell>
        </table:table-row>
        <table:table-row table:style-name="ro1">
          <table:table-cell office:value-type="float" office:value="2743517" calcext:value-type="float">
            <text:p>2743517</text:p>
          </table:table-cell>
          <table:table-cell office:value-type="float" office:value="2743528" calcext:value-type="float">
            <text:p>2743528</text:p>
          </table:table-cell>
          <table:table-cell office:value-type="string" calcext:value-type="string">
            <text:p>non_sexist</text:p>
          </table:table-cell>
          <table:table-cell office:value-type="string" calcext:value-type="string">
            <text:p>Это вам не русские терпилы, за своих девушек стоят горой</text:p>
          </table:table-cell>
        </table:table-row>
        <table:table-row table:style-name="ro1">
          <table:table-cell office:value-type="float" office:value="2743517" calcext:value-type="float">
            <text:p>2743517</text:p>
          </table:table-cell>
          <table:table-cell office:value-type="float" office:value="2743541" calcext:value-type="float">
            <text:p>2743541</text:p>
          </table:table-cell>
          <table:table-cell office:value-type="string" calcext:value-type="string">
            <text:p>non_sexist</text:p>
          </table:table-cell>
          <table:table-cell office:value-type="string" calcext:value-type="string">
            <text:p>С одной стороны якутов понять можно, но с другой угрожать безобидным мигрантам просто низко. У меня есть друзья таджики, из африки и я знаю как тяжело у них на родине, они не от хорошей жизни сюда приехали. Да те мигранты которые совершают преступления должны получать максималку по всей строгости закона, но не все мигранты преступники. Тут два варианта пускайте свободно мигрантов, но судите по строгости или же вообще постройте стену как трамп.</text:p>
          </table:table-cell>
        </table:table-row>
        <table:table-row table:style-name="ro1">
          <table:table-cell office:value-type="float" office:value="2743517" calcext:value-type="float">
            <text:p>2743517</text:p>
          </table:table-cell>
          <table:table-cell office:value-type="float" office:value="2743543" calcext:value-type="float">
            <text:p>2743543</text:p>
          </table:table-cell>
          <table:table-cell office:value-type="string" calcext:value-type="string">
            <text:p>non_sexist</text:p>
          </table:table-cell>
          <table:table-cell office:value-type="string" calcext:value-type="string">
            <text:p>Разве только мигранты насилуют? Эмигранты чем лучше?)</text:p>
          </table:table-cell>
        </table:table-row>
        <table:table-row table:style-name="ro1">
          <table:table-cell office:value-type="float" office:value="2743517" calcext:value-type="float">
            <text:p>2743517</text:p>
          </table:table-cell>
          <table:table-cell office:value-type="float" office:value="2743553" calcext:value-type="float">
            <text:p>2743553</text:p>
          </table:table-cell>
          <table:table-cell office:value-type="string" calcext:value-type="string">
            <text:p>non_sexist</text:p>
          </table:table-cell>
          <table:table-cell office:value-type="string" calcext:value-type="string">
            <text:p>Евреи отбирают работу немцев, евреи едят немецкий хлеб, еври хотят нами завладеть! Надо их выгнать и сжечь! - такие вещи говорил Гитлер в 1933 году приступая к управлению страной. Также сегодня на митинге говорил и президент Якутии. Против Путина говорить эти пиздаглазые терпилы боятся что то. Из золото,нефть,газ и алмазы вывозяь москвоские олигархи миллиардами. А эти терпилы свое нищебродское существование оправдывают тем, что их работу отбирают приезжие и то что их женщин насилуют, хотя за прошлый год из почти 300 изнасилований в Якутии, 4 совершили иностранцы, а подавляюшее большинство это якуты местные. Якуты всю жизнь жили на севере в вакууме и забыли что такое цивилизация.</text:p>
          </table:table-cell>
        </table:table-row>
        <table:table-row table:style-name="ro1">
          <table:table-cell office:value-type="float" office:value="2743517" calcext:value-type="float">
            <text:p>2743517</text:p>
          </table:table-cell>
          <table:table-cell office:value-type="float" office:value="2743599" calcext:value-type="float">
            <text:p>2743599</text:p>
          </table:table-cell>
          <table:table-cell office:value-type="string" calcext:value-type="string">
            <text:p>non_sexist</text:p>
          </table:table-cell>
          <table:table-cell office:value-type="string" calcext:value-type="string">
            <text:p>То есть митинг по сути как обычно ни о чем? Обаиняемых задержали, следствие идет, свои насилуют на несколько порядков чаще. Так че собирались то? Просто поскакать?)</text:p>
          </table:table-cell>
        </table:table-row>
        <table:table-row table:style-name="ro1">
          <table:table-cell office:value-type="float" office:value="2743517" calcext:value-type="float">
            <text:p>2743517</text:p>
          </table:table-cell>
          <table:table-cell office:value-type="float" office:value="2743615" calcext:value-type="float">
            <text:p>2743615</text:p>
          </table:table-cell>
          <table:table-cell office:value-type="string" calcext:value-type="string">
            <text:p>non_sexist</text:p>
          </table:table-cell>
          <table:table-cell office:value-type="string" calcext:value-type="string">
            <text:p>Каждый день по митингу . Так победим 🙀</text:p>
          </table:table-cell>
        </table:table-row>
        <table:table-row table:style-name="ro1">
          <table:table-cell office:value-type="float" office:value="2743517" calcext:value-type="float">
            <text:p>2743517</text:p>
          </table:table-cell>
          <table:table-cell office:value-type="float" office:value="2743616" calcext:value-type="float">
            <text:p>2743616</text:p>
          </table:table-cell>
          <table:table-cell office:value-type="string" calcext:value-type="string">
            <text:p>non_sexist</text:p>
          </table:table-cell>
          <table:table-cell office:value-type="string" calcext:value-type="string">
            <text:p>Как якуты отличают приезжих киргизов?</text:p>
          </table:table-cell>
        </table:table-row>
        <table:table-row table:style-name="ro1">
          <table:table-cell office:value-type="float" office:value="2743517" calcext:value-type="float">
            <text:p>2743517</text:p>
          </table:table-cell>
          <table:table-cell office:value-type="float" office:value="2743680" calcext:value-type="float">
            <text:p>2743680</text:p>
          </table:table-cell>
          <table:table-cell office:value-type="string" calcext:value-type="string">
            <text:p>non_sexist</text:p>
          </table:table-cell>
          <table:table-cell office:value-type="string" calcext:value-type="string">
            <text:p>Сука у нас принято делать "Кражу невест" че тут поделаешь</text:p>
          </table:table-cell>
        </table:table-row>
        <table:table-row table:style-name="ro1">
          <table:table-cell office:value-type="float" office:value="2743517" calcext:value-type="float">
            <text:p>2743517</text:p>
          </table:table-cell>
          <table:table-cell office:value-type="float" office:value="2743691" calcext:value-type="float">
            <text:p>2743691</text:p>
          </table:table-cell>
          <table:table-cell office:value-type="string" calcext:value-type="string">
            <text:p>non_sexist</text:p>
          </table:table-cell>
          <table:table-cell office:value-type="string" calcext:value-type="string">
            <text:p>А не пробовали отмудохать...????</text:p>
          </table:table-cell>
        </table:table-row>
        <table:table-row table:style-name="ro1">
          <table:table-cell office:value-type="float" office:value="2743517" calcext:value-type="float">
            <text:p>2743517</text:p>
          </table:table-cell>
          <table:table-cell office:value-type="float" office:value="2743811" calcext:value-type="float">
            <text:p>2743811</text:p>
          </table:table-cell>
          <table:table-cell office:value-type="string" calcext:value-type="string">
            <text:p>non_sexist</text:p>
          </table:table-cell>
          <table:table-cell office:value-type="string" calcext:value-type="string">
            <text:p>Видать, достали. Копилось, копилось и все заверте....</text:p>
          </table:table-cell>
        </table:table-row>
        <table:table-row table:style-name="ro1">
          <table:table-cell office:value-type="float" office:value="2743517" calcext:value-type="float">
            <text:p>2743517</text:p>
          </table:table-cell>
          <table:table-cell office:value-type="float" office:value="2743846" calcext:value-type="float">
            <text:p>2743846</text:p>
          </table:table-cell>
          <table:table-cell office:value-type="string" calcext:value-type="string">
            <text:p>non_sexist</text:p>
          </table:table-cell>
          <table:table-cell office:value-type="string" calcext:value-type="string">
            <text:p>Jaret, по поводу "безобидности" киргизов Вы погорячились, уроженцы Африки, да не спорю безобидные ребята. Смошенничать чего-нибудь на это мастера, но вот чтоб изнасиловали африканцы, никогда не слышала. Зачем строить стену, можно просто ввести визовый режим с Киргизией.</text:p>
          </table:table-cell>
        </table:table-row>
        <table:table-row table:style-name="ro1">
          <table:table-cell office:value-type="float" office:value="2743517" calcext:value-type="float">
            <text:p>2743517</text:p>
          </table:table-cell>
          <table:table-cell office:value-type="float" office:value="2743887" calcext:value-type="float">
            <text:p>2743887</text:p>
          </table:table-cell>
          <table:table-cell office:value-type="string" calcext:value-type="string">
            <text:p>non_sexist</text:p>
          </table:table-cell>
          <table:table-cell office:value-type="string" calcext:value-type="string">
            <text:p>Толерантность-это наше всё😆😆😆</text:p>
          </table:table-cell>
        </table:table-row>
        <table:table-row table:style-name="ro1">
          <table:table-cell office:value-type="float" office:value="2743517" calcext:value-type="float">
            <text:p>2743517</text:p>
          </table:table-cell>
          <table:table-cell office:value-type="float" office:value="2744140" calcext:value-type="float">
            <text:p>2744140</text:p>
          </table:table-cell>
          <table:table-cell office:value-type="string" calcext:value-type="string">
            <text:p>non_sexist</text:p>
          </table:table-cell>
          <table:table-cell office:value-type="string" calcext:value-type="string">
            <text:p>Может быть это грарри поттер, <text:s/>я слышал что он киргиз</text:p>
          </table:table-cell>
        </table:table-row>
        <table:table-row table:style-name="ro1">
          <table:table-cell office:value-type="float" office:value="2743517" calcext:value-type="float">
            <text:p>2743517</text:p>
          </table:table-cell>
          <table:table-cell office:value-type="float" office:value="2744621" calcext:value-type="float">
            <text:p>2744621</text:p>
          </table:table-cell>
          <table:table-cell office:value-type="string" calcext:value-type="string">
            <text:p>non_sexist</text:p>
          </table:table-cell>
          <table:table-cell office:value-type="string" calcext:value-type="string">
            <text:p>Кыргызы на самом деле сами по себе не виноваты. Во всём виновата плохая миграционная политика: приезжают всякие элементы со всей Средней Азии, элементы которые по каким-то причинам не нашли работу дома или просто от чего-то сбежали. В основном малограмотные. Сами понимаете какой это контингент. Плюс к этому из-за той же слабой миграционной политики прибегают нелегальные мигранты, которые и попирают всякие правила и законы. Поэтому, нужна конкретная миграционная политика, а не клеймить целые народы.</text:p>
          </table:table-cell>
        </table:table-row>
        <table:table-row table:style-name="ro1">
          <table:table-cell office:value-type="float" office:value="2741598" calcext:value-type="float">
            <text:p>2741598</text:p>
          </table:table-cell>
          <table:table-cell office:value-type="float" office:value="2741599" calcext:value-type="float">
            <text:p>2741599</text:p>
          </table:table-cell>
          <table:table-cell office:value-type="string" calcext:value-type="string">
            <text:p>non_sexist</text:p>
          </table:table-cell>
          <table:table-cell office:value-type="string" calcext:value-type="string">
            <text:p>Последний</text:p>
          </table:table-cell>
        </table:table-row>
        <table:table-row table:style-name="ro1">
          <table:table-cell office:value-type="float" office:value="2741598" calcext:value-type="float">
            <text:p>2741598</text:p>
          </table:table-cell>
          <table:table-cell office:value-type="float" office:value="2741600" calcext:value-type="float">
            <text:p>2741600</text:p>
          </table:table-cell>
          <table:table-cell office:value-type="string" calcext:value-type="string">
            <text:p>non_sexist</text:p>
          </table:table-cell>
          <table:table-cell office:value-type="string" calcext:value-type="string">
            <text:p>Но по федеральным новостным каналам об этом ни слова потому что "нетвременинараскачку".</text:p>
          </table:table-cell>
        </table:table-row>
        <table:table-row table:style-name="ro1">
          <table:table-cell office:value-type="float" office:value="2741598" calcext:value-type="float">
            <text:p>2741598</text:p>
          </table:table-cell>
          <table:table-cell office:value-type="float" office:value="2741601" calcext:value-type="float">
            <text:p>2741601</text:p>
          </table:table-cell>
          <table:table-cell office:value-type="string" calcext:value-type="string">
            <text:p>non_sexist</text:p>
          </table:table-cell>
          <table:table-cell office:value-type="string" calcext:value-type="string">
            <text:p>ШУЕ ППШ</text:p>
          </table:table-cell>
        </table:table-row>
        <table:table-row table:style-name="ro1">
          <table:table-cell office:value-type="float" office:value="2741598" calcext:value-type="float">
            <text:p>2741598</text:p>
          </table:table-cell>
          <table:table-cell office:value-type="float" office:value="2741604" calcext:value-type="float">
            <text:p>2741604</text:p>
          </table:table-cell>
          <table:table-cell office:value-type="string" calcext:value-type="string">
            <text:p>non_sexist</text:p>
          </table:table-cell>
          <table:table-cell office:value-type="string" calcext:value-type="string">
            <text:p>ЕЕЕ,ДУХОВНЫЕ СКРЕПЫ</text:p>
          </table:table-cell>
        </table:table-row>
        <table:table-row table:style-name="ro1">
          <table:table-cell office:value-type="float" office:value="2741598" calcext:value-type="float">
            <text:p>2741598</text:p>
          </table:table-cell>
          <table:table-cell office:value-type="float" office:value="2741613" calcext:value-type="float">
            <text:p>2741613</text:p>
          </table:table-cell>
          <table:table-cell office:value-type="string" calcext:value-type="string">
            <text:p>non_sexist</text:p>
          </table:table-cell>
          <table:table-cell office:value-type="string" calcext:value-type="string">
            <text:p>Погромы будут!</text:p>
          </table:table-cell>
        </table:table-row>
        <table:table-row table:style-name="ro1">
          <table:table-cell office:value-type="float" office:value="2741598" calcext:value-type="float">
            <text:p>2741598</text:p>
          </table:table-cell>
          <table:table-cell office:value-type="float" office:value="2741615" calcext:value-type="float">
            <text:p>2741615</text:p>
          </table:table-cell>
          <table:table-cell office:value-type="string" calcext:value-type="string">
            <text:p>non_sexist</text:p>
          </table:table-cell>
          <table:table-cell office:value-type="string" calcext:value-type="string">
            <text:p>#рафикнеуиноуен</text:p>
          </table:table-cell>
        </table:table-row>
        <table:table-row table:style-name="ro1">
          <table:table-cell office:value-type="float" office:value="2741598" calcext:value-type="float">
            <text:p>2741598</text:p>
          </table:table-cell>
          <table:table-cell office:value-type="float" office:value="2741616" calcext:value-type="float">
            <text:p>2741616</text:p>
          </table:table-cell>
          <table:table-cell office:value-type="string" calcext:value-type="string">
            <text:p>non_sexist</text:p>
          </table:table-cell>
          <table:table-cell office:value-type="string" calcext:value-type="string">
            <text:p>Заподозрили блеать :))) А наши, русские баб никогда не насиловали? :0))) Щас начнется мракобесие националистическое :)</text:p>
          </table:table-cell>
        </table:table-row>
        <table:table-row table:style-name="ro1">
          <table:table-cell office:value-type="float" office:value="2741598" calcext:value-type="float">
            <text:p>2741598</text:p>
          </table:table-cell>
          <table:table-cell office:value-type="float" office:value="2741648" calcext:value-type="float">
            <text:p>2741648</text:p>
          </table:table-cell>
          <table:table-cell office:value-type="string" calcext:value-type="string">
            <text:p>non_sexist</text:p>
          </table:table-cell>
          <table:table-cell office:value-type="string" calcext:value-type="string">
            <text:p>Какой митинг, пусть готовятся еще к 10 млн Махмудов.</text:p>
          </table:table-cell>
        </table:table-row>
        <table:table-row table:style-name="ro1">
          <table:table-cell office:value-type="float" office:value="2741598" calcext:value-type="float">
            <text:p>2741598</text:p>
          </table:table-cell>
          <table:table-cell office:value-type="float" office:value="2741681" calcext:value-type="float">
            <text:p>2741681</text:p>
          </table:table-cell>
          <table:table-cell office:value-type="string" calcext:value-type="string">
            <text:p>non_sexist</text:p>
          </table:table-cell>
          <table:table-cell office:value-type="string" calcext:value-type="string">
            <text:p>В Якутске мечеть ? 🤔</text:p>
          </table:table-cell>
        </table:table-row>
        <table:table-row table:style-name="ro1">
          <table:table-cell office:value-type="float" office:value="2741598" calcext:value-type="float">
            <text:p>2741598</text:p>
          </table:table-cell>
          <table:table-cell office:value-type="float" office:value="2741688" calcext:value-type="float">
            <text:p>2741688</text:p>
          </table:table-cell>
          <table:table-cell office:value-type="string" calcext:value-type="string">
            <text:p>non_sexist</text:p>
          </table:table-cell>
          <table:table-cell office:value-type="string" calcext:value-type="string">
            <text:p>Якутск 👍</text:p>
          </table:table-cell>
        </table:table-row>
        <table:table-row table:style-name="ro1">
          <table:table-cell office:value-type="float" office:value="2741598" calcext:value-type="float">
            <text:p>2741598</text:p>
          </table:table-cell>
          <table:table-cell office:value-type="float" office:value="2741702" calcext:value-type="float">
            <text:p>2741702</text:p>
          </table:table-cell>
          <table:table-cell office:value-type="string" calcext:value-type="string">
            <text:p>non_sexist</text:p>
          </table:table-cell>
          <table:table-cell office:value-type="string" calcext:value-type="string">
            <text:p>Мне казалось жителей средней Азии в Якутии вообще нет. Там свои мигранты (китайцы).</text:p>
          </table:table-cell>
        </table:table-row>
        <table:table-row table:style-name="ro1">
          <table:table-cell office:value-type="float" office:value="2741598" calcext:value-type="float">
            <text:p>2741598</text:p>
          </table:table-cell>
          <table:table-cell office:value-type="float" office:value="2741706" calcext:value-type="float">
            <text:p>2741706</text:p>
          </table:table-cell>
          <table:table-cell office:value-type="string" calcext:value-type="string">
            <text:p>non_sexist</text:p>
          </table:table-cell>
          <table:table-cell office:value-type="string" calcext:value-type="string">
            <text:p>а т.е. местные насильники не заставляли жителей Якутска выйти на митинг ?</text:p>
          </table:table-cell>
        </table:table-row>
        <table:table-row table:style-name="ro1">
          <table:table-cell office:value-type="float" office:value="2741598" calcext:value-type="float">
            <text:p>2741598</text:p>
          </table:table-cell>
          <table:table-cell office:value-type="float" office:value="2741708" calcext:value-type="float">
            <text:p>2741708</text:p>
          </table:table-cell>
          <table:table-cell office:value-type="string" calcext:value-type="string">
            <text:p>non_sexist</text:p>
          </table:table-cell>
          <table:table-cell office:value-type="string" calcext:value-type="string">
            <text:p>Сибирь кишит приезжими . Капиталистам нравятся мигранты на скважинах , рудниках <text:s/>. Приехали уехали , ну трахнули кого то . Это же совсем не парит мозг. <text:s/>Так как яхта с домом на Мальдивах . Тут всего лишь работа . Утрись население Мордора</text:p>
          </table:table-cell>
        </table:table-row>
        <table:table-row table:style-name="ro1">
          <table:table-cell office:value-type="float" office:value="2741598" calcext:value-type="float">
            <text:p>2741598</text:p>
          </table:table-cell>
          <table:table-cell office:value-type="float" office:value="2741728" calcext:value-type="float">
            <text:p>2741728</text:p>
          </table:table-cell>
          <table:table-cell office:value-type="string" calcext:value-type="string">
            <text:p>non_sexist</text:p>
          </table:table-cell>
          <table:table-cell office:value-type="string" calcext:value-type="string">
            <text:p>Не вы чо, мигранты только в гейропе насилуют, а у нас приезжают духовно обогащаться скрепами.</text:p>
          </table:table-cell>
        </table:table-row>
        <table:table-row table:style-name="ro1">
          <table:table-cell office:value-type="float" office:value="2741598" calcext:value-type="float">
            <text:p>2741598</text:p>
          </table:table-cell>
          <table:table-cell office:value-type="float" office:value="2741733" calcext:value-type="float">
            <text:p>2741733</text:p>
          </table:table-cell>
          <table:table-cell office:value-type="string" calcext:value-type="string">
            <text:p>non_sexist</text:p>
          </table:table-cell>
          <table:table-cell office:value-type="string" calcext:value-type="string">
            <text:p>Они этих выходцев Средней Азии как отличают? Ничего личного, только их местные форум-факты...</text:p>
          </table:table-cell>
        </table:table-row>
        <table:table-row table:style-name="ro3">
          <table:table-cell office:value-type="float" office:value="2741598" calcext:value-type="float">
            <text:p>2741598</text:p>
          </table:table-cell>
          <table:table-cell office:value-type="float" office:value="2741783" calcext:value-type="float">
            <text:p>2741783</text:p>
          </table:table-cell>
          <table:table-cell office:value-type="string" calcext:value-type="string">
            <text:p>non_sexist</text:p>
          </table:table-cell>
          <table:table-cell office:value-type="string" calcext:value-type="string">
            <text:p>Мусульмане мирные и безобидные конечно. Кроме 52% мусульман которые являются радикалами. </text:p>
            <text:p/>
            <text:p>Подумаешь</text:p>
          </table:table-cell>
        </table:table-row>
        <table:table-row table:style-name="ro1">
          <table:table-cell office:value-type="float" office:value="2741598" calcext:value-type="float">
            <text:p>2741598</text:p>
          </table:table-cell>
          <table:table-cell office:value-type="float" office:value="2741792" calcext:value-type="float">
            <text:p>2741792</text:p>
          </table:table-cell>
          <table:table-cell office:value-type="string" calcext:value-type="string">
            <text:p>non_sexist</text:p>
          </table:table-cell>
          <table:table-cell office:value-type="string" calcext:value-type="string">
            <text:p>Все как не зайду в СИЗО там там на одного мусульманина приходится сотня местных арийцев... но если сукинсын свой, то ему походу можно.</text:p>
          </table:table-cell>
        </table:table-row>
        <table:table-row table:style-name="ro1">
          <table:table-cell office:value-type="float" office:value="2741598" calcext:value-type="float">
            <text:p>2741598</text:p>
          </table:table-cell>
          <table:table-cell office:value-type="float" office:value="2741794" calcext:value-type="float">
            <text:p>2741794</text:p>
          </table:table-cell>
          <table:table-cell office:value-type="string" calcext:value-type="string">
            <text:p>non_sexist</text:p>
          </table:table-cell>
          <table:table-cell office:value-type="string" calcext:value-type="string">
            <text:p>Не ну вообще то разумная реакция общества которое реально осуждает насилие</text:p>
          </table:table-cell>
        </table:table-row>
        <table:table-row table:style-name="ro1">
          <table:table-cell office:value-type="float" office:value="2741598" calcext:value-type="float">
            <text:p>2741598</text:p>
          </table:table-cell>
          <table:table-cell office:value-type="float" office:value="2741816" calcext:value-type="float">
            <text:p>2741816</text:p>
          </table:table-cell>
          <table:table-cell office:value-type="string" calcext:value-type="string">
            <text:p>non_sexist</text:p>
          </table:table-cell>
          <table:table-cell office:value-type="string" calcext:value-type="string">
            <text:p>Вы что хотите как в Новой Зеландии?!</text:p>
          </table:table-cell>
        </table:table-row>
        <table:table-row table:style-name="ro1">
          <table:table-cell office:value-type="float" office:value="2741598" calcext:value-type="float">
            <text:p>2741598</text:p>
          </table:table-cell>
          <table:table-cell office:value-type="float" office:value="2741818" calcext:value-type="float">
            <text:p>2741818</text:p>
          </table:table-cell>
          <table:table-cell office:value-type="string" calcext:value-type="string">
            <text:p>non_sexist</text:p>
          </table:table-cell>
          <table:table-cell office:value-type="string" calcext:value-type="string">
            <text:p>С этими ребятами лучше не шутить у них там не крепостной менталитет. 😉</text:p>
          </table:table-cell>
        </table:table-row>
        <table:table-row table:style-name="ro1">
          <table:table-cell office:value-type="float" office:value="2741598" calcext:value-type="float">
            <text:p>2741598</text:p>
          </table:table-cell>
          <table:table-cell office:value-type="float" office:value="2741822" calcext:value-type="float">
            <text:p>2741822</text:p>
          </table:table-cell>
          <table:table-cell office:value-type="string" calcext:value-type="string">
            <text:p>non_sexist</text:p>
          </table:table-cell>
          <table:table-cell office:value-type="string" calcext:value-type="string">
            <text:p>Якуты норм ребята)</text:p>
          </table:table-cell>
        </table:table-row>
        <table:table-row table:style-name="ro1">
          <table:table-cell office:value-type="float" office:value="2741598" calcext:value-type="float">
            <text:p>2741598</text:p>
          </table:table-cell>
          <table:table-cell office:value-type="float" office:value="2741858" calcext:value-type="float">
            <text:p>2741858</text:p>
          </table:table-cell>
          <table:table-cell office:value-type="string" calcext:value-type="string">
            <text:p>non_sexist</text:p>
          </table:table-cell>
          <table:table-cell office:value-type="string" calcext:value-type="string">
            <text:p>А как бы прокомментировал это событие товарищ Торрент из Новой Зеландии?</text:p>
          </table:table-cell>
        </table:table-row>
        <table:table-row table:style-name="ro1">
          <table:table-cell office:value-type="float" office:value="2741598" calcext:value-type="float">
            <text:p>2741598</text:p>
          </table:table-cell>
          <table:table-cell office:value-type="float" office:value="2741972" calcext:value-type="float">
            <text:p>2741972</text:p>
          </table:table-cell>
          <table:table-cell office:value-type="string" calcext:value-type="string">
            <text:p>non_sexist</text:p>
          </table:table-cell>
          <table:table-cell office:value-type="string" calcext:value-type="string">
            <text:p>Их <text:s/>скоро как 20 лет власть сама насилует 😆</text:p>
          </table:table-cell>
        </table:table-row>
        <table:table-row table:style-name="ro1">
          <table:table-cell office:value-type="float" office:value="2741598" calcext:value-type="float">
            <text:p>2741598</text:p>
          </table:table-cell>
          <table:table-cell office:value-type="float" office:value="2741986" calcext:value-type="float">
            <text:p>2741986</text:p>
          </table:table-cell>
          <table:table-cell office:value-type="string" calcext:value-type="string">
            <text:p>non_sexist</text:p>
          </table:table-cell>
          <table:table-cell office:value-type="string" calcext:value-type="string">
            <text:p>F</text:p>
          </table:table-cell>
        </table:table-row>
        <table:table-row table:style-name="ro1">
          <table:table-cell office:value-type="float" office:value="2741598" calcext:value-type="float">
            <text:p>2741598</text:p>
          </table:table-cell>
          <table:table-cell office:value-type="float" office:value="2742116" calcext:value-type="float">
            <text:p>2742116</text:p>
          </table:table-cell>
          <table:table-cell office:value-type="string" calcext:value-type="string">
            <text:p>non_sexist</text:p>
          </table:table-cell>
          <table:table-cell office:value-type="string" calcext:value-type="string">
            <text:p>Какие нетолерантные якуты, однако.</text:p>
          </table:table-cell>
        </table:table-row>
        <table:table-row table:style-name="ro2">
          <table:table-cell office:value-type="float" office:value="2741598" calcext:value-type="float">
            <text:p>2741598</text:p>
          </table:table-cell>
          <table:table-cell office:value-type="float" office:value="2742161" calcext:value-type="float">
            <text:p>2742161</text:p>
          </table:table-cell>
          <table:table-cell office:value-type="string" calcext:value-type="string">
            <text:p>non_sexist</text:p>
          </table:table-cell>
          <table:table-cell office:value-type="string" calcext:value-type="string">
            <text:p>Отлично, когда внешних врагов становится недостаточно, когда даже соседние братские народы перестали возбуждать население, приходит очередь стравливания граждан между собой! Православные должны бояться мусульман, мусульмане ещё кого-то, а те ещё кого-нибудь...</text:p>
            <text:p>Главное не думать о тех, кто этим управляет, ведь кругом враги! Вот даже сосед по лестничной клетке уже становится подозрительным, потом коллега, потом брат...</text:p>
          </table:table-cell>
        </table:table-row>
        <table:table-row table:style-name="ro1">
          <table:table-cell office:value-type="float" office:value="2741598" calcext:value-type="float">
            <text:p>2741598</text:p>
          </table:table-cell>
          <table:table-cell office:value-type="float" office:value="2742340" calcext:value-type="float">
            <text:p>2742340</text:p>
          </table:table-cell>
          <table:table-cell office:value-type="string" calcext:value-type="string">
            <text:p>non_sexist</text:p>
          </table:table-cell>
          <table:table-cell office:value-type="string" calcext:value-type="string">
            <text:p>Это не родственники изначилованного, это какие-то 200 бузотеров. Работают по заказу госдепа.</text:p>
          </table:table-cell>
        </table:table-row>
        <table:table-row table:style-name="ro1">
          <table:table-cell office:value-type="float" office:value="2741598" calcext:value-type="float">
            <text:p>2741598</text:p>
          </table:table-cell>
          <table:table-cell office:value-type="float" office:value="2742347" calcext:value-type="float">
            <text:p>2742347</text:p>
          </table:table-cell>
          <table:table-cell office:value-type="string" calcext:value-type="string">
            <text:p>non_sexist</text:p>
          </table:table-cell>
          <table:table-cell office:value-type="string" calcext:value-type="string">
            <text:p>Якутия?</text:p>
          </table:table-cell>
        </table:table-row>
        <table:table-row table:style-name="ro1">
          <table:table-cell office:value-type="float" office:value="2741598" calcext:value-type="float">
            <text:p>2741598</text:p>
          </table:table-cell>
          <table:table-cell office:value-type="float" office:value="2742413" calcext:value-type="float">
            <text:p>2742413</text:p>
          </table:table-cell>
          <table:table-cell office:value-type="string" calcext:value-type="string">
            <text:p>non_sexist</text:p>
          </table:table-cell>
          <table:table-cell office:value-type="string" calcext:value-type="string">
            <text:p>Ещё больше черножопой падали, уже скоро. Понадобится штук двести таких, как мужик из Новой Зеландии</text:p>
          </table:table-cell>
        </table:table-row>
        <table:table-row table:style-name="ro1">
          <table:table-cell office:value-type="float" office:value="2741598" calcext:value-type="float">
            <text:p>2741598</text:p>
          </table:table-cell>
          <table:table-cell office:value-type="float" office:value="2742708" calcext:value-type="float">
            <text:p>2742708</text:p>
          </table:table-cell>
          <table:table-cell office:value-type="string" calcext:value-type="string">
            <text:p>non_sexist</text:p>
          </table:table-cell>
          <table:table-cell office:value-type="string" calcext:value-type="string">
            <text:p>Вот же поганая нация. Даже якутов вывели.</text:p>
          </table:table-cell>
        </table:table-row>
        <table:table-row table:style-name="ro1">
          <table:table-cell office:value-type="float" office:value="2721868" calcext:value-type="float">
            <text:p>2721868</text:p>
          </table:table-cell>
          <table:table-cell office:value-type="float" office:value="2721869" calcext:value-type="float">
            <text:p>2721869</text:p>
          </table:table-cell>
          <table:table-cell office:value-type="string" calcext:value-type="string">
            <text:p>non_sexist</text:p>
          </table:table-cell>
          <table:table-cell office:value-type="string" calcext:value-type="string">
            <text:p>хаха хорошая шутеечка братан</text:p>
          </table:table-cell>
        </table:table-row>
        <table:table-row table:style-name="ro1">
          <table:table-cell office:value-type="float" office:value="2721868" calcext:value-type="float">
            <text:p>2721868</text:p>
          </table:table-cell>
          <table:table-cell office:value-type="float" office:value="2721870" calcext:value-type="float">
            <text:p>2721870</text:p>
          </table:table-cell>
          <table:table-cell office:value-type="string" calcext:value-type="string">
            <text:p>non_sexist</text:p>
          </table:table-cell>
          <table:table-cell office:value-type="string" calcext:value-type="string">
            <text:p>дефки го на завод</text:p>
          </table:table-cell>
        </table:table-row>
        <table:table-row table:style-name="ro1">
          <table:table-cell office:value-type="float" office:value="2721868" calcext:value-type="float">
            <text:p>2721868</text:p>
          </table:table-cell>
          <table:table-cell office:value-type="float" office:value="2721871" calcext:value-type="float">
            <text:p>2721871</text:p>
          </table:table-cell>
          <table:table-cell office:value-type="string" calcext:value-type="string">
            <text:p>non_sexist</text:p>
          </table:table-cell>
          <table:table-cell office:value-type="string" calcext:value-type="string">
            <text:p>Ну так всё правильно,они по другому не понимают</text:p>
          </table:table-cell>
        </table:table-row>
        <table:table-row table:style-name="ro1">
          <table:table-cell office:value-type="float" office:value="2721868" calcext:value-type="float">
            <text:p>2721868</text:p>
          </table:table-cell>
          <table:table-cell office:value-type="float" office:value="2721872" calcext:value-type="float">
            <text:p>2721872</text:p>
          </table:table-cell>
          <table:table-cell office:value-type="string" calcext:value-type="string">
            <text:p>non_sexist</text:p>
          </table:table-cell>
          <table:table-cell office:value-type="string" calcext:value-type="string">
            <text:p>А при чём тут бузова?</text:p>
          </table:table-cell>
        </table:table-row>
        <table:table-row table:style-name="ro1">
          <table:table-cell office:value-type="float" office:value="2721868" calcext:value-type="float">
            <text:p>2721868</text:p>
          </table:table-cell>
          <table:table-cell office:value-type="float" office:value="2721874" calcext:value-type="float">
            <text:p>2721874</text:p>
          </table:table-cell>
          <table:table-cell office:value-type="string" calcext:value-type="string">
            <text:p>non_sexist</text:p>
          </table:table-cell>
          <table:table-cell office:value-type="string" calcext:value-type="string">
            <text:p>Самосуд официально запрещён, как любое другое насилие и прочие преступления.</text:p>
          </table:table-cell>
        </table:table-row>
        <table:table-row table:style-name="ro1">
          <table:table-cell office:value-type="float" office:value="2721868" calcext:value-type="float">
            <text:p>2721868</text:p>
          </table:table-cell>
          <table:table-cell office:value-type="float" office:value="2721875" calcext:value-type="float">
            <text:p>2721875</text:p>
          </table:table-cell>
          <table:table-cell office:value-type="string" calcext:value-type="string">
            <text:p>non_sexist</text:p>
          </table:table-cell>
          <table:table-cell office:value-type="string" calcext:value-type="string">
            <text:p>Изнасилуем и убьём за носорога!!!</text:p>
          </table:table-cell>
        </table:table-row>
        <table:table-row table:style-name="ro1">
          <table:table-cell office:value-type="float" office:value="2721868" calcext:value-type="float">
            <text:p>2721868</text:p>
          </table:table-cell>
          <table:table-cell office:value-type="float" office:value="2721877" calcext:value-type="float">
            <text:p>2721877</text:p>
          </table:table-cell>
          <table:table-cell office:value-type="string" calcext:value-type="string">
            <text:p>non_sexist</text:p>
          </table:table-cell>
          <table:table-cell office:value-type="string" calcext:value-type="string">
            <text:p>люди тоже животные!</text:p>
          </table:table-cell>
        </table:table-row>
        <table:table-row table:style-name="ro1">
          <table:table-cell office:value-type="float" office:value="2721868" calcext:value-type="float">
            <text:p>2721868</text:p>
          </table:table-cell>
          <table:table-cell office:value-type="float" office:value="2721882" calcext:value-type="float">
            <text:p>2721882</text:p>
          </table:table-cell>
          <table:table-cell office:value-type="string" calcext:value-type="string">
            <text:p>non_sexist</text:p>
          </table:table-cell>
          <table:table-cell office:value-type="string" calcext:value-type="string">
            <text:p>Лихо)</text:p>
          </table:table-cell>
        </table:table-row>
        <table:table-row table:style-name="ro1">
          <table:table-cell office:value-type="float" office:value="2721868" calcext:value-type="float">
            <text:p>2721868</text:p>
          </table:table-cell>
          <table:table-cell office:value-type="float" office:value="2721884" calcext:value-type="float">
            <text:p>2721884</text:p>
          </table:table-cell>
          <table:table-cell office:value-type="string" calcext:value-type="string">
            <text:p>non_sexist</text:p>
          </table:table-cell>
          <table:table-cell office:value-type="string" calcext:value-type="string">
            <text:p>достаточно на собачников посмотреть, чтобы понять какие зоофилы поехавшие</text:p>
          </table:table-cell>
        </table:table-row>
        <table:table-row table:style-name="ro1">
          <table:table-cell office:value-type="float" office:value="2721868" calcext:value-type="float">
            <text:p>2721868</text:p>
          </table:table-cell>
          <table:table-cell office:value-type="float" office:value="2721893" calcext:value-type="float">
            <text:p>2721893</text:p>
          </table:table-cell>
          <table:table-cell office:value-type="string" calcext:value-type="string">
            <text:p>non_sexist</text:p>
          </table:table-cell>
          <table:table-cell office:value-type="string" calcext:value-type="string">
            <text:p>Теперь буду скидывать деньги в этот фонд. Молодцы.</text:p>
          </table:table-cell>
        </table:table-row>
        <table:table-row table:style-name="ro1">
          <table:table-cell office:value-type="float" office:value="2721868" calcext:value-type="float">
            <text:p>2721868</text:p>
          </table:table-cell>
          <table:table-cell office:value-type="float" office:value="2721904" calcext:value-type="float">
            <text:p>2721904</text:p>
          </table:table-cell>
          <table:table-cell office:value-type="string" calcext:value-type="string">
            <text:p>non_sexist</text:p>
          </table:table-cell>
          <table:table-cell office:value-type="string" calcext:value-type="string">
            <text:p>Но а как бороться с теми, кто убивает животных, живьем отрезает им бивни и рога? Только такими методами</text:p>
          </table:table-cell>
        </table:table-row>
        <table:table-row table:style-name="ro1">
          <table:table-cell office:value-type="float" office:value="2721868" calcext:value-type="float">
            <text:p>2721868</text:p>
          </table:table-cell>
          <table:table-cell office:value-type="float" office:value="2721906" calcext:value-type="float">
            <text:p>2721906</text:p>
          </table:table-cell>
          <table:table-cell office:value-type="string" calcext:value-type="string">
            <text:p>non_sexist</text:p>
          </table:table-cell>
          <table:table-cell office:value-type="string" calcext:value-type="string">
            <text:p>Во имя пушистиков можно ведь и попытать человеков. А во имя демократии можно и бомбу сбросить.)</text:p>
          </table:table-cell>
        </table:table-row>
        <table:table-row table:style-name="ro1">
          <table:table-cell office:value-type="float" office:value="2721868" calcext:value-type="float">
            <text:p>2721868</text:p>
          </table:table-cell>
          <table:table-cell office:value-type="float" office:value="2721928" calcext:value-type="float">
            <text:p>2721928</text:p>
          </table:table-cell>
          <table:table-cell office:value-type="string" calcext:value-type="string">
            <text:p>non_sexist</text:p>
          </table:table-cell>
          <table:table-cell office:value-type="string" calcext:value-type="string">
            <text:p>Как будто что-то плохое.</text:p>
          </table:table-cell>
        </table:table-row>
        <table:table-row table:style-name="ro1">
          <table:table-cell office:value-type="float" office:value="2721868" calcext:value-type="float">
            <text:p>2721868</text:p>
          </table:table-cell>
          <table:table-cell office:value-type="float" office:value="2721940" calcext:value-type="float">
            <text:p>2721940</text:p>
          </table:table-cell>
          <table:table-cell office:value-type="string" calcext:value-type="string">
            <text:p>non_sexist</text:p>
          </table:table-cell>
          <table:table-cell office:value-type="string" calcext:value-type="string">
            <text:p>А как еще развлекаться в этих жопах мира</text:p>
          </table:table-cell>
        </table:table-row>
        <table:table-row table:style-name="ro1">
          <table:table-cell office:value-type="float" office:value="2721868" calcext:value-type="float">
            <text:p>2721868</text:p>
          </table:table-cell>
          <table:table-cell office:value-type="float" office:value="2721941" calcext:value-type="float">
            <text:p>2721941</text:p>
          </table:table-cell>
          <table:table-cell office:value-type="string" calcext:value-type="string">
            <text:p>non_sexist</text:p>
          </table:table-cell>
          <table:table-cell office:value-type="string" calcext:value-type="string">
            <text:p>Вся суть леваков</text:p>
          </table:table-cell>
        </table:table-row>
        <table:table-row table:style-name="ro1">
          <table:table-cell office:value-type="float" office:value="2721868" calcext:value-type="float">
            <text:p>2721868</text:p>
          </table:table-cell>
          <table:table-cell office:value-type="float" office:value="2721942" calcext:value-type="float">
            <text:p>2721942</text:p>
          </table:table-cell>
          <table:table-cell office:value-type="string" calcext:value-type="string">
            <text:p>non_sexist</text:p>
          </table:table-cell>
          <table:table-cell office:value-type="string" calcext:value-type="string">
            <text:p>Добро должно быть с кулаками</text:p>
          </table:table-cell>
        </table:table-row>
        <table:table-row table:style-name="ro1">
          <table:table-cell office:value-type="float" office:value="2721868" calcext:value-type="float">
            <text:p>2721868</text:p>
          </table:table-cell>
          <table:table-cell office:value-type="float" office:value="2721949" calcext:value-type="float">
            <text:p>2721949</text:p>
          </table:table-cell>
          <table:table-cell office:value-type="string" calcext:value-type="string">
            <text:p>non_sexist</text:p>
          </table:table-cell>
          <table:table-cell office:value-type="string" calcext:value-type="string">
            <text:p>"Мы против насилия , поэтому мы насилуем"- логика дебила не победима.</text:p>
          </table:table-cell>
        </table:table-row>
        <table:table-row table:style-name="ro1">
          <table:table-cell office:value-type="float" office:value="2721868" calcext:value-type="float">
            <text:p>2721868</text:p>
          </table:table-cell>
          <table:table-cell office:value-type="float" office:value="2721957" calcext:value-type="float">
            <text:p>2721957</text:p>
          </table:table-cell>
          <table:table-cell office:value-type="string" calcext:value-type="string">
            <text:p>non_sexist</text:p>
          </table:table-cell>
          <table:table-cell office:value-type="string" calcext:value-type="string">
            <text:p>Ниггеры...</text:p>
          </table:table-cell>
        </table:table-row>
        <table:table-row table:style-name="ro1">
          <table:table-cell office:value-type="float" office:value="2721868" calcext:value-type="float">
            <text:p>2721868</text:p>
          </table:table-cell>
          <table:table-cell office:value-type="float" office:value="2721963" calcext:value-type="float">
            <text:p>2721963</text:p>
          </table:table-cell>
          <table:table-cell office:value-type="string" calcext:value-type="string">
            <text:p>non_sexist</text:p>
          </table:table-cell>
          <table:table-cell office:value-type="string" calcext:value-type="string">
            <text:p>Народа слишком много. Все по условию теоремы Таноса.</text:p>
          </table:table-cell>
        </table:table-row>
        <table:table-row table:style-name="ro1">
          <table:table-cell office:value-type="float" office:value="2721868" calcext:value-type="float">
            <text:p>2721868</text:p>
          </table:table-cell>
          <table:table-cell office:value-type="float" office:value="2722012" calcext:value-type="float">
            <text:p>2722012</text:p>
          </table:table-cell>
          <table:table-cell office:value-type="string" calcext:value-type="string">
            <text:p>non_sexist</text:p>
          </table:table-cell>
          <table:table-cell office:value-type="string" calcext:value-type="string">
            <text:p>Кто? Рейнджеры?)</text:p>
          </table:table-cell>
        </table:table-row>
        <table:table-row table:style-name="ro1">
          <table:table-cell office:value-type="float" office:value="2721868" calcext:value-type="float">
            <text:p>2721868</text:p>
          </table:table-cell>
          <table:table-cell office:value-type="float" office:value="2722018" calcext:value-type="float">
            <text:p>2722018</text:p>
          </table:table-cell>
          <table:table-cell office:value-type="string" calcext:value-type="string">
            <text:p>non_sexist</text:p>
          </table:table-cell>
          <table:table-cell office:value-type="string" calcext:value-type="string">
            <text:p>[id361269270|Алексей], в Непале?</text:p>
          </table:table-cell>
        </table:table-row>
        <table:table-row table:style-name="ro1">
          <table:table-cell office:value-type="float" office:value="2721868" calcext:value-type="float">
            <text:p>2721868</text:p>
          </table:table-cell>
          <table:table-cell office:value-type="float" office:value="2722019" calcext:value-type="float">
            <text:p>2722019</text:p>
          </table:table-cell>
          <table:table-cell office:value-type="string" calcext:value-type="string">
            <text:p>non_sexist</text:p>
          </table:table-cell>
          <table:table-cell office:value-type="string" calcext:value-type="string">
            <text:p>скоро браконьеров в Красную книгу придется заносить )</text:p>
          </table:table-cell>
        </table:table-row>
        <table:table-row table:style-name="ro1">
          <table:table-cell office:value-type="float" office:value="2721868" calcext:value-type="float">
            <text:p>2721868</text:p>
          </table:table-cell>
          <table:table-cell office:value-type="float" office:value="2722092" calcext:value-type="float">
            <text:p>2722092</text:p>
          </table:table-cell>
          <table:table-cell office:value-type="string" calcext:value-type="string">
            <text:p>non_sexist</text:p>
          </table:table-cell>
          <table:table-cell office:value-type="string" calcext:value-type="string">
            <text:p>Потому что никто не может обижать носорожика. НИКТО!</text:p>
          </table:table-cell>
        </table:table-row>
        <table:table-row table:style-name="ro1">
          <table:table-cell office:value-type="float" office:value="2721868" calcext:value-type="float">
            <text:p>2721868</text:p>
          </table:table-cell>
          <table:table-cell office:value-type="float" office:value="2722174" calcext:value-type="float">
            <text:p>2722174</text:p>
          </table:table-cell>
          <table:table-cell office:value-type="string" calcext:value-type="string">
            <text:p>non_sexist</text:p>
          </table:table-cell>
          <table:table-cell office:value-type="string" calcext:value-type="string">
            <text:p>Это же типичные либеральчики. Наших ходорковских Навальных Собчак до власти до пусти, они и не так начнут насиловать, палками бить и убивать</text:p>
          </table:table-cell>
        </table:table-row>
        <table:table-row table:style-name="ro1">
          <table:table-cell office:value-type="float" office:value="2721868" calcext:value-type="float">
            <text:p>2721868</text:p>
          </table:table-cell>
          <table:table-cell office:value-type="float" office:value="2722280" calcext:value-type="float">
            <text:p>2722280</text:p>
          </table:table-cell>
          <table:table-cell office:value-type="string" calcext:value-type="string">
            <text:p>non_sexist</text:p>
          </table:table-cell>
          <table:table-cell office:value-type="string" calcext:value-type="string">
            <text:p>Звериный оскал зоозащиты!</text:p>
          </table:table-cell>
        </table:table-row>
        <table:table-row table:style-name="ro1">
          <table:table-cell office:value-type="float" office:value="2721868" calcext:value-type="float">
            <text:p>2721868</text:p>
          </table:table-cell>
          <table:table-cell office:value-type="float" office:value="2722392" calcext:value-type="float">
            <text:p>2722392</text:p>
          </table:table-cell>
          <table:table-cell office:value-type="string" calcext:value-type="string">
            <text:p>non_sexist</text:p>
          </table:table-cell>
          <table:table-cell office:value-type="string" calcext:value-type="string">
            <text:p>Ну согласитесь, людей то не жалко 🤷🏻‍♀️</text:p>
          </table:table-cell>
        </table:table-row>
        <table:table-row table:style-name="ro1">
          <table:table-cell office:value-type="float" office:value="2721868" calcext:value-type="float">
            <text:p>2721868</text:p>
          </table:table-cell>
          <table:table-cell office:value-type="float" office:value="2722552" calcext:value-type="float">
            <text:p>2722552</text:p>
          </table:table-cell>
          <table:table-cell office:value-type="string" calcext:value-type="string">
            <text:p>non_sexist</text:p>
          </table:table-cell>
          <table:table-cell office:value-type="string" calcext:value-type="string">
            <text:p>И правильно делают. Куда деньги перевести?</text:p>
          </table:table-cell>
        </table:table-row>
        <table:table-row table:style-name="ro1">
          <table:table-cell office:value-type="float" office:value="2721868" calcext:value-type="float">
            <text:p>2721868</text:p>
          </table:table-cell>
          <table:table-cell office:value-type="float" office:value="2722787" calcext:value-type="float">
            <text:p>2722787</text:p>
          </table:table-cell>
          <table:table-cell office:value-type="string" calcext:value-type="string">
            <text:p>non_sexist</text:p>
          </table:table-cell>
          <table:table-cell office:value-type="string" calcext:value-type="string">
            <text:p>Я, конечно, против насилия, но сохранение редких видов - дело важное, а местные на что угодно пойдут, лишь бы заработать свои гроши, и не задумываясь убьют последнего белого носорога и тигра</text:p>
          </table:table-cell>
        </table:table-row>
        <table:table-row table:style-name="ro3">
          <table:table-cell office:value-type="float" office:value="2712753" calcext:value-type="float">
            <text:p>2712753</text:p>
          </table:table-cell>
          <table:table-cell office:value-type="float" office:value="2712754" calcext:value-type="float">
            <text:p>2712754</text:p>
          </table:table-cell>
          <table:table-cell office:value-type="string" calcext:value-type="string">
            <text:p>non_sexist</text:p>
          </table:table-cell>
          <table:table-cell office:value-type="string" calcext:value-type="string">
            <text:p>- Ты белочку сожрать хотел?</text:p>
            <text:p>- Что? Я ей орешков принес</text:p>
            <text:p>- Лжешь, собака! Повинен смерти!</text:p>
          </table:table-cell>
        </table:table-row>
        <table:table-row table:style-name="ro1">
          <table:table-cell office:value-type="float" office:value="2712753" calcext:value-type="float">
            <text:p>2712753</text:p>
          </table:table-cell>
          <table:table-cell office:value-type="float" office:value="2712756" calcext:value-type="float">
            <text:p>2712756</text:p>
          </table:table-cell>
          <table:table-cell office:value-type="string" calcext:value-type="string">
            <text:p>non_sexist</text:p>
          </table:table-cell>
          <table:table-cell office:value-type="string" calcext:value-type="string">
            <text:p>Радикальное крыло или ЧВК "WWF"?</text:p>
          </table:table-cell>
        </table:table-row>
        <table:table-row table:style-name="ro1">
          <table:table-cell office:value-type="float" office:value="2712753" calcext:value-type="float">
            <text:p>2712753</text:p>
          </table:table-cell>
          <table:table-cell office:value-type="float" office:value="2712757" calcext:value-type="float">
            <text:p>2712757</text:p>
          </table:table-cell>
          <table:table-cell office:value-type="string" calcext:value-type="string">
            <text:p>non_sexist</text:p>
          </table:table-cell>
          <table:table-cell office:value-type="string" calcext:value-type="string">
            <text:p>Людей много, а животных с каждым голом всё меньше. Пусть пытают. )))</text:p>
          </table:table-cell>
        </table:table-row>
        <table:table-row table:style-name="ro1">
          <table:table-cell office:value-type="float" office:value="2712753" calcext:value-type="float">
            <text:p>2712753</text:p>
          </table:table-cell>
          <table:table-cell office:value-type="float" office:value="2712759" calcext:value-type="float">
            <text:p>2712759</text:p>
          </table:table-cell>
          <table:table-cell office:value-type="string" calcext:value-type="string">
            <text:p>non_sexist</text:p>
          </table:table-cell>
          <table:table-cell office:value-type="string" calcext:value-type="string">
            <text:p>Правильно делают</text:p>
          </table:table-cell>
        </table:table-row>
        <table:table-row table:style-name="ro1">
          <table:table-cell office:value-type="float" office:value="2712753" calcext:value-type="float">
            <text:p>2712753</text:p>
          </table:table-cell>
          <table:table-cell office:value-type="float" office:value="2712761" calcext:value-type="float">
            <text:p>2712761</text:p>
          </table:table-cell>
          <table:table-cell office:value-type="string" calcext:value-type="string">
            <text:p>non_sexist</text:p>
          </table:table-cell>
          <table:table-cell office:value-type="string" calcext:value-type="string">
            <text:p>У меня смешанные чувства) я даже не уверена, что могу их осуждать</text:p>
          </table:table-cell>
        </table:table-row>
        <table:table-row table:style-name="ro1">
          <table:table-cell office:value-type="float" office:value="2712753" calcext:value-type="float">
            <text:p>2712753</text:p>
          </table:table-cell>
          <table:table-cell office:value-type="float" office:value="2712762" calcext:value-type="float">
            <text:p>2712762</text:p>
          </table:table-cell>
          <table:table-cell office:value-type="string" calcext:value-type="string">
            <text:p>non_sexist</text:p>
          </table:table-cell>
          <table:table-cell office:value-type="string" calcext:value-type="string">
            <text:p>Вот и жертвуй им деньги</text:p>
          </table:table-cell>
        </table:table-row>
        <table:table-row table:style-name="ro1">
          <table:table-cell office:value-type="float" office:value="2712753" calcext:value-type="float">
            <text:p>2712753</text:p>
          </table:table-cell>
          <table:table-cell office:value-type="float" office:value="2712764" calcext:value-type="float">
            <text:p>2712764</text:p>
          </table:table-cell>
          <table:table-cell office:value-type="string" calcext:value-type="string">
            <text:p>non_sexist</text:p>
          </table:table-cell>
          <table:table-cell office:value-type="string" calcext:value-type="string">
            <text:p>Мирные "зеленые", классно.</text:p>
          </table:table-cell>
        </table:table-row>
        <table:table-row table:style-name="ro1">
          <table:table-cell office:value-type="float" office:value="2712753" calcext:value-type="float">
            <text:p>2712753</text:p>
          </table:table-cell>
          <table:table-cell office:value-type="float" office:value="2712765" calcext:value-type="float">
            <text:p>2712765</text:p>
          </table:table-cell>
          <table:table-cell office:value-type="string" calcext:value-type="string">
            <text:p>non_sexist</text:p>
          </table:table-cell>
          <table:table-cell office:value-type="string" calcext:value-type="string">
            <text:p>Им бы еще использовать луки и нарядиться в зеленые плащи. Идеальные следопыты и защитники Лихолесья. 👍🏻</text:p>
          </table:table-cell>
        </table:table-row>
        <table:table-row table:style-name="ro1">
          <table:table-cell office:value-type="float" office:value="2712753" calcext:value-type="float">
            <text:p>2712753</text:p>
          </table:table-cell>
          <table:table-cell office:value-type="float" office:value="2712766" calcext:value-type="float">
            <text:p>2712766</text:p>
          </table:table-cell>
          <table:table-cell office:value-type="string" calcext:value-type="string">
            <text:p>non_sexist</text:p>
          </table:table-cell>
          <table:table-cell office:value-type="string" calcext:value-type="string">
            <text:p>Лучший способ сохранить природу-это убивать людей)</text:p>
          </table:table-cell>
        </table:table-row>
        <table:table-row table:style-name="ro2">
          <table:table-cell office:value-type="float" office:value="2712753" calcext:value-type="float">
            <text:p>2712753</text:p>
          </table:table-cell>
          <table:table-cell office:value-type="float" office:value="2712767" calcext:value-type="float">
            <text:p>2712767</text:p>
          </table:table-cell>
          <table:table-cell office:value-type="string" calcext:value-type="string">
            <text:p>non_sexist</text:p>
          </table:table-cell>
          <table:table-cell office:value-type="string" calcext:value-type="string">
            <text:p>Нуууу, браконьеров типа пожалеть надо? И вот это все кокетство "ПОДОЗРЕНИЕ В БРАКОНЬЕРСТВЕ". Обычно это выглядит как "да, у нас с собой ружья и взрывчатка, сети и капканы, но не смейте нас подозревать, вы ничего не докажете, азаза". А трупы убитых животных неподалеку — трагическая случайность, хуле.</text:p>
            <text:p>Увы, их не получается жалеть. Даже если им суют их же ружье в жопу. Рысь или носорога все равно жальче, увы и ах.</text:p>
          </table:table-cell>
        </table:table-row>
        <table:table-row table:style-name="ro1">
          <table:table-cell office:value-type="float" office:value="2712753" calcext:value-type="float">
            <text:p>2712753</text:p>
          </table:table-cell>
          <table:table-cell office:value-type="float" office:value="2712768" calcext:value-type="float">
            <text:p>2712768</text:p>
          </table:table-cell>
          <table:table-cell office:value-type="string" calcext:value-type="string">
            <text:p>non_sexist</text:p>
          </table:table-cell>
          <table:table-cell office:value-type="string" calcext:value-type="string">
            <text:p>Скотам по-скотски</text:p>
          </table:table-cell>
        </table:table-row>
        <table:table-row table:style-name="ro1">
          <table:table-cell office:value-type="float" office:value="2712753" calcext:value-type="float">
            <text:p>2712753</text:p>
          </table:table-cell>
          <table:table-cell office:value-type="float" office:value="2712774" calcext:value-type="float">
            <text:p>2712774</text:p>
          </table:table-cell>
          <table:table-cell office:value-type="string" calcext:value-type="string">
            <text:p>non_sexist</text:p>
          </table:table-cell>
          <table:table-cell office:value-type="string" calcext:value-type="string">
            <text:p>на фото к статье убитый носорог. их осталось в мире три с половиной штуки и, знаете, я не считаю неправильным причинять физическую боль тем, кто их убивает</text:p>
          </table:table-cell>
        </table:table-row>
        <table:table-row table:style-name="ro4">
          <table:table-cell office:value-type="float" office:value="2712753" calcext:value-type="float">
            <text:p>2712753</text:p>
          </table:table-cell>
          <table:table-cell office:value-type="float" office:value="2712776" calcext:value-type="float">
            <text:p>2712776</text:p>
          </table:table-cell>
          <table:table-cell office:value-type="string" calcext:value-type="string">
            <text:p>non_sexist</text:p>
          </table:table-cell>
          <table:table-cell office:value-type="string" calcext:value-type="string">
            <text:p>Не знаю..</text:p>
            <text:p>Как по мне- насиловать и убивать браконьеров- значит быть такими же, как и сами браконьеры.</text:p>
            <text:p>А значит, ничем не лучше.</text:p>
            <text:p>И то, за что они борются- обесценивается.</text:p>
            <text:p>Встаёт «сталинский» вопрос </text:p>
            <text:p>Да, эффективно </text:p>
            <text:p>Но какой ценой?</text:p>
          </table:table-cell>
        </table:table-row>
        <table:table-row table:style-name="ro1">
          <table:table-cell office:value-type="float" office:value="2712753" calcext:value-type="float">
            <text:p>2712753</text:p>
          </table:table-cell>
          <table:table-cell office:value-type="float" office:value="2712777" calcext:value-type="float">
            <text:p>2712777</text:p>
          </table:table-cell>
          <table:table-cell office:value-type="string" calcext:value-type="string">
            <text:p>non_sexist</text:p>
          </table:table-cell>
          <table:table-cell office:value-type="string" calcext:value-type="string">
            <text:p>А WWF уже давно себя не в лучшем свете ославили.</text:p>
          </table:table-cell>
        </table:table-row>
        <table:table-row table:style-name="ro1">
          <table:table-cell office:value-type="float" office:value="2712753" calcext:value-type="float">
            <text:p>2712753</text:p>
          </table:table-cell>
          <table:table-cell office:value-type="float" office:value="2712781" calcext:value-type="float">
            <text:p>2712781</text:p>
          </table:table-cell>
          <table:table-cell office:value-type="string" calcext:value-type="string">
            <text:p>non_sexist</text:p>
          </table:table-cell>
          <table:table-cell office:value-type="string" calcext:value-type="string">
            <text:p>Фонд защиты животных, мать твою 😏</text:p>
          </table:table-cell>
        </table:table-row>
        <table:table-row table:style-name="ro1">
          <table:table-cell office:value-type="float" office:value="2712753" calcext:value-type="float">
            <text:p>2712753</text:p>
          </table:table-cell>
          <table:table-cell office:value-type="float" office:value="2712784" calcext:value-type="float">
            <text:p>2712784</text:p>
          </table:table-cell>
          <table:table-cell office:value-type="string" calcext:value-type="string">
            <text:p>non_sexist</text:p>
          </table:table-cell>
          <table:table-cell office:value-type="string" calcext:value-type="string">
            <text:p>Так, зря я Greenpeace деньги жертвую... Пора начинать активно жертвовать WWF.</text:p>
          </table:table-cell>
        </table:table-row>
        <table:table-row table:style-name="ro1">
          <table:table-cell office:value-type="float" office:value="2712753" calcext:value-type="float">
            <text:p>2712753</text:p>
          </table:table-cell>
          <table:table-cell office:value-type="float" office:value="2712786" calcext:value-type="float">
            <text:p>2712786</text:p>
          </table:table-cell>
          <table:table-cell office:value-type="string" calcext:value-type="string">
            <text:p>non_sexist</text:p>
          </table:table-cell>
          <table:table-cell office:value-type="string" calcext:value-type="string">
            <text:p>Такс, по-моему Медуза забыла реквизиты WWF прикрепить к посту, не?</text:p>
          </table:table-cell>
        </table:table-row>
        <table:table-row table:style-name="ro1">
          <table:table-cell office:value-type="float" office:value="2712753" calcext:value-type="float">
            <text:p>2712753</text:p>
          </table:table-cell>
          <table:table-cell office:value-type="float" office:value="2712791" calcext:value-type="float">
            <text:p>2712791</text:p>
          </table:table-cell>
          <table:table-cell office:value-type="string" calcext:value-type="string">
            <text:p>non_sexist</text:p>
          </table:table-cell>
          <table:table-cell office:value-type="string" calcext:value-type="string">
            <text:p>То есть до того, как фонд выдал рейнджерам дубинки, ножи, дроны, те выходили ловить вооруженных браконьеров... с плакатом с грустным слоником?</text:p>
          </table:table-cell>
        </table:table-row>
        <table:table-row table:style-name="ro2">
          <table:table-cell office:value-type="float" office:value="2712753" calcext:value-type="float">
            <text:p>2712753</text:p>
          </table:table-cell>
          <table:table-cell office:value-type="float" office:value="2712795" calcext:value-type="float">
            <text:p>2712795</text:p>
          </table:table-cell>
          <table:table-cell office:value-type="string" calcext:value-type="string">
            <text:p>non_sexist</text:p>
          </table:table-cell>
          <table:table-cell office:value-type="string" calcext:value-type="string">
            <text:p>&gt;рейнджеров</text:p>
            <text:p>GO GO POWER RANGERS!</text:p>
          </table:table-cell>
        </table:table-row>
        <table:table-row table:style-name="ro3">
          <table:table-cell office:value-type="float" office:value="2712753" calcext:value-type="float">
            <text:p>2712753</text:p>
          </table:table-cell>
          <table:table-cell office:value-type="float" office:value="2712796" calcext:value-type="float">
            <text:p>2712796</text:p>
          </table:table-cell>
          <table:table-cell office:value-type="string" calcext:value-type="string">
            <text:p>non_sexist</text:p>
          </table:table-cell>
          <table:table-cell office:value-type="string" calcext:value-type="string">
            <text:p>Бпаконьерство оно бывает разным.</text:p>
            <text:p>У нас, например, охотник который пойдет на утку с пневматикой, а не с огнестрелом, это браконьер. При этом, какой ни будь му..дак,который отстреливает краснокнижных зверей, тоже браконьер.</text:p>
            <text:p>Вот к кому бы я применил этих зоо чвк, так это малолетним садистам.</text:p>
          </table:table-cell>
        </table:table-row>
        <table:table-row table:style-name="ro1">
          <table:table-cell office:value-type="float" office:value="2712753" calcext:value-type="float">
            <text:p>2712753</text:p>
          </table:table-cell>
          <table:table-cell office:value-type="float" office:value="2712799" calcext:value-type="float">
            <text:p>2712799</text:p>
          </table:table-cell>
          <table:table-cell office:value-type="string" calcext:value-type="string">
            <text:p>non_sexist</text:p>
          </table:table-cell>
          <table:table-cell office:value-type="string" calcext:value-type="string">
            <text:p>Отчаянные времена требуют отчаянных мер</text:p>
          </table:table-cell>
        </table:table-row>
        <table:table-row table:style-name="ro1">
          <table:table-cell office:value-type="float" office:value="2712753" calcext:value-type="float">
            <text:p>2712753</text:p>
          </table:table-cell>
          <table:table-cell office:value-type="float" office:value="2712800" calcext:value-type="float">
            <text:p>2712800</text:p>
          </table:table-cell>
          <table:table-cell office:value-type="string" calcext:value-type="string">
            <text:p>non_sexist</text:p>
          </table:table-cell>
          <table:table-cell office:value-type="string" calcext:value-type="string">
            <text:p>У меня так солист Продиджи умер</text:p>
          </table:table-cell>
        </table:table-row>
        <table:table-row table:style-name="ro1">
          <table:table-cell office:value-type="float" office:value="2712753" calcext:value-type="float">
            <text:p>2712753</text:p>
          </table:table-cell>
          <table:table-cell office:value-type="float" office:value="2712803" calcext:value-type="float">
            <text:p>2712803</text:p>
          </table:table-cell>
          <table:table-cell office:value-type="string" calcext:value-type="string">
            <text:p>non_sexist</text:p>
          </table:table-cell>
          <table:table-cell office:value-type="string" calcext:value-type="string">
            <text:p>Простите, а браконьеры (с ними ведут борьбу) и люди (их пытают, убивают) это не одно и тоже?</text:p>
          </table:table-cell>
        </table:table-row>
        <table:table-row table:style-name="ro3">
          <table:table-cell office:value-type="float" office:value="2712753" calcext:value-type="float">
            <text:p>2712753</text:p>
          </table:table-cell>
          <table:table-cell office:value-type="float" office:value="2712804" calcext:value-type="float">
            <text:p>2712804</text:p>
          </table:table-cell>
          <table:table-cell office:value-type="string" calcext:value-type="string">
            <text:p>non_sexist</text:p>
          </table:table-cell>
          <table:table-cell office:value-type="string" calcext:value-type="string">
            <text:p>/задумчиво/</text:p>
            <text:p>интересно, они могут сбить вертолёт, с которого губеры охотятся на архаров?.. </text:p>
            <text:p>или там ВС РФ вмешается?</text:p>
          </table:table-cell>
        </table:table-row>
        <table:table-row table:style-name="ro1">
          <table:table-cell office:value-type="float" office:value="2712753" calcext:value-type="float">
            <text:p>2712753</text:p>
          </table:table-cell>
          <table:table-cell office:value-type="float" office:value="2712808" calcext:value-type="float">
            <text:p>2712808</text:p>
          </table:table-cell>
          <table:table-cell office:value-type="string" calcext:value-type="string">
            <text:p>non_sexist</text:p>
          </table:table-cell>
          <table:table-cell office:value-type="string" calcext:value-type="string">
            <text:p>ЛЮДИ! Которые читаю первый абзац и <text:s/>пишут "так и надо", "вы делаете больно, вам делают больно", "убивать их!". В статье говорится, что могут страдать невиновные <text:s/>в этом люди, на которых просто легло подозрение или которые мордой не вышли или кому-то просто так захотелось. Вы когда перестанете читать только название статьи и считать, что прочитали ее полность и "шарите"?</text:p>
          </table:table-cell>
        </table:table-row>
        <table:table-row table:style-name="ro1">
          <table:table-cell office:value-type="float" office:value="2712753" calcext:value-type="float">
            <text:p>2712753</text:p>
          </table:table-cell>
          <table:table-cell office:value-type="float" office:value="2712815" calcext:value-type="float">
            <text:p>2712815</text:p>
          </table:table-cell>
          <table:table-cell office:value-type="string" calcext:value-type="string">
            <text:p>non_sexist</text:p>
          </table:table-cell>
          <table:table-cell office:value-type="string" calcext:value-type="string">
            <text:p>Лучшая работа в мире.</text:p>
          </table:table-cell>
        </table:table-row>
        <table:table-row table:style-name="ro3">
          <table:table-cell office:value-type="float" office:value="2712753" calcext:value-type="float">
            <text:p>2712753</text:p>
          </table:table-cell>
          <table:table-cell office:value-type="float" office:value="2712819" calcext:value-type="float">
            <text:p>2712819</text:p>
          </table:table-cell>
          <table:table-cell office:value-type="string" calcext:value-type="string">
            <text:p>non_sexist</text:p>
          </table:table-cell>
          <table:table-cell office:value-type="string" calcext:value-type="string">
            <text:p>Зоофилы и зоозащитники, веганы... Они не ограничатся тем, что нападают на улице на людей в мехах. Наступает эпоха, когда толерасты устанавливают свою фашистскую диктатуру. </text:p>
            <text:p>Призываю всех мыслящих людей идти в аптеку за изониазидом. </text:p>
            <text:p>Также я, наверное, приму участие в Курбан-Байраме, в знак протеста против веганов и зоозащитников.</text:p>
          </table:table-cell>
        </table:table-row>
        <table:table-row table:style-name="ro4">
          <table:table-cell office:value-type="float" office:value="2712753" calcext:value-type="float">
            <text:p>2712753</text:p>
          </table:table-cell>
          <table:table-cell office:value-type="float" office:value="2712821" calcext:value-type="float">
            <text:p>2712821</text:p>
          </table:table-cell>
          <table:table-cell office:value-type="string" calcext:value-type="string">
            <text:p>non_sexist</text:p>
          </table:table-cell>
          <table:table-cell office:value-type="string" calcext:value-type="string">
            <text:p>Воистину, благими намерениями вымощена дорога в ад.</text:p>
            <text:p>Как бы парадоксально это не звучало, но все стремления любых радикально настроенных борцов за права животных отличаются крайней степенью агрессивности и садизма.</text:p>
            <text:p>Имеет место явное противоречие между гуманистическим тоном их идеологии и теми действиями, которые они готовы совершать для реализации своих целей. Какой-либо осмысленной морально-этической парадигмы радикалы попросту не имеют, а потому придерживаются наивного принципа в духе "нужно убить всех плохих чтобы остались только одни хорошие".</text:p>
            <text:p>Коли существует нормативно-правовая база, благодаря которой каждый браконьер может понести заслуженное наказание, то почему бы не осуществлять свою деятельность в рамках закона? Нашёл браконьера - сдал властям. </text:p>
            <text:p>Но нет, такой расклад их не устроит, ведь тогда они лишатся возможности вершить собственный суд путём претворения в жизнь садистских желаний, облаченный в форму борьбы за жизнь животных.</text:p>
            <text:p>Как говорится, око за око.</text:p>
            <text:p>Вам может показаться это надуманным и нелогичным? В таком случае просто посмотрите комментарии к этому посту, в которых люди выражают щенячий восторг в их адрес, что как минимум свидетельствует о наличии у них одинаковой жажды к людским страданиям.</text:p>
          </table:table-cell>
        </table:table-row>
        <table:table-row table:style-name="ro1">
          <table:table-cell office:value-type="float" office:value="2712753" calcext:value-type="float">
            <text:p>2712753</text:p>
          </table:table-cell>
          <table:table-cell office:value-type="float" office:value="2712827" calcext:value-type="float">
            <text:p>2712827</text:p>
          </table:table-cell>
          <table:table-cell office:value-type="string" calcext:value-type="string">
            <text:p>non_sexist</text:p>
          </table:table-cell>
          <table:table-cell office:value-type="string" calcext:value-type="string">
            <text:p>Ор</text:p>
          </table:table-cell>
        </table:table-row>
        <table:table-row table:style-name="ro1">
          <table:table-cell office:value-type="float" office:value="2712753" calcext:value-type="float">
            <text:p>2712753</text:p>
          </table:table-cell>
          <table:table-cell office:value-type="float" office:value="2712833" calcext:value-type="float">
            <text:p>2712833</text:p>
          </table:table-cell>
          <table:table-cell office:value-type="string" calcext:value-type="string">
            <text:p>non_sexist</text:p>
          </table:table-cell>
          <table:table-cell office:value-type="string" calcext:value-type="string">
            <text:p>Звери просто</text:p>
          </table:table-cell>
        </table:table-row>
        <table:table-row table:style-name="ro1">
          <table:table-cell office:value-type="float" office:value="2712753" calcext:value-type="float">
            <text:p>2712753</text:p>
          </table:table-cell>
          <table:table-cell office:value-type="float" office:value="2712853" calcext:value-type="float">
            <text:p>2712853</text:p>
          </table:table-cell>
          <table:table-cell office:value-type="string" calcext:value-type="string">
            <text:p>non_sexist</text:p>
          </table:table-cell>
          <table:table-cell office:value-type="string" calcext:value-type="string">
            <text:p>Видимо ситуация с животными из-за браконьеров настолько плачевная, поэтому WWF и прибегло к таким мерам и почему-то мне жаль больше вымирающих животных, нежели браконьеров</text:p>
          </table:table-cell>
        </table:table-row>
        <table:table-row table:style-name="ro1">
          <table:table-cell office:value-type="float" office:value="2712753" calcext:value-type="float">
            <text:p>2712753</text:p>
          </table:table-cell>
          <table:table-cell office:value-type="float" office:value="2712856" calcext:value-type="float">
            <text:p>2712856</text:p>
          </table:table-cell>
          <table:table-cell office:value-type="string" calcext:value-type="string">
            <text:p>non_sexist</text:p>
          </table:table-cell>
          <table:table-cell office:value-type="string" calcext:value-type="string">
            <text:p>Как будто это что-то плохое.</text:p>
          </table:table-cell>
        </table:table-row>
        <table:table-row table:style-name="ro1">
          <table:table-cell office:value-type="float" office:value="2712753" calcext:value-type="float">
            <text:p>2712753</text:p>
          </table:table-cell>
          <table:table-cell office:value-type="float" office:value="2712857" calcext:value-type="float">
            <text:p>2712857</text:p>
          </table:table-cell>
          <table:table-cell office:value-type="string" calcext:value-type="string">
            <text:p>non_sexist</text:p>
          </table:table-cell>
          <table:table-cell office:value-type="string" calcext:value-type="string">
            <text:p>В чем проблема? Люди занимаются браконьерством и жестоко обращаются с животными, <text:s/>с ними обращается так же. Скажите лучше куда им ₽ перечислить на сей дело благое.</text:p>
          </table:table-cell>
        </table:table-row>
        <table:table-row table:style-name="ro16">
          <table:table-cell office:value-type="float" office:value="2712753" calcext:value-type="float">
            <text:p>2712753</text:p>
          </table:table-cell>
          <table:table-cell office:value-type="float" office:value="2712865" calcext:value-type="float">
            <text:p>2712865</text:p>
          </table:table-cell>
          <table:table-cell office:value-type="string" calcext:value-type="string">
            <text:p>non_sexist</text:p>
          </table:table-cell>
          <table:table-cell office:value-type="string" calcext:value-type="string">
            <text:p>Ещё и Медуза туда же :(</text:p>
            <text:p>А, Медуза же дружит с Базфид...</text:p>
            <text:p/>
            <text:p>Третий коммент за день пишу, но ведь бомбит, что такой бред растаскивают по интернетам.</text:p>
            <text:p/>
            <text:p>Ну, чёрт возьми, не контролирует WWF нацпарки. Охрана нацпарков, заповедников, заказников, wilderness areas и других охраняемых природных территорий подчиняется правительствам государств. С них и нужно спрашивать. </text:p>
            <text:p/>
            <text:p>Не WWF выдавало разрешение на оружие, право на задержание и обыск. Правительство определяет полномочия «природоохранной полиции», которой и являются рейнджеры /  госинспекторы. И правительство же следит, чтобы те работали в рамках закона. </text:p>
            <text:p/>
            <text:p>WWF сотрудничает с государственными организациями, обучает сотрудников, финансирует совместные проекты. Но с какого бодуна на них вешают то, что они никак не могут контролировать?</text:p>
            <text:p/>
            <text:p>Максимум, что может сделать Фонд — прервать сотрудничество и прикрыть миссию в какой-то стране. Ну и что? Те же рейнджеры, оставшиеся без грантов, начнут выбивать взятки. Честные сотрудники, оставшись без нормального оборудования, будут вынуждены из соображений самозащиты применять силу гораздо чаще. Так что и это не вариант. </text:p>
            <text:p/>
            <text:p>Ну хватит уже смешивать в одну кучу зелёных радикалов и природоохранные организации, которые мотивированы не идеологией, а реалистичными и научно обоснованными задачами.</text:p>
          </table:table-cell>
        </table:table-row>
        <table:table-row table:style-name="ro1">
          <table:table-cell office:value-type="float" office:value="2712753" calcext:value-type="float">
            <text:p>2712753</text:p>
          </table:table-cell>
          <table:table-cell office:value-type="float" office:value="2712868" calcext:value-type="float">
            <text:p>2712868</text:p>
          </table:table-cell>
          <table:table-cell office:value-type="string" calcext:value-type="string">
            <text:p>non_sexist</text:p>
          </table:table-cell>
          <table:table-cell office:value-type="string" calcext:value-type="string">
            <text:p>Норм</text:p>
          </table:table-cell>
        </table:table-row>
        <table:table-row table:style-name="ro1">
          <table:table-cell office:value-type="float" office:value="2712753" calcext:value-type="float">
            <text:p>2712753</text:p>
          </table:table-cell>
          <table:table-cell office:value-type="float" office:value="2712876" calcext:value-type="float">
            <text:p>2712876</text:p>
          </table:table-cell>
          <table:table-cell office:value-type="string" calcext:value-type="string">
            <text:p>non_sexist</text:p>
          </table:table-cell>
          <table:table-cell office:value-type="string" calcext:value-type="string">
            <text:p>Работа мечты!</text:p>
          </table:table-cell>
        </table:table-row>
        <table:table-row table:style-name="ro1">
          <table:table-cell office:value-type="float" office:value="2712753" calcext:value-type="float">
            <text:p>2712753</text:p>
          </table:table-cell>
          <table:table-cell office:value-type="float" office:value="2712885" calcext:value-type="float">
            <text:p>2712885</text:p>
          </table:table-cell>
          <table:table-cell office:value-type="string" calcext:value-type="string">
            <text:p>non_sexist</text:p>
          </table:table-cell>
          <table:table-cell office:value-type="string" calcext:value-type="string">
            <text:p>Зелёный фашизм?</text:p>
          </table:table-cell>
        </table:table-row>
        <table:table-row table:style-name="ro1">
          <table:table-cell office:value-type="float" office:value="2712753" calcext:value-type="float">
            <text:p>2712753</text:p>
          </table:table-cell>
          <table:table-cell office:value-type="float" office:value="2712907" calcext:value-type="float">
            <text:p>2712907</text:p>
          </table:table-cell>
          <table:table-cell office:value-type="string" calcext:value-type="string">
            <text:p>non_sexist</text:p>
          </table:table-cell>
          <table:table-cell office:value-type="string" calcext:value-type="string">
            <text:p>Девиз WWF "я "люблю" <text:s/>людей"</text:p>
          </table:table-cell>
        </table:table-row>
        <table:table-row table:style-name="ro1">
          <table:table-cell office:value-type="float" office:value="2712753" calcext:value-type="float">
            <text:p>2712753</text:p>
          </table:table-cell>
          <table:table-cell office:value-type="float" office:value="2712908" calcext:value-type="float">
            <text:p>2712908</text:p>
          </table:table-cell>
          <table:table-cell office:value-type="string" calcext:value-type="string">
            <text:p>non_sexist</text:p>
          </table:table-cell>
          <table:table-cell office:value-type="string" calcext:value-type="string">
            <text:p>ну такое себе, уж лучше пусть по закону отвечают. А то могут и не виновных убить</text:p>
          </table:table-cell>
        </table:table-row>
        <table:table-row table:style-name="ro1">
          <table:table-cell office:value-type="float" office:value="2712753" calcext:value-type="float">
            <text:p>2712753</text:p>
          </table:table-cell>
          <table:table-cell office:value-type="float" office:value="2712927" calcext:value-type="float">
            <text:p>2712927</text:p>
          </table:table-cell>
          <table:table-cell office:value-type="string" calcext:value-type="string">
            <text:p>non_sexist</text:p>
          </table:table-cell>
          <table:table-cell office:value-type="string" calcext:value-type="string">
            <text:p>Ну так зелёные-фанатики — радикалы-человеконенавистники. С другой стороны всякая сволочь ищет красивую идею, чтобы злодействовать без угрызений и преследования. Так встречаются два этих злобных одиночества...</text:p>
          </table:table-cell>
        </table:table-row>
        <table:table-row table:style-name="ro1">
          <table:table-cell office:value-type="float" office:value="2712753" calcext:value-type="float">
            <text:p>2712753</text:p>
          </table:table-cell>
          <table:table-cell office:value-type="float" office:value="2712934" calcext:value-type="float">
            <text:p>2712934</text:p>
          </table:table-cell>
          <table:table-cell office:value-type="string" calcext:value-type="string">
            <text:p>non_sexist</text:p>
          </table:table-cell>
          <table:table-cell office:value-type="string" calcext:value-type="string">
            <text:p>Типа такого?</text:p>
          </table:table-cell>
        </table:table-row>
        <table:table-row table:style-name="ro1">
          <table:table-cell office:value-type="float" office:value="2712753" calcext:value-type="float">
            <text:p>2712753</text:p>
          </table:table-cell>
          <table:table-cell office:value-type="float" office:value="2712980" calcext:value-type="float">
            <text:p>2712980</text:p>
          </table:table-cell>
          <table:table-cell office:value-type="string" calcext:value-type="string">
            <text:p>non_sexist</text:p>
          </table:table-cell>
          <table:table-cell office:value-type="string" calcext:value-type="string">
            <text:p>Как вступить в WWF??</text:p>
          </table:table-cell>
        </table:table-row>
        <table:table-row table:style-name="ro1">
          <table:table-cell office:value-type="float" office:value="2712753" calcext:value-type="float">
            <text:p>2712753</text:p>
          </table:table-cell>
          <table:table-cell office:value-type="float" office:value="2712999" calcext:value-type="float">
            <text:p>2712999</text:p>
          </table:table-cell>
          <table:table-cell office:value-type="string" calcext:value-type="string">
            <text:p>non_sexist</text:p>
          </table:table-cell>
          <table:table-cell office:value-type="string" calcext:value-type="string">
            <text:p>Браконьерство это конечно проблема. Но ещё большая проблема - когда какие-то вооруженные гаврики, наплевав на все законы, вершат своё "правосудие" над кем угодно, какой бы благой идеей они ни прикрывались - это всегда заканчивается большой кровью.</text:p>
          </table:table-cell>
        </table:table-row>
        <table:table-row table:style-name="ro3">
          <table:table-cell office:value-type="float" office:value="2712753" calcext:value-type="float">
            <text:p>2712753</text:p>
          </table:table-cell>
          <table:table-cell office:value-type="float" office:value="2713059" calcext:value-type="float">
            <text:p>2713059</text:p>
          </table:table-cell>
          <table:table-cell office:value-type="string" calcext:value-type="string">
            <text:p>non_sexist</text:p>
          </table:table-cell>
          <table:table-cell office:value-type="string" calcext:value-type="string">
            <text:p>-так, ты чего тут делаешь?</text:p>
            <text:p>-грибы собираю...</text:p>
            <text:p>-а ты их, сука, сажал?!</text:p>
          </table:table-cell>
        </table:table-row>
        <table:table-row table:style-name="ro1">
          <table:table-cell office:value-type="float" office:value="2712753" calcext:value-type="float">
            <text:p>2712753</text:p>
          </table:table-cell>
          <table:table-cell office:value-type="float" office:value="2713110" calcext:value-type="float">
            <text:p>2713110</text:p>
          </table:table-cell>
          <table:table-cell office:value-type="string" calcext:value-type="string">
            <text:p>non_sexist</text:p>
          </table:table-cell>
          <table:table-cell office:value-type="string" calcext:value-type="string">
            <text:p>ХЛОПАЮ В ЛАДОШИ! ЭТО ЛУЧШЕЕ, <text:s/>ЧТО ВООБЩЕ МОЖЕТ ДЕЛАТЬ ФОНД ДЛЯ ЗАЩИТЫ ЖИВОТНЫХ</text:p>
          </table:table-cell>
        </table:table-row>
        <table:table-row table:style-name="ro1">
          <table:table-cell office:value-type="float" office:value="2712753" calcext:value-type="float">
            <text:p>2712753</text:p>
          </table:table-cell>
          <table:table-cell office:value-type="float" office:value="2713299" calcext:value-type="float">
            <text:p>2713299</text:p>
          </table:table-cell>
          <table:table-cell office:value-type="string" calcext:value-type="string">
            <text:p>non_sexist</text:p>
          </table:table-cell>
          <table:table-cell office:value-type="string" calcext:value-type="string">
            <text:p>Звериный оскал зоозащиты</text:p>
          </table:table-cell>
        </table:table-row>
        <table:table-row table:style-name="ro1">
          <table:table-cell office:value-type="float" office:value="2712753" calcext:value-type="float">
            <text:p>2712753</text:p>
          </table:table-cell>
          <table:table-cell office:value-type="float" office:value="2713604" calcext:value-type="float">
            <text:p>2713604</text:p>
          </table:table-cell>
          <table:table-cell office:value-type="string" calcext:value-type="string">
            <text:p>non_sexist</text:p>
          </table:table-cell>
          <table:table-cell office:value-type="string" calcext:value-type="string">
            <text:p>На наш Дальний Восток на границу с Китаем они не планируют рейнджеров прислать?))</text:p>
          </table:table-cell>
        </table:table-row>
        <table:table-row table:style-name="ro1">
          <table:table-cell office:value-type="float" office:value="2712753" calcext:value-type="float">
            <text:p>2712753</text:p>
          </table:table-cell>
          <table:table-cell office:value-type="float" office:value="2713677" calcext:value-type="float">
            <text:p>2713677</text:p>
          </table:table-cell>
          <table:table-cell office:value-type="string" calcext:value-type="string">
            <text:p>non_sexist</text:p>
          </table:table-cell>
          <table:table-cell office:value-type="string" calcext:value-type="string">
            <text:p>Наверное правильно делают. Или нет?</text:p>
          </table:table-cell>
        </table:table-row>
        <table:table-row table:style-name="ro3">
          <table:table-cell office:value-type="float" office:value="2712753" calcext:value-type="float">
            <text:p>2712753</text:p>
          </table:table-cell>
          <table:table-cell office:value-type="float" office:value="2713757" calcext:value-type="float">
            <text:p>2713757</text:p>
          </table:table-cell>
          <table:table-cell office:value-type="string" calcext:value-type="string">
            <text:p>non_sexist</text:p>
          </table:table-cell>
          <table:table-cell office:value-type="string" calcext:value-type="string">
            <text:p>Ну так-то это не люди</text:p>
            <text:p>С ними так и надо</text:p>
            <text:p>А без веских причин, никто просто так пытать не станет, ну логично же</text:p>
          </table:table-cell>
        </table:table-row>
        <table:table-row table:style-name="ro5">
          <table:table-cell office:value-type="float" office:value="2712753" calcext:value-type="float">
            <text:p>2712753</text:p>
          </table:table-cell>
          <table:table-cell office:value-type="float" office:value="2714288" calcext:value-type="float">
            <text:p>2714288</text:p>
          </table:table-cell>
          <table:table-cell office:value-type="string" calcext:value-type="string">
            <text:p>non_sexist</text:p>
          </table:table-cell>
          <table:table-cell office:value-type="string" calcext:value-type="string">
            <text:p>Впервые пишу что-то подобное здесь,нооо...Медуза,ну зачем???</text:p>
            <text:p>Обычно же какие-то подробные статьи, с разборами, примерами, ссылками, без лишнего мусора и эмоциональности</text:p>
            <text:p>А это уже самая что ни на есть желтуха, тем более Buzzfeed в качестве источника.Ок, борьба с браконьерами где-то зашла слишком далеко, все дела - но на основании этого демонизировать целую межправительственную организацию по защите природы и животных?</text:p>
            <text:p>Это как-то не очень похоже на качественную журналистику, не?🙄</text:p>
          </table:table-cell>
        </table:table-row>
        <table:table-row table:style-name="ro1">
          <table:table-cell office:value-type="float" office:value="2712753" calcext:value-type="float">
            <text:p>2712753</text:p>
          </table:table-cell>
          <table:table-cell office:value-type="float" office:value="2714686" calcext:value-type="float">
            <text:p>2714686</text:p>
          </table:table-cell>
          <table:table-cell office:value-type="string" calcext:value-type="string">
            <text:p>non_sexist</text:p>
          </table:table-cell>
          <table:table-cell office:value-type="string" calcext:value-type="string">
            <text:p>Как вступить в ряды?</text:p>
          </table:table-cell>
        </table:table-row>
        <table:table-row table:style-name="ro1">
          <table:table-cell office:value-type="float" office:value="2712753" calcext:value-type="float">
            <text:p>2712753</text:p>
          </table:table-cell>
          <table:table-cell office:value-type="float" office:value="2714922" calcext:value-type="float">
            <text:p>2714922</text:p>
          </table:table-cell>
          <table:table-cell office:value-type="string" calcext:value-type="string">
            <text:p>sexist_in_co</text:p>
          </table:table-cell>
          <table:table-cell office:value-type="string" calcext:value-type="string">
            <text:p>Вот и правильно) Еще жёстче, еще злеее!))</text:p>
          </table:table-cell>
        </table:table-row>
        <table:table-row table:style-name="ro2">
          <table:table-cell office:value-type="float" office:value="2686088" calcext:value-type="float">
            <text:p>2686088</text:p>
          </table:table-cell>
          <table:table-cell office:value-type="float" office:value="2686095" calcext:value-type="float">
            <text:p>2686095</text:p>
          </table:table-cell>
          <table:table-cell office:value-type="string" calcext:value-type="string">
            <text:p>non_sexist</text:p>
          </table:table-cell>
          <table:table-cell office:value-type="string" calcext:value-type="string">
            <text:p>Ну вот здесь я согласен.</text:p>
            <text:p>Ибо нефиг обвинять беспочвено</text:p>
          </table:table-cell>
        </table:table-row>
        <table:table-row table:style-name="ro1">
          <table:table-cell office:value-type="float" office:value="2686088" calcext:value-type="float">
            <text:p>2686088</text:p>
          </table:table-cell>
          <table:table-cell office:value-type="float" office:value="2686109" calcext:value-type="float">
            <text:p>2686109</text:p>
          </table:table-cell>
          <table:table-cell office:value-type="string" calcext:value-type="string">
            <text:p>sexist</text:p>
          </table:table-cell>
          <table:table-cell office:value-type="string" calcext:value-type="string">
            <text:p>Или подается заявления о совершении преступления, или... никак. Иначе любого человека можно обвинить в соц сетях в чем угодно и потом доказывай, что ты не верблюд.</text:p>
          </table:table-cell>
        </table:table-row>
        <table:table-row table:style-name="ro1">
          <table:table-cell office:value-type="float" office:value="2686088" calcext:value-type="float">
            <text:p>2686088</text:p>
          </table:table-cell>
          <table:table-cell office:value-type="float" office:value="2686110" calcext:value-type="float">
            <text:p>2686110</text:p>
          </table:table-cell>
          <table:table-cell office:value-type="string" calcext:value-type="string">
            <text:p>non_sexist</text:p>
          </table:table-cell>
          <table:table-cell office:value-type="string" calcext:value-type="string">
            <text:p>Дай миллион и у меня пройдет тревожность и волнение 😃</text:p>
          </table:table-cell>
        </table:table-row>
        <table:table-row table:style-name="ro1">
          <table:table-cell office:value-type="float" office:value="2686088" calcext:value-type="float">
            <text:p>2686088</text:p>
          </table:table-cell>
          <table:table-cell office:value-type="float" office:value="2686111" calcext:value-type="float">
            <text:p>2686111</text:p>
          </table:table-cell>
          <table:table-cell office:value-type="string" calcext:value-type="string">
            <text:p>sexist_in_co</text:p>
          </table:table-cell>
          <table:table-cell office:value-type="string" calcext:value-type="string">
            <text:p>За базар нужно отвечать</text:p>
          </table:table-cell>
        </table:table-row>
        <table:table-row table:style-name="ro1">
          <table:table-cell office:value-type="float" office:value="2686088" calcext:value-type="float">
            <text:p>2686088</text:p>
          </table:table-cell>
          <table:table-cell office:value-type="float" office:value="2686123" calcext:value-type="float">
            <text:p>2686123</text:p>
          </table:table-cell>
          <table:table-cell office:value-type="string" calcext:value-type="string">
            <text:p>sexist_in_co</text:p>
          </table:table-cell>
          <table:table-cell office:value-type="string" calcext:value-type="string">
            <text:p>И правильно</text:p>
          </table:table-cell>
        </table:table-row>
        <table:table-row table:style-name="ro1">
          <table:table-cell office:value-type="float" office:value="2686088" calcext:value-type="float">
            <text:p>2686088</text:p>
          </table:table-cell>
          <table:table-cell office:value-type="float" office:value="2686124" calcext:value-type="float">
            <text:p>2686124</text:p>
          </table:table-cell>
          <table:table-cell office:value-type="string" calcext:value-type="string">
            <text:p>non_sexist</text:p>
          </table:table-cell>
          <table:table-cell office:value-type="string" calcext:value-type="string">
            <text:p>Изнасиловал и ещё требует денег за это?</text:p>
          </table:table-cell>
        </table:table-row>
        <table:table-row table:style-name="ro1">
          <table:table-cell office:value-type="float" office:value="2686088" calcext:value-type="float">
            <text:p>2686088</text:p>
          </table:table-cell>
          <table:table-cell office:value-type="float" office:value="2686127" calcext:value-type="float">
            <text:p>2686127</text:p>
          </table:table-cell>
          <table:table-cell office:value-type="string" calcext:value-type="string">
            <text:p>sexist_in_co</text:p>
          </table:table-cell>
          <table:table-cell office:value-type="string" calcext:value-type="string">
            <text:p>как профессия журналистки стала смахивать на первую древнейшую😁</text:p>
          </table:table-cell>
        </table:table-row>
        <table:table-row table:style-name="ro1">
          <table:table-cell office:value-type="float" office:value="2686088" calcext:value-type="float">
            <text:p>2686088</text:p>
          </table:table-cell>
          <table:table-cell office:value-type="float" office:value="2686129" calcext:value-type="float">
            <text:p>2686129</text:p>
          </table:table-cell>
          <table:table-cell office:value-type="string" calcext:value-type="string">
            <text:p>sexist</text:p>
          </table:table-cell>
          <table:table-cell office:value-type="string" calcext:value-type="string">
            <text:p>Она думала, что прочирикает в соцсетях и его тут же накажут или она денег поимеет с него... Глупая кура.</text:p>
          </table:table-cell>
        </table:table-row>
        <table:table-row table:style-name="ro1">
          <table:table-cell office:value-type="float" office:value="2686088" calcext:value-type="float">
            <text:p>2686088</text:p>
          </table:table-cell>
          <table:table-cell office:value-type="float" office:value="2686139" calcext:value-type="float">
            <text:p>2686139</text:p>
          </table:table-cell>
          <table:table-cell office:value-type="string" calcext:value-type="string">
            <text:p>non_sexist</text:p>
          </table:table-cell>
          <table:table-cell office:value-type="string" calcext:value-type="string">
            <text:p>Сволочь. Не держит руки при себе и не стыдно ни разу</text:p>
          </table:table-cell>
        </table:table-row>
        <table:table-row table:style-name="ro1">
          <table:table-cell office:value-type="float" office:value="2686088" calcext:value-type="float">
            <text:p>2686088</text:p>
          </table:table-cell>
          <table:table-cell office:value-type="float" office:value="2686150" calcext:value-type="float">
            <text:p>2686150</text:p>
          </table:table-cell>
          <table:table-cell office:value-type="string" calcext:value-type="string">
            <text:p>sexist_in_co</text:p>
          </table:table-cell>
          <table:table-cell office:value-type="string" calcext:value-type="string">
            <text:p>Правильно мужик сделал</text:p>
          </table:table-cell>
        </table:table-row>
        <table:table-row table:style-name="ro1">
          <table:table-cell office:value-type="float" office:value="2686088" calcext:value-type="float">
            <text:p>2686088</text:p>
          </table:table-cell>
          <table:table-cell office:value-type="float" office:value="2686202" calcext:value-type="float">
            <text:p>2686202</text:p>
          </table:table-cell>
          <table:table-cell office:value-type="string" calcext:value-type="string">
            <text:p>non_sexist</text:p>
          </table:table-cell>
          <table:table-cell office:value-type="string" calcext:value-type="string">
            <text:p>Видимо, девчонки не хотят иметь с ним дело после её поста в фейсбуке))</text:p>
          </table:table-cell>
        </table:table-row>
        <table:table-row table:style-name="ro1">
          <table:table-cell office:value-type="float" office:value="2686088" calcext:value-type="float">
            <text:p>2686088</text:p>
          </table:table-cell>
          <table:table-cell office:value-type="float" office:value="2686258" calcext:value-type="float">
            <text:p>2686258</text:p>
          </table:table-cell>
          <table:table-cell office:value-type="string" calcext:value-type="string">
            <text:p>non_sexist</text:p>
          </table:table-cell>
          <table:table-cell office:value-type="string" calcext:value-type="string">
            <text:p>За сбитых пешеходов отсуживают 5 тысяч.. <text:s/>похоже его чувство 200 раз сшибли</text:p>
          </table:table-cell>
        </table:table-row>
        <table:table-row table:style-name="ro1">
          <table:table-cell office:value-type="float" office:value="2665548" calcext:value-type="float">
            <text:p>2665548</text:p>
          </table:table-cell>
          <table:table-cell office:value-type="float" office:value="2665550" calcext:value-type="float">
            <text:p>2665550</text:p>
          </table:table-cell>
          <table:table-cell office:value-type="string" calcext:value-type="string">
            <text:p>non_sexist</text:p>
          </table:table-cell>
          <table:table-cell office:value-type="string" calcext:value-type="string">
            <text:p>Попытка не пытка🌝</text:p>
          </table:table-cell>
        </table:table-row>
        <table:table-row table:style-name="ro1">
          <table:table-cell office:value-type="float" office:value="2665548" calcext:value-type="float">
            <text:p>2665548</text:p>
          </table:table-cell>
          <table:table-cell office:value-type="float" office:value="2665551" calcext:value-type="float">
            <text:p>2665551</text:p>
          </table:table-cell>
          <table:table-cell office:value-type="string" calcext:value-type="string">
            <text:p>non_sexist</text:p>
          </table:table-cell>
          <table:table-cell office:value-type="string" calcext:value-type="string">
            <text:p>Полицаи забавляются</text:p>
          </table:table-cell>
        </table:table-row>
        <table:table-row table:style-name="ro1">
          <table:table-cell office:value-type="float" office:value="2665548" calcext:value-type="float">
            <text:p>2665548</text:p>
          </table:table-cell>
          <table:table-cell office:value-type="float" office:value="2665554" calcext:value-type="float">
            <text:p>2665554</text:p>
          </table:table-cell>
          <table:table-cell office:value-type="string" calcext:value-type="string">
            <text:p>non_sexist</text:p>
          </table:table-cell>
          <table:table-cell office:value-type="string" calcext:value-type="string">
            <text:p>Горячие якутские парни</text:p>
          </table:table-cell>
        </table:table-row>
        <table:table-row table:style-name="ro1">
          <table:table-cell office:value-type="float" office:value="2665548" calcext:value-type="float">
            <text:p>2665548</text:p>
          </table:table-cell>
          <table:table-cell office:value-type="float" office:value="2665557" calcext:value-type="float">
            <text:p>2665557</text:p>
          </table:table-cell>
          <table:table-cell office:value-type="string" calcext:value-type="string">
            <text:p>non_sexist</text:p>
          </table:table-cell>
          <table:table-cell office:value-type="string" calcext:value-type="string">
            <text:p>Ну откуда же замглавы регионального МВД может что-то знать о фальсификации доказательств следствием?</text:p>
          </table:table-cell>
        </table:table-row>
        <table:table-row table:style-name="ro1">
          <table:table-cell office:value-type="float" office:value="2665548" calcext:value-type="float">
            <text:p>2665548</text:p>
          </table:table-cell>
          <table:table-cell office:value-type="float" office:value="2665558" calcext:value-type="float">
            <text:p>2665558</text:p>
          </table:table-cell>
          <table:table-cell office:value-type="string" calcext:value-type="string">
            <text:p>non_sexist</text:p>
          </table:table-cell>
          <table:table-cell office:value-type="string" calcext:value-type="string">
            <text:p>Чё происходит.жпг</text:p>
          </table:table-cell>
        </table:table-row>
        <table:table-row table:style-name="ro1">
          <table:table-cell office:value-type="float" office:value="2665548" calcext:value-type="float">
            <text:p>2665548</text:p>
          </table:table-cell>
          <table:table-cell office:value-type="float" office:value="2665560" calcext:value-type="float">
            <text:p>2665560</text:p>
          </table:table-cell>
          <table:table-cell office:value-type="string" calcext:value-type="string">
            <text:p>non_sexist</text:p>
          </table:table-cell>
          <table:table-cell office:value-type="string" calcext:value-type="string">
            <text:p>Да там одни преступники и извращенцы!</text:p>
          </table:table-cell>
        </table:table-row>
        <table:table-row table:style-name="ro1">
          <table:table-cell office:value-type="float" office:value="2665548" calcext:value-type="float">
            <text:p>2665548</text:p>
          </table:table-cell>
          <table:table-cell office:value-type="float" office:value="2665562" calcext:value-type="float">
            <text:p>2665562</text:p>
          </table:table-cell>
          <table:table-cell office:value-type="string" calcext:value-type="string">
            <text:p>non_sexist</text:p>
          </table:table-cell>
          <table:table-cell office:value-type="string" calcext:value-type="string">
            <text:p>Замглавы МВД сидит за изнасилование, наверняка не общая камера?)</text:p>
          </table:table-cell>
        </table:table-row>
        <table:table-row table:style-name="ro1">
          <table:table-cell office:value-type="float" office:value="2665548" calcext:value-type="float">
            <text:p>2665548</text:p>
          </table:table-cell>
          <table:table-cell office:value-type="float" office:value="2665563" calcext:value-type="float">
            <text:p>2665563</text:p>
          </table:table-cell>
          <table:table-cell office:value-type="string" calcext:value-type="string">
            <text:p>non_sexist</text:p>
          </table:table-cell>
          <table:table-cell office:value-type="string" calcext:value-type="string">
            <text:p>На Шило из Кровостока похож</text:p>
          </table:table-cell>
        </table:table-row>
        <table:table-row table:style-name="ro1">
          <table:table-cell office:value-type="float" office:value="2665548" calcext:value-type="float">
            <text:p>2665548</text:p>
          </table:table-cell>
          <table:table-cell office:value-type="float" office:value="2665568" calcext:value-type="float">
            <text:p>2665568</text:p>
          </table:table-cell>
          <table:table-cell office:value-type="string" calcext:value-type="string">
            <text:p>non_sexist</text:p>
          </table:table-cell>
          <table:table-cell office:value-type="string" calcext:value-type="string">
            <text:p>Кто сегодня расскажет про то какие мусора хорошие ребята,а этот - лишь исключение</text:p>
          </table:table-cell>
        </table:table-row>
        <table:table-row table:style-name="ro1">
          <table:table-cell office:value-type="float" office:value="2665548" calcext:value-type="float">
            <text:p>2665548</text:p>
          </table:table-cell>
          <table:table-cell office:value-type="float" office:value="2665590" calcext:value-type="float">
            <text:p>2665590</text:p>
          </table:table-cell>
          <table:table-cell office:value-type="string" calcext:value-type="string">
            <text:p>non_sexist</text:p>
          </table:table-cell>
          <table:table-cell office:value-type="string" calcext:value-type="string">
            <text:p>Это не тот случаем видос с порнхаба знаменитый где он ей делал роттердам на служебном диване в кабинете? А не, там кажись замглавы федерального казначейства был)</text:p>
          </table:table-cell>
        </table:table-row>
        <table:table-row table:style-name="ro2">
          <table:table-cell office:value-type="float" office:value="2665548" calcext:value-type="float">
            <text:p>2665548</text:p>
          </table:table-cell>
          <table:table-cell office:value-type="float" office:value="2666198" calcext:value-type="float">
            <text:p>2666198</text:p>
          </table:table-cell>
          <table:table-cell office:value-type="string" calcext:value-type="string">
            <text:p>non_sexist</text:p>
          </table:table-cell>
          <table:table-cell office:value-type="string" calcext:value-type="string">
            <text:p>Если приговор справедлив и накатали виновного, значит не помогает статус зам главы мвд республики? Но вы опять недовольны. Чем? Что в полиции такие люди? Но люди много где разные. Важно, что за преступлением следует наказание. Или это оппозиционный милиционер и боролся со взятками и Его подставили? </text:p>
            <text:p>Вы даже не вникаете в мать дела. Пишите ежедневно одно и тоже</text:p>
          </table:table-cell>
        </table:table-row>
        <table:table-row table:style-name="ro1">
          <table:table-cell office:value-type="float" office:value="2665548" calcext:value-type="float">
            <text:p>2665548</text:p>
          </table:table-cell>
          <table:table-cell office:value-type="float" office:value="2666485" calcext:value-type="float">
            <text:p>2666485</text:p>
          </table:table-cell>
          <table:table-cell office:value-type="string" calcext:value-type="string">
            <text:p>non_sexist</text:p>
          </table:table-cell>
          <table:table-cell office:value-type="string" calcext:value-type="string">
            <text:p>За неудавшуюся попытку</text:p>
          </table:table-cell>
        </table:table-row>
        <table:table-row table:style-name="ro1">
          <table:table-cell office:value-type="float" office:value="2676858" calcext:value-type="float">
            <text:p>2676858</text:p>
          </table:table-cell>
          <table:table-cell office:value-type="float" office:value="2676861" calcext:value-type="float">
            <text:p>2676861</text:p>
          </table:table-cell>
          <table:table-cell office:value-type="string" calcext:value-type="string">
            <text:p>non_sexist</text:p>
          </table:table-cell>
          <table:table-cell office:value-type="string" calcext:value-type="string">
            <text:p>Духовненько...</text:p>
          </table:table-cell>
        </table:table-row>
        <table:table-row table:style-name="ro1">
          <table:table-cell office:value-type="float" office:value="2676858" calcext:value-type="float">
            <text:p>2676858</text:p>
          </table:table-cell>
          <table:table-cell office:value-type="float" office:value="2676862" calcext:value-type="float">
            <text:p>2676862</text:p>
          </table:table-cell>
          <table:table-cell office:value-type="string" calcext:value-type="string">
            <text:p>non_sexist</text:p>
          </table:table-cell>
          <table:table-cell office:value-type="string" calcext:value-type="string">
            <text:p>2 недели назад лишили?</text:p>
          </table:table-cell>
        </table:table-row>
        <table:table-row table:style-name="ro1">
          <table:table-cell office:value-type="float" office:value="2676858" calcext:value-type="float">
            <text:p>2676858</text:p>
          </table:table-cell>
          <table:table-cell office:value-type="float" office:value="2676864" calcext:value-type="float">
            <text:p>2676864</text:p>
          </table:table-cell>
          <table:table-cell office:value-type="string" calcext:value-type="string">
            <text:p>non_sexist</text:p>
          </table:table-cell>
          <table:table-cell office:value-type="string" calcext:value-type="string">
            <text:p>Никогда такого не было, и вот опять.</text:p>
          </table:table-cell>
        </table:table-row>
        <table:table-row table:style-name="ro1">
          <table:table-cell office:value-type="float" office:value="2676858" calcext:value-type="float">
            <text:p>2676858</text:p>
          </table:table-cell>
          <table:table-cell office:value-type="float" office:value="2676865" calcext:value-type="float">
            <text:p>2676865</text:p>
          </table:table-cell>
          <table:table-cell office:value-type="string" calcext:value-type="string">
            <text:p>non_sexist</text:p>
          </table:table-cell>
          <table:table-cell office:value-type="string" calcext:value-type="string">
            <text:p>РЕЛИГИЯ МИРА</text:p>
          </table:table-cell>
        </table:table-row>
        <table:table-row table:style-name="ro1">
          <table:table-cell office:value-type="float" office:value="2676858" calcext:value-type="float">
            <text:p>2676858</text:p>
          </table:table-cell>
          <table:table-cell office:value-type="float" office:value="2676866" calcext:value-type="float">
            <text:p>2676866</text:p>
          </table:table-cell>
          <table:table-cell office:value-type="string" calcext:value-type="string">
            <text:p>non_sexist</text:p>
          </table:table-cell>
          <table:table-cell office:value-type="string" calcext:value-type="string">
            <text:p>заходят как-то вор, педофил и священник в бар...</text:p>
          </table:table-cell>
        </table:table-row>
        <table:table-row table:style-name="ro1">
          <table:table-cell office:value-type="float" office:value="2676858" calcext:value-type="float">
            <text:p>2676858</text:p>
          </table:table-cell>
          <table:table-cell office:value-type="float" office:value="2676867" calcext:value-type="float">
            <text:p>2676867</text:p>
          </table:table-cell>
          <table:table-cell office:value-type="string" calcext:value-type="string">
            <text:p>non_sexist</text:p>
          </table:table-cell>
          <table:table-cell office:value-type="string" calcext:value-type="string">
            <text:p>активный старикашка</text:p>
          </table:table-cell>
        </table:table-row>
        <table:table-row table:style-name="ro1">
          <table:table-cell office:value-type="float" office:value="2676858" calcext:value-type="float">
            <text:p>2676858</text:p>
          </table:table-cell>
          <table:table-cell office:value-type="float" office:value="2676869" calcext:value-type="float">
            <text:p>2676869</text:p>
          </table:table-cell>
          <table:table-cell office:value-type="string" calcext:value-type="string">
            <text:p>non_sexist</text:p>
          </table:table-cell>
          <table:table-cell office:value-type="string" calcext:value-type="string">
            <text:p>Хачики,что тут говорить и так всё понятно</text:p>
          </table:table-cell>
        </table:table-row>
        <table:table-row table:style-name="ro1">
          <table:table-cell office:value-type="float" office:value="2676858" calcext:value-type="float">
            <text:p>2676858</text:p>
          </table:table-cell>
          <table:table-cell office:value-type="float" office:value="2676871" calcext:value-type="float">
            <text:p>2676871</text:p>
          </table:table-cell>
          <table:table-cell office:value-type="string" calcext:value-type="string">
            <text:p>non_sexist</text:p>
          </table:table-cell>
          <table:table-cell office:value-type="string" calcext:value-type="string">
            <text:p>Он просто любил ближних своих, только понимал это по-своему))</text:p>
          </table:table-cell>
        </table:table-row>
        <table:table-row table:style-name="ro1">
          <table:table-cell office:value-type="float" office:value="2676858" calcext:value-type="float">
            <text:p>2676858</text:p>
          </table:table-cell>
          <table:table-cell office:value-type="float" office:value="2676876" calcext:value-type="float">
            <text:p>2676876</text:p>
          </table:table-cell>
          <table:table-cell office:value-type="string" calcext:value-type="string">
            <text:p>non_sexist</text:p>
          </table:table-cell>
          <table:table-cell office:value-type="string" calcext:value-type="string">
            <text:p>Если бы всемогуший бог был то почему допускал это?</text:p>
          </table:table-cell>
        </table:table-row>
        <table:table-row table:style-name="ro1">
          <table:table-cell office:value-type="float" office:value="2676858" calcext:value-type="float">
            <text:p>2676858</text:p>
          </table:table-cell>
          <table:table-cell office:value-type="float" office:value="2676893" calcext:value-type="float">
            <text:p>2676893</text:p>
          </table:table-cell>
          <table:table-cell office:value-type="string" calcext:value-type="string">
            <text:p>non_sexist</text:p>
          </table:table-cell>
          <table:table-cell office:value-type="string" calcext:value-type="string">
            <text:p>Обвинение - не признание вины</text:p>
          </table:table-cell>
        </table:table-row>
        <table:table-row table:style-name="ro1">
          <table:table-cell office:value-type="float" office:value="2676858" calcext:value-type="float">
            <text:p>2676858</text:p>
          </table:table-cell>
          <table:table-cell office:value-type="float" office:value="2676901" calcext:value-type="float">
            <text:p>2676901</text:p>
          </table:table-cell>
          <table:table-cell office:value-type="string" calcext:value-type="string">
            <text:p>non_sexist</text:p>
          </table:table-cell>
          <table:table-cell office:value-type="string" calcext:value-type="string">
            <text:p>Прям сюжет из сериальчика "молодой папа"....</text:p>
          </table:table-cell>
        </table:table-row>
        <table:table-row table:style-name="ro1">
          <table:table-cell office:value-type="float" office:value="2676858" calcext:value-type="float">
            <text:p>2676858</text:p>
          </table:table-cell>
          <table:table-cell office:value-type="float" office:value="2676902" calcext:value-type="float">
            <text:p>2676902</text:p>
          </table:table-cell>
          <table:table-cell office:value-type="string" calcext:value-type="string">
            <text:p>non_sexist</text:p>
          </table:table-cell>
          <table:table-cell office:value-type="string" calcext:value-type="string">
            <text:p>Отрывать им надо, кое что вместе с саном, по самые уши</text:p>
          </table:table-cell>
        </table:table-row>
        <table:table-row table:style-name="ro1">
          <table:table-cell office:value-type="float" office:value="2676858" calcext:value-type="float">
            <text:p>2676858</text:p>
          </table:table-cell>
          <table:table-cell office:value-type="float" office:value="2676938" calcext:value-type="float">
            <text:p>2676938</text:p>
          </table:table-cell>
          <table:table-cell office:value-type="string" calcext:value-type="string">
            <text:p>non_sexist</text:p>
          </table:table-cell>
          <table:table-cell office:value-type="string" calcext:value-type="string">
            <text:p>Церковь - та же мафия, только более приближенная к правительству. В наше время следует разделять понятия 'вера' и 'церковь'.</text:p>
          </table:table-cell>
        </table:table-row>
        <table:table-row table:style-name="ro1">
          <table:table-cell office:value-type="float" office:value="2676858" calcext:value-type="float">
            <text:p>2676858</text:p>
          </table:table-cell>
          <table:table-cell office:value-type="float" office:value="2677060" calcext:value-type="float">
            <text:p>2677060</text:p>
          </table:table-cell>
          <table:table-cell office:value-type="string" calcext:value-type="string">
            <text:p>non_sexist</text:p>
          </table:table-cell>
          <table:table-cell office:value-type="string" calcext:value-type="string">
            <text:p>А у нас бы повысили</text:p>
          </table:table-cell>
        </table:table-row>
        <table:table-row table:style-name="ro3">
          <table:table-cell office:value-type="float" office:value="2676858" calcext:value-type="float">
            <text:p>2676858</text:p>
          </table:table-cell>
          <table:table-cell office:value-type="float" office:value="2677101" calcext:value-type="float">
            <text:p>2677101</text:p>
          </table:table-cell>
          <table:table-cell office:value-type="string" calcext:value-type="string">
            <text:p>non_sexist</text:p>
          </table:table-cell>
          <table:table-cell office:value-type="string" calcext:value-type="string">
            <text:p>Движение "Геи за Путина" подало заявки на проведение маршей в поддержку Путина. (12/01/2019) .https://vk.com/gaysputin </text:p>
            <text:p>Долбим друг дружку-деньги в кружку. </text:p>
            <text:p>Если господа-активисты ЛГБД наивно надеются,что Владимир Владимирович обычный пассивный гомосексуал-я их разочарую Бери выше!Он педофил и зоопедофил.Как он ласкает собачков в ванной комнатке поведала СМИ его супруга Людмила Путина .Про видеоматериалы секса Путина с детьми утверждали прокурор Скуратов и чекист Летвиненко.Этот наивный офицер ФСБ назначил конференцию по этому поводу в г Лондон и пригласил на неё друзей и журналистов.К Летвиненко немедленно приехали старые друзья-чекисты,попили на радостях чаю.С этого "чаю" Летвиненко высох страшнее мумии людоеда Ульянова. Кстати, педофилия у жидов-обычное и уважаемое занятие.Их священные книги рекомендуют секс с детьми ( с чужими разумеется, русскими например) - начиная с 3-х летнего возраста.А вот собачков "жарить"-даже у жидов неприлично, животное всё-таки, хотя и друг.Именно поэтому чекист Путин засекретил все материалы НКВД-КГБ-ФСБ до 2050 г</text:p>
          </table:table-cell>
        </table:table-row>
        <table:table-row table:style-name="ro1">
          <table:table-cell office:value-type="float" office:value="2676858" calcext:value-type="float">
            <text:p>2676858</text:p>
          </table:table-cell>
          <table:table-cell office:value-type="float" office:value="2677151" calcext:value-type="float">
            <text:p>2677151</text:p>
          </table:table-cell>
          <table:table-cell office:value-type="string" calcext:value-type="string">
            <text:p>non_sexist</text:p>
          </table:table-cell>
          <table:table-cell office:value-type="string" calcext:value-type="string">
            <text:p>Ничего себе , такое бывает ?</text:p>
          </table:table-cell>
        </table:table-row>
        <table:table-row table:style-name="ro1">
          <table:table-cell office:value-type="float" office:value="2676858" calcext:value-type="float">
            <text:p>2676858</text:p>
          </table:table-cell>
          <table:table-cell office:value-type="float" office:value="2677212" calcext:value-type="float">
            <text:p>2677212</text:p>
          </table:table-cell>
          <table:table-cell office:value-type="string" calcext:value-type="string">
            <text:p>non_sexist</text:p>
          </table:table-cell>
          <table:table-cell office:value-type="string" calcext:value-type="string">
            <text:p>Наоборот должны были повысить</text:p>
          </table:table-cell>
        </table:table-row>
        <table:table-row table:style-name="ro1">
          <table:table-cell office:value-type="float" office:value="2658382" calcext:value-type="float">
            <text:p>2658382</text:p>
          </table:table-cell>
          <table:table-cell office:value-type="float" office:value="2658384" calcext:value-type="float">
            <text:p>2658384</text:p>
          </table:table-cell>
          <table:table-cell office:value-type="string" calcext:value-type="string">
            <text:p>non_sexist</text:p>
          </table:table-cell>
          <table:table-cell office:value-type="string" calcext:value-type="string">
            <text:p>Оооо, бывший президент, хоть и Коста-Рики, .... интересно, будем посмотреть 😏</text:p>
          </table:table-cell>
        </table:table-row>
        <table:table-row table:style-name="ro1">
          <table:table-cell office:value-type="float" office:value="2658382" calcext:value-type="float">
            <text:p>2658382</text:p>
          </table:table-cell>
          <table:table-cell office:value-type="float" office:value="2658387" calcext:value-type="float">
            <text:p>2658387</text:p>
          </table:table-cell>
          <table:table-cell office:value-type="string" calcext:value-type="string">
            <text:p>sexist_in_co</text:p>
          </table:table-cell>
          <table:table-cell office:value-type="string" calcext:value-type="string">
            <text:p>Что, тоже через 30 лет вспомнили?</text:p>
          </table:table-cell>
        </table:table-row>
        <table:table-row table:style-name="ro1">
          <table:table-cell office:value-type="float" office:value="2658382" calcext:value-type="float">
            <text:p>2658382</text:p>
          </table:table-cell>
          <table:table-cell office:value-type="float" office:value="2658388" calcext:value-type="float">
            <text:p>2658388</text:p>
          </table:table-cell>
          <table:table-cell office:value-type="string" calcext:value-type="string">
            <text:p>non_sexist</text:p>
          </table:table-cell>
          <table:table-cell office:value-type="string" calcext:value-type="string">
            <text:p>Они же говорили , что больше не будет совместок</text:p>
          </table:table-cell>
        </table:table-row>
        <table:table-row table:style-name="ro4">
          <table:table-cell office:value-type="float" office:value="2658382" calcext:value-type="float">
            <text:p>2658382</text:p>
          </table:table-cell>
          <table:table-cell office:value-type="float" office:value="2658389" calcext:value-type="float">
            <text:p>2658389</text:p>
          </table:table-cell>
          <table:table-cell office:value-type="string" calcext:value-type="string">
            <text:p>sexist</text:p>
          </table:table-cell>
          <table:table-cell office:value-type="string" calcext:value-type="string">
            <text:p>Вот это нежданчик. Известный мужчина, и четыре внезапно решивших открыться женщины. </text:p>
            <text:p/>
            <text:p>Никогда такого не видел.</text:p>
            <text:p/>
            <text:p>Лол. Я ору как птеродактиль, потому что всякий разумный человек понимает что это дичь, и они просто хотят получить с него денег. </text:p>
            <text:p/>
            <text:p>Но в то же время мне грустно что мой ребёнок будет жить в мире маразма и абсурда.</text:p>
          </table:table-cell>
        </table:table-row>
        <table:table-row table:style-name="ro1">
          <table:table-cell office:value-type="float" office:value="2658382" calcext:value-type="float">
            <text:p>2658382</text:p>
          </table:table-cell>
          <table:table-cell office:value-type="float" office:value="2658391" calcext:value-type="float">
            <text:p>2658391</text:p>
          </table:table-cell>
          <table:table-cell office:value-type="string" calcext:value-type="string">
            <text:p>non_sexist</text:p>
          </table:table-cell>
          <table:table-cell office:value-type="string" calcext:value-type="string">
            <text:p>Он всегда знал, что лучшая защита - это нападение😏</text:p>
          </table:table-cell>
        </table:table-row>
        <table:table-row table:style-name="ro1">
          <table:table-cell office:value-type="float" office:value="2658382" calcext:value-type="float">
            <text:p>2658382</text:p>
          </table:table-cell>
          <table:table-cell office:value-type="float" office:value="2658393" calcext:value-type="float">
            <text:p>2658393</text:p>
          </table:table-cell>
          <table:table-cell office:value-type="string" calcext:value-type="string">
            <text:p>non_sexist</text:p>
          </table:table-cell>
          <table:table-cell office:value-type="string" calcext:value-type="string">
            <text:p>Такая серия была в сериале "Хорошая жена", один в один. А фильм давнишний уже. Забавно 😊</text:p>
          </table:table-cell>
        </table:table-row>
        <table:table-row table:style-name="ro1">
          <table:table-cell office:value-type="float" office:value="2658382" calcext:value-type="float">
            <text:p>2658382</text:p>
          </table:table-cell>
          <table:table-cell office:value-type="float" office:value="2658413" calcext:value-type="float">
            <text:p>2658413</text:p>
          </table:table-cell>
          <table:table-cell office:value-type="string" calcext:value-type="string">
            <text:p>non_sexist</text:p>
          </table:table-cell>
          <table:table-cell office:value-type="string" calcext:value-type="string">
            <text:p>президента самой демократической страны Латинской Америки)</text:p>
          </table:table-cell>
        </table:table-row>
        <table:table-row table:style-name="ro1">
          <table:table-cell office:value-type="float" office:value="2658382" calcext:value-type="float">
            <text:p>2658382</text:p>
          </table:table-cell>
          <table:table-cell office:value-type="float" office:value="2658417" calcext:value-type="float">
            <text:p>2658417</text:p>
          </table:table-cell>
          <table:table-cell office:value-type="string" calcext:value-type="string">
            <text:p>sexist</text:p>
          </table:table-cell>
          <table:table-cell office:value-type="string" calcext:value-type="string">
            <text:p>Боролся за права женщин иметь секс.</text:p>
          </table:table-cell>
        </table:table-row>
        <table:table-row table:style-name="ro1">
          <table:table-cell office:value-type="float" office:value="2658382" calcext:value-type="float">
            <text:p>2658382</text:p>
          </table:table-cell>
          <table:table-cell office:value-type="float" office:value="2658432" calcext:value-type="float">
            <text:p>2658432</text:p>
          </table:table-cell>
          <table:table-cell office:value-type="string" calcext:value-type="string">
            <text:p>sexist</text:p>
          </table:table-cell>
          <table:table-cell office:value-type="string" calcext:value-type="string">
            <text:p>Мир сходит с ума. У нас сажают за педофилию и изнасилования <text:s/>конкурентов. В мире бабки вспоминают домогательства 30 летней давности, у исключительно богатых людей. Тут актёр аквамена Момоа, похлопал не так с вою дочь при фотографировании, сразу обвинили его в домогательствах. И т.д.</text:p>
          </table:table-cell>
        </table:table-row>
        <table:table-row table:style-name="ro1">
          <table:table-cell office:value-type="float" office:value="2658382" calcext:value-type="float">
            <text:p>2658382</text:p>
          </table:table-cell>
          <table:table-cell office:value-type="float" office:value="2658465" calcext:value-type="float">
            <text:p>2658465</text:p>
          </table:table-cell>
          <table:table-cell office:value-type="string" calcext:value-type="string">
            <text:p>non_sexist</text:p>
          </table:table-cell>
          <table:table-cell office:value-type="string" calcext:value-type="string">
            <text:p>Чё за бLядь ещё, экс наhуй президент? Какая sука в пiзду коста рика? БLять у нас своих пiдоров хватает. А оно за коста рику втирает. вон бLядь главный пiдор 1 канала гордон. Каждый день пiздит о нравственных бLядь устоях. О трезвой жизни. А сам тварина патлатая, не может по человечески вести обычную передачу. Сидит клопяра очкозавр, со своей шLюхособакой разведёнкой. А та лает как sука ощенившаяся. За что я плачу вам бLять налоги. За этих чертей полосатых на федеральной зарплате?</text:p>
          </table:table-cell>
        </table:table-row>
        <table:table-row table:style-name="ro2">
          <table:table-cell office:value-type="float" office:value="2658382" calcext:value-type="float">
            <text:p>2658382</text:p>
          </table:table-cell>
          <table:table-cell office:value-type="float" office:value="2658473" calcext:value-type="float">
            <text:p>2658473</text:p>
          </table:table-cell>
          <table:table-cell office:value-type="string" calcext:value-type="string">
            <text:p>sexist</text:p>
          </table:table-cell>
          <table:table-cell office:value-type="string" calcext:value-type="string">
            <text:p>Как говориться,  любишь кататься , люби и саночки возить </text:p>
            <text:p>И эта ирония к дамам</text:p>
          </table:table-cell>
        </table:table-row>
        <table:table-row table:style-name="ro1">
          <table:table-cell office:value-type="float" office:value="2658382" calcext:value-type="float">
            <text:p>2658382</text:p>
          </table:table-cell>
          <table:table-cell office:value-type="float" office:value="2658474" calcext:value-type="float">
            <text:p>2658474</text:p>
          </table:table-cell>
          <table:table-cell office:value-type="string" calcext:value-type="string">
            <text:p>non_sexist</text:p>
          </table:table-cell>
          <table:table-cell office:value-type="string" calcext:value-type="string">
            <text:p>Клоуны</text:p>
          </table:table-cell>
        </table:table-row>
        <table:table-row table:style-name="ro1">
          <table:table-cell office:value-type="float" office:value="2658382" calcext:value-type="float">
            <text:p>2658382</text:p>
          </table:table-cell>
          <table:table-cell office:value-type="float" office:value="2658871" calcext:value-type="float">
            <text:p>2658871</text:p>
          </table:table-cell>
          <table:table-cell office:value-type="string" calcext:value-type="string">
            <text:p>sexist</text:p>
          </table:table-cell>
          <table:table-cell office:value-type="string" calcext:value-type="string">
            <text:p>Просто вы не дописали, что он всегда боролся за права женщин за минет.</text:p>
          </table:table-cell>
        </table:table-row>
        <table:table-row table:style-name="ro2">
          <table:table-cell office:value-type="float" office:value="2658382" calcext:value-type="float">
            <text:p>2658382</text:p>
          </table:table-cell>
          <table:table-cell office:value-type="float" office:value="2659128" calcext:value-type="float">
            <text:p>2659128</text:p>
          </table:table-cell>
          <table:table-cell office:value-type="string" calcext:value-type="string">
            <text:p>non_sexist</text:p>
          </table:table-cell>
          <table:table-cell office:value-type="string" calcext:value-type="string">
            <text:p>Ну что сказать, комментаторы мужчины конечно же не могут в это все поверить. Но там в некоторых историях были свидетели, так что следствие разберется. И это обычная ситуация, когда влиятельный богатый человек позволяет себе домогательства, власть дает ощущение вседозволенности. Да и тот факт, что девушки не обращались сразу же в полицию не удивляет. Возможно, для того, чтобы это понять нужно побыть в шкуре девушки, но это факт - в большинстве случаев никто никогда не идет в полицию. Никто из моих подруг (из тех, кому пришлось пережить насилие) не сообщал об этом никому, кроме самих близких, и я скорее всего бы сделала так же. Зато спустя годы о таком говорить намного проще, тем более в ситуации, когда ты понимаешь, что ты не одна такая. Так что такое вполне может быть. </text:p>
            <text:p>И заметьте, ни одна девушка под этим постом не написала, что это все брехня, потому что девушки как раз понимают из личного опыта и опыта своих подруг, что такое вполне возможно, к сожалению.</text:p>
          </table:table-cell>
        </table:table-row>
        <table:table-row table:style-name="ro3">
          <table:table-cell office:value-type="float" office:value="2658382" calcext:value-type="float">
            <text:p>2658382</text:p>
          </table:table-cell>
          <table:table-cell office:value-type="float" office:value="2659230" calcext:value-type="float">
            <text:p>2659230</text:p>
          </table:table-cell>
          <table:table-cell office:value-type="string" calcext:value-type="string">
            <text:p>non_sexist</text:p>
          </table:table-cell>
          <table:table-cell office:value-type="string" calcext:value-type="string">
            <text:p>Сексуальные домогательства должны наказываться в соответствии с законом. Я за соблюдение законов, но против травли людей в обществе.</text:p>
            <text:p>Когда Вуди Аллена обвиняют в насилие не пускают его фильмы в прокат я считаю это не правильно. Если он насильник пусть это дело признает суд и даст наказание. </text:p>
            <text:p>Но виновен он или нет , его фильмы шедевры и независимо от того насильник он или нет я хочу увидеть ещё несколько фильмов.</text:p>
          </table:table-cell>
        </table:table-row>
        <table:table-row table:style-name="ro1">
          <table:table-cell office:value-type="float" office:value="2658382" calcext:value-type="float">
            <text:p>2658382</text:p>
          </table:table-cell>
          <table:table-cell office:value-type="float" office:value="2659235" calcext:value-type="float">
            <text:p>2659235</text:p>
          </table:table-cell>
          <table:table-cell office:value-type="string" calcext:value-type="string">
            <text:p>non_sexist</text:p>
          </table:table-cell>
          <table:table-cell office:value-type="string" calcext:value-type="string">
            <text:p>Пожалуйста расскажите дела по насилию , оно не допустимо ни по отношению к женщина , ни по отношению к мужчинам. Но травля ещё невиновного человека ( пока суд не докажет обратного ) да и вообще травля , недопустима.</text:p>
          </table:table-cell>
        </table:table-row>
        <table:table-row table:style-name="ro1">
          <table:table-cell office:value-type="float" office:value="2657273" calcext:value-type="float">
            <text:p>2657273</text:p>
          </table:table-cell>
          <table:table-cell office:value-type="float" office:value="2657274" calcext:value-type="float">
            <text:p>2657274</text:p>
          </table:table-cell>
          <table:table-cell office:value-type="string" calcext:value-type="string">
            <text:p>non_sexist</text:p>
          </table:table-cell>
          <table:table-cell office:value-type="string" calcext:value-type="string">
            <text:p>все что хотела эта бейби это спулаи мунлае</text:p>
          </table:table-cell>
        </table:table-row>
        <table:table-row table:style-name="ro1">
          <table:table-cell office:value-type="float" office:value="2657273" calcext:value-type="float">
            <text:p>2657273</text:p>
          </table:table-cell>
          <table:table-cell office:value-type="float" office:value="2657275" calcext:value-type="float">
            <text:p>2657275</text:p>
          </table:table-cell>
          <table:table-cell office:value-type="string" calcext:value-type="string">
            <text:p>non_sexist</text:p>
          </table:table-cell>
          <table:table-cell office:value-type="string" calcext:value-type="string">
            <text:p>заебумба</text:p>
          </table:table-cell>
        </table:table-row>
        <table:table-row table:style-name="ro1">
          <table:table-cell office:value-type="float" office:value="2657273" calcext:value-type="float">
            <text:p>2657273</text:p>
          </table:table-cell>
          <table:table-cell office:value-type="float" office:value="2657278" calcext:value-type="float">
            <text:p>2657278</text:p>
          </table:table-cell>
          <table:table-cell office:value-type="string" calcext:value-type="string">
            <text:p>sexist</text:p>
          </table:table-cell>
          <table:table-cell office:value-type="string" calcext:value-type="string">
            <text:p>Harassment rhapsody</text:p>
          </table:table-cell>
        </table:table-row>
        <table:table-row table:style-name="ro1">
          <table:table-cell office:value-type="float" office:value="2657273" calcext:value-type="float">
            <text:p>2657273</text:p>
          </table:table-cell>
          <table:table-cell office:value-type="float" office:value="2657284" calcext:value-type="float">
            <text:p>2657284</text:p>
          </table:table-cell>
          <table:table-cell office:value-type="string" calcext:value-type="string">
            <text:p>sexist</text:p>
          </table:table-cell>
          <table:table-cell office:value-type="string" calcext:value-type="string">
            <text:p>Когда женщин начнут обвинять в ментальном домашнем насилии мужчин? Ух сколько там всплывёт обвинений....... каждая первая ментально насилует своего мужчину в домашних условиях .</text:p>
          </table:table-cell>
        </table:table-row>
        <table:table-row table:style-name="ro1">
          <table:table-cell office:value-type="float" office:value="2657273" calcext:value-type="float">
            <text:p>2657273</text:p>
          </table:table-cell>
          <table:table-cell office:value-type="float" office:value="2657288" calcext:value-type="float">
            <text:p>2657288</text:p>
          </table:table-cell>
          <table:table-cell office:value-type="string" calcext:value-type="string">
            <text:p>non_sexist</text:p>
          </table:table-cell>
          <table:table-cell office:value-type="string" calcext:value-type="string">
            <text:p>Скоро все будут шугаться детей,чтобы близко не подходили🤣</text:p>
          </table:table-cell>
        </table:table-row>
        <table:table-row table:style-name="ro1">
          <table:table-cell office:value-type="float" office:value="2657273" calcext:value-type="float">
            <text:p>2657273</text:p>
          </table:table-cell>
          <table:table-cell office:value-type="float" office:value="2657290" calcext:value-type="float">
            <text:p>2657290</text:p>
          </table:table-cell>
          <table:table-cell office:value-type="string" calcext:value-type="string">
            <text:p>non_sexist</text:p>
          </table:table-cell>
          <table:table-cell office:value-type="string" calcext:value-type="string">
            <text:p>Печально</text:p>
          </table:table-cell>
        </table:table-row>
        <table:table-row table:style-name="ro1">
          <table:table-cell office:value-type="float" office:value="2657273" calcext:value-type="float">
            <text:p>2657273</text:p>
          </table:table-cell>
          <table:table-cell office:value-type="float" office:value="2657294" calcext:value-type="float">
            <text:p>2657294</text:p>
          </table:table-cell>
          <table:table-cell office:value-type="string" calcext:value-type="string">
            <text:p>non_sexist</text:p>
          </table:table-cell>
          <table:table-cell office:value-type="string" calcext:value-type="string">
            <text:p>Зато к членам съемочной и актерской команды черной пантеры ничего не предъявишь, а то обвинят в расизме.</text:p>
          </table:table-cell>
        </table:table-row>
        <table:table-row table:style-name="ro1">
          <table:table-cell office:value-type="float" office:value="2657273" calcext:value-type="float">
            <text:p>2657273</text:p>
          </table:table-cell>
          <table:table-cell office:value-type="float" office:value="2657298" calcext:value-type="float">
            <text:p>2657298</text:p>
          </table:table-cell>
          <table:table-cell office:value-type="string" calcext:value-type="string">
            <text:p>non_sexist</text:p>
          </table:table-cell>
          <table:table-cell office:value-type="string" calcext:value-type="string">
            <text:p>Ромка Петушков, твой выход!</text:p>
          </table:table-cell>
        </table:table-row>
        <table:table-row table:style-name="ro1">
          <table:table-cell office:value-type="float" office:value="2657273" calcext:value-type="float">
            <text:p>2657273</text:p>
          </table:table-cell>
          <table:table-cell office:value-type="float" office:value="2657299" calcext:value-type="float">
            <text:p>2657299</text:p>
          </table:table-cell>
          <table:table-cell office:value-type="string" calcext:value-type="string">
            <text:p>non_sexist</text:p>
          </table:table-cell>
          <table:table-cell office:value-type="string" calcext:value-type="string">
            <text:p>Мне близки западные ценности, но негласный закон "плохой человек не может сделать хорошее искусство" мне не нравится.</text:p>
          </table:table-cell>
        </table:table-row>
        <table:table-row table:style-name="ro1">
          <table:table-cell office:value-type="float" office:value="2657273" calcext:value-type="float">
            <text:p>2657273</text:p>
          </table:table-cell>
          <table:table-cell office:value-type="float" office:value="2657302" calcext:value-type="float">
            <text:p>2657302</text:p>
          </table:table-cell>
          <table:table-cell office:value-type="string" calcext:value-type="string">
            <text:p>non_sexist</text:p>
          </table:table-cell>
          <table:table-cell office:value-type="string" calcext:value-type="string">
            <text:p>Беспроигрышный способ конкуренции.</text:p>
          </table:table-cell>
        </table:table-row>
        <table:table-row table:style-name="ro1">
          <table:table-cell office:value-type="float" office:value="2657273" calcext:value-type="float">
            <text:p>2657273</text:p>
          </table:table-cell>
          <table:table-cell office:value-type="float" office:value="2657320" calcext:value-type="float">
            <text:p>2657320</text:p>
          </table:table-cell>
          <table:table-cell office:value-type="string" calcext:value-type="string">
            <text:p>non_sexist</text:p>
          </table:table-cell>
          <table:table-cell office:value-type="string" calcext:value-type="string">
            <text:p>Либеральное быдло, что еще сказать</text:p>
          </table:table-cell>
        </table:table-row>
        <table:table-row table:style-name="ro1">
          <table:table-cell office:value-type="float" office:value="2657273" calcext:value-type="float">
            <text:p>2657273</text:p>
          </table:table-cell>
          <table:table-cell office:value-type="float" office:value="2657328" calcext:value-type="float">
            <text:p>2657328</text:p>
          </table:table-cell>
          <table:table-cell office:value-type="string" calcext:value-type="string">
            <text:p>non_sexist</text:p>
          </table:table-cell>
          <table:table-cell office:value-type="string" calcext:value-type="string">
            <text:p>Мдэ, совсем в Европе шызанулись на почве идиотизма🤦‍♂️ а как же презумция невиновности?</text:p>
          </table:table-cell>
        </table:table-row>
        <table:table-row table:style-name="ro1">
          <table:table-cell office:value-type="float" office:value="2657273" calcext:value-type="float">
            <text:p>2657273</text:p>
          </table:table-cell>
          <table:table-cell office:value-type="float" office:value="2657333" calcext:value-type="float">
            <text:p>2657333</text:p>
          </table:table-cell>
          <table:table-cell office:value-type="string" calcext:value-type="string">
            <text:p>non_sexist</text:p>
          </table:table-cell>
          <table:table-cell office:value-type="string" calcext:value-type="string">
            <text:p>Я ещё в кинотеатре подумал, что деньги на фильм про пiдора за бИлет тратить это не кошерно. И в итоге оказался прав. Пiдора только пiдор снять на большой экран мог.</text:p>
          </table:table-cell>
        </table:table-row>
        <table:table-row table:style-name="ro1">
          <table:table-cell office:value-type="float" office:value="2657273" calcext:value-type="float">
            <text:p>2657273</text:p>
          </table:table-cell>
          <table:table-cell office:value-type="float" office:value="2657360" calcext:value-type="float">
            <text:p>2657360</text:p>
          </table:table-cell>
          <table:table-cell office:value-type="string" calcext:value-type="string">
            <text:p>non_sexist</text:p>
          </table:table-cell>
          <table:table-cell office:value-type="string" calcext:value-type="string">
            <text:p>Обвинений. Презумпция невиновности? Не, не слышали.</text:p>
          </table:table-cell>
        </table:table-row>
        <table:table-row table:style-name="ro1">
          <table:table-cell office:value-type="float" office:value="2657273" calcext:value-type="float">
            <text:p>2657273</text:p>
          </table:table-cell>
          <table:table-cell office:value-type="float" office:value="2657377" calcext:value-type="float">
            <text:p>2657377</text:p>
          </table:table-cell>
          <table:table-cell office:value-type="string" calcext:value-type="string">
            <text:p>non_sexist</text:p>
          </table:table-cell>
          <table:table-cell office:value-type="string" calcext:value-type="string">
            <text:p>Кажется, я упустил момент, когда было введено понятие "презумпция виновности".(с) Дональд Трамп.</text:p>
          </table:table-cell>
        </table:table-row>
        <table:table-row table:style-name="ro1">
          <table:table-cell office:value-type="float" office:value="2657273" calcext:value-type="float">
            <text:p>2657273</text:p>
          </table:table-cell>
          <table:table-cell office:value-type="float" office:value="2657384" calcext:value-type="float">
            <text:p>2657384</text:p>
          </table:table-cell>
          <table:table-cell office:value-type="string" calcext:value-type="string">
            <text:p>non_sexist</text:p>
          </table:table-cell>
          <table:table-cell office:value-type="string" calcext:value-type="string">
            <text:p>маньяк</text:p>
          </table:table-cell>
        </table:table-row>
        <table:table-row table:style-name="ro1">
          <table:table-cell office:value-type="float" office:value="2657273" calcext:value-type="float">
            <text:p>2657273</text:p>
          </table:table-cell>
          <table:table-cell office:value-type="float" office:value="2657416" calcext:value-type="float">
            <text:p>2657416</text:p>
          </table:table-cell>
          <table:table-cell office:value-type="string" calcext:value-type="string">
            <text:p>non_sexist</text:p>
          </table:table-cell>
          <table:table-cell office:value-type="string" calcext:value-type="string">
            <text:p>Эта практика ничем не отличается от советской, когда невозвращенцев удаляли из титров и т.п. Причем он обвиняем, а не признан виновным судом.</text:p>
          </table:table-cell>
        </table:table-row>
        <table:table-row table:style-name="ro1">
          <table:table-cell office:value-type="float" office:value="2657273" calcext:value-type="float">
            <text:p>2657273</text:p>
          </table:table-cell>
          <table:table-cell office:value-type="float" office:value="2657422" calcext:value-type="float">
            <text:p>2657422</text:p>
          </table:table-cell>
          <table:table-cell office:value-type="string" calcext:value-type="string">
            <text:p>non_sexist</text:p>
          </table:table-cell>
          <table:table-cell office:value-type="string" calcext:value-type="string">
            <text:p>Ну, допустим, обвинения всё правдивы. С чего его имени не будет в списке авторов. От того, что он, возможно, насильник, он перестаёт быть автором?! Он не может получать премию?!</text:p>
          </table:table-cell>
        </table:table-row>
        <table:table-row table:style-name="ro1">
          <table:table-cell office:value-type="float" office:value="2657273" calcext:value-type="float">
            <text:p>2657273</text:p>
          </table:table-cell>
          <table:table-cell office:value-type="float" office:value="2657423" calcext:value-type="float">
            <text:p>2657423</text:p>
          </table:table-cell>
          <table:table-cell office:value-type="string" calcext:value-type="string">
            <text:p>non_sexist</text:p>
          </table:table-cell>
          <table:table-cell office:value-type="string" calcext:value-type="string">
            <text:p>Определенная часть комментаторов явно не отличается высоким интеллектом. Причем здесь презумпция невиновности? Его же не посадили, не оштрафовали, да и вообще не судили. Презумпция невиновности - понятие исключительно относящееся к судопроизводству.</text:p>
          </table:table-cell>
        </table:table-row>
        <table:table-row table:style-name="ro1">
          <table:table-cell office:value-type="float" office:value="2657273" calcext:value-type="float">
            <text:p>2657273</text:p>
          </table:table-cell>
          <table:table-cell office:value-type="float" office:value="2657519" calcext:value-type="float">
            <text:p>2657519</text:p>
          </table:table-cell>
          <table:table-cell office:value-type="string" calcext:value-type="string">
            <text:p>non_sexist</text:p>
          </table:table-cell>
          <table:table-cell office:value-type="string" calcext:value-type="string">
            <text:p>Из списка авторов исключить режиссера😏Тогда этому фильму ещё надо вручить премию за самоорганизованность съемочной группы.</text:p>
          </table:table-cell>
        </table:table-row>
        <table:table-row table:style-name="ro2">
          <table:table-cell office:value-type="float" office:value="2657273" calcext:value-type="float">
            <text:p>2657273</text:p>
          </table:table-cell>
          <table:table-cell office:value-type="float" office:value="2657549" calcext:value-type="float">
            <text:p>2657549</text:p>
          </table:table-cell>
          <table:table-cell office:value-type="string" calcext:value-type="string">
            <text:p>sexist</text:p>
          </table:table-cell>
          <table:table-cell office:value-type="string" calcext:value-type="string">
            <text:p>Странно что в основном в 99 по виновниками оказывают ся мужчины</text:p>
            <text:p>.хотя в жизни все не так масса женщин соблазняет домогается просто берёт за член и ведёт в комнату не спрашивая твоего желания Получается справедливости в этом нет? Или мужчины благородней?</text:p>
          </table:table-cell>
        </table:table-row>
        <table:table-row table:style-name="ro1">
          <table:table-cell office:value-type="float" office:value="2657273" calcext:value-type="float">
            <text:p>2657273</text:p>
          </table:table-cell>
          <table:table-cell office:value-type="float" office:value="2657603" calcext:value-type="float">
            <text:p>2657603</text:p>
          </table:table-cell>
          <table:table-cell office:value-type="string" calcext:value-type="string">
            <text:p>non_sexist</text:p>
          </table:table-cell>
          <table:table-cell office:value-type="string" calcext:value-type="string">
            <text:p>со званием "лучшего британского" тоже перегиб</text:p>
          </table:table-cell>
        </table:table-row>
        <table:table-row table:style-name="ro1">
          <table:table-cell office:value-type="float" office:value="2657273" calcext:value-type="float">
            <text:p>2657273</text:p>
          </table:table-cell>
          <table:table-cell office:value-type="float" office:value="2658960" calcext:value-type="float">
            <text:p>2658960</text:p>
          </table:table-cell>
          <table:table-cell office:value-type="string" calcext:value-type="string">
            <text:p>non_sexist</text:p>
          </table:table-cell>
          <table:table-cell office:value-type="string" calcext:value-type="string">
            <text:p>Снова абсурд. Снова обвинён известный мужчина и его жизнь рушат.</text:p>
          </table:table-cell>
        </table:table-row>
        <table:table-row table:style-name="ro1">
          <table:table-cell office:value-type="float" office:value="2638922" calcext:value-type="float">
            <text:p>2638922</text:p>
          </table:table-cell>
          <table:table-cell office:value-type="float" office:value="2638923" calcext:value-type="float">
            <text:p>2638923</text:p>
          </table:table-cell>
          <table:table-cell office:value-type="string" calcext:value-type="string">
            <text:p>non_sexist</text:p>
          </table:table-cell>
          <table:table-cell office:value-type="string" calcext:value-type="string">
            <text:p>Медуза гавно</text:p>
          </table:table-cell>
        </table:table-row>
        <table:table-row table:style-name="ro2">
          <table:table-cell office:value-type="float" office:value="2638922" calcext:value-type="float">
            <text:p>2638922</text:p>
          </table:table-cell>
          <table:table-cell office:value-type="float" office:value="2638924" calcext:value-type="float">
            <text:p>2638924</text:p>
          </table:table-cell>
          <table:table-cell office:value-type="string" calcext:value-type="string">
            <text:p>non_sexist</text:p>
          </table:table-cell>
          <table:table-cell office:value-type="string" calcext:value-type="string">
            <text:p>Заявлений не было - не было и домогательств.</text:p>
            <text:p>Ему за это ничего не будет (С)</text:p>
          </table:table-cell>
        </table:table-row>
        <table:table-row table:style-name="ro2">
          <table:table-cell office:value-type="float" office:value="2638922" calcext:value-type="float">
            <text:p>2638922</text:p>
          </table:table-cell>
          <table:table-cell office:value-type="float" office:value="2638925" calcext:value-type="float">
            <text:p>2638925</text:p>
          </table:table-cell>
          <table:table-cell office:value-type="string" calcext:value-type="string">
            <text:p>non_sexist</text:p>
          </table:table-cell>
          <table:table-cell office:value-type="string" calcext:value-type="string">
            <text:p>Доигрался.</text:p>
            <text:p>И не стыдно так разговаривать то. Быдло, оно и есть быдло.</text:p>
          </table:table-cell>
        </table:table-row>
        <table:table-row table:style-name="ro1">
          <table:table-cell office:value-type="float" office:value="2638922" calcext:value-type="float">
            <text:p>2638922</text:p>
          </table:table-cell>
          <table:table-cell office:value-type="float" office:value="2638930" calcext:value-type="float">
            <text:p>2638930</text:p>
          </table:table-cell>
          <table:table-cell office:value-type="string" calcext:value-type="string">
            <text:p>non_sexist</text:p>
          </table:table-cell>
          <table:table-cell office:value-type="string" calcext:value-type="string">
            <text:p>Райан Горринг и его внук Руслан Гослинг</text:p>
          </table:table-cell>
        </table:table-row>
        <table:table-row table:style-name="ro1">
          <table:table-cell office:value-type="float" office:value="2638922" calcext:value-type="float">
            <text:p>2638922</text:p>
          </table:table-cell>
          <table:table-cell office:value-type="float" office:value="2638931" calcext:value-type="float">
            <text:p>2638931</text:p>
          </table:table-cell>
          <table:table-cell office:value-type="string" calcext:value-type="string">
            <text:p>non_sexist</text:p>
          </table:table-cell>
          <table:table-cell office:value-type="string" calcext:value-type="string">
            <text:p>Геолог Георгий Герой Гей Оргий</text:p>
          </table:table-cell>
        </table:table-row>
        <table:table-row table:style-name="ro1">
          <table:table-cell office:value-type="float" office:value="2638922" calcext:value-type="float">
            <text:p>2638922</text:p>
          </table:table-cell>
          <table:table-cell office:value-type="float" office:value="2638932" calcext:value-type="float">
            <text:p>2638932</text:p>
          </table:table-cell>
          <table:table-cell office:value-type="string" calcext:value-type="string">
            <text:p>sexist</text:p>
          </table:table-cell>
          <table:table-cell office:value-type="string" calcext:value-type="string">
            <text:p>Когда мы придем к власти в России, девки даже голову поднять не смогу - только дичайший категорический перманентный Харассмент, Патриархат и Национализм.</text:p>
          </table:table-cell>
        </table:table-row>
        <table:table-row table:style-name="ro1">
          <table:table-cell office:value-type="float" office:value="2638922" calcext:value-type="float">
            <text:p>2638922</text:p>
          </table:table-cell>
          <table:table-cell office:value-type="float" office:value="2638935" calcext:value-type="float">
            <text:p>2638935</text:p>
          </table:table-cell>
          <table:table-cell office:value-type="string" calcext:value-type="string">
            <text:p>non_sexist</text:p>
          </table:table-cell>
          <table:table-cell office:value-type="string" calcext:value-type="string">
            <text:p>Вот что бывает когда ФПС проседает</text:p>
          </table:table-cell>
        </table:table-row>
        <table:table-row table:style-name="ro1">
          <table:table-cell office:value-type="float" office:value="2638922" calcext:value-type="float">
            <text:p>2638922</text:p>
          </table:table-cell>
          <table:table-cell office:value-type="float" office:value="2638943" calcext:value-type="float">
            <text:p>2638943</text:p>
          </table:table-cell>
          <table:table-cell office:value-type="string" calcext:value-type="string">
            <text:p>non_sexist</text:p>
          </table:table-cell>
          <table:table-cell office:value-type="string" calcext:value-type="string">
            <text:p>топовый стример)</text:p>
          </table:table-cell>
        </table:table-row>
        <table:table-row table:style-name="ro1">
          <table:table-cell office:value-type="float" office:value="2638922" calcext:value-type="float">
            <text:p>2638922</text:p>
          </table:table-cell>
          <table:table-cell office:value-type="float" office:value="2638944" calcext:value-type="float">
            <text:p>2638944</text:p>
          </table:table-cell>
          <table:table-cell office:value-type="string" calcext:value-type="string">
            <text:p>non_sexist</text:p>
          </table:table-cell>
          <table:table-cell office:value-type="string" calcext:value-type="string">
            <text:p>Теперь он стрэмер</text:p>
          </table:table-cell>
        </table:table-row>
        <table:table-row table:style-name="ro1">
          <table:table-cell office:value-type="float" office:value="2638922" calcext:value-type="float">
            <text:p>2638922</text:p>
          </table:table-cell>
          <table:table-cell office:value-type="float" office:value="2638950" calcext:value-type="float">
            <text:p>2638950</text:p>
          </table:table-cell>
          <table:table-cell office:value-type="string" calcext:value-type="string">
            <text:p>non_sexist</text:p>
          </table:table-cell>
          <table:table-cell office:value-type="string" calcext:value-type="string">
            <text:p>Есть видос?</text:p>
          </table:table-cell>
        </table:table-row>
        <table:table-row table:style-name="ro1">
          <table:table-cell office:value-type="float" office:value="2638922" calcext:value-type="float">
            <text:p>2638922</text:p>
          </table:table-cell>
          <table:table-cell office:value-type="float" office:value="2638951" calcext:value-type="float">
            <text:p>2638951</text:p>
          </table:table-cell>
          <table:table-cell office:value-type="string" calcext:value-type="string">
            <text:p>non_sexist</text:p>
          </table:table-cell>
          <table:table-cell office:value-type="string" calcext:value-type="string">
            <text:p>В другой кабинет переведут, делов то</text:p>
          </table:table-cell>
        </table:table-row>
        <table:table-row table:style-name="ro1">
          <table:table-cell office:value-type="float" office:value="2638922" calcext:value-type="float">
            <text:p>2638922</text:p>
          </table:table-cell>
          <table:table-cell office:value-type="float" office:value="2638952" calcext:value-type="float">
            <text:p>2638952</text:p>
          </table:table-cell>
          <table:table-cell office:value-type="string" calcext:value-type="string">
            <text:p>non_sexist</text:p>
          </table:table-cell>
          <table:table-cell office:value-type="string" calcext:value-type="string">
            <text:p>а все потому что геологии нет секса!</text:p>
          </table:table-cell>
        </table:table-row>
        <table:table-row table:style-name="ro1">
          <table:table-cell office:value-type="float" office:value="2638922" calcext:value-type="float">
            <text:p>2638922</text:p>
          </table:table-cell>
          <table:table-cell office:value-type="float" office:value="2638953" calcext:value-type="float">
            <text:p>2638953</text:p>
          </table:table-cell>
          <table:table-cell office:value-type="string" calcext:value-type="string">
            <text:p>non_sexist</text:p>
          </table:table-cell>
          <table:table-cell office:value-type="string" calcext:value-type="string">
            <text:p>Щас бы за то что ты выражаешь свои эмоции в онлайн игре терять пост потому что моралфаги жить без этого не могут</text:p>
          </table:table-cell>
        </table:table-row>
        <table:table-row table:style-name="ro1">
          <table:table-cell office:value-type="float" office:value="2638922" calcext:value-type="float">
            <text:p>2638922</text:p>
          </table:table-cell>
          <table:table-cell office:value-type="float" office:value="2638954" calcext:value-type="float">
            <text:p>2638954</text:p>
          </table:table-cell>
          <table:table-cell office:value-type="string" calcext:value-type="string">
            <text:p>non_sexist</text:p>
          </table:table-cell>
          <table:table-cell office:value-type="string" calcext:value-type="string">
            <text:p>Не утверждаю, но возможно былр принуждение с интиму, он девушку работницц заставлял как рабыню спину себе вытирать на видео. Игрощился уволить. Новости из ада.</text:p>
          </table:table-cell>
        </table:table-row>
        <table:table-row table:style-name="ro1">
          <table:table-cell office:value-type="float" office:value="2638922" calcext:value-type="float">
            <text:p>2638922</text:p>
          </table:table-cell>
          <table:table-cell office:value-type="float" office:value="2638955" calcext:value-type="float">
            <text:p>2638955</text:p>
          </table:table-cell>
          <table:table-cell office:value-type="string" calcext:value-type="string">
            <text:p>non_sexist</text:p>
          </table:table-cell>
          <table:table-cell office:value-type="string" calcext:value-type="string">
            <text:p>правильно говорить медуза кал</text:p>
          </table:table-cell>
        </table:table-row>
        <table:table-row table:style-name="ro1">
          <table:table-cell office:value-type="float" office:value="2638922" calcext:value-type="float">
            <text:p>2638922</text:p>
          </table:table-cell>
          <table:table-cell office:value-type="float" office:value="2638956" calcext:value-type="float">
            <text:p>2638956</text:p>
          </table:table-cell>
          <table:table-cell office:value-type="string" calcext:value-type="string">
            <text:p>non_sexist</text:p>
          </table:table-cell>
          <table:table-cell office:value-type="string" calcext:value-type="string">
            <text:p>Росгеология это что вообще? Их оф сайт чет не доступен</text:p>
          </table:table-cell>
        </table:table-row>
        <table:table-row table:style-name="ro1">
          <table:table-cell office:value-type="float" office:value="2638922" calcext:value-type="float">
            <text:p>2638922</text:p>
          </table:table-cell>
          <table:table-cell office:value-type="float" office:value="2638963" calcext:value-type="float">
            <text:p>2638963</text:p>
          </table:table-cell>
          <table:table-cell office:value-type="string" calcext:value-type="string">
            <text:p>non_sexist</text:p>
          </table:table-cell>
          <table:table-cell office:value-type="string" calcext:value-type="string">
            <text:p>В петушатник👉 к кокорину и мамаеву</text:p>
          </table:table-cell>
        </table:table-row>
        <table:table-row table:style-name="ro1">
          <table:table-cell office:value-type="float" office:value="2638922" calcext:value-type="float">
            <text:p>2638922</text:p>
          </table:table-cell>
          <table:table-cell office:value-type="float" office:value="2638966" calcext:value-type="float">
            <text:p>2638966</text:p>
          </table:table-cell>
          <table:table-cell office:value-type="string" calcext:value-type="string">
            <text:p>non_sexist</text:p>
          </table:table-cell>
          <table:table-cell office:value-type="string" calcext:value-type="string">
            <text:p>В доке 2 это норма</text:p>
          </table:table-cell>
        </table:table-row>
        <table:table-row table:style-name="ro1">
          <table:table-cell office:value-type="float" office:value="2638922" calcext:value-type="float">
            <text:p>2638922</text:p>
          </table:table-cell>
          <table:table-cell office:value-type="float" office:value="2638967" calcext:value-type="float">
            <text:p>2638967</text:p>
          </table:table-cell>
          <table:table-cell office:value-type="string" calcext:value-type="string">
            <text:p>non_sexist</text:p>
          </table:table-cell>
          <table:table-cell office:value-type="string" calcext:value-type="string">
            <text:p>киньте ссыль твича, чат</text:p>
          </table:table-cell>
        </table:table-row>
        <table:table-row table:style-name="ro1">
          <table:table-cell office:value-type="float" office:value="2638922" calcext:value-type="float">
            <text:p>2638922</text:p>
          </table:table-cell>
          <table:table-cell office:value-type="float" office:value="2638975" calcext:value-type="float">
            <text:p>2638975</text:p>
          </table:table-cell>
          <table:table-cell office:value-type="string" calcext:value-type="string">
            <text:p>non_sexist</text:p>
          </table:table-cell>
          <table:table-cell office:value-type="string" calcext:value-type="string">
            <text:p>А если таких не увольнять, а сжигать, это антигуманно?🤔или кастрировать?</text:p>
          </table:table-cell>
        </table:table-row>
        <table:table-row table:style-name="ro1">
          <table:table-cell office:value-type="float" office:value="2638922" calcext:value-type="float">
            <text:p>2638922</text:p>
          </table:table-cell>
          <table:table-cell office:value-type="float" office:value="2638977" calcext:value-type="float">
            <text:p>2638977</text:p>
          </table:table-cell>
          <table:table-cell office:value-type="string" calcext:value-type="string">
            <text:p>non_sexist</text:p>
          </table:table-cell>
          <table:table-cell office:value-type="string" calcext:value-type="string">
            <text:p>Руслан не только звезда интернета, но еще и безработный)))) Уже)))</text:p>
          </table:table-cell>
        </table:table-row>
        <table:table-row table:style-name="ro1">
          <table:table-cell office:value-type="float" office:value="2638922" calcext:value-type="float">
            <text:p>2638922</text:p>
          </table:table-cell>
          <table:table-cell office:value-type="float" office:value="2638980" calcext:value-type="float">
            <text:p>2638980</text:p>
          </table:table-cell>
          <table:table-cell office:value-type="string" calcext:value-type="string">
            <text:p>sexist</text:p>
          </table:table-cell>
          <table:table-cell office:value-type="string" calcext:value-type="string">
            <text:p>меня больше бесит терпильность той бабы которую он увольнял. значит им норм зачем уволили то</text:p>
          </table:table-cell>
        </table:table-row>
        <table:table-row table:style-name="ro1">
          <table:table-cell office:value-type="float" office:value="2638922" calcext:value-type="float">
            <text:p>2638922</text:p>
          </table:table-cell>
          <table:table-cell office:value-type="float" office:value="2638983" calcext:value-type="float">
            <text:p>2638983</text:p>
          </table:table-cell>
          <table:table-cell office:value-type="string" calcext:value-type="string">
            <text:p>non_sexist</text:p>
          </table:table-cell>
          <table:table-cell office:value-type="string" calcext:value-type="string">
            <text:p>Т.е. никого не смущает ход мыслей и уровень речи этого уе"ана, всех смущает только то, что он выдал это в эфир? Поколение дома 2 во всей красе?</text:p>
          </table:table-cell>
        </table:table-row>
        <table:table-row table:style-name="ro1">
          <table:table-cell office:value-type="float" office:value="2638922" calcext:value-type="float">
            <text:p>2638922</text:p>
          </table:table-cell>
          <table:table-cell office:value-type="float" office:value="2638984" calcext:value-type="float">
            <text:p>2638984</text:p>
          </table:table-cell>
          <table:table-cell office:value-type="string" calcext:value-type="string">
            <text:p>non_sexist</text:p>
          </table:table-cell>
          <table:table-cell office:value-type="string" calcext:value-type="string">
            <text:p>Смешной да в министерстве... Я в шоке с реалий! Ты за МРОТ горбатишься, а онотам сидит, стримит в удовольствие... И вся работа!</text:p>
          </table:table-cell>
        </table:table-row>
        <table:table-row table:style-name="ro1">
          <table:table-cell office:value-type="float" office:value="2638922" calcext:value-type="float">
            <text:p>2638922</text:p>
          </table:table-cell>
          <table:table-cell office:value-type="float" office:value="2638986" calcext:value-type="float">
            <text:p>2638986</text:p>
          </table:table-cell>
          <table:table-cell office:value-type="string" calcext:value-type="string">
            <text:p>non_sexist</text:p>
          </table:table-cell>
          <table:table-cell office:value-type="string" calcext:value-type="string">
            <text:p>каким даунам интересно такое говно смотреть, я еще могу понять школьников, которые надрачивали на Карину-стримершу, но здесь у меня даже вариантов нет</text:p>
          </table:table-cell>
        </table:table-row>
        <table:table-row table:style-name="ro1">
          <table:table-cell office:value-type="float" office:value="2638922" calcext:value-type="float">
            <text:p>2638922</text:p>
          </table:table-cell>
          <table:table-cell office:value-type="float" office:value="2638990" calcext:value-type="float">
            <text:p>2638990</text:p>
          </table:table-cell>
          <table:table-cell office:value-type="string" calcext:value-type="string">
            <text:p>non_sexist</text:p>
          </table:table-cell>
          <table:table-cell office:value-type="string" calcext:value-type="string">
            <text:p>С такими грамотными управленцами и крепкими хозяйственниками за будущее России я спокоен!</text:p>
          </table:table-cell>
        </table:table-row>
        <table:table-row table:style-name="ro1">
          <table:table-cell office:value-type="float" office:value="2638922" calcext:value-type="float">
            <text:p>2638922</text:p>
          </table:table-cell>
          <table:table-cell office:value-type="float" office:value="2638993" calcext:value-type="float">
            <text:p>2638993</text:p>
          </table:table-cell>
          <table:table-cell office:value-type="string" calcext:value-type="string">
            <text:p>non_sexist</text:p>
          </table:table-cell>
          <table:table-cell office:value-type="string" calcext:value-type="string">
            <text:p>Какая мерзость! Гниль!</text:p>
          </table:table-cell>
        </table:table-row>
        <table:table-row table:style-name="ro1">
          <table:table-cell office:value-type="float" office:value="2638922" calcext:value-type="float">
            <text:p>2638922</text:p>
          </table:table-cell>
          <table:table-cell office:value-type="float" office:value="2639019" calcext:value-type="float">
            <text:p>2639019</text:p>
          </table:table-cell>
          <table:table-cell office:value-type="string" calcext:value-type="string">
            <text:p>non_sexist</text:p>
          </table:table-cell>
          <table:table-cell office:value-type="string" calcext:value-type="string">
            <text:p>Мерзость. Отношения с подчиненными как у барина с крепостными.</text:p>
          </table:table-cell>
        </table:table-row>
        <table:table-row table:style-name="ro1">
          <table:table-cell office:value-type="float" office:value="2638922" calcext:value-type="float">
            <text:p>2638922</text:p>
          </table:table-cell>
          <table:table-cell office:value-type="float" office:value="2639027" calcext:value-type="float">
            <text:p>2639027</text:p>
          </table:table-cell>
          <table:table-cell office:value-type="string" calcext:value-type="string">
            <text:p>non_sexist</text:p>
          </table:table-cell>
          <table:table-cell office:value-type="string" calcext:value-type="string">
            <text:p>Отвратный пациент</text:p>
          </table:table-cell>
        </table:table-row>
        <table:table-row table:style-name="ro1">
          <table:table-cell office:value-type="float" office:value="2638922" calcext:value-type="float">
            <text:p>2638922</text:p>
          </table:table-cell>
          <table:table-cell office:value-type="float" office:value="2639033" calcext:value-type="float">
            <text:p>2639033</text:p>
          </table:table-cell>
          <table:table-cell office:value-type="string" calcext:value-type="string">
            <text:p>non_sexist</text:p>
          </table:table-cell>
          <table:table-cell office:value-type="string" calcext:value-type="string">
            <text:p>Таковы герои нашего времени (</text:p>
          </table:table-cell>
        </table:table-row>
        <table:table-row table:style-name="ro1">
          <table:table-cell office:value-type="float" office:value="2638922" calcext:value-type="float">
            <text:p>2638922</text:p>
          </table:table-cell>
          <table:table-cell office:value-type="float" office:value="2639036" calcext:value-type="float">
            <text:p>2639036</text:p>
          </table:table-cell>
          <table:table-cell office:value-type="string" calcext:value-type="string">
            <text:p>non_sexist</text:p>
          </table:table-cell>
          <table:table-cell office:value-type="string" calcext:value-type="string">
            <text:p>Какой-то мопс, дядя пёс🤦</text:p>
          </table:table-cell>
        </table:table-row>
        <table:table-row table:style-name="ro1">
          <table:table-cell office:value-type="float" office:value="2638922" calcext:value-type="float">
            <text:p>2638922</text:p>
          </table:table-cell>
          <table:table-cell office:value-type="float" office:value="2639042" calcext:value-type="float">
            <text:p>2639042</text:p>
          </table:table-cell>
          <table:table-cell office:value-type="string" calcext:value-type="string">
            <text:p>non_sexist</text:p>
          </table:table-cell>
          <table:table-cell office:value-type="string" calcext:value-type="string">
            <text:p>Этот PUBG до добра никого не доведет! Это я сразу мелкому сказал когда он мне показал эту игру в кампуктере. Деструктивное влияние западной массовой буржуазной культуры.. Лучше б играл кошерную Тюрягу в вкашечке или ферму строил раз росгеолог, вернее Копатель онлайн.</text:p>
          </table:table-cell>
        </table:table-row>
        <table:table-row table:style-name="ro1">
          <table:table-cell office:value-type="float" office:value="2638922" calcext:value-type="float">
            <text:p>2638922</text:p>
          </table:table-cell>
          <table:table-cell office:value-type="float" office:value="2639072" calcext:value-type="float">
            <text:p>2639072</text:p>
          </table:table-cell>
          <table:table-cell office:value-type="string" calcext:value-type="string">
            <text:p>non_sexist</text:p>
          </table:table-cell>
          <table:table-cell office:value-type="string" calcext:value-type="string">
            <text:p>линку на твитч плиз</text:p>
          </table:table-cell>
        </table:table-row>
        <table:table-row table:style-name="ro1">
          <table:table-cell office:value-type="float" office:value="2638922" calcext:value-type="float">
            <text:p>2638922</text:p>
          </table:table-cell>
          <table:table-cell office:value-type="float" office:value="2639074" calcext:value-type="float">
            <text:p>2639074</text:p>
          </table:table-cell>
          <table:table-cell office:value-type="string" calcext:value-type="string">
            <text:p>non_sexist</text:p>
          </table:table-cell>
          <table:table-cell office:value-type="string" calcext:value-type="string">
            <text:p>провели расследование со скоростью Шерлока Холмса, видимо бумаги об увольнении и скором назначении одной из сотрудниц потерялись, а опрошенные девицы не подтвердили факт соития, учись ФСБ как нужно вести расследование, за сутки справились</text:p>
          </table:table-cell>
        </table:table-row>
        <table:table-row table:style-name="ro3">
          <table:table-cell office:value-type="float" office:value="2638922" calcext:value-type="float">
            <text:p>2638922</text:p>
          </table:table-cell>
          <table:table-cell office:value-type="float" office:value="2639083" calcext:value-type="float">
            <text:p>2639083</text:p>
          </table:table-cell>
          <table:table-cell office:value-type="string" calcext:value-type="string">
            <text:p>non_sexist</text:p>
          </table:table-cell>
          <table:table-cell office:value-type="string" calcext:value-type="string">
            <text:p>&gt; до 2012 года топ-менеджера звали не Руслан Израилович Горринг, а Руслан Магомедович Ганижев </text:p>
            <text:p/>
            <text:p>В очередной раз доказывает, что еврей не национальность, а призвание!)))</text:p>
          </table:table-cell>
        </table:table-row>
        <table:table-row table:style-name="ro1">
          <table:table-cell office:value-type="float" office:value="2638922" calcext:value-type="float">
            <text:p>2638922</text:p>
          </table:table-cell>
          <table:table-cell office:value-type="float" office:value="2639133" calcext:value-type="float">
            <text:p>2639133</text:p>
          </table:table-cell>
          <table:table-cell office:value-type="string" calcext:value-type="string">
            <text:p>non_sexist</text:p>
          </table:table-cell>
          <table:table-cell office:value-type="string" calcext:value-type="string">
            <text:p>Гопники и бандюки повсюду захватили должности, от мэров и депутатов районов , госкомпаний, во всех силовых веломствах и до кремля. Отбор кадров 20 лет однако идёт.</text:p>
          </table:table-cell>
        </table:table-row>
        <table:table-row table:style-name="ro1">
          <table:table-cell office:value-type="float" office:value="2638922" calcext:value-type="float">
            <text:p>2638922</text:p>
          </table:table-cell>
          <table:table-cell office:value-type="float" office:value="2639162" calcext:value-type="float">
            <text:p>2639162</text:p>
          </table:table-cell>
          <table:table-cell office:value-type="string" calcext:value-type="string">
            <text:p>non_sexist</text:p>
          </table:table-cell>
          <table:table-cell office:value-type="string" calcext:value-type="string">
            <text:p>*тонкая шутка про геолога и пещеры*</text:p>
          </table:table-cell>
        </table:table-row>
        <table:table-row table:style-name="ro1">
          <table:table-cell office:value-type="float" office:value="2638922" calcext:value-type="float">
            <text:p>2638922</text:p>
          </table:table-cell>
          <table:table-cell office:value-type="float" office:value="2639526" calcext:value-type="float">
            <text:p>2639526</text:p>
          </table:table-cell>
          <table:table-cell office:value-type="string" calcext:value-type="string">
            <text:p>non_sexist</text:p>
          </table:table-cell>
          <table:table-cell office:value-type="string" calcext:value-type="string">
            <text:p>Как говорил Папанов, если человек идиот, то это надолго!!!</text:p>
          </table:table-cell>
        </table:table-row>
        <table:table-row table:style-name="ro1">
          <table:table-cell office:value-type="float" office:value="2638922" calcext:value-type="float">
            <text:p>2638922</text:p>
          </table:table-cell>
          <table:table-cell office:value-type="float" office:value="2641889" calcext:value-type="float">
            <text:p>2641889</text:p>
          </table:table-cell>
          <table:table-cell office:value-type="string" calcext:value-type="string">
            <text:p>non_sexist</text:p>
          </table:table-cell>
          <table:table-cell office:value-type="string" calcext:value-type="string">
            <text:p>Каждому россиянину в дом это видео про ингуша Израиловича Горринга -глядишь и расколдуются от совкового имперства...</text:p>
          </table:table-cell>
        </table:table-row>
        <table:table-row table:style-name="ro1">
          <table:table-cell office:value-type="float" office:value="2694249" calcext:value-type="float">
            <text:p>2694249</text:p>
          </table:table-cell>
          <table:table-cell office:value-type="float" office:value="2694250" calcext:value-type="float">
            <text:p>2694250</text:p>
          </table:table-cell>
          <table:table-cell office:value-type="string" calcext:value-type="string">
            <text:p>non_sexist</text:p>
          </table:table-cell>
          <table:table-cell office:value-type="string" calcext:value-type="string">
            <text:p>Мать свою он не забыл переименовать, нет? 🤔</text:p>
          </table:table-cell>
        </table:table-row>
        <table:table-row table:style-name="ro1">
          <table:table-cell office:value-type="float" office:value="2694249" calcext:value-type="float">
            <text:p>2694249</text:p>
          </table:table-cell>
          <table:table-cell office:value-type="float" office:value="2694251" calcext:value-type="float">
            <text:p>2694251</text:p>
          </table:table-cell>
          <table:table-cell office:value-type="string" calcext:value-type="string">
            <text:p>non_sexist</text:p>
          </table:table-cell>
          <table:table-cell office:value-type="string" calcext:value-type="string">
            <text:p>Надо свергнуть Рогозина как когда-то мы изгнали Колпакова из Медузы 😏</text:p>
          </table:table-cell>
        </table:table-row>
        <table:table-row table:style-name="ro1">
          <table:table-cell office:value-type="float" office:value="2694249" calcext:value-type="float">
            <text:p>2694249</text:p>
          </table:table-cell>
          <table:table-cell office:value-type="float" office:value="2694253" calcext:value-type="float">
            <text:p>2694253</text:p>
          </table:table-cell>
          <table:table-cell office:value-type="string" calcext:value-type="string">
            <text:p>non_sexist</text:p>
          </table:table-cell>
          <table:table-cell office:value-type="string" calcext:value-type="string">
            <text:p>не может быть. этот мешок с дерьмом тоже федераст? мужчину ему подавай.</text:p>
          </table:table-cell>
        </table:table-row>
        <table:table-row table:style-name="ro1">
          <table:table-cell office:value-type="float" office:value="2694249" calcext:value-type="float">
            <text:p>2694249</text:p>
          </table:table-cell>
          <table:table-cell office:value-type="float" office:value="2694254" calcext:value-type="float">
            <text:p>2694254</text:p>
          </table:table-cell>
          <table:table-cell office:value-type="string" calcext:value-type="string">
            <text:p>non_sexist</text:p>
          </table:table-cell>
          <table:table-cell office:value-type="string" calcext:value-type="string">
            <text:p>А Россию он не хочет переименовать?</text:p>
          </table:table-cell>
        </table:table-row>
        <table:table-row table:style-name="ro1">
          <table:table-cell office:value-type="float" office:value="2694249" calcext:value-type="float">
            <text:p>2694249</text:p>
          </table:table-cell>
          <table:table-cell office:value-type="float" office:value="2694255" calcext:value-type="float">
            <text:p>2694255</text:p>
          </table:table-cell>
          <table:table-cell office:value-type="string" calcext:value-type="string">
            <text:p>non_sexist</text:p>
          </table:table-cell>
          <table:table-cell office:value-type="string" calcext:value-type="string">
            <text:p>Федераций?</text:p>
          </table:table-cell>
        </table:table-row>
        <table:table-row table:style-name="ro2">
          <table:table-cell office:value-type="float" office:value="2694249" calcext:value-type="float">
            <text:p>2694249</text:p>
          </table:table-cell>
          <table:table-cell office:value-type="float" office:value="2694256" calcext:value-type="float">
            <text:p>2694256</text:p>
          </table:table-cell>
          <table:table-cell office:value-type="string" calcext:value-type="string">
            <text:p>non_sexist</text:p>
          </table:table-cell>
          <table:table-cell office:value-type="string" calcext:value-type="string">
            <text:p>Дми́трий - имя греческого происхождения. Происхождение имени связано с именем древнегреческой богини земли и плодородия Деметры. Значение имени — «посвящённый богине Деметре» (Митре).</text:p>
            <text:p>Себе бы имя лучше поменял на более мужское..</text:p>
          </table:table-cell>
        </table:table-row>
        <table:table-row table:style-name="ro1">
          <table:table-cell office:value-type="float" office:value="2694249" calcext:value-type="float">
            <text:p>2694249</text:p>
          </table:table-cell>
          <table:table-cell office:value-type="float" office:value="2694260" calcext:value-type="float">
            <text:p>2694260</text:p>
          </table:table-cell>
          <table:table-cell office:value-type="string" calcext:value-type="string">
            <text:p>non_sexist</text:p>
          </table:table-cell>
          <table:table-cell office:value-type="string" calcext:value-type="string">
            <text:p>назовут :</text:p>
          </table:table-cell>
        </table:table-row>
        <table:table-row table:style-name="ro1">
          <table:table-cell office:value-type="float" office:value="2694249" calcext:value-type="float">
            <text:p>2694249</text:p>
          </table:table-cell>
          <table:table-cell office:value-type="float" office:value="2694263" calcext:value-type="float">
            <text:p>2694263</text:p>
          </table:table-cell>
          <table:table-cell office:value-type="string" calcext:value-type="string">
            <text:p>non_sexist</text:p>
          </table:table-cell>
          <table:table-cell office:value-type="string" calcext:value-type="string">
            <text:p>А не пидорок ли он часом? 🤔</text:p>
          </table:table-cell>
        </table:table-row>
        <table:table-row table:style-name="ro1">
          <table:table-cell office:value-type="float" office:value="2694249" calcext:value-type="float">
            <text:p>2694249</text:p>
          </table:table-cell>
          <table:table-cell office:value-type="float" office:value="2694264" calcext:value-type="float">
            <text:p>2694264</text:p>
          </table:table-cell>
          <table:table-cell office:value-type="string" calcext:value-type="string">
            <text:p>non_sexist</text:p>
          </table:table-cell>
          <table:table-cell office:value-type="string" calcext:value-type="string">
            <text:p>Так пускай сразу "Пенисом" назовет</text:p>
          </table:table-cell>
        </table:table-row>
        <table:table-row table:style-name="ro1">
          <table:table-cell office:value-type="float" office:value="2694249" calcext:value-type="float">
            <text:p>2694249</text:p>
          </table:table-cell>
          <table:table-cell office:value-type="float" office:value="2694265" calcext:value-type="float">
            <text:p>2694265</text:p>
          </table:table-cell>
          <table:table-cell office:value-type="string" calcext:value-type="string">
            <text:p>non_sexist</text:p>
          </table:table-cell>
          <table:table-cell office:value-type="string" calcext:value-type="string">
            <text:p>Пси террористы из Казани.Убивают меня 2017 года.</text:p>
          </table:table-cell>
        </table:table-row>
        <table:table-row table:style-name="ro1">
          <table:table-cell office:value-type="float" office:value="2694249" calcext:value-type="float">
            <text:p>2694249</text:p>
          </table:table-cell>
          <table:table-cell office:value-type="float" office:value="2694266" calcext:value-type="float">
            <text:p>2694266</text:p>
          </table:table-cell>
          <table:table-cell office:value-type="string" calcext:value-type="string">
            <text:p>non_sexist</text:p>
          </table:table-cell>
          <table:table-cell office:value-type="string" calcext:value-type="string">
            <text:p>КораБль Федерат, по-нашему Федя.</text:p>
          </table:table-cell>
        </table:table-row>
        <table:table-row table:style-name="ro1">
          <table:table-cell office:value-type="float" office:value="2694249" calcext:value-type="float">
            <text:p>2694249</text:p>
          </table:table-cell>
          <table:table-cell office:value-type="float" office:value="2694268" calcext:value-type="float">
            <text:p>2694268</text:p>
          </table:table-cell>
          <table:table-cell office:value-type="string" calcext:value-type="string">
            <text:p>non_sexist</text:p>
          </table:table-cell>
          <table:table-cell office:value-type="string" calcext:value-type="string">
            <text:p>Да уж.</text:p>
          </table:table-cell>
        </table:table-row>
        <table:table-row table:style-name="ro1">
          <table:table-cell office:value-type="float" office:value="2694249" calcext:value-type="float">
            <text:p>2694249</text:p>
          </table:table-cell>
          <table:table-cell office:value-type="float" office:value="2694271" calcext:value-type="float">
            <text:p>2694271</text:p>
          </table:table-cell>
          <table:table-cell office:value-type="string" calcext:value-type="string">
            <text:p>non_sexist</text:p>
          </table:table-cell>
          <table:table-cell office:value-type="string" calcext:value-type="string">
            <text:p>Российская Федера(дегрода)ция</text:p>
          </table:table-cell>
        </table:table-row>
        <table:table-row table:style-name="ro3">
          <table:table-cell office:value-type="float" office:value="2694249" calcext:value-type="float">
            <text:p>2694249</text:p>
          </table:table-cell>
          <table:table-cell office:value-type="float" office:value="2694275" calcext:value-type="float">
            <text:p>2694275</text:p>
          </table:table-cell>
          <table:table-cell office:value-type="string" calcext:value-type="string">
            <text:p>non_sexist</text:p>
          </table:table-cell>
          <table:table-cell office:value-type="string" calcext:value-type="string">
            <text:p>Христофор Колумб открыл Америку на кораблях Санта-Мария, Пинта и Нинья (в переводе с испанского «девочка»). Слово «ship» (корабль) в английском языке — женского рода.</text:p>
            <text:p/>
            <text:p>Дмитрий Олегович, учите матчасть.</text:p>
          </table:table-cell>
        </table:table-row>
        <table:table-row table:style-name="ro1">
          <table:table-cell office:value-type="float" office:value="2694249" calcext:value-type="float">
            <text:p>2694249</text:p>
          </table:table-cell>
          <table:table-cell office:value-type="float" office:value="2694280" calcext:value-type="float">
            <text:p>2694280</text:p>
          </table:table-cell>
          <table:table-cell office:value-type="string" calcext:value-type="string">
            <text:p>non_sexist</text:p>
          </table:table-cell>
          <table:table-cell office:value-type="string" calcext:value-type="string">
            <text:p>А где сексизм? Леваки совсем поехали</text:p>
          </table:table-cell>
        </table:table-row>
        <table:table-row table:style-name="ro1">
          <table:table-cell office:value-type="float" office:value="2694249" calcext:value-type="float">
            <text:p>2694249</text:p>
          </table:table-cell>
          <table:table-cell office:value-type="float" office:value="2694283" calcext:value-type="float">
            <text:p>2694283</text:p>
          </table:table-cell>
          <table:table-cell office:value-type="string" calcext:value-type="string">
            <text:p>non_sexist</text:p>
          </table:table-cell>
          <table:table-cell office:value-type="string" calcext:value-type="string">
            <text:p>Как он стал доктором философских наук с таким ограниченным мышлением?</text:p>
          </table:table-cell>
        </table:table-row>
        <table:table-row table:style-name="ro1">
          <table:table-cell office:value-type="float" office:value="2694249" calcext:value-type="float">
            <text:p>2694249</text:p>
          </table:table-cell>
          <table:table-cell office:value-type="float" office:value="2694284" calcext:value-type="float">
            <text:p>2694284</text:p>
          </table:table-cell>
          <table:table-cell office:value-type="string" calcext:value-type="string">
            <text:p>non_sexist</text:p>
          </table:table-cell>
          <table:table-cell office:value-type="string" calcext:value-type="string">
            <text:p>Где нацизм, там и сексизм. Старую закваску ничем не забить, так и лезет)</text:p>
          </table:table-cell>
        </table:table-row>
        <table:table-row table:style-name="ro2">
          <table:table-cell office:value-type="float" office:value="2694249" calcext:value-type="float">
            <text:p>2694249</text:p>
          </table:table-cell>
          <table:table-cell office:value-type="float" office:value="2694288" calcext:value-type="float">
            <text:p>2694288</text:p>
          </table:table-cell>
          <table:table-cell office:value-type="string" calcext:value-type="string">
            <text:p>non_sexist</text:p>
          </table:table-cell>
          <table:table-cell office:value-type="string" calcext:value-type="string">
            <text:p>А как же "Заря" , "Энергия" , "Спираль"?🤔</text:p>
            <text:p>....Булава?...</text:p>
          </table:table-cell>
        </table:table-row>
        <table:table-row table:style-name="ro1">
          <table:table-cell office:value-type="float" office:value="2694249" calcext:value-type="float">
            <text:p>2694249</text:p>
          </table:table-cell>
          <table:table-cell office:value-type="float" office:value="2694293" calcext:value-type="float">
            <text:p>2694293</text:p>
          </table:table-cell>
          <table:table-cell office:value-type="string" calcext:value-type="string">
            <text:p>non_sexist</text:p>
          </table:table-cell>
          <table:table-cell office:value-type="string" calcext:value-type="string">
            <text:p>Никсельпиксель уже петицию написала?</text:p>
          </table:table-cell>
        </table:table-row>
        <table:table-row table:style-name="ro1">
          <table:table-cell office:value-type="float" office:value="2694249" calcext:value-type="float">
            <text:p>2694249</text:p>
          </table:table-cell>
          <table:table-cell office:value-type="float" office:value="2694301" calcext:value-type="float">
            <text:p>2694301</text:p>
          </table:table-cell>
          <table:table-cell office:value-type="string" calcext:value-type="string">
            <text:p>non_sexist</text:p>
          </table:table-cell>
          <table:table-cell office:value-type="string" calcext:value-type="string">
            <text:p>Предлагаю Игорь</text:p>
          </table:table-cell>
        </table:table-row>
        <table:table-row table:style-name="ro1">
          <table:table-cell office:value-type="float" office:value="2694249" calcext:value-type="float">
            <text:p>2694249</text:p>
          </table:table-cell>
          <table:table-cell office:value-type="float" office:value="2694302" calcext:value-type="float">
            <text:p>2694302</text:p>
          </table:table-cell>
          <table:table-cell office:value-type="string" calcext:value-type="string">
            <text:p>non_sexist</text:p>
          </table:table-cell>
          <table:table-cell office:value-type="string" calcext:value-type="string">
            <text:p>Как приятно жить в стране под названием Россий</text:p>
          </table:table-cell>
        </table:table-row>
        <table:table-row table:style-name="ro1">
          <table:table-cell office:value-type="float" office:value="2694249" calcext:value-type="float">
            <text:p>2694249</text:p>
          </table:table-cell>
          <table:table-cell office:value-type="float" office:value="2694305" calcext:value-type="float">
            <text:p>2694305</text:p>
          </table:table-cell>
          <table:table-cell office:value-type="string" calcext:value-type="string">
            <text:p>non_sexist</text:p>
          </table:table-cell>
          <table:table-cell office:value-type="string" calcext:value-type="string">
            <text:p>Девочка по имени Федерация)</text:p>
          </table:table-cell>
        </table:table-row>
        <table:table-row table:style-name="ro1">
          <table:table-cell office:value-type="float" office:value="2694249" calcext:value-type="float">
            <text:p>2694249</text:p>
          </table:table-cell>
          <table:table-cell office:value-type="float" office:value="2694308" calcext:value-type="float">
            <text:p>2694308</text:p>
          </table:table-cell>
          <table:table-cell office:value-type="string" calcext:value-type="string">
            <text:p>non_sexist</text:p>
          </table:table-cell>
          <table:table-cell office:value-type="string" calcext:value-type="string">
            <text:p>Уже предлагали Федераст</text:p>
          </table:table-cell>
        </table:table-row>
        <table:table-row table:style-name="ro1">
          <table:table-cell office:value-type="float" office:value="2694249" calcext:value-type="float">
            <text:p>2694249</text:p>
          </table:table-cell>
          <table:table-cell office:value-type="float" office:value="2694313" calcext:value-type="float">
            <text:p>2694313</text:p>
          </table:table-cell>
          <table:table-cell office:value-type="string" calcext:value-type="string">
            <text:p>non_sexist</text:p>
          </table:table-cell>
          <table:table-cell office:value-type="string" calcext:value-type="string">
            <text:p>Вызываю фем-гвардию <text:s/>в тред #sjw</text:p>
          </table:table-cell>
        </table:table-row>
        <table:table-row table:style-name="ro1">
          <table:table-cell office:value-type="float" office:value="2694249" calcext:value-type="float">
            <text:p>2694249</text:p>
          </table:table-cell>
          <table:table-cell office:value-type="float" office:value="2694316" calcext:value-type="float">
            <text:p>2694316</text:p>
          </table:table-cell>
          <table:table-cell office:value-type="string" calcext:value-type="string">
            <text:p>non_sexist</text:p>
          </table:table-cell>
          <table:table-cell office:value-type="string" calcext:value-type="string">
            <text:p>Поддержу Рогозина - нам, девочкам, будет не так обидно, когда корабль не взлетит. А, вообще, что это? Неудачная попытка высказаться насчет гендерных войн, идиотизм или, о мой Бог, троллинг.</text:p>
          </table:table-cell>
        </table:table-row>
        <table:table-row table:style-name="ro1">
          <table:table-cell office:value-type="float" office:value="2694249" calcext:value-type="float">
            <text:p>2694249</text:p>
          </table:table-cell>
          <table:table-cell office:value-type="float" office:value="2694319" calcext:value-type="float">
            <text:p>2694319</text:p>
          </table:table-cell>
          <table:table-cell office:value-type="string" calcext:value-type="string">
            <text:p>non_sexist</text:p>
          </table:table-cell>
          <table:table-cell office:value-type="string" calcext:value-type="string">
            <text:p>Володей назовет😁</text:p>
          </table:table-cell>
        </table:table-row>
        <table:table-row table:style-name="ro1">
          <table:table-cell office:value-type="float" office:value="2694249" calcext:value-type="float">
            <text:p>2694249</text:p>
          </table:table-cell>
          <table:table-cell office:value-type="float" office:value="2694320" calcext:value-type="float">
            <text:p>2694320</text:p>
          </table:table-cell>
          <table:table-cell office:value-type="string" calcext:value-type="string">
            <text:p>non_sexist</text:p>
          </table:table-cell>
          <table:table-cell office:value-type="string" calcext:value-type="string">
            <text:p>Рогоз назови его Федерац</text:p>
          </table:table-cell>
        </table:table-row>
        <table:table-row table:style-name="ro1">
          <table:table-cell office:value-type="float" office:value="2694249" calcext:value-type="float">
            <text:p>2694249</text:p>
          </table:table-cell>
          <table:table-cell office:value-type="float" office:value="2694325" calcext:value-type="float">
            <text:p>2694325</text:p>
          </table:table-cell>
          <table:table-cell office:value-type="string" calcext:value-type="string">
            <text:p>non_sexist</text:p>
          </table:table-cell>
          <table:table-cell office:value-type="string" calcext:value-type="string">
            <text:p>Знаю одново п.е.д.и.к.а плешывово, он милицыю пириименовал в полицыю. ..... результат етово <text:s/>пытки,всякие захарченки с лярдами итд и тп😐</text:p>
          </table:table-cell>
        </table:table-row>
        <table:table-row table:style-name="ro1">
          <table:table-cell office:value-type="float" office:value="2694249" calcext:value-type="float">
            <text:p>2694249</text:p>
          </table:table-cell>
          <table:table-cell office:value-type="float" office:value="2694340" calcext:value-type="float">
            <text:p>2694340</text:p>
          </table:table-cell>
          <table:table-cell office:value-type="string" calcext:value-type="string">
            <text:p>non_sexist</text:p>
          </table:table-cell>
          <table:table-cell office:value-type="string" calcext:value-type="string">
            <text:p>Федераст?</text:p>
          </table:table-cell>
        </table:table-row>
        <table:table-row table:style-name="ro1">
          <table:table-cell office:value-type="float" office:value="2694249" calcext:value-type="float">
            <text:p>2694249</text:p>
          </table:table-cell>
          <table:table-cell office:value-type="float" office:value="2694341" calcext:value-type="float">
            <text:p>2694341</text:p>
          </table:table-cell>
          <table:table-cell office:value-type="string" calcext:value-type="string">
            <text:p>non_sexist</text:p>
          </table:table-cell>
          <table:table-cell office:value-type="string" calcext:value-type="string">
            <text:p>звучит как экстремизм и призыв к свержению конституционного строя</text:p>
          </table:table-cell>
        </table:table-row>
        <table:table-row table:style-name="ro1">
          <table:table-cell office:value-type="float" office:value="2694249" calcext:value-type="float">
            <text:p>2694249</text:p>
          </table:table-cell>
          <table:table-cell office:value-type="float" office:value="2694346" calcext:value-type="float">
            <text:p>2694346</text:p>
          </table:table-cell>
          <table:table-cell office:value-type="string" calcext:value-type="string">
            <text:p>non_sexist</text:p>
          </table:table-cell>
          <table:table-cell office:value-type="string" calcext:value-type="string">
            <text:p>Семксизм! Медуза, введи войска!</text:p>
          </table:table-cell>
        </table:table-row>
        <table:table-row table:style-name="ro1">
          <table:table-cell office:value-type="float" office:value="2694249" calcext:value-type="float">
            <text:p>2694249</text:p>
          </table:table-cell>
          <table:table-cell office:value-type="float" office:value="2694349" calcext:value-type="float">
            <text:p>2694349</text:p>
          </table:table-cell>
          <table:table-cell office:value-type="string" calcext:value-type="string">
            <text:p>non_sexist</text:p>
          </table:table-cell>
          <table:table-cell office:value-type="string" calcext:value-type="string">
            <text:p>Не, прост он готовится к "падению", а Федерации падать никак нельзя)</text:p>
          </table:table-cell>
        </table:table-row>
        <table:table-row table:style-name="ro1">
          <table:table-cell office:value-type="float" office:value="2694249" calcext:value-type="float">
            <text:p>2694249</text:p>
          </table:table-cell>
          <table:table-cell office:value-type="float" office:value="2694361" calcext:value-type="float">
            <text:p>2694361</text:p>
          </table:table-cell>
          <table:table-cell office:value-type="string" calcext:value-type="string">
            <text:p>non_sexist</text:p>
          </table:table-cell>
          <table:table-cell office:value-type="string" calcext:value-type="string">
            <text:p>Когда поехавшие леваки верещат о важности феминитивов - все в порядке, но как появилась аналогичная альтернатива от другого поехавшего, то это сексизм. Стрелочка не поворачивается</text:p>
          </table:table-cell>
        </table:table-row>
        <table:table-row table:style-name="ro1">
          <table:table-cell office:value-type="float" office:value="2694249" calcext:value-type="float">
            <text:p>2694249</text:p>
          </table:table-cell>
          <table:table-cell office:value-type="float" office:value="2694368" calcext:value-type="float">
            <text:p>2694368</text:p>
          </table:table-cell>
          <table:table-cell office:value-type="string" calcext:value-type="string">
            <text:p>non_sexist</text:p>
          </table:table-cell>
          <table:table-cell office:value-type="string" calcext:value-type="string">
            <text:p>Нет.Это уже смешно пидуза начала искать сексиззм. Отписка и бойкот</text:p>
          </table:table-cell>
        </table:table-row>
        <table:table-row table:style-name="ro1">
          <table:table-cell office:value-type="float" office:value="2694249" calcext:value-type="float">
            <text:p>2694249</text:p>
          </table:table-cell>
          <table:table-cell office:value-type="float" office:value="2694378" calcext:value-type="float">
            <text:p>2694378</text:p>
          </table:table-cell>
          <table:table-cell office:value-type="string" calcext:value-type="string">
            <text:p>non_sexist</text:p>
          </table:table-cell>
          <table:table-cell office:value-type="string" calcext:value-type="string">
            <text:p>ну чем еще человек с образованием философа может помочь космической отрасли в росии, сами подумайте. кто на что учился то и предлагает</text:p>
          </table:table-cell>
        </table:table-row>
        <table:table-row table:style-name="ro1">
          <table:table-cell office:value-type="float" office:value="2694249" calcext:value-type="float">
            <text:p>2694249</text:p>
          </table:table-cell>
          <table:table-cell office:value-type="float" office:value="2694379" calcext:value-type="float">
            <text:p>2694379</text:p>
          </table:table-cell>
          <table:table-cell office:value-type="string" calcext:value-type="string">
            <text:p>non_sexist</text:p>
          </table:table-cell>
          <table:table-cell office:value-type="string" calcext:value-type="string">
            <text:p>российская федерация???</text:p>
          </table:table-cell>
        </table:table-row>
        <table:table-row table:style-name="ro1">
          <table:table-cell office:value-type="float" office:value="2694249" calcext:value-type="float">
            <text:p>2694249</text:p>
          </table:table-cell>
          <table:table-cell office:value-type="float" office:value="2694384" calcext:value-type="float">
            <text:p>2694384</text:p>
          </table:table-cell>
          <table:table-cell office:value-type="string" calcext:value-type="string">
            <text:p>non_sexist</text:p>
          </table:table-cell>
          <table:table-cell office:value-type="string" calcext:value-type="string">
            <text:p>Ой, дурак. Когда же уже Рогозина уберут</text:p>
          </table:table-cell>
        </table:table-row>
        <table:table-row table:style-name="ro1">
          <table:table-cell office:value-type="float" office:value="2694249" calcext:value-type="float">
            <text:p>2694249</text:p>
          </table:table-cell>
          <table:table-cell office:value-type="float" office:value="2694392" calcext:value-type="float">
            <text:p>2694392</text:p>
          </table:table-cell>
          <table:table-cell office:value-type="string" calcext:value-type="string">
            <text:p>non_sexist</text:p>
          </table:table-cell>
          <table:table-cell office:value-type="string" calcext:value-type="string">
            <text:p>Фашистская Профанация</text:p>
          </table:table-cell>
        </table:table-row>
        <table:table-row table:style-name="ro1">
          <table:table-cell office:value-type="float" office:value="2694249" calcext:value-type="float">
            <text:p>2694249</text:p>
          </table:table-cell>
          <table:table-cell office:value-type="float" office:value="2694401" calcext:value-type="float">
            <text:p>2694401</text:p>
          </table:table-cell>
          <table:table-cell office:value-type="string" calcext:value-type="string">
            <text:p>non_sexist</text:p>
          </table:table-cell>
          <table:table-cell office:value-type="string" calcext:value-type="string">
            <text:p>Они просто боятся так называть, чтобы потом не было разговоров типа "Слыхал, Петрович, вчера наша Федерация нае**улась?". Возникнут ассоциации, знаете ли)))</text:p>
          </table:table-cell>
        </table:table-row>
        <table:table-row table:style-name="ro1">
          <table:table-cell office:value-type="float" office:value="2694249" calcext:value-type="float">
            <text:p>2694249</text:p>
          </table:table-cell>
          <table:table-cell office:value-type="float" office:value="2694436" calcext:value-type="float">
            <text:p>2694436</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2694249" calcext:value-type="float">
            <text:p>2694249</text:p>
          </table:table-cell>
          <table:table-cell office:value-type="float" office:value="2694450" calcext:value-type="float">
            <text:p>2694450</text:p>
          </table:table-cell>
          <table:table-cell office:value-type="string" calcext:value-type="string">
            <text:p>non_sexist</text:p>
          </table:table-cell>
          <table:table-cell office:value-type="string" calcext:value-type="string">
            <text:p>Федерацию в Союз, все к этому и идет)</text:p>
          </table:table-cell>
        </table:table-row>
        <table:table-row table:style-name="ro1">
          <table:table-cell office:value-type="float" office:value="2694249" calcext:value-type="float">
            <text:p>2694249</text:p>
          </table:table-cell>
          <table:table-cell office:value-type="float" office:value="2694485" calcext:value-type="float">
            <text:p>2694485</text:p>
          </table:table-cell>
          <table:table-cell office:value-type="string" calcext:value-type="string">
            <text:p>non_sexist</text:p>
          </table:table-cell>
          <table:table-cell office:value-type="string" calcext:value-type="string">
            <text:p>Да он поехавший.</text:p>
          </table:table-cell>
        </table:table-row>
        <table:table-row table:style-name="ro1">
          <table:table-cell office:value-type="float" office:value="2694249" calcext:value-type="float">
            <text:p>2694249</text:p>
          </table:table-cell>
          <table:table-cell office:value-type="float" office:value="2694507" calcext:value-type="float">
            <text:p>2694507</text:p>
          </table:table-cell>
          <table:table-cell office:value-type="string" calcext:value-type="string">
            <text:p>non_sexist</text:p>
          </table:table-cell>
          <table:table-cell office:value-type="string" calcext:value-type="string">
            <text:p>Пока они его строят, не останется и федерации, разве только федерасты сохранятся.</text:p>
          </table:table-cell>
        </table:table-row>
        <table:table-row table:style-name="ro1">
          <table:table-cell office:value-type="float" office:value="2694249" calcext:value-type="float">
            <text:p>2694249</text:p>
          </table:table-cell>
          <table:table-cell office:value-type="float" office:value="2694523" calcext:value-type="float">
            <text:p>2694523</text:p>
          </table:table-cell>
          <table:table-cell office:value-type="string" calcext:value-type="string">
            <text:p>non_sexist</text:p>
          </table:table-cell>
          <table:table-cell office:value-type="string" calcext:value-type="string">
            <text:p>Ебобо</text:p>
          </table:table-cell>
        </table:table-row>
        <table:table-row table:style-name="ro1">
          <table:table-cell office:value-type="float" office:value="2694249" calcext:value-type="float">
            <text:p>2694249</text:p>
          </table:table-cell>
          <table:table-cell office:value-type="float" office:value="2694530" calcext:value-type="float">
            <text:p>2694530</text:p>
          </table:table-cell>
          <table:table-cell office:value-type="string" calcext:value-type="string">
            <text:p>non_sexist</text:p>
          </table:table-cell>
          <table:table-cell office:value-type="string" calcext:value-type="string">
            <text:p>Считаю, что срочно нужно переименовать башню Федерация. Вдруг упадет или еще что. Всякое может случиться.</text:p>
          </table:table-cell>
        </table:table-row>
        <table:table-row table:style-name="ro1">
          <table:table-cell office:value-type="float" office:value="2694249" calcext:value-type="float">
            <text:p>2694249</text:p>
          </table:table-cell>
          <table:table-cell office:value-type="float" office:value="2694587" calcext:value-type="float">
            <text:p>2694587</text:p>
          </table:table-cell>
          <table:table-cell office:value-type="string" calcext:value-type="string">
            <text:p>non_sexist</text:p>
          </table:table-cell>
          <table:table-cell office:value-type="string" calcext:value-type="string">
            <text:p>Он постоянно несет всякий бред..-их там проверяют прежде чем назначать то?(((...</text:p>
          </table:table-cell>
        </table:table-row>
        <table:table-row table:style-name="ro1">
          <table:table-cell office:value-type="float" office:value="2694249" calcext:value-type="float">
            <text:p>2694249</text:p>
          </table:table-cell>
          <table:table-cell office:value-type="float" office:value="2694598" calcext:value-type="float">
            <text:p>2694598</text:p>
          </table:table-cell>
          <table:table-cell office:value-type="string" calcext:value-type="string">
            <text:p>non_sexist</text:p>
          </table:table-cell>
          <table:table-cell office:value-type="string" calcext:value-type="string">
            <text:p>Че вы горите, он все равно не полетит</text:p>
          </table:table-cell>
        </table:table-row>
        <table:table-row table:style-name="ro1">
          <table:table-cell office:value-type="float" office:value="2694249" calcext:value-type="float">
            <text:p>2694249</text:p>
          </table:table-cell>
          <table:table-cell office:value-type="float" office:value="2694691" calcext:value-type="float">
            <text:p>2694691</text:p>
          </table:table-cell>
          <table:table-cell office:value-type="string" calcext:value-type="string">
            <text:p>non_sexist</text:p>
          </table:table-cell>
          <table:table-cell office:value-type="string" calcext:value-type="string">
            <text:p>У него фляга течет</text:p>
          </table:table-cell>
        </table:table-row>
        <table:table-row table:style-name="ro1">
          <table:table-cell office:value-type="float" office:value="2694249" calcext:value-type="float">
            <text:p>2694249</text:p>
          </table:table-cell>
          <table:table-cell office:value-type="float" office:value="2694813" calcext:value-type="float">
            <text:p>2694813</text:p>
          </table:table-cell>
          <table:table-cell office:value-type="string" calcext:value-type="string">
            <text:p>non_sexist</text:p>
          </table:table-cell>
          <table:table-cell office:value-type="string" calcext:value-type="string">
            <text:p>А ракету во что преименовать?</text:p>
          </table:table-cell>
        </table:table-row>
        <table:table-row table:style-name="ro1">
          <table:table-cell office:value-type="float" office:value="2694249" calcext:value-type="float">
            <text:p>2694249</text:p>
          </table:table-cell>
          <table:table-cell office:value-type="float" office:value="2694979" calcext:value-type="float">
            <text:p>2694979</text:p>
          </table:table-cell>
          <table:table-cell office:value-type="string" calcext:value-type="string">
            <text:p>non_sexist</text:p>
          </table:table-cell>
          <table:table-cell office:value-type="string" calcext:value-type="string">
            <text:p>Ой долб*ееееееееб</text:p>
          </table:table-cell>
        </table:table-row>
        <table:table-row table:style-name="ro1">
          <table:table-cell office:value-type="float" office:value="2694249" calcext:value-type="float">
            <text:p>2694249</text:p>
          </table:table-cell>
          <table:table-cell office:value-type="float" office:value="2695006" calcext:value-type="float">
            <text:p>2695006</text:p>
          </table:table-cell>
          <table:table-cell office:value-type="string" calcext:value-type="string">
            <text:p>non_sexist</text:p>
          </table:table-cell>
          <table:table-cell office:value-type="string" calcext:value-type="string">
            <text:p>и какое же имя предпологается</text:p>
          </table:table-cell>
        </table:table-row>
        <table:table-row table:style-name="ro1">
          <table:table-cell office:value-type="float" office:value="2694249" calcext:value-type="float">
            <text:p>2694249</text:p>
          </table:table-cell>
          <table:table-cell office:value-type="float" office:value="2695137" calcext:value-type="float">
            <text:p>2695137</text:p>
          </table:table-cell>
          <table:table-cell office:value-type="string" calcext:value-type="string">
            <text:p>non_sexist</text:p>
          </table:table-cell>
          <table:table-cell office:value-type="string" calcext:value-type="string">
            <text:p>Как бомбануло. Своими делами занимайтесь и свои деньги считайте</text:p>
          </table:table-cell>
        </table:table-row>
        <table:table-row table:style-name="ro1">
          <table:table-cell office:value-type="float" office:value="2694249" calcext:value-type="float">
            <text:p>2694249</text:p>
          </table:table-cell>
          <table:table-cell office:value-type="float" office:value="2703941" calcext:value-type="float">
            <text:p>2703941</text:p>
          </table:table-cell>
          <table:table-cell office:value-type="string" calcext:value-type="string">
            <text:p>non_sexist</text:p>
          </table:table-cell>
          <table:table-cell office:value-type="string" calcext:value-type="string">
            <text:p>Гениальное сооружение.</text:p>
          </table:table-cell>
        </table:table-row>
        <table:table-row table:style-name="ro1">
          <table:table-cell office:value-type="float" office:value="2689514" calcext:value-type="float">
            <text:p>2689514</text:p>
          </table:table-cell>
          <table:table-cell office:value-type="float" office:value="2689517" calcext:value-type="float">
            <text:p>2689517</text:p>
          </table:table-cell>
          <table:table-cell office:value-type="string" calcext:value-type="string">
            <text:p>non_sexist</text:p>
          </table:table-cell>
          <table:table-cell office:value-type="string" calcext:value-type="string">
            <text:p>Надеюсь про сексизм это вы шутите</text:p>
          </table:table-cell>
        </table:table-row>
        <table:table-row table:style-name="ro1">
          <table:table-cell office:value-type="float" office:value="2689514" calcext:value-type="float">
            <text:p>2689514</text:p>
          </table:table-cell>
          <table:table-cell office:value-type="float" office:value="2689519" calcext:value-type="float">
            <text:p>2689519</text:p>
          </table:table-cell>
          <table:table-cell office:value-type="string" calcext:value-type="string">
            <text:p>non_sexist</text:p>
          </table:table-cell>
          <table:table-cell office:value-type="string" calcext:value-type="string">
            <text:p>"Виталик"</text:p>
          </table:table-cell>
        </table:table-row>
        <table:table-row table:style-name="ro1">
          <table:table-cell office:value-type="float" office:value="2689514" calcext:value-type="float">
            <text:p>2689514</text:p>
          </table:table-cell>
          <table:table-cell office:value-type="float" office:value="2689520" calcext:value-type="float">
            <text:p>2689520</text:p>
          </table:table-cell>
          <table:table-cell office:value-type="string" calcext:value-type="string">
            <text:p>non_sexist</text:p>
          </table:table-cell>
          <table:table-cell office:value-type="string" calcext:value-type="string">
            <text:p>А по-английский судно всегда she.</text:p>
          </table:table-cell>
        </table:table-row>
        <table:table-row table:style-name="ro1">
          <table:table-cell office:value-type="float" office:value="2689514" calcext:value-type="float">
            <text:p>2689514</text:p>
          </table:table-cell>
          <table:table-cell office:value-type="float" office:value="2689521" calcext:value-type="float">
            <text:p>2689521</text:p>
          </table:table-cell>
          <table:table-cell office:value-type="string" calcext:value-type="string">
            <text:p>non_sexist</text:p>
          </table:table-cell>
          <table:table-cell office:value-type="string" calcext:value-type="string">
            <text:p>Ссаный сексист.</text:p>
          </table:table-cell>
        </table:table-row>
        <table:table-row table:style-name="ro1">
          <table:table-cell office:value-type="float" office:value="2689514" calcext:value-type="float">
            <text:p>2689514</text:p>
          </table:table-cell>
          <table:table-cell office:value-type="float" office:value="2689524" calcext:value-type="float">
            <text:p>2689524</text:p>
          </table:table-cell>
          <table:table-cell office:value-type="string" calcext:value-type="string">
            <text:p>non_sexist</text:p>
          </table:table-cell>
          <table:table-cell office:value-type="string" calcext:value-type="string">
            <text:p>И назвали они корабль "унитарное государство"</text:p>
          </table:table-cell>
        </table:table-row>
        <table:table-row table:style-name="ro2">
          <table:table-cell office:value-type="float" office:value="2689514" calcext:value-type="float">
            <text:p>2689514</text:p>
          </table:table-cell>
          <table:table-cell office:value-type="float" office:value="2689525" calcext:value-type="float">
            <text:p>2689525</text:p>
          </table:table-cell>
          <table:table-cell office:value-type="string" calcext:value-type="string">
            <text:p>sexist</text:p>
          </table:table-cell>
          <table:table-cell office:value-type="string" calcext:value-type="string">
            <text:p>Ахаха только в предыдущей новости упомянул про фемсообщество как Рогозин уже подлил масла в огонь мизогинии😱</text:p>
            <text:p>Женщина! Помни три волшебных KKK несущих в твою жизнь счастье: киндер, кирхен, кюхен! Это даже не я придумал а продвинутые немцы!</text:p>
          </table:table-cell>
        </table:table-row>
        <table:table-row table:style-name="ro1">
          <table:table-cell office:value-type="float" office:value="2689514" calcext:value-type="float">
            <text:p>2689514</text:p>
          </table:table-cell>
          <table:table-cell office:value-type="float" office:value="2689527" calcext:value-type="float">
            <text:p>2689527</text:p>
          </table:table-cell>
          <table:table-cell office:value-type="string" calcext:value-type="string">
            <text:p>non_sexist</text:p>
          </table:table-cell>
          <table:table-cell office:value-type="string" calcext:value-type="string">
            <text:p>Сексизм - это терминология феминисток. Феминизм - это дегенеративный левацкий кал. Когда мы придем к власти в России всяческий феминизм и прочий левацкий движ LGBT будет перманентно уничтожаться. Слава России💘</text:p>
          </table:table-cell>
        </table:table-row>
        <table:table-row table:style-name="ro1">
          <table:table-cell office:value-type="float" office:value="2689514" calcext:value-type="float">
            <text:p>2689514</text:p>
          </table:table-cell>
          <table:table-cell office:value-type="float" office:value="2689528" calcext:value-type="float">
            <text:p>2689528</text:p>
          </table:table-cell>
          <table:table-cell office:value-type="string" calcext:value-type="string">
            <text:p>non_sexist</text:p>
          </table:table-cell>
          <table:table-cell office:value-type="string" calcext:value-type="string">
            <text:p>Ну вообще-то все самые-самые корабли в истории в основном как раз женскими именами назывались. Все три корабля Колумба, на которых он Америку открыл, единственный вернувшийся корабль экспедиции Магеллана - все они "как девочки" назывались</text:p>
          </table:table-cell>
        </table:table-row>
        <table:table-row table:style-name="ro1">
          <table:table-cell office:value-type="float" office:value="2689514" calcext:value-type="float">
            <text:p>2689514</text:p>
          </table:table-cell>
          <table:table-cell office:value-type="float" office:value="2689532" calcext:value-type="float">
            <text:p>2689532</text:p>
          </table:table-cell>
          <table:table-cell office:value-type="string" calcext:value-type="string">
            <text:p>non_sexist</text:p>
          </table:table-cell>
          <table:table-cell office:value-type="string" calcext:value-type="string">
            <text:p>А ну панятна, сексист у власти.</text:p>
          </table:table-cell>
        </table:table-row>
        <table:table-row table:style-name="ro1">
          <table:table-cell office:value-type="float" office:value="2689514" calcext:value-type="float">
            <text:p>2689514</text:p>
          </table:table-cell>
          <table:table-cell office:value-type="float" office:value="2689539" calcext:value-type="float">
            <text:p>2689539</text:p>
          </table:table-cell>
          <table:table-cell office:value-type="string" calcext:value-type="string">
            <text:p>non_sexist</text:p>
          </table:table-cell>
          <table:table-cell office:value-type="string" calcext:value-type="string">
            <text:p>Ну хз, у Титаника было мужское название, но от айсберга его это всё равно не спасло.</text:p>
          </table:table-cell>
        </table:table-row>
        <table:table-row table:style-name="ro1">
          <table:table-cell office:value-type="float" office:value="2689514" calcext:value-type="float">
            <text:p>2689514</text:p>
          </table:table-cell>
          <table:table-cell office:value-type="float" office:value="2689540" calcext:value-type="float">
            <text:p>2689540</text:p>
          </table:table-cell>
          <table:table-cell office:value-type="string" calcext:value-type="string">
            <text:p>non_sexist</text:p>
          </table:table-cell>
          <table:table-cell office:value-type="string" calcext:value-type="string">
            <text:p>Никогда бы не подумал , это женское имя)) <text:s/>я понимаю Даздраперма!)))</text:p>
          </table:table-cell>
        </table:table-row>
        <table:table-row table:style-name="ro2">
          <table:table-cell office:value-type="float" office:value="2689514" calcext:value-type="float">
            <text:p>2689514</text:p>
          </table:table-cell>
          <table:table-cell office:value-type="float" office:value="2689543" calcext:value-type="float">
            <text:p>2689543</text:p>
          </table:table-cell>
          <table:table-cell office:value-type="string" calcext:value-type="string">
            <text:p>non_sexist</text:p>
          </table:table-cell>
          <table:table-cell office:value-type="string" calcext:value-type="string">
            <text:p>пока рогозин название придумает, остальные страны как раз и создадут федерацию - на Луне и Марсе.</text:p>
            <text:p>а рф будет и дальше валежник собирать.</text:p>
          </table:table-cell>
        </table:table-row>
        <table:table-row table:style-name="ro1">
          <table:table-cell office:value-type="float" office:value="2689514" calcext:value-type="float">
            <text:p>2689514</text:p>
          </table:table-cell>
          <table:table-cell office:value-type="float" office:value="2689552" calcext:value-type="float">
            <text:p>2689552</text:p>
          </table:table-cell>
          <table:table-cell office:value-type="string" calcext:value-type="string">
            <text:p>non_sexist</text:p>
          </table:table-cell>
          <table:table-cell office:value-type="string" calcext:value-type="string">
            <text:p>“Федерат”🤔</text:p>
          </table:table-cell>
        </table:table-row>
        <table:table-row table:style-name="ro1">
          <table:table-cell office:value-type="float" office:value="2689514" calcext:value-type="float">
            <text:p>2689514</text:p>
          </table:table-cell>
          <table:table-cell office:value-type="float" office:value="2689553" calcext:value-type="float">
            <text:p>2689553</text:p>
          </table:table-cell>
          <table:table-cell office:value-type="string" calcext:value-type="string">
            <text:p>non_sexist</text:p>
          </table:table-cell>
          <table:table-cell office:value-type="string" calcext:value-type="string">
            <text:p>Федераций</text:p>
          </table:table-cell>
        </table:table-row>
        <table:table-row table:style-name="ro1">
          <table:table-cell office:value-type="float" office:value="2689514" calcext:value-type="float">
            <text:p>2689514</text:p>
          </table:table-cell>
          <table:table-cell office:value-type="float" office:value="2689554" calcext:value-type="float">
            <text:p>2689554</text:p>
          </table:table-cell>
          <table:table-cell office:value-type="string" calcext:value-type="string">
            <text:p>non_sexist</text:p>
          </table:table-cell>
          <table:table-cell office:value-type="string" calcext:value-type="string">
            <text:p>Федерас?</text:p>
          </table:table-cell>
        </table:table-row>
        <table:table-row table:style-name="ro1">
          <table:table-cell office:value-type="float" office:value="2689514" calcext:value-type="float">
            <text:p>2689514</text:p>
          </table:table-cell>
          <table:table-cell office:value-type="float" office:value="2689556" calcext:value-type="float">
            <text:p>2689556</text:p>
          </table:table-cell>
          <table:table-cell office:value-type="string" calcext:value-type="string">
            <text:p>non_sexist</text:p>
          </table:table-cell>
          <table:table-cell office:value-type="string" calcext:value-type="string">
            <text:p>Просто давольно часто падают корабли наши, поэтому и решили. Что не очень красиво будет звучать "федерация опять не может взлететь"😃</text:p>
          </table:table-cell>
        </table:table-row>
        <table:table-row table:style-name="ro1">
          <table:table-cell office:value-type="float" office:value="2689514" calcext:value-type="float">
            <text:p>2689514</text:p>
          </table:table-cell>
          <table:table-cell office:value-type="float" office:value="2689557" calcext:value-type="float">
            <text:p>2689557</text:p>
          </table:table-cell>
          <table:table-cell office:value-type="string" calcext:value-type="string">
            <text:p>non_sexist</text:p>
          </table:table-cell>
          <table:table-cell office:value-type="string" calcext:value-type="string">
            <text:p>Тогда и страну надо переименовать в Российский Федерак.</text:p>
          </table:table-cell>
        </table:table-row>
        <table:table-row table:style-name="ro1">
          <table:table-cell office:value-type="float" office:value="2689514" calcext:value-type="float">
            <text:p>2689514</text:p>
          </table:table-cell>
          <table:table-cell office:value-type="float" office:value="2689558" calcext:value-type="float">
            <text:p>2689558</text:p>
          </table:table-cell>
          <table:table-cell office:value-type="string" calcext:value-type="string">
            <text:p>non_sexist</text:p>
          </table:table-cell>
          <table:table-cell office:value-type="string" calcext:value-type="string">
            <text:p>Немного леволиберастии от медузы</text:p>
          </table:table-cell>
        </table:table-row>
        <table:table-row table:style-name="ro1">
          <table:table-cell office:value-type="float" office:value="2689514" calcext:value-type="float">
            <text:p>2689514</text:p>
          </table:table-cell>
          <table:table-cell office:value-type="float" office:value="2689559" calcext:value-type="float">
            <text:p>2689559</text:p>
          </table:table-cell>
          <table:table-cell office:value-type="string" calcext:value-type="string">
            <text:p>non_sexist</text:p>
          </table:table-cell>
          <table:table-cell office:value-type="string" calcext:value-type="string">
            <text:p>Неужели, "Вова-доминант"?</text:p>
          </table:table-cell>
        </table:table-row>
        <table:table-row table:style-name="ro1">
          <table:table-cell office:value-type="float" office:value="2689514" calcext:value-type="float">
            <text:p>2689514</text:p>
          </table:table-cell>
          <table:table-cell office:value-type="float" office:value="2689564" calcext:value-type="float">
            <text:p>2689564</text:p>
          </table:table-cell>
          <table:table-cell office:value-type="string" calcext:value-type="string">
            <text:p>non_sexist</text:p>
          </table:table-cell>
          <table:table-cell office:value-type="string" calcext:value-type="string">
            <text:p>Что бы потом мемами не достали..</text:p>
          </table:table-cell>
        </table:table-row>
        <table:table-row table:style-name="ro1">
          <table:table-cell office:value-type="float" office:value="2689514" calcext:value-type="float">
            <text:p>2689514</text:p>
          </table:table-cell>
          <table:table-cell office:value-type="float" office:value="2689578" calcext:value-type="float">
            <text:p>2689578</text:p>
          </table:table-cell>
          <table:table-cell office:value-type="string" calcext:value-type="string">
            <text:p>non_sexist</text:p>
          </table:table-cell>
          <table:table-cell office:value-type="string" calcext:value-type="string">
            <text:p>Krim? Putin?</text:p>
          </table:table-cell>
        </table:table-row>
        <table:table-row table:style-name="ro1">
          <table:table-cell office:value-type="float" office:value="2689514" calcext:value-type="float">
            <text:p>2689514</text:p>
          </table:table-cell>
          <table:table-cell office:value-type="float" office:value="2689583" calcext:value-type="float">
            <text:p>2689583</text:p>
          </table:table-cell>
          <table:table-cell office:value-type="string" calcext:value-type="string">
            <text:p>sexist_in_co</text:p>
          </table:table-cell>
          <table:table-cell office:value-type="string" calcext:value-type="string">
            <text:p>Первая нормальная инициатива роскосмоса которую я поддерживаю.</text:p>
          </table:table-cell>
        </table:table-row>
        <table:table-row table:style-name="ro1">
          <table:table-cell office:value-type="float" office:value="2689514" calcext:value-type="float">
            <text:p>2689514</text:p>
          </table:table-cell>
          <table:table-cell office:value-type="float" office:value="2689593" calcext:value-type="float">
            <text:p>2689593</text:p>
          </table:table-cell>
          <table:table-cell office:value-type="string" calcext:value-type="string">
            <text:p>non_sexist</text:p>
          </table:table-cell>
          <table:table-cell office:value-type="string" calcext:value-type="string">
            <text:p>Назвать в честь животного «Хутин Пуйло»</text:p>
          </table:table-cell>
        </table:table-row>
        <table:table-row table:style-name="ro1">
          <table:table-cell office:value-type="float" office:value="2689514" calcext:value-type="float">
            <text:p>2689514</text:p>
          </table:table-cell>
          <table:table-cell office:value-type="float" office:value="2689596" calcext:value-type="float">
            <text:p>2689596</text:p>
          </table:table-cell>
          <table:table-cell office:value-type="string" calcext:value-type="string">
            <text:p>non_sexist</text:p>
          </table:table-cell>
          <table:table-cell office:value-type="string" calcext:value-type="string">
            <text:p>Фёдор, звучит))</text:p>
          </table:table-cell>
        </table:table-row>
        <table:table-row table:style-name="ro1">
          <table:table-cell office:value-type="float" office:value="2689514" calcext:value-type="float">
            <text:p>2689514</text:p>
          </table:table-cell>
          <table:table-cell office:value-type="float" office:value="2689598" calcext:value-type="float">
            <text:p>2689598</text:p>
          </table:table-cell>
          <table:table-cell office:value-type="string" calcext:value-type="string">
            <text:p>non_sexist</text:p>
          </table:table-cell>
          <table:table-cell office:value-type="string" calcext:value-type="string">
            <text:p>И будет Федерац. Полный Федерац.</text:p>
          </table:table-cell>
        </table:table-row>
        <table:table-row table:style-name="ro1">
          <table:table-cell office:value-type="float" office:value="2689514" calcext:value-type="float">
            <text:p>2689514</text:p>
          </table:table-cell>
          <table:table-cell office:value-type="float" office:value="2689600" calcext:value-type="float">
            <text:p>2689600</text:p>
          </table:table-cell>
          <table:table-cell office:value-type="string" calcext:value-type="string">
            <text:p>non_sexist</text:p>
          </table:table-cell>
          <table:table-cell office:value-type="string" calcext:value-type="string">
            <text:p>Пусть назовут Х.й, чтоб совсем по-мужски.</text:p>
          </table:table-cell>
        </table:table-row>
        <table:table-row table:style-name="ro1">
          <table:table-cell office:value-type="float" office:value="2689514" calcext:value-type="float">
            <text:p>2689514</text:p>
          </table:table-cell>
          <table:table-cell office:value-type="float" office:value="2689608" calcext:value-type="float">
            <text:p>2689608</text:p>
          </table:table-cell>
          <table:table-cell office:value-type="string" calcext:value-type="string">
            <text:p>non_sexist</text:p>
          </table:table-cell>
          <table:table-cell office:value-type="string" calcext:value-type="string">
            <text:p>Типа с мальчиками у него лучше получается?</text:p>
          </table:table-cell>
        </table:table-row>
        <table:table-row table:style-name="ro1">
          <table:table-cell office:value-type="float" office:value="2689514" calcext:value-type="float">
            <text:p>2689514</text:p>
          </table:table-cell>
          <table:table-cell office:value-type="float" office:value="2689616" calcext:value-type="float">
            <text:p>2689616</text:p>
          </table:table-cell>
          <table:table-cell office:value-type="string" calcext:value-type="string">
            <text:p>non_sexist</text:p>
          </table:table-cell>
          <table:table-cell office:value-type="string" calcext:value-type="string">
            <text:p>Давайте назовем корабль "Путин".</text:p>
          </table:table-cell>
        </table:table-row>
        <table:table-row table:style-name="ro1">
          <table:table-cell office:value-type="float" office:value="2689514" calcext:value-type="float">
            <text:p>2689514</text:p>
          </table:table-cell>
          <table:table-cell office:value-type="float" office:value="2689618" calcext:value-type="float">
            <text:p>2689618</text:p>
          </table:table-cell>
          <table:table-cell office:value-type="string" calcext:value-type="string">
            <text:p>non_sexist</text:p>
          </table:table-cell>
          <table:table-cell office:value-type="string" calcext:value-type="string">
            <text:p>Попытка обидеть половину человечества. Фу таким быть</text:p>
          </table:table-cell>
        </table:table-row>
        <table:table-row table:style-name="ro1">
          <table:table-cell office:value-type="float" office:value="2689514" calcext:value-type="float">
            <text:p>2689514</text:p>
          </table:table-cell>
          <table:table-cell office:value-type="float" office:value="2689632" calcext:value-type="float">
            <text:p>2689632</text:p>
          </table:table-cell>
          <table:table-cell office:value-type="string" calcext:value-type="string">
            <text:p>non_sexist</text:p>
          </table:table-cell>
          <table:table-cell office:value-type="string" calcext:value-type="string">
            <text:p>Квизац Федерац</text:p>
          </table:table-cell>
        </table:table-row>
        <table:table-row table:style-name="ro1">
          <table:table-cell office:value-type="float" office:value="2689514" calcext:value-type="float">
            <text:p>2689514</text:p>
          </table:table-cell>
          <table:table-cell office:value-type="float" office:value="2689633" calcext:value-type="float">
            <text:p>2689633</text:p>
          </table:table-cell>
          <table:table-cell office:value-type="string" calcext:value-type="string">
            <text:p>non_sexist</text:p>
          </table:table-cell>
          <table:table-cell office:value-type="string" calcext:value-type="string">
            <text:p>Назовите корабль Путин.</text:p>
          </table:table-cell>
        </table:table-row>
        <table:table-row table:style-name="ro1">
          <table:table-cell office:value-type="float" office:value="2689514" calcext:value-type="float">
            <text:p>2689514</text:p>
          </table:table-cell>
          <table:table-cell office:value-type="float" office:value="2689639" calcext:value-type="float">
            <text:p>2689639</text:p>
          </table:table-cell>
          <table:table-cell office:value-type="string" calcext:value-type="string">
            <text:p>non_sexist</text:p>
          </table:table-cell>
          <table:table-cell office:value-type="string" calcext:value-type="string">
            <text:p>А "Россия" женского рода этого придурка не смущает?</text:p>
          </table:table-cell>
        </table:table-row>
        <table:table-row table:style-name="ro1">
          <table:table-cell office:value-type="float" office:value="2689514" calcext:value-type="float">
            <text:p>2689514</text:p>
          </table:table-cell>
          <table:table-cell office:value-type="float" office:value="2689641" calcext:value-type="float">
            <text:p>2689641</text:p>
          </table:table-cell>
          <table:table-cell office:value-type="string" calcext:value-type="string">
            <text:p>non_sexist</text:p>
          </table:table-cell>
          <table:table-cell office:value-type="string" calcext:value-type="string">
            <text:p>Назвали красиво, но что-то пошло не так....</text:p>
          </table:table-cell>
        </table:table-row>
        <table:table-row table:style-name="ro1">
          <table:table-cell office:value-type="float" office:value="2689514" calcext:value-type="float">
            <text:p>2689514</text:p>
          </table:table-cell>
          <table:table-cell office:value-type="float" office:value="2689644" calcext:value-type="float">
            <text:p>2689644</text:p>
          </table:table-cell>
          <table:table-cell office:value-type="string" calcext:value-type="string">
            <text:p>non_sexist</text:p>
          </table:table-cell>
          <table:table-cell office:value-type="string" calcext:value-type="string">
            <text:p>Ой бл яяяя.... Только думаешь, что Топитель Такс ниже уже не упадёт, как он он в очередной раз пробивает дно</text:p>
          </table:table-cell>
        </table:table-row>
        <table:table-row table:style-name="ro1">
          <table:table-cell office:value-type="float" office:value="2689514" calcext:value-type="float">
            <text:p>2689514</text:p>
          </table:table-cell>
          <table:table-cell office:value-type="float" office:value="2689647" calcext:value-type="float">
            <text:p>2689647</text:p>
          </table:table-cell>
          <table:table-cell office:value-type="string" calcext:value-type="string">
            <text:p>non_sexist</text:p>
          </table:table-cell>
          <table:table-cell office:value-type="string" calcext:value-type="string">
            <text:p>Ракета - ракета как фалос. Фалос - греческое слово. Значит Греция. Греция - метакса. Метакса - бренди. Бренди - коньячный спирт. Спирт - водка. Водка - Менделеев. Менделеев - таблица. Таблица - Excel. Excel - программа. Программа - Поле Чудес. Поле Чудес - барабан. Барабан - палочки. Палочка - в жопе. Жопа - лицо как жопа. Все ясно! Ракету назовут Дмитрий Олегович!</text:p>
          </table:table-cell>
        </table:table-row>
        <table:table-row table:style-name="ro1">
          <table:table-cell office:value-type="float" office:value="2689514" calcext:value-type="float">
            <text:p>2689514</text:p>
          </table:table-cell>
          <table:table-cell office:value-type="float" office:value="2689657" calcext:value-type="float">
            <text:p>2689657</text:p>
          </table:table-cell>
          <table:table-cell office:value-type="string" calcext:value-type="string">
            <text:p>non_sexist</text:p>
          </table:table-cell>
          <table:table-cell office:value-type="string" calcext:value-type="string">
            <text:p>Страна то у него тоже грамматически женского рода.</text:p>
          </table:table-cell>
        </table:table-row>
        <table:table-row table:style-name="ro1">
          <table:table-cell office:value-type="float" office:value="2689514" calcext:value-type="float">
            <text:p>2689514</text:p>
          </table:table-cell>
          <table:table-cell office:value-type="float" office:value="2689691" calcext:value-type="float">
            <text:p>2689691</text:p>
          </table:table-cell>
          <table:table-cell office:value-type="string" calcext:value-type="string">
            <text:p>non_sexist</text:p>
          </table:table-cell>
          <table:table-cell office:value-type="string" calcext:value-type="string">
            <text:p>У русофобов дупы рвёт😂</text:p>
          </table:table-cell>
        </table:table-row>
        <table:table-row table:style-name="ro1">
          <table:table-cell office:value-type="float" office:value="2689514" calcext:value-type="float">
            <text:p>2689514</text:p>
          </table:table-cell>
          <table:table-cell office:value-type="float" office:value="2689747" calcext:value-type="float">
            <text:p>2689747</text:p>
          </table:table-cell>
          <table:table-cell office:value-type="string" calcext:value-type="string">
            <text:p>sexist</text:p>
          </table:table-cell>
          <table:table-cell office:value-type="string" calcext:value-type="string">
            <text:p>Все правильно сделали, нечего этим деффкам в мужскую отрасль лезть</text:p>
          </table:table-cell>
        </table:table-row>
        <table:table-row table:style-name="ro2">
          <table:table-cell office:value-type="float" office:value="2689514" calcext:value-type="float">
            <text:p>2689514</text:p>
          </table:table-cell>
          <table:table-cell office:value-type="float" office:value="2689751" calcext:value-type="float">
            <text:p>2689751</text:p>
          </table:table-cell>
          <table:table-cell office:value-type="string" calcext:value-type="string">
            <text:p>non_sexist</text:p>
          </table:table-cell>
          <table:table-cell office:value-type="string" calcext:value-type="string">
            <text:p>Меня мучают смутные сомнения... судя по его последним речам... </text:p>
            <text:p>интересно, его давно на употребление наркотиков проверяли?</text:p>
          </table:table-cell>
        </table:table-row>
        <table:table-row table:style-name="ro1">
          <table:table-cell office:value-type="float" office:value="2689514" calcext:value-type="float">
            <text:p>2689514</text:p>
          </table:table-cell>
          <table:table-cell office:value-type="float" office:value="2689768" calcext:value-type="float">
            <text:p>2689768</text:p>
          </table:table-cell>
          <table:table-cell office:value-type="string" calcext:value-type="string">
            <text:p>non_sexist</text:p>
          </table:table-cell>
          <table:table-cell office:value-type="string" calcext:value-type="string">
            <text:p>"Федерал"</text:p>
          </table:table-cell>
        </table:table-row>
        <table:table-row table:style-name="ro2">
          <table:table-cell office:value-type="float" office:value="2689514" calcext:value-type="float">
            <text:p>2689514</text:p>
          </table:table-cell>
          <table:table-cell office:value-type="float" office:value="2689787" calcext:value-type="float">
            <text:p>2689787</text:p>
          </table:table-cell>
          <table:table-cell office:value-type="string" calcext:value-type="string">
            <text:p>non_sexist</text:p>
          </table:table-cell>
          <table:table-cell office:value-type="string" calcext:value-type="string">
            <text:p>Федерация - женское. Страна - женское. Империя - женское... Царство, Отечество - средний род. Союз - уже занято.....</text:p>
            <text:p> Точно, давайте назовём корабль Рейх, очень мужественное имя!</text:p>
          </table:table-cell>
        </table:table-row>
        <table:table-row table:style-name="ro2">
          <table:table-cell office:value-type="float" office:value="2689514" calcext:value-type="float">
            <text:p>2689514</text:p>
          </table:table-cell>
          <table:table-cell office:value-type="float" office:value="2689792" calcext:value-type="float">
            <text:p>2689792</text:p>
          </table:table-cell>
          <table:table-cell office:value-type="string" calcext:value-type="string">
            <text:p>non_sexist</text:p>
          </table:table-cell>
          <table:table-cell office:value-type="string" calcext:value-type="string">
            <text:p>можно ещё страну переименовать</text:p>
            <text:p>С россии на русь</text:p>
          </table:table-cell>
        </table:table-row>
        <table:table-row table:style-name="ro1">
          <table:table-cell office:value-type="float" office:value="2689514" calcext:value-type="float">
            <text:p>2689514</text:p>
          </table:table-cell>
          <table:table-cell office:value-type="float" office:value="2689880" calcext:value-type="float">
            <text:p>2689880</text:p>
          </table:table-cell>
          <table:table-cell office:value-type="string" calcext:value-type="string">
            <text:p>non_sexist</text:p>
          </table:table-cell>
          <table:table-cell office:value-type="string" calcext:value-type="string">
            <text:p>Ближе к 8-му марта передумает ...</text:p>
          </table:table-cell>
        </table:table-row>
        <table:table-row table:style-name="ro1">
          <table:table-cell office:value-type="float" office:value="2689514" calcext:value-type="float">
            <text:p>2689514</text:p>
          </table:table-cell>
          <table:table-cell office:value-type="float" office:value="2689884" calcext:value-type="float">
            <text:p>2689884</text:p>
          </table:table-cell>
          <table:table-cell office:value-type="string" calcext:value-type="string">
            <text:p>non_sexist</text:p>
          </table:table-cell>
          <table:table-cell office:value-type="string" calcext:value-type="string">
            <text:p>Освящение кораблей уже не помогает, перешли на языческие обряды переименований, скоро Рогозин начнет на космодроме баранов резать или верблюдов сжигать.</text:p>
          </table:table-cell>
        </table:table-row>
        <table:table-row table:style-name="ro1">
          <table:table-cell office:value-type="float" office:value="2689514" calcext:value-type="float">
            <text:p>2689514</text:p>
          </table:table-cell>
          <table:table-cell office:value-type="float" office:value="2689899" calcext:value-type="float">
            <text:p>2689899</text:p>
          </table:table-cell>
          <table:table-cell office:value-type="string" calcext:value-type="string">
            <text:p>non_sexist</text:p>
          </table:table-cell>
          <table:table-cell office:value-type="string" calcext:value-type="string">
            <text:p>Федератор</text:p>
          </table:table-cell>
        </table:table-row>
        <table:table-row table:style-name="ro1">
          <table:table-cell office:value-type="float" office:value="2689514" calcext:value-type="float">
            <text:p>2689514</text:p>
          </table:table-cell>
          <table:table-cell office:value-type="float" office:value="2689921" calcext:value-type="float">
            <text:p>2689921</text:p>
          </table:table-cell>
          <table:table-cell office:value-type="string" calcext:value-type="string">
            <text:p>non_sexist</text:p>
          </table:table-cell>
          <table:table-cell office:value-type="string" calcext:value-type="string">
            <text:p>Федя, просто Федя.</text:p>
          </table:table-cell>
        </table:table-row>
        <table:table-row table:style-name="ro1">
          <table:table-cell office:value-type="float" office:value="2689514" calcext:value-type="float">
            <text:p>2689514</text:p>
          </table:table-cell>
          <table:table-cell office:value-type="float" office:value="2689975" calcext:value-type="float">
            <text:p>2689975</text:p>
          </table:table-cell>
          <table:table-cell office:value-type="string" calcext:value-type="string">
            <text:p>non_sexist</text:p>
          </table:table-cell>
          <table:table-cell office:value-type="string" calcext:value-type="string">
            <text:p>Федерац 🌚</text:p>
          </table:table-cell>
        </table:table-row>
        <table:table-row table:style-name="ro1">
          <table:table-cell office:value-type="float" office:value="2689514" calcext:value-type="float">
            <text:p>2689514</text:p>
          </table:table-cell>
          <table:table-cell office:value-type="float" office:value="2690012" calcext:value-type="float">
            <text:p>2690012</text:p>
          </table:table-cell>
          <table:table-cell office:value-type="string" calcext:value-type="string">
            <text:p>non_sexist</text:p>
          </table:table-cell>
          <table:table-cell office:value-type="string" calcext:value-type="string">
            <text:p>*уй...лучшее название русским кораблям!</text:p>
          </table:table-cell>
        </table:table-row>
        <table:table-row table:style-name="ro2">
          <table:table-cell office:value-type="float" office:value="2689514" calcext:value-type="float">
            <text:p>2689514</text:p>
          </table:table-cell>
          <table:table-cell office:value-type="float" office:value="2690037" calcext:value-type="float">
            <text:p>2690037</text:p>
          </table:table-cell>
          <table:table-cell office:value-type="string" calcext:value-type="string">
            <text:p>non_sexist</text:p>
          </table:table-cell>
          <table:table-cell office:value-type="string" calcext:value-type="string">
            <text:p>А то снова кто ни будь дырку просверлит....</text:p>
            <text:p>рогозинская логика пиздц.🙈😂</text:p>
          </table:table-cell>
        </table:table-row>
        <table:table-row table:style-name="ro2">
          <table:table-cell office:value-type="float" office:value="2689514" calcext:value-type="float">
            <text:p>2689514</text:p>
          </table:table-cell>
          <table:table-cell office:value-type="float" office:value="2690122" calcext:value-type="float">
            <text:p>2690122</text:p>
          </table:table-cell>
          <table:table-cell office:value-type="string" calcext:value-type="string">
            <text:p>non_sexist</text:p>
          </table:table-cell>
          <table:table-cell office:value-type="string" calcext:value-type="string">
            <text:p>При всём моём неуважении к рогозину, данная история из пальца высосана. </text:p>
            <text:p>На самом деле, ушлёпок с журнализдским образованием (почему-то при этом доктор технических наук!) разваливает остатки былой космической отрасли, распиливая при этом бюджеты, а тут про какую-то хрень.</text:p>
          </table:table-cell>
        </table:table-row>
        <table:table-row table:style-name="ro1">
          <table:table-cell office:value-type="float" office:value="2689514" calcext:value-type="float">
            <text:p>2689514</text:p>
          </table:table-cell>
          <table:table-cell office:value-type="float" office:value="2690166" calcext:value-type="float">
            <text:p>2690166</text:p>
          </table:table-cell>
          <table:table-cell office:value-type="string" calcext:value-type="string">
            <text:p>non_sexist</text:p>
          </table:table-cell>
          <table:table-cell office:value-type="string" calcext:value-type="string">
            <text:p>Российскую Федерацию будем переименовывать? А то что она, как девочка называется?</text:p>
          </table:table-cell>
        </table:table-row>
        <table:table-row table:style-name="ro1">
          <table:table-cell office:value-type="float" office:value="2689514" calcext:value-type="float">
            <text:p>2689514</text:p>
          </table:table-cell>
          <table:table-cell office:value-type="float" office:value="2691945" calcext:value-type="float">
            <text:p>2691945</text:p>
          </table:table-cell>
          <table:table-cell office:value-type="string" calcext:value-type="string">
            <text:p>non_sexist</text:p>
          </table:table-cell>
          <table:table-cell office:value-type="string" calcext:value-type="string">
            <text:p>совсем из ума выжил этот пенсионер</text:p>
          </table:table-cell>
        </table:table-row>
        <table:table-row table:style-name="ro1">
          <table:table-cell office:value-type="float" office:value="2518043" calcext:value-type="float">
            <text:p>2518043</text:p>
          </table:table-cell>
          <table:table-cell office:value-type="float" office:value="2518044" calcext:value-type="float">
            <text:p>2518044</text:p>
          </table:table-cell>
          <table:table-cell office:value-type="string" calcext:value-type="string">
            <text:p>non_sexist</text:p>
          </table:table-cell>
          <table:table-cell office:value-type="string" calcext:value-type="string">
            <text:p>что в этом секситского?</text:p>
          </table:table-cell>
        </table:table-row>
        <table:table-row table:style-name="ro1">
          <table:table-cell office:value-type="float" office:value="2518043" calcext:value-type="float">
            <text:p>2518043</text:p>
          </table:table-cell>
          <table:table-cell office:value-type="float" office:value="2518045" calcext:value-type="float">
            <text:p>2518045</text:p>
          </table:table-cell>
          <table:table-cell office:value-type="string" calcext:value-type="string">
            <text:p>non_sexist</text:p>
          </table:table-cell>
          <table:table-cell office:value-type="string" calcext:value-type="string">
            <text:p>как же достала SJW-шиза</text:p>
          </table:table-cell>
        </table:table-row>
        <table:table-row table:style-name="ro1">
          <table:table-cell office:value-type="float" office:value="2518043" calcext:value-type="float">
            <text:p>2518043</text:p>
          </table:table-cell>
          <table:table-cell office:value-type="float" office:value="2518046" calcext:value-type="float">
            <text:p>2518046</text:p>
          </table:table-cell>
          <table:table-cell office:value-type="string" calcext:value-type="string">
            <text:p>non_sexist</text:p>
          </table:table-cell>
          <table:table-cell office:value-type="string" calcext:value-type="string">
            <text:p>Мне кажется или с этим разобрались вчера, и все кто мог запостили тоже вчера 🤦🏼‍♀️</text:p>
          </table:table-cell>
        </table:table-row>
        <table:table-row table:style-name="ro1">
          <table:table-cell office:value-type="float" office:value="2518043" calcext:value-type="float">
            <text:p>2518043</text:p>
          </table:table-cell>
          <table:table-cell office:value-type="float" office:value="2518055" calcext:value-type="float">
            <text:p>2518055</text:p>
          </table:table-cell>
          <table:table-cell office:value-type="string" calcext:value-type="string">
            <text:p>sexist</text:p>
          </table:table-cell>
          <table:table-cell office:value-type="string" calcext:value-type="string">
            <text:p>Медузе тоже нужны лайки, поэтому даже а последний вагон готовы прыгать. Какая-то жёлтая пресса... P.S. Девушек стоит уметь тверкать.</text:p>
          </table:table-cell>
        </table:table-row>
        <table:table-row table:style-name="ro1">
          <table:table-cell office:value-type="float" office:value="2518043" calcext:value-type="float">
            <text:p>2518043</text:p>
          </table:table-cell>
          <table:table-cell office:value-type="float" office:value="2518056" calcext:value-type="float">
            <text:p>2518056</text:p>
          </table:table-cell>
          <table:table-cell office:value-type="string" calcext:value-type="string">
            <text:p>sexist</text:p>
          </table:table-cell>
          <table:table-cell office:value-type="string" calcext:value-type="string">
            <text:p>Eбaть бабу - это сексизм и мизогиния</text:p>
          </table:table-cell>
        </table:table-row>
        <table:table-row table:style-name="ro1">
          <table:table-cell office:value-type="float" office:value="2518043" calcext:value-type="float">
            <text:p>2518043</text:p>
          </table:table-cell>
          <table:table-cell office:value-type="float" office:value="2518058" calcext:value-type="float">
            <text:p>2518058</text:p>
          </table:table-cell>
          <table:table-cell office:value-type="string" calcext:value-type="string">
            <text:p>non_sexist</text:p>
          </table:table-cell>
          <table:table-cell office:value-type="string" calcext:value-type="string">
            <text:p>SJW-шиза хуже даже чем православная шиза.</text:p>
          </table:table-cell>
        </table:table-row>
        <table:table-row table:style-name="ro2">
          <table:table-cell office:value-type="float" office:value="2518043" calcext:value-type="float">
            <text:p>2518043</text:p>
          </table:table-cell>
          <table:table-cell office:value-type="float" office:value="2518062" calcext:value-type="float">
            <text:p>2518062</text:p>
          </table:table-cell>
          <table:table-cell office:value-type="string" calcext:value-type="string">
            <text:p>sexist</text:p>
          </table:table-cell>
          <table:table-cell office:value-type="string" calcext:value-type="string">
            <text:p>Вы умеете дышать? - спросил мужчина женщину </text:p>
            <text:p>Сексист! - ответила женщина</text:p>
          </table:table-cell>
        </table:table-row>
        <table:table-row table:style-name="ro2">
          <table:table-cell office:value-type="float" office:value="2518043" calcext:value-type="float">
            <text:p>2518043</text:p>
          </table:table-cell>
          <table:table-cell office:value-type="float" office:value="2518065" calcext:value-type="float">
            <text:p>2518065</text:p>
          </table:table-cell>
          <table:table-cell office:value-type="string" calcext:value-type="string">
            <text:p>non_sexist</text:p>
          </table:table-cell>
          <table:table-cell office:value-type="string" calcext:value-type="string">
            <text:p>На самом деле он спросил умеет ли она рожать</text:p>
            <text:p>Долбаный сексист</text:p>
          </table:table-cell>
        </table:table-row>
        <table:table-row table:style-name="ro1">
          <table:table-cell office:value-type="float" office:value="2518043" calcext:value-type="float">
            <text:p>2518043</text:p>
          </table:table-cell>
          <table:table-cell office:value-type="float" office:value="2518071" calcext:value-type="float">
            <text:p>2518071</text:p>
          </table:table-cell>
          <table:table-cell office:value-type="string" calcext:value-type="string">
            <text:p>non_sexist</text:p>
          </table:table-cell>
          <table:table-cell office:value-type="string" calcext:value-type="string">
            <text:p>Причем тут тверк и сексизм?</text:p>
          </table:table-cell>
        </table:table-row>
        <table:table-row table:style-name="ro2">
          <table:table-cell office:value-type="float" office:value="2518043" calcext:value-type="float">
            <text:p>2518043</text:p>
          </table:table-cell>
          <table:table-cell office:value-type="float" office:value="2518077" calcext:value-type="float">
            <text:p>2518077</text:p>
          </table:table-cell>
          <table:table-cell office:value-type="string" calcext:value-type="string">
            <text:p>non_sexist</text:p>
          </table:table-cell>
          <table:table-cell office:value-type="string" calcext:value-type="string">
            <text:p>То что вопрос идиотский - согласен))) но причем тут сексизм?</text:p>
            <text:p>Мало того! Те кто говорят что это сексизм - сами сексисты, потому что по их логике тверк это только для женщин!</text:p>
          </table:table-cell>
        </table:table-row>
        <table:table-row table:style-name="ro2">
          <table:table-cell office:value-type="float" office:value="2518043" calcext:value-type="float">
            <text:p>2518043</text:p>
          </table:table-cell>
          <table:table-cell office:value-type="float" office:value="2518106" calcext:value-type="float">
            <text:p>2518106</text:p>
          </table:table-cell>
          <table:table-cell office:value-type="string" calcext:value-type="string">
            <text:p>non_sexist</text:p>
          </table:table-cell>
          <table:table-cell office:value-type="string" calcext:value-type="string">
            <text:p>Забавно, что в мире SJW людям самим запрещено что-либо думать. Девушка сама сказала, что не восприняла это как сексизм. Все, тема закрыта.</text:p>
            <text:p>Но нет, вам виднее, леваки))</text:p>
          </table:table-cell>
        </table:table-row>
        <table:table-row table:style-name="ro2">
          <table:table-cell office:value-type="float" office:value="2518043" calcext:value-type="float">
            <text:p>2518043</text:p>
          </table:table-cell>
          <table:table-cell office:value-type="float" office:value="2518139" calcext:value-type="float">
            <text:p>2518139</text:p>
          </table:table-cell>
          <table:table-cell office:value-type="string" calcext:value-type="string">
            <text:p>sexist</text:p>
          </table:table-cell>
          <table:table-cell office:value-type="string" calcext:value-type="string">
            <text:p>Кругом домогательства мерещатся😕</text:p>
            <text:p>Скоро там мужики будут отношения с женщинами завязывать только в присутствии адвоката и после подписания соответствующего договора🤦‍♂️</text:p>
          </table:table-cell>
        </table:table-row>
        <table:table-row table:style-name="ro1">
          <table:table-cell office:value-type="float" office:value="2518043" calcext:value-type="float">
            <text:p>2518043</text:p>
          </table:table-cell>
          <table:table-cell office:value-type="float" office:value="2518145" calcext:value-type="float">
            <text:p>2518145</text:p>
          </table:table-cell>
          <table:table-cell table:style-name="ce3" office:value-type="string" calcext:value-type="string">
            <text:p>sexist_in_co</text:p>
          </table:table-cell>
          <table:table-cell office:value-type="string" calcext:value-type="string">
            <text:p>Если у футболистки не хватило ума или юмора ответить в том же духе, то это не проблема ведущего. Замаяли сексизм искать там, где его нет</text:p>
          </table:table-cell>
        </table:table-row>
        <table:table-row table:style-name="ro1">
          <table:table-cell office:value-type="float" office:value="2518043" calcext:value-type="float">
            <text:p>2518043</text:p>
          </table:table-cell>
          <table:table-cell office:value-type="float" office:value="2518156" calcext:value-type="float">
            <text:p>2518156</text:p>
          </table:table-cell>
          <table:table-cell office:value-type="string" calcext:value-type="string">
            <text:p>non_sexist</text:p>
          </table:table-cell>
          <table:table-cell office:value-type="string" calcext:value-type="string">
            <text:p>А редакция умеет тверкать?</text:p>
          </table:table-cell>
        </table:table-row>
        <table:table-row table:style-name="ro1">
          <table:table-cell office:value-type="float" office:value="2518043" calcext:value-type="float">
            <text:p>2518043</text:p>
          </table:table-cell>
          <table:table-cell office:value-type="float" office:value="2518163" calcext:value-type="float">
            <text:p>2518163</text:p>
          </table:table-cell>
          <table:table-cell office:value-type="string" calcext:value-type="string">
            <text:p>sexist_in_co</text:p>
          </table:table-cell>
          <table:table-cell office:value-type="string" calcext:value-type="string">
            <text:p>Так надо было спросить, умеет ли она сквиртить.</text:p>
          </table:table-cell>
        </table:table-row>
        <table:table-row table:style-name="ro1">
          <table:table-cell office:value-type="float" office:value="2518043" calcext:value-type="float">
            <text:p>2518043</text:p>
          </table:table-cell>
          <table:table-cell office:value-type="float" office:value="2518248" calcext:value-type="float">
            <text:p>2518248</text:p>
          </table:table-cell>
          <table:table-cell office:value-type="string" calcext:value-type="string">
            <text:p>non_sexist</text:p>
          </table:table-cell>
          <table:table-cell office:value-type="string" calcext:value-type="string">
            <text:p>А если бы он спросил про вальс?😁 Умеет ли - <text:s/>она! Вальсировать?😁</text:p>
          </table:table-cell>
        </table:table-row>
        <table:table-row table:style-name="ro2">
          <table:table-cell office:value-type="float" office:value="2518043" calcext:value-type="float">
            <text:p>2518043</text:p>
          </table:table-cell>
          <table:table-cell office:value-type="float" office:value="2518273" calcext:value-type="float">
            <text:p>2518273</text:p>
          </table:table-cell>
          <table:table-cell office:value-type="string" calcext:value-type="string">
            <text:p>non_sexist</text:p>
          </table:table-cell>
          <table:table-cell office:value-type="string" calcext:value-type="string">
            <text:p>Я тоже не поняла причем тут тверк и награда в первые врученая женщине спортсменке.</text:p>
            <text:p>Послала бы..</text:p>
          </table:table-cell>
        </table:table-row>
        <table:table-row table:style-name="ro1">
          <table:table-cell office:value-type="float" office:value="2518043" calcext:value-type="float">
            <text:p>2518043</text:p>
          </table:table-cell>
          <table:table-cell office:value-type="float" office:value="2518287" calcext:value-type="float">
            <text:p>2518287</text:p>
          </table:table-cell>
          <table:table-cell office:value-type="string" calcext:value-type="string">
            <text:p>non_sexist</text:p>
          </table:table-cell>
          <table:table-cell office:value-type="string" calcext:value-type="string">
            <text:p>Раз уж вспомнили...</text:p>
          </table:table-cell>
        </table:table-row>
        <table:table-row table:style-name="ro1">
          <table:table-cell office:value-type="float" office:value="2518043" calcext:value-type="float">
            <text:p>2518043</text:p>
          </table:table-cell>
          <table:table-cell office:value-type="float" office:value="2518294" calcext:value-type="float">
            <text:p>2518294</text:p>
          </table:table-cell>
          <table:table-cell office:value-type="string" calcext:value-type="string">
            <text:p>sexist_in_co</text:p>
          </table:table-cell>
          <table:table-cell office:value-type="string" calcext:value-type="string">
            <text:p>Классика моралофажной травли</text:p>
          </table:table-cell>
        </table:table-row>
        <table:table-row table:style-name="ro1">
          <table:table-cell office:value-type="float" office:value="2518043" calcext:value-type="float">
            <text:p>2518043</text:p>
          </table:table-cell>
          <table:table-cell office:value-type="float" office:value="2518329" calcext:value-type="float">
            <text:p>2518329</text:p>
          </table:table-cell>
          <table:table-cell office:value-type="string" calcext:value-type="string">
            <text:p>non_sexist</text:p>
          </table:table-cell>
          <table:table-cell office:value-type="string" calcext:value-type="string">
            <text:p>Вопрос действительно тупой. Это примерно тоже самое, как спросить нобелевского лауреата по физике на вручении премии сколько раз в день он дрочит. Насчет сексизма хз, но учитывая то, что у Модрича, который тоже получил мяч, ничего такого идиотского не спросили, вышло совсем не очень</text:p>
          </table:table-cell>
        </table:table-row>
        <table:table-row table:style-name="ro1">
          <table:table-cell office:value-type="float" office:value="2518043" calcext:value-type="float">
            <text:p>2518043</text:p>
          </table:table-cell>
          <table:table-cell office:value-type="float" office:value="2518342" calcext:value-type="float">
            <text:p>2518342</text:p>
          </table:table-cell>
          <table:table-cell office:value-type="string" calcext:value-type="string">
            <text:p>non_sexist</text:p>
          </table:table-cell>
          <table:table-cell office:value-type="string" calcext:value-type="string">
            <text:p>Ещё один озабоченный.</text:p>
          </table:table-cell>
        </table:table-row>
        <table:table-row table:style-name="ro1">
          <table:table-cell office:value-type="float" office:value="2518043" calcext:value-type="float">
            <text:p>2518043</text:p>
          </table:table-cell>
          <table:table-cell office:value-type="float" office:value="2518455" calcext:value-type="float">
            <text:p>2518455</text:p>
          </table:table-cell>
          <table:table-cell office:value-type="string" calcext:value-type="string">
            <text:p>non_sexist</text:p>
          </table:table-cell>
          <table:table-cell office:value-type="string" calcext:value-type="string">
            <text:p>Да, ни к месту и событию такое сказано, очень не красиво по отношению к девушке.</text:p>
          </table:table-cell>
        </table:table-row>
        <table:table-row table:style-name="ro1">
          <table:table-cell office:value-type="float" office:value="2518043" calcext:value-type="float">
            <text:p>2518043</text:p>
          </table:table-cell>
          <table:table-cell office:value-type="float" office:value="2519294" calcext:value-type="float">
            <text:p>2519294</text:p>
          </table:table-cell>
          <table:table-cell office:value-type="string" calcext:value-type="string">
            <text:p>sexist</text:p>
          </table:table-cell>
          <table:table-cell office:value-type="string" calcext:value-type="string">
            <text:p>как хочется по eбалу бить этим обвиняльщикам. откуда так доxуя обиженных появилось в последние годы? чеченцы, мусульмане, православные, фeменистки, геи, зоофилы, лезбиянки, негры, каннибалы, феминистки, педофилы, трансгендеры, кто там еще? не важно. все обижаются прям такие. "уууу, сссcуки, заeбали их нормальные люди, жить не дают." хватит это терпеть, пора бы уже ответочке прилететь.</text:p>
          </table:table-cell>
        </table:table-row>
        <table:table-row table:style-name="ro1">
          <table:table-cell office:value-type="float" office:value="2518043" calcext:value-type="float">
            <text:p>2518043</text:p>
          </table:table-cell>
          <table:table-cell office:value-type="float" office:value="2519366" calcext:value-type="float">
            <text:p>2519366</text:p>
          </table:table-cell>
          <table:table-cell office:value-type="string" calcext:value-type="string">
            <text:p>non_sexist</text:p>
          </table:table-cell>
          <table:table-cell office:value-type="string" calcext:value-type="string">
            <text:p>Да реально же бестактный бред</text:p>
          </table:table-cell>
        </table:table-row>
        <table:table-row table:style-name="ro1">
          <table:table-cell office:value-type="float" office:value="2518043" calcext:value-type="float">
            <text:p>2518043</text:p>
          </table:table-cell>
          <table:table-cell office:value-type="float" office:value="2519933" calcext:value-type="float">
            <text:p>2519933</text:p>
          </table:table-cell>
          <table:table-cell office:value-type="string" calcext:value-type="string">
            <text:p>non_sexist</text:p>
          </table:table-cell>
          <table:table-cell office:value-type="string" calcext:value-type="string">
            <text:p>омг, один слоупок спутал сквирт с тверком и ему теперь не могут это простить, именно потому что он ОШИБСЯ! Но нет, никто из обвиняющих не может озвучить эту версию, произнести ЭТО СЛОВО. Ну просто потому, что именно к мужчинам-то этот процесс относиться НЕ МОЖЕТ! Чисто физиологически. А значит, что вопрос был задан в эквиваленте "Достаточно ли хорошо вы физически подготовлены, как Ваши коллеги-мужчины? (А то я, идиот, этого не вижу!)"</text:p>
          </table:table-cell>
        </table:table-row>
        <table:table-row table:style-name="ro1">
          <table:table-cell office:value-type="float" office:value="2518043" calcext:value-type="float">
            <text:p>2518043</text:p>
          </table:table-cell>
          <table:table-cell office:value-type="float" office:value="2521204" calcext:value-type="float">
            <text:p>2521204</text:p>
          </table:table-cell>
          <table:table-cell office:value-type="string" calcext:value-type="string">
            <text:p>sexist_in_co</text:p>
          </table:table-cell>
          <table:table-cell office:value-type="string" calcext:value-type="string">
            <text:p>А реально, умеет?</text:p>
          </table:table-cell>
        </table:table-row>
        <table:table-row table:style-name="ro2">
          <table:table-cell office:value-type="float" office:value="2518043" calcext:value-type="float">
            <text:p>2518043</text:p>
          </table:table-cell>
          <table:table-cell office:value-type="float" office:value="2521707" calcext:value-type="float">
            <text:p>2521707</text:p>
          </table:table-cell>
          <table:table-cell office:value-type="string" calcext:value-type="string">
            <text:p>sexist</text:p>
          </table:table-cell>
          <table:table-cell office:value-type="string" calcext:value-type="string">
            <text:p>-Девушка, передайте пожалуйста за проезд</text:p>
            <text:p>-Фу, озабоченный, только одно и нужно! Вызывайте полицию!</text:p>
          </table:table-cell>
        </table:table-row>
        <table:table-row table:style-name="ro1">
          <table:table-cell office:value-type="float" office:value="2499451" calcext:value-type="float">
            <text:p>2499451</text:p>
          </table:table-cell>
          <table:table-cell office:value-type="float" office:value="2499452" calcext:value-type="float">
            <text:p>2499452</text:p>
          </table:table-cell>
          <table:table-cell office:value-type="string" calcext:value-type="string">
            <text:p>non_sexist</text:p>
          </table:table-cell>
          <table:table-cell office:value-type="string" calcext:value-type="string">
            <text:p>Что за университет? Там даётся обычное высшее образование? Неоднократно слышал в СМИ, что это чуть ли не секта или шарашкина контора.</text:p>
          </table:table-cell>
        </table:table-row>
        <table:table-row table:style-name="ro1">
          <table:table-cell office:value-type="float" office:value="2499451" calcext:value-type="float">
            <text:p>2499451</text:p>
          </table:table-cell>
          <table:table-cell office:value-type="float" office:value="2499456" calcext:value-type="float">
            <text:p>2499456</text:p>
          </table:table-cell>
          <table:table-cell office:value-type="string" calcext:value-type="string">
            <text:p>non_sexist</text:p>
          </table:table-cell>
          <table:table-cell office:value-type="string" calcext:value-type="string">
            <text:p>Ну и какая теперь может быть мотивация?</text:p>
          </table:table-cell>
        </table:table-row>
        <table:table-row table:style-name="ro1">
          <table:table-cell office:value-type="float" office:value="2499451" calcext:value-type="float">
            <text:p>2499451</text:p>
          </table:table-cell>
          <table:table-cell office:value-type="float" office:value="2499457" calcext:value-type="float">
            <text:p>2499457</text:p>
          </table:table-cell>
          <table:table-cell office:value-type="string" calcext:value-type="string">
            <text:p>non_sexist</text:p>
          </table:table-cell>
          <table:table-cell office:value-type="string" calcext:value-type="string">
            <text:p>Шутка про временные трудности</text:p>
          </table:table-cell>
        </table:table-row>
        <table:table-row table:style-name="ro1">
          <table:table-cell office:value-type="float" office:value="2499451" calcext:value-type="float">
            <text:p>2499451</text:p>
          </table:table-cell>
          <table:table-cell office:value-type="float" office:value="2499467" calcext:value-type="float">
            <text:p>2499467</text:p>
          </table:table-cell>
          <table:table-cell office:value-type="string" calcext:value-type="string">
            <text:p>non_sexist</text:p>
          </table:table-cell>
          <table:table-cell office:value-type="string" calcext:value-type="string">
            <text:p>Благодаря таким конторам такие девки как главацких с 7 леткой получают бумажки о высшем образовании, а потом руководят страной.</text:p>
          </table:table-cell>
        </table:table-row>
        <table:table-row table:style-name="ro1">
          <table:table-cell office:value-type="float" office:value="2499451" calcext:value-type="float">
            <text:p>2499451</text:p>
          </table:table-cell>
          <table:table-cell office:value-type="float" office:value="2499510" calcext:value-type="float">
            <text:p>2499510</text:p>
          </table:table-cell>
          <table:table-cell office:value-type="string" calcext:value-type="string">
            <text:p>non_sexist</text:p>
          </table:table-cell>
          <table:table-cell office:value-type="string" calcext:value-type="string">
            <text:p>Синергия - днище! Реальная секта. Стригут деньги, образования не дают. Знаю лично троих людей, которые более трёх лет <text:s/>через суд <text:s/>не могут вернуть свои деньги. Никогда не соглашайтесь на их сладкие обещания!</text:p>
          </table:table-cell>
        </table:table-row>
        <table:table-row table:style-name="ro1">
          <table:table-cell office:value-type="float" office:value="2499451" calcext:value-type="float">
            <text:p>2499451</text:p>
          </table:table-cell>
          <table:table-cell office:value-type="float" office:value="2499512" calcext:value-type="float">
            <text:p>2499512</text:p>
          </table:table-cell>
          <table:table-cell office:value-type="string" calcext:value-type="string">
            <text:p>non_sexist</text:p>
          </table:table-cell>
          <table:table-cell office:value-type="string" calcext:value-type="string">
            <text:p>очевидный маркетинговый ход. на манер провокаций у бургер кинга</text:p>
          </table:table-cell>
        </table:table-row>
        <table:table-row table:style-name="ro1">
          <table:table-cell office:value-type="float" office:value="2499451" calcext:value-type="float">
            <text:p>2499451</text:p>
          </table:table-cell>
          <table:table-cell office:value-type="float" office:value="2499548" calcext:value-type="float">
            <text:p>2499548</text:p>
          </table:table-cell>
          <table:table-cell office:value-type="string" calcext:value-type="string">
            <text:p>non_sexist</text:p>
          </table:table-cell>
          <table:table-cell office:value-type="string" calcext:value-type="string">
            <text:p>Фотки близняшек то киньте!</text:p>
          </table:table-cell>
        </table:table-row>
        <table:table-row table:style-name="ro1">
          <table:table-cell office:value-type="float" office:value="2499451" calcext:value-type="float">
            <text:p>2499451</text:p>
          </table:table-cell>
          <table:table-cell office:value-type="float" office:value="2499551" calcext:value-type="float">
            <text:p>2499551</text:p>
          </table:table-cell>
          <table:table-cell office:value-type="string" calcext:value-type="string">
            <text:p>non_sexist</text:p>
          </table:table-cell>
          <table:table-cell office:value-type="string" calcext:value-type="string">
            <text:p>Про Колпакова шутки были?</text:p>
          </table:table-cell>
        </table:table-row>
        <table:table-row table:style-name="ro1">
          <table:table-cell office:value-type="float" office:value="2499451" calcext:value-type="float">
            <text:p>2499451</text:p>
          </table:table-cell>
          <table:table-cell office:value-type="float" office:value="2499566" calcext:value-type="float">
            <text:p>2499566</text:p>
          </table:table-cell>
          <table:table-cell office:value-type="string" calcext:value-type="string">
            <text:p>non_sexist</text:p>
          </table:table-cell>
          <table:table-cell office:value-type="string" calcext:value-type="string">
            <text:p>Хороший универ и конкурсы интересные.</text:p>
          </table:table-cell>
        </table:table-row>
        <table:table-row table:style-name="ro1">
          <table:table-cell office:value-type="float" office:value="2499451" calcext:value-type="float">
            <text:p>2499451</text:p>
          </table:table-cell>
          <table:table-cell office:value-type="float" office:value="2499948" calcext:value-type="float">
            <text:p>2499948</text:p>
          </table:table-cell>
          <table:table-cell office:value-type="string" calcext:value-type="string">
            <text:p>sexist</text:p>
          </table:table-cell>
          <table:table-cell office:value-type="string" calcext:value-type="string">
            <text:p>тухлодырки сами себя объективизируют</text:p>
          </table:table-cell>
        </table:table-row>
        <table:table-row table:style-name="ro1">
          <table:table-cell office:value-type="float" office:value="2499451" calcext:value-type="float">
            <text:p>2499451</text:p>
          </table:table-cell>
          <table:table-cell office:value-type="float" office:value="2500079" calcext:value-type="float">
            <text:p>2500079</text:p>
          </table:table-cell>
          <table:table-cell office:value-type="string" calcext:value-type="string">
            <text:p>non_sexist</text:p>
          </table:table-cell>
          <table:table-cell office:value-type="string" calcext:value-type="string">
            <text:p>Студент университета "Синергия"едет на колок))</text:p>
          </table:table-cell>
        </table:table-row>
        <table:table-row table:style-name="ro1">
          <table:table-cell office:value-type="float" office:value="2499451" calcext:value-type="float">
            <text:p>2499451</text:p>
          </table:table-cell>
          <table:table-cell office:value-type="float" office:value="2500274" calcext:value-type="float">
            <text:p>2500274</text:p>
          </table:table-cell>
          <table:table-cell office:value-type="string" calcext:value-type="string">
            <text:p>non_sexist</text:p>
          </table:table-cell>
          <table:table-cell office:value-type="string" calcext:value-type="string">
            <text:p>Это как конкурс в больничке, где за 2-ое место - стакан бутирата</text:p>
          </table:table-cell>
        </table:table-row>
        <table:table-row table:style-name="ro1">
          <table:table-cell office:value-type="float" office:value="2492311" calcext:value-type="float">
            <text:p>2492311</text:p>
          </table:table-cell>
          <table:table-cell office:value-type="float" office:value="2492313" calcext:value-type="float">
            <text:p>2492313</text:p>
          </table:table-cell>
          <table:table-cell office:value-type="string" calcext:value-type="string">
            <text:p>non_sexist</text:p>
          </table:table-cell>
          <table:table-cell office:value-type="string" calcext:value-type="string">
            <text:p>Несмешной клоун</text:p>
          </table:table-cell>
        </table:table-row>
        <table:table-row table:style-name="ro1">
          <table:table-cell office:value-type="float" office:value="2492311" calcext:value-type="float">
            <text:p>2492311</text:p>
          </table:table-cell>
          <table:table-cell office:value-type="float" office:value="2492314" calcext:value-type="float">
            <text:p>2492314</text:p>
          </table:table-cell>
          <table:table-cell office:value-type="string" calcext:value-type="string">
            <text:p>non_sexist</text:p>
          </table:table-cell>
          <table:table-cell office:value-type="string" calcext:value-type="string">
            <text:p>Кто такой некто Гудков?</text:p>
          </table:table-cell>
        </table:table-row>
        <table:table-row table:style-name="ro1">
          <table:table-cell office:value-type="float" office:value="2492311" calcext:value-type="float">
            <text:p>2492311</text:p>
          </table:table-cell>
          <table:table-cell office:value-type="float" office:value="2492337" calcext:value-type="float">
            <text:p>2492337</text:p>
          </table:table-cell>
          <table:table-cell office:value-type="string" calcext:value-type="string">
            <text:p>non_sexist</text:p>
          </table:table-cell>
          <table:table-cell office:value-type="string" calcext:value-type="string">
            <text:p>Пощадите с этим-вашим главным российским комиком. Даже упавшая швабра, приставленная к стене вызывает больший эмоциональный отклик чем перлы нео-КВНщиков.</text:p>
          </table:table-cell>
        </table:table-row>
        <table:table-row table:style-name="ro1">
          <table:table-cell office:value-type="float" office:value="2492311" calcext:value-type="float">
            <text:p>2492311</text:p>
          </table:table-cell>
          <table:table-cell office:value-type="float" office:value="2492339" calcext:value-type="float">
            <text:p>2492339</text:p>
          </table:table-cell>
          <table:table-cell office:value-type="string" calcext:value-type="string">
            <text:p>non_sexist</text:p>
          </table:table-cell>
          <table:table-cell office:value-type="string" calcext:value-type="string">
            <text:p>Главный российский гoмик.</text:p>
          </table:table-cell>
        </table:table-row>
        <table:table-row table:style-name="ro1">
          <table:table-cell office:value-type="float" office:value="2492311" calcext:value-type="float">
            <text:p>2492311</text:p>
          </table:table-cell>
          <table:table-cell office:value-type="float" office:value="2492341" calcext:value-type="float">
            <text:p>2492341</text:p>
          </table:table-cell>
          <table:table-cell office:value-type="string" calcext:value-type="string">
            <text:p>non_sexist</text:p>
          </table:table-cell>
          <table:table-cell office:value-type="string" calcext:value-type="string">
            <text:p>один раз побывал у Дудя - и уже главный российский комик?</text:p>
          </table:table-cell>
        </table:table-row>
        <table:table-row table:style-name="ro2">
          <table:table-cell office:value-type="float" office:value="2492311" calcext:value-type="float">
            <text:p>2492311</text:p>
          </table:table-cell>
          <table:table-cell office:value-type="float" office:value="2492342" calcext:value-type="float">
            <text:p>2492342</text:p>
          </table:table-cell>
          <table:table-cell office:value-type="string" calcext:value-type="string">
            <text:p>non_sexist</text:p>
          </table:table-cell>
          <table:table-cell office:value-type="string" calcext:value-type="string">
            <text:p>"Про кадырова лучше не шутить. Можно умереть в нищете" (с)</text:p>
            <text:p>Т.е. для 22 млн россиян ничего не изменится</text:p>
          </table:table-cell>
        </table:table-row>
        <table:table-row table:style-name="ro1">
          <table:table-cell office:value-type="float" office:value="2492311" calcext:value-type="float">
            <text:p>2492311</text:p>
          </table:table-cell>
          <table:table-cell office:value-type="float" office:value="2492343" calcext:value-type="float">
            <text:p>2492343</text:p>
          </table:table-cell>
          <table:table-cell office:value-type="string" calcext:value-type="string">
            <text:p>non_sexist</text:p>
          </table:table-cell>
          <table:table-cell office:value-type="string" calcext:value-type="string">
            <text:p>"Гудков стал автором всего самого смешного и успешного, что есть в российском юморе." МЕДУЗА, ТЫ СЕРЬЁЗНО???</text:p>
          </table:table-cell>
        </table:table-row>
        <table:table-row table:style-name="ro1">
          <table:table-cell office:value-type="float" office:value="2492311" calcext:value-type="float">
            <text:p>2492311</text:p>
          </table:table-cell>
          <table:table-cell office:value-type="float" office:value="2492347" calcext:value-type="float">
            <text:p>2492347</text:p>
          </table:table-cell>
          <table:table-cell office:value-type="string" calcext:value-type="string">
            <text:p>non_sexist</text:p>
          </table:table-cell>
          <table:table-cell office:value-type="string" calcext:value-type="string">
            <text:p>Я не знаю как его оценивать. Максимум, что я видел - это во второстепенных ролях или на подпевке. Как мартышка с правого плеча Урганта может быть главным комиком страны? Вопрос риторический. Настолько толсто, что доверие к медузе падает из раза в раз. К тому же статья уже была, случилось дежавю.</text:p>
          </table:table-cell>
        </table:table-row>
        <table:table-row table:style-name="ro1">
          <table:table-cell office:value-type="float" office:value="2492311" calcext:value-type="float">
            <text:p>2492311</text:p>
          </table:table-cell>
          <table:table-cell office:value-type="float" office:value="2492348" calcext:value-type="float">
            <text:p>2492348</text:p>
          </table:table-cell>
          <table:table-cell office:value-type="string" calcext:value-type="string">
            <text:p>non_sexist</text:p>
          </table:table-cell>
          <table:table-cell office:value-type="string" calcext:value-type="string">
            <text:p>главный кто ?🤨</text:p>
          </table:table-cell>
        </table:table-row>
        <table:table-row table:style-name="ro1">
          <table:table-cell office:value-type="float" office:value="2492311" calcext:value-type="float">
            <text:p>2492311</text:p>
          </table:table-cell>
          <table:table-cell office:value-type="float" office:value="2492349" calcext:value-type="float">
            <text:p>2492349</text:p>
          </table:table-cell>
          <table:table-cell office:value-type="string" calcext:value-type="string">
            <text:p>non_sexist</text:p>
          </table:table-cell>
          <table:table-cell office:value-type="string" calcext:value-type="string">
            <text:p>Похвалил медузу и сразу стал ГЛАВНЫМ российским комиком 😑</text:p>
          </table:table-cell>
        </table:table-row>
        <table:table-row table:style-name="ro1">
          <table:table-cell office:value-type="float" office:value="2492311" calcext:value-type="float">
            <text:p>2492311</text:p>
          </table:table-cell>
          <table:table-cell office:value-type="float" office:value="2492353" calcext:value-type="float">
            <text:p>2492353</text:p>
          </table:table-cell>
          <table:table-cell office:value-type="string" calcext:value-type="string">
            <text:p>non_sexist</text:p>
          </table:table-cell>
          <table:table-cell office:value-type="string" calcext:value-type="string">
            <text:p>Напоминаю...</text:p>
          </table:table-cell>
        </table:table-row>
        <table:table-row table:style-name="ro1">
          <table:table-cell office:value-type="float" office:value="2492311" calcext:value-type="float">
            <text:p>2492311</text:p>
          </table:table-cell>
          <table:table-cell office:value-type="float" office:value="2492356" calcext:value-type="float">
            <text:p>2492356</text:p>
          </table:table-cell>
          <table:table-cell office:value-type="string" calcext:value-type="string">
            <text:p>non_sexist</text:p>
          </table:table-cell>
          <table:table-cell office:value-type="string" calcext:value-type="string">
            <text:p>Главный российский комик по чьему мнению?</text:p>
          </table:table-cell>
        </table:table-row>
        <table:table-row table:style-name="ro3">
          <table:table-cell office:value-type="float" office:value="2492311" calcext:value-type="float">
            <text:p>2492311</text:p>
          </table:table-cell>
          <table:table-cell office:value-type="float" office:value="2492370" calcext:value-type="float">
            <text:p>2492370</text:p>
          </table:table-cell>
          <table:table-cell office:value-type="string" calcext:value-type="string">
            <text:p>non_sexist</text:p>
          </table:table-cell>
          <table:table-cell office:value-type="string" calcext:value-type="string">
            <text:p>"главный российский комик"? </text:p>
            <text:p>Че, серьезно прям?</text:p>
            <text:p>Я еще под стол ходил в то время, когда батя переключал телек пассатижами, чтобы поугарать над Петросяном. Это было в начале 90-ых</text:p>
          </table:table-cell>
        </table:table-row>
        <table:table-row table:style-name="ro2">
          <table:table-cell office:value-type="float" office:value="2492311" calcext:value-type="float">
            <text:p>2492311</text:p>
          </table:table-cell>
          <table:table-cell office:value-type="float" office:value="2492376" calcext:value-type="float">
            <text:p>2492376</text:p>
          </table:table-cell>
          <table:table-cell office:value-type="string" calcext:value-type="string">
            <text:p>non_sexist</text:p>
          </table:table-cell>
          <table:table-cell office:value-type="string" calcext:value-type="string">
            <text:p>Главный</text:p>
            <text:p>Смешно</text:p>
          </table:table-cell>
        </table:table-row>
        <table:table-row table:style-name="ro3">
          <table:table-cell office:value-type="float" office:value="2492311" calcext:value-type="float">
            <text:p>2492311</text:p>
          </table:table-cell>
          <table:table-cell office:value-type="float" office:value="2492378" calcext:value-type="float">
            <text:p>2492378</text:p>
          </table:table-cell>
          <table:table-cell office:value-type="string" calcext:value-type="string">
            <text:p>non_sexist</text:p>
          </table:table-cell>
          <table:table-cell office:value-type="string" calcext:value-type="string">
            <text:p>Вот дегроды!..</text:p>
            <text:p>"Кто такоой!..", "Не смешной..."</text:p>
            <text:p>Почти половина комедийно-развлекательного контента, как для ТВ, так и ЮТУБ каналов, над которым ТЫ порой подржакиваешь, создаётся в соавторстве, или целиком - Гудковым</text:p>
          </table:table-cell>
        </table:table-row>
        <table:table-row table:style-name="ro1">
          <table:table-cell office:value-type="float" office:value="2492311" calcext:value-type="float">
            <text:p>2492311</text:p>
          </table:table-cell>
          <table:table-cell office:value-type="float" office:value="2492379" calcext:value-type="float">
            <text:p>2492379</text:p>
          </table:table-cell>
          <table:table-cell office:value-type="string" calcext:value-type="string">
            <text:p>non_sexist</text:p>
          </table:table-cell>
          <table:table-cell office:value-type="string" calcext:value-type="string">
            <text:p>Кому интересно мнение двух пидорасов</text:p>
          </table:table-cell>
        </table:table-row>
        <table:table-row table:style-name="ro1">
          <table:table-cell office:value-type="float" office:value="2492311" calcext:value-type="float">
            <text:p>2492311</text:p>
          </table:table-cell>
          <table:table-cell office:value-type="float" office:value="2492381" calcext:value-type="float">
            <text:p>2492381</text:p>
          </table:table-cell>
          <table:table-cell office:value-type="string" calcext:value-type="string">
            <text:p>non_sexist</text:p>
          </table:table-cell>
          <table:table-cell office:value-type="string" calcext:value-type="string">
            <text:p>А давно вот это стало главным комиком рф?</text:p>
          </table:table-cell>
        </table:table-row>
        <table:table-row table:style-name="ro1">
          <table:table-cell office:value-type="float" office:value="2492311" calcext:value-type="float">
            <text:p>2492311</text:p>
          </table:table-cell>
          <table:table-cell office:value-type="float" office:value="2492384" calcext:value-type="float">
            <text:p>2492384</text:p>
          </table:table-cell>
          <table:table-cell office:value-type="string" calcext:value-type="string">
            <text:p>non_sexist</text:p>
          </table:table-cell>
          <table:table-cell office:value-type="string" calcext:value-type="string">
            <text:p>Медуза это не топ,медуза вообще так себе паблик,топ это я,я подписан на десятки новостных и информационных групп,на самом деле медуща слабая и пропагандистская,мы любим свободу,медуза не то</text:p>
          </table:table-cell>
        </table:table-row>
        <table:table-row table:style-name="ro2">
          <table:table-cell office:value-type="float" office:value="2492311" calcext:value-type="float">
            <text:p>2492311</text:p>
          </table:table-cell>
          <table:table-cell office:value-type="float" office:value="2492413" calcext:value-type="float">
            <text:p>2492413</text:p>
          </table:table-cell>
          <table:table-cell office:value-type="string" calcext:value-type="string">
            <text:p>non_sexist</text:p>
          </table:table-cell>
          <table:table-cell office:value-type="string" calcext:value-type="string">
            <text:p>Ну не могли же на Медузе написать, что взяли интервью просто у чувака, который пытается заработать шутками на жизнь) кликать не будут...</text:p>
            <text:p>Но это не значит, что медуза зашквар. У них много годноты. Но тут переборщили, конечно.</text:p>
          </table:table-cell>
        </table:table-row>
        <table:table-row table:style-name="ro3">
          <table:table-cell office:value-type="float" office:value="2492311" calcext:value-type="float">
            <text:p>2492311</text:p>
          </table:table-cell>
          <table:table-cell office:value-type="float" office:value="2492556" calcext:value-type="float">
            <text:p>2492556</text:p>
          </table:table-cell>
          <table:table-cell office:value-type="string" calcext:value-type="string">
            <text:p>non_sexist</text:p>
          </table:table-cell>
          <table:table-cell office:value-type="string" calcext:value-type="string">
            <text:p>Гудков, может, впервые в жизни проплатил интеграцию, которая, прямо скажем, не предполагает действий с его анусаем.</text:p>
            <text:p/>
            <text:p>Между прочим, этот хороший и, в общем, симпатичный чувак-чувак пишет часто милые шутки для Вечернего Урганта.</text:p>
          </table:table-cell>
        </table:table-row>
        <table:table-row table:style-name="ro1">
          <table:table-cell office:value-type="float" office:value="2492311" calcext:value-type="float">
            <text:p>2492311</text:p>
          </table:table-cell>
          <table:table-cell office:value-type="float" office:value="2492559" calcext:value-type="float">
            <text:p>2492559</text:p>
          </table:table-cell>
          <table:table-cell office:value-type="string" calcext:value-type="string">
            <text:p>non_sexist</text:p>
          </table:table-cell>
          <table:table-cell office:value-type="string" calcext:value-type="string">
            <text:p>Главный российский комик это Хован.</text:p>
          </table:table-cell>
        </table:table-row>
        <table:table-row table:style-name="ro1">
          <table:table-cell office:value-type="float" office:value="2492311" calcext:value-type="float">
            <text:p>2492311</text:p>
          </table:table-cell>
          <table:table-cell office:value-type="float" office:value="2492576" calcext:value-type="float">
            <text:p>2492576</text:p>
          </table:table-cell>
          <table:table-cell office:value-type="string" calcext:value-type="string">
            <text:p>non_sexist</text:p>
          </table:table-cell>
          <table:table-cell office:value-type="string" calcext:value-type="string">
            <text:p>Медуза, конечно, годный статейник, <text:s/>но аудитория, как и у лентачей, это конечно упоротый биомусор, у которых политота головного мозга</text:p>
          </table:table-cell>
        </table:table-row>
        <table:table-row table:style-name="ro1">
          <table:table-cell office:value-type="float" office:value="2492311" calcext:value-type="float">
            <text:p>2492311</text:p>
          </table:table-cell>
          <table:table-cell office:value-type="float" office:value="2492713" calcext:value-type="float">
            <text:p>2492713</text:p>
          </table:table-cell>
          <table:table-cell office:value-type="string" calcext:value-type="string">
            <text:p>non_sexist</text:p>
          </table:table-cell>
          <table:table-cell office:value-type="string" calcext:value-type="string">
            <text:p>этот товарищ решил добавить немного публичности? интервью с ним потоком идут</text:p>
          </table:table-cell>
        </table:table-row>
        <table:table-row table:style-name="ro1">
          <table:table-cell office:value-type="float" office:value="2492311" calcext:value-type="float">
            <text:p>2492311</text:p>
          </table:table-cell>
          <table:table-cell office:value-type="float" office:value="2492805" calcext:value-type="float">
            <text:p>2492805</text:p>
          </table:table-cell>
          <table:table-cell office:value-type="string" calcext:value-type="string">
            <text:p>non_sexist</text:p>
          </table:table-cell>
          <table:table-cell office:value-type="string" calcext:value-type="string">
            <text:p>Неизвестный российский комик</text:p>
          </table:table-cell>
        </table:table-row>
        <table:table-row table:style-name="ro6">
          <table:table-cell office:value-type="float" office:value="2492311" calcext:value-type="float">
            <text:p>2492311</text:p>
          </table:table-cell>
          <table:table-cell office:value-type="float" office:value="2492818" calcext:value-type="float">
            <text:p>2492818</text:p>
          </table:table-cell>
          <table:table-cell office:value-type="string" calcext:value-type="string">
            <text:p>non_sexist</text:p>
          </table:table-cell>
          <table:table-cell office:value-type="string" calcext:value-type="string">
            <text:p>ахаха</text:p>
            <text:p>параллели</text:p>
            <text:p>когда не смотришь зомбоящик и точно не читаешь яндекс новостей, долго не можешь вспомнить "а кто это?"</text:p>
            <text:p>а расскажите ему, что субсидий 1канал просит на 46лярдов. развейте его розовые облака, что "вся страна" это лишь в его фантазиях, а рейтинги чаще смотреть нужно. </text:p>
            <text:p>забавный он. насмешил.</text:p>
          </table:table-cell>
        </table:table-row>
        <table:table-row table:style-name="ro1">
          <table:table-cell office:value-type="float" office:value="2492311" calcext:value-type="float">
            <text:p>2492311</text:p>
          </table:table-cell>
          <table:table-cell office:value-type="float" office:value="2492855" calcext:value-type="float">
            <text:p>2492855</text:p>
          </table:table-cell>
          <table:table-cell office:value-type="string" calcext:value-type="string">
            <text:p>non_sexist</text:p>
          </table:table-cell>
          <table:table-cell office:value-type="string" calcext:value-type="string">
            <text:p>Блин, он крутой! Спасибо, с удовольствием прочитала весь текст. Люблю его еще со времен Федора Двинятина. Он внес в КВН абсурдный юмор и это было круто</text:p>
          </table:table-cell>
        </table:table-row>
        <table:table-row table:style-name="ro1">
          <table:table-cell office:value-type="float" office:value="2492311" calcext:value-type="float">
            <text:p>2492311</text:p>
          </table:table-cell>
          <table:table-cell office:value-type="float" office:value="2492870" calcext:value-type="float">
            <text:p>2492870</text:p>
          </table:table-cell>
          <table:table-cell office:value-type="string" calcext:value-type="string">
            <text:p>non_sexist</text:p>
          </table:table-cell>
          <table:table-cell office:value-type="string" calcext:value-type="string">
            <text:p>Уже тошнит от слова «сексизм».. Что за тренд пошёл по всему инету?!</text:p>
          </table:table-cell>
        </table:table-row>
        <table:table-row table:style-name="ro1">
          <table:table-cell office:value-type="float" office:value="2492311" calcext:value-type="float">
            <text:p>2492311</text:p>
          </table:table-cell>
          <table:table-cell office:value-type="float" office:value="2493257" calcext:value-type="float">
            <text:p>2493257</text:p>
          </table:table-cell>
          <table:table-cell office:value-type="string" calcext:value-type="string">
            <text:p>non_sexist</text:p>
          </table:table-cell>
          <table:table-cell office:value-type="string" calcext:value-type="string">
            <text:p>Каких еще обычных людей. Еще лет 15 и не станет обычнфых людей, которые хавают чо дают в ящике</text:p>
          </table:table-cell>
        </table:table-row>
        <table:table-row table:style-name="ro1">
          <table:table-cell office:value-type="float" office:value="2492311" calcext:value-type="float">
            <text:p>2492311</text:p>
          </table:table-cell>
          <table:table-cell office:value-type="float" office:value="2493296" calcext:value-type="float">
            <text:p>2493296</text:p>
          </table:table-cell>
          <table:table-cell office:value-type="string" calcext:value-type="string">
            <text:p>non_sexist</text:p>
          </table:table-cell>
          <table:table-cell office:value-type="string" calcext:value-type="string">
            <text:p>"Главный комик". Как все не грустно то в россии :(</text:p>
          </table:table-cell>
        </table:table-row>
        <table:table-row table:style-name="ro1">
          <table:table-cell office:value-type="float" office:value="2483984" calcext:value-type="float">
            <text:p>2483984</text:p>
          </table:table-cell>
          <table:table-cell office:value-type="float" office:value="2483985" calcext:value-type="float">
            <text:p>2483985</text:p>
          </table:table-cell>
          <table:table-cell office:value-type="string" calcext:value-type="string">
            <text:p>non_sexist</text:p>
          </table:table-cell>
          <table:table-cell office:value-type="string" calcext:value-type="string">
            <text:p>У вас в слове "комик" ошибка</text:p>
          </table:table-cell>
        </table:table-row>
        <table:table-row table:style-name="ro1">
          <table:table-cell office:value-type="float" office:value="2483984" calcext:value-type="float">
            <text:p>2483984</text:p>
          </table:table-cell>
          <table:table-cell office:value-type="float" office:value="2483987" calcext:value-type="float">
            <text:p>2483987</text:p>
          </table:table-cell>
          <table:table-cell office:value-type="string" calcext:value-type="string">
            <text:p>non_sexist</text:p>
          </table:table-cell>
          <table:table-cell office:value-type="string" calcext:value-type="string">
            <text:p>А чёй-то он главный комик? Кто назначил? 😊</text:p>
          </table:table-cell>
        </table:table-row>
        <table:table-row table:style-name="ro1">
          <table:table-cell office:value-type="float" office:value="2483984" calcext:value-type="float">
            <text:p>2483984</text:p>
          </table:table-cell>
          <table:table-cell office:value-type="float" office:value="2483988" calcext:value-type="float">
            <text:p>2483988</text:p>
          </table:table-cell>
          <table:table-cell office:value-type="string" calcext:value-type="string">
            <text:p>non_sexist</text:p>
          </table:table-cell>
          <table:table-cell office:value-type="string" calcext:value-type="string">
            <text:p>У вас в слове "Главный" ошибка</text:p>
          </table:table-cell>
        </table:table-row>
        <table:table-row table:style-name="ro1">
          <table:table-cell office:value-type="float" office:value="2483984" calcext:value-type="float">
            <text:p>2483984</text:p>
          </table:table-cell>
          <table:table-cell office:value-type="float" office:value="2483989" calcext:value-type="float">
            <text:p>2483989</text:p>
          </table:table-cell>
          <table:table-cell office:value-type="string" calcext:value-type="string">
            <text:p>non_sexist</text:p>
          </table:table-cell>
          <table:table-cell office:value-type="string" calcext:value-type="string">
            <text:p>Да, кто его главным комиком назначил?</text:p>
          </table:table-cell>
        </table:table-row>
        <table:table-row table:style-name="ro1">
          <table:table-cell office:value-type="float" office:value="2483984" calcext:value-type="float">
            <text:p>2483984</text:p>
          </table:table-cell>
          <table:table-cell office:value-type="float" office:value="2483990" calcext:value-type="float">
            <text:p>2483990</text:p>
          </table:table-cell>
          <table:table-cell office:value-type="string" calcext:value-type="string">
            <text:p>non_sexist</text:p>
          </table:table-cell>
          <table:table-cell office:value-type="string" calcext:value-type="string">
            <text:p>Если это главный - то RIP, российский юмор...</text:p>
          </table:table-cell>
        </table:table-row>
        <table:table-row table:style-name="ro1">
          <table:table-cell office:value-type="float" office:value="2483984" calcext:value-type="float">
            <text:p>2483984</text:p>
          </table:table-cell>
          <table:table-cell office:value-type="float" office:value="2483992" calcext:value-type="float">
            <text:p>2483992</text:p>
          </table:table-cell>
          <table:table-cell office:value-type="string" calcext:value-type="string">
            <text:p>non_sexist</text:p>
          </table:table-cell>
          <table:table-cell office:value-type="string" calcext:value-type="string">
            <text:p>Личный комик Вани Урганта. Но что ни говори, у них креативные пародии. И "Клевер".</text:p>
          </table:table-cell>
        </table:table-row>
        <table:table-row table:style-name="ro1">
          <table:table-cell office:value-type="float" office:value="2483984" calcext:value-type="float">
            <text:p>2483984</text:p>
          </table:table-cell>
          <table:table-cell office:value-type="float" office:value="2483996" calcext:value-type="float">
            <text:p>2483996</text:p>
          </table:table-cell>
          <table:table-cell office:value-type="string" calcext:value-type="string">
            <text:p>non_sexist</text:p>
          </table:table-cell>
          <table:table-cell office:value-type="string" calcext:value-type="string">
            <text:p>Сколько раз Гудков заржал в самых неподходящих местах во время интервью?</text:p>
          </table:table-cell>
        </table:table-row>
        <table:table-row table:style-name="ro2">
          <table:table-cell office:value-type="float" office:value="2483984" calcext:value-type="float">
            <text:p>2483984</text:p>
          </table:table-cell>
          <table:table-cell office:value-type="float" office:value="2483998" calcext:value-type="float">
            <text:p>2483998</text:p>
          </table:table-cell>
          <table:table-cell office:value-type="string" calcext:value-type="string">
            <text:p>non_sexist</text:p>
          </table:table-cell>
          <table:table-cell office:value-type="string" calcext:value-type="string">
            <text:p>С каким пор тявкающая собачка Урганта стала комиком. Я уже не говорю про главного российского комика.</text:p>
            <text:p>Ну вы чего</text:p>
          </table:table-cell>
        </table:table-row>
        <table:table-row table:style-name="ro1">
          <table:table-cell office:value-type="float" office:value="2483984" calcext:value-type="float">
            <text:p>2483984</text:p>
          </table:table-cell>
          <table:table-cell office:value-type="float" office:value="2483999" calcext:value-type="float">
            <text:p>2483999</text:p>
          </table:table-cell>
          <table:table-cell office:value-type="string" calcext:value-type="string">
            <text:p>non_sexist</text:p>
          </table:table-cell>
          <table:table-cell office:value-type="string" calcext:value-type="string">
            <text:p>"главный"</text:p>
          </table:table-cell>
        </table:table-row>
        <table:table-row table:style-name="ro1">
          <table:table-cell office:value-type="float" office:value="2483984" calcext:value-type="float">
            <text:p>2483984</text:p>
          </table:table-cell>
          <table:table-cell office:value-type="float" office:value="2484000" calcext:value-type="float">
            <text:p>2484000</text:p>
          </table:table-cell>
          <table:table-cell office:value-type="string" calcext:value-type="string">
            <text:p>non_sexist</text:p>
          </table:table-cell>
          <table:table-cell office:value-type="string" calcext:value-type="string">
            <text:p>Главный Поперечный) медуза забыла написать , что это партнёрский материал .</text:p>
          </table:table-cell>
        </table:table-row>
        <table:table-row table:style-name="ro1">
          <table:table-cell office:value-type="float" office:value="2483984" calcext:value-type="float">
            <text:p>2483984</text:p>
          </table:table-cell>
          <table:table-cell office:value-type="float" office:value="2484001" calcext:value-type="float">
            <text:p>2484001</text:p>
          </table:table-cell>
          <table:table-cell office:value-type="string" calcext:value-type="string">
            <text:p>non_sexist</text:p>
          </table:table-cell>
          <table:table-cell office:value-type="string" calcext:value-type="string">
            <text:p>На днях, впервые за лет 5, посмотрел Вечернего Урганта и сразу бросился в глаза этот странноватый чувак, абсолютно не умеющий тонко шутить, но ржущий в любой рандомный момент. А оно воно как выходит...</text:p>
          </table:table-cell>
        </table:table-row>
        <table:table-row table:style-name="ro1">
          <table:table-cell office:value-type="float" office:value="2483984" calcext:value-type="float">
            <text:p>2483984</text:p>
          </table:table-cell>
          <table:table-cell office:value-type="float" office:value="2484002" calcext:value-type="float">
            <text:p>2484002</text:p>
          </table:table-cell>
          <table:table-cell office:value-type="string" calcext:value-type="string">
            <text:p>non_sexist</text:p>
          </table:table-cell>
          <table:table-cell office:value-type="string" calcext:value-type="string">
            <text:p>Если он главный комик, может хоть кто нибудь знает хоть одну его шутку?</text:p>
          </table:table-cell>
        </table:table-row>
        <table:table-row table:style-name="ro3">
          <table:table-cell office:value-type="float" office:value="2483984" calcext:value-type="float">
            <text:p>2483984</text:p>
          </table:table-cell>
          <table:table-cell office:value-type="float" office:value="2484003" calcext:value-type="float">
            <text:p>2484003</text:p>
          </table:table-cell>
          <table:table-cell office:value-type="string" calcext:value-type="string">
            <text:p>non_sexist</text:p>
          </table:table-cell>
          <table:table-cell office:value-type="string" calcext:value-type="string">
            <text:p>Абсолютно несмешно же и бездарно. Даже под категорию "посмеяться под пивко" вряд ли подходит. Где юмора нет, там его искать не надо.</text:p>
            <text:p>PS:</text:p>
            <text:p>Даже если сравнивать, то тот же Соболев одной пародией на Энди Кауфмана(в образе дяди Вити он был, я так понимаю, за тв не особо слежу) разъебывает его в крах. Кауфман - лучший комик всех времен и народов. Только он умел манипулировать публикой и выводить людей на эмоции, все были неравнодушны. Любили, ненавидели, но испытывали чувства. Кому интересна комедия и кто не знаком с персонажем советую к просмотру фильм "Человек на луне"(лучше в гугл написать еще Джим Керри) иначе гугл покормит вас говном.</text:p>
          </table:table-cell>
        </table:table-row>
        <table:table-row table:style-name="ro1">
          <table:table-cell office:value-type="float" office:value="2483984" calcext:value-type="float">
            <text:p>2483984</text:p>
          </table:table-cell>
          <table:table-cell office:value-type="float" office:value="2484004" calcext:value-type="float">
            <text:p>2484004</text:p>
          </table:table-cell>
          <table:table-cell office:value-type="string" calcext:value-type="string">
            <text:p>non_sexist</text:p>
          </table:table-cell>
          <table:table-cell office:value-type="string" calcext:value-type="string">
            <text:p>Почему он никак не сделает каминг-аут? Это реально помогло бы многим посмотреть по-другому на гей-сообщество и вновь поднять дискуссию, что очень даже неплохо.</text:p>
          </table:table-cell>
        </table:table-row>
        <table:table-row table:style-name="ro1">
          <table:table-cell office:value-type="float" office:value="2483984" calcext:value-type="float">
            <text:p>2483984</text:p>
          </table:table-cell>
          <table:table-cell office:value-type="float" office:value="2484005" calcext:value-type="float">
            <text:p>2484005</text:p>
          </table:table-cell>
          <table:table-cell office:value-type="string" calcext:value-type="string">
            <text:p>non_sexist</text:p>
          </table:table-cell>
          <table:table-cell office:value-type="string" calcext:value-type="string">
            <text:p>а когда он стал главным ру комиком? о_О</text:p>
          </table:table-cell>
        </table:table-row>
        <table:table-row table:style-name="ro1">
          <table:table-cell office:value-type="float" office:value="2483984" calcext:value-type="float">
            <text:p>2483984</text:p>
          </table:table-cell>
          <table:table-cell office:value-type="float" office:value="2484007" calcext:value-type="float">
            <text:p>2484007</text:p>
          </table:table-cell>
          <table:table-cell office:value-type="string" calcext:value-type="string">
            <text:p>non_sexist</text:p>
          </table:table-cell>
          <table:table-cell office:value-type="string" calcext:value-type="string">
            <text:p>Кто это вообще?</text:p>
          </table:table-cell>
        </table:table-row>
        <table:table-row table:style-name="ro1">
          <table:table-cell office:value-type="float" office:value="2483984" calcext:value-type="float">
            <text:p>2483984</text:p>
          </table:table-cell>
          <table:table-cell office:value-type="float" office:value="2484014" calcext:value-type="float">
            <text:p>2484014</text:p>
          </table:table-cell>
          <table:table-cell office:value-type="string" calcext:value-type="string">
            <text:p>non_sexist</text:p>
          </table:table-cell>
          <table:table-cell office:value-type="string" calcext:value-type="string">
            <text:p>А про нигеров можно шутить или нет? А про толстых лесбо-феминисток? А про женщину и кухню?</text:p>
          </table:table-cell>
        </table:table-row>
        <table:table-row table:style-name="ro1">
          <table:table-cell office:value-type="float" office:value="2483984" calcext:value-type="float">
            <text:p>2483984</text:p>
          </table:table-cell>
          <table:table-cell office:value-type="float" office:value="2484021" calcext:value-type="float">
            <text:p>2484021</text:p>
          </table:table-cell>
          <table:table-cell office:value-type="string" calcext:value-type="string">
            <text:p>non_sexist</text:p>
          </table:table-cell>
          <table:table-cell office:value-type="string" calcext:value-type="string">
            <text:p>кто это, лол</text:p>
          </table:table-cell>
        </table:table-row>
        <table:table-row table:style-name="ro2">
          <table:table-cell office:value-type="float" office:value="2483984" calcext:value-type="float">
            <text:p>2483984</text:p>
          </table:table-cell>
          <table:table-cell office:value-type="float" office:value="2484022" calcext:value-type="float">
            <text:p>2484022</text:p>
          </table:table-cell>
          <table:table-cell office:value-type="string" calcext:value-type="string">
            <text:p>non_sexist</text:p>
          </table:table-cell>
          <table:table-cell office:value-type="string" calcext:value-type="string">
            <text:p>Главный. Российский. Комик. </text:p>
            <text:p>Кто назначил на столь великий пост, петрасян?</text:p>
          </table:table-cell>
        </table:table-row>
        <table:table-row table:style-name="ro1">
          <table:table-cell office:value-type="float" office:value="2483984" calcext:value-type="float">
            <text:p>2483984</text:p>
          </table:table-cell>
          <table:table-cell office:value-type="float" office:value="2484024" calcext:value-type="float">
            <text:p>2484024</text:p>
          </table:table-cell>
          <table:table-cell office:value-type="string" calcext:value-type="string">
            <text:p>non_sexist</text:p>
          </table:table-cell>
          <table:table-cell office:value-type="string" calcext:value-type="string">
            <text:p>ну как же без темы про украину то!</text:p>
          </table:table-cell>
        </table:table-row>
        <table:table-row table:style-name="ro1">
          <table:table-cell office:value-type="float" office:value="2483984" calcext:value-type="float">
            <text:p>2483984</text:p>
          </table:table-cell>
          <table:table-cell office:value-type="float" office:value="2484025" calcext:value-type="float">
            <text:p>2484025</text:p>
          </table:table-cell>
          <table:table-cell office:value-type="string" calcext:value-type="string">
            <text:p>non_sexist</text:p>
          </table:table-cell>
          <table:table-cell office:value-type="string" calcext:value-type="string">
            <text:p>Поправка: «Главный российский клоун»</text:p>
          </table:table-cell>
        </table:table-row>
        <table:table-row table:style-name="ro1">
          <table:table-cell office:value-type="float" office:value="2483984" calcext:value-type="float">
            <text:p>2483984</text:p>
          </table:table-cell>
          <table:table-cell office:value-type="float" office:value="2484027" calcext:value-type="float">
            <text:p>2484027</text:p>
          </table:table-cell>
          <table:table-cell office:value-type="string" calcext:value-type="string">
            <text:p>non_sexist</text:p>
          </table:table-cell>
          <table:table-cell office:value-type="string" calcext:value-type="string">
            <text:p>Православный гей, <text:s/>хм интересно</text:p>
          </table:table-cell>
        </table:table-row>
        <table:table-row table:style-name="ro1">
          <table:table-cell office:value-type="float" office:value="2483984" calcext:value-type="float">
            <text:p>2483984</text:p>
          </table:table-cell>
          <table:table-cell office:value-type="float" office:value="2484028" calcext:value-type="float">
            <text:p>2484028</text:p>
          </table:table-cell>
          <table:table-cell office:value-type="string" calcext:value-type="string">
            <text:p>non_sexist</text:p>
          </table:table-cell>
          <table:table-cell office:value-type="string" calcext:value-type="string">
            <text:p>Испанский стыд.</text:p>
          </table:table-cell>
        </table:table-row>
        <table:table-row table:style-name="ro1">
          <table:table-cell office:value-type="float" office:value="2483984" calcext:value-type="float">
            <text:p>2483984</text:p>
          </table:table-cell>
          <table:table-cell office:value-type="float" office:value="2484031" calcext:value-type="float">
            <text:p>2484031</text:p>
          </table:table-cell>
          <table:table-cell office:value-type="string" calcext:value-type="string">
            <text:p>non_sexist</text:p>
          </table:table-cell>
          <table:table-cell office:value-type="string" calcext:value-type="string">
            <text:p>Зачем делать интервью, что бы дословно задать все те же вопросы, какие были у дудя?</text:p>
          </table:table-cell>
        </table:table-row>
        <table:table-row table:style-name="ro1">
          <table:table-cell office:value-type="float" office:value="2483984" calcext:value-type="float">
            <text:p>2483984</text:p>
          </table:table-cell>
          <table:table-cell office:value-type="float" office:value="2484055" calcext:value-type="float">
            <text:p>2484055</text:p>
          </table:table-cell>
          <table:table-cell office:value-type="string" calcext:value-type="string">
            <text:p>non_sexist</text:p>
          </table:table-cell>
          <table:table-cell office:value-type="string" calcext:value-type="string">
            <text:p>Медузонька, харассмент, а не харрасмент. Ну что ж вы так факапите. После истории с главредом-то.</text:p>
          </table:table-cell>
        </table:table-row>
        <table:table-row table:style-name="ro1">
          <table:table-cell office:value-type="float" office:value="2483984" calcext:value-type="float">
            <text:p>2483984</text:p>
          </table:table-cell>
          <table:table-cell office:value-type="float" office:value="2484060" calcext:value-type="float">
            <text:p>2484060</text:p>
          </table:table-cell>
          <table:table-cell office:value-type="string" calcext:value-type="string">
            <text:p>non_sexist</text:p>
          </table:table-cell>
          <table:table-cell office:value-type="string" calcext:value-type="string">
            <text:p>Это кто?</text:p>
          </table:table-cell>
        </table:table-row>
        <table:table-row table:style-name="ro1">
          <table:table-cell office:value-type="float" office:value="2483984" calcext:value-type="float">
            <text:p>2483984</text:p>
          </table:table-cell>
          <table:table-cell office:value-type="float" office:value="2484068" calcext:value-type="float">
            <text:p>2484068</text:p>
          </table:table-cell>
          <table:table-cell office:value-type="string" calcext:value-type="string">
            <text:p>non_sexist</text:p>
          </table:table-cell>
          <table:table-cell office:value-type="string" calcext:value-type="string">
            <text:p>Впервые о таком слышу.</text:p>
          </table:table-cell>
        </table:table-row>
        <table:table-row table:style-name="ro1">
          <table:table-cell office:value-type="float" office:value="2483984" calcext:value-type="float">
            <text:p>2483984</text:p>
          </table:table-cell>
          <table:table-cell office:value-type="float" office:value="2484073" calcext:value-type="float">
            <text:p>2484073</text:p>
          </table:table-cell>
          <table:table-cell office:value-type="string" calcext:value-type="string">
            <text:p>non_sexist</text:p>
          </table:table-cell>
          <table:table-cell office:value-type="string" calcext:value-type="string">
            <text:p>Нравится мне этот придурошный)</text:p>
          </table:table-cell>
        </table:table-row>
        <table:table-row table:style-name="ro1">
          <table:table-cell office:value-type="float" office:value="2483984" calcext:value-type="float">
            <text:p>2483984</text:p>
          </table:table-cell>
          <table:table-cell office:value-type="float" office:value="2484111" calcext:value-type="float">
            <text:p>2484111</text:p>
          </table:table-cell>
          <table:table-cell office:value-type="string" calcext:value-type="string">
            <text:p>non_sexist</text:p>
          </table:table-cell>
          <table:table-cell office:value-type="string" calcext:value-type="string">
            <text:p>Антисемитизм в крови лишь у тупых подонков, которых на арканаре конечно большинство. И этот шутник в их числе.</text:p>
          </table:table-cell>
        </table:table-row>
        <table:table-row table:style-name="ro1">
          <table:table-cell office:value-type="float" office:value="2483984" calcext:value-type="float">
            <text:p>2483984</text:p>
          </table:table-cell>
          <table:table-cell office:value-type="float" office:value="2484112" calcext:value-type="float">
            <text:p>2484112</text:p>
          </table:table-cell>
          <table:table-cell office:value-type="string" calcext:value-type="string">
            <text:p>non_sexist</text:p>
          </table:table-cell>
          <table:table-cell office:value-type="string" calcext:value-type="string">
            <text:p>Так Медведев и тут второй????</text:p>
          </table:table-cell>
        </table:table-row>
        <table:table-row table:style-name="ro1">
          <table:table-cell office:value-type="float" office:value="2483984" calcext:value-type="float">
            <text:p>2483984</text:p>
          </table:table-cell>
          <table:table-cell office:value-type="float" office:value="2484115" calcext:value-type="float">
            <text:p>2484115</text:p>
          </table:table-cell>
          <table:table-cell office:value-type="string" calcext:value-type="string">
            <text:p>non_sexist</text:p>
          </table:table-cell>
          <table:table-cell office:value-type="string" calcext:value-type="string">
            <text:p>Кто это такой</text:p>
          </table:table-cell>
        </table:table-row>
        <table:table-row table:style-name="ro1">
          <table:table-cell office:value-type="float" office:value="2483984" calcext:value-type="float">
            <text:p>2483984</text:p>
          </table:table-cell>
          <table:table-cell office:value-type="float" office:value="2484116" calcext:value-type="float">
            <text:p>2484116</text:p>
          </table:table-cell>
          <table:table-cell office:value-type="string" calcext:value-type="string">
            <text:p>non_sexist</text:p>
          </table:table-cell>
          <table:table-cell office:value-type="string" calcext:value-type="string">
            <text:p>хорошечно, не зря прочитал</text:p>
          </table:table-cell>
        </table:table-row>
        <table:table-row table:style-name="ro1">
          <table:table-cell office:value-type="float" office:value="2483984" calcext:value-type="float">
            <text:p>2483984</text:p>
          </table:table-cell>
          <table:table-cell office:value-type="float" office:value="2484118" calcext:value-type="float">
            <text:p>2484118</text:p>
          </table:table-cell>
          <table:table-cell office:value-type="string" calcext:value-type="string">
            <text:p>non_sexist</text:p>
          </table:table-cell>
          <table:table-cell office:value-type="string" calcext:value-type="string">
            <text:p>Он не меняется . Со времен "Федора Двинятина" . Продолжает ярко гореть его звезда.</text:p>
          </table:table-cell>
        </table:table-row>
        <table:table-row table:style-name="ro1">
          <table:table-cell office:value-type="float" office:value="2483984" calcext:value-type="float">
            <text:p>2483984</text:p>
          </table:table-cell>
          <table:table-cell office:value-type="float" office:value="2484134" calcext:value-type="float">
            <text:p>2484134</text:p>
          </table:table-cell>
          <table:table-cell office:value-type="string" calcext:value-type="string">
            <text:p>non_sexist</text:p>
          </table:table-cell>
          <table:table-cell office:value-type="string" calcext:value-type="string">
            <text:p>Какой же Долгополов всё-таки фрик...</text:p>
          </table:table-cell>
        </table:table-row>
        <table:table-row table:style-name="ro1">
          <table:table-cell office:value-type="float" office:value="2483984" calcext:value-type="float">
            <text:p>2483984</text:p>
          </table:table-cell>
          <table:table-cell office:value-type="float" office:value="2484136" calcext:value-type="float">
            <text:p>2484136</text:p>
          </table:table-cell>
          <table:table-cell office:value-type="string" calcext:value-type="string">
            <text:p>non_sexist</text:p>
          </table:table-cell>
          <table:table-cell office:value-type="string" calcext:value-type="string">
            <text:p>А мне теперь камеди вумен больше симпатизирует 🤔</text:p>
          </table:table-cell>
        </table:table-row>
        <table:table-row table:style-name="ro3">
          <table:table-cell office:value-type="float" office:value="2483984" calcext:value-type="float">
            <text:p>2483984</text:p>
          </table:table-cell>
          <table:table-cell office:value-type="float" office:value="2484169" calcext:value-type="float">
            <text:p>2484169</text:p>
          </table:table-cell>
          <table:table-cell office:value-type="string" calcext:value-type="string">
            <text:p>non_sexist</text:p>
          </table:table-cell>
          <table:table-cell office:value-type="string" calcext:value-type="string">
            <text:p>его юмор так / для тех </text:p>
            <text:p>кто на голову </text:p>
            <text:p> слаб</text:p>
          </table:table-cell>
        </table:table-row>
        <table:table-row table:style-name="ro1">
          <table:table-cell office:value-type="float" office:value="2483984" calcext:value-type="float">
            <text:p>2483984</text:p>
          </table:table-cell>
          <table:table-cell office:value-type="float" office:value="2484213" calcext:value-type="float">
            <text:p>2484213</text:p>
          </table:table-cell>
          <table:table-cell office:value-type="string" calcext:value-type="string">
            <text:p>non_sexist</text:p>
          </table:table-cell>
          <table:table-cell office:value-type="string" calcext:value-type="string">
            <text:p>Хм в России евреев не любят, но евреи любят Россию. Парадокс прямо таки?</text:p>
          </table:table-cell>
        </table:table-row>
        <table:table-row table:style-name="ro1">
          <table:table-cell office:value-type="float" office:value="2483984" calcext:value-type="float">
            <text:p>2483984</text:p>
          </table:table-cell>
          <table:table-cell office:value-type="float" office:value="2484216" calcext:value-type="float">
            <text:p>2484216</text:p>
          </table:table-cell>
          <table:table-cell office:value-type="string" calcext:value-type="string">
            <text:p>non_sexist</text:p>
          </table:table-cell>
          <table:table-cell office:value-type="string" calcext:value-type="string">
            <text:p>В самом Израиле уже шутят про холокост, боже мой.</text:p>
          </table:table-cell>
        </table:table-row>
        <table:table-row table:style-name="ro1">
          <table:table-cell office:value-type="float" office:value="2483984" calcext:value-type="float">
            <text:p>2483984</text:p>
          </table:table-cell>
          <table:table-cell office:value-type="float" office:value="2484271" calcext:value-type="float">
            <text:p>2484271</text:p>
          </table:table-cell>
          <table:table-cell office:value-type="string" calcext:value-type="string">
            <text:p>non_sexist</text:p>
          </table:table-cell>
          <table:table-cell office:value-type="string" calcext:value-type="string">
            <text:p>Очень классный чувак!</text:p>
          </table:table-cell>
        </table:table-row>
        <table:table-row table:style-name="ro1">
          <table:table-cell office:value-type="float" office:value="2483984" calcext:value-type="float">
            <text:p>2483984</text:p>
          </table:table-cell>
          <table:table-cell office:value-type="float" office:value="2484274" calcext:value-type="float">
            <text:p>2484274</text:p>
          </table:table-cell>
          <table:table-cell office:value-type="string" calcext:value-type="string">
            <text:p>non_sexist</text:p>
          </table:table-cell>
          <table:table-cell office:value-type="string" calcext:value-type="string">
            <text:p>А публике и норм..</text:p>
          </table:table-cell>
        </table:table-row>
        <table:table-row table:style-name="ro1">
          <table:table-cell office:value-type="float" office:value="2483984" calcext:value-type="float">
            <text:p>2483984</text:p>
          </table:table-cell>
          <table:table-cell office:value-type="float" office:value="2484277" calcext:value-type="float">
            <text:p>2484277</text:p>
          </table:table-cell>
          <table:table-cell office:value-type="string" calcext:value-type="string">
            <text:p>non_sexist</text:p>
          </table:table-cell>
          <table:table-cell office:value-type="string" calcext:value-type="string">
            <text:p>Первый тост таки за Холокост!</text:p>
          </table:table-cell>
        </table:table-row>
        <table:table-row table:style-name="ro17">
          <table:table-cell office:value-type="float" office:value="2483984" calcext:value-type="float">
            <text:p>2483984</text:p>
          </table:table-cell>
          <table:table-cell office:value-type="float" office:value="2484284" calcext:value-type="float">
            <text:p>2484284</text:p>
          </table:table-cell>
          <table:table-cell office:value-type="string" calcext:value-type="string">
            <text:p>non_sexist</text:p>
          </table:table-cell>
          <table:table-cell office:value-type="string" calcext:value-type="string">
            <text:p>Окружной суд Сеула приговорил к 15 годам тюрьмы 75-летнего пастора южнокорейской протестантской церкви. </text:p>
            <text:p> </text:p>
            <text:p>Окружной суд Сеула приговорил 75-летнего пастора южнокорейской протестантской церкви к 15 годам тюрьму. Он домогался и изнасиловал восемь женщин прямо в своей церкви, сообщило агентство Ренхап. </text:p>
            <text:p> </text:p>
            <text:p>Ареподобный Ли Чжэ Рок из Центральной церкви Манмин в Сеуле использовал свое влияние неа прихожанок. Он изнасиловал восемь женщин, а те якобы не могли ему отказать, потому что чувствовали «божественную силу». </text:p>
            <text:p> </text:p>
            <text:p>"Я не могла ему отказать. Он был больше, чем король, он был богом», - приводит слова одной из жертв издание Yonhap. </text:p>
            <text:p> </text:p>
            <text:p>http://www.topnews.ru/news_id_124547.html</text:p>
          </table:table-cell>
        </table:table-row>
        <table:table-row table:style-name="ro1">
          <table:table-cell office:value-type="float" office:value="2483984" calcext:value-type="float">
            <text:p>2483984</text:p>
          </table:table-cell>
          <table:table-cell office:value-type="float" office:value="2484436" calcext:value-type="float">
            <text:p>2484436</text:p>
          </table:table-cell>
          <table:table-cell office:value-type="string" calcext:value-type="string">
            <text:p>non_sexist</text:p>
          </table:table-cell>
          <table:table-cell office:value-type="string" calcext:value-type="string">
            <text:p>Ну ладно, попытка не пытка. Саня, если читаешь комментарии в статье про себя (тут вроде не особо то много коментов, все дела), пришли, пожалуйста, немного денег. Конечно, ты можешь сказать ,че я вам, всем деньги должен давать что ли, но тут никто не просил как бы. Ну подкинь чутарь, ну чо ты ((</text:p>
          </table:table-cell>
        </table:table-row>
        <table:table-row table:style-name="ro1">
          <table:table-cell office:value-type="float" office:value="2483984" calcext:value-type="float">
            <text:p>2483984</text:p>
          </table:table-cell>
          <table:table-cell office:value-type="float" office:value="2485085" calcext:value-type="float">
            <text:p>2485085</text:p>
          </table:table-cell>
          <table:table-cell office:value-type="string" calcext:value-type="string">
            <text:p>non_sexist</text:p>
          </table:table-cell>
          <table:table-cell office:value-type="string" calcext:value-type="string">
            <text:p>Дээ... больше мне ничего в голову не приходит. Пусть гудков допишет</text:p>
          </table:table-cell>
        </table:table-row>
        <table:table-row table:style-name="ro17">
          <table:table-cell office:value-type="float" office:value="2483984" calcext:value-type="float">
            <text:p>2483984</text:p>
          </table:table-cell>
          <table:table-cell office:value-type="float" office:value="2485802" calcext:value-type="float">
            <text:p>2485802</text:p>
          </table:table-cell>
          <table:table-cell office:value-type="string" calcext:value-type="string">
            <text:p>non_sexist</text:p>
          </table:table-cell>
          <table:table-cell office:value-type="string" calcext:value-type="string">
            <text:p>Как по мне лучшая цитата оттуда: </text:p>
            <text:p/>
            <text:p>"— А как происходит отбор тем? Например, в некоторых СМИ начинают обсуждать скандал с депутатом Слуцким, но на федеральных каналах она замалчивается, какие ваши действия?</text:p>
            <text:p/>
            <text:p>— Вообще основной критерий отбора новостей такой: новость есть на «Медузе», но нет в топах «Яндекса» — тогда для нас это не новость.</text:p>
            <text:p/>
            <text:p>— Почему?</text:p>
            <text:p/>
            <text:p>— Потому что ее нет для обычных людей. Если ее нет в топах главного поисковика Российской Федерации, то ее не существует для России."</text:p>
          </table:table-cell>
        </table:table-row>
        <table:table-row table:style-name="ro1">
          <table:table-cell office:value-type="float" office:value="2348080" calcext:value-type="float">
            <text:p>2348080</text:p>
          </table:table-cell>
          <table:table-cell office:value-type="float" office:value="2348081" calcext:value-type="float">
            <text:p>2348081</text:p>
          </table:table-cell>
          <table:table-cell office:value-type="string" calcext:value-type="string">
            <text:p>non_sexist</text:p>
          </table:table-cell>
          <table:table-cell office:value-type="string" calcext:value-type="string">
            <text:p>патамушто он мужик</text:p>
          </table:table-cell>
        </table:table-row>
        <table:table-row table:style-name="ro1">
          <table:table-cell office:value-type="float" office:value="2348080" calcext:value-type="float">
            <text:p>2348080</text:p>
          </table:table-cell>
          <table:table-cell office:value-type="float" office:value="2348083" calcext:value-type="float">
            <text:p>2348083</text:p>
          </table:table-cell>
          <table:table-cell office:value-type="string" calcext:value-type="string">
            <text:p>sexist_in_co</text:p>
          </table:table-cell>
          <table:table-cell office:value-type="string" calcext:value-type="string">
            <text:p>Ну вот они решили его слова подтвердить))).</text:p>
          </table:table-cell>
        </table:table-row>
        <table:table-row table:style-name="ro17">
          <table:table-cell office:value-type="float" office:value="2348080" calcext:value-type="float">
            <text:p>2348080</text:p>
          </table:table-cell>
          <table:table-cell office:value-type="float" office:value="2348084" calcext:value-type="float">
            <text:p>2348084</text:p>
          </table:table-cell>
          <table:table-cell office:value-type="string" calcext:value-type="string">
            <text:p>sexist</text:p>
          </table:table-cell>
          <table:table-cell office:value-type="string" calcext:value-type="string">
            <text:p>Так нет гендерной дискриминации. Просто мужчины умнее и они сделали больше исследований и открытий.</text:p>
            <text:p/>
            <text:p>Даже за последние 100 лет, когда у женщин есть доступ к тем же самым знаниям и возможностям что и у мужчин :) </text:p>
            <text:p/>
            <text:p>Это говорит о многом.</text:p>
            <text:p/>
            <text:p>P.S. Вангую ответы на мой коммент от феминаци в духе «1000 и одна причина почему женщины добиваются меньше на научном поприще»</text:p>
            <text:p/>
            <text:p>Но, мы то знаем, что это бомбежка от бессильной злобы на правду 😉</text:p>
          </table:table-cell>
        </table:table-row>
        <table:table-row table:style-name="ro1">
          <table:table-cell office:value-type="float" office:value="2348080" calcext:value-type="float">
            <text:p>2348080</text:p>
          </table:table-cell>
          <table:table-cell office:value-type="float" office:value="2348087" calcext:value-type="float">
            <text:p>2348087</text:p>
          </table:table-cell>
          <table:table-cell office:value-type="string" calcext:value-type="string">
            <text:p>non_sexist</text:p>
          </table:table-cell>
          <table:table-cell office:value-type="string" calcext:value-type="string">
            <text:p>Стрелочка, как мы прекрасно знаем, не поворачивается.</text:p>
          </table:table-cell>
        </table:table-row>
        <table:table-row table:style-name="ro1">
          <table:table-cell office:value-type="float" office:value="2348080" calcext:value-type="float">
            <text:p>2348080</text:p>
          </table:table-cell>
          <table:table-cell office:value-type="float" office:value="2348088" calcext:value-type="float">
            <text:p>2348088</text:p>
          </table:table-cell>
          <table:table-cell office:value-type="string" calcext:value-type="string">
            <text:p>sexist_in_co</text:p>
          </table:table-cell>
          <table:table-cell office:value-type="string" calcext:value-type="string">
            <text:p>Реально сколько уже можно? А если бы девушка сказала, ничего бы ей не было.</text:p>
          </table:table-cell>
        </table:table-row>
        <table:table-row table:style-name="ro1">
          <table:table-cell office:value-type="float" office:value="2348080" calcext:value-type="float">
            <text:p>2348080</text:p>
          </table:table-cell>
          <table:table-cell office:value-type="float" office:value="2348089" calcext:value-type="float">
            <text:p>2348089</text:p>
          </table:table-cell>
          <table:table-cell office:value-type="string" calcext:value-type="string">
            <text:p>sexist_in_co</text:p>
          </table:table-cell>
          <table:table-cell office:value-type="string" calcext:value-type="string">
            <text:p>Это бред какой-то,это не должно мешать науке,наука это единственное что осталось свободным</text:p>
          </table:table-cell>
        </table:table-row>
        <table:table-row table:style-name="ro1">
          <table:table-cell office:value-type="float" office:value="2348080" calcext:value-type="float">
            <text:p>2348080</text:p>
          </table:table-cell>
          <table:table-cell office:value-type="float" office:value="2348091" calcext:value-type="float">
            <text:p>2348091</text:p>
          </table:table-cell>
          <table:table-cell office:value-type="string" calcext:value-type="string">
            <text:p>non_sexist</text:p>
          </table:table-cell>
          <table:table-cell office:value-type="string" calcext:value-type="string">
            <text:p>El. Psy. Congroo.</text:p>
          </table:table-cell>
        </table:table-row>
        <table:table-row table:style-name="ro1">
          <table:table-cell office:value-type="float" office:value="2348080" calcext:value-type="float">
            <text:p>2348080</text:p>
          </table:table-cell>
          <table:table-cell office:value-type="float" office:value="2348092" calcext:value-type="float">
            <text:p>2348092</text:p>
          </table:table-cell>
          <table:table-cell office:value-type="string" calcext:value-type="string">
            <text:p>non_sexist</text:p>
          </table:table-cell>
          <table:table-cell office:value-type="string" calcext:value-type="string">
            <text:p>ЦЕРН - обитель мужененавистничества?</text:p>
          </table:table-cell>
        </table:table-row>
        <table:table-row table:style-name="ro1">
          <table:table-cell office:value-type="float" office:value="2348080" calcext:value-type="float">
            <text:p>2348080</text:p>
          </table:table-cell>
          <table:table-cell office:value-type="float" office:value="2348093" calcext:value-type="float">
            <text:p>2348093</text:p>
          </table:table-cell>
          <table:table-cell office:value-type="string" calcext:value-type="string">
            <text:p>sexist</text:p>
          </table:table-cell>
          <table:table-cell office:value-type="string" calcext:value-type="string">
            <text:p>[id113582288|Tolyan], науке стало плохо, когда появились всякие gender studies и прочая фигня</text:p>
          </table:table-cell>
        </table:table-row>
        <table:table-row table:style-name="ro1">
          <table:table-cell office:value-type="float" office:value="2348080" calcext:value-type="float">
            <text:p>2348080</text:p>
          </table:table-cell>
          <table:table-cell office:value-type="float" office:value="2348094" calcext:value-type="float">
            <text:p>2348094</text:p>
          </table:table-cell>
          <table:table-cell office:value-type="string" calcext:value-type="string">
            <text:p>non_sexist</text:p>
          </table:table-cell>
          <table:table-cell office:value-type="string" calcext:value-type="string">
            <text:p>[id339894113|James], <text:s/>то, что ты не знаешь женщин ученых говорит лишь о том, что ты слишком далек от темы науки</text:p>
          </table:table-cell>
        </table:table-row>
        <table:table-row table:style-name="ro1">
          <table:table-cell office:value-type="float" office:value="2348080" calcext:value-type="float">
            <text:p>2348080</text:p>
          </table:table-cell>
          <table:table-cell office:value-type="float" office:value="2348096" calcext:value-type="float">
            <text:p>2348096</text:p>
          </table:table-cell>
          <table:table-cell office:value-type="string" calcext:value-type="string">
            <text:p>non_sexist</text:p>
          </table:table-cell>
          <table:table-cell office:value-type="string" calcext:value-type="string">
            <text:p>Я таки не понял. Наличие сексизма в физике научно доказано или нет?</text:p>
          </table:table-cell>
        </table:table-row>
        <table:table-row table:style-name="ro1">
          <table:table-cell office:value-type="float" office:value="2348080" calcext:value-type="float">
            <text:p>2348080</text:p>
          </table:table-cell>
          <table:table-cell office:value-type="float" office:value="2348101" calcext:value-type="float">
            <text:p>2348101</text:p>
          </table:table-cell>
          <table:table-cell office:value-type="string" calcext:value-type="string">
            <text:p>non_sexist</text:p>
          </table:table-cell>
          <table:table-cell office:value-type="string" calcext:value-type="string">
            <text:p>[id3779678|Антон], сексизм Шлёзингера.))</text:p>
          </table:table-cell>
        </table:table-row>
        <table:table-row table:style-name="ro17">
          <table:table-cell office:value-type="float" office:value="2348080" calcext:value-type="float">
            <text:p>2348080</text:p>
          </table:table-cell>
          <table:table-cell office:value-type="float" office:value="2348102" calcext:value-type="float">
            <text:p>2348102</text:p>
          </table:table-cell>
          <table:table-cell office:value-type="string" calcext:value-type="string">
            <text:p>non_sexist</text:p>
          </table:table-cell>
          <table:table-cell office:value-type="string" calcext:value-type="string">
            <text:p>&gt;Он также представил серию графиков о том, что женщин нанимают на работу вместо мужчин, хотя их исследования цитируют реже всего. Он уверен, что высокая цитируемость говорит о более высоком качестве работ мужчин.</text:p>
            <text:p/>
            <text:p>Предположим, за (условную) 1000 лет у нас было 1000 ученых-мужчин. За последние сто лет к ним прибавилось 100 ученых-женщин.</text:p>
            <text:p>При этом самые первые из физиков - основоположники. Основателей всегда цитируют чаще других.</text:p>
            <text:p>Получается, что у нас мужчин-ученых больше и все "базовые" физики - мужчины.</text:p>
            <text:p>Значит их будут цитировать чаще. Не вижу никакого противоречия.</text:p>
            <text:p/>
            <text:p>Но этот "ученый" не рубит фишку. На работу чаще берут физиков-практиков, чем тех, кто пишет научные труды, потому что работодателям важен материальный результат. На котором заработать можно.</text:p>
            <text:p>Следовательно, плевать они хотели на цитируемость, им продуктивный человек нужен. Вот и все.</text:p>
          </table:table-cell>
        </table:table-row>
        <table:table-row table:style-name="ro1">
          <table:table-cell office:value-type="float" office:value="2348080" calcext:value-type="float">
            <text:p>2348080</text:p>
          </table:table-cell>
          <table:table-cell office:value-type="float" office:value="2348105" calcext:value-type="float">
            <text:p>2348105</text:p>
          </table:table-cell>
          <table:table-cell office:value-type="string" calcext:value-type="string">
            <text:p>non_sexist</text:p>
          </table:table-cell>
          <table:table-cell office:value-type="string" calcext:value-type="string">
            <text:p>А в физике было больше мужчин потому, что женщин веками не пускали в науку. Мол, не женское дело. Но почему-то все думают, что это повод упрекнуть ЖЕНЩИН в глупости</text:p>
          </table:table-cell>
        </table:table-row>
        <table:table-row table:style-name="ro1">
          <table:table-cell office:value-type="float" office:value="2348080" calcext:value-type="float">
            <text:p>2348080</text:p>
          </table:table-cell>
          <table:table-cell office:value-type="float" office:value="2348106" calcext:value-type="float">
            <text:p>2348106</text:p>
          </table:table-cell>
          <table:table-cell office:value-type="string" calcext:value-type="string">
            <text:p>non_sexist</text:p>
          </table:table-cell>
          <table:table-cell office:value-type="string" calcext:value-type="string">
            <text:p>Боже бедный ранимый сильный мужской пол ущемился как же так!? (</text:p>
          </table:table-cell>
        </table:table-row>
        <table:table-row table:style-name="ro1">
          <table:table-cell office:value-type="float" office:value="2348080" calcext:value-type="float">
            <text:p>2348080</text:p>
          </table:table-cell>
          <table:table-cell office:value-type="float" office:value="2348107" calcext:value-type="float">
            <text:p>2348107</text:p>
          </table:table-cell>
          <table:table-cell office:value-type="string" calcext:value-type="string">
            <text:p>non_sexist</text:p>
          </table:table-cell>
          <table:table-cell office:value-type="string" calcext:value-type="string">
            <text:p>[id200873717|Анастасия], #угнетают</text:p>
          </table:table-cell>
        </table:table-row>
        <table:table-row table:style-name="ro1">
          <table:table-cell office:value-type="float" office:value="2348080" calcext:value-type="float">
            <text:p>2348080</text:p>
          </table:table-cell>
          <table:table-cell office:value-type="float" office:value="2348108" calcext:value-type="float">
            <text:p>2348108</text:p>
          </table:table-cell>
          <table:table-cell office:value-type="string" calcext:value-type="string">
            <text:p>sexist</text:p>
          </table:table-cell>
          <table:table-cell office:value-type="string" calcext:value-type="string">
            <text:p>Опять женщины ущемлены, да господи, что ж такое((</text:p>
          </table:table-cell>
        </table:table-row>
        <table:table-row table:style-name="ro1">
          <table:table-cell office:value-type="float" office:value="2348080" calcext:value-type="float">
            <text:p>2348080</text:p>
          </table:table-cell>
          <table:table-cell office:value-type="float" office:value="2348109" calcext:value-type="float">
            <text:p>2348109</text:p>
          </table:table-cell>
          <table:table-cell office:value-type="string" calcext:value-type="string">
            <text:p>sexist_in_co</text:p>
          </table:table-cell>
          <table:table-cell office:value-type="string" calcext:value-type="string">
            <text:p>Чем подтвердили его правоту</text:p>
          </table:table-cell>
        </table:table-row>
        <table:table-row table:style-name="ro2">
          <table:table-cell office:value-type="float" office:value="2348080" calcext:value-type="float">
            <text:p>2348080</text:p>
          </table:table-cell>
          <table:table-cell office:value-type="float" office:value="2348110" calcext:value-type="float">
            <text:p>2348110</text:p>
          </table:table-cell>
          <table:table-cell office:value-type="string" calcext:value-type="string">
            <text:p>non_sexist</text:p>
          </table:table-cell>
          <table:table-cell office:value-type="string" calcext:value-type="string">
            <text:p>Хм, но ведь тот факт, что женщину веками не пускали в науку, очень сильно влияет на то, кого чаще цитируют и пр. Даже при совместных научных работах все достижения (и поощрения) приписывались мужской части команды. Но все же женщины в науке есть, и сидят там не хуже мужчин, даже в той же ядерной физике. Однако сейчас опять же доступ к образованию равный не везде, а так же есть влияние консервативных педагогов и общества а-ля "тыж девочка ебе не надо иди на кухню" так же играет свою роль.</text:p>
            <text:p>И да, логично, что если написать свое мнение, каковым бы оно не было истинным, то на него найдется контрмнение. То, что ты уже этопонимаешь-уже похвально :)</text:p>
          </table:table-cell>
        </table:table-row>
        <table:table-row table:style-name="ro1">
          <table:table-cell office:value-type="float" office:value="2348080" calcext:value-type="float">
            <text:p>2348080</text:p>
          </table:table-cell>
          <table:table-cell office:value-type="float" office:value="2348111" calcext:value-type="float">
            <text:p>2348111</text:p>
          </table:table-cell>
          <table:table-cell office:value-type="string" calcext:value-type="string">
            <text:p>non_sexist</text:p>
          </table:table-cell>
          <table:table-cell office:value-type="string" calcext:value-type="string">
            <text:p>что вообще за долбоебизм с этим секзизмом? если тянка или кун варит башкой какая разница че у него там?</text:p>
          </table:table-cell>
        </table:table-row>
        <table:table-row table:style-name="ro1">
          <table:table-cell office:value-type="float" office:value="2348080" calcext:value-type="float">
            <text:p>2348080</text:p>
          </table:table-cell>
          <table:table-cell office:value-type="float" office:value="2348112" calcext:value-type="float">
            <text:p>2348112</text:p>
          </table:table-cell>
          <table:table-cell office:value-type="string" calcext:value-type="string">
            <text:p>non_sexist</text:p>
          </table:table-cell>
          <table:table-cell office:value-type="string" calcext:value-type="string">
            <text:p>Увидев заголовок на пикче,сразу вспомнил про Марию Склодовскую-Кюри.Я не силён в физике конечно,но факт то...факт...</text:p>
          </table:table-cell>
        </table:table-row>
        <table:table-row table:style-name="ro1">
          <table:table-cell office:value-type="float" office:value="2348080" calcext:value-type="float">
            <text:p>2348080</text:p>
          </table:table-cell>
          <table:table-cell office:value-type="float" office:value="2348114" calcext:value-type="float">
            <text:p>2348114</text:p>
          </table:table-cell>
          <table:table-cell office:value-type="string" calcext:value-type="string">
            <text:p>non_sexist</text:p>
          </table:table-cell>
          <table:table-cell office:value-type="string" calcext:value-type="string">
            <text:p>Прут против правды</text:p>
          </table:table-cell>
        </table:table-row>
        <table:table-row table:style-name="ro1">
          <table:table-cell office:value-type="float" office:value="2348080" calcext:value-type="float">
            <text:p>2348080</text:p>
          </table:table-cell>
          <table:table-cell office:value-type="float" office:value="2348115" calcext:value-type="float">
            <text:p>2348115</text:p>
          </table:table-cell>
          <table:table-cell office:value-type="string" calcext:value-type="string">
            <text:p>sexist_in_co</text:p>
          </table:table-cell>
          <table:table-cell office:value-type="string" calcext:value-type="string">
            <text:p>[id103621812|Игорь], вспомнишь ещё кого то?без гугла</text:p>
          </table:table-cell>
        </table:table-row>
        <table:table-row table:style-name="ro1">
          <table:table-cell office:value-type="float" office:value="2348080" calcext:value-type="float">
            <text:p>2348080</text:p>
          </table:table-cell>
          <table:table-cell office:value-type="float" office:value="2348116" calcext:value-type="float">
            <text:p>2348116</text:p>
          </table:table-cell>
          <table:table-cell office:value-type="string" calcext:value-type="string">
            <text:p>non_sexist</text:p>
          </table:table-cell>
          <table:table-cell office:value-type="string" calcext:value-type="string">
            <text:p>Короче блять такая дикая хуйня)что короче я спать</text:p>
          </table:table-cell>
        </table:table-row>
        <table:table-row table:style-name="ro1">
          <table:table-cell office:value-type="float" office:value="2348080" calcext:value-type="float">
            <text:p>2348080</text:p>
          </table:table-cell>
          <table:table-cell office:value-type="float" office:value="2348117" calcext:value-type="float">
            <text:p>2348117</text:p>
          </table:table-cell>
          <table:table-cell office:value-type="string" calcext:value-type="string">
            <text:p>non_sexist</text:p>
          </table:table-cell>
          <table:table-cell office:value-type="string" calcext:value-type="string">
            <text:p>[id481972044|Иля], Нет)Физика для меня тёмный лес)</text:p>
          </table:table-cell>
        </table:table-row>
        <table:table-row table:style-name="ro1">
          <table:table-cell office:value-type="float" office:value="2348080" calcext:value-type="float">
            <text:p>2348080</text:p>
          </table:table-cell>
          <table:table-cell office:value-type="float" office:value="2348118" calcext:value-type="float">
            <text:p>2348118</text:p>
          </table:table-cell>
          <table:table-cell office:value-type="string" calcext:value-type="string">
            <text:p>non_sexist</text:p>
          </table:table-cell>
          <table:table-cell office:value-type="string" calcext:value-type="string">
            <text:p>Где-то сейчас после ваших комментов начала неистово светиться одна Мария Кюри!!!</text:p>
          </table:table-cell>
        </table:table-row>
        <table:table-row table:style-name="ro3">
          <table:table-cell office:value-type="float" office:value="2348080" calcext:value-type="float">
            <text:p>2348080</text:p>
          </table:table-cell>
          <table:table-cell office:value-type="float" office:value="2348119" calcext:value-type="float">
            <text:p>2348119</text:p>
          </table:table-cell>
          <table:table-cell office:value-type="string" calcext:value-type="string">
            <text:p>sexist</text:p>
          </table:table-cell>
          <table:table-cell office:value-type="string" calcext:value-type="string">
            <text:p>[id103621812|Игорь], я тоже </text:p>
            <text:p> </text:p>
            <text:p>Но мне кажется реально влиятельных женщин в науке раз два и обчелся</text:p>
          </table:table-cell>
        </table:table-row>
        <table:table-row table:style-name="ro1">
          <table:table-cell office:value-type="float" office:value="2348080" calcext:value-type="float">
            <text:p>2348080</text:p>
          </table:table-cell>
          <table:table-cell office:value-type="float" office:value="2348120" calcext:value-type="float">
            <text:p>2348120</text:p>
          </table:table-cell>
          <table:table-cell office:value-type="string" calcext:value-type="string">
            <text:p>non_sexist</text:p>
          </table:table-cell>
          <table:table-cell office:value-type="string" calcext:value-type="string">
            <text:p>[id423841334|Голубь], так собак тоже не пускают</text:p>
          </table:table-cell>
        </table:table-row>
        <table:table-row table:style-name="ro1">
          <table:table-cell office:value-type="float" office:value="2348080" calcext:value-type="float">
            <text:p>2348080</text:p>
          </table:table-cell>
          <table:table-cell office:value-type="float" office:value="2348121" calcext:value-type="float">
            <text:p>2348121</text:p>
          </table:table-cell>
          <table:table-cell office:value-type="string" calcext:value-type="string">
            <text:p>non_sexist</text:p>
          </table:table-cell>
          <table:table-cell office:value-type="string" calcext:value-type="string">
            <text:p>пошутил, молодец *похлопал*</text:p>
          </table:table-cell>
        </table:table-row>
        <table:table-row table:style-name="ro1">
          <table:table-cell office:value-type="float" office:value="2348080" calcext:value-type="float">
            <text:p>2348080</text:p>
          </table:table-cell>
          <table:table-cell office:value-type="float" office:value="2348122" calcext:value-type="float">
            <text:p>2348122</text:p>
          </table:table-cell>
          <table:table-cell office:value-type="string" calcext:value-type="string">
            <text:p>non_sexist</text:p>
          </table:table-cell>
          <table:table-cell office:value-type="string" calcext:value-type="string">
            <text:p>[id103621812|Игорь], Гриша, она работала в паре с супругом и цитируются из работы всегда вдвоём</text:p>
          </table:table-cell>
        </table:table-row>
        <table:table-row table:style-name="ro1">
          <table:table-cell office:value-type="float" office:value="2348080" calcext:value-type="float">
            <text:p>2348080</text:p>
          </table:table-cell>
          <table:table-cell office:value-type="float" office:value="2348123" calcext:value-type="float">
            <text:p>2348123</text:p>
          </table:table-cell>
          <table:table-cell office:value-type="string" calcext:value-type="string">
            <text:p>sexist</text:p>
          </table:table-cell>
          <table:table-cell office:value-type="string" calcext:value-type="string">
            <text:p>[id423841334|Голубь], я не виноват, што ты баба</text:p>
          </table:table-cell>
        </table:table-row>
        <table:table-row table:style-name="ro2">
          <table:table-cell office:value-type="float" office:value="2348080" calcext:value-type="float">
            <text:p>2348080</text:p>
          </table:table-cell>
          <table:table-cell office:value-type="float" office:value="2348125" calcext:value-type="float">
            <text:p>2348125</text:p>
          </table:table-cell>
          <table:table-cell office:value-type="string" calcext:value-type="string">
            <text:p>non_sexist</text:p>
          </table:table-cell>
          <table:table-cell office:value-type="string" calcext:value-type="string">
            <text:p>а) я тут вообще при чем?</text:p>
            <text:p>б) ща б парня женщиной называть</text:p>
          </table:table-cell>
        </table:table-row>
        <table:table-row table:style-name="ro1">
          <table:table-cell office:value-type="float" office:value="2348080" calcext:value-type="float">
            <text:p>2348080</text:p>
          </table:table-cell>
          <table:table-cell office:value-type="float" office:value="2348127" calcext:value-type="float">
            <text:p>2348127</text:p>
          </table:table-cell>
          <table:table-cell office:value-type="string" calcext:value-type="string">
            <text:p>non_sexist</text:p>
          </table:table-cell>
          <table:table-cell office:value-type="string" calcext:value-type="string">
            <text:p>[id423841334|Голубь], опять семпаи бесяца?</text:p>
          </table:table-cell>
        </table:table-row>
        <table:table-row table:style-name="ro1">
          <table:table-cell office:value-type="float" office:value="2348080" calcext:value-type="float">
            <text:p>2348080</text:p>
          </table:table-cell>
          <table:table-cell office:value-type="float" office:value="2348129" calcext:value-type="float">
            <text:p>2348129</text:p>
          </table:table-cell>
          <table:table-cell office:value-type="string" calcext:value-type="string">
            <text:p>sexist</text:p>
          </table:table-cell>
          <table:table-cell office:value-type="string" calcext:value-type="string">
            <text:p>[id481972044|Иля], Н. Бехтерева, Т. Черниговская</text:p>
          </table:table-cell>
        </table:table-row>
        <table:table-row table:style-name="ro1">
          <table:table-cell office:value-type="float" office:value="2348080" calcext:value-type="float">
            <text:p>2348080</text:p>
          </table:table-cell>
          <table:table-cell office:value-type="float" office:value="2348134" calcext:value-type="float">
            <text:p>2348134</text:p>
          </table:table-cell>
          <table:table-cell office:value-type="string" calcext:value-type="string">
            <text:p>non_sexist</text:p>
          </table:table-cell>
          <table:table-cell office:value-type="string" calcext:value-type="string">
            <text:p>[id174255505|Александр], скажи это тем, кто обращает внимание на пол в первую очередь, т е сексистам</text:p>
          </table:table-cell>
        </table:table-row>
        <table:table-row table:style-name="ro1">
          <table:table-cell office:value-type="float" office:value="2348080" calcext:value-type="float">
            <text:p>2348080</text:p>
          </table:table-cell>
          <table:table-cell office:value-type="float" office:value="2348135" calcext:value-type="float">
            <text:p>2348135</text:p>
          </table:table-cell>
          <table:table-cell office:value-type="string" calcext:value-type="string">
            <text:p>sexist</text:p>
          </table:table-cell>
          <table:table-cell office:value-type="string" calcext:value-type="string">
            <text:p>[id455618872|Александр], то есть ты хочешь сказать что их вклад в науку сколь либо сравним например с Эйнштейном или с Королевым?</text:p>
          </table:table-cell>
        </table:table-row>
        <table:table-row table:style-name="ro18">
          <table:table-cell office:value-type="float" office:value="2348080" calcext:value-type="float">
            <text:p>2348080</text:p>
          </table:table-cell>
          <table:table-cell office:value-type="float" office:value="2348137" calcext:value-type="float">
            <text:p>2348137</text:p>
          </table:table-cell>
          <table:table-cell office:value-type="string" calcext:value-type="string">
            <text:p>non_sexist</text:p>
          </table:table-cell>
          <table:table-cell office:value-type="string" calcext:value-type="string">
            <text:p>[id481972044|Ilya], ну, кстати, если принять количество цитирований как критерий, а затем посмотреть по рандомно-популярным тегам в google scholar самых топовых авторов, то можно и правда сделать вывод, что 'серьёзно' наукой занимаются одни хуемрази:</text:p>
            <text:p/>
            <text:p>https://scholar.google.com/citations?view_op=search_authors&amp;hl=en&amp;mauthors=label:mathematics</text:p>
            <text:p/>
            <text:p>https://scholar.google.com/citations?view_op=search_authors&amp;hl=en&amp;mauthors=label:physics</text:p>
            <text:p/>
            <text:p>https://scholar.google.com/citations?view_op=search_authors&amp;hl=en&amp;mauthors=label:theoretical_physics</text:p>
            <text:p/>
            <text:p>https://scholar.google.com/citations?view_op=search_authors&amp;hl=en&amp;mauthors=label:quantum_theory</text:p>
            <text:p/>
            <text:p>https://scholar.google.com/citations?view_op=search_authors&amp;hl=en&amp;mauthors=label:biology</text:p>
            <text:p/>
            <text:p>https://scholar.google.com/citations?view_op=search_authors&amp;hl=en&amp;mauthors=label:genetics</text:p>
            <text:p/>
            <text:p>https://scholar.google.com/citations?view_op=search_authors&amp;hl=en&amp;mauthors=label:evolution</text:p>
            <text:p/>
            <text:p>https://scholar.google.com/citations?view_op=search_authors&amp;hl=en&amp;mauthors=label:chemistry</text:p>
          </table:table-cell>
        </table:table-row>
        <table:table-row table:style-name="ro1">
          <table:table-cell office:value-type="float" office:value="2348080" calcext:value-type="float">
            <text:p>2348080</text:p>
          </table:table-cell>
          <table:table-cell office:value-type="float" office:value="2348138" calcext:value-type="float">
            <text:p>2348138</text:p>
          </table:table-cell>
          <table:table-cell office:value-type="string" calcext:value-type="string">
            <text:p>sexist</text:p>
          </table:table-cell>
          <table:table-cell office:value-type="string" calcext:value-type="string">
            <text:p>[id455618872|Александр], кто вообще кроме студентов знает черниговскую</text:p>
          </table:table-cell>
        </table:table-row>
        <table:table-row table:style-name="ro1">
          <table:table-cell office:value-type="float" office:value="2348080" calcext:value-type="float">
            <text:p>2348080</text:p>
          </table:table-cell>
          <table:table-cell office:value-type="float" office:value="2348141" calcext:value-type="float">
            <text:p>2348141</text:p>
          </table:table-cell>
          <table:table-cell office:value-type="string" calcext:value-type="string">
            <text:p>sexist</text:p>
          </table:table-cell>
          <table:table-cell office:value-type="string" calcext:value-type="string">
            <text:p>[id481972044|Иля], я хочу сказать, что среди женщин, тоже есть серьёзные учёные, хоть и намного меньше, чем мужчин</text:p>
          </table:table-cell>
        </table:table-row>
        <table:table-row table:style-name="ro1">
          <table:table-cell office:value-type="float" office:value="2348080" calcext:value-type="float">
            <text:p>2348080</text:p>
          </table:table-cell>
          <table:table-cell office:value-type="float" office:value="2348144" calcext:value-type="float">
            <text:p>2348144</text:p>
          </table:table-cell>
          <table:table-cell office:value-type="string" calcext:value-type="string">
            <text:p>non_sexist</text:p>
          </table:table-cell>
          <table:table-cell office:value-type="string" calcext:value-type="string">
            <text:p>[id481972044|Иля], все образованные, грамотные люди</text:p>
          </table:table-cell>
        </table:table-row>
        <table:table-row table:style-name="ro2">
          <table:table-cell office:value-type="float" office:value="2348080" calcext:value-type="float">
            <text:p>2348080</text:p>
          </table:table-cell>
          <table:table-cell office:value-type="float" office:value="2348147" calcext:value-type="float">
            <text:p>2348147</text:p>
          </table:table-cell>
          <table:table-cell office:value-type="string" calcext:value-type="string">
            <text:p>non_sexist</text:p>
          </table:table-cell>
          <table:table-cell office:value-type="string" calcext:value-type="string">
            <text:p>[id455618872|Александр], да.</text:p>
            <text:p>но их по населению больше чем мужчин</text:p>
          </table:table-cell>
        </table:table-row>
        <table:table-row table:style-name="ro1">
          <table:table-cell office:value-type="float" office:value="2348080" calcext:value-type="float">
            <text:p>2348080</text:p>
          </table:table-cell>
          <table:table-cell office:value-type="float" office:value="2348151" calcext:value-type="float">
            <text:p>2348151</text:p>
          </table:table-cell>
          <table:table-cell office:value-type="string" calcext:value-type="string">
            <text:p>non_sexist</text:p>
          </table:table-cell>
          <table:table-cell office:value-type="string" calcext:value-type="string">
            <text:p>[id481972044|Иля], я уже писал об этом выше</text:p>
          </table:table-cell>
        </table:table-row>
        <table:table-row table:style-name="ro5">
          <table:table-cell office:value-type="float" office:value="2348080" calcext:value-type="float">
            <text:p>2348080</text:p>
          </table:table-cell>
          <table:table-cell office:value-type="float" office:value="2348154" calcext:value-type="float">
            <text:p>2348154</text:p>
          </table:table-cell>
          <table:table-cell office:value-type="string" calcext:value-type="string">
            <text:p>non_sexist</text:p>
          </table:table-cell>
          <table:table-cell office:value-type="string" calcext:value-type="string">
            <text:p>А когда уже псевдоучёные приостановят работу террористических ячеек или глобальной нищеты? Коррупции там, или физ. насилия?</text:p>
            <text:p>Я понимаю, за шутки или сомнительные высказывания всегда легче "ногебать", ведь учёный с обвинением в сексизме гораздо покладистее очередного преступника с оружием который тебе башку прострелит.</text:p>
            <text:p>Но может быть, если ты зовёшь себя учёным, или доктором наук, тебе реально нужно заняться чем-то насущным, а не срать в твиттере про сексизм.</text:p>
            <text:p>А может и нет, кто знает. Может пока очередной преступник отрезает кому-то пальцы, реально нужно разбираться в высказываниях другого учёного.</text:p>
          </table:table-cell>
        </table:table-row>
        <table:table-row table:style-name="ro1">
          <table:table-cell office:value-type="float" office:value="2348080" calcext:value-type="float">
            <text:p>2348080</text:p>
          </table:table-cell>
          <table:table-cell office:value-type="float" office:value="2348164" calcext:value-type="float">
            <text:p>2348164</text:p>
          </table:table-cell>
          <table:table-cell office:value-type="string" calcext:value-type="string">
            <text:p>non_sexist</text:p>
          </table:table-cell>
          <table:table-cell office:value-type="string" calcext:value-type="string">
            <text:p>Но мы-то знаем, что здесь замешвн выбор ворот Штейна</text:p>
          </table:table-cell>
        </table:table-row>
        <table:table-row table:style-name="ro1">
          <table:table-cell office:value-type="float" office:value="2348080" calcext:value-type="float">
            <text:p>2348080</text:p>
          </table:table-cell>
          <table:table-cell office:value-type="float" office:value="2348166" calcext:value-type="float">
            <text:p>2348166</text:p>
          </table:table-cell>
          <table:table-cell office:value-type="string" calcext:value-type="string">
            <text:p>non_sexist</text:p>
          </table:table-cell>
          <table:table-cell office:value-type="string" calcext:value-type="string">
            <text:p>Какие отвратные коменты,остановите землю я сойду .Вообще предлагаю убить всех особей мужского рода за бесполезность хуле))))</text:p>
          </table:table-cell>
        </table:table-row>
        <table:table-row table:style-name="ro1">
          <table:table-cell office:value-type="float" office:value="2348080" calcext:value-type="float">
            <text:p>2348080</text:p>
          </table:table-cell>
          <table:table-cell office:value-type="float" office:value="2348176" calcext:value-type="float">
            <text:p>2348176</text:p>
          </table:table-cell>
          <table:table-cell office:value-type="string" calcext:value-type="string">
            <text:p>sexist_in_co</text:p>
          </table:table-cell>
          <table:table-cell office:value-type="string" calcext:value-type="string">
            <text:p>Но ведь это просто констатация факта..</text:p>
          </table:table-cell>
        </table:table-row>
        <table:table-row table:style-name="ro2">
          <table:table-cell office:value-type="float" office:value="2348080" calcext:value-type="float">
            <text:p>2348080</text:p>
          </table:table-cell>
          <table:table-cell office:value-type="float" office:value="2348180" calcext:value-type="float">
            <text:p>2348180</text:p>
          </table:table-cell>
          <table:table-cell office:value-type="string" calcext:value-type="string">
            <text:p>sexist</text:p>
          </table:table-cell>
          <table:table-cell office:value-type="string" calcext:value-type="string">
            <text:p>Интересно появление понятия "сексизм". Как-то по-тихому всплыло, как-то по-тихому стали обвинять в "сексизме", как-то по-тихому стало подразумеваться, что "сексизм" - это зло...</text:p>
            <text:p>Сексизм... Ну, да - разное отношение к людям разного пола, что тут плохого или хорошего? Ещё пройдёт немного времени, и, опять-таки, по-тихому, запретят мужчинам на женщин возбуждаться, а закончится всё запретом на секс с противоположным полом?</text:p>
          </table:table-cell>
        </table:table-row>
        <table:table-row table:style-name="ro4">
          <table:table-cell office:value-type="float" office:value="2348080" calcext:value-type="float">
            <text:p>2348080</text:p>
          </table:table-cell>
          <table:table-cell office:value-type="float" office:value="2348194" calcext:value-type="float">
            <text:p>2348194</text:p>
          </table:table-cell>
          <table:table-cell office:value-type="string" calcext:value-type="string">
            <text:p>sexist</text:p>
          </table:table-cell>
          <table:table-cell office:value-type="string" calcext:value-type="string">
            <text:p>В общем, то что женщин угнетали — неоспоримый факт. </text:p>
            <text:p/>
            <text:p>Однако теперь с этим покончено, сиди и читай книжки, учись в университете, становись  компетентной. Теперь не угнетают, живи и работай, к чему эти возгласы?</text:p>
            <text:p/>
            <text:p>Нужно восстановить справедливость? Но ведь угнетали не вас, а прошлые поколения. </text:p>
            <text:p/>
            <text:p>Да и в нашей стране, например, 70 лет гнались за всеобщим равенством, в т.ч. гендерным.</text:p>
          </table:table-cell>
        </table:table-row>
        <table:table-row table:style-name="ro1">
          <table:table-cell office:value-type="float" office:value="2348080" calcext:value-type="float">
            <text:p>2348080</text:p>
          </table:table-cell>
          <table:table-cell office:value-type="float" office:value="2348199" calcext:value-type="float">
            <text:p>2348199</text:p>
          </table:table-cell>
          <table:table-cell office:value-type="string" calcext:value-type="string">
            <text:p>non_sexist</text:p>
          </table:table-cell>
          <table:table-cell office:value-type="string" calcext:value-type="string">
            <text:p>заебали, отписка</text:p>
          </table:table-cell>
        </table:table-row>
        <table:table-row table:style-name="ro1">
          <table:table-cell office:value-type="float" office:value="2348080" calcext:value-type="float">
            <text:p>2348080</text:p>
          </table:table-cell>
          <table:table-cell office:value-type="float" office:value="2348201" calcext:value-type="float">
            <text:p>2348201</text:p>
          </table:table-cell>
          <table:table-cell office:value-type="string" calcext:value-type="string">
            <text:p>non_sexist</text:p>
          </table:table-cell>
          <table:table-cell office:value-type="string" calcext:value-type="string">
            <text:p>[id199078075|Рома], сарказм))</text:p>
          </table:table-cell>
        </table:table-row>
        <table:table-row table:style-name="ro1">
          <table:table-cell office:value-type="float" office:value="2348080" calcext:value-type="float">
            <text:p>2348080</text:p>
          </table:table-cell>
          <table:table-cell office:value-type="float" office:value="2348202" calcext:value-type="float">
            <text:p>2348202</text:p>
          </table:table-cell>
          <table:table-cell office:value-type="string" calcext:value-type="string">
            <text:p>non_sexist</text:p>
          </table:table-cell>
          <table:table-cell office:value-type="string" calcext:value-type="string">
            <text:p>[id457045918|Сони], А, сорь, туплю на ночь глядя</text:p>
          </table:table-cell>
        </table:table-row>
        <table:table-row table:style-name="ro2">
          <table:table-cell office:value-type="float" office:value="2348080" calcext:value-type="float">
            <text:p>2348080</text:p>
          </table:table-cell>
          <table:table-cell office:value-type="float" office:value="2348207" calcext:value-type="float">
            <text:p>2348207</text:p>
          </table:table-cell>
          <table:table-cell office:value-type="string" calcext:value-type="string">
            <text:p>non_sexist</text:p>
          </table:table-cell>
          <table:table-cell office:value-type="string" calcext:value-type="string">
            <text:p>"Вангую ответы на мой коммент от феминаци в духе «1000 и одна причина почему женщины добиваются меньше на научном поприще». Но, мы то знаем, что это бомбежка от бессильной злобы на правду."</text:p>
            <text:p>Когда тебе разжевывают и предоставляют 1000 причин почему ты проебался, а ты стоишь на  своём и ещё гордишься этим мда ок лол</text:p>
          </table:table-cell>
        </table:table-row>
        <table:table-row table:style-name="ro1">
          <table:table-cell office:value-type="float" office:value="2348080" calcext:value-type="float">
            <text:p>2348080</text:p>
          </table:table-cell>
          <table:table-cell office:value-type="float" office:value="2348208" calcext:value-type="float">
            <text:p>2348208</text:p>
          </table:table-cell>
          <table:table-cell office:value-type="string" calcext:value-type="string">
            <text:p>sexist_in_co</text:p>
          </table:table-cell>
          <table:table-cell office:value-type="string" calcext:value-type="string">
            <text:p>штоблять???</text:p>
          </table:table-cell>
        </table:table-row>
        <table:table-row table:style-name="ro1">
          <table:table-cell office:value-type="float" office:value="2348080" calcext:value-type="float">
            <text:p>2348080</text:p>
          </table:table-cell>
          <table:table-cell office:value-type="float" office:value="2348212" calcext:value-type="float">
            <text:p>2348212</text:p>
          </table:table-cell>
          <table:table-cell office:value-type="string" calcext:value-type="string">
            <text:p>sexist</text:p>
          </table:table-cell>
          <table:table-cell office:value-type="string" calcext:value-type="string">
            <text:p>[id234596179|Юлия], Шта?! Вы хотите сказать что раскусили и уличили учёного работавшего в ЦЕРН в том что он неверно произвёл расчеты и при этом утверждаете, что он не рубит "фишку". У вас в Таганроге вроде уже не должно голову печь (что бы все свести к солнечном удару), а все же вышел не обдуманный трёп от прочитанной статьи.</text:p>
          </table:table-cell>
        </table:table-row>
        <table:table-row table:style-name="ro1">
          <table:table-cell office:value-type="float" office:value="2348080" calcext:value-type="float">
            <text:p>2348080</text:p>
          </table:table-cell>
          <table:table-cell office:value-type="float" office:value="2348224" calcext:value-type="float">
            <text:p>2348224</text:p>
          </table:table-cell>
          <table:table-cell office:value-type="string" calcext:value-type="string">
            <text:p>sexist</text:p>
          </table:table-cell>
          <table:table-cell office:value-type="string" calcext:value-type="string">
            <text:p>[id464480037|Денис], не просто разное отношение к полам, а пренебрежительное к одному из них и превознесение другого🤷‍♀️ а пренебрежение и предвзятость - корень главных женских проблем: давление общества, оправдывание насилия в семье и изнасилований, дискриминация на работе и в науке и тд. Возможно, <text:s/>тебе кажется, что это вот что-то далекое от тебя, придуманное, но для женщин это реальность - от каждой сутулой псины постоянно слышать, что ты априори хуже. В шутках, фильмах, в мелких колкостях от знакомых и родных слышать "ТЫ БЕСПОЛЕЗНА, НИЧЕГО НЕ СДЕЛАЛА ДЛЯ НАУКИ И ЛЮДЕЙ, ТЫ НЕДОЧЕЛОВЕК" это омерзительно, от этого воротит и не хочется жить</text:p>
          </table:table-cell>
        </table:table-row>
        <table:table-row table:style-name="ro1">
          <table:table-cell office:value-type="float" office:value="2348080" calcext:value-type="float">
            <text:p>2348080</text:p>
          </table:table-cell>
          <table:table-cell office:value-type="float" office:value="2348236" calcext:value-type="float">
            <text:p>2348236</text:p>
          </table:table-cell>
          <table:table-cell office:value-type="string" calcext:value-type="string">
            <text:p>non_sexist</text:p>
          </table:table-cell>
          <table:table-cell office:value-type="string" calcext:value-type="string">
            <text:p>[id353684051|Анастасия], может быть что проблема у вас в голове, но раз ситуация ТАКАЯ, то я бы поставил на то, что вы достали даже родных и без вас было бы лучше</text:p>
          </table:table-cell>
        </table:table-row>
        <table:table-row table:style-name="ro1">
          <table:table-cell office:value-type="float" office:value="2348080" calcext:value-type="float">
            <text:p>2348080</text:p>
          </table:table-cell>
          <table:table-cell office:value-type="float" office:value="2348240" calcext:value-type="float">
            <text:p>2348240</text:p>
          </table:table-cell>
          <table:table-cell office:value-type="string" calcext:value-type="string">
            <text:p>non_sexist</text:p>
          </table:table-cell>
          <table:table-cell office:value-type="string" calcext:value-type="string">
            <text:p>[id1756390|Иван], <text:s/>не в тему сказанул😐</text:p>
          </table:table-cell>
        </table:table-row>
        <table:table-row table:style-name="ro1">
          <table:table-cell office:value-type="float" office:value="2348080" calcext:value-type="float">
            <text:p>2348080</text:p>
          </table:table-cell>
          <table:table-cell office:value-type="float" office:value="2348241" calcext:value-type="float">
            <text:p>2348241</text:p>
          </table:table-cell>
          <table:table-cell office:value-type="string" calcext:value-type="string">
            <text:p>non_sexist</text:p>
          </table:table-cell>
          <table:table-cell office:value-type="string" calcext:value-type="string">
            <text:p>Так, в статье мы видим ровно 0 критики или ответов по сути, и лишь ко-ко-ко</text:p>
          </table:table-cell>
        </table:table-row>
        <table:table-row table:style-name="ro2">
          <table:table-cell office:value-type="float" office:value="2348080" calcext:value-type="float">
            <text:p>2348080</text:p>
          </table:table-cell>
          <table:table-cell office:value-type="float" office:value="2348244" calcext:value-type="float">
            <text:p>2348244</text:p>
          </table:table-cell>
          <table:table-cell office:value-type="string" calcext:value-type="string">
            <text:p>non_sexist</text:p>
          </table:table-cell>
          <table:table-cell office:value-type="string" calcext:value-type="string">
            <text:p>[id234596179|Юлия], простите, но это Вы "фишку не рубите".какие ещё учёные  основоположники? Архимед, Пифагор? Вы бы хоть для приличия в Википедию зашли, прочитали про индекс цитируемости, индекс Хирша, РИНЦ, Scopus. Сейчас я открою небольшую тайну, но учебник по физике за 7 класс это не цитируемость. Цитируемость это когда СОВРЕМЕННЫЕ научные издания или журналы публикуют исследования СОВРЕМЕННЫХ ученых или ссылаются на них. Это во-первых.</text:p>
            <text:p>Во-вторых, про "учёных-практиков"  это вообще пушка. Давайте я Вам расскажу как появляются изобретения. СНАЧАЛА идёт научная  теория, а потом через много-много лет реализуется на практике. Только так, а не наоборот. Сейчас обьясню на  близких  к  Вам примерах. В 1916 Энштейн предсказал явление вынужденного излучения, а в 2018 Вы можете  делать лазерную депиляцию. Понимаете? Не несите больше  чуши и не подстраивайте реальный мир под ваши глупейшие теории, а то пишите Вы, а стыдно другим.</text:p>
          </table:table-cell>
        </table:table-row>
        <table:table-row table:style-name="ro1">
          <table:table-cell office:value-type="float" office:value="2348080" calcext:value-type="float">
            <text:p>2348080</text:p>
          </table:table-cell>
          <table:table-cell office:value-type="float" office:value="2348245" calcext:value-type="float">
            <text:p>2348245</text:p>
          </table:table-cell>
          <table:table-cell office:value-type="string" calcext:value-type="string">
            <text:p>non_sexist</text:p>
          </table:table-cell>
          <table:table-cell office:value-type="string" calcext:value-type="string">
            <text:p>[id353684051|Анастасия], а ты не в тему пришла и сваливаешь на моего однополого Дениса свои чудовищные проблемы</text:p>
          </table:table-cell>
        </table:table-row>
        <table:table-row table:style-name="ro1">
          <table:table-cell office:value-type="float" office:value="2348080" calcext:value-type="float">
            <text:p>2348080</text:p>
          </table:table-cell>
          <table:table-cell office:value-type="float" office:value="2348248" calcext:value-type="float">
            <text:p>2348248</text:p>
          </table:table-cell>
          <table:table-cell office:value-type="string" calcext:value-type="string">
            <text:p>non_sexist</text:p>
          </table:table-cell>
          <table:table-cell office:value-type="string" calcext:value-type="string">
            <text:p>Спасибо святому сексизму, что у кого-то ещё есть воля формулировать обстоятельные ответы на иссушающую дребедень</text:p>
          </table:table-cell>
        </table:table-row>
        <table:table-row table:style-name="ro1">
          <table:table-cell office:value-type="float" office:value="2348080" calcext:value-type="float">
            <text:p>2348080</text:p>
          </table:table-cell>
          <table:table-cell office:value-type="float" office:value="2348250" calcext:value-type="float">
            <text:p>2348250</text:p>
          </table:table-cell>
          <table:table-cell office:value-type="string" calcext:value-type="string">
            <text:p>non_sexist</text:p>
          </table:table-cell>
          <table:table-cell office:value-type="string" calcext:value-type="string">
            <text:p>[id194210373|Александр], не всегда и не во всех областях так делается, например в фармакологии обычно сначала открывают молекулу потом долго изучают его свойства и возможность применять в той или иной назологии, но есть и безусловно и поиск таргетов против определённых биомаркёров но это стоит гораздо дороже и помогает при заболевании только с определенной мутацией итд.</text:p>
          </table:table-cell>
        </table:table-row>
        <table:table-row table:style-name="ro1">
          <table:table-cell office:value-type="float" office:value="2348080" calcext:value-type="float">
            <text:p>2348080</text:p>
          </table:table-cell>
          <table:table-cell office:value-type="float" office:value="2348253" calcext:value-type="float">
            <text:p>2348253</text:p>
          </table:table-cell>
          <table:table-cell office:value-type="string" calcext:value-type="string">
            <text:p>non_sexist</text:p>
          </table:table-cell>
          <table:table-cell office:value-type="string" calcext:value-type="string">
            <text:p>[id353684051|Анастасия], высосано из пальца. Надуманность, мания.</text:p>
          </table:table-cell>
        </table:table-row>
        <table:table-row table:style-name="ro1">
          <table:table-cell office:value-type="float" office:value="2348080" calcext:value-type="float">
            <text:p>2348080</text:p>
          </table:table-cell>
          <table:table-cell office:value-type="float" office:value="2348258" calcext:value-type="float">
            <text:p>2348258</text:p>
          </table:table-cell>
          <table:table-cell office:value-type="string" calcext:value-type="string">
            <text:p>non_sexist</text:p>
          </table:table-cell>
          <table:table-cell office:value-type="string" calcext:value-type="string">
            <text:p>[id464480037|Денис], ну да, конечно. Все проблемы, которые вас не касаются "надуманы и высосены из пальца"🤷‍♀️</text:p>
          </table:table-cell>
        </table:table-row>
        <table:table-row table:style-name="ro1">
          <table:table-cell office:value-type="float" office:value="2348080" calcext:value-type="float">
            <text:p>2348080</text:p>
          </table:table-cell>
          <table:table-cell office:value-type="float" office:value="2348287" calcext:value-type="float">
            <text:p>2348287</text:p>
          </table:table-cell>
          <table:table-cell office:value-type="string" calcext:value-type="string">
            <text:p>non_sexist</text:p>
          </table:table-cell>
          <table:table-cell office:value-type="string" calcext:value-type="string">
            <text:p>[id200873717|Анастасия], называть пол слабым или сильным это уже сексизм если ты не знала. Хотя скорее всего ты правда не знала, ведь ты просто специально ведешь себя как язва</text:p>
          </table:table-cell>
        </table:table-row>
        <table:table-row table:style-name="ro1">
          <table:table-cell office:value-type="float" office:value="2348080" calcext:value-type="float">
            <text:p>2348080</text:p>
          </table:table-cell>
          <table:table-cell office:value-type="float" office:value="2348319" calcext:value-type="float">
            <text:p>2348319</text:p>
          </table:table-cell>
          <table:table-cell office:value-type="string" calcext:value-type="string">
            <text:p>sexist</text:p>
          </table:table-cell>
          <table:table-cell office:value-type="string" calcext:value-type="string">
            <text:p>[id353684051|Анастасия], женщины не равны мужчинам во всем, и наоборот, это аксиома, и гендерные роли тут не при чем, они могут меняться. Чисто физиологически организация нервной системы отличатся , так сложилась эволюция. Мужчины более склонны к логическому мышлению, зато у женщин почти не встречается алллпеция.</text:p>
          </table:table-cell>
        </table:table-row>
        <table:table-row table:style-name="ro1">
          <table:table-cell office:value-type="float" office:value="2348080" calcext:value-type="float">
            <text:p>2348080</text:p>
          </table:table-cell>
          <table:table-cell office:value-type="float" office:value="2348320" calcext:value-type="float">
            <text:p>2348320</text:p>
          </table:table-cell>
          <table:table-cell office:value-type="string" calcext:value-type="string">
            <text:p>non_sexist</text:p>
          </table:table-cell>
          <table:table-cell office:value-type="string" calcext:value-type="string">
            <text:p>Как же русаки бесятся, что женщин больше нельзя держать в узде и указывать им, как жить😀 Забавно эту бессильную агрессию раненого зверя наблюдать.</text:p>
          </table:table-cell>
        </table:table-row>
        <table:table-row table:style-name="ro1">
          <table:table-cell office:value-type="float" office:value="2348080" calcext:value-type="float">
            <text:p>2348080</text:p>
          </table:table-cell>
          <table:table-cell office:value-type="float" office:value="2348321" calcext:value-type="float">
            <text:p>2348321</text:p>
          </table:table-cell>
          <table:table-cell office:value-type="string" calcext:value-type="string">
            <text:p>non_sexist</text:p>
          </table:table-cell>
          <table:table-cell office:value-type="string" calcext:value-type="string">
            <text:p>[id3316081|Мария], зато кавказцы спокойны, против них вы по прежнему жидки на расправу. И мы будем всегда вам указывать, как жить.</text:p>
          </table:table-cell>
        </table:table-row>
        <table:table-row table:style-name="ro1">
          <table:table-cell office:value-type="float" office:value="2348080" calcext:value-type="float">
            <text:p>2348080</text:p>
          </table:table-cell>
          <table:table-cell office:value-type="float" office:value="2348322" calcext:value-type="float">
            <text:p>2348322</text:p>
          </table:table-cell>
          <table:table-cell office:value-type="string" calcext:value-type="string">
            <text:p>sexist</text:p>
          </table:table-cell>
          <table:table-cell office:value-type="string" calcext:value-type="string">
            <text:p>Вот урод! Он бы ещё сказал, что первым человеком в космосе был мужчина!</text:p>
          </table:table-cell>
        </table:table-row>
        <table:table-row table:style-name="ro1">
          <table:table-cell office:value-type="float" office:value="2348080" calcext:value-type="float">
            <text:p>2348080</text:p>
          </table:table-cell>
          <table:table-cell office:value-type="float" office:value="2348325" calcext:value-type="float">
            <text:p>2348325</text:p>
          </table:table-cell>
          <table:table-cell office:value-type="string" calcext:value-type="string">
            <text:p>non_sexist</text:p>
          </table:table-cell>
          <table:table-cell office:value-type="string" calcext:value-type="string">
            <text:p>Боюсь такими темпами рассизм и сексизм заменит опинионизм, когда людей будут ущемлять в правах за мнения не соответствующее общей канве.</text:p>
          </table:table-cell>
        </table:table-row>
        <table:table-row table:style-name="ro1">
          <table:table-cell office:value-type="float" office:value="2348080" calcext:value-type="float">
            <text:p>2348080</text:p>
          </table:table-cell>
          <table:table-cell office:value-type="float" office:value="2348329" calcext:value-type="float">
            <text:p>2348329</text:p>
          </table:table-cell>
          <table:table-cell office:value-type="string" calcext:value-type="string">
            <text:p>sexist</text:p>
          </table:table-cell>
          <table:table-cell office:value-type="string" calcext:value-type="string">
            <text:p>Желаю Медузе отправить эту Страховскую снова в вестник ТП Вондерзин. Деградирует издание. Очень жаль. Азара бы вернули</text:p>
          </table:table-cell>
        </table:table-row>
        <table:table-row table:style-name="ro1">
          <table:table-cell office:value-type="float" office:value="2348080" calcext:value-type="float">
            <text:p>2348080</text:p>
          </table:table-cell>
          <table:table-cell office:value-type="float" office:value="2348336" calcext:value-type="float">
            <text:p>2348336</text:p>
          </table:table-cell>
          <table:table-cell office:value-type="string" calcext:value-type="string">
            <text:p>non_sexist</text:p>
          </table:table-cell>
          <table:table-cell office:value-type="string" calcext:value-type="string">
            <text:p>[id3316081|Мария], "русаки" не могут, зато Мага на тонированной приоре может делать с тобой все что захочет</text:p>
          </table:table-cell>
        </table:table-row>
        <table:table-row table:style-name="ro1">
          <table:table-cell office:value-type="float" office:value="2348080" calcext:value-type="float">
            <text:p>2348080</text:p>
          </table:table-cell>
          <table:table-cell office:value-type="float" office:value="2348337" calcext:value-type="float">
            <text:p>2348337</text:p>
          </table:table-cell>
          <table:table-cell office:value-type="string" calcext:value-type="string">
            <text:p>sexist</text:p>
          </table:table-cell>
          <table:table-cell office:value-type="string" calcext:value-type="string">
            <text:p>[id103946276|Андрей], плюрализм и феминизм несовместимы. Почему то женщины не возражают против особенных прав для беременных, а ведь по сути они должны с этого начать.</text:p>
          </table:table-cell>
        </table:table-row>
        <table:table-row table:style-name="ro1">
          <table:table-cell office:value-type="float" office:value="2348080" calcext:value-type="float">
            <text:p>2348080</text:p>
          </table:table-cell>
          <table:table-cell office:value-type="float" office:value="2348338" calcext:value-type="float">
            <text:p>2348338</text:p>
          </table:table-cell>
          <table:table-cell office:value-type="string" calcext:value-type="string">
            <text:p>sexist</text:p>
          </table:table-cell>
          <table:table-cell office:value-type="string" calcext:value-type="string">
            <text:p>[id353684051|Анастасия], какая на фиг дискриминация на работе? Я только и вижу молодых девушек и женщин начальниками</text:p>
          </table:table-cell>
        </table:table-row>
        <table:table-row table:style-name="ro1">
          <table:table-cell office:value-type="float" office:value="2348080" calcext:value-type="float">
            <text:p>2348080</text:p>
          </table:table-cell>
          <table:table-cell office:value-type="float" office:value="2348351" calcext:value-type="float">
            <text:p>2348351</text:p>
          </table:table-cell>
          <table:table-cell office:value-type="string" calcext:value-type="string">
            <text:p>sexist</text:p>
          </table:table-cell>
          <table:table-cell office:value-type="string" calcext:value-type="string">
            <text:p>[id353684051|Анастасия], давай посчитаем сколько женщин за все время стали лауреатами Нобелевской премии по точным наукам. 1,2,3 все</text:p>
          </table:table-cell>
        </table:table-row>
        <table:table-row table:style-name="ro1">
          <table:table-cell office:value-type="float" office:value="2348080" calcext:value-type="float">
            <text:p>2348080</text:p>
          </table:table-cell>
          <table:table-cell office:value-type="float" office:value="2348354" calcext:value-type="float">
            <text:p>2348354</text:p>
          </table:table-cell>
          <table:table-cell office:value-type="string" calcext:value-type="string">
            <text:p>sexist_in_co</text:p>
          </table:table-cell>
          <table:table-cell office:value-type="string" calcext:value-type="string">
            <text:p>Почему он не подал в суд на церн?</text:p>
          </table:table-cell>
        </table:table-row>
        <table:table-row table:style-name="ro1">
          <table:table-cell office:value-type="float" office:value="2348080" calcext:value-type="float">
            <text:p>2348080</text:p>
          </table:table-cell>
          <table:table-cell office:value-type="float" office:value="2348355" calcext:value-type="float">
            <text:p>2348355</text:p>
          </table:table-cell>
          <table:table-cell office:value-type="string" calcext:value-type="string">
            <text:p>non_sexist</text:p>
          </table:table-cell>
          <table:table-cell office:value-type="string" calcext:value-type="string">
            <text:p>[id114765583|Михаил], слова богу, я живу в цивилизованной стране. А Маги только в отсталой раиссе управляют русаками. В Германии подобного дискурса под темой не возникло бы.</text:p>
          </table:table-cell>
        </table:table-row>
        <table:table-row table:style-name="ro1">
          <table:table-cell office:value-type="float" office:value="2348080" calcext:value-type="float">
            <text:p>2348080</text:p>
          </table:table-cell>
          <table:table-cell office:value-type="float" office:value="2348356" calcext:value-type="float">
            <text:p>2348356</text:p>
          </table:table-cell>
          <table:table-cell office:value-type="string" calcext:value-type="string">
            <text:p>non_sexist</text:p>
          </table:table-cell>
          <table:table-cell office:value-type="string" calcext:value-type="string">
            <text:p>[id390676014|Алекс], кому вы будете указывать? Хую своему в штанах разве только.</text:p>
          </table:table-cell>
        </table:table-row>
        <table:table-row table:style-name="ro1">
          <table:table-cell office:value-type="float" office:value="2348080" calcext:value-type="float">
            <text:p>2348080</text:p>
          </table:table-cell>
          <table:table-cell office:value-type="float" office:value="2348361" calcext:value-type="float">
            <text:p>2348361</text:p>
          </table:table-cell>
          <table:table-cell office:value-type="string" calcext:value-type="string">
            <text:p>non_sexist</text:p>
          </table:table-cell>
          <table:table-cell office:value-type="string" calcext:value-type="string">
            <text:p>[id3316081|Мария], забавно))) вы повторите свои слова в Грозном? Не думаю)</text:p>
          </table:table-cell>
        </table:table-row>
        <table:table-row table:style-name="ro1">
          <table:table-cell office:value-type="float" office:value="2348080" calcext:value-type="float">
            <text:p>2348080</text:p>
          </table:table-cell>
          <table:table-cell office:value-type="float" office:value="2348364" calcext:value-type="float">
            <text:p>2348364</text:p>
          </table:table-cell>
          <table:table-cell office:value-type="string" calcext:value-type="string">
            <text:p>sexist</text:p>
          </table:table-cell>
          <table:table-cell office:value-type="string" calcext:value-type="string">
            <text:p>Статистика говорит за себя, сейчас мужчины унижены и растоптаны.</text:p>
          </table:table-cell>
        </table:table-row>
        <table:table-row table:style-name="ro1">
          <table:table-cell office:value-type="float" office:value="2348080" calcext:value-type="float">
            <text:p>2348080</text:p>
          </table:table-cell>
          <table:table-cell office:value-type="float" office:value="2348366" calcext:value-type="float">
            <text:p>2348366</text:p>
          </table:table-cell>
          <table:table-cell office:value-type="string" calcext:value-type="string">
            <text:p>sexist</text:p>
          </table:table-cell>
          <table:table-cell office:value-type="string" calcext:value-type="string">
            <text:p>Дык. тни и правда не могут в науку. чисто физически их мозг для этого не приспособлен. Зато много и хорошо умеют говорить об ущемлении и ставить лайки друг дружку.</text:p>
          </table:table-cell>
        </table:table-row>
        <table:table-row table:style-name="ro1">
          <table:table-cell office:value-type="float" office:value="2348080" calcext:value-type="float">
            <text:p>2348080</text:p>
          </table:table-cell>
          <table:table-cell office:value-type="float" office:value="2348372" calcext:value-type="float">
            <text:p>2348372</text:p>
          </table:table-cell>
          <table:table-cell office:value-type="string" calcext:value-type="string">
            <text:p>sexist</text:p>
          </table:table-cell>
          <table:table-cell office:value-type="string" calcext:value-type="string">
            <text:p>Как устал от всей этой толерантности ко всем от всех, это не возможно, быстрее бы уже полеты в космос для гражданских сделали бы доступными и разлетелись бы все по своим планетам , лгбт которых все угнетают и всякие другие кто считает что их чувства задеты, и все всем было бы хорошо</text:p>
          </table:table-cell>
        </table:table-row>
        <table:table-row table:style-name="ro1">
          <table:table-cell office:value-type="float" office:value="2348080" calcext:value-type="float">
            <text:p>2348080</text:p>
          </table:table-cell>
          <table:table-cell office:value-type="float" office:value="2348377" calcext:value-type="float">
            <text:p>2348377</text:p>
          </table:table-cell>
          <table:table-cell office:value-type="string" calcext:value-type="string">
            <text:p>non_sexist</text:p>
          </table:table-cell>
          <table:table-cell office:value-type="string" calcext:value-type="string">
            <text:p>[id183856133|Артем], о вы учёный</text:p>
          </table:table-cell>
        </table:table-row>
        <table:table-row table:style-name="ro1">
          <table:table-cell office:value-type="float" office:value="2348080" calcext:value-type="float">
            <text:p>2348080</text:p>
          </table:table-cell>
          <table:table-cell office:value-type="float" office:value="2348382" calcext:value-type="float">
            <text:p>2348382</text:p>
          </table:table-cell>
          <table:table-cell office:value-type="string" calcext:value-type="string">
            <text:p>sexist</text:p>
          </table:table-cell>
          <table:table-cell office:value-type="string" calcext:value-type="string">
            <text:p>Все говорят, что женщин не унижают и проблем у них вообще с ущемлением нет могут просто зайти в комментарии к любой новости о сексизме или изнасиловании на "Медузе" и передумать 😉</text:p>
          </table:table-cell>
        </table:table-row>
        <table:table-row table:style-name="ro1">
          <table:table-cell office:value-type="float" office:value="2348080" calcext:value-type="float">
            <text:p>2348080</text:p>
          </table:table-cell>
          <table:table-cell office:value-type="float" office:value="2348385" calcext:value-type="float">
            <text:p>2348385</text:p>
          </table:table-cell>
          <table:table-cell office:value-type="string" calcext:value-type="string">
            <text:p>non_sexist</text:p>
          </table:table-cell>
          <table:table-cell office:value-type="string" calcext:value-type="string">
            <text:p>[id183856133|Артем], а ты от пениса между ног вдруг стал разбираться в физике? Прикольно.</text:p>
          </table:table-cell>
        </table:table-row>
        <table:table-row table:style-name="ro2">
          <table:table-cell office:value-type="float" office:value="2348080" calcext:value-type="float">
            <text:p>2348080</text:p>
          </table:table-cell>
          <table:table-cell office:value-type="float" office:value="2348390" calcext:value-type="float">
            <text:p>2348390</text:p>
          </table:table-cell>
          <table:table-cell office:value-type="string" calcext:value-type="string">
            <text:p>sexist</text:p>
          </table:table-cell>
          <table:table-cell office:value-type="string" calcext:value-type="string">
            <text:p>Бло, только посмотрите на этих шкур сверху. я же говорил, что они друг друга лайками поддерживают. и я оказался прав. </text:p>
            <text:p>И да, я неплохо разбираюсь в естественных науках. в отличии от всяких мокрощелок🌚</text:p>
          </table:table-cell>
        </table:table-row>
        <table:table-row table:style-name="ro1">
          <table:table-cell office:value-type="float" office:value="2348080" calcext:value-type="float">
            <text:p>2348080</text:p>
          </table:table-cell>
          <table:table-cell office:value-type="float" office:value="2348394" calcext:value-type="float">
            <text:p>2348394</text:p>
          </table:table-cell>
          <table:table-cell office:value-type="string" calcext:value-type="string">
            <text:p>non_sexist</text:p>
          </table:table-cell>
          <table:table-cell office:value-type="string" calcext:value-type="string">
            <text:p>[id183856133|Артем], тогда докажи нам. Что ты сделал для современной науки, чтобы нас унижать?</text:p>
          </table:table-cell>
        </table:table-row>
        <table:table-row table:style-name="ro2">
          <table:table-cell office:value-type="float" office:value="2348080" calcext:value-type="float">
            <text:p>2348080</text:p>
          </table:table-cell>
          <table:table-cell office:value-type="float" office:value="2348399" calcext:value-type="float">
            <text:p>2348399</text:p>
          </table:table-cell>
          <table:table-cell office:value-type="string" calcext:value-type="string">
            <text:p>non_sexist</text:p>
          </table:table-cell>
          <table:table-cell office:value-type="string" calcext:value-type="string">
            <text:p>Лоооол жирнота. Набежали в комменты мужики, и все поголовно учёные, все со степенями, у всех череда великих открытий за спиной. Вообще, мужская солидарность - вещь орная. Ты быдло из подзалупинска с тремя классами образования, но зато мужики умнее тупых девок, ууух, А ВОТ ЭНШТЕЙН!!! А ВОТ НОБЕЛЕВСКАЯ ПРЕМИЯ РРРРРЯЯЯЯЯ </text:p>
            <text:p>Успокойтесь. Все равно будете сидеть на своих заводах и в офисах , жопы квадратить.</text:p>
          </table:table-cell>
        </table:table-row>
        <table:table-row table:style-name="ro1">
          <table:table-cell office:value-type="float" office:value="2348080" calcext:value-type="float">
            <text:p>2348080</text:p>
          </table:table-cell>
          <table:table-cell office:value-type="float" office:value="2348400" calcext:value-type="float">
            <text:p>2348400</text:p>
          </table:table-cell>
          <table:table-cell office:value-type="string" calcext:value-type="string">
            <text:p>non_sexist</text:p>
          </table:table-cell>
          <table:table-cell office:value-type="string" calcext:value-type="string">
            <text:p>[id237886649|Печенька], изобрел электромагнитную пусковую установку. только все данные о ней засекречены😒</text:p>
          </table:table-cell>
        </table:table-row>
        <table:table-row table:style-name="ro1">
          <table:table-cell office:value-type="float" office:value="2348080" calcext:value-type="float">
            <text:p>2348080</text:p>
          </table:table-cell>
          <table:table-cell office:value-type="float" office:value="2348402" calcext:value-type="float">
            <text:p>2348402</text:p>
          </table:table-cell>
          <table:table-cell office:value-type="string" calcext:value-type="string">
            <text:p>non_sexist</text:p>
          </table:table-cell>
          <table:table-cell office:value-type="string" calcext:value-type="string">
            <text:p>[id183856133|Артем], конечно, ври больше.</text:p>
          </table:table-cell>
        </table:table-row>
        <table:table-row table:style-name="ro1">
          <table:table-cell office:value-type="float" office:value="2348080" calcext:value-type="float">
            <text:p>2348080</text:p>
          </table:table-cell>
          <table:table-cell office:value-type="float" office:value="2348410" calcext:value-type="float">
            <text:p>2348410</text:p>
          </table:table-cell>
          <table:table-cell office:value-type="string" calcext:value-type="string">
            <text:p>non_sexist</text:p>
          </table:table-cell>
          <table:table-cell office:value-type="string" calcext:value-type="string">
            <text:p>Интересно, какой процент из этих мужчин в комментариях хотя бы поступил в ВУЗы на физиков, чтобы утверждать, что там нет никаких женщин или что их вклад слишком мал, или что им она дается хуже?</text:p>
          </table:table-cell>
        </table:table-row>
        <table:table-row table:style-name="ro2">
          <table:table-cell office:value-type="float" office:value="2348080" calcext:value-type="float">
            <text:p>2348080</text:p>
          </table:table-cell>
          <table:table-cell office:value-type="float" office:value="2348413" calcext:value-type="float">
            <text:p>2348413</text:p>
          </table:table-cell>
          <table:table-cell office:value-type="string" calcext:value-type="string">
            <text:p>sexist</text:p>
          </table:table-cell>
          <table:table-cell office:value-type="string" calcext:value-type="string">
            <text:p>Master/slave.</text:p>
            <text:p>Нобелевку по физике получила женщина, так что все фемочки, охладите трахание.</text:p>
          </table:table-cell>
        </table:table-row>
        <table:table-row table:style-name="ro1">
          <table:table-cell office:value-type="float" office:value="2348080" calcext:value-type="float">
            <text:p>2348080</text:p>
          </table:table-cell>
          <table:table-cell office:value-type="float" office:value="2348419" calcext:value-type="float">
            <text:p>2348419</text:p>
          </table:table-cell>
          <table:table-cell office:value-type="string" calcext:value-type="string">
            <text:p>non_sexist</text:p>
          </table:table-cell>
          <table:table-cell office:value-type="string" calcext:value-type="string">
            <text:p>[id147754864|Денис], какая нахер разница какого пола учёный получил нобелевку? У девушек тут горит не из-за того что мужчины-физики получили больше наград, чем женщины. Горит из-за того что вклад женщин в науку отрицается некоторой частью мужского населения, которые считают что фича между ног определяет успешным ты будешь учёным или нет. И будешь ли ты учёным вообще</text:p>
          </table:table-cell>
        </table:table-row>
        <table:table-row table:style-name="ro1">
          <table:table-cell office:value-type="float" office:value="2348080" calcext:value-type="float">
            <text:p>2348080</text:p>
          </table:table-cell>
          <table:table-cell office:value-type="float" office:value="2348423" calcext:value-type="float">
            <text:p>2348423</text:p>
          </table:table-cell>
          <table:table-cell office:value-type="string" calcext:value-type="string">
            <text:p>sexist</text:p>
          </table:table-cell>
          <table:table-cell office:value-type="string" calcext:value-type="string">
            <text:p>[id106500568|Катерина], бля, тупица, пойми. что нет никакого весомого вклада от шкур. разве только говна в комментах</text:p>
          </table:table-cell>
        </table:table-row>
        <table:table-row table:style-name="ro1">
          <table:table-cell office:value-type="float" office:value="2348080" calcext:value-type="float">
            <text:p>2348080</text:p>
          </table:table-cell>
          <table:table-cell office:value-type="float" office:value="2348425" calcext:value-type="float">
            <text:p>2348425</text:p>
          </table:table-cell>
          <table:table-cell office:value-type="string" calcext:value-type="string">
            <text:p>non_sexist</text:p>
          </table:table-cell>
          <table:table-cell office:value-type="string" calcext:value-type="string">
            <text:p>[id183856133|Артем], ору, просто ору. В голосину ору</text:p>
          </table:table-cell>
        </table:table-row>
        <table:table-row table:style-name="ro1">
          <table:table-cell office:value-type="float" office:value="2348080" calcext:value-type="float">
            <text:p>2348080</text:p>
          </table:table-cell>
          <table:table-cell office:value-type="float" office:value="2348435" calcext:value-type="float">
            <text:p>2348435</text:p>
          </table:table-cell>
          <table:table-cell office:value-type="string" calcext:value-type="string">
            <text:p>sexist</text:p>
          </table:table-cell>
          <table:table-cell office:value-type="string" calcext:value-type="string">
            <text:p>Не все слышали про Склодовскую или Ковалевскую, или вообще о Мирзахани. Но это проблема невежд. Женщинам стоит заняться делом, а не мстить за "охоту на ведьм". Всем стоит заняться делом.</text:p>
          </table:table-cell>
        </table:table-row>
        <table:table-row table:style-name="ro1">
          <table:table-cell office:value-type="float" office:value="2348080" calcext:value-type="float">
            <text:p>2348080</text:p>
          </table:table-cell>
          <table:table-cell office:value-type="float" office:value="2348438" calcext:value-type="float">
            <text:p>2348438</text:p>
          </table:table-cell>
          <table:table-cell office:value-type="string" calcext:value-type="string">
            <text:p>non_sexist</text:p>
          </table:table-cell>
          <table:table-cell office:value-type="string" calcext:value-type="string">
            <text:p>[id183856133|Артем], лол, это твой зад на гифке.</text:p>
          </table:table-cell>
        </table:table-row>
        <table:table-row table:style-name="ro1">
          <table:table-cell office:value-type="float" office:value="2302129" calcext:value-type="float">
            <text:p>2302129</text:p>
          </table:table-cell>
          <table:table-cell office:value-type="float" office:value="2302130" calcext:value-type="float">
            <text:p>2302130</text:p>
          </table:table-cell>
          <table:table-cell office:value-type="string" calcext:value-type="string">
            <text:p>non_sexist</text:p>
          </table:table-cell>
          <table:table-cell office:value-type="string" calcext:value-type="string">
            <text:p>нифига я афигел</text:p>
          </table:table-cell>
        </table:table-row>
        <table:table-row table:style-name="ro1">
          <table:table-cell office:value-type="float" office:value="2302129" calcext:value-type="float">
            <text:p>2302129</text:p>
          </table:table-cell>
          <table:table-cell office:value-type="float" office:value="2302132" calcext:value-type="float">
            <text:p>2302132</text:p>
          </table:table-cell>
          <table:table-cell office:value-type="string" calcext:value-type="string">
            <text:p>non_sexist</text:p>
          </table:table-cell>
          <table:table-cell office:value-type="string" calcext:value-type="string">
            <text:p>хаха</text:p>
          </table:table-cell>
        </table:table-row>
        <table:table-row table:style-name="ro1">
          <table:table-cell office:value-type="float" office:value="2302129" calcext:value-type="float">
            <text:p>2302129</text:p>
          </table:table-cell>
          <table:table-cell office:value-type="float" office:value="2302133" calcext:value-type="float">
            <text:p>2302133</text:p>
          </table:table-cell>
          <table:table-cell office:value-type="string" calcext:value-type="string">
            <text:p>non_sexist</text:p>
          </table:table-cell>
          <table:table-cell office:value-type="string" calcext:value-type="string">
            <text:p>"Как же надоели с этими обвинениями" (с) цитаты великих идиотов</text:p>
          </table:table-cell>
        </table:table-row>
        <table:table-row table:style-name="ro1">
          <table:table-cell office:value-type="float" office:value="2302129" calcext:value-type="float">
            <text:p>2302129</text:p>
          </table:table-cell>
          <table:table-cell office:value-type="float" office:value="2302134" calcext:value-type="float">
            <text:p>2302134</text:p>
          </table:table-cell>
          <table:table-cell office:value-type="string" calcext:value-type="string">
            <text:p>non_sexist</text:p>
          </table:table-cell>
          <table:table-cell office:value-type="string" calcext:value-type="string">
            <text:p>Но соло есть соло.</text:p>
          </table:table-cell>
        </table:table-row>
        <table:table-row table:style-name="ro1">
          <table:table-cell office:value-type="float" office:value="2302129" calcext:value-type="float">
            <text:p>2302129</text:p>
          </table:table-cell>
          <table:table-cell office:value-type="float" office:value="2302137" calcext:value-type="float">
            <text:p>2302137</text:p>
          </table:table-cell>
          <table:table-cell office:value-type="string" calcext:value-type="string">
            <text:p>non_sexist</text:p>
          </table:table-cell>
          <table:table-cell office:value-type="string" calcext:value-type="string">
            <text:p>хах прям как я с тиммейтами в дотке</text:p>
          </table:table-cell>
        </table:table-row>
        <table:table-row table:style-name="ro1">
          <table:table-cell office:value-type="float" office:value="2302129" calcext:value-type="float">
            <text:p>2302129</text:p>
          </table:table-cell>
          <table:table-cell office:value-type="float" office:value="2302138" calcext:value-type="float">
            <text:p>2302138</text:p>
          </table:table-cell>
          <table:table-cell office:value-type="string" calcext:value-type="string">
            <text:p>non_sexist</text:p>
          </table:table-cell>
          <table:table-cell office:value-type="string" calcext:value-type="string">
            <text:p>но ведь 15 лет всех всё устраивало)))))</text:p>
          </table:table-cell>
        </table:table-row>
        <table:table-row table:style-name="ro1">
          <table:table-cell office:value-type="float" office:value="2302129" calcext:value-type="float">
            <text:p>2302129</text:p>
          </table:table-cell>
          <table:table-cell office:value-type="float" office:value="2302139" calcext:value-type="float">
            <text:p>2302139</text:p>
          </table:table-cell>
          <table:table-cell office:value-type="string" calcext:value-type="string">
            <text:p>non_sexist</text:p>
          </table:table-cell>
          <table:table-cell office:value-type="string" calcext:value-type="string">
            <text:p>А слабо мне под авой написать "Е Б Л А Н"</text:p>
          </table:table-cell>
        </table:table-row>
        <table:table-row table:style-name="ro1">
          <table:table-cell office:value-type="float" office:value="2302129" calcext:value-type="float">
            <text:p>2302129</text:p>
          </table:table-cell>
          <table:table-cell office:value-type="float" office:value="2302140" calcext:value-type="float">
            <text:p>2302140</text:p>
          </table:table-cell>
          <table:table-cell office:value-type="string" calcext:value-type="string">
            <text:p>non_sexist</text:p>
          </table:table-cell>
          <table:table-cell office:value-type="string" calcext:value-type="string">
            <text:p>Прям все 20?</text:p>
          </table:table-cell>
        </table:table-row>
        <table:table-row table:style-name="ro1">
          <table:table-cell office:value-type="float" office:value="2302129" calcext:value-type="float">
            <text:p>2302129</text:p>
          </table:table-cell>
          <table:table-cell office:value-type="float" office:value="2302141" calcext:value-type="float">
            <text:p>2302141</text:p>
          </table:table-cell>
          <table:table-cell office:value-type="string" calcext:value-type="string">
            <text:p>non_sexist</text:p>
          </table:table-cell>
          <table:table-cell office:value-type="string" calcext:value-type="string">
            <text:p>Бедный Хан...</text:p>
          </table:table-cell>
        </table:table-row>
        <table:table-row table:style-name="ro1">
          <table:table-cell office:value-type="float" office:value="2302129" calcext:value-type="float">
            <text:p>2302129</text:p>
          </table:table-cell>
          <table:table-cell office:value-type="float" office:value="2302145" calcext:value-type="float">
            <text:p>2302145</text:p>
          </table:table-cell>
          <table:table-cell office:value-type="string" calcext:value-type="string">
            <text:p>sexist_in_co</text:p>
          </table:table-cell>
          <table:table-cell office:value-type="string" calcext:value-type="string">
            <text:p>А ждали они 15 лет только из за скромности....</text:p>
          </table:table-cell>
        </table:table-row>
        <table:table-row table:style-name="ro1">
          <table:table-cell office:value-type="float" office:value="2302129" calcext:value-type="float">
            <text:p>2302129</text:p>
          </table:table-cell>
          <table:table-cell office:value-type="float" office:value="2302147" calcext:value-type="float">
            <text:p>2302147</text:p>
          </table:table-cell>
          <table:table-cell office:value-type="string" calcext:value-type="string">
            <text:p>non_sexist</text:p>
          </table:table-cell>
          <table:table-cell office:value-type="string" calcext:value-type="string">
            <text:p>хм... как бы это привязать к России и Путину...</text:p>
          </table:table-cell>
        </table:table-row>
        <table:table-row table:style-name="ro1">
          <table:table-cell office:value-type="float" office:value="2302129" calcext:value-type="float">
            <text:p>2302129</text:p>
          </table:table-cell>
          <table:table-cell office:value-type="float" office:value="2302148" calcext:value-type="float">
            <text:p>2302148</text:p>
          </table:table-cell>
          <table:table-cell office:value-type="string" calcext:value-type="string">
            <text:p>non_sexist</text:p>
          </table:table-cell>
          <table:table-cell office:value-type="string" calcext:value-type="string">
            <text:p>322?</text:p>
          </table:table-cell>
        </table:table-row>
        <table:table-row table:style-name="ro1">
          <table:table-cell office:value-type="float" office:value="2302129" calcext:value-type="float">
            <text:p>2302129</text:p>
          </table:table-cell>
          <table:table-cell office:value-type="float" office:value="2302149" calcext:value-type="float">
            <text:p>2302149</text:p>
          </table:table-cell>
          <table:table-cell office:value-type="string" calcext:value-type="string">
            <text:p>non_sexist</text:p>
          </table:table-cell>
          <table:table-cell office:value-type="string" calcext:value-type="string">
            <text:p>То есть на влиятельность агрессора, его связи, СТРАХ ОСУЖДЕНИЯ СО СТОРОНЫ ОБЩЕСТВА (привет му дак), на это все плевать?</text:p>
          </table:table-cell>
        </table:table-row>
        <table:table-row table:style-name="ro1">
          <table:table-cell office:value-type="float" office:value="2302129" calcext:value-type="float">
            <text:p>2302129</text:p>
          </table:table-cell>
          <table:table-cell office:value-type="float" office:value="2302152" calcext:value-type="float">
            <text:p>2302152</text:p>
          </table:table-cell>
          <table:table-cell office:value-type="string" calcext:value-type="string">
            <text:p>non_sexist</text:p>
          </table:table-cell>
          <table:table-cell office:value-type="string" calcext:value-type="string">
            <text:p>о боги,толстую назвали толстой, она разревелась, давайте теперь обвиним его в домогательствах. что за бред</text:p>
          </table:table-cell>
        </table:table-row>
        <table:table-row table:style-name="ro1">
          <table:table-cell office:value-type="float" office:value="2302129" calcext:value-type="float">
            <text:p>2302129</text:p>
          </table:table-cell>
          <table:table-cell office:value-type="float" office:value="2302155" calcext:value-type="float">
            <text:p>2302155</text:p>
          </table:table-cell>
          <table:table-cell office:value-type="string" calcext:value-type="string">
            <text:p>non_sexist</text:p>
          </table:table-cell>
          <table:table-cell office:value-type="string" calcext:value-type="string">
            <text:p>Спасибо. Это хорошие новости. Наконец-то люди могут говорить о том, о чём раньше боялись сказать. Надеюсь, тенденция будет набирать обороты.</text:p>
          </table:table-cell>
        </table:table-row>
        <table:table-row table:style-name="ro1">
          <table:table-cell office:value-type="float" office:value="2302129" calcext:value-type="float">
            <text:p>2302129</text:p>
          </table:table-cell>
          <table:table-cell office:value-type="float" office:value="2302157" calcext:value-type="float">
            <text:p>2302157</text:p>
          </table:table-cell>
          <table:table-cell office:value-type="string" calcext:value-type="string">
            <text:p>non_sexist</text:p>
          </table:table-cell>
          <table:table-cell office:value-type="string" calcext:value-type="string">
            <text:p>[id70141022|Пельменное], не толстая, а полненькая. Чо ты сразу, видно, хочешь человека обидеть?!</text:p>
          </table:table-cell>
        </table:table-row>
        <table:table-row table:style-name="ro1">
          <table:table-cell office:value-type="float" office:value="2302129" calcext:value-type="float">
            <text:p>2302129</text:p>
          </table:table-cell>
          <table:table-cell office:value-type="float" office:value="2302161" calcext:value-type="float">
            <text:p>2302161</text:p>
          </table:table-cell>
          <table:table-cell office:value-type="string" calcext:value-type="string">
            <text:p>non_sexist</text:p>
          </table:table-cell>
          <table:table-cell office:value-type="string" calcext:value-type="string">
            <text:p>[id213717231|Виталий], называй вещи своими именами и все. если кто то толстый, будь готов слышать правду. в обычной жизни это не надо, но в театре лишний вес у сотрудников трупы может быть весомой неприятностью</text:p>
          </table:table-cell>
        </table:table-row>
        <table:table-row table:style-name="ro1">
          <table:table-cell office:value-type="float" office:value="2302129" calcext:value-type="float">
            <text:p>2302129</text:p>
          </table:table-cell>
          <table:table-cell office:value-type="float" office:value="2302163" calcext:value-type="float">
            <text:p>2302163</text:p>
          </table:table-cell>
          <table:table-cell office:value-type="string" calcext:value-type="string">
            <text:p>sexist_in_co</text:p>
          </table:table-cell>
          <table:table-cell office:value-type="string" calcext:value-type="string">
            <text:p>[id469301822|Антон], а сейчас типа не страшно? да.... 15 лет назад было страшно а сейчас сил набрались...</text:p>
          </table:table-cell>
        </table:table-row>
        <table:table-row table:style-name="ro1">
          <table:table-cell office:value-type="float" office:value="2302129" calcext:value-type="float">
            <text:p>2302129</text:p>
          </table:table-cell>
          <table:table-cell office:value-type="float" office:value="2302166" calcext:value-type="float">
            <text:p>2302166</text:p>
          </table:table-cell>
          <table:table-cell office:value-type="string" calcext:value-type="string">
            <text:p>sexist</text:p>
          </table:table-cell>
          <table:table-cell office:value-type="string" calcext:value-type="string">
            <text:p>Домогался ну так ушли бы, в чем проблема? До слез довели ппц, хлопнула дверью и ушла.... Не понимаю я этих тонких натур</text:p>
          </table:table-cell>
        </table:table-row>
        <table:table-row table:style-name="ro1">
          <table:table-cell office:value-type="float" office:value="2302129" calcext:value-type="float">
            <text:p>2302129</text:p>
          </table:table-cell>
          <table:table-cell office:value-type="float" office:value="2302175" calcext:value-type="float">
            <text:p>2302175</text:p>
          </table:table-cell>
          <table:table-cell office:value-type="string" calcext:value-type="string">
            <text:p>sexist</text:p>
          </table:table-cell>
          <table:table-cell office:value-type="string" calcext:value-type="string">
            <text:p>[id14745887|Максим], да, как ни странно. Сейчас это проще вытащить наружу (и не похоронить свою карьеру), чем раньше. Общество стало менее терпимым к домогательствам, а скандал с Вайнштейном и прочими показал, что и толстосумов теперь можно привлечь к ответственности. ура</text:p>
          </table:table-cell>
        </table:table-row>
        <table:table-row table:style-name="ro1">
          <table:table-cell office:value-type="float" office:value="2302129" calcext:value-type="float">
            <text:p>2302129</text:p>
          </table:table-cell>
          <table:table-cell office:value-type="float" office:value="2302176" calcext:value-type="float">
            <text:p>2302176</text:p>
          </table:table-cell>
          <table:table-cell office:value-type="string" calcext:value-type="string">
            <text:p>non_sexist</text:p>
          </table:table-cell>
          <table:table-cell office:value-type="string" calcext:value-type="string">
            <text:p>В балете всегда было полно гомиков.</text:p>
          </table:table-cell>
        </table:table-row>
        <table:table-row table:style-name="ro1">
          <table:table-cell office:value-type="float" office:value="2302129" calcext:value-type="float">
            <text:p>2302129</text:p>
          </table:table-cell>
          <table:table-cell office:value-type="float" office:value="2302179" calcext:value-type="float">
            <text:p>2302179</text:p>
          </table:table-cell>
          <table:table-cell office:value-type="string" calcext:value-type="string">
            <text:p>sexist</text:p>
          </table:table-cell>
          <table:table-cell office:value-type="string" calcext:value-type="string">
            <text:p>[id38592655|Воробей], меня просто очень это смешит. Значит раньше актриса соглашалась на половые связи за роль ( по сути оплаченный половой акт)- а теперь называет эт оизнасилованием....</text:p>
          </table:table-cell>
        </table:table-row>
        <table:table-row table:style-name="ro1">
          <table:table-cell office:value-type="float" office:value="2302129" calcext:value-type="float">
            <text:p>2302129</text:p>
          </table:table-cell>
          <table:table-cell office:value-type="float" office:value="2302182" calcext:value-type="float">
            <text:p>2302182</text:p>
          </table:table-cell>
          <table:table-cell office:value-type="string" calcext:value-type="string">
            <text:p>non_sexist</text:p>
          </table:table-cell>
          <table:table-cell office:value-type="string" calcext:value-type="string">
            <text:p>Одна была,не докажешь.А вы его оправдать пытаетесь?</text:p>
          </table:table-cell>
        </table:table-row>
        <table:table-row table:style-name="ro2">
          <table:table-cell office:value-type="float" office:value="2302129" calcext:value-type="float">
            <text:p>2302129</text:p>
          </table:table-cell>
          <table:table-cell office:value-type="float" office:value="2302196" calcext:value-type="float">
            <text:p>2302196</text:p>
          </table:table-cell>
          <table:table-cell office:value-type="string" calcext:value-type="string">
            <text:p>sexist</text:p>
          </table:table-cell>
          <table:table-cell office:value-type="string" calcext:value-type="string">
            <text:p>Актриса состарилась, поэтому перестала испытывать возбуждение и стыд. У возбуждения и у стыда одинаковая физиология, поэтому старшие всегда кажутся циничными.</text:p>
            <text:p>Ну и мода на бесстыдство конечно. Это хорошо, что теперь нет стыда, значит и разврата меньше станет.</text:p>
          </table:table-cell>
        </table:table-row>
        <table:table-row table:style-name="ro1">
          <table:table-cell office:value-type="float" office:value="2302129" calcext:value-type="float">
            <text:p>2302129</text:p>
          </table:table-cell>
          <table:table-cell office:value-type="float" office:value="2302198" calcext:value-type="float">
            <text:p>2302198</text:p>
          </table:table-cell>
          <table:table-cell office:value-type="string" calcext:value-type="string">
            <text:p>sexist</text:p>
          </table:table-cell>
          <table:table-cell office:value-type="string" calcext:value-type="string">
            <text:p>[id14745887|Максим], есть предложения, от которых нельзя отказаться) ты либо под шантажом хоронишь карьеру о которой мечтала, либо соглашаешься и берёшь деньги за молчание (даже если не берёшь и рассказываешь - кто тебе поверит? он уважаемый знаменитый человек со связями и адвокатами, а ты кто? малоизвестная актрисска?). это всё равно порочная практика. секс, где одна сторона под давлением - это изнасилование. пара пара пам</text:p>
          </table:table-cell>
        </table:table-row>
        <table:table-row table:style-name="ro1">
          <table:table-cell office:value-type="float" office:value="2302129" calcext:value-type="float">
            <text:p>2302129</text:p>
          </table:table-cell>
          <table:table-cell office:value-type="float" office:value="2302202" calcext:value-type="float">
            <text:p>2302202</text:p>
          </table:table-cell>
          <table:table-cell office:value-type="string" calcext:value-type="string">
            <text:p>sexist</text:p>
          </table:table-cell>
          <table:table-cell office:value-type="string" calcext:value-type="string">
            <text:p>[id38592655|Воробей], дак в этом и суть. Огни себя тогда не уважали ,а сейчас обвинят человека в том что им не хватило чести.</text:p>
          </table:table-cell>
        </table:table-row>
        <table:table-row table:style-name="ro1">
          <table:table-cell office:value-type="float" office:value="2302129" calcext:value-type="float">
            <text:p>2302129</text:p>
          </table:table-cell>
          <table:table-cell office:value-type="float" office:value="2302206" calcext:value-type="float">
            <text:p>2302206</text:p>
          </table:table-cell>
          <table:table-cell office:value-type="string" calcext:value-type="string">
            <text:p>non_sexist</text:p>
          </table:table-cell>
          <table:table-cell office:value-type="string" calcext:value-type="string">
            <text:p>[id14745887|Максим], блять, честь. а его честь-то самая незапятнанная, правда?</text:p>
          </table:table-cell>
        </table:table-row>
        <table:table-row table:style-name="ro1">
          <table:table-cell office:value-type="float" office:value="2302129" calcext:value-type="float">
            <text:p>2302129</text:p>
          </table:table-cell>
          <table:table-cell office:value-type="float" office:value="2302223" calcext:value-type="float">
            <text:p>2302223</text:p>
          </table:table-cell>
          <table:table-cell office:value-type="string" calcext:value-type="string">
            <text:p>sexist</text:p>
          </table:table-cell>
          <table:table-cell office:value-type="string" calcext:value-type="string">
            <text:p>Так в чём проблема не согласиться? Ну раз денежки нужны, так бегом трусы снимай и нехуй пиздеть</text:p>
          </table:table-cell>
        </table:table-row>
        <table:table-row table:style-name="ro1">
          <table:table-cell office:value-type="float" office:value="2302129" calcext:value-type="float">
            <text:p>2302129</text:p>
          </table:table-cell>
          <table:table-cell office:value-type="float" office:value="2302225" calcext:value-type="float">
            <text:p>2302225</text:p>
          </table:table-cell>
          <table:table-cell office:value-type="string" calcext:value-type="string">
            <text:p>non_sexist</text:p>
          </table:table-cell>
          <table:table-cell office:value-type="string" calcext:value-type="string">
            <text:p>[id472827959|Ветер], что за хуйню ты сейчас накатал?</text:p>
          </table:table-cell>
        </table:table-row>
        <table:table-row table:style-name="ro1">
          <table:table-cell office:value-type="float" office:value="2302129" calcext:value-type="float">
            <text:p>2302129</text:p>
          </table:table-cell>
          <table:table-cell office:value-type="float" office:value="2302232" calcext:value-type="float">
            <text:p>2302232</text:p>
          </table:table-cell>
          <table:table-cell office:value-type="string" calcext:value-type="string">
            <text:p>sexist</text:p>
          </table:table-cell>
          <table:table-cell office:value-type="string" calcext:value-type="string">
            <text:p>[id38592655|Воробей], а к нему какие претензии? они могли отказаться. получается это оплата за услугу... Насилие- это уголовщина. А тут получается по согласию....</text:p>
          </table:table-cell>
        </table:table-row>
        <table:table-row table:style-name="ro1">
          <table:table-cell office:value-type="float" office:value="2302129" calcext:value-type="float">
            <text:p>2302129</text:p>
          </table:table-cell>
          <table:table-cell office:value-type="float" office:value="2302241" calcext:value-type="float">
            <text:p>2302241</text:p>
          </table:table-cell>
          <table:table-cell office:value-type="string" calcext:value-type="string">
            <text:p>non_sexist</text:p>
          </table:table-cell>
          <table:table-cell office:value-type="string" calcext:value-type="string">
            <text:p>[id14745887|Максим], насилие имеет разные формы. по сути это шантаж был</text:p>
          </table:table-cell>
        </table:table-row>
        <table:table-row table:style-name="ro1">
          <table:table-cell office:value-type="float" office:value="2302129" calcext:value-type="float">
            <text:p>2302129</text:p>
          </table:table-cell>
          <table:table-cell office:value-type="float" office:value="2302261" calcext:value-type="float">
            <text:p>2302261</text:p>
          </table:table-cell>
          <table:table-cell office:value-type="string" calcext:value-type="string">
            <text:p>sexist</text:p>
          </table:table-cell>
          <table:table-cell office:value-type="string" calcext:value-type="string">
            <text:p>[id323268194|Лейла], ответ почему много лет молчат и сейчас вдруг говорят про то, как их изнасиловали.</text:p>
          </table:table-cell>
        </table:table-row>
        <table:table-row table:style-name="ro1">
          <table:table-cell office:value-type="float" office:value="2302129" calcext:value-type="float">
            <text:p>2302129</text:p>
          </table:table-cell>
          <table:table-cell office:value-type="float" office:value="2302262" calcext:value-type="float">
            <text:p>2302262</text:p>
          </table:table-cell>
          <table:table-cell office:value-type="string" calcext:value-type="string">
            <text:p>non_sexist</text:p>
          </table:table-cell>
          <table:table-cell office:value-type="string" calcext:value-type="string">
            <text:p>[id14745887|Максим], насилие — это всё, что было без активного (!) согласия.</text:p>
          </table:table-cell>
        </table:table-row>
        <table:table-row table:style-name="ro1">
          <table:table-cell office:value-type="float" office:value="2302129" calcext:value-type="float">
            <text:p>2302129</text:p>
          </table:table-cell>
          <table:table-cell office:value-type="float" office:value="2302279" calcext:value-type="float">
            <text:p>2302279</text:p>
          </table:table-cell>
          <table:table-cell office:value-type="string" calcext:value-type="string">
            <text:p>non_sexist</text:p>
          </table:table-cell>
          <table:table-cell office:value-type="string" calcext:value-type="string">
            <text:p>[id275539357|Полина], что такое активное согласие?</text:p>
          </table:table-cell>
        </table:table-row>
        <table:table-row table:style-name="ro1">
          <table:table-cell office:value-type="float" office:value="2302129" calcext:value-type="float">
            <text:p>2302129</text:p>
          </table:table-cell>
          <table:table-cell office:value-type="float" office:value="2302288" calcext:value-type="float">
            <text:p>2302288</text:p>
          </table:table-cell>
          <table:table-cell office:value-type="string" calcext:value-type="string">
            <text:p>non_sexist</text:p>
          </table:table-cell>
          <table:table-cell office:value-type="string" calcext:value-type="string">
            <text:p>Как сказал сам Ян в конце, у него лично проблем с домогательством не было, давайте за него порадуемся. Хоть у кого то там все хорошо</text:p>
          </table:table-cell>
        </table:table-row>
        <table:table-row table:style-name="ro4">
          <table:table-cell office:value-type="float" office:value="2302129" calcext:value-type="float">
            <text:p>2302129</text:p>
          </table:table-cell>
          <table:table-cell office:value-type="float" office:value="2302308" calcext:value-type="float">
            <text:p>2302308</text:p>
          </table:table-cell>
          <table:table-cell office:value-type="string" calcext:value-type="string">
            <text:p>non_sexist</text:p>
          </table:table-cell>
          <table:table-cell office:value-type="string" calcext:value-type="string">
            <text:p>Забавно так. </text:p>
            <text:p/>
            <text:p>А если вам, господа, сестра/девушка, расскажет, что её к стенке припёрли и начали лапать, просили отсыпать любви и ласки, вы как отреагируете? Она убежала, ей повезло. Но так происходит не со всеми. Кому-то стыдно и страшно, ведь есть умники, которые и шлюхой обзовут, и скажут, что сама хотела и сама лезла.</text:p>
            <text:p/>
            <text:p>Ну вот её начальник, допустим. А она свою должность любит, уходить с работы не хочет, да и не факт, что в любой другой компании ситуация не повторится. Что делать-то? </text:p>
            <text:p/>
            <text:p>Когда начальник злоупотребляет властью - это не ок. Домогательства - это не ок. Нужно об этом говорить, потому что тогда станет ясно, что мудак понесёт ответственность за свои действия.</text:p>
          </table:table-cell>
        </table:table-row>
        <table:table-row table:style-name="ro1">
          <table:table-cell office:value-type="float" office:value="2302129" calcext:value-type="float">
            <text:p>2302129</text:p>
          </table:table-cell>
          <table:table-cell office:value-type="float" office:value="2302315" calcext:value-type="float">
            <text:p>2302315</text:p>
          </table:table-cell>
          <table:table-cell office:value-type="string" calcext:value-type="string">
            <text:p>non_sexist</text:p>
          </table:table-cell>
          <table:table-cell office:value-type="string" calcext:value-type="string">
            <text:p>Счастливый мужик, столько красивых парней за жизнь чпокнул) Жаль попался в конце)</text:p>
          </table:table-cell>
        </table:table-row>
        <table:table-row table:style-name="ro1">
          <table:table-cell office:value-type="float" office:value="2302129" calcext:value-type="float">
            <text:p>2302129</text:p>
          </table:table-cell>
          <table:table-cell office:value-type="float" office:value="2302341" calcext:value-type="float">
            <text:p>2302341</text:p>
          </table:table-cell>
          <table:table-cell office:value-type="string" calcext:value-type="string">
            <text:p>non_sexist</text:p>
          </table:table-cell>
          <table:table-cell office:value-type="string" calcext:value-type="string">
            <text:p>Молодец мужик-Гигант</text:p>
          </table:table-cell>
        </table:table-row>
        <table:table-row table:style-name="ro1">
          <table:table-cell office:value-type="float" office:value="2302129" calcext:value-type="float">
            <text:p>2302129</text:p>
          </table:table-cell>
          <table:table-cell office:value-type="float" office:value="2302394" calcext:value-type="float">
            <text:p>2302394</text:p>
          </table:table-cell>
          <table:table-cell office:value-type="string" calcext:value-type="string">
            <text:p>non_sexist</text:p>
          </table:table-cell>
          <table:table-cell office:value-type="string" calcext:value-type="string">
            <text:p>[id14745887|Максим], так сейчас у него видимо не...кхм...нечем наказать...в...в общем наказать.</text:p>
          </table:table-cell>
        </table:table-row>
        <table:table-row table:style-name="ro1">
          <table:table-cell office:value-type="float" office:value="2302129" calcext:value-type="float">
            <text:p>2302129</text:p>
          </table:table-cell>
          <table:table-cell office:value-type="float" office:value="2302409" calcext:value-type="float">
            <text:p>2302409</text:p>
          </table:table-cell>
          <table:table-cell office:value-type="string" calcext:value-type="string">
            <text:p>non_sexist</text:p>
          </table:table-cell>
          <table:table-cell office:value-type="string" calcext:value-type="string">
            <text:p>[id423370473|Владислава], я эту пасту уже видел. Батва)))</text:p>
          </table:table-cell>
        </table:table-row>
        <table:table-row table:style-name="ro1">
          <table:table-cell office:value-type="float" office:value="2302129" calcext:value-type="float">
            <text:p>2302129</text:p>
          </table:table-cell>
          <table:table-cell office:value-type="float" office:value="2302436" calcext:value-type="float">
            <text:p>2302436</text:p>
          </table:table-cell>
          <table:table-cell office:value-type="string" calcext:value-type="string">
            <text:p>non_sexist</text:p>
          </table:table-cell>
          <table:table-cell office:value-type="string" calcext:value-type="string">
            <text:p>[id6760531|Stan], позвать гибора-измайлову)</text:p>
          </table:table-cell>
        </table:table-row>
        <table:table-row table:style-name="ro1">
          <table:table-cell office:value-type="float" office:value="2302129" calcext:value-type="float">
            <text:p>2302129</text:p>
          </table:table-cell>
          <table:table-cell office:value-type="float" office:value="2302490" calcext:value-type="float">
            <text:p>2302490</text:p>
          </table:table-cell>
          <table:table-cell office:value-type="string" calcext:value-type="string">
            <text:p>non_sexist</text:p>
          </table:table-cell>
          <table:table-cell office:value-type="string" calcext:value-type="string">
            <text:p>[id321694308|Давид], ну он постарел)</text:p>
          </table:table-cell>
        </table:table-row>
        <table:table-row table:style-name="ro1">
          <table:table-cell office:value-type="float" office:value="2302129" calcext:value-type="float">
            <text:p>2302129</text:p>
          </table:table-cell>
          <table:table-cell office:value-type="float" office:value="2302530" calcext:value-type="float">
            <text:p>2302530</text:p>
          </table:table-cell>
          <table:table-cell office:value-type="string" calcext:value-type="string">
            <text:p>non_sexist</text:p>
          </table:table-cell>
          <table:table-cell office:value-type="string" calcext:value-type="string">
            <text:p>[id409063689|Анастасия], так это разве не его контора?</text:p>
          </table:table-cell>
        </table:table-row>
        <table:table-row table:style-name="ro1">
          <table:table-cell office:value-type="float" office:value="2302129" calcext:value-type="float">
            <text:p>2302129</text:p>
          </table:table-cell>
          <table:table-cell office:value-type="float" office:value="2302539" calcext:value-type="float">
            <text:p>2302539</text:p>
          </table:table-cell>
          <table:table-cell office:value-type="string" calcext:value-type="string">
            <text:p>non_sexist</text:p>
          </table:table-cell>
          <table:table-cell office:value-type="string" calcext:value-type="string">
            <text:p>[id409063689|Анастасия], ну так вот и вопрос, кто чему кому принадлежит</text:p>
          </table:table-cell>
        </table:table-row>
        <table:table-row table:style-name="ro1">
          <table:table-cell office:value-type="float" office:value="2302129" calcext:value-type="float">
            <text:p>2302129</text:p>
          </table:table-cell>
          <table:table-cell office:value-type="float" office:value="2302553" calcext:value-type="float">
            <text:p>2302553</text:p>
          </table:table-cell>
          <table:table-cell office:value-type="string" calcext:value-type="string">
            <text:p>non_sexist</text:p>
          </table:table-cell>
          <table:table-cell office:value-type="string" calcext:value-type="string">
            <text:p>[id409063689|Анастасия], и что это за статья такая?</text:p>
          </table:table-cell>
        </table:table-row>
        <table:table-row table:style-name="ro1">
          <table:table-cell office:value-type="float" office:value="2302129" calcext:value-type="float">
            <text:p>2302129</text:p>
          </table:table-cell>
          <table:table-cell office:value-type="float" office:value="2302566" calcext:value-type="float">
            <text:p>2302566</text:p>
          </table:table-cell>
          <table:table-cell office:value-type="string" calcext:value-type="string">
            <text:p>non_sexist</text:p>
          </table:table-cell>
          <table:table-cell office:value-type="string" calcext:value-type="string">
            <text:p>[id409063689|Анастасия], нет такой статьи в УК РФ, так чо там в Бельгии?</text:p>
          </table:table-cell>
        </table:table-row>
        <table:table-row table:style-name="ro1">
          <table:table-cell office:value-type="float" office:value="2302129" calcext:value-type="float">
            <text:p>2302129</text:p>
          </table:table-cell>
          <table:table-cell office:value-type="float" office:value="2302579" calcext:value-type="float">
            <text:p>2302579</text:p>
          </table:table-cell>
          <table:table-cell office:value-type="string" calcext:value-type="string">
            <text:p>non_sexist</text:p>
          </table:table-cell>
          <table:table-cell office:value-type="string" calcext:value-type="string">
            <text:p>[id409063689|Анастасия], Аха , отредактировали, такой статьи в УК нет, насчёт 133 щас гляну))) а вы пока поизучайте УК Бельгии))) всеж дело тамошнее</text:p>
          </table:table-cell>
        </table:table-row>
        <table:table-row table:style-name="ro1">
          <table:table-cell office:value-type="float" office:value="2302129" calcext:value-type="float">
            <text:p>2302129</text:p>
          </table:table-cell>
          <table:table-cell office:value-type="float" office:value="2302588" calcext:value-type="float">
            <text:p>2302588</text:p>
          </table:table-cell>
          <table:table-cell office:value-type="string" calcext:value-type="string">
            <text:p>sexist</text:p>
          </table:table-cell>
          <table:table-cell office:value-type="string" calcext:value-type="string">
            <text:p>[id409063689|Анастасия], вот из 133 - путем шантажа, угрозы уничтожением, повреждением или изъятием имущества либо с использованием материальной или иной зависимости потерпевшего. Хрен ты такую статью притянешь к данному вопросу)))</text:p>
          </table:table-cell>
        </table:table-row>
        <table:table-row table:style-name="ro1">
          <table:table-cell office:value-type="float" office:value="2302129" calcext:value-type="float">
            <text:p>2302129</text:p>
          </table:table-cell>
          <table:table-cell office:value-type="float" office:value="2302594" calcext:value-type="float">
            <text:p>2302594</text:p>
          </table:table-cell>
          <table:table-cell office:value-type="string" calcext:value-type="string">
            <text:p>sexist</text:p>
          </table:table-cell>
          <table:table-cell office:value-type="string" calcext:value-type="string">
            <text:p>[id409063689|Анастасия], а он лишал работы? Нет. Не давал карьерного роста ну это ещё может быть, только вот далее включается твой личный выбор готов ли через постель строить карьеру или нет, т.е. возвращаемся к моему первому комменту)</text:p>
          </table:table-cell>
        </table:table-row>
        <table:table-row table:style-name="ro1">
          <table:table-cell office:value-type="float" office:value="2302129" calcext:value-type="float">
            <text:p>2302129</text:p>
          </table:table-cell>
          <table:table-cell office:value-type="float" office:value="2302606" calcext:value-type="float">
            <text:p>2302606</text:p>
          </table:table-cell>
          <table:table-cell office:value-type="string" calcext:value-type="string">
            <text:p>sexist</text:p>
          </table:table-cell>
          <table:table-cell office:value-type="string" calcext:value-type="string">
            <text:p>[id409063689|Анастасия], ню-ню, вы придумываете несуществующие статьи, вам все логично объясняют, вы в ответ - это все софистика... браво!!!</text:p>
          </table:table-cell>
        </table:table-row>
        <table:table-row table:style-name="ro1">
          <table:table-cell office:value-type="float" office:value="2302129" calcext:value-type="float">
            <text:p>2302129</text:p>
          </table:table-cell>
          <table:table-cell office:value-type="float" office:value="2302645" calcext:value-type="float">
            <text:p>2302645</text:p>
          </table:table-cell>
          <table:table-cell office:value-type="string" calcext:value-type="string">
            <text:p>sexist</text:p>
          </table:table-cell>
          <table:table-cell office:value-type="string" calcext:value-type="string">
            <text:p>[id409063689|Анастасия], шантаж это жизнь или секс))) Опять я выше писал - 15 лет все соглашались. Вы бы согласились с таким выбором? Я бы послал. И не надо про карьеру, возможность и проч. На Западе с этим проще. Вполне можно найти труппу где тебя не будут пялить и предлагать.</text:p>
          </table:table-cell>
        </table:table-row>
        <table:table-row table:style-name="ro1">
          <table:table-cell office:value-type="float" office:value="2302129" calcext:value-type="float">
            <text:p>2302129</text:p>
          </table:table-cell>
          <table:table-cell office:value-type="float" office:value="2302688" calcext:value-type="float">
            <text:p>2302688</text:p>
          </table:table-cell>
          <table:table-cell office:value-type="string" calcext:value-type="string">
            <text:p>sexist</text:p>
          </table:table-cell>
          <table:table-cell office:value-type="string" calcext:value-type="string">
            <text:p>[id409063689|Анастасия], фемобред. Извините уж. Когда тебе дают выбор - ты делаешь выбор. Остальное отговорки. Хотя вины, которую нужно доказать в суде, это не снимает и не умоляет. И причём тут негры, Гражданская война, которая шла между белыми и коммунистами,60-е?</text:p>
          </table:table-cell>
        </table:table-row>
        <table:table-row table:style-name="ro1">
          <table:table-cell office:value-type="float" office:value="2302129" calcext:value-type="float">
            <text:p>2302129</text:p>
          </table:table-cell>
          <table:table-cell office:value-type="float" office:value="2302708" calcext:value-type="float">
            <text:p>2302708</text:p>
          </table:table-cell>
          <table:table-cell office:value-type="string" calcext:value-type="string">
            <text:p>non_sexist</text:p>
          </table:table-cell>
          <table:table-cell office:value-type="string" calcext:value-type="string">
            <text:p>[id409063689|Анастасия], а отказать кто запрещает или запрещал? Рабство вроде в 19 веке еще отменили)))) Хороший удар по щеке в духе французского кино тоже никто не отменял.</text:p>
          </table:table-cell>
        </table:table-row>
        <table:table-row table:style-name="ro1">
          <table:table-cell office:value-type="float" office:value="2302129" calcext:value-type="float">
            <text:p>2302129</text:p>
          </table:table-cell>
          <table:table-cell office:value-type="float" office:value="2302715" calcext:value-type="float">
            <text:p>2302715</text:p>
          </table:table-cell>
          <table:table-cell office:value-type="string" calcext:value-type="string">
            <text:p>sexist</text:p>
          </table:table-cell>
          <table:table-cell office:value-type="string" calcext:value-type="string">
            <text:p>[id409063689|Анастасия], какая раса? Вы о чём? Выбор и только выбор. Есть коллектив иначе говоря и выбор личный - принимать условия или нет. Остальное отговорки.</text:p>
          </table:table-cell>
        </table:table-row>
        <table:table-row table:style-name="ro1">
          <table:table-cell office:value-type="float" office:value="2302129" calcext:value-type="float">
            <text:p>2302129</text:p>
          </table:table-cell>
          <table:table-cell office:value-type="float" office:value="2302744" calcext:value-type="float">
            <text:p>2302744</text:p>
          </table:table-cell>
          <table:table-cell office:value-type="string" calcext:value-type="string">
            <text:p>sexist</text:p>
          </table:table-cell>
          <table:table-cell office:value-type="string" calcext:value-type="string">
            <text:p>[id409063689|Анастасия], давайте возьмём вас например. Вы пришли на работу. Вам оговаривают все условия. Но после небольшая добавка. Мол, ты будешь работать, получать своё. Но если хочешь больше - нужно переспать. Все тут переспали и получили, скажем так, прибавку. Что же дальше? Вас принуждают? Нет. К вам домагаються? Да. Но вы только решаете и только вы - продать свою честь или нет. Вы решаете что вам важнее - честь или успех. Вы можете сохранить достоинство и работать, без повышения. Можете продать себя. Это ваше право. А можете сохранить честь и совесть, правда придётся жертвовать. Вы можете отказать, уйти с этого места и еще и в суд подать. Но опять же, повторяюсь можете и продать себя. Право ваше. Что конечно не снимает вины с дедушки.</text:p>
          </table:table-cell>
        </table:table-row>
        <table:table-row table:style-name="ro1">
          <table:table-cell office:value-type="float" office:value="2302129" calcext:value-type="float">
            <text:p>2302129</text:p>
          </table:table-cell>
          <table:table-cell office:value-type="float" office:value="2302878" calcext:value-type="float">
            <text:p>2302878</text:p>
          </table:table-cell>
          <table:table-cell office:value-type="string" calcext:value-type="string">
            <text:p>non_sexist</text:p>
          </table:table-cell>
          <table:table-cell office:value-type="string" calcext:value-type="string">
            <text:p>Без анала нет вокала.</text:p>
          </table:table-cell>
        </table:table-row>
        <table:table-row table:style-name="ro1">
          <table:table-cell office:value-type="float" office:value="2302129" calcext:value-type="float">
            <text:p>2302129</text:p>
          </table:table-cell>
          <table:table-cell office:value-type="float" office:value="2303163" calcext:value-type="float">
            <text:p>2303163</text:p>
          </table:table-cell>
          <table:table-cell office:value-type="string" calcext:value-type="string">
            <text:p>non_sexist</text:p>
          </table:table-cell>
          <table:table-cell office:value-type="string" calcext:value-type="string">
            <text:p>... И, только "кошки за Фабра"🤣🤣🤣, а ещё говорили, что "ни одно животное не пострадало"... Требую тщательнейшего расследования путем вскрытия останков "глупого" лебедя в Эрмитаже... и до выяснения обстоятельств этого мутного дела предлагаю запретить многоликому нашему Янусу Фабру примерять местные доспехи и запросто прогуливаться в них по залам Эрмитажа и этим портить паркет... пусть, хоть что-то будет им неиспорчено ✌✌✌</text:p>
          </table:table-cell>
        </table:table-row>
        <table:table-row table:style-name="ro1">
          <table:table-cell office:value-type="float" office:value="2268289" calcext:value-type="float">
            <text:p>2268289</text:p>
          </table:table-cell>
          <table:table-cell office:value-type="float" office:value="2268291" calcext:value-type="float">
            <text:p>2268291</text:p>
          </table:table-cell>
          <table:table-cell office:value-type="string" calcext:value-type="string">
            <text:p>non_sexist</text:p>
          </table:table-cell>
          <table:table-cell office:value-type="string" calcext:value-type="string">
            <text:p>да сколько можно</text:p>
          </table:table-cell>
        </table:table-row>
        <table:table-row table:style-name="ro2">
          <table:table-cell office:value-type="float" office:value="2268289" calcext:value-type="float">
            <text:p>2268289</text:p>
          </table:table-cell>
          <table:table-cell office:value-type="float" office:value="2268292" calcext:value-type="float">
            <text:p>2268292</text:p>
          </table:table-cell>
          <table:table-cell office:value-type="string" calcext:value-type="string">
            <text:p>sexist_in_co</text:p>
          </table:table-cell>
          <table:table-cell office:value-type="string" calcext:value-type="string">
            <text:p>Почему к абсурдному мнению этого биомусора, которого угнетает все вокруг, вообще прислушиваются?</text:p>
            <text:p>(вопрос риторический)</text:p>
          </table:table-cell>
        </table:table-row>
        <table:table-row table:style-name="ro1">
          <table:table-cell office:value-type="float" office:value="2268289" calcext:value-type="float">
            <text:p>2268289</text:p>
          </table:table-cell>
          <table:table-cell office:value-type="float" office:value="2268293" calcext:value-type="float">
            <text:p>2268293</text:p>
          </table:table-cell>
          <table:table-cell office:value-type="string" calcext:value-type="string">
            <text:p>sexist_in_co</text:p>
          </table:table-cell>
          <table:table-cell office:value-type="string" calcext:value-type="string">
            <text:p>Теперь им самим надо дыры залить</text:p>
          </table:table-cell>
        </table:table-row>
        <table:table-row table:style-name="ro1">
          <table:table-cell office:value-type="float" office:value="2268289" calcext:value-type="float">
            <text:p>2268289</text:p>
          </table:table-cell>
          <table:table-cell office:value-type="float" office:value="2268295" calcext:value-type="float">
            <text:p>2268295</text:p>
          </table:table-cell>
          <table:table-cell office:value-type="string" calcext:value-type="string">
            <text:p>sexist_in_co</text:p>
          </table:table-cell>
          <table:table-cell office:value-type="string" calcext:value-type="string">
            <text:p>Тупые девки блядь!!</text:p>
          </table:table-cell>
        </table:table-row>
        <table:table-row table:style-name="ro1">
          <table:table-cell office:value-type="float" office:value="2268289" calcext:value-type="float">
            <text:p>2268289</text:p>
          </table:table-cell>
          <table:table-cell office:value-type="float" office:value="2268296" calcext:value-type="float">
            <text:p>2268296</text:p>
          </table:table-cell>
          <table:table-cell office:value-type="string" calcext:value-type="string">
            <text:p>non_sexist</text:p>
          </table:table-cell>
          <table:table-cell office:value-type="string" calcext:value-type="string">
            <text:p>лучше было сделали такие же для женщин, хотя на публике выглядело бы это потешно, лол</text:p>
          </table:table-cell>
        </table:table-row>
        <table:table-row table:style-name="ro1">
          <table:table-cell office:value-type="float" office:value="2268289" calcext:value-type="float">
            <text:p>2268289</text:p>
          </table:table-cell>
          <table:table-cell office:value-type="float" office:value="2268297" calcext:value-type="float">
            <text:p>2268297</text:p>
          </table:table-cell>
          <table:table-cell office:value-type="string" calcext:value-type="string">
            <text:p>non_sexist</text:p>
          </table:table-cell>
          <table:table-cell office:value-type="string" calcext:value-type="string">
            <text:p>хз че такого, типа девушкам в кафешках грудью кормить нельзя, а парням ссать прямо на улице в исторических центрах парижа можно? я не феминист, но где логика у комментаторов сверху</text:p>
          </table:table-cell>
        </table:table-row>
        <table:table-row table:style-name="ro1">
          <table:table-cell office:value-type="float" office:value="2268289" calcext:value-type="float">
            <text:p>2268289</text:p>
          </table:table-cell>
          <table:table-cell office:value-type="float" office:value="2268299" calcext:value-type="float">
            <text:p>2268299</text:p>
          </table:table-cell>
          <table:table-cell office:value-type="string" calcext:value-type="string">
            <text:p>sexist</text:p>
          </table:table-cell>
          <table:table-cell office:value-type="string" calcext:value-type="string">
            <text:p>Феминистки ведут себя как наша госдума: вместо того, чтобы предложить решение, которое подошло бы всем (например, ставить биотуалеты вместо писсуаров), им надо запретить! посадить! оштрафовать! засудить! ну и далее по списку.</text:p>
          </table:table-cell>
        </table:table-row>
        <table:table-row table:style-name="ro1">
          <table:table-cell office:value-type="float" office:value="2268289" calcext:value-type="float">
            <text:p>2268289</text:p>
          </table:table-cell>
          <table:table-cell office:value-type="float" office:value="2268300" calcext:value-type="float">
            <text:p>2268300</text:p>
          </table:table-cell>
          <table:table-cell office:value-type="string" calcext:value-type="string">
            <text:p>non_sexist</text:p>
          </table:table-cell>
          <table:table-cell office:value-type="string" calcext:value-type="string">
            <text:p>Зачем сюда приписывать радикальных фемок? Писсуары реально были идиотским решением и это никому из жителей Парижа не нравилось</text:p>
          </table:table-cell>
        </table:table-row>
        <table:table-row table:style-name="ro1">
          <table:table-cell office:value-type="float" office:value="2268289" calcext:value-type="float">
            <text:p>2268289</text:p>
          </table:table-cell>
          <table:table-cell office:value-type="float" office:value="2268302" calcext:value-type="float">
            <text:p>2268302</text:p>
          </table:table-cell>
          <table:table-cell office:value-type="string" calcext:value-type="string">
            <text:p>non_sexist</text:p>
          </table:table-cell>
          <table:table-cell office:value-type="string" calcext:value-type="string">
            <text:p>Закукарекали уже о тупых феминистках. А какого хрена вы ссыте на улице? 😂</text:p>
          </table:table-cell>
        </table:table-row>
        <table:table-row table:style-name="ro1">
          <table:table-cell office:value-type="float" office:value="2268289" calcext:value-type="float">
            <text:p>2268289</text:p>
          </table:table-cell>
          <table:table-cell office:value-type="float" office:value="2268303" calcext:value-type="float">
            <text:p>2268303</text:p>
          </table:table-cell>
          <table:table-cell office:value-type="string" calcext:value-type="string">
            <text:p>sexist</text:p>
          </table:table-cell>
          <table:table-cell office:value-type="string" calcext:value-type="string">
            <text:p>[id300872272|Yaroslavna], да, неоднократно видел ссущих в парках женщин, и тоже не понимаю, почему они так делают.</text:p>
          </table:table-cell>
        </table:table-row>
        <table:table-row table:style-name="ro1">
          <table:table-cell office:value-type="float" office:value="2268289" calcext:value-type="float">
            <text:p>2268289</text:p>
          </table:table-cell>
          <table:table-cell office:value-type="float" office:value="2268308" calcext:value-type="float">
            <text:p>2268308</text:p>
          </table:table-cell>
          <table:table-cell office:value-type="string" calcext:value-type="string">
            <text:p>non_sexist</text:p>
          </table:table-cell>
          <table:table-cell office:value-type="string" calcext:value-type="string">
            <text:p>[id363276442|Ivan], хз, мой двор вечно зассан мужиками, которым не хватает мозгов зайти в туалет ближайшего бара (20 метров)</text:p>
          </table:table-cell>
        </table:table-row>
        <table:table-row table:style-name="ro1">
          <table:table-cell office:value-type="float" office:value="2268289" calcext:value-type="float">
            <text:p>2268289</text:p>
          </table:table-cell>
          <table:table-cell office:value-type="float" office:value="2268309" calcext:value-type="float">
            <text:p>2268309</text:p>
          </table:table-cell>
          <table:table-cell office:value-type="string" calcext:value-type="string">
            <text:p>non_sexist</text:p>
          </table:table-cell>
          <table:table-cell office:value-type="string" calcext:value-type="string">
            <text:p>[id300872272|Yaroslavna], а мой женщинами, чёрт бы их побрал. Думаю, наша статистика одинаково валидна.</text:p>
          </table:table-cell>
        </table:table-row>
        <table:table-row table:style-name="ro1">
          <table:table-cell office:value-type="float" office:value="2268289" calcext:value-type="float">
            <text:p>2268289</text:p>
          </table:table-cell>
          <table:table-cell office:value-type="float" office:value="2268310" calcext:value-type="float">
            <text:p>2268310</text:p>
          </table:table-cell>
          <table:table-cell office:value-type="string" calcext:value-type="string">
            <text:p>non_sexist</text:p>
          </table:table-cell>
          <table:table-cell office:value-type="string" calcext:value-type="string">
            <text:p>[id394508528|Бодя], эти писсуары специально поставили, чтобы туристы не ссали по углам на исторических улицах парижа.</text:p>
          </table:table-cell>
        </table:table-row>
        <table:table-row table:style-name="ro1">
          <table:table-cell office:value-type="float" office:value="2268289" calcext:value-type="float">
            <text:p>2268289</text:p>
          </table:table-cell>
          <table:table-cell office:value-type="float" office:value="2268311" calcext:value-type="float">
            <text:p>2268311</text:p>
          </table:table-cell>
          <table:table-cell office:value-type="string" calcext:value-type="string">
            <text:p>non_sexist</text:p>
          </table:table-cell>
          <table:table-cell office:value-type="string" calcext:value-type="string">
            <text:p>[id363276442|Ivan], в вашем выдуманном мирке - может быть да)</text:p>
          </table:table-cell>
        </table:table-row>
        <table:table-row table:style-name="ro1">
          <table:table-cell office:value-type="float" office:value="2268289" calcext:value-type="float">
            <text:p>2268289</text:p>
          </table:table-cell>
          <table:table-cell office:value-type="float" office:value="2268312" calcext:value-type="float">
            <text:p>2268312</text:p>
          </table:table-cell>
          <table:table-cell office:value-type="string" calcext:value-type="string">
            <text:p>non_sexist</text:p>
          </table:table-cell>
          <table:table-cell office:value-type="string" calcext:value-type="string">
            <text:p>[id496490871|Майкл], и для приезжих на пмж <text:s/>гостей из солнечных земель Африки и Азии</text:p>
          </table:table-cell>
        </table:table-row>
        <table:table-row table:style-name="ro1">
          <table:table-cell office:value-type="float" office:value="2268289" calcext:value-type="float">
            <text:p>2268289</text:p>
          </table:table-cell>
          <table:table-cell office:value-type="float" office:value="2268313" calcext:value-type="float">
            <text:p>2268313</text:p>
          </table:table-cell>
          <table:table-cell office:value-type="string" calcext:value-type="string">
            <text:p>non_sexist</text:p>
          </table:table-cell>
          <table:table-cell office:value-type="string" calcext:value-type="string">
            <text:p>[id300910541|Михаил], в Исландии феминистская партия у власти</text:p>
          </table:table-cell>
        </table:table-row>
        <table:table-row table:style-name="ro1">
          <table:table-cell office:value-type="float" office:value="2268289" calcext:value-type="float">
            <text:p>2268289</text:p>
          </table:table-cell>
          <table:table-cell office:value-type="float" office:value="2268314" calcext:value-type="float">
            <text:p>2268314</text:p>
          </table:table-cell>
          <table:table-cell office:value-type="string" calcext:value-type="string">
            <text:p>non_sexist</text:p>
          </table:table-cell>
          <table:table-cell office:value-type="string" calcext:value-type="string">
            <text:p>[id300872272|Yaroslavna], в нашем, будем честны.</text:p>
          </table:table-cell>
        </table:table-row>
        <table:table-row table:style-name="ro1">
          <table:table-cell office:value-type="float" office:value="2268289" calcext:value-type="float">
            <text:p>2268289</text:p>
          </table:table-cell>
          <table:table-cell office:value-type="float" office:value="2268317" calcext:value-type="float">
            <text:p>2268317</text:p>
          </table:table-cell>
          <table:table-cell office:value-type="string" calcext:value-type="string">
            <text:p>non_sexist</text:p>
          </table:table-cell>
          <table:table-cell office:value-type="string" calcext:value-type="string">
            <text:p>Так им тоже надо поставить)</text:p>
          </table:table-cell>
        </table:table-row>
        <table:table-row table:style-name="ro1">
          <table:table-cell office:value-type="float" office:value="2268289" calcext:value-type="float">
            <text:p>2268289</text:p>
          </table:table-cell>
          <table:table-cell office:value-type="float" office:value="2268318" calcext:value-type="float">
            <text:p>2268318</text:p>
          </table:table-cell>
          <table:table-cell office:value-type="string" calcext:value-type="string">
            <text:p>non_sexist</text:p>
          </table:table-cell>
          <table:table-cell office:value-type="string" calcext:value-type="string">
            <text:p>Правильно</text:p>
          </table:table-cell>
        </table:table-row>
        <table:table-row table:style-name="ro1">
          <table:table-cell office:value-type="float" office:value="2268289" calcext:value-type="float">
            <text:p>2268289</text:p>
          </table:table-cell>
          <table:table-cell office:value-type="float" office:value="2268320" calcext:value-type="float">
            <text:p>2268320</text:p>
          </table:table-cell>
          <table:table-cell office:value-type="string" calcext:value-type="string">
            <text:p>non_sexist</text:p>
          </table:table-cell>
          <table:table-cell office:value-type="string" calcext:value-type="string">
            <text:p>А ни кого не смутило, что в "просвещенной Европе" стоят писуары на улице и есть мнение, чтотмужчины не могут контролировать мочевой музырь? Жесть.</text:p>
          </table:table-cell>
        </table:table-row>
        <table:table-row table:style-name="ro1">
          <table:table-cell office:value-type="float" office:value="2268289" calcext:value-type="float">
            <text:p>2268289</text:p>
          </table:table-cell>
          <table:table-cell office:value-type="float" office:value="2268321" calcext:value-type="float">
            <text:p>2268321</text:p>
          </table:table-cell>
          <table:table-cell office:value-type="string" calcext:value-type="string">
            <text:p>non_sexist</text:p>
          </table:table-cell>
          <table:table-cell office:value-type="string" calcext:value-type="string">
            <text:p>[id422391482|Daks], он универсальный, просто женщинам нужна насадка:</text:p>
          </table:table-cell>
        </table:table-row>
        <table:table-row table:style-name="ro1">
          <table:table-cell office:value-type="float" office:value="2268289" calcext:value-type="float">
            <text:p>2268289</text:p>
          </table:table-cell>
          <table:table-cell office:value-type="float" office:value="2268323" calcext:value-type="float">
            <text:p>2268323</text:p>
          </table:table-cell>
          <table:table-cell office:value-type="string" calcext:value-type="string">
            <text:p>non_sexist</text:p>
          </table:table-cell>
          <table:table-cell office:value-type="string" calcext:value-type="string">
            <text:p>Господи, почему я вышел в это время?!!!!</text:p>
          </table:table-cell>
        </table:table-row>
        <table:table-row table:style-name="ro1">
          <table:table-cell office:value-type="float" office:value="2268289" calcext:value-type="float">
            <text:p>2268289</text:p>
          </table:table-cell>
          <table:table-cell office:value-type="float" office:value="2268324" calcext:value-type="float">
            <text:p>2268324</text:p>
          </table:table-cell>
          <table:table-cell office:value-type="string" calcext:value-type="string">
            <text:p>non_sexist</text:p>
          </table:table-cell>
          <table:table-cell office:value-type="string" calcext:value-type="string">
            <text:p>[id39112258|Роман], затянул любимую песню...</text:p>
          </table:table-cell>
        </table:table-row>
        <table:table-row table:style-name="ro1">
          <table:table-cell office:value-type="float" office:value="2268289" calcext:value-type="float">
            <text:p>2268289</text:p>
          </table:table-cell>
          <table:table-cell office:value-type="float" office:value="2268328" calcext:value-type="float">
            <text:p>2268328</text:p>
          </table:table-cell>
          <table:table-cell office:value-type="string" calcext:value-type="string">
            <text:p>non_sexist</text:p>
          </table:table-cell>
          <table:table-cell office:value-type="string" calcext:value-type="string">
            <text:p>Сегодня тут сраликовская тусовка полным рублём представлена, я погляжу))</text:p>
          </table:table-cell>
        </table:table-row>
        <table:table-row table:style-name="ro1">
          <table:table-cell office:value-type="float" office:value="2268289" calcext:value-type="float">
            <text:p>2268289</text:p>
          </table:table-cell>
          <table:table-cell office:value-type="float" office:value="2268329" calcext:value-type="float">
            <text:p>2268329</text:p>
          </table:table-cell>
          <table:table-cell office:value-type="string" calcext:value-type="string">
            <text:p>non_sexist</text:p>
          </table:table-cell>
          <table:table-cell office:value-type="string" calcext:value-type="string">
            <text:p>[id496490871|Майкл], вам не кажется, что «практичность» этих писуаров не лезет не в какие рамки культуры, тк никто не хочет видеть испускающего из себя существо прямо на улице, особенно при детях. по сути, это то же самое, что и ходить в туалет под дерево, на все тех же парижских улицах, тоже неплохо удобряет.</text:p>
          </table:table-cell>
        </table:table-row>
        <table:table-row table:style-name="ro1">
          <table:table-cell office:value-type="float" office:value="2268289" calcext:value-type="float">
            <text:p>2268289</text:p>
          </table:table-cell>
          <table:table-cell office:value-type="float" office:value="2268330" calcext:value-type="float">
            <text:p>2268330</text:p>
          </table:table-cell>
          <table:table-cell office:value-type="string" calcext:value-type="string">
            <text:p>sexist</text:p>
          </table:table-cell>
          <table:table-cell office:value-type="string" calcext:value-type="string">
            <text:p>Извините за вульгарность, когда они уже предъявят эволюции, за то что у мужиков член. Нет, правда, мы все с вами прекрасно понимаем, что для женщин процесс испражнения мочевого пузыря требует больше удобств, чем для мужчин. Из-за этого некоторые мужчины справляют свою нужду под деревом или на углу. Это безусловно вопрос культуры человека, но если данная проблема существует, разве не будет правильным решением как то взять это под контроль. Логичнее было бы требовать больше биотуалетов, а местным жителям предложить изменить <text:s/>местоположение писсуаров🤷‍♂️</text:p>
          </table:table-cell>
        </table:table-row>
        <table:table-row table:style-name="ro1">
          <table:table-cell office:value-type="float" office:value="2268289" calcext:value-type="float">
            <text:p>2268289</text:p>
          </table:table-cell>
          <table:table-cell office:value-type="float" office:value="2268333" calcext:value-type="float">
            <text:p>2268333</text:p>
          </table:table-cell>
          <table:table-cell office:value-type="string" calcext:value-type="string">
            <text:p>non_sexist</text:p>
          </table:table-cell>
          <table:table-cell office:value-type="string" calcext:value-type="string">
            <text:p>[id355924675|Глеб], в статье из этого поста говориться, что местные жители жаловались на биотуалеты, т.к. они становились причиной распррстранения наркотиков и проституциц, поэтому их число сократилось.</text:p>
          </table:table-cell>
        </table:table-row>
        <table:table-row table:style-name="ro3">
          <table:table-cell office:value-type="float" office:value="2268289" calcext:value-type="float">
            <text:p>2268289</text:p>
          </table:table-cell>
          <table:table-cell office:value-type="float" office:value="2268342" calcext:value-type="float">
            <text:p>2268342</text:p>
          </table:table-cell>
          <table:table-cell office:value-type="string" calcext:value-type="string">
            <text:p>sexist</text:p>
          </table:table-cell>
          <table:table-cell office:value-type="string" calcext:value-type="string">
            <text:p>&gt;чтобы мужчинам было комфортно</text:p>
            <text:p>&gt;это дискриминирует женщин</text:p>
            <text:p>Вся суть феминизма третьей волны.</text:p>
          </table:table-cell>
        </table:table-row>
        <table:table-row table:style-name="ro1">
          <table:table-cell office:value-type="float" office:value="2268289" calcext:value-type="float">
            <text:p>2268289</text:p>
          </table:table-cell>
          <table:table-cell office:value-type="float" office:value="2268345" calcext:value-type="float">
            <text:p>2268345</text:p>
          </table:table-cell>
          <table:table-cell office:value-type="string" calcext:value-type="string">
            <text:p>sexist</text:p>
          </table:table-cell>
          <table:table-cell office:value-type="string" calcext:value-type="string">
            <text:p>Блять, кликбейт такой кликбейт. По тексту поста кажется что мерия закрыла писуары из-за феминисток. По тексту выходит что феминистки были одними из многих кто высказывался против них, а писуары сломали вандалы. Не надо так.</text:p>
          </table:table-cell>
        </table:table-row>
        <table:table-row table:style-name="ro1">
          <table:table-cell office:value-type="float" office:value="2268289" calcext:value-type="float">
            <text:p>2268289</text:p>
          </table:table-cell>
          <table:table-cell office:value-type="float" office:value="2268346" calcext:value-type="float">
            <text:p>2268346</text:p>
          </table:table-cell>
          <table:table-cell office:value-type="string" calcext:value-type="string">
            <text:p>non_sexist</text:p>
          </table:table-cell>
          <table:table-cell office:value-type="string" calcext:value-type="string">
            <text:p>Хочу в Париж...</text:p>
          </table:table-cell>
        </table:table-row>
        <table:table-row table:style-name="ro1">
          <table:table-cell office:value-type="float" office:value="2268289" calcext:value-type="float">
            <text:p>2268289</text:p>
          </table:table-cell>
          <table:table-cell office:value-type="float" office:value="2268347" calcext:value-type="float">
            <text:p>2268347</text:p>
          </table:table-cell>
          <table:table-cell office:value-type="string" calcext:value-type="string">
            <text:p>non_sexist</text:p>
          </table:table-cell>
          <table:table-cell office:value-type="string" calcext:value-type="string">
            <text:p>[id20186362|Павел], ееее когда видишь только то, что хочешь видеть. Дочитал бы до конца и узнал, что они так же считают, что это выставляет мужчин в плохом свете.</text:p>
          </table:table-cell>
        </table:table-row>
        <table:table-row table:style-name="ro1">
          <table:table-cell office:value-type="float" office:value="2268289" calcext:value-type="float">
            <text:p>2268289</text:p>
          </table:table-cell>
          <table:table-cell office:value-type="float" office:value="2268357" calcext:value-type="float">
            <text:p>2268357</text:p>
          </table:table-cell>
          <table:table-cell office:value-type="string" calcext:value-type="string">
            <text:p>non_sexist</text:p>
          </table:table-cell>
          <table:table-cell office:value-type="string" calcext:value-type="string">
            <text:p>[id300872272|Ярославна], я прочитал. Это не отменяет данное заявление и политику, которая основывается на том, что для достижения всеобщего равенства необходимо ограничивать возможности тех групп, которые по их мнению являются привилегированными.</text:p>
          </table:table-cell>
        </table:table-row>
        <table:table-row table:style-name="ro1">
          <table:table-cell office:value-type="float" office:value="2268289" calcext:value-type="float">
            <text:p>2268289</text:p>
          </table:table-cell>
          <table:table-cell office:value-type="float" office:value="2268360" calcext:value-type="float">
            <text:p>2268360</text:p>
          </table:table-cell>
          <table:table-cell office:value-type="string" calcext:value-type="string">
            <text:p>non_sexist</text:p>
          </table:table-cell>
          <table:table-cell office:value-type="string" calcext:value-type="string">
            <text:p>Когда вижу ссущую мразь на улице — считаю это личным оскорблением. Достаю травмат и заставляю извиняться на коленях.</text:p>
          </table:table-cell>
        </table:table-row>
        <table:table-row table:style-name="ro1">
          <table:table-cell office:value-type="float" office:value="2268289" calcext:value-type="float">
            <text:p>2268289</text:p>
          </table:table-cell>
          <table:table-cell office:value-type="float" office:value="2268362" calcext:value-type="float">
            <text:p>2268362</text:p>
          </table:table-cell>
          <table:table-cell office:value-type="string" calcext:value-type="string">
            <text:p>non_sexist</text:p>
          </table:table-cell>
          <table:table-cell office:value-type="string" calcext:value-type="string">
            <text:p>[id4183540|Павел], это только начало</text:p>
          </table:table-cell>
        </table:table-row>
        <table:table-row table:style-name="ro1">
          <table:table-cell office:value-type="float" office:value="2268289" calcext:value-type="float">
            <text:p>2268289</text:p>
          </table:table-cell>
          <table:table-cell office:value-type="float" office:value="2268363" calcext:value-type="float">
            <text:p>2268363</text:p>
          </table:table-cell>
          <table:table-cell office:value-type="string" calcext:value-type="string">
            <text:p>non_sexist</text:p>
          </table:table-cell>
          <table:table-cell office:value-type="string" calcext:value-type="string">
            <text:p>В такие моменты понимаешь что все сложнА</text:p>
          </table:table-cell>
        </table:table-row>
        <table:table-row table:style-name="ro1">
          <table:table-cell office:value-type="float" office:value="2268289" calcext:value-type="float">
            <text:p>2268289</text:p>
          </table:table-cell>
          <table:table-cell office:value-type="float" office:value="2268365" calcext:value-type="float">
            <text:p>2268365</text:p>
          </table:table-cell>
          <table:table-cell office:value-type="string" calcext:value-type="string">
            <text:p>non_sexist</text:p>
          </table:table-cell>
          <table:table-cell office:value-type="string" calcext:value-type="string">
            <text:p>[id218482628|Андрей], на гей парад?)</text:p>
          </table:table-cell>
        </table:table-row>
        <table:table-row table:style-name="ro1">
          <table:table-cell office:value-type="float" office:value="2268289" calcext:value-type="float">
            <text:p>2268289</text:p>
          </table:table-cell>
          <table:table-cell office:value-type="float" office:value="2268369" calcext:value-type="float">
            <text:p>2268369</text:p>
          </table:table-cell>
          <table:table-cell office:value-type="string" calcext:value-type="string">
            <text:p>sexist</text:p>
          </table:table-cell>
          <table:table-cell office:value-type="string" calcext:value-type="string">
            <text:p>Вместо писсуаров, поставить фемок. :^)</text:p>
          </table:table-cell>
        </table:table-row>
        <table:table-row table:style-name="ro1">
          <table:table-cell office:value-type="float" office:value="2268289" calcext:value-type="float">
            <text:p>2268289</text:p>
          </table:table-cell>
          <table:table-cell office:value-type="float" office:value="2268372" calcext:value-type="float">
            <text:p>2268372</text:p>
          </table:table-cell>
          <table:table-cell office:value-type="string" calcext:value-type="string">
            <text:p>sexist</text:p>
          </table:table-cell>
          <table:table-cell office:value-type="string" calcext:value-type="string">
            <text:p>[id300872272|Ярославна], ееее когда веришь, что феминисток волнует что-то кроме себя</text:p>
          </table:table-cell>
        </table:table-row>
        <table:table-row table:style-name="ro1">
          <table:table-cell office:value-type="float" office:value="2268289" calcext:value-type="float">
            <text:p>2268289</text:p>
          </table:table-cell>
          <table:table-cell office:value-type="float" office:value="2268373" calcext:value-type="float">
            <text:p>2268373</text:p>
          </table:table-cell>
          <table:table-cell office:value-type="string" calcext:value-type="string">
            <text:p>non_sexist</text:p>
          </table:table-cell>
          <table:table-cell office:value-type="string" calcext:value-type="string">
            <text:p>[id20186362|Павел], ты уверен, что прочитал? Там написано, что против этих писсуаров было куча жителей, а не только феминистки</text:p>
          </table:table-cell>
        </table:table-row>
        <table:table-row table:style-name="ro1">
          <table:table-cell office:value-type="float" office:value="2268289" calcext:value-type="float">
            <text:p>2268289</text:p>
          </table:table-cell>
          <table:table-cell office:value-type="float" office:value="2268374" calcext:value-type="float">
            <text:p>2268374</text:p>
          </table:table-cell>
          <table:table-cell office:value-type="string" calcext:value-type="string">
            <text:p>non_sexist</text:p>
          </table:table-cell>
          <table:table-cell office:value-type="string" calcext:value-type="string">
            <text:p>[id486734847|Как], ееее когда вообще не в курсе, что такое феминизм</text:p>
          </table:table-cell>
        </table:table-row>
        <table:table-row table:style-name="ro4">
          <table:table-cell office:value-type="float" office:value="2268289" calcext:value-type="float">
            <text:p>2268289</text:p>
          </table:table-cell>
          <table:table-cell office:value-type="float" office:value="2268375" calcext:value-type="float">
            <text:p>2268375</text:p>
          </table:table-cell>
          <table:table-cell office:value-type="string" calcext:value-type="string">
            <text:p>non_sexist</text:p>
          </table:table-cell>
          <table:table-cell office:value-type="string" calcext:value-type="string">
            <text:p>Вы, простите, читаете сам текст, или только заголовок? Не только феминистки, да и обычные жители были против, что вполне логично. Медуза просто ловит хайп, известно ведь, напиши сегодня в заголовке «феминистки», как все орать начнут, не разобравшись, в чем дело. </text:p>
            <text:p/>
            <text:p>«С помощью экологичных писсуаров на улицах мэрия Парижа планировала изменить привычки горожан, справляющих нужду в публичных местах. В 2017 году полиция выписала за это более пяти тысяч штрафов в размере 68 евро; в большинстве случаев нарушителями были мужчины. Писсуары, по задумке властей, должны были стать альтернативной общественным туалетам. </text:p>
            <text:p/>
            <text:p>Однако парижане раскритиковали «уритротуары». В частности, жители острова Святого Людовика, где был установлен один из «уретротуаров», обратились к мэрии с просьбой убрать его; они заявили, что писсуар портит историческое место. «Его поставили недалеко от особняка Лозен, где жил [поэт Шарль] Бодлер», — заявила Reuters владелица местного художественного салона Паола Пеллиззари. Кроме того, они высказала опасение, что вид мужчин, справляющих нужду, может «побуждать к эксгибиционизму» учеников находящейся рядом начальной школы». </text:p>
            <text:p/>
            <text:p>То есть народ и правда считает, что устанавливать писсуары посреди улицы - это нормальная идея? Я бы не хотела гулять по историческим местам и видеть мужчин, справляющих нужду на улице, пусть даже используя писсуар.</text:p>
          </table:table-cell>
        </table:table-row>
        <table:table-row table:style-name="ro1">
          <table:table-cell office:value-type="float" office:value="2268289" calcext:value-type="float">
            <text:p>2268289</text:p>
          </table:table-cell>
          <table:table-cell office:value-type="float" office:value="2268376" calcext:value-type="float">
            <text:p>2268376</text:p>
          </table:table-cell>
          <table:table-cell office:value-type="string" calcext:value-type="string">
            <text:p>non_sexist</text:p>
          </table:table-cell>
          <table:table-cell office:value-type="string" calcext:value-type="string">
            <text:p>Эээээ то есть парижские мужчины ссали прямо на улице? Мда, прям как рашкинское быдло.</text:p>
          </table:table-cell>
        </table:table-row>
        <table:table-row table:style-name="ro2">
          <table:table-cell office:value-type="float" office:value="2268289" calcext:value-type="float">
            <text:p>2268289</text:p>
          </table:table-cell>
          <table:table-cell office:value-type="float" office:value="2268377" calcext:value-type="float">
            <text:p>2268377</text:p>
          </table:table-cell>
          <table:table-cell office:value-type="string" calcext:value-type="string">
            <text:p>non_sexist</text:p>
          </table:table-cell>
          <table:table-cell office:value-type="string" calcext:value-type="string">
            <text:p>[id394508528|Бодя], смотри, есть задача — уменьшить количество ссущих на улице и есть вводная — по собранной статистике большинство ссущих на улице — мужчины. На этом фоне этим писсуары (открытые со всех сторон) всё равно выглядят, мягко говоря, спорным решением, но уже не настолько. </text:p>
            <text:p>А с кормлением грудью — так это надо за его разрешение бороться, а не пытаться что-то запретить мужчинам.</text:p>
          </table:table-cell>
        </table:table-row>
        <table:table-row table:style-name="ro1">
          <table:table-cell office:value-type="float" office:value="2268289" calcext:value-type="float">
            <text:p>2268289</text:p>
          </table:table-cell>
          <table:table-cell office:value-type="float" office:value="2268378" calcext:value-type="float">
            <text:p>2268378</text:p>
          </table:table-cell>
          <table:table-cell office:value-type="string" calcext:value-type="string">
            <text:p>non_sexist</text:p>
          </table:table-cell>
          <table:table-cell office:value-type="string" calcext:value-type="string">
            <text:p>[id300872272|Ярославна], я разбирал эту цитату в полном отрыве от контекста с писуарами.</text:p>
          </table:table-cell>
        </table:table-row>
        <table:table-row table:style-name="ro1">
          <table:table-cell office:value-type="float" office:value="2268289" calcext:value-type="float">
            <text:p>2268289</text:p>
          </table:table-cell>
          <table:table-cell office:value-type="float" office:value="2268379" calcext:value-type="float">
            <text:p>2268379</text:p>
          </table:table-cell>
          <table:table-cell office:value-type="string" calcext:value-type="string">
            <text:p>non_sexist</text:p>
          </table:table-cell>
          <table:table-cell office:value-type="string" calcext:value-type="string">
            <text:p>[id222316169|Денис], поставить тебя вместо писсуаров, сексистский опущенец</text:p>
          </table:table-cell>
        </table:table-row>
        <table:table-row table:style-name="ro1">
          <table:table-cell office:value-type="float" office:value="2268289" calcext:value-type="float">
            <text:p>2268289</text:p>
          </table:table-cell>
          <table:table-cell office:value-type="float" office:value="2268384" calcext:value-type="float">
            <text:p>2268384</text:p>
          </table:table-cell>
          <table:table-cell office:value-type="string" calcext:value-type="string">
            <text:p>non_sexist</text:p>
          </table:table-cell>
          <table:table-cell office:value-type="string" calcext:value-type="string">
            <text:p>[id88420595|Игорь], решение от феминистки: не ссать на улицах! Но вам, животным, это сложно, видимо</text:p>
          </table:table-cell>
        </table:table-row>
        <table:table-row table:style-name="ro1">
          <table:table-cell office:value-type="float" office:value="2268289" calcext:value-type="float">
            <text:p>2268289</text:p>
          </table:table-cell>
          <table:table-cell office:value-type="float" office:value="2268386" calcext:value-type="float">
            <text:p>2268386</text:p>
          </table:table-cell>
          <table:table-cell office:value-type="string" calcext:value-type="string">
            <text:p>non_sexist</text:p>
          </table:table-cell>
          <table:table-cell office:value-type="string" calcext:value-type="string">
            <text:p>Прекрасная новость я щитаю.</text:p>
          </table:table-cell>
        </table:table-row>
        <table:table-row table:style-name="ro1">
          <table:table-cell office:value-type="float" office:value="2268289" calcext:value-type="float">
            <text:p>2268289</text:p>
          </table:table-cell>
          <table:table-cell office:value-type="float" office:value="2268389" calcext:value-type="float">
            <text:p>2268389</text:p>
          </table:table-cell>
          <table:table-cell office:value-type="string" calcext:value-type="string">
            <text:p>non_sexist</text:p>
          </table:table-cell>
          <table:table-cell office:value-type="string" calcext:value-type="string">
            <text:p>[id1574191|Наталия], Не корми троля. А то угнетать ещё начну.</text:p>
          </table:table-cell>
        </table:table-row>
        <table:table-row table:style-name="ro1">
          <table:table-cell office:value-type="float" office:value="2268289" calcext:value-type="float">
            <text:p>2268289</text:p>
          </table:table-cell>
          <table:table-cell office:value-type="float" office:value="2268390" calcext:value-type="float">
            <text:p>2268390</text:p>
          </table:table-cell>
          <table:table-cell office:value-type="string" calcext:value-type="string">
            <text:p>non_sexist</text:p>
          </table:table-cell>
          <table:table-cell office:value-type="string" calcext:value-type="string">
            <text:p>[id1574191|Наталия], слабенько, попробуй еще раз.</text:p>
          </table:table-cell>
        </table:table-row>
        <table:table-row table:style-name="ro1">
          <table:table-cell office:value-type="float" office:value="2268289" calcext:value-type="float">
            <text:p>2268289</text:p>
          </table:table-cell>
          <table:table-cell office:value-type="float" office:value="2268391" calcext:value-type="float">
            <text:p>2268391</text:p>
          </table:table-cell>
          <table:table-cell office:value-type="string" calcext:value-type="string">
            <text:p>non_sexist</text:p>
          </table:table-cell>
          <table:table-cell office:value-type="string" calcext:value-type="string">
            <text:p>[id88420595|Игорь], ну да, слабенькое решение. Кокококо я ж мужик я хочу ссать где приспичит</text:p>
          </table:table-cell>
        </table:table-row>
        <table:table-row table:style-name="ro1">
          <table:table-cell office:value-type="float" office:value="2268289" calcext:value-type="float">
            <text:p>2268289</text:p>
          </table:table-cell>
          <table:table-cell office:value-type="float" office:value="2268392" calcext:value-type="float">
            <text:p>2268392</text:p>
          </table:table-cell>
          <table:table-cell office:value-type="string" calcext:value-type="string">
            <text:p>non_sexist</text:p>
          </table:table-cell>
          <table:table-cell office:value-type="string" calcext:value-type="string">
            <text:p>Как оживились некоторые типы горе комментаторов на туалетной и генитальной тематике))</text:p>
          </table:table-cell>
        </table:table-row>
        <table:table-row table:style-name="ro1">
          <table:table-cell office:value-type="float" office:value="2268289" calcext:value-type="float">
            <text:p>2268289</text:p>
          </table:table-cell>
          <table:table-cell office:value-type="float" office:value="2268393" calcext:value-type="float">
            <text:p>2268393</text:p>
          </table:table-cell>
          <table:table-cell office:value-type="string" calcext:value-type="string">
            <text:p>non_sexist</text:p>
          </table:table-cell>
          <table:table-cell office:value-type="string" calcext:value-type="string">
            <text:p>[id1574191|Наталия], мне нравится, напиши мне еще что-нибудь, пожалуйста.</text:p>
          </table:table-cell>
        </table:table-row>
        <table:table-row table:style-name="ro1">
          <table:table-cell office:value-type="float" office:value="2268289" calcext:value-type="float">
            <text:p>2268289</text:p>
          </table:table-cell>
          <table:table-cell office:value-type="float" office:value="2268394" calcext:value-type="float">
            <text:p>2268394</text:p>
          </table:table-cell>
          <table:table-cell office:value-type="string" calcext:value-type="string">
            <text:p>non_sexist</text:p>
          </table:table-cell>
          <table:table-cell office:value-type="string" calcext:value-type="string">
            <text:p>[id394508528|Бодя], ну во первых сами туалеты это историческая часть города с 19 века, во вторых там не видно</text:p>
          </table:table-cell>
        </table:table-row>
        <table:table-row table:style-name="ro1">
          <table:table-cell office:value-type="float" office:value="2268289" calcext:value-type="float">
            <text:p>2268289</text:p>
          </table:table-cell>
          <table:table-cell office:value-type="float" office:value="2268395" calcext:value-type="float">
            <text:p>2268395</text:p>
          </table:table-cell>
          <table:table-cell office:value-type="string" calcext:value-type="string">
            <text:p>non_sexist</text:p>
          </table:table-cell>
          <table:table-cell office:value-type="string" calcext:value-type="string">
            <text:p>[id1574191|Наталия], почему именно мужик? Есть и бабы необразованные которые по такому же принципу действуют.</text:p>
          </table:table-cell>
        </table:table-row>
        <table:table-row table:style-name="ro1">
          <table:table-cell office:value-type="float" office:value="2268289" calcext:value-type="float">
            <text:p>2268289</text:p>
          </table:table-cell>
          <table:table-cell office:value-type="float" office:value="2268398" calcext:value-type="float">
            <text:p>2268398</text:p>
          </table:table-cell>
          <table:table-cell office:value-type="string" calcext:value-type="string">
            <text:p>non_sexist</text:p>
          </table:table-cell>
          <table:table-cell office:value-type="string" calcext:value-type="string">
            <text:p>[id88420595|Игорь], ты чё угнетаешь. Дай подумать человеку. :^)</text:p>
          </table:table-cell>
        </table:table-row>
        <table:table-row table:style-name="ro1">
          <table:table-cell office:value-type="float" office:value="2268289" calcext:value-type="float">
            <text:p>2268289</text:p>
          </table:table-cell>
          <table:table-cell office:value-type="float" office:value="2268400" calcext:value-type="float">
            <text:p>2268400</text:p>
          </table:table-cell>
          <table:table-cell office:value-type="string" calcext:value-type="string">
            <text:p>non_sexist</text:p>
          </table:table-cell>
          <table:table-cell office:value-type="string" calcext:value-type="string">
            <text:p>[id222316169|Денис], ни разу не видела ссущую на улице женщину. Прям рядом с дорогой. Женщины если уж совсем нет вариантов, делают так, чтобы их никто не увидел. Мужики же почему-то считают нормальным отойти метр от дороги и ссать, на других абсолютно пофиг. Омерзительно. Вот реально как псы. Не все, конечно, но большой процент.</text:p>
          </table:table-cell>
        </table:table-row>
        <table:table-row table:style-name="ro1">
          <table:table-cell office:value-type="float" office:value="2268289" calcext:value-type="float">
            <text:p>2268289</text:p>
          </table:table-cell>
          <table:table-cell office:value-type="float" office:value="2268401" calcext:value-type="float">
            <text:p>2268401</text:p>
          </table:table-cell>
          <table:table-cell office:value-type="string" calcext:value-type="string">
            <text:p>non_sexist</text:p>
          </table:table-cell>
          <table:table-cell office:value-type="string" calcext:value-type="string">
            <text:p>[id190920570|Георгий], хули ты нн спишь иди спи</text:p>
          </table:table-cell>
        </table:table-row>
        <table:table-row table:style-name="ro1">
          <table:table-cell office:value-type="float" office:value="2268289" calcext:value-type="float">
            <text:p>2268289</text:p>
          </table:table-cell>
          <table:table-cell office:value-type="float" office:value="2268404" calcext:value-type="float">
            <text:p>2268404</text:p>
          </table:table-cell>
          <table:table-cell office:value-type="string" calcext:value-type="string">
            <text:p>non_sexist</text:p>
          </table:table-cell>
          <table:table-cell office:value-type="string" calcext:value-type="string">
            <text:p>[id218482628|Андрей], ну да. тред про уличные туалеты- а Романов тут как тут- как же проспать в субботу утром такую тему</text:p>
          </table:table-cell>
        </table:table-row>
        <table:table-row table:style-name="ro1">
          <table:table-cell office:value-type="float" office:value="2268289" calcext:value-type="float">
            <text:p>2268289</text:p>
          </table:table-cell>
          <table:table-cell office:value-type="float" office:value="2268408" calcext:value-type="float">
            <text:p>2268408</text:p>
          </table:table-cell>
          <table:table-cell office:value-type="string" calcext:value-type="string">
            <text:p>non_sexist</text:p>
          </table:table-cell>
          <table:table-cell office:value-type="string" calcext:value-type="string">
            <text:p>[id300872272|Ярославна], во-первых страшно в баре - там же люди, во-вторых кажется, что могут заставить что-то купить, они же хотят прибыли своему хозяину.</text:p>
          </table:table-cell>
        </table:table-row>
        <table:table-row table:style-name="ro1">
          <table:table-cell office:value-type="float" office:value="2268289" calcext:value-type="float">
            <text:p>2268289</text:p>
          </table:table-cell>
          <table:table-cell office:value-type="float" office:value="2268409" calcext:value-type="float">
            <text:p>2268409</text:p>
          </table:table-cell>
          <table:table-cell office:value-type="string" calcext:value-type="string">
            <text:p>sexist</text:p>
          </table:table-cell>
          <table:table-cell office:value-type="string" calcext:value-type="string">
            <text:p>[id1574191|Наталия], преувеличеваешь, фема. Что парень, что девушка, если приспичило, не хотят чтобы другие увидели и т.п., а остальные же, псы. И у этого "псы", пола нет. Могу так же сказать что не видел ссущих у дороги мужиков.</text:p>
          </table:table-cell>
        </table:table-row>
        <table:table-row table:style-name="ro1">
          <table:table-cell office:value-type="float" office:value="2268289" calcext:value-type="float">
            <text:p>2268289</text:p>
          </table:table-cell>
          <table:table-cell office:value-type="float" office:value="2268411" calcext:value-type="float">
            <text:p>2268411</text:p>
          </table:table-cell>
          <table:table-cell office:value-type="string" calcext:value-type="string">
            <text:p>non_sexist</text:p>
          </table:table-cell>
          <table:table-cell office:value-type="string" calcext:value-type="string">
            <text:p>[id31791189|Иван], сам предоставь. Сколько раз ты видел на улице ссущего мужика и сколько раз ссущую женщину? Моя статистика примерно 100 к 0</text:p>
          </table:table-cell>
        </table:table-row>
        <table:table-row table:style-name="ro1">
          <table:table-cell office:value-type="float" office:value="2268289" calcext:value-type="float">
            <text:p>2268289</text:p>
          </table:table-cell>
          <table:table-cell office:value-type="float" office:value="2268413" calcext:value-type="float">
            <text:p>2268413</text:p>
          </table:table-cell>
          <table:table-cell office:value-type="string" calcext:value-type="string">
            <text:p>non_sexist</text:p>
          </table:table-cell>
          <table:table-cell office:value-type="string" calcext:value-type="string">
            <text:p>[id222316169|Денис], у быдла пола конечно нет, но ссут на улице прилюдно только мужики.</text:p>
          </table:table-cell>
        </table:table-row>
        <table:table-row table:style-name="ro1">
          <table:table-cell office:value-type="float" office:value="2268289" calcext:value-type="float">
            <text:p>2268289</text:p>
          </table:table-cell>
          <table:table-cell office:value-type="float" office:value="2268417" calcext:value-type="float">
            <text:p>2268417</text:p>
          </table:table-cell>
          <table:table-cell office:value-type="string" calcext:value-type="string">
            <text:p>non_sexist</text:p>
          </table:table-cell>
          <table:table-cell office:value-type="string" calcext:value-type="string">
            <text:p>[id1574191|Наталия], убрать вторую часть предложения и я с тобой согласен.</text:p>
          </table:table-cell>
        </table:table-row>
        <table:table-row table:style-name="ro1">
          <table:table-cell office:value-type="float" office:value="2268289" calcext:value-type="float">
            <text:p>2268289</text:p>
          </table:table-cell>
          <table:table-cell office:value-type="float" office:value="2268421" calcext:value-type="float">
            <text:p>2268421</text:p>
          </table:table-cell>
          <table:table-cell office:value-type="string" calcext:value-type="string">
            <text:p>non_sexist</text:p>
          </table:table-cell>
          <table:table-cell office:value-type="string" calcext:value-type="string">
            <text:p>[id31791189|Иван], потому что если человек блюет- значит организм отвергает алкоголь. Тупое мужичьё уже повально алкаши, а алкаши не блюют. А про 50 на 50 это либо тупой гон, либо ты тусуешься в компании бомжей-алкашей</text:p>
          </table:table-cell>
        </table:table-row>
        <table:table-row table:style-name="ro3">
          <table:table-cell office:value-type="float" office:value="2268289" calcext:value-type="float">
            <text:p>2268289</text:p>
          </table:table-cell>
          <table:table-cell office:value-type="float" office:value="2268423" calcext:value-type="float">
            <text:p>2268423</text:p>
          </table:table-cell>
          <table:table-cell office:value-type="string" calcext:value-type="string">
            <text:p>non_sexist</text:p>
          </table:table-cell>
          <table:table-cell office:value-type="string" calcext:value-type="string">
            <text:p>так им никто не запрещает в этот же писуар мочиться. есть специальные приспособления для женщин, чтобы отливать стоя.</text:p>
            <text:p/>
            <text:p>разрешите мужчинам кормить детей грудью в общественных местах. что за дискриминация?!))</text:p>
          </table:table-cell>
        </table:table-row>
        <table:table-row table:style-name="ro1">
          <table:table-cell office:value-type="float" office:value="2268289" calcext:value-type="float">
            <text:p>2268289</text:p>
          </table:table-cell>
          <table:table-cell office:value-type="float" office:value="2268425" calcext:value-type="float">
            <text:p>2268425</text:p>
          </table:table-cell>
          <table:table-cell office:value-type="string" calcext:value-type="string">
            <text:p>non_sexist</text:p>
          </table:table-cell>
          <table:table-cell office:value-type="string" calcext:value-type="string">
            <text:p>И что тут такого не адекватного вы увидели, господа?</text:p>
          </table:table-cell>
        </table:table-row>
        <table:table-row table:style-name="ro2">
          <table:table-cell office:value-type="float" office:value="2268289" calcext:value-type="float">
            <text:p>2268289</text:p>
          </table:table-cell>
          <table:table-cell office:value-type="float" office:value="2268426" calcext:value-type="float">
            <text:p>2268426</text:p>
          </table:table-cell>
          <table:table-cell office:value-type="string" calcext:value-type="string">
            <text:p>non_sexist</text:p>
          </table:table-cell>
          <table:table-cell office:value-type="string" calcext:value-type="string">
            <text:p>Не, реально, для м сделали, а для ж? Ещё и не прикрыто ни с одной стороны, хотя места для кормления ребёнка грудью обнесены стенками как средневековый замок обычно. Да тут хоть феминист, хоть нет - посмотрел, логику применил, и понял что где-то закралась серьёзная ошибка.</text:p>
            <text:p>В целом идея хорошая - не воняет, компост, бесплатно, все дела. Уж лучше чем обосанные пространства под мостами и в подворотнях. Просто подумали об одной половине человечества, а на вторую забили. Это проблема.</text:p>
          </table:table-cell>
        </table:table-row>
        <table:table-row table:style-name="ro1">
          <table:table-cell office:value-type="float" office:value="2268289" calcext:value-type="float">
            <text:p>2268289</text:p>
          </table:table-cell>
          <table:table-cell office:value-type="float" office:value="2268429" calcext:value-type="float">
            <text:p>2268429</text:p>
          </table:table-cell>
          <table:table-cell office:value-type="string" calcext:value-type="string">
            <text:p>non_sexist</text:p>
          </table:table-cell>
          <table:table-cell office:value-type="string" calcext:value-type="string">
            <text:p>Как вас заводит эта тема.</text:p>
          </table:table-cell>
        </table:table-row>
        <table:table-row table:style-name="ro1">
          <table:table-cell office:value-type="float" office:value="2268289" calcext:value-type="float">
            <text:p>2268289</text:p>
          </table:table-cell>
          <table:table-cell office:value-type="float" office:value="2268430" calcext:value-type="float">
            <text:p>2268430</text:p>
          </table:table-cell>
          <table:table-cell office:value-type="string" calcext:value-type="string">
            <text:p>sexist</text:p>
          </table:table-cell>
          <table:table-cell office:value-type="string" calcext:value-type="string">
            <text:p>[id49706258|Гарри], ты тупой? Женщина должна ходить с переносным писсуаром, чтобы вписаться в мир мужчин? А не ох*ели ли вы?) вообще проблема в статье не в том, что феминистки тоже хотят везде ссать, а в том, что никто не хочет на вас ссущих прилюдно смотреть</text:p>
          </table:table-cell>
        </table:table-row>
        <table:table-row table:style-name="ro1">
          <table:table-cell office:value-type="float" office:value="2268289" calcext:value-type="float">
            <text:p>2268289</text:p>
          </table:table-cell>
          <table:table-cell office:value-type="float" office:value="2268433" calcext:value-type="float">
            <text:p>2268433</text:p>
          </table:table-cell>
          <table:table-cell office:value-type="string" calcext:value-type="string">
            <text:p>non_sexist</text:p>
          </table:table-cell>
          <table:table-cell office:value-type="string" calcext:value-type="string">
            <text:p>[id31791189|Иван], феминистка не может быть сексисткой, тупица) ты порвался, несите другого</text:p>
          </table:table-cell>
        </table:table-row>
        <table:table-row table:style-name="ro1">
          <table:table-cell office:value-type="float" office:value="2268289" calcext:value-type="float">
            <text:p>2268289</text:p>
          </table:table-cell>
          <table:table-cell office:value-type="float" office:value="2268436" calcext:value-type="float">
            <text:p>2268436</text:p>
          </table:table-cell>
          <table:table-cell office:value-type="string" calcext:value-type="string">
            <text:p>non_sexist</text:p>
          </table:table-cell>
          <table:table-cell office:value-type="string" calcext:value-type="string">
            <text:p>[id394508528|Бодя], он тут работает.</text:p>
          </table:table-cell>
        </table:table-row>
        <table:table-row table:style-name="ro1">
          <table:table-cell office:value-type="float" office:value="2268289" calcext:value-type="float">
            <text:p>2268289</text:p>
          </table:table-cell>
          <table:table-cell office:value-type="float" office:value="2268442" calcext:value-type="float">
            <text:p>2268442</text:p>
          </table:table-cell>
          <table:table-cell office:value-type="string" calcext:value-type="string">
            <text:p>non_sexist</text:p>
          </table:table-cell>
          <table:table-cell office:value-type="string" calcext:value-type="string">
            <text:p>[id16861954|Святослава], тут причина упоминалась кстати,чаще всего "метят территорию" мужчины.</text:p>
          </table:table-cell>
        </table:table-row>
        <table:table-row table:style-name="ro1">
          <table:table-cell office:value-type="float" office:value="2268289" calcext:value-type="float">
            <text:p>2268289</text:p>
          </table:table-cell>
          <table:table-cell office:value-type="float" office:value="2268444" calcext:value-type="float">
            <text:p>2268444</text:p>
          </table:table-cell>
          <table:table-cell office:value-type="string" calcext:value-type="string">
            <text:p>sexist</text:p>
          </table:table-cell>
          <table:table-cell office:value-type="string" calcext:value-type="string">
            <text:p>ТЫ тупая! и не можешь приспособиться к миру. Короче говоря, вымирающий вид. Какой писуар с собой носить? Просто продолжение вагины закинь в карман и будешь такими же способностями обладать. Еще напиши, что мужчины должны стульчак опускать в туалете после себя.</text:p>
          </table:table-cell>
        </table:table-row>
        <table:table-row table:style-name="ro1">
          <table:table-cell office:value-type="float" office:value="2268289" calcext:value-type="float">
            <text:p>2268289</text:p>
          </table:table-cell>
          <table:table-cell office:value-type="float" office:value="2268447" calcext:value-type="float">
            <text:p>2268447</text:p>
          </table:table-cell>
          <table:table-cell office:value-type="string" calcext:value-type="string">
            <text:p>non_sexist</text:p>
          </table:table-cell>
          <table:table-cell office:value-type="string" calcext:value-type="string">
            <text:p>[id31791189|Иван], ну-ну</text:p>
          </table:table-cell>
        </table:table-row>
        <table:table-row table:style-name="ro1">
          <table:table-cell office:value-type="float" office:value="2268289" calcext:value-type="float">
            <text:p>2268289</text:p>
          </table:table-cell>
          <table:table-cell office:value-type="float" office:value="2268451" calcext:value-type="float">
            <text:p>2268451</text:p>
          </table:table-cell>
          <table:table-cell office:value-type="string" calcext:value-type="string">
            <text:p>non_sexist</text:p>
          </table:table-cell>
          <table:table-cell office:value-type="string" calcext:value-type="string">
            <text:p>[id1574191|Наталия], радикальные феминистки нередко забывают свою же матчасть и начинают гнать на мужчин за их маскулинность и кукарекать. это и называется сексизм 🤷🏻‍♀️</text:p>
          </table:table-cell>
        </table:table-row>
        <table:table-row table:style-name="ro1">
          <table:table-cell office:value-type="float" office:value="2268289" calcext:value-type="float">
            <text:p>2268289</text:p>
          </table:table-cell>
          <table:table-cell office:value-type="float" office:value="2268452" calcext:value-type="float">
            <text:p>2268452</text:p>
          </table:table-cell>
          <table:table-cell office:value-type="string" calcext:value-type="string">
            <text:p>non_sexist</text:p>
          </table:table-cell>
          <table:table-cell office:value-type="string" calcext:value-type="string">
            <text:p>[id49706258|Гарри], ещё как должны))</text:p>
          </table:table-cell>
        </table:table-row>
        <table:table-row table:style-name="ro1">
          <table:table-cell office:value-type="float" office:value="2268289" calcext:value-type="float">
            <text:p>2268289</text:p>
          </table:table-cell>
          <table:table-cell office:value-type="float" office:value="2268454" calcext:value-type="float">
            <text:p>2268454</text:p>
          </table:table-cell>
          <table:table-cell office:value-type="string" calcext:value-type="string">
            <text:p>non_sexist</text:p>
          </table:table-cell>
          <table:table-cell office:value-type="string" calcext:value-type="string">
            <text:p>[id343608529|Мария], типа ок ты маскулинный, ссы где хочешь, харкайся на тротуар, веди себя как животное, ты ж мужик? И скорбно вздохнуть ещё надо. Негоже мужику как культурный человек себя вести, он же у нас маскулинный</text:p>
          </table:table-cell>
        </table:table-row>
        <table:table-row table:style-name="ro1">
          <table:table-cell office:value-type="float" office:value="2268289" calcext:value-type="float">
            <text:p>2268289</text:p>
          </table:table-cell>
          <table:table-cell office:value-type="float" office:value="2268455" calcext:value-type="float">
            <text:p>2268455</text:p>
          </table:table-cell>
          <table:table-cell office:value-type="string" calcext:value-type="string">
            <text:p>non_sexist</text:p>
          </table:table-cell>
          <table:table-cell office:value-type="string" calcext:value-type="string">
            <text:p>[id1574191|Наталия], конечно, должны, но сразу после того, как ты научишься его после себя поднимать :)) забавная.</text:p>
          </table:table-cell>
        </table:table-row>
        <table:table-row table:style-name="ro1">
          <table:table-cell office:value-type="float" office:value="2268289" calcext:value-type="float">
            <text:p>2268289</text:p>
          </table:table-cell>
          <table:table-cell office:value-type="float" office:value="2268456" calcext:value-type="float">
            <text:p>2268456</text:p>
          </table:table-cell>
          <table:table-cell office:value-type="string" calcext:value-type="string">
            <text:p>non_sexist</text:p>
          </table:table-cell>
          <table:table-cell office:value-type="string" calcext:value-type="string">
            <text:p>Конечно, лучше пусть ссут на стены.</text:p>
          </table:table-cell>
        </table:table-row>
        <table:table-row table:style-name="ro1">
          <table:table-cell office:value-type="float" office:value="2268289" calcext:value-type="float">
            <text:p>2268289</text:p>
          </table:table-cell>
          <table:table-cell office:value-type="float" office:value="2268457" calcext:value-type="float">
            <text:p>2268457</text:p>
          </table:table-cell>
          <table:table-cell office:value-type="string" calcext:value-type="string">
            <text:p>non_sexist</text:p>
          </table:table-cell>
          <table:table-cell office:value-type="string" calcext:value-type="string">
            <text:p>[id49706258|Гарри], никто не собирается поднимать стульчак. В большинстве случаев при походе в туалет (женщинам всегда, мужчинам только в случае посрать) удобнее, что стульчак опущен. Так что логично его всегда держать опущенным.</text:p>
          </table:table-cell>
        </table:table-row>
        <table:table-row table:style-name="ro1">
          <table:table-cell office:value-type="float" office:value="2268289" calcext:value-type="float">
            <text:p>2268289</text:p>
          </table:table-cell>
          <table:table-cell office:value-type="float" office:value="2268461" calcext:value-type="float">
            <text:p>2268461</text:p>
          </table:table-cell>
          <table:table-cell office:value-type="string" calcext:value-type="string">
            <text:p>non_sexist</text:p>
          </table:table-cell>
          <table:table-cell office:value-type="string" calcext:value-type="string">
            <text:p>[id3020640|Антон], по-другому мужчины же не умеют? Потерпеть до дома там, зайти в кафе? Слишком для вас сложно?</text:p>
          </table:table-cell>
        </table:table-row>
        <table:table-row table:style-name="ro1">
          <table:table-cell office:value-type="float" office:value="2268289" calcext:value-type="float">
            <text:p>2268289</text:p>
          </table:table-cell>
          <table:table-cell office:value-type="float" office:value="2268462" calcext:value-type="float">
            <text:p>2268462</text:p>
          </table:table-cell>
          <table:table-cell office:value-type="string" calcext:value-type="string">
            <text:p>non_sexist</text:p>
          </table:table-cell>
          <table:table-cell office:value-type="string" calcext:value-type="string">
            <text:p>[id1574191|Наталия], вы сказали «феминистки не могут быть сексистами», я просто опровергла и привела пример. это не отменяет факта, что тема с толчками реально стремная и это нужно фиксить, так что не приписывайте ко мне ваше выше написанное.</text:p>
          </table:table-cell>
        </table:table-row>
        <table:table-row table:style-name="ro1">
          <table:table-cell office:value-type="float" office:value="2268289" calcext:value-type="float">
            <text:p>2268289</text:p>
          </table:table-cell>
          <table:table-cell office:value-type="float" office:value="2268465" calcext:value-type="float">
            <text:p>2268465</text:p>
          </table:table-cell>
          <table:table-cell office:value-type="string" calcext:value-type="string">
            <text:p>non_sexist</text:p>
          </table:table-cell>
          <table:table-cell office:value-type="string" calcext:value-type="string">
            <text:p>[id1574191|Наталия], лол такая ты смешная. но раскрою секрет, что никто стульчак поднимать тоже не собирается, поэтому на деле обоссаные стульчаки общественных туалетов, а срут орлом. Приятного пользования.</text:p>
          </table:table-cell>
        </table:table-row>
        <table:table-row table:style-name="ro1">
          <table:table-cell office:value-type="float" office:value="2268289" calcext:value-type="float">
            <text:p>2268289</text:p>
          </table:table-cell>
          <table:table-cell office:value-type="float" office:value="2268466" calcext:value-type="float">
            <text:p>2268466</text:p>
          </table:table-cell>
          <table:table-cell office:value-type="string" calcext:value-type="string">
            <text:p>non_sexist</text:p>
          </table:table-cell>
          <table:table-cell office:value-type="string" calcext:value-type="string">
            <text:p>Ну залили и что? Теперь ссать на стенку будут. Или в подъездах. В арабских ебенях это нормально. Теперь в Париже будет так же.</text:p>
          </table:table-cell>
        </table:table-row>
        <table:table-row table:style-name="ro1">
          <table:table-cell office:value-type="float" office:value="2268289" calcext:value-type="float">
            <text:p>2268289</text:p>
          </table:table-cell>
          <table:table-cell office:value-type="float" office:value="2268470" calcext:value-type="float">
            <text:p>2268470</text:p>
          </table:table-cell>
          <table:table-cell office:value-type="string" calcext:value-type="string">
            <text:p>non_sexist</text:p>
          </table:table-cell>
          <table:table-cell office:value-type="string" calcext:value-type="string">
            <text:p>[id1574191|Наталия], для меня несложно, а вот другие не будут так делать. Это же очевидно. Да тем более Париж, сами понимаете какой там контингент.</text:p>
          </table:table-cell>
        </table:table-row>
        <table:table-row table:style-name="ro1">
          <table:table-cell office:value-type="float" office:value="2268289" calcext:value-type="float">
            <text:p>2268289</text:p>
          </table:table-cell>
          <table:table-cell office:value-type="float" office:value="2268473" calcext:value-type="float">
            <text:p>2268473</text:p>
          </table:table-cell>
          <table:table-cell office:value-type="string" calcext:value-type="string">
            <text:p>non_sexist</text:p>
          </table:table-cell>
          <table:table-cell office:value-type="string" calcext:value-type="string">
            <text:p>[id49706258|Гарри], ой да ладно а я будто вчера родилась, и не знаю как пользуются общественными туалетами ))</text:p>
          </table:table-cell>
        </table:table-row>
        <table:table-row table:style-name="ro1">
          <table:table-cell office:value-type="float" office:value="2268289" calcext:value-type="float">
            <text:p>2268289</text:p>
          </table:table-cell>
          <table:table-cell office:value-type="float" office:value="2268481" calcext:value-type="float">
            <text:p>2268481</text:p>
          </table:table-cell>
          <table:table-cell office:value-type="string" calcext:value-type="string">
            <text:p>sexist</text:p>
          </table:table-cell>
          <table:table-cell office:value-type="string" calcext:value-type="string">
            <text:p>[id1574191|Наталия], если мужчина должен ссать сидя в унитаз с опущенным стульчаком (женский способ), то почему женщина не должна это делать стоя в писуар (мужской способ)?</text:p>
          </table:table-cell>
        </table:table-row>
        <table:table-row table:style-name="ro1">
          <table:table-cell office:value-type="float" office:value="2268289" calcext:value-type="float">
            <text:p>2268289</text:p>
          </table:table-cell>
          <table:table-cell office:value-type="float" office:value="2268485" calcext:value-type="float">
            <text:p>2268485</text:p>
          </table:table-cell>
          <table:table-cell office:value-type="string" calcext:value-type="string">
            <text:p>non_sexist</text:p>
          </table:table-cell>
          <table:table-cell office:value-type="string" calcext:value-type="string">
            <text:p>Ну будут ссать на стены. Проблема?) а бабы будут присев ссать за ближайшим столбом</text:p>
          </table:table-cell>
        </table:table-row>
        <table:table-row table:style-name="ro1">
          <table:table-cell office:value-type="float" office:value="2268289" calcext:value-type="float">
            <text:p>2268289</text:p>
          </table:table-cell>
          <table:table-cell office:value-type="float" office:value="2268487" calcext:value-type="float">
            <text:p>2268487</text:p>
          </table:table-cell>
          <table:table-cell office:value-type="string" calcext:value-type="string">
            <text:p>non_sexist</text:p>
          </table:table-cell>
          <table:table-cell office:value-type="string" calcext:value-type="string">
            <text:p>[id394508528|Бодя], ты ебобо? просто они на стену ссали, а теперь в писуар будут</text:p>
          </table:table-cell>
        </table:table-row>
        <table:table-row table:style-name="ro1">
          <table:table-cell office:value-type="float" office:value="2268289" calcext:value-type="float">
            <text:p>2268289</text:p>
          </table:table-cell>
          <table:table-cell office:value-type="float" office:value="2268489" calcext:value-type="float">
            <text:p>2268489</text:p>
          </table:table-cell>
          <table:table-cell office:value-type="string" calcext:value-type="string">
            <text:p>non_sexist</text:p>
          </table:table-cell>
          <table:table-cell office:value-type="string" calcext:value-type="string">
            <text:p>Инквизиции на феминисток не хватает.</text:p>
          </table:table-cell>
        </table:table-row>
        <table:table-row table:style-name="ro1">
          <table:table-cell office:value-type="float" office:value="2268289" calcext:value-type="float">
            <text:p>2268289</text:p>
          </table:table-cell>
          <table:table-cell office:value-type="float" office:value="2268491" calcext:value-type="float">
            <text:p>2268491</text:p>
          </table:table-cell>
          <table:table-cell office:value-type="string" calcext:value-type="string">
            <text:p>non_sexist</text:p>
          </table:table-cell>
          <table:table-cell office:value-type="string" calcext:value-type="string">
            <text:p>Писсинг ин экшн дот ком в этом итт треде)</text:p>
          </table:table-cell>
        </table:table-row>
        <table:table-row table:style-name="ro1">
          <table:table-cell office:value-type="float" office:value="2268289" calcext:value-type="float">
            <text:p>2268289</text:p>
          </table:table-cell>
          <table:table-cell office:value-type="float" office:value="2268493" calcext:value-type="float">
            <text:p>2268493</text:p>
          </table:table-cell>
          <table:table-cell office:value-type="string" calcext:value-type="string">
            <text:p>non_sexist</text:p>
          </table:table-cell>
          <table:table-cell office:value-type="string" calcext:value-type="string">
            <text:p>Могли бы нормальные туалеты просто поставить, чтобы там каждый человек мог сделать свои дела, а не это. Вид писающего у тебя на глазах человека и правда зрелище так себе.</text:p>
          </table:table-cell>
        </table:table-row>
        <table:table-row table:style-name="ro1">
          <table:table-cell office:value-type="float" office:value="2268289" calcext:value-type="float">
            <text:p>2268289</text:p>
          </table:table-cell>
          <table:table-cell office:value-type="float" office:value="2268496" calcext:value-type="float">
            <text:p>2268496</text:p>
          </table:table-cell>
          <table:table-cell office:value-type="string" calcext:value-type="string">
            <text:p>non_sexist</text:p>
          </table:table-cell>
          <table:table-cell office:value-type="string" calcext:value-type="string">
            <text:p>Заметьте, как шкурятинки друг друга лайками поддерживают. бля. это их борьба</text:p>
          </table:table-cell>
        </table:table-row>
        <table:table-row table:style-name="ro1">
          <table:table-cell office:value-type="float" office:value="2268289" calcext:value-type="float">
            <text:p>2268289</text:p>
          </table:table-cell>
          <table:table-cell office:value-type="float" office:value="2268501" calcext:value-type="float">
            <text:p>2268501</text:p>
          </table:table-cell>
          <table:table-cell office:value-type="string" calcext:value-type="string">
            <text:p>non_sexist</text:p>
          </table:table-cell>
          <table:table-cell office:value-type="string" calcext:value-type="string">
            <text:p>Уже и пописать спокойно не дают(</text:p>
          </table:table-cell>
        </table:table-row>
        <table:table-row table:style-name="ro1">
          <table:table-cell office:value-type="float" office:value="2268289" calcext:value-type="float">
            <text:p>2268289</text:p>
          </table:table-cell>
          <table:table-cell office:value-type="float" office:value="2268507" calcext:value-type="float">
            <text:p>2268507</text:p>
          </table:table-cell>
          <table:table-cell office:value-type="string" calcext:value-type="string">
            <text:p>non_sexist</text:p>
          </table:table-cell>
          <table:table-cell office:value-type="string" calcext:value-type="string">
            <text:p>[id218482628|Андрей], это пишет гавнюк который в каждом посте какает</text:p>
          </table:table-cell>
        </table:table-row>
        <table:table-row table:style-name="ro1">
          <table:table-cell office:value-type="float" office:value="2268289" calcext:value-type="float">
            <text:p>2268289</text:p>
          </table:table-cell>
          <table:table-cell office:value-type="float" office:value="2268509" calcext:value-type="float">
            <text:p>2268509</text:p>
          </table:table-cell>
          <table:table-cell office:value-type="string" calcext:value-type="string">
            <text:p>sexist</text:p>
          </table:table-cell>
          <table:table-cell office:value-type="string" calcext:value-type="string">
            <text:p>Феминизм - движение за равные права мужчин и женщин. Т.е. по идее, любой нормальный человек - феминист, включая мужчин. То, во что это превратилось сейчас, давно уже является темой для психиатров. Они "борятся" исключительно в цивилизованных странах, где права уже лет 60 как равны. В Иране,где женщин до сих пор забивают камнями на площади, почему то ни одной феминистки не видно, видимо там все в порядке. А писсуары - это да. Невозможно молчать.</text:p>
          </table:table-cell>
        </table:table-row>
        <table:table-row table:style-name="ro1">
          <table:table-cell office:value-type="float" office:value="2268289" calcext:value-type="float">
            <text:p>2268289</text:p>
          </table:table-cell>
          <table:table-cell office:value-type="float" office:value="2268513" calcext:value-type="float">
            <text:p>2268513</text:p>
          </table:table-cell>
          <table:table-cell office:value-type="string" calcext:value-type="string">
            <text:p>non_sexist</text:p>
          </table:table-cell>
          <table:table-cell office:value-type="string" calcext:value-type="string">
            <text:p>[id394508528|Bodya], у комментаторов нет логики, они просто желают обсирать фем движение, ибо так вот у нас в россии принято</text:p>
          </table:table-cell>
        </table:table-row>
        <table:table-row table:style-name="ro1">
          <table:table-cell office:value-type="float" office:value="2220372" calcext:value-type="float">
            <text:p>2220372</text:p>
          </table:table-cell>
          <table:table-cell office:value-type="float" office:value="2220373" calcext:value-type="float">
            <text:p>2220373</text:p>
          </table:table-cell>
          <table:table-cell office:value-type="string" calcext:value-type="string">
            <text:p>non_sexist</text:p>
          </table:table-cell>
          <table:table-cell office:value-type="string" calcext:value-type="string">
            <text:p>Тред экспертов и аналитиков стартует тут.</text:p>
          </table:table-cell>
        </table:table-row>
        <table:table-row table:style-name="ro1">
          <table:table-cell office:value-type="float" office:value="2220372" calcext:value-type="float">
            <text:p>2220372</text:p>
          </table:table-cell>
          <table:table-cell office:value-type="float" office:value="2220377" calcext:value-type="float">
            <text:p>2220377</text:p>
          </table:table-cell>
          <table:table-cell office:value-type="string" calcext:value-type="string">
            <text:p>non_sexist</text:p>
          </table:table-cell>
          <table:table-cell office:value-type="string" calcext:value-type="string">
            <text:p>Превосходство Трампа бесспорно; поистине, история еще не знала более величественного и разумного политика. И правда, каково же везение — жить в эпоху человека-легенды, взахлёб читать его твиты и радоваться жизни. Спешу поздравить и вас, кто застал этот необыкновенный момент, преисполненный давних надежд и свершившихся ожиданий. Разумеется, все политиканы-популисты на его фоне скулят словно собаки под лавкой, но особенным образом его злейшие враги, которые даже не собаки — а петухи ощипанные, иначе и не скажешь. Слава Трампу! Герою слава!</text:p>
          </table:table-cell>
        </table:table-row>
        <table:table-row table:style-name="ro1">
          <table:table-cell office:value-type="float" office:value="2220372" calcext:value-type="float">
            <text:p>2220372</text:p>
          </table:table-cell>
          <table:table-cell office:value-type="float" office:value="2220379" calcext:value-type="float">
            <text:p>2220379</text:p>
          </table:table-cell>
          <table:table-cell office:value-type="string" calcext:value-type="string">
            <text:p>non_sexist</text:p>
          </table:table-cell>
          <table:table-cell office:value-type="string" calcext:value-type="string">
            <text:p>СУМАСШЕДШАЯ СОБАКА</text:p>
          </table:table-cell>
        </table:table-row>
        <table:table-row table:style-name="ro2">
          <table:table-cell office:value-type="float" office:value="2220372" calcext:value-type="float">
            <text:p>2220372</text:p>
          </table:table-cell>
          <table:table-cell office:value-type="float" office:value="2220382" calcext:value-type="float">
            <text:p>2220382</text:p>
          </table:table-cell>
          <table:table-cell office:value-type="string" calcext:value-type="string">
            <text:p>non_sexist</text:p>
          </table:table-cell>
          <table:table-cell office:value-type="string" calcext:value-type="string">
            <text:p>Правильно сделал. Сейчас каждый, кто был в окружении Трампа решил написать книгу, хайпануть и заработать денег.</text:p>
            <text:p>Сколько там уже книг вышло за последнее время?</text:p>
          </table:table-cell>
        </table:table-row>
        <table:table-row table:style-name="ro1">
          <table:table-cell office:value-type="float" office:value="2220372" calcext:value-type="float">
            <text:p>2220372</text:p>
          </table:table-cell>
          <table:table-cell office:value-type="float" office:value="2220396" calcext:value-type="float">
            <text:p>2220396</text:p>
          </table:table-cell>
          <table:table-cell office:value-type="string" calcext:value-type="string">
            <text:p>non_sexist</text:p>
          </table:table-cell>
          <table:table-cell office:value-type="string" calcext:value-type="string">
            <text:p>она тоже платье не стирала?</text:p>
          </table:table-cell>
        </table:table-row>
        <table:table-row table:style-name="ro1">
          <table:table-cell office:value-type="float" office:value="2220372" calcext:value-type="float">
            <text:p>2220372</text:p>
          </table:table-cell>
          <table:table-cell office:value-type="float" office:value="2220402" calcext:value-type="float">
            <text:p>2220402</text:p>
          </table:table-cell>
          <table:table-cell office:value-type="string" calcext:value-type="string">
            <text:p>non_sexist</text:p>
          </table:table-cell>
          <table:table-cell office:value-type="string" calcext:value-type="string">
            <text:p>Собака сутулая</text:p>
          </table:table-cell>
        </table:table-row>
        <table:table-row table:style-name="ro1">
          <table:table-cell office:value-type="float" office:value="2220372" calcext:value-type="float">
            <text:p>2220372</text:p>
          </table:table-cell>
          <table:table-cell office:value-type="float" office:value="2220405" calcext:value-type="float">
            <text:p>2220405</text:p>
          </table:table-cell>
          <table:table-cell office:value-type="string" calcext:value-type="string">
            <text:p>non_sexist</text:p>
          </table:table-cell>
          <table:table-cell office:value-type="string" calcext:value-type="string">
            <text:p>Crazy dog</text:p>
          </table:table-cell>
        </table:table-row>
        <table:table-row table:style-name="ro1">
          <table:table-cell office:value-type="float" office:value="2220372" calcext:value-type="float">
            <text:p>2220372</text:p>
          </table:table-cell>
          <table:table-cell office:value-type="float" office:value="2220419" calcext:value-type="float">
            <text:p>2220419</text:p>
          </table:table-cell>
          <table:table-cell office:value-type="string" calcext:value-type="string">
            <text:p>non_sexist</text:p>
          </table:table-cell>
          <table:table-cell office:value-type="string" calcext:value-type="string">
            <text:p>Ебанутая сука. (я победил)</text:p>
          </table:table-cell>
        </table:table-row>
        <table:table-row table:style-name="ro1">
          <table:table-cell office:value-type="float" office:value="2220372" calcext:value-type="float">
            <text:p>2220372</text:p>
          </table:table-cell>
          <table:table-cell office:value-type="float" office:value="2220445" calcext:value-type="float">
            <text:p>2220445</text:p>
          </table:table-cell>
          <table:table-cell office:value-type="string" calcext:value-type="string">
            <text:p>non_sexist</text:p>
          </table:table-cell>
          <table:table-cell office:value-type="string" calcext:value-type="string">
            <text:p>Сумасшедшая и собака должно быть вместе😃</text:p>
          </table:table-cell>
        </table:table-row>
        <table:table-row table:style-name="ro1">
          <table:table-cell office:value-type="float" office:value="2220372" calcext:value-type="float">
            <text:p>2220372</text:p>
          </table:table-cell>
          <table:table-cell office:value-type="float" office:value="2220525" calcext:value-type="float">
            <text:p>2220525</text:p>
          </table:table-cell>
          <table:table-cell office:value-type="string" calcext:value-type="string">
            <text:p>non_sexist</text:p>
          </table:table-cell>
          <table:table-cell office:value-type="string" calcext:value-type="string">
            <text:p>Не было там собаки. Там типо "fired like a dog", это частая фраза у него.</text:p>
          </table:table-cell>
        </table:table-row>
        <table:table-row table:style-name="ro1">
          <table:table-cell office:value-type="float" office:value="2220372" calcext:value-type="float">
            <text:p>2220372</text:p>
          </table:table-cell>
          <table:table-cell office:value-type="float" office:value="2220596" calcext:value-type="float">
            <text:p>2220596</text:p>
          </table:table-cell>
          <table:table-cell office:value-type="string" calcext:value-type="string">
            <text:p>non_sexist</text:p>
          </table:table-cell>
          <table:table-cell office:value-type="string" calcext:value-type="string">
            <text:p>Мне кажется все эти обвинения в сексизме, расизме и мизогинии должны стать похвалой, учитывая всю "толерантность", которую продвигают все западные (((СМИ)))</text:p>
          </table:table-cell>
        </table:table-row>
        <table:table-row table:style-name="ro3">
          <table:table-cell office:value-type="float" office:value="2220372" calcext:value-type="float">
            <text:p>2220372</text:p>
          </table:table-cell>
          <table:table-cell office:value-type="float" office:value="2220607" calcext:value-type="float">
            <text:p>2220607</text:p>
          </table:table-cell>
          <table:table-cell office:value-type="string" calcext:value-type="string">
            <text:p>non_sexist</text:p>
          </table:table-cell>
          <table:table-cell office:value-type="string" calcext:value-type="string">
            <text:p>What's the difference between Donald Trump and a Flying pig?? </text:p>
            <text:p> </text:p>
            <text:p>The letter F.</text:p>
          </table:table-cell>
        </table:table-row>
        <table:table-row table:style-name="ro1">
          <table:table-cell office:value-type="float" office:value="2220372" calcext:value-type="float">
            <text:p>2220372</text:p>
          </table:table-cell>
          <table:table-cell office:value-type="float" office:value="2220619" calcext:value-type="float">
            <text:p>2220619</text:p>
          </table:table-cell>
          <table:table-cell office:value-type="string" calcext:value-type="string">
            <text:p>non_sexist</text:p>
          </table:table-cell>
          <table:table-cell office:value-type="string" calcext:value-type="string">
            <text:p>[id474953801|Семён], Правильно, врут они всё! Да и сумасшедшей он её не называл - это всё происки госдепа и их СМИ, что бы мы усомнились в величии и мудрости господина Трампа.</text:p>
          </table:table-cell>
        </table:table-row>
        <table:table-row table:style-name="ro1">
          <table:table-cell office:value-type="float" office:value="2220372" calcext:value-type="float">
            <text:p>2220372</text:p>
          </table:table-cell>
          <table:table-cell office:value-type="float" office:value="2220641" calcext:value-type="float">
            <text:p>2220641</text:p>
          </table:table-cell>
          <table:table-cell office:value-type="string" calcext:value-type="string">
            <text:p>non_sexist</text:p>
          </table:table-cell>
          <table:table-cell office:value-type="string" calcext:value-type="string">
            <text:p>firing that dog</text:p>
          </table:table-cell>
        </table:table-row>
        <table:table-row table:style-name="ro1">
          <table:table-cell office:value-type="float" office:value="2220372" calcext:value-type="float">
            <text:p>2220372</text:p>
          </table:table-cell>
          <table:table-cell office:value-type="float" office:value="2220655" calcext:value-type="float">
            <text:p>2220655</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2220372" calcext:value-type="float">
            <text:p>2220372</text:p>
          </table:table-cell>
          <table:table-cell office:value-type="float" office:value="2220745" calcext:value-type="float">
            <text:p>2220745</text:p>
          </table:table-cell>
          <table:table-cell office:value-type="string" calcext:value-type="string">
            <text:p>non_sexist</text:p>
          </table:table-cell>
          <table:table-cell office:value-type="string" calcext:value-type="string">
            <text:p>Красава, правильно сделал! :)</text:p>
          </table:table-cell>
        </table:table-row>
        <table:table-row table:style-name="ro1">
          <table:table-cell office:value-type="float" office:value="2220372" calcext:value-type="float">
            <text:p>2220372</text:p>
          </table:table-cell>
          <table:table-cell office:value-type="float" office:value="2220793" calcext:value-type="float">
            <text:p>2220793</text:p>
          </table:table-cell>
          <table:table-cell office:value-type="string" calcext:value-type="string">
            <text:p>non_sexist</text:p>
          </table:table-cell>
          <table:table-cell office:value-type="string" calcext:value-type="string">
            <text:p>С приходом Трампа это все превратилось в форменный цирк</text:p>
          </table:table-cell>
        </table:table-row>
        <table:table-row table:style-name="ro1">
          <table:table-cell office:value-type="float" office:value="2220372" calcext:value-type="float">
            <text:p>2220372</text:p>
          </table:table-cell>
          <table:table-cell office:value-type="float" office:value="2221304" calcext:value-type="float">
            <text:p>2221304</text:p>
          </table:table-cell>
          <table:table-cell office:value-type="string" calcext:value-type="string">
            <text:p>non_sexist</text:p>
          </table:table-cell>
          <table:table-cell office:value-type="string" calcext:value-type="string">
            <text:p>Хуйня</text:p>
          </table:table-cell>
        </table:table-row>
        <table:table-row table:style-name="ro6">
          <table:table-cell office:value-type="float" office:value="2220372" calcext:value-type="float">
            <text:p>2220372</text:p>
          </table:table-cell>
          <table:table-cell office:value-type="float" office:value="2221329" calcext:value-type="float">
            <text:p>2221329</text:p>
          </table:table-cell>
          <table:table-cell office:value-type="string" calcext:value-type="string">
            <text:p>non_sexist</text:p>
          </table:table-cell>
          <table:table-cell office:value-type="string" calcext:value-type="string">
            <text:p>Дура какая-то...</text:p>
            <text:p>Слушал вчера ее на CNN и Fox-news, оставила неприятное впечатление.</text:p>
            <text:p>Трамплин, очевидный дегенерат, но в данном случае, вина на ней.</text:p>
            <text:p/>
            <text:p>PS. Смотришь со стороны на всяких Усмановым, Омарос и прочую нечесть...они действительно не видят своего «уродства»?</text:p>
          </table:table-cell>
        </table:table-row>
        <table:table-row table:style-name="ro1">
          <table:table-cell office:value-type="float" office:value="2220372" calcext:value-type="float">
            <text:p>2220372</text:p>
          </table:table-cell>
          <table:table-cell office:value-type="float" office:value="2221336" calcext:value-type="float">
            <text:p>2221336</text:p>
          </table:table-cell>
          <table:table-cell office:value-type="string" calcext:value-type="string">
            <text:p>non_sexist</text:p>
          </table:table-cell>
          <table:table-cell office:value-type="string" calcext:value-type="string">
            <text:p>Если президент из за прессинга не может управлять страной, он хуевый президент, это вроде очевидно.</text:p>
          </table:table-cell>
        </table:table-row>
        <table:table-row table:style-name="ro1">
          <table:table-cell office:value-type="float" office:value="2213379" calcext:value-type="float">
            <text:p>2213379</text:p>
          </table:table-cell>
          <table:table-cell office:value-type="float" office:value="2213380" calcext:value-type="float">
            <text:p>2213380</text:p>
          </table:table-cell>
          <table:table-cell office:value-type="string" calcext:value-type="string">
            <text:p>non_sexist</text:p>
          </table:table-cell>
          <table:table-cell office:value-type="string" calcext:value-type="string">
            <text:p>зачем о нём узнавать вообще</text:p>
          </table:table-cell>
        </table:table-row>
        <table:table-row table:style-name="ro1">
          <table:table-cell office:value-type="float" office:value="2213379" calcext:value-type="float">
            <text:p>2213379</text:p>
          </table:table-cell>
          <table:table-cell office:value-type="float" office:value="2213386" calcext:value-type="float">
            <text:p>2213386</text:p>
          </table:table-cell>
          <table:table-cell office:value-type="string" calcext:value-type="string">
            <text:p>non_sexist</text:p>
          </table:table-cell>
          <table:table-cell office:value-type="string" calcext:value-type="string">
            <text:p>Ничего личного, Трамп, это бизнес. Сам такой же?</text:p>
          </table:table-cell>
        </table:table-row>
        <table:table-row table:style-name="ro1">
          <table:table-cell office:value-type="float" office:value="2213379" calcext:value-type="float">
            <text:p>2213379</text:p>
          </table:table-cell>
          <table:table-cell office:value-type="float" office:value="2213387" calcext:value-type="float">
            <text:p>2213387</text:p>
          </table:table-cell>
          <table:table-cell office:value-type="string" calcext:value-type="string">
            <text:p>non_sexist</text:p>
          </table:table-cell>
          <table:table-cell office:value-type="string" calcext:value-type="string">
            <text:p>Ну и Санта Барбара с <text:s/>Трампом</text:p>
          </table:table-cell>
        </table:table-row>
        <table:table-row table:style-name="ro1">
          <table:table-cell office:value-type="float" office:value="2213379" calcext:value-type="float">
            <text:p>2213379</text:p>
          </table:table-cell>
          <table:table-cell office:value-type="float" office:value="2213388" calcext:value-type="float">
            <text:p>2213388</text:p>
          </table:table-cell>
          <table:table-cell office:value-type="string" calcext:value-type="string">
            <text:p>non_sexist</text:p>
          </table:table-cell>
          <table:table-cell office:value-type="string" calcext:value-type="string">
            <text:p>А уволенные из штаба Хиллари говорили, что она фригидная лесбиянка, принуждающая всех молодых девушек к сексу. Но не припомню, чтобы Медуза об этом писала</text:p>
          </table:table-cell>
        </table:table-row>
        <table:table-row table:style-name="ro1">
          <table:table-cell office:value-type="float" office:value="2213379" calcext:value-type="float">
            <text:p>2213379</text:p>
          </table:table-cell>
          <table:table-cell office:value-type="float" office:value="2213392" calcext:value-type="float">
            <text:p>2213392</text:p>
          </table:table-cell>
          <table:table-cell office:value-type="string" calcext:value-type="string">
            <text:p>non_sexist</text:p>
          </table:table-cell>
          <table:table-cell office:value-type="string" calcext:value-type="string">
            <text:p>Ну уволили сомнительного сотрудника, надо же ей заявить, что это не она просиживала штаны на госбюджет, а это трампец литерали хитлер. Типичная реакция же</text:p>
          </table:table-cell>
        </table:table-row>
        <table:table-row table:style-name="ro1">
          <table:table-cell office:value-type="float" office:value="2213379" calcext:value-type="float">
            <text:p>2213379</text:p>
          </table:table-cell>
          <table:table-cell office:value-type="float" office:value="2213395" calcext:value-type="float">
            <text:p>2213395</text:p>
          </table:table-cell>
          <table:table-cell office:value-type="string" calcext:value-type="string">
            <text:p>non_sexist</text:p>
          </table:table-cell>
          <table:table-cell office:value-type="string" calcext:value-type="string">
            <text:p>Расист и сексист Трамп взял в помошники афроамериканку. Ей самой то не смешно?!</text:p>
          </table:table-cell>
        </table:table-row>
        <table:table-row table:style-name="ro1">
          <table:table-cell office:value-type="float" office:value="2213379" calcext:value-type="float">
            <text:p>2213379</text:p>
          </table:table-cell>
          <table:table-cell office:value-type="float" office:value="2213399" calcext:value-type="float">
            <text:p>2213399</text:p>
          </table:table-cell>
          <table:table-cell office:value-type="string" calcext:value-type="string">
            <text:p>non_sexist</text:p>
          </table:table-cell>
          <table:table-cell office:value-type="string" calcext:value-type="string">
            <text:p>А если ультрафиолетом посветить ему в лицо, станет видно усы-щёточку.</text:p>
          </table:table-cell>
        </table:table-row>
        <table:table-row table:style-name="ro3">
          <table:table-cell office:value-type="float" office:value="2213379" calcext:value-type="float">
            <text:p>2213379</text:p>
          </table:table-cell>
          <table:table-cell office:value-type="float" office:value="2213400" calcext:value-type="float">
            <text:p>2213400</text:p>
          </table:table-cell>
          <table:table-cell office:value-type="string" calcext:value-type="string">
            <text:p>non_sexist</text:p>
          </table:table-cell>
          <table:table-cell office:value-type="string" calcext:value-type="string">
            <text:p>При этом Трамп, которого поддерживают многие верующие христиане, совершенно не разбирается в Библии, написала она: „Для него с таким же успехом это мог бы быть просто бумажный кирпич“.</text:p>
            <text:p/>
            <text:p>Как будто это плохо. Пф, да для любого неверующего человека библия ничем не отличается от любой книги сказок, поэтому присяга на библии для неверующего всё равно что на кирпиче - пустое бесполезное дело лишь для вида</text:p>
          </table:table-cell>
        </table:table-row>
        <table:table-row table:style-name="ro1">
          <table:table-cell office:value-type="float" office:value="2213379" calcext:value-type="float">
            <text:p>2213379</text:p>
          </table:table-cell>
          <table:table-cell office:value-type="float" office:value="2213402" calcext:value-type="float">
            <text:p>2213402</text:p>
          </table:table-cell>
          <table:table-cell office:value-type="string" calcext:value-type="string">
            <text:p>sexist</text:p>
          </table:table-cell>
          <table:table-cell office:value-type="string" calcext:value-type="string">
            <text:p>у*бал бы ей с вертухи тупая деффка</text:p>
          </table:table-cell>
        </table:table-row>
        <table:table-row table:style-name="ro1">
          <table:table-cell office:value-type="float" office:value="2213379" calcext:value-type="float">
            <text:p>2213379</text:p>
          </table:table-cell>
          <table:table-cell office:value-type="float" office:value="2213409" calcext:value-type="float">
            <text:p>2213409</text:p>
          </table:table-cell>
          <table:table-cell office:value-type="string" calcext:value-type="string">
            <text:p>non_sexist</text:p>
          </table:table-cell>
          <table:table-cell office:value-type="string" calcext:value-type="string">
            <text:p>[id1706999|Даниил], справедливости ради, трамп считает себя верующим пресвитерианцем, а значит, хотя бы базово должен разбираться в терминах и трактовках</text:p>
          </table:table-cell>
        </table:table-row>
        <table:table-row table:style-name="ro1">
          <table:table-cell office:value-type="float" office:value="2213379" calcext:value-type="float">
            <text:p>2213379</text:p>
          </table:table-cell>
          <table:table-cell office:value-type="float" office:value="2213410" calcext:value-type="float">
            <text:p>2213410</text:p>
          </table:table-cell>
          <table:table-cell office:value-type="string" calcext:value-type="string">
            <text:p>non_sexist</text:p>
          </table:table-cell>
          <table:table-cell office:value-type="string" calcext:value-type="string">
            <text:p>лол он ее взял на работу чтобы люди не говорили что он сексист и расист</text:p>
          </table:table-cell>
        </table:table-row>
        <table:table-row table:style-name="ro1">
          <table:table-cell office:value-type="float" office:value="2213379" calcext:value-type="float">
            <text:p>2213379</text:p>
          </table:table-cell>
          <table:table-cell office:value-type="float" office:value="2213411" calcext:value-type="float">
            <text:p>2213411</text:p>
          </table:table-cell>
          <table:table-cell office:value-type="string" calcext:value-type="string">
            <text:p>non_sexist</text:p>
          </table:table-cell>
          <table:table-cell office:value-type="string" calcext:value-type="string">
            <text:p>[id50644674|Артём], ну, одно дело называть себя верующим, а другое - быть им) в России, вот, тоже много верующих, а тех, кто по-настоящему верующий (с соблюдением всего не для вида и вообще с соблюдением всех традиций и т.д.) знаю только четырех человек, может, пятерых</text:p>
          </table:table-cell>
        </table:table-row>
        <table:table-row table:style-name="ro2">
          <table:table-cell office:value-type="float" office:value="2213379" calcext:value-type="float">
            <text:p>2213379</text:p>
          </table:table-cell>
          <table:table-cell office:value-type="float" office:value="2213418" calcext:value-type="float">
            <text:p>2213418</text:p>
          </table:table-cell>
          <table:table-cell office:value-type="string" calcext:value-type="string">
            <text:p>non_sexist</text:p>
          </table:table-cell>
          <table:table-cell office:value-type="string" calcext:value-type="string">
            <text:p>[id1706999|Даниил], ну в России же была нарушена преемственность. Когда там духовенство перестали гонять? Лет 50 назад или около того. Тем более, что современные деятели в основном это не наследники, а тесно связанные с госбезопасностью люди. До сих пор вот помнят, как главраввин России Шаевич постукивал на отказников. Про его православного коллегу и говорить не нужно. </text:p>
            <text:p>А в Америке такого веселья не было.</text:p>
          </table:table-cell>
        </table:table-row>
        <table:table-row table:style-name="ro1">
          <table:table-cell office:value-type="float" office:value="2213379" calcext:value-type="float">
            <text:p>2213379</text:p>
          </table:table-cell>
          <table:table-cell office:value-type="float" office:value="2213421" calcext:value-type="float">
            <text:p>2213421</text:p>
          </table:table-cell>
          <table:table-cell office:value-type="string" calcext:value-type="string">
            <text:p>non_sexist</text:p>
          </table:table-cell>
          <table:table-cell office:value-type="string" calcext:value-type="string">
            <text:p>Уволенные сотрудники могут вести себя как угодно и говорить что захочется, но со стороны президента такой ответ неприемлем. Должностное лицо, как-никак, причём отнюдь не Уганды.</text:p>
          </table:table-cell>
        </table:table-row>
        <table:table-row table:style-name="ro1">
          <table:table-cell office:value-type="float" office:value="2213379" calcext:value-type="float">
            <text:p>2213379</text:p>
          </table:table-cell>
          <table:table-cell office:value-type="float" office:value="2213433" calcext:value-type="float">
            <text:p>2213433</text:p>
          </table:table-cell>
          <table:table-cell office:value-type="string" calcext:value-type="string">
            <text:p>non_sexist</text:p>
          </table:table-cell>
          <table:table-cell office:value-type="string" calcext:value-type="string">
            <text:p>Гермофобия (мизофобия) – страх перед возможностью заразиться микробами при контакте с другим человеком или предметом. Да он же мистер Хаус!</text:p>
          </table:table-cell>
        </table:table-row>
        <table:table-row table:style-name="ro1">
          <table:table-cell office:value-type="float" office:value="2213379" calcext:value-type="float">
            <text:p>2213379</text:p>
          </table:table-cell>
          <table:table-cell office:value-type="float" office:value="2213434" calcext:value-type="float">
            <text:p>2213434</text:p>
          </table:table-cell>
          <table:table-cell office:value-type="string" calcext:value-type="string">
            <text:p>non_sexist</text:p>
          </table:table-cell>
          <table:table-cell office:value-type="string" calcext:value-type="string">
            <text:p>[id9270771|Александра], это он тебе сам сказал?</text:p>
          </table:table-cell>
        </table:table-row>
        <table:table-row table:style-name="ro2">
          <table:table-cell office:value-type="float" office:value="2213379" calcext:value-type="float">
            <text:p>2213379</text:p>
          </table:table-cell>
          <table:table-cell office:value-type="float" office:value="2213437" calcext:value-type="float">
            <text:p>2213437</text:p>
          </table:table-cell>
          <table:table-cell office:value-type="string" calcext:value-type="string">
            <text:p>non_sexist</text:p>
          </table:table-cell>
          <table:table-cell office:value-type="string" calcext:value-type="string">
            <text:p>[id290150696|Кай], кем неприемлем и по каким правилам? </text:p>
            <text:p>В этом и фишка Трампа, он будучи публичным лицом продолжает говорить и реагировать как и человек</text:p>
          </table:table-cell>
        </table:table-row>
        <table:table-row table:style-name="ro2">
          <table:table-cell office:value-type="float" office:value="2213379" calcext:value-type="float">
            <text:p>2213379</text:p>
          </table:table-cell>
          <table:table-cell office:value-type="float" office:value="2213457" calcext:value-type="float">
            <text:p>2213457</text:p>
          </table:table-cell>
          <table:table-cell office:value-type="string" calcext:value-type="string">
            <text:p>non_sexist</text:p>
          </table:table-cell>
          <table:table-cell office:value-type="string" calcext:value-type="string">
            <text:p>[id30018057|Михаил], мировым сообществом и по правилам международной дипломатии.</text:p>
            <text:p>Фишки у актёров и певцов, а Трамп - глава государства, отвечающий за миллионы судеб. Он должен быть как минимум профессионалом, если не примером для подданых.</text:p>
          </table:table-cell>
        </table:table-row>
        <table:table-row table:style-name="ro3">
          <table:table-cell office:value-type="float" office:value="2213379" calcext:value-type="float">
            <text:p>2213379</text:p>
          </table:table-cell>
          <table:table-cell office:value-type="float" office:value="2213461" calcext:value-type="float">
            <text:p>2213461</text:p>
          </table:table-cell>
          <table:table-cell office:value-type="string" calcext:value-type="string">
            <text:p>non_sexist</text:p>
          </table:table-cell>
          <table:table-cell office:value-type="string" calcext:value-type="string">
            <text:p>«Жaлкaя, ничтoжнaя личность» : Путин и Назарбаев в Казахстане делят море, Трамп в США pa3гpeбaeт CKAHДAЛ </text:p>
            <text:p> </text:p>
            <text:p>https://www.youtube.com/watch?v=gKuZfs36uGQ</text:p>
          </table:table-cell>
        </table:table-row>
        <table:table-row table:style-name="ro1">
          <table:table-cell office:value-type="float" office:value="2213379" calcext:value-type="float">
            <text:p>2213379</text:p>
          </table:table-cell>
          <table:table-cell office:value-type="float" office:value="2213466" calcext:value-type="float">
            <text:p>2213466</text:p>
          </table:table-cell>
          <table:table-cell office:value-type="string" calcext:value-type="string">
            <text:p>non_sexist</text:p>
          </table:table-cell>
          <table:table-cell office:value-type="string" calcext:value-type="string">
            <text:p>Поднять бабла на уходе вполне нормально. А вот сучить бывшего работодателя не стоит. По крайней мере если будешь ещё работать.</text:p>
          </table:table-cell>
        </table:table-row>
        <table:table-row table:style-name="ro1">
          <table:table-cell office:value-type="float" office:value="2213379" calcext:value-type="float">
            <text:p>2213379</text:p>
          </table:table-cell>
          <table:table-cell office:value-type="float" office:value="2213472" calcext:value-type="float">
            <text:p>2213472</text:p>
          </table:table-cell>
          <table:table-cell office:value-type="string" calcext:value-type="string">
            <text:p>non_sexist</text:p>
          </table:table-cell>
          <table:table-cell office:value-type="string" calcext:value-type="string">
            <text:p>"Помощницы" вы серьезно?</text:p>
          </table:table-cell>
        </table:table-row>
        <table:table-row table:style-name="ro1">
          <table:table-cell office:value-type="float" office:value="2213379" calcext:value-type="float">
            <text:p>2213379</text:p>
          </table:table-cell>
          <table:table-cell office:value-type="float" office:value="2213474" calcext:value-type="float">
            <text:p>2213474</text:p>
          </table:table-cell>
          <table:table-cell office:value-type="string" calcext:value-type="string">
            <text:p>non_sexist</text:p>
          </table:table-cell>
          <table:table-cell office:value-type="string" calcext:value-type="string">
            <text:p>Никого Трампушка не боится.</text:p>
          </table:table-cell>
        </table:table-row>
        <table:table-row table:style-name="ro4">
          <table:table-cell office:value-type="float" office:value="2213379" calcext:value-type="float">
            <text:p>2213379</text:p>
          </table:table-cell>
          <table:table-cell office:value-type="float" office:value="2213493" calcext:value-type="float">
            <text:p>2213493</text:p>
          </table:table-cell>
          <table:table-cell office:value-type="string" calcext:value-type="string">
            <text:p>non_sexist</text:p>
          </table:table-cell>
          <table:table-cell office:value-type="string" calcext:value-type="string">
            <text:p>[id290150696|Кай], причём тут правила международной дипломатии, когда речь о внутренних делах?</text:p>
            <text:p/>
            <text:p>И каким мировым сообществом, в каком документе это написано или ещё где-нибудь</text:p>
            <text:p/>
            <text:p>Может есть сборник какой или инструкция как реагирировать?</text:p>
            <text:p/>
            <text:p>Профессионализм Трампа виден по результатам его деятельность, в частности, экономические показатели и так далее, но никак не по его Твитеру</text:p>
          </table:table-cell>
        </table:table-row>
        <table:table-row table:style-name="ro1">
          <table:table-cell office:value-type="float" office:value="2213379" calcext:value-type="float">
            <text:p>2213379</text:p>
          </table:table-cell>
          <table:table-cell office:value-type="float" office:value="2213496" calcext:value-type="float">
            <text:p>2213496</text:p>
          </table:table-cell>
          <table:table-cell office:value-type="string" calcext:value-type="string">
            <text:p>non_sexist</text:p>
          </table:table-cell>
          <table:table-cell office:value-type="string" calcext:value-type="string">
            <text:p>Вся эта политика- детский сад.</text:p>
          </table:table-cell>
        </table:table-row>
        <table:table-row table:style-name="ro1">
          <table:table-cell office:value-type="float" office:value="2213379" calcext:value-type="float">
            <text:p>2213379</text:p>
          </table:table-cell>
          <table:table-cell office:value-type="float" office:value="2213504" calcext:value-type="float">
            <text:p>2213504</text:p>
          </table:table-cell>
          <table:table-cell office:value-type="string" calcext:value-type="string">
            <text:p>non_sexist</text:p>
          </table:table-cell>
          <table:table-cell office:value-type="string" calcext:value-type="string">
            <text:p>Верить или нет профессиональной пиз*даболке. Вот же вопрос какой сложный.</text:p>
          </table:table-cell>
        </table:table-row>
        <table:table-row table:style-name="ro1">
          <table:table-cell office:value-type="float" office:value="2213379" calcext:value-type="float">
            <text:p>2213379</text:p>
          </table:table-cell>
          <table:table-cell office:value-type="float" office:value="2213506" calcext:value-type="float">
            <text:p>2213506</text:p>
          </table:table-cell>
          <table:table-cell office:value-type="string" calcext:value-type="string">
            <text:p>non_sexist</text:p>
          </table:table-cell>
          <table:table-cell office:value-type="string" calcext:value-type="string">
            <text:p>[id9270771|Александра], опа, многоходовочка</text:p>
          </table:table-cell>
        </table:table-row>
        <table:table-row table:style-name="ro1">
          <table:table-cell office:value-type="float" office:value="2213379" calcext:value-type="float">
            <text:p>2213379</text:p>
          </table:table-cell>
          <table:table-cell office:value-type="float" office:value="2213513" calcext:value-type="float">
            <text:p>2213513</text:p>
          </table:table-cell>
          <table:table-cell office:value-type="string" calcext:value-type="string">
            <text:p>non_sexist</text:p>
          </table:table-cell>
          <table:table-cell office:value-type="string" calcext:value-type="string">
            <text:p>а вота если б она похвалила бы Трампа , мы об этом никогда бы не узнали)))</text:p>
          </table:table-cell>
        </table:table-row>
        <table:table-row table:style-name="ro1">
          <table:table-cell office:value-type="float" office:value="2213379" calcext:value-type="float">
            <text:p>2213379</text:p>
          </table:table-cell>
          <table:table-cell office:value-type="float" office:value="2213514" calcext:value-type="float">
            <text:p>2213514</text:p>
          </table:table-cell>
          <table:table-cell office:value-type="string" calcext:value-type="string">
            <text:p>non_sexist</text:p>
          </table:table-cell>
          <table:table-cell office:value-type="string" calcext:value-type="string">
            <text:p>Если бы трамп был гермофобом, он столько бы не держался за руки с особами одного гендерного с ним поведения)</text:p>
          </table:table-cell>
        </table:table-row>
        <table:table-row table:style-name="ro6">
          <table:table-cell office:value-type="float" office:value="2213379" calcext:value-type="float">
            <text:p>2213379</text:p>
          </table:table-cell>
          <table:table-cell office:value-type="float" office:value="2213520" calcext:value-type="float">
            <text:p>2213520</text:p>
          </table:table-cell>
          <table:table-cell office:value-type="string" calcext:value-type="string">
            <text:p>non_sexist</text:p>
          </table:table-cell>
          <table:table-cell office:value-type="string" calcext:value-type="string">
            <text:p>[id30018057|Михаил], мы обсуждаем статью об американском президенте, размещённую в российском СМИ. Это уже не внутреннее дело) К тому же с иностранными коллегами Трамп общается в таком же ключе, вспоминаем хотя бы диалоги с Ыном. </text:p>
            <text:p/>
            <text:p>Правила и документы есть, и изучаются они на профильных факультетах, которые так и называются - факультет международных отношений, и через которые в идеале должны проходить все более-менее значимые политики. </text:p>
            <text:p/>
            <text:p>Профессионализм должен быть и в общении, нельзя быть эффективным м*даком, когда на тебя смотрит весь мир.</text:p>
          </table:table-cell>
        </table:table-row>
        <table:table-row table:style-name="ro1">
          <table:table-cell office:value-type="float" office:value="2213379" calcext:value-type="float">
            <text:p>2213379</text:p>
          </table:table-cell>
          <table:table-cell office:value-type="float" office:value="2213527" calcext:value-type="float">
            <text:p>2213527</text:p>
          </table:table-cell>
          <table:table-cell office:value-type="string" calcext:value-type="string">
            <text:p>non_sexist</text:p>
          </table:table-cell>
          <table:table-cell office:value-type="string" calcext:value-type="string">
            <text:p>конечно потому что её должность это African American Outreach она ходила и говорила всем какой он не расист это её работа ради которой её наняли</text:p>
          </table:table-cell>
        </table:table-row>
        <table:table-row table:style-name="ro1">
          <table:table-cell office:value-type="float" office:value="2213379" calcext:value-type="float">
            <text:p>2213379</text:p>
          </table:table-cell>
          <table:table-cell office:value-type="float" office:value="2213572" calcext:value-type="float">
            <text:p>2213572</text:p>
          </table:table-cell>
          <table:table-cell office:value-type="string" calcext:value-type="string">
            <text:p>non_sexist</text:p>
          </table:table-cell>
          <table:table-cell office:value-type="string" calcext:value-type="string">
            <text:p>Оригинально: Жевал за писку! Вы сделали мне вечер смешным:)</text:p>
          </table:table-cell>
        </table:table-row>
        <table:table-row table:style-name="ro3">
          <table:table-cell office:value-type="float" office:value="2213379" calcext:value-type="float">
            <text:p>2213379</text:p>
          </table:table-cell>
          <table:table-cell office:value-type="float" office:value="2213582" calcext:value-type="float">
            <text:p>2213582</text:p>
          </table:table-cell>
          <table:table-cell office:value-type="string" calcext:value-type="string">
            <text:p>non_sexist</text:p>
          </table:table-cell>
          <table:table-cell office:value-type="string" calcext:value-type="string">
            <text:p>Великая Сибирь, великие сибиряки! Пришел наш час, великое время настало! Банда Путина боится и капитулирует, ведь Сибирь и Дальний восток уже сказали путятишне- НЕТ. Народный Сибиркий фронт уже объединил тысячи людей и продолжает пополнять свои ряды. Пора и тебе встать в наши ряды! За правду, народновластие, порядок и благополучие. Хватит кормить шайку путинских уркаганов. Нет повышению пенсий! Нет НДС! Нет ценам на бензин! Нет законам Яровым! Приходи митинг 9 сентября, поддерживай сибирскую правду и волю. Присоединяйся к нам в телеграмм, готовься вместе с нами к настоящим народным митингам https://tg.telepult.pro/SiberianOppositionRu</text:p>
            <text:p/>
            <text:p>«Наше дело правое, враг будет разбит, победа будет за нами»</text:p>
          </table:table-cell>
        </table:table-row>
        <table:table-row table:style-name="ro1">
          <table:table-cell office:value-type="float" office:value="2213379" calcext:value-type="float">
            <text:p>2213379</text:p>
          </table:table-cell>
          <table:table-cell office:value-type="float" office:value="2213584" calcext:value-type="float">
            <text:p>2213584</text:p>
          </table:table-cell>
          <table:table-cell office:value-type="string" calcext:value-type="string">
            <text:p>sexist</text:p>
          </table:table-cell>
          <table:table-cell office:value-type="string" calcext:value-type="string">
            <text:p>Расист и сексист. Она не забыла там сказать, что он еще и домогался до нее взглядом?</text:p>
          </table:table-cell>
        </table:table-row>
        <table:table-row table:style-name="ro1">
          <table:table-cell office:value-type="float" office:value="2213379" calcext:value-type="float">
            <text:p>2213379</text:p>
          </table:table-cell>
          <table:table-cell office:value-type="float" office:value="2213590" calcext:value-type="float">
            <text:p>2213590</text:p>
          </table:table-cell>
          <table:table-cell office:value-type="string" calcext:value-type="string">
            <text:p>non_sexist</text:p>
          </table:table-cell>
          <table:table-cell office:value-type="string" calcext:value-type="string">
            <text:p>А так не было понятно, что Трамп такой сякой? Все и так в курсе, она просто решила поднасрать после увольнения.</text:p>
          </table:table-cell>
        </table:table-row>
        <table:table-row table:style-name="ro1">
          <table:table-cell office:value-type="float" office:value="2213379" calcext:value-type="float">
            <text:p>2213379</text:p>
          </table:table-cell>
          <table:table-cell office:value-type="float" office:value="2213624" calcext:value-type="float">
            <text:p>2213624</text:p>
          </table:table-cell>
          <table:table-cell office:value-type="string" calcext:value-type="string">
            <text:p>non_sexist</text:p>
          </table:table-cell>
          <table:table-cell office:value-type="string" calcext:value-type="string">
            <text:p>вроде изначально было ясно, что это дедок которому не хватило власти, все его сексиские, мизогинные и расиские "мнения" прям противополжны передовым американским. она лишь обозначилала детали и уточнения</text:p>
          </table:table-cell>
        </table:table-row>
        <table:table-row table:style-name="ro1">
          <table:table-cell office:value-type="float" office:value="2213379" calcext:value-type="float">
            <text:p>2213379</text:p>
          </table:table-cell>
          <table:table-cell office:value-type="float" office:value="2213630" calcext:value-type="float">
            <text:p>2213630</text:p>
          </table:table-cell>
          <table:table-cell office:value-type="string" calcext:value-type="string">
            <text:p>non_sexist</text:p>
          </table:table-cell>
          <table:table-cell office:value-type="string" calcext:value-type="string">
            <text:p>[id344516064|Евгений], именно для таких отмазок и берут, жаль что ты такой наивный</text:p>
          </table:table-cell>
        </table:table-row>
        <table:table-row table:style-name="ro1">
          <table:table-cell office:value-type="float" office:value="2213379" calcext:value-type="float">
            <text:p>2213379</text:p>
          </table:table-cell>
          <table:table-cell office:value-type="float" office:value="2213651" calcext:value-type="float">
            <text:p>2213651</text:p>
          </table:table-cell>
          <table:table-cell office:value-type="string" calcext:value-type="string">
            <text:p>non_sexist</text:p>
          </table:table-cell>
          <table:table-cell office:value-type="string" calcext:value-type="string">
            <text:p>Это позавчерашние новости</text:p>
          </table:table-cell>
        </table:table-row>
        <table:table-row table:style-name="ro1">
          <table:table-cell office:value-type="float" office:value="2213379" calcext:value-type="float">
            <text:p>2213379</text:p>
          </table:table-cell>
          <table:table-cell office:value-type="float" office:value="2213656" calcext:value-type="float">
            <text:p>2213656</text:p>
          </table:table-cell>
          <table:table-cell office:value-type="string" calcext:value-type="string">
            <text:p>non_sexist</text:p>
          </table:table-cell>
          <table:table-cell office:value-type="string" calcext:value-type="string">
            <text:p>Какие же люди двуличные твари...куда мир катится..(((</text:p>
          </table:table-cell>
        </table:table-row>
        <table:table-row table:style-name="ro1">
          <table:table-cell office:value-type="float" office:value="2213379" calcext:value-type="float">
            <text:p>2213379</text:p>
          </table:table-cell>
          <table:table-cell office:value-type="float" office:value="2213694" calcext:value-type="float">
            <text:p>2213694</text:p>
          </table:table-cell>
          <table:table-cell office:value-type="string" calcext:value-type="string">
            <text:p>non_sexist</text:p>
          </table:table-cell>
          <table:table-cell office:value-type="string" calcext:value-type="string">
            <text:p>Все очевидно</text:p>
          </table:table-cell>
        </table:table-row>
        <table:table-row table:style-name="ro1">
          <table:table-cell office:value-type="float" office:value="2213379" calcext:value-type="float">
            <text:p>2213379</text:p>
          </table:table-cell>
          <table:table-cell office:value-type="float" office:value="2213715" calcext:value-type="float">
            <text:p>2213715</text:p>
          </table:table-cell>
          <table:table-cell office:value-type="string" calcext:value-type="string">
            <text:p>non_sexist</text:p>
          </table:table-cell>
          <table:table-cell office:value-type="string" calcext:value-type="string">
            <text:p>[id443137008|Лиза], да для отмазок или нет это не важно. <text:s/>Я не утверждаю, что Трамп белый и пушистый. Просто подобные обвинения из уст этой Маниголт звучат неправдоподобно. Ну и конечно я считаю что она 1) непрофессиональна 2) двулична</text:p>
          </table:table-cell>
        </table:table-row>
        <table:table-row table:style-name="ro1">
          <table:table-cell office:value-type="float" office:value="2213379" calcext:value-type="float">
            <text:p>2213379</text:p>
          </table:table-cell>
          <table:table-cell office:value-type="float" office:value="2213718" calcext:value-type="float">
            <text:p>2213718</text:p>
          </table:table-cell>
          <table:table-cell office:value-type="string" calcext:value-type="string">
            <text:p>non_sexist</text:p>
          </table:table-cell>
          <table:table-cell office:value-type="string" calcext:value-type="string">
            <text:p>[id344516064|Евгений], это неважно? но на этом факте ты "построил" оправдание</text:p>
          </table:table-cell>
        </table:table-row>
        <table:table-row table:style-name="ro1">
          <table:table-cell office:value-type="float" office:value="2213379" calcext:value-type="float">
            <text:p>2213379</text:p>
          </table:table-cell>
          <table:table-cell office:value-type="float" office:value="2213722" calcext:value-type="float">
            <text:p>2213722</text:p>
          </table:table-cell>
          <table:table-cell office:value-type="string" calcext:value-type="string">
            <text:p>non_sexist</text:p>
          </table:table-cell>
          <table:table-cell office:value-type="string" calcext:value-type="string">
            <text:p>[id443137008|Лиза], ну во первых это исключительно вы воспринимаете это как оправдание. Я его не оправдываю и не осуждаю в данном вопросе. А вот такие люди как автор книги заслуживают презрения в любом случае. 1. Допустим, в книги правда, тогда пусть она (автор) объяснит тогда почему долго работала и агитировала за этого человека. 2. Допустим,в <text:s/>книге ложь тогда она обманщица и клеветница.</text:p>
          </table:table-cell>
        </table:table-row>
        <table:table-row table:style-name="ro1">
          <table:table-cell office:value-type="float" office:value="2213379" calcext:value-type="float">
            <text:p>2213379</text:p>
          </table:table-cell>
          <table:table-cell office:value-type="float" office:value="2213784" calcext:value-type="float">
            <text:p>2213784</text:p>
          </table:table-cell>
          <table:table-cell office:value-type="string" calcext:value-type="string">
            <text:p>non_sexist</text:p>
          </table:table-cell>
          <table:table-cell office:value-type="string" calcext:value-type="string">
            <text:p>что такое гермофоб?</text:p>
          </table:table-cell>
        </table:table-row>
        <table:table-row table:style-name="ro1">
          <table:table-cell office:value-type="float" office:value="2213379" calcext:value-type="float">
            <text:p>2213379</text:p>
          </table:table-cell>
          <table:table-cell office:value-type="float" office:value="2213860" calcext:value-type="float">
            <text:p>2213860</text:p>
          </table:table-cell>
          <table:table-cell office:value-type="string" calcext:value-type="string">
            <text:p>non_sexist</text:p>
          </table:table-cell>
          <table:table-cell office:value-type="string" calcext:value-type="string">
            <text:p>[id500467830|Loud], это как говнофоб....вобщем ничего плохого также как еслибы был гомофоб(неприемлить грязи и дерьма это нормально)</text:p>
          </table:table-cell>
        </table:table-row>
        <table:table-row table:style-name="ro1">
          <table:table-cell office:value-type="float" office:value="2213379" calcext:value-type="float">
            <text:p>2213379</text:p>
          </table:table-cell>
          <table:table-cell office:value-type="float" office:value="2213885" calcext:value-type="float">
            <text:p>2213885</text:p>
          </table:table-cell>
          <table:table-cell office:value-type="string" calcext:value-type="string">
            <text:p>non_sexist</text:p>
          </table:table-cell>
          <table:table-cell office:value-type="string" calcext:value-type="string">
            <text:p>[id500467830|Loud], боязнь микробов</text:p>
          </table:table-cell>
        </table:table-row>
        <table:table-row table:style-name="ro1">
          <table:table-cell office:value-type="float" office:value="2213379" calcext:value-type="float">
            <text:p>2213379</text:p>
          </table:table-cell>
          <table:table-cell office:value-type="float" office:value="2213936" calcext:value-type="float">
            <text:p>2213936</text:p>
          </table:table-cell>
          <table:table-cell office:value-type="string" calcext:value-type="string">
            <text:p>non_sexist</text:p>
          </table:table-cell>
          <table:table-cell office:value-type="string" calcext:value-type="string">
            <text:p>[id154926596|Анна], но видимо не все американцы разделяют эти "передовые" мнения. Далеко не все</text:p>
          </table:table-cell>
        </table:table-row>
        <table:table-row table:style-name="ro1">
          <table:table-cell office:value-type="float" office:value="2213379" calcext:value-type="float">
            <text:p>2213379</text:p>
          </table:table-cell>
          <table:table-cell office:value-type="float" office:value="2214061" calcext:value-type="float">
            <text:p>2214061</text:p>
          </table:table-cell>
          <table:table-cell office:value-type="string" calcext:value-type="string">
            <text:p>non_sexist</text:p>
          </table:table-cell>
          <table:table-cell office:value-type="string" calcext:value-type="string">
            <text:p>[id344516064|Евгений], looks like тетке очень западло признать некомпетентность и несоответствие должности причиной своего увольнения,вот и съехала на эту избитую тему</text:p>
          </table:table-cell>
        </table:table-row>
        <table:table-row table:style-name="ro1">
          <table:table-cell office:value-type="float" office:value="2213379" calcext:value-type="float">
            <text:p>2213379</text:p>
          </table:table-cell>
          <table:table-cell office:value-type="float" office:value="2214132" calcext:value-type="float">
            <text:p>2214132</text:p>
          </table:table-cell>
          <table:table-cell office:value-type="string" calcext:value-type="string">
            <text:p>non_sexist</text:p>
          </table:table-cell>
          <table:table-cell office:value-type="string" calcext:value-type="string">
            <text:p>Ее уволили она горит</text:p>
          </table:table-cell>
        </table:table-row>
        <table:table-row table:style-name="ro1">
          <table:table-cell office:value-type="float" office:value="2213379" calcext:value-type="float">
            <text:p>2213379</text:p>
          </table:table-cell>
          <table:table-cell office:value-type="float" office:value="2214200" calcext:value-type="float">
            <text:p>2214200</text:p>
          </table:table-cell>
          <table:table-cell office:value-type="string" calcext:value-type="string">
            <text:p>non_sexist</text:p>
          </table:table-cell>
          <table:table-cell office:value-type="string" calcext:value-type="string">
            <text:p>Ну какие-то ретрограды всегда остаются. Некоторые вот до сих пор считают, что школы и наука от диавола.</text:p>
          </table:table-cell>
        </table:table-row>
        <table:table-row table:style-name="ro1">
          <table:table-cell office:value-type="float" office:value="2213379" calcext:value-type="float">
            <text:p>2213379</text:p>
          </table:table-cell>
          <table:table-cell office:value-type="float" office:value="2214585" calcext:value-type="float">
            <text:p>2214585</text:p>
          </table:table-cell>
          <table:table-cell office:value-type="string" calcext:value-type="string">
            <text:p>non_sexist</text:p>
          </table:table-cell>
          <table:table-cell office:value-type="string" calcext:value-type="string">
            <text:p>Жидовье и есть расисты, можно и без его помошницы узнать об этом было</text:p>
          </table:table-cell>
        </table:table-row>
        <table:table-row table:style-name="ro1">
          <table:table-cell office:value-type="float" office:value="2213379" calcext:value-type="float">
            <text:p>2213379</text:p>
          </table:table-cell>
          <table:table-cell office:value-type="float" office:value="2214760" calcext:value-type="float">
            <text:p>2214760</text:p>
          </table:table-cell>
          <table:table-cell office:value-type="string" calcext:value-type="string">
            <text:p>non_sexist</text:p>
          </table:table-cell>
          <table:table-cell office:value-type="string" calcext:value-type="string">
            <text:p>Гермофоб? Что бля??</text:p>
          </table:table-cell>
        </table:table-row>
        <table:table-row table:style-name="ro1">
          <table:table-cell office:value-type="float" office:value="2193537" calcext:value-type="float">
            <text:p>2193537</text:p>
          </table:table-cell>
          <table:table-cell office:value-type="float" office:value="2193539" calcext:value-type="float">
            <text:p>2193539</text:p>
          </table:table-cell>
          <table:table-cell office:value-type="string" calcext:value-type="string">
            <text:p>non_sexist</text:p>
          </table:table-cell>
          <table:table-cell office:value-type="string" calcext:value-type="string">
            <text:p>Где точки с запятой?!</text:p>
          </table:table-cell>
        </table:table-row>
        <table:table-row table:style-name="ro1">
          <table:table-cell office:value-type="float" office:value="2193537" calcext:value-type="float">
            <text:p>2193537</text:p>
          </table:table-cell>
          <table:table-cell office:value-type="float" office:value="2193547" calcext:value-type="float">
            <text:p>2193547</text:p>
          </table:table-cell>
          <table:table-cell office:value-type="string" calcext:value-type="string">
            <text:p>non_sexist</text:p>
          </table:table-cell>
          <table:table-cell office:value-type="string" calcext:value-type="string">
            <text:p>Теперь понятно, почему эти люди так любят рассказывать о лицемерии либералов из своего воображения.</text:p>
          </table:table-cell>
        </table:table-row>
        <table:table-row table:style-name="ro1">
          <table:table-cell office:value-type="float" office:value="2193537" calcext:value-type="float">
            <text:p>2193537</text:p>
          </table:table-cell>
          <table:table-cell office:value-type="float" office:value="2193549" calcext:value-type="float">
            <text:p>2193549</text:p>
          </table:table-cell>
          <table:table-cell office:value-type="string" calcext:value-type="string">
            <text:p>non_sexist</text:p>
          </table:table-cell>
          <table:table-cell office:value-type="string" calcext:value-type="string">
            <text:p>[id492568657|Ekaterina], как добиться такого же богатства?)</text:p>
          </table:table-cell>
        </table:table-row>
        <table:table-row table:style-name="ro1">
          <table:table-cell office:value-type="float" office:value="2193537" calcext:value-type="float">
            <text:p>2193537</text:p>
          </table:table-cell>
          <table:table-cell office:value-type="float" office:value="2193550" calcext:value-type="float">
            <text:p>2193550</text:p>
          </table:table-cell>
          <table:table-cell office:value-type="string" calcext:value-type="string">
            <text:p>non_sexist</text:p>
          </table:table-cell>
          <table:table-cell office:value-type="string" calcext:value-type="string">
            <text:p>самая отбитая</text:p>
          </table:table-cell>
        </table:table-row>
        <table:table-row table:style-name="ro1">
          <table:table-cell office:value-type="float" office:value="2193537" calcext:value-type="float">
            <text:p>2193537</text:p>
          </table:table-cell>
          <table:table-cell office:value-type="float" office:value="2193555" calcext:value-type="float">
            <text:p>2193555</text:p>
          </table:table-cell>
          <table:table-cell office:value-type="string" calcext:value-type="string">
            <text:p>non_sexist</text:p>
          </table:table-cell>
          <table:table-cell office:value-type="string" calcext:value-type="string">
            <text:p>Эти неназванные люди стали мне еще более отвратительны. Не думал, что это возможно.</text:p>
          </table:table-cell>
        </table:table-row>
        <table:table-row table:style-name="ro1">
          <table:table-cell office:value-type="float" office:value="2193537" calcext:value-type="float">
            <text:p>2193537</text:p>
          </table:table-cell>
          <table:table-cell office:value-type="float" office:value="2193560" calcext:value-type="float">
            <text:p>2193560</text:p>
          </table:table-cell>
          <table:table-cell office:value-type="string" calcext:value-type="string">
            <text:p>non_sexist</text:p>
          </table:table-cell>
          <table:table-cell office:value-type="string" calcext:value-type="string">
            <text:p>Почти всё из этого — хорошие признаки. Кроме ностальгии по совку.</text:p>
          </table:table-cell>
        </table:table-row>
        <table:table-row table:style-name="ro1">
          <table:table-cell office:value-type="float" office:value="2193537" calcext:value-type="float">
            <text:p>2193537</text:p>
          </table:table-cell>
          <table:table-cell office:value-type="float" office:value="2193561" calcext:value-type="float">
            <text:p>2193561</text:p>
          </table:table-cell>
          <table:table-cell office:value-type="string" calcext:value-type="string">
            <text:p>non_sexist</text:p>
          </table:table-cell>
          <table:table-cell office:value-type="string" calcext:value-type="string">
            <text:p>Ну если исключить первый пункт, то очень приличные люди получаются. Не ожидал, думал они пидоры и либералы</text:p>
          </table:table-cell>
        </table:table-row>
        <table:table-row table:style-name="ro4">
          <table:table-cell office:value-type="float" office:value="2193537" calcext:value-type="float">
            <text:p>2193537</text:p>
          </table:table-cell>
          <table:table-cell office:value-type="float" office:value="2193563" calcext:value-type="float">
            <text:p>2193563</text:p>
          </table:table-cell>
          <table:table-cell office:value-type="string" calcext:value-type="string">
            <text:p>non_sexist</text:p>
          </table:table-cell>
          <table:table-cell office:value-type="string" calcext:value-type="string">
            <text:p>По третьему пункту я с ними весьма солидарен.</text:p>
            <text:p/>
            <text:p>Я сегодня подгорел с заявления Нью-Йорк Таймс, что расизма по отношению к белым не бывает, и они не станут увольнять свою журналистку именно поэтому .</text:p>
            <text:p>А должны были заявить, что увольнения за высказывания в Твиттере в нерабочее время, да ещё и много лет назад - нонсенс и глупость, потому что это не касается работодателя.</text:p>
            <text:p>Как и их теперешнее заявление, кстати. Корейцы у них угнетаемая белыми нация, оказывается. Где, в северной Корее, клоуны?!</text:p>
            <text:p>А ещё на днях слушал одну известную российскую феминистку, молодую и симпатичную, которая заявила, что мы, белые, угнетаем негров. Ты в Москве живёшь, чудо, каких негров ты угнетаешь?! От меня до ближайшего негра вообще 25 километров, я их физически не могу угнести😁.</text:p>
            <text:p>Наши с тобой предки такими же рабами были, как те негры, и освободили их примерно в одно время, что ты гонишь вообще?!</text:p>
          </table:table-cell>
        </table:table-row>
        <table:table-row table:style-name="ro1">
          <table:table-cell office:value-type="float" office:value="2193537" calcext:value-type="float">
            <text:p>2193537</text:p>
          </table:table-cell>
          <table:table-cell office:value-type="float" office:value="2193564" calcext:value-type="float">
            <text:p>2193564</text:p>
          </table:table-cell>
          <table:table-cell office:value-type="string" calcext:value-type="string">
            <text:p>non_sexist</text:p>
          </table:table-cell>
          <table:table-cell office:value-type="string" calcext:value-type="string">
            <text:p>Вот чем им не нравится метро? Уж где-где, а там можно разбогатеть на ура</text:p>
          </table:table-cell>
        </table:table-row>
        <table:table-row table:style-name="ro1">
          <table:table-cell office:value-type="float" office:value="2193537" calcext:value-type="float">
            <text:p>2193537</text:p>
          </table:table-cell>
          <table:table-cell office:value-type="float" office:value="2193566" calcext:value-type="float">
            <text:p>2193566</text:p>
          </table:table-cell>
          <table:table-cell office:value-type="string" calcext:value-type="string">
            <text:p>non_sexist</text:p>
          </table:table-cell>
          <table:table-cell office:value-type="string" calcext:value-type="string">
            <text:p>Даже богатые пидорахи остаются пидорахами</text:p>
          </table:table-cell>
        </table:table-row>
        <table:table-row table:style-name="ro1">
          <table:table-cell office:value-type="float" office:value="2193537" calcext:value-type="float">
            <text:p>2193537</text:p>
          </table:table-cell>
          <table:table-cell office:value-type="float" office:value="2193568" calcext:value-type="float">
            <text:p>2193568</text:p>
          </table:table-cell>
          <table:table-cell office:value-type="string" calcext:value-type="string">
            <text:p>non_sexist</text:p>
          </table:table-cell>
          <table:table-cell office:value-type="string" calcext:value-type="string">
            <text:p>Ничего плохого в первых четырёх пунктах нет (но не по мнению коммунистической писательницы, конечно же), а ностальгия по совку это коллективное, и деньги от этого, увы, не панацея.</text:p>
          </table:table-cell>
        </table:table-row>
        <table:table-row table:style-name="ro1">
          <table:table-cell office:value-type="float" office:value="2193537" calcext:value-type="float">
            <text:p>2193537</text:p>
          </table:table-cell>
          <table:table-cell office:value-type="float" office:value="2193569" calcext:value-type="float">
            <text:p>2193569</text:p>
          </table:table-cell>
          <table:table-cell office:value-type="string" calcext:value-type="string">
            <text:p>non_sexist</text:p>
          </table:table-cell>
          <table:table-cell office:value-type="string" calcext:value-type="string">
            <text:p>Точь-в-точь как Павлик</text:p>
          </table:table-cell>
        </table:table-row>
        <table:table-row table:style-name="ro1">
          <table:table-cell office:value-type="float" office:value="2193537" calcext:value-type="float">
            <text:p>2193537</text:p>
          </table:table-cell>
          <table:table-cell office:value-type="float" office:value="2193575" calcext:value-type="float">
            <text:p>2193575</text:p>
          </table:table-cell>
          <table:table-cell office:value-type="string" calcext:value-type="string">
            <text:p>non_sexist</text:p>
          </table:table-cell>
          <table:table-cell office:value-type="string" calcext:value-type="string">
            <text:p>[id50644674|Артём], с таким же "успехом" можно и все последующие пункты оправдать … - зрим в корень и пургу НЕ несём.</text:p>
          </table:table-cell>
        </table:table-row>
        <table:table-row table:style-name="ro1">
          <table:table-cell office:value-type="float" office:value="2193537" calcext:value-type="float">
            <text:p>2193537</text:p>
          </table:table-cell>
          <table:table-cell office:value-type="float" office:value="2193580" calcext:value-type="float">
            <text:p>2193580</text:p>
          </table:table-cell>
          <table:table-cell office:value-type="string" calcext:value-type="string">
            <text:p>non_sexist</text:p>
          </table:table-cell>
          <table:table-cell office:value-type="string" calcext:value-type="string">
            <text:p>[id317641355|Alina], лесбиянка Алина пишет нам из Словакии о пидорасах.</text:p>
          </table:table-cell>
        </table:table-row>
        <table:table-row table:style-name="ro1">
          <table:table-cell office:value-type="float" office:value="2193537" calcext:value-type="float">
            <text:p>2193537</text:p>
          </table:table-cell>
          <table:table-cell office:value-type="float" office:value="2193586" calcext:value-type="float">
            <text:p>2193586</text:p>
          </table:table-cell>
          <table:table-cell office:value-type="string" calcext:value-type="string">
            <text:p>non_sexist</text:p>
          </table:table-cell>
          <table:table-cell office:value-type="string" calcext:value-type="string">
            <text:p>Скрывают добрые дела?</text:p>
          </table:table-cell>
        </table:table-row>
        <table:table-row table:style-name="ro1">
          <table:table-cell office:value-type="float" office:value="2193537" calcext:value-type="float">
            <text:p>2193537</text:p>
          </table:table-cell>
          <table:table-cell office:value-type="float" office:value="2193588" calcext:value-type="float">
            <text:p>2193588</text:p>
          </table:table-cell>
          <table:table-cell office:value-type="string" calcext:value-type="string">
            <text:p>non_sexist</text:p>
          </table:table-cell>
          <table:table-cell office:value-type="string" calcext:value-type="string">
            <text:p>Алсо, по поводу благотворительности: очень удобно продвигать себя, намекая, что ты тайно занимаешься благотворительностью, и не заниматься ей. И деньги целы, и хорошим человеком слывешь. Профит!</text:p>
          </table:table-cell>
        </table:table-row>
        <table:table-row table:style-name="ro1">
          <table:table-cell office:value-type="float" office:value="2193537" calcext:value-type="float">
            <text:p>2193537</text:p>
          </table:table-cell>
          <table:table-cell office:value-type="float" office:value="2193589" calcext:value-type="float">
            <text:p>2193589</text:p>
          </table:table-cell>
          <table:table-cell office:value-type="string" calcext:value-type="string">
            <text:p>non_sexist</text:p>
          </table:table-cell>
          <table:table-cell office:value-type="string" calcext:value-type="string">
            <text:p>Даа … смотрю на коменты … да о@уевАюуу … , сплошной одобрямс … - люди, вы люди или НЕлюди ???</text:p>
          </table:table-cell>
        </table:table-row>
        <table:table-row table:style-name="ro2">
          <table:table-cell office:value-type="float" office:value="2193537" calcext:value-type="float">
            <text:p>2193537</text:p>
          </table:table-cell>
          <table:table-cell office:value-type="float" office:value="2193593" calcext:value-type="float">
            <text:p>2193593</text:p>
          </table:table-cell>
          <table:table-cell office:value-type="string" calcext:value-type="string">
            <text:p>non_sexist</text:p>
          </table:table-cell>
          <table:table-cell office:value-type="string" calcext:value-type="string">
            <text:p>-Богатейшие люди ностальгируют по СССР</text:p>
            <text:p>-Ну круто, просто замечательно, в таком случае с ними нужно по-советски обращаться</text:p>
          </table:table-cell>
        </table:table-row>
        <table:table-row table:style-name="ro2">
          <table:table-cell office:value-type="float" office:value="2193537" calcext:value-type="float">
            <text:p>2193537</text:p>
          </table:table-cell>
          <table:table-cell office:value-type="float" office:value="2193595" calcext:value-type="float">
            <text:p>2193595</text:p>
          </table:table-cell>
          <table:table-cell office:value-type="string" calcext:value-type="string">
            <text:p>non_sexist</text:p>
          </table:table-cell>
          <table:table-cell office:value-type="string" calcext:value-type="string">
            <text:p>[id364003333|Vladislav], ну удачи, можно оправдать, да. Все что угодно можно оправдать, по секрету скажу. </text:p>
            <text:p>Только вот ни руки из плеч, а не из задницы, ни закономерная нелюбовь к репрессивной политкорректности, ни молчаливая благотворительность взамен пиару — не плохо, а даже хорошо.</text:p>
          </table:table-cell>
        </table:table-row>
        <table:table-row table:style-name="ro4">
          <table:table-cell office:value-type="float" office:value="2193537" calcext:value-type="float">
            <text:p>2193537</text:p>
          </table:table-cell>
          <table:table-cell office:value-type="float" office:value="2193602" calcext:value-type="float">
            <text:p>2193602</text:p>
          </table:table-cell>
          <table:table-cell office:value-type="string" calcext:value-type="string">
            <text:p>non_sexist</text:p>
          </table:table-cell>
          <table:table-cell office:value-type="string" calcext:value-type="string">
            <text:p>"Меня рассмешило, — пишет Шимпфесль, — что он упомянул Бога, хотя за пять минут до этого говорил, что абсолютно не религиозен"</text:p>
            <text:p/>
            <text:p>Её это рассмешило, а в РФ все так и живут.</text:p>
            <text:p/>
            <text:p>-Всё по воле божьей, люди!</text:p>
            <text:p>-Можно тогда мы у вас деньги возьмём? Если сможем унести, значит Бог разрешил, не сможем, значит не разрешил.</text:p>
            <text:p>-Нет, нельзя, это не по воле Божьей. И вообще, я не религиозен.</text:p>
          </table:table-cell>
        </table:table-row>
        <table:table-row table:style-name="ro2">
          <table:table-cell office:value-type="float" office:value="2193537" calcext:value-type="float">
            <text:p>2193537</text:p>
          </table:table-cell>
          <table:table-cell office:value-type="float" office:value="2193607" calcext:value-type="float">
            <text:p>2193607</text:p>
          </table:table-cell>
          <table:table-cell office:value-type="string" calcext:value-type="string">
            <text:p>non_sexist</text:p>
          </table:table-cell>
          <table:table-cell office:value-type="string" calcext:value-type="string">
            <text:p>Словом, все наши "богатеи" это быдло, мечтающее о Совке но отправляющее своих детей в Европу, при этом оставаясь глубоко патриархальной нечистью, которая живет в прошлом веке и отказывается признать все последние социальные достижения?</text:p>
            <text:p>Удивительно как они вообще в бизнесе преуспели. Ведь основа любого бизнеса, это умение находить компромиссы и заключать сделки даже с теми, кто тебе не нравится. А если они все ярые гомофобы-расисты-сексисты, то это уже резкий удар по связям.</text:p>
          </table:table-cell>
        </table:table-row>
        <table:table-row table:style-name="ro1">
          <table:table-cell office:value-type="float" office:value="2193537" calcext:value-type="float">
            <text:p>2193537</text:p>
          </table:table-cell>
          <table:table-cell office:value-type="float" office:value="2193610" calcext:value-type="float">
            <text:p>2193610</text:p>
          </table:table-cell>
          <table:table-cell office:value-type="string" calcext:value-type="string">
            <text:p>non_sexist</text:p>
          </table:table-cell>
          <table:table-cell office:value-type="string" calcext:value-type="string">
            <text:p>Самому то понятно, за кого "воюем" ??? После того как увидел на твоей странице ссылку на статью про "оправдание повышения пенсионного возраста" … - изыди нечисть !!!</text:p>
          </table:table-cell>
        </table:table-row>
        <table:table-row table:style-name="ro1">
          <table:table-cell office:value-type="float" office:value="2193537" calcext:value-type="float">
            <text:p>2193537</text:p>
          </table:table-cell>
          <table:table-cell office:value-type="float" office:value="2193612" calcext:value-type="float">
            <text:p>2193612</text:p>
          </table:table-cell>
          <table:table-cell office:value-type="string" calcext:value-type="string">
            <text:p>sexist</text:p>
          </table:table-cell>
          <table:table-cell office:value-type="string" calcext:value-type="string">
            <text:p>[id180348186|Artyom], кстати, обрати внимание, что Медуза про это ничего не написала, хотя обычно пишет даже, например, про такие мелочи, как "курицам покупают подгузники", лол. И про Вайнштейна тоже ничего не написала, притом что его защита привела пруфы, что одна из "жертв" лгала.</text:p>
          </table:table-cell>
        </table:table-row>
        <table:table-row table:style-name="ro1">
          <table:table-cell office:value-type="float" office:value="2193537" calcext:value-type="float">
            <text:p>2193537</text:p>
          </table:table-cell>
          <table:table-cell office:value-type="float" office:value="2193614" calcext:value-type="float">
            <text:p>2193614</text:p>
          </table:table-cell>
          <table:table-cell office:value-type="string" calcext:value-type="string">
            <text:p>sexist</text:p>
          </table:table-cell>
          <table:table-cell office:value-type="string" calcext:value-type="string">
            <text:p>Какой-то бред... Вообще-то, скрывать свои добрые дела, а не выпячивать оные - нормально. Да и что плохого в сексизме? И прочие пункты... Нет, хрень.</text:p>
          </table:table-cell>
        </table:table-row>
        <table:table-row table:style-name="ro1">
          <table:table-cell office:value-type="float" office:value="2193537" calcext:value-type="float">
            <text:p>2193537</text:p>
          </table:table-cell>
          <table:table-cell office:value-type="float" office:value="2193621" calcext:value-type="float">
            <text:p>2193621</text:p>
          </table:table-cell>
          <table:table-cell office:value-type="string" calcext:value-type="string">
            <text:p>sexist</text:p>
          </table:table-cell>
          <table:table-cell office:value-type="string" calcext:value-type="string">
            <text:p>[id364246981|Евгений], вы что, женщина не может лгать, скажете тоже😱</text:p>
          </table:table-cell>
        </table:table-row>
        <table:table-row table:style-name="ro3">
          <table:table-cell office:value-type="float" office:value="2193537" calcext:value-type="float">
            <text:p>2193537</text:p>
          </table:table-cell>
          <table:table-cell office:value-type="float" office:value="2193623" calcext:value-type="float">
            <text:p>2193623</text:p>
          </table:table-cell>
          <table:table-cell office:value-type="string" calcext:value-type="string">
            <text:p>sexist</text:p>
          </table:table-cell>
          <table:table-cell office:value-type="string" calcext:value-type="string">
            <text:p>[id218166560|Даниил], это было бы так, если бы среди крупных бизнесменов мировых было много женщин, геев и негров. </text:p>
            <text:p>Но они почти все белые, почти все гетеросексуалы (ну или не палятся) и почти все мужчины. Или они за столом переговоров должны обсуждать проблемы меньшинств? </text:p>
            <text:p>Последние социальные достижения это репрессивный каток политкорректности и культурного марксизма? Тогда они не нужны, так как если некое достижение «прогресса» не облегчает жизнь, от него надо избавляться.</text:p>
          </table:table-cell>
        </table:table-row>
        <table:table-row table:style-name="ro1">
          <table:table-cell office:value-type="float" office:value="2193537" calcext:value-type="float">
            <text:p>2193537</text:p>
          </table:table-cell>
          <table:table-cell office:value-type="float" office:value="2193633" calcext:value-type="float">
            <text:p>2193633</text:p>
          </table:table-cell>
          <table:table-cell office:value-type="string" calcext:value-type="string">
            <text:p>non_sexist</text:p>
          </table:table-cell>
          <table:table-cell office:value-type="string" calcext:value-type="string">
            <text:p>Пятый и шестой пункт друг другу противоречат. Если бы я считал что Россия круче (6), то не отправлял бы детей в западные страны (5)</text:p>
          </table:table-cell>
        </table:table-row>
        <table:table-row table:style-name="ro1">
          <table:table-cell office:value-type="float" office:value="2193537" calcext:value-type="float">
            <text:p>2193537</text:p>
          </table:table-cell>
          <table:table-cell office:value-type="float" office:value="2193643" calcext:value-type="float">
            <text:p>2193643</text:p>
          </table:table-cell>
          <table:table-cell office:value-type="string" calcext:value-type="string">
            <text:p>non_sexist</text:p>
          </table:table-cell>
          <table:table-cell office:value-type="string" calcext:value-type="string">
            <text:p>[id37911262|Баир], чтобы скромнее жили, всё ж понятно :)</text:p>
          </table:table-cell>
        </table:table-row>
        <table:table-row table:style-name="ro1">
          <table:table-cell office:value-type="float" office:value="2193537" calcext:value-type="float">
            <text:p>2193537</text:p>
          </table:table-cell>
          <table:table-cell office:value-type="float" office:value="2193654" calcext:value-type="float">
            <text:p>2193654</text:p>
          </table:table-cell>
          <table:table-cell office:value-type="string" calcext:value-type="string">
            <text:p>non_sexist</text:p>
          </table:table-cell>
          <table:table-cell office:value-type="string" calcext:value-type="string">
            <text:p>Да она в этой статье как будто всю Рашку описала</text:p>
          </table:table-cell>
        </table:table-row>
        <table:table-row table:style-name="ro1">
          <table:table-cell office:value-type="float" office:value="2193537" calcext:value-type="float">
            <text:p>2193537</text:p>
          </table:table-cell>
          <table:table-cell office:value-type="float" office:value="2193659" calcext:value-type="float">
            <text:p>2193659</text:p>
          </table:table-cell>
          <table:table-cell office:value-type="string" calcext:value-type="string">
            <text:p>non_sexist</text:p>
          </table:table-cell>
          <table:table-cell office:value-type="string" calcext:value-type="string">
            <text:p>[id218166560|Daniil], по поводу того какие качества нужно иметь для ведения бизнеса (в цивилизованном обществе/государстве ... , а именно про это вы и говорите) - так у нас же (!)россия ... , не уж то не понятно!?</text:p>
          </table:table-cell>
        </table:table-row>
        <table:table-row table:style-name="ro1">
          <table:table-cell office:value-type="float" office:value="2193537" calcext:value-type="float">
            <text:p>2193537</text:p>
          </table:table-cell>
          <table:table-cell office:value-type="float" office:value="2193662" calcext:value-type="float">
            <text:p>2193662</text:p>
          </table:table-cell>
          <table:table-cell office:value-type="string" calcext:value-type="string">
            <text:p>non_sexist</text:p>
          </table:table-cell>
          <table:table-cell office:value-type="string" calcext:value-type="string">
            <text:p>на висельников они похожи, на людей не похожи</text:p>
          </table:table-cell>
        </table:table-row>
        <table:table-row table:style-name="ro1">
          <table:table-cell office:value-type="float" office:value="2193537" calcext:value-type="float">
            <text:p>2193537</text:p>
          </table:table-cell>
          <table:table-cell office:value-type="float" office:value="2193665" calcext:value-type="float">
            <text:p>2193665</text:p>
          </table:table-cell>
          <table:table-cell office:value-type="string" calcext:value-type="string">
            <text:p>non_sexist</text:p>
          </table:table-cell>
          <table:table-cell office:value-type="string" calcext:value-type="string">
            <text:p>Это случайно не про небожителей из двухпалатного хурала РФ?</text:p>
          </table:table-cell>
        </table:table-row>
        <table:table-row table:style-name="ro3">
          <table:table-cell office:value-type="float" office:value="2193537" calcext:value-type="float">
            <text:p>2193537</text:p>
          </table:table-cell>
          <table:table-cell office:value-type="float" office:value="2193667" calcext:value-type="float">
            <text:p>2193667</text:p>
          </table:table-cell>
          <table:table-cell office:value-type="string" calcext:value-type="string">
            <text:p>sexist</text:p>
          </table:table-cell>
          <table:table-cell office:value-type="string" calcext:value-type="string">
            <text:p>"- сексисты и гордятся этим </text:p>
            <text:p>- в гробу видали политкорректность </text:p>
            <text:p>- скрывают свои добрые дела" - так это же главные признаки нормального, вменяемого человека. Соотечественники выросли в моих глазах, браво.</text:p>
          </table:table-cell>
        </table:table-row>
        <table:table-row table:style-name="ro1">
          <table:table-cell office:value-type="float" office:value="2193537" calcext:value-type="float">
            <text:p>2193537</text:p>
          </table:table-cell>
          <table:table-cell office:value-type="float" office:value="2193673" calcext:value-type="float">
            <text:p>2193673</text:p>
          </table:table-cell>
          <table:table-cell office:value-type="string" calcext:value-type="string">
            <text:p>non_sexist</text:p>
          </table:table-cell>
          <table:table-cell office:value-type="string" calcext:value-type="string">
            <text:p>что за собрание умственно отсталых, лайкающих друг друга, среди комментаторов медузы?</text:p>
          </table:table-cell>
        </table:table-row>
        <table:table-row table:style-name="ro1">
          <table:table-cell office:value-type="float" office:value="2193537" calcext:value-type="float">
            <text:p>2193537</text:p>
          </table:table-cell>
          <table:table-cell office:value-type="float" office:value="2193675" calcext:value-type="float">
            <text:p>2193675</text:p>
          </table:table-cell>
          <table:table-cell office:value-type="string" calcext:value-type="string">
            <text:p>non_sexist</text:p>
          </table:table-cell>
          <table:table-cell office:value-type="string" calcext:value-type="string">
            <text:p>[id464480037|Денис], Ну знаете, в цивилизованном мире немного странно смотрят на проявления варварства. Но для вас это и правда может быть бред.</text:p>
          </table:table-cell>
        </table:table-row>
        <table:table-row table:style-name="ro1">
          <table:table-cell office:value-type="float" office:value="2193537" calcext:value-type="float">
            <text:p>2193537</text:p>
          </table:table-cell>
          <table:table-cell office:value-type="float" office:value="2193681" calcext:value-type="float">
            <text:p>2193681</text:p>
          </table:table-cell>
          <table:table-cell office:value-type="string" calcext:value-type="string">
            <text:p>non_sexist</text:p>
          </table:table-cell>
          <table:table-cell office:value-type="string" calcext:value-type="string">
            <text:p>[id144980339|Оля], цивилизованный мир не монолит. И то, что в результате провала идеи государства всеобщего благосостояния люди стали политкорректными хиппи, не говорит об их развитости. Это говорит лишь об ошибочном пути развития, который ведёт в совок.</text:p>
          </table:table-cell>
        </table:table-row>
        <table:table-row table:style-name="ro1">
          <table:table-cell office:value-type="float" office:value="2193537" calcext:value-type="float">
            <text:p>2193537</text:p>
          </table:table-cell>
          <table:table-cell office:value-type="float" office:value="2193689" calcext:value-type="float">
            <text:p>2193689</text:p>
          </table:table-cell>
          <table:table-cell office:value-type="string" calcext:value-type="string">
            <text:p>non_sexist</text:p>
          </table:table-cell>
          <table:table-cell office:value-type="string" calcext:value-type="string">
            <text:p>[id144980339|Оля], какие-то двуногие объявили себя "цивилизованными", поставили себя над другими двуногими - теми, кого они же назначили "варварами"...</text:p>
          </table:table-cell>
        </table:table-row>
        <table:table-row table:style-name="ro1">
          <table:table-cell office:value-type="float" office:value="2193537" calcext:value-type="float">
            <text:p>2193537</text:p>
          </table:table-cell>
          <table:table-cell office:value-type="float" office:value="2193694" calcext:value-type="float">
            <text:p>2193694</text:p>
          </table:table-cell>
          <table:table-cell office:value-type="string" calcext:value-type="string">
            <text:p>non_sexist</text:p>
          </table:table-cell>
          <table:table-cell office:value-type="string" calcext:value-type="string">
            <text:p>[id144980339|Olya], "немного странно" это мягко сказано ... . Особенно! что касаемо лиц занимающих (!)Государственные и руководящие должности ... - их там за это сажают - там (особенно в США) это (кража гос-имущества) есть не что иное Тяжелое Преступление, felony! ...</text:p>
          </table:table-cell>
        </table:table-row>
        <table:table-row table:style-name="ro1">
          <table:table-cell office:value-type="float" office:value="2193537" calcext:value-type="float">
            <text:p>2193537</text:p>
          </table:table-cell>
          <table:table-cell office:value-type="float" office:value="2193697" calcext:value-type="float">
            <text:p>2193697</text:p>
          </table:table-cell>
          <table:table-cell office:value-type="string" calcext:value-type="string">
            <text:p>non_sexist</text:p>
          </table:table-cell>
          <table:table-cell office:value-type="string" calcext:value-type="string">
            <text:p>[id50644674|Артём], Ну конечно ошибочное. Только ненависть, физическое угнетение как можно большего количество людей правильный путь развития. Средневековье прекрасный образец правильного пути. Вот там как раз общество прекрасно развивалось.</text:p>
          </table:table-cell>
        </table:table-row>
        <table:table-row table:style-name="ro1">
          <table:table-cell office:value-type="float" office:value="2193537" calcext:value-type="float">
            <text:p>2193537</text:p>
          </table:table-cell>
          <table:table-cell office:value-type="float" office:value="2193700" calcext:value-type="float">
            <text:p>2193700</text:p>
          </table:table-cell>
          <table:table-cell office:value-type="string" calcext:value-type="string">
            <text:p>non_sexist</text:p>
          </table:table-cell>
          <table:table-cell office:value-type="string" calcext:value-type="string">
            <text:p>По описанию вылитый Брынцалов</text:p>
          </table:table-cell>
        </table:table-row>
        <table:table-row table:style-name="ro1">
          <table:table-cell office:value-type="float" office:value="2193537" calcext:value-type="float">
            <text:p>2193537</text:p>
          </table:table-cell>
          <table:table-cell office:value-type="float" office:value="2193702" calcext:value-type="float">
            <text:p>2193702</text:p>
          </table:table-cell>
          <table:table-cell office:value-type="string" calcext:value-type="string">
            <text:p>non_sexist</text:p>
          </table:table-cell>
          <table:table-cell office:value-type="string" calcext:value-type="string">
            <text:p>[id464480037|Denis], а вот с этого места поподробнее ... не можно?</text:p>
          </table:table-cell>
        </table:table-row>
        <table:table-row table:style-name="ro1">
          <table:table-cell office:value-type="float" office:value="2193537" calcext:value-type="float">
            <text:p>2193537</text:p>
          </table:table-cell>
          <table:table-cell office:value-type="float" office:value="2193704" calcext:value-type="float">
            <text:p>2193704</text:p>
          </table:table-cell>
          <table:table-cell office:value-type="string" calcext:value-type="string">
            <text:p>non_sexist</text:p>
          </table:table-cell>
          <table:table-cell office:value-type="string" calcext:value-type="string">
            <text:p>Лол, так и есть, это показатель статуса, или по вашему олигарх должен в толкучке метро пинаться? мб с бомжами в общепите еще есть?</text:p>
          </table:table-cell>
        </table:table-row>
        <table:table-row table:style-name="ro3">
          <table:table-cell office:value-type="float" office:value="2193537" calcext:value-type="float">
            <text:p>2193537</text:p>
          </table:table-cell>
          <table:table-cell office:value-type="float" office:value="2193709" calcext:value-type="float">
            <text:p>2193709</text:p>
          </table:table-cell>
          <table:table-cell office:value-type="string" calcext:value-type="string">
            <text:p>non_sexist</text:p>
          </table:table-cell>
          <table:table-cell office:value-type="string" calcext:value-type="string">
            <text:p>[id144980339|Оля], как же я люблю передёргивания. Вот скажешь «евросовок творит ересь», а в ответ всегда про средневековье и ненависть. </text:p>
            <text:p>То, что Европа исторически богаче и исторически более развита (сравни протестантскую трудовую этику и православное пинание фаллосов), не делает все их решения правильными. Особенно, решения, которые продиктованы страхом повторения второй мировой, а не здравым смыслом.  </text:p>
            <text:p>Ну и какое такое «как можно большего количества», если меньшинства так и называются «меньшинства».</text:p>
          </table:table-cell>
        </table:table-row>
        <table:table-row table:style-name="ro1">
          <table:table-cell office:value-type="float" office:value="2193537" calcext:value-type="float">
            <text:p>2193537</text:p>
          </table:table-cell>
          <table:table-cell office:value-type="float" office:value="2193710" calcext:value-type="float">
            <text:p>2193710</text:p>
          </table:table-cell>
          <table:table-cell office:value-type="string" calcext:value-type="string">
            <text:p>non_sexist</text:p>
          </table:table-cell>
          <table:table-cell office:value-type="string" calcext:value-type="string">
            <text:p>[id364003333|Vladislav], в попу дробнее? Это не ко мне!</text:p>
          </table:table-cell>
        </table:table-row>
        <table:table-row table:style-name="ro1">
          <table:table-cell office:value-type="float" office:value="2193537" calcext:value-type="float">
            <text:p>2193537</text:p>
          </table:table-cell>
          <table:table-cell office:value-type="float" office:value="2193716" calcext:value-type="float">
            <text:p>2193716</text:p>
          </table:table-cell>
          <table:table-cell office:value-type="string" calcext:value-type="string">
            <text:p>non_sexist</text:p>
          </table:table-cell>
          <table:table-cell office:value-type="string" calcext:value-type="string">
            <text:p>[id464480037|Denis], getta fuck! 👎</text:p>
          </table:table-cell>
        </table:table-row>
        <table:table-row table:style-name="ro1">
          <table:table-cell office:value-type="float" office:value="2193537" calcext:value-type="float">
            <text:p>2193537</text:p>
          </table:table-cell>
          <table:table-cell office:value-type="float" office:value="2193724" calcext:value-type="float">
            <text:p>2193724</text:p>
          </table:table-cell>
          <table:table-cell office:value-type="string" calcext:value-type="string">
            <text:p>non_sexist</text:p>
          </table:table-cell>
          <table:table-cell office:value-type="string" calcext:value-type="string">
            <text:p>Это коллективный портрет каждого второго россиянина.</text:p>
          </table:table-cell>
        </table:table-row>
        <table:table-row table:style-name="ro2">
          <table:table-cell office:value-type="float" office:value="2193537" calcext:value-type="float">
            <text:p>2193537</text:p>
          </table:table-cell>
          <table:table-cell office:value-type="float" office:value="2193731" calcext:value-type="float">
            <text:p>2193731</text:p>
          </table:table-cell>
          <table:table-cell office:value-type="string" calcext:value-type="string">
            <text:p>non_sexist</text:p>
          </table:table-cell>
          <table:table-cell office:value-type="string" calcext:value-type="string">
            <text:p>[id50644674|Артём], религия в этом случае очень опосредованно связана с любовью к труду.не вся Европа протестантская. 40% немецких мужчин не против сидеть дома на должности домохозяина. К тому же православный код был потрёпан социалистической идеологией. Ленивые не будут ракеты в космос запускать, ГЭСы строить и так далее. </text:p>
            <text:p>Все дело в текущей ситуации, народ течет по тому руслу, которое им предоставило государство.</text:p>
          </table:table-cell>
        </table:table-row>
        <table:table-row table:style-name="ro1">
          <table:table-cell office:value-type="float" office:value="2193537" calcext:value-type="float">
            <text:p>2193537</text:p>
          </table:table-cell>
          <table:table-cell office:value-type="float" office:value="2193733" calcext:value-type="float">
            <text:p>2193733</text:p>
          </table:table-cell>
          <table:table-cell office:value-type="string" calcext:value-type="string">
            <text:p>non_sexist</text:p>
          </table:table-cell>
          <table:table-cell office:value-type="string" calcext:value-type="string">
            <text:p>Да пидоры они все</text:p>
          </table:table-cell>
        </table:table-row>
        <table:table-row table:style-name="ro2">
          <table:table-cell office:value-type="float" office:value="2193537" calcext:value-type="float">
            <text:p>2193537</text:p>
          </table:table-cell>
          <table:table-cell office:value-type="float" office:value="2193734" calcext:value-type="float">
            <text:p>2193734</text:p>
          </table:table-cell>
          <table:table-cell office:value-type="string" calcext:value-type="string">
            <text:p>non_sexist</text:p>
          </table:table-cell>
          <table:table-cell office:value-type="string" calcext:value-type="string">
            <text:p>Дорогой Артем, но именно вы в первом своем комментарии поощряете ненависть. Не хотите чтобы говорили про ненависть, так не начинайте про нее говорить. Как по мне, логично. Ну или не удивляйтесь, что про нее в таком случае говорят и другие люди. Хо хо. Вот чем чем а страхом второй мировой далеко не все страны руководствуются. тут вы перевираете и сильно. Это затронуло малую часть стран Европы. </text:p>
            <text:p>По поводу меньшинства. Я может быть вам раскрою секрет но женщин больше чем мужчин и мы точно не меньшинство, а если прибавить к этому людей не той национальности, веры, сексуальной ориентации то очевидно, что будет в меньшинстве.</text:p>
          </table:table-cell>
        </table:table-row>
        <table:table-row table:style-name="ro1">
          <table:table-cell office:value-type="float" office:value="2193537" calcext:value-type="float">
            <text:p>2193537</text:p>
          </table:table-cell>
          <table:table-cell office:value-type="float" office:value="2193738" calcext:value-type="float">
            <text:p>2193738</text:p>
          </table:table-cell>
          <table:table-cell office:value-type="string" calcext:value-type="string">
            <text:p>non_sexist</text:p>
          </table:table-cell>
          <table:table-cell office:value-type="string" calcext:value-type="string">
            <text:p>Это когда можно совместить нарциссизм и долбоебизм</text:p>
          </table:table-cell>
        </table:table-row>
        <table:table-row table:style-name="ro1">
          <table:table-cell office:value-type="float" office:value="2193537" calcext:value-type="float">
            <text:p>2193537</text:p>
          </table:table-cell>
          <table:table-cell office:value-type="float" office:value="2193741" calcext:value-type="float">
            <text:p>2193741</text:p>
          </table:table-cell>
          <table:table-cell office:value-type="string" calcext:value-type="string">
            <text:p>sexist_in_co</text:p>
          </table:table-cell>
          <table:table-cell office:value-type="string" calcext:value-type="string">
            <text:p>Нелепая попытка изобразить российскую "элиту", страдающую когнитивным диссонансом) Т.н. "коллективный запад" внедряет свои стандарты поведения и мышления, но в России иная ментальность, смиритесь)</text:p>
          </table:table-cell>
        </table:table-row>
        <table:table-row table:style-name="ro3">
          <table:table-cell office:value-type="float" office:value="2193537" calcext:value-type="float">
            <text:p>2193537</text:p>
          </table:table-cell>
          <table:table-cell office:value-type="float" office:value="2193744" calcext:value-type="float">
            <text:p>2193744</text:p>
          </table:table-cell>
          <table:table-cell office:value-type="string" calcext:value-type="string">
            <text:p>sexist</text:p>
          </table:table-cell>
          <table:table-cell office:value-type="string" calcext:value-type="string">
            <text:p>[id144980339|Оля], очевидно, что все мы части меньшинств, которые формируют большинство на основе традиционных консенсусов, к которым мы пришли по многим вопросам. Опять же — ничто не монолит. Только вот как объединять в альтернативное большинство различные меньшинства, у которых общее только то, что они аутсайдеры? </text:p>
            <text:p>Вторая мировая затронула малую часть Европы? Пожалейте мое больное сердце. Война затронула всю Европу (ну, кроме Швейцарии и кое-как Испании). Только если Западная Европа, боясь второго пришествия гитлера, готова объявить любое этническое неравенство опасным (деколонизация, квоты и аффирматив экшн отсюда растут), то у Восточной осталась память о принудительном равенстве и его последствиях. </text:p>
            <text:p>Да, женщин больше, знаю. И ничего против не имею. Больше участников экономики и рук, тем лучше экономика. И люди не той национальности пусть будут, и не той религии. Ради бога, если они не шумят ночью. Только вот когда государство заставляет их уважать под страхом уголовок, это уже плохо.</text:p>
          </table:table-cell>
        </table:table-row>
        <table:table-row table:style-name="ro1">
          <table:table-cell office:value-type="float" office:value="2193537" calcext:value-type="float">
            <text:p>2193537</text:p>
          </table:table-cell>
          <table:table-cell office:value-type="float" office:value="2193746" calcext:value-type="float">
            <text:p>2193746</text:p>
          </table:table-cell>
          <table:table-cell office:value-type="string" calcext:value-type="string">
            <text:p>non_sexist</text:p>
          </table:table-cell>
          <table:table-cell office:value-type="string" calcext:value-type="string">
            <text:p>[id180348186|Артём], про Совок, Холодную войну и страны третьего мира слышал?</text:p>
          </table:table-cell>
        </table:table-row>
        <table:table-row table:style-name="ro1">
          <table:table-cell office:value-type="float" office:value="2193537" calcext:value-type="float">
            <text:p>2193537</text:p>
          </table:table-cell>
          <table:table-cell office:value-type="float" office:value="2193747" calcext:value-type="float">
            <text:p>2193747</text:p>
          </table:table-cell>
          <table:table-cell office:value-type="string" calcext:value-type="string">
            <text:p>non_sexist</text:p>
          </table:table-cell>
          <table:table-cell office:value-type="string" calcext:value-type="string">
            <text:p>Короче, грязь нашего общества.</text:p>
          </table:table-cell>
        </table:table-row>
        <table:table-row table:style-name="ro1">
          <table:table-cell office:value-type="float" office:value="2193537" calcext:value-type="float">
            <text:p>2193537</text:p>
          </table:table-cell>
          <table:table-cell office:value-type="float" office:value="2193749" calcext:value-type="float">
            <text:p>2193749</text:p>
          </table:table-cell>
          <table:table-cell office:value-type="string" calcext:value-type="string">
            <text:p>non_sexist</text:p>
          </table:table-cell>
          <table:table-cell office:value-type="string" calcext:value-type="string">
            <text:p>[id33162180|Александр], что-то новое? :)</text:p>
          </table:table-cell>
        </table:table-row>
        <table:table-row table:style-name="ro1">
          <table:table-cell office:value-type="float" office:value="2193537" calcext:value-type="float">
            <text:p>2193537</text:p>
          </table:table-cell>
          <table:table-cell office:value-type="float" office:value="2193751" calcext:value-type="float">
            <text:p>2193751</text:p>
          </table:table-cell>
          <table:table-cell office:value-type="string" calcext:value-type="string">
            <text:p>non_sexist</text:p>
          </table:table-cell>
          <table:table-cell office:value-type="string" calcext:value-type="string">
            <text:p>совмещённый санузел в голове</text:p>
          </table:table-cell>
        </table:table-row>
        <table:table-row table:style-name="ro1">
          <table:table-cell office:value-type="float" office:value="2193537" calcext:value-type="float">
            <text:p>2193537</text:p>
          </table:table-cell>
          <table:table-cell office:value-type="float" office:value="2193754" calcext:value-type="float">
            <text:p>2193754</text:p>
          </table:table-cell>
          <table:table-cell office:value-type="string" calcext:value-type="string">
            <text:p>non_sexist</text:p>
          </table:table-cell>
          <table:table-cell office:value-type="string" calcext:value-type="string">
            <text:p>[id180348186|Артём], да всё старое. Пока страны типа Индии боролись за то, чтобы не участвовать ни в каких противостояниях и за то, чтобы их не считали кем-то на подсосе и кем-то второго сорта, США и Совок активно пилили Африку, а отношение к третьему миру было как к каким-то недолюдям.</text:p>
          </table:table-cell>
        </table:table-row>
        <table:table-row table:style-name="ro2">
          <table:table-cell office:value-type="float" office:value="2193537" calcext:value-type="float">
            <text:p>2193537</text:p>
          </table:table-cell>
          <table:table-cell office:value-type="float" office:value="2193757" calcext:value-type="float">
            <text:p>2193757</text:p>
          </table:table-cell>
          <table:table-cell office:value-type="string" calcext:value-type="string">
            <text:p>non_sexist</text:p>
          </table:table-cell>
          <table:table-cell office:value-type="string" calcext:value-type="string">
            <text:p>Описание среднестатистического гопника вышедшего в бандюки и незаваленного в 90-е.</text:p>
            <text:p>Всё вполне умещается в их жадной и кровавой чёрной душе.</text:p>
          </table:table-cell>
        </table:table-row>
        <table:table-row table:style-name="ro1">
          <table:table-cell office:value-type="float" office:value="2193537" calcext:value-type="float">
            <text:p>2193537</text:p>
          </table:table-cell>
          <table:table-cell office:value-type="float" office:value="2193777" calcext:value-type="float">
            <text:p>2193777</text:p>
          </table:table-cell>
          <table:table-cell office:value-type="string" calcext:value-type="string">
            <text:p>non_sexist</text:p>
          </table:table-cell>
          <table:table-cell office:value-type="string" calcext:value-type="string">
            <text:p>Чувство превосходства дело проходящее,сегодня ты в спину Западу кукиш показываешь,а завтра отираешься у дверей американского минфина,где приходит понимание,что ты никто и звать тебя никак,что все твоё благополучие зависит от презираемых тобой дядь с Запада</text:p>
          </table:table-cell>
        </table:table-row>
        <table:table-row table:style-name="ro1">
          <table:table-cell office:value-type="float" office:value="2193537" calcext:value-type="float">
            <text:p>2193537</text:p>
          </table:table-cell>
          <table:table-cell office:value-type="float" office:value="2193810" calcext:value-type="float">
            <text:p>2193810</text:p>
          </table:table-cell>
          <table:table-cell office:value-type="string" calcext:value-type="string">
            <text:p>non_sexist</text:p>
          </table:table-cell>
          <table:table-cell office:value-type="string" calcext:value-type="string">
            <text:p>Да!!</text:p>
          </table:table-cell>
        </table:table-row>
        <table:table-row table:style-name="ro1">
          <table:table-cell office:value-type="float" office:value="2193537" calcext:value-type="float">
            <text:p>2193537</text:p>
          </table:table-cell>
          <table:table-cell office:value-type="float" office:value="2193871" calcext:value-type="float">
            <text:p>2193871</text:p>
          </table:table-cell>
          <table:table-cell office:value-type="string" calcext:value-type="string">
            <text:p>non_sexist</text:p>
          </table:table-cell>
          <table:table-cell office:value-type="string" calcext:value-type="string">
            <text:p>[club76982440|Медуза] мне кажется, что владелец МКБ Авдеев, а не Андреев, хотя хз как в книжке, конечно ☺️</text:p>
          </table:table-cell>
        </table:table-row>
        <table:table-row table:style-name="ro1">
          <table:table-cell office:value-type="float" office:value="2193537" calcext:value-type="float">
            <text:p>2193537</text:p>
          </table:table-cell>
          <table:table-cell office:value-type="float" office:value="2193906" calcext:value-type="float">
            <text:p>2193906</text:p>
          </table:table-cell>
          <table:table-cell office:value-type="string" calcext:value-type="string">
            <text:p>non_sexist</text:p>
          </table:table-cell>
          <table:table-cell office:value-type="string" calcext:value-type="string">
            <text:p>[id464480037|Денис], вообще-то привлекать внимание к своим проектам, чтобы присоединялись остальные - нормально и это общемировая практика. Хрень - в вашей голове, если вы не понимаете, что плохого в сексизме и остальных пунктах. Именно потому описанные персонажи, как и вы - никакая не интеллигенция, а потомки колхозников, у которых доблесть - хапнуть и с*бать, а потом покупать подлинники Ротко и делать интеллигентный вид</text:p>
          </table:table-cell>
        </table:table-row>
        <table:table-row table:style-name="ro1">
          <table:table-cell office:value-type="float" office:value="2193537" calcext:value-type="float">
            <text:p>2193537</text:p>
          </table:table-cell>
          <table:table-cell office:value-type="float" office:value="2193907" calcext:value-type="float">
            <text:p>2193907</text:p>
          </table:table-cell>
          <table:table-cell office:value-type="string" calcext:value-type="string">
            <text:p>non_sexist</text:p>
          </table:table-cell>
          <table:table-cell office:value-type="string" calcext:value-type="string">
            <text:p>[id50354764|Андрей], ошибаетесь, это не нормальный и вменяемый человек. Нормальный и вменяемый человек не будет хамом, не будет ненавидеть кого-то за ориентацию и гнобить по признаку пола. И да, общепринятая практика - добрые дела не скрывать, чтобы остальные присоединялись. Вот только никаких добрых дел эта шайка-лейка не делает, как-то не слышно про стипендии от подобных типков для талантливых студентов в MIT, разработке на их деньги новых вакцин и лекарств или выкупа авторских прав на книги и публикацию их онлайн. Так что "интеллигенция" там от сохи, ну как и вы, собственно</text:p>
          </table:table-cell>
        </table:table-row>
        <table:table-row table:style-name="ro1">
          <table:table-cell office:value-type="float" office:value="2193537" calcext:value-type="float">
            <text:p>2193537</text:p>
          </table:table-cell>
          <table:table-cell office:value-type="float" office:value="2193924" calcext:value-type="float">
            <text:p>2193924</text:p>
          </table:table-cell>
          <table:table-cell office:value-type="string" calcext:value-type="string">
            <text:p>non_sexist</text:p>
          </table:table-cell>
          <table:table-cell office:value-type="string" calcext:value-type="string">
            <text:p>Щас бы называть японцев дебилами за то, что едят палочками.</text:p>
          </table:table-cell>
        </table:table-row>
        <table:table-row table:style-name="ro10">
          <table:table-cell office:value-type="float" office:value="2193537" calcext:value-type="float">
            <text:p>2193537</text:p>
          </table:table-cell>
          <table:table-cell office:value-type="float" office:value="2193984" calcext:value-type="float">
            <text:p>2193984</text:p>
          </table:table-cell>
          <table:table-cell office:value-type="string" calcext:value-type="string">
            <text:p>sexist</text:p>
          </table:table-cell>
          <table:table-cell office:value-type="string" calcext:value-type="string">
            <text:p>А что плохого в отсутсви толерантности сказать мудаку или пидору что он мудак или пидор, и это полный отстой?,</text:p>
            <text:p>А в сексизме, ценить коллегу девушку за её красивые сиськи и жопу., потому что реально как специалист она не очень. Да и сексуальный инстинкт-один из основных, двигатель всей эволюции и прочее. А вот сублимация его- это куча проблем конфликтов вплоть до мировых войн.</text:p>
            <text:p>Далее хейт либерастов русофобов, пытающихся  по малоумию раскачивать  лодку в которой вы вынуждены с ними находится.(ладно бы они только свою трубу шатали- так нет же)- да и вообще кому понравится типы гадящие в обществе где живут.</text:p>
            <text:p>Бахвалиться пожертвованиям  гуманитарной помощью  и прочим меценатсвом- так этож какую мизерную самооценку нужно иметь чтоб на этом пиарится?, мудати те кто делает это ради пиара</text:p>
            <text:p>Короче по всем пунктам одобрямс.</text:p>
            <text:p>Разве что к метро негатива нет, а вот к толпами хомячков на кредитных жоповозках создающих пробки. -есть</text:p>
          </table:table-cell>
        </table:table-row>
        <table:table-row table:style-name="ro1">
          <table:table-cell office:value-type="float" office:value="2193537" calcext:value-type="float">
            <text:p>2193537</text:p>
          </table:table-cell>
          <table:table-cell office:value-type="float" office:value="2194005" calcext:value-type="float">
            <text:p>2194005</text:p>
          </table:table-cell>
          <table:table-cell office:value-type="string" calcext:value-type="string">
            <text:p>non_sexist</text:p>
          </table:table-cell>
          <table:table-cell office:value-type="string" calcext:value-type="string">
            <text:p>Кто может ответить на вопрос? Почему в огромной России 140 млн.чел.(в чем я лично сомневаюсь), а в маленькой Индии 1 миллиард?</text:p>
          </table:table-cell>
        </table:table-row>
        <table:table-row table:style-name="ro1">
          <table:table-cell office:value-type="float" office:value="2193537" calcext:value-type="float">
            <text:p>2193537</text:p>
          </table:table-cell>
          <table:table-cell office:value-type="float" office:value="2194036" calcext:value-type="float">
            <text:p>2194036</text:p>
          </table:table-cell>
          <table:table-cell office:value-type="string" calcext:value-type="string">
            <text:p>non_sexist</text:p>
          </table:table-cell>
          <table:table-cell office:value-type="string" calcext:value-type="string">
            <text:p>[id316971518|Нина], чем более невежественно население, тем менее рационально оно размножается. В целом поэтому.</text:p>
          </table:table-cell>
        </table:table-row>
        <table:table-row table:style-name="ro1">
          <table:table-cell office:value-type="float" office:value="2193537" calcext:value-type="float">
            <text:p>2193537</text:p>
          </table:table-cell>
          <table:table-cell office:value-type="float" office:value="2194040" calcext:value-type="float">
            <text:p>2194040</text:p>
          </table:table-cell>
          <table:table-cell office:value-type="string" calcext:value-type="string">
            <text:p>non_sexist</text:p>
          </table:table-cell>
          <table:table-cell office:value-type="string" calcext:value-type="string">
            <text:p>[id422164328|Юлиана], вы считаете, что в Индии одни невежды живут?</text:p>
          </table:table-cell>
        </table:table-row>
        <table:table-row table:style-name="ro1">
          <table:table-cell office:value-type="float" office:value="2193537" calcext:value-type="float">
            <text:p>2193537</text:p>
          </table:table-cell>
          <table:table-cell office:value-type="float" office:value="2194049" calcext:value-type="float">
            <text:p>2194049</text:p>
          </table:table-cell>
          <table:table-cell office:value-type="string" calcext:value-type="string">
            <text:p>non_sexist</text:p>
          </table:table-cell>
          <table:table-cell office:value-type="string" calcext:value-type="string">
            <text:p>[id316971518|Нина], не одни, но довольно высокий уровень безграмотности, много трущоб, большой процент сельских жителей...</text:p>
          </table:table-cell>
        </table:table-row>
        <table:table-row table:style-name="ro1">
          <table:table-cell office:value-type="float" office:value="2193537" calcext:value-type="float">
            <text:p>2193537</text:p>
          </table:table-cell>
          <table:table-cell office:value-type="float" office:value="2194053" calcext:value-type="float">
            <text:p>2194053</text:p>
          </table:table-cell>
          <table:table-cell office:value-type="string" calcext:value-type="string">
            <text:p>non_sexist</text:p>
          </table:table-cell>
          <table:table-cell office:value-type="string" calcext:value-type="string">
            <text:p>[id422164328|Юлиана], выходит так, что жители должны бы вымирать от болезней и эпидемий, и тем самым сокращать народонаселение. Как при царе вымирали целыми уездами.</text:p>
          </table:table-cell>
        </table:table-row>
        <table:table-row table:style-name="ro1">
          <table:table-cell office:value-type="float" office:value="2193537" calcext:value-type="float">
            <text:p>2193537</text:p>
          </table:table-cell>
          <table:table-cell office:value-type="float" office:value="2194055" calcext:value-type="float">
            <text:p>2194055</text:p>
          </table:table-cell>
          <table:table-cell office:value-type="string" calcext:value-type="string">
            <text:p>non_sexist</text:p>
          </table:table-cell>
          <table:table-cell office:value-type="string" calcext:value-type="string">
            <text:p>Не стоит читать эту статью</text:p>
          </table:table-cell>
        </table:table-row>
        <table:table-row table:style-name="ro1">
          <table:table-cell office:value-type="float" office:value="2193537" calcext:value-type="float">
            <text:p>2193537</text:p>
          </table:table-cell>
          <table:table-cell office:value-type="float" office:value="2194063" calcext:value-type="float">
            <text:p>2194063</text:p>
          </table:table-cell>
          <table:table-cell office:value-type="string" calcext:value-type="string">
            <text:p>non_sexist</text:p>
          </table:table-cell>
          <table:table-cell office:value-type="string" calcext:value-type="string">
            <text:p>Почему никто не говорит о том, что богачи могут заниматься благотворительностью просто потому, что им за это даётся налоговый вычет?</text:p>
          </table:table-cell>
        </table:table-row>
        <table:table-row table:style-name="ro3">
          <table:table-cell office:value-type="float" office:value="2193537" calcext:value-type="float">
            <text:p>2193537</text:p>
          </table:table-cell>
          <table:table-cell office:value-type="float" office:value="2194067" calcext:value-type="float">
            <text:p>2194067</text:p>
          </table:table-cell>
          <table:table-cell office:value-type="string" calcext:value-type="string">
            <text:p>non_sexist</text:p>
          </table:table-cell>
          <table:table-cell office:value-type="string" calcext:value-type="string">
            <text:p>Столько комментариев, но при этом ни одного, который говорит о том, что интервьюируемые В КРАЙ ЗАЖРАЛИСЬ. Так сука легко ностальгировать по совку, когда ты жил в Москве/Питере или в семье партийной номенклатуры. Так легко хвалить Россию и говорить, что её ругает только пятая колонна, когда ты у этой самой России украл ресурсов на миллиарды долларов и теперь живёшь в особняке на Рублевке, либо вообще на ,,проклятом'' Западе. Впрочем, я бы тоже говорил, что место женщин на кухне, а других рас на плантациях. Учитывая, сколько госорганов они подкупили ради более эффективного ведения бизнеса, я бы тоже не боялся так высказываться.</text:p>
            <text:p>Избранные они! Наследие советской интеллигенции! Им самим не противно? Вы видели их рожи? Все как на подбор либо хряки, либо старики, либо видно, что недавняя деревенщина, при этом всю Россию за людей не считают, а когда их спрашивают об источниках их богатств, благородно посылают нах*уй, не признают, что их успех это сочетание удачи, связей и эксплуатации общенародных ресурсов. Что-то не похоже на советскую интеллигенцию. Как они себя оправдывают...</text:p>
            <text:p>Мерзко! Мне абсолютно мерзко это читать, господа! Такие люди возглавляют элиту нашего общества. В США это люди, которые совершили революцию в сферах жизни людей, у нас это ресурсососатели. Что-то надо менять!</text:p>
          </table:table-cell>
        </table:table-row>
        <table:table-row table:style-name="ro1">
          <table:table-cell office:value-type="float" office:value="2193537" calcext:value-type="float">
            <text:p>2193537</text:p>
          </table:table-cell>
          <table:table-cell office:value-type="float" office:value="2194071" calcext:value-type="float">
            <text:p>2194071</text:p>
          </table:table-cell>
          <table:table-cell office:value-type="string" calcext:value-type="string">
            <text:p>non_sexist</text:p>
          </table:table-cell>
          <table:table-cell office:value-type="string" calcext:value-type="string">
            <text:p>В Бирмбингеме, вы серьезно?!</text:p>
          </table:table-cell>
        </table:table-row>
        <table:table-row table:style-name="ro1">
          <table:table-cell office:value-type="float" office:value="2193537" calcext:value-type="float">
            <text:p>2193537</text:p>
          </table:table-cell>
          <table:table-cell office:value-type="float" office:value="2194079" calcext:value-type="float">
            <text:p>2194079</text:p>
          </table:table-cell>
          <table:table-cell office:value-type="string" calcext:value-type="string">
            <text:p>non_sexist</text:p>
          </table:table-cell>
          <table:table-cell office:value-type="string" calcext:value-type="string">
            <text:p>[id32290867|Максим], так никто и не знает что ты занимаешься благотворительностью, если делать это тайно и никому не говорить)</text:p>
          </table:table-cell>
        </table:table-row>
        <table:table-row table:style-name="ro1">
          <table:table-cell office:value-type="float" office:value="2193537" calcext:value-type="float">
            <text:p>2193537</text:p>
          </table:table-cell>
          <table:table-cell office:value-type="float" office:value="2194082" calcext:value-type="float">
            <text:p>2194082</text:p>
          </table:table-cell>
          <table:table-cell office:value-type="string" calcext:value-type="string">
            <text:p>non_sexist</text:p>
          </table:table-cell>
          <table:table-cell office:value-type="string" calcext:value-type="string">
            <text:p>[id209749717|Daniel], но все меняется, если ты в каком-нибудь интервью такой: "Я не хочу афишировать, что занимаюсь благотворительностью, я ведь дохуя скромный".</text:p>
          </table:table-cell>
        </table:table-row>
        <table:table-row table:style-name="ro1">
          <table:table-cell office:value-type="float" office:value="2193537" calcext:value-type="float">
            <text:p>2193537</text:p>
          </table:table-cell>
          <table:table-cell office:value-type="float" office:value="2194089" calcext:value-type="float">
            <text:p>2194089</text:p>
          </table:table-cell>
          <table:table-cell office:value-type="string" calcext:value-type="string">
            <text:p>non_sexist</text:p>
          </table:table-cell>
          <table:table-cell office:value-type="string" calcext:value-type="string">
            <text:p>[id32290867|Максим], фраза "скрывают" так сложно вам даётся,да?</text:p>
          </table:table-cell>
        </table:table-row>
        <table:table-row table:style-name="ro1">
          <table:table-cell office:value-type="float" office:value="2193537" calcext:value-type="float">
            <text:p>2193537</text:p>
          </table:table-cell>
          <table:table-cell office:value-type="float" office:value="2194092" calcext:value-type="float">
            <text:p>2194092</text:p>
          </table:table-cell>
          <table:table-cell office:value-type="string" calcext:value-type="string">
            <text:p>non_sexist</text:p>
          </table:table-cell>
          <table:table-cell office:value-type="string" calcext:value-type="string">
            <text:p>[id209749717|Daniel], нет, это тебе плохо дается понимание того факта, что они сказали о том. что скрывают это. Т.е. нихуя не скрывают.</text:p>
          </table:table-cell>
        </table:table-row>
        <table:table-row table:style-name="ro3">
          <table:table-cell office:value-type="float" office:value="2193537" calcext:value-type="float">
            <text:p>2193537</text:p>
          </table:table-cell>
          <table:table-cell office:value-type="float" office:value="2194100" calcext:value-type="float">
            <text:p>2194100</text:p>
          </table:table-cell>
          <table:table-cell office:value-type="string" calcext:value-type="string">
            <text:p>non_sexist</text:p>
          </table:table-cell>
          <table:table-cell office:value-type="string" calcext:value-type="string">
            <text:p>[id32290867|Максим], мне тоже сложно верится.</text:p>
            <text:p>Но я скептически, но поверю этим людям.</text:p>
            <text:p>Если они скрывают,значит не болтают об этом в каждом углу</text:p>
          </table:table-cell>
        </table:table-row>
        <table:table-row table:style-name="ro1">
          <table:table-cell office:value-type="float" office:value="2193537" calcext:value-type="float">
            <text:p>2193537</text:p>
          </table:table-cell>
          <table:table-cell office:value-type="float" office:value="2194104" calcext:value-type="float">
            <text:p>2194104</text:p>
          </table:table-cell>
          <table:table-cell office:value-type="string" calcext:value-type="string">
            <text:p>sexist</text:p>
          </table:table-cell>
          <table:table-cell office:value-type="string" calcext:value-type="string">
            <text:p>[id209749717|Daniel], конкретно в этом углу разболтали. Либо сделали вид, что лучшие люди, чем есть на самом деле.</text:p>
          </table:table-cell>
        </table:table-row>
        <table:table-row table:style-name="ro2">
          <table:table-cell office:value-type="float" office:value="2193537" calcext:value-type="float">
            <text:p>2193537</text:p>
          </table:table-cell>
          <table:table-cell office:value-type="float" office:value="2194130" calcext:value-type="float">
            <text:p>2194130</text:p>
          </table:table-cell>
          <table:table-cell office:value-type="string" calcext:value-type="string">
            <text:p>non_sexist</text:p>
          </table:table-cell>
          <table:table-cell office:value-type="string" calcext:value-type="string">
            <text:p>[id316971518|Нина], они и так вымирают, смертность там высокая, но рождаются ещё больше, ибо контрацепцией многие пренебрегают. Да и климат тёплый тоже, возможно, косвенно влияет...</text:p>
            <text:p>При царе тоже, в общем-то, многие рожали по 10 человек.</text:p>
          </table:table-cell>
        </table:table-row>
        <table:table-row table:style-name="ro1">
          <table:table-cell office:value-type="float" office:value="2193537" calcext:value-type="float">
            <text:p>2193537</text:p>
          </table:table-cell>
          <table:table-cell office:value-type="float" office:value="2194164" calcext:value-type="float">
            <text:p>2194164</text:p>
          </table:table-cell>
          <table:table-cell office:value-type="string" calcext:value-type="string">
            <text:p>non_sexist</text:p>
          </table:table-cell>
          <table:table-cell office:value-type="string" calcext:value-type="string">
            <text:p>[id316971518|Нина], потому что 90% россии непригодно для проживания</text:p>
          </table:table-cell>
        </table:table-row>
        <table:table-row table:style-name="ro1">
          <table:table-cell office:value-type="float" office:value="2193537" calcext:value-type="float">
            <text:p>2193537</text:p>
          </table:table-cell>
          <table:table-cell office:value-type="float" office:value="2194168" calcext:value-type="float">
            <text:p>2194168</text:p>
          </table:table-cell>
          <table:table-cell office:value-type="string" calcext:value-type="string">
            <text:p>non_sexist</text:p>
          </table:table-cell>
          <table:table-cell office:value-type="string" calcext:value-type="string">
            <text:p>Сексизм и расизм - удел биoмусора</text:p>
          </table:table-cell>
        </table:table-row>
        <table:table-row table:style-name="ro1">
          <table:table-cell office:value-type="float" office:value="2193537" calcext:value-type="float">
            <text:p>2193537</text:p>
          </table:table-cell>
          <table:table-cell office:value-type="float" office:value="2194169" calcext:value-type="float">
            <text:p>2194169</text:p>
          </table:table-cell>
          <table:table-cell office:value-type="string" calcext:value-type="string">
            <text:p>non_sexist</text:p>
          </table:table-cell>
          <table:table-cell office:value-type="string" calcext:value-type="string">
            <text:p>[id170605567|Марта], а почему в Гренландии пригодны. В Катаре, Египте и т.д.</text:p>
          </table:table-cell>
        </table:table-row>
        <table:table-row table:style-name="ro1">
          <table:table-cell office:value-type="float" office:value="2193537" calcext:value-type="float">
            <text:p>2193537</text:p>
          </table:table-cell>
          <table:table-cell office:value-type="float" office:value="2194196" calcext:value-type="float">
            <text:p>2194196</text:p>
          </table:table-cell>
          <table:table-cell office:value-type="string" calcext:value-type="string">
            <text:p>non_sexist</text:p>
          </table:table-cell>
          <table:table-cell office:value-type="string" calcext:value-type="string">
            <text:p>Они такие же русские как Шимпфесль.</text:p>
          </table:table-cell>
        </table:table-row>
        <table:table-row table:style-name="ro1">
          <table:table-cell office:value-type="float" office:value="2193537" calcext:value-type="float">
            <text:p>2193537</text:p>
          </table:table-cell>
          <table:table-cell office:value-type="float" office:value="2194206" calcext:value-type="float">
            <text:p>2194206</text:p>
          </table:table-cell>
          <table:table-cell office:value-type="string" calcext:value-type="string">
            <text:p>non_sexist</text:p>
          </table:table-cell>
          <table:table-cell office:value-type="string" calcext:value-type="string">
            <text:p>[id316971518|Нина], там тоже большая часть населения на побережье, вдоль рек и оазисов живёт. Может только инфраструктура в Гренландии получше.</text:p>
          </table:table-cell>
        </table:table-row>
        <table:table-row table:style-name="ro1">
          <table:table-cell office:value-type="float" office:value="2193537" calcext:value-type="float">
            <text:p>2193537</text:p>
          </table:table-cell>
          <table:table-cell office:value-type="float" office:value="2194212" calcext:value-type="float">
            <text:p>2194212</text:p>
          </table:table-cell>
          <table:table-cell office:value-type="string" calcext:value-type="string">
            <text:p>sexist</text:p>
          </table:table-cell>
          <table:table-cell office:value-type="string" calcext:value-type="string">
            <text:p>[id18908111|Артём], да <text:s/>ну? Ничего предосудительного в отсутствии толерантности к 3,14дорам и другим извращенцам, или наоборот наличия сексизма к самкам одевающимся и ведущим себя как люхи (когда ничего другого предложить мужчине она и не может), или в хейте с горспустившихся овце..обов ведущих себя вызывающе нагло.я не вижу, как и в ностальгии по СССР. - главное не доводить все до фанатизма и самому оставаться человеком( например не афишировать и темболе не кичится своей благотворительной деятельностью если таковая имеет место быть)- т.е. описанный портрет одобряю. Где в нем биомусор?</text:p>
          </table:table-cell>
        </table:table-row>
        <table:table-row table:style-name="ro1">
          <table:table-cell office:value-type="float" office:value="2193537" calcext:value-type="float">
            <text:p>2193537</text:p>
          </table:table-cell>
          <table:table-cell office:value-type="float" office:value="2194213" calcext:value-type="float">
            <text:p>2194213</text:p>
          </table:table-cell>
          <table:table-cell office:value-type="string" calcext:value-type="string">
            <text:p>non_sexist</text:p>
          </table:table-cell>
          <table:table-cell office:value-type="string" calcext:value-type="string">
            <text:p>[id422164328|Юлиана], то-то я и смотрю наши чиновники и единороссы все хотят иметь западное гражданство. Даже у Железняка вся семья живет на Западе.</text:p>
          </table:table-cell>
        </table:table-row>
        <table:table-row table:style-name="ro1">
          <table:table-cell office:value-type="float" office:value="2193537" calcext:value-type="float">
            <text:p>2193537</text:p>
          </table:table-cell>
          <table:table-cell office:value-type="float" office:value="2194225" calcext:value-type="float">
            <text:p>2194225</text:p>
          </table:table-cell>
          <table:table-cell office:value-type="string" calcext:value-type="string">
            <text:p>non_sexist</text:p>
          </table:table-cell>
          <table:table-cell office:value-type="string" calcext:value-type="string">
            <text:p>[id4917865|Наталья], а откуда такое уничижительное отношение: "колхозники"? Чем-то ваша интеллигентская спесь похожа на спесь современных "цивилизантов" западного общества, да и на спесь путинских богатеев. Впрочем, спесь - она везде одинаеовая; ещё Пушкин писал про дворянскую спесь. А по поводу сексизма... Не понимаю, почему высосанное из неудовлетворённых п@зд е@анутых феминисток стало нормой "цивилизованного" общества.</text:p>
          </table:table-cell>
        </table:table-row>
        <table:table-row table:style-name="ro1">
          <table:table-cell office:value-type="float" office:value="2193537" calcext:value-type="float">
            <text:p>2193537</text:p>
          </table:table-cell>
          <table:table-cell office:value-type="float" office:value="2194227" calcext:value-type="float">
            <text:p>2194227</text:p>
          </table:table-cell>
          <table:table-cell office:value-type="string" calcext:value-type="string">
            <text:p>non_sexist</text:p>
          </table:table-cell>
          <table:table-cell office:value-type="string" calcext:value-type="string">
            <text:p>[id316971518|Нина], кто сказал что в гренландии 100% пригодно? египет и катар пригодны потому что там тепло, а не минус сорок, нет вечной мерзлоты, и нет такого, что больше половины дня темно</text:p>
          </table:table-cell>
        </table:table-row>
        <table:table-row table:style-name="ro1">
          <table:table-cell office:value-type="float" office:value="2193537" calcext:value-type="float">
            <text:p>2193537</text:p>
          </table:table-cell>
          <table:table-cell office:value-type="float" office:value="2194233" calcext:value-type="float">
            <text:p>2194233</text:p>
          </table:table-cell>
          <table:table-cell office:value-type="string" calcext:value-type="string">
            <text:p>non_sexist</text:p>
          </table:table-cell>
          <table:table-cell office:value-type="string" calcext:value-type="string">
            <text:p>[id435676553|Аль], аргументов и по яснений как я понимаю от вас не увижу?- тогда единственное что могу добавить.гадалка из вас никакая</text:p>
          </table:table-cell>
        </table:table-row>
        <table:table-row table:style-name="ro2">
          <table:table-cell office:value-type="float" office:value="2193537" calcext:value-type="float">
            <text:p>2193537</text:p>
          </table:table-cell>
          <table:table-cell office:value-type="float" office:value="2194291" calcext:value-type="float">
            <text:p>2194291</text:p>
          </table:table-cell>
          <table:table-cell office:value-type="string" calcext:value-type="string">
            <text:p>sexist</text:p>
          </table:table-cell>
          <table:table-cell office:value-type="string" calcext:value-type="string">
            <text:p>[id435676553|Аль], спасибо, своё мнение я аргументировал.</text:p>
            <text:p>Если вы не согласны с тем, что отсутствие терпимости ко всяким извратам, или бреду феминисток фанатиков. Или желание чтобы у меня дома жили по моим правилам и обычаям- является поводом назвать человека биомусором. Это ваше право но не кажется ли вам что в своей неприязни к гомофобам или оценивающим противоположный пол как возможного сексуального партнёра  есть теже корни.- неприятия того что для вас проивоестественно?</text:p>
          </table:table-cell>
        </table:table-row>
        <table:table-row table:style-name="ro2">
          <table:table-cell office:value-type="float" office:value="2193537" calcext:value-type="float">
            <text:p>2193537</text:p>
          </table:table-cell>
          <table:table-cell office:value-type="float" office:value="2194303" calcext:value-type="float">
            <text:p>2194303</text:p>
          </table:table-cell>
          <table:table-cell office:value-type="string" calcext:value-type="string">
            <text:p>non_sexist</text:p>
          </table:table-cell>
          <table:table-cell office:value-type="string" calcext:value-type="string">
            <text:p>[id435676553|Аль], например вы слышали такое понятие как "окно Овертона"?- и как вы относитесь к его движению?- так вот меня больше всего не устраивает когда "западный мир"- пытается его двигать в моей стране. </text:p>
            <text:p>У себя дома они могут хоть на голове стоять и ничего кроме ухмылки над "больными" это не вызовет.но если по пробуют(а они пробуют)- двигать окно Овертона у меня в стране- то  моё недовольство этим естествено</text:p>
          </table:table-cell>
        </table:table-row>
        <table:table-row table:style-name="ro5">
          <table:table-cell office:value-type="float" office:value="2193537" calcext:value-type="float">
            <text:p>2193537</text:p>
          </table:table-cell>
          <table:table-cell office:value-type="float" office:value="2194333" calcext:value-type="float">
            <text:p>2194333</text:p>
          </table:table-cell>
          <table:table-cell office:value-type="string" calcext:value-type="string">
            <text:p>non_sexist</text:p>
          </table:table-cell>
          <table:table-cell office:value-type="string" calcext:value-type="string">
            <text:p>- сексисты и гордятся этим</text:p>
            <text:p>- в гробу видали политкорректность</text:p>
            <text:p/>
            <text:p>Это любой адекватный человек, а не только российская номенклатура</text:p>
          </table:table-cell>
        </table:table-row>
        <table:table-row table:style-name="ro5">
          <table:table-cell office:value-type="float" office:value="2193537" calcext:value-type="float">
            <text:p>2193537</text:p>
          </table:table-cell>
          <table:table-cell office:value-type="float" office:value="2194337" calcext:value-type="float">
            <text:p>2194337</text:p>
          </table:table-cell>
          <table:table-cell office:value-type="string" calcext:value-type="string">
            <text:p>non_sexist</text:p>
          </table:table-cell>
          <table:table-cell office:value-type="string" calcext:value-type="string">
            <text:p>[id4917865|Наталья], в свете последних мировых тенденций, как раз-таки тот, кого все хором визжа называют расистом, и является приличным и хорошим человеком. Ну точно не социалистом и прочим эгалитаристом. </text:p>
            <text:p>Тем более, что в статье про «хамство ненависть по признаку расы пола» не сказано ничего, это уже ваша фантазия играет. </text:p>
            <text:p>Не очень понимаю, почему богатей должен пиариться за счёт своих добрых дел. Сделал? Делай молча, а не созывай прессу. </text:p>
            <text:p>Для вас, видимо, «интеллигенция» это многонациональные пиарщики, а не люди, поднявшиеся с низов за счёт таланта в условиях тотальной апатии.</text:p>
          </table:table-cell>
        </table:table-row>
        <table:table-row table:style-name="ro1">
          <table:table-cell office:value-type="float" office:value="2193537" calcext:value-type="float">
            <text:p>2193537</text:p>
          </table:table-cell>
          <table:table-cell office:value-type="float" office:value="2194366" calcext:value-type="float">
            <text:p>2194366</text:p>
          </table:table-cell>
          <table:table-cell office:value-type="string" calcext:value-type="string">
            <text:p>non_sexist</text:p>
          </table:table-cell>
          <table:table-cell office:value-type="string" calcext:value-type="string">
            <text:p>Цена этому исследованию ничтожна! Все комментарии, которые она получила от интервьюируемых, лживы и лицемерны. Примерно с таким же результатом можно было провести культурологическое исследование в камере с уголовниками, они бы порассказали ей о ценности блатной песни...</text:p>
          </table:table-cell>
        </table:table-row>
        <table:table-row table:style-name="ro1">
          <table:table-cell office:value-type="float" office:value="2193537" calcext:value-type="float">
            <text:p>2193537</text:p>
          </table:table-cell>
          <table:table-cell office:value-type="float" office:value="2194507" calcext:value-type="float">
            <text:p>2194507</text:p>
          </table:table-cell>
          <table:table-cell office:value-type="string" calcext:value-type="string">
            <text:p>non_sexist</text:p>
          </table:table-cell>
          <table:table-cell office:value-type="string" calcext:value-type="string">
            <text:p>[id496822666|Vasya], какой дом? какие правила? ты у себя дома можешь какие угодно правила ставить, а если к тебе домой приходят проклятущие "извраты" и заставляют долбиться в очко - очень жаль. а вот навешивание ярлыков и мышление в рамках своего узкого мирка - отличный повод назвать человека биомусором. <text:s/>то, что отличает человека от животного в стаде - терпимость к тем, кто от него отличается.</text:p>
          </table:table-cell>
        </table:table-row>
        <table:table-row table:style-name="ro1">
          <table:table-cell office:value-type="float" office:value="2124853" calcext:value-type="float">
            <text:p>2124853</text:p>
          </table:table-cell>
          <table:table-cell office:value-type="float" office:value="2124854" calcext:value-type="float">
            <text:p>2124854</text:p>
          </table:table-cell>
          <table:table-cell office:value-type="string" calcext:value-type="string">
            <text:p>non_sexist</text:p>
          </table:table-cell>
          <table:table-cell office:value-type="string" calcext:value-type="string">
            <text:p>Эм тогда зачем смотреть чм?</text:p>
          </table:table-cell>
        </table:table-row>
        <table:table-row table:style-name="ro1">
          <table:table-cell office:value-type="float" office:value="2124853" calcext:value-type="float">
            <text:p>2124853</text:p>
          </table:table-cell>
          <table:table-cell office:value-type="float" office:value="2124855" calcext:value-type="float">
            <text:p>2124855</text:p>
          </table:table-cell>
          <table:table-cell office:value-type="string" calcext:value-type="string">
            <text:p>non_sexist</text:p>
          </table:table-cell>
          <table:table-cell office:value-type="string" calcext:value-type="string">
            <text:p>Господи,как же абсурдно(</text:p>
          </table:table-cell>
        </table:table-row>
        <table:table-row table:style-name="ro1">
          <table:table-cell office:value-type="float" office:value="2124853" calcext:value-type="float">
            <text:p>2124853</text:p>
          </table:table-cell>
          <table:table-cell office:value-type="float" office:value="2124856" calcext:value-type="float">
            <text:p>2124856</text:p>
          </table:table-cell>
          <table:table-cell office:value-type="string" calcext:value-type="string">
            <text:p>non_sexist</text:p>
          </table:table-cell>
          <table:table-cell office:value-type="string" calcext:value-type="string">
            <text:p>можно ваще картинку вырубить.</text:p>
          </table:table-cell>
        </table:table-row>
        <table:table-row table:style-name="ro2">
          <table:table-cell office:value-type="float" office:value="2124853" calcext:value-type="float">
            <text:p>2124853</text:p>
          </table:table-cell>
          <table:table-cell office:value-type="float" office:value="2124858" calcext:value-type="float">
            <text:p>2124858</text:p>
          </table:table-cell>
          <table:table-cell office:value-type="string" calcext:value-type="string">
            <text:p>sexist</text:p>
          </table:table-cell>
          <table:table-cell office:value-type="string" calcext:value-type="string">
            <text:p>2022 год:</text:p>
            <text:p>Сексизмом считается смотреть женщине в глаза</text:p>
          </table:table-cell>
        </table:table-row>
        <table:table-row table:style-name="ro1">
          <table:table-cell office:value-type="float" office:value="2124853" calcext:value-type="float">
            <text:p>2124853</text:p>
          </table:table-cell>
          <table:table-cell office:value-type="float" office:value="2124860" calcext:value-type="float">
            <text:p>2124860</text:p>
          </table:table-cell>
          <table:table-cell office:value-type="string" calcext:value-type="string">
            <text:p>non_sexist</text:p>
          </table:table-cell>
          <table:table-cell office:value-type="string" calcext:value-type="string">
            <text:p>Только трио в кокошниках, не более🤣🤣🤣</text:p>
          </table:table-cell>
        </table:table-row>
        <table:table-row table:style-name="ro1">
          <table:table-cell office:value-type="float" office:value="2124853" calcext:value-type="float">
            <text:p>2124853</text:p>
          </table:table-cell>
          <table:table-cell office:value-type="float" office:value="2124861" calcext:value-type="float">
            <text:p>2124861</text:p>
          </table:table-cell>
          <table:table-cell office:value-type="string" calcext:value-type="string">
            <text:p>sexist</text:p>
          </table:table-cell>
          <table:table-cell office:value-type="string" calcext:value-type="string">
            <text:p>Ой боже, скоро даже за простой взгляд будут обвинять в сексизме</text:p>
          </table:table-cell>
        </table:table-row>
        <table:table-row table:style-name="ro1">
          <table:table-cell office:value-type="float" office:value="2124853" calcext:value-type="float">
            <text:p>2124853</text:p>
          </table:table-cell>
          <table:table-cell office:value-type="float" office:value="2124862" calcext:value-type="float">
            <text:p>2124862</text:p>
          </table:table-cell>
          <table:table-cell office:value-type="string" calcext:value-type="string">
            <text:p>non_sexist</text:p>
          </table:table-cell>
          <table:table-cell office:value-type="string" calcext:value-type="string">
            <text:p>То есть, они решили бороться с сексизмом сексизмом? Клин клином, чё.</text:p>
          </table:table-cell>
        </table:table-row>
        <table:table-row table:style-name="ro1">
          <table:table-cell office:value-type="float" office:value="2124853" calcext:value-type="float">
            <text:p>2124853</text:p>
          </table:table-cell>
          <table:table-cell office:value-type="float" office:value="2124863" calcext:value-type="float">
            <text:p>2124863</text:p>
          </table:table-cell>
          <table:table-cell office:value-type="string" calcext:value-type="string">
            <text:p>non_sexist</text:p>
          </table:table-cell>
          <table:table-cell office:value-type="string" calcext:value-type="string">
            <text:p>Вообще транслировать мужской футбол - сексизм.</text:p>
          </table:table-cell>
        </table:table-row>
        <table:table-row table:style-name="ro1">
          <table:table-cell office:value-type="float" office:value="2124853" calcext:value-type="float">
            <text:p>2124853</text:p>
          </table:table-cell>
          <table:table-cell office:value-type="float" office:value="2124864" calcext:value-type="float">
            <text:p>2124864</text:p>
          </table:table-cell>
          <table:table-cell office:value-type="string" calcext:value-type="string">
            <text:p>non_sexist</text:p>
          </table:table-cell>
          <table:table-cell office:value-type="string" calcext:value-type="string">
            <text:p>можно квадратиками зацензуривать</text:p>
          </table:table-cell>
        </table:table-row>
        <table:table-row table:style-name="ro2">
          <table:table-cell office:value-type="float" office:value="2124853" calcext:value-type="float">
            <text:p>2124853</text:p>
          </table:table-cell>
          <table:table-cell office:value-type="float" office:value="2124865" calcext:value-type="float">
            <text:p>2124865</text:p>
          </table:table-cell>
          <table:table-cell office:value-type="string" calcext:value-type="string">
            <text:p>non_sexist</text:p>
          </table:table-cell>
          <table:table-cell office:value-type="string" calcext:value-type="string">
            <text:p>Объясните, плз, логику фифа. </text:p>
            <text:p>Если уменьшить количество показов боленщиц на трибунах, количество случаев сексизма на улицах уменьшится?</text:p>
          </table:table-cell>
        </table:table-row>
        <table:table-row table:style-name="ro1">
          <table:table-cell office:value-type="float" office:value="2124853" calcext:value-type="float">
            <text:p>2124853</text:p>
          </table:table-cell>
          <table:table-cell office:value-type="float" office:value="2124866" calcext:value-type="float">
            <text:p>2124866</text:p>
          </table:table-cell>
          <table:table-cell office:value-type="string" calcext:value-type="string">
            <text:p>sexist</text:p>
          </table:table-cell>
          <table:table-cell office:value-type="string" calcext:value-type="string">
            <text:p>Давайте вообще красивых девушек одевать в паранджу, чтобы неухоженные и ленивые феминистки не чувствовали себя ущербными.</text:p>
          </table:table-cell>
        </table:table-row>
        <table:table-row table:style-name="ro5">
          <table:table-cell office:value-type="float" office:value="2124853" calcext:value-type="float">
            <text:p>2124853</text:p>
          </table:table-cell>
          <table:table-cell office:value-type="float" office:value="2124867" calcext:value-type="float">
            <text:p>2124867</text:p>
          </table:table-cell>
          <table:table-cell office:value-type="string" calcext:value-type="string">
            <text:p>non_sexist</text:p>
          </table:table-cell>
          <table:table-cell office:value-type="string" calcext:value-type="string">
            <text:p>То есть/ реже показывать  женщин /</text:p>
            <text:p>Это типо НЕ сексизм ?</text:p>
            <text:p/>
            <text:p>ФИФА е6анутая</text:p>
          </table:table-cell>
        </table:table-row>
        <table:table-row table:style-name="ro1">
          <table:table-cell office:value-type="float" office:value="2124853" calcext:value-type="float">
            <text:p>2124853</text:p>
          </table:table-cell>
          <table:table-cell office:value-type="float" office:value="2124868" calcext:value-type="float">
            <text:p>2124868</text:p>
          </table:table-cell>
          <table:table-cell office:value-type="string" calcext:value-type="string">
            <text:p>non_sexist</text:p>
          </table:table-cell>
          <table:table-cell office:value-type="string" calcext:value-type="string">
            <text:p>Они руководствуются правилом «Нет женщин — нет сексизма»? Потому что как-то странно перестать их показывать, чтобы их не угнетали.</text:p>
          </table:table-cell>
        </table:table-row>
        <table:table-row table:style-name="ro1">
          <table:table-cell office:value-type="float" office:value="2124853" calcext:value-type="float">
            <text:p>2124853</text:p>
          </table:table-cell>
          <table:table-cell office:value-type="float" office:value="2124869" calcext:value-type="float">
            <text:p>2124869</text:p>
          </table:table-cell>
          <table:table-cell office:value-type="string" calcext:value-type="string">
            <text:p>non_sexist</text:p>
          </table:table-cell>
          <table:table-cell office:value-type="string" calcext:value-type="string">
            <text:p>Предлагаю их завернуть в хиджаб. Все проблемы с сексизмом и объективацией исчезнут.</text:p>
          </table:table-cell>
        </table:table-row>
        <table:table-row table:style-name="ro1">
          <table:table-cell office:value-type="float" office:value="2124853" calcext:value-type="float">
            <text:p>2124853</text:p>
          </table:table-cell>
          <table:table-cell office:value-type="float" office:value="2124870" calcext:value-type="float">
            <text:p>2124870</text:p>
          </table:table-cell>
          <table:table-cell office:value-type="string" calcext:value-type="string">
            <text:p>non_sexist</text:p>
          </table:table-cell>
          <table:table-cell office:value-type="string" calcext:value-type="string">
            <text:p>Все это к хорошему не приведет</text:p>
          </table:table-cell>
        </table:table-row>
        <table:table-row table:style-name="ro6">
          <table:table-cell office:value-type="float" office:value="2124853" calcext:value-type="float">
            <text:p>2124853</text:p>
          </table:table-cell>
          <table:table-cell office:value-type="float" office:value="2124871" calcext:value-type="float">
            <text:p>2124871</text:p>
          </table:table-cell>
          <table:table-cell office:value-type="string" calcext:value-type="string">
            <text:p>non_sexist</text:p>
          </table:table-cell>
          <table:table-cell office:value-type="string" calcext:value-type="string">
            <text:p>&gt;Реже показывать болельщиц</text:p>
            <text:p>&gt;Не болельщиков</text:p>
            <text:p>&gt;Чтобы не было сексизма</text:p>
            <text:p/>
            <text:p>Падажжите, разве это уже не сексизм?</text:p>
          </table:table-cell>
        </table:table-row>
        <table:table-row table:style-name="ro1">
          <table:table-cell office:value-type="float" office:value="2124853" calcext:value-type="float">
            <text:p>2124853</text:p>
          </table:table-cell>
          <table:table-cell office:value-type="float" office:value="2124872" calcext:value-type="float">
            <text:p>2124872</text:p>
          </table:table-cell>
          <table:table-cell office:value-type="string" calcext:value-type="string">
            <text:p>non_sexist</text:p>
          </table:table-cell>
          <table:table-cell office:value-type="string" calcext:value-type="string">
            <text:p>Показывайте геев (желательно, целующихся), трансгендеров, кто там ещё.. Вот это будет хорошо, это будет правильно.😏</text:p>
          </table:table-cell>
        </table:table-row>
        <table:table-row table:style-name="ro1">
          <table:table-cell office:value-type="float" office:value="2124853" calcext:value-type="float">
            <text:p>2124853</text:p>
          </table:table-cell>
          <table:table-cell office:value-type="float" office:value="2124876" calcext:value-type="float">
            <text:p>2124876</text:p>
          </table:table-cell>
          <table:table-cell office:value-type="string" calcext:value-type="string">
            <text:p>non_sexist</text:p>
          </table:table-cell>
          <table:table-cell office:value-type="string" calcext:value-type="string">
            <text:p>ФИФА милее смотреть на мужиков?</text:p>
          </table:table-cell>
        </table:table-row>
        <table:table-row table:style-name="ro1">
          <table:table-cell office:value-type="float" office:value="2124853" calcext:value-type="float">
            <text:p>2124853</text:p>
          </table:table-cell>
          <table:table-cell office:value-type="float" office:value="2124877" calcext:value-type="float">
            <text:p>2124877</text:p>
          </table:table-cell>
          <table:table-cell office:value-type="string" calcext:value-type="string">
            <text:p>non_sexist</text:p>
          </table:table-cell>
          <table:table-cell office:value-type="string" calcext:value-type="string">
            <text:p>Если послушать леваков, то уже быть женщиной — сексизм</text:p>
          </table:table-cell>
        </table:table-row>
        <table:table-row table:style-name="ro1">
          <table:table-cell office:value-type="float" office:value="2124853" calcext:value-type="float">
            <text:p>2124853</text:p>
          </table:table-cell>
          <table:table-cell office:value-type="float" office:value="2124879" calcext:value-type="float">
            <text:p>2124879</text:p>
          </table:table-cell>
          <table:table-cell office:value-type="string" calcext:value-type="string">
            <text:p>non_sexist</text:p>
          </table:table-cell>
          <table:table-cell office:value-type="string" calcext:value-type="string">
            <text:p>ПО мне так это и есть сексизм - начать меньше показывать болельщиц только потому, что они бабы!!</text:p>
          </table:table-cell>
        </table:table-row>
        <table:table-row table:style-name="ro1">
          <table:table-cell office:value-type="float" office:value="2124853" calcext:value-type="float">
            <text:p>2124853</text:p>
          </table:table-cell>
          <table:table-cell office:value-type="float" office:value="2124880" calcext:value-type="float">
            <text:p>2124880</text:p>
          </table:table-cell>
          <table:table-cell office:value-type="string" calcext:value-type="string">
            <text:p>non_sexist</text:p>
          </table:table-cell>
          <table:table-cell office:value-type="string" calcext:value-type="string">
            <text:p>[id4170620|Vanya], так уже ж</text:p>
          </table:table-cell>
        </table:table-row>
        <table:table-row table:style-name="ro1">
          <table:table-cell office:value-type="float" office:value="2124853" calcext:value-type="float">
            <text:p>2124853</text:p>
          </table:table-cell>
          <table:table-cell office:value-type="float" office:value="2124881" calcext:value-type="float">
            <text:p>2124881</text:p>
          </table:table-cell>
          <table:table-cell office:value-type="string" calcext:value-type="string">
            <text:p>non_sexist</text:p>
          </table:table-cell>
          <table:table-cell office:value-type="string" calcext:value-type="string">
            <text:p>Сексизм - это спортивная форма футболистов! Пускай играют в брюках!!! 😐</text:p>
          </table:table-cell>
        </table:table-row>
        <table:table-row table:style-name="ro1">
          <table:table-cell office:value-type="float" office:value="2124853" calcext:value-type="float">
            <text:p>2124853</text:p>
          </table:table-cell>
          <table:table-cell office:value-type="float" office:value="2124884" calcext:value-type="float">
            <text:p>2124884</text:p>
          </table:table-cell>
          <table:table-cell office:value-type="string" calcext:value-type="string">
            <text:p>sexist</text:p>
          </table:table-cell>
          <table:table-cell office:value-type="string" calcext:value-type="string">
            <text:p>А давайте лучше вылечим мозги сексистам, а не будем прятать женщин?</text:p>
          </table:table-cell>
        </table:table-row>
        <table:table-row table:style-name="ro1">
          <table:table-cell office:value-type="float" office:value="2124853" calcext:value-type="float">
            <text:p>2124853</text:p>
          </table:table-cell>
          <table:table-cell office:value-type="float" office:value="2124885" calcext:value-type="float">
            <text:p>2124885</text:p>
          </table:table-cell>
          <table:table-cell office:value-type="string" calcext:value-type="string">
            <text:p>non_sexist</text:p>
          </table:table-cell>
          <table:table-cell office:value-type="string" calcext:value-type="string">
            <text:p>Совсем ебанулись</text:p>
          </table:table-cell>
        </table:table-row>
        <table:table-row table:style-name="ro1">
          <table:table-cell office:value-type="float" office:value="2124853" calcext:value-type="float">
            <text:p>2124853</text:p>
          </table:table-cell>
          <table:table-cell office:value-type="float" office:value="2124886" calcext:value-type="float">
            <text:p>2124886</text:p>
          </table:table-cell>
          <table:table-cell office:value-type="string" calcext:value-type="string">
            <text:p>non_sexist</text:p>
          </table:table-cell>
          <table:table-cell office:value-type="string" calcext:value-type="string">
            <text:p>Ребят,давайте их вообще не пускать?вдруг в кадр попадут ,вырезать придётся</text:p>
          </table:table-cell>
        </table:table-row>
        <table:table-row table:style-name="ro5">
          <table:table-cell office:value-type="float" office:value="2124853" calcext:value-type="float">
            <text:p>2124853</text:p>
          </table:table-cell>
          <table:table-cell office:value-type="float" office:value="2124887" calcext:value-type="float">
            <text:p>2124887</text:p>
          </table:table-cell>
          <table:table-cell office:value-type="string" calcext:value-type="string">
            <text:p>non_sexist</text:p>
          </table:table-cell>
          <table:table-cell office:value-type="string" calcext:value-type="string">
            <text:p>Не показывать - шовинизм</text:p>
            <text:p>Показывать - сексизм...</text:p>
            <text:p/>
            <text:p>Лучшие ученные всех стран, бьются над решением задачи, для вычисления точных расчетов и пропорций показа женщины на экране, чтобы не скатиться в любой "изм"...😂😂😂</text:p>
          </table:table-cell>
        </table:table-row>
        <table:table-row table:style-name="ro1">
          <table:table-cell office:value-type="float" office:value="2124853" calcext:value-type="float">
            <text:p>2124853</text:p>
          </table:table-cell>
          <table:table-cell office:value-type="float" office:value="2124888" calcext:value-type="float">
            <text:p>2124888</text:p>
          </table:table-cell>
          <table:table-cell office:value-type="string" calcext:value-type="string">
            <text:p>non_sexist</text:p>
          </table:table-cell>
          <table:table-cell office:value-type="string" calcext:value-type="string">
            <text:p>Пожалуй пора проверить FIFA на коррупцию , не удивлюсь если сразу после ЧМ на Инфантино уголовное дело заведут ))</text:p>
          </table:table-cell>
        </table:table-row>
        <table:table-row table:style-name="ro1">
          <table:table-cell office:value-type="float" office:value="2124853" calcext:value-type="float">
            <text:p>2124853</text:p>
          </table:table-cell>
          <table:table-cell office:value-type="float" office:value="2124889" calcext:value-type="float">
            <text:p>2124889</text:p>
          </table:table-cell>
          <table:table-cell office:value-type="string" calcext:value-type="string">
            <text:p>non_sexist</text:p>
          </table:table-cell>
          <table:table-cell office:value-type="string" calcext:value-type="string">
            <text:p>[id172841074|Юра], вырезать всю их семью*</text:p>
          </table:table-cell>
        </table:table-row>
        <table:table-row table:style-name="ro1">
          <table:table-cell office:value-type="float" office:value="2124853" calcext:value-type="float">
            <text:p>2124853</text:p>
          </table:table-cell>
          <table:table-cell office:value-type="float" office:value="2124892" calcext:value-type="float">
            <text:p>2124892</text:p>
          </table:table-cell>
          <table:table-cell office:value-type="string" calcext:value-type="string">
            <text:p>non_sexist</text:p>
          </table:table-cell>
          <table:table-cell office:value-type="string" calcext:value-type="string">
            <text:p>С ума сошли со своими сексизмами! Их камеры захватывают, чтобы показать, что футбол интересен не только мужикам! Может чего и по детям придумают, чего это их захватывают камеры?</text:p>
          </table:table-cell>
        </table:table-row>
        <table:table-row table:style-name="ro1">
          <table:table-cell office:value-type="float" office:value="2124853" calcext:value-type="float">
            <text:p>2124853</text:p>
          </table:table-cell>
          <table:table-cell office:value-type="float" office:value="2124895" calcext:value-type="float">
            <text:p>2124895</text:p>
          </table:table-cell>
          <table:table-cell office:value-type="string" calcext:value-type="string">
            <text:p>non_sexist</text:p>
          </table:table-cell>
          <table:table-cell office:value-type="string" calcext:value-type="string">
            <text:p>А давайте футбол показывать, а не болельщиков и болельщиц</text:p>
          </table:table-cell>
        </table:table-row>
        <table:table-row table:style-name="ro1">
          <table:table-cell office:value-type="float" office:value="2124853" calcext:value-type="float">
            <text:p>2124853</text:p>
          </table:table-cell>
          <table:table-cell office:value-type="float" office:value="2124898" calcext:value-type="float">
            <text:p>2124898</text:p>
          </table:table-cell>
          <table:table-cell office:value-type="string" calcext:value-type="string">
            <text:p>non_sexist</text:p>
          </table:table-cell>
          <table:table-cell office:value-type="string" calcext:value-type="string">
            <text:p>да норм же</text:p>
          </table:table-cell>
        </table:table-row>
        <table:table-row table:style-name="ro1">
          <table:table-cell office:value-type="float" office:value="2124853" calcext:value-type="float">
            <text:p>2124853</text:p>
          </table:table-cell>
          <table:table-cell office:value-type="float" office:value="2124903" calcext:value-type="float">
            <text:p>2124903</text:p>
          </table:table-cell>
          <table:table-cell office:value-type="string" calcext:value-type="string">
            <text:p>non_sexist</text:p>
          </table:table-cell>
          <table:table-cell office:value-type="string" calcext:value-type="string">
            <text:p>Совсем там сбрендили <text:s/>? Женщины что не люди ?</text:p>
          </table:table-cell>
        </table:table-row>
        <table:table-row table:style-name="ro1">
          <table:table-cell office:value-type="float" office:value="2124853" calcext:value-type="float">
            <text:p>2124853</text:p>
          </table:table-cell>
          <table:table-cell office:value-type="float" office:value="2124904" calcext:value-type="float">
            <text:p>2124904</text:p>
          </table:table-cell>
          <table:table-cell office:value-type="string" calcext:value-type="string">
            <text:p>non_sexist</text:p>
          </table:table-cell>
          <table:table-cell office:value-type="string" calcext:value-type="string">
            <text:p>Пусть дома сидят и не высовываются</text:p>
          </table:table-cell>
        </table:table-row>
        <table:table-row table:style-name="ro1">
          <table:table-cell office:value-type="float" office:value="2124853" calcext:value-type="float">
            <text:p>2124853</text:p>
          </table:table-cell>
          <table:table-cell office:value-type="float" office:value="2124905" calcext:value-type="float">
            <text:p>2124905</text:p>
          </table:table-cell>
          <table:table-cell office:value-type="string" calcext:value-type="string">
            <text:p>non_sexist</text:p>
          </table:table-cell>
          <table:table-cell office:value-type="string" calcext:value-type="string">
            <text:p>[id397611844|Настя], болельщики и болельщицы часть футбольного антуража, который должен присутствовать на картинке😌</text:p>
          </table:table-cell>
        </table:table-row>
        <table:table-row table:style-name="ro1">
          <table:table-cell office:value-type="float" office:value="2124853" calcext:value-type="float">
            <text:p>2124853</text:p>
          </table:table-cell>
          <table:table-cell office:value-type="float" office:value="2124907" calcext:value-type="float">
            <text:p>2124907</text:p>
          </table:table-cell>
          <table:table-cell office:value-type="string" calcext:value-type="string">
            <text:p>non_sexist</text:p>
          </table:table-cell>
          <table:table-cell office:value-type="string" calcext:value-type="string">
            <text:p>а в чем тут сексизм?</text:p>
          </table:table-cell>
        </table:table-row>
        <table:table-row table:style-name="ro1">
          <table:table-cell office:value-type="float" office:value="2124853" calcext:value-type="float">
            <text:p>2124853</text:p>
          </table:table-cell>
          <table:table-cell office:value-type="float" office:value="2124908" calcext:value-type="float">
            <text:p>2124908</text:p>
          </table:table-cell>
          <table:table-cell office:value-type="string" calcext:value-type="string">
            <text:p>non_sexist</text:p>
          </table:table-cell>
          <table:table-cell office:value-type="string" calcext:value-type="string">
            <text:p>Здоровая инициатива. Если уж показывать фанатов на трибунах, то без разделения по гендерному признаку. Отсталая рашка, конечно, этого не понимает.</text:p>
          </table:table-cell>
        </table:table-row>
        <table:table-row table:style-name="ro1">
          <table:table-cell office:value-type="float" office:value="2124853" calcext:value-type="float">
            <text:p>2124853</text:p>
          </table:table-cell>
          <table:table-cell office:value-type="float" office:value="2124909" calcext:value-type="float">
            <text:p>2124909</text:p>
          </table:table-cell>
          <table:table-cell office:value-type="string" calcext:value-type="string">
            <text:p>non_sexist</text:p>
          </table:table-cell>
          <table:table-cell office:value-type="string" calcext:value-type="string">
            <text:p>Самое оптимальное решение против сексизма- это паранжа, судя по всему.</text:p>
          </table:table-cell>
        </table:table-row>
        <table:table-row table:style-name="ro1">
          <table:table-cell office:value-type="float" office:value="2124853" calcext:value-type="float">
            <text:p>2124853</text:p>
          </table:table-cell>
          <table:table-cell office:value-type="float" office:value="2124911" calcext:value-type="float">
            <text:p>2124911</text:p>
          </table:table-cell>
          <table:table-cell office:value-type="string" calcext:value-type="string">
            <text:p>non_sexist</text:p>
          </table:table-cell>
          <table:table-cell office:value-type="string" calcext:value-type="string">
            <text:p>[id905853|Таня], нет</text:p>
          </table:table-cell>
        </table:table-row>
        <table:table-row table:style-name="ro1">
          <table:table-cell office:value-type="float" office:value="2124853" calcext:value-type="float">
            <text:p>2124853</text:p>
          </table:table-cell>
          <table:table-cell office:value-type="float" office:value="2124912" calcext:value-type="float">
            <text:p>2124912</text:p>
          </table:table-cell>
          <table:table-cell office:value-type="string" calcext:value-type="string">
            <text:p>sexist</text:p>
          </table:table-cell>
          <table:table-cell office:value-type="string" calcext:value-type="string">
            <text:p>Глупо как-то. Сколько спортивные трансляции смотрю всегда красивых болельщиц показывают. Таковы правила игры если не хочешь попасть в объектив камеры сиди в толстовке и кепке, или вообще дома. Плюс всегда девчонки радуются и машут ручками когда видят себя на экране. То есть из-за горстки недовольных лишать девушек возможности свернуть своей красотой на весь мир, а нас на них посмотреть, это глупо.</text:p>
          </table:table-cell>
        </table:table-row>
        <table:table-row table:style-name="ro2">
          <table:table-cell office:value-type="float" office:value="2124853" calcext:value-type="float">
            <text:p>2124853</text:p>
          </table:table-cell>
          <table:table-cell office:value-type="float" office:value="2124913" calcext:value-type="float">
            <text:p>2124913</text:p>
          </table:table-cell>
          <table:table-cell office:value-type="string" calcext:value-type="string">
            <text:p>non_sexist</text:p>
          </table:table-cell>
          <table:table-cell office:value-type="string" calcext:value-type="string">
            <text:p>А 20 полуголых мужчин, бегающих по полю, это не сексизм?</text:p>
            <text:p>Давайте будем последовательны тогда уж.)))</text:p>
          </table:table-cell>
        </table:table-row>
        <table:table-row table:style-name="ro1">
          <table:table-cell office:value-type="float" office:value="2124853" calcext:value-type="float">
            <text:p>2124853</text:p>
          </table:table-cell>
          <table:table-cell office:value-type="float" office:value="2124914" calcext:value-type="float">
            <text:p>2124914</text:p>
          </table:table-cell>
          <table:table-cell office:value-type="string" calcext:value-type="string">
            <text:p>sexist</text:p>
          </table:table-cell>
          <table:table-cell office:value-type="string" calcext:value-type="string">
            <text:p>Все правильно делают. Это футбольный матч и нужно показывать именно болельщиков, а не всяких гламурных чикуль и известную всем российскую прон актрису, которая почти в каждом матче на трибуне мелькает.</text:p>
          </table:table-cell>
        </table:table-row>
        <table:table-row table:style-name="ro1">
          <table:table-cell office:value-type="float" office:value="2124853" calcext:value-type="float">
            <text:p>2124853</text:p>
          </table:table-cell>
          <table:table-cell office:value-type="float" office:value="2124916" calcext:value-type="float">
            <text:p>2124916</text:p>
          </table:table-cell>
          <table:table-cell office:value-type="string" calcext:value-type="string">
            <text:p>non_sexist</text:p>
          </table:table-cell>
          <table:table-cell office:value-type="string" calcext:value-type="string">
            <text:p>Совсем уже ебнулись</text:p>
          </table:table-cell>
        </table:table-row>
        <table:table-row table:style-name="ro1">
          <table:table-cell office:value-type="float" office:value="2124853" calcext:value-type="float">
            <text:p>2124853</text:p>
          </table:table-cell>
          <table:table-cell office:value-type="float" office:value="2124918" calcext:value-type="float">
            <text:p>2124918</text:p>
          </table:table-cell>
          <table:table-cell office:value-type="string" calcext:value-type="string">
            <text:p>non_sexist</text:p>
          </table:table-cell>
          <table:table-cell office:value-type="string" calcext:value-type="string">
            <text:p>Всех завернуть в хиджаб чтобы не отличить было и вопрос решен</text:p>
          </table:table-cell>
        </table:table-row>
        <table:table-row table:style-name="ro1">
          <table:table-cell office:value-type="float" office:value="2124853" calcext:value-type="float">
            <text:p>2124853</text:p>
          </table:table-cell>
          <table:table-cell office:value-type="float" office:value="2124919" calcext:value-type="float">
            <text:p>2124919</text:p>
          </table:table-cell>
          <table:table-cell office:value-type="string" calcext:value-type="string">
            <text:p>non_sexist</text:p>
          </table:table-cell>
          <table:table-cell office:value-type="string" calcext:value-type="string">
            <text:p>Ёбнулись</text:p>
          </table:table-cell>
        </table:table-row>
        <table:table-row table:style-name="ro1">
          <table:table-cell office:value-type="float" office:value="2124853" calcext:value-type="float">
            <text:p>2124853</text:p>
          </table:table-cell>
          <table:table-cell office:value-type="float" office:value="2124923" calcext:value-type="float">
            <text:p>2124923</text:p>
          </table:table-cell>
          <table:table-cell office:value-type="string" calcext:value-type="string">
            <text:p>non_sexist</text:p>
          </table:table-cell>
          <table:table-cell office:value-type="string" calcext:value-type="string">
            <text:p>Очень интересно смотреть на трибуны: на семьи, детей, парочек из разных стран. Как они себя ведут на их эмоции, на красоток из Латинской Америки. Я получаю от этого удовольствие не меньше, чем от футбола.</text:p>
          </table:table-cell>
        </table:table-row>
        <table:table-row table:style-name="ro1">
          <table:table-cell office:value-type="float" office:value="2124853" calcext:value-type="float">
            <text:p>2124853</text:p>
          </table:table-cell>
          <table:table-cell office:value-type="float" office:value="2124924" calcext:value-type="float">
            <text:p>2124924</text:p>
          </table:table-cell>
          <table:table-cell office:value-type="string" calcext:value-type="string">
            <text:p>sexist</text:p>
          </table:table-cell>
          <table:table-cell office:value-type="string" calcext:value-type="string">
            <text:p>[id56910663|Максим], у меня нет мыслей кроме того, что страшные жирухи опять обзавидовались. Я понимаю, что звучит как бред, но само требования тоже бред</text:p>
          </table:table-cell>
        </table:table-row>
        <table:table-row table:style-name="ro1">
          <table:table-cell office:value-type="float" office:value="2124853" calcext:value-type="float">
            <text:p>2124853</text:p>
          </table:table-cell>
          <table:table-cell office:value-type="float" office:value="2124927" calcext:value-type="float">
            <text:p>2124927</text:p>
          </table:table-cell>
          <table:table-cell office:value-type="string" calcext:value-type="string">
            <text:p>sexist</text:p>
          </table:table-cell>
          <table:table-cell office:value-type="string" calcext:value-type="string">
            <text:p>Нужно перерезать всех существ женского пола до 30 лет, чтобы сексизм исчез!</text:p>
          </table:table-cell>
        </table:table-row>
        <table:table-row table:style-name="ro1">
          <table:table-cell office:value-type="float" office:value="2124853" calcext:value-type="float">
            <text:p>2124853</text:p>
          </table:table-cell>
          <table:table-cell office:value-type="float" office:value="2124929" calcext:value-type="float">
            <text:p>2124929</text:p>
          </table:table-cell>
          <table:table-cell office:value-type="string" calcext:value-type="string">
            <text:p>non_sexist</text:p>
          </table:table-cell>
          <table:table-cell office:value-type="string" calcext:value-type="string">
            <text:p>Убейте меня кто-нибудь, пожалуйста.</text:p>
          </table:table-cell>
        </table:table-row>
        <table:table-row table:style-name="ro1">
          <table:table-cell office:value-type="float" office:value="2124853" calcext:value-type="float">
            <text:p>2124853</text:p>
          </table:table-cell>
          <table:table-cell office:value-type="float" office:value="2124931" calcext:value-type="float">
            <text:p>2124931</text:p>
          </table:table-cell>
          <table:table-cell office:value-type="string" calcext:value-type="string">
            <text:p>sexist</text:p>
          </table:table-cell>
          <table:table-cell office:value-type="string" calcext:value-type="string">
            <text:p>Хотя, старые от недотраха начнут придумывать, что их начали домогаться)</text:p>
          </table:table-cell>
        </table:table-row>
        <table:table-row table:style-name="ro1">
          <table:table-cell office:value-type="float" office:value="2124853" calcext:value-type="float">
            <text:p>2124853</text:p>
          </table:table-cell>
          <table:table-cell office:value-type="float" office:value="2124933" calcext:value-type="float">
            <text:p>2124933</text:p>
          </table:table-cell>
          <table:table-cell office:value-type="string" calcext:value-type="string">
            <text:p>sexist_in_co</text:p>
          </table:table-cell>
          <table:table-cell office:value-type="string" calcext:value-type="string">
            <text:p>[id139398290|Дмитрий], так уже, посмотри на Me too</text:p>
          </table:table-cell>
        </table:table-row>
        <table:table-row table:style-name="ro1">
          <table:table-cell office:value-type="float" office:value="2124853" calcext:value-type="float">
            <text:p>2124853</text:p>
          </table:table-cell>
          <table:table-cell office:value-type="float" office:value="2124936" calcext:value-type="float">
            <text:p>2124936</text:p>
          </table:table-cell>
          <table:table-cell office:value-type="string" calcext:value-type="string">
            <text:p>non_sexist</text:p>
          </table:table-cell>
          <table:table-cell office:value-type="string" calcext:value-type="string">
            <text:p>Вы вообще новость поняли??</text:p>
          </table:table-cell>
        </table:table-row>
        <table:table-row table:style-name="ro1">
          <table:table-cell office:value-type="float" office:value="2124853" calcext:value-type="float">
            <text:p>2124853</text:p>
          </table:table-cell>
          <table:table-cell office:value-type="float" office:value="2124938" calcext:value-type="float">
            <text:p>2124938</text:p>
          </table:table-cell>
          <table:table-cell office:value-type="string" calcext:value-type="string">
            <text:p>non_sexist</text:p>
          </table:table-cell>
          <table:table-cell office:value-type="string" calcext:value-type="string">
            <text:p>SJW in a nutshell</text:p>
          </table:table-cell>
        </table:table-row>
        <table:table-row table:style-name="ro1">
          <table:table-cell office:value-type="float" office:value="2124853" calcext:value-type="float">
            <text:p>2124853</text:p>
          </table:table-cell>
          <table:table-cell office:value-type="float" office:value="2124943" calcext:value-type="float">
            <text:p>2124943</text:p>
          </table:table-cell>
          <table:table-cell office:value-type="string" calcext:value-type="string">
            <text:p>non_sexist</text:p>
          </table:table-cell>
          <table:table-cell office:value-type="string" calcext:value-type="string">
            <text:p>Все жду топ самых красивых болельщиков-мужчин, но чет пока как-то нет. Интересно почему</text:p>
          </table:table-cell>
        </table:table-row>
        <table:table-row table:style-name="ro1">
          <table:table-cell office:value-type="float" office:value="2124853" calcext:value-type="float">
            <text:p>2124853</text:p>
          </table:table-cell>
          <table:table-cell office:value-type="float" office:value="2124952" calcext:value-type="float">
            <text:p>2124952</text:p>
          </table:table-cell>
          <table:table-cell office:value-type="string" calcext:value-type="string">
            <text:p>sexist</text:p>
          </table:table-cell>
          <table:table-cell office:value-type="string" calcext:value-type="string">
            <text:p>[id388756558|Alexandra], извините, но это с вашей стороны сексизм</text:p>
          </table:table-cell>
        </table:table-row>
        <table:table-row table:style-name="ro1">
          <table:table-cell office:value-type="float" office:value="2124853" calcext:value-type="float">
            <text:p>2124853</text:p>
          </table:table-cell>
          <table:table-cell office:value-type="float" office:value="2124955" calcext:value-type="float">
            <text:p>2124955</text:p>
          </table:table-cell>
          <table:table-cell office:value-type="string" calcext:value-type="string">
            <text:p>non_sexist</text:p>
          </table:table-cell>
          <table:table-cell office:value-type="string" calcext:value-type="string">
            <text:p>[club165021908|Коворкинг Антикафе 2Дела | Улан-Удэ], но болельщицы же есть а я за равноправие!</text:p>
          </table:table-cell>
        </table:table-row>
        <table:table-row table:style-name="ro1">
          <table:table-cell office:value-type="float" office:value="2124853" calcext:value-type="float">
            <text:p>2124853</text:p>
          </table:table-cell>
          <table:table-cell office:value-type="float" office:value="2124956" calcext:value-type="float">
            <text:p>2124956</text:p>
          </table:table-cell>
          <table:table-cell office:value-type="string" calcext:value-type="string">
            <text:p>non_sexist</text:p>
          </table:table-cell>
          <table:table-cell office:value-type="string" calcext:value-type="string">
            <text:p>[id397611844|Настя], ну да... Ещё и без звука картинку показывать?</text:p>
          </table:table-cell>
        </table:table-row>
        <table:table-row table:style-name="ro3">
          <table:table-cell office:value-type="float" office:value="2124853" calcext:value-type="float">
            <text:p>2124853</text:p>
          </table:table-cell>
          <table:table-cell office:value-type="float" office:value="2124967" calcext:value-type="float">
            <text:p>2124967</text:p>
          </table:table-cell>
          <table:table-cell office:value-type="string" calcext:value-type="string">
            <text:p>non_sexist</text:p>
          </table:table-cell>
          <table:table-cell office:value-type="string" calcext:value-type="string">
            <text:p>Извините, но это какой пиздц. Может вообще женщинам запретим матчи посещать? Ну чтоб прям наверняка? Можно и в паранджу всех закутать. Это вообще 100% вариант.</text:p>
            <text:p/>
            <text:p>Почему вообще ограничивают жертв, а не преступников? Почему нельзя ввести какое-нибудь наказание за сексуальные домогательства? Например, запретить посещать этим мужчинам матчи? Пожизненно.</text:p>
          </table:table-cell>
        </table:table-row>
        <table:table-row table:style-name="ro5">
          <table:table-cell office:value-type="float" office:value="2124853" calcext:value-type="float">
            <text:p>2124853</text:p>
          </table:table-cell>
          <table:table-cell office:value-type="float" office:value="2124970" calcext:value-type="float">
            <text:p>2124970</text:p>
          </table:table-cell>
          <table:table-cell office:value-type="string" calcext:value-type="string">
            <text:p>sexist</text:p>
          </table:table-cell>
          <table:table-cell office:value-type="string" calcext:value-type="string">
            <text:p>&gt;Болельщицы ходят на матчи, чтобы их показали в трансляциях...</text:p>
            <text:p>&gt;Запретить показывать болельщиц под предлогом сексизма</text:p>
            <text:p>&gt;?????</text:p>
            <text:p>&gt;Profit!</text:p>
          </table:table-cell>
        </table:table-row>
        <table:table-row table:style-name="ro1">
          <table:table-cell office:value-type="float" office:value="2124853" calcext:value-type="float">
            <text:p>2124853</text:p>
          </table:table-cell>
          <table:table-cell office:value-type="float" office:value="2124976" calcext:value-type="float">
            <text:p>2124976</text:p>
          </table:table-cell>
          <table:table-cell office:value-type="string" calcext:value-type="string">
            <text:p>sexist</text:p>
          </table:table-cell>
          <table:table-cell office:value-type="string" calcext:value-type="string">
            <text:p>[id267309590|Марк], отсталые те страны, которые вхлам уже застирали гендерные признаки... Мужчины и женщины разные, бл..., по рождению своему... Задолбал Запад уже... Хренью занимаются... Готовят себе бесполых роботов-полупокеров в полукедах...</text:p>
          </table:table-cell>
        </table:table-row>
        <table:table-row table:style-name="ro5">
          <table:table-cell office:value-type="float" office:value="2124853" calcext:value-type="float">
            <text:p>2124853</text:p>
          </table:table-cell>
          <table:table-cell office:value-type="float" office:value="2124982" calcext:value-type="float">
            <text:p>2124982</text:p>
          </table:table-cell>
          <table:table-cell office:value-type="string" calcext:value-type="string">
            <text:p>non_sexist</text:p>
          </table:table-cell>
          <table:table-cell office:value-type="string" calcext:value-type="string">
            <text:p>И этот пост я уже видел здесь</text:p>
            <text:p>Медуза, заебала одно и тоже постить</text:p>
            <text:p/>
            <text:p>Кто-нибудь знает нормальный паблик с новостями ? (лента и рбк не зашли по разным причинам)</text:p>
          </table:table-cell>
        </table:table-row>
        <table:table-row table:style-name="ro1">
          <table:table-cell office:value-type="float" office:value="2124853" calcext:value-type="float">
            <text:p>2124853</text:p>
          </table:table-cell>
          <table:table-cell office:value-type="float" office:value="2124988" calcext:value-type="float">
            <text:p>2124988</text:p>
          </table:table-cell>
          <table:table-cell office:value-type="string" calcext:value-type="string">
            <text:p>non_sexist</text:p>
          </table:table-cell>
          <table:table-cell office:value-type="string" calcext:value-type="string">
            <text:p>[id11089168|Максим], TJ</text:p>
          </table:table-cell>
        </table:table-row>
        <table:table-row table:style-name="ro1">
          <table:table-cell office:value-type="float" office:value="2124853" calcext:value-type="float">
            <text:p>2124853</text:p>
          </table:table-cell>
          <table:table-cell office:value-type="float" office:value="2124989" calcext:value-type="float">
            <text:p>2124989</text:p>
          </table:table-cell>
          <table:table-cell office:value-type="string" calcext:value-type="string">
            <text:p>non_sexist</text:p>
          </table:table-cell>
          <table:table-cell office:value-type="string" calcext:value-type="string">
            <text:p>[id36494274|Альбина], ты вообще понимаешь, что такое гендер?</text:p>
          </table:table-cell>
        </table:table-row>
        <table:table-row table:style-name="ro1">
          <table:table-cell office:value-type="float" office:value="2124853" calcext:value-type="float">
            <text:p>2124853</text:p>
          </table:table-cell>
          <table:table-cell office:value-type="float" office:value="2124998" calcext:value-type="float">
            <text:p>2124998</text:p>
          </table:table-cell>
          <table:table-cell office:value-type="string" calcext:value-type="string">
            <text:p>non_sexist</text:p>
          </table:table-cell>
          <table:table-cell office:value-type="string" calcext:value-type="string">
            <text:p>Идея верная, это футбол, а не выставка достижений сексуального хозяйства (ладно эмоции яркие, но их же показывают просто так, когда они ничего не делают), но объяснение глупое.</text:p>
          </table:table-cell>
        </table:table-row>
        <table:table-row table:style-name="ro2">
          <table:table-cell office:value-type="float" office:value="2124853" calcext:value-type="float">
            <text:p>2124853</text:p>
          </table:table-cell>
          <table:table-cell office:value-type="float" office:value="2125001" calcext:value-type="float">
            <text:p>2125001</text:p>
          </table:table-cell>
          <table:table-cell office:value-type="string" calcext:value-type="string">
            <text:p>non_sexist</text:p>
          </table:table-cell>
          <table:table-cell office:value-type="string" calcext:value-type="string">
            <text:p>в команде должно быть 5 женщин и 5 мужчин, и 2 вратаря оба пола, тогда не сексизм будет</text:p>
            <text:p>и половину стадиона отдать под места для женщин - я это еще вчера предлагал ))</text:p>
          </table:table-cell>
        </table:table-row>
        <table:table-row table:style-name="ro1">
          <table:table-cell office:value-type="float" office:value="2124853" calcext:value-type="float">
            <text:p>2124853</text:p>
          </table:table-cell>
          <table:table-cell office:value-type="float" office:value="2125004" calcext:value-type="float">
            <text:p>2125004</text:p>
          </table:table-cell>
          <table:table-cell office:value-type="string" calcext:value-type="string">
            <text:p>non_sexist</text:p>
          </table:table-cell>
          <table:table-cell office:value-type="string" calcext:value-type="string">
            <text:p>А потому что смотрите свой сраный футбол, а не титьки. Сексисты вонючие</text:p>
          </table:table-cell>
        </table:table-row>
        <table:table-row table:style-name="ro3">
          <table:table-cell office:value-type="float" office:value="2124853" calcext:value-type="float">
            <text:p>2124853</text:p>
          </table:table-cell>
          <table:table-cell office:value-type="float" office:value="2125008" calcext:value-type="float">
            <text:p>2125008</text:p>
          </table:table-cell>
          <table:table-cell office:value-type="string" calcext:value-type="string">
            <text:p>non_sexist</text:p>
          </table:table-cell>
          <table:table-cell office:value-type="string" calcext:value-type="string">
            <text:p>Они там в позорной фИфе - геи все ?! 😳 🤢 </text:p>
            <text:p> </text:p>
            <text:p>Смотрю футбол редко - и только из-за девушек красивых на трибунах 😄</text:p>
          </table:table-cell>
        </table:table-row>
        <table:table-row table:style-name="ro1">
          <table:table-cell office:value-type="float" office:value="2124853" calcext:value-type="float">
            <text:p>2124853</text:p>
          </table:table-cell>
          <table:table-cell office:value-type="float" office:value="2125009" calcext:value-type="float">
            <text:p>2125009</text:p>
          </table:table-cell>
          <table:table-cell office:value-type="string" calcext:value-type="string">
            <text:p>non_sexist</text:p>
          </table:table-cell>
          <table:table-cell office:value-type="string" calcext:value-type="string">
            <text:p>[id491984229|Просто], ага</text:p>
          </table:table-cell>
        </table:table-row>
        <table:table-row table:style-name="ro1">
          <table:table-cell office:value-type="float" office:value="2124853" calcext:value-type="float">
            <text:p>2124853</text:p>
          </table:table-cell>
          <table:table-cell office:value-type="float" office:value="2125010" calcext:value-type="float">
            <text:p>2125010</text:p>
          </table:table-cell>
          <table:table-cell office:value-type="string" calcext:value-type="string">
            <text:p>non_sexist</text:p>
          </table:table-cell>
          <table:table-cell office:value-type="string" calcext:value-type="string">
            <text:p>И играков.😁</text:p>
          </table:table-cell>
        </table:table-row>
        <table:table-row table:style-name="ro1">
          <table:table-cell office:value-type="float" office:value="2124853" calcext:value-type="float">
            <text:p>2124853</text:p>
          </table:table-cell>
          <table:table-cell office:value-type="float" office:value="2125017" calcext:value-type="float">
            <text:p>2125017</text:p>
          </table:table-cell>
          <table:table-cell office:value-type="string" calcext:value-type="string">
            <text:p>non_sexist</text:p>
          </table:table-cell>
          <table:table-cell office:value-type="string" calcext:value-type="string">
            <text:p>что-то у ФИФА в последнее время с головой плохо</text:p>
          </table:table-cell>
        </table:table-row>
        <table:table-row table:style-name="ro2">
          <table:table-cell office:value-type="float" office:value="2124853" calcext:value-type="float">
            <text:p>2124853</text:p>
          </table:table-cell>
          <table:table-cell office:value-type="float" office:value="2125018" calcext:value-type="float">
            <text:p>2125018</text:p>
          </table:table-cell>
          <table:table-cell office:value-type="string" calcext:value-type="string">
            <text:p>sexist</text:p>
          </table:table-cell>
          <table:table-cell office:value-type="string" calcext:value-type="string">
            <text:p>[id200407359|Алиса], сексизм = один пол лучше другого</text:p>
            <text:p>а как связано то что некоторым нравится смотреть на женщин больше чем на саму игру и сексизм?</text:p>
          </table:table-cell>
        </table:table-row>
        <table:table-row table:style-name="ro1">
          <table:table-cell office:value-type="float" office:value="2124853" calcext:value-type="float">
            <text:p>2124853</text:p>
          </table:table-cell>
          <table:table-cell office:value-type="float" office:value="2125020" calcext:value-type="float">
            <text:p>2125020</text:p>
          </table:table-cell>
          <table:table-cell office:value-type="string" calcext:value-type="string">
            <text:p>non_sexist</text:p>
          </table:table-cell>
          <table:table-cell office:value-type="string" calcext:value-type="string">
            <text:p>[id204691|Павел], как хорошо мужикам... неухоженный и ленивый (а еще бомж с мини-пипиркой), а ущербом себя не чувствует. Или... погодите? Одеть всех красавчиков-качков в паранжу!</text:p>
          </table:table-cell>
        </table:table-row>
        <table:table-row table:style-name="ro1">
          <table:table-cell office:value-type="float" office:value="2124853" calcext:value-type="float">
            <text:p>2124853</text:p>
          </table:table-cell>
          <table:table-cell office:value-type="float" office:value="2125021" calcext:value-type="float">
            <text:p>2125021</text:p>
          </table:table-cell>
          <table:table-cell office:value-type="string" calcext:value-type="string">
            <text:p>non_sexist</text:p>
          </table:table-cell>
          <table:table-cell office:value-type="string" calcext:value-type="string">
            <text:p>[id209084559|Ваня], да мне похер, я рофлю</text:p>
          </table:table-cell>
        </table:table-row>
        <table:table-row table:style-name="ro1">
          <table:table-cell office:value-type="float" office:value="2124853" calcext:value-type="float">
            <text:p>2124853</text:p>
          </table:table-cell>
          <table:table-cell office:value-type="float" office:value="2125023" calcext:value-type="float">
            <text:p>2125023</text:p>
          </table:table-cell>
          <table:table-cell office:value-type="string" calcext:value-type="string">
            <text:p>non_sexist</text:p>
          </table:table-cell>
          <table:table-cell office:value-type="string" calcext:value-type="string">
            <text:p>[id209084559|Ваня], зря старался :D</text:p>
          </table:table-cell>
        </table:table-row>
        <table:table-row table:style-name="ro1">
          <table:table-cell office:value-type="float" office:value="2124853" calcext:value-type="float">
            <text:p>2124853</text:p>
          </table:table-cell>
          <table:table-cell office:value-type="float" office:value="2125024" calcext:value-type="float">
            <text:p>2125024</text:p>
          </table:table-cell>
          <table:table-cell office:value-type="string" calcext:value-type="string">
            <text:p>non_sexist</text:p>
          </table:table-cell>
          <table:table-cell office:value-type="string" calcext:value-type="string">
            <text:p>[id200407359|Алиса], делайте что хотите, отъебитесь, пожалуйста, от других.</text:p>
          </table:table-cell>
        </table:table-row>
        <table:table-row table:style-name="ro1">
          <table:table-cell office:value-type="float" office:value="2124853" calcext:value-type="float">
            <text:p>2124853</text:p>
          </table:table-cell>
          <table:table-cell office:value-type="float" office:value="2125026" calcext:value-type="float">
            <text:p>2125026</text:p>
          </table:table-cell>
          <table:table-cell office:value-type="string" calcext:value-type="string">
            <text:p>non_sexist</text:p>
          </table:table-cell>
          <table:table-cell office:value-type="string" calcext:value-type="string">
            <text:p>[id200407359|Алиса], лучше так не рофлить у меня уже немного подгорело с такого</text:p>
          </table:table-cell>
        </table:table-row>
        <table:table-row table:style-name="ro1">
          <table:table-cell office:value-type="float" office:value="2124853" calcext:value-type="float">
            <text:p>2124853</text:p>
          </table:table-cell>
          <table:table-cell office:value-type="float" office:value="2125027" calcext:value-type="float">
            <text:p>2125027</text:p>
          </table:table-cell>
          <table:table-cell office:value-type="string" calcext:value-type="string">
            <text:p>non_sexist</text:p>
          </table:table-cell>
          <table:table-cell office:value-type="string" calcext:value-type="string">
            <text:p>Маразм</text:p>
          </table:table-cell>
        </table:table-row>
        <table:table-row table:style-name="ro1">
          <table:table-cell office:value-type="float" office:value="2124853" calcext:value-type="float">
            <text:p>2124853</text:p>
          </table:table-cell>
          <table:table-cell office:value-type="float" office:value="2125032" calcext:value-type="float">
            <text:p>2125032</text:p>
          </table:table-cell>
          <table:table-cell office:value-type="string" calcext:value-type="string">
            <text:p>sexist</text:p>
          </table:table-cell>
          <table:table-cell office:value-type="string" calcext:value-type="string">
            <text:p>Алиса, и не говориииии вот тупые мужыки са сваим футболам да</text:p>
          </table:table-cell>
        </table:table-row>
        <table:table-row table:style-name="ro1">
          <table:table-cell office:value-type="float" office:value="2124853" calcext:value-type="float">
            <text:p>2124853</text:p>
          </table:table-cell>
          <table:table-cell office:value-type="float" office:value="2125033" calcext:value-type="float">
            <text:p>2125033</text:p>
          </table:table-cell>
          <table:table-cell office:value-type="string" calcext:value-type="string">
            <text:p>non_sexist</text:p>
          </table:table-cell>
          <table:table-cell office:value-type="string" calcext:value-type="string">
            <text:p>[id209084559|Ваня], никто не смеет указывать мне, как рофлить</text:p>
          </table:table-cell>
        </table:table-row>
        <table:table-row table:style-name="ro1">
          <table:table-cell office:value-type="float" office:value="2124853" calcext:value-type="float">
            <text:p>2124853</text:p>
          </table:table-cell>
          <table:table-cell office:value-type="float" office:value="2125034" calcext:value-type="float">
            <text:p>2125034</text:p>
          </table:table-cell>
          <table:table-cell office:value-type="string" calcext:value-type="string">
            <text:p>non_sexist</text:p>
          </table:table-cell>
          <table:table-cell office:value-type="string" calcext:value-type="string">
            <text:p>[id200407359|Алиса], я смею</text:p>
          </table:table-cell>
        </table:table-row>
        <table:table-row table:style-name="ro1">
          <table:table-cell office:value-type="float" office:value="2124853" calcext:value-type="float">
            <text:p>2124853</text:p>
          </table:table-cell>
          <table:table-cell office:value-type="float" office:value="2125038" calcext:value-type="float">
            <text:p>2125038</text:p>
          </table:table-cell>
          <table:table-cell office:value-type="string" calcext:value-type="string">
            <text:p>non_sexist</text:p>
          </table:table-cell>
          <table:table-cell office:value-type="string" calcext:value-type="string">
            <text:p>[id209084559|Ваня],</text:p>
          </table:table-cell>
        </table:table-row>
        <table:table-row table:style-name="ro1">
          <table:table-cell office:value-type="float" office:value="2124853" calcext:value-type="float">
            <text:p>2124853</text:p>
          </table:table-cell>
          <table:table-cell office:value-type="float" office:value="2125041" calcext:value-type="float">
            <text:p>2125041</text:p>
          </table:table-cell>
          <table:table-cell office:value-type="string" calcext:value-type="string">
            <text:p>non_sexist</text:p>
          </table:table-cell>
          <table:table-cell office:value-type="string" calcext:value-type="string">
            <text:p>[id200407359|Алиса],</text:p>
          </table:table-cell>
        </table:table-row>
        <table:table-row table:style-name="ro1">
          <table:table-cell office:value-type="float" office:value="2124853" calcext:value-type="float">
            <text:p>2124853</text:p>
          </table:table-cell>
          <table:table-cell office:value-type="float" office:value="2125044" calcext:value-type="float">
            <text:p>2125044</text:p>
          </table:table-cell>
          <table:table-cell office:value-type="string" calcext:value-type="string">
            <text:p>sexist</text:p>
          </table:table-cell>
          <table:table-cell office:value-type="string" calcext:value-type="string">
            <text:p>На самом деле реально заебали. Куда не посмотри везде продвигают культ вагины. Люди пришли посмотреть красивый футбол, получить долю азарта и эмоций. Мне лично будет интереснее если оператор будет наводить камеры на бородатых, орущих болельщиков с боевой раскраской, нарядом собственной сборной, флагами в руках и огнем в глазах чем на неинтересный <text:s/>кусок вагины которая не придумала ничего оригинальнее чем одеться как шлюха и которой получить долю внимания и посветить своим телом важнее самой игры.</text:p>
          </table:table-cell>
        </table:table-row>
        <table:table-row table:style-name="ro1">
          <table:table-cell office:value-type="float" office:value="2124853" calcext:value-type="float">
            <text:p>2124853</text:p>
          </table:table-cell>
          <table:table-cell office:value-type="float" office:value="2125045" calcext:value-type="float">
            <text:p>2125045</text:p>
          </table:table-cell>
          <table:table-cell office:value-type="string" calcext:value-type="string">
            <text:p>non_sexist</text:p>
          </table:table-cell>
          <table:table-cell office:value-type="string" calcext:value-type="string">
            <text:p>[id209084559|Ваня], свали в туман</text:p>
          </table:table-cell>
        </table:table-row>
        <table:table-row table:style-name="ro1">
          <table:table-cell office:value-type="float" office:value="2124853" calcext:value-type="float">
            <text:p>2124853</text:p>
          </table:table-cell>
          <table:table-cell office:value-type="float" office:value="2125047" calcext:value-type="float">
            <text:p>2125047</text:p>
          </table:table-cell>
          <table:table-cell office:value-type="string" calcext:value-type="string">
            <text:p>non_sexist</text:p>
          </table:table-cell>
          <table:table-cell office:value-type="string" calcext:value-type="string">
            <text:p>[id200407359|Алиса], извинись</text:p>
          </table:table-cell>
        </table:table-row>
        <table:table-row table:style-name="ro1">
          <table:table-cell office:value-type="float" office:value="2124853" calcext:value-type="float">
            <text:p>2124853</text:p>
          </table:table-cell>
          <table:table-cell office:value-type="float" office:value="2125048" calcext:value-type="float">
            <text:p>2125048</text:p>
          </table:table-cell>
          <table:table-cell office:value-type="string" calcext:value-type="string">
            <text:p>sexist</text:p>
          </table:table-cell>
          <table:table-cell office:value-type="string" calcext:value-type="string">
            <text:p>[id36494274|Альбина], как-то не видно) Учитывая то, что ты завалила в одну кучу и гендер, и пол) Кстати, негоже женщинам сидеть и переписульками заниматься в интернете, иди лучше уборкой займись и свари борщ, рожать тоже не забывай. Гендер ван лав.</text:p>
          </table:table-cell>
        </table:table-row>
        <table:table-row table:style-name="ro1">
          <table:table-cell office:value-type="float" office:value="2124853" calcext:value-type="float">
            <text:p>2124853</text:p>
          </table:table-cell>
          <table:table-cell office:value-type="float" office:value="2125050" calcext:value-type="float">
            <text:p>2125050</text:p>
          </table:table-cell>
          <table:table-cell office:value-type="string" calcext:value-type="string">
            <text:p>non_sexist</text:p>
          </table:table-cell>
          <table:table-cell office:value-type="string" calcext:value-type="string">
            <text:p>[id209084559|Ваня], пошел на хер, гребаный сексист</text:p>
          </table:table-cell>
        </table:table-row>
        <table:table-row table:style-name="ro1">
          <table:table-cell office:value-type="float" office:value="2124853" calcext:value-type="float">
            <text:p>2124853</text:p>
          </table:table-cell>
          <table:table-cell office:value-type="float" office:value="2125051" calcext:value-type="float">
            <text:p>2125051</text:p>
          </table:table-cell>
          <table:table-cell office:value-type="string" calcext:value-type="string">
            <text:p>non_sexist</text:p>
          </table:table-cell>
          <table:table-cell office:value-type="string" calcext:value-type="string">
            <text:p>Сексисты умрите</text:p>
          </table:table-cell>
        </table:table-row>
        <table:table-row table:style-name="ro1">
          <table:table-cell office:value-type="float" office:value="2124853" calcext:value-type="float">
            <text:p>2124853</text:p>
          </table:table-cell>
          <table:table-cell office:value-type="float" office:value="2125053" calcext:value-type="float">
            <text:p>2125053</text:p>
          </table:table-cell>
          <table:table-cell office:value-type="string" calcext:value-type="string">
            <text:p>non_sexist</text:p>
          </table:table-cell>
          <table:table-cell office:value-type="string" calcext:value-type="string">
            <text:p>[id62307234|Владислав], вагина всему голова. Хватит ныть</text:p>
          </table:table-cell>
        </table:table-row>
        <table:table-row table:style-name="ro1">
          <table:table-cell office:value-type="float" office:value="2124853" calcext:value-type="float">
            <text:p>2124853</text:p>
          </table:table-cell>
          <table:table-cell office:value-type="float" office:value="2125054" calcext:value-type="float">
            <text:p>2125054</text:p>
          </table:table-cell>
          <table:table-cell office:value-type="string" calcext:value-type="string">
            <text:p>non_sexist</text:p>
          </table:table-cell>
          <table:table-cell office:value-type="string" calcext:value-type="string">
            <text:p>[id209084559|Ваня], ну ты мерзкий, говна кусок</text:p>
          </table:table-cell>
        </table:table-row>
        <table:table-row table:style-name="ro1">
          <table:table-cell office:value-type="float" office:value="2124853" calcext:value-type="float">
            <text:p>2124853</text:p>
          </table:table-cell>
          <table:table-cell office:value-type="float" office:value="2125057" calcext:value-type="float">
            <text:p>2125057</text:p>
          </table:table-cell>
          <table:table-cell office:value-type="string" calcext:value-type="string">
            <text:p>non_sexist</text:p>
          </table:table-cell>
          <table:table-cell office:value-type="string" calcext:value-type="string">
            <text:p>[id204691|Павел], а я еще никого и не заебывала</text:p>
          </table:table-cell>
        </table:table-row>
        <table:table-row table:style-name="ro1">
          <table:table-cell office:value-type="float" office:value="2124853" calcext:value-type="float">
            <text:p>2124853</text:p>
          </table:table-cell>
          <table:table-cell office:value-type="float" office:value="2125061" calcext:value-type="float">
            <text:p>2125061</text:p>
          </table:table-cell>
          <table:table-cell office:value-type="string" calcext:value-type="string">
            <text:p>non_sexist</text:p>
          </table:table-cell>
          <table:table-cell office:value-type="string" calcext:value-type="string">
            <text:p>Без чадры на стадион не пускать.</text:p>
          </table:table-cell>
        </table:table-row>
        <table:table-row table:style-name="ro1">
          <table:table-cell office:value-type="float" office:value="2124853" calcext:value-type="float">
            <text:p>2124853</text:p>
          </table:table-cell>
          <table:table-cell office:value-type="float" office:value="2125064" calcext:value-type="float">
            <text:p>2125064</text:p>
          </table:table-cell>
          <table:table-cell office:value-type="string" calcext:value-type="string">
            <text:p>non_sexist</text:p>
          </table:table-cell>
          <table:table-cell office:value-type="string" calcext:value-type="string">
            <text:p>[id491984229|Просто], ))) ути-пути... Смотри шире, может и будешь видеть дальше своего восприятия... Не видно ему...</text:p>
          </table:table-cell>
        </table:table-row>
        <table:table-row table:style-name="ro1">
          <table:table-cell office:value-type="float" office:value="2124853" calcext:value-type="float">
            <text:p>2124853</text:p>
          </table:table-cell>
          <table:table-cell office:value-type="float" office:value="2125073" calcext:value-type="float">
            <text:p>2125073</text:p>
          </table:table-cell>
          <table:table-cell office:value-type="string" calcext:value-type="string">
            <text:p>non_sexist</text:p>
          </table:table-cell>
          <table:table-cell office:value-type="string" calcext:value-type="string">
            <text:p>Мир меняется, смиритесь, патриархальные ублюдки 🤣</text:p>
          </table:table-cell>
        </table:table-row>
        <table:table-row table:style-name="ro1">
          <table:table-cell office:value-type="float" office:value="2124853" calcext:value-type="float">
            <text:p>2124853</text:p>
          </table:table-cell>
          <table:table-cell office:value-type="float" office:value="2125074" calcext:value-type="float">
            <text:p>2125074</text:p>
          </table:table-cell>
          <table:table-cell office:value-type="string" calcext:value-type="string">
            <text:p>sexist</text:p>
          </table:table-cell>
          <table:table-cell office:value-type="string" calcext:value-type="string">
            <text:p>[id36494274|Альбина], иди вари борщ. Исполняй свою гендерную роль.</text:p>
          </table:table-cell>
        </table:table-row>
        <table:table-row table:style-name="ro1">
          <table:table-cell office:value-type="float" office:value="2124853" calcext:value-type="float">
            <text:p>2124853</text:p>
          </table:table-cell>
          <table:table-cell office:value-type="float" office:value="2125084" calcext:value-type="float">
            <text:p>2125084</text:p>
          </table:table-cell>
          <table:table-cell office:value-type="string" calcext:value-type="string">
            <text:p>non_sexist</text:p>
          </table:table-cell>
          <table:table-cell office:value-type="string" calcext:value-type="string">
            <text:p>[id491984229|Просто], одно другому не мешает 😉</text:p>
          </table:table-cell>
        </table:table-row>
        <table:table-row table:style-name="ro1">
          <table:table-cell office:value-type="float" office:value="2124853" calcext:value-type="float">
            <text:p>2124853</text:p>
          </table:table-cell>
          <table:table-cell office:value-type="float" office:value="2125097" calcext:value-type="float">
            <text:p>2125097</text:p>
          </table:table-cell>
          <table:table-cell office:value-type="string" calcext:value-type="string">
            <text:p>non_sexist</text:p>
          </table:table-cell>
          <table:table-cell office:value-type="string" calcext:value-type="string">
            <text:p>[id36494274|Альбина], поблагодари за это борцов за равные права.</text:p>
          </table:table-cell>
        </table:table-row>
        <table:table-row table:style-name="ro1">
          <table:table-cell office:value-type="float" office:value="2124853" calcext:value-type="float">
            <text:p>2124853</text:p>
          </table:table-cell>
          <table:table-cell office:value-type="float" office:value="2125111" calcext:value-type="float">
            <text:p>2125111</text:p>
          </table:table-cell>
          <table:table-cell office:value-type="string" calcext:value-type="string">
            <text:p>non_sexist</text:p>
          </table:table-cell>
          <table:table-cell office:value-type="string" calcext:value-type="string">
            <text:p>[id491984229|Просто], непременно ))) разные права и разные возможности и потребности выполнять те или функции - это же одно и то же, да? )))</text:p>
          </table:table-cell>
        </table:table-row>
        <table:table-row table:style-name="ro1">
          <table:table-cell office:value-type="float" office:value="2110619" calcext:value-type="float">
            <text:p>2110619</text:p>
          </table:table-cell>
          <table:table-cell office:value-type="float" office:value="2110622" calcext:value-type="float">
            <text:p>2110622</text:p>
          </table:table-cell>
          <table:table-cell office:value-type="string" calcext:value-type="string">
            <text:p>non_sexist</text:p>
          </table:table-cell>
          <table:table-cell office:value-type="string" calcext:value-type="string">
            <text:p>Половина подписчиков, наверное, уже покончили бы с собой, если бы не нашли ответов на мучающие их вопросы, у таких значимых персон, как Галина Тимченко, Лика Кремер и Катя Кронгауз</text:p>
          </table:table-cell>
        </table:table-row>
        <table:table-row table:style-name="ro1">
          <table:table-cell office:value-type="float" office:value="2110619" calcext:value-type="float">
            <text:p>2110619</text:p>
          </table:table-cell>
          <table:table-cell office:value-type="float" office:value="2110624" calcext:value-type="float">
            <text:p>2110624</text:p>
          </table:table-cell>
          <table:table-cell office:value-type="string" calcext:value-type="string">
            <text:p>non_sexist</text:p>
          </table:table-cell>
          <table:table-cell office:value-type="string" calcext:value-type="string">
            <text:p>Жаль, что комменты Вероники не оценят на Медузе также, как оценили бы очередную остроумную шутку на Йобе</text:p>
          </table:table-cell>
        </table:table-row>
        <table:table-row table:style-name="ro1">
          <table:table-cell office:value-type="float" office:value="2110619" calcext:value-type="float">
            <text:p>2110619</text:p>
          </table:table-cell>
          <table:table-cell office:value-type="float" office:value="2110629" calcext:value-type="float">
            <text:p>2110629</text:p>
          </table:table-cell>
          <table:table-cell office:value-type="string" calcext:value-type="string">
            <text:p>non_sexist</text:p>
          </table:table-cell>
          <table:table-cell office:value-type="string" calcext:value-type="string">
            <text:p>[id63381|Сергей], никто не сомневался в том, что ты грёбаный сексист)</text:p>
          </table:table-cell>
        </table:table-row>
        <table:table-row table:style-name="ro1">
          <table:table-cell office:value-type="float" office:value="2110619" calcext:value-type="float">
            <text:p>2110619</text:p>
          </table:table-cell>
          <table:table-cell office:value-type="float" office:value="2110631" calcext:value-type="float">
            <text:p>2110631</text:p>
          </table:table-cell>
          <table:table-cell office:value-type="string" calcext:value-type="string">
            <text:p>sexist</text:p>
          </table:table-cell>
          <table:table-cell office:value-type="string" calcext:value-type="string">
            <text:p>[id285509752|Семён], такой же как Дудь )</text:p>
          </table:table-cell>
        </table:table-row>
        <table:table-row table:style-name="ro1">
          <table:table-cell office:value-type="float" office:value="2110619" calcext:value-type="float">
            <text:p>2110619</text:p>
          </table:table-cell>
          <table:table-cell office:value-type="float" office:value="2110632" calcext:value-type="float">
            <text:p>2110632</text:p>
          </table:table-cell>
          <table:table-cell office:value-type="string" calcext:value-type="string">
            <text:p>non_sexist</text:p>
          </table:table-cell>
          <table:table-cell office:value-type="string" calcext:value-type="string">
            <text:p>[id160798399|Дмитрий], та тут адекватов то почти не осталось, так что это не показатель) вернее наоборот показатель того что на медузе в основном такой шлак как ты и остался</text:p>
          </table:table-cell>
        </table:table-row>
        <table:table-row table:style-name="ro1">
          <table:table-cell office:value-type="float" office:value="2110619" calcext:value-type="float">
            <text:p>2110619</text:p>
          </table:table-cell>
          <table:table-cell office:value-type="float" office:value="2110635" calcext:value-type="float">
            <text:p>2110635</text:p>
          </table:table-cell>
          <table:table-cell office:value-type="string" calcext:value-type="string">
            <text:p>non_sexist</text:p>
          </table:table-cell>
          <table:table-cell office:value-type="string" calcext:value-type="string">
            <text:p>[id63381|Сергей], Дудь хотя бы не пытается везде заткнуть всех кто выступает за права человека, в отличии от тебя.</text:p>
          </table:table-cell>
        </table:table-row>
        <table:table-row table:style-name="ro1">
          <table:table-cell office:value-type="float" office:value="2110619" calcext:value-type="float">
            <text:p>2110619</text:p>
          </table:table-cell>
          <table:table-cell office:value-type="float" office:value="2110636" calcext:value-type="float">
            <text:p>2110636</text:p>
          </table:table-cell>
          <table:table-cell office:value-type="string" calcext:value-type="string">
            <text:p>non_sexist</text:p>
          </table:table-cell>
          <table:table-cell office:value-type="string" calcext:value-type="string">
            <text:p>Ахаха</text:p>
          </table:table-cell>
        </table:table-row>
        <table:table-row table:style-name="ro1">
          <table:table-cell office:value-type="float" office:value="2110619" calcext:value-type="float">
            <text:p>2110619</text:p>
          </table:table-cell>
          <table:table-cell office:value-type="float" office:value="2110637" calcext:value-type="float">
            <text:p>2110637</text:p>
          </table:table-cell>
          <table:table-cell office:value-type="string" calcext:value-type="string">
            <text:p>non_sexist</text:p>
          </table:table-cell>
          <table:table-cell office:value-type="string" calcext:value-type="string">
            <text:p>[id285509752|Семён], сам то понял че сморозил ? 😆 кто кого заткнуть пытается 😆😆</text:p>
          </table:table-cell>
        </table:table-row>
        <table:table-row table:style-name="ro1">
          <table:table-cell office:value-type="float" office:value="2110619" calcext:value-type="float">
            <text:p>2110619</text:p>
          </table:table-cell>
          <table:table-cell office:value-type="float" office:value="2110639" calcext:value-type="float">
            <text:p>2110639</text:p>
          </table:table-cell>
          <table:table-cell office:value-type="string" calcext:value-type="string">
            <text:p>non_sexist</text:p>
          </table:table-cell>
          <table:table-cell office:value-type="string" calcext:value-type="string">
            <text:p>[id160798399|Дмитрий], нюхать свой пердёж-бесценно))</text:p>
          </table:table-cell>
        </table:table-row>
        <table:table-row table:style-name="ro1">
          <table:table-cell office:value-type="float" office:value="2110619" calcext:value-type="float">
            <text:p>2110619</text:p>
          </table:table-cell>
          <table:table-cell office:value-type="float" office:value="2110649" calcext:value-type="float">
            <text:p>2110649</text:p>
          </table:table-cell>
          <table:table-cell office:value-type="string" calcext:value-type="string">
            <text:p>non_sexist</text:p>
          </table:table-cell>
          <table:table-cell office:value-type="string" calcext:value-type="string">
            <text:p>[id160798399|Дмитрий], а в чем отличие медузы от ебы)</text:p>
          </table:table-cell>
        </table:table-row>
        <table:table-row table:style-name="ro1">
          <table:table-cell office:value-type="float" office:value="2110619" calcext:value-type="float">
            <text:p>2110619</text:p>
          </table:table-cell>
          <table:table-cell office:value-type="float" office:value="2110651" calcext:value-type="float">
            <text:p>2110651</text:p>
          </table:table-cell>
          <table:table-cell office:value-type="string" calcext:value-type="string">
            <text:p>non_sexist</text:p>
          </table:table-cell>
          <table:table-cell office:value-type="string" calcext:value-type="string">
            <text:p>[id63381|Сергей], наверно уже забываешь собственные действия и кого поддерживаешь? Я уж не стал больше выискивать, этого хватит.</text:p>
          </table:table-cell>
        </table:table-row>
        <table:table-row table:style-name="ro1">
          <table:table-cell office:value-type="float" office:value="2110619" calcext:value-type="float">
            <text:p>2110619</text:p>
          </table:table-cell>
          <table:table-cell office:value-type="float" office:value="2110652" calcext:value-type="float">
            <text:p>2110652</text:p>
          </table:table-cell>
          <table:table-cell office:value-type="string" calcext:value-type="string">
            <text:p>non_sexist</text:p>
          </table:table-cell>
          <table:table-cell office:value-type="string" calcext:value-type="string">
            <text:p>[id285509752|Семён], ахахаха а еще есть скрины ?</text:p>
          </table:table-cell>
        </table:table-row>
        <table:table-row table:style-name="ro3">
          <table:table-cell office:value-type="float" office:value="2110619" calcext:value-type="float">
            <text:p>2110619</text:p>
          </table:table-cell>
          <table:table-cell office:value-type="float" office:value="2110655" calcext:value-type="float">
            <text:p>2110655</text:p>
          </table:table-cell>
          <table:table-cell office:value-type="string" calcext:value-type="string">
            <text:p>non_sexist</text:p>
          </table:table-cell>
          <table:table-cell office:value-type="string" calcext:value-type="string">
            <text:p>[id63381|Сергей], дак я прямо сейчас наскринил.</text:p>
            <text:p/>
            <text:p>Все таки надпись на футболке "веганки любят радугу" никогда не сравнится с тем, как ты шутишь про то что "женщина - не человек". Наверно ни разу движение не позоришь, защитник)</text:p>
          </table:table-cell>
        </table:table-row>
        <table:table-row table:style-name="ro1">
          <table:table-cell office:value-type="float" office:value="2110619" calcext:value-type="float">
            <text:p>2110619</text:p>
          </table:table-cell>
          <table:table-cell office:value-type="float" office:value="2110660" calcext:value-type="float">
            <text:p>2110660</text:p>
          </table:table-cell>
          <table:table-cell office:value-type="string" calcext:value-type="string">
            <text:p>non_sexist</text:p>
          </table:table-cell>
          <table:table-cell office:value-type="string" calcext:value-type="string">
            <text:p>[id285509752|Семён], я люблю немного поугнетать слабый пол по субботам до обеда. А если наши выиграют у хорватов, то я буду применять сексистские шуточки в 2 раза чаще !</text:p>
          </table:table-cell>
        </table:table-row>
        <table:table-row table:style-name="ro3">
          <table:table-cell office:value-type="float" office:value="2110619" calcext:value-type="float">
            <text:p>2110619</text:p>
          </table:table-cell>
          <table:table-cell office:value-type="float" office:value="2110676" calcext:value-type="float">
            <text:p>2110676</text:p>
          </table:table-cell>
          <table:table-cell office:value-type="string" calcext:value-type="string">
            <text:p>sexist</text:p>
          </table:table-cell>
          <table:table-cell office:value-type="string" calcext:value-type="string">
            <text:p>Собираюсь замуж, но внезапно завела роман по переписке. Да еще и с англичанином</text:p>
            <text:p/>
            <text:p>Нет, не шлюха, просто любвеобильная очень</text:p>
          </table:table-cell>
        </table:table-row>
        <table:table-row table:style-name="ro1">
          <table:table-cell office:value-type="float" office:value="2110619" calcext:value-type="float">
            <text:p>2110619</text:p>
          </table:table-cell>
          <table:table-cell office:value-type="float" office:value="2110681" calcext:value-type="float">
            <text:p>2110681</text:p>
          </table:table-cell>
          <table:table-cell office:value-type="string" calcext:value-type="string">
            <text:p>non_sexist</text:p>
          </table:table-cell>
          <table:table-cell office:value-type="string" calcext:value-type="string">
            <text:p>[id285509752|Семён], да будь ты человеком то уже ! не обижайся !</text:p>
          </table:table-cell>
        </table:table-row>
        <table:table-row table:style-name="ro1">
          <table:table-cell office:value-type="float" office:value="2110619" calcext:value-type="float">
            <text:p>2110619</text:p>
          </table:table-cell>
          <table:table-cell office:value-type="float" office:value="2110808" calcext:value-type="float">
            <text:p>2110808</text:p>
          </table:table-cell>
          <table:table-cell office:value-type="string" calcext:value-type="string">
            <text:p>non_sexist</text:p>
          </table:table-cell>
          <table:table-cell office:value-type="string" calcext:value-type="string">
            <text:p>- "Собираюсь замуж, но внезапно завела роман по переписке. Да еще и с англичанином!" он обязательно увезет тебя в англию и женится</text:p>
          </table:table-cell>
        </table:table-row>
        <table:table-row table:style-name="ro4">
          <table:table-cell office:value-type="float" office:value="2110619" calcext:value-type="float">
            <text:p>2110619</text:p>
          </table:table-cell>
          <table:table-cell office:value-type="float" office:value="2110880" calcext:value-type="float">
            <text:p>2110880</text:p>
          </table:table-cell>
          <table:table-cell office:value-type="string" calcext:value-type="string">
            <text:p>non_sexist</text:p>
          </table:table-cell>
          <table:table-cell office:value-type="string" calcext:value-type="string">
            <text:p>Охренеть проблемы. Страданий-то!</text:p>
            <text:p>1. Работа нравится, но ругаются матом. </text:p>
            <text:p>П#*дец! Тут большинство на 15-20к месяц живёт и такое выслушивает. Мат, с*ка, не нравится.</text:p>
            <text:p>2. Все меня называют сексистом...</text:p>
            <text:p>Б*я, ну у тебя и проблемы. Просто иди на х*й, идиот.</text:p>
            <text:p>3. Собираюсь замуж, но внезапно завела роман по переписке.</text:p>
            <text:p>Флаг тебе в руки и х*р за щеки. Шалаболина.</text:p>
          </table:table-cell>
        </table:table-row>
        <table:table-row table:style-name="ro1">
          <table:table-cell office:value-type="float" office:value="2110619" calcext:value-type="float">
            <text:p>2110619</text:p>
          </table:table-cell>
          <table:table-cell office:value-type="float" office:value="2110882" calcext:value-type="float">
            <text:p>2110882</text:p>
          </table:table-cell>
          <table:table-cell office:value-type="string" calcext:value-type="string">
            <text:p>non_sexist</text:p>
          </table:table-cell>
          <table:table-cell office:value-type="string" calcext:value-type="string">
            <text:p>В каждом из вас. Поэтому вы и сбиваетесь в стаю. Стаей одного душить ловчее.</text:p>
          </table:table-cell>
        </table:table-row>
        <table:table-row table:style-name="ro1">
          <table:table-cell office:value-type="float" office:value="2110619" calcext:value-type="float">
            <text:p>2110619</text:p>
          </table:table-cell>
          <table:table-cell office:value-type="float" office:value="2111072" calcext:value-type="float">
            <text:p>2111072</text:p>
          </table:table-cell>
          <table:table-cell office:value-type="string" calcext:value-type="string">
            <text:p>non_sexist</text:p>
          </table:table-cell>
          <table:table-cell office:value-type="string" calcext:value-type="string">
            <text:p>Ответы. 1- просто забей куй. 2- просто забей куй и продолжай любить женщин, как и раньше. 3- просто ты наивная дура. <text:s/>Конец.</text:p>
          </table:table-cell>
        </table:table-row>
        <table:table-row table:style-name="ro1">
          <table:table-cell office:value-type="float" office:value="2110619" calcext:value-type="float">
            <text:p>2110619</text:p>
          </table:table-cell>
          <table:table-cell office:value-type="float" office:value="2112011" calcext:value-type="float">
            <text:p>2112011</text:p>
          </table:table-cell>
          <table:table-cell office:value-type="string" calcext:value-type="string">
            <text:p>non_sexist</text:p>
          </table:table-cell>
          <table:table-cell office:value-type="string" calcext:value-type="string">
            <text:p>Как можно страдать от того, что кто-то ругается матом?)</text:p>
          </table:table-cell>
        </table:table-row>
        <table:table-row table:style-name="ro3">
          <table:table-cell office:value-type="float" office:value="2110619" calcext:value-type="float">
            <text:p>2110619</text:p>
          </table:table-cell>
          <table:table-cell office:value-type="float" office:value="2112013" calcext:value-type="float">
            <text:p>2112013</text:p>
          </table:table-cell>
          <table:table-cell office:value-type="string" calcext:value-type="string">
            <text:p>non_sexist</text:p>
          </table:table-cell>
          <table:table-cell office:value-type="string" calcext:value-type="string">
            <text:p>нормы нет.</text:p>
            <text:p>в срасее будет война</text:p>
            <text:p>и быстрее бы</text:p>
          </table:table-cell>
        </table:table-row>
        <table:table-row table:style-name="ro2">
          <table:table-cell office:value-type="float" office:value="2110619" calcext:value-type="float">
            <text:p>2110619</text:p>
          </table:table-cell>
          <table:table-cell office:value-type="float" office:value="2112225" calcext:value-type="float">
            <text:p>2112225</text:p>
          </table:table-cell>
          <table:table-cell office:value-type="string" calcext:value-type="string">
            <text:p>non_sexist</text:p>
          </table:table-cell>
          <table:table-cell office:value-type="string" calcext:value-type="string">
            <text:p>- Good afternoon miss</text:p>
            <text:p>- Оу, так вы из Англии?</text:p>
          </table:table-cell>
        </table:table-row>
        <table:table-row table:style-name="ro1">
          <table:table-cell office:value-type="float" office:value="1790206" calcext:value-type="float">
            <text:p>1790206</text:p>
          </table:table-cell>
          <table:table-cell office:value-type="float" office:value="1790210" calcext:value-type="float">
            <text:p>1790210</text:p>
          </table:table-cell>
          <table:table-cell office:value-type="string" calcext:value-type="string">
            <text:p>non_sexist</text:p>
          </table:table-cell>
          <table:table-cell office:value-type="string" calcext:value-type="string">
            <text:p>на вкус и цвет - товарищей нет)</text:p>
          </table:table-cell>
        </table:table-row>
        <table:table-row table:style-name="ro1">
          <table:table-cell office:value-type="float" office:value="1790206" calcext:value-type="float">
            <text:p>1790206</text:p>
          </table:table-cell>
          <table:table-cell office:value-type="float" office:value="1790211" calcext:value-type="float">
            <text:p>1790211</text:p>
          </table:table-cell>
          <table:table-cell office:value-type="string" calcext:value-type="string">
            <text:p>non_sexist</text:p>
          </table:table-cell>
          <table:table-cell office:value-type="string" calcext:value-type="string">
            <text:p>и не надо было</text:p>
          </table:table-cell>
        </table:table-row>
        <table:table-row table:style-name="ro1">
          <table:table-cell office:value-type="float" office:value="1790206" calcext:value-type="float">
            <text:p>1790206</text:p>
          </table:table-cell>
          <table:table-cell office:value-type="float" office:value="1790212" calcext:value-type="float">
            <text:p>1790212</text:p>
          </table:table-cell>
          <table:table-cell office:value-type="string" calcext:value-type="string">
            <text:p>non_sexist</text:p>
          </table:table-cell>
          <table:table-cell office:value-type="string" calcext:value-type="string">
            <text:p>Дорогие редакторы, если вы думаете, что я забываю статью, которую я читал месяц назад, то хочу вас удивить - это не так</text:p>
          </table:table-cell>
        </table:table-row>
        <table:table-row table:style-name="ro1">
          <table:table-cell office:value-type="float" office:value="1790206" calcext:value-type="float">
            <text:p>1790206</text:p>
          </table:table-cell>
          <table:table-cell office:value-type="float" office:value="1790213" calcext:value-type="float">
            <text:p>1790213</text:p>
          </table:table-cell>
          <table:table-cell office:value-type="string" calcext:value-type="string">
            <text:p>non_sexist</text:p>
          </table:table-cell>
          <table:table-cell office:value-type="string" calcext:value-type="string">
            <text:p>как только я вижу имя Азиза, я вспоминаю тот кавер на Zombie...</text:p>
          </table:table-cell>
        </table:table-row>
        <table:table-row table:style-name="ro1">
          <table:table-cell office:value-type="float" office:value="1790206" calcext:value-type="float">
            <text:p>1790206</text:p>
          </table:table-cell>
          <table:table-cell office:value-type="float" office:value="1790214" calcext:value-type="float">
            <text:p>1790214</text:p>
          </table:table-cell>
          <table:table-cell office:value-type="string" calcext:value-type="string">
            <text:p>non_sexist</text:p>
          </table:table-cell>
          <table:table-cell office:value-type="string" calcext:value-type="string">
            <text:p>Еееее реп</text:p>
          </table:table-cell>
        </table:table-row>
        <table:table-row table:style-name="ro1">
          <table:table-cell office:value-type="float" office:value="1790206" calcext:value-type="float">
            <text:p>1790206</text:p>
          </table:table-cell>
          <table:table-cell office:value-type="float" office:value="1790215" calcext:value-type="float">
            <text:p>1790215</text:p>
          </table:table-cell>
          <table:table-cell office:value-type="string" calcext:value-type="string">
            <text:p>non_sexist</text:p>
          </table:table-cell>
          <table:table-cell office:value-type="string" calcext:value-type="string">
            <text:p>А остались в наше время люди, слушающие русский хип-хап? Я думал, они все сторчались в 2009-2011. Хуже этой параши только топ вк, который даже слушать опасно</text:p>
          </table:table-cell>
        </table:table-row>
        <table:table-row table:style-name="ro1">
          <table:table-cell office:value-type="float" office:value="1790206" calcext:value-type="float">
            <text:p>1790206</text:p>
          </table:table-cell>
          <table:table-cell office:value-type="float" office:value="1790216" calcext:value-type="float">
            <text:p>1790216</text:p>
          </table:table-cell>
          <table:table-cell office:value-type="string" calcext:value-type="string">
            <text:p>non_sexist</text:p>
          </table:table-cell>
          <table:table-cell office:value-type="string" calcext:value-type="string">
            <text:p>Ну, для журналиста сойдет</text:p>
          </table:table-cell>
        </table:table-row>
        <table:table-row table:style-name="ro1">
          <table:table-cell office:value-type="float" office:value="1790206" calcext:value-type="float">
            <text:p>1790206</text:p>
          </table:table-cell>
          <table:table-cell office:value-type="float" office:value="1790218" calcext:value-type="float">
            <text:p>1790218</text:p>
          </table:table-cell>
          <table:table-cell office:value-type="string" calcext:value-type="string">
            <text:p>non_sexist</text:p>
          </table:table-cell>
          <table:table-cell office:value-type="string" calcext:value-type="string">
            <text:p>Не было и слава богу....</text:p>
          </table:table-cell>
        </table:table-row>
        <table:table-row table:style-name="ro1">
          <table:table-cell office:value-type="float" office:value="1790206" calcext:value-type="float">
            <text:p>1790206</text:p>
          </table:table-cell>
          <table:table-cell office:value-type="float" office:value="1790220" calcext:value-type="float">
            <text:p>1790220</text:p>
          </table:table-cell>
          <table:table-cell office:value-type="string" calcext:value-type="string">
            <text:p>non_sexist</text:p>
          </table:table-cell>
          <table:table-cell office:value-type="string" calcext:value-type="string">
            <text:p>Наташа Скотт 😩❤</text:p>
          </table:table-cell>
        </table:table-row>
        <table:table-row table:style-name="ro1">
          <table:table-cell office:value-type="float" office:value="1790206" calcext:value-type="float">
            <text:p>1790206</text:p>
          </table:table-cell>
          <table:table-cell office:value-type="float" office:value="1790221" calcext:value-type="float">
            <text:p>1790221</text:p>
          </table:table-cell>
          <table:table-cell office:value-type="string" calcext:value-type="string">
            <text:p>non_sexist</text:p>
          </table:table-cell>
          <table:table-cell office:value-type="string" calcext:value-type="string">
            <text:p>30 секунд более информативны, чем статья.</text:p>
          </table:table-cell>
        </table:table-row>
        <table:table-row table:style-name="ro1">
          <table:table-cell office:value-type="float" office:value="1790206" calcext:value-type="float">
            <text:p>1790206</text:p>
          </table:table-cell>
          <table:table-cell office:value-type="float" office:value="1790222" calcext:value-type="float">
            <text:p>1790222</text:p>
          </table:table-cell>
          <table:table-cell office:value-type="string" calcext:value-type="string">
            <text:p>non_sexist</text:p>
          </table:table-cell>
          <table:table-cell office:value-type="string" calcext:value-type="string">
            <text:p>Кто,это,***ть,такие</text:p>
          </table:table-cell>
        </table:table-row>
        <table:table-row table:style-name="ro1">
          <table:table-cell office:value-type="float" office:value="1790206" calcext:value-type="float">
            <text:p>1790206</text:p>
          </table:table-cell>
          <table:table-cell office:value-type="float" office:value="1790225" calcext:value-type="float">
            <text:p>1790225</text:p>
          </table:table-cell>
          <table:table-cell office:value-type="string" calcext:value-type="string">
            <text:p>non_sexist</text:p>
          </table:table-cell>
          <table:table-cell office:value-type="string" calcext:value-type="string">
            <text:p>Посмотрите про рэп мужик высказал своё мнение, это песня 😆😆😆</text:p>
          </table:table-cell>
        </table:table-row>
        <table:table-row table:style-name="ro1">
          <table:table-cell office:value-type="float" office:value="1790206" calcext:value-type="float">
            <text:p>1790206</text:p>
          </table:table-cell>
          <table:table-cell office:value-type="float" office:value="1790226" calcext:value-type="float">
            <text:p>1790226</text:p>
          </table:table-cell>
          <table:table-cell office:value-type="string" calcext:value-type="string">
            <text:p>non_sexist</text:p>
          </table:table-cell>
          <table:table-cell office:value-type="string" calcext:value-type="string">
            <text:p>В русском хип-хопе даже коала сможет пробиться при желании. А вы тут рассказываете...</text:p>
          </table:table-cell>
        </table:table-row>
        <table:table-row table:style-name="ro1">
          <table:table-cell office:value-type="float" office:value="1790206" calcext:value-type="float">
            <text:p>1790206</text:p>
          </table:table-cell>
          <table:table-cell office:value-type="float" office:value="1790228" calcext:value-type="float">
            <text:p>1790228</text:p>
          </table:table-cell>
          <table:table-cell office:value-type="string" calcext:value-type="string">
            <text:p>non_sexist</text:p>
          </table:table-cell>
          <table:table-cell office:value-type="string" calcext:value-type="string">
            <text:p>В рэп-тусовке полно нормальных баб. Зачем обращать внимание на аутсайдеров, теребить шлак?</text:p>
          </table:table-cell>
        </table:table-row>
        <table:table-row table:style-name="ro1">
          <table:table-cell office:value-type="float" office:value="1790206" calcext:value-type="float">
            <text:p>1790206</text:p>
          </table:table-cell>
          <table:table-cell office:value-type="float" office:value="1790229" calcext:value-type="float">
            <text:p>1790229</text:p>
          </table:table-cell>
          <table:table-cell office:value-type="string" calcext:value-type="string">
            <text:p>non_sexist</text:p>
          </table:table-cell>
          <table:table-cell office:value-type="string" calcext:value-type="string">
            <text:p>Судя по именам они из игл (запрещённая в РФ организация)</text:p>
          </table:table-cell>
        </table:table-row>
        <table:table-row table:style-name="ro1">
          <table:table-cell office:value-type="float" office:value="1790206" calcext:value-type="float">
            <text:p>1790206</text:p>
          </table:table-cell>
          <table:table-cell office:value-type="float" office:value="1790233" calcext:value-type="float">
            <text:p>1790233</text:p>
          </table:table-cell>
          <table:table-cell office:value-type="string" calcext:value-type="string">
            <text:p>non_sexist</text:p>
          </table:table-cell>
          <table:table-cell office:value-type="string" calcext:value-type="string">
            <text:p>Чё пацаны рэпчик</text:p>
          </table:table-cell>
        </table:table-row>
        <table:table-row table:style-name="ro1">
          <table:table-cell office:value-type="float" office:value="1790206" calcext:value-type="float">
            <text:p>1790206</text:p>
          </table:table-cell>
          <table:table-cell office:value-type="float" office:value="1790234" calcext:value-type="float">
            <text:p>1790234</text:p>
          </table:table-cell>
          <table:table-cell office:value-type="string" calcext:value-type="string">
            <text:p>non_sexist</text:p>
          </table:table-cell>
          <table:table-cell office:value-type="string" calcext:value-type="string">
            <text:p>ну, для медузы сойдёт</text:p>
          </table:table-cell>
        </table:table-row>
        <table:table-row table:style-name="ro1">
          <table:table-cell office:value-type="float" office:value="1790206" calcext:value-type="float">
            <text:p>1790206</text:p>
          </table:table-cell>
          <table:table-cell office:value-type="float" office:value="1790235" calcext:value-type="float">
            <text:p>1790235</text:p>
          </table:table-cell>
          <table:table-cell office:value-type="string" calcext:value-type="string">
            <text:p>non_sexist</text:p>
          </table:table-cell>
          <table:table-cell office:value-type="string" calcext:value-type="string">
            <text:p>Жалкие подделки vs <text:s/>неповторимый оригинал</text:p>
          </table:table-cell>
        </table:table-row>
        <table:table-row table:style-name="ro1">
          <table:table-cell office:value-type="float" office:value="1790206" calcext:value-type="float">
            <text:p>1790206</text:p>
          </table:table-cell>
          <table:table-cell office:value-type="float" office:value="1790237" calcext:value-type="float">
            <text:p>1790237</text:p>
          </table:table-cell>
          <table:table-cell office:value-type="string" calcext:value-type="string">
            <text:p>non_sexist</text:p>
          </table:table-cell>
          <table:table-cell office:value-type="string" calcext:value-type="string">
            <text:p>Бля было уже, вы че</text:p>
          </table:table-cell>
        </table:table-row>
        <table:table-row table:style-name="ro1">
          <table:table-cell office:value-type="float" office:value="1790206" calcext:value-type="float">
            <text:p>1790206</text:p>
          </table:table-cell>
          <table:table-cell office:value-type="float" office:value="1790240" calcext:value-type="float">
            <text:p>1790240</text:p>
          </table:table-cell>
          <table:table-cell office:value-type="string" calcext:value-type="string">
            <text:p>non_sexist</text:p>
          </table:table-cell>
          <table:table-cell office:value-type="string" calcext:value-type="string">
            <text:p>Ммммм, белый рэп</text:p>
          </table:table-cell>
        </table:table-row>
        <table:table-row table:style-name="ro1">
          <table:table-cell office:value-type="float" office:value="1790206" calcext:value-type="float">
            <text:p>1790206</text:p>
          </table:table-cell>
          <table:table-cell office:value-type="float" office:value="1790247" calcext:value-type="float">
            <text:p>1790247</text:p>
          </table:table-cell>
          <table:table-cell office:value-type="string" calcext:value-type="string">
            <text:p>sexist</text:p>
          </table:table-cell>
          <table:table-cell office:value-type="string" calcext:value-type="string">
            <text:p>Вообще, в женском рэпе есть что-то лесбийское</text:p>
          </table:table-cell>
        </table:table-row>
        <table:table-row table:style-name="ro1">
          <table:table-cell office:value-type="float" office:value="1790206" calcext:value-type="float">
            <text:p>1790206</text:p>
          </table:table-cell>
          <table:table-cell office:value-type="float" office:value="1790248" calcext:value-type="float">
            <text:p>1790248</text:p>
          </table:table-cell>
          <table:table-cell office:value-type="string" calcext:value-type="string">
            <text:p>non_sexist</text:p>
          </table:table-cell>
          <table:table-cell office:value-type="string" calcext:value-type="string">
            <text:p>Лучше на игривых козлят посмотрю.</text:p>
          </table:table-cell>
        </table:table-row>
        <table:table-row table:style-name="ro2">
          <table:table-cell office:value-type="float" office:value="1790206" calcext:value-type="float">
            <text:p>1790206</text:p>
          </table:table-cell>
          <table:table-cell office:value-type="float" office:value="1790263" calcext:value-type="float">
            <text:p>1790263</text:p>
          </table:table-cell>
          <table:table-cell office:value-type="string" calcext:value-type="string">
            <text:p>non_sexist</text:p>
          </table:table-cell>
          <table:table-cell office:value-type="string" calcext:value-type="string">
            <text:p>[id453200890|Кремле], а ты наверное сможешь другую музыку по достоинству оценить? 😼</text:p>
            <text:p>Как тебе Ференц Лист, например?</text:p>
          </table:table-cell>
        </table:table-row>
        <table:table-row table:style-name="ro1">
          <table:table-cell office:value-type="float" office:value="1790206" calcext:value-type="float">
            <text:p>1790206</text:p>
          </table:table-cell>
          <table:table-cell office:value-type="float" office:value="1790268" calcext:value-type="float">
            <text:p>1790268</text:p>
          </table:table-cell>
          <table:table-cell office:value-type="string" calcext:value-type="string">
            <text:p>non_sexist</text:p>
          </table:table-cell>
          <table:table-cell office:value-type="string" calcext:value-type="string">
            <text:p>[id193822318|Рина], нормальный MC и инструменталы интересные</text:p>
          </table:table-cell>
        </table:table-row>
        <table:table-row table:style-name="ro1">
          <table:table-cell office:value-type="float" office:value="1790206" calcext:value-type="float">
            <text:p>1790206</text:p>
          </table:table-cell>
          <table:table-cell office:value-type="float" office:value="1790269" calcext:value-type="float">
            <text:p>1790269</text:p>
          </table:table-cell>
          <table:table-cell office:value-type="string" calcext:value-type="string">
            <text:p>non_sexist</text:p>
          </table:table-cell>
          <table:table-cell office:value-type="string" calcext:value-type="string">
            <text:p>О господи мандана на медузе</text:p>
          </table:table-cell>
        </table:table-row>
        <table:table-row table:style-name="ro1">
          <table:table-cell office:value-type="float" office:value="1790206" calcext:value-type="float">
            <text:p>1790206</text:p>
          </table:table-cell>
          <table:table-cell office:value-type="float" office:value="1790270" calcext:value-type="float">
            <text:p>1790270</text:p>
          </table:table-cell>
          <table:table-cell office:value-type="string" calcext:value-type="string">
            <text:p>non_sexist</text:p>
          </table:table-cell>
          <table:table-cell office:value-type="string" calcext:value-type="string">
            <text:p>[id171578795|Bill], все, можно закрывать тред</text:p>
          </table:table-cell>
        </table:table-row>
        <table:table-row table:style-name="ro1">
          <table:table-cell office:value-type="float" office:value="1790206" calcext:value-type="float">
            <text:p>1790206</text:p>
          </table:table-cell>
          <table:table-cell office:value-type="float" office:value="1790272" calcext:value-type="float">
            <text:p>1790272</text:p>
          </table:table-cell>
          <table:table-cell office:value-type="string" calcext:value-type="string">
            <text:p>non_sexist</text:p>
          </table:table-cell>
          <table:table-cell office:value-type="string" calcext:value-type="string">
            <text:p>Гавно в общем</text:p>
          </table:table-cell>
        </table:table-row>
        <table:table-row table:style-name="ro1">
          <table:table-cell office:value-type="float" office:value="1790206" calcext:value-type="float">
            <text:p>1790206</text:p>
          </table:table-cell>
          <table:table-cell office:value-type="float" office:value="1790276" calcext:value-type="float">
            <text:p>1790276</text:p>
          </table:table-cell>
          <table:table-cell office:value-type="string" calcext:value-type="string">
            <text:p>non_sexist</text:p>
          </table:table-cell>
          <table:table-cell office:value-type="string" calcext:value-type="string">
            <text:p>[id453200890|Кремле], а ещё верно Шишкина любишь и поклоняешься всему, что не "мейнстрим", да?</text:p>
          </table:table-cell>
        </table:table-row>
        <table:table-row table:style-name="ro3">
          <table:table-cell office:value-type="float" office:value="1790206" calcext:value-type="float">
            <text:p>1790206</text:p>
          </table:table-cell>
          <table:table-cell office:value-type="float" office:value="1790282" calcext:value-type="float">
            <text:p>1790282</text:p>
          </table:table-cell>
          <table:table-cell office:value-type="string" calcext:value-type="string">
            <text:p>non_sexist</text:p>
          </table:table-cell>
          <table:table-cell office:value-type="string" calcext:value-type="string">
            <text:p>[id193822318|Рина], не, не угадала</text:p>
            <text:p/>
            <text:p>Шишкин - художник что ли?</text:p>
          </table:table-cell>
        </table:table-row>
        <table:table-row table:style-name="ro1">
          <table:table-cell office:value-type="float" office:value="1790206" calcext:value-type="float">
            <text:p>1790206</text:p>
          </table:table-cell>
          <table:table-cell office:value-type="float" office:value="1790297" calcext:value-type="float">
            <text:p>1790297</text:p>
          </table:table-cell>
          <table:table-cell office:value-type="string" calcext:value-type="string">
            <text:p>non_sexist</text:p>
          </table:table-cell>
          <table:table-cell office:value-type="string" calcext:value-type="string">
            <text:p>вещи вещи вещи</text:p>
          </table:table-cell>
        </table:table-row>
        <table:table-row table:style-name="ro1">
          <table:table-cell office:value-type="float" office:value="1790206" calcext:value-type="float">
            <text:p>1790206</text:p>
          </table:table-cell>
          <table:table-cell office:value-type="float" office:value="1790352" calcext:value-type="float">
            <text:p>1790352</text:p>
          </table:table-cell>
          <table:table-cell office:value-type="string" calcext:value-type="string">
            <text:p>non_sexist</text:p>
          </table:table-cell>
          <table:table-cell office:value-type="string" calcext:value-type="string">
            <text:p>откуда вообще в России рэп,практически всё что у нас называется рэпом,это "псевдо рэп",есть конечно достойные люди в андерграунде,но это единицы по всей стране</text:p>
          </table:table-cell>
        </table:table-row>
        <table:table-row table:style-name="ro2">
          <table:table-cell office:value-type="float" office:value="1790206" calcext:value-type="float">
            <text:p>1790206</text:p>
          </table:table-cell>
          <table:table-cell office:value-type="float" office:value="1790364" calcext:value-type="float">
            <text:p>1790364</text:p>
          </table:table-cell>
          <table:table-cell office:value-type="string" calcext:value-type="string">
            <text:p>non_sexist</text:p>
          </table:table-cell>
          <table:table-cell office:value-type="string" calcext:value-type="string">
            <text:p>[id453200890|Кремле], ну да</text:p>
            <text:p>Вы же ценители "прекрасного" обычно только его фамилию знаете)</text:p>
          </table:table-cell>
        </table:table-row>
        <table:table-row table:style-name="ro1">
          <table:table-cell office:value-type="float" office:value="1790206" calcext:value-type="float">
            <text:p>1790206</text:p>
          </table:table-cell>
          <table:table-cell office:value-type="float" office:value="1790369" calcext:value-type="float">
            <text:p>1790369</text:p>
          </table:table-cell>
          <table:table-cell office:value-type="string" calcext:value-type="string">
            <text:p>non_sexist</text:p>
          </table:table-cell>
          <table:table-cell office:value-type="string" calcext:value-type="string">
            <text:p>[id453200890|Кремле], сорян,хотел в общак написать,случайно тебе ответил</text:p>
          </table:table-cell>
        </table:table-row>
        <table:table-row table:style-name="ro1">
          <table:table-cell office:value-type="float" office:value="1790206" calcext:value-type="float">
            <text:p>1790206</text:p>
          </table:table-cell>
          <table:table-cell office:value-type="float" office:value="1790410" calcext:value-type="float">
            <text:p>1790410</text:p>
          </table:table-cell>
          <table:table-cell office:value-type="string" calcext:value-type="string">
            <text:p>non_sexist</text:p>
          </table:table-cell>
          <table:table-cell office:value-type="string" calcext:value-type="string">
            <text:p>[id193822318|Рина], ты какая-то поехавшая</text:p>
          </table:table-cell>
        </table:table-row>
        <table:table-row table:style-name="ro1">
          <table:table-cell office:value-type="float" office:value="1790206" calcext:value-type="float">
            <text:p>1790206</text:p>
          </table:table-cell>
          <table:table-cell office:value-type="float" office:value="1790420" calcext:value-type="float">
            <text:p>1790420</text:p>
          </table:table-cell>
          <table:table-cell office:value-type="string" calcext:value-type="string">
            <text:p>non_sexist</text:p>
          </table:table-cell>
          <table:table-cell office:value-type="string" calcext:value-type="string">
            <text:p>[id453200890|Кремле], ну ты же прикинулся ценителем "хорошей" музыки и интеллектуалом)</text:p>
          </table:table-cell>
        </table:table-row>
        <table:table-row table:style-name="ro1">
          <table:table-cell office:value-type="float" office:value="1790206" calcext:value-type="float">
            <text:p>1790206</text:p>
          </table:table-cell>
          <table:table-cell office:value-type="float" office:value="1790447" calcext:value-type="float">
            <text:p>1790447</text:p>
          </table:table-cell>
          <table:table-cell office:value-type="string" calcext:value-type="string">
            <text:p>non_sexist</text:p>
          </table:table-cell>
          <table:table-cell office:value-type="string" calcext:value-type="string">
            <text:p>[id218854748|Roman], в России нету рэпа вообще . Это музыка черных</text:p>
          </table:table-cell>
        </table:table-row>
        <table:table-row table:style-name="ro1">
          <table:table-cell office:value-type="float" office:value="1790206" calcext:value-type="float">
            <text:p>1790206</text:p>
          </table:table-cell>
          <table:table-cell office:value-type="float" office:value="1790536" calcext:value-type="float">
            <text:p>1790536</text:p>
          </table:table-cell>
          <table:table-cell office:value-type="string" calcext:value-type="string">
            <text:p>non_sexist</text:p>
          </table:table-cell>
          <table:table-cell office:value-type="string" calcext:value-type="string">
            <text:p>А что тут делает колобок, которого даже жалкий волки вынес на 140бпм как годовалого ребёнка?</text:p>
          </table:table-cell>
        </table:table-row>
        <table:table-row table:style-name="ro1">
          <table:table-cell office:value-type="float" office:value="1790206" calcext:value-type="float">
            <text:p>1790206</text:p>
          </table:table-cell>
          <table:table-cell office:value-type="float" office:value="1790763" calcext:value-type="float">
            <text:p>1790763</text:p>
          </table:table-cell>
          <table:table-cell office:value-type="string" calcext:value-type="string">
            <text:p>non_sexist</text:p>
          </table:table-cell>
          <table:table-cell office:value-type="string" calcext:value-type="string">
            <text:p>Пиар ход - это х уже была полгода назад</text:p>
          </table:table-cell>
        </table:table-row>
        <table:table-row table:style-name="ro1">
          <table:table-cell office:value-type="float" office:value="1790206" calcext:value-type="float">
            <text:p>1790206</text:p>
          </table:table-cell>
          <table:table-cell office:value-type="float" office:value="1791275" calcext:value-type="float">
            <text:p>1791275</text:p>
          </table:table-cell>
          <table:table-cell office:value-type="string" calcext:value-type="string">
            <text:p>non_sexist</text:p>
          </table:table-cell>
          <table:table-cell office:value-type="string" calcext:value-type="string">
            <text:p>какой хип-хоп, такие и исполнтельницы</text:p>
          </table:table-cell>
        </table:table-row>
        <table:table-row table:style-name="ro1">
          <table:table-cell office:value-type="float" office:value="1790206" calcext:value-type="float">
            <text:p>1790206</text:p>
          </table:table-cell>
          <table:table-cell office:value-type="float" office:value="1791278" calcext:value-type="float">
            <text:p>1791278</text:p>
          </table:table-cell>
          <table:table-cell office:value-type="string" calcext:value-type="string">
            <text:p>non_sexist</text:p>
          </table:table-cell>
          <table:table-cell office:value-type="string" calcext:value-type="string">
            <text:p>[id454895417|Йошикаге], а я вспоминаю убийство Талькова.</text:p>
          </table:table-cell>
        </table:table-row>
        <table:table-row table:style-name="ro1">
          <table:table-cell office:value-type="float" office:value="1790206" calcext:value-type="float">
            <text:p>1790206</text:p>
          </table:table-cell>
          <table:table-cell office:value-type="float" office:value="1791309" calcext:value-type="float">
            <text:p>1791309</text:p>
          </table:table-cell>
          <table:table-cell office:value-type="string" calcext:value-type="string">
            <text:p>non_sexist</text:p>
          </table:table-cell>
          <table:table-cell office:value-type="string" calcext:value-type="string">
            <text:p>[id193822318|Рина], я действительно слушаю хорошую музыку. А у тебя похоже какие-то глюки, если ты где-то увидела намеки об интеллектуальности</text:p>
          </table:table-cell>
        </table:table-row>
        <table:table-row table:style-name="ro1">
          <table:table-cell office:value-type="float" office:value="1790206" calcext:value-type="float">
            <text:p>1790206</text:p>
          </table:table-cell>
          <table:table-cell office:value-type="float" office:value="1791473" calcext:value-type="float">
            <text:p>1791473</text:p>
          </table:table-cell>
          <table:table-cell office:value-type="string" calcext:value-type="string">
            <text:p>non_sexist</text:p>
          </table:table-cell>
          <table:table-cell office:value-type="string" calcext:value-type="string">
            <text:p>Пойду ка переслушаю The Wall.</text:p>
          </table:table-cell>
        </table:table-row>
        <table:table-row table:style-name="ro1">
          <table:table-cell office:value-type="float" office:value="1566735" calcext:value-type="float">
            <text:p>1566735</text:p>
          </table:table-cell>
          <table:table-cell office:value-type="float" office:value="1566739" calcext:value-type="float">
            <text:p>1566739</text:p>
          </table:table-cell>
          <table:table-cell office:value-type="string" calcext:value-type="string">
            <text:p>non_sexist</text:p>
          </table:table-cell>
          <table:table-cell office:value-type="string" calcext:value-type="string">
            <text:p>Где новость про Михая I, алло?</text:p>
          </table:table-cell>
        </table:table-row>
        <table:table-row table:style-name="ro1">
          <table:table-cell office:value-type="float" office:value="1566735" calcext:value-type="float">
            <text:p>1566735</text:p>
          </table:table-cell>
          <table:table-cell office:value-type="float" office:value="1566742" calcext:value-type="float">
            <text:p>1566742</text:p>
          </table:table-cell>
          <table:table-cell office:value-type="string" calcext:value-type="string">
            <text:p>non_sexist</text:p>
          </table:table-cell>
          <table:table-cell office:value-type="string" calcext:value-type="string">
            <text:p>Медузе только дай повод притвориться BuzzFeed</text:p>
          </table:table-cell>
        </table:table-row>
        <table:table-row table:style-name="ro1">
          <table:table-cell office:value-type="float" office:value="1566735" calcext:value-type="float">
            <text:p>1566735</text:p>
          </table:table-cell>
          <table:table-cell office:value-type="float" office:value="1566743" calcext:value-type="float">
            <text:p>1566743</text:p>
          </table:table-cell>
          <table:table-cell office:value-type="string" calcext:value-type="string">
            <text:p>non_sexist</text:p>
          </table:table-cell>
          <table:table-cell office:value-type="string" calcext:value-type="string">
            <text:p>Сексуал харассмент Пандааа 🐼</text:p>
          </table:table-cell>
        </table:table-row>
        <table:table-row table:style-name="ro1">
          <table:table-cell office:value-type="float" office:value="1566735" calcext:value-type="float">
            <text:p>1566735</text:p>
          </table:table-cell>
          <table:table-cell office:value-type="float" office:value="1566744" calcext:value-type="float">
            <text:p>1566744</text:p>
          </table:table-cell>
          <table:table-cell office:value-type="string" calcext:value-type="string">
            <text:p>non_sexist</text:p>
          </table:table-cell>
          <table:table-cell office:value-type="string" calcext:value-type="string">
            <text:p>Прав Веллер: цивилизация схлопывается.</text:p>
          </table:table-cell>
        </table:table-row>
        <table:table-row table:style-name="ro2">
          <table:table-cell office:value-type="float" office:value="1566735" calcext:value-type="float">
            <text:p>1566735</text:p>
          </table:table-cell>
          <table:table-cell office:value-type="float" office:value="1566750" calcext:value-type="float">
            <text:p>1566750</text:p>
          </table:table-cell>
          <table:table-cell office:value-type="string" calcext:value-type="string">
            <text:p>non_sexist</text:p>
          </table:table-cell>
          <table:table-cell office:value-type="string" calcext:value-type="string">
            <text:p>Если б в "Горбатой горе" главные роли исполнили не Леджер и Джилленхол, а афроамериканцы…</text:p>
            <text:p/>
          </table:table-cell>
        </table:table-row>
        <table:table-row table:style-name="ro1">
          <table:table-cell office:value-type="float" office:value="1566735" calcext:value-type="float">
            <text:p>1566735</text:p>
          </table:table-cell>
          <table:table-cell office:value-type="float" office:value="1566751" calcext:value-type="float">
            <text:p>1566751</text:p>
          </table:table-cell>
          <table:table-cell office:value-type="string" calcext:value-type="string">
            <text:p>non_sexist</text:p>
          </table:table-cell>
          <table:table-cell office:value-type="string" calcext:value-type="string">
            <text:p>Да потому что там все, ну или почти все, лицемерные мрази. Ой, Вайнштейн мой друг, он классный. Ох, насильник?! Как же так, а мы не знали. Конечно, не знали. Как появился шанс получить очки славы, так сразу, насильник, ко-ко-ко.</text:p>
          </table:table-cell>
        </table:table-row>
        <table:table-row table:style-name="ro1">
          <table:table-cell office:value-type="float" office:value="1566735" calcext:value-type="float">
            <text:p>1566735</text:p>
          </table:table-cell>
          <table:table-cell office:value-type="float" office:value="1566760" calcext:value-type="float">
            <text:p>1566760</text:p>
          </table:table-cell>
          <table:table-cell office:value-type="string" calcext:value-type="string">
            <text:p>non_sexist</text:p>
          </table:table-cell>
          <table:table-cell office:value-type="string" calcext:value-type="string">
            <text:p>Да ладно, ничего очаровательного в Голливуде нет, шоу-бизнес всегда кишел сутенерами и шлюхами. А куда им, скажите мне еще податься за деньгами счастьем?</text:p>
          </table:table-cell>
        </table:table-row>
        <table:table-row table:style-name="ro3">
          <table:table-cell office:value-type="float" office:value="1566735" calcext:value-type="float">
            <text:p>1566735</text:p>
          </table:table-cell>
          <table:table-cell office:value-type="float" office:value="1566761" calcext:value-type="float">
            <text:p>1566761</text:p>
          </table:table-cell>
          <table:table-cell office:value-type="string" calcext:value-type="string">
            <text:p>non_sexist</text:p>
          </table:table-cell>
          <table:table-cell office:value-type="string" calcext:value-type="string">
            <text:p>«Мы говорили о СПИДе, когда о нем только шептались, мы говорили о правах человека, когда это не было популярно. Академия присудила Хэтти Макдэниел „Оскар“ в 1939 году, когда черные еще сидели на задних рядах кинотеатров». </text:p>
            <text:p/>
            <text:p>Да, помню, в саус парке про это серия была. После этой речи выделилось облако пафоса, которое потом соединилось со смогом из Сан-Франциско и произошла катастрофа.</text:p>
          </table:table-cell>
        </table:table-row>
        <table:table-row table:style-name="ro1">
          <table:table-cell office:value-type="float" office:value="1566735" calcext:value-type="float">
            <text:p>1566735</text:p>
          </table:table-cell>
          <table:table-cell office:value-type="float" office:value="1566785" calcext:value-type="float">
            <text:p>1566785</text:p>
          </table:table-cell>
          <table:table-cell office:value-type="string" calcext:value-type="string">
            <text:p>non_sexist</text:p>
          </table:table-cell>
          <table:table-cell office:value-type="string" calcext:value-type="string">
            <text:p>Потому что рамки того, что может считаться сексизмом/расизмом/гомофобией постоянно расширяются. В первую очередь манипуляторами и нытиками.</text:p>
          </table:table-cell>
        </table:table-row>
        <table:table-row table:style-name="ro1">
          <table:table-cell office:value-type="float" office:value="1566735" calcext:value-type="float">
            <text:p>1566735</text:p>
          </table:table-cell>
          <table:table-cell office:value-type="float" office:value="1566834" calcext:value-type="float">
            <text:p>1566834</text:p>
          </table:table-cell>
          <table:table-cell office:value-type="string" calcext:value-type="string">
            <text:p>non_sexist</text:p>
          </table:table-cell>
          <table:table-cell office:value-type="string" calcext:value-type="string">
            <text:p>Гомосеки</text:p>
          </table:table-cell>
        </table:table-row>
        <table:table-row table:style-name="ro5">
          <table:table-cell office:value-type="float" office:value="1566735" calcext:value-type="float">
            <text:p>1566735</text:p>
          </table:table-cell>
          <table:table-cell office:value-type="float" office:value="1566869" calcext:value-type="float">
            <text:p>1566869</text:p>
          </table:table-cell>
          <table:table-cell office:value-type="string" calcext:value-type="string">
            <text:p>sexist</text:p>
          </table:table-cell>
          <table:table-cell office:value-type="string" calcext:value-type="string">
            <text:p>Люди всегда найдут способ пооскорбляться и хорошенько нажиться на этом. Обвини в домогательстве богатого человека — он сделает всё, чтобы откупиться. Ведь доказать всем, что ты не верблюд, в регионах с превалирующей левой риторикой практически невозможно. Особенно, если ты белый гетеросексуальный цисгендерный мужчина. Пусть я и не гетеросексуал, но на своей шкуре тоже ощутил "прелести" власти sjw в той стране, которую я уже давненько считаю своей (Канада). Расскажу в деталях. Когда я устроился на работу в салон связи Rogers, со мной работала одна девушка. На мой бисексуальный вкус не настолько привлекательная, чтобы завести с ней какие-то отношения, кроме профессиональных. Мы неплохо ладили поначалу, затем она стала оказывать мне знаки внимания. Я старался их не замечать, потому что я женат (а кроме этого, у меня ещё есть постоянный парень, которого я люблю не меньше жены). Так вот, когда в один "прекрасный момент" она недвусмысленно намекнула на свидание, я вежливо ей отказал. И вот с этого момента она стала относиться ко мне, словно я её злейший враг. Перестала здороваться. Бросала косые взгляды в мою сторону, когда видела меня на рабочем месте. Разговаривала изредка. Спустя примерно месяц меня вызвал к себе начальник. Тихо, не оповещая коллектив. Он сказал, что ему не нужны проблемы. Когда я спросил его, в чём дело, то он ответил: "если ты хочешь т*ахнуть свою коллегу, то пожалуйста, не у меня в офисе". Ну это я кратко перевёл на русский, чтобы вы в общих чертах понимали суть.</text:p>
            <text:p>Я был в настоящем шоке. Поинтересовался, какую такую коллегу (или какого такого) я там собрался т*ахнуть. Он не сказал. И я всё понял. Высказал той самой "коллеге". Разругались. Она сказала, что я не буду больше в нашей фирме работать, иначе она пойдёт в суд и сломает мне всю жизнь. Я не стал спорить. Пришлось уволиться. Я прекрасно понимал, на чьей стороне окажется суд. Ну во-первых, я мигрант. Во-вторых, прецеденты говорят сами за себя.</text:p>
            <text:p>Теперь работаю в салоне связи той же фирмы, просто в другом месте. С понижением в должности (так вышло, что вакансия менеджера по продажам уже была занята). Я не сильно расстроен, но сам факт... Так что мы живём в переломный исторический момент, уважаемые. Дадим слабину сейчас, как я — окажемся в левацком аду.</text:p>
            <text:p>P.S. Не знаю, актуально ли для России.</text:p>
          </table:table-cell>
        </table:table-row>
        <table:table-row table:style-name="ro2">
          <table:table-cell office:value-type="float" office:value="1566735" calcext:value-type="float">
            <text:p>1566735</text:p>
          </table:table-cell>
          <table:table-cell office:value-type="float" office:value="1566902" calcext:value-type="float">
            <text:p>1566902</text:p>
          </table:table-cell>
          <table:table-cell office:value-type="string" calcext:value-type="string">
            <text:p>non_sexist</text:p>
          </table:table-cell>
          <table:table-cell office:value-type="string" calcext:value-type="string">
            <text:p>Интересная статья. Теперь хорошо понятен феномен Лунного света.</text:p>
            <text:p>Отрывок про то, как Галь Гадот выперла продюсера очень забавный - не знала, что это возможно) Стальная сила воли, действительно, WW. Путь меньшинств в комикс-индустрии тоже очень хорошо отражает изменения в американской ментальности. России, конечно, это все не касается вообще никак, у нас все стабильно в реверсе)</text:p>
          </table:table-cell>
        </table:table-row>
        <table:table-row table:style-name="ro1">
          <table:table-cell office:value-type="float" office:value="1566735" calcext:value-type="float">
            <text:p>1566735</text:p>
          </table:table-cell>
          <table:table-cell office:value-type="float" office:value="1566913" calcext:value-type="float">
            <text:p>1566913</text:p>
          </table:table-cell>
          <table:table-cell office:value-type="string" calcext:value-type="string">
            <text:p>non_sexist</text:p>
          </table:table-cell>
          <table:table-cell office:value-type="string" calcext:value-type="string">
            <text:p>Ща вертосеки придут бороться с сжв, ждём.</text:p>
          </table:table-cell>
        </table:table-row>
        <table:table-row table:style-name="ro5">
          <table:table-cell office:value-type="float" office:value="1566735" calcext:value-type="float">
            <text:p>1566735</text:p>
          </table:table-cell>
          <table:table-cell office:value-type="float" office:value="1566925" calcext:value-type="float">
            <text:p>1566925</text:p>
          </table:table-cell>
          <table:table-cell office:value-type="string" calcext:value-type="string">
            <text:p>non_sexist</text:p>
          </table:table-cell>
          <table:table-cell office:value-type="string" calcext:value-type="string">
            <text:p>Жуть какая </text:p>
            <text:p>https://www.theguardian.com/world/2016/mar/24/jian-ghomeshi-acquitted-sexual-assault-trial</text:p>
            <text:p/>
            <text:p>В Канаде ещё, наверное, расстреливают за домогательства.</text:p>
          </table:table-cell>
        </table:table-row>
        <table:table-row table:style-name="ro1">
          <table:table-cell office:value-type="float" office:value="1566735" calcext:value-type="float">
            <text:p>1566735</text:p>
          </table:table-cell>
          <table:table-cell office:value-type="float" office:value="1567001" calcext:value-type="float">
            <text:p>1567001</text:p>
          </table:table-cell>
          <table:table-cell office:value-type="string" calcext:value-type="string">
            <text:p>non_sexist</text:p>
          </table:table-cell>
          <table:table-cell office:value-type="string" calcext:value-type="string">
            <text:p>[id96936117|Федор], в Канаде есть мтс?</text:p>
          </table:table-cell>
        </table:table-row>
        <table:table-row table:style-name="ro1">
          <table:table-cell office:value-type="float" office:value="1566735" calcext:value-type="float">
            <text:p>1566735</text:p>
          </table:table-cell>
          <table:table-cell office:value-type="float" office:value="1568139" calcext:value-type="float">
            <text:p>1568139</text:p>
          </table:table-cell>
          <table:table-cell office:value-type="string" calcext:value-type="string">
            <text:p>sexist</text:p>
          </table:table-cell>
          <table:table-cell office:value-type="string" calcext:value-type="string">
            <text:p>[id45921180|Рон], да много кто из тех кого сейчас модно обвинять в домогательствах не виновны. Но влияние на их карьеру и жизнь эти скандалы оказывают еще до какого-либо суда и следствия. Я не говорю что любое такое обвинение заведомо ложное, но общество (во всяком случае на западе) устроено так, что одного только слова якобы "социально ущемленных" индивидуумов достаточно чтобы сломать человеку жизнь даже если его оправдают.</text:p>
          </table:table-cell>
        </table:table-row>
        <table:table-row table:style-name="ro10">
          <table:table-cell office:value-type="float" office:value="1566735" calcext:value-type="float">
            <text:p>1566735</text:p>
          </table:table-cell>
          <table:table-cell office:value-type="float" office:value="1568154" calcext:value-type="float">
            <text:p>1568154</text:p>
          </table:table-cell>
          <table:table-cell office:value-type="string" calcext:value-type="string">
            <text:p>non_sexist</text:p>
          </table:table-cell>
          <table:table-cell office:value-type="string" calcext:value-type="string">
            <text:p>Ох</text:p>
            <text:p>1. Откуда мысль о том, что большинство из тех, кого обвиняют, невиновны? Точно известно? Обвинили не так много людей, среди всех знаменитостей это капля в море, могут быть и все виноваты. Если не виноваты - пусть идут в суд и подают заявление о клевете. В случае с актерами-музыкантами компании имеют право разрывать контракт из за слухов, у них всё в договоре обговорено. Если дело касается кого то, кто именно работает в какой то компании, то сначала внутри компании перед увольнением проводят расследование. Короче, бред про "невиновность многих". </text:p>
            <text:p>2. Суда и следствия вообще не может быть в случае домогательств, и понятие презумпции невиновности точно так же неприменимо, это на будущее. Случай Вайнштейна - исключение, он практически насильник, и помимо этого запугивал и давил жертв. </text:p>
            <text:p>В случае домогательств дело решается в основном в рамках трудового законодательства</text:p>
            <text:p>3. "Якобы" социально ущемленные - классный перл. Давай тебя к аналу будет активно склонять на основании твоего пола какой нибудь мужик, расскажешь потом про ущемления. </text:p>
            <text:p>4. Докажи сначала, что это частое явление, когда человека оправдали, а карьера была сломана и оставалась сломанной. Я посмотрю.</text:p>
          </table:table-cell>
        </table:table-row>
        <table:table-row table:style-name="ro6">
          <table:table-cell office:value-type="float" office:value="1566735" calcext:value-type="float">
            <text:p>1566735</text:p>
          </table:table-cell>
          <table:table-cell office:value-type="float" office:value="1568185" calcext:value-type="float">
            <text:p>1568185</text:p>
          </table:table-cell>
          <table:table-cell office:value-type="string" calcext:value-type="string">
            <text:p>non_sexist</text:p>
          </table:table-cell>
          <table:table-cell office:value-type="string" calcext:value-type="string">
            <text:p>[id45921180|Рон], </text:p>
            <text:p>1) А я и не говорил что их большинство. И я отметил дополнительно что не имел это ввиду.</text:p>
            <text:p>2) Если это оказывает такое влияние на жизнь человека - значит пора вводить поправки и вести разбирательство над каждым прецедентом.</text:p>
            <text:p>3) Тут мне даже говорить ничего не надо ввиду отсутствия пояснения почему мой эпитет не верен.</text:p>
            <text:p>4) Сложно сказать насколько частое явление, статистику тут не соберешь. Но оно и не должно быть частым чтобы быть абсолютно неприемлимым.</text:p>
          </table:table-cell>
        </table:table-row>
        <table:table-row table:style-name="ro4">
          <table:table-cell office:value-type="float" office:value="1566735" calcext:value-type="float">
            <text:p>1566735</text:p>
          </table:table-cell>
          <table:table-cell office:value-type="float" office:value="1568244" calcext:value-type="float">
            <text:p>1568244</text:p>
          </table:table-cell>
          <table:table-cell office:value-type="string" calcext:value-type="string">
            <text:p>non_sexist</text:p>
          </table:table-cell>
          <table:table-cell office:value-type="string" calcext:value-type="string">
            <text:p>1. "Много кто из тех кого сейчас модно обвинять в домогательствах не виновны". С сохранением орфографии. Или что, можно набросить, а потом говорить, что не об этом писал? Я такой примитивной демагогией не пользуюсь и другим не советую.</text:p>
            <text:p>2. Ну у кого там жизнь прям не туда пошла то? У людей, которые извинились, все в порядке. Если у кого то и что то не так хоть немного, это явно на всю жизнь не затягивается. То, что Вайнштейн уже практически одной ногой в тюрьме - ну, там ему и надо быть. То же касается и тренера, который несовершеннолетних домогался. Я просто напомню, что Депп и Фассбендер били своих женщин, и что, у них теперь вся жизнь испорчена что ли? </text:p>
            <text:p>Помимо этого опять повторю простую вещь: с актерами-музыкантами компании спокойно могут разорвать контракт, даже если его оклеветали. Если потом выясняется, что человека оклеветали, компании могут вернуться к сотрудничеству. Этот вопрос регулируется подачей иска в суд, заявление о клевете. Чего ещё ты хочешь? Любые другие меры будут нарушать уже права возможных жертв. </text:p>
            <text:p>В случае увольнения откуда либо сначала проводится внутреннее расследование. Опять, чего ещё ты хочешь? </text:p>
            <text:p>3. Неужели так сложно догадаться? Женщины чаще мужчин подвергаются как домогательствам, так и чаще становятся жертвами сексуальных преступлений. Твой "эпитет" неуместен. </text:p>
            <text:p>4. Нет, ты написал, что у людей "судьба ломается" из за "одного только слова". Причем написал, что это общество такое, что подразумевает массовый характер. Если не в курсе, то зачем набрасываешь? То, что неприемлемо - только в том случае, когда человек невиновен. </text:p>
            <text:p/>
          </table:table-cell>
        </table:table-row>
        <table:table-row table:style-name="ro1">
          <table:table-cell office:value-type="float" office:value="1566735" calcext:value-type="float">
            <text:p>1566735</text:p>
          </table:table-cell>
          <table:table-cell office:value-type="float" office:value="1569389" calcext:value-type="float">
            <text:p>1569389</text:p>
          </table:table-cell>
          <table:table-cell office:value-type="string" calcext:value-type="string">
            <text:p>non_sexist</text:p>
          </table:table-cell>
          <table:table-cell office:value-type="string" calcext:value-type="string">
            <text:p>"Очаровательная голливудская специфика". Из каких недр родилась эта фраза? Есть мнение, что далеко не любая начинающая актриса / начинающий актёр сочтёт очаровательными домогательства работодателя ещё и под угрозой увольнения с работы.</text:p>
          </table:table-cell>
        </table:table-row>
        <table:table-row table:style-name="ro1">
          <table:table-cell office:value-type="float" office:value="1566735" calcext:value-type="float">
            <text:p>1566735</text:p>
          </table:table-cell>
          <table:table-cell office:value-type="float" office:value="1570487" calcext:value-type="float">
            <text:p>1570487</text:p>
          </table:table-cell>
          <table:table-cell office:value-type="string" calcext:value-type="string">
            <text:p>non_sexist</text:p>
          </table:table-cell>
          <table:table-cell office:value-type="string" calcext:value-type="string">
            <text:p>[id1847382|Григорий], нет. Если вы спрашиваете о старых данных аккаунта, то мне просто лень их менять. Всё осталось именно так, как это было во время моего проживания в Москве.</text:p>
          </table:table-cell>
        </table:table-row>
        <table:table-row table:style-name="ro1">
          <table:table-cell office:value-type="float" office:value="1557487" calcext:value-type="float">
            <text:p>1557487</text:p>
          </table:table-cell>
          <table:table-cell office:value-type="float" office:value="1557493" calcext:value-type="float">
            <text:p>1557493</text:p>
          </table:table-cell>
          <table:table-cell office:value-type="string" calcext:value-type="string">
            <text:p>non_sexist</text:p>
          </table:table-cell>
          <table:table-cell office:value-type="string" calcext:value-type="string">
            <text:p>раздутые из ничего скандалы ноября</text:p>
          </table:table-cell>
        </table:table-row>
        <table:table-row table:style-name="ro1">
          <table:table-cell office:value-type="float" office:value="1557487" calcext:value-type="float">
            <text:p>1557487</text:p>
          </table:table-cell>
          <table:table-cell office:value-type="float" office:value="1557500" calcext:value-type="float">
            <text:p>1557500</text:p>
          </table:table-cell>
          <table:table-cell office:value-type="string" calcext:value-type="string">
            <text:p>non_sexist</text:p>
          </table:table-cell>
          <table:table-cell office:value-type="string" calcext:value-type="string">
            <text:p>Медуза, там дождь взломали походу, пости срочно</text:p>
          </table:table-cell>
        </table:table-row>
        <table:table-row table:style-name="ro1">
          <table:table-cell office:value-type="float" office:value="1557487" calcext:value-type="float">
            <text:p>1557487</text:p>
          </table:table-cell>
          <table:table-cell office:value-type="float" office:value="1557511" calcext:value-type="float">
            <text:p>1557511</text:p>
          </table:table-cell>
          <table:table-cell office:value-type="string" calcext:value-type="string">
            <text:p>non_sexist</text:p>
          </table:table-cell>
          <table:table-cell office:value-type="string" calcext:value-type="string">
            <text:p>левацкая медуза - провал года, если не больше</text:p>
          </table:table-cell>
        </table:table-row>
        <table:table-row table:style-name="ro1">
          <table:table-cell office:value-type="float" office:value="1557487" calcext:value-type="float">
            <text:p>1557487</text:p>
          </table:table-cell>
          <table:table-cell office:value-type="float" office:value="1557514" calcext:value-type="float">
            <text:p>1557514</text:p>
          </table:table-cell>
          <table:table-cell office:value-type="string" calcext:value-type="string">
            <text:p>sexist_in_co</text:p>
          </table:table-cell>
          <table:table-cell office:value-type="string" calcext:value-type="string">
            <text:p>Искать сексизм,мизагонию во всем, где фигурирует женщина без эпитетов типа "сильная","стойкая","независимая" - главный тренд сезона. Мудацкий тренд для мудаков.</text:p>
          </table:table-cell>
        </table:table-row>
        <table:table-row table:style-name="ro4">
          <table:table-cell office:value-type="float" office:value="1557487" calcext:value-type="float">
            <text:p>1557487</text:p>
          </table:table-cell>
          <table:table-cell office:value-type="float" office:value="1557520" calcext:value-type="float">
            <text:p>1557520</text:p>
          </table:table-cell>
          <table:table-cell office:value-type="string" calcext:value-type="string">
            <text:p>non_sexist</text:p>
          </table:table-cell>
          <table:table-cell office:value-type="string" calcext:value-type="string">
            <text:p>Так, я не понял, а кто тут наезжает на свиноту которая не моет за ушами? Вообще-то это такие же люди как и чистоплотные существа, вас же никто с ними обниматься не заставляет. </text:p>
            <text:p>Уважайте чужие традиции не мыть за ушами и будьте терпимы.</text:p>
            <text:p/>
            <text:p>Ну а шутки уже давно пора убрать из обихода.</text:p>
            <text:p>Вы слышали шутку про Колобка который повесился?</text:p>
            <text:p>Так вот, после распространения этой шутки Колобку реально стало обидно и он повесился. А кто отвечать будет?</text:p>
            <text:p>Шутники хреновы.</text:p>
          </table:table-cell>
        </table:table-row>
        <table:table-row table:style-name="ro1">
          <table:table-cell office:value-type="float" office:value="1557487" calcext:value-type="float">
            <text:p>1557487</text:p>
          </table:table-cell>
          <table:table-cell office:value-type="float" office:value="1557530" calcext:value-type="float">
            <text:p>1557530</text:p>
          </table:table-cell>
          <table:table-cell office:value-type="string" calcext:value-type="string">
            <text:p>non_sexist</text:p>
          </table:table-cell>
          <table:table-cell office:value-type="string" calcext:value-type="string">
            <text:p>https://vk.com/wall228807112_250</text:p>
          </table:table-cell>
        </table:table-row>
        <table:table-row table:style-name="ro2">
          <table:table-cell office:value-type="float" office:value="1557487" calcext:value-type="float">
            <text:p>1557487</text:p>
          </table:table-cell>
          <table:table-cell office:value-type="float" office:value="1557537" calcext:value-type="float">
            <text:p>1557537</text:p>
          </table:table-cell>
          <table:table-cell office:value-type="string" calcext:value-type="string">
            <text:p>non_sexist</text:p>
          </table:table-cell>
          <table:table-cell office:value-type="string" calcext:value-type="string">
            <text:p>[id50304525|Никита], аниме - это</text:p>
            <text:p> деградация века, если не больше. Думали, смотреть будут дети 6 лет, а смотрят 16 и старше. ))</text:p>
          </table:table-cell>
        </table:table-row>
        <table:table-row table:style-name="ro1">
          <table:table-cell office:value-type="float" office:value="1557487" calcext:value-type="float">
            <text:p>1557487</text:p>
          </table:table-cell>
          <table:table-cell office:value-type="float" office:value="1557538" calcext:value-type="float">
            <text:p>1557538</text:p>
          </table:table-cell>
          <table:table-cell office:value-type="string" calcext:value-type="string">
            <text:p>non_sexist</text:p>
          </table:table-cell>
          <table:table-cell office:value-type="string" calcext:value-type="string">
            <text:p>Угадай паблик по заголовку</text:p>
          </table:table-cell>
        </table:table-row>
        <table:table-row table:style-name="ro1">
          <table:table-cell office:value-type="float" office:value="1557487" calcext:value-type="float">
            <text:p>1557487</text:p>
          </table:table-cell>
          <table:table-cell office:value-type="float" office:value="1557557" calcext:value-type="float">
            <text:p>1557557</text:p>
          </table:table-cell>
          <table:table-cell office:value-type="string" calcext:value-type="string">
            <text:p>non_sexist</text:p>
          </table:table-cell>
          <table:table-cell office:value-type="string" calcext:value-type="string">
            <text:p>Бульварный, жёлтый моллюск-медуза собирает всякую хрень.</text:p>
          </table:table-cell>
        </table:table-row>
        <table:table-row table:style-name="ro1">
          <table:table-cell office:value-type="float" office:value="1557487" calcext:value-type="float">
            <text:p>1557487</text:p>
          </table:table-cell>
          <table:table-cell office:value-type="float" office:value="1557562" calcext:value-type="float">
            <text:p>1557562</text:p>
          </table:table-cell>
          <table:table-cell office:value-type="string" calcext:value-type="string">
            <text:p>non_sexist</text:p>
          </table:table-cell>
          <table:table-cell office:value-type="string" calcext:value-type="string">
            <text:p>Прогресс*</text:p>
          </table:table-cell>
        </table:table-row>
        <table:table-row table:style-name="ro1">
          <table:table-cell office:value-type="float" office:value="1557487" calcext:value-type="float">
            <text:p>1557487</text:p>
          </table:table-cell>
          <table:table-cell office:value-type="float" office:value="1557564" calcext:value-type="float">
            <text:p>1557564</text:p>
          </table:table-cell>
          <table:table-cell office:value-type="string" calcext:value-type="string">
            <text:p>sexist</text:p>
          </table:table-cell>
          <table:table-cell office:value-type="string" calcext:value-type="string">
            <text:p>Respec wahman!</text:p>
          </table:table-cell>
        </table:table-row>
        <table:table-row table:style-name="ro3">
          <table:table-cell office:value-type="float" office:value="1557487" calcext:value-type="float">
            <text:p>1557487</text:p>
          </table:table-cell>
          <table:table-cell office:value-type="float" office:value="1557618" calcext:value-type="float">
            <text:p>1557618</text:p>
          </table:table-cell>
          <table:table-cell office:value-type="string" calcext:value-type="string">
            <text:p>non_sexist</text:p>
          </table:table-cell>
          <table:table-cell office:value-type="string" calcext:value-type="string">
            <text:p>&gt;толкает британских женщин под автобус</text:p>
            <text:p/>
            <text:p>Переводчик у вас лох.</text:p>
          </table:table-cell>
        </table:table-row>
        <table:table-row table:style-name="ro1">
          <table:table-cell office:value-type="float" office:value="1557487" calcext:value-type="float">
            <text:p>1557487</text:p>
          </table:table-cell>
          <table:table-cell office:value-type="float" office:value="1557695" calcext:value-type="float">
            <text:p>1557695</text:p>
          </table:table-cell>
          <table:table-cell office:value-type="string" calcext:value-type="string">
            <text:p>non_sexist</text:p>
          </table:table-cell>
          <table:table-cell office:value-type="string" calcext:value-type="string">
            <text:p>Иногда задумываешься об адекватности людей, которые не понимают ни сатиры, ни иронии, но все воспринимают серьёзно и возмущаются.</text:p>
          </table:table-cell>
        </table:table-row>
        <table:table-row table:style-name="ro1">
          <table:table-cell office:value-type="float" office:value="1557487" calcext:value-type="float">
            <text:p>1557487</text:p>
          </table:table-cell>
          <table:table-cell office:value-type="float" office:value="1557922" calcext:value-type="float">
            <text:p>1557922</text:p>
          </table:table-cell>
          <table:table-cell office:value-type="string" calcext:value-type="string">
            <text:p>non_sexist</text:p>
          </table:table-cell>
          <table:table-cell office:value-type="string" calcext:value-type="string">
            <text:p>в 2к17 так проебаться с рекламой. люди-то уже не будут хавать такую "сатиру". Браво</text:p>
          </table:table-cell>
        </table:table-row>
        <table:table-row table:style-name="ro2">
          <table:table-cell office:value-type="float" office:value="1557487" calcext:value-type="float">
            <text:p>1557487</text:p>
          </table:table-cell>
          <table:table-cell office:value-type="float" office:value="1558211" calcext:value-type="float">
            <text:p>1558211</text:p>
          </table:table-cell>
          <table:table-cell office:value-type="string" calcext:value-type="string">
            <text:p>non_sexist</text:p>
          </table:table-cell>
          <table:table-cell office:value-type="string" calcext:value-type="string">
            <text:p>«Я хочу поблагодарить вас, потому что вы особенные люди. Вы были на этой земле задолго до нас. Хотя у нас есть представительница конгресса, которая тоже здесь давным-давно. Ее прозвали Покахонтас»</text:p>
            <text:p>Где здесь расизм?</text:p>
          </table:table-cell>
        </table:table-row>
        <table:table-row table:style-name="ro1">
          <table:table-cell office:value-type="float" office:value="1557487" calcext:value-type="float">
            <text:p>1557487</text:p>
          </table:table-cell>
          <table:table-cell office:value-type="float" office:value="1558557" calcext:value-type="float">
            <text:p>1558557</text:p>
          </table:table-cell>
          <table:table-cell office:value-type="string" calcext:value-type="string">
            <text:p>non_sexist</text:p>
          </table:table-cell>
          <table:table-cell office:value-type="string" calcext:value-type="string">
            <text:p>Трамп же хорошо пошутил. Какой расизм?</text:p>
          </table:table-cell>
        </table:table-row>
        <table:table-row table:style-name="ro1">
          <table:table-cell office:value-type="float" office:value="1557487" calcext:value-type="float">
            <text:p>1557487</text:p>
          </table:table-cell>
          <table:table-cell office:value-type="float" office:value="1558784" calcext:value-type="float">
            <text:p>1558784</text:p>
          </table:table-cell>
          <table:table-cell office:value-type="string" calcext:value-type="string">
            <text:p>non_sexist</text:p>
          </table:table-cell>
          <table:table-cell office:value-type="string" calcext:value-type="string">
            <text:p>[id442006277|Лев], ты не только не понимаешь, что такое эволюция, но и что такое "естественный" - тоже. Пойди почитай про роль женщины в первобытном обществе и только после этого пиши свой ответный высер.</text:p>
          </table:table-cell>
        </table:table-row>
        <table:table-row table:style-name="ro1">
          <table:table-cell office:value-type="float" office:value="1557487" calcext:value-type="float">
            <text:p>1557487</text:p>
          </table:table-cell>
          <table:table-cell office:value-type="float" office:value="1559182" calcext:value-type="float">
            <text:p>1559182</text:p>
          </table:table-cell>
          <table:table-cell office:value-type="string" calcext:value-type="string">
            <text:p>non_sexist</text:p>
          </table:table-cell>
          <table:table-cell office:value-type="string" calcext:value-type="string">
            <text:p>[id442006277|Лев], вахах, животное, оскорбляющее целую гендерную группу меня ловит на тыканье. Возвращайся к поеданию говна, даун пещерный.</text:p>
          </table:table-cell>
        </table:table-row>
        <table:table-row table:style-name="ro1">
          <table:table-cell office:value-type="float" office:value="1557487" calcext:value-type="float">
            <text:p>1557487</text:p>
          </table:table-cell>
          <table:table-cell office:value-type="float" office:value="1559188" calcext:value-type="float">
            <text:p>1559188</text:p>
          </table:table-cell>
          <table:table-cell office:value-type="string" calcext:value-type="string">
            <text:p>non_sexist</text:p>
          </table:table-cell>
          <table:table-cell office:value-type="string" calcext:value-type="string">
            <text:p>[id442006277|Лев], такая ты обезьяна, вахах</text:p>
          </table:table-cell>
        </table:table-row>
        <table:table-row table:style-name="ro3">
          <table:table-cell office:value-type="float" office:value="1555779" calcext:value-type="float">
            <text:p>1555779</text:p>
          </table:table-cell>
          <table:table-cell office:value-type="float" office:value="1555781" calcext:value-type="float">
            <text:p>1555781</text:p>
          </table:table-cell>
          <table:table-cell office:value-type="string" calcext:value-type="string">
            <text:p>non_sexist</text:p>
          </table:table-cell>
          <table:table-cell office:value-type="string" calcext:value-type="string">
            <text:p>расизм в белом доме</text:p>
            <text:p>@</text:p>
            <text:p>никто не удивлён</text:p>
          </table:table-cell>
        </table:table-row>
        <table:table-row table:style-name="ro1">
          <table:table-cell office:value-type="float" office:value="1555779" calcext:value-type="float">
            <text:p>1555779</text:p>
          </table:table-cell>
          <table:table-cell office:value-type="float" office:value="1555783" calcext:value-type="float">
            <text:p>1555783</text:p>
          </table:table-cell>
          <table:table-cell office:value-type="string" calcext:value-type="string">
            <text:p>non_sexist</text:p>
          </table:table-cell>
          <table:table-cell office:value-type="string" calcext:value-type="string">
            <text:p>Скоро кроме новостей про сексизм и расизм на медузе ничего не останется</text:p>
          </table:table-cell>
        </table:table-row>
        <table:table-row table:style-name="ro1">
          <table:table-cell office:value-type="float" office:value="1555779" calcext:value-type="float">
            <text:p>1555779</text:p>
          </table:table-cell>
          <table:table-cell office:value-type="float" office:value="1555784" calcext:value-type="float">
            <text:p>1555784</text:p>
          </table:table-cell>
          <table:table-cell office:value-type="string" calcext:value-type="string">
            <text:p>non_sexist</text:p>
          </table:table-cell>
          <table:table-cell office:value-type="string" calcext:value-type="string">
            <text:p>в чем мегафон не прав?</text:p>
          </table:table-cell>
        </table:table-row>
        <table:table-row table:style-name="ro1">
          <table:table-cell office:value-type="float" office:value="1555779" calcext:value-type="float">
            <text:p>1555779</text:p>
          </table:table-cell>
          <table:table-cell office:value-type="float" office:value="1555786" calcext:value-type="float">
            <text:p>1555786</text:p>
          </table:table-cell>
          <table:table-cell office:value-type="string" calcext:value-type="string">
            <text:p>non_sexist</text:p>
          </table:table-cell>
          <table:table-cell office:value-type="string" calcext:value-type="string">
            <text:p>Расизм! Сексизм! Гомофобия! Они повсюду! ААА111!!</text:p>
          </table:table-cell>
        </table:table-row>
        <table:table-row table:style-name="ro1">
          <table:table-cell office:value-type="float" office:value="1555779" calcext:value-type="float">
            <text:p>1555779</text:p>
          </table:table-cell>
          <table:table-cell office:value-type="float" office:value="1555788" calcext:value-type="float">
            <text:p>1555788</text:p>
          </table:table-cell>
          <table:table-cell office:value-type="string" calcext:value-type="string">
            <text:p>non_sexist</text:p>
          </table:table-cell>
          <table:table-cell office:value-type="string" calcext:value-type="string">
            <text:p>[id405229243|Attention], ведь дом-то БЕЛЫЙ!</text:p>
          </table:table-cell>
        </table:table-row>
        <table:table-row table:style-name="ro1">
          <table:table-cell office:value-type="float" office:value="1555779" calcext:value-type="float">
            <text:p>1555779</text:p>
          </table:table-cell>
          <table:table-cell office:value-type="float" office:value="1555790" calcext:value-type="float">
            <text:p>1555790</text:p>
          </table:table-cell>
          <table:table-cell office:value-type="string" calcext:value-type="string">
            <text:p>non_sexist</text:p>
          </table:table-cell>
          <table:table-cell office:value-type="string" calcext:value-type="string">
            <text:p>Фашисты обвиняют фашистов в фашизме, говоря, что их фашизм более фашистский чем их</text:p>
          </table:table-cell>
        </table:table-row>
        <table:table-row table:style-name="ro1">
          <table:table-cell office:value-type="float" office:value="1555779" calcext:value-type="float">
            <text:p>1555779</text:p>
          </table:table-cell>
          <table:table-cell office:value-type="float" office:value="1555792" calcext:value-type="float">
            <text:p>1555792</text:p>
          </table:table-cell>
          <table:table-cell office:value-type="string" calcext:value-type="string">
            <text:p>non_sexist</text:p>
          </table:table-cell>
          <table:table-cell office:value-type="string" calcext:value-type="string">
            <text:p>Учишь английский, выходишь за Улугбека. Английский пригодился, еее.</text:p>
          </table:table-cell>
        </table:table-row>
        <table:table-row table:style-name="ro1">
          <table:table-cell office:value-type="float" office:value="1555779" calcext:value-type="float">
            <text:p>1555779</text:p>
          </table:table-cell>
          <table:table-cell office:value-type="float" office:value="1555794" calcext:value-type="float">
            <text:p>1555794</text:p>
          </table:table-cell>
          <table:table-cell office:value-type="string" calcext:value-type="string">
            <text:p>non_sexist</text:p>
          </table:table-cell>
          <table:table-cell office:value-type="string" calcext:value-type="string">
            <text:p>Жду наплыв триггерящихся сексистов в комментах. (Которые статью, само сабой, не читали. Опять.)</text:p>
          </table:table-cell>
        </table:table-row>
        <table:table-row table:style-name="ro2">
          <table:table-cell office:value-type="float" office:value="1555779" calcext:value-type="float">
            <text:p>1555779</text:p>
          </table:table-cell>
          <table:table-cell office:value-type="float" office:value="1555795" calcext:value-type="float">
            <text:p>1555795</text:p>
          </table:table-cell>
          <table:table-cell office:value-type="string" calcext:value-type="string">
            <text:p>non_sexist</text:p>
          </table:table-cell>
          <table:table-cell office:value-type="string" calcext:value-type="string">
            <text:p>Хочешь уехать их Балашихи? – Учи язык. </text:p>
            <text:p>Бонжур, ё…та)</text:p>
          </table:table-cell>
        </table:table-row>
        <table:table-row table:style-name="ro2">
          <table:table-cell office:value-type="float" office:value="1555779" calcext:value-type="float">
            <text:p>1555779</text:p>
          </table:table-cell>
          <table:table-cell office:value-type="float" office:value="1555810" calcext:value-type="float">
            <text:p>1555810</text:p>
          </table:table-cell>
          <table:table-cell office:value-type="string" calcext:value-type="string">
            <text:p>non_sexist</text:p>
          </table:table-cell>
          <table:table-cell office:value-type="string" calcext:value-type="string">
            <text:p>Это норма. Все мы разные.  </text:p>
            <text:p>И каждый должен жить в своей стране 😬</text:p>
          </table:table-cell>
        </table:table-row>
        <table:table-row table:style-name="ro1">
          <table:table-cell office:value-type="float" office:value="1555779" calcext:value-type="float">
            <text:p>1555779</text:p>
          </table:table-cell>
          <table:table-cell office:value-type="float" office:value="1555812" calcext:value-type="float">
            <text:p>1555812</text:p>
          </table:table-cell>
          <table:table-cell office:value-type="string" calcext:value-type="string">
            <text:p>non_sexist</text:p>
          </table:table-cell>
          <table:table-cell office:value-type="string" calcext:value-type="string">
            <text:p>мегафон стал так плох после покупке мэилру? может быть это заразно?</text:p>
          </table:table-cell>
        </table:table-row>
        <table:table-row table:style-name="ro1">
          <table:table-cell office:value-type="float" office:value="1555779" calcext:value-type="float">
            <text:p>1555779</text:p>
          </table:table-cell>
          <table:table-cell office:value-type="float" office:value="1555816" calcext:value-type="float">
            <text:p>1555816</text:p>
          </table:table-cell>
          <table:table-cell office:value-type="string" calcext:value-type="string">
            <text:p>non_sexist</text:p>
          </table:table-cell>
          <table:table-cell office:value-type="string" calcext:value-type="string">
            <text:p>Бонжур, ну вы поняли :)</text:p>
          </table:table-cell>
        </table:table-row>
        <table:table-row table:style-name="ro1">
          <table:table-cell office:value-type="float" office:value="1555779" calcext:value-type="float">
            <text:p>1555779</text:p>
          </table:table-cell>
          <table:table-cell office:value-type="float" office:value="1555820" calcext:value-type="float">
            <text:p>1555820</text:p>
          </table:table-cell>
          <table:table-cell office:value-type="string" calcext:value-type="string">
            <text:p>non_sexist</text:p>
          </table:table-cell>
          <table:table-cell office:value-type="string" calcext:value-type="string">
            <text:p>Какой ужас</text:p>
          </table:table-cell>
        </table:table-row>
        <table:table-row table:style-name="ro1">
          <table:table-cell office:value-type="float" office:value="1555779" calcext:value-type="float">
            <text:p>1555779</text:p>
          </table:table-cell>
          <table:table-cell office:value-type="float" office:value="1555824" calcext:value-type="float">
            <text:p>1555824</text:p>
          </table:table-cell>
          <table:table-cell office:value-type="string" calcext:value-type="string">
            <text:p>non_sexist</text:p>
          </table:table-cell>
          <table:table-cell office:value-type="string" calcext:value-type="string">
            <text:p>Ну и на счёт Мегафона. Там главный по пиару Иван Калюжный. Красавец, комсомолец и обаяшка, которого хотят куча женщин. Вы хотите чтобы он стремных феменисток постил?</text:p>
          </table:table-cell>
        </table:table-row>
        <table:table-row table:style-name="ro1">
          <table:table-cell office:value-type="float" office:value="1555779" calcext:value-type="float">
            <text:p>1555779</text:p>
          </table:table-cell>
          <table:table-cell office:value-type="float" office:value="1555825" calcext:value-type="float">
            <text:p>1555825</text:p>
          </table:table-cell>
          <table:table-cell office:value-type="string" calcext:value-type="string">
            <text:p>non_sexist</text:p>
          </table:table-cell>
          <table:table-cell office:value-type="string" calcext:value-type="string">
            <text:p>[id253869554|Настя], ждём наплыв триггерящихся феменисток, которые смотрят на мир сквозь призму неразрешённого юношеского максимализма. :^)</text:p>
          </table:table-cell>
        </table:table-row>
        <table:table-row table:style-name="ro1">
          <table:table-cell office:value-type="float" office:value="1555779" calcext:value-type="float">
            <text:p>1555779</text:p>
          </table:table-cell>
          <table:table-cell office:value-type="float" office:value="1555840" calcext:value-type="float">
            <text:p>1555840</text:p>
          </table:table-cell>
          <table:table-cell office:value-type="string" calcext:value-type="string">
            <text:p>non_sexist</text:p>
          </table:table-cell>
          <table:table-cell office:value-type="string" calcext:value-type="string">
            <text:p>[id144378387|Vasily], прикинь, красивые (и хоть немного развитые) женщины тоже могут быть феминистками</text:p>
          </table:table-cell>
        </table:table-row>
        <table:table-row table:style-name="ro1">
          <table:table-cell office:value-type="float" office:value="1555779" calcext:value-type="float">
            <text:p>1555779</text:p>
          </table:table-cell>
          <table:table-cell office:value-type="float" office:value="1555861" calcext:value-type="float">
            <text:p>1555861</text:p>
          </table:table-cell>
          <table:table-cell office:value-type="string" calcext:value-type="string">
            <text:p>non_sexist</text:p>
          </table:table-cell>
          <table:table-cell office:value-type="string" calcext:value-type="string">
            <text:p>[id359549162|Доминик], а вы не заставляете себя ждать.) Хорошо работаете,товарищи.)</text:p>
          </table:table-cell>
        </table:table-row>
        <table:table-row table:style-name="ro1">
          <table:table-cell office:value-type="float" office:value="1555779" calcext:value-type="float">
            <text:p>1555779</text:p>
          </table:table-cell>
          <table:table-cell office:value-type="float" office:value="1555880" calcext:value-type="float">
            <text:p>1555880</text:p>
          </table:table-cell>
          <table:table-cell office:value-type="string" calcext:value-type="string">
            <text:p>sexist</text:p>
          </table:table-cell>
          <table:table-cell office:value-type="string" calcext:value-type="string">
            <text:p>[id253869554|Настя], то есть я сексист, потому что насмехаюсь над (прошу заметить: в основной своей массе) неадекват_ессами мизандричками, что нынче зовутся феменистками? Или потому что подписан на арбузера с вертей? 🤔</text:p>
          </table:table-cell>
        </table:table-row>
        <table:table-row table:style-name="ro1">
          <table:table-cell office:value-type="float" office:value="1555779" calcext:value-type="float">
            <text:p>1555779</text:p>
          </table:table-cell>
          <table:table-cell office:value-type="float" office:value="1555904" calcext:value-type="float">
            <text:p>1555904</text:p>
          </table:table-cell>
          <table:table-cell office:value-type="string" calcext:value-type="string">
            <text:p>sexist_in_co</text:p>
          </table:table-cell>
          <table:table-cell office:value-type="string" calcext:value-type="string">
            <text:p>Хахах, ну а что, Мегафон рассказал правду. Думаете, тем кто это делает стыдно? Совсем нет. Почему должно быть стыдно Мегафону?</text:p>
          </table:table-cell>
        </table:table-row>
        <table:table-row table:style-name="ro1">
          <table:table-cell office:value-type="float" office:value="1555779" calcext:value-type="float">
            <text:p>1555779</text:p>
          </table:table-cell>
          <table:table-cell office:value-type="float" office:value="1555914" calcext:value-type="float">
            <text:p>1555914</text:p>
          </table:table-cell>
          <table:table-cell office:value-type="string" calcext:value-type="string">
            <text:p>non_sexist</text:p>
          </table:table-cell>
          <table:table-cell office:value-type="string" calcext:value-type="string">
            <text:p>ну не знаю, Трамп забавно пошутил</text:p>
          </table:table-cell>
        </table:table-row>
        <table:table-row table:style-name="ro3">
          <table:table-cell office:value-type="float" office:value="1555779" calcext:value-type="float">
            <text:p>1555779</text:p>
          </table:table-cell>
          <table:table-cell office:value-type="float" office:value="1555936" calcext:value-type="float">
            <text:p>1555936</text:p>
          </table:table-cell>
          <table:table-cell office:value-type="string" calcext:value-type="string">
            <text:p>non_sexist</text:p>
          </table:table-cell>
          <table:table-cell office:value-type="string" calcext:value-type="string">
            <text:p>МегаФон высмеял девушек, которые хотят найти богатого иностранца и устроить таким образом свою жизнь.</text:p>
            <text:p>Таких не бывает? Или может в рекламе был намёк, что все женщины такие? Что с вами не так?</text:p>
            <text:p>Верта на вас всех нет, леваки поехавшие</text:p>
          </table:table-cell>
        </table:table-row>
        <table:table-row table:style-name="ro1">
          <table:table-cell office:value-type="float" office:value="1555779" calcext:value-type="float">
            <text:p>1555779</text:p>
          </table:table-cell>
          <table:table-cell office:value-type="float" office:value="1555982" calcext:value-type="float">
            <text:p>1555982</text:p>
          </table:table-cell>
          <table:table-cell office:value-type="string" calcext:value-type="string">
            <text:p>non_sexist</text:p>
          </table:table-cell>
          <table:table-cell office:value-type="string" calcext:value-type="string">
            <text:p>Не, ну про британских женщин и вправду грубовато, так нельзя писать. Хотя британки, конечно, не очень, это давний и популярный стереотип, сейчас, может быть, такого уже и нет.</text:p>
          </table:table-cell>
        </table:table-row>
        <table:table-row table:style-name="ro1">
          <table:table-cell office:value-type="float" office:value="1555779" calcext:value-type="float">
            <text:p>1555779</text:p>
          </table:table-cell>
          <table:table-cell office:value-type="float" office:value="1556014" calcext:value-type="float">
            <text:p>1556014</text:p>
          </table:table-cell>
          <table:table-cell office:value-type="string" calcext:value-type="string">
            <text:p>non_sexist</text:p>
          </table:table-cell>
          <table:table-cell office:value-type="string" calcext:value-type="string">
            <text:p>А как же статейка BuzzFeed, в которой призывают выгнать Арми Хаммера из профессии просто потому, что он белый цис-мужчина?)</text:p>
          </table:table-cell>
        </table:table-row>
        <table:table-row table:style-name="ro1">
          <table:table-cell office:value-type="float" office:value="1555779" calcext:value-type="float">
            <text:p>1555779</text:p>
          </table:table-cell>
          <table:table-cell office:value-type="float" office:value="1556040" calcext:value-type="float">
            <text:p>1556040</text:p>
          </table:table-cell>
          <table:table-cell office:value-type="string" calcext:value-type="string">
            <text:p>non_sexist</text:p>
          </table:table-cell>
          <table:table-cell office:value-type="string" calcext:value-type="string">
            <text:p>А что вообще стыдного в том чтобы выйти замуж за иностранца? Обычное дело в наши дни. Тех кто это делает ради денег - меньшинство.</text:p>
          </table:table-cell>
        </table:table-row>
        <table:table-row table:style-name="ro1">
          <table:table-cell office:value-type="float" office:value="1555779" calcext:value-type="float">
            <text:p>1555779</text:p>
          </table:table-cell>
          <table:table-cell office:value-type="float" office:value="1556069" calcext:value-type="float">
            <text:p>1556069</text:p>
          </table:table-cell>
          <table:table-cell office:value-type="string" calcext:value-type="string">
            <text:p>non_sexist</text:p>
          </table:table-cell>
          <table:table-cell office:value-type="string" calcext:value-type="string">
            <text:p>[id359549162|Доминик], ой, чувак, ты сам сформулировал утверждение, задал вопрос, заключил в этом вопросе ответ. Чего ты мне пишешь? Зачем тебе я? :D Ты вроде сам с собой себя отлично чувствуешь. Или просто очень захотелось в интернете <text:s/>посраться?</text:p>
          </table:table-cell>
        </table:table-row>
        <table:table-row table:style-name="ro5">
          <table:table-cell office:value-type="float" office:value="1555779" calcext:value-type="float">
            <text:p>1555779</text:p>
          </table:table-cell>
          <table:table-cell office:value-type="float" office:value="1556089" calcext:value-type="float">
            <text:p>1556089</text:p>
          </table:table-cell>
          <table:table-cell office:value-type="string" calcext:value-type="string">
            <text:p>sexist</text:p>
          </table:table-cell>
          <table:table-cell office:value-type="string" calcext:value-type="string">
            <text:p>[id253869554|Настя], ой, чувиха, мне опять придётся менсплейнить, поскольку логические связи - не самая сильная сторона вашей феменистской когорты. :D</text:p>
            <text:p>&gt;Жду наплыв триггерящихся сексистов в комментах. (Которые статью, само сабой, не читали. Опять.)</text:p>
            <text:p>&gt;а вы не заставляете себя ждать.) Хорошо работаете,товарищи.)</text:p>
            <text:p>Два тезиса, скажем так, из которых следует, что я - сексист. Собственно, я и спросил причину (читай: абаснуй). Чё увиливаешь? :D</text:p>
          </table:table-cell>
        </table:table-row>
        <table:table-row table:style-name="ro1">
          <table:table-cell office:value-type="float" office:value="1555779" calcext:value-type="float">
            <text:p>1555779</text:p>
          </table:table-cell>
          <table:table-cell office:value-type="float" office:value="1556112" calcext:value-type="float">
            <text:p>1556112</text:p>
          </table:table-cell>
          <table:table-cell office:value-type="string" calcext:value-type="string">
            <text:p>non_sexist</text:p>
          </table:table-cell>
          <table:table-cell office:value-type="string" calcext:value-type="string">
            <text:p>[id66119645|Валерия], конечно могут. Я писал про стремных. Когда постят красивых, совершенно не важно, феминистки они или нет.</text:p>
          </table:table-cell>
        </table:table-row>
        <table:table-row table:style-name="ro1">
          <table:table-cell office:value-type="float" office:value="1555779" calcext:value-type="float">
            <text:p>1555779</text:p>
          </table:table-cell>
          <table:table-cell office:value-type="float" office:value="1556162" calcext:value-type="float">
            <text:p>1556162</text:p>
          </table:table-cell>
          <table:table-cell office:value-type="string" calcext:value-type="string">
            <text:p>non_sexist</text:p>
          </table:table-cell>
          <table:table-cell office:value-type="string" calcext:value-type="string">
            <text:p>[id359549162|Доминик], мне совершенно не нужен разговор с тобой.) А тебе не нужен разговор со мной. У тебя очень хорошо получается выдумывать в своей голове феминистку, спорить с ней, думать за нее, говорить за нее и, как следствие быть правым.)) Продолжай, все отлично.</text:p>
          </table:table-cell>
        </table:table-row>
        <table:table-row table:style-name="ro1">
          <table:table-cell office:value-type="float" office:value="1555779" calcext:value-type="float">
            <text:p>1555779</text:p>
          </table:table-cell>
          <table:table-cell office:value-type="float" office:value="1556171" calcext:value-type="float">
            <text:p>1556171</text:p>
          </table:table-cell>
          <table:table-cell office:value-type="string" calcext:value-type="string">
            <text:p>non_sexist</text:p>
          </table:table-cell>
          <table:table-cell office:value-type="string" calcext:value-type="string">
            <text:p>[id253869554|Настя], да, ты ведь мой фейк и я разговариваю сам с собой.))</text:p>
          </table:table-cell>
        </table:table-row>
        <table:table-row table:style-name="ro1">
          <table:table-cell office:value-type="float" office:value="1555779" calcext:value-type="float">
            <text:p>1555779</text:p>
          </table:table-cell>
          <table:table-cell office:value-type="float" office:value="1556525" calcext:value-type="float">
            <text:p>1556525</text:p>
          </table:table-cell>
          <table:table-cell office:value-type="string" calcext:value-type="string">
            <text:p>non_sexist</text:p>
          </table:table-cell>
          <table:table-cell office:value-type="string" calcext:value-type="string">
            <text:p>Как будто это пиар провалы. Видимо, у медузоньки и левацких отбросов вообще все сексизм, расизм и кубофутуризм</text:p>
          </table:table-cell>
        </table:table-row>
        <table:table-row table:style-name="ro1">
          <table:table-cell office:value-type="float" office:value="1555779" calcext:value-type="float">
            <text:p>1555779</text:p>
          </table:table-cell>
          <table:table-cell office:value-type="float" office:value="1556986" calcext:value-type="float">
            <text:p>1556986</text:p>
          </table:table-cell>
          <table:table-cell office:value-type="string" calcext:value-type="string">
            <text:p>non_sexist</text:p>
          </table:table-cell>
          <table:table-cell office:value-type="string" calcext:value-type="string">
            <text:p>Трамп, впервые в жизни, удачно пошутил про наглухо поехавшую из сената, а вы как дети малые "РАСИЗМ, РАСИЗМ!!1!1"</text:p>
          </table:table-cell>
        </table:table-row>
        <table:table-row table:style-name="ro1">
          <table:table-cell office:value-type="float" office:value="1555779" calcext:value-type="float">
            <text:p>1555779</text:p>
          </table:table-cell>
          <table:table-cell office:value-type="float" office:value="1557066" calcext:value-type="float">
            <text:p>1557066</text:p>
          </table:table-cell>
          <table:table-cell office:value-type="string" calcext:value-type="string">
            <text:p>non_sexist</text:p>
          </table:table-cell>
          <table:table-cell office:value-type="string" calcext:value-type="string">
            <text:p>PR провал это заголовки, вроде того что у этой новости</text:p>
          </table:table-cell>
        </table:table-row>
        <table:table-row table:style-name="ro1">
          <table:table-cell office:value-type="float" office:value="1511074" calcext:value-type="float">
            <text:p>1511074</text:p>
          </table:table-cell>
          <table:table-cell office:value-type="float" office:value="1511076" calcext:value-type="float">
            <text:p>1511076</text:p>
          </table:table-cell>
          <table:table-cell office:value-type="string" calcext:value-type="string">
            <text:p>non_sexist</text:p>
          </table:table-cell>
          <table:table-cell office:value-type="string" calcext:value-type="string">
            <text:p>Скажи это миллионам, которые выживают ежедневно</text:p>
          </table:table-cell>
        </table:table-row>
        <table:table-row table:style-name="ro1">
          <table:table-cell office:value-type="float" office:value="1511074" calcext:value-type="float">
            <text:p>1511074</text:p>
          </table:table-cell>
          <table:table-cell office:value-type="float" office:value="1511077" calcext:value-type="float">
            <text:p>1511077</text:p>
          </table:table-cell>
          <table:table-cell office:value-type="string" calcext:value-type="string">
            <text:p>non_sexist</text:p>
          </table:table-cell>
          <table:table-cell office:value-type="string" calcext:value-type="string">
            <text:p>Женщина трудной судьбы</text:p>
          </table:table-cell>
        </table:table-row>
        <table:table-row table:style-name="ro1">
          <table:table-cell office:value-type="float" office:value="1511074" calcext:value-type="float">
            <text:p>1511074</text:p>
          </table:table-cell>
          <table:table-cell office:value-type="float" office:value="1511078" calcext:value-type="float">
            <text:p>1511078</text:p>
          </table:table-cell>
          <table:table-cell office:value-type="string" calcext:value-type="string">
            <text:p>non_sexist</text:p>
          </table:table-cell>
          <table:table-cell office:value-type="string" calcext:value-type="string">
            <text:p>Ты видимо трудных судеб не видела</text:p>
          </table:table-cell>
        </table:table-row>
        <table:table-row table:style-name="ro1">
          <table:table-cell office:value-type="float" office:value="1511074" calcext:value-type="float">
            <text:p>1511074</text:p>
          </table:table-cell>
          <table:table-cell office:value-type="float" office:value="1511079" calcext:value-type="float">
            <text:p>1511079</text:p>
          </table:table-cell>
          <table:table-cell office:value-type="string" calcext:value-type="string">
            <text:p>non_sexist</text:p>
          </table:table-cell>
          <table:table-cell office:value-type="string" calcext:value-type="string">
            <text:p>Она на cnn еще нормально так интервью дала</text:p>
          </table:table-cell>
        </table:table-row>
        <table:table-row table:style-name="ro1">
          <table:table-cell office:value-type="float" office:value="1511074" calcext:value-type="float">
            <text:p>1511074</text:p>
          </table:table-cell>
          <table:table-cell office:value-type="float" office:value="1511080" calcext:value-type="float">
            <text:p>1511080</text:p>
          </table:table-cell>
          <table:table-cell office:value-type="string" calcext:value-type="string">
            <text:p>non_sexist</text:p>
          </table:table-cell>
          <table:table-cell office:value-type="string" calcext:value-type="string">
            <text:p>Про сексизм Юрия Дудя?</text:p>
          </table:table-cell>
        </table:table-row>
        <table:table-row table:style-name="ro1">
          <table:table-cell office:value-type="float" office:value="1511074" calcext:value-type="float">
            <text:p>1511074</text:p>
          </table:table-cell>
          <table:table-cell office:value-type="float" office:value="1511081" calcext:value-type="float">
            <text:p>1511081</text:p>
          </table:table-cell>
          <table:table-cell office:value-type="string" calcext:value-type="string">
            <text:p>non_sexist</text:p>
          </table:table-cell>
          <table:table-cell office:value-type="string" calcext:value-type="string">
            <text:p>Агаа так и поверил ...https://www.youtube.com/watch?v=YXEnQUI4W8U</text:p>
          </table:table-cell>
        </table:table-row>
        <table:table-row table:style-name="ro1">
          <table:table-cell office:value-type="float" office:value="1511074" calcext:value-type="float">
            <text:p>1511074</text:p>
          </table:table-cell>
          <table:table-cell office:value-type="float" office:value="1511082" calcext:value-type="float">
            <text:p>1511082</text:p>
          </table:table-cell>
          <table:table-cell office:value-type="string" calcext:value-type="string">
            <text:p>non_sexist</text:p>
          </table:table-cell>
          <table:table-cell office:value-type="string" calcext:value-type="string">
            <text:p>Видимо все забыли как это парнокопытное высказывалась о всех жителях страны, что мы это быдло и без элиты как она и её окружение мы бы в дно скатились.</text:p>
          </table:table-cell>
        </table:table-row>
        <table:table-row table:style-name="ro1">
          <table:table-cell office:value-type="float" office:value="1511074" calcext:value-type="float">
            <text:p>1511074</text:p>
          </table:table-cell>
          <table:table-cell office:value-type="float" office:value="1511083" calcext:value-type="float">
            <text:p>1511083</text:p>
          </table:table-cell>
          <table:table-cell office:value-type="string" calcext:value-type="string">
            <text:p>non_sexist</text:p>
          </table:table-cell>
          <table:table-cell office:value-type="string" calcext:value-type="string">
            <text:p>Дай Бог тебе судьбу моей мамы!И когдаПАО"ММК"кинула маму на похороные,а мама была почетным пенсионером "ММК"!!!Однозначно!И точка!</text:p>
          </table:table-cell>
        </table:table-row>
        <table:table-row table:style-name="ro1">
          <table:table-cell office:value-type="float" office:value="1511074" calcext:value-type="float">
            <text:p>1511074</text:p>
          </table:table-cell>
          <table:table-cell office:value-type="float" office:value="1511085" calcext:value-type="float">
            <text:p>1511085</text:p>
          </table:table-cell>
          <table:table-cell office:value-type="string" calcext:value-type="string">
            <text:p>non_sexist</text:p>
          </table:table-cell>
          <table:table-cell office:value-type="string" calcext:value-type="string">
            <text:p>Сука,лошадь,блять</text:p>
          </table:table-cell>
        </table:table-row>
        <table:table-row table:style-name="ro4">
          <table:table-cell office:value-type="float" office:value="1511074" calcext:value-type="float">
            <text:p>1511074</text:p>
          </table:table-cell>
          <table:table-cell office:value-type="float" office:value="1511086" calcext:value-type="float">
            <text:p>1511086</text:p>
          </table:table-cell>
          <table:table-cell office:value-type="string" calcext:value-type="string">
            <text:p>sexist</text:p>
          </table:table-cell>
          <table:table-cell office:value-type="string" calcext:value-type="string">
            <text:p>ну вообще то она с комуналок начинала.</text:p>
            <text:p/>
            <text:p>это не совсем "Золотая девочка". которая с юности в золоте купается.</text:p>
            <text:p/>
            <text:p>к тому же она реально хорошо училась в мгимо. не просто хорошо - отлично. свободно говорит на нескольких языках.</text:p>
            <text:p/>
            <text:p>собчак вопреки сетевому троллингу даалеко не дура и не тп.</text:p>
          </table:table-cell>
        </table:table-row>
        <table:table-row table:style-name="ro1">
          <table:table-cell office:value-type="float" office:value="1511074" calcext:value-type="float">
            <text:p>1511074</text:p>
          </table:table-cell>
          <table:table-cell office:value-type="float" office:value="1511087" calcext:value-type="float">
            <text:p>1511087</text:p>
          </table:table-cell>
          <table:table-cell office:value-type="string" calcext:value-type="string">
            <text:p>non_sexist</text:p>
          </table:table-cell>
          <table:table-cell office:value-type="string" calcext:value-type="string">
            <text:p>Денис Чужой, "Класс народа" можно и отсюда брать похоже</text:p>
          </table:table-cell>
        </table:table-row>
        <table:table-row table:style-name="ro1">
          <table:table-cell office:value-type="float" office:value="1511074" calcext:value-type="float">
            <text:p>1511074</text:p>
          </table:table-cell>
          <table:table-cell office:value-type="float" office:value="1511090" calcext:value-type="float">
            <text:p>1511090</text:p>
          </table:table-cell>
          <table:table-cell office:value-type="string" calcext:value-type="string">
            <text:p>non_sexist</text:p>
          </table:table-cell>
          <table:table-cell office:value-type="string" calcext:value-type="string">
            <text:p>ну с таким то ебалом судьба действительно трудная</text:p>
          </table:table-cell>
        </table:table-row>
        <table:table-row table:style-name="ro1">
          <table:table-cell office:value-type="float" office:value="1511074" calcext:value-type="float">
            <text:p>1511074</text:p>
          </table:table-cell>
          <table:table-cell office:value-type="float" office:value="1511091" calcext:value-type="float">
            <text:p>1511091</text:p>
          </table:table-cell>
          <table:table-cell office:value-type="string" calcext:value-type="string">
            <text:p>non_sexist</text:p>
          </table:table-cell>
          <table:table-cell office:value-type="string" calcext:value-type="string">
            <text:p>[id289096552|Денис], по её высказываниям это не заметно</text:p>
          </table:table-cell>
        </table:table-row>
        <table:table-row table:style-name="ro1">
          <table:table-cell office:value-type="float" office:value="1511074" calcext:value-type="float">
            <text:p>1511074</text:p>
          </table:table-cell>
          <table:table-cell office:value-type="float" office:value="1511093" calcext:value-type="float">
            <text:p>1511093</text:p>
          </table:table-cell>
          <table:table-cell office:value-type="string" calcext:value-type="string">
            <text:p>non_sexist</text:p>
          </table:table-cell>
          <table:table-cell office:value-type="string" calcext:value-type="string">
            <text:p>После интервью с дудём уже было все с ней понятно</text:p>
          </table:table-cell>
        </table:table-row>
        <table:table-row table:style-name="ro1">
          <table:table-cell office:value-type="float" office:value="1511074" calcext:value-type="float">
            <text:p>1511074</text:p>
          </table:table-cell>
          <table:table-cell office:value-type="float" office:value="1511094" calcext:value-type="float">
            <text:p>1511094</text:p>
          </table:table-cell>
          <table:table-cell office:value-type="string" calcext:value-type="string">
            <text:p>non_sexist</text:p>
          </table:table-cell>
          <table:table-cell office:value-type="string" calcext:value-type="string">
            <text:p>блин, да чё вы обсуждаете тут, это очередной карманный политик кремля. лет через пять (если выживет, конечно) будет в одном тазу с жириком и зюгой.</text:p>
          </table:table-cell>
        </table:table-row>
        <table:table-row table:style-name="ro1">
          <table:table-cell office:value-type="float" office:value="1511074" calcext:value-type="float">
            <text:p>1511074</text:p>
          </table:table-cell>
          <table:table-cell office:value-type="float" office:value="1511096" calcext:value-type="float">
            <text:p>1511096</text:p>
          </table:table-cell>
          <table:table-cell office:value-type="string" calcext:value-type="string">
            <text:p>non_sexist</text:p>
          </table:table-cell>
          <table:table-cell office:value-type="string" calcext:value-type="string">
            <text:p>Алексей, единственное ее высказывание с которым трудно поспорить</text:p>
          </table:table-cell>
        </table:table-row>
        <table:table-row table:style-name="ro1">
          <table:table-cell office:value-type="float" office:value="1511074" calcext:value-type="float">
            <text:p>1511074</text:p>
          </table:table-cell>
          <table:table-cell office:value-type="float" office:value="1511097" calcext:value-type="float">
            <text:p>1511097</text:p>
          </table:table-cell>
          <table:table-cell office:value-type="string" calcext:value-type="string">
            <text:p>non_sexist</text:p>
          </table:table-cell>
          <table:table-cell office:value-type="string" calcext:value-type="string">
            <text:p>[id102548079|Алексей], ну жириновский сказал что на урале все дебилы живут. урал - громадный регион, объединяющий несколько субъектов федерации. там все слабоумные потому что магнитные аномалии. что не мешает избирать его из раза в раз, из раза в раз.</text:p>
          </table:table-cell>
        </table:table-row>
        <table:table-row table:style-name="ro1">
          <table:table-cell office:value-type="float" office:value="1511074" calcext:value-type="float">
            <text:p>1511074</text:p>
          </table:table-cell>
          <table:table-cell office:value-type="float" office:value="1511098" calcext:value-type="float">
            <text:p>1511098</text:p>
          </table:table-cell>
          <table:table-cell office:value-type="string" calcext:value-type="string">
            <text:p>non_sexist</text:p>
          </table:table-cell>
          <table:table-cell office:value-type="string" calcext:value-type="string">
            <text:p>Илья Жегулев - О Собчак/Медузе и правительстве</text:p>
          </table:table-cell>
        </table:table-row>
        <table:table-row table:style-name="ro1">
          <table:table-cell office:value-type="float" office:value="1511074" calcext:value-type="float">
            <text:p>1511074</text:p>
          </table:table-cell>
          <table:table-cell office:value-type="float" office:value="1511101" calcext:value-type="float">
            <text:p>1511101</text:p>
          </table:table-cell>
          <table:table-cell office:value-type="string" calcext:value-type="string">
            <text:p>non_sexist</text:p>
          </table:table-cell>
          <table:table-cell office:value-type="string" calcext:value-type="string">
            <text:p>[id289096552|Денис], то есть она очень хорошо прикидывалась,когда косила под тупую на Доме-2?</text:p>
          </table:table-cell>
        </table:table-row>
        <table:table-row table:style-name="ro1">
          <table:table-cell office:value-type="float" office:value="1511074" calcext:value-type="float">
            <text:p>1511074</text:p>
          </table:table-cell>
          <table:table-cell office:value-type="float" office:value="1511102" calcext:value-type="float">
            <text:p>1511102</text:p>
          </table:table-cell>
          <table:table-cell office:value-type="string" calcext:value-type="string">
            <text:p>non_sexist</text:p>
          </table:table-cell>
          <table:table-cell office:value-type="string" calcext:value-type="string">
            <text:p>из ранней компании https://www.youtube.com/watch?v=FOjVWev-TqE</text:p>
          </table:table-cell>
        </table:table-row>
        <table:table-row table:style-name="ro1">
          <table:table-cell office:value-type="float" office:value="1511074" calcext:value-type="float">
            <text:p>1511074</text:p>
          </table:table-cell>
          <table:table-cell office:value-type="float" office:value="1511103" calcext:value-type="float">
            <text:p>1511103</text:p>
          </table:table-cell>
          <table:table-cell office:value-type="string" calcext:value-type="string">
            <text:p>non_sexist</text:p>
          </table:table-cell>
          <table:table-cell office:value-type="string" calcext:value-type="string">
            <text:p>охуен*о важные вещи : Ленин и графа против всех 🤣🤣🤣</text:p>
          </table:table-cell>
        </table:table-row>
        <table:table-row table:style-name="ro1">
          <table:table-cell office:value-type="float" office:value="1511074" calcext:value-type="float">
            <text:p>1511074</text:p>
          </table:table-cell>
          <table:table-cell office:value-type="float" office:value="1511104" calcext:value-type="float">
            <text:p>1511104</text:p>
          </table:table-cell>
          <table:table-cell office:value-type="string" calcext:value-type="string">
            <text:p>non_sexist</text:p>
          </table:table-cell>
          <table:table-cell office:value-type="string" calcext:value-type="string">
            <text:p>Мажор трудной судьбы.</text:p>
          </table:table-cell>
        </table:table-row>
        <table:table-row table:style-name="ro1">
          <table:table-cell office:value-type="float" office:value="1511074" calcext:value-type="float">
            <text:p>1511074</text:p>
          </table:table-cell>
          <table:table-cell office:value-type="float" office:value="1511108" calcext:value-type="float">
            <text:p>1511108</text:p>
          </table:table-cell>
          <table:table-cell office:value-type="string" calcext:value-type="string">
            <text:p>non_sexist</text:p>
          </table:table-cell>
          <table:table-cell office:value-type="string" calcext:value-type="string">
            <text:p>Теорема эскобара</text:p>
          </table:table-cell>
        </table:table-row>
        <table:table-row table:style-name="ro1">
          <table:table-cell office:value-type="float" office:value="1511074" calcext:value-type="float">
            <text:p>1511074</text:p>
          </table:table-cell>
          <table:table-cell office:value-type="float" office:value="1511119" calcext:value-type="float">
            <text:p>1511119</text:p>
          </table:table-cell>
          <table:table-cell office:value-type="string" calcext:value-type="string">
            <text:p>non_sexist</text:p>
          </table:table-cell>
          <table:table-cell office:value-type="string" calcext:value-type="string">
            <text:p>Оху-ть просто сирота казанская!</text:p>
          </table:table-cell>
        </table:table-row>
        <table:table-row table:style-name="ro1">
          <table:table-cell office:value-type="float" office:value="1511074" calcext:value-type="float">
            <text:p>1511074</text:p>
          </table:table-cell>
          <table:table-cell office:value-type="float" office:value="1511152" calcext:value-type="float">
            <text:p>1511152</text:p>
          </table:table-cell>
          <table:table-cell office:value-type="string" calcext:value-type="string">
            <text:p>non_sexist</text:p>
          </table:table-cell>
          <table:table-cell office:value-type="string" calcext:value-type="string">
            <text:p>трудности в принятие ху?сразу много????</text:p>
          </table:table-cell>
        </table:table-row>
        <table:table-row table:style-name="ro1">
          <table:table-cell office:value-type="float" office:value="1511074" calcext:value-type="float">
            <text:p>1511074</text:p>
          </table:table-cell>
          <table:table-cell office:value-type="float" office:value="1511160" calcext:value-type="float">
            <text:p>1511160</text:p>
          </table:table-cell>
          <table:table-cell office:value-type="string" calcext:value-type="string">
            <text:p>non_sexist</text:p>
          </table:table-cell>
          <table:table-cell office:value-type="string" calcext:value-type="string">
            <text:p>Когда нужно интервью, а Дудь засрал</text:p>
          </table:table-cell>
        </table:table-row>
        <table:table-row table:style-name="ro1">
          <table:table-cell office:value-type="float" office:value="1511074" calcext:value-type="float">
            <text:p>1511074</text:p>
          </table:table-cell>
          <table:table-cell office:value-type="float" office:value="1511167" calcext:value-type="float">
            <text:p>1511167</text:p>
          </table:table-cell>
          <table:table-cell office:value-type="string" calcext:value-type="string">
            <text:p>non_sexist</text:p>
          </table:table-cell>
          <table:table-cell office:value-type="string" calcext:value-type="string">
            <text:p>Даже читать не хочется, после прочтения "прошло 3 недели компании". Какой компании, Карл!... Она ничего не делает и не сделает, в отличии от Навалыча. Только светит своим фэйсом из каждого утюга. Женщина с трудной судьбой, блин. Тьфу на вас!</text:p>
          </table:table-cell>
        </table:table-row>
        <table:table-row table:style-name="ro1">
          <table:table-cell office:value-type="float" office:value="1511074" calcext:value-type="float">
            <text:p>1511074</text:p>
          </table:table-cell>
          <table:table-cell office:value-type="float" office:value="1511175" calcext:value-type="float">
            <text:p>1511175</text:p>
          </table:table-cell>
          <table:table-cell office:value-type="string" calcext:value-type="string">
            <text:p>non_sexist</text:p>
          </table:table-cell>
          <table:table-cell office:value-type="string" calcext:value-type="string">
            <text:p>Служба в армии приводит к слабоумию!</text:p>
          </table:table-cell>
        </table:table-row>
        <table:table-row table:style-name="ro1">
          <table:table-cell office:value-type="float" office:value="1511074" calcext:value-type="float">
            <text:p>1511074</text:p>
          </table:table-cell>
          <table:table-cell office:value-type="float" office:value="1511177" calcext:value-type="float">
            <text:p>1511177</text:p>
          </table:table-cell>
          <table:table-cell office:value-type="string" calcext:value-type="string">
            <text:p>non_sexist</text:p>
          </table:table-cell>
          <table:table-cell office:value-type="string" calcext:value-type="string">
            <text:p>Не нае#ешь, Ксения Анатольевна!)))</text:p>
          </table:table-cell>
        </table:table-row>
        <table:table-row table:style-name="ro1">
          <table:table-cell office:value-type="float" office:value="1511074" calcext:value-type="float">
            <text:p>1511074</text:p>
          </table:table-cell>
          <table:table-cell office:value-type="float" office:value="1511189" calcext:value-type="float">
            <text:p>1511189</text:p>
          </table:table-cell>
          <table:table-cell office:value-type="string" calcext:value-type="string">
            <text:p>sexist</text:p>
          </table:table-cell>
          <table:table-cell office:value-type="string" calcext:value-type="string">
            <text:p>Женщина продажной пизды.</text:p>
          </table:table-cell>
        </table:table-row>
        <table:table-row table:style-name="ro1">
          <table:table-cell office:value-type="float" office:value="1511074" calcext:value-type="float">
            <text:p>1511074</text:p>
          </table:table-cell>
          <table:table-cell office:value-type="float" office:value="1511233" calcext:value-type="float">
            <text:p>1511233</text:p>
          </table:table-cell>
          <table:table-cell office:value-type="string" calcext:value-type="string">
            <text:p>non_sexist</text:p>
          </table:table-cell>
          <table:table-cell office:value-type="string" calcext:value-type="string">
            <text:p>Вот так заглянешь в комментарии, и сразу видно у кого в семье регулярно Дом-2 смотрели домочадцы, аж до сих пор рефлексы отторжения.</text:p>
          </table:table-cell>
        </table:table-row>
        <table:table-row table:style-name="ro1">
          <table:table-cell office:value-type="float" office:value="1511074" calcext:value-type="float">
            <text:p>1511074</text:p>
          </table:table-cell>
          <table:table-cell office:value-type="float" office:value="1511275" calcext:value-type="float">
            <text:p>1511275</text:p>
          </table:table-cell>
          <table:table-cell office:value-type="string" calcext:value-type="string">
            <text:p>sexist</text:p>
          </table:table-cell>
          <table:table-cell office:value-type="string" calcext:value-type="string">
            <text:p>Ты шлюха и наркомразь!!! Больше ты никто!</text:p>
          </table:table-cell>
        </table:table-row>
        <table:table-row table:style-name="ro1">
          <table:table-cell office:value-type="float" office:value="1511074" calcext:value-type="float">
            <text:p>1511074</text:p>
          </table:table-cell>
          <table:table-cell office:value-type="float" office:value="1511294" calcext:value-type="float">
            <text:p>1511294</text:p>
          </table:table-cell>
          <table:table-cell office:value-type="string" calcext:value-type="string">
            <text:p>sexist</text:p>
          </table:table-cell>
          <table:table-cell office:value-type="string" calcext:value-type="string">
            <text:p>Продалась шкура за "банку варенья и коробку печенья"...</text:p>
          </table:table-cell>
        </table:table-row>
        <table:table-row table:style-name="ro1">
          <table:table-cell office:value-type="float" office:value="1511074" calcext:value-type="float">
            <text:p>1511074</text:p>
          </table:table-cell>
          <table:table-cell office:value-type="float" office:value="1511301" calcext:value-type="float">
            <text:p>1511301</text:p>
          </table:table-cell>
          <table:table-cell office:value-type="string" calcext:value-type="string">
            <text:p>non_sexist</text:p>
          </table:table-cell>
          <table:table-cell office:value-type="string" calcext:value-type="string">
            <text:p>давайте проголосуем за Собчак - посмотрим, что станет со страной после выборов</text:p>
          </table:table-cell>
        </table:table-row>
        <table:table-row table:style-name="ro1">
          <table:table-cell office:value-type="float" office:value="1511074" calcext:value-type="float">
            <text:p>1511074</text:p>
          </table:table-cell>
          <table:table-cell office:value-type="float" office:value="1511312" calcext:value-type="float">
            <text:p>1511312</text:p>
          </table:table-cell>
          <table:table-cell office:value-type="string" calcext:value-type="string">
            <text:p>non_sexist</text:p>
          </table:table-cell>
          <table:table-cell office:value-type="string" calcext:value-type="string">
            <text:p>[id337547138|Владислав], зато ты красавчик 😌</text:p>
          </table:table-cell>
        </table:table-row>
        <table:table-row table:style-name="ro1">
          <table:table-cell office:value-type="float" office:value="1511074" calcext:value-type="float">
            <text:p>1511074</text:p>
          </table:table-cell>
          <table:table-cell office:value-type="float" office:value="1511313" calcext:value-type="float">
            <text:p>1511313</text:p>
          </table:table-cell>
          <table:table-cell office:value-type="string" calcext:value-type="string">
            <text:p>non_sexist</text:p>
          </table:table-cell>
          <table:table-cell office:value-type="string" calcext:value-type="string">
            <text:p>[id124664251|Helen], шшш</text:p>
          </table:table-cell>
        </table:table-row>
        <table:table-row table:style-name="ro1">
          <table:table-cell office:value-type="float" office:value="1511074" calcext:value-type="float">
            <text:p>1511074</text:p>
          </table:table-cell>
          <table:table-cell office:value-type="float" office:value="1511314" calcext:value-type="float">
            <text:p>1511314</text:p>
          </table:table-cell>
          <table:table-cell office:value-type="string" calcext:value-type="string">
            <text:p>non_sexist</text:p>
          </table:table-cell>
          <table:table-cell office:value-type="string" calcext:value-type="string">
            <text:p>[id337547138|Владислав], сам шш</text:p>
          </table:table-cell>
        </table:table-row>
        <table:table-row table:style-name="ro1">
          <table:table-cell office:value-type="float" office:value="1511074" calcext:value-type="float">
            <text:p>1511074</text:p>
          </table:table-cell>
          <table:table-cell office:value-type="float" office:value="1511329" calcext:value-type="float">
            <text:p>1511329</text:p>
          </table:table-cell>
          <table:table-cell office:value-type="string" calcext:value-type="string">
            <text:p>non_sexist</text:p>
          </table:table-cell>
          <table:table-cell office:value-type="string" calcext:value-type="string">
            <text:p>Денис, жаль то существуют такие гавноеды как ты, <text:s/>которые забыли слово - репутация.</text:p>
          </table:table-cell>
        </table:table-row>
        <table:table-row table:style-name="ro1">
          <table:table-cell office:value-type="float" office:value="1511074" calcext:value-type="float">
            <text:p>1511074</text:p>
          </table:table-cell>
          <table:table-cell office:value-type="float" office:value="1511337" calcext:value-type="float">
            <text:p>1511337</text:p>
          </table:table-cell>
          <table:table-cell office:value-type="string" calcext:value-type="string">
            <text:p>non_sexist</text:p>
          </table:table-cell>
          <table:table-cell office:value-type="string" calcext:value-type="string">
            <text:p>[id289096552|Денис], дочь Пескова тоже отлично училась за рубежом, а связать и двух слов не может. Да и у Ксении папаша — не простой человек. Про коммуналки бред.</text:p>
          </table:table-cell>
        </table:table-row>
        <table:table-row table:style-name="ro1">
          <table:table-cell office:value-type="float" office:value="1511074" calcext:value-type="float">
            <text:p>1511074</text:p>
          </table:table-cell>
          <table:table-cell office:value-type="float" office:value="1511355" calcext:value-type="float">
            <text:p>1511355</text:p>
          </table:table-cell>
          <table:table-cell office:value-type="string" calcext:value-type="string">
            <text:p>non_sexist</text:p>
          </table:table-cell>
          <table:table-cell office:value-type="string" calcext:value-type="string">
            <text:p>Сначала Светлана Бондарчук, теперь Ксения жалуются на свою нелегкую жизнь. Уж если «элитке» так тяжело живётся, уж нам крепостным чего, ложится и помирать?https://youtu.be/wIWf-ajTX4w</text:p>
          </table:table-cell>
        </table:table-row>
        <table:table-row table:style-name="ro1">
          <table:table-cell office:value-type="float" office:value="1511074" calcext:value-type="float">
            <text:p>1511074</text:p>
          </table:table-cell>
          <table:table-cell office:value-type="float" office:value="1511393" calcext:value-type="float">
            <text:p>1511393</text:p>
          </table:table-cell>
          <table:table-cell office:value-type="string" calcext:value-type="string">
            <text:p>sexist</text:p>
          </table:table-cell>
          <table:table-cell office:value-type="string" calcext:value-type="string">
            <text:p>Бедолага блядь ,шлюшенция сраная. Хуев ей мало досталось в жизни, не насосалась ?</text:p>
          </table:table-cell>
        </table:table-row>
        <table:table-row table:style-name="ro1">
          <table:table-cell office:value-type="float" office:value="1511074" calcext:value-type="float">
            <text:p>1511074</text:p>
          </table:table-cell>
          <table:table-cell office:value-type="float" office:value="1511402" calcext:value-type="float">
            <text:p>1511402</text:p>
          </table:table-cell>
          <table:table-cell office:value-type="string" calcext:value-type="string">
            <text:p>non_sexist</text:p>
          </table:table-cell>
          <table:table-cell office:value-type="string" calcext:value-type="string">
            <text:p>[id446468501|El], а тебя обошла.Обидно,однако😩 Вот ты на дерьмо и изошёл.🤣</text:p>
          </table:table-cell>
        </table:table-row>
        <table:table-row table:style-name="ro1">
          <table:table-cell office:value-type="float" office:value="1511074" calcext:value-type="float">
            <text:p>1511074</text:p>
          </table:table-cell>
          <table:table-cell office:value-type="float" office:value="1511409" calcext:value-type="float">
            <text:p>1511409</text:p>
          </table:table-cell>
          <table:table-cell office:value-type="string" calcext:value-type="string">
            <text:p>sexist</text:p>
          </table:table-cell>
          <table:table-cell office:value-type="string" calcext:value-type="string">
            <text:p>[id155685008|Людмила], уебище целлюлитное, тебе точно мало хуев досталось) девушки были настолько страшные что водку они приносили с собой 🤣</text:p>
          </table:table-cell>
        </table:table-row>
        <table:table-row table:style-name="ro1">
          <table:table-cell office:value-type="float" office:value="1511074" calcext:value-type="float">
            <text:p>1511074</text:p>
          </table:table-cell>
          <table:table-cell office:value-type="float" office:value="1511412" calcext:value-type="float">
            <text:p>1511412</text:p>
          </table:table-cell>
          <table:table-cell office:value-type="string" calcext:value-type="string">
            <text:p>non_sexist</text:p>
          </table:table-cell>
          <table:table-cell office:value-type="string" calcext:value-type="string">
            <text:p>[id155685008|Людмила], штаны одевай. Твои ляхи это полная жопа . Страшно по улицам ходить рядом с таким 🤢</text:p>
          </table:table-cell>
        </table:table-row>
        <table:table-row table:style-name="ro1">
          <table:table-cell office:value-type="float" office:value="1511074" calcext:value-type="float">
            <text:p>1511074</text:p>
          </table:table-cell>
          <table:table-cell office:value-type="float" office:value="1511416" calcext:value-type="float">
            <text:p>1511416</text:p>
          </table:table-cell>
          <table:table-cell office:value-type="string" calcext:value-type="string">
            <text:p>non_sexist</text:p>
          </table:table-cell>
          <table:table-cell office:value-type="string" calcext:value-type="string">
            <text:p>[id449823163|Евгений], зачем так сразу...Вот когда посмотрим дебаты Собчак &amp; Полонский. Всё интересное впереди, но это не точно....................</text:p>
          </table:table-cell>
        </table:table-row>
        <table:table-row table:style-name="ro1">
          <table:table-cell office:value-type="float" office:value="1511074" calcext:value-type="float">
            <text:p>1511074</text:p>
          </table:table-cell>
          <table:table-cell office:value-type="float" office:value="1511451" calcext:value-type="float">
            <text:p>1511451</text:p>
          </table:table-cell>
          <table:table-cell office:value-type="string" calcext:value-type="string">
            <text:p>non_sexist</text:p>
          </table:table-cell>
          <table:table-cell office:value-type="string" calcext:value-type="string">
            <text:p>[id446468501|El], как твой пукан -то рвёт😆😆 Девки не дают,печалька.</text:p>
          </table:table-cell>
        </table:table-row>
        <table:table-row table:style-name="ro1">
          <table:table-cell office:value-type="float" office:value="1511074" calcext:value-type="float">
            <text:p>1511074</text:p>
          </table:table-cell>
          <table:table-cell office:value-type="float" office:value="1511453" calcext:value-type="float">
            <text:p>1511453</text:p>
          </table:table-cell>
          <table:table-cell office:value-type="string" calcext:value-type="string">
            <text:p>non_sexist</text:p>
          </table:table-cell>
          <table:table-cell office:value-type="string" calcext:value-type="string">
            <text:p>[id155685008|Людмила], я не лезби , дура ты старая )))</text:p>
          </table:table-cell>
        </table:table-row>
        <table:table-row table:style-name="ro1">
          <table:table-cell office:value-type="float" office:value="1511074" calcext:value-type="float">
            <text:p>1511074</text:p>
          </table:table-cell>
          <table:table-cell office:value-type="float" office:value="1511464" calcext:value-type="float">
            <text:p>1511464</text:p>
          </table:table-cell>
          <table:table-cell office:value-type="string" calcext:value-type="string">
            <text:p>non_sexist</text:p>
          </table:table-cell>
          <table:table-cell office:value-type="string" calcext:value-type="string">
            <text:p>Я поняла,что ты особь мужского пола.😆</text:p>
          </table:table-cell>
        </table:table-row>
        <table:table-row table:style-name="ro1">
          <table:table-cell office:value-type="float" office:value="1511074" calcext:value-type="float">
            <text:p>1511074</text:p>
          </table:table-cell>
          <table:table-cell office:value-type="float" office:value="1511469" calcext:value-type="float">
            <text:p>1511469</text:p>
          </table:table-cell>
          <table:table-cell office:value-type="string" calcext:value-type="string">
            <text:p>sexist</text:p>
          </table:table-cell>
          <table:table-cell office:value-type="string" calcext:value-type="string">
            <text:p>[id155685008|Людмила], от таких как ты нельзя ожидать чего-то адекватного . Существо примерно женского пола как Шпак )</text:p>
          </table:table-cell>
        </table:table-row>
        <table:table-row table:style-name="ro1">
          <table:table-cell office:value-type="float" office:value="1511074" calcext:value-type="float">
            <text:p>1511074</text:p>
          </table:table-cell>
          <table:table-cell office:value-type="float" office:value="1511479" calcext:value-type="float">
            <text:p>1511479</text:p>
          </table:table-cell>
          <table:table-cell office:value-type="string" calcext:value-type="string">
            <text:p>sexist</text:p>
          </table:table-cell>
          <table:table-cell office:value-type="string" calcext:value-type="string">
            <text:p>что эта кобыла знает о женской судьбе в россии???</text:p>
          </table:table-cell>
        </table:table-row>
        <table:table-row table:style-name="ro1">
          <table:table-cell office:value-type="float" office:value="1511074" calcext:value-type="float">
            <text:p>1511074</text:p>
          </table:table-cell>
          <table:table-cell office:value-type="float" office:value="1511481" calcext:value-type="float">
            <text:p>1511481</text:p>
          </table:table-cell>
          <table:table-cell office:value-type="string" calcext:value-type="string">
            <text:p>non_sexist</text:p>
          </table:table-cell>
          <table:table-cell office:value-type="string" calcext:value-type="string">
            <text:p>Мир погряз в информационном дерьме, в погоне за чем-то новым люди готовы форсить любого человека, плевав на его моральные качества и пригодность в том, куда он лезет</text:p>
          </table:table-cell>
        </table:table-row>
        <table:table-row table:style-name="ro1">
          <table:table-cell office:value-type="float" office:value="1511074" calcext:value-type="float">
            <text:p>1511074</text:p>
          </table:table-cell>
          <table:table-cell office:value-type="float" office:value="1511484" calcext:value-type="float">
            <text:p>1511484</text:p>
          </table:table-cell>
          <table:table-cell office:value-type="string" calcext:value-type="string">
            <text:p>non_sexist</text:p>
          </table:table-cell>
          <table:table-cell office:value-type="string" calcext:value-type="string">
            <text:p>[id446468501|El], на себя в зеркало посмотрите. Запомните,никогда не провоцируйте женщину и будет вам счастье.</text:p>
          </table:table-cell>
        </table:table-row>
        <table:table-row table:style-name="ro1">
          <table:table-cell office:value-type="float" office:value="1511074" calcext:value-type="float">
            <text:p>1511074</text:p>
          </table:table-cell>
          <table:table-cell office:value-type="float" office:value="1511488" calcext:value-type="float">
            <text:p>1511488</text:p>
          </table:table-cell>
          <table:table-cell office:value-type="string" calcext:value-type="string">
            <text:p>sexist</text:p>
          </table:table-cell>
          <table:table-cell office:value-type="string" calcext:value-type="string">
            <text:p>Да было это уже "Я простая русская баба, мужем битая, врагом стреляная..."(ХФ "Член правительства") Них@я своего придумать не могут либерососня )))</text:p>
          </table:table-cell>
        </table:table-row>
        <table:table-row table:style-name="ro1">
          <table:table-cell office:value-type="float" office:value="1511074" calcext:value-type="float">
            <text:p>1511074</text:p>
          </table:table-cell>
          <table:table-cell office:value-type="float" office:value="1511489" calcext:value-type="float">
            <text:p>1511489</text:p>
          </table:table-cell>
          <table:table-cell office:value-type="string" calcext:value-type="string">
            <text:p>non_sexist</text:p>
          </table:table-cell>
          <table:table-cell office:value-type="string" calcext:value-type="string">
            <text:p>Омерзительно!</text:p>
          </table:table-cell>
        </table:table-row>
        <table:table-row table:style-name="ro1">
          <table:table-cell office:value-type="float" office:value="1511074" calcext:value-type="float">
            <text:p>1511074</text:p>
          </table:table-cell>
          <table:table-cell office:value-type="float" office:value="1511492" calcext:value-type="float">
            <text:p>1511492</text:p>
          </table:table-cell>
          <table:table-cell office:value-type="string" calcext:value-type="string">
            <text:p>sexist</text:p>
          </table:table-cell>
          <table:table-cell office:value-type="string" calcext:value-type="string">
            <text:p>Людмила, это ты женщина? Никто не ебет так залезла ВКонтакте искать ? Лезешь со своими тупыми комментами ко всем у кого предположительно должны быть яйца 🤣 <text:s/>оно женщина пля 🤣</text:p>
          </table:table-cell>
        </table:table-row>
        <table:table-row table:style-name="ro1">
          <table:table-cell office:value-type="float" office:value="1511074" calcext:value-type="float">
            <text:p>1511074</text:p>
          </table:table-cell>
          <table:table-cell office:value-type="float" office:value="1511557" calcext:value-type="float">
            <text:p>1511557</text:p>
          </table:table-cell>
          <table:table-cell office:value-type="string" calcext:value-type="string">
            <text:p>non_sexist</text:p>
          </table:table-cell>
          <table:table-cell office:value-type="string" calcext:value-type="string">
            <text:p>Алло,народ,интервью кто-нибудь читал?.Судя по коментам ни один.А оно того стоит.</text:p>
          </table:table-cell>
        </table:table-row>
        <table:table-row table:style-name="ro1">
          <table:table-cell office:value-type="float" office:value="1511074" calcext:value-type="float">
            <text:p>1511074</text:p>
          </table:table-cell>
          <table:table-cell office:value-type="float" office:value="1511621" calcext:value-type="float">
            <text:p>1511621</text:p>
          </table:table-cell>
          <table:table-cell office:value-type="string" calcext:value-type="string">
            <text:p>non_sexist</text:p>
          </table:table-cell>
          <table:table-cell office:value-type="string" calcext:value-type="string">
            <text:p>Пошла она на хуй!</text:p>
          </table:table-cell>
        </table:table-row>
        <table:table-row table:style-name="ro1">
          <table:table-cell office:value-type="float" office:value="1511074" calcext:value-type="float">
            <text:p>1511074</text:p>
          </table:table-cell>
          <table:table-cell office:value-type="float" office:value="1511673" calcext:value-type="float">
            <text:p>1511673</text:p>
          </table:table-cell>
          <table:table-cell office:value-type="string" calcext:value-type="string">
            <text:p>non_sexist</text:p>
          </table:table-cell>
          <table:table-cell office:value-type="string" calcext:value-type="string">
            <text:p>[id289096552|Денис], какие коммуналки, что за бред. В МГИМО её перетащила пробивная мамочка, какая отличная учёба, еле еле на платное отделение взяли в Петербурге.</text:p>
          </table:table-cell>
        </table:table-row>
        <table:table-row table:style-name="ro1">
          <table:table-cell office:value-type="float" office:value="1511074" calcext:value-type="float">
            <text:p>1511074</text:p>
          </table:table-cell>
          <table:table-cell office:value-type="float" office:value="1511834" calcext:value-type="float">
            <text:p>1511834</text:p>
          </table:table-cell>
          <table:table-cell office:value-type="string" calcext:value-type="string">
            <text:p>non_sexist</text:p>
          </table:table-cell>
          <table:table-cell office:value-type="string" calcext:value-type="string">
            <text:p>Ну это пока единственный адекватный кандидат</text:p>
          </table:table-cell>
        </table:table-row>
        <table:table-row table:style-name="ro1">
          <table:table-cell office:value-type="float" office:value="1511074" calcext:value-type="float">
            <text:p>1511074</text:p>
          </table:table-cell>
          <table:table-cell office:value-type="float" office:value="1511998" calcext:value-type="float">
            <text:p>1511998</text:p>
          </table:table-cell>
          <table:table-cell office:value-type="string" calcext:value-type="string">
            <text:p>non_sexist</text:p>
          </table:table-cell>
          <table:table-cell office:value-type="string" calcext:value-type="string">
            <text:p>Из России ДОМ-2 ?! Интересно кто подпишется ?</text:p>
          </table:table-cell>
        </table:table-row>
        <table:table-row table:style-name="ro1">
          <table:table-cell office:value-type="float" office:value="1511074" calcext:value-type="float">
            <text:p>1511074</text:p>
          </table:table-cell>
          <table:table-cell office:value-type="float" office:value="1512005" calcext:value-type="float">
            <text:p>1512005</text:p>
          </table:table-cell>
          <table:table-cell office:value-type="string" calcext:value-type="string">
            <text:p>sexist</text:p>
          </table:table-cell>
          <table:table-cell office:value-type="string" calcext:value-type="string">
            <text:p>Женщина низкой социальной ответственности (с)В.Путин😁</text:p>
          </table:table-cell>
        </table:table-row>
        <table:table-row table:style-name="ro1">
          <table:table-cell office:value-type="float" office:value="1511074" calcext:value-type="float">
            <text:p>1511074</text:p>
          </table:table-cell>
          <table:table-cell office:value-type="float" office:value="1512155" calcext:value-type="float">
            <text:p>1512155</text:p>
          </table:table-cell>
          <table:table-cell office:value-type="string" calcext:value-type="string">
            <text:p>non_sexist</text:p>
          </table:table-cell>
          <table:table-cell office:value-type="string" calcext:value-type="string">
            <text:p>По-моему, все это имеет место быть. откуда столько негатива, народ?</text:p>
          </table:table-cell>
        </table:table-row>
        <table:table-row table:style-name="ro1">
          <table:table-cell office:value-type="float" office:value="1511074" calcext:value-type="float">
            <text:p>1511074</text:p>
          </table:table-cell>
          <table:table-cell office:value-type="float" office:value="1512234" calcext:value-type="float">
            <text:p>1512234</text:p>
          </table:table-cell>
          <table:table-cell office:value-type="string" calcext:value-type="string">
            <text:p>non_sexist</text:p>
          </table:table-cell>
          <table:table-cell office:value-type="string" calcext:value-type="string">
            <text:p>Такая прям вся святая, а остальные гэ ходячее</text:p>
          </table:table-cell>
        </table:table-row>
        <table:table-row table:style-name="ro1">
          <table:table-cell office:value-type="float" office:value="1511074" calcext:value-type="float">
            <text:p>1511074</text:p>
          </table:table-cell>
          <table:table-cell office:value-type="float" office:value="1512238" calcext:value-type="float">
            <text:p>1512238</text:p>
          </table:table-cell>
          <table:table-cell office:value-type="string" calcext:value-type="string">
            <text:p>sexist</text:p>
          </table:table-cell>
          <table:table-cell office:value-type="string" calcext:value-type="string">
            <text:p>"женщина трудной судьбы", бананы из морга в горло не лезли пока другие голодали?</text:p>
          </table:table-cell>
        </table:table-row>
        <table:table-row table:style-name="ro1">
          <table:table-cell office:value-type="float" office:value="1488750" calcext:value-type="float">
            <text:p>1488750</text:p>
          </table:table-cell>
          <table:table-cell office:value-type="float" office:value="1488755" calcext:value-type="float">
            <text:p>1488755</text:p>
          </table:table-cell>
          <table:table-cell office:value-type="string" calcext:value-type="string">
            <text:p>non_sexist</text:p>
          </table:table-cell>
          <table:table-cell office:value-type="string" calcext:value-type="string">
            <text:p>Д бл 14 лет какая педофилия хоспади</text:p>
          </table:table-cell>
        </table:table-row>
        <table:table-row table:style-name="ro1">
          <table:table-cell office:value-type="float" office:value="1488750" calcext:value-type="float">
            <text:p>1488750</text:p>
          </table:table-cell>
          <table:table-cell office:value-type="float" office:value="1488756" calcext:value-type="float">
            <text:p>1488756</text:p>
          </table:table-cell>
          <table:table-cell office:value-type="string" calcext:value-type="string">
            <text:p>non_sexist</text:p>
          </table:table-cell>
          <table:table-cell office:value-type="string" calcext:value-type="string">
            <text:p>[id236571330|Всеволод], загнивающий запад, чтоб его</text:p>
          </table:table-cell>
        </table:table-row>
        <table:table-row table:style-name="ro1">
          <table:table-cell office:value-type="float" office:value="1488750" calcext:value-type="float">
            <text:p>1488750</text:p>
          </table:table-cell>
          <table:table-cell office:value-type="float" office:value="1488757" calcext:value-type="float">
            <text:p>1488757</text:p>
          </table:table-cell>
          <table:table-cell office:value-type="string" calcext:value-type="string">
            <text:p>non_sexist</text:p>
          </table:table-cell>
          <table:table-cell office:value-type="string" calcext:value-type="string">
            <text:p>А он сам тогда не ребенком был? 30 лет же прошло лол</text:p>
          </table:table-cell>
        </table:table-row>
        <table:table-row table:style-name="ro1">
          <table:table-cell office:value-type="float" office:value="1488750" calcext:value-type="float">
            <text:p>1488750</text:p>
          </table:table-cell>
          <table:table-cell office:value-type="float" office:value="1488758" calcext:value-type="float">
            <text:p>1488758</text:p>
          </table:table-cell>
          <table:table-cell office:value-type="string" calcext:value-type="string">
            <text:p>non_sexist</text:p>
          </table:table-cell>
          <table:table-cell office:value-type="string" calcext:value-type="string">
            <text:p>Это кого-то волнует?</text:p>
          </table:table-cell>
        </table:table-row>
        <table:table-row table:style-name="ro1">
          <table:table-cell office:value-type="float" office:value="1488750" calcext:value-type="float">
            <text:p>1488750</text:p>
          </table:table-cell>
          <table:table-cell office:value-type="float" office:value="1488760" calcext:value-type="float">
            <text:p>1488760</text:p>
          </table:table-cell>
          <table:table-cell office:value-type="string" calcext:value-type="string">
            <text:p>non_sexist</text:p>
          </table:table-cell>
          <table:table-cell office:value-type="string" calcext:value-type="string">
            <text:p>[id236571330|Всеволод], ты рофлишь же?</text:p>
          </table:table-cell>
        </table:table-row>
        <table:table-row table:style-name="ro1">
          <table:table-cell office:value-type="float" office:value="1488750" calcext:value-type="float">
            <text:p>1488750</text:p>
          </table:table-cell>
          <table:table-cell office:value-type="float" office:value="1488761" calcext:value-type="float">
            <text:p>1488761</text:p>
          </table:table-cell>
          <table:table-cell office:value-type="string" calcext:value-type="string">
            <text:p>non_sexist</text:p>
          </table:table-cell>
          <table:table-cell office:value-type="string" calcext:value-type="string">
            <text:p>Комбо</text:p>
          </table:table-cell>
        </table:table-row>
        <table:table-row table:style-name="ro1">
          <table:table-cell office:value-type="float" office:value="1488750" calcext:value-type="float">
            <text:p>1488750</text:p>
          </table:table-cell>
          <table:table-cell office:value-type="float" office:value="1488763" calcext:value-type="float">
            <text:p>1488763</text:p>
          </table:table-cell>
          <table:table-cell office:value-type="string" calcext:value-type="string">
            <text:p>non_sexist</text:p>
          </table:table-cell>
          <table:table-cell office:value-type="string" calcext:value-type="string">
            <text:p>Кевин Спейси гей, а пидор всё еще ты.</text:p>
          </table:table-cell>
        </table:table-row>
        <table:table-row table:style-name="ro1">
          <table:table-cell office:value-type="float" office:value="1488750" calcext:value-type="float">
            <text:p>1488750</text:p>
          </table:table-cell>
          <table:table-cell office:value-type="float" office:value="1488765" calcext:value-type="float">
            <text:p>1488765</text:p>
          </table:table-cell>
          <table:table-cell office:value-type="string" calcext:value-type="string">
            <text:p>non_sexist</text:p>
          </table:table-cell>
          <table:table-cell office:value-type="string" calcext:value-type="string">
            <text:p>Мужик должен спать с женщиной.Остальное это мерзость.это преступление против природы.</text:p>
          </table:table-cell>
        </table:table-row>
        <table:table-row table:style-name="ro1">
          <table:table-cell office:value-type="float" office:value="1488750" calcext:value-type="float">
            <text:p>1488750</text:p>
          </table:table-cell>
          <table:table-cell office:value-type="float" office:value="1488768" calcext:value-type="float">
            <text:p>1488768</text:p>
          </table:table-cell>
          <table:table-cell office:value-type="string" calcext:value-type="string">
            <text:p>non_sexist</text:p>
          </table:table-cell>
          <table:table-cell office:value-type="string" calcext:value-type="string">
            <text:p>[id7223503|Georgy], сомнительный ребёнок 28ми лет</text:p>
          </table:table-cell>
        </table:table-row>
        <table:table-row table:style-name="ro1">
          <table:table-cell office:value-type="float" office:value="1488750" calcext:value-type="float">
            <text:p>1488750</text:p>
          </table:table-cell>
          <table:table-cell office:value-type="float" office:value="1488769" calcext:value-type="float">
            <text:p>1488769</text:p>
          </table:table-cell>
          <table:table-cell office:value-type="string" calcext:value-type="string">
            <text:p>non_sexist</text:p>
          </table:table-cell>
          <table:table-cell office:value-type="string" calcext:value-type="string">
            <text:p>[id305083075|Aren], твой интеллект — преступление против человечества</text:p>
          </table:table-cell>
        </table:table-row>
        <table:table-row table:style-name="ro1">
          <table:table-cell office:value-type="float" office:value="1488750" calcext:value-type="float">
            <text:p>1488750</text:p>
          </table:table-cell>
          <table:table-cell office:value-type="float" office:value="1488773" calcext:value-type="float">
            <text:p>1488773</text:p>
          </table:table-cell>
          <table:table-cell office:value-type="string" calcext:value-type="string">
            <text:p>non_sexist</text:p>
          </table:table-cell>
          <table:table-cell office:value-type="string" calcext:value-type="string">
            <text:p>Ща педермоты восстанут в комментах</text:p>
          </table:table-cell>
        </table:table-row>
        <table:table-row table:style-name="ro1">
          <table:table-cell office:value-type="float" office:value="1488750" calcext:value-type="float">
            <text:p>1488750</text:p>
          </table:table-cell>
          <table:table-cell office:value-type="float" office:value="1488775" calcext:value-type="float">
            <text:p>1488775</text:p>
          </table:table-cell>
          <table:table-cell office:value-type="string" calcext:value-type="string">
            <text:p>non_sexist</text:p>
          </table:table-cell>
          <table:table-cell office:value-type="string" calcext:value-type="string">
            <text:p>И что тут такого? Уже везде так называемая "русская духовность", "русские традиции". Вот от этого противно. А Кевин Спейси молодец!</text:p>
          </table:table-cell>
        </table:table-row>
        <table:table-row table:style-name="ro1">
          <table:table-cell office:value-type="float" office:value="1488750" calcext:value-type="float">
            <text:p>1488750</text:p>
          </table:table-cell>
          <table:table-cell office:value-type="float" office:value="1488776" calcext:value-type="float">
            <text:p>1488776</text:p>
          </table:table-cell>
          <table:table-cell office:value-type="string" calcext:value-type="string">
            <text:p>non_sexist</text:p>
          </table:table-cell>
          <table:table-cell office:value-type="string" calcext:value-type="string">
            <text:p>[id10852969|Антон], вот и первый ЛГБТ пошел</text:p>
          </table:table-cell>
        </table:table-row>
        <table:table-row table:style-name="ro2">
          <table:table-cell office:value-type="float" office:value="1488750" calcext:value-type="float">
            <text:p>1488750</text:p>
          </table:table-cell>
          <table:table-cell office:value-type="float" office:value="1488777" calcext:value-type="float">
            <text:p>1488777</text:p>
          </table:table-cell>
          <table:table-cell office:value-type="string" calcext:value-type="string">
            <text:p>non_sexist</text:p>
          </table:table-cell>
          <table:table-cell office:value-type="string" calcext:value-type="string">
            <text:p>[id305083075|Aren], лол иди природе расскажи </text:p>
            <text:p>А то там около 25 процентов гомосексуалов в каждом виде, а некоторые виды чаек растят птенцов исключительно в паре ж/ж или м/м</text:p>
          </table:table-cell>
        </table:table-row>
        <table:table-row table:style-name="ro1">
          <table:table-cell office:value-type="float" office:value="1488750" calcext:value-type="float">
            <text:p>1488750</text:p>
          </table:table-cell>
          <table:table-cell office:value-type="float" office:value="1488778" calcext:value-type="float">
            <text:p>1488778</text:p>
          </table:table-cell>
          <table:table-cell office:value-type="string" calcext:value-type="string">
            <text:p>non_sexist</text:p>
          </table:table-cell>
          <table:table-cell office:value-type="string" calcext:value-type="string">
            <text:p>[id305083075|Aren], тогда забавно, что сама природа предусмотрела возможность гомосексуальных половых актов.</text:p>
          </table:table-cell>
        </table:table-row>
        <table:table-row table:style-name="ro1">
          <table:table-cell office:value-type="float" office:value="1488750" calcext:value-type="float">
            <text:p>1488750</text:p>
          </table:table-cell>
          <table:table-cell office:value-type="float" office:value="1488779" calcext:value-type="float">
            <text:p>1488779</text:p>
          </table:table-cell>
          <table:table-cell office:value-type="string" calcext:value-type="string">
            <text:p>non_sexist</text:p>
          </table:table-cell>
          <table:table-cell office:value-type="string" calcext:value-type="string">
            <text:p>[id305083075|Aren], такую хрень несешь. Еще скажи, что мужик полигамен и должен осеменить больше самок, потому что так заложено природой.</text:p>
          </table:table-cell>
        </table:table-row>
        <table:table-row table:style-name="ro1">
          <table:table-cell office:value-type="float" office:value="1488750" calcext:value-type="float">
            <text:p>1488750</text:p>
          </table:table-cell>
          <table:table-cell office:value-type="float" office:value="1488782" calcext:value-type="float">
            <text:p>1488782</text:p>
          </table:table-cell>
          <table:table-cell office:value-type="string" calcext:value-type="string">
            <text:p>non_sexist</text:p>
          </table:table-cell>
          <table:table-cell office:value-type="string" calcext:value-type="string">
            <text:p>[id236571330|Всеволод], от чистки мужских дымоходов в приватной обстановке он стал хуже как актёр?🤔🤔🤔</text:p>
          </table:table-cell>
        </table:table-row>
        <table:table-row table:style-name="ro1">
          <table:table-cell office:value-type="float" office:value="1488750" calcext:value-type="float">
            <text:p>1488750</text:p>
          </table:table-cell>
          <table:table-cell office:value-type="float" office:value="1488783" calcext:value-type="float">
            <text:p>1488783</text:p>
          </table:table-cell>
          <table:table-cell office:value-type="string" calcext:value-type="string">
            <text:p>non_sexist</text:p>
          </table:table-cell>
          <table:table-cell office:value-type="string" calcext:value-type="string">
            <text:p>Руслан, не только "они", <text:s/>почему же.</text:p>
          </table:table-cell>
        </table:table-row>
        <table:table-row table:style-name="ro1">
          <table:table-cell office:value-type="float" office:value="1488750" calcext:value-type="float">
            <text:p>1488750</text:p>
          </table:table-cell>
          <table:table-cell office:value-type="float" office:value="1488784" calcext:value-type="float">
            <text:p>1488784</text:p>
          </table:table-cell>
          <table:table-cell office:value-type="string" calcext:value-type="string">
            <text:p>non_sexist</text:p>
          </table:table-cell>
          <table:table-cell office:value-type="string" calcext:value-type="string">
            <text:p>Какая важная информация для русского народа!!! Что бы мы делали и как жили если бы не знали...</text:p>
          </table:table-cell>
        </table:table-row>
        <table:table-row table:style-name="ro1">
          <table:table-cell office:value-type="float" office:value="1488750" calcext:value-type="float">
            <text:p>1488750</text:p>
          </table:table-cell>
          <table:table-cell office:value-type="float" office:value="1488787" calcext:value-type="float">
            <text:p>1488787</text:p>
          </table:table-cell>
          <table:table-cell office:value-type="string" calcext:value-type="string">
            <text:p>non_sexist</text:p>
          </table:table-cell>
          <table:table-cell office:value-type="string" calcext:value-type="string">
            <text:p>[id32290867|Максим], анус для того чтобы срать.просто люди извращенцы лишь бы дырка была.</text:p>
          </table:table-cell>
        </table:table-row>
        <table:table-row table:style-name="ro1">
          <table:table-cell office:value-type="float" office:value="1488750" calcext:value-type="float">
            <text:p>1488750</text:p>
          </table:table-cell>
          <table:table-cell office:value-type="float" office:value="1488789" calcext:value-type="float">
            <text:p>1488789</text:p>
          </table:table-cell>
          <table:table-cell office:value-type="string" calcext:value-type="string">
            <text:p>non_sexist</text:p>
          </table:table-cell>
          <table:table-cell office:value-type="string" calcext:value-type="string">
            <text:p>[id305083075|Aren], можно и без проникновения.</text:p>
          </table:table-cell>
        </table:table-row>
        <table:table-row table:style-name="ro2">
          <table:table-cell office:value-type="float" office:value="1488750" calcext:value-type="float">
            <text:p>1488750</text:p>
          </table:table-cell>
          <table:table-cell office:value-type="float" office:value="1488790" calcext:value-type="float">
            <text:p>1488790</text:p>
          </table:table-cell>
          <table:table-cell office:value-type="string" calcext:value-type="string">
            <text:p>non_sexist</text:p>
          </table:table-cell>
          <table:table-cell office:value-type="string" calcext:value-type="string">
            <text:p>Вот так посмотришь русские комменты и хочется перефразировать вопрос: " В России  быть мало умным это модно?". Хотя, если как в случае с ориентацией- это то же врождённое...... Вопросов нет!</text:p>
            <text:p>Жалко что всю жизнь ему пришлось скрывать. Хотя это никого не касается</text:p>
          </table:table-cell>
        </table:table-row>
        <table:table-row table:style-name="ro2">
          <table:table-cell office:value-type="float" office:value="1488750" calcext:value-type="float">
            <text:p>1488750</text:p>
          </table:table-cell>
          <table:table-cell office:value-type="float" office:value="1488792" calcext:value-type="float">
            <text:p>1488792</text:p>
          </table:table-cell>
          <table:table-cell office:value-type="string" calcext:value-type="string">
            <text:p>sexist</text:p>
          </table:table-cell>
          <table:table-cell office:value-type="string" calcext:value-type="string">
            <text:p>Да эти 14 летние сами залезут😂</text:p>
            <text:p>В этом возрасте они уже тяжёлые наркотики бросают, а к тому же было ли? Кевин Спейси не помнит, шурыгина молчала 30 лет оО о том чего не случилось</text:p>
          </table:table-cell>
        </table:table-row>
        <table:table-row table:style-name="ro1">
          <table:table-cell office:value-type="float" office:value="1488750" calcext:value-type="float">
            <text:p>1488750</text:p>
          </table:table-cell>
          <table:table-cell office:value-type="float" office:value="1488793" calcext:value-type="float">
            <text:p>1488793</text:p>
          </table:table-cell>
          <table:table-cell office:value-type="string" calcext:value-type="string">
            <text:p>non_sexist</text:p>
          </table:table-cell>
          <table:table-cell office:value-type="string" calcext:value-type="string">
            <text:p>Да, это он сделал зря, так как гомосексуальность не имеет к педофилии никакого отношения. Гомосексуальность (равно как и бисексуальность) - это абсолютная биологическая, психическая и медицинская норма, а вот педофилия - это уже нарушение права ребенка на половую неприкосновенность. К тому же, гетеросексуальная педофилия встречается чаще, чем гомосексуальная. А в данном случае я надеюсь, что все будет урегулировано мирно в досудебном порядке, если уж на то пошло. И что Кевин большее ни к кому не домогался, поскольку этим он бы себя попросту дискредитировал. Ну а вообще хорошо, что он вышел из шкафа, это далось ему нелегко.</text:p>
          </table:table-cell>
        </table:table-row>
        <table:table-row table:style-name="ro1">
          <table:table-cell office:value-type="float" office:value="1488750" calcext:value-type="float">
            <text:p>1488750</text:p>
          </table:table-cell>
          <table:table-cell office:value-type="float" office:value="1488794" calcext:value-type="float">
            <text:p>1488794</text:p>
          </table:table-cell>
          <table:table-cell office:value-type="string" calcext:value-type="string">
            <text:p>non_sexist</text:p>
          </table:table-cell>
          <table:table-cell office:value-type="string" calcext:value-type="string">
            <text:p>[id258942835|Алексей], как психолог скажу, что он ( интеллект) есть у всех, просто у кого-то он крайне низкий</text:p>
          </table:table-cell>
        </table:table-row>
        <table:table-row table:style-name="ro1">
          <table:table-cell office:value-type="float" office:value="1488750" calcext:value-type="float">
            <text:p>1488750</text:p>
          </table:table-cell>
          <table:table-cell office:value-type="float" office:value="1488796" calcext:value-type="float">
            <text:p>1488796</text:p>
          </table:table-cell>
          <table:table-cell office:value-type="string" calcext:value-type="string">
            <text:p>non_sexist</text:p>
          </table:table-cell>
          <table:table-cell office:value-type="string" calcext:value-type="string">
            <text:p>[id227632384|Илья], вообще то он сам рассказывает с кем он спит. На хрена вообще об этом заявлять?</text:p>
          </table:table-cell>
        </table:table-row>
        <table:table-row table:style-name="ro1">
          <table:table-cell office:value-type="float" office:value="1488750" calcext:value-type="float">
            <text:p>1488750</text:p>
          </table:table-cell>
          <table:table-cell office:value-type="float" office:value="1488797" calcext:value-type="float">
            <text:p>1488797</text:p>
          </table:table-cell>
          <table:table-cell office:value-type="string" calcext:value-type="string">
            <text:p>non_sexist</text:p>
          </table:table-cell>
          <table:table-cell office:value-type="string" calcext:value-type="string">
            <text:p>Думал,что после "Карточного Домика",нет смысла ещё и признаваться</text:p>
          </table:table-cell>
        </table:table-row>
        <table:table-row table:style-name="ro1">
          <table:table-cell office:value-type="float" office:value="1488750" calcext:value-type="float">
            <text:p>1488750</text:p>
          </table:table-cell>
          <table:table-cell office:value-type="float" office:value="1488799" calcext:value-type="float">
            <text:p>1488799</text:p>
          </table:table-cell>
          <table:table-cell office:value-type="string" calcext:value-type="string">
            <text:p>non_sexist</text:p>
          </table:table-cell>
          <table:table-cell office:value-type="string" calcext:value-type="string">
            <text:p>Единственным Геем был великий шведский физик Гей - Люссак, а это просто лесбиянки и педерасты...</text:p>
          </table:table-cell>
        </table:table-row>
        <table:table-row table:style-name="ro1">
          <table:table-cell office:value-type="float" office:value="1488750" calcext:value-type="float">
            <text:p>1488750</text:p>
          </table:table-cell>
          <table:table-cell office:value-type="float" office:value="1488803" calcext:value-type="float">
            <text:p>1488803</text:p>
          </table:table-cell>
          <table:table-cell office:value-type="string" calcext:value-type="string">
            <text:p>non_sexist</text:p>
          </table:table-cell>
          <table:table-cell office:value-type="string" calcext:value-type="string">
            <text:p>[id191321936|Рустам], а Чайковский, Кокто, Марэ и куча других великих людей?</text:p>
          </table:table-cell>
        </table:table-row>
        <table:table-row table:style-name="ro1">
          <table:table-cell office:value-type="float" office:value="1488750" calcext:value-type="float">
            <text:p>1488750</text:p>
          </table:table-cell>
          <table:table-cell office:value-type="float" office:value="1488804" calcext:value-type="float">
            <text:p>1488804</text:p>
          </table:table-cell>
          <table:table-cell office:value-type="string" calcext:value-type="string">
            <text:p>non_sexist</text:p>
          </table:table-cell>
          <table:table-cell office:value-type="string" calcext:value-type="string">
            <text:p>[id227632384|Илья], почему все смотрят мои фотки? Вы все что ли педрилки? Вот мне вообще не интересны фотки мужчин.</text:p>
          </table:table-cell>
        </table:table-row>
        <table:table-row table:style-name="ro1">
          <table:table-cell office:value-type="float" office:value="1488750" calcext:value-type="float">
            <text:p>1488750</text:p>
          </table:table-cell>
          <table:table-cell office:value-type="float" office:value="1488807" calcext:value-type="float">
            <text:p>1488807</text:p>
          </table:table-cell>
          <table:table-cell office:value-type="string" calcext:value-type="string">
            <text:p>non_sexist</text:p>
          </table:table-cell>
          <table:table-cell office:value-type="string" calcext:value-type="string">
            <text:p>хитрый ход..вайнштейну нужно взять на заметку)</text:p>
          </table:table-cell>
        </table:table-row>
        <table:table-row table:style-name="ro1">
          <table:table-cell office:value-type="float" office:value="1488750" calcext:value-type="float">
            <text:p>1488750</text:p>
          </table:table-cell>
          <table:table-cell office:value-type="float" office:value="1488808" calcext:value-type="float">
            <text:p>1488808</text:p>
          </table:table-cell>
          <table:table-cell office:value-type="string" calcext:value-type="string">
            <text:p>non_sexist</text:p>
          </table:table-cell>
          <table:table-cell office:value-type="string" calcext:value-type="string">
            <text:p>Ну будет теперь всяких священников играть</text:p>
          </table:table-cell>
        </table:table-row>
        <table:table-row table:style-name="ro1">
          <table:table-cell office:value-type="float" office:value="1488750" calcext:value-type="float">
            <text:p>1488750</text:p>
          </table:table-cell>
          <table:table-cell office:value-type="float" office:value="1488812" calcext:value-type="float">
            <text:p>1488812</text:p>
          </table:table-cell>
          <table:table-cell office:value-type="string" calcext:value-type="string">
            <text:p>non_sexist</text:p>
          </table:table-cell>
          <table:table-cell office:value-type="string" calcext:value-type="string">
            <text:p>[id42811143|Герман], с 1990 года.</text:p>
          </table:table-cell>
        </table:table-row>
        <table:table-row table:style-name="ro1">
          <table:table-cell office:value-type="float" office:value="1488750" calcext:value-type="float">
            <text:p>1488750</text:p>
          </table:table-cell>
          <table:table-cell office:value-type="float" office:value="1488815" calcext:value-type="float">
            <text:p>1488815</text:p>
          </table:table-cell>
          <table:table-cell office:value-type="string" calcext:value-type="string">
            <text:p>non_sexist</text:p>
          </table:table-cell>
          <table:table-cell office:value-type="string" calcext:value-type="string">
            <text:p>Если вы лоббируете что это норма, все равно это ей не является. Даже если вы будете себя женить и брать чужих детей. Стремясь тем самым подражать божественной модели.</text:p>
          </table:table-cell>
        </table:table-row>
        <table:table-row table:style-name="ro1">
          <table:table-cell office:value-type="float" office:value="1488750" calcext:value-type="float">
            <text:p>1488750</text:p>
          </table:table-cell>
          <table:table-cell office:value-type="float" office:value="1488816" calcext:value-type="float">
            <text:p>1488816</text:p>
          </table:table-cell>
          <table:table-cell office:value-type="string" calcext:value-type="string">
            <text:p>non_sexist</text:p>
          </table:table-cell>
          <table:table-cell office:value-type="string" calcext:value-type="string">
            <text:p>[id42811143|Герман], для людей, которых не ебет личная жизнь и ориентация других людей, да, уже давно норма)</text:p>
          </table:table-cell>
        </table:table-row>
        <table:table-row table:style-name="ro1">
          <table:table-cell office:value-type="float" office:value="1488750" calcext:value-type="float">
            <text:p>1488750</text:p>
          </table:table-cell>
          <table:table-cell office:value-type="float" office:value="1488818" calcext:value-type="float">
            <text:p>1488818</text:p>
          </table:table-cell>
          <table:table-cell office:value-type="string" calcext:value-type="string">
            <text:p>non_sexist</text:p>
          </table:table-cell>
          <table:table-cell office:value-type="string" calcext:value-type="string">
            <text:p>[id530615|Алексей], а откуда берется утверждение, что это не норма? Из еврейского фольклора?</text:p>
          </table:table-cell>
        </table:table-row>
        <table:table-row table:style-name="ro1">
          <table:table-cell office:value-type="float" office:value="1488750" calcext:value-type="float">
            <text:p>1488750</text:p>
          </table:table-cell>
          <table:table-cell office:value-type="float" office:value="1488820" calcext:value-type="float">
            <text:p>1488820</text:p>
          </table:table-cell>
          <table:table-cell office:value-type="string" calcext:value-type="string">
            <text:p>non_sexist</text:p>
          </table:table-cell>
          <table:table-cell office:value-type="string" calcext:value-type="string">
            <text:p>научно-популярный мультик про геев и лесбиянок</text:p>
          </table:table-cell>
        </table:table-row>
        <table:table-row table:style-name="ro1">
          <table:table-cell office:value-type="float" office:value="1488750" calcext:value-type="float">
            <text:p>1488750</text:p>
          </table:table-cell>
          <table:table-cell office:value-type="float" office:value="1488821" calcext:value-type="float">
            <text:p>1488821</text:p>
          </table:table-cell>
          <table:table-cell office:value-type="string" calcext:value-type="string">
            <text:p>non_sexist</text:p>
          </table:table-cell>
          <table:table-cell office:value-type="string" calcext:value-type="string">
            <text:p>[id32290867|Максим], да например из него, а если вы материалист, то должны знать что это не эволюция, а тупик. Нет у гомосеков потомства. Вымирают как динозавры.</text:p>
          </table:table-cell>
        </table:table-row>
        <table:table-row table:style-name="ro1">
          <table:table-cell office:value-type="float" office:value="1488750" calcext:value-type="float">
            <text:p>1488750</text:p>
          </table:table-cell>
          <table:table-cell office:value-type="float" office:value="1488823" calcext:value-type="float">
            <text:p>1488823</text:p>
          </table:table-cell>
          <table:table-cell office:value-type="string" calcext:value-type="string">
            <text:p>non_sexist</text:p>
          </table:table-cell>
          <table:table-cell office:value-type="string" calcext:value-type="string">
            <text:p>Сейчас бы определять степень интеллекта человека по его отношению к представителям какой-либо социальной группы...</text:p>
          </table:table-cell>
        </table:table-row>
        <table:table-row table:style-name="ro1">
          <table:table-cell office:value-type="float" office:value="1488750" calcext:value-type="float">
            <text:p>1488750</text:p>
          </table:table-cell>
          <table:table-cell office:value-type="float" office:value="1488824" calcext:value-type="float">
            <text:p>1488824</text:p>
          </table:table-cell>
          <table:table-cell office:value-type="string" calcext:value-type="string">
            <text:p>non_sexist</text:p>
          </table:table-cell>
          <table:table-cell office:value-type="string" calcext:value-type="string">
            <text:p>[id530615|Alexey], ты везде видишь сексуальный подтекст?) Даже в просмотре фотографий?</text:p>
          </table:table-cell>
        </table:table-row>
        <table:table-row table:style-name="ro1">
          <table:table-cell office:value-type="float" office:value="1488750" calcext:value-type="float">
            <text:p>1488750</text:p>
          </table:table-cell>
          <table:table-cell office:value-type="float" office:value="1488826" calcext:value-type="float">
            <text:p>1488826</text:p>
          </table:table-cell>
          <table:table-cell office:value-type="string" calcext:value-type="string">
            <text:p>non_sexist</text:p>
          </table:table-cell>
          <table:table-cell office:value-type="string" calcext:value-type="string">
            <text:p>Смотрю и Россию накрыло ЛГБТ сообщество.желаю чтоб ваши сыновья и дочери тоже были такими .</text:p>
          </table:table-cell>
        </table:table-row>
        <table:table-row table:style-name="ro1">
          <table:table-cell office:value-type="float" office:value="1488750" calcext:value-type="float">
            <text:p>1488750</text:p>
          </table:table-cell>
          <table:table-cell office:value-type="float" office:value="1488828" calcext:value-type="float">
            <text:p>1488828</text:p>
          </table:table-cell>
          <table:table-cell office:value-type="string" calcext:value-type="string">
            <text:p>non_sexist</text:p>
          </table:table-cell>
          <table:table-cell office:value-type="string" calcext:value-type="string">
            <text:p>Скоро мусульмане захватят этот заднеприводный мир</text:p>
          </table:table-cell>
        </table:table-row>
        <table:table-row table:style-name="ro1">
          <table:table-cell office:value-type="float" office:value="1488750" calcext:value-type="float">
            <text:p>1488750</text:p>
          </table:table-cell>
          <table:table-cell office:value-type="float" office:value="1488829" calcext:value-type="float">
            <text:p>1488829</text:p>
          </table:table-cell>
          <table:table-cell office:value-type="string" calcext:value-type="string">
            <text:p>non_sexist</text:p>
          </table:table-cell>
          <table:table-cell office:value-type="string" calcext:value-type="string">
            <text:p>[id530615|Алексей], кроме потомства у человечества есть еще социальный опыт, от передачи которого выживание конкретного человека зависит не в меньшей степени, чем от генетики. Можно не передать генетический материал будущим поколениям, но вместо этого дать им знания и умения. Способность к осеменению не определяет важность человека для общества и человечества.</text:p>
          </table:table-cell>
        </table:table-row>
        <table:table-row table:style-name="ro1">
          <table:table-cell office:value-type="float" office:value="1488750" calcext:value-type="float">
            <text:p>1488750</text:p>
          </table:table-cell>
          <table:table-cell office:value-type="float" office:value="1488831" calcext:value-type="float">
            <text:p>1488831</text:p>
          </table:table-cell>
          <table:table-cell office:value-type="string" calcext:value-type="string">
            <text:p>non_sexist</text:p>
          </table:table-cell>
          <table:table-cell office:value-type="string" calcext:value-type="string">
            <text:p>[id226522535|Сергей], я тут общаюсь на различные темы. Я доказываю своё мнение аргументами, а не обсуждением оппонентов. Но меня предпочитают почему то рассматривать. Я не против. Но это только показывает слабость аргументации.</text:p>
          </table:table-cell>
        </table:table-row>
        <table:table-row table:style-name="ro1">
          <table:table-cell office:value-type="float" office:value="1488750" calcext:value-type="float">
            <text:p>1488750</text:p>
          </table:table-cell>
          <table:table-cell office:value-type="float" office:value="1488832" calcext:value-type="float">
            <text:p>1488832</text:p>
          </table:table-cell>
          <table:table-cell office:value-type="string" calcext:value-type="string">
            <text:p>non_sexist</text:p>
          </table:table-cell>
          <table:table-cell office:value-type="string" calcext:value-type="string">
            <text:p>Огромное количество гомофобных постов, некоторые умиляют... Сначала хотел написать огромный пост, потом передумал и решил дать ссылку. https://psy-practice.com/publications/psikhicheskoe-zdorove/pogovorim-o-gomofobii/</text:p>
          </table:table-cell>
        </table:table-row>
        <table:table-row table:style-name="ro1">
          <table:table-cell office:value-type="float" office:value="1488750" calcext:value-type="float">
            <text:p>1488750</text:p>
          </table:table-cell>
          <table:table-cell office:value-type="float" office:value="1488833" calcext:value-type="float">
            <text:p>1488833</text:p>
          </table:table-cell>
          <table:table-cell office:value-type="string" calcext:value-type="string">
            <text:p>non_sexist</text:p>
          </table:table-cell>
          <table:table-cell office:value-type="string" calcext:value-type="string">
            <text:p>[id305083075|Aren], это те, в священной книге которых написано, что если мужчина не испытывает удовольствия, глядя на красивого юношу, он не человек?</text:p>
          </table:table-cell>
        </table:table-row>
        <table:table-row table:style-name="ro1">
          <table:table-cell office:value-type="float" office:value="1488750" calcext:value-type="float">
            <text:p>1488750</text:p>
          </table:table-cell>
          <table:table-cell office:value-type="float" office:value="1488834" calcext:value-type="float">
            <text:p>1488834</text:p>
          </table:table-cell>
          <table:table-cell office:value-type="string" calcext:value-type="string">
            <text:p>non_sexist</text:p>
          </table:table-cell>
          <table:table-cell office:value-type="string" calcext:value-type="string">
            <text:p>[id530615|Alexey], всегда проще говорить с человеком, которого хоть немного видел, чем представлять себе абстрактное</text:p>
          </table:table-cell>
        </table:table-row>
        <table:table-row table:style-name="ro1">
          <table:table-cell office:value-type="float" office:value="1488750" calcext:value-type="float">
            <text:p>1488750</text:p>
          </table:table-cell>
          <table:table-cell office:value-type="float" office:value="1488835" calcext:value-type="float">
            <text:p>1488835</text:p>
          </table:table-cell>
          <table:table-cell office:value-type="string" calcext:value-type="string">
            <text:p>non_sexist</text:p>
          </table:table-cell>
          <table:table-cell office:value-type="string" calcext:value-type="string">
            <text:p>[id305083075|Aren], и ты человек, который что-то пишет про доброе сердце в статусе?) И в это же время осуждаешь точно таких же людей, как ты, только с другой ориентацией? Сильно. Либо пересмотри взгляды на жизнь, либо не лицемерь</text:p>
          </table:table-cell>
        </table:table-row>
        <table:table-row table:style-name="ro1">
          <table:table-cell office:value-type="float" office:value="1488750" calcext:value-type="float">
            <text:p>1488750</text:p>
          </table:table-cell>
          <table:table-cell office:value-type="float" office:value="1488837" calcext:value-type="float">
            <text:p>1488837</text:p>
          </table:table-cell>
          <table:table-cell office:value-type="string" calcext:value-type="string">
            <text:p>non_sexist</text:p>
          </table:table-cell>
          <table:table-cell office:value-type="string" calcext:value-type="string">
            <text:p>[id226522535|Сергей], хаха, поэтому ты используешь левый аккаунт)))</text:p>
          </table:table-cell>
        </table:table-row>
        <table:table-row table:style-name="ro1">
          <table:table-cell office:value-type="float" office:value="1488750" calcext:value-type="float">
            <text:p>1488750</text:p>
          </table:table-cell>
          <table:table-cell office:value-type="float" office:value="1488838" calcext:value-type="float">
            <text:p>1488838</text:p>
          </table:table-cell>
          <table:table-cell office:value-type="string" calcext:value-type="string">
            <text:p>non_sexist</text:p>
          </table:table-cell>
          <table:table-cell office:value-type="string" calcext:value-type="string">
            <text:p>[id250240228|Гражданин], если бы была девочка, разве также бы сказал?)</text:p>
          </table:table-cell>
        </table:table-row>
        <table:table-row table:style-name="ro1">
          <table:table-cell office:value-type="float" office:value="1488750" calcext:value-type="float">
            <text:p>1488750</text:p>
          </table:table-cell>
          <table:table-cell office:value-type="float" office:value="1488840" calcext:value-type="float">
            <text:p>1488840</text:p>
          </table:table-cell>
          <table:table-cell office:value-type="string" calcext:value-type="string">
            <text:p>non_sexist</text:p>
          </table:table-cell>
          <table:table-cell office:value-type="string" calcext:value-type="string">
            <text:p>[id530615|Alexey], это не левый и пользуюсь я им давно(это можно проверить), просто я не загружаю свои фотографии и подробности своей жизни не фиксирую в соц сетях</text:p>
          </table:table-cell>
        </table:table-row>
        <table:table-row table:style-name="ro1">
          <table:table-cell office:value-type="float" office:value="1488750" calcext:value-type="float">
            <text:p>1488750</text:p>
          </table:table-cell>
          <table:table-cell office:value-type="float" office:value="1488848" calcext:value-type="float">
            <text:p>1488848</text:p>
          </table:table-cell>
          <table:table-cell office:value-type="string" calcext:value-type="string">
            <text:p>non_sexist</text:p>
          </table:table-cell>
          <table:table-cell office:value-type="string" calcext:value-type="string">
            <text:p>а я обвиняю тех, кто обвиняет кевина спейси в том что он смешивает педофилию и гомосексуальность в том что они путают педофилию и педерастию. как вам такое, педантичные ублюдки?</text:p>
          </table:table-cell>
        </table:table-row>
        <table:table-row table:style-name="ro1">
          <table:table-cell office:value-type="float" office:value="1488750" calcext:value-type="float">
            <text:p>1488750</text:p>
          </table:table-cell>
          <table:table-cell office:value-type="float" office:value="1488851" calcext:value-type="float">
            <text:p>1488851</text:p>
          </table:table-cell>
          <table:table-cell office:value-type="string" calcext:value-type="string">
            <text:p>non_sexist</text:p>
          </table:table-cell>
          <table:table-cell office:value-type="string" calcext:value-type="string">
            <text:p>[id32290867|Максим], ну и передавайте. Все равно это диагноз и ничего с ним не сделаешь. Но зачем это объявлять на весь мир?</text:p>
          </table:table-cell>
        </table:table-row>
        <table:table-row table:style-name="ro2">
          <table:table-cell office:value-type="float" office:value="1488750" calcext:value-type="float">
            <text:p>1488750</text:p>
          </table:table-cell>
          <table:table-cell office:value-type="float" office:value="1488852" calcext:value-type="float">
            <text:p>1488852</text:p>
          </table:table-cell>
          <table:table-cell office:value-type="string" calcext:value-type="string">
            <text:p>non_sexist</text:p>
          </table:table-cell>
          <table:table-cell office:value-type="string" calcext:value-type="string">
            <text:p>Третий пост за день и снова срач</text:p>
            <text:p>обожаю гомофобных ублюдков))</text:p>
          </table:table-cell>
        </table:table-row>
        <table:table-row table:style-name="ro1">
          <table:table-cell office:value-type="float" office:value="1488750" calcext:value-type="float">
            <text:p>1488750</text:p>
          </table:table-cell>
          <table:table-cell office:value-type="float" office:value="1488854" calcext:value-type="float">
            <text:p>1488854</text:p>
          </table:table-cell>
          <table:table-cell office:value-type="string" calcext:value-type="string">
            <text:p>non_sexist</text:p>
          </table:table-cell>
          <table:table-cell office:value-type="string" calcext:value-type="string">
            <text:p>[id253673384|Виктор], поверь я к ним не испытываю злости.я их скорее жалею.они люди которые не знают чего хотят.</text:p>
          </table:table-cell>
        </table:table-row>
        <table:table-row table:style-name="ro6">
          <table:table-cell office:value-type="float" office:value="1488750" calcext:value-type="float">
            <text:p>1488750</text:p>
          </table:table-cell>
          <table:table-cell office:value-type="float" office:value="1488855" calcext:value-type="float">
            <text:p>1488855</text:p>
          </table:table-cell>
          <table:table-cell office:value-type="string" calcext:value-type="string">
            <text:p>non_sexist</text:p>
          </table:table-cell>
          <table:table-cell office:value-type="string" calcext:value-type="string">
            <text:p>А когда будут суды за крестовые походы и насилие над невинными людьми за то, что они не верили в Иисуса?</text:p>
            <text:p>А суд над египтянами будет за рабовладение?</text:p>
            <text:p>А когда персидских царей судить будут за развязывание войн?</text:p>
            <text:p/>
            <text:p>Может люди уже сделают что-то, чтобы в будущем проблем не было, а не будут обсуждать неделями как дегенераты то что было пять, десять, двадцать, тысячу лет назад.</text:p>
          </table:table-cell>
        </table:table-row>
        <table:table-row table:style-name="ro1">
          <table:table-cell office:value-type="float" office:value="1488750" calcext:value-type="float">
            <text:p>1488750</text:p>
          </table:table-cell>
          <table:table-cell office:value-type="float" office:value="1488856" calcext:value-type="float">
            <text:p>1488856</text:p>
          </table:table-cell>
          <table:table-cell office:value-type="string" calcext:value-type="string">
            <text:p>non_sexist</text:p>
          </table:table-cell>
          <table:table-cell office:value-type="string" calcext:value-type="string">
            <text:p>[id424841915|Лёша], медуза уже давно клуб гомосеков. Вы себя чувствуете здесь как дома. Все такие оппозиционные и вечно не довольные.</text:p>
          </table:table-cell>
        </table:table-row>
        <table:table-row table:style-name="ro1">
          <table:table-cell office:value-type="float" office:value="1488750" calcext:value-type="float">
            <text:p>1488750</text:p>
          </table:table-cell>
          <table:table-cell office:value-type="float" office:value="1488858" calcext:value-type="float">
            <text:p>1488858</text:p>
          </table:table-cell>
          <table:table-cell office:value-type="string" calcext:value-type="string">
            <text:p>non_sexist</text:p>
          </table:table-cell>
          <table:table-cell office:value-type="string" calcext:value-type="string">
            <text:p>[id9364124|Борис], почти такая же важная, как выдвижение на выборы Кати Гордон))))) хотя мне Спейси хоть и гей, в сто раз симпотичнее)</text:p>
          </table:table-cell>
        </table:table-row>
        <table:table-row table:style-name="ro1">
          <table:table-cell office:value-type="float" office:value="1488750" calcext:value-type="float">
            <text:p>1488750</text:p>
          </table:table-cell>
          <table:table-cell office:value-type="float" office:value="1488859" calcext:value-type="float">
            <text:p>1488859</text:p>
          </table:table-cell>
          <table:table-cell office:value-type="string" calcext:value-type="string">
            <text:p>non_sexist</text:p>
          </table:table-cell>
          <table:table-cell office:value-type="string" calcext:value-type="string">
            <text:p>[id530615|Алексей], ну так не сиди тут, в чем проблема? Или влиться пытаешься?</text:p>
          </table:table-cell>
        </table:table-row>
        <table:table-row table:style-name="ro1">
          <table:table-cell office:value-type="float" office:value="1488750" calcext:value-type="float">
            <text:p>1488750</text:p>
          </table:table-cell>
          <table:table-cell office:value-type="float" office:value="1488860" calcext:value-type="float">
            <text:p>1488860</text:p>
          </table:table-cell>
          <table:table-cell office:value-type="string" calcext:value-type="string">
            <text:p>non_sexist</text:p>
          </table:table-cell>
          <table:table-cell office:value-type="string" calcext:value-type="string">
            <text:p>[id530615|Alexey], лол, кто тут чем не доволен? Разве что гомофобы, которые в силу своей латентности чуть ли не спят в комментариях под постами о геях, потому что хотят разобраться в себе.</text:p>
          </table:table-cell>
        </table:table-row>
        <table:table-row table:style-name="ro1">
          <table:table-cell office:value-type="float" office:value="1488750" calcext:value-type="float">
            <text:p>1488750</text:p>
          </table:table-cell>
          <table:table-cell office:value-type="float" office:value="1488862" calcext:value-type="float">
            <text:p>1488862</text:p>
          </table:table-cell>
          <table:table-cell office:value-type="string" calcext:value-type="string">
            <text:p>non_sexist</text:p>
          </table:table-cell>
          <table:table-cell office:value-type="string" calcext:value-type="string">
            <text:p>[id530615|Алексей], блин это медуза что ли?🤣</text:p>
          </table:table-cell>
        </table:table-row>
        <table:table-row table:style-name="ro1">
          <table:table-cell office:value-type="float" office:value="1488750" calcext:value-type="float">
            <text:p>1488750</text:p>
          </table:table-cell>
          <table:table-cell office:value-type="float" office:value="1488865" calcext:value-type="float">
            <text:p>1488865</text:p>
          </table:table-cell>
          <table:table-cell office:value-type="string" calcext:value-type="string">
            <text:p>non_sexist</text:p>
          </table:table-cell>
          <table:table-cell office:value-type="string" calcext:value-type="string">
            <text:p>[id424841915|Лёша], привет сладенький🤣</text:p>
          </table:table-cell>
        </table:table-row>
        <table:table-row table:style-name="ro1">
          <table:table-cell office:value-type="float" office:value="1488750" calcext:value-type="float">
            <text:p>1488750</text:p>
          </table:table-cell>
          <table:table-cell office:value-type="float" office:value="1488866" calcext:value-type="float">
            <text:p>1488866</text:p>
          </table:table-cell>
          <table:table-cell office:value-type="string" calcext:value-type="string">
            <text:p>non_sexist</text:p>
          </table:table-cell>
          <table:table-cell office:value-type="string" calcext:value-type="string">
            <text:p>[id236571330|Всеволод], в сети давно фото наглядные гуляют десятилетней давности, где он парня за жопу лапает. просто ты был не в теме</text:p>
          </table:table-cell>
        </table:table-row>
        <table:table-row table:style-name="ro1">
          <table:table-cell office:value-type="float" office:value="1488750" calcext:value-type="float">
            <text:p>1488750</text:p>
          </table:table-cell>
          <table:table-cell office:value-type="float" office:value="1488869" calcext:value-type="float">
            <text:p>1488869</text:p>
          </table:table-cell>
          <table:table-cell office:value-type="string" calcext:value-type="string">
            <text:p>non_sexist</text:p>
          </table:table-cell>
          <table:table-cell office:value-type="string" calcext:value-type="string">
            <text:p>[id305083075|Aren], ты смеёшься над словом «привет» или «сладенький»? Или над собой?</text:p>
          </table:table-cell>
        </table:table-row>
        <table:table-row table:style-name="ro1">
          <table:table-cell office:value-type="float" office:value="1488750" calcext:value-type="float">
            <text:p>1488750</text:p>
          </table:table-cell>
          <table:table-cell office:value-type="float" office:value="1488870" calcext:value-type="float">
            <text:p>1488870</text:p>
          </table:table-cell>
          <table:table-cell office:value-type="string" calcext:value-type="string">
            <text:p>non_sexist</text:p>
          </table:table-cell>
          <table:table-cell office:value-type="string" calcext:value-type="string">
            <text:p>Та лол, забавный факт: в комментах в основном бурлят латентные</text:p>
          </table:table-cell>
        </table:table-row>
        <table:table-row table:style-name="ro1">
          <table:table-cell office:value-type="float" office:value="1488750" calcext:value-type="float">
            <text:p>1488750</text:p>
          </table:table-cell>
          <table:table-cell office:value-type="float" office:value="1488871" calcext:value-type="float">
            <text:p>1488871</text:p>
          </table:table-cell>
          <table:table-cell office:value-type="string" calcext:value-type="string">
            <text:p>non_sexist</text:p>
          </table:table-cell>
          <table:table-cell office:value-type="string" calcext:value-type="string">
            <text:p>Перечитал статью. Проанализировав понял, что психически здоровый человек скажет: Ну, ок. Актер все равно калевый. И не станет писать что-то типа: О неееет, как так был таким классным актером(утрированно), а теперь гей. Печаль. Эх...</text:p>
          </table:table-cell>
        </table:table-row>
        <table:table-row table:style-name="ro1">
          <table:table-cell office:value-type="float" office:value="1488750" calcext:value-type="float">
            <text:p>1488750</text:p>
          </table:table-cell>
          <table:table-cell office:value-type="float" office:value="1488872" calcext:value-type="float">
            <text:p>1488872</text:p>
          </table:table-cell>
          <table:table-cell office:value-type="string" calcext:value-type="string">
            <text:p>non_sexist</text:p>
          </table:table-cell>
          <table:table-cell office:value-type="string" calcext:value-type="string">
            <text:p>А зачем вообще говорить какой ты ориентации?</text:p>
          </table:table-cell>
        </table:table-row>
        <table:table-row table:style-name="ro1">
          <table:table-cell office:value-type="float" office:value="1488750" calcext:value-type="float">
            <text:p>1488750</text:p>
          </table:table-cell>
          <table:table-cell office:value-type="float" office:value="1488874" calcext:value-type="float">
            <text:p>1488874</text:p>
          </table:table-cell>
          <table:table-cell office:value-type="string" calcext:value-type="string">
            <text:p>non_sexist</text:p>
          </table:table-cell>
          <table:table-cell office:value-type="string" calcext:value-type="string">
            <text:p>[id3358512|Станислав], более того. ПОсле прочтения статьи пришла к выводу, что представители ЛГБТ сообщества США не понимают, что есть гомосексульность , а что педофилия</text:p>
          </table:table-cell>
        </table:table-row>
        <table:table-row table:style-name="ro1">
          <table:table-cell office:value-type="float" office:value="1488750" calcext:value-type="float">
            <text:p>1488750</text:p>
          </table:table-cell>
          <table:table-cell office:value-type="float" office:value="1488875" calcext:value-type="float">
            <text:p>1488875</text:p>
          </table:table-cell>
          <table:table-cell office:value-type="string" calcext:value-type="string">
            <text:p>non_sexist</text:p>
          </table:table-cell>
          <table:table-cell office:value-type="string" calcext:value-type="string">
            <text:p>[id424841915|Лёша], пытаешься умничать ?</text:p>
          </table:table-cell>
        </table:table-row>
        <table:table-row table:style-name="ro1">
          <table:table-cell office:value-type="float" office:value="1488750" calcext:value-type="float">
            <text:p>1488750</text:p>
          </table:table-cell>
          <table:table-cell office:value-type="float" office:value="1488877" calcext:value-type="float">
            <text:p>1488877</text:p>
          </table:table-cell>
          <table:table-cell office:value-type="string" calcext:value-type="string">
            <text:p>non_sexist</text:p>
          </table:table-cell>
          <table:table-cell office:value-type="string" calcext:value-type="string">
            <text:p>[id236571330|Всеволод], а теперь стал не норм?</text:p>
          </table:table-cell>
        </table:table-row>
        <table:table-row table:style-name="ro1">
          <table:table-cell office:value-type="float" office:value="1488750" calcext:value-type="float">
            <text:p>1488750</text:p>
          </table:table-cell>
          <table:table-cell office:value-type="float" office:value="1488879" calcext:value-type="float">
            <text:p>1488879</text:p>
          </table:table-cell>
          <table:table-cell office:value-type="string" calcext:value-type="string">
            <text:p>non_sexist</text:p>
          </table:table-cell>
          <table:table-cell office:value-type="string" calcext:value-type="string">
            <text:p>[id424841915|Лёша], а вы сами разобрались в себе? Или нет? Или вы можете это изменить? Быть гомофобом это все равно что быть противником одноногих или противником слепых. Гомосексуализм это инвалидность психическая.</text:p>
          </table:table-cell>
        </table:table-row>
        <table:table-row table:style-name="ro1">
          <table:table-cell office:value-type="float" office:value="1488750" calcext:value-type="float">
            <text:p>1488750</text:p>
          </table:table-cell>
          <table:table-cell office:value-type="float" office:value="1488882" calcext:value-type="float">
            <text:p>1488882</text:p>
          </table:table-cell>
          <table:table-cell office:value-type="string" calcext:value-type="string">
            <text:p>non_sexist</text:p>
          </table:table-cell>
          <table:table-cell office:value-type="string" calcext:value-type="string">
            <text:p>[id3874486|Мария], да и в России смешено это все вкучу. Люди не разделяют разницу.</text:p>
          </table:table-cell>
        </table:table-row>
        <table:table-row table:style-name="ro1">
          <table:table-cell office:value-type="float" office:value="1488750" calcext:value-type="float">
            <text:p>1488750</text:p>
          </table:table-cell>
          <table:table-cell office:value-type="float" office:value="1488885" calcext:value-type="float">
            <text:p>1488885</text:p>
          </table:table-cell>
          <table:table-cell office:value-type="string" calcext:value-type="string">
            <text:p>non_sexist</text:p>
          </table:table-cell>
          <table:table-cell office:value-type="string" calcext:value-type="string">
            <text:p>[id305083075|Aren], не пытаюсь, это ты мне написал, вот я и спрашиваю)</text:p>
          </table:table-cell>
        </table:table-row>
        <table:table-row table:style-name="ro1">
          <table:table-cell office:value-type="float" office:value="1488750" calcext:value-type="float">
            <text:p>1488750</text:p>
          </table:table-cell>
          <table:table-cell office:value-type="float" office:value="1488886" calcext:value-type="float">
            <text:p>1488886</text:p>
          </table:table-cell>
          <table:table-cell office:value-type="string" calcext:value-type="string">
            <text:p>non_sexist</text:p>
          </table:table-cell>
          <table:table-cell office:value-type="string" calcext:value-type="string">
            <text:p>Просто его обвинили в педофилии а он сказал что гей.так как в Америке если ты ней тебя поддержать .это как мигранты в Европе бесприделят но никто не может им ответить потому что не толерантно</text:p>
          </table:table-cell>
        </table:table-row>
        <table:table-row table:style-name="ro1">
          <table:table-cell office:value-type="float" office:value="1488750" calcext:value-type="float">
            <text:p>1488750</text:p>
          </table:table-cell>
          <table:table-cell office:value-type="float" office:value="1488891" calcext:value-type="float">
            <text:p>1488891</text:p>
          </table:table-cell>
          <table:table-cell office:value-type="string" calcext:value-type="string">
            <text:p>non_sexist</text:p>
          </table:table-cell>
          <table:table-cell office:value-type="string" calcext:value-type="string">
            <text:p>[id424841915|Лёша], я просто с тобой поздоровался 😔</text:p>
          </table:table-cell>
        </table:table-row>
        <table:table-row table:style-name="ro1">
          <table:table-cell office:value-type="float" office:value="1488750" calcext:value-type="float">
            <text:p>1488750</text:p>
          </table:table-cell>
          <table:table-cell office:value-type="float" office:value="1488897" calcext:value-type="float">
            <text:p>1488897</text:p>
          </table:table-cell>
          <table:table-cell office:value-type="string" calcext:value-type="string">
            <text:p>non_sexist</text:p>
          </table:table-cell>
          <table:table-cell office:value-type="string" calcext:value-type="string">
            <text:p>[id530615|Алексей], вы просто лучик света в этом темном царстве</text:p>
          </table:table-cell>
        </table:table-row>
        <table:table-row table:style-name="ro1">
          <table:table-cell office:value-type="float" office:value="1488750" calcext:value-type="float">
            <text:p>1488750</text:p>
          </table:table-cell>
          <table:table-cell office:value-type="float" office:value="1488898" calcext:value-type="float">
            <text:p>1488898</text:p>
          </table:table-cell>
          <table:table-cell office:value-type="string" calcext:value-type="string">
            <text:p>non_sexist</text:p>
          </table:table-cell>
          <table:table-cell office:value-type="string" calcext:value-type="string">
            <text:p>[id530615|Alexey], я, конечно, очень люблю споры в комментариях, но только с разбирающимися в теме спора людьми. Так как научное сообщество по поводу сексуальной ориентации человека достигло консенсуса, то тут и спорить не о чем.</text:p>
          </table:table-cell>
        </table:table-row>
        <table:table-row table:style-name="ro1">
          <table:table-cell office:value-type="float" office:value="1488750" calcext:value-type="float">
            <text:p>1488750</text:p>
          </table:table-cell>
          <table:table-cell office:value-type="float" office:value="1488899" calcext:value-type="float">
            <text:p>1488899</text:p>
          </table:table-cell>
          <table:table-cell office:value-type="string" calcext:value-type="string">
            <text:p>non_sexist</text:p>
          </table:table-cell>
          <table:table-cell office:value-type="string" calcext:value-type="string">
            <text:p>[id3358512|Станислав], ну у нас по крайней мере интересующееся знают виды гомосексуального влечения- в зависимости от возраста, например))</text:p>
          </table:table-cell>
        </table:table-row>
        <table:table-row table:style-name="ro2">
          <table:table-cell office:value-type="float" office:value="1488750" calcext:value-type="float">
            <text:p>1488750</text:p>
          </table:table-cell>
          <table:table-cell office:value-type="float" office:value="1488900" calcext:value-type="float">
            <text:p>1488900</text:p>
          </table:table-cell>
          <table:table-cell office:value-type="string" calcext:value-type="string">
            <text:p>non_sexist</text:p>
          </table:table-cell>
          <table:table-cell office:value-type="string" calcext:value-type="string">
            <text:p>[id305083075|Aren], захватят?</text:p>
            <text:p>В смысле, война одних, самое значимое достижение которых - секс с овечками и других, на чьей стороне огонь и сталь должна завершиться в пользу первых?)</text:p>
          </table:table-cell>
        </table:table-row>
        <table:table-row table:style-name="ro1">
          <table:table-cell office:value-type="float" office:value="1488750" calcext:value-type="float">
            <text:p>1488750</text:p>
          </table:table-cell>
          <table:table-cell office:value-type="float" office:value="1488901" calcext:value-type="float">
            <text:p>1488901</text:p>
          </table:table-cell>
          <table:table-cell office:value-type="string" calcext:value-type="string">
            <text:p>non_sexist</text:p>
          </table:table-cell>
          <table:table-cell office:value-type="string" calcext:value-type="string">
            <text:p>Сотни две набьете?</text:p>
          </table:table-cell>
        </table:table-row>
        <table:table-row table:style-name="ro1">
          <table:table-cell office:value-type="float" office:value="1488750" calcext:value-type="float">
            <text:p>1488750</text:p>
          </table:table-cell>
          <table:table-cell office:value-type="float" office:value="1488902" calcext:value-type="float">
            <text:p>1488902</text:p>
          </table:table-cell>
          <table:table-cell office:value-type="string" calcext:value-type="string">
            <text:p>non_sexist</text:p>
          </table:table-cell>
          <table:table-cell office:value-type="string" calcext:value-type="string">
            <text:p>[id305083075|Aren], а я просто задал вопрос, что тебя смешит. Ну интересно же.</text:p>
          </table:table-cell>
        </table:table-row>
        <table:table-row table:style-name="ro1">
          <table:table-cell office:value-type="float" office:value="1488750" calcext:value-type="float">
            <text:p>1488750</text:p>
          </table:table-cell>
          <table:table-cell office:value-type="float" office:value="1488905" calcext:value-type="float">
            <text:p>1488905</text:p>
          </table:table-cell>
          <table:table-cell office:value-type="string" calcext:value-type="string">
            <text:p>non_sexist</text:p>
          </table:table-cell>
          <table:table-cell office:value-type="string" calcext:value-type="string">
            <text:p>[id530615|Алексей], давно уже нет такого диагноза. А объявлять нужно затем, что не может человек постоянно жить во лжи и прикидываться тем, кем он не является. Представь, общество заставляло бы тебя строить из себя гея - хотелось бы заявить всем, что ты на самом деле натурал и хочешь жить так, как хочешь?</text:p>
          </table:table-cell>
        </table:table-row>
        <table:table-row table:style-name="ro1">
          <table:table-cell office:value-type="float" office:value="1488750" calcext:value-type="float">
            <text:p>1488750</text:p>
          </table:table-cell>
          <table:table-cell office:value-type="float" office:value="1488907" calcext:value-type="float">
            <text:p>1488907</text:p>
          </table:table-cell>
          <table:table-cell office:value-type="string" calcext:value-type="string">
            <text:p>non_sexist</text:p>
          </table:table-cell>
          <table:table-cell office:value-type="string" calcext:value-type="string">
            <text:p>[id365680774|Ева], Москвабад уже под мусульманами.Германия Франция Швеция Италия.что будет лет через 10 даже страшно представить</text:p>
          </table:table-cell>
        </table:table-row>
        <table:table-row table:style-name="ro1">
          <table:table-cell office:value-type="float" office:value="1488750" calcext:value-type="float">
            <text:p>1488750</text:p>
          </table:table-cell>
          <table:table-cell office:value-type="float" office:value="1488912" calcext:value-type="float">
            <text:p>1488912</text:p>
          </table:table-cell>
          <table:table-cell office:value-type="string" calcext:value-type="string">
            <text:p>non_sexist</text:p>
          </table:table-cell>
          <table:table-cell office:value-type="string" calcext:value-type="string">
            <text:p>[id424841915|Лёша], "научное сообщество достигло консенсуса", звучит как "весь цивилизованный мир осудил Россию". Впрочем мне все равно чем вы оправдываете себя, тогда когда в этом нет смысла.</text:p>
          </table:table-cell>
        </table:table-row>
        <table:table-row table:style-name="ro2">
          <table:table-cell office:value-type="float" office:value="1488750" calcext:value-type="float">
            <text:p>1488750</text:p>
          </table:table-cell>
          <table:table-cell office:value-type="float" office:value="1488913" calcext:value-type="float">
            <text:p>1488913</text:p>
          </table:table-cell>
          <table:table-cell office:value-type="string" calcext:value-type="string">
            <text:p>non_sexist</text:p>
          </table:table-cell>
          <table:table-cell office:value-type="string" calcext:value-type="string">
            <text:p>[id3874486|Мария], у них достаточно развито все и много литературы. </text:p>
            <text:p>Новость писал журналист, который нихрена не знает.</text:p>
          </table:table-cell>
        </table:table-row>
        <table:table-row table:style-name="ro1">
          <table:table-cell office:value-type="float" office:value="1488750" calcext:value-type="float">
            <text:p>1488750</text:p>
          </table:table-cell>
          <table:table-cell office:value-type="float" office:value="1488915" calcext:value-type="float">
            <text:p>1488915</text:p>
          </table:table-cell>
          <table:table-cell office:value-type="string" calcext:value-type="string">
            <text:p>non_sexist</text:p>
          </table:table-cell>
          <table:table-cell office:value-type="string" calcext:value-type="string">
            <text:p>[id305083075|Aren], тебе с такой манией величия и таким эгоцентризмом надо у психиатра провериться</text:p>
          </table:table-cell>
        </table:table-row>
        <table:table-row table:style-name="ro1">
          <table:table-cell office:value-type="float" office:value="1488750" calcext:value-type="float">
            <text:p>1488750</text:p>
          </table:table-cell>
          <table:table-cell office:value-type="float" office:value="1488918" calcext:value-type="float">
            <text:p>1488918</text:p>
          </table:table-cell>
          <table:table-cell office:value-type="string" calcext:value-type="string">
            <text:p>non_sexist</text:p>
          </table:table-cell>
          <table:table-cell office:value-type="string" calcext:value-type="string">
            <text:p>[id530615|Alexey], я как бы хочу напомнить, что Россия в том числе придерживается позиции ВОЗ и, более того, работает по МКБ. Сюрприз?</text:p>
          </table:table-cell>
        </table:table-row>
        <table:table-row table:style-name="ro1">
          <table:table-cell office:value-type="float" office:value="1488750" calcext:value-type="float">
            <text:p>1488750</text:p>
          </table:table-cell>
          <table:table-cell office:value-type="float" office:value="1488919" calcext:value-type="float">
            <text:p>1488919</text:p>
          </table:table-cell>
          <table:table-cell office:value-type="string" calcext:value-type="string">
            <text:p>non_sexist</text:p>
          </table:table-cell>
          <table:table-cell office:value-type="string" calcext:value-type="string">
            <text:p>[id424841915|Лёша], это просто смайлик.а почему у вас на фотках целующиеся мужчины.почему вы хотите чтобы все знали что вы гей</text:p>
          </table:table-cell>
        </table:table-row>
        <table:table-row table:style-name="ro1">
          <table:table-cell office:value-type="float" office:value="1488750" calcext:value-type="float">
            <text:p>1488750</text:p>
          </table:table-cell>
          <table:table-cell office:value-type="float" office:value="1488922" calcext:value-type="float">
            <text:p>1488922</text:p>
          </table:table-cell>
          <table:table-cell office:value-type="string" calcext:value-type="string">
            <text:p>non_sexist</text:p>
          </table:table-cell>
          <table:table-cell office:value-type="string" calcext:value-type="string">
            <text:p>[id530615|Алексей], одноногому недостает ноги и трудно удерживать равновесие. Слепой значительно хуже зрячих ориентируется в пространстве. Чего же в таком случае лишены представители ЛГБТ? Все негативные следствия гомосексуальности происходят из социума, а не от природы.</text:p>
          </table:table-cell>
        </table:table-row>
        <table:table-row table:style-name="ro1">
          <table:table-cell office:value-type="float" office:value="1488750" calcext:value-type="float">
            <text:p>1488750</text:p>
          </table:table-cell>
          <table:table-cell office:value-type="float" office:value="1488928" calcext:value-type="float">
            <text:p>1488928</text:p>
          </table:table-cell>
          <table:table-cell office:value-type="string" calcext:value-type="string">
            <text:p>non_sexist</text:p>
          </table:table-cell>
          <table:table-cell office:value-type="string" calcext:value-type="string">
            <text:p>в карточном домике с Митчемом пиздатый эпизод был</text:p>
          </table:table-cell>
        </table:table-row>
        <table:table-row table:style-name="ro1">
          <table:table-cell office:value-type="float" office:value="1488750" calcext:value-type="float">
            <text:p>1488750</text:p>
          </table:table-cell>
          <table:table-cell office:value-type="float" office:value="1488932" calcext:value-type="float">
            <text:p>1488932</text:p>
          </table:table-cell>
          <table:table-cell office:value-type="string" calcext:value-type="string">
            <text:p>non_sexist</text:p>
          </table:table-cell>
          <table:table-cell office:value-type="string" calcext:value-type="string">
            <text:p>[id305083075|Aren], а почему у вас но фотке..эм....вы? Вы хотите, чтобы все знали, что вы - это вы? То, что у меня на фотках целующиеся парни, может говорить о многом. Может, мне просто нравятся целующиеся парни?)))</text:p>
          </table:table-cell>
        </table:table-row>
        <table:table-row table:style-name="ro1">
          <table:table-cell office:value-type="float" office:value="1488750" calcext:value-type="float">
            <text:p>1488750</text:p>
          </table:table-cell>
          <table:table-cell office:value-type="float" office:value="1488936" calcext:value-type="float">
            <text:p>1488936</text:p>
          </table:table-cell>
          <table:table-cell office:value-type="string" calcext:value-type="string">
            <text:p>non_sexist</text:p>
          </table:table-cell>
          <table:table-cell office:value-type="string" calcext:value-type="string">
            <text:p>[id3358512|Станислав], я бы не исключала разные варианта. Наша " эфебофилия", продемонстрированная сто лет назад спейси - все же термин из психиатрии. Может они такими понятиями не апеллируют???? Да и вообще весь скандал яйца не стоит. Парень то не против был, не нашла упоминания, что он сопротивлялся или говорил нет- он тихо ушел. И нет, я сразу говорю, я никогда не обвинению жертв изнасилований и прочее и прочее. Но согласитесь, есть слово - нет. Этот прдросток этого слова не произнес</text:p>
          </table:table-cell>
        </table:table-row>
        <table:table-row table:style-name="ro1">
          <table:table-cell office:value-type="float" office:value="1488750" calcext:value-type="float">
            <text:p>1488750</text:p>
          </table:table-cell>
          <table:table-cell office:value-type="float" office:value="1488937" calcext:value-type="float">
            <text:p>1488937</text:p>
          </table:table-cell>
          <table:table-cell office:value-type="string" calcext:value-type="string">
            <text:p>non_sexist</text:p>
          </table:table-cell>
          <table:table-cell office:value-type="string" calcext:value-type="string">
            <text:p>И кстати почему нет новостей про то что например какой то актер спит с женщинами?потому что это нормально.а остальное всегда будет в новостях педофили гомосеки зоофилы это ненормально.</text:p>
          </table:table-cell>
        </table:table-row>
        <table:table-row table:style-name="ro1">
          <table:table-cell office:value-type="float" office:value="1488750" calcext:value-type="float">
            <text:p>1488750</text:p>
          </table:table-cell>
          <table:table-cell office:value-type="float" office:value="1488939" calcext:value-type="float">
            <text:p>1488939</text:p>
          </table:table-cell>
          <table:table-cell office:value-type="string" calcext:value-type="string">
            <text:p>non_sexist</text:p>
          </table:table-cell>
          <table:table-cell office:value-type="string" calcext:value-type="string">
            <text:p>[id32290867|Максим], что значит диагноза нет? Отклонение есть, но называть вы его не будете? Во вторых, а кто вас вставляет жить во лжи и прикидываться? Это как раз вы прикидываетесь и лжёте когда хотите что бы вас регистрировали как мужчину и женщину, что бы у вас были дети как у мужчины и женщины.</text:p>
          </table:table-cell>
        </table:table-row>
        <table:table-row table:style-name="ro1">
          <table:table-cell office:value-type="float" office:value="1488750" calcext:value-type="float">
            <text:p>1488750</text:p>
          </table:table-cell>
          <table:table-cell office:value-type="float" office:value="1488942" calcext:value-type="float">
            <text:p>1488942</text:p>
          </table:table-cell>
          <table:table-cell office:value-type="string" calcext:value-type="string">
            <text:p>non_sexist</text:p>
          </table:table-cell>
          <table:table-cell office:value-type="string" calcext:value-type="string">
            <text:p>[id305083075|Aren], элементарно же потому, что хотят хайпануть на этой теме. Камин-аут - это важный шаг для любого человека, тем более из известных. То, что это освещают, не значит, что это ненормально.</text:p>
          </table:table-cell>
        </table:table-row>
        <table:table-row table:style-name="ro1">
          <table:table-cell office:value-type="float" office:value="1488750" calcext:value-type="float">
            <text:p>1488750</text:p>
          </table:table-cell>
          <table:table-cell office:value-type="float" office:value="1488944" calcext:value-type="float">
            <text:p>1488944</text:p>
          </table:table-cell>
          <table:table-cell office:value-type="string" calcext:value-type="string">
            <text:p>non_sexist</text:p>
          </table:table-cell>
          <table:table-cell office:value-type="string" calcext:value-type="string">
            <text:p>[id424841915|Лёша], ну так вообще это для того чтобы люди видели с кем переписываются .</text:p>
          </table:table-cell>
        </table:table-row>
        <table:table-row table:style-name="ro1">
          <table:table-cell office:value-type="float" office:value="1488750" calcext:value-type="float">
            <text:p>1488750</text:p>
          </table:table-cell>
          <table:table-cell office:value-type="float" office:value="1488947" calcext:value-type="float">
            <text:p>1488947</text:p>
          </table:table-cell>
          <table:table-cell office:value-type="string" calcext:value-type="string">
            <text:p>non_sexist</text:p>
          </table:table-cell>
          <table:table-cell office:value-type="string" calcext:value-type="string">
            <text:p>[id424841915|Лёша], пипец ты меня поймал. Прям не знаю куда деваться. Если РФ по глупости вступила во всякую херню, это не значит что я должен быть с этим согласен.</text:p>
          </table:table-cell>
        </table:table-row>
        <table:table-row table:style-name="ro1">
          <table:table-cell office:value-type="float" office:value="1488750" calcext:value-type="float">
            <text:p>1488750</text:p>
          </table:table-cell>
          <table:table-cell office:value-type="float" office:value="1488948" calcext:value-type="float">
            <text:p>1488948</text:p>
          </table:table-cell>
          <table:table-cell office:value-type="string" calcext:value-type="string">
            <text:p>non_sexist</text:p>
          </table:table-cell>
          <table:table-cell office:value-type="string" calcext:value-type="string">
            <text:p>2к17, в комментах срач по поводу нормально ли быть геем. Рассеюшка :3</text:p>
          </table:table-cell>
        </table:table-row>
        <table:table-row table:style-name="ro1">
          <table:table-cell office:value-type="float" office:value="1768926" calcext:value-type="float">
            <text:p>1768926</text:p>
          </table:table-cell>
          <table:table-cell office:value-type="float" office:value="1768928" calcext:value-type="float">
            <text:p>1768928</text:p>
          </table:table-cell>
          <table:table-cell office:value-type="string" calcext:value-type="string">
            <text:p>sexist</text:p>
          </table:table-cell>
          <table:table-cell office:value-type="string" calcext:value-type="string">
            <text:p>Чевой? Свой МеТоо? Шо за хрень?</text:p>
          </table:table-cell>
        </table:table-row>
        <table:table-row table:style-name="ro1">
          <table:table-cell office:value-type="float" office:value="1768926" calcext:value-type="float">
            <text:p>1768926</text:p>
          </table:table-cell>
          <table:table-cell office:value-type="float" office:value="1768931" calcext:value-type="float">
            <text:p>1768931</text:p>
          </table:table-cell>
          <table:table-cell office:value-type="string" calcext:value-type="string">
            <text:p>sexist</text:p>
          </table:table-cell>
          <table:table-cell office:value-type="string" calcext:value-type="string">
            <text:p>А миня домагивался одмен медузы! Карочи я такая прихожу, а они миня давай домагивацо, а потом я ушла...</text:p>
          </table:table-cell>
        </table:table-row>
        <table:table-row table:style-name="ro1">
          <table:table-cell office:value-type="float" office:value="1768926" calcext:value-type="float">
            <text:p>1768926</text:p>
          </table:table-cell>
          <table:table-cell office:value-type="float" office:value="1768937" calcext:value-type="float">
            <text:p>1768937</text:p>
          </table:table-cell>
          <table:table-cell office:value-type="string" calcext:value-type="string">
            <text:p>sexist</text:p>
          </table:table-cell>
          <table:table-cell office:value-type="string" calcext:value-type="string">
            <text:p>...кобель не вскочит. И т.д. короч.</text:p>
          </table:table-cell>
        </table:table-row>
        <table:table-row table:style-name="ro1">
          <table:table-cell office:value-type="float" office:value="1768926" calcext:value-type="float">
            <text:p>1768926</text:p>
          </table:table-cell>
          <table:table-cell office:value-type="float" office:value="1768939" calcext:value-type="float">
            <text:p>1768939</text:p>
          </table:table-cell>
          <table:table-cell office:value-type="string" calcext:value-type="string">
            <text:p>sexist</text:p>
          </table:table-cell>
          <table:table-cell office:value-type="string" calcext:value-type="string">
            <text:p>[id252454763|Руслан], это когда все орали что их режисёры домогались</text:p>
          </table:table-cell>
        </table:table-row>
        <table:table-row table:style-name="ro1">
          <table:table-cell office:value-type="float" office:value="1768926" calcext:value-type="float">
            <text:p>1768926</text:p>
          </table:table-cell>
          <table:table-cell office:value-type="float" office:value="1768941" calcext:value-type="float">
            <text:p>1768941</text:p>
          </table:table-cell>
          <table:table-cell office:value-type="string" calcext:value-type="string">
            <text:p>non_sexist</text:p>
          </table:table-cell>
          <table:table-cell office:value-type="string" calcext:value-type="string">
            <text:p>[id252454763|Руслан],</text:p>
          </table:table-cell>
        </table:table-row>
        <table:table-row table:style-name="ro1">
          <table:table-cell office:value-type="float" office:value="1768926" calcext:value-type="float">
            <text:p>1768926</text:p>
          </table:table-cell>
          <table:table-cell office:value-type="float" office:value="1768942" calcext:value-type="float">
            <text:p>1768942</text:p>
          </table:table-cell>
          <table:table-cell office:value-type="string" calcext:value-type="string">
            <text:p>sexist_in_co</text:p>
          </table:table-cell>
          <table:table-cell office:value-type="string" calcext:value-type="string">
            <text:p>"Да он на меня ТАААК смотрел!"</text:p>
          </table:table-cell>
        </table:table-row>
        <table:table-row table:style-name="ro1">
          <table:table-cell office:value-type="float" office:value="1768926" calcext:value-type="float">
            <text:p>1768926</text:p>
          </table:table-cell>
          <table:table-cell office:value-type="float" office:value="1768944" calcext:value-type="float">
            <text:p>1768944</text:p>
          </table:table-cell>
          <table:table-cell office:value-type="string" calcext:value-type="string">
            <text:p>non_sexist</text:p>
          </table:table-cell>
          <table:table-cell office:value-type="string" calcext:value-type="string">
            <text:p>Наконец-то и до России дошло, штука неплохая, но жаль, наше население отвратительно критично к этому относится(</text:p>
          </table:table-cell>
        </table:table-row>
        <table:table-row table:style-name="ro1">
          <table:table-cell office:value-type="float" office:value="1768926" calcext:value-type="float">
            <text:p>1768926</text:p>
          </table:table-cell>
          <table:table-cell office:value-type="float" office:value="1768947" calcext:value-type="float">
            <text:p>1768947</text:p>
          </table:table-cell>
          <table:table-cell office:value-type="string" calcext:value-type="string">
            <text:p>sexist_in_co</text:p>
          </table:table-cell>
          <table:table-cell office:value-type="string" calcext:value-type="string">
            <text:p>[id209749717|Daniel], ааааа... я тоже могу поорать, что меня Путин домогался. Почему из необоснованных обвинений такую вонь поднимают?</text:p>
          </table:table-cell>
        </table:table-row>
        <table:table-row table:style-name="ro3">
          <table:table-cell office:value-type="float" office:value="1768926" calcext:value-type="float">
            <text:p>1768926</text:p>
          </table:table-cell>
          <table:table-cell office:value-type="float" office:value="1768951" calcext:value-type="float">
            <text:p>1768951</text:p>
          </table:table-cell>
          <table:table-cell office:value-type="string" calcext:value-type="string">
            <text:p>non_sexist</text:p>
          </table:table-cell>
          <table:table-cell office:value-type="string" calcext:value-type="string">
            <text:p>[id252454763|Руслан], это не "из воздуха сказано"</text:p>
            <text:p>Суть акции была литералли "скажи и не бойся что завтра мужик с топором придёт"</text:p>
            <text:p>Ибо если все расскажут то всех не перебьют</text:p>
          </table:table-cell>
        </table:table-row>
        <table:table-row table:style-name="ro1">
          <table:table-cell office:value-type="float" office:value="1768926" calcext:value-type="float">
            <text:p>1768926</text:p>
          </table:table-cell>
          <table:table-cell office:value-type="float" office:value="1768955" calcext:value-type="float">
            <text:p>1768955</text:p>
          </table:table-cell>
          <table:table-cell office:value-type="string" calcext:value-type="string">
            <text:p>sexist_in_co</text:p>
          </table:table-cell>
          <table:table-cell office:value-type="string" calcext:value-type="string">
            <text:p>https://vk.com/video89178400_456239247 вот вам про метоо</text:p>
          </table:table-cell>
        </table:table-row>
        <table:table-row table:style-name="ro1">
          <table:table-cell office:value-type="float" office:value="1768926" calcext:value-type="float">
            <text:p>1768926</text:p>
          </table:table-cell>
          <table:table-cell office:value-type="float" office:value="1768958" calcext:value-type="float">
            <text:p>1768958</text:p>
          </table:table-cell>
          <table:table-cell office:value-type="string" calcext:value-type="string">
            <text:p>non_sexist</text:p>
          </table:table-cell>
          <table:table-cell office:value-type="string" calcext:value-type="string">
            <text:p>началось))</text:p>
          </table:table-cell>
        </table:table-row>
        <table:table-row table:style-name="ro1">
          <table:table-cell office:value-type="float" office:value="1768926" calcext:value-type="float">
            <text:p>1768926</text:p>
          </table:table-cell>
          <table:table-cell office:value-type="float" office:value="1768962" calcext:value-type="float">
            <text:p>1768962</text:p>
          </table:table-cell>
          <table:table-cell office:value-type="string" calcext:value-type="string">
            <text:p>non_sexist</text:p>
          </table:table-cell>
          <table:table-cell office:value-type="string" calcext:value-type="string">
            <text:p>правильное русло</text:p>
          </table:table-cell>
        </table:table-row>
        <table:table-row table:style-name="ro1">
          <table:table-cell office:value-type="float" office:value="1768926" calcext:value-type="float">
            <text:p>1768926</text:p>
          </table:table-cell>
          <table:table-cell office:value-type="float" office:value="1768963" calcext:value-type="float">
            <text:p>1768963</text:p>
          </table:table-cell>
          <table:table-cell office:value-type="string" calcext:value-type="string">
            <text:p>non_sexist</text:p>
          </table:table-cell>
          <table:table-cell office:value-type="string" calcext:value-type="string">
            <text:p>Тестостерон, выйди вон!</text:p>
          </table:table-cell>
        </table:table-row>
        <table:table-row table:style-name="ro1">
          <table:table-cell office:value-type="float" office:value="1768926" calcext:value-type="float">
            <text:p>1768926</text:p>
          </table:table-cell>
          <table:table-cell office:value-type="float" office:value="1768967" calcext:value-type="float">
            <text:p>1768967</text:p>
          </table:table-cell>
          <table:table-cell office:value-type="string" calcext:value-type="string">
            <text:p>non_sexist</text:p>
          </table:table-cell>
          <table:table-cell office:value-type="string" calcext:value-type="string">
            <text:p>бля уже из каждого утюга сказали про эти домогательства</text:p>
          </table:table-cell>
        </table:table-row>
        <table:table-row table:style-name="ro2">
          <table:table-cell office:value-type="float" office:value="1768926" calcext:value-type="float">
            <text:p>1768926</text:p>
          </table:table-cell>
          <table:table-cell office:value-type="float" office:value="1768970" calcext:value-type="float">
            <text:p>1768970</text:p>
          </table:table-cell>
          <table:table-cell office:value-type="string" calcext:value-type="string">
            <text:p>sexist</text:p>
          </table:table-cell>
          <table:table-cell office:value-type="string" calcext:value-type="string">
            <text:p>это да... женоненавистников полным полно. </text:p>
            <text:p> да и мужерабок тоже.</text:p>
          </table:table-cell>
        </table:table-row>
        <table:table-row table:style-name="ro1">
          <table:table-cell office:value-type="float" office:value="1768926" calcext:value-type="float">
            <text:p>1768926</text:p>
          </table:table-cell>
          <table:table-cell office:value-type="float" office:value="1768978" calcext:value-type="float">
            <text:p>1768978</text:p>
          </table:table-cell>
          <table:table-cell office:value-type="string" calcext:value-type="string">
            <text:p>sexist</text:p>
          </table:table-cell>
          <table:table-cell office:value-type="string" calcext:value-type="string">
            <text:p>Да вы её видели? Кто в здравом уме к ней домагаться то будет?</text:p>
          </table:table-cell>
        </table:table-row>
        <table:table-row table:style-name="ro1">
          <table:table-cell office:value-type="float" office:value="1768926" calcext:value-type="float">
            <text:p>1768926</text:p>
          </table:table-cell>
          <table:table-cell office:value-type="float" office:value="1768982" calcext:value-type="float">
            <text:p>1768982</text:p>
          </table:table-cell>
          <table:table-cell office:value-type="string" calcext:value-type="string">
            <text:p>non_sexist</text:p>
          </table:table-cell>
          <table:table-cell office:value-type="string" calcext:value-type="string">
            <text:p>Куколд Рон Кивихарью, вызываю тебя!🌚</text:p>
          </table:table-cell>
        </table:table-row>
        <table:table-row table:style-name="ro1">
          <table:table-cell office:value-type="float" office:value="1768926" calcext:value-type="float">
            <text:p>1768926</text:p>
          </table:table-cell>
          <table:table-cell office:value-type="float" office:value="1768990" calcext:value-type="float">
            <text:p>1768990</text:p>
          </table:table-cell>
          <table:table-cell office:value-type="string" calcext:value-type="string">
            <text:p>sexist</text:p>
          </table:table-cell>
          <table:table-cell office:value-type="string" calcext:value-type="string">
            <text:p>[id175444388|Валера], отвратительная штука. Тебя без доказательств выставляют на осуждение. Идеальное средство дискредитации неугодных</text:p>
          </table:table-cell>
        </table:table-row>
        <table:table-row table:style-name="ro1">
          <table:table-cell office:value-type="float" office:value="1768926" calcext:value-type="float">
            <text:p>1768926</text:p>
          </table:table-cell>
          <table:table-cell office:value-type="float" office:value="1768991" calcext:value-type="float">
            <text:p>1768991</text:p>
          </table:table-cell>
          <table:table-cell office:value-type="string" calcext:value-type="string">
            <text:p>sexist</text:p>
          </table:table-cell>
          <table:table-cell office:value-type="string" calcext:value-type="string">
            <text:p>Даже не парьтесь. Никто не хочет разбираться в этой сложной теме, тёлочки хотят агриться и им нужен объект</text:p>
          </table:table-cell>
        </table:table-row>
        <table:table-row table:style-name="ro1">
          <table:table-cell office:value-type="float" office:value="1768926" calcext:value-type="float">
            <text:p>1768926</text:p>
          </table:table-cell>
          <table:table-cell office:value-type="float" office:value="1769009" calcext:value-type="float">
            <text:p>1769009</text:p>
          </table:table-cell>
          <table:table-cell office:value-type="string" calcext:value-type="string">
            <text:p>non_sexist</text:p>
          </table:table-cell>
          <table:table-cell office:value-type="string" calcext:value-type="string">
            <text:p>[id175444388|Валера], что хорошего в голословных обвинений? С тем же успехом я могу сказать что ты меня домагаешся</text:p>
          </table:table-cell>
        </table:table-row>
        <table:table-row table:style-name="ro1">
          <table:table-cell office:value-type="float" office:value="1768926" calcext:value-type="float">
            <text:p>1768926</text:p>
          </table:table-cell>
          <table:table-cell office:value-type="float" office:value="1769018" calcext:value-type="float">
            <text:p>1769018</text:p>
          </table:table-cell>
          <table:table-cell office:value-type="string" calcext:value-type="string">
            <text:p>sexist_in_co</text:p>
          </table:table-cell>
          <table:table-cell office:value-type="string" calcext:value-type="string">
            <text:p>Через 20 лет опомнилась🤣🤣🤣</text:p>
          </table:table-cell>
        </table:table-row>
        <table:table-row table:style-name="ro1">
          <table:table-cell office:value-type="float" office:value="1768926" calcext:value-type="float">
            <text:p>1768926</text:p>
          </table:table-cell>
          <table:table-cell office:value-type="float" office:value="1769041" calcext:value-type="float">
            <text:p>1769041</text:p>
          </table:table-cell>
          <table:table-cell office:value-type="string" calcext:value-type="string">
            <text:p>non_sexist</text:p>
          </table:table-cell>
          <table:table-cell office:value-type="string" calcext:value-type="string">
            <text:p>Даже не рассчитываю на адекватное обсуждение в сми -_-</text:p>
          </table:table-cell>
        </table:table-row>
        <table:table-row table:style-name="ro5">
          <table:table-cell office:value-type="float" office:value="1768926" calcext:value-type="float">
            <text:p>1768926</text:p>
          </table:table-cell>
          <table:table-cell office:value-type="float" office:value="1769043" calcext:value-type="float">
            <text:p>1769043</text:p>
          </table:table-cell>
          <table:table-cell office:value-type="string" calcext:value-type="string">
            <text:p>non_sexist</text:p>
          </table:table-cell>
          <table:table-cell office:value-type="string" calcext:value-type="string">
            <text:p>[id175444388|Валера], Эээ, у нас так то презумпция невиновности. Обвинения без доказательств являются ложными.</text:p>
            <text:p> А если эту паранойю распространить на другие статьи УК?</text:p>
            <text:p> -Она у меня бриллиант украла на 100500 карат.(указывает пальцем на бывшую)</text:p>
            <text:p>- Виновна. 5 лет лишения свободы!🌚</text:p>
          </table:table-cell>
        </table:table-row>
        <table:table-row table:style-name="ro2">
          <table:table-cell office:value-type="float" office:value="1768926" calcext:value-type="float">
            <text:p>1768926</text:p>
          </table:table-cell>
          <table:table-cell office:value-type="float" office:value="1769121" calcext:value-type="float">
            <text:p>1769121</text:p>
          </table:table-cell>
          <table:table-cell office:value-type="string" calcext:value-type="string">
            <text:p>non_sexist</text:p>
          </table:table-cell>
          <table:table-cell office:value-type="string" calcext:value-type="string">
            <text:p>Ты, конечно, извини, но ты и не способна скорее всего :)</text:p>
            <text:p>Ты же из вандерзинового информационного пузыря, судя по странице :)</text:p>
          </table:table-cell>
        </table:table-row>
        <table:table-row table:style-name="ro1">
          <table:table-cell office:value-type="float" office:value="1768926" calcext:value-type="float">
            <text:p>1768926</text:p>
          </table:table-cell>
          <table:table-cell office:value-type="float" office:value="1769126" calcext:value-type="float">
            <text:p>1769126</text:p>
          </table:table-cell>
          <table:table-cell office:value-type="string" calcext:value-type="string">
            <text:p>non_sexist</text:p>
          </table:table-cell>
          <table:table-cell office:value-type="string" calcext:value-type="string">
            <text:p>[id175294512|Evgeny], слава богу, лучше бы вы перестали к нам подходить)</text:p>
          </table:table-cell>
        </table:table-row>
        <table:table-row table:style-name="ro1">
          <table:table-cell office:value-type="float" office:value="1768926" calcext:value-type="float">
            <text:p>1768926</text:p>
          </table:table-cell>
          <table:table-cell office:value-type="float" office:value="1769199" calcext:value-type="float">
            <text:p>1769199</text:p>
          </table:table-cell>
          <table:table-cell office:value-type="string" calcext:value-type="string">
            <text:p>sexist</text:p>
          </table:table-cell>
          <table:table-cell office:value-type="string" calcext:value-type="string">
            <text:p>[id175294512|Евгений], если вы не можете увидеть разницу во флирте, ухаживаниях и домогательствах, то да, лучше не подходите к женщинам вообще, жить станет определенно лучше</text:p>
          </table:table-cell>
        </table:table-row>
        <table:table-row table:style-name="ro1">
          <table:table-cell office:value-type="float" office:value="1768926" calcext:value-type="float">
            <text:p>1768926</text:p>
          </table:table-cell>
          <table:table-cell office:value-type="float" office:value="1769211" calcext:value-type="float">
            <text:p>1769211</text:p>
          </table:table-cell>
          <table:table-cell office:value-type="string" calcext:value-type="string">
            <text:p>non_sexist</text:p>
          </table:table-cell>
          <table:table-cell office:value-type="string" calcext:value-type="string">
            <text:p>[id175444388|Валера], не распространяй свое личное, субъективное мнение на всех женщин.</text:p>
          </table:table-cell>
        </table:table-row>
        <table:table-row table:style-name="ro1">
          <table:table-cell office:value-type="float" office:value="1768926" calcext:value-type="float">
            <text:p>1768926</text:p>
          </table:table-cell>
          <table:table-cell office:value-type="float" office:value="1769217" calcext:value-type="float">
            <text:p>1769217</text:p>
          </table:table-cell>
          <table:table-cell office:value-type="string" calcext:value-type="string">
            <text:p>sexist</text:p>
          </table:table-cell>
          <table:table-cell office:value-type="string" calcext:value-type="string">
            <text:p>[id175294512|Евгений], конечно круто. С сестерками вареники теребонькать!🌚</text:p>
          </table:table-cell>
        </table:table-row>
        <table:table-row table:style-name="ro1">
          <table:table-cell office:value-type="float" office:value="1768926" calcext:value-type="float">
            <text:p>1768926</text:p>
          </table:table-cell>
          <table:table-cell office:value-type="float" office:value="1769223" calcext:value-type="float">
            <text:p>1769223</text:p>
          </table:table-cell>
          <table:table-cell office:value-type="string" calcext:value-type="string">
            <text:p>non_sexist</text:p>
          </table:table-cell>
          <table:table-cell office:value-type="string" calcext:value-type="string">
            <text:p>[id85188041|Igor], не занимайся тем же, лол</text:p>
          </table:table-cell>
        </table:table-row>
        <table:table-row table:style-name="ro1">
          <table:table-cell office:value-type="float" office:value="1768926" calcext:value-type="float">
            <text:p>1768926</text:p>
          </table:table-cell>
          <table:table-cell office:value-type="float" office:value="1769230" calcext:value-type="float">
            <text:p>1769230</text:p>
          </table:table-cell>
          <table:table-cell office:value-type="string" calcext:value-type="string">
            <text:p>sexist</text:p>
          </table:table-cell>
          <table:table-cell office:value-type="string" calcext:value-type="string">
            <text:p>[id175444388|Валера], я и не занимаюсь. В моем окружении нет женщин, подобных тебе, но я и не горланю, что все женщины адекватно реагируют на внимание мужчин, ведь допускаю существование тебе подобных.</text:p>
          </table:table-cell>
        </table:table-row>
        <table:table-row table:style-name="ro1">
          <table:table-cell office:value-type="float" office:value="1768926" calcext:value-type="float">
            <text:p>1768926</text:p>
          </table:table-cell>
          <table:table-cell office:value-type="float" office:value="1769231" calcext:value-type="float">
            <text:p>1769231</text:p>
          </table:table-cell>
          <table:table-cell office:value-type="string" calcext:value-type="string">
            <text:p>non_sexist</text:p>
          </table:table-cell>
          <table:table-cell office:value-type="string" calcext:value-type="string">
            <text:p>[id85188041|Igor], забавно</text:p>
          </table:table-cell>
        </table:table-row>
        <table:table-row table:style-name="ro1">
          <table:table-cell office:value-type="float" office:value="1768926" calcext:value-type="float">
            <text:p>1768926</text:p>
          </table:table-cell>
          <table:table-cell office:value-type="float" office:value="1769235" calcext:value-type="float">
            <text:p>1769235</text:p>
          </table:table-cell>
          <table:table-cell office:value-type="string" calcext:value-type="string">
            <text:p>sexist</text:p>
          </table:table-cell>
          <table:table-cell office:value-type="string" calcext:value-type="string">
            <text:p>[id23259269|Юлия], ещё одна выдает свое субъективное мнение, за мнение всех женщин.🌚</text:p>
          </table:table-cell>
        </table:table-row>
        <table:table-row table:style-name="ro1">
          <table:table-cell office:value-type="float" office:value="1768926" calcext:value-type="float">
            <text:p>1768926</text:p>
          </table:table-cell>
          <table:table-cell office:value-type="float" office:value="1769237" calcext:value-type="float">
            <text:p>1769237</text:p>
          </table:table-cell>
          <table:table-cell office:value-type="string" calcext:value-type="string">
            <text:p>non_sexist</text:p>
          </table:table-cell>
          <table:table-cell office:value-type="string" calcext:value-type="string">
            <text:p>[id175294512|Евгений], совсем необязательно? Флирт иногда это просто развлечение, которое не является прологом вообще ни к чему</text:p>
          </table:table-cell>
        </table:table-row>
        <table:table-row table:style-name="ro1">
          <table:table-cell office:value-type="float" office:value="1768926" calcext:value-type="float">
            <text:p>1768926</text:p>
          </table:table-cell>
          <table:table-cell office:value-type="float" office:value="1769239" calcext:value-type="float">
            <text:p>1769239</text:p>
          </table:table-cell>
          <table:table-cell office:value-type="string" calcext:value-type="string">
            <text:p>non_sexist</text:p>
          </table:table-cell>
          <table:table-cell office:value-type="string" calcext:value-type="string">
            <text:p>[id85188041|Игорь], простите, пожалуйста, лучше я, конечно, послушаю, как вы, Игорь, говорите за всех женщин, как я могла!</text:p>
          </table:table-cell>
        </table:table-row>
        <table:table-row table:style-name="ro1">
          <table:table-cell office:value-type="float" office:value="1768926" calcext:value-type="float">
            <text:p>1768926</text:p>
          </table:table-cell>
          <table:table-cell office:value-type="float" office:value="1769242" calcext:value-type="float">
            <text:p>1769242</text:p>
          </table:table-cell>
          <table:table-cell office:value-type="string" calcext:value-type="string">
            <text:p>sexist</text:p>
          </table:table-cell>
          <table:table-cell office:value-type="string" calcext:value-type="string">
            <text:p>[id23259269|Юлия], Читай выше коммент адресованный Валере и перестань выдумывать чушь.</text:p>
          </table:table-cell>
        </table:table-row>
        <table:table-row table:style-name="ro1">
          <table:table-cell office:value-type="float" office:value="1768926" calcext:value-type="float">
            <text:p>1768926</text:p>
          </table:table-cell>
          <table:table-cell office:value-type="float" office:value="1769255" calcext:value-type="float">
            <text:p>1769255</text:p>
          </table:table-cell>
          <table:table-cell office:value-type="string" calcext:value-type="string">
            <text:p>sexist</text:p>
          </table:table-cell>
          <table:table-cell office:value-type="string" calcext:value-type="string">
            <text:p>[id175294512|Евгений], Фемипизднутые... Кудахчут о индивидуальности каждой женщины, но при этом очень любят от своего лица и личного, субъективного мнения, говорить за всех женщи.</text:p>
          </table:table-cell>
        </table:table-row>
        <table:table-row table:style-name="ro1">
          <table:table-cell office:value-type="float" office:value="1768926" calcext:value-type="float">
            <text:p>1768926</text:p>
          </table:table-cell>
          <table:table-cell office:value-type="float" office:value="1769265" calcext:value-type="float">
            <text:p>1769265</text:p>
          </table:table-cell>
          <table:table-cell office:value-type="string" calcext:value-type="string">
            <text:p>non_sexist</text:p>
          </table:table-cell>
          <table:table-cell office:value-type="string" calcext:value-type="string">
            <text:p>[id175294512|Евгений], вы читали вообще истории про домогательства? Хотя бы одну? Читали, что та же Екатерина Котрикадзе рассказала? Цитирую: "Она связалась со Слуцким, чтобы взять у него интервью, и он пригласил ее к себе в офис, чтобы обсудить детали. «И, в общем, так вышло, что он меня провел в свой кабинет, запер дверь и попытался как-то меня прислонить к стене, и как-то меня трогать и целовать. Я вырвалась, убежала», — рассказала журналистка.". Я очень рада, конечно, что вы живете в своем пузыре и уверены, что все домогательства идут за флиртом женским, который, о боже, бедные мужчины просто не так поняли! Но нет, к огромному сожалению, это так не работает, в домогательствах виноват человек, который, простите за тавтологию, домогается, все, тут даже глупо что-то обсуждать</text:p>
          </table:table-cell>
        </table:table-row>
        <table:table-row table:style-name="ro5">
          <table:table-cell office:value-type="float" office:value="1768926" calcext:value-type="float">
            <text:p>1768926</text:p>
          </table:table-cell>
          <table:table-cell office:value-type="float" office:value="1769279" calcext:value-type="float">
            <text:p>1769279</text:p>
          </table:table-cell>
          <table:table-cell office:value-type="string" calcext:value-type="string">
            <text:p>sexist</text:p>
          </table:table-cell>
          <table:table-cell office:value-type="string" calcext:value-type="string">
            <text:p>[id23259269|Юлия], я могу такую же историю сочинить про тебя, но почему то большинство будет возмущаться и отнесётся скептически к моей истории.</text:p>
            <text:p> Как говорится- "Где пруфы, Билли?"</text:p>
            <text:p> Без доказательств- это бред и ложь. </text:p>
            <text:p>Презумпция невиновности.</text:p>
          </table:table-cell>
        </table:table-row>
        <table:table-row table:style-name="ro1">
          <table:table-cell office:value-type="float" office:value="1768926" calcext:value-type="float">
            <text:p>1768926</text:p>
          </table:table-cell>
          <table:table-cell office:value-type="float" office:value="1769337" calcext:value-type="float">
            <text:p>1769337</text:p>
          </table:table-cell>
          <table:table-cell office:value-type="string" calcext:value-type="string">
            <text:p>non_sexist</text:p>
          </table:table-cell>
          <table:table-cell office:value-type="string" calcext:value-type="string">
            <text:p>[id331190702|Лера], ну да, я умственно отсталая</text:p>
          </table:table-cell>
        </table:table-row>
        <table:table-row table:style-name="ro1">
          <table:table-cell office:value-type="float" office:value="1768926" calcext:value-type="float">
            <text:p>1768926</text:p>
          </table:table-cell>
          <table:table-cell office:value-type="float" office:value="1769344" calcext:value-type="float">
            <text:p>1769344</text:p>
          </table:table-cell>
          <table:table-cell office:value-type="string" calcext:value-type="string">
            <text:p>non_sexist</text:p>
          </table:table-cell>
          <table:table-cell office:value-type="string" calcext:value-type="string">
            <text:p>так пишешь словно свечку держал при этом. ахахаха</text:p>
          </table:table-cell>
        </table:table-row>
        <table:table-row table:style-name="ro1">
          <table:table-cell office:value-type="float" office:value="1768926" calcext:value-type="float">
            <text:p>1768926</text:p>
          </table:table-cell>
          <table:table-cell office:value-type="float" office:value="1769350" calcext:value-type="float">
            <text:p>1769350</text:p>
          </table:table-cell>
          <table:table-cell office:value-type="string" calcext:value-type="string">
            <text:p>non_sexist</text:p>
          </table:table-cell>
          <table:table-cell office:value-type="string" calcext:value-type="string">
            <text:p>[id175294512|Евгений], как и сексуальное насилие. Почему вы в пользу одного решили, а не другого.</text:p>
          </table:table-cell>
        </table:table-row>
        <table:table-row table:style-name="ro1">
          <table:table-cell office:value-type="float" office:value="1768926" calcext:value-type="float">
            <text:p>1768926</text:p>
          </table:table-cell>
          <table:table-cell office:value-type="float" office:value="1769381" calcext:value-type="float">
            <text:p>1769381</text:p>
          </table:table-cell>
          <table:table-cell office:value-type="string" calcext:value-type="string">
            <text:p>non_sexist</text:p>
          </table:table-cell>
          <table:table-cell office:value-type="string" calcext:value-type="string">
            <text:p>[id175294512|Евгений], ваша логика основана на фантазии. Потому правильно говорить не предположил, а нафантазировал. Кто вам сказал что в ГД камеры, а уж тем более в кабинетах депутатов? Я был там камер в кабинетах не видел. На счет обвинения -смешно, это российский суд. а у депутатов кроме прочего неприкосновенность. Про доказательства - тоже бредня какая то. Кто будет кабинет обыскивать? суд разрешение даст???? я уж молчу что эпителий в кабинете собрать - за гранью возможностей росских органов (не говоря уж о том что это максимум - доказательство присутсвия а не изнасилования). Все остальное такой же бред основанный на фантазиях</text:p>
          </table:table-cell>
        </table:table-row>
        <table:table-row table:style-name="ro1">
          <table:table-cell office:value-type="float" office:value="1768926" calcext:value-type="float">
            <text:p>1768926</text:p>
          </table:table-cell>
          <table:table-cell office:value-type="float" office:value="1769407" calcext:value-type="float">
            <text:p>1769407</text:p>
          </table:table-cell>
          <table:table-cell office:value-type="string" calcext:value-type="string">
            <text:p>non_sexist</text:p>
          </table:table-cell>
          <table:table-cell office:value-type="string" calcext:value-type="string">
            <text:p>[id175294512|Евгений], еще раз ваши фантазии об устройстве государства и за кеи там чекисты следят - оставьте для фанфиков о ГД. За все время слышал ток о 4 депутатах которых неприкосновенности лишили. и это был план (что вряд ли конституируют "лишают на раз").Учитывая как гд впрягаетс в этом случае, вообще не реалистично. Про че там на раз собирается, советую меньше CSI смотреть. Дальше просто. Так как все ваши фантазии, а слова журналистки, пока единственное что есть, не вижу причин им не доверять</text:p>
          </table:table-cell>
        </table:table-row>
        <table:table-row table:style-name="ro1">
          <table:table-cell office:value-type="float" office:value="1768926" calcext:value-type="float">
            <text:p>1768926</text:p>
          </table:table-cell>
          <table:table-cell office:value-type="float" office:value="1769467" calcext:value-type="float">
            <text:p>1769467</text:p>
          </table:table-cell>
          <table:table-cell office:value-type="string" calcext:value-type="string">
            <text:p>non_sexist</text:p>
          </table:table-cell>
          <table:table-cell office:value-type="string" calcext:value-type="string">
            <text:p>[id175294512|Евгений], так я и не спорю с тем, что ты не веришь. Я лишь говорю о весе. С одной стороны - сообщения дамы, которая таки была при этом, с другой - твои представления о предпочтениях депутата и как оно вроде бы должно было быть. вот и все</text:p>
          </table:table-cell>
        </table:table-row>
        <table:table-row table:style-name="ro1">
          <table:table-cell office:value-type="float" office:value="1768926" calcext:value-type="float">
            <text:p>1768926</text:p>
          </table:table-cell>
          <table:table-cell office:value-type="float" office:value="1769497" calcext:value-type="float">
            <text:p>1769497</text:p>
          </table:table-cell>
          <table:table-cell office:value-type="string" calcext:value-type="string">
            <text:p>non_sexist</text:p>
          </table:table-cell>
          <table:table-cell office:value-type="string" calcext:value-type="string">
            <text:p>кто это сказал что слова веса не имеют? еще как имеют. и это не ее задача доказывать, а задача следствия.</text:p>
          </table:table-cell>
        </table:table-row>
        <table:table-row table:style-name="ro1">
          <table:table-cell office:value-type="float" office:value="1768926" calcext:value-type="float">
            <text:p>1768926</text:p>
          </table:table-cell>
          <table:table-cell office:value-type="float" office:value="1769510" calcext:value-type="float">
            <text:p>1769510</text:p>
          </table:table-cell>
          <table:table-cell office:value-type="string" calcext:value-type="string">
            <text:p>non_sexist</text:p>
          </table:table-cell>
          <table:table-cell office:value-type="string" calcext:value-type="string">
            <text:p>[id175294512|Евгений], почем мне знать я не следователь. Но это не вопрос уголовной ответсвенности, все таки давно было. а вопрос доверия и репутации. Потому для меня и для многих других слов вполне достаточно.</text:p>
          </table:table-cell>
        </table:table-row>
        <table:table-row table:style-name="ro1">
          <table:table-cell office:value-type="float" office:value="1768926" calcext:value-type="float">
            <text:p>1768926</text:p>
          </table:table-cell>
          <table:table-cell office:value-type="float" office:value="1769528" calcext:value-type="float">
            <text:p>1769528</text:p>
          </table:table-cell>
          <table:table-cell office:value-type="string" calcext:value-type="string">
            <text:p>non_sexist</text:p>
          </table:table-cell>
          <table:table-cell office:value-type="string" calcext:value-type="string">
            <text:p>[id175294512|Евгений], нет. Отличный пример - США.</text:p>
          </table:table-cell>
        </table:table-row>
        <table:table-row table:style-name="ro1">
          <table:table-cell office:value-type="float" office:value="1768926" calcext:value-type="float">
            <text:p>1768926</text:p>
          </table:table-cell>
          <table:table-cell office:value-type="float" office:value="1769532" calcext:value-type="float">
            <text:p>1769532</text:p>
          </table:table-cell>
          <table:table-cell office:value-type="string" calcext:value-type="string">
            <text:p>non_sexist</text:p>
          </table:table-cell>
          <table:table-cell office:value-type="string" calcext:value-type="string">
            <text:p>[id175294512|Евгений], почему?</text:p>
          </table:table-cell>
        </table:table-row>
        <table:table-row table:style-name="ro1">
          <table:table-cell office:value-type="float" office:value="1768926" calcext:value-type="float">
            <text:p>1768926</text:p>
          </table:table-cell>
          <table:table-cell office:value-type="float" office:value="1769563" calcext:value-type="float">
            <text:p>1769563</text:p>
          </table:table-cell>
          <table:table-cell office:value-type="string" calcext:value-type="string">
            <text:p>non_sexist</text:p>
          </table:table-cell>
          <table:table-cell office:value-type="string" calcext:value-type="string">
            <text:p>[id175294512|Евгений], большинство это какие из? кроме того с каких пор правовое поле - это индикатор, а общественное мнение не индикатор? (коль скоро вы уж сами заявили о несовершенстве их системы правовой). Кроме того, разве "большинство" несостоятельных обвинений не противоречит вашему же тезису и не является ли доказательством, что истерии нет? вы уж либо крестик, либо трусы</text:p>
          </table:table-cell>
        </table:table-row>
        <table:table-row table:style-name="ro1">
          <table:table-cell office:value-type="float" office:value="1768926" calcext:value-type="float">
            <text:p>1768926</text:p>
          </table:table-cell>
          <table:table-cell office:value-type="float" office:value="1769634" calcext:value-type="float">
            <text:p>1769634</text:p>
          </table:table-cell>
          <table:table-cell office:value-type="string" calcext:value-type="string">
            <text:p>non_sexist</text:p>
          </table:table-cell>
          <table:table-cell office:value-type="string" calcext:value-type="string">
            <text:p>[id175294512|Евгений], ахаха смешной пример разницы суда и общественного мнения )) Нет уж, товарищ, это все таки вы сами погуглите, там таки, представьте себе, вполне себе настоящие суды были. И вполне себе исследовали доказательства. Салем - пример бесчеловечности и злоупотребления власти. Это уж скорее мне его приводить нужно, а не вам. вполне себе отличные парралели с злоупотреблением властью и насилием у нас.</text:p>
          </table:table-cell>
        </table:table-row>
        <table:table-row table:style-name="ro1">
          <table:table-cell office:value-type="float" office:value="1768926" calcext:value-type="float">
            <text:p>1768926</text:p>
          </table:table-cell>
          <table:table-cell office:value-type="float" office:value="1770097" calcext:value-type="float">
            <text:p>1770097</text:p>
          </table:table-cell>
          <table:table-cell office:value-type="string" calcext:value-type="string">
            <text:p>non_sexist</text:p>
          </table:table-cell>
          <table:table-cell office:value-type="string" calcext:value-type="string">
            <text:p>А я им верю, и вот почему. Во-первых, такие обвинения в России это в первую очередь удар по репутации пострадавшей, то есть для пиара специалисту такое на пользу не пойдет. Во-вторых, если это был заказ - то кому понадобился рядовой депутат ГД и чиновник Минэнерго? В-третьих, если все же они кому-то сдались (например, член партии очень хочет подняться в списке на след. выборы (опустим тот факт, что этот вопрос решается за прайс) или чиновник подсиживает другого чиновника) - то почему такие лайтовые обвинения? За такое даже судить не будут, даже проверку проводить не будут, максимум - начальство выговор сделает. Версия о заведомой лжи выглядит абсурдной.</text:p>
          </table:table-cell>
        </table:table-row>
        <table:table-row table:style-name="ro1">
          <table:table-cell office:value-type="float" office:value="1768926" calcext:value-type="float">
            <text:p>1768926</text:p>
          </table:table-cell>
          <table:table-cell office:value-type="float" office:value="1770843" calcext:value-type="float">
            <text:p>1770843</text:p>
          </table:table-cell>
          <table:table-cell office:value-type="string" calcext:value-type="string">
            <text:p>sexist</text:p>
          </table:table-cell>
          <table:table-cell office:value-type="string" calcext:value-type="string">
            <text:p>[id392251967|Лидия], начинают какую то компанию. сначала в сша появлись какие то обвинения в домогательствах которые были, про которые вспомнила "жертва" спустя 40 лет назад, теперь вот в Россию этот флешмоб перекочевал, к чему?- скоро узнаем.</text:p>
          </table:table-cell>
        </table:table-row>
        <table:table-row table:style-name="ro1">
          <table:table-cell office:value-type="float" office:value="1768926" calcext:value-type="float">
            <text:p>1768926</text:p>
          </table:table-cell>
          <table:table-cell office:value-type="float" office:value="1770853" calcext:value-type="float">
            <text:p>1770853</text:p>
          </table:table-cell>
          <table:table-cell office:value-type="string" calcext:value-type="string">
            <text:p>non_sexist</text:p>
          </table:table-cell>
          <table:table-cell office:value-type="string" calcext:value-type="string">
            <text:p>[id107718668|Георгий], потому что наши женщины, видя подвижки в ситуации за рубежом, тоже хотят обезопасить себя на работе? Если что-то выглядит как утка, крякает как утка и плавает как утка, то скорее всего это утка, а не шпионский робот-разведчик, передающий информацию на вражеский спутник.</text:p>
          </table:table-cell>
        </table:table-row>
        <table:table-row table:style-name="ro2">
          <table:table-cell office:value-type="float" office:value="1768926" calcext:value-type="float">
            <text:p>1768926</text:p>
          </table:table-cell>
          <table:table-cell office:value-type="float" office:value="1771063" calcext:value-type="float">
            <text:p>1771063</text:p>
          </table:table-cell>
          <table:table-cell office:value-type="string" calcext:value-type="string">
            <text:p>sexist</text:p>
          </table:table-cell>
          <table:table-cell office:value-type="string" calcext:value-type="string">
            <text:p>Поддерживаю переживания за судьбы чиновников! У нас же повсеместно головы летят от обвинений! Стоит только их всяким проходимцам  обвинить в чем то и все, конец карьере. Вот, например, сколько коррупционных скандалов, сколько жертв! А тут аж домогательства! Что, ещё каждую женщину слушать да ещё и верить им? Что дальше, насилие перестанем оправдывать? А может ещё людей других уважать начнём? </text:p>
            <text:p>Да ну, бред какой-то, у России особый путь, нечего с запада все копировать!</text:p>
          </table:table-cell>
        </table:table-row>
        <table:table-row table:style-name="ro3">
          <table:table-cell office:value-type="float" office:value="1768926" calcext:value-type="float">
            <text:p>1768926</text:p>
          </table:table-cell>
          <table:table-cell office:value-type="float" office:value="1773405" calcext:value-type="float">
            <text:p>1773405</text:p>
          </table:table-cell>
          <table:table-cell office:value-type="string" calcext:value-type="string">
            <text:p>non_sexist</text:p>
          </table:table-cell>
          <table:table-cell office:value-type="string" calcext:value-type="string">
            <text:p>Читая комментарии, создаётся впечатление, что женщины - это низшие существа, которые всегда сами во всем виноваты. И если их кто-то домогается, то они сами это спровоцировали. Или те же "липкие" комментарии в отношении женщин тут считают нормой.</text:p>
            <text:p>Действительно противно и страшно жить в стране, где многие не считают домогательства серьёзной проблемой.</text:p>
            <text:p>Наверное, женщины ещё должны быть благодарны за то, что мужчина так соизволил  на них так внимание обратить.</text:p>
          </table:table-cell>
        </table:table-row>
        <table:table-row table:style-name="ro3">
          <table:table-cell office:value-type="float" office:value="2873167" calcext:value-type="float">
            <text:p>2873167</text:p>
          </table:table-cell>
          <table:table-cell office:value-type="float" office:value="2873183" calcext:value-type="float">
            <text:p>2873183</text:p>
          </table:table-cell>
          <table:table-cell office:value-type="string" calcext:value-type="string">
            <text:p>non_sexist</text:p>
          </table:table-cell>
          <table:table-cell office:value-type="string" calcext:value-type="string">
            <text:p>&gt; все бросятся писать, что роль сыграло нынешнее поветрие: феминизм, равенство, инклюзивность</text:p>
            <text:p/>
            <text:p>как будто это не сыграло роль 🤦‍♂</text:p>
          </table:table-cell>
        </table:table-row>
        <table:table-row table:style-name="ro1">
          <table:table-cell office:value-type="float" office:value="2873167" calcext:value-type="float">
            <text:p>2873167</text:p>
          </table:table-cell>
          <table:table-cell office:value-type="float" office:value="2873347" calcext:value-type="float">
            <text:p>2873347</text:p>
          </table:table-cell>
          <table:table-cell office:value-type="string" calcext:value-type="string">
            <text:p>non_sexist</text:p>
          </table:table-cell>
          <table:table-cell office:value-type="string" calcext:value-type="string">
            <text:p>Может, веяние? Поветрие - это немного другое)</text:p>
          </table:table-cell>
        </table:table-row>
        <table:table-row table:style-name="ro3">
          <table:table-cell office:value-type="float" office:value="2873167" calcext:value-type="float">
            <text:p>2873167</text:p>
          </table:table-cell>
          <table:table-cell office:value-type="float" office:value="2873607" calcext:value-type="float">
            <text:p>2873607</text:p>
          </table:table-cell>
          <table:table-cell office:value-type="string" calcext:value-type="string">
            <text:p>racist</text:p>
          </table:table-cell>
          <table:table-cell office:value-type="string" calcext:value-type="string">
            <text:p>"Эта родившаяся в Париже наследница артистически-художественной сенегальской династии"</text:p>
            <text:p/>
            <text:p>ясно, опять французские нигеры</text:p>
          </table:table-cell>
        </table:table-row>
        <table:table-row table:style-name="ro1">
          <table:table-cell office:value-type="float" office:value="2873167" calcext:value-type="float">
            <text:p>2873167</text:p>
          </table:table-cell>
          <table:table-cell office:value-type="float" office:value="2873611" calcext:value-type="float">
            <text:p>2873611</text:p>
          </table:table-cell>
          <table:table-cell office:value-type="string" calcext:value-type="string">
            <text:p>non_sexist</text:p>
          </table:table-cell>
          <table:table-cell office:value-type="string" calcext:value-type="string">
            <text:p>Долин настолько кукухой поехал после Цинципера, что заслуживает всей семьёй быть изнасилованным прекрасными духовными мигрантами</text:p>
          </table:table-cell>
        </table:table-row>
        <table:table-row table:style-name="ro1">
          <table:table-cell office:value-type="float" office:value="2873167" calcext:value-type="float">
            <text:p>2873167</text:p>
          </table:table-cell>
          <table:table-cell office:value-type="float" office:value="2874343" calcext:value-type="float">
            <text:p>2874343</text:p>
          </table:table-cell>
          <table:table-cell office:value-type="string" calcext:value-type="string">
            <text:p>non_sexist</text:p>
          </table:table-cell>
          <table:table-cell office:value-type="string" calcext:value-type="string">
            <text:p>Так и председатель нынешнего жюри сказал, что главным на этом фестивале будет контекст. Так что да - сыграло это поветрие.</text:p>
          </table:table-cell>
        </table:table-row>
        <table:table-row table:style-name="ro1">
          <table:table-cell office:value-type="float" office:value="2873167" calcext:value-type="float">
            <text:p>2873167</text:p>
          </table:table-cell>
          <table:table-cell office:value-type="float" office:value="2875303" calcext:value-type="float">
            <text:p>2875303</text:p>
          </table:table-cell>
          <table:table-cell office:value-type="string" calcext:value-type="string">
            <text:p>non_sexist</text:p>
          </table:table-cell>
          <table:table-cell office:value-type="string" calcext:value-type="string">
            <text:p>Классная рецензия, даже Борхеса вспомнил 💛</text:p>
          </table:table-cell>
        </table:table-row>
        <table:table-row table:style-name="ro1">
          <table:table-cell office:value-type="float" office:value="2839424" calcext:value-type="float">
            <text:p>2839424</text:p>
          </table:table-cell>
          <table:table-cell office:value-type="float" office:value="2839426" calcext:value-type="float">
            <text:p>2839426</text:p>
          </table:table-cell>
          <table:table-cell office:value-type="string" calcext:value-type="string">
            <text:p>sexist</text:p>
          </table:table-cell>
          <table:table-cell office:value-type="string" calcext:value-type="string">
            <text:p>Первая книга в подборке-«Суфражизм в истории и культуре Великобритании», спасибо, не надо, всего доброго</text:p>
          </table:table-cell>
        </table:table-row>
        <table:table-row table:style-name="ro1">
          <table:table-cell office:value-type="float" office:value="2839424" calcext:value-type="float">
            <text:p>2839424</text:p>
          </table:table-cell>
          <table:table-cell office:value-type="float" office:value="2839429" calcext:value-type="float">
            <text:p>2839429</text:p>
          </table:table-cell>
          <table:table-cell office:value-type="string" calcext:value-type="string">
            <text:p>non_sexist</text:p>
          </table:table-cell>
          <table:table-cell office:value-type="string" calcext:value-type="string">
            <text:p>В россии не для этого едут на дачу...</text:p>
          </table:table-cell>
        </table:table-row>
        <table:table-row table:style-name="ro1">
          <table:table-cell office:value-type="float" office:value="2839424" calcext:value-type="float">
            <text:p>2839424</text:p>
          </table:table-cell>
          <table:table-cell office:value-type="float" office:value="2839442" calcext:value-type="float">
            <text:p>2839442</text:p>
          </table:table-cell>
          <table:table-cell office:value-type="string" calcext:value-type="string">
            <text:p>non_sexist</text:p>
          </table:table-cell>
          <table:table-cell office:value-type="string" calcext:value-type="string">
            <text:p>А мне лень читать, читаю только новости вконтакте.</text:p>
          </table:table-cell>
        </table:table-row>
        <table:table-row table:style-name="ro1">
          <table:table-cell office:value-type="float" office:value="2839424" calcext:value-type="float">
            <text:p>2839424</text:p>
          </table:table-cell>
          <table:table-cell office:value-type="float" office:value="2839471" calcext:value-type="float">
            <text:p>2839471</text:p>
          </table:table-cell>
          <table:table-cell office:value-type="string" calcext:value-type="string">
            <text:p>non_sexist</text:p>
          </table:table-cell>
          <table:table-cell office:value-type="string" calcext:value-type="string">
            <text:p>Русня бухает третий день))) а книжки тут после школы никто и в руках не держал)</text:p>
          </table:table-cell>
        </table:table-row>
        <table:table-row table:style-name="ro1">
          <table:table-cell office:value-type="float" office:value="2839424" calcext:value-type="float">
            <text:p>2839424</text:p>
          </table:table-cell>
          <table:table-cell office:value-type="float" office:value="2839707" calcext:value-type="float">
            <text:p>2839707</text:p>
          </table:table-cell>
          <table:table-cell office:value-type="string" calcext:value-type="string">
            <text:p>non_sexist</text:p>
          </table:table-cell>
          <table:table-cell office:value-type="string" calcext:value-type="string">
            <text:p>Незыблемая классика со мной в пути, сейчас читаю «записки районного хирурга», очень и очень всем советую! Рассказы хирурга из его собственной жизни</text:p>
          </table:table-cell>
        </table:table-row>
        <table:table-row table:style-name="ro3">
          <table:table-cell office:value-type="float" office:value="2835689" calcext:value-type="float">
            <text:p>2835689</text:p>
          </table:table-cell>
          <table:table-cell office:value-type="float" office:value="2835693" calcext:value-type="float">
            <text:p>2835693</text:p>
          </table:table-cell>
          <table:table-cell office:value-type="string" calcext:value-type="string">
            <text:p>sexist</text:p>
          </table:table-cell>
          <table:table-cell office:value-type="string" calcext:value-type="string">
            <text:p>Это не феминизм, а попытка сделать женщин лучше и привелегированнее мужчин. Не получится. Учебник биологии за 9 класс (если вы осилили его и доучились до 9 класса) говорит, что природа сильнее т.н. "равенства".</text:p>
            <text:p>Но на попытки смотреть реально забавно. Бесплатный цирк всегда хорош. </text:p>
            <text:p>Особенно, когда выглядит вот так.</text:p>
          </table:table-cell>
        </table:table-row>
        <table:table-row table:style-name="ro1">
          <table:table-cell office:value-type="float" office:value="2835689" calcext:value-type="float">
            <text:p>2835689</text:p>
          </table:table-cell>
          <table:table-cell office:value-type="float" office:value="2835695" calcext:value-type="float">
            <text:p>2835695</text:p>
          </table:table-cell>
          <table:table-cell office:value-type="string" calcext:value-type="string">
            <text:p>non_sexist</text:p>
          </table:table-cell>
          <table:table-cell office:value-type="string" calcext:value-type="string">
            <text:p>что такое нон-фикшн?😅</text:p>
          </table:table-cell>
        </table:table-row>
        <table:table-row table:style-name="ro1">
          <table:table-cell office:value-type="float" office:value="2830806" calcext:value-type="float">
            <text:p>2830806</text:p>
          </table:table-cell>
          <table:table-cell office:value-type="float" office:value="2830814" calcext:value-type="float">
            <text:p>2830814</text:p>
          </table:table-cell>
          <table:table-cell office:value-type="string" calcext:value-type="string">
            <text:p>non_sexist</text:p>
          </table:table-cell>
          <table:table-cell office:value-type="string" calcext:value-type="string">
            <text:p>Цэ сАвсем новостей нет, medusa?)</text:p>
          </table:table-cell>
        </table:table-row>
        <table:table-row table:style-name="ro1">
          <table:table-cell office:value-type="float" office:value="2830806" calcext:value-type="float">
            <text:p>2830806</text:p>
          </table:table-cell>
          <table:table-cell office:value-type="float" office:value="2830825" calcext:value-type="float">
            <text:p>2830825</text:p>
          </table:table-cell>
          <table:table-cell office:value-type="string" calcext:value-type="string">
            <text:p>non_sexist</text:p>
          </table:table-cell>
          <table:table-cell office:value-type="string" calcext:value-type="string">
            <text:p>медуза очень плотно держит в курсе.</text:p>
          </table:table-cell>
        </table:table-row>
        <table:table-row table:style-name="ro1">
          <table:table-cell office:value-type="float" office:value="2830806" calcext:value-type="float">
            <text:p>2830806</text:p>
          </table:table-cell>
          <table:table-cell office:value-type="float" office:value="2831214" calcext:value-type="float">
            <text:p>2831214</text:p>
          </table:table-cell>
          <table:table-cell office:value-type="string" calcext:value-type="string">
            <text:p>sexist_in_co</text:p>
          </table:table-cell>
          <table:table-cell office:value-type="string" calcext:value-type="string">
            <text:p>Очередная порция марксисткой параши, которая всех заeбaла.</text:p>
          </table:table-cell>
        </table:table-row>
        <table:table-row table:style-name="ro1">
          <table:table-cell office:value-type="float" office:value="2830806" calcext:value-type="float">
            <text:p>2830806</text:p>
          </table:table-cell>
          <table:table-cell office:value-type="float" office:value="2831498" calcext:value-type="float">
            <text:p>2831498</text:p>
          </table:table-cell>
          <table:table-cell office:value-type="string" calcext:value-type="string">
            <text:p>non_sexist</text:p>
          </table:table-cell>
          <table:table-cell office:value-type="string" calcext:value-type="string">
            <text:p>Мне не смешно</text:p>
          </table:table-cell>
        </table:table-row>
        <table:table-row table:style-name="ro1">
          <table:table-cell office:value-type="float" office:value="2705905" calcext:value-type="float">
            <text:p>2705905</text:p>
          </table:table-cell>
          <table:table-cell office:value-type="float" office:value="2705906" calcext:value-type="float">
            <text:p>2705906</text:p>
          </table:table-cell>
          <table:table-cell office:value-type="string" calcext:value-type="string">
            <text:p>non_sexist</text:p>
          </table:table-cell>
          <table:table-cell office:value-type="string" calcext:value-type="string">
            <text:p>ананас жалко</text:p>
          </table:table-cell>
        </table:table-row>
        <table:table-row table:style-name="ro1">
          <table:table-cell office:value-type="float" office:value="2705905" calcext:value-type="float">
            <text:p>2705905</text:p>
          </table:table-cell>
          <table:table-cell office:value-type="float" office:value="2705910" calcext:value-type="float">
            <text:p>2705910</text:p>
          </table:table-cell>
          <table:table-cell office:value-type="string" calcext:value-type="string">
            <text:p>sexist</text:p>
          </table:table-cell>
          <table:table-cell office:value-type="string" calcext:value-type="string">
            <text:p>Про угнетённых женщин в Америке Трампа</text:p>
          </table:table-cell>
        </table:table-row>
        <table:table-row table:style-name="ro3">
          <table:table-cell office:value-type="float" office:value="2705905" calcext:value-type="float">
            <text:p>2705905</text:p>
          </table:table-cell>
          <table:table-cell office:value-type="float" office:value="2705930" calcext:value-type="float">
            <text:p>2705930</text:p>
          </table:table-cell>
          <table:table-cell office:value-type="string" calcext:value-type="string">
            <text:p>sexist</text:p>
          </table:table-cell>
          <table:table-cell office:value-type="string" calcext:value-type="string">
            <text:p>&gt;Угнетенные женщины в Америке Трампа</text:p>
            <text:p/>
            <text:p>Топ кек</text:p>
          </table:table-cell>
        </table:table-row>
        <table:table-row table:style-name="ro1">
          <table:table-cell office:value-type="float" office:value="2705905" calcext:value-type="float">
            <text:p>2705905</text:p>
          </table:table-cell>
          <table:table-cell office:value-type="float" office:value="2705950" calcext:value-type="float">
            <text:p>2705950</text:p>
          </table:table-cell>
          <table:table-cell office:value-type="string" calcext:value-type="string">
            <text:p>sexist</text:p>
          </table:table-cell>
          <table:table-cell office:value-type="string" calcext:value-type="string">
            <text:p>бедные, ну настолько угнетены, просто кошмар. скораj там и в Европе, самым и популярными женщинами будут проститутки. Ей можно сказать красивые ласковые слова, покувыркаться, провести приятно время, без вот этой вот байды что сейчас творится. Но не будет ни "Ромео и Джульетта" ни таких песен, писать не для кого станет. А то напишешь песню, а какая нибудь"угнетенная" накатает на тебя телегу, что ты ее домогался когда она была еще в Д/С, плохо смотрел на ее горшочек</text:p>
          </table:table-cell>
        </table:table-row>
        <table:table-row table:style-name="ro1">
          <table:table-cell office:value-type="float" office:value="2705905" calcext:value-type="float">
            <text:p>2705905</text:p>
          </table:table-cell>
          <table:table-cell office:value-type="float" office:value="2705953" calcext:value-type="float">
            <text:p>2705953</text:p>
          </table:table-cell>
          <table:table-cell office:value-type="string" calcext:value-type="string">
            <text:p>sexist</text:p>
          </table:table-cell>
          <table:table-cell office:value-type="string" calcext:value-type="string">
            <text:p>Угнетение женщин в Америке Трампа</text:p>
          </table:table-cell>
        </table:table-row>
        <table:table-row table:style-name="ro1">
          <table:table-cell office:value-type="float" office:value="2705905" calcext:value-type="float">
            <text:p>2705905</text:p>
          </table:table-cell>
          <table:table-cell office:value-type="float" office:value="2705966" calcext:value-type="float">
            <text:p>2705966</text:p>
          </table:table-cell>
          <table:table-cell office:value-type="string" calcext:value-type="string">
            <text:p>non_sexist</text:p>
          </table:table-cell>
          <table:table-cell office:value-type="string" calcext:value-type="string">
            <text:p>когда тебе предлагают почитать эссе о феминизме</text:p>
          </table:table-cell>
        </table:table-row>
        <table:table-row table:style-name="ro1">
          <table:table-cell office:value-type="float" office:value="2705905" calcext:value-type="float">
            <text:p>2705905</text:p>
          </table:table-cell>
          <table:table-cell office:value-type="float" office:value="2706043" calcext:value-type="float">
            <text:p>2706043</text:p>
          </table:table-cell>
          <table:table-cell office:value-type="string" calcext:value-type="string">
            <text:p>non_sexist</text:p>
          </table:table-cell>
          <table:table-cell office:value-type="string" calcext:value-type="string">
            <text:p>ох блин . я бы показал левой петушне что такое настоящее угнетение</text:p>
          </table:table-cell>
        </table:table-row>
        <table:table-row table:style-name="ro17">
          <table:table-cell office:value-type="float" office:value="2705905" calcext:value-type="float">
            <text:p>2705905</text:p>
          </table:table-cell>
          <table:table-cell office:value-type="float" office:value="2706829" calcext:value-type="float">
            <text:p>2706829</text:p>
          </table:table-cell>
          <table:table-cell office:value-type="string" calcext:value-type="string">
            <text:p>non_sexist</text:p>
          </table:table-cell>
          <table:table-cell office:value-type="string" calcext:value-type="string">
            <text:p>Ей можно сказать красивые ласковые слова, покувыркаться, провести приятно время, без вот этой вот байды что сейчас творится. Но не будет ни "Ромео и Джульетта" ни таких песен, писать не для кого станет. А то напишешь песню, а какая нибудь"угнетенная" накатает на тебя телегу, что ты ее домогался когда она была еще в Д/С, плохо смотрел на ее горшочек</text:p>
            <text:p>если быть образованным и развитым </text:p>
            <text:p>и что-то понимать</text:p>
            <text:p>но для чего это писалось-то?</text:p>
            <text:p>те кто подался и жил ранее</text:p>
            <text:p>как к примеру этот Михаил</text:p>
            <text:p>почему-то были умнее</text:p>
            <text:p>и женщины знали и понимали</text:p>
            <text:p>что посвящённые песни им не нужны</text:p>
          </table:table-cell>
        </table:table-row>
        <table:table-row table:style-name="ro1">
          <table:table-cell office:value-type="float" office:value="2705905" calcext:value-type="float">
            <text:p>2705905</text:p>
          </table:table-cell>
          <table:table-cell office:value-type="float" office:value="2707025" calcext:value-type="float">
            <text:p>2707025</text:p>
          </table:table-cell>
          <table:table-cell office:value-type="string" calcext:value-type="string">
            <text:p>sexist</text:p>
          </table:table-cell>
          <table:table-cell office:value-type="string" calcext:value-type="string">
            <text:p>Почему столько говорят о явлении, которое касается 2% населения? Думаю феминистки вообще только в интернете существууют, т.к. в жизни с ним больно редко сталкиваешься</text:p>
          </table:table-cell>
        </table:table-row>
        <table:table-row table:style-name="ro1">
          <table:table-cell office:value-type="float" office:value="2702166" calcext:value-type="float">
            <text:p>2702166</text:p>
          </table:table-cell>
          <table:table-cell office:value-type="float" office:value="2702172" calcext:value-type="float">
            <text:p>2702172</text:p>
          </table:table-cell>
          <table:table-cell office:value-type="string" calcext:value-type="string">
            <text:p>non_sexist</text:p>
          </table:table-cell>
          <table:table-cell office:value-type="string" calcext:value-type="string">
            <text:p>Кто все эти люди?😄</text:p>
          </table:table-cell>
        </table:table-row>
        <table:table-row table:style-name="ro3">
          <table:table-cell office:value-type="float" office:value="2702166" calcext:value-type="float">
            <text:p>2702166</text:p>
          </table:table-cell>
          <table:table-cell office:value-type="float" office:value="2702174" calcext:value-type="float">
            <text:p>2702174</text:p>
          </table:table-cell>
          <table:table-cell office:value-type="string" calcext:value-type="string">
            <text:p>sexist</text:p>
          </table:table-cell>
          <table:table-cell office:value-type="string" calcext:value-type="string">
            <text:p>А если эта с*ка мне борщ пересолила - как обойтись без домашнего насилия?</text:p>
            <text:p/>
            <text:p>(шутка, если шо)</text:p>
          </table:table-cell>
        </table:table-row>
        <table:table-row table:style-name="ro1">
          <table:table-cell office:value-type="float" office:value="2702166" calcext:value-type="float">
            <text:p>2702166</text:p>
          </table:table-cell>
          <table:table-cell office:value-type="float" office:value="2702183" calcext:value-type="float">
            <text:p>2702183</text:p>
          </table:table-cell>
          <table:table-cell office:value-type="string" calcext:value-type="string">
            <text:p>non_sexist</text:p>
          </table:table-cell>
          <table:table-cell office:value-type="string" calcext:value-type="string">
            <text:p>Вроде бы сделала доброе дело, затронув остросоциальную тему, но всё равно умудрилась прогнуться под типичную прослойку населения, чтоб угодить всем. Если известные люди не будут говорить, что феминизм — это хорошо, это круто, это даёт женщинам права, то кто это будет делать?</text:p>
          </table:table-cell>
        </table:table-row>
        <table:table-row table:style-name="ro1">
          <table:table-cell office:value-type="float" office:value="2702166" calcext:value-type="float">
            <text:p>2702166</text:p>
          </table:table-cell>
          <table:table-cell office:value-type="float" office:value="2702184" calcext:value-type="float">
            <text:p>2702184</text:p>
          </table:table-cell>
          <table:table-cell office:value-type="string" calcext:value-type="string">
            <text:p>non_sexist</text:p>
          </table:table-cell>
          <table:table-cell office:value-type="string" calcext:value-type="string">
            <text:p>Я б клип Иуды не обозвал каким-то художественным достижением</text:p>
          </table:table-cell>
        </table:table-row>
        <table:table-row table:style-name="ro1">
          <table:table-cell office:value-type="float" office:value="2702166" calcext:value-type="float">
            <text:p>2702166</text:p>
          </table:table-cell>
          <table:table-cell office:value-type="float" office:value="2702206" calcext:value-type="float">
            <text:p>2702206</text:p>
          </table:table-cell>
          <table:table-cell office:value-type="string" calcext:value-type="string">
            <text:p>sexist_in_co</text:p>
          </table:table-cell>
          <table:table-cell office:value-type="string" calcext:value-type="string">
            <text:p>уберите эту ересь отсюда . ( такие вещи нормальные порядочные люди держат при себе )</text:p>
          </table:table-cell>
        </table:table-row>
        <table:table-row table:style-name="ro1">
          <table:table-cell office:value-type="float" office:value="2702166" calcext:value-type="float">
            <text:p>2702166</text:p>
          </table:table-cell>
          <table:table-cell office:value-type="float" office:value="2702207" calcext:value-type="float">
            <text:p>2702207</text:p>
          </table:table-cell>
          <table:table-cell office:value-type="string" calcext:value-type="string">
            <text:p>sexist</text:p>
          </table:table-cell>
          <table:table-cell office:value-type="string" calcext:value-type="string">
            <text:p>Все феменистки фригидные дуры или те ,кого мужики даже по пьяни не е*ут</text:p>
          </table:table-cell>
        </table:table-row>
        <table:table-row table:style-name="ro2">
          <table:table-cell office:value-type="float" office:value="2702166" calcext:value-type="float">
            <text:p>2702166</text:p>
          </table:table-cell>
          <table:table-cell office:value-type="float" office:value="2702219" calcext:value-type="float">
            <text:p>2702219</text:p>
          </table:table-cell>
          <table:table-cell office:value-type="string" calcext:value-type="string">
            <text:p>sexist</text:p>
          </table:table-cell>
          <table:table-cell office:value-type="string" calcext:value-type="string">
            <text:p>Тупая шкура, кудахнувшая в комменте про то, что феменизм - это полезное дело - в лс ,как ни странно, оказалась молчаливой типичной шкурой, которой нечего противопоставить мужчине, который не прогибается под фемские необоснованные взгляды. </text:p>
            <text:p>Так что, видео - говнище, идея - говнище, матерей всех фемок мира , надеюсь, когда-нибудь утопят в канаве на глазах их дочерей-блядей</text:p>
          </table:table-cell>
        </table:table-row>
        <table:table-row table:style-name="ro5">
          <table:table-cell office:value-type="float" office:value="2702166" calcext:value-type="float">
            <text:p>2702166</text:p>
          </table:table-cell>
          <table:table-cell office:value-type="float" office:value="2702239" calcext:value-type="float">
            <text:p>2702239</text:p>
          </table:table-cell>
          <table:table-cell office:value-type="string" calcext:value-type="string">
            <text:p>sexist</text:p>
          </table:table-cell>
          <table:table-cell office:value-type="string" calcext:value-type="string">
            <text:p>ммм. возвращение фемидузы....</text:p>
            <text:p>Клип рассказывает не о насилии в семье, а о том что всё насилие от мужчин...</text:p>
            <text:p/>
            <text:p>На лицо подмена реальной свободы и равноправия желанием унижать других.</text:p>
          </table:table-cell>
        </table:table-row>
        <table:table-row table:style-name="ro1">
          <table:table-cell office:value-type="float" office:value="2702166" calcext:value-type="float">
            <text:p>2702166</text:p>
          </table:table-cell>
          <table:table-cell office:value-type="float" office:value="2702254" calcext:value-type="float">
            <text:p>2702254</text:p>
          </table:table-cell>
          <table:table-cell office:value-type="string" calcext:value-type="string">
            <text:p>sexist</text:p>
          </table:table-cell>
          <table:table-cell office:value-type="string" calcext:value-type="string">
            <text:p>всё понятно... много мужиков садистов, непонятно другое - почему женщина терпит? крепостное право на улице? комплекс мученицы? страх, что после развода отомстит - бред, почти всегда существа, поднимающие руку на женщину сыкуны... Проблема в чем? Подала на развод, телефон под рукой, звони в органы если что... Их бы в 19 век...</text:p>
          </table:table-cell>
        </table:table-row>
        <table:table-row table:style-name="ro1">
          <table:table-cell office:value-type="float" office:value="2702166" calcext:value-type="float">
            <text:p>2702166</text:p>
          </table:table-cell>
          <table:table-cell office:value-type="float" office:value="2702271" calcext:value-type="float">
            <text:p>2702271</text:p>
          </table:table-cell>
          <table:table-cell office:value-type="string" calcext:value-type="string">
            <text:p>non_sexist</text:p>
          </table:table-cell>
          <table:table-cell office:value-type="string" calcext:value-type="string">
            <text:p>Зачем так от феминизма-то открещиватья?</text:p>
          </table:table-cell>
        </table:table-row>
        <table:table-row table:style-name="ro1">
          <table:table-cell office:value-type="float" office:value="2702166" calcext:value-type="float">
            <text:p>2702166</text:p>
          </table:table-cell>
          <table:table-cell office:value-type="float" office:value="2702284" calcext:value-type="float">
            <text:p>2702284</text:p>
          </table:table-cell>
          <table:table-cell office:value-type="string" calcext:value-type="string">
            <text:p>non_sexist</text:p>
          </table:table-cell>
          <table:table-cell office:value-type="string" calcext:value-type="string">
            <text:p>Скабеева только что в программе "60 минут", заявила, что роман "Молодая гвардия" написал М.А.Булгаков))) запинайте ее.</text:p>
          </table:table-cell>
        </table:table-row>
        <table:table-row table:style-name="ro1">
          <table:table-cell office:value-type="float" office:value="2702166" calcext:value-type="float">
            <text:p>2702166</text:p>
          </table:table-cell>
          <table:table-cell office:value-type="float" office:value="2702361" calcext:value-type="float">
            <text:p>2702361</text:p>
          </table:table-cell>
          <table:table-cell office:value-type="string" calcext:value-type="string">
            <text:p>non_sexist</text:p>
          </table:table-cell>
          <table:table-cell office:value-type="string" calcext:value-type="string">
            <text:p>Плачу,будто ножом по сердцу</text:p>
          </table:table-cell>
        </table:table-row>
        <table:table-row table:style-name="ro1">
          <table:table-cell office:value-type="float" office:value="2702166" calcext:value-type="float">
            <text:p>2702166</text:p>
          </table:table-cell>
          <table:table-cell office:value-type="float" office:value="2702483" calcext:value-type="float">
            <text:p>2702483</text:p>
          </table:table-cell>
          <table:table-cell office:value-type="string" calcext:value-type="string">
            <text:p>non_sexist</text:p>
          </table:table-cell>
          <table:table-cell office:value-type="string" calcext:value-type="string">
            <text:p>Является ли борьба с домашним насилием насилием над насильником? Приемлема ли борьба с насильником с точки зрения неприятия насилия? Не начинает ли такой борец противоречить собственным убеждениям, делая их несос <text:s/>несостоятельными? 😛</text:p>
          </table:table-cell>
        </table:table-row>
        <table:table-row table:style-name="ro2">
          <table:table-cell office:value-type="float" office:value="2702166" calcext:value-type="float">
            <text:p>2702166</text:p>
          </table:table-cell>
          <table:table-cell office:value-type="float" office:value="2703522" calcext:value-type="float">
            <text:p>2703522</text:p>
          </table:table-cell>
          <table:table-cell office:value-type="string" calcext:value-type="string">
            <text:p>non_sexist</text:p>
          </table:table-cell>
          <table:table-cell office:value-type="string" calcext:value-type="string">
            <text:p>проще носить биту с собой</text:p>
            <text:p>или есть такое выражение бить первым</text:p>
          </table:table-cell>
        </table:table-row>
        <table:table-row table:style-name="ro1">
          <table:table-cell office:value-type="float" office:value="2522026" calcext:value-type="float">
            <text:p>2522026</text:p>
          </table:table-cell>
          <table:table-cell office:value-type="float" office:value="2522035" calcext:value-type="float">
            <text:p>2522035</text:p>
          </table:table-cell>
          <table:table-cell office:value-type="string" calcext:value-type="string">
            <text:p>non_sexist</text:p>
          </table:table-cell>
          <table:table-cell office:value-type="string" calcext:value-type="string">
            <text:p>ща правачье забомбит</text:p>
          </table:table-cell>
        </table:table-row>
        <table:table-row table:style-name="ro1">
          <table:table-cell office:value-type="float" office:value="2522026" calcext:value-type="float">
            <text:p>2522026</text:p>
          </table:table-cell>
          <table:table-cell office:value-type="float" office:value="2522041" calcext:value-type="float">
            <text:p>2522041</text:p>
          </table:table-cell>
          <table:table-cell office:value-type="string" calcext:value-type="string">
            <text:p>non_sexist</text:p>
          </table:table-cell>
          <table:table-cell office:value-type="string" calcext:value-type="string">
            <text:p>https://vk.com/wall-164317533_252</text:p>
          </table:table-cell>
        </table:table-row>
        <table:table-row table:style-name="ro1">
          <table:table-cell office:value-type="float" office:value="2522026" calcext:value-type="float">
            <text:p>2522026</text:p>
          </table:table-cell>
          <table:table-cell office:value-type="float" office:value="2522051" calcext:value-type="float">
            <text:p>2522051</text:p>
          </table:table-cell>
          <table:table-cell office:value-type="string" calcext:value-type="string">
            <text:p>non_sexist</text:p>
          </table:table-cell>
          <table:table-cell office:value-type="string" calcext:value-type="string">
            <text:p>Триер 💘</text:p>
          </table:table-cell>
        </table:table-row>
        <table:table-row table:style-name="ro1">
          <table:table-cell office:value-type="float" office:value="2522026" calcext:value-type="float">
            <text:p>2522026</text:p>
          </table:table-cell>
          <table:table-cell office:value-type="float" office:value="2522128" calcext:value-type="float">
            <text:p>2522128</text:p>
          </table:table-cell>
          <table:table-cell office:value-type="string" calcext:value-type="string">
            <text:p>non_sexist</text:p>
          </table:table-cell>
          <table:table-cell office:value-type="string" calcext:value-type="string">
            <text:p>Вам нормально столько спойлеров публиковать, да? Разве не надо об этом предупреждать?</text:p>
          </table:table-cell>
        </table:table-row>
        <table:table-row table:style-name="ro1">
          <table:table-cell office:value-type="float" office:value="2522026" calcext:value-type="float">
            <text:p>2522026</text:p>
          </table:table-cell>
          <table:table-cell office:value-type="float" office:value="2522202" calcext:value-type="float">
            <text:p>2522202</text:p>
          </table:table-cell>
          <table:table-cell office:value-type="string" calcext:value-type="string">
            <text:p>sexist</text:p>
          </table:table-cell>
          <table:table-cell office:value-type="string" calcext:value-type="string">
            <text:p>тупые дефки</text:p>
          </table:table-cell>
        </table:table-row>
        <table:table-row table:style-name="ro1">
          <table:table-cell office:value-type="float" office:value="2522026" calcext:value-type="float">
            <text:p>2522026</text:p>
          </table:table-cell>
          <table:table-cell office:value-type="float" office:value="2522445" calcext:value-type="float">
            <text:p>2522445</text:p>
          </table:table-cell>
          <table:table-cell office:value-type="string" calcext:value-type="string">
            <text:p>non_sexist</text:p>
          </table:table-cell>
          <table:table-cell office:value-type="string" calcext:value-type="string">
            <text:p>триер - вообще человек с уникальным режиссерским стилем (https://vk.com/wall-148484251_301) и видением и похер, что он немного не в себе</text:p>
          </table:table-cell>
        </table:table-row>
        <table:table-row table:style-name="ro1">
          <table:table-cell office:value-type="float" office:value="2522026" calcext:value-type="float">
            <text:p>2522026</text:p>
          </table:table-cell>
          <table:table-cell office:value-type="float" office:value="2522476" calcext:value-type="float">
            <text:p>2522476</text:p>
          </table:table-cell>
          <table:table-cell office:value-type="string" calcext:value-type="string">
            <text:p>sexist</text:p>
          </table:table-cell>
          <table:table-cell office:value-type="string" calcext:value-type="string">
            <text:p>Бабы для готовки и секса нужны только, по сути...не более.</text:p>
          </table:table-cell>
        </table:table-row>
        <table:table-row table:style-name="ro1">
          <table:table-cell office:value-type="float" office:value="2522026" calcext:value-type="float">
            <text:p>2522026</text:p>
          </table:table-cell>
          <table:table-cell office:value-type="float" office:value="2522776" calcext:value-type="float">
            <text:p>2522776</text:p>
          </table:table-cell>
          <table:table-cell office:value-type="string" calcext:value-type="string">
            <text:p>non_sexist</text:p>
          </table:table-cell>
          <table:table-cell office:value-type="string" calcext:value-type="string">
            <text:p>Да блать, у него все <text:s/>#бабы-дуры</text:p>
          </table:table-cell>
        </table:table-row>
        <table:table-row table:style-name="ro1">
          <table:table-cell office:value-type="float" office:value="2522026" calcext:value-type="float">
            <text:p>2522026</text:p>
          </table:table-cell>
          <table:table-cell office:value-type="float" office:value="2523890" calcext:value-type="float">
            <text:p>2523890</text:p>
          </table:table-cell>
          <table:table-cell office:value-type="string" calcext:value-type="string">
            <text:p>non_sexist</text:p>
          </table:table-cell>
          <table:table-cell office:value-type="string" calcext:value-type="string">
            <text:p>Ого, сколько идиотов в коментах.🙈</text:p>
          </table:table-cell>
        </table:table-row>
        <table:table-row table:style-name="ro1">
          <table:table-cell office:value-type="float" office:value="2458214" calcext:value-type="float">
            <text:p>2458214</text:p>
          </table:table-cell>
          <table:table-cell office:value-type="float" office:value="2458217" calcext:value-type="float">
            <text:p>2458217</text:p>
          </table:table-cell>
          <table:table-cell office:value-type="string" calcext:value-type="string">
            <text:p>non_sexist</text:p>
          </table:table-cell>
          <table:table-cell office:value-type="string" calcext:value-type="string">
            <text:p>олд_ессы тут?</text:p>
          </table:table-cell>
        </table:table-row>
        <table:table-row table:style-name="ro1">
          <table:table-cell office:value-type="float" office:value="2458214" calcext:value-type="float">
            <text:p>2458214</text:p>
          </table:table-cell>
          <table:table-cell office:value-type="float" office:value="2458218" calcext:value-type="float">
            <text:p>2458218</text:p>
          </table:table-cell>
          <table:table-cell office:value-type="string" calcext:value-type="string">
            <text:p>non_sexist</text:p>
          </table:table-cell>
          <table:table-cell office:value-type="string" calcext:value-type="string">
            <text:p>Spice Тётеньки 😊</text:p>
          </table:table-cell>
        </table:table-row>
        <table:table-row table:style-name="ro1">
          <table:table-cell office:value-type="float" office:value="2458214" calcext:value-type="float">
            <text:p>2458214</text:p>
          </table:table-cell>
          <table:table-cell office:value-type="float" office:value="2458220" calcext:value-type="float">
            <text:p>2458220</text:p>
          </table:table-cell>
          <table:table-cell office:value-type="string" calcext:value-type="string">
            <text:p>non_sexist</text:p>
          </table:table-cell>
          <table:table-cell office:value-type="string" calcext:value-type="string">
            <text:p>хайпят )</text:p>
          </table:table-cell>
        </table:table-row>
        <table:table-row table:style-name="ro1">
          <table:table-cell office:value-type="float" office:value="2458214" calcext:value-type="float">
            <text:p>2458214</text:p>
          </table:table-cell>
          <table:table-cell office:value-type="float" office:value="2458224" calcext:value-type="float">
            <text:p>2458224</text:p>
          </table:table-cell>
          <table:table-cell office:value-type="string" calcext:value-type="string">
            <text:p>non_sexist</text:p>
          </table:table-cell>
          <table:table-cell office:value-type="string" calcext:value-type="string">
            <text:p>россии нужен спайс [гёлз новый альбом]</text:p>
          </table:table-cell>
        </table:table-row>
        <table:table-row table:style-name="ro1">
          <table:table-cell office:value-type="float" office:value="2458214" calcext:value-type="float">
            <text:p>2458214</text:p>
          </table:table-cell>
          <table:table-cell office:value-type="float" office:value="2458225" calcext:value-type="float">
            <text:p>2458225</text:p>
          </table:table-cell>
          <table:table-cell office:value-type="string" calcext:value-type="string">
            <text:p>non_sexist</text:p>
          </table:table-cell>
          <table:table-cell office:value-type="string" calcext:value-type="string">
            <text:p>супердискотека 90-х ждет их. Они смогут спеть на одной сцене с группой револьрс, стрелки и конечно же с группой краски.</text:p>
          </table:table-cell>
        </table:table-row>
        <table:table-row table:style-name="ro1">
          <table:table-cell office:value-type="float" office:value="2458214" calcext:value-type="float">
            <text:p>2458214</text:p>
          </table:table-cell>
          <table:table-cell office:value-type="float" office:value="2458226" calcext:value-type="float">
            <text:p>2458226</text:p>
          </table:table-cell>
          <table:table-cell office:value-type="string" calcext:value-type="string">
            <text:p>non_sexist</text:p>
          </table:table-cell>
          <table:table-cell office:value-type="string" calcext:value-type="string">
            <text:p>Ждём теперь воссоединения Take That и N'Sync)) Одни лишь Backstreet Boys с тех времён не распадались, ибо друзья друг другу.</text:p>
          </table:table-cell>
        </table:table-row>
        <table:table-row table:style-name="ro1">
          <table:table-cell office:value-type="float" office:value="2458214" calcext:value-type="float">
            <text:p>2458214</text:p>
          </table:table-cell>
          <table:table-cell office:value-type="float" office:value="2458227" calcext:value-type="float">
            <text:p>2458227</text:p>
          </table:table-cell>
          <table:table-cell office:value-type="string" calcext:value-type="string">
            <text:p>non_sexist</text:p>
          </table:table-cell>
          <table:table-cell office:value-type="string" calcext:value-type="string">
            <text:p>Spice Milfs</text:p>
          </table:table-cell>
        </table:table-row>
        <table:table-row table:style-name="ro1">
          <table:table-cell office:value-type="float" office:value="2458214" calcext:value-type="float">
            <text:p>2458214</text:p>
          </table:table-cell>
          <table:table-cell office:value-type="float" office:value="2458229" calcext:value-type="float">
            <text:p>2458229</text:p>
          </table:table-cell>
          <table:table-cell office:value-type="string" calcext:value-type="string">
            <text:p>non_sexist</text:p>
          </table:table-cell>
          <table:table-cell office:value-type="string" calcext:value-type="string">
            <text:p>Феминизм - это к Колпакову, он спец в этом</text:p>
          </table:table-cell>
        </table:table-row>
        <table:table-row table:style-name="ro1">
          <table:table-cell office:value-type="float" office:value="2458214" calcext:value-type="float">
            <text:p>2458214</text:p>
          </table:table-cell>
          <table:table-cell office:value-type="float" office:value="2458237" calcext:value-type="float">
            <text:p>2458237</text:p>
          </table:table-cell>
          <table:table-cell office:value-type="string" calcext:value-type="string">
            <text:p>non_sexist</text:p>
          </table:table-cell>
          <table:table-cell office:value-type="string" calcext:value-type="string">
            <text:p>у них спик!</text:p>
          </table:table-cell>
        </table:table-row>
        <table:table-row table:style-name="ro1">
          <table:table-cell office:value-type="float" office:value="2458214" calcext:value-type="float">
            <text:p>2458214</text:p>
          </table:table-cell>
          <table:table-cell office:value-type="float" office:value="2458240" calcext:value-type="float">
            <text:p>2458240</text:p>
          </table:table-cell>
          <table:table-cell office:value-type="string" calcext:value-type="string">
            <text:p>non_sexist</text:p>
          </table:table-cell>
          <table:table-cell office:value-type="string" calcext:value-type="string">
            <text:p>ммм спайс 🤤</text:p>
          </table:table-cell>
        </table:table-row>
        <table:table-row table:style-name="ro1">
          <table:table-cell office:value-type="float" office:value="2458214" calcext:value-type="float">
            <text:p>2458214</text:p>
          </table:table-cell>
          <table:table-cell office:value-type="float" office:value="2458241" calcext:value-type="float">
            <text:p>2458241</text:p>
          </table:table-cell>
          <table:table-cell office:value-type="string" calcext:value-type="string">
            <text:p>non_sexist</text:p>
          </table:table-cell>
          <table:table-cell office:value-type="string" calcext:value-type="string">
            <text:p>вовремя</text:p>
          </table:table-cell>
        </table:table-row>
        <table:table-row table:style-name="ro1">
          <table:table-cell office:value-type="float" office:value="2458214" calcext:value-type="float">
            <text:p>2458214</text:p>
          </table:table-cell>
          <table:table-cell office:value-type="float" office:value="2458248" calcext:value-type="float">
            <text:p>2458248</text:p>
          </table:table-cell>
          <table:table-cell office:value-type="string" calcext:value-type="string">
            <text:p>non_sexist</text:p>
          </table:table-cell>
          <table:table-cell office:value-type="string" calcext:value-type="string">
            <text:p>Они достали из всех утюгов ещё в первом пришествии.</text:p>
          </table:table-cell>
        </table:table-row>
        <table:table-row table:style-name="ro1">
          <table:table-cell office:value-type="float" office:value="2458214" calcext:value-type="float">
            <text:p>2458214</text:p>
          </table:table-cell>
          <table:table-cell office:value-type="float" office:value="2458253" calcext:value-type="float">
            <text:p>2458253</text:p>
          </table:table-cell>
          <table:table-cell office:value-type="string" calcext:value-type="string">
            <text:p>non_sexist</text:p>
          </table:table-cell>
          <table:table-cell office:value-type="string" calcext:value-type="string">
            <text:p>Нарики☝😐</text:p>
          </table:table-cell>
        </table:table-row>
        <table:table-row table:style-name="ro1">
          <table:table-cell office:value-type="float" office:value="2458214" calcext:value-type="float">
            <text:p>2458214</text:p>
          </table:table-cell>
          <table:table-cell office:value-type="float" office:value="2458254" calcext:value-type="float">
            <text:p>2458254</text:p>
          </table:table-cell>
          <table:table-cell office:value-type="string" calcext:value-type="string">
            <text:p>non_sexist</text:p>
          </table:table-cell>
          <table:table-cell office:value-type="string" calcext:value-type="string">
            <text:p>⚫ Очевидно, что репрессии будут ужесточаться. Народ доведен до черты и по всем признакам колонизаторская система применяет к нему жесткие меры усмирения. Опять будут урезать наши права?</text:p>
          </table:table-cell>
        </table:table-row>
        <table:table-row table:style-name="ro1">
          <table:table-cell office:value-type="float" office:value="2458214" calcext:value-type="float">
            <text:p>2458214</text:p>
          </table:table-cell>
          <table:table-cell office:value-type="float" office:value="2458258" calcext:value-type="float">
            <text:p>2458258</text:p>
          </table:table-cell>
          <table:table-cell office:value-type="string" calcext:value-type="string">
            <text:p>sexist</text:p>
          </table:table-cell>
          <table:table-cell office:value-type="string" calcext:value-type="string">
            <text:p>Деньги у бабок подошли к концу, надо что то выть.</text:p>
          </table:table-cell>
        </table:table-row>
        <table:table-row table:style-name="ro1">
          <table:table-cell office:value-type="float" office:value="2458214" calcext:value-type="float">
            <text:p>2458214</text:p>
          </table:table-cell>
          <table:table-cell office:value-type="float" office:value="2458266" calcext:value-type="float">
            <text:p>2458266</text:p>
          </table:table-cell>
          <table:table-cell office:value-type="string" calcext:value-type="string">
            <text:p>non_sexist</text:p>
          </table:table-cell>
          <table:table-cell office:value-type="string" calcext:value-type="string">
            <text:p>Меl C и Эмма сольно смотрелись куда лучше , лучше бы просто возобновили сольку</text:p>
          </table:table-cell>
        </table:table-row>
        <table:table-row table:style-name="ro6">
          <table:table-cell office:value-type="float" office:value="2458214" calcext:value-type="float">
            <text:p>2458214</text:p>
          </table:table-cell>
          <table:table-cell office:value-type="float" office:value="2458270" calcext:value-type="float">
            <text:p>2458270</text:p>
          </table:table-cell>
          <table:table-cell office:value-type="string" calcext:value-type="string">
            <text:p>sexist</text:p>
          </table:table-cell>
          <table:table-cell office:value-type="string" calcext:value-type="string">
            <text:p>старые колоши которые нигде в жизни приткнуться не смогли.</text:p>
            <text:p/>
            <text:p>те кто смог - виктория бэкхем их с их воссоединением нафиг послала.</text:p>
            <text:p/>
            <text:p>кому интересно смотреть на их дряблые сорокалетные сиськи. тётки. они уже далеко не спайс и не гёлс.</text:p>
          </table:table-cell>
        </table:table-row>
        <table:table-row table:style-name="ro1">
          <table:table-cell office:value-type="float" office:value="2458214" calcext:value-type="float">
            <text:p>2458214</text:p>
          </table:table-cell>
          <table:table-cell office:value-type="float" office:value="2458273" calcext:value-type="float">
            <text:p>2458273</text:p>
          </table:table-cell>
          <table:table-cell office:value-type="string" calcext:value-type="string">
            <text:p>non_sexist</text:p>
          </table:table-cell>
          <table:table-cell office:value-type="string" calcext:value-type="string">
            <text:p>Открываю комменты медузы. Ну думаю, если про Колпакова не напишут, то день не задался</text:p>
          </table:table-cell>
        </table:table-row>
        <table:table-row table:style-name="ro1">
          <table:table-cell office:value-type="float" office:value="2458214" calcext:value-type="float">
            <text:p>2458214</text:p>
          </table:table-cell>
          <table:table-cell office:value-type="float" office:value="2458300" calcext:value-type="float">
            <text:p>2458300</text:p>
          </table:table-cell>
          <table:table-cell office:value-type="string" calcext:value-type="string">
            <text:p>non_sexist</text:p>
          </table:table-cell>
          <table:table-cell office:value-type="string" calcext:value-type="string">
            <text:p>А что, разве спайс снова разрешили?</text:p>
          </table:table-cell>
        </table:table-row>
        <table:table-row table:style-name="ro1">
          <table:table-cell office:value-type="float" office:value="2458214" calcext:value-type="float">
            <text:p>2458214</text:p>
          </table:table-cell>
          <table:table-cell office:value-type="float" office:value="2458311" calcext:value-type="float">
            <text:p>2458311</text:p>
          </table:table-cell>
          <table:table-cell office:value-type="string" calcext:value-type="string">
            <text:p>non_sexist</text:p>
          </table:table-cell>
          <table:table-cell office:value-type="string" calcext:value-type="string">
            <text:p>Ну и че? У нас своих « поющих трусов» и припидореной подтанцовки не хватает?</text:p>
          </table:table-cell>
        </table:table-row>
        <table:table-row table:style-name="ro1">
          <table:table-cell office:value-type="float" office:value="2458214" calcext:value-type="float">
            <text:p>2458214</text:p>
          </table:table-cell>
          <table:table-cell office:value-type="float" office:value="2458347" calcext:value-type="float">
            <text:p>2458347</text:p>
          </table:table-cell>
          <table:table-cell office:value-type="string" calcext:value-type="string">
            <text:p>non_sexist</text:p>
          </table:table-cell>
          <table:table-cell office:value-type="string" calcext:value-type="string">
            <text:p>воссоединяются в овер100 раз чтобы срубить бабла</text:p>
          </table:table-cell>
        </table:table-row>
        <table:table-row table:style-name="ro1">
          <table:table-cell office:value-type="float" office:value="2458214" calcext:value-type="float">
            <text:p>2458214</text:p>
          </table:table-cell>
          <table:table-cell office:value-type="float" office:value="2458372" calcext:value-type="float">
            <text:p>2458372</text:p>
          </table:table-cell>
          <table:table-cell office:value-type="string" calcext:value-type="string">
            <text:p>non_sexist</text:p>
          </table:table-cell>
          <table:table-cell office:value-type="string" calcext:value-type="string">
            <text:p>Они невероятны! Здорово, что хорошее повторяется. А не эти ваши Тимати и Элджеи с Бузовыми.</text:p>
          </table:table-cell>
        </table:table-row>
        <table:table-row table:style-name="ro1">
          <table:table-cell office:value-type="float" office:value="2458214" calcext:value-type="float">
            <text:p>2458214</text:p>
          </table:table-cell>
          <table:table-cell office:value-type="float" office:value="2458373" calcext:value-type="float">
            <text:p>2458373</text:p>
          </table:table-cell>
          <table:table-cell office:value-type="string" calcext:value-type="string">
            <text:p>non_sexist</text:p>
          </table:table-cell>
          <table:table-cell office:value-type="string" calcext:value-type="string">
            <text:p>Жду когда Pussy Riot воссоединятся и совокупятся прямо на сцене!!!😄</text:p>
          </table:table-cell>
        </table:table-row>
        <table:table-row table:style-name="ro1">
          <table:table-cell office:value-type="float" office:value="2458214" calcext:value-type="float">
            <text:p>2458214</text:p>
          </table:table-cell>
          <table:table-cell office:value-type="float" office:value="2458446" calcext:value-type="float">
            <text:p>2458446</text:p>
          </table:table-cell>
          <table:table-cell office:value-type="string" calcext:value-type="string">
            <text:p>non_sexist</text:p>
          </table:table-cell>
          <table:table-cell office:value-type="string" calcext:value-type="string">
            <text:p>петь из них умели только темная и джери холиуэл</text:p>
          </table:table-cell>
        </table:table-row>
        <table:table-row table:style-name="ro1">
          <table:table-cell office:value-type="float" office:value="2458214" calcext:value-type="float">
            <text:p>2458214</text:p>
          </table:table-cell>
          <table:table-cell office:value-type="float" office:value="2458475" calcext:value-type="float">
            <text:p>2458475</text:p>
          </table:table-cell>
          <table:table-cell office:value-type="string" calcext:value-type="string">
            <text:p>non_sexist</text:p>
          </table:table-cell>
          <table:table-cell office:value-type="string" calcext:value-type="string">
            <text:p>Замечаете, кто про что, ,,георгий вячеславович-света ювченко,, про пидоров, жопы и гавно? Этакая смесь синдрома Туретта со старческим маразмом. И стремление отметиться бранью в каждой новости. Может и правда у него ноги отнялись и он живет вконтакте, испражняясь в памперс?</text:p>
          </table:table-cell>
        </table:table-row>
        <table:table-row table:style-name="ro1">
          <table:table-cell office:value-type="float" office:value="2458214" calcext:value-type="float">
            <text:p>2458214</text:p>
          </table:table-cell>
          <table:table-cell office:value-type="float" office:value="2458657" calcext:value-type="float">
            <text:p>2458657</text:p>
          </table:table-cell>
          <table:table-cell office:value-type="string" calcext:value-type="string">
            <text:p>non_sexist</text:p>
          </table:table-cell>
          <table:table-cell office:value-type="string" calcext:value-type="string">
            <text:p>а они тоже шабат соблюдают, как в Аргентине?</text:p>
          </table:table-cell>
        </table:table-row>
        <table:table-row table:style-name="ro1">
          <table:table-cell office:value-type="float" office:value="2458214" calcext:value-type="float">
            <text:p>2458214</text:p>
          </table:table-cell>
          <table:table-cell office:value-type="float" office:value="2458750" calcext:value-type="float">
            <text:p>2458750</text:p>
          </table:table-cell>
          <table:table-cell office:value-type="string" calcext:value-type="string">
            <text:p>sexist</text:p>
          </table:table-cell>
          <table:table-cell office:value-type="string" calcext:value-type="string">
            <text:p>новые английцкие бабки)))и почему им на пенсии то не сидится, старые все и сморщенные)</text:p>
          </table:table-cell>
        </table:table-row>
        <table:table-row table:style-name="ro1">
          <table:table-cell office:value-type="float" office:value="2458214" calcext:value-type="float">
            <text:p>2458214</text:p>
          </table:table-cell>
          <table:table-cell office:value-type="float" office:value="2458859" calcext:value-type="float">
            <text:p>2458859</text:p>
          </table:table-cell>
          <table:table-cell office:value-type="string" calcext:value-type="string">
            <text:p>sexist</text:p>
          </table:table-cell>
          <table:table-cell office:value-type="string" calcext:value-type="string">
            <text:p>Секси были, поэтому и популярны</text:p>
          </table:table-cell>
        </table:table-row>
        <table:table-row table:style-name="ro1">
          <table:table-cell office:value-type="float" office:value="2458214" calcext:value-type="float">
            <text:p>2458214</text:p>
          </table:table-cell>
          <table:table-cell office:value-type="float" office:value="2459406" calcext:value-type="float">
            <text:p>2459406</text:p>
          </table:table-cell>
          <table:table-cell office:value-type="string" calcext:value-type="string">
            <text:p>non_sexist</text:p>
          </table:table-cell>
          <table:table-cell office:value-type="string" calcext:value-type="string">
            <text:p>Тебе бы так сморщиться к их годам</text:p>
          </table:table-cell>
        </table:table-row>
        <table:table-row table:style-name="ro1">
          <table:table-cell office:value-type="float" office:value="2458214" calcext:value-type="float">
            <text:p>2458214</text:p>
          </table:table-cell>
          <table:table-cell office:value-type="float" office:value="2459695" calcext:value-type="float">
            <text:p>2459695</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2458214" calcext:value-type="float">
            <text:p>2458214</text:p>
          </table:table-cell>
          <table:table-cell office:value-type="float" office:value="2460071" calcext:value-type="float">
            <text:p>2460071</text:p>
          </table:table-cell>
          <table:table-cell office:value-type="string" calcext:value-type="string">
            <text:p>non_sexist</text:p>
          </table:table-cell>
          <table:table-cell office:value-type="string" calcext:value-type="string">
            <text:p>spice MILFs например</text:p>
          </table:table-cell>
        </table:table-row>
        <table:table-row table:style-name="ro2">
          <table:table-cell office:value-type="float" office:value="2458214" calcext:value-type="float">
            <text:p>2458214</text:p>
          </table:table-cell>
          <table:table-cell office:value-type="float" office:value="2464199" calcext:value-type="float">
            <text:p>2464199</text:p>
          </table:table-cell>
          <table:table-cell office:value-type="string" calcext:value-type="string">
            <text:p>non_sexist</text:p>
          </table:table-cell>
          <table:table-cell office:value-type="string" calcext:value-type="string">
            <text:p>Эх.. ностальжи.. мне рыженькая нравилась)</text:p>
            <text:p>Приятно было про них прочитать и вспомнить</text:p>
          </table:table-cell>
        </table:table-row>
        <table:table-row table:style-name="ro1">
          <table:table-cell office:value-type="float" office:value="2407840" calcext:value-type="float">
            <text:p>2407840</text:p>
          </table:table-cell>
          <table:table-cell office:value-type="float" office:value="2407849" calcext:value-type="float">
            <text:p>2407849</text:p>
          </table:table-cell>
          <table:table-cell office:value-type="string" calcext:value-type="string">
            <text:p>non_sexist</text:p>
          </table:table-cell>
          <table:table-cell office:value-type="string" calcext:value-type="string">
            <text:p>Пездуза и социальная справедливость 😌</text:p>
          </table:table-cell>
        </table:table-row>
        <table:table-row table:style-name="ro1">
          <table:table-cell office:value-type="float" office:value="2407840" calcext:value-type="float">
            <text:p>2407840</text:p>
          </table:table-cell>
          <table:table-cell office:value-type="float" office:value="2407850" calcext:value-type="float">
            <text:p>2407850</text:p>
          </table:table-cell>
          <table:table-cell office:value-type="string" calcext:value-type="string">
            <text:p>non_sexist</text:p>
          </table:table-cell>
          <table:table-cell office:value-type="string" calcext:value-type="string">
            <text:p>Там вроде одна из актрис темнокожая)</text:p>
          </table:table-cell>
        </table:table-row>
        <table:table-row table:style-name="ro1">
          <table:table-cell office:value-type="float" office:value="2407840" calcext:value-type="float">
            <text:p>2407840</text:p>
          </table:table-cell>
          <table:table-cell office:value-type="float" office:value="2407851" calcext:value-type="float">
            <text:p>2407851</text:p>
          </table:table-cell>
          <table:table-cell office:value-type="string" calcext:value-type="string">
            <text:p>non_sexist</text:p>
          </table:table-cell>
          <table:table-cell office:value-type="string" calcext:value-type="string">
            <text:p>Перезапуск Зачарованных - я разочарована</text:p>
          </table:table-cell>
        </table:table-row>
        <table:table-row table:style-name="ro1">
          <table:table-cell office:value-type="float" office:value="2407840" calcext:value-type="float">
            <text:p>2407840</text:p>
          </table:table-cell>
          <table:table-cell office:value-type="float" office:value="2407852" calcext:value-type="float">
            <text:p>2407852</text:p>
          </table:table-cell>
          <table:table-cell office:value-type="string" calcext:value-type="string">
            <text:p>non_sexist</text:p>
          </table:table-cell>
          <table:table-cell office:value-type="string" calcext:value-type="string">
            <text:p>Если хотите хорошенько проблеваться, а потом рыдать с вопросом "За чтооооо" (и на из-за потерянного ужина), то этот перезалив <text:s/>сериала для вас. Эх, а ведь хороший <text:s/>был сериал :)</text:p>
          </table:table-cell>
        </table:table-row>
        <table:table-row table:style-name="ro1">
          <table:table-cell office:value-type="float" office:value="2407840" calcext:value-type="float">
            <text:p>2407840</text:p>
          </table:table-cell>
          <table:table-cell office:value-type="float" office:value="2407872" calcext:value-type="float">
            <text:p>2407872</text:p>
          </table:table-cell>
          <table:table-cell office:value-type="string" calcext:value-type="string">
            <text:p>non_sexist</text:p>
          </table:table-cell>
          <table:table-cell office:value-type="string" calcext:value-type="string">
            <text:p>Феминизм – это вызов, который означает, что меняется Логос цивилизации.</text:p>
          </table:table-cell>
        </table:table-row>
        <table:table-row table:style-name="ro2">
          <table:table-cell office:value-type="float" office:value="2407840" calcext:value-type="float">
            <text:p>2407840</text:p>
          </table:table-cell>
          <table:table-cell office:value-type="float" office:value="2407880" calcext:value-type="float">
            <text:p>2407880</text:p>
          </table:table-cell>
          <table:table-cell office:value-type="string" calcext:value-type="string">
            <text:p>non_sexist</text:p>
          </table:table-cell>
          <table:table-cell office:value-type="string" calcext:value-type="string">
            <text:p>Новый сериал хороший)</text:p>
            <text:p>Стоит воспринимать как другой вариант и не сравнивать со старым)</text:p>
          </table:table-cell>
        </table:table-row>
        <table:table-row table:style-name="ro1">
          <table:table-cell office:value-type="float" office:value="2407840" calcext:value-type="float">
            <text:p>2407840</text:p>
          </table:table-cell>
          <table:table-cell office:value-type="float" office:value="2407901" calcext:value-type="float">
            <text:p>2407901</text:p>
          </table:table-cell>
          <table:table-cell office:value-type="string" calcext:value-type="string">
            <text:p>non_sexist</text:p>
          </table:table-cell>
          <table:table-cell office:value-type="string" calcext:value-type="string">
            <text:p>Чёрт возьми! 20 лет... В школе играли в зачарованных. Вот сейчас прям старушкой себя почувствовала.</text:p>
          </table:table-cell>
        </table:table-row>
        <table:table-row table:style-name="ro1">
          <table:table-cell office:value-type="float" office:value="2407840" calcext:value-type="float">
            <text:p>2407840</text:p>
          </table:table-cell>
          <table:table-cell office:value-type="float" office:value="2407920" calcext:value-type="float">
            <text:p>2407920</text:p>
          </table:table-cell>
          <table:table-cell office:value-type="string" calcext:value-type="string">
            <text:p>sexist</text:p>
          </table:table-cell>
          <table:table-cell office:value-type="string" calcext:value-type="string">
            <text:p>слева самая ахценная кобыла во всем сериале</text:p>
          </table:table-cell>
        </table:table-row>
        <table:table-row table:style-name="ro1">
          <table:table-cell office:value-type="float" office:value="2407840" calcext:value-type="float">
            <text:p>2407840</text:p>
          </table:table-cell>
          <table:table-cell office:value-type="float" office:value="2407930" calcext:value-type="float">
            <text:p>2407930</text:p>
          </table:table-cell>
          <table:table-cell office:value-type="string" calcext:value-type="string">
            <text:p>sexist_in_co</text:p>
          </table:table-cell>
          <table:table-cell office:value-type="string" calcext:value-type="string">
            <text:p>Ну если токо они голые будут🤔</text:p>
          </table:table-cell>
        </table:table-row>
        <table:table-row table:style-name="ro1">
          <table:table-cell office:value-type="float" office:value="2407840" calcext:value-type="float">
            <text:p>2407840</text:p>
          </table:table-cell>
          <table:table-cell office:value-type="float" office:value="2407984" calcext:value-type="float">
            <text:p>2407984</text:p>
          </table:table-cell>
          <table:table-cell office:value-type="string" calcext:value-type="string">
            <text:p>non_sexist</text:p>
          </table:table-cell>
          <table:table-cell office:value-type="string" calcext:value-type="string">
            <text:p>Сериал был канешно говно</text:p>
          </table:table-cell>
        </table:table-row>
        <table:table-row table:style-name="ro1">
          <table:table-cell office:value-type="float" office:value="2407840" calcext:value-type="float">
            <text:p>2407840</text:p>
          </table:table-cell>
          <table:table-cell office:value-type="float" office:value="2408083" calcext:value-type="float">
            <text:p>2408083</text:p>
          </table:table-cell>
          <table:table-cell office:value-type="string" calcext:value-type="string">
            <text:p>non_sexist</text:p>
          </table:table-cell>
          <table:table-cell office:value-type="string" calcext:value-type="string">
            <text:p>Мммм, важные посты про феминизм от медузы)</text:p>
          </table:table-cell>
        </table:table-row>
        <table:table-row table:style-name="ro2">
          <table:table-cell office:value-type="float" office:value="2407840" calcext:value-type="float">
            <text:p>2407840</text:p>
          </table:table-cell>
          <table:table-cell office:value-type="float" office:value="2408095" calcext:value-type="float">
            <text:p>2408095</text:p>
          </table:table-cell>
          <table:table-cell office:value-type="string" calcext:value-type="string">
            <text:p>non_sexist</text:p>
          </table:table-cell>
          <table:table-cell office:value-type="string" calcext:value-type="string">
            <text:p>Очень хорошо рассказали за этот вшивый ремейк</text:p>
            <text:p>https://pikabu.ru/story/remeyk_zacharovannyikh_vpechatleniya_i_spoyleryi_6223652</text:p>
          </table:table-cell>
        </table:table-row>
        <table:table-row table:style-name="ro3">
          <table:table-cell office:value-type="float" office:value="2407840" calcext:value-type="float">
            <text:p>2407840</text:p>
          </table:table-cell>
          <table:table-cell office:value-type="float" office:value="2408251" calcext:value-type="float">
            <text:p>2408251</text:p>
          </table:table-cell>
          <table:table-cell office:value-type="string" calcext:value-type="string">
            <text:p>non_sexist</text:p>
          </table:table-cell>
          <table:table-cell office:value-type="string" calcext:value-type="string">
            <text:p>[id156591136|Руслан], спасибо. После фразы: "Сестры говорят: "денег нет, но вы держитесь, и вообще идите нафиг отсюда", и ремейкнутая негро-Прю капитулирует." было сложно перестать смеяться.</text:p>
            <text:p/>
            <text:p>РЕМЕЙКНУТАЯ НЕГРО-ПРЮ.</text:p>
          </table:table-cell>
        </table:table-row>
        <table:table-row table:style-name="ro1">
          <table:table-cell office:value-type="float" office:value="2407840" calcext:value-type="float">
            <text:p>2407840</text:p>
          </table:table-cell>
          <table:table-cell office:value-type="float" office:value="2408296" calcext:value-type="float">
            <text:p>2408296</text:p>
          </table:table-cell>
          <table:table-cell office:value-type="string" calcext:value-type="string">
            <text:p>non_sexist</text:p>
          </table:table-cell>
          <table:table-cell office:value-type="string" calcext:value-type="string">
            <text:p>[id508465716|Eva], "Золотой фонд цитат"</text:p>
          </table:table-cell>
        </table:table-row>
        <table:table-row table:style-name="ro1">
          <table:table-cell office:value-type="float" office:value="2407840" calcext:value-type="float">
            <text:p>2407840</text:p>
          </table:table-cell>
          <table:table-cell office:value-type="float" office:value="2408410" calcext:value-type="float">
            <text:p>2408410</text:p>
          </table:table-cell>
          <table:table-cell office:value-type="string" calcext:value-type="string">
            <text:p>non_sexist</text:p>
          </table:table-cell>
          <table:table-cell office:value-type="string" calcext:value-type="string">
            <text:p>сами то по всяким "теориям большого взрыва" тащатся) хотя разницы никакой</text:p>
          </table:table-cell>
        </table:table-row>
        <table:table-row table:style-name="ro1">
          <table:table-cell office:value-type="float" office:value="2407840" calcext:value-type="float">
            <text:p>2407840</text:p>
          </table:table-cell>
          <table:table-cell office:value-type="float" office:value="2408809" calcext:value-type="float">
            <text:p>2408809</text:p>
          </table:table-cell>
          <table:table-cell office:value-type="string" calcext:value-type="string">
            <text:p>non_sexist</text:p>
          </table:table-cell>
          <table:table-cell office:value-type="string" calcext:value-type="string">
            <text:p>Очередной перезапуск)</text:p>
          </table:table-cell>
        </table:table-row>
        <table:table-row table:style-name="ro3">
          <table:table-cell office:value-type="float" office:value="2407840" calcext:value-type="float">
            <text:p>2407840</text:p>
          </table:table-cell>
          <table:table-cell office:value-type="float" office:value="2409223" calcext:value-type="float">
            <text:p>2409223</text:p>
          </table:table-cell>
          <table:table-cell office:value-type="string" calcext:value-type="string">
            <text:p>non_sexist</text:p>
          </table:table-cell>
          <table:table-cell office:value-type="string" calcext:value-type="string">
            <text:p>&gt; Как "Зачарованные" стали манифестом феминизма</text:p>
            <text:p/>
            <text:p>Никак, лол.</text:p>
          </table:table-cell>
        </table:table-row>
        <table:table-row table:style-name="ro1">
          <table:table-cell office:value-type="float" office:value="2407840" calcext:value-type="float">
            <text:p>2407840</text:p>
          </table:table-cell>
          <table:table-cell office:value-type="float" office:value="2409286" calcext:value-type="float">
            <text:p>2409286</text:p>
          </table:table-cell>
          <table:table-cell office:value-type="string" calcext:value-type="string">
            <text:p>non_sexist</text:p>
          </table:table-cell>
          <table:table-cell office:value-type="string" calcext:value-type="string">
            <text:p>Какой феминизьм - такой и манифест.</text:p>
          </table:table-cell>
        </table:table-row>
        <table:table-row table:style-name="ro1">
          <table:table-cell office:value-type="float" office:value="2407840" calcext:value-type="float">
            <text:p>2407840</text:p>
          </table:table-cell>
          <table:table-cell office:value-type="float" office:value="2410273" calcext:value-type="float">
            <text:p>2410273</text:p>
          </table:table-cell>
          <table:table-cell office:value-type="string" calcext:value-type="string">
            <text:p>sexist_in_co</text:p>
          </table:table-cell>
          <table:table-cell office:value-type="string" calcext:value-type="string">
            <text:p>Я еще от нового сезона Доктора уже знатно блюю</text:p>
          </table:table-cell>
        </table:table-row>
        <table:table-row table:style-name="ro1">
          <table:table-cell office:value-type="float" office:value="2407840" calcext:value-type="float">
            <text:p>2407840</text:p>
          </table:table-cell>
          <table:table-cell office:value-type="float" office:value="2410455" calcext:value-type="float">
            <text:p>2410455</text:p>
          </table:table-cell>
          <table:table-cell office:value-type="string" calcext:value-type="string">
            <text:p>non_sexist</text:p>
          </table:table-cell>
          <table:table-cell office:value-type="string" calcext:value-type="string">
            <text:p>мне эти эмансипированные особы и 20 лет назад не нравились, я за Воландеморта😁</text:p>
          </table:table-cell>
        </table:table-row>
        <table:table-row table:style-name="ro1">
          <table:table-cell office:value-type="float" office:value="2355370" calcext:value-type="float">
            <text:p>2355370</text:p>
          </table:table-cell>
          <table:table-cell office:value-type="float" office:value="2355371" calcext:value-type="float">
            <text:p>2355371</text:p>
          </table:table-cell>
          <table:table-cell office:value-type="string" calcext:value-type="string">
            <text:p>non_sexist</text:p>
          </table:table-cell>
          <table:table-cell office:value-type="string" calcext:value-type="string">
            <text:p>блекпинк мусор!!!</text:p>
          </table:table-cell>
        </table:table-row>
        <table:table-row table:style-name="ro1">
          <table:table-cell office:value-type="float" office:value="2355370" calcext:value-type="float">
            <text:p>2355370</text:p>
          </table:table-cell>
          <table:table-cell office:value-type="float" office:value="2355372" calcext:value-type="float">
            <text:p>2355372</text:p>
          </table:table-cell>
          <table:table-cell office:value-type="string" calcext:value-type="string">
            <text:p>sexist_in_co</text:p>
          </table:table-cell>
          <table:table-cell office:value-type="string" calcext:value-type="string">
            <text:p>Ещё одно доказательство, что фемки хуже Гитлера</text:p>
          </table:table-cell>
        </table:table-row>
        <table:table-row table:style-name="ro1">
          <table:table-cell office:value-type="float" office:value="2355370" calcext:value-type="float">
            <text:p>2355370</text:p>
          </table:table-cell>
          <table:table-cell office:value-type="float" office:value="2355375" calcext:value-type="float">
            <text:p>2355375</text:p>
          </table:table-cell>
          <table:table-cell office:value-type="string" calcext:value-type="string">
            <text:p>non_sexist</text:p>
          </table:table-cell>
          <table:table-cell office:value-type="string" calcext:value-type="string">
            <text:p>Haha, classic</text:p>
          </table:table-cell>
        </table:table-row>
        <table:table-row table:style-name="ro1">
          <table:table-cell office:value-type="float" office:value="2355370" calcext:value-type="float">
            <text:p>2355370</text:p>
          </table:table-cell>
          <table:table-cell office:value-type="float" office:value="2355377" calcext:value-type="float">
            <text:p>2355377</text:p>
          </table:table-cell>
          <table:table-cell office:value-type="string" calcext:value-type="string">
            <text:p>non_sexist</text:p>
          </table:table-cell>
          <table:table-cell office:value-type="string" calcext:value-type="string">
            <text:p>Гении</text:p>
          </table:table-cell>
        </table:table-row>
        <table:table-row table:style-name="ro1">
          <table:table-cell office:value-type="float" office:value="2355370" calcext:value-type="float">
            <text:p>2355370</text:p>
          </table:table-cell>
          <table:table-cell office:value-type="float" office:value="2355389" calcext:value-type="float">
            <text:p>2355389</text:p>
          </table:table-cell>
          <table:table-cell office:value-type="string" calcext:value-type="string">
            <text:p>non_sexist</text:p>
          </table:table-cell>
          <table:table-cell office:value-type="string" calcext:value-type="string">
            <text:p>Да ладно, медузка бы тоже че-нить подобное могла опубликовать)</text:p>
          </table:table-cell>
        </table:table-row>
        <table:table-row table:style-name="ro1">
          <table:table-cell office:value-type="float" office:value="2355370" calcext:value-type="float">
            <text:p>2355370</text:p>
          </table:table-cell>
          <table:table-cell office:value-type="float" office:value="2355390" calcext:value-type="float">
            <text:p>2355390</text:p>
          </table:table-cell>
          <table:table-cell office:value-type="string" calcext:value-type="string">
            <text:p>non_sexist</text:p>
          </table:table-cell>
          <table:table-cell office:value-type="string" calcext:value-type="string">
            <text:p>научных журналых</text:p>
          </table:table-cell>
        </table:table-row>
        <table:table-row table:style-name="ro1">
          <table:table-cell office:value-type="float" office:value="2355370" calcext:value-type="float">
            <text:p>2355370</text:p>
          </table:table-cell>
          <table:table-cell office:value-type="float" office:value="2355395" calcext:value-type="float">
            <text:p>2355395</text:p>
          </table:table-cell>
          <table:table-cell office:value-type="string" calcext:value-type="string">
            <text:p>non_sexist</text:p>
          </table:table-cell>
          <table:table-cell office:value-type="string" calcext:value-type="string">
            <text:p>Не ожидал от Медузы антифеминистечкой статьи! Приятно удивлен.</text:p>
          </table:table-cell>
        </table:table-row>
        <table:table-row table:style-name="ro1">
          <table:table-cell office:value-type="float" office:value="2355370" calcext:value-type="float">
            <text:p>2355370</text:p>
          </table:table-cell>
          <table:table-cell office:value-type="float" office:value="2355399" calcext:value-type="float">
            <text:p>2355399</text:p>
          </table:table-cell>
          <table:table-cell office:value-type="string" calcext:value-type="string">
            <text:p>sexist</text:p>
          </table:table-cell>
          <table:table-cell office:value-type="string" calcext:value-type="string">
            <text:p>Почему феминизм и всяческие боротьбы за права братьев меньших не нужны, наглядное доказательство. Уже предвижу как студентки gender studies взрываются от фашистскости статьи</text:p>
          </table:table-cell>
        </table:table-row>
        <table:table-row table:style-name="ro1">
          <table:table-cell office:value-type="float" office:value="2355370" calcext:value-type="float">
            <text:p>2355370</text:p>
          </table:table-cell>
          <table:table-cell office:value-type="float" office:value="2355402" calcext:value-type="float">
            <text:p>2355402</text:p>
          </table:table-cell>
          <table:table-cell office:value-type="string" calcext:value-type="string">
            <text:p>non_sexist</text:p>
          </table:table-cell>
          <table:table-cell office:value-type="string" calcext:value-type="string">
            <text:p>Четверть редакции "Эха Москвы" такое несёт ...! И никого не удивляет .(правда их гонорарам удивляются)</text:p>
          </table:table-cell>
        </table:table-row>
        <table:table-row table:style-name="ro1">
          <table:table-cell office:value-type="float" office:value="2355370" calcext:value-type="float">
            <text:p>2355370</text:p>
          </table:table-cell>
          <table:table-cell office:value-type="float" office:value="2355404" calcext:value-type="float">
            <text:p>2355404</text:p>
          </table:table-cell>
          <table:table-cell office:value-type="string" calcext:value-type="string">
            <text:p>non_sexist</text:p>
          </table:table-cell>
          <table:table-cell office:value-type="string" calcext:value-type="string">
            <text:p>Innokenty, Вы невнимательно читали статью, либо не поняли, о чём она. Статья освещает проблему рецензируемости статей подобного толка и как-бы посылает мэсседж научным журналам и простому народу: "не относитесь к статьям о гендерныx проблемаx столь поверxностно и не допускайте столь яркой идеологической окраски".</text:p>
          </table:table-cell>
        </table:table-row>
        <table:table-row table:style-name="ro1">
          <table:table-cell office:value-type="float" office:value="2355370" calcext:value-type="float">
            <text:p>2355370</text:p>
          </table:table-cell>
          <table:table-cell office:value-type="float" office:value="2355405" calcext:value-type="float">
            <text:p>2355405</text:p>
          </table:table-cell>
          <table:table-cell office:value-type="string" calcext:value-type="string">
            <text:p>non_sexist</text:p>
          </table:table-cell>
          <table:table-cell office:value-type="string" calcext:value-type="string">
            <text:p>афтр отредактировал алфавит, и никто непонил что это вброс</text:p>
          </table:table-cell>
        </table:table-row>
        <table:table-row table:style-name="ro6">
          <table:table-cell office:value-type="float" office:value="2355370" calcext:value-type="float">
            <text:p>2355370</text:p>
          </table:table-cell>
          <table:table-cell office:value-type="float" office:value="2355409" calcext:value-type="float">
            <text:p>2355409</text:p>
          </table:table-cell>
          <table:table-cell office:value-type="string" calcext:value-type="string">
            <text:p>non_sexist</text:p>
          </table:table-cell>
          <table:table-cell office:value-type="string" calcext:value-type="string">
            <text:p>&gt; гендерных проблемах</text:p>
            <text:p/>
            <text:p>Гендеризм и есть одна большая проблема.</text:p>
            <text:p/>
            <text:p>Анти-научная, сексистская и псевдо-прогрессивная.</text:p>
          </table:table-cell>
        </table:table-row>
        <table:table-row table:style-name="ro1">
          <table:table-cell office:value-type="float" office:value="2355370" calcext:value-type="float">
            <text:p>2355370</text:p>
          </table:table-cell>
          <table:table-cell office:value-type="float" office:value="2355410" calcext:value-type="float">
            <text:p>2355410</text:p>
          </table:table-cell>
          <table:table-cell office:value-type="string" calcext:value-type="string">
            <text:p>non_sexist</text:p>
          </table:table-cell>
          <table:table-cell office:value-type="string" calcext:value-type="string">
            <text:p>Скоро они там сума сойдут со своей толерастией. И если ты «белый» гетеросексуальный мужчина, тебя будут сразу сажать в психушку или тюрьму, только за это.</text:p>
          </table:table-cell>
        </table:table-row>
        <table:table-row table:style-name="ro1">
          <table:table-cell office:value-type="float" office:value="2355370" calcext:value-type="float">
            <text:p>2355370</text:p>
          </table:table-cell>
          <table:table-cell office:value-type="float" office:value="2355412" calcext:value-type="float">
            <text:p>2355412</text:p>
          </table:table-cell>
          <table:table-cell office:value-type="string" calcext:value-type="string">
            <text:p>non_sexist</text:p>
          </table:table-cell>
          <table:table-cell office:value-type="string" calcext:value-type="string">
            <text:p>[id49867374|Илья], а мне каэтсо так: "не относитесь к статьям о гендерныx проблемаx столь сиръёзно, это лишь недойъёб"*</text:p>
          </table:table-cell>
        </table:table-row>
        <table:table-row table:style-name="ro1">
          <table:table-cell office:value-type="float" office:value="2355370" calcext:value-type="float">
            <text:p>2355370</text:p>
          </table:table-cell>
          <table:table-cell office:value-type="float" office:value="2355419" calcext:value-type="float">
            <text:p>2355419</text:p>
          </table:table-cell>
          <table:table-cell office:value-type="string" calcext:value-type="string">
            <text:p>non_sexist</text:p>
          </table:table-cell>
          <table:table-cell office:value-type="string" calcext:value-type="string">
            <text:p>Свежая политсатира, анекдоты. ) https://www.youtube.com/watch?v=-KIAmMNdhrQ</text:p>
          </table:table-cell>
        </table:table-row>
        <table:table-row table:style-name="ro1">
          <table:table-cell office:value-type="float" office:value="2355370" calcext:value-type="float">
            <text:p>2355370</text:p>
          </table:table-cell>
          <table:table-cell office:value-type="float" office:value="2355425" calcext:value-type="float">
            <text:p>2355425</text:p>
          </table:table-cell>
          <table:table-cell office:value-type="string" calcext:value-type="string">
            <text:p>non_sexist</text:p>
          </table:table-cell>
          <table:table-cell office:value-type="string" calcext:value-type="string">
            <text:p>Проиграл с тренировки толерантности путем няшенья себя под хвост. Наиболее эффективные размер и форма тренировочного инструмента не обсуждались?</text:p>
          </table:table-cell>
        </table:table-row>
        <table:table-row table:style-name="ro1">
          <table:table-cell office:value-type="float" office:value="2355370" calcext:value-type="float">
            <text:p>2355370</text:p>
          </table:table-cell>
          <table:table-cell office:value-type="float" office:value="2355428" calcext:value-type="float">
            <text:p>2355428</text:p>
          </table:table-cell>
          <table:table-cell office:value-type="string" calcext:value-type="string">
            <text:p>non_sexist</text:p>
          </table:table-cell>
          <table:table-cell office:value-type="string" calcext:value-type="string">
            <text:p>[id234424677|Миша], ну, дело ваше, в нашей стране не запрещено иметь разные точки зрения ;)</text:p>
          </table:table-cell>
        </table:table-row>
        <table:table-row table:style-name="ro3">
          <table:table-cell office:value-type="float" office:value="2355370" calcext:value-type="float">
            <text:p>2355370</text:p>
          </table:table-cell>
          <table:table-cell office:value-type="float" office:value="2355429" calcext:value-type="float">
            <text:p>2355429</text:p>
          </table:table-cell>
          <table:table-cell office:value-type="string" calcext:value-type="string">
            <text:p>non_sexist</text:p>
          </table:table-cell>
          <table:table-cell office:value-type="string" calcext:value-type="string">
            <text:p>ОДНА ИЗ ПРИЧИН ЗАСТОЯ В ЭКОНОМИКЕ РОССИИ - ЭТО НЕКОМПЕТЕНТНОСТЬ ЧИНОВНИКОВ </text:p>
            <text:p>Российская политическая система закрыта от появления в ней специалистов и профессионалов со стороны. Чужие, здесь не ходят! Высшее руководство страны панически боится перемен. </text:p>
            <text:p>Подробнее: http://clc.to/T954dw</text:p>
          </table:table-cell>
        </table:table-row>
        <table:table-row table:style-name="ro1">
          <table:table-cell office:value-type="float" office:value="2355370" calcext:value-type="float">
            <text:p>2355370</text:p>
          </table:table-cell>
          <table:table-cell office:value-type="float" office:value="2355430" calcext:value-type="float">
            <text:p>2355430</text:p>
          </table:table-cell>
          <table:table-cell office:value-type="string" calcext:value-type="string">
            <text:p>non_sexist</text:p>
          </table:table-cell>
          <table:table-cell office:value-type="string" calcext:value-type="string">
            <text:p>Радует, что несмотря на <text:s/>то,что данные публикации соответствовали современным ценностям и представлениям, авторов всё же разоблачили, а журналы пообещали усовершенствовать систему рецензирования. В этом и ценность науки. Учёные не хватаются за каждое доказательство их позиции, всегда сомневаются и борются с бумагомарательством как могут.</text:p>
          </table:table-cell>
        </table:table-row>
        <table:table-row table:style-name="ro1">
          <table:table-cell office:value-type="float" office:value="2355370" calcext:value-type="float">
            <text:p>2355370</text:p>
          </table:table-cell>
          <table:table-cell office:value-type="float" office:value="2355435" calcext:value-type="float">
            <text:p>2355435</text:p>
          </table:table-cell>
          <table:table-cell office:value-type="string" calcext:value-type="string">
            <text:p>non_sexist</text:p>
          </table:table-cell>
          <table:table-cell office:value-type="string" calcext:value-type="string">
            <text:p>[id49867374|Илья], пойибать мне на твою срану сраную. гаварю тибе : от недойъёба, значит от нидайоба. учи матчасть</text:p>
          </table:table-cell>
        </table:table-row>
        <table:table-row table:style-name="ro1">
          <table:table-cell office:value-type="float" office:value="2355370" calcext:value-type="float">
            <text:p>2355370</text:p>
          </table:table-cell>
          <table:table-cell office:value-type="float" office:value="2355445" calcext:value-type="float">
            <text:p>2355445</text:p>
          </table:table-cell>
          <table:table-cell office:value-type="string" calcext:value-type="string">
            <text:p>non_sexist</text:p>
          </table:table-cell>
          <table:table-cell office:value-type="string" calcext:value-type="string">
            <text:p>Читал я майн кампф... конечно национализм льётся через край, но и много вопросов поднимается о роли народа и как сделать его жизнь лучше.</text:p>
          </table:table-cell>
        </table:table-row>
        <table:table-row table:style-name="ro1">
          <table:table-cell office:value-type="float" office:value="2355370" calcext:value-type="float">
            <text:p>2355370</text:p>
          </table:table-cell>
          <table:table-cell office:value-type="float" office:value="2355446" calcext:value-type="float">
            <text:p>2355446</text:p>
          </table:table-cell>
          <table:table-cell office:value-type="string" calcext:value-type="string">
            <text:p>non_sexist</text:p>
          </table:table-cell>
          <table:table-cell office:value-type="string" calcext:value-type="string">
            <text:p>Почему всякие ущербы называют эту статью "антифеминистской"? Каждый раз когда видят слово "феминизм" или вообще "женщина" начинается этот цирк то с ущемлением, то с плясками и брызганьем слюной. Можно как-нибудь поспокойнее, товарищи?</text:p>
          </table:table-cell>
        </table:table-row>
        <table:table-row table:style-name="ro1">
          <table:table-cell office:value-type="float" office:value="2355370" calcext:value-type="float">
            <text:p>2355370</text:p>
          </table:table-cell>
          <table:table-cell office:value-type="float" office:value="2355447" calcext:value-type="float">
            <text:p>2355447</text:p>
          </table:table-cell>
          <table:table-cell office:value-type="string" calcext:value-type="string">
            <text:p>non_sexist</text:p>
          </table:table-cell>
          <table:table-cell office:value-type="string" calcext:value-type="string">
            <text:p>[id28818697|Elizaveta], авторов разоблачили? Это был эксперимент и они сами вышли в свет.</text:p>
          </table:table-cell>
        </table:table-row>
        <table:table-row table:style-name="ro1">
          <table:table-cell office:value-type="float" office:value="2355370" calcext:value-type="float">
            <text:p>2355370</text:p>
          </table:table-cell>
          <table:table-cell office:value-type="float" office:value="2355448" calcext:value-type="float">
            <text:p>2355448</text:p>
          </table:table-cell>
          <table:table-cell office:value-type="string" calcext:value-type="string">
            <text:p>non_sexist</text:p>
          </table:table-cell>
          <table:table-cell office:value-type="string" calcext:value-type="string">
            <text:p>[id194121133|Нил], статью хоть дочитайте</text:p>
          </table:table-cell>
        </table:table-row>
        <table:table-row table:style-name="ro1">
          <table:table-cell office:value-type="float" office:value="2355370" calcext:value-type="float">
            <text:p>2355370</text:p>
          </table:table-cell>
          <table:table-cell office:value-type="float" office:value="2355449" calcext:value-type="float">
            <text:p>2355449</text:p>
          </table:table-cell>
          <table:table-cell office:value-type="string" calcext:value-type="string">
            <text:p>non_sexist</text:p>
          </table:table-cell>
          <table:table-cell office:value-type="string" calcext:value-type="string">
            <text:p>[id28818697|Elizaveta], этот эксперимент доказал обратное, кстати. Что качество проверки статей в этой гендерной сфере крайне низкое.</text:p>
          </table:table-cell>
        </table:table-row>
        <table:table-row table:style-name="ro1">
          <table:table-cell office:value-type="float" office:value="2355370" calcext:value-type="float">
            <text:p>2355370</text:p>
          </table:table-cell>
          <table:table-cell office:value-type="float" office:value="2355450" calcext:value-type="float">
            <text:p>2355450</text:p>
          </table:table-cell>
          <table:table-cell office:value-type="string" calcext:value-type="string">
            <text:p>non_sexist</text:p>
          </table:table-cell>
          <table:table-cell office:value-type="string" calcext:value-type="string">
            <text:p>[id194121133|Нил], и мой коммент тоже🤦‍♂️</text:p>
          </table:table-cell>
        </table:table-row>
        <table:table-row table:style-name="ro1">
          <table:table-cell office:value-type="float" office:value="2355370" calcext:value-type="float">
            <text:p>2355370</text:p>
          </table:table-cell>
          <table:table-cell office:value-type="float" office:value="2355453" calcext:value-type="float">
            <text:p>2355453</text:p>
          </table:table-cell>
          <table:table-cell office:value-type="string" calcext:value-type="string">
            <text:p>sexist</text:p>
          </table:table-cell>
          <table:table-cell office:value-type="string" calcext:value-type="string">
            <text:p>[id472448928|Мила], можна. сиськи пакажы</text:p>
          </table:table-cell>
        </table:table-row>
        <table:table-row table:style-name="ro1">
          <table:table-cell office:value-type="float" office:value="2355370" calcext:value-type="float">
            <text:p>2355370</text:p>
          </table:table-cell>
          <table:table-cell office:value-type="float" office:value="2355456" calcext:value-type="float">
            <text:p>2355456</text:p>
          </table:table-cell>
          <table:table-cell office:value-type="string" calcext:value-type="string">
            <text:p>non_sexist</text:p>
          </table:table-cell>
          <table:table-cell office:value-type="string" calcext:value-type="string">
            <text:p>Это гениально, этим людям нобелевскую премию троллинга надо выдать</text:p>
          </table:table-cell>
        </table:table-row>
        <table:table-row table:style-name="ro1">
          <table:table-cell office:value-type="float" office:value="2355370" calcext:value-type="float">
            <text:p>2355370</text:p>
          </table:table-cell>
          <table:table-cell office:value-type="float" office:value="2355462" calcext:value-type="float">
            <text:p>2355462</text:p>
          </table:table-cell>
          <table:table-cell office:value-type="string" calcext:value-type="string">
            <text:p>non_sexist</text:p>
          </table:table-cell>
          <table:table-cell office:value-type="string" calcext:value-type="string">
            <text:p>[id28818697|Elizaveta], прочитал, но не понял.</text:p>
          </table:table-cell>
        </table:table-row>
        <table:table-row table:style-name="ro1">
          <table:table-cell office:value-type="float" office:value="2355370" calcext:value-type="float">
            <text:p>2355370</text:p>
          </table:table-cell>
          <table:table-cell office:value-type="float" office:value="2355479" calcext:value-type="float">
            <text:p>2355479</text:p>
          </table:table-cell>
          <table:table-cell office:value-type="string" calcext:value-type="string">
            <text:p>sexist</text:p>
          </table:table-cell>
          <table:table-cell office:value-type="string" calcext:value-type="string">
            <text:p>Неужели Медуза перестала топить за фемидиотизм? Если нет, то жаль, ибо в статье как раз показатель того, что левацкие СМИ априори лживые и ангажированные, то бишь FakeNews.</text:p>
          </table:table-cell>
        </table:table-row>
        <table:table-row table:style-name="ro1">
          <table:table-cell office:value-type="float" office:value="2355370" calcext:value-type="float">
            <text:p>2355370</text:p>
          </table:table-cell>
          <table:table-cell office:value-type="float" office:value="2355482" calcext:value-type="float">
            <text:p>2355482</text:p>
          </table:table-cell>
          <table:table-cell office:value-type="string" calcext:value-type="string">
            <text:p>non_sexist</text:p>
          </table:table-cell>
          <table:table-cell office:value-type="string" calcext:value-type="string">
            <text:p>Еще одно доказательство что ницизм быбл пуаполистической идеей</text:p>
          </table:table-cell>
        </table:table-row>
        <table:table-row table:style-name="ro1">
          <table:table-cell office:value-type="float" office:value="2355370" calcext:value-type="float">
            <text:p>2355370</text:p>
          </table:table-cell>
          <table:table-cell office:value-type="float" office:value="2355486" calcext:value-type="float">
            <text:p>2355486</text:p>
          </table:table-cell>
          <table:table-cell office:value-type="string" calcext:value-type="string">
            <text:p>non_sexist</text:p>
          </table:table-cell>
          <table:table-cell office:value-type="string" calcext:value-type="string">
            <text:p>[id348839102|Илья], национал-социализм и коммунизм являются левыми идеями.</text:p>
          </table:table-cell>
        </table:table-row>
        <table:table-row table:style-name="ro1">
          <table:table-cell office:value-type="float" office:value="2355370" calcext:value-type="float">
            <text:p>2355370</text:p>
          </table:table-cell>
          <table:table-cell office:value-type="float" office:value="2355492" calcext:value-type="float">
            <text:p>2355492</text:p>
          </table:table-cell>
          <table:table-cell office:value-type="string" calcext:value-type="string">
            <text:p>non_sexist</text:p>
          </table:table-cell>
          <table:table-cell office:value-type="string" calcext:value-type="string">
            <text:p>[id197138911|Владимир], Идиот!:)</text:p>
          </table:table-cell>
        </table:table-row>
        <table:table-row table:style-name="ro1">
          <table:table-cell office:value-type="float" office:value="2355370" calcext:value-type="float">
            <text:p>2355370</text:p>
          </table:table-cell>
          <table:table-cell office:value-type="float" office:value="2355493" calcext:value-type="float">
            <text:p>2355493</text:p>
          </table:table-cell>
          <table:table-cell office:value-type="string" calcext:value-type="string">
            <text:p>non_sexist</text:p>
          </table:table-cell>
          <table:table-cell office:value-type="string" calcext:value-type="string">
            <text:p>Сколько идеологизированных комментариев под статьей, которая поднимает эту проблему. Какая ирония ☺️</text:p>
          </table:table-cell>
        </table:table-row>
        <table:table-row table:style-name="ro3">
          <table:table-cell office:value-type="float" office:value="2355370" calcext:value-type="float">
            <text:p>2355370</text:p>
          </table:table-cell>
          <table:table-cell office:value-type="float" office:value="2355494" calcext:value-type="float">
            <text:p>2355494</text:p>
          </table:table-cell>
          <table:table-cell office:value-type="string" calcext:value-type="string">
            <text:p>non_sexist</text:p>
          </table:table-cell>
          <table:table-cell office:value-type="string" calcext:value-type="string">
            <text:p>&gt;ницизм быбл пуаполистической</text:p>
            <text:p/>
            <text:p>Наркоман?</text:p>
          </table:table-cell>
        </table:table-row>
        <table:table-row table:style-name="ro2">
          <table:table-cell office:value-type="float" office:value="2355370" calcext:value-type="float">
            <text:p>2355370</text:p>
          </table:table-cell>
          <table:table-cell office:value-type="float" office:value="2355498" calcext:value-type="float">
            <text:p>2355498</text:p>
          </table:table-cell>
          <table:table-cell office:value-type="string" calcext:value-type="string">
            <text:p>non_sexist</text:p>
          </table:table-cell>
          <table:table-cell office:value-type="string" calcext:value-type="string">
            <text:p>[id393896488|Zeta], эти идеи были почти идентичными вплоть до начала Великой Отечественной. "Различие" не помешало равнозначно делить Польшу🌚👌</text:p>
            <text:p>Методы пропаганды, репрессии, борьба с идеологическими противниками и создание провластных движений тоже было схожим.</text:p>
          </table:table-cell>
        </table:table-row>
        <table:table-row table:style-name="ro19">
          <table:table-cell office:value-type="float" office:value="2355370" calcext:value-type="float">
            <text:p>2355370</text:p>
          </table:table-cell>
          <table:table-cell office:value-type="float" office:value="2355499" calcext:value-type="float">
            <text:p>2355499</text:p>
          </table:table-cell>
          <table:table-cell office:value-type="string" calcext:value-type="string">
            <text:p>non_sexist</text:p>
          </table:table-cell>
          <table:table-cell office:value-type="string" calcext:value-type="string">
            <text:p>История — это не то, что было, и даже не то, что осталось. История — это то, что нам рассказали.... </text:p>
            <text:p> </text:p>
            <text:p>Скромное обаяние Третьего Рейха .... </text:p>
            <text:p> </text:p>
            <text:p>Теперь, по прошествии семи десятилетий после окончания Второй мировой войны, совершенно ясно, что в борьбе мифологий победу одержал Третий Рейх. Ни одна из стран-участниц антигитлеровской коалиции и не один из её лидеров не вызывает такого жгучего интереса к себе, как нацистская Германия и её фюрер. Издатели отлично знают, что изображение Гитлера на обложке книги повышает её продаваемость на 10-15%. У коллекционеров вещи из обихода Германии 1930-х- первой половины 1940-х гг. ценятся выше. Фильм о Третьем Рейхе обречен на успех, даже если это такая бездарная поделка. Люди по всему миру хотят знать "правду" о Рейхе, тогда как в отношении СССР, США, Великобритании довольствуются канонизированным набором штампов. Любая востребованная стилистика — романтика, декаданс, инфернальность — сегодня все это можно найти только на родине нацистских вождей. Нацизм по-прежнему враг, но он источает какую-то магическую притягательность, которой, увы, не могут похвастать его победители. </text:p>
            <text:p> </text:p>
            <text:p>Мой нюх различает следующие флюиды..... </text:p>
            <text:p> </text:p>
            <text:p>Историческое обаяние германского Рейха в том, что у него есть отчетливо различимая судьба, он сполна испытал свой рок — в классическом смысле этого слова. Практически в одиночку он боролся против целого мира, показал невиданные в истории успехи и пал, сражаясь до последнего (из 17-миллионного вермахта насчитывается около 100 тысяч дезертиров). Это — образец высокой трагедии целого народа, который до конца сохранил верность своим вождям, пожертвовав не только собой, но и судьбой своей страны. Об этом будут помнить, говорить, писать, петь (в том числе воспевать — никуда не денешься). </text:p>
            <text:p> </text:p>
            <text:p>Руководители Рейха в большинстве своем ушли из жизни с мрачным достоинством (насколько это слово подходит для них), в т. ч. те, которые дождались Нюрнбергского трибунала. Конечно, все они страстно хотели жить, но близость смерти не исторгла у них никаких мольб о пощаде, никакой истерики. Для оставшихся в живых — верность себе до конца (Гесс). </text:p>
            <text:p> </text:p>
            <text:p>Добавьте к этому, что даже преступления Третьего Рейха были грандиозны и потому притягательны. Удивление, замешанное на ужасе, — лучший магнит для человеческого разума. </text:p>
            <text:p> </text:p>
            <text:p>В общем — классический образ Сатаны, Люцифера, у которого всегда было и всегда будет много поклонников. </text:p>
            <text:p> </text:p>
            <text:p>Конечно, этот падший ангел европейской цивилизации дьявольски красив — знаменитая "военная эстетика" Рейха. Донельзя эклектичная, она как нельзя лучше отвечает вкусам современной публики, с увлечением мешающей Божий дар с яичницей. </text:p>
            <text:p> </text:p>
            <text:p>Нацизм закрыл эпоху "христианской политики", которую еще можно назвать эпохой "моральной политики" (она предполагает постоянную апелляцию к нравственности и соответствию некоему Высшему закону, хотя на практике отнюдь не исключает подлости и преступлений). Победители отвели Рейху свой ад и благословили выкованный им рай — безжалостный мир, где царят победа, неподсудность, сила, власть. "Гитлер считал, что сражается ради одной страны, а сражался во имя всех, даже тех, кого преследовал и ненавидел", — говорит эсесовец Отто Дитрих цур Линде в рассказе Х. Борхеса "Deutsches Requiem". </text:p>
            <text:p> </text:p>
            <text:p>В конце концов, оказалось, что у этого дьявола не было в противниках Бога — с ним боролись либерально-гуманистические божки всех мастей, от коммунизма до демократии, сами требовавшие более или менее частых человеческих жертвоприношений. Политическое мышление всех крупных мировых лидеров было "фашистским", в большей или меньшей степени, они хотели не освободить мир, а поделить его. И значит низвержение нацистского дьявола не могло быть окончательным. И мы видим, как за последние годы его приверженцы вновь приобрели твердую поступь.... </text:p>
            <text:p> </text:p>
            <text:p>Так кому суждено будет стать символом грядущих поколений...?</text:p>
          </table:table-cell>
        </table:table-row>
        <table:table-row table:style-name="ro1">
          <table:table-cell office:value-type="float" office:value="2355370" calcext:value-type="float">
            <text:p>2355370</text:p>
          </table:table-cell>
          <table:table-cell office:value-type="float" office:value="2355500" calcext:value-type="float">
            <text:p>2355500</text:p>
          </table:table-cell>
          <table:table-cell office:value-type="string" calcext:value-type="string">
            <text:p>non_sexist</text:p>
          </table:table-cell>
          <table:table-cell office:value-type="string" calcext:value-type="string">
            <text:p>[id141634707|Эмилия], алкаш</text:p>
          </table:table-cell>
        </table:table-row>
        <table:table-row table:style-name="ro1">
          <table:table-cell office:value-type="float" office:value="2355370" calcext:value-type="float">
            <text:p>2355370</text:p>
          </table:table-cell>
          <table:table-cell office:value-type="float" office:value="2355501" calcext:value-type="float">
            <text:p>2355501</text:p>
          </table:table-cell>
          <table:table-cell office:value-type="string" calcext:value-type="string">
            <text:p>non_sexist</text:p>
          </table:table-cell>
          <table:table-cell office:value-type="string" calcext:value-type="string">
            <text:p>[id197138911|Владимир], Придурок!:))</text:p>
          </table:table-cell>
        </table:table-row>
        <table:table-row table:style-name="ro1">
          <table:table-cell office:value-type="float" office:value="2355370" calcext:value-type="float">
            <text:p>2355370</text:p>
          </table:table-cell>
          <table:table-cell office:value-type="float" office:value="2355507" calcext:value-type="float">
            <text:p>2355507</text:p>
          </table:table-cell>
          <table:table-cell office:value-type="string" calcext:value-type="string">
            <text:p>non_sexist</text:p>
          </table:table-cell>
          <table:table-cell office:value-type="string" calcext:value-type="string">
            <text:p>Готов поспорить, я тоже опубликовал всякую ересь без проблем, вполне возможно в каких-нибудь ваковских статьях. А секрет до одури простой: они все платные, и часть из них вовсе без выступлений. Заплатил - значит примут, если оформлено хотя бы приблизительно правильно.</text:p>
          </table:table-cell>
        </table:table-row>
        <table:table-row table:style-name="ro6">
          <table:table-cell office:value-type="float" office:value="2355370" calcext:value-type="float">
            <text:p>2355370</text:p>
          </table:table-cell>
          <table:table-cell office:value-type="float" office:value="2355513" calcext:value-type="float">
            <text:p>2355513</text:p>
          </table:table-cell>
          <table:table-cell office:value-type="string" calcext:value-type="string">
            <text:p>non_sexist</text:p>
          </table:table-cell>
          <table:table-cell office:value-type="string" calcext:value-type="string">
            <text:p>[id393896488|Zeta], нацики и коми - идеологии левых мясников. </text:p>
            <text:p>Правые консерваторы - авторитаризм с отсутствием частной жизни. </text:p>
            <text:p>Лево-"либералы" - содержание "угнетённых" и ленивых за счёт налогоплательщиков. </text:p>
            <text:p>Самая нормальная координата - правая-либертарианская) </text:p>
            <text:p/>
          </table:table-cell>
        </table:table-row>
        <table:table-row table:style-name="ro1">
          <table:table-cell office:value-type="float" office:value="2355370" calcext:value-type="float">
            <text:p>2355370</text:p>
          </table:table-cell>
          <table:table-cell office:value-type="float" office:value="2355515" calcext:value-type="float">
            <text:p>2355515</text:p>
          </table:table-cell>
          <table:table-cell office:value-type="string" calcext:value-type="string">
            <text:p>non_sexist</text:p>
          </table:table-cell>
          <table:table-cell office:value-type="string" calcext:value-type="string">
            <text:p>[id197138911|Владимир],</text:p>
          </table:table-cell>
        </table:table-row>
        <table:table-row table:style-name="ro1">
          <table:table-cell office:value-type="float" office:value="2355370" calcext:value-type="float">
            <text:p>2355370</text:p>
          </table:table-cell>
          <table:table-cell office:value-type="float" office:value="2355516" calcext:value-type="float">
            <text:p>2355516</text:p>
          </table:table-cell>
          <table:table-cell office:value-type="string" calcext:value-type="string">
            <text:p>non_sexist</text:p>
          </table:table-cell>
          <table:table-cell office:value-type="string" calcext:value-type="string">
            <text:p>Научный журнал о гендерных проблемах. Вау.</text:p>
          </table:table-cell>
        </table:table-row>
        <table:table-row table:style-name="ro1">
          <table:table-cell office:value-type="float" office:value="2355370" calcext:value-type="float">
            <text:p>2355370</text:p>
          </table:table-cell>
          <table:table-cell office:value-type="float" office:value="2355518" calcext:value-type="float">
            <text:p>2355518</text:p>
          </table:table-cell>
          <table:table-cell office:value-type="string" calcext:value-type="string">
            <text:p>non_sexist</text:p>
          </table:table-cell>
          <table:table-cell office:value-type="string" calcext:value-type="string">
            <text:p>[id12954537|Вячеслав],</text:p>
          </table:table-cell>
        </table:table-row>
        <table:table-row table:style-name="ro1">
          <table:table-cell office:value-type="float" office:value="2355370" calcext:value-type="float">
            <text:p>2355370</text:p>
          </table:table-cell>
          <table:table-cell office:value-type="float" office:value="2355530" calcext:value-type="float">
            <text:p>2355530</text:p>
          </table:table-cell>
          <table:table-cell office:value-type="string" calcext:value-type="string">
            <text:p>non_sexist</text:p>
          </table:table-cell>
          <table:table-cell office:value-type="string" calcext:value-type="string">
            <text:p>Ну так левым любой сладкий хлебушек кинь - не глядя схавают, лишь бы под общую повестку подходил.</text:p>
          </table:table-cell>
        </table:table-row>
        <table:table-row table:style-name="ro1">
          <table:table-cell office:value-type="float" office:value="2355370" calcext:value-type="float">
            <text:p>2355370</text:p>
          </table:table-cell>
          <table:table-cell office:value-type="float" office:value="2355542" calcext:value-type="float">
            <text:p>2355542</text:p>
          </table:table-cell>
          <table:table-cell office:value-type="string" calcext:value-type="string">
            <text:p>non_sexist</text:p>
          </table:table-cell>
          <table:table-cell office:value-type="string" calcext:value-type="string">
            <text:p>Господи, платишь деньги и тебя публикуют. Даже статью могут написать.</text:p>
          </table:table-cell>
        </table:table-row>
        <table:table-row table:style-name="ro3">
          <table:table-cell office:value-type="float" office:value="2355370" calcext:value-type="float">
            <text:p>2355370</text:p>
          </table:table-cell>
          <table:table-cell office:value-type="float" office:value="2355543" calcext:value-type="float">
            <text:p>2355543</text:p>
          </table:table-cell>
          <table:table-cell office:value-type="string" calcext:value-type="string">
            <text:p>non_sexist</text:p>
          </table:table-cell>
          <table:table-cell office:value-type="string" calcext:value-type="string">
            <text:p>»журналых</text:p>
            <text:p/>
            <text:p>Это что-то по-киргизски?</text:p>
          </table:table-cell>
        </table:table-row>
        <table:table-row table:style-name="ro5">
          <table:table-cell office:value-type="float" office:value="2355370" calcext:value-type="float">
            <text:p>2355370</text:p>
          </table:table-cell>
          <table:table-cell office:value-type="float" office:value="2355549" calcext:value-type="float">
            <text:p>2355549</text:p>
          </table:table-cell>
          <table:table-cell office:value-type="string" calcext:value-type="string">
            <text:p>non_sexist</text:p>
          </table:table-cell>
          <table:table-cell office:value-type="string" calcext:value-type="string">
            <text:p>Женщина:</text:p>
            <text:p>*говорит слово "феминизм"*</text:p>
            <text:p>Мужчина:</text:p>
            <text:p>*TRIGGERED*</text:p>
          </table:table-cell>
        </table:table-row>
        <table:table-row table:style-name="ro1">
          <table:table-cell office:value-type="float" office:value="2355370" calcext:value-type="float">
            <text:p>2355370</text:p>
          </table:table-cell>
          <table:table-cell office:value-type="float" office:value="2355556" calcext:value-type="float">
            <text:p>2355556</text:p>
          </table:table-cell>
          <table:table-cell office:value-type="string" calcext:value-type="string">
            <text:p>sexist</text:p>
          </table:table-cell>
          <table:table-cell office:value-type="string" calcext:value-type="string">
            <text:p>Как б****й корёжит</text:p>
          </table:table-cell>
        </table:table-row>
        <table:table-row table:style-name="ro1">
          <table:table-cell office:value-type="float" office:value="2355370" calcext:value-type="float">
            <text:p>2355370</text:p>
          </table:table-cell>
          <table:table-cell office:value-type="float" office:value="2355557" calcext:value-type="float">
            <text:p>2355557</text:p>
          </table:table-cell>
          <table:table-cell office:value-type="string" calcext:value-type="string">
            <text:p>non_sexist</text:p>
          </table:table-cell>
          <table:table-cell office:value-type="string" calcext:value-type="string">
            <text:p>[id197138911|Vladimir],</text:p>
          </table:table-cell>
        </table:table-row>
        <table:table-row table:style-name="ro5">
          <table:table-cell office:value-type="float" office:value="2355370" calcext:value-type="float">
            <text:p>2355370</text:p>
          </table:table-cell>
          <table:table-cell office:value-type="float" office:value="2355568" calcext:value-type="float">
            <text:p>2355568</text:p>
          </table:table-cell>
          <table:table-cell office:value-type="string" calcext:value-type="string">
            <text:p>non_sexist</text:p>
          </table:table-cell>
          <table:table-cell office:value-type="string" calcext:value-type="string">
            <text:p>[id141634707|Эмилия], &gt;человечество</text:p>
            <text:p>&gt;больше двух гендеров</text:p>
            <text:p>Либертарианство позволяет пропагандировать хоть сотни гендеров...но на своей частной территории. Как и любая идеология, ничто не должно переходить грани свободы другого человека.</text:p>
            <text:p>Левачество? Хорошо, но за свой счёт и на своём выделенном участке, своей франшизе и так далее. За других людей решать не имеете право.</text:p>
          </table:table-cell>
        </table:table-row>
        <table:table-row table:style-name="ro1">
          <table:table-cell office:value-type="float" office:value="2355370" calcext:value-type="float">
            <text:p>2355370</text:p>
          </table:table-cell>
          <table:table-cell office:value-type="float" office:value="2355663" calcext:value-type="float">
            <text:p>2355663</text:p>
          </table:table-cell>
          <table:table-cell office:value-type="string" calcext:value-type="string">
            <text:p>non_sexist</text:p>
          </table:table-cell>
          <table:table-cell office:value-type="string" calcext:value-type="string">
            <text:p>Господи, прекрасный эксперимент! Практически весь мой университетский опыт в Европе суммирован в одном эксперименте.</text:p>
          </table:table-cell>
        </table:table-row>
        <table:table-row table:style-name="ro1">
          <table:table-cell office:value-type="float" office:value="2355370" calcext:value-type="float">
            <text:p>2355370</text:p>
          </table:table-cell>
          <table:table-cell office:value-type="float" office:value="2355793" calcext:value-type="float">
            <text:p>2355793</text:p>
          </table:table-cell>
          <table:table-cell office:value-type="string" calcext:value-type="string">
            <text:p>non_sexist</text:p>
          </table:table-cell>
          <table:table-cell office:value-type="string" calcext:value-type="string">
            <text:p>[id5410685|Dmitry], мы вас праваков тоже кстати терпеть не можем</text:p>
          </table:table-cell>
        </table:table-row>
        <table:table-row table:style-name="ro1">
          <table:table-cell office:value-type="float" office:value="2355370" calcext:value-type="float">
            <text:p>2355370</text:p>
          </table:table-cell>
          <table:table-cell office:value-type="float" office:value="2355821" calcext:value-type="float">
            <text:p>2355821</text:p>
          </table:table-cell>
          <table:table-cell office:value-type="string" calcext:value-type="string">
            <text:p>non_sexist</text:p>
          </table:table-cell>
          <table:table-cell office:value-type="string" calcext:value-type="string">
            <text:p>[id368220364|Отец Борис], не умничай. ты упустил в своём говноанализе один фактор: рост культуры.</text:p>
          </table:table-cell>
        </table:table-row>
        <table:table-row table:style-name="ro10">
          <table:table-cell office:value-type="float" office:value="2355370" calcext:value-type="float">
            <text:p>2355370</text:p>
          </table:table-cell>
          <table:table-cell office:value-type="float" office:value="2355844" calcext:value-type="float">
            <text:p>2355844</text:p>
          </table:table-cell>
          <table:table-cell office:value-type="string" calcext:value-type="string">
            <text:p>non_sexist</text:p>
          </table:table-cell>
          <table:table-cell office:value-type="string" calcext:value-type="string">
            <text:p>И как именно они доказали предвзятость? То что научные журналы могут публиковать херню и раньше было известно. В научных журналах по биологии и медицине тоже такое происходит. Вот 157 научных журналов приняли фейоковую статью. http://science.sciencemag.org/content/342/6154/60.full</text:p>
            <text:p>А вот история про 120 научных статей сгенерированных компютьером, которые были опубликованы. https://www.nature.com/news/publishers-withdraw-more-than-120-gibberish-papers-1.14763</text:p>
            <text:p>Богосян и его коллеги доказали что система рецензирования не на 100% надёжна, что predatory журналы за деньги опубликуют что угодно? Вау, вот это новость, прям глаза всем открыли.</text:p>
            <text:p>Но что главное так это то, что в экспериментах нет сравнения. Без этого говорить про предвзятость невозможно. </text:p>
            <text:p>Вот Эпштейн в 1990 году догадался это сделать. Он отослал фейковые статьи в журналах по разным наукам.(социология, политология, биология, физика и т.д) Потом сравнил их, получилось что в гуманитарных наука фейки публиковались чаше.http://journals.sagepub.com/doi/10.1177/016224399001500102</text:p>
            <text:p>А здесь предвзятость скорее видно со стороны экспериментаторов, либо нарочно выбирают predatory журналы либо просто некорректно ставят эксперимент. Да и зачем им это? Главное желаемые результаты получить а народ схавает.</text:p>
          </table:table-cell>
        </table:table-row>
        <table:table-row table:style-name="ro2">
          <table:table-cell office:value-type="float" office:value="2355370" calcext:value-type="float">
            <text:p>2355370</text:p>
          </table:table-cell>
          <table:table-cell office:value-type="float" office:value="2355848" calcext:value-type="float">
            <text:p>2355848</text:p>
          </table:table-cell>
          <table:table-cell office:value-type="string" calcext:value-type="string">
            <text:p>non_sexist</text:p>
          </table:table-cell>
          <table:table-cell office:value-type="string" calcext:value-type="string">
            <text:p>[id368220364|Отец Борис], не выйобуйсо ради христа уже. ты напрягал мосх, пыталсо в мысль, разделял(анализировал) и соединял образы. в результате этого анализа и появилась твоя кочька срения. придержуйся уже канонов науки. раз из церкви выхрестился. </text:p>
            <text:p>априори: ты неможешь увидеть рост культуры в одном дне</text:p>
          </table:table-cell>
        </table:table-row>
        <table:table-row table:style-name="ro1">
          <table:table-cell office:value-type="float" office:value="2355370" calcext:value-type="float">
            <text:p>2355370</text:p>
          </table:table-cell>
          <table:table-cell office:value-type="float" office:value="2355851" calcext:value-type="float">
            <text:p>2355851</text:p>
          </table:table-cell>
          <table:table-cell office:value-type="string" calcext:value-type="string">
            <text:p>non_sexist</text:p>
          </table:table-cell>
          <table:table-cell office:value-type="string" calcext:value-type="string">
            <text:p>[id368220364|Отец Борис], перечитай. там фсё бъёт. спицом для тебя высрал. толоконный ты лоб)</text:p>
          </table:table-cell>
        </table:table-row>
        <table:table-row table:style-name="ro1">
          <table:table-cell office:value-type="float" office:value="2355370" calcext:value-type="float">
            <text:p>2355370</text:p>
          </table:table-cell>
          <table:table-cell office:value-type="float" office:value="2355862" calcext:value-type="float">
            <text:p>2355862</text:p>
          </table:table-cell>
          <table:table-cell office:value-type="string" calcext:value-type="string">
            <text:p>non_sexist</text:p>
          </table:table-cell>
          <table:table-cell office:value-type="string" calcext:value-type="string">
            <text:p>[id368220364|Отец Борис], не нуди. фсё ты понел</text:p>
          </table:table-cell>
        </table:table-row>
        <table:table-row table:style-name="ro1">
          <table:table-cell office:value-type="float" office:value="2355370" calcext:value-type="float">
            <text:p>2355370</text:p>
          </table:table-cell>
          <table:table-cell office:value-type="float" office:value="2355881" calcext:value-type="float">
            <text:p>2355881</text:p>
          </table:table-cell>
          <table:table-cell office:value-type="string" calcext:value-type="string">
            <text:p>non_sexist</text:p>
          </table:table-cell>
          <table:table-cell office:value-type="string" calcext:value-type="string">
            <text:p>[id472448928|Мила], ну как же? Ведь прямой наезд на сжв-издания.</text:p>
          </table:table-cell>
        </table:table-row>
        <table:table-row table:style-name="ro1">
          <table:table-cell office:value-type="float" office:value="2355370" calcext:value-type="float">
            <text:p>2355370</text:p>
          </table:table-cell>
          <table:table-cell office:value-type="float" office:value="2356190" calcext:value-type="float">
            <text:p>2356190</text:p>
          </table:table-cell>
          <table:table-cell office:value-type="string" calcext:value-type="string">
            <text:p>non_sexist</text:p>
          </table:table-cell>
          <table:table-cell office:value-type="string" calcext:value-type="string">
            <text:p>как будто майн кампф более опасен чем капитал маркса, там все пристойно</text:p>
          </table:table-cell>
        </table:table-row>
        <table:table-row table:style-name="ro1">
          <table:table-cell office:value-type="float" office:value="2355370" calcext:value-type="float">
            <text:p>2355370</text:p>
          </table:table-cell>
          <table:table-cell office:value-type="float" office:value="2356345" calcext:value-type="float">
            <text:p>2356345</text:p>
          </table:table-cell>
          <table:table-cell office:value-type="string" calcext:value-type="string">
            <text:p>non_sexist</text:p>
          </table:table-cell>
          <table:table-cell office:value-type="string" calcext:value-type="string">
            <text:p>я так понял,что люди примут любой фейк ,главное правильно преподнести.</text:p>
          </table:table-cell>
        </table:table-row>
        <table:table-row table:style-name="ro1">
          <table:table-cell office:value-type="float" office:value="2355370" calcext:value-type="float">
            <text:p>2355370</text:p>
          </table:table-cell>
          <table:table-cell office:value-type="float" office:value="2356351" calcext:value-type="float">
            <text:p>2356351</text:p>
          </table:table-cell>
          <table:table-cell office:value-type="string" calcext:value-type="string">
            <text:p>non_sexist</text:p>
          </table:table-cell>
          <table:table-cell office:value-type="string" calcext:value-type="string">
            <text:p>[id49867374|Илья], да ладно вам, "невнимательно читали"? Половина комментаторов дальше заголовка не читали. Из тех, кто лайкнул высер против феминисток, - никто.</text:p>
          </table:table-cell>
        </table:table-row>
        <table:table-row table:style-name="ro1">
          <table:table-cell office:value-type="float" office:value="2355370" calcext:value-type="float">
            <text:p>2355370</text:p>
          </table:table-cell>
          <table:table-cell office:value-type="float" office:value="2356357" calcext:value-type="float">
            <text:p>2356357</text:p>
          </table:table-cell>
          <table:table-cell office:value-type="string" calcext:value-type="string">
            <text:p>non_sexist</text:p>
          </table:table-cell>
          <table:table-cell office:value-type="string" calcext:value-type="string">
            <text:p>[id25753668|Алексей], насколько я помню, там речь о вполне бесплатных, рецензируемых журналах, о рецензиях и учете претензий рецензентов.</text:p>
          </table:table-cell>
        </table:table-row>
        <table:table-row table:style-name="ro1">
          <table:table-cell office:value-type="float" office:value="2195122" calcext:value-type="float">
            <text:p>2195122</text:p>
          </table:table-cell>
          <table:table-cell office:value-type="float" office:value="2195123" calcext:value-type="float">
            <text:p>2195123</text:p>
          </table:table-cell>
          <table:table-cell office:value-type="string" calcext:value-type="string">
            <text:p>non_sexist</text:p>
          </table:table-cell>
          <table:table-cell office:value-type="string" calcext:value-type="string">
            <text:p>Дежавю</text:p>
          </table:table-cell>
        </table:table-row>
        <table:table-row table:style-name="ro1">
          <table:table-cell office:value-type="float" office:value="2195122" calcext:value-type="float">
            <text:p>2195122</text:p>
          </table:table-cell>
          <table:table-cell office:value-type="float" office:value="2195124" calcext:value-type="float">
            <text:p>2195124</text:p>
          </table:table-cell>
          <table:table-cell office:value-type="string" calcext:value-type="string">
            <text:p>non_sexist</text:p>
          </table:table-cell>
          <table:table-cell office:value-type="string" calcext:value-type="string">
            <text:p>Я бы с удовольствием устроила холокост Гале Тимченко, Кате Кронгауз и Лике Кремер, просто для того, чтобы мне не пихали в лицо их "ценное" мнение</text:p>
          </table:table-cell>
        </table:table-row>
        <table:table-row table:style-name="ro1">
          <table:table-cell office:value-type="float" office:value="2195122" calcext:value-type="float">
            <text:p>2195122</text:p>
          </table:table-cell>
          <table:table-cell office:value-type="float" office:value="2195125" calcext:value-type="float">
            <text:p>2195125</text:p>
          </table:table-cell>
          <table:table-cell office:value-type="string" calcext:value-type="string">
            <text:p>non_sexist</text:p>
          </table:table-cell>
          <table:table-cell office:value-type="string" calcext:value-type="string">
            <text:p>[id180376353|Вероника], как ты пихаешь свое?)</text:p>
          </table:table-cell>
        </table:table-row>
        <table:table-row table:style-name="ro2">
          <table:table-cell office:value-type="float" office:value="2195122" calcext:value-type="float">
            <text:p>2195122</text:p>
          </table:table-cell>
          <table:table-cell office:value-type="float" office:value="2195127" calcext:value-type="float">
            <text:p>2195127</text:p>
          </table:table-cell>
          <table:table-cell office:value-type="string" calcext:value-type="string">
            <text:p>sexist</text:p>
          </table:table-cell>
          <table:table-cell office:value-type="string" calcext:value-type="string">
            <text:p>Послушаешь феминисток - развивается комплекс неполноценности. 😥</text:p>
            <text:p>Ведь настоящий мужчина, по их словам, должен каждой встречной отпускать сексистский комментарий, при этом хватая за выпуклости со всех сторон, а уж насиловать минимум раз в неделю - это вообще обязанность любого белого мужика от 8 до 80 лет.</text:p>
          </table:table-cell>
        </table:table-row>
        <table:table-row table:style-name="ro1">
          <table:table-cell office:value-type="float" office:value="2195122" calcext:value-type="float">
            <text:p>2195122</text:p>
          </table:table-cell>
          <table:table-cell office:value-type="float" office:value="2195130" calcext:value-type="float">
            <text:p>2195130</text:p>
          </table:table-cell>
          <table:table-cell office:value-type="string" calcext:value-type="string">
            <text:p>non_sexist</text:p>
          </table:table-cell>
          <table:table-cell office:value-type="string" calcext:value-type="string">
            <text:p>не слушала, но осуждаю</text:p>
          </table:table-cell>
        </table:table-row>
        <table:table-row table:style-name="ro1">
          <table:table-cell office:value-type="float" office:value="2195122" calcext:value-type="float">
            <text:p>2195122</text:p>
          </table:table-cell>
          <table:table-cell office:value-type="float" office:value="2195131" calcext:value-type="float">
            <text:p>2195131</text:p>
          </table:table-cell>
          <table:table-cell office:value-type="string" calcext:value-type="string">
            <text:p>non_sexist</text:p>
          </table:table-cell>
          <table:table-cell office:value-type="string" calcext:value-type="string">
            <text:p>[id180376353|Вероника], просто нажимаете кнопочку не получать новости, и больше не пишите глупостей в комментах.)</text:p>
          </table:table-cell>
        </table:table-row>
        <table:table-row table:style-name="ro1">
          <table:table-cell office:value-type="float" office:value="2195122" calcext:value-type="float">
            <text:p>2195122</text:p>
          </table:table-cell>
          <table:table-cell office:value-type="float" office:value="2195135" calcext:value-type="float">
            <text:p>2195135</text:p>
          </table:table-cell>
          <table:table-cell office:value-type="string" calcext:value-type="string">
            <text:p>non_sexist</text:p>
          </table:table-cell>
          <table:table-cell office:value-type="string" calcext:value-type="string">
            <text:p>ПРОГРЕССИВНЫЙ</text:p>
          </table:table-cell>
        </table:table-row>
        <table:table-row table:style-name="ro1">
          <table:table-cell office:value-type="float" office:value="2195122" calcext:value-type="float">
            <text:p>2195122</text:p>
          </table:table-cell>
          <table:table-cell office:value-type="float" office:value="2195143" calcext:value-type="float">
            <text:p>2195143</text:p>
          </table:table-cell>
          <table:table-cell office:value-type="string" calcext:value-type="string">
            <text:p>non_sexist</text:p>
          </table:table-cell>
          <table:table-cell office:value-type="string" calcext:value-type="string">
            <text:p>[id180376353|Вероника], а ты <text:s/>уверена, что вместо них не пришлют точно <text:s/>таких же, <text:s/>только без чувства юмора?)</text:p>
          </table:table-cell>
        </table:table-row>
        <table:table-row table:style-name="ro2">
          <table:table-cell office:value-type="float" office:value="2195122" calcext:value-type="float">
            <text:p>2195122</text:p>
          </table:table-cell>
          <table:table-cell office:value-type="float" office:value="2195156" calcext:value-type="float">
            <text:p>2195156</text:p>
          </table:table-cell>
          <table:table-cell office:value-type="string" calcext:value-type="string">
            <text:p>sexist</text:p>
          </table:table-cell>
          <table:table-cell office:value-type="string" calcext:value-type="string">
            <text:p>[id180348186|Артём], феминистки - это группа eбaнyтых людей, которые сами себя отделили от остальных. Спасибо им за это, сразу видно с кем лучше не связываться))</text:p>
            <text:p>Имхо</text:p>
          </table:table-cell>
        </table:table-row>
        <table:table-row table:style-name="ro1">
          <table:table-cell office:value-type="float" office:value="2195122" calcext:value-type="float">
            <text:p>2195122</text:p>
          </table:table-cell>
          <table:table-cell office:value-type="float" office:value="2195158" calcext:value-type="float">
            <text:p>2195158</text:p>
          </table:table-cell>
          <table:table-cell office:value-type="string" calcext:value-type="string">
            <text:p>non_sexist</text:p>
          </table:table-cell>
          <table:table-cell office:value-type="string" calcext:value-type="string">
            <text:p>как можно называть что-то прогрессивным, если к этому не приложил руку глебаста?</text:p>
          </table:table-cell>
        </table:table-row>
        <table:table-row table:style-name="ro1">
          <table:table-cell office:value-type="float" office:value="2195122" calcext:value-type="float">
            <text:p>2195122</text:p>
          </table:table-cell>
          <table:table-cell office:value-type="float" office:value="2195160" calcext:value-type="float">
            <text:p>2195160</text:p>
          </table:table-cell>
          <table:table-cell office:value-type="string" calcext:value-type="string">
            <text:p>non_sexist</text:p>
          </table:table-cell>
          <table:table-cell office:value-type="string" calcext:value-type="string">
            <text:p>[id180376353|Вероника], очень толерантно, да</text:p>
          </table:table-cell>
        </table:table-row>
        <table:table-row table:style-name="ro1">
          <table:table-cell office:value-type="float" office:value="2195122" calcext:value-type="float">
            <text:p>2195122</text:p>
          </table:table-cell>
          <table:table-cell office:value-type="float" office:value="2195163" calcext:value-type="float">
            <text:p>2195163</text:p>
          </table:table-cell>
          <table:table-cell office:value-type="string" calcext:value-type="string">
            <text:p>non_sexist</text:p>
          </table:table-cell>
          <table:table-cell office:value-type="string" calcext:value-type="string">
            <text:p>А чего обсуждать обсуждающих? Просто не смотреть и не читать.</text:p>
          </table:table-cell>
        </table:table-row>
        <table:table-row table:style-name="ro2">
          <table:table-cell office:value-type="float" office:value="2195122" calcext:value-type="float">
            <text:p>2195122</text:p>
          </table:table-cell>
          <table:table-cell office:value-type="float" office:value="2195202" calcext:value-type="float">
            <text:p>2195202</text:p>
          </table:table-cell>
          <table:table-cell office:value-type="string" calcext:value-type="string">
            <text:p>sexist_in_co</text:p>
          </table:table-cell>
          <table:table-cell office:value-type="string" calcext:value-type="string">
            <text:p>Роют ямы мужикам,сами же в них потом и попадают</text:p>
            <text:p>https://www.theatlantic.com/politics/archive/2018/06/title-ix-is-too-easy-to-abuse/561650/</text:p>
          </table:table-cell>
        </table:table-row>
        <table:table-row table:style-name="ro1">
          <table:table-cell office:value-type="float" office:value="2195122" calcext:value-type="float">
            <text:p>2195122</text:p>
          </table:table-cell>
          <table:table-cell office:value-type="float" office:value="2195224" calcext:value-type="float">
            <text:p>2195224</text:p>
          </table:table-cell>
          <table:table-cell office:value-type="string" calcext:value-type="string">
            <text:p>sexist</text:p>
          </table:table-cell>
          <table:table-cell office:value-type="string" calcext:value-type="string">
            <text:p>Да уж так рада была бы, чтобы нашелся твкой мужчина. Ан нет. Феминистки это уродицы, ненужные никому.</text:p>
          </table:table-cell>
        </table:table-row>
        <table:table-row table:style-name="ro1">
          <table:table-cell office:value-type="float" office:value="2195122" calcext:value-type="float">
            <text:p>2195122</text:p>
          </table:table-cell>
          <table:table-cell office:value-type="float" office:value="2195290" calcext:value-type="float">
            <text:p>2195290</text:p>
          </table:table-cell>
          <table:table-cell office:value-type="string" calcext:value-type="string">
            <text:p>non_sexist</text:p>
          </table:table-cell>
          <table:table-cell office:value-type="string" calcext:value-type="string">
            <text:p>[id316971518|Нина], если бы не феминистки, вам до сих пор наматывали бы сопли на кулак)))</text:p>
          </table:table-cell>
        </table:table-row>
        <table:table-row table:style-name="ro1">
          <table:table-cell office:value-type="float" office:value="2195122" calcext:value-type="float">
            <text:p>2195122</text:p>
          </table:table-cell>
          <table:table-cell office:value-type="float" office:value="2195299" calcext:value-type="float">
            <text:p>2195299</text:p>
          </table:table-cell>
          <table:table-cell office:value-type="string" calcext:value-type="string">
            <text:p>non_sexist</text:p>
          </table:table-cell>
          <table:table-cell office:value-type="string" calcext:value-type="string">
            <text:p>[id390676014|Алекс], обоснуйте.</text:p>
          </table:table-cell>
        </table:table-row>
        <table:table-row table:style-name="ro1">
          <table:table-cell office:value-type="float" office:value="2195122" calcext:value-type="float">
            <text:p>2195122</text:p>
          </table:table-cell>
          <table:table-cell office:value-type="float" office:value="2195302" calcext:value-type="float">
            <text:p>2195302</text:p>
          </table:table-cell>
          <table:table-cell office:value-type="string" calcext:value-type="string">
            <text:p>sexist</text:p>
          </table:table-cell>
          <table:table-cell office:value-type="string" calcext:value-type="string">
            <text:p>[id316971518|Нина], легко, до марта 1917 года женщины в Росиии не имели вообще никаких прав, даже внутри своих сословий они и близко не былии равны мужьям, которые могли их бить , унижать и прочее, напомню, что никакого раздела имущества при разводе, и быть не могло. Это все заслуга тех самых феминисток и суфражисток. Хотя по мне - все бы вернуть назад)</text:p>
          </table:table-cell>
        </table:table-row>
        <table:table-row table:style-name="ro1">
          <table:table-cell office:value-type="float" office:value="2195122" calcext:value-type="float">
            <text:p>2195122</text:p>
          </table:table-cell>
          <table:table-cell office:value-type="float" office:value="2195311" calcext:value-type="float">
            <text:p>2195311</text:p>
          </table:table-cell>
          <table:table-cell office:value-type="string" calcext:value-type="string">
            <text:p>non_sexist</text:p>
          </table:table-cell>
          <table:table-cell office:value-type="string" calcext:value-type="string">
            <text:p>[id390676014|Алекс], кстати, Ленина можно назвать феминистом.</text:p>
          </table:table-cell>
        </table:table-row>
        <table:table-row table:style-name="ro1">
          <table:table-cell office:value-type="float" office:value="2195122" calcext:value-type="float">
            <text:p>2195122</text:p>
          </table:table-cell>
          <table:table-cell office:value-type="float" office:value="2195316" calcext:value-type="float">
            <text:p>2195316</text:p>
          </table:table-cell>
          <table:table-cell office:value-type="string" calcext:value-type="string">
            <text:p>non_sexist</text:p>
          </table:table-cell>
          <table:table-cell office:value-type="string" calcext:value-type="string">
            <text:p>[id418379505|Антон], Ленин бы и православным стал, если бы рпц поддержало большевиков)</text:p>
          </table:table-cell>
        </table:table-row>
        <table:table-row table:style-name="ro1">
          <table:table-cell office:value-type="float" office:value="2195122" calcext:value-type="float">
            <text:p>2195122</text:p>
          </table:table-cell>
          <table:table-cell office:value-type="float" office:value="2195358" calcext:value-type="float">
            <text:p>2195358</text:p>
          </table:table-cell>
          <table:table-cell office:value-type="string" calcext:value-type="string">
            <text:p>non_sexist</text:p>
          </table:table-cell>
          <table:table-cell office:value-type="string" calcext:value-type="string">
            <text:p>Радикализм и прогрессивность в одном посту? Медуза, с тобой всё в порядке?</text:p>
          </table:table-cell>
        </table:table-row>
        <table:table-row table:style-name="ro1">
          <table:table-cell office:value-type="float" office:value="2195122" calcext:value-type="float">
            <text:p>2195122</text:p>
          </table:table-cell>
          <table:table-cell office:value-type="float" office:value="2195448" calcext:value-type="float">
            <text:p>2195448</text:p>
          </table:table-cell>
          <table:table-cell office:value-type="string" calcext:value-type="string">
            <text:p>sexist</text:p>
          </table:table-cell>
          <table:table-cell office:value-type="string" calcext:value-type="string">
            <text:p>Да, явно лучше обсуждать как злые мужики всех бедных женщин затюкали, чем реальные проблемы, как пытки в подвалах ФСБ или сроки за репосты</text:p>
          </table:table-cell>
        </table:table-row>
        <table:table-row table:style-name="ro1">
          <table:table-cell office:value-type="float" office:value="2195122" calcext:value-type="float">
            <text:p>2195122</text:p>
          </table:table-cell>
          <table:table-cell office:value-type="float" office:value="2195607" calcext:value-type="float">
            <text:p>2195607</text:p>
          </table:table-cell>
          <table:table-cell office:value-type="string" calcext:value-type="string">
            <text:p>sexist</text:p>
          </table:table-cell>
          <table:table-cell office:value-type="string" calcext:value-type="string">
            <text:p>[id390676014|Алекс], только успехи тех женщин 1917 года не имеют никого отношения к третьей волне феминизма, которая какой только дичью сейчас не занимается. Говорить «а вот если бы не феминистки, вы бы жили в средневековье» равноценно нынешнему «а вот если бы не русские, всех бы немцы уничтожили». И там, и там прикрывание прошлыми ЧУЖИМИ заслугами своих бестолковых и нередко вредоносных действий.</text:p>
          </table:table-cell>
        </table:table-row>
        <table:table-row table:style-name="ro1">
          <table:table-cell office:value-type="float" office:value="2195122" calcext:value-type="float">
            <text:p>2195122</text:p>
          </table:table-cell>
          <table:table-cell office:value-type="float" office:value="2195833" calcext:value-type="float">
            <text:p>2195833</text:p>
          </table:table-cell>
          <table:table-cell office:value-type="string" calcext:value-type="string">
            <text:p>non_sexist</text:p>
          </table:table-cell>
          <table:table-cell office:value-type="string" calcext:value-type="string">
            <text:p>Стоит только упомянуть феминизм, как сразу в комменты набегают ущемленные мужчинки)) Что, тяжело конкурировать с женщинами? То ли еще будет, когда придется и работу по дому выполнять, и за детьми ухаживать и за родителями пожилыми. Избаловали вас слишком, пора уже пахать на равных.</text:p>
          </table:table-cell>
        </table:table-row>
        <table:table-row table:style-name="ro1">
          <table:table-cell office:value-type="float" office:value="2195122" calcext:value-type="float">
            <text:p>2195122</text:p>
          </table:table-cell>
          <table:table-cell office:value-type="float" office:value="2196206" calcext:value-type="float">
            <text:p>2196206</text:p>
          </table:table-cell>
          <table:table-cell office:value-type="string" calcext:value-type="string">
            <text:p>sexist_in_co</text:p>
          </table:table-cell>
          <table:table-cell office:value-type="string" calcext:value-type="string">
            <text:p>[id149095404|Любовь], успокойся животное. Иди постирай трусы своего гомункала. Аминь.</text:p>
          </table:table-cell>
        </table:table-row>
        <table:table-row table:style-name="ro1">
          <table:table-cell office:value-type="float" office:value="2195122" calcext:value-type="float">
            <text:p>2195122</text:p>
          </table:table-cell>
          <table:table-cell office:value-type="float" office:value="2196220" calcext:value-type="float">
            <text:p>2196220</text:p>
          </table:table-cell>
          <table:table-cell office:value-type="string" calcext:value-type="string">
            <text:p>sexist</text:p>
          </table:table-cell>
          <table:table-cell office:value-type="string" calcext:value-type="string">
            <text:p>[id149095404|Любовь], да ничего такого не будет, просто феминизм в России это жалкий пиздеж малолеток в ВК, а в той же Америке, женщины выходят и разъебывают всех. Посмотри их последний марш. А где же наши феминистки? Правильно, пиздят про то, что вот вот все будут равны и сидят на жопе.</text:p>
          </table:table-cell>
        </table:table-row>
        <table:table-row table:style-name="ro1">
          <table:table-cell office:value-type="float" office:value="2195122" calcext:value-type="float">
            <text:p>2195122</text:p>
          </table:table-cell>
          <table:table-cell office:value-type="float" office:value="2197701" calcext:value-type="float">
            <text:p>2197701</text:p>
          </table:table-cell>
          <table:table-cell office:value-type="string" calcext:value-type="string">
            <text:p>sexist</text:p>
          </table:table-cell>
          <table:table-cell office:value-type="string" calcext:value-type="string">
            <text:p>Хлеб - крестьянам, фабрики - рабочим, вибраторы - феменисткам...Да будут счастливы нормальные женщины.</text:p>
          </table:table-cell>
        </table:table-row>
        <table:table-row table:style-name="ro1">
          <table:table-cell office:value-type="float" office:value="2189625" calcext:value-type="float">
            <text:p>2189625</text:p>
          </table:table-cell>
          <table:table-cell office:value-type="float" office:value="2189626" calcext:value-type="float">
            <text:p>2189626</text:p>
          </table:table-cell>
          <table:table-cell office:value-type="string" calcext:value-type="string">
            <text:p>non_sexist</text:p>
          </table:table-cell>
          <table:table-cell office:value-type="string" calcext:value-type="string">
            <text:p>у вас пост сломался чуть</text:p>
          </table:table-cell>
        </table:table-row>
        <table:table-row table:style-name="ro1">
          <table:table-cell office:value-type="float" office:value="2189625" calcext:value-type="float">
            <text:p>2189625</text:p>
          </table:table-cell>
          <table:table-cell office:value-type="float" office:value="2189627" calcext:value-type="float">
            <text:p>2189627</text:p>
          </table:table-cell>
          <table:table-cell office:value-type="string" calcext:value-type="string">
            <text:p>non_sexist</text:p>
          </table:table-cell>
          <table:table-cell office:value-type="string" calcext:value-type="string">
            <text:p>Сейчас в комменты набегут ущемленные сексисты и антисемиты и будут кукарекать</text:p>
          </table:table-cell>
        </table:table-row>
        <table:table-row table:style-name="ro3">
          <table:table-cell office:value-type="float" office:value="2189625" calcext:value-type="float">
            <text:p>2189625</text:p>
          </table:table-cell>
          <table:table-cell office:value-type="float" office:value="2189628" calcext:value-type="float">
            <text:p>2189628</text:p>
          </table:table-cell>
          <table:table-cell office:value-type="string" calcext:value-type="string">
            <text:p>non_sexist</text:p>
          </table:table-cell>
          <table:table-cell office:value-type="string" calcext:value-type="string">
            <text:p>В МИНТРАНСЕ РФ НЕЧАЯННО СОРВАЛИ АФЁРУ ДРУЗЕЙ ПУТИНА </text:p>
            <text:p>Крупнейшая афёра по распилу бюджетных денег намечалась в дорожном строительстве. Росавтодору неожиданно понадобилось строительство новой дороги «Джубга-Сочи» за 1,6 ТРИЛЛИОНОВ рублей. Никому ненужная трасса должна была проходить в труднодоступных местах и состоять практически из мостов и тоннелей. А в Минтрансе взяли и заявили, что осуществление проекта не имеет смысла и невероятно дорого. </text:p>
            <text:p>Подробности: https://clck.ru/Dzho6</text:p>
          </table:table-cell>
        </table:table-row>
        <table:table-row table:style-name="ro1">
          <table:table-cell office:value-type="float" office:value="2189625" calcext:value-type="float">
            <text:p>2189625</text:p>
          </table:table-cell>
          <table:table-cell office:value-type="float" office:value="2189638" calcext:value-type="float">
            <text:p>2189638</text:p>
          </table:table-cell>
          <table:table-cell office:value-type="string" calcext:value-type="string">
            <text:p>non_sexist</text:p>
          </table:table-cell>
          <table:table-cell office:value-type="string" calcext:value-type="string">
            <text:p>[id492568657|Екатерина], рад за тебя</text:p>
          </table:table-cell>
        </table:table-row>
        <table:table-row table:style-name="ro1">
          <table:table-cell office:value-type="float" office:value="2189625" calcext:value-type="float">
            <text:p>2189625</text:p>
          </table:table-cell>
          <table:table-cell office:value-type="float" office:value="2189650" calcext:value-type="float">
            <text:p>2189650</text:p>
          </table:table-cell>
          <table:table-cell office:value-type="string" calcext:value-type="string">
            <text:p>sexist_in_co</text:p>
          </table:table-cell>
          <table:table-cell office:value-type="string" calcext:value-type="string">
            <text:p>Регрессивный выпуск 🌚</text:p>
          </table:table-cell>
        </table:table-row>
        <table:table-row table:style-name="ro1">
          <table:table-cell office:value-type="float" office:value="2189625" calcext:value-type="float">
            <text:p>2189625</text:p>
          </table:table-cell>
          <table:table-cell office:value-type="float" office:value="2189654" calcext:value-type="float">
            <text:p>2189654</text:p>
          </table:table-cell>
          <table:table-cell office:value-type="string" calcext:value-type="string">
            <text:p>non_sexist</text:p>
          </table:table-cell>
          <table:table-cell office:value-type="string" calcext:value-type="string">
            <text:p>Еее феменезм</text:p>
          </table:table-cell>
        </table:table-row>
        <table:table-row table:style-name="ro1">
          <table:table-cell office:value-type="float" office:value="2189625" calcext:value-type="float">
            <text:p>2189625</text:p>
          </table:table-cell>
          <table:table-cell office:value-type="float" office:value="2189661" calcext:value-type="float">
            <text:p>2189661</text:p>
          </table:table-cell>
          <table:table-cell office:value-type="string" calcext:value-type="string">
            <text:p>non_sexist</text:p>
          </table:table-cell>
          <table:table-cell office:value-type="string" calcext:value-type="string">
            <text:p>[id141634707|Эмилия], ну по крайней мере ущемлённые феминистки уже начали это делать.</text:p>
          </table:table-cell>
        </table:table-row>
        <table:table-row table:style-name="ro2">
          <table:table-cell office:value-type="float" office:value="2189625" calcext:value-type="float">
            <text:p>2189625</text:p>
          </table:table-cell>
          <table:table-cell office:value-type="float" office:value="2189664" calcext:value-type="float">
            <text:p>2189664</text:p>
          </table:table-cell>
          <table:table-cell office:value-type="string" calcext:value-type="string">
            <text:p>non_sexist</text:p>
          </table:table-cell>
          <table:table-cell office:value-type="string" calcext:value-type="string">
            <text:p>РОССИЯНЕ РАЗЛЮБИЛИ ПУТИНА И "ЕДИНУЮ РОССИЮ"? </text:p>
            <text:p>Дутые цифры рейтинга любви населения к «нацлидеру» и кремлевской партии миллионеров катастрофически уменьшаются. Говорят, что виной этому, послужило недовольство новой «пенсионной реформой». 92 процента жителей страны – не хотят повышения пенсионного возраста. Протестовать в открытую, население не решается. Духу хватило только на анонимный бунт в опросах. Ну, и как реагирует на это Кремль? https://clck.ru/Dzhqj</text:p>
          </table:table-cell>
        </table:table-row>
        <table:table-row table:style-name="ro1">
          <table:table-cell office:value-type="float" office:value="2189625" calcext:value-type="float">
            <text:p>2189625</text:p>
          </table:table-cell>
          <table:table-cell office:value-type="float" office:value="2189671" calcext:value-type="float">
            <text:p>2189671</text:p>
          </table:table-cell>
          <table:table-cell office:value-type="string" calcext:value-type="string">
            <text:p>non_sexist</text:p>
          </table:table-cell>
          <table:table-cell office:value-type="string" calcext:value-type="string">
            <text:p>Кто все эти люди?</text:p>
          </table:table-cell>
        </table:table-row>
        <table:table-row table:style-name="ro1">
          <table:table-cell office:value-type="float" office:value="2189625" calcext:value-type="float">
            <text:p>2189625</text:p>
          </table:table-cell>
          <table:table-cell office:value-type="float" office:value="2189677" calcext:value-type="float">
            <text:p>2189677</text:p>
          </table:table-cell>
          <table:table-cell office:value-type="string" calcext:value-type="string">
            <text:p>non_sexist</text:p>
          </table:table-cell>
          <table:table-cell office:value-type="string" calcext:value-type="string">
            <text:p>[id281380468|Alexandr], читать издание и не знать главреда, смешно.</text:p>
          </table:table-cell>
        </table:table-row>
        <table:table-row table:style-name="ro1">
          <table:table-cell office:value-type="float" office:value="2189625" calcext:value-type="float">
            <text:p>2189625</text:p>
          </table:table-cell>
          <table:table-cell office:value-type="float" office:value="2189703" calcext:value-type="float">
            <text:p>2189703</text:p>
          </table:table-cell>
          <table:table-cell office:value-type="string" calcext:value-type="string">
            <text:p>non_sexist</text:p>
          </table:table-cell>
          <table:table-cell office:value-type="string" calcext:value-type="string">
            <text:p>Ого, какие юмористы в комментах.</text:p>
          </table:table-cell>
        </table:table-row>
        <table:table-row table:style-name="ro1">
          <table:table-cell office:value-type="float" office:value="2189625" calcext:value-type="float">
            <text:p>2189625</text:p>
          </table:table-cell>
          <table:table-cell office:value-type="float" office:value="2189707" calcext:value-type="float">
            <text:p>2189707</text:p>
          </table:table-cell>
          <table:table-cell office:value-type="string" calcext:value-type="string">
            <text:p>sexist</text:p>
          </table:table-cell>
          <table:table-cell office:value-type="string" calcext:value-type="string">
            <text:p>[id418379505|Антон], феминистки борятся не с неравенством, а с неравноправием, тк равенства между м и ж априори быть не может🤷‍♀️</text:p>
          </table:table-cell>
        </table:table-row>
        <table:table-row table:style-name="ro1">
          <table:table-cell office:value-type="float" office:value="2189625" calcext:value-type="float">
            <text:p>2189625</text:p>
          </table:table-cell>
          <table:table-cell office:value-type="float" office:value="2189709" calcext:value-type="float">
            <text:p>2189709</text:p>
          </table:table-cell>
          <table:table-cell office:value-type="string" calcext:value-type="string">
            <text:p>non_sexist</text:p>
          </table:table-cell>
          <table:table-cell office:value-type="string" calcext:value-type="string">
            <text:p>Если пойти ещё дальше в своих рассуждениях, то можно сказать, что равенства априори не может быть и просто между двумя разными людьми.</text:p>
          </table:table-cell>
        </table:table-row>
        <table:table-row table:style-name="ro1">
          <table:table-cell office:value-type="float" office:value="2189625" calcext:value-type="float">
            <text:p>2189625</text:p>
          </table:table-cell>
          <table:table-cell office:value-type="float" office:value="2189716" calcext:value-type="float">
            <text:p>2189716</text:p>
          </table:table-cell>
          <table:table-cell office:value-type="string" calcext:value-type="string">
            <text:p>non_sexist</text:p>
          </table:table-cell>
          <table:table-cell office:value-type="string" calcext:value-type="string">
            <text:p>Да что там обсуждать радфемок. Там все просто, х*ястое животное по умолчанию насильник, угнетатель и как бы оно(животное) не хотело, никогда не поймет, каково быть жертвой патриархального общества. А даже если и поймёт, то это его мужлана вина, ведь это мужики придумали патриархат 🌚🌚</text:p>
          </table:table-cell>
        </table:table-row>
        <table:table-row table:style-name="ro1">
          <table:table-cell office:value-type="float" office:value="2189625" calcext:value-type="float">
            <text:p>2189625</text:p>
          </table:table-cell>
          <table:table-cell office:value-type="float" office:value="2189717" calcext:value-type="float">
            <text:p>2189717</text:p>
          </table:table-cell>
          <table:table-cell office:value-type="string" calcext:value-type="string">
            <text:p>sexist</text:p>
          </table:table-cell>
          <table:table-cell office:value-type="string" calcext:value-type="string">
            <text:p>[id45921180|Рон], ну, да. Полового равенства быть не может из-за физического преимущества большинства особей одного пола, разного биологического устройства и т. д.</text:p>
          </table:table-cell>
        </table:table-row>
        <table:table-row table:style-name="ro1">
          <table:table-cell office:value-type="float" office:value="2189625" calcext:value-type="float">
            <text:p>2189625</text:p>
          </table:table-cell>
          <table:table-cell office:value-type="float" office:value="2189727" calcext:value-type="float">
            <text:p>2189727</text:p>
          </table:table-cell>
          <table:table-cell office:value-type="string" calcext:value-type="string">
            <text:p>non_sexist</text:p>
          </table:table-cell>
          <table:table-cell office:value-type="string" calcext:value-type="string">
            <text:p>Я к тому, что как то странно в такие дебри заходить. Точно также между двумя людьми разного роста никакого равенства быть не может. Или не может быть равенства между спортсменами и неспортсменами.</text:p>
          </table:table-cell>
        </table:table-row>
        <table:table-row table:style-name="ro1">
          <table:table-cell office:value-type="float" office:value="2189625" calcext:value-type="float">
            <text:p>2189625</text:p>
          </table:table-cell>
          <table:table-cell office:value-type="float" office:value="2189729" calcext:value-type="float">
            <text:p>2189729</text:p>
          </table:table-cell>
          <table:table-cell office:value-type="string" calcext:value-type="string">
            <text:p>non_sexist</text:p>
          </table:table-cell>
          <table:table-cell office:value-type="string" calcext:value-type="string">
            <text:p>Ты прям сам как радфэмка, расписал все так четко.</text:p>
          </table:table-cell>
        </table:table-row>
        <table:table-row table:style-name="ro1">
          <table:table-cell office:value-type="float" office:value="2189625" calcext:value-type="float">
            <text:p>2189625</text:p>
          </table:table-cell>
          <table:table-cell office:value-type="float" office:value="2189730" calcext:value-type="float">
            <text:p>2189730</text:p>
          </table:table-cell>
          <table:table-cell office:value-type="string" calcext:value-type="string">
            <text:p>non_sexist</text:p>
          </table:table-cell>
          <table:table-cell office:value-type="string" calcext:value-type="string">
            <text:p>для чего нужен брак в современном мире: youtu.be/rOtB_m5ijvU</text:p>
          </table:table-cell>
        </table:table-row>
        <table:table-row table:style-name="ro1">
          <table:table-cell office:value-type="float" office:value="2189625" calcext:value-type="float">
            <text:p>2189625</text:p>
          </table:table-cell>
          <table:table-cell office:value-type="float" office:value="2189731" calcext:value-type="float">
            <text:p>2189731</text:p>
          </table:table-cell>
          <table:table-cell office:value-type="string" calcext:value-type="string">
            <text:p>non_sexist</text:p>
          </table:table-cell>
          <table:table-cell office:value-type="string" calcext:value-type="string">
            <text:p>[id414309826|Артём], ну, не демонизируйте феминизм. Есть и хорошие его проявления. Конечно, ВЕЗДЕ еайдутся люди, впадающие в крайность, но судить само движение по одному/двум ебанутым представителям не стоит🌚</text:p>
          </table:table-cell>
        </table:table-row>
        <table:table-row table:style-name="ro1">
          <table:table-cell office:value-type="float" office:value="2189625" calcext:value-type="float">
            <text:p>2189625</text:p>
          </table:table-cell>
          <table:table-cell office:value-type="float" office:value="2189737" calcext:value-type="float">
            <text:p>2189737</text:p>
          </table:table-cell>
          <table:table-cell office:value-type="string" calcext:value-type="string">
            <text:p>non_sexist</text:p>
          </table:table-cell>
          <table:table-cell office:value-type="string" calcext:value-type="string">
            <text:p>Бот зачем-то трет коммент со словом "р.а.д.ф.е.м". Маразм какой-то. Короче я не имею ничего против феминизма 🌚</text:p>
          </table:table-cell>
        </table:table-row>
        <table:table-row table:style-name="ro1">
          <table:table-cell office:value-type="float" office:value="2189625" calcext:value-type="float">
            <text:p>2189625</text:p>
          </table:table-cell>
          <table:table-cell office:value-type="float" office:value="2189752" calcext:value-type="float">
            <text:p>2189752</text:p>
          </table:table-cell>
          <table:table-cell office:value-type="string" calcext:value-type="string">
            <text:p>sexist</text:p>
          </table:table-cell>
          <table:table-cell office:value-type="string" calcext:value-type="string">
            <text:p>Феминистки - это взбесившиеся фригидные женщины.</text:p>
          </table:table-cell>
        </table:table-row>
        <table:table-row table:style-name="ro1">
          <table:table-cell office:value-type="float" office:value="2189625" calcext:value-type="float">
            <text:p>2189625</text:p>
          </table:table-cell>
          <table:table-cell office:value-type="float" office:value="2189758" calcext:value-type="float">
            <text:p>2189758</text:p>
          </table:table-cell>
          <table:table-cell office:value-type="string" calcext:value-type="string">
            <text:p>sexist_in_co</text:p>
          </table:table-cell>
          <table:table-cell office:value-type="string" calcext:value-type="string">
            <text:p>И замороженной курицы в манду комментаторше-защитнице выше 😄</text:p>
          </table:table-cell>
        </table:table-row>
        <table:table-row table:style-name="ro1">
          <table:table-cell office:value-type="float" office:value="2189625" calcext:value-type="float">
            <text:p>2189625</text:p>
          </table:table-cell>
          <table:table-cell office:value-type="float" office:value="2189762" calcext:value-type="float">
            <text:p>2189762</text:p>
          </table:table-cell>
          <table:table-cell office:value-type="string" calcext:value-type="string">
            <text:p>non_sexist</text:p>
          </table:table-cell>
          <table:table-cell office:value-type="string" calcext:value-type="string">
            <text:p>А че среди оппозиции одни жидыы и хохлыы?</text:p>
          </table:table-cell>
        </table:table-row>
        <table:table-row table:style-name="ro1">
          <table:table-cell office:value-type="float" office:value="2189625" calcext:value-type="float">
            <text:p>2189625</text:p>
          </table:table-cell>
          <table:table-cell office:value-type="float" office:value="2189844" calcext:value-type="float">
            <text:p>2189844</text:p>
          </table:table-cell>
          <table:table-cell office:value-type="string" calcext:value-type="string">
            <text:p>non_sexist</text:p>
          </table:table-cell>
          <table:table-cell office:value-type="string" calcext:value-type="string">
            <text:p>[id265581232|Богдан], а ответить мне лично, а не гадить за спину в комментах нельзя? Собственно, вся суть "оскорбляющихся мущинок". Пожелать мее замороженной курицы в детородный орган. Спасибо. Так жизнелюбно и юмористично. Совсем не лицемерно, умничка. А твои подруги знают, как ты относишься к женщинам?) Жалоба уже полетела, и на страницу, и на коммент ;)</text:p>
          </table:table-cell>
        </table:table-row>
        <table:table-row table:style-name="ro1">
          <table:table-cell office:value-type="float" office:value="2189625" calcext:value-type="float">
            <text:p>2189625</text:p>
          </table:table-cell>
          <table:table-cell office:value-type="float" office:value="2189866" calcext:value-type="float">
            <text:p>2189866</text:p>
          </table:table-cell>
          <table:table-cell office:value-type="string" calcext:value-type="string">
            <text:p>non_sexist</text:p>
          </table:table-cell>
          <table:table-cell office:value-type="string" calcext:value-type="string">
            <text:p>[id265581232|Богдан],</text:p>
          </table:table-cell>
        </table:table-row>
        <table:table-row table:style-name="ro1">
          <table:table-cell office:value-type="float" office:value="2189625" calcext:value-type="float">
            <text:p>2189625</text:p>
          </table:table-cell>
          <table:table-cell office:value-type="float" office:value="2189946" calcext:value-type="float">
            <text:p>2189946</text:p>
          </table:table-cell>
          <table:table-cell office:value-type="string" calcext:value-type="string">
            <text:p>non_sexist</text:p>
          </table:table-cell>
          <table:table-cell office:value-type="string" calcext:value-type="string">
            <text:p>[id45921180|Рон], а что мы в них сравниваем?</text:p>
          </table:table-cell>
        </table:table-row>
        <table:table-row table:style-name="ro1">
          <table:table-cell office:value-type="float" office:value="2189625" calcext:value-type="float">
            <text:p>2189625</text:p>
          </table:table-cell>
          <table:table-cell office:value-type="float" office:value="2189965" calcext:value-type="float">
            <text:p>2189965</text:p>
          </table:table-cell>
          <table:table-cell office:value-type="string" calcext:value-type="string">
            <text:p>non_sexist</text:p>
          </table:table-cell>
          <table:table-cell office:value-type="string" calcext:value-type="string">
            <text:p>Не понял, кто что сравнивает?</text:p>
          </table:table-cell>
        </table:table-row>
        <table:table-row table:style-name="ro1">
          <table:table-cell office:value-type="float" office:value="2189625" calcext:value-type="float">
            <text:p>2189625</text:p>
          </table:table-cell>
          <table:table-cell office:value-type="float" office:value="2189994" calcext:value-type="float">
            <text:p>2189994</text:p>
          </table:table-cell>
          <table:table-cell office:value-type="string" calcext:value-type="string">
            <text:p>non_sexist</text:p>
          </table:table-cell>
          <table:table-cell office:value-type="string" calcext:value-type="string">
            <text:p>[id45921180|Рон], ну, допустим, условного высокого и низкого человека, я решил уточнить по какому критерию мы их сравниваем.</text:p>
          </table:table-cell>
        </table:table-row>
        <table:table-row table:style-name="ro1">
          <table:table-cell office:value-type="float" office:value="2189625" calcext:value-type="float">
            <text:p>2189625</text:p>
          </table:table-cell>
          <table:table-cell office:value-type="float" office:value="2189995" calcext:value-type="float">
            <text:p>2189995</text:p>
          </table:table-cell>
          <table:table-cell office:value-type="string" calcext:value-type="string">
            <text:p>sexist</text:p>
          </table:table-cell>
          <table:table-cell office:value-type="string" calcext:value-type="string">
            <text:p>[id405721287|Nora], мне даже стрёмно с тобой общаться, не то что тебе отвечать . Это будет мой один-единственный ответ тебе и всей шобле ниже и выше. Можешь мой коммент хоть себе на лбу выцарапать, а можешь просто распечатать его и засунуть поглубже в глотку. Я от этого ничего не потеряю, если даже ты его отправишь Патриарху Кириллу на почту. А теперь к сути. Животные выходки твоих феминисток-соплеменниц уже давно перешли грани всего разумного. Они ничего кроме отвращения и сожаления у обычных обывателей не вызывают. Ты наверное считаешь достижением нацарапать маркером на дойках матершину и с этим выйти в свет? Или спилить бензопилой поклонный крест? О каком мать его протесте вы всё брешете, при этом не уважая чувств других? На этом мы с тобой прощаемся, и не отвечай мне более. На фото ниже твоя подружка. Подружка-простишлюшка</text:p>
          </table:table-cell>
        </table:table-row>
        <table:table-row table:style-name="ro1">
          <table:table-cell office:value-type="float" office:value="2189625" calcext:value-type="float">
            <text:p>2189625</text:p>
          </table:table-cell>
          <table:table-cell office:value-type="float" office:value="2190035" calcext:value-type="float">
            <text:p>2190035</text:p>
          </table:table-cell>
          <table:table-cell office:value-type="string" calcext:value-type="string">
            <text:p>non_sexist</text:p>
          </table:table-cell>
          <table:table-cell office:value-type="string" calcext:value-type="string">
            <text:p>[id265581232|Богдан], я написала огромную пасту, ее делитнули. Обидно. Из-за слова "Р. А. Д. Ф. Е. М." В двух словах: читай мои комменты лучше. Я все расписала. Более того, я не называла себя феминисткой. У всего есть плюсы и минусы, а судить по чему-то на примере фриков - кретинизм.</text:p>
          </table:table-cell>
        </table:table-row>
        <table:table-row table:style-name="ro1">
          <table:table-cell office:value-type="float" office:value="2189625" calcext:value-type="float">
            <text:p>2189625</text:p>
          </table:table-cell>
          <table:table-cell office:value-type="float" office:value="2190040" calcext:value-type="float">
            <text:p>2190040</text:p>
          </table:table-cell>
          <table:table-cell office:value-type="string" calcext:value-type="string">
            <text:p>non_sexist</text:p>
          </table:table-cell>
          <table:table-cell office:value-type="string" calcext:value-type="string">
            <text:p>Ну, например, более низкий человек очевидно неравен более высокому, если надо что то с полки достать.</text:p>
          </table:table-cell>
        </table:table-row>
        <table:table-row table:style-name="ro1">
          <table:table-cell office:value-type="float" office:value="2189625" calcext:value-type="float">
            <text:p>2189625</text:p>
          </table:table-cell>
          <table:table-cell office:value-type="float" office:value="2190041" calcext:value-type="float">
            <text:p>2190041</text:p>
          </table:table-cell>
          <table:table-cell office:value-type="string" calcext:value-type="string">
            <text:p>non_sexist</text:p>
          </table:table-cell>
          <table:table-cell office:value-type="string" calcext:value-type="string">
            <text:p>[id405721287|Nora],</text:p>
          </table:table-cell>
        </table:table-row>
        <table:table-row table:style-name="ro1">
          <table:table-cell office:value-type="float" office:value="2189625" calcext:value-type="float">
            <text:p>2189625</text:p>
          </table:table-cell>
          <table:table-cell office:value-type="float" office:value="2190043" calcext:value-type="float">
            <text:p>2190043</text:p>
          </table:table-cell>
          <table:table-cell office:value-type="string" calcext:value-type="string">
            <text:p>non_sexist</text:p>
          </table:table-cell>
          <table:table-cell office:value-type="string" calcext:value-type="string">
            <text:p>Божи мой, успокойся уже. Такого неумелого и неловкого тролля долбоеба я давно не видел.</text:p>
          </table:table-cell>
        </table:table-row>
        <table:table-row table:style-name="ro1">
          <table:table-cell office:value-type="float" office:value="2189625" calcext:value-type="float">
            <text:p>2189625</text:p>
          </table:table-cell>
          <table:table-cell office:value-type="float" office:value="2190142" calcext:value-type="float">
            <text:p>2190142</text:p>
          </table:table-cell>
          <table:table-cell office:value-type="string" calcext:value-type="string">
            <text:p>non_sexist</text:p>
          </table:table-cell>
          <table:table-cell office:value-type="string" calcext:value-type="string">
            <text:p>Возможно это все от безнаказанности идет. Так называемый синдром непуганных идиотов. Когда авось прокатит и авось незаметят являеться принципеом жизни. Полная противоположность скажем Германии где соверешнно другой уровень жизни и качество жизни.</text:p>
          </table:table-cell>
        </table:table-row>
        <table:table-row table:style-name="ro1">
          <table:table-cell office:value-type="float" office:value="2189625" calcext:value-type="float">
            <text:p>2189625</text:p>
          </table:table-cell>
          <table:table-cell office:value-type="float" office:value="2190336" calcext:value-type="float">
            <text:p>2190336</text:p>
          </table:table-cell>
          <table:table-cell office:value-type="string" calcext:value-type="string">
            <text:p>non_sexist</text:p>
          </table:table-cell>
          <table:table-cell office:value-type="string" calcext:value-type="string">
            <text:p>От Богдана можно орать будет ещё долго</text:p>
          </table:table-cell>
        </table:table-row>
        <table:table-row table:style-name="ro1">
          <table:table-cell office:value-type="float" office:value="2189625" calcext:value-type="float">
            <text:p>2189625</text:p>
          </table:table-cell>
          <table:table-cell office:value-type="float" office:value="2190416" calcext:value-type="float">
            <text:p>2190416</text:p>
          </table:table-cell>
          <table:table-cell office:value-type="string" calcext:value-type="string">
            <text:p>non_sexist</text:p>
          </table:table-cell>
          <table:table-cell office:value-type="string" calcext:value-type="string">
            <text:p>[id45921180|Рон], ты бы не рисковал так, человек похоже серьёзный на другом конце экрана 🌚</text:p>
          </table:table-cell>
        </table:table-row>
        <table:table-row table:style-name="ro1">
          <table:table-cell office:value-type="float" office:value="2189625" calcext:value-type="float">
            <text:p>2189625</text:p>
          </table:table-cell>
          <table:table-cell office:value-type="float" office:value="2190422" calcext:value-type="float">
            <text:p>2190422</text:p>
          </table:table-cell>
          <table:table-cell office:value-type="string" calcext:value-type="string">
            <text:p>non_sexist</text:p>
          </table:table-cell>
          <table:table-cell office:value-type="string" calcext:value-type="string">
            <text:p>[id45921180|Рон], ору пиздец</text:p>
          </table:table-cell>
        </table:table-row>
        <table:table-row table:style-name="ro1">
          <table:table-cell office:value-type="float" office:value="2189625" calcext:value-type="float">
            <text:p>2189625</text:p>
          </table:table-cell>
          <table:table-cell office:value-type="float" office:value="2190538" calcext:value-type="float">
            <text:p>2190538</text:p>
          </table:table-cell>
          <table:table-cell office:value-type="string" calcext:value-type="string">
            <text:p>non_sexist</text:p>
          </table:table-cell>
          <table:table-cell office:value-type="string" calcext:value-type="string">
            <text:p>[id45921180|Ron], парень, теперь ходи и оглядывайся, у казахской мафии длинные руки!</text:p>
          </table:table-cell>
        </table:table-row>
        <table:table-row table:style-name="ro1">
          <table:table-cell office:value-type="float" office:value="2189625" calcext:value-type="float">
            <text:p>2189625</text:p>
          </table:table-cell>
          <table:table-cell office:value-type="float" office:value="2192407" calcext:value-type="float">
            <text:p>2192407</text:p>
          </table:table-cell>
          <table:table-cell office:value-type="string" calcext:value-type="string">
            <text:p>sexist</text:p>
          </table:table-cell>
          <table:table-cell office:value-type="string" calcext:value-type="string">
            <text:p>Опять феменистки. Купите им по вагинальниой чаше!</text:p>
          </table:table-cell>
        </table:table-row>
        <table:table-row table:style-name="ro3">
          <table:table-cell office:value-type="float" office:value="2160068" calcext:value-type="float">
            <text:p>2160068</text:p>
          </table:table-cell>
          <table:table-cell office:value-type="float" office:value="2160075" calcext:value-type="float">
            <text:p>2160075</text:p>
          </table:table-cell>
          <table:table-cell office:value-type="string" calcext:value-type="string">
            <text:p>non_sexist</text:p>
          </table:table-cell>
          <table:table-cell office:value-type="string" calcext:value-type="string">
            <text:p>ПРЕМЬЕР МЕДВЕДЕВ: ХВАТИТ КОРМИТЬ КАВКАЗ! </text:p>
            <text:p>Вчера, на сайте правительства России была опубликована новость, за которую по идее, должны были ухватиться российские СМИ. Для того, чтобы создать сенсацию. Побоялись, однако. А новость, действительно сенсационная. </text:p>
            <text:p>Подробно: https://clck.ru/DuNxH</text:p>
          </table:table-cell>
        </table:table-row>
        <table:table-row table:style-name="ro1">
          <table:table-cell office:value-type="float" office:value="2160068" calcext:value-type="float">
            <text:p>2160068</text:p>
          </table:table-cell>
          <table:table-cell office:value-type="float" office:value="2160083" calcext:value-type="float">
            <text:p>2160083</text:p>
          </table:table-cell>
          <table:table-cell office:value-type="string" calcext:value-type="string">
            <text:p>non_sexist</text:p>
          </table:table-cell>
          <table:table-cell office:value-type="string" calcext:value-type="string">
            <text:p>[id407569199|Oleg], хватит рекламировать дермовые блоги из Дзена. У вас итак миллионная аудитория, но надо влезть сюда и постить фейк-новости.</text:p>
          </table:table-cell>
        </table:table-row>
        <table:table-row table:style-name="ro1">
          <table:table-cell office:value-type="float" office:value="2160068" calcext:value-type="float">
            <text:p>2160068</text:p>
          </table:table-cell>
          <table:table-cell office:value-type="float" office:value="2160084" calcext:value-type="float">
            <text:p>2160084</text:p>
          </table:table-cell>
          <table:table-cell office:value-type="string" calcext:value-type="string">
            <text:p>non_sexist</text:p>
          </table:table-cell>
          <table:table-cell office:value-type="string" calcext:value-type="string">
            <text:p>..."Критика власти в массовой культуре — законное право жителей Индии" аще ок</text:p>
          </table:table-cell>
        </table:table-row>
        <table:table-row table:style-name="ro1">
          <table:table-cell office:value-type="float" office:value="2160068" calcext:value-type="float">
            <text:p>2160068</text:p>
          </table:table-cell>
          <table:table-cell office:value-type="float" office:value="2160087" calcext:value-type="float">
            <text:p>2160087</text:p>
          </table:table-cell>
          <table:table-cell office:value-type="string" calcext:value-type="string">
            <text:p>non_sexist</text:p>
          </table:table-cell>
          <table:table-cell office:value-type="string" calcext:value-type="string">
            <text:p>Опять феминизм? Когда западный масскульт успел превратиться в советский пропагандистский кал, как так получилось?</text:p>
          </table:table-cell>
        </table:table-row>
        <table:table-row table:style-name="ro1">
          <table:table-cell office:value-type="float" office:value="2160068" calcext:value-type="float">
            <text:p>2160068</text:p>
          </table:table-cell>
          <table:table-cell office:value-type="float" office:value="2160091" calcext:value-type="float">
            <text:p>2160091</text:p>
          </table:table-cell>
          <table:table-cell office:value-type="string" calcext:value-type="string">
            <text:p>non_sexist</text:p>
          </table:table-cell>
          <table:table-cell office:value-type="string" calcext:value-type="string">
            <text:p>[id409063689|Анастасия], фейк - это вы! Бот с одним подписчиком)))</text:p>
          </table:table-cell>
        </table:table-row>
        <table:table-row table:style-name="ro1">
          <table:table-cell office:value-type="float" office:value="2160068" calcext:value-type="float">
            <text:p>2160068</text:p>
          </table:table-cell>
          <table:table-cell office:value-type="float" office:value="2160093" calcext:value-type="float">
            <text:p>2160093</text:p>
          </table:table-cell>
          <table:table-cell office:value-type="string" calcext:value-type="string">
            <text:p>non_sexist</text:p>
          </table:table-cell>
          <table:table-cell office:value-type="string" calcext:value-type="string">
            <text:p>[id418087952|Сережа], статью прочитал? Скорее всего, нет. Феминизм упоминается в одном предложении и связан с третьей страной мира, где отношения к женщине до сих пор ужасное, несмотря на Индиру Ганди.</text:p>
          </table:table-cell>
        </table:table-row>
        <table:table-row table:style-name="ro1">
          <table:table-cell office:value-type="float" office:value="2160068" calcext:value-type="float">
            <text:p>2160068</text:p>
          </table:table-cell>
          <table:table-cell office:value-type="float" office:value="2160218" calcext:value-type="float">
            <text:p>2160218</text:p>
          </table:table-cell>
          <table:table-cell office:value-type="string" calcext:value-type="string">
            <text:p>non_sexist</text:p>
          </table:table-cell>
          <table:table-cell office:value-type="string" calcext:value-type="string">
            <text:p>Так он оригинальный или он напоминает Финчера?</text:p>
          </table:table-cell>
        </table:table-row>
        <table:table-row table:style-name="ro1">
          <table:table-cell office:value-type="float" office:value="2160068" calcext:value-type="float">
            <text:p>2160068</text:p>
          </table:table-cell>
          <table:table-cell office:value-type="float" office:value="2160295" calcext:value-type="float">
            <text:p>2160295</text:p>
          </table:table-cell>
          <table:table-cell office:value-type="string" calcext:value-type="string">
            <text:p>non_sexist</text:p>
          </table:table-cell>
          <table:table-cell office:value-type="string" calcext:value-type="string">
            <text:p>Слово "Оригинальный" в данном случае употреблено в значении "не основан ни на одном из других произведений". Антоним в этом случае будет - "адаптированный"</text:p>
          </table:table-cell>
        </table:table-row>
        <table:table-row table:style-name="ro2">
          <table:table-cell office:value-type="float" office:value="2160068" calcext:value-type="float">
            <text:p>2160068</text:p>
          </table:table-cell>
          <table:table-cell office:value-type="float" office:value="2160316" calcext:value-type="float">
            <text:p>2160316</text:p>
          </table:table-cell>
          <table:table-cell office:value-type="string" calcext:value-type="string">
            <text:p>non_sexist</text:p>
          </table:table-cell>
          <table:table-cell office:value-type="string" calcext:value-type="string">
            <text:p>Спам в первом посте висит, а мой пост посчитали флудерским. Ммм. </text:p>
            <text:p>Но как бы то ни было, по ключевикам уже можно понять, что рецуха словоблудная, и пытается запускать интерес всех и сразу ЦА на очень модных триггерах.</text:p>
          </table:table-cell>
        </table:table-row>
        <table:table-row table:style-name="ro1">
          <table:table-cell office:value-type="float" office:value="2160068" calcext:value-type="float">
            <text:p>2160068</text:p>
          </table:table-cell>
          <table:table-cell office:value-type="float" office:value="2160351" calcext:value-type="float">
            <text:p>2160351</text:p>
          </table:table-cell>
          <table:table-cell office:value-type="string" calcext:value-type="string">
            <text:p>non_sexist</text:p>
          </table:table-cell>
          <table:table-cell office:value-type="string" calcext:value-type="string">
            <text:p>9.3 оценка на imdb</text:p>
          </table:table-cell>
        </table:table-row>
        <table:table-row table:style-name="ro1">
          <table:table-cell office:value-type="float" office:value="2160068" calcext:value-type="float">
            <text:p>2160068</text:p>
          </table:table-cell>
          <table:table-cell office:value-type="float" office:value="2160435" calcext:value-type="float">
            <text:p>2160435</text:p>
          </table:table-cell>
          <table:table-cell office:value-type="string" calcext:value-type="string">
            <text:p>non_sexist</text:p>
          </table:table-cell>
          <table:table-cell office:value-type="string" calcext:value-type="string">
            <text:p>[id3421772|Дарья], так постмодерн априори не оригинален из-за цитирования же.</text:p>
          </table:table-cell>
        </table:table-row>
        <table:table-row table:style-name="ro3">
          <table:table-cell office:value-type="float" office:value="2160068" calcext:value-type="float">
            <text:p>2160068</text:p>
          </table:table-cell>
          <table:table-cell office:value-type="float" office:value="2161081" calcext:value-type="float">
            <text:p>2161081</text:p>
          </table:table-cell>
          <table:table-cell office:value-type="string" calcext:value-type="string">
            <text:p>non_sexist</text:p>
          </table:table-cell>
          <table:table-cell office:value-type="string" calcext:value-type="string">
            <text:p>&gt;пост-модернистском</text:p>
            <text:p/>
            <text:p>т.е. на 20 лет опоздавшем?</text:p>
          </table:table-cell>
        </table:table-row>
        <table:table-row table:style-name="ro1">
          <table:table-cell office:value-type="float" office:value="2160068" calcext:value-type="float">
            <text:p>2160068</text:p>
          </table:table-cell>
          <table:table-cell office:value-type="float" office:value="2161697" calcext:value-type="float">
            <text:p>2161697</text:p>
          </table:table-cell>
          <table:table-cell office:value-type="string" calcext:value-type="string">
            <text:p>non_sexist</text:p>
          </table:table-cell>
          <table:table-cell office:value-type="string" calcext:value-type="string">
            <text:p>[id1283024|Любовь], постмодернизм это современность,деточка..и не нужно в этом слове дефисов...</text:p>
          </table:table-cell>
        </table:table-row>
        <table:table-row table:style-name="ro1">
          <table:table-cell office:value-type="float" office:value="2160068" calcext:value-type="float">
            <text:p>2160068</text:p>
          </table:table-cell>
          <table:table-cell office:value-type="float" office:value="2161731" calcext:value-type="float">
            <text:p>2161731</text:p>
          </table:table-cell>
          <table:table-cell office:value-type="string" calcext:value-type="string">
            <text:p>non_sexist</text:p>
          </table:table-cell>
          <table:table-cell office:value-type="string" calcext:value-type="string">
            <text:p>[id485274724|Ivan], постмодернизм - это вырождение, как когда-то варвары уничтожили античность, так сегодня постмодернисты уничтожают достижения модерна.</text:p>
          </table:table-cell>
        </table:table-row>
        <table:table-row table:style-name="ro1">
          <table:table-cell office:value-type="float" office:value="2160068" calcext:value-type="float">
            <text:p>2160068</text:p>
          </table:table-cell>
          <table:table-cell office:value-type="float" office:value="2162221" calcext:value-type="float">
            <text:p>2162221</text:p>
          </table:table-cell>
          <table:table-cell office:value-type="string" calcext:value-type="string">
            <text:p>non_sexist</text:p>
          </table:table-cell>
          <table:table-cell office:value-type="string" calcext:value-type="string">
            <text:p>[id259294437|Александр], именно,голубчик,именно...и!...как когда-то варвары модернисты практически начисто уничтожили прекрасную эпоху премодерна...</text:p>
          </table:table-cell>
        </table:table-row>
        <table:table-row table:style-name="ro1">
          <table:table-cell office:value-type="float" office:value="2160068" calcext:value-type="float">
            <text:p>2160068</text:p>
          </table:table-cell>
          <table:table-cell office:value-type="float" office:value="2163063" calcext:value-type="float">
            <text:p>2163063</text:p>
          </table:table-cell>
          <table:table-cell office:value-type="string" calcext:value-type="string">
            <text:p>non_sexist</text:p>
          </table:table-cell>
          <table:table-cell office:value-type="string" calcext:value-type="string">
            <text:p>[id485274724|Иван], модерн только развил её идеи и закончил, это не его стезя разрушать все идеалы, как в постмодерне</text:p>
          </table:table-cell>
        </table:table-row>
        <table:table-row table:style-name="ro1">
          <table:table-cell office:value-type="float" office:value="2160068" calcext:value-type="float">
            <text:p>2160068</text:p>
          </table:table-cell>
          <table:table-cell office:value-type="float" office:value="2163737" calcext:value-type="float">
            <text:p>2163737</text:p>
          </table:table-cell>
          <table:table-cell office:value-type="string" calcext:value-type="string">
            <text:p>non_sexist</text:p>
          </table:table-cell>
          <table:table-cell office:value-type="string" calcext:value-type="string">
            <text:p>[id485274724|Иванъ], дефис там не я а они поставили, и в целом метамодерн уже давно на дворе</text:p>
          </table:table-cell>
        </table:table-row>
        <table:table-row table:style-name="ro1">
          <table:table-cell office:value-type="float" office:value="2160068" calcext:value-type="float">
            <text:p>2160068</text:p>
          </table:table-cell>
          <table:table-cell office:value-type="float" office:value="2168738" calcext:value-type="float">
            <text:p>2168738</text:p>
          </table:table-cell>
          <table:table-cell office:value-type="string" calcext:value-type="string">
            <text:p>non_sexist</text:p>
          </table:table-cell>
          <table:table-cell office:value-type="string" calcext:value-type="string">
            <text:p>[id259294437|Александр], всякое новое рушит предыдущее старое..так устроен мир,друг мой..</text:p>
          </table:table-cell>
        </table:table-row>
        <table:table-row table:style-name="ro2">
          <table:table-cell office:value-type="float" office:value="2160068" calcext:value-type="float">
            <text:p>2160068</text:p>
          </table:table-cell>
          <table:table-cell office:value-type="float" office:value="2169224" calcext:value-type="float">
            <text:p>2169224</text:p>
          </table:table-cell>
          <table:table-cell office:value-type="string" calcext:value-type="string">
            <text:p>non_sexist</text:p>
          </table:table-cell>
          <table:table-cell office:value-type="string" calcext:value-type="string">
            <text:p>[id485274724|Ivan], проблема только в том, что в новом должно быть наполнения, а постмодерн - это бездарная пустота. Новое средневековье. </text:p>
            <text:p>Тем более новое не всегда убивает старое, ренессанс был возвращением к ценностям античности.</text:p>
          </table:table-cell>
        </table:table-row>
        <table:table-row table:style-name="ro1">
          <table:table-cell office:value-type="float" office:value="2160068" calcext:value-type="float">
            <text:p>2160068</text:p>
          </table:table-cell>
          <table:table-cell office:value-type="float" office:value="2169752" calcext:value-type="float">
            <text:p>2169752</text:p>
          </table:table-cell>
          <table:table-cell office:value-type="string" calcext:value-type="string">
            <text:p>non_sexist</text:p>
          </table:table-cell>
          <table:table-cell office:value-type="string" calcext:value-type="string">
            <text:p>[id259294437|Александр], что значит возвращение?..античность была,есть и будет..никто никуда не возвращался...наполнение?..хм..а вот чем бы вы наполнили?..</text:p>
          </table:table-cell>
        </table:table-row>
        <table:table-row table:style-name="ro1">
          <table:table-cell office:value-type="float" office:value="2154150" calcext:value-type="float">
            <text:p>2154150</text:p>
          </table:table-cell>
          <table:table-cell office:value-type="float" office:value="2154151" calcext:value-type="float">
            <text:p>2154151</text:p>
          </table:table-cell>
          <table:table-cell office:value-type="string" calcext:value-type="string">
            <text:p>non_sexist</text:p>
          </table:table-cell>
          <table:table-cell office:value-type="string" calcext:value-type="string">
            <text:p>Кому она нужна,какой-то ноу нейм</text:p>
          </table:table-cell>
        </table:table-row>
        <table:table-row table:style-name="ro1">
          <table:table-cell office:value-type="float" office:value="2154150" calcext:value-type="float">
            <text:p>2154150</text:p>
          </table:table-cell>
          <table:table-cell office:value-type="float" office:value="2154152" calcext:value-type="float">
            <text:p>2154152</text:p>
          </table:table-cell>
          <table:table-cell office:value-type="string" calcext:value-type="string">
            <text:p>non_sexist</text:p>
          </table:table-cell>
          <table:table-cell office:value-type="string" calcext:value-type="string">
            <text:p>Единственная нормальная Гречка.</text:p>
          </table:table-cell>
        </table:table-row>
        <table:table-row table:style-name="ro1">
          <table:table-cell office:value-type="float" office:value="2154150" calcext:value-type="float">
            <text:p>2154150</text:p>
          </table:table-cell>
          <table:table-cell office:value-type="float" office:value="2154154" calcext:value-type="float">
            <text:p>2154154</text:p>
          </table:table-cell>
          <table:table-cell office:value-type="string" calcext:value-type="string">
            <text:p>non_sexist</text:p>
          </table:table-cell>
          <table:table-cell office:value-type="string" calcext:value-type="string">
            <text:p>Зачем вы даете лишний пиар этому мусору?</text:p>
          </table:table-cell>
        </table:table-row>
        <table:table-row table:style-name="ro1">
          <table:table-cell office:value-type="float" office:value="2154150" calcext:value-type="float">
            <text:p>2154150</text:p>
          </table:table-cell>
          <table:table-cell office:value-type="float" office:value="2154156" calcext:value-type="float">
            <text:p>2154156</text:p>
          </table:table-cell>
          <table:table-cell office:value-type="string" calcext:value-type="string">
            <text:p>non_sexist</text:p>
          </table:table-cell>
          <table:table-cell office:value-type="string" calcext:value-type="string">
            <text:p>а пока никому не нужными и мусором остаются только Ваши комментарии господа выше</text:p>
          </table:table-cell>
        </table:table-row>
        <table:table-row table:style-name="ro1">
          <table:table-cell office:value-type="float" office:value="2154150" calcext:value-type="float">
            <text:p>2154150</text:p>
          </table:table-cell>
          <table:table-cell office:value-type="float" office:value="2154157" calcext:value-type="float">
            <text:p>2154157</text:p>
          </table:table-cell>
          <table:table-cell office:value-type="string" calcext:value-type="string">
            <text:p>non_sexist</text:p>
          </table:table-cell>
          <table:table-cell office:value-type="string" calcext:value-type="string">
            <text:p>А что за скандал?</text:p>
          </table:table-cell>
        </table:table-row>
        <table:table-row table:style-name="ro1">
          <table:table-cell office:value-type="float" office:value="2154150" calcext:value-type="float">
            <text:p>2154150</text:p>
          </table:table-cell>
          <table:table-cell office:value-type="float" office:value="2154159" calcext:value-type="float">
            <text:p>2154159</text:p>
          </table:table-cell>
          <table:table-cell office:value-type="string" calcext:value-type="string">
            <text:p>non_sexist</text:p>
          </table:table-cell>
          <table:table-cell office:value-type="string" calcext:value-type="string">
            <text:p>Бля, она везде и заебал этот факт даже больше, чем ее противный голос и лицо</text:p>
          </table:table-cell>
        </table:table-row>
        <table:table-row table:style-name="ro1">
          <table:table-cell office:value-type="float" office:value="2154150" calcext:value-type="float">
            <text:p>2154150</text:p>
          </table:table-cell>
          <table:table-cell office:value-type="float" office:value="2154161" calcext:value-type="float">
            <text:p>2154161</text:p>
          </table:table-cell>
          <table:table-cell office:value-type="string" calcext:value-type="string">
            <text:p>non_sexist</text:p>
          </table:table-cell>
          <table:table-cell office:value-type="string" calcext:value-type="string">
            <text:p>Я конечно знал, что РБК скатился. Но только сейчас понял, что медуза и не поднималась. Досвидос, обсасывайте дальше скандалы уровня ютубовских блохеров</text:p>
          </table:table-cell>
        </table:table-row>
        <table:table-row table:style-name="ro1">
          <table:table-cell office:value-type="float" office:value="2154150" calcext:value-type="float">
            <text:p>2154150</text:p>
          </table:table-cell>
          <table:table-cell office:value-type="float" office:value="2154169" calcext:value-type="float">
            <text:p>2154169</text:p>
          </table:table-cell>
          <table:table-cell office:value-type="string" calcext:value-type="string">
            <text:p>non_sexist</text:p>
          </table:table-cell>
          <table:table-cell office:value-type="string" calcext:value-type="string">
            <text:p>[id438171831|Артем], а может это ты мусор? Подумай об этом, дегенерат с видосиками для важных переговоров</text:p>
          </table:table-cell>
        </table:table-row>
        <table:table-row table:style-name="ro1">
          <table:table-cell office:value-type="float" office:value="2154150" calcext:value-type="float">
            <text:p>2154150</text:p>
          </table:table-cell>
          <table:table-cell office:value-type="float" office:value="2154170" calcext:value-type="float">
            <text:p>2154170</text:p>
          </table:table-cell>
          <table:table-cell office:value-type="string" calcext:value-type="string">
            <text:p>non_sexist</text:p>
          </table:table-cell>
          <table:table-cell office:value-type="string" calcext:value-type="string">
            <text:p>[id138226836|Александр], вот это тебя порвало, на почве любви к девчонке с песенками для подростков</text:p>
          </table:table-cell>
        </table:table-row>
        <table:table-row table:style-name="ro1">
          <table:table-cell office:value-type="float" office:value="2154150" calcext:value-type="float">
            <text:p>2154150</text:p>
          </table:table-cell>
          <table:table-cell office:value-type="float" office:value="2154171" calcext:value-type="float">
            <text:p>2154171</text:p>
          </table:table-cell>
          <table:table-cell office:value-type="string" calcext:value-type="string">
            <text:p>non_sexist</text:p>
          </table:table-cell>
          <table:table-cell office:value-type="string" calcext:value-type="string">
            <text:p>Монеточка, шоколадочка, скидочка, картиночка. Сука для биомусора</text:p>
          </table:table-cell>
        </table:table-row>
        <table:table-row table:style-name="ro1">
          <table:table-cell office:value-type="float" office:value="2154150" calcext:value-type="float">
            <text:p>2154150</text:p>
          </table:table-cell>
          <table:table-cell office:value-type="float" office:value="2154172" calcext:value-type="float">
            <text:p>2154172</text:p>
          </table:table-cell>
          <table:table-cell office:value-type="string" calcext:value-type="string">
            <text:p>non_sexist</text:p>
          </table:table-cell>
          <table:table-cell office:value-type="string" calcext:value-type="string">
            <text:p>[id438171831|Артем], нет, не на почве любви к монеточке, а на почве придурков, хейтящих всё подряд</text:p>
          </table:table-cell>
        </table:table-row>
        <table:table-row table:style-name="ro1">
          <table:table-cell office:value-type="float" office:value="2154150" calcext:value-type="float">
            <text:p>2154150</text:p>
          </table:table-cell>
          <table:table-cell office:value-type="float" office:value="2154173" calcext:value-type="float">
            <text:p>2154173</text:p>
          </table:table-cell>
          <table:table-cell office:value-type="string" calcext:value-type="string">
            <text:p>non_sexist</text:p>
          </table:table-cell>
          <table:table-cell office:value-type="string" calcext:value-type="string">
            <text:p>[id138226836|Александр], ога. Иди в плед укутайся и на фоне листвы фоткайся. утонченная натура</text:p>
          </table:table-cell>
        </table:table-row>
        <table:table-row table:style-name="ro1">
          <table:table-cell office:value-type="float" office:value="2154150" calcext:value-type="float">
            <text:p>2154150</text:p>
          </table:table-cell>
          <table:table-cell office:value-type="float" office:value="2154175" calcext:value-type="float">
            <text:p>2154175</text:p>
          </table:table-cell>
          <table:table-cell office:value-type="string" calcext:value-type="string">
            <text:p>non_sexist</text:p>
          </table:table-cell>
          <table:table-cell office:value-type="string" calcext:value-type="string">
            <text:p>Заебала монеточка, очень сильно. И Гречка заебала. Надоел этот притянутый за уши шик, с которым Медуза и новостные ресурсы про них пишут. Прям как в свое время по первому каналу рассказывали о новом кумире миллионов - Роме Желуде.</text:p>
          </table:table-cell>
        </table:table-row>
        <table:table-row table:style-name="ro1">
          <table:table-cell office:value-type="float" office:value="2154150" calcext:value-type="float">
            <text:p>2154150</text:p>
          </table:table-cell>
          <table:table-cell office:value-type="float" office:value="2154178" calcext:value-type="float">
            <text:p>2154178</text:p>
          </table:table-cell>
          <table:table-cell office:value-type="string" calcext:value-type="string">
            <text:p>non_sexist</text:p>
          </table:table-cell>
          <table:table-cell office:value-type="string" calcext:value-type="string">
            <text:p>Ну создайте уже для подобных новостей отдельный "звёздный"паблик.</text:p>
          </table:table-cell>
        </table:table-row>
        <table:table-row table:style-name="ro1">
          <table:table-cell office:value-type="float" office:value="2154150" calcext:value-type="float">
            <text:p>2154150</text:p>
          </table:table-cell>
          <table:table-cell office:value-type="float" office:value="2154179" calcext:value-type="float">
            <text:p>2154179</text:p>
          </table:table-cell>
          <table:table-cell office:value-type="string" calcext:value-type="string">
            <text:p>non_sexist</text:p>
          </table:table-cell>
          <table:table-cell office:value-type="string" calcext:value-type="string">
            <text:p>Монетка, Гречка, какие то Желуди в комментах, кто все эти люди? Ток Земфиру знаю, и то, чет не оч. ее творчество мне вкатывает.</text:p>
          </table:table-cell>
        </table:table-row>
        <table:table-row table:style-name="ro1">
          <table:table-cell office:value-type="float" office:value="2154150" calcext:value-type="float">
            <text:p>2154150</text:p>
          </table:table-cell>
          <table:table-cell office:value-type="float" office:value="2154185" calcext:value-type="float">
            <text:p>2154185</text:p>
          </table:table-cell>
          <table:table-cell office:value-type="string" calcext:value-type="string">
            <text:p>non_sexist</text:p>
          </table:table-cell>
          <table:table-cell office:value-type="string" calcext:value-type="string">
            <text:p>Лол, пропустила протесты в 10 году. Да ей было тогда 11-12 лет, бляать))</text:p>
          </table:table-cell>
        </table:table-row>
        <table:table-row table:style-name="ro1">
          <table:table-cell office:value-type="float" office:value="2154150" calcext:value-type="float">
            <text:p>2154150</text:p>
          </table:table-cell>
          <table:table-cell office:value-type="float" office:value="2154187" calcext:value-type="float">
            <text:p>2154187</text:p>
          </table:table-cell>
          <table:table-cell office:value-type="string" calcext:value-type="string">
            <text:p>non_sexist</text:p>
          </table:table-cell>
          <table:table-cell office:value-type="string" calcext:value-type="string">
            <text:p>Если б ей платили каждый раз, когда от нее у кого-то бомбило в комментах на вк...</text:p>
          </table:table-cell>
        </table:table-row>
        <table:table-row table:style-name="ro1">
          <table:table-cell office:value-type="float" office:value="2154150" calcext:value-type="float">
            <text:p>2154150</text:p>
          </table:table-cell>
          <table:table-cell office:value-type="float" office:value="2154197" calcext:value-type="float">
            <text:p>2154197</text:p>
          </table:table-cell>
          <table:table-cell office:value-type="string" calcext:value-type="string">
            <text:p>non_sexist</text:p>
          </table:table-cell>
          <table:table-cell office:value-type="string" calcext:value-type="string">
            <text:p>[id438171831|Артем], может быть потому, что им заказали этот пиар? Одна и та же новость с этим интервью уже в сотый раз, не может быть чтобы не оплаченная реклама. Но край то должен быть. Ещё раз прочту про гречку, отпишусь на×yй</text:p>
          </table:table-cell>
        </table:table-row>
        <table:table-row table:style-name="ro1">
          <table:table-cell office:value-type="float" office:value="2154150" calcext:value-type="float">
            <text:p>2154150</text:p>
          </table:table-cell>
          <table:table-cell office:value-type="float" office:value="2154223" calcext:value-type="float">
            <text:p>2154223</text:p>
          </table:table-cell>
          <table:table-cell office:value-type="string" calcext:value-type="string">
            <text:p>non_sexist</text:p>
          </table:table-cell>
          <table:table-cell office:value-type="string" calcext:value-type="string">
            <text:p>[id109422788|Slant24rus], счастливый человек</text:p>
          </table:table-cell>
        </table:table-row>
        <table:table-row table:style-name="ro1">
          <table:table-cell office:value-type="float" office:value="2154150" calcext:value-type="float">
            <text:p>2154150</text:p>
          </table:table-cell>
          <table:table-cell office:value-type="float" office:value="2154233" calcext:value-type="float">
            <text:p>2154233</text:p>
          </table:table-cell>
          <table:table-cell office:value-type="string" calcext:value-type="string">
            <text:p>non_sexist</text:p>
          </table:table-cell>
          <table:table-cell office:value-type="string" calcext:value-type="string">
            <text:p>почему мне не интересно?</text:p>
          </table:table-cell>
        </table:table-row>
        <table:table-row table:style-name="ro1">
          <table:table-cell office:value-type="float" office:value="2154150" calcext:value-type="float">
            <text:p>2154150</text:p>
          </table:table-cell>
          <table:table-cell office:value-type="float" office:value="2154242" calcext:value-type="float">
            <text:p>2154242</text:p>
          </table:table-cell>
          <table:table-cell office:value-type="string" calcext:value-type="string">
            <text:p>non_sexist</text:p>
          </table:table-cell>
          <table:table-cell office:value-type="string" calcext:value-type="string">
            <text:p>Минеточка. Надоело уже, никто не слушает ни Земфиру, ни вот это вот все говно...</text:p>
          </table:table-cell>
        </table:table-row>
        <table:table-row table:style-name="ro1">
          <table:table-cell office:value-type="float" office:value="2154150" calcext:value-type="float">
            <text:p>2154150</text:p>
          </table:table-cell>
          <table:table-cell office:value-type="float" office:value="2154243" calcext:value-type="float">
            <text:p>2154243</text:p>
          </table:table-cell>
          <table:table-cell office:value-type="string" calcext:value-type="string">
            <text:p>non_sexist</text:p>
          </table:table-cell>
          <table:table-cell office:value-type="string" calcext:value-type="string">
            <text:p>Кококококо комментаторы)👆👇</text:p>
          </table:table-cell>
        </table:table-row>
        <table:table-row table:style-name="ro1">
          <table:table-cell office:value-type="float" office:value="2154150" calcext:value-type="float">
            <text:p>2154150</text:p>
          </table:table-cell>
          <table:table-cell office:value-type="float" office:value="2154256" calcext:value-type="float">
            <text:p>2154256</text:p>
          </table:table-cell>
          <table:table-cell office:value-type="string" calcext:value-type="string">
            <text:p>non_sexist</text:p>
          </table:table-cell>
          <table:table-cell office:value-type="string" calcext:value-type="string">
            <text:p>Гречка конечно тихий ужас, но почему у комментаторов так бомбит с Монеточки мне совершенно непонятно. Да, голос у Монеточки не самый лучший, однако тот факт, что её уважает Нойз, и то, что у неё все песни наполнены смыслом и остросоциалкой, меня лично подкупают. Медуза же типа адекватное СМИ, так хер ли вы ведете себя как животные?</text:p>
          </table:table-cell>
        </table:table-row>
        <table:table-row table:style-name="ro1">
          <table:table-cell office:value-type="float" office:value="2154150" calcext:value-type="float">
            <text:p>2154150</text:p>
          </table:table-cell>
          <table:table-cell office:value-type="float" office:value="2154264" calcext:value-type="float">
            <text:p>2154264</text:p>
          </table:table-cell>
          <table:table-cell office:value-type="string" calcext:value-type="string">
            <text:p>non_sexist</text:p>
          </table:table-cell>
          <table:table-cell office:value-type="string" calcext:value-type="string">
            <text:p>самый прикол в том что пройдёт пару лет и уже все забудут и то что сказала Земфира и уже никого не будет волновать у кого какой голос, кто красивее. Просто придут новые молодые звёзды которые станут новыми героями. Так что ругаться бессмыссленно</text:p>
          </table:table-cell>
        </table:table-row>
        <table:table-row table:style-name="ro1">
          <table:table-cell office:value-type="float" office:value="2154150" calcext:value-type="float">
            <text:p>2154150</text:p>
          </table:table-cell>
          <table:table-cell office:value-type="float" office:value="2154268" calcext:value-type="float">
            <text:p>2154268</text:p>
          </table:table-cell>
          <table:table-cell office:value-type="string" calcext:value-type="string">
            <text:p>non_sexist</text:p>
          </table:table-cell>
          <table:table-cell office:value-type="string" calcext:value-type="string">
            <text:p>Очень интересная новость (нет)</text:p>
          </table:table-cell>
        </table:table-row>
        <table:table-row table:style-name="ro1">
          <table:table-cell office:value-type="float" office:value="2154150" calcext:value-type="float">
            <text:p>2154150</text:p>
          </table:table-cell>
          <table:table-cell office:value-type="float" office:value="2154269" calcext:value-type="float">
            <text:p>2154269</text:p>
          </table:table-cell>
          <table:table-cell office:value-type="string" calcext:value-type="string">
            <text:p>non_sexist</text:p>
          </table:table-cell>
          <table:table-cell office:value-type="string" calcext:value-type="string">
            <text:p>Медуза, харе одну новость форсить по 3 дня. Вся лента забита одними и теми же новостями...</text:p>
          </table:table-cell>
        </table:table-row>
        <table:table-row table:style-name="ro1">
          <table:table-cell office:value-type="float" office:value="2154150" calcext:value-type="float">
            <text:p>2154150</text:p>
          </table:table-cell>
          <table:table-cell office:value-type="float" office:value="2154275" calcext:value-type="float">
            <text:p>2154275</text:p>
          </table:table-cell>
          <table:table-cell office:value-type="string" calcext:value-type="string">
            <text:p>non_sexist</text:p>
          </table:table-cell>
          <table:table-cell office:value-type="string" calcext:value-type="string">
            <text:p>проблевался от одного названия статьи</text:p>
          </table:table-cell>
        </table:table-row>
        <table:table-row table:style-name="ro1">
          <table:table-cell office:value-type="float" office:value="2154150" calcext:value-type="float">
            <text:p>2154150</text:p>
          </table:table-cell>
          <table:table-cell office:value-type="float" office:value="2154280" calcext:value-type="float">
            <text:p>2154280</text:p>
          </table:table-cell>
          <table:table-cell office:value-type="string" calcext:value-type="string">
            <text:p>non_sexist</text:p>
          </table:table-cell>
          <table:table-cell office:value-type="string" calcext:value-type="string">
            <text:p>Минеточка-хyeточка, мля.</text:p>
          </table:table-cell>
        </table:table-row>
        <table:table-row table:style-name="ro5">
          <table:table-cell office:value-type="float" office:value="2154150" calcext:value-type="float">
            <text:p>2154150</text:p>
          </table:table-cell>
          <table:table-cell office:value-type="float" office:value="2154281" calcext:value-type="float">
            <text:p>2154281</text:p>
          </table:table-cell>
          <table:table-cell office:value-type="string" calcext:value-type="string">
            <text:p>non_sexist</text:p>
          </table:table-cell>
          <table:table-cell office:value-type="string" calcext:value-type="string">
            <text:p>[id33162180|Александр], а кто такой Нойз, чтобы с его мнением считаться? Очередной говнарь нулевых, который отмечался разве что спермотоксикозным псевдопротестным имиджем. Отечественный аналог блудхан ганга. </text:p>
            <text:p>Даже Земфира, которая уже никому не нужна в 2018, кроме группы "нитакихкакфсе" с  исполнительской точки зрения имеет больше влияния для того, чтобы кого-либо заслужено критиковать. </text:p>
            <text:p/>
            <text:p>А разговоры про "социальные тексты" мы кажется каждый раз слышим. То Король и Шут социальные и высокодуховные тексты писали, то Оксимярон. Теперь пришло время Монеточек и прочего. Скоро появится музыкант, который будет выходить на сцену и пердеть в микрофон и вы будете также в этом видеть трагический социальный подтекст.</text:p>
          </table:table-cell>
        </table:table-row>
        <table:table-row table:style-name="ro1">
          <table:table-cell office:value-type="float" office:value="2154150" calcext:value-type="float">
            <text:p>2154150</text:p>
          </table:table-cell>
          <table:table-cell office:value-type="float" office:value="2154285" calcext:value-type="float">
            <text:p>2154285</text:p>
          </table:table-cell>
          <table:table-cell office:value-type="string" calcext:value-type="string">
            <text:p>non_sexist</text:p>
          </table:table-cell>
          <table:table-cell office:value-type="string" calcext:value-type="string">
            <text:p>Как же мне надоели все эти ваши интервью. Кому вообще это интересно?</text:p>
          </table:table-cell>
        </table:table-row>
        <table:table-row table:style-name="ro1">
          <table:table-cell office:value-type="float" office:value="2154150" calcext:value-type="float">
            <text:p>2154150</text:p>
          </table:table-cell>
          <table:table-cell office:value-type="float" office:value="2154288" calcext:value-type="float">
            <text:p>2154288</text:p>
          </table:table-cell>
          <table:table-cell office:value-type="string" calcext:value-type="string">
            <text:p>non_sexist</text:p>
          </table:table-cell>
          <table:table-cell office:value-type="string" calcext:value-type="string">
            <text:p>Раздули "скандал"</text:p>
          </table:table-cell>
        </table:table-row>
        <table:table-row table:style-name="ro1">
          <table:table-cell office:value-type="float" office:value="2154150" calcext:value-type="float">
            <text:p>2154150</text:p>
          </table:table-cell>
          <table:table-cell office:value-type="float" office:value="2154293" calcext:value-type="float">
            <text:p>2154293</text:p>
          </table:table-cell>
          <table:table-cell office:value-type="string" calcext:value-type="string">
            <text:p>non_sexist</text:p>
          </table:table-cell>
          <table:table-cell office:value-type="string" calcext:value-type="string">
            <text:p>да нахер эту рекламу,</text:p>
          </table:table-cell>
        </table:table-row>
        <table:table-row table:style-name="ro2">
          <table:table-cell office:value-type="float" office:value="2154150" calcext:value-type="float">
            <text:p>2154150</text:p>
          </table:table-cell>
          <table:table-cell office:value-type="float" office:value="2154300" calcext:value-type="float">
            <text:p>2154300</text:p>
          </table:table-cell>
          <table:table-cell office:value-type="string" calcext:value-type="string">
            <text:p>non_sexist</text:p>
          </table:table-cell>
          <table:table-cell office:value-type="string" calcext:value-type="string">
            <text:p>[id438171831|Артем], капец ты животное с таким подходом. Какие-то Оксимярон, какие-то КиШ, какой-то Нойз. Да вот нихера это всё не какие-то. Ты взял и обосрал целую кучу российских музыкантов, которые реально имели культурную ценность. Чтобы это понять, достаточно просто проанализировать расеянскую эстраду. Эти исполнители никогда не были по-настоящему коммерческими, но при этом они смогли сделать весомую фан-базу, хотя часть из них уже перестали выступать. В их текстах есть смысл, их крутят на повторе многие слушатели, они стали частью мемов и культуры, их перепевают молодые музыканты. Вокруг столько кала, попсы, рэпа, в котором просто ноль таланта и культурной значимости, так что ты не туда воюешь. </text:p>
            <text:p>Делают люди годноту, а тут прибегает какой-то Артём со своим мнением и говорит, что все они говно.</text:p>
          </table:table-cell>
        </table:table-row>
        <table:table-row table:style-name="ro1">
          <table:table-cell office:value-type="float" office:value="2154150" calcext:value-type="float">
            <text:p>2154150</text:p>
          </table:table-cell>
          <table:table-cell office:value-type="float" office:value="2154305" calcext:value-type="float">
            <text:p>2154305</text:p>
          </table:table-cell>
          <table:table-cell office:value-type="string" calcext:value-type="string">
            <text:p>non_sexist</text:p>
          </table:table-cell>
          <table:table-cell office:value-type="string" calcext:value-type="string">
            <text:p>[id33162180|Александр], согласен. Гречка ужасна, имхо, а вот у Монеточки вполне годные композиции.</text:p>
          </table:table-cell>
        </table:table-row>
        <table:table-row table:style-name="ro1">
          <table:table-cell office:value-type="float" office:value="2154150" calcext:value-type="float">
            <text:p>2154150</text:p>
          </table:table-cell>
          <table:table-cell office:value-type="float" office:value="2154308" calcext:value-type="float">
            <text:p>2154308</text:p>
          </table:table-cell>
          <table:table-cell office:value-type="string" calcext:value-type="string">
            <text:p>non_sexist</text:p>
          </table:table-cell>
          <table:table-cell office:value-type="string" calcext:value-type="string">
            <text:p>Господи,достали уже люди,которые не просто высказывают свое мнение,что-то типа:"Мне она не нравится,не очень понимаю,как ее можно слушать",а прямо срут,говорят,что она для дегенератов и биомусора.Все на вкус и цвет.И "противный голосок",и "внешность".Когда люди поймут,что всем все свое и тупо говорить,что у ее фанатов нет вкуса и они говноеды?Не вам решать для других,что круто,а что нет.Да,объективность есть всегда,но в музыке субъективности в разы больше.</text:p>
          </table:table-cell>
        </table:table-row>
        <table:table-row table:style-name="ro3">
          <table:table-cell office:value-type="float" office:value="2154150" calcext:value-type="float">
            <text:p>2154150</text:p>
          </table:table-cell>
          <table:table-cell office:value-type="float" office:value="2154309" calcext:value-type="float">
            <text:p>2154309</text:p>
          </table:table-cell>
          <table:table-cell office:value-type="string" calcext:value-type="string">
            <text:p>non_sexist</text:p>
          </table:table-cell>
          <table:table-cell office:value-type="string" calcext:value-type="string">
            <text:p>[id33162180|Александр], ничего нового из твоего камента не вычитал. Как оправдывало быдло свои говновкусы пять лет назад, так до сих пор и оправдывает. Только сабжи поменялись. Вскукарекни еще про культурное влияние и духовное говно, сверхмусор. </text:p>
            <text:p/>
            <text:p>И да, только полный мудак в 2018 году делит музыку по национальному признаку, на российскую и нероссийскую. Может поэтому вы так охотно вкушаете все, что спускает на вас эта самая "российская сцена"?. Дело в латентном пацриотизме?</text:p>
          </table:table-cell>
        </table:table-row>
        <table:table-row table:style-name="ro1">
          <table:table-cell office:value-type="float" office:value="2154150" calcext:value-type="float">
            <text:p>2154150</text:p>
          </table:table-cell>
          <table:table-cell office:value-type="float" office:value="2154312" calcext:value-type="float">
            <text:p>2154312</text:p>
          </table:table-cell>
          <table:table-cell office:value-type="string" calcext:value-type="string">
            <text:p>non_sexist</text:p>
          </table:table-cell>
          <table:table-cell office:value-type="string" calcext:value-type="string">
            <text:p>В комментариях начался...как его..спор о музыкальных вкусах...в 2018 году...</text:p>
          </table:table-cell>
        </table:table-row>
        <table:table-row table:style-name="ro1">
          <table:table-cell office:value-type="float" office:value="2154150" calcext:value-type="float">
            <text:p>2154150</text:p>
          </table:table-cell>
          <table:table-cell office:value-type="float" office:value="2154313" calcext:value-type="float">
            <text:p>2154313</text:p>
          </table:table-cell>
          <table:table-cell office:value-type="string" calcext:value-type="string">
            <text:p>non_sexist</text:p>
          </table:table-cell>
          <table:table-cell office:value-type="string" calcext:value-type="string">
            <text:p>Медуза как всегда, кинула говно(российская музыка) на вентилятор и хихикают наверное сидят:3</text:p>
          </table:table-cell>
        </table:table-row>
        <table:table-row table:style-name="ro2">
          <table:table-cell office:value-type="float" office:value="2154150" calcext:value-type="float">
            <text:p>2154150</text:p>
          </table:table-cell>
          <table:table-cell office:value-type="float" office:value="2154319" calcext:value-type="float">
            <text:p>2154319</text:p>
          </table:table-cell>
          <table:table-cell office:value-type="string" calcext:value-type="string">
            <text:p>non_sexist</text:p>
          </table:table-cell>
          <table:table-cell office:value-type="string" calcext:value-type="string">
            <text:p>[id33162180|Александр], &gt;имели культурную ценность</text:p>
            <text:p>Только Мирон. И то в пределах ру репа. КиШ бездарные поп-панки, который всего на один короткий период приблизились к тому, что можно назвать нормальной музыкой. И то не осилили. У Нойза нет даже и этого, он просто бездарь из бездарей. Фан база кстати роли не играет, сколько вообще людей знакомы хотя бы с азами муз. теории, что бы отличить качественную музыку от мусора? Весь их вклад, это вклад в деградацию. Впрочем, это общемировая тенденция. Достаточно взглянуть на мейджор лейблы, создающие "легенды" из бездарей и вторичности. Немного грамотного PR, и вот очередной мусор уже получает Грэмми.</text:p>
          </table:table-cell>
        </table:table-row>
        <table:table-row table:style-name="ro1">
          <table:table-cell office:value-type="float" office:value="2154150" calcext:value-type="float">
            <text:p>2154150</text:p>
          </table:table-cell>
          <table:table-cell office:value-type="float" office:value="2154320" calcext:value-type="float">
            <text:p>2154320</text:p>
          </table:table-cell>
          <table:table-cell office:value-type="string" calcext:value-type="string">
            <text:p>non_sexist</text:p>
          </table:table-cell>
          <table:table-cell office:value-type="string" calcext:value-type="string">
            <text:p>Кирилл, проблема в том, что фанаты нойзов, монеточек, и т.д. искренне считают себя чуть ли не интеллигенцией и любят срать на тех, кто в свою очередь уже им не нравится. Киркоровых и Биланов испокон веков принято считать дурачками и попсой, никто при этом не включает аргумент про "каждому свое", но как только дело доходит до попсы современной, то сразу всплывают белые рыцари интернета. Хотя что Киркоровы, что Биланы, что Монеточки с Гречками - все это один и тот же венигрет. Бесталантный продюссерский продукт, который не ради музыки клепается</text:p>
          </table:table-cell>
        </table:table-row>
        <table:table-row table:style-name="ro2">
          <table:table-cell office:value-type="float" office:value="2154150" calcext:value-type="float">
            <text:p>2154150</text:p>
          </table:table-cell>
          <table:table-cell office:value-type="float" office:value="2154321" calcext:value-type="float">
            <text:p>2154321</text:p>
          </table:table-cell>
          <table:table-cell office:value-type="string" calcext:value-type="string">
            <text:p>non_sexist</text:p>
          </table:table-cell>
          <table:table-cell office:value-type="string" calcext:value-type="string">
            <text:p>[id438171831|Артем], ты же просто тупица, которому нравится вешать ярлыки. Какой к черту латентный патриотизм, когда музыка это часто отражение культуры. Читает Эминем про культуру нищих американцев из трейлеров, так аж за душу цепляет. Наша страна, на мой взгляд, имеет много таких культурных особенностей. Они не плохие и не хорошие, они просто интересные. Если исполнитель в своих песнях это отражает, высказывает какое-то свое мнение, с которым ты согласен, тогда песня заходит вдвойне. И такую песню можно давать послушать представителям другой культуры, чтобы они как-то прониклись вашей житухой.</text:p>
            <text:p>Во-вторых, хорошая песня на русском языке тупо ближе из-за того, что мы говорим и думаем на русском. Проживу лет 10 в штатах, отучусь от русского, тогда, наверное, и хорошие русские треки станут меньше заходить.</text:p>
          </table:table-cell>
        </table:table-row>
        <table:table-row table:style-name="ro1">
          <table:table-cell office:value-type="float" office:value="2154150" calcext:value-type="float">
            <text:p>2154150</text:p>
          </table:table-cell>
          <table:table-cell office:value-type="float" office:value="2154322" calcext:value-type="float">
            <text:p>2154322</text:p>
          </table:table-cell>
          <table:table-cell office:value-type="string" calcext:value-type="string">
            <text:p>non_sexist</text:p>
          </table:table-cell>
          <table:table-cell office:value-type="string" calcext:value-type="string">
            <text:p>[id438171831|Артем], я не фанат этих исполнителей, просто ты тупой быдлан, которого давно не макали в его же хамство и дурость. Нормальные люди, если им что-то не нравится, хотя бы говорят почему, а не просто смешивают с дерьмом.</text:p>
          </table:table-cell>
        </table:table-row>
        <table:table-row table:style-name="ro1">
          <table:table-cell office:value-type="float" office:value="2154150" calcext:value-type="float">
            <text:p>2154150</text:p>
          </table:table-cell>
          <table:table-cell office:value-type="float" office:value="2154323" calcext:value-type="float">
            <text:p>2154323</text:p>
          </table:table-cell>
          <table:table-cell office:value-type="string" calcext:value-type="string">
            <text:p>non_sexist</text:p>
          </table:table-cell>
          <table:table-cell office:value-type="string" calcext:value-type="string">
            <text:p>[id438171831|Артем], что может быть забавней, чем человек с Panic! At The Disco, coldplay и Avicii на стене, рассказывающий кому то об отсутствии музыкального вкуса.</text:p>
          </table:table-cell>
        </table:table-row>
        <table:table-row table:style-name="ro1">
          <table:table-cell office:value-type="float" office:value="2154150" calcext:value-type="float">
            <text:p>2154150</text:p>
          </table:table-cell>
          <table:table-cell office:value-type="float" office:value="2154324" calcext:value-type="float">
            <text:p>2154324</text:p>
          </table:table-cell>
          <table:table-cell office:value-type="string" calcext:value-type="string">
            <text:p>non_sexist</text:p>
          </table:table-cell>
          <table:table-cell office:value-type="string" calcext:value-type="string">
            <text:p>Вы обобщаете всех фанатов.Это тупо.Я даже ни разу не видел,как фанаты монеточки думают о себе супер круто.А если такие и есть,то наверное из ее миллионов фанатов нельзя вытягивать сотни и выдавать за всех?</text:p>
          </table:table-cell>
        </table:table-row>
        <table:table-row table:style-name="ro6">
          <table:table-cell office:value-type="float" office:value="2154150" calcext:value-type="float">
            <text:p>2154150</text:p>
          </table:table-cell>
          <table:table-cell office:value-type="float" office:value="2154328" calcext:value-type="float">
            <text:p>2154328</text:p>
          </table:table-cell>
          <table:table-cell office:value-type="string" calcext:value-type="string">
            <text:p>non_sexist</text:p>
          </table:table-cell>
          <table:table-cell office:value-type="string" calcext:value-type="string">
            <text:p>[id33162180|Александр], какие особенности? Она продает жителям сраных хрущевок треки про сраные хрущевки, вызывая этим у них ностальжи. </text:p>
            <text:p/>
            <text:p>И почему я не удивлен, что ты привел в пример самого переоцененного репера в истории, который занимался этим же, только талантливее был раз в сто. Почему не Фрэнк Заппа? Почему не Марвин Гэй? Почему не британское вторжение, новая волна или сцена восьмидесятых? </text:p>
            <text:p/>
            <text:p>Наверное потому что дальше Эминема зайти шестеренки не вяжут. И поэтому монетки с нойзами - вершина культуры, ок</text:p>
          </table:table-cell>
        </table:table-row>
        <table:table-row table:style-name="ro3">
          <table:table-cell office:value-type="float" office:value="2154150" calcext:value-type="float">
            <text:p>2154150</text:p>
          </table:table-cell>
          <table:table-cell office:value-type="float" office:value="2154330" calcext:value-type="float">
            <text:p>2154330</text:p>
          </table:table-cell>
          <table:table-cell office:value-type="string" calcext:value-type="string">
            <text:p>non_sexist</text:p>
          </table:table-cell>
          <table:table-cell office:value-type="string" calcext:value-type="string">
            <text:p>Георгий, а во. Как раз быдлан бомбанул и полез по чужим аудио искать сравнения, чтоб доказать свою необосранность. </text:p>
            <text:p/>
            <text:p>А потом фанаты монеток пишут, что чужие вкусы они не срут и выше других себя не считают</text:p>
          </table:table-cell>
        </table:table-row>
        <table:table-row table:style-name="ro1">
          <table:table-cell office:value-type="float" office:value="2154150" calcext:value-type="float">
            <text:p>2154150</text:p>
          </table:table-cell>
          <table:table-cell office:value-type="float" office:value="2154333" calcext:value-type="float">
            <text:p>2154333</text:p>
          </table:table-cell>
          <table:table-cell office:value-type="string" calcext:value-type="string">
            <text:p>non_sexist</text:p>
          </table:table-cell>
          <table:table-cell office:value-type="string" calcext:value-type="string">
            <text:p>[id438171831|Артем], Бомбанул от чего? От того, что ты бездарей назвал бездарями? Я просто указал тебе на то, что ты и сам то калом обмазываешься. Различные вариации попа, унылые, предсказуемые и примитивные, в пределах своих жанров. Такие себе у тебя познания о музыке, сынок.</text:p>
          </table:table-cell>
        </table:table-row>
        <table:table-row table:style-name="ro1">
          <table:table-cell office:value-type="float" office:value="2154150" calcext:value-type="float">
            <text:p>2154150</text:p>
          </table:table-cell>
          <table:table-cell office:value-type="float" office:value="2154342" calcext:value-type="float">
            <text:p>2154342</text:p>
          </table:table-cell>
          <table:table-cell office:value-type="string" calcext:value-type="string">
            <text:p>non_sexist</text:p>
          </table:table-cell>
          <table:table-cell office:value-type="string" calcext:value-type="string">
            <text:p>[id117980507|Георгий], так собственно и не спорю. Иногда и правда хочется чего-то простого и примитивного, но музыкального и слушабельного. Разве что отличие западных калдплэев от нашенского в годной аранжировке и нормальных текстах</text:p>
          </table:table-cell>
        </table:table-row>
        <table:table-row table:style-name="ro1">
          <table:table-cell office:value-type="float" office:value="2154150" calcext:value-type="float">
            <text:p>2154150</text:p>
          </table:table-cell>
          <table:table-cell office:value-type="float" office:value="2154343" calcext:value-type="float">
            <text:p>2154343</text:p>
          </table:table-cell>
          <table:table-cell office:value-type="string" calcext:value-type="string">
            <text:p>non_sexist</text:p>
          </table:table-cell>
          <table:table-cell office:value-type="string" calcext:value-type="string">
            <text:p>Кто то очень серьезно пиарит эту бездарщину. Отвлекали внимание Кемерово, потом Мундиалем, а теперь бездарщиной которая не доверяет оппозиции и у которой все хорошо. Две недели уже идет визг про эту ниочемную копеечку. Еще неделя и все забудут о ней.</text:p>
          </table:table-cell>
        </table:table-row>
        <table:table-row table:style-name="ro1">
          <table:table-cell office:value-type="float" office:value="2154150" calcext:value-type="float">
            <text:p>2154150</text:p>
          </table:table-cell>
          <table:table-cell office:value-type="float" office:value="2154344" calcext:value-type="float">
            <text:p>2154344</text:p>
          </table:table-cell>
          <table:table-cell office:value-type="string" calcext:value-type="string">
            <text:p>non_sexist</text:p>
          </table:table-cell>
          <table:table-cell office:value-type="string" calcext:value-type="string">
            <text:p>[id438171831|Артем], ты меня конечно извини, но есть миллион и одна хорошая группа, миллион и одно направление, и то, что в твоем скудном уме, желающем даже тут показаться псевдоэлитой, первой ассоциацией возникают всякие менее известные музыканты, ничего хорошего о тебе не говорит. Вот моя голова работает адекватно и выдает сразу ярких исполнителей, творчество которых большинство аудитории вконтача могло в силу возраста нормально воспринять. Может быть переоценен, может быть скатился. Однако культурная значимость бесспорна. Я мог бы того же Джонни Кэша назвать, мог бы назвать группу Living Colour (хотя тут уж на любителя), мог бы тех же Rolling Stones или The Doors. От этого что-либо поменяется, быдлан ты узколобый?</text:p>
          </table:table-cell>
        </table:table-row>
        <table:table-row table:style-name="ro2">
          <table:table-cell office:value-type="float" office:value="2154150" calcext:value-type="float">
            <text:p>2154150</text:p>
          </table:table-cell>
          <table:table-cell office:value-type="float" office:value="2154346" calcext:value-type="float">
            <text:p>2154346</text:p>
          </table:table-cell>
          <table:table-cell office:value-type="string" calcext:value-type="string">
            <text:p>non_sexist</text:p>
          </table:table-cell>
          <table:table-cell office:value-type="string" calcext:value-type="string">
            <text:p>Простите,конечно,но выше других считаете вы себя.Этакие тупые дегенераты ,слушают монеточку!!!111 А мой музыкальный вкус ВОООООООООООООТ ТАКОООЙ ХОРОШИЙ!!!1 </text:p>
            <text:p> Это просто лицемерно.</text:p>
          </table:table-cell>
        </table:table-row>
        <table:table-row table:style-name="ro1">
          <table:table-cell office:value-type="float" office:value="2154150" calcext:value-type="float">
            <text:p>2154150</text:p>
          </table:table-cell>
          <table:table-cell office:value-type="float" office:value="2154347" calcext:value-type="float">
            <text:p>2154347</text:p>
          </table:table-cell>
          <table:table-cell office:value-type="string" calcext:value-type="string">
            <text:p>non_sexist</text:p>
          </table:table-cell>
          <table:table-cell office:value-type="string" calcext:value-type="string">
            <text:p>[id33162180|Александр], заебись. Еще Дорс с Эменимом в один ряд поставил. 😵</text:p>
          </table:table-cell>
        </table:table-row>
        <table:table-row table:style-name="ro1">
          <table:table-cell office:value-type="float" office:value="2154150" calcext:value-type="float">
            <text:p>2154150</text:p>
          </table:table-cell>
          <table:table-cell office:value-type="float" office:value="2154348" calcext:value-type="float">
            <text:p>2154348</text:p>
          </table:table-cell>
          <table:table-cell office:value-type="string" calcext:value-type="string">
            <text:p>non_sexist</text:p>
          </table:table-cell>
          <table:table-cell office:value-type="string" calcext:value-type="string">
            <text:p>[id249314416|Кирилл], где я назвал его хорошим?</text:p>
          </table:table-cell>
        </table:table-row>
        <table:table-row table:style-name="ro1">
          <table:table-cell office:value-type="float" office:value="2154150" calcext:value-type="float">
            <text:p>2154150</text:p>
          </table:table-cell>
          <table:table-cell office:value-type="float" office:value="2154355" calcext:value-type="float">
            <text:p>2154355</text:p>
          </table:table-cell>
          <table:table-cell office:value-type="string" calcext:value-type="string">
            <text:p>non_sexist</text:p>
          </table:table-cell>
          <table:table-cell office:value-type="string" calcext:value-type="string">
            <text:p>[id135677217|Кирилл], пакупачька</text:p>
          </table:table-cell>
        </table:table-row>
        <table:table-row table:style-name="ro1">
          <table:table-cell office:value-type="float" office:value="2154150" calcext:value-type="float">
            <text:p>2154150</text:p>
          </table:table-cell>
          <table:table-cell office:value-type="float" office:value="2154356" calcext:value-type="float">
            <text:p>2154356</text:p>
          </table:table-cell>
          <table:table-cell office:value-type="string" calcext:value-type="string">
            <text:p>non_sexist</text:p>
          </table:table-cell>
          <table:table-cell office:value-type="string" calcext:value-type="string">
            <text:p>Кажется,вы меня не поняли.То,что вы обсираете фанатов монеточки,уже значит,что вы ставите себя ваше их,оскорбляя их.Следовательно,можно предположить,что вам нравится свой музыкальный вкус и вы считаете его хорошим,но вот монеточка это такое "супер говно"</text:p>
          </table:table-cell>
        </table:table-row>
        <table:table-row table:style-name="ro1">
          <table:table-cell office:value-type="float" office:value="2154150" calcext:value-type="float">
            <text:p>2154150</text:p>
          </table:table-cell>
          <table:table-cell office:value-type="float" office:value="2154358" calcext:value-type="float">
            <text:p>2154358</text:p>
          </table:table-cell>
          <table:table-cell office:value-type="string" calcext:value-type="string">
            <text:p>non_sexist</text:p>
          </table:table-cell>
          <table:table-cell office:value-type="string" calcext:value-type="string">
            <text:p>[id438171831|Артем], просто я не аутист, который станет ставить рок 20-го века выше современных исполнителей только потому, что так принято у снобов и псевдоэлиты. Мне The Doors вкатывают слабее, как и многие песни 20-го века, поскольку они хоть и типа вечные, но в те годы они смотрелись органичнее.</text:p>
          </table:table-cell>
        </table:table-row>
        <table:table-row table:style-name="ro1">
          <table:table-cell office:value-type="float" office:value="2154150" calcext:value-type="float">
            <text:p>2154150</text:p>
          </table:table-cell>
          <table:table-cell office:value-type="float" office:value="2154360" calcext:value-type="float">
            <text:p>2154360</text:p>
          </table:table-cell>
          <table:table-cell office:value-type="string" calcext:value-type="string">
            <text:p>non_sexist</text:p>
          </table:table-cell>
          <table:table-cell office:value-type="string" calcext:value-type="string">
            <text:p>Вы заебали её пиарить, сука. Она вам что, чайный пакет ебанула</text:p>
          </table:table-cell>
        </table:table-row>
        <table:table-row table:style-name="ro1">
          <table:table-cell office:value-type="float" office:value="2154150" calcext:value-type="float">
            <text:p>2154150</text:p>
          </table:table-cell>
          <table:table-cell office:value-type="float" office:value="2154363" calcext:value-type="float">
            <text:p>2154363</text:p>
          </table:table-cell>
          <table:table-cell office:value-type="string" calcext:value-type="string">
            <text:p>non_sexist</text:p>
          </table:table-cell>
          <table:table-cell office:value-type="string" calcext:value-type="string">
            <text:p>[id33162180|Александр], ну видимо как раз аутист. Более вопросов не имею. Удачного дня</text:p>
          </table:table-cell>
        </table:table-row>
        <table:table-row table:style-name="ro1">
          <table:table-cell office:value-type="float" office:value="2154150" calcext:value-type="float">
            <text:p>2154150</text:p>
          </table:table-cell>
          <table:table-cell office:value-type="float" office:value="2154365" calcext:value-type="float">
            <text:p>2154365</text:p>
          </table:table-cell>
          <table:table-cell office:value-type="string" calcext:value-type="string">
            <text:p>non_sexist</text:p>
          </table:table-cell>
          <table:table-cell office:value-type="string" calcext:value-type="string">
            <text:p>[id438171831|Артем], матери своей так хамить будешь, мамин музыкальный критик.</text:p>
          </table:table-cell>
        </table:table-row>
        <table:table-row table:style-name="ro1">
          <table:table-cell office:value-type="float" office:value="2154150" calcext:value-type="float">
            <text:p>2154150</text:p>
          </table:table-cell>
          <table:table-cell office:value-type="float" office:value="2154369" calcext:value-type="float">
            <text:p>2154369</text:p>
          </table:table-cell>
          <table:table-cell office:value-type="string" calcext:value-type="string">
            <text:p>non_sexist</text:p>
          </table:table-cell>
          <table:table-cell office:value-type="string" calcext:value-type="string">
            <text:p>[id33162180|Александр], о шутки про мамаш. Больная тема видимо.</text:p>
          </table:table-cell>
        </table:table-row>
        <table:table-row table:style-name="ro1">
          <table:table-cell office:value-type="float" office:value="2154150" calcext:value-type="float">
            <text:p>2154150</text:p>
          </table:table-cell>
          <table:table-cell office:value-type="float" office:value="2154372" calcext:value-type="float">
            <text:p>2154372</text:p>
          </table:table-cell>
          <table:table-cell office:value-type="string" calcext:value-type="string">
            <text:p>non_sexist</text:p>
          </table:table-cell>
          <table:table-cell office:value-type="string" calcext:value-type="string">
            <text:p>[id438171831|Артем], Нет, в основном качество записи отличается, и то не всегда. Примитивные аранжировки, это всегда примитивные аранжировки. Качество тоже особо роли не играет. Мусор останется мусоров, что в Lo-Fi, что в Hi-Fi. Под примитивностью, я имею ввиду в не примитивность жанра, а в пределах жанра. Что поп, что поп-панк, что электро-поп могут быть хорошими. А могут быть как перечисленные. Возьмем например габбер. Примитивнейший жанр. Но даже в его приделах, есть огромный разброс в качестве. Тот же Angerfist например, делает очень качественные треки в пределах жанра демонстрируя, что жанр не является помохой для талантливого музыканта.</text:p>
          </table:table-cell>
        </table:table-row>
        <table:table-row table:style-name="ro3">
          <table:table-cell office:value-type="float" office:value="2154150" calcext:value-type="float">
            <text:p>2154150</text:p>
          </table:table-cell>
          <table:table-cell office:value-type="float" office:value="2154377" calcext:value-type="float">
            <text:p>2154377</text:p>
          </table:table-cell>
          <table:table-cell office:value-type="string" calcext:value-type="string">
            <text:p>non_sexist</text:p>
          </table:table-cell>
          <table:table-cell office:value-type="string" calcext:value-type="string">
            <text:p>О чем речь? Монеточка распиаренное поп-говно, это даже не субъективизм. Ее защитники просто смешны. Если поет на русском и про культуру говнохрущевок, то типа какие-то поблажки это ей должно давать? Бред.</text:p>
            <text:p>Хорошие современные женские поп-исполнители? Да пожалуйста, дохрена их и на любой вкус: Lykke Li, Adele, Sia, Beyonce, St. Vincent, Grimes, дальше продолжайте сами с помощью гугла.</text:p>
            <text:p>А пока вы будете оправдывать говно, которым вас кормят русские исполнители, всякой херней, типа: "зато они поют на русском", "зато они отражают нашу культуру говнохрущевок"; они так и дальше не будут стремиться напрягаться и стараться выйти на мировой уровень.</text:p>
          </table:table-cell>
        </table:table-row>
        <table:table-row table:style-name="ro1">
          <table:table-cell office:value-type="float" office:value="2154150" calcext:value-type="float">
            <text:p>2154150</text:p>
          </table:table-cell>
          <table:table-cell office:value-type="float" office:value="2154379" calcext:value-type="float">
            <text:p>2154379</text:p>
          </table:table-cell>
          <table:table-cell office:value-type="string" calcext:value-type="string">
            <text:p>non_sexist</text:p>
          </table:table-cell>
          <table:table-cell office:value-type="string" calcext:value-type="string">
            <text:p>[id438171831|Артем], тебя надо было ткнуть в твою больную логику еще на посте про Эминема, ведь я его в пример привёл не как ВЕЛИКОГО МУЗЫКАНТА, а как человека, который читал рэп про белых в гетто, но ты почему-то триггернулся на то, что я вспоминаю переоцененных музыкантов. Так и сейчас. Специально для дурачков объясняю: шутки про мамаш - это когда "Твоя мать шлюха, я её во все дыры трахал" или что-то про её жир шутить, но это уже шутки про твою жирную мамашу. Хотя судя по твоим щекам, маман у тебя весьма жирная.</text:p>
          </table:table-cell>
        </table:table-row>
        <table:table-row table:style-name="ro2">
          <table:table-cell office:value-type="float" office:value="2154150" calcext:value-type="float">
            <text:p>2154150</text:p>
          </table:table-cell>
          <table:table-cell office:value-type="float" office:value="2154382" calcext:value-type="float">
            <text:p>2154382</text:p>
          </table:table-cell>
          <table:table-cell office:value-type="string" calcext:value-type="string">
            <text:p>non_sexist</text:p>
          </table:table-cell>
          <table:table-cell office:value-type="string" calcext:value-type="string">
            <text:p>Кирилл, если бы читал не жопой, что я пишу, понял бы суть. </text:p>
            <text:p>Попса она и на западе попса, но я изначально писал за вопрос слушабельности ее. И кто-то умеет создавать даже самую примитивную попсу, как интересный поп-культурный продукт. Но если для вас творчество Колдплэев и прочих ПЭТЗД стоит на одном уровне с монетками, вы видимо эту разницу не чувствуете.</text:p>
          </table:table-cell>
        </table:table-row>
        <table:table-row table:style-name="ro1">
          <table:table-cell office:value-type="float" office:value="2154150" calcext:value-type="float">
            <text:p>2154150</text:p>
          </table:table-cell>
          <table:table-cell office:value-type="float" office:value="2154384" calcext:value-type="float">
            <text:p>2154384</text:p>
          </table:table-cell>
          <table:table-cell office:value-type="string" calcext:value-type="string">
            <text:p>non_sexist</text:p>
          </table:table-cell>
          <table:table-cell office:value-type="string" calcext:value-type="string">
            <text:p>[id435676553|Аль], во красава. Хоть кто-то прочуял эту грань</text:p>
          </table:table-cell>
        </table:table-row>
        <table:table-row table:style-name="ro1">
          <table:table-cell office:value-type="float" office:value="2154150" calcext:value-type="float">
            <text:p>2154150</text:p>
          </table:table-cell>
          <table:table-cell office:value-type="float" office:value="2154385" calcext:value-type="float">
            <text:p>2154385</text:p>
          </table:table-cell>
          <table:table-cell office:value-type="string" calcext:value-type="string">
            <text:p>non_sexist</text:p>
          </table:table-cell>
          <table:table-cell office:value-type="string" calcext:value-type="string">
            <text:p>[id33162180|Александр], надеюсь ты не прожег стул</text:p>
          </table:table-cell>
        </table:table-row>
        <table:table-row table:style-name="ro1">
          <table:table-cell office:value-type="float" office:value="2154150" calcext:value-type="float">
            <text:p>2154150</text:p>
          </table:table-cell>
          <table:table-cell office:value-type="float" office:value="2154386" calcext:value-type="float">
            <text:p>2154386</text:p>
          </table:table-cell>
          <table:table-cell office:value-type="string" calcext:value-type="string">
            <text:p>non_sexist</text:p>
          </table:table-cell>
          <table:table-cell office:value-type="string" calcext:value-type="string">
            <text:p>[id438171831|Артем], пока из нас двоих только ты жалко пытаешься огрызаться за что-то, да вот только всё мимо.</text:p>
          </table:table-cell>
        </table:table-row>
        <table:table-row table:style-name="ro1">
          <table:table-cell office:value-type="float" office:value="2154150" calcext:value-type="float">
            <text:p>2154150</text:p>
          </table:table-cell>
          <table:table-cell office:value-type="float" office:value="2154389" calcext:value-type="float">
            <text:p>2154389</text:p>
          </table:table-cell>
          <table:table-cell office:value-type="string" calcext:value-type="string">
            <text:p>non_sexist</text:p>
          </table:table-cell>
          <table:table-cell office:value-type="string" calcext:value-type="string">
            <text:p>Монать ее мощно пиарят</text:p>
          </table:table-cell>
        </table:table-row>
        <table:table-row table:style-name="ro1">
          <table:table-cell office:value-type="float" office:value="2154150" calcext:value-type="float">
            <text:p>2154150</text:p>
          </table:table-cell>
          <table:table-cell office:value-type="float" office:value="2154390" calcext:value-type="float">
            <text:p>2154390</text:p>
          </table:table-cell>
          <table:table-cell office:value-type="string" calcext:value-type="string">
            <text:p>non_sexist</text:p>
          </table:table-cell>
          <table:table-cell office:value-type="string" calcext:value-type="string">
            <text:p>Что вообще значит "слушабельность"?Каждому своё ложится на ухо.Раз её любят-значит за что-то да любят.Как и вы своих любимых музыкантов.Вы имеете полное право осуждать того или иного музыканта,но когда вы просто обсираете его и его фанатов ,то это уже явно переходит черту "критики" и превращается в простую невоспитанность.</text:p>
          </table:table-cell>
        </table:table-row>
        <table:table-row table:style-name="ro5">
          <table:table-cell office:value-type="float" office:value="2154150" calcext:value-type="float">
            <text:p>2154150</text:p>
          </table:table-cell>
          <table:table-cell office:value-type="float" office:value="2154393" calcext:value-type="float">
            <text:p>2154393</text:p>
          </table:table-cell>
          <table:table-cell office:value-type="string" calcext:value-type="string">
            <text:p>non_sexist</text:p>
          </table:table-cell>
          <table:table-cell office:value-type="string" calcext:value-type="string">
            <text:p>[id438171831|Артем], &gt;Колдплэев и прочих ПЭТЗД стоит на одном уровне с монетками</text:p>
            <text:p>Coldplay возможно даже хуже, ведь при идентичном уровне бездарности и вторичности, они имели больше пиара, соответственно набрали большую популярности, следовательно нанесли больший ущерб.</text:p>
            <text:p>&gt;вы видимо эту разницу не чувствуете.</text:p>
            <text:p>Тут разница как между смертью от рака, и смертью от рака одновременно с диареей. Проще говоря, незаметна и неважна.</text:p>
          </table:table-cell>
        </table:table-row>
        <table:table-row table:style-name="ro1">
          <table:table-cell office:value-type="float" office:value="2154150" calcext:value-type="float">
            <text:p>2154150</text:p>
          </table:table-cell>
          <table:table-cell office:value-type="float" office:value="2154419" calcext:value-type="float">
            <text:p>2154419</text:p>
          </table:table-cell>
          <table:table-cell office:value-type="string" calcext:value-type="string">
            <text:p>non_sexist</text:p>
          </table:table-cell>
          <table:table-cell office:value-type="string" calcext:value-type="string">
            <text:p>Говно в уши кто-то тоже любит.</text:p>
          </table:table-cell>
        </table:table-row>
        <table:table-row table:style-name="ro1">
          <table:table-cell office:value-type="float" office:value="2154150" calcext:value-type="float">
            <text:p>2154150</text:p>
          </table:table-cell>
          <table:table-cell office:value-type="float" office:value="2154446" calcext:value-type="float">
            <text:p>2154446</text:p>
          </table:table-cell>
          <table:table-cell office:value-type="string" calcext:value-type="string">
            <text:p>non_sexist</text:p>
          </table:table-cell>
          <table:table-cell office:value-type="string" calcext:value-type="string">
            <text:p>[id155347342|Ирина], а кто-то любит драмэндбас и лигу легенд.</text:p>
          </table:table-cell>
        </table:table-row>
        <table:table-row table:style-name="ro1">
          <table:table-cell office:value-type="float" office:value="2154150" calcext:value-type="float">
            <text:p>2154150</text:p>
          </table:table-cell>
          <table:table-cell office:value-type="float" office:value="2154460" calcext:value-type="float">
            <text:p>2154460</text:p>
          </table:table-cell>
          <table:table-cell office:value-type="string" calcext:value-type="string">
            <text:p>non_sexist</text:p>
          </table:table-cell>
          <table:table-cell office:value-type="string" calcext:value-type="string">
            <text:p>Я не против Монеточки, но Медузе больше рассказать не о чем?</text:p>
          </table:table-cell>
        </table:table-row>
        <table:table-row table:style-name="ro1">
          <table:table-cell office:value-type="float" office:value="2154150" calcext:value-type="float">
            <text:p>2154150</text:p>
          </table:table-cell>
          <table:table-cell office:value-type="float" office:value="2154486" calcext:value-type="float">
            <text:p>2154486</text:p>
          </table:table-cell>
          <table:table-cell office:value-type="string" calcext:value-type="string">
            <text:p>non_sexist</text:p>
          </table:table-cell>
          <table:table-cell office:value-type="string" calcext:value-type="string">
            <text:p>Пойду включу монеточку погромче, чтобы всякие Артёмы тоже послушали. Я бы на месте медузы ещё пару раз запостил, бурение говна в головах по поводу непонятной им музыки, выплескивающегося в комменты, чешет чсв не хуже чем визги футбольных фанатов.</text:p>
          </table:table-cell>
        </table:table-row>
        <table:table-row table:style-name="ro1">
          <table:table-cell office:value-type="float" office:value="2154150" calcext:value-type="float">
            <text:p>2154150</text:p>
          </table:table-cell>
          <table:table-cell office:value-type="float" office:value="2154489" calcext:value-type="float">
            <text:p>2154489</text:p>
          </table:table-cell>
          <table:table-cell office:value-type="string" calcext:value-type="string">
            <text:p>non_sexist</text:p>
          </table:table-cell>
          <table:table-cell office:value-type="string" calcext:value-type="string">
            <text:p>[id3600446|Макс],</text:p>
          </table:table-cell>
        </table:table-row>
        <table:table-row table:style-name="ro2">
          <table:table-cell office:value-type="float" office:value="2154150" calcext:value-type="float">
            <text:p>2154150</text:p>
          </table:table-cell>
          <table:table-cell office:value-type="float" office:value="2154495" calcext:value-type="float">
            <text:p>2154495</text:p>
          </table:table-cell>
          <table:table-cell office:value-type="string" calcext:value-type="string">
            <text:p>non_sexist</text:p>
          </table:table-cell>
          <table:table-cell office:value-type="string" calcext:value-type="string">
            <text:p>Сейчас в ее жизни все хорошо и нет «того, о чем рассказывают оппозиционеры у себя на ютьюб-каналах»(с)</text:p>
            <text:p>Так и живем. Своя жопа в тепле и ладно. А чо вы там рассказываете на своих ютуб-каналах про повышение пенсионного возраста, миллионы нищих  россиян и кучку воров, называемую "властью", - этого в моей жизни нет. 😏</text:p>
          </table:table-cell>
        </table:table-row>
        <table:table-row table:style-name="ro1">
          <table:table-cell office:value-type="float" office:value="2154150" calcext:value-type="float">
            <text:p>2154150</text:p>
          </table:table-cell>
          <table:table-cell office:value-type="float" office:value="2154664" calcext:value-type="float">
            <text:p>2154664</text:p>
          </table:table-cell>
          <table:table-cell office:value-type="string" calcext:value-type="string">
            <text:p>non_sexist</text:p>
          </table:table-cell>
          <table:table-cell office:value-type="string" calcext:value-type="string">
            <text:p>Без коментара.</text:p>
          </table:table-cell>
        </table:table-row>
        <table:table-row table:style-name="ro1">
          <table:table-cell office:value-type="float" office:value="2154150" calcext:value-type="float">
            <text:p>2154150</text:p>
          </table:table-cell>
          <table:table-cell office:value-type="float" office:value="2154717" calcext:value-type="float">
            <text:p>2154717</text:p>
          </table:table-cell>
          <table:table-cell office:value-type="string" calcext:value-type="string">
            <text:p>non_sexist</text:p>
          </table:table-cell>
          <table:table-cell office:value-type="string" calcext:value-type="string">
            <text:p>[id117980507|Георгий], качество музыки (и искусства) показывает не соответствие стандартам, а влияние и отклик. Стандарты в искусстве и ремесле нужны только в помощь, но глупо их называть самоцелью.</text:p>
          </table:table-cell>
        </table:table-row>
        <table:table-row table:style-name="ro1">
          <table:table-cell office:value-type="float" office:value="2154150" calcext:value-type="float">
            <text:p>2154150</text:p>
          </table:table-cell>
          <table:table-cell office:value-type="float" office:value="2154768" calcext:value-type="float">
            <text:p>2154768</text:p>
          </table:table-cell>
          <table:table-cell office:value-type="string" calcext:value-type="string">
            <text:p>non_sexist</text:p>
          </table:table-cell>
          <table:table-cell office:value-type="string" calcext:value-type="string">
            <text:p>Как говорится</text:p>
          </table:table-cell>
        </table:table-row>
        <table:table-row table:style-name="ro1">
          <table:table-cell office:value-type="float" office:value="2154150" calcext:value-type="float">
            <text:p>2154150</text:p>
          </table:table-cell>
          <table:table-cell office:value-type="float" office:value="2154845" calcext:value-type="float">
            <text:p>2154845</text:p>
          </table:table-cell>
          <table:table-cell office:value-type="string" calcext:value-type="string">
            <text:p>non_sexist</text:p>
          </table:table-cell>
          <table:table-cell office:value-type="string" calcext:value-type="string">
            <text:p>Кто это?</text:p>
          </table:table-cell>
        </table:table-row>
        <table:table-row table:style-name="ro1">
          <table:table-cell office:value-type="float" office:value="2154150" calcext:value-type="float">
            <text:p>2154150</text:p>
          </table:table-cell>
          <table:table-cell office:value-type="float" office:value="2154879" calcext:value-type="float">
            <text:p>2154879</text:p>
          </table:table-cell>
          <table:table-cell office:value-type="string" calcext:value-type="string">
            <text:p>non_sexist</text:p>
          </table:table-cell>
          <table:table-cell office:value-type="string" calcext:value-type="string">
            <text:p>Смеюсь с людей, которые говорят, что Земфиру не слушают😆она собирает в 10 раз больше, чем все эти люди вместе взятые</text:p>
          </table:table-cell>
        </table:table-row>
        <table:table-row table:style-name="ro1">
          <table:table-cell office:value-type="float" office:value="2154150" calcext:value-type="float">
            <text:p>2154150</text:p>
          </table:table-cell>
          <table:table-cell office:value-type="float" office:value="2154917" calcext:value-type="float">
            <text:p>2154917</text:p>
          </table:table-cell>
          <table:table-cell office:value-type="string" calcext:value-type="string">
            <text:p>non_sexist</text:p>
          </table:table-cell>
          <table:table-cell office:value-type="string" calcext:value-type="string">
            <text:p>[id383850045|Александр], Нет, это не так. "Отклик" в массовой культуре, вызывают толпы продюсеров, рекламщиков и прочих людей, которые делают товар привлекательным для масс, для извлечения максимальной прибыли. Ценность музыки, именно в ее фактическом качестве, а не в одобрении толп. Так например группа slint, будет цена даже без миллионов слушателей, которые от нее фанатеют. Просто благодаря своему вкладу в музыку и ее качеству. А например Rammztein, ценностью не обладает вовсе, так как это какой то вырожденный денс-поп с гиртарками, который должен был отмереть еще в нулевых. Популярность, не является показателем качества. Популярность, это показатель коммерческой успешности, которая далеко не всегда, сопутствует качеству.</text:p>
          </table:table-cell>
        </table:table-row>
        <table:table-row table:style-name="ro1">
          <table:table-cell office:value-type="float" office:value="2154150" calcext:value-type="float">
            <text:p>2154150</text:p>
          </table:table-cell>
          <table:table-cell office:value-type="float" office:value="2154976" calcext:value-type="float">
            <text:p>2154976</text:p>
          </table:table-cell>
          <table:table-cell office:value-type="string" calcext:value-type="string">
            <text:p>non_sexist</text:p>
          </table:table-cell>
          <table:table-cell office:value-type="string" calcext:value-type="string">
            <text:p>[id438171831|Артем], ага , сказал подписчик паблика:“Все о Америке.”.</text:p>
          </table:table-cell>
        </table:table-row>
        <table:table-row table:style-name="ro6">
          <table:table-cell office:value-type="float" office:value="2154150" calcext:value-type="float">
            <text:p>2154150</text:p>
          </table:table-cell>
          <table:table-cell office:value-type="float" office:value="2155012" calcext:value-type="float">
            <text:p>2155012</text:p>
          </table:table-cell>
          <table:table-cell office:value-type="string" calcext:value-type="string">
            <text:p>non_sexist</text:p>
          </table:table-cell>
          <table:table-cell office:value-type="string" calcext:value-type="string">
            <text:p>[id117980507|Георгий], вы меня соооооовсем не поняли.</text:p>
            <text:p>1. Что это за магия, которой "продюсеры" делают музыку популярной?</text:p>
            <text:p>2. Что плохого в дэнспопе? В попсе? Разве известность и популярность снижает качество?</text:p>
            <text:p>3. Слинт хороши, но каг бэ среди построка они не более новаторские, чем раммштайн в своем жанре. Увы это факт.</text:p>
            <text:p>4. Отклик и влияние это не только тяга 16ти летних девушек быть причастными к какойто группе, но и то, насколько необходимо и актуально это играть и петь. И можно опередить время, быть примитивным в вами любимых азах, а потом окажется это Эрик Сати.</text:p>
          </table:table-cell>
        </table:table-row>
        <table:table-row table:style-name="ro1">
          <table:table-cell office:value-type="float" office:value="2154150" calcext:value-type="float">
            <text:p>2154150</text:p>
          </table:table-cell>
          <table:table-cell office:value-type="float" office:value="2155137" calcext:value-type="float">
            <text:p>2155137</text:p>
          </table:table-cell>
          <table:table-cell office:value-type="string" calcext:value-type="string">
            <text:p>non_sexist</text:p>
          </table:table-cell>
          <table:table-cell office:value-type="string" calcext:value-type="string">
            <text:p>[id156013854|Игорь], ЗАЧОДЪ ! Сделал мне настроение!</text:p>
          </table:table-cell>
        </table:table-row>
        <table:table-row table:style-name="ro1">
          <table:table-cell office:value-type="float" office:value="2154150" calcext:value-type="float">
            <text:p>2154150</text:p>
          </table:table-cell>
          <table:table-cell office:value-type="float" office:value="2155140" calcext:value-type="float">
            <text:p>2155140</text:p>
          </table:table-cell>
          <table:table-cell office:value-type="string" calcext:value-type="string">
            <text:p>non_sexist</text:p>
          </table:table-cell>
          <table:table-cell office:value-type="string" calcext:value-type="string">
            <text:p>Чур меня 😳😒</text:p>
          </table:table-cell>
        </table:table-row>
        <table:table-row table:style-name="ro1">
          <table:table-cell office:value-type="float" office:value="2154150" calcext:value-type="float">
            <text:p>2154150</text:p>
          </table:table-cell>
          <table:table-cell office:value-type="float" office:value="2155150" calcext:value-type="float">
            <text:p>2155150</text:p>
          </table:table-cell>
          <table:table-cell office:value-type="string" calcext:value-type="string">
            <text:p>non_sexist</text:p>
          </table:table-cell>
          <table:table-cell office:value-type="string" calcext:value-type="string">
            <text:p>Мне кажется, что нынче такое время, когда на качество наплевать всем. Называется это ширпотреб. Это даже не коммерция. У вышеупомянутых исполнителей нет ни голоса, ни слуха, ни таланта... даже желания делать музыку качественно нет. Вот это прям оскорбляет. Такое ощущение, что любой может за пять минут сбацать какую-то х...ню, и она прокатит. Но спрос рождает предложение. Просто показатель деградации, срез времени. Ту же Земфиру не слушаю, но отношусь с уважением. Был на её концерте, видел, что вся её группа по полной выкладывается на сцене, отрабатывают каждый потраченный на них рубль. Думаю, именно так должны работать настоящие артисты, любых жанров и видов искусства. Как-то так.</text:p>
          </table:table-cell>
        </table:table-row>
        <table:table-row table:style-name="ro20">
          <table:table-cell office:value-type="float" office:value="2154150" calcext:value-type="float">
            <text:p>2154150</text:p>
          </table:table-cell>
          <table:table-cell office:value-type="float" office:value="2155294" calcext:value-type="float">
            <text:p>2155294</text:p>
          </table:table-cell>
          <table:table-cell office:value-type="string" calcext:value-type="string">
            <text:p>non_sexist</text:p>
          </table:table-cell>
          <table:table-cell office:value-type="string" calcext:value-type="string">
            <text:p>[id383850045|Александр], Александр, &gt; Что это за магия, которой "продюсеры" делают музыку популярной? </text:p>
            <text:p>Та же магия, что продает абсолютно все. Правильный имидж, рекламы и побольше хвалебных отзывов, и вот, народ слушает slipknot, ведь крутые маски и быстры барабанщик, Менсона, ведь такой "неформатный" стиль, Rammztein, ведь такие брутальные и поют про всякие "страшные" вещи. Прекрасный пример, группа Metallica, которая от отличных первых альбомов, регрессировала до крайне посредственного поп рока, вместе с тем, набрав популярность. Или Hed Pe, которые разбежались после перехода на "крутой лейбл", ведь куча людей в костюмах, начали рассказывать что им играть, что бы продавалось лучше. Музыкальная индустрия строится как раз на таких "марионетках", каждый шаг которых, делается для того, что бы продать их музыку. Начиная с Элвиса Пресли, и до всяких Green Day, Linkin Park и прочих, прочих, прочих. Вы видимо не особо изучали индустрию, о которой пытаетесь спорить.</text:p>
            <text:p>&gt;2. Что плохого в дэнспопе? В попсе?</text:p>
            <text:p>Ничего. Я не утверждал, что один жанр хуже другого. Но если кто то делает денс-поп, выдавая это за метал, это плохо. А в случае с Rammztein, надо упомянуть, что даже по меркам денс-попа они очень плохи. Использовать три-четыре вариации одного каротенького, примитивного риффа, на протяжении всей песни, не самая лучшая затея. </text:p>
            <text:p>&gt;Разве известность и популярность снижает качество?</text:p>
            <text:p>Нет, что я собственно и сказал.</text:p>
            <text:p>&gt;4. Отклик и влияние это не только тяга 16ти летних девушек быть причастными к какойто группе, но и то, насколько необходимо и актуально это играть и петь.</text:p>
            <text:p>Об актуальности имеет смысл говорить в пределах жанра. Играть плохо, неактуально никогда.</text:p>
            <text:p>&gt; потом окажется это Эрик Сати.</text:p>
            <text:p>Или не окажется, что чаще всего и происходит. Или будет как с Шульдинером. Одни эксперименты у него удачны, другие нет. И да, если группа говорит, что играет альтернативу, а фактически играет, довольно вырожденный поп рок, сравнение с любым более менее талантливым человеком, сделавшим вклад в музыку, просто смешно.</text:p>
            <text:p>&gt;3. Слинт хороши, но каг бэ среди построка они не более новаторские, чем раммштайн в своем жанре.</text:p>
            <text:p>Это не так, в рамках своего времени, они оказали влияние на почту и математику. Rammztein не оказали никакого положительного влияния вообще. Ну и ради интереса, назовите мне хотя бы одну группу, которая сделала вклад в почту и математику, значительно отличающиеся жанры, одновременно, причем, сделало это раньше Slint.</text:p>
          </table:table-cell>
        </table:table-row>
        <table:table-row table:style-name="ro1">
          <table:table-cell office:value-type="float" office:value="2154150" calcext:value-type="float">
            <text:p>2154150</text:p>
          </table:table-cell>
          <table:table-cell office:value-type="float" office:value="2155406" calcext:value-type="float">
            <text:p>2155406</text:p>
          </table:table-cell>
          <table:table-cell office:value-type="string" calcext:value-type="string">
            <text:p>non_sexist</text:p>
          </table:table-cell>
          <table:table-cell office:value-type="string" calcext:value-type="string">
            <text:p>Монетка не певица, не музыкант. Вернее она наверняка обладает способностями, но не настолько хорошо отшлифованными что бы это слушать массово и восхищаться этим. Про взгляды и мораль, говорить ничего не буду, каждый разлагается как умеет.</text:p>
          </table:table-cell>
        </table:table-row>
        <table:table-row table:style-name="ro1">
          <table:table-cell office:value-type="float" office:value="2154150" calcext:value-type="float">
            <text:p>2154150</text:p>
          </table:table-cell>
          <table:table-cell office:value-type="float" office:value="2155758" calcext:value-type="float">
            <text:p>2155758</text:p>
          </table:table-cell>
          <table:table-cell office:value-type="string" calcext:value-type="string">
            <text:p>non_sexist</text:p>
          </table:table-cell>
          <table:table-cell office:value-type="string" calcext:value-type="string">
            <text:p>Музыканты должны иметь правильный музыкальный вкус, "каждому своё", это всё фразы говнарей и быдланов, но хорошая музыка является хорошей независимо от восприятия, а плохая музыка живёт за счёт биомусора. Вот вам правильная попса, музыканты слушали хорошую музыку, вдохновлялись ею(вики в помощь), работали, много работали, очень много и при правильном пиаре их песни конечно же выстреливали. У нас, в Рашке можно сплагиатить парочку норм песен и коренное быдло ведь даже оригиналы не будет знать, идиллия</text:p>
          </table:table-cell>
        </table:table-row>
        <table:table-row table:style-name="ro1">
          <table:table-cell office:value-type="float" office:value="2154150" calcext:value-type="float">
            <text:p>2154150</text:p>
          </table:table-cell>
          <table:table-cell office:value-type="float" office:value="2253141" calcext:value-type="float">
            <text:p>2253141</text:p>
          </table:table-cell>
          <table:table-cell office:value-type="string" calcext:value-type="string">
            <text:p>non_sexist</text:p>
          </table:table-cell>
          <table:table-cell office:value-type="string" calcext:value-type="string">
            <text:p>[id138226836|Александр], рады видеть</text:p>
          </table:table-cell>
        </table:table-row>
        <table:table-row table:style-name="ro1">
          <table:table-cell office:value-type="float" office:value="2143152" calcext:value-type="float">
            <text:p>2143152</text:p>
          </table:table-cell>
          <table:table-cell office:value-type="float" office:value="2143157" calcext:value-type="float">
            <text:p>2143157</text:p>
          </table:table-cell>
          <table:table-cell office:value-type="string" calcext:value-type="string">
            <text:p>sexist</text:p>
          </table:table-cell>
          <table:table-cell office:value-type="string" calcext:value-type="string">
            <text:p>Пипец некоторым бабам занятся нечем, всегда по природе есть разделение труда зачем физиологию отрицать?</text:p>
          </table:table-cell>
        </table:table-row>
        <table:table-row table:style-name="ro1">
          <table:table-cell office:value-type="float" office:value="2143152" calcext:value-type="float">
            <text:p>2143152</text:p>
          </table:table-cell>
          <table:table-cell office:value-type="float" office:value="2143161" calcext:value-type="float">
            <text:p>2143161</text:p>
          </table:table-cell>
          <table:table-cell office:value-type="string" calcext:value-type="string">
            <text:p>sexist</text:p>
          </table:table-cell>
          <table:table-cell office:value-type="string" calcext:value-type="string">
            <text:p>А если начальник муж этой женщины, это харессмент ?</text:p>
          </table:table-cell>
        </table:table-row>
        <table:table-row table:style-name="ro1">
          <table:table-cell office:value-type="float" office:value="2143152" calcext:value-type="float">
            <text:p>2143152</text:p>
          </table:table-cell>
          <table:table-cell office:value-type="float" office:value="2143163" calcext:value-type="float">
            <text:p>2143163</text:p>
          </table:table-cell>
          <table:table-cell office:value-type="string" calcext:value-type="string">
            <text:p>non_sexist</text:p>
          </table:table-cell>
          <table:table-cell office:value-type="string" calcext:value-type="string">
            <text:p>Ну наконец-то новости про монеточку, куда же без них, спасибо большое</text:p>
          </table:table-cell>
        </table:table-row>
        <table:table-row table:style-name="ro1">
          <table:table-cell office:value-type="float" office:value="2143152" calcext:value-type="float">
            <text:p>2143152</text:p>
          </table:table-cell>
          <table:table-cell office:value-type="float" office:value="2143166" calcext:value-type="float">
            <text:p>2143166</text:p>
          </table:table-cell>
          <table:table-cell office:value-type="string" calcext:value-type="string">
            <text:p>non_sexist</text:p>
          </table:table-cell>
          <table:table-cell office:value-type="string" calcext:value-type="string">
            <text:p>ну норм шо</text:p>
          </table:table-cell>
        </table:table-row>
        <table:table-row table:style-name="ro1">
          <table:table-cell office:value-type="float" office:value="2143152" calcext:value-type="float">
            <text:p>2143152</text:p>
          </table:table-cell>
          <table:table-cell office:value-type="float" office:value="2143171" calcext:value-type="float">
            <text:p>2143171</text:p>
          </table:table-cell>
          <table:table-cell office:value-type="string" calcext:value-type="string">
            <text:p>sexist</text:p>
          </table:table-cell>
          <table:table-cell office:value-type="string" calcext:value-type="string">
            <text:p>А пока есть хоть один условный Семенов, посаженный за условную Шурыгину, есть за что бороться? Или сажать мужиков за фейковые дела - это тоже феминизм?</text:p>
          </table:table-cell>
        </table:table-row>
        <table:table-row table:style-name="ro1">
          <table:table-cell office:value-type="float" office:value="2143152" calcext:value-type="float">
            <text:p>2143152</text:p>
          </table:table-cell>
          <table:table-cell office:value-type="float" office:value="2143173" calcext:value-type="float">
            <text:p>2143173</text:p>
          </table:table-cell>
          <table:table-cell office:value-type="string" calcext:value-type="string">
            <text:p>non_sexist</text:p>
          </table:table-cell>
          <table:table-cell office:value-type="string" calcext:value-type="string">
            <text:p>Про оппозицию она уже спела</text:p>
          </table:table-cell>
        </table:table-row>
        <table:table-row table:style-name="ro3">
          <table:table-cell office:value-type="float" office:value="2143152" calcext:value-type="float">
            <text:p>2143152</text:p>
          </table:table-cell>
          <table:table-cell office:value-type="float" office:value="2143174" calcext:value-type="float">
            <text:p>2143174</text:p>
          </table:table-cell>
          <table:table-cell office:value-type="string" calcext:value-type="string">
            <text:p>non_sexist</text:p>
          </table:table-cell>
          <table:table-cell office:value-type="string" calcext:value-type="string">
            <text:p>это</text:p>
            <text:p>-ну дорогой, ну мы на работе, ну не надо, ну закрой дверь дверь закрой за а ааа аааа ааа</text:p>
            <text:p>*звуки_скрипящего_офисного_стола*</text:p>
          </table:table-cell>
        </table:table-row>
        <table:table-row table:style-name="ro1">
          <table:table-cell office:value-type="float" office:value="2143152" calcext:value-type="float">
            <text:p>2143152</text:p>
          </table:table-cell>
          <table:table-cell office:value-type="float" office:value="2143175" calcext:value-type="float">
            <text:p>2143175</text:p>
          </table:table-cell>
          <table:table-cell office:value-type="string" calcext:value-type="string">
            <text:p>sexist</text:p>
          </table:table-cell>
          <table:table-cell office:value-type="string" calcext:value-type="string">
            <text:p>Ты бы сначала добилась реализации элементарных гражданских прав и свобод в стране, а потом бы уже за жопы боролась.</text:p>
          </table:table-cell>
        </table:table-row>
        <table:table-row table:style-name="ro1">
          <table:table-cell office:value-type="float" office:value="2143152" calcext:value-type="float">
            <text:p>2143152</text:p>
          </table:table-cell>
          <table:table-cell office:value-type="float" office:value="2143182" calcext:value-type="float">
            <text:p>2143182</text:p>
          </table:table-cell>
          <table:table-cell office:value-type="string" calcext:value-type="string">
            <text:p>non_sexist</text:p>
          </table:table-cell>
          <table:table-cell office:value-type="string" calcext:value-type="string">
            <text:p>ждем новостей про "гречку", "котлетку", "нестреляйте"</text:p>
          </table:table-cell>
        </table:table-row>
        <table:table-row table:style-name="ro1">
          <table:table-cell office:value-type="float" office:value="2143152" calcext:value-type="float">
            <text:p>2143152</text:p>
          </table:table-cell>
          <table:table-cell office:value-type="float" office:value="2143185" calcext:value-type="float">
            <text:p>2143185</text:p>
          </table:table-cell>
          <table:table-cell office:value-type="string" calcext:value-type="string">
            <text:p>non_sexist</text:p>
          </table:table-cell>
          <table:table-cell office:value-type="string" calcext:value-type="string">
            <text:p>Я люблю «Медузу», но терпеть не могу ее комментаторов</text:p>
          </table:table-cell>
        </table:table-row>
        <table:table-row table:style-name="ro1">
          <table:table-cell office:value-type="float" office:value="2143152" calcext:value-type="float">
            <text:p>2143152</text:p>
          </table:table-cell>
          <table:table-cell office:value-type="float" office:value="2143186" calcext:value-type="float">
            <text:p>2143186</text:p>
          </table:table-cell>
          <table:table-cell office:value-type="string" calcext:value-type="string">
            <text:p>non_sexist</text:p>
          </table:table-cell>
          <table:table-cell office:value-type="string" calcext:value-type="string">
            <text:p>Опять монеточки</text:p>
          </table:table-cell>
        </table:table-row>
        <table:table-row table:style-name="ro4">
          <table:table-cell office:value-type="float" office:value="2143152" calcext:value-type="float">
            <text:p>2143152</text:p>
          </table:table-cell>
          <table:table-cell office:value-type="float" office:value="2143192" calcext:value-type="float">
            <text:p>2143192</text:p>
          </table:table-cell>
          <table:table-cell office:value-type="string" calcext:value-type="string">
            <text:p>non_sexist</text:p>
          </table:table-cell>
          <table:table-cell office:value-type="string" calcext:value-type="string">
            <text:p>Обычная новость про монеточку: </text:p>
            <text:p/>
            <text:p>Хватит постить это говно, как вы надоели с платными постами.</text:p>
            <text:p/>
            <text:p>Новость про монеточку со словом "феминизм" в названии:</text:p>
            <text:p/>
            <text:p>АААА ШУРЫГИНА ФИЗИОЛОГИЯ МУЖИКИ ТУПЫЕ ДЕФФКИ</text:p>
          </table:table-cell>
        </table:table-row>
        <table:table-row table:style-name="ro1">
          <table:table-cell office:value-type="float" office:value="2143152" calcext:value-type="float">
            <text:p>2143152</text:p>
          </table:table-cell>
          <table:table-cell office:value-type="float" office:value="2143199" calcext:value-type="float">
            <text:p>2143199</text:p>
          </table:table-cell>
          <table:table-cell office:value-type="string" calcext:value-type="string">
            <text:p>non_sexist</text:p>
          </table:table-cell>
          <table:table-cell office:value-type="string" calcext:value-type="string">
            <text:p>[id305436298|Alisa], тут половина комментаторов с лахты за 15 рублей в час сидит</text:p>
          </table:table-cell>
        </table:table-row>
        <table:table-row table:style-name="ro2">
          <table:table-cell office:value-type="float" office:value="2143152" calcext:value-type="float">
            <text:p>2143152</text:p>
          </table:table-cell>
          <table:table-cell office:value-type="float" office:value="2143203" calcext:value-type="float">
            <text:p>2143203</text:p>
          </table:table-cell>
          <table:table-cell office:value-type="string" calcext:value-type="string">
            <text:p>non_sexist</text:p>
          </table:table-cell>
          <table:table-cell office:value-type="string" calcext:value-type="string">
            <text:p>[id538322|Иван], ну нормально, люди реагируют на СОДЕРЖАНИЕ поста</text:p>
            <text:p>Сюрприз, да</text:p>
          </table:table-cell>
        </table:table-row>
        <table:table-row table:style-name="ro1">
          <table:table-cell office:value-type="float" office:value="2143152" calcext:value-type="float">
            <text:p>2143152</text:p>
          </table:table-cell>
          <table:table-cell office:value-type="float" office:value="2143204" calcext:value-type="float">
            <text:p>2143204</text:p>
          </table:table-cell>
          <table:table-cell office:value-type="string" calcext:value-type="string">
            <text:p>non_sexist</text:p>
          </table:table-cell>
          <table:table-cell office:value-type="string" calcext:value-type="string">
            <text:p>держите в курсе.</text:p>
          </table:table-cell>
        </table:table-row>
        <table:table-row table:style-name="ro1">
          <table:table-cell office:value-type="float" office:value="2143152" calcext:value-type="float">
            <text:p>2143152</text:p>
          </table:table-cell>
          <table:table-cell office:value-type="float" office:value="2143206" calcext:value-type="float">
            <text:p>2143206</text:p>
          </table:table-cell>
          <table:table-cell office:value-type="string" calcext:value-type="string">
            <text:p>non_sexist</text:p>
          </table:table-cell>
          <table:table-cell office:value-type="string" calcext:value-type="string">
            <text:p>[id305436298|Алиса], открой любую новость какого-нибудь РИА Новости. Аудитория Медузы покажется просто образцом адекватности и интеллигентности</text:p>
          </table:table-cell>
        </table:table-row>
        <table:table-row table:style-name="ro1">
          <table:table-cell office:value-type="float" office:value="2143152" calcext:value-type="float">
            <text:p>2143152</text:p>
          </table:table-cell>
          <table:table-cell office:value-type="float" office:value="2143208" calcext:value-type="float">
            <text:p>2143208</text:p>
          </table:table-cell>
          <table:table-cell office:value-type="string" calcext:value-type="string">
            <text:p>non_sexist</text:p>
          </table:table-cell>
          <table:table-cell office:value-type="string" calcext:value-type="string">
            <text:p>[id462576006|Ludivine], не думаю. Чтобы отреагировать на содержание, надо открыть пост и прочитать. А люди реагируют на заголовок.</text:p>
          </table:table-cell>
        </table:table-row>
        <table:table-row table:style-name="ro1">
          <table:table-cell office:value-type="float" office:value="2143152" calcext:value-type="float">
            <text:p>2143152</text:p>
          </table:table-cell>
          <table:table-cell office:value-type="float" office:value="2143210" calcext:value-type="float">
            <text:p>2143210</text:p>
          </table:table-cell>
          <table:table-cell office:value-type="string" calcext:value-type="string">
            <text:p>non_sexist</text:p>
          </table:table-cell>
          <table:table-cell office:value-type="string" calcext:value-type="string">
            <text:p>Монеточка: кормили хлебушком, Запорожец дедушкин</text:p>
          </table:table-cell>
        </table:table-row>
        <table:table-row table:style-name="ro1">
          <table:table-cell office:value-type="float" office:value="2143152" calcext:value-type="float">
            <text:p>2143152</text:p>
          </table:table-cell>
          <table:table-cell office:value-type="float" office:value="2143211" calcext:value-type="float">
            <text:p>2143211</text:p>
          </table:table-cell>
          <table:table-cell office:value-type="string" calcext:value-type="string">
            <text:p>non_sexist</text:p>
          </table:table-cell>
          <table:table-cell office:value-type="string" calcext:value-type="string">
            <text:p>А, ну да, оппозиционеры тупо балуются, показывая беспредел путинской России. А вот у Монеточки все хорошо, она певичка, значит оппозиционеры просто так нагнетают. Ясно, понятно, какая умная (нет) девочка</text:p>
          </table:table-cell>
        </table:table-row>
        <table:table-row table:style-name="ro1">
          <table:table-cell office:value-type="float" office:value="2143152" calcext:value-type="float">
            <text:p>2143152</text:p>
          </table:table-cell>
          <table:table-cell office:value-type="float" office:value="2143212" calcext:value-type="float">
            <text:p>2143212</text:p>
          </table:table-cell>
          <table:table-cell office:value-type="string" calcext:value-type="string">
            <text:p>non_sexist</text:p>
          </table:table-cell>
          <table:table-cell office:value-type="string" calcext:value-type="string">
            <text:p>что ещё за монеточка? знаю магазин такой. копия пяторочки тока монеточка...</text:p>
          </table:table-cell>
        </table:table-row>
        <table:table-row table:style-name="ro1">
          <table:table-cell office:value-type="float" office:value="2143152" calcext:value-type="float">
            <text:p>2143152</text:p>
          </table:table-cell>
          <table:table-cell office:value-type="float" office:value="2143215" calcext:value-type="float">
            <text:p>2143215</text:p>
          </table:table-cell>
          <table:table-cell office:value-type="string" calcext:value-type="string">
            <text:p>non_sexist</text:p>
          </table:table-cell>
          <table:table-cell office:value-type="string" calcext:value-type="string">
            <text:p>вообще по х у й</text:p>
          </table:table-cell>
        </table:table-row>
        <table:table-row table:style-name="ro1">
          <table:table-cell office:value-type="float" office:value="2143152" calcext:value-type="float">
            <text:p>2143152</text:p>
          </table:table-cell>
          <table:table-cell office:value-type="float" office:value="2143216" calcext:value-type="float">
            <text:p>2143216</text:p>
          </table:table-cell>
          <table:table-cell office:value-type="string" calcext:value-type="string">
            <text:p>non_sexist</text:p>
          </table:table-cell>
          <table:table-cell office:value-type="string" calcext:value-type="string">
            <text:p>Emilia, если бы. Т.е. тут и ботов полно, естессно, но как только звучит страшное слово "феминизм", половина местного населения (живых людей) моментально триггерится.</text:p>
          </table:table-cell>
        </table:table-row>
        <table:table-row table:style-name="ro1">
          <table:table-cell office:value-type="float" office:value="2143152" calcext:value-type="float">
            <text:p>2143152</text:p>
          </table:table-cell>
          <table:table-cell office:value-type="float" office:value="2143218" calcext:value-type="float">
            <text:p>2143218</text:p>
          </table:table-cell>
          <table:table-cell office:value-type="string" calcext:value-type="string">
            <text:p>non_sexist</text:p>
          </table:table-cell>
          <table:table-cell office:value-type="string" calcext:value-type="string">
            <text:p>боже, феминизм существует? "иди на кухню" - это долбаебизм, а не феминизм, его не существует у здравых людей</text:p>
          </table:table-cell>
        </table:table-row>
        <table:table-row table:style-name="ro1">
          <table:table-cell office:value-type="float" office:value="2143152" calcext:value-type="float">
            <text:p>2143152</text:p>
          </table:table-cell>
          <table:table-cell office:value-type="float" office:value="2143220" calcext:value-type="float">
            <text:p>2143220</text:p>
          </table:table-cell>
          <table:table-cell office:value-type="string" calcext:value-type="string">
            <text:p>non_sexist</text:p>
          </table:table-cell>
          <table:table-cell office:value-type="string" calcext:value-type="string">
            <text:p>Это не та ли, которую на радио выпустили, с высокоинтеллектуальным хитом</text:p>
          </table:table-cell>
        </table:table-row>
        <table:table-row table:style-name="ro1">
          <table:table-cell office:value-type="float" office:value="2143152" calcext:value-type="float">
            <text:p>2143152</text:p>
          </table:table-cell>
          <table:table-cell office:value-type="float" office:value="2143221" calcext:value-type="float">
            <text:p>2143221</text:p>
          </table:table-cell>
          <table:table-cell office:value-type="string" calcext:value-type="string">
            <text:p>non_sexist</text:p>
          </table:table-cell>
          <table:table-cell office:value-type="string" calcext:value-type="string">
            <text:p>[id141634707|Эмилия], тебе виднее расценки</text:p>
          </table:table-cell>
        </table:table-row>
        <table:table-row table:style-name="ro3">
          <table:table-cell office:value-type="float" office:value="2143152" calcext:value-type="float">
            <text:p>2143152</text:p>
          </table:table-cell>
          <table:table-cell office:value-type="float" office:value="2143222" calcext:value-type="float">
            <text:p>2143222</text:p>
          </table:table-cell>
          <table:table-cell office:value-type="string" calcext:value-type="string">
            <text:p>non_sexist</text:p>
          </table:table-cell>
          <table:table-cell office:value-type="string" calcext:value-type="string">
            <text:p>&gt;Лиза не доверяет оппозиционерам</text:p>
            <text:p>&gt;Сейчас в ее жизни все хорошо</text:p>
            <text:p>Ага, появились продюссеры, появились эфиры на первых каналах, скоро вон фит запишет с Киркоровым, естественно ей это не особо хочется потерять. А сейчас ещё заказы пойдут на всякие благотворительные мероприятия и прочее заливание шаров мочой.</text:p>
          </table:table-cell>
        </table:table-row>
        <table:table-row table:style-name="ro1">
          <table:table-cell office:value-type="float" office:value="2143152" calcext:value-type="float">
            <text:p>2143152</text:p>
          </table:table-cell>
          <table:table-cell office:value-type="float" office:value="2143223" calcext:value-type="float">
            <text:p>2143223</text:p>
          </table:table-cell>
          <table:table-cell office:value-type="string" calcext:value-type="string">
            <text:p>sexist</text:p>
          </table:table-cell>
          <table:table-cell office:value-type="string" calcext:value-type="string">
            <text:p>У девочки явные психологические проблемы сексуального плана. Возможно, ушел отец из семьи, или мать строгих правил, но в каждой песне прямо сквозит, как ее все хотят поиметь, а она такая типо про душу рассуждает и делает из обычного секса проблему...обычно этим занимаются либо совсем молодые девчонки, либо люди с какими то психологическими проблемами... похожая тема проскальзывает и у певицы Эльвиры Т...у меня всё, доклад закончил ;=))</text:p>
          </table:table-cell>
        </table:table-row>
        <table:table-row table:style-name="ro1">
          <table:table-cell office:value-type="float" office:value="2143152" calcext:value-type="float">
            <text:p>2143152</text:p>
          </table:table-cell>
          <table:table-cell office:value-type="float" office:value="2143228" calcext:value-type="float">
            <text:p>2143228</text:p>
          </table:table-cell>
          <table:table-cell office:value-type="string" calcext:value-type="string">
            <text:p>non_sexist</text:p>
          </table:table-cell>
          <table:table-cell office:value-type="string" calcext:value-type="string">
            <text:p>[id110105233|Андрей], не такая уж и глупая девочка. С гражданской позицией у неё всё ОК</text:p>
          </table:table-cell>
        </table:table-row>
        <table:table-row table:style-name="ro1">
          <table:table-cell office:value-type="float" office:value="2143152" calcext:value-type="float">
            <text:p>2143152</text:p>
          </table:table-cell>
          <table:table-cell office:value-type="float" office:value="2143230" calcext:value-type="float">
            <text:p>2143230</text:p>
          </table:table-cell>
          <table:table-cell office:value-type="string" calcext:value-type="string">
            <text:p>non_sexist</text:p>
          </table:table-cell>
          <table:table-cell office:value-type="string" calcext:value-type="string">
            <text:p>[id32622121|Роман], мамкин психолог.</text:p>
          </table:table-cell>
        </table:table-row>
        <table:table-row table:style-name="ro1">
          <table:table-cell office:value-type="float" office:value="2143152" calcext:value-type="float">
            <text:p>2143152</text:p>
          </table:table-cell>
          <table:table-cell office:value-type="float" office:value="2143232" calcext:value-type="float">
            <text:p>2143232</text:p>
          </table:table-cell>
          <table:table-cell office:value-type="string" calcext:value-type="string">
            <text:p>non_sexist</text:p>
          </table:table-cell>
          <table:table-cell office:value-type="string" calcext:value-type="string">
            <text:p>Берегитесь психоаналитика сверху.</text:p>
          </table:table-cell>
        </table:table-row>
        <table:table-row table:style-name="ro1">
          <table:table-cell office:value-type="float" office:value="2143152" calcext:value-type="float">
            <text:p>2143152</text:p>
          </table:table-cell>
          <table:table-cell office:value-type="float" office:value="2143233" calcext:value-type="float">
            <text:p>2143233</text:p>
          </table:table-cell>
          <table:table-cell office:value-type="string" calcext:value-type="string">
            <text:p>non_sexist</text:p>
          </table:table-cell>
          <table:table-cell office:value-type="string" calcext:value-type="string">
            <text:p>[id4142259|Евгений], папкин комментатор)</text:p>
          </table:table-cell>
        </table:table-row>
        <table:table-row table:style-name="ro1">
          <table:table-cell office:value-type="float" office:value="2143152" calcext:value-type="float">
            <text:p>2143152</text:p>
          </table:table-cell>
          <table:table-cell office:value-type="float" office:value="2143239" calcext:value-type="float">
            <text:p>2143239</text:p>
          </table:table-cell>
          <table:table-cell office:value-type="string" calcext:value-type="string">
            <text:p>non_sexist</text:p>
          </table:table-cell>
          <table:table-cell office:value-type="string" calcext:value-type="string">
            <text:p>Объясните недалёкому мне, почему Монеточка - это здорово? Я послушал «Каждый раз» больше, чем следует, но сути так и не понял.</text:p>
          </table:table-cell>
        </table:table-row>
        <table:table-row table:style-name="ro1">
          <table:table-cell office:value-type="float" office:value="2143152" calcext:value-type="float">
            <text:p>2143152</text:p>
          </table:table-cell>
          <table:table-cell office:value-type="float" office:value="2143240" calcext:value-type="float">
            <text:p>2143240</text:p>
          </table:table-cell>
          <table:table-cell office:value-type="string" calcext:value-type="string">
            <text:p>non_sexist</text:p>
          </table:table-cell>
          <table:table-cell office:value-type="string" calcext:value-type="string">
            <text:p>Вы заебали со своей Хлебеточкой</text:p>
          </table:table-cell>
        </table:table-row>
        <table:table-row table:style-name="ro1">
          <table:table-cell office:value-type="float" office:value="2143152" calcext:value-type="float">
            <text:p>2143152</text:p>
          </table:table-cell>
          <table:table-cell office:value-type="float" office:value="2143242" calcext:value-type="float">
            <text:p>2143242</text:p>
          </table:table-cell>
          <table:table-cell office:value-type="string" calcext:value-type="string">
            <text:p>sexist</text:p>
          </table:table-cell>
          <table:table-cell office:value-type="string" calcext:value-type="string">
            <text:p>Современный феминизм требует нарушать права людей, одобряет дискриминацию, а его цель - легализация тотального доминирования феминисток (именно феминисток, а не женщин) над остальными.</text:p>
          </table:table-cell>
        </table:table-row>
        <table:table-row table:style-name="ro1">
          <table:table-cell office:value-type="float" office:value="2143152" calcext:value-type="float">
            <text:p>2143152</text:p>
          </table:table-cell>
          <table:table-cell office:value-type="float" office:value="2143246" calcext:value-type="float">
            <text:p>2143246</text:p>
          </table:table-cell>
          <table:table-cell office:value-type="string" calcext:value-type="string">
            <text:p>sexist</text:p>
          </table:table-cell>
          <table:table-cell office:value-type="string" calcext:value-type="string">
            <text:p>"Пока есть на свете хоть одна женщина, которую начальник […] щупает за задницу, нам есть за что бороться". А так многие за такое своеволие лишаются своих рабочих мест, социально порицаются, а некоторых вообще сажают. Так если это действие в сторону женщины порицается во всех инстанциях УЖЕ, то в чем заключается эта борьба? В освещении новостей и позерской позиции? А почему же тогда нет борьбы с обратным действием, когда женщина занимается шантажом, обосновывая все липовым домогательством? Ах да, стрелочка же не крутится. Забыл. Я считаю, что когда мода пройдет, то монеточка просто вовремя переобуется.</text:p>
          </table:table-cell>
        </table:table-row>
        <table:table-row table:style-name="ro1">
          <table:table-cell office:value-type="float" office:value="2143152" calcext:value-type="float">
            <text:p>2143152</text:p>
          </table:table-cell>
          <table:table-cell office:value-type="float" office:value="2143249" calcext:value-type="float">
            <text:p>2143249</text:p>
          </table:table-cell>
          <table:table-cell office:value-type="string" calcext:value-type="string">
            <text:p>non_sexist</text:p>
          </table:table-cell>
          <table:table-cell office:value-type="string" calcext:value-type="string">
            <text:p>О господи даже тут это говно форсят, очень плохо, медуза!</text:p>
          </table:table-cell>
        </table:table-row>
        <table:table-row table:style-name="ro1">
          <table:table-cell office:value-type="float" office:value="2143152" calcext:value-type="float">
            <text:p>2143152</text:p>
          </table:table-cell>
          <table:table-cell office:value-type="float" office:value="2143256" calcext:value-type="float">
            <text:p>2143256</text:p>
          </table:table-cell>
          <table:table-cell office:value-type="string" calcext:value-type="string">
            <text:p>non_sexist</text:p>
          </table:table-cell>
          <table:table-cell office:value-type="string" calcext:value-type="string">
            <text:p>[id306178806|Всеволод], безвкусная хуйня, от которой, почему то, многие тащатся, тоже не понял прикола вообще, хотя старался</text:p>
          </table:table-cell>
        </table:table-row>
        <table:table-row table:style-name="ro1">
          <table:table-cell office:value-type="float" office:value="2143152" calcext:value-type="float">
            <text:p>2143152</text:p>
          </table:table-cell>
          <table:table-cell office:value-type="float" office:value="2143258" calcext:value-type="float">
            <text:p>2143258</text:p>
          </table:table-cell>
          <table:table-cell office:value-type="string" calcext:value-type="string">
            <text:p>sexist</text:p>
          </table:table-cell>
          <table:table-cell office:value-type="string" calcext:value-type="string">
            <text:p>так нехуй <text:s/>в юбках коротких ходить))вроде женский пол а тупые прям тупые))) женские брюки,джинсы,длинные юбки есть.Мы же не ходим с открытыми яйцами)За жопу ее видите ли ее нащальник трогает,жалко мозги не трогает хотя их там нету))))</text:p>
          </table:table-cell>
        </table:table-row>
        <table:table-row table:style-name="ro1">
          <table:table-cell office:value-type="float" office:value="2143152" calcext:value-type="float">
            <text:p>2143152</text:p>
          </table:table-cell>
          <table:table-cell office:value-type="float" office:value="2143261" calcext:value-type="float">
            <text:p>2143261</text:p>
          </table:table-cell>
          <table:table-cell office:value-type="string" calcext:value-type="string">
            <text:p>sexist</text:p>
          </table:table-cell>
          <table:table-cell office:value-type="string" calcext:value-type="string">
            <text:p>[id212923835|Дмитрий], Шурыгина проект Первого канала для таких дурачков как вы.</text:p>
          </table:table-cell>
        </table:table-row>
        <table:table-row table:style-name="ro1">
          <table:table-cell office:value-type="float" office:value="2143152" calcext:value-type="float">
            <text:p>2143152</text:p>
          </table:table-cell>
          <table:table-cell office:value-type="float" office:value="2143265" calcext:value-type="float">
            <text:p>2143265</text:p>
          </table:table-cell>
          <table:table-cell office:value-type="string" calcext:value-type="string">
            <text:p>non_sexist</text:p>
          </table:table-cell>
          <table:table-cell office:value-type="string" calcext:value-type="string">
            <text:p>Ну, мне с пятого раза зашла аранжировка, но текст кажется простеньким, будто вся суть нытья миленниалов в единой мысли.</text:p>
          </table:table-cell>
        </table:table-row>
        <table:table-row table:style-name="ro1">
          <table:table-cell office:value-type="float" office:value="2143152" calcext:value-type="float">
            <text:p>2143152</text:p>
          </table:table-cell>
          <table:table-cell office:value-type="float" office:value="2143266" calcext:value-type="float">
            <text:p>2143266</text:p>
          </table:table-cell>
          <table:table-cell office:value-type="string" calcext:value-type="string">
            <text:p>sexist</text:p>
          </table:table-cell>
          <table:table-cell office:value-type="string" calcext:value-type="string">
            <text:p>хера ты юбке короткой ходишь если нащальник уже заглядывался?</text:p>
          </table:table-cell>
        </table:table-row>
        <table:table-row table:style-name="ro1">
          <table:table-cell office:value-type="float" office:value="2143152" calcext:value-type="float">
            <text:p>2143152</text:p>
          </table:table-cell>
          <table:table-cell office:value-type="float" office:value="2143268" calcext:value-type="float">
            <text:p>2143268</text:p>
          </table:table-cell>
          <table:table-cell office:value-type="string" calcext:value-type="string">
            <text:p>non_sexist</text:p>
          </table:table-cell>
          <table:table-cell office:value-type="string" calcext:value-type="string">
            <text:p>[id62122899|Владислав], будем надеятся, что США не прогнутся под это дерьмо, а то я видел на TEDx больных, которые требуют замены законов.</text:p>
          </table:table-cell>
        </table:table-row>
        <table:table-row table:style-name="ro1">
          <table:table-cell office:value-type="float" office:value="2143152" calcext:value-type="float">
            <text:p>2143152</text:p>
          </table:table-cell>
          <table:table-cell office:value-type="float" office:value="2143269" calcext:value-type="float">
            <text:p>2143269</text:p>
          </table:table-cell>
          <table:table-cell office:value-type="string" calcext:value-type="string">
            <text:p>sexist</text:p>
          </table:table-cell>
          <table:table-cell office:value-type="string" calcext:value-type="string">
            <text:p>Нормальные женщины на работу буду строго одето ходить а в юбке можешь на улице жопой повилять либо перед армянами в тц любых</text:p>
          </table:table-cell>
        </table:table-row>
        <table:table-row table:style-name="ro1">
          <table:table-cell office:value-type="float" office:value="2143152" calcext:value-type="float">
            <text:p>2143152</text:p>
          </table:table-cell>
          <table:table-cell office:value-type="float" office:value="2143273" calcext:value-type="float">
            <text:p>2143273</text:p>
          </table:table-cell>
          <table:table-cell office:value-type="string" calcext:value-type="string">
            <text:p>non_sexist</text:p>
          </table:table-cell>
          <table:table-cell office:value-type="string" calcext:value-type="string">
            <text:p>Умственно отсталая раз делала клип со Славой КПСС</text:p>
          </table:table-cell>
        </table:table-row>
        <table:table-row table:style-name="ro1">
          <table:table-cell office:value-type="float" office:value="2143152" calcext:value-type="float">
            <text:p>2143152</text:p>
          </table:table-cell>
          <table:table-cell office:value-type="float" office:value="2143274" calcext:value-type="float">
            <text:p>2143274</text:p>
          </table:table-cell>
          <table:table-cell office:value-type="string" calcext:value-type="string">
            <text:p>sexist</text:p>
          </table:table-cell>
          <table:table-cell office:value-type="string" calcext:value-type="string">
            <text:p>[id245202931|Ярослав], жена феменистка сказала мужу идти на кухню ну и он пошел а вернулся со скалкой и отпиздел сковородой))))</text:p>
          </table:table-cell>
        </table:table-row>
        <table:table-row table:style-name="ro1">
          <table:table-cell office:value-type="float" office:value="2143152" calcext:value-type="float">
            <text:p>2143152</text:p>
          </table:table-cell>
          <table:table-cell office:value-type="float" office:value="2143275" calcext:value-type="float">
            <text:p>2143275</text:p>
          </table:table-cell>
          <table:table-cell office:value-type="string" calcext:value-type="string">
            <text:p>non_sexist</text:p>
          </table:table-cell>
          <table:table-cell office:value-type="string" calcext:value-type="string">
            <text:p>[id297374648|Rustam], вот в мусульманских странах они вообще в балахонах ходят с макушки до пяток — и все равно высоченный уровень изнасилований. Так может не в короткости юбок дело, мань, а в воспитании и вседозволенности?</text:p>
          </table:table-cell>
        </table:table-row>
        <table:table-row table:style-name="ro1">
          <table:table-cell office:value-type="float" office:value="2143152" calcext:value-type="float">
            <text:p>2143152</text:p>
          </table:table-cell>
          <table:table-cell office:value-type="float" office:value="2143278" calcext:value-type="float">
            <text:p>2143278</text:p>
          </table:table-cell>
          <table:table-cell office:value-type="string" calcext:value-type="string">
            <text:p>non_sexist</text:p>
          </table:table-cell>
          <table:table-cell office:value-type="string" calcext:value-type="string">
            <text:p>[id379107566|Alan], значит это такие же мусульманки как работяги в офисах</text:p>
          </table:table-cell>
        </table:table-row>
        <table:table-row table:style-name="ro1">
          <table:table-cell office:value-type="float" office:value="2143152" calcext:value-type="float">
            <text:p>2143152</text:p>
          </table:table-cell>
          <table:table-cell office:value-type="float" office:value="2143280" calcext:value-type="float">
            <text:p>2143280</text:p>
          </table:table-cell>
          <table:table-cell office:value-type="string" calcext:value-type="string">
            <text:p>non_sexist</text:p>
          </table:table-cell>
          <table:table-cell office:value-type="string" calcext:value-type="string">
            <text:p>Да здравствует феминизм! И до РФ докатилась здравомыслие и это не остановить. С каждым годом будет больше фильмов и проектов с участием женщин. Советую всем посмотреть свежий трейлер фильма "Колетт" про первую франц. феминистку, которая публиковалась под фамилией мужа. В конце-концов, публика узнала правду, а муж знатно соснул. Почаще упоминайте женщины про равенство полов, чтобы повысить себе настроение от реакции беснующихся мужиков.</text:p>
          </table:table-cell>
        </table:table-row>
        <table:table-row table:style-name="ro1">
          <table:table-cell office:value-type="float" office:value="2143152" calcext:value-type="float">
            <text:p>2143152</text:p>
          </table:table-cell>
          <table:table-cell office:value-type="float" office:value="2143281" calcext:value-type="float">
            <text:p>2143281</text:p>
          </table:table-cell>
          <table:table-cell office:value-type="string" calcext:value-type="string">
            <text:p>non_sexist</text:p>
          </table:table-cell>
          <table:table-cell office:value-type="string" calcext:value-type="string">
            <text:p>[id297374648|Rustam], тебя с таким лицом никто никогда за жопу не потрогает 😏</text:p>
          </table:table-cell>
        </table:table-row>
        <table:table-row table:style-name="ro1">
          <table:table-cell office:value-type="float" office:value="2143152" calcext:value-type="float">
            <text:p>2143152</text:p>
          </table:table-cell>
          <table:table-cell office:value-type="float" office:value="2143283" calcext:value-type="float">
            <text:p>2143283</text:p>
          </table:table-cell>
          <table:table-cell office:value-type="string" calcext:value-type="string">
            <text:p>non_sexist</text:p>
          </table:table-cell>
          <table:table-cell office:value-type="string" calcext:value-type="string">
            <text:p>[id141634707|Эмилия], твоя мамаша трогала к счастью</text:p>
          </table:table-cell>
        </table:table-row>
        <table:table-row table:style-name="ro1">
          <table:table-cell office:value-type="float" office:value="2143152" calcext:value-type="float">
            <text:p>2143152</text:p>
          </table:table-cell>
          <table:table-cell office:value-type="float" office:value="2143284" calcext:value-type="float">
            <text:p>2143284</text:p>
          </table:table-cell>
          <table:table-cell office:value-type="string" calcext:value-type="string">
            <text:p>non_sexist</text:p>
          </table:table-cell>
          <table:table-cell office:value-type="string" calcext:value-type="string">
            <text:p>[id297374648|Рустам], Может нехуй мужикам становиться животными?</text:p>
          </table:table-cell>
        </table:table-row>
        <table:table-row table:style-name="ro1">
          <table:table-cell office:value-type="float" office:value="2143152" calcext:value-type="float">
            <text:p>2143152</text:p>
          </table:table-cell>
          <table:table-cell office:value-type="float" office:value="2143285" calcext:value-type="float">
            <text:p>2143285</text:p>
          </table:table-cell>
          <table:table-cell office:value-type="string" calcext:value-type="string">
            <text:p>non_sexist</text:p>
          </table:table-cell>
          <table:table-cell office:value-type="string" calcext:value-type="string">
            <text:p>[id102978936|Миша], я согласен есть и мужики животные</text:p>
          </table:table-cell>
        </table:table-row>
        <table:table-row table:style-name="ro3">
          <table:table-cell office:value-type="float" office:value="2143152" calcext:value-type="float">
            <text:p>2143152</text:p>
          </table:table-cell>
          <table:table-cell office:value-type="float" office:value="2143287" calcext:value-type="float">
            <text:p>2143287</text:p>
          </table:table-cell>
          <table:table-cell office:value-type="string" calcext:value-type="string">
            <text:p>sexist</text:p>
          </table:table-cell>
          <table:table-cell office:value-type="string" calcext:value-type="string">
            <text:p>[id409063689|Анастасия], все это делается под общественным давлением, как когда-то под таким же давлением выгоняли евреев с работы.</text:p>
            <text:p/>
            <text:p>Весь феминизм - это не более, чем организованная травля</text:p>
          </table:table-cell>
        </table:table-row>
        <table:table-row table:style-name="ro1">
          <table:table-cell office:value-type="float" office:value="2143152" calcext:value-type="float">
            <text:p>2143152</text:p>
          </table:table-cell>
          <table:table-cell office:value-type="float" office:value="2143288" calcext:value-type="float">
            <text:p>2143288</text:p>
          </table:table-cell>
          <table:table-cell office:value-type="string" calcext:value-type="string">
            <text:p>sexist</text:p>
          </table:table-cell>
          <table:table-cell office:value-type="string" calcext:value-type="string">
            <text:p>[id297374648|Рустам], Типа, женщин на улице насилуют и в джинсах, и в шортах, и в юбках. Кого это волнует? При чем тут женщина вообще.</text:p>
          </table:table-cell>
        </table:table-row>
        <table:table-row table:style-name="ro1">
          <table:table-cell office:value-type="float" office:value="2143152" calcext:value-type="float">
            <text:p>2143152</text:p>
          </table:table-cell>
          <table:table-cell office:value-type="float" office:value="2143292" calcext:value-type="float">
            <text:p>2143292</text:p>
          </table:table-cell>
          <table:table-cell office:value-type="string" calcext:value-type="string">
            <text:p>non_sexist</text:p>
          </table:table-cell>
          <table:table-cell office:value-type="string" calcext:value-type="string">
            <text:p>[id102978936|Миша], и в средневековье крестьян насиловали</text:p>
          </table:table-cell>
        </table:table-row>
        <table:table-row table:style-name="ro1">
          <table:table-cell office:value-type="float" office:value="2143152" calcext:value-type="float">
            <text:p>2143152</text:p>
          </table:table-cell>
          <table:table-cell office:value-type="float" office:value="2143293" calcext:value-type="float">
            <text:p>2143293</text:p>
          </table:table-cell>
          <table:table-cell office:value-type="string" calcext:value-type="string">
            <text:p>non_sexist</text:p>
          </table:table-cell>
          <table:table-cell office:value-type="string" calcext:value-type="string">
            <text:p>[id297374648|Рустам], В средневековье еще были подпольные аборты, за которые убивали. И что теперь?</text:p>
          </table:table-cell>
        </table:table-row>
        <table:table-row table:style-name="ro1">
          <table:table-cell office:value-type="float" office:value="2143152" calcext:value-type="float">
            <text:p>2143152</text:p>
          </table:table-cell>
          <table:table-cell office:value-type="float" office:value="2143295" calcext:value-type="float">
            <text:p>2143295</text:p>
          </table:table-cell>
          <table:table-cell office:value-type="string" calcext:value-type="string">
            <text:p>non_sexist</text:p>
          </table:table-cell>
          <table:table-cell office:value-type="string" calcext:value-type="string">
            <text:p>нашли что постить, лучше ничего не нашли</text:p>
          </table:table-cell>
        </table:table-row>
        <table:table-row table:style-name="ro1">
          <table:table-cell office:value-type="float" office:value="2143152" calcext:value-type="float">
            <text:p>2143152</text:p>
          </table:table-cell>
          <table:table-cell office:value-type="float" office:value="2143298" calcext:value-type="float">
            <text:p>2143298</text:p>
          </table:table-cell>
          <table:table-cell office:value-type="string" calcext:value-type="string">
            <text:p>non_sexist</text:p>
          </table:table-cell>
          <table:table-cell office:value-type="string" calcext:value-type="string">
            <text:p>[id1758372|Константин], что делается под общественным давлением? Послушайте, любезный. Первые суфражистки говорили одну очень верную фразу: "Мы победим, потому что буквально являемся каждым вторым членом общества". Женщины - это каждый второй житель планеты и общества соответственно. Это не дословная цитата, но тем не менее. Еще раз: давление общественности?</text:p>
          </table:table-cell>
        </table:table-row>
        <table:table-row table:style-name="ro1">
          <table:table-cell office:value-type="float" office:value="2143152" calcext:value-type="float">
            <text:p>2143152</text:p>
          </table:table-cell>
          <table:table-cell office:value-type="float" office:value="2143301" calcext:value-type="float">
            <text:p>2143301</text:p>
          </table:table-cell>
          <table:table-cell office:value-type="string" calcext:value-type="string">
            <text:p>non_sexist</text:p>
          </table:table-cell>
          <table:table-cell office:value-type="string" calcext:value-type="string">
            <text:p>[id306178806|Всеволод], эх. Монеточка с выпуском нового альбома потеряла свою изюминку. Раньше эта музака была не для всех. Это небыло обычной попсой как сейчас. После выхода альбома контингент слушателей поменялся с людей возрастом 16-20 лет на "тп" которые никогда не будут вслушиваться в музыку. Для меня лично это был такой андеграунд который никогда не станет популярен. Мне нравились записи, "фиты" с сатана печет блины. Сейчас это все врят ли будет таким каким оно было.</text:p>
          </table:table-cell>
        </table:table-row>
        <table:table-row table:style-name="ro1">
          <table:table-cell office:value-type="float" office:value="2143152" calcext:value-type="float">
            <text:p>2143152</text:p>
          </table:table-cell>
          <table:table-cell office:value-type="float" office:value="2143304" calcext:value-type="float">
            <text:p>2143304</text:p>
          </table:table-cell>
          <table:table-cell office:value-type="string" calcext:value-type="string">
            <text:p>non_sexist</text:p>
          </table:table-cell>
          <table:table-cell office:value-type="string" calcext:value-type="string">
            <text:p>[id141634707|Эмилия], какие 15 рублей? ты ебобо?</text:p>
          </table:table-cell>
        </table:table-row>
        <table:table-row table:style-name="ro6">
          <table:table-cell office:value-type="float" office:value="2143152" calcext:value-type="float">
            <text:p>2143152</text:p>
          </table:table-cell>
          <table:table-cell office:value-type="float" office:value="2143306" calcext:value-type="float">
            <text:p>2143306</text:p>
          </table:table-cell>
          <table:table-cell office:value-type="string" calcext:value-type="string">
            <text:p>sexist</text:p>
          </table:table-cell>
          <table:table-cell office:value-type="string" calcext:value-type="string">
            <text:p>[id409063689|Анастасия], речь идёт о современном феминизме. Феминизм прошлого победил и был закреплён во всей правовой структуре России.</text:p>
            <text:p/>
            <text:p>В те времена женщины не обладали равными правами и их борьба была очевидна.</text:p>
            <text:p/>
            <text:p>Современный феминизм требует уголовное наказание за переполненный общественный транспорт (люди при этом касаются друг друга, что является домогательством), перемещение человека в общественных местах и за многое другое</text:p>
          </table:table-cell>
        </table:table-row>
        <table:table-row table:style-name="ro1">
          <table:table-cell office:value-type="float" office:value="2143152" calcext:value-type="float">
            <text:p>2143152</text:p>
          </table:table-cell>
          <table:table-cell office:value-type="float" office:value="2143310" calcext:value-type="float">
            <text:p>2143310</text:p>
          </table:table-cell>
          <table:table-cell office:value-type="string" calcext:value-type="string">
            <text:p>non_sexist</text:p>
          </table:table-cell>
          <table:table-cell office:value-type="string" calcext:value-type="string">
            <text:p>Хм, благодарю. В силу своей юности я этот период в российской музыке пропустил (даже Феофана услышал лишь месяц назад), так что этот экскурс был полезен. И всё же, что именно цепляло (или цепляет) в её песнях?</text:p>
          </table:table-cell>
        </table:table-row>
        <table:table-row table:style-name="ro1">
          <table:table-cell office:value-type="float" office:value="2143152" calcext:value-type="float">
            <text:p>2143152</text:p>
          </table:table-cell>
          <table:table-cell office:value-type="float" office:value="2143316" calcext:value-type="float">
            <text:p>2143316</text:p>
          </table:table-cell>
          <table:table-cell office:value-type="string" calcext:value-type="string">
            <text:p>non_sexist</text:p>
          </table:table-cell>
          <table:table-cell office:value-type="string" calcext:value-type="string">
            <text:p>[id1758372|Константин], мало прописать что-то на бумаге. Надо чтобы они работали, то есть поддерживать и следить за их исполнением.</text:p>
          </table:table-cell>
        </table:table-row>
        <table:table-row table:style-name="ro2">
          <table:table-cell office:value-type="float" office:value="2143152" calcext:value-type="float">
            <text:p>2143152</text:p>
          </table:table-cell>
          <table:table-cell office:value-type="float" office:value="2143319" calcext:value-type="float">
            <text:p>2143319</text:p>
          </table:table-cell>
          <table:table-cell office:value-type="string" calcext:value-type="string">
            <text:p>non_sexist</text:p>
          </table:table-cell>
          <table:table-cell office:value-type="string" calcext:value-type="string">
            <text:p>Позволю себе поправить: феминизм бывает разный. </text:p>
            <text:p>Технически, это движение включает в себя как мизандрию и провозглашение женщин высшими сознаниями, так и борьбу за равенство прав всех людей в целом. Я разделял Ваше мнение довольно долго, но потом имел шанс побывать на весьма серьёзной конференции на эту тему, где концепция показала себя с иной стороны.</text:p>
          </table:table-cell>
        </table:table-row>
        <table:table-row table:style-name="ro1">
          <table:table-cell office:value-type="float" office:value="2143152" calcext:value-type="float">
            <text:p>2143152</text:p>
          </table:table-cell>
          <table:table-cell office:value-type="float" office:value="2143324" calcext:value-type="float">
            <text:p>2143324</text:p>
          </table:table-cell>
          <table:table-cell office:value-type="string" calcext:value-type="string">
            <text:p>non_sexist</text:p>
          </table:table-cell>
          <table:table-cell office:value-type="string" calcext:value-type="string">
            <text:p>[id306178806|Всеволод], ее песни были на серьезные темы милым приятным голосом. А вся музыка была сыграна на синтезаторе.</text:p>
          </table:table-cell>
        </table:table-row>
        <table:table-row table:style-name="ro1">
          <table:table-cell office:value-type="float" office:value="2143152" calcext:value-type="float">
            <text:p>2143152</text:p>
          </table:table-cell>
          <table:table-cell office:value-type="float" office:value="2143329" calcext:value-type="float">
            <text:p>2143329</text:p>
          </table:table-cell>
          <table:table-cell office:value-type="string" calcext:value-type="string">
            <text:p>non_sexist</text:p>
          </table:table-cell>
          <table:table-cell office:value-type="string" calcext:value-type="string">
            <text:p>[id409063689|Анастасия], это уже вопрос не феминизма, а инспекций</text:p>
          </table:table-cell>
        </table:table-row>
        <table:table-row table:style-name="ro1">
          <table:table-cell office:value-type="float" office:value="2143152" calcext:value-type="float">
            <text:p>2143152</text:p>
          </table:table-cell>
          <table:table-cell office:value-type="float" office:value="2143332" calcext:value-type="float">
            <text:p>2143332</text:p>
          </table:table-cell>
          <table:table-cell office:value-type="string" calcext:value-type="string">
            <text:p>non_sexist</text:p>
          </table:table-cell>
          <table:table-cell office:value-type="string" calcext:value-type="string">
            <text:p>Хм. Была ли она примером мема, которому стоит оставаться мемом?</text:p>
          </table:table-cell>
        </table:table-row>
        <table:table-row table:style-name="ro1">
          <table:table-cell office:value-type="float" office:value="2143152" calcext:value-type="float">
            <text:p>2143152</text:p>
          </table:table-cell>
          <table:table-cell office:value-type="float" office:value="2143336" calcext:value-type="float">
            <text:p>2143336</text:p>
          </table:table-cell>
          <table:table-cell office:value-type="string" calcext:value-type="string">
            <text:p>sexist</text:p>
          </table:table-cell>
          <table:table-cell office:value-type="string" calcext:value-type="string">
            <text:p>[id1758372|Константин], инспекции из кого состоят в стране победившего равноправия? Разве не из феминисток? Каждая современная женщина - феминистка.</text:p>
          </table:table-cell>
        </table:table-row>
        <table:table-row table:style-name="ro1">
          <table:table-cell office:value-type="float" office:value="2143152" calcext:value-type="float">
            <text:p>2143152</text:p>
          </table:table-cell>
          <table:table-cell office:value-type="float" office:value="2143342" calcext:value-type="float">
            <text:p>2143342</text:p>
          </table:table-cell>
          <table:table-cell office:value-type="string" calcext:value-type="string">
            <text:p>sexist</text:p>
          </table:table-cell>
          <table:table-cell office:value-type="string" calcext:value-type="string">
            <text:p>По епалу вам, блятям недоепаным! Не знают они чем заняться! Хочу и лапаю этих сук офисных. Потому что могу!</text:p>
          </table:table-cell>
        </table:table-row>
        <table:table-row table:style-name="ro1">
          <table:table-cell office:value-type="float" office:value="2143152" calcext:value-type="float">
            <text:p>2143152</text:p>
          </table:table-cell>
          <table:table-cell office:value-type="float" office:value="2143346" calcext:value-type="float">
            <text:p>2143346</text:p>
          </table:table-cell>
          <table:table-cell office:value-type="string" calcext:value-type="string">
            <text:p>non_sexist</text:p>
          </table:table-cell>
          <table:table-cell office:value-type="string" calcext:value-type="string">
            <text:p>[id297374648|Рустам], Перечитай то, что ты написал)</text:p>
          </table:table-cell>
        </table:table-row>
        <table:table-row table:style-name="ro1">
          <table:table-cell office:value-type="float" office:value="2143152" calcext:value-type="float">
            <text:p>2143152</text:p>
          </table:table-cell>
          <table:table-cell office:value-type="float" office:value="2143355" calcext:value-type="float">
            <text:p>2143355</text:p>
          </table:table-cell>
          <table:table-cell office:value-type="string" calcext:value-type="string">
            <text:p>non_sexist</text:p>
          </table:table-cell>
          <table:table-cell office:value-type="string" calcext:value-type="string">
            <text:p>[id409063689|Анастасия], из граждан страны инспекции состоят. Например, инспекция труда следит за тем, чтобы не было дискриминационных мер по отношению к сотрудникам. И не только женщинам, но и мужчинам. Феминисткам вообще неведомы права людей, поэтому они просто не доходят до службы в подобных структурах</text:p>
          </table:table-cell>
        </table:table-row>
        <table:table-row table:style-name="ro1">
          <table:table-cell office:value-type="float" office:value="2143152" calcext:value-type="float">
            <text:p>2143152</text:p>
          </table:table-cell>
          <table:table-cell office:value-type="float" office:value="2143362" calcext:value-type="float">
            <text:p>2143362</text:p>
          </table:table-cell>
          <table:table-cell office:value-type="string" calcext:value-type="string">
            <text:p>non_sexist</text:p>
          </table:table-cell>
          <table:table-cell office:value-type="string" calcext:value-type="string">
            <text:p>[id141634707|Эмилия], нет, ну важнейшая новость - монеточка и феминизм, просто збс</text:p>
          </table:table-cell>
        </table:table-row>
        <table:table-row table:style-name="ro1">
          <table:table-cell office:value-type="float" office:value="2143152" calcext:value-type="float">
            <text:p>2143152</text:p>
          </table:table-cell>
          <table:table-cell office:value-type="float" office:value="2143364" calcext:value-type="float">
            <text:p>2143364</text:p>
          </table:table-cell>
          <table:table-cell office:value-type="string" calcext:value-type="string">
            <text:p>non_sexist</text:p>
          </table:table-cell>
          <table:table-cell office:value-type="string" calcext:value-type="string">
            <text:p>[id159168639|Vanya], с ванькой забыли посоветоваться, бида! 😏</text:p>
          </table:table-cell>
        </table:table-row>
        <table:table-row table:style-name="ro1">
          <table:table-cell office:value-type="float" office:value="2143152" calcext:value-type="float">
            <text:p>2143152</text:p>
          </table:table-cell>
          <table:table-cell office:value-type="float" office:value="2143369" calcext:value-type="float">
            <text:p>2143369</text:p>
          </table:table-cell>
          <table:table-cell office:value-type="string" calcext:value-type="string">
            <text:p>non_sexist</text:p>
          </table:table-cell>
          <table:table-cell office:value-type="string" calcext:value-type="string">
            <text:p>[id141634707|Эмилия], зато не забыли с монеточкой</text:p>
          </table:table-cell>
        </table:table-row>
        <table:table-row table:style-name="ro1">
          <table:table-cell office:value-type="float" office:value="2143152" calcext:value-type="float">
            <text:p>2143152</text:p>
          </table:table-cell>
          <table:table-cell office:value-type="float" office:value="2143372" calcext:value-type="float">
            <text:p>2143372</text:p>
          </table:table-cell>
          <table:table-cell office:value-type="string" calcext:value-type="string">
            <text:p>non_sexist</text:p>
          </table:table-cell>
          <table:table-cell office:value-type="string" calcext:value-type="string">
            <text:p>[id159168639|Vanya], кто монеточка, и кто ты 😏</text:p>
          </table:table-cell>
        </table:table-row>
        <table:table-row table:style-name="ro2">
          <table:table-cell office:value-type="float" office:value="2143152" calcext:value-type="float">
            <text:p>2143152</text:p>
          </table:table-cell>
          <table:table-cell office:value-type="float" office:value="2143379" calcext:value-type="float">
            <text:p>2143379</text:p>
          </table:table-cell>
          <table:table-cell office:value-type="string" calcext:value-type="string">
            <text:p>non_sexist</text:p>
          </table:table-cell>
          <table:table-cell office:value-type="string" calcext:value-type="string">
            <text:p>[id141634707|Эмилия], и что? У нас чьё-то мнение априори выше?</text:p>
            <text:p/>
          </table:table-cell>
        </table:table-row>
        <table:table-row table:style-name="ro1">
          <table:table-cell office:value-type="float" office:value="2143152" calcext:value-type="float">
            <text:p>2143152</text:p>
          </table:table-cell>
          <table:table-cell office:value-type="float" office:value="2143381" calcext:value-type="float">
            <text:p>2143381</text:p>
          </table:table-cell>
          <table:table-cell office:value-type="string" calcext:value-type="string">
            <text:p>non_sexist</text:p>
          </table:table-cell>
          <table:table-cell office:value-type="string" calcext:value-type="string">
            <text:p>[id141634707|Эмилия], а кто монеточка? Любой дворник полезнее, чем она</text:p>
          </table:table-cell>
        </table:table-row>
        <table:table-row table:style-name="ro1">
          <table:table-cell office:value-type="float" office:value="2143152" calcext:value-type="float">
            <text:p>2143152</text:p>
          </table:table-cell>
          <table:table-cell office:value-type="float" office:value="2143384" calcext:value-type="float">
            <text:p>2143384</text:p>
          </table:table-cell>
          <table:table-cell office:value-type="string" calcext:value-type="string">
            <text:p>non_sexist</text:p>
          </table:table-cell>
          <table:table-cell office:value-type="string" calcext:value-type="string">
            <text:p>[id141634707|Эмилия], все, кого знают больше 10 человек это уже Боги и к их мнению надо прислушиваться?</text:p>
          </table:table-cell>
        </table:table-row>
        <table:table-row table:style-name="ro1">
          <table:table-cell office:value-type="float" office:value="2143152" calcext:value-type="float">
            <text:p>2143152</text:p>
          </table:table-cell>
          <table:table-cell office:value-type="float" office:value="2143385" calcext:value-type="float">
            <text:p>2143385</text:p>
          </table:table-cell>
          <table:table-cell office:value-type="string" calcext:value-type="string">
            <text:p>non_sexist</text:p>
          </table:table-cell>
          <table:table-cell office:value-type="string" calcext:value-type="string">
            <text:p>[id159168639|Vanya],</text:p>
          </table:table-cell>
        </table:table-row>
        <table:table-row table:style-name="ro1">
          <table:table-cell office:value-type="float" office:value="2143152" calcext:value-type="float">
            <text:p>2143152</text:p>
          </table:table-cell>
          <table:table-cell office:value-type="float" office:value="2143393" calcext:value-type="float">
            <text:p>2143393</text:p>
          </table:table-cell>
          <table:table-cell office:value-type="string" calcext:value-type="string">
            <text:p>non_sexist</text:p>
          </table:table-cell>
          <table:table-cell office:value-type="string" calcext:value-type="string">
            <text:p>[id141634707|Эмилия], открою тебе секрет, даже фанатам и фанаткам мон. не всрлся ее феминизм или поклонение макаронному монстру и т.д.</text:p>
          </table:table-cell>
        </table:table-row>
        <table:table-row table:style-name="ro1">
          <table:table-cell office:value-type="float" office:value="2143152" calcext:value-type="float">
            <text:p>2143152</text:p>
          </table:table-cell>
          <table:table-cell office:value-type="float" office:value="2143398" calcext:value-type="float">
            <text:p>2143398</text:p>
          </table:table-cell>
          <table:table-cell office:value-type="string" calcext:value-type="string">
            <text:p>non_sexist</text:p>
          </table:table-cell>
          <table:table-cell office:value-type="string" calcext:value-type="string">
            <text:p>А кто это?</text:p>
          </table:table-cell>
        </table:table-row>
        <table:table-row table:style-name="ro1">
          <table:table-cell office:value-type="float" office:value="2143152" calcext:value-type="float">
            <text:p>2143152</text:p>
          </table:table-cell>
          <table:table-cell office:value-type="float" office:value="2143399" calcext:value-type="float">
            <text:p>2143399</text:p>
          </table:table-cell>
          <table:table-cell office:value-type="string" calcext:value-type="string">
            <text:p>non_sexist</text:p>
          </table:table-cell>
          <table:table-cell office:value-type="string" calcext:value-type="string">
            <text:p>[id159168639|Vanya], останови свой баттхерт 😏</text:p>
          </table:table-cell>
        </table:table-row>
        <table:table-row table:style-name="ro1">
          <table:table-cell office:value-type="float" office:value="2143152" calcext:value-type="float">
            <text:p>2143152</text:p>
          </table:table-cell>
          <table:table-cell office:value-type="float" office:value="2143403" calcext:value-type="float">
            <text:p>2143403</text:p>
          </table:table-cell>
          <table:table-cell office:value-type="string" calcext:value-type="string">
            <text:p>non_sexist</text:p>
          </table:table-cell>
          <table:table-cell office:value-type="string" calcext:value-type="string">
            <text:p>[id364248323|Андрей], а так в чем же я не прав, если с тем же Вайнштейном сразу расторгли все контракты + к этому приложу цитату "30 мая Большое жюри проголосовало за придание продюсера суду по обвинению в изнасилованиях и уголовно сексуальных деяниях, об этом объявил окружной прокурор района Манхэттен. Данное решение жюри может привести к тому, что Харви придётся понести наказание за насильственные преступления в которых он обвинён"? Получается, что он все-таки получил наказание как социальное, так и уголовное, и безнаказанно своим положением у него не получилось воспользоваться. И это не пример удачной борьбы феминизма, а пример того, что любое асоциальное действие, коем является домогательство - порицается в любом цивилизованном обществе. А это только лишь самый популярный случай. Со Слуцким не так все утешительно, но это уже вопрос к его должности, которая любому полу на этом рабочем месте дает кучу плюх, но свое социальное уничтожение он однозначно получил.</text:p>
          </table:table-cell>
        </table:table-row>
        <table:table-row table:style-name="ro1">
          <table:table-cell office:value-type="float" office:value="2143152" calcext:value-type="float">
            <text:p>2143152</text:p>
          </table:table-cell>
          <table:table-cell office:value-type="float" office:value="2143411" calcext:value-type="float">
            <text:p>2143411</text:p>
          </table:table-cell>
          <table:table-cell office:value-type="string" calcext:value-type="string">
            <text:p>non_sexist</text:p>
          </table:table-cell>
          <table:table-cell office:value-type="string" calcext:value-type="string">
            <text:p>[id141634707|Эмилия], я даже не знаю, что хуже: "преколы" с одноклассников или мемы с минимализмом</text:p>
          </table:table-cell>
        </table:table-row>
        <table:table-row table:style-name="ro1">
          <table:table-cell office:value-type="float" office:value="2143152" calcext:value-type="float">
            <text:p>2143152</text:p>
          </table:table-cell>
          <table:table-cell office:value-type="float" office:value="2143419" calcext:value-type="float">
            <text:p>2143419</text:p>
          </table:table-cell>
          <table:table-cell office:value-type="string" calcext:value-type="string">
            <text:p>non_sexist</text:p>
          </table:table-cell>
          <table:table-cell office:value-type="string" calcext:value-type="string">
            <text:p>идиоты ,они повсюду))</text:p>
          </table:table-cell>
        </table:table-row>
        <table:table-row table:style-name="ro3">
          <table:table-cell office:value-type="float" office:value="2143152" calcext:value-type="float">
            <text:p>2143152</text:p>
          </table:table-cell>
          <table:table-cell office:value-type="float" office:value="2143422" calcext:value-type="float">
            <text:p>2143422</text:p>
          </table:table-cell>
          <table:table-cell office:value-type="string" calcext:value-type="string">
            <text:p>non_sexist</text:p>
          </table:table-cell>
          <table:table-cell office:value-type="string" calcext:value-type="string">
            <text:p>[id364248323|Андрей], Слуцкий в сравнении с Вайнштейном просто ангел. Он нарушил этические и моральные нормы, но не законы. А Вайнштейн подозревается в изнасилованиях.</text:p>
            <text:p/>
            <text:p>Что предлагает феминизм в отношении Слуцкого?</text:p>
          </table:table-cell>
        </table:table-row>
        <table:table-row table:style-name="ro5">
          <table:table-cell office:value-type="float" office:value="2143152" calcext:value-type="float">
            <text:p>2143152</text:p>
          </table:table-cell>
          <table:table-cell office:value-type="float" office:value="2143429" calcext:value-type="float">
            <text:p>2143429</text:p>
          </table:table-cell>
          <table:table-cell office:value-type="string" calcext:value-type="string">
            <text:p>non_sexist</text:p>
          </table:table-cell>
          <table:table-cell office:value-type="string" calcext:value-type="string">
            <text:p>[id1758372|Константин], кстати, а что помогает молчать несколько десятков лет?</text:p>
            <text:p>Оскар на полке?</text:p>
            <text:p/>
            <text:p>Я понимаю, он папик-дегегерат, но некоторые "жертвы" то что?</text:p>
          </table:table-cell>
        </table:table-row>
        <table:table-row table:style-name="ro1">
          <table:table-cell office:value-type="float" office:value="2143152" calcext:value-type="float">
            <text:p>2143152</text:p>
          </table:table-cell>
          <table:table-cell office:value-type="float" office:value="2143434" calcext:value-type="float">
            <text:p>2143434</text:p>
          </table:table-cell>
          <table:table-cell office:value-type="string" calcext:value-type="string">
            <text:p>non_sexist</text:p>
          </table:table-cell>
          <table:table-cell office:value-type="string" calcext:value-type="string">
            <text:p>[id159168639|Ваня], кризис права помогает молчать</text:p>
          </table:table-cell>
        </table:table-row>
        <table:table-row table:style-name="ro1">
          <table:table-cell office:value-type="float" office:value="2143152" calcext:value-type="float">
            <text:p>2143152</text:p>
          </table:table-cell>
          <table:table-cell office:value-type="float" office:value="2143449" calcext:value-type="float">
            <text:p>2143449</text:p>
          </table:table-cell>
          <table:table-cell office:value-type="string" calcext:value-type="string">
            <text:p>sexist</text:p>
          </table:table-cell>
          <table:table-cell office:value-type="string" calcext:value-type="string">
            <text:p>Феминизм даже хуже гомосятины, подрывает самые корни социума.</text:p>
          </table:table-cell>
        </table:table-row>
        <table:table-row table:style-name="ro1">
          <table:table-cell office:value-type="float" office:value="2143152" calcext:value-type="float">
            <text:p>2143152</text:p>
          </table:table-cell>
          <table:table-cell office:value-type="float" office:value="2143461" calcext:value-type="float">
            <text:p>2143461</text:p>
          </table:table-cell>
          <table:table-cell office:value-type="string" calcext:value-type="string">
            <text:p>non_sexist</text:p>
          </table:table-cell>
          <table:table-cell office:value-type="string" calcext:value-type="string">
            <text:p>Печаль. Когда я её услышал, подумал - "Здорово, рок жив!", а там оказывается не протест, а набор слов.</text:p>
          </table:table-cell>
        </table:table-row>
        <table:table-row table:style-name="ro1">
          <table:table-cell office:value-type="float" office:value="2143152" calcext:value-type="float">
            <text:p>2143152</text:p>
          </table:table-cell>
          <table:table-cell office:value-type="float" office:value="2143503" calcext:value-type="float">
            <text:p>2143503</text:p>
          </table:table-cell>
          <table:table-cell office:value-type="string" calcext:value-type="string">
            <text:p>non_sexist</text:p>
          </table:table-cell>
          <table:table-cell office:value-type="string" calcext:value-type="string">
            <text:p>Люблю ее</text:p>
          </table:table-cell>
        </table:table-row>
        <table:table-row table:style-name="ro1">
          <table:table-cell office:value-type="float" office:value="2143152" calcext:value-type="float">
            <text:p>2143152</text:p>
          </table:table-cell>
          <table:table-cell office:value-type="float" office:value="2143521" calcext:value-type="float">
            <text:p>2143521</text:p>
          </table:table-cell>
          <table:table-cell office:value-type="string" calcext:value-type="string">
            <text:p>non_sexist</text:p>
          </table:table-cell>
          <table:table-cell office:value-type="string" calcext:value-type="string">
            <text:p>Ой, такие леваки как медуза наверное просто без ума от того, что первое она поддерживает.</text:p>
          </table:table-cell>
        </table:table-row>
        <table:table-row table:style-name="ro1">
          <table:table-cell office:value-type="float" office:value="2143152" calcext:value-type="float">
            <text:p>2143152</text:p>
          </table:table-cell>
          <table:table-cell office:value-type="float" office:value="2143540" calcext:value-type="float">
            <text:p>2143540</text:p>
          </table:table-cell>
          <table:table-cell office:value-type="string" calcext:value-type="string">
            <text:p>non_sexist</text:p>
          </table:table-cell>
          <table:table-cell office:value-type="string" calcext:value-type="string">
            <text:p>никсель пиксель в сто раз умнее вашей монеточки</text:p>
          </table:table-cell>
        </table:table-row>
        <table:table-row table:style-name="ro4">
          <table:table-cell office:value-type="float" office:value="2143152" calcext:value-type="float">
            <text:p>2143152</text:p>
          </table:table-cell>
          <table:table-cell office:value-type="float" office:value="2143544" calcext:value-type="float">
            <text:p>2143544</text:p>
          </table:table-cell>
          <table:table-cell office:value-type="string" calcext:value-type="string">
            <text:p>sexist</text:p>
          </table:table-cell>
          <table:table-cell office:value-type="string" calcext:value-type="string">
            <text:p>Количество  комментариев "нормальная женщина всегда..."  и "АКАКЖЕМУЖИКИ"  дико напрягает и давит. </text:p>
            <text:p>Блин,  не на вас на бегают голые мужики  из-за угла,  не вас "друзья с востока"  пытаются схватить за попу у метро,  не вам объясняют, что "красной помадой красить я шлюхи",  не вам говорят,  если вы надели юбку выше колена "ТЫ ЧТО ХОЧЕШЬ,  ЧТОБЫ ТЕБЯ ИЗНАСИЛОВАЛИ?",  не вам говорят,  что надо похудеть ( причём это настолько субъективно, лол),  что "тебя надо похудеть,  а как же мужики",  не вас просят "не  высовываться", не вам говорят "женщины все портят,  зачем они в науке",  не вас зажимают в  углу на работах.  Знаете почему мои знакомые подруги почти нигде не задерживаются на подработках?  ДА ХУЙ ТЫ ЧЁ СКАЖЕШЬ ЗДОРОВЕННОМУ МУЖИКУ  НА РАБОТЕ,  КОТОРЫЙ ПЫТАЕТСЯ ДОЕБАТЬСЧ ДО ТЕБЯ.  </text:p>
            <text:p>Ты либо уходишь,  либо смиряешься с посягательством на СВОЕ тело. Это же пиздец. "феменизм  рушит социум" </text:p>
            <text:p>Блять,  мужики,  которые считают,  что тело Бабы  -  его  дело,  рушат его,  а не девушки,  которые не хотят,  чтобы его трогали. </text:p>
            <text:p/>
            <text:p>" у неё наверное травма"</text:p>
            <text:p>Да тогда у всех баб травма,  потому что у любой  девушки найдётся  куча стремных историй,  а у каждой третьей,  как её чуть не изнасиловали.</text:p>
          </table:table-cell>
        </table:table-row>
        <table:table-row table:style-name="ro1">
          <table:table-cell office:value-type="float" office:value="2143152" calcext:value-type="float">
            <text:p>2143152</text:p>
          </table:table-cell>
          <table:table-cell office:value-type="float" office:value="2143556" calcext:value-type="float">
            <text:p>2143556</text:p>
          </table:table-cell>
          <table:table-cell office:value-type="string" calcext:value-type="string">
            <text:p>non_sexist</text:p>
          </table:table-cell>
          <table:table-cell office:value-type="string" calcext:value-type="string">
            <text:p>Почему не указано в новости что это партнёрский материал? В общем скатились как и члентач</text:p>
          </table:table-cell>
        </table:table-row>
        <table:table-row table:style-name="ro3">
          <table:table-cell office:value-type="float" office:value="2143152" calcext:value-type="float">
            <text:p>2143152</text:p>
          </table:table-cell>
          <table:table-cell office:value-type="float" office:value="2143575" calcext:value-type="float">
            <text:p>2143575</text:p>
          </table:table-cell>
          <table:table-cell office:value-type="string" calcext:value-type="string">
            <text:p>sexist</text:p>
          </table:table-cell>
          <table:table-cell office:value-type="string" calcext:value-type="string">
            <text:p>[id455212259|Amarum], у нас, у пацанов, тоже есть страхи и неприятные истории про женщин. Но это все социальные аспекты. Когда государство начинает регулировать социальные аспекты, оно превращается в совок. </text:p>
            <text:p/>
            <text:p>Я не хочу, чтобы какая-нибудь особо мнительная девушка имела возможность использовать закон против меня, если я случайно задел её жопу рукой в метро.</text:p>
          </table:table-cell>
        </table:table-row>
        <table:table-row table:style-name="ro1">
          <table:table-cell office:value-type="float" office:value="2143152" calcext:value-type="float">
            <text:p>2143152</text:p>
          </table:table-cell>
          <table:table-cell office:value-type="float" office:value="2143587" calcext:value-type="float">
            <text:p>2143587</text:p>
          </table:table-cell>
          <table:table-cell office:value-type="string" calcext:value-type="string">
            <text:p>non_sexist</text:p>
          </table:table-cell>
          <table:table-cell office:value-type="string" calcext:value-type="string">
            <text:p>[id1758372|Константин], голая женщина выскакивала на вас по среди дороги? женщины пытались принудить вас к сексу? Да, давайте положим хуй на это, конечно , какая разница ,что делают мужики</text:p>
          </table:table-cell>
        </table:table-row>
        <table:table-row table:style-name="ro3">
          <table:table-cell office:value-type="float" office:value="2143152" calcext:value-type="float">
            <text:p>2143152</text:p>
          </table:table-cell>
          <table:table-cell office:value-type="float" office:value="2143598" calcext:value-type="float">
            <text:p>2143598</text:p>
          </table:table-cell>
          <table:table-cell office:value-type="string" calcext:value-type="string">
            <text:p>non_sexist</text:p>
          </table:table-cell>
          <table:table-cell office:value-type="string" calcext:value-type="string">
            <text:p>[id455212259|Amarum], с каких пор в 2к18 году женщины вдруг стали пуританками? Для чего была сексуальная революция в 70-х?</text:p>
            <text:p/>
            <text:p>Почему вы считаете, что за непристойное поведение, не причиняющее физического и финансового вреда, должно быть наказание?</text:p>
          </table:table-cell>
        </table:table-row>
        <table:table-row table:style-name="ro1">
          <table:table-cell office:value-type="float" office:value="2143152" calcext:value-type="float">
            <text:p>2143152</text:p>
          </table:table-cell>
          <table:table-cell office:value-type="float" office:value="2143600" calcext:value-type="float">
            <text:p>2143600</text:p>
          </table:table-cell>
          <table:table-cell office:value-type="string" calcext:value-type="string">
            <text:p>non_sexist</text:p>
          </table:table-cell>
          <table:table-cell office:value-type="string" calcext:value-type="string">
            <text:p>Феминизм - это клево, Монеточка - тоже клевая, почему это отказываются понимать?</text:p>
          </table:table-cell>
        </table:table-row>
        <table:table-row table:style-name="ro1">
          <table:table-cell office:value-type="float" office:value="2064129" calcext:value-type="float">
            <text:p>2064129</text:p>
          </table:table-cell>
          <table:table-cell office:value-type="float" office:value="2064133" calcext:value-type="float">
            <text:p>2064133</text:p>
          </table:table-cell>
          <table:table-cell office:value-type="string" calcext:value-type="string">
            <text:p>sexist_in_co</text:p>
          </table:table-cell>
          <table:table-cell office:value-type="string" calcext:value-type="string">
            <text:p>Ну, что тут сказать? Модный тренд.</text:p>
          </table:table-cell>
        </table:table-row>
        <table:table-row table:style-name="ro1">
          <table:table-cell office:value-type="float" office:value="2064129" calcext:value-type="float">
            <text:p>2064129</text:p>
          </table:table-cell>
          <table:table-cell office:value-type="float" office:value="2064138" calcext:value-type="float">
            <text:p>2064138</text:p>
          </table:table-cell>
          <table:table-cell office:value-type="string" calcext:value-type="string">
            <text:p>sexist</text:p>
          </table:table-cell>
          <table:table-cell office:value-type="string" calcext:value-type="string">
            <text:p>(ф)емки душат ппц пот</text:p>
          </table:table-cell>
        </table:table-row>
        <table:table-row table:style-name="ro1">
          <table:table-cell office:value-type="float" office:value="2064129" calcext:value-type="float">
            <text:p>2064129</text:p>
          </table:table-cell>
          <table:table-cell office:value-type="float" office:value="2064139" calcext:value-type="float">
            <text:p>2064139</text:p>
          </table:table-cell>
          <table:table-cell office:value-type="string" calcext:value-type="string">
            <text:p>non_sexist</text:p>
          </table:table-cell>
          <table:table-cell office:value-type="string" calcext:value-type="string">
            <text:p>Как вообще фильм? Сойдёт или полный мусор?</text:p>
          </table:table-cell>
        </table:table-row>
        <table:table-row table:style-name="ro1">
          <table:table-cell office:value-type="float" office:value="2064129" calcext:value-type="float">
            <text:p>2064129</text:p>
          </table:table-cell>
          <table:table-cell office:value-type="float" office:value="2064143" calcext:value-type="float">
            <text:p>2064143</text:p>
          </table:table-cell>
          <table:table-cell office:value-type="string" calcext:value-type="string">
            <text:p>non_sexist</text:p>
          </table:table-cell>
          <table:table-cell office:value-type="string" calcext:value-type="string">
            <text:p>Да эпоха феминизма началась с Девушки с татуировкой дракона, доброе утро</text:p>
          </table:table-cell>
        </table:table-row>
        <table:table-row table:style-name="ro1">
          <table:table-cell office:value-type="float" office:value="2064129" calcext:value-type="float">
            <text:p>2064129</text:p>
          </table:table-cell>
          <table:table-cell office:value-type="float" office:value="2064144" calcext:value-type="float">
            <text:p>2064144</text:p>
          </table:table-cell>
          <table:table-cell office:value-type="string" calcext:value-type="string">
            <text:p>sexist</text:p>
          </table:table-cell>
          <table:table-cell office:value-type="string" calcext:value-type="string">
            <text:p>Бабы они такие, хитрые и коварные, сами себя нае*ать могут и не заметить</text:p>
          </table:table-cell>
        </table:table-row>
        <table:table-row table:style-name="ro1">
          <table:table-cell office:value-type="float" office:value="2064129" calcext:value-type="float">
            <text:p>2064129</text:p>
          </table:table-cell>
          <table:table-cell office:value-type="float" office:value="2064147" calcext:value-type="float">
            <text:p>2064147</text:p>
          </table:table-cell>
          <table:table-cell office:value-type="string" calcext:value-type="string">
            <text:p>non_sexist</text:p>
          </table:table-cell>
          <table:table-cell office:value-type="string" calcext:value-type="string">
            <text:p>Жаль что фильм посредственный</text:p>
          </table:table-cell>
        </table:table-row>
        <table:table-row table:style-name="ro1">
          <table:table-cell office:value-type="float" office:value="2064129" calcext:value-type="float">
            <text:p>2064129</text:p>
          </table:table-cell>
          <table:table-cell office:value-type="float" office:value="2064149" calcext:value-type="float">
            <text:p>2064149</text:p>
          </table:table-cell>
          <table:table-cell office:value-type="string" calcext:value-type="string">
            <text:p>sexist</text:p>
          </table:table-cell>
          <table:table-cell office:value-type="string" calcext:value-type="string">
            <text:p>А как же бодипозитив??!!! Этот фильм - угнетатель</text:p>
          </table:table-cell>
        </table:table-row>
        <table:table-row table:style-name="ro1">
          <table:table-cell office:value-type="float" office:value="2064129" calcext:value-type="float">
            <text:p>2064129</text:p>
          </table:table-cell>
          <table:table-cell office:value-type="float" office:value="2064153" calcext:value-type="float">
            <text:p>2064153</text:p>
          </table:table-cell>
          <table:table-cell office:value-type="string" calcext:value-type="string">
            <text:p>sexist</text:p>
          </table:table-cell>
          <table:table-cell office:value-type="string" calcext:value-type="string">
            <text:p>Феминизм извратился. Это зло.</text:p>
          </table:table-cell>
        </table:table-row>
        <table:table-row table:style-name="ro1">
          <table:table-cell office:value-type="float" office:value="2064129" calcext:value-type="float">
            <text:p>2064129</text:p>
          </table:table-cell>
          <table:table-cell office:value-type="float" office:value="2064155" calcext:value-type="float">
            <text:p>2064155</text:p>
          </table:table-cell>
          <table:table-cell office:value-type="string" calcext:value-type="string">
            <text:p>non_sexist</text:p>
          </table:table-cell>
          <table:table-cell office:value-type="string" calcext:value-type="string">
            <text:p>[id27850510|Евгений], фильм достаточно неплохой, красиво снят. Смотреть не скучно. Но в нем нет того,что может зацепить. Чисто на один раз сходить.</text:p>
          </table:table-cell>
        </table:table-row>
        <table:table-row table:style-name="ro2">
          <table:table-cell office:value-type="float" office:value="2064129" calcext:value-type="float">
            <text:p>2064129</text:p>
          </table:table-cell>
          <table:table-cell office:value-type="float" office:value="2064158" calcext:value-type="float">
            <text:p>2064158</text:p>
          </table:table-cell>
          <table:table-cell office:value-type="string" calcext:value-type="string">
            <text:p>non_sexist</text:p>
          </table:table-cell>
          <table:table-cell office:value-type="string" calcext:value-type="string">
            <text:p>Отличный фильм! Актерский состав потрясающий! 🤩</text:p>
            <text:p>Настоятельно рекомендую! 👌🏻</text:p>
          </table:table-cell>
        </table:table-row>
        <table:table-row table:style-name="ro1">
          <table:table-cell office:value-type="float" office:value="2064129" calcext:value-type="float">
            <text:p>2064129</text:p>
          </table:table-cell>
          <table:table-cell office:value-type="float" office:value="2064159" calcext:value-type="float">
            <text:p>2064159</text:p>
          </table:table-cell>
          <table:table-cell office:value-type="string" calcext:value-type="string">
            <text:p>non_sexist</text:p>
          </table:table-cell>
          <table:table-cell office:value-type="string" calcext:value-type="string">
            <text:p>Очередная феминистическая статья от медузы</text:p>
          </table:table-cell>
        </table:table-row>
        <table:table-row table:style-name="ro1">
          <table:table-cell office:value-type="float" office:value="2064129" calcext:value-type="float">
            <text:p>2064129</text:p>
          </table:table-cell>
          <table:table-cell office:value-type="float" office:value="2064166" calcext:value-type="float">
            <text:p>2064166</text:p>
          </table:table-cell>
          <table:table-cell office:value-type="string" calcext:value-type="string">
            <text:p>non_sexist</text:p>
          </table:table-cell>
          <table:table-cell office:value-type="string" calcext:value-type="string">
            <text:p>[id1487662|Кирилл], сказано же, фильм эпохи феминизма.</text:p>
          </table:table-cell>
        </table:table-row>
        <table:table-row table:style-name="ro1">
          <table:table-cell office:value-type="float" office:value="2064129" calcext:value-type="float">
            <text:p>2064129</text:p>
          </table:table-cell>
          <table:table-cell office:value-type="float" office:value="2064169" calcext:value-type="float">
            <text:p>2064169</text:p>
          </table:table-cell>
          <table:table-cell office:value-type="string" calcext:value-type="string">
            <text:p>sexist</text:p>
          </table:table-cell>
          <table:table-cell office:value-type="string" calcext:value-type="string">
            <text:p>По сборам, возможно перебъёт легендарный фильм Охотницы за приведениями, ведь всем интересна та же самая история но только с женщинами😏</text:p>
          </table:table-cell>
        </table:table-row>
        <table:table-row table:style-name="ro1">
          <table:table-cell office:value-type="float" office:value="2064129" calcext:value-type="float">
            <text:p>2064129</text:p>
          </table:table-cell>
          <table:table-cell office:value-type="float" office:value="2064172" calcext:value-type="float">
            <text:p>2064172</text:p>
          </table:table-cell>
          <table:table-cell office:value-type="string" calcext:value-type="string">
            <text:p>non_sexist</text:p>
          </table:table-cell>
          <table:table-cell office:value-type="string" calcext:value-type="string">
            <text:p>Заходят как то индианка, афроамериканка, азиатка, латиноамериканка, еврейка, европейка, американка и мулатка в бар....</text:p>
          </table:table-cell>
        </table:table-row>
        <table:table-row table:style-name="ro1">
          <table:table-cell office:value-type="float" office:value="2064129" calcext:value-type="float">
            <text:p>2064129</text:p>
          </table:table-cell>
          <table:table-cell office:value-type="float" office:value="2064173" calcext:value-type="float">
            <text:p>2064173</text:p>
          </table:table-cell>
          <table:table-cell office:value-type="string" calcext:value-type="string">
            <text:p>non_sexist</text:p>
          </table:table-cell>
          <table:table-cell office:value-type="string" calcext:value-type="string">
            <text:p>[id1487662|Кирилл], ну так рыночек порешал и их. С хиппи в своё время та же история была.</text:p>
          </table:table-cell>
        </table:table-row>
        <table:table-row table:style-name="ro1">
          <table:table-cell office:value-type="float" office:value="2064129" calcext:value-type="float">
            <text:p>2064129</text:p>
          </table:table-cell>
          <table:table-cell office:value-type="float" office:value="2064183" calcext:value-type="float">
            <text:p>2064183</text:p>
          </table:table-cell>
          <table:table-cell office:value-type="string" calcext:value-type="string">
            <text:p>non_sexist</text:p>
          </table:table-cell>
          <table:table-cell office:value-type="string" calcext:value-type="string">
            <text:p>[id94798005|Павел], а что в этом плохого?</text:p>
          </table:table-cell>
        </table:table-row>
        <table:table-row table:style-name="ro1">
          <table:table-cell office:value-type="float" office:value="2064129" calcext:value-type="float">
            <text:p>2064129</text:p>
          </table:table-cell>
          <table:table-cell office:value-type="float" office:value="2064184" calcext:value-type="float">
            <text:p>2064184</text:p>
          </table:table-cell>
          <table:table-cell office:value-type="string" calcext:value-type="string">
            <text:p>non_sexist</text:p>
          </table:table-cell>
          <table:table-cell office:value-type="string" calcext:value-type="string">
            <text:p>интересно, кто-то по собственной воле пойдёт на фильм с таким названием?</text:p>
          </table:table-cell>
        </table:table-row>
        <table:table-row table:style-name="ro1">
          <table:table-cell office:value-type="float" office:value="2064129" calcext:value-type="float">
            <text:p>2064129</text:p>
          </table:table-cell>
          <table:table-cell office:value-type="float" office:value="2064188" calcext:value-type="float">
            <text:p>2064188</text:p>
          </table:table-cell>
          <table:table-cell office:value-type="string" calcext:value-type="string">
            <text:p>non_sexist</text:p>
          </table:table-cell>
          <table:table-cell office:value-type="string" calcext:value-type="string">
            <text:p>что такое "фильмы эпохи феминизма"? в Голливуде снимается в районе 1000 фильмов в год, крупных картин в районе 50. Сколько из них феминистких? 2-5? жиденькая эпоха, если честно.</text:p>
          </table:table-cell>
        </table:table-row>
        <table:table-row table:style-name="ro1">
          <table:table-cell office:value-type="float" office:value="2064129" calcext:value-type="float">
            <text:p>2064129</text:p>
          </table:table-cell>
          <table:table-cell office:value-type="float" office:value="2064189" calcext:value-type="float">
            <text:p>2064189</text:p>
          </table:table-cell>
          <table:table-cell office:value-type="string" calcext:value-type="string">
            <text:p>non_sexist</text:p>
          </table:table-cell>
          <table:table-cell office:value-type="string" calcext:value-type="string">
            <text:p>[id393003477|Надежда], спасибо, подумаю над просмотром. До этого у меня одно только название отбило желание смотреть фильм ибо первая мысль о нем - пиявка, пытающаяся выехать на славе трилогии.</text:p>
          </table:table-cell>
        </table:table-row>
        <table:table-row table:style-name="ro6">
          <table:table-cell office:value-type="float" office:value="2064129" calcext:value-type="float">
            <text:p>2064129</text:p>
          </table:table-cell>
          <table:table-cell office:value-type="float" office:value="2064200" calcext:value-type="float">
            <text:p>2064200</text:p>
          </table:table-cell>
          <table:table-cell office:value-type="string" calcext:value-type="string">
            <text:p>sexist</text:p>
          </table:table-cell>
          <table:table-cell office:value-type="string" calcext:value-type="string">
            <text:p>Я не понимаю, почему этот фильм унижает права геев, лесбиянок, азиатов и чернокожих?</text:p>
            <text:p/>
            <text:p>Почему он не называется "8 афроамериканских лесбийских подруг гея-азиата Оушена"?</text:p>
            <text:p/>
            <text:p>Я требую равноправия.</text:p>
          </table:table-cell>
        </table:table-row>
        <table:table-row table:style-name="ro1">
          <table:table-cell office:value-type="float" office:value="2064129" calcext:value-type="float">
            <text:p>2064129</text:p>
          </table:table-cell>
          <table:table-cell office:value-type="float" office:value="2064223" calcext:value-type="float">
            <text:p>2064223</text:p>
          </table:table-cell>
          <table:table-cell office:value-type="string" calcext:value-type="string">
            <text:p>non_sexist</text:p>
          </table:table-cell>
          <table:table-cell office:value-type="string" calcext:value-type="string">
            <text:p>Что-то мне подсказывает, что фильм очень плох</text:p>
          </table:table-cell>
        </table:table-row>
        <table:table-row table:style-name="ro3">
          <table:table-cell office:value-type="float" office:value="2064129" calcext:value-type="float">
            <text:p>2064129</text:p>
          </table:table-cell>
          <table:table-cell office:value-type="float" office:value="2064224" calcext:value-type="float">
            <text:p>2064224</text:p>
          </table:table-cell>
          <table:table-cell office:value-type="string" calcext:value-type="string">
            <text:p>non_sexist</text:p>
          </table:table-cell>
          <table:table-cell office:value-type="string" calcext:value-type="string">
            <text:p>[id1487662|Кирилл], не хочу спор разводить, но уж очень смешно на счёт "никто бомбить не будет". у такой толпы народа ж в жопе свербит из-за феминизма. а мимо известного феминистического фильма пройти и какаху не кинуть - это ж каких сил хватит?</text:p>
            <text:p>хотя, по сути, у кто-то всегда бомбит. это нормально.</text:p>
            <text:p>а если есть перезапуски франшиз, (и сиквелы, приквелы, хуиквелы, и переосмысления), то почему не быть такому? тем более они не перекраивают существующих персов: они выстраивают новый сюжет по правилам франшизы. не вижу причин для такого сильного бомбежа</text:p>
          </table:table-cell>
        </table:table-row>
        <table:table-row table:style-name="ro1">
          <table:table-cell office:value-type="float" office:value="2064129" calcext:value-type="float">
            <text:p>2064129</text:p>
          </table:table-cell>
          <table:table-cell office:value-type="float" office:value="2064236" calcext:value-type="float">
            <text:p>2064236</text:p>
          </table:table-cell>
          <table:table-cell office:value-type="string" calcext:value-type="string">
            <text:p>non_sexist</text:p>
          </table:table-cell>
          <table:table-cell office:value-type="string" calcext:value-type="string">
            <text:p>Сколько воя в комментариях... как будто мало фильмов "для настоящих мужчин" снимают... Не, один типа феминистский фильм (да и то с каким-то сомнительным феминизмом про фансервисных дамочек), все - катастрофа, конец света и матриархат! х_х</text:p>
          </table:table-cell>
        </table:table-row>
        <table:table-row table:style-name="ro1">
          <table:table-cell office:value-type="float" office:value="2064129" calcext:value-type="float">
            <text:p>2064129</text:p>
          </table:table-cell>
          <table:table-cell office:value-type="float" office:value="2064237" calcext:value-type="float">
            <text:p>2064237</text:p>
          </table:table-cell>
          <table:table-cell office:value-type="string" calcext:value-type="string">
            <text:p>non_sexist</text:p>
          </table:table-cell>
          <table:table-cell office:value-type="string" calcext:value-type="string">
            <text:p>[id3997224|Полина], "Тельма и Луиза" 1991😏</text:p>
          </table:table-cell>
        </table:table-row>
        <table:table-row table:style-name="ro1">
          <table:table-cell office:value-type="float" office:value="2064129" calcext:value-type="float">
            <text:p>2064129</text:p>
          </table:table-cell>
          <table:table-cell office:value-type="float" office:value="2064250" calcext:value-type="float">
            <text:p>2064250</text:p>
          </table:table-cell>
          <table:table-cell office:value-type="string" calcext:value-type="string">
            <text:p>non_sexist</text:p>
          </table:table-cell>
          <table:table-cell office:value-type="string" calcext:value-type="string">
            <text:p>От слова "феминизм" уже блевать тянет. А фильм хороший</text:p>
          </table:table-cell>
        </table:table-row>
        <table:table-row table:style-name="ro1">
          <table:table-cell office:value-type="float" office:value="2064129" calcext:value-type="float">
            <text:p>2064129</text:p>
          </table:table-cell>
          <table:table-cell office:value-type="float" office:value="2064270" calcext:value-type="float">
            <text:p>2064270</text:p>
          </table:table-cell>
          <table:table-cell office:value-type="string" calcext:value-type="string">
            <text:p>non_sexist</text:p>
          </table:table-cell>
          <table:table-cell office:value-type="string" calcext:value-type="string">
            <text:p>Эры долбоебизма )</text:p>
          </table:table-cell>
        </table:table-row>
        <table:table-row table:style-name="ro3">
          <table:table-cell office:value-type="float" office:value="2064129" calcext:value-type="float">
            <text:p>2064129</text:p>
          </table:table-cell>
          <table:table-cell office:value-type="float" office:value="2064275" calcext:value-type="float">
            <text:p>2064275</text:p>
          </table:table-cell>
          <table:table-cell office:value-type="string" calcext:value-type="string">
            <text:p>sexist</text:p>
          </table:table-cell>
          <table:table-cell office:value-type="string" calcext:value-type="string">
            <text:p>"к старейшему стереотипу жанра: чем женщина привлекательней, тем коварней"</text:p>
            <text:p/>
            <text:p>поэтому мы решили показать вам коварных жирух?</text:p>
          </table:table-cell>
        </table:table-row>
        <table:table-row table:style-name="ro1">
          <table:table-cell office:value-type="float" office:value="2064129" calcext:value-type="float">
            <text:p>2064129</text:p>
          </table:table-cell>
          <table:table-cell office:value-type="float" office:value="2064286" calcext:value-type="float">
            <text:p>2064286</text:p>
          </table:table-cell>
          <table:table-cell office:value-type="string" calcext:value-type="string">
            <text:p>sexist</text:p>
          </table:table-cell>
          <table:table-cell office:value-type="string" calcext:value-type="string">
            <text:p>Не смотрел ни охотниц за привидениями ни эту хероту. Если женщины начнут вести себя как мужики, а мужики как бабы.. То 3,14здец этому миру</text:p>
          </table:table-cell>
        </table:table-row>
        <table:table-row table:style-name="ro1">
          <table:table-cell office:value-type="float" office:value="2064129" calcext:value-type="float">
            <text:p>2064129</text:p>
          </table:table-cell>
          <table:table-cell office:value-type="float" office:value="2064302" calcext:value-type="float">
            <text:p>2064302</text:p>
          </table:table-cell>
          <table:table-cell office:value-type="string" calcext:value-type="string">
            <text:p>racist</text:p>
          </table:table-cell>
          <table:table-cell office:value-type="string" calcext:value-type="string">
            <text:p>Ну, судя по всему, среди них черножопая и п*здоглазая, так что я как человек политкорректный вполне доволен.</text:p>
          </table:table-cell>
        </table:table-row>
        <table:table-row table:style-name="ro1">
          <table:table-cell office:value-type="float" office:value="2064129" calcext:value-type="float">
            <text:p>2064129</text:p>
          </table:table-cell>
          <table:table-cell office:value-type="float" office:value="2064315" calcext:value-type="float">
            <text:p>2064315</text:p>
          </table:table-cell>
          <table:table-cell office:value-type="string" calcext:value-type="string">
            <text:p>non_sexist</text:p>
          </table:table-cell>
          <table:table-cell office:value-type="string" calcext:value-type="string">
            <text:p>Скоро кто-то снимет фильм про ущемление прав женщин, и этот фильм получит оскар, а может и не один.</text:p>
          </table:table-cell>
        </table:table-row>
        <table:table-row table:style-name="ro5">
          <table:table-cell office:value-type="float" office:value="2064129" calcext:value-type="float">
            <text:p>2064129</text:p>
          </table:table-cell>
          <table:table-cell office:value-type="float" office:value="2064319" calcext:value-type="float">
            <text:p>2064319</text:p>
          </table:table-cell>
          <table:table-cell office:value-type="string" calcext:value-type="string">
            <text:p>non_sexist</text:p>
          </table:table-cell>
          <table:table-cell office:value-type="string" calcext:value-type="string">
            <text:p>[id1487662|Кирилл], это уже продюсерские мутки. сейчас больше финансовые риски, продюсеры склонны выбирать проекты похожие на что-то популярное или обкатанные. это одна сторона медали. </text:p>
            <text:p>сразу говорю: не смотрела ещё.</text:p>
            <text:p>добавит или нет: да фиг знает. мне кажется это расширяет границы. мол, смотрите, раньше вот только мужчины совершали хитроумные харизматичные ограбления со всеми вытекающими штампами, теперь оказалось, что женщины так тоже умеют, и притом переламывают свои штампы и делают всё немного иначе. плюс персонажи, сеттинг, переосмысления какие-нибудь.</text:p>
            <text:p>мне интереснее, как он выглядит в среде другого кино с женщинами на главных ролях: сама концепция клёвая по сути.</text:p>
          </table:table-cell>
        </table:table-row>
        <table:table-row table:style-name="ro1">
          <table:table-cell office:value-type="float" office:value="2064129" calcext:value-type="float">
            <text:p>2064129</text:p>
          </table:table-cell>
          <table:table-cell office:value-type="float" office:value="2064330" calcext:value-type="float">
            <text:p>2064330</text:p>
          </table:table-cell>
          <table:table-cell office:value-type="string" calcext:value-type="string">
            <text:p>non_sexist</text:p>
          </table:table-cell>
          <table:table-cell office:value-type="string" calcext:value-type="string">
            <text:p>[id38592655|Воробей], у них как раз и свербит от того, что уже готовое портят</text:p>
          </table:table-cell>
        </table:table-row>
        <table:table-row table:style-name="ro1">
          <table:table-cell office:value-type="float" office:value="2064129" calcext:value-type="float">
            <text:p>2064129</text:p>
          </table:table-cell>
          <table:table-cell office:value-type="float" office:value="2064332" calcext:value-type="float">
            <text:p>2064332</text:p>
          </table:table-cell>
          <table:table-cell office:value-type="string" calcext:value-type="string">
            <text:p>non_sexist</text:p>
          </table:table-cell>
          <table:table-cell office:value-type="string" calcext:value-type="string">
            <text:p>Подобные фильмы вообще дискредитируют феминизм. Почему не снять хорошее кино с сильными женскими героинями? Тут же всё плохо: сюжет скомкан, юмор отвратительный, никакой особой интриги и острых поворотов нет. Совершенно вторичное кино, не знаю, зачем его вообще создавали, просто чтобы был и утвердить ту самую эпоху феминизма в Голливуде?</text:p>
          </table:table-cell>
        </table:table-row>
        <table:table-row table:style-name="ro1">
          <table:table-cell office:value-type="float" office:value="2064129" calcext:value-type="float">
            <text:p>2064129</text:p>
          </table:table-cell>
          <table:table-cell office:value-type="float" office:value="2064344" calcext:value-type="float">
            <text:p>2064344</text:p>
          </table:table-cell>
          <table:table-cell office:value-type="string" calcext:value-type="string">
            <text:p>non_sexist</text:p>
          </table:table-cell>
          <table:table-cell office:value-type="string" calcext:value-type="string">
            <text:p>[id120777699|Александр], сняли уже фильм с хорошими женскими героинями - "Три билборда...". "8 подруг" - это авантюрная комедия на вечер. А почему бы нет? Блин, да самый первый фильм был предсказуемый, чья фишка - куча звезд. Вот все разнылись - испортили оригинал. Там портит нечего.</text:p>
          </table:table-cell>
        </table:table-row>
        <table:table-row table:style-name="ro1">
          <table:table-cell office:value-type="float" office:value="2064129" calcext:value-type="float">
            <text:p>2064129</text:p>
          </table:table-cell>
          <table:table-cell office:value-type="float" office:value="2064349" calcext:value-type="float">
            <text:p>2064349</text:p>
          </table:table-cell>
          <table:table-cell office:value-type="string" calcext:value-type="string">
            <text:p>non_sexist</text:p>
          </table:table-cell>
          <table:table-cell office:value-type="string" calcext:value-type="string">
            <text:p>[id409063689|Анастасия], я не говорю, что испортили оригинал, я вообще никак с оригиналом не ассоциирую его. Насчет того, что фильм на один вечер - это ты права, чтобы испортить этот вечер.</text:p>
          </table:table-cell>
        </table:table-row>
        <table:table-row table:style-name="ro1">
          <table:table-cell office:value-type="float" office:value="2064129" calcext:value-type="float">
            <text:p>2064129</text:p>
          </table:table-cell>
          <table:table-cell office:value-type="float" office:value="2064356" calcext:value-type="float">
            <text:p>2064356</text:p>
          </table:table-cell>
          <table:table-cell office:value-type="string" calcext:value-type="string">
            <text:p>non_sexist</text:p>
          </table:table-cell>
          <table:table-cell office:value-type="string" calcext:value-type="string">
            <text:p>[id120777699|Александр], чего? Пересмотрите "Форсаж" и заплачьте от умиления.</text:p>
          </table:table-cell>
        </table:table-row>
        <table:table-row table:style-name="ro1">
          <table:table-cell office:value-type="float" office:value="2064129" calcext:value-type="float">
            <text:p>2064129</text:p>
          </table:table-cell>
          <table:table-cell office:value-type="float" office:value="2064357" calcext:value-type="float">
            <text:p>2064357</text:p>
          </table:table-cell>
          <table:table-cell office:value-type="string" calcext:value-type="string">
            <text:p>non_sexist</text:p>
          </table:table-cell>
          <table:table-cell office:value-type="string" calcext:value-type="string">
            <text:p>[id409063689|Анастасия], "запей говно мочой", - нет, спасибо.</text:p>
          </table:table-cell>
        </table:table-row>
        <table:table-row table:style-name="ro1">
          <table:table-cell office:value-type="float" office:value="2064129" calcext:value-type="float">
            <text:p>2064129</text:p>
          </table:table-cell>
          <table:table-cell office:value-type="float" office:value="2064368" calcext:value-type="float">
            <text:p>2064368</text:p>
          </table:table-cell>
          <table:table-cell office:value-type="string" calcext:value-type="string">
            <text:p>non_sexist</text:p>
          </table:table-cell>
          <table:table-cell office:value-type="string" calcext:value-type="string">
            <text:p>[id155807720|Nenahoff], да, тоже, согласна, но все же после "Девушки" прям волна пошла, а так же в Тельме и Луизе скорее замута в "случайном" убийстве в отместку пьяному приставале, а вот в "девушке" показано как она мстит своему истязателю целенаправленно и крайне жестоко</text:p>
          </table:table-cell>
        </table:table-row>
        <table:table-row table:style-name="ro1">
          <table:table-cell office:value-type="float" office:value="2064129" calcext:value-type="float">
            <text:p>2064129</text:p>
          </table:table-cell>
          <table:table-cell office:value-type="float" office:value="2064369" calcext:value-type="float">
            <text:p>2064369</text:p>
          </table:table-cell>
          <table:table-cell office:value-type="string" calcext:value-type="string">
            <text:p>non_sexist</text:p>
          </table:table-cell>
          <table:table-cell office:value-type="string" calcext:value-type="string">
            <text:p>А я вижу мужики в коментариях много понимают в феминизме... В открытую обозначают свое презрение единицы - остальные тихой сапой пишут, что "8 подруг Оушена" - это какое-то не такое преподношение сильных женщин. Слова умные подбирают, чтобы обосрать. Когда выходит очередной авантюрный фильм с мужиками и шепоткой юмора - все понимают, что он средний, но глянуть можно. А как значит заявлен феминизм, так картина не дотягивает до каких-то мифических стандартов. Идеи извращены и т. д. Слишком много необоснованных претензий, у вас мужики.</text:p>
          </table:table-cell>
        </table:table-row>
        <table:table-row table:style-name="ro1">
          <table:table-cell office:value-type="float" office:value="2064129" calcext:value-type="float">
            <text:p>2064129</text:p>
          </table:table-cell>
          <table:table-cell office:value-type="float" office:value="2064374" calcext:value-type="float">
            <text:p>2064374</text:p>
          </table:table-cell>
          <table:table-cell office:value-type="string" calcext:value-type="string">
            <text:p>non_sexist</text:p>
          </table:table-cell>
          <table:table-cell office:value-type="string" calcext:value-type="string">
            <text:p>Отвратительно</text:p>
          </table:table-cell>
        </table:table-row>
        <table:table-row table:style-name="ro3">
          <table:table-cell office:value-type="float" office:value="2064129" calcext:value-type="float">
            <text:p>2064129</text:p>
          </table:table-cell>
          <table:table-cell office:value-type="float" office:value="2064386" calcext:value-type="float">
            <text:p>2064386</text:p>
          </table:table-cell>
          <table:table-cell office:value-type="string" calcext:value-type="string">
            <text:p>non_sexist</text:p>
          </table:table-cell>
          <table:table-cell office:value-type="string" calcext:value-type="string">
            <text:p>[id1487662|Кирилл], да бывали, но не много, а не в стереотипном ключе - прям очень мало.</text:p>
            <text:p>это уже посмотрим. пока это только фактор риска. не факт, что выйдет (или уже вышло... я не в курсе) плохо.</text:p>
            <text:p>и я думаю, они помнят. об этом сложно не помнить, имхо</text:p>
          </table:table-cell>
        </table:table-row>
        <table:table-row table:style-name="ro1">
          <table:table-cell office:value-type="float" office:value="2064129" calcext:value-type="float">
            <text:p>2064129</text:p>
          </table:table-cell>
          <table:table-cell office:value-type="float" office:value="2064441" calcext:value-type="float">
            <text:p>2064441</text:p>
          </table:table-cell>
          <table:table-cell office:value-type="string" calcext:value-type="string">
            <text:p>non_sexist</text:p>
          </table:table-cell>
          <table:table-cell office:value-type="string" calcext:value-type="string">
            <text:p>Если я хочу посмеяться, я захожу в комментарии к трейлеру этого фильма в ютубе. Там так бомбит всех, что просто ор</text:p>
          </table:table-cell>
        </table:table-row>
        <table:table-row table:style-name="ro1">
          <table:table-cell office:value-type="float" office:value="2064129" calcext:value-type="float">
            <text:p>2064129</text:p>
          </table:table-cell>
          <table:table-cell office:value-type="float" office:value="2064475" calcext:value-type="float">
            <text:p>2064475</text:p>
          </table:table-cell>
          <table:table-cell office:value-type="string" calcext:value-type="string">
            <text:p>non_sexist</text:p>
          </table:table-cell>
          <table:table-cell office:value-type="string" calcext:value-type="string">
            <text:p>Даже смотреть не буду</text:p>
          </table:table-cell>
        </table:table-row>
        <table:table-row table:style-name="ro1">
          <table:table-cell office:value-type="float" office:value="2064129" calcext:value-type="float">
            <text:p>2064129</text:p>
          </table:table-cell>
          <table:table-cell office:value-type="float" office:value="2064487" calcext:value-type="float">
            <text:p>2064487</text:p>
          </table:table-cell>
          <table:table-cell office:value-type="string" calcext:value-type="string">
            <text:p>non_sexist</text:p>
          </table:table-cell>
          <table:table-cell office:value-type="string" calcext:value-type="string">
            <text:p>[id409063689|Анастасия], да никакого презрения, просто фильм получился отстойным. Это, конечно, мое мнение, но судя по оценкам и рейтингам, я не одинок. У фильма вообще нет сильных сторон, кроме каста. И как триллер он слабый, как боевик вообще ни о чем, для комедии юмор просто убогий. Есть хорошие фильмы о сильных женщинах. Те же "А зори здесь тихие". Его вообще можно считать гимном феминизму без выпячивания феминизма. Там тебе и боевик, и драма, даже юмор подвезли.</text:p>
          </table:table-cell>
        </table:table-row>
        <table:table-row table:style-name="ro5">
          <table:table-cell office:value-type="float" office:value="2064129" calcext:value-type="float">
            <text:p>2064129</text:p>
          </table:table-cell>
          <table:table-cell office:value-type="float" office:value="2064488" calcext:value-type="float">
            <text:p>2064488</text:p>
          </table:table-cell>
          <table:table-cell office:value-type="string" calcext:value-type="string">
            <text:p>non_sexist</text:p>
          </table:table-cell>
          <table:table-cell office:value-type="string" calcext:value-type="string">
            <text:p>&gt;"красивые женщины"</text:p>
            <text:p>&gt; Бланшетт, Рианна, Бонем Картер</text:p>
            <text:p/>
            <text:p>ахахах</text:p>
          </table:table-cell>
        </table:table-row>
        <table:table-row table:style-name="ro1">
          <table:table-cell office:value-type="float" office:value="2064129" calcext:value-type="float">
            <text:p>2064129</text:p>
          </table:table-cell>
          <table:table-cell office:value-type="float" office:value="2064498" calcext:value-type="float">
            <text:p>2064498</text:p>
          </table:table-cell>
          <table:table-cell office:value-type="string" calcext:value-type="string">
            <text:p>non_sexist</text:p>
          </table:table-cell>
          <table:table-cell office:value-type="string" calcext:value-type="string">
            <text:p>Наканецта</text:p>
          </table:table-cell>
        </table:table-row>
        <table:table-row table:style-name="ro1">
          <table:table-cell office:value-type="float" office:value="2064129" calcext:value-type="float">
            <text:p>2064129</text:p>
          </table:table-cell>
          <table:table-cell office:value-type="float" office:value="2064499" calcext:value-type="float">
            <text:p>2064499</text:p>
          </table:table-cell>
          <table:table-cell office:value-type="string" calcext:value-type="string">
            <text:p>sexist</text:p>
          </table:table-cell>
          <table:table-cell office:value-type="string" calcext:value-type="string">
            <text:p>Очередной идеологический фемношлак.</text:p>
          </table:table-cell>
        </table:table-row>
        <table:table-row table:style-name="ro1">
          <table:table-cell office:value-type="float" office:value="2064129" calcext:value-type="float">
            <text:p>2064129</text:p>
          </table:table-cell>
          <table:table-cell office:value-type="float" office:value="2064504" calcext:value-type="float">
            <text:p>2064504</text:p>
          </table:table-cell>
          <table:table-cell office:value-type="string" calcext:value-type="string">
            <text:p>non_sexist</text:p>
          </table:table-cell>
          <table:table-cell office:value-type="string" calcext:value-type="string">
            <text:p>[id409063689|Anastasia], пошла нах со своей марксисткой сектой.</text:p>
          </table:table-cell>
        </table:table-row>
        <table:table-row table:style-name="ro1">
          <table:table-cell office:value-type="float" office:value="2064129" calcext:value-type="float">
            <text:p>2064129</text:p>
          </table:table-cell>
          <table:table-cell office:value-type="float" office:value="2064506" calcext:value-type="float">
            <text:p>2064506</text:p>
          </table:table-cell>
          <table:table-cell office:value-type="string" calcext:value-type="string">
            <text:p>non_sexist</text:p>
          </table:table-cell>
          <table:table-cell office:value-type="string" calcext:value-type="string">
            <text:p>Мне кажется это будет скучно смотреть</text:p>
          </table:table-cell>
        </table:table-row>
        <table:table-row table:style-name="ro1">
          <table:table-cell office:value-type="float" office:value="2064129" calcext:value-type="float">
            <text:p>2064129</text:p>
          </table:table-cell>
          <table:table-cell office:value-type="float" office:value="2064510" calcext:value-type="float">
            <text:p>2064510</text:p>
          </table:table-cell>
          <table:table-cell office:value-type="string" calcext:value-type="string">
            <text:p>non_sexist</text:p>
          </table:table-cell>
          <table:table-cell office:value-type="string" calcext:value-type="string">
            <text:p>Я бы даже посмотрел это, ибо есть хорошие актрисы, но не буду, потому что это снимали не ради фильма, а ради фем-клона другого фильма "чтоббыло".</text:p>
          </table:table-cell>
        </table:table-row>
        <table:table-row table:style-name="ro1">
          <table:table-cell office:value-type="float" office:value="2064129" calcext:value-type="float">
            <text:p>2064129</text:p>
          </table:table-cell>
          <table:table-cell office:value-type="float" office:value="2064516" calcext:value-type="float">
            <text:p>2064516</text:p>
          </table:table-cell>
          <table:table-cell office:value-type="string" calcext:value-type="string">
            <text:p>sexist</text:p>
          </table:table-cell>
          <table:table-cell office:value-type="string" calcext:value-type="string">
            <text:p>[id120777699|Александр], рейтинг первой части "Форсажа" 7, 7 - рейтинг восьмой части "Форсажа" 6, 2. Ни о чем не говорят эти цифры? История приелась, но собирает бабло. При чем здесь хорошие фильмы о сильных женщинах? "8 подруг Оушена" - это просто фильм про банду женщин. Он не знамя феминизма.</text:p>
          </table:table-cell>
        </table:table-row>
        <table:table-row table:style-name="ro1">
          <table:table-cell office:value-type="float" office:value="2064129" calcext:value-type="float">
            <text:p>2064129</text:p>
          </table:table-cell>
          <table:table-cell office:value-type="float" office:value="2064517" calcext:value-type="float">
            <text:p>2064517</text:p>
          </table:table-cell>
          <table:table-cell office:value-type="string" calcext:value-type="string">
            <text:p>sexist</text:p>
          </table:table-cell>
          <table:table-cell office:value-type="string" calcext:value-type="string">
            <text:p>"Женщина коварна по природе", боевое облачение по фигуре — это статью писал живёт не , в эпоху феминизма</text:p>
          </table:table-cell>
        </table:table-row>
        <table:table-row table:style-name="ro1">
          <table:table-cell office:value-type="float" office:value="2064129" calcext:value-type="float">
            <text:p>2064129</text:p>
          </table:table-cell>
          <table:table-cell office:value-type="float" office:value="2064583" calcext:value-type="float">
            <text:p>2064583</text:p>
          </table:table-cell>
          <table:table-cell office:value-type="string" calcext:value-type="string">
            <text:p>non_sexist</text:p>
          </table:table-cell>
          <table:table-cell office:value-type="string" calcext:value-type="string">
            <text:p>[id409063689|Anastasia], вся претензия лишь в том, что под флагом феминизма просто копируются фильмы, где ГГ были мужики. Феминистки = коммунисты получается. А это не есть хорошо.</text:p>
          </table:table-cell>
        </table:table-row>
        <table:table-row table:style-name="ro1">
          <table:table-cell office:value-type="float" office:value="2064129" calcext:value-type="float">
            <text:p>2064129</text:p>
          </table:table-cell>
          <table:table-cell office:value-type="float" office:value="2064589" calcext:value-type="float">
            <text:p>2064589</text:p>
          </table:table-cell>
          <table:table-cell office:value-type="string" calcext:value-type="string">
            <text:p>non_sexist</text:p>
          </table:table-cell>
          <table:table-cell office:value-type="string" calcext:value-type="string">
            <text:p>стрелочка наконец повернулась!!!! нас, тупых спермобаков, угнетают!!!</text:p>
          </table:table-cell>
        </table:table-row>
        <table:table-row table:style-name="ro5">
          <table:table-cell office:value-type="float" office:value="2064129" calcext:value-type="float">
            <text:p>2064129</text:p>
          </table:table-cell>
          <table:table-cell office:value-type="float" office:value="2064610" calcext:value-type="float">
            <text:p>2064610</text:p>
          </table:table-cell>
          <table:table-cell office:value-type="string" calcext:value-type="string">
            <text:p>non_sexist</text:p>
          </table:table-cell>
          <table:table-cell office:value-type="string" calcext:value-type="string">
            <text:p>Ой, ну надо же, в Голливуде вместо того чтобы придумывать оригинальную идею, берут проверенный брэнд и снимают под его эгидой фильм. Никогда такого не было и вот опять.</text:p>
            <text:p>90% того, что показывают в кинотеатрах, это вторичное, третьичное, хрензнаеткакоетичное говно, которое кто-то когда-то высрал, второй пережевал, переварил, высрал и дал третьему на белом блюдце... а вы последнее звено в цепи это человеческой многоножки современной киноиндустрии. </text:p>
            <text:p>Но что-то я не вижу повсеместного возмущения под другими фильмами. Где оно? Нет его. Хаваете свое говно и причмокиваете.</text:p>
            <text:p>Однако, стоило кому-то сделать все тоже самое, но завернуть фильм в женскую обертку, сразу поднялась куча вони. Очевидно проблема не в том, что вас волнует вторичность и такое себе качество кинопродукции, вас просто бесит сам факт, что тут женщины. Вот и все. И не надо прикрываться какой-то хуйней.</text:p>
          </table:table-cell>
        </table:table-row>
        <table:table-row table:style-name="ro1">
          <table:table-cell office:value-type="float" office:value="2064129" calcext:value-type="float">
            <text:p>2064129</text:p>
          </table:table-cell>
          <table:table-cell office:value-type="float" office:value="2064611" calcext:value-type="float">
            <text:p>2064611</text:p>
          </table:table-cell>
          <table:table-cell office:value-type="string" calcext:value-type="string">
            <text:p>sexist</text:p>
          </table:table-cell>
          <table:table-cell office:value-type="string" calcext:value-type="string">
            <text:p>ТНН</text:p>
          </table:table-cell>
        </table:table-row>
        <table:table-row table:style-name="ro1">
          <table:table-cell office:value-type="float" office:value="2064129" calcext:value-type="float">
            <text:p>2064129</text:p>
          </table:table-cell>
          <table:table-cell office:value-type="float" office:value="2064628" calcext:value-type="float">
            <text:p>2064628</text:p>
          </table:table-cell>
          <table:table-cell office:value-type="string" calcext:value-type="string">
            <text:p>non_sexist</text:p>
          </table:table-cell>
          <table:table-cell office:value-type="string" calcext:value-type="string">
            <text:p>КНН</text:p>
          </table:table-cell>
        </table:table-row>
        <table:table-row table:style-name="ro1">
          <table:table-cell office:value-type="float" office:value="2064129" calcext:value-type="float">
            <text:p>2064129</text:p>
          </table:table-cell>
          <table:table-cell office:value-type="float" office:value="2064635" calcext:value-type="float">
            <text:p>2064635</text:p>
          </table:table-cell>
          <table:table-cell office:value-type="string" calcext:value-type="string">
            <text:p>non_sexist</text:p>
          </table:table-cell>
          <table:table-cell office:value-type="string" calcext:value-type="string">
            <text:p>Норм фильм, чего сразу начинается</text:p>
          </table:table-cell>
        </table:table-row>
        <table:table-row table:style-name="ro1">
          <table:table-cell office:value-type="float" office:value="2064129" calcext:value-type="float">
            <text:p>2064129</text:p>
          </table:table-cell>
          <table:table-cell office:value-type="float" office:value="2064724" calcext:value-type="float">
            <text:p>2064724</text:p>
          </table:table-cell>
          <table:table-cell office:value-type="string" calcext:value-type="string">
            <text:p>non_sexist</text:p>
          </table:table-cell>
          <table:table-cell office:value-type="string" calcext:value-type="string">
            <text:p>[id3997224|Полина], а как же Солдат Джейн?</text:p>
          </table:table-cell>
        </table:table-row>
        <table:table-row table:style-name="ro1">
          <table:table-cell office:value-type="float" office:value="2064129" calcext:value-type="float">
            <text:p>2064129</text:p>
          </table:table-cell>
          <table:table-cell office:value-type="float" office:value="2064864" calcext:value-type="float">
            <text:p>2064864</text:p>
          </table:table-cell>
          <table:table-cell office:value-type="string" calcext:value-type="string">
            <text:p>sexist</text:p>
          </table:table-cell>
          <table:table-cell office:value-type="string" calcext:value-type="string">
            <text:p>Феминизм? Но как бы мужчины как большинство практически во всем превосходят большинство женщин</text:p>
          </table:table-cell>
        </table:table-row>
        <table:table-row table:style-name="ro1">
          <table:table-cell office:value-type="float" office:value="2064129" calcext:value-type="float">
            <text:p>2064129</text:p>
          </table:table-cell>
          <table:table-cell office:value-type="float" office:value="2065115" calcext:value-type="float">
            <text:p>2065115</text:p>
          </table:table-cell>
          <table:table-cell office:value-type="string" calcext:value-type="string">
            <text:p>sexist</text:p>
          </table:table-cell>
          <table:table-cell office:value-type="string" calcext:value-type="string">
            <text:p>Феминизм Феминизмом , но каждая женщина хочет , что бы рядом с ней был сильный мужчина . Теперь вопрос . А на кой черт нужен этот феминизм? Ну а на фильм о крутых женщинах я думаю все сходят с удовольствием . Если хороший сценарий и стоящие актрисы . Может меня не поймут , но мне понравился Запрещенный прием . Да он многих разочаровал .</text:p>
          </table:table-cell>
        </table:table-row>
        <table:table-row table:style-name="ro1">
          <table:table-cell office:value-type="float" office:value="2064129" calcext:value-type="float">
            <text:p>2064129</text:p>
          </table:table-cell>
          <table:table-cell office:value-type="float" office:value="2065122" calcext:value-type="float">
            <text:p>2065122</text:p>
          </table:table-cell>
          <table:table-cell office:value-type="string" calcext:value-type="string">
            <text:p>non_sexist</text:p>
          </table:table-cell>
          <table:table-cell office:value-type="string" calcext:value-type="string">
            <text:p>А это гавно кто то смотрел?)))</text:p>
          </table:table-cell>
        </table:table-row>
        <table:table-row table:style-name="ro1">
          <table:table-cell office:value-type="float" office:value="2064129" calcext:value-type="float">
            <text:p>2064129</text:p>
          </table:table-cell>
          <table:table-cell office:value-type="float" office:value="2065137" calcext:value-type="float">
            <text:p>2065137</text:p>
          </table:table-cell>
          <table:table-cell office:value-type="string" calcext:value-type="string">
            <text:p>non_sexist</text:p>
          </table:table-cell>
          <table:table-cell office:value-type="string" calcext:value-type="string">
            <text:p>Да смотрели . И это не самый поршивый фильм .</text:p>
          </table:table-cell>
        </table:table-row>
        <table:table-row table:style-name="ro1">
          <table:table-cell office:value-type="float" office:value="2064129" calcext:value-type="float">
            <text:p>2064129</text:p>
          </table:table-cell>
          <table:table-cell office:value-type="float" office:value="2065148" calcext:value-type="float">
            <text:p>2065148</text:p>
          </table:table-cell>
          <table:table-cell office:value-type="string" calcext:value-type="string">
            <text:p>non_sexist</text:p>
          </table:table-cell>
          <table:table-cell office:value-type="string" calcext:value-type="string">
            <text:p>И подруг можно посмотреть . Просто не воспринимать это серьезно . Хороший фильм . Что бы провести время , не более того .</text:p>
          </table:table-cell>
        </table:table-row>
        <table:table-row table:style-name="ro1">
          <table:table-cell office:value-type="float" office:value="2064129" calcext:value-type="float">
            <text:p>2064129</text:p>
          </table:table-cell>
          <table:table-cell office:value-type="float" office:value="2065196" calcext:value-type="float">
            <text:p>2065196</text:p>
          </table:table-cell>
          <table:table-cell office:value-type="string" calcext:value-type="string">
            <text:p>non_sexist</text:p>
          </table:table-cell>
          <table:table-cell office:value-type="string" calcext:value-type="string">
            <text:p>Не смотрел и <text:s/>не осуждаю</text:p>
          </table:table-cell>
        </table:table-row>
        <table:table-row table:style-name="ro1">
          <table:table-cell office:value-type="float" office:value="2064129" calcext:value-type="float">
            <text:p>2064129</text:p>
          </table:table-cell>
          <table:table-cell office:value-type="float" office:value="2065362" calcext:value-type="float">
            <text:p>2065362</text:p>
          </table:table-cell>
          <table:table-cell office:value-type="string" calcext:value-type="string">
            <text:p>non_sexist</text:p>
          </table:table-cell>
          <table:table-cell office:value-type="string" calcext:value-type="string">
            <text:p>феминизм это круто и разумно, полностью поддерживаю женщин, но а быдло мудчин всегда будет хватать, которые не могут в справедливость и не хотят замечать очевидное. Далеко этой планете еще до цевилизованного общества. Печаль</text:p>
          </table:table-cell>
        </table:table-row>
        <table:table-row table:style-name="ro1">
          <table:table-cell office:value-type="float" office:value="2064129" calcext:value-type="float">
            <text:p>2064129</text:p>
          </table:table-cell>
          <table:table-cell office:value-type="float" office:value="2065500" calcext:value-type="float">
            <text:p>2065500</text:p>
          </table:table-cell>
          <table:table-cell office:value-type="string" calcext:value-type="string">
            <text:p>non_sexist</text:p>
          </table:table-cell>
          <table:table-cell office:value-type="string" calcext:value-type="string">
            <text:p>[id27850510|Evgeny], полный мусор</text:p>
          </table:table-cell>
        </table:table-row>
        <table:table-row table:style-name="ro1">
          <table:table-cell office:value-type="float" office:value="2064129" calcext:value-type="float">
            <text:p>2064129</text:p>
          </table:table-cell>
          <table:table-cell office:value-type="float" office:value="2065520" calcext:value-type="float">
            <text:p>2065520</text:p>
          </table:table-cell>
          <table:table-cell office:value-type="string" calcext:value-type="string">
            <text:p>non_sexist</text:p>
          </table:table-cell>
          <table:table-cell office:value-type="string" calcext:value-type="string">
            <text:p>Потратить 2 часа жизни на "это", потом ещё обсуждать "это" в инете некоторое время.😳 Барыги от кино, "стряпающие" такие поделки, правильно оценивают "рынок" - из 7,5 млрд 95% не совсем "человеки", ближе к "приматам".</text:p>
          </table:table-cell>
        </table:table-row>
        <table:table-row table:style-name="ro1">
          <table:table-cell office:value-type="float" office:value="2064129" calcext:value-type="float">
            <text:p>2064129</text:p>
          </table:table-cell>
          <table:table-cell office:value-type="float" office:value="2066232" calcext:value-type="float">
            <text:p>2066232</text:p>
          </table:table-cell>
          <table:table-cell office:value-type="string" calcext:value-type="string">
            <text:p>non_sexist</text:p>
          </table:table-cell>
          <table:table-cell office:value-type="string" calcext:value-type="string">
            <text:p>А барменка им говорит "Вас тоже достали эти угнетатели?"</text:p>
          </table:table-cell>
        </table:table-row>
        <table:table-row table:style-name="ro1">
          <table:table-cell office:value-type="float" office:value="2064129" calcext:value-type="float">
            <text:p>2064129</text:p>
          </table:table-cell>
          <table:table-cell office:value-type="float" office:value="2066302" calcext:value-type="float">
            <text:p>2066302</text:p>
          </table:table-cell>
          <table:table-cell office:value-type="string" calcext:value-type="string">
            <text:p>non_sexist</text:p>
          </table:table-cell>
          <table:table-cell office:value-type="string" calcext:value-type="string">
            <text:p>[id126516380|Игорь], вот только эти "быдл мудчины" и развивают технический прогресс, который ты репостишь на стене.</text:p>
          </table:table-cell>
        </table:table-row>
        <table:table-row table:style-name="ro1">
          <table:table-cell office:value-type="float" office:value="2064129" calcext:value-type="float">
            <text:p>2064129</text:p>
          </table:table-cell>
          <table:table-cell office:value-type="float" office:value="2066307" calcext:value-type="float">
            <text:p>2066307</text:p>
          </table:table-cell>
          <table:table-cell office:value-type="string" calcext:value-type="string">
            <text:p>non_sexist</text:p>
          </table:table-cell>
          <table:table-cell office:value-type="string" calcext:value-type="string">
            <text:p>[id1487662|Кирилл], ты просто мамкин подкаблучник, не более.</text:p>
          </table:table-cell>
        </table:table-row>
        <table:table-row table:style-name="ro1">
          <table:table-cell office:value-type="float" office:value="2064129" calcext:value-type="float">
            <text:p>2064129</text:p>
          </table:table-cell>
          <table:table-cell office:value-type="float" office:value="2066312" calcext:value-type="float">
            <text:p>2066312</text:p>
          </table:table-cell>
          <table:table-cell office:value-type="string" calcext:value-type="string">
            <text:p>non_sexist</text:p>
          </table:table-cell>
          <table:table-cell office:value-type="string" calcext:value-type="string">
            <text:p>[id1487662|Кирилл], это не мнение, а факт.</text:p>
          </table:table-cell>
        </table:table-row>
        <table:table-row table:style-name="ro1">
          <table:table-cell office:value-type="float" office:value="2064129" calcext:value-type="float">
            <text:p>2064129</text:p>
          </table:table-cell>
          <table:table-cell office:value-type="float" office:value="2066317" calcext:value-type="float">
            <text:p>2066317</text:p>
          </table:table-cell>
          <table:table-cell office:value-type="string" calcext:value-type="string">
            <text:p>non_sexist</text:p>
          </table:table-cell>
          <table:table-cell office:value-type="string" calcext:value-type="string">
            <text:p>[id1487662|Кирилл], тебе просто тяжело признать этот факт😌</text:p>
          </table:table-cell>
        </table:table-row>
        <table:table-row table:style-name="ro1">
          <table:table-cell office:value-type="float" office:value="2064129" calcext:value-type="float">
            <text:p>2064129</text:p>
          </table:table-cell>
          <table:table-cell office:value-type="float" office:value="2066328" calcext:value-type="float">
            <text:p>2066328</text:p>
          </table:table-cell>
          <table:table-cell office:value-type="string" calcext:value-type="string">
            <text:p>non_sexist</text:p>
          </table:table-cell>
          <table:table-cell office:value-type="string" calcext:value-type="string">
            <text:p>[id1487662|Кирилл], конечно тебе тяжело читать мои факты, ибо ты мамкин подкаблучник, который очень слаб и глуп.</text:p>
          </table:table-cell>
        </table:table-row>
        <table:table-row table:style-name="ro1">
          <table:table-cell office:value-type="float" office:value="2064129" calcext:value-type="float">
            <text:p>2064129</text:p>
          </table:table-cell>
          <table:table-cell office:value-type="float" office:value="2066337" calcext:value-type="float">
            <text:p>2066337</text:p>
          </table:table-cell>
          <table:table-cell office:value-type="string" calcext:value-type="string">
            <text:p>non_sexist</text:p>
          </table:table-cell>
          <table:table-cell office:value-type="string" calcext:value-type="string">
            <text:p>[id1487662|Кирилл], я смотрю, для это уже фетиш.</text:p>
          </table:table-cell>
        </table:table-row>
        <table:table-row table:style-name="ro1">
          <table:table-cell office:value-type="float" office:value="2064129" calcext:value-type="float">
            <text:p>2064129</text:p>
          </table:table-cell>
          <table:table-cell office:value-type="float" office:value="2066347" calcext:value-type="float">
            <text:p>2066347</text:p>
          </table:table-cell>
          <table:table-cell office:value-type="string" calcext:value-type="string">
            <text:p>non_sexist</text:p>
          </table:table-cell>
          <table:table-cell office:value-type="string" calcext:value-type="string">
            <text:p>[id1487662|Кирилл], где он коряво пишется?</text:p>
          </table:table-cell>
        </table:table-row>
        <table:table-row table:style-name="ro1">
          <table:table-cell office:value-type="float" office:value="2064129" calcext:value-type="float">
            <text:p>2064129</text:p>
          </table:table-cell>
          <table:table-cell office:value-type="float" office:value="2066358" calcext:value-type="float">
            <text:p>2066358</text:p>
          </table:table-cell>
          <table:table-cell office:value-type="string" calcext:value-type="string">
            <text:p>non_sexist</text:p>
          </table:table-cell>
          <table:table-cell office:value-type="string" calcext:value-type="string">
            <text:p>[id1487662|Кирилл], прочитал, корявости нет.</text:p>
          </table:table-cell>
        </table:table-row>
        <table:table-row table:style-name="ro1">
          <table:table-cell office:value-type="float" office:value="2064129" calcext:value-type="float">
            <text:p>2064129</text:p>
          </table:table-cell>
          <table:table-cell office:value-type="float" office:value="2066372" calcext:value-type="float">
            <text:p>2066372</text:p>
          </table:table-cell>
          <table:table-cell office:value-type="string" calcext:value-type="string">
            <text:p>non_sexist</text:p>
          </table:table-cell>
          <table:table-cell office:value-type="string" calcext:value-type="string">
            <text:p>[id1487662|Кирилл], а тьфу, ты про этот коммент. Ну да, забыл "тебя".</text:p>
          </table:table-cell>
        </table:table-row>
        <table:table-row table:style-name="ro1">
          <table:table-cell office:value-type="float" office:value="2064129" calcext:value-type="float">
            <text:p>2064129</text:p>
          </table:table-cell>
          <table:table-cell office:value-type="float" office:value="2066381" calcext:value-type="float">
            <text:p>2066381</text:p>
          </table:table-cell>
          <table:table-cell office:value-type="string" calcext:value-type="string">
            <text:p>non_sexist</text:p>
          </table:table-cell>
          <table:table-cell office:value-type="string" calcext:value-type="string">
            <text:p>[id1487662|Кирилл], мои мысли и так для тебе уже понятны.</text:p>
          </table:table-cell>
        </table:table-row>
        <table:table-row table:style-name="ro1">
          <table:table-cell office:value-type="float" office:value="2064129" calcext:value-type="float">
            <text:p>2064129</text:p>
          </table:table-cell>
          <table:table-cell office:value-type="float" office:value="2066404" calcext:value-type="float">
            <text:p>2066404</text:p>
          </table:table-cell>
          <table:table-cell office:value-type="string" calcext:value-type="string">
            <text:p>sexist</text:p>
          </table:table-cell>
          <table:table-cell office:value-type="string" calcext:value-type="string">
            <text:p>[id1487662|Кирилл], мысль только о феминизме и о тебе, не более. И я не спроста тебе ответил, ладно девушки поддерживают феминизм, но оно тебе зачем? По факту феминизм полностью себя изжил. Настоящий феминизм был в 20 веке. Сейчас же это полная деградация. Не уж-то тебя воспитывала одиночная мать феминистка, что аж ты решил придерживаться её взглядам? Заметь, это только вопрос, возможно есть и другие причины, почему ты поддерживаешь феминизм.</text:p>
          </table:table-cell>
        </table:table-row>
        <table:table-row table:style-name="ro1">
          <table:table-cell office:value-type="float" office:value="2064129" calcext:value-type="float">
            <text:p>2064129</text:p>
          </table:table-cell>
          <table:table-cell office:value-type="float" office:value="2066428" calcext:value-type="float">
            <text:p>2066428</text:p>
          </table:table-cell>
          <table:table-cell office:value-type="string" calcext:value-type="string">
            <text:p>sexist</text:p>
          </table:table-cell>
          <table:table-cell office:value-type="string" calcext:value-type="string">
            <text:p>[id1487662|Кирилл], я знаю, что такое феминизм, поэтому я написал, что в 20-ом веке был настоящий феминизм. Сейчас можно увидеть озлобленных феминисток, которые пытаются дискредитировать мужчин, так ещё влезают в игровую/мультимедийную индустрию, показывая, какой мужской пол слабый и глупый. Есть конечно настоящие феминистки, но их мало. С таким феминизмом (к примеру, как у nixelpixel) девушки ничего не добьются.</text:p>
          </table:table-cell>
        </table:table-row>
        <table:table-row table:style-name="ro1">
          <table:table-cell office:value-type="float" office:value="2064129" calcext:value-type="float">
            <text:p>2064129</text:p>
          </table:table-cell>
          <table:table-cell office:value-type="float" office:value="2066645" calcext:value-type="float">
            <text:p>2066645</text:p>
          </table:table-cell>
          <table:table-cell office:value-type="string" calcext:value-type="string">
            <text:p>non_sexist</text:p>
          </table:table-cell>
          <table:table-cell office:value-type="string" calcext:value-type="string">
            <text:p>[id418379505|Антон], ой бедного ущемили феминистки ) ну так что мужской пол сильный и умный лишь раздутый стереотип и не более ) знает он о фиминизме конечно. А злится любому человеку это нормально, нужен лишь повод. Есть хороший канал на ютубе "феминистки поесняют"</text:p>
          </table:table-cell>
        </table:table-row>
        <table:table-row table:style-name="ro1">
          <table:table-cell office:value-type="float" office:value="2064129" calcext:value-type="float">
            <text:p>2064129</text:p>
          </table:table-cell>
          <table:table-cell office:value-type="float" office:value="2066661" calcext:value-type="float">
            <text:p>2066661</text:p>
          </table:table-cell>
          <table:table-cell office:value-type="string" calcext:value-type="string">
            <text:p>sexist</text:p>
          </table:table-cell>
          <table:table-cell office:value-type="string" calcext:value-type="string">
            <text:p>[id126516380|Игорь], не давно сделал скрин, который подтверждает сущность современного феминизма. Ах да, научно доказано, что мужчина сильнее. Хотя, это без всякой науки понятно. Этого не понимают только дегенераты, которые ставят феминизм выше науки.</text:p>
          </table:table-cell>
        </table:table-row>
        <table:table-row table:style-name="ro1">
          <table:table-cell office:value-type="float" office:value="2064129" calcext:value-type="float">
            <text:p>2064129</text:p>
          </table:table-cell>
          <table:table-cell office:value-type="float" office:value="2066711" calcext:value-type="float">
            <text:p>2066711</text:p>
          </table:table-cell>
          <table:table-cell office:value-type="string" calcext:value-type="string">
            <text:p>non_sexist</text:p>
          </table:table-cell>
          <table:table-cell office:value-type="string" calcext:value-type="string">
            <text:p>[id418379505|Антон], Этот скрин подтверждает что-то максимум в твоих фантазиях.Таких женщин можно понять, ибо многим из них сильно испортили жизнь мужчины, навредили и так далее. Без всякой науки понятно что? Мужчин и женщин воспитывают по разному, действует гендерное воспитание. Девушкам с рождения не вбивают что нужно быть сильной, чаще вбивают что нужно обслуживать сильных. Я всю свою жизнь видел несправедливое отношение мужчин к женщинам, ещё когда учился в школе, мне это никогда не нравилось, после я узнал что такое феминизм и узнал больше. В скринах сущности мужчин можно вообще утонуть</text:p>
          </table:table-cell>
        </table:table-row>
        <table:table-row table:style-name="ro1">
          <table:table-cell office:value-type="float" office:value="2064129" calcext:value-type="float">
            <text:p>2064129</text:p>
          </table:table-cell>
          <table:table-cell office:value-type="float" office:value="2066720" calcext:value-type="float">
            <text:p>2066720</text:p>
          </table:table-cell>
          <table:table-cell office:value-type="string" calcext:value-type="string">
            <text:p>non_sexist</text:p>
          </table:table-cell>
          <table:table-cell office:value-type="string" calcext:value-type="string">
            <text:p>[id355057995|Арсений], так же как и от твоего имени</text:p>
          </table:table-cell>
        </table:table-row>
        <table:table-row table:style-name="ro1">
          <table:table-cell office:value-type="float" office:value="2064129" calcext:value-type="float">
            <text:p>2064129</text:p>
          </table:table-cell>
          <table:table-cell office:value-type="float" office:value="2066744" calcext:value-type="float">
            <text:p>2066744</text:p>
          </table:table-cell>
          <table:table-cell office:value-type="string" calcext:value-type="string">
            <text:p>non_sexist</text:p>
          </table:table-cell>
          <table:table-cell office:value-type="string" calcext:value-type="string">
            <text:p>[id126516380|Игорь], причём тут мои фантазии? Феминистки явно хотят сделать из мужчин рабов. По факту, нынешние феминистки-это обиженные женщины, которые из себя ничего не представляют. Как правило, в своих неудачах они винят только мужчин. Свою же вину они не хотят признавать. У меня есть знакомая, которая просто смеётся с этих феминисток. Ты наверное сейчас подумаешь, что она жертва патриархата, но нет. Она здраво мыслит, учиться и работает. Да и проблем с мужчины не было, в том плане, что никакой мужчина её не бил. Без всякой науки понятно, что мужчина физически сильнее девушки. Когда мужчина бьёт свою жену, почему феминистки удивляются? Женщина же не слабее мужчины, как ты говоришь. Кстати, у мужчин тоже бывают проблемы с несправедливостью.</text:p>
          </table:table-cell>
        </table:table-row>
        <table:table-row table:style-name="ro1">
          <table:table-cell office:value-type="float" office:value="2064129" calcext:value-type="float">
            <text:p>2064129</text:p>
          </table:table-cell>
          <table:table-cell office:value-type="float" office:value="2066966" calcext:value-type="float">
            <text:p>2066966</text:p>
          </table:table-cell>
          <table:table-cell office:value-type="string" calcext:value-type="string">
            <text:p>non_sexist</text:p>
          </table:table-cell>
          <table:table-cell office:value-type="string" calcext:value-type="string">
            <text:p>Дкумаю преувеличена его крутость)</text:p>
          </table:table-cell>
        </table:table-row>
        <table:table-row table:style-name="ro1">
          <table:table-cell office:value-type="float" office:value="2064129" calcext:value-type="float">
            <text:p>2064129</text:p>
          </table:table-cell>
          <table:table-cell office:value-type="float" office:value="2066972" calcext:value-type="float">
            <text:p>2066972</text:p>
          </table:table-cell>
          <table:table-cell office:value-type="string" calcext:value-type="string">
            <text:p>non_sexist</text:p>
          </table:table-cell>
          <table:table-cell office:value-type="string" calcext:value-type="string">
            <text:p>[id418379505|Антон], Здраво мыслит при этом смеясь над движением против дискриминации? тем самым обесценивая эти проблемы. О да здравомыслие зашкаливает. Твоя подруга вообще не аргумент, и если она девушка это не значит, что она верно оценивает феминизм. О да заговор феминисток сделать из мужчин рабов, ты так много знаешь о феминизме, на столько что твои взгляды основаны на стереотипах. В проблемах несправедливости мужчин виноваты сами мужчины, мужчины есть угнетающий класс а не женщины. Несправедливость к мужчинам просто меркнет по сравнению с несправедливостью к женщинам. Советую по больше узнать о феминизме, прежде чем писать и строить доводы о том, о чём ты ничего не знаешь. Твоё мнение построенное на собственных выдумках не интересно.</text:p>
          </table:table-cell>
        </table:table-row>
        <table:table-row table:style-name="ro1">
          <table:table-cell office:value-type="float" office:value="2064129" calcext:value-type="float">
            <text:p>2064129</text:p>
          </table:table-cell>
          <table:table-cell office:value-type="float" office:value="2067045" calcext:value-type="float">
            <text:p>2067045</text:p>
          </table:table-cell>
          <table:table-cell office:value-type="string" calcext:value-type="string">
            <text:p>non_sexist</text:p>
          </table:table-cell>
          <table:table-cell office:value-type="string" calcext:value-type="string">
            <text:p>[id126516380|Игорь], она смеётся над движением, которое в своих проблемах и неудачах винят мужчин. Это тоже самое, как посмеяться над ватником, который в проблемах страны, винит США. На самом деле, проблема с равноправием не такая уж серьёзная, поскольку в 21-ом веке у женщин много возможностей. Сам по суди, в правительстве не мало женщин. Любая женщина сейчас может по своему желанию служить в армии. Женщине не обязательно посещать церковь и рожать детей. Все те ситуации с несправедливостью, которые ты описал, на самом деле не масштабные. Но феминистки, хотят показать огромную проблему с равноправием. Якобы, каждая девушка боится одна ходить по улице, или то, что в каждой семью мужчина избивает свою жену. Да есть такие проблемы, и их надо решать. Но разве феминистки их решают? Я думаю нет. То, что я писал раньше-это не стереотипы, это факт. И тот скриншот, яркий тому пример. Заметь, её комментарий лайкнули 44 феминисток, сейчас же их уже 55. Да, возможно это покажется странным и смешным, делать вывод исходя из лайков. Все эти 55 феминисток её поддерживают. Поддерживают идею, чтобы из мужчин сделать рабов. О каких моих выдумках может идти речь? Есть конечно настоящие феминистки, но их мало, они не выделяются из толпы озлобленных феминисток. В наше время нет угнетающего класса. А если ты говоришь, что мужчины угнетающий класс, то почему феминистки "борются" за свои права, если они не угнетающий класс?</text:p>
          </table:table-cell>
        </table:table-row>
        <table:table-row table:style-name="ro1">
          <table:table-cell office:value-type="float" office:value="2064129" calcext:value-type="float">
            <text:p>2064129</text:p>
          </table:table-cell>
          <table:table-cell office:value-type="float" office:value="2067054" calcext:value-type="float">
            <text:p>2067054</text:p>
          </table:table-cell>
          <table:table-cell office:value-type="string" calcext:value-type="string">
            <text:p>non_sexist</text:p>
          </table:table-cell>
          <table:table-cell office:value-type="string" calcext:value-type="string">
            <text:p>[id126516380|Игорь], против патриархата? Тогда тебе будет матриархат. Вот чего хотят современные феминистки, скрываясь за равноправие.</text:p>
          </table:table-cell>
        </table:table-row>
        <table:table-row table:style-name="ro1">
          <table:table-cell office:value-type="float" office:value="2064129" calcext:value-type="float">
            <text:p>2064129</text:p>
          </table:table-cell>
          <table:table-cell office:value-type="float" office:value="2067295" calcext:value-type="float">
            <text:p>2067295</text:p>
          </table:table-cell>
          <table:table-cell office:value-type="string" calcext:value-type="string">
            <text:p>sexist</text:p>
          </table:table-cell>
          <table:table-cell office:value-type="string" calcext:value-type="string">
            <text:p>[id272247081|Анна], prosto pososi, femo4mo</text:p>
          </table:table-cell>
        </table:table-row>
        <table:table-row table:style-name="ro1">
          <table:table-cell office:value-type="float" office:value="1639319" calcext:value-type="float">
            <text:p>1639319</text:p>
          </table:table-cell>
          <table:table-cell office:value-type="float" office:value="1639321" calcext:value-type="float">
            <text:p>1639321</text:p>
          </table:table-cell>
          <table:table-cell office:value-type="string" calcext:value-type="string">
            <text:p>non_sexist</text:p>
          </table:table-cell>
          <table:table-cell office:value-type="string" calcext:value-type="string">
            <text:p>любить,не отпускать</text:p>
          </table:table-cell>
        </table:table-row>
        <table:table-row table:style-name="ro1">
          <table:table-cell office:value-type="float" office:value="1639319" calcext:value-type="float">
            <text:p>1639319</text:p>
          </table:table-cell>
          <table:table-cell office:value-type="float" office:value="1639322" calcext:value-type="float">
            <text:p>1639322</text:p>
          </table:table-cell>
          <table:table-cell office:value-type="string" calcext:value-type="string">
            <text:p>non_sexist</text:p>
          </table:table-cell>
          <table:table-cell office:value-type="string" calcext:value-type="string">
            <text:p>Я влюбился в девушку, она трап. Что делать?</text:p>
          </table:table-cell>
        </table:table-row>
        <table:table-row table:style-name="ro1">
          <table:table-cell office:value-type="float" office:value="1639319" calcext:value-type="float">
            <text:p>1639319</text:p>
          </table:table-cell>
          <table:table-cell office:value-type="float" office:value="1639323" calcext:value-type="float">
            <text:p>1639323</text:p>
          </table:table-cell>
          <table:table-cell office:value-type="string" calcext:value-type="string">
            <text:p>non_sexist</text:p>
          </table:table-cell>
          <table:table-cell office:value-type="string" calcext:value-type="string">
            <text:p>Дмитрий, радоваться</text:p>
          </table:table-cell>
        </table:table-row>
        <table:table-row table:style-name="ro1">
          <table:table-cell office:value-type="float" office:value="1639319" calcext:value-type="float">
            <text:p>1639319</text:p>
          </table:table-cell>
          <table:table-cell office:value-type="float" office:value="1639324" calcext:value-type="float">
            <text:p>1639324</text:p>
          </table:table-cell>
          <table:table-cell office:value-type="string" calcext:value-type="string">
            <text:p>non_sexist</text:p>
          </table:table-cell>
          <table:table-cell office:value-type="string" calcext:value-type="string">
            <text:p>Угнетать.</text:p>
          </table:table-cell>
        </table:table-row>
        <table:table-row table:style-name="ro1">
          <table:table-cell office:value-type="float" office:value="1639319" calcext:value-type="float">
            <text:p>1639319</text:p>
          </table:table-cell>
          <table:table-cell office:value-type="float" office:value="1639325" calcext:value-type="float">
            <text:p>1639325</text:p>
          </table:table-cell>
          <table:table-cell office:value-type="string" calcext:value-type="string">
            <text:p>non_sexist</text:p>
          </table:table-cell>
          <table:table-cell office:value-type="string" calcext:value-type="string">
            <text:p>[id162565915|Дмитрий], радоваться кончено</text:p>
          </table:table-cell>
        </table:table-row>
        <table:table-row table:style-name="ro1">
          <table:table-cell office:value-type="float" office:value="1639319" calcext:value-type="float">
            <text:p>1639319</text:p>
          </table:table-cell>
          <table:table-cell office:value-type="float" office:value="1639326" calcext:value-type="float">
            <text:p>1639326</text:p>
          </table:table-cell>
          <table:table-cell office:value-type="string" calcext:value-type="string">
            <text:p>non_sexist</text:p>
          </table:table-cell>
          <table:table-cell office:value-type="string" calcext:value-type="string">
            <text:p>Ну вот, комментарии уже удаляют :&lt;</text:p>
          </table:table-cell>
        </table:table-row>
        <table:table-row table:style-name="ro1">
          <table:table-cell office:value-type="float" office:value="1639319" calcext:value-type="float">
            <text:p>1639319</text:p>
          </table:table-cell>
          <table:table-cell office:value-type="float" office:value="1639327" calcext:value-type="float">
            <text:p>1639327</text:p>
          </table:table-cell>
          <table:table-cell office:value-type="string" calcext:value-type="string">
            <text:p>non_sexist</text:p>
          </table:table-cell>
          <table:table-cell office:value-type="string" calcext:value-type="string">
            <text:p>[id255202455|Дмитрий], тебя сейчас забанят, братан</text:p>
          </table:table-cell>
        </table:table-row>
        <table:table-row table:style-name="ro1">
          <table:table-cell office:value-type="float" office:value="1639319" calcext:value-type="float">
            <text:p>1639319</text:p>
          </table:table-cell>
          <table:table-cell office:value-type="float" office:value="1639330" calcext:value-type="float">
            <text:p>1639330</text:p>
          </table:table-cell>
          <table:table-cell office:value-type="string" calcext:value-type="string">
            <text:p>non_sexist</text:p>
          </table:table-cell>
          <table:table-cell office:value-type="string" calcext:value-type="string">
            <text:p>[id123060220|Александр], лучше?</text:p>
          </table:table-cell>
        </table:table-row>
        <table:table-row table:style-name="ro1">
          <table:table-cell office:value-type="float" office:value="1639319" calcext:value-type="float">
            <text:p>1639319</text:p>
          </table:table-cell>
          <table:table-cell office:value-type="float" office:value="1639331" calcext:value-type="float">
            <text:p>1639331</text:p>
          </table:table-cell>
          <table:table-cell office:value-type="string" calcext:value-type="string">
            <text:p>non_sexist</text:p>
          </table:table-cell>
          <table:table-cell office:value-type="string" calcext:value-type="string">
            <text:p>Вдуть</text:p>
          </table:table-cell>
        </table:table-row>
        <table:table-row table:style-name="ro1">
          <table:table-cell office:value-type="float" office:value="1639319" calcext:value-type="float">
            <text:p>1639319</text:p>
          </table:table-cell>
          <table:table-cell office:value-type="float" office:value="1639332" calcext:value-type="float">
            <text:p>1639332</text:p>
          </table:table-cell>
          <table:table-cell office:value-type="string" calcext:value-type="string">
            <text:p>non_sexist</text:p>
          </table:table-cell>
          <table:table-cell office:value-type="string" calcext:value-type="string">
            <text:p>[id255202455|Дмитрий], это ты у админа спрашивай</text:p>
          </table:table-cell>
        </table:table-row>
        <table:table-row table:style-name="ro1">
          <table:table-cell office:value-type="float" office:value="1639319" calcext:value-type="float">
            <text:p>1639319</text:p>
          </table:table-cell>
          <table:table-cell office:value-type="float" office:value="1639335" calcext:value-type="float">
            <text:p>1639335</text:p>
          </table:table-cell>
          <table:table-cell office:value-type="string" calcext:value-type="string">
            <text:p>non_sexist</text:p>
          </table:table-cell>
          <table:table-cell office:value-type="string" calcext:value-type="string">
            <text:p>Муравью *уй приделать(с)</text:p>
          </table:table-cell>
        </table:table-row>
        <table:table-row table:style-name="ro1">
          <table:table-cell office:value-type="float" office:value="1639319" calcext:value-type="float">
            <text:p>1639319</text:p>
          </table:table-cell>
          <table:table-cell office:value-type="float" office:value="1639336" calcext:value-type="float">
            <text:p>1639336</text:p>
          </table:table-cell>
          <table:table-cell office:value-type="string" calcext:value-type="string">
            <text:p>non_sexist</text:p>
          </table:table-cell>
          <table:table-cell office:value-type="string" calcext:value-type="string">
            <text:p>подписываться на КНН</text:p>
          </table:table-cell>
        </table:table-row>
        <table:table-row table:style-name="ro1">
          <table:table-cell office:value-type="float" office:value="1639319" calcext:value-type="float">
            <text:p>1639319</text:p>
          </table:table-cell>
          <table:table-cell office:value-type="float" office:value="1639337" calcext:value-type="float">
            <text:p>1639337</text:p>
          </table:table-cell>
          <table:table-cell office:value-type="string" calcext:value-type="string">
            <text:p>non_sexist</text:p>
          </table:table-cell>
          <table:table-cell office:value-type="string" calcext:value-type="string">
            <text:p>Ох я тут нашла способ борьбы с феминизмом</text:p>
          </table:table-cell>
        </table:table-row>
        <table:table-row table:style-name="ro1">
          <table:table-cell office:value-type="float" office:value="1639319" calcext:value-type="float">
            <text:p>1639319</text:p>
          </table:table-cell>
          <table:table-cell office:value-type="float" office:value="1639340" calcext:value-type="float">
            <text:p>1639340</text:p>
          </table:table-cell>
          <table:table-cell office:value-type="string" calcext:value-type="string">
            <text:p>non_sexist</text:p>
          </table:table-cell>
          <table:table-cell office:value-type="string" calcext:value-type="string">
            <text:p>Run Forest Run</text:p>
          </table:table-cell>
        </table:table-row>
        <table:table-row table:style-name="ro1">
          <table:table-cell office:value-type="float" office:value="1639319" calcext:value-type="float">
            <text:p>1639319</text:p>
          </table:table-cell>
          <table:table-cell office:value-type="float" office:value="1639341" calcext:value-type="float">
            <text:p>1639341</text:p>
          </table:table-cell>
          <table:table-cell office:value-type="string" calcext:value-type="string">
            <text:p>non_sexist</text:p>
          </table:table-cell>
          <table:table-cell office:value-type="string" calcext:value-type="string">
            <text:p>Чекнуть свои привилегии, конечно</text:p>
          </table:table-cell>
        </table:table-row>
        <table:table-row table:style-name="ro1">
          <table:table-cell office:value-type="float" office:value="1639319" calcext:value-type="float">
            <text:p>1639319</text:p>
          </table:table-cell>
          <table:table-cell office:value-type="float" office:value="1639342" calcext:value-type="float">
            <text:p>1639342</text:p>
          </table:table-cell>
          <table:table-cell office:value-type="string" calcext:value-type="string">
            <text:p>non_sexist</text:p>
          </table:table-cell>
          <table:table-cell office:value-type="string" calcext:value-type="string">
            <text:p>спасибо медузе за очередную полезную статью!</text:p>
          </table:table-cell>
        </table:table-row>
        <table:table-row table:style-name="ro1">
          <table:table-cell office:value-type="float" office:value="1639319" calcext:value-type="float">
            <text:p>1639319</text:p>
          </table:table-cell>
          <table:table-cell office:value-type="float" office:value="1639346" calcext:value-type="float">
            <text:p>1639346</text:p>
          </table:table-cell>
          <table:table-cell office:value-type="string" calcext:value-type="string">
            <text:p>non_sexist</text:p>
          </table:table-cell>
          <table:table-cell office:value-type="string" calcext:value-type="string">
            <text:p>Лол</text:p>
          </table:table-cell>
        </table:table-row>
        <table:table-row table:style-name="ro2">
          <table:table-cell office:value-type="float" office:value="1639319" calcext:value-type="float">
            <text:p>1639319</text:p>
          </table:table-cell>
          <table:table-cell office:value-type="float" office:value="1639350" calcext:value-type="float">
            <text:p>1639350</text:p>
          </table:table-cell>
          <table:table-cell office:value-type="string" calcext:value-type="string">
            <text:p>non_sexist</text:p>
          </table:table-cell>
          <table:table-cell office:value-type="string" calcext:value-type="string">
            <text:p>Отписка, Медуза (( </text:p>
            <text:p>🗣</text:p>
          </table:table-cell>
        </table:table-row>
        <table:table-row table:style-name="ro1">
          <table:table-cell office:value-type="float" office:value="1639319" calcext:value-type="float">
            <text:p>1639319</text:p>
          </table:table-cell>
          <table:table-cell office:value-type="float" office:value="1639352" calcext:value-type="float">
            <text:p>1639352</text:p>
          </table:table-cell>
          <table:table-cell office:value-type="string" calcext:value-type="string">
            <text:p>non_sexist</text:p>
          </table:table-cell>
          <table:table-cell office:value-type="string" calcext:value-type="string">
            <text:p>кек</text:p>
          </table:table-cell>
        </table:table-row>
        <table:table-row table:style-name="ro1">
          <table:table-cell office:value-type="float" office:value="1639319" calcext:value-type="float">
            <text:p>1639319</text:p>
          </table:table-cell>
          <table:table-cell office:value-type="float" office:value="1639353" calcext:value-type="float">
            <text:p>1639353</text:p>
          </table:table-cell>
          <table:table-cell office:value-type="string" calcext:value-type="string">
            <text:p>non_sexist</text:p>
          </table:table-cell>
          <table:table-cell office:value-type="string" calcext:value-type="string">
            <text:p>Ну я пошел...</text:p>
          </table:table-cell>
        </table:table-row>
        <table:table-row table:style-name="ro1">
          <table:table-cell office:value-type="float" office:value="1639319" calcext:value-type="float">
            <text:p>1639319</text:p>
          </table:table-cell>
          <table:table-cell office:value-type="float" office:value="1639354" calcext:value-type="float">
            <text:p>1639354</text:p>
          </table:table-cell>
          <table:table-cell office:value-type="string" calcext:value-type="string">
            <text:p>non_sexist</text:p>
          </table:table-cell>
          <table:table-cell office:value-type="string" calcext:value-type="string">
            <text:p>В любых отношениях главное уважение!</text:p>
          </table:table-cell>
        </table:table-row>
        <table:table-row table:style-name="ro2">
          <table:table-cell office:value-type="float" office:value="1639319" calcext:value-type="float">
            <text:p>1639319</text:p>
          </table:table-cell>
          <table:table-cell office:value-type="float" office:value="1639356" calcext:value-type="float">
            <text:p>1639356</text:p>
          </table:table-cell>
          <table:table-cell office:value-type="string" calcext:value-type="string">
            <text:p>sexist</text:p>
          </table:table-cell>
          <table:table-cell office:value-type="string" calcext:value-type="string">
            <text:p>Лол, коммент выпилили спустя секунды две после публикации. Каждое мнение имеет право на жизнь, о да. Это ли не одна из догм феминизма?</text:p>
            <text:p>Upd: а я повторюсь, разве что более кратко. Загуглите автора (автор_шу, автор_ессу) публикации - я ни в коем случае не объективирую ее и не принижаю ее заслуг в виде такой-то книги и вообще, но одна фотография, находящаяся в свободном доступе, к слову, отвечает сразу на любые вопросы касательно современного феминизма, попутно объясняя, как и кем был порожден.</text:p>
          </table:table-cell>
        </table:table-row>
        <table:table-row table:style-name="ro1">
          <table:table-cell office:value-type="float" office:value="1639319" calcext:value-type="float">
            <text:p>1639319</text:p>
          </table:table-cell>
          <table:table-cell office:value-type="float" office:value="1639357" calcext:value-type="float">
            <text:p>1639357</text:p>
          </table:table-cell>
          <table:table-cell office:value-type="string" calcext:value-type="string">
            <text:p>non_sexist</text:p>
          </table:table-cell>
          <table:table-cell office:value-type="string" calcext:value-type="string">
            <text:p>"Я влюбилась в парня, а он оказался задротом. Что делать?"</text:p>
          </table:table-cell>
        </table:table-row>
        <table:table-row table:style-name="ro1">
          <table:table-cell office:value-type="float" office:value="1639319" calcext:value-type="float">
            <text:p>1639319</text:p>
          </table:table-cell>
          <table:table-cell office:value-type="float" office:value="1639358" calcext:value-type="float">
            <text:p>1639358</text:p>
          </table:table-cell>
          <table:table-cell office:value-type="string" calcext:value-type="string">
            <text:p>sexist_in_co</text:p>
          </table:table-cell>
          <table:table-cell office:value-type="string" calcext:value-type="string">
            <text:p>как это влюбился, она ж наверняка страшная и прыщавая, даже не посочувствуешь</text:p>
          </table:table-cell>
        </table:table-row>
        <table:table-row table:style-name="ro1">
          <table:table-cell office:value-type="float" office:value="1639319" calcext:value-type="float">
            <text:p>1639319</text:p>
          </table:table-cell>
          <table:table-cell office:value-type="float" office:value="1639359" calcext:value-type="float">
            <text:p>1639359</text:p>
          </table:table-cell>
          <table:table-cell office:value-type="string" calcext:value-type="string">
            <text:p>non_sexist</text:p>
          </table:table-cell>
          <table:table-cell office:value-type="string" calcext:value-type="string">
            <text:p>Под вордфильтр попал, скорее всего. А вообще, современный феминизм и свобода мнений/слова соотносятся примерно как нацизм и толерантность к евреям.</text:p>
          </table:table-cell>
        </table:table-row>
        <table:table-row table:style-name="ro1">
          <table:table-cell office:value-type="float" office:value="1639319" calcext:value-type="float">
            <text:p>1639319</text:p>
          </table:table-cell>
          <table:table-cell office:value-type="float" office:value="1639360" calcext:value-type="float">
            <text:p>1639360</text:p>
          </table:table-cell>
          <table:table-cell office:value-type="string" calcext:value-type="string">
            <text:p>non_sexist</text:p>
          </table:table-cell>
          <table:table-cell office:value-type="string" calcext:value-type="string">
            <text:p>Я влюбился в девушку. Спойлер: всё будет плохо, т.к. жена рано или поздно узнает.</text:p>
          </table:table-cell>
        </table:table-row>
        <table:table-row table:style-name="ro2">
          <table:table-cell office:value-type="float" office:value="1639319" calcext:value-type="float">
            <text:p>1639319</text:p>
          </table:table-cell>
          <table:table-cell office:value-type="float" office:value="1639361" calcext:value-type="float">
            <text:p>1639361</text:p>
          </table:table-cell>
          <table:table-cell office:value-type="string" calcext:value-type="string">
            <text:p>non_sexist</text:p>
          </table:table-cell>
          <table:table-cell office:value-type="string" calcext:value-type="string">
            <text:p>[id414577083|Андрей], каждое мнение имеет право на жизнь... только, если оно не идет в разрез с нашим</text:p>
            <text:p>З.Ы. Леваки везде одинаковые , медуза не исключение</text:p>
          </table:table-cell>
        </table:table-row>
        <table:table-row table:style-name="ro1">
          <table:table-cell office:value-type="float" office:value="1639319" calcext:value-type="float">
            <text:p>1639319</text:p>
          </table:table-cell>
          <table:table-cell office:value-type="float" office:value="1639362" calcext:value-type="float">
            <text:p>1639362</text:p>
          </table:table-cell>
          <table:table-cell office:value-type="string" calcext:value-type="string">
            <text:p>non_sexist</text:p>
          </table:table-cell>
          <table:table-cell office:value-type="string" calcext:value-type="string">
            <text:p>Подарить абонемент в спортзал</text:p>
          </table:table-cell>
        </table:table-row>
        <table:table-row table:style-name="ro1">
          <table:table-cell office:value-type="float" office:value="1639319" calcext:value-type="float">
            <text:p>1639319</text:p>
          </table:table-cell>
          <table:table-cell office:value-type="float" office:value="1639363" calcext:value-type="float">
            <text:p>1639363</text:p>
          </table:table-cell>
          <table:table-cell office:value-type="string" calcext:value-type="string">
            <text:p>non_sexist</text:p>
          </table:table-cell>
          <table:table-cell office:value-type="string" calcext:value-type="string">
            <text:p>...любовь - зла, полюбишь и к.... 😨</text:p>
          </table:table-cell>
        </table:table-row>
        <table:table-row table:style-name="ro1">
          <table:table-cell office:value-type="float" office:value="1639319" calcext:value-type="float">
            <text:p>1639319</text:p>
          </table:table-cell>
          <table:table-cell office:value-type="float" office:value="1639364" calcext:value-type="float">
            <text:p>1639364</text:p>
          </table:table-cell>
          <table:table-cell office:value-type="string" calcext:value-type="string">
            <text:p>non_sexist</text:p>
          </table:table-cell>
          <table:table-cell office:value-type="string" calcext:value-type="string">
            <text:p>обожаю статьи медузы про феминизм, столько угнетенного планктона вылезает ^-^</text:p>
          </table:table-cell>
        </table:table-row>
        <table:table-row table:style-name="ro1">
          <table:table-cell office:value-type="float" office:value="1639319" calcext:value-type="float">
            <text:p>1639319</text:p>
          </table:table-cell>
          <table:table-cell office:value-type="float" office:value="1639365" calcext:value-type="float">
            <text:p>1639365</text:p>
          </table:table-cell>
          <table:table-cell office:value-type="string" calcext:value-type="string">
            <text:p>non_sexist</text:p>
          </table:table-cell>
          <table:table-cell office:value-type="string" calcext:value-type="string">
            <text:p>[id414577083|Андрей], загуглил, ничего особенного</text:p>
          </table:table-cell>
        </table:table-row>
        <table:table-row table:style-name="ro1">
          <table:table-cell office:value-type="float" office:value="1639319" calcext:value-type="float">
            <text:p>1639319</text:p>
          </table:table-cell>
          <table:table-cell office:value-type="float" office:value="1639369" calcext:value-type="float">
            <text:p>1639369</text:p>
          </table:table-cell>
          <table:table-cell office:value-type="string" calcext:value-type="string">
            <text:p>non_sexist</text:p>
          </table:table-cell>
          <table:table-cell office:value-type="string" calcext:value-type="string">
            <text:p>Леваки у власти, леваки в оппозиции. Тошно</text:p>
          </table:table-cell>
        </table:table-row>
        <table:table-row table:style-name="ro2">
          <table:table-cell office:value-type="float" office:value="1639319" calcext:value-type="float">
            <text:p>1639319</text:p>
          </table:table-cell>
          <table:table-cell office:value-type="float" office:value="1639372" calcext:value-type="float">
            <text:p>1639372</text:p>
          </table:table-cell>
          <table:table-cell office:value-type="string" calcext:value-type="string">
            <text:p>non_sexist</text:p>
          </table:table-cell>
          <table:table-cell office:value-type="string" calcext:value-type="string">
            <text:p>Уже некоторое время меня смущает появившийся назидательный тон в статьях Медузы. Да, любое издание имеет право на свою позицию, но преподносить её как единственно правильную, часто с улавливаемым подтекстом "так надо",оставляя за рамками контекст и возможности другого мнения мне кажется не совсем правильным. </text:p>
            <text:p>Ещё очень забавно что Медуза рассматривает отношения с феминисткой как что-то инакое нежели отношения с любой другой женщиной.</text:p>
          </table:table-cell>
        </table:table-row>
        <table:table-row table:style-name="ro1">
          <table:table-cell office:value-type="float" office:value="1639319" calcext:value-type="float">
            <text:p>1639319</text:p>
          </table:table-cell>
          <table:table-cell office:value-type="float" office:value="1639376" calcext:value-type="float">
            <text:p>1639376</text:p>
          </table:table-cell>
          <table:table-cell office:value-type="string" calcext:value-type="string">
            <text:p>non_sexist</text:p>
          </table:table-cell>
          <table:table-cell office:value-type="string" calcext:value-type="string">
            <text:p>[id385225769|白い], кто такая, чем знаменита?</text:p>
          </table:table-cell>
        </table:table-row>
        <table:table-row table:style-name="ro1">
          <table:table-cell office:value-type="float" office:value="1639319" calcext:value-type="float">
            <text:p>1639319</text:p>
          </table:table-cell>
          <table:table-cell office:value-type="float" office:value="1639377" calcext:value-type="float">
            <text:p>1639377</text:p>
          </table:table-cell>
          <table:table-cell office:value-type="string" calcext:value-type="string">
            <text:p>non_sexist</text:p>
          </table:table-cell>
          <table:table-cell office:value-type="string" calcext:value-type="string">
            <text:p>В 10 пункте - "ваше дело предложить, ее дело отказаться" - а это не навязывание ролей? Ощущение, что феминизм заканчивается когда это удобно.</text:p>
          </table:table-cell>
        </table:table-row>
        <table:table-row table:style-name="ro2">
          <table:table-cell office:value-type="float" office:value="1639319" calcext:value-type="float">
            <text:p>1639319</text:p>
          </table:table-cell>
          <table:table-cell office:value-type="float" office:value="1639380" calcext:value-type="float">
            <text:p>1639380</text:p>
          </table:table-cell>
          <table:table-cell office:value-type="string" calcext:value-type="string">
            <text:p>sexist</text:p>
          </table:table-cell>
          <table:table-cell office:value-type="string" calcext:value-type="string">
            <text:p>&gt;Влюбиться в феминистку.</text:p>
            <text:p>Такое чувство,будто жирный троллинг,либо кто-то действительно не знает как они выглядят.</text:p>
          </table:table-cell>
        </table:table-row>
        <table:table-row table:style-name="ro1">
          <table:table-cell office:value-type="float" office:value="1639319" calcext:value-type="float">
            <text:p>1639319</text:p>
          </table:table-cell>
          <table:table-cell office:value-type="float" office:value="1639381" calcext:value-type="float">
            <text:p>1639381</text:p>
          </table:table-cell>
          <table:table-cell office:value-type="string" calcext:value-type="string">
            <text:p>non_sexist</text:p>
          </table:table-cell>
          <table:table-cell office:value-type="string" calcext:value-type="string">
            <text:p>[id2385349|Вирчи], Вы верно перепили на праздниках и разучились читать? В пункте 10 дословно написано " Ваше ПРАВО предложить, ее ПРАВО отказаться". Вот от таких горе-чтецов и возникают предрассудки.</text:p>
          </table:table-cell>
        </table:table-row>
        <table:table-row table:style-name="ro1">
          <table:table-cell office:value-type="float" office:value="1639319" calcext:value-type="float">
            <text:p>1639319</text:p>
          </table:table-cell>
          <table:table-cell office:value-type="float" office:value="1639384" calcext:value-type="float">
            <text:p>1639384</text:p>
          </table:table-cell>
          <table:table-cell office:value-type="string" calcext:value-type="string">
            <text:p>non_sexist</text:p>
          </table:table-cell>
          <table:table-cell office:value-type="string" calcext:value-type="string">
            <text:p>[id375327712|Музыкальный-Лекторий], вдумываться надо не в слово право, а в слова предложить и отказаться, на которые имеют право оба пола, а не как там написано. Дайте угадаю, вы - женщина?)</text:p>
          </table:table-cell>
        </table:table-row>
        <table:table-row table:style-name="ro1">
          <table:table-cell office:value-type="float" office:value="1639319" calcext:value-type="float">
            <text:p>1639319</text:p>
          </table:table-cell>
          <table:table-cell office:value-type="float" office:value="1639389" calcext:value-type="float">
            <text:p>1639389</text:p>
          </table:table-cell>
          <table:table-cell office:value-type="string" calcext:value-type="string">
            <text:p>non_sexist</text:p>
          </table:table-cell>
          <table:table-cell office:value-type="string" calcext:value-type="string">
            <text:p>Если у человека есть убеждения и если он адекватен, то и так все нормально должно пойти, как то само собой, как обычно. А если человек фанатик, то у него пукан будет гореть от любого несоответствия с его догмами, с такими людьми просто не надо связываться, они ещё не созрели для нормального человеческого отношения, тут надо либо подождать когда пройдет юношеский максимализм, либо сделать выводы и влюбиться в нормального человека.</text:p>
          </table:table-cell>
        </table:table-row>
        <table:table-row table:style-name="ro1">
          <table:table-cell office:value-type="float" office:value="1639319" calcext:value-type="float">
            <text:p>1639319</text:p>
          </table:table-cell>
          <table:table-cell office:value-type="float" office:value="1639391" calcext:value-type="float">
            <text:p>1639391</text:p>
          </table:table-cell>
          <table:table-cell office:value-type="string" calcext:value-type="string">
            <text:p>non_sexist</text:p>
          </table:table-cell>
          <table:table-cell office:value-type="string" calcext:value-type="string">
            <text:p>Нам нужна поддержка с воздуха! Вызывайте вертолётчиков!</text:p>
          </table:table-cell>
        </table:table-row>
        <table:table-row table:style-name="ro1">
          <table:table-cell office:value-type="float" office:value="1639319" calcext:value-type="float">
            <text:p>1639319</text:p>
          </table:table-cell>
          <table:table-cell office:value-type="float" office:value="1639394" calcext:value-type="float">
            <text:p>1639394</text:p>
          </table:table-cell>
          <table:table-cell office:value-type="string" calcext:value-type="string">
            <text:p>non_sexist</text:p>
          </table:table-cell>
          <table:table-cell office:value-type="string" calcext:value-type="string">
            <text:p>[id2385349|Вирчи], вдумываться желательно в мысль целиком, а не в расчлененку. Акцент там на слове ПРАВО. Я композитор и человек, способный думать и анализировать, пол вообще не важен. Пишу музыку я не членом, а головой. Вам тоже не помешало бы мыслить именно ею.</text:p>
          </table:table-cell>
        </table:table-row>
        <table:table-row table:style-name="ro1">
          <table:table-cell office:value-type="float" office:value="1639319" calcext:value-type="float">
            <text:p>1639319</text:p>
          </table:table-cell>
          <table:table-cell office:value-type="float" office:value="1639396" calcext:value-type="float">
            <text:p>1639396</text:p>
          </table:table-cell>
          <table:table-cell office:value-type="string" calcext:value-type="string">
            <text:p>non_sexist</text:p>
          </table:table-cell>
          <table:table-cell office:value-type="string" calcext:value-type="string">
            <text:p>Судя по фото автора - её книги и советы нужно кидать в раздел научной фантастики.</text:p>
          </table:table-cell>
        </table:table-row>
        <table:table-row table:style-name="ro1">
          <table:table-cell office:value-type="float" office:value="1639319" calcext:value-type="float">
            <text:p>1639319</text:p>
          </table:table-cell>
          <table:table-cell office:value-type="float" office:value="1639397" calcext:value-type="float">
            <text:p>1639397</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639319" calcext:value-type="float">
            <text:p>1639319</text:p>
          </table:table-cell>
          <table:table-cell office:value-type="float" office:value="1639404" calcext:value-type="float">
            <text:p>1639404</text:p>
          </table:table-cell>
          <table:table-cell office:value-type="string" calcext:value-type="string">
            <text:p>non_sexist</text:p>
          </table:table-cell>
          <table:table-cell office:value-type="string" calcext:value-type="string">
            <text:p>[id375327712|Музыкальный-Лекторий], мысль автора была из той же категории, от которой она предлагает воздерживаться. Про важность придирок к словам было написано в другом пункте этих карточек.</text:p>
          </table:table-cell>
        </table:table-row>
        <table:table-row table:style-name="ro2">
          <table:table-cell office:value-type="float" office:value="1639319" calcext:value-type="float">
            <text:p>1639319</text:p>
          </table:table-cell>
          <table:table-cell office:value-type="float" office:value="1639405" calcext:value-type="float">
            <text:p>1639405</text:p>
          </table:table-cell>
          <table:table-cell office:value-type="string" calcext:value-type="string">
            <text:p>non_sexist</text:p>
          </table:table-cell>
          <table:table-cell office:value-type="string" calcext:value-type="string">
            <text:p>&gt;Идей о равных правах и обязанностях у мужчин и женщин</text:p>
            <text:p>Разве феминистки не борются только с проблемами женщин, разве они не интересуются проблемами мужчин?</text:p>
          </table:table-cell>
        </table:table-row>
        <table:table-row table:style-name="ro1">
          <table:table-cell office:value-type="float" office:value="1639319" calcext:value-type="float">
            <text:p>1639319</text:p>
          </table:table-cell>
          <table:table-cell office:value-type="float" office:value="1639408" calcext:value-type="float">
            <text:p>1639408</text:p>
          </table:table-cell>
          <table:table-cell office:value-type="string" calcext:value-type="string">
            <text:p>non_sexist</text:p>
          </table:table-cell>
          <table:table-cell office:value-type="string" calcext:value-type="string">
            <text:p>[id2385349|Вирчи], ты влюбился уже? ) В музыкальный лекторий)</text:p>
          </table:table-cell>
        </table:table-row>
        <table:table-row table:style-name="ro1">
          <table:table-cell office:value-type="float" office:value="1639319" calcext:value-type="float">
            <text:p>1639319</text:p>
          </table:table-cell>
          <table:table-cell office:value-type="float" office:value="1639411" calcext:value-type="float">
            <text:p>1639411</text:p>
          </table:table-cell>
          <table:table-cell office:value-type="string" calcext:value-type="string">
            <text:p>non_sexist</text:p>
          </table:table-cell>
          <table:table-cell office:value-type="string" calcext:value-type="string">
            <text:p>[id2385349|Вирчи], нормально все у автора. Смиритесь уже и начинайте развивать мозг, способности, профессионализм и свободомыслие. Феминизм - необходимое условие самого выживания в современном мире. Каменный век и рабство женщины как его атрибут постепенно заканчиваются. Мужчинам теперь придется работать над собой. И это же хорошо)</text:p>
          </table:table-cell>
        </table:table-row>
        <table:table-row table:style-name="ro5">
          <table:table-cell office:value-type="float" office:value="1639319" calcext:value-type="float">
            <text:p>1639319</text:p>
          </table:table-cell>
          <table:table-cell office:value-type="float" office:value="1639414" calcext:value-type="float">
            <text:p>1639414</text:p>
          </table:table-cell>
          <table:table-cell office:value-type="string" calcext:value-type="string">
            <text:p>non_sexist</text:p>
          </table:table-cell>
          <table:table-cell office:value-type="string" calcext:value-type="string">
            <text:p>Q: "То, что я слышал об «оголтелых феминистках», — это правда?"</text:p>
            <text:p>A: "Нет. Сразу забудьте все стереотипы о феминизме и защитницах прав женщин, которые вы слышали."</text:p>
            <text:p/>
            <text:p>Интересный совет, а главное полезный. Для того, чтобы понять, что это не так достаточно зайти в комменты к любой новости, где так или иначе фигурирует феминизм и написать, что-нибудь, что хотя бы немного идёт в разрез со взглядами стандартной интернет-феминистки, спойлер: никакого адекватного диалога не будет. В феминистические паблики в этом плане вообще соваться глупо, вас забанят после первого же сообщения</text:p>
          </table:table-cell>
        </table:table-row>
        <table:table-row table:style-name="ro1">
          <table:table-cell office:value-type="float" office:value="1639319" calcext:value-type="float">
            <text:p>1639319</text:p>
          </table:table-cell>
          <table:table-cell office:value-type="float" office:value="1639418" calcext:value-type="float">
            <text:p>1639418</text:p>
          </table:table-cell>
          <table:table-cell office:value-type="string" calcext:value-type="string">
            <text:p>sexist</text:p>
          </table:table-cell>
          <table:table-cell office:value-type="string" calcext:value-type="string">
            <text:p>Когда <text:s/>женщина никому не нужна... свою "индивидуальность" она будет оправдать феминизмом. Как говорится до первого нормального мужика)</text:p>
          </table:table-cell>
        </table:table-row>
        <table:table-row table:style-name="ro1">
          <table:table-cell office:value-type="float" office:value="1639319" calcext:value-type="float">
            <text:p>1639319</text:p>
          </table:table-cell>
          <table:table-cell office:value-type="float" office:value="1639423" calcext:value-type="float">
            <text:p>1639423</text:p>
          </table:table-cell>
          <table:table-cell office:value-type="string" calcext:value-type="string">
            <text:p>non_sexist</text:p>
          </table:table-cell>
          <table:table-cell office:value-type="string" calcext:value-type="string">
            <text:p>Ржу с большинства комментаторов</text:p>
          </table:table-cell>
        </table:table-row>
        <table:table-row table:style-name="ro10">
          <table:table-cell office:value-type="float" office:value="1639319" calcext:value-type="float">
            <text:p>1639319</text:p>
          </table:table-cell>
          <table:table-cell office:value-type="float" office:value="1639427" calcext:value-type="float">
            <text:p>1639427</text:p>
          </table:table-cell>
          <table:table-cell office:value-type="string" calcext:value-type="string">
            <text:p>sexist</text:p>
          </table:table-cell>
          <table:table-cell office:value-type="string" calcext:value-type="string">
            <text:p>А вы посмотрите законы феминизма в бракоразводном процессе. Начиная с того, что в 99% случаев ребенка оставляют с матерью, несмотря на желание ребенка и на то, что мать может вести гораздо более разгульный образ жизни, чем отец.</text:p>
            <text:p>Медуза, человек, писавший это, явно не имел дела с российскими законами, когда дело касается брака.</text:p>
            <text:p>Вот честно, не сочтите за оскорбление, но ваши статьи с советами чаще всего выглядят так, будто какой-нибудь Карнеги из Нью-Йорка учит Васяна из Магадана о том, как выйти из зоны комфорта.</text:p>
            <text:p>Отсюда я делаю вывод, что пейсатель статьи никогда не имел дела с предметом, о котором он пишет.</text:p>
            <text:p>Это я к тому, что весь российский шовинизм с лихвой компенсируется российскими же законами и еще некоторыми вещами, о которых расскажет Билл Бёрр в достаточно шовинистском видосе, который я приложу.</text:p>
            <text:p>Поэтому фемкам-на-голову туда не лезть😁</text:p>
          </table:table-cell>
        </table:table-row>
        <table:table-row table:style-name="ro1">
          <table:table-cell office:value-type="float" office:value="1639319" calcext:value-type="float">
            <text:p>1639319</text:p>
          </table:table-cell>
          <table:table-cell office:value-type="float" office:value="1639431" calcext:value-type="float">
            <text:p>1639431</text:p>
          </table:table-cell>
          <table:table-cell office:value-type="string" calcext:value-type="string">
            <text:p>non_sexist</text:p>
          </table:table-cell>
          <table:table-cell office:value-type="string" calcext:value-type="string">
            <text:p>По факту, нужно уважать мнение дамы, хотя, реально, весь этот феминизм, в большинстве случаев, это либо её понты, либо комплексы, либо ещё что-то. Тем не менее, заплатить за девушку является правилом этикета, а не каким-то показателем, насколько ты сильнее, умнее и больше чем она. Любая адекватная дама подтвердит эту точку зрения.</text:p>
          </table:table-cell>
        </table:table-row>
        <table:table-row table:style-name="ro1">
          <table:table-cell office:value-type="float" office:value="1639319" calcext:value-type="float">
            <text:p>1639319</text:p>
          </table:table-cell>
          <table:table-cell office:value-type="float" office:value="1639432" calcext:value-type="float">
            <text:p>1639432</text:p>
          </table:table-cell>
          <table:table-cell office:value-type="string" calcext:value-type="string">
            <text:p>non_sexist</text:p>
          </table:table-cell>
          <table:table-cell office:value-type="string" calcext:value-type="string">
            <text:p>бойан</text:p>
          </table:table-cell>
        </table:table-row>
        <table:table-row table:style-name="ro1">
          <table:table-cell office:value-type="float" office:value="1639319" calcext:value-type="float">
            <text:p>1639319</text:p>
          </table:table-cell>
          <table:table-cell office:value-type="float" office:value="1639450" calcext:value-type="float">
            <text:p>1639450</text:p>
          </table:table-cell>
          <table:table-cell office:value-type="string" calcext:value-type="string">
            <text:p>non_sexist</text:p>
          </table:table-cell>
          <table:table-cell office:value-type="string" calcext:value-type="string">
            <text:p>Бежать</text:p>
          </table:table-cell>
        </table:table-row>
        <table:table-row table:style-name="ro1">
          <table:table-cell office:value-type="float" office:value="1639319" calcext:value-type="float">
            <text:p>1639319</text:p>
          </table:table-cell>
          <table:table-cell office:value-type="float" office:value="1639452" calcext:value-type="float">
            <text:p>1639452</text:p>
          </table:table-cell>
          <table:table-cell office:value-type="string" calcext:value-type="string">
            <text:p>non_sexist</text:p>
          </table:table-cell>
          <table:table-cell office:value-type="string" calcext:value-type="string">
            <text:p>Бросать пока не поздно.</text:p>
          </table:table-cell>
        </table:table-row>
        <table:table-row table:style-name="ro1">
          <table:table-cell office:value-type="float" office:value="1639319" calcext:value-type="float">
            <text:p>1639319</text:p>
          </table:table-cell>
          <table:table-cell office:value-type="float" office:value="1639465" calcext:value-type="float">
            <text:p>1639465</text:p>
          </table:table-cell>
          <table:table-cell office:value-type="string" calcext:value-type="string">
            <text:p>non_sexist</text:p>
          </table:table-cell>
          <table:table-cell office:value-type="string" calcext:value-type="string">
            <text:p>[id41483084|Сергей], некоторое время смущает 😆 Медуза карточки пилит, если не ошибаюсь, с самого своего основания. Там и как на митинги ходить и как котеек гладить и куча всего как и что нужно делать) А ещё недавно они книгу выпустили "Как жить". Так что тут не тон назидательный, а прямым текстом уже говорят) Ну и судя по комментам некоторым их полезно почитать)</text:p>
          </table:table-cell>
        </table:table-row>
        <table:table-row table:style-name="ro1">
          <table:table-cell office:value-type="float" office:value="1639319" calcext:value-type="float">
            <text:p>1639319</text:p>
          </table:table-cell>
          <table:table-cell office:value-type="float" office:value="1639468" calcext:value-type="float">
            <text:p>1639468</text:p>
          </table:table-cell>
          <table:table-cell office:value-type="string" calcext:value-type="string">
            <text:p>non_sexist</text:p>
          </table:table-cell>
          <table:table-cell office:value-type="string" calcext:value-type="string">
            <text:p>Бежать.</text:p>
          </table:table-cell>
        </table:table-row>
        <table:table-row table:style-name="ro1">
          <table:table-cell office:value-type="float" office:value="1639319" calcext:value-type="float">
            <text:p>1639319</text:p>
          </table:table-cell>
          <table:table-cell office:value-type="float" office:value="1639472" calcext:value-type="float">
            <text:p>1639472</text:p>
          </table:table-cell>
          <table:table-cell office:value-type="string" calcext:value-type="string">
            <text:p>non_sexist</text:p>
          </table:table-cell>
          <table:table-cell office:value-type="string" calcext:value-type="string">
            <text:p>У меня похлеще проблема ..</text:p>
          </table:table-cell>
        </table:table-row>
        <table:table-row table:style-name="ro1">
          <table:table-cell office:value-type="float" office:value="1639319" calcext:value-type="float">
            <text:p>1639319</text:p>
          </table:table-cell>
          <table:table-cell office:value-type="float" office:value="1639477" calcext:value-type="float">
            <text:p>1639477</text:p>
          </table:table-cell>
          <table:table-cell office:value-type="string" calcext:value-type="string">
            <text:p>non_sexist</text:p>
          </table:table-cell>
          <table:table-cell office:value-type="string" calcext:value-type="string">
            <text:p>Ребята, я понял! Не быть как 80% комментаторов данного поста!! И даже никакого разбора не потребовалось бы.</text:p>
          </table:table-cell>
        </table:table-row>
        <table:table-row table:style-name="ro1">
          <table:table-cell office:value-type="float" office:value="1639319" calcext:value-type="float">
            <text:p>1639319</text:p>
          </table:table-cell>
          <table:table-cell office:value-type="float" office:value="1639493" calcext:value-type="float">
            <text:p>1639493</text:p>
          </table:table-cell>
          <table:table-cell office:value-type="string" calcext:value-type="string">
            <text:p>non_sexist</text:p>
          </table:table-cell>
          <table:table-cell office:value-type="string" calcext:value-type="string">
            <text:p>Подобные высказывания- это шутки? Да?</text:p>
          </table:table-cell>
        </table:table-row>
        <table:table-row table:style-name="ro1">
          <table:table-cell office:value-type="float" office:value="1639319" calcext:value-type="float">
            <text:p>1639319</text:p>
          </table:table-cell>
          <table:table-cell office:value-type="float" office:value="1639496" calcext:value-type="float">
            <text:p>1639496</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639319" calcext:value-type="float">
            <text:p>1639319</text:p>
          </table:table-cell>
          <table:table-cell office:value-type="float" office:value="1639497" calcext:value-type="float">
            <text:p>1639497</text:p>
          </table:table-cell>
          <table:table-cell office:value-type="string" calcext:value-type="string">
            <text:p>non_sexist</text:p>
          </table:table-cell>
          <table:table-cell office:value-type="string" calcext:value-type="string">
            <text:p>[id392152321|Boris], желание заплатить за себя в ресторане это не комплексы и не понты, а желание не быть никому обязаным или ещё много разных причин. Насчёт этикета: в моём понятнии все участники ужина либо платят за себя, либо чек делится поровну на всех. Я считаю себя адекватной и не придерживаюсь вашего понятия этикета. Феминизм это не понты или комплексы, это движение направенное на устранение дискриминации полов и меньшинств. Это социальное движение в большинстве случаев.</text:p>
          </table:table-cell>
        </table:table-row>
        <table:table-row table:style-name="ro1">
          <table:table-cell office:value-type="float" office:value="1639319" calcext:value-type="float">
            <text:p>1639319</text:p>
          </table:table-cell>
          <table:table-cell office:value-type="float" office:value="1639500" calcext:value-type="float">
            <text:p>1639500</text:p>
          </table:table-cell>
          <table:table-cell office:value-type="string" calcext:value-type="string">
            <text:p>non_sexist</text:p>
          </table:table-cell>
          <table:table-cell office:value-type="string" calcext:value-type="string">
            <text:p>[id49595048|Дарья], скажите, вы феминистка?</text:p>
          </table:table-cell>
        </table:table-row>
        <table:table-row table:style-name="ro1">
          <table:table-cell office:value-type="float" office:value="1639319" calcext:value-type="float">
            <text:p>1639319</text:p>
          </table:table-cell>
          <table:table-cell office:value-type="float" office:value="1639503" calcext:value-type="float">
            <text:p>1639503</text:p>
          </table:table-cell>
          <table:table-cell office:value-type="string" calcext:value-type="string">
            <text:p>non_sexist</text:p>
          </table:table-cell>
          <table:table-cell office:value-type="string" calcext:value-type="string">
            <text:p>[id392152321|Борис], влюбился что ли?</text:p>
          </table:table-cell>
        </table:table-row>
        <table:table-row table:style-name="ro1">
          <table:table-cell office:value-type="float" office:value="1639319" calcext:value-type="float">
            <text:p>1639319</text:p>
          </table:table-cell>
          <table:table-cell office:value-type="float" office:value="1639505" calcext:value-type="float">
            <text:p>1639505</text:p>
          </table:table-cell>
          <table:table-cell office:value-type="string" calcext:value-type="string">
            <text:p>non_sexist</text:p>
          </table:table-cell>
          <table:table-cell office:value-type="string" calcext:value-type="string">
            <text:p>Госпади, бомбление <text:s/>мужиков и мужеподстилок прямо напрашивается на повсеместный и повседневный феминизм, <text:s/>да даже когда за образование боролись всем казалось <text:s/>все справедливо было , ага</text:p>
          </table:table-cell>
        </table:table-row>
        <table:table-row table:style-name="ro1">
          <table:table-cell office:value-type="float" office:value="1639319" calcext:value-type="float">
            <text:p>1639319</text:p>
          </table:table-cell>
          <table:table-cell office:value-type="float" office:value="1639507" calcext:value-type="float">
            <text:p>1639507</text:p>
          </table:table-cell>
          <table:table-cell office:value-type="string" calcext:value-type="string">
            <text:p>non_sexist</text:p>
          </table:table-cell>
          <table:table-cell office:value-type="string" calcext:value-type="string">
            <text:p>[id392152321|Борис], вот ты считаешь этикет, а какой то мужчина считает угнетением , так что НЕ ПЛАТИ</text:p>
          </table:table-cell>
        </table:table-row>
        <table:table-row table:style-name="ro1">
          <table:table-cell office:value-type="float" office:value="1639319" calcext:value-type="float">
            <text:p>1639319</text:p>
          </table:table-cell>
          <table:table-cell office:value-type="float" office:value="1639508" calcext:value-type="float">
            <text:p>1639508</text:p>
          </table:table-cell>
          <table:table-cell office:value-type="string" calcext:value-type="string">
            <text:p>non_sexist</text:p>
          </table:table-cell>
          <table:table-cell office:value-type="string" calcext:value-type="string">
            <text:p>[id49595048|Дарья], сидишь у мужика на шее как примерная жена с тремя детьми - плохо, оплачиваешь свои расходы и вообще самостоятельная женщина — тоже плохо.</text:p>
          </table:table-cell>
        </table:table-row>
        <table:table-row table:style-name="ro1">
          <table:table-cell office:value-type="float" office:value="1639319" calcext:value-type="float">
            <text:p>1639319</text:p>
          </table:table-cell>
          <table:table-cell office:value-type="float" office:value="1639510" calcext:value-type="float">
            <text:p>1639510</text:p>
          </table:table-cell>
          <table:table-cell office:value-type="string" calcext:value-type="string">
            <text:p>non_sexist</text:p>
          </table:table-cell>
          <table:table-cell office:value-type="string" calcext:value-type="string">
            <text:p>[id30347024|Emily], зато мужик ВСЕГДА хорош, ууу фиминиздки фтрафные</text:p>
          </table:table-cell>
        </table:table-row>
        <table:table-row table:style-name="ro1">
          <table:table-cell office:value-type="float" office:value="1639319" calcext:value-type="float">
            <text:p>1639319</text:p>
          </table:table-cell>
          <table:table-cell office:value-type="float" office:value="1639512" calcext:value-type="float">
            <text:p>1639512</text:p>
          </table:table-cell>
          <table:table-cell office:value-type="string" calcext:value-type="string">
            <text:p>non_sexist</text:p>
          </table:table-cell>
          <table:table-cell office:value-type="string" calcext:value-type="string">
            <text:p>То ли баян, то ли копипаста, но статья скорее для детей.</text:p>
          </table:table-cell>
        </table:table-row>
        <table:table-row table:style-name="ro1">
          <table:table-cell office:value-type="float" office:value="1639319" calcext:value-type="float">
            <text:p>1639319</text:p>
          </table:table-cell>
          <table:table-cell office:value-type="float" office:value="1639513" calcext:value-type="float">
            <text:p>1639513</text:p>
          </table:table-cell>
          <table:table-cell office:value-type="string" calcext:value-type="string">
            <text:p>sexist</text:p>
          </table:table-cell>
          <table:table-cell office:value-type="string" calcext:value-type="string">
            <text:p>[id19354823|Вероника], мужеподстилка Ха,Это что?</text:p>
          </table:table-cell>
        </table:table-row>
        <table:table-row table:style-name="ro2">
          <table:table-cell office:value-type="float" office:value="1639319" calcext:value-type="float">
            <text:p>1639319</text:p>
          </table:table-cell>
          <table:table-cell office:value-type="float" office:value="1639514" calcext:value-type="float">
            <text:p>1639514</text:p>
          </table:table-cell>
          <table:table-cell office:value-type="string" calcext:value-type="string">
            <text:p>non_sexist</text:p>
          </table:table-cell>
          <table:table-cell office:value-type="string" calcext:value-type="string">
            <text:p>я просто не могу понять, почему у вас ебучий стереотип, что все феминистки жирные/некрасивые? с чего вы вообще взяли, что если вам кажется, что человек некрасив, то он не покажется другому человеку прекрасным? </text:p>
            <text:p>многие из вас не в моем вкусе, но это блядь не значит, что вы не должны себя любить или вас никто не полюбит.</text:p>
          </table:table-cell>
        </table:table-row>
        <table:table-row table:style-name="ro3">
          <table:table-cell office:value-type="float" office:value="1639319" calcext:value-type="float">
            <text:p>1639319</text:p>
          </table:table-cell>
          <table:table-cell office:value-type="float" office:value="1639517" calcext:value-type="float">
            <text:p>1639517</text:p>
          </table:table-cell>
          <table:table-cell office:value-type="string" calcext:value-type="string">
            <text:p>sexist</text:p>
          </table:table-cell>
          <table:table-cell office:value-type="string" calcext:value-type="string">
            <text:p>Можно записаться на курсы по пикапу фемиблядей в [club107360438|школу союзников], где учат, что говорить, как говорить, чтобы прикинуться "нитаким". Но это очень муторный метод.</text:p>
            <text:p/>
            <text:p>Есть куда более легкий способ клеить телочек, который, к примеру, использует не кто иной, как президент самой влиятельной страны мира: "grab her pussy".</text:p>
          </table:table-cell>
        </table:table-row>
        <table:table-row table:style-name="ro1">
          <table:table-cell office:value-type="float" office:value="1639319" calcext:value-type="float">
            <text:p>1639319</text:p>
          </table:table-cell>
          <table:table-cell office:value-type="float" office:value="1639519" calcext:value-type="float">
            <text:p>1639519</text:p>
          </table:table-cell>
          <table:table-cell office:value-type="string" calcext:value-type="string">
            <text:p>non_sexist</text:p>
          </table:table-cell>
          <table:table-cell office:value-type="string" calcext:value-type="string">
            <text:p>[id268690873|Никита], эта те девочки, которые присоединяются к травле женщин стремясь получить мужское одобрение</text:p>
          </table:table-cell>
        </table:table-row>
        <table:table-row table:style-name="ro1">
          <table:table-cell office:value-type="float" office:value="1639319" calcext:value-type="float">
            <text:p>1639319</text:p>
          </table:table-cell>
          <table:table-cell office:value-type="float" office:value="1639523" calcext:value-type="float">
            <text:p>1639523</text:p>
          </table:table-cell>
          <table:table-cell office:value-type="string" calcext:value-type="string">
            <text:p>non_sexist</text:p>
          </table:table-cell>
          <table:table-cell office:value-type="string" calcext:value-type="string">
            <text:p>[id19354823|Вероника], так может у человека мнение отличное от вашего, почему сразу так грубо то</text:p>
          </table:table-cell>
        </table:table-row>
        <table:table-row table:style-name="ro1">
          <table:table-cell office:value-type="float" office:value="1639319" calcext:value-type="float">
            <text:p>1639319</text:p>
          </table:table-cell>
          <table:table-cell office:value-type="float" office:value="1639525" calcext:value-type="float">
            <text:p>1639525</text:p>
          </table:table-cell>
          <table:table-cell office:value-type="string" calcext:value-type="string">
            <text:p>non_sexist</text:p>
          </table:table-cell>
          <table:table-cell office:value-type="string" calcext:value-type="string">
            <text:p>[id268690873|Никита], что? Ты прочитай сколько раз тут девушек назвали фемиблядями , жирными и страшными, просто шкурами и зацени , кто груб. Оно не отличное мнение <text:s/>, просто не знакомы с положением дел . Я тоже такая была</text:p>
          </table:table-cell>
        </table:table-row>
        <table:table-row table:style-name="ro1">
          <table:table-cell office:value-type="float" office:value="1639319" calcext:value-type="float">
            <text:p>1639319</text:p>
          </table:table-cell>
          <table:table-cell office:value-type="float" office:value="1639526" calcext:value-type="float">
            <text:p>1639526</text:p>
          </table:table-cell>
          <table:table-cell office:value-type="string" calcext:value-type="string">
            <text:p>sexist</text:p>
          </table:table-cell>
          <table:table-cell office:value-type="string" calcext:value-type="string">
            <text:p>Рано или поздно любая феминистка произносит фразу типа "мужик должен", потому что весь их феминизм - это обычная манипуляция. Забейте придавать этому значение.</text:p>
          </table:table-cell>
        </table:table-row>
        <table:table-row table:style-name="ro1">
          <table:table-cell office:value-type="float" office:value="1639319" calcext:value-type="float">
            <text:p>1639319</text:p>
          </table:table-cell>
          <table:table-cell office:value-type="float" office:value="1639528" calcext:value-type="float">
            <text:p>1639528</text:p>
          </table:table-cell>
          <table:table-cell office:value-type="string" calcext:value-type="string">
            <text:p>non_sexist</text:p>
          </table:table-cell>
          <table:table-cell office:value-type="string" calcext:value-type="string">
            <text:p>[id263522044|Антон], не переживай , радикальные просто скажут мужик не нужен и ничего не попросят. К счастью в совеременном обществе <text:s/>она хотя бы юридически имееет право на это</text:p>
          </table:table-cell>
        </table:table-row>
        <table:table-row table:style-name="ro3">
          <table:table-cell office:value-type="float" office:value="1639319" calcext:value-type="float">
            <text:p>1639319</text:p>
          </table:table-cell>
          <table:table-cell office:value-type="float" office:value="1639530" calcext:value-type="float">
            <text:p>1639530</text:p>
          </table:table-cell>
          <table:table-cell office:value-type="string" calcext:value-type="string">
            <text:p>non_sexist</text:p>
          </table:table-cell>
          <table:table-cell office:value-type="string" calcext:value-type="string">
            <text:p>[id268690873|Никита], А мне кажется, что так оно и есть. Думаю,  выражение "мужская подстилка"- сексизм. То, что подразумевается под этим, можно выразить другими словами, не обращаясь при этом к полу человека.  </text:p>
            <text:p/>
            <text:p>( высказала свое мнение в противовес мнению феминистки, с которой вы ведете диалог)</text:p>
          </table:table-cell>
        </table:table-row>
        <table:table-row table:style-name="ro1">
          <table:table-cell office:value-type="float" office:value="1639319" calcext:value-type="float">
            <text:p>1639319</text:p>
          </table:table-cell>
          <table:table-cell office:value-type="float" office:value="1639532" calcext:value-type="float">
            <text:p>1639532</text:p>
          </table:table-cell>
          <table:table-cell office:value-type="string" calcext:value-type="string">
            <text:p>non_sexist</text:p>
          </table:table-cell>
          <table:table-cell office:value-type="string" calcext:value-type="string">
            <text:p>[id263522044|Антон], Судя по всему, таким был ваш личный опыт?</text:p>
          </table:table-cell>
        </table:table-row>
        <table:table-row table:style-name="ro2">
          <table:table-cell office:value-type="float" office:value="1639319" calcext:value-type="float">
            <text:p>1639319</text:p>
          </table:table-cell>
          <table:table-cell office:value-type="float" office:value="1639534" calcext:value-type="float">
            <text:p>1639534</text:p>
          </table:table-cell>
          <table:table-cell office:value-type="string" calcext:value-type="string">
            <text:p>non_sexist</text:p>
          </table:table-cell>
          <table:table-cell office:value-type="string" calcext:value-type="string">
            <text:p>Лайтовые же 10 пунктов адекватности, с чего разбомбило народ непонятно. Видимо, с одного слова "феминизм".</text:p>
            <text:p>К сожалению, статья как будто для какого-то идиота,  которому нужно объяснять простые вещи вроде "никто не главный, девушка может отказать тебе,  ее тело-ее дело" , типа "эй, идешь на свидание-запомни! Женщина тоже человек ". У этого гипотетического чувака нет шансов.</text:p>
          </table:table-cell>
        </table:table-row>
        <table:table-row table:style-name="ro1">
          <table:table-cell office:value-type="float" office:value="1639319" calcext:value-type="float">
            <text:p>1639319</text:p>
          </table:table-cell>
          <table:table-cell office:value-type="float" office:value="1639541" calcext:value-type="float">
            <text:p>1639541</text:p>
          </table:table-cell>
          <table:table-cell office:value-type="string" calcext:value-type="string">
            <text:p>non_sexist</text:p>
          </table:table-cell>
          <table:table-cell office:value-type="string" calcext:value-type="string">
            <text:p>[id75177809|Мирослава], я к тому же. Феминизм это же про свободу выбора для женщины. Вот кто-то и выбирает "традиционный" путь, разве плохо</text:p>
          </table:table-cell>
        </table:table-row>
        <table:table-row table:style-name="ro1">
          <table:table-cell office:value-type="float" office:value="1639319" calcext:value-type="float">
            <text:p>1639319</text:p>
          </table:table-cell>
          <table:table-cell office:value-type="float" office:value="1639548" calcext:value-type="float">
            <text:p>1639548</text:p>
          </table:table-cell>
          <table:table-cell office:value-type="string" calcext:value-type="string">
            <text:p>non_sexist</text:p>
          </table:table-cell>
          <table:table-cell office:value-type="string" calcext:value-type="string">
            <text:p>[id75177809|Мирослава], ну вырази иначе</text:p>
          </table:table-cell>
        </table:table-row>
        <table:table-row table:style-name="ro1">
          <table:table-cell office:value-type="float" office:value="1639319" calcext:value-type="float">
            <text:p>1639319</text:p>
          </table:table-cell>
          <table:table-cell office:value-type="float" office:value="1639549" calcext:value-type="float">
            <text:p>1639549</text:p>
          </table:table-cell>
          <table:table-cell office:value-type="string" calcext:value-type="string">
            <text:p>non_sexist</text:p>
          </table:table-cell>
          <table:table-cell office:value-type="string" calcext:value-type="string">
            <text:p>[id268690873|Никита], НЕ выбирает в том то и дело, он очень навязан</text:p>
          </table:table-cell>
        </table:table-row>
        <table:table-row table:style-name="ro2">
          <table:table-cell office:value-type="float" office:value="1639319" calcext:value-type="float">
            <text:p>1639319</text:p>
          </table:table-cell>
          <table:table-cell office:value-type="float" office:value="1639550" calcext:value-type="float">
            <text:p>1639550</text:p>
          </table:table-cell>
          <table:table-cell office:value-type="string" calcext:value-type="string">
            <text:p>non_sexist</text:p>
          </table:table-cell>
          <table:table-cell office:value-type="string" calcext:value-type="string">
            <text:p>Феминизм - ещё один рычаг давления в матриархате.</text:p>
            <text:p>По сути, форма нацизма</text:p>
          </table:table-cell>
        </table:table-row>
        <table:table-row table:style-name="ro1">
          <table:table-cell office:value-type="float" office:value="1639319" calcext:value-type="float">
            <text:p>1639319</text:p>
          </table:table-cell>
          <table:table-cell office:value-type="float" office:value="1639553" calcext:value-type="float">
            <text:p>1639553</text:p>
          </table:table-cell>
          <table:table-cell office:value-type="string" calcext:value-type="string">
            <text:p>sexist</text:p>
          </table:table-cell>
          <table:table-cell office:value-type="string" calcext:value-type="string">
            <text:p>Погодите погодите, то есть стереотипный анекдот про мужиков-козлов я рассказать могу и ей будет фиалетово, но перед тем как рассказать стереотипный анекдот про баб - дур я должен мнение спросить? Хм, ах эта свобода слова-выбора, ах эти ограничения сука в ШУТКАХ. Надеюсь фемен когда смотрит какого-нибудь Бойла они тоже искренне верят что он ненавидит раковых больных, изнасилованных детей и инвалидов блять, а не высмеивает пороки общества, дабы на них внимание обратили.</text:p>
          </table:table-cell>
        </table:table-row>
        <table:table-row table:style-name="ro2">
          <table:table-cell office:value-type="float" office:value="1639319" calcext:value-type="float">
            <text:p>1639319</text:p>
          </table:table-cell>
          <table:table-cell office:value-type="float" office:value="1639559" calcext:value-type="float">
            <text:p>1639559</text:p>
          </table:table-cell>
          <table:table-cell office:value-type="string" calcext:value-type="string">
            <text:p>non_sexist</text:p>
          </table:table-cell>
          <table:table-cell office:value-type="string" calcext:value-type="string">
            <text:p>[id19354823|Вероника], Я не вижу лицемерия в том, чтобы заступаться за противоположный пол в каких-то вопросах. </text:p>
            <text:p>Если девушка высказывается мнение, которые можно назвать сексистским, она и есть сексистка. Все просто.</text:p>
          </table:table-cell>
        </table:table-row>
        <table:table-row table:style-name="ro1">
          <table:table-cell office:value-type="float" office:value="1639319" calcext:value-type="float">
            <text:p>1639319</text:p>
          </table:table-cell>
          <table:table-cell office:value-type="float" office:value="1639561" calcext:value-type="float">
            <text:p>1639561</text:p>
          </table:table-cell>
          <table:table-cell office:value-type="string" calcext:value-type="string">
            <text:p>non_sexist</text:p>
          </table:table-cell>
          <table:table-cell office:value-type="string" calcext:value-type="string">
            <text:p>[id176273259|Леопольд], о госпади, ты долбаеб скажи, что да?</text:p>
          </table:table-cell>
        </table:table-row>
        <table:table-row table:style-name="ro1">
          <table:table-cell office:value-type="float" office:value="1639319" calcext:value-type="float">
            <text:p>1639319</text:p>
          </table:table-cell>
          <table:table-cell office:value-type="float" office:value="1639565" calcext:value-type="float">
            <text:p>1639565</text:p>
          </table:table-cell>
          <table:table-cell office:value-type="string" calcext:value-type="string">
            <text:p>sexist</text:p>
          </table:table-cell>
          <table:table-cell office:value-type="string" calcext:value-type="string">
            <text:p>Очень смешно читать комментарии, в которых приводят в пример каких-то абстрактных девушек, чье лицемерие в вопросе равноправия налицо!</text:p>
          </table:table-cell>
        </table:table-row>
        <table:table-row table:style-name="ro1">
          <table:table-cell office:value-type="float" office:value="1639319" calcext:value-type="float">
            <text:p>1639319</text:p>
          </table:table-cell>
          <table:table-cell office:value-type="float" office:value="1639566" calcext:value-type="float">
            <text:p>1639566</text:p>
          </table:table-cell>
          <table:table-cell office:value-type="string" calcext:value-type="string">
            <text:p>non_sexist</text:p>
          </table:table-cell>
          <table:table-cell office:value-type="string" calcext:value-type="string">
            <text:p>[id75177809|Мирослава], каких абстрактных? Шурыгину всем инетом травили</text:p>
          </table:table-cell>
        </table:table-row>
        <table:table-row table:style-name="ro1">
          <table:table-cell office:value-type="float" office:value="1639319" calcext:value-type="float">
            <text:p>1639319</text:p>
          </table:table-cell>
          <table:table-cell office:value-type="float" office:value="1639568" calcext:value-type="float">
            <text:p>1639568</text:p>
          </table:table-cell>
          <table:table-cell office:value-type="string" calcext:value-type="string">
            <text:p>non_sexist</text:p>
          </table:table-cell>
          <table:table-cell office:value-type="string" calcext:value-type="string">
            <text:p>[id19354823|Вероника], А здесь вот я ее не вижу. Это странно)</text:p>
          </table:table-cell>
        </table:table-row>
        <table:table-row table:style-name="ro1">
          <table:table-cell office:value-type="float" office:value="1639319" calcext:value-type="float">
            <text:p>1639319</text:p>
          </table:table-cell>
          <table:table-cell office:value-type="float" office:value="1639569" calcext:value-type="float">
            <text:p>1639569</text:p>
          </table:table-cell>
          <table:table-cell office:value-type="string" calcext:value-type="string">
            <text:p>non_sexist</text:p>
          </table:table-cell>
          <table:table-cell office:value-type="string" calcext:value-type="string">
            <text:p>[id19354823|Вероника], смотря в каких странах</text:p>
          </table:table-cell>
        </table:table-row>
        <table:table-row table:style-name="ro1">
          <table:table-cell office:value-type="float" office:value="1639319" calcext:value-type="float">
            <text:p>1639319</text:p>
          </table:table-cell>
          <table:table-cell office:value-type="float" office:value="1639570" calcext:value-type="float">
            <text:p>1639570</text:p>
          </table:table-cell>
          <table:table-cell office:value-type="string" calcext:value-type="string">
            <text:p>non_sexist</text:p>
          </table:table-cell>
          <table:table-cell office:value-type="string" calcext:value-type="string">
            <text:p>[id75177809|Мирослава], что?</text:p>
          </table:table-cell>
        </table:table-row>
        <table:table-row table:style-name="ro1">
          <table:table-cell office:value-type="float" office:value="1585278" calcext:value-type="float">
            <text:p>1585278</text:p>
          </table:table-cell>
          <table:table-cell office:value-type="float" office:value="1585280" calcext:value-type="float">
            <text:p>1585280</text:p>
          </table:table-cell>
          <table:table-cell office:value-type="string" calcext:value-type="string">
            <text:p>non_sexist</text:p>
          </table:table-cell>
          <table:table-cell office:value-type="string" calcext:value-type="string">
            <text:p>но ведь оно мужского рода</text:p>
          </table:table-cell>
        </table:table-row>
        <table:table-row table:style-name="ro1">
          <table:table-cell office:value-type="float" office:value="1585278" calcext:value-type="float">
            <text:p>1585278</text:p>
          </table:table-cell>
          <table:table-cell office:value-type="float" office:value="1585281" calcext:value-type="float">
            <text:p>1585281</text:p>
          </table:table-cell>
          <table:table-cell office:value-type="string" calcext:value-type="string">
            <text:p>sexist</text:p>
          </table:table-cell>
          <table:table-cell office:value-type="string" calcext:value-type="string">
            <text:p>Словом года выбрано слово мужского рода. Омерзительный сексизм.</text:p>
          </table:table-cell>
        </table:table-row>
        <table:table-row table:style-name="ro1">
          <table:table-cell office:value-type="float" office:value="1585278" calcext:value-type="float">
            <text:p>1585278</text:p>
          </table:table-cell>
          <table:table-cell office:value-type="float" office:value="1585282" calcext:value-type="float">
            <text:p>1585282</text:p>
          </table:table-cell>
          <table:table-cell office:value-type="string" calcext:value-type="string">
            <text:p>sexist</text:p>
          </table:table-cell>
          <table:table-cell office:value-type="string" calcext:value-type="string">
            <text:p>Стрелочка все равно не поворачивается!</text:p>
          </table:table-cell>
        </table:table-row>
        <table:table-row table:style-name="ro1">
          <table:table-cell office:value-type="float" office:value="1585278" calcext:value-type="float">
            <text:p>1585278</text:p>
          </table:table-cell>
          <table:table-cell office:value-type="float" office:value="1585284" calcext:value-type="float">
            <text:p>1585284</text:p>
          </table:table-cell>
          <table:table-cell office:value-type="string" calcext:value-type="string">
            <text:p>sexist</text:p>
          </table:table-cell>
          <table:table-cell office:value-type="string" calcext:value-type="string">
            <text:p>надо тогда феменизма )))))000</text:p>
          </table:table-cell>
        </table:table-row>
        <table:table-row table:style-name="ro1">
          <table:table-cell office:value-type="float" office:value="1585278" calcext:value-type="float">
            <text:p>1585278</text:p>
          </table:table-cell>
          <table:table-cell office:value-type="float" office:value="1585285" calcext:value-type="float">
            <text:p>1585285</text:p>
          </table:table-cell>
          <table:table-cell office:value-type="string" calcext:value-type="string">
            <text:p>non_sexist</text:p>
          </table:table-cell>
          <table:table-cell office:value-type="string" calcext:value-type="string">
            <text:p>(в английском языке практически нет категории рода у слов)</text:p>
          </table:table-cell>
        </table:table-row>
        <table:table-row table:style-name="ro1">
          <table:table-cell office:value-type="float" office:value="1585278" calcext:value-type="float">
            <text:p>1585278</text:p>
          </table:table-cell>
          <table:table-cell office:value-type="float" office:value="1585286" calcext:value-type="float">
            <text:p>1585286</text:p>
          </table:table-cell>
          <table:table-cell office:value-type="string" calcext:value-type="string">
            <text:p>sexist</text:p>
          </table:table-cell>
          <table:table-cell office:value-type="string" calcext:value-type="string">
            <text:p>[id141294009|Ольга], какая ты умная, сразу видно женщина</text:p>
          </table:table-cell>
        </table:table-row>
        <table:table-row table:style-name="ro1">
          <table:table-cell office:value-type="float" office:value="1585278" calcext:value-type="float">
            <text:p>1585278</text:p>
          </table:table-cell>
          <table:table-cell office:value-type="float" office:value="1585289" calcext:value-type="float">
            <text:p>1585289</text:p>
          </table:table-cell>
          <table:table-cell office:value-type="string" calcext:value-type="string">
            <text:p>non_sexist</text:p>
          </table:table-cell>
          <table:table-cell office:value-type="string" calcext:value-type="string">
            <text:p>[id141294009|Ольга], ты промахнулась. А вообще, слово латинское, так что не вые.</text:p>
          </table:table-cell>
        </table:table-row>
        <table:table-row table:style-name="ro1">
          <table:table-cell office:value-type="float" office:value="1585278" calcext:value-type="float">
            <text:p>1585278</text:p>
          </table:table-cell>
          <table:table-cell office:value-type="float" office:value="1585291" calcext:value-type="float">
            <text:p>1585291</text:p>
          </table:table-cell>
          <table:table-cell office:value-type="string" calcext:value-type="string">
            <text:p>non_sexist</text:p>
          </table:table-cell>
          <table:table-cell office:value-type="string" calcext:value-type="string">
            <text:p>[id1068253|Александр], сексизм тоже муж. рода.😅</text:p>
          </table:table-cell>
        </table:table-row>
        <table:table-row table:style-name="ro1">
          <table:table-cell office:value-type="float" office:value="1585278" calcext:value-type="float">
            <text:p>1585278</text:p>
          </table:table-cell>
          <table:table-cell office:value-type="float" office:value="1585292" calcext:value-type="float">
            <text:p>1585292</text:p>
          </table:table-cell>
          <table:table-cell office:value-type="string" calcext:value-type="string">
            <text:p>non_sexist</text:p>
          </table:table-cell>
          <table:table-cell office:value-type="string" calcext:value-type="string">
            <text:p>[id116562654|Андрей], чертовщина какая-то</text:p>
          </table:table-cell>
        </table:table-row>
        <table:table-row table:style-name="ro1">
          <table:table-cell office:value-type="float" office:value="1585278" calcext:value-type="float">
            <text:p>1585278</text:p>
          </table:table-cell>
          <table:table-cell office:value-type="float" office:value="1585293" calcext:value-type="float">
            <text:p>1585293</text:p>
          </table:table-cell>
          <table:table-cell office:value-type="string" calcext:value-type="string">
            <text:p>non_sexist</text:p>
          </table:table-cell>
          <table:table-cell office:value-type="string" calcext:value-type="string">
            <text:p>[id232020433|Peter], будь тоньше.</text:p>
          </table:table-cell>
        </table:table-row>
        <table:table-row table:style-name="ro1">
          <table:table-cell office:value-type="float" office:value="1585278" calcext:value-type="float">
            <text:p>1585278</text:p>
          </table:table-cell>
          <table:table-cell office:value-type="float" office:value="1585296" calcext:value-type="float">
            <text:p>1585296</text:p>
          </table:table-cell>
          <table:table-cell office:value-type="string" calcext:value-type="string">
            <text:p>non_sexist</text:p>
          </table:table-cell>
          <table:table-cell office:value-type="string" calcext:value-type="string">
            <text:p>Retards</text:p>
          </table:table-cell>
        </table:table-row>
        <table:table-row table:style-name="ro3">
          <table:table-cell office:value-type="float" office:value="1585278" calcext:value-type="float">
            <text:p>1585278</text:p>
          </table:table-cell>
          <table:table-cell office:value-type="float" office:value="1585299" calcext:value-type="float">
            <text:p>1585299</text:p>
          </table:table-cell>
          <table:table-cell office:value-type="string" calcext:value-type="string">
            <text:p>non_sexist</text:p>
          </table:table-cell>
          <table:table-cell office:value-type="string" calcext:value-type="string">
            <text:p>[id413456366|Setin], сорян, и правда промахнулась.</text:p>
            <text:p/>
            <text:p>Слово латинского происхождения. В словаре английского языка. Смекаешь? :)</text:p>
          </table:table-cell>
        </table:table-row>
        <table:table-row table:style-name="ro1">
          <table:table-cell office:value-type="float" office:value="1585278" calcext:value-type="float">
            <text:p>1585278</text:p>
          </table:table-cell>
          <table:table-cell office:value-type="float" office:value="1585301" calcext:value-type="float">
            <text:p>1585301</text:p>
          </table:table-cell>
          <table:table-cell office:value-type="string" calcext:value-type="string">
            <text:p>non_sexist</text:p>
          </table:table-cell>
          <table:table-cell office:value-type="string" calcext:value-type="string">
            <text:p>[id1068253|Александр], просто слово было выбрано на английском. Так что никакой чертовщины.</text:p>
          </table:table-cell>
        </table:table-row>
        <table:table-row table:style-name="ro1">
          <table:table-cell office:value-type="float" office:value="1585278" calcext:value-type="float">
            <text:p>1585278</text:p>
          </table:table-cell>
          <table:table-cell office:value-type="float" office:value="1585302" calcext:value-type="float">
            <text:p>1585302</text:p>
          </table:table-cell>
          <table:table-cell office:value-type="string" calcext:value-type="string">
            <text:p>non_sexist</text:p>
          </table:table-cell>
          <table:table-cell office:value-type="string" calcext:value-type="string">
            <text:p>[id286119653|Богдан], а как род выражается в английском? О_О</text:p>
          </table:table-cell>
        </table:table-row>
        <table:table-row table:style-name="ro1">
          <table:table-cell office:value-type="float" office:value="1585278" calcext:value-type="float">
            <text:p>1585278</text:p>
          </table:table-cell>
          <table:table-cell office:value-type="float" office:value="1585303" calcext:value-type="float">
            <text:p>1585303</text:p>
          </table:table-cell>
          <table:table-cell office:value-type="string" calcext:value-type="string">
            <text:p>non_sexist</text:p>
          </table:table-cell>
          <table:table-cell office:value-type="string" calcext:value-type="string">
            <text:p>[id141294009|Ольга], тяжелый случай.</text:p>
          </table:table-cell>
        </table:table-row>
        <table:table-row table:style-name="ro1">
          <table:table-cell office:value-type="float" office:value="1585278" calcext:value-type="float">
            <text:p>1585278</text:p>
          </table:table-cell>
          <table:table-cell office:value-type="float" office:value="1585304" calcext:value-type="float">
            <text:p>1585304</text:p>
          </table:table-cell>
          <table:table-cell office:value-type="string" calcext:value-type="string">
            <text:p>non_sexist</text:p>
          </table:table-cell>
          <table:table-cell office:value-type="string" calcext:value-type="string">
            <text:p>[id413456366|Setin], раскрой мысль =)</text:p>
          </table:table-cell>
        </table:table-row>
        <table:table-row table:style-name="ro1">
          <table:table-cell office:value-type="float" office:value="1585278" calcext:value-type="float">
            <text:p>1585278</text:p>
          </table:table-cell>
          <table:table-cell office:value-type="float" office:value="1585306" calcext:value-type="float">
            <text:p>1585306</text:p>
          </table:table-cell>
          <table:table-cell office:value-type="string" calcext:value-type="string">
            <text:p>non_sexist</text:p>
          </table:table-cell>
          <table:table-cell office:value-type="string" calcext:value-type="string">
            <text:p>Слово года - кофе.</text:p>
          </table:table-cell>
        </table:table-row>
        <table:table-row table:style-name="ro1">
          <table:table-cell office:value-type="float" office:value="1585278" calcext:value-type="float">
            <text:p>1585278</text:p>
          </table:table-cell>
          <table:table-cell office:value-type="float" office:value="1585307" calcext:value-type="float">
            <text:p>1585307</text:p>
          </table:table-cell>
          <table:table-cell office:value-type="string" calcext:value-type="string">
            <text:p>non_sexist</text:p>
          </table:table-cell>
          <table:table-cell office:value-type="string" calcext:value-type="string">
            <text:p>сколько озлобленных "мужиков" в комментах, покруче фемок.</text:p>
          </table:table-cell>
        </table:table-row>
        <table:table-row table:style-name="ro6">
          <table:table-cell office:value-type="float" office:value="1585278" calcext:value-type="float">
            <text:p>1585278</text:p>
          </table:table-cell>
          <table:table-cell office:value-type="float" office:value="1585312" calcext:value-type="float">
            <text:p>1585312</text:p>
          </table:table-cell>
          <table:table-cell office:value-type="string" calcext:value-type="string">
            <text:p>non_sexist</text:p>
          </table:table-cell>
          <table:table-cell office:value-type="string" calcext:value-type="string">
            <text:p>[id286119653|Богдан], хреновое раскрытие мысли, чувак. </text:p>
            <text:p>"Внешним показателем рода имени существительного является употребление личных и притяжательных местоимений при замене существительного в контексте" - цитата из твоего охренительного пруфа.</text:p>
            <text:p/>
            <text:p>У феминизма, конечно, эти местоимения - it и its, если уж на то пошло )</text:p>
            <text:p>Как и у практически всех неодушевленных существительных, если речь идет не о поэзии. Давай, чувак, просто признай, что ты зря выпендриваешься =)</text:p>
          </table:table-cell>
        </table:table-row>
        <table:table-row table:style-name="ro1">
          <table:table-cell office:value-type="float" office:value="1585278" calcext:value-type="float">
            <text:p>1585278</text:p>
          </table:table-cell>
          <table:table-cell office:value-type="float" office:value="1585317" calcext:value-type="float">
            <text:p>1585317</text:p>
          </table:table-cell>
          <table:table-cell office:value-type="string" calcext:value-type="string">
            <text:p>non_sexist</text:p>
          </table:table-cell>
          <table:table-cell office:value-type="string" calcext:value-type="string">
            <text:p>по**изм</text:p>
          </table:table-cell>
        </table:table-row>
        <table:table-row table:style-name="ro1">
          <table:table-cell office:value-type="float" office:value="1585278" calcext:value-type="float">
            <text:p>1585278</text:p>
          </table:table-cell>
          <table:table-cell office:value-type="float" office:value="1585319" calcext:value-type="float">
            <text:p>1585319</text:p>
          </table:table-cell>
          <table:table-cell office:value-type="string" calcext:value-type="string">
            <text:p>non_sexist</text:p>
          </table:table-cell>
          <table:table-cell office:value-type="string" calcext:value-type="string">
            <text:p>Когда уже упоминание слова "феминизм" перестанет рвать жопы российским мужикам? Мы же все равно все страшные и жирные, живем с кучей котов, какое вам дело до нас - неебабельных?</text:p>
          </table:table-cell>
        </table:table-row>
        <table:table-row table:style-name="ro1">
          <table:table-cell office:value-type="float" office:value="1585278" calcext:value-type="float">
            <text:p>1585278</text:p>
          </table:table-cell>
          <table:table-cell office:value-type="float" office:value="1585320" calcext:value-type="float">
            <text:p>1585320</text:p>
          </table:table-cell>
          <table:table-cell office:value-type="string" calcext:value-type="string">
            <text:p>sexist</text:p>
          </table:table-cell>
          <table:table-cell office:value-type="string" calcext:value-type="string">
            <text:p>Угнетение мужским родом</text:p>
          </table:table-cell>
        </table:table-row>
        <table:table-row table:style-name="ro1">
          <table:table-cell office:value-type="float" office:value="1585278" calcext:value-type="float">
            <text:p>1585278</text:p>
          </table:table-cell>
          <table:table-cell office:value-type="float" office:value="1585321" calcext:value-type="float">
            <text:p>1585321</text:p>
          </table:table-cell>
          <table:table-cell office:value-type="string" calcext:value-type="string">
            <text:p>non_sexist</text:p>
          </table:table-cell>
          <table:table-cell office:value-type="string" calcext:value-type="string">
            <text:p>В латыни есть рода. Femina по латыни - женщина, но суффикс -ismus переводит feminismus (феменизм) в разряд мужского рода. Или ты на серьезных щах заявляешь, что слово имеет английские корни?</text:p>
          </table:table-cell>
        </table:table-row>
        <table:table-row table:style-name="ro1">
          <table:table-cell office:value-type="float" office:value="1585278" calcext:value-type="float">
            <text:p>1585278</text:p>
          </table:table-cell>
          <table:table-cell office:value-type="float" office:value="1585325" calcext:value-type="float">
            <text:p>1585325</text:p>
          </table:table-cell>
          <table:table-cell office:value-type="string" calcext:value-type="string">
            <text:p>non_sexist</text:p>
          </table:table-cell>
          <table:table-cell office:value-type="string" calcext:value-type="string">
            <text:p>[id173184273|Алина], троллинг над вами, никто ещё не отменял</text:p>
          </table:table-cell>
        </table:table-row>
        <table:table-row table:style-name="ro1">
          <table:table-cell office:value-type="float" office:value="1585278" calcext:value-type="float">
            <text:p>1585278</text:p>
          </table:table-cell>
          <table:table-cell office:value-type="float" office:value="1585326" calcext:value-type="float">
            <text:p>1585326</text:p>
          </table:table-cell>
          <table:table-cell office:value-type="string" calcext:value-type="string">
            <text:p>non_sexist</text:p>
          </table:table-cell>
          <table:table-cell office:value-type="string" calcext:value-type="string">
            <text:p>[id413456366|Setin], коооорниии... Корни, блин. Я таки не спорю, что В ЛАТЫНИ это слово, конечно, имело мужской род. Но мы говорим, кажется, о словаре АНГЛИЙСКОГО языка - а это совсем разные языки, понимаешь?</text:p>
          </table:table-cell>
        </table:table-row>
        <table:table-row table:style-name="ro1">
          <table:table-cell office:value-type="float" office:value="1585278" calcext:value-type="float">
            <text:p>1585278</text:p>
          </table:table-cell>
          <table:table-cell office:value-type="float" office:value="1585328" calcext:value-type="float">
            <text:p>1585328</text:p>
          </table:table-cell>
          <table:table-cell office:value-type="string" calcext:value-type="string">
            <text:p>non_sexist</text:p>
          </table:table-cell>
          <table:table-cell office:value-type="string" calcext:value-type="string">
            <text:p>[id141294009|Ольга], я и говорю ,что случай терминальный.</text:p>
          </table:table-cell>
        </table:table-row>
        <table:table-row table:style-name="ro1">
          <table:table-cell office:value-type="float" office:value="1585278" calcext:value-type="float">
            <text:p>1585278</text:p>
          </table:table-cell>
          <table:table-cell office:value-type="float" office:value="1585329" calcext:value-type="float">
            <text:p>1585329</text:p>
          </table:table-cell>
          <table:table-cell office:value-type="string" calcext:value-type="string">
            <text:p>non_sexist</text:p>
          </table:table-cell>
          <table:table-cell office:value-type="string" calcext:value-type="string">
            <text:p>[id141294009|Ольга], про неодушевлённые существительные не правда. Там точно также земля, планета, война, мир, смерть, жизнь могут иметь род.</text:p>
          </table:table-cell>
        </table:table-row>
        <table:table-row table:style-name="ro1">
          <table:table-cell office:value-type="float" office:value="1585278" calcext:value-type="float">
            <text:p>1585278</text:p>
          </table:table-cell>
          <table:table-cell office:value-type="float" office:value="1585330" calcext:value-type="float">
            <text:p>1585330</text:p>
          </table:table-cell>
          <table:table-cell office:value-type="string" calcext:value-type="string">
            <text:p>non_sexist</text:p>
          </table:table-cell>
          <table:table-cell office:value-type="string" calcext:value-type="string">
            <text:p>[id257882128|Ника], в поэзии - еще как могут. Я об этом говорила. Если идет одушевление - они еще и не так могут =)</text:p>
          </table:table-cell>
        </table:table-row>
        <table:table-row table:style-name="ro1">
          <table:table-cell office:value-type="float" office:value="1585278" calcext:value-type="float">
            <text:p>1585278</text:p>
          </table:table-cell>
          <table:table-cell office:value-type="float" office:value="1585332" calcext:value-type="float">
            <text:p>1585332</text:p>
          </table:table-cell>
          <table:table-cell office:value-type="string" calcext:value-type="string">
            <text:p>non_sexist</text:p>
          </table:table-cell>
          <table:table-cell office:value-type="string" calcext:value-type="string">
            <text:p>[id413456366|Setin], ты не считаешь латынь и английский разными языками? Окстись, это ж даже языковые группы разные О_о</text:p>
          </table:table-cell>
        </table:table-row>
        <table:table-row table:style-name="ro1">
          <table:table-cell office:value-type="float" office:value="1585278" calcext:value-type="float">
            <text:p>1585278</text:p>
          </table:table-cell>
          <table:table-cell office:value-type="float" office:value="1585335" calcext:value-type="float">
            <text:p>1585335</text:p>
          </table:table-cell>
          <table:table-cell office:value-type="string" calcext:value-type="string">
            <text:p>non_sexist</text:p>
          </table:table-cell>
          <table:table-cell office:value-type="string" calcext:value-type="string">
            <text:p>[id141294009|Ольга], да я понял, что ты ниипацо англичанка.</text:p>
          </table:table-cell>
        </table:table-row>
        <table:table-row table:style-name="ro1">
          <table:table-cell office:value-type="float" office:value="1585278" calcext:value-type="float">
            <text:p>1585278</text:p>
          </table:table-cell>
          <table:table-cell office:value-type="float" office:value="1585339" calcext:value-type="float">
            <text:p>1585339</text:p>
          </table:table-cell>
          <table:table-cell office:value-type="string" calcext:value-type="string">
            <text:p>non_sexist</text:p>
          </table:table-cell>
          <table:table-cell office:value-type="string" calcext:value-type="string">
            <text:p>[id434863280|Алексей], а вы ссыте на заборы, деревья и вообще все, что попадётся.</text:p>
          </table:table-cell>
        </table:table-row>
        <table:table-row table:style-name="ro1">
          <table:table-cell office:value-type="float" office:value="1585278" calcext:value-type="float">
            <text:p>1585278</text:p>
          </table:table-cell>
          <table:table-cell office:value-type="float" office:value="1585340" calcext:value-type="float">
            <text:p>1585340</text:p>
          </table:table-cell>
          <table:table-cell office:value-type="string" calcext:value-type="string">
            <text:p>non_sexist</text:p>
          </table:table-cell>
          <table:table-cell office:value-type="string" calcext:value-type="string">
            <text:p>[id413456366|Setin], я не англичанка. Знание о том, что латинский и английский - разные языки, интуитивно доступно даже дошкольникам =)</text:p>
          </table:table-cell>
        </table:table-row>
        <table:table-row table:style-name="ro1">
          <table:table-cell office:value-type="float" office:value="1585278" calcext:value-type="float">
            <text:p>1585278</text:p>
          </table:table-cell>
          <table:table-cell office:value-type="float" office:value="1585344" calcext:value-type="float">
            <text:p>1585344</text:p>
          </table:table-cell>
          <table:table-cell office:value-type="string" calcext:value-type="string">
            <text:p>non_sexist</text:p>
          </table:table-cell>
          <table:table-cell office:value-type="string" calcext:value-type="string">
            <text:p>[id141294009|Ольга], да не в поэзии. В обычной речи просто говорят "Её северное полушарие (упоминая Землю)"</text:p>
          </table:table-cell>
        </table:table-row>
        <table:table-row table:style-name="ro1">
          <table:table-cell office:value-type="float" office:value="1585278" calcext:value-type="float">
            <text:p>1585278</text:p>
          </table:table-cell>
          <table:table-cell office:value-type="float" office:value="1585345" calcext:value-type="float">
            <text:p>1585345</text:p>
          </table:table-cell>
          <table:table-cell office:value-type="string" calcext:value-type="string">
            <text:p>non_sexist</text:p>
          </table:table-cell>
          <table:table-cell office:value-type="string" calcext:value-type="string">
            <text:p>[id257882128|Ника], Земля как название планеты - все-таки имя собственное, если уж совсем на то пошло =) С именами собственными история несколько другая.</text:p>
          </table:table-cell>
        </table:table-row>
        <table:table-row table:style-name="ro1">
          <table:table-cell office:value-type="float" office:value="1585278" calcext:value-type="float">
            <text:p>1585278</text:p>
          </table:table-cell>
          <table:table-cell office:value-type="float" office:value="1585347" calcext:value-type="float">
            <text:p>1585347</text:p>
          </table:table-cell>
          <table:table-cell office:value-type="string" calcext:value-type="string">
            <text:p>sexist</text:p>
          </table:table-cell>
          <table:table-cell office:value-type="string" calcext:value-type="string">
            <text:p>[id173184273|Алина], да такое, что феминистки призывают ограничивать свободы мужчин, так что пока феминизм третьей волны существует как явление, мы будем бороться с ним</text:p>
          </table:table-cell>
        </table:table-row>
        <table:table-row table:style-name="ro1">
          <table:table-cell office:value-type="float" office:value="1585278" calcext:value-type="float">
            <text:p>1585278</text:p>
          </table:table-cell>
          <table:table-cell office:value-type="float" office:value="1585349" calcext:value-type="float">
            <text:p>1585349</text:p>
          </table:table-cell>
          <table:table-cell office:value-type="string" calcext:value-type="string">
            <text:p>non_sexist</text:p>
          </table:table-cell>
          <table:table-cell office:value-type="string" calcext:value-type="string">
            <text:p>Хорошо хоть не "пофигизм"</text:p>
          </table:table-cell>
        </table:table-row>
        <table:table-row table:style-name="ro1">
          <table:table-cell office:value-type="float" office:value="1585278" calcext:value-type="float">
            <text:p>1585278</text:p>
          </table:table-cell>
          <table:table-cell office:value-type="float" office:value="1585354" calcext:value-type="float">
            <text:p>1585354</text:p>
          </table:table-cell>
          <table:table-cell office:value-type="string" calcext:value-type="string">
            <text:p>non_sexist</text:p>
          </table:table-cell>
          <table:table-cell office:value-type="string" calcext:value-type="string">
            <text:p>[id137886142|Кирилл], да вас никто не трогал. Видимо мысль о том, что женщина - человек, уже вас ущемляет.</text:p>
          </table:table-cell>
        </table:table-row>
        <table:table-row table:style-name="ro1">
          <table:table-cell office:value-type="float" office:value="1585278" calcext:value-type="float">
            <text:p>1585278</text:p>
          </table:table-cell>
          <table:table-cell office:value-type="float" office:value="1585355" calcext:value-type="float">
            <text:p>1585355</text:p>
          </table:table-cell>
          <table:table-cell office:value-type="string" calcext:value-type="string">
            <text:p>non_sexist</text:p>
          </table:table-cell>
          <table:table-cell office:value-type="string" calcext:value-type="string">
            <text:p>Ольга, хорошо, тогда что с войной и миром? Выражение "война показала её истинное лицо" и т.д. Там вроде мужской род, правда.</text:p>
          </table:table-cell>
        </table:table-row>
        <table:table-row table:style-name="ro1">
          <table:table-cell office:value-type="float" office:value="1585278" calcext:value-type="float">
            <text:p>1585278</text:p>
          </table:table-cell>
          <table:table-cell office:value-type="float" office:value="1585356" calcext:value-type="float">
            <text:p>1585356</text:p>
          </table:table-cell>
          <table:table-cell office:value-type="string" calcext:value-type="string">
            <text:p>non_sexist</text:p>
          </table:table-cell>
          <table:table-cell office:value-type="string" calcext:value-type="string">
            <text:p>[id141294009|Ольга], скорее ты пытаешься выставить свое незнание первоисточника за достижение, переводя стрелки на незнание мною различий между этими языками. Якобы. Хотя по факту, очевидно, что ты просто чего-то не можешь понять даже на уровне логики и причинно-следственных связей.</text:p>
          </table:table-cell>
        </table:table-row>
        <table:table-row table:style-name="ro1">
          <table:table-cell office:value-type="float" office:value="1585278" calcext:value-type="float">
            <text:p>1585278</text:p>
          </table:table-cell>
          <table:table-cell office:value-type="float" office:value="1585358" calcext:value-type="float">
            <text:p>1585358</text:p>
          </table:table-cell>
          <table:table-cell office:value-type="string" calcext:value-type="string">
            <text:p>non_sexist</text:p>
          </table:table-cell>
          <table:table-cell office:value-type="string" calcext:value-type="string">
            <text:p>Не круто, что многие судят это движение (которое, кстати, не несёт цели ограничивать чьи-либо права) по радфему. Совсем не круто.</text:p>
          </table:table-cell>
        </table:table-row>
        <table:table-row table:style-name="ro1">
          <table:table-cell office:value-type="float" office:value="1585278" calcext:value-type="float">
            <text:p>1585278</text:p>
          </table:table-cell>
          <table:table-cell office:value-type="float" office:value="1585364" calcext:value-type="float">
            <text:p>1585364</text:p>
          </table:table-cell>
          <table:table-cell office:value-type="string" calcext:value-type="string">
            <text:p>non_sexist</text:p>
          </table:table-cell>
          <table:table-cell office:value-type="string" calcext:value-type="string">
            <text:p>Каждый раз в комментах</text:p>
          </table:table-cell>
        </table:table-row>
        <table:table-row table:style-name="ro1">
          <table:table-cell office:value-type="float" office:value="1585278" calcext:value-type="float">
            <text:p>1585278</text:p>
          </table:table-cell>
          <table:table-cell office:value-type="float" office:value="1585366" calcext:value-type="float">
            <text:p>1585366</text:p>
          </table:table-cell>
          <table:table-cell office:value-type="string" calcext:value-type="string">
            <text:p>non_sexist</text:p>
          </table:table-cell>
          <table:table-cell office:value-type="string" calcext:value-type="string">
            <text:p>[id137886142|Кирилл], кто ВЫ? Фрики что ли?</text:p>
          </table:table-cell>
        </table:table-row>
        <table:table-row table:style-name="ro3">
          <table:table-cell office:value-type="float" office:value="1585278" calcext:value-type="float">
            <text:p>1585278</text:p>
          </table:table-cell>
          <table:table-cell office:value-type="float" office:value="1585367" calcext:value-type="float">
            <text:p>1585367</text:p>
          </table:table-cell>
          <table:table-cell office:value-type="string" calcext:value-type="string">
            <text:p>non_sexist</text:p>
          </table:table-cell>
          <table:table-cell office:value-type="string" calcext:value-type="string">
            <text:p>[id413456366|Setin], еее, аргументы общими фразами вместо конкретики. </text:p>
            <text:p/>
            <text:p>Давай, у политиков получается этим убеждать, и у тебя получится!</text:p>
          </table:table-cell>
        </table:table-row>
        <table:table-row table:style-name="ro1">
          <table:table-cell office:value-type="float" office:value="1585278" calcext:value-type="float">
            <text:p>1585278</text:p>
          </table:table-cell>
          <table:table-cell office:value-type="float" office:value="1585368" calcext:value-type="float">
            <text:p>1585368</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1585278" calcext:value-type="float">
            <text:p>1585278</text:p>
          </table:table-cell>
          <table:table-cell office:value-type="float" office:value="1585369" calcext:value-type="float">
            <text:p>1585369</text:p>
          </table:table-cell>
          <table:table-cell office:value-type="string" calcext:value-type="string">
            <text:p>non_sexist</text:p>
          </table:table-cell>
          <table:table-cell office:value-type="string" calcext:value-type="string">
            <text:p>[id257882128|Nika], the war showed ITS true colors.</text:p>
          </table:table-cell>
        </table:table-row>
        <table:table-row table:style-name="ro2">
          <table:table-cell office:value-type="float" office:value="1585278" calcext:value-type="float">
            <text:p>1585278</text:p>
          </table:table-cell>
          <table:table-cell office:value-type="float" office:value="1585371" calcext:value-type="float">
            <text:p>1585371</text:p>
          </table:table-cell>
          <table:table-cell office:value-type="string" calcext:value-type="string">
            <text:p>non_sexist</text:p>
          </table:table-cell>
          <table:table-cell office:value-type="string" calcext:value-type="string">
            <text:p>[id434863280|Алексей], ага, младенецев мы ещё жрём каждую субботу. Хотите троллить, то хотя бы делайте это тоньше.</text:p>
            <text:p/>
          </table:table-cell>
        </table:table-row>
        <table:table-row table:style-name="ro1">
          <table:table-cell office:value-type="float" office:value="1585278" calcext:value-type="float">
            <text:p>1585278</text:p>
          </table:table-cell>
          <table:table-cell office:value-type="float" office:value="1585373" calcext:value-type="float">
            <text:p>1585373</text:p>
          </table:table-cell>
          <table:table-cell office:value-type="string" calcext:value-type="string">
            <text:p>non_sexist</text:p>
          </table:table-cell>
          <table:table-cell office:value-type="string" calcext:value-type="string">
            <text:p>[id53270241|Екатерина], спасибо за ответ.</text:p>
          </table:table-cell>
        </table:table-row>
        <table:table-row table:style-name="ro2">
          <table:table-cell office:value-type="float" office:value="1585278" calcext:value-type="float">
            <text:p>1585278</text:p>
          </table:table-cell>
          <table:table-cell office:value-type="float" office:value="1585375" calcext:value-type="float">
            <text:p>1585375</text:p>
          </table:table-cell>
          <table:table-cell office:value-type="string" calcext:value-type="string">
            <text:p>non_sexist</text:p>
          </table:table-cell>
          <table:table-cell office:value-type="string" calcext:value-type="string">
            <text:p>[id257882128|Ника], там средство художественной выразительности. Я неточно выразилась, говоря о поэзии - речь, конечно, не о рифмованных строчках, а именно о выразительности. </text:p>
            <text:p>Учитывая, что вся эта фраза - одно сплошное олицетворение, наличие "одушевленного" местоимения в ней оправдано.</text:p>
          </table:table-cell>
        </table:table-row>
        <table:table-row table:style-name="ro1">
          <table:table-cell office:value-type="float" office:value="1585278" calcext:value-type="float">
            <text:p>1585278</text:p>
          </table:table-cell>
          <table:table-cell office:value-type="float" office:value="1585376" calcext:value-type="float">
            <text:p>1585376</text:p>
          </table:table-cell>
          <table:table-cell office:value-type="string" calcext:value-type="string">
            <text:p>non_sexist</text:p>
          </table:table-cell>
          <table:table-cell office:value-type="string" calcext:value-type="string">
            <text:p>[id141294009|Ольга], твои комментарии лишь подтверждение того, что я написал ранее, раз за разом ты наступаешь на одни и те же грабли. Ограниченность своего кругозора ты выставляешь в вину мне. Это так не работает, извини.</text:p>
          </table:table-cell>
        </table:table-row>
        <table:table-row table:style-name="ro5">
          <table:table-cell office:value-type="float" office:value="1585278" calcext:value-type="float">
            <text:p>1585278</text:p>
          </table:table-cell>
          <table:table-cell office:value-type="float" office:value="1585377" calcext:value-type="float">
            <text:p>1585377</text:p>
          </table:table-cell>
          <table:table-cell office:value-type="string" calcext:value-type="string">
            <text:p>sexist</text:p>
          </table:table-cell>
          <table:table-cell office:value-type="string" calcext:value-type="string">
            <text:p>По такому случаю шутка</text:p>
            <text:p/>
            <text:p>-Почему борцы сумо бреют ноги?</text:p>
            <text:p>-Чтобы их можно было отличить от феминисток</text:p>
          </table:table-cell>
        </table:table-row>
        <table:table-row table:style-name="ro1">
          <table:table-cell office:value-type="float" office:value="1585278" calcext:value-type="float">
            <text:p>1585278</text:p>
          </table:table-cell>
          <table:table-cell office:value-type="float" office:value="1585379" calcext:value-type="float">
            <text:p>1585379</text:p>
          </table:table-cell>
          <table:table-cell office:value-type="string" calcext:value-type="string">
            <text:p>non_sexist</text:p>
          </table:table-cell>
          <table:table-cell office:value-type="string" calcext:value-type="string">
            <text:p>[id257882128|Nika], да пожалуйста. ☺ А в английском языке категория рода исчезла как таковая. Личные местоимения — это другая песня.</text:p>
          </table:table-cell>
        </table:table-row>
        <table:table-row table:style-name="ro3">
          <table:table-cell office:value-type="float" office:value="1585278" calcext:value-type="float">
            <text:p>1585278</text:p>
          </table:table-cell>
          <table:table-cell office:value-type="float" office:value="1585380" calcext:value-type="float">
            <text:p>1585380</text:p>
          </table:table-cell>
          <table:table-cell office:value-type="string" calcext:value-type="string">
            <text:p>non_sexist</text:p>
          </table:table-cell>
          <table:table-cell office:value-type="string" calcext:value-type="string">
            <text:p>[id413456366|Setin], еее, больше личных наездов и обвинения меня в незнании (чего? латыни? При чем тут вообще латынь?), меньше конкретных аргументов =)</text:p>
            <text:p/>
            <text:p>Еще раз. Когда ты хочешь поспорить нормально - ты приводишь факты. Когда ты пытаешься оставить за собой последнее слово - ты тупо наезжаешь на собеседника общими фразами. Это так и работает =)</text:p>
          </table:table-cell>
        </table:table-row>
        <table:table-row table:style-name="ro1">
          <table:table-cell office:value-type="float" office:value="1585278" calcext:value-type="float">
            <text:p>1585278</text:p>
          </table:table-cell>
          <table:table-cell office:value-type="float" office:value="1585383" calcext:value-type="float">
            <text:p>1585383</text:p>
          </table:table-cell>
          <table:table-cell office:value-type="string" calcext:value-type="string">
            <text:p>non_sexist</text:p>
          </table:table-cell>
          <table:table-cell office:value-type="string" calcext:value-type="string">
            <text:p>[id141294009|Ольга], а, ну значит я не так вас поняла.</text:p>
          </table:table-cell>
        </table:table-row>
        <table:table-row table:style-name="ro1">
          <table:table-cell office:value-type="float" office:value="1585278" calcext:value-type="float">
            <text:p>1585278</text:p>
          </table:table-cell>
          <table:table-cell office:value-type="float" office:value="1585385" calcext:value-type="float">
            <text:p>1585385</text:p>
          </table:table-cell>
          <table:table-cell office:value-type="string" calcext:value-type="string">
            <text:p>non_sexist</text:p>
          </table:table-cell>
          <table:table-cell office:value-type="string" calcext:value-type="string">
            <text:p>[id141294009|Ольга], твой главный аргумент был в том, что это слово в английском словаре (да и единственный), ок. Если оно есть в русском словаре - оно русское?</text:p>
          </table:table-cell>
        </table:table-row>
        <table:table-row table:style-name="ro1">
          <table:table-cell office:value-type="float" office:value="1585278" calcext:value-type="float">
            <text:p>1585278</text:p>
          </table:table-cell>
          <table:table-cell office:value-type="float" office:value="1585386" calcext:value-type="float">
            <text:p>1585386</text:p>
          </table:table-cell>
          <table:table-cell office:value-type="string" calcext:value-type="string">
            <text:p>non_sexist</text:p>
          </table:table-cell>
          <table:table-cell office:value-type="string" calcext:value-type="string">
            <text:p>[id257882128|Ника], это я неточно выразилась. =) Но выше уже дали перевод</text:p>
          </table:table-cell>
        </table:table-row>
        <table:table-row table:style-name="ro1">
          <table:table-cell office:value-type="float" office:value="1585278" calcext:value-type="float">
            <text:p>1585278</text:p>
          </table:table-cell>
          <table:table-cell office:value-type="float" office:value="1585387" calcext:value-type="float">
            <text:p>1585387</text:p>
          </table:table-cell>
          <table:table-cell office:value-type="string" calcext:value-type="string">
            <text:p>sexist</text:p>
          </table:table-cell>
          <table:table-cell office:value-type="string" calcext:value-type="string">
            <text:p>[id173184273|Алина], нет, меня ущемляет то, что я могу сесть на пожизненное, а ты нет, что меня заберут в рабство на год, а тебя нет, что я выйду на пенсию в 60, а ты в 55. Но ты и дальше продолжай винить мужчин в угнетении</text:p>
          </table:table-cell>
        </table:table-row>
        <table:table-row table:style-name="ro1">
          <table:table-cell office:value-type="float" office:value="1585278" calcext:value-type="float">
            <text:p>1585278</text:p>
          </table:table-cell>
          <table:table-cell office:value-type="float" office:value="1585389" calcext:value-type="float">
            <text:p>1585389</text:p>
          </table:table-cell>
          <table:table-cell office:value-type="string" calcext:value-type="string">
            <text:p>sexist</text:p>
          </table:table-cell>
          <table:table-cell office:value-type="string" calcext:value-type="string">
            <text:p>[id434863280|Alekseї], в МГ когда-нибудь заходили?</text:p>
          </table:table-cell>
        </table:table-row>
        <table:table-row table:style-name="ro1">
          <table:table-cell office:value-type="float" office:value="1585278" calcext:value-type="float">
            <text:p>1585278</text:p>
          </table:table-cell>
          <table:table-cell office:value-type="float" office:value="1585390" calcext:value-type="float">
            <text:p>1585390</text:p>
          </table:table-cell>
          <table:table-cell office:value-type="string" calcext:value-type="string">
            <text:p>sexist</text:p>
          </table:table-cell>
          <table:table-cell office:value-type="string" calcext:value-type="string">
            <text:p>[id434863280|Alexey], мужское государство, чувак. Аудитория там такая же мусорная</text:p>
          </table:table-cell>
        </table:table-row>
        <table:table-row table:style-name="ro1">
          <table:table-cell office:value-type="float" office:value="1585278" calcext:value-type="float">
            <text:p>1585278</text:p>
          </table:table-cell>
          <table:table-cell office:value-type="float" office:value="1585392" calcext:value-type="float">
            <text:p>1585392</text:p>
          </table:table-cell>
          <table:table-cell office:value-type="string" calcext:value-type="string">
            <text:p>non_sexist</text:p>
          </table:table-cell>
          <table:table-cell office:value-type="string" calcext:value-type="string">
            <text:p>[id257882128|Ника], да</text:p>
          </table:table-cell>
        </table:table-row>
        <table:table-row table:style-name="ro1">
          <table:table-cell office:value-type="float" office:value="1585278" calcext:value-type="float">
            <text:p>1585278</text:p>
          </table:table-cell>
          <table:table-cell office:value-type="float" office:value="1585393" calcext:value-type="float">
            <text:p>1585393</text:p>
          </table:table-cell>
          <table:table-cell office:value-type="string" calcext:value-type="string">
            <text:p>non_sexist</text:p>
          </table:table-cell>
          <table:table-cell office:value-type="string" calcext:value-type="string">
            <text:p>[id137886142|Кирилл], это интересно какие такие свободы? Колотить и стращать жену? Лапать женщин в транспорте и отпускать пошлые шуточки? Сваливать на партнершу уборку-готовку-отсосинучеты? Получать з/п больше и повышения за одну и ту же работу? Докапываться до внешнего вида женщины, хотя никто не спрашивал твоего мнения? Вопить "самавиновата" на 16летнюю девочку и жалеть насильника? Бедные мужчины, совсем заущемляли. Борись, дружок, за свои права!</text:p>
          </table:table-cell>
        </table:table-row>
        <table:table-row table:style-name="ro1">
          <table:table-cell office:value-type="float" office:value="1585278" calcext:value-type="float">
            <text:p>1585278</text:p>
          </table:table-cell>
          <table:table-cell office:value-type="float" office:value="1585396" calcext:value-type="float">
            <text:p>1585396</text:p>
          </table:table-cell>
          <table:table-cell office:value-type="string" calcext:value-type="string">
            <text:p>sexist</text:p>
          </table:table-cell>
          <table:table-cell office:value-type="string" calcext:value-type="string">
            <text:p>[id434863280|Алексей], PRO-Ш и ему подобные, где всех женщин без разбора называют "шкурами"</text:p>
          </table:table-cell>
        </table:table-row>
        <table:table-row table:style-name="ro1">
          <table:table-cell office:value-type="float" office:value="1585278" calcext:value-type="float">
            <text:p>1585278</text:p>
          </table:table-cell>
          <table:table-cell office:value-type="float" office:value="1585399" calcext:value-type="float">
            <text:p>1585399</text:p>
          </table:table-cell>
          <table:table-cell office:value-type="string" calcext:value-type="string">
            <text:p>non_sexist</text:p>
          </table:table-cell>
          <table:table-cell office:value-type="string" calcext:value-type="string">
            <text:p>[id434863280|Алексей], не за что.</text:p>
          </table:table-cell>
        </table:table-row>
        <table:table-row table:style-name="ro6">
          <table:table-cell office:value-type="float" office:value="1585278" calcext:value-type="float">
            <text:p>1585278</text:p>
          </table:table-cell>
          <table:table-cell office:value-type="float" office:value="1585401" calcext:value-type="float">
            <text:p>1585401</text:p>
          </table:table-cell>
          <table:table-cell office:value-type="string" calcext:value-type="string">
            <text:p>non_sexist</text:p>
          </table:table-cell>
          <table:table-cell office:value-type="string" calcext:value-type="string">
            <text:p>[id413456366|Setin], вот. Молодец, это уже нормальная фраза по делу.</text:p>
            <text:p>Не поверишь - происхождение слова не особо принципиально в плане зафиксированности его в языке. Скажем, слово "телефон" русское, хотя, конечно, корни у него не русские. Слово "шахматы" - тоже. Слово "зонтик" - аналогично, и рассматриваем мы их все в категориях русского языка, уже не принимая во внимания то, чем они считались в языке происхождения.</text:p>
            <text:p/>
            <text:p>Слово "феминизм" латинского происхождения, и, конечно, в латыни и, например, во французском имеет мужской род. А в английском не имеет. Слово "балет" в английском его тоже не имеет, несмотря на французское происхождение.</text:p>
            <text:p>А, скажем, слово "коворкинг" имеет в русском языке мужской род, хотя в родном английском его не было вообще никак.</text:p>
          </table:table-cell>
        </table:table-row>
        <table:table-row table:style-name="ro1">
          <table:table-cell office:value-type="float" office:value="1585278" calcext:value-type="float">
            <text:p>1585278</text:p>
          </table:table-cell>
          <table:table-cell office:value-type="float" office:value="1585403" calcext:value-type="float">
            <text:p>1585403</text:p>
          </table:table-cell>
          <table:table-cell office:value-type="string" calcext:value-type="string">
            <text:p>sexist</text:p>
          </table:table-cell>
          <table:table-cell office:value-type="string" calcext:value-type="string">
            <text:p>[id137886142|Kirill], почему бы вместе не работать над исправлением этих несправедливостей? Мужененавистничество феминизма — один из самых распространённых негативных стереотипов, но это отнюдь не всегда так.</text:p>
          </table:table-cell>
        </table:table-row>
        <table:table-row table:style-name="ro1">
          <table:table-cell office:value-type="float" office:value="1585278" calcext:value-type="float">
            <text:p>1585278</text:p>
          </table:table-cell>
          <table:table-cell office:value-type="float" office:value="1585405" calcext:value-type="float">
            <text:p>1585405</text:p>
          </table:table-cell>
          <table:table-cell office:value-type="string" calcext:value-type="string">
            <text:p>sexist</text:p>
          </table:table-cell>
          <table:table-cell office:value-type="string" calcext:value-type="string">
            <text:p>а я вот за феменизм! я за то чтобы женщины служили в армии и уходили на пенсию в 81 год</text:p>
          </table:table-cell>
        </table:table-row>
        <table:table-row table:style-name="ro1">
          <table:table-cell office:value-type="float" office:value="1585278" calcext:value-type="float">
            <text:p>1585278</text:p>
          </table:table-cell>
          <table:table-cell office:value-type="float" office:value="1585406" calcext:value-type="float">
            <text:p>1585406</text:p>
          </table:table-cell>
          <table:table-cell office:value-type="string" calcext:value-type="string">
            <text:p>non_sexist</text:p>
          </table:table-cell>
          <table:table-cell office:value-type="string" calcext:value-type="string">
            <text:p>[id277758396|Oleg], 1) равнобесправие — не выход; 2) мужчины не выходят на пенсию настолько поздно.</text:p>
          </table:table-cell>
        </table:table-row>
        <table:table-row table:style-name="ro1">
          <table:table-cell office:value-type="float" office:value="1585278" calcext:value-type="float">
            <text:p>1585278</text:p>
          </table:table-cell>
          <table:table-cell office:value-type="float" office:value="1585409" calcext:value-type="float">
            <text:p>1585409</text:p>
          </table:table-cell>
          <table:table-cell office:value-type="string" calcext:value-type="string">
            <text:p>non_sexist</text:p>
          </table:table-cell>
          <table:table-cell office:value-type="string" calcext:value-type="string">
            <text:p>[id413456366|Setin], слышь ты, филолог. Корень - латинский, но правила словообразования - уже английские. Латинский язык знаешь почему "мертвым" зовется? Потому что он неразговорный и уже неразвивающийся. И меняться язык закончил задолго до появления слова "феминизм". Ты еще расскажи, что по латыни капитализм - это capitalismus, а импрессионизм - impressionismus</text:p>
          </table:table-cell>
        </table:table-row>
        <table:table-row table:style-name="ro1">
          <table:table-cell office:value-type="float" office:value="1585278" calcext:value-type="float">
            <text:p>1585278</text:p>
          </table:table-cell>
          <table:table-cell office:value-type="float" office:value="1585410" calcext:value-type="float">
            <text:p>1585410</text:p>
          </table:table-cell>
          <table:table-cell office:value-type="string" calcext:value-type="string">
            <text:p>non_sexist</text:p>
          </table:table-cell>
          <table:table-cell office:value-type="string" calcext:value-type="string">
            <text:p>[id173184273|Алина], тю ... ну а вы горизонтальные плоскости орошаете, и вся разница</text:p>
          </table:table-cell>
        </table:table-row>
        <table:table-row table:style-name="ro1">
          <table:table-cell office:value-type="float" office:value="1585278" calcext:value-type="float">
            <text:p>1585278</text:p>
          </table:table-cell>
          <table:table-cell office:value-type="float" office:value="1585413" calcext:value-type="float">
            <text:p>1585413</text:p>
          </table:table-cell>
          <table:table-cell office:value-type="string" calcext:value-type="string">
            <text:p>sexist</text:p>
          </table:table-cell>
          <table:table-cell office:value-type="string" calcext:value-type="string">
            <text:p>[id277758396|Олег], ща будет типичный ответ - "А МЫ РАЖАИМ".</text:p>
          </table:table-cell>
        </table:table-row>
        <table:table-row table:style-name="ro1">
          <table:table-cell office:value-type="float" office:value="1585278" calcext:value-type="float">
            <text:p>1585278</text:p>
          </table:table-cell>
          <table:table-cell office:value-type="float" office:value="1585418" calcext:value-type="float">
            <text:p>1585418</text:p>
          </table:table-cell>
          <table:table-cell office:value-type="string" calcext:value-type="string">
            <text:p>non_sexist</text:p>
          </table:table-cell>
          <table:table-cell office:value-type="string" calcext:value-type="string">
            <text:p>[id434863280|Alekseї], а есть принципиальная разница между отношением как к куску мяса и отношением как к куску говна?</text:p>
          </table:table-cell>
        </table:table-row>
        <table:table-row table:style-name="ro1">
          <table:table-cell office:value-type="float" office:value="1585278" calcext:value-type="float">
            <text:p>1585278</text:p>
          </table:table-cell>
          <table:table-cell office:value-type="float" office:value="1585420" calcext:value-type="float">
            <text:p>1585420</text:p>
          </table:table-cell>
          <table:table-cell office:value-type="string" calcext:value-type="string">
            <text:p>non_sexist</text:p>
          </table:table-cell>
          <table:table-cell office:value-type="string" calcext:value-type="string">
            <text:p>[id141294009|Ольга], што за чушь я только что прочитал - судя по твоей логике - все слова всех языков, принадлежат каждому из них, а ничего что слово телефон, которое ты привела, не русское?</text:p>
          </table:table-cell>
        </table:table-row>
        <table:table-row table:style-name="ro1">
          <table:table-cell office:value-type="float" office:value="1585278" calcext:value-type="float">
            <text:p>1585278</text:p>
          </table:table-cell>
          <table:table-cell office:value-type="float" office:value="1585425" calcext:value-type="float">
            <text:p>1585425</text:p>
          </table:table-cell>
          <table:table-cell office:value-type="string" calcext:value-type="string">
            <text:p>non_sexist</text:p>
          </table:table-cell>
          <table:table-cell office:value-type="string" calcext:value-type="string">
            <text:p>А Медуза пиарит</text:p>
          </table:table-cell>
        </table:table-row>
        <table:table-row table:style-name="ro1">
          <table:table-cell office:value-type="float" office:value="1585278" calcext:value-type="float">
            <text:p>1585278</text:p>
          </table:table-cell>
          <table:table-cell office:value-type="float" office:value="1585426" calcext:value-type="float">
            <text:p>1585426</text:p>
          </table:table-cell>
          <table:table-cell office:value-type="string" calcext:value-type="string">
            <text:p>non_sexist</text:p>
          </table:table-cell>
          <table:table-cell office:value-type="string" calcext:value-type="string">
            <text:p>Sure.😐</text:p>
          </table:table-cell>
        </table:table-row>
        <table:table-row table:style-name="ro1">
          <table:table-cell office:value-type="float" office:value="1585278" calcext:value-type="float">
            <text:p>1585278</text:p>
          </table:table-cell>
          <table:table-cell office:value-type="float" office:value="1585427" calcext:value-type="float">
            <text:p>1585427</text:p>
          </table:table-cell>
          <table:table-cell office:value-type="string" calcext:value-type="string">
            <text:p>non_sexist</text:p>
          </table:table-cell>
          <table:table-cell office:value-type="string" calcext:value-type="string">
            <text:p>Блин нашли до чего доеба*а - до рода и латыни 🙈</text:p>
          </table:table-cell>
        </table:table-row>
        <table:table-row table:style-name="ro2">
          <table:table-cell office:value-type="float" office:value="1585278" calcext:value-type="float">
            <text:p>1585278</text:p>
          </table:table-cell>
          <table:table-cell office:value-type="float" office:value="1585428" calcext:value-type="float">
            <text:p>1585428</text:p>
          </table:table-cell>
          <table:table-cell office:value-type="string" calcext:value-type="string">
            <text:p>non_sexist</text:p>
          </table:table-cell>
          <table:table-cell office:value-type="string" calcext:value-type="string">
            <text:p>[id136405439|Максим], я же написала, что оно не русского происхождения, как шахматы и зонтик. О_о Это во-первых. Перечитай. </text:p>
            <text:p>Во-вторых, что значит "все слова всех языков"? Слова swimming в русском языке нет. Слово балет - есть хотя бы потому, что активно используется в речи носителей. И что? Ты будешь мне доказывать, что только слова истинно русского происхождения являются русским языком, а остальное - нет? серьезно?</text:p>
          </table:table-cell>
        </table:table-row>
        <table:table-row table:style-name="ro1">
          <table:table-cell office:value-type="float" office:value="1585278" calcext:value-type="float">
            <text:p>1585278</text:p>
          </table:table-cell>
          <table:table-cell office:value-type="float" office:value="1585431" calcext:value-type="float">
            <text:p>1585431</text:p>
          </table:table-cell>
          <table:table-cell office:value-type="string" calcext:value-type="string">
            <text:p>non_sexist</text:p>
          </table:table-cell>
          <table:table-cell office:value-type="string" calcext:value-type="string">
            <text:p>[id5971495|Iulka], да он и род рандомного существительного в латинском тексте не различит... А уж про III склонение даже не рассказывайте.</text:p>
          </table:table-cell>
        </table:table-row>
        <table:table-row table:style-name="ro1">
          <table:table-cell office:value-type="float" office:value="1585278" calcext:value-type="float">
            <text:p>1585278</text:p>
          </table:table-cell>
          <table:table-cell office:value-type="float" office:value="1585436" calcext:value-type="float">
            <text:p>1585436</text:p>
          </table:table-cell>
          <table:table-cell office:value-type="string" calcext:value-type="string">
            <text:p>non_sexist</text:p>
          </table:table-cell>
          <table:table-cell office:value-type="string" calcext:value-type="string">
            <text:p>[id5971495|Юлька], хммм, что-то здесь не чисто</text:p>
          </table:table-cell>
        </table:table-row>
        <table:table-row table:style-name="ro1">
          <table:table-cell office:value-type="float" office:value="1585278" calcext:value-type="float">
            <text:p>1585278</text:p>
          </table:table-cell>
          <table:table-cell office:value-type="float" office:value="1585440" calcext:value-type="float">
            <text:p>1585440</text:p>
          </table:table-cell>
          <table:table-cell office:value-type="string" calcext:value-type="string">
            <text:p>non_sexist</text:p>
          </table:table-cell>
          <table:table-cell office:value-type="string" calcext:value-type="string">
            <text:p>[id434863280|Алексей], как это никто? а как же движение МД и МГ ?</text:p>
          </table:table-cell>
        </table:table-row>
        <table:table-row table:style-name="ro1">
          <table:table-cell office:value-type="float" office:value="1585278" calcext:value-type="float">
            <text:p>1585278</text:p>
          </table:table-cell>
          <table:table-cell office:value-type="float" office:value="1585442" calcext:value-type="float">
            <text:p>1585442</text:p>
          </table:table-cell>
          <table:table-cell office:value-type="string" calcext:value-type="string">
            <text:p>sexist</text:p>
          </table:table-cell>
          <table:table-cell office:value-type="string" calcext:value-type="string">
            <text:p>[id137886142|Кирилл], мм, типичненько. А в "рабство", простите, вас бабы гонят? Вроде нет. Всегда одни и те же аргументы:"армия, шахты и тд." И пишут их те, кто сидит на жопе в офисе и откосил от армии.</text:p>
          </table:table-cell>
        </table:table-row>
        <table:table-row table:style-name="ro1">
          <table:table-cell office:value-type="float" office:value="1585278" calcext:value-type="float">
            <text:p>1585278</text:p>
          </table:table-cell>
          <table:table-cell office:value-type="float" office:value="1585443" calcext:value-type="float">
            <text:p>1585443</text:p>
          </table:table-cell>
          <table:table-cell office:value-type="string" calcext:value-type="string">
            <text:p>non_sexist</text:p>
          </table:table-cell>
          <table:table-cell office:value-type="string" calcext:value-type="string">
            <text:p>[id136405439|Максим], а теперь узнай, что такое позднелатинский язык</text:p>
          </table:table-cell>
        </table:table-row>
        <table:table-row table:style-name="ro1">
          <table:table-cell office:value-type="float" office:value="1585278" calcext:value-type="float">
            <text:p>1585278</text:p>
          </table:table-cell>
          <table:table-cell office:value-type="float" office:value="1585445" calcext:value-type="float">
            <text:p>1585445</text:p>
          </table:table-cell>
          <table:table-cell office:value-type="string" calcext:value-type="string">
            <text:p>sexist</text:p>
          </table:table-cell>
          <table:table-cell office:value-type="string" calcext:value-type="string">
            <text:p>Опять фемкоминизм? забавненько</text:p>
          </table:table-cell>
        </table:table-row>
        <table:table-row table:style-name="ro1">
          <table:table-cell office:value-type="float" office:value="1585278" calcext:value-type="float">
            <text:p>1585278</text:p>
          </table:table-cell>
          <table:table-cell office:value-type="float" office:value="1585446" calcext:value-type="float">
            <text:p>1585446</text:p>
          </table:table-cell>
          <table:table-cell office:value-type="string" calcext:value-type="string">
            <text:p>sexist</text:p>
          </table:table-cell>
          <table:table-cell office:value-type="string" calcext:value-type="string">
            <text:p>[id434863280|Алексей], советую причастится, очень веселые парни. Что то на уровне фемок или даже выше.</text:p>
          </table:table-cell>
        </table:table-row>
        <table:table-row table:style-name="ro1">
          <table:table-cell office:value-type="float" office:value="1585278" calcext:value-type="float">
            <text:p>1585278</text:p>
          </table:table-cell>
          <table:table-cell office:value-type="float" office:value="1585447" calcext:value-type="float">
            <text:p>1585447</text:p>
          </table:table-cell>
          <table:table-cell office:value-type="string" calcext:value-type="string">
            <text:p>non_sexist</text:p>
          </table:table-cell>
          <table:table-cell office:value-type="string" calcext:value-type="string">
            <text:p>[id434863280|Алексей], раз ты не знаешь, то как вообще решил, что мужики вообще такого не делают?</text:p>
          </table:table-cell>
        </table:table-row>
        <table:table-row table:style-name="ro1">
          <table:table-cell office:value-type="float" office:value="1585278" calcext:value-type="float">
            <text:p>1585278</text:p>
          </table:table-cell>
          <table:table-cell office:value-type="float" office:value="1585454" calcext:value-type="float">
            <text:p>1585454</text:p>
          </table:table-cell>
          <table:table-cell office:value-type="string" calcext:value-type="string">
            <text:p>non_sexist</text:p>
          </table:table-cell>
          <table:table-cell office:value-type="string" calcext:value-type="string">
            <text:p>[id136405439|Maksim], аааааааааааааааh, why are you being so stupid? Сто раз разжевали разницу между родом в родном языке и родом в языке заимствующем.</text:p>
          </table:table-cell>
        </table:table-row>
        <table:table-row table:style-name="ro1">
          <table:table-cell office:value-type="float" office:value="1585278" calcext:value-type="float">
            <text:p>1585278</text:p>
          </table:table-cell>
          <table:table-cell office:value-type="float" office:value="1585457" calcext:value-type="float">
            <text:p>1585457</text:p>
          </table:table-cell>
          <table:table-cell office:value-type="string" calcext:value-type="string">
            <text:p>non_sexist</text:p>
          </table:table-cell>
          <table:table-cell office:value-type="string" calcext:value-type="string">
            <text:p>[id434863280|Алексей], рофлим? разумеется призывают.</text:p>
          </table:table-cell>
        </table:table-row>
        <table:table-row table:style-name="ro1">
          <table:table-cell office:value-type="float" office:value="1585278" calcext:value-type="float">
            <text:p>1585278</text:p>
          </table:table-cell>
          <table:table-cell office:value-type="float" office:value="1585458" calcext:value-type="float">
            <text:p>1585458</text:p>
          </table:table-cell>
          <table:table-cell office:value-type="string" calcext:value-type="string">
            <text:p>non_sexist</text:p>
          </table:table-cell>
          <table:table-cell office:value-type="string" calcext:value-type="string">
            <text:p>[id434863280|Alekseї], аргумент! А я вот не знаю, что такое КНН, и предпочту оставаться в неведении.</text:p>
          </table:table-cell>
        </table:table-row>
        <table:table-row table:style-name="ro1">
          <table:table-cell office:value-type="float" office:value="1585278" calcext:value-type="float">
            <text:p>1585278</text:p>
          </table:table-cell>
          <table:table-cell office:value-type="float" office:value="1585459" calcext:value-type="float">
            <text:p>1585459</text:p>
          </table:table-cell>
          <table:table-cell office:value-type="string" calcext:value-type="string">
            <text:p>non_sexist</text:p>
          </table:table-cell>
          <table:table-cell office:value-type="string" calcext:value-type="string">
            <text:p>[id173184273|Алина], наверно потому что у многих феминизм ассоциируется с его радикальным проявлением. Оно и логично, хотя несправедливо. Пока нормальные феминистки тихо борются с реальным ущемлением прав женщин, радикальные феминистки часто попадают в новостные заголовки за свои не особо адекватные выходки.</text:p>
          </table:table-cell>
        </table:table-row>
        <table:table-row table:style-name="ro1">
          <table:table-cell office:value-type="float" office:value="1585278" calcext:value-type="float">
            <text:p>1585278</text:p>
          </table:table-cell>
          <table:table-cell office:value-type="float" office:value="1585461" calcext:value-type="float">
            <text:p>1585461</text:p>
          </table:table-cell>
          <table:table-cell office:value-type="string" calcext:value-type="string">
            <text:p>non_sexist</text:p>
          </table:table-cell>
          <table:table-cell office:value-type="string" calcext:value-type="string">
            <text:p>[id5971495|Юлька], а что там не так в нём должно быть?</text:p>
          </table:table-cell>
        </table:table-row>
        <table:table-row table:style-name="ro1">
          <table:table-cell office:value-type="float" office:value="1585278" calcext:value-type="float">
            <text:p>1585278</text:p>
          </table:table-cell>
          <table:table-cell office:value-type="float" office:value="1585464" calcext:value-type="float">
            <text:p>1585464</text:p>
          </table:table-cell>
          <table:table-cell office:value-type="string" calcext:value-type="string">
            <text:p>sexist</text:p>
          </table:table-cell>
          <table:table-cell office:value-type="string" calcext:value-type="string">
            <text:p>Сперва они жалуются что им не дают работу наравне с мужчинами, потом они жалуются о домогательствах. Где тут логика?</text:p>
          </table:table-cell>
        </table:table-row>
        <table:table-row table:style-name="ro1">
          <table:table-cell office:value-type="float" office:value="1585278" calcext:value-type="float">
            <text:p>1585278</text:p>
          </table:table-cell>
          <table:table-cell office:value-type="float" office:value="1585465" calcext:value-type="float">
            <text:p>1585465</text:p>
          </table:table-cell>
          <table:table-cell office:value-type="string" calcext:value-type="string">
            <text:p>non_sexist</text:p>
          </table:table-cell>
          <table:table-cell office:value-type="string" calcext:value-type="string">
            <text:p>[id434863280|Алексей], https://vk.com/mensrights их не так много. есть еще МГ.</text:p>
          </table:table-cell>
        </table:table-row>
        <table:table-row table:style-name="ro1">
          <table:table-cell office:value-type="float" office:value="1585278" calcext:value-type="float">
            <text:p>1585278</text:p>
          </table:table-cell>
          <table:table-cell office:value-type="float" office:value="1585466" calcext:value-type="float">
            <text:p>1585466</text:p>
          </table:table-cell>
          <table:table-cell office:value-type="string" calcext:value-type="string">
            <text:p>sexist</text:p>
          </table:table-cell>
          <table:table-cell office:value-type="string" calcext:value-type="string">
            <text:p>Никто не агрится на адекватный феминизм. <text:s/>У всех бомбит от сжв, <text:s/>которые устраивают травли несогласных, пытаются цензурировать фильмы, игры и даже искусство. Вот это реально рак современности. Такие дела</text:p>
          </table:table-cell>
        </table:table-row>
        <table:table-row table:style-name="ro1">
          <table:table-cell office:value-type="float" office:value="1585278" calcext:value-type="float">
            <text:p>1585278</text:p>
          </table:table-cell>
          <table:table-cell office:value-type="float" office:value="1585467" calcext:value-type="float">
            <text:p>1585467</text:p>
          </table:table-cell>
          <table:table-cell office:value-type="string" calcext:value-type="string">
            <text:p>non_sexist</text:p>
          </table:table-cell>
          <table:table-cell office:value-type="string" calcext:value-type="string">
            <text:p>[id434863280|Алексей], ссыль тебе дать? А может ещё комментарии за тебя написать?)</text:p>
          </table:table-cell>
        </table:table-row>
        <table:table-row table:style-name="ro1">
          <table:table-cell office:value-type="float" office:value="1585278" calcext:value-type="float">
            <text:p>1585278</text:p>
          </table:table-cell>
          <table:table-cell office:value-type="float" office:value="1585468" calcext:value-type="float">
            <text:p>1585468</text:p>
          </table:table-cell>
          <table:table-cell office:value-type="string" calcext:value-type="string">
            <text:p>non_sexist</text:p>
          </table:table-cell>
          <table:table-cell office:value-type="string" calcext:value-type="string">
            <text:p>[id53270241|Екатерина], чего блять? Я ответил на какой-то странный выпад мол - ТЫ ЕЩЁ СКАЖИ ЧТО КАПИТАЛИЗМ ОТ CAPITALISMUS. ДА БЛЯТЬ, ОН ОТ СЛОВА CAPITALISMUS.</text:p>
          </table:table-cell>
        </table:table-row>
        <table:table-row table:style-name="ro1">
          <table:table-cell office:value-type="float" office:value="1585278" calcext:value-type="float">
            <text:p>1585278</text:p>
          </table:table-cell>
          <table:table-cell office:value-type="float" office:value="1585469" calcext:value-type="float">
            <text:p>1585469</text:p>
          </table:table-cell>
          <table:table-cell office:value-type="string" calcext:value-type="string">
            <text:p>sexist</text:p>
          </table:table-cell>
          <table:table-cell office:value-type="string" calcext:value-type="string">
            <text:p>[id224800673|Анатолий], кстати! и за то чтобы рожать/не рожать были равные права. баба не имеет права рожать без разрешения мужика. а если рожает, то платит алименты мужику за использование его спермы. феменизм это круто!</text:p>
          </table:table-cell>
        </table:table-row>
        <table:table-row table:style-name="ro1">
          <table:table-cell office:value-type="float" office:value="1585278" calcext:value-type="float">
            <text:p>1585278</text:p>
          </table:table-cell>
          <table:table-cell office:value-type="float" office:value="1585470" calcext:value-type="float">
            <text:p>1585470</text:p>
          </table:table-cell>
          <table:table-cell office:value-type="string" calcext:value-type="string">
            <text:p>non_sexist</text:p>
          </table:table-cell>
          <table:table-cell office:value-type="string" calcext:value-type="string">
            <text:p>[id5971495|Юлька], О УЖАС!!! КОЛОТИТЬ И СТРАЩАТЬ ЖЕНЩИНУ!!! Вы в каком мире живете? ЛАПАТЬ ЖЕНЩИНУ В ТРАНСПОРТЕ!!!! Ну просто без комментариев... Про производительность труда вы, видимо, не слышали ничего. Если учитывать этот фактор, то женщина получает практически столько же, сколько и мужчина (на 1$ мужчины приходится 0,97$ женщины) в таком виде это больше походит на статистическую погрешность. Вы говорите не про одну и ту же работу, а про рабочее время. Докапываться до внешнего вида. Ну это даже не интересно обсуждать. Ну и завершаем классическим "насильник-жертва". Насилие неприемлемо ни в каком виде, именно поэтому есть СУД... Судят там насильников, понимаете? Их никто не жалеет ВНЕ ЗАВИСИМОСТИ ОТ ПОЛА!!! Нет не бедные, мне норм, только не переходите границ дозволенного. Борюсь, ПОДРУЖЕЧКА, за свои права!</text:p>
          </table:table-cell>
        </table:table-row>
        <table:table-row table:style-name="ro1">
          <table:table-cell office:value-type="float" office:value="1585278" calcext:value-type="float">
            <text:p>1585278</text:p>
          </table:table-cell>
          <table:table-cell office:value-type="float" office:value="1585471" calcext:value-type="float">
            <text:p>1585471</text:p>
          </table:table-cell>
          <table:table-cell office:value-type="string" calcext:value-type="string">
            <text:p>non_sexist</text:p>
          </table:table-cell>
          <table:table-cell office:value-type="string" calcext:value-type="string">
            <text:p>[id277758396|Олег], почему в 81? 65 пенсионный возраст.</text:p>
          </table:table-cell>
        </table:table-row>
        <table:table-row table:style-name="ro1">
          <table:table-cell office:value-type="float" office:value="1585278" calcext:value-type="float">
            <text:p>1585278</text:p>
          </table:table-cell>
          <table:table-cell office:value-type="float" office:value="1585476" calcext:value-type="float">
            <text:p>1585476</text:p>
          </table:table-cell>
          <table:table-cell office:value-type="string" calcext:value-type="string">
            <text:p>non_sexist</text:p>
          </table:table-cell>
          <table:table-cell office:value-type="string" calcext:value-type="string">
            <text:p>[id372965782|Владимир], хоть кто-то адекватно ответил.</text:p>
          </table:table-cell>
        </table:table-row>
        <table:table-row table:style-name="ro1">
          <table:table-cell office:value-type="float" office:value="1585278" calcext:value-type="float">
            <text:p>1585278</text:p>
          </table:table-cell>
          <table:table-cell office:value-type="float" office:value="1585479" calcext:value-type="float">
            <text:p>1585479</text:p>
          </table:table-cell>
          <table:table-cell office:value-type="string" calcext:value-type="string">
            <text:p>non_sexist</text:p>
          </table:table-cell>
          <table:table-cell office:value-type="string" calcext:value-type="string">
            <text:p>[id136405439|Maksim], это не значит, что это слово сохранило категорию рода. Да и вообще, что в этом случае меняет такая абстрактная категория, как грамматический род? Это похоже на детские ссоры.</text:p>
          </table:table-cell>
        </table:table-row>
        <table:table-row table:style-name="ro1">
          <table:table-cell office:value-type="float" office:value="1532552" calcext:value-type="float">
            <text:p>1532552</text:p>
          </table:table-cell>
          <table:table-cell office:value-type="float" office:value="1532553" calcext:value-type="float">
            <text:p>1532553</text:p>
          </table:table-cell>
          <table:table-cell office:value-type="string" calcext:value-type="string">
            <text:p>sexist</text:p>
          </table:table-cell>
          <table:table-cell office:value-type="string" calcext:value-type="string">
            <text:p>от чистого сердца простыми словами иди те вы на*ую большими шагами! Если человек профессионал он профессионал, там не имеет значение не пол не его секс увлечения, его оторвут везде в любой стране с руками! А если это тупая мразь, кукла, мебель то она и будет жить! К примеру я владелец корпорации/фирмы я нанимаю людей которые работают на меня и приносят прибыль от этого зависит и их прибыль и если человек не справляется я его уволю тут нет Сексизма! Я не обязан набирать толпы людей мужского женского пола которые не могут работать! Приведу другой пример армия, толку мне от этих людей которые не смогут выполнить приказ, но зато будут делать фотки своих тушек обнаженных! Есть яркие примеры женщин профессионалов та же Меркель, та же Тереза, та же Меланья и списки огромные по всем организациям! В первую очередь подобные высказывание должны оскорблять этих дам, так как такие как луна не понимают каких жертв стоит высоты и победы, такие люди привыкли приходить на все готовое! Представьте себе историю у вас бизнес план вы приходите в инвестору и говорите слушайте давайте я как Ким Кардашьян дам в жопу сниму это все на камеру, а деньги мы поделим, вас сразу же пошлют на 5 буквы! так почему же такие люди считаются гениями и лезут туда о чем они даже во снах не ведают и смеют сравнивать себя с теми кто достиг всего сам своим трудом? Или еще пример свадьбы по договору муж или жена всю жизнь горбатились, но согласно брачному договору даже если изменил не ты а твоя половинка ты отдашь или 50/50 или же неустойку указанную в контракте, при том что твоя половинка ничего не делала и тупа гуляла всю жизнь прожигая твои капиталы при том без спроса при том не шитая затрат? Таких примером миллионы! Я если женюсь, а рано или поздно это случиться я буду тщательно брачный контракт продумывать! Ну или же сожительство без обязательств</text:p>
          </table:table-cell>
        </table:table-row>
        <table:table-row table:style-name="ro1">
          <table:table-cell office:value-type="float" office:value="1532552" calcext:value-type="float">
            <text:p>1532552</text:p>
          </table:table-cell>
          <table:table-cell office:value-type="float" office:value="1532557" calcext:value-type="float">
            <text:p>1532557</text:p>
          </table:table-cell>
          <table:table-cell office:value-type="string" calcext:value-type="string">
            <text:p>non_sexist</text:p>
          </table:table-cell>
          <table:table-cell office:value-type="string" calcext:value-type="string">
            <text:p>Вроде уже есть одна Луна. Куда их столько?</text:p>
          </table:table-cell>
        </table:table-row>
        <table:table-row table:style-name="ro1">
          <table:table-cell office:value-type="float" office:value="1532552" calcext:value-type="float">
            <text:p>1532552</text:p>
          </table:table-cell>
          <table:table-cell office:value-type="float" office:value="1532558" calcext:value-type="float">
            <text:p>1532558</text:p>
          </table:table-cell>
          <table:table-cell office:value-type="string" calcext:value-type="string">
            <text:p>non_sexist</text:p>
          </table:table-cell>
          <table:table-cell office:value-type="string" calcext:value-type="string">
            <text:p>Ни о чем</text:p>
          </table:table-cell>
        </table:table-row>
        <table:table-row table:style-name="ro1">
          <table:table-cell office:value-type="float" office:value="1532552" calcext:value-type="float">
            <text:p>1532552</text:p>
          </table:table-cell>
          <table:table-cell office:value-type="float" office:value="1532560" calcext:value-type="float">
            <text:p>1532560</text:p>
          </table:table-cell>
          <table:table-cell office:value-type="string" calcext:value-type="string">
            <text:p>non_sexist</text:p>
          </table:table-cell>
          <table:table-cell office:value-type="string" calcext:value-type="string">
            <text:p>Духовно богатая дева</text:p>
          </table:table-cell>
        </table:table-row>
        <table:table-row table:style-name="ro1">
          <table:table-cell office:value-type="float" office:value="1532552" calcext:value-type="float">
            <text:p>1532552</text:p>
          </table:table-cell>
          <table:table-cell office:value-type="float" office:value="1532562" calcext:value-type="float">
            <text:p>1532562</text:p>
          </table:table-cell>
          <table:table-cell office:value-type="string" calcext:value-type="string">
            <text:p>non_sexist</text:p>
          </table:table-cell>
          <table:table-cell office:value-type="string" calcext:value-type="string">
            <text:p>Почитала её "рассуждения" о феминизме... <text:s/>Мда, некоторым и правда лучше петь, а не рассуждать. С творчеством не знакома и после интервью желания знакомиться не появилось.</text:p>
          </table:table-cell>
        </table:table-row>
        <table:table-row table:style-name="ro10">
          <table:table-cell office:value-type="float" office:value="1532552" calcext:value-type="float">
            <text:p>1532552</text:p>
          </table:table-cell>
          <table:table-cell office:value-type="float" office:value="1532563" calcext:value-type="float">
            <text:p>1532563</text:p>
          </table:table-cell>
          <table:table-cell office:value-type="string" calcext:value-type="string">
            <text:p>non_sexist</text:p>
          </table:table-cell>
          <table:table-cell office:value-type="string" calcext:value-type="string">
            <text:p>Таксист подвозит известного в городе миллионера. Тот расплачивается ровно по счетчику. </text:p>
            <text:p>Таксист: </text:p>
            <text:p>— Я вчера вашего сына подвозил, так он мне 100 долларов на чай оставил. </text:p>
            <text:p>— Ну так что вы хотите: у него папа — миллионер, а я — сирота… </text:p>
            <text:p> </text:p>
            <text:p>Только тот, кто сам заработал свои деньги, по настоящему знает им цену…</text:p>
          </table:table-cell>
        </table:table-row>
        <table:table-row table:style-name="ro1">
          <table:table-cell office:value-type="float" office:value="1532552" calcext:value-type="float">
            <text:p>1532552</text:p>
          </table:table-cell>
          <table:table-cell office:value-type="float" office:value="1532564" calcext:value-type="float">
            <text:p>1532564</text:p>
          </table:table-cell>
          <table:table-cell office:value-type="string" calcext:value-type="string">
            <text:p>non_sexist</text:p>
          </table:table-cell>
          <table:table-cell office:value-type="string" calcext:value-type="string">
            <text:p>единственное что я узнал из этой статьи, что это та девушка которой поется "тает лед"</text:p>
          </table:table-cell>
        </table:table-row>
        <table:table-row table:style-name="ro1">
          <table:table-cell office:value-type="float" office:value="1532552" calcext:value-type="float">
            <text:p>1532552</text:p>
          </table:table-cell>
          <table:table-cell office:value-type="float" office:value="1532565" calcext:value-type="float">
            <text:p>1532565</text:p>
          </table:table-cell>
          <table:table-cell office:value-type="string" calcext:value-type="string">
            <text:p>sexist</text:p>
          </table:table-cell>
          <table:table-cell office:value-type="string" calcext:value-type="string">
            <text:p>Очередная #якоролева. Тупая, ничего не умеет, но жить красиво хочет.</text:p>
          </table:table-cell>
        </table:table-row>
        <table:table-row table:style-name="ro1">
          <table:table-cell office:value-type="float" office:value="1532552" calcext:value-type="float">
            <text:p>1532552</text:p>
          </table:table-cell>
          <table:table-cell office:value-type="float" office:value="1532567" calcext:value-type="float">
            <text:p>1532567</text:p>
          </table:table-cell>
          <table:table-cell office:value-type="string" calcext:value-type="string">
            <text:p>non_sexist</text:p>
          </table:table-cell>
          <table:table-cell office:value-type="string" calcext:value-type="string">
            <text:p>[id1574191|Наталия], а зря</text:p>
          </table:table-cell>
        </table:table-row>
        <table:table-row table:style-name="ro1">
          <table:table-cell office:value-type="float" office:value="1532552" calcext:value-type="float">
            <text:p>1532552</text:p>
          </table:table-cell>
          <table:table-cell office:value-type="float" office:value="1532569" calcext:value-type="float">
            <text:p>1532569</text:p>
          </table:table-cell>
          <table:table-cell office:value-type="string" calcext:value-type="string">
            <text:p>non_sexist</text:p>
          </table:table-cell>
          <table:table-cell office:value-type="string" calcext:value-type="string">
            <text:p>[id1574191|Наталия], мужчины вас лайканули не потому кто вы есть, им насрать на ваш пол. Они согласны с тем что вы сказали.</text:p>
          </table:table-cell>
        </table:table-row>
        <table:table-row table:style-name="ro1">
          <table:table-cell office:value-type="float" office:value="1532552" calcext:value-type="float">
            <text:p>1532552</text:p>
          </table:table-cell>
          <table:table-cell office:value-type="float" office:value="1532570" calcext:value-type="float">
            <text:p>1532570</text:p>
          </table:table-cell>
          <table:table-cell office:value-type="string" calcext:value-type="string">
            <text:p>non_sexist</text:p>
          </table:table-cell>
          <table:table-cell office:value-type="string" calcext:value-type="string">
            <text:p>[id199306762|Виктор], хорошо!))</text:p>
          </table:table-cell>
        </table:table-row>
        <table:table-row table:style-name="ro1">
          <table:table-cell office:value-type="float" office:value="1532552" calcext:value-type="float">
            <text:p>1532552</text:p>
          </table:table-cell>
          <table:table-cell office:value-type="float" office:value="1532575" calcext:value-type="float">
            <text:p>1532575</text:p>
          </table:table-cell>
          <table:table-cell office:value-type="string" calcext:value-type="string">
            <text:p>non_sexist</text:p>
          </table:table-cell>
          <table:table-cell office:value-type="string" calcext:value-type="string">
            <text:p>Медуза лавешечку за раскрутку берёт? Типа некрологов на рт, <text:s/>когда о существовании человека узнаешь из сообщения о его смерти?</text:p>
          </table:table-cell>
        </table:table-row>
        <table:table-row table:style-name="ro2">
          <table:table-cell office:value-type="float" office:value="1532552" calcext:value-type="float">
            <text:p>1532552</text:p>
          </table:table-cell>
          <table:table-cell office:value-type="float" office:value="1532580" calcext:value-type="float">
            <text:p>1532580</text:p>
          </table:table-cell>
          <table:table-cell office:value-type="string" calcext:value-type="string">
            <text:p>non_sexist</text:p>
          </table:table-cell>
          <table:table-cell office:value-type="string" calcext:value-type="string">
            <text:p>Ни творчества, ни феминизма, ни мозгов, ещё и образы с музлом пиздит</text:p>
            <text:p>Музыкальное открытие, эх</text:p>
          </table:table-cell>
        </table:table-row>
        <table:table-row table:style-name="ro1">
          <table:table-cell office:value-type="float" office:value="1532552" calcext:value-type="float">
            <text:p>1532552</text:p>
          </table:table-cell>
          <table:table-cell office:value-type="float" office:value="1532581" calcext:value-type="float">
            <text:p>1532581</text:p>
          </table:table-cell>
          <table:table-cell office:value-type="string" calcext:value-type="string">
            <text:p>non_sexist</text:p>
          </table:table-cell>
          <table:table-cell office:value-type="string" calcext:value-type="string">
            <text:p>Ну и говно</text:p>
          </table:table-cell>
        </table:table-row>
        <table:table-row table:style-name="ro1">
          <table:table-cell office:value-type="float" office:value="1532552" calcext:value-type="float">
            <text:p>1532552</text:p>
          </table:table-cell>
          <table:table-cell office:value-type="float" office:value="1532582" calcext:value-type="float">
            <text:p>1532582</text:p>
          </table:table-cell>
          <table:table-cell office:value-type="string" calcext:value-type="string">
            <text:p>non_sexist</text:p>
          </table:table-cell>
          <table:table-cell office:value-type="string" calcext:value-type="string">
            <text:p>нормальной вам луны</text:p>
          </table:table-cell>
        </table:table-row>
        <table:table-row table:style-name="ro5">
          <table:table-cell office:value-type="float" office:value="1532552" calcext:value-type="float">
            <text:p>1532552</text:p>
          </table:table-cell>
          <table:table-cell office:value-type="float" office:value="1532584" calcext:value-type="float">
            <text:p>1532584</text:p>
          </table:table-cell>
          <table:table-cell office:value-type="string" calcext:value-type="string">
            <text:p>non_sexist</text:p>
          </table:table-cell>
          <table:table-cell office:value-type="string" calcext:value-type="string">
            <text:p>Ну и дурочка она,  судя по этому интервью.</text:p>
            <text:p>Какой феменизм, вы что, ей хорошо, она ротик открывает под музыку, денежки за это получает, а их тратит потом в магазинчике. </text:p>
            <text:p/>
            <text:p> Ей же не до кого нет дела,  она в жизни и копейки на благотворительность не отдаст, никогда не узнает про женщин в Саудовской Аравии, ей абсолютно наплевать на людей с неизлечимыми болезнями. Какой смысл вообще у них что-то спрашивать?  Такие люди зациклены только на себе и своем достатке.</text:p>
          </table:table-cell>
        </table:table-row>
        <table:table-row table:style-name="ro1">
          <table:table-cell office:value-type="float" office:value="1532552" calcext:value-type="float">
            <text:p>1532552</text:p>
          </table:table-cell>
          <table:table-cell office:value-type="float" office:value="1532586" calcext:value-type="float">
            <text:p>1532586</text:p>
          </table:table-cell>
          <table:table-cell office:value-type="string" calcext:value-type="string">
            <text:p>non_sexist</text:p>
          </table:table-cell>
          <table:table-cell office:value-type="string" calcext:value-type="string">
            <text:p>Каких только певиц нет!! И все кайфуют... ))</text:p>
          </table:table-cell>
        </table:table-row>
        <table:table-row table:style-name="ro1">
          <table:table-cell office:value-type="float" office:value="1532552" calcext:value-type="float">
            <text:p>1532552</text:p>
          </table:table-cell>
          <table:table-cell office:value-type="float" office:value="1532589" calcext:value-type="float">
            <text:p>1532589</text:p>
          </table:table-cell>
          <table:table-cell office:value-type="string" calcext:value-type="string">
            <text:p>non_sexist</text:p>
          </table:table-cell>
          <table:table-cell office:value-type="string" calcext:value-type="string">
            <text:p>Кажется, мы стали забывать как должна выглядеть настоящая Луна</text:p>
          </table:table-cell>
        </table:table-row>
        <table:table-row table:style-name="ro1">
          <table:table-cell office:value-type="float" office:value="1532552" calcext:value-type="float">
            <text:p>1532552</text:p>
          </table:table-cell>
          <table:table-cell office:value-type="float" office:value="1532598" calcext:value-type="float">
            <text:p>1532598</text:p>
          </table:table-cell>
          <table:table-cell office:value-type="string" calcext:value-type="string">
            <text:p>non_sexist</text:p>
          </table:table-cell>
          <table:table-cell office:value-type="string" calcext:value-type="string">
            <text:p>Луна - человек стереотип</text:p>
          </table:table-cell>
        </table:table-row>
        <table:table-row table:style-name="ro1">
          <table:table-cell office:value-type="float" office:value="1532552" calcext:value-type="float">
            <text:p>1532552</text:p>
          </table:table-cell>
          <table:table-cell office:value-type="float" office:value="1532637" calcext:value-type="float">
            <text:p>1532637</text:p>
          </table:table-cell>
          <table:table-cell office:value-type="string" calcext:value-type="string">
            <text:p>non_sexist</text:p>
          </table:table-cell>
          <table:table-cell office:value-type="string" calcext:value-type="string">
            <text:p>Кто это</text:p>
          </table:table-cell>
        </table:table-row>
        <table:table-row table:style-name="ro1">
          <table:table-cell office:value-type="float" office:value="1532552" calcext:value-type="float">
            <text:p>1532552</text:p>
          </table:table-cell>
          <table:table-cell office:value-type="float" office:value="1532641" calcext:value-type="float">
            <text:p>1532641</text:p>
          </table:table-cell>
          <table:table-cell office:value-type="string" calcext:value-type="string">
            <text:p>non_sexist</text:p>
          </table:table-cell>
          <table:table-cell office:value-type="string" calcext:value-type="string">
            <text:p>Они вдвоём так вдохновленно рассуждали о тексте и голосе, что я даже подумала, там что-то стоящее. А оказалось всё совсем уныло :(</text:p>
          </table:table-cell>
        </table:table-row>
        <table:table-row table:style-name="ro1">
          <table:table-cell office:value-type="float" office:value="1532552" calcext:value-type="float">
            <text:p>1532552</text:p>
          </table:table-cell>
          <table:table-cell office:value-type="float" office:value="1532643" calcext:value-type="float">
            <text:p>1532643</text:p>
          </table:table-cell>
          <table:table-cell office:value-type="string" calcext:value-type="string">
            <text:p>non_sexist</text:p>
          </table:table-cell>
          <table:table-cell office:value-type="string" calcext:value-type="string">
            <text:p>скучное, большое и неинтересное интервью. много воды и неуместных речевых оборотов</text:p>
          </table:table-cell>
        </table:table-row>
        <table:table-row table:style-name="ro1">
          <table:table-cell office:value-type="float" office:value="1532552" calcext:value-type="float">
            <text:p>1532552</text:p>
          </table:table-cell>
          <table:table-cell office:value-type="float" office:value="1532654" calcext:value-type="float">
            <text:p>1532654</text:p>
          </table:table-cell>
          <table:table-cell office:value-type="string" calcext:value-type="string">
            <text:p>non_sexist</text:p>
          </table:table-cell>
          <table:table-cell office:value-type="string" calcext:value-type="string">
            <text:p>Не должна бороться, должна кайфовать. А хуху не хохо? Хотя, если женщина в ее понимании это мебель, ну, или кошка на крайний случай, то ладно</text:p>
          </table:table-cell>
        </table:table-row>
        <table:table-row table:style-name="ro1">
          <table:table-cell office:value-type="float" office:value="1532552" calcext:value-type="float">
            <text:p>1532552</text:p>
          </table:table-cell>
          <table:table-cell office:value-type="float" office:value="1532656" calcext:value-type="float">
            <text:p>1532656</text:p>
          </table:table-cell>
          <table:table-cell office:value-type="string" calcext:value-type="string">
            <text:p>non_sexist</text:p>
          </table:table-cell>
          <table:table-cell office:value-type="string" calcext:value-type="string">
            <text:p>Спасибо за пересказ</text:p>
          </table:table-cell>
        </table:table-row>
        <table:table-row table:style-name="ro3">
          <table:table-cell office:value-type="float" office:value="1532552" calcext:value-type="float">
            <text:p>1532552</text:p>
          </table:table-cell>
          <table:table-cell office:value-type="float" office:value="1532667" calcext:value-type="float">
            <text:p>1532667</text:p>
          </table:table-cell>
          <table:table-cell office:value-type="string" calcext:value-type="string">
            <text:p>non_sexist</text:p>
          </table:table-cell>
          <table:table-cell office:value-type="string" calcext:value-type="string">
            <text:p>Что за блеяние???Пойду лучше Non Cadenza послушаю.</text:p>
            <text:p/>
            <text:p>P.S. Буду дублировать комменты, как медуза дублит свои новости</text:p>
          </table:table-cell>
        </table:table-row>
        <table:table-row table:style-name="ro1">
          <table:table-cell office:value-type="float" office:value="1532552" calcext:value-type="float">
            <text:p>1532552</text:p>
          </table:table-cell>
          <table:table-cell office:value-type="float" office:value="1532685" calcext:value-type="float">
            <text:p>1532685</text:p>
          </table:table-cell>
          <table:table-cell office:value-type="string" calcext:value-type="string">
            <text:p>non_sexist</text:p>
          </table:table-cell>
          <table:table-cell office:value-type="string" calcext:value-type="string">
            <text:p>Представляю как у кого-то бомбит читая часть про феминизм</text:p>
          </table:table-cell>
        </table:table-row>
        <table:table-row table:style-name="ro1">
          <table:table-cell office:value-type="float" office:value="1532552" calcext:value-type="float">
            <text:p>1532552</text:p>
          </table:table-cell>
          <table:table-cell office:value-type="float" office:value="1532687" calcext:value-type="float">
            <text:p>1532687</text:p>
          </table:table-cell>
          <table:table-cell office:value-type="string" calcext:value-type="string">
            <text:p>non_sexist</text:p>
          </table:table-cell>
          <table:table-cell office:value-type="string" calcext:value-type="string">
            <text:p>пжст</text:p>
          </table:table-cell>
        </table:table-row>
        <table:table-row table:style-name="ro1">
          <table:table-cell office:value-type="float" office:value="1532552" calcext:value-type="float">
            <text:p>1532552</text:p>
          </table:table-cell>
          <table:table-cell office:value-type="float" office:value="1532695" calcext:value-type="float">
            <text:p>1532695</text:p>
          </table:table-cell>
          <table:table-cell office:value-type="string" calcext:value-type="string">
            <text:p>non_sexist</text:p>
          </table:table-cell>
          <table:table-cell office:value-type="string" calcext:value-type="string">
            <text:p>у группы закончились новости😔 эта новость уже была. или это прости пиар недо-певицы Луна?</text:p>
          </table:table-cell>
        </table:table-row>
        <table:table-row table:style-name="ro1">
          <table:table-cell office:value-type="float" office:value="1532552" calcext:value-type="float">
            <text:p>1532552</text:p>
          </table:table-cell>
          <table:table-cell office:value-type="float" office:value="1532794" calcext:value-type="float">
            <text:p>1532794</text:p>
          </table:table-cell>
          <table:table-cell office:value-type="string" calcext:value-type="string">
            <text:p>non_sexist</text:p>
          </table:table-cell>
          <table:table-cell office:value-type="string" calcext:value-type="string">
            <text:p>кто это ваще?</text:p>
          </table:table-cell>
        </table:table-row>
        <table:table-row table:style-name="ro1">
          <table:table-cell office:value-type="float" office:value="1532552" calcext:value-type="float">
            <text:p>1532552</text:p>
          </table:table-cell>
          <table:table-cell office:value-type="float" office:value="1532827" calcext:value-type="float">
            <text:p>1532827</text:p>
          </table:table-cell>
          <table:table-cell office:value-type="string" calcext:value-type="string">
            <text:p>non_sexist</text:p>
          </table:table-cell>
          <table:table-cell office:value-type="string" calcext:value-type="string">
            <text:p>Каким бы она не была человеком - классные песни у неё есть, не понимаю почему её творчество тут принижают</text:p>
          </table:table-cell>
        </table:table-row>
        <table:table-row table:style-name="ro1">
          <table:table-cell office:value-type="float" office:value="1532552" calcext:value-type="float">
            <text:p>1532552</text:p>
          </table:table-cell>
          <table:table-cell office:value-type="float" office:value="1532834" calcext:value-type="float">
            <text:p>1532834</text:p>
          </table:table-cell>
          <table:table-cell office:value-type="string" calcext:value-type="string">
            <text:p>non_sexist</text:p>
          </table:table-cell>
          <table:table-cell office:value-type="string" calcext:value-type="string">
            <text:p>[id120331239|Иван], ну в песнях же не об этом</text:p>
          </table:table-cell>
        </table:table-row>
        <table:table-row table:style-name="ro1">
          <table:table-cell office:value-type="float" office:value="1532552" calcext:value-type="float">
            <text:p>1532552</text:p>
          </table:table-cell>
          <table:table-cell office:value-type="float" office:value="1533343" calcext:value-type="float">
            <text:p>1533343</text:p>
          </table:table-cell>
          <table:table-cell office:value-type="string" calcext:value-type="string">
            <text:p>non_sexist</text:p>
          </table:table-cell>
          <table:table-cell office:value-type="string" calcext:value-type="string">
            <text:p>А мне нравится луна</text:p>
          </table:table-cell>
        </table:table-row>
        <table:table-row table:style-name="ro1">
          <table:table-cell office:value-type="float" office:value="1527636" calcext:value-type="float">
            <text:p>1527636</text:p>
          </table:table-cell>
          <table:table-cell office:value-type="float" office:value="1527639" calcext:value-type="float">
            <text:p>1527639</text:p>
          </table:table-cell>
          <table:table-cell office:value-type="string" calcext:value-type="string">
            <text:p>non_sexist</text:p>
          </table:table-cell>
          <table:table-cell office:value-type="string" calcext:value-type="string">
            <text:p>не знаю её. каждый второй поёт</text:p>
          </table:table-cell>
        </table:table-row>
        <table:table-row table:style-name="ro1">
          <table:table-cell office:value-type="float" office:value="1527636" calcext:value-type="float">
            <text:p>1527636</text:p>
          </table:table-cell>
          <table:table-cell office:value-type="float" office:value="1527640" calcext:value-type="float">
            <text:p>1527640</text:p>
          </table:table-cell>
          <table:table-cell office:value-type="string" calcext:value-type="string">
            <text:p>non_sexist</text:p>
          </table:table-cell>
          <table:table-cell office:value-type="string" calcext:value-type="string">
            <text:p>*партнерский материал*</text:p>
          </table:table-cell>
        </table:table-row>
        <table:table-row table:style-name="ro1">
          <table:table-cell office:value-type="float" office:value="1527636" calcext:value-type="float">
            <text:p>1527636</text:p>
          </table:table-cell>
          <table:table-cell office:value-type="float" office:value="1527642" calcext:value-type="float">
            <text:p>1527642</text:p>
          </table:table-cell>
          <table:table-cell office:value-type="string" calcext:value-type="string">
            <text:p>non_sexist</text:p>
          </table:table-cell>
          <table:table-cell office:value-type="string" calcext:value-type="string">
            <text:p>Хватит пиарить УГ</text:p>
          </table:table-cell>
        </table:table-row>
        <table:table-row table:style-name="ro1">
          <table:table-cell office:value-type="float" office:value="1527636" calcext:value-type="float">
            <text:p>1527636</text:p>
          </table:table-cell>
          <table:table-cell office:value-type="float" office:value="1527645" calcext:value-type="float">
            <text:p>1527645</text:p>
          </table:table-cell>
          <table:table-cell office:value-type="string" calcext:value-type="string">
            <text:p>non_sexist</text:p>
          </table:table-cell>
          <table:table-cell office:value-type="string" calcext:value-type="string">
            <text:p>вы ее сами хоть слушали, дорогая редакция?</text:p>
          </table:table-cell>
        </table:table-row>
        <table:table-row table:style-name="ro1">
          <table:table-cell office:value-type="float" office:value="1527636" calcext:value-type="float">
            <text:p>1527636</text:p>
          </table:table-cell>
          <table:table-cell office:value-type="float" office:value="1527647" calcext:value-type="float">
            <text:p>1527647</text:p>
          </table:table-cell>
          <table:table-cell office:value-type="string" calcext:value-type="string">
            <text:p>non_sexist</text:p>
          </table:table-cell>
          <table:table-cell office:value-type="string" calcext:value-type="string">
            <text:p>Нашей любимой певицей из Киева. Ето кто вообще</text:p>
          </table:table-cell>
        </table:table-row>
        <table:table-row table:style-name="ro1">
          <table:table-cell office:value-type="float" office:value="1527636" calcext:value-type="float">
            <text:p>1527636</text:p>
          </table:table-cell>
          <table:table-cell office:value-type="float" office:value="1527648" calcext:value-type="float">
            <text:p>1527648</text:p>
          </table:table-cell>
          <table:table-cell office:value-type="string" calcext:value-type="string">
            <text:p>non_sexist</text:p>
          </table:table-cell>
          <table:table-cell office:value-type="string" calcext:value-type="string">
            <text:p>услышал ее случайно на пикнике афиши (к сожалению, воду продавали неподалеку от сцены, на которой она выступала). я подобную попсу раньше только в такси по радио слышал.</text:p>
          </table:table-cell>
        </table:table-row>
        <table:table-row table:style-name="ro1">
          <table:table-cell office:value-type="float" office:value="1527636" calcext:value-type="float">
            <text:p>1527636</text:p>
          </table:table-cell>
          <table:table-cell office:value-type="float" office:value="1527649" calcext:value-type="float">
            <text:p>1527649</text:p>
          </table:table-cell>
          <table:table-cell office:value-type="string" calcext:value-type="string">
            <text:p>non_sexist</text:p>
          </table:table-cell>
          <table:table-cell office:value-type="string" calcext:value-type="string">
            <text:p>Чё Бардаш только не сделает, лишь бы ДНК2 не релизить.</text:p>
          </table:table-cell>
        </table:table-row>
        <table:table-row table:style-name="ro1">
          <table:table-cell office:value-type="float" office:value="1527636" calcext:value-type="float">
            <text:p>1527636</text:p>
          </table:table-cell>
          <table:table-cell office:value-type="float" office:value="1527652" calcext:value-type="float">
            <text:p>1527652</text:p>
          </table:table-cell>
          <table:table-cell office:value-type="string" calcext:value-type="string">
            <text:p>non_sexist</text:p>
          </table:table-cell>
          <table:table-cell office:value-type="string" calcext:value-type="string">
            <text:p>И вновь в окне луна полнаая</text:p>
          </table:table-cell>
        </table:table-row>
        <table:table-row table:style-name="ro1">
          <table:table-cell office:value-type="float" office:value="1527636" calcext:value-type="float">
            <text:p>1527636</text:p>
          </table:table-cell>
          <table:table-cell office:value-type="float" office:value="1527653" calcext:value-type="float">
            <text:p>1527653</text:p>
          </table:table-cell>
          <table:table-cell office:value-type="string" calcext:value-type="string">
            <text:p>non_sexist</text:p>
          </table:table-cell>
          <table:table-cell office:value-type="string" calcext:value-type="string">
            <text:p>очередная винишко тян?</text:p>
          </table:table-cell>
        </table:table-row>
        <table:table-row table:style-name="ro1">
          <table:table-cell office:value-type="float" office:value="1527636" calcext:value-type="float">
            <text:p>1527636</text:p>
          </table:table-cell>
          <table:table-cell office:value-type="float" office:value="1527654" calcext:value-type="float">
            <text:p>1527654</text:p>
          </table:table-cell>
          <table:table-cell office:value-type="string" calcext:value-type="string">
            <text:p>non_sexist</text:p>
          </table:table-cell>
          <table:table-cell office:value-type="string" calcext:value-type="string">
            <text:p>[id122877550|Jack], 😂😂</text:p>
          </table:table-cell>
        </table:table-row>
        <table:table-row table:style-name="ro3">
          <table:table-cell office:value-type="float" office:value="1527636" calcext:value-type="float">
            <text:p>1527636</text:p>
          </table:table-cell>
          <table:table-cell office:value-type="float" office:value="1527655" calcext:value-type="float">
            <text:p>1527655</text:p>
          </table:table-cell>
          <table:table-cell office:value-type="string" calcext:value-type="string">
            <text:p>non_sexist</text:p>
          </table:table-cell>
          <table:table-cell office:value-type="string" calcext:value-type="string">
            <text:p>"по звуку отсылающие к лучшим образцам русскоязычной эстрады 1990-х"</text:p>
            <text:p>&gt;лучшие образцы</text:p>
            <text:p>&gt;русская попса 90-х</text:p>
          </table:table-cell>
        </table:table-row>
        <table:table-row table:style-name="ro1">
          <table:table-cell office:value-type="float" office:value="1527636" calcext:value-type="float">
            <text:p>1527636</text:p>
          </table:table-cell>
          <table:table-cell office:value-type="float" office:value="1527657" calcext:value-type="float">
            <text:p>1527657</text:p>
          </table:table-cell>
          <table:table-cell office:value-type="string" calcext:value-type="string">
            <text:p>non_sexist</text:p>
          </table:table-cell>
          <table:table-cell office:value-type="string" calcext:value-type="string">
            <text:p>пж, не надо</text:p>
          </table:table-cell>
        </table:table-row>
        <table:table-row table:style-name="ro1">
          <table:table-cell office:value-type="float" office:value="1527636" calcext:value-type="float">
            <text:p>1527636</text:p>
          </table:table-cell>
          <table:table-cell office:value-type="float" office:value="1527660" calcext:value-type="float">
            <text:p>1527660</text:p>
          </table:table-cell>
          <table:table-cell office:value-type="string" calcext:value-type="string">
            <text:p>non_sexist</text:p>
          </table:table-cell>
          <table:table-cell office:value-type="string" calcext:value-type="string">
            <text:p>После группы "убийцы crystal" искал что нибудь похожее, послушал Луну, понравилось пару треков.</text:p>
          </table:table-cell>
        </table:table-row>
        <table:table-row table:style-name="ro2">
          <table:table-cell office:value-type="float" office:value="1527636" calcext:value-type="float">
            <text:p>1527636</text:p>
          </table:table-cell>
          <table:table-cell office:value-type="float" office:value="1527662" calcext:value-type="float">
            <text:p>1527662</text:p>
          </table:table-cell>
          <table:table-cell office:value-type="string" calcext:value-type="string">
            <text:p>non_sexist</text:p>
          </table:table-cell>
          <table:table-cell office:value-type="string" calcext:value-type="string">
            <text:p>Ну нужно признать, что Луна это лучший представитель качественной попсы на нашей сцене.</text:p>
            <text:p>Альбом на четвёрочку 😊</text:p>
          </table:table-cell>
        </table:table-row>
        <table:table-row table:style-name="ro1">
          <table:table-cell office:value-type="float" office:value="1527636" calcext:value-type="float">
            <text:p>1527636</text:p>
          </table:table-cell>
          <table:table-cell office:value-type="float" office:value="1527663" calcext:value-type="float">
            <text:p>1527663</text:p>
          </table:table-cell>
          <table:table-cell office:value-type="string" calcext:value-type="string">
            <text:p>non_sexist</text:p>
          </table:table-cell>
          <table:table-cell office:value-type="string" calcext:value-type="string">
            <text:p>обнажённой ступнёю глажу лююютики, сорву пару, положу нам на животики</text:p>
          </table:table-cell>
        </table:table-row>
        <table:table-row table:style-name="ro1">
          <table:table-cell office:value-type="float" office:value="1527636" calcext:value-type="float">
            <text:p>1527636</text:p>
          </table:table-cell>
          <table:table-cell office:value-type="float" office:value="1527664" calcext:value-type="float">
            <text:p>1527664</text:p>
          </table:table-cell>
          <table:table-cell office:value-type="string" calcext:value-type="string">
            <text:p>non_sexist</text:p>
          </table:table-cell>
          <table:table-cell office:value-type="string" calcext:value-type="string">
            <text:p>Луна это как LOUNA, только Луна? А, понятно, оригинально</text:p>
          </table:table-cell>
        </table:table-row>
        <table:table-row table:style-name="ro1">
          <table:table-cell office:value-type="float" office:value="1527636" calcext:value-type="float">
            <text:p>1527636</text:p>
          </table:table-cell>
          <table:table-cell office:value-type="float" office:value="1527666" calcext:value-type="float">
            <text:p>1527666</text:p>
          </table:table-cell>
          <table:table-cell office:value-type="string" calcext:value-type="string">
            <text:p>non_sexist</text:p>
          </table:table-cell>
          <table:table-cell office:value-type="string" calcext:value-type="string">
            <text:p>Хейтеры сасат</text:p>
          </table:table-cell>
        </table:table-row>
        <table:table-row table:style-name="ro1">
          <table:table-cell office:value-type="float" office:value="1527636" calcext:value-type="float">
            <text:p>1527636</text:p>
          </table:table-cell>
          <table:table-cell office:value-type="float" office:value="1527667" calcext:value-type="float">
            <text:p>1527667</text:p>
          </table:table-cell>
          <table:table-cell office:value-type="string" calcext:value-type="string">
            <text:p>non_sexist</text:p>
          </table:table-cell>
          <table:table-cell office:value-type="string" calcext:value-type="string">
            <text:p>Афганистан и кайф🤣🤣🤣</text:p>
          </table:table-cell>
        </table:table-row>
        <table:table-row table:style-name="ro1">
          <table:table-cell office:value-type="float" office:value="1527636" calcext:value-type="float">
            <text:p>1527636</text:p>
          </table:table-cell>
          <table:table-cell office:value-type="float" office:value="1527668" calcext:value-type="float">
            <text:p>1527668</text:p>
          </table:table-cell>
          <table:table-cell office:value-type="string" calcext:value-type="string">
            <text:p>non_sexist</text:p>
          </table:table-cell>
          <table:table-cell office:value-type="string" calcext:value-type="string">
            <text:p>вот как звучит Луна здорового человека:</text:p>
          </table:table-cell>
        </table:table-row>
        <table:table-row table:style-name="ro1">
          <table:table-cell office:value-type="float" office:value="1527636" calcext:value-type="float">
            <text:p>1527636</text:p>
          </table:table-cell>
          <table:table-cell office:value-type="float" office:value="1527669" calcext:value-type="float">
            <text:p>1527669</text:p>
          </table:table-cell>
          <table:table-cell office:value-type="string" calcext:value-type="string">
            <text:p>non_sexist</text:p>
          </table:table-cell>
          <table:table-cell office:value-type="string" calcext:value-type="string">
            <text:p>И где тут музыка? Блеяние</text:p>
          </table:table-cell>
        </table:table-row>
        <table:table-row table:style-name="ro1">
          <table:table-cell office:value-type="float" office:value="1527636" calcext:value-type="float">
            <text:p>1527636</text:p>
          </table:table-cell>
          <table:table-cell office:value-type="float" office:value="1527670" calcext:value-type="float">
            <text:p>1527670</text:p>
          </table:table-cell>
          <table:table-cell office:value-type="string" calcext:value-type="string">
            <text:p>non_sexist</text:p>
          </table:table-cell>
          <table:table-cell office:value-type="string" calcext:value-type="string">
            <text:p>Non Cadenza лучше послушаю</text:p>
          </table:table-cell>
        </table:table-row>
        <table:table-row table:style-name="ro1">
          <table:table-cell office:value-type="float" office:value="1527636" calcext:value-type="float">
            <text:p>1527636</text:p>
          </table:table-cell>
          <table:table-cell office:value-type="float" office:value="1527689" calcext:value-type="float">
            <text:p>1527689</text:p>
          </table:table-cell>
          <table:table-cell office:value-type="string" calcext:value-type="string">
            <text:p>non_sexist</text:p>
          </table:table-cell>
          <table:table-cell office:value-type="string" calcext:value-type="string">
            <text:p>я думал это Louna, а больше мне нечего сказать</text:p>
          </table:table-cell>
        </table:table-row>
        <table:table-row table:style-name="ro1">
          <table:table-cell office:value-type="float" office:value="1527636" calcext:value-type="float">
            <text:p>1527636</text:p>
          </table:table-cell>
          <table:table-cell office:value-type="float" office:value="1527693" calcext:value-type="float">
            <text:p>1527693</text:p>
          </table:table-cell>
          <table:table-cell office:value-type="string" calcext:value-type="string">
            <text:p>non_sexist</text:p>
          </table:table-cell>
          <table:table-cell office:value-type="string" calcext:value-type="string">
            <text:p>Есть только одна Louna и это Лу Геворкян</text:p>
          </table:table-cell>
        </table:table-row>
        <table:table-row table:style-name="ro1">
          <table:table-cell office:value-type="float" office:value="1527636" calcext:value-type="float">
            <text:p>1527636</text:p>
          </table:table-cell>
          <table:table-cell office:value-type="float" office:value="1527695" calcext:value-type="float">
            <text:p>1527695</text:p>
          </table:table-cell>
          <table:table-cell office:value-type="string" calcext:value-type="string">
            <text:p>non_sexist</text:p>
          </table:table-cell>
          <table:table-cell office:value-type="string" calcext:value-type="string">
            <text:p>Кстати Louna тоже с Украины. Две Луны и обе классные 😊</text:p>
          </table:table-cell>
        </table:table-row>
        <table:table-row table:style-name="ro1">
          <table:table-cell office:value-type="float" office:value="1527636" calcext:value-type="float">
            <text:p>1527636</text:p>
          </table:table-cell>
          <table:table-cell office:value-type="float" office:value="1527698" calcext:value-type="float">
            <text:p>1527698</text:p>
          </table:table-cell>
          <table:table-cell office:value-type="string" calcext:value-type="string">
            <text:p>non_sexist</text:p>
          </table:table-cell>
          <table:table-cell office:value-type="string" calcext:value-type="string">
            <text:p>на репите</text:p>
          </table:table-cell>
        </table:table-row>
        <table:table-row table:style-name="ro1">
          <table:table-cell office:value-type="float" office:value="1527636" calcext:value-type="float">
            <text:p>1527636</text:p>
          </table:table-cell>
          <table:table-cell office:value-type="float" office:value="1527700" calcext:value-type="float">
            <text:p>1527700</text:p>
          </table:table-cell>
          <table:table-cell office:value-type="string" calcext:value-type="string">
            <text:p>non_sexist</text:p>
          </table:table-cell>
          <table:table-cell office:value-type="string" calcext:value-type="string">
            <text:p>Луна здорового человека</text:p>
          </table:table-cell>
        </table:table-row>
        <table:table-row table:style-name="ro1">
          <table:table-cell office:value-type="float" office:value="1527636" calcext:value-type="float">
            <text:p>1527636</text:p>
          </table:table-cell>
          <table:table-cell office:value-type="float" office:value="1527701" calcext:value-type="float">
            <text:p>1527701</text:p>
          </table:table-cell>
          <table:table-cell office:value-type="string" calcext:value-type="string">
            <text:p>non_sexist</text:p>
          </table:table-cell>
          <table:table-cell office:value-type="string" calcext:value-type="string">
            <text:p>Эта Луна тоже есть. Вон, статья про неё целая, ты шо.</text:p>
          </table:table-cell>
        </table:table-row>
        <table:table-row table:style-name="ro1">
          <table:table-cell office:value-type="float" office:value="1527636" calcext:value-type="float">
            <text:p>1527636</text:p>
          </table:table-cell>
          <table:table-cell office:value-type="float" office:value="1527705" calcext:value-type="float">
            <text:p>1527705</text:p>
          </table:table-cell>
          <table:table-cell office:value-type="string" calcext:value-type="string">
            <text:p>non_sexist</text:p>
          </table:table-cell>
          <table:table-cell office:value-type="string" calcext:value-type="string">
            <text:p>она под кайфом дает интервью.</text:p>
          </table:table-cell>
        </table:table-row>
        <table:table-row table:style-name="ro1">
          <table:table-cell office:value-type="float" office:value="1527636" calcext:value-type="float">
            <text:p>1527636</text:p>
          </table:table-cell>
          <table:table-cell office:value-type="float" office:value="1527713" calcext:value-type="float">
            <text:p>1527713</text:p>
          </table:table-cell>
          <table:table-cell office:value-type="string" calcext:value-type="string">
            <text:p>non_sexist</text:p>
          </table:table-cell>
          <table:table-cell office:value-type="string" calcext:value-type="string">
            <text:p>"Медузе" надо найти хорошего редактора или корректора, судя по заголовку</text:p>
          </table:table-cell>
        </table:table-row>
        <table:table-row table:style-name="ro1">
          <table:table-cell office:value-type="float" office:value="1527636" calcext:value-type="float">
            <text:p>1527636</text:p>
          </table:table-cell>
          <table:table-cell office:value-type="float" office:value="1527716" calcext:value-type="float">
            <text:p>1527716</text:p>
          </table:table-cell>
          <table:table-cell office:value-type="string" calcext:value-type="string">
            <text:p>non_sexist</text:p>
          </table:table-cell>
          <table:table-cell office:value-type="string" calcext:value-type="string">
            <text:p>"Мне не нравится, что женщина должна бороться. Она должна кайфовать!" - Харви Вайнштейн.</text:p>
          </table:table-cell>
        </table:table-row>
        <table:table-row table:style-name="ro1">
          <table:table-cell office:value-type="float" office:value="1527636" calcext:value-type="float">
            <text:p>1527636</text:p>
          </table:table-cell>
          <table:table-cell office:value-type="float" office:value="1527723" calcext:value-type="float">
            <text:p>1527723</text:p>
          </table:table-cell>
          <table:table-cell office:value-type="string" calcext:value-type="string">
            <text:p>non_sexist</text:p>
          </table:table-cell>
          <table:table-cell office:value-type="string" calcext:value-type="string">
            <text:p>И вы туда же.</text:p>
          </table:table-cell>
        </table:table-row>
        <table:table-row table:style-name="ro1">
          <table:table-cell office:value-type="float" office:value="1527636" calcext:value-type="float">
            <text:p>1527636</text:p>
          </table:table-cell>
          <table:table-cell office:value-type="float" office:value="1527736" calcext:value-type="float">
            <text:p>1527736</text:p>
          </table:table-cell>
          <table:table-cell office:value-type="string" calcext:value-type="string">
            <text:p>non_sexist</text:p>
          </table:table-cell>
          <table:table-cell office:value-type="string" calcext:value-type="string">
            <text:p>[id244815879|Алина], Есть еще группа Убийцы ( там все очень было годно, пока Чехова не ушла в сольный проект "Убийцы crystal")</text:p>
          </table:table-cell>
        </table:table-row>
        <table:table-row table:style-name="ro3">
          <table:table-cell office:value-type="float" office:value="1527636" calcext:value-type="float">
            <text:p>1527636</text:p>
          </table:table-cell>
          <table:table-cell office:value-type="float" office:value="1527797" calcext:value-type="float">
            <text:p>1527797</text:p>
          </table:table-cell>
          <table:table-cell office:value-type="string" calcext:value-type="string">
            <text:p>non_sexist</text:p>
          </table:table-cell>
          <table:table-cell office:value-type="string" calcext:value-type="string">
            <text:p>Луна: "Я горжусь тем, что я не какая-то обозленная на мир женщина-феминистка, которая сейчас всем докажет, что она очень умная, много читает и бла-бла-бла."</text:p>
            <text:p/>
            <text:p>Медуза:</text:p>
          </table:table-cell>
        </table:table-row>
        <table:table-row table:style-name="ro1">
          <table:table-cell office:value-type="float" office:value="1527636" calcext:value-type="float">
            <text:p>1527636</text:p>
          </table:table-cell>
          <table:table-cell office:value-type="float" office:value="1527800" calcext:value-type="float">
            <text:p>1527800</text:p>
          </table:table-cell>
          <table:table-cell office:value-type="string" calcext:value-type="string">
            <text:p>non_sexist</text:p>
          </table:table-cell>
          <table:table-cell office:value-type="string" calcext:value-type="string">
            <text:p>Все перечисленное разделяет людей,а песни объединяют. Как можно быть певицей и феминисткой? Вывод это уг. <text:s/>Тьфу</text:p>
          </table:table-cell>
        </table:table-row>
        <table:table-row table:style-name="ro1">
          <table:table-cell office:value-type="float" office:value="1527636" calcext:value-type="float">
            <text:p>1527636</text:p>
          </table:table-cell>
          <table:table-cell office:value-type="float" office:value="1527814" calcext:value-type="float">
            <text:p>1527814</text:p>
          </table:table-cell>
          <table:table-cell office:value-type="string" calcext:value-type="string">
            <text:p>non_sexist</text:p>
          </table:table-cell>
          <table:table-cell office:value-type="string" calcext:value-type="string">
            <text:p>Но российская попса 90-х это какой-то пиздец.</text:p>
          </table:table-cell>
        </table:table-row>
        <table:table-row table:style-name="ro1">
          <table:table-cell office:value-type="float" office:value="1527636" calcext:value-type="float">
            <text:p>1527636</text:p>
          </table:table-cell>
          <table:table-cell office:value-type="float" office:value="1527837" calcext:value-type="float">
            <text:p>1527837</text:p>
          </table:table-cell>
          <table:table-cell office:value-type="string" calcext:value-type="string">
            <text:p>non_sexist</text:p>
          </table:table-cell>
          <table:table-cell office:value-type="string" calcext:value-type="string">
            <text:p>Вот так выглядит луна здорового человека.🌝</text:p>
          </table:table-cell>
        </table:table-row>
        <table:table-row table:style-name="ro1">
          <table:table-cell office:value-type="float" office:value="1527636" calcext:value-type="float">
            <text:p>1527636</text:p>
          </table:table-cell>
          <table:table-cell office:value-type="float" office:value="1527842" calcext:value-type="float">
            <text:p>1527842</text:p>
          </table:table-cell>
          <table:table-cell office:value-type="string" calcext:value-type="string">
            <text:p>non_sexist</text:p>
          </table:table-cell>
          <table:table-cell office:value-type="string" calcext:value-type="string">
            <text:p>Те, кто кидает Louna - вы все такие оригинальные, браво!</text:p>
          </table:table-cell>
        </table:table-row>
        <table:table-row table:style-name="ro2">
          <table:table-cell office:value-type="float" office:value="1527636" calcext:value-type="float">
            <text:p>1527636</text:p>
          </table:table-cell>
          <table:table-cell office:value-type="float" office:value="1527869" calcext:value-type="float">
            <text:p>1527869</text:p>
          </table:table-cell>
          <table:table-cell office:value-type="string" calcext:value-type="string">
            <text:p>non_sexist</text:p>
          </table:table-cell>
          <table:table-cell office:value-type="string" calcext:value-type="string">
            <text:p>Прочитал и потратил время на набор отдаленных мыслей, текста в прострации и любви к себе.</text:p>
            <text:p>Дичь.</text:p>
          </table:table-cell>
        </table:table-row>
        <table:table-row table:style-name="ro1">
          <table:table-cell office:value-type="float" office:value="1527636" calcext:value-type="float">
            <text:p>1527636</text:p>
          </table:table-cell>
          <table:table-cell office:value-type="float" office:value="1527872" calcext:value-type="float">
            <text:p>1527872</text:p>
          </table:table-cell>
          <table:table-cell office:value-type="string" calcext:value-type="string">
            <text:p>non_sexist</text:p>
          </table:table-cell>
          <table:table-cell office:value-type="string" calcext:value-type="string">
            <text:p>МЕДУЗА, ЕСЛИ ВЫ НЕ ПЕРЕСТАНЕТЕ ДЕЛАТЬ ОШИБКИ, ОТПИСЫВАТЬСЯ БУДЕМ ОТ ВАС. (Пардон, как тугаре, окончания ставите)</text:p>
          </table:table-cell>
        </table:table-row>
        <table:table-row table:style-name="ro1">
          <table:table-cell office:value-type="float" office:value="1527636" calcext:value-type="float">
            <text:p>1527636</text:p>
          </table:table-cell>
          <table:table-cell office:value-type="float" office:value="1527876" calcext:value-type="float">
            <text:p>1527876</text:p>
          </table:table-cell>
          <table:table-cell office:value-type="string" calcext:value-type="string">
            <text:p>non_sexist</text:p>
          </table:table-cell>
          <table:table-cell office:value-type="string" calcext:value-type="string">
            <text:p>СТЫДОБИЩА!!!</text:p>
          </table:table-cell>
        </table:table-row>
        <table:table-row table:style-name="ro1">
          <table:table-cell office:value-type="float" office:value="1527636" calcext:value-type="float">
            <text:p>1527636</text:p>
          </table:table-cell>
          <table:table-cell office:value-type="float" office:value="1527905" calcext:value-type="float">
            <text:p>1527905</text:p>
          </table:table-cell>
          <table:table-cell office:value-type="string" calcext:value-type="string">
            <text:p>non_sexist</text:p>
          </table:table-cell>
          <table:table-cell office:value-type="string" calcext:value-type="string">
            <text:p>Спасибо, не надо.</text:p>
          </table:table-cell>
        </table:table-row>
        <table:table-row table:style-name="ro1">
          <table:table-cell office:value-type="float" office:value="1527636" calcext:value-type="float">
            <text:p>1527636</text:p>
          </table:table-cell>
          <table:table-cell office:value-type="float" office:value="1527909" calcext:value-type="float">
            <text:p>1527909</text:p>
          </table:table-cell>
          <table:table-cell office:value-type="string" calcext:value-type="string">
            <text:p>non_sexist</text:p>
          </table:table-cell>
          <table:table-cell office:value-type="string" calcext:value-type="string">
            <text:p>[id154355361|Alexander], а что тут такого?</text:p>
          </table:table-cell>
        </table:table-row>
        <table:table-row table:style-name="ro1">
          <table:table-cell office:value-type="float" office:value="1527636" calcext:value-type="float">
            <text:p>1527636</text:p>
          </table:table-cell>
          <table:table-cell office:value-type="float" office:value="1527910" calcext:value-type="float">
            <text:p>1527910</text:p>
          </table:table-cell>
          <table:table-cell office:value-type="string" calcext:value-type="string">
            <text:p>non_sexist</text:p>
          </table:table-cell>
          <table:table-cell office:value-type="string" calcext:value-type="string">
            <text:p>Вы хоть комменты кройте если кидаете что то про феминизм или лгбт,а то надоело срачи читать и антифем высеры</text:p>
          </table:table-cell>
        </table:table-row>
        <table:table-row table:style-name="ro1">
          <table:table-cell office:value-type="float" office:value="1527636" calcext:value-type="float">
            <text:p>1527636</text:p>
          </table:table-cell>
          <table:table-cell office:value-type="float" office:value="1528060" calcext:value-type="float">
            <text:p>1528060</text:p>
          </table:table-cell>
          <table:table-cell office:value-type="string" calcext:value-type="string">
            <text:p>non_sexist</text:p>
          </table:table-cell>
          <table:table-cell office:value-type="string" calcext:value-type="string">
            <text:p>[id222225068|Дима], эм, да тут и срачей-то нет. пару комментов по теме и то от тех, кто статью не читал.</text:p>
          </table:table-cell>
        </table:table-row>
        <table:table-row table:style-name="ro1">
          <table:table-cell office:value-type="float" office:value="1527636" calcext:value-type="float">
            <text:p>1527636</text:p>
          </table:table-cell>
          <table:table-cell office:value-type="float" office:value="1528117" calcext:value-type="float">
            <text:p>1528117</text:p>
          </table:table-cell>
          <table:table-cell office:value-type="string" calcext:value-type="string">
            <text:p>non_sexist</text:p>
          </table:table-cell>
          <table:table-cell office:value-type="string" calcext:value-type="string">
            <text:p>[id222225068|Дима], ну так не читай</text:p>
          </table:table-cell>
        </table:table-row>
        <table:table-row table:style-name="ro1">
          <table:table-cell office:value-type="float" office:value="1527636" calcext:value-type="float">
            <text:p>1527636</text:p>
          </table:table-cell>
          <table:table-cell office:value-type="float" office:value="1528196" calcext:value-type="float">
            <text:p>1528196</text:p>
          </table:table-cell>
          <table:table-cell office:value-type="string" calcext:value-type="string">
            <text:p>non_sexist</text:p>
          </table:table-cell>
          <table:table-cell office:value-type="string" calcext:value-type="string">
            <text:p>[club922724|KATALEPSY], луна как спутник земли</text:p>
          </table:table-cell>
        </table:table-row>
        <table:table-row table:style-name="ro1">
          <table:table-cell office:value-type="float" office:value="1527636" calcext:value-type="float">
            <text:p>1527636</text:p>
          </table:table-cell>
          <table:table-cell office:value-type="float" office:value="1528208" calcext:value-type="float">
            <text:p>1528208</text:p>
          </table:table-cell>
          <table:table-cell office:value-type="string" calcext:value-type="string">
            <text:p>non_sexist</text:p>
          </table:table-cell>
          <table:table-cell office:value-type="string" calcext:value-type="string">
            <text:p>Как и многие здесь,понадеялся,что взяли интервью у Люсине.Не судьба похоже</text:p>
          </table:table-cell>
        </table:table-row>
        <table:table-row table:style-name="ro1">
          <table:table-cell office:value-type="float" office:value="1527636" calcext:value-type="float">
            <text:p>1527636</text:p>
          </table:table-cell>
          <table:table-cell office:value-type="float" office:value="1528313" calcext:value-type="float">
            <text:p>1528313</text:p>
          </table:table-cell>
          <table:table-cell office:value-type="string" calcext:value-type="string">
            <text:p>non_sexist</text:p>
          </table:table-cell>
          <table:table-cell office:value-type="string" calcext:value-type="string">
            <text:p>[id122877550|Jack], там нет ничего от попсы 90-х. Честно заставила себя послушать первый альбом - ни одна песня не цепляет и не запоминается. Монотонное хипстерское уныние.</text:p>
          </table:table-cell>
        </table:table-row>
        <table:table-row table:style-name="ro1">
          <table:table-cell office:value-type="float" office:value="1527636" calcext:value-type="float">
            <text:p>1527636</text:p>
          </table:table-cell>
          <table:table-cell office:value-type="float" office:value="1528653" calcext:value-type="float">
            <text:p>1528653</text:p>
          </table:table-cell>
          <table:table-cell office:value-type="string" calcext:value-type="string">
            <text:p>non_sexist</text:p>
          </table:table-cell>
          <table:table-cell office:value-type="string" calcext:value-type="string">
            <text:p>[club922724|KATALEPSY], про оригинальность на вашем месте я бы молчал)</text:p>
          </table:table-cell>
        </table:table-row>
        <table:table-row table:style-name="ro5">
          <table:table-cell office:value-type="float" office:value="1527636" calcext:value-type="float">
            <text:p>1527636</text:p>
          </table:table-cell>
          <table:table-cell office:value-type="float" office:value="1529037" calcext:value-type="float">
            <text:p>1529037</text:p>
          </table:table-cell>
          <table:table-cell office:value-type="string" calcext:value-type="string">
            <text:p>non_sexist</text:p>
          </table:table-cell>
          <table:table-cell office:value-type="string" calcext:value-type="string">
            <text:p>&gt; Вот знаете: настоящие мужчины, которые мне нравятся, в один голос скажут: «Я ненавижу тратить деньги на себя, обожаю делать подарки». Жадный мужчина — он ненастоящий</text:p>
            <text:p>&gt; А женщины мне нравятся с долей дурочки, маси.</text:p>
            <text:p>&gt; Это мужчина должен идти на какую-то аскезу, а женщина может сказать: нет, я никому ничего не буду объяснять, у меня все меняется по сто раз</text:p>
            <text:p>что за пиздец?</text:p>
          </table:table-cell>
        </table:table-row>
        <table:table-row table:style-name="ro1">
          <table:table-cell office:value-type="float" office:value="920802" calcext:value-type="float">
            <text:p>920802</text:p>
          </table:table-cell>
          <table:table-cell office:value-type="float" office:value="920807" calcext:value-type="float">
            <text:p>920807</text:p>
          </table:table-cell>
          <table:table-cell office:value-type="string" calcext:value-type="string">
            <text:p>non_sexist</text:p>
          </table:table-cell>
          <table:table-cell office:value-type="string" calcext:value-type="string">
            <text:p>Ну так это точно такое же психологическое насилие, которому не место в нормальной семье. Какая разница, кто кого ущемляет</text:p>
          </table:table-cell>
        </table:table-row>
        <table:table-row table:style-name="ro1">
          <table:table-cell office:value-type="float" office:value="920802" calcext:value-type="float">
            <text:p>920802</text:p>
          </table:table-cell>
          <table:table-cell office:value-type="float" office:value="920810" calcext:value-type="float">
            <text:p>920810</text:p>
          </table:table-cell>
          <table:table-cell office:value-type="string" calcext:value-type="string">
            <text:p>non_sexist</text:p>
          </table:table-cell>
          <table:table-cell office:value-type="string" calcext:value-type="string">
            <text:p>Каждый случай уникален, и если ты хороший психолог, не пытайся описать общие тенденции, или назовись социологом.</text:p>
          </table:table-cell>
        </table:table-row>
        <table:table-row table:style-name="ro1">
          <table:table-cell office:value-type="float" office:value="920802" calcext:value-type="float">
            <text:p>920802</text:p>
          </table:table-cell>
          <table:table-cell office:value-type="float" office:value="920812" calcext:value-type="float">
            <text:p>920812</text:p>
          </table:table-cell>
          <table:table-cell office:value-type="string" calcext:value-type="string">
            <text:p>non_sexist</text:p>
          </table:table-cell>
          <table:table-cell office:value-type="string" calcext:value-type="string">
            <text:p>девочки, давайте прекратим унижать бедных мужчин!</text:p>
          </table:table-cell>
        </table:table-row>
        <table:table-row table:style-name="ro2">
          <table:table-cell office:value-type="float" office:value="920802" calcext:value-type="float">
            <text:p>920802</text:p>
          </table:table-cell>
          <table:table-cell office:value-type="float" office:value="920817" calcext:value-type="float">
            <text:p>920817</text:p>
          </table:table-cell>
          <table:table-cell office:value-type="string" calcext:value-type="string">
            <text:p>sexist</text:p>
          </table:table-cell>
          <table:table-cell office:value-type="string" calcext:value-type="string">
            <text:p>Бедняги! </text:p>
            <text:p>В шахтах сидят, — голодные, босые, с детьми подмышкой, а мы их ущемляем. Ой, не дело это.. 😏</text:p>
          </table:table-cell>
        </table:table-row>
        <table:table-row table:style-name="ro1">
          <table:table-cell office:value-type="float" office:value="920802" calcext:value-type="float">
            <text:p>920802</text:p>
          </table:table-cell>
          <table:table-cell office:value-type="float" office:value="920818" calcext:value-type="float">
            <text:p>920818</text:p>
          </table:table-cell>
          <table:table-cell office:value-type="string" calcext:value-type="string">
            <text:p>non_sexist</text:p>
          </table:table-cell>
          <table:table-cell office:value-type="string" calcext:value-type="string">
            <text:p>Теперь семейные быдлоалконавты совсем распоясаются....</text:p>
          </table:table-cell>
        </table:table-row>
        <table:table-row table:style-name="ro6">
          <table:table-cell office:value-type="float" office:value="920802" calcext:value-type="float">
            <text:p>920802</text:p>
          </table:table-cell>
          <table:table-cell office:value-type="float" office:value="920822" calcext:value-type="float">
            <text:p>920822</text:p>
          </table:table-cell>
          <table:table-cell office:value-type="string" calcext:value-type="string">
            <text:p>non_sexist</text:p>
          </table:table-cell>
          <table:table-cell office:value-type="string" calcext:value-type="string">
            <text:p>Отличная аргументация против запретов. Можно например живодерство тоже декриминализировать и аргументировать это тем что "дети склонны выплескивать свой гнев на животных" или "они таким образом пытаются с животным разделить свою боль". </text:p>
            <text:p/>
            <text:p>А можно пойти дальше и декриминализировать убийства. Мол жизнь у человека тяжелая, да и вообще штука это естественная.</text:p>
            <text:p/>
            <text:p>Запреты нужны для установления рамок в поведении, где оно выходит из зоны личных свобод.</text:p>
          </table:table-cell>
        </table:table-row>
        <table:table-row table:style-name="ro1">
          <table:table-cell office:value-type="float" office:value="920802" calcext:value-type="float">
            <text:p>920802</text:p>
          </table:table-cell>
          <table:table-cell office:value-type="float" office:value="920827" calcext:value-type="float">
            <text:p>920827</text:p>
          </table:table-cell>
          <table:table-cell office:value-type="string" calcext:value-type="string">
            <text:p>non_sexist</text:p>
          </table:table-cell>
          <table:table-cell office:value-type="string" calcext:value-type="string">
            <text:p>ну так давайте ваще к чертям законы все переотменяем, полиция не спасает, да и вообще неправославное это всё, будем жить, как орки, пить боярышник, лупить детей нагайками, мочиться в прихожей, а все остальные пускай завидуют нашему особому пути самосовершенствования; я понимаю, что бюджетожорам из силовых ведомств легче звёздочки крутить на покемоноловцах и репостах детсадовских воспитательниц, спасать какую-то "бабу, которая сама всегда виновата" лень и неохота, они женщин только сажать и унижать горазды</text:p>
          </table:table-cell>
        </table:table-row>
        <table:table-row table:style-name="ro1">
          <table:table-cell office:value-type="float" office:value="920802" calcext:value-type="float">
            <text:p>920802</text:p>
          </table:table-cell>
          <table:table-cell office:value-type="float" office:value="920828" calcext:value-type="float">
            <text:p>920828</text:p>
          </table:table-cell>
          <table:table-cell office:value-type="string" calcext:value-type="string">
            <text:p>non_sexist</text:p>
          </table:table-cell>
          <table:table-cell office:value-type="string" calcext:value-type="string">
            <text:p>Блядь, человеки, что с вами не так-то, каким местом вы вообще буквы читаете?</text:p>
          </table:table-cell>
        </table:table-row>
        <table:table-row table:style-name="ro1">
          <table:table-cell office:value-type="float" office:value="920802" calcext:value-type="float">
            <text:p>920802</text:p>
          </table:table-cell>
          <table:table-cell office:value-type="float" office:value="920833" calcext:value-type="float">
            <text:p>920833</text:p>
          </table:table-cell>
          <table:table-cell office:value-type="string" calcext:value-type="string">
            <text:p>non_sexist</text:p>
          </table:table-cell>
          <table:table-cell office:value-type="string" calcext:value-type="string">
            <text:p>Такие решения нужно смотреть не с одной стороны! Надо больше мнений о ситуации</text:p>
          </table:table-cell>
        </table:table-row>
        <table:table-row table:style-name="ro3">
          <table:table-cell office:value-type="float" office:value="920802" calcext:value-type="float">
            <text:p>920802</text:p>
          </table:table-cell>
          <table:table-cell office:value-type="float" office:value="920838" calcext:value-type="float">
            <text:p>920838</text:p>
          </table:table-cell>
          <table:table-cell office:value-type="string" calcext:value-type="string">
            <text:p>non_sexist</text:p>
          </table:table-cell>
          <table:table-cell office:value-type="string" calcext:value-type="string">
            <text:p>-речь идет о побоях,но ты плавно превращаешь,плаааавно превращаешь,превращаешь плаааавно побои в элегантную "моральную драку" и вот,ты уже психоЛОХ,а полиция вовсе не должна приезжать когда муж п.здит жену ногами.Ведь только навредит семейному благополучию.</text:p>
            <text:p/>
            <text:p>Попытки отбелить закон о декриминализации домашнего насилия-это что мать его вообще такое?!Все же ооочень просто-бьет,значит нарушает закон!!!Если завтра на улице вам кто то разобьет нос,выбьет зубы и вы получите сотрясение-вы подадите на него в суд.Но если это будет ваш муж то это уже админка.При чем здесь вообще соры к избиению,психолог разницу то видит?</text:p>
          </table:table-cell>
        </table:table-row>
        <table:table-row table:style-name="ro1">
          <table:table-cell office:value-type="float" office:value="920802" calcext:value-type="float">
            <text:p>920802</text:p>
          </table:table-cell>
          <table:table-cell office:value-type="float" office:value="920851" calcext:value-type="float">
            <text:p>920851</text:p>
          </table:table-cell>
          <table:table-cell office:value-type="string" calcext:value-type="string">
            <text:p>non_sexist</text:p>
          </table:table-cell>
          <table:table-cell office:value-type="string" calcext:value-type="string">
            <text:p>Наконец-то вменяемое исследование ситуации</text:p>
          </table:table-cell>
        </table:table-row>
        <table:table-row table:style-name="ro1">
          <table:table-cell office:value-type="float" office:value="920802" calcext:value-type="float">
            <text:p>920802</text:p>
          </table:table-cell>
          <table:table-cell office:value-type="float" office:value="920852" calcext:value-type="float">
            <text:p>920852</text:p>
          </table:table-cell>
          <table:table-cell office:value-type="string" calcext:value-type="string">
            <text:p>sexist</text:p>
          </table:table-cell>
          <table:table-cell office:value-type="string" calcext:value-type="string">
            <text:p>Вот это более на правду похоже. Бабы существа хотрожопые. Даже просто крикнешь - сразу в мусарню бежит кляузу строчить, родственников подключает,.... А когда дело принимает серьёзный оборот, то включается размышление о том, на какие деньги себя содержать потом. Ништяков то больше не будет. И бегают по кругу разводясь и снова выходя замуж. У баб ведь отсутствует чувство самокритичности.</text:p>
          </table:table-cell>
        </table:table-row>
        <table:table-row table:style-name="ro2">
          <table:table-cell office:value-type="float" office:value="920802" calcext:value-type="float">
            <text:p>920802</text:p>
          </table:table-cell>
          <table:table-cell office:value-type="float" office:value="920856" calcext:value-type="float">
            <text:p>920856</text:p>
          </table:table-cell>
          <table:table-cell office:value-type="string" calcext:value-type="string">
            <text:p>non_sexist</text:p>
          </table:table-cell>
          <table:table-cell office:value-type="string" calcext:value-type="string">
            <text:p>"...то он похож на двухлетнего ребёнка, который бьет маму..." - ЧТО??????</text:p>
            <text:p>Вы давно видели двухлетних детей, бьющих маму?</text:p>
          </table:table-cell>
        </table:table-row>
        <table:table-row table:style-name="ro1">
          <table:table-cell office:value-type="float" office:value="920802" calcext:value-type="float">
            <text:p>920802</text:p>
          </table:table-cell>
          <table:table-cell office:value-type="float" office:value="920872" calcext:value-type="float">
            <text:p>920872</text:p>
          </table:table-cell>
          <table:table-cell office:value-type="string" calcext:value-type="string">
            <text:p>non_sexist</text:p>
          </table:table-cell>
          <table:table-cell office:value-type="string" calcext:value-type="string">
            <text:p>Боже, какая безграмотная статья! Что это за психолог? Уровень - как у престарелой училки начальных классов из совдеповской школы! При всём уважении к учителям начальных классов!</text:p>
          </table:table-cell>
        </table:table-row>
        <table:table-row table:style-name="ro5">
          <table:table-cell office:value-type="float" office:value="920802" calcext:value-type="float">
            <text:p>920802</text:p>
          </table:table-cell>
          <table:table-cell office:value-type="float" office:value="920878" calcext:value-type="float">
            <text:p>920878</text:p>
          </table:table-cell>
          <table:table-cell office:value-type="string" calcext:value-type="string">
            <text:p>non_sexist</text:p>
          </table:table-cell>
          <table:table-cell office:value-type="string" calcext:value-type="string">
            <text:p>[id39464598|Петр], Бабы существа хотрожопые. Даже просто крикнешь - сразу в мусарню бежит кляузу строчить.*</text:p>
            <text:p/>
            <text:p>У меня есть данные, что русские женщины не жалуются, даже когда мужчины из избивают, насилуют и издеваются над их детьми, отбирают их деньги и просаживают на ерунду.</text:p>
            <text:p>Подтвердите свои слова как нибудь.</text:p>
          </table:table-cell>
        </table:table-row>
        <table:table-row table:style-name="ro3">
          <table:table-cell office:value-type="float" office:value="920802" calcext:value-type="float">
            <text:p>920802</text:p>
          </table:table-cell>
          <table:table-cell office:value-type="float" office:value="920882" calcext:value-type="float">
            <text:p>920882</text:p>
          </table:table-cell>
          <table:table-cell office:value-type="string" calcext:value-type="string">
            <text:p>non_sexist</text:p>
          </table:table-cell>
          <table:table-cell office:value-type="string" calcext:value-type="string">
            <text:p>[id39464598|Петр], У баб ведь отсутствует чувство самокритичности.*</text:p>
            <text:p/>
            <text:p>Вздор. Самокритичность есть и часто сильнее и жестче, чем у людей мужского пола.</text:p>
          </table:table-cell>
        </table:table-row>
        <table:table-row table:style-name="ro1">
          <table:table-cell office:value-type="float" office:value="920802" calcext:value-type="float">
            <text:p>920802</text:p>
          </table:table-cell>
          <table:table-cell office:value-type="float" office:value="920885" calcext:value-type="float">
            <text:p>920885</text:p>
          </table:table-cell>
          <table:table-cell office:value-type="string" calcext:value-type="string">
            <text:p>non_sexist</text:p>
          </table:table-cell>
          <table:table-cell office:value-type="string" calcext:value-type="string">
            <text:p>[id293932664|Роза], кому подтвердить? Вам?! А вы кто?</text:p>
          </table:table-cell>
        </table:table-row>
        <table:table-row table:style-name="ro3">
          <table:table-cell office:value-type="float" office:value="920802" calcext:value-type="float">
            <text:p>920802</text:p>
          </table:table-cell>
          <table:table-cell office:value-type="float" office:value="920886" calcext:value-type="float">
            <text:p>920886</text:p>
          </table:table-cell>
          <table:table-cell office:value-type="string" calcext:value-type="string">
            <text:p>non_sexist</text:p>
          </table:table-cell>
          <table:table-cell office:value-type="string" calcext:value-type="string">
            <text:p>[id39464598|Петр], я женщина, читающая этот тред, подписчица этого паблика.</text:p>
            <text:p/>
            <text:p>Вы что, не можете подтвердить свои слова, доказать их правдивость?</text:p>
          </table:table-cell>
        </table:table-row>
        <table:table-row table:style-name="ro1">
          <table:table-cell office:value-type="float" office:value="920802" calcext:value-type="float">
            <text:p>920802</text:p>
          </table:table-cell>
          <table:table-cell office:value-type="float" office:value="920889" calcext:value-type="float">
            <text:p>920889</text:p>
          </table:table-cell>
          <table:table-cell office:value-type="string" calcext:value-type="string">
            <text:p>non_sexist</text:p>
          </table:table-cell>
          <table:table-cell office:value-type="string" calcext:value-type="string">
            <text:p>КОМУ Я ДОЛЖЕН ПОДТВЕРДИТЬ ЧТО ТО, ЖЕНЩИНА?!</text:p>
          </table:table-cell>
        </table:table-row>
        <table:table-row table:style-name="ro1">
          <table:table-cell office:value-type="float" office:value="920802" calcext:value-type="float">
            <text:p>920802</text:p>
          </table:table-cell>
          <table:table-cell office:value-type="float" office:value="920892" calcext:value-type="float">
            <text:p>920892</text:p>
          </table:table-cell>
          <table:table-cell office:value-type="string" calcext:value-type="string">
            <text:p>non_sexist</text:p>
          </table:table-cell>
          <table:table-cell office:value-type="string" calcext:value-type="string">
            <text:p>[id39464598|Петр], вы публично делаете очень серьёзное заявление, вы обязаны его подтвердить. Если вы приличный вменяемый человек, конечно.</text:p>
          </table:table-cell>
        </table:table-row>
        <table:table-row table:style-name="ro1">
          <table:table-cell office:value-type="float" office:value="920802" calcext:value-type="float">
            <text:p>920802</text:p>
          </table:table-cell>
          <table:table-cell office:value-type="float" office:value="920894" calcext:value-type="float">
            <text:p>920894</text:p>
          </table:table-cell>
          <table:table-cell office:value-type="string" calcext:value-type="string">
            <text:p>non_sexist</text:p>
          </table:table-cell>
          <table:table-cell office:value-type="string" calcext:value-type="string">
            <text:p>😄👍</text:p>
          </table:table-cell>
        </table:table-row>
        <table:table-row table:style-name="ro1">
          <table:table-cell office:value-type="float" office:value="920802" calcext:value-type="float">
            <text:p>920802</text:p>
          </table:table-cell>
          <table:table-cell office:value-type="float" office:value="920897" calcext:value-type="float">
            <text:p>920897</text:p>
          </table:table-cell>
          <table:table-cell office:value-type="string" calcext:value-type="string">
            <text:p>non_sexist</text:p>
          </table:table-cell>
          <table:table-cell office:value-type="string" calcext:value-type="string">
            <text:p>[id39464598|Петр], Это подтверждение по вашему?</text:p>
          </table:table-cell>
        </table:table-row>
        <table:table-row table:style-name="ro1">
          <table:table-cell office:value-type="float" office:value="920802" calcext:value-type="float">
            <text:p>920802</text:p>
          </table:table-cell>
          <table:table-cell office:value-type="float" office:value="920899" calcext:value-type="float">
            <text:p>920899</text:p>
          </table:table-cell>
          <table:table-cell office:value-type="string" calcext:value-type="string">
            <text:p>non_sexist</text:p>
          </table:table-cell>
          <table:table-cell office:value-type="string" calcext:value-type="string">
            <text:p>[id39464598|Петр], думаю, вы просто пустобрех и глупый тролль.</text:p>
          </table:table-cell>
        </table:table-row>
        <table:table-row table:style-name="ro1">
          <table:table-cell office:value-type="float" office:value="920802" calcext:value-type="float">
            <text:p>920802</text:p>
          </table:table-cell>
          <table:table-cell office:value-type="float" office:value="920903" calcext:value-type="float">
            <text:p>920903</text:p>
          </table:table-cell>
          <table:table-cell office:value-type="string" calcext:value-type="string">
            <text:p>non_sexist</text:p>
          </table:table-cell>
          <table:table-cell office:value-type="string" calcext:value-type="string">
            <text:p>[id218587525|Олег], наверное потому что ты моральный урод или вроде того.</text:p>
          </table:table-cell>
        </table:table-row>
        <table:table-row table:style-name="ro1">
          <table:table-cell office:value-type="float" office:value="920802" calcext:value-type="float">
            <text:p>920802</text:p>
          </table:table-cell>
          <table:table-cell office:value-type="float" office:value="920906" calcext:value-type="float">
            <text:p>920906</text:p>
          </table:table-cell>
          <table:table-cell office:value-type="string" calcext:value-type="string">
            <text:p>non_sexist</text:p>
          </table:table-cell>
          <table:table-cell office:value-type="string" calcext:value-type="string">
            <text:p>Я думать запретить не могу. Это ваше право. Тролль обычно с фейков пишет а если я пишу от своего имени, то я как минимум, через подобное прошел.</text:p>
          </table:table-cell>
        </table:table-row>
        <table:table-row table:style-name="ro1">
          <table:table-cell office:value-type="float" office:value="920802" calcext:value-type="float">
            <text:p>920802</text:p>
          </table:table-cell>
          <table:table-cell office:value-type="float" office:value="920910" calcext:value-type="float">
            <text:p>920910</text:p>
          </table:table-cell>
          <table:table-cell office:value-type="string" calcext:value-type="string">
            <text:p>non_sexist</text:p>
          </table:table-cell>
          <table:table-cell office:value-type="string" calcext:value-type="string">
            <text:p>[id39464598|Петр], тролль - тот кто троллит. Если вы не тролль, вы пустобрех беспруфный, кидающий мизогинные штампы направо и налево.</text:p>
          </table:table-cell>
        </table:table-row>
        <table:table-row table:style-name="ro1">
          <table:table-cell office:value-type="float" office:value="920802" calcext:value-type="float">
            <text:p>920802</text:p>
          </table:table-cell>
          <table:table-cell office:value-type="float" office:value="920913" calcext:value-type="float">
            <text:p>920913</text:p>
          </table:table-cell>
          <table:table-cell office:value-type="string" calcext:value-type="string">
            <text:p>sexist</text:p>
          </table:table-cell>
          <table:table-cell office:value-type="string" calcext:value-type="string">
            <text:p>Я понял ваше фемино-фашистское направление. Но меня это не трогает</text:p>
          </table:table-cell>
        </table:table-row>
        <table:table-row table:style-name="ro1">
          <table:table-cell office:value-type="float" office:value="920802" calcext:value-type="float">
            <text:p>920802</text:p>
          </table:table-cell>
          <table:table-cell office:value-type="float" office:value="920919" calcext:value-type="float">
            <text:p>920919</text:p>
          </table:table-cell>
          <table:table-cell office:value-type="string" calcext:value-type="string">
            <text:p>sexist_in_co</text:p>
          </table:table-cell>
          <table:table-cell office:value-type="string" calcext:value-type="string">
            <text:p>[id293932664|Роза], ну он ведь прав) может и в гротескной форме выразил, но такое есть. Поэтому есть правило не спорить с женщинами)</text:p>
          </table:table-cell>
        </table:table-row>
        <table:table-row table:style-name="ro3">
          <table:table-cell office:value-type="float" office:value="920802" calcext:value-type="float">
            <text:p>920802</text:p>
          </table:table-cell>
          <table:table-cell office:value-type="float" office:value="920927" calcext:value-type="float">
            <text:p>920927</text:p>
          </table:table-cell>
          <table:table-cell office:value-type="string" calcext:value-type="string">
            <text:p>non_sexist</text:p>
          </table:table-cell>
          <table:table-cell office:value-type="string" calcext:value-type="string">
            <text:p>[id293932664|Роза], но ведь утверждение, как минимум, ничем не хуже, чем " русские женщины не жалуются, даже когда мужчины из избивают, насилуют и издеваются над их детьми, отбирают их деньги и просаживают на ерунду."</text:p>
            <text:p/>
            <text:p>Не говоря уж, что одно вообще никак не исключает другого.</text:p>
          </table:table-cell>
        </table:table-row>
        <table:table-row table:style-name="ro1">
          <table:table-cell office:value-type="float" office:value="920802" calcext:value-type="float">
            <text:p>920802</text:p>
          </table:table-cell>
          <table:table-cell office:value-type="float" office:value="920929" calcext:value-type="float">
            <text:p>920929</text:p>
          </table:table-cell>
          <table:table-cell office:value-type="string" calcext:value-type="string">
            <text:p>non_sexist</text:p>
          </table:table-cell>
          <table:table-cell office:value-type="string" calcext:value-type="string">
            <text:p>[id135582789|Виктор], как вы отнесетесь, если здесь женщины будут писать, что мужики пьянь, дебоширы, инфантилы и хулиганы растратчики, которые не держат себя в руках? И потому есть правило обращаться с мужчинами как с маленькими капризными детьми?</text:p>
          </table:table-cell>
        </table:table-row>
        <table:table-row table:style-name="ro1">
          <table:table-cell office:value-type="float" office:value="920802" calcext:value-type="float">
            <text:p>920802</text:p>
          </table:table-cell>
          <table:table-cell office:value-type="float" office:value="920931" calcext:value-type="float">
            <text:p>920931</text:p>
          </table:table-cell>
          <table:table-cell office:value-type="string" calcext:value-type="string">
            <text:p>non_sexist</text:p>
          </table:table-cell>
          <table:table-cell office:value-type="string" calcext:value-type="string">
            <text:p>[id408151062|Ян], мон утверждение было дано в ответ на его, потрудитесь уточнить.</text:p>
          </table:table-cell>
        </table:table-row>
        <table:table-row table:style-name="ro1">
          <table:table-cell office:value-type="float" office:value="920802" calcext:value-type="float">
            <text:p>920802</text:p>
          </table:table-cell>
          <table:table-cell office:value-type="float" office:value="920933" calcext:value-type="float">
            <text:p>920933</text:p>
          </table:table-cell>
          <table:table-cell office:value-type="string" calcext:value-type="string">
            <text:p>non_sexist</text:p>
          </table:table-cell>
          <table:table-cell office:value-type="string" calcext:value-type="string">
            <text:p>[id39464598|Петр], что за фемино фашистское направление, обьясните.</text:p>
          </table:table-cell>
        </table:table-row>
        <table:table-row table:style-name="ro1">
          <table:table-cell office:value-type="float" office:value="920802" calcext:value-type="float">
            <text:p>920802</text:p>
          </table:table-cell>
          <table:table-cell office:value-type="float" office:value="920934" calcext:value-type="float">
            <text:p>920934</text:p>
          </table:table-cell>
          <table:table-cell office:value-type="string" calcext:value-type="string">
            <text:p>sexist_in_co</text:p>
          </table:table-cell>
          <table:table-cell office:value-type="string" calcext:value-type="string">
            <text:p>[id293932664|Роза], а разница, что ваше на его, что его на ваше, если они одно другого стоят? Так понятнее?</text:p>
          </table:table-cell>
        </table:table-row>
        <table:table-row table:style-name="ro1">
          <table:table-cell office:value-type="float" office:value="920802" calcext:value-type="float">
            <text:p>920802</text:p>
          </table:table-cell>
          <table:table-cell office:value-type="float" office:value="920935" calcext:value-type="float">
            <text:p>920935</text:p>
          </table:table-cell>
          <table:table-cell office:value-type="string" calcext:value-type="string">
            <text:p>sexist_in_co</text:p>
          </table:table-cell>
          <table:table-cell office:value-type="string" calcext:value-type="string">
            <text:p>развод — не не слышали</text:p>
          </table:table-cell>
        </table:table-row>
        <table:table-row table:style-name="ro1">
          <table:table-cell office:value-type="float" office:value="920802" calcext:value-type="float">
            <text:p>920802</text:p>
          </table:table-cell>
          <table:table-cell office:value-type="float" office:value="920940" calcext:value-type="float">
            <text:p>920940</text:p>
          </table:table-cell>
          <table:table-cell office:value-type="string" calcext:value-type="string">
            <text:p>non_sexist</text:p>
          </table:table-cell>
          <table:table-cell office:value-type="string" calcext:value-type="string">
            <text:p>Женщина, не пишите мне.</text:p>
          </table:table-cell>
        </table:table-row>
        <table:table-row table:style-name="ro1">
          <table:table-cell office:value-type="float" office:value="920802" calcext:value-type="float">
            <text:p>920802</text:p>
          </table:table-cell>
          <table:table-cell office:value-type="float" office:value="920941" calcext:value-type="float">
            <text:p>920941</text:p>
          </table:table-cell>
          <table:table-cell office:value-type="string" calcext:value-type="string">
            <text:p>non_sexist</text:p>
          </table:table-cell>
          <table:table-cell office:value-type="string" calcext:value-type="string">
            <text:p>[id39464598|Петр], почему вместо того, чтобы привести подтверждение своих слов, вы резко увиливаете, меняете тему и переводите "стрелки" на меня?</text:p>
          </table:table-cell>
        </table:table-row>
        <table:table-row table:style-name="ro1">
          <table:table-cell office:value-type="float" office:value="920802" calcext:value-type="float">
            <text:p>920802</text:p>
          </table:table-cell>
          <table:table-cell office:value-type="float" office:value="920944" calcext:value-type="float">
            <text:p>920944</text:p>
          </table:table-cell>
          <table:table-cell office:value-type="string" calcext:value-type="string">
            <text:p>non_sexist</text:p>
          </table:table-cell>
          <table:table-cell office:value-type="string" calcext:value-type="string">
            <text:p>[id408151062|Ян], разница в том, что моё было специально <text:s/>написано в утрированной форме, чтобы он посмотрел, как это выглядит со стороны.</text:p>
          </table:table-cell>
        </table:table-row>
        <table:table-row table:style-name="ro1">
          <table:table-cell office:value-type="float" office:value="920802" calcext:value-type="float">
            <text:p>920802</text:p>
          </table:table-cell>
          <table:table-cell office:value-type="float" office:value="920948" calcext:value-type="float">
            <text:p>920948</text:p>
          </table:table-cell>
          <table:table-cell office:value-type="string" calcext:value-type="string">
            <text:p>non_sexist</text:p>
          </table:table-cell>
          <table:table-cell office:value-type="string" calcext:value-type="string">
            <text:p>[id39464598|Петр], глядя на вашу манеру общения, понятно откуда в вашем вольном буйном воображение берутся бабы, которые сразу бегут в ментовку из за крика. Наверняка дальше вы будете писать, что бабы это рептилоиды, завезённые на землю для уничтожения мужчин.</text:p>
          </table:table-cell>
        </table:table-row>
        <table:table-row table:style-name="ro7">
          <table:table-cell office:value-type="float" office:value="920802" calcext:value-type="float">
            <text:p>920802</text:p>
          </table:table-cell>
          <table:table-cell office:value-type="float" office:value="920957" calcext:value-type="float">
            <text:p>920957</text:p>
          </table:table-cell>
          <table:table-cell office:value-type="string" calcext:value-type="string">
            <text:p>non_sexist</text:p>
          </table:table-cell>
          <table:table-cell office:value-type="string" calcext:value-type="string">
            <text:p>[id293932664|Roza], </text:p>
            <text:p>-Хитрожопые бабы сажают мужчин ни за что </text:p>
            <text:p>-У вас есть доказательства?</text:p>
            <text:p>-Да кто ты такая, чтобы я тебе доказывал!</text:p>
            <text:p>-Ну вы же сделали заявление-приведите доказательства</text:p>
            <text:p>-Я НИЧЕГО ТЕБЕ НЕ ДОЛЖЕН ДОКАЗЫВАТЬ</text:p>
            <text:p>-Вы все ещё ничего не доказали</text:p>
            <text:p>-ФЕМИНОФАШИСТКА! </text:p>
            <text:p/>
            <text:p>Театр абсурда, постановка в трёх действиях и двух лицах.</text:p>
          </table:table-cell>
        </table:table-row>
        <table:table-row table:style-name="ro1">
          <table:table-cell office:value-type="float" office:value="920802" calcext:value-type="float">
            <text:p>920802</text:p>
          </table:table-cell>
          <table:table-cell office:value-type="float" office:value="920959" calcext:value-type="float">
            <text:p>920959</text:p>
          </table:table-cell>
          <table:table-cell office:value-type="string" calcext:value-type="string">
            <text:p>non_sexist</text:p>
          </table:table-cell>
          <table:table-cell office:value-type="string" calcext:value-type="string">
            <text:p>Интересно выходит :(на самом деле нет) некоторые мужчины обсуждая тему декриминализации часто обвиняют в чем то женщин.В недостатке самокритичности,вздорном характере,хитрожопости и так далее.Даже больше,они упрекают женщин в том,что тратят на них какие то там деньги.Ребята,вы что совсем конченные д.лбоебы?Ну это же ужас как жалко выглядит!Вы что,дегенераты,чтобы жаловаться на то,что оказывается женщинам может не нравится когда их обижают.</text:p>
          </table:table-cell>
        </table:table-row>
        <table:table-row table:style-name="ro1">
          <table:table-cell office:value-type="float" office:value="920802" calcext:value-type="float">
            <text:p>920802</text:p>
          </table:table-cell>
          <table:table-cell office:value-type="float" office:value="920963" calcext:value-type="float">
            <text:p>920963</text:p>
          </table:table-cell>
          <table:table-cell office:value-type="string" calcext:value-type="string">
            <text:p>non_sexist</text:p>
          </table:table-cell>
          <table:table-cell office:value-type="string" calcext:value-type="string">
            <text:p>[id39464598|Петр], а почему вы так акцентируете внимание на слове "женщина"?Вас что в жизни обижают часто представительницы прекрасного пола?</text:p>
          </table:table-cell>
        </table:table-row>
        <table:table-row table:style-name="ro1">
          <table:table-cell office:value-type="float" office:value="920802" calcext:value-type="float">
            <text:p>920802</text:p>
          </table:table-cell>
          <table:table-cell office:value-type="float" office:value="920964" calcext:value-type="float">
            <text:p>920964</text:p>
          </table:table-cell>
          <table:table-cell office:value-type="string" calcext:value-type="string">
            <text:p>non_sexist</text:p>
          </table:table-cell>
          <table:table-cell office:value-type="string" calcext:value-type="string">
            <text:p>[id293932664|Роза], ну окей тогда. "В этих ваших инернетах не поймешь, кто и вправду больной, а кто прикидывается".</text:p>
          </table:table-cell>
        </table:table-row>
        <table:table-row table:style-name="ro1">
          <table:table-cell office:value-type="float" office:value="920802" calcext:value-type="float">
            <text:p>920802</text:p>
          </table:table-cell>
          <table:table-cell office:value-type="float" office:value="920966" calcext:value-type="float">
            <text:p>920966</text:p>
          </table:table-cell>
          <table:table-cell office:value-type="string" calcext:value-type="string">
            <text:p>non_sexist</text:p>
          </table:table-cell>
          <table:table-cell office:value-type="string" calcext:value-type="string">
            <text:p>[id18456597|Євген], а почему вы спрашиваете о том, почему возможно я акцентирую внимание?</text:p>
          </table:table-cell>
        </table:table-row>
        <table:table-row table:style-name="ro2">
          <table:table-cell office:value-type="float" office:value="920802" calcext:value-type="float">
            <text:p>920802</text:p>
          </table:table-cell>
          <table:table-cell office:value-type="float" office:value="920969" calcext:value-type="float">
            <text:p>920969</text:p>
          </table:table-cell>
          <table:table-cell office:value-type="string" calcext:value-type="string">
            <text:p>non_sexist</text:p>
          </table:table-cell>
          <table:table-cell office:value-type="string" calcext:value-type="string">
            <text:p>&gt; спгашиваете</text:p>
            <text:p>fixed</text:p>
          </table:table-cell>
        </table:table-row>
        <table:table-row table:style-name="ro1">
          <table:table-cell office:value-type="float" office:value="920802" calcext:value-type="float">
            <text:p>920802</text:p>
          </table:table-cell>
          <table:table-cell office:value-type="float" office:value="920971" calcext:value-type="float">
            <text:p>920971</text:p>
          </table:table-cell>
          <table:table-cell office:value-type="string" calcext:value-type="string">
            <text:p>sexist</text:p>
          </table:table-cell>
          <table:table-cell office:value-type="string" calcext:value-type="string">
            <text:p>[id21864239|Ольга], пАлундра, сёстриц обижают!!111</text:p>
          </table:table-cell>
        </table:table-row>
        <table:table-row table:style-name="ro1">
          <table:table-cell office:value-type="float" office:value="920802" calcext:value-type="float">
            <text:p>920802</text:p>
          </table:table-cell>
          <table:table-cell office:value-type="float" office:value="920973" calcext:value-type="float">
            <text:p>920973</text:p>
          </table:table-cell>
          <table:table-cell office:value-type="string" calcext:value-type="string">
            <text:p>non_sexist</text:p>
          </table:table-cell>
          <table:table-cell office:value-type="string" calcext:value-type="string">
            <text:p>Стрелочка не поворачивается, забыли?</text:p>
          </table:table-cell>
        </table:table-row>
        <table:table-row table:style-name="ro1">
          <table:table-cell office:value-type="float" office:value="920802" calcext:value-type="float">
            <text:p>920802</text:p>
          </table:table-cell>
          <table:table-cell office:value-type="float" office:value="920978" calcext:value-type="float">
            <text:p>920978</text:p>
          </table:table-cell>
          <table:table-cell office:value-type="string" calcext:value-type="string">
            <text:p>non_sexist</text:p>
          </table:table-cell>
          <table:table-cell office:value-type="string" calcext:value-type="string">
            <text:p>[id39464598|Петр], потому что вы невоспитанный,тупой д.лбоеб,который не в состоянии аргументировать хоть одно свое слово.В вопросе о декриминализации домашнего насилия все ваши высказывания сводятся к тому,что вы обвиняете женщин,а как извесно именно они и дети чаще всего являются жертвами насилия в семье.То есть вы не вы ступаете против насилия,вы пытаетесь объяснить почему некоторые люди избивают женщин.Вывод читайте выше.</text:p>
          </table:table-cell>
        </table:table-row>
        <table:table-row table:style-name="ro1">
          <table:table-cell office:value-type="float" office:value="920802" calcext:value-type="float">
            <text:p>920802</text:p>
          </table:table-cell>
          <table:table-cell office:value-type="float" office:value="920984" calcext:value-type="float">
            <text:p>920984</text:p>
          </table:table-cell>
          <table:table-cell office:value-type="string" calcext:value-type="string">
            <text:p>non_sexist</text:p>
          </table:table-cell>
          <table:table-cell office:value-type="string" calcext:value-type="string">
            <text:p>[id39464598|Петр], ну вот,что и требовалось доказать.</text:p>
          </table:table-cell>
        </table:table-row>
        <table:table-row table:style-name="ro1">
          <table:table-cell office:value-type="float" office:value="920802" calcext:value-type="float">
            <text:p>920802</text:p>
          </table:table-cell>
          <table:table-cell office:value-type="float" office:value="920985" calcext:value-type="float">
            <text:p>920985</text:p>
          </table:table-cell>
          <table:table-cell office:value-type="string" calcext:value-type="string">
            <text:p>non_sexist</text:p>
          </table:table-cell>
          <table:table-cell office:value-type="string" calcext:value-type="string">
            <text:p>[id341795556|Mikhail], а вы тоже участвуете? Ну заходите. Черепом бедного йорика будете</text:p>
          </table:table-cell>
        </table:table-row>
        <table:table-row table:style-name="ro1">
          <table:table-cell office:value-type="float" office:value="920802" calcext:value-type="float">
            <text:p>920802</text:p>
          </table:table-cell>
          <table:table-cell office:value-type="float" office:value="920995" calcext:value-type="float">
            <text:p>920995</text:p>
          </table:table-cell>
          <table:table-cell office:value-type="string" calcext:value-type="string">
            <text:p>non_sexist</text:p>
          </table:table-cell>
          <table:table-cell office:value-type="string" calcext:value-type="string">
            <text:p>[id21864239|Ольга], ну а ты шляпку надень</text:p>
          </table:table-cell>
        </table:table-row>
        <table:table-row table:style-name="ro1">
          <table:table-cell office:value-type="float" office:value="920802" calcext:value-type="float">
            <text:p>920802</text:p>
          </table:table-cell>
          <table:table-cell office:value-type="float" office:value="920997" calcext:value-type="float">
            <text:p>920997</text:p>
          </table:table-cell>
          <table:table-cell office:value-type="string" calcext:value-type="string">
            <text:p>sexist</text:p>
          </table:table-cell>
          <table:table-cell office:value-type="string" calcext:value-type="string">
            <text:p>Если мой мужчина меня ударит и по закону будет ни в чем не виновен.И если полицию звать бесполезно-я просто тихо буду его притравливать.Понемногу.Не убью.Но до состояния овоща доведу.Чтобы из туалета не вылазил.И руки чтобы больше не поднимались.Пусть полежит в подгузнике пару месяцев.И я его об этом предупредила.Не верить мне у него нет причин.Всем любви и семейного счастья❤</text:p>
          </table:table-cell>
        </table:table-row>
        <table:table-row table:style-name="ro1">
          <table:table-cell office:value-type="float" office:value="920802" calcext:value-type="float">
            <text:p>920802</text:p>
          </table:table-cell>
          <table:table-cell office:value-type="float" office:value="921000" calcext:value-type="float">
            <text:p>921000</text:p>
          </table:table-cell>
          <table:table-cell office:value-type="string" calcext:value-type="string">
            <text:p>non_sexist</text:p>
          </table:table-cell>
          <table:table-cell office:value-type="string" calcext:value-type="string">
            <text:p>[id341795556|Михаил], по сути есть что возразить ей? Или ты хамством и глумежом компенсируешь нехватку аргументации? Или просто у тебя недержание говна?</text:p>
          </table:table-cell>
        </table:table-row>
        <table:table-row table:style-name="ro1">
          <table:table-cell office:value-type="float" office:value="920802" calcext:value-type="float">
            <text:p>920802</text:p>
          </table:table-cell>
          <table:table-cell office:value-type="float" office:value="921001" calcext:value-type="float">
            <text:p>921001</text:p>
          </table:table-cell>
          <table:table-cell office:value-type="string" calcext:value-type="string">
            <text:p>non_sexist</text:p>
          </table:table-cell>
          <table:table-cell office:value-type="string" calcext:value-type="string">
            <text:p>Для тех, кому нужны доказательства в комплексе.</text:p>
          </table:table-cell>
        </table:table-row>
        <table:table-row table:style-name="ro1">
          <table:table-cell office:value-type="float" office:value="920802" calcext:value-type="float">
            <text:p>920802</text:p>
          </table:table-cell>
          <table:table-cell office:value-type="float" office:value="921004" calcext:value-type="float">
            <text:p>921004</text:p>
          </table:table-cell>
          <table:table-cell office:value-type="string" calcext:value-type="string">
            <text:p>non_sexist</text:p>
          </table:table-cell>
          <table:table-cell office:value-type="string" calcext:value-type="string">
            <text:p>[id341795556|Mikhail], вместо тысячи слов. Особенно, когда их нет.</text:p>
          </table:table-cell>
        </table:table-row>
        <table:table-row table:style-name="ro1">
          <table:table-cell office:value-type="float" office:value="920802" calcext:value-type="float">
            <text:p>920802</text:p>
          </table:table-cell>
          <table:table-cell office:value-type="float" office:value="921010" calcext:value-type="float">
            <text:p>921010</text:p>
          </table:table-cell>
          <table:table-cell office:value-type="string" calcext:value-type="string">
            <text:p>non_sexist</text:p>
          </table:table-cell>
          <table:table-cell office:value-type="string" calcext:value-type="string">
            <text:p>[id39464598|Петр], в фильм вошли кадры передачи детей педофилам?</text:p>
          </table:table-cell>
        </table:table-row>
        <table:table-row table:style-name="ro1">
          <table:table-cell office:value-type="float" office:value="920802" calcext:value-type="float">
            <text:p>920802</text:p>
          </table:table-cell>
          <table:table-cell office:value-type="float" office:value="921018" calcext:value-type="float">
            <text:p>921018</text:p>
          </table:table-cell>
          <table:table-cell office:value-type="string" calcext:value-type="string">
            <text:p>non_sexist</text:p>
          </table:table-cell>
          <table:table-cell office:value-type="string" calcext:value-type="string">
            <text:p>Женщина, не пиши мне.</text:p>
          </table:table-cell>
        </table:table-row>
        <table:table-row table:style-name="ro1">
          <table:table-cell office:value-type="float" office:value="920802" calcext:value-type="float">
            <text:p>920802</text:p>
          </table:table-cell>
          <table:table-cell office:value-type="float" office:value="921019" calcext:value-type="float">
            <text:p>921019</text:p>
          </table:table-cell>
          <table:table-cell office:value-type="string" calcext:value-type="string">
            <text:p>non_sexist</text:p>
          </table:table-cell>
          <table:table-cell office:value-type="string" calcext:value-type="string">
            <text:p>[id39464598|Петр], ты мастер убеждения (нет). На все вопросы ты, вместо ответов, или задаешь вопросы сам, идиотские, .бессмысленные, или требуешь тебе не писать. Это тебе рептилоиды мозг отбили?</text:p>
          </table:table-cell>
        </table:table-row>
        <table:table-row table:style-name="ro1">
          <table:table-cell office:value-type="float" office:value="920802" calcext:value-type="float">
            <text:p>920802</text:p>
          </table:table-cell>
          <table:table-cell office:value-type="float" office:value="921023" calcext:value-type="float">
            <text:p>921023</text:p>
          </table:table-cell>
          <table:table-cell office:value-type="string" calcext:value-type="string">
            <text:p>sexist</text:p>
          </table:table-cell>
          <table:table-cell office:value-type="string" calcext:value-type="string">
            <text:p>Женщины! Не пишите мне! Ваше мнение мне не интересно.</text:p>
          </table:table-cell>
        </table:table-row>
        <table:table-row table:style-name="ro1">
          <table:table-cell office:value-type="float" office:value="920802" calcext:value-type="float">
            <text:p>920802</text:p>
          </table:table-cell>
          <table:table-cell office:value-type="float" office:value="921024" calcext:value-type="float">
            <text:p>921024</text:p>
          </table:table-cell>
          <table:table-cell office:value-type="string" calcext:value-type="string">
            <text:p>non_sexist</text:p>
          </table:table-cell>
          <table:table-cell office:value-type="string" calcext:value-type="string">
            <text:p>[id39464598|Петр], почему?</text:p>
          </table:table-cell>
        </table:table-row>
        <table:table-row table:style-name="ro1">
          <table:table-cell office:value-type="float" office:value="920802" calcext:value-type="float">
            <text:p>920802</text:p>
          </table:table-cell>
          <table:table-cell office:value-type="float" office:value="921025" calcext:value-type="float">
            <text:p>921025</text:p>
          </table:table-cell>
          <table:table-cell office:value-type="string" calcext:value-type="string">
            <text:p>non_sexist</text:p>
          </table:table-cell>
          <table:table-cell office:value-type="string" calcext:value-type="string">
            <text:p>По качану))</text:p>
          </table:table-cell>
        </table:table-row>
        <table:table-row table:style-name="ro1">
          <table:table-cell office:value-type="float" office:value="920802" calcext:value-type="float">
            <text:p>920802</text:p>
          </table:table-cell>
          <table:table-cell office:value-type="float" office:value="921026" calcext:value-type="float">
            <text:p>921026</text:p>
          </table:table-cell>
          <table:table-cell office:value-type="string" calcext:value-type="string">
            <text:p>non_sexist</text:p>
          </table:table-cell>
          <table:table-cell office:value-type="string" calcext:value-type="string">
            <text:p>[id39464598|Петр], ты сектант, отвергающий информацию, колеблющую твои <text:s/>шаблоны?</text:p>
          </table:table-cell>
        </table:table-row>
        <table:table-row table:style-name="ro1">
          <table:table-cell office:value-type="float" office:value="920802" calcext:value-type="float">
            <text:p>920802</text:p>
          </table:table-cell>
          <table:table-cell office:value-type="float" office:value="921029" calcext:value-type="float">
            <text:p>921029</text:p>
          </table:table-cell>
          <table:table-cell office:value-type="string" calcext:value-type="string">
            <text:p>non_sexist</text:p>
          </table:table-cell>
          <table:table-cell office:value-type="string" calcext:value-type="string">
            <text:p>[id293932664|Роза], зря вы с ним говорите)))Просто притравите его😂Поверьте это-вместо тысячи слов🙃😂</text:p>
          </table:table-cell>
        </table:table-row>
        <table:table-row table:style-name="ro1">
          <table:table-cell office:value-type="float" office:value="920802" calcext:value-type="float">
            <text:p>920802</text:p>
          </table:table-cell>
          <table:table-cell office:value-type="float" office:value="921030" calcext:value-type="float">
            <text:p>921030</text:p>
          </table:table-cell>
          <table:table-cell office:value-type="string" calcext:value-type="string">
            <text:p>non_sexist</text:p>
          </table:table-cell>
          <table:table-cell office:value-type="string" calcext:value-type="string">
            <text:p>[id287727050|Flower], там уже травить особо нечего, все рептилоиды утащили путное.</text:p>
          </table:table-cell>
        </table:table-row>
        <table:table-row table:style-name="ro1">
          <table:table-cell office:value-type="float" office:value="920802" calcext:value-type="float">
            <text:p>920802</text:p>
          </table:table-cell>
          <table:table-cell office:value-type="float" office:value="921031" calcext:value-type="float">
            <text:p>921031</text:p>
          </table:table-cell>
          <table:table-cell office:value-type="string" calcext:value-type="string">
            <text:p>non_sexist</text:p>
          </table:table-cell>
          <table:table-cell office:value-type="string" calcext:value-type="string">
            <text:p>[id293932664|Роза], тем более))</text:p>
          </table:table-cell>
        </table:table-row>
        <table:table-row table:style-name="ro1">
          <table:table-cell office:value-type="float" office:value="920802" calcext:value-type="float">
            <text:p>920802</text:p>
          </table:table-cell>
          <table:table-cell office:value-type="float" office:value="921032" calcext:value-type="float">
            <text:p>921032</text:p>
          </table:table-cell>
          <table:table-cell office:value-type="string" calcext:value-type="string">
            <text:p>sexist</text:p>
          </table:table-cell>
          <table:table-cell office:value-type="string" calcext:value-type="string">
            <text:p>Я давно понял чего вы все добиваетесь оскарбляя и унижая. Я не буду здесь разговаривать откровенно изливая душу. Не дождётесь. Вы ведь и в жизни все одинаковые. Вам ведь мужчине в душу насрать как ноги в прихожей вытереть. Недождётесь! Я имею право на свой взгляд, который большинству женщин не понравится. Но это мой взгляд и я имею на него право!</text:p>
          </table:table-cell>
        </table:table-row>
        <table:table-row table:style-name="ro5">
          <table:table-cell office:value-type="float" office:value="920802" calcext:value-type="float">
            <text:p>920802</text:p>
          </table:table-cell>
          <table:table-cell office:value-type="float" office:value="921034" calcext:value-type="float">
            <text:p>921034</text:p>
          </table:table-cell>
          <table:table-cell office:value-type="string" calcext:value-type="string">
            <text:p>non_sexist</text:p>
          </table:table-cell>
          <table:table-cell office:value-type="string" calcext:value-type="string">
            <text:p>Немного бесплатного юридического ликбеза.</text:p>
            <text:p>&gt;на улице вам кто то разобьет нос,выбьет зубы и вы получите сотрясение</text:p>
            <text:p> Гуглить разницу между средними телесные и побоями</text:p>
            <text:p/>
          </table:table-cell>
        </table:table-row>
        <table:table-row table:style-name="ro6">
          <table:table-cell office:value-type="float" office:value="920802" calcext:value-type="float">
            <text:p>920802</text:p>
          </table:table-cell>
          <table:table-cell office:value-type="float" office:value="921038" calcext:value-type="float">
            <text:p>921038</text:p>
          </table:table-cell>
          <table:table-cell office:value-type="string" calcext:value-type="string">
            <text:p>non_sexist</text:p>
          </table:table-cell>
          <table:table-cell office:value-type="string" calcext:value-type="string">
            <text:p>Петр, </text:p>
            <text:p>Я давно понял чего вы все добиваетесь оскарбляя и унижая. Я не буду здесь разговаривать откровенно изливая душу. Не дождётесь. Вы ведь и в жизни все одинаковые. Вам ведь мужчине в душу насрать как ноги в прихожей вытереть. Недождётесь!*</text:p>
            <text:p/>
            <text:p>тебе надо на сцене выступать, с ролью сумасшедшего параноика, помешанного на сайтах мужского движения.</text:p>
            <text:p> Рубашку на тебе наденем смирительную, ты изобразишь безумное мученической лицо, и с надрывом будешь декламировать эти тексты, заламывая руки.</text:p>
          </table:table-cell>
        </table:table-row>
        <table:table-row table:style-name="ro1">
          <table:table-cell office:value-type="float" office:value="920802" calcext:value-type="float">
            <text:p>920802</text:p>
          </table:table-cell>
          <table:table-cell office:value-type="float" office:value="921039" calcext:value-type="float">
            <text:p>921039</text:p>
          </table:table-cell>
          <table:table-cell office:value-type="string" calcext:value-type="string">
            <text:p>non_sexist</text:p>
          </table:table-cell>
          <table:table-cell office:value-type="string" calcext:value-type="string">
            <text:p>Петр, если ты срешь в души женщинам, унижаешь и оскорбляешь, ожидай ответку и потом не обижайся.</text:p>
          </table:table-cell>
        </table:table-row>
        <table:table-row table:style-name="ro1">
          <table:table-cell office:value-type="float" office:value="920802" calcext:value-type="float">
            <text:p>920802</text:p>
          </table:table-cell>
          <table:table-cell office:value-type="float" office:value="921040" calcext:value-type="float">
            <text:p>921040</text:p>
          </table:table-cell>
          <table:table-cell office:value-type="string" calcext:value-type="string">
            <text:p>non_sexist</text:p>
          </table:table-cell>
          <table:table-cell office:value-type="string" calcext:value-type="string">
            <text:p>Стрелки переводить и переходить на "ТЫ" не вижу смысла.</text:p>
          </table:table-cell>
        </table:table-row>
        <table:table-row table:style-name="ro1">
          <table:table-cell office:value-type="float" office:value="920802" calcext:value-type="float">
            <text:p>920802</text:p>
          </table:table-cell>
          <table:table-cell office:value-type="float" office:value="921041" calcext:value-type="float">
            <text:p>921041</text:p>
          </table:table-cell>
          <table:table-cell office:value-type="string" calcext:value-type="string">
            <text:p>non_sexist</text:p>
          </table:table-cell>
          <table:table-cell office:value-type="string" calcext:value-type="string">
            <text:p>[id234707732|Ласло], то есть в суд в случае побоев я подать не смогу?</text:p>
          </table:table-cell>
        </table:table-row>
        <table:table-row table:style-name="ro1">
          <table:table-cell office:value-type="float" office:value="920802" calcext:value-type="float">
            <text:p>920802</text:p>
          </table:table-cell>
          <table:table-cell office:value-type="float" office:value="921042" calcext:value-type="float">
            <text:p>921042</text:p>
          </table:table-cell>
          <table:table-cell office:value-type="string" calcext:value-type="string">
            <text:p>non_sexist</text:p>
          </table:table-cell>
          <table:table-cell office:value-type="string" calcext:value-type="string">
            <text:p>[id39464598|Петр], ого, прогресс! Что стряслось, откуда такое прозрение?</text:p>
          </table:table-cell>
        </table:table-row>
        <table:table-row table:style-name="ro1">
          <table:table-cell office:value-type="float" office:value="920802" calcext:value-type="float">
            <text:p>920802</text:p>
          </table:table-cell>
          <table:table-cell office:value-type="float" office:value="921047" calcext:value-type="float">
            <text:p>921047</text:p>
          </table:table-cell>
          <table:table-cell office:value-type="string" calcext:value-type="string">
            <text:p>non_sexist</text:p>
          </table:table-cell>
          <table:table-cell office:value-type="string" calcext:value-type="string">
            <text:p>Поправки к закону то читали?</text:p>
          </table:table-cell>
        </table:table-row>
        <table:table-row table:style-name="ro1">
          <table:table-cell office:value-type="float" office:value="920802" calcext:value-type="float">
            <text:p>920802</text:p>
          </table:table-cell>
          <table:table-cell office:value-type="float" office:value="921058" calcext:value-type="float">
            <text:p>921058</text:p>
          </table:table-cell>
          <table:table-cell office:value-type="string" calcext:value-type="string">
            <text:p>non_sexist</text:p>
          </table:table-cell>
          <table:table-cell office:value-type="string" calcext:value-type="string">
            <text:p>[id39464598|Петр], разумеется.</text:p>
          </table:table-cell>
        </table:table-row>
        <table:table-row table:style-name="ro1">
          <table:table-cell office:value-type="float" office:value="920802" calcext:value-type="float">
            <text:p>920802</text:p>
          </table:table-cell>
          <table:table-cell office:value-type="float" office:value="921070" calcext:value-type="float">
            <text:p>921070</text:p>
          </table:table-cell>
          <table:table-cell office:value-type="string" calcext:value-type="string">
            <text:p>sexist</text:p>
          </table:table-cell>
          <table:table-cell office:value-type="string" calcext:value-type="string">
            <text:p>И в чём по вашему кипишь что бабы кипятком ссать начали? Насколько я понимаю, в принципе ничего не изменилось.</text:p>
          </table:table-cell>
        </table:table-row>
        <table:table-row table:style-name="ro1">
          <table:table-cell office:value-type="float" office:value="920802" calcext:value-type="float">
            <text:p>920802</text:p>
          </table:table-cell>
          <table:table-cell office:value-type="float" office:value="921072" calcext:value-type="float">
            <text:p>921072</text:p>
          </table:table-cell>
          <table:table-cell office:value-type="string" calcext:value-type="string">
            <text:p>non_sexist</text:p>
          </table:table-cell>
          <table:table-cell office:value-type="string" calcext:value-type="string">
            <text:p>[id39464598|Петр], я б объяснила, но тебе не хочу. Ты желание отбил.</text:p>
          </table:table-cell>
        </table:table-row>
        <table:table-row table:style-name="ro1">
          <table:table-cell office:value-type="float" office:value="920802" calcext:value-type="float">
            <text:p>920802</text:p>
          </table:table-cell>
          <table:table-cell office:value-type="float" office:value="921088" calcext:value-type="float">
            <text:p>921088</text:p>
          </table:table-cell>
          <table:table-cell office:value-type="string" calcext:value-type="string">
            <text:p>sexist</text:p>
          </table:table-cell>
          <table:table-cell office:value-type="string" calcext:value-type="string">
            <text:p>[id293932664|Роза], недержание у тебя, усекла шкура?</text:p>
          </table:table-cell>
        </table:table-row>
        <table:table-row table:style-name="ro1">
          <table:table-cell office:value-type="float" office:value="920802" calcext:value-type="float">
            <text:p>920802</text:p>
          </table:table-cell>
          <table:table-cell office:value-type="float" office:value="921091" calcext:value-type="float">
            <text:p>921091</text:p>
          </table:table-cell>
          <table:table-cell office:value-type="string" calcext:value-type="string">
            <text:p>sexist</text:p>
          </table:table-cell>
          <table:table-cell office:value-type="string" calcext:value-type="string">
            <text:p>[id341795556|Михаил], успокойся, шкура, а то в бан быстро вылетишь. Здесь за такое поведение банят только так. Это тебе не твоё вечное пастбище на мдк.</text:p>
          </table:table-cell>
        </table:table-row>
        <table:table-row table:style-name="ro1">
          <table:table-cell office:value-type="float" office:value="920802" calcext:value-type="float">
            <text:p>920802</text:p>
          </table:table-cell>
          <table:table-cell office:value-type="float" office:value="921094" calcext:value-type="float">
            <text:p>921094</text:p>
          </table:table-cell>
          <table:table-cell office:value-type="string" calcext:value-type="string">
            <text:p>non_sexist</text:p>
          </table:table-cell>
          <table:table-cell office:value-type="string" calcext:value-type="string">
            <text:p>[id293932664|Роза], сама успокойся ебанашка , а то блюешь без конца комментами.</text:p>
          </table:table-cell>
        </table:table-row>
        <table:table-row table:style-name="ro1">
          <table:table-cell office:value-type="float" office:value="920802" calcext:value-type="float">
            <text:p>920802</text:p>
          </table:table-cell>
          <table:table-cell office:value-type="float" office:value="921096" calcext:value-type="float">
            <text:p>921096</text:p>
          </table:table-cell>
          <table:table-cell office:value-type="string" calcext:value-type="string">
            <text:p>non_sexist</text:p>
          </table:table-cell>
          <table:table-cell office:value-type="string" calcext:value-type="string">
            <text:p>[id341795556|Михаил], мои комментарии осмысленные, содержательные, информативны и аргументированны, в отличии от твоего злобного бешеного гавкания "азаза, шкуры, систерки, оденьте шапку", дегенерата кусок. Мне успокаиваться незачем, плюс я корректно, нормально общаюсь, а не крою оскорблениями и <text:s/>матом, как ты.</text:p>
          </table:table-cell>
        </table:table-row>
        <table:table-row table:style-name="ro1">
          <table:table-cell office:value-type="float" office:value="920802" calcext:value-type="float">
            <text:p>920802</text:p>
          </table:table-cell>
          <table:table-cell office:value-type="float" office:value="921097" calcext:value-type="float">
            <text:p>921097</text:p>
          </table:table-cell>
          <table:table-cell office:value-type="string" calcext:value-type="string">
            <text:p>non_sexist</text:p>
          </table:table-cell>
          <table:table-cell office:value-type="string" calcext:value-type="string">
            <text:p>Откуда такой срачь то?</text:p>
          </table:table-cell>
        </table:table-row>
        <table:table-row table:style-name="ro1">
          <table:table-cell office:value-type="float" office:value="920802" calcext:value-type="float">
            <text:p>920802</text:p>
          </table:table-cell>
          <table:table-cell office:value-type="float" office:value="921098" calcext:value-type="float">
            <text:p>921098</text:p>
          </table:table-cell>
          <table:table-cell office:value-type="string" calcext:value-type="string">
            <text:p>non_sexist</text:p>
          </table:table-cell>
          <table:table-cell office:value-type="string" calcext:value-type="string">
            <text:p>[id293932664|Роза], перечитай свою блевотину, а потом рассказывай, нормально/ненормально</text:p>
          </table:table-cell>
        </table:table-row>
        <table:table-row table:style-name="ro1">
          <table:table-cell office:value-type="float" office:value="920802" calcext:value-type="float">
            <text:p>920802</text:p>
          </table:table-cell>
          <table:table-cell office:value-type="float" office:value="921107" calcext:value-type="float">
            <text:p>921107</text:p>
          </table:table-cell>
          <table:table-cell office:value-type="string" calcext:value-type="string">
            <text:p>non_sexist</text:p>
          </table:table-cell>
          <table:table-cell office:value-type="string" calcext:value-type="string">
            <text:p>[id341795556|Михаил], у меня нет блевотину никакой, тем паче которую надо читать, ты что то сильно попутал. А вот ты матерщину с глумежом тупым свои если не сотрешь, то совсем нелепо будешь смотреться на фоне своих претензий ко мне.</text:p>
          </table:table-cell>
        </table:table-row>
        <table:table-row table:style-name="ro1">
          <table:table-cell office:value-type="float" office:value="920802" calcext:value-type="float">
            <text:p>920802</text:p>
          </table:table-cell>
          <table:table-cell office:value-type="float" office:value="921130" calcext:value-type="float">
            <text:p>921130</text:p>
          </table:table-cell>
          <table:table-cell office:value-type="string" calcext:value-type="string">
            <text:p>non_sexist</text:p>
          </table:table-cell>
          <table:table-cell office:value-type="string" calcext:value-type="string">
            <text:p>Тэкс, что это тут у нас? Еще одна "психолог" с о*уительными историями про донельзя ранимых мужчин, которых коварные женщины своими словами вынуждают их избивать? Ок.</text:p>
          </table:table-cell>
        </table:table-row>
        <table:table-row table:style-name="ro2">
          <table:table-cell office:value-type="float" office:value="920802" calcext:value-type="float">
            <text:p>920802</text:p>
          </table:table-cell>
          <table:table-cell office:value-type="float" office:value="921131" calcext:value-type="float">
            <text:p>921131</text:p>
          </table:table-cell>
          <table:table-cell office:value-type="string" calcext:value-type="string">
            <text:p>non_sexist</text:p>
          </table:table-cell>
          <table:table-cell office:value-type="string" calcext:value-type="string">
            <text:p>[id358893343|Cédric], прям как оскорблённые верующие, тока мужчины! Надо специальный закон принять, о защите чувств мужчин, щетаю, для полного комплекта. Ну чтоб настроения в нороте официально закрепить.</text:p>
            <text:p>Закон будет называться "заранее униженные и оскорблённые" и будет давать право безнаказанно расправляться с женщинами за например не очень ласковый взгляд или типо того.</text:p>
          </table:table-cell>
        </table:table-row>
        <table:table-row table:style-name="ro1">
          <table:table-cell office:value-type="float" office:value="920802" calcext:value-type="float">
            <text:p>920802</text:p>
          </table:table-cell>
          <table:table-cell office:value-type="float" office:value="921133" calcext:value-type="float">
            <text:p>921133</text:p>
          </table:table-cell>
          <table:table-cell office:value-type="string" calcext:value-type="string">
            <text:p>non_sexist</text:p>
          </table:table-cell>
          <table:table-cell office:value-type="string" calcext:value-type="string">
            <text:p>[id293932664|Роза], не феменистничай</text:p>
          </table:table-cell>
        </table:table-row>
        <table:table-row table:style-name="ro1">
          <table:table-cell office:value-type="float" office:value="920802" calcext:value-type="float">
            <text:p>920802</text:p>
          </table:table-cell>
          <table:table-cell office:value-type="float" office:value="921134" calcext:value-type="float">
            <text:p>921134</text:p>
          </table:table-cell>
          <table:table-cell office:value-type="string" calcext:value-type="string">
            <text:p>non_sexist</text:p>
          </table:table-cell>
          <table:table-cell office:value-type="string" calcext:value-type="string">
            <text:p>[id24647572|Андрей], Чаво это? Хочу и буду;</text:p>
          </table:table-cell>
        </table:table-row>
        <table:table-row table:style-name="ro1">
          <table:table-cell office:value-type="float" office:value="920802" calcext:value-type="float">
            <text:p>920802</text:p>
          </table:table-cell>
          <table:table-cell office:value-type="float" office:value="921135" calcext:value-type="float">
            <text:p>921135</text:p>
          </table:table-cell>
          <table:table-cell office:value-type="string" calcext:value-type="string">
            <text:p>non_sexist</text:p>
          </table:table-cell>
          <table:table-cell office:value-type="string" calcext:value-type="string">
            <text:p>[id293932664|Роза], грешно это</text:p>
          </table:table-cell>
        </table:table-row>
        <table:table-row table:style-name="ro1">
          <table:table-cell office:value-type="float" office:value="920802" calcext:value-type="float">
            <text:p>920802</text:p>
          </table:table-cell>
          <table:table-cell office:value-type="float" office:value="921136" calcext:value-type="float">
            <text:p>921136</text:p>
          </table:table-cell>
          <table:table-cell office:value-type="string" calcext:value-type="string">
            <text:p>non_sexist</text:p>
          </table:table-cell>
          <table:table-cell office:value-type="string" calcext:value-type="string">
            <text:p>[id293932664|Роза], я так понимаю, <text:s/>о минете не может быть <text:s/>и речи?</text:p>
          </table:table-cell>
        </table:table-row>
        <table:table-row table:style-name="ro1">
          <table:table-cell office:value-type="float" office:value="920802" calcext:value-type="float">
            <text:p>920802</text:p>
          </table:table-cell>
          <table:table-cell office:value-type="float" office:value="921137" calcext:value-type="float">
            <text:p>921137</text:p>
          </table:table-cell>
          <table:table-cell office:value-type="string" calcext:value-type="string">
            <text:p>non_sexist</text:p>
          </table:table-cell>
          <table:table-cell office:value-type="string" calcext:value-type="string">
            <text:p>Андрей, униженные мужчины не будут о таком думать, их слишком унизили для этого.</text:p>
          </table:table-cell>
        </table:table-row>
        <table:table-row table:style-name="ro1">
          <table:table-cell office:value-type="float" office:value="920802" calcext:value-type="float">
            <text:p>920802</text:p>
          </table:table-cell>
          <table:table-cell office:value-type="float" office:value="921138" calcext:value-type="float">
            <text:p>921138</text:p>
          </table:table-cell>
          <table:table-cell office:value-type="string" calcext:value-type="string">
            <text:p>non_sexist</text:p>
          </table:table-cell>
          <table:table-cell office:value-type="string" calcext:value-type="string">
            <text:p>[id293932664|Роза], некоторым нравится унижение, <text:s/>это нормально</text:p>
          </table:table-cell>
        </table:table-row>
        <table:table-row table:style-name="ro1">
          <table:table-cell office:value-type="float" office:value="920802" calcext:value-type="float">
            <text:p>920802</text:p>
          </table:table-cell>
          <table:table-cell office:value-type="float" office:value="921139" calcext:value-type="float">
            <text:p>921139</text:p>
          </table:table-cell>
          <table:table-cell office:value-type="string" calcext:value-type="string">
            <text:p>sexist</text:p>
          </table:table-cell>
          <table:table-cell office:value-type="string" calcext:value-type="string">
            <text:p>[id24647572|Андрей], по законам преобладающего феминофашизма набор секс практик определяется хозяйкой.</text:p>
          </table:table-cell>
        </table:table-row>
        <table:table-row table:style-name="ro1">
          <table:table-cell office:value-type="float" office:value="920802" calcext:value-type="float">
            <text:p>920802</text:p>
          </table:table-cell>
          <table:table-cell office:value-type="float" office:value="921140" calcext:value-type="float">
            <text:p>921140</text:p>
          </table:table-cell>
          <table:table-cell office:value-type="string" calcext:value-type="string">
            <text:p>non_sexist</text:p>
          </table:table-cell>
          <table:table-cell office:value-type="string" calcext:value-type="string">
            <text:p>[id293932664|Роза], уже у феменофашисток, <text:s/>свои законы и теории?</text:p>
          </table:table-cell>
        </table:table-row>
        <table:table-row table:style-name="ro1">
          <table:table-cell office:value-type="float" office:value="920802" calcext:value-type="float">
            <text:p>920802</text:p>
          </table:table-cell>
          <table:table-cell office:value-type="float" office:value="921142" calcext:value-type="float">
            <text:p>921142</text:p>
          </table:table-cell>
          <table:table-cell office:value-type="string" calcext:value-type="string">
            <text:p>sexist</text:p>
          </table:table-cell>
          <table:table-cell office:value-type="string" calcext:value-type="string">
            <text:p>[id293932664|Роза], насилие на слабыми это естественно</text:p>
          </table:table-cell>
        </table:table-row>
        <table:table-row table:style-name="ro1">
          <table:table-cell office:value-type="float" office:value="920802" calcext:value-type="float">
            <text:p>920802</text:p>
          </table:table-cell>
          <table:table-cell office:value-type="float" office:value="921144" calcext:value-type="float">
            <text:p>921144</text:p>
          </table:table-cell>
          <table:table-cell office:value-type="string" calcext:value-type="string">
            <text:p>non_sexist</text:p>
          </table:table-cell>
          <table:table-cell office:value-type="string" calcext:value-type="string">
            <text:p>[id24647572|Андрей], и довольно безобразно.</text:p>
          </table:table-cell>
        </table:table-row>
        <table:table-row table:style-name="ro1">
          <table:table-cell office:value-type="float" office:value="920802" calcext:value-type="float">
            <text:p>920802</text:p>
          </table:table-cell>
          <table:table-cell office:value-type="float" office:value="921145" calcext:value-type="float">
            <text:p>921145</text:p>
          </table:table-cell>
          <table:table-cell office:value-type="string" calcext:value-type="string">
            <text:p>non_sexist</text:p>
          </table:table-cell>
          <table:table-cell office:value-type="string" calcext:value-type="string">
            <text:p>[id293932664|Роза], так устроен человек</text:p>
          </table:table-cell>
        </table:table-row>
        <table:table-row table:style-name="ro2">
          <table:table-cell office:value-type="float" office:value="920802" calcext:value-type="float">
            <text:p>920802</text:p>
          </table:table-cell>
          <table:table-cell office:value-type="float" office:value="921152" calcext:value-type="float">
            <text:p>921152</text:p>
          </table:table-cell>
          <table:table-cell office:value-type="string" calcext:value-type="string">
            <text:p>non_sexist</text:p>
          </table:table-cell>
          <table:table-cell office:value-type="string" calcext:value-type="string">
            <text:p>[id358893343|Cédric], тут сверху одна дама предлагает мужчину до состояния овоща доводить, если он руку поднимет (не уйти от него, как сделала бы адекватная женщина, а именно сделать инвалидом). Так что взаимоотношения очень разные бывают - о чем, в общем, и статья.</text:p>
            <text:p>Но тут, я вижу, взгляд на ситуацию с разных сторон не приветствуется :)</text:p>
          </table:table-cell>
        </table:table-row>
        <table:table-row table:style-name="ro1">
          <table:table-cell office:value-type="float" office:value="920802" calcext:value-type="float">
            <text:p>920802</text:p>
          </table:table-cell>
          <table:table-cell office:value-type="float" office:value="921157" calcext:value-type="float">
            <text:p>921157</text:p>
          </table:table-cell>
          <table:table-cell office:value-type="string" calcext:value-type="string">
            <text:p>non_sexist</text:p>
          </table:table-cell>
          <table:table-cell office:value-type="string" calcext:value-type="string">
            <text:p>[id293932664|Роза], я хотел пройти мимо, но меня зацепила ваша первая запись, в которой вы в красках желаете смерти властям. На минуту, смерти профессионалам своего дела, как бы вы не были согласны с их решением, но они профессионалы и разбираются в ситуации получше вас. Но я не об этом хочу сказать. Просто не считаете ли вы, что говоря такие вещи, уподобляетесь всем вашим ненавистникам, которые бьют своих родных. На мой взгляд, вы очень на такое способны. Ведь речь идёт о прекращении насилия, а вы его только жаждете.</text:p>
          </table:table-cell>
        </table:table-row>
        <table:table-row table:style-name="ro3">
          <table:table-cell office:value-type="float" office:value="920802" calcext:value-type="float">
            <text:p>920802</text:p>
          </table:table-cell>
          <table:table-cell office:value-type="float" office:value="921183" calcext:value-type="float">
            <text:p>921183</text:p>
          </table:table-cell>
          <table:table-cell office:value-type="string" calcext:value-type="string">
            <text:p>non_sexist</text:p>
          </table:table-cell>
          <table:table-cell office:value-type="string" calcext:value-type="string">
            <text:p>То есть теперь если пьяный отец или отчим изнасилует ребенка то на первый раз отделается административным штрафом?😨</text:p>
            <text:p>Противно жить в стране где принимаются законы дебилами.</text:p>
            <text:p>Мою подругу бывало часто муж бил.И дочек бил кружками по голове,из дома убегали.До изнасилований не доходило.Так все равно и без дебильного закона милиция забирала на несколько часов дебошира,а потом выпускала зверя домой где все по новой,если не хуже раз пожаловалась.</text:p>
          </table:table-cell>
        </table:table-row>
        <table:table-row table:style-name="ro1">
          <table:table-cell office:value-type="float" office:value="919697" calcext:value-type="float">
            <text:p>919697</text:p>
          </table:table-cell>
          <table:table-cell office:value-type="float" office:value="919700" calcext:value-type="float">
            <text:p>919700</text:p>
          </table:table-cell>
          <table:table-cell office:value-type="string" calcext:value-type="string">
            <text:p>non_sexist</text:p>
          </table:table-cell>
          <table:table-cell office:value-type="string" calcext:value-type="string">
            <text:p>За первый случай побоев, но посадить по прежнему могут.</text:p>
          </table:table-cell>
        </table:table-row>
        <table:table-row table:style-name="ro2">
          <table:table-cell office:value-type="float" office:value="919697" calcext:value-type="float">
            <text:p>919697</text:p>
          </table:table-cell>
          <table:table-cell office:value-type="float" office:value="919701" calcext:value-type="float">
            <text:p>919701</text:p>
          </table:table-cell>
          <table:table-cell office:value-type="string" calcext:value-type="string">
            <text:p>non_sexist</text:p>
          </table:table-cell>
          <table:table-cell office:value-type="string" calcext:value-type="string">
            <text:p>Лайк если Павлик Морозов.</text:p>
            <text:p>Репост если сдал родную семью и три приемных.</text:p>
          </table:table-cell>
        </table:table-row>
        <table:table-row table:style-name="ro1">
          <table:table-cell office:value-type="float" office:value="919697" calcext:value-type="float">
            <text:p>919697</text:p>
          </table:table-cell>
          <table:table-cell office:value-type="float" office:value="919702" calcext:value-type="float">
            <text:p>919702</text:p>
          </table:table-cell>
          <table:table-cell office:value-type="string" calcext:value-type="string">
            <text:p>non_sexist</text:p>
          </table:table-cell>
          <table:table-cell office:value-type="string" calcext:value-type="string">
            <text:p>лул)</text:p>
          </table:table-cell>
        </table:table-row>
        <table:table-row table:style-name="ro1">
          <table:table-cell office:value-type="float" office:value="919697" calcext:value-type="float">
            <text:p>919697</text:p>
          </table:table-cell>
          <table:table-cell office:value-type="float" office:value="919703" calcext:value-type="float">
            <text:p>919703</text:p>
          </table:table-cell>
          <table:table-cell office:value-type="string" calcext:value-type="string">
            <text:p>non_sexist</text:p>
          </table:table-cell>
          <table:table-cell office:value-type="string" calcext:value-type="string">
            <text:p>Каждый теперь имеет право треснуть свою женщину (или мужика) и не огрести, пользуйтесь <text:s/>только в особом случае.</text:p>
          </table:table-cell>
        </table:table-row>
        <table:table-row table:style-name="ro3">
          <table:table-cell office:value-type="float" office:value="919697" calcext:value-type="float">
            <text:p>919697</text:p>
          </table:table-cell>
          <table:table-cell office:value-type="float" office:value="919704" calcext:value-type="float">
            <text:p>919704</text:p>
          </table:table-cell>
          <table:table-cell office:value-type="string" calcext:value-type="string">
            <text:p>non_sexist</text:p>
          </table:table-cell>
          <table:table-cell office:value-type="string" calcext:value-type="string">
            <text:p>[id8294084|Денис], а кому будет лучше от того, что любителя рукоприкладства оштрафуют? Деньги-то всё равно из семейного бюджета будут отдаваться.</text:p>
            <text:p/>
            <text:p>ИМХО, срок (пусть даже и небольшой) тут был бы более справедливым наказанием.</text:p>
          </table:table-cell>
        </table:table-row>
        <table:table-row table:style-name="ro1">
          <table:table-cell office:value-type="float" office:value="919697" calcext:value-type="float">
            <text:p>919697</text:p>
          </table:table-cell>
          <table:table-cell office:value-type="float" office:value="919705" calcext:value-type="float">
            <text:p>919705</text:p>
          </table:table-cell>
          <table:table-cell office:value-type="string" calcext:value-type="string">
            <text:p>non_sexist</text:p>
          </table:table-cell>
          <table:table-cell office:value-type="string" calcext:value-type="string">
            <text:p>Лоббирующие в Думе этот закон, явно кухонные боксёры)</text:p>
          </table:table-cell>
        </table:table-row>
        <table:table-row table:style-name="ro1">
          <table:table-cell office:value-type="float" office:value="919697" calcext:value-type="float">
            <text:p>919697</text:p>
          </table:table-cell>
          <table:table-cell office:value-type="float" office:value="919708" calcext:value-type="float">
            <text:p>919708</text:p>
          </table:table-cell>
          <table:table-cell office:value-type="string" calcext:value-type="string">
            <text:p>non_sexist</text:p>
          </table:table-cell>
          <table:table-cell office:value-type="string" calcext:value-type="string">
            <text:p>Ура!</text:p>
          </table:table-cell>
        </table:table-row>
        <table:table-row table:style-name="ro1">
          <table:table-cell office:value-type="float" office:value="919697" calcext:value-type="float">
            <text:p>919697</text:p>
          </table:table-cell>
          <table:table-cell office:value-type="float" office:value="919710" calcext:value-type="float">
            <text:p>919710</text:p>
          </table:table-cell>
          <table:table-cell office:value-type="string" calcext:value-type="string">
            <text:p>non_sexist</text:p>
          </table:table-cell>
          <table:table-cell office:value-type="string" calcext:value-type="string">
            <text:p>Проблема в том, что после первого случая побоев не изолируют от семьи того, кто ей угрожает. Вернётся и ещё раз в лицо пропишет за то, что настучали. Да, за второй случай побоев будет уголовка, но это подразумевает, что рожа будет бита ещё раз, что в этом хорошего-то? Ад какой-то.</text:p>
          </table:table-cell>
        </table:table-row>
        <table:table-row table:style-name="ro1">
          <table:table-cell office:value-type="float" office:value="919697" calcext:value-type="float">
            <text:p>919697</text:p>
          </table:table-cell>
          <table:table-cell office:value-type="float" office:value="919713" calcext:value-type="float">
            <text:p>919713</text:p>
          </table:table-cell>
          <table:table-cell office:value-type="string" calcext:value-type="string">
            <text:p>non_sexist</text:p>
          </table:table-cell>
          <table:table-cell office:value-type="string" calcext:value-type="string">
            <text:p>Блин, Госдура прямым текстом требует "не выносить сор из избы", молчать и терпеть. Нет таких слов.</text:p>
          </table:table-cell>
        </table:table-row>
        <table:table-row table:style-name="ro2">
          <table:table-cell office:value-type="float" office:value="919697" calcext:value-type="float">
            <text:p>919697</text:p>
          </table:table-cell>
          <table:table-cell office:value-type="float" office:value="919715" calcext:value-type="float">
            <text:p>919715</text:p>
          </table:table-cell>
          <table:table-cell office:value-type="string" calcext:value-type="string">
            <text:p>non_sexist</text:p>
          </table:table-cell>
          <table:table-cell office:value-type="string" calcext:value-type="string">
            <text:p>[id21594630|Иван], ты еблан? Какой ещё срок за побои в семье?</text:p>
            <text:p>Там же максимум синяки и ссадины, а не переломанные пальцы, руки и тд</text:p>
          </table:table-cell>
        </table:table-row>
        <table:table-row table:style-name="ro1">
          <table:table-cell office:value-type="float" office:value="919697" calcext:value-type="float">
            <text:p>919697</text:p>
          </table:table-cell>
          <table:table-cell office:value-type="float" office:value="919717" calcext:value-type="float">
            <text:p>919717</text:p>
          </table:table-cell>
          <table:table-cell office:value-type="string" calcext:value-type="string">
            <text:p>non_sexist</text:p>
          </table:table-cell>
          <table:table-cell office:value-type="string" calcext:value-type="string">
            <text:p>[id21594630|Иван], любителя рукоприкладства посадят как и раньше, читайте внимательно. А вот кто случайно сорвался на первый раз - оштрафуют.</text:p>
          </table:table-cell>
        </table:table-row>
        <table:table-row table:style-name="ro1">
          <table:table-cell office:value-type="float" office:value="919697" calcext:value-type="float">
            <text:p>919697</text:p>
          </table:table-cell>
          <table:table-cell office:value-type="float" office:value="919718" calcext:value-type="float">
            <text:p>919718</text:p>
          </table:table-cell>
          <table:table-cell office:value-type="string" calcext:value-type="string">
            <text:p>non_sexist</text:p>
          </table:table-cell>
          <table:table-cell office:value-type="string" calcext:value-type="string">
            <text:p>детей тоже можно пиздить?</text:p>
          </table:table-cell>
        </table:table-row>
        <table:table-row table:style-name="ro1">
          <table:table-cell office:value-type="float" office:value="919697" calcext:value-type="float">
            <text:p>919697</text:p>
          </table:table-cell>
          <table:table-cell office:value-type="float" office:value="919719" calcext:value-type="float">
            <text:p>919719</text:p>
          </table:table-cell>
          <table:table-cell office:value-type="string" calcext:value-type="string">
            <text:p>non_sexist</text:p>
          </table:table-cell>
          <table:table-cell office:value-type="string" calcext:value-type="string">
            <text:p>[id169603350|Алиса], НУЖНО!</text:p>
          </table:table-cell>
        </table:table-row>
        <table:table-row table:style-name="ro1">
          <table:table-cell office:value-type="float" office:value="919697" calcext:value-type="float">
            <text:p>919697</text:p>
          </table:table-cell>
          <table:table-cell office:value-type="float" office:value="919721" calcext:value-type="float">
            <text:p>919721</text:p>
          </table:table-cell>
          <table:table-cell office:value-type="string" calcext:value-type="string">
            <text:p>non_sexist</text:p>
          </table:table-cell>
          <table:table-cell office:value-type="string" calcext:value-type="string">
            <text:p>[id434807|Павел], нужно?! че? этим ты вызываешь у них только ненависть и страх к себе</text:p>
          </table:table-cell>
        </table:table-row>
        <table:table-row table:style-name="ro1">
          <table:table-cell office:value-type="float" office:value="919697" calcext:value-type="float">
            <text:p>919697</text:p>
          </table:table-cell>
          <table:table-cell office:value-type="float" office:value="919722" calcext:value-type="float">
            <text:p>919722</text:p>
          </table:table-cell>
          <table:table-cell office:value-type="string" calcext:value-type="string">
            <text:p>non_sexist</text:p>
          </table:table-cell>
          <table:table-cell office:value-type="string" calcext:value-type="string">
            <text:p>[id21594630|Иван], я тоже за 15 суток.</text:p>
          </table:table-cell>
        </table:table-row>
        <table:table-row table:style-name="ro1">
          <table:table-cell office:value-type="float" office:value="919697" calcext:value-type="float">
            <text:p>919697</text:p>
          </table:table-cell>
          <table:table-cell office:value-type="float" office:value="919723" calcext:value-type="float">
            <text:p>919723</text:p>
          </table:table-cell>
          <table:table-cell office:value-type="string" calcext:value-type="string">
            <text:p>non_sexist</text:p>
          </table:table-cell>
          <table:table-cell office:value-type="string" calcext:value-type="string">
            <text:p>[id169603350|Алиса], ага, перефразируя Хармса: "Бить детей – это жестоко. Но что-нибудь ведь надо же с ними делать!"</text:p>
          </table:table-cell>
        </table:table-row>
        <table:table-row table:style-name="ro1">
          <table:table-cell office:value-type="float" office:value="919697" calcext:value-type="float">
            <text:p>919697</text:p>
          </table:table-cell>
          <table:table-cell office:value-type="float" office:value="919724" calcext:value-type="float">
            <text:p>919724</text:p>
          </table:table-cell>
          <table:table-cell office:value-type="string" calcext:value-type="string">
            <text:p>non_sexist</text:p>
          </table:table-cell>
          <table:table-cell office:value-type="string" calcext:value-type="string">
            <text:p>[id169603350|Алиса], бабушкам и дедушкам своим расскажите об этом, я уже молчу про то, что в нашей стране есть целые регионы, где это до сих пор считается обычной нормой жизни</text:p>
          </table:table-cell>
        </table:table-row>
        <table:table-row table:style-name="ro1">
          <table:table-cell office:value-type="float" office:value="919697" calcext:value-type="float">
            <text:p>919697</text:p>
          </table:table-cell>
          <table:table-cell office:value-type="float" office:value="919725" calcext:value-type="float">
            <text:p>919725</text:p>
          </table:table-cell>
          <table:table-cell office:value-type="string" calcext:value-type="string">
            <text:p>non_sexist</text:p>
          </table:table-cell>
          <table:table-cell office:value-type="string" calcext:value-type="string">
            <text:p>[id2942034|Жора], что-нибудь, вот именно. ребенок не скажет тебе спасибо за то, что ты его сковородой отхерачил</text:p>
          </table:table-cell>
        </table:table-row>
        <table:table-row table:style-name="ro1">
          <table:table-cell office:value-type="float" office:value="919697" calcext:value-type="float">
            <text:p>919697</text:p>
          </table:table-cell>
          <table:table-cell office:value-type="float" office:value="919726" calcext:value-type="float">
            <text:p>919726</text:p>
          </table:table-cell>
          <table:table-cell office:value-type="string" calcext:value-type="string">
            <text:p>non_sexist</text:p>
          </table:table-cell>
          <table:table-cell office:value-type="string" calcext:value-type="string">
            <text:p>первого отца посадил в 16</text:p>
          </table:table-cell>
        </table:table-row>
        <table:table-row table:style-name="ro1">
          <table:table-cell office:value-type="float" office:value="919697" calcext:value-type="float">
            <text:p>919697</text:p>
          </table:table-cell>
          <table:table-cell office:value-type="float" office:value="919728" calcext:value-type="float">
            <text:p>919728</text:p>
          </table:table-cell>
          <table:table-cell office:value-type="string" calcext:value-type="string">
            <text:p>non_sexist</text:p>
          </table:table-cell>
          <table:table-cell office:value-type="string" calcext:value-type="string">
            <text:p>[id169603350|Алиса], это же ирония, Хармс, ну, по Хармсу жить нельзя. Как и бить кого-либо</text:p>
          </table:table-cell>
        </table:table-row>
        <table:table-row table:style-name="ro1">
          <table:table-cell office:value-type="float" office:value="919697" calcext:value-type="float">
            <text:p>919697</text:p>
          </table:table-cell>
          <table:table-cell office:value-type="float" office:value="919729" calcext:value-type="float">
            <text:p>919729</text:p>
          </table:table-cell>
          <table:table-cell office:value-type="string" calcext:value-type="string">
            <text:p>non_sexist</text:p>
          </table:table-cell>
          <table:table-cell office:value-type="string" calcext:value-type="string">
            <text:p>[id434807|Павел], с радостью бы рассказала. Прибегаешь к насилию в воспитании своего чада, только потому, что больше не имеешь способов воздействия? Потому, что для ребенка ты слишком слабый авторитет, да?</text:p>
          </table:table-cell>
        </table:table-row>
        <table:table-row table:style-name="ro1">
          <table:table-cell office:value-type="float" office:value="919697" calcext:value-type="float">
            <text:p>919697</text:p>
          </table:table-cell>
          <table:table-cell office:value-type="float" office:value="919731" calcext:value-type="float">
            <text:p>919731</text:p>
          </table:table-cell>
          <table:table-cell office:value-type="string" calcext:value-type="string">
            <text:p>non_sexist</text:p>
          </table:table-cell>
          <table:table-cell office:value-type="string" calcext:value-type="string">
            <text:p>[id2942034|Жора], ес</text:p>
          </table:table-cell>
        </table:table-row>
        <table:table-row table:style-name="ro1">
          <table:table-cell office:value-type="float" office:value="919697" calcext:value-type="float">
            <text:p>919697</text:p>
          </table:table-cell>
          <table:table-cell office:value-type="float" office:value="919732" calcext:value-type="float">
            <text:p>919732</text:p>
          </table:table-cell>
          <table:table-cell office:value-type="string" calcext:value-type="string">
            <text:p>non_sexist</text:p>
          </table:table-cell>
          <table:table-cell office:value-type="string" calcext:value-type="string">
            <text:p>[id169603350|Алиса], временно, потом поймёт, когда подрастёт.</text:p>
          </table:table-cell>
        </table:table-row>
        <table:table-row table:style-name="ro1">
          <table:table-cell office:value-type="float" office:value="919697" calcext:value-type="float">
            <text:p>919697</text:p>
          </table:table-cell>
          <table:table-cell office:value-type="float" office:value="919734" calcext:value-type="float">
            <text:p>919734</text:p>
          </table:table-cell>
          <table:table-cell office:value-type="string" calcext:value-type="string">
            <text:p>non_sexist</text:p>
          </table:table-cell>
          <table:table-cell office:value-type="string" calcext:value-type="string">
            <text:p>Да... Мы все продолжаем двигаться в обратном направлении от цивилизованного мира. Зачем и кому это надо?</text:p>
          </table:table-cell>
        </table:table-row>
        <table:table-row table:style-name="ro1">
          <table:table-cell office:value-type="float" office:value="919697" calcext:value-type="float">
            <text:p>919697</text:p>
          </table:table-cell>
          <table:table-cell office:value-type="float" office:value="919735" calcext:value-type="float">
            <text:p>919735</text:p>
          </table:table-cell>
          <table:table-cell office:value-type="string" calcext:value-type="string">
            <text:p>sexist</text:p>
          </table:table-cell>
          <table:table-cell office:value-type="string" calcext:value-type="string">
            <text:p>Вот тут женщины сами виноваты, <text:s/>лишь единицы боролись за себя. А остальные молча терпели. <text:s/>Значит, <text:s/>им так надо, <text:s/>значит, <text:s/>им так удобнее.</text:p>
          </table:table-cell>
        </table:table-row>
        <table:table-row table:style-name="ro1">
          <table:table-cell office:value-type="float" office:value="919697" calcext:value-type="float">
            <text:p>919697</text:p>
          </table:table-cell>
          <table:table-cell office:value-type="float" office:value="919736" calcext:value-type="float">
            <text:p>919736</text:p>
          </table:table-cell>
          <table:table-cell office:value-type="string" calcext:value-type="string">
            <text:p>non_sexist</text:p>
          </table:table-cell>
          <table:table-cell office:value-type="string" calcext:value-type="string">
            <text:p>[id212816434|Никита], не еблан, а сын человека, любившего по пьяни распускать руки в отношении своей жены и детей. Так что я с темой, затронутой в новости, знаком не понаслышке.</text:p>
          </table:table-cell>
        </table:table-row>
        <table:table-row table:style-name="ro1">
          <table:table-cell office:value-type="float" office:value="919697" calcext:value-type="float">
            <text:p>919697</text:p>
          </table:table-cell>
          <table:table-cell office:value-type="float" office:value="919737" calcext:value-type="float">
            <text:p>919737</text:p>
          </table:table-cell>
          <table:table-cell office:value-type="string" calcext:value-type="string">
            <text:p>non_sexist</text:p>
          </table:table-cell>
          <table:table-cell office:value-type="string" calcext:value-type="string">
            <text:p>[id8294084|Денис], странная позиция. Вспомните себя в детстве, я уверена, что вам было максимально неприятно слышать фразу "подрастешь — поймешь". Насилие никогда ничего не решало. Войной никогда ничего не добиться</text:p>
          </table:table-cell>
        </table:table-row>
        <table:table-row table:style-name="ro1">
          <table:table-cell office:value-type="float" office:value="919697" calcext:value-type="float">
            <text:p>919697</text:p>
          </table:table-cell>
          <table:table-cell office:value-type="float" office:value="919739" calcext:value-type="float">
            <text:p>919739</text:p>
          </table:table-cell>
          <table:table-cell office:value-type="string" calcext:value-type="string">
            <text:p>non_sexist</text:p>
          </table:table-cell>
          <table:table-cell office:value-type="string" calcext:value-type="string">
            <text:p>[id169603350|Алиса], ой, не надо уж на личности переходить, у меня трое детей и все меня любят и уважают. Бывают такие серьезные косяки, когда лучшим способом воздействия могут оказаться розги или горох :) Не будьте так серьезны, нет в этом ничего особенного. Вон православным вообще можно хоть убить, главное потом прийти, помолиться и все нормально будет.</text:p>
          </table:table-cell>
        </table:table-row>
        <table:table-row table:style-name="ro2">
          <table:table-cell office:value-type="float" office:value="919697" calcext:value-type="float">
            <text:p>919697</text:p>
          </table:table-cell>
          <table:table-cell office:value-type="float" office:value="919740" calcext:value-type="float">
            <text:p>919740</text:p>
          </table:table-cell>
          <table:table-cell office:value-type="string" calcext:value-type="string">
            <text:p>non_sexist</text:p>
          </table:table-cell>
          <table:table-cell office:value-type="string" calcext:value-type="string">
            <text:p>[id21594630|Иван], это явно решается НЕ СРОКОМ В ТЮРЯГЕ. Тормаз</text:p>
            <text:p>Это средняя степень тяжести, тут 100% сажают</text:p>
          </table:table-cell>
        </table:table-row>
        <table:table-row table:style-name="ro1">
          <table:table-cell office:value-type="float" office:value="919697" calcext:value-type="float">
            <text:p>919697</text:p>
          </table:table-cell>
          <table:table-cell office:value-type="float" office:value="919741" calcext:value-type="float">
            <text:p>919741</text:p>
          </table:table-cell>
          <table:table-cell office:value-type="string" calcext:value-type="string">
            <text:p>sexist</text:p>
          </table:table-cell>
          <table:table-cell office:value-type="string" calcext:value-type="string">
            <text:p>Вот женщин бить не нужно, их надо просто выгонять нахуй, пусть ищут себе другого хахаля, если дохуя умные.</text:p>
          </table:table-cell>
        </table:table-row>
        <table:table-row table:style-name="ro1">
          <table:table-cell office:value-type="float" office:value="919697" calcext:value-type="float">
            <text:p>919697</text:p>
          </table:table-cell>
          <table:table-cell office:value-type="float" office:value="919742" calcext:value-type="float">
            <text:p>919742</text:p>
          </table:table-cell>
          <table:table-cell office:value-type="string" calcext:value-type="string">
            <text:p>non_sexist</text:p>
          </table:table-cell>
          <table:table-cell office:value-type="string" calcext:value-type="string">
            <text:p>[id10239302|Алексей], блджад, единоразовое — это не один удар, а одно заявление в полицию! Если раньше человек мог бояться уголовки после первого же удара, то теперь он может спокойно раздавать пиздюли до тех пор, пока на него первое заявление не отнесут, а это зачастую бывает далеко не сразу после начала побоев.</text:p>
          </table:table-cell>
        </table:table-row>
        <table:table-row table:style-name="ro1">
          <table:table-cell office:value-type="float" office:value="919697" calcext:value-type="float">
            <text:p>919697</text:p>
          </table:table-cell>
          <table:table-cell office:value-type="float" office:value="919744" calcext:value-type="float">
            <text:p>919744</text:p>
          </table:table-cell>
          <table:table-cell office:value-type="string" calcext:value-type="string">
            <text:p>non_sexist</text:p>
          </table:table-cell>
          <table:table-cell office:value-type="string" calcext:value-type="string">
            <text:p>Как будто до этого работала уголовка за это... ага</text:p>
          </table:table-cell>
        </table:table-row>
        <table:table-row table:style-name="ro1">
          <table:table-cell office:value-type="float" office:value="919697" calcext:value-type="float">
            <text:p>919697</text:p>
          </table:table-cell>
          <table:table-cell office:value-type="float" office:value="919747" calcext:value-type="float">
            <text:p>919747</text:p>
          </table:table-cell>
          <table:table-cell office:value-type="string" calcext:value-type="string">
            <text:p>non_sexist</text:p>
          </table:table-cell>
          <table:table-cell office:value-type="string" calcext:value-type="string">
            <text:p>[id434807|Павел], я не переходила на личности, это моя манера общения. под местоимением "ты" подразумевался абсолютно любой человек, сказано для примера. Серьезные косяки нужно в первую очередь объяснить ,почему так делать нельзя, к каким последствиям это приводит, а главное, объяснить ребенку — что это его ответственность, и что за все свои поступки он сам будет отвечать. Тогда и косяков не будет, и бить никого не надо.</text:p>
          </table:table-cell>
        </table:table-row>
        <table:table-row table:style-name="ro1">
          <table:table-cell office:value-type="float" office:value="919697" calcext:value-type="float">
            <text:p>919697</text:p>
          </table:table-cell>
          <table:table-cell office:value-type="float" office:value="919751" calcext:value-type="float">
            <text:p>919751</text:p>
          </table:table-cell>
          <table:table-cell office:value-type="string" calcext:value-type="string">
            <text:p>non_sexist</text:p>
          </table:table-cell>
          <table:table-cell office:value-type="string" calcext:value-type="string">
            <text:p>[id8294084|Denis], на три месяца максимум</text:p>
          </table:table-cell>
        </table:table-row>
        <table:table-row table:style-name="ro1">
          <table:table-cell office:value-type="float" office:value="919697" calcext:value-type="float">
            <text:p>919697</text:p>
          </table:table-cell>
          <table:table-cell office:value-type="float" office:value="919752" calcext:value-type="float">
            <text:p>919752</text:p>
          </table:table-cell>
          <table:table-cell office:value-type="string" calcext:value-type="string">
            <text:p>non_sexist</text:p>
          </table:table-cell>
          <table:table-cell office:value-type="string" calcext:value-type="string">
            <text:p>Алиса, что-то мне подсказывает, что вы не имеете опыта общения с детьми.</text:p>
          </table:table-cell>
        </table:table-row>
        <table:table-row table:style-name="ro1">
          <table:table-cell office:value-type="float" office:value="919697" calcext:value-type="float">
            <text:p>919697</text:p>
          </table:table-cell>
          <table:table-cell office:value-type="float" office:value="919753" calcext:value-type="float">
            <text:p>919753</text:p>
          </table:table-cell>
          <table:table-cell office:value-type="string" calcext:value-type="string">
            <text:p>non_sexist</text:p>
          </table:table-cell>
          <table:table-cell office:value-type="string" calcext:value-type="string">
            <text:p>Когда тяжкие телесные будут, тогда и приходите.</text:p>
          </table:table-cell>
        </table:table-row>
        <table:table-row table:style-name="ro1">
          <table:table-cell office:value-type="float" office:value="919697" calcext:value-type="float">
            <text:p>919697</text:p>
          </table:table-cell>
          <table:table-cell office:value-type="float" office:value="919754" calcext:value-type="float">
            <text:p>919754</text:p>
          </table:table-cell>
          <table:table-cell office:value-type="string" calcext:value-type="string">
            <text:p>non_sexist</text:p>
          </table:table-cell>
          <table:table-cell office:value-type="string" calcext:value-type="string">
            <text:p>[id7062431|Дмитрий], плохая у вас интуиция, в таком случае</text:p>
          </table:table-cell>
        </table:table-row>
        <table:table-row table:style-name="ro1">
          <table:table-cell office:value-type="float" office:value="919697" calcext:value-type="float">
            <text:p>919697</text:p>
          </table:table-cell>
          <table:table-cell office:value-type="float" office:value="919755" calcext:value-type="float">
            <text:p>919755</text:p>
          </table:table-cell>
          <table:table-cell office:value-type="string" calcext:value-type="string">
            <text:p>non_sexist</text:p>
          </table:table-cell>
          <table:table-cell office:value-type="string" calcext:value-type="string">
            <text:p>Пиздос</text:p>
          </table:table-cell>
        </table:table-row>
        <table:table-row table:style-name="ro1">
          <table:table-cell office:value-type="float" office:value="919697" calcext:value-type="float">
            <text:p>919697</text:p>
          </table:table-cell>
          <table:table-cell office:value-type="float" office:value="919757" calcext:value-type="float">
            <text:p>919757</text:p>
          </table:table-cell>
          <table:table-cell office:value-type="string" calcext:value-type="string">
            <text:p>non_sexist</text:p>
          </table:table-cell>
          <table:table-cell office:value-type="string" calcext:value-type="string">
            <text:p>[id335478406|Eireen], ага, Моисея на них нет. Винить жертву это последнее из возможного.</text:p>
          </table:table-cell>
        </table:table-row>
        <table:table-row table:style-name="ro1">
          <table:table-cell office:value-type="float" office:value="919697" calcext:value-type="float">
            <text:p>919697</text:p>
          </table:table-cell>
          <table:table-cell office:value-type="float" office:value="919758" calcext:value-type="float">
            <text:p>919758</text:p>
          </table:table-cell>
          <table:table-cell office:value-type="string" calcext:value-type="string">
            <text:p>non_sexist</text:p>
          </table:table-cell>
          <table:table-cell office:value-type="string" calcext:value-type="string">
            <text:p>[id169603350|Alisa], пруфы?</text:p>
          </table:table-cell>
        </table:table-row>
        <table:table-row table:style-name="ro1">
          <table:table-cell office:value-type="float" office:value="919697" calcext:value-type="float">
            <text:p>919697</text:p>
          </table:table-cell>
          <table:table-cell office:value-type="float" office:value="919759" calcext:value-type="float">
            <text:p>919759</text:p>
          </table:table-cell>
          <table:table-cell office:value-type="string" calcext:value-type="string">
            <text:p>non_sexist</text:p>
          </table:table-cell>
          <table:table-cell office:value-type="string" calcext:value-type="string">
            <text:p>[id169603350|Алиса], у вас есть опыт? Простите что сам перехожу на личности... Просто это конечно же понятно что надо объяснить в чем косяк и не один раз, а 25 раз раз объяснить и наказать сначала лишением каких-нить игр и т.п. Но если ты знаешь что косяк был совершен совершенно сознательно, надеясь на то что это обойдется ему простым лишением компьютера на неделю, то нужно уже дать понять, что более серьезные методы убеждения. На самом деле в свободной жизни никто не будет церемонится с человеком, во многих кругах принято даже на первый проступок пиздить, а за второй могут и убить вообще. Так что тут спорный вопрос о том стоит ли растить сопляков? Я бы сказал что это вопрос дисскуссионный.</text:p>
          </table:table-cell>
        </table:table-row>
        <table:table-row table:style-name="ro1">
          <table:table-cell office:value-type="float" office:value="919697" calcext:value-type="float">
            <text:p>919697</text:p>
          </table:table-cell>
          <table:table-cell office:value-type="float" office:value="919764" calcext:value-type="float">
            <text:p>919764</text:p>
          </table:table-cell>
          <table:table-cell office:value-type="string" calcext:value-type="string">
            <text:p>sexist</text:p>
          </table:table-cell>
          <table:table-cell office:value-type="string" calcext:value-type="string">
            <text:p>ББПЕ.. фото сюткина вешать не буду</text:p>
          </table:table-cell>
        </table:table-row>
        <table:table-row table:style-name="ro1">
          <table:table-cell office:value-type="float" office:value="919697" calcext:value-type="float">
            <text:p>919697</text:p>
          </table:table-cell>
          <table:table-cell office:value-type="float" office:value="919765" calcext:value-type="float">
            <text:p>919765</text:p>
          </table:table-cell>
          <table:table-cell office:value-type="string" calcext:value-type="string">
            <text:p>non_sexist</text:p>
          </table:table-cell>
          <table:table-cell office:value-type="string" calcext:value-type="string">
            <text:p>Если пиздить будут неизбежно, то надо пиздить первым. Своих детей.</text:p>
          </table:table-cell>
        </table:table-row>
        <table:table-row table:style-name="ro1">
          <table:table-cell office:value-type="float" office:value="919697" calcext:value-type="float">
            <text:p>919697</text:p>
          </table:table-cell>
          <table:table-cell office:value-type="float" office:value="919766" calcext:value-type="float">
            <text:p>919766</text:p>
          </table:table-cell>
          <table:table-cell office:value-type="string" calcext:value-type="string">
            <text:p>non_sexist</text:p>
          </table:table-cell>
          <table:table-cell office:value-type="string" calcext:value-type="string">
            <text:p>[id19231134|Ильдар], а может они не жертвы?</text:p>
          </table:table-cell>
        </table:table-row>
        <table:table-row table:style-name="ro1">
          <table:table-cell office:value-type="float" office:value="919697" calcext:value-type="float">
            <text:p>919697</text:p>
          </table:table-cell>
          <table:table-cell office:value-type="float" office:value="919767" calcext:value-type="float">
            <text:p>919767</text:p>
          </table:table-cell>
          <table:table-cell office:value-type="string" calcext:value-type="string">
            <text:p>non_sexist</text:p>
          </table:table-cell>
          <table:table-cell office:value-type="string" calcext:value-type="string">
            <text:p>Депутат считает затрещину нормальной практикой? Отлично, надеюсь скоро они все получат свою порцию. И пусть только пикнут, что избивание депутатов - уголовное преступление. Уроды.</text:p>
          </table:table-cell>
        </table:table-row>
        <table:table-row table:style-name="ro1">
          <table:table-cell office:value-type="float" office:value="919697" calcext:value-type="float">
            <text:p>919697</text:p>
          </table:table-cell>
          <table:table-cell office:value-type="float" office:value="919769" calcext:value-type="float">
            <text:p>919769</text:p>
          </table:table-cell>
          <table:table-cell office:value-type="string" calcext:value-type="string">
            <text:p>non_sexist</text:p>
          </table:table-cell>
          <table:table-cell office:value-type="string" calcext:value-type="string">
            <text:p>[id434807|Павел], резонно. Я хотела сказать, что во многих семьях детей не просто бьют в качестве наказания, а избивают по поводу и без повода. Для меня это шок, и увидев подобную новость я и спросила про детей. Согласитесь, подобное избивание к хорошему не приведет, и было жить спокойно, пока права ребенка отстаивало государство. Я работаю в подготовительной музыкальной школе, своего чада нет</text:p>
          </table:table-cell>
        </table:table-row>
        <table:table-row table:style-name="ro1">
          <table:table-cell office:value-type="float" office:value="919697" calcext:value-type="float">
            <text:p>919697</text:p>
          </table:table-cell>
          <table:table-cell office:value-type="float" office:value="919770" calcext:value-type="float">
            <text:p>919770</text:p>
          </table:table-cell>
          <table:table-cell office:value-type="string" calcext:value-type="string">
            <text:p>non_sexist</text:p>
          </table:table-cell>
          <table:table-cell office:value-type="string" calcext:value-type="string">
            <text:p>[id434807|Павел], с одной стороны я согласна с вашим высказыванием. Иногда не понимают.... Но.... (У меня есть опыт общения с детьми)</text:p>
          </table:table-cell>
        </table:table-row>
        <table:table-row table:style-name="ro1">
          <table:table-cell office:value-type="float" office:value="919697" calcext:value-type="float">
            <text:p>919697</text:p>
          </table:table-cell>
          <table:table-cell office:value-type="float" office:value="919771" calcext:value-type="float">
            <text:p>919771</text:p>
          </table:table-cell>
          <table:table-cell office:value-type="string" calcext:value-type="string">
            <text:p>non_sexist</text:p>
          </table:table-cell>
          <table:table-cell office:value-type="string" calcext:value-type="string">
            <text:p>[id434807|Павел], так и ввели бы общий закон и назвали: "случайно сорвался". Изнасиловал, убил, украл - случайно сорвался, штраф и все на этом. Универсальная штука.</text:p>
          </table:table-cell>
        </table:table-row>
        <table:table-row table:style-name="ro1">
          <table:table-cell office:value-type="float" office:value="919697" calcext:value-type="float">
            <text:p>919697</text:p>
          </table:table-cell>
          <table:table-cell office:value-type="float" office:value="919772" calcext:value-type="float">
            <text:p>919772</text:p>
          </table:table-cell>
          <table:table-cell office:value-type="string" calcext:value-type="string">
            <text:p>non_sexist</text:p>
          </table:table-cell>
          <table:table-cell office:value-type="string" calcext:value-type="string">
            <text:p>[id169603350|Алиса], такие семьи останутся под уголовной статьей, закон лишь о первом проступке</text:p>
          </table:table-cell>
        </table:table-row>
        <table:table-row table:style-name="ro1">
          <table:table-cell office:value-type="float" office:value="919697" calcext:value-type="float">
            <text:p>919697</text:p>
          </table:table-cell>
          <table:table-cell office:value-type="float" office:value="919773" calcext:value-type="float">
            <text:p>919773</text:p>
          </table:table-cell>
          <table:table-cell office:value-type="string" calcext:value-type="string">
            <text:p>non_sexist</text:p>
          </table:table-cell>
          <table:table-cell office:value-type="string" calcext:value-type="string">
            <text:p>[id19231134|Ильдар], главное после этого грехи замолить и все нормуль</text:p>
          </table:table-cell>
        </table:table-row>
        <table:table-row table:style-name="ro1">
          <table:table-cell office:value-type="float" office:value="919697" calcext:value-type="float">
            <text:p>919697</text:p>
          </table:table-cell>
          <table:table-cell office:value-type="float" office:value="919774" calcext:value-type="float">
            <text:p>919774</text:p>
          </table:table-cell>
          <table:table-cell office:value-type="string" calcext:value-type="string">
            <text:p>non_sexist</text:p>
          </table:table-cell>
          <table:table-cell office:value-type="string" calcext:value-type="string">
            <text:p>[id434807|Павел], боже мой, давайте не трогать религию</text:p>
          </table:table-cell>
        </table:table-row>
        <table:table-row table:style-name="ro1">
          <table:table-cell office:value-type="float" office:value="919697" calcext:value-type="float">
            <text:p>919697</text:p>
          </table:table-cell>
          <table:table-cell office:value-type="float" office:value="919775" calcext:value-type="float">
            <text:p>919775</text:p>
          </table:table-cell>
          <table:table-cell office:value-type="string" calcext:value-type="string">
            <text:p>non_sexist</text:p>
          </table:table-cell>
          <table:table-cell office:value-type="string" calcext:value-type="string">
            <text:p>[id169603350|Алиса], да да, но сажать за оплеуху, это бред.</text:p>
          </table:table-cell>
        </table:table-row>
        <table:table-row table:style-name="ro1">
          <table:table-cell office:value-type="float" office:value="919697" calcext:value-type="float">
            <text:p>919697</text:p>
          </table:table-cell>
          <table:table-cell office:value-type="float" office:value="919776" calcext:value-type="float">
            <text:p>919776</text:p>
          </table:table-cell>
          <table:table-cell office:value-type="string" calcext:value-type="string">
            <text:p>non_sexist</text:p>
          </table:table-cell>
          <table:table-cell office:value-type="string" calcext:value-type="string">
            <text:p>[id434807|Павел], некоторые дети не понимают слов. У знакомой ребёнок.... Ей 3 года... А я часто видела как она её бьёт. <text:s/>Ну подзатыльник, по жопе..... Но через год примерно, когда мы с ней увидились этот ребёнок уже никак не реагировал на крики, и даже после затрещены, кричал-Меня нельзя биить!!!! <text:s/>На весь магазин... <text:s/>На нее все смотрели</text:p>
          </table:table-cell>
        </table:table-row>
        <table:table-row table:style-name="ro1">
          <table:table-cell office:value-type="float" office:value="919697" calcext:value-type="float">
            <text:p>919697</text:p>
          </table:table-cell>
          <table:table-cell office:value-type="float" office:value="919777" calcext:value-type="float">
            <text:p>919777</text:p>
          </table:table-cell>
          <table:table-cell office:value-type="string" calcext:value-type="string">
            <text:p>non_sexist</text:p>
          </table:table-cell>
          <table:table-cell office:value-type="string" calcext:value-type="string">
            <text:p>[id55488123|Павел], за первый раз этого более чем достаточно.</text:p>
          </table:table-cell>
        </table:table-row>
        <table:table-row table:style-name="ro1">
          <table:table-cell office:value-type="float" office:value="919697" calcext:value-type="float">
            <text:p>919697</text:p>
          </table:table-cell>
          <table:table-cell office:value-type="float" office:value="919778" calcext:value-type="float">
            <text:p>919778</text:p>
          </table:table-cell>
          <table:table-cell office:value-type="string" calcext:value-type="string">
            <text:p>non_sexist</text:p>
          </table:table-cell>
          <table:table-cell office:value-type="string" calcext:value-type="string">
            <text:p>[id169603350|Alisa], Павел говорил про случай, когда ребенок отказывается воспринимать словесные ограничения. Если посмотреть практики воспитания детей, где ребенка наказывают без физического контакта. Там обычно вместо физического "насилия" применяется психологическое давление. При чем обычно сопровождается посылом, у ребенка расстройство внимания, надо бы ему антидепрессантов выписать. Я бы еще поспорил какой вариант будет разрушительнее для ребенка.</text:p>
          </table:table-cell>
        </table:table-row>
        <table:table-row table:style-name="ro1">
          <table:table-cell office:value-type="float" office:value="919697" calcext:value-type="float">
            <text:p>919697</text:p>
          </table:table-cell>
          <table:table-cell office:value-type="float" office:value="919779" calcext:value-type="float">
            <text:p>919779</text:p>
          </table:table-cell>
          <table:table-cell office:value-type="string" calcext:value-type="string">
            <text:p>non_sexist</text:p>
          </table:table-cell>
          <table:table-cell office:value-type="string" calcext:value-type="string">
            <text:p>[id8294084|Денис], смотря как посмотреть, опять же</text:p>
          </table:table-cell>
        </table:table-row>
        <table:table-row table:style-name="ro1">
          <table:table-cell office:value-type="float" office:value="919697" calcext:value-type="float">
            <text:p>919697</text:p>
          </table:table-cell>
          <table:table-cell office:value-type="float" office:value="919780" calcext:value-type="float">
            <text:p>919780</text:p>
          </table:table-cell>
          <table:table-cell office:value-type="string" calcext:value-type="string">
            <text:p>sexist</text:p>
          </table:table-cell>
          <table:table-cell office:value-type="string" calcext:value-type="string">
            <text:p>[id434807|Павел], но тут есть другая сторона. Наследственность. <text:s/>Что если мать сама... Ну так скажем не с лучшим характором</text:p>
          </table:table-cell>
        </table:table-row>
        <table:table-row table:style-name="ro1">
          <table:table-cell office:value-type="float" office:value="919697" calcext:value-type="float">
            <text:p>919697</text:p>
          </table:table-cell>
          <table:table-cell office:value-type="float" office:value="919781" calcext:value-type="float">
            <text:p>919781</text:p>
          </table:table-cell>
          <table:table-cell office:value-type="string" calcext:value-type="string">
            <text:p>non_sexist</text:p>
          </table:table-cell>
          <table:table-cell office:value-type="string" calcext:value-type="string">
            <text:p>[id169603350|Алиса], да как угодно.</text:p>
          </table:table-cell>
        </table:table-row>
        <table:table-row table:style-name="ro1">
          <table:table-cell office:value-type="float" office:value="919697" calcext:value-type="float">
            <text:p>919697</text:p>
          </table:table-cell>
          <table:table-cell office:value-type="float" office:value="919783" calcext:value-type="float">
            <text:p>919783</text:p>
          </table:table-cell>
          <table:table-cell office:value-type="string" calcext:value-type="string">
            <text:p>non_sexist</text:p>
          </table:table-cell>
          <table:table-cell office:value-type="string" calcext:value-type="string">
            <text:p>[id157916890|Ирина], ну так я про то и говорю, конечно регулярные избиения и наказание за серьезный проступок это разные вещи, для того собственно и это закон. До этого всегда говорили, что теперь вообще нельзя ребенка по попке шлепнуть - скажет в садике воспитателям и заберут его в детдом.</text:p>
          </table:table-cell>
        </table:table-row>
        <table:table-row table:style-name="ro2">
          <table:table-cell office:value-type="float" office:value="919697" calcext:value-type="float">
            <text:p>919697</text:p>
          </table:table-cell>
          <table:table-cell office:value-type="float" office:value="919784" calcext:value-type="float">
            <text:p>919784</text:p>
          </table:table-cell>
          <table:table-cell office:value-type="string" calcext:value-type="string">
            <text:p>non_sexist</text:p>
          </table:table-cell>
          <table:table-cell office:value-type="string" calcext:value-type="string">
            <text:p>1) нет</text:p>
            <text:p>2) это уголовка за рецидив</text:p>
          </table:table-cell>
        </table:table-row>
        <table:table-row table:style-name="ro1">
          <table:table-cell office:value-type="float" office:value="919697" calcext:value-type="float">
            <text:p>919697</text:p>
          </table:table-cell>
          <table:table-cell office:value-type="float" office:value="919785" calcext:value-type="float">
            <text:p>919785</text:p>
          </table:table-cell>
          <table:table-cell office:value-type="string" calcext:value-type="string">
            <text:p>non_sexist</text:p>
          </table:table-cell>
          <table:table-cell office:value-type="string" calcext:value-type="string">
            <text:p>[id55488123|Павел], в смысле?</text:p>
          </table:table-cell>
        </table:table-row>
        <table:table-row table:style-name="ro1">
          <table:table-cell office:value-type="float" office:value="919697" calcext:value-type="float">
            <text:p>919697</text:p>
          </table:table-cell>
          <table:table-cell office:value-type="float" office:value="919786" calcext:value-type="float">
            <text:p>919786</text:p>
          </table:table-cell>
          <table:table-cell office:value-type="string" calcext:value-type="string">
            <text:p>non_sexist</text:p>
          </table:table-cell>
          <table:table-cell office:value-type="string" calcext:value-type="string">
            <text:p>[id7062431|Дмитрий], я бы тоже поспорила. Физическое насилие гораздо чаще сказывается отрицательно, чем психологическое давление</text:p>
          </table:table-cell>
        </table:table-row>
        <table:table-row table:style-name="ro1">
          <table:table-cell office:value-type="float" office:value="919697" calcext:value-type="float">
            <text:p>919697</text:p>
          </table:table-cell>
          <table:table-cell office:value-type="float" office:value="919788" calcext:value-type="float">
            <text:p>919788</text:p>
          </table:table-cell>
          <table:table-cell office:value-type="string" calcext:value-type="string">
            <text:p>non_sexist</text:p>
          </table:table-cell>
          <table:table-cell office:value-type="string" calcext:value-type="string">
            <text:p>[id8294084|Denis], Побои в семье, в свою очередь, будут наказываться по административной статье, которая предусматривает штраф от 5 до 30 тысяч рублей, либо арест на срок от 10 до 15 суток, либо от 60 до 120 часов обязательных работ. Если такое правонарушение совершено повторно в течение года, то наступает уголовная ответственность с максимальным наказание в виде ареста на срок до трех месяцев.</text:p>
          </table:table-cell>
        </table:table-row>
        <table:table-row table:style-name="ro1">
          <table:table-cell office:value-type="float" office:value="919697" calcext:value-type="float">
            <text:p>919697</text:p>
          </table:table-cell>
          <table:table-cell office:value-type="float" office:value="919790" calcext:value-type="float">
            <text:p>919790</text:p>
          </table:table-cell>
          <table:table-cell office:value-type="string" calcext:value-type="string">
            <text:p>non_sexist</text:p>
          </table:table-cell>
          <table:table-cell office:value-type="string" calcext:value-type="string">
            <text:p>[id169603350|Alisa], если вы это утверждение делаете как и я основываясь ни на чем, то ок.</text:p>
          </table:table-cell>
        </table:table-row>
        <table:table-row table:style-name="ro1">
          <table:table-cell office:value-type="float" office:value="919697" calcext:value-type="float">
            <text:p>919697</text:p>
          </table:table-cell>
          <table:table-cell office:value-type="float" office:value="919791" calcext:value-type="float">
            <text:p>919791</text:p>
          </table:table-cell>
          <table:table-cell office:value-type="string" calcext:value-type="string">
            <text:p>non_sexist</text:p>
          </table:table-cell>
          <table:table-cell office:value-type="string" calcext:value-type="string">
            <text:p>[id7062431|Дмитрий], ахахаха</text:p>
          </table:table-cell>
        </table:table-row>
        <table:table-row table:style-name="ro1">
          <table:table-cell office:value-type="float" office:value="919697" calcext:value-type="float">
            <text:p>919697</text:p>
          </table:table-cell>
          <table:table-cell office:value-type="float" office:value="919792" calcext:value-type="float">
            <text:p>919792</text:p>
          </table:table-cell>
          <table:table-cell office:value-type="string" calcext:value-type="string">
            <text:p>non_sexist</text:p>
          </table:table-cell>
          <table:table-cell office:value-type="string" calcext:value-type="string">
            <text:p>[id203894103|Юрий], НЕТ НЕРВОВ НЕ РОЖАЙ, ПАНЯТНА. РЕБЕНОК — ОГРОМНАЯ ОТВЕТСТВЕННОСТЬ, САМ ПОДПИСАЛСЯ НА ЭТО. НИКТО НЕ ГОВОРИЛ, ЧТО БУДЕТ ЛЕГКО.</text:p>
          </table:table-cell>
        </table:table-row>
        <table:table-row table:style-name="ro1">
          <table:table-cell office:value-type="float" office:value="919697" calcext:value-type="float">
            <text:p>919697</text:p>
          </table:table-cell>
          <table:table-cell office:value-type="float" office:value="919793" calcext:value-type="float">
            <text:p>919793</text:p>
          </table:table-cell>
          <table:table-cell office:value-type="string" calcext:value-type="string">
            <text:p>non_sexist</text:p>
          </table:table-cell>
          <table:table-cell office:value-type="string" calcext:value-type="string">
            <text:p>[id335478406|Eireen], бытие определяет сознание, разница лишь в амбициях.</text:p>
          </table:table-cell>
        </table:table-row>
        <table:table-row table:style-name="ro1">
          <table:table-cell office:value-type="float" office:value="919697" calcext:value-type="float">
            <text:p>919697</text:p>
          </table:table-cell>
          <table:table-cell office:value-type="float" office:value="919794" calcext:value-type="float">
            <text:p>919794</text:p>
          </table:table-cell>
          <table:table-cell office:value-type="string" calcext:value-type="string">
            <text:p>non_sexist</text:p>
          </table:table-cell>
          <table:table-cell office:value-type="string" calcext:value-type="string">
            <text:p>Отличненько! Теперь, пьяный мужик сможет отпиздить свою бабу и ребёнка на вполне законных основаниях. А побитой бабе и ребёнку никто не поможет, более того - мужика ещё и оправдают, если он споёт песенку про "достала, весь бюджет сливает, и тд". Православненько. Будем молиться и пиздить детей в светлом средневековом расейском будущем...</text:p>
          </table:table-cell>
        </table:table-row>
        <table:table-row table:style-name="ro1">
          <table:table-cell office:value-type="float" office:value="919697" calcext:value-type="float">
            <text:p>919697</text:p>
          </table:table-cell>
          <table:table-cell office:value-type="float" office:value="919795" calcext:value-type="float">
            <text:p>919795</text:p>
          </table:table-cell>
          <table:table-cell office:value-type="string" calcext:value-type="string">
            <text:p>non_sexist</text:p>
          </table:table-cell>
          <table:table-cell office:value-type="string" calcext:value-type="string">
            <text:p>[id8294084|Denis], жду ваших комментариев относительно этого</text:p>
          </table:table-cell>
        </table:table-row>
        <table:table-row table:style-name="ro1">
          <table:table-cell office:value-type="float" office:value="919697" calcext:value-type="float">
            <text:p>919697</text:p>
          </table:table-cell>
          <table:table-cell office:value-type="float" office:value="919796" calcext:value-type="float">
            <text:p>919796</text:p>
          </table:table-cell>
          <table:table-cell office:value-type="string" calcext:value-type="string">
            <text:p>non_sexist</text:p>
          </table:table-cell>
          <table:table-cell office:value-type="string" calcext:value-type="string">
            <text:p>Smells like сверхдержава</text:p>
          </table:table-cell>
        </table:table-row>
        <table:table-row table:style-name="ro1">
          <table:table-cell office:value-type="float" office:value="919697" calcext:value-type="float">
            <text:p>919697</text:p>
          </table:table-cell>
          <table:table-cell office:value-type="float" office:value="919797" calcext:value-type="float">
            <text:p>919797</text:p>
          </table:table-cell>
          <table:table-cell office:value-type="string" calcext:value-type="string">
            <text:p>non_sexist</text:p>
          </table:table-cell>
          <table:table-cell office:value-type="string" calcext:value-type="string">
            <text:p>[id55488123|Павел], ну вот, всё правильно, бить нельзя, но если всё таки пришлось применить такой вид наказания, то присядь, ведь тут не о тяжком вреде здоровью, правда ведь? И вы же не станете отрицать, что необязательно поднимать руку, чтобы нанести увечье и довести до самого плохого?</text:p>
          </table:table-cell>
        </table:table-row>
        <table:table-row table:style-name="ro1">
          <table:table-cell office:value-type="float" office:value="919697" calcext:value-type="float">
            <text:p>919697</text:p>
          </table:table-cell>
          <table:table-cell office:value-type="float" office:value="919799" calcext:value-type="float">
            <text:p>919799</text:p>
          </table:table-cell>
          <table:table-cell office:value-type="string" calcext:value-type="string">
            <text:p>non_sexist</text:p>
          </table:table-cell>
          <table:table-cell office:value-type="string" calcext:value-type="string">
            <text:p>[id203894103|Юрий], аааа.... значит пойду ка я домой и как следует въебу своему ребёнку. А потом скажу всем НЕРВЫ - ОНИ ЕСТЬ у всех! Разрешаешь, да?</text:p>
          </table:table-cell>
        </table:table-row>
        <table:table-row table:style-name="ro1">
          <table:table-cell office:value-type="float" office:value="919697" calcext:value-type="float">
            <text:p>919697</text:p>
          </table:table-cell>
          <table:table-cell office:value-type="float" office:value="919800" calcext:value-type="float">
            <text:p>919800</text:p>
          </table:table-cell>
          <table:table-cell office:value-type="string" calcext:value-type="string">
            <text:p>non_sexist</text:p>
          </table:table-cell>
          <table:table-cell office:value-type="string" calcext:value-type="string">
            <text:p>[id169603350|Алиса], что за чушь? С годами все меняется и взгляды на воспитание тоже. Все приходит с опытом. И конечно нужно искать мирные пути всегда, но они есть не всегда, особенно как тут сказали выше, с мальчиками - подростками.</text:p>
          </table:table-cell>
        </table:table-row>
        <table:table-row table:style-name="ro1">
          <table:table-cell office:value-type="float" office:value="919697" calcext:value-type="float">
            <text:p>919697</text:p>
          </table:table-cell>
          <table:table-cell office:value-type="float" office:value="919801" calcext:value-type="float">
            <text:p>919801</text:p>
          </table:table-cell>
          <table:table-cell office:value-type="string" calcext:value-type="string">
            <text:p>non_sexist</text:p>
          </table:table-cell>
          <table:table-cell office:value-type="string" calcext:value-type="string">
            <text:p>[id169603350|Алиса], обычно эти самые нервы появляются после рождения детей</text:p>
          </table:table-cell>
        </table:table-row>
        <table:table-row table:style-name="ro1">
          <table:table-cell office:value-type="float" office:value="919697" calcext:value-type="float">
            <text:p>919697</text:p>
          </table:table-cell>
          <table:table-cell office:value-type="float" office:value="919802" calcext:value-type="float">
            <text:p>919802</text:p>
          </table:table-cell>
          <table:table-cell office:value-type="string" calcext:value-type="string">
            <text:p>non_sexist</text:p>
          </table:table-cell>
          <table:table-cell office:value-type="string" calcext:value-type="string">
            <text:p>[id169603350|Алиса], не всякий выдержит плач двухчасовой, или нытье -куууупи, купииии-</text:p>
          </table:table-cell>
        </table:table-row>
        <table:table-row table:style-name="ro1">
          <table:table-cell office:value-type="float" office:value="919697" calcext:value-type="float">
            <text:p>919697</text:p>
          </table:table-cell>
          <table:table-cell office:value-type="float" office:value="919803" calcext:value-type="float">
            <text:p>919803</text:p>
          </table:table-cell>
          <table:table-cell office:value-type="string" calcext:value-type="string">
            <text:p>non_sexist</text:p>
          </table:table-cell>
          <table:table-cell office:value-type="string" calcext:value-type="string">
            <text:p>Жаль, что за идиотизм не "присаживают".</text:p>
          </table:table-cell>
        </table:table-row>
        <table:table-row table:style-name="ro1">
          <table:table-cell office:value-type="float" office:value="919697" calcext:value-type="float">
            <text:p>919697</text:p>
          </table:table-cell>
          <table:table-cell office:value-type="float" office:value="919804" calcext:value-type="float">
            <text:p>919804</text:p>
          </table:table-cell>
          <table:table-cell office:value-type="string" calcext:value-type="string">
            <text:p>sexist</text:p>
          </table:table-cell>
          <table:table-cell office:value-type="string" calcext:value-type="string">
            <text:p>[id19231134|Ильдар], мне очень жалко детей и я скорее всего поддерживаю мнение, <text:s/>что отмена это плохо. <text:s/>Но я видела женщин, <text:s/>которые постоянно унижанили мужа, <text:s/>день за днём, <text:s/>уничтожали его достоинство, <text:s/>и как <text:s/>только он срывался на алкоголь, <text:s/>они отхватывали. <text:s/>Бабы вызывают полицию. <text:s/>Всем жалко бабу. Но мкжчины находятся в этой ловушке постоянно. И уйти не могут (шантаж детьми)</text:p>
          </table:table-cell>
        </table:table-row>
        <table:table-row table:style-name="ro1">
          <table:table-cell office:value-type="float" office:value="919697" calcext:value-type="float">
            <text:p>919697</text:p>
          </table:table-cell>
          <table:table-cell office:value-type="float" office:value="919806" calcext:value-type="float">
            <text:p>919806</text:p>
          </table:table-cell>
          <table:table-cell office:value-type="string" calcext:value-type="string">
            <text:p>non_sexist</text:p>
          </table:table-cell>
          <table:table-cell office:value-type="string" calcext:value-type="string">
            <text:p>[id157916890|Ирина], плачь и нытье "купиии" это еще мелочи, это как раз исправимо без каких либо физических воздействий, а банальным игнором. Есть куда более сложные и изощренные косяки детей, когда они подрастают и уже знают не только свои права, но и понимают как манипулировать другими людьми</text:p>
          </table:table-cell>
        </table:table-row>
        <table:table-row table:style-name="ro1">
          <table:table-cell office:value-type="float" office:value="919697" calcext:value-type="float">
            <text:p>919697</text:p>
          </table:table-cell>
          <table:table-cell office:value-type="float" office:value="919810" calcext:value-type="float">
            <text:p>919810</text:p>
          </table:table-cell>
          <table:table-cell office:value-type="string" calcext:value-type="string">
            <text:p>sexist</text:p>
          </table:table-cell>
          <table:table-cell office:value-type="string" calcext:value-type="string">
            <text:p>[id335478406|Eireen], ок, а я видел дохрена баб, которые нарожали от мудаков детей. Мужики люто бухают, ловят белку и неистово пиздят бабу и детей до кучи. Потом идут к друзьям и слышат одобрение: "правильно - чтоб знали". Думаешь, кто то из них присел? Нет. Так и живут и терпят дальше. Думаешь, кого то отправили на лечение? Нет. Наобещают исправится и до следующей пьянки. А теперь это не только поощрается соседями-собутыльниками, но и государством. Приехли.</text:p>
          </table:table-cell>
        </table:table-row>
        <table:table-row table:style-name="ro1">
          <table:table-cell office:value-type="float" office:value="919697" calcext:value-type="float">
            <text:p>919697</text:p>
          </table:table-cell>
          <table:table-cell office:value-type="float" office:value="919812" calcext:value-type="float">
            <text:p>919812</text:p>
          </table:table-cell>
          <table:table-cell office:value-type="string" calcext:value-type="string">
            <text:p>non_sexist</text:p>
          </table:table-cell>
          <table:table-cell office:value-type="string" calcext:value-type="string">
            <text:p>[id203894103|Юрий], я тоже занимаюсь только воспитанием, но все-таки использую только психологическое давление</text:p>
          </table:table-cell>
        </table:table-row>
        <table:table-row table:style-name="ro1">
          <table:table-cell office:value-type="float" office:value="919697" calcext:value-type="float">
            <text:p>919697</text:p>
          </table:table-cell>
          <table:table-cell office:value-type="float" office:value="919813" calcext:value-type="float">
            <text:p>919813</text:p>
          </table:table-cell>
          <table:table-cell office:value-type="string" calcext:value-type="string">
            <text:p>non_sexist</text:p>
          </table:table-cell>
          <table:table-cell office:value-type="string" calcext:value-type="string">
            <text:p>[id434807|Павел], ну манипулировать другими людьми это уже прям страсти. <text:s/>Есть озлобленные дети, из детдома.... Вот они подходят под эту категорию, но никак не родные.</text:p>
          </table:table-cell>
        </table:table-row>
        <table:table-row table:style-name="ro1">
          <table:table-cell office:value-type="float" office:value="919697" calcext:value-type="float">
            <text:p>919697</text:p>
          </table:table-cell>
          <table:table-cell office:value-type="float" office:value="919815" calcext:value-type="float">
            <text:p>919815</text:p>
          </table:table-cell>
          <table:table-cell office:value-type="string" calcext:value-type="string">
            <text:p>non_sexist</text:p>
          </table:table-cell>
          <table:table-cell office:value-type="string" calcext:value-type="string">
            <text:p>[id203894103|Юрий], понимаешь, заниматься воспитанием и давать ремня - это немного, как ухо и жопа, но ты явно сможешь отличить "сын получил по заднице" и "я избил сына из-за того, что он сделал то, что мне не понравилось". Когда доходит до того же православного ремня, которым видимо тебя пороли 24/7 до 18 лет, это уже сигнал о неправильности воспитания, что идёт что то не так - об этом много раз говорили и писали тонны книг. Но нет. Вместо того, чтобы изучить проблему и поработать над методами - вы отстраняетесь от проблемы и берёте ремень, ну или что под руку попадётся когда его нет. Вам законно разрешили не прорабатывать методы - не заниматься воспитанием. Но быдло верит в бога, кнут, пряник и ремень, с чем я вас и поздравляю. Вы победили.</text:p>
          </table:table-cell>
        </table:table-row>
        <table:table-row table:style-name="ro1">
          <table:table-cell office:value-type="float" office:value="919697" calcext:value-type="float">
            <text:p>919697</text:p>
          </table:table-cell>
          <table:table-cell office:value-type="float" office:value="919816" calcext:value-type="float">
            <text:p>919816</text:p>
          </table:table-cell>
          <table:table-cell office:value-type="string" calcext:value-type="string">
            <text:p>non_sexist</text:p>
          </table:table-cell>
          <table:table-cell office:value-type="string" calcext:value-type="string">
            <text:p>[id157916890|Ирина], не, я имел ввиду манипуляции другого рода. Часто родители даже переставить себе не могут как ребенок ведет себя с друзьями или в школе например. Т.е. ребенок делает все чтобы дома его считали идеальным и ни в чем никогда не подозревали, а сам может пользоваться таким положением, зная что родители просто не поверят если им расскажут про их ребенка. А когда такое вскрывается у родителя внутри все переворачивается и вот тут уже никакие уговоры работать не будут, надо придумывать злобное наказание, а кому не придумать просто пиздят... Такие случаи бывают.</text:p>
          </table:table-cell>
        </table:table-row>
        <table:table-row table:style-name="ro1">
          <table:table-cell office:value-type="float" office:value="919697" calcext:value-type="float">
            <text:p>919697</text:p>
          </table:table-cell>
          <table:table-cell office:value-type="float" office:value="919818" calcext:value-type="float">
            <text:p>919818</text:p>
          </table:table-cell>
          <table:table-cell office:value-type="string" calcext:value-type="string">
            <text:p>non_sexist</text:p>
          </table:table-cell>
          <table:table-cell office:value-type="string" calcext:value-type="string">
            <text:p>[id254778982|Валерий], за избиение никто уголовку не отменит, тут как раз речь идет о более легких случаях.</text:p>
          </table:table-cell>
        </table:table-row>
        <table:table-row table:style-name="ro1">
          <table:table-cell office:value-type="float" office:value="919697" calcext:value-type="float">
            <text:p>919697</text:p>
          </table:table-cell>
          <table:table-cell office:value-type="float" office:value="919819" calcext:value-type="float">
            <text:p>919819</text:p>
          </table:table-cell>
          <table:table-cell office:value-type="string" calcext:value-type="string">
            <text:p>non_sexist</text:p>
          </table:table-cell>
          <table:table-cell office:value-type="string" calcext:value-type="string">
            <text:p>Я в шоке. Т.е. условный норвежский барневарн плох тем, что перегибает в одну сторону, так что мы в пику всем перегнём в другую? Не разумнее ли (хоть и сложнее) разграничить побои и "затрещину от мамы"? Мне в детстве иногда попадало по попе, но побоев не было. Я разницу вижу. А теперь что? Можно побивать детей и жён, лишь бы не чаще раза в год? Что за бред???</text:p>
          </table:table-cell>
        </table:table-row>
        <table:table-row table:style-name="ro1">
          <table:table-cell office:value-type="float" office:value="919697" calcext:value-type="float">
            <text:p>919697</text:p>
          </table:table-cell>
          <table:table-cell office:value-type="float" office:value="919820" calcext:value-type="float">
            <text:p>919820</text:p>
          </table:table-cell>
          <table:table-cell office:value-type="string" calcext:value-type="string">
            <text:p>sexist</text:p>
          </table:table-cell>
          <table:table-cell office:value-type="string" calcext:value-type="string">
            <text:p>Правильно сделала.А то всякие профурсетки(женский пол ВЕСЬ) пользуется этим.Теперь поменьше будут свою пасть раскрывать и брать в рот только то,что им нужно от нас.</text:p>
          </table:table-cell>
        </table:table-row>
        <table:table-row table:style-name="ro1">
          <table:table-cell office:value-type="float" office:value="919697" calcext:value-type="float">
            <text:p>919697</text:p>
          </table:table-cell>
          <table:table-cell office:value-type="float" office:value="919821" calcext:value-type="float">
            <text:p>919821</text:p>
          </table:table-cell>
          <table:table-cell office:value-type="string" calcext:value-type="string">
            <text:p>non_sexist</text:p>
          </table:table-cell>
          <table:table-cell office:value-type="string" calcext:value-type="string">
            <text:p>[id434807|Павел], более лёгких, более низких.. ок, можно бить ребёнка более легко, но более часто, более законно. Так?_)</text:p>
          </table:table-cell>
        </table:table-row>
        <table:table-row table:style-name="ro1">
          <table:table-cell office:value-type="float" office:value="919697" calcext:value-type="float">
            <text:p>919697</text:p>
          </table:table-cell>
          <table:table-cell office:value-type="float" office:value="919822" calcext:value-type="float">
            <text:p>919822</text:p>
          </table:table-cell>
          <table:table-cell office:value-type="string" calcext:value-type="string">
            <text:p>non_sexist</text:p>
          </table:table-cell>
          <table:table-cell office:value-type="string" calcext:value-type="string">
            <text:p>[id254778982|Валерий], детей вообще можно избивать до крови.Божий замысел разрешает.</text:p>
          </table:table-cell>
        </table:table-row>
        <table:table-row table:style-name="ro1">
          <table:table-cell office:value-type="float" office:value="919697" calcext:value-type="float">
            <text:p>919697</text:p>
          </table:table-cell>
          <table:table-cell office:value-type="float" office:value="919823" calcext:value-type="float">
            <text:p>919823</text:p>
          </table:table-cell>
          <table:table-cell office:value-type="string" calcext:value-type="string">
            <text:p>non_sexist</text:p>
          </table:table-cell>
          <table:table-cell office:value-type="string" calcext:value-type="string">
            <text:p>[id335478406|Eireen], чем не жертва гендерных стереотипов? Пока существует социальное неравенство полов такие истории и дальше будут.</text:p>
          </table:table-cell>
        </table:table-row>
        <table:table-row table:style-name="ro1">
          <table:table-cell office:value-type="float" office:value="919697" calcext:value-type="float">
            <text:p>919697</text:p>
          </table:table-cell>
          <table:table-cell office:value-type="float" office:value="919826" calcext:value-type="float">
            <text:p>919826</text:p>
          </table:table-cell>
          <table:table-cell office:value-type="string" calcext:value-type="string">
            <text:p>non_sexist</text:p>
          </table:table-cell>
          <table:table-cell office:value-type="string" calcext:value-type="string">
            <text:p>Что и требовалось доказать. Даже слов нет(</text:p>
          </table:table-cell>
        </table:table-row>
        <table:table-row table:style-name="ro1">
          <table:table-cell office:value-type="float" office:value="919697" calcext:value-type="float">
            <text:p>919697</text:p>
          </table:table-cell>
          <table:table-cell office:value-type="float" office:value="919827" calcext:value-type="float">
            <text:p>919827</text:p>
          </table:table-cell>
          <table:table-cell office:value-type="string" calcext:value-type="string">
            <text:p>sexist</text:p>
          </table:table-cell>
          <table:table-cell office:value-type="string" calcext:value-type="string">
            <text:p>[id254778982|Валерий], после не уплаты штрафов больше шанс получить <text:s/>наказание, чем от бабы, <text:s/>которая заяву потом заберёт.</text:p>
          </table:table-cell>
        </table:table-row>
        <table:table-row table:style-name="ro1">
          <table:table-cell office:value-type="float" office:value="919697" calcext:value-type="float">
            <text:p>919697</text:p>
          </table:table-cell>
          <table:table-cell office:value-type="float" office:value="919828" calcext:value-type="float">
            <text:p>919828</text:p>
          </table:table-cell>
          <table:table-cell office:value-type="string" calcext:value-type="string">
            <text:p>non_sexist</text:p>
          </table:table-cell>
          <table:table-cell office:value-type="string" calcext:value-type="string">
            <text:p>[id434807|Павел], ой.... Когда вам со школы звонят и рассказывают какой ребёнок "плохой"?..... <text:s/>Со мной такое было. В моей жизни. <text:s/>И я скажу что ничто не поможет. <text:s/>Хоть бей хоть не бей. <text:s text:c="2"/>Одно дело когда ребёнок курит в туалете, а другое когда в компании в подъезде. Кокаин нюхает. <text:s text:c="3"/>Вы его отругаете, и в следующий раз он будет купить на улице. Но курить не бросит.</text:p>
          </table:table-cell>
        </table:table-row>
        <table:table-row table:style-name="ro1">
          <table:table-cell office:value-type="float" office:value="919697" calcext:value-type="float">
            <text:p>919697</text:p>
          </table:table-cell>
          <table:table-cell office:value-type="float" office:value="919830" calcext:value-type="float">
            <text:p>919830</text:p>
          </table:table-cell>
          <table:table-cell office:value-type="string" calcext:value-type="string">
            <text:p>non_sexist</text:p>
          </table:table-cell>
          <table:table-cell office:value-type="string" calcext:value-type="string">
            <text:p>[id434807|Павел], мне оч интересно, неужели вы сами, так не делали? Не приходили домой, и не строили из себя хорошего мальчика?!</text:p>
          </table:table-cell>
        </table:table-row>
        <table:table-row table:style-name="ro1">
          <table:table-cell office:value-type="float" office:value="919697" calcext:value-type="float">
            <text:p>919697</text:p>
          </table:table-cell>
          <table:table-cell office:value-type="float" office:value="919831" calcext:value-type="float">
            <text:p>919831</text:p>
          </table:table-cell>
          <table:table-cell office:value-type="string" calcext:value-type="string">
            <text:p>non_sexist</text:p>
          </table:table-cell>
          <table:table-cell office:value-type="string" calcext:value-type="string">
            <text:p>[id157916890|Ирина], ну я поэтому и сказал, что это вопрос дискуссионный. Кто-то способен внушить словами, кто-то собственным примером, кто-то кулаком, а кто-то не может вообще никак...</text:p>
          </table:table-cell>
        </table:table-row>
        <table:table-row table:style-name="ro1">
          <table:table-cell office:value-type="float" office:value="919697" calcext:value-type="float">
            <text:p>919697</text:p>
          </table:table-cell>
          <table:table-cell office:value-type="float" office:value="919832" calcext:value-type="float">
            <text:p>919832</text:p>
          </table:table-cell>
          <table:table-cell office:value-type="string" calcext:value-type="string">
            <text:p>non_sexist</text:p>
          </table:table-cell>
          <table:table-cell office:value-type="string" calcext:value-type="string">
            <text:p>[id157916890|Ирина], конечно делал :) Но это не отменяет последстствий и необходимости реагирования, правда?</text:p>
          </table:table-cell>
        </table:table-row>
        <table:table-row table:style-name="ro3">
          <table:table-cell office:value-type="float" office:value="919697" calcext:value-type="float">
            <text:p>919697</text:p>
          </table:table-cell>
          <table:table-cell office:value-type="float" office:value="919834" calcext:value-type="float">
            <text:p>919834</text:p>
          </table:table-cell>
          <table:table-cell office:value-type="string" calcext:value-type="string">
            <text:p>non_sexist</text:p>
          </table:table-cell>
          <table:table-cell office:value-type="string" calcext:value-type="string">
            <text:p>девченки, никто замуж не хочет? а то соревнования скоро, а в спортзал ходить холодно</text:p>
            <text:p/>
            <text:p>p.s. с меня подорожник</text:p>
          </table:table-cell>
        </table:table-row>
        <table:table-row table:style-name="ro1">
          <table:table-cell office:value-type="float" office:value="919697" calcext:value-type="float">
            <text:p>919697</text:p>
          </table:table-cell>
          <table:table-cell office:value-type="float" office:value="919835" calcext:value-type="float">
            <text:p>919835</text:p>
          </table:table-cell>
          <table:table-cell office:value-type="string" calcext:value-type="string">
            <text:p>non_sexist</text:p>
          </table:table-cell>
          <table:table-cell office:value-type="string" calcext:value-type="string">
            <text:p>[id157916890|Irina], кокаин нюхает в подъезде?</text:p>
          </table:table-cell>
        </table:table-row>
        <table:table-row table:style-name="ro1">
          <table:table-cell office:value-type="float" office:value="919697" calcext:value-type="float">
            <text:p>919697</text:p>
          </table:table-cell>
          <table:table-cell office:value-type="float" office:value="919841" calcext:value-type="float">
            <text:p>919841</text:p>
          </table:table-cell>
          <table:table-cell office:value-type="string" calcext:value-type="string">
            <text:p>sexist</text:p>
          </table:table-cell>
          <table:table-cell office:value-type="string" calcext:value-type="string">
            <text:p>[id19231134|Ильдар], тогда у нас это и будет продолжаться. <text:s/>Сами же женщины и воспитывают мудаков, которые потом находят себе тех, <text:s/>кто будет терпеть <text:s/>их агрессию. Мы женщины сами виноваты в этом от начала и до конца.</text:p>
          </table:table-cell>
        </table:table-row>
        <table:table-row table:style-name="ro1">
          <table:table-cell office:value-type="float" office:value="916039" calcext:value-type="float">
            <text:p>916039</text:p>
          </table:table-cell>
          <table:table-cell office:value-type="float" office:value="916040" calcext:value-type="float">
            <text:p>916040</text:p>
          </table:table-cell>
          <table:table-cell office:value-type="string" calcext:value-type="string">
            <text:p>non_sexist</text:p>
          </table:table-cell>
          <table:table-cell office:value-type="string" calcext:value-type="string">
            <text:p>Депутаты, наверное, часто жен бьют...</text:p>
          </table:table-cell>
        </table:table-row>
        <table:table-row table:style-name="ro2">
          <table:table-cell office:value-type="float" office:value="916039" calcext:value-type="float">
            <text:p>916039</text:p>
          </table:table-cell>
          <table:table-cell office:value-type="float" office:value="916041" calcext:value-type="float">
            <text:p>916041</text:p>
          </table:table-cell>
          <table:table-cell office:value-type="string" calcext:value-type="string">
            <text:p>non_sexist</text:p>
          </table:table-cell>
          <table:table-cell office:value-type="string" calcext:value-type="string">
            <text:p>&gt; Выступая на заседании, один из авторов документа Ольга Баталина напомнила, что законопроект призван устранить разночтения между преступлениями и правонарушениями. Она заметила, что по действующим законам родную мать ждет более суровое наказание за избиение ребенка, чем если его побьет «чужой дядя» на улице. </text:p>
            <text:p>&gt; Так чужой дядя это сможет один раз, а духовноскрепная мать будет каждый день его бить</text:p>
          </table:table-cell>
        </table:table-row>
        <table:table-row table:style-name="ro1">
          <table:table-cell office:value-type="float" office:value="916039" calcext:value-type="float">
            <text:p>916039</text:p>
          </table:table-cell>
          <table:table-cell office:value-type="float" office:value="916045" calcext:value-type="float">
            <text:p>916045</text:p>
          </table:table-cell>
          <table:table-cell office:value-type="string" calcext:value-type="string">
            <text:p>sexist</text:p>
          </table:table-cell>
          <table:table-cell office:value-type="string" calcext:value-type="string">
            <text:p>"убьют - тогда и приходите" (с)</text:p>
          </table:table-cell>
        </table:table-row>
        <table:table-row table:style-name="ro1">
          <table:table-cell office:value-type="float" office:value="916039" calcext:value-type="float">
            <text:p>916039</text:p>
          </table:table-cell>
          <table:table-cell office:value-type="float" office:value="916046" calcext:value-type="float">
            <text:p>916046</text:p>
          </table:table-cell>
          <table:table-cell office:value-type="string" calcext:value-type="string">
            <text:p>non_sexist</text:p>
          </table:table-cell>
          <table:table-cell office:value-type="string" calcext:value-type="string">
            <text:p>[id20433060|Илья], сейчас бы не читать и не понимать, за повторное уголовная ответственность и родственникам</text:p>
          </table:table-cell>
        </table:table-row>
        <table:table-row table:style-name="ro1">
          <table:table-cell office:value-type="float" office:value="916039" calcext:value-type="float">
            <text:p>916039</text:p>
          </table:table-cell>
          <table:table-cell office:value-type="float" office:value="916047" calcext:value-type="float">
            <text:p>916047</text:p>
          </table:table-cell>
          <table:table-cell office:value-type="string" calcext:value-type="string">
            <text:p>sexist</text:p>
          </table:table-cell>
          <table:table-cell office:value-type="string" calcext:value-type="string">
            <text:p>Буду бить аккуратно, но сильно</text:p>
          </table:table-cell>
        </table:table-row>
        <table:table-row table:style-name="ro1">
          <table:table-cell office:value-type="float" office:value="916039" calcext:value-type="float">
            <text:p>916039</text:p>
          </table:table-cell>
          <table:table-cell office:value-type="float" office:value="916051" calcext:value-type="float">
            <text:p>916051</text:p>
          </table:table-cell>
          <table:table-cell office:value-type="string" calcext:value-type="string">
            <text:p>non_sexist</text:p>
          </table:table-cell>
          <table:table-cell office:value-type="string" calcext:value-type="string">
            <text:p>[id136121565|Alexander], Так даже сейчас участковые болты клали на заявы по избиениям, а если статью уберут, то будет еще хуже</text:p>
          </table:table-cell>
        </table:table-row>
        <table:table-row table:style-name="ro1">
          <table:table-cell office:value-type="float" office:value="916039" calcext:value-type="float">
            <text:p>916039</text:p>
          </table:table-cell>
          <table:table-cell office:value-type="float" office:value="916052" calcext:value-type="float">
            <text:p>916052</text:p>
          </table:table-cell>
          <table:table-cell office:value-type="string" calcext:value-type="string">
            <text:p>non_sexist</text:p>
          </table:table-cell>
          <table:table-cell office:value-type="string" calcext:value-type="string">
            <text:p>[id270735056|Кирилл], там у каждого второго - муж</text:p>
          </table:table-cell>
        </table:table-row>
        <table:table-row table:style-name="ro1">
          <table:table-cell office:value-type="float" office:value="916039" calcext:value-type="float">
            <text:p>916039</text:p>
          </table:table-cell>
          <table:table-cell office:value-type="float" office:value="916053" calcext:value-type="float">
            <text:p>916053</text:p>
          </table:table-cell>
          <table:table-cell office:value-type="string" calcext:value-type="string">
            <text:p>sexist</text:p>
          </table:table-cell>
          <table:table-cell office:value-type="string" calcext:value-type="string">
            <text:p>ДАЁШЬ побой в каждый дом</text:p>
          </table:table-cell>
        </table:table-row>
        <table:table-row table:style-name="ro11">
          <table:table-cell office:value-type="float" office:value="916039" calcext:value-type="float">
            <text:p>916039</text:p>
          </table:table-cell>
          <table:table-cell office:value-type="float" office:value="916054" calcext:value-type="float">
            <text:p>916054</text:p>
          </table:table-cell>
          <table:table-cell office:value-type="string" calcext:value-type="string">
            <text:p>sexist</text:p>
          </table:table-cell>
          <table:table-cell office:value-type="string" calcext:value-type="string">
            <text:p>Кто-нибудь уже говорил, что декриминализация побоев в нашей стране почти автоматически легитимизирует их? Потому что ради административки никто в суд не пойдет (правосознание у нас не то). А значит теперь легкое насилие в семье декларируется лишь как "не особо желательная норма". </text:p>
            <text:p> </text:p>
            <text:p>По поводу воспитания: страх наказания — это лишь один из четырех способов подкрепления поведения. Помимо наказания за проступок, мы можем поощрять хорошее поведение, лишать чего-то неприятного за хорошее поведение (например, неинтересных обязанностей), а также лишать какой-то привилегии в наказание. Каждый из этих способов может исключать насилие, но быть эффективным при этом.</text:p>
            <text:p/>
            <text:p>Для любопытных, мыслительный эксперимент: вы — жена. В ходе ссоры (здесь могут быть нюансы, конечно, но возьмем ситуацию средней тяжести, не измену или еще какую жесть) он зарядил вам пару киношных пощечин (без вреда здоровью, но скупую слезу исподлобья выбили). Не уголовка, конечно, но какие ваши действия? Государство говорит, что теперь ваша семья будет крепче, потому что ты, жена, не сможешь упечь муженька в тюрьму отныне за пощечину. Зато ты, жена, можешь писать заявления и муж будет платить штрафы.</text:p>
            <text:p>Только проблема в том, что мы не в вакууме живем, где все, как роботы, живут по законам и трактуют их строго. Жене ни холодно, ни жарко, что она может мужу угрожать штрафами или общественными работами. Ей нужно пресечь насилие. В 80% случаев это просто домашняя легкая тирания с рукоприкладством, поэтому на стороне женщины только лишь угрозы штрафами. Это не сработает мотиватором для мужа ее не трогать. Потому что им после штрафа еще в глаза друг другу смотреть. Едва ли будет так: "Дорогая, после того, как я расстался с этими пятью тысячами рублей, я многое для себя понял. Я больше не буду причинять тебе боль, а всегда буду готов выслушать тебя, ибо не хочу больше попадать на пять колов плак плак:("</text:p>
            <text:p/>
            <text:p>Многие скажут про уголовку со второго-третьего случая, рецидивы. Да, это так. Тут все споры о том, что раньше можно было упечь за пощечину, а теперь нельзя. Но теперь между мужем и пощечиной стоит административный процесс, в который еще ввязаться надо. Таким образом, закон на стороне мужей, а не жен, которых можно будет слегка колотить, пока те не удосужатся написать заяву.</text:p>
          </table:table-cell>
        </table:table-row>
        <table:table-row table:style-name="ro1">
          <table:table-cell office:value-type="float" office:value="916039" calcext:value-type="float">
            <text:p>916039</text:p>
          </table:table-cell>
          <table:table-cell office:value-type="float" office:value="916059" calcext:value-type="float">
            <text:p>916059</text:p>
          </table:table-cell>
          <table:table-cell office:value-type="string" calcext:value-type="string">
            <text:p>sexist</text:p>
          </table:table-cell>
          <table:table-cell office:value-type="string" calcext:value-type="string">
            <text:p>Мужчины молчат, потому что вам это развяжет руки, тупые вы животные. А женщин в этой стране никто в всерьез не принимает - или дырка для секса, или посудомойка. Какие же вы все русские рабы. Конечно, как же не быть рабом, когда вам в ваших церквях это толкует - ты раб, вот твоя паства. Носите крест на шее, как памятку что вы вещь, а с вами, с вашей страной, прямо под вашим носом творят такое! Разграбливают, сажают, издеваются. А вы молчите, паства.</text:p>
          </table:table-cell>
        </table:table-row>
        <table:table-row table:style-name="ro1">
          <table:table-cell office:value-type="float" office:value="916039" calcext:value-type="float">
            <text:p>916039</text:p>
          </table:table-cell>
          <table:table-cell office:value-type="float" office:value="916062" calcext:value-type="float">
            <text:p>916062</text:p>
          </table:table-cell>
          <table:table-cell office:value-type="string" calcext:value-type="string">
            <text:p>non_sexist</text:p>
          </table:table-cell>
          <table:table-cell office:value-type="string" calcext:value-type="string">
            <text:p>[id610305|Никита], это ж не Гейропка со своей ювенальной юстицией.Россия решила поконкурировать с Мавританией,где де-факто 20% населения рабы.</text:p>
          </table:table-cell>
        </table:table-row>
        <table:table-row table:style-name="ro1">
          <table:table-cell office:value-type="float" office:value="916039" calcext:value-type="float">
            <text:p>916039</text:p>
          </table:table-cell>
          <table:table-cell office:value-type="float" office:value="916065" calcext:value-type="float">
            <text:p>916065</text:p>
          </table:table-cell>
          <table:table-cell office:value-type="string" calcext:value-type="string">
            <text:p>non_sexist</text:p>
          </table:table-cell>
          <table:table-cell office:value-type="string" calcext:value-type="string">
            <text:p>[id242552650|Мария],</text:p>
          </table:table-cell>
        </table:table-row>
        <table:table-row table:style-name="ro1">
          <table:table-cell office:value-type="float" office:value="916039" calcext:value-type="float">
            <text:p>916039</text:p>
          </table:table-cell>
          <table:table-cell office:value-type="float" office:value="916068" calcext:value-type="float">
            <text:p>916068</text:p>
          </table:table-cell>
          <table:table-cell office:value-type="string" calcext:value-type="string">
            <text:p>sexist</text:p>
          </table:table-cell>
          <table:table-cell office:value-type="string" calcext:value-type="string">
            <text:p>Ну пиздец. И так феминаци заебали, а им теперь еще и реальный повод для протеста подкинут?</text:p>
          </table:table-cell>
        </table:table-row>
        <table:table-row table:style-name="ro2">
          <table:table-cell office:value-type="float" office:value="916039" calcext:value-type="float">
            <text:p>916039</text:p>
          </table:table-cell>
          <table:table-cell office:value-type="float" office:value="916084" calcext:value-type="float">
            <text:p>916084</text:p>
          </table:table-cell>
          <table:table-cell office:value-type="string" calcext:value-type="string">
            <text:p>non_sexist</text:p>
          </table:table-cell>
          <table:table-cell office:value-type="string" calcext:value-type="string">
            <text:p>[id10239302|Алексей], выходит з зарплаткой можно разок врезать?</text:p>
            <text:p>Ну славно</text:p>
          </table:table-cell>
        </table:table-row>
        <table:table-row table:style-name="ro1">
          <table:table-cell office:value-type="float" office:value="916039" calcext:value-type="float">
            <text:p>916039</text:p>
          </table:table-cell>
          <table:table-cell office:value-type="float" office:value="916085" calcext:value-type="float">
            <text:p>916085</text:p>
          </table:table-cell>
          <table:table-cell office:value-type="string" calcext:value-type="string">
            <text:p>non_sexist</text:p>
          </table:table-cell>
          <table:table-cell office:value-type="string" calcext:value-type="string">
            <text:p>Кто там на выборы не ходил?</text:p>
          </table:table-cell>
        </table:table-row>
        <table:table-row table:style-name="ro1">
          <table:table-cell office:value-type="float" office:value="916039" calcext:value-type="float">
            <text:p>916039</text:p>
          </table:table-cell>
          <table:table-cell office:value-type="float" office:value="916086" calcext:value-type="float">
            <text:p>916086</text:p>
          </table:table-cell>
          <table:table-cell office:value-type="string" calcext:value-type="string">
            <text:p>non_sexist</text:p>
          </table:table-cell>
          <table:table-cell office:value-type="string" calcext:value-type="string">
            <text:p>Мария, почему молчат? Почти все негативные комментарии оставлены мужчинами.</text:p>
          </table:table-cell>
        </table:table-row>
        <table:table-row table:style-name="ro1">
          <table:table-cell office:value-type="float" office:value="916039" calcext:value-type="float">
            <text:p>916039</text:p>
          </table:table-cell>
          <table:table-cell office:value-type="float" office:value="916088" calcext:value-type="float">
            <text:p>916088</text:p>
          </table:table-cell>
          <table:table-cell office:value-type="string" calcext:value-type="string">
            <text:p>non_sexist</text:p>
          </table:table-cell>
          <table:table-cell office:value-type="string" calcext:value-type="string">
            <text:p>ББПЕ перестанет быть шуткой, когда по улице будут ходить девушки с кровопотеками и синяками</text:p>
          </table:table-cell>
        </table:table-row>
        <table:table-row table:style-name="ro1">
          <table:table-cell office:value-type="float" office:value="916039" calcext:value-type="float">
            <text:p>916039</text:p>
          </table:table-cell>
          <table:table-cell office:value-type="float" office:value="916090" calcext:value-type="float">
            <text:p>916090</text:p>
          </table:table-cell>
          <table:table-cell office:value-type="string" calcext:value-type="string">
            <text:p>non_sexist</text:p>
          </table:table-cell>
          <table:table-cell office:value-type="string" calcext:value-type="string">
            <text:p>Держите меня семеро! Скоро к теще поеду!!!</text:p>
          </table:table-cell>
        </table:table-row>
        <table:table-row table:style-name="ro1">
          <table:table-cell office:value-type="float" office:value="916039" calcext:value-type="float">
            <text:p>916039</text:p>
          </table:table-cell>
          <table:table-cell office:value-type="float" office:value="916095" calcext:value-type="float">
            <text:p>916095</text:p>
          </table:table-cell>
          <table:table-cell office:value-type="string" calcext:value-type="string">
            <text:p>non_sexist</text:p>
          </table:table-cell>
          <table:table-cell office:value-type="string" calcext:value-type="string">
            <text:p>&gt; тупые вы животные.</text:p>
          </table:table-cell>
        </table:table-row>
        <table:table-row table:style-name="ro1">
          <table:table-cell office:value-type="float" office:value="916039" calcext:value-type="float">
            <text:p>916039</text:p>
          </table:table-cell>
          <table:table-cell office:value-type="float" office:value="916097" calcext:value-type="float">
            <text:p>916097</text:p>
          </table:table-cell>
          <table:table-cell office:value-type="string" calcext:value-type="string">
            <text:p>non_sexist</text:p>
          </table:table-cell>
          <table:table-cell office:value-type="string" calcext:value-type="string">
            <text:p>[id145404749|Артур], и это так замечательно, но разве это даст какой-то результат?</text:p>
          </table:table-cell>
        </table:table-row>
        <table:table-row table:style-name="ro6">
          <table:table-cell office:value-type="float" office:value="916039" calcext:value-type="float">
            <text:p>916039</text:p>
          </table:table-cell>
          <table:table-cell office:value-type="float" office:value="916101" calcext:value-type="float">
            <text:p>916101</text:p>
          </table:table-cell>
          <table:table-cell office:value-type="string" calcext:value-type="string">
            <text:p>non_sexist</text:p>
          </table:table-cell>
          <table:table-cell office:value-type="string" calcext:value-type="string">
            <text:p>На самом деле закон о декриминализации домашнего насилия абсолютно правильный, а критикуют его либо от юридической безграмотности, либо из политических соображений. Поясню как это было в реальности: </text:p>
            <text:p> </text:p>
            <text:p>Раньше за домашние побои отцу семейства выжигали на лбу клеймо и ставили фактический пожизненный запрет на нормальную работу (кто возьмет мужика с клеймом?), лишая его жену и детей средств к существованию. Это отменили, разве плохо? Ответственность, между прочим, осталась, отменили только клеймо. </text:p>
            <text:p> </text:p>
            <text:p>(Уголовная судимость порождает последствия, сравнимые со средневековым наказанием в виде выжигания клейма).</text:p>
          </table:table-cell>
        </table:table-row>
        <table:table-row table:style-name="ro2">
          <table:table-cell office:value-type="float" office:value="916039" calcext:value-type="float">
            <text:p>916039</text:p>
          </table:table-cell>
          <table:table-cell office:value-type="float" office:value="916104" calcext:value-type="float">
            <text:p>916104</text:p>
          </table:table-cell>
          <table:table-cell office:value-type="string" calcext:value-type="string">
            <text:p>non_sexist</text:p>
          </table:table-cell>
          <table:table-cell office:value-type="string" calcext:value-type="string">
            <text:p>[id376650994|Галина], но разве за административное нарушение не могут посадить? </text:p>
            <text:p>Мне кажется это больше в наших головах - "о, у него была административка, так это не страшно"</text:p>
          </table:table-cell>
        </table:table-row>
        <table:table-row table:style-name="ro1">
          <table:table-cell office:value-type="float" office:value="916039" calcext:value-type="float">
            <text:p>916039</text:p>
          </table:table-cell>
          <table:table-cell office:value-type="float" office:value="916105" calcext:value-type="float">
            <text:p>916105</text:p>
          </table:table-cell>
          <table:table-cell office:value-type="string" calcext:value-type="string">
            <text:p>non_sexist</text:p>
          </table:table-cell>
          <table:table-cell office:value-type="string" calcext:value-type="string">
            <text:p>Ебанутая хуйня, а не закон. Тебя опиздюлили, а когда ты просишь наказать насильника, тебе говорят, что надо бы еще раз на пиздюля напроситься, а там посмотрим.</text:p>
          </table:table-cell>
        </table:table-row>
        <table:table-row table:style-name="ro1">
          <table:table-cell office:value-type="float" office:value="916039" calcext:value-type="float">
            <text:p>916039</text:p>
          </table:table-cell>
          <table:table-cell office:value-type="float" office:value="916108" calcext:value-type="float">
            <text:p>916108</text:p>
          </table:table-cell>
          <table:table-cell office:value-type="string" calcext:value-type="string">
            <text:p>non_sexist</text:p>
          </table:table-cell>
          <table:table-cell office:value-type="string" calcext:value-type="string">
            <text:p>[id376650994|Галина], вы бьете своих детей?</text:p>
          </table:table-cell>
        </table:table-row>
        <table:table-row table:style-name="ro1">
          <table:table-cell office:value-type="float" office:value="916039" calcext:value-type="float">
            <text:p>916039</text:p>
          </table:table-cell>
          <table:table-cell office:value-type="float" office:value="916109" calcext:value-type="float">
            <text:p>916109</text:p>
          </table:table-cell>
          <table:table-cell office:value-type="string" calcext:value-type="string">
            <text:p>non_sexist</text:p>
          </table:table-cell>
          <table:table-cell office:value-type="string" calcext:value-type="string">
            <text:p>Дети, неспособные защитить себя - вот кто действительно пострадает. А потом кто-то тут кричать - это паблики вконтакте! Ебучие киты и доведение до самоубийства!</text:p>
          </table:table-cell>
        </table:table-row>
        <table:table-row table:style-name="ro1">
          <table:table-cell office:value-type="float" office:value="916039" calcext:value-type="float">
            <text:p>916039</text:p>
          </table:table-cell>
          <table:table-cell office:value-type="float" office:value="916126" calcext:value-type="float">
            <text:p>916126</text:p>
          </table:table-cell>
          <table:table-cell office:value-type="string" calcext:value-type="string">
            <text:p>sexist</text:p>
          </table:table-cell>
          <table:table-cell office:value-type="string" calcext:value-type="string">
            <text:p>Ебанутые бабы) тут проблема не в законе, а только в конкретной женщине, которая решила в корыстных целях его использовать.</text:p>
          </table:table-cell>
        </table:table-row>
        <table:table-row table:style-name="ro1">
          <table:table-cell office:value-type="float" office:value="916039" calcext:value-type="float">
            <text:p>916039</text:p>
          </table:table-cell>
          <table:table-cell office:value-type="float" office:value="916129" calcext:value-type="float">
            <text:p>916129</text:p>
          </table:table-cell>
          <table:table-cell office:value-type="string" calcext:value-type="string">
            <text:p>sexist</text:p>
          </table:table-cell>
          <table:table-cell office:value-type="string" calcext:value-type="string">
            <text:p>[id242552650|Мария], чего бугуртишь дырка? опять мужики виноваты?</text:p>
          </table:table-cell>
        </table:table-row>
        <table:table-row table:style-name="ro1">
          <table:table-cell office:value-type="float" office:value="916039" calcext:value-type="float">
            <text:p>916039</text:p>
          </table:table-cell>
          <table:table-cell office:value-type="float" office:value="916130" calcext:value-type="float">
            <text:p>916130</text:p>
          </table:table-cell>
          <table:table-cell office:value-type="string" calcext:value-type="string">
            <text:p>non_sexist</text:p>
          </table:table-cell>
          <table:table-cell office:value-type="string" calcext:value-type="string">
            <text:p>[id176165717|Nick], соответственно нужно менять закон, чтобы не было уловок для бедных мужиков.</text:p>
          </table:table-cell>
        </table:table-row>
        <table:table-row table:style-name="ro1">
          <table:table-cell office:value-type="float" office:value="916039" calcext:value-type="float">
            <text:p>916039</text:p>
          </table:table-cell>
          <table:table-cell office:value-type="float" office:value="916132" calcext:value-type="float">
            <text:p>916132</text:p>
          </table:table-cell>
          <table:table-cell office:value-type="string" calcext:value-type="string">
            <text:p>non_sexist</text:p>
          </table:table-cell>
          <table:table-cell office:value-type="string" calcext:value-type="string">
            <text:p>[id316691973|Павел], дырка у тебя в голове</text:p>
          </table:table-cell>
        </table:table-row>
        <table:table-row table:style-name="ro1">
          <table:table-cell office:value-type="float" office:value="916039" calcext:value-type="float">
            <text:p>916039</text:p>
          </table:table-cell>
          <table:table-cell office:value-type="float" office:value="916134" calcext:value-type="float">
            <text:p>916134</text:p>
          </table:table-cell>
          <table:table-cell office:value-type="string" calcext:value-type="string">
            <text:p>sexist</text:p>
          </table:table-cell>
          <table:table-cell office:value-type="string" calcext:value-type="string">
            <text:p>[id242552650|Мария], да да кудахтай дальше, ведь статью читать нинад</text:p>
          </table:table-cell>
        </table:table-row>
        <table:table-row table:style-name="ro1">
          <table:table-cell office:value-type="float" office:value="916039" calcext:value-type="float">
            <text:p>916039</text:p>
          </table:table-cell>
          <table:table-cell office:value-type="float" office:value="916140" calcext:value-type="float">
            <text:p>916140</text:p>
          </table:table-cell>
          <table:table-cell office:value-type="string" calcext:value-type="string">
            <text:p>non_sexist</text:p>
          </table:table-cell>
          <table:table-cell office:value-type="string" calcext:value-type="string">
            <text:p>[id10239302|Алексей], я знаю про системные побои. Вот например тебе надавали лещей, захочешь ли ты второй раз ждать, чтобы последовало наказание. А кто-нибудь смотрел какие конкретно наказания за административное правонарушение (первый раз) будут предусмотрены? Немаловажная деталь.</text:p>
          </table:table-cell>
        </table:table-row>
        <table:table-row table:style-name="ro1">
          <table:table-cell office:value-type="float" office:value="916039" calcext:value-type="float">
            <text:p>916039</text:p>
          </table:table-cell>
          <table:table-cell office:value-type="float" office:value="916143" calcext:value-type="float">
            <text:p>916143</text:p>
          </table:table-cell>
          <table:table-cell office:value-type="string" calcext:value-type="string">
            <text:p>non_sexist</text:p>
          </table:table-cell>
          <table:table-cell office:value-type="string" calcext:value-type="string">
            <text:p>Наконецто можно жениться на мизулиной, чтоб ее официально как следует отп@@#ть☺</text:p>
          </table:table-cell>
        </table:table-row>
        <table:table-row table:style-name="ro1">
          <table:table-cell office:value-type="float" office:value="916039" calcext:value-type="float">
            <text:p>916039</text:p>
          </table:table-cell>
          <table:table-cell office:value-type="float" office:value="916147" calcext:value-type="float">
            <text:p>916147</text:p>
          </table:table-cell>
          <table:table-cell office:value-type="string" calcext:value-type="string">
            <text:p>non_sexist</text:p>
          </table:table-cell>
          <table:table-cell office:value-type="string" calcext:value-type="string">
            <text:p>[id176165717|Nick],</text:p>
          </table:table-cell>
        </table:table-row>
        <table:table-row table:style-name="ro1">
          <table:table-cell office:value-type="float" office:value="916039" calcext:value-type="float">
            <text:p>916039</text:p>
          </table:table-cell>
          <table:table-cell office:value-type="float" office:value="916148" calcext:value-type="float">
            <text:p>916148</text:p>
          </table:table-cell>
          <table:table-cell office:value-type="string" calcext:value-type="string">
            <text:p>sexist</text:p>
          </table:table-cell>
          <table:table-cell office:value-type="string" calcext:value-type="string">
            <text:p>[id10239302|Алексей], в большинстве случаев о которых я знаю, семейное насилие касалось настолько безвольных женщин (и это их большая проблема), что они и помыслить о разводе не думают.</text:p>
          </table:table-cell>
        </table:table-row>
        <table:table-row table:style-name="ro1">
          <table:table-cell office:value-type="float" office:value="916039" calcext:value-type="float">
            <text:p>916039</text:p>
          </table:table-cell>
          <table:table-cell office:value-type="float" office:value="916150" calcext:value-type="float">
            <text:p>916150</text:p>
          </table:table-cell>
          <table:table-cell office:value-type="string" calcext:value-type="string">
            <text:p>sexist</text:p>
          </table:table-cell>
          <table:table-cell office:value-type="string" calcext:value-type="string">
            <text:p>Ребята из медузы, вы подстрекаете юридически не грамотных людей к ненависти к власти и мужчинам своими заголовками. За это желаю для вас прежний закон и тех самых жен, которые кудахчат в комментах, чтобы вас осудили, за то что вы во время секса со своей дорогой помяли ей предплечие до синяков, или же за то, что вы нечаянно дали в глаз своему сыну во время того, как щекотали его(некоторые дети дергаются от этого как психи и бывает сами ударяются о что нибудь) или ещё как нибудь без злого умысла играли с ним, а к вам пришли из школы и обвинили в побоях.</text:p>
          </table:table-cell>
        </table:table-row>
        <table:table-row table:style-name="ro1">
          <table:table-cell office:value-type="float" office:value="916039" calcext:value-type="float">
            <text:p>916039</text:p>
          </table:table-cell>
          <table:table-cell office:value-type="float" office:value="916153" calcext:value-type="float">
            <text:p>916153</text:p>
          </table:table-cell>
          <table:table-cell office:value-type="string" calcext:value-type="string">
            <text:p>non_sexist</text:p>
          </table:table-cell>
          <table:table-cell office:value-type="string" calcext:value-type="string">
            <text:p>[id241196595|Рита], понятно. Если подумать о некоторых причинах насилия, о социальном неблагополучии, материальных лишениях и совершенно очевидном непрерывном стрессе, который предшествует насилию, то становится понятно, что штрафом и любым материальным наказанием тут только усугубишь ситуацию.</text:p>
          </table:table-cell>
        </table:table-row>
        <table:table-row table:style-name="ro1">
          <table:table-cell office:value-type="float" office:value="916039" calcext:value-type="float">
            <text:p>916039</text:p>
          </table:table-cell>
          <table:table-cell office:value-type="float" office:value="916159" calcext:value-type="float">
            <text:p>916159</text:p>
          </table:table-cell>
          <table:table-cell office:value-type="string" calcext:value-type="string">
            <text:p>non_sexist</text:p>
          </table:table-cell>
          <table:table-cell office:value-type="string" calcext:value-type="string">
            <text:p>Чет не пойму - какие побои имеются в виду. Тяжкие телесные повреждения сюда относятся или нет?</text:p>
          </table:table-cell>
        </table:table-row>
        <table:table-row table:style-name="ro1">
          <table:table-cell office:value-type="float" office:value="916039" calcext:value-type="float">
            <text:p>916039</text:p>
          </table:table-cell>
          <table:table-cell office:value-type="float" office:value="916161" calcext:value-type="float">
            <text:p>916161</text:p>
          </table:table-cell>
          <table:table-cell office:value-type="string" calcext:value-type="string">
            <text:p>non_sexist</text:p>
          </table:table-cell>
          <table:table-cell office:value-type="string" calcext:value-type="string">
            <text:p>Согласна. Тем более, если думать об источниках уплаты штрафа - гипотетически член семьи, применивший насилие в отношении другого члена семьи, он выплачивать штраф будет из своих карманных? Заначки под подушкой? Это очередное препятствие на пути к истине - например, из-за материального интереса жены оставить деньги в семье она может просто не пойти писать заявление.</text:p>
          </table:table-cell>
        </table:table-row>
        <table:table-row table:style-name="ro1">
          <table:table-cell office:value-type="float" office:value="916039" calcext:value-type="float">
            <text:p>916039</text:p>
          </table:table-cell>
          <table:table-cell office:value-type="float" office:value="916162" calcext:value-type="float">
            <text:p>916162</text:p>
          </table:table-cell>
          <table:table-cell office:value-type="string" calcext:value-type="string">
            <text:p>non_sexist</text:p>
          </table:table-cell>
          <table:table-cell office:value-type="string" calcext:value-type="string">
            <text:p>[id178824294|Екатерина], нет. Только ссадины шишки синяки</text:p>
          </table:table-cell>
        </table:table-row>
        <table:table-row table:style-name="ro1">
          <table:table-cell office:value-type="float" office:value="916039" calcext:value-type="float">
            <text:p>916039</text:p>
          </table:table-cell>
          <table:table-cell office:value-type="float" office:value="916169" calcext:value-type="float">
            <text:p>916169</text:p>
          </table:table-cell>
          <table:table-cell office:value-type="string" calcext:value-type="string">
            <text:p>non_sexist</text:p>
          </table:table-cell>
          <table:table-cell office:value-type="string" calcext:value-type="string">
            <text:p>Создается ощущение, что какой-то большой начальник решил побить свою жену, но сначала декриминализировать побои. Так уж, на всякий случай. Почему бы и нет, ели можно?</text:p>
          </table:table-cell>
        </table:table-row>
        <table:table-row table:style-name="ro1">
          <table:table-cell office:value-type="float" office:value="916039" calcext:value-type="float">
            <text:p>916039</text:p>
          </table:table-cell>
          <table:table-cell office:value-type="float" office:value="916173" calcext:value-type="float">
            <text:p>916173</text:p>
          </table:table-cell>
          <table:table-cell office:value-type="string" calcext:value-type="string">
            <text:p>non_sexist</text:p>
          </table:table-cell>
          <table:table-cell office:value-type="string" calcext:value-type="string">
            <text:p>[id315993674|Андрей], а током бить можно?</text:p>
          </table:table-cell>
        </table:table-row>
        <table:table-row table:style-name="ro1">
          <table:table-cell office:value-type="float" office:value="916039" calcext:value-type="float">
            <text:p>916039</text:p>
          </table:table-cell>
          <table:table-cell office:value-type="float" office:value="916174" calcext:value-type="float">
            <text:p>916174</text:p>
          </table:table-cell>
          <table:table-cell office:value-type="string" calcext:value-type="string">
            <text:p>non_sexist</text:p>
          </table:table-cell>
          <table:table-cell office:value-type="string" calcext:value-type="string">
            <text:p>[id60028636|Антон], не бью, хотя в некоторых редких случаях ударить ребенка тоже необходимо.</text:p>
          </table:table-cell>
        </table:table-row>
        <table:table-row table:style-name="ro1">
          <table:table-cell office:value-type="float" office:value="916039" calcext:value-type="float">
            <text:p>916039</text:p>
          </table:table-cell>
          <table:table-cell office:value-type="float" office:value="916175" calcext:value-type="float">
            <text:p>916175</text:p>
          </table:table-cell>
          <table:table-cell office:value-type="string" calcext:value-type="string">
            <text:p>non_sexist</text:p>
          </table:table-cell>
          <table:table-cell office:value-type="string" calcext:value-type="string">
            <text:p>[id9854503|Vladimir], тут закон <text:s/>о побоях а не пытках.</text:p>
          </table:table-cell>
        </table:table-row>
        <table:table-row table:style-name="ro1">
          <table:table-cell office:value-type="float" office:value="916039" calcext:value-type="float">
            <text:p>916039</text:p>
          </table:table-cell>
          <table:table-cell office:value-type="float" office:value="916179" calcext:value-type="float">
            <text:p>916179</text:p>
          </table:table-cell>
          <table:table-cell office:value-type="string" calcext:value-type="string">
            <text:p>non_sexist</text:p>
          </table:table-cell>
          <table:table-cell office:value-type="string" calcext:value-type="string">
            <text:p>[id242552650|Мария], нельзя, но проблема не в "посадить", а возникновении судимости, аналога средневекового клейма на лбу.</text:p>
          </table:table-cell>
        </table:table-row>
        <table:table-row table:style-name="ro1">
          <table:table-cell office:value-type="float" office:value="916039" calcext:value-type="float">
            <text:p>916039</text:p>
          </table:table-cell>
          <table:table-cell office:value-type="float" office:value="916180" calcext:value-type="float">
            <text:p>916180</text:p>
          </table:table-cell>
          <table:table-cell office:value-type="string" calcext:value-type="string">
            <text:p>non_sexist</text:p>
          </table:table-cell>
          <table:table-cell office:value-type="string" calcext:value-type="string">
            <text:p>[id315993674|Андрей], о насилии в семье если быть точным</text:p>
          </table:table-cell>
        </table:table-row>
        <table:table-row table:style-name="ro3">
          <table:table-cell office:value-type="float" office:value="916039" calcext:value-type="float">
            <text:p>916039</text:p>
          </table:table-cell>
          <table:table-cell office:value-type="float" office:value="916181" calcext:value-type="float">
            <text:p>916181</text:p>
          </table:table-cell>
          <table:table-cell office:value-type="string" calcext:value-type="string">
            <text:p>non_sexist</text:p>
          </table:table-cell>
          <table:table-cell office:value-type="string" calcext:value-type="string">
            <text:p>Хорошо, что моя мать успела в 2016 году выиграть дело против отца за побои по 116 ук рф. </text:p>
            <text:p/>
            <text:p>Хотя терпела 25 лет. Недотерпела немного</text:p>
          </table:table-cell>
        </table:table-row>
        <table:table-row table:style-name="ro1">
          <table:table-cell office:value-type="float" office:value="916039" calcext:value-type="float">
            <text:p>916039</text:p>
          </table:table-cell>
          <table:table-cell office:value-type="float" office:value="916183" calcext:value-type="float">
            <text:p>916183</text:p>
          </table:table-cell>
          <table:table-cell office:value-type="string" calcext:value-type="string">
            <text:p>non_sexist</text:p>
          </table:table-cell>
          <table:table-cell office:value-type="string" calcext:value-type="string">
            <text:p>Значит подойти к проблеме в данных прецедентах стоило со стороны медицинского освидетельствования - например, многие виды повреждений человек не может нанести случайно или самостоятельно при инсценировании.</text:p>
          </table:table-cell>
        </table:table-row>
        <table:table-row table:style-name="ro1">
          <table:table-cell office:value-type="float" office:value="916039" calcext:value-type="float">
            <text:p>916039</text:p>
          </table:table-cell>
          <table:table-cell office:value-type="float" office:value="916185" calcext:value-type="float">
            <text:p>916185</text:p>
          </table:table-cell>
          <table:table-cell office:value-type="string" calcext:value-type="string">
            <text:p>non_sexist</text:p>
          </table:table-cell>
          <table:table-cell office:value-type="string" calcext:value-type="string">
            <text:p>[id242552650|Мария], для того, чтобы был результат нужно организовать митинги и акции протеста. Хочу напомнить, что их не устраивают ни женщины, ни "хуемрази"</text:p>
          </table:table-cell>
        </table:table-row>
        <table:table-row table:style-name="ro1">
          <table:table-cell office:value-type="float" office:value="916039" calcext:value-type="float">
            <text:p>916039</text:p>
          </table:table-cell>
          <table:table-cell office:value-type="float" office:value="916186" calcext:value-type="float">
            <text:p>916186</text:p>
          </table:table-cell>
          <table:table-cell office:value-type="string" calcext:value-type="string">
            <text:p>non_sexist</text:p>
          </table:table-cell>
          <table:table-cell office:value-type="string" calcext:value-type="string">
            <text:p>[id145404749|Артур], я не феминистка</text:p>
          </table:table-cell>
        </table:table-row>
        <table:table-row table:style-name="ro1">
          <table:table-cell office:value-type="float" office:value="916039" calcext:value-type="float">
            <text:p>916039</text:p>
          </table:table-cell>
          <table:table-cell office:value-type="float" office:value="916191" calcext:value-type="float">
            <text:p>916191</text:p>
          </table:table-cell>
          <table:table-cell office:value-type="string" calcext:value-type="string">
            <text:p>non_sexist</text:p>
          </table:table-cell>
          <table:table-cell office:value-type="string" calcext:value-type="string">
            <text:p>[id242552650|Мария], КНН?</text:p>
          </table:table-cell>
        </table:table-row>
        <table:table-row table:style-name="ro1">
          <table:table-cell office:value-type="float" office:value="916039" calcext:value-type="float">
            <text:p>916039</text:p>
          </table:table-cell>
          <table:table-cell office:value-type="float" office:value="916194" calcext:value-type="float">
            <text:p>916194</text:p>
          </table:table-cell>
          <table:table-cell office:value-type="string" calcext:value-type="string">
            <text:p>non_sexist</text:p>
          </table:table-cell>
          <table:table-cell office:value-type="string" calcext:value-type="string">
            <text:p>[id4406877|Кирилл], Ватный заехал? Ну ка расскажи как менты щас расследуют насилие в семье с уголовкой? Да никак, а с админкой ваще повертят</text:p>
          </table:table-cell>
        </table:table-row>
        <table:table-row table:style-name="ro1">
          <table:table-cell office:value-type="float" office:value="916039" calcext:value-type="float">
            <text:p>916039</text:p>
          </table:table-cell>
          <table:table-cell office:value-type="float" office:value="916195" calcext:value-type="float">
            <text:p>916195</text:p>
          </table:table-cell>
          <table:table-cell office:value-type="string" calcext:value-type="string">
            <text:p>non_sexist</text:p>
          </table:table-cell>
          <table:table-cell office:value-type="string" calcext:value-type="string">
            <text:p>[id145404749|Артур], а можно просто существовать, не выбирая идеологию? потому что нет движения который назывался бы "здравый смысл"</text:p>
          </table:table-cell>
        </table:table-row>
        <table:table-row table:style-name="ro1">
          <table:table-cell office:value-type="float" office:value="916039" calcext:value-type="float">
            <text:p>916039</text:p>
          </table:table-cell>
          <table:table-cell office:value-type="float" office:value="916197" calcext:value-type="float">
            <text:p>916197</text:p>
          </table:table-cell>
          <table:table-cell office:value-type="string" calcext:value-type="string">
            <text:p>non_sexist</text:p>
          </table:table-cell>
          <table:table-cell office:value-type="string" calcext:value-type="string">
            <text:p>[id241196595|Рита], серьёзно? У кого есть деньги на независимое мед свед? А если связи в больничке, а если судья знакомый или купленный? Если ты сделал независимое мед свед и оно доказало твою правоту, то не факт что его примут за факт. По-этому, лучше изменить закон таким образом, чтобы за 1 раз не сажали и дали людям самим решить, стоит ли им жить вместе.</text:p>
          </table:table-cell>
        </table:table-row>
        <table:table-row table:style-name="ro1">
          <table:table-cell office:value-type="float" office:value="916039" calcext:value-type="float">
            <text:p>916039</text:p>
          </table:table-cell>
          <table:table-cell office:value-type="float" office:value="916200" calcext:value-type="float">
            <text:p>916200</text:p>
          </table:table-cell>
          <table:table-cell office:value-type="string" calcext:value-type="string">
            <text:p>non_sexist</text:p>
          </table:table-cell>
          <table:table-cell office:value-type="string" calcext:value-type="string">
            <text:p>бить людей это вам не пакемоны в храме, дело то богоугодное )))</text:p>
          </table:table-cell>
        </table:table-row>
        <table:table-row table:style-name="ro1">
          <table:table-cell office:value-type="float" office:value="916039" calcext:value-type="float">
            <text:p>916039</text:p>
          </table:table-cell>
          <table:table-cell office:value-type="float" office:value="916204" calcext:value-type="float">
            <text:p>916204</text:p>
          </table:table-cell>
          <table:table-cell office:value-type="string" calcext:value-type="string">
            <text:p>non_sexist</text:p>
          </table:table-cell>
          <table:table-cell office:value-type="string" calcext:value-type="string">
            <text:p>[id242552650|Мария], здравый смысл в вашем понимании - называть всех мужчин животными?</text:p>
          </table:table-cell>
        </table:table-row>
        <table:table-row table:style-name="ro1">
          <table:table-cell office:value-type="float" office:value="916039" calcext:value-type="float">
            <text:p>916039</text:p>
          </table:table-cell>
          <table:table-cell office:value-type="float" office:value="916209" calcext:value-type="float">
            <text:p>916209</text:p>
          </table:table-cell>
          <table:table-cell office:value-type="string" calcext:value-type="string">
            <text:p>non_sexist</text:p>
          </table:table-cell>
          <table:table-cell office:value-type="string" calcext:value-type="string">
            <text:p>[id618794|Николай], почему не заступался?</text:p>
          </table:table-cell>
        </table:table-row>
        <table:table-row table:style-name="ro1">
          <table:table-cell office:value-type="float" office:value="916039" calcext:value-type="float">
            <text:p>916039</text:p>
          </table:table-cell>
          <table:table-cell office:value-type="float" office:value="916210" calcext:value-type="float">
            <text:p>916210</text:p>
          </table:table-cell>
          <table:table-cell office:value-type="string" calcext:value-type="string">
            <text:p>non_sexist</text:p>
          </table:table-cell>
          <table:table-cell office:value-type="string" calcext:value-type="string">
            <text:p>[id376650994|Галина], и в каком таком редком случае необходимо ударить ребёнка?</text:p>
          </table:table-cell>
        </table:table-row>
        <table:table-row table:style-name="ro1">
          <table:table-cell office:value-type="float" office:value="916039" calcext:value-type="float">
            <text:p>916039</text:p>
          </table:table-cell>
          <table:table-cell office:value-type="float" office:value="916212" calcext:value-type="float">
            <text:p>916212</text:p>
          </table:table-cell>
          <table:table-cell office:value-type="string" calcext:value-type="string">
            <text:p>non_sexist</text:p>
          </table:table-cell>
          <table:table-cell office:value-type="string" calcext:value-type="string">
            <text:p>[id313243204|Irina], потому что заступился и меня самого осудили за легкие побои по 115</text:p>
          </table:table-cell>
        </table:table-row>
        <table:table-row table:style-name="ro1">
          <table:table-cell office:value-type="float" office:value="916039" calcext:value-type="float">
            <text:p>916039</text:p>
          </table:table-cell>
          <table:table-cell office:value-type="float" office:value="916215" calcext:value-type="float">
            <text:p>916215</text:p>
          </table:table-cell>
          <table:table-cell office:value-type="string" calcext:value-type="string">
            <text:p>non_sexist</text:p>
          </table:table-cell>
          <table:table-cell office:value-type="string" calcext:value-type="string">
            <text:p>Пиздец.</text:p>
          </table:table-cell>
        </table:table-row>
        <table:table-row table:style-name="ro1">
          <table:table-cell office:value-type="float" office:value="916039" calcext:value-type="float">
            <text:p>916039</text:p>
          </table:table-cell>
          <table:table-cell office:value-type="float" office:value="916216" calcext:value-type="float">
            <text:p>916216</text:p>
          </table:table-cell>
          <table:table-cell office:value-type="string" calcext:value-type="string">
            <text:p>non_sexist</text:p>
          </table:table-cell>
          <table:table-cell office:value-type="string" calcext:value-type="string">
            <text:p>[id618794|Николай], п...ц</text:p>
          </table:table-cell>
        </table:table-row>
        <table:table-row table:style-name="ro1">
          <table:table-cell office:value-type="float" office:value="916039" calcext:value-type="float">
            <text:p>916039</text:p>
          </table:table-cell>
          <table:table-cell office:value-type="float" office:value="916226" calcext:value-type="float">
            <text:p>916226</text:p>
          </table:table-cell>
          <table:table-cell office:value-type="string" calcext:value-type="string">
            <text:p>non_sexist</text:p>
          </table:table-cell>
          <table:table-cell office:value-type="string" calcext:value-type="string">
            <text:p>[id145404749|Артур], раз я так сказала</text:p>
          </table:table-cell>
        </table:table-row>
        <table:table-row table:style-name="ro1">
          <table:table-cell office:value-type="float" office:value="916039" calcext:value-type="float">
            <text:p>916039</text:p>
          </table:table-cell>
          <table:table-cell office:value-type="float" office:value="916251" calcext:value-type="float">
            <text:p>916251</text:p>
          </table:table-cell>
          <table:table-cell office:value-type="string" calcext:value-type="string">
            <text:p>non_sexist</text:p>
          </table:table-cell>
          <table:table-cell office:value-type="string" calcext:value-type="string">
            <text:p>[id176165717|Nick], ты не поверишь, но если тебя также побили (т.е. нанесли побои, не более) на улице - ты также сможешь только административку получить.</text:p>
          </table:table-cell>
        </table:table-row>
        <table:table-row table:style-name="ro1">
          <table:table-cell office:value-type="float" office:value="916039" calcext:value-type="float">
            <text:p>916039</text:p>
          </table:table-cell>
          <table:table-cell office:value-type="float" office:value="916254" calcext:value-type="float">
            <text:p>916254</text:p>
          </table:table-cell>
          <table:table-cell office:value-type="string" calcext:value-type="string">
            <text:p>sexist_in_co</text:p>
          </table:table-cell>
          <table:table-cell office:value-type="string" calcext:value-type="string">
            <text:p>Держитесь, мужики</text:p>
          </table:table-cell>
        </table:table-row>
        <table:table-row table:style-name="ro6">
          <table:table-cell office:value-type="float" office:value="916039" calcext:value-type="float">
            <text:p>916039</text:p>
          </table:table-cell>
          <table:table-cell office:value-type="float" office:value="916316" calcext:value-type="float">
            <text:p>916316</text:p>
          </table:table-cell>
          <table:table-cell office:value-type="string" calcext:value-type="string">
            <text:p>non_sexist</text:p>
          </table:table-cell>
          <table:table-cell office:value-type="string" calcext:value-type="string">
            <text:p>отмены уголовки нет, так что не нужно тут. Есть в общем плане</text:p>
            <text:p>декриминализации мелких преступлений приведение к</text:p>
            <text:p>однообразию наказания, без выделения особых групп. Первый</text:p>
            <text:p>раз админ. ответственность, если неугомонный такой, то начиная</text:p>
            <text:p>со второго уголовная.</text:p>
          </table:table-cell>
        </table:table-row>
        <table:table-row table:style-name="ro1">
          <table:table-cell office:value-type="float" office:value="916039" calcext:value-type="float">
            <text:p>916039</text:p>
          </table:table-cell>
          <table:table-cell office:value-type="float" office:value="916333" calcext:value-type="float">
            <text:p>916333</text:p>
          </table:table-cell>
          <table:table-cell office:value-type="string" calcext:value-type="string">
            <text:p>sexist</text:p>
          </table:table-cell>
          <table:table-cell office:value-type="string" calcext:value-type="string">
            <text:p>[id610305|Никита], зачем жене такой муж, который её бьет? И для которого единственным резоном не делать этого будет уголовная ответственность?</text:p>
          </table:table-cell>
        </table:table-row>
        <table:table-row table:style-name="ro1">
          <table:table-cell office:value-type="float" office:value="916039" calcext:value-type="float">
            <text:p>916039</text:p>
          </table:table-cell>
          <table:table-cell office:value-type="float" office:value="916402" calcext:value-type="float">
            <text:p>916402</text:p>
          </table:table-cell>
          <table:table-cell office:value-type="string" calcext:value-type="string">
            <text:p>non_sexist</text:p>
          </table:table-cell>
          <table:table-cell office:value-type="string" calcext:value-type="string">
            <text:p>[id34959464|Ксения], например, если ребенок испек живого котенка в микроволновой печи... более точно - детям свойственно нащупывать границы дозволенного, и если им этих границ не укажут, изощренно издеваться над взрослыми. В этом случае можно ударить - отнюдь не для боли, а чтобы понял.</text:p>
          </table:table-cell>
        </table:table-row>
        <table:table-row table:style-name="ro1">
          <table:table-cell office:value-type="float" office:value="916039" calcext:value-type="float">
            <text:p>916039</text:p>
          </table:table-cell>
          <table:table-cell office:value-type="float" office:value="916403" calcext:value-type="float">
            <text:p>916403</text:p>
          </table:table-cell>
          <table:table-cell office:value-type="string" calcext:value-type="string">
            <text:p>sexist</text:p>
          </table:table-cell>
          <table:table-cell office:value-type="string" calcext:value-type="string">
            <text:p>[id610305|Никита], а разве муж и жена являются родственниками? Они ведь состоят в свойстве. Тогда жена может подать на развод, если насилие будет продолжаться.</text:p>
          </table:table-cell>
        </table:table-row>
        <table:table-row table:style-name="ro4">
          <table:table-cell office:value-type="float" office:value="916039" calcext:value-type="float">
            <text:p>916039</text:p>
          </table:table-cell>
          <table:table-cell office:value-type="float" office:value="916447" calcext:value-type="float">
            <text:p>916447</text:p>
          </table:table-cell>
          <table:table-cell office:value-type="string" calcext:value-type="string">
            <text:p>non_sexist</text:p>
          </table:table-cell>
          <table:table-cell office:value-type="string" calcext:value-type="string">
            <text:p>1. Находишь объект, который тебя бесит.</text:p>
            <text:p>2. Находишь его дочь.</text:p>
            <text:p>3. Женишся на ней.</text:p>
            <text:p>4. Теперь объект твой родственник.</text:p>
            <text:p>5. Забиваешь его до см... ну короче потери пульса.</text:p>
            <text:p>6. Разводишься</text:p>
            <text:p>7. ......PROFIT!!!!</text:p>
          </table:table-cell>
        </table:table-row>
        <table:table-row table:style-name="ro1">
          <table:table-cell office:value-type="float" office:value="916039" calcext:value-type="float">
            <text:p>916039</text:p>
          </table:table-cell>
          <table:table-cell office:value-type="float" office:value="917150" calcext:value-type="float">
            <text:p>917150</text:p>
          </table:table-cell>
          <table:table-cell office:value-type="string" calcext:value-type="string">
            <text:p>non_sexist</text:p>
          </table:table-cell>
          <table:table-cell office:value-type="string" calcext:value-type="string">
            <text:p>[id241196595|Rita], может додумаются вычитать из з/п, как алименты?</text:p>
          </table:table-cell>
        </table:table-row>
        <table:table-row table:style-name="ro1">
          <table:table-cell office:value-type="float" office:value="916039" calcext:value-type="float">
            <text:p>916039</text:p>
          </table:table-cell>
          <table:table-cell office:value-type="float" office:value="917817" calcext:value-type="float">
            <text:p>917817</text:p>
          </table:table-cell>
          <table:table-cell office:value-type="string" calcext:value-type="string">
            <text:p>non_sexist</text:p>
          </table:table-cell>
          <table:table-cell office:value-type="string" calcext:value-type="string">
            <text:p>Хороший Закон! А то я 22-х летнего сына не могу воспитать, как следует! Как только он вступит в силу, - ох и оторвусь на его воспитании!По старым народным традициям!С ремнём солдатским!)))</text:p>
          </table:table-cell>
        </table:table-row>
        <table:table-row table:style-name="ro1">
          <table:table-cell office:value-type="float" office:value="916039" calcext:value-type="float">
            <text:p>916039</text:p>
          </table:table-cell>
          <table:table-cell office:value-type="float" office:value="918462" calcext:value-type="float">
            <text:p>918462</text:p>
          </table:table-cell>
          <table:table-cell office:value-type="string" calcext:value-type="string">
            <text:p>non_sexist</text:p>
          </table:table-cell>
          <table:table-cell office:value-type="string" calcext:value-type="string">
            <text:p>[id376650994|Galina], если ребёнок без ударов и наказаний не понимает, что нельзя запекать котёнка в духовке, то его родители, явно, воспитанием своего чада до этого не занимались вообще.</text:p>
          </table:table-cell>
        </table:table-row>
        <table:table-row table:style-name="ro1">
          <table:table-cell office:value-type="float" office:value="916039" calcext:value-type="float">
            <text:p>916039</text:p>
          </table:table-cell>
          <table:table-cell office:value-type="float" office:value="918471" calcext:value-type="float">
            <text:p>918471</text:p>
          </table:table-cell>
          <table:table-cell office:value-type="string" calcext:value-type="string">
            <text:p>non_sexist</text:p>
          </table:table-cell>
          <table:table-cell office:value-type="string" calcext:value-type="string">
            <text:p>[id168176806|София], а может быть, когда в более юном возрасте он давил муравьев и мучил лягушек, ему просто надо было немного дать по шее? Вот вам и недостаток воспитания. Кстати, это вполне реальный случай, про котенка. Мама в ужасе, а сын в школе сказал приятелям - фигня, папа мне нового купит.))</text:p>
          </table:table-cell>
        </table:table-row>
        <table:table-row table:style-name="ro1">
          <table:table-cell office:value-type="float" office:value="916039" calcext:value-type="float">
            <text:p>916039</text:p>
          </table:table-cell>
          <table:table-cell office:value-type="float" office:value="918475" calcext:value-type="float">
            <text:p>918475</text:p>
          </table:table-cell>
          <table:table-cell office:value-type="string" calcext:value-type="string">
            <text:p>non_sexist</text:p>
          </table:table-cell>
          <table:table-cell office:value-type="string" calcext:value-type="string">
            <text:p>[id376650994|Galina], пример того, что родители вырастили не человека, а, извините, морального урода. Тут никакие побои бы не спасли.</text:p>
          </table:table-cell>
        </table:table-row>
        <table:table-row table:style-name="ro1">
          <table:table-cell office:value-type="float" office:value="916039" calcext:value-type="float">
            <text:p>916039</text:p>
          </table:table-cell>
          <table:table-cell office:value-type="float" office:value="918524" calcext:value-type="float">
            <text:p>918524</text:p>
          </table:table-cell>
          <table:table-cell office:value-type="string" calcext:value-type="string">
            <text:p>non_sexist</text:p>
          </table:table-cell>
          <table:table-cell office:value-type="string" calcext:value-type="string">
            <text:p>[id168176806|София], наука утверждает, что родители вообще не очень значимы, если речь идет о врожденных качествах ребенка. Родительское воспитание - это фикция.</text:p>
          </table:table-cell>
        </table:table-row>
        <table:table-row table:style-name="ro1">
          <table:table-cell office:value-type="float" office:value="898136" calcext:value-type="float">
            <text:p>898136</text:p>
          </table:table-cell>
          <table:table-cell office:value-type="float" office:value="898138" calcext:value-type="float">
            <text:p>898138</text:p>
          </table:table-cell>
          <table:table-cell office:value-type="string" calcext:value-type="string">
            <text:p>non_sexist</text:p>
          </table:table-cell>
          <table:table-cell office:value-type="string" calcext:value-type="string">
            <text:p>То есть вы всерьез думаете, что кто-то считает это хорошей идеей?</text:p>
          </table:table-cell>
        </table:table-row>
        <table:table-row table:style-name="ro1">
          <table:table-cell office:value-type="float" office:value="898136" calcext:value-type="float">
            <text:p>898136</text:p>
          </table:table-cell>
          <table:table-cell office:value-type="float" office:value="898139" calcext:value-type="float">
            <text:p>898139</text:p>
          </table:table-cell>
          <table:table-cell office:value-type="string" calcext:value-type="string">
            <text:p>non_sexist</text:p>
          </table:table-cell>
          <table:table-cell office:value-type="string" calcext:value-type="string">
            <text:p>были ли за последние годы хорошие инициативы у правительства?</text:p>
          </table:table-cell>
        </table:table-row>
        <table:table-row table:style-name="ro1">
          <table:table-cell office:value-type="float" office:value="898136" calcext:value-type="float">
            <text:p>898136</text:p>
          </table:table-cell>
          <table:table-cell office:value-type="float" office:value="898140" calcext:value-type="float">
            <text:p>898140</text:p>
          </table:table-cell>
          <table:table-cell office:value-type="string" calcext:value-type="string">
            <text:p>non_sexist</text:p>
          </table:table-cell>
          <table:table-cell office:value-type="string" calcext:value-type="string">
            <text:p>В России любая идея становится плохой</text:p>
          </table:table-cell>
        </table:table-row>
        <table:table-row table:style-name="ro1">
          <table:table-cell office:value-type="float" office:value="898136" calcext:value-type="float">
            <text:p>898136</text:p>
          </table:table-cell>
          <table:table-cell office:value-type="float" office:value="898142" calcext:value-type="float">
            <text:p>898142</text:p>
          </table:table-cell>
          <table:table-cell office:value-type="string" calcext:value-type="string">
            <text:p>non_sexist</text:p>
          </table:table-cell>
          <table:table-cell office:value-type="string" calcext:value-type="string">
            <text:p>И правда, лучше бы написали, почему это должно кем-то считаться хорошей идеей, потому что мне на ум ни одного аргумента не приходит.</text:p>
          </table:table-cell>
        </table:table-row>
        <table:table-row table:style-name="ro2">
          <table:table-cell office:value-type="float" office:value="898136" calcext:value-type="float">
            <text:p>898136</text:p>
          </table:table-cell>
          <table:table-cell office:value-type="float" office:value="898144" calcext:value-type="float">
            <text:p>898144</text:p>
          </table:table-cell>
          <table:table-cell office:value-type="string" calcext:value-type="string">
            <text:p>non_sexist</text:p>
          </table:table-cell>
          <table:table-cell office:value-type="string" calcext:value-type="string">
            <text:p>По ходу подобные случаи теперь будут оставаться безнаказанными:</text:p>
            <text:p>http://zwezda.perm.ru/news/?pub=4074&amp;_Year=2016&amp;_Month=12&amp;_Day=27</text:p>
          </table:table-cell>
        </table:table-row>
        <table:table-row table:style-name="ro1">
          <table:table-cell office:value-type="float" office:value="898136" calcext:value-type="float">
            <text:p>898136</text:p>
          </table:table-cell>
          <table:table-cell office:value-type="float" office:value="898148" calcext:value-type="float">
            <text:p>898148</text:p>
          </table:table-cell>
          <table:table-cell office:value-type="string" calcext:value-type="string">
            <text:p>non_sexist</text:p>
          </table:table-cell>
          <table:table-cell office:value-type="string" calcext:value-type="string">
            <text:p>Тут вопрос довольно сложный и не однозначный</text:p>
          </table:table-cell>
        </table:table-row>
        <table:table-row table:style-name="ro1">
          <table:table-cell office:value-type="float" office:value="898136" calcext:value-type="float">
            <text:p>898136</text:p>
          </table:table-cell>
          <table:table-cell office:value-type="float" office:value="898151" calcext:value-type="float">
            <text:p>898151</text:p>
          </table:table-cell>
          <table:table-cell office:value-type="string" calcext:value-type="string">
            <text:p>non_sexist</text:p>
          </table:table-cell>
          <table:table-cell office:value-type="string" calcext:value-type="string">
            <text:p>Везде ищите финансовые причины. Государству выгоднее, чтобы преступник заплатил штраф, не не сидел в тюрьме на казенных харчах, вот и принимают такие законы. А на народ им всегда было пофиг - пусть хоть едят друг друга, лишь бы доход был.</text:p>
          </table:table-cell>
        </table:table-row>
        <table:table-row table:style-name="ro1">
          <table:table-cell office:value-type="float" office:value="898136" calcext:value-type="float">
            <text:p>898136</text:p>
          </table:table-cell>
          <table:table-cell office:value-type="float" office:value="898152" calcext:value-type="float">
            <text:p>898152</text:p>
          </table:table-cell>
          <table:table-cell office:value-type="string" calcext:value-type="string">
            <text:p>non_sexist</text:p>
          </table:table-cell>
          <table:table-cell office:value-type="string" calcext:value-type="string">
            <text:p>Особенно нравится та часть где муж платит штраф в 30тонн за побои жены, из семейного бюджета.</text:p>
          </table:table-cell>
        </table:table-row>
        <table:table-row table:style-name="ro1">
          <table:table-cell office:value-type="float" office:value="898136" calcext:value-type="float">
            <text:p>898136</text:p>
          </table:table-cell>
          <table:table-cell office:value-type="float" office:value="898154" calcext:value-type="float">
            <text:p>898154</text:p>
          </table:table-cell>
          <table:table-cell office:value-type="string" calcext:value-type="string">
            <text:p>non_sexist</text:p>
          </table:table-cell>
          <table:table-cell office:value-type="string" calcext:value-type="string">
            <text:p>Потому что это пиздец</text:p>
          </table:table-cell>
        </table:table-row>
        <table:table-row table:style-name="ro1">
          <table:table-cell office:value-type="float" office:value="898136" calcext:value-type="float">
            <text:p>898136</text:p>
          </table:table-cell>
          <table:table-cell office:value-type="float" office:value="898158" calcext:value-type="float">
            <text:p>898158</text:p>
          </table:table-cell>
          <table:table-cell office:value-type="string" calcext:value-type="string">
            <text:p>non_sexist</text:p>
          </table:table-cell>
          <table:table-cell office:value-type="string" calcext:value-type="string">
            <text:p>лучшеб травку декриминализовали уроды</text:p>
          </table:table-cell>
        </table:table-row>
        <table:table-row table:style-name="ro1">
          <table:table-cell office:value-type="float" office:value="898136" calcext:value-type="float">
            <text:p>898136</text:p>
          </table:table-cell>
          <table:table-cell office:value-type="float" office:value="898159" calcext:value-type="float">
            <text:p>898159</text:p>
          </table:table-cell>
          <table:table-cell office:value-type="string" calcext:value-type="string">
            <text:p>non_sexist</text:p>
          </table:table-cell>
          <table:table-cell office:value-type="string" calcext:value-type="string">
            <text:p>[id243947380|Игорь], почитайте комментарии. Увы, таковые есть.</text:p>
          </table:table-cell>
        </table:table-row>
        <table:table-row table:style-name="ro1">
          <table:table-cell office:value-type="float" office:value="898136" calcext:value-type="float">
            <text:p>898136</text:p>
          </table:table-cell>
          <table:table-cell office:value-type="float" office:value="898161" calcext:value-type="float">
            <text:p>898161</text:p>
          </table:table-cell>
          <table:table-cell office:value-type="string" calcext:value-type="string">
            <text:p>non_sexist</text:p>
          </table:table-cell>
          <table:table-cell office:value-type="string" calcext:value-type="string">
            <text:p>[id140896429|Александр], это такой троллинг, да?</text:p>
          </table:table-cell>
        </table:table-row>
        <table:table-row table:style-name="ro1">
          <table:table-cell office:value-type="float" office:value="898136" calcext:value-type="float">
            <text:p>898136</text:p>
          </table:table-cell>
          <table:table-cell office:value-type="float" office:value="898162" calcext:value-type="float">
            <text:p>898162</text:p>
          </table:table-cell>
          <table:table-cell office:value-type="string" calcext:value-type="string">
            <text:p>non_sexist</text:p>
          </table:table-cell>
          <table:table-cell office:value-type="string" calcext:value-type="string">
            <text:p>До принятия этой поправки, <text:s/>соседская бабушка, у которой с головой не всё в порядке, могла написать заявление в полицию, что вы шлёпнули ребёнка (а на самом деле этого не было), и вас должны были бы посадить за это на два года</text:p>
          </table:table-cell>
        </table:table-row>
        <table:table-row table:style-name="ro1">
          <table:table-cell office:value-type="float" office:value="898136" calcext:value-type="float">
            <text:p>898136</text:p>
          </table:table-cell>
          <table:table-cell office:value-type="float" office:value="898164" calcext:value-type="float">
            <text:p>898164</text:p>
          </table:table-cell>
          <table:table-cell office:value-type="string" calcext:value-type="string">
            <text:p>non_sexist</text:p>
          </table:table-cell>
          <table:table-cell office:value-type="string" calcext:value-type="string">
            <text:p>А в эстонии не терпят?</text:p>
          </table:table-cell>
        </table:table-row>
        <table:table-row table:style-name="ro2">
          <table:table-cell office:value-type="float" office:value="898136" calcext:value-type="float">
            <text:p>898136</text:p>
          </table:table-cell>
          <table:table-cell office:value-type="float" office:value="898165" calcext:value-type="float">
            <text:p>898165</text:p>
          </table:table-cell>
          <table:table-cell office:value-type="string" calcext:value-type="string">
            <text:p>non_sexist</text:p>
          </table:table-cell>
          <table:table-cell office:value-type="string" calcext:value-type="string">
            <text:p>[id296791645|Софья], есть мнение, что шлёпать ребёнка это какбэ совсем не ок, вот ни разу не ок. И этим должны заниматься органы опеки.</text:p>
            <text:p>Хотя, конечно, в РФ и органы опеки такие, что непонятно, что хуже. Избивающие родители или опека.</text:p>
          </table:table-cell>
        </table:table-row>
        <table:table-row table:style-name="ro1">
          <table:table-cell office:value-type="float" office:value="898136" calcext:value-type="float">
            <text:p>898136</text:p>
          </table:table-cell>
          <table:table-cell office:value-type="float" office:value="898167" calcext:value-type="float">
            <text:p>898167</text:p>
          </table:table-cell>
          <table:table-cell office:value-type="string" calcext:value-type="string">
            <text:p>non_sexist</text:p>
          </table:table-cell>
          <table:table-cell office:value-type="string" calcext:value-type="string">
            <text:p>[id140896429|Александр], ммм. Косите под поехавшего значит. Ну бывает, чо.</text:p>
          </table:table-cell>
        </table:table-row>
        <table:table-row table:style-name="ro1">
          <table:table-cell office:value-type="float" office:value="898136" calcext:value-type="float">
            <text:p>898136</text:p>
          </table:table-cell>
          <table:table-cell office:value-type="float" office:value="898169" calcext:value-type="float">
            <text:p>898169</text:p>
          </table:table-cell>
          <table:table-cell office:value-type="string" calcext:value-type="string">
            <text:p>non_sexist</text:p>
          </table:table-cell>
          <table:table-cell office:value-type="string" calcext:value-type="string">
            <text:p>[id9897|Евгений], конечно, согласна, шлёпать не ок, я против насилия, я о другом пишу</text:p>
          </table:table-cell>
        </table:table-row>
        <table:table-row table:style-name="ro1">
          <table:table-cell office:value-type="float" office:value="898136" calcext:value-type="float">
            <text:p>898136</text:p>
          </table:table-cell>
          <table:table-cell office:value-type="float" office:value="898171" calcext:value-type="float">
            <text:p>898171</text:p>
          </table:table-cell>
          <table:table-cell office:value-type="string" calcext:value-type="string">
            <text:p>non_sexist</text:p>
          </table:table-cell>
          <table:table-cell office:value-type="string" calcext:value-type="string">
            <text:p>Что вы хотите, сплошное мракобесие, похоже это не исправимо. Сначала интеллектуалы считали, что нужно освободить крестьянство, потом социалисты предприняли попытку "хождения в народ" пытались цивилизацию привить патриархальному обществу, потом большевики пытались на свой манер все исправить. В итоге мы имеем тотальную дикость пронизывающею все слои общества от полубожественных верхов до люмпинизированных низов. Хотя были небольшие этапы, когда казалось, что общество является здоровым как ни странно это период так называемого застоя 70 -гг 20 века.</text:p>
          </table:table-cell>
        </table:table-row>
        <table:table-row table:style-name="ro1">
          <table:table-cell office:value-type="float" office:value="898136" calcext:value-type="float">
            <text:p>898136</text:p>
          </table:table-cell>
          <table:table-cell office:value-type="float" office:value="898173" calcext:value-type="float">
            <text:p>898173</text:p>
          </table:table-cell>
          <table:table-cell office:value-type="string" calcext:value-type="string">
            <text:p>non_sexist</text:p>
          </table:table-cell>
          <table:table-cell office:value-type="string" calcext:value-type="string">
            <text:p>Мезулина прост бдсм видимо практикует</text:p>
          </table:table-cell>
        </table:table-row>
        <table:table-row table:style-name="ro1">
          <table:table-cell office:value-type="float" office:value="898136" calcext:value-type="float">
            <text:p>898136</text:p>
          </table:table-cell>
          <table:table-cell office:value-type="float" office:value="898177" calcext:value-type="float">
            <text:p>898177</text:p>
          </table:table-cell>
          <table:table-cell office:value-type="string" calcext:value-type="string">
            <text:p>non_sexist</text:p>
          </table:table-cell>
          <table:table-cell office:value-type="string" calcext:value-type="string">
            <text:p>[id296791645|Софья], так ведь при развитой судебной системе скорее соседскую бабушку привлекут за ложные показания. Ну в случае если побоев не было, разумеется.</text:p>
          </table:table-cell>
        </table:table-row>
        <table:table-row table:style-name="ro1">
          <table:table-cell office:value-type="float" office:value="898136" calcext:value-type="float">
            <text:p>898136</text:p>
          </table:table-cell>
          <table:table-cell office:value-type="float" office:value="898178" calcext:value-type="float">
            <text:p>898178</text:p>
          </table:table-cell>
          <table:table-cell office:value-type="string" calcext:value-type="string">
            <text:p>non_sexist</text:p>
          </table:table-cell>
          <table:table-cell office:value-type="string" calcext:value-type="string">
            <text:p>Как минимум попробовали. Малаццы.</text:p>
          </table:table-cell>
        </table:table-row>
        <table:table-row table:style-name="ro1">
          <table:table-cell office:value-type="float" office:value="898136" calcext:value-type="float">
            <text:p>898136</text:p>
          </table:table-cell>
          <table:table-cell office:value-type="float" office:value="898179" calcext:value-type="float">
            <text:p>898179</text:p>
          </table:table-cell>
          <table:table-cell office:value-type="string" calcext:value-type="string">
            <text:p>non_sexist</text:p>
          </table:table-cell>
          <table:table-cell office:value-type="string" calcext:value-type="string">
            <text:p>[id395197291|Игорь], ну вот в той редакции закона, можно было посадить за шлепок</text:p>
          </table:table-cell>
        </table:table-row>
        <table:table-row table:style-name="ro1">
          <table:table-cell office:value-type="float" office:value="898136" calcext:value-type="float">
            <text:p>898136</text:p>
          </table:table-cell>
          <table:table-cell office:value-type="float" office:value="898186" calcext:value-type="float">
            <text:p>898186</text:p>
          </table:table-cell>
          <table:table-cell office:value-type="string" calcext:value-type="string">
            <text:p>non_sexist</text:p>
          </table:table-cell>
          <table:table-cell office:value-type="string" calcext:value-type="string">
            <text:p>[id9897|Евгений], вы думаете, что она у нас развитая</text:p>
          </table:table-cell>
        </table:table-row>
        <table:table-row table:style-name="ro1">
          <table:table-cell office:value-type="float" office:value="898136" calcext:value-type="float">
            <text:p>898136</text:p>
          </table:table-cell>
          <table:table-cell office:value-type="float" office:value="898187" calcext:value-type="float">
            <text:p>898187</text:p>
          </table:table-cell>
          <table:table-cell office:value-type="string" calcext:value-type="string">
            <text:p>non_sexist</text:p>
          </table:table-cell>
          <table:table-cell office:value-type="string" calcext:value-type="string">
            <text:p>[id296791645|Софья], так а в чём проблема-то? Бить людей нельзя и уголовное наказание за битьё это правильный ход.</text:p>
          </table:table-cell>
        </table:table-row>
        <table:table-row table:style-name="ro1">
          <table:table-cell office:value-type="float" office:value="898136" calcext:value-type="float">
            <text:p>898136</text:p>
          </table:table-cell>
          <table:table-cell office:value-type="float" office:value="898191" calcext:value-type="float">
            <text:p>898191</text:p>
          </table:table-cell>
          <table:table-cell office:value-type="string" calcext:value-type="string">
            <text:p>non_sexist</text:p>
          </table:table-cell>
          <table:table-cell office:value-type="string" calcext:value-type="string">
            <text:p>[id236571330|Всеволод], в той редакции закона соседка могла инициировать</text:p>
          </table:table-cell>
        </table:table-row>
        <table:table-row table:style-name="ro1">
          <table:table-cell office:value-type="float" office:value="898136" calcext:value-type="float">
            <text:p>898136</text:p>
          </table:table-cell>
          <table:table-cell office:value-type="float" office:value="898194" calcext:value-type="float">
            <text:p>898194</text:p>
          </table:table-cell>
          <table:table-cell office:value-type="string" calcext:value-type="string">
            <text:p>non_sexist</text:p>
          </table:table-cell>
          <table:table-cell office:value-type="string" calcext:value-type="string">
            <text:p>Побои в любом случае должны быть уголовно наказуемы</text:p>
          </table:table-cell>
        </table:table-row>
        <table:table-row table:style-name="ro1">
          <table:table-cell office:value-type="float" office:value="898136" calcext:value-type="float">
            <text:p>898136</text:p>
          </table:table-cell>
          <table:table-cell office:value-type="float" office:value="898195" calcext:value-type="float">
            <text:p>898195</text:p>
          </table:table-cell>
          <table:table-cell office:value-type="string" calcext:value-type="string">
            <text:p>non_sexist</text:p>
          </table:table-cell>
          <table:table-cell office:value-type="string" calcext:value-type="string">
            <text:p>[id9897|Евгений], просто там были несостыковки и перекосы</text:p>
          </table:table-cell>
        </table:table-row>
        <table:table-row table:style-name="ro1">
          <table:table-cell office:value-type="float" office:value="898136" calcext:value-type="float">
            <text:p>898136</text:p>
          </table:table-cell>
          <table:table-cell office:value-type="float" office:value="898197" calcext:value-type="float">
            <text:p>898197</text:p>
          </table:table-cell>
          <table:table-cell office:value-type="string" calcext:value-type="string">
            <text:p>sexist</text:p>
          </table:table-cell>
          <table:table-cell office:value-type="string" calcext:value-type="string">
            <text:p>Ежегодно миллионы мужчин становятся жертвами психологического насилия со стороны женщин. Но такой статьи нет даже в КоАП!</text:p>
          </table:table-cell>
        </table:table-row>
        <table:table-row table:style-name="ro1">
          <table:table-cell office:value-type="float" office:value="898136" calcext:value-type="float">
            <text:p>898136</text:p>
          </table:table-cell>
          <table:table-cell office:value-type="float" office:value="898203" calcext:value-type="float">
            <text:p>898203</text:p>
          </table:table-cell>
          <table:table-cell office:value-type="string" calcext:value-type="string">
            <text:p>non_sexist</text:p>
          </table:table-cell>
          <table:table-cell office:value-type="string" calcext:value-type="string">
            <text:p>Медуза вновь всё извратила. Да что ж такое... Где-то чуть преувеличили, где-то не договорили. И вот пожалуйста - текст. За систематическое нанесение легкого вреда здоровью (после второго подобного обращения в органы) все равно ПРЕДУСМОТРЕНА та же уголовная ответственность. За тяжкий вред здоровью - ТЕМ БОЛЕЕ! Они лишь привели в соответствие с тем что если сосед на улице тебя ударит, то ему максимум штраф (и то не факт), а если так же в пылу ссоры, тебя ударит муж, то ему светит уголовное дело! Бред. И вот этот бред привели в порядок. Не более.</text:p>
          </table:table-cell>
        </table:table-row>
        <table:table-row table:style-name="ro1">
          <table:table-cell office:value-type="float" office:value="898136" calcext:value-type="float">
            <text:p>898136</text:p>
          </table:table-cell>
          <table:table-cell office:value-type="float" office:value="898204" calcext:value-type="float">
            <text:p>898204</text:p>
          </table:table-cell>
          <table:table-cell office:value-type="string" calcext:value-type="string">
            <text:p>non_sexist</text:p>
          </table:table-cell>
          <table:table-cell office:value-type="string" calcext:value-type="string">
            <text:p>[id395197291|Игорь], достаточно было, чтобы человек (ребенок) подтвердил, что испытал страдание. И всё. Срок</text:p>
          </table:table-cell>
        </table:table-row>
        <table:table-row table:style-name="ro1">
          <table:table-cell office:value-type="float" office:value="898136" calcext:value-type="float">
            <text:p>898136</text:p>
          </table:table-cell>
          <table:table-cell office:value-type="float" office:value="898207" calcext:value-type="float">
            <text:p>898207</text:p>
          </table:table-cell>
          <table:table-cell office:value-type="string" calcext:value-type="string">
            <text:p>non_sexist</text:p>
          </table:table-cell>
          <table:table-cell office:value-type="string" calcext:value-type="string">
            <text:p>во второй раз могут и убить</text:p>
          </table:table-cell>
        </table:table-row>
        <table:table-row table:style-name="ro1">
          <table:table-cell office:value-type="float" office:value="898136" calcext:value-type="float">
            <text:p>898136</text:p>
          </table:table-cell>
          <table:table-cell office:value-type="float" office:value="898209" calcext:value-type="float">
            <text:p>898209</text:p>
          </table:table-cell>
          <table:table-cell office:value-type="string" calcext:value-type="string">
            <text:p>non_sexist</text:p>
          </table:table-cell>
          <table:table-cell office:value-type="string" calcext:value-type="string">
            <text:p>[id398163729|Марина], убить могут и на улице с первого раза</text:p>
          </table:table-cell>
        </table:table-row>
        <table:table-row table:style-name="ro2">
          <table:table-cell office:value-type="float" office:value="898136" calcext:value-type="float">
            <text:p>898136</text:p>
          </table:table-cell>
          <table:table-cell office:value-type="float" office:value="898212" calcext:value-type="float">
            <text:p>898212</text:p>
          </table:table-cell>
          <table:table-cell office:value-type="string" calcext:value-type="string">
            <text:p>non_sexist</text:p>
          </table:table-cell>
          <table:table-cell office:value-type="string" calcext:value-type="string">
            <text:p>[id236571330|Всеволод], ей придется встретить доследственные процедуры,следственные процедуры,суд.Жаль уже эту бедную бабушку гипотетическую бабушку,прошедшую 7 кругов ада,чтобы на последнем быть раздавленной государственной карательной машиной по 306 статье.</text:p>
            <text:p>Впрочем,потом,после отсидки она сможет устроится работать в "Медузу" и рассказывать о том,что в России мало оправдательных приговоров.</text:p>
          </table:table-cell>
        </table:table-row>
        <table:table-row table:style-name="ro1">
          <table:table-cell office:value-type="float" office:value="898136" calcext:value-type="float">
            <text:p>898136</text:p>
          </table:table-cell>
          <table:table-cell office:value-type="float" office:value="898215" calcext:value-type="float">
            <text:p>898215</text:p>
          </table:table-cell>
          <table:table-cell office:value-type="string" calcext:value-type="string">
            <text:p>non_sexist</text:p>
          </table:table-cell>
          <table:table-cell office:value-type="string" calcext:value-type="string">
            <text:p>Евгений, во второй раз, ога. Это приведёт к тому, что органам просто недосуг будет принимать заявление и <text:s/>выписывать административку. Ну, мол, "мы и так перегружены, а он вам, дамочка, лишь фонарь поставил". Так не будет и первого раза.</text:p>
          </table:table-cell>
        </table:table-row>
        <table:table-row table:style-name="ro1">
          <table:table-cell office:value-type="float" office:value="898136" calcext:value-type="float">
            <text:p>898136</text:p>
          </table:table-cell>
          <table:table-cell office:value-type="float" office:value="898217" calcext:value-type="float">
            <text:p>898217</text:p>
          </table:table-cell>
          <table:table-cell office:value-type="string" calcext:value-type="string">
            <text:p>non_sexist</text:p>
          </table:table-cell>
          <table:table-cell office:value-type="string" calcext:value-type="string">
            <text:p>[id296791645|Софья], если бабушка два раза напишет, вас все же посадят. Ну это по вашей логике.</text:p>
          </table:table-cell>
        </table:table-row>
        <table:table-row table:style-name="ro3">
          <table:table-cell office:value-type="float" office:value="898136" calcext:value-type="float">
            <text:p>898136</text:p>
          </table:table-cell>
          <table:table-cell office:value-type="float" office:value="898218" calcext:value-type="float">
            <text:p>898218</text:p>
          </table:table-cell>
          <table:table-cell office:value-type="string" calcext:value-type="string">
            <text:p>non_sexist</text:p>
          </table:table-cell>
          <table:table-cell office:value-type="string" calcext:value-type="string">
            <text:p>возвращение к домострою, к скрепам.</text:p>
            <text:p/>
            <text:p>ну а чего вы ещё хотите, если глава конституционного суда Зорькин говорит что "крепостные любили своих хозяев и не хотели от них уходить", у нас "особый путь", а во всём виноват бездуховный "растлённый запад".</text:p>
          </table:table-cell>
        </table:table-row>
        <table:table-row table:style-name="ro1">
          <table:table-cell office:value-type="float" office:value="898136" calcext:value-type="float">
            <text:p>898136</text:p>
          </table:table-cell>
          <table:table-cell office:value-type="float" office:value="898220" calcext:value-type="float">
            <text:p>898220</text:p>
          </table:table-cell>
          <table:table-cell office:value-type="string" calcext:value-type="string">
            <text:p>non_sexist</text:p>
          </table:table-cell>
          <table:table-cell office:value-type="string" calcext:value-type="string">
            <text:p>[id6676602|Юлия], нужно подробно изучить эти поправки, я пока не успела</text:p>
          </table:table-cell>
        </table:table-row>
        <table:table-row table:style-name="ro1">
          <table:table-cell office:value-type="float" office:value="898136" calcext:value-type="float">
            <text:p>898136</text:p>
          </table:table-cell>
          <table:table-cell office:value-type="float" office:value="898223" calcext:value-type="float">
            <text:p>898223</text:p>
          </table:table-cell>
          <table:table-cell office:value-type="string" calcext:value-type="string">
            <text:p>non_sexist</text:p>
          </table:table-cell>
          <table:table-cell office:value-type="string" calcext:value-type="string">
            <text:p>Уже не говоря о том, что за шлепки никого бы не сажали. В списке наказаний есть штраф и общественные работы, что тоже помогло бы прочистить взрослому мозг. А ещё потенциальная судимость - хороший повод припугнуть родителя органами опеки.</text:p>
          </table:table-cell>
        </table:table-row>
        <table:table-row table:style-name="ro1">
          <table:table-cell office:value-type="float" office:value="898136" calcext:value-type="float">
            <text:p>898136</text:p>
          </table:table-cell>
          <table:table-cell office:value-type="float" office:value="898224" calcext:value-type="float">
            <text:p>898224</text:p>
          </table:table-cell>
          <table:table-cell office:value-type="string" calcext:value-type="string">
            <text:p>non_sexist</text:p>
          </table:table-cell>
          <table:table-cell office:value-type="string" calcext:value-type="string">
            <text:p>Хорошо год начался. За долги отбирать единственное жильё, побои - не преступление, домашних животных чипировать. Вот сразу всем убиться веником, или как?</text:p>
          </table:table-cell>
        </table:table-row>
        <table:table-row table:style-name="ro1">
          <table:table-cell office:value-type="float" office:value="898136" calcext:value-type="float">
            <text:p>898136</text:p>
          </table:table-cell>
          <table:table-cell office:value-type="float" office:value="898226" calcext:value-type="float">
            <text:p>898226</text:p>
          </table:table-cell>
          <table:table-cell office:value-type="string" calcext:value-type="string">
            <text:p>non_sexist</text:p>
          </table:table-cell>
          <table:table-cell office:value-type="string" calcext:value-type="string">
            <text:p>вообще то правильная мысль, чего все взвились</text:p>
          </table:table-cell>
        </table:table-row>
        <table:table-row table:style-name="ro1">
          <table:table-cell office:value-type="float" office:value="898136" calcext:value-type="float">
            <text:p>898136</text:p>
          </table:table-cell>
          <table:table-cell office:value-type="float" office:value="898228" calcext:value-type="float">
            <text:p>898228</text:p>
          </table:table-cell>
          <table:table-cell office:value-type="string" calcext:value-type="string">
            <text:p>non_sexist</text:p>
          </table:table-cell>
          <table:table-cell office:value-type="string" calcext:value-type="string">
            <text:p>[id118724449|Тимур], объясните - почему если женщину в разгар семейной ссоры ударит муж, то кормильца семьи должны посадить. А если эту же женщину ударит пъяный мужик на улице - то ему максимум штраф?</text:p>
          </table:table-cell>
        </table:table-row>
        <table:table-row table:style-name="ro1">
          <table:table-cell office:value-type="float" office:value="898136" calcext:value-type="float">
            <text:p>898136</text:p>
          </table:table-cell>
          <table:table-cell office:value-type="float" office:value="898230" calcext:value-type="float">
            <text:p>898230</text:p>
          </table:table-cell>
          <table:table-cell office:value-type="string" calcext:value-type="string">
            <text:p>non_sexist</text:p>
          </table:table-cell>
          <table:table-cell office:value-type="string" calcext:value-type="string">
            <text:p>Евгений, ну, тут правда подравнивать законодательство надо. Только наоборот, чтобы и мужика могли посадить. Так раньше и было.</text:p>
          </table:table-cell>
        </table:table-row>
        <table:table-row table:style-name="ro1">
          <table:table-cell office:value-type="float" office:value="898136" calcext:value-type="float">
            <text:p>898136</text:p>
          </table:table-cell>
          <table:table-cell office:value-type="float" office:value="898233" calcext:value-type="float">
            <text:p>898233</text:p>
          </table:table-cell>
          <table:table-cell office:value-type="string" calcext:value-type="string">
            <text:p>non_sexist</text:p>
          </table:table-cell>
          <table:table-cell office:value-type="string" calcext:value-type="string">
            <text:p>[id118724449|Тимур], возможно. Но все же за синяк загружать уголовные суды, на мой взгляд - это неадекватно. Для этого есть административная ответственность.</text:p>
          </table:table-cell>
        </table:table-row>
        <table:table-row table:style-name="ro1">
          <table:table-cell office:value-type="float" office:value="898136" calcext:value-type="float">
            <text:p>898136</text:p>
          </table:table-cell>
          <table:table-cell office:value-type="float" office:value="898234" calcext:value-type="float">
            <text:p>898234</text:p>
          </table:table-cell>
          <table:table-cell office:value-type="string" calcext:value-type="string">
            <text:p>non_sexist</text:p>
          </table:table-cell>
          <table:table-cell office:value-type="string" calcext:value-type="string">
            <text:p>"За шлепки никого бы не сажали", утверждают некоторые. То, что за одиночные пикеты посадят, мы тоже не верили</text:p>
          </table:table-cell>
        </table:table-row>
        <table:table-row table:style-name="ro1">
          <table:table-cell office:value-type="float" office:value="898136" calcext:value-type="float">
            <text:p>898136</text:p>
          </table:table-cell>
          <table:table-cell office:value-type="float" office:value="898241" calcext:value-type="float">
            <text:p>898241</text:p>
          </table:table-cell>
          <table:table-cell office:value-type="string" calcext:value-type="string">
            <text:p>non_sexist</text:p>
          </table:table-cell>
          <table:table-cell office:value-type="string" calcext:value-type="string">
            <text:p>[id395197291|Игорь], ну тот закон в июле, по-моему, был принят. Почитайте мнение экспертов, специалистов на тот момент</text:p>
          </table:table-cell>
        </table:table-row>
        <table:table-row table:style-name="ro1">
          <table:table-cell office:value-type="float" office:value="898136" calcext:value-type="float">
            <text:p>898136</text:p>
          </table:table-cell>
          <table:table-cell office:value-type="float" office:value="898242" calcext:value-type="float">
            <text:p>898242</text:p>
          </table:table-cell>
          <table:table-cell office:value-type="string" calcext:value-type="string">
            <text:p>non_sexist</text:p>
          </table:table-cell>
          <table:table-cell office:value-type="string" calcext:value-type="string">
            <text:p>[id296791645|Софья], если этого на самом деле не было, человека арестовывать никто не будет. Показание одного свидетеля без каких-либо подтверждений не являются доказательством. Если бы все было так просто, как вы говорите, то половина страны бы уже в тюрьмах сидела, потому что недоброжелатели на каждого найдутся.</text:p>
          </table:table-cell>
        </table:table-row>
        <table:table-row table:style-name="ro1">
          <table:table-cell office:value-type="float" office:value="898136" calcext:value-type="float">
            <text:p>898136</text:p>
          </table:table-cell>
          <table:table-cell office:value-type="float" office:value="898246" calcext:value-type="float">
            <text:p>898246</text:p>
          </table:table-cell>
          <table:table-cell office:value-type="string" calcext:value-type="string">
            <text:p>non_sexist</text:p>
          </table:table-cell>
          <table:table-cell office:value-type="string" calcext:value-type="string">
            <text:p>[id354960472|Денис], вот для этого, видимо, и внесли поправки (чтобы половина страны в тюрьмах не сидела)</text:p>
          </table:table-cell>
        </table:table-row>
        <table:table-row table:style-name="ro1">
          <table:table-cell office:value-type="float" office:value="898136" calcext:value-type="float">
            <text:p>898136</text:p>
          </table:table-cell>
          <table:table-cell office:value-type="float" office:value="898249" calcext:value-type="float">
            <text:p>898249</text:p>
          </table:table-cell>
          <table:table-cell office:value-type="string" calcext:value-type="string">
            <text:p>non_sexist</text:p>
          </table:table-cell>
          <table:table-cell office:value-type="string" calcext:value-type="string">
            <text:p>Теперь углолвная ответственность в основном за лайки и репосты.</text:p>
          </table:table-cell>
        </table:table-row>
        <table:table-row table:style-name="ro1">
          <table:table-cell office:value-type="float" office:value="898136" calcext:value-type="float">
            <text:p>898136</text:p>
          </table:table-cell>
          <table:table-cell office:value-type="float" office:value="898251" calcext:value-type="float">
            <text:p>898251</text:p>
          </table:table-cell>
          <table:table-cell office:value-type="string" calcext:value-type="string">
            <text:p>non_sexist</text:p>
          </table:table-cell>
          <table:table-cell office:value-type="string" calcext:value-type="string">
            <text:p>[id7741532|Евгений], я прекрасно понимаю, что синяк кажется скорее проступком, чем преступлением, просто такая жёсткость нужна, чтобы атакующий не думал, что сможет постоянно уходить безнаказанным и продолжать наносить побои (в случае с семьёй другой член семьи сможет получать побои регулярно, в этом и разница между семейным насилием и пьяным мужиком). "Ну ладно, раз в год ей вдарю и заплачу мизерный штраф, как будто пару раз превысил скорость и ехал без ремня". А если я прав насчёт того, что принимать заявления "на первый раз" будут неохотно (см. https://vk.com/wall-76982440_898136?reply=898215 ), то жертва вообще защититься не сможет.</text:p>
          </table:table-cell>
        </table:table-row>
        <table:table-row table:style-name="ro1">
          <table:table-cell office:value-type="float" office:value="898136" calcext:value-type="float">
            <text:p>898136</text:p>
          </table:table-cell>
          <table:table-cell office:value-type="float" office:value="898257" calcext:value-type="float">
            <text:p>898257</text:p>
          </table:table-cell>
          <table:table-cell office:value-type="string" calcext:value-type="string">
            <text:p>non_sexist</text:p>
          </table:table-cell>
          <table:table-cell office:value-type="string" calcext:value-type="string">
            <text:p>[id118724449|Тимур], не принять заявление могли и раньше. Вспомните недавний случай когда женщина позвонила в полицию, говорила что ее избивают. А ей ответили, вот когда убьют, тогда и приедем. В итоге так и вышло. Так что без разницы в данном случае - УК или административка. Тут уже вопрос в надлежащей работе органов правопорядка. Не нужно тут путать горячее с мягким.</text:p>
          </table:table-cell>
        </table:table-row>
        <table:table-row table:style-name="ro1">
          <table:table-cell office:value-type="float" office:value="898136" calcext:value-type="float">
            <text:p>898136</text:p>
          </table:table-cell>
          <table:table-cell office:value-type="float" office:value="898261" calcext:value-type="float">
            <text:p>898261</text:p>
          </table:table-cell>
          <table:table-cell office:value-type="string" calcext:value-type="string">
            <text:p>non_sexist</text:p>
          </table:table-cell>
          <table:table-cell office:value-type="string" calcext:value-type="string">
            <text:p>[id296791645|Софья], ерунда. Приведите хотя бы один пример, когда человека осудили за побои внутри семьи, которые он не совершал. Или по-вашему до этого момента действительно половину страны так осудили?</text:p>
          </table:table-cell>
        </table:table-row>
        <table:table-row table:style-name="ro1">
          <table:table-cell office:value-type="float" office:value="898136" calcext:value-type="float">
            <text:p>898136</text:p>
          </table:table-cell>
          <table:table-cell office:value-type="float" office:value="898262" calcext:value-type="float">
            <text:p>898262</text:p>
          </table:table-cell>
          <table:table-cell office:value-type="string" calcext:value-type="string">
            <text:p>non_sexist</text:p>
          </table:table-cell>
          <table:table-cell office:value-type="string" calcext:value-type="string">
            <text:p>[id395197291|Игорь], если побои имеют место быть и есть доказательная база, человек будет, в конце концов, наказан</text:p>
          </table:table-cell>
        </table:table-row>
        <table:table-row table:style-name="ro1">
          <table:table-cell office:value-type="float" office:value="898136" calcext:value-type="float">
            <text:p>898136</text:p>
          </table:table-cell>
          <table:table-cell office:value-type="float" office:value="898263" calcext:value-type="float">
            <text:p>898263</text:p>
          </table:table-cell>
          <table:table-cell office:value-type="string" calcext:value-type="string">
            <text:p>non_sexist</text:p>
          </table:table-cell>
          <table:table-cell office:value-type="string" calcext:value-type="string">
            <text:p>[id354960472|Денис], закон только в июле был принят. И общественность стала активно обсуждать эту тему</text:p>
          </table:table-cell>
        </table:table-row>
        <table:table-row table:style-name="ro1">
          <table:table-cell office:value-type="float" office:value="898136" calcext:value-type="float">
            <text:p>898136</text:p>
          </table:table-cell>
          <table:table-cell office:value-type="float" office:value="898268" calcext:value-type="float">
            <text:p>898268</text:p>
          </table:table-cell>
          <table:table-cell office:value-type="string" calcext:value-type="string">
            <text:p>non_sexist</text:p>
          </table:table-cell>
          <table:table-cell office:value-type="string" calcext:value-type="string">
            <text:p>[id395197291|Игорь], это уже другой вопрос</text:p>
          </table:table-cell>
        </table:table-row>
        <table:table-row table:style-name="ro1">
          <table:table-cell office:value-type="float" office:value="898136" calcext:value-type="float">
            <text:p>898136</text:p>
          </table:table-cell>
          <table:table-cell office:value-type="float" office:value="898269" calcext:value-type="float">
            <text:p>898269</text:p>
          </table:table-cell>
          <table:table-cell office:value-type="string" calcext:value-type="string">
            <text:p>non_sexist</text:p>
          </table:table-cell>
          <table:table-cell office:value-type="string" calcext:value-type="string">
            <text:p>[id296791645|Софья], вы так и не привели пример, когда человек был осужден за преступление, которого он не совершал. Если ни разу в истории такого не было, чтобы родителей наказали за шлепки, которых на самом деле не было, то вы не имеете права говорить, что такое возможно.</text:p>
          </table:table-cell>
        </table:table-row>
        <table:table-row table:style-name="ro1">
          <table:table-cell office:value-type="float" office:value="898136" calcext:value-type="float">
            <text:p>898136</text:p>
          </table:table-cell>
          <table:table-cell office:value-type="float" office:value="898276" calcext:value-type="float">
            <text:p>898276</text:p>
          </table:table-cell>
          <table:table-cell office:value-type="string" calcext:value-type="string">
            <text:p>non_sexist</text:p>
          </table:table-cell>
          <table:table-cell office:value-type="string" calcext:value-type="string">
            <text:p>[id395197291|Игорь], согласна с Вами. Но, по закону той, первой редакции, могли пострадать невиновные люди</text:p>
          </table:table-cell>
        </table:table-row>
        <table:table-row table:style-name="ro1">
          <table:table-cell office:value-type="float" office:value="898136" calcext:value-type="float">
            <text:p>898136</text:p>
          </table:table-cell>
          <table:table-cell office:value-type="float" office:value="898278" calcext:value-type="float">
            <text:p>898278</text:p>
          </table:table-cell>
          <table:table-cell office:value-type="string" calcext:value-type="string">
            <text:p>non_sexist</text:p>
          </table:table-cell>
          <table:table-cell office:value-type="string" calcext:value-type="string">
            <text:p>Афганистан 2.0</text:p>
          </table:table-cell>
        </table:table-row>
        <table:table-row table:style-name="ro1">
          <table:table-cell office:value-type="float" office:value="898136" calcext:value-type="float">
            <text:p>898136</text:p>
          </table:table-cell>
          <table:table-cell office:value-type="float" office:value="898290" calcext:value-type="float">
            <text:p>898290</text:p>
          </table:table-cell>
          <table:table-cell office:value-type="string" calcext:value-type="string">
            <text:p>non_sexist</text:p>
          </table:table-cell>
          <table:table-cell office:value-type="string" calcext:value-type="string">
            <text:p>[id395197291|Игорь], Вас просто слово "декриминализировать" напугало и ввело в замешательство. Но, если постараетесь разобраться в сути вопроса, поймете сами</text:p>
          </table:table-cell>
        </table:table-row>
        <table:table-row table:style-name="ro1">
          <table:table-cell office:value-type="float" office:value="898136" calcext:value-type="float">
            <text:p>898136</text:p>
          </table:table-cell>
          <table:table-cell office:value-type="float" office:value="898292" calcext:value-type="float">
            <text:p>898292</text:p>
          </table:table-cell>
          <table:table-cell office:value-type="string" calcext:value-type="string">
            <text:p>non_sexist</text:p>
          </table:table-cell>
          <table:table-cell office:value-type="string" calcext:value-type="string">
            <text:p>На самом деле есть плюс этого закона, во первых тк это административная статья, то она никак не скажется на будущем ребенка, и женщины охотнее будут писать заявы на колочущих их мужей, ибо административный арест им поставит мозги на место. А вот уголовная статья в будущем создаст невозможность ребенку поступления в ФСБ, ФСО и тд. т.к С судимостью отца туда не берут.</text:p>
          </table:table-cell>
        </table:table-row>
        <table:table-row table:style-name="ro1">
          <table:table-cell office:value-type="float" office:value="898136" calcext:value-type="float">
            <text:p>898136</text:p>
          </table:table-cell>
          <table:table-cell office:value-type="float" office:value="898293" calcext:value-type="float">
            <text:p>898293</text:p>
          </table:table-cell>
          <table:table-cell office:value-type="string" calcext:value-type="string">
            <text:p>non_sexist</text:p>
          </table:table-cell>
          <table:table-cell office:value-type="string" calcext:value-type="string">
            <text:p>[id395197291|Игорь], но, пока, слава богу, "за шлепок" никого посадить не успели</text:p>
          </table:table-cell>
        </table:table-row>
        <table:table-row table:style-name="ro1">
          <table:table-cell office:value-type="float" office:value="898136" calcext:value-type="float">
            <text:p>898136</text:p>
          </table:table-cell>
          <table:table-cell office:value-type="float" office:value="898300" calcext:value-type="float">
            <text:p>898300</text:p>
          </table:table-cell>
          <table:table-cell office:value-type="string" calcext:value-type="string">
            <text:p>non_sexist</text:p>
          </table:table-cell>
          <table:table-cell office:value-type="string" calcext:value-type="string">
            <text:p>[id395197291|Игорь], бить людей нельзя</text:p>
          </table:table-cell>
        </table:table-row>
        <table:table-row table:style-name="ro1">
          <table:table-cell office:value-type="float" office:value="898136" calcext:value-type="float">
            <text:p>898136</text:p>
          </table:table-cell>
          <table:table-cell office:value-type="float" office:value="898311" calcext:value-type="float">
            <text:p>898311</text:p>
          </table:table-cell>
          <table:table-cell office:value-type="string" calcext:value-type="string">
            <text:p>non_sexist</text:p>
          </table:table-cell>
          <table:table-cell office:value-type="string" calcext:value-type="string">
            <text:p>Интересно, что себе представляют сторонники этой декриминализации под словом "шлепок"? Или одного только свидетельства ребенка без всяких экспертиз достаточно, чтобы осудить родителя-тирана? Что-то мне так не кажется. Всё же побои должны быть достаточной силы, чтобы их еще зафиксировать успеть. И это учитывая российские реалии.</text:p>
          </table:table-cell>
        </table:table-row>
        <table:table-row table:style-name="ro1">
          <table:table-cell office:value-type="float" office:value="898136" calcext:value-type="float">
            <text:p>898136</text:p>
          </table:table-cell>
          <table:table-cell office:value-type="float" office:value="898315" calcext:value-type="float">
            <text:p>898315</text:p>
          </table:table-cell>
          <table:table-cell office:value-type="string" calcext:value-type="string">
            <text:p>sexist_in_co</text:p>
          </table:table-cell>
          <table:table-cell office:value-type="string" calcext:value-type="string">
            <text:p>[id296791645|Софья], людей нельзя , женщин можно</text:p>
          </table:table-cell>
        </table:table-row>
        <table:table-row table:style-name="ro1">
          <table:table-cell office:value-type="float" office:value="898136" calcext:value-type="float">
            <text:p>898136</text:p>
          </table:table-cell>
          <table:table-cell office:value-type="float" office:value="898321" calcext:value-type="float">
            <text:p>898321</text:p>
          </table:table-cell>
          <table:table-cell office:value-type="string" calcext:value-type="string">
            <text:p>non_sexist</text:p>
          </table:table-cell>
          <table:table-cell office:value-type="string" calcext:value-type="string">
            <text:p>[id3007251|Dmitry], не терпят. Ребёнок спокойно может позвонить 110 и полиция приедет достаточно быстро.</text:p>
          </table:table-cell>
        </table:table-row>
        <table:table-row table:style-name="ro1">
          <table:table-cell office:value-type="float" office:value="898136" calcext:value-type="float">
            <text:p>898136</text:p>
          </table:table-cell>
          <table:table-cell office:value-type="float" office:value="898325" calcext:value-type="float">
            <text:p>898325</text:p>
          </table:table-cell>
          <table:table-cell office:value-type="string" calcext:value-type="string">
            <text:p>non_sexist</text:p>
          </table:table-cell>
          <table:table-cell office:value-type="string" calcext:value-type="string">
            <text:p>Многие начинают, просто, нервничать, а сами даже поверхностно тему не изучили</text:p>
          </table:table-cell>
        </table:table-row>
        <table:table-row table:style-name="ro1">
          <table:table-cell office:value-type="float" office:value="898136" calcext:value-type="float">
            <text:p>898136</text:p>
          </table:table-cell>
          <table:table-cell office:value-type="float" office:value="898326" calcext:value-type="float">
            <text:p>898326</text:p>
          </table:table-cell>
          <table:table-cell office:value-type="string" calcext:value-type="string">
            <text:p>non_sexist</text:p>
          </table:table-cell>
          <table:table-cell office:value-type="string" calcext:value-type="string">
            <text:p>[id395197291|Igor], И раньше можно, и во всех странах можно, особенно без свидетелей и не оставляя следов( полотенцем, током, перекрывать дыхание противогазом)</text:p>
          </table:table-cell>
        </table:table-row>
        <table:table-row table:style-name="ro1">
          <table:table-cell office:value-type="float" office:value="898136" calcext:value-type="float">
            <text:p>898136</text:p>
          </table:table-cell>
          <table:table-cell office:value-type="float" office:value="898345" calcext:value-type="float">
            <text:p>898345</text:p>
          </table:table-cell>
          <table:table-cell office:value-type="string" calcext:value-type="string">
            <text:p>non_sexist</text:p>
          </table:table-cell>
          <table:table-cell office:value-type="string" calcext:value-type="string">
            <text:p>Любое насилие - зло, чем бы оно ни оправдывалось. Конечно, существуют случаи, когда от боли получают удовольствие, однако если человек идет в отделение полиции и пишет заявление об избиении - должно быть, тут что-то не так. На это и при наличии карательного законодательства не каждый пойдет, а тут и вовсе предлагают побои узаконить. Какая разница, нанесли ли эти побои сильный вред здоровью, когда люди все ровно страдают не по своей воле? И если эти люди не в состоянии самостоятельно решить свои проблемы, они идут за помощью - тут предлагается им в этой помощи отказать?</text:p>
          </table:table-cell>
        </table:table-row>
        <table:table-row table:style-name="ro2">
          <table:table-cell office:value-type="float" office:value="898136" calcext:value-type="float">
            <text:p>898136</text:p>
          </table:table-cell>
          <table:table-cell office:value-type="float" office:value="898380" calcext:value-type="float">
            <text:p>898380</text:p>
          </table:table-cell>
          <table:table-cell office:value-type="string" calcext:value-type="string">
            <text:p>sexist_in_co</text:p>
          </table:table-cell>
          <table:table-cell office:value-type="string" calcext:value-type="string">
            <text:p>Вот мне интересно-об ужасах читаю,слышу,но не вижу. Вот у вас на лестнице бьют кого-то?Или в соседнем подъезде?</text:p>
            <text:p/>
          </table:table-cell>
        </table:table-row>
        <table:table-row table:style-name="ro2">
          <table:table-cell office:value-type="float" office:value="898136" calcext:value-type="float">
            <text:p>898136</text:p>
          </table:table-cell>
          <table:table-cell office:value-type="float" office:value="898383" calcext:value-type="float">
            <text:p>898383</text:p>
          </table:table-cell>
          <table:table-cell office:value-type="string" calcext:value-type="string">
            <text:p>sexist_in_co</text:p>
          </table:table-cell>
          <table:table-cell office:value-type="string" calcext:value-type="string">
            <text:p>Или же в травмпункте встречали жертв? Я одно время пальцы все ломала-никогда в очереди избитые не попадались...</text:p>
            <text:p/>
          </table:table-cell>
        </table:table-row>
        <table:table-row table:style-name="ro2">
          <table:table-cell office:value-type="float" office:value="898136" calcext:value-type="float">
            <text:p>898136</text:p>
          </table:table-cell>
          <table:table-cell office:value-type="float" office:value="898388" calcext:value-type="float">
            <text:p>898388</text:p>
          </table:table-cell>
          <table:table-cell office:value-type="string" calcext:value-type="string">
            <text:p>sexist_in_co</text:p>
          </table:table-cell>
          <table:table-cell office:value-type="string" calcext:value-type="string">
            <text:p>Где бродят эти десятки тысяч?</text:p>
            <text:p/>
          </table:table-cell>
        </table:table-row>
        <table:table-row table:style-name="ro2">
          <table:table-cell office:value-type="float" office:value="898136" calcext:value-type="float">
            <text:p>898136</text:p>
          </table:table-cell>
          <table:table-cell office:value-type="float" office:value="898396" calcext:value-type="float">
            <text:p>898396</text:p>
          </table:table-cell>
          <table:table-cell office:value-type="string" calcext:value-type="string">
            <text:p>non_sexist</text:p>
          </table:table-cell>
          <table:table-cell office:value-type="string" calcext:value-type="string">
            <text:p>"Если уголовная ответственность хоть как-то сдерживала эту агрессию" </text:p>
            <text:p>Она (уголовная ответственность) скорее сдерживала желание жертвы писать заяву в милицию.</text:p>
          </table:table-cell>
        </table:table-row>
        <table:table-row table:style-name="ro2">
          <table:table-cell office:value-type="float" office:value="898136" calcext:value-type="float">
            <text:p>898136</text:p>
          </table:table-cell>
          <table:table-cell office:value-type="float" office:value="898427" calcext:value-type="float">
            <text:p>898427</text:p>
          </table:table-cell>
          <table:table-cell office:value-type="string" calcext:value-type="string">
            <text:p>non_sexist</text:p>
          </table:table-cell>
          <table:table-cell office:value-type="string" calcext:value-type="string">
            <text:p>Сергей а вы встречали этих сдержанных жертв?</text:p>
            <text:p/>
          </table:table-cell>
        </table:table-row>
        <table:table-row table:style-name="ro1">
          <table:table-cell office:value-type="float" office:value="898136" calcext:value-type="float">
            <text:p>898136</text:p>
          </table:table-cell>
          <table:table-cell office:value-type="float" office:value="898498" calcext:value-type="float">
            <text:p>898498</text:p>
          </table:table-cell>
          <table:table-cell office:value-type="string" calcext:value-type="string">
            <text:p>sexist</text:p>
          </table:table-cell>
          <table:table-cell office:value-type="string" calcext:value-type="string">
            <text:p>[id236571330|Всеволод], Быть может, потому что тяжело установить, кто именно нанёс побои. С картинками всё намного проще.</text:p>
          </table:table-cell>
        </table:table-row>
        <table:table-row table:style-name="ro1">
          <table:table-cell office:value-type="float" office:value="898136" calcext:value-type="float">
            <text:p>898136</text:p>
          </table:table-cell>
          <table:table-cell office:value-type="float" office:value="898609" calcext:value-type="float">
            <text:p>898609</text:p>
          </table:table-cell>
          <table:table-cell office:value-type="string" calcext:value-type="string">
            <text:p>sexist</text:p>
          </table:table-cell>
          <table:table-cell office:value-type="string" calcext:value-type="string">
            <text:p>Эти "пидоры Думские" рассчитывают, что зло накопившееся на них, буду срывать на семью? - хуй им! А ну живо подайте мне сюда эту жирную проститутку Сечина, вломлю этой суке по полной! А что? Россия дом наш, я русский! Сечин, почти семья мне, и как овца паршивая заслуживает пиздюлей <text:s text:c="4"/>В воспитательных мерах (простите шлепка - <text:s/>такого легкого в его носяру)</text:p>
          </table:table-cell>
        </table:table-row>
        <table:table-row table:style-name="ro1">
          <table:table-cell office:value-type="float" office:value="898136" calcext:value-type="float">
            <text:p>898136</text:p>
          </table:table-cell>
          <table:table-cell office:value-type="float" office:value="898663" calcext:value-type="float">
            <text:p>898663</text:p>
          </table:table-cell>
          <table:table-cell office:value-type="string" calcext:value-type="string">
            <text:p>sexist</text:p>
          </table:table-cell>
          <table:table-cell office:value-type="string" calcext:value-type="string">
            <text:p>Яна, больше всего боюсь опуститься до этого. А вот если я мечтаю вломить депутату Мизулиной? ну как вломить, просто ударить ей в живот с колена , для начала - я плохой человек? До нее ни одной женщины так сильно не хотел ударить (я вообще ни девушки, ни женщины не ударил (не бью слабых), а вот вижу Мизулину и прямо руки чесатся начинают, вы ничего не подумайте, я бы с таким же большим удовольствием вломил бы 85% Думы, ух как по Яровой прошелся б</text:p>
          </table:table-cell>
        </table:table-row>
        <table:table-row table:style-name="ro1">
          <table:table-cell office:value-type="float" office:value="898136" calcext:value-type="float">
            <text:p>898136</text:p>
          </table:table-cell>
          <table:table-cell office:value-type="float" office:value="898723" calcext:value-type="float">
            <text:p>898723</text:p>
          </table:table-cell>
          <table:table-cell office:value-type="string" calcext:value-type="string">
            <text:p>non_sexist</text:p>
          </table:table-cell>
          <table:table-cell office:value-type="string" calcext:value-type="string">
            <text:p>А тем временем вот что в грузии декриминализируют <text:s text:c="2"/>http://www.bbc.com/russian/news-38429560</text:p>
          </table:table-cell>
        </table:table-row>
        <table:table-row table:style-name="ro1">
          <table:table-cell office:value-type="float" office:value="898136" calcext:value-type="float">
            <text:p>898136</text:p>
          </table:table-cell>
          <table:table-cell office:value-type="float" office:value="898725" calcext:value-type="float">
            <text:p>898725</text:p>
          </table:table-cell>
          <table:table-cell office:value-type="string" calcext:value-type="string">
            <text:p>non_sexist</text:p>
          </table:table-cell>
          <table:table-cell office:value-type="string" calcext:value-type="string">
            <text:p>[id406240221|Fancy], ну так они не женщины , они депутаты , гос. служащие , это другое) Тут я бы тоже вломила, там много кого надо просто к стеночке поставить ) .Конечно я утрирую и нельзя так говорить, но они не думают о людях, люди платят им тем же.</text:p>
          </table:table-cell>
        </table:table-row>
        <table:table-row table:style-name="ro1">
          <table:table-cell office:value-type="float" office:value="898136" calcext:value-type="float">
            <text:p>898136</text:p>
          </table:table-cell>
          <table:table-cell office:value-type="float" office:value="898740" calcext:value-type="float">
            <text:p>898740</text:p>
          </table:table-cell>
          <table:table-cell office:value-type="string" calcext:value-type="string">
            <text:p>non_sexist</text:p>
          </table:table-cell>
          <table:table-cell office:value-type="string" calcext:value-type="string">
            <text:p>Яна, так я буду плохим? У меня просто список большой, вы не подумайте убивать не собираюсь, а вот на инвалидное кресло посадить. Ладно, что то я замечтался. Правильные вы вещи пишите. Но агрессия то во мне есть, вот пока срываюсь на работе. Меня многие бояться, мне естественно не особо это нравиться(у меня порядочные проблемы с гневом, просто не переношу когда тупят). Бывает на таких "праздных весельях срываю зло на того, кто меры в алкоголе не знает" я вообще не пьющий так, что выпивающие чаще жертвами моего насилия становятся. Но дома из семьи я в жизни ни кого не ударю(ил), и не наругаю(л). Пока детей нет, но бить ребенка это совсем низко, а если дочка будет? Так вообще же наругать не смогу.</text:p>
          </table:table-cell>
        </table:table-row>
        <table:table-row table:style-name="ro1">
          <table:table-cell office:value-type="float" office:value="898136" calcext:value-type="float">
            <text:p>898136</text:p>
          </table:table-cell>
          <table:table-cell office:value-type="float" office:value="898753" calcext:value-type="float">
            <text:p>898753</text:p>
          </table:table-cell>
          <table:table-cell office:value-type="string" calcext:value-type="string">
            <text:p>sexist</text:p>
          </table:table-cell>
          <table:table-cell office:value-type="string" calcext:value-type="string">
            <text:p>Бьет- значит любит</text:p>
          </table:table-cell>
        </table:table-row>
        <table:table-row table:style-name="ro1">
          <table:table-cell office:value-type="float" office:value="898136" calcext:value-type="float">
            <text:p>898136</text:p>
          </table:table-cell>
          <table:table-cell office:value-type="float" office:value="898762" calcext:value-type="float">
            <text:p>898762</text:p>
          </table:table-cell>
          <table:table-cell office:value-type="string" calcext:value-type="string">
            <text:p>non_sexist</text:p>
          </table:table-cell>
          <table:table-cell office:value-type="string" calcext:value-type="string">
            <text:p>Fancy, скажу так: агрессия и насилие в отношении того, кто слабее тебя это всегда плохо, это неравный бой, этого нельзя.</text:p>
          </table:table-cell>
        </table:table-row>
        <table:table-row table:style-name="ro3">
          <table:table-cell office:value-type="float" office:value="898136" calcext:value-type="float">
            <text:p>898136</text:p>
          </table:table-cell>
          <table:table-cell office:value-type="float" office:value="898765" calcext:value-type="float">
            <text:p>898765</text:p>
          </table:table-cell>
          <table:table-cell office:value-type="string" calcext:value-type="string">
            <text:p>non_sexist</text:p>
          </table:table-cell>
          <table:table-cell office:value-type="string" calcext:value-type="string">
            <text:p>Какой плохой русский язык..</text:p>
            <text:p>Однако, самовыражаются...</text:p>
            <text:p/>
          </table:table-cell>
        </table:table-row>
        <table:table-row table:style-name="ro2">
          <table:table-cell office:value-type="float" office:value="898136" calcext:value-type="float">
            <text:p>898136</text:p>
          </table:table-cell>
          <table:table-cell office:value-type="float" office:value="898768" calcext:value-type="float">
            <text:p>898768</text:p>
          </table:table-cell>
          <table:table-cell office:value-type="string" calcext:value-type="string">
            <text:p>non_sexist</text:p>
          </table:table-cell>
          <table:table-cell office:value-type="string" calcext:value-type="string">
            <text:p>Двоечники...Нашли друг друга...</text:p>
            <text:p/>
          </table:table-cell>
        </table:table-row>
        <table:table-row table:style-name="ro1">
          <table:table-cell office:value-type="float" office:value="898136" calcext:value-type="float">
            <text:p>898136</text:p>
          </table:table-cell>
          <table:table-cell office:value-type="float" office:value="898776" calcext:value-type="float">
            <text:p>898776</text:p>
          </table:table-cell>
          <table:table-cell office:value-type="string" calcext:value-type="string">
            <text:p>sexist</text:p>
          </table:table-cell>
          <table:table-cell office:value-type="string" calcext:value-type="string">
            <text:p>[id136519297|Дмитрий], Также ежегодно миллионы женщин становятся жертвами психологического насилия со стороны мужчин. Но такой статьи нет даже в КоАП! А если серьезно, что ж эти терпящие мужчины живут с такими женами? Кто мешает им разорвать отношения?</text:p>
          </table:table-cell>
        </table:table-row>
        <table:table-row table:style-name="ro1">
          <table:table-cell office:value-type="float" office:value="898136" calcext:value-type="float">
            <text:p>898136</text:p>
          </table:table-cell>
          <table:table-cell office:value-type="float" office:value="898787" calcext:value-type="float">
            <text:p>898787</text:p>
          </table:table-cell>
          <table:table-cell office:value-type="string" calcext:value-type="string">
            <text:p>non_sexist</text:p>
          </table:table-cell>
          <table:table-cell office:value-type="string" calcext:value-type="string">
            <text:p>Яна, ахаха это не агрессия это просто не довольство. Я вот как то руку сломал выпившему уроду, который бычил. Сначала бил его, потом меня просто перекрыло и руку ему сломал, так сам испугался, когда это сделал - скорую вызвал. Ахаха на сегодняшний момент уладили этот вопрос. Но вспоминаю тот день, ведь я его и убить мог. Поверьте он был крупнее, но по пьяне люди очень медлительные, неуклюжие. Всегда понимаю, что преимущество на моей стороне, от этого лучше я не становлюсь</text:p>
          </table:table-cell>
        </table:table-row>
        <table:table-row table:style-name="ro1">
          <table:table-cell office:value-type="float" office:value="898136" calcext:value-type="float">
            <text:p>898136</text:p>
          </table:table-cell>
          <table:table-cell office:value-type="float" office:value="898794" calcext:value-type="float">
            <text:p>898794</text:p>
          </table:table-cell>
          <table:table-cell office:value-type="string" calcext:value-type="string">
            <text:p>non_sexist</text:p>
          </table:table-cell>
          <table:table-cell office:value-type="string" calcext:value-type="string">
            <text:p>[id9897|Евгений], походу у него проблемы на этом фронте были.. или полная капитуляция или договор о несотрудничестве..</text:p>
          </table:table-cell>
        </table:table-row>
        <table:table-row table:style-name="ro1">
          <table:table-cell office:value-type="float" office:value="898136" calcext:value-type="float">
            <text:p>898136</text:p>
          </table:table-cell>
          <table:table-cell office:value-type="float" office:value="898804" calcext:value-type="float">
            <text:p>898804</text:p>
          </table:table-cell>
          <table:table-cell office:value-type="string" calcext:value-type="string">
            <text:p>sexist</text:p>
          </table:table-cell>
          <table:table-cell office:value-type="string" calcext:value-type="string">
            <text:p>[id179709019|Виктория], не согласен с этим, как мужчина который очень любит даму с которой живет и пальцем ее не трогает, не позволяет оскорблять ее, психологическим десподом является она чаще всего. Неуровнавешеная психика, слезы, истерика. Иногда будто с сума сходит, всякие измены ей мерещаться) Вообщем у меня есть над чем посмеяться каждый вечер</text:p>
          </table:table-cell>
        </table:table-row>
        <table:table-row table:style-name="ro1">
          <table:table-cell office:value-type="float" office:value="898136" calcext:value-type="float">
            <text:p>898136</text:p>
          </table:table-cell>
          <table:table-cell office:value-type="float" office:value="898816" calcext:value-type="float">
            <text:p>898816</text:p>
          </table:table-cell>
          <table:table-cell office:value-type="string" calcext:value-type="string">
            <text:p>non_sexist</text:p>
          </table:table-cell>
          <table:table-cell office:value-type="string" calcext:value-type="string">
            <text:p>[id395197291|Игорь], как кому? А кто придумал эту хрень.. Ну дали вы подзатыльник вашему сыну за то что он полез на порносайт.. Он звонит в службу доверия, рассказывет сказку как вы его избили за просмотр мультика.. Вас забирают лет на 5 и + штраф в добавочку.. и соответственно могут и родительских прав лишить, на всякий случай.. А этого недоросля.. в детдом, на казенный кошт.. Радуйся папаша..😭</text:p>
          </table:table-cell>
        </table:table-row>
        <table:table-row table:style-name="ro1">
          <table:table-cell office:value-type="float" office:value="898136" calcext:value-type="float">
            <text:p>898136</text:p>
          </table:table-cell>
          <table:table-cell office:value-type="float" office:value="898820" calcext:value-type="float">
            <text:p>898820</text:p>
          </table:table-cell>
          <table:table-cell office:value-type="string" calcext:value-type="string">
            <text:p>non_sexist</text:p>
          </table:table-cell>
          <table:table-cell office:value-type="string" calcext:value-type="string">
            <text:p>[id9897|Евгений], ключевое слово "развитой". Вы в какой стране живете, если не секрет?</text:p>
          </table:table-cell>
        </table:table-row>
        <table:table-row table:style-name="ro1">
          <table:table-cell office:value-type="float" office:value="898136" calcext:value-type="float">
            <text:p>898136</text:p>
          </table:table-cell>
          <table:table-cell office:value-type="float" office:value="898825" calcext:value-type="float">
            <text:p>898825</text:p>
          </table:table-cell>
          <table:table-cell office:value-type="string" calcext:value-type="string">
            <text:p>non_sexist</text:p>
          </table:table-cell>
          <table:table-cell office:value-type="string" calcext:value-type="string">
            <text:p>[id18539932|Сергей], а они есть,много оправдательных приговоров? Может и статистику приведете?</text:p>
          </table:table-cell>
        </table:table-row>
        <table:table-row table:style-name="ro1">
          <table:table-cell office:value-type="float" office:value="898136" calcext:value-type="float">
            <text:p>898136</text:p>
          </table:table-cell>
          <table:table-cell office:value-type="float" office:value="898851" calcext:value-type="float">
            <text:p>898851</text:p>
          </table:table-cell>
          <table:table-cell office:value-type="string" calcext:value-type="string">
            <text:p>non_sexist</text:p>
          </table:table-cell>
          <table:table-cell office:value-type="string" calcext:value-type="string">
            <text:p>[id406240221|Fancy], Если вы любите человека, который является психологическим тираном в вашем понимании, то это не любовь, а зависимость. Вам бы к психологу обратиться. Или же вас устраивает такая жизнь, а со спокойными девушками вам просто... скучно? А с этой "есть на чем посмеяться каждый вечер". Тогда с чем вы не согласны? Вообще, суть моего комментария состояла в том, что заблуждение считать, что только женщины пилят и истерики устраивают, мужчин таких же тоже хватает. Вот только именно тысячи женщин ежегодно умирают от насилия в семье и около 600 тысяч подвергаются физическому насилию, это реально страшно. Моя тетя с этим столкнулась, тираны больные люди, на людях они ангелы и в начале отношений тоже, а после свадьбы и рождения детей, когда женщина в декрете, без работы и зависима от мужа начинается реальный ад. С угрозами убийства ее и ребенка, если она попробует сбежать или обратиться в полицию.</text:p>
          </table:table-cell>
        </table:table-row>
        <table:table-row table:style-name="ro1">
          <table:table-cell office:value-type="float" office:value="898136" calcext:value-type="float">
            <text:p>898136</text:p>
          </table:table-cell>
          <table:table-cell office:value-type="float" office:value="898864" calcext:value-type="float">
            <text:p>898864</text:p>
          </table:table-cell>
          <table:table-cell office:value-type="string" calcext:value-type="string">
            <text:p>non_sexist</text:p>
          </table:table-cell>
          <table:table-cell office:value-type="string" calcext:value-type="string">
            <text:p>Виктория, <text:s/>у меня тоже с тетей такое было. Муж алкаш, мой отец алкоголиком был (он руку на мою мать подымал, так я его пиздил будучи 17 летним, очень злым подростком) с 19 лет я с ним не общаюсь, вот росту с проблемой гнева - гнев это все что я испытываю к выпившим, ненависть - это все что испытываю к алкоголю. 28 лет мне(все 28 лет ни капли в рот) и с каждым годом я все злее (внутри). Но с снаружи как большая собака. Добрый я, но руки порой (когда вижу достойного "уебана") сами берут топор)</text:p>
          </table:table-cell>
        </table:table-row>
        <table:table-row table:style-name="ro1">
          <table:table-cell office:value-type="float" office:value="898136" calcext:value-type="float">
            <text:p>898136</text:p>
          </table:table-cell>
          <table:table-cell office:value-type="float" office:value="898866" calcext:value-type="float">
            <text:p>898866</text:p>
          </table:table-cell>
          <table:table-cell office:value-type="string" calcext:value-type="string">
            <text:p>non_sexist</text:p>
          </table:table-cell>
          <table:table-cell office:value-type="string" calcext:value-type="string">
            <text:p>Дмитрий, да психологическое насилие с любой стороны <text:s/>это плохо, но несопоставимо <text:s/>с тем, мужчина может забить женщину до смерти, т.к физически сильнее, а женщина нет. Психологическое насилие и избиение до инвалидности или не дай бог убийство всё-таки мягко говоря разные вещи.</text:p>
          </table:table-cell>
        </table:table-row>
        <table:table-row table:style-name="ro1">
          <table:table-cell office:value-type="float" office:value="898136" calcext:value-type="float">
            <text:p>898136</text:p>
          </table:table-cell>
          <table:table-cell office:value-type="float" office:value="898873" calcext:value-type="float">
            <text:p>898873</text:p>
          </table:table-cell>
          <table:table-cell office:value-type="string" calcext:value-type="string">
            <text:p>sexist</text:p>
          </table:table-cell>
          <table:table-cell office:value-type="string" calcext:value-type="string">
            <text:p>[id54205011|Яна], женщина убивает чаще, если идет на это. Если явная проблема у мужчин из за алкоголя(стыдно, за свой род), то у женщин из за их природы. Вы правы женщина слабее, как и ее психика. 90% мужиков живут почти, что с серийными убийцами под боком)</text:p>
          </table:table-cell>
        </table:table-row>
        <table:table-row table:style-name="ro1">
          <table:table-cell office:value-type="float" office:value="898136" calcext:value-type="float">
            <text:p>898136</text:p>
          </table:table-cell>
          <table:table-cell office:value-type="float" office:value="898878" calcext:value-type="float">
            <text:p>898878</text:p>
          </table:table-cell>
          <table:table-cell office:value-type="string" calcext:value-type="string">
            <text:p>sexist</text:p>
          </table:table-cell>
          <table:table-cell office:value-type="string" calcext:value-type="string">
            <text:p>[id179709019|Виктория], я не встречал ни одной спокойной, у девушек истерики это норма жизни. Я бы рад от всего этого избавится, но знаю что каждая другая такая же - если не хуже. Так что я доволен)</text:p>
          </table:table-cell>
        </table:table-row>
        <table:table-row table:style-name="ro3">
          <table:table-cell office:value-type="float" office:value="898136" calcext:value-type="float">
            <text:p>898136</text:p>
          </table:table-cell>
          <table:table-cell office:value-type="float" office:value="898879" calcext:value-type="float">
            <text:p>898879</text:p>
          </table:table-cell>
          <table:table-cell office:value-type="string" calcext:value-type="string">
            <text:p>non_sexist</text:p>
          </table:table-cell>
          <table:table-cell office:value-type="string" calcext:value-type="string">
            <text:p>[id406240221|Fancy], женщина убивает чаще, если идет на это. Если явная проблема у мужчин из за алкоголя(стыдно, за свой род), то у женщин из за их природы. Вы правы женщина слабее, как и ее психика. 90% мужиков живут почти, что с серийными убийцами под боком*</text:p>
            <text:p/>
            <text:p>психиатры и психологи с вами категорически не согласны.</text:p>
          </table:table-cell>
        </table:table-row>
        <table:table-row table:style-name="ro1">
          <table:table-cell office:value-type="float" office:value="898136" calcext:value-type="float">
            <text:p>898136</text:p>
          </table:table-cell>
          <table:table-cell office:value-type="float" office:value="898880" calcext:value-type="float">
            <text:p>898880</text:p>
          </table:table-cell>
          <table:table-cell office:value-type="string" calcext:value-type="string">
            <text:p>non_sexist</text:p>
          </table:table-cell>
          <table:table-cell office:value-type="string" calcext:value-type="string">
            <text:p>[id406240221|Fancy], какова эта природа женщины, пардон?</text:p>
          </table:table-cell>
        </table:table-row>
        <table:table-row table:style-name="ro6">
          <table:table-cell office:value-type="float" office:value="898136" calcext:value-type="float">
            <text:p>898136</text:p>
          </table:table-cell>
          <table:table-cell office:value-type="float" office:value="898885" calcext:value-type="float">
            <text:p>898885</text:p>
          </table:table-cell>
          <table:table-cell office:value-type="string" calcext:value-type="string">
            <text:p>non_sexist</text:p>
          </table:table-cell>
          <table:table-cell office:value-type="string" calcext:value-type="string">
            <text:p>[id140896429|Александр], никаких троллингов. шкур надо пробивать регулярно. если шкуре не пробивать - шкура хуеет и пытается отжать еще больше бабла.* </text:p>
            <text:p/>
            <text:p>если мудачье (агрессивных слабоумных ху*шкур типо тебя) вовремя не сажать на крепкую цепь, мудачье устраивает ад в радиусе сотен километров, а то и больше. </text:p>
            <text:p>вот когда мудачье плотно фиксируют на хорошей цепи и тренькают его за плохое поведение шокером, тогда жизнь у всех становится лучше, спокойнее и плодотворнее. </text:p>
            <text:p>только вот мудачье на людей все равно вряд ли походить начинает от этого, про этот момент нужно помнить всегда и не питать нелепых надежд.</text:p>
          </table:table-cell>
        </table:table-row>
        <table:table-row table:style-name="ro1">
          <table:table-cell office:value-type="float" office:value="898136" calcext:value-type="float">
            <text:p>898136</text:p>
          </table:table-cell>
          <table:table-cell office:value-type="float" office:value="898886" calcext:value-type="float">
            <text:p>898886</text:p>
          </table:table-cell>
          <table:table-cell office:value-type="string" calcext:value-type="string">
            <text:p>sexist</text:p>
          </table:table-cell>
          <table:table-cell office:value-type="string" calcext:value-type="string">
            <text:p>Яна, истерика, я не знаю. Но моя все время говорит, что не специально это у нее. Типо ей нужна разрядка, откуда мне знать, что она там испытывает, когда сама не может дать объяснения своей истерике. Я общаюсь, подерживаю. Или она что то не договаривает - расскажите что значит эта ваша истерика? ахаха Потому что лично для меня, ваша эмоциональная нестабильность это дурдом какой то) Я конечно же, с юмором все стараюсь воспренимать , но порой аж жесть, как не смешно</text:p>
          </table:table-cell>
        </table:table-row>
        <table:table-row table:style-name="ro21">
          <table:table-cell office:value-type="float" office:value="898136" calcext:value-type="float">
            <text:p>898136</text:p>
          </table:table-cell>
          <table:table-cell office:value-type="float" office:value="898888" calcext:value-type="float">
            <text:p>898888</text:p>
          </table:table-cell>
          <table:table-cell office:value-type="string" calcext:value-type="string">
            <text:p>non_sexist</text:p>
          </table:table-cell>
          <table:table-cell office:value-type="string" calcext:value-type="string">
            <text:p>[id406240221|Fancy], я не встречал ни одной спокойной, у девушек истерики это норма жизни. Я бы рад от всего этого избавится, но знаю что каждая другая такая же - если не хуже. Так что я доволен)* </text:p>
            <text:p/>
            <text:p>поразительно! а вы за пределы Кащенко выходить пробовали?</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16:03:57.437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2T14:46:18.792000000</dc:date>
    <meta:editing-duration>PT3H50M14S</meta:editing-duration>
    <meta:editing-cycles>7</meta:editing-cycles>
    <meta:generator>LibreOffice/5.4.0.3$Windows_x86 LibreOffice_project/7556cbc6811c9d992f4064ab9287069087d7f62c</meta:generator>
    <meta:document-statistic meta:table-count="1" meta:cell-count="18112" meta:object-count="0"/>
  </office:meta>
</office:document-meta>
</file>